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Inconsolata" svg:font-family="Inconsolata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30.96mm"/>
    </style:style>
    <style:style style:name="co3" style:family="table-column">
      <style:table-column-properties fo:break-before="auto" style:column-width="33.07mm"/>
    </style:style>
    <style:style style:name="co4" style:family="table-column">
      <style:table-column-properties fo:break-before="auto" style:column-width="43.39mm"/>
    </style:style>
    <style:style style:name="co5" style:family="table-column">
      <style:table-column-properties fo:break-before="auto" style:column-width="38.1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34.77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Copy_20_of_20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/>
    <style:style style:name="ce5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3"/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18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33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33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33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33"/>
    <style:style style:name="ce30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2"/>
    <style:style style:name="ce37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31"/>
    <style:style style:name="ce39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3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1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2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24"/>
    <style:style style:name="ce48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2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17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py of 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visibility="collapse" table:number-columns-repeated="2" table:default-cell-style-name="Default"/>
        <table:table-column table:style-name="co3" table:visibility="collapse" table:default-cell-style-name="ce13"/>
        <table:table-column table:style-name="co3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29"/>
        <table:table-column table:style-name="co6" table:default-cell-style-name="ce36"/>
        <table:table-column table:style-name="co6" table:default-cell-style-name="ce38"/>
        <table:table-column table:style-name="co6" table:number-columns-repeated="2" table:default-cell-style-name="Default"/>
        <table:table-column table:style-name="co7" table:default-cell-style-name="ce47"/>
        <table:table-column table:style-name="co6" table:number-columns-repeated="1005" table:default-cell-style-name="Default"/>
        <table:table-row table:style-name="ro1">
          <table:table-cell/>
          <table:table-cell table:style-name="ce2" office:value-type="string" calcext:value-type="string">
            <text:p>PCT CHG</text:p>
          </table:table-cell>
          <table:table-cell table:style-name="ce5" office:value-type="string" calcext:value-type="string">
            <text:p>SAT CHG</text:p>
          </table:table-cell>
          <table:table-cell table:style-name="ce8" office:value-type="string" calcext:value-type="string">
            <text:p>PRICES</text:p>
          </table:table-cell>
          <table:table-cell table:style-name="ce9" table:number-columns-repeated="2"/>
          <table:table-cell table:style-name="ce11"/>
          <table:table-cell table:style-name="ce9" table:number-columns-repeated="3"/>
          <table:table-cell table:style-name="ce16"/>
          <table:table-cell table:style-name="ce9" table:number-columns-repeated="2"/>
          <table:table-cell table:style-name="ce23"/>
          <table:table-cell table:style-name="ce30"/>
          <table:table-cell table:style-name="ce37"/>
          <table:table-cell table:style-name="ce44" table:number-columns-repeated="2"/>
          <table:table-cell table:style-name="ce46"/>
          <table:table-cell table:style-name="ce44"/>
          <table:table-cell table:style-name="ce51"/>
          <table:table-cell table:style-name="ce9" table:number-columns-repeated="2"/>
          <table:table-cell table:number-columns-repeated="1001"/>
        </table:table-row>
        <table:table-row table:style-name="ro2">
          <table:table-cell/>
          <table:table-cell table:style-name="ce2"/>
          <table:table-cell table:style-name="ce6"/>
          <table:table-cell table:style-name="ce8" office:value-type="float" office:value="0.06309967" calcext:value-type="float">
            <text:p>0.06309967</text:p>
          </table:table-cell>
          <table:table-cell table:style-name="ce9" table:number-columns-repeated="2"/>
          <table:table-cell table:style-name="ce11"/>
          <table:table-cell table:style-name="ce9" table:number-columns-repeated="3"/>
          <table:table-cell table:style-name="ce16"/>
          <table:table-cell table:style-name="ce9" table:number-columns-repeated="2"/>
          <table:table-cell table:style-name="ce23"/>
          <table:table-cell table:style-name="ce30"/>
          <table:table-cell table:style-name="ce37"/>
          <table:table-cell table:style-name="ce44"/>
          <table:table-cell table:style-name="ce44" office:value-type="string" calcext:value-type="string">
            <text:p>pct mean</text:p>
          </table:table-cell>
          <table:table-cell table:style-name="ce46" table:formula="of:=AVERAGE([.C3:.C257])" office:value-type="float" office:value="0.00000268517647058823" calcext:value-type="float">
            <text:p>0.0000026852</text:p>
          </table:table-cell>
          <table:table-cell table:style-name="ce44" office:value-type="string" calcext:value-type="string">
            <text:p>mean</text:p>
          </table:table-cell>
          <table:table-cell table:style-name="ce51" table:formula="of:=AVERAGE([.D2:.D257])" office:value-type="float" office:value="0.0635137004296875" calcext:value-type="float">
            <text:p>0.06351370</text:p>
          </table:table-cell>
          <table:table-cell table:style-name="ce9" table:number-columns-repeated="2"/>
          <table:table-cell table:number-columns-repeated="1001"/>
        </table:table-row>
        <table:table-row table:style-name="ro1">
          <table:table-cell/>
          <table:table-cell table:style-name="ce2" table:formula="of:=[.C3]/[.D2]" office:value-type="percentage" office:value="-0.00000538830076292713" calcext:value-type="percentage">
            <text:p>-0.0005%</text:p>
          </table:table-cell>
          <table:table-cell table:style-name="ce6" table:formula="of:=([.D3]-[.D2])" office:value-type="float" office:value="-0.00000034000000000145" calcext:value-type="float">
            <text:p>-0.00000034</text:p>
          </table:table-cell>
          <table:table-cell table:style-name="ce8" office:value-type="float" office:value="0.06309933" calcext:value-type="float">
            <text:p>0.06309933</text:p>
          </table:table-cell>
          <table:table-cell table:style-name="ce10" table:formula="of:=[.B3]-[.$S$2]" office:value-type="float" office:value="-0.00000807347723351537" calcext:value-type="float">
            <text:p>-0.00000807</text:p>
          </table:table-cell>
          <table:table-cell table:style-name="ce9"/>
          <table:table-cell table:style-name="ce12"/>
          <table:table-cell table:style-name="ce9" table:number-columns-repeated="3"/>
          <table:table-cell table:style-name="ce16"/>
          <table:table-cell table:style-name="ce9" table:number-columns-repeated="2"/>
          <table:table-cell table:style-name="ce24"/>
          <table:table-cell table:style-name="ce31"/>
          <table:table-cell table:number-columns-repeated="6"/>
          <table:table-cell table:style-name="ce9"/>
          <table:table-cell table:style-name="ce14" table:formula="of:=LOG([.X3])" office:value-type="float" office:value="2.85308952985187" calcext:value-type="float">
            <text:p>2.8530895299</text:p>
          </table:table-cell>
          <table:table-cell table:style-name="ce44" office:value-type="float" office:value="713" calcext:value-type="float">
            <text:p>71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4]/[.D3]" office:value-type="percentage" office:value="0.00291302617634778" calcext:value-type="percentage">
            <text:p>0.2913%</text:p>
          </table:table-cell>
          <table:table-cell table:style-name="ce6" table:formula="of:=([.D4]-[.D3])" office:value-type="float" office:value="0.000183810000000006" calcext:value-type="float">
            <text:p>0.00018381</text:p>
          </table:table-cell>
          <table:table-cell table:style-name="ce8" office:value-type="float" office:value="0.06328314" calcext:value-type="float">
            <text:p>0.06328314</text:p>
          </table:table-cell>
          <table:table-cell table:style-name="ce10" table:formula="of:=[.B4]-[.$S$2]" office:value-type="float" office:value="0.00291034099987719" calcext:value-type="float">
            <text:p>0.00291034</text:p>
          </table:table-cell>
          <table:table-cell table:style-name="ce9" table:formula="of:=SUM([.$E$3:.E4])" office:value-type="float" office:value="0.00290226752264367" calcext:value-type="float">
            <text:p>0.0029022675</text:p>
          </table:table-cell>
          <table:table-cell table:style-name="ce12" table:formula="of:=MAX([.$E$3:.E4]) - MIN([.$E$3:.E4])" office:value-type="float" office:value="0.0029184144771107" calcext:value-type="float">
            <text:p>0.002918414</text:p>
          </table:table-cell>
          <table:table-cell table:style-name="ce9" table:formula="of:=STDEV([.$E$3:.E4])" office:value-type="float" office:value="0.00206363066707797" calcext:value-type="float">
            <text:p>0.0020636307</text:p>
          </table:table-cell>
          <table:table-cell table:style-name="ce9" table:formula="of:=[.G4]/[.H4]" office:value-type="float" office:value="1.4142135623731" calcext:value-type="float">
            <text:p>1.4142135624</text:p>
          </table:table-cell>
          <table:table-cell table:style-name="ce14"/>
          <table:table-cell table:style-name="ce16"/>
          <table:table-cell table:style-name="ce9"/>
          <table:table-cell table:style-name="ce14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4])" office:value-type="float" office:value="2.85369821177617" calcext:value-type="float">
            <text:p>2.8536982118</text:p>
          </table:table-cell>
          <table:table-cell table:style-name="ce44" table:formula="of:=[.X3]+1" office:value-type="float" office:value="714" calcext:value-type="float">
            <text:p>71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5]/[.D4]" office:value-type="percentage" office:value="0.000043771532196398" calcext:value-type="percentage">
            <text:p>0.0044%</text:p>
          </table:table-cell>
          <table:table-cell table:style-name="ce6" table:formula="of:=([.D5]-[.D4])" office:value-type="float" office:value="0.00000276999999999916" calcext:value-type="float">
            <text:p>0.00000277</text:p>
          </table:table-cell>
          <table:table-cell table:style-name="ce8" office:value-type="float" office:value="0.06328591" calcext:value-type="float">
            <text:p>0.06328591</text:p>
          </table:table-cell>
          <table:table-cell table:style-name="ce10" table:formula="of:=[.B5]-[.$S$2]" office:value-type="float" office:value="0.0000410863557258098" calcext:value-type="float">
            <text:p>0.00004109</text:p>
          </table:table-cell>
          <table:table-cell table:style-name="ce9" table:formula="of:=SUM([.$E$3:.E5])" office:value-type="float" office:value="0.00294335387836948" calcext:value-type="float">
            <text:p>0.0029433539</text:p>
          </table:table-cell>
          <table:table-cell table:style-name="ce12" table:formula="of:=MAX([.$E$3:.E5]) - MIN([.$E$3:.E5])" office:value-type="float" office:value="0.0029184144771107" calcext:value-type="float">
            <text:p>0.002918414</text:p>
          </table:table-cell>
          <table:table-cell table:style-name="ce9" table:formula="of:=STDEV([.$E$3:.E5])" office:value-type="float" office:value="0.00167093696082817" calcext:value-type="float">
            <text:p>0.001670937</text:p>
          </table:table-cell>
          <table:table-cell table:style-name="ce9" table:formula="of:=[.G5]/[.H5]" office:value-type="float" office:value="1.74657365629415" calcext:value-type="float">
            <text:p>1.7465736563</text:p>
          </table:table-cell>
          <table:table-cell table:style-name="ce14"/>
          <table:table-cell table:style-name="ce16"/>
          <table:table-cell table:style-name="ce9"/>
          <table:table-cell table:style-name="ce14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/>
          <table:table-cell table:style-name="ce14"/>
          <table:table-cell table:style-name="ce9"/>
          <table:table-cell table:style-name="ce14" table:formula="of:=LOG([.X5])" office:value-type="float" office:value="2.85430604180108" calcext:value-type="float">
            <text:p>2.8543060418</text:p>
          </table:table-cell>
          <table:table-cell table:style-name="ce44" table:formula="of:=[.X4]+1" office:value-type="float" office:value="715" calcext:value-type="float">
            <text:p>71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6]/[.D5]" office:value-type="percentage" office:value="0.000537402401261213" calcext:value-type="percentage">
            <text:p>0.0537%</text:p>
          </table:table-cell>
          <table:table-cell table:style-name="ce6" table:formula="of:=([.D6]-[.D5])" office:value-type="float" office:value="0.000034010000000001" calcext:value-type="float">
            <text:p>0.00003401</text:p>
          </table:table-cell>
          <table:table-cell table:style-name="ce8" office:value-type="float" office:value="0.06331992" calcext:value-type="float">
            <text:p>0.06331992</text:p>
          </table:table-cell>
          <table:table-cell table:style-name="ce10" table:formula="of:=[.B6]-[.$S$2]" office:value-type="float" office:value="0.000534717224790624" calcext:value-type="float">
            <text:p>0.00053472</text:p>
          </table:table-cell>
          <table:table-cell table:style-name="ce9" table:formula="of:=SUM([.$E$3:.E6])" office:value-type="float" office:value="0.00347807110316011" calcext:value-type="float">
            <text:p>0.0034780711</text:p>
          </table:table-cell>
          <table:table-cell table:style-name="ce12" table:formula="of:=MAX([.$E$3:.E6]) - MIN([.$E$3:.E6])" office:value-type="float" office:value="0.0029184144771107" calcext:value-type="float">
            <text:p>0.002918414</text:p>
          </table:table-cell>
          <table:table-cell table:style-name="ce9" table:formula="of:=STDEV([.$E$3:.E6])" office:value-type="float" office:value="0.00138245142965387" calcext:value-type="float">
            <text:p>0.0013824514</text:p>
          </table:table-cell>
          <table:table-cell table:style-name="ce9" table:formula="of:=[.G6]/[.H6]" office:value-type="float" office:value="2.11104304607751" calcext:value-type="float">
            <text:p>2.1110430461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6])" office:value-type="float" office:value="2.85491302230786" calcext:value-type="float">
            <text:p>2.8549130223</text:p>
          </table:table-cell>
          <table:table-cell table:style-name="ce44" table:formula="of:=[.X5]+1" office:value-type="float" office:value="716" calcext:value-type="float">
            <text:p>71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7]/[.D6]" office:value-type="percentage" office:value="0.00006443469922267" calcext:value-type="percentage">
            <text:p>0.0064%</text:p>
          </table:table-cell>
          <table:table-cell table:style-name="ce6" table:formula="of:=([.D7]-[.D6])" office:value-type="float" office:value="0.00000408000000000353" calcext:value-type="float">
            <text:p>0.00000408</text:p>
          </table:table-cell>
          <table:table-cell table:style-name="ce8" office:value-type="float" office:value="0.063324" calcext:value-type="float">
            <text:p>0.063324</text:p>
          </table:table-cell>
          <table:table-cell table:style-name="ce10" table:formula="of:=[.B7]-[.$S$2]" office:value-type="float" office:value="0.0000617495227520817" calcext:value-type="float">
            <text:p>0.00006175</text:p>
          </table:table-cell>
          <table:table-cell table:style-name="ce9" table:formula="of:=SUM([.$E$3:.E7])" office:value-type="float" office:value="0.00353982062591219" calcext:value-type="float">
            <text:p>0.0035398206</text:p>
          </table:table-cell>
          <table:table-cell table:style-name="ce12" table:formula="of:=MAX([.$E$3:.E7]) - MIN([.$E$3:.E7])" office:value-type="float" office:value="0.0029184144771107" calcext:value-type="float">
            <text:p>0.002918414</text:p>
          </table:table-cell>
          <table:table-cell table:style-name="ce9" table:formula="of:=STDEV([.$E$3:.E7])" office:value-type="float" office:value="0.0012505506293778" calcext:value-type="float">
            <text:p>0.0012505506</text:p>
          </table:table-cell>
          <table:table-cell table:style-name="ce9" table:formula="of:=[.G7]/[.H7]" office:value-type="float" office:value="2.33370357708966" calcext:value-type="float">
            <text:p>2.3337035771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7])" office:value-type="float" office:value="2.8555191556678" calcext:value-type="float">
            <text:p>2.8555191557</text:p>
          </table:table-cell>
          <table:table-cell table:style-name="ce44" table:formula="of:=[.X6]+1" office:value-type="float" office:value="717" calcext:value-type="float">
            <text:p>71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8]/[.D7]" office:value-type="percentage" office:value="0.000608142252542347" calcext:value-type="percentage">
            <text:p>0.0608%</text:p>
          </table:table-cell>
          <table:table-cell table:style-name="ce6" table:formula="of:=([.D8]-[.D7])" office:value-type="float" office:value="0.0000385099999999916" calcext:value-type="float">
            <text:p>0.00003851</text:p>
          </table:table-cell>
          <table:table-cell table:style-name="ce8" office:value-type="float" office:value="0.06336251" calcext:value-type="float">
            <text:p>0.06336251</text:p>
          </table:table-cell>
          <table:table-cell table:style-name="ce10" table:formula="of:=[.B8]-[.$S$2]" office:value-type="float" office:value="0.000605457076071759" calcext:value-type="float">
            <text:p>0.00060546</text:p>
          </table:table-cell>
          <table:table-cell table:style-name="ce9" table:formula="of:=SUM([.$E$3:.E8])" office:value-type="float" office:value="0.00414527770198395" calcext:value-type="float">
            <text:p>0.0041452777</text:p>
          </table:table-cell>
          <table:table-cell table:style-name="ce12" table:formula="of:=MAX([.$E$3:.E8]) - MIN([.$E$3:.E8])" office:value-type="float" office:value="0.0029184144771107" calcext:value-type="float">
            <text:p>0.002918414</text:p>
          </table:table-cell>
          <table:table-cell table:style-name="ce9" table:formula="of:=STDEV([.$E$3:.E8])" office:value-type="float" office:value="0.00111930906537441" calcext:value-type="float">
            <text:p>0.0011193091</text:p>
          </table:table-cell>
          <table:table-cell table:style-name="ce9" table:formula="of:=[.G8]/[.H8]" office:value-type="float" office:value="2.60733569251893" calcext:value-type="float">
            <text:p>2.6073356925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8])" office:value-type="float" office:value="2.8561244442423" calcext:value-type="float">
            <text:p>2.8561244442</text:p>
          </table:table-cell>
          <table:table-cell table:style-name="ce44" table:formula="of:=[.X7]+1" office:value-type="float" office:value="718" calcext:value-type="float">
            <text:p>71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9]/[.D8]" office:value-type="percentage" office:value="-0.000101006099663504" calcext:value-type="percentage">
            <text:p>-0.0101%</text:p>
          </table:table-cell>
          <table:table-cell table:style-name="ce6" table:formula="of:=([.D9]-[.D8])" office:value-type="float" office:value="-0.00000639999999998975" calcext:value-type="float">
            <text:p>-0.00000640</text:p>
          </table:table-cell>
          <table:table-cell table:style-name="ce8" office:value-type="float" office:value="0.06335611" calcext:value-type="float">
            <text:p>0.06335611</text:p>
          </table:table-cell>
          <table:table-cell table:style-name="ce10" table:formula="of:=[.B9]-[.$S$2]" office:value-type="float" office:value="-0.000103691276134092" calcext:value-type="float">
            <text:p>-0.00010369</text:p>
          </table:table-cell>
          <table:table-cell table:style-name="ce9" table:formula="of:=SUM([.$E$3:.E9])" office:value-type="float" office:value="0.00404158642584985" calcext:value-type="float">
            <text:p>0.0040415864</text:p>
          </table:table-cell>
          <table:table-cell table:style-name="ce12" table:formula="of:=MAX([.$E$3:.E9]) - MIN([.$E$3:.E9])" office:value-type="float" office:value="0.00301403227601128" calcext:value-type="float">
            <text:p>0.003014032</text:p>
          </table:table-cell>
          <table:table-cell table:style-name="ce9" table:formula="of:=STDEV([.$E$3:.E9])" office:value-type="float" office:value="0.00106500508448704" calcext:value-type="float">
            <text:p>0.0010650051</text:p>
          </table:table-cell>
          <table:table-cell table:style-name="ce9" table:formula="of:=[.G9]/[.H9]" office:value-type="float" office:value="2.83006374327591" calcext:value-type="float">
            <text:p>2.8300637433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9])" office:value-type="float" office:value="2.85672889038288" calcext:value-type="float">
            <text:p>2.8567288904</text:p>
          </table:table-cell>
          <table:table-cell table:style-name="ce44" table:formula="of:=[.X8]+1" office:value-type="float" office:value="719" calcext:value-type="float">
            <text:p>71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0]/[.D9]" office:value-type="percentage" office:value="-0.000720056834297593" calcext:value-type="percentage">
            <text:p>-0.0720%</text:p>
          </table:table-cell>
          <table:table-cell table:style-name="ce6" table:formula="of:=([.D10]-[.D9])" office:value-type="float" office:value="-0.0000456200000000101" calcext:value-type="float">
            <text:p>-0.00004562</text:p>
          </table:table-cell>
          <table:table-cell table:style-name="ce8" office:value-type="float" office:value="0.06331049" calcext:value-type="float">
            <text:p>0.06331049</text:p>
          </table:table-cell>
          <table:table-cell table:style-name="ce10" table:formula="of:=[.B10]-[.$S$2]" office:value-type="float" office:value="-0.000722742010768182" calcext:value-type="float">
            <text:p>-0.00072274</text:p>
          </table:table-cell>
          <table:table-cell table:style-name="ce9" table:formula="of:=SUM([.$E$3:.E10])" office:value-type="float" office:value="0.00331884441508167" calcext:value-type="float">
            <text:p>0.0033188444</text:p>
          </table:table-cell>
          <table:table-cell table:style-name="ce12" table:formula="of:=MAX([.$E$3:.E10]) - MIN([.$E$3:.E10])" office:value-type="float" office:value="0.00363308301064537" calcext:value-type="float">
            <text:p>0.003633083</text:p>
          </table:table-cell>
          <table:table-cell table:style-name="ce9" table:formula="of:=STDEV([.$E$3:.E10])" office:value-type="float" office:value="0.00108788252081585" calcext:value-type="float">
            <text:p>0.0010878825</text:p>
          </table:table-cell>
          <table:table-cell table:style-name="ce9" table:formula="of:=[.G10]/[.H10]" office:value-type="float" office:value="3.33959130800333" calcext:value-type="float">
            <text:p>3.339591308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10])" office:value-type="float" office:value="2.85733249643127" calcext:value-type="float">
            <text:p>2.8573324964</text:p>
          </table:table-cell>
          <table:table-cell table:style-name="ce44" table:formula="of:=[.X9]+1" office:value-type="float" office:value="720" calcext:value-type="float">
            <text:p>72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1]/[.D10]" office:value-type="percentage" office:value="-0.00226613314791897" calcext:value-type="percentage">
            <text:p>-0.2266%</text:p>
          </table:table-cell>
          <table:table-cell table:style-name="ce6" table:formula="of:=([.D11]-[.D10])" office:value-type="float" office:value="-0.000143469999999993" calcext:value-type="float">
            <text:p>-0.00014347</text:p>
          </table:table-cell>
          <table:table-cell table:style-name="ce8" office:value-type="float" office:value="0.06316702" calcext:value-type="float">
            <text:p>0.06316702</text:p>
          </table:table-cell>
          <table:table-cell table:style-name="ce10" table:formula="of:=[.B11]-[.$S$2]" office:value-type="float" office:value="-0.00226881832438956" calcext:value-type="float">
            <text:p>-0.00226882</text:p>
          </table:table-cell>
          <table:table-cell table:style-name="ce9" table:formula="of:=SUM([.$E$3:.E11])" office:value-type="float" office:value="0.00105002609069211" calcext:value-type="float">
            <text:p>0.0010500261</text:p>
          </table:table-cell>
          <table:table-cell table:style-name="ce12" table:formula="of:=MAX([.$E$3:.E11]) - MIN([.$E$3:.E11])" office:value-type="float" office:value="0.00517915932426675" calcext:value-type="float">
            <text:p>0.005179159</text:p>
          </table:table-cell>
          <table:table-cell table:style-name="ce9" table:formula="of:=STDEV([.$E$3:.E11])" office:value-type="float" office:value="0.00135491190609844" calcext:value-type="float">
            <text:p>0.0013549119</text:p>
          </table:table-cell>
          <table:table-cell table:style-name="ce9" table:formula="of:=[.G11]/[.H11]" office:value-type="float" office:value="3.82250632011972" calcext:value-type="float">
            <text:p>3.8225063201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11])" office:value-type="float" office:value="2.85793526471943" calcext:value-type="float">
            <text:p>2.8579352647</text:p>
          </table:table-cell>
          <table:table-cell table:style-name="ce44" table:formula="of:=[.X10]+1" office:value-type="float" office:value="721" calcext:value-type="float">
            <text:p>72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2]/[.D11]" office:value-type="percentage" office:value="-0.000521949586983954" calcext:value-type="percentage">
            <text:p>-0.0522%</text:p>
          </table:table-cell>
          <table:table-cell table:style-name="ce6" table:formula="of:=([.D12]-[.D11])" office:value-type="float" office:value="-0.0000329700000000072" calcext:value-type="float">
            <text:p>-0.00003297</text:p>
          </table:table-cell>
          <table:table-cell table:style-name="ce8" office:value-type="float" office:value="0.06313405" calcext:value-type="float">
            <text:p>0.06313405</text:p>
          </table:table-cell>
          <table:table-cell table:style-name="ce10" table:formula="of:=[.B12]-[.$S$2]" office:value-type="float" office:value="-0.000524634763454542" calcext:value-type="float">
            <text:p>-0.00052463</text:p>
          </table:table-cell>
          <table:table-cell table:style-name="ce9" table:formula="of:=SUM([.$E$3:.E12])" office:value-type="float" office:value="0.000525391327237568" calcext:value-type="float">
            <text:p>0.0005253913</text:p>
          </table:table-cell>
          <table:table-cell table:style-name="ce12" table:formula="of:=MAX([.$E$3:.E12]) - MIN([.$E$3:.E12])" office:value-type="float" office:value="0.00517915932426675" calcext:value-type="float">
            <text:p>0.005179159</text:p>
          </table:table-cell>
          <table:table-cell table:style-name="ce9" table:formula="of:=STDEV([.$E$3:.E12])" office:value-type="float" office:value="0.00129342071459769" calcext:value-type="float">
            <text:p>0.0012934207</text:p>
          </table:table-cell>
          <table:table-cell table:style-name="ce9" table:formula="of:=[.G12]/[.H12]" office:value-type="float" office:value="4.00423409476451" calcext:value-type="float">
            <text:p>4.0042340948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12])" office:value-type="float" office:value="2.85853719756964" calcext:value-type="float">
            <text:p>2.8585371976</text:p>
          </table:table-cell>
          <table:table-cell table:style-name="ce44" table:formula="of:=[.X11]+1" office:value-type="float" office:value="722" calcext:value-type="float">
            <text:p>72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3]/[.D12]" office:value-type="percentage" office:value="0.00104460271438327" calcext:value-type="percentage">
            <text:p>0.1045%</text:p>
          </table:table-cell>
          <table:table-cell table:style-name="ce6" table:formula="of:=([.D13]-[.D12])" office:value-type="float" office:value="0.0000659500000000091" calcext:value-type="float">
            <text:p>0.00006595</text:p>
          </table:table-cell>
          <table:table-cell table:style-name="ce8" office:value-type="float" office:value="0.0632" calcext:value-type="float">
            <text:p>0.0632</text:p>
          </table:table-cell>
          <table:table-cell table:style-name="ce10" table:formula="of:=[.B13]-[.$S$2]" office:value-type="float" office:value="0.00104191753791268" calcext:value-type="float">
            <text:p>0.00104192</text:p>
          </table:table-cell>
          <table:table-cell table:style-name="ce9" table:formula="of:=SUM([.$E$3:.E13])" office:value-type="float" office:value="0.00156730886515025" calcext:value-type="float">
            <text:p>0.0015673089</text:p>
          </table:table-cell>
          <table:table-cell table:style-name="ce12" table:formula="of:=MAX([.$E$3:.E13]) - MIN([.$E$3:.E13])" office:value-type="float" office:value="0.00517915932426675" calcext:value-type="float">
            <text:p>0.005179159</text:p>
          </table:table-cell>
          <table:table-cell table:style-name="ce9" table:formula="of:=STDEV([.$E$3:.E13])" office:value-type="float" office:value="0.00126278722614494" calcext:value-type="float">
            <text:p>0.0012627872</text:p>
          </table:table-cell>
          <table:table-cell table:style-name="ce9" table:formula="of:=[.G13]/[.H13]" office:value-type="float" office:value="4.1013713292601" calcext:value-type="float">
            <text:p>4.1013713293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6"/>
          <table:table-cell table:style-name="ce33"/>
          <table:table-cell table:style-name="ce40"/>
          <table:table-cell table:style-name="ce14" table:number-columns-repeated="2"/>
          <table:table-cell table:style-name="ce49"/>
          <table:table-cell table:style-name="ce14" office:value-type="float" office:value="3.09697566572407" calcext:value-type="float">
            <text:p>3.0969756657</text:p>
          </table:table-cell>
          <table:table-cell table:style-name="ce9" table:number-columns-repeated="2"/>
          <table:table-cell table:style-name="ce14" table:formula="of:=LOG([.X13])" office:value-type="float" office:value="2.85913829729453" calcext:value-type="float">
            <text:p>2.8591382973</text:p>
          </table:table-cell>
          <table:table-cell table:style-name="ce44" table:formula="of:=[.X12]+1" office:value-type="float" office:value="723" calcext:value-type="float">
            <text:p>72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4]/[.D13]" office:value-type="percentage" office:value="0.00167990506329096" calcext:value-type="percentage">
            <text:p>0.1680%</text:p>
          </table:table-cell>
          <table:table-cell table:style-name="ce6" table:formula="of:=([.D14]-[.D13])" office:value-type="float" office:value="0.000106169999999989" calcext:value-type="float">
            <text:p>0.00010617</text:p>
          </table:table-cell>
          <table:table-cell table:style-name="ce8" office:value-type="float" office:value="0.06330617" calcext:value-type="float">
            <text:p>0.06330617</text:p>
          </table:table-cell>
          <table:table-cell table:style-name="ce10" table:formula="of:=[.B14]-[.$S$2]" office:value-type="float" office:value="0.00167721988682037" calcext:value-type="float">
            <text:p>0.00167722</text:p>
          </table:table-cell>
          <table:table-cell table:style-name="ce9" table:formula="of:=SUM([.$E$3:.E14])" office:value-type="float" office:value="0.00324452875197062" calcext:value-type="float">
            <text:p>0.0032445288</text:p>
          </table:table-cell>
          <table:table-cell table:style-name="ce12" table:formula="of:=MAX([.$E$3:.E14]) - MIN([.$E$3:.E14])" office:value-type="float" office:value="0.00517915932426675" calcext:value-type="float">
            <text:p>0.005179159</text:p>
          </table:table-cell>
          <table:table-cell table:style-name="ce9" table:formula="of:=STDEV([.$E$3:.E14])" office:value-type="float" office:value="0.00128294580692554" calcext:value-type="float">
            <text:p>0.0012829458</text:p>
          </table:table-cell>
          <table:table-cell table:style-name="ce9" table:formula="of:=[.G14]/[.H14]" office:value-type="float" office:value="4.0369275898552" calcext:value-type="float">
            <text:p>4.0369275899</text:p>
          </table:table-cell>
          <table:table-cell table:style-name="ce9"/>
          <table:table-cell table:style-name="ce16"/>
          <table:table-cell table:style-name="ce9">
            <draw:frame table:end-cell-address="'Copy of Sheet1'.S31" table:end-x="30.91mm" table:end-y="5.26mm" draw:z-index="0" draw:name="Chart 2" draw:style-name="gr1" draw:text-style-name="P1" svg:width="262.4mm" svg:height="97.48mm" svg:x="0.02mm" svg:y="1.65mm">
              <loext:p draw:notify-on-update-of-ranges="'Copy of Sheet1'.O56:'Copy of Sheet1'.O25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9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14])" office:value-type="float" office:value="2.85973856619715" calcext:value-type="float">
            <text:p>2.8597385662</text:p>
          </table:table-cell>
          <table:table-cell table:style-name="ce44" table:formula="of:=[.X13]+1" office:value-type="float" office:value="724" calcext:value-type="float">
            <text:p>72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5]/[.D14]" office:value-type="percentage" office:value="0.000911127619946119" calcext:value-type="percentage">
            <text:p>0.0911%</text:p>
          </table:table-cell>
          <table:table-cell table:style-name="ce6" table:formula="of:=([.D15]-[.D14])" office:value-type="float" office:value="0.0000576800000000044" calcext:value-type="float">
            <text:p>0.00005768</text:p>
          </table:table-cell>
          <table:table-cell table:style-name="ce8" office:value-type="float" office:value="0.06336385" calcext:value-type="float">
            <text:p>0.06336385</text:p>
          </table:table-cell>
          <table:table-cell table:style-name="ce10" table:formula="of:=[.B15]-[.$S$2]" office:value-type="float" office:value="0.000908442443475531" calcext:value-type="float">
            <text:p>0.00090844</text:p>
          </table:table-cell>
          <table:table-cell table:style-name="ce9" table:formula="of:=SUM([.$E$3:.E15])" office:value-type="float" office:value="0.00415297119544615" calcext:value-type="float">
            <text:p>0.0041529712</text:p>
          </table:table-cell>
          <table:table-cell table:style-name="ce12" table:formula="of:=MAX([.$E$3:.E15]) - MIN([.$E$3:.E15])" office:value-type="float" office:value="0.00517915932426675" calcext:value-type="float">
            <text:p>0.005179159</text:p>
          </table:table-cell>
          <table:table-cell table:style-name="ce9" table:formula="of:=STDEV([.$E$3:.E15])" office:value-type="float" office:value="0.00124100963337284" calcext:value-type="float">
            <text:p>0.0012410096</text:p>
          </table:table-cell>
          <table:table-cell table:style-name="ce9" table:formula="of:=[.G15]/[.H15]" office:value-type="float" office:value="4.17334336897185" calcext:value-type="float">
            <text:p>4.173343369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15])" office:value-type="float" office:value="2.86033800657099" calcext:value-type="float">
            <text:p>2.8603380066</text:p>
          </table:table-cell>
          <table:table-cell table:style-name="ce44" table:formula="of:=[.X14]+1" office:value-type="float" office:value="725" calcext:value-type="float">
            <text:p>72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6]/[.D15]" office:value-type="percentage" office:value="-0.000872106098351054" calcext:value-type="percentage">
            <text:p>-0.0872%</text:p>
          </table:table-cell>
          <table:table-cell table:style-name="ce6" table:formula="of:=([.D16]-[.D15])" office:value-type="float" office:value="-0.0000552600000000014" calcext:value-type="float">
            <text:p>-0.00005526</text:p>
          </table:table-cell>
          <table:table-cell table:style-name="ce8" office:value-type="float" office:value="0.06330859" calcext:value-type="float">
            <text:p>0.06330859</text:p>
          </table:table-cell>
          <table:table-cell table:style-name="ce10" table:formula="of:=[.B16]-[.$S$2]" office:value-type="float" office:value="-0.000874791274821642" calcext:value-type="float">
            <text:p>-0.00087479</text:p>
          </table:table-cell>
          <table:table-cell table:style-name="ce9" table:formula="of:=SUM([.$E$3:.E16])" office:value-type="float" office:value="0.00327817992062451" calcext:value-type="float">
            <text:p>0.0032781799</text:p>
          </table:table-cell>
          <table:table-cell table:style-name="ce12" table:formula="of:=MAX([.$E$3:.E16]) - MIN([.$E$3:.E16])" office:value-type="float" office:value="0.00517915932426675" calcext:value-type="float">
            <text:p>0.005179159</text:p>
          </table:table-cell>
          <table:table-cell table:style-name="ce9" table:formula="of:=STDEV([.$E$3:.E16])" office:value-type="float" office:value="0.00123430514613596" calcext:value-type="float">
            <text:p>0.0012343051</text:p>
          </table:table-cell>
          <table:table-cell table:style-name="ce9" table:formula="of:=[.G16]/[.H16]" office:value-type="float" office:value="4.19601209674959" calcext:value-type="float">
            <text:p>4.1960120967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16])" office:value-type="float" office:value="2.86093662070009" calcext:value-type="float">
            <text:p>2.8609366207</text:p>
          </table:table-cell>
          <table:table-cell table:style-name="ce44" table:formula="of:=[.X15]+1" office:value-type="float" office:value="726" calcext:value-type="float">
            <text:p>72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7]/[.D16]" office:value-type="percentage" office:value="-0.00016222127202632" calcext:value-type="percentage">
            <text:p>-0.0162%</text:p>
          </table:table-cell>
          <table:table-cell table:style-name="ce6" table:formula="of:=([.D17]-[.D16])" office:value-type="float" office:value="-0.0000102699999999928" calcext:value-type="float">
            <text:p>-0.00001027</text:p>
          </table:table-cell>
          <table:table-cell table:style-name="ce8" office:value-type="float" office:value="0.06329832" calcext:value-type="float">
            <text:p>0.06329832</text:p>
          </table:table-cell>
          <table:table-cell table:style-name="ce10" table:formula="of:=[.B17]-[.$S$2]" office:value-type="float" office:value="-0.000164906448496909" calcext:value-type="float">
            <text:p>-0.00016491</text:p>
          </table:table-cell>
          <table:table-cell table:style-name="ce9" table:formula="of:=SUM([.$E$3:.E17])" office:value-type="float" office:value="0.0031132734721276" calcext:value-type="float">
            <text:p>0.0031132735</text:p>
          </table:table-cell>
          <table:table-cell table:style-name="ce12" table:formula="of:=MAX([.$E$3:.E17]) - MIN([.$E$3:.E17])" office:value-type="float" office:value="0.00517915932426675" calcext:value-type="float">
            <text:p>0.005179159</text:p>
          </table:table-cell>
          <table:table-cell table:style-name="ce9" table:formula="of:=STDEV([.$E$3:.E17])" office:value-type="float" office:value="0.00119386088616884" calcext:value-type="float">
            <text:p>0.0011938609</text:p>
          </table:table-cell>
          <table:table-cell table:style-name="ce9" table:formula="of:=[.G17]/[.H17]" office:value-type="float" office:value="4.338159817671" calcext:value-type="float">
            <text:p>4.3381598177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17])" office:value-type="float" office:value="2.86153441085904" calcext:value-type="float">
            <text:p>2.8615344109</text:p>
          </table:table-cell>
          <table:table-cell table:style-name="ce44" table:formula="of:=[.X16]+1" office:value-type="float" office:value="727" calcext:value-type="float">
            <text:p>72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8]/[.D17]" office:value-type="percentage" office:value="0.000119592431521064" calcext:value-type="percentage">
            <text:p>0.0120%</text:p>
          </table:table-cell>
          <table:table-cell table:style-name="ce6" table:formula="of:=([.D18]-[.D17])" office:value-type="float" office:value="0.00000756999999999841" calcext:value-type="float">
            <text:p>0.00000757</text:p>
          </table:table-cell>
          <table:table-cell table:style-name="ce8" office:value-type="float" office:value="0.06330589" calcext:value-type="float">
            <text:p>0.06330589</text:p>
          </table:table-cell>
          <table:table-cell table:style-name="ce10" table:formula="of:=[.B18]-[.$S$2]" office:value-type="float" office:value="0.000116907255050476" calcext:value-type="float">
            <text:p>0.00011691</text:p>
          </table:table-cell>
          <table:table-cell table:style-name="ce9" table:formula="of:=SUM([.$E$3:.E18])" office:value-type="float" office:value="0.00323018072717808" calcext:value-type="float">
            <text:p>0.0032301807</text:p>
          </table:table-cell>
          <table:table-cell table:style-name="ce12" table:formula="of:=MAX([.$E$3:.E18]) - MIN([.$E$3:.E18])" office:value-type="float" office:value="0.00517915932426675" calcext:value-type="float">
            <text:p>0.005179159</text:p>
          </table:table-cell>
          <table:table-cell table:style-name="ce9" table:formula="of:=STDEV([.$E$3:.E18])" office:value-type="float" office:value="0.00115360178813415" calcext:value-type="float">
            <text:p>0.0011536018</text:p>
          </table:table-cell>
          <table:table-cell table:style-name="ce9" table:formula="of:=[.G18]/[.H18]" office:value-type="float" office:value="4.4895555620138" calcext:value-type="float">
            <text:p>4.489555562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18])" office:value-type="float" office:value="2.86213137931304" calcext:value-type="float">
            <text:p>2.8621313793</text:p>
          </table:table-cell>
          <table:table-cell table:style-name="ce44" table:formula="of:=[.X17]+1" office:value-type="float" office:value="728" calcext:value-type="float">
            <text:p>72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9]/[.D18]" office:value-type="percentage" office:value="0.00203835693645563" calcext:value-type="percentage">
            <text:p>0.2038%</text:p>
          </table:table-cell>
          <table:table-cell table:style-name="ce6" table:formula="of:=([.D19]-[.D18])" office:value-type="float" office:value="0.000129039999999997" calcext:value-type="float">
            <text:p>0.00012904</text:p>
          </table:table-cell>
          <table:table-cell table:style-name="ce8" office:value-type="float" office:value="0.06343493" calcext:value-type="float">
            <text:p>0.06343493</text:p>
          </table:table-cell>
          <table:table-cell table:style-name="ce10" table:formula="of:=[.B19]-[.$S$2]" office:value-type="float" office:value="0.00203567175998504" calcext:value-type="float">
            <text:p>0.00203567</text:p>
          </table:table-cell>
          <table:table-cell table:style-name="ce9" table:formula="of:=SUM([.$E$3:.E19])" office:value-type="float" office:value="0.00526585248716312" calcext:value-type="float">
            <text:p>0.0052658525</text:p>
          </table:table-cell>
          <table:table-cell table:style-name="ce12" table:formula="of:=MAX([.$E$3:.E19]) - MIN([.$E$3:.E19])" office:value-type="float" office:value="0.00517915932426675" calcext:value-type="float">
            <text:p>0.005179159</text:p>
          </table:table-cell>
          <table:table-cell table:style-name="ce9" table:formula="of:=STDEV([.$E$3:.E19])" office:value-type="float" office:value="0.00120226129296317" calcext:value-type="float">
            <text:p>0.0012022613</text:p>
          </table:table-cell>
          <table:table-cell table:style-name="ce9" table:formula="of:=[.G19]/[.H19]" office:value-type="float" office:value="4.30784834759329" calcext:value-type="float">
            <text:p>4.3078483476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19])" office:value-type="float" office:value="2.86272752831797" calcext:value-type="float">
            <text:p>2.8627275283</text:p>
          </table:table-cell>
          <table:table-cell table:style-name="ce44" table:formula="of:=[.X18]+1" office:value-type="float" office:value="729" calcext:value-type="float">
            <text:p>72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0]/[.D19]" office:value-type="percentage" office:value="-0.00000709388344874129" calcext:value-type="percentage">
            <text:p>-0.0007%</text:p>
          </table:table-cell>
          <table:table-cell table:style-name="ce6" table:formula="of:=([.D20]-[.D19])" office:value-type="float" office:value="-0.000000449999999999062" calcext:value-type="float">
            <text:p>-0.00000045</text:p>
          </table:table-cell>
          <table:table-cell table:style-name="ce8" office:value-type="float" office:value="0.06343448" calcext:value-type="float">
            <text:p>0.06343448</text:p>
          </table:table-cell>
          <table:table-cell table:style-name="ce10" table:formula="of:=[.B20]-[.$S$2]" office:value-type="float" office:value="-0.00000977905991932953" calcext:value-type="float">
            <text:p>-0.00000978</text:p>
          </table:table-cell>
          <table:table-cell table:style-name="ce9" table:formula="of:=SUM([.$E$3:.E20])" office:value-type="float" office:value="0.00525607342724379" calcext:value-type="float">
            <text:p>0.0052560734</text:p>
          </table:table-cell>
          <table:table-cell table:style-name="ce12" table:formula="of:=MAX([.$E$3:.E20]) - MIN([.$E$3:.E20])" office:value-type="float" office:value="0.00517915932426675" calcext:value-type="float">
            <text:p>0.005179159</text:p>
          </table:table-cell>
          <table:table-cell table:style-name="ce9" table:formula="of:=STDEV([.$E$3:.E20])" office:value-type="float" office:value="0.00116879389233814" calcext:value-type="float">
            <text:p>0.0011687939</text:p>
          </table:table-cell>
          <table:table-cell table:style-name="ce9" table:formula="of:=[.G20]/[.H20]" office:value-type="float" office:value="4.43119985330006" calcext:value-type="float">
            <text:p>4.4311998533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20])" office:value-type="float" office:value="2.86332286012046" calcext:value-type="float">
            <text:p>2.8633228601</text:p>
          </table:table-cell>
          <table:table-cell table:style-name="ce44" table:formula="of:=[.X19]+1" office:value-type="float" office:value="730" calcext:value-type="float">
            <text:p>73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1]/[.D20]" office:value-type="percentage" office:value="0.00000725157674491536" calcext:value-type="percentage">
            <text:p>0.0007%</text:p>
          </table:table-cell>
          <table:table-cell table:style-name="ce6" table:formula="of:=([.D21]-[.D20])" office:value-type="float" office:value="0.000000459999999993799" calcext:value-type="float">
            <text:p>0.00000046</text:p>
          </table:table-cell>
          <table:table-cell table:style-name="ce8" office:value-type="float" office:value="0.06343494" calcext:value-type="float">
            <text:p>0.06343494</text:p>
          </table:table-cell>
          <table:table-cell table:style-name="ce10" table:formula="of:=[.B21]-[.$S$2]" office:value-type="float" office:value="0.00000456640027432713" calcext:value-type="float">
            <text:p>0.00000457</text:p>
          </table:table-cell>
          <table:table-cell table:style-name="ce9" table:formula="of:=SUM([.$E$3:.E21])" office:value-type="float" office:value="0.00526063982751812" calcext:value-type="float">
            <text:p>0.0052606398</text:p>
          </table:table-cell>
          <table:table-cell table:style-name="ce12" table:formula="of:=MAX([.$E$3:.E21]) - MIN([.$E$3:.E21])" office:value-type="float" office:value="0.00517915932426675" calcext:value-type="float">
            <text:p>0.005179159</text:p>
          </table:table-cell>
          <table:table-cell table:style-name="ce9" table:formula="of:=STDEV([.$E$3:.E21])" office:value-type="float" office:value="0.001137776040822" calcext:value-type="float">
            <text:p>0.001137776</text:p>
          </table:table-cell>
          <table:table-cell table:style-name="ce9" table:formula="of:=[.G21]/[.H21]" office:value-type="float" office:value="4.55200244902768" calcext:value-type="float">
            <text:p>4.552002449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21])" office:value-type="float" office:value="2.86391737695786" calcext:value-type="float">
            <text:p>2.863917377</text:p>
          </table:table-cell>
          <table:table-cell table:style-name="ce44" table:formula="of:=[.X20]+1" office:value-type="float" office:value="731" calcext:value-type="float">
            <text:p>73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2]/[.D21]" office:value-type="percentage" office:value="-0.0000392528155618006" calcext:value-type="percentage">
            <text:p>-0.0039%</text:p>
          </table:table-cell>
          <table:table-cell table:style-name="ce6" table:formula="of:=([.D22]-[.D21])" office:value-type="float" office:value="-0.00000248999999999389" calcext:value-type="float">
            <text:p>-0.00000249</text:p>
          </table:table-cell>
          <table:table-cell table:style-name="ce8" office:value-type="float" office:value="0.06343245" calcext:value-type="float">
            <text:p>0.06343245</text:p>
          </table:table-cell>
          <table:table-cell table:style-name="ce10" table:formula="of:=[.B22]-[.$S$2]" office:value-type="float" office:value="-0.0000419379920323888" calcext:value-type="float">
            <text:p>-0.00004194</text:p>
          </table:table-cell>
          <table:table-cell table:style-name="ce9" table:formula="of:=SUM([.$E$3:.E22])" office:value-type="float" office:value="0.00521870183548573" calcext:value-type="float">
            <text:p>0.0052187018</text:p>
          </table:table-cell>
          <table:table-cell table:style-name="ce12" table:formula="of:=MAX([.$E$3:.E22]) - MIN([.$E$3:.E22])" office:value-type="float" office:value="0.00517915932426675" calcext:value-type="float">
            <text:p>0.005179159</text:p>
          </table:table-cell>
          <table:table-cell table:style-name="ce9" table:formula="of:=STDEV([.$E$3:.E22])" office:value-type="float" office:value="0.00110972205751212" calcext:value-type="float">
            <text:p>0.0011097221</text:p>
          </table:table-cell>
          <table:table-cell table:style-name="ce9" table:formula="of:=[.G22]/[.H22]" office:value-type="float" office:value="4.66707793109733" calcext:value-type="float">
            <text:p>4.6670779311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22])" office:value-type="float" office:value="2.86451108105839" calcext:value-type="float">
            <text:p>2.8645110811</text:p>
          </table:table-cell>
          <table:table-cell table:style-name="ce44" table:formula="of:=[.X21]+1" office:value-type="float" office:value="732" calcext:value-type="float">
            <text:p>73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3]/[.D22]" office:value-type="percentage" office:value="-0.0000419343727067384" calcext:value-type="percentage">
            <text:p>-0.0042%</text:p>
          </table:table-cell>
          <table:table-cell table:style-name="ce6" table:formula="of:=([.D23]-[.D22])" office:value-type="float" office:value="-0.00000266000000000155" calcext:value-type="float">
            <text:p>-0.00000266</text:p>
          </table:table-cell>
          <table:table-cell table:style-name="ce8" office:value-type="float" office:value="0.06342979" calcext:value-type="float">
            <text:p>0.06342979</text:p>
          </table:table-cell>
          <table:table-cell table:style-name="ce10" table:formula="of:=[.B23]-[.$S$2]" office:value-type="float" office:value="-0.0000446195491773267" calcext:value-type="float">
            <text:p>-0.00004462</text:p>
          </table:table-cell>
          <table:table-cell table:style-name="ce9" table:formula="of:=SUM([.$E$3:.E23])" office:value-type="float" office:value="0.0051740822863084" calcext:value-type="float">
            <text:p>0.0051740823</text:p>
          </table:table-cell>
          <table:table-cell table:style-name="ce12" table:formula="of:=MAX([.$E$3:.E23]) - MIN([.$E$3:.E23])" office:value-type="float" office:value="0.00517915932426675" calcext:value-type="float">
            <text:p>0.005179159</text:p>
          </table:table-cell>
          <table:table-cell table:style-name="ce9" table:formula="of:=STDEV([.$E$3:.E23])" office:value-type="float" office:value="0.001083676510881" calcext:value-type="float">
            <text:p>0.0010836765</text:p>
          </table:table-cell>
          <table:table-cell table:style-name="ce9" table:formula="of:=[.G23]/[.H23]" office:value-type="float" office:value="4.7792484862999" calcext:value-type="float">
            <text:p>4.7792484863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23])" office:value-type="float" office:value="2.86510397464113" calcext:value-type="float">
            <text:p>2.8651039746</text:p>
          </table:table-cell>
          <table:table-cell table:style-name="ce44" table:formula="of:=[.X22]+1" office:value-type="float" office:value="733" calcext:value-type="float">
            <text:p>73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4]/[.D23]" office:value-type="percentage" office:value="-0.0000565980117543785" calcext:value-type="percentage">
            <text:p>-0.0057%</text:p>
          </table:table-cell>
          <table:table-cell table:style-name="ce6" table:formula="of:=([.D24]-[.D23])" office:value-type="float" office:value="-0.00000358999999999776" calcext:value-type="float">
            <text:p>-0.00000359</text:p>
          </table:table-cell>
          <table:table-cell table:style-name="ce8" office:value-type="float" office:value="0.0634262" calcext:value-type="float">
            <text:p>0.0634262</text:p>
          </table:table-cell>
          <table:table-cell table:style-name="ce10" table:formula="of:=[.B24]-[.$S$2]" office:value-type="float" office:value="-0.0000592831882249668" calcext:value-type="float">
            <text:p>-0.00005928</text:p>
          </table:table-cell>
          <table:table-cell table:style-name="ce9" table:formula="of:=SUM([.$E$3:.E24])" office:value-type="float" office:value="0.00511479909808343" calcext:value-type="float">
            <text:p>0.0051147991</text:p>
          </table:table-cell>
          <table:table-cell table:style-name="ce12" table:formula="of:=MAX([.$E$3:.E24]) - MIN([.$E$3:.E24])" office:value-type="float" office:value="0.00517915932426675" calcext:value-type="float">
            <text:p>0.005179159</text:p>
          </table:table-cell>
          <table:table-cell table:style-name="ce9" table:formula="of:=STDEV([.$E$3:.E24])" office:value-type="float" office:value="0.0010595659851397" calcext:value-type="float">
            <text:p>0.001059566</text:p>
          </table:table-cell>
          <table:table-cell table:style-name="ce9" table:formula="of:=[.G24]/[.H24]" office:value-type="float" office:value="4.88800074455381" calcext:value-type="float">
            <text:p>4.8880007446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24])" office:value-type="float" office:value="2.86569605991607" calcext:value-type="float">
            <text:p>2.8656960599</text:p>
          </table:table-cell>
          <table:table-cell table:style-name="ce44" table:formula="of:=[.X23]+1" office:value-type="float" office:value="734" calcext:value-type="float">
            <text:p>73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5]/[.D24]" office:value-type="percentage" office:value="-0.00017942112250151" calcext:value-type="percentage">
            <text:p>-0.0179%</text:p>
          </table:table-cell>
          <table:table-cell table:style-name="ce6" table:formula="of:=([.D25]-[.D24])" office:value-type="float" office:value="-0.0000113800000000053" calcext:value-type="float">
            <text:p>-0.00001138</text:p>
          </table:table-cell>
          <table:table-cell table:style-name="ce8" office:value-type="float" office:value="0.06341482" calcext:value-type="float">
            <text:p>0.06341482</text:p>
          </table:table-cell>
          <table:table-cell table:style-name="ce10" table:formula="of:=[.B25]-[.$S$2]" office:value-type="float" office:value="-0.000182106298972098" calcext:value-type="float">
            <text:p>-0.00018211</text:p>
          </table:table-cell>
          <table:table-cell table:style-name="ce9" table:formula="of:=SUM([.$E$3:.E25])" office:value-type="float" office:value="0.00493269279911133" calcext:value-type="float">
            <text:p>0.0049326928</text:p>
          </table:table-cell>
          <table:table-cell table:style-name="ce12" table:formula="of:=MAX([.$E$3:.E25]) - MIN([.$E$3:.E25])" office:value-type="float" office:value="0.00517915932426675" calcext:value-type="float">
            <text:p>0.005179159</text:p>
          </table:table-cell>
          <table:table-cell table:style-name="ce9" table:formula="of:=STDEV([.$E$3:.E25])" office:value-type="float" office:value="0.00103880829694386" calcext:value-type="float">
            <text:p>0.0010388083</text:p>
          </table:table-cell>
          <table:table-cell table:style-name="ce9" table:formula="of:=[.G25]/[.H25]" office:value-type="float" office:value="4.98567381441181" calcext:value-type="float">
            <text:p>4.9856738144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25])" office:value-type="float" office:value="2.86628733908419" calcext:value-type="float">
            <text:p>2.8662873391</text:p>
          </table:table-cell>
          <table:table-cell table:style-name="ce44" table:formula="of:=[.X24]+1" office:value-type="float" office:value="735" calcext:value-type="float">
            <text:p>73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6]/[.D25]" office:value-type="percentage" office:value="-0.000161161066135508" calcext:value-type="percentage">
            <text:p>-0.0161%</text:p>
          </table:table-cell>
          <table:table-cell table:style-name="ce6" table:formula="of:=([.D26]-[.D25])" office:value-type="float" office:value="-0.0000102199999999913" calcext:value-type="float">
            <text:p>-0.00001022</text:p>
          </table:table-cell>
          <table:table-cell table:style-name="ce8" office:value-type="float" office:value="0.0634046" calcext:value-type="float">
            <text:p>0.0634046</text:p>
          </table:table-cell>
          <table:table-cell table:style-name="ce10" table:formula="of:=[.B26]-[.$S$2]" office:value-type="float" office:value="-0.000163846242606096" calcext:value-type="float">
            <text:p>-0.00016385</text:p>
          </table:table-cell>
          <table:table-cell table:style-name="ce9" table:formula="of:=SUM([.$E$3:.E26])" office:value-type="float" office:value="0.00476884655650524" calcext:value-type="float">
            <text:p>0.0047688466</text:p>
          </table:table-cell>
          <table:table-cell table:style-name="ce12" table:formula="of:=MAX([.$E$3:.E26]) - MIN([.$E$3:.E26])" office:value-type="float" office:value="0.00517915932426675" calcext:value-type="float">
            <text:p>0.005179159</text:p>
          </table:table-cell>
          <table:table-cell table:style-name="ce9" table:formula="of:=STDEV([.$E$3:.E26])" office:value-type="float" office:value="0.0010189051014032" calcext:value-type="float">
            <text:p>0.0010189051</text:p>
          </table:table-cell>
          <table:table-cell table:style-name="ce9" table:formula="of:=[.G26]/[.H26]" office:value-type="float" office:value="5.08306349348353" calcext:value-type="float">
            <text:p>5.0830634935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26])" office:value-type="float" office:value="2.8668778143375" calcext:value-type="float">
            <text:p>2.8668778143</text:p>
          </table:table-cell>
          <table:table-cell table:style-name="ce44" table:formula="of:=[.X25]+1" office:value-type="float" office:value="736" calcext:value-type="float">
            <text:p>73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7]/[.D26]" office:value-type="percentage" office:value="-0.00385776426316068" calcext:value-type="percentage">
            <text:p>-0.3858%</text:p>
          </table:table-cell>
          <table:table-cell table:style-name="ce6" table:formula="of:=([.D27]-[.D26])" office:value-type="float" office:value="-0.000244599999999998" calcext:value-type="float">
            <text:p>-0.00024460</text:p>
          </table:table-cell>
          <table:table-cell table:style-name="ce8" office:value-type="float" office:value="0.06316" calcext:value-type="float">
            <text:p>0.06316</text:p>
          </table:table-cell>
          <table:table-cell table:style-name="ce10" table:formula="of:=[.B27]-[.$S$2]" office:value-type="float" office:value="-0.00386044943963127" calcext:value-type="float">
            <text:p>-0.00386045</text:p>
          </table:table-cell>
          <table:table-cell table:style-name="ce9" table:formula="of:=SUM([.$E$3:.E27])" office:value-type="float" office:value="0.000908397116873971" calcext:value-type="float">
            <text:p>0.0009083971</text:p>
          </table:table-cell>
          <table:table-cell table:style-name="ce12" table:formula="of:=MAX([.$E$3:.E27]) - MIN([.$E$3:.E27])" office:value-type="float" office:value="0.00677079043950845" calcext:value-type="float">
            <text:p>0.006770790</text:p>
          </table:table-cell>
          <table:table-cell table:style-name="ce9" table:formula="of:=STDEV([.$E$3:.E27])" office:value-type="float" office:value="0.00128607115625819" calcext:value-type="float">
            <text:p>0.0012860712</text:p>
          </table:table-cell>
          <table:table-cell table:style-name="ce9" table:formula="of:=[.G27]/[.H27]" office:value-type="float" office:value="5.26470903772384" calcext:value-type="float">
            <text:p>5.2647090377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27])" office:value-type="float" office:value="2.86746748785905" calcext:value-type="float">
            <text:p>2.8674674879</text:p>
          </table:table-cell>
          <table:table-cell table:style-name="ce44" table:formula="of:=[.X26]+1" office:value-type="float" office:value="737" calcext:value-type="float">
            <text:p>73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8]/[.D27]" office:value-type="percentage" office:value="0.000633312222925877" calcext:value-type="percentage">
            <text:p>0.0633%</text:p>
          </table:table-cell>
          <table:table-cell table:style-name="ce6" table:formula="of:=([.D28]-[.D27])" office:value-type="float" office:value="0.0000399999999999984" calcext:value-type="float">
            <text:p>0.00004000</text:p>
          </table:table-cell>
          <table:table-cell table:style-name="ce8" office:value-type="float" office:value="0.0632" calcext:value-type="float">
            <text:p>0.0632</text:p>
          </table:table-cell>
          <table:table-cell table:style-name="ce10" table:formula="of:=[.B28]-[.$S$2]" office:value-type="float" office:value="0.000630627046455288" calcext:value-type="float">
            <text:p>0.00063063</text:p>
          </table:table-cell>
          <table:table-cell table:style-name="ce9" table:formula="of:=SUM([.$E$3:.E28])" office:value-type="float" office:value="0.00153902416332926" calcext:value-type="float">
            <text:p>0.0015390242</text:p>
          </table:table-cell>
          <table:table-cell table:style-name="ce12" table:formula="of:=MAX([.$E$3:.E28]) - MIN([.$E$3:.E28])" office:value-type="float" office:value="0.00677079043950845" calcext:value-type="float">
            <text:p>0.006770790</text:p>
          </table:table-cell>
          <table:table-cell table:style-name="ce9" table:formula="of:=STDEV([.$E$3:.E28])" office:value-type="float" office:value="0.0012654658354534" calcext:value-type="float">
            <text:p>0.0012654658</text:p>
          </table:table-cell>
          <table:table-cell table:style-name="ce9" table:formula="of:=[.G28]/[.H28]" office:value-type="float" office:value="5.35043321583042" calcext:value-type="float">
            <text:p>5.3504332158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28])" office:value-type="float" office:value="2.86805636182304" calcext:value-type="float">
            <text:p>2.8680563618</text:p>
          </table:table-cell>
          <table:table-cell table:style-name="ce44" table:formula="of:=[.X27]+1" office:value-type="float" office:value="738" calcext:value-type="float">
            <text:p>73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9]/[.D28]" office:value-type="percentage" office:value="0.00289810126582281" calcext:value-type="percentage">
            <text:p>0.2898%</text:p>
          </table:table-cell>
          <table:table-cell table:style-name="ce6" table:formula="of:=([.D29]-[.D28])" office:value-type="float" office:value="0.000183160000000002" calcext:value-type="float">
            <text:p>0.00018316</text:p>
          </table:table-cell>
          <table:table-cell table:style-name="ce8" office:value-type="float" office:value="0.06338316" calcext:value-type="float">
            <text:p>0.06338316</text:p>
          </table:table-cell>
          <table:table-cell table:style-name="ce10" table:formula="of:=[.B29]-[.$S$2]" office:value-type="float" office:value="0.00289541608935222" calcext:value-type="float">
            <text:p>0.00289542</text:p>
          </table:table-cell>
          <table:table-cell table:style-name="ce9" table:formula="of:=SUM([.$E$3:.E29])" office:value-type="float" office:value="0.00443444025268148" calcext:value-type="float">
            <text:p>0.0044344403</text:p>
          </table:table-cell>
          <table:table-cell table:style-name="ce12" table:formula="of:=MAX([.$E$3:.E29]) - MIN([.$E$3:.E29])" office:value-type="float" office:value="0.00677079043950845" calcext:value-type="float">
            <text:p>0.006770790</text:p>
          </table:table-cell>
          <table:table-cell table:style-name="ce9" table:formula="of:=STDEV([.$E$3:.E29])" office:value-type="float" office:value="0.00135563386722343" calcext:value-type="float">
            <text:p>0.0013556339</text:p>
          </table:table-cell>
          <table:table-cell table:style-name="ce9" table:formula="of:=[.G29]/[.H29]" office:value-type="float" office:value="4.99455686613687" calcext:value-type="float">
            <text:p>4.9945568661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29])" office:value-type="float" office:value="2.86864443839483" calcext:value-type="float">
            <text:p>2.8686444384</text:p>
          </table:table-cell>
          <table:table-cell table:style-name="ce44" table:formula="of:=[.X28]+1" office:value-type="float" office:value="739" calcext:value-type="float">
            <text:p>73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0]/[.D29]" office:value-type="percentage" office:value="0.0000809363244115958" calcext:value-type="percentage">
            <text:p>0.0081%</text:p>
          </table:table-cell>
          <table:table-cell table:style-name="ce6" table:formula="of:=([.D30]-[.D29])" office:value-type="float" office:value="0.00000512999999999209" calcext:value-type="float">
            <text:p>0.00000513</text:p>
          </table:table-cell>
          <table:table-cell table:style-name="ce8" office:value-type="float" office:value="0.06338829" calcext:value-type="float">
            <text:p>0.06338829</text:p>
          </table:table-cell>
          <table:table-cell table:style-name="ce10" table:formula="of:=[.B30]-[.$S$2]" office:value-type="float" office:value="0.0000782511479410076" calcext:value-type="float">
            <text:p>0.00007825</text:p>
          </table:table-cell>
          <table:table-cell table:style-name="ce9" table:formula="of:=SUM([.$E$3:.E30])" office:value-type="float" office:value="0.00451269140062249" calcext:value-type="float">
            <text:p>0.0045126914</text:p>
          </table:table-cell>
          <table:table-cell table:style-name="ce12" table:formula="of:=MAX([.$E$3:.E30]) - MIN([.$E$3:.E30])" office:value-type="float" office:value="0.00677079043950845" calcext:value-type="float">
            <text:p>0.006770790</text:p>
          </table:table-cell>
          <table:table-cell table:style-name="ce9" table:formula="of:=STDEV([.$E$3:.E30])" office:value-type="float" office:value="0.00133039192909751" calcext:value-type="float">
            <text:p>0.0013303919</text:p>
          </table:table-cell>
          <table:table-cell table:style-name="ce9" table:formula="of:=[.G30]/[.H30]" office:value-type="float" office:value="5.08932014049537" calcext:value-type="float">
            <text:p>5.0893201405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30])" office:value-type="float" office:value="2.86923171973098" calcext:value-type="float">
            <text:p>2.8692317197</text:p>
          </table:table-cell>
          <table:table-cell table:style-name="ce44" table:formula="of:=[.X29]+1" office:value-type="float" office:value="740" calcext:value-type="float">
            <text:p>74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1]/[.D30]" office:value-type="percentage" office:value="-0.00380511921050397" calcext:value-type="percentage">
            <text:p>-0.3805%</text:p>
          </table:table-cell>
          <table:table-cell table:style-name="ce6" table:formula="of:=([.D31]-[.D30])" office:value-type="float" office:value="-0.000241199999999997" calcext:value-type="float">
            <text:p>-0.00024120</text:p>
          </table:table-cell>
          <table:table-cell table:style-name="ce8" office:value-type="float" office:value="0.06314709" calcext:value-type="float">
            <text:p>0.06314709</text:p>
          </table:table-cell>
          <table:table-cell table:style-name="ce10" table:formula="of:=[.B31]-[.$S$2]" office:value-type="float" office:value="-0.00380780438697456" calcext:value-type="float">
            <text:p>-0.00380780</text:p>
          </table:table-cell>
          <table:table-cell table:style-name="ce9" table:formula="of:=SUM([.$E$3:.E31])" office:value-type="float" office:value="0.000704887013647928" calcext:value-type="float">
            <text:p>0.000704887</text:p>
          </table:table-cell>
          <table:table-cell table:style-name="ce12" table:formula="of:=MAX([.$E$3:.E31]) - MIN([.$E$3:.E31])" office:value-type="float" office:value="0.00677079043950845" calcext:value-type="float">
            <text:p>0.006770790</text:p>
          </table:table-cell>
          <table:table-cell table:style-name="ce9" table:formula="of:=STDEV([.$E$3:.E31])" office:value-type="float" office:value="0.0014999761053055" calcext:value-type="float">
            <text:p>0.0014999761</text:p>
          </table:table-cell>
          <table:table-cell table:style-name="ce9" table:formula="of:=[.G31]/[.H31]" office:value-type="float" office:value="4.51393219902623" calcext:value-type="float">
            <text:p>4.513932199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31])" office:value-type="float" office:value="2.86981820797933" calcext:value-type="float">
            <text:p>2.869818208</text:p>
          </table:table-cell>
          <table:table-cell table:style-name="ce44" table:formula="of:=[.X30]+1" office:value-type="float" office:value="741" calcext:value-type="float">
            <text:p>74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2]/[.D31]" office:value-type="percentage" office:value="0.00381997016806317" calcext:value-type="percentage">
            <text:p>0.3820%</text:p>
          </table:table-cell>
          <table:table-cell table:style-name="ce6" table:formula="of:=([.D32]-[.D31])" office:value-type="float" office:value="0.00024122" calcext:value-type="float">
            <text:p>0.00024122</text:p>
          </table:table-cell>
          <table:table-cell table:style-name="ce8" office:value-type="float" office:value="0.06338831" calcext:value-type="float">
            <text:p>0.06338831</text:p>
          </table:table-cell>
          <table:table-cell table:style-name="ce10" table:formula="of:=[.B32]-[.$S$2]" office:value-type="float" office:value="0.00381728499159258" calcext:value-type="float">
            <text:p>0.00381728</text:p>
          </table:table-cell>
          <table:table-cell table:style-name="ce9" table:formula="of:=SUM([.$E$3:.E32])" office:value-type="float" office:value="0.00452217200524051" calcext:value-type="float">
            <text:p>0.004522172</text:p>
          </table:table-cell>
          <table:table-cell table:style-name="ce12" table:formula="of:=MAX([.$E$3:.E32]) - MIN([.$E$3:.E32])" office:value-type="float" office:value="0.00767773443122385" calcext:value-type="float">
            <text:p>0.007677734</text:p>
          </table:table-cell>
          <table:table-cell table:style-name="ce9" table:formula="of:=STDEV([.$E$3:.E32])" office:value-type="float" office:value="0.00162846577765265" calcext:value-type="float">
            <text:p>0.0016284658</text:p>
          </table:table-cell>
          <table:table-cell table:style-name="ce9" table:formula="of:=[.G32]/[.H32]" office:value-type="float" office:value="4.71470419371717" calcext:value-type="float">
            <text:p>4.7147041937</text:p>
          </table:table-cell>
          <table:table-cell table:style-name="ce9"/>
          <table:table-cell table:style-name="ce16"/>
          <table:table-cell table:style-name="ce9">
            <draw:frame table:end-cell-address="'Copy of Sheet1'.R50" table:end-x="24.94mm" table:end-y="0.49mm" draw:z-index="1" draw:name="Chart 3" draw:style-name="gr1" draw:text-style-name="P1" svg:width="224.68mm" svg:height="97.53mm" svg:x="0.02mm" svg:y="2.35mm">
              <loext:p draw:notify-on-update-of-ranges="'Copy of Sheet1'.D56:'Copy of Sheet1'.D279 'Copy of Sheet1'.K56:'Copy of Sheet1'.K279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9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32])" office:value-type="float" office:value="2.87040390527903" calcext:value-type="float">
            <text:p>2.8704039053</text:p>
          </table:table-cell>
          <table:table-cell table:style-name="ce44" table:formula="of:=[.X31]+1" office:value-type="float" office:value="742" calcext:value-type="float">
            <text:p>74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3]/[.D32]" office:value-type="percentage" office:value="0.000257302963274957" calcext:value-type="percentage">
            <text:p>0.0257%</text:p>
          </table:table-cell>
          <table:table-cell table:style-name="ce6" table:formula="of:=([.D33]-[.D32])" office:value-type="float" office:value="0.0000163099999999916" calcext:value-type="float">
            <text:p>0.00001631</text:p>
          </table:table-cell>
          <table:table-cell table:style-name="ce8" office:value-type="float" office:value="0.06340462" calcext:value-type="float">
            <text:p>0.06340462</text:p>
          </table:table-cell>
          <table:table-cell table:style-name="ce10" table:formula="of:=[.B33]-[.$S$2]" office:value-type="float" office:value="0.000254617786804369" calcext:value-type="float">
            <text:p>0.00025462</text:p>
          </table:table-cell>
          <table:table-cell table:style-name="ce9" table:formula="of:=SUM([.$E$3:.E33])" office:value-type="float" office:value="0.00477678979204488" calcext:value-type="float">
            <text:p>0.0047767898</text:p>
          </table:table-cell>
          <table:table-cell table:style-name="ce12" table:formula="of:=MAX([.$E$3:.E33]) - MIN([.$E$3:.E33])" office:value-type="float" office:value="0.00767773443122385" calcext:value-type="float">
            <text:p>0.007677734</text:p>
          </table:table-cell>
          <table:table-cell table:style-name="ce9" table:formula="of:=STDEV([.$E$3:.E33])" office:value-type="float" office:value="0.00160120335559542" calcext:value-type="float">
            <text:p>0.0016012034</text:p>
          </table:table-cell>
          <table:table-cell table:style-name="ce9" table:formula="of:=[.G33]/[.H33]" office:value-type="float" office:value="4.79497772996412" calcext:value-type="float">
            <text:p>4.79497773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33])" office:value-type="float" office:value="2.87098881376057" calcext:value-type="float">
            <text:p>2.8709888138</text:p>
          </table:table-cell>
          <table:table-cell table:style-name="ce44" table:formula="of:=[.X32]+1" office:value-type="float" office:value="743" calcext:value-type="float">
            <text:p>74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4]/[.D33]" office:value-type="percentage" office:value="-0.000000315434427167498" calcext:value-type="percentage">
            <text:p>0.0000%</text:p>
          </table:table-cell>
          <table:table-cell table:style-name="ce6" table:formula="of:=([.D34]-[.D33])" office:value-type="float" office:value="-0.0000000199999999894729" calcext:value-type="float">
            <text:p>-0.00000002</text:p>
          </table:table-cell>
          <table:table-cell table:style-name="ce8" office:value-type="float" office:value="0.0634046" calcext:value-type="float">
            <text:p>0.0634046</text:p>
          </table:table-cell>
          <table:table-cell table:style-name="ce10" table:formula="of:=[.B34]-[.$S$2]" office:value-type="float" office:value="-0.00000300061089775573" calcext:value-type="float">
            <text:p>-0.00000300</text:p>
          </table:table-cell>
          <table:table-cell table:style-name="ce9" table:formula="of:=SUM([.$E$3:.E34])" office:value-type="float" office:value="0.00477378918114713" calcext:value-type="float">
            <text:p>0.0047737892</text:p>
          </table:table-cell>
          <table:table-cell table:style-name="ce12" table:formula="of:=MAX([.$E$3:.E34]) - MIN([.$E$3:.E34])" office:value-type="float" office:value="0.00767773443122385" calcext:value-type="float">
            <text:p>0.007677734</text:p>
          </table:table-cell>
          <table:table-cell table:style-name="ce9" table:formula="of:=STDEV([.$E$3:.E34])" office:value-type="float" office:value="0.00157541056467999" calcext:value-type="float">
            <text:p>0.0015754106</text:p>
          </table:table-cell>
          <table:table-cell table:style-name="ce9" table:formula="of:=[.G34]/[.H34]" office:value-type="float" office:value="4.87348162019175" calcext:value-type="float">
            <text:p>4.8734816202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34])" office:value-type="float" office:value="2.87157293554588" calcext:value-type="float">
            <text:p>2.8715729355</text:p>
          </table:table-cell>
          <table:table-cell table:style-name="ce44" table:formula="of:=[.X33]+1" office:value-type="float" office:value="744" calcext:value-type="float">
            <text:p>74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5]/[.D34]" office:value-type="percentage" office:value="-0.000120022837459823" calcext:value-type="percentage">
            <text:p>-0.0120%</text:p>
          </table:table-cell>
          <table:table-cell table:style-name="ce6" table:formula="of:=([.D35]-[.D34])" office:value-type="float" office:value="-0.00000761000000000511" calcext:value-type="float">
            <text:p>-0.00000761</text:p>
          </table:table-cell>
          <table:table-cell table:style-name="ce8" office:value-type="float" office:value="0.06339699" calcext:value-type="float">
            <text:p>0.06339699</text:p>
          </table:table-cell>
          <table:table-cell table:style-name="ce10" table:formula="of:=[.B35]-[.$S$2]" office:value-type="float" office:value="-0.000122708013930412" calcext:value-type="float">
            <text:p>-0.00012271</text:p>
          </table:table-cell>
          <table:table-cell table:style-name="ce9" table:formula="of:=SUM([.$E$3:.E35])" office:value-type="float" office:value="0.00465108116721672" calcext:value-type="float">
            <text:p>0.0046510812</text:p>
          </table:table-cell>
          <table:table-cell table:style-name="ce12" table:formula="of:=MAX([.$E$3:.E35]) - MIN([.$E$3:.E35])" office:value-type="float" office:value="0.00767773443122385" calcext:value-type="float">
            <text:p>0.007677734</text:p>
          </table:table-cell>
          <table:table-cell table:style-name="ce9" table:formula="of:=STDEV([.$E$3:.E35])" office:value-type="float" office:value="0.00155132156710147" calcext:value-type="float">
            <text:p>0.0015513216</text:p>
          </table:table-cell>
          <table:table-cell table:style-name="ce9" table:formula="of:=[.G35]/[.H35]" office:value-type="float" office:value="4.94915728243831" calcext:value-type="float">
            <text:p>4.9491572824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35])" office:value-type="float" office:value="2.87215627274829" calcext:value-type="float">
            <text:p>2.8721562727</text:p>
          </table:table-cell>
          <table:table-cell table:style-name="ce44" table:formula="of:=[.X34]+1" office:value-type="float" office:value="745" calcext:value-type="float">
            <text:p>74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6]/[.D35]" office:value-type="percentage" office:value="-0.000247645826718169" calcext:value-type="percentage">
            <text:p>-0.0248%</text:p>
          </table:table-cell>
          <table:table-cell table:style-name="ce6" table:formula="of:=([.D36]-[.D35])" office:value-type="float" office:value="-0.0000156999999999935" calcext:value-type="float">
            <text:p>-0.00001570</text:p>
          </table:table-cell>
          <table:table-cell table:style-name="ce8" office:value-type="float" office:value="0.06338129" calcext:value-type="float">
            <text:p>0.06338129</text:p>
          </table:table-cell>
          <table:table-cell table:style-name="ce10" table:formula="of:=[.B36]-[.$S$2]" office:value-type="float" office:value="-0.000250331003188757" calcext:value-type="float">
            <text:p>-0.00025033</text:p>
          </table:table-cell>
          <table:table-cell table:style-name="ce9" table:formula="of:=SUM([.$E$3:.E36])" office:value-type="float" office:value="0.00440075016402796" calcext:value-type="float">
            <text:p>0.0044007502</text:p>
          </table:table-cell>
          <table:table-cell table:style-name="ce12" table:formula="of:=MAX([.$E$3:.E36]) - MIN([.$E$3:.E36])" office:value-type="float" office:value="0.00767773443122385" calcext:value-type="float">
            <text:p>0.007677734</text:p>
          </table:table-cell>
          <table:table-cell table:style-name="ce9" table:formula="of:=STDEV([.$E$3:.E36])" office:value-type="float" office:value="0.00152910894052971" calcext:value-type="float">
            <text:p>0.0015291089</text:p>
          </table:table-cell>
          <table:table-cell table:style-name="ce9" table:formula="of:=[.G36]/[.H36]" office:value-type="float" office:value="5.02105129838829" calcext:value-type="float">
            <text:p>5.0210512984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36])" office:value-type="float" office:value="2.87273882747267" calcext:value-type="float">
            <text:p>2.8727388275</text:p>
          </table:table-cell>
          <table:table-cell table:style-name="ce44" table:formula="of:=[.X35]+1" office:value-type="float" office:value="746" calcext:value-type="float">
            <text:p>74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7]/[.D36]" office:value-type="percentage" office:value="0.00000678433651312101" calcext:value-type="percentage">
            <text:p>0.0007%</text:p>
          </table:table-cell>
          <table:table-cell table:style-name="ce6" table:formula="of:=([.D37]-[.D36])" office:value-type="float" office:value="0.000000429999999995712" calcext:value-type="float">
            <text:p>0.00000043</text:p>
          </table:table-cell>
          <table:table-cell table:style-name="ce8" office:value-type="float" office:value="0.06338172" calcext:value-type="float">
            <text:p>0.06338172</text:p>
          </table:table-cell>
          <table:table-cell table:style-name="ce10" table:formula="of:=[.B37]-[.$S$2]" office:value-type="float" office:value="0.00000409916004253278" calcext:value-type="float">
            <text:p>0.00000410</text:p>
          </table:table-cell>
          <table:table-cell table:style-name="ce9" table:formula="of:=SUM([.$E$3:.E37])" office:value-type="float" office:value="0.00440484932407049" calcext:value-type="float">
            <text:p>0.0044048493</text:p>
          </table:table-cell>
          <table:table-cell table:style-name="ce12" table:formula="of:=MAX([.$E$3:.E37]) - MIN([.$E$3:.E37])" office:value-type="float" office:value="0.00767773443122385" calcext:value-type="float">
            <text:p>0.007677734</text:p>
          </table:table-cell>
          <table:table-cell table:style-name="ce9" table:formula="of:=STDEV([.$E$3:.E37])" office:value-type="float" office:value="0.00150660318142075" calcext:value-type="float">
            <text:p>0.0015066032</text:p>
          </table:table-cell>
          <table:table-cell table:style-name="ce9" table:formula="of:=[.G37]/[.H37]" office:value-type="float" office:value="5.09605616522305" calcext:value-type="float">
            <text:p>5.0960561652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37])" office:value-type="float" office:value="2.8733206018154" calcext:value-type="float">
            <text:p>2.8733206018</text:p>
          </table:table-cell>
          <table:table-cell table:style-name="ce44" table:formula="of:=[.X36]+1" office:value-type="float" office:value="747" calcext:value-type="float">
            <text:p>74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8]/[.D37]" office:value-type="percentage" office:value="0.000361460686141067" calcext:value-type="percentage">
            <text:p>0.0361%</text:p>
          </table:table-cell>
          <table:table-cell table:style-name="ce6" table:formula="of:=([.D38]-[.D37])" office:value-type="float" office:value="0.000022910000000001" calcext:value-type="float">
            <text:p>0.00002291</text:p>
          </table:table-cell>
          <table:table-cell table:style-name="ce8" office:value-type="float" office:value="0.06340463" calcext:value-type="float">
            <text:p>0.06340463</text:p>
          </table:table-cell>
          <table:table-cell table:style-name="ce10" table:formula="of:=[.B38]-[.$S$2]" office:value-type="float" office:value="0.000358775509670479" calcext:value-type="float">
            <text:p>0.00035878</text:p>
          </table:table-cell>
          <table:table-cell table:style-name="ce9" table:formula="of:=SUM([.$E$3:.E38])" office:value-type="float" office:value="0.00476362483374097" calcext:value-type="float">
            <text:p>0.0047636248</text:p>
          </table:table-cell>
          <table:table-cell table:style-name="ce12" table:formula="of:=MAX([.$E$3:.E38]) - MIN([.$E$3:.E38])" office:value-type="float" office:value="0.00767773443122385" calcext:value-type="float">
            <text:p>0.007677734</text:p>
          </table:table-cell>
          <table:table-cell table:style-name="ce9" table:formula="of:=STDEV([.$E$3:.E38])" office:value-type="float" office:value="0.00148543166325641" calcext:value-type="float">
            <text:p>0.0014854317</text:p>
          </table:table-cell>
          <table:table-cell table:style-name="ce9" table:formula="of:=[.G38]/[.H38]" office:value-type="float" office:value="5.16868908960272" calcext:value-type="float">
            <text:p>5.1686890896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38])" office:value-type="float" office:value="2.87390159786446" calcext:value-type="float">
            <text:p>2.8739015979</text:p>
          </table:table-cell>
          <table:table-cell table:style-name="ce44" table:formula="of:=[.X37]+1" office:value-type="float" office:value="748" calcext:value-type="float">
            <text:p>74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9]/[.D38]" office:value-type="percentage" office:value="-0.000394450689169006" calcext:value-type="percentage">
            <text:p>-0.0394%</text:p>
          </table:table-cell>
          <table:table-cell table:style-name="ce6" table:formula="of:=([.D39]-[.D38])" office:value-type="float" office:value="-0.0000250100000000059" calcext:value-type="float">
            <text:p>-0.00002501</text:p>
          </table:table-cell>
          <table:table-cell table:style-name="ce8" office:value-type="float" office:value="0.06337962" calcext:value-type="float">
            <text:p>0.06337962</text:p>
          </table:table-cell>
          <table:table-cell table:style-name="ce10" table:formula="of:=[.B39]-[.$S$2]" office:value-type="float" office:value="-0.000397135865639595" calcext:value-type="float">
            <text:p>-0.00039714</text:p>
          </table:table-cell>
          <table:table-cell table:style-name="ce9" table:formula="of:=SUM([.$E$3:.E39])" office:value-type="float" office:value="0.00436648896810137" calcext:value-type="float">
            <text:p>0.004366489</text:p>
          </table:table-cell>
          <table:table-cell table:style-name="ce12" table:formula="of:=MAX([.$E$3:.E39]) - MIN([.$E$3:.E39])" office:value-type="float" office:value="0.00767773443122385" calcext:value-type="float">
            <text:p>0.007677734</text:p>
          </table:table-cell>
          <table:table-cell table:style-name="ce9" table:formula="of:=STDEV([.$E$3:.E39])" office:value-type="float" office:value="0.00146723950101235" calcext:value-type="float">
            <text:p>0.0014672395</text:p>
          </table:table-cell>
          <table:table-cell table:style-name="ce9" table:formula="of:=[.G39]/[.H39]" office:value-type="float" office:value="5.23277517128352" calcext:value-type="float">
            <text:p>5.2327751713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39])" office:value-type="float" office:value="2.87448181769947" calcext:value-type="float">
            <text:p>2.8744818177</text:p>
          </table:table-cell>
          <table:table-cell table:style-name="ce44" table:formula="of:=[.X38]+1" office:value-type="float" office:value="749" calcext:value-type="float">
            <text:p>74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40]/[.D39]" office:value-type="percentage" office:value="-0.0002963097601405" calcext:value-type="percentage">
            <text:p>-0.0296%</text:p>
          </table:table-cell>
          <table:table-cell table:style-name="ce6" table:formula="of:=([.D40]-[.D39])" office:value-type="float" office:value="-0.000018779999999996" calcext:value-type="float">
            <text:p>-0.00001878</text:p>
          </table:table-cell>
          <table:table-cell table:style-name="ce8" office:value-type="float" office:value="0.06336084" calcext:value-type="float">
            <text:p>0.06336084</text:p>
          </table:table-cell>
          <table:table-cell table:style-name="ce10" table:formula="of:=[.B40]-[.$S$2]" office:value-type="float" office:value="-0.000298994936611088" calcext:value-type="float">
            <text:p>-0.00029899</text:p>
          </table:table-cell>
          <table:table-cell table:style-name="ce9" table:formula="of:=SUM([.$E$3:.E40])" office:value-type="float" office:value="0.00406749403149029" calcext:value-type="float">
            <text:p>0.004067494</text:p>
          </table:table-cell>
          <table:table-cell table:style-name="ce12" table:formula="of:=MAX([.$E$3:.E40]) - MIN([.$E$3:.E40])" office:value-type="float" office:value="0.00767773443122385" calcext:value-type="float">
            <text:p>0.007677734</text:p>
          </table:table-cell>
          <table:table-cell table:style-name="ce9" table:formula="of:=STDEV([.$E$3:.E40])" office:value-type="float" office:value="0.0014488562377482" calcext:value-type="float">
            <text:p>0.0014488562</text:p>
          </table:table-cell>
          <table:table-cell table:style-name="ce9" table:formula="of:=[.G40]/[.H40]" office:value-type="float" office:value="5.29916925585146" calcext:value-type="float">
            <text:p>5.2991692559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40])" office:value-type="float" office:value="2.8750612633917" calcext:value-type="float">
            <text:p>2.8750612634</text:p>
          </table:table-cell>
          <table:table-cell table:style-name="ce44" table:formula="of:=[.X39]+1" office:value-type="float" office:value="750" calcext:value-type="float">
            <text:p>75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41]/[.D40]" office:value-type="percentage" office:value="0.000583483426040395" calcext:value-type="percentage">
            <text:p>0.0583%</text:p>
          </table:table-cell>
          <table:table-cell table:style-name="ce6" table:formula="of:=([.D41]-[.D40])" office:value-type="float" office:value="0.0000369699999999973" calcext:value-type="float">
            <text:p>0.00003697</text:p>
          </table:table-cell>
          <table:table-cell table:style-name="ce8" office:value-type="float" office:value="0.06339781" calcext:value-type="float">
            <text:p>0.06339781</text:p>
          </table:table-cell>
          <table:table-cell table:style-name="ce10" table:formula="of:=[.B41]-[.$S$2]" office:value-type="float" office:value="0.000580798249569806" calcext:value-type="float">
            <text:p>0.00058080</text:p>
          </table:table-cell>
          <table:table-cell table:style-name="ce9" table:formula="of:=SUM([.$E$3:.E41])" office:value-type="float" office:value="0.00464829228106009" calcext:value-type="float">
            <text:p>0.0046482923</text:p>
          </table:table-cell>
          <table:table-cell table:style-name="ce12" table:formula="of:=MAX([.$E$3:.E41]) - MIN([.$E$3:.E41])" office:value-type="float" office:value="0.00767773443122385" calcext:value-type="float">
            <text:p>0.007677734</text:p>
          </table:table-cell>
          <table:table-cell table:style-name="ce9" table:formula="of:=STDEV([.$E$3:.E41])" office:value-type="float" office:value="0.00143167655836433" calcext:value-type="float">
            <text:p>0.0014316766</text:p>
          </table:table-cell>
          <table:table-cell table:style-name="ce9" table:formula="of:=[.G41]/[.H41]" office:value-type="float" office:value="5.36275766084735" calcext:value-type="float">
            <text:p>5.3627576608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41])" office:value-type="float" office:value="2.87563993700417" calcext:value-type="float">
            <text:p>2.875639937</text:p>
          </table:table-cell>
          <table:table-cell table:style-name="ce44" table:formula="of:=[.X40]+1" office:value-type="float" office:value="751" calcext:value-type="float">
            <text:p>75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42]/[.D41]" office:value-type="percentage" office:value="-0.00324743078664691" calcext:value-type="percentage">
            <text:p>-0.3247%</text:p>
          </table:table-cell>
          <table:table-cell table:style-name="ce6" table:formula="of:=([.D42]-[.D41])" office:value-type="float" office:value="-0.000205879999999992" calcext:value-type="float">
            <text:p>-0.00020588</text:p>
          </table:table-cell>
          <table:table-cell table:style-name="ce8" office:value-type="float" office:value="0.06319193" calcext:value-type="float">
            <text:p>0.06319193</text:p>
          </table:table-cell>
          <table:table-cell table:style-name="ce10" table:formula="of:=[.B42]-[.$S$2]" office:value-type="float" office:value="-0.0032501159631175" calcext:value-type="float">
            <text:p>-0.00325012</text:p>
          </table:table-cell>
          <table:table-cell table:style-name="ce9" table:formula="of:=SUM([.$E$3:.E42])" office:value-type="float" office:value="0.00139817631794259" calcext:value-type="float">
            <text:p>0.0013981763</text:p>
          </table:table-cell>
          <table:table-cell table:style-name="ce12" table:formula="of:=MAX([.$E$3:.E42]) - MIN([.$E$3:.E42])" office:value-type="float" office:value="0.00767773443122385" calcext:value-type="float">
            <text:p>0.007677734</text:p>
          </table:table-cell>
          <table:table-cell table:style-name="ce9" table:formula="of:=STDEV([.$E$3:.E42])" office:value-type="float" office:value="0.00151028026308909" calcext:value-type="float">
            <text:p>0.0015102803</text:p>
          </table:table-cell>
          <table:table-cell table:style-name="ce9" table:formula="of:=[.G42]/[.H42]" office:value-type="float" office:value="5.08364878947701" calcext:value-type="float">
            <text:p>5.0836487895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42])" office:value-type="float" office:value="2.87621784059164" calcext:value-type="float">
            <text:p>2.8762178406</text:p>
          </table:table-cell>
          <table:table-cell table:style-name="ce44" table:formula="of:=[.X41]+1" office:value-type="float" office:value="752" calcext:value-type="float">
            <text:p>75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43]/[.D42]" office:value-type="percentage" office:value="0.00173598116088542" calcext:value-type="percentage">
            <text:p>0.1736%</text:p>
          </table:table-cell>
          <table:table-cell table:style-name="ce6" table:formula="of:=([.D43]-[.D42])" office:value-type="float" office:value="0.00010969999999999" calcext:value-type="float">
            <text:p>0.00010970</text:p>
          </table:table-cell>
          <table:table-cell table:style-name="ce8" office:value-type="float" office:value="0.06330163" calcext:value-type="float">
            <text:p>0.06330163</text:p>
          </table:table-cell>
          <table:table-cell table:style-name="ce10" table:formula="of:=[.B43]-[.$S$2]" office:value-type="float" office:value="0.00173329598441483" calcext:value-type="float">
            <text:p>0.00173330</text:p>
          </table:table-cell>
          <table:table-cell table:style-name="ce9" table:formula="of:=SUM([.$E$3:.E43])" office:value-type="float" office:value="0.00313147230235742" calcext:value-type="float">
            <text:p>0.0031314723</text:p>
          </table:table-cell>
          <table:table-cell table:style-name="ce12" table:formula="of:=MAX([.$E$3:.E43]) - MIN([.$E$3:.E43])" office:value-type="float" office:value="0.00767773443122385" calcext:value-type="float">
            <text:p>0.007677734</text:p>
          </table:table-cell>
          <table:table-cell table:style-name="ce9" table:formula="of:=STDEV([.$E$3:.E43])" office:value-type="float" office:value="0.00151468582729373" calcext:value-type="float">
            <text:p>0.0015146858</text:p>
          </table:table-cell>
          <table:table-cell table:style-name="ce9" table:formula="of:=[.G43]/[.H43]" office:value-type="float" office:value="5.06886265975139" calcext:value-type="float">
            <text:p>5.0688626598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43])" office:value-type="float" office:value="2.8767949762007" calcext:value-type="float">
            <text:p>2.8767949762</text:p>
          </table:table-cell>
          <table:table-cell table:style-name="ce44" table:formula="of:=[.X42]+1" office:value-type="float" office:value="753" calcext:value-type="float">
            <text:p>75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44]/[.D43]" office:value-type="percentage" office:value="-0.00023996222530128" calcext:value-type="percentage">
            <text:p>-0.0240%</text:p>
          </table:table-cell>
          <table:table-cell table:style-name="ce6" table:formula="of:=([.D44]-[.D43])" office:value-type="float" office:value="-0.0000151899999999983" calcext:value-type="float">
            <text:p>-0.00001519</text:p>
          </table:table-cell>
          <table:table-cell table:style-name="ce8" office:value-type="float" office:value="0.06328644" calcext:value-type="float">
            <text:p>0.06328644</text:p>
          </table:table-cell>
          <table:table-cell table:style-name="ce10" table:formula="of:=[.B44]-[.$S$2]" office:value-type="float" office:value="-0.000242647401771868" calcext:value-type="float">
            <text:p>-0.00024265</text:p>
          </table:table-cell>
          <table:table-cell table:style-name="ce9" table:formula="of:=SUM([.$E$3:.E44])" office:value-type="float" office:value="0.00288882490058555" calcext:value-type="float">
            <text:p>0.0028888249</text:p>
          </table:table-cell>
          <table:table-cell table:style-name="ce12" table:formula="of:=MAX([.$E$3:.E44]) - MIN([.$E$3:.E44])" office:value-type="float" office:value="0.00767773443122385" calcext:value-type="float">
            <text:p>0.007677734</text:p>
          </table:table-cell>
          <table:table-cell table:style-name="ce9" table:formula="of:=STDEV([.$E$3:.E44])" office:value-type="float" office:value="0.0014969096602255" calcext:value-type="float">
            <text:p>0.0014969097</text:p>
          </table:table-cell>
          <table:table-cell table:style-name="ce9" table:formula="of:=[.G44]/[.H44]" office:value-type="float" office:value="5.12905663930799" calcext:value-type="float">
            <text:p>5.1290566393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44])" office:value-type="float" office:value="2.87737134586977" calcext:value-type="float">
            <text:p>2.8773713459</text:p>
          </table:table-cell>
          <table:table-cell table:style-name="ce44" table:formula="of:=[.X43]+1" office:value-type="float" office:value="754" calcext:value-type="float">
            <text:p>75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45]/[.D44]" office:value-type="percentage" office:value="-0.0011340502009593" calcext:value-type="percentage">
            <text:p>-0.1134%</text:p>
          </table:table-cell>
          <table:table-cell table:style-name="ce6" table:formula="of:=([.D45]-[.D44])" office:value-type="float" office:value="-0.0000717699999999988" calcext:value-type="float">
            <text:p>-0.00007177</text:p>
          </table:table-cell>
          <table:table-cell table:style-name="ce8" office:value-type="float" office:value="0.06321467" calcext:value-type="float">
            <text:p>0.06321467</text:p>
          </table:table-cell>
          <table:table-cell table:style-name="ce10" table:formula="of:=[.B45]-[.$S$2]" office:value-type="float" office:value="-0.00113673537742989" calcext:value-type="float">
            <text:p>-0.00113674</text:p>
          </table:table-cell>
          <table:table-cell table:style-name="ce9" table:formula="of:=SUM([.$E$3:.E45])" office:value-type="float" office:value="0.00175208952315566" calcext:value-type="float">
            <text:p>0.0017520895</text:p>
          </table:table-cell>
          <table:table-cell table:style-name="ce12" table:formula="of:=MAX([.$E$3:.E45]) - MIN([.$E$3:.E45])" office:value-type="float" office:value="0.00767773443122385" calcext:value-type="float">
            <text:p>0.007677734</text:p>
          </table:table-cell>
          <table:table-cell table:style-name="ce9" table:formula="of:=STDEV([.$E$3:.E45])" office:value-type="float" office:value="0.00149036392020797" calcext:value-type="float">
            <text:p>0.0014903639</text:p>
          </table:table-cell>
          <table:table-cell table:style-name="ce9" table:formula="of:=[.G45]/[.H45]" office:value-type="float" office:value="5.15158366833818" calcext:value-type="float">
            <text:p>5.1515836683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45])" office:value-type="float" office:value="2.87794695162919" calcext:value-type="float">
            <text:p>2.8779469516</text:p>
          </table:table-cell>
          <table:table-cell table:style-name="ce44" table:formula="of:=[.X44]+1" office:value-type="float" office:value="755" calcext:value-type="float">
            <text:p>75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46]/[.D45]" office:value-type="percentage" office:value="-0.0000773554619520044" calcext:value-type="percentage">
            <text:p>-0.0077%</text:p>
          </table:table-cell>
          <table:table-cell table:style-name="ce6" table:formula="of:=([.D46]-[.D45])" office:value-type="float" office:value="-0.00000488999999999351" calcext:value-type="float">
            <text:p>-0.00000489</text:p>
          </table:table-cell>
          <table:table-cell table:style-name="ce8" office:value-type="float" office:value="0.06320978" calcext:value-type="float">
            <text:p>0.06320978</text:p>
          </table:table-cell>
          <table:table-cell table:style-name="ce10" table:formula="of:=[.B46]-[.$S$2]" office:value-type="float" office:value="-0.0000800406384225926" calcext:value-type="float">
            <text:p>-0.00008004</text:p>
          </table:table-cell>
          <table:table-cell table:style-name="ce9" table:formula="of:=SUM([.$E$3:.E46])" office:value-type="float" office:value="0.00167204888473307" calcext:value-type="float">
            <text:p>0.0016720489</text:p>
          </table:table-cell>
          <table:table-cell table:style-name="ce12" table:formula="of:=MAX([.$E$3:.E46]) - MIN([.$E$3:.E46])" office:value-type="float" office:value="0.00767773443122385" calcext:value-type="float">
            <text:p>0.007677734</text:p>
          </table:table-cell>
          <table:table-cell table:style-name="ce9" table:formula="of:=STDEV([.$E$3:.E46])" office:value-type="float" office:value="0.00147304471674151" calcext:value-type="float">
            <text:p>0.0014730447</text:p>
          </table:table-cell>
          <table:table-cell table:style-name="ce9" table:formula="of:=[.G46]/[.H46]" office:value-type="float" office:value="5.21215299438268" calcext:value-type="float">
            <text:p>5.2121529944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46])" office:value-type="float" office:value="2.87852179550121" calcext:value-type="float">
            <text:p>2.8785217955</text:p>
          </table:table-cell>
          <table:table-cell table:style-name="ce44" table:formula="of:=[.X45]+1" office:value-type="float" office:value="756" calcext:value-type="float">
            <text:p>75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47]/[.D46]" office:value-type="percentage" office:value="0.0000953966300782918" calcext:value-type="percentage">
            <text:p>0.0095%</text:p>
          </table:table-cell>
          <table:table-cell table:style-name="ce6" table:formula="of:=([.D47]-[.D46])" office:value-type="float" office:value="0.00000602999999999021" calcext:value-type="float">
            <text:p>0.00000603</text:p>
          </table:table-cell>
          <table:table-cell table:style-name="ce8" office:value-type="float" office:value="0.06321581" calcext:value-type="float">
            <text:p>0.06321581</text:p>
          </table:table-cell>
          <table:table-cell table:style-name="ce10" table:formula="of:=[.B47]-[.$S$2]" office:value-type="float" office:value="0.0000927114536077036" calcext:value-type="float">
            <text:p>0.00009271</text:p>
          </table:table-cell>
          <table:table-cell table:style-name="ce9" table:formula="of:=SUM([.$E$3:.E47])" office:value-type="float" office:value="0.00176476033834078" calcext:value-type="float">
            <text:p>0.0017647603</text:p>
          </table:table-cell>
          <table:table-cell table:style-name="ce12" table:formula="of:=MAX([.$E$3:.E47]) - MIN([.$E$3:.E47])" office:value-type="float" office:value="0.00767773443122385" calcext:value-type="float">
            <text:p>0.007677734</text:p>
          </table:table-cell>
          <table:table-cell table:style-name="ce9" table:formula="of:=STDEV([.$E$3:.E47])" office:value-type="float" office:value="0.0014562322056573" calcext:value-type="float">
            <text:p>0.0014562322</text:p>
          </table:table-cell>
          <table:table-cell table:style-name="ce9" table:formula="of:=[.G47]/[.H47]" office:value-type="float" office:value="5.27232841122228" calcext:value-type="float">
            <text:p>5.2723284112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47])" office:value-type="float" office:value="2.87909587950007" calcext:value-type="float">
            <text:p>2.8790958795</text:p>
          </table:table-cell>
          <table:table-cell table:style-name="ce44" table:formula="of:=[.X46]+1" office:value-type="float" office:value="757" calcext:value-type="float">
            <text:p>75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48]/[.D47]" office:value-type="percentage" office:value="0.000931412569102528" calcext:value-type="percentage">
            <text:p>0.0931%</text:p>
          </table:table-cell>
          <table:table-cell table:style-name="ce6" table:formula="of:=([.D48]-[.D47])" office:value-type="float" office:value="0.0000588799999999973" calcext:value-type="float">
            <text:p>0.00005888</text:p>
          </table:table-cell>
          <table:table-cell table:style-name="ce8" office:value-type="float" office:value="0.06327469" calcext:value-type="float">
            <text:p>0.06327469</text:p>
          </table:table-cell>
          <table:table-cell table:style-name="ce10" table:formula="of:=[.B48]-[.$S$2]" office:value-type="float" office:value="0.00092872739263194" calcext:value-type="float">
            <text:p>0.00092873</text:p>
          </table:table-cell>
          <table:table-cell table:style-name="ce9" table:formula="of:=SUM([.$E$3:.E48])" office:value-type="float" office:value="0.00269348773097272" calcext:value-type="float">
            <text:p>0.0026934877</text:p>
          </table:table-cell>
          <table:table-cell table:style-name="ce12" table:formula="of:=MAX([.$E$3:.E48]) - MIN([.$E$3:.E48])" office:value-type="float" office:value="0.00767773443122385" calcext:value-type="float">
            <text:p>0.007677734</text:p>
          </table:table-cell>
          <table:table-cell table:style-name="ce9" table:formula="of:=STDEV([.$E$3:.E48])" office:value-type="float" office:value="0.00144592121126252" calcext:value-type="float">
            <text:p>0.0014459212</text:p>
          </table:table-cell>
          <table:table-cell table:style-name="ce9" table:formula="of:=[.G48]/[.H48]" office:value-type="float" office:value="5.30992586001277" calcext:value-type="float">
            <text:p>5.30992586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48])" office:value-type="float" office:value="2.87966920563205" calcext:value-type="float">
            <text:p>2.8796692056</text:p>
          </table:table-cell>
          <table:table-cell table:style-name="ce44" table:formula="of:=[.X47]+1" office:value-type="float" office:value="758" calcext:value-type="float">
            <text:p>75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49]/[.D48]" office:value-type="percentage" office:value="0.00194595975104758" calcext:value-type="percentage">
            <text:p>0.1946%</text:p>
          </table:table-cell>
          <table:table-cell table:style-name="ce6" table:formula="of:=([.D49]-[.D48])" office:value-type="float" office:value="0.000123130000000013" calcext:value-type="float">
            <text:p>0.00012313</text:p>
          </table:table-cell>
          <table:table-cell table:style-name="ce8" office:value-type="float" office:value="0.06339782" calcext:value-type="float">
            <text:p>0.06339782</text:p>
          </table:table-cell>
          <table:table-cell table:style-name="ce10" table:formula="of:=[.B49]-[.$S$2]" office:value-type="float" office:value="0.00194327457457699" calcext:value-type="float">
            <text:p>0.00194327</text:p>
          </table:table-cell>
          <table:table-cell table:style-name="ce9" table:formula="of:=SUM([.$E$3:.E49])" office:value-type="float" office:value="0.00463676230554971" calcext:value-type="float">
            <text:p>0.0046367623</text:p>
          </table:table-cell>
          <table:table-cell table:style-name="ce12" table:formula="of:=MAX([.$E$3:.E49]) - MIN([.$E$3:.E49])" office:value-type="float" office:value="0.00767773443122385" calcext:value-type="float">
            <text:p>0.007677734</text:p>
          </table:table-cell>
          <table:table-cell table:style-name="ce9" table:formula="of:=STDEV([.$E$3:.E49])" office:value-type="float" office:value="0.00145630234511607" calcext:value-type="float">
            <text:p>0.0014563023</text:p>
          </table:table-cell>
          <table:table-cell table:style-name="ce9" table:formula="of:=[.G49]/[.H49]" office:value-type="float" office:value="5.27207448162965" calcext:value-type="float">
            <text:p>5.2720744816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49])" office:value-type="float" office:value="2.88024177589548" calcext:value-type="float">
            <text:p>2.8802417759</text:p>
          </table:table-cell>
          <table:table-cell table:style-name="ce44" table:formula="of:=[.X48]+1" office:value-type="float" office:value="759" calcext:value-type="float">
            <text:p>75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50]/[.D49]" office:value-type="percentage" office:value="-0.000499701724759718" calcext:value-type="percentage">
            <text:p>-0.0500%</text:p>
          </table:table-cell>
          <table:table-cell table:style-name="ce6" table:formula="of:=([.D50]-[.D49])" office:value-type="float" office:value="-0.0000316800000000061" calcext:value-type="float">
            <text:p>-0.00003168</text:p>
          </table:table-cell>
          <table:table-cell table:style-name="ce8" office:value-type="float" office:value="0.06336614" calcext:value-type="float">
            <text:p>0.06336614</text:p>
          </table:table-cell>
          <table:table-cell table:style-name="ce10" table:formula="of:=[.B50]-[.$S$2]" office:value-type="float" office:value="-0.000502386901230306" calcext:value-type="float">
            <text:p>-0.00050239</text:p>
          </table:table-cell>
          <table:table-cell table:style-name="ce9" table:formula="of:=SUM([.$E$3:.E50])" office:value-type="float" office:value="0.0041343754043194" calcext:value-type="float">
            <text:p>0.0041343754</text:p>
          </table:table-cell>
          <table:table-cell table:style-name="ce12" table:formula="of:=MAX([.$E$3:.E50]) - MIN([.$E$3:.E50])" office:value-type="float" office:value="0.00767773443122385" calcext:value-type="float">
            <text:p>0.007677734</text:p>
          </table:table-cell>
          <table:table-cell table:style-name="ce9" table:formula="of:=STDEV([.$E$3:.E50])" office:value-type="float" office:value="0.00144333600477909" calcext:value-type="float">
            <text:p>0.001443336</text:p>
          </table:table-cell>
          <table:table-cell table:style-name="ce9" table:formula="of:=[.G50]/[.H50]" office:value-type="float" office:value="5.31943664247397" calcext:value-type="float">
            <text:p>5.3194366425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50])" office:value-type="float" office:value="2.88081359228079" calcext:value-type="float">
            <text:p>2.8808135923</text:p>
          </table:table-cell>
          <table:table-cell table:style-name="ce44" table:formula="of:=[.X49]+1" office:value-type="float" office:value="760" calcext:value-type="float">
            <text:p>76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51]/[.D50]" office:value-type="percentage" office:value="0.00145077481443566" calcext:value-type="percentage">
            <text:p>0.1451%</text:p>
          </table:table-cell>
          <table:table-cell table:style-name="ce6" table:formula="of:=([.D51]-[.D50])" office:value-type="float" office:value="0.0000919300000000039" calcext:value-type="float">
            <text:p>0.00009193</text:p>
          </table:table-cell>
          <table:table-cell table:style-name="ce8" office:value-type="float" office:value="0.06345807" calcext:value-type="float">
            <text:p>0.06345807</text:p>
          </table:table-cell>
          <table:table-cell table:style-name="ce10" table:formula="of:=[.B51]-[.$S$2]" office:value-type="float" office:value="0.00144808963796507" calcext:value-type="float">
            <text:p>0.00144809</text:p>
          </table:table-cell>
          <table:table-cell table:style-name="ce9" table:formula="of:=SUM([.$E$3:.E51])" office:value-type="float" office:value="0.00558246504228447" calcext:value-type="float">
            <text:p>0.005582465</text:p>
          </table:table-cell>
          <table:table-cell table:style-name="ce12" table:formula="of:=MAX([.$E$3:.E51]) - MIN([.$E$3:.E51])" office:value-type="float" office:value="0.00767773443122385" calcext:value-type="float">
            <text:p>0.007677734</text:p>
          </table:table-cell>
          <table:table-cell table:style-name="ce9" table:formula="of:=STDEV([.$E$3:.E51])" office:value-type="float" office:value="0.00144141391376199" calcext:value-type="float">
            <text:p>0.0014414139</text:p>
          </table:table-cell>
          <table:table-cell table:style-name="ce9" table:formula="of:=[.G51]/[.H51]" office:value-type="float" office:value="5.32652998414973" calcext:value-type="float">
            <text:p>5.3265299841</text:p>
          </table:table-cell>
          <table:table-cell table:style-name="ce15" office:value-type="float" office:value="-40" calcext:value-type="float">
            <text:p>-40</text:p>
          </table:table-cell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51])" office:value-type="float" office:value="2.88138465677057" calcext:value-type="float">
            <text:p>2.8813846568</text:p>
          </table:table-cell>
          <table:table-cell table:style-name="ce44" table:formula="of:=[.X50]+1" office:value-type="float" office:value="761" calcext:value-type="float">
            <text:p>76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52]/[.D51]" office:value-type="percentage" office:value="0.000153802345391178" calcext:value-type="percentage">
            <text:p>0.0154%</text:p>
          </table:table-cell>
          <table:table-cell table:style-name="ce6" table:formula="of:=([.D52]-[.D51])" office:value-type="float" office:value="0.00000975999999999755" calcext:value-type="float">
            <text:p>0.00000976</text:p>
          </table:table-cell>
          <table:table-cell table:style-name="ce8" office:value-type="float" office:value="0.06346783" calcext:value-type="float">
            <text:p>0.06346783</text:p>
          </table:table-cell>
          <table:table-cell table:style-name="ce10" table:formula="of:=[.B52]-[.$S$2]" office:value-type="float" office:value="0.00015111716892059" calcext:value-type="float">
            <text:p>0.00015112</text:p>
          </table:table-cell>
          <table:table-cell table:style-name="ce9" table:formula="of:=SUM([.$E$3:.E52])" office:value-type="float" office:value="0.00573358221120506" calcext:value-type="float">
            <text:p>0.0057335822</text:p>
          </table:table-cell>
          <table:table-cell table:style-name="ce12" table:formula="of:=MAX([.$E$3:.E52]) - MIN([.$E$3:.E52])" office:value-type="float" office:value="0.00767773443122385" calcext:value-type="float">
            <text:p>0.007677734</text:p>
          </table:table-cell>
          <table:table-cell table:style-name="ce9" table:formula="of:=STDEV([.$E$3:.E52])" office:value-type="float" office:value="0.00142663948495578" calcext:value-type="float">
            <text:p>0.0014266395</text:p>
          </table:table-cell>
          <table:table-cell table:style-name="ce9" table:formula="of:=[.G52]/[.H52]" office:value-type="float" office:value="5.38169208982875" calcext:value-type="float">
            <text:p>5.3816920898</text:p>
          </table:table-cell>
          <table:table-cell table:style-name="ce9"/>
          <table:table-cell table:style-name="ce16"/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min</text:p>
          </table:table-cell>
          <table:table-cell table:style-name="ce25"/>
          <table:table-cell table:style-name="ce32" office:value-type="string" calcext:value-type="string">
            <text:p>range</text:p>
          </table:table-cell>
          <table:table-cell table:style-name="ce39" office:value-type="string" calcext:value-type="string">
            <text:p>halfway</text:p>
          </table:table-cell>
          <table:table-cell table:style-name="ce9" table:number-columns-repeated="2"/>
          <table:table-cell table:style-name="ce48"/>
          <table:table-cell/>
          <table:table-cell table:style-name="ce9" table:number-columns-repeated="2"/>
          <table:table-cell table:style-name="ce14" table:formula="of:=LOG([.X52])" office:value-type="float" office:value="2.8819549713396" calcext:value-type="float">
            <text:p>2.8819549713</text:p>
          </table:table-cell>
          <table:table-cell table:style-name="ce44" table:formula="of:=[.X51]+1" office:value-type="float" office:value="762" calcext:value-type="float">
            <text:p>76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53]/[.D52]" office:value-type="percentage" office:value="-0.00132066906966881" calcext:value-type="percentage">
            <text:p>-0.1321%</text:p>
          </table:table-cell>
          <table:table-cell table:style-name="ce6" table:formula="of:=([.D53]-[.D52])" office:value-type="float" office:value="-0.0000838199999999983" calcext:value-type="float">
            <text:p>-0.00008382</text:p>
          </table:table-cell>
          <table:table-cell table:style-name="ce8" office:value-type="float" office:value="0.06338401" calcext:value-type="float">
            <text:p>0.06338401</text:p>
          </table:table-cell>
          <table:table-cell table:style-name="ce10" table:formula="of:=[.B53]-[.$S$2]" office:value-type="float" office:value="-0.0013233542461394" calcext:value-type="float">
            <text:p>-0.00132335</text:p>
          </table:table-cell>
          <table:table-cell table:style-name="ce9" table:formula="of:=SUM([.$E$3:.E53])" office:value-type="float" office:value="0.00441022796506566" calcext:value-type="float">
            <text:p>0.004410228</text:p>
          </table:table-cell>
          <table:table-cell table:style-name="ce12" table:formula="of:=MAX([.$E$3:.E53]) - MIN([.$E$3:.E53])" office:value-type="float" office:value="0.00767773443122385" calcext:value-type="float">
            <text:p>0.007677734</text:p>
          </table:table-cell>
          <table:table-cell table:style-name="ce9" table:formula="of:=STDEV([.$E$3:.E53])" office:value-type="float" office:value="0.00142658390445325" calcext:value-type="float">
            <text:p>0.0014265839</text:p>
          </table:table-cell>
          <table:table-cell table:style-name="ce9" table:formula="of:=[.G53]/[.H53]" office:value-type="float" office:value="5.3819017635464" calcext:value-type="float">
            <text:p>5.3819017635</text:p>
          </table:table-cell>
          <table:table-cell table:style-name="ce9"/>
          <table:table-cell table:style-name="ce17"/>
          <table:table-cell table:style-name="ce18" table:formula="of:=MAX([.J56:.J713])" office:value-type="float" office:value="119.12105465895" calcext:value-type="float">
            <text:p>119.121054659</text:p>
          </table:table-cell>
          <table:table-cell table:style-name="ce21" table:formula="of:=MIN([.J56:.J713])" office:value-type="float" office:value="-66.5605905116419" calcext:value-type="float">
            <text:p>-66.5605905116</text:p>
          </table:table-cell>
          <table:table-cell table:style-name="ce25"/>
          <table:table-cell table:style-name="ce32" table:formula="of:=[.L53]-[.M53]" office:value-type="float" office:value="185.681645170592" calcext:value-type="float">
            <text:p>185.68</text:p>
          </table:table-cell>
          <table:table-cell table:style-name="ce41" table:formula="of:=([.O53]/2)+[.M53]" office:value-type="float" office:value="26.2802320736541" calcext:value-type="float">
            <text:p>26.2802</text:p>
          </table:table-cell>
          <table:table-cell table:style-name="ce21" table:number-columns-repeated="2"/>
          <table:table-cell table:style-name="ce50"/>
          <table:table-cell/>
          <table:table-cell table:style-name="ce21"/>
          <table:table-cell table:style-name="ce9"/>
          <table:table-cell table:style-name="ce14" table:formula="of:=LOG([.X53])" office:value-type="float" office:value="2.88252453795488" calcext:value-type="float">
            <text:p>2.882524538</text:p>
          </table:table-cell>
          <table:table-cell table:style-name="ce44" table:formula="of:=[.X52]+1" office:value-type="float" office:value="763" calcext:value-type="float">
            <text:p>76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54]/[.D53]" office:value-type="percentage" office:value="0.00182995679825237" calcext:value-type="percentage">
            <text:p>0.1830%</text:p>
          </table:table-cell>
          <table:table-cell table:style-name="ce6" table:formula="of:=([.D54]-[.D53])" office:value-type="float" office:value="0.000115989999999996" calcext:value-type="float">
            <text:p>0.00011599</text:p>
          </table:table-cell>
          <table:table-cell table:style-name="ce8" office:value-type="float" office:value="0.0635" calcext:value-type="float">
            <text:p>0.0635</text:p>
          </table:table-cell>
          <table:table-cell table:style-name="ce10" table:formula="of:=[.B54]-[.$S$2]" office:value-type="float" office:value="0.00182727162178178" calcext:value-type="float">
            <text:p>0.00182727</text:p>
          </table:table-cell>
          <table:table-cell table:style-name="ce9" table:formula="of:=SUM([.$E$3:.E54])" office:value-type="float" office:value="0.00623749958684745" calcext:value-type="float">
            <text:p>0.0062374996</text:p>
          </table:table-cell>
          <table:table-cell table:style-name="ce12" table:formula="of:=MAX([.$E$3:.E54]) - MIN([.$E$3:.E54])" office:value-type="float" office:value="0.00767773443122385" calcext:value-type="float">
            <text:p>0.007677734</text:p>
          </table:table-cell>
          <table:table-cell table:style-name="ce9" table:formula="of:=STDEV([.$E$3:.E54])" office:value-type="float" office:value="0.00143300847732691" calcext:value-type="float">
            <text:p>0.0014330085</text:p>
          </table:table-cell>
          <table:table-cell table:style-name="ce9" table:formula="of:=[.G54]/[.H54]" office:value-type="float" office:value="5.35777321118549" calcext:value-type="float">
            <text:p>5.3577732112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54])" office:value-type="float" office:value="2.88309335857569" calcext:value-type="float">
            <text:p>2.8830933586</text:p>
          </table:table-cell>
          <table:table-cell table:style-name="ce44" table:formula="of:=[.X53]+1" office:value-type="float" office:value="764" calcext:value-type="float">
            <text:p>76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55]/[.D54]" office:value-type="percentage" office:value="-0.00267716535433076" calcext:value-type="percentage">
            <text:p>-0.2677%</text:p>
          </table:table-cell>
          <table:table-cell table:style-name="ce6" table:formula="of:=([.D55]-[.D54])" office:value-type="float" office:value="-0.000170000000000003" calcext:value-type="float">
            <text:p>-0.00017000</text:p>
          </table:table-cell>
          <table:table-cell table:style-name="ce8" office:value-type="float" office:value="0.06333" calcext:value-type="float">
            <text:p>0.06333</text:p>
          </table:table-cell>
          <table:table-cell table:style-name="ce10" table:formula="of:=[.B55]-[.$S$2]" office:value-type="float" office:value="-0.00267985053080135" calcext:value-type="float">
            <text:p>-0.00267985</text:p>
          </table:table-cell>
          <table:table-cell table:style-name="ce9" table:formula="of:=SUM([.$E$3:.E55])" office:value-type="float" office:value="0.00355764905604609" calcext:value-type="float">
            <text:p>0.0035576491</text:p>
          </table:table-cell>
          <table:table-cell table:style-name="ce12" table:formula="of:=MAX([.$E$3:.E55]) - MIN([.$E$3:.E55])" office:value-type="float" office:value="0.00767773443122385" calcext:value-type="float">
            <text:p>0.007677734</text:p>
          </table:table-cell>
          <table:table-cell table:style-name="ce9" table:formula="of:=STDEV([.$E$3:.E55])" office:value-type="float" office:value="0.00147034904399682" calcext:value-type="float">
            <text:p>0.001470349</text:p>
          </table:table-cell>
          <table:table-cell table:style-name="ce9" table:formula="of:=[.G55]/[.H55]" office:value-type="float" office:value="5.22170872458531" calcext:value-type="float">
            <text:p>5.2217087246</text:p>
          </table:table-cell>
          <table:table-cell table:style-name="ce9"/>
          <table:table-cell table:style-name="ce16"/>
          <table:table-cell table:style-name="ce9" table:number-columns-repeated="2"/>
          <table:table-cell table:style-name="ce25"/>
          <table:table-cell table:style-name="ce32"/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55])" office:value-type="float" office:value="2.88366143515362" calcext:value-type="float">
            <text:p>2.8836614352</text:p>
          </table:table-cell>
          <table:table-cell table:style-name="ce44" table:formula="of:=[.X54]+1" office:value-type="float" office:value="765" calcext:value-type="float">
            <text:p>76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56]/[.D55]" office:value-type="percentage" office:value="0.0026794568135165" calcext:value-type="percentage">
            <text:p>0.2679%</text:p>
          </table:table-cell>
          <table:table-cell table:style-name="ce6" table:formula="of:=([.D56]-[.D55])" office:value-type="float" office:value="0.00016969" calcext:value-type="float">
            <text:p>0.00016969</text:p>
          </table:table-cell>
          <table:table-cell table:style-name="ce8" office:value-type="float" office:value="0.06349969" calcext:value-type="float">
            <text:p>0.06349969</text:p>
          </table:table-cell>
          <table:table-cell table:style-name="ce10" table:formula="of:=[.B56]-[.$S$2]" office:value-type="float" office:value="0.00267677163704591" calcext:value-type="float">
            <text:p>0.00267677</text:p>
          </table:table-cell>
          <table:table-cell table:style-name="ce9" table:formula="of:=SUM([.$E$3:.E56])" office:value-type="float" office:value="0.00623442069309201" calcext:value-type="float">
            <text:p>0.0062344207</text:p>
          </table:table-cell>
          <table:table-cell table:style-name="ce12" table:formula="of:=MAX([.$E$3:.E56]) - MIN([.$E$3:.E56])" office:value-type="float" office:value="0.00767773443122385" calcext:value-type="float">
            <text:p>0.007677734</text:p>
          </table:table-cell>
          <table:table-cell table:style-name="ce9" table:formula="of:=STDEV([.$E$3:.E56])" office:value-type="float" office:value="0.00149908340286015" calcext:value-type="float">
            <text:p>0.0014990834</text:p>
          </table:table-cell>
          <table:table-cell table:style-name="ce9" table:formula="of:=[.G56]/[.H56]" office:value-type="float" office:value="5.12161926186043" calcext:value-type="float">
            <text:p>5.1216192619</text:p>
          </table:table-cell>
          <table:table-cell table:style-name="ce9" table:formula="of:=SLOPE([.I41:.I56];[.W41:.W56])" office:value-type="float" office:value="15.2303034588673" calcext:value-type="float">
            <text:p>15.2303034589</text:p>
          </table:table-cell>
          <table:table-cell table:style-name="ce17" table:formula="of:=AVERAGE([.D49:.D56])" office:value-type="float" office:value="0.063425445" calcext:value-type="float">
            <text:p>0.063425445</text:p>
          </table:table-cell>
          <table:table-cell table:style-name="ce19" table:formula="of:=([.D56] - [.K56])/[.K56]" office:value-type="percentage" office:value="0.00117058697814419" calcext:value-type="percentage">
            <text:p>0.117%</text:p>
          </table:table-cell>
          <table:table-cell table:style-name="ce22" table:formula="of:=[.D56]-[.L56]" office:value-type="float" office:value="0.0623291030218558" calcext:value-type="float">
            <text:p>0.06232910</text:p>
          </table:table-cell>
          <table:table-cell table:style-name="ce24"/>
          <table:table-cell table:style-name="ce34" table:formula="of:=IF(([.J56] &gt; [.$P$53]);(([.$M$53]+[.J56])/[.$O$53]);(([.$L$53]-[.J56])/[.$O$53]))" office:value-type="float" office:value="0.559510074916855" calcext:value-type="float">
            <text:p>0.56</text:p>
          </table:table-cell>
          <table:table-cell table:style-name="ce39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14" table:formula="of:=LOG([.X56])" office:value-type="float" office:value="2.8842287696326" calcext:value-type="float">
            <text:p>2.8842287696</text:p>
          </table:table-cell>
          <table:table-cell table:style-name="ce44" table:formula="of:=[.X55]+1" office:value-type="float" office:value="766" calcext:value-type="float">
            <text:p>76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57]/[.D56]" office:value-type="percentage" office:value="-0.00400001952765424" calcext:value-type="percentage">
            <text:p>-0.4000%</text:p>
          </table:table-cell>
          <table:table-cell table:style-name="ce6" table:formula="of:=([.D57]-[.D56])" office:value-type="float" office:value="-0.00025399999999999" calcext:value-type="float">
            <text:p>-0.00025400</text:p>
          </table:table-cell>
          <table:table-cell table:style-name="ce8" office:value-type="float" office:value="0.06324569" calcext:value-type="float">
            <text:p>0.06324569</text:p>
          </table:table-cell>
          <table:table-cell table:style-name="ce10" table:formula="of:=[.B57]-[.$S$2]" office:value-type="float" office:value="-0.00400270470412482" calcext:value-type="float">
            <text:p>-0.00400270</text:p>
          </table:table-cell>
          <table:table-cell table:style-name="ce9" table:formula="of:=SUM([.$E$3:.E57])" office:value-type="float" office:value="0.00223171598896719" calcext:value-type="float">
            <text:p>0.002231716</text:p>
          </table:table-cell>
          <table:table-cell table:style-name="ce12" table:formula="of:=MAX([.$E$3:.E57]) - MIN([.$E$3:.E57])" office:value-type="float" office:value="0.00781998969571741" calcext:value-type="float">
            <text:p>0.007819990</text:p>
          </table:table-cell>
          <table:table-cell table:style-name="ce9" table:formula="of:=STDEV([.$E$3:.E57])" office:value-type="float" office:value="0.00158555500719942" calcext:value-type="float">
            <text:p>0.001585555</text:p>
          </table:table-cell>
          <table:table-cell table:style-name="ce9" table:formula="of:=[.G57]/[.H57]" office:value-type="float" office:value="4.93202043461735" calcext:value-type="float">
            <text:p>4.9320204346</text:p>
          </table:table-cell>
          <table:table-cell table:style-name="ce9" table:formula="of:=SLOPE([.I42:.I57];[.W42:.W57])" office:value-type="float" office:value="8.1297062796898" calcext:value-type="float">
            <text:p>8.1297062797</text:p>
          </table:table-cell>
          <table:table-cell table:style-name="ce17" table:formula="of:=AVERAGE([.D50:.D57])" office:value-type="float" office:value="0.06340642875" calcext:value-type="float">
            <text:p>0.063406429</text:p>
          </table:table-cell>
          <table:table-cell table:style-name="ce19" table:formula="of:=([.D57] - [.K57])/[.K57]" office:value-type="percentage" office:value="-0.00253505446007318" calcext:value-type="percentage">
            <text:p>-0.254%</text:p>
          </table:table-cell>
          <table:table-cell table:style-name="ce22" table:formula="of:=[.D57]-[.L57]" office:value-type="float" office:value="0.0657807444600732" calcext:value-type="float">
            <text:p>0.06578074</text:p>
          </table:table-cell>
          <table:table-cell table:style-name="ce27" table:formula="of:=ABS([.L56]-[.L57])" office:value-type="float" office:value="0.00370564143821738" calcext:value-type="float">
            <text:p>0.0037056</text:p>
          </table:table-cell>
          <table:table-cell table:style-name="ce34" table:formula="of:=IF(([.J57] &gt; [.$P$53]);(([.$M$53]+[.J57])/[.$O$53]);(([.$L$53]-[.J57])/[.$O$53]))" office:value-type="float" office:value="0.5977507807909" calcext:value-type="float">
            <text:p>0.60</text:p>
          </table:table-cell>
          <table:table-cell table:style-name="ce42" table:formula="of:=[.O57]-[.O56]" office:value-type="float" office:value="0.0382407058740456" calcext:value-type="float">
            <text:p>0.0382</text:p>
          </table:table-cell>
          <table:table-cell table:style-name="ce45" table:number-columns-repeated="2"/>
          <table:table-cell table:style-name="ce48"/>
          <table:table-cell table:style-name="ce45" table:formula="of:=[.M57]-[.M56]" office:value-type="float" office:value="0.00345164143821738" calcext:value-type="float">
            <text:p>0.003</text:p>
          </table:table-cell>
          <table:table-cell table:style-name="ce9" table:number-columns-repeated="2"/>
          <table:table-cell table:style-name="ce14" table:formula="of:=LOG([.X57])" office:value-type="float" office:value="2.88479536394898" calcext:value-type="float">
            <text:p>2.8847953639</text:p>
          </table:table-cell>
          <table:table-cell table:style-name="ce44" table:formula="of:=[.X56]+1" office:value-type="float" office:value="767" calcext:value-type="float">
            <text:p>76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58]/[.D57]" office:value-type="percentage" office:value="0.00288114494442225" calcext:value-type="percentage">
            <text:p>0.2881%</text:p>
          </table:table-cell>
          <table:table-cell table:style-name="ce6" table:formula="of:=([.D58]-[.D57])" office:value-type="float" office:value="0.000182219999999997" calcext:value-type="float">
            <text:p>0.00018222</text:p>
          </table:table-cell>
          <table:table-cell table:style-name="ce8" office:value-type="float" office:value="0.06342791" calcext:value-type="float">
            <text:p>0.06342791</text:p>
          </table:table-cell>
          <table:table-cell table:style-name="ce10" table:formula="of:=[.B58]-[.$S$2]" office:value-type="float" office:value="0.00287845976795166" calcext:value-type="float">
            <text:p>0.00287846</text:p>
          </table:table-cell>
          <table:table-cell table:style-name="ce9" table:formula="of:=SUM([.$E$3:.E58])" office:value-type="float" office:value="0.00511017575691885" calcext:value-type="float">
            <text:p>0.0051101758</text:p>
          </table:table-cell>
          <table:table-cell table:style-name="ce12" table:formula="of:=MAX([.$E$3:.E58]) - MIN([.$E$3:.E58])" office:value-type="float" office:value="0.00781998969571741" calcext:value-type="float">
            <text:p>0.007819990</text:p>
          </table:table-cell>
          <table:table-cell table:style-name="ce9" table:formula="of:=STDEV([.$E$3:.E58])" office:value-type="float" office:value="0.00161619609180427" calcext:value-type="float">
            <text:p>0.0016161961</text:p>
          </table:table-cell>
          <table:table-cell table:style-name="ce9" table:formula="of:=[.G58]/[.H58]" office:value-type="float" office:value="4.8385154099633" calcext:value-type="float">
            <text:p>4.83851541</text:p>
          </table:table-cell>
          <table:table-cell table:style-name="ce9" table:formula="of:=SLOPE([.I43:.I58];[.W43:.W58])" office:value-type="float" office:value="-12.6468684287714" calcext:value-type="float">
            <text:p>-12.6468684288</text:p>
          </table:table-cell>
          <table:table-cell table:style-name="ce17" table:formula="of:=AVERAGE([.D51:.D58])" office:value-type="float" office:value="0.06341415" calcext:value-type="float">
            <text:p>0.063414150</text:p>
          </table:table-cell>
          <table:table-cell table:style-name="ce19" table:formula="of:=([.D58] - [.K58])/[.K58]" office:value-type="percentage" office:value="0.00021698627199137" calcext:value-type="percentage">
            <text:p>0.022%</text:p>
          </table:table-cell>
          <table:table-cell table:style-name="ce22" table:formula="of:=[.D58]-[.L58]" office:value-type="float" office:value="0.0632109237280086" calcext:value-type="float">
            <text:p>0.06321092</text:p>
          </table:table-cell>
          <table:table-cell table:style-name="ce27" table:formula="of:=ABS([.L57]-[.L58])" office:value-type="float" office:value="0.00275204073206456" calcext:value-type="float">
            <text:p>0.0027520</text:p>
          </table:table-cell>
          <table:table-cell table:style-name="ce34" table:formula="of:=IF(([.J58] &gt; [.$P$53]);(([.$M$53]+[.J58])/[.$O$53]);(([.$L$53]-[.J58])/[.$O$53]))" office:value-type="float" office:value="0.709644310651502" calcext:value-type="float">
            <text:p>0.71</text:p>
          </table:table-cell>
          <table:table-cell table:style-name="ce42" table:formula="of:=[.O58]-[.O57]" office:value-type="float" office:value="0.111893529860601" calcext:value-type="float">
            <text:p>0.1119</text:p>
          </table:table-cell>
          <table:table-cell table:style-name="ce45" table:number-columns-repeated="2"/>
          <table:table-cell table:style-name="ce48"/>
          <table:table-cell table:style-name="ce45" table:formula="of:=[.M58]-[.M57]" office:value-type="float" office:value="-0.00256982073206456" calcext:value-type="float">
            <text:p>-0.003</text:p>
          </table:table-cell>
          <table:table-cell table:style-name="ce9" table:number-columns-repeated="2"/>
          <table:table-cell table:style-name="ce14" table:formula="of:=LOG([.X58])" office:value-type="float" office:value="2.88536122003151" calcext:value-type="float">
            <text:p>2.88536122</text:p>
          </table:table-cell>
          <table:table-cell table:style-name="ce44" table:formula="of:=[.X57]+1" office:value-type="float" office:value="768" calcext:value-type="float">
            <text:p>76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59]/[.D58]" office:value-type="percentage" office:value="-0.00181576217788033" calcext:value-type="percentage">
            <text:p>-0.1816%</text:p>
          </table:table-cell>
          <table:table-cell table:style-name="ce6" table:formula="of:=([.D59]-[.D58])" office:value-type="float" office:value="-0.000115169999999998" calcext:value-type="float">
            <text:p>-0.00011517</text:p>
          </table:table-cell>
          <table:table-cell table:style-name="ce8" office:value-type="float" office:value="0.06331274" calcext:value-type="float">
            <text:p>0.06331274</text:p>
          </table:table-cell>
          <table:table-cell table:style-name="ce10" table:formula="of:=[.B59]-[.$S$2]" office:value-type="float" office:value="-0.00181844735435092" calcext:value-type="float">
            <text:p>-0.00181845</text:p>
          </table:table-cell>
          <table:table-cell table:style-name="ce9" table:formula="of:=SUM([.$E$3:.E59])" office:value-type="float" office:value="0.00329172840256793" calcext:value-type="float">
            <text:p>0.0032917284</text:p>
          </table:table-cell>
          <table:table-cell table:style-name="ce12" table:formula="of:=MAX([.$E$3:.E59]) - MIN([.$E$3:.E59])" office:value-type="float" office:value="0.00781998969571741" calcext:value-type="float">
            <text:p>0.007819990</text:p>
          </table:table-cell>
          <table:table-cell table:style-name="ce9" table:formula="of:=STDEV([.$E$3:.E59])" office:value-type="float" office:value="0.00162155081019637" calcext:value-type="float">
            <text:p>0.0016215508</text:p>
          </table:table-cell>
          <table:table-cell table:style-name="ce9" table:formula="of:=[.G59]/[.H59]" office:value-type="float" office:value="4.82253756499335" calcext:value-type="float">
            <text:p>4.822537565</text:p>
          </table:table-cell>
          <table:table-cell table:style-name="ce9" table:formula="of:=SLOPE([.I44:.I59];[.W44:.W59])" office:value-type="float" office:value="-33.5073288022686" calcext:value-type="float">
            <text:p>-33.5073288023</text:p>
          </table:table-cell>
          <table:table-cell table:style-name="ce17" table:formula="of:=AVERAGE([.D52:.D59])" office:value-type="float" office:value="0.06339598375" calcext:value-type="float">
            <text:p>0.063395984</text:p>
          </table:table-cell>
          <table:table-cell table:style-name="ce19" table:formula="of:=([.D59] - [.K59])/[.K59]" office:value-type="percentage" office:value="-0.00131307608267834" calcext:value-type="percentage">
            <text:p>-0.131%</text:p>
          </table:table-cell>
          <table:table-cell table:style-name="ce22" table:formula="of:=[.D59]-[.L59]" office:value-type="float" office:value="0.0646258160826783" calcext:value-type="float">
            <text:p>0.06462582</text:p>
          </table:table-cell>
          <table:table-cell table:style-name="ce27" table:formula="of:=ABS([.L58]-[.L59])" office:value-type="float" office:value="0.00153006235466971" calcext:value-type="float">
            <text:p>0.0015301</text:p>
          </table:table-cell>
          <table:table-cell table:style-name="ce34" table:formula="of:=IF(([.J59] &gt; [.$P$53]);(([.$M$53]+[.J59])/[.$O$53]);(([.$L$53]-[.J59])/[.$O$53]))" office:value-type="float" office:value="0.821989611956496" calcext:value-type="float">
            <text:p>0.82</text:p>
          </table:table-cell>
          <table:table-cell table:style-name="ce42" table:formula="of:=[.O59]-[.O58]" office:value-type="float" office:value="0.112345301304994" calcext:value-type="float">
            <text:p>0.1123</text:p>
          </table:table-cell>
          <table:table-cell table:style-name="ce45" table:number-columns-repeated="2"/>
          <table:table-cell table:style-name="ce48"/>
          <table:table-cell table:style-name="ce45" table:formula="of:=[.M59]-[.M58]" office:value-type="float" office:value="0.00141489235466971" calcext:value-type="float">
            <text:p>0.001</text:p>
          </table:table-cell>
          <table:table-cell table:style-name="ce9" table:number-columns-repeated="2"/>
          <table:table-cell table:style-name="ce14" table:formula="of:=LOG([.X59])" office:value-type="float" office:value="2.88592633980143" calcext:value-type="float">
            <text:p>2.8859263398</text:p>
          </table:table-cell>
          <table:table-cell table:style-name="ce44" table:formula="of:=[.X58]+1" office:value-type="float" office:value="769" calcext:value-type="float">
            <text:p>76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60]/[.D59]" office:value-type="percentage" office:value="0.000140572023892699" calcext:value-type="percentage">
            <text:p>0.0141%</text:p>
          </table:table-cell>
          <table:table-cell table:style-name="ce6" table:formula="of:=([.D60]-[.D59])" office:value-type="float" office:value="0.00000889999999999225" calcext:value-type="float">
            <text:p>0.00000890</text:p>
          </table:table-cell>
          <table:table-cell table:style-name="ce8" office:value-type="float" office:value="0.06332164" calcext:value-type="float">
            <text:p>0.06332164</text:p>
          </table:table-cell>
          <table:table-cell table:style-name="ce10" table:formula="of:=[.B60]-[.$S$2]" office:value-type="float" office:value="0.000137886847422111" calcext:value-type="float">
            <text:p>0.00013789</text:p>
          </table:table-cell>
          <table:table-cell table:style-name="ce9" table:formula="of:=SUM([.$E$3:.E60])" office:value-type="float" office:value="0.00342961524999004" calcext:value-type="float">
            <text:p>0.0034296152</text:p>
          </table:table-cell>
          <table:table-cell table:style-name="ce12" table:formula="of:=MAX([.$E$3:.E60]) - MIN([.$E$3:.E60])" office:value-type="float" office:value="0.00781998969571741" calcext:value-type="float">
            <text:p>0.007819990</text:p>
          </table:table-cell>
          <table:table-cell table:style-name="ce9" table:formula="of:=STDEV([.$E$3:.E60])" office:value-type="float" office:value="0.00160729818483795" calcext:value-type="float">
            <text:p>0.0016072982</text:p>
          </table:table-cell>
          <table:table-cell table:style-name="ce9" table:formula="of:=[.G60]/[.H60]" office:value-type="float" office:value="4.86530114292753" calcext:value-type="float">
            <text:p>4.8653011429</text:p>
          </table:table-cell>
          <table:table-cell table:style-name="ce9" table:formula="of:=SLOPE([.I45:.I60];[.W45:.W60])" office:value-type="float" office:value="-48.8735761307201" calcext:value-type="float">
            <text:p>-48.8735761307</text:p>
          </table:table-cell>
          <table:table-cell table:style-name="ce17" table:formula="of:=AVERAGE([.D53:.D60])" office:value-type="float" office:value="0.06337771" calcext:value-type="float">
            <text:p>0.063377710</text:p>
          </table:table-cell>
          <table:table-cell table:style-name="ce19" table:formula="of:=([.D60] - [.K60])/[.K60]" office:value-type="percentage" office:value="-0.000884695897027603" calcext:value-type="percentage">
            <text:p>-0.088%</text:p>
          </table:table-cell>
          <table:table-cell table:style-name="ce22" table:formula="of:=[.D60]-[.L60]" office:value-type="float" office:value="0.0642063358970276" calcext:value-type="float">
            <text:p>0.06420634</text:p>
          </table:table-cell>
          <table:table-cell table:style-name="ce27" table:formula="of:=ABS([.L59]-[.L60])" office:value-type="float" office:value="0.000428380185650732" calcext:value-type="float">
            <text:p>0.0004284</text:p>
          </table:table-cell>
          <table:table-cell table:style-name="ce34" table:formula="of:=IF(([.J60] &gt; [.$P$53]);(([.$M$53]+[.J60])/[.$O$53]);(([.$L$53]-[.J60])/[.$O$53]))" office:value-type="float" office:value="0.904745488630973" calcext:value-type="float">
            <text:p>0.90</text:p>
          </table:table-cell>
          <table:table-cell table:style-name="ce42" table:formula="of:=[.O60]-[.O59]" office:value-type="float" office:value="0.0827558766744766" calcext:value-type="float">
            <text:p>0.0828</text:p>
          </table:table-cell>
          <table:table-cell table:style-name="ce45" table:number-columns-repeated="2"/>
          <table:table-cell table:style-name="ce48"/>
          <table:table-cell table:style-name="ce45" table:formula="of:=[.M60]-[.M59]" office:value-type="float" office:value="-0.000419480185650731" calcext:value-type="float">
            <text:p>0.000</text:p>
          </table:table-cell>
          <table:table-cell table:style-name="ce9" table:number-columns-repeated="2"/>
          <table:table-cell table:style-name="ce14" table:formula="of:=LOG([.X60])" office:value-type="float" office:value="2.88649072517248" calcext:value-type="float">
            <text:p>2.8864907252</text:p>
          </table:table-cell>
          <table:table-cell table:style-name="ce44" table:formula="of:=[.X59]+1" office:value-type="float" office:value="770" calcext:value-type="float">
            <text:p>77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61]/[.D60]" office:value-type="percentage" office:value="0.000259468958795095" calcext:value-type="percentage">
            <text:p>0.0259%</text:p>
          </table:table-cell>
          <table:table-cell table:style-name="ce6" table:formula="of:=([.D61]-[.D60])" office:value-type="float" office:value="0.0000164299999999978" calcext:value-type="float">
            <text:p>0.00001643</text:p>
          </table:table-cell>
          <table:table-cell table:style-name="ce8" office:value-type="float" office:value="0.06333807" calcext:value-type="float">
            <text:p>0.06333807</text:p>
          </table:table-cell>
          <table:table-cell table:style-name="ce10" table:formula="of:=[.B61]-[.$S$2]" office:value-type="float" office:value="0.000256783782324507" calcext:value-type="float">
            <text:p>0.00025678</text:p>
          </table:table-cell>
          <table:table-cell table:style-name="ce9" table:formula="of:=SUM([.$E$3:.E61])" office:value-type="float" office:value="0.00368639903231454" calcext:value-type="float">
            <text:p>0.003686399</text:p>
          </table:table-cell>
          <table:table-cell table:style-name="ce12" table:formula="of:=MAX([.$E$3:.E61]) - MIN([.$E$3:.E61])" office:value-type="float" office:value="0.00781998969571741" calcext:value-type="float">
            <text:p>0.007819990</text:p>
          </table:table-cell>
          <table:table-cell table:style-name="ce9" table:formula="of:=STDEV([.$E$3:.E61])" office:value-type="float" office:value="0.00159358968724318" calcext:value-type="float">
            <text:p>0.0015935897</text:p>
          </table:table-cell>
          <table:table-cell table:style-name="ce9" table:formula="of:=[.G61]/[.H61]" office:value-type="float" office:value="4.90715380396664" calcext:value-type="float">
            <text:p>4.907153804</text:p>
          </table:table-cell>
          <table:table-cell table:style-name="ce9" table:formula="of:=SLOPE([.I46:.I61];[.W46:.W61])" office:value-type="float" office:value="-60.3234410881854" calcext:value-type="float">
            <text:p>-60.3234410882</text:p>
          </table:table-cell>
          <table:table-cell table:style-name="ce17" table:formula="of:=AVERAGE([.D54:.D61])" office:value-type="float" office:value="0.0633719675" calcext:value-type="float">
            <text:p>0.063371968</text:p>
          </table:table-cell>
          <table:table-cell table:style-name="ce19" table:formula="of:=([.D61] - [.K61])/[.K61]" office:value-type="percentage" office:value="-0.00053489738976472" calcext:value-type="percentage">
            <text:p>-0.053%</text:p>
          </table:table-cell>
          <table:table-cell table:style-name="ce22" table:formula="of:=[.D61]-[.L61]" office:value-type="float" office:value="0.0638729673897647" calcext:value-type="float">
            <text:p>0.06387297</text:p>
          </table:table-cell>
          <table:table-cell table:style-name="ce27" table:formula="of:=ABS([.L60]-[.L61])" office:value-type="float" office:value="0.000349798507262883" calcext:value-type="float">
            <text:p>0.0003498</text:p>
          </table:table-cell>
          <table:table-cell table:style-name="ce34" table:formula="of:=IF(([.J61] &gt; [.$P$53]);(([.$M$53]+[.J61])/[.$O$53]);(([.$L$53]-[.J61])/[.$O$53]))" office:value-type="float" office:value="0.966409445490822" calcext:value-type="float">
            <text:p>0.97</text:p>
          </table:table-cell>
          <table:table-cell table:style-name="ce42" table:formula="of:=[.O61]-[.O60]" office:value-type="float" office:value="0.0616639568598496" calcext:value-type="float">
            <text:p>0.0617</text:p>
          </table:table-cell>
          <table:table-cell table:style-name="ce45" table:number-columns-repeated="2"/>
          <table:table-cell table:style-name="ce48" table:formula="of:=[.O61] - AVERAGE([.O56:.O61])" office:value-type="float" office:value="0.206401160084564" calcext:value-type="float">
            <text:p>0.2064011601</text:p>
          </table:table-cell>
          <table:table-cell table:style-name="ce45" table:formula="of:=[.M61]-[.M60]" office:value-type="float" office:value="-0.000333368507262885" calcext:value-type="float">
            <text:p>0.000</text:p>
          </table:table-cell>
          <table:table-cell table:style-name="ce45" table:formula="of:=AVERAGE([.O56:.O61])" office:value-type="float" office:value="0.760008285406258" calcext:value-type="float">
            <text:p>0.760</text:p>
          </table:table-cell>
          <table:table-cell table:style-name="ce9"/>
          <table:table-cell table:style-name="ce14" table:formula="of:=LOG([.X61])" office:value-type="float" office:value="2.88705437805096" calcext:value-type="float">
            <text:p>2.8870543781</text:p>
          </table:table-cell>
          <table:table-cell table:style-name="ce44" table:formula="of:=[.X60]+1" office:value-type="float" office:value="771" calcext:value-type="float">
            <text:p>77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62]/[.D61]" office:value-type="percentage" office:value="0" calcext:value-type="percentage">
            <text:p>0.0000%</text:p>
          </table:table-cell>
          <table:table-cell table:style-name="ce6" table:formula="of:=([.D62]-[.D61])" office:value-type="float" office:value="0" calcext:value-type="float">
            <text:p>0.00000000</text:p>
          </table:table-cell>
          <table:table-cell table:style-name="ce8" office:value-type="float" office:value="0.06333807" calcext:value-type="float">
            <text:p>0.06333807</text:p>
          </table:table-cell>
          <table:table-cell table:style-name="ce10" table:formula="of:=[.B62]-[.$S$2]" office:value-type="float" office:value="-0.00000268517647058823" calcext:value-type="float">
            <text:p>-0.00000269</text:p>
          </table:table-cell>
          <table:table-cell table:style-name="ce9" table:formula="of:=SUM([.$E$3:.E62])" office:value-type="float" office:value="0.00368371385584395" calcext:value-type="float">
            <text:p>0.0036837139</text:p>
          </table:table-cell>
          <table:table-cell table:style-name="ce12" table:formula="of:=MAX([.$E$3:.E62]) - MIN([.$E$3:.E62])" office:value-type="float" office:value="0.00781998969571741" calcext:value-type="float">
            <text:p>0.007819990</text:p>
          </table:table-cell>
          <table:table-cell table:style-name="ce9" table:formula="of:=STDEV([.$E$3:.E62])" office:value-type="float" office:value="0.00158004937270847" calcext:value-type="float">
            <text:p>0.0015800494</text:p>
          </table:table-cell>
          <table:table-cell table:style-name="ce9" table:formula="of:=[.G62]/[.H62]" office:value-type="float" office:value="4.94920591140304" calcext:value-type="float">
            <text:p>4.9492059114</text:p>
          </table:table-cell>
          <table:table-cell table:style-name="ce9" table:formula="of:=SLOPE([.I47:.I62];[.W47:.W62])" office:value-type="float" office:value="-66.2478090539642" calcext:value-type="float">
            <text:p>-66.247809054</text:p>
          </table:table-cell>
          <table:table-cell table:style-name="ce17" table:formula="of:=AVERAGE([.D55:.D62])" office:value-type="float" office:value="0.06335172625" calcext:value-type="float">
            <text:p>0.063351726</text:p>
          </table:table-cell>
          <table:table-cell table:style-name="ce19" table:formula="of:=([.D62] - [.K62])/[.K62]" office:value-type="percentage" office:value="-0.000215562397559886" calcext:value-type="percentage">
            <text:p>-0.022%</text:p>
          </table:table-cell>
          <table:table-cell table:style-name="ce22" table:formula="of:=[.D62]-[.L62]" office:value-type="float" office:value="0.0635536323975599" calcext:value-type="float">
            <text:p>0.06355363</text:p>
          </table:table-cell>
          <table:table-cell table:style-name="ce27" table:formula="of:=ABS([.L61]-[.L62])" office:value-type="float" office:value="0.000319334992204834" calcext:value-type="float">
            <text:p>0.0003193</text:p>
          </table:table-cell>
          <table:table-cell table:style-name="ce34" table:formula="of:=IF(([.J62] &gt; [.$P$53]);(([.$M$53]+[.J62])/[.$O$53]);(([.$L$53]-[.J62])/[.$O$53]))" office:value-type="float" office:value="0.998315496087993" calcext:value-type="float">
            <text:p>1.00</text:p>
          </table:table-cell>
          <table:table-cell table:style-name="ce42" table:formula="of:=[.O62]-[.O61]" office:value-type="float" office:value="0.0319060505971709" calcext:value-type="float">
            <text:p>0.0319</text:p>
          </table:table-cell>
          <table:table-cell table:style-name="ce45" table:number-columns-repeated="2"/>
          <table:table-cell table:style-name="ce48" table:formula="of:=[.O62] - AVERAGE([.O57:.O62])" office:value-type="float" office:value="0.165172973819879" calcext:value-type="float">
            <text:p>0.1651729738</text:p>
          </table:table-cell>
          <table:table-cell table:style-name="ce45" table:formula="of:=[.M62]-[.M61]" office:value-type="float" office:value="-0.000319334992204837" calcext:value-type="float">
            <text:p>0.000</text:p>
          </table:table-cell>
          <table:table-cell table:style-name="ce45" table:formula="of:=AVERAGE([.O57:.O62])" office:value-type="float" office:value="0.833142522268114" calcext:value-type="float">
            <text:p>0.833</text:p>
          </table:table-cell>
          <table:table-cell table:style-name="ce9"/>
          <table:table-cell table:style-name="ce14" table:formula="of:=LOG([.X62])" office:value-type="float" office:value="2.88761730033574" calcext:value-type="float">
            <text:p>2.8876173003</text:p>
          </table:table-cell>
          <table:table-cell table:style-name="ce44" table:formula="of:=[.X61]+1" office:value-type="float" office:value="772" calcext:value-type="float">
            <text:p>77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63]/[.D62]" office:value-type="percentage" office:value="-0.0000637847032597745" calcext:value-type="percentage">
            <text:p>-0.0064%</text:p>
          </table:table-cell>
          <table:table-cell table:style-name="ce6" table:formula="of:=([.D63]-[.D62])" office:value-type="float" office:value="-0.00000403999999999682" calcext:value-type="float">
            <text:p>-0.00000404</text:p>
          </table:table-cell>
          <table:table-cell table:style-name="ce8" office:value-type="float" office:value="0.06333403" calcext:value-type="float">
            <text:p>0.06333403</text:p>
          </table:table-cell>
          <table:table-cell table:style-name="ce10" table:formula="of:=[.B63]-[.$S$2]" office:value-type="float" office:value="-0.0000664698797303627" calcext:value-type="float">
            <text:p>-0.00006647</text:p>
          </table:table-cell>
          <table:table-cell table:style-name="ce9" table:formula="of:=SUM([.$E$3:.E63])" office:value-type="float" office:value="0.00361724397611359" calcext:value-type="float">
            <text:p>0.003617244</text:p>
          </table:table-cell>
          <table:table-cell table:style-name="ce12" table:formula="of:=MAX([.$E$3:.E63]) - MIN([.$E$3:.E63])" office:value-type="float" office:value="0.00781998969571741" calcext:value-type="float">
            <text:p>0.007819990</text:p>
          </table:table-cell>
          <table:table-cell table:style-name="ce9" table:formula="of:=STDEV([.$E$3:.E63])" office:value-type="float" office:value="0.00156691249837456" calcext:value-type="float">
            <text:p>0.0015669125</text:p>
          </table:table-cell>
          <table:table-cell table:style-name="ce9" table:formula="of:=[.G63]/[.H63]" office:value-type="float" office:value="4.9906996745699" calcext:value-type="float">
            <text:p>4.9906996746</text:p>
          </table:table-cell>
          <table:table-cell table:style-name="ce9" table:formula="of:=SLOPE([.I48:.I63];[.W48:.W63])" office:value-type="float" office:value="-66.5605905116419" calcext:value-type="float">
            <text:p>-66.5605905116</text:p>
          </table:table-cell>
          <table:table-cell table:style-name="ce17" table:formula="of:=AVERAGE([.D56:.D63])" office:value-type="float" office:value="0.06335223" calcext:value-type="float">
            <text:p>0.063352230</text:p>
          </table:table-cell>
          <table:table-cell table:style-name="ce19" table:formula="of:=([.D63] - [.K63])/[.K63]" office:value-type="percentage" office:value="-0.000287282704965711" calcext:value-type="percentage">
            <text:p>-0.029%</text:p>
          </table:table-cell>
          <table:table-cell table:style-name="ce22" table:formula="of:=[.D63]-[.L63]" office:value-type="float" office:value="0.0636213127049657" calcext:value-type="float">
            <text:p>0.06362131</text:p>
          </table:table-cell>
          <table:table-cell table:style-name="ce27" table:formula="of:=ABS([.L62]-[.L63])" office:value-type="float" office:value="0.0000717203074058248" calcext:value-type="float">
            <text:p>0.0000717</text:p>
          </table:table-cell>
          <table:table-cell table:style-name="ce34" table:formula="of:=IF(([.J63] &gt; [.$P$53]);(([.$M$53]+[.J63])/[.$O$53]);(([.$L$53]-[.J63])/[.$O$53]))" office:value-type="float" office:value="1" calcext:value-type="float">
            <text:p>1.00</text:p>
          </table:table-cell>
          <table:table-cell table:style-name="ce42" table:formula="of:=[.O63]-[.O62]" office:value-type="float" office:value="0.00168450391200681" calcext:value-type="float">
            <text:p>0.0017</text:p>
          </table:table-cell>
          <table:table-cell table:style-name="ce45" table:number-columns-repeated="2"/>
          <table:table-cell table:style-name="ce48" table:formula="of:=[.O63] - AVERAGE([.O58:.O63])" office:value-type="float" office:value="0.0998159411970357" calcext:value-type="float">
            <text:p>0.0998159412</text:p>
          </table:table-cell>
          <table:table-cell table:style-name="ce45" table:formula="of:=[.M63]-[.M62]" office:value-type="float" office:value="0.0000676803074058235" calcext:value-type="float">
            <text:p>0.000</text:p>
          </table:table-cell>
          <table:table-cell table:style-name="ce45" table:formula="of:=AVERAGE([.O58:.O63])" office:value-type="float" office:value="0.900184058802964" calcext:value-type="float">
            <text:p>0.900</text:p>
          </table:table-cell>
          <table:table-cell table:style-name="ce9"/>
          <table:table-cell table:style-name="ce14" table:formula="of:=LOG([.X63])" office:value-type="float" office:value="2.88817949391832" calcext:value-type="float">
            <text:p>2.8881794939</text:p>
          </table:table-cell>
          <table:table-cell table:style-name="ce44" table:formula="of:=[.X62]+1" office:value-type="float" office:value="773" calcext:value-type="float">
            <text:p>77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64]/[.D63]" office:value-type="percentage" office:value="-0.0000636308790077323" calcext:value-type="percentage">
            <text:p>-0.0064%</text:p>
          </table:table-cell>
          <table:table-cell table:style-name="ce6" table:formula="of:=([.D64]-[.D63])" office:value-type="float" office:value="-0.00000403000000000209" calcext:value-type="float">
            <text:p>-0.00000403</text:p>
          </table:table-cell>
          <table:table-cell table:style-name="ce8" office:value-type="float" office:value="0.06333" calcext:value-type="float">
            <text:p>0.06333</text:p>
          </table:table-cell>
          <table:table-cell table:style-name="ce10" table:formula="of:=[.B64]-[.$S$2]" office:value-type="float" office:value="-0.0000663160554783205" calcext:value-type="float">
            <text:p>-0.00006632</text:p>
          </table:table-cell>
          <table:table-cell table:style-name="ce9" table:formula="of:=SUM([.$E$3:.E64])" office:value-type="float" office:value="0.00355092792063527" calcext:value-type="float">
            <text:p>0.0035509279</text:p>
          </table:table-cell>
          <table:table-cell table:style-name="ce12" table:formula="of:=MAX([.$E$3:.E64]) - MIN([.$E$3:.E64])" office:value-type="float" office:value="0.00781998969571741" calcext:value-type="float">
            <text:p>0.007819990</text:p>
          </table:table-cell>
          <table:table-cell table:style-name="ce9" table:formula="of:=STDEV([.$E$3:.E64])" office:value-type="float" office:value="0.00155409776320633" calcext:value-type="float">
            <text:p>0.0015540978</text:p>
          </table:table-cell>
          <table:table-cell table:style-name="ce9" table:formula="of:=[.G64]/[.H64]" office:value-type="float" office:value="5.03185184411028" calcext:value-type="float">
            <text:p>5.0318518441</text:p>
          </table:table-cell>
          <table:table-cell table:style-name="ce9" table:formula="of:=SLOPE([.I49:.I64];[.W49:.W64])" office:value-type="float" office:value="-62.1486935051435" calcext:value-type="float">
            <text:p>-62.1486935051</text:p>
          </table:table-cell>
          <table:table-cell table:style-name="ce17" table:formula="of:=AVERAGE([.D57:.D64])" office:value-type="float" office:value="0.06333101875" calcext:value-type="float">
            <text:p>0.063331019</text:p>
          </table:table-cell>
          <table:table-cell table:style-name="ce19" table:formula="of:=([.D64] - [.K64])/[.K64]" office:value-type="percentage" office:value="-0.0000160861141997352" calcext:value-type="percentage">
            <text:p>-0.002%</text:p>
          </table:table-cell>
          <table:table-cell table:style-name="ce22" table:formula="of:=[.D64]-[.L64]" office:value-type="float" office:value="0.0633460861141997" calcext:value-type="float">
            <text:p>0.06334609</text:p>
          </table:table-cell>
          <table:table-cell table:style-name="ce27" table:formula="of:=ABS([.L63]-[.L64])" office:value-type="float" office:value="0.000271196590765976" calcext:value-type="float">
            <text:p>0.0002712</text:p>
          </table:table-cell>
          <table:table-cell table:style-name="ce34" table:formula="of:=IF(([.J64] &gt; [.$P$53]);(([.$M$53]+[.J64])/[.$O$53]);(([.$L$53]-[.J64])/[.$O$53]))" office:value-type="float" office:value="0.976239455426813" calcext:value-type="float">
            <text:p>0.98</text:p>
          </table:table-cell>
          <table:table-cell table:style-name="ce42" table:formula="of:=[.O64]-[.O63]" office:value-type="float" office:value="-0.0237605445731865" calcext:value-type="float">
            <text:p>-0.0238</text:p>
          </table:table-cell>
          <table:table-cell table:style-name="ce45" table:number-columns-repeated="2"/>
          <table:table-cell table:style-name="ce48" table:formula="of:=[.O64] - AVERAGE([.O59:.O64])" office:value-type="float" office:value="0.0316228724946305" calcext:value-type="float">
            <text:p>0.0316228725</text:p>
          </table:table-cell>
          <table:table-cell table:style-name="ce45" table:formula="of:=[.M64]-[.M63]" office:value-type="float" office:value="-0.000275226590765981" calcext:value-type="float">
            <text:p>0.000</text:p>
          </table:table-cell>
          <table:table-cell table:style-name="ce45" table:formula="of:=AVERAGE([.O59:.O64])" office:value-type="float" office:value="0.944616582932183" calcext:value-type="float">
            <text:p>0.945</text:p>
          </table:table-cell>
          <table:table-cell table:style-name="ce9"/>
          <table:table-cell table:style-name="ce14" table:formula="of:=LOG([.X64])" office:value-type="float" office:value="2.88874096068289" calcext:value-type="float">
            <text:p>2.8887409607</text:p>
          </table:table-cell>
          <table:table-cell table:style-name="ce44" table:formula="of:=[.X63]+1" office:value-type="float" office:value="774" calcext:value-type="float">
            <text:p>77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65]/[.D64]" office:value-type="percentage" office:value="-0.00028990999526283" calcext:value-type="percentage">
            <text:p>-0.0290%</text:p>
          </table:table-cell>
          <table:table-cell table:style-name="ce6" table:formula="of:=([.D65]-[.D64])" office:value-type="float" office:value="-0.000018359999999995" calcext:value-type="float">
            <text:p>-0.00001836</text:p>
          </table:table-cell>
          <table:table-cell table:style-name="ce8" office:value-type="float" office:value="0.06331164" calcext:value-type="float">
            <text:p>0.06331164</text:p>
          </table:table-cell>
          <table:table-cell table:style-name="ce10" table:formula="of:=[.B65]-[.$S$2]" office:value-type="float" office:value="-0.000292595171733419" calcext:value-type="float">
            <text:p>-0.00029260</text:p>
          </table:table-cell>
          <table:table-cell table:style-name="ce9" table:formula="of:=SUM([.$E$3:.E65])" office:value-type="float" office:value="0.00325833274890185" calcext:value-type="float">
            <text:p>0.0032583327</text:p>
          </table:table-cell>
          <table:table-cell table:style-name="ce12" table:formula="of:=MAX([.$E$3:.E65]) - MIN([.$E$3:.E65])" office:value-type="float" office:value="0.00781998969571741" calcext:value-type="float">
            <text:p>0.007819990</text:p>
          </table:table-cell>
          <table:table-cell table:style-name="ce9" table:formula="of:=STDEV([.$E$3:.E65])" office:value-type="float" office:value="0.001542143858048" calcext:value-type="float">
            <text:p>0.0015421439</text:p>
          </table:table-cell>
          <table:table-cell table:style-name="ce9" table:formula="of:=[.G65]/[.H65]" office:value-type="float" office:value="5.07085616877257" calcext:value-type="float">
            <text:p>5.0708561688</text:p>
          </table:table-cell>
          <table:table-cell table:style-name="ce9" table:formula="of:=SLOPE([.I50:.I65];[.W50:.W65])" office:value-type="float" office:value="-56.4358103320167" calcext:value-type="float">
            <text:p>-56.435810332</text:p>
          </table:table-cell>
          <table:table-cell table:style-name="ce17" table:formula="of:=AVERAGE([.D58:.D65])" office:value-type="float" office:value="0.0633392625" calcext:value-type="float">
            <text:p>0.063339263</text:p>
          </table:table-cell>
          <table:table-cell table:style-name="ce19" table:formula="of:=([.D65] - [.K65])/[.K65]" office:value-type="percentage" office:value="-0.000436103909482539" calcext:value-type="percentage">
            <text:p>-0.044%</text:p>
          </table:table-cell>
          <table:table-cell table:style-name="ce22" table:formula="of:=[.D65]-[.L65]" office:value-type="float" office:value="0.0637477439094825" calcext:value-type="float">
            <text:p>0.06374774</text:p>
          </table:table-cell>
          <table:table-cell table:style-name="ce27" table:formula="of:=ABS([.L64]-[.L65])" office:value-type="float" office:value="0.000420017795282804" calcext:value-type="float">
            <text:p>0.0004200</text:p>
          </table:table-cell>
          <table:table-cell table:style-name="ce34" table:formula="of:=IF(([.J65] &gt; [.$P$53]);(([.$M$53]+[.J65])/[.$O$53]);(([.$L$53]-[.J65])/[.$O$53]))" office:value-type="float" office:value="0.945472369278486" calcext:value-type="float">
            <text:p>0.95</text:p>
          </table:table-cell>
          <table:table-cell table:style-name="ce42" table:formula="of:=[.O65]-[.O64]" office:value-type="float" office:value="-0.0307670861483273" calcext:value-type="float">
            <text:p>-0.0308</text:p>
          </table:table-cell>
          <table:table-cell table:style-name="ce45" table:number-columns-repeated="2"/>
          <table:table-cell table:style-name="ce48" table:formula="of:=[.O65] - AVERAGE([.O60:.O65])" office:value-type="float" office:value="-0.0197246732073618" calcext:value-type="float">
            <text:p>-0.0197246732</text:p>
          </table:table-cell>
          <table:table-cell table:style-name="ce45" table:formula="of:=[.M65]-[.M64]" office:value-type="float" office:value="0.000401657795282812" calcext:value-type="float">
            <text:p>0.000</text:p>
          </table:table-cell>
          <table:table-cell table:style-name="ce45" table:formula="of:=AVERAGE([.O60:.O65])" office:value-type="float" office:value="0.965197042485848" calcext:value-type="float">
            <text:p>0.965</text:p>
          </table:table-cell>
          <table:table-cell table:style-name="ce9"/>
          <table:table-cell table:style-name="ce14" table:formula="of:=LOG([.X65])" office:value-type="float" office:value="2.88930170250631" calcext:value-type="float">
            <text:p>2.8893017025</text:p>
          </table:table-cell>
          <table:table-cell table:style-name="ce44" table:formula="of:=[.X64]+1" office:value-type="float" office:value="775" calcext:value-type="float">
            <text:p>77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66]/[.D65]" office:value-type="percentage" office:value="0.000144997033720774" calcext:value-type="percentage">
            <text:p>0.0145%</text:p>
          </table:table-cell>
          <table:table-cell table:style-name="ce6" table:formula="of:=([.D66]-[.D65])" office:value-type="float" office:value="0.00000917999999999752" calcext:value-type="float">
            <text:p>0.00000918</text:p>
          </table:table-cell>
          <table:table-cell table:style-name="ce8" office:value-type="float" office:value="0.06332082" calcext:value-type="float">
            <text:p>0.06332082</text:p>
          </table:table-cell>
          <table:table-cell table:style-name="ce10" table:formula="of:=[.B66]-[.$S$2]" office:value-type="float" office:value="0.000142311857250186" calcext:value-type="float">
            <text:p>0.00014231</text:p>
          </table:table-cell>
          <table:table-cell table:style-name="ce9" table:formula="of:=SUM([.$E$3:.E66])" office:value-type="float" office:value="0.00340064460615204" calcext:value-type="float">
            <text:p>0.0034006446</text:p>
          </table:table-cell>
          <table:table-cell table:style-name="ce12" table:formula="of:=MAX([.$E$3:.E66]) - MIN([.$E$3:.E66])" office:value-type="float" office:value="0.00781998969571741" calcext:value-type="float">
            <text:p>0.007819990</text:p>
          </table:table-cell>
          <table:table-cell table:style-name="ce9" table:formula="of:=STDEV([.$E$3:.E66])" office:value-type="float" office:value="0.00152989757319726" calcext:value-type="float">
            <text:p>0.0015298976</text:p>
          </table:table-cell>
          <table:table-cell table:style-name="ce9" table:formula="of:=[.G66]/[.H66]" office:value-type="float" office:value="5.11144656525913" calcext:value-type="float">
            <text:p>5.1114465653</text:p>
          </table:table-cell>
          <table:table-cell table:style-name="ce9" table:formula="of:=SLOPE([.I51:.I66];[.W51:.W66])" office:value-type="float" office:value="-45.969345329189" calcext:value-type="float">
            <text:p>-45.9693453292</text:p>
          </table:table-cell>
          <table:table-cell table:style-name="ce17" table:formula="of:=AVERAGE([.D59:.D66])" office:value-type="float" office:value="0.06332587625" calcext:value-type="float">
            <text:p>0.063325876</text:p>
          </table:table-cell>
          <table:table-cell table:style-name="ce19" table:formula="of:=([.D66] - [.K66])/[.K66]" office:value-type="percentage" office:value="-0.0000798449275306508" calcext:value-type="percentage">
            <text:p>-0.008%</text:p>
          </table:table-cell>
          <table:table-cell table:style-name="ce22" table:formula="of:=[.D66]-[.L66]" office:value-type="float" office:value="0.0634006649275306" calcext:value-type="float">
            <text:p>0.06340066</text:p>
          </table:table-cell>
          <table:table-cell table:style-name="ce27" table:formula="of:=ABS([.L65]-[.L66])" office:value-type="float" office:value="0.000356258981951888" calcext:value-type="float">
            <text:p>0.0003563</text:p>
          </table:table-cell>
          <table:table-cell table:style-name="ce34" table:formula="of:=IF(([.J66] &gt; [.$P$53]);(([.$M$53]+[.J66])/[.$O$53]);(([.$L$53]-[.J66])/[.$O$53]))" office:value-type="float" office:value="0.889104573779842" calcext:value-type="float">
            <text:p>0.89</text:p>
          </table:table-cell>
          <table:table-cell table:style-name="ce42" table:formula="of:=[.O66]-[.O65]" office:value-type="float" office:value="-0.0563677954986441" calcext:value-type="float">
            <text:p>-0.0564</text:p>
          </table:table-cell>
          <table:table-cell table:style-name="ce45" table:number-columns-repeated="2"/>
          <table:table-cell table:style-name="ce48" table:formula="of:=[.O66] - AVERAGE([.O61:.O66])" office:value-type="float" office:value="-0.0734856495641508" calcext:value-type="float">
            <text:p>-0.0734856496</text:p>
          </table:table-cell>
          <table:table-cell table:style-name="ce45" table:formula="of:=[.M66]-[.M65]" office:value-type="float" office:value="-0.000347078981951895" calcext:value-type="float">
            <text:p>0.000</text:p>
          </table:table-cell>
          <table:table-cell table:style-name="ce45" table:formula="of:=AVERAGE([.O61:.O66])" office:value-type="float" office:value="0.962590223343993" calcext:value-type="float">
            <text:p>0.963</text:p>
          </table:table-cell>
          <table:table-cell table:style-name="ce9"/>
          <table:table-cell table:style-name="ce14" table:formula="of:=LOG([.X66])" office:value-type="float" office:value="2.88986172125819" calcext:value-type="float">
            <text:p>2.8898617213</text:p>
          </table:table-cell>
          <table:table-cell table:style-name="ce44" table:formula="of:=[.X65]+1" office:value-type="float" office:value="776" calcext:value-type="float">
            <text:p>77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67]/[.D66]" office:value-type="percentage" office:value="0.0000481674116033942" calcext:value-type="percentage">
            <text:p>0.0048%</text:p>
          </table:table-cell>
          <table:table-cell table:style-name="ce6" table:formula="of:=([.D67]-[.D66])" office:value-type="float" office:value="0.00000305000000000444" calcext:value-type="float">
            <text:p>0.00000305</text:p>
          </table:table-cell>
          <table:table-cell table:style-name="ce8" office:value-type="float" office:value="0.06332387" calcext:value-type="float">
            <text:p>0.06332387</text:p>
          </table:table-cell>
          <table:table-cell table:style-name="ce10" table:formula="of:=[.B67]-[.$S$2]" office:value-type="float" office:value="0.000045482235132806" calcext:value-type="float">
            <text:p>0.00004548</text:p>
          </table:table-cell>
          <table:table-cell table:style-name="ce9" table:formula="of:=SUM([.$E$3:.E67])" office:value-type="float" office:value="0.00344612684128485" calcext:value-type="float">
            <text:p>0.0034461268</text:p>
          </table:table-cell>
          <table:table-cell table:style-name="ce12" table:formula="of:=MAX([.$E$3:.E67]) - MIN([.$E$3:.E67])" office:value-type="float" office:value="0.00781998969571741" calcext:value-type="float">
            <text:p>0.007819990</text:p>
          </table:table-cell>
          <table:table-cell table:style-name="ce9" table:formula="of:=STDEV([.$E$3:.E67])" office:value-type="float" office:value="0.00151789848807701" calcext:value-type="float">
            <text:p>0.0015178985</text:p>
          </table:table-cell>
          <table:table-cell table:style-name="ce9" table:formula="of:=[.G67]/[.H67]" office:value-type="float" office:value="5.1518528789263" calcext:value-type="float">
            <text:p>5.1518528789</text:p>
          </table:table-cell>
          <table:table-cell table:style-name="ce9" table:formula="of:=SLOPE([.I52:.I67];[.W52:.W67])" office:value-type="float" office:value="-32.4872018302339" calcext:value-type="float">
            <text:p>-32.4872018302</text:p>
          </table:table-cell>
          <table:table-cell table:style-name="ce17" table:formula="of:=AVERAGE([.D60:.D67])" office:value-type="float" office:value="0.0633272675" calcext:value-type="float">
            <text:p>0.063327268</text:p>
          </table:table-cell>
          <table:table-cell table:style-name="ce19" table:formula="of:=([.D67] - [.K67])/[.K67]" office:value-type="percentage" office:value="-0.0000536498752293088" calcext:value-type="percentage">
            <text:p>-0.005%</text:p>
          </table:table-cell>
          <table:table-cell table:style-name="ce22" table:formula="of:=[.D67]-[.L67]" office:value-type="float" office:value="0.0633775198752293" calcext:value-type="float">
            <text:p>0.06337752</text:p>
          </table:table-cell>
          <table:table-cell table:style-name="ce27" table:formula="of:=ABS([.L66]-[.L67])" office:value-type="float" office:value="0.000026195052301342" calcext:value-type="float">
            <text:p>0.0000262</text:p>
          </table:table-cell>
          <table:table-cell table:style-name="ce34" table:formula="of:=IF(([.J67] &gt; [.$P$53]);(([.$M$53]+[.J67])/[.$O$53]);(([.$L$53]-[.J67])/[.$O$53]))" office:value-type="float" office:value="0.816495654968461" calcext:value-type="float">
            <text:p>0.82</text:p>
          </table:table-cell>
          <table:table-cell table:style-name="ce42" table:formula="of:=[.O67]-[.O66]" office:value-type="float" office:value="-0.0726089188113807" calcext:value-type="float">
            <text:p>-0.0726</text:p>
          </table:table-cell>
          <table:table-cell table:style-name="ce45" table:number-columns-repeated="2"/>
          <table:table-cell table:style-name="ce48" table:formula="of:=[.O67] - AVERAGE([.O62:.O67])" office:value-type="float" office:value="-0.121108936621805" calcext:value-type="float">
            <text:p>-0.1211089366</text:p>
          </table:table-cell>
          <table:table-cell table:style-name="ce45" table:formula="of:=[.M67]-[.M66]" office:value-type="float" office:value="-0.0000231450523013321" calcext:value-type="float">
            <text:p>0.000</text:p>
          </table:table-cell>
          <table:table-cell table:style-name="ce45" table:formula="of:=AVERAGE([.O62:.O67])" office:value-type="float" office:value="0.937604591590266" calcext:value-type="float">
            <text:p>0.938</text:p>
          </table:table-cell>
          <table:table-cell table:style-name="ce9"/>
          <table:table-cell table:style-name="ce14" table:formula="of:=LOG([.X67])" office:value-type="float" office:value="2.89042101880091" calcext:value-type="float">
            <text:p>2.8904210188</text:p>
          </table:table-cell>
          <table:table-cell table:style-name="ce44" table:formula="of:=[.X66]+1" office:value-type="float" office:value="777" calcext:value-type="float">
            <text:p>77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68]/[.D67]" office:value-type="percentage" office:value="0.0000968039382304506" calcext:value-type="percentage">
            <text:p>0.0097%</text:p>
          </table:table-cell>
          <table:table-cell table:style-name="ce6" table:formula="of:=([.D68]-[.D67])" office:value-type="float" office:value="0.00000612999999999309" calcext:value-type="float">
            <text:p>0.00000613</text:p>
          </table:table-cell>
          <table:table-cell table:style-name="ce8" office:value-type="float" office:value="0.06333" calcext:value-type="float">
            <text:p>0.06333</text:p>
          </table:table-cell>
          <table:table-cell table:style-name="ce10" table:formula="of:=[.B68]-[.$S$2]" office:value-type="float" office:value="0.0000941187617598624" calcext:value-type="float">
            <text:p>0.00009412</text:p>
          </table:table-cell>
          <table:table-cell table:style-name="ce9" table:formula="of:=SUM([.$E$3:.E68])" office:value-type="float" office:value="0.00354024560304471" calcext:value-type="float">
            <text:p>0.0035402456</text:p>
          </table:table-cell>
          <table:table-cell table:style-name="ce12" table:formula="of:=MAX([.$E$3:.E68]) - MIN([.$E$3:.E68])" office:value-type="float" office:value="0.00781998969571741" calcext:value-type="float">
            <text:p>0.007819990</text:p>
          </table:table-cell>
          <table:table-cell table:style-name="ce9" table:formula="of:=STDEV([.$E$3:.E68])" office:value-type="float" office:value="0.00150618558575651" calcext:value-type="float">
            <text:p>0.0015061856</text:p>
          </table:table-cell>
          <table:table-cell table:style-name="ce9" table:formula="of:=[.G68]/[.H68]" office:value-type="float" office:value="5.19191643424848" calcext:value-type="float">
            <text:p>5.1919164342</text:p>
          </table:table-cell>
          <table:table-cell table:style-name="ce9" table:formula="of:=SLOPE([.I53:.I68];[.W53:.W68])" office:value-type="float" office:value="-14.0208802062261" calcext:value-type="float">
            <text:p>-14.0208802062</text:p>
          </table:table-cell>
          <table:table-cell table:style-name="ce17" table:formula="of:=AVERAGE([.D61:.D68])" office:value-type="float" office:value="0.0633283125" calcext:value-type="float">
            <text:p>0.063328313</text:p>
          </table:table-cell>
          <table:table-cell table:style-name="ce19" table:formula="of:=([.D68] - [.K68])/[.K68]" office:value-type="percentage" office:value="0.0000266468493061449" calcext:value-type="percentage">
            <text:p>0.003%</text:p>
          </table:table-cell>
          <table:table-cell table:style-name="ce22" table:formula="of:=[.D68]-[.L68]" office:value-type="float" office:value="0.0633033531506939" calcext:value-type="float">
            <text:p>0.06330335</text:p>
          </table:table-cell>
          <table:table-cell table:style-name="ce27" table:formula="of:=ABS([.L67]-[.L68])" office:value-type="float" office:value="0.0000802967245354537" calcext:value-type="float">
            <text:p>0.0000803</text:p>
          </table:table-cell>
          <table:table-cell table:style-name="ce34" table:formula="of:=IF(([.J68] &gt; [.$P$53]);(([.$M$53]+[.J68])/[.$O$53]);(([.$L$53]-[.J68])/[.$O$53]))" office:value-type="float" office:value="0.717044136176488" calcext:value-type="float">
            <text:p>0.72</text:p>
          </table:table-cell>
          <table:table-cell table:style-name="ce42" table:formula="of:=[.O68]-[.O67]" office:value-type="float" office:value="-0.0994515187919738" calcext:value-type="float">
            <text:p>-0.0995</text:p>
          </table:table-cell>
          <table:table-cell table:style-name="ce45" table:number-columns-repeated="2"/>
          <table:table-cell table:style-name="ce48" table:formula="of:=[.O68] - AVERAGE([.O63:.O68])" office:value-type="float" office:value="-0.173681895428528" calcext:value-type="float">
            <text:p>-0.1736818954</text:p>
          </table:table-cell>
          <table:table-cell table:style-name="ce45" table:formula="of:=[.M68]-[.M67]" office:value-type="float" office:value="-0.0000741667245354599" calcext:value-type="float">
            <text:p>0.000</text:p>
          </table:table-cell>
          <table:table-cell table:style-name="ce45" table:formula="of:=AVERAGE([.O63:.O68])" office:value-type="float" office:value="0.890726031605015" calcext:value-type="float">
            <text:p>0.891</text:p>
          </table:table-cell>
          <table:table-cell table:style-name="ce9"/>
          <table:table-cell table:style-name="ce14" table:formula="of:=LOG([.X68])" office:value-type="float" office:value="2.89097959698969" calcext:value-type="float">
            <text:p>2.890979597</text:p>
          </table:table-cell>
          <table:table-cell table:style-name="ce44" table:formula="of:=[.X67]+1" office:value-type="float" office:value="778" calcext:value-type="float">
            <text:p>77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69]/[.D68]" office:value-type="percentage" office:value="-0.000800094741828559" calcext:value-type="percentage">
            <text:p>-0.0800%</text:p>
          </table:table-cell>
          <table:table-cell table:style-name="ce6" table:formula="of:=([.D69]-[.D68])" office:value-type="float" office:value="-0.0000506700000000027" calcext:value-type="float">
            <text:p>-0.00005067</text:p>
          </table:table-cell>
          <table:table-cell table:style-name="ce8" office:value-type="float" office:value="0.06327933" calcext:value-type="float">
            <text:p>0.06327933</text:p>
          </table:table-cell>
          <table:table-cell table:style-name="ce10" table:formula="of:=[.B69]-[.$S$2]" office:value-type="float" office:value="-0.000802779918299147" calcext:value-type="float">
            <text:p>-0.00080278</text:p>
          </table:table-cell>
          <table:table-cell table:style-name="ce9" table:formula="of:=SUM([.$E$3:.E69])" office:value-type="float" office:value="0.00273746568474556" calcext:value-type="float">
            <text:p>0.0027374657</text:p>
          </table:table-cell>
          <table:table-cell table:style-name="ce12" table:formula="of:=MAX([.$E$3:.E69]) - MIN([.$E$3:.E69])" office:value-type="float" office:value="0.00781998969571741" calcext:value-type="float">
            <text:p>0.007819990</text:p>
          </table:table-cell>
          <table:table-cell table:style-name="ce9" table:formula="of:=STDEV([.$E$3:.E69])" office:value-type="float" office:value="0.00149838895477954" calcext:value-type="float">
            <text:p>0.001498389</text:p>
          </table:table-cell>
          <table:table-cell table:style-name="ce9" table:formula="of:=[.G69]/[.H69]" office:value-type="float" office:value="5.21893175385023" calcext:value-type="float">
            <text:p>5.2189317539</text:p>
          </table:table-cell>
          <table:table-cell table:style-name="ce9" table:formula="of:=SLOPE([.I54:.I69];[.W54:.W69])" office:value-type="float" office:value="6.57447664614534" calcext:value-type="float">
            <text:p>6.5744766461</text:p>
          </table:table-cell>
          <table:table-cell table:style-name="ce17" table:formula="of:=AVERAGE([.D62:.D69])" office:value-type="float" office:value="0.06332097" calcext:value-type="float">
            <text:p>0.063320970</text:p>
          </table:table-cell>
          <table:table-cell table:style-name="ce19" table:formula="of:=([.D69] - [.K69])/[.K69]" office:value-type="percentage" office:value="-0.000657602055053949" calcext:value-type="percentage">
            <text:p>-0.066%</text:p>
          </table:table-cell>
          <table:table-cell table:style-name="ce22" table:formula="of:=[.D69]-[.L69]" office:value-type="float" office:value="0.063936932055054" calcext:value-type="float">
            <text:p>0.06393693</text:p>
          </table:table-cell>
          <table:table-cell table:style-name="ce27" table:formula="of:=ABS([.L68]-[.L69])" office:value-type="float" office:value="0.000684248904360094" calcext:value-type="float">
            <text:p>0.0006842</text:p>
          </table:table-cell>
          <table:table-cell table:style-name="ce34" table:formula="of:=IF(([.J69] &gt; [.$P$53]);(([.$M$53]+[.J69])/[.$O$53]);(([.$L$53]-[.J69])/[.$O$53]))" office:value-type="float" office:value="0.606126566303333" calcext:value-type="float">
            <text:p>0.61</text:p>
          </table:table-cell>
          <table:table-cell table:style-name="ce42" table:formula="of:=[.O69]-[.O68]" office:value-type="float" office:value="-0.110917569873155" calcext:value-type="float">
            <text:p>-0.1109</text:p>
          </table:table-cell>
          <table:table-cell table:style-name="ce45" table:number-columns-repeated="2"/>
          <table:table-cell table:style-name="ce48" table:formula="of:=[.O69] - AVERAGE([.O64:.O69])" office:value-type="float" office:value="-0.218953893018904" calcext:value-type="float">
            <text:p>-0.2189538930</text:p>
          </table:table-cell>
          <table:table-cell table:style-name="ce45" table:formula="of:=[.M69]-[.M68]" office:value-type="float" office:value="0.000633578904360096" calcext:value-type="float">
            <text:p>0.001</text:p>
          </table:table-cell>
          <table:table-cell table:style-name="ce45" table:formula="of:=AVERAGE([.O64:.O69])" office:value-type="float" office:value="0.825080459322237" calcext:value-type="float">
            <text:p>0.825</text:p>
          </table:table-cell>
          <table:table-cell table:style-name="ce9"/>
          <table:table-cell table:style-name="ce14" table:formula="of:=LOG([.X69])" office:value-type="float" office:value="2.89153745767256" calcext:value-type="float">
            <text:p>2.8915374577</text:p>
          </table:table-cell>
          <table:table-cell table:style-name="ce44" table:formula="of:=[.X68]+1" office:value-type="float" office:value="779" calcext:value-type="float">
            <text:p>77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70]/[.D69]" office:value-type="percentage" office:value="0.000484518404351023" calcext:value-type="percentage">
            <text:p>0.0485%</text:p>
          </table:table-cell>
          <table:table-cell table:style-name="ce6" table:formula="of:=([.D70]-[.D69])" office:value-type="float" office:value="0.0000306600000000018" calcext:value-type="float">
            <text:p>0.00003066</text:p>
          </table:table-cell>
          <table:table-cell table:style-name="ce8" office:value-type="float" office:value="0.06330999" calcext:value-type="float">
            <text:p>0.06330999</text:p>
          </table:table-cell>
          <table:table-cell table:style-name="ce10" table:formula="of:=[.B70]-[.$S$2]" office:value-type="float" office:value="0.000481833227880434" calcext:value-type="float">
            <text:p>0.00048183</text:p>
          </table:table-cell>
          <table:table-cell table:style-name="ce9" table:formula="of:=SUM([.$E$3:.E70])" office:value-type="float" office:value="0.003219298912626" calcext:value-type="float">
            <text:p>0.0032192989</text:p>
          </table:table-cell>
          <table:table-cell table:style-name="ce12" table:formula="of:=MAX([.$E$3:.E70]) - MIN([.$E$3:.E70])" office:value-type="float" office:value="0.00781998969571741" calcext:value-type="float">
            <text:p>0.007819990</text:p>
          </table:table-cell>
          <table:table-cell table:style-name="ce9" table:formula="of:=STDEV([.$E$3:.E70])" office:value-type="float" office:value="0.00148812605823784" calcext:value-type="float">
            <text:p>0.0014881261</text:p>
          </table:table-cell>
          <table:table-cell table:style-name="ce9" table:formula="of:=[.G70]/[.H70]" office:value-type="float" office:value="5.25492424007238" calcext:value-type="float">
            <text:p>5.2549242401</text:p>
          </table:table-cell>
          <table:table-cell table:style-name="ce9" table:formula="of:=SLOPE([.I55:.I70];[.W55:.W70])" office:value-type="float" office:value="28.4339659997133" calcext:value-type="float">
            <text:p>28.4339659997</text:p>
          </table:table-cell>
          <table:table-cell table:style-name="ce17" table:formula="of:=AVERAGE([.D63:.D70])" office:value-type="float" office:value="0.06331746" calcext:value-type="float">
            <text:p>0.063317460</text:p>
          </table:table-cell>
          <table:table-cell table:style-name="ce19" table:formula="of:=([.D70] - [.K70])/[.K70]" office:value-type="percentage" office:value="-0.000117976937167024" calcext:value-type="percentage">
            <text:p>-0.012%</text:p>
          </table:table-cell>
          <table:table-cell table:style-name="ce22" table:formula="of:=[.D70]-[.L70]" office:value-type="float" office:value="0.063427966937167" calcext:value-type="float">
            <text:p>0.06342797</text:p>
          </table:table-cell>
          <table:table-cell table:style-name="ce27" table:formula="of:=ABS([.L69]-[.L70])" office:value-type="float" office:value="0.000539625117886925" calcext:value-type="float">
            <text:p>0.0005396</text:p>
          </table:table-cell>
          <table:table-cell table:style-name="ce34" table:formula="of:=IF(([.J70] &gt; [.$P$53]);(([.$M$53]+[.J70])/[.$O$53]);(([.$L$53]-[.J70])/[.$O$53]))" office:value-type="float" office:value="-0.205333297628317" calcext:value-type="float">
            <text:p>-0.21</text:p>
          </table:table-cell>
          <table:table-cell table:style-name="ce42" table:formula="of:=[.O70]-[.O69]" office:value-type="float" office:value="-0.81145986393165" calcext:value-type="float">
            <text:p>-0.8115</text:p>
          </table:table-cell>
          <table:table-cell table:style-name="ce45" table:number-columns-repeated="2"/>
          <table:table-cell table:style-name="ce48" table:formula="of:=[.O70] - AVERAGE([.O65:.O70])" office:value-type="float" office:value="-0.833484964774699" calcext:value-type="float">
            <text:p>-0.8334849648</text:p>
          </table:table-cell>
          <table:table-cell table:style-name="ce45" table:formula="of:=[.M70]-[.M69]" office:value-type="float" office:value="-0.000508965117886923" calcext:value-type="float">
            <text:p>-0.001</text:p>
          </table:table-cell>
          <table:table-cell table:style-name="ce45" table:formula="of:=AVERAGE([.O65:.O70])" office:value-type="float" office:value="0.628151667146382" calcext:value-type="float">
            <text:p>0.628</text:p>
          </table:table-cell>
          <table:table-cell table:style-name="ce9"/>
          <table:table-cell table:style-name="ce14" table:formula="of:=LOG([.X70])" office:value-type="float" office:value="2.89209460269048" calcext:value-type="float">
            <text:p>2.8920946027</text:p>
          </table:table-cell>
          <table:table-cell table:style-name="ce44" table:formula="of:=[.X69]+1" office:value-type="float" office:value="780" calcext:value-type="float">
            <text:p>78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71]/[.D70]" office:value-type="percentage" office:value="-0.000927973610483848" calcext:value-type="percentage">
            <text:p>-0.0928%</text:p>
          </table:table-cell>
          <table:table-cell table:style-name="ce6" table:formula="of:=([.D71]-[.D70])" office:value-type="float" office:value="-0.0000587499999999963" calcext:value-type="float">
            <text:p>-0.00005875</text:p>
          </table:table-cell>
          <table:table-cell table:style-name="ce8" office:value-type="float" office:value="0.06325124" calcext:value-type="float">
            <text:p>0.06325124</text:p>
          </table:table-cell>
          <table:table-cell table:style-name="ce10" table:formula="of:=[.B71]-[.$S$2]" office:value-type="float" office:value="-0.000930658786954436" calcext:value-type="float">
            <text:p>-0.00093066</text:p>
          </table:table-cell>
          <table:table-cell table:style-name="ce9" table:formula="of:=SUM([.$E$3:.E71])" office:value-type="float" office:value="0.00228864012567156" calcext:value-type="float">
            <text:p>0.0022886401</text:p>
          </table:table-cell>
          <table:table-cell table:style-name="ce12" table:formula="of:=MAX([.$E$3:.E71]) - MIN([.$E$3:.E71])" office:value-type="float" office:value="0.00781998969571741" calcext:value-type="float">
            <text:p>0.007819990</text:p>
          </table:table-cell>
          <table:table-cell table:style-name="ce9" table:formula="of:=STDEV([.$E$3:.E71])" office:value-type="float" office:value="0.0014818282066586" calcext:value-type="float">
            <text:p>0.0014818282</text:p>
          </table:table-cell>
          <table:table-cell table:style-name="ce9" table:formula="of:=[.G71]/[.H71]" office:value-type="float" office:value="5.27725795782416" calcext:value-type="float">
            <text:p>5.2772579578</text:p>
          </table:table-cell>
          <table:table-cell table:style-name="ce9" table:formula="of:=SLOPE([.I56:.I71];[.W56:.W71])" office:value-type="float" office:value="45.7103070640099" calcext:value-type="float">
            <text:p>45.710307064</text:p>
          </table:table-cell>
          <table:table-cell table:style-name="ce17" table:formula="of:=AVERAGE([.D64:.D71])" office:value-type="float" office:value="0.06330711125" calcext:value-type="float">
            <text:p>0.063307111</text:p>
          </table:table-cell>
          <table:table-cell table:style-name="ce19" table:formula="of:=([.D71] - [.K71])/[.K71]" office:value-type="percentage" office:value="-0.000882543033425679" calcext:value-type="percentage">
            <text:p>-0.088%</text:p>
          </table:table-cell>
          <table:table-cell table:style-name="ce22" table:formula="of:=[.D71]-[.L71]" office:value-type="float" office:value="0.0641337830334257" calcext:value-type="float">
            <text:p>0.06413378</text:p>
          </table:table-cell>
          <table:table-cell table:style-name="ce27" table:formula="of:=ABS([.L70]-[.L71])" office:value-type="float" office:value="0.000764566096258656" calcext:value-type="float">
            <text:p>0.0007646</text:p>
          </table:table-cell>
          <table:table-cell table:style-name="ce34" table:formula="of:=IF(([.J71] &gt; [.$P$53]);(([.$M$53]+[.J71])/[.$O$53]);(([.$L$53]-[.J71])/[.$O$53]))" office:value-type="float" office:value="-0.112290492840454" calcext:value-type="float">
            <text:p>-0.11</text:p>
          </table:table-cell>
          <table:table-cell table:style-name="ce42" table:formula="of:=[.O71]-[.O70]" office:value-type="float" office:value="0.093042804787863" calcext:value-type="float">
            <text:p>0.0930</text:p>
          </table:table-cell>
          <table:table-cell table:style-name="ce45" table:number-columns-repeated="2"/>
          <table:table-cell table:style-name="ce48" table:formula="of:=[.O71] - AVERAGE([.O66:.O71])" office:value-type="float" office:value="-0.564148349633679" calcext:value-type="float">
            <text:p>-0.5641483496</text:p>
          </table:table-cell>
          <table:table-cell table:style-name="ce45" table:formula="of:=[.M71]-[.M70]" office:value-type="float" office:value="0.000705816096258652" calcext:value-type="float">
            <text:p>0.001</text:p>
          </table:table-cell>
          <table:table-cell table:style-name="ce45" table:formula="of:=AVERAGE([.O66:.O71])" office:value-type="float" office:value="0.451857856793226" calcext:value-type="float">
            <text:p>0.452</text:p>
          </table:table-cell>
          <table:table-cell table:style-name="ce9"/>
          <table:table-cell table:style-name="ce14" table:formula="of:=LOG([.X71])" office:value-type="float" office:value="2.8926510338773" calcext:value-type="float">
            <text:p>2.8926510339</text:p>
          </table:table-cell>
          <table:table-cell table:style-name="ce44" table:formula="of:=[.X70]+1" office:value-type="float" office:value="781" calcext:value-type="float">
            <text:p>78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72]/[.D71]" office:value-type="percentage" office:value="-0.000770419678728778" calcext:value-type="percentage">
            <text:p>-0.0770%</text:p>
          </table:table-cell>
          <table:table-cell table:style-name="ce6" table:formula="of:=([.D72]-[.D71])" office:value-type="float" office:value="-0.0000487299999999968" calcext:value-type="float">
            <text:p>-0.00004873</text:p>
          </table:table-cell>
          <table:table-cell table:style-name="ce8" office:value-type="float" office:value="0.06320251" calcext:value-type="float">
            <text:p>0.06320251</text:p>
          </table:table-cell>
          <table:table-cell table:style-name="ce10" table:formula="of:=[.B72]-[.$S$2]" office:value-type="float" office:value="-0.000773104855199366" calcext:value-type="float">
            <text:p>-0.00077310</text:p>
          </table:table-cell>
          <table:table-cell table:style-name="ce9" table:formula="of:=SUM([.$E$3:.E72])" office:value-type="float" office:value="0.00151553527047219" calcext:value-type="float">
            <text:p>0.0015155353</text:p>
          </table:table-cell>
          <table:table-cell table:style-name="ce12" table:formula="of:=MAX([.$E$3:.E72]) - MIN([.$E$3:.E72])" office:value-type="float" office:value="0.00781998969571741" calcext:value-type="float">
            <text:p>0.007819990</text:p>
          </table:table-cell>
          <table:table-cell table:style-name="ce9" table:formula="of:=STDEV([.$E$3:.E72])" office:value-type="float" office:value="0.00147420427537673" calcext:value-type="float">
            <text:p>0.0014742043</text:p>
          </table:table-cell>
          <table:table-cell table:style-name="ce9" table:formula="of:=[.G72]/[.H72]" office:value-type="float" office:value="5.30454959759157" calcext:value-type="float">
            <text:p>5.3045495976</text:p>
          </table:table-cell>
          <table:table-cell table:style-name="ce9" table:formula="of:=SLOPE([.I57:.I72];[.W57:.W72])" office:value-type="float" office:value="59.3526916099323" calcext:value-type="float">
            <text:p>59.3526916099</text:p>
          </table:table-cell>
          <table:table-cell table:style-name="ce17" table:formula="of:=AVERAGE([.D65:.D72])" office:value-type="float" office:value="0.063291175" calcext:value-type="float">
            <text:p>0.063291175</text:p>
          </table:table-cell>
          <table:table-cell table:style-name="ce19" table:formula="of:=([.D72] - [.K72])/[.K72]" office:value-type="percentage" office:value="-0.0014009062084878" calcext:value-type="percentage">
            <text:p>-0.140%</text:p>
          </table:table-cell>
          <table:table-cell table:style-name="ce22" table:formula="of:=[.D72]-[.L72]" office:value-type="float" office:value="0.0646034162084878" calcext:value-type="float">
            <text:p>0.06460342</text:p>
          </table:table-cell>
          <table:table-cell table:style-name="ce27" table:formula="of:=ABS([.L71]-[.L72])" office:value-type="float" office:value="0.00051836317506212" calcext:value-type="float">
            <text:p>0.0005184</text:p>
          </table:table-cell>
          <table:table-cell table:style-name="ce34" table:formula="of:=IF(([.J72] &gt; [.$P$53]);(([.$M$53]+[.J72])/[.$O$53]);(([.$L$53]-[.J72])/[.$O$53]))" office:value-type="float" office:value="-0.0388185859463252" calcext:value-type="float">
            <text:p>-0.04</text:p>
          </table:table-cell>
          <table:table-cell table:style-name="ce42" table:formula="of:=[.O72]-[.O71]" office:value-type="float" office:value="0.0734719068941285" calcext:value-type="float">
            <text:p>0.0735</text:p>
          </table:table-cell>
          <table:table-cell table:style-name="ce45" table:number-columns-repeated="2"/>
          <table:table-cell table:style-name="ce48" table:formula="of:=[.O72] - AVERAGE([.O67:.O72])" office:value-type="float" office:value="-0.336022582785189" calcext:value-type="float">
            <text:p>-0.3360225828</text:p>
          </table:table-cell>
          <table:table-cell table:style-name="ce45" table:formula="of:=[.M72]-[.M71]" office:value-type="float" office:value="0.000469633175062129" calcext:value-type="float">
            <text:p>0.000</text:p>
          </table:table-cell>
          <table:table-cell table:style-name="ce45" table:formula="of:=AVERAGE([.O67:.O72])" office:value-type="float" office:value="0.297203996838864" calcext:value-type="float">
            <text:p>0.297</text:p>
          </table:table-cell>
          <table:table-cell table:style-name="ce9"/>
          <table:table-cell table:style-name="ce14" table:formula="of:=LOG([.X72])" office:value-type="float" office:value="2.89320675305985" calcext:value-type="float">
            <text:p>2.8932067531</text:p>
          </table:table-cell>
          <table:table-cell table:style-name="ce44" table:formula="of:=[.X71]+1" office:value-type="float" office:value="782" calcext:value-type="float">
            <text:p>78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73]/[.D72]" office:value-type="percentage" office:value="-0.00000348087441456398" calcext:value-type="percentage">
            <text:p>-0.0003%</text:p>
          </table:table-cell>
          <table:table-cell table:style-name="ce6" table:formula="of:=([.D73]-[.D72])" office:value-type="float" office:value="-0.000000219999999995224" calcext:value-type="float">
            <text:p>-0.00000022</text:p>
          </table:table-cell>
          <table:table-cell table:style-name="ce8" office:value-type="float" office:value="0.06320229" calcext:value-type="float">
            <text:p>0.06320229</text:p>
          </table:table-cell>
          <table:table-cell table:style-name="ce10" table:formula="of:=[.B73]-[.$S$2]" office:value-type="float" office:value="-0.00000616605088515221" calcext:value-type="float">
            <text:p>-0.00000617</text:p>
          </table:table-cell>
          <table:table-cell table:style-name="ce9" table:formula="of:=SUM([.$E$3:.E73])" office:value-type="float" office:value="0.00150936921958704" calcext:value-type="float">
            <text:p>0.0015093692</text:p>
          </table:table-cell>
          <table:table-cell table:style-name="ce12" table:formula="of:=MAX([.$E$3:.E73]) - MIN([.$E$3:.E73])" office:value-type="float" office:value="0.00781998969571741" calcext:value-type="float">
            <text:p>0.007819990</text:p>
          </table:table-cell>
          <table:table-cell table:style-name="ce9" table:formula="of:=STDEV([.$E$3:.E73])" office:value-type="float" office:value="0.0014636400894681" calcext:value-type="float">
            <text:p>0.0014636401</text:p>
          </table:table-cell>
          <table:table-cell table:style-name="ce9" table:formula="of:=[.G73]/[.H73]" office:value-type="float" office:value="5.34283650194309" calcext:value-type="float">
            <text:p>5.3428365019</text:p>
          </table:table-cell>
          <table:table-cell table:style-name="ce9" table:formula="of:=SLOPE([.I58:.I73];[.W58:.W73])" office:value-type="float" office:value="65.0932362765169" calcext:value-type="float">
            <text:p>65.0932362765</text:p>
          </table:table-cell>
          <table:table-cell table:style-name="ce17" table:formula="of:=AVERAGE([.D66:.D73])" office:value-type="float" office:value="0.06327750625" calcext:value-type="float">
            <text:p>0.063277506</text:p>
          </table:table-cell>
          <table:table-cell table:style-name="ce19" table:formula="of:=([.D73] - [.K73])/[.K73]" office:value-type="percentage" office:value="-0.00118867279160509" calcext:value-type="percentage">
            <text:p>-0.119%</text:p>
          </table:table-cell>
          <table:table-cell table:style-name="ce22" table:formula="of:=[.D73]-[.L73]" office:value-type="float" office:value="0.0643909627916051" calcext:value-type="float">
            <text:p>0.06439096</text:p>
          </table:table-cell>
          <table:table-cell table:style-name="ce27" table:formula="of:=ABS([.L72]-[.L73])" office:value-type="float" office:value="0.000212233416882712" calcext:value-type="float">
            <text:p>0.0002122</text:p>
          </table:table-cell>
          <table:table-cell table:style-name="ce34" table:formula="of:=IF(([.J73] &gt; [.$P$53]);(([.$M$53]+[.J73])/[.$O$53]);(([.$L$53]-[.J73])/[.$O$53]))" office:value-type="float" office:value="-0.00790252711180453" calcext:value-type="float">
            <text:p>-0.01</text:p>
          </table:table-cell>
          <table:table-cell table:style-name="ce42" table:formula="of:=[.O73]-[.O72]" office:value-type="float" office:value="0.0309160588345207" calcext:value-type="float">
            <text:p>0.0309</text:p>
          </table:table-cell>
          <table:table-cell table:style-name="ce45" table:number-columns-repeated="2"/>
          <table:table-cell table:style-name="ce48" table:formula="of:=[.O73] - AVERAGE([.O68:.O73])" office:value-type="float" office:value="-0.167706826937291" calcext:value-type="float">
            <text:p>-0.1677068269</text:p>
          </table:table-cell>
          <table:table-cell table:style-name="ce45" table:formula="of:=[.M73]-[.M72]" office:value-type="float" office:value="-0.00021245341688271" calcext:value-type="float">
            <text:p>0.000</text:p>
          </table:table-cell>
          <table:table-cell table:style-name="ce45" table:formula="of:=AVERAGE([.O68:.O73])" office:value-type="float" office:value="0.159804299825487" calcext:value-type="float">
            <text:p>0.160</text:p>
          </table:table-cell>
          <table:table-cell table:style-name="ce9"/>
          <table:table-cell table:style-name="ce14" table:formula="of:=LOG([.X73])" office:value-type="float" office:value="2.89376176205794" calcext:value-type="float">
            <text:p>2.8937617621</text:p>
          </table:table-cell>
          <table:table-cell table:style-name="ce44" table:formula="of:=[.X72]+1" office:value-type="float" office:value="783" calcext:value-type="float">
            <text:p>78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74]/[.D73]" office:value-type="percentage" office:value="-0.00000363910864628225" calcext:value-type="percentage">
            <text:p>-0.0004%</text:p>
          </table:table-cell>
          <table:table-cell table:style-name="ce6" table:formula="of:=([.D74]-[.D73])" office:value-type="float" office:value="-0.000000230000000003838" calcext:value-type="float">
            <text:p>-0.00000023</text:p>
          </table:table-cell>
          <table:table-cell table:style-name="ce8" office:value-type="float" office:value="0.06320206" calcext:value-type="float">
            <text:p>0.06320206</text:p>
          </table:table-cell>
          <table:table-cell table:style-name="ce10" table:formula="of:=[.B74]-[.$S$2]" office:value-type="float" office:value="-0.00000632428511687048" calcext:value-type="float">
            <text:p>-0.00000632</text:p>
          </table:table-cell>
          <table:table-cell table:style-name="ce9" table:formula="of:=SUM([.$E$3:.E74])" office:value-type="float" office:value="0.00150304493447017" calcext:value-type="float">
            <text:p>0.0015030449</text:p>
          </table:table-cell>
          <table:table-cell table:style-name="ce12" table:formula="of:=MAX([.$E$3:.E74]) - MIN([.$E$3:.E74])" office:value-type="float" office:value="0.00781998969571741" calcext:value-type="float">
            <text:p>0.007819990</text:p>
          </table:table-cell>
          <table:table-cell table:style-name="ce9" table:formula="of:=STDEV([.$E$3:.E74])" office:value-type="float" office:value="0.00145329984915411" calcext:value-type="float">
            <text:p>0.0014532998</text:p>
          </table:table-cell>
          <table:table-cell table:style-name="ce9" table:formula="of:=[.G74]/[.H74]" office:value-type="float" office:value="5.38085082735612" calcext:value-type="float">
            <text:p>5.3808508274</text:p>
          </table:table-cell>
          <table:table-cell table:style-name="ce9" table:formula="of:=SLOPE([.I59:.I74];[.W59:.W74])" office:value-type="float" office:value="65.9930311691243" calcext:value-type="float">
            <text:p>65.9930311691</text:p>
          </table:table-cell>
          <table:table-cell table:style-name="ce17" table:formula="of:=AVERAGE([.D67:.D74])" office:value-type="float" office:value="0.06326266125" calcext:value-type="float">
            <text:p>0.063262661</text:p>
          </table:table-cell>
          <table:table-cell table:style-name="ce19" table:formula="of:=([.D74] - [.K74])/[.K74]" office:value-type="percentage" office:value="-0.000957930773106489" calcext:value-type="percentage">
            <text:p>-0.096%</text:p>
          </table:table-cell>
          <table:table-cell table:style-name="ce22" table:formula="of:=[.D74]-[.L74]" office:value-type="float" office:value="0.0641599907731065" calcext:value-type="float">
            <text:p>0.06415999</text:p>
          </table:table-cell>
          <table:table-cell table:style-name="ce27" table:formula="of:=ABS([.L73]-[.L74])" office:value-type="float" office:value="0.000230742018498599" calcext:value-type="float">
            <text:p>0.0002307</text:p>
          </table:table-cell>
          <table:table-cell table:style-name="ce34" table:formula="of:=IF(([.J74] &gt; [.$P$53]);(([.$M$53]+[.J74])/[.$O$53]);(([.$L$53]-[.J74])/[.$O$53]))" office:value-type="float" office:value="-0.00305662599012545" calcext:value-type="float">
            <text:p>0.00</text:p>
          </table:table-cell>
          <table:table-cell table:style-name="ce42" table:formula="of:=[.O74]-[.O73]" office:value-type="float" office:value="0.00484590112167908" calcext:value-type="float">
            <text:p>0.0048</text:p>
          </table:table-cell>
          <table:table-cell table:style-name="ce45" table:number-columns-repeated="2"/>
          <table:table-cell table:style-name="ce48" table:formula="of:=[.O74] - AVERAGE([.O69:.O74])" office:value-type="float" office:value="-0.0428441321211766" calcext:value-type="float">
            <text:p>-0.0428441321</text:p>
          </table:table-cell>
          <table:table-cell table:style-name="ce45" table:formula="of:=[.M74]-[.M73]" office:value-type="float" office:value="-0.000230972018498601" calcext:value-type="float">
            <text:p>0.000</text:p>
          </table:table-cell>
          <table:table-cell table:style-name="ce45" table:formula="of:=AVERAGE([.O69:.O74])" office:value-type="float" office:value="0.0397875061310512" calcext:value-type="float">
            <text:p>0.040</text:p>
          </table:table-cell>
          <table:table-cell table:style-name="ce9"/>
          <table:table-cell table:style-name="ce14" table:formula="of:=LOG([.X74])" office:value-type="float" office:value="2.89431606268444" calcext:value-type="float">
            <text:p>2.8943160627</text:p>
          </table:table-cell>
          <table:table-cell table:style-name="ce44" table:formula="of:=[.X73]+1" office:value-type="float" office:value="784" calcext:value-type="float">
            <text:p>78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75]/[.D74]" office:value-type="percentage" office:value="-0.00000126578152673386" calcext:value-type="percentage">
            <text:p>-0.0001%</text:p>
          </table:table-cell>
          <table:table-cell table:style-name="ce6" table:formula="of:=([.D75]-[.D74])" office:value-type="float" office:value="-0.0000000799999999995249" calcext:value-type="float">
            <text:p>-0.00000008</text:p>
          </table:table-cell>
          <table:table-cell table:style-name="ce8" office:value-type="float" office:value="0.06320198" calcext:value-type="float">
            <text:p>0.06320198</text:p>
          </table:table-cell>
          <table:table-cell table:style-name="ce10" table:formula="of:=[.B75]-[.$S$2]" office:value-type="float" office:value="-0.00000395095799732209" calcext:value-type="float">
            <text:p>-0.00000395</text:p>
          </table:table-cell>
          <table:table-cell table:style-name="ce9" table:formula="of:=SUM([.$E$3:.E75])" office:value-type="float" office:value="0.00149909397647285" calcext:value-type="float">
            <text:p>0.001499094</text:p>
          </table:table-cell>
          <table:table-cell table:style-name="ce12" table:formula="of:=MAX([.$E$3:.E75]) - MIN([.$E$3:.E75])" office:value-type="float" office:value="0.00781998969571741" calcext:value-type="float">
            <text:p>0.007819990</text:p>
          </table:table-cell>
          <table:table-cell table:style-name="ce9" table:formula="of:=STDEV([.$E$3:.E75])" office:value-type="float" office:value="0.00144317512593301" calcext:value-type="float">
            <text:p>0.0014431751</text:p>
          </table:table-cell>
          <table:table-cell table:style-name="ce9" table:formula="of:=[.G75]/[.H75]" office:value-type="float" office:value="5.41860066404746" calcext:value-type="float">
            <text:p>5.418600664</text:p>
          </table:table-cell>
          <table:table-cell table:style-name="ce9" table:formula="of:=SLOPE([.I60:.I75];[.W60:.W75])" office:value-type="float" office:value="64.8069353904294" calcext:value-type="float">
            <text:p>64.8069353904</text:p>
          </table:table-cell>
          <table:table-cell table:style-name="ce17" table:formula="of:=AVERAGE([.D68:.D75])" office:value-type="float" office:value="0.063247425" calcext:value-type="float">
            <text:p>0.063247425</text:p>
          </table:table-cell>
          <table:table-cell table:style-name="ce19" table:formula="of:=([.D75] - [.K75])/[.K75]" office:value-type="percentage" office:value="-0.000718527276011493" calcext:value-type="percentage">
            <text:p>-0.072%</text:p>
          </table:table-cell>
          <table:table-cell table:style-name="ce22" table:formula="of:=[.D75]-[.L75]" office:value-type="float" office:value="0.0639205072760115" calcext:value-type="float">
            <text:p>0.06392051</text:p>
          </table:table-cell>
          <table:table-cell table:style-name="ce27" table:formula="of:=ABS([.L74]-[.L75])" office:value-type="float" office:value="0.000239403497094996" calcext:value-type="float">
            <text:p>0.0002394</text:p>
          </table:table-cell>
          <table:table-cell table:style-name="ce34" table:formula="of:=IF(([.J75] &gt; [.$P$53]);(([.$M$53]+[.J75])/[.$O$53]);(([.$L$53]-[.J75])/[.$O$53]))" office:value-type="float" office:value="-0.00944441826547501" calcext:value-type="float">
            <text:p>-0.01</text:p>
          </table:table-cell>
          <table:table-cell table:style-name="ce42" table:formula="of:=[.O75]-[.O74]" office:value-type="float" office:value="-0.00638779227534956" calcext:value-type="float">
            <text:p>-0.0064</text:p>
          </table:table-cell>
          <table:table-cell table:style-name="ce45" table:number-columns-repeated="2"/>
          <table:table-cell table:style-name="ce48" table:formula="of:=[.O75] - AVERAGE([.O70:.O75])" office:value-type="float" office:value="0.0533632396982751" calcext:value-type="float">
            <text:p>0.0533632397</text:p>
          </table:table-cell>
          <table:table-cell table:style-name="ce45" table:formula="of:=[.M75]-[.M74]" office:value-type="float" office:value="-0.000239483497095003" calcext:value-type="float">
            <text:p>0.000</text:p>
          </table:table-cell>
          <table:table-cell table:style-name="ce45" table:formula="of:=AVERAGE([.O70:.O75])" office:value-type="float" office:value="-0.0628076579637501" calcext:value-type="float">
            <text:p>-0.063</text:p>
          </table:table-cell>
          <table:table-cell table:style-name="ce9"/>
          <table:table-cell table:style-name="ce14" table:formula="of:=LOG([.X75])" office:value-type="float" office:value="2.89486965674525" calcext:value-type="float">
            <text:p>2.8948696567</text:p>
          </table:table-cell>
          <table:table-cell table:style-name="ce44" table:formula="of:=[.X74]+1" office:value-type="float" office:value="785" calcext:value-type="float">
            <text:p>78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76]/[.D75]" office:value-type="percentage" office:value="0.000000316445782289584" calcext:value-type="percentage">
            <text:p>0.0000%</text:p>
          </table:table-cell>
          <table:table-cell table:style-name="ce6" table:formula="of:=([.D76]-[.D75])" office:value-type="float" office:value="0.0000000200000000033507" calcext:value-type="float">
            <text:p>0.00000002</text:p>
          </table:table-cell>
          <table:table-cell table:style-name="ce8" office:value-type="float" office:value="0.063202" calcext:value-type="float">
            <text:p>0.063202</text:p>
          </table:table-cell>
          <table:table-cell table:style-name="ce10" table:formula="of:=[.B76]-[.$S$2]" office:value-type="float" office:value="-0.00000236873068829865" calcext:value-type="float">
            <text:p>-0.00000237</text:p>
          </table:table-cell>
          <table:table-cell table:style-name="ce9" table:formula="of:=SUM([.$E$3:.E76])" office:value-type="float" office:value="0.00149672524578455" calcext:value-type="float">
            <text:p>0.0014967252</text:p>
          </table:table-cell>
          <table:table-cell table:style-name="ce12" table:formula="of:=MAX([.$E$3:.E76]) - MIN([.$E$3:.E76])" office:value-type="float" office:value="0.00781998969571741" calcext:value-type="float">
            <text:p>0.007819990</text:p>
          </table:table-cell>
          <table:table-cell table:style-name="ce9" table:formula="of:=STDEV([.$E$3:.E76])" office:value-type="float" office:value="0.0014332587521369" calcext:value-type="float">
            <text:p>0.0014332588</text:p>
          </table:table-cell>
          <table:table-cell table:style-name="ce9" table:formula="of:=[.G76]/[.H76]" office:value-type="float" office:value="5.45609066336296" calcext:value-type="float">
            <text:p>5.4560906634</text:p>
          </table:table-cell>
          <table:table-cell table:style-name="ce9" table:formula="of:=SLOPE([.I61:.I76];[.W61:.W76])" office:value-type="float" office:value="63.8730991344139" calcext:value-type="float">
            <text:p>63.8730991344</text:p>
          </table:table-cell>
          <table:table-cell table:style-name="ce17" table:formula="of:=AVERAGE([.D69:.D76])" office:value-type="float" office:value="0.063231425" calcext:value-type="float">
            <text:p>0.063231425</text:p>
          </table:table-cell>
          <table:table-cell table:style-name="ce19" table:formula="of:=([.D76] - [.K76])/[.K76]" office:value-type="percentage" office:value="-0.00046535405456995" calcext:value-type="percentage">
            <text:p>-0.047%</text:p>
          </table:table-cell>
          <table:table-cell table:style-name="ce22" table:formula="of:=[.D76]-[.L76]" office:value-type="float" office:value="0.06366735405457" calcext:value-type="float">
            <text:p>0.06366735</text:p>
          </table:table-cell>
          <table:table-cell table:style-name="ce27" table:formula="of:=ABS([.L75]-[.L76])" office:value-type="float" office:value="0.000253173221441543" calcext:value-type="float">
            <text:p>0.0002532</text:p>
          </table:table-cell>
          <table:table-cell table:style-name="ce34" table:formula="of:=IF(([.J76] &gt; [.$P$53]);(([.$M$53]+[.J76])/[.$O$53]);(([.$L$53]-[.J76])/[.$O$53]))" office:value-type="float" office:value="-0.0144736512580924" calcext:value-type="float">
            <text:p>-0.01</text:p>
          </table:table-cell>
          <table:table-cell table:style-name="ce42" table:formula="of:=[.O76]-[.O75]" office:value-type="float" office:value="-0.00502923299261736" calcext:value-type="float">
            <text:p>-0.0050</text:p>
          </table:table-cell>
          <table:table-cell table:style-name="ce45" table:number-columns-repeated="2"/>
          <table:table-cell table:style-name="ce48" table:formula="of:=[.O76] - AVERAGE([.O71:.O76])" office:value-type="float" office:value="0.0165240656439537" calcext:value-type="float">
            <text:p>0.0165240656</text:p>
          </table:table-cell>
          <table:table-cell table:style-name="ce45" table:formula="of:=[.M76]-[.M75]" office:value-type="float" office:value="-0.000253153221441538" calcext:value-type="float">
            <text:p>0.000</text:p>
          </table:table-cell>
          <table:table-cell table:style-name="ce45" table:formula="of:=AVERAGE([.O71:.O76])" office:value-type="float" office:value="-0.030997716902046" calcext:value-type="float">
            <text:p>-0.031</text:p>
          </table:table-cell>
          <table:table-cell table:style-name="ce9"/>
          <table:table-cell table:style-name="ce14" table:formula="of:=LOG([.X76])" office:value-type="float" office:value="2.89542254603941" calcext:value-type="float">
            <text:p>2.895422546</text:p>
          </table:table-cell>
          <table:table-cell table:style-name="ce44" table:formula="of:=[.X75]+1" office:value-type="float" office:value="786" calcext:value-type="float">
            <text:p>78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77]/[.D76]" office:value-type="percentage" office:value="-0.0000158222841049492" calcext:value-type="percentage">
            <text:p>-0.0016%</text:p>
          </table:table-cell>
          <table:table-cell table:style-name="ce6" table:formula="of:=([.D77]-[.D76])" office:value-type="float" office:value="-0.000001000000000001" calcext:value-type="float">
            <text:p>-0.00000100</text:p>
          </table:table-cell>
          <table:table-cell table:style-name="ce8" office:value-type="float" office:value="0.063201" calcext:value-type="float">
            <text:p>0.063201</text:p>
          </table:table-cell>
          <table:table-cell table:style-name="ce10" table:formula="of:=[.B77]-[.$S$2]" office:value-type="float" office:value="-0.0000185074605755374" calcext:value-type="float">
            <text:p>-0.00001851</text:p>
          </table:table-cell>
          <table:table-cell table:style-name="ce9" table:formula="of:=SUM([.$E$3:.E77])" office:value-type="float" office:value="0.00147821778520901" calcext:value-type="float">
            <text:p>0.0014782178</text:p>
          </table:table-cell>
          <table:table-cell table:style-name="ce12" table:formula="of:=MAX([.$E$3:.E77]) - MIN([.$E$3:.E77])" office:value-type="float" office:value="0.00781998969571741" calcext:value-type="float">
            <text:p>0.007819990</text:p>
          </table:table-cell>
          <table:table-cell table:style-name="ce9" table:formula="of:=STDEV([.$E$3:.E77])" office:value-type="float" office:value="0.00142354865764547" calcext:value-type="float">
            <text:p>0.0014235487</text:p>
          </table:table-cell>
          <table:table-cell table:style-name="ce9" table:formula="of:=[.G77]/[.H77]" office:value-type="float" office:value="5.49330692261096" calcext:value-type="float">
            <text:p>5.4933069226</text:p>
          </table:table-cell>
          <table:table-cell table:style-name="ce9" table:formula="of:=SLOPE([.I62:.I77];[.W62:.W77])" office:value-type="float" office:value="63.1688577087263" calcext:value-type="float">
            <text:p>63.1688577087</text:p>
          </table:table-cell>
          <table:table-cell table:style-name="ce17" table:formula="of:=AVERAGE([.D70:.D77])" office:value-type="float" office:value="0.06322163375" calcext:value-type="float">
            <text:p>0.063221634</text:p>
          </table:table-cell>
          <table:table-cell table:style-name="ce19" table:formula="of:=([.D77] - [.K77])/[.K77]" office:value-type="percentage" office:value="-0.000326371667040298" calcext:value-type="percentage">
            <text:p>-0.033%</text:p>
          </table:table-cell>
          <table:table-cell table:style-name="ce22" table:formula="of:=[.D77]-[.L77]" office:value-type="float" office:value="0.0635273716670403" calcext:value-type="float">
            <text:p>0.06352737</text:p>
          </table:table-cell>
          <table:table-cell table:style-name="ce27" table:formula="of:=ABS([.L76]-[.L77])" office:value-type="float" office:value="0.000138982387529652" calcext:value-type="float">
            <text:p>0.0001390</text:p>
          </table:table-cell>
          <table:table-cell table:style-name="ce34" table:formula="of:=IF(([.J77] &gt; [.$P$53]);(([.$M$53]+[.J77])/[.$O$53]);(([.$L$53]-[.J77])/[.$O$53]))" office:value-type="float" office:value="-0.0182663870723438" calcext:value-type="float">
            <text:p>-0.02</text:p>
          </table:table-cell>
          <table:table-cell table:style-name="ce42" table:formula="of:=[.O77]-[.O76]" office:value-type="float" office:value="-0.00379273581425141" calcext:value-type="float">
            <text:p>-0.0038</text:p>
          </table:table-cell>
          <table:table-cell table:style-name="ce45" table:number-columns-repeated="2"/>
          <table:table-cell table:style-name="ce48" table:formula="of:=[.O77] - AVERAGE([.O72:.O77])" office:value-type="float" office:value="-0.00293935446498272" calcext:value-type="float">
            <text:p>-0.0029393545</text:p>
          </table:table-cell>
          <table:table-cell table:style-name="ce45" table:formula="of:=[.M77]-[.M76]" office:value-type="float" office:value="-0.000139982387529644" calcext:value-type="float">
            <text:p>0.000</text:p>
          </table:table-cell>
          <table:table-cell table:style-name="ce45" table:formula="of:=AVERAGE([.O72:.O77])" office:value-type="float" office:value="-0.0153270326073611" calcext:value-type="float">
            <text:p>-0.015</text:p>
          </table:table-cell>
          <table:table-cell table:style-name="ce9"/>
          <table:table-cell table:style-name="ce14" table:formula="of:=LOG([.X77])" office:value-type="float" office:value="2.89597473235906" calcext:value-type="float">
            <text:p>2.8959747324</text:p>
          </table:table-cell>
          <table:table-cell table:style-name="ce44" table:formula="of:=[.X76]+1" office:value-type="float" office:value="787" calcext:value-type="float">
            <text:p>78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78]/[.D77]" office:value-type="percentage" office:value="-0.0000158225344535846" calcext:value-type="percentage">
            <text:p>-0.0016%</text:p>
          </table:table-cell>
          <table:table-cell table:style-name="ce6" table:formula="of:=([.D78]-[.D77])" office:value-type="float" office:value="-0.000001000000000001" calcext:value-type="float">
            <text:p>-0.00000100</text:p>
          </table:table-cell>
          <table:table-cell table:style-name="ce8" office:value-type="float" office:value="0.0632" calcext:value-type="float">
            <text:p>0.0632</text:p>
          </table:table-cell>
          <table:table-cell table:style-name="ce10" table:formula="of:=[.B78]-[.$S$2]" office:value-type="float" office:value="-0.0000185077109241728" calcext:value-type="float">
            <text:p>-0.00001851</text:p>
          </table:table-cell>
          <table:table-cell table:style-name="ce9" table:formula="of:=SUM([.$E$3:.E78])" office:value-type="float" office:value="0.00145971007428484" calcext:value-type="float">
            <text:p>0.0014597101</text:p>
          </table:table-cell>
          <table:table-cell table:style-name="ce12" table:formula="of:=MAX([.$E$3:.E78]) - MIN([.$E$3:.E78])" office:value-type="float" office:value="0.00781998969571741" calcext:value-type="float">
            <text:p>0.007819990</text:p>
          </table:table-cell>
          <table:table-cell table:style-name="ce9" table:formula="of:=STDEV([.$E$3:.E78])" office:value-type="float" office:value="0.00141403328161363" calcext:value-type="float">
            <text:p>0.0014140333</text:p>
          </table:table-cell>
          <table:table-cell table:style-name="ce9" table:formula="of:=[.G78]/[.H78]" office:value-type="float" office:value="5.53027272936148" calcext:value-type="float">
            <text:p>5.5302727294</text:p>
          </table:table-cell>
          <table:table-cell table:style-name="ce9" table:formula="of:=SLOPE([.I63:.I78];[.W63:.W78])" office:value-type="float" office:value="62.7190231804372" calcext:value-type="float">
            <text:p>62.7190231804</text:p>
          </table:table-cell>
          <table:table-cell table:style-name="ce17" table:formula="of:=AVERAGE([.D71:.D78])" office:value-type="float" office:value="0.063207885" calcext:value-type="float">
            <text:p>0.063207885</text:p>
          </table:table-cell>
          <table:table-cell table:style-name="ce19" table:formula="of:=([.D78] - [.K78])/[.K78]" office:value-type="percentage" office:value="-0.000124747094448725" calcext:value-type="percentage">
            <text:p>-0.012%</text:p>
          </table:table-cell>
          <table:table-cell table:style-name="ce22" table:formula="of:=[.D78]-[.L78]" office:value-type="float" office:value="0.0633247470944487" calcext:value-type="float">
            <text:p>0.06332475</text:p>
          </table:table-cell>
          <table:table-cell table:style-name="ce27" table:formula="of:=ABS([.L77]-[.L78])" office:value-type="float" office:value="0.000201624572591573" calcext:value-type="float">
            <text:p>0.0002016</text:p>
          </table:table-cell>
          <table:table-cell table:style-name="ce34" table:formula="of:=IF(([.J78] &gt; [.$P$53]);(([.$M$53]+[.J78])/[.$O$53]);(([.$L$53]-[.J78])/[.$O$53]))" office:value-type="float" office:value="-0.020688998784319" calcext:value-type="float">
            <text:p>-0.02</text:p>
          </table:table-cell>
          <table:table-cell table:style-name="ce42" table:formula="of:=[.O78]-[.O77]" office:value-type="float" office:value="-0.00242261171197525" calcext:value-type="float">
            <text:p>-0.0024</text:p>
          </table:table-cell>
          <table:table-cell table:style-name="ce45" table:number-columns-repeated="2"/>
          <table:table-cell table:style-name="ce48" table:formula="of:=[.O78] - AVERAGE([.O73:.O78])" office:value-type="float" office:value="-0.00838356403729233" calcext:value-type="float">
            <text:p>-0.0083835640</text:p>
          </table:table-cell>
          <table:table-cell table:style-name="ce45" table:formula="of:=[.M78]-[.M77]" office:value-type="float" office:value="-0.000202624572591584" calcext:value-type="float">
            <text:p>0.000</text:p>
          </table:table-cell>
          <table:table-cell table:style-name="ce45" table:formula="of:=AVERAGE([.O73:.O78])" office:value-type="float" office:value="-0.0123054347470267" calcext:value-type="float">
            <text:p>-0.012</text:p>
          </table:table-cell>
          <table:table-cell table:style-name="ce9"/>
          <table:table-cell table:style-name="ce14" table:formula="of:=LOG([.X78])" office:value-type="float" office:value="2.89652621748955" calcext:value-type="float">
            <text:p>2.8965262175</text:p>
          </table:table-cell>
          <table:table-cell table:style-name="ce44" table:formula="of:=[.X77]+1" office:value-type="float" office:value="788" calcext:value-type="float">
            <text:p>78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79]/[.D78]" office:value-type="percentage" office:value="-0.000079113924050712" calcext:value-type="percentage">
            <text:p>-0.0079%</text:p>
          </table:table-cell>
          <table:table-cell table:style-name="ce6" table:formula="of:=([.D79]-[.D78])" office:value-type="float" office:value="-0.000005000000000005" calcext:value-type="float">
            <text:p>-0.00000500</text:p>
          </table:table-cell>
          <table:table-cell table:style-name="ce8" office:value-type="float" office:value="0.063195" calcext:value-type="float">
            <text:p>0.063195</text:p>
          </table:table-cell>
          <table:table-cell table:style-name="ce10" table:formula="of:=[.B79]-[.$S$2]" office:value-type="float" office:value="-0.0000817991005213002" calcext:value-type="float">
            <text:p>-0.00008180</text:p>
          </table:table-cell>
          <table:table-cell table:style-name="ce9" table:formula="of:=SUM([.$E$3:.E79])" office:value-type="float" office:value="0.00137791097376354" calcext:value-type="float">
            <text:p>0.001377911</text:p>
          </table:table-cell>
          <table:table-cell table:style-name="ce12" table:formula="of:=MAX([.$E$3:.E79]) - MIN([.$E$3:.E79])" office:value-type="float" office:value="0.00781998969571741" calcext:value-type="float">
            <text:p>0.007819990</text:p>
          </table:table-cell>
          <table:table-cell table:style-name="ce9" table:formula="of:=STDEV([.$E$3:.E79])" office:value-type="float" office:value="0.00140474678740757" calcext:value-type="float">
            <text:p>0.0014047468</text:p>
          </table:table-cell>
          <table:table-cell table:style-name="ce9" table:formula="of:=[.G79]/[.H79]" office:value-type="float" office:value="5.56683223326607" calcext:value-type="float">
            <text:p>5.5668322333</text:p>
          </table:table-cell>
          <table:table-cell table:style-name="ce9" table:formula="of:=SLOPE([.I64:.I79];[.W64:.W79])" office:value-type="float" office:value="62.5105531536566" calcext:value-type="float">
            <text:p>62.5105531537</text:p>
          </table:table-cell>
          <table:table-cell table:style-name="ce17" table:formula="of:=AVERAGE([.D72:.D79])" office:value-type="float" office:value="0.063200855" calcext:value-type="float">
            <text:p>0.063200855</text:p>
          </table:table-cell>
          <table:table-cell table:style-name="ce19" table:formula="of:=([.D79] - [.K79])/[.K79]" office:value-type="percentage" office:value="-0.0000926411517692135" calcext:value-type="percentage">
            <text:p>-0.009%</text:p>
          </table:table-cell>
          <table:table-cell table:style-name="ce22" table:formula="of:=[.D79]-[.L79]" office:value-type="float" office:value="0.0632876411517692" calcext:value-type="float">
            <text:p>0.06328764</text:p>
          </table:table-cell>
          <table:table-cell table:style-name="ce27" table:formula="of:=ABS([.L78]-[.L79])" office:value-type="float" office:value="0.0000321059426795114" calcext:value-type="float">
            <text:p>0.0000321</text:p>
          </table:table-cell>
          <table:table-cell table:style-name="ce34" table:formula="of:=IF(([.J79] &gt; [.$P$53]);(([.$M$53]+[.J79])/[.$O$53]);(([.$L$53]-[.J79])/[.$O$53]))" office:value-type="float" office:value="-0.0218117270248467" calcext:value-type="float">
            <text:p>-0.02</text:p>
          </table:table-cell>
          <table:table-cell table:style-name="ce42" table:formula="of:=[.O79]-[.O78]" office:value-type="float" office:value="-0.00112272824052766" calcext:value-type="float">
            <text:p>-0.0011</text:p>
          </table:table-cell>
          <table:table-cell table:style-name="ce45" table:number-columns-repeated="2"/>
          <table:table-cell table:style-name="ce48" table:formula="of:=[.O79] - AVERAGE([.O74:.O79])" office:value-type="float" office:value="-0.00718809229231297" calcext:value-type="float">
            <text:p>-0.0071880923</text:p>
          </table:table-cell>
          <table:table-cell table:style-name="ce45" table:formula="of:=[.M79]-[.M78]" office:value-type="float" office:value="-0.0000371059426795134" calcext:value-type="float">
            <text:p>0.000</text:p>
          </table:table-cell>
          <table:table-cell table:style-name="ce45" table:formula="of:=AVERAGE([.O74:.O79])" office:value-type="float" office:value="-0.0146236347325337" calcext:value-type="float">
            <text:p>-0.015</text:p>
          </table:table-cell>
          <table:table-cell table:style-name="ce9"/>
          <table:table-cell table:style-name="ce14" table:formula="of:=LOG([.X79])" office:value-type="float" office:value="2.89707700320942" calcext:value-type="float">
            <text:p>2.8970770032</text:p>
          </table:table-cell>
          <table:table-cell table:style-name="ce44" table:formula="of:=[.X78]+1" office:value-type="float" office:value="789" calcext:value-type="float">
            <text:p>78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80]/[.D79]" office:value-type="percentage" office:value="0.001004826331197" calcext:value-type="percentage">
            <text:p>0.1005%</text:p>
          </table:table-cell>
          <table:table-cell table:style-name="ce6" table:formula="of:=([.D80]-[.D79])" office:value-type="float" office:value="0.0000634999999999941" calcext:value-type="float">
            <text:p>0.00006350</text:p>
          </table:table-cell>
          <table:table-cell table:style-name="ce8" office:value-type="float" office:value="0.0632585" calcext:value-type="float">
            <text:p>0.0632585</text:p>
          </table:table-cell>
          <table:table-cell table:style-name="ce10" table:formula="of:=[.B80]-[.$S$2]" office:value-type="float" office:value="0.00100214115472641" calcext:value-type="float">
            <text:p>0.00100214</text:p>
          </table:table-cell>
          <table:table-cell table:style-name="ce9" table:formula="of:=SUM([.$E$3:.E80])" office:value-type="float" office:value="0.00238005212848995" calcext:value-type="float">
            <text:p>0.0023800521</text:p>
          </table:table-cell>
          <table:table-cell table:style-name="ce12" table:formula="of:=MAX([.$E$3:.E80]) - MIN([.$E$3:.E80])" office:value-type="float" office:value="0.00781998969571741" calcext:value-type="float">
            <text:p>0.007819990</text:p>
          </table:table-cell>
          <table:table-cell table:style-name="ce9" table:formula="of:=STDEV([.$E$3:.E80])" office:value-type="float" office:value="0.00140003779928757" calcext:value-type="float">
            <text:p>0.0014000378</text:p>
          </table:table-cell>
          <table:table-cell table:style-name="ce9" table:formula="of:=[.G80]/[.H80]" office:value-type="float" office:value="5.58555611833963" calcext:value-type="float">
            <text:p>5.5855561183</text:p>
          </table:table-cell>
          <table:table-cell table:style-name="ce9" table:formula="of:=SLOPE([.I65:.I80];[.W65:.W80])" office:value-type="float" office:value="61.8486587389307" calcext:value-type="float">
            <text:p>61.8486587389</text:p>
          </table:table-cell>
          <table:table-cell table:style-name="ce17" table:formula="of:=AVERAGE([.D73:.D80])" office:value-type="float" office:value="0.06320785375" calcext:value-type="float">
            <text:p>0.063207854</text:p>
          </table:table-cell>
          <table:table-cell table:style-name="ce19" table:formula="of:=([.D80] - [.K80])/[.K80]" office:value-type="percentage" office:value="0.000801265143415732" calcext:value-type="percentage">
            <text:p>0.080%</text:p>
          </table:table-cell>
          <table:table-cell table:style-name="ce22" table:formula="of:=[.D80]-[.L80]" office:value-type="float" office:value="0.0624572348565843" calcext:value-type="float">
            <text:p>0.06245723</text:p>
          </table:table-cell>
          <table:table-cell table:style-name="ce27" table:formula="of:=ABS([.L79]-[.L80])" office:value-type="float" office:value="0.000893906295184945" calcext:value-type="float">
            <text:p>0.0008939</text:p>
          </table:table-cell>
          <table:table-cell table:style-name="ce34" table:formula="of:=IF(([.J80] &gt; [.$P$53]);(([.$M$53]+[.J80])/[.$O$53]);(([.$L$53]-[.J80])/[.$O$53]))" office:value-type="float" office:value="-0.0253764003888606" calcext:value-type="float">
            <text:p>-0.03</text:p>
          </table:table-cell>
          <table:table-cell table:style-name="ce42" table:formula="of:=[.O80]-[.O79]" office:value-type="float" office:value="-0.00356467336401392" calcext:value-type="float">
            <text:p>-0.0036</text:p>
          </table:table-cell>
          <table:table-cell table:style-name="ce45" table:number-columns-repeated="2"/>
          <table:table-cell table:style-name="ce48" table:formula="of:=[.O80] - AVERAGE([.O75:.O80])" office:value-type="float" office:value="-0.00703280325653769" calcext:value-type="float">
            <text:p>-0.0070328033</text:p>
          </table:table-cell>
          <table:table-cell table:style-name="ce45" table:formula="of:=[.M80]-[.M79]" office:value-type="float" office:value="-0.000830406295184952" calcext:value-type="float">
            <text:p>-0.001</text:p>
          </table:table-cell>
          <table:table-cell table:style-name="ce45" table:formula="of:=AVERAGE([.O75:.O80])" office:value-type="float" office:value="-0.0183435971323229" calcext:value-type="float">
            <text:p>-0.018</text:p>
          </table:table-cell>
          <table:table-cell table:style-name="ce9"/>
          <table:table-cell table:style-name="ce14" table:formula="of:=LOG([.X80])" office:value-type="float" office:value="2.89762709129044" calcext:value-type="float">
            <text:p>2.8976270913</text:p>
          </table:table-cell>
          <table:table-cell table:style-name="ce44" table:formula="of:=[.X79]+1" office:value-type="float" office:value="790" calcext:value-type="float">
            <text:p>79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81]/[.D80]" office:value-type="percentage" office:value="0.000972201364243635" calcext:value-type="percentage">
            <text:p>0.0972%</text:p>
          </table:table-cell>
          <table:table-cell table:style-name="ce6" table:formula="of:=([.D81]-[.D80])" office:value-type="float" office:value="0.000061500000000006" calcext:value-type="float">
            <text:p>0.00006150</text:p>
          </table:table-cell>
          <table:table-cell table:style-name="ce8" office:value-type="float" office:value="0.06332" calcext:value-type="float">
            <text:p>0.06332</text:p>
          </table:table-cell>
          <table:table-cell table:style-name="ce10" table:formula="of:=[.B81]-[.$S$2]" office:value-type="float" office:value="0.000969516187773047" calcext:value-type="float">
            <text:p>0.00096952</text:p>
          </table:table-cell>
          <table:table-cell table:style-name="ce9" table:formula="of:=SUM([.$E$3:.E81])" office:value-type="float" office:value="0.00334956831626299" calcext:value-type="float">
            <text:p>0.0033495683</text:p>
          </table:table-cell>
          <table:table-cell table:style-name="ce12" table:formula="of:=MAX([.$E$3:.E81]) - MIN([.$E$3:.E81])" office:value-type="float" office:value="0.00781998969571741" calcext:value-type="float">
            <text:p>0.007819990</text:p>
          </table:table-cell>
          <table:table-cell table:style-name="ce9" table:formula="of:=STDEV([.$E$3:.E81])" office:value-type="float" office:value="0.00139504027428109" calcext:value-type="float">
            <text:p>0.0013950403</text:p>
          </table:table-cell>
          <table:table-cell table:style-name="ce9" table:formula="of:=[.G81]/[.H81]" office:value-type="float" office:value="5.60556554522938" calcext:value-type="float">
            <text:p>5.6055655452</text:p>
          </table:table-cell>
          <table:table-cell table:style-name="ce9" table:formula="of:=SLOPE([.I66:.I81];[.W66:.W81])" office:value-type="float" office:value="60.8038636575519" calcext:value-type="float">
            <text:p>60.8038636576</text:p>
          </table:table-cell>
          <table:table-cell table:style-name="ce17" table:formula="of:=AVERAGE([.D74:.D81])" office:value-type="float" office:value="0.0632225675" calcext:value-type="float">
            <text:p>0.063222568</text:p>
          </table:table-cell>
          <table:table-cell table:style-name="ce19" table:formula="of:=([.D81] - [.K81])/[.K81]" office:value-type="percentage" office:value="0.00154110318281513" calcext:value-type="percentage">
            <text:p>0.154%</text:p>
          </table:table-cell>
          <table:table-cell table:style-name="ce22" table:formula="of:=[.D81]-[.L81]" office:value-type="float" office:value="0.0617788968171849" calcext:value-type="float">
            <text:p>0.06177890</text:p>
          </table:table-cell>
          <table:table-cell table:style-name="ce27" table:formula="of:=ABS([.L80]-[.L81])" office:value-type="float" office:value="0.000739838039399396" calcext:value-type="float">
            <text:p>0.0007398</text:p>
          </table:table-cell>
          <table:table-cell table:style-name="ce34" table:formula="of:=IF(([.J81] &gt; [.$P$53]);(([.$M$53]+[.J81])/[.$O$53]);(([.$L$53]-[.J81])/[.$O$53]))" office:value-type="float" office:value="-0.0310032090075527" calcext:value-type="float">
            <text:p>-0.03</text:p>
          </table:table-cell>
          <table:table-cell table:style-name="ce42" table:formula="of:=[.O81]-[.O80]" office:value-type="float" office:value="-0.00562680861869206" calcext:value-type="float">
            <text:p>-0.0056</text:p>
          </table:table-cell>
          <table:table-cell table:style-name="ce45" table:number-columns-repeated="2"/>
          <table:table-cell table:style-name="ce48" table:formula="of:=[.O81] - AVERAGE([.O76:.O81])" office:value-type="float" office:value="-0.00906648008488348" calcext:value-type="float">
            <text:p>-0.0090664801</text:p>
          </table:table-cell>
          <table:table-cell table:style-name="ce45" table:formula="of:=[.M81]-[.M80]" office:value-type="float" office:value="-0.000678338039399387" calcext:value-type="float">
            <text:p>-0.001</text:p>
          </table:table-cell>
          <table:table-cell table:style-name="ce45" table:formula="of:=AVERAGE([.O76:.O81])" office:value-type="float" office:value="-0.0219367289226692" calcext:value-type="float">
            <text:p>-0.022</text:p>
          </table:table-cell>
          <table:table-cell table:style-name="ce9"/>
          <table:table-cell table:style-name="ce14" table:formula="of:=LOG([.X81])" office:value-type="float" office:value="2.89817648349768" calcext:value-type="float">
            <text:p>2.8981764835</text:p>
          </table:table-cell>
          <table:table-cell table:style-name="ce44" table:formula="of:=[.X80]+1" office:value-type="float" office:value="791" calcext:value-type="float">
            <text:p>79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82]/[.D81]" office:value-type="percentage" office:value="-0.00213202779532527" calcext:value-type="percentage">
            <text:p>-0.2132%</text:p>
          </table:table-cell>
          <table:table-cell table:style-name="ce6" table:formula="of:=([.D82]-[.D81])" office:value-type="float" office:value="-0.000134999999999996" calcext:value-type="float">
            <text:p>-0.00013500</text:p>
          </table:table-cell>
          <table:table-cell table:style-name="ce8" office:value-type="float" office:value="0.063185" calcext:value-type="float">
            <text:p>0.063185</text:p>
          </table:table-cell>
          <table:table-cell table:style-name="ce10" table:formula="of:=[.B82]-[.$S$2]" office:value-type="float" office:value="-0.00213471297179586" calcext:value-type="float">
            <text:p>-0.00213471</text:p>
          </table:table-cell>
          <table:table-cell table:style-name="ce9" table:formula="of:=SUM([.$E$3:.E82])" office:value-type="float" office:value="0.00121485534446713" calcext:value-type="float">
            <text:p>0.0012148553</text:p>
          </table:table-cell>
          <table:table-cell table:style-name="ce12" table:formula="of:=MAX([.$E$3:.E82]) - MIN([.$E$3:.E82])" office:value-type="float" office:value="0.00781998969571741" calcext:value-type="float">
            <text:p>0.007819990</text:p>
          </table:table-cell>
          <table:table-cell table:style-name="ce9" table:formula="of:=STDEV([.$E$3:.E82])" office:value-type="float" office:value="0.00140739136560285" calcext:value-type="float">
            <text:p>0.0014073914</text:p>
          </table:table-cell>
          <table:table-cell table:style-name="ce9" table:formula="of:=[.G82]/[.H82]" office:value-type="float" office:value="5.55637180022612" calcext:value-type="float">
            <text:p>5.5563718002</text:p>
          </table:table-cell>
          <table:table-cell table:style-name="ce9" table:formula="of:=SLOPE([.I67:.I82];[.W67:.W82])" office:value-type="float" office:value="56.7978389706083" calcext:value-type="float">
            <text:p>56.7978389706</text:p>
          </table:table-cell>
          <table:table-cell table:style-name="ce17" table:formula="of:=AVERAGE([.D75:.D82])" office:value-type="float" office:value="0.063220435" calcext:value-type="float">
            <text:p>0.063220435</text:p>
          </table:table-cell>
          <table:table-cell table:style-name="ce19" table:formula="of:=([.D82] - [.K82])/[.K82]" office:value-type="percentage" office:value="-0.000560499148732531" calcext:value-type="percentage">
            <text:p>-0.056%</text:p>
          </table:table-cell>
          <table:table-cell table:style-name="ce22" table:formula="of:=[.D82]-[.L82]" office:value-type="float" office:value="0.0637454991487325" calcext:value-type="float">
            <text:p>0.06374550</text:p>
          </table:table-cell>
          <table:table-cell table:style-name="ce27" table:formula="of:=ABS([.L81]-[.L82])" office:value-type="float" office:value="0.00210160233154766" calcext:value-type="float">
            <text:p>0.0021016</text:p>
          </table:table-cell>
          <table:table-cell table:style-name="ce34" table:formula="of:=IF(([.J82] &gt; [.$P$53]);(([.$M$53]+[.J82])/[.$O$53]);(([.$L$53]-[.J82])/[.$O$53]))" office:value-type="float" office:value="-0.0525779030666399" calcext:value-type="float">
            <text:p>-0.05</text:p>
          </table:table-cell>
          <table:table-cell table:style-name="ce42" table:formula="of:=[.O82]-[.O81]" office:value-type="float" office:value="-0.0215746940590872" calcext:value-type="float">
            <text:p>-0.0216</text:p>
          </table:table-cell>
          <table:table-cell table:style-name="ce45" table:number-columns-repeated="2"/>
          <table:table-cell table:style-name="ce48" table:formula="of:=[.O82] - AVERAGE([.O77:.O82])" office:value-type="float" office:value="-0.0242904655092128" calcext:value-type="float">
            <text:p>-0.0242904655</text:p>
          </table:table-cell>
          <table:table-cell table:style-name="ce45" table:formula="of:=[.M82]-[.M81]" office:value-type="float" office:value="0.00196660233154766" calcext:value-type="float">
            <text:p>0.002</text:p>
          </table:table-cell>
          <table:table-cell table:style-name="ce45" table:formula="of:=AVERAGE([.O77:.O82])" office:value-type="float" office:value="-0.0282874375574271" calcext:value-type="float">
            <text:p>-0.028</text:p>
          </table:table-cell>
          <table:table-cell table:style-name="ce9"/>
          <table:table-cell table:style-name="ce14" table:formula="of:=LOG([.X82])" office:value-type="float" office:value="2.89872518158949" calcext:value-type="float">
            <text:p>2.8987251816</text:p>
          </table:table-cell>
          <table:table-cell table:style-name="ce44" table:formula="of:=[.X81]+1" office:value-type="float" office:value="792" calcext:value-type="float">
            <text:p>79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83]/[.D82]" office:value-type="percentage" office:value="0.0000791327055470622" calcext:value-type="percentage">
            <text:p>0.0079%</text:p>
          </table:table-cell>
          <table:table-cell table:style-name="ce6" table:formula="of:=([.D83]-[.D82])" office:value-type="float" office:value="0.00000499999999999112" calcext:value-type="float">
            <text:p>0.00000500</text:p>
          </table:table-cell>
          <table:table-cell table:style-name="ce8" office:value-type="float" office:value="0.06319" calcext:value-type="float">
            <text:p>0.06319</text:p>
          </table:table-cell>
          <table:table-cell table:style-name="ce10" table:formula="of:=[.B83]-[.$S$2]" office:value-type="float" office:value="0.0000764475290764739" calcext:value-type="float">
            <text:p>0.00007645</text:p>
          </table:table-cell>
          <table:table-cell table:style-name="ce9" table:formula="of:=SUM([.$E$3:.E83])" office:value-type="float" office:value="0.00129130287354361" calcext:value-type="float">
            <text:p>0.0012913029</text:p>
          </table:table-cell>
          <table:table-cell table:style-name="ce12" table:formula="of:=MAX([.$E$3:.E83]) - MIN([.$E$3:.E83])" office:value-type="float" office:value="0.00781998969571741" calcext:value-type="float">
            <text:p>0.007819990</text:p>
          </table:table-cell>
          <table:table-cell table:style-name="ce9" table:formula="of:=STDEV([.$E$3:.E83])" office:value-type="float" office:value="0.00139858407282651" calcext:value-type="float">
            <text:p>0.0013985841</text:p>
          </table:table-cell>
          <table:table-cell table:style-name="ce9" table:formula="of:=[.G83]/[.H83]" office:value-type="float" office:value="5.59136189783241" calcext:value-type="float">
            <text:p>5.5913618978</text:p>
          </table:table-cell>
          <table:table-cell table:style-name="ce9" table:formula="of:=SLOPE([.I68:.I83];[.W68:.W83])" office:value-type="float" office:value="53.6337108383169" calcext:value-type="float">
            <text:p>53.6337108383</text:p>
          </table:table-cell>
          <table:table-cell table:style-name="ce17" table:formula="of:=AVERAGE([.D76:.D83])" office:value-type="float" office:value="0.0632189375" calcext:value-type="float">
            <text:p>0.063218938</text:p>
          </table:table-cell>
          <table:table-cell table:style-name="ce19" table:formula="of:=([.D83] - [.K83])/[.K83]" office:value-type="percentage" office:value="-0.000457734677998859" calcext:value-type="percentage">
            <text:p>-0.046%</text:p>
          </table:table-cell>
          <table:table-cell table:style-name="ce22" table:formula="of:=[.D83]-[.L83]" office:value-type="float" office:value="0.0636477346779988" calcext:value-type="float">
            <text:p>0.06364773</text:p>
          </table:table-cell>
          <table:table-cell table:style-name="ce27" table:formula="of:=ABS([.L82]-[.L83])" office:value-type="float" office:value="0.000102764470733672" calcext:value-type="float">
            <text:p>0.0001028</text:p>
          </table:table-cell>
          <table:table-cell table:style-name="ce34" table:formula="of:=IF(([.J83] &gt; [.$P$53]);(([.$M$53]+[.J83])/[.$O$53]);(([.$L$53]-[.J83])/[.$O$53]))" office:value-type="float" office:value="-0.069618511088959" calcext:value-type="float">
            <text:p>-0.07</text:p>
          </table:table-cell>
          <table:table-cell table:style-name="ce42" table:formula="of:=[.O83]-[.O82]" office:value-type="float" office:value="-0.0170406080223191" calcext:value-type="float">
            <text:p>-0.0170</text:p>
          </table:table-cell>
          <table:table-cell table:style-name="ce45" table:number-columns-repeated="2"/>
          <table:table-cell table:style-name="ce48" table:formula="of:=[.O83] - AVERAGE([.O78:.O83])" office:value-type="float" office:value="-0.0327723861954293" calcext:value-type="float">
            <text:p>-0.0327723862</text:p>
          </table:table-cell>
          <table:table-cell table:style-name="ce45" table:formula="of:=[.M83]-[.M82]" office:value-type="float" office:value="-0.0000977644707336883" calcext:value-type="float">
            <text:p>0.000</text:p>
          </table:table-cell>
          <table:table-cell table:style-name="ce45" table:formula="of:=AVERAGE([.O78:.O83])" office:value-type="float" office:value="-0.0368461248935296" calcext:value-type="float">
            <text:p>-0.037</text:p>
          </table:table-cell>
          <table:table-cell table:style-name="ce9"/>
          <table:table-cell table:style-name="ce14" table:formula="of:=LOG([.X83])" office:value-type="float" office:value="2.8992731873176" calcext:value-type="float">
            <text:p>2.8992731873</text:p>
          </table:table-cell>
          <table:table-cell table:style-name="ce44" table:formula="of:=[.X82]+1" office:value-type="float" office:value="793" calcext:value-type="float">
            <text:p>79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84]/[.D83]" office:value-type="percentage" office:value="-0.0000791264440574636" calcext:value-type="percentage">
            <text:p>-0.0079%</text:p>
          </table:table-cell>
          <table:table-cell table:style-name="ce6" table:formula="of:=([.D84]-[.D83])" office:value-type="float" office:value="-0.00000499999999999112" calcext:value-type="float">
            <text:p>-0.00000500</text:p>
          </table:table-cell>
          <table:table-cell table:style-name="ce8" office:value-type="float" office:value="0.063185" calcext:value-type="float">
            <text:p>0.063185</text:p>
          </table:table-cell>
          <table:table-cell table:style-name="ce10" table:formula="of:=[.B84]-[.$S$2]" office:value-type="float" office:value="-0.0000818116205280518" calcext:value-type="float">
            <text:p>-0.00008181</text:p>
          </table:table-cell>
          <table:table-cell table:style-name="ce9" table:formula="of:=SUM([.$E$3:.E84])" office:value-type="float" office:value="0.00120949125301556" calcext:value-type="float">
            <text:p>0.0012094913</text:p>
          </table:table-cell>
          <table:table-cell table:style-name="ce12" table:formula="of:=MAX([.$E$3:.E84]) - MIN([.$E$3:.E84])" office:value-type="float" office:value="0.00781998969571741" calcext:value-type="float">
            <text:p>0.007819990</text:p>
          </table:table-cell>
          <table:table-cell table:style-name="ce9" table:formula="of:=STDEV([.$E$3:.E84])" office:value-type="float" office:value="0.00138996594655748" calcext:value-type="float">
            <text:p>0.0013899659</text:p>
          </table:table-cell>
          <table:table-cell table:style-name="ce9" table:formula="of:=[.G84]/[.H84]" office:value-type="float" office:value="5.62602969884632" calcext:value-type="float">
            <text:p>5.6260296988</text:p>
          </table:table-cell>
          <table:table-cell table:style-name="ce9" table:formula="of:=SLOPE([.I69:.I84];[.W69:.W84])" office:value-type="float" office:value="51.3162839430574" calcext:value-type="float">
            <text:p>51.3162839431</text:p>
          </table:table-cell>
          <table:table-cell table:style-name="ce17" table:formula="of:=AVERAGE([.D77:.D84])" office:value-type="float" office:value="0.0632168125" calcext:value-type="float">
            <text:p>0.063216813</text:p>
          </table:table-cell>
          <table:table-cell table:style-name="ce19" table:formula="of:=([.D84] - [.K84])/[.K84]" office:value-type="percentage" office:value="-0.000503228472647081" calcext:value-type="percentage">
            <text:p>-0.050%</text:p>
          </table:table-cell>
          <table:table-cell table:style-name="ce22" table:formula="of:=[.D84]-[.L84]" office:value-type="float" office:value="0.0636882284726471" calcext:value-type="float">
            <text:p>0.06368823</text:p>
          </table:table-cell>
          <table:table-cell table:style-name="ce27" table:formula="of:=ABS([.L83]-[.L84])" office:value-type="float" office:value="0.0000454937946482219" calcext:value-type="float">
            <text:p>0.0000455</text:p>
          </table:table-cell>
          <table:table-cell table:style-name="ce34" table:formula="of:=IF(([.J84] &gt; [.$P$53]);(([.$M$53]+[.J84])/[.$O$53]);(([.$L$53]-[.J84])/[.$O$53]))" office:value-type="float" office:value="-0.0820991571599827" calcext:value-type="float">
            <text:p>-0.08</text:p>
          </table:table-cell>
          <table:table-cell table:style-name="ce42" table:formula="of:=[.O84]-[.O83]" office:value-type="float" office:value="-0.0124806460710237" calcext:value-type="float">
            <text:p>-0.0125</text:p>
          </table:table-cell>
          <table:table-cell table:style-name="ce45" table:number-columns-repeated="2"/>
          <table:table-cell table:style-name="ce48" table:formula="of:=[.O84] - AVERAGE([.O79:.O84])" office:value-type="float" office:value="-0.0350180058705091" calcext:value-type="float">
            <text:p>-0.0350180059</text:p>
          </table:table-cell>
          <table:table-cell table:style-name="ce45" table:formula="of:=[.M84]-[.M83]" office:value-type="float" office:value="0.0000404937946482387" calcext:value-type="float">
            <text:p>0.000</text:p>
          </table:table-cell>
          <table:table-cell table:style-name="ce45" table:formula="of:=AVERAGE([.O79:.O84])" office:value-type="float" office:value="-0.0470811512894736" calcext:value-type="float">
            <text:p>-0.047</text:p>
          </table:table-cell>
          <table:table-cell table:style-name="ce9"/>
          <table:table-cell table:style-name="ce14" table:formula="of:=LOG([.X84])" office:value-type="float" office:value="2.8998205024271" calcext:value-type="float">
            <text:p>2.8998205024</text:p>
          </table:table-cell>
          <table:table-cell table:style-name="ce44" table:formula="of:=[.X83]+1" office:value-type="float" office:value="794" calcext:value-type="float">
            <text:p>79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85]/[.D84]" office:value-type="percentage" office:value="-0.000229484846086898" calcext:value-type="percentage">
            <text:p>-0.0229%</text:p>
          </table:table-cell>
          <table:table-cell table:style-name="ce6" table:formula="of:=([.D85]-[.D84])" office:value-type="float" office:value="-0.0000145000000000006" calcext:value-type="float">
            <text:p>-0.00001450</text:p>
          </table:table-cell>
          <table:table-cell table:style-name="ce8" office:value-type="float" office:value="0.0631705" calcext:value-type="float">
            <text:p>0.0631705</text:p>
          </table:table-cell>
          <table:table-cell table:style-name="ce10" table:formula="of:=[.B85]-[.$S$2]" office:value-type="float" office:value="-0.000232170022557486" calcext:value-type="float">
            <text:p>-0.00023217</text:p>
          </table:table-cell>
          <table:table-cell table:style-name="ce9" table:formula="of:=SUM([.$E$3:.E85])" office:value-type="float" office:value="0.000977321230458071" calcext:value-type="float">
            <text:p>0.0009773212</text:p>
          </table:table-cell>
          <table:table-cell table:style-name="ce12" table:formula="of:=MAX([.$E$3:.E85]) - MIN([.$E$3:.E85])" office:value-type="float" office:value="0.00781998969571741" calcext:value-type="float">
            <text:p>0.007819990</text:p>
          </table:table-cell>
          <table:table-cell table:style-name="ce9" table:formula="of:=STDEV([.$E$3:.E85])" office:value-type="float" office:value="0.00138173038743922" calcext:value-type="float">
            <text:p>0.0013817304</text:p>
          </table:table-cell>
          <table:table-cell table:style-name="ce9" table:formula="of:=[.G85]/[.H85]" office:value-type="float" office:value="5.65956265187908" calcext:value-type="float">
            <text:p>5.6595626519</text:p>
          </table:table-cell>
          <table:table-cell table:style-name="ce9" table:formula="of:=SLOPE([.I70:.I85];[.W70:.W85])" office:value-type="float" office:value="49.2396994678287" calcext:value-type="float">
            <text:p>49.2396994678</text:p>
          </table:table-cell>
          <table:table-cell table:style-name="ce17" table:formula="of:=AVERAGE([.D78:.D85])" office:value-type="float" office:value="0.063213" calcext:value-type="float">
            <text:p>0.063213000</text:p>
          </table:table-cell>
          <table:table-cell table:style-name="ce19" table:formula="of:=([.D85] - [.K85])/[.K85]" office:value-type="percentage" office:value="-0.000672330058690254" calcext:value-type="percentage">
            <text:p>-0.067%</text:p>
          </table:table-cell>
          <table:table-cell table:style-name="ce22" table:formula="of:=[.D85]-[.L85]" office:value-type="float" office:value="0.0638428300586903" calcext:value-type="float">
            <text:p>0.06384283</text:p>
          </table:table-cell>
          <table:table-cell table:style-name="ce27" table:formula="of:=ABS([.L84]-[.L85])" office:value-type="float" office:value="0.000169101586043172" calcext:value-type="float">
            <text:p>0.0001691</text:p>
          </table:table-cell>
          <table:table-cell table:style-name="ce34" table:formula="of:=IF(([.J85] &gt; [.$P$53]);(([.$M$53]+[.J85])/[.$O$53]);(([.$L$53]-[.J85])/[.$O$53]))" office:value-type="float" office:value="-0.0932827314616903" calcext:value-type="float">
            <text:p>-0.09</text:p>
          </table:table-cell>
          <table:table-cell table:style-name="ce42" table:formula="of:=[.O85]-[.O84]" office:value-type="float" office:value="-0.0111835743017076" calcext:value-type="float">
            <text:p>-0.0112</text:p>
          </table:table-cell>
          <table:table-cell table:style-name="ce45" table:number-columns-repeated="2"/>
          <table:table-cell table:style-name="ce48" table:formula="of:=[.O85] - AVERAGE([.O80:.O85])" office:value-type="float" office:value="-0.0342897460994094" calcext:value-type="float">
            <text:p>-0.0342897461</text:p>
          </table:table-cell>
          <table:table-cell table:style-name="ce45" table:formula="of:=[.M85]-[.M84]" office:value-type="float" office:value="0.000154601586043177" calcext:value-type="float">
            <text:p>0.000</text:p>
          </table:table-cell>
          <table:table-cell table:style-name="ce45" table:formula="of:=AVERAGE([.O80:.O85])" office:value-type="float" office:value="-0.0589929853622809" calcext:value-type="float">
            <text:p>-0.059</text:p>
          </table:table-cell>
          <table:table-cell table:style-name="ce9"/>
          <table:table-cell table:style-name="ce14" table:formula="of:=LOG([.X85])" office:value-type="float" office:value="2.90036712865647" calcext:value-type="float">
            <text:p>2.9003671287</text:p>
          </table:table-cell>
          <table:table-cell table:style-name="ce44" table:formula="of:=[.X84]+1" office:value-type="float" office:value="795" calcext:value-type="float">
            <text:p>79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86]/[.D85]" office:value-type="percentage" office:value="0.000308688390941844" calcext:value-type="percentage">
            <text:p>0.0309%</text:p>
          </table:table-cell>
          <table:table-cell table:style-name="ce6" table:formula="of:=([.D86]-[.D85])" office:value-type="float" office:value="0.0000194999999999917" calcext:value-type="float">
            <text:p>0.00001950</text:p>
          </table:table-cell>
          <table:table-cell table:style-name="ce8" office:value-type="float" office:value="0.06319" calcext:value-type="float">
            <text:p>0.06319</text:p>
          </table:table-cell>
          <table:table-cell table:style-name="ce10" table:formula="of:=[.B86]-[.$S$2]" office:value-type="float" office:value="0.000306003214471256" calcext:value-type="float">
            <text:p>0.00030600</text:p>
          </table:table-cell>
          <table:table-cell table:style-name="ce9" table:formula="of:=SUM([.$E$3:.E86])" office:value-type="float" office:value="0.00128332444492933" calcext:value-type="float">
            <text:p>0.0012833244</text:p>
          </table:table-cell>
          <table:table-cell table:style-name="ce12" table:formula="of:=MAX([.$E$3:.E86]) - MIN([.$E$3:.E86])" office:value-type="float" office:value="0.00781998969571741" calcext:value-type="float">
            <text:p>0.007819990</text:p>
          </table:table-cell>
          <table:table-cell table:style-name="ce9" table:formula="of:=STDEV([.$E$3:.E86])" office:value-type="float" office:value="0.00137375664039509" calcext:value-type="float">
            <text:p>0.0013737566</text:p>
          </table:table-cell>
          <table:table-cell table:style-name="ce9" table:formula="of:=[.G86]/[.H86]" office:value-type="float" office:value="5.6924126630379" calcext:value-type="float">
            <text:p>5.692412663</text:p>
          </table:table-cell>
          <table:table-cell table:style-name="ce9" table:formula="of:=SLOPE([.I71:.I86];[.W71:.W86])" office:value-type="float" office:value="47.7521436476003" calcext:value-type="float">
            <text:p>47.7521436476</text:p>
          </table:table-cell>
          <table:table-cell table:style-name="ce17" table:formula="of:=AVERAGE([.D79:.D86])" office:value-type="float" office:value="0.06321175" calcext:value-type="float">
            <text:p>0.063211750</text:p>
          </table:table-cell>
          <table:table-cell table:style-name="ce19" table:formula="of:=([.D86] - [.K86])/[.K86]" office:value-type="percentage" office:value="-0.000344081598753411" calcext:value-type="percentage">
            <text:p>-0.034%</text:p>
          </table:table-cell>
          <table:table-cell table:style-name="ce22" table:formula="of:=[.D86]-[.L86]" office:value-type="float" office:value="0.0635340815987534" calcext:value-type="float">
            <text:p>0.06353408</text:p>
          </table:table-cell>
          <table:table-cell table:style-name="ce27" table:formula="of:=ABS([.L85]-[.L86])" office:value-type="float" office:value="0.000328248459936842" calcext:value-type="float">
            <text:p>0.0003282</text:p>
          </table:table-cell>
          <table:table-cell table:style-name="ce34" table:formula="of:=IF(([.J86] &gt; [.$P$53]);(([.$M$53]+[.J86])/[.$O$53]);(([.$L$53]-[.J86])/[.$O$53]))" office:value-type="float" office:value="-0.101294055461226" calcext:value-type="float">
            <text:p>-0.10</text:p>
          </table:table-cell>
          <table:table-cell table:style-name="ce42" table:formula="of:=[.O86]-[.O85]" office:value-type="float" office:value="-0.00801132399953582" calcext:value-type="float">
            <text:p>-0.0080</text:p>
          </table:table-cell>
          <table:table-cell table:style-name="ce45" table:number-columns-repeated="2"/>
          <table:table-cell table:style-name="ce48" table:formula="of:=[.O86] - AVERAGE([.O81:.O86])" office:value-type="float" office:value="-0.0296481275868843" calcext:value-type="float">
            <text:p>-0.0296481276</text:p>
          </table:table-cell>
          <table:table-cell table:style-name="ce45" table:formula="of:=[.M86]-[.M85]" office:value-type="float" office:value="-0.00030874845993685" calcext:value-type="float">
            <text:p>0.000</text:p>
          </table:table-cell>
          <table:table-cell table:style-name="ce45" table:formula="of:=AVERAGE([.O81:.O86])" office:value-type="float" office:value="-0.0716459278743418" calcext:value-type="float">
            <text:p>-0.072</text:p>
          </table:table-cell>
          <table:table-cell table:style-name="ce9"/>
          <table:table-cell table:style-name="ce14" table:formula="of:=LOG([.X86])" office:value-type="float" office:value="2.90091306773767" calcext:value-type="float">
            <text:p>2.9009130677</text:p>
          </table:table-cell>
          <table:table-cell table:style-name="ce44" table:formula="of:=[.X85]+1" office:value-type="float" office:value="796" calcext:value-type="float">
            <text:p>79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87]/[.D86]" office:value-type="percentage" office:value="0" calcext:value-type="percentage">
            <text:p>0.0000%</text:p>
          </table:table-cell>
          <table:table-cell table:style-name="ce6" table:formula="of:=([.D87]-[.D86])" office:value-type="float" office:value="0" calcext:value-type="float">
            <text:p>0.00000000</text:p>
          </table:table-cell>
          <table:table-cell table:style-name="ce8" office:value-type="float" office:value="0.06319" calcext:value-type="float">
            <text:p>0.06319</text:p>
          </table:table-cell>
          <table:table-cell table:style-name="ce10" table:formula="of:=[.B87]-[.$S$2]" office:value-type="float" office:value="-0.00000268517647058823" calcext:value-type="float">
            <text:p>-0.00000269</text:p>
          </table:table-cell>
          <table:table-cell table:style-name="ce9" table:formula="of:=SUM([.$E$3:.E87])" office:value-type="float" office:value="0.00128063926845874" calcext:value-type="float">
            <text:p>0.0012806393</text:p>
          </table:table-cell>
          <table:table-cell table:style-name="ce12" table:formula="of:=MAX([.$E$3:.E87]) - MIN([.$E$3:.E87])" office:value-type="float" office:value="0.00781998969571741" calcext:value-type="float">
            <text:p>0.007819990</text:p>
          </table:table-cell>
          <table:table-cell table:style-name="ce9" table:formula="of:=STDEV([.$E$3:.E87])" office:value-type="float" office:value="0.00136555642483958" calcext:value-type="float">
            <text:p>0.0013655564</text:p>
          </table:table-cell>
          <table:table-cell table:style-name="ce9" table:formula="of:=[.G87]/[.H87]" office:value-type="float" office:value="5.72659580627441" calcext:value-type="float">
            <text:p>5.7265958063</text:p>
          </table:table-cell>
          <table:table-cell table:style-name="ce9" table:formula="of:=SLOPE([.I72:.I87];[.W72:.W87])" office:value-type="float" office:value="46.303643692962" calcext:value-type="float">
            <text:p>46.303643693</text:p>
          </table:table-cell>
          <table:table-cell table:style-name="ce17" table:formula="of:=AVERAGE([.D80:.D87])" office:value-type="float" office:value="0.063211125" calcext:value-type="float">
            <text:p>0.063211125</text:p>
          </table:table-cell>
          <table:table-cell table:style-name="ce19" table:formula="of:=([.D87] - [.K87])/[.K87]" office:value-type="percentage" office:value="-0.000334197500835444" calcext:value-type="percentage">
            <text:p>-0.033%</text:p>
          </table:table-cell>
          <table:table-cell table:style-name="ce22" table:formula="of:=[.D87]-[.L87]" office:value-type="float" office:value="0.0635241975008354" calcext:value-type="float">
            <text:p>0.06352420</text:p>
          </table:table-cell>
          <table:table-cell table:style-name="ce27" table:formula="of:=ABS([.L86]-[.L87])" office:value-type="float" office:value="0.00000988409791796734" calcext:value-type="float">
            <text:p>0.0000099</text:p>
          </table:table-cell>
          <table:table-cell table:style-name="ce34" table:formula="of:=IF(([.J87] &gt; [.$P$53]);(([.$M$53]+[.J87])/[.$O$53]);(([.$L$53]-[.J87])/[.$O$53]))" office:value-type="float" office:value="-0.109095041677756" calcext:value-type="float">
            <text:p>-0.11</text:p>
          </table:table-cell>
          <table:table-cell table:style-name="ce42" table:formula="of:=[.O87]-[.O86]" office:value-type="float" office:value="-0.00780098621652946" calcext:value-type="float">
            <text:p>-0.0078</text:p>
          </table:table-cell>
          <table:table-cell table:style-name="ce45" table:number-columns-repeated="2"/>
          <table:table-cell table:style-name="ce48" table:formula="of:=[.O87] - AVERAGE([.O82:.O87])" office:value-type="float" office:value="-0.02443380835838" calcext:value-type="float">
            <text:p>-0.0244338084</text:p>
          </table:table-cell>
          <table:table-cell table:style-name="ce45" table:formula="of:=[.M87]-[.M86]" office:value-type="float" office:value="-0.00000988409791798095" calcext:value-type="float">
            <text:p>0.000</text:p>
          </table:table-cell>
          <table:table-cell table:style-name="ce45" table:formula="of:=AVERAGE([.O82:.O87])" office:value-type="float" office:value="-0.0846612333193756" calcext:value-type="float">
            <text:p>-0.085</text:p>
          </table:table-cell>
          <table:table-cell table:style-name="ce9"/>
          <table:table-cell table:style-name="ce14" table:formula="of:=LOG([.X87])" office:value-type="float" office:value="2.90145832139611" calcext:value-type="float">
            <text:p>2.9014583214</text:p>
          </table:table-cell>
          <table:table-cell table:style-name="ce44" table:formula="of:=[.X86]+1" office:value-type="float" office:value="797" calcext:value-type="float">
            <text:p>79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88]/[.D87]" office:value-type="percentage" office:value="-0.000000158252888031911" calcext:value-type="percentage">
            <text:p>0.0000%</text:p>
          </table:table-cell>
          <table:table-cell table:style-name="ce6" table:formula="of:=([.D88]-[.D87])" office:value-type="float" office:value="-0.00000000999999999473644" calcext:value-type="float">
            <text:p>-0.00000001</text:p>
          </table:table-cell>
          <table:table-cell table:style-name="ce8" office:value-type="float" office:value="0.06318999" calcext:value-type="float">
            <text:p>0.06318999</text:p>
          </table:table-cell>
          <table:table-cell table:style-name="ce10" table:formula="of:=[.B88]-[.$S$2]" office:value-type="float" office:value="-0.00000284342935862015" calcext:value-type="float">
            <text:p>-0.00000284</text:p>
          </table:table-cell>
          <table:table-cell table:style-name="ce9" table:formula="of:=SUM([.$E$3:.E88])" office:value-type="float" office:value="0.00127779583910012" calcext:value-type="float">
            <text:p>0.0012777958</text:p>
          </table:table-cell>
          <table:table-cell table:style-name="ce12" table:formula="of:=MAX([.$E$3:.E88]) - MIN([.$E$3:.E88])" office:value-type="float" office:value="0.00781998969571741" calcext:value-type="float">
            <text:p>0.007819990</text:p>
          </table:table-cell>
          <table:table-cell table:style-name="ce9" table:formula="of:=STDEV([.$E$3:.E88])" office:value-type="float" office:value="0.00135750134820239" calcext:value-type="float">
            <text:p>0.0013575013</text:p>
          </table:table-cell>
          <table:table-cell table:style-name="ce9" table:formula="of:=[.G88]/[.H88]" office:value-type="float" office:value="5.76057600684719" calcext:value-type="float">
            <text:p>5.7605760068</text:p>
          </table:table-cell>
          <table:table-cell table:style-name="ce9" table:formula="of:=SLOPE([.I73:.I88];[.W73:.W88])" office:value-type="float" office:value="45.0492908411741" calcext:value-type="float">
            <text:p>45.0492908412</text:p>
          </table:table-cell>
          <table:table-cell table:style-name="ce17" table:formula="of:=AVERAGE([.D81:.D88])" office:value-type="float" office:value="0.06320256125" calcext:value-type="float">
            <text:p>0.063202561</text:p>
          </table:table-cell>
          <table:table-cell table:style-name="ce19" table:formula="of:=([.D88] - [.K88])/[.K88]" office:value-type="percentage" office:value="-0.000198904122734578" calcext:value-type="percentage">
            <text:p>-0.020%</text:p>
          </table:table-cell>
          <table:table-cell table:style-name="ce22" table:formula="of:=[.D88]-[.L88]" office:value-type="float" office:value="0.0633888941227346" calcext:value-type="float">
            <text:p>0.06338889</text:p>
          </table:table-cell>
          <table:table-cell table:style-name="ce27" table:formula="of:=ABS([.L87]-[.L88])" office:value-type="float" office:value="0.000135293378100866" calcext:value-type="float">
            <text:p>0.0001353</text:p>
          </table:table-cell>
          <table:table-cell table:style-name="ce34" table:formula="of:=IF(([.J88] &gt; [.$P$53]);(([.$M$53]+[.J88])/[.$O$53]);(([.$L$53]-[.J88])/[.$O$53]))" office:value-type="float" office:value="-0.115850436647654" calcext:value-type="float">
            <text:p>-0.12</text:p>
          </table:table-cell>
          <table:table-cell table:style-name="ce42" table:formula="of:=[.O88]-[.O87]" office:value-type="float" office:value="-0.00675539496989859" calcext:value-type="float">
            <text:p>-0.0068</text:p>
          </table:table-cell>
          <table:table-cell table:style-name="ce45" table:number-columns-repeated="2"/>
          <table:table-cell table:style-name="ce48" table:formula="of:=[.O88] - AVERAGE([.O83:.O88])" office:value-type="float" office:value="-0.0206437810647762" calcext:value-type="float">
            <text:p>-0.0206437811</text:p>
          </table:table-cell>
          <table:table-cell table:style-name="ce45" table:formula="of:=[.M88]-[.M87]" office:value-type="float" office:value="-0.000135303378100859" calcext:value-type="float">
            <text:p>0.000</text:p>
          </table:table-cell>
          <table:table-cell table:style-name="ce45" table:formula="of:=AVERAGE([.O83:.O88])" office:value-type="float" office:value="-0.095206655582878" calcext:value-type="float">
            <text:p>-0.095</text:p>
          </table:table-cell>
          <table:table-cell table:style-name="ce9"/>
          <table:table-cell table:style-name="ce14" table:formula="of:=LOG([.X88])" office:value-type="float" office:value="2.90200289135073" calcext:value-type="float">
            <text:p>2.9020028914</text:p>
          </table:table-cell>
          <table:table-cell table:style-name="ce44" table:formula="of:=[.X87]+1" office:value-type="float" office:value="798" calcext:value-type="float">
            <text:p>79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89]/[.D88]" office:value-type="percentage" office:value="-0.000759455730250911" calcext:value-type="percentage">
            <text:p>-0.0759%</text:p>
          </table:table-cell>
          <table:table-cell table:style-name="ce6" table:formula="of:=([.D89]-[.D88])" office:value-type="float" office:value="-0.0000479899999999978" calcext:value-type="float">
            <text:p>-0.00004799</text:p>
          </table:table-cell>
          <table:table-cell table:style-name="ce8" office:value-type="float" office:value="0.063142" calcext:value-type="float">
            <text:p>0.063142</text:p>
          </table:table-cell>
          <table:table-cell table:style-name="ce10" table:formula="of:=[.B89]-[.$S$2]" office:value-type="float" office:value="-0.000762140906721499" calcext:value-type="float">
            <text:p>-0.00076214</text:p>
          </table:table-cell>
          <table:table-cell table:style-name="ce9" table:formula="of:=SUM([.$E$3:.E89])" office:value-type="float" office:value="0.000515654932378619" calcext:value-type="float">
            <text:p>0.0005156549</text:p>
          </table:table-cell>
          <table:table-cell table:style-name="ce12" table:formula="of:=MAX([.$E$3:.E89]) - MIN([.$E$3:.E89])" office:value-type="float" office:value="0.00781998969571741" calcext:value-type="float">
            <text:p>0.007819990</text:p>
          </table:table-cell>
          <table:table-cell table:style-name="ce9" table:formula="of:=STDEV([.$E$3:.E89])" office:value-type="float" office:value="0.00135215431221838" calcext:value-type="float">
            <text:p>0.0013521543</text:p>
          </table:table-cell>
          <table:table-cell table:style-name="ce9" table:formula="of:=[.G89]/[.H89]" office:value-type="float" office:value="5.78335595653113" calcext:value-type="float">
            <text:p>5.7833559565</text:p>
          </table:table-cell>
          <table:table-cell table:style-name="ce9" table:formula="of:=SLOPE([.I74:.I89];[.W74:.W89])" office:value-type="float" office:value="44.0081458749688" calcext:value-type="float">
            <text:p>44.008145875</text:p>
          </table:table-cell>
          <table:table-cell table:style-name="ce17" table:formula="of:=AVERAGE([.D82:.D89])" office:value-type="float" office:value="0.06318031125" calcext:value-type="float">
            <text:p>0.063180311</text:p>
          </table:table-cell>
          <table:table-cell table:style-name="ce19" table:formula="of:=([.D89] - [.K89])/[.K89]" office:value-type="percentage" office:value="-0.000606379570502765" calcext:value-type="percentage">
            <text:p>-0.061%</text:p>
          </table:table-cell>
          <table:table-cell table:style-name="ce22" table:formula="of:=[.D89]-[.L89]" office:value-type="float" office:value="0.0637483795705028" calcext:value-type="float">
            <text:p>0.06374838</text:p>
          </table:table-cell>
          <table:table-cell table:style-name="ce27" table:formula="of:=ABS([.L88]-[.L89])" office:value-type="float" office:value="0.000407475447768187" calcext:value-type="float">
            <text:p>0.0004075</text:p>
          </table:table-cell>
          <table:table-cell table:style-name="ce34" table:formula="of:=IF(([.J89] &gt; [.$P$53]);(([.$M$53]+[.J89])/[.$O$53]);(([.$L$53]-[.J89])/[.$O$53]))" office:value-type="float" office:value="-0.121457587345014" calcext:value-type="float">
            <text:p>-0.12</text:p>
          </table:table-cell>
          <table:table-cell table:style-name="ce42" table:formula="of:=[.O89]-[.O88]" office:value-type="float" office:value="-0.0056071506973602" calcext:value-type="float">
            <text:p>-0.0056</text:p>
          </table:table-cell>
          <table:table-cell table:style-name="ce45" table:number-columns-repeated="2"/>
          <table:table-cell table:style-name="ce48" table:formula="of:=[.O89] - AVERAGE([.O84:.O89])" office:value-type="float" office:value="-0.0176110857194605" calcext:value-type="float">
            <text:p>-0.0176110857</text:p>
          </table:table-cell>
          <table:table-cell table:style-name="ce45" table:formula="of:=[.M89]-[.M88]" office:value-type="float" office:value="0.00035948544776819" calcext:value-type="float">
            <text:p>0.000</text:p>
          </table:table-cell>
          <table:table-cell table:style-name="ce45" table:formula="of:=AVERAGE([.O84:.O89])" office:value-type="float" office:value="-0.103846501625554" calcext:value-type="float">
            <text:p>-0.104</text:p>
          </table:table-cell>
          <table:table-cell table:style-name="ce9"/>
          <table:table-cell table:style-name="ce14" table:formula="of:=LOG([.X89])" office:value-type="float" office:value="2.90254677931399" calcext:value-type="float">
            <text:p>2.9025467793</text:p>
          </table:table-cell>
          <table:table-cell table:style-name="ce44" table:formula="of:=[.X88]+1" office:value-type="float" office:value="799" calcext:value-type="float">
            <text:p>79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90]/[.D89]" office:value-type="percentage" office:value="-0.000864400874219989" calcext:value-type="percentage">
            <text:p>-0.0864%</text:p>
          </table:table-cell>
          <table:table-cell table:style-name="ce6" table:formula="of:=([.D90]-[.D89])" office:value-type="float" office:value="-0.0000545799999999985" calcext:value-type="float">
            <text:p>-0.00005458</text:p>
          </table:table-cell>
          <table:table-cell table:style-name="ce8" office:value-type="float" office:value="0.06308742" calcext:value-type="float">
            <text:p>0.06308742</text:p>
          </table:table-cell>
          <table:table-cell table:style-name="ce10" table:formula="of:=[.B90]-[.$S$2]" office:value-type="float" office:value="-0.000867086050690577" calcext:value-type="float">
            <text:p>-0.00086709</text:p>
          </table:table-cell>
          <table:table-cell table:style-name="ce9" table:formula="of:=SUM([.$E$3:.E90])" office:value-type="float" office:value="-0.000351431118311957" calcext:value-type="float">
            <text:p>-0.0003514311</text:p>
          </table:table-cell>
          <table:table-cell table:style-name="ce12" table:formula="of:=MAX([.$E$3:.E90]) - MIN([.$E$3:.E90])" office:value-type="float" office:value="0.00781998969571741" calcext:value-type="float">
            <text:p>0.007819990</text:p>
          </table:table-cell>
          <table:table-cell table:style-name="ce9" table:formula="of:=STDEV([.$E$3:.E90])" office:value-type="float" office:value="0.00134757816618865" calcext:value-type="float">
            <text:p>0.0013475782</text:p>
          </table:table-cell>
          <table:table-cell table:style-name="ce9" table:formula="of:=[.G90]/[.H90]" office:value-type="float" office:value="5.80299524875401" calcext:value-type="float">
            <text:p>5.8029952488</text:p>
          </table:table-cell>
          <table:table-cell table:style-name="ce9" table:formula="of:=SLOPE([.I75:.I90];[.W75:.W90])" office:value-type="float" office:value="43.1260515531322" calcext:value-type="float">
            <text:p>43.1260515531</text:p>
          </table:table-cell>
          <table:table-cell table:style-name="ce17" table:formula="of:=AVERAGE([.D83:.D90])" office:value-type="float" office:value="0.06316811375" calcext:value-type="float">
            <text:p>0.063168114</text:p>
          </table:table-cell>
          <table:table-cell table:style-name="ce19" table:formula="of:=([.D90] - [.K90])/[.K90]" office:value-type="percentage" office:value="-0.00127744434984018" calcext:value-type="percentage">
            <text:p>-0.128%</text:p>
          </table:table-cell>
          <table:table-cell table:style-name="ce22" table:formula="of:=[.D90]-[.L90]" office:value-type="float" office:value="0.0643648643498402" calcext:value-type="float">
            <text:p>0.06436486</text:p>
          </table:table-cell>
          <table:table-cell table:style-name="ce27" table:formula="of:=ABS([.L89]-[.L90])" office:value-type="float" office:value="0.000671064779337416" calcext:value-type="float">
            <text:p>0.0006711</text:p>
          </table:table-cell>
          <table:table-cell table:style-name="ce34" table:formula="of:=IF(([.J90] &gt; [.$P$53]);(([.$M$53]+[.J90])/[.$O$53]);(([.$L$53]-[.J90])/[.$O$53]))" office:value-type="float" office:value="-0.126208160946547" calcext:value-type="float">
            <text:p>-0.13</text:p>
          </table:table-cell>
          <table:table-cell table:style-name="ce42" table:formula="of:=[.O90]-[.O89]" office:value-type="float" office:value="-0.00475057360153269" calcext:value-type="float">
            <text:p>-0.0048</text:p>
          </table:table-cell>
          <table:table-cell table:style-name="ce45" table:number-columns-repeated="2"/>
          <table:table-cell table:style-name="ce48" table:formula="of:=[.O90] - AVERAGE([.O85:.O90])" office:value-type="float" office:value="-0.0150101586898991" calcext:value-type="float">
            <text:p>-0.0150101587</text:p>
          </table:table-cell>
          <table:table-cell table:style-name="ce45" table:formula="of:=[.M90]-[.M89]" office:value-type="float" office:value="0.000616484779337428" calcext:value-type="float">
            <text:p>0.001</text:p>
          </table:table-cell>
          <table:table-cell table:style-name="ce45" table:formula="of:=AVERAGE([.O85:.O90])" office:value-type="float" office:value="-0.111198002256648" calcext:value-type="float">
            <text:p>-0.111</text:p>
          </table:table-cell>
          <table:table-cell table:style-name="ce9"/>
          <table:table-cell table:style-name="ce14" table:formula="of:=LOG([.X90])" office:value-type="float" office:value="2.90308998699194" calcext:value-type="float">
            <text:p>2.903089987</text:p>
          </table:table-cell>
          <table:table-cell table:style-name="ce44" table:formula="of:=[.X89]+1" office:value-type="float" office:value="800" calcext:value-type="float">
            <text:p>80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91]/[.D90]" office:value-type="percentage" office:value="0.00150584696600365" calcext:value-type="percentage">
            <text:p>0.1506%</text:p>
          </table:table-cell>
          <table:table-cell table:style-name="ce6" table:formula="of:=([.D91]-[.D90])" office:value-type="float" office:value="0.0000949999999999979" calcext:value-type="float">
            <text:p>0.00009500</text:p>
          </table:table-cell>
          <table:table-cell table:style-name="ce8" office:value-type="float" office:value="0.06318242" calcext:value-type="float">
            <text:p>0.06318242</text:p>
          </table:table-cell>
          <table:table-cell table:style-name="ce10" table:formula="of:=[.B91]-[.$S$2]" office:value-type="float" office:value="0.00150316178953306" calcext:value-type="float">
            <text:p>0.00150316</text:p>
          </table:table-cell>
          <table:table-cell table:style-name="ce9" table:formula="of:=SUM([.$E$3:.E91])" office:value-type="float" office:value="0.0011517306712211" calcext:value-type="float">
            <text:p>0.0011517307</text:p>
          </table:table-cell>
          <table:table-cell table:style-name="ce12" table:formula="of:=MAX([.$E$3:.E91]) - MIN([.$E$3:.E91])" office:value-type="float" office:value="0.00781998969571741" calcext:value-type="float">
            <text:p>0.007819990</text:p>
          </table:table-cell>
          <table:table-cell table:style-name="ce9" table:formula="of:=STDEV([.$E$3:.E91])" office:value-type="float" office:value="0.00134939008118524" calcext:value-type="float">
            <text:p>0.0013493901</text:p>
          </table:table-cell>
          <table:table-cell table:style-name="ce9" table:formula="of:=[.G91]/[.H91]" office:value-type="float" office:value="5.79520318457409" calcext:value-type="float">
            <text:p>5.7952031846</text:p>
          </table:table-cell>
          <table:table-cell table:style-name="ce9" table:formula="of:=SLOPE([.I76:.I91];[.W76:.W91])" office:value-type="float" office:value="41.3881847232039" calcext:value-type="float">
            <text:p>41.3881847232</text:p>
          </table:table-cell>
          <table:table-cell table:style-name="ce17" table:formula="of:=AVERAGE([.D84:.D91])" office:value-type="float" office:value="0.06316716625" calcext:value-type="float">
            <text:p>0.063167166</text:p>
          </table:table-cell>
          <table:table-cell table:style-name="ce19" table:formula="of:=([.D91] - [.K91])/[.K91]" office:value-type="percentage" office:value="0.000241482258989248" calcext:value-type="percentage">
            <text:p>0.024%</text:p>
          </table:table-cell>
          <table:table-cell table:style-name="ce22" table:formula="of:=[.D91]-[.L91]" office:value-type="float" office:value="0.0629409377410108" calcext:value-type="float">
            <text:p>0.06294094</text:p>
          </table:table-cell>
          <table:table-cell table:style-name="ce27" table:formula="of:=ABS([.L90]-[.L91])" office:value-type="float" office:value="0.00151892660882943" calcext:value-type="float">
            <text:p>0.0015189</text:p>
          </table:table-cell>
          <table:table-cell table:style-name="ce34" table:formula="of:=IF(([.J91] &gt; [.$P$53]);(([.$M$53]+[.J91])/[.$O$53]);(([.$L$53]-[.J91])/[.$O$53]))" office:value-type="float" office:value="-0.135567550391485" calcext:value-type="float">
            <text:p>-0.14</text:p>
          </table:table-cell>
          <table:table-cell table:style-name="ce42" table:formula="of:=[.O91]-[.O90]" office:value-type="float" office:value="-0.00935938944493775" calcext:value-type="float">
            <text:p>-0.0094</text:p>
          </table:table-cell>
          <table:table-cell table:style-name="ce45" table:number-columns-repeated="2"/>
          <table:table-cell table:style-name="ce48" table:formula="of:=[.O91] - AVERAGE([.O86:.O91])" office:value-type="float" office:value="-0.0173220783132044" calcext:value-type="float">
            <text:p>-0.0173220783</text:p>
          </table:table-cell>
          <table:table-cell table:style-name="ce45" table:formula="of:=[.M91]-[.M90]" office:value-type="float" office:value="-0.00142392660882944" calcext:value-type="float">
            <text:p>-0.001</text:p>
          </table:table-cell>
          <table:table-cell table:style-name="ce45" table:formula="of:=AVERAGE([.O86:.O91])" office:value-type="float" office:value="-0.11824547207828" calcext:value-type="float">
            <text:p>-0.118</text:p>
          </table:table-cell>
          <table:table-cell table:style-name="ce9"/>
          <table:table-cell table:style-name="ce14" table:formula="of:=LOG([.X91])" office:value-type="float" office:value="2.90363251608424" calcext:value-type="float">
            <text:p>2.9036325161</text:p>
          </table:table-cell>
          <table:table-cell table:style-name="ce44" table:formula="of:=[.X90]+1" office:value-type="float" office:value="801" calcext:value-type="float">
            <text:p>80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92]/[.D91]" office:value-type="percentage" office:value="0.00167071789906123" calcext:value-type="percentage">
            <text:p>0.1671%</text:p>
          </table:table-cell>
          <table:table-cell table:style-name="ce6" table:formula="of:=([.D92]-[.D91])" office:value-type="float" office:value="0.000105560000000005" calcext:value-type="float">
            <text:p>0.00010556</text:p>
          </table:table-cell>
          <table:table-cell table:style-name="ce8" office:value-type="float" office:value="0.06328798" calcext:value-type="float">
            <text:p>0.06328798</text:p>
          </table:table-cell>
          <table:table-cell table:style-name="ce10" table:formula="of:=[.B92]-[.$S$2]" office:value-type="float" office:value="0.00166803272259065" calcext:value-type="float">
            <text:p>0.00166803</text:p>
          </table:table-cell>
          <table:table-cell table:style-name="ce9" table:formula="of:=SUM([.$E$3:.E92])" office:value-type="float" office:value="0.00281976339381175" calcext:value-type="float">
            <text:p>0.0028197634</text:p>
          </table:table-cell>
          <table:table-cell table:style-name="ce12" table:formula="of:=MAX([.$E$3:.E92]) - MIN([.$E$3:.E92])" office:value-type="float" office:value="0.00781998969571741" calcext:value-type="float">
            <text:p>0.007819990</text:p>
          </table:table-cell>
          <table:table-cell table:style-name="ce9" table:formula="of:=STDEV([.$E$3:.E92])" office:value-type="float" office:value="0.00135308224222278" calcext:value-type="float">
            <text:p>0.0013530822</text:p>
          </table:table-cell>
          <table:table-cell table:style-name="ce9" table:formula="of:=[.G92]/[.H92]" office:value-type="float" office:value="5.77938978998875" calcext:value-type="float">
            <text:p>5.77938979</text:p>
          </table:table-cell>
          <table:table-cell table:style-name="ce9" table:formula="of:=SLOPE([.I77:.I92];[.W77:.W92])" office:value-type="float" office:value="38.7007545123508" calcext:value-type="float">
            <text:p>38.7007545124</text:p>
          </table:table-cell>
          <table:table-cell table:style-name="ce17" table:formula="of:=AVERAGE([.D85:.D92])" office:value-type="float" office:value="0.06318003875" calcext:value-type="float">
            <text:p>0.063180039</text:p>
          </table:table-cell>
          <table:table-cell table:style-name="ce19" table:formula="of:=([.D92] - [.K92])/[.K92]" office:value-type="percentage" office:value="0.00170847077867623" calcext:value-type="percentage">
            <text:p>0.171%</text:p>
          </table:table-cell>
          <table:table-cell table:style-name="ce22" table:formula="of:=[.D92]-[.L92]" office:value-type="float" office:value="0.0615795092213238" calcext:value-type="float">
            <text:p>0.06157951</text:p>
          </table:table-cell>
          <table:table-cell table:style-name="ce27" table:formula="of:=ABS([.L91]-[.L92])" office:value-type="float" office:value="0.00146698851968699" calcext:value-type="float">
            <text:p>0.0014670</text:p>
          </table:table-cell>
          <table:table-cell table:style-name="ce34" table:formula="of:=IF(([.J92] &gt; [.$P$53]);(([.$M$53]+[.J92])/[.$O$53]);(([.$L$53]-[.J92])/[.$O$53]))" office:value-type="float" office:value="-0.150040872234277" calcext:value-type="float">
            <text:p>-0.15</text:p>
          </table:table-cell>
          <table:table-cell table:style-name="ce42" table:formula="of:=[.O92]-[.O91]" office:value-type="float" office:value="-0.014473321842792" calcext:value-type="float">
            <text:p>-0.0145</text:p>
          </table:table-cell>
          <table:table-cell table:style-name="ce45" table:number-columns-repeated="2"/>
          <table:table-cell table:style-name="ce48" table:formula="of:=[.O92] - AVERAGE([.O87:.O92])" office:value-type="float" office:value="-0.0236709306938213" calcext:value-type="float">
            <text:p>-0.0236709307</text:p>
          </table:table-cell>
          <table:table-cell table:style-name="ce45" table:formula="of:=[.M92]-[.M91]" office:value-type="float" office:value="-0.00136142851968698" calcext:value-type="float">
            <text:p>-0.001</text:p>
          </table:table-cell>
          <table:table-cell table:style-name="ce45" table:formula="of:=AVERAGE([.O87:.O92])" office:value-type="float" office:value="-0.126369941540455" calcext:value-type="float">
            <text:p>-0.126</text:p>
          </table:table-cell>
          <table:table-cell table:style-name="ce9"/>
          <table:table-cell table:style-name="ce14" table:formula="of:=LOG([.X92])" office:value-type="float" office:value="2.90417436828416" calcext:value-type="float">
            <text:p>2.9041743683</text:p>
          </table:table-cell>
          <table:table-cell table:style-name="ce44" table:formula="of:=[.X91]+1" office:value-type="float" office:value="802" calcext:value-type="float">
            <text:p>80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93]/[.D92]" office:value-type="percentage" office:value="-0.000720041941613694" calcext:value-type="percentage">
            <text:p>-0.0720%</text:p>
          </table:table-cell>
          <table:table-cell table:style-name="ce6" table:formula="of:=([.D93]-[.D92])" office:value-type="float" office:value="-0.0000455700000000087" calcext:value-type="float">
            <text:p>-0.00004557</text:p>
          </table:table-cell>
          <table:table-cell table:style-name="ce8" office:value-type="float" office:value="0.06324241" calcext:value-type="float">
            <text:p>0.06324241</text:p>
          </table:table-cell>
          <table:table-cell table:style-name="ce10" table:formula="of:=[.B93]-[.$S$2]" office:value-type="float" office:value="-0.000722727118084283" calcext:value-type="float">
            <text:p>-0.00072273</text:p>
          </table:table-cell>
          <table:table-cell table:style-name="ce9" table:formula="of:=SUM([.$E$3:.E93])" office:value-type="float" office:value="0.00209703627572746" calcext:value-type="float">
            <text:p>0.0020970363</text:p>
          </table:table-cell>
          <table:table-cell table:style-name="ce12" table:formula="of:=MAX([.$E$3:.E93]) - MIN([.$E$3:.E93])" office:value-type="float" office:value="0.00781998969571741" calcext:value-type="float">
            <text:p>0.007819990</text:p>
          </table:table-cell>
          <table:table-cell table:style-name="ce9" table:formula="of:=STDEV([.$E$3:.E93])" office:value-type="float" office:value="0.00134786400211702" calcext:value-type="float">
            <text:p>0.001347864</text:p>
          </table:table-cell>
          <table:table-cell table:style-name="ce9" table:formula="of:=[.G93]/[.H93]" office:value-type="float" office:value="5.80176463162082" calcext:value-type="float">
            <text:p>5.8017646316</text:p>
          </table:table-cell>
          <table:table-cell table:style-name="ce9" table:formula="of:=SLOPE([.I78:.I93];[.W78:.W93])" office:value-type="float" office:value="36.8722032180815" calcext:value-type="float">
            <text:p>36.8722032181</text:p>
          </table:table-cell>
          <table:table-cell table:style-name="ce17" table:formula="of:=AVERAGE([.D86:.D93])" office:value-type="float" office:value="0.0631890275" calcext:value-type="float">
            <text:p>0.063189028</text:p>
          </table:table-cell>
          <table:table-cell table:style-name="ce19" table:formula="of:=([.D93] - [.K93])/[.K93]" office:value-type="percentage" office:value="0.00084480648163149" calcext:value-type="percentage">
            <text:p>0.084%</text:p>
          </table:table-cell>
          <table:table-cell table:style-name="ce22" table:formula="of:=[.D93]-[.L93]" office:value-type="float" office:value="0.0623976035183685" calcext:value-type="float">
            <text:p>0.06239760</text:p>
          </table:table-cell>
          <table:table-cell table:style-name="ce27" table:formula="of:=ABS([.L92]-[.L93])" office:value-type="float" office:value="0.000863664297044744" calcext:value-type="float">
            <text:p>0.0008637</text:p>
          </table:table-cell>
          <table:table-cell table:style-name="ce34" table:formula="of:=IF(([.J93] &gt; [.$P$53]);(([.$M$53]+[.J93])/[.$O$53]);(([.$L$53]-[.J93])/[.$O$53]))" office:value-type="float" office:value="-0.159888648478339" calcext:value-type="float">
            <text:p>-0.16</text:p>
          </table:table-cell>
          <table:table-cell table:style-name="ce42" table:formula="of:=[.O93]-[.O92]" office:value-type="float" office:value="-0.00984777624406233" calcext:value-type="float">
            <text:p>-0.0098</text:p>
          </table:table-cell>
          <table:table-cell table:style-name="ce45" table:number-columns-repeated="2"/>
          <table:table-cell table:style-name="ce48" table:formula="of:=[.O93] - AVERAGE([.O88:.O93])" office:value-type="float" office:value="-0.0250531058044531" calcext:value-type="float">
            <text:p>-0.0250531058</text:p>
          </table:table-cell>
          <table:table-cell table:style-name="ce45" table:formula="of:=[.M93]-[.M92]" office:value-type="float" office:value="0.000818094297044734" calcext:value-type="float">
            <text:p>0.001</text:p>
          </table:table-cell>
          <table:table-cell table:style-name="ce45" table:formula="of:=AVERAGE([.O88:.O93])" office:value-type="float" office:value="-0.134835542673886" calcext:value-type="float">
            <text:p>-0.135</text:p>
          </table:table-cell>
          <table:table-cell table:style-name="ce9"/>
          <table:table-cell table:style-name="ce14" table:formula="of:=LOG([.X93])" office:value-type="float" office:value="2.90471554527868" calcext:value-type="float">
            <text:p>2.9047155453</text:p>
          </table:table-cell>
          <table:table-cell table:style-name="ce44" table:formula="of:=[.X92]+1" office:value-type="float" office:value="803" calcext:value-type="float">
            <text:p>80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94]/[.D93]" office:value-type="percentage" office:value="0.000550263660097733" calcext:value-type="percentage">
            <text:p>0.0550%</text:p>
          </table:table-cell>
          <table:table-cell table:style-name="ce6" table:formula="of:=([.D94]-[.D93])" office:value-type="float" office:value="0.0000348000000000015" calcext:value-type="float">
            <text:p>0.00003480</text:p>
          </table:table-cell>
          <table:table-cell table:style-name="ce8" office:value-type="float" office:value="0.06327721" calcext:value-type="float">
            <text:p>0.06327721</text:p>
          </table:table-cell>
          <table:table-cell table:style-name="ce10" table:formula="of:=[.B94]-[.$S$2]" office:value-type="float" office:value="0.000547578483627145" calcext:value-type="float">
            <text:p>0.00054758</text:p>
          </table:table-cell>
          <table:table-cell table:style-name="ce9" table:formula="of:=SUM([.$E$3:.E94])" office:value-type="float" office:value="0.00264461475935461" calcext:value-type="float">
            <text:p>0.0026446148</text:p>
          </table:table-cell>
          <table:table-cell table:style-name="ce12" table:formula="of:=MAX([.$E$3:.E94]) - MIN([.$E$3:.E94])" office:value-type="float" office:value="0.00781998969571741" calcext:value-type="float">
            <text:p>0.007819990</text:p>
          </table:table-cell>
          <table:table-cell table:style-name="ce9" table:formula="of:=STDEV([.$E$3:.E94])" office:value-type="float" office:value="0.00134155276846091" calcext:value-type="float">
            <text:p>0.0013415528</text:p>
          </table:table-cell>
          <table:table-cell table:style-name="ce9" table:formula="of:=[.G94]/[.H94]" office:value-type="float" office:value="5.82905859505536" calcext:value-type="float">
            <text:p>5.8290585951</text:p>
          </table:table-cell>
          <table:table-cell table:style-name="ce9" table:formula="of:=SLOPE([.I79:.I94];[.W79:.W94])" office:value-type="float" office:value="36.1738892268767" calcext:value-type="float">
            <text:p>36.1738892269</text:p>
          </table:table-cell>
          <table:table-cell table:style-name="ce17" table:formula="of:=AVERAGE([.D87:.D94])" office:value-type="float" office:value="0.06319992875" calcext:value-type="float">
            <text:p>0.063199929</text:p>
          </table:table-cell>
          <table:table-cell table:style-name="ce19" table:formula="of:=([.D94] - [.K94])/[.K94]" office:value-type="percentage" office:value="0.00122280596716662" calcext:value-type="percentage">
            <text:p>0.122%</text:p>
          </table:table-cell>
          <table:table-cell table:style-name="ce22" table:formula="of:=[.D94]-[.L94]" office:value-type="float" office:value="0.0620544040328334" calcext:value-type="float">
            <text:p>0.06205440</text:p>
          </table:table-cell>
          <table:table-cell table:style-name="ce27" table:formula="of:=ABS([.L93]-[.L94])" office:value-type="float" office:value="0.000377999485535132" calcext:value-type="float">
            <text:p>0.0003780</text:p>
          </table:table-cell>
          <table:table-cell table:style-name="ce34" table:formula="of:=IF(([.J94] &gt; [.$P$53]);(([.$M$53]+[.J94])/[.$O$53]);(([.$L$53]-[.J94])/[.$O$53]))" office:value-type="float" office:value="-0.163649461727076" calcext:value-type="float">
            <text:p>-0.16</text:p>
          </table:table-cell>
          <table:table-cell table:style-name="ce42" table:formula="of:=[.O94]-[.O93]" office:value-type="float" office:value="-0.00376081324873634" calcext:value-type="float">
            <text:p>-0.0038</text:p>
          </table:table-cell>
          <table:table-cell table:style-name="ce45" table:number-columns-repeated="2"/>
          <table:table-cell table:style-name="ce48" table:formula="of:=[.O94] - AVERAGE([.O89:.O94])" office:value-type="float" office:value="-0.0208474148732859" calcext:value-type="float">
            <text:p>-0.0208474149</text:p>
          </table:table-cell>
          <table:table-cell table:style-name="ce45" table:formula="of:=[.M94]-[.M93]" office:value-type="float" office:value="-0.000343199485535128" calcext:value-type="float">
            <text:p>0.000</text:p>
          </table:table-cell>
          <table:table-cell table:style-name="ce45" table:formula="of:=AVERAGE([.O89:.O94])" office:value-type="float" office:value="-0.14280204685379" calcext:value-type="float">
            <text:p>-0.143</text:p>
          </table:table-cell>
          <table:table-cell table:style-name="ce9"/>
          <table:table-cell table:style-name="ce14" table:formula="of:=LOG([.X94])" office:value-type="float" office:value="2.90525604874845" calcext:value-type="float">
            <text:p>2.9052560487</text:p>
          </table:table-cell>
          <table:table-cell table:style-name="ce44" table:formula="of:=[.X93]+1" office:value-type="float" office:value="804" calcext:value-type="float">
            <text:p>80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95]/[.D94]" office:value-type="percentage" office:value="-0.00193576802769912" calcext:value-type="percentage">
            <text:p>-0.1936%</text:p>
          </table:table-cell>
          <table:table-cell table:style-name="ce6" table:formula="of:=([.D95]-[.D94])" office:value-type="float" office:value="-0.000122490000000003" calcext:value-type="float">
            <text:p>-0.00012249</text:p>
          </table:table-cell>
          <table:table-cell table:style-name="ce8" office:value-type="float" office:value="0.06315472" calcext:value-type="float">
            <text:p>0.06315472</text:p>
          </table:table-cell>
          <table:table-cell table:style-name="ce10" table:formula="of:=[.B95]-[.$S$2]" office:value-type="float" office:value="-0.00193845320416971" calcext:value-type="float">
            <text:p>-0.00193845</text:p>
          </table:table-cell>
          <table:table-cell table:style-name="ce9" table:formula="of:=SUM([.$E$3:.E95])" office:value-type="float" office:value="0.000706161555184904" calcext:value-type="float">
            <text:p>0.0007061616</text:p>
          </table:table-cell>
          <table:table-cell table:style-name="ce12" table:formula="of:=MAX([.$E$3:.E95]) - MIN([.$E$3:.E95])" office:value-type="float" office:value="0.00781998969571741" calcext:value-type="float">
            <text:p>0.007819990</text:p>
          </table:table-cell>
          <table:table-cell table:style-name="ce9" table:formula="of:=STDEV([.$E$3:.E95])" office:value-type="float" office:value="0.00134974542296283" calcext:value-type="float">
            <text:p>0.0013497454</text:p>
          </table:table-cell>
          <table:table-cell table:style-name="ce9" table:formula="of:=[.G95]/[.H95]" office:value-type="float" office:value="5.79367750590458" calcext:value-type="float">
            <text:p>5.7936775059</text:p>
          </table:table-cell>
          <table:table-cell table:style-name="ce9" table:formula="of:=SLOPE([.I80:.I95];[.W80:.W95])" office:value-type="float" office:value="34.1137620952326" calcext:value-type="float">
            <text:p>34.1137620952</text:p>
          </table:table-cell>
          <table:table-cell table:style-name="ce17" table:formula="of:=AVERAGE([.D88:.D95])" office:value-type="float" office:value="0.06319551875" calcext:value-type="float">
            <text:p>0.063195519</text:p>
          </table:table-cell>
          <table:table-cell table:style-name="ce19" table:formula="of:=([.D95] - [.K95])/[.K95]" office:value-type="percentage" office:value="-0.000645595618281102" calcext:value-type="percentage">
            <text:p>-0.065%</text:p>
          </table:table-cell>
          <table:table-cell table:style-name="ce22" table:formula="of:=[.D95]-[.L95]" office:value-type="float" office:value="0.0638003156182811" calcext:value-type="float">
            <text:p>0.06380032</text:p>
          </table:table-cell>
          <table:table-cell table:style-name="ce27" table:formula="of:=ABS([.L94]-[.L95])" office:value-type="float" office:value="0.00186840158544772" calcext:value-type="float">
            <text:p>0.0018684</text:p>
          </table:table-cell>
          <table:table-cell table:style-name="ce34" table:formula="of:=IF(([.J95] &gt; [.$P$53]);(([.$M$53]+[.J95])/[.$O$53]);(([.$L$53]-[.J95])/[.$O$53]))" office:value-type="float" office:value="-0.174744403985646" calcext:value-type="float">
            <text:p>-0.17</text:p>
          </table:table-cell>
          <table:table-cell table:style-name="ce42" table:formula="of:=[.O95]-[.O94]" office:value-type="float" office:value="-0.0110949422585707" calcext:value-type="float">
            <text:p>-0.0111</text:p>
          </table:table-cell>
          <table:table-cell table:style-name="ce45" table:number-columns-repeated="2"/>
          <table:table-cell table:style-name="ce48" table:formula="of:=[.O95] - AVERAGE([.O90:.O95])" office:value-type="float" office:value="-0.0230612210250846" calcext:value-type="float">
            <text:p>-0.0230612210</text:p>
          </table:table-cell>
          <table:table-cell table:style-name="ce45" table:formula="of:=[.M95]-[.M94]" office:value-type="float" office:value="0.00174591158544772" calcext:value-type="float">
            <text:p>0.002</text:p>
          </table:table-cell>
          <table:table-cell table:style-name="ce45" table:formula="of:=AVERAGE([.O90:.O95])" office:value-type="float" office:value="-0.151683182960562" calcext:value-type="float">
            <text:p>-0.152</text:p>
          </table:table-cell>
          <table:table-cell table:style-name="ce9"/>
          <table:table-cell table:style-name="ce14" table:formula="of:=LOG([.X95])" office:value-type="float" office:value="2.90579588036787" calcext:value-type="float">
            <text:p>2.9057958804</text:p>
          </table:table-cell>
          <table:table-cell table:style-name="ce44" table:formula="of:=[.X94]+1" office:value-type="float" office:value="805" calcext:value-type="float">
            <text:p>80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96]/[.D95]" office:value-type="percentage" office:value="0.00181918311093781" calcext:value-type="percentage">
            <text:p>0.1819%</text:p>
          </table:table-cell>
          <table:table-cell table:style-name="ce6" table:formula="of:=([.D96]-[.D95])" office:value-type="float" office:value="0.000114890000000006" calcext:value-type="float">
            <text:p>0.00011489</text:p>
          </table:table-cell>
          <table:table-cell table:style-name="ce8" office:value-type="float" office:value="0.06326961" calcext:value-type="float">
            <text:p>0.06326961</text:p>
          </table:table-cell>
          <table:table-cell table:style-name="ce10" table:formula="of:=[.B96]-[.$S$2]" office:value-type="float" office:value="0.00181649793446722" calcext:value-type="float">
            <text:p>0.00181650</text:p>
          </table:table-cell>
          <table:table-cell table:style-name="ce9" table:formula="of:=SUM([.$E$3:.E96])" office:value-type="float" office:value="0.00252265948965213" calcext:value-type="float">
            <text:p>0.0025226595</text:p>
          </table:table-cell>
          <table:table-cell table:style-name="ce12" table:formula="of:=MAX([.$E$3:.E96]) - MIN([.$E$3:.E96])" office:value-type="float" office:value="0.00781998969571741" calcext:value-type="float">
            <text:p>0.007819990</text:p>
          </table:table-cell>
          <table:table-cell table:style-name="ce9" table:formula="of:=STDEV([.$E$3:.E96])" office:value-type="float" office:value="0.00135537201034" calcext:value-type="float">
            <text:p>0.001355372</text:p>
          </table:table-cell>
          <table:table-cell table:style-name="ce9" table:formula="of:=[.G96]/[.H96]" office:value-type="float" office:value="5.76962607760781" calcext:value-type="float">
            <text:p>5.7696260776</text:p>
          </table:table-cell>
          <table:table-cell table:style-name="ce9" table:formula="of:=SLOPE([.I81:.I96];[.W81:.W96])" office:value-type="float" office:value="30.7095083654899" calcext:value-type="float">
            <text:p>30.7095083655</text:p>
          </table:table-cell>
          <table:table-cell table:style-name="ce17" table:formula="of:=AVERAGE([.D89:.D96])" office:value-type="float" office:value="0.06320547125" calcext:value-type="float">
            <text:p>0.063205471</text:p>
          </table:table-cell>
          <table:table-cell table:style-name="ce19" table:formula="of:=([.D96] - [.K96])/[.K96]" office:value-type="percentage" office:value="0.00101476579054852" calcext:value-type="percentage">
            <text:p>0.101%</text:p>
          </table:table-cell>
          <table:table-cell table:style-name="ce22" table:formula="of:=[.D96]-[.L96]" office:value-type="float" office:value="0.0622548442094515" calcext:value-type="float">
            <text:p>0.06225484</text:p>
          </table:table-cell>
          <table:table-cell table:style-name="ce27" table:formula="of:=ABS([.L95]-[.L96])" office:value-type="float" office:value="0.00166036140882962" calcext:value-type="float">
            <text:p>0.0016604</text:p>
          </table:table-cell>
          <table:table-cell table:style-name="ce34" table:formula="of:=IF(([.J96] &gt; [.$P$53]);(([.$M$53]+[.J96])/[.$O$53]);(([.$L$53]-[.J96])/[.$O$53]))" office:value-type="float" office:value="-0.193078223284883" calcext:value-type="float">
            <text:p>-0.19</text:p>
          </table:table-cell>
          <table:table-cell table:style-name="ce42" table:formula="of:=[.O96]-[.O95]" office:value-type="float" office:value="-0.0183338192992371" calcext:value-type="float">
            <text:p>-0.0183</text:p>
          </table:table-cell>
          <table:table-cell table:style-name="ce45" table:number-columns-repeated="2"/>
          <table:table-cell table:style-name="ce48" table:formula="of:=[.O96] - AVERAGE([.O91:.O96])" office:value-type="float" office:value="-0.030250029934599" calcext:value-type="float">
            <text:p>-0.0302500299</text:p>
          </table:table-cell>
          <table:table-cell table:style-name="ce45" table:formula="of:=[.M96]-[.M95]" office:value-type="float" office:value="-0.00154547140882962" calcext:value-type="float">
            <text:p>-0.002</text:p>
          </table:table-cell>
          <table:table-cell table:style-name="ce45" table:formula="of:=AVERAGE([.O91:.O96])" office:value-type="float" office:value="-0.162828193350284" calcext:value-type="float">
            <text:p>-0.163</text:p>
          </table:table-cell>
          <table:table-cell table:style-name="ce9"/>
          <table:table-cell table:style-name="ce14" table:formula="of:=LOG([.X96])" office:value-type="float" office:value="2.90633504180509" calcext:value-type="float">
            <text:p>2.9063350418</text:p>
          </table:table-cell>
          <table:table-cell table:style-name="ce44" table:formula="of:=[.X95]+1" office:value-type="float" office:value="806" calcext:value-type="float">
            <text:p>80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97]/[.D96]" office:value-type="percentage" office:value="0.00120026028293831" calcext:value-type="percentage">
            <text:p>0.1200%</text:p>
          </table:table-cell>
          <table:table-cell table:style-name="ce6" table:formula="of:=([.D97]-[.D96])" office:value-type="float" office:value="0.0000759399999999966" calcext:value-type="float">
            <text:p>0.00007594</text:p>
          </table:table-cell>
          <table:table-cell table:style-name="ce8" office:value-type="float" office:value="0.06334555" calcext:value-type="float">
            <text:p>0.06334555</text:p>
          </table:table-cell>
          <table:table-cell table:style-name="ce10" table:formula="of:=[.B97]-[.$S$2]" office:value-type="float" office:value="0.00119757510646772" calcext:value-type="float">
            <text:p>0.00119758</text:p>
          </table:table-cell>
          <table:table-cell table:style-name="ce9" table:formula="of:=SUM([.$E$3:.E97])" office:value-type="float" office:value="0.00372023459611985" calcext:value-type="float">
            <text:p>0.0037202346</text:p>
          </table:table-cell>
          <table:table-cell table:style-name="ce12" table:formula="of:=MAX([.$E$3:.E97]) - MIN([.$E$3:.E97])" office:value-type="float" office:value="0.00781998969571741" calcext:value-type="float">
            <text:p>0.007819990</text:p>
          </table:table-cell>
          <table:table-cell table:style-name="ce9" table:formula="of:=STDEV([.$E$3:.E97])" office:value-type="float" office:value="0.0013534836696876" calcext:value-type="float">
            <text:p>0.0013534837</text:p>
          </table:table-cell>
          <table:table-cell table:style-name="ce9" table:formula="of:=[.G97]/[.H97]" office:value-type="float" office:value="5.77767569040739" calcext:value-type="float">
            <text:p>5.7776756904</text:p>
          </table:table-cell>
          <table:table-cell table:style-name="ce9" table:formula="of:=SLOPE([.I82:.I97];[.W82:.W97])" office:value-type="float" office:value="27.5452925667605" calcext:value-type="float">
            <text:p>27.5452925668</text:p>
          </table:table-cell>
          <table:table-cell table:style-name="ce17" table:formula="of:=AVERAGE([.D90:.D97])" office:value-type="float" office:value="0.063230915" calcext:value-type="float">
            <text:p>0.063230915</text:p>
          </table:table-cell>
          <table:table-cell table:style-name="ce19" table:formula="of:=([.D97] - [.K97])/[.K97]" office:value-type="percentage" office:value="0.00181295810759661" calcext:value-type="percentage">
            <text:p>0.181%</text:p>
          </table:table-cell>
          <table:table-cell table:style-name="ce22" table:formula="of:=[.D97]-[.L97]" office:value-type="float" office:value="0.0615325918924034" calcext:value-type="float">
            <text:p>0.06153259</text:p>
          </table:table-cell>
          <table:table-cell table:style-name="ce27" table:formula="of:=ABS([.L96]-[.L97])" office:value-type="float" office:value="0.000798192317048087" calcext:value-type="float">
            <text:p>0.0007982</text:p>
          </table:table-cell>
          <table:table-cell table:style-name="ce34" table:formula="of:=IF(([.J97] &gt; [.$P$53]);(([.$M$53]+[.J97])/[.$O$53]);(([.$L$53]-[.J97])/[.$O$53]))" office:value-type="float" office:value="-0.210119303440234" calcext:value-type="float">
            <text:p>-0.21</text:p>
          </table:table-cell>
          <table:table-cell table:style-name="ce42" table:formula="of:=[.O97]-[.O96]" office:value-type="float" office:value="-0.0170410801553505" calcext:value-type="float">
            <text:p>-0.0170</text:p>
          </table:table-cell>
          <table:table-cell table:style-name="ce45" table:number-columns-repeated="2"/>
          <table:table-cell table:style-name="ce48" table:formula="of:=[.O97] - AVERAGE([.O92:.O97])" office:value-type="float" office:value="-0.034865817915158" calcext:value-type="float">
            <text:p>-0.0348658179</text:p>
          </table:table-cell>
          <table:table-cell table:style-name="ce45" table:formula="of:=[.M97]-[.M96]" office:value-type="float" office:value="-0.000722252317048096" calcext:value-type="float">
            <text:p>-0.001</text:p>
          </table:table-cell>
          <table:table-cell table:style-name="ce45" table:formula="of:=AVERAGE([.O92:.O97])" office:value-type="float" office:value="-0.175253485525076" calcext:value-type="float">
            <text:p>-0.175</text:p>
          </table:table-cell>
          <table:table-cell table:style-name="ce9"/>
          <table:table-cell table:style-name="ce14" table:formula="of:=LOG([.X97])" office:value-type="float" office:value="2.90687353472207" calcext:value-type="float">
            <text:p>2.9068735347</text:p>
          </table:table-cell>
          <table:table-cell table:style-name="ce44" table:formula="of:=[.X96]+1" office:value-type="float" office:value="807" calcext:value-type="float">
            <text:p>80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98]/[.D97]" office:value-type="percentage" office:value="0.00149229109227081" calcext:value-type="percentage">
            <text:p>0.1492%</text:p>
          </table:table-cell>
          <table:table-cell table:style-name="ce6" table:formula="of:=([.D98]-[.D97])" office:value-type="float" office:value="0.0000945299999999954" calcext:value-type="float">
            <text:p>0.00009453</text:p>
          </table:table-cell>
          <table:table-cell table:style-name="ce8" office:value-type="float" office:value="0.06344008" calcext:value-type="float">
            <text:p>0.06344008</text:p>
          </table:table-cell>
          <table:table-cell table:style-name="ce10" table:formula="of:=[.B98]-[.$S$2]" office:value-type="float" office:value="0.00148960591580023" calcext:value-type="float">
            <text:p>0.00148961</text:p>
          </table:table-cell>
          <table:table-cell table:style-name="ce9" table:formula="of:=SUM([.$E$3:.E98])" office:value-type="float" office:value="0.00520984051192007" calcext:value-type="float">
            <text:p>0.0052098405</text:p>
          </table:table-cell>
          <table:table-cell table:style-name="ce12" table:formula="of:=MAX([.$E$3:.E98]) - MIN([.$E$3:.E98])" office:value-type="float" office:value="0.00781998969571741" calcext:value-type="float">
            <text:p>0.007819990</text:p>
          </table:table-cell>
          <table:table-cell table:style-name="ce9" table:formula="of:=STDEV([.$E$3:.E98])" office:value-type="float" office:value="0.00135445531465049" calcext:value-type="float">
            <text:p>0.0013544553</text:p>
          </table:table-cell>
          <table:table-cell table:style-name="ce9" table:formula="of:=[.G98]/[.H98]" office:value-type="float" office:value="5.77353096195373" calcext:value-type="float">
            <text:p>5.773530962</text:p>
          </table:table-cell>
          <table:table-cell table:style-name="ce9" table:formula="of:=SLOPE([.I83:.I98];[.W83:.W98])" office:value-type="float" office:value="20.9920432865836" calcext:value-type="float">
            <text:p>20.9920432866</text:p>
          </table:table-cell>
          <table:table-cell table:style-name="ce17" table:formula="of:=AVERAGE([.D91:.D98])" office:value-type="float" office:value="0.0632749975" calcext:value-type="float">
            <text:p>0.063274998</text:p>
          </table:table-cell>
          <table:table-cell table:style-name="ce19" table:formula="of:=([.D98] - [.K98])/[.K98]" office:value-type="percentage" office:value="0.00260896889012142" calcext:value-type="percentage">
            <text:p>0.261%</text:p>
          </table:table-cell>
          <table:table-cell table:style-name="ce22" table:formula="of:=[.D98]-[.L98]" office:value-type="float" office:value="0.0608311111098786" calcext:value-type="float">
            <text:p>0.06083111</text:p>
          </table:table-cell>
          <table:table-cell table:style-name="ce27" table:formula="of:=ABS([.L97]-[.L98])" office:value-type="float" office:value="0.000796010782524814" calcext:value-type="float">
            <text:p>0.0007960</text:p>
          </table:table-cell>
          <table:table-cell table:style-name="ce34" table:formula="of:=IF(([.J98] &gt; [.$P$53]);(([.$M$53]+[.J98])/[.$O$53]);(([.$L$53]-[.J98])/[.$O$53]))" office:value-type="float" office:value="0.528479868229367" calcext:value-type="float">
            <text:p>0.53</text:p>
          </table:table-cell>
          <table:table-cell table:style-name="ce42" table:formula="of:=[.O98]-[.O97]" office:value-type="float" office:value="0.738599171669601" calcext:value-type="float">
            <text:p>0.7386</text:p>
          </table:table-cell>
          <table:table-cell table:style-name="ce45" table:number-columns-repeated="2"/>
          <table:table-cell table:style-name="ce48" table:formula="of:=[.O98] - AVERAGE([.O93:.O98])" office:value-type="float" office:value="0.590646563677169" calcext:value-type="float">
            <text:p>0.5906465637</text:p>
          </table:table-cell>
          <table:table-cell table:style-name="ce45" table:formula="of:=[.M98]-[.M97]" office:value-type="float" office:value="-0.000701480782524813" calcext:value-type="float">
            <text:p>-0.001</text:p>
          </table:table-cell>
          <table:table-cell table:style-name="ce45" table:formula="of:=AVERAGE([.O93:.O98])" office:value-type="float" office:value="-0.0621666954478018" calcext:value-type="float">
            <text:p>-0.062</text:p>
          </table:table-cell>
          <table:table-cell table:style-name="ce9"/>
          <table:table-cell table:style-name="ce14" table:formula="of:=LOG([.X98])" office:value-type="float" office:value="2.90741136077459" calcext:value-type="float">
            <text:p>2.9074113608</text:p>
          </table:table-cell>
          <table:table-cell table:style-name="ce44" table:formula="of:=[.X97]+1" office:value-type="float" office:value="808" calcext:value-type="float">
            <text:p>80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99]/[.D98]" office:value-type="percentage" office:value="-0.00143253287196362" calcext:value-type="percentage">
            <text:p>-0.1433%</text:p>
          </table:table-cell>
          <table:table-cell table:style-name="ce6" table:formula="of:=([.D99]-[.D98])" office:value-type="float" office:value="-0.0000908800000000015" calcext:value-type="float">
            <text:p>-0.00009088</text:p>
          </table:table-cell>
          <table:table-cell table:style-name="ce8" office:value-type="float" office:value="0.0633492" calcext:value-type="float">
            <text:p>0.0633492</text:p>
          </table:table-cell>
          <table:table-cell table:style-name="ce10" table:formula="of:=[.B99]-[.$S$2]" office:value-type="float" office:value="-0.0014352180484342" calcext:value-type="float">
            <text:p>-0.00143522</text:p>
          </table:table-cell>
          <table:table-cell table:style-name="ce9" table:formula="of:=SUM([.$E$3:.E99])" office:value-type="float" office:value="0.00377462246348587" calcext:value-type="float">
            <text:p>0.0037746225</text:p>
          </table:table-cell>
          <table:table-cell table:style-name="ce12" table:formula="of:=MAX([.$E$3:.E99]) - MIN([.$E$3:.E99])" office:value-type="float" office:value="0.00781998969571741" calcext:value-type="float">
            <text:p>0.007819990</text:p>
          </table:table-cell>
          <table:table-cell table:style-name="ce9" table:formula="of:=STDEV([.$E$3:.E99])" office:value-type="float" office:value="0.00135584335010871" calcext:value-type="float">
            <text:p>0.0013558434</text:p>
          </table:table-cell>
          <table:table-cell table:style-name="ce9" table:formula="of:=[.G99]/[.H99]" office:value-type="float" office:value="5.76762034868588" calcext:value-type="float">
            <text:p>5.7676203487</text:p>
          </table:table-cell>
          <table:table-cell table:style-name="ce9" table:formula="of:=SLOPE([.I84:.I99];[.W84:.W99])" office:value-type="float" office:value="14.6151205160723" calcext:value-type="float">
            <text:p>14.6151205161</text:p>
          </table:table-cell>
          <table:table-cell table:style-name="ce17" table:formula="of:=AVERAGE([.D92:.D99])" office:value-type="float" office:value="0.063295845" calcext:value-type="float">
            <text:p>0.063295845</text:p>
          </table:table-cell>
          <table:table-cell table:style-name="ce19" table:formula="of:=([.D99] - [.K99])/[.K99]" office:value-type="percentage" office:value="0.000842946326097567" calcext:value-type="percentage">
            <text:p>0.084%</text:p>
          </table:table-cell>
          <table:table-cell table:style-name="ce22" table:formula="of:=[.D99]-[.L99]" office:value-type="float" office:value="0.0625062536739024" calcext:value-type="float">
            <text:p>0.06250625</text:p>
          </table:table-cell>
          <table:table-cell table:style-name="ce27" table:formula="of:=ABS([.L98]-[.L99])" office:value-type="float" office:value="0.00176602256402385" calcext:value-type="float">
            <text:p>0.0017660</text:p>
          </table:table-cell>
          <table:table-cell table:style-name="ce34" table:formula="of:=IF(([.J99] &gt; [.$P$53]);(([.$M$53]+[.J99])/[.$O$53]);(([.$L$53]-[.J99])/[.$O$53]))" office:value-type="float" office:value="0.562823180755775" calcext:value-type="float">
            <text:p>0.56</text:p>
          </table:table-cell>
          <table:table-cell table:style-name="ce42" table:formula="of:=[.O99]-[.O98]" office:value-type="float" office:value="0.0343433125264082" calcext:value-type="float">
            <text:p>0.0343</text:p>
          </table:table-cell>
          <table:table-cell table:style-name="ce45" table:number-columns-repeated="2"/>
          <table:table-cell table:style-name="ce48" table:formula="of:=[.O99] - AVERAGE([.O94:.O99])" office:value-type="float" office:value="0.504537904664558" calcext:value-type="float">
            <text:p>0.5045379047</text:p>
          </table:table-cell>
          <table:table-cell table:style-name="ce45" table:formula="of:=[.M99]-[.M98]" office:value-type="float" office:value="0.00167514256402385" calcext:value-type="float">
            <text:p>0.002</text:p>
          </table:table-cell>
          <table:table-cell table:style-name="ce45" table:formula="of:=AVERAGE([.O94:.O99])" office:value-type="float" office:value="0.0582852760912172" calcext:value-type="float">
            <text:p>0.058</text:p>
          </table:table-cell>
          <table:table-cell table:style-name="ce9"/>
          <table:table-cell table:style-name="ce14" table:formula="of:=LOG([.X99])" office:value-type="float" office:value="2.90794852161227" calcext:value-type="float">
            <text:p>2.9079485216</text:p>
          </table:table-cell>
          <table:table-cell table:style-name="ce44" table:formula="of:=[.X98]+1" office:value-type="float" office:value="809" calcext:value-type="float">
            <text:p>80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00]/[.D99]" office:value-type="percentage" office:value="0.0014344301111933" calcext:value-type="percentage">
            <text:p>0.1434%</text:p>
          </table:table-cell>
          <table:table-cell table:style-name="ce6" table:formula="of:=([.D100]-[.D99])" office:value-type="float" office:value="0.0000908700000000068" calcext:value-type="float">
            <text:p>0.00009087</text:p>
          </table:table-cell>
          <table:table-cell table:style-name="ce8" office:value-type="float" office:value="0.06344007" calcext:value-type="float">
            <text:p>0.06344007</text:p>
          </table:table-cell>
          <table:table-cell table:style-name="ce10" table:formula="of:=[.B100]-[.$S$2]" office:value-type="float" office:value="0.00143174493472271" calcext:value-type="float">
            <text:p>0.00143174</text:p>
          </table:table-cell>
          <table:table-cell table:style-name="ce9" table:formula="of:=SUM([.$E$3:.E100])" office:value-type="float" office:value="0.00520636739820859" calcext:value-type="float">
            <text:p>0.0052063674</text:p>
          </table:table-cell>
          <table:table-cell table:style-name="ce12" table:formula="of:=MAX([.$E$3:.E100]) - MIN([.$E$3:.E100])" office:value-type="float" office:value="0.00781998969571741" calcext:value-type="float">
            <text:p>0.007819990</text:p>
          </table:table-cell>
          <table:table-cell table:style-name="ce9" table:formula="of:=STDEV([.$E$3:.E100])" office:value-type="float" office:value="0.00135615457551937" calcext:value-type="float">
            <text:p>0.0013561546</text:p>
          </table:table-cell>
          <table:table-cell table:style-name="ce9" table:formula="of:=[.G100]/[.H100]" office:value-type="float" office:value="5.76629673112487" calcext:value-type="float">
            <text:p>5.7662967311</text:p>
          </table:table-cell>
          <table:table-cell table:style-name="ce9" table:formula="of:=SLOPE([.I85:.I100];[.W85:.W100])" office:value-type="float" office:value="8.8093930898735" calcext:value-type="float">
            <text:p>8.8093930899</text:p>
          </table:table-cell>
          <table:table-cell table:style-name="ce17" table:formula="of:=AVERAGE([.D93:.D100])" office:value-type="float" office:value="0.06331485625" calcext:value-type="float">
            <text:p>0.063314856</text:p>
          </table:table-cell>
          <table:table-cell table:style-name="ce19" table:formula="of:=([.D100] - [.K100])/[.K100]" office:value-type="percentage" office:value="0.00197763617286885" calcext:value-type="percentage">
            <text:p>0.198%</text:p>
          </table:table-cell>
          <table:table-cell table:style-name="ce22" table:formula="of:=[.D100]-[.L100]" office:value-type="float" office:value="0.0614624338271311" calcext:value-type="float">
            <text:p>0.06146243</text:p>
          </table:table-cell>
          <table:table-cell table:style-name="ce27" table:formula="of:=ABS([.L99]-[.L100])" office:value-type="float" office:value="0.00113468984677129" calcext:value-type="float">
            <text:p>0.0011347</text:p>
          </table:table-cell>
          <table:table-cell table:style-name="ce34" table:formula="of:=IF(([.J100] &gt; [.$P$53]);(([.$M$53]+[.J100])/[.$O$53]);(([.$L$53]-[.J100])/[.$O$53]))" office:value-type="float" office:value="0.594090285379201" calcext:value-type="float">
            <text:p>0.59</text:p>
          </table:table-cell>
          <table:table-cell table:style-name="ce42" table:formula="of:=[.O100]-[.O99]" office:value-type="float" office:value="0.0312671046234262" calcext:value-type="float">
            <text:p>0.0313</text:p>
          </table:table-cell>
          <table:table-cell table:style-name="ce45" table:number-columns-repeated="2"/>
          <table:table-cell table:style-name="ce48" table:formula="of:=[.O100] - AVERAGE([.O95:.O100])" office:value-type="float" office:value="0.409515051436938" calcext:value-type="float">
            <text:p>0.4095150514</text:p>
          </table:table-cell>
          <table:table-cell table:style-name="ce45" table:formula="of:=[.M100]-[.M99]" office:value-type="float" office:value="-0.00104381984677129" calcext:value-type="float">
            <text:p>-0.001</text:p>
          </table:table-cell>
          <table:table-cell table:style-name="ce45" table:formula="of:=AVERAGE([.O95:.O100])" office:value-type="float" office:value="0.184575233942263" calcext:value-type="float">
            <text:p>0.185</text:p>
          </table:table-cell>
          <table:table-cell table:style-name="ce9"/>
          <table:table-cell table:style-name="ce14" table:formula="of:=LOG([.X100])" office:value-type="float" office:value="2.90848501887865" calcext:value-type="float">
            <text:p>2.9084850189</text:p>
          </table:table-cell>
          <table:table-cell table:style-name="ce44" table:formula="of:=[.X99]+1" office:value-type="float" office:value="810" calcext:value-type="float">
            <text:p>81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01]/[.D100]" office:value-type="percentage" office:value="-0.00015810196930732" calcext:value-type="percentage">
            <text:p>-0.0158%</text:p>
          </table:table-cell>
          <table:table-cell table:style-name="ce6" table:formula="of:=([.D101]-[.D100])" office:value-type="float" office:value="-0.0000100299999999942" calcext:value-type="float">
            <text:p>-0.00001003</text:p>
          </table:table-cell>
          <table:table-cell table:style-name="ce8" office:value-type="float" office:value="0.06343004" calcext:value-type="float">
            <text:p>0.06343004</text:p>
          </table:table-cell>
          <table:table-cell table:style-name="ce10" table:formula="of:=[.B101]-[.$S$2]" office:value-type="float" office:value="-0.000160787145777908" calcext:value-type="float">
            <text:p>-0.00016079</text:p>
          </table:table-cell>
          <table:table-cell table:style-name="ce9" table:formula="of:=SUM([.$E$3:.E101])" office:value-type="float" office:value="0.00504558025243068" calcext:value-type="float">
            <text:p>0.0050455803</text:p>
          </table:table-cell>
          <table:table-cell table:style-name="ce12" table:formula="of:=MAX([.$E$3:.E101]) - MIN([.$E$3:.E101])" office:value-type="float" office:value="0.00781998969571741" calcext:value-type="float">
            <text:p>0.007819990</text:p>
          </table:table-cell>
          <table:table-cell table:style-name="ce9" table:formula="of:=STDEV([.$E$3:.E101])" office:value-type="float" office:value="0.00134938895573949" calcext:value-type="float">
            <text:p>0.001349389</text:p>
          </table:table-cell>
          <table:table-cell table:style-name="ce9" table:formula="of:=[.G101]/[.H101]" office:value-type="float" office:value="5.7952080180113" calcext:value-type="float">
            <text:p>5.795208018</text:p>
          </table:table-cell>
          <table:table-cell table:style-name="ce9" table:formula="of:=SLOPE([.I86:.I101];[.W86:.W101])" office:value-type="float" office:value="4.95140921658289" calcext:value-type="float">
            <text:p>4.9514092166</text:p>
          </table:table-cell>
          <table:table-cell table:style-name="ce17" table:formula="of:=AVERAGE([.D94:.D101])" office:value-type="float" office:value="0.06333831" calcext:value-type="float">
            <text:p>0.063338310</text:p>
          </table:table-cell>
          <table:table-cell table:style-name="ce19" table:formula="of:=([.D101] - [.K101])/[.K101]" office:value-type="percentage" office:value="0.00144825461872914" calcext:value-type="percentage">
            <text:p>0.145%</text:p>
          </table:table-cell>
          <table:table-cell table:style-name="ce22" table:formula="of:=[.D101]-[.L101]" office:value-type="float" office:value="0.0619817853812709" calcext:value-type="float">
            <text:p>0.06198179</text:p>
          </table:table-cell>
          <table:table-cell table:style-name="ce27" table:formula="of:=ABS([.L100]-[.L101])" office:value-type="float" office:value="0.000529381554139712" calcext:value-type="float">
            <text:p>0.0005294</text:p>
          </table:table-cell>
          <table:table-cell table:style-name="ce34" table:formula="of:=IF(([.J101] &gt; [.$P$53]);(([.$M$53]+[.J101])/[.$O$53]);(([.$L$53]-[.J101])/[.$O$53]))" office:value-type="float" office:value="0.614867696467659" calcext:value-type="float">
            <text:p>0.61</text:p>
          </table:table-cell>
          <table:table-cell table:style-name="ce42" table:formula="of:=[.O101]-[.O100]" office:value-type="float" office:value="0.0207774110884581" calcext:value-type="float">
            <text:p>0.0208</text:p>
          </table:table-cell>
          <table:table-cell table:style-name="ce45" table:number-columns-repeated="2"/>
          <table:table-cell table:style-name="ce48" table:formula="of:=[.O101] - AVERAGE([.O96:.O101])" office:value-type="float" office:value="0.298690445783178" calcext:value-type="float">
            <text:p>0.2986904458</text:p>
          </table:table-cell>
          <table:table-cell table:style-name="ce45" table:formula="of:=[.M101]-[.M100]" office:value-type="float" office:value="0.000519351554139721" calcext:value-type="float">
            <text:p>0.001</text:p>
          </table:table-cell>
          <table:table-cell table:style-name="ce45" table:formula="of:=AVERAGE([.O96:.O101])" office:value-type="float" office:value="0.316177250684481" calcext:value-type="float">
            <text:p>0.316</text:p>
          </table:table-cell>
          <table:table-cell table:style-name="ce9"/>
          <table:table-cell table:style-name="ce14" table:formula="of:=LOG([.X101])" office:value-type="float" office:value="2.90902085421116" calcext:value-type="float">
            <text:p>2.9090208542</text:p>
          </table:table-cell>
          <table:table-cell table:style-name="ce44" table:formula="of:=[.X100]+1" office:value-type="float" office:value="811" calcext:value-type="float">
            <text:p>81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02]/[.D101]" office:value-type="percentage" office:value="0.00138577872566355" calcext:value-type="percentage">
            <text:p>0.1386%</text:p>
          </table:table-cell>
          <table:table-cell table:style-name="ce6" table:formula="of:=([.D102]-[.D101])" office:value-type="float" office:value="0.000087899999999988" calcext:value-type="float">
            <text:p>0.00008790</text:p>
          </table:table-cell>
          <table:table-cell table:style-name="ce8" office:value-type="float" office:value="0.06351794" calcext:value-type="float">
            <text:p>0.06351794</text:p>
          </table:table-cell>
          <table:table-cell table:style-name="ce10" table:formula="of:=[.B102]-[.$S$2]" office:value-type="float" office:value="0.00138309354919296" calcext:value-type="float">
            <text:p>0.00138309</text:p>
          </table:table-cell>
          <table:table-cell table:style-name="ce9" table:formula="of:=SUM([.$E$3:.E102])" office:value-type="float" office:value="0.00642867380162364" calcext:value-type="float">
            <text:p>0.0064286738</text:p>
          </table:table-cell>
          <table:table-cell table:style-name="ce12" table:formula="of:=MAX([.$E$3:.E102]) - MIN([.$E$3:.E102])" office:value-type="float" office:value="0.00781998969571741" calcext:value-type="float">
            <text:p>0.007819990</text:p>
          </table:table-cell>
          <table:table-cell table:style-name="ce9" table:formula="of:=STDEV([.$E$3:.E102])" office:value-type="float" office:value="0.00134914927883174" calcext:value-type="float">
            <text:p>0.0013491493</text:p>
          </table:table-cell>
          <table:table-cell table:style-name="ce9" table:formula="of:=[.G102]/[.H102]" office:value-type="float" office:value="5.79623753902826" calcext:value-type="float">
            <text:p>5.796237539</text:p>
          </table:table-cell>
          <table:table-cell table:style-name="ce9" table:formula="of:=SLOPE([.I87:.I102];[.W87:.W102])" office:value-type="float" office:value="1.90841172492314" calcext:value-type="float">
            <text:p>1.9084117249</text:p>
          </table:table-cell>
          <table:table-cell table:style-name="ce17" table:formula="of:=AVERAGE([.D95:.D102])" office:value-type="float" office:value="0.06336840125" calcext:value-type="float">
            <text:p>0.063368401</text:p>
          </table:table-cell>
          <table:table-cell table:style-name="ce19" table:formula="of:=([.D102] - [.K102])/[.K102]" office:value-type="percentage" office:value="0.00235983150987233" calcext:value-type="percentage">
            <text:p>0.236%</text:p>
          </table:table-cell>
          <table:table-cell table:style-name="ce22" table:formula="of:=[.D102]-[.L102]" office:value-type="float" office:value="0.0611581084901277" calcext:value-type="float">
            <text:p>0.06115811</text:p>
          </table:table-cell>
          <table:table-cell table:style-name="ce27" table:formula="of:=ABS([.L101]-[.L102])" office:value-type="float" office:value="0.000911576891143192" calcext:value-type="float">
            <text:p>0.0009116</text:p>
          </table:table-cell>
          <table:table-cell table:style-name="ce34" table:formula="of:=IF(([.J102] &gt; [.$P$53]);(([.$M$53]+[.J102])/[.$O$53]);(([.$L$53]-[.J102])/[.$O$53]))" office:value-type="float" office:value="0.631255947922799" calcext:value-type="float">
            <text:p>0.63</text:p>
          </table:table-cell>
          <table:table-cell table:style-name="ce42" table:formula="of:=[.O102]-[.O101]" office:value-type="float" office:value="0.01638825145514" calcext:value-type="float">
            <text:p>0.0164</text:p>
          </table:table-cell>
          <table:table-cell table:style-name="ce45" table:number-columns-repeated="2"/>
          <table:table-cell table:style-name="ce48" table:formula="of:=[.O102] - AVERAGE([.O97:.O102])" office:value-type="float" office:value="0.177689668703705" calcext:value-type="float">
            <text:p>0.1776896687</text:p>
          </table:table-cell>
          <table:table-cell table:style-name="ce45" table:formula="of:=[.M102]-[.M101]" office:value-type="float" office:value="-0.000823676891143203" calcext:value-type="float">
            <text:p>-0.001</text:p>
          </table:table-cell>
          <table:table-cell table:style-name="ce45" table:formula="of:=AVERAGE([.O97:.O102])" office:value-type="float" office:value="0.453566279219095" calcext:value-type="float">
            <text:p>0.454</text:p>
          </table:table-cell>
          <table:table-cell table:style-name="ce9"/>
          <table:table-cell table:style-name="ce14" table:formula="of:=LOG([.X102])" office:value-type="float" office:value="2.90955602924118" calcext:value-type="float">
            <text:p>2.9095560292</text:p>
          </table:table-cell>
          <table:table-cell table:style-name="ce44" table:formula="of:=[.X101]+1" office:value-type="float" office:value="812" calcext:value-type="float">
            <text:p>81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03]/[.D102]" office:value-type="percentage" office:value="-0.000180736340000861" calcext:value-type="percentage">
            <text:p>-0.0181%</text:p>
          </table:table-cell>
          <table:table-cell table:style-name="ce6" table:formula="of:=([.D103]-[.D102])" office:value-type="float" office:value="-0.0000114799999999943" calcext:value-type="float">
            <text:p>-0.00001148</text:p>
          </table:table-cell>
          <table:table-cell table:style-name="ce8" office:value-type="float" office:value="0.06350646" calcext:value-type="float">
            <text:p>0.06350646</text:p>
          </table:table-cell>
          <table:table-cell table:style-name="ce10" table:formula="of:=[.B103]-[.$S$2]" office:value-type="float" office:value="-0.000183421516471449" calcext:value-type="float">
            <text:p>-0.00018342</text:p>
          </table:table-cell>
          <table:table-cell table:style-name="ce9" table:formula="of:=SUM([.$E$3:.E103])" office:value-type="float" office:value="0.00624525228515219" calcext:value-type="float">
            <text:p>0.0062452523</text:p>
          </table:table-cell>
          <table:table-cell table:style-name="ce12" table:formula="of:=MAX([.$E$3:.E103]) - MIN([.$E$3:.E103])" office:value-type="float" office:value="0.00781998969571741" calcext:value-type="float">
            <text:p>0.007819990</text:p>
          </table:table-cell>
          <table:table-cell table:style-name="ce9" table:formula="of:=STDEV([.$E$3:.E103])" office:value-type="float" office:value="0.00134261284718038" calcext:value-type="float">
            <text:p>0.0013426128</text:p>
          </table:table-cell>
          <table:table-cell table:style-name="ce9" table:formula="of:=[.G103]/[.H103]" office:value-type="float" office:value="5.82445618045452" calcext:value-type="float">
            <text:p>5.8244561805</text:p>
          </table:table-cell>
          <table:table-cell table:style-name="ce9" table:formula="of:=SLOPE([.I88:.I103];[.W88:.W103])" office:value-type="float" office:value="1.02938889735959" calcext:value-type="float">
            <text:p>1.0293888974</text:p>
          </table:table-cell>
          <table:table-cell table:style-name="ce17" table:formula="of:=AVERAGE([.D96:.D103])" office:value-type="float" office:value="0.06341236875" calcext:value-type="float">
            <text:p>0.063412369</text:p>
          </table:table-cell>
          <table:table-cell table:style-name="ce19" table:formula="of:=([.D103] - [.K103])/[.K103]" office:value-type="percentage" office:value="0.00148379964121743" calcext:value-type="percentage">
            <text:p>0.148%</text:p>
          </table:table-cell>
          <table:table-cell table:style-name="ce22" table:formula="of:=[.D103]-[.L103]" office:value-type="float" office:value="0.0620226603587826" calcext:value-type="float">
            <text:p>0.06202266</text:p>
          </table:table-cell>
          <table:table-cell table:style-name="ce27" table:formula="of:=ABS([.L102]-[.L103])" office:value-type="float" office:value="0.000876031868654903" calcext:value-type="float">
            <text:p>0.0008760</text:p>
          </table:table-cell>
          <table:table-cell table:style-name="ce34" table:formula="of:=IF(([.J103] &gt; [.$P$53]);(([.$M$53]+[.J103])/[.$O$53]);(([.$L$53]-[.J103])/[.$O$53]))" office:value-type="float" office:value="0.635989979801696" calcext:value-type="float">
            <text:p>0.64</text:p>
          </table:table-cell>
          <table:table-cell table:style-name="ce42" table:formula="of:=[.O103]-[.O102]" office:value-type="float" office:value="0.00473403187889665" calcext:value-type="float">
            <text:p>0.0047</text:p>
          </table:table-cell>
          <table:table-cell table:style-name="ce45" table:number-columns-repeated="2"/>
          <table:table-cell table:style-name="ce48" table:formula="of:=[.O103] - AVERAGE([.O98:.O103])" office:value-type="float" office:value="0.0414054867089464" calcext:value-type="float">
            <text:p>0.0414054867</text:p>
          </table:table-cell>
          <table:table-cell table:style-name="ce45" table:formula="of:=[.M103]-[.M102]" office:value-type="float" office:value="0.00086455186865491" calcext:value-type="float">
            <text:p>0.001</text:p>
          </table:table-cell>
          <table:table-cell table:style-name="ce45" table:formula="of:=AVERAGE([.O98:.O103])" office:value-type="float" office:value="0.59458449309275" calcext:value-type="float">
            <text:p>0.595</text:p>
          </table:table-cell>
          <table:table-cell table:style-name="ce9"/>
          <table:table-cell table:style-name="ce14" table:formula="of:=LOG([.X103])" office:value-type="float" office:value="2.91009054559407" calcext:value-type="float">
            <text:p>2.9100905456</text:p>
          </table:table-cell>
          <table:table-cell table:style-name="ce44" table:formula="of:=[.X102]+1" office:value-type="float" office:value="813" calcext:value-type="float">
            <text:p>81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04]/[.D103]" office:value-type="percentage" office:value="-0.000173525653925608" calcext:value-type="percentage">
            <text:p>-0.0174%</text:p>
          </table:table-cell>
          <table:table-cell table:style-name="ce6" table:formula="of:=([.D104]-[.D103])" office:value-type="float" office:value="-0.0000110200000000005" calcext:value-type="float">
            <text:p>-0.00001102</text:p>
          </table:table-cell>
          <table:table-cell table:style-name="ce8" office:value-type="float" office:value="0.06349544" calcext:value-type="float">
            <text:p>0.06349544</text:p>
          </table:table-cell>
          <table:table-cell table:style-name="ce10" table:formula="of:=[.B104]-[.$S$2]" office:value-type="float" office:value="-0.000176210830396196" calcext:value-type="float">
            <text:p>-0.00017621</text:p>
          </table:table-cell>
          <table:table-cell table:style-name="ce9" table:formula="of:=SUM([.$E$3:.E104])" office:value-type="float" office:value="0.00606904145475599" calcext:value-type="float">
            <text:p>0.0060690415</text:p>
          </table:table-cell>
          <table:table-cell table:style-name="ce12" table:formula="of:=MAX([.$E$3:.E104]) - MIN([.$E$3:.E104])" office:value-type="float" office:value="0.00781998969571741" calcext:value-type="float">
            <text:p>0.007819990</text:p>
          </table:table-cell>
          <table:table-cell table:style-name="ce9" table:formula="of:=STDEV([.$E$3:.E104])" office:value-type="float" office:value="0.00133615761959821" calcext:value-type="float">
            <text:p>0.0013361576</text:p>
          </table:table-cell>
          <table:table-cell table:style-name="ce9" table:formula="of:=[.G104]/[.H104]" office:value-type="float" office:value="5.85259521857081" calcext:value-type="float">
            <text:p>5.8525952186</text:p>
          </table:table-cell>
          <table:table-cell table:style-name="ce9" table:formula="of:=SLOPE([.I89:.I104];[.W89:.W104])" office:value-type="float" office:value="2.34502098891217" calcext:value-type="float">
            <text:p>2.3450209889</text:p>
          </table:table-cell>
          <table:table-cell table:style-name="ce17" table:formula="of:=AVERAGE([.D97:.D104])" office:value-type="float" office:value="0.0634405975" calcext:value-type="float">
            <text:p>0.063440598</text:p>
          </table:table-cell>
          <table:table-cell table:style-name="ce19" table:formula="of:=([.D104] - [.K104])/[.K104]" office:value-type="percentage" office:value="0.000864470105282333" calcext:value-type="percentage">
            <text:p>0.086%</text:p>
          </table:table-cell>
          <table:table-cell table:style-name="ce22" table:formula="of:=[.D104]-[.L104]" office:value-type="float" office:value="0.0626309698947177" calcext:value-type="float">
            <text:p>0.06263097</text:p>
          </table:table-cell>
          <table:table-cell table:style-name="ce27" table:formula="of:=ABS([.L103]-[.L104])" office:value-type="float" office:value="0.000619329535935097" calcext:value-type="float">
            <text:p>0.0006193</text:p>
          </table:table-cell>
          <table:table-cell table:style-name="ce34" table:formula="of:=IF(([.J104] &gt; [.$P$53]);(([.$M$53]+[.J104])/[.$O$53]);(([.$L$53]-[.J104])/[.$O$53]))" office:value-type="float" office:value="0.628904561690801" calcext:value-type="float">
            <text:p>0.63</text:p>
          </table:table-cell>
          <table:table-cell table:style-name="ce42" table:formula="of:=[.O104]-[.O103]" office:value-type="float" office:value="-0.00708541811089547" calcext:value-type="float">
            <text:p>-0.0071</text:p>
          </table:table-cell>
          <table:table-cell table:style-name="ce45" table:number-columns-repeated="2"/>
          <table:table-cell table:style-name="ce48" table:formula="of:=[.O104] - AVERAGE([.O99:.O104])" office:value-type="float" office:value="0.0175826196878119" calcext:value-type="float">
            <text:p>0.0175826197</text:p>
          </table:table-cell>
          <table:table-cell table:style-name="ce45" table:formula="of:=[.M104]-[.M103]" office:value-type="float" office:value="0.000608309535935096" calcext:value-type="float">
            <text:p>0.001</text:p>
          </table:table-cell>
          <table:table-cell table:style-name="ce45" table:formula="of:=AVERAGE([.O99:.O104])" office:value-type="float" office:value="0.611321942002989" calcext:value-type="float">
            <text:p>0.611</text:p>
          </table:table-cell>
          <table:table-cell table:style-name="ce9"/>
          <table:table-cell table:style-name="ce14" table:formula="of:=LOG([.X104])" office:value-type="float" office:value="2.9106244048892" calcext:value-type="float">
            <text:p>2.9106244049</text:p>
          </table:table-cell>
          <table:table-cell table:style-name="ce44" table:formula="of:=[.X103]+1" office:value-type="float" office:value="814" calcext:value-type="float">
            <text:p>81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05]/[.D104]" office:value-type="percentage" office:value="-0.0000795332704205619" calcext:value-type="percentage">
            <text:p>-0.0080%</text:p>
          </table:table-cell>
          <table:table-cell table:style-name="ce6" table:formula="of:=([.D105]-[.D104])" office:value-type="float" office:value="-0.00000504999999999256" calcext:value-type="float">
            <text:p>-0.00000505</text:p>
          </table:table-cell>
          <table:table-cell table:style-name="ce8" office:value-type="float" office:value="0.06349039" calcext:value-type="float">
            <text:p>0.06349039</text:p>
          </table:table-cell>
          <table:table-cell table:style-name="ce10" table:formula="of:=[.B105]-[.$S$2]" office:value-type="float" office:value="-0.0000822184468911501" calcext:value-type="float">
            <text:p>-0.00008222</text:p>
          </table:table-cell>
          <table:table-cell table:style-name="ce9" table:formula="of:=SUM([.$E$3:.E105])" office:value-type="float" office:value="0.00598682300786484" calcext:value-type="float">
            <text:p>0.005986823</text:p>
          </table:table-cell>
          <table:table-cell table:style-name="ce12" table:formula="of:=MAX([.$E$3:.E105]) - MIN([.$E$3:.E105])" office:value-type="float" office:value="0.00781998969571741" calcext:value-type="float">
            <text:p>0.007819990</text:p>
          </table:table-cell>
          <table:table-cell table:style-name="ce9" table:formula="of:=STDEV([.$E$3:.E105])" office:value-type="float" office:value="0.00132966502071626" calcext:value-type="float">
            <text:p>0.001329665</text:p>
          </table:table-cell>
          <table:table-cell table:style-name="ce9" table:formula="of:=[.G105]/[.H105]" office:value-type="float" office:value="5.88117275695869" calcext:value-type="float">
            <text:p>5.881172757</text:p>
          </table:table-cell>
          <table:table-cell table:style-name="ce9" table:formula="of:=SLOPE([.I90:.I105];[.W90:.W105])" office:value-type="float" office:value="5.39354396893423" calcext:value-type="float">
            <text:p>5.3935439689</text:p>
          </table:table-cell>
          <table:table-cell table:style-name="ce17" table:formula="of:=AVERAGE([.D98:.D105])" office:value-type="float" office:value="0.0634587025" calcext:value-type="float">
            <text:p>0.063458703</text:p>
          </table:table-cell>
          <table:table-cell table:style-name="ce19" table:formula="of:=([.D105] - [.K105])/[.K105]" office:value-type="percentage" office:value="0.000499340496285788" calcext:value-type="percentage">
            <text:p>0.050%</text:p>
          </table:table-cell>
          <table:table-cell table:style-name="ce22" table:formula="of:=[.D105]-[.L105]" office:value-type="float" office:value="0.0629910495037142" calcext:value-type="float">
            <text:p>0.06299105</text:p>
          </table:table-cell>
          <table:table-cell table:style-name="ce27" table:formula="of:=ABS([.L104]-[.L105])" office:value-type="float" office:value="0.000365129608996545" calcext:value-type="float">
            <text:p>0.0003651</text:p>
          </table:table-cell>
          <table:table-cell table:style-name="ce34" table:formula="of:=IF(([.J105] &gt; [.$P$53]);(([.$M$53]+[.J105])/[.$O$53]);(([.$L$53]-[.J105])/[.$O$53]))" office:value-type="float" office:value="0.612486552375872" calcext:value-type="float">
            <text:p>0.61</text:p>
          </table:table-cell>
          <table:table-cell table:style-name="ce42" table:formula="of:=[.O105]-[.O104]" office:value-type="float" office:value="-0.0164180093149287" calcext:value-type="float">
            <text:p>-0.0164</text:p>
          </table:table-cell>
          <table:table-cell table:style-name="ce45" table:number-columns-repeated="2"/>
          <table:table-cell table:style-name="ce48" table:formula="of:=[.O105] - AVERAGE([.O100:.O105])" office:value-type="float" office:value="-0.00711261823046616" calcext:value-type="float">
            <text:p>-0.0071126182</text:p>
          </table:table-cell>
          <table:table-cell table:style-name="ce45" table:formula="of:=[.M105]-[.M104]" office:value-type="float" office:value="0.000360079608996547" calcext:value-type="float">
            <text:p>0.000</text:p>
          </table:table-cell>
          <table:table-cell table:style-name="ce45" table:formula="of:=AVERAGE([.O100:.O105])" office:value-type="float" office:value="0.619599170606338" calcext:value-type="float">
            <text:p>0.620</text:p>
          </table:table-cell>
          <table:table-cell table:style-name="ce9"/>
          <table:table-cell table:style-name="ce14" table:formula="of:=LOG([.X105])" office:value-type="float" office:value="2.91115760873998" calcext:value-type="float">
            <text:p>2.9111576087</text:p>
          </table:table-cell>
          <table:table-cell table:style-name="ce44" table:formula="of:=[.X104]+1" office:value-type="float" office:value="815" calcext:value-type="float">
            <text:p>81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06]/[.D105]" office:value-type="percentage" office:value="0.000114978030533249" calcext:value-type="percentage">
            <text:p>0.0115%</text:p>
          </table:table-cell>
          <table:table-cell table:style-name="ce6" table:formula="of:=([.D106]-[.D105])" office:value-type="float" office:value="0.00000729999999998787" calcext:value-type="float">
            <text:p>0.00000730</text:p>
          </table:table-cell>
          <table:table-cell table:style-name="ce8" office:value-type="float" office:value="0.06349769" calcext:value-type="float">
            <text:p>0.06349769</text:p>
          </table:table-cell>
          <table:table-cell table:style-name="ce10" table:formula="of:=[.B106]-[.$S$2]" office:value-type="float" office:value="0.000112292854062661" calcext:value-type="float">
            <text:p>0.00011229</text:p>
          </table:table-cell>
          <table:table-cell table:style-name="ce9" table:formula="of:=SUM([.$E$3:.E106])" office:value-type="float" office:value="0.0060991158619275" calcext:value-type="float">
            <text:p>0.0060991159</text:p>
          </table:table-cell>
          <table:table-cell table:style-name="ce12" table:formula="of:=MAX([.$E$3:.E106]) - MIN([.$E$3:.E106])" office:value-type="float" office:value="0.00781998969571741" calcext:value-type="float">
            <text:p>0.007819990</text:p>
          </table:table-cell>
          <table:table-cell table:style-name="ce9" table:formula="of:=STDEV([.$E$3:.E106])" office:value-type="float" office:value="0.00132320525403611" calcext:value-type="float">
            <text:p>0.0013232053</text:p>
          </table:table-cell>
          <table:table-cell table:style-name="ce9" table:formula="of:=[.G106]/[.H106]" office:value-type="float" office:value="5.90988410291183" calcext:value-type="float">
            <text:p>5.9098841029</text:p>
          </table:table-cell>
          <table:table-cell table:style-name="ce9" table:formula="of:=SLOPE([.I91:.I106];[.W91:.W106])" office:value-type="float" office:value="10.0105289685254" calcext:value-type="float">
            <text:p>10.0105289685</text:p>
          </table:table-cell>
          <table:table-cell table:style-name="ce17" table:formula="of:=AVERAGE([.D99:.D106])" office:value-type="float" office:value="0.06346590375" calcext:value-type="float">
            <text:p>0.063465904</text:p>
          </table:table-cell>
          <table:table-cell table:style-name="ce19" table:formula="of:=([.D106] - [.K106])/[.K106]" office:value-type="percentage" office:value="0.000500839791476203" calcext:value-type="percentage">
            <text:p>0.050%</text:p>
          </table:table-cell>
          <table:table-cell table:style-name="ce22" table:formula="of:=[.D106]-[.L106]" office:value-type="float" office:value="0.0629968502085238" calcext:value-type="float">
            <text:p>0.06299685</text:p>
          </table:table-cell>
          <table:table-cell table:style-name="ce27" table:formula="of:=ABS([.L105]-[.L106])" office:value-type="float" office:value="0.00000149929519041505" calcext:value-type="float">
            <text:p>0.0000015</text:p>
          </table:table-cell>
          <table:table-cell table:style-name="ce34" table:formula="of:=IF(([.J106] &gt; [.$P$53]);(([.$M$53]+[.J106])/[.$O$53]);(([.$L$53]-[.J106])/[.$O$53]))" office:value-type="float" office:value="0.587621493714045" calcext:value-type="float">
            <text:p>0.59</text:p>
          </table:table-cell>
          <table:table-cell table:style-name="ce42" table:formula="of:=[.O106]-[.O105]" office:value-type="float" office:value="-0.0248650586618265" calcext:value-type="float">
            <text:p>-0.0249</text:p>
          </table:table-cell>
          <table:table-cell table:style-name="ce45" table:number-columns-repeated="2"/>
          <table:table-cell table:style-name="ce48" table:formula="of:=[.O106] - AVERAGE([.O101:.O106])" office:value-type="float" office:value="-0.0308995449481001" calcext:value-type="float">
            <text:p>-0.0308995449</text:p>
          </table:table-cell>
          <table:table-cell table:style-name="ce45" table:formula="of:=[.M106]-[.M105]" office:value-type="float" office:value="0.00000580070480957207" calcext:value-type="float">
            <text:p>0.000</text:p>
          </table:table-cell>
          <table:table-cell table:style-name="ce45" table:formula="of:=AVERAGE([.O101:.O106])" office:value-type="float" office:value="0.618521038662145" calcext:value-type="float">
            <text:p>0.619</text:p>
          </table:table-cell>
          <table:table-cell table:style-name="ce9"/>
          <table:table-cell table:style-name="ce14" table:formula="of:=LOG([.X106])" office:value-type="float" office:value="2.91169015875386" calcext:value-type="float">
            <text:p>2.9116901588</text:p>
          </table:table-cell>
          <table:table-cell table:style-name="ce44" table:formula="of:=[.X105]+1" office:value-type="float" office:value="816" calcext:value-type="float">
            <text:p>816</text:p>
          </table:table-cell>
          <table:table-cell table:number-columns-repeated="1000"/>
        </table:table-row>
        <table:table-row table:style-name="ro1">
          <table:table-cell table:style-name="ce1" table:formula="of:=SUM([.$B$100:.B107])" office:value-type="percentage" office:value="0.00137884510039934" calcext:value-type="percentage">
            <text:p>0.14%</text:p>
          </table:table-cell>
          <table:table-cell table:style-name="ce2" table:formula="of:=[.C107]/[.D106]" office:value-type="percentage" office:value="-0.000964444533336413" calcext:value-type="percentage">
            <text:p>-0.0964%</text:p>
          </table:table-cell>
          <table:table-cell table:style-name="ce6" table:formula="of:=([.D107]-[.D106])" office:value-type="float" office:value="-0.0000612399999999902" calcext:value-type="float">
            <text:p>-0.00006124</text:p>
          </table:table-cell>
          <table:table-cell table:style-name="ce8" office:value-type="float" office:value="0.06343645" calcext:value-type="float">
            <text:p>0.06343645</text:p>
          </table:table-cell>
          <table:table-cell table:style-name="ce10" table:formula="of:=[.B107]-[.$S$2]" office:value-type="float" office:value="-0.000967129709807001" calcext:value-type="float">
            <text:p>-0.00096713</text:p>
          </table:table-cell>
          <table:table-cell table:style-name="ce9" table:formula="of:=SUM([.$E$3:.E107])" office:value-type="float" office:value="0.0051319861521205" calcext:value-type="float">
            <text:p>0.0051319862</text:p>
          </table:table-cell>
          <table:table-cell table:style-name="ce12" table:formula="of:=MAX([.$E$3:.E107]) - MIN([.$E$3:.E107])" office:value-type="float" office:value="0.00781998969571741" calcext:value-type="float">
            <text:p>0.007819990</text:p>
          </table:table-cell>
          <table:table-cell table:style-name="ce9" table:formula="of:=STDEV([.$E$3:.E107])" office:value-type="float" office:value="0.00132062785270866" calcext:value-type="float">
            <text:p>0.0013206279</text:p>
          </table:table-cell>
          <table:table-cell table:style-name="ce9" table:formula="of:=[.G107]/[.H107]" office:value-type="float" office:value="5.92141811917587" calcext:value-type="float">
            <text:p>5.9214181192</text:p>
          </table:table-cell>
          <table:table-cell table:style-name="ce9" table:formula="of:=SLOPE([.I92:.I107];[.W92:.W107])" office:value-type="float" office:value="14.1667171808344" calcext:value-type="float">
            <text:p>14.1667171808</text:p>
          </table:table-cell>
          <table:table-cell table:style-name="ce17" table:formula="of:=AVERAGE([.D100:.D107])" office:value-type="float" office:value="0.06347681" calcext:value-type="float">
            <text:p>0.063476810</text:p>
          </table:table-cell>
          <table:table-cell table:style-name="ce19" table:formula="of:=([.D107] - [.K107])/[.K107]" office:value-type="percentage" office:value="-0.000635822751647244" calcext:value-type="percentage">
            <text:p>-0.064%</text:p>
          </table:table-cell>
          <table:table-cell table:style-name="ce22" table:formula="of:=[.D107]-[.L107]" office:value-type="float" office:value="0.0640722727516472" calcext:value-type="float">
            <text:p>0.06407227</text:p>
          </table:table-cell>
          <table:table-cell table:style-name="ce27" table:formula="of:=ABS([.L106]-[.L107])" office:value-type="float" office:value="0.00113666254312345" calcext:value-type="float">
            <text:p>0.0011367</text:p>
          </table:table-cell>
          <table:table-cell table:style-name="ce34" table:formula="of:=IF(([.J107] &gt; [.$P$53]);(([.$M$53]+[.J107])/[.$O$53]);(([.$L$53]-[.J107])/[.$O$53]))" office:value-type="float" office:value="0.565238084688934" calcext:value-type="float">
            <text:p>0.57</text:p>
          </table:table-cell>
          <table:table-cell table:style-name="ce42" table:formula="of:=[.O107]-[.O106]" office:value-type="float" office:value="-0.0223834090251114" calcext:value-type="float">
            <text:p>-0.0224</text:p>
          </table:table-cell>
          <table:table-cell table:style-name="ce45" table:number-columns-repeated="2"/>
          <table:table-cell table:style-name="ce48" table:formula="of:=[.O107] - AVERAGE([.O102:.O107])" office:value-type="float" office:value="-0.0450113520100905" calcext:value-type="float">
            <text:p>-0.0450113520</text:p>
          </table:table-cell>
          <table:table-cell table:style-name="ce45" table:formula="of:=[.M107]-[.M106]" office:value-type="float" office:value="0.00107542254312346" calcext:value-type="float">
            <text:p>0.001</text:p>
          </table:table-cell>
          <table:table-cell table:style-name="ce45" table:formula="of:=AVERAGE([.O102:.O107])" office:value-type="float" office:value="0.610249436699025" calcext:value-type="float">
            <text:p>0.610</text:p>
          </table:table-cell>
          <table:table-cell table:style-name="ce9"/>
          <table:table-cell table:style-name="ce14" table:formula="of:=LOG([.X107])" office:value-type="float" office:value="2.91222205653242" calcext:value-type="float">
            <text:p>2.9122220565</text:p>
          </table:table-cell>
          <table:table-cell table:style-name="ce44" table:formula="of:=[.X106]+1" office:value-type="float" office:value="817" calcext:value-type="float">
            <text:p>81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08]/[.D107]" office:value-type="percentage" office:value="-0.000416952714094142" calcext:value-type="percentage">
            <text:p>-0.0417%</text:p>
          </table:table-cell>
          <table:table-cell table:style-name="ce6" table:formula="of:=([.D108]-[.D107])" office:value-type="float" office:value="-0.0000264499999999973" calcext:value-type="float">
            <text:p>-0.00002645</text:p>
          </table:table-cell>
          <table:table-cell table:style-name="ce8" office:value-type="float" office:value="0.06341" calcext:value-type="float">
            <text:p>0.06341</text:p>
          </table:table-cell>
          <table:table-cell table:style-name="ce10" table:formula="of:=[.B108]-[.$S$2]" office:value-type="float" office:value="-0.00041963789056473" calcext:value-type="float">
            <text:p>-0.00041964</text:p>
          </table:table-cell>
          <table:table-cell table:style-name="ce9" table:formula="of:=SUM([.$E$3:.E108])" office:value-type="float" office:value="0.00471234826155578" calcext:value-type="float">
            <text:p>0.0047123483</text:p>
          </table:table-cell>
          <table:table-cell table:style-name="ce12" table:formula="of:=MAX([.$E$3:.E108]) - MIN([.$E$3:.E108])" office:value-type="float" office:value="0.00781998969571741" calcext:value-type="float">
            <text:p>0.007819990</text:p>
          </table:table-cell>
          <table:table-cell table:style-name="ce9" table:formula="of:=STDEV([.$E$3:.E108])" office:value-type="float" office:value="0.00131511165107046" calcext:value-type="float">
            <text:p>0.0013151117</text:p>
          </table:table-cell>
          <table:table-cell table:style-name="ce9" table:formula="of:=[.G108]/[.H108]" office:value-type="float" office:value="5.94625535356805" calcext:value-type="float">
            <text:p>5.9462553536</text:p>
          </table:table-cell>
          <table:table-cell table:style-name="ce9" table:formula="of:=SLOPE([.I93:.I108];[.W93:.W108])" office:value-type="float" office:value="17.9240676552037" calcext:value-type="float">
            <text:p>17.9240676552</text:p>
          </table:table-cell>
          <table:table-cell table:style-name="ce17" table:formula="of:=AVERAGE([.D101:.D108])" office:value-type="float" office:value="0.06347305125" calcext:value-type="float">
            <text:p>0.063473051</text:p>
          </table:table-cell>
          <table:table-cell table:style-name="ce19" table:formula="of:=([.D108] - [.K108])/[.K108]" office:value-type="percentage" office:value="-0.000993354640407354" calcext:value-type="percentage">
            <text:p>-0.099%</text:p>
          </table:table-cell>
          <table:table-cell table:style-name="ce22" table:formula="of:=[.D108]-[.L108]" office:value-type="float" office:value="0.0644033546404074" calcext:value-type="float">
            <text:p>0.06440335</text:p>
          </table:table-cell>
          <table:table-cell table:style-name="ce27" table:formula="of:=ABS([.L107]-[.L108])" office:value-type="float" office:value="0.00035753188876011" calcext:value-type="float">
            <text:p>0.0003575</text:p>
          </table:table-cell>
          <table:table-cell table:style-name="ce34" table:formula="of:=IF(([.J108] &gt; [.$P$53]);(([.$M$53]+[.J108])/[.$O$53]);(([.$L$53]-[.J108])/[.$O$53]))" office:value-type="float" office:value="0.545002641002956" calcext:value-type="float">
            <text:p>0.55</text:p>
          </table:table-cell>
          <table:table-cell table:style-name="ce42" table:formula="of:=[.O108]-[.O107]" office:value-type="float" office:value="-0.0202354436859783" calcext:value-type="float">
            <text:p>-0.0202</text:p>
          </table:table-cell>
          <table:table-cell table:style-name="ce45" table:number-columns-repeated="2"/>
          <table:table-cell table:style-name="ce48" table:formula="of:=[.O108] - AVERAGE([.O103:.O108])" office:value-type="float" office:value="-0.0508712445427616" calcext:value-type="float">
            <text:p>-0.0508712445</text:p>
          </table:table-cell>
          <table:table-cell table:style-name="ce45" table:formula="of:=[.M108]-[.M107]" office:value-type="float" office:value="0.000331081888760118" calcext:value-type="float">
            <text:p>0.000</text:p>
          </table:table-cell>
          <table:table-cell table:style-name="ce45" table:formula="of:=AVERAGE([.O103:.O108])" office:value-type="float" office:value="0.595873885545717" calcext:value-type="float">
            <text:p>0.596</text:p>
          </table:table-cell>
          <table:table-cell table:style-name="ce9"/>
          <table:table-cell table:style-name="ce14" table:formula="of:=LOG([.X108])" office:value-type="float" office:value="2.91275330367132" calcext:value-type="float">
            <text:p>2.9127533037</text:p>
          </table:table-cell>
          <table:table-cell table:style-name="ce44" table:formula="of:=[.X107]+1" office:value-type="float" office:value="818" calcext:value-type="float">
            <text:p>81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09]/[.D108]" office:value-type="percentage" office:value="-0.000473111496609403" calcext:value-type="percentage">
            <text:p>-0.0473%</text:p>
          </table:table-cell>
          <table:table-cell table:style-name="ce6" table:formula="of:=([.D109]-[.D108])" office:value-type="float" office:value="-0.0000300000000000022" calcext:value-type="float">
            <text:p>-0.00003000</text:p>
          </table:table-cell>
          <table:table-cell table:style-name="ce8" office:value-type="float" office:value="0.06338" calcext:value-type="float">
            <text:p>0.06338</text:p>
          </table:table-cell>
          <table:table-cell table:style-name="ce10" table:formula="of:=[.B109]-[.$S$2]" office:value-type="float" office:value="-0.000475796673079991" calcext:value-type="float">
            <text:p>-0.00047580</text:p>
          </table:table-cell>
          <table:table-cell table:style-name="ce9" table:formula="of:=SUM([.$E$3:.E109])" office:value-type="float" office:value="0.00423655158847578" calcext:value-type="float">
            <text:p>0.0042365516</text:p>
          </table:table-cell>
          <table:table-cell table:style-name="ce12" table:formula="of:=MAX([.$E$3:.E109]) - MIN([.$E$3:.E109])" office:value-type="float" office:value="0.00781998969571741" calcext:value-type="float">
            <text:p>0.007819990</text:p>
          </table:table-cell>
          <table:table-cell table:style-name="ce9" table:formula="of:=STDEV([.$E$3:.E109])" office:value-type="float" office:value="0.00130985953501513" calcext:value-type="float">
            <text:p>0.0013098595</text:p>
          </table:table-cell>
          <table:table-cell table:style-name="ce9" table:formula="of:=[.G109]/[.H109]" office:value-type="float" office:value="5.97009792781106" calcext:value-type="float">
            <text:p>5.9700979278</text:p>
          </table:table-cell>
          <table:table-cell table:style-name="ce9" table:formula="of:=SLOPE([.I94:.I109];[.W94:.W109])" office:value-type="float" office:value="22.8066379218163" calcext:value-type="float">
            <text:p>22.8066379218</text:p>
          </table:table-cell>
          <table:table-cell table:style-name="ce17" table:formula="of:=AVERAGE([.D102:.D109])" office:value-type="float" office:value="0.06346679625" calcext:value-type="float">
            <text:p>0.063466796</text:p>
          </table:table-cell>
          <table:table-cell table:style-name="ce19" table:formula="of:=([.D109] - [.K109])/[.K109]" office:value-type="percentage" office:value="-0.0013675851804164" calcext:value-type="percentage">
            <text:p>-0.137%</text:p>
          </table:table-cell>
          <table:table-cell table:style-name="ce22" table:formula="of:=[.D109]-[.L109]" office:value-type="float" office:value="0.0647475851804164" calcext:value-type="float">
            <text:p>0.06474759</text:p>
          </table:table-cell>
          <table:table-cell table:style-name="ce27" table:formula="of:=ABS([.L108]-[.L109])" office:value-type="float" office:value="0.000374230540009041" calcext:value-type="float">
            <text:p>0.0003742</text:p>
          </table:table-cell>
          <table:table-cell table:style-name="ce34" table:formula="of:=IF(([.J109] &gt; [.$P$53]);(([.$M$53]+[.J109])/[.$O$53]);(([.$L$53]-[.J109])/[.$O$53]))" office:value-type="float" office:value="0.518707256436933" calcext:value-type="float">
            <text:p>0.52</text:p>
          </table:table-cell>
          <table:table-cell table:style-name="ce42" table:formula="of:=[.O109]-[.O108]" office:value-type="float" office:value="-0.0262953845660231" calcext:value-type="float">
            <text:p>-0.0263</text:p>
          </table:table-cell>
          <table:table-cell table:style-name="ce45" table:number-columns-repeated="2"/>
          <table:table-cell table:style-name="ce48" table:formula="of:=[.O109] - AVERAGE([.O104:.O109])" office:value-type="float" office:value="-0.0576195085479908" calcext:value-type="float">
            <text:p>-0.0576195085</text:p>
          </table:table-cell>
          <table:table-cell table:style-name="ce45" table:formula="of:=[.M109]-[.M108]" office:value-type="float" office:value="0.000344230540009038" calcext:value-type="float">
            <text:p>0.000</text:p>
          </table:table-cell>
          <table:table-cell table:style-name="ce45" table:formula="of:=AVERAGE([.O104:.O109])" office:value-type="float" office:value="0.576326764984923" calcext:value-type="float">
            <text:p>0.576</text:p>
          </table:table-cell>
          <table:table-cell table:style-name="ce9"/>
          <table:table-cell table:style-name="ce14" table:formula="of:=LOG([.X109])" office:value-type="float" office:value="2.91328390176042" calcext:value-type="float">
            <text:p>2.9132839018</text:p>
          </table:table-cell>
          <table:table-cell table:style-name="ce44" table:formula="of:=[.X108]+1" office:value-type="float" office:value="819" calcext:value-type="float">
            <text:p>81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10]/[.D109]" office:value-type="percentage" office:value="-0.00018586304828026" calcext:value-type="percentage">
            <text:p>-0.0186%</text:p>
          </table:table-cell>
          <table:table-cell table:style-name="ce6" table:formula="of:=([.D110]-[.D109])" office:value-type="float" office:value="-0.0000117800000000029" calcext:value-type="float">
            <text:p>-0.00001178</text:p>
          </table:table-cell>
          <table:table-cell table:style-name="ce8" office:value-type="float" office:value="0.06336822" calcext:value-type="float">
            <text:p>0.06336822</text:p>
          </table:table-cell>
          <table:table-cell table:style-name="ce10" table:formula="of:=[.B110]-[.$S$2]" office:value-type="float" office:value="-0.000188548224750849" calcext:value-type="float">
            <text:p>-0.00018855</text:p>
          </table:table-cell>
          <table:table-cell table:style-name="ce9" table:formula="of:=SUM([.$E$3:.E110])" office:value-type="float" office:value="0.00404800336372494" calcext:value-type="float">
            <text:p>0.0040480034</text:p>
          </table:table-cell>
          <table:table-cell table:style-name="ce12" table:formula="of:=MAX([.$E$3:.E110]) - MIN([.$E$3:.E110])" office:value-type="float" office:value="0.00781998969571741" calcext:value-type="float">
            <text:p>0.007819990</text:p>
          </table:table-cell>
          <table:table-cell table:style-name="ce9" table:formula="of:=STDEV([.$E$3:.E110])" office:value-type="float" office:value="0.00130390914435156" calcext:value-type="float">
            <text:p>0.0013039091</text:p>
          </table:table-cell>
          <table:table-cell table:style-name="ce9" table:formula="of:=[.G110]/[.H110]" office:value-type="float" office:value="5.99734247558046" calcext:value-type="float">
            <text:p>5.9973424756</text:p>
          </table:table-cell>
          <table:table-cell table:style-name="ce9" table:formula="of:=SLOPE([.I95:.I110];[.W95:.W110])" office:value-type="float" office:value="29.1827479588497" calcext:value-type="float">
            <text:p>29.1827479588</text:p>
          </table:table-cell>
          <table:table-cell table:style-name="ce17" table:formula="of:=AVERAGE([.D103:.D110])" office:value-type="float" office:value="0.06344808125" calcext:value-type="float">
            <text:p>0.063448081</text:p>
          </table:table-cell>
          <table:table-cell table:style-name="ce19" table:formula="of:=([.D110] - [.K110])/[.K110]" office:value-type="percentage" office:value="-0.00125868660527866" calcext:value-type="percentage">
            <text:p>-0.126%</text:p>
          </table:table-cell>
          <table:table-cell table:style-name="ce22" table:formula="of:=[.D110]-[.L110]" office:value-type="float" office:value="0.0646269066052787" calcext:value-type="float">
            <text:p>0.06462691</text:p>
          </table:table-cell>
          <table:table-cell table:style-name="ce27" table:formula="of:=ABS([.L109]-[.L110])" office:value-type="float" office:value="0.000108898575137733" calcext:value-type="float">
            <text:p>0.0001089</text:p>
          </table:table-cell>
          <table:table-cell table:style-name="ce34" table:formula="of:=IF(([.J110] &gt; [.$P$53]);(([.$M$53]+[.J110])/[.$O$53]);(([.$L$53]-[.J110])/[.$O$53]))" office:value-type="float" office:value="-0.201300686012621" calcext:value-type="float">
            <text:p>-0.20</text:p>
          </table:table-cell>
          <table:table-cell table:style-name="ce42" table:formula="of:=[.O110]-[.O109]" office:value-type="float" office:value="-0.720007942449553" calcext:value-type="float">
            <text:p>-0.7200</text:p>
          </table:table-cell>
          <table:table-cell table:style-name="ce45" table:number-columns-repeated="2"/>
          <table:table-cell table:style-name="ce48" table:formula="of:=[.O110] - AVERAGE([.O105:.O110])" office:value-type="float" office:value="-0.63925990971364" calcext:value-type="float">
            <text:p>-0.6392599097</text:p>
          </table:table-cell>
          <table:table-cell table:style-name="ce45" table:formula="of:=[.M110]-[.M109]" office:value-type="float" office:value="-0.000120678575137728" calcext:value-type="float">
            <text:p>0.000</text:p>
          </table:table-cell>
          <table:table-cell table:style-name="ce45" table:formula="of:=AVERAGE([.O105:.O110])" office:value-type="float" office:value="0.43795922370102" calcext:value-type="float">
            <text:p>0.438</text:p>
          </table:table-cell>
          <table:table-cell table:style-name="ce9"/>
          <table:table-cell table:style-name="ce14" table:formula="of:=LOG([.X110])" office:value-type="float" office:value="2.91381385238372" calcext:value-type="float">
            <text:p>2.9138138524</text:p>
          </table:table-cell>
          <table:table-cell table:style-name="ce44" table:formula="of:=[.X109]+1" office:value-type="float" office:value="820" calcext:value-type="float">
            <text:p>82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11]/[.D110]" office:value-type="percentage" office:value="-0.00201378545902031" calcext:value-type="percentage">
            <text:p>-0.2014%</text:p>
          </table:table-cell>
          <table:table-cell table:style-name="ce6" table:formula="of:=([.D111]-[.D110])" office:value-type="float" office:value="-0.00012761" calcext:value-type="float">
            <text:p>-0.00012761</text:p>
          </table:table-cell>
          <table:table-cell table:style-name="ce8" office:value-type="float" office:value="0.06324061" calcext:value-type="float">
            <text:p>0.06324061</text:p>
          </table:table-cell>
          <table:table-cell table:style-name="ce10" table:formula="of:=[.B111]-[.$S$2]" office:value-type="float" office:value="-0.0020164706354909" calcext:value-type="float">
            <text:p>-0.00201647</text:p>
          </table:table-cell>
          <table:table-cell table:style-name="ce9" table:formula="of:=SUM([.$E$3:.E111])" office:value-type="float" office:value="0.00203153272823403" calcext:value-type="float">
            <text:p>0.0020315327</text:p>
          </table:table-cell>
          <table:table-cell table:style-name="ce12" table:formula="of:=MAX([.$E$3:.E111]) - MIN([.$E$3:.E111])" office:value-type="float" office:value="0.00781998969571741" calcext:value-type="float">
            <text:p>0.007819990</text:p>
          </table:table-cell>
          <table:table-cell table:style-name="ce9" table:formula="of:=STDEV([.$E$3:.E111])" office:value-type="float" office:value="0.00131268446551415" calcext:value-type="float">
            <text:p>0.0013126845</text:p>
          </table:table-cell>
          <table:table-cell table:style-name="ce9" table:formula="of:=[.G111]/[.H111]" office:value-type="float" office:value="5.95725012457924" calcext:value-type="float">
            <text:p>5.9572501246</text:p>
          </table:table-cell>
          <table:table-cell table:style-name="ce9" table:formula="of:=SLOPE([.I96:.I111];[.W96:.W111])" office:value-type="float" office:value="31.3398465156172" calcext:value-type="float">
            <text:p>31.3398465156</text:p>
          </table:table-cell>
          <table:table-cell table:style-name="ce17" table:formula="of:=AVERAGE([.D104:.D111])" office:value-type="float" office:value="0.06341485" calcext:value-type="float">
            <text:p>0.063414850</text:p>
          </table:table-cell>
          <table:table-cell table:style-name="ce19" table:formula="of:=([.D111] - [.K111])/[.K111]" office:value-type="percentage" office:value="-0.00274762141675005" calcext:value-type="percentage">
            <text:p>-0.275%</text:p>
          </table:table-cell>
          <table:table-cell table:style-name="ce22" table:formula="of:=[.D111]-[.L111]" office:value-type="float" office:value="0.0659882314167501" calcext:value-type="float">
            <text:p>0.06598823</text:p>
          </table:table-cell>
          <table:table-cell table:style-name="ce27" table:formula="of:=ABS([.L110]-[.L111])" office:value-type="float" office:value="0.00148893481147139" calcext:value-type="float">
            <text:p>0.0014889</text:p>
          </table:table-cell>
          <table:table-cell table:style-name="ce34" table:formula="of:=IF(([.J111] &gt; [.$P$53]);(([.$M$53]+[.J111])/[.$O$53]);(([.$L$53]-[.J111])/[.$O$53]))" office:value-type="float" office:value="-0.189683498138258" calcext:value-type="float">
            <text:p>-0.19</text:p>
          </table:table-cell>
          <table:table-cell table:style-name="ce42" table:formula="of:=[.O111]-[.O110]" office:value-type="float" office:value="0.0116171878743625" calcext:value-type="float">
            <text:p>0.0116</text:p>
          </table:table-cell>
          <table:table-cell table:style-name="ce45" table:number-columns-repeated="2"/>
          <table:table-cell table:style-name="ce48" table:formula="of:=[.O111] - AVERAGE([.O106:.O111])" office:value-type="float" office:value="-0.493947713420256" calcext:value-type="float">
            <text:p>-0.4939477134</text:p>
          </table:table-cell>
          <table:table-cell table:style-name="ce45" table:formula="of:=[.M111]-[.M110]" office:value-type="float" office:value="0.00136132481147139" calcext:value-type="float">
            <text:p>0.001</text:p>
          </table:table-cell>
          <table:table-cell table:style-name="ce45" table:formula="of:=AVERAGE([.O106:.O111])" office:value-type="float" office:value="0.304264215281998" calcext:value-type="float">
            <text:p>0.304</text:p>
          </table:table-cell>
          <table:table-cell table:style-name="ce9"/>
          <table:table-cell table:style-name="ce14" table:formula="of:=LOG([.X111])" office:value-type="float" office:value="2.91434315711944" calcext:value-type="float">
            <text:p>2.9143431571</text:p>
          </table:table-cell>
          <table:table-cell table:style-name="ce44" table:formula="of:=[.X110]+1" office:value-type="float" office:value="821" calcext:value-type="float">
            <text:p>821</text:p>
          </table:table-cell>
          <table:table-cell table:number-columns-repeated="1000"/>
        </table:table-row>
        <table:table-row table:style-name="ro1">
          <table:table-cell table:style-name="ce1" table:formula="of:=SUM([.$B$100:.B112])" office:value-type="percentage" office:value="-0.00171055136512076" calcext:value-type="percentage">
            <text:p>-0.17%</text:p>
          </table:table-cell>
          <table:table-cell table:style-name="ce2" table:formula="of:=[.C112]/[.D111]" office:value-type="percentage" office:value="0.000000316252484018587" calcext:value-type="percentage">
            <text:p>0.0000%</text:p>
          </table:table-cell>
          <table:table-cell table:style-name="ce6" table:formula="of:=([.D112]-[.D111])" office:value-type="float" office:value="0.0000000200000000033507" calcext:value-type="float">
            <text:p>0.00000002</text:p>
          </table:table-cell>
          <table:table-cell table:style-name="ce8" office:value-type="float" office:value="0.06324063" calcext:value-type="float">
            <text:p>0.06324063</text:p>
          </table:table-cell>
          <table:table-cell table:style-name="ce10" table:formula="of:=[.B112]-[.$S$2]" office:value-type="float" office:value="-0.00000236892398656965" calcext:value-type="float">
            <text:p>-0.00000237</text:p>
          </table:table-cell>
          <table:table-cell table:style-name="ce9" table:formula="of:=SUM([.$E$3:.E112])" office:value-type="float" office:value="0.00202916380424746" calcext:value-type="float">
            <text:p>0.0020291638</text:p>
          </table:table-cell>
          <table:table-cell table:style-name="ce12" table:formula="of:=MAX([.$E$3:.E112]) - MIN([.$E$3:.E112])" office:value-type="float" office:value="0.00781998969571741" calcext:value-type="float">
            <text:p>0.007819990</text:p>
          </table:table-cell>
          <table:table-cell table:style-name="ce9" table:formula="of:=STDEV([.$E$3:.E112])" office:value-type="float" office:value="0.00130665063777939" calcext:value-type="float">
            <text:p>0.0013066506</text:p>
          </table:table-cell>
          <table:table-cell table:style-name="ce9" table:formula="of:=[.G112]/[.H112]" office:value-type="float" office:value="5.98475940669742" calcext:value-type="float">
            <text:p>5.9847594067</text:p>
          </table:table-cell>
          <table:table-cell table:style-name="ce9" table:formula="of:=SLOPE([.I97:.I112];[.W97:.W112])" office:value-type="float" office:value="32.6048977117356" calcext:value-type="float">
            <text:p>32.6048977117</text:p>
          </table:table-cell>
          <table:table-cell table:style-name="ce17" table:formula="of:=AVERAGE([.D105:.D112])" office:value-type="float" office:value="0.06338299875" calcext:value-type="float">
            <text:p>0.063382999</text:p>
          </table:table-cell>
          <table:table-cell table:style-name="ce19" table:formula="of:=([.D112] - [.K112])/[.K112]" office:value-type="percentage" office:value="-0.00224616620872638" calcext:value-type="percentage">
            <text:p>-0.225%</text:p>
          </table:table-cell>
          <table:table-cell table:style-name="ce22" table:formula="of:=[.D112]-[.L112]" office:value-type="float" office:value="0.0654867962087264" calcext:value-type="float">
            <text:p>0.06548680</text:p>
          </table:table-cell>
          <table:table-cell table:style-name="ce27" table:formula="of:=ABS([.L111]-[.L112])" office:value-type="float" office:value="0.000501455208023673" calcext:value-type="float">
            <text:p>0.0005015</text:p>
          </table:table-cell>
          <table:table-cell table:style-name="ce34" table:formula="of:=IF(([.J112] &gt; [.$P$53]);(([.$M$53]+[.J112])/[.$O$53]);(([.$L$53]-[.J112])/[.$O$53]))" office:value-type="float" office:value="-0.182870486572381" calcext:value-type="float">
            <text:p>-0.18</text:p>
          </table:table-cell>
          <table:table-cell table:style-name="ce42" table:formula="of:=[.O112]-[.O111]" office:value-type="float" office:value="0.00681301156587752" calcext:value-type="float">
            <text:p>0.0068</text:p>
          </table:table-cell>
          <table:table-cell table:style-name="ce45" table:number-columns-repeated="2"/>
          <table:table-cell table:style-name="ce48" table:formula="of:=[.O112] - AVERAGE([.O107:.O112])" office:value-type="float" office:value="-0.358719371806641" calcext:value-type="float">
            <text:p>-0.3587193718</text:p>
          </table:table-cell>
          <table:table-cell table:style-name="ce45" table:formula="of:=[.M112]-[.M111]" office:value-type="float" office:value="-0.000501435208023676" calcext:value-type="float">
            <text:p>-0.001</text:p>
          </table:table-cell>
          <table:table-cell table:style-name="ce45" table:formula="of:=AVERAGE([.O107:.O112])" office:value-type="float" office:value="0.17584888523426" calcext:value-type="float">
            <text:p>0.176</text:p>
          </table:table-cell>
          <table:table-cell table:style-name="ce9"/>
          <table:table-cell table:style-name="ce14" table:formula="of:=LOG([.X112])" office:value-type="float" office:value="2.91487181754005" calcext:value-type="float">
            <text:p>2.9148718175</text:p>
          </table:table-cell>
          <table:table-cell table:style-name="ce44" table:formula="of:=[.X111]+1" office:value-type="float" office:value="822" calcext:value-type="float">
            <text:p>822</text:p>
          </table:table-cell>
          <table:table-cell table:number-columns-repeated="1000"/>
        </table:table-row>
        <table:table-row table:style-name="ro1">
          <table:table-cell table:style-name="ce1" table:formula="of:=SUM([.$B$100:.B113])" office:value-type="percentage" office:value="-0.000958503196087625" calcext:value-type="percentage">
            <text:p>-0.10%</text:p>
          </table:table-cell>
          <table:table-cell table:style-name="ce2" table:formula="of:=[.C113]/[.D112]" office:value-type="percentage" office:value="0.000752048169033137" calcext:value-type="percentage">
            <text:p>0.0752%</text:p>
          </table:table-cell>
          <table:table-cell table:style-name="ce6" table:formula="of:=([.D113]-[.D112])" office:value-type="float" office:value="0.000047560000000002" calcext:value-type="float">
            <text:p>0.00004756</text:p>
          </table:table-cell>
          <table:table-cell table:style-name="ce8" office:value-type="float" office:value="0.06328819" calcext:value-type="float">
            <text:p>0.06328819</text:p>
          </table:table-cell>
          <table:table-cell table:style-name="ce10" table:formula="of:=[.B113]-[.$S$2]" office:value-type="float" office:value="0.000749362992562548" calcext:value-type="float">
            <text:p>0.00074936</text:p>
          </table:table-cell>
          <table:table-cell table:style-name="ce9" table:formula="of:=SUM([.$E$3:.E113])" office:value-type="float" office:value="0.00277852679681001" calcext:value-type="float">
            <text:p>0.0027785268</text:p>
          </table:table-cell>
          <table:table-cell table:style-name="ce12" table:formula="of:=MAX([.$E$3:.E113]) - MIN([.$E$3:.E113])" office:value-type="float" office:value="0.00781998969571741" calcext:value-type="float">
            <text:p>0.007819990</text:p>
          </table:table-cell>
          <table:table-cell table:style-name="ce9" table:formula="of:=STDEV([.$E$3:.E113])" office:value-type="float" office:value="0.00130254658697681" calcext:value-type="float">
            <text:p>0.0013025466</text:p>
          </table:table-cell>
          <table:table-cell table:style-name="ce9" table:formula="of:=[.G113]/[.H113]" office:value-type="float" office:value="6.00361612698052" calcext:value-type="float">
            <text:p>6.003616127</text:p>
          </table:table-cell>
          <table:table-cell table:style-name="ce9" table:formula="of:=SLOPE([.I98:.I113];[.W98:.W113])" office:value-type="float" office:value="33.8436887113907" calcext:value-type="float">
            <text:p>33.8436887114</text:p>
          </table:table-cell>
          <table:table-cell table:style-name="ce17" table:formula="of:=AVERAGE([.D106:.D113])" office:value-type="float" office:value="0.06335772375" calcext:value-type="float">
            <text:p>0.063357724</text:p>
          </table:table-cell>
          <table:table-cell table:style-name="ce19" table:formula="of:=([.D113] - [.K113])/[.K113]" office:value-type="percentage" office:value="-0.00109747866375965" calcext:value-type="percentage">
            <text:p>-0.110%</text:p>
          </table:table-cell>
          <table:table-cell table:style-name="ce22" table:formula="of:=[.D113]-[.L113]" office:value-type="float" office:value="0.0643856686637597" calcext:value-type="float">
            <text:p>0.06438567</text:p>
          </table:table-cell>
          <table:table-cell table:style-name="ce27" table:formula="of:=ABS([.L112]-[.L113])" office:value-type="float" office:value="0.00114868754496673" calcext:value-type="float">
            <text:p>0.0011487</text:p>
          </table:table-cell>
          <table:table-cell table:style-name="ce34" table:formula="of:=IF(([.J113] &gt; [.$P$53]);(([.$M$53]+[.J113])/[.$O$53]);(([.$L$53]-[.J113])/[.$O$53]))" office:value-type="float" office:value="-0.176198900920945" calcext:value-type="float">
            <text:p>-0.18</text:p>
          </table:table-cell>
          <table:table-cell table:style-name="ce42" table:formula="of:=[.O113]-[.O112]" office:value-type="float" office:value="0.0066715856514358" calcext:value-type="float">
            <text:p>0.0067</text:p>
          </table:table-cell>
          <table:table-cell table:style-name="ce45" table:number-columns-repeated="2"/>
          <table:table-cell table:style-name="ce48" table:formula="of:=[.O113] - AVERAGE([.O108:.O113])" office:value-type="float" office:value="-0.228474955220226" calcext:value-type="float">
            <text:p>-0.2284749552</text:p>
          </table:table-cell>
          <table:table-cell table:style-name="ce45" table:formula="of:=[.M113]-[.M112]" office:value-type="float" office:value="-0.00110112754496672" calcext:value-type="float">
            <text:p>-0.001</text:p>
          </table:table-cell>
          <table:table-cell table:style-name="ce45" table:formula="of:=AVERAGE([.O108:.O113])" office:value-type="float" office:value="0.0522760542992806" calcext:value-type="float">
            <text:p>0.052</text:p>
          </table:table-cell>
          <table:table-cell table:style-name="ce9"/>
          <table:table-cell table:style-name="ce14" table:formula="of:=LOG([.X113])" office:value-type="float" office:value="2.91539983521227" calcext:value-type="float">
            <text:p>2.9153998352</text:p>
          </table:table-cell>
          <table:table-cell table:style-name="ce44" table:formula="of:=[.X112]+1" office:value-type="float" office:value="823" calcext:value-type="float">
            <text:p>823</text:p>
          </table:table-cell>
          <table:table-cell table:number-columns-repeated="1000"/>
        </table:table-row>
        <table:table-row table:style-name="ro1">
          <table:table-cell table:style-name="ce1" table:formula="of:=SUM([.$B$100:.B114])" office:value-type="percentage" office:value="0.00049216240202788" calcext:value-type="percentage">
            <text:p>0.05%</text:p>
          </table:table-cell>
          <table:table-cell table:style-name="ce2" table:formula="of:=[.C114]/[.D113]" office:value-type="percentage" office:value="0.0014506655981155" calcext:value-type="percentage">
            <text:p>0.1451%</text:p>
          </table:table-cell>
          <table:table-cell table:style-name="ce6" table:formula="of:=([.D114]-[.D113])" office:value-type="float" office:value="0.0000918099999999977" calcext:value-type="float">
            <text:p>0.00009181</text:p>
          </table:table-cell>
          <table:table-cell table:style-name="ce8" office:value-type="float" office:value="0.06338" calcext:value-type="float">
            <text:p>0.06338</text:p>
          </table:table-cell>
          <table:table-cell table:style-name="ce10" table:formula="of:=[.B114]-[.$S$2]" office:value-type="float" office:value="0.00144798042164492" calcext:value-type="float">
            <text:p>0.00144798</text:p>
          </table:table-cell>
          <table:table-cell table:style-name="ce9" table:formula="of:=SUM([.$E$3:.E114])" office:value-type="float" office:value="0.00422650721845493" calcext:value-type="float">
            <text:p>0.0042265072</text:p>
          </table:table-cell>
          <table:table-cell table:style-name="ce12" table:formula="of:=MAX([.$E$3:.E114]) - MIN([.$E$3:.E114])" office:value-type="float" office:value="0.00781998969571741" calcext:value-type="float">
            <text:p>0.007819990</text:p>
          </table:table-cell>
          <table:table-cell table:style-name="ce9" table:formula="of:=STDEV([.$E$3:.E114])" office:value-type="float" office:value="0.00130361846265498" calcext:value-type="float">
            <text:p>0.0013036185</text:p>
          </table:table-cell>
          <table:table-cell table:style-name="ce9" table:formula="of:=[.G114]/[.H114]" office:value-type="float" office:value="5.99867976692432" calcext:value-type="float">
            <text:p>5.9986797669</text:p>
          </table:table-cell>
          <table:table-cell table:style-name="ce9" table:formula="of:=SLOPE([.I99:.I114];[.W99:.W114])" office:value-type="float" office:value="33.4371185124997" calcext:value-type="float">
            <text:p>33.4371185125</text:p>
          </table:table-cell>
          <table:table-cell table:style-name="ce17" table:formula="of:=AVERAGE([.D107:.D114])" office:value-type="float" office:value="0.0633430125" calcext:value-type="float">
            <text:p>0.063343013</text:p>
          </table:table-cell>
          <table:table-cell table:style-name="ce19" table:formula="of:=([.D114] - [.K114])/[.K114]" office:value-type="percentage" office:value="0.000583923917417126" calcext:value-type="percentage">
            <text:p>0.058%</text:p>
          </table:table-cell>
          <table:table-cell table:style-name="ce22" table:formula="of:=[.D114]-[.L114]" office:value-type="float" office:value="0.0627960760825829" calcext:value-type="float">
            <text:p>0.06279608</text:p>
          </table:table-cell>
          <table:table-cell table:style-name="ce27" table:formula="of:=ABS([.L113]-[.L114])" office:value-type="float" office:value="0.00168140258117678" calcext:value-type="float">
            <text:p>0.0016814</text:p>
          </table:table-cell>
          <table:table-cell table:style-name="ce34" table:formula="of:=IF(([.J114] &gt; [.$P$53]);(([.$M$53]+[.J114])/[.$O$53]);(([.$L$53]-[.J114])/[.$O$53]))" office:value-type="float" office:value="-0.178388509907431" calcext:value-type="float">
            <text:p>-0.18</text:p>
          </table:table-cell>
          <table:table-cell table:style-name="ce42" table:formula="of:=[.O114]-[.O113]" office:value-type="float" office:value="-0.00218960898648599" calcext:value-type="float">
            <text:p>-0.0022</text:p>
          </table:table-cell>
          <table:table-cell table:style-name="ce45" table:number-columns-repeated="2"/>
          <table:table-cell table:style-name="ce48" table:formula="of:=[.O114] - AVERAGE([.O109:.O114])" office:value-type="float" office:value="-0.110099372388314" calcext:value-type="float">
            <text:p>-0.1100993724</text:p>
          </table:table-cell>
          <table:table-cell table:style-name="ce45" table:formula="of:=[.M114]-[.M113]" office:value-type="float" office:value="-0.00158959258117679" calcext:value-type="float">
            <text:p>-0.002</text:p>
          </table:table-cell>
          <table:table-cell table:style-name="ce45" table:formula="of:=AVERAGE([.O109:.O114])" office:value-type="float" office:value="-0.0682891375191172" calcext:value-type="float">
            <text:p>-0.068</text:p>
          </table:table-cell>
          <table:table-cell table:style-name="ce9"/>
          <table:table-cell table:style-name="ce14" table:formula="of:=LOG([.X114])" office:value-type="float" office:value="2.91592721169712" calcext:value-type="float">
            <text:p>2.9159272117</text:p>
          </table:table-cell>
          <table:table-cell table:style-name="ce44" table:formula="of:=[.X113]+1" office:value-type="float" office:value="824" calcext:value-type="float">
            <text:p>824</text:p>
          </table:table-cell>
          <table:table-cell table:number-columns-repeated="1000"/>
        </table:table-row>
        <table:table-row table:style-name="ro1">
          <table:table-cell table:style-name="ce1" table:formula="of:=SUM([.$B$100:.B115])" office:value-type="percentage" office:value="0.00049216240202788" calcext:value-type="percentage">
            <text:p>0.05%</text:p>
          </table:table-cell>
          <table:table-cell table:style-name="ce2" table:formula="of:=[.C115]/[.D114]" office:value-type="percentage" office:value="0" calcext:value-type="percentage">
            <text:p>0.0000%</text:p>
          </table:table-cell>
          <table:table-cell table:style-name="ce6" table:formula="of:=([.D115]-[.D114])" office:value-type="float" office:value="0" calcext:value-type="float">
            <text:p>0.00000000</text:p>
          </table:table-cell>
          <table:table-cell table:style-name="ce8" office:value-type="float" office:value="0.06338" calcext:value-type="float">
            <text:p>0.06338</text:p>
          </table:table-cell>
          <table:table-cell table:style-name="ce10" table:formula="of:=[.B115]-[.$S$2]" office:value-type="float" office:value="-0.00000268517647058823" calcext:value-type="float">
            <text:p>-0.00000269</text:p>
          </table:table-cell>
          <table:table-cell table:style-name="ce9" table:formula="of:=SUM([.$E$3:.E115])" office:value-type="float" office:value="0.00422382204198434" calcext:value-type="float">
            <text:p>0.004223822</text:p>
          </table:table-cell>
          <table:table-cell table:style-name="ce12" table:formula="of:=MAX([.$E$3:.E115]) - MIN([.$E$3:.E115])" office:value-type="float" office:value="0.00781998969571741" calcext:value-type="float">
            <text:p>0.007819990</text:p>
          </table:table-cell>
          <table:table-cell table:style-name="ce9" table:formula="of:=STDEV([.$E$3:.E115])" office:value-type="float" office:value="0.00129779125942922" calcext:value-type="float">
            <text:p>0.0012977913</text:p>
          </table:table-cell>
          <table:table-cell table:style-name="ce9" table:formula="of:=[.G115]/[.H115]" office:value-type="float" office:value="6.02561439592121" calcext:value-type="float">
            <text:p>6.0256143959</text:p>
          </table:table-cell>
          <table:table-cell table:style-name="ce9" table:formula="of:=SLOPE([.I100:.I115];[.W100:.W115])" office:value-type="float" office:value="32.6176597152985" calcext:value-type="float">
            <text:p>32.6176597153</text:p>
          </table:table-cell>
          <table:table-cell table:style-name="ce17" table:formula="of:=AVERAGE([.D108:.D115])" office:value-type="float" office:value="0.06333595625" calcext:value-type="float">
            <text:p>0.063335956</text:p>
          </table:table-cell>
          <table:table-cell table:style-name="ce19" table:formula="of:=([.D115] - [.K115])/[.K115]" office:value-type="percentage" office:value="0.000695398832002322" calcext:value-type="percentage">
            <text:p>0.070%</text:p>
          </table:table-cell>
          <table:table-cell table:style-name="ce22" table:formula="of:=[.D115]-[.L115]" office:value-type="float" office:value="0.0626846011679977" calcext:value-type="float">
            <text:p>0.06268460</text:p>
          </table:table-cell>
          <table:table-cell table:style-name="ce27" table:formula="of:=ABS([.L114]-[.L115])" office:value-type="float" office:value="0.000111474914585196" calcext:value-type="float">
            <text:p>0.0001115</text:p>
          </table:table-cell>
          <table:table-cell table:style-name="ce34" table:formula="of:=IF(([.J115] &gt; [.$P$53]);(([.$M$53]+[.J115])/[.$O$53]);(([.$L$53]-[.J115])/[.$O$53]))" office:value-type="float" office:value="-0.182801756011796" calcext:value-type="float">
            <text:p>-0.18</text:p>
          </table:table-cell>
          <table:table-cell table:style-name="ce42" table:formula="of:=[.O115]-[.O114]" office:value-type="float" office:value="-0.00441324610436505" calcext:value-type="float">
            <text:p>-0.0044</text:p>
          </table:table-cell>
          <table:table-cell table:style-name="ce45" table:number-columns-repeated="2"/>
          <table:table-cell table:style-name="ce48" table:formula="of:=[.O115] - AVERAGE([.O110:.O115])" office:value-type="float" office:value="0.00240555024877595" calcext:value-type="float">
            <text:p>0.0024055502</text:p>
          </table:table-cell>
          <table:table-cell table:style-name="ce45" table:formula="of:=[.M115]-[.M114]" office:value-type="float" office:value="-0.0001114749145852" calcext:value-type="float">
            <text:p>0.000</text:p>
          </table:table-cell>
          <table:table-cell table:style-name="ce45" table:formula="of:=AVERAGE([.O110:.O115])" office:value-type="float" office:value="-0.185207306260572" calcext:value-type="float">
            <text:p>-0.185</text:p>
          </table:table-cell>
          <table:table-cell table:style-name="ce9"/>
          <table:table-cell table:style-name="ce14" table:formula="of:=LOG([.X115])" office:value-type="float" office:value="2.91645394854992" calcext:value-type="float">
            <text:p>2.9164539485</text:p>
          </table:table-cell>
          <table:table-cell table:style-name="ce44" table:formula="of:=[.X114]+1" office:value-type="float" office:value="825" calcext:value-type="float">
            <text:p>825</text:p>
          </table:table-cell>
          <table:table-cell table:number-columns-repeated="1000"/>
        </table:table-row>
        <table:table-row table:style-name="ro1">
          <table:table-cell table:style-name="ce1" table:formula="of:=SUM([.$B$100:.B116])" office:value-type="percentage" office:value="-0.0021405292988242" calcext:value-type="percentage">
            <text:p>-0.21%</text:p>
          </table:table-cell>
          <table:table-cell table:style-name="ce2" table:formula="of:=[.C116]/[.D115]" office:value-type="percentage" office:value="-0.00263269170085208" calcext:value-type="percentage">
            <text:p>-0.2633%</text:p>
          </table:table-cell>
          <table:table-cell table:style-name="ce6" table:formula="of:=([.D116]-[.D115])" office:value-type="float" office:value="-0.000166860000000005" calcext:value-type="float">
            <text:p>-0.00016686</text:p>
          </table:table-cell>
          <table:table-cell table:style-name="ce8" office:value-type="float" office:value="0.06321314" calcext:value-type="float">
            <text:p>0.06321314</text:p>
          </table:table-cell>
          <table:table-cell table:style-name="ce10" table:formula="of:=[.B116]-[.$S$2]" office:value-type="float" office:value="-0.00263537687732267" calcext:value-type="float">
            <text:p>-0.00263538</text:p>
          </table:table-cell>
          <table:table-cell table:style-name="ce9" table:formula="of:=SUM([.$E$3:.E116])" office:value-type="float" office:value="0.00158844516466167" calcext:value-type="float">
            <text:p>0.0015884452</text:p>
          </table:table-cell>
          <table:table-cell table:style-name="ce12" table:formula="of:=MAX([.$E$3:.E116]) - MIN([.$E$3:.E116])" office:value-type="float" office:value="0.00781998969571741" calcext:value-type="float">
            <text:p>0.007819990</text:p>
          </table:table-cell>
          <table:table-cell table:style-name="ce9" table:formula="of:=STDEV([.$E$3:.E116])" office:value-type="float" office:value="0.00131606251539631" calcext:value-type="float">
            <text:p>0.0013160625</text:p>
          </table:table-cell>
          <table:table-cell table:style-name="ce9" table:formula="of:=[.G116]/[.H116]" office:value-type="float" office:value="5.94195914269508" calcext:value-type="float">
            <text:p>5.9419591427</text:p>
          </table:table-cell>
          <table:table-cell table:style-name="ce9" table:formula="of:=SLOPE([.I101:.I116];[.W101:.W116])" office:value-type="float" office:value="26.8336209855581" calcext:value-type="float">
            <text:p>26.8336209856</text:p>
          </table:table-cell>
          <table:table-cell table:style-name="ce17" table:formula="of:=AVERAGE([.D109:.D116])" office:value-type="float" office:value="0.06331134875" calcext:value-type="float">
            <text:p>0.063311349</text:p>
          </table:table-cell>
          <table:table-cell table:style-name="ce19" table:formula="of:=([.D116] - [.K116])/[.K116]" office:value-type="percentage" office:value="-0.00155120293500316" calcext:value-type="percentage">
            <text:p>-0.155%</text:p>
          </table:table-cell>
          <table:table-cell table:style-name="ce22" table:formula="of:=[.D116]-[.L116]" office:value-type="float" office:value="0.0647643429350032" calcext:value-type="float">
            <text:p>0.06476434</text:p>
          </table:table-cell>
          <table:table-cell table:style-name="ce27" table:formula="of:=ABS([.L115]-[.L116])" office:value-type="float" office:value="0.00224660176700549" calcext:value-type="float">
            <text:p>0.0022466</text:p>
          </table:table-cell>
          <table:table-cell table:style-name="ce34" table:formula="of:=IF(([.J116] &gt; [.$P$53]);(([.$M$53]+[.J116])/[.$O$53]);(([.$L$53]-[.J116])/[.$O$53]))" office:value-type="float" office:value="-0.213952054817186" calcext:value-type="float">
            <text:p>-0.21</text:p>
          </table:table-cell>
          <table:table-cell table:style-name="ce42" table:formula="of:=[.O116]-[.O115]" office:value-type="float" office:value="-0.0311502988053904" calcext:value-type="float">
            <text:p>-0.0312</text:p>
          </table:table-cell>
          <table:table-cell table:style-name="ce45" table:number-columns-repeated="2"/>
          <table:table-cell table:style-name="ce48" table:formula="of:=[.O116] - AVERAGE([.O111:.O116])" office:value-type="float" office:value="-0.0266361870891869" calcext:value-type="float">
            <text:p>-0.0266361871</text:p>
          </table:table-cell>
          <table:table-cell table:style-name="ce45" table:formula="of:=[.M116]-[.M115]" office:value-type="float" office:value="0.00207974176700548" calcext:value-type="float">
            <text:p>0.002</text:p>
          </table:table-cell>
          <table:table-cell table:style-name="ce45" table:formula="of:=AVERAGE([.O111:.O116])" office:value-type="float" office:value="-0.187315867728" calcext:value-type="float">
            <text:p>-0.187</text:p>
          </table:table-cell>
          <table:table-cell table:style-name="ce9"/>
          <table:table-cell table:style-name="ce14" table:formula="of:=LOG([.X116])" office:value-type="float" office:value="2.91698004732038" calcext:value-type="float">
            <text:p>2.9169800473</text:p>
          </table:table-cell>
          <table:table-cell table:style-name="ce44" table:formula="of:=[.X115]+1" office:value-type="float" office:value="826" calcext:value-type="float">
            <text:p>826</text:p>
          </table:table-cell>
          <table:table-cell table:number-columns-repeated="1000"/>
        </table:table-row>
        <table:table-row table:style-name="ro1">
          <table:table-cell table:style-name="ce1" table:formula="of:=SUM([.$B$100:.B117])" office:value-type="percentage" office:value="-0.000675643991750413" calcext:value-type="percentage">
            <text:p>-0.07%</text:p>
          </table:table-cell>
          <table:table-cell table:style-name="ce2" table:formula="of:=[.C117]/[.D116]" office:value-type="percentage" office:value="0.00146488530707379" calcext:value-type="percentage">
            <text:p>0.1465%</text:p>
          </table:table-cell>
          <table:table-cell table:style-name="ce6" table:formula="of:=([.D117]-[.D116])" office:value-type="float" office:value="0.0000925999999999982" calcext:value-type="float">
            <text:p>0.00009260</text:p>
          </table:table-cell>
          <table:table-cell table:style-name="ce8" office:value-type="float" office:value="0.06330574" calcext:value-type="float">
            <text:p>0.06330574</text:p>
          </table:table-cell>
          <table:table-cell table:style-name="ce10" table:formula="of:=[.B117]-[.$S$2]" office:value-type="float" office:value="0.0014622001306032" calcext:value-type="float">
            <text:p>0.00146220</text:p>
          </table:table-cell>
          <table:table-cell table:style-name="ce9" table:formula="of:=SUM([.$E$3:.E117])" office:value-type="float" office:value="0.00305064529526487" calcext:value-type="float">
            <text:p>0.0030506453</text:p>
          </table:table-cell>
          <table:table-cell table:style-name="ce12" table:formula="of:=MAX([.$E$3:.E117]) - MIN([.$E$3:.E117])" office:value-type="float" office:value="0.00781998969571741" calcext:value-type="float">
            <text:p>0.007819990</text:p>
          </table:table-cell>
          <table:table-cell table:style-name="ce9" table:formula="of:=STDEV([.$E$3:.E117])" office:value-type="float" office:value="0.00131721915403169" calcext:value-type="float">
            <text:p>0.0013172192</text:p>
          </table:table-cell>
          <table:table-cell table:style-name="ce9" table:formula="of:=[.G117]/[.H117]" office:value-type="float" office:value="5.93674156026526" calcext:value-type="float">
            <text:p>5.9367415603</text:p>
          </table:table-cell>
          <table:table-cell table:style-name="ce9" table:formula="of:=SLOPE([.I102:.I117];[.W102:.W117])" office:value-type="float" office:value="21.2050122748354" calcext:value-type="float">
            <text:p>21.2050122748</text:p>
          </table:table-cell>
          <table:table-cell table:style-name="ce17" table:formula="of:=AVERAGE([.D110:.D117])" office:value-type="float" office:value="0.06330206625" calcext:value-type="float">
            <text:p>0.063302066</text:p>
          </table:table-cell>
          <table:table-cell table:style-name="ce19" table:formula="of:=([.D117] - [.K117])/[.K117]" office:value-type="percentage" office:value="0.0000580352304061205" calcext:value-type="percentage">
            <text:p>0.006%</text:p>
          </table:table-cell>
          <table:table-cell table:style-name="ce22" table:formula="of:=[.D117]-[.L117]" office:value-type="float" office:value="0.0632477047695939" calcext:value-type="float">
            <text:p>0.06324770</text:p>
          </table:table-cell>
          <table:table-cell table:style-name="ce27" table:formula="of:=ABS([.L116]-[.L117])" office:value-type="float" office:value="0.00160923816540929" calcext:value-type="float">
            <text:p>0.0016092</text:p>
          </table:table-cell>
          <table:table-cell table:style-name="ce34" table:formula="of:=IF(([.J117] &gt; [.$P$53]);(([.$M$53]+[.J117])/[.$O$53]);(([.$L$53]-[.J117])/[.$O$53]))" office:value-type="float" office:value="0.527332910553199" calcext:value-type="float">
            <text:p>0.53</text:p>
          </table:table-cell>
          <table:table-cell table:style-name="ce42" table:formula="of:=[.O117]-[.O116]" office:value-type="float" office:value="0.741284965370385" calcext:value-type="float">
            <text:p>0.7413</text:p>
          </table:table-cell>
          <table:table-cell table:style-name="ce45" table:number-columns-repeated="2"/>
          <table:table-cell table:style-name="ce48" table:formula="of:=[.O117] - AVERAGE([.O112:.O117])" office:value-type="float" office:value="0.595146043499289" calcext:value-type="float">
            <text:p>0.5951460435</text:p>
          </table:table-cell>
          <table:table-cell table:style-name="ce45" table:formula="of:=[.M117]-[.M116]" office:value-type="float" office:value="-0.00151663816540928" calcext:value-type="float">
            <text:p>-0.002</text:p>
          </table:table-cell>
          <table:table-cell table:style-name="ce45" table:formula="of:=AVERAGE([.O112:.O117])" office:value-type="float" office:value="-0.06781313294609" calcext:value-type="float">
            <text:p>-0.068</text:p>
          </table:table-cell>
          <table:table-cell table:style-name="ce9"/>
          <table:table-cell table:style-name="ce14" table:formula="of:=LOG([.X117])" office:value-type="float" office:value="2.91750550955255" calcext:value-type="float">
            <text:p>2.9175055096</text:p>
          </table:table-cell>
          <table:table-cell table:style-name="ce44" table:formula="of:=[.X116]+1" office:value-type="float" office:value="827" calcext:value-type="float">
            <text:p>82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18]/[.D117]" office:value-type="percentage" office:value="-0.000653021353198001" calcext:value-type="percentage">
            <text:p>-0.0653%</text:p>
          </table:table-cell>
          <table:table-cell table:style-name="ce6" table:formula="of:=([.D118]-[.D117])" office:value-type="float" office:value="-0.0000413400000000008" calcext:value-type="float">
            <text:p>-0.00004134</text:p>
          </table:table-cell>
          <table:table-cell table:style-name="ce8" office:value-type="float" office:value="0.0632644" calcext:value-type="float">
            <text:p>0.0632644</text:p>
          </table:table-cell>
          <table:table-cell table:style-name="ce10" table:formula="of:=[.B118]-[.$S$2]" office:value-type="float" office:value="-0.000655706529668589" calcext:value-type="float">
            <text:p>-0.00065571</text:p>
          </table:table-cell>
          <table:table-cell table:style-name="ce9" table:formula="of:=SUM([.$E$3:.E118])" office:value-type="float" office:value="0.00239493876559628" calcext:value-type="float">
            <text:p>0.0023949388</text:p>
          </table:table-cell>
          <table:table-cell table:style-name="ce12" table:formula="of:=MAX([.$E$3:.E118]) - MIN([.$E$3:.E118])" office:value-type="float" office:value="0.00781998969571741" calcext:value-type="float">
            <text:p>0.007819990</text:p>
          </table:table-cell>
          <table:table-cell table:style-name="ce9" table:formula="of:=STDEV([.$E$3:.E118])" office:value-type="float" office:value="0.00131300845653802" calcext:value-type="float">
            <text:p>0.0013130085</text:p>
          </table:table-cell>
          <table:table-cell table:style-name="ce9" table:formula="of:=[.G118]/[.H118]" office:value-type="float" office:value="5.95578014503899" calcext:value-type="float">
            <text:p>5.955780145</text:p>
          </table:table-cell>
          <table:table-cell table:style-name="ce9" table:formula="of:=SLOPE([.I103:.I118];[.W103:.W118])" office:value-type="float" office:value="15.6087010831845" calcext:value-type="float">
            <text:p>15.6087010832</text:p>
          </table:table-cell>
          <table:table-cell table:style-name="ce17" table:formula="of:=AVERAGE([.D111:.D118])" office:value-type="float" office:value="0.06328908875" calcext:value-type="float">
            <text:p>0.063289089</text:p>
          </table:table-cell>
          <table:table-cell table:style-name="ce19" table:formula="of:=([.D118] - [.K118])/[.K118]" office:value-type="percentage" office:value="-0.000390094888196687" calcext:value-type="percentage">
            <text:p>-0.039%</text:p>
          </table:table-cell>
          <table:table-cell table:style-name="ce22" table:formula="of:=[.D118]-[.L118]" office:value-type="float" office:value="0.0636544948881967" calcext:value-type="float">
            <text:p>0.06365449</text:p>
          </table:table-cell>
          <table:table-cell table:style-name="ce27" table:formula="of:=ABS([.L117]-[.L118])" office:value-type="float" office:value="0.000448130118602808" calcext:value-type="float">
            <text:p>0.0004481</text:p>
          </table:table-cell>
          <table:table-cell table:style-name="ce34" table:formula="of:=IF(([.J118] &gt; [.$P$53]);(([.$M$53]+[.J118])/[.$O$53]);(([.$L$53]-[.J118])/[.$O$53]))" office:value-type="float" office:value="0.557472191075565" calcext:value-type="float">
            <text:p>0.56</text:p>
          </table:table-cell>
          <table:table-cell table:style-name="ce42" table:formula="of:=[.O118]-[.O117]" office:value-type="float" office:value="0.0301392805223661" calcext:value-type="float">
            <text:p>0.0301</text:p>
          </table:table-cell>
          <table:table-cell table:style-name="ce45" table:number-columns-repeated="2"/>
          <table:table-cell table:style-name="ce48" table:formula="of:=[.O118] - AVERAGE([.O113:.O118])" office:value-type="float" office:value="0.501894877746998" calcext:value-type="float">
            <text:p>0.5018948777</text:p>
          </table:table-cell>
          <table:table-cell table:style-name="ce45" table:formula="of:=[.M118]-[.M117]" office:value-type="float" office:value="0.000406790118602812" calcext:value-type="float">
            <text:p>0.000</text:p>
          </table:table-cell>
          <table:table-cell table:style-name="ce45" table:formula="of:=AVERAGE([.O113:.O118])" office:value-type="float" office:value="0.0555773133285677" calcext:value-type="float">
            <text:p>0.056</text:p>
          </table:table-cell>
          <table:table-cell table:style-name="ce9"/>
          <table:table-cell table:style-name="ce14" table:formula="of:=LOG([.X118])" office:value-type="float" office:value="2.91803033678488" calcext:value-type="float">
            <text:p>2.9180303368</text:p>
          </table:table-cell>
          <table:table-cell table:style-name="ce44" table:formula="of:=[.X117]+1" office:value-type="float" office:value="828" calcext:value-type="float">
            <text:p>828</text:p>
          </table:table-cell>
          <table:table-cell table:number-columns-repeated="1000"/>
        </table:table-row>
        <table:table-row table:style-name="ro1">
          <table:table-cell table:style-name="ce1" table:formula="of:=SUM([.$B$118:.B119])" office:value-type="percentage" office:value="0.00117106928861638" calcext:value-type="percentage">
            <text:p>0.12%</text:p>
          </table:table-cell>
          <table:table-cell table:style-name="ce2" table:formula="of:=[.C119]/[.D118]" office:value-type="percentage" office:value="0.00182409064181438" calcext:value-type="percentage">
            <text:p>0.1824%</text:p>
          </table:table-cell>
          <table:table-cell table:style-name="ce6" table:formula="of:=([.D119]-[.D118])" office:value-type="float" office:value="0.000115400000000002" calcext:value-type="float">
            <text:p>0.00011540</text:p>
          </table:table-cell>
          <table:table-cell table:style-name="ce8" office:value-type="float" office:value="0.0633798" calcext:value-type="float">
            <text:p>0.0633798</text:p>
          </table:table-cell>
          <table:table-cell table:style-name="ce10" table:formula="of:=[.B119]-[.$S$2]" office:value-type="float" office:value="0.00182140546534379" calcext:value-type="float">
            <text:p>0.00182141</text:p>
          </table:table-cell>
          <table:table-cell table:style-name="ce9" table:formula="of:=SUM([.$E$3:.E119])" office:value-type="float" office:value="0.00421634423094007" calcext:value-type="float">
            <text:p>0.0042163442</text:p>
          </table:table-cell>
          <table:table-cell table:style-name="ce12" table:formula="of:=MAX([.$E$3:.E119]) - MIN([.$E$3:.E119])" office:value-type="float" office:value="0.00781998969571741" calcext:value-type="float">
            <text:p>0.007819990</text:p>
          </table:table-cell>
          <table:table-cell table:style-name="ce9" table:formula="of:=STDEV([.$E$3:.E119])" office:value-type="float" office:value="0.00131789411328442" calcext:value-type="float">
            <text:p>0.0013178941</text:p>
          </table:table-cell>
          <table:table-cell table:style-name="ce9" table:formula="of:=[.G119]/[.H119]" office:value-type="float" office:value="5.93370105905448" calcext:value-type="float">
            <text:p>5.9337010591</text:p>
          </table:table-cell>
          <table:table-cell table:style-name="ce9" table:formula="of:=SLOPE([.I104:.I119];[.W104:.W119])" office:value-type="float" office:value="9.52435296282098" calcext:value-type="float">
            <text:p>9.5243529628</text:p>
          </table:table-cell>
          <table:table-cell table:style-name="ce17" table:formula="of:=AVERAGE([.D112:.D119])" office:value-type="float" office:value="0.0633064875" calcext:value-type="float">
            <text:p>0.063306488</text:p>
          </table:table-cell>
          <table:table-cell table:style-name="ce19" table:formula="of:=([.D119] - [.K119])/[.K119]" office:value-type="percentage" office:value="0.00115805666836287" calcext:value-type="percentage">
            <text:p>0.116%</text:p>
          </table:table-cell>
          <table:table-cell table:style-name="ce22" table:formula="of:=[.D119]-[.L119]" office:value-type="float" office:value="0.0622217433316371" calcext:value-type="float">
            <text:p>0.06222174</text:p>
          </table:table-cell>
          <table:table-cell table:style-name="ce27" table:formula="of:=ABS([.L118]-[.L119])" office:value-type="float" office:value="0.00154815155655956" calcext:value-type="float">
            <text:p>0.0015482</text:p>
          </table:table-cell>
          <table:table-cell table:style-name="ce34" table:formula="of:=IF(([.J119] &gt; [.$P$53]);(([.$M$53]+[.J119])/[.$O$53]);(([.$L$53]-[.J119])/[.$O$53]))" office:value-type="float" office:value="0.5902398247034" calcext:value-type="float">
            <text:p>0.59</text:p>
          </table:table-cell>
          <table:table-cell table:style-name="ce42" table:formula="of:=[.O119]-[.O118]" office:value-type="float" office:value="0.0327676336278345" calcext:value-type="float">
            <text:p>0.0328</text:p>
          </table:table-cell>
          <table:table-cell table:style-name="ce45" table:number-columns-repeated="2"/>
          <table:table-cell table:style-name="ce48" table:formula="of:=[.O119] - AVERAGE([.O114:.O119])" office:value-type="float" office:value="0.406922723770775" calcext:value-type="float">
            <text:p>0.4069227238</text:p>
          </table:table-cell>
          <table:table-cell table:style-name="ce45" table:formula="of:=[.M119]-[.M118]" office:value-type="float" office:value="-0.00143275155655956" calcext:value-type="float">
            <text:p>-0.001</text:p>
          </table:table-cell>
          <table:table-cell table:style-name="ce45" table:formula="of:=AVERAGE([.O114:.O119])" office:value-type="float" office:value="0.183317100932625" calcext:value-type="float">
            <text:p>0.183</text:p>
          </table:table-cell>
          <table:table-cell table:style-name="ce9"/>
          <table:table-cell table:style-name="ce14" table:formula="of:=LOG([.X119])" office:value-type="float" office:value="2.91855453055027" calcext:value-type="float">
            <text:p>2.9185545306</text:p>
          </table:table-cell>
          <table:table-cell table:style-name="ce44" table:formula="of:=[.X118]+1" office:value-type="float" office:value="829" calcext:value-type="float">
            <text:p>82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20]/[.D119]" office:value-type="percentage" office:value="0" calcext:value-type="percentage">
            <text:p>0.0000%</text:p>
          </table:table-cell>
          <table:table-cell table:style-name="ce6" table:formula="of:=([.D120]-[.D119])" office:value-type="float" office:value="0" calcext:value-type="float">
            <text:p>0.00000000</text:p>
          </table:table-cell>
          <table:table-cell table:style-name="ce8" office:value-type="float" office:value="0.0633798" calcext:value-type="float">
            <text:p>0.0633798</text:p>
          </table:table-cell>
          <table:table-cell table:style-name="ce10" table:formula="of:=[.B120]-[.$S$2]" office:value-type="float" office:value="-0.00000268517647058823" calcext:value-type="float">
            <text:p>-0.00000269</text:p>
          </table:table-cell>
          <table:table-cell table:style-name="ce9" table:formula="of:=SUM([.$E$3:.E120])" office:value-type="float" office:value="0.00421365905446948" calcext:value-type="float">
            <text:p>0.0042136591</text:p>
          </table:table-cell>
          <table:table-cell table:style-name="ce12" table:formula="of:=MAX([.$E$3:.E120]) - MIN([.$E$3:.E120])" office:value-type="float" office:value="0.00781998969571741" calcext:value-type="float">
            <text:p>0.007819990</text:p>
          </table:table-cell>
          <table:table-cell table:style-name="ce9" table:formula="of:=STDEV([.$E$3:.E120])" office:value-type="float" office:value="0.00131225484285688" calcext:value-type="float">
            <text:p>0.0013122548</text:p>
          </table:table-cell>
          <table:table-cell table:style-name="ce9" table:formula="of:=[.G120]/[.H120]" office:value-type="float" office:value="5.95920048478747" calcext:value-type="float">
            <text:p>5.9592004848</text:p>
          </table:table-cell>
          <table:table-cell table:style-name="ce9" table:formula="of:=SLOPE([.I105:.I120];[.W105:.W120])" office:value-type="float" office:value="5.20821299402374" calcext:value-type="float">
            <text:p>5.208212994</text:p>
          </table:table-cell>
          <table:table-cell table:style-name="ce17" table:formula="of:=AVERAGE([.D113:.D120])" office:value-type="float" office:value="0.06332388375" calcext:value-type="float">
            <text:p>0.063323884</text:p>
          </table:table-cell>
          <table:table-cell table:style-name="ce19" table:formula="of:=([.D120] - [.K120])/[.K120]" office:value-type="percentage" office:value="0.000883019907950764" calcext:value-type="percentage">
            <text:p>0.088%</text:p>
          </table:table-cell>
          <table:table-cell table:style-name="ce22" table:formula="of:=[.D120]-[.L120]" office:value-type="float" office:value="0.0624967800920492" calcext:value-type="float">
            <text:p>0.06249678</text:p>
          </table:table-cell>
          <table:table-cell table:style-name="ce27" table:formula="of:=ABS([.L119]-[.L120])" office:value-type="float" office:value="0.000275036760412106" calcext:value-type="float">
            <text:p>0.0002750</text:p>
          </table:table-cell>
          <table:table-cell table:style-name="ce34" table:formula="of:=IF(([.J120] &gt; [.$P$53]);(([.$M$53]+[.J120])/[.$O$53]);(([.$L$53]-[.J120])/[.$O$53]))" office:value-type="float" office:value="0.613484663819468" calcext:value-type="float">
            <text:p>0.61</text:p>
          </table:table-cell>
          <table:table-cell table:style-name="ce42" table:formula="of:=[.O120]-[.O119]" office:value-type="float" office:value="0.0232448391160681" calcext:value-type="float">
            <text:p>0.0232</text:p>
          </table:table-cell>
          <table:table-cell table:style-name="ce45" table:number-columns-repeated="2"/>
          <table:table-cell table:style-name="ce48" table:formula="of:=[.O120] - AVERAGE([.O115:.O120])" office:value-type="float" office:value="0.298188700599026" calcext:value-type="float">
            <text:p>0.2981887006</text:p>
          </table:table-cell>
          <table:table-cell table:style-name="ce45" table:formula="of:=[.M120]-[.M119]" office:value-type="float" office:value="0.000275036760412108" calcext:value-type="float">
            <text:p>0.000</text:p>
          </table:table-cell>
          <table:table-cell table:style-name="ce45" table:formula="of:=AVERAGE([.O115:.O120])" office:value-type="float" office:value="0.315295963220442" calcext:value-type="float">
            <text:p>0.315</text:p>
          </table:table-cell>
          <table:table-cell table:style-name="ce9"/>
          <table:table-cell table:style-name="ce14" table:formula="of:=LOG([.X120])" office:value-type="float" office:value="2.91907809237607" calcext:value-type="float">
            <text:p>2.9190780924</text:p>
          </table:table-cell>
          <table:table-cell table:style-name="ce44" table:formula="of:=[.X119]+1" office:value-type="float" office:value="830" calcext:value-type="float">
            <text:p>83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21]/[.D120]" office:value-type="percentage" office:value="-0.00250269013155608" calcext:value-type="percentage">
            <text:p>-0.2503%</text:p>
          </table:table-cell>
          <table:table-cell table:style-name="ce6" table:formula="of:=([.D121]-[.D120])" office:value-type="float" office:value="-0.000158619999999998" calcext:value-type="float">
            <text:p>-0.00015862</text:p>
          </table:table-cell>
          <table:table-cell table:style-name="ce8" office:value-type="float" office:value="0.06322118" calcext:value-type="float">
            <text:p>0.06322118</text:p>
          </table:table-cell>
          <table:table-cell table:style-name="ce10" table:formula="of:=[.B121]-[.$S$2]" office:value-type="float" office:value="-0.00250537530802667" calcext:value-type="float">
            <text:p>-0.00250538</text:p>
          </table:table-cell>
          <table:table-cell table:style-name="ce9" table:formula="of:=SUM([.$E$3:.E121])" office:value-type="float" office:value="0.00170828374644281" calcext:value-type="float">
            <text:p>0.0017082837</text:p>
          </table:table-cell>
          <table:table-cell table:style-name="ce12" table:formula="of:=MAX([.$E$3:.E121]) - MIN([.$E$3:.E121])" office:value-type="float" office:value="0.00781998969571741" calcext:value-type="float">
            <text:p>0.007819990</text:p>
          </table:table-cell>
          <table:table-cell table:style-name="ce9" table:formula="of:=STDEV([.$E$3:.E121])" office:value-type="float" office:value="0.00132728326554346" calcext:value-type="float">
            <text:p>0.0013272833</text:p>
          </table:table-cell>
          <table:table-cell table:style-name="ce9" table:formula="of:=[.G121]/[.H121]" office:value-type="float" office:value="5.89172627933006" calcext:value-type="float">
            <text:p>5.8917262793</text:p>
          </table:table-cell>
          <table:table-cell table:style-name="ce9" table:formula="of:=SLOPE([.I106:.I121];[.W106:.W121])" office:value-type="float" office:value="-1.17320883656808" calcext:value-type="float">
            <text:p>-1.1732088366</text:p>
          </table:table-cell>
          <table:table-cell table:style-name="ce17" table:formula="of:=AVERAGE([.D114:.D121])" office:value-type="float" office:value="0.0633155075" calcext:value-type="float">
            <text:p>0.063315508</text:p>
          </table:table-cell>
          <table:table-cell table:style-name="ce19" table:formula="of:=([.D121] - [.K121])/[.K121]" office:value-type="percentage" office:value="-0.00148980089909239" calcext:value-type="percentage">
            <text:p>-0.149%</text:p>
          </table:table-cell>
          <table:table-cell table:style-name="ce22" table:formula="of:=[.D121]-[.L121]" office:value-type="float" office:value="0.0647109808990924" calcext:value-type="float">
            <text:p>0.06471098</text:p>
          </table:table-cell>
          <table:table-cell table:style-name="ce27" table:formula="of:=ABS([.L120]-[.L121])" office:value-type="float" office:value="0.00237282080704315" calcext:value-type="float">
            <text:p>0.0023728</text:p>
          </table:table-cell>
          <table:table-cell table:style-name="ce34" table:formula="of:=IF(([.J121] &gt; [.$P$53]);(([.$M$53]+[.J121])/[.$O$53]);(([.$L$53]-[.J121])/[.$O$53]))" office:value-type="float" office:value="0.647852206312583" calcext:value-type="float">
            <text:p>0.65</text:p>
          </table:table-cell>
          <table:table-cell table:style-name="ce42" table:formula="of:=[.O121]-[.O120]" office:value-type="float" office:value="0.0343675424931149" calcext:value-type="float">
            <text:p>0.0344</text:p>
          </table:table-cell>
          <table:table-cell table:style-name="ce45" table:number-columns-repeated="2"/>
          <table:table-cell table:style-name="ce48" table:formula="of:=[.O121] - AVERAGE([.O116:.O121])" office:value-type="float" office:value="0.194113916038078" calcext:value-type="float">
            <text:p>0.1941139160</text:p>
          </table:table-cell>
          <table:table-cell table:style-name="ce45" table:formula="of:=[.M121]-[.M120]" office:value-type="float" office:value="0.00221420080704316" calcext:value-type="float">
            <text:p>0.002</text:p>
          </table:table-cell>
          <table:table-cell table:style-name="ce45" table:formula="of:=AVERAGE([.O116:.O121])" office:value-type="float" office:value="0.453738290274505" calcext:value-type="float">
            <text:p>0.454</text:p>
          </table:table-cell>
          <table:table-cell table:style-name="ce9"/>
          <table:table-cell table:style-name="ce14" table:formula="of:=LOG([.X121])" office:value-type="float" office:value="2.91960102378411" calcext:value-type="float">
            <text:p>2.9196010238</text:p>
          </table:table-cell>
          <table:table-cell table:style-name="ce44" table:formula="of:=[.X120]+1" office:value-type="float" office:value="831" calcext:value-type="float">
            <text:p>83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22]/[.D121]" office:value-type="percentage" office:value="0.00190774673930466" calcext:value-type="percentage">
            <text:p>0.1908%</text:p>
          </table:table-cell>
          <table:table-cell table:style-name="ce6" table:formula="of:=([.D122]-[.D121])" office:value-type="float" office:value="0.000120609999999993" calcext:value-type="float">
            <text:p>0.00012061</text:p>
          </table:table-cell>
          <table:table-cell table:style-name="ce8" office:value-type="float" office:value="0.06334179" calcext:value-type="float">
            <text:p>0.06334179</text:p>
          </table:table-cell>
          <table:table-cell table:style-name="ce10" table:formula="of:=[.B122]-[.$S$2]" office:value-type="float" office:value="0.00190506156283408" calcext:value-type="float">
            <text:p>0.00190506</text:p>
          </table:table-cell>
          <table:table-cell table:style-name="ce9" table:formula="of:=SUM([.$E$3:.E122])" office:value-type="float" office:value="0.00361334530927689" calcext:value-type="float">
            <text:p>0.0036133453</text:p>
          </table:table-cell>
          <table:table-cell table:style-name="ce12" table:formula="of:=MAX([.$E$3:.E122]) - MIN([.$E$3:.E122])" office:value-type="float" office:value="0.00781998969571741" calcext:value-type="float">
            <text:p>0.007819990</text:p>
          </table:table-cell>
          <table:table-cell table:style-name="ce9" table:formula="of:=STDEV([.$E$3:.E122])" office:value-type="float" office:value="0.00133291656780232" calcext:value-type="float">
            <text:p>0.0013329166</text:p>
          </table:table-cell>
          <table:table-cell table:style-name="ce9" table:formula="of:=[.G122]/[.H122]" office:value-type="float" office:value="5.86682608995613" calcext:value-type="float">
            <text:p>5.86682609</text:p>
          </table:table-cell>
          <table:table-cell table:style-name="ce9" table:formula="of:=SLOPE([.I107:.I122];[.W107:.W122])" office:value-type="float" office:value="-7.30903887922592" calcext:value-type="float">
            <text:p>-7.3090388792</text:p>
          </table:table-cell>
          <table:table-cell table:style-name="ce17" table:formula="of:=AVERAGE([.D115:.D122])" office:value-type="float" office:value="0.06331073125" calcext:value-type="float">
            <text:p>0.063310731</text:p>
          </table:table-cell>
          <table:table-cell table:style-name="ce19" table:formula="of:=([.D122] - [.K122])/[.K122]" office:value-type="percentage" office:value="0.000490576390238632" calcext:value-type="percentage">
            <text:p>0.049%</text:p>
          </table:table-cell>
          <table:table-cell table:style-name="ce22" table:formula="of:=[.D122]-[.L122]" office:value-type="float" office:value="0.0628512136097614" calcext:value-type="float">
            <text:p>0.06285121</text:p>
          </table:table-cell>
          <table:table-cell table:style-name="ce27" table:formula="of:=ABS([.L121]-[.L122])" office:value-type="float" office:value="0.00198037728933102" calcext:value-type="float">
            <text:p>0.0019804</text:p>
          </table:table-cell>
          <table:table-cell table:style-name="ce34" table:formula="of:=IF(([.J122] &gt; [.$P$53]);(([.$M$53]+[.J122])/[.$O$53]);(([.$L$53]-[.J122])/[.$O$53]))" office:value-type="float" office:value="0.680897099021394" calcext:value-type="float">
            <text:p>0.68</text:p>
          </table:table-cell>
          <table:table-cell table:style-name="ce42" table:formula="of:=[.O122]-[.O121]" office:value-type="float" office:value="0.0330448927088116" calcext:value-type="float">
            <text:p>0.0330</text:p>
          </table:table-cell>
          <table:table-cell table:style-name="ce45" table:number-columns-repeated="2"/>
          <table:table-cell table:style-name="ce48" table:formula="of:=[.O122] - AVERAGE([.O117:.O122])" office:value-type="float" office:value="0.0780172831071262" calcext:value-type="float">
            <text:p>0.0780172831</text:p>
          </table:table-cell>
          <table:table-cell table:style-name="ce45" table:formula="of:=[.M122]-[.M121]" office:value-type="float" office:value="-0.00185976728933103" calcext:value-type="float">
            <text:p>-0.002</text:p>
          </table:table-cell>
          <table:table-cell table:style-name="ce45" table:formula="of:=AVERAGE([.O117:.O122])" office:value-type="float" office:value="0.602879815914268" calcext:value-type="float">
            <text:p>0.603</text:p>
          </table:table-cell>
          <table:table-cell table:style-name="ce9"/>
          <table:table-cell table:style-name="ce14" table:formula="of:=LOG([.X122])" office:value-type="float" office:value="2.92012332629072" calcext:value-type="float">
            <text:p>2.9201233263</text:p>
          </table:table-cell>
          <table:table-cell table:style-name="ce44" table:formula="of:=[.X121]+1" office:value-type="float" office:value="832" calcext:value-type="float">
            <text:p>83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23]/[.D122]" office:value-type="percentage" office:value="-0.000991288689504877" calcext:value-type="percentage">
            <text:p>-0.0991%</text:p>
          </table:table-cell>
          <table:table-cell table:style-name="ce6" table:formula="of:=([.D123]-[.D122])" office:value-type="float" office:value="-0.0000627899999999931" calcext:value-type="float">
            <text:p>-0.00006279</text:p>
          </table:table-cell>
          <table:table-cell table:style-name="ce8" office:value-type="float" office:value="0.063279" calcext:value-type="float">
            <text:p>0.063279</text:p>
          </table:table-cell>
          <table:table-cell table:style-name="ce10" table:formula="of:=[.B123]-[.$S$2]" office:value-type="float" office:value="-0.000993973865975465" calcext:value-type="float">
            <text:p>-0.00099397</text:p>
          </table:table-cell>
          <table:table-cell table:style-name="ce9" table:formula="of:=SUM([.$E$3:.E123])" office:value-type="float" office:value="0.00261937144330142" calcext:value-type="float">
            <text:p>0.0026193714</text:p>
          </table:table-cell>
          <table:table-cell table:style-name="ce12" table:formula="of:=MAX([.$E$3:.E123]) - MIN([.$E$3:.E123])" office:value-type="float" office:value="0.00781998969571741" calcext:value-type="float">
            <text:p>0.007819990</text:p>
          </table:table-cell>
          <table:table-cell table:style-name="ce9" table:formula="of:=STDEV([.$E$3:.E123])" office:value-type="float" office:value="0.0013306120318523" calcext:value-type="float">
            <text:p>0.001330612</text:p>
          </table:table-cell>
          <table:table-cell table:style-name="ce9" table:formula="of:=[.G123]/[.H123]" office:value-type="float" office:value="5.8769870619849" calcext:value-type="float">
            <text:p>5.876987062</text:p>
          </table:table-cell>
          <table:table-cell table:style-name="ce9" table:formula="of:=SLOPE([.I108:.I123];[.W108:.W123])" office:value-type="float" office:value="-12.2514316176872" calcext:value-type="float">
            <text:p>-12.2514316177</text:p>
          </table:table-cell>
          <table:table-cell table:style-name="ce17" table:formula="of:=AVERAGE([.D116:.D123])" office:value-type="float" office:value="0.06329810625" calcext:value-type="float">
            <text:p>0.063298106</text:p>
          </table:table-cell>
          <table:table-cell table:style-name="ce19" table:formula="of:=([.D123] - [.K123])/[.K123]" office:value-type="percentage" office:value="-0.000301845523222075" calcext:value-type="percentage">
            <text:p>-0.030%</text:p>
          </table:table-cell>
          <table:table-cell table:style-name="ce22" table:formula="of:=[.D123]-[.L123]" office:value-type="float" office:value="0.0635808455232221" calcext:value-type="float">
            <text:p>0.06358085</text:p>
          </table:table-cell>
          <table:table-cell table:style-name="ce27" table:formula="of:=ABS([.L122]-[.L123])" office:value-type="float" office:value="0.000792421913460707" calcext:value-type="float">
            <text:p>0.0007924</text:p>
          </table:table-cell>
          <table:table-cell table:style-name="ce34" table:formula="of:=IF(([.J123] &gt; [.$P$53]);(([.$M$53]+[.J123])/[.$O$53]);(([.$L$53]-[.J123])/[.$O$53]))" office:value-type="float" office:value="0.70751466121458" calcext:value-type="float">
            <text:p>0.71</text:p>
          </table:table-cell>
          <table:table-cell table:style-name="ce42" table:formula="of:=[.O123]-[.O122]" office:value-type="float" office:value="0.0266175621931858" calcext:value-type="float">
            <text:p>0.0266</text:p>
          </table:table-cell>
          <table:table-cell table:style-name="ce45" table:number-columns-repeated="2"/>
          <table:table-cell table:style-name="ce48" table:formula="of:=[.O123] - AVERAGE([.O118:.O123])" office:value-type="float" office:value="0.0746045535234151" calcext:value-type="float">
            <text:p>0.0746045535</text:p>
          </table:table-cell>
          <table:table-cell table:style-name="ce45" table:formula="of:=[.M123]-[.M122]" office:value-type="float" office:value="0.000729631913460704" calcext:value-type="float">
            <text:p>0.001</text:p>
          </table:table-cell>
          <table:table-cell table:style-name="ce45" table:formula="of:=AVERAGE([.O118:.O123])" office:value-type="float" office:value="0.632910107691165" calcext:value-type="float">
            <text:p>0.633</text:p>
          </table:table-cell>
          <table:table-cell table:style-name="ce9"/>
          <table:table-cell table:style-name="ce14" table:formula="of:=LOG([.X123])" office:value-type="float" office:value="2.92064500140679" calcext:value-type="float">
            <text:p>2.9206450014</text:p>
          </table:table-cell>
          <table:table-cell table:style-name="ce44" table:formula="of:=[.X122]+1" office:value-type="float" office:value="833" calcext:value-type="float">
            <text:p>83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24]/[.D123]" office:value-type="percentage" office:value="0.00190410720776246" calcext:value-type="percentage">
            <text:p>0.1904%</text:p>
          </table:table-cell>
          <table:table-cell table:style-name="ce6" table:formula="of:=([.D124]-[.D123])" office:value-type="float" office:value="0.000120490000000001" calcext:value-type="float">
            <text:p>0.00012049</text:p>
          </table:table-cell>
          <table:table-cell table:style-name="ce8" office:value-type="float" office:value="0.06339949" calcext:value-type="float">
            <text:p>0.06339949</text:p>
          </table:table-cell>
          <table:table-cell table:style-name="ce10" table:formula="of:=[.B124]-[.$S$2]" office:value-type="float" office:value="0.00190142203129187" calcext:value-type="float">
            <text:p>0.00190142</text:p>
          </table:table-cell>
          <table:table-cell table:style-name="ce9" table:formula="of:=SUM([.$E$3:.E124])" office:value-type="float" office:value="0.0045207934745933" calcext:value-type="float">
            <text:p>0.0045207935</text:p>
          </table:table-cell>
          <table:table-cell table:style-name="ce12" table:formula="of:=MAX([.$E$3:.E124]) - MIN([.$E$3:.E124])" office:value-type="float" office:value="0.00781998969571741" calcext:value-type="float">
            <text:p>0.007819990</text:p>
          </table:table-cell>
          <table:table-cell table:style-name="ce9" table:formula="of:=STDEV([.$E$3:.E124])" office:value-type="float" office:value="0.00133598632126826" calcext:value-type="float">
            <text:p>0.0013359863</text:p>
          </table:table-cell>
          <table:table-cell table:style-name="ce9" table:formula="of:=[.G124]/[.H124]" office:value-type="float" office:value="5.853345630286" calcext:value-type="float">
            <text:p>5.8533456303</text:p>
          </table:table-cell>
          <table:table-cell table:style-name="ce9" table:formula="of:=SLOPE([.I109:.I124];[.W109:.W124])" office:value-type="float" office:value="-16.7665939134685" calcext:value-type="float">
            <text:p>-16.7665939135</text:p>
          </table:table-cell>
          <table:table-cell table:style-name="ce17" table:formula="of:=AVERAGE([.D117:.D124])" office:value-type="float" office:value="0.0633214" calcext:value-type="float">
            <text:p>0.063321400</text:p>
          </table:table-cell>
          <table:table-cell table:style-name="ce19" table:formula="of:=([.D124] - [.K124])/[.K124]" office:value-type="percentage" office:value="0.00123323236694076" calcext:value-type="percentage">
            <text:p>0.123%</text:p>
          </table:table-cell>
          <table:table-cell table:style-name="ce22" table:formula="of:=[.D124]-[.L124]" office:value-type="float" office:value="0.0621662576330592" calcext:value-type="float">
            <text:p>0.06216626</text:p>
          </table:table-cell>
          <table:table-cell table:style-name="ce27" table:formula="of:=ABS([.L123]-[.L124])" office:value-type="float" office:value="0.00153507789016284" calcext:value-type="float">
            <text:p>0.0015351</text:p>
          </table:table-cell>
          <table:table-cell table:style-name="ce34" table:formula="of:=IF(([.J124] &gt; [.$P$53]);(([.$M$53]+[.J124])/[.$O$53]);(([.$L$53]-[.J124])/[.$O$53]))" office:value-type="float" office:value="0.731831347398791" calcext:value-type="float">
            <text:p>0.73</text:p>
          </table:table-cell>
          <table:table-cell table:style-name="ce42" table:formula="of:=[.O124]-[.O123]" office:value-type="float" office:value="0.0243166861842108" calcext:value-type="float">
            <text:p>0.0243</text:p>
          </table:table-cell>
          <table:table-cell table:style-name="ce45" table:number-columns-repeated="2"/>
          <table:table-cell table:style-name="ce48" table:formula="of:=[.O124] - AVERAGE([.O119:.O124])" office:value-type="float" office:value="0.0698613803204217" calcext:value-type="float">
            <text:p>0.0698613803</text:p>
          </table:table-cell>
          <table:table-cell table:style-name="ce45" table:formula="of:=[.M124]-[.M123]" office:value-type="float" office:value="-0.00141458789016283" calcext:value-type="float">
            <text:p>-0.001</text:p>
          </table:table-cell>
          <table:table-cell table:style-name="ce45" table:formula="of:=AVERAGE([.O119:.O124])" office:value-type="float" office:value="0.661969967078369" calcext:value-type="float">
            <text:p>0.662</text:p>
          </table:table-cell>
          <table:table-cell table:style-name="ce9"/>
          <table:table-cell table:style-name="ce14" table:formula="of:=LOG([.X124])" office:value-type="float" office:value="2.92116605063774" calcext:value-type="float">
            <text:p>2.9211660506</text:p>
          </table:table-cell>
          <table:table-cell table:style-name="ce44" table:formula="of:=[.X123]+1" office:value-type="float" office:value="834" calcext:value-type="float">
            <text:p>83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25]/[.D124]" office:value-type="percentage" office:value="-0.00108518223096129" calcext:value-type="percentage">
            <text:p>-0.1085%</text:p>
          </table:table-cell>
          <table:table-cell table:style-name="ce6" table:formula="of:=([.D125]-[.D124])" office:value-type="float" office:value="-0.0000688000000000077" calcext:value-type="float">
            <text:p>-0.00006880</text:p>
          </table:table-cell>
          <table:table-cell table:style-name="ce8" office:value-type="float" office:value="0.06333069" calcext:value-type="float">
            <text:p>0.06333069</text:p>
          </table:table-cell>
          <table:table-cell table:style-name="ce10" table:formula="of:=[.B125]-[.$S$2]" office:value-type="float" office:value="-0.00108786740743187" calcext:value-type="float">
            <text:p>-0.00108787</text:p>
          </table:table-cell>
          <table:table-cell table:style-name="ce9" table:formula="of:=SUM([.$E$3:.E125])" office:value-type="float" office:value="0.00343292606716143" calcext:value-type="float">
            <text:p>0.0034329261</text:p>
          </table:table-cell>
          <table:table-cell table:style-name="ce12" table:formula="of:=MAX([.$E$3:.E125]) - MIN([.$E$3:.E125])" office:value-type="float" office:value="0.00781998969571741" calcext:value-type="float">
            <text:p>0.007819990</text:p>
          </table:table-cell>
          <table:table-cell table:style-name="ce9" table:formula="of:=STDEV([.$E$3:.E125])" office:value-type="float" office:value="0.00133436040201042" calcext:value-type="float">
            <text:p>0.0013343604</text:p>
          </table:table-cell>
          <table:table-cell table:style-name="ce9" table:formula="of:=[.G125]/[.H125]" office:value-type="float" office:value="5.86047793679684" calcext:value-type="float">
            <text:p>5.8604779368</text:p>
          </table:table-cell>
          <table:table-cell table:style-name="ce9" table:formula="of:=SLOPE([.I110:.I125];[.W110:.W125])" office:value-type="float" office:value="-19.3383423872998" calcext:value-type="float">
            <text:p>-19.3383423873</text:p>
          </table:table-cell>
          <table:table-cell table:style-name="ce17" table:formula="of:=AVERAGE([.D118:.D125])" office:value-type="float" office:value="0.06332451875" calcext:value-type="float">
            <text:p>0.063324519</text:p>
          </table:table-cell>
          <table:table-cell table:style-name="ce19" table:formula="of:=([.D125] - [.K125])/[.K125]" office:value-type="percentage" office:value="0.0000974543529395901" calcext:value-type="percentage">
            <text:p>0.010%</text:p>
          </table:table-cell>
          <table:table-cell table:style-name="ce22" table:formula="of:=[.D125]-[.L125]" office:value-type="float" office:value="0.0632332356470604" calcext:value-type="float">
            <text:p>0.06323324</text:p>
          </table:table-cell>
          <table:table-cell table:style-name="ce27" table:formula="of:=ABS([.L124]-[.L125])" office:value-type="float" office:value="0.00113577801400117" calcext:value-type="float">
            <text:p>0.0011358</text:p>
          </table:table-cell>
          <table:table-cell table:style-name="ce34" table:formula="of:=IF(([.J125] &gt; [.$P$53]);(([.$M$53]+[.J125])/[.$O$53]);(([.$L$53]-[.J125])/[.$O$53]))" office:value-type="float" office:value="0.745681658082265" calcext:value-type="float">
            <text:p>0.75</text:p>
          </table:table-cell>
          <table:table-cell table:style-name="ce42" table:formula="of:=[.O125]-[.O124]" office:value-type="float" office:value="0.0138503106834743" calcext:value-type="float">
            <text:p>0.0139</text:p>
          </table:table-cell>
          <table:table-cell table:style-name="ce45" table:number-columns-repeated="2"/>
          <table:table-cell table:style-name="ce48" table:formula="of:=[.O125] - AVERAGE([.O120:.O125])" office:value-type="float" office:value="0.057804718774085" calcext:value-type="float">
            <text:p>0.0578047188</text:p>
          </table:table-cell>
          <table:table-cell table:style-name="ce45" table:formula="of:=[.M125]-[.M124]" office:value-type="float" office:value="0.00106697801400116" calcext:value-type="float">
            <text:p>0.001</text:p>
          </table:table-cell>
          <table:table-cell table:style-name="ce45" table:formula="of:=AVERAGE([.O120:.O125])" office:value-type="float" office:value="0.68787693930818" calcext:value-type="float">
            <text:p>0.688</text:p>
          </table:table-cell>
          <table:table-cell table:style-name="ce9"/>
          <table:table-cell table:style-name="ce14" table:formula="of:=LOG([.X125])" office:value-type="float" office:value="2.9216864754836" calcext:value-type="float">
            <text:p>2.9216864755</text:p>
          </table:table-cell>
          <table:table-cell table:style-name="ce44" table:formula="of:=[.X124]+1" office:value-type="float" office:value="835" calcext:value-type="float">
            <text:p>83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26]/[.D125]" office:value-type="percentage" office:value="0.00130521237017964" calcext:value-type="percentage">
            <text:p>0.1305%</text:p>
          </table:table-cell>
          <table:table-cell table:style-name="ce6" table:formula="of:=([.D126]-[.D125])" office:value-type="float" office:value="0.0000826600000000122" calcext:value-type="float">
            <text:p>0.00008266</text:p>
          </table:table-cell>
          <table:table-cell table:style-name="ce8" office:value-type="float" office:value="0.06341335" calcext:value-type="float">
            <text:p>0.06341335</text:p>
          </table:table-cell>
          <table:table-cell table:style-name="ce10" table:formula="of:=[.B126]-[.$S$2]" office:value-type="float" office:value="0.00130252719370905" calcext:value-type="float">
            <text:p>0.00130253</text:p>
          </table:table-cell>
          <table:table-cell table:style-name="ce9" table:formula="of:=SUM([.$E$3:.E126])" office:value-type="float" office:value="0.00473545326087048" calcext:value-type="float">
            <text:p>0.0047354533</text:p>
          </table:table-cell>
          <table:table-cell table:style-name="ce12" table:formula="of:=MAX([.$E$3:.E126]) - MIN([.$E$3:.E126])" office:value-type="float" office:value="0.00781998969571741" calcext:value-type="float">
            <text:p>0.007819990</text:p>
          </table:table-cell>
          <table:table-cell table:style-name="ce9" table:formula="of:=STDEV([.$E$3:.E126])" office:value-type="float" office:value="0.00133384554487495" calcext:value-type="float">
            <text:p>0.0013338455</text:p>
          </table:table-cell>
          <table:table-cell table:style-name="ce9" table:formula="of:=[.G126]/[.H126]" office:value-type="float" office:value="5.86274004944894" calcext:value-type="float">
            <text:p>5.8627400494</text:p>
          </table:table-cell>
          <table:table-cell table:style-name="ce9" table:formula="of:=SLOPE([.I111:.I126];[.W111:.W126])" office:value-type="float" office:value="-19.904938335004" calcext:value-type="float">
            <text:p>-19.904938335</text:p>
          </table:table-cell>
          <table:table-cell table:style-name="ce17" table:formula="of:=AVERAGE([.D119:.D126])" office:value-type="float" office:value="0.0633431375" calcext:value-type="float">
            <text:p>0.063343138</text:p>
          </table:table-cell>
          <table:table-cell table:style-name="ce19" table:formula="of:=([.D126] - [.K126])/[.K126]" office:value-type="percentage" office:value="0.00110844683056629" calcext:value-type="percentage">
            <text:p>0.111%</text:p>
          </table:table-cell>
          <table:table-cell table:style-name="ce22" table:formula="of:=[.D126]-[.L126]" office:value-type="float" office:value="0.0623049031694337" calcext:value-type="float">
            <text:p>0.06230490</text:p>
          </table:table-cell>
          <table:table-cell table:style-name="ce27" table:formula="of:=ABS([.L125]-[.L126])" office:value-type="float" office:value="0.0010109924776267" calcext:value-type="float">
            <text:p>0.0010110</text:p>
          </table:table-cell>
          <table:table-cell table:style-name="ce34" table:formula="of:=IF(([.J126] &gt; [.$P$53]);(([.$M$53]+[.J126])/[.$O$53]);(([.$L$53]-[.J126])/[.$O$53]))" office:value-type="float" office:value="0.748733095649956" calcext:value-type="float">
            <text:p>0.75</text:p>
          </table:table-cell>
          <table:table-cell table:style-name="ce42" table:formula="of:=[.O126]-[.O125]" office:value-type="float" office:value="0.00305143756769066" calcext:value-type="float">
            <text:p>0.0031</text:p>
          </table:table-cell>
          <table:table-cell table:style-name="ce45" table:number-columns-repeated="2"/>
          <table:table-cell table:style-name="ce48" table:formula="of:=[.O126] - AVERAGE([.O121:.O126])" office:value-type="float" office:value="0.0383147510366943" calcext:value-type="float">
            <text:p>0.0383147510</text:p>
          </table:table-cell>
          <table:table-cell table:style-name="ce45" table:formula="of:=[.M126]-[.M125]" office:value-type="float" office:value="-0.000928332477626685" calcext:value-type="float">
            <text:p>-0.001</text:p>
          </table:table-cell>
          <table:table-cell table:style-name="ce45" table:formula="of:=AVERAGE([.O121:.O126])" office:value-type="float" office:value="0.710418344613262" calcext:value-type="float">
            <text:p>0.710</text:p>
          </table:table-cell>
          <table:table-cell table:style-name="ce9"/>
          <table:table-cell table:style-name="ce14" table:formula="of:=LOG([.X126])" office:value-type="float" office:value="2.92220627743902" calcext:value-type="float">
            <text:p>2.9222062774</text:p>
          </table:table-cell>
          <table:table-cell table:style-name="ce44" table:formula="of:=[.X125]+1" office:value-type="float" office:value="836" calcext:value-type="float">
            <text:p>83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27]/[.D126]" office:value-type="percentage" office:value="0.000246793459105883" calcext:value-type="percentage">
            <text:p>0.0247%</text:p>
          </table:table-cell>
          <table:table-cell table:style-name="ce6" table:formula="of:=([.D127]-[.D126])" office:value-type="float" office:value="0.0000156499999999921" calcext:value-type="float">
            <text:p>0.00001565</text:p>
          </table:table-cell>
          <table:table-cell table:style-name="ce8" office:value-type="float" office:value="0.063429" calcext:value-type="float">
            <text:p>0.063429</text:p>
          </table:table-cell>
          <table:table-cell table:style-name="ce10" table:formula="of:=[.B127]-[.$S$2]" office:value-type="float" office:value="0.000244108282635295" calcext:value-type="float">
            <text:p>0.00024411</text:p>
          </table:table-cell>
          <table:table-cell table:style-name="ce9" table:formula="of:=SUM([.$E$3:.E127])" office:value-type="float" office:value="0.00497956154350578" calcext:value-type="float">
            <text:p>0.0049795615</text:p>
          </table:table-cell>
          <table:table-cell table:style-name="ce12" table:formula="of:=MAX([.$E$3:.E127]) - MIN([.$E$3:.E127])" office:value-type="float" office:value="0.00781998969571741" calcext:value-type="float">
            <text:p>0.007819990</text:p>
          </table:table-cell>
          <table:table-cell table:style-name="ce9" table:formula="of:=STDEV([.$E$3:.E127])" office:value-type="float" office:value="0.00132858391686461" calcext:value-type="float">
            <text:p>0.0013285839</text:p>
          </table:table-cell>
          <table:table-cell table:style-name="ce9" table:formula="of:=[.G127]/[.H127]" office:value-type="float" office:value="5.88595842268826" calcext:value-type="float">
            <text:p>5.8859584227</text:p>
          </table:table-cell>
          <table:table-cell table:style-name="ce9" table:formula="of:=SLOPE([.I112:.I127];[.W112:.W127])" office:value-type="float" office:value="-20.662741220381" calcext:value-type="float">
            <text:p>-20.6627412204</text:p>
          </table:table-cell>
          <table:table-cell table:style-name="ce17" table:formula="of:=AVERAGE([.D120:.D127])" office:value-type="float" office:value="0.0633492875" calcext:value-type="float">
            <text:p>0.063349288</text:p>
          </table:table-cell>
          <table:table-cell table:style-name="ce19" table:formula="of:=([.D127] - [.K127])/[.K127]" office:value-type="percentage" office:value="0.00125830144498439" calcext:value-type="percentage">
            <text:p>0.126%</text:p>
          </table:table-cell>
          <table:table-cell table:style-name="ce22" table:formula="of:=[.D127]-[.L127]" office:value-type="float" office:value="0.0621706985550156" calcext:value-type="float">
            <text:p>0.06217070</text:p>
          </table:table-cell>
          <table:table-cell table:style-name="ce27" table:formula="of:=ABS([.L126]-[.L127])" office:value-type="float" office:value="0.000149854614418098" calcext:value-type="float">
            <text:p>0.0001499</text:p>
          </table:table-cell>
          <table:table-cell table:style-name="ce34" table:formula="of:=IF(([.J127] &gt; [.$P$53]);(([.$M$53]+[.J127])/[.$O$53]);(([.$L$53]-[.J127])/[.$O$53]))" office:value-type="float" office:value="0.752814290022619" calcext:value-type="float">
            <text:p>0.75</text:p>
          </table:table-cell>
          <table:table-cell table:style-name="ce42" table:formula="of:=[.O127]-[.O126]" office:value-type="float" office:value="0.00408119437266286" calcext:value-type="float">
            <text:p>0.0041</text:p>
          </table:table-cell>
          <table:table-cell table:style-name="ce45" table:number-columns-repeated="2"/>
          <table:table-cell table:style-name="ce48" table:formula="of:=[.O127] - AVERAGE([.O122:.O127])" office:value-type="float" office:value="0.024902264791018" calcext:value-type="float">
            <text:p>0.0249022648</text:p>
          </table:table-cell>
          <table:table-cell table:style-name="ce45" table:formula="of:=[.M127]-[.M126]" office:value-type="float" office:value="-0.000134204614418106" calcext:value-type="float">
            <text:p>0.000</text:p>
          </table:table-cell>
          <table:table-cell table:style-name="ce45" table:formula="of:=AVERAGE([.O122:.O127])" office:value-type="float" office:value="0.727912025231601" calcext:value-type="float">
            <text:p>0.728</text:p>
          </table:table-cell>
          <table:table-cell table:style-name="ce9"/>
          <table:table-cell table:style-name="ce14" table:formula="of:=LOG([.X127])" office:value-type="float" office:value="2.92272545799326" calcext:value-type="float">
            <text:p>2.922725458</text:p>
          </table:table-cell>
          <table:table-cell table:style-name="ce44" table:formula="of:=[.X126]+1" office:value-type="float" office:value="837" calcext:value-type="float">
            <text:p>83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28]/[.D127]" office:value-type="percentage" office:value="-0.000000157656592327428" calcext:value-type="percentage">
            <text:p>0.0000%</text:p>
          </table:table-cell>
          <table:table-cell table:style-name="ce6" table:formula="of:=([.D128]-[.D127])" office:value-type="float" office:value="-0.00000000999999999473644" calcext:value-type="float">
            <text:p>-0.00000001</text:p>
          </table:table-cell>
          <table:table-cell table:style-name="ce8" office:value-type="float" office:value="0.06342899" calcext:value-type="float">
            <text:p>0.06342899</text:p>
          </table:table-cell>
          <table:table-cell table:style-name="ce10" table:formula="of:=[.B128]-[.$S$2]" office:value-type="float" office:value="-0.00000284283306291566" calcext:value-type="float">
            <text:p>-0.00000284</text:p>
          </table:table-cell>
          <table:table-cell table:style-name="ce9" table:formula="of:=SUM([.$E$3:.E128])" office:value-type="float" office:value="0.00497671871044286" calcext:value-type="float">
            <text:p>0.0049767187</text:p>
          </table:table-cell>
          <table:table-cell table:style-name="ce12" table:formula="of:=MAX([.$E$3:.E128]) - MIN([.$E$3:.E128])" office:value-type="float" office:value="0.00781998969571741" calcext:value-type="float">
            <text:p>0.007819990</text:p>
          </table:table-cell>
          <table:table-cell table:style-name="ce9" table:formula="of:=STDEV([.$E$3:.E128])" office:value-type="float" office:value="0.00132326437226439" calcext:value-type="float">
            <text:p>0.0013232644</text:p>
          </table:table-cell>
          <table:table-cell table:style-name="ce9" table:formula="of:=[.G128]/[.H128]" office:value-type="float" office:value="5.90962007262065" calcext:value-type="float">
            <text:p>5.9096200726</text:p>
          </table:table-cell>
          <table:table-cell table:style-name="ce9" table:formula="of:=SLOPE([.I113:.I128];[.W113:.W128])" office:value-type="float" office:value="-18.7067837640209" calcext:value-type="float">
            <text:p>-18.706783764</text:p>
          </table:table-cell>
          <table:table-cell table:style-name="ce17" table:formula="of:=AVERAGE([.D121:.D128])" office:value-type="float" office:value="0.06335543625" calcext:value-type="float">
            <text:p>0.063355436</text:p>
          </table:table-cell>
          <table:table-cell table:style-name="ce19" table:formula="of:=([.D128] - [.K128])/[.K128]" office:value-type="percentage" office:value="0.00116096982916753" calcext:value-type="percentage">
            <text:p>0.116%</text:p>
          </table:table-cell>
          <table:table-cell table:style-name="ce22" table:formula="of:=[.D128]-[.L128]" office:value-type="float" office:value="0.0622680201708325" calcext:value-type="float">
            <text:p>0.06226802</text:p>
          </table:table-cell>
          <table:table-cell table:style-name="ce27" table:formula="of:=ABS([.L127]-[.L128])" office:value-type="float" office:value="0.0000973316158168625" calcext:value-type="float">
            <text:p>0.0000973</text:p>
          </table:table-cell>
          <table:table-cell table:style-name="ce34" table:formula="of:=IF(([.J128] &gt; [.$P$53]);(([.$M$53]+[.J128])/[.$O$53]);(([.$L$53]-[.J128])/[.$O$53]))" office:value-type="float" office:value="0.742280360001894" calcext:value-type="float">
            <text:p>0.74</text:p>
          </table:table-cell>
          <table:table-cell table:style-name="ce42" table:formula="of:=[.O128]-[.O127]" office:value-type="float" office:value="-0.0105339300207249" calcext:value-type="float">
            <text:p>-0.0105</text:p>
          </table:table-cell>
          <table:table-cell table:style-name="ce45" table:number-columns-repeated="2"/>
          <table:table-cell table:style-name="ce48" table:formula="of:=[.O128] - AVERAGE([.O123:.O128])" office:value-type="float" office:value="0.00413779127354308" calcext:value-type="float">
            <text:p>0.0041377913</text:p>
          </table:table-cell>
          <table:table-cell table:style-name="ce45" table:formula="of:=[.M128]-[.M127]" office:value-type="float" office:value="0.0000973216158168671" calcext:value-type="float">
            <text:p>0.000</text:p>
          </table:table-cell>
          <table:table-cell table:style-name="ce45" table:formula="of:=AVERAGE([.O123:.O128])" office:value-type="float" office:value="0.738142568728351" calcext:value-type="float">
            <text:p>0.738</text:p>
          </table:table-cell>
          <table:table-cell table:style-name="ce9"/>
          <table:table-cell table:style-name="ce14" table:formula="of:=LOG([.X128])" office:value-type="float" office:value="2.92324401863028" calcext:value-type="float">
            <text:p>2.9232440186</text:p>
          </table:table-cell>
          <table:table-cell table:style-name="ce44" table:formula="of:=[.X127]+1" office:value-type="float" office:value="838" calcext:value-type="float">
            <text:p>83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29]/[.D128]" office:value-type="percentage" office:value="-0.000170111490029979" calcext:value-type="percentage">
            <text:p>-0.0170%</text:p>
          </table:table-cell>
          <table:table-cell table:style-name="ce6" table:formula="of:=([.D129]-[.D128])" office:value-type="float" office:value="-0.0000107899999999966" calcext:value-type="float">
            <text:p>-0.00001079</text:p>
          </table:table-cell>
          <table:table-cell table:style-name="ce8" office:value-type="float" office:value="0.0634182" calcext:value-type="float">
            <text:p>0.0634182</text:p>
          </table:table-cell>
          <table:table-cell table:style-name="ce10" table:formula="of:=[.B129]-[.$S$2]" office:value-type="float" office:value="-0.000172796666500567" calcext:value-type="float">
            <text:p>-0.00017280</text:p>
          </table:table-cell>
          <table:table-cell table:style-name="ce9" table:formula="of:=SUM([.$E$3:.E129])" office:value-type="float" office:value="0.00480392204394229" calcext:value-type="float">
            <text:p>0.004803922</text:p>
          </table:table-cell>
          <table:table-cell table:style-name="ce12" table:formula="of:=MAX([.$E$3:.E129]) - MIN([.$E$3:.E129])" office:value-type="float" office:value="0.00781998969571741" calcext:value-type="float">
            <text:p>0.007819990</text:p>
          </table:table-cell>
          <table:table-cell table:style-name="ce9" table:formula="of:=STDEV([.$E$3:.E129])" office:value-type="float" office:value="0.00131813748143765" calcext:value-type="float">
            <text:p>0.0013181375</text:p>
          </table:table-cell>
          <table:table-cell table:style-name="ce9" table:formula="of:=[.G129]/[.H129]" office:value-type="float" office:value="5.93260551789209" calcext:value-type="float">
            <text:p>5.9326055179</text:p>
          </table:table-cell>
          <table:table-cell table:style-name="ce9" table:formula="of:=SLOPE([.I114:.I129];[.W114:.W129])" office:value-type="float" office:value="-14.4464301628144" calcext:value-type="float">
            <text:p>-14.4464301628</text:p>
          </table:table-cell>
          <table:table-cell table:style-name="ce17" table:formula="of:=AVERAGE([.D122:.D129])" office:value-type="float" office:value="0.06338006375" calcext:value-type="float">
            <text:p>0.063380064</text:p>
          </table:table-cell>
          <table:table-cell table:style-name="ce19" table:formula="of:=([.D129] - [.K129])/[.K129]" office:value-type="percentage" office:value="0.000601707346815362" calcext:value-type="percentage">
            <text:p>0.060%</text:p>
          </table:table-cell>
          <table:table-cell table:style-name="ce22" table:formula="of:=[.D129]-[.L129]" office:value-type="float" office:value="0.0628164926531847" calcext:value-type="float">
            <text:p>0.06281649</text:p>
          </table:table-cell>
          <table:table-cell table:style-name="ce27" table:formula="of:=ABS([.L128]-[.L129])" office:value-type="float" office:value="0.000559262482352165" calcext:value-type="float">
            <text:p>0.0005593</text:p>
          </table:table-cell>
          <table:table-cell table:style-name="ce34" table:formula="of:=IF(([.J129] &gt; [.$P$53]);(([.$M$53]+[.J129])/[.$O$53]);(([.$L$53]-[.J129])/[.$O$53]))" office:value-type="float" office:value="0.719335961823537" calcext:value-type="float">
            <text:p>0.72</text:p>
          </table:table-cell>
          <table:table-cell table:style-name="ce42" table:formula="of:=[.O129]-[.O128]" office:value-type="float" office:value="-0.0229443981783572" calcext:value-type="float">
            <text:p>-0.0229</text:p>
          </table:table-cell>
          <table:table-cell table:style-name="ce45" table:number-columns-repeated="2"/>
          <table:table-cell table:style-name="ce48" table:formula="of:=[.O129] - AVERAGE([.O124:.O129])" office:value-type="float" office:value="-0.0207768236729736" calcext:value-type="float">
            <text:p>-0.0207768237</text:p>
          </table:table-cell>
          <table:table-cell table:style-name="ce45" table:formula="of:=[.M129]-[.M128]" office:value-type="float" office:value="0.000548472482352166" calcext:value-type="float">
            <text:p>0.001</text:p>
          </table:table-cell>
          <table:table-cell table:style-name="ce45" table:formula="of:=AVERAGE([.O124:.O129])" office:value-type="float" office:value="0.74011278549651" calcext:value-type="float">
            <text:p>0.740</text:p>
          </table:table-cell>
          <table:table-cell table:style-name="ce9"/>
          <table:table-cell table:style-name="ce14" table:formula="of:=LOG([.X129])" office:value-type="float" office:value="2.9237619608287" calcext:value-type="float">
            <text:p>2.9237619608</text:p>
          </table:table-cell>
          <table:table-cell table:style-name="ce44" table:formula="of:=[.X128]+1" office:value-type="float" office:value="839" calcext:value-type="float">
            <text:p>83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30]/[.D129]" office:value-type="percentage" office:value="-0.0000504587011300975" calcext:value-type="percentage">
            <text:p>-0.0050%</text:p>
          </table:table-cell>
          <table:table-cell table:style-name="ce6" table:formula="of:=([.D130]-[.D129])" office:value-type="float" office:value="-0.00000320000000000875" calcext:value-type="float">
            <text:p>-0.00000320</text:p>
          </table:table-cell>
          <table:table-cell table:style-name="ce8" office:value-type="float" office:value="0.063415" calcext:value-type="float">
            <text:p>0.063415</text:p>
          </table:table-cell>
          <table:table-cell table:style-name="ce10" table:formula="of:=[.B130]-[.$S$2]" office:value-type="float" office:value="-0.0000531438776006858" calcext:value-type="float">
            <text:p>-0.00005314</text:p>
          </table:table-cell>
          <table:table-cell table:style-name="ce9" table:formula="of:=SUM([.$E$3:.E130])" office:value-type="float" office:value="0.00475077816634161" calcext:value-type="float">
            <text:p>0.0047507782</text:p>
          </table:table-cell>
          <table:table-cell table:style-name="ce12" table:formula="of:=MAX([.$E$3:.E130]) - MIN([.$E$3:.E130])" office:value-type="float" office:value="0.00781998969571741" calcext:value-type="float">
            <text:p>0.007819990</text:p>
          </table:table-cell>
          <table:table-cell table:style-name="ce9" table:formula="of:=STDEV([.$E$3:.E130])" office:value-type="float" office:value="0.00131296232895373" calcext:value-type="float">
            <text:p>0.0013129623</text:p>
          </table:table-cell>
          <table:table-cell table:style-name="ce9" table:formula="of:=[.G130]/[.H130]" office:value-type="float" office:value="5.9559893861913" calcext:value-type="float">
            <text:p>5.9559893862</text:p>
          </table:table-cell>
          <table:table-cell table:style-name="ce9" table:formula="of:=SLOPE([.I115:.I130];[.W115:.W130])" office:value-type="float" office:value="-9.0214385486766" calcext:value-type="float">
            <text:p>-9.0214385487</text:p>
          </table:table-cell>
          <table:table-cell table:style-name="ce17" table:formula="of:=AVERAGE([.D123:.D130])" office:value-type="float" office:value="0.063389215" calcext:value-type="float">
            <text:p>0.063389215</text:p>
          </table:table-cell>
          <table:table-cell table:style-name="ce19" table:formula="of:=([.D130] - [.K130])/[.K130]" office:value-type="percentage" office:value="0.000406772666296631" calcext:value-type="percentage">
            <text:p>0.041%</text:p>
          </table:table-cell>
          <table:table-cell table:style-name="ce22" table:formula="of:=[.D130]-[.L130]" office:value-type="float" office:value="0.0630082273337034" calcext:value-type="float">
            <text:p>0.06300823</text:p>
          </table:table-cell>
          <table:table-cell table:style-name="ce27" table:formula="of:=ABS([.L129]-[.L130])" office:value-type="float" office:value="0.000194934680518731" calcext:value-type="float">
            <text:p>0.0001949</text:p>
          </table:table-cell>
          <table:table-cell table:style-name="ce34" table:formula="of:=IF(([.J130] &gt; [.$P$53]);(([.$M$53]+[.J130])/[.$O$53]);(([.$L$53]-[.J130])/[.$O$53]))" office:value-type="float" office:value="0.690119333496307" calcext:value-type="float">
            <text:p>0.69</text:p>
          </table:table-cell>
          <table:table-cell table:style-name="ce42" table:formula="of:=[.O130]-[.O129]" office:value-type="float" office:value="-0.0292166283272298" calcext:value-type="float">
            <text:p>-0.0292</text:p>
          </table:table-cell>
          <table:table-cell table:style-name="ce45" table:number-columns-repeated="2"/>
          <table:table-cell table:style-name="ce48" table:formula="of:=[.O130] - AVERAGE([.O125:.O130])" office:value-type="float" office:value="-0.0430414496831226" calcext:value-type="float">
            <text:p>-0.0430414497</text:p>
          </table:table-cell>
          <table:table-cell table:style-name="ce45" table:formula="of:=[.M130]-[.M129]" office:value-type="float" office:value="0.000191734680518724" calcext:value-type="float">
            <text:p>0.000</text:p>
          </table:table-cell>
          <table:table-cell table:style-name="ce45" table:formula="of:=AVERAGE([.O125:.O130])" office:value-type="float" office:value="0.733160783179429" calcext:value-type="float">
            <text:p>0.733</text:p>
          </table:table-cell>
          <table:table-cell table:style-name="ce9"/>
          <table:table-cell table:style-name="ce14" table:formula="of:=LOG([.X130])" office:value-type="float" office:value="2.92427928606188" calcext:value-type="float">
            <text:p>2.9242792861</text:p>
          </table:table-cell>
          <table:table-cell table:style-name="ce44" table:formula="of:=[.X129]+1" office:value-type="float" office:value="840" calcext:value-type="float">
            <text:p>84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31]/[.D130]" office:value-type="percentage" office:value="-0.000240952456043405" calcext:value-type="percentage">
            <text:p>-0.0241%</text:p>
          </table:table-cell>
          <table:table-cell table:style-name="ce6" table:formula="of:=([.D131]-[.D130])" office:value-type="float" office:value="-0.0000152799999999925" calcext:value-type="float">
            <text:p>-0.00001528</text:p>
          </table:table-cell>
          <table:table-cell table:style-name="ce8" office:value-type="float" office:value="0.06339972" calcext:value-type="float">
            <text:p>0.06339972</text:p>
          </table:table-cell>
          <table:table-cell table:style-name="ce10" table:formula="of:=[.B131]-[.$S$2]" office:value-type="float" office:value="-0.000243637632513993" calcext:value-type="float">
            <text:p>-0.00024364</text:p>
          </table:table-cell>
          <table:table-cell table:style-name="ce9" table:formula="of:=SUM([.$E$3:.E131])" office:value-type="float" office:value="0.00450714053382761" calcext:value-type="float">
            <text:p>0.0045071405</text:p>
          </table:table-cell>
          <table:table-cell table:style-name="ce12" table:formula="of:=MAX([.$E$3:.E131]) - MIN([.$E$3:.E131])" office:value-type="float" office:value="0.00781998969571741" calcext:value-type="float">
            <text:p>0.007819990</text:p>
          </table:table-cell>
          <table:table-cell table:style-name="ce9" table:formula="of:=STDEV([.$E$3:.E131])" office:value-type="float" office:value="0.00130805709654514" calcext:value-type="float">
            <text:p>0.0013080571</text:p>
          </table:table-cell>
          <table:table-cell table:style-name="ce9" table:formula="of:=[.G131]/[.H131]" office:value-type="float" office:value="5.97832442969935" calcext:value-type="float">
            <text:p>5.9783244297</text:p>
          </table:table-cell>
          <table:table-cell table:style-name="ce9" table:formula="of:=SLOPE([.I116:.I131];[.W116:.W131])" office:value-type="float" office:value="-1.09583048649576" calcext:value-type="float">
            <text:p>-1.0958304865</text:p>
          </table:table-cell>
          <table:table-cell table:style-name="ce17" table:formula="of:=AVERAGE([.D124:.D131])" office:value-type="float" office:value="0.063404305" calcext:value-type="float">
            <text:p>0.063404305</text:p>
          </table:table-cell>
          <table:table-cell table:style-name="ce19" table:formula="of:=([.D131] - [.K131])/[.K131]" office:value-type="percentage" office:value="-0.0000723137017271543" calcext:value-type="percentage">
            <text:p>-0.007%</text:p>
          </table:table-cell>
          <table:table-cell table:style-name="ce22" table:formula="of:=[.D131]-[.L131]" office:value-type="float" office:value="0.0634720337017272" calcext:value-type="float">
            <text:p>0.06347203</text:p>
          </table:table-cell>
          <table:table-cell table:style-name="ce27" table:formula="of:=ABS([.L130]-[.L131])" office:value-type="float" office:value="0.000479086368023785" calcext:value-type="float">
            <text:p>0.0004791</text:p>
          </table:table-cell>
          <table:table-cell table:style-name="ce34" table:formula="of:=IF(([.J131] &gt; [.$P$53]);(([.$M$53]+[.J131])/[.$O$53]);(([.$L$53]-[.J131])/[.$O$53]))" office:value-type="float" office:value="0.647435480415948" calcext:value-type="float">
            <text:p>0.65</text:p>
          </table:table-cell>
          <table:table-cell table:style-name="ce42" table:formula="of:=[.O131]-[.O130]" office:value-type="float" office:value="-0.0426838530803587" calcext:value-type="float">
            <text:p>-0.0427</text:p>
          </table:table-cell>
          <table:table-cell table:style-name="ce45" table:number-columns-repeated="2"/>
          <table:table-cell table:style-name="ce48" table:formula="of:=[.O131] - AVERAGE([.O126:.O131])" office:value-type="float" office:value="-0.0693509398190953" calcext:value-type="float">
            <text:p>-0.0693509398</text:p>
          </table:table-cell>
          <table:table-cell table:style-name="ce45" table:formula="of:=[.M131]-[.M130]" office:value-type="float" office:value="0.000463806368023789" calcext:value-type="float">
            <text:p>0.000</text:p>
          </table:table-cell>
          <table:table-cell table:style-name="ce45" table:formula="of:=AVERAGE([.O126:.O131])" office:value-type="float" office:value="0.716786420235043" calcext:value-type="float">
            <text:p>0.717</text:p>
          </table:table-cell>
          <table:table-cell table:style-name="ce9"/>
          <table:table-cell table:style-name="ce14" table:formula="of:=LOG([.X131])" office:value-type="float" office:value="2.92479599579791" calcext:value-type="float">
            <text:p>2.9247959958</text:p>
          </table:table-cell>
          <table:table-cell table:style-name="ce44" table:formula="of:=[.X130]+1" office:value-type="float" office:value="841" calcext:value-type="float">
            <text:p>84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32]/[.D131]" office:value-type="percentage" office:value="-0.000786438804461578" calcext:value-type="percentage">
            <text:p>-0.0786%</text:p>
          </table:table-cell>
          <table:table-cell table:style-name="ce6" table:formula="of:=([.D132]-[.D131])" office:value-type="float" office:value="-0.0000498599999999988" calcext:value-type="float">
            <text:p>-0.00004986</text:p>
          </table:table-cell>
          <table:table-cell table:style-name="ce8" office:value-type="float" office:value="0.06334986" calcext:value-type="float">
            <text:p>0.06334986</text:p>
          </table:table-cell>
          <table:table-cell table:style-name="ce10" table:formula="of:=[.B132]-[.$S$2]" office:value-type="float" office:value="-0.000789123980932166" calcext:value-type="float">
            <text:p>-0.00078912</text:p>
          </table:table-cell>
          <table:table-cell table:style-name="ce9" table:formula="of:=SUM([.$E$3:.E132])" office:value-type="float" office:value="0.00371801655289544" calcext:value-type="float">
            <text:p>0.0037180166</text:p>
          </table:table-cell>
          <table:table-cell table:style-name="ce12" table:formula="of:=MAX([.$E$3:.E132]) - MIN([.$E$3:.E132])" office:value-type="float" office:value="0.00781998969571741" calcext:value-type="float">
            <text:p>0.007819990</text:p>
          </table:table-cell>
          <table:table-cell table:style-name="ce9" table:formula="of:=STDEV([.$E$3:.E132])" office:value-type="float" office:value="0.00130498022589758" calcext:value-type="float">
            <text:p>0.0013049802</text:p>
          </table:table-cell>
          <table:table-cell table:style-name="ce9" table:formula="of:=[.G132]/[.H132]" office:value-type="float" office:value="5.99242006930696" calcext:value-type="float">
            <text:p>5.9924200693</text:p>
          </table:table-cell>
          <table:table-cell table:style-name="ce9" table:formula="of:=SLOPE([.I117:.I132];[.W117:.W132])" office:value-type="float" office:value="3.68853140211407" calcext:value-type="float">
            <text:p>3.6885314021</text:p>
          </table:table-cell>
          <table:table-cell table:style-name="ce17" table:formula="of:=AVERAGE([.D125:.D132])" office:value-type="float" office:value="0.06339810125" calcext:value-type="float">
            <text:p>0.063398101</text:p>
          </table:table-cell>
          <table:table-cell table:style-name="ce19" table:formula="of:=([.D132] - [.K132])/[.K132]" office:value-type="percentage" office:value="-0.000760925785612504" calcext:value-type="percentage">
            <text:p>-0.076%</text:p>
          </table:table-cell>
          <table:table-cell table:style-name="ce22" table:formula="of:=[.D132]-[.L132]" office:value-type="float" office:value="0.0641107857856125" calcext:value-type="float">
            <text:p>0.06411079</text:p>
          </table:table-cell>
          <table:table-cell table:style-name="ce27" table:formula="of:=ABS([.L131]-[.L132])" office:value-type="float" office:value="0.00068861208388535" calcext:value-type="float">
            <text:p>0.0006886</text:p>
          </table:table-cell>
          <table:table-cell table:style-name="ce34" table:formula="of:=IF(([.J132] &gt; [.$P$53]);(([.$M$53]+[.J132])/[.$O$53]);(([.$L$53]-[.J132])/[.$O$53]))" office:value-type="float" office:value="0.621669003152058" calcext:value-type="float">
            <text:p>0.62</text:p>
          </table:table-cell>
          <table:table-cell table:style-name="ce42" table:formula="of:=[.O132]-[.O131]" office:value-type="float" office:value="-0.0257664772638904" calcext:value-type="float">
            <text:p>-0.0258</text:p>
          </table:table-cell>
          <table:table-cell table:style-name="ce45" table:number-columns-repeated="2"/>
          <table:table-cell table:style-name="ce48" table:formula="of:=[.O132] - AVERAGE([.O127:.O132])" office:value-type="float" office:value="-0.073940068333336" calcext:value-type="float">
            <text:p>-0.0739400683</text:p>
          </table:table-cell>
          <table:table-cell table:style-name="ce45" table:formula="of:=[.M132]-[.M131]" office:value-type="float" office:value="0.000638752083885349" calcext:value-type="float">
            <text:p>0.001</text:p>
          </table:table-cell>
          <table:table-cell table:style-name="ce45" table:formula="of:=AVERAGE([.O127:.O132])" office:value-type="float" office:value="0.695609071485394" calcext:value-type="float">
            <text:p>0.696</text:p>
          </table:table-cell>
          <table:table-cell table:style-name="ce9"/>
          <table:table-cell table:style-name="ce14" table:formula="of:=LOG([.X132])" office:value-type="float" office:value="2.92531209149965" calcext:value-type="float">
            <text:p>2.9253120915</text:p>
          </table:table-cell>
          <table:table-cell table:style-name="ce44" table:formula="of:=[.X131]+1" office:value-type="float" office:value="842" calcext:value-type="float">
            <text:p>84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33]/[.D132]" office:value-type="percentage" office:value="0.000790056994601029" calcext:value-type="percentage">
            <text:p>0.0790%</text:p>
          </table:table-cell>
          <table:table-cell table:style-name="ce6" table:formula="of:=([.D133]-[.D132])" office:value-type="float" office:value="0.0000500499999999959" calcext:value-type="float">
            <text:p>0.00005005</text:p>
          </table:table-cell>
          <table:table-cell table:style-name="ce8" office:value-type="float" office:value="0.06339991" calcext:value-type="float">
            <text:p>0.06339991</text:p>
          </table:table-cell>
          <table:table-cell table:style-name="ce10" table:formula="of:=[.B133]-[.$S$2]" office:value-type="float" office:value="0.00078737181813044" calcext:value-type="float">
            <text:p>0.00078737</text:p>
          </table:table-cell>
          <table:table-cell table:style-name="ce9" table:formula="of:=SUM([.$E$3:.E133])" office:value-type="float" office:value="0.00450538837102588" calcext:value-type="float">
            <text:p>0.0045053884</text:p>
          </table:table-cell>
          <table:table-cell table:style-name="ce12" table:formula="of:=MAX([.$E$3:.E133]) - MIN([.$E$3:.E133])" office:value-type="float" office:value="0.00781998969571741" calcext:value-type="float">
            <text:p>0.007819990</text:p>
          </table:table-cell>
          <table:table-cell table:style-name="ce9" table:formula="of:=STDEV([.$E$3:.E133])" office:value-type="float" office:value="0.00130164070094682" calcext:value-type="float">
            <text:p>0.0013016407</text:p>
          </table:table-cell>
          <table:table-cell table:style-name="ce9" table:formula="of:=[.G133]/[.H133]" office:value-type="float" office:value="6.00779438598462" calcext:value-type="float">
            <text:p>6.007794386</text:p>
          </table:table-cell>
          <table:table-cell table:style-name="ce9" table:formula="of:=SLOPE([.I118:.I133];[.W118:.W133])" office:value-type="float" office:value="8.60319050689855" calcext:value-type="float">
            <text:p>8.6031905069</text:p>
          </table:table-cell>
          <table:table-cell table:style-name="ce17" table:formula="of:=AVERAGE([.D126:.D133])" office:value-type="float" office:value="0.06340675375" calcext:value-type="float">
            <text:p>0.063406754</text:p>
          </table:table-cell>
          <table:table-cell table:style-name="ce19" table:formula="of:=([.D133] - [.K133])/[.K133]" office:value-type="percentage" office:value="-0.000107934085807051" calcext:value-type="percentage">
            <text:p>-0.011%</text:p>
          </table:table-cell>
          <table:table-cell table:style-name="ce22" table:formula="of:=[.D133]-[.L133]" office:value-type="float" office:value="0.0635078440858071" calcext:value-type="float">
            <text:p>0.06350784</text:p>
          </table:table-cell>
          <table:table-cell table:style-name="ce27" table:formula="of:=ABS([.L132]-[.L133])" office:value-type="float" office:value="0.000652991699805454" calcext:value-type="float">
            <text:p>0.0006530</text:p>
          </table:table-cell>
          <table:table-cell table:style-name="ce34" table:formula="of:=IF(([.J133] &gt; [.$P$53]);(([.$M$53]+[.J133])/[.$O$53]);(([.$L$53]-[.J133])/[.$O$53]))" office:value-type="float" office:value="0.595200802160682" calcext:value-type="float">
            <text:p>0.60</text:p>
          </table:table-cell>
          <table:table-cell table:style-name="ce42" table:formula="of:=[.O133]-[.O132]" office:value-type="float" office:value="-0.0264682009913755" calcext:value-type="float">
            <text:p>-0.0265</text:p>
          </table:table-cell>
          <table:table-cell table:style-name="ce45" table:number-columns-repeated="2"/>
          <table:table-cell table:style-name="ce48" table:formula="of:=[.O133] - AVERAGE([.O128:.O133])" office:value-type="float" office:value="-0.0741393546810553" calcext:value-type="float">
            <text:p>-0.0741393547</text:p>
          </table:table-cell>
          <table:table-cell table:style-name="ce45" table:formula="of:=[.M133]-[.M132]" office:value-type="float" office:value="-0.000602941699805459" calcext:value-type="float">
            <text:p>-0.001</text:p>
          </table:table-cell>
          <table:table-cell table:style-name="ce45" table:formula="of:=AVERAGE([.O128:.O133])" office:value-type="float" office:value="0.669340156841738" calcext:value-type="float">
            <text:p>0.669</text:p>
          </table:table-cell>
          <table:table-cell table:style-name="ce9"/>
          <table:table-cell table:style-name="ce14" table:formula="of:=LOG([.X133])" office:value-type="float" office:value="2.92582757462474" calcext:value-type="float">
            <text:p>2.9258275746</text:p>
          </table:table-cell>
          <table:table-cell table:style-name="ce44" table:formula="of:=[.X132]+1" office:value-type="float" office:value="843" calcext:value-type="float">
            <text:p>84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34]/[.D133]" office:value-type="percentage" office:value="0.00000141956037467973" calcext:value-type="percentage">
            <text:p>0.0001%</text:p>
          </table:table-cell>
          <table:table-cell table:style-name="ce6" table:formula="of:=([.D134]-[.D133])" office:value-type="float" office:value="0.0000000899999999942613" calcext:value-type="float">
            <text:p>0.00000009</text:p>
          </table:table-cell>
          <table:table-cell table:style-name="ce8" office:value-type="float" office:value="0.0634" calcext:value-type="float">
            <text:p>0.0634</text:p>
          </table:table-cell>
          <table:table-cell table:style-name="ce10" table:formula="of:=[.B134]-[.$S$2]" office:value-type="float" office:value="-0.0000012656160959085" calcext:value-type="float">
            <text:p>-0.00000127</text:p>
          </table:table-cell>
          <table:table-cell table:style-name="ce9" table:formula="of:=SUM([.$E$3:.E134])" office:value-type="float" office:value="0.00450412275492997" calcext:value-type="float">
            <text:p>0.0045041228</text:p>
          </table:table-cell>
          <table:table-cell table:style-name="ce12" table:formula="of:=MAX([.$E$3:.E134]) - MIN([.$E$3:.E134])" office:value-type="float" office:value="0.00781998969571741" calcext:value-type="float">
            <text:p>0.007819990</text:p>
          </table:table-cell>
          <table:table-cell table:style-name="ce9" table:formula="of:=STDEV([.$E$3:.E134])" office:value-type="float" office:value="0.00129666680353455" calcext:value-type="float">
            <text:p>0.0012966668</text:p>
          </table:table-cell>
          <table:table-cell table:style-name="ce9" table:formula="of:=[.G134]/[.H134]" office:value-type="float" office:value="6.03083974572428" calcext:value-type="float">
            <text:p>6.0308397457</text:p>
          </table:table-cell>
          <table:table-cell table:style-name="ce9" table:formula="of:=SLOPE([.I119:.I134];[.W119:.W134])" office:value-type="float" office:value="15.0291806276886" calcext:value-type="float">
            <text:p>15.0291806277</text:p>
          </table:table-cell>
          <table:table-cell table:style-name="ce17" table:formula="of:=AVERAGE([.D127:.D134])" office:value-type="float" office:value="0.063405085" calcext:value-type="float">
            <text:p>0.063405085</text:p>
          </table:table-cell>
          <table:table-cell table:style-name="ce19" table:formula="of:=([.D134] - [.K134])/[.K134]" office:value-type="percentage" office:value="-0.0000801986149849321" calcext:value-type="percentage">
            <text:p>-0.008%</text:p>
          </table:table-cell>
          <table:table-cell table:style-name="ce22" table:formula="of:=[.D134]-[.L134]" office:value-type="float" office:value="0.0634801986149849" calcext:value-type="float">
            <text:p>0.06348020</text:p>
          </table:table-cell>
          <table:table-cell table:style-name="ce27" table:formula="of:=ABS([.L133]-[.L134])" office:value-type="float" office:value="0.0000277354708221187" calcext:value-type="float">
            <text:p>0.0000277</text:p>
          </table:table-cell>
          <table:table-cell table:style-name="ce34" table:formula="of:=IF(([.J134] &gt; [.$P$53]);(([.$M$53]+[.J134])/[.$O$53]);(([.$L$53]-[.J134])/[.$O$53]))" office:value-type="float" office:value="0.56059323438043" calcext:value-type="float">
            <text:p>0.56</text:p>
          </table:table-cell>
          <table:table-cell table:style-name="ce42" table:formula="of:=[.O134]-[.O133]" office:value-type="float" office:value="-0.0346075677802526" calcext:value-type="float">
            <text:p>-0.0346</text:p>
          </table:table-cell>
          <table:table-cell table:style-name="ce45" table:number-columns-repeated="2"/>
          <table:table-cell table:style-name="ce48" table:formula="of:=[.O134] - AVERAGE([.O129:.O134])" office:value-type="float" office:value="-0.0784657348577306" calcext:value-type="float">
            <text:p>-0.0784657349</text:p>
          </table:table-cell>
          <table:table-cell table:style-name="ce45" table:formula="of:=[.M134]-[.M133]" office:value-type="float" office:value="-0.0000276454708221241" calcext:value-type="float">
            <text:p>0.000</text:p>
          </table:table-cell>
          <table:table-cell table:style-name="ce45" table:formula="of:=AVERAGE([.O129:.O134])" office:value-type="float" office:value="0.63905896923816" calcext:value-type="float">
            <text:p>0.639</text:p>
          </table:table-cell>
          <table:table-cell table:style-name="ce9"/>
          <table:table-cell table:style-name="ce14" table:formula="of:=LOG([.X134])" office:value-type="float" office:value="2.92634244662566" calcext:value-type="float">
            <text:p>2.9263424466</text:p>
          </table:table-cell>
          <table:table-cell table:style-name="ce44" table:formula="of:=[.X133]+1" office:value-type="float" office:value="844" calcext:value-type="float">
            <text:p>84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35]/[.D134]" office:value-type="percentage" office:value="0" calcext:value-type="percentage">
            <text:p>0.0000%</text:p>
          </table:table-cell>
          <table:table-cell table:style-name="ce6" table:formula="of:=([.D135]-[.D134])" office:value-type="float" office:value="0" calcext:value-type="float">
            <text:p>0.00000000</text:p>
          </table:table-cell>
          <table:table-cell table:style-name="ce8" office:value-type="float" office:value="0.0634" calcext:value-type="float">
            <text:p>0.0634</text:p>
          </table:table-cell>
          <table:table-cell table:style-name="ce10" table:formula="of:=[.B135]-[.$S$2]" office:value-type="float" office:value="-0.00000268517647058823" calcext:value-type="float">
            <text:p>-0.00000269</text:p>
          </table:table-cell>
          <table:table-cell table:style-name="ce9" table:formula="of:=SUM([.$E$3:.E135])" office:value-type="float" office:value="0.00450143757845939" calcext:value-type="float">
            <text:p>0.0045014376</text:p>
          </table:table-cell>
          <table:table-cell table:style-name="ce12" table:formula="of:=MAX([.$E$3:.E135]) - MIN([.$E$3:.E135])" office:value-type="float" office:value="0.00781998969571741" calcext:value-type="float">
            <text:p>0.007819990</text:p>
          </table:table-cell>
          <table:table-cell table:style-name="ce9" table:formula="of:=STDEV([.$E$3:.E135])" office:value-type="float" office:value="0.00129174979198492" calcext:value-type="float">
            <text:p>0.0012917498</text:p>
          </table:table-cell>
          <table:table-cell table:style-name="ce9" table:formula="of:=[.G135]/[.H135]" office:value-type="float" office:value="6.05379597832263" calcext:value-type="float">
            <text:p>6.0537959783</text:p>
          </table:table-cell>
          <table:table-cell table:style-name="ce9" table:formula="of:=SLOPE([.I120:.I135];[.W120:.W135])" office:value-type="float" office:value="20.9577565663776" calcext:value-type="float">
            <text:p>20.9577565664</text:p>
          </table:table-cell>
          <table:table-cell table:style-name="ce17" table:formula="of:=AVERAGE([.D128:.D135])" office:value-type="float" office:value="0.06340146" calcext:value-type="float">
            <text:p>0.063401460</text:p>
          </table:table-cell>
          <table:table-cell table:style-name="ce19" table:formula="of:=([.D135] - [.K135])/[.K135]" office:value-type="percentage" office:value="-0.0000230278608727414" calcext:value-type="percentage">
            <text:p>-0.002%</text:p>
          </table:table-cell>
          <table:table-cell table:style-name="ce22" table:formula="of:=[.D135]-[.L135]" office:value-type="float" office:value="0.0634230278608727" calcext:value-type="float">
            <text:p>0.06342303</text:p>
          </table:table-cell>
          <table:table-cell table:style-name="ce27" table:formula="of:=ABS([.L134]-[.L135])" office:value-type="float" office:value="0.0000571707541121907" calcext:value-type="float">
            <text:p>0.0000572</text:p>
          </table:table-cell>
          <table:table-cell table:style-name="ce34" table:formula="of:=IF(([.J135] &gt; [.$P$53]);(([.$M$53]+[.J135])/[.$O$53]);(([.$L$53]-[.J135])/[.$O$53]))" office:value-type="float" office:value="0.528664521484536" calcext:value-type="float">
            <text:p>0.53</text:p>
          </table:table-cell>
          <table:table-cell table:style-name="ce42" table:formula="of:=[.O135]-[.O134]" office:value-type="float" office:value="-0.0319287128958933" calcext:value-type="float">
            <text:p>-0.0319</text:p>
          </table:table-cell>
          <table:table-cell table:style-name="ce45" table:number-columns-repeated="2"/>
          <table:table-cell table:style-name="ce48" table:formula="of:=[.O135] - AVERAGE([.O130:.O135])" office:value-type="float" office:value="-0.0786158743637905" calcext:value-type="float">
            <text:p>-0.0786158744</text:p>
          </table:table-cell>
          <table:table-cell table:style-name="ce45" table:formula="of:=[.M135]-[.M134]" office:value-type="float" office:value="-0.0000571707541121846" calcext:value-type="float">
            <text:p>0.000</text:p>
          </table:table-cell>
          <table:table-cell table:style-name="ce45" table:formula="of:=AVERAGE([.O130:.O135])" office:value-type="float" office:value="0.607280395848327" calcext:value-type="float">
            <text:p>0.607</text:p>
          </table:table-cell>
          <table:table-cell table:style-name="ce9"/>
          <table:table-cell table:style-name="ce14" table:formula="of:=LOG([.X135])" office:value-type="float" office:value="2.92685670894969" calcext:value-type="float">
            <text:p>2.9268567089</text:p>
          </table:table-cell>
          <table:table-cell table:style-name="ce44" table:formula="of:=[.X134]+1" office:value-type="float" office:value="845" calcext:value-type="float">
            <text:p>84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36]/[.D135]" office:value-type="percentage" office:value="0" calcext:value-type="percentage">
            <text:p>0.0000%</text:p>
          </table:table-cell>
          <table:table-cell table:style-name="ce6" table:formula="of:=([.D136]-[.D135])" office:value-type="float" office:value="0" calcext:value-type="float">
            <text:p>0.00000000</text:p>
          </table:table-cell>
          <table:table-cell table:style-name="ce8" office:value-type="float" office:value="0.0634" calcext:value-type="float">
            <text:p>0.0634</text:p>
          </table:table-cell>
          <table:table-cell table:style-name="ce10" table:formula="of:=[.B136]-[.$S$2]" office:value-type="float" office:value="-0.00000268517647058823" calcext:value-type="float">
            <text:p>-0.00000269</text:p>
          </table:table-cell>
          <table:table-cell table:style-name="ce9" table:formula="of:=SUM([.$E$3:.E136])" office:value-type="float" office:value="0.0044987524019888" calcext:value-type="float">
            <text:p>0.0044987524</text:p>
          </table:table-cell>
          <table:table-cell table:style-name="ce12" table:formula="of:=MAX([.$E$3:.E136]) - MIN([.$E$3:.E136])" office:value-type="float" office:value="0.00781998969571741" calcext:value-type="float">
            <text:p>0.007819990</text:p>
          </table:table-cell>
          <table:table-cell table:style-name="ce9" table:formula="of:=STDEV([.$E$3:.E136])" office:value-type="float" office:value="0.00128688829643048" calcext:value-type="float">
            <text:p>0.0012868883</text:p>
          </table:table-cell>
          <table:table-cell table:style-name="ce9" table:formula="of:=[.G136]/[.H136]" office:value-type="float" office:value="6.07666548635819" calcext:value-type="float">
            <text:p>6.0766654864</text:p>
          </table:table-cell>
          <table:table-cell table:style-name="ce9" table:formula="of:=SLOPE([.I121:.I136];[.W121:.W136])" office:value-type="float" office:value="28.4316124282711" calcext:value-type="float">
            <text:p>28.4316124283</text:p>
          </table:table-cell>
          <table:table-cell table:style-name="ce17" table:formula="of:=AVERAGE([.D129:.D136])" office:value-type="float" office:value="0.06339783625" calcext:value-type="float">
            <text:p>0.063397836</text:p>
          </table:table-cell>
          <table:table-cell table:style-name="ce19" table:formula="of:=([.D136] - [.K136])/[.K136]" office:value-type="percentage" office:value="0.0000341297136933776" calcext:value-type="percentage">
            <text:p>0.003%</text:p>
          </table:table-cell>
          <table:table-cell table:style-name="ce22" table:formula="of:=[.D136]-[.L136]" office:value-type="float" office:value="0.0633658702863066" calcext:value-type="float">
            <text:p>0.06336587</text:p>
          </table:table-cell>
          <table:table-cell table:style-name="ce27" table:formula="of:=ABS([.L135]-[.L136])" office:value-type="float" office:value="0.000057157574566119" calcext:value-type="float">
            <text:p>0.0000572</text:p>
          </table:table-cell>
          <table:table-cell table:style-name="ce34" table:formula="of:=IF(([.J136] &gt; [.$P$53]);(([.$M$53]+[.J136])/[.$O$53]);(([.$L$53]-[.J136])/[.$O$53]))" office:value-type="float" office:value="-0.205345972933084" calcext:value-type="float">
            <text:p>-0.21</text:p>
          </table:table-cell>
          <table:table-cell table:style-name="ce42" table:formula="of:=[.O136]-[.O135]" office:value-type="float" office:value="-0.73401049441762" calcext:value-type="float">
            <text:p>-0.7340</text:p>
          </table:table-cell>
          <table:table-cell table:style-name="ce45" table:number-columns-repeated="2"/>
          <table:table-cell table:style-name="ce48" table:formula="of:=[.O136] - AVERAGE([.O131:.O136])" office:value-type="float" office:value="-0.663382151043179" calcext:value-type="float">
            <text:p>-0.6633821510</text:p>
          </table:table-cell>
          <table:table-cell table:style-name="ce45" table:formula="of:=[.M136]-[.M135]" office:value-type="float" office:value="-0.000057157574566119" calcext:value-type="float">
            <text:p>0.000</text:p>
          </table:table-cell>
          <table:table-cell table:style-name="ce45" table:formula="of:=AVERAGE([.O131:.O136])" office:value-type="float" office:value="0.458036178110095" calcext:value-type="float">
            <text:p>0.458</text:p>
          </table:table-cell>
          <table:table-cell table:style-name="ce9"/>
          <table:table-cell table:style-name="ce14" table:formula="of:=LOG([.X136])" office:value-type="float" office:value="2.92737036303902" calcext:value-type="float">
            <text:p>2.927370363</text:p>
          </table:table-cell>
          <table:table-cell table:style-name="ce44" table:formula="of:=[.X135]+1" office:value-type="float" office:value="846" calcext:value-type="float">
            <text:p>84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37]/[.D136]" office:value-type="percentage" office:value="0.000386435331230233" calcext:value-type="percentage">
            <text:p>0.0386%</text:p>
          </table:table-cell>
          <table:table-cell table:style-name="ce6" table:formula="of:=([.D137]-[.D136])" office:value-type="float" office:value="0.0000244999999999967" calcext:value-type="float">
            <text:p>0.00002450</text:p>
          </table:table-cell>
          <table:table-cell table:style-name="ce8" office:value-type="float" office:value="0.0634245" calcext:value-type="float">
            <text:p>0.0634245</text:p>
          </table:table-cell>
          <table:table-cell table:style-name="ce10" table:formula="of:=[.B137]-[.$S$2]" office:value-type="float" office:value="0.000383750154759644" calcext:value-type="float">
            <text:p>0.00038375</text:p>
          </table:table-cell>
          <table:table-cell table:style-name="ce9" table:formula="of:=SUM([.$E$3:.E137])" office:value-type="float" office:value="0.00488250255674844" calcext:value-type="float">
            <text:p>0.0048825026</text:p>
          </table:table-cell>
          <table:table-cell table:style-name="ce12" table:formula="of:=MAX([.$E$3:.E137]) - MIN([.$E$3:.E137])" office:value-type="float" office:value="0.00781998969571741" calcext:value-type="float">
            <text:p>0.007819990</text:p>
          </table:table-cell>
          <table:table-cell table:style-name="ce9" table:formula="of:=STDEV([.$E$3:.E137])" office:value-type="float" office:value="0.00128243167372961" calcext:value-type="float">
            <text:p>0.0012824317</text:p>
          </table:table-cell>
          <table:table-cell table:style-name="ce9" table:formula="of:=[.G137]/[.H137]" office:value-type="float" office:value="6.09778271693418" calcext:value-type="float">
            <text:p>6.0977827169</text:p>
          </table:table-cell>
          <table:table-cell table:style-name="ce9" table:formula="of:=SLOPE([.I122:.I137];[.W122:.W137])" office:value-type="float" office:value="32.889468209337" calcext:value-type="float">
            <text:p>32.8894682093</text:p>
          </table:table-cell>
          <table:table-cell table:style-name="ce17" table:formula="of:=AVERAGE([.D130:.D137])" office:value-type="float" office:value="0.06339862375" calcext:value-type="float">
            <text:p>0.063398624</text:p>
          </table:table-cell>
          <table:table-cell table:style-name="ce19" table:formula="of:=([.D137] - [.K137])/[.K137]" office:value-type="percentage" office:value="0.000408151604394836" calcext:value-type="percentage">
            <text:p>0.041%</text:p>
          </table:table-cell>
          <table:table-cell table:style-name="ce22" table:formula="of:=[.D137]-[.L137]" office:value-type="float" office:value="0.0630163483956052" calcext:value-type="float">
            <text:p>0.06301635</text:p>
          </table:table-cell>
          <table:table-cell table:style-name="ce27" table:formula="of:=ABS([.L136]-[.L137])" office:value-type="float" office:value="0.000374021890701458" calcext:value-type="float">
            <text:p>0.0003740</text:p>
          </table:table-cell>
          <table:table-cell table:style-name="ce34" table:formula="of:=IF(([.J137] &gt; [.$P$53]);(([.$M$53]+[.J137])/[.$O$53]);(([.$L$53]-[.J137])/[.$O$53]))" office:value-type="float" office:value="-0.181337914533072" calcext:value-type="float">
            <text:p>-0.18</text:p>
          </table:table-cell>
          <table:table-cell table:style-name="ce42" table:formula="of:=[.O137]-[.O136]" office:value-type="float" office:value="0.0240080584000119" calcext:value-type="float">
            <text:p>0.0240</text:p>
          </table:table-cell>
          <table:table-cell table:style-name="ce45" table:number-columns-repeated="2"/>
          <table:table-cell table:style-name="ce48" table:formula="of:=[.O137] - AVERAGE([.O132:.O137])" office:value-type="float" office:value="-0.501245193484997" calcext:value-type="float">
            <text:p>-0.5012451935</text:p>
          </table:table-cell>
          <table:table-cell table:style-name="ce45" table:formula="of:=[.M137]-[.M136]" office:value-type="float" office:value="-0.000349521890701462" calcext:value-type="float">
            <text:p>0.000</text:p>
          </table:table-cell>
          <table:table-cell table:style-name="ce45" table:formula="of:=AVERAGE([.O132:.O137])" office:value-type="float" office:value="0.319907278951925" calcext:value-type="float">
            <text:p>0.320</text:p>
          </table:table-cell>
          <table:table-cell table:style-name="ce9"/>
          <table:table-cell table:style-name="ce14" table:formula="of:=LOG([.X137])" office:value-type="float" office:value="2.92788341033071" calcext:value-type="float">
            <text:p>2.9278834103</text:p>
          </table:table-cell>
          <table:table-cell table:style-name="ce44" table:formula="of:=[.X136]+1" office:value-type="float" office:value="847" calcext:value-type="float">
            <text:p>84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38]/[.D137]" office:value-type="percentage" office:value="-0.000386286056649981" calcext:value-type="percentage">
            <text:p>-0.0386%</text:p>
          </table:table-cell>
          <table:table-cell table:style-name="ce6" table:formula="of:=([.D138]-[.D137])" office:value-type="float" office:value="-0.0000244999999999967" calcext:value-type="float">
            <text:p>-0.00002450</text:p>
          </table:table-cell>
          <table:table-cell table:style-name="ce8" office:value-type="float" office:value="0.0634" calcext:value-type="float">
            <text:p>0.0634</text:p>
          </table:table-cell>
          <table:table-cell table:style-name="ce10" table:formula="of:=[.B138]-[.$S$2]" office:value-type="float" office:value="-0.00038897123312057" calcext:value-type="float">
            <text:p>-0.00038897</text:p>
          </table:table-cell>
          <table:table-cell table:style-name="ce9" table:formula="of:=SUM([.$E$3:.E138])" office:value-type="float" office:value="0.00449353132362787" calcext:value-type="float">
            <text:p>0.0044935313</text:p>
          </table:table-cell>
          <table:table-cell table:style-name="ce12" table:formula="of:=MAX([.$E$3:.E138]) - MIN([.$E$3:.E138])" office:value-type="float" office:value="0.00781998969571741" calcext:value-type="float">
            <text:p>0.007819990</text:p>
          </table:table-cell>
          <table:table-cell table:style-name="ce9" table:formula="of:=STDEV([.$E$3:.E138])" office:value-type="float" office:value="0.00127819307347575" calcext:value-type="float">
            <text:p>0.0012781931</text:p>
          </table:table-cell>
          <table:table-cell table:style-name="ce9" table:formula="of:=[.G138]/[.H138]" office:value-type="float" office:value="6.11800349883976" calcext:value-type="float">
            <text:p>6.1180034988</text:p>
          </table:table-cell>
          <table:table-cell table:style-name="ce9" table:formula="of:=SLOPE([.I123:.I138];[.W123:.W138])" office:value-type="float" office:value="35.841344270679" calcext:value-type="float">
            <text:p>35.8413442707</text:p>
          </table:table-cell>
          <table:table-cell table:style-name="ce17" table:formula="of:=AVERAGE([.D131:.D138])" office:value-type="float" office:value="0.06339674875" calcext:value-type="float">
            <text:p>0.063396749</text:p>
          </table:table-cell>
          <table:table-cell table:style-name="ce19" table:formula="of:=([.D138] - [.K138])/[.K138]" office:value-type="percentage" office:value="0.0000512841756729475" calcext:value-type="percentage">
            <text:p>0.005%</text:p>
          </table:table-cell>
          <table:table-cell table:style-name="ce22" table:formula="of:=[.D138]-[.L138]" office:value-type="float" office:value="0.0633487158243271" calcext:value-type="float">
            <text:p>0.06334872</text:p>
          </table:table-cell>
          <table:table-cell table:style-name="ce27" table:formula="of:=ABS([.L137]-[.L138])" office:value-type="float" office:value="0.000356867428721888" calcext:value-type="float">
            <text:p>0.0003569</text:p>
          </table:table-cell>
          <table:table-cell table:style-name="ce34" table:formula="of:=IF(([.J138] &gt; [.$P$53]);(([.$M$53]+[.J138])/[.$O$53]);(([.$L$53]-[.J138])/[.$O$53]))" office:value-type="float" office:value="-0.165440403184387" calcext:value-type="float">
            <text:p>-0.17</text:p>
          </table:table-cell>
          <table:table-cell table:style-name="ce42" table:formula="of:=[.O138]-[.O137]" office:value-type="float" office:value="0.015897511348685" calcext:value-type="float">
            <text:p>0.0159</text:p>
          </table:table-cell>
          <table:table-cell table:style-name="ce45" table:number-columns-repeated="2"/>
          <table:table-cell table:style-name="ce48" table:formula="of:=[.O138] - AVERAGE([.O133:.O138])" office:value-type="float" office:value="-0.354162781080238" calcext:value-type="float">
            <text:p>-0.3541627811</text:p>
          </table:table-cell>
          <table:table-cell table:style-name="ce45" table:formula="of:=[.M138]-[.M137]" office:value-type="float" office:value="0.000332367428721891" calcext:value-type="float">
            <text:p>0.000</text:p>
          </table:table-cell>
          <table:table-cell table:style-name="ce45" table:formula="of:=AVERAGE([.O133:.O138])" office:value-type="float" office:value="0.188722377895851" calcext:value-type="float">
            <text:p>0.189</text:p>
          </table:table-cell>
          <table:table-cell table:style-name="ce9"/>
          <table:table-cell table:style-name="ce14" table:formula="of:=LOG([.X138])" office:value-type="float" office:value="2.92839585225671" calcext:value-type="float">
            <text:p>2.9283958523</text:p>
          </table:table-cell>
          <table:table-cell table:style-name="ce44" table:formula="of:=[.X137]+1" office:value-type="float" office:value="848" calcext:value-type="float">
            <text:p>84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39]/[.D138]" office:value-type="percentage" office:value="0.00189227129337535" calcext:value-type="percentage">
            <text:p>0.1892%</text:p>
          </table:table-cell>
          <table:table-cell table:style-name="ce6" table:formula="of:=([.D139]-[.D138])" office:value-type="float" office:value="0.000119969999999997" calcext:value-type="float">
            <text:p>0.00011997</text:p>
          </table:table-cell>
          <table:table-cell table:style-name="ce8" office:value-type="float" office:value="0.06351997" calcext:value-type="float">
            <text:p>0.06351997</text:p>
          </table:table-cell>
          <table:table-cell table:style-name="ce10" table:formula="of:=[.B139]-[.$S$2]" office:value-type="float" office:value="0.00188958611690476" calcext:value-type="float">
            <text:p>0.00188959</text:p>
          </table:table-cell>
          <table:table-cell table:style-name="ce9" table:formula="of:=SUM([.$E$3:.E139])" office:value-type="float" office:value="0.00638311744053263" calcext:value-type="float">
            <text:p>0.0063831174</text:p>
          </table:table-cell>
          <table:table-cell table:style-name="ce12" table:formula="of:=MAX([.$E$3:.E139]) - MIN([.$E$3:.E139])" office:value-type="float" office:value="0.00781998969571741" calcext:value-type="float">
            <text:p>0.007819990</text:p>
          </table:table-cell>
          <table:table-cell table:style-name="ce9" table:formula="of:=STDEV([.$E$3:.E139])" office:value-type="float" office:value="0.00128332509612123" calcext:value-type="float">
            <text:p>0.0012833251</text:p>
          </table:table-cell>
          <table:table-cell table:style-name="ce9" table:formula="of:=[.G139]/[.H139]" office:value-type="float" office:value="6.09353757621729" calcext:value-type="float">
            <text:p>6.0935375762</text:p>
          </table:table-cell>
          <table:table-cell table:style-name="ce9" table:formula="of:=SLOPE([.I124:.I139];[.W124:.W139])" office:value-type="float" office:value="36.8225010242783" calcext:value-type="float">
            <text:p>36.8225010243</text:p>
          </table:table-cell>
          <table:table-cell table:style-name="ce17" table:formula="of:=AVERAGE([.D132:.D139])" office:value-type="float" office:value="0.06341178" calcext:value-type="float">
            <text:p>0.063411780</text:p>
          </table:table-cell>
          <table:table-cell table:style-name="ce19" table:formula="of:=([.D139] - [.K139])/[.K139]" office:value-type="percentage" office:value="0.00170614986679122" calcext:value-type="percentage">
            <text:p>0.171%</text:p>
          </table:table-cell>
          <table:table-cell table:style-name="ce22" table:formula="of:=[.D139]-[.L139]" office:value-type="float" office:value="0.0618138201332088" calcext:value-type="float">
            <text:p>0.06181382</text:p>
          </table:table-cell>
          <table:table-cell table:style-name="ce27" table:formula="of:=ABS([.L138]-[.L139])" office:value-type="float" office:value="0.00165486569111827" calcext:value-type="float">
            <text:p>0.0016549</text:p>
          </table:table-cell>
          <table:table-cell table:style-name="ce34" table:formula="of:=IF(([.J139] &gt; [.$P$53]);(([.$M$53]+[.J139])/[.$O$53]);(([.$L$53]-[.J139])/[.$O$53]))" office:value-type="float" office:value="-0.160156322721302" calcext:value-type="float">
            <text:p>-0.16</text:p>
          </table:table-cell>
          <table:table-cell table:style-name="ce42" table:formula="of:=[.O139]-[.O138]" office:value-type="float" office:value="0.00528408046308476" calcext:value-type="float">
            <text:p>0.0053</text:p>
          </table:table-cell>
          <table:table-cell table:style-name="ce45" table:number-columns-repeated="2"/>
          <table:table-cell table:style-name="ce48" table:formula="of:=[.O139] - AVERAGE([.O134:.O139])" office:value-type="float" office:value="-0.222985846470156" calcext:value-type="float">
            <text:p>-0.2229858465</text:p>
          </table:table-cell>
          <table:table-cell table:style-name="ce45" table:formula="of:=[.M139]-[.M138]" office:value-type="float" office:value="-0.00153489569111828" calcext:value-type="float">
            <text:p>-0.002</text:p>
          </table:table-cell>
          <table:table-cell table:style-name="ce45" table:formula="of:=AVERAGE([.O134:.O139])" office:value-type="float" office:value="0.0628295237488537" calcext:value-type="float">
            <text:p>0.063</text:p>
          </table:table-cell>
          <table:table-cell table:style-name="ce9"/>
          <table:table-cell table:style-name="ce14" table:formula="of:=LOG([.X139])" office:value-type="float" office:value="2.92890769024395" calcext:value-type="float">
            <text:p>2.9289076902</text:p>
          </table:table-cell>
          <table:table-cell table:style-name="ce44" table:formula="of:=[.X138]+1" office:value-type="float" office:value="849" calcext:value-type="float">
            <text:p>84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40]/[.D139]" office:value-type="percentage" office:value="-0.000000157430804749065" calcext:value-type="percentage">
            <text:p>0.0000%</text:p>
          </table:table-cell>
          <table:table-cell table:style-name="ce6" table:formula="of:=([.D140]-[.D139])" office:value-type="float" office:value="-0.00000000999999999473644" calcext:value-type="float">
            <text:p>-0.00000001</text:p>
          </table:table-cell>
          <table:table-cell table:style-name="ce8" office:value-type="float" office:value="0.06351996" calcext:value-type="float">
            <text:p>0.06351996</text:p>
          </table:table-cell>
          <table:table-cell table:style-name="ce10" table:formula="of:=[.B140]-[.$S$2]" office:value-type="float" office:value="-0.0000028426072753373" calcext:value-type="float">
            <text:p>-0.00000284</text:p>
          </table:table-cell>
          <table:table-cell table:style-name="ce9" table:formula="of:=SUM([.$E$3:.E140])" office:value-type="float" office:value="0.0063802748332573" calcext:value-type="float">
            <text:p>0.0063802748</text:p>
          </table:table-cell>
          <table:table-cell table:style-name="ce12" table:formula="of:=MAX([.$E$3:.E140]) - MIN([.$E$3:.E140])" office:value-type="float" office:value="0.00781998969571741" calcext:value-type="float">
            <text:p>0.007819990</text:p>
          </table:table-cell>
          <table:table-cell table:style-name="ce9" table:formula="of:=STDEV([.$E$3:.E140])" office:value-type="float" office:value="0.00127863977452026" calcext:value-type="float">
            <text:p>0.0012786398</text:p>
          </table:table-cell>
          <table:table-cell table:style-name="ce9" table:formula="of:=[.G140]/[.H140]" office:value-type="float" office:value="6.11586613489436" calcext:value-type="float">
            <text:p>6.1158661349</text:p>
          </table:table-cell>
          <table:table-cell table:style-name="ce9" table:formula="of:=SLOPE([.I125:.I140];[.W125:.W140])" office:value-type="float" office:value="36.3728992881208" calcext:value-type="float">
            <text:p>36.3728992881</text:p>
          </table:table-cell>
          <table:table-cell table:style-name="ce17" table:formula="of:=AVERAGE([.D133:.D140])" office:value-type="float" office:value="0.0634330425" calcext:value-type="float">
            <text:p>0.063433043</text:p>
          </table:table-cell>
          <table:table-cell table:style-name="ce19" table:formula="of:=([.D140] - [.K140])/[.K140]" office:value-type="percentage" office:value="0.00137022435901613" calcext:value-type="percentage">
            <text:p>0.137%</text:p>
          </table:table-cell>
          <table:table-cell table:style-name="ce22" table:formula="of:=[.D140]-[.L140]" office:value-type="float" office:value="0.0621497356409839" calcext:value-type="float">
            <text:p>0.06214974</text:p>
          </table:table-cell>
          <table:table-cell table:style-name="ce27" table:formula="of:=ABS([.L139]-[.L140])" office:value-type="float" office:value="0.000335925507775088" calcext:value-type="float">
            <text:p>0.0003359</text:p>
          </table:table-cell>
          <table:table-cell table:style-name="ce34" table:formula="of:=IF(([.J140] &gt; [.$P$53]);(([.$M$53]+[.J140])/[.$O$53]);(([.$L$53]-[.J140])/[.$O$53]))" office:value-type="float" office:value="-0.162577680716835" calcext:value-type="float">
            <text:p>-0.16</text:p>
          </table:table-cell>
          <table:table-cell table:style-name="ce42" table:formula="of:=[.O140]-[.O139]" office:value-type="float" office:value="-0.00242135799553303" calcext:value-type="float">
            <text:p>-0.0024</text:p>
          </table:table-cell>
          <table:table-cell table:style-name="ce45" table:number-columns-repeated="2"/>
          <table:table-cell table:style-name="ce48" table:formula="of:=[.O140] - AVERAGE([.O135:.O140])" office:value-type="float" office:value="-0.104878718616145" calcext:value-type="float">
            <text:p>-0.1048787186</text:p>
          </table:table-cell>
          <table:table-cell table:style-name="ce45" table:formula="of:=[.M140]-[.M139]" office:value-type="float" office:value="0.000335915507775092" calcext:value-type="float">
            <text:p>0.000</text:p>
          </table:table-cell>
          <table:table-cell table:style-name="ce45" table:formula="of:=AVERAGE([.O135:.O140])" office:value-type="float" office:value="-0.0576989621006904" calcext:value-type="float">
            <text:p>-0.058</text:p>
          </table:table-cell>
          <table:table-cell table:style-name="ce9"/>
          <table:table-cell table:style-name="ce14" table:formula="of:=LOG([.X140])" office:value-type="float" office:value="2.92941892571429" calcext:value-type="float">
            <text:p>2.9294189257</text:p>
          </table:table-cell>
          <table:table-cell table:style-name="ce44" table:formula="of:=[.X139]+1" office:value-type="float" office:value="850" calcext:value-type="float">
            <text:p>85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41]/[.D140]" office:value-type="percentage" office:value="0.000000629723318571066" calcext:value-type="percentage">
            <text:p>0.0001%</text:p>
          </table:table-cell>
          <table:table-cell table:style-name="ce6" table:formula="of:=([.D141]-[.D140])" office:value-type="float" office:value="0.0000000400000000067013" calcext:value-type="float">
            <text:p>0.00000004</text:p>
          </table:table-cell>
          <table:table-cell table:style-name="ce8" office:value-type="float" office:value="0.06352" calcext:value-type="float">
            <text:p>0.06352</text:p>
          </table:table-cell>
          <table:table-cell table:style-name="ce10" table:formula="of:=[.B141]-[.$S$2]" office:value-type="float" office:value="-0.00000205545315201717" calcext:value-type="float">
            <text:p>-0.00000206</text:p>
          </table:table-cell>
          <table:table-cell table:style-name="ce9" table:formula="of:=SUM([.$E$3:.E141])" office:value-type="float" office:value="0.00637821938010528" calcext:value-type="float">
            <text:p>0.0063782194</text:p>
          </table:table-cell>
          <table:table-cell table:style-name="ce12" table:formula="of:=MAX([.$E$3:.E141]) - MIN([.$E$3:.E141])" office:value-type="float" office:value="0.00781998969571741" calcext:value-type="float">
            <text:p>0.007819990</text:p>
          </table:table-cell>
          <table:table-cell table:style-name="ce9" table:formula="of:=STDEV([.$E$3:.E141])" office:value-type="float" office:value="0.00127400518246358" calcext:value-type="float">
            <text:p>0.0012740052</text:p>
          </table:table-cell>
          <table:table-cell table:style-name="ce9" table:formula="of:=[.G141]/[.H141]" office:value-type="float" office:value="6.13811450954671" calcext:value-type="float">
            <text:p>6.1381145095</text:p>
          </table:table-cell>
          <table:table-cell table:style-name="ce9" table:formula="of:=SLOPE([.I126:.I141];[.W126:.W141])" office:value-type="float" office:value="35.7191143614289" calcext:value-type="float">
            <text:p>35.7191143614</text:p>
          </table:table-cell>
          <table:table-cell table:style-name="ce17" table:formula="of:=AVERAGE([.D134:.D141])" office:value-type="float" office:value="0.06344805375" calcext:value-type="float">
            <text:p>0.063448054</text:p>
          </table:table-cell>
          <table:table-cell table:style-name="ce19" table:formula="of:=([.D141] - [.K141])/[.K141]" office:value-type="percentage" office:value="0.00113393943151503" calcext:value-type="percentage">
            <text:p>0.113%</text:p>
          </table:table-cell>
          <table:table-cell table:style-name="ce22" table:formula="of:=[.D141]-[.L141]" office:value-type="float" office:value="0.062386060568485" calcext:value-type="float">
            <text:p>0.06238606</text:p>
          </table:table-cell>
          <table:table-cell table:style-name="ce27" table:formula="of:=ABS([.L140]-[.L141])" office:value-type="float" office:value="0.000236284927501101" calcext:value-type="float">
            <text:p>0.0002363</text:p>
          </table:table-cell>
          <table:table-cell table:style-name="ce34" table:formula="of:=IF(([.J141] &gt; [.$P$53]);(([.$M$53]+[.J141])/[.$O$53]);(([.$L$53]-[.J141])/[.$O$53]))" office:value-type="float" office:value="-0.166098679930792" calcext:value-type="float">
            <text:p>-0.17</text:p>
          </table:table-cell>
          <table:table-cell table:style-name="ce42" table:formula="of:=[.O141]-[.O140]" office:value-type="float" office:value="-0.00352099921395696" calcext:value-type="float">
            <text:p>-0.0035</text:p>
          </table:table-cell>
          <table:table-cell table:style-name="ce45" table:number-columns-repeated="2"/>
          <table:table-cell table:style-name="ce48" table:formula="of:=[.O141] - AVERAGE([.O136:.O141])" office:value-type="float" office:value="0.0073941490724532" calcext:value-type="float">
            <text:p>0.0073941491</text:p>
          </table:table-cell>
          <table:table-cell table:style-name="ce45" table:formula="of:=[.M141]-[.M140]" office:value-type="float" office:value="0.000236324927501107" calcext:value-type="float">
            <text:p>0.000</text:p>
          </table:table-cell>
          <table:table-cell table:style-name="ce45" table:formula="of:=AVERAGE([.O136:.O141])" office:value-type="float" office:value="-0.173492829003245" calcext:value-type="float">
            <text:p>-0.173</text:p>
          </table:table-cell>
          <table:table-cell table:style-name="ce9"/>
          <table:table-cell table:style-name="ce14" table:formula="of:=LOG([.X141])" office:value-type="float" office:value="2.92992956008459" calcext:value-type="float">
            <text:p>2.9299295601</text:p>
          </table:table-cell>
          <table:table-cell table:style-name="ce44" table:formula="of:=[.X140]+1" office:value-type="float" office:value="851" calcext:value-type="float">
            <text:p>85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42]/[.D141]" office:value-type="percentage" office:value="0" calcext:value-type="percentage">
            <text:p>0.0000%</text:p>
          </table:table-cell>
          <table:table-cell table:style-name="ce6" table:formula="of:=([.D142]-[.D141])" office:value-type="float" office:value="0" calcext:value-type="float">
            <text:p>0.00000000</text:p>
          </table:table-cell>
          <table:table-cell table:style-name="ce8" office:value-type="float" office:value="0.06352" calcext:value-type="float">
            <text:p>0.06352</text:p>
          </table:table-cell>
          <table:table-cell table:style-name="ce10" table:formula="of:=[.B142]-[.$S$2]" office:value-type="float" office:value="-0.00000268517647058823" calcext:value-type="float">
            <text:p>-0.00000269</text:p>
          </table:table-cell>
          <table:table-cell table:style-name="ce9" table:formula="of:=SUM([.$E$3:.E142])" office:value-type="float" office:value="0.00637553420363469" calcext:value-type="float">
            <text:p>0.0063755342</text:p>
          </table:table-cell>
          <table:table-cell table:style-name="ce12" table:formula="of:=MAX([.$E$3:.E142]) - MIN([.$E$3:.E142])" office:value-type="float" office:value="0.00781998969571741" calcext:value-type="float">
            <text:p>0.007819990</text:p>
          </table:table-cell>
          <table:table-cell table:style-name="ce9" table:formula="of:=STDEV([.$E$3:.E142])" office:value-type="float" office:value="0.00126942079534426" calcext:value-type="float">
            <text:p>0.0012694208</text:p>
          </table:table-cell>
          <table:table-cell table:style-name="ce9" table:formula="of:=[.G142]/[.H142]" office:value-type="float" office:value="6.16028170044011" calcext:value-type="float">
            <text:p>6.1602817004</text:p>
          </table:table-cell>
          <table:table-cell table:style-name="ce9" table:formula="of:=SLOPE([.I127:.I142];[.W127:.W142])" office:value-type="float" office:value="34.5326196015695" calcext:value-type="float">
            <text:p>34.5326196016</text:p>
          </table:table-cell>
          <table:table-cell table:style-name="ce17" table:formula="of:=AVERAGE([.D135:.D142])" office:value-type="float" office:value="0.06346305375" calcext:value-type="float">
            <text:p>0.063463054</text:p>
          </table:table-cell>
          <table:table-cell table:style-name="ce19" table:formula="of:=([.D142] - [.K142])/[.K142]" office:value-type="percentage" office:value="0.000897313423087665" calcext:value-type="percentage">
            <text:p>0.090%</text:p>
          </table:table-cell>
          <table:table-cell table:style-name="ce22" table:formula="of:=[.D142]-[.L142]" office:value-type="float" office:value="0.0626226865769123" calcext:value-type="float">
            <text:p>0.06262269</text:p>
          </table:table-cell>
          <table:table-cell table:style-name="ce27" table:formula="of:=ABS([.L141]-[.L142])" office:value-type="float" office:value="0.000236626008427365" calcext:value-type="float">
            <text:p>0.0002366</text:p>
          </table:table-cell>
          <table:table-cell table:style-name="ce34" table:formula="of:=IF(([.J142] &gt; [.$P$53]);(([.$M$53]+[.J142])/[.$O$53]);(([.$L$53]-[.J142])/[.$O$53]))" office:value-type="float" office:value="-0.172488620943913" calcext:value-type="float">
            <text:p>-0.17</text:p>
          </table:table-cell>
          <table:table-cell table:style-name="ce42" table:formula="of:=[.O142]-[.O141]" office:value-type="float" office:value="-0.00638994101312124" calcext:value-type="float">
            <text:p>-0.0064</text:p>
          </table:table-cell>
          <table:table-cell table:style-name="ce45" table:number-columns-repeated="2"/>
          <table:table-cell table:style-name="ce48" table:formula="of:=[.O142] - AVERAGE([.O137:.O142])" office:value-type="float" office:value="-0.00447201727219643" calcext:value-type="float">
            <text:p>-0.0044720173</text:p>
          </table:table-cell>
          <table:table-cell table:style-name="ce45" table:formula="of:=[.M142]-[.M141]" office:value-type="float" office:value="0.000236626008427374" calcext:value-type="float">
            <text:p>0.000</text:p>
          </table:table-cell>
          <table:table-cell table:style-name="ce45" table:formula="of:=AVERAGE([.O137:.O142])" office:value-type="float" office:value="-0.168016603671717" calcext:value-type="float">
            <text:p>-0.168</text:p>
          </table:table-cell>
          <table:table-cell table:style-name="ce9"/>
          <table:table-cell table:style-name="ce14" table:formula="of:=LOG([.X142])" office:value-type="float" office:value="2.9304395947667" calcext:value-type="float">
            <text:p>2.9304395948</text:p>
          </table:table-cell>
          <table:table-cell table:style-name="ce44" table:formula="of:=[.X141]+1" office:value-type="float" office:value="852" calcext:value-type="float">
            <text:p>85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43]/[.D142]" office:value-type="percentage" office:value="-0.00110185768261974" calcext:value-type="percentage">
            <text:p>-0.1102%</text:p>
          </table:table-cell>
          <table:table-cell table:style-name="ce6" table:formula="of:=([.D143]-[.D142])" office:value-type="float" office:value="-0.0000699900000000059" calcext:value-type="float">
            <text:p>-0.00006999</text:p>
          </table:table-cell>
          <table:table-cell table:style-name="ce8" office:value-type="float" office:value="0.06345001" calcext:value-type="float">
            <text:p>0.06345001</text:p>
          </table:table-cell>
          <table:table-cell table:style-name="ce10" table:formula="of:=[.B143]-[.$S$2]" office:value-type="float" office:value="-0.00110454285909033" calcext:value-type="float">
            <text:p>-0.00110454</text:p>
          </table:table-cell>
          <table:table-cell table:style-name="ce9" table:formula="of:=SUM([.$E$3:.E143])" office:value-type="float" office:value="0.00527099134454436" calcext:value-type="float">
            <text:p>0.0052709913</text:p>
          </table:table-cell>
          <table:table-cell table:style-name="ce12" table:formula="of:=MAX([.$E$3:.E143]) - MIN([.$E$3:.E143])" office:value-type="float" office:value="0.00781998969571741" calcext:value-type="float">
            <text:p>0.007819990</text:p>
          </table:table-cell>
          <table:table-cell table:style-name="ce9" table:formula="of:=STDEV([.$E$3:.E143])" office:value-type="float" office:value="0.00126858177663326" calcext:value-type="float">
            <text:p>0.0012685818</text:p>
          </table:table-cell>
          <table:table-cell table:style-name="ce9" table:formula="of:=[.G143]/[.H143]" office:value-type="float" office:value="6.16435600743941" calcext:value-type="float">
            <text:p>6.1643560074</text:p>
          </table:table-cell>
          <table:table-cell table:style-name="ce9" table:formula="of:=SLOPE([.I128:.I143];[.W128:.W143])" office:value-type="float" office:value="32.9455960078702" calcext:value-type="float">
            <text:p>32.9455960079</text:p>
          </table:table-cell>
          <table:table-cell table:style-name="ce17" table:formula="of:=AVERAGE([.D136:.D143])" office:value-type="float" office:value="0.063469305" calcext:value-type="float">
            <text:p>0.063469305</text:p>
          </table:table-cell>
          <table:table-cell table:style-name="ce19" table:formula="of:=([.D143] - [.K143])/[.K143]" office:value-type="percentage" office:value="-0.000304005219530961" calcext:value-type="percentage">
            <text:p>-0.030%</text:p>
          </table:table-cell>
          <table:table-cell table:style-name="ce22" table:formula="of:=[.D143]-[.L143]" office:value-type="float" office:value="0.063754015219531" calcext:value-type="float">
            <text:p>0.06375402</text:p>
          </table:table-cell>
          <table:table-cell table:style-name="ce27" table:formula="of:=ABS([.L142]-[.L143])" office:value-type="float" office:value="0.00120131864261863" calcext:value-type="float">
            <text:p>0.0012013</text:p>
          </table:table-cell>
          <table:table-cell table:style-name="ce34" table:formula="of:=IF(([.J143] &gt; [.$P$53]);(([.$M$53]+[.J143])/[.$O$53]);(([.$L$53]-[.J143])/[.$O$53]))" office:value-type="float" office:value="-0.181035634797874" calcext:value-type="float">
            <text:p>-0.18</text:p>
          </table:table-cell>
          <table:table-cell table:style-name="ce42" table:formula="of:=[.O143]-[.O142]" office:value-type="float" office:value="-0.00854701385396109" calcext:value-type="float">
            <text:p>-0.0085</text:p>
          </table:table-cell>
          <table:table-cell table:style-name="ce45" table:number-columns-repeated="2"/>
          <table:table-cell table:style-name="ce48" table:formula="of:=[.O143] - AVERAGE([.O138:.O143])" office:value-type="float" office:value="-0.0130694110820237" calcext:value-type="float">
            <text:p>-0.0130694111</text:p>
          </table:table-cell>
          <table:table-cell table:style-name="ce45" table:formula="of:=[.M143]-[.M142]" office:value-type="float" office:value="0.00113132864261861" calcext:value-type="float">
            <text:p>0.001</text:p>
          </table:table-cell>
          <table:table-cell table:style-name="ce45" table:formula="of:=AVERAGE([.O138:.O143])" office:value-type="float" office:value="-0.167966223715851" calcext:value-type="float">
            <text:p>-0.168</text:p>
          </table:table-cell>
          <table:table-cell table:style-name="ce9"/>
          <table:table-cell table:style-name="ce14" table:formula="of:=LOG([.X143])" office:value-type="float" office:value="2.93094903116752" calcext:value-type="float">
            <text:p>2.9309490312</text:p>
          </table:table-cell>
          <table:table-cell table:style-name="ce44" table:formula="of:=[.X142]+1" office:value-type="float" office:value="853" calcext:value-type="float">
            <text:p>85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44]/[.D143]" office:value-type="percentage" office:value="0.00094546872411834" calcext:value-type="percentage">
            <text:p>0.0945%</text:p>
          </table:table-cell>
          <table:table-cell table:style-name="ce6" table:formula="of:=([.D144]-[.D143])" office:value-type="float" office:value="0.0000599899999999959" calcext:value-type="float">
            <text:p>0.00005999</text:p>
          </table:table-cell>
          <table:table-cell table:style-name="ce8" office:value-type="float" office:value="0.06351" calcext:value-type="float">
            <text:p>0.06351</text:p>
          </table:table-cell>
          <table:table-cell table:style-name="ce10" table:formula="of:=[.B144]-[.$S$2]" office:value-type="float" office:value="0.000942783547647751" calcext:value-type="float">
            <text:p>0.00094278</text:p>
          </table:table-cell>
          <table:table-cell table:style-name="ce9" table:formula="of:=SUM([.$E$3:.E144])" office:value-type="float" office:value="0.00621377489219212" calcext:value-type="float">
            <text:p>0.0062137749</text:p>
          </table:table-cell>
          <table:table-cell table:style-name="ce12" table:formula="of:=MAX([.$E$3:.E144]) - MIN([.$E$3:.E144])" office:value-type="float" office:value="0.00781998969571741" calcext:value-type="float">
            <text:p>0.007819990</text:p>
          </table:table-cell>
          <table:table-cell table:style-name="ce9" table:formula="of:=STDEV([.$E$3:.E144])" office:value-type="float" office:value="0.00126635664022121" calcext:value-type="float">
            <text:p>0.0012663566</text:p>
          </table:table-cell>
          <table:table-cell table:style-name="ce9" table:formula="of:=[.G144]/[.H144]" office:value-type="float" office:value="6.17518750038016" calcext:value-type="float">
            <text:p>6.1751875004</text:p>
          </table:table-cell>
          <table:table-cell table:style-name="ce9" table:formula="of:=SLOPE([.I129:.I144];[.W129:.W144])" office:value-type="float" office:value="31.3773725451695" calcext:value-type="float">
            <text:p>31.3773725452</text:p>
          </table:table-cell>
          <table:table-cell table:style-name="ce17" table:formula="of:=AVERAGE([.D137:.D144])" office:value-type="float" office:value="0.063483055" calcext:value-type="float">
            <text:p>0.063483055</text:p>
          </table:table-cell>
          <table:table-cell table:style-name="ce19" table:formula="of:=([.D144] - [.K144])/[.K144]" office:value-type="percentage" office:value="0.000424443971702158" calcext:value-type="percentage">
            <text:p>0.042%</text:p>
          </table:table-cell>
          <table:table-cell table:style-name="ce22" table:formula="of:=[.D144]-[.L144]" office:value-type="float" office:value="0.0630855560282978" calcext:value-type="float">
            <text:p>0.06308556</text:p>
          </table:table-cell>
          <table:table-cell table:style-name="ce27" table:formula="of:=ABS([.L143]-[.L144])" office:value-type="float" office:value="0.000728449191233119" calcext:value-type="float">
            <text:p>0.0007284</text:p>
          </table:table-cell>
          <table:table-cell table:style-name="ce34" table:formula="of:=IF(([.J144] &gt; [.$P$53]);(([.$M$53]+[.J144])/[.$O$53]);(([.$L$53]-[.J144])/[.$O$53]))" office:value-type="float" office:value="-0.189481399381982" calcext:value-type="float">
            <text:p>-0.19</text:p>
          </table:table-cell>
          <table:table-cell table:style-name="ce42" table:formula="of:=[.O144]-[.O143]" office:value-type="float" office:value="-0.00844576458410762" calcext:value-type="float">
            <text:p>-0.0084</text:p>
          </table:table-cell>
          <table:table-cell table:style-name="ce45" table:number-columns-repeated="2"/>
          <table:table-cell table:style-name="ce48" table:formula="of:=[.O144] - AVERAGE([.O139:.O144])" office:value-type="float" office:value="-0.0175083429665322" calcext:value-type="float">
            <text:p>-0.0175083430</text:p>
          </table:table-cell>
          <table:table-cell table:style-name="ce45" table:formula="of:=[.M144]-[.M143]" office:value-type="float" office:value="-0.000668459191233123" calcext:value-type="float">
            <text:p>-0.001</text:p>
          </table:table-cell>
          <table:table-cell table:style-name="ce45" table:formula="of:=AVERAGE([.O139:.O144])" office:value-type="float" office:value="-0.17197305641545" calcext:value-type="float">
            <text:p>-0.172</text:p>
          </table:table-cell>
          <table:table-cell table:style-name="ce9"/>
          <table:table-cell table:style-name="ce14" table:formula="of:=LOG([.X144])" office:value-type="float" office:value="2.931457870689" calcext:value-type="float">
            <text:p>2.9314578707</text:p>
          </table:table-cell>
          <table:table-cell table:style-name="ce44" table:formula="of:=[.X143]+1" office:value-type="float" office:value="854" calcext:value-type="float">
            <text:p>85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45]/[.D144]" office:value-type="percentage" office:value="-0.000787277594079586" calcext:value-type="percentage">
            <text:p>-0.0787%</text:p>
          </table:table-cell>
          <table:table-cell table:style-name="ce6" table:formula="of:=([.D145]-[.D144])" office:value-type="float" office:value="-0.0000499999999999945" calcext:value-type="float">
            <text:p>-0.00005000</text:p>
          </table:table-cell>
          <table:table-cell table:style-name="ce8" office:value-type="float" office:value="0.06346" calcext:value-type="float">
            <text:p>0.06346</text:p>
          </table:table-cell>
          <table:table-cell table:style-name="ce10" table:formula="of:=[.B145]-[.$S$2]" office:value-type="float" office:value="-0.000789962770550174" calcext:value-type="float">
            <text:p>-0.00078996</text:p>
          </table:table-cell>
          <table:table-cell table:style-name="ce9" table:formula="of:=SUM([.$E$3:.E145])" office:value-type="float" office:value="0.00542381212164194" calcext:value-type="float">
            <text:p>0.0054238121</text:p>
          </table:table-cell>
          <table:table-cell table:style-name="ce12" table:formula="of:=MAX([.$E$3:.E145]) - MIN([.$E$3:.E145])" office:value-type="float" office:value="0.00781998969571741" calcext:value-type="float">
            <text:p>0.007819990</text:p>
          </table:table-cell>
          <table:table-cell table:style-name="ce9" table:formula="of:=STDEV([.$E$3:.E145])" office:value-type="float" office:value="0.00126381428576426" calcext:value-type="float">
            <text:p>0.0012638143</text:p>
          </table:table-cell>
          <table:table-cell table:style-name="ce9" table:formula="of:=[.G145]/[.H145]" office:value-type="float" office:value="6.18760982828142" calcext:value-type="float">
            <text:p>6.1876098283</text:p>
          </table:table-cell>
          <table:table-cell table:style-name="ce9" table:formula="of:=SLOPE([.I130:.I145];[.W130:.W145])" office:value-type="float" office:value="29.9369225903277" calcext:value-type="float">
            <text:p>29.9369225903</text:p>
          </table:table-cell>
          <table:table-cell table:style-name="ce17" table:formula="of:=AVERAGE([.D138:.D145])" office:value-type="float" office:value="0.0634874925" calcext:value-type="float">
            <text:p>0.063487493</text:p>
          </table:table-cell>
          <table:table-cell table:style-name="ce19" table:formula="of:=([.D145] - [.K145])/[.K145]" office:value-type="percentage" office:value="-0.000433038050762576" calcext:value-type="percentage">
            <text:p>-0.043%</text:p>
          </table:table-cell>
          <table:table-cell table:style-name="ce22" table:formula="of:=[.D145]-[.L145]" office:value-type="float" office:value="0.0638930380507626" calcext:value-type="float">
            <text:p>0.06389304</text:p>
          </table:table-cell>
          <table:table-cell table:style-name="ce27" table:formula="of:=ABS([.L144]-[.L145])" office:value-type="float" office:value="0.000857482022464735" calcext:value-type="float">
            <text:p>0.0008575</text:p>
          </table:table-cell>
          <table:table-cell table:style-name="ce34" table:formula="of:=IF(([.J145] &gt; [.$P$53]);(([.$M$53]+[.J145])/[.$O$53]);(([.$L$53]-[.J145])/[.$O$53]))" office:value-type="float" office:value="-0.197239031826042" calcext:value-type="float">
            <text:p>-0.20</text:p>
          </table:table-cell>
          <table:table-cell table:style-name="ce42" table:formula="of:=[.O145]-[.O144]" office:value-type="float" office:value="-0.00775763244406028" calcext:value-type="float">
            <text:p>-0.0078</text:p>
          </table:table-cell>
          <table:table-cell table:style-name="ce45" table:number-columns-repeated="2"/>
          <table:table-cell table:style-name="ce48" table:formula="of:=[.O145] - AVERAGE([.O140:.O145])" office:value-type="float" office:value="-0.0190855238931358" calcext:value-type="float">
            <text:p>-0.0190855239</text:p>
          </table:table-cell>
          <table:table-cell table:style-name="ce45" table:formula="of:=[.M145]-[.M144]" office:value-type="float" office:value="0.000807482022464737" calcext:value-type="float">
            <text:p>0.001</text:p>
          </table:table-cell>
          <table:table-cell table:style-name="ce45" table:formula="of:=AVERAGE([.O140:.O145])" office:value-type="float" office:value="-0.178153507932906" calcext:value-type="float">
            <text:p>-0.178</text:p>
          </table:table-cell>
          <table:table-cell table:style-name="ce9"/>
          <table:table-cell table:style-name="ce14" table:formula="of:=LOG([.X145])" office:value-type="float" office:value="2.93196611472817" calcext:value-type="float">
            <text:p>2.9319661147</text:p>
          </table:table-cell>
          <table:table-cell table:style-name="ce44" table:formula="of:=[.X144]+1" office:value-type="float" office:value="855" calcext:value-type="float">
            <text:p>85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46]/[.D145]" office:value-type="percentage" office:value="-0.000945477466120462" calcext:value-type="percentage">
            <text:p>-0.0945%</text:p>
          </table:table-cell>
          <table:table-cell table:style-name="ce6" table:formula="of:=([.D146]-[.D145])" office:value-type="float" office:value="-0.0000600000000000045" calcext:value-type="float">
            <text:p>-0.00006000</text:p>
          </table:table-cell>
          <table:table-cell table:style-name="ce8" office:value-type="float" office:value="0.0634" calcext:value-type="float">
            <text:p>0.0634</text:p>
          </table:table-cell>
          <table:table-cell table:style-name="ce10" table:formula="of:=[.B146]-[.$S$2]" office:value-type="float" office:value="-0.00094816264259105" calcext:value-type="float">
            <text:p>-0.00094816</text:p>
          </table:table-cell>
          <table:table-cell table:style-name="ce9" table:formula="of:=SUM([.$E$3:.E146])" office:value-type="float" office:value="0.00447564947905089" calcext:value-type="float">
            <text:p>0.0044756495</text:p>
          </table:table-cell>
          <table:table-cell table:style-name="ce12" table:formula="of:=MAX([.$E$3:.E146]) - MIN([.$E$3:.E146])" office:value-type="float" office:value="0.00781998969571741" calcext:value-type="float">
            <text:p>0.007819990</text:p>
          </table:table-cell>
          <table:table-cell table:style-name="ce9" table:formula="of:=STDEV([.$E$3:.E146])" office:value-type="float" office:value="0.0012620656660013" calcext:value-type="float">
            <text:p>0.0012620657</text:p>
          </table:table-cell>
          <table:table-cell table:style-name="ce9" table:formula="of:=[.G146]/[.H146]" office:value-type="float" office:value="6.19618289791061" calcext:value-type="float">
            <text:p>6.1961828979</text:p>
          </table:table-cell>
          <table:table-cell table:style-name="ce9" table:formula="of:=SLOPE([.I131:.I146];[.W131:.W146])" office:value-type="float" office:value="28.5396972148785" calcext:value-type="float">
            <text:p>28.5396972149</text:p>
          </table:table-cell>
          <table:table-cell table:style-name="ce17" table:formula="of:=AVERAGE([.D139:.D146])" office:value-type="float" office:value="0.0634874925" calcext:value-type="float">
            <text:p>0.063487493</text:p>
          </table:table-cell>
          <table:table-cell table:style-name="ce19" table:formula="of:=([.D146] - [.K146])/[.K146]" office:value-type="percentage" office:value="-0.00137810608916407" calcext:value-type="percentage">
            <text:p>-0.138%</text:p>
          </table:table-cell>
          <table:table-cell table:style-name="ce22" table:formula="of:=[.D146]-[.L146]" office:value-type="float" office:value="0.0647781060891641" calcext:value-type="float">
            <text:p>0.06477811</text:p>
          </table:table-cell>
          <table:table-cell table:style-name="ce27" table:formula="of:=ABS([.L145]-[.L146])" office:value-type="float" office:value="0.000945068038401493" calcext:value-type="float">
            <text:p>0.0009451</text:p>
          </table:table-cell>
          <table:table-cell table:style-name="ce34" table:formula="of:=IF(([.J146] &gt; [.$P$53]);(([.$M$53]+[.J146])/[.$O$53]);(([.$L$53]-[.J146])/[.$O$53]))" office:value-type="float" office:value="-0.204763875620729" calcext:value-type="float">
            <text:p>-0.20</text:p>
          </table:table-cell>
          <table:table-cell table:style-name="ce42" table:formula="of:=[.O146]-[.O145]" office:value-type="float" office:value="-0.00752484379468676" calcext:value-type="float">
            <text:p>-0.0075</text:p>
          </table:table-cell>
          <table:table-cell table:style-name="ce45" table:number-columns-repeated="2"/>
          <table:table-cell table:style-name="ce48" table:formula="of:=[.O146] - AVERAGE([.O141:.O146])" office:value-type="float" office:value="-0.0195793352038402" calcext:value-type="float">
            <text:p>-0.0195793352</text:p>
          </table:table-cell>
          <table:table-cell table:style-name="ce45" table:formula="of:=[.M146]-[.M145]" office:value-type="float" office:value="0.000885068038401493" calcext:value-type="float">
            <text:p>0.001</text:p>
          </table:table-cell>
          <table:table-cell table:style-name="ce45" table:formula="of:=AVERAGE([.O141:.O146])" office:value-type="float" office:value="-0.185184540416889" calcext:value-type="float">
            <text:p>-0.185</text:p>
          </table:table-cell>
          <table:table-cell table:style-name="ce9"/>
          <table:table-cell table:style-name="ce14" table:formula="of:=LOG([.X146])" office:value-type="float" office:value="2.93247376467715" calcext:value-type="float">
            <text:p>2.9324737647</text:p>
          </table:table-cell>
          <table:table-cell table:style-name="ce44" table:formula="of:=[.X145]+1" office:value-type="float" office:value="856" calcext:value-type="float">
            <text:p>85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47]/[.D146]" office:value-type="percentage" office:value="0.000946214511041163" calcext:value-type="percentage">
            <text:p>0.0946%</text:p>
          </table:table-cell>
          <table:table-cell table:style-name="ce6" table:formula="of:=([.D147]-[.D146])" office:value-type="float" office:value="0.0000599900000000098" calcext:value-type="float">
            <text:p>0.00005999</text:p>
          </table:table-cell>
          <table:table-cell table:style-name="ce8" office:value-type="float" office:value="0.06345999" calcext:value-type="float">
            <text:p>0.06345999</text:p>
          </table:table-cell>
          <table:table-cell table:style-name="ce10" table:formula="of:=[.B147]-[.$S$2]" office:value-type="float" office:value="0.000943529334570575" calcext:value-type="float">
            <text:p>0.00094353</text:p>
          </table:table-cell>
          <table:table-cell table:style-name="ce9" table:formula="of:=SUM([.$E$3:.E147])" office:value-type="float" office:value="0.00541917881362147" calcext:value-type="float">
            <text:p>0.0054191788</text:p>
          </table:table-cell>
          <table:table-cell table:style-name="ce12" table:formula="of:=MAX([.$E$3:.E147]) - MIN([.$E$3:.E147])" office:value-type="float" office:value="0.00781998969571741" calcext:value-type="float">
            <text:p>0.007819990</text:p>
          </table:table-cell>
          <table:table-cell table:style-name="ce9" table:formula="of:=STDEV([.$E$3:.E147])" office:value-type="float" office:value="0.00125995649703662" calcext:value-type="float">
            <text:p>0.0012599565</text:p>
          </table:table-cell>
          <table:table-cell table:style-name="ce9" table:formula="of:=[.G147]/[.H147]" office:value-type="float" office:value="6.20655531687783" calcext:value-type="float">
            <text:p>6.2065553169</text:p>
          </table:table-cell>
          <table:table-cell table:style-name="ce9" table:formula="of:=SLOPE([.I132:.I147];[.W132:.W147])" office:value-type="float" office:value="27.2971271508422" calcext:value-type="float">
            <text:p>27.2971271508</text:p>
          </table:table-cell>
          <table:table-cell table:style-name="ce17" table:formula="of:=AVERAGE([.D140:.D147])" office:value-type="float" office:value="0.063479995" calcext:value-type="float">
            <text:p>0.063479995</text:p>
          </table:table-cell>
          <table:table-cell table:style-name="ce19" table:formula="of:=([.D147] - [.K147])/[.K147]" office:value-type="percentage" office:value="-0.000315138651160944" calcext:value-type="percentage">
            <text:p>-0.032%</text:p>
          </table:table-cell>
          <table:table-cell table:style-name="ce22" table:formula="of:=[.D147]-[.L147]" office:value-type="float" office:value="0.063775128651161" calcext:value-type="float">
            <text:p>0.06377513</text:p>
          </table:table-cell>
          <table:table-cell table:style-name="ce27" table:formula="of:=ABS([.L146]-[.L147])" office:value-type="float" office:value="0.00106296743800313" calcext:value-type="float">
            <text:p>0.0010630</text:p>
          </table:table-cell>
          <table:table-cell table:style-name="ce34" table:formula="of:=IF(([.J147] &gt; [.$P$53]);(([.$M$53]+[.J147])/[.$O$53]);(([.$L$53]-[.J147])/[.$O$53]))" office:value-type="float" office:value="-0.211455813657441" calcext:value-type="float">
            <text:p>-0.21</text:p>
          </table:table-cell>
          <table:table-cell table:style-name="ce42" table:formula="of:=[.O147]-[.O146]" office:value-type="float" office:value="-0.00669193803671206" calcext:value-type="float">
            <text:p>-0.0067</text:p>
          </table:table-cell>
          <table:table-cell table:style-name="ce45" table:number-columns-repeated="2"/>
          <table:table-cell table:style-name="ce48" table:formula="of:=[.O147] - AVERAGE([.O142:.O147])" office:value-type="float" office:value="-0.0187117509527774" calcext:value-type="float">
            <text:p>-0.0187117510</text:p>
          </table:table-cell>
          <table:table-cell table:style-name="ce45" table:formula="of:=[.M147]-[.M146]" office:value-type="float" office:value="-0.00100297743800311" calcext:value-type="float">
            <text:p>-0.001</text:p>
          </table:table-cell>
          <table:table-cell table:style-name="ce45" table:formula="of:=AVERAGE([.O142:.O147])" office:value-type="float" office:value="-0.192744062704664" calcext:value-type="float">
            <text:p>-0.193</text:p>
          </table:table-cell>
          <table:table-cell table:style-name="ce9"/>
          <table:table-cell table:style-name="ce14" table:formula="of:=LOG([.X147])" office:value-type="float" office:value="2.9329808219232" calcext:value-type="float">
            <text:p>2.9329808219</text:p>
          </table:table-cell>
          <table:table-cell table:style-name="ce44" table:formula="of:=[.X146]+1" office:value-type="float" office:value="857" calcext:value-type="float">
            <text:p>85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48]/[.D147]" office:value-type="percentage" office:value="0.000945477615108206" calcext:value-type="percentage">
            <text:p>0.0945%</text:p>
          </table:table-cell>
          <table:table-cell table:style-name="ce6" table:formula="of:=([.D148]-[.D147])" office:value-type="float" office:value="0.0000599999999999906" calcext:value-type="float">
            <text:p>0.00006000</text:p>
          </table:table-cell>
          <table:table-cell table:style-name="ce8" office:value-type="float" office:value="0.06351999" calcext:value-type="float">
            <text:p>0.06351999</text:p>
          </table:table-cell>
          <table:table-cell table:style-name="ce10" table:formula="of:=[.B148]-[.$S$2]" office:value-type="float" office:value="0.000942792438637618" calcext:value-type="float">
            <text:p>0.00094279</text:p>
          </table:table-cell>
          <table:table-cell table:style-name="ce9" table:formula="of:=SUM([.$E$3:.E148])" office:value-type="float" office:value="0.00636197125225908" calcext:value-type="float">
            <text:p>0.0063619713</text:p>
          </table:table-cell>
          <table:table-cell table:style-name="ce12" table:formula="of:=MAX([.$E$3:.E148]) - MIN([.$E$3:.E148])" office:value-type="float" office:value="0.00781998969571741" calcext:value-type="float">
            <text:p>0.007819990</text:p>
          </table:table-cell>
          <table:table-cell table:style-name="ce9" table:formula="of:=STDEV([.$E$3:.E148])" office:value-type="float" office:value="0.00125783827191348" calcext:value-type="float">
            <text:p>0.0012578383</text:p>
          </table:table-cell>
          <table:table-cell table:style-name="ce9" table:formula="of:=[.G148]/[.H148]" office:value-type="float" office:value="6.21700728172411" calcext:value-type="float">
            <text:p>6.2170072817</text:p>
          </table:table-cell>
          <table:table-cell table:style-name="ce9" table:formula="of:=SLOPE([.I133:.I148];[.W133:.W148])" office:value-type="float" office:value="25.877515437657" calcext:value-type="float">
            <text:p>25.8775154377</text:p>
          </table:table-cell>
          <table:table-cell table:style-name="ce17" table:formula="of:=AVERAGE([.D141:.D148])" office:value-type="float" office:value="0.06347999875" calcext:value-type="float">
            <text:p>0.063479999</text:p>
          </table:table-cell>
          <table:table-cell table:style-name="ce19" table:formula="of:=([.D148] - [.K148])/[.K148]" office:value-type="percentage" office:value="0.000629981896462815" calcext:value-type="percentage">
            <text:p>0.063%</text:p>
          </table:table-cell>
          <table:table-cell table:style-name="ce22" table:formula="of:=[.D148]-[.L148]" office:value-type="float" office:value="0.0628900081035372" calcext:value-type="float">
            <text:p>0.06289001</text:p>
          </table:table-cell>
          <table:table-cell table:style-name="ce27" table:formula="of:=ABS([.L147]-[.L148])" office:value-type="float" office:value="0.00094512054762376" calcext:value-type="float">
            <text:p>0.0009451</text:p>
          </table:table-cell>
          <table:table-cell table:style-name="ce34" table:formula="of:=IF(([.J148] &gt; [.$P$53]);(([.$M$53]+[.J148])/[.$O$53]);(([.$L$53]-[.J148])/[.$O$53]))" office:value-type="float" office:value="0.502168855384856" calcext:value-type="float">
            <text:p>0.50</text:p>
          </table:table-cell>
          <table:table-cell table:style-name="ce42" table:formula="of:=[.O148]-[.O147]" office:value-type="float" office:value="0.713624669042297" calcext:value-type="float">
            <text:p>0.7136</text:p>
          </table:table-cell>
          <table:table-cell table:style-name="ce45" table:number-columns-repeated="2"/>
          <table:table-cell table:style-name="ce48" table:formula="of:=[.O148] - AVERAGE([.O143:.O148])" office:value-type="float" office:value="0.582470005368058" calcext:value-type="float">
            <text:p>0.5824700054</text:p>
          </table:table-cell>
          <table:table-cell table:style-name="ce45" table:formula="of:=[.M148]-[.M147]" office:value-type="float" office:value="-0.000885120547623783" calcext:value-type="float">
            <text:p>-0.001</text:p>
          </table:table-cell>
          <table:table-cell table:style-name="ce45" table:formula="of:=AVERAGE([.O143:.O148])" office:value-type="float" office:value="-0.0803011499832021" calcext:value-type="float">
            <text:p>-0.080</text:p>
          </table:table-cell>
          <table:table-cell table:style-name="ce9"/>
          <table:table-cell table:style-name="ce14" table:formula="of:=LOG([.X148])" office:value-type="float" office:value="2.93348728784871" calcext:value-type="float">
            <text:p>2.9334872878</text:p>
          </table:table-cell>
          <table:table-cell table:style-name="ce44" table:formula="of:=[.X147]+1" office:value-type="float" office:value="858" calcext:value-type="float">
            <text:p>85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49]/[.D148]" office:value-type="percentage" office:value="0.000000157430755398643" calcext:value-type="percentage">
            <text:p>0.0000%</text:p>
          </table:table-cell>
          <table:table-cell table:style-name="ce6" table:formula="of:=([.D149]-[.D148])" office:value-type="float" office:value="0.0000000100000000086142" calcext:value-type="float">
            <text:p>0.00000001</text:p>
          </table:table-cell>
          <table:table-cell table:style-name="ce8" office:value-type="float" office:value="0.06352" calcext:value-type="float">
            <text:p>0.06352</text:p>
          </table:table-cell>
          <table:table-cell table:style-name="ce10" table:formula="of:=[.B149]-[.$S$2]" office:value-type="float" office:value="-0.00000252774571518959" calcext:value-type="float">
            <text:p>-0.00000253</text:p>
          </table:table-cell>
          <table:table-cell table:style-name="ce9" table:formula="of:=SUM([.$E$3:.E149])" office:value-type="float" office:value="0.00635944350654389" calcext:value-type="float">
            <text:p>0.0063594435</text:p>
          </table:table-cell>
          <table:table-cell table:style-name="ce12" table:formula="of:=MAX([.$E$3:.E149]) - MIN([.$E$3:.E149])" office:value-type="float" office:value="0.00781998969571741" calcext:value-type="float">
            <text:p>0.007819990</text:p>
          </table:table-cell>
          <table:table-cell table:style-name="ce9" table:formula="of:=STDEV([.$E$3:.E149])" office:value-type="float" office:value="0.0012535289724309" calcext:value-type="float">
            <text:p>0.001253529</text:p>
          </table:table-cell>
          <table:table-cell table:style-name="ce9" table:formula="of:=[.G149]/[.H149]" office:value-type="float" office:value="6.23837970059245" calcext:value-type="float">
            <text:p>6.2383797006</text:p>
          </table:table-cell>
          <table:table-cell table:style-name="ce9" table:formula="of:=SLOPE([.I134:.I149];[.W134:.W149])" office:value-type="float" office:value="24.8349705974288" calcext:value-type="float">
            <text:p>24.8349705974</text:p>
          </table:table-cell>
          <table:table-cell table:style-name="ce17" table:formula="of:=AVERAGE([.D142:.D149])" office:value-type="float" office:value="0.06347999875" calcext:value-type="float">
            <text:p>0.063479999</text:p>
          </table:table-cell>
          <table:table-cell table:style-name="ce19" table:formula="of:=([.D149] - [.K149])/[.K149]" office:value-type="percentage" office:value="0.00063013942639674" calcext:value-type="percentage">
            <text:p>0.063%</text:p>
          </table:table-cell>
          <table:table-cell table:style-name="ce22" table:formula="of:=[.D149]-[.L149]" office:value-type="float" office:value="0.0628898605736033" calcext:value-type="float">
            <text:p>0.06288986</text:p>
          </table:table-cell>
          <table:table-cell table:style-name="ce27" table:formula="of:=ABS([.L148]-[.L149])" office:value-type="float" office:value="0.00000015752993392452" calcext:value-type="float">
            <text:p>0.0000002</text:p>
          </table:table-cell>
          <table:table-cell table:style-name="ce34" table:formula="of:=IF(([.J149] &gt; [.$P$53]);(([.$M$53]+[.J149])/[.$O$53]);(([.$L$53]-[.J149])/[.$O$53]))" office:value-type="float" office:value="0.507783545190466" calcext:value-type="float">
            <text:p>0.51</text:p>
          </table:table-cell>
          <table:table-cell table:style-name="ce42" table:formula="of:=[.O149]-[.O148]" office:value-type="float" office:value="0.00561468980561009" calcext:value-type="float">
            <text:p>0.0056</text:p>
          </table:table-cell>
          <table:table-cell table:style-name="ce45" table:number-columns-repeated="2"/>
          <table:table-cell table:style-name="ce48" table:formula="of:=[.O149] - AVERAGE([.O144:.O149])" office:value-type="float" office:value="0.473281498508944" calcext:value-type="float">
            <text:p>0.4732814985</text:p>
          </table:table-cell>
          <table:table-cell table:style-name="ce45" table:formula="of:=[.M149]-[.M148]" office:value-type="float" office:value="-0.000000147529933908208" calcext:value-type="float">
            <text:p>0.000</text:p>
          </table:table-cell>
          <table:table-cell table:style-name="ce45" table:formula="of:=AVERAGE([.O144:.O149])" office:value-type="float" office:value="0.0345020466815212" calcext:value-type="float">
            <text:p>0.035</text:p>
          </table:table-cell>
          <table:table-cell table:style-name="ce9"/>
          <table:table-cell table:style-name="ce14" table:formula="of:=LOG([.X149])" office:value-type="float" office:value="2.93399316383124" calcext:value-type="float">
            <text:p>2.9339931638</text:p>
          </table:table-cell>
          <table:table-cell table:style-name="ce44" table:formula="of:=[.X148]+1" office:value-type="float" office:value="859" calcext:value-type="float">
            <text:p>85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50]/[.D149]" office:value-type="percentage" office:value="0" calcext:value-type="percentage">
            <text:p>0.0000%</text:p>
          </table:table-cell>
          <table:table-cell table:style-name="ce6" table:formula="of:=([.D150]-[.D149])" office:value-type="float" office:value="0" calcext:value-type="float">
            <text:p>0.00000000</text:p>
          </table:table-cell>
          <table:table-cell table:style-name="ce8" office:value-type="float" office:value="0.06352" calcext:value-type="float">
            <text:p>0.06352</text:p>
          </table:table-cell>
          <table:table-cell table:style-name="ce10" table:formula="of:=[.B150]-[.$S$2]" office:value-type="float" office:value="-0.00000268517647058823" calcext:value-type="float">
            <text:p>-0.00000269</text:p>
          </table:table-cell>
          <table:table-cell table:style-name="ce9" table:formula="of:=SUM([.$E$3:.E150])" office:value-type="float" office:value="0.00635675833007331" calcext:value-type="float">
            <text:p>0.0063567583</text:p>
          </table:table-cell>
          <table:table-cell table:style-name="ce12" table:formula="of:=MAX([.$E$3:.E150]) - MIN([.$E$3:.E150])" office:value-type="float" office:value="0.00781998969571741" calcext:value-type="float">
            <text:p>0.007819990</text:p>
          </table:table-cell>
          <table:table-cell table:style-name="ce9" table:formula="of:=STDEV([.$E$3:.E150])" office:value-type="float" office:value="0.00124926370152522" calcext:value-type="float">
            <text:p>0.0012492637</text:p>
          </table:table-cell>
          <table:table-cell table:style-name="ce9" table:formula="of:=[.G150]/[.H150]" office:value-type="float" office:value="6.25967895022484" calcext:value-type="float">
            <text:p>6.2596789502</text:p>
          </table:table-cell>
          <table:table-cell table:style-name="ce9" table:formula="of:=SLOPE([.I135:.I150];[.W135:.W150])" office:value-type="float" office:value="24.5112467020185" calcext:value-type="float">
            <text:p>24.511246702</text:p>
          </table:table-cell>
          <table:table-cell table:style-name="ce17" table:formula="of:=AVERAGE([.D143:.D150])" office:value-type="float" office:value="0.06347999875" calcext:value-type="float">
            <text:p>0.063479999</text:p>
          </table:table-cell>
          <table:table-cell table:style-name="ce19" table:formula="of:=([.D150] - [.K150])/[.K150]" office:value-type="percentage" office:value="0.00063013942639674" calcext:value-type="percentage">
            <text:p>0.063%</text:p>
          </table:table-cell>
          <table:table-cell table:style-name="ce22" table:formula="of:=[.D150]-[.L150]" office:value-type="float" office:value="0.0628898605736033" calcext:value-type="float">
            <text:p>0.06288986</text:p>
          </table:table-cell>
          <table:table-cell table:style-name="ce27" table:formula="of:=ABS([.L149]-[.L150])" office:value-type="float" office:value="0" calcext:value-type="float">
            <text:p>0.0000000</text:p>
          </table:table-cell>
          <table:table-cell table:style-name="ce34" table:formula="of:=IF(([.J150] &gt; [.$P$53]);(([.$M$53]+[.J150])/[.$O$53]);(([.$L$53]-[.J150])/[.$O$53]))" office:value-type="float" office:value="0.509526980278586" calcext:value-type="float">
            <text:p>0.51</text:p>
          </table:table-cell>
          <table:table-cell table:style-name="ce42" table:formula="of:=[.O150]-[.O149]" office:value-type="float" office:value="0.00174343508812003" calcext:value-type="float">
            <text:p>0.0017</text:p>
          </table:table-cell>
          <table:table-cell table:style-name="ce45" table:number-columns-repeated="2"/>
          <table:table-cell table:style-name="ce48" table:formula="of:=[.O150] - AVERAGE([.O145:.O150])" office:value-type="float" office:value="0.35852353698697" calcext:value-type="float">
            <text:p>0.3585235370</text:p>
          </table:table-cell>
          <table:table-cell table:style-name="ce45" table:formula="of:=[.M150]-[.M149]" office:value-type="float" office:value="0" calcext:value-type="float">
            <text:p>0.000</text:p>
          </table:table-cell>
          <table:table-cell table:style-name="ce45" table:formula="of:=AVERAGE([.O145:.O150])" office:value-type="float" office:value="0.151003443291616" calcext:value-type="float">
            <text:p>0.151</text:p>
          </table:table-cell>
          <table:table-cell table:style-name="ce9"/>
          <table:table-cell table:style-name="ce14" table:formula="of:=LOG([.X150])" office:value-type="float" office:value="2.93449845124357" calcext:value-type="float">
            <text:p>2.9344984512</text:p>
          </table:table-cell>
          <table:table-cell table:style-name="ce44" table:formula="of:=[.X149]+1" office:value-type="float" office:value="860" calcext:value-type="float">
            <text:p>86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51]/[.D150]" office:value-type="percentage" office:value="0" calcext:value-type="percentage">
            <text:p>0.0000%</text:p>
          </table:table-cell>
          <table:table-cell table:style-name="ce6" table:formula="of:=([.D151]-[.D150])" office:value-type="float" office:value="0" calcext:value-type="float">
            <text:p>0.00000000</text:p>
          </table:table-cell>
          <table:table-cell table:style-name="ce8" office:value-type="float" office:value="0.06352" calcext:value-type="float">
            <text:p>0.06352</text:p>
          </table:table-cell>
          <table:table-cell table:style-name="ce10" table:formula="of:=[.B151]-[.$S$2]" office:value-type="float" office:value="-0.00000268517647058823" calcext:value-type="float">
            <text:p>-0.00000269</text:p>
          </table:table-cell>
          <table:table-cell table:style-name="ce9" table:formula="of:=SUM([.$E$3:.E151])" office:value-type="float" office:value="0.00635407315360272" calcext:value-type="float">
            <text:p>0.0063540732</text:p>
          </table:table-cell>
          <table:table-cell table:style-name="ce12" table:formula="of:=MAX([.$E$3:.E151]) - MIN([.$E$3:.E151])" office:value-type="float" office:value="0.00781998969571741" calcext:value-type="float">
            <text:p>0.007819990</text:p>
          </table:table-cell>
          <table:table-cell table:style-name="ce9" table:formula="of:=STDEV([.$E$3:.E151])" office:value-type="float" office:value="0.00124504167599238" calcext:value-type="float">
            <text:p>0.0012450417</text:p>
          </table:table-cell>
          <table:table-cell table:style-name="ce9" table:formula="of:=[.G151]/[.H151]" office:value-type="float" office:value="6.28090597006268" calcext:value-type="float">
            <text:p>6.2809059701</text:p>
          </table:table-cell>
          <table:table-cell table:style-name="ce9" table:formula="of:=SLOPE([.I136:.I151];[.W136:.W151])" office:value-type="float" office:value="24.9123124747162" calcext:value-type="float">
            <text:p>24.9123124747</text:p>
          </table:table-cell>
          <table:table-cell table:style-name="ce17" table:formula="of:=AVERAGE([.D144:.D151])" office:value-type="float" office:value="0.0634887475" calcext:value-type="float">
            <text:p>0.063488748</text:p>
          </table:table-cell>
          <table:table-cell table:style-name="ce19" table:formula="of:=([.D151] - [.K151])/[.K151]" office:value-type="percentage" office:value="0.000492252583814307" calcext:value-type="percentage">
            <text:p>0.049%</text:p>
          </table:table-cell>
          <table:table-cell table:style-name="ce22" table:formula="of:=[.D151]-[.L151]" office:value-type="float" office:value="0.0630277474161857" calcext:value-type="float">
            <text:p>0.06302775</text:p>
          </table:table-cell>
          <table:table-cell table:style-name="ce27" table:formula="of:=ABS([.L150]-[.L151])" office:value-type="float" office:value="0.000137886842582433" calcext:value-type="float">
            <text:p>0.0001379</text:p>
          </table:table-cell>
          <table:table-cell table:style-name="ce34" table:formula="of:=IF(([.J151] &gt; [.$P$53]);(([.$M$53]+[.J151])/[.$O$53]);(([.$L$53]-[.J151])/[.$O$53]))" office:value-type="float" office:value="0.507367015720273" calcext:value-type="float">
            <text:p>0.51</text:p>
          </table:table-cell>
          <table:table-cell table:style-name="ce42" table:formula="of:=[.O151]-[.O150]" office:value-type="float" office:value="-0.00215996455831291" calcext:value-type="float">
            <text:p>-0.0022</text:p>
          </table:table-cell>
          <table:table-cell table:style-name="ce45" table:number-columns-repeated="2"/>
          <table:table-cell table:style-name="ce48" table:formula="of:=[.O151] - AVERAGE([.O146:.O151])" office:value-type="float" office:value="0.238929231170938" calcext:value-type="float">
            <text:p>0.2389292312</text:p>
          </table:table-cell>
          <table:table-cell table:style-name="ce45" table:formula="of:=[.M151]-[.M150]" office:value-type="float" office:value="0.000137886842582438" calcext:value-type="float">
            <text:p>0.000</text:p>
          </table:table-cell>
          <table:table-cell table:style-name="ce45" table:formula="of:=AVERAGE([.O146:.O151])" office:value-type="float" office:value="0.268437784549335" calcext:value-type="float">
            <text:p>0.268</text:p>
          </table:table-cell>
          <table:table-cell table:style-name="ce9"/>
          <table:table-cell table:style-name="ce14" table:formula="of:=LOG([.X151])" office:value-type="float" office:value="2.93500315145365" calcext:value-type="float">
            <text:p>2.9350031515</text:p>
          </table:table-cell>
          <table:table-cell table:style-name="ce44" table:formula="of:=[.X150]+1" office:value-type="float" office:value="861" calcext:value-type="float">
            <text:p>86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52]/[.D151]" office:value-type="percentage" office:value="0" calcext:value-type="percentage">
            <text:p>0.0000%</text:p>
          </table:table-cell>
          <table:table-cell table:style-name="ce6" table:formula="of:=([.D152]-[.D151])" office:value-type="float" office:value="0" calcext:value-type="float">
            <text:p>0.00000000</text:p>
          </table:table-cell>
          <table:table-cell table:style-name="ce8" office:value-type="float" office:value="0.06352" calcext:value-type="float">
            <text:p>0.06352</text:p>
          </table:table-cell>
          <table:table-cell table:style-name="ce10" table:formula="of:=[.B152]-[.$S$2]" office:value-type="float" office:value="-0.00000268517647058823" calcext:value-type="float">
            <text:p>-0.00000269</text:p>
          </table:table-cell>
          <table:table-cell table:style-name="ce9" table:formula="of:=SUM([.$E$3:.E152])" office:value-type="float" office:value="0.00635138797713213" calcext:value-type="float">
            <text:p>0.006351388</text:p>
          </table:table-cell>
          <table:table-cell table:style-name="ce12" table:formula="of:=MAX([.$E$3:.E152]) - MIN([.$E$3:.E152])" office:value-type="float" office:value="0.00781998969571741" calcext:value-type="float">
            <text:p>0.007819990</text:p>
          </table:table-cell>
          <table:table-cell table:style-name="ce9" table:formula="of:=STDEV([.$E$3:.E152])" office:value-type="float" office:value="0.00124086216995933" calcext:value-type="float">
            <text:p>0.0012408622</text:p>
          </table:table-cell>
          <table:table-cell table:style-name="ce9" table:formula="of:=[.G152]/[.H152]" office:value-type="float" office:value="6.30206149001521" calcext:value-type="float">
            <text:p>6.30206149</text:p>
          </table:table-cell>
          <table:table-cell table:style-name="ce9" table:formula="of:=SLOPE([.I137:.I152];[.W137:.W152])" office:value-type="float" office:value="26.0442061027003" calcext:value-type="float">
            <text:p>26.0442061027</text:p>
          </table:table-cell>
          <table:table-cell table:style-name="ce17" table:formula="of:=AVERAGE([.D145:.D152])" office:value-type="float" office:value="0.0634899975" calcext:value-type="float">
            <text:p>0.063489998</text:p>
          </table:table-cell>
          <table:table-cell table:style-name="ce19" table:formula="of:=([.D152] - [.K152])/[.K152]" office:value-type="percentage" office:value="0.000472554751636286" calcext:value-type="percentage">
            <text:p>0.047%</text:p>
          </table:table-cell>
          <table:table-cell table:style-name="ce22" table:formula="of:=[.D152]-[.L152]" office:value-type="float" office:value="0.0630474452483637" calcext:value-type="float">
            <text:p>0.06304745</text:p>
          </table:table-cell>
          <table:table-cell table:style-name="ce27" table:formula="of:=ABS([.L151]-[.L152])" office:value-type="float" office:value="0.0000196978321780208" calcext:value-type="float">
            <text:p>0.0000197</text:p>
          </table:table-cell>
          <table:table-cell table:style-name="ce34" table:formula="of:=IF(([.J152] &gt; [.$P$53]);(([.$M$53]+[.J152])/[.$O$53]);(([.$L$53]-[.J152])/[.$O$53]))" office:value-type="float" office:value="0.501271132484511" calcext:value-type="float">
            <text:p>0.50</text:p>
          </table:table-cell>
          <table:table-cell table:style-name="ce42" table:formula="of:=[.O152]-[.O151]" office:value-type="float" office:value="-0.00609588323576193" calcext:value-type="float">
            <text:p>-0.0061</text:p>
          </table:table-cell>
          <table:table-cell table:style-name="ce45" table:number-columns-repeated="2"/>
          <table:table-cell table:style-name="ce48" table:formula="of:=[.O152] - AVERAGE([.O147:.O152])" office:value-type="float" office:value="0.115160846584303" calcext:value-type="float">
            <text:p>0.1151608466</text:p>
          </table:table-cell>
          <table:table-cell table:style-name="ce45" table:formula="of:=[.M152]-[.M151]" office:value-type="float" office:value="0.00001969783217802" calcext:value-type="float">
            <text:p>0.000</text:p>
          </table:table-cell>
          <table:table-cell table:style-name="ce45" table:formula="of:=AVERAGE([.O147:.O152])" office:value-type="float" office:value="0.386110285900208" calcext:value-type="float">
            <text:p>0.386</text:p>
          </table:table-cell>
          <table:table-cell table:style-name="ce9"/>
          <table:table-cell table:style-name="ce14" table:formula="of:=LOG([.X152])" office:value-type="float" office:value="2.93550726582471" calcext:value-type="float">
            <text:p>2.9355072658</text:p>
          </table:table-cell>
          <table:table-cell table:style-name="ce44" table:formula="of:=[.X151]+1" office:value-type="float" office:value="862" calcext:value-type="float">
            <text:p>86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53]/[.D152]" office:value-type="percentage" office:value="0" calcext:value-type="percentage">
            <text:p>0.0000%</text:p>
          </table:table-cell>
          <table:table-cell table:style-name="ce6" table:formula="of:=([.D153]-[.D152])" office:value-type="float" office:value="0" calcext:value-type="float">
            <text:p>0.00000000</text:p>
          </table:table-cell>
          <table:table-cell table:style-name="ce8" office:value-type="float" office:value="0.06352" calcext:value-type="float">
            <text:p>0.06352</text:p>
          </table:table-cell>
          <table:table-cell table:style-name="ce10" table:formula="of:=[.B153]-[.$S$2]" office:value-type="float" office:value="-0.00000268517647058823" calcext:value-type="float">
            <text:p>-0.00000269</text:p>
          </table:table-cell>
          <table:table-cell table:style-name="ce9" table:formula="of:=SUM([.$E$3:.E153])" office:value-type="float" office:value="0.00634870280066154" calcext:value-type="float">
            <text:p>0.0063487028</text:p>
          </table:table-cell>
          <table:table-cell table:style-name="ce12" table:formula="of:=MAX([.$E$3:.E153]) - MIN([.$E$3:.E153])" office:value-type="float" office:value="0.00781998969571741" calcext:value-type="float">
            <text:p>0.007819990</text:p>
          </table:table-cell>
          <table:table-cell table:style-name="ce9" table:formula="of:=STDEV([.$E$3:.E153])" office:value-type="float" office:value="0.00123672447449673" calcext:value-type="float">
            <text:p>0.0012367245</text:p>
          </table:table-cell>
          <table:table-cell table:style-name="ce9" table:formula="of:=[.G153]/[.H153]" office:value-type="float" office:value="6.32314622778017" calcext:value-type="float">
            <text:p>6.3231462278</text:p>
          </table:table-cell>
          <table:table-cell table:style-name="ce9" table:formula="of:=SLOPE([.I138:.I153];[.W138:.W153])" office:value-type="float" office:value="27.8306163036713" calcext:value-type="float">
            <text:p>27.8306163037</text:p>
          </table:table-cell>
          <table:table-cell table:style-name="ce17" table:formula="of:=AVERAGE([.D146:.D153])" office:value-type="float" office:value="0.0634974975" calcext:value-type="float">
            <text:p>0.063497498</text:p>
          </table:table-cell>
          <table:table-cell table:style-name="ce19" table:formula="of:=([.D153] - [.K153])/[.K153]" office:value-type="percentage" office:value="0.00035438404481993" calcext:value-type="percentage">
            <text:p>0.035%</text:p>
          </table:table-cell>
          <table:table-cell table:style-name="ce22" table:formula="of:=[.D153]-[.L153]" office:value-type="float" office:value="0.0631656159551801" calcext:value-type="float">
            <text:p>0.06316562</text:p>
          </table:table-cell>
          <table:table-cell table:style-name="ce27" table:formula="of:=ABS([.L152]-[.L153])" office:value-type="float" office:value="0.000118170706816356" calcext:value-type="float">
            <text:p>0.0001182</text:p>
          </table:table-cell>
          <table:table-cell table:style-name="ce34" table:formula="of:=IF(([.J153] &gt; [.$P$53]);(([.$M$53]+[.J153])/[.$O$53]);(([.$L$53]-[.J153])/[.$O$53]))" office:value-type="float" office:value="-0.208582674783973" calcext:value-type="float">
            <text:p>-0.21</text:p>
          </table:table-cell>
          <table:table-cell table:style-name="ce42" table:formula="of:=[.O153]-[.O152]" office:value-type="float" office:value="-0.709853807268484" calcext:value-type="float">
            <text:p>-0.7099</text:p>
          </table:table-cell>
          <table:table-cell table:style-name="ce45" table:number-columns-repeated="2"/>
          <table:table-cell table:style-name="ce48" table:formula="of:=[.O153] - AVERAGE([.O148:.O153])" office:value-type="float" office:value="-0.595171817163092" calcext:value-type="float">
            <text:p>-0.5951718172</text:p>
          </table:table-cell>
          <table:table-cell table:style-name="ce45" table:formula="of:=[.M153]-[.M152]" office:value-type="float" office:value="0.000118170706816356" calcext:value-type="float">
            <text:p>0.000</text:p>
          </table:table-cell>
          <table:table-cell table:style-name="ce45" table:formula="of:=AVERAGE([.O148:.O153])" office:value-type="float" office:value="0.38658914237912" calcext:value-type="float">
            <text:p>0.387</text:p>
          </table:table-cell>
          <table:table-cell table:style-name="ce9"/>
          <table:table-cell table:style-name="ce14" table:formula="of:=LOG([.X153])" office:value-type="float" office:value="2.93601079571521" calcext:value-type="float">
            <text:p>2.9360107957</text:p>
          </table:table-cell>
          <table:table-cell table:style-name="ce44" table:formula="of:=[.X152]+1" office:value-type="float" office:value="863" calcext:value-type="float">
            <text:p>86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54]/[.D153]" office:value-type="percentage" office:value="0" calcext:value-type="percentage">
            <text:p>0.0000%</text:p>
          </table:table-cell>
          <table:table-cell table:style-name="ce6" table:formula="of:=([.D154]-[.D153])" office:value-type="float" office:value="0" calcext:value-type="float">
            <text:p>0.00000000</text:p>
          </table:table-cell>
          <table:table-cell table:style-name="ce8" office:value-type="float" office:value="0.06352" calcext:value-type="float">
            <text:p>0.06352</text:p>
          </table:table-cell>
          <table:table-cell table:style-name="ce10" table:formula="of:=[.B154]-[.$S$2]" office:value-type="float" office:value="-0.00000268517647058823" calcext:value-type="float">
            <text:p>-0.00000269</text:p>
          </table:table-cell>
          <table:table-cell table:style-name="ce9" table:formula="of:=SUM([.$E$3:.E154])" office:value-type="float" office:value="0.00634601762419095" calcext:value-type="float">
            <text:p>0.0063460176</text:p>
          </table:table-cell>
          <table:table-cell table:style-name="ce12" table:formula="of:=MAX([.$E$3:.E154]) - MIN([.$E$3:.E154])" office:value-type="float" office:value="0.00781998969571741" calcext:value-type="float">
            <text:p>0.007819990</text:p>
          </table:table-cell>
          <table:table-cell table:style-name="ce9" table:formula="of:=STDEV([.$E$3:.E154])" office:value-type="float" office:value="0.0012326278971138" calcext:value-type="float">
            <text:p>0.0012326279</text:p>
          </table:table-cell>
          <table:table-cell table:style-name="ce9" table:formula="of:=[.G154]/[.H154]" office:value-type="float" office:value="6.34416088912796" calcext:value-type="float">
            <text:p>6.3441608891</text:p>
          </table:table-cell>
          <table:table-cell table:style-name="ce9" table:formula="of:=SLOPE([.I139:.I154];[.W139:.W154])" office:value-type="float" office:value="30.2273836130627" calcext:value-type="float">
            <text:p>30.2273836131</text:p>
          </table:table-cell>
          <table:table-cell table:style-name="ce17" table:formula="of:=AVERAGE([.D147:.D154])" office:value-type="float" office:value="0.0635124975" calcext:value-type="float">
            <text:p>0.063512498</text:p>
          </table:table-cell>
          <table:table-cell table:style-name="ce19" table:formula="of:=([.D154] - [.K154])/[.K154]" office:value-type="percentage" office:value="0.00011812635772971" calcext:value-type="percentage">
            <text:p>0.012%</text:p>
          </table:table-cell>
          <table:table-cell table:style-name="ce22" table:formula="of:=[.D154]-[.L154]" office:value-type="float" office:value="0.0634018736422703" calcext:value-type="float">
            <text:p>0.06340187</text:p>
          </table:table-cell>
          <table:table-cell table:style-name="ce27" table:formula="of:=ABS([.L153]-[.L154])" office:value-type="float" office:value="0.000236257687090221" calcext:value-type="float">
            <text:p>0.0002363</text:p>
          </table:table-cell>
          <table:table-cell table:style-name="ce34" table:formula="of:=IF(([.J154] &gt; [.$P$53]);(([.$M$53]+[.J154])/[.$O$53]);(([.$L$53]-[.J154])/[.$O$53]))" office:value-type="float" office:value="-0.195674735998805" calcext:value-type="float">
            <text:p>-0.20</text:p>
          </table:table-cell>
          <table:table-cell table:style-name="ce42" table:formula="of:=[.O154]-[.O153]" office:value-type="float" office:value="0.0129079387851683" calcext:value-type="float">
            <text:p>0.0129</text:p>
          </table:table-cell>
          <table:table-cell table:style-name="ce45" table:number-columns-repeated="2"/>
          <table:table-cell table:style-name="ce48" table:formula="of:=[.O154] - AVERAGE([.O149:.O154])" office:value-type="float" office:value="-0.465956613147314" calcext:value-type="float">
            <text:p>-0.4659566131</text:p>
          </table:table-cell>
          <table:table-cell table:style-name="ce45" table:formula="of:=[.M154]-[.M153]" office:value-type="float" office:value="0.000236257687090222" calcext:value-type="float">
            <text:p>0.000</text:p>
          </table:table-cell>
          <table:table-cell table:style-name="ce45" table:formula="of:=AVERAGE([.O149:.O154])" office:value-type="float" office:value="0.27028187714851" calcext:value-type="float">
            <text:p>0.270</text:p>
          </table:table-cell>
          <table:table-cell table:style-name="ce9"/>
          <table:table-cell table:style-name="ce14" table:formula="of:=LOG([.X154])" office:value-type="float" office:value="2.93651374247889" calcext:value-type="float">
            <text:p>2.9365137425</text:p>
          </table:table-cell>
          <table:table-cell table:style-name="ce44" table:formula="of:=[.X153]+1" office:value-type="float" office:value="864" calcext:value-type="float">
            <text:p>86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55]/[.D154]" office:value-type="percentage" office:value="-0.000157430730478747" calcext:value-type="percentage">
            <text:p>-0.0157%</text:p>
          </table:table-cell>
          <table:table-cell table:style-name="ce6" table:formula="of:=([.D155]-[.D154])" office:value-type="float" office:value="-0.00001000000000001" calcext:value-type="float">
            <text:p>-0.00001000</text:p>
          </table:table-cell>
          <table:table-cell table:style-name="ce8" office:value-type="float" office:value="0.06351" calcext:value-type="float">
            <text:p>0.06351</text:p>
          </table:table-cell>
          <table:table-cell table:style-name="ce10" table:formula="of:=[.B155]-[.$S$2]" office:value-type="float" office:value="-0.000160115906949335" calcext:value-type="float">
            <text:p>-0.00016012</text:p>
          </table:table-cell>
          <table:table-cell table:style-name="ce9" table:formula="of:=SUM([.$E$3:.E155])" office:value-type="float" office:value="0.00618590171724162" calcext:value-type="float">
            <text:p>0.0061859017</text:p>
          </table:table-cell>
          <table:table-cell table:style-name="ce12" table:formula="of:=MAX([.$E$3:.E155]) - MIN([.$E$3:.E155])" office:value-type="float" office:value="0.00781998969571741" calcext:value-type="float">
            <text:p>0.007819990</text:p>
          </table:table-cell>
          <table:table-cell table:style-name="ce9" table:formula="of:=STDEV([.$E$3:.E155])" office:value-type="float" office:value="0.00122867489864258" calcext:value-type="float">
            <text:p>0.0012286749</text:p>
          </table:table-cell>
          <table:table-cell table:style-name="ce9" table:formula="of:=[.G155]/[.H155]" office:value-type="float" office:value="6.36457186873174" calcext:value-type="float">
            <text:p>6.3645718687</text:p>
          </table:table-cell>
          <table:table-cell table:style-name="ce9" table:formula="of:=SLOPE([.I140:.I155];[.W140:.W155])" office:value-type="float" office:value="30.9929898260063" calcext:value-type="float">
            <text:p>30.992989826</text:p>
          </table:table-cell>
          <table:table-cell table:style-name="ce17" table:formula="of:=AVERAGE([.D148:.D155])" office:value-type="float" office:value="0.06351874875" calcext:value-type="float">
            <text:p>0.063518749</text:p>
          </table:table-cell>
          <table:table-cell table:style-name="ce19" table:formula="of:=([.D155] - [.K155])/[.K155]" office:value-type="percentage" office:value="-0.00013773492350177" calcext:value-type="percentage">
            <text:p>-0.014%</text:p>
          </table:table-cell>
          <table:table-cell table:style-name="ce22" table:formula="of:=[.D155]-[.L155]" office:value-type="float" office:value="0.0636477349235018" calcext:value-type="float">
            <text:p>0.06364773</text:p>
          </table:table-cell>
          <table:table-cell table:style-name="ce27" table:formula="of:=ABS([.L154]-[.L155])" office:value-type="float" office:value="0.00025586128123148" calcext:value-type="float">
            <text:p>0.0002559</text:p>
          </table:table-cell>
          <table:table-cell table:style-name="ce34" table:formula="of:=IF(([.J155] &gt; [.$P$53]);(([.$M$53]+[.J155])/[.$O$53]);(([.$L$53]-[.J155])/[.$O$53]))" office:value-type="float" office:value="-0.191551516322243" calcext:value-type="float">
            <text:p>-0.19</text:p>
          </table:table-cell>
          <table:table-cell table:style-name="ce42" table:formula="of:=[.O155]-[.O154]" office:value-type="float" office:value="0.00412321967656112" calcext:value-type="float">
            <text:p>0.0041</text:p>
          </table:table-cell>
          <table:table-cell table:style-name="ce45" table:number-columns-repeated="2"/>
          <table:table-cell table:style-name="ce48" table:formula="of:=[.O155] - AVERAGE([.O150:.O155])" office:value-type="float" office:value="-0.345277549885301" calcext:value-type="float">
            <text:p>-0.3452775499</text:p>
          </table:table-cell>
          <table:table-cell table:style-name="ce45" table:formula="of:=[.M155]-[.M154]" office:value-type="float" office:value="0.000245861281231469" calcext:value-type="float">
            <text:p>0.000</text:p>
          </table:table-cell>
          <table:table-cell table:style-name="ce45" table:formula="of:=AVERAGE([.O150:.O155])" office:value-type="float" office:value="0.153726033563058" calcext:value-type="float">
            <text:p>0.154</text:p>
          </table:table-cell>
          <table:table-cell table:style-name="ce9"/>
          <table:table-cell table:style-name="ce14" table:formula="of:=LOG([.X155])" office:value-type="float" office:value="2.93701610746481" calcext:value-type="float">
            <text:p>2.9370161075</text:p>
          </table:table-cell>
          <table:table-cell table:style-name="ce44" table:formula="of:=[.X154]+1" office:value-type="float" office:value="865" calcext:value-type="float">
            <text:p>86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56]/[.D155]" office:value-type="percentage" office:value="0.000157455518816092" calcext:value-type="percentage">
            <text:p>0.0157%</text:p>
          </table:table-cell>
          <table:table-cell table:style-name="ce6" table:formula="of:=([.D156]-[.D155])" office:value-type="float" office:value="0.00001000000000001" calcext:value-type="float">
            <text:p>0.00001000</text:p>
          </table:table-cell>
          <table:table-cell table:style-name="ce8" office:value-type="float" office:value="0.06352" calcext:value-type="float">
            <text:p>0.06352</text:p>
          </table:table-cell>
          <table:table-cell table:style-name="ce10" table:formula="of:=[.B156]-[.$S$2]" office:value-type="float" office:value="0.000154770342345504" calcext:value-type="float">
            <text:p>0.00015477</text:p>
          </table:table-cell>
          <table:table-cell table:style-name="ce9" table:formula="of:=SUM([.$E$3:.E156])" office:value-type="float" office:value="0.00634067205958712" calcext:value-type="float">
            <text:p>0.0063406721</text:p>
          </table:table-cell>
          <table:table-cell table:style-name="ce12" table:formula="of:=MAX([.$E$3:.E156]) - MIN([.$E$3:.E156])" office:value-type="float" office:value="0.00781998969571741" calcext:value-type="float">
            <text:p>0.007819990</text:p>
          </table:table-cell>
          <table:table-cell table:style-name="ce9" table:formula="of:=STDEV([.$E$3:.E156])" office:value-type="float" office:value="0.00122468769835285" calcext:value-type="float">
            <text:p>0.0012246877</text:p>
          </table:table-cell>
          <table:table-cell table:style-name="ce9" table:formula="of:=[.G156]/[.H156]" office:value-type="float" office:value="6.38529292507381" calcext:value-type="float">
            <text:p>6.3852929251</text:p>
          </table:table-cell>
          <table:table-cell table:style-name="ce9" table:formula="of:=SLOPE([.I141:.I156];[.W141:.W156])" office:value-type="float" office:value="32.1928394344618" calcext:value-type="float">
            <text:p>32.1928394345</text:p>
          </table:table-cell>
          <table:table-cell table:style-name="ce17" table:formula="of:=AVERAGE([.D149:.D156])" office:value-type="float" office:value="0.06351875" calcext:value-type="float">
            <text:p>0.063518750</text:p>
          </table:table-cell>
          <table:table-cell table:style-name="ce19" table:formula="of:=([.D156] - [.K156])/[.K156]" office:value-type="percentage" office:value="0.0000196792285741503" calcext:value-type="percentage">
            <text:p>0.002%</text:p>
          </table:table-cell>
          <table:table-cell table:style-name="ce22" table:formula="of:=[.D156]-[.L156]" office:value-type="float" office:value="0.0635003207714259" calcext:value-type="float">
            <text:p>0.06350032</text:p>
          </table:table-cell>
          <table:table-cell table:style-name="ce27" table:formula="of:=ABS([.L155]-[.L156])" office:value-type="float" office:value="0.00015741415207592" calcext:value-type="float">
            <text:p>0.0001574</text:p>
          </table:table-cell>
          <table:table-cell table:style-name="ce34" table:formula="of:=IF(([.J156] &gt; [.$P$53]);(([.$M$53]+[.J156])/[.$O$53]);(([.$L$53]-[.J156])/[.$O$53]))" office:value-type="float" office:value="-0.185089651944894" calcext:value-type="float">
            <text:p>-0.19</text:p>
          </table:table-cell>
          <table:table-cell table:style-name="ce42" table:formula="of:=[.O156]-[.O155]" office:value-type="float" office:value="0.00646186437734958" calcext:value-type="float">
            <text:p>0.0065</text:p>
          </table:table-cell>
          <table:table-cell table:style-name="ce45" table:number-columns-repeated="2"/>
          <table:table-cell table:style-name="ce48" table:formula="of:=[.O156] - AVERAGE([.O151:.O156])" office:value-type="float" office:value="-0.223046246804039" calcext:value-type="float">
            <text:p>-0.2230462468</text:p>
          </table:table-cell>
          <table:table-cell table:style-name="ce45" table:formula="of:=[.M156]-[.M155]" office:value-type="float" office:value="-0.00014741415207592" calcext:value-type="float">
            <text:p>0.000</text:p>
          </table:table-cell>
          <table:table-cell table:style-name="ce45" table:formula="of:=AVERAGE([.O151:.O156])" office:value-type="float" office:value="0.0379565948591449" calcext:value-type="float">
            <text:p>0.038</text:p>
          </table:table-cell>
          <table:table-cell table:style-name="ce9"/>
          <table:table-cell table:style-name="ce14" table:formula="of:=LOG([.X156])" office:value-type="float" office:value="2.93751789201735" calcext:value-type="float">
            <text:p>2.937517892</text:p>
          </table:table-cell>
          <table:table-cell table:style-name="ce44" table:formula="of:=[.X155]+1" office:value-type="float" office:value="866" calcext:value-type="float">
            <text:p>86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57]/[.D156]" office:value-type="percentage" office:value="0" calcext:value-type="percentage">
            <text:p>0.0000%</text:p>
          </table:table-cell>
          <table:table-cell table:style-name="ce6" table:formula="of:=([.D157]-[.D156])" office:value-type="float" office:value="0" calcext:value-type="float">
            <text:p>0.00000000</text:p>
          </table:table-cell>
          <table:table-cell table:style-name="ce8" office:value-type="float" office:value="0.06352" calcext:value-type="float">
            <text:p>0.06352</text:p>
          </table:table-cell>
          <table:table-cell table:style-name="ce10" table:formula="of:=[.B157]-[.$S$2]" office:value-type="float" office:value="-0.00000268517647058823" calcext:value-type="float">
            <text:p>-0.00000269</text:p>
          </table:table-cell>
          <table:table-cell table:style-name="ce9" table:formula="of:=SUM([.$E$3:.E157])" office:value-type="float" office:value="0.00633798688311653" calcext:value-type="float">
            <text:p>0.0063379869</text:p>
          </table:table-cell>
          <table:table-cell table:style-name="ce12" table:formula="of:=MAX([.$E$3:.E157]) - MIN([.$E$3:.E157])" office:value-type="float" office:value="0.00781998969571741" calcext:value-type="float">
            <text:p>0.007819990</text:p>
          </table:table-cell>
          <table:table-cell table:style-name="ce9" table:formula="of:=STDEV([.$E$3:.E157])" office:value-type="float" office:value="0.00122071004671896" calcext:value-type="float">
            <text:p>0.00122071</text:p>
          </table:table-cell>
          <table:table-cell table:style-name="ce9" table:formula="of:=[.G157]/[.H157]" office:value-type="float" office:value="6.40609923440548" calcext:value-type="float">
            <text:p>6.4060992344</text:p>
          </table:table-cell>
          <table:table-cell table:style-name="ce9" table:formula="of:=SLOPE([.I142:.I157];[.W142:.W157])" office:value-type="float" office:value="33.8380381637621" calcext:value-type="float">
            <text:p>33.8380381638</text:p>
          </table:table-cell>
          <table:table-cell table:style-name="ce17" table:formula="of:=AVERAGE([.D150:.D157])" office:value-type="float" office:value="0.06351875" calcext:value-type="float">
            <text:p>0.063518750</text:p>
          </table:table-cell>
          <table:table-cell table:style-name="ce19" table:formula="of:=([.D157] - [.K157])/[.K157]" office:value-type="percentage" office:value="0.0000196792285741503" calcext:value-type="percentage">
            <text:p>0.002%</text:p>
          </table:table-cell>
          <table:table-cell table:style-name="ce22" table:formula="of:=[.D157]-[.L157]" office:value-type="float" office:value="0.0635003207714259" calcext:value-type="float">
            <text:p>0.06350032</text:p>
          </table:table-cell>
          <table:table-cell table:style-name="ce27" table:formula="of:=ABS([.L156]-[.L157])" office:value-type="float" office:value="0" calcext:value-type="float">
            <text:p>0.0000000</text:p>
          </table:table-cell>
          <table:table-cell table:style-name="ce34" table:formula="of:=IF(([.J157] &gt; [.$P$53]);(([.$M$53]+[.J157])/[.$O$53]);(([.$L$53]-[.J157])/[.$O$53]))" office:value-type="float" office:value="-0.176229332295158" calcext:value-type="float">
            <text:p>-0.18</text:p>
          </table:table-cell>
          <table:table-cell table:style-name="ce42" table:formula="of:=[.O157]-[.O156]" office:value-type="float" office:value="0.00886031964973574" calcext:value-type="float">
            <text:p>0.0089</text:p>
          </table:table-cell>
          <table:table-cell table:style-name="ce45" table:number-columns-repeated="2"/>
          <table:table-cell table:style-name="ce48" table:formula="of:=[.O157] - AVERAGE([.O152:.O157])" office:value-type="float" office:value="-0.100253202485064" calcext:value-type="float">
            <text:p>-0.1002532025</text:p>
          </table:table-cell>
          <table:table-cell table:style-name="ce45" table:formula="of:=[.M157]-[.M156]" office:value-type="float" office:value="0" calcext:value-type="float">
            <text:p>0.000</text:p>
          </table:table-cell>
          <table:table-cell table:style-name="ce45" table:formula="of:=AVERAGE([.O152:.O157])" office:value-type="float" office:value="-0.0759761298100936" calcext:value-type="float">
            <text:p>-0.076</text:p>
          </table:table-cell>
          <table:table-cell table:style-name="ce9"/>
          <table:table-cell table:style-name="ce14" table:formula="of:=LOG([.X157])" office:value-type="float" office:value="2.93801909747621" calcext:value-type="float">
            <text:p>2.9380190975</text:p>
          </table:table-cell>
          <table:table-cell table:style-name="ce44" table:formula="of:=[.X156]+1" office:value-type="float" office:value="867" calcext:value-type="float">
            <text:p>86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58]/[.D157]" office:value-type="percentage" office:value="0" calcext:value-type="percentage">
            <text:p>0.0000%</text:p>
          </table:table-cell>
          <table:table-cell table:style-name="ce6" table:formula="of:=([.D158]-[.D157])" office:value-type="float" office:value="0" calcext:value-type="float">
            <text:p>0.00000000</text:p>
          </table:table-cell>
          <table:table-cell table:style-name="ce8" office:value-type="float" office:value="0.06352" calcext:value-type="float">
            <text:p>0.06352</text:p>
          </table:table-cell>
          <table:table-cell table:style-name="ce10" table:formula="of:=[.B158]-[.$S$2]" office:value-type="float" office:value="-0.00000268517647058823" calcext:value-type="float">
            <text:p>-0.00000269</text:p>
          </table:table-cell>
          <table:table-cell table:style-name="ce9" table:formula="of:=SUM([.$E$3:.E158])" office:value-type="float" office:value="0.00633530170664594" calcext:value-type="float">
            <text:p>0.0063353017</text:p>
          </table:table-cell>
          <table:table-cell table:style-name="ce12" table:formula="of:=MAX([.$E$3:.E158]) - MIN([.$E$3:.E158])" office:value-type="float" office:value="0.00781998969571741" calcext:value-type="float">
            <text:p>0.007819990</text:p>
          </table:table-cell>
          <table:table-cell table:style-name="ce9" table:formula="of:=STDEV([.$E$3:.E158])" office:value-type="float" office:value="0.00121677090228823" calcext:value-type="float">
            <text:p>0.0012167709</text:p>
          </table:table-cell>
          <table:table-cell table:style-name="ce9" table:formula="of:=[.G158]/[.H158]" office:value-type="float" office:value="6.42683818376271" calcext:value-type="float">
            <text:p>6.4268381838</text:p>
          </table:table-cell>
          <table:table-cell table:style-name="ce9" table:formula="of:=SLOPE([.I143:.I158];[.W143:.W158])" office:value-type="float" office:value="35.9320795015163" calcext:value-type="float">
            <text:p>35.9320795015</text:p>
          </table:table-cell>
          <table:table-cell table:style-name="ce17" table:formula="of:=AVERAGE([.D151:.D158])" office:value-type="float" office:value="0.06351875" calcext:value-type="float">
            <text:p>0.063518750</text:p>
          </table:table-cell>
          <table:table-cell table:style-name="ce19" table:formula="of:=([.D158] - [.K158])/[.K158]" office:value-type="percentage" office:value="0.0000196792285741503" calcext:value-type="percentage">
            <text:p>0.002%</text:p>
          </table:table-cell>
          <table:table-cell table:style-name="ce22" table:formula="of:=[.D158]-[.L158]" office:value-type="float" office:value="0.0635003207714259" calcext:value-type="float">
            <text:p>0.06350032</text:p>
          </table:table-cell>
          <table:table-cell table:style-name="ce27" table:formula="of:=ABS([.L157]-[.L158])" office:value-type="float" office:value="0" calcext:value-type="float">
            <text:p>0.0000000</text:p>
          </table:table-cell>
          <table:table-cell table:style-name="ce34" table:formula="of:=IF(([.J158] &gt; [.$P$53]);(([.$M$53]+[.J158])/[.$O$53]);(([.$L$53]-[.J158])/[.$O$53]))" office:value-type="float" office:value="-0.164951742979152" calcext:value-type="float">
            <text:p>-0.16</text:p>
          </table:table-cell>
          <table:table-cell table:style-name="ce42" table:formula="of:=[.O158]-[.O157]" office:value-type="float" office:value="0.0112775893160056" calcext:value-type="float">
            <text:p>0.0113</text:p>
          </table:table-cell>
          <table:table-cell table:style-name="ce45" table:number-columns-repeated="2"/>
          <table:table-cell table:style-name="ce48" table:formula="of:=[.O158] - AVERAGE([.O153:.O158])" office:value-type="float" office:value="0.0220615327415517" calcext:value-type="float">
            <text:p>0.0220615327</text:p>
          </table:table-cell>
          <table:table-cell table:style-name="ce45" table:formula="of:=[.M158]-[.M157]" office:value-type="float" office:value="0" calcext:value-type="float">
            <text:p>0.000</text:p>
          </table:table-cell>
          <table:table-cell table:style-name="ce45" table:formula="of:=AVERAGE([.O153:.O158])" office:value-type="float" office:value="-0.187013275720704" calcext:value-type="float">
            <text:p>-0.187</text:p>
          </table:table-cell>
          <table:table-cell table:style-name="ce9"/>
          <table:table-cell table:style-name="ce14" table:formula="of:=LOG([.X158])" office:value-type="float" office:value="2.93851972517649" calcext:value-type="float">
            <text:p>2.9385197252</text:p>
          </table:table-cell>
          <table:table-cell table:style-name="ce44" table:formula="of:=[.X157]+1" office:value-type="float" office:value="868" calcext:value-type="float">
            <text:p>86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59]/[.D158]" office:value-type="percentage" office:value="0" calcext:value-type="percentage">
            <text:p>0.0000%</text:p>
          </table:table-cell>
          <table:table-cell table:style-name="ce6" table:formula="of:=([.D159]-[.D158])" office:value-type="float" office:value="0" calcext:value-type="float">
            <text:p>0.00000000</text:p>
          </table:table-cell>
          <table:table-cell table:style-name="ce8" office:value-type="float" office:value="0.06352" calcext:value-type="float">
            <text:p>0.06352</text:p>
          </table:table-cell>
          <table:table-cell table:style-name="ce10" table:formula="of:=[.B159]-[.$S$2]" office:value-type="float" office:value="-0.00000268517647058823" calcext:value-type="float">
            <text:p>-0.00000269</text:p>
          </table:table-cell>
          <table:table-cell table:style-name="ce9" table:formula="of:=SUM([.$E$3:.E159])" office:value-type="float" office:value="0.00633261653017535" calcext:value-type="float">
            <text:p>0.0063326165</text:p>
          </table:table-cell>
          <table:table-cell table:style-name="ce12" table:formula="of:=MAX([.$E$3:.E159]) - MIN([.$E$3:.E159])" office:value-type="float" office:value="0.00781998969571741" calcext:value-type="float">
            <text:p>0.007819990</text:p>
          </table:table-cell>
          <table:table-cell table:style-name="ce9" table:formula="of:=STDEV([.$E$3:.E159])" office:value-type="float" office:value="0.00121286964773188" calcext:value-type="float">
            <text:p>0.0012128696</text:p>
          </table:table-cell>
          <table:table-cell table:style-name="ce9" table:formula="of:=[.G159]/[.H159]" office:value-type="float" office:value="6.44751042318617" calcext:value-type="float">
            <text:p>6.4475104232</text:p>
          </table:table-cell>
          <table:table-cell table:style-name="ce9" table:formula="of:=SLOPE([.I144:.I159];[.W144:.W159])" office:value-type="float" office:value="37.5820752701854" calcext:value-type="float">
            <text:p>37.5820752702</text:p>
          </table:table-cell>
          <table:table-cell table:style-name="ce17" table:formula="of:=AVERAGE([.D152:.D159])" office:value-type="float" office:value="0.06351875" calcext:value-type="float">
            <text:p>0.063518750</text:p>
          </table:table-cell>
          <table:table-cell table:style-name="ce19" table:formula="of:=([.D159] - [.K159])/[.K159]" office:value-type="percentage" office:value="0.0000196792285741503" calcext:value-type="percentage">
            <text:p>0.002%</text:p>
          </table:table-cell>
          <table:table-cell table:style-name="ce22" table:formula="of:=[.D159]-[.L159]" office:value-type="float" office:value="0.0635003207714259" calcext:value-type="float">
            <text:p>0.06350032</text:p>
          </table:table-cell>
          <table:table-cell table:style-name="ce27" table:formula="of:=ABS([.L158]-[.L159])" office:value-type="float" office:value="0" calcext:value-type="float">
            <text:p>0.0000000</text:p>
          </table:table-cell>
          <table:table-cell table:style-name="ce34" table:formula="of:=IF(([.J159] &gt; [.$P$53]);(([.$M$53]+[.J159])/[.$O$53]);(([.$L$53]-[.J159])/[.$O$53]))" office:value-type="float" office:value="-0.156065588576797" calcext:value-type="float">
            <text:p>-0.16</text:p>
          </table:table-cell>
          <table:table-cell table:style-name="ce42" table:formula="of:=[.O159]-[.O158]" office:value-type="float" office:value="0.00888615440235505" calcext:value-type="float">
            <text:p>0.0089</text:p>
          </table:table-cell>
          <table:table-cell table:style-name="ce45" table:number-columns-repeated="2"/>
          <table:table-cell table:style-name="ce48" table:formula="of:=[.O159] - AVERAGE([.O154:.O159])" office:value-type="float" office:value="0.0221948394427108" calcext:value-type="float">
            <text:p>0.0221948394</text:p>
          </table:table-cell>
          <table:table-cell table:style-name="ce45" table:formula="of:=[.M159]-[.M158]" office:value-type="float" office:value="0" calcext:value-type="float">
            <text:p>0.000</text:p>
          </table:table-cell>
          <table:table-cell table:style-name="ce45" table:formula="of:=AVERAGE([.O154:.O159])" office:value-type="float" office:value="-0.178260428019508" calcext:value-type="float">
            <text:p>-0.178</text:p>
          </table:table-cell>
          <table:table-cell table:style-name="ce9"/>
          <table:table-cell table:style-name="ce14" table:formula="of:=LOG([.X159])" office:value-type="float" office:value="2.93901977644867" calcext:value-type="float">
            <text:p>2.9390197764</text:p>
          </table:table-cell>
          <table:table-cell table:style-name="ce44" table:formula="of:=[.X158]+1" office:value-type="float" office:value="869" calcext:value-type="float">
            <text:p>86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60]/[.D159]" office:value-type="percentage" office:value="0" calcext:value-type="percentage">
            <text:p>0.0000%</text:p>
          </table:table-cell>
          <table:table-cell table:style-name="ce6" table:formula="of:=([.D160]-[.D159])" office:value-type="float" office:value="0" calcext:value-type="float">
            <text:p>0.00000000</text:p>
          </table:table-cell>
          <table:table-cell table:style-name="ce8" office:value-type="float" office:value="0.06352" calcext:value-type="float">
            <text:p>0.06352</text:p>
          </table:table-cell>
          <table:table-cell table:style-name="ce10" table:formula="of:=[.B160]-[.$S$2]" office:value-type="float" office:value="-0.00000268517647058823" calcext:value-type="float">
            <text:p>-0.00000269</text:p>
          </table:table-cell>
          <table:table-cell table:style-name="ce9" table:formula="of:=SUM([.$E$3:.E160])" office:value-type="float" office:value="0.00632993135370477" calcext:value-type="float">
            <text:p>0.0063299314</text:p>
          </table:table-cell>
          <table:table-cell table:style-name="ce12" table:formula="of:=MAX([.$E$3:.E160]) - MIN([.$E$3:.E160])" office:value-type="float" office:value="0.00781998969571741" calcext:value-type="float">
            <text:p>0.007819990</text:p>
          </table:table-cell>
          <table:table-cell table:style-name="ce9" table:formula="of:=STDEV([.$E$3:.E160])" office:value-type="float" office:value="0.00120900567948836" calcext:value-type="float">
            <text:p>0.0012090057</text:p>
          </table:table-cell>
          <table:table-cell table:style-name="ce9" table:formula="of:=[.G160]/[.H160]" office:value-type="float" office:value="6.46811659232795" calcext:value-type="float">
            <text:p>6.4681165923</text:p>
          </table:table-cell>
          <table:table-cell table:style-name="ce9" table:formula="of:=SLOPE([.I145:.I160];[.W145:.W160])" office:value-type="float" office:value="39.0227046402863" calcext:value-type="float">
            <text:p>39.0227046403</text:p>
          </table:table-cell>
          <table:table-cell table:style-name="ce17" table:formula="of:=AVERAGE([.D153:.D160])" office:value-type="float" office:value="0.06351875" calcext:value-type="float">
            <text:p>0.063518750</text:p>
          </table:table-cell>
          <table:table-cell table:style-name="ce19" table:formula="of:=([.D160] - [.K160])/[.K160]" office:value-type="percentage" office:value="0.0000196792285741503" calcext:value-type="percentage">
            <text:p>0.002%</text:p>
          </table:table-cell>
          <table:table-cell table:style-name="ce22" table:formula="of:=[.D160]-[.L160]" office:value-type="float" office:value="0.0635003207714259" calcext:value-type="float">
            <text:p>0.06350032</text:p>
          </table:table-cell>
          <table:table-cell table:style-name="ce27" table:formula="of:=ABS([.L159]-[.L160])" office:value-type="float" office:value="0" calcext:value-type="float">
            <text:p>0.0000000</text:p>
          </table:table-cell>
          <table:table-cell table:style-name="ce34" table:formula="of:=IF(([.J160] &gt; [.$P$53]);(([.$M$53]+[.J160])/[.$O$53]);(([.$L$53]-[.J160])/[.$O$53]))" office:value-type="float" office:value="-0.148306989880748" calcext:value-type="float">
            <text:p>-0.15</text:p>
          </table:table-cell>
          <table:table-cell table:style-name="ce42" table:formula="of:=[.O160]-[.O159]" office:value-type="float" office:value="0.0077585986960495" calcext:value-type="float">
            <text:p>0.0078</text:p>
          </table:table-cell>
          <table:table-cell table:style-name="ce45" table:number-columns-repeated="2"/>
          <table:table-cell table:style-name="ce48" table:formula="of:=[.O160] - AVERAGE([.O155:.O160])" office:value-type="float" office:value="0.0220588137857509" calcext:value-type="float">
            <text:p>0.0220588138</text:p>
          </table:table-cell>
          <table:table-cell table:style-name="ce45" table:formula="of:=[.M160]-[.M159]" office:value-type="float" office:value="0" calcext:value-type="float">
            <text:p>0.000</text:p>
          </table:table-cell>
          <table:table-cell table:style-name="ce45" table:formula="of:=AVERAGE([.O155:.O160])" office:value-type="float" office:value="-0.170365803666499" calcext:value-type="float">
            <text:p>-0.170</text:p>
          </table:table-cell>
          <table:table-cell table:style-name="ce9"/>
          <table:table-cell table:style-name="ce14" table:formula="of:=LOG([.X160])" office:value-type="float" office:value="2.93951925261862" calcext:value-type="float">
            <text:p>2.9395192526</text:p>
          </table:table-cell>
          <table:table-cell table:style-name="ce44" table:formula="of:=[.X159]+1" office:value-type="float" office:value="870" calcext:value-type="float">
            <text:p>87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61]/[.D160]" office:value-type="percentage" office:value="0.00022197732997464" calcext:value-type="percentage">
            <text:p>0.0222%</text:p>
          </table:table-cell>
          <table:table-cell table:style-name="ce6" table:formula="of:=([.D161]-[.D160])" office:value-type="float" office:value="0.0000140999999999891" calcext:value-type="float">
            <text:p>0.00001410</text:p>
          </table:table-cell>
          <table:table-cell table:style-name="ce8" office:value-type="float" office:value="0.0635341" calcext:value-type="float">
            <text:p>0.0635341</text:p>
          </table:table-cell>
          <table:table-cell table:style-name="ce10" table:formula="of:=[.B161]-[.$S$2]" office:value-type="float" office:value="0.000219292153504052" calcext:value-type="float">
            <text:p>0.00021929</text:p>
          </table:table-cell>
          <table:table-cell table:style-name="ce9" table:formula="of:=SUM([.$E$3:.E161])" office:value-type="float" office:value="0.00654922350720882" calcext:value-type="float">
            <text:p>0.0065492235</text:p>
          </table:table-cell>
          <table:table-cell table:style-name="ce12" table:formula="of:=MAX([.$E$3:.E161]) - MIN([.$E$3:.E161])" office:value-type="float" office:value="0.00781998969571741" calcext:value-type="float">
            <text:p>0.007819990</text:p>
          </table:table-cell>
          <table:table-cell table:style-name="ce9" table:formula="of:=STDEV([.$E$3:.E161])" office:value-type="float" office:value="0.00120525745501943" calcext:value-type="float">
            <text:p>0.0012052575</text:p>
          </table:table-cell>
          <table:table-cell table:style-name="ce9" table:formula="of:=[.G161]/[.H161]" office:value-type="float" office:value="6.48823175758026" calcext:value-type="float">
            <text:p>6.4882317576</text:p>
          </table:table-cell>
          <table:table-cell table:style-name="ce9" table:formula="of:=SLOPE([.I146:.I161];[.W146:.W161])" office:value-type="float" office:value="40.2536578743018" calcext:value-type="float">
            <text:p>40.2536578743</text:p>
          </table:table-cell>
          <table:table-cell table:style-name="ce17" table:formula="of:=AVERAGE([.D154:.D161])" office:value-type="float" office:value="0.0635205125" calcext:value-type="float">
            <text:p>0.063520513</text:p>
          </table:table-cell>
          <table:table-cell table:style-name="ce19" table:formula="of:=([.D161] - [.K161])/[.K161]" office:value-type="percentage" office:value="0.000213907279164273" calcext:value-type="percentage">
            <text:p>0.021%</text:p>
          </table:table-cell>
          <table:table-cell table:style-name="ce22" table:formula="of:=[.D161]-[.L161]" office:value-type="float" office:value="0.0633201927208357" calcext:value-type="float">
            <text:p>0.06332019</text:p>
          </table:table-cell>
          <table:table-cell table:style-name="ce27" table:formula="of:=ABS([.L160]-[.L161])" office:value-type="float" office:value="0.000194228050590123" calcext:value-type="float">
            <text:p>0.0001942</text:p>
          </table:table-cell>
          <table:table-cell table:style-name="ce34" table:formula="of:=IF(([.J161] &gt; [.$P$53]);(([.$M$53]+[.J161])/[.$O$53]);(([.$L$53]-[.J161])/[.$O$53]))" office:value-type="float" office:value="-0.141677615001586" calcext:value-type="float">
            <text:p>-0.14</text:p>
          </table:table-cell>
          <table:table-cell table:style-name="ce42" table:formula="of:=[.O161]-[.O160]" office:value-type="float" office:value="0.00662937487916224" calcext:value-type="float">
            <text:p>0.0066</text:p>
          </table:table-cell>
          <table:table-cell table:style-name="ce45" table:number-columns-repeated="2"/>
          <table:table-cell table:style-name="ce48" table:formula="of:=[.O161] - AVERAGE([.O156:.O161])" office:value-type="float" office:value="0.0203758717781368" calcext:value-type="float">
            <text:p>0.0203758718</text:p>
          </table:table-cell>
          <table:table-cell table:style-name="ce45" table:formula="of:=[.M161]-[.M160]" office:value-type="float" office:value="-0.000180128050590131" calcext:value-type="float">
            <text:p>0.000</text:p>
          </table:table-cell>
          <table:table-cell table:style-name="ce45" table:formula="of:=AVERAGE([.O156:.O161])" office:value-type="float" office:value="-0.162053486779723" calcext:value-type="float">
            <text:p>-0.162</text:p>
          </table:table-cell>
          <table:table-cell table:style-name="ce9"/>
          <table:table-cell table:style-name="ce14" table:formula="of:=LOG([.X161])" office:value-type="float" office:value="2.94001815500766" calcext:value-type="float">
            <text:p>2.940018155</text:p>
          </table:table-cell>
          <table:table-cell table:style-name="ce44" table:formula="of:=[.X160]+1" office:value-type="float" office:value="871" calcext:value-type="float">
            <text:p>87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62]/[.D161]" office:value-type="percentage" office:value="0.000903609242910622" calcext:value-type="percentage">
            <text:p>0.0904%</text:p>
          </table:table-cell>
          <table:table-cell table:style-name="ce6" table:formula="of:=([.D162]-[.D161])" office:value-type="float" office:value="0.0000574100000000077" calcext:value-type="float">
            <text:p>0.00005741</text:p>
          </table:table-cell>
          <table:table-cell table:style-name="ce8" office:value-type="float" office:value="0.06359151" calcext:value-type="float">
            <text:p>0.06359151</text:p>
          </table:table-cell>
          <table:table-cell table:style-name="ce10" table:formula="of:=[.B162]-[.$S$2]" office:value-type="float" office:value="0.000900924066440034" calcext:value-type="float">
            <text:p>0.00090092</text:p>
          </table:table-cell>
          <table:table-cell table:style-name="ce9" table:formula="of:=SUM([.$E$3:.E162])" office:value-type="float" office:value="0.00745014757364885" calcext:value-type="float">
            <text:p>0.0074501476</text:p>
          </table:table-cell>
          <table:table-cell table:style-name="ce12" table:formula="of:=MAX([.$E$3:.E162]) - MIN([.$E$3:.E162])" office:value-type="float" office:value="0.00781998969571741" calcext:value-type="float">
            <text:p>0.007819990</text:p>
          </table:table-cell>
          <table:table-cell table:style-name="ce9" table:formula="of:=STDEV([.$E$3:.E162])" office:value-type="float" office:value="0.00120338233250962" calcext:value-type="float">
            <text:p>0.0012033823</text:p>
          </table:table-cell>
          <table:table-cell table:style-name="ce9" table:formula="of:=[.G162]/[.H162]" office:value-type="float" office:value="6.49834178586374" calcext:value-type="float">
            <text:p>6.4983417859</text:p>
          </table:table-cell>
          <table:table-cell table:style-name="ce9" table:formula="of:=SLOPE([.I147:.I162];[.W147:.W162])" office:value-type="float" office:value="40.5985296873222" calcext:value-type="float">
            <text:p>40.5985296873</text:p>
          </table:table-cell>
          <table:table-cell table:style-name="ce17" table:formula="of:=AVERAGE([.D155:.D162])" office:value-type="float" office:value="0.06352945125" calcext:value-type="float">
            <text:p>0.063529451</text:p>
          </table:table-cell>
          <table:table-cell table:style-name="ce19" table:formula="of:=([.D162] - [.K162])/[.K162]" office:value-type="percentage" office:value="0.000976850087304923" calcext:value-type="percentage">
            <text:p>0.098%</text:p>
          </table:table-cell>
          <table:table-cell table:style-name="ce22" table:formula="of:=[.D162]-[.L162]" office:value-type="float" office:value="0.0626146599126951" calcext:value-type="float">
            <text:p>0.06261466</text:p>
          </table:table-cell>
          <table:table-cell table:style-name="ce27" table:formula="of:=ABS([.L161]-[.L162])" office:value-type="float" office:value="0.00076294280814065" calcext:value-type="float">
            <text:p>0.0007629</text:p>
          </table:table-cell>
          <table:table-cell table:style-name="ce34" table:formula="of:=IF(([.J162] &gt; [.$P$53]);(([.$M$53]+[.J162])/[.$O$53]);(([.$L$53]-[.J162])/[.$O$53]))" office:value-type="float" office:value="-0.139820286493409" calcext:value-type="float">
            <text:p>-0.14</text:p>
          </table:table-cell>
          <table:table-cell table:style-name="ce42" table:formula="of:=[.O162]-[.O161]" office:value-type="float" office:value="0.0018573285081766" calcext:value-type="float">
            <text:p>0.0019</text:p>
          </table:table-cell>
          <table:table-cell table:style-name="ce45" table:number-columns-repeated="2"/>
          <table:table-cell table:style-name="ce48" table:formula="of:=[.O162] - AVERAGE([.O157:.O162])" office:value-type="float" office:value="0.0146883060443994" calcext:value-type="float">
            <text:p>0.0146883060</text:p>
          </table:table-cell>
          <table:table-cell table:style-name="ce45" table:formula="of:=[.M162]-[.M161]" office:value-type="float" office:value="-0.000705532808140646" calcext:value-type="float">
            <text:p>-0.001</text:p>
          </table:table-cell>
          <table:table-cell table:style-name="ce45" table:formula="of:=AVERAGE([.O157:.O162])" office:value-type="float" office:value="-0.154508592537808" calcext:value-type="float">
            <text:p>-0.155</text:p>
          </table:table-cell>
          <table:table-cell table:style-name="ce9"/>
          <table:table-cell table:style-name="ce14" table:formula="of:=LOG([.X162])" office:value-type="float" office:value="2.94051648493257" calcext:value-type="float">
            <text:p>2.9405164849</text:p>
          </table:table-cell>
          <table:table-cell table:style-name="ce44" table:formula="of:=[.X161]+1" office:value-type="float" office:value="872" calcext:value-type="float">
            <text:p>87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63]/[.D162]" office:value-type="percentage" office:value="0.0000668328209221217" calcext:value-type="percentage">
            <text:p>0.0067%</text:p>
          </table:table-cell>
          <table:table-cell table:style-name="ce6" table:formula="of:=([.D163]-[.D162])" office:value-type="float" office:value="0.00000424999999999731" calcext:value-type="float">
            <text:p>0.00000425</text:p>
          </table:table-cell>
          <table:table-cell table:style-name="ce8" office:value-type="float" office:value="0.06359576" calcext:value-type="float">
            <text:p>0.06359576</text:p>
          </table:table-cell>
          <table:table-cell table:style-name="ce10" table:formula="of:=[.B163]-[.$S$2]" office:value-type="float" office:value="0.0000641476444515335" calcext:value-type="float">
            <text:p>0.00006415</text:p>
          </table:table-cell>
          <table:table-cell table:style-name="ce9" table:formula="of:=SUM([.$E$3:.E163])" office:value-type="float" office:value="0.00751429521810038" calcext:value-type="float">
            <text:p>0.0075142952</text:p>
          </table:table-cell>
          <table:table-cell table:style-name="ce12" table:formula="of:=MAX([.$E$3:.E163]) - MIN([.$E$3:.E163])" office:value-type="float" office:value="0.00781998969571741" calcext:value-type="float">
            <text:p>0.007819990</text:p>
          </table:table-cell>
          <table:table-cell table:style-name="ce9" table:formula="of:=STDEV([.$E$3:.E163])" office:value-type="float" office:value="0.00119961666887164" calcext:value-type="float">
            <text:p>0.0011996167</text:p>
          </table:table-cell>
          <table:table-cell table:style-name="ce9" table:formula="of:=[.G163]/[.H163]" office:value-type="float" office:value="6.51874044320584" calcext:value-type="float">
            <text:p>6.5187404432</text:p>
          </table:table-cell>
          <table:table-cell table:style-name="ce9" table:formula="of:=SLOPE([.I148:.I163];[.W148:.W163])" office:value-type="float" office:value="40.5852184047633" calcext:value-type="float">
            <text:p>40.5852184048</text:p>
          </table:table-cell>
          <table:table-cell table:style-name="ce17" table:formula="of:=AVERAGE([.D156:.D163])" office:value-type="float" office:value="0.06354017125" calcext:value-type="float">
            <text:p>0.063540171</text:p>
          </table:table-cell>
          <table:table-cell table:style-name="ce19" table:formula="of:=([.D163] - [.K163])/[.K163]" office:value-type="percentage" office:value="0.000874859933588892" calcext:value-type="percentage">
            <text:p>0.087%</text:p>
          </table:table-cell>
          <table:table-cell table:style-name="ce22" table:formula="of:=[.D163]-[.L163]" office:value-type="float" office:value="0.0627209000664111" calcext:value-type="float">
            <text:p>0.06272090</text:p>
          </table:table-cell>
          <table:table-cell table:style-name="ce27" table:formula="of:=ABS([.L162]-[.L163])" office:value-type="float" office:value="0.000101990153716031" calcext:value-type="float">
            <text:p>0.0001020</text:p>
          </table:table-cell>
          <table:table-cell table:style-name="ce34" table:formula="of:=IF(([.J163] &gt; [.$P$53]);(([.$M$53]+[.J163])/[.$O$53]);(([.$L$53]-[.J163])/[.$O$53]))" office:value-type="float" office:value="-0.139891975230046" calcext:value-type="float">
            <text:p>-0.14</text:p>
          </table:table-cell>
          <table:table-cell table:style-name="ce42" table:formula="of:=[.O163]-[.O162]" office:value-type="float" office:value="-0.000071688736636738" calcext:value-type="float">
            <text:p>-0.0001</text:p>
          </table:table-cell>
          <table:table-cell table:style-name="ce45" table:number-columns-repeated="2"/>
          <table:table-cell table:style-name="ce48" table:formula="of:=[.O163] - AVERAGE([.O158:.O163])" office:value-type="float" office:value="0.00856039113024393" calcext:value-type="float">
            <text:p>0.0085603911</text:p>
          </table:table-cell>
          <table:table-cell table:style-name="ce45" table:formula="of:=[.M163]-[.M162]" office:value-type="float" office:value="0.000106240153716033" calcext:value-type="float">
            <text:p>0.000</text:p>
          </table:table-cell>
          <table:table-cell table:style-name="ce45" table:formula="of:=AVERAGE([.O158:.O163])" office:value-type="float" office:value="-0.14845236636029" calcext:value-type="float">
            <text:p>-0.148</text:p>
          </table:table-cell>
          <table:table-cell table:style-name="ce9"/>
          <table:table-cell table:style-name="ce14" table:formula="of:=LOG([.X163])" office:value-type="float" office:value="2.94101424370557" calcext:value-type="float">
            <text:p>2.9410142437</text:p>
          </table:table-cell>
          <table:table-cell table:style-name="ce44" table:formula="of:=[.X162]+1" office:value-type="float" office:value="873" calcext:value-type="float">
            <text:p>87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64]/[.D163]" office:value-type="percentage" office:value="0.00109173944929655" calcext:value-type="percentage">
            <text:p>0.1092%</text:p>
          </table:table-cell>
          <table:table-cell table:style-name="ce6" table:formula="of:=([.D164]-[.D163])" office:value-type="float" office:value="0.0000694299999999953" calcext:value-type="float">
            <text:p>0.00006943</text:p>
          </table:table-cell>
          <table:table-cell table:style-name="ce8" office:value-type="float" office:value="0.06366519" calcext:value-type="float">
            <text:p>0.06366519</text:p>
          </table:table-cell>
          <table:table-cell table:style-name="ce10" table:formula="of:=[.B164]-[.$S$2]" office:value-type="float" office:value="0.00108905427282596" calcext:value-type="float">
            <text:p>0.00108905</text:p>
          </table:table-cell>
          <table:table-cell table:style-name="ce9" table:formula="of:=SUM([.$E$3:.E164])" office:value-type="float" office:value="0.00860334949092635" calcext:value-type="float">
            <text:p>0.0086033495</text:p>
          </table:table-cell>
          <table:table-cell table:style-name="ce12" table:formula="of:=MAX([.$E$3:.E164]) - MIN([.$E$3:.E164])" office:value-type="float" office:value="0.00781998969571741" calcext:value-type="float">
            <text:p>0.007819990</text:p>
          </table:table-cell>
          <table:table-cell table:style-name="ce9" table:formula="of:=STDEV([.$E$3:.E164])" office:value-type="float" office:value="0.00119868633236322" calcext:value-type="float">
            <text:p>0.0011986863</text:p>
          </table:table-cell>
          <table:table-cell table:style-name="ce9" table:formula="of:=[.G164]/[.H164]" office:value-type="float" office:value="6.52379983368978" calcext:value-type="float">
            <text:p>6.5237998337</text:p>
          </table:table-cell>
          <table:table-cell table:style-name="ce9" table:formula="of:=SLOPE([.I149:.I164];[.W149:.W164])" office:value-type="float" office:value="39.4839028972769" calcext:value-type="float">
            <text:p>39.4839028973</text:p>
          </table:table-cell>
          <table:table-cell table:style-name="ce17" table:formula="of:=AVERAGE([.D157:.D164])" office:value-type="float" office:value="0.06355832" calcext:value-type="float">
            <text:p>0.063558320</text:p>
          </table:table-cell>
          <table:table-cell table:style-name="ce19" table:formula="of:=([.D164] - [.K164])/[.K164]" office:value-type="percentage" office:value="0.00168144784191897" calcext:value-type="percentage">
            <text:p>0.168%</text:p>
          </table:table-cell>
          <table:table-cell table:style-name="ce22" table:formula="of:=[.D164]-[.L164]" office:value-type="float" office:value="0.061983742158081" calcext:value-type="float">
            <text:p>0.06198374</text:p>
          </table:table-cell>
          <table:table-cell table:style-name="ce27" table:formula="of:=ABS([.L163]-[.L164])" office:value-type="float" office:value="0.000806587908330073" calcext:value-type="float">
            <text:p>0.0008066</text:p>
          </table:table-cell>
          <table:table-cell table:style-name="ce34" table:formula="of:=IF(([.J164] &gt; [.$P$53]);(([.$M$53]+[.J164])/[.$O$53]);(([.$L$53]-[.J164])/[.$O$53]))" office:value-type="float" office:value="-0.145823178104054" calcext:value-type="float">
            <text:p>-0.15</text:p>
          </table:table-cell>
          <table:table-cell table:style-name="ce42" table:formula="of:=[.O164]-[.O163]" office:value-type="float" office:value="-0.00593120287400847" calcext:value-type="float">
            <text:p>-0.0059</text:p>
          </table:table-cell>
          <table:table-cell table:style-name="ce45" table:number-columns-repeated="2"/>
          <table:table-cell table:style-name="ce48" table:formula="of:=[.O164] - AVERAGE([.O159:.O164])" office:value-type="float" office:value="-0.000558905889614242" calcext:value-type="float">
            <text:p>-0.0005589059</text:p>
          </table:table-cell>
          <table:table-cell table:style-name="ce45" table:formula="of:=[.M164]-[.M163]" office:value-type="float" office:value="-0.00073715790833008" calcext:value-type="float">
            <text:p>-0.001</text:p>
          </table:table-cell>
          <table:table-cell table:style-name="ce45" table:formula="of:=AVERAGE([.O159:.O164])" office:value-type="float" office:value="-0.14526427221444" calcext:value-type="float">
            <text:p>-0.145</text:p>
          </table:table-cell>
          <table:table-cell table:style-name="ce9"/>
          <table:table-cell table:style-name="ce14" table:formula="of:=LOG([.X164])" office:value-type="float" office:value="2.9415114326344" calcext:value-type="float">
            <text:p>2.9415114326</text:p>
          </table:table-cell>
          <table:table-cell table:style-name="ce44" table:formula="of:=[.X163]+1" office:value-type="float" office:value="874" calcext:value-type="float">
            <text:p>87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65]/[.D164]" office:value-type="percentage" office:value="0.00166496008258216" calcext:value-type="percentage">
            <text:p>0.1665%</text:p>
          </table:table-cell>
          <table:table-cell table:style-name="ce6" table:formula="of:=([.D165]-[.D164])" office:value-type="float" office:value="0.000106000000000009" calcext:value-type="float">
            <text:p>0.00010600</text:p>
          </table:table-cell>
          <table:table-cell table:style-name="ce8" office:value-type="float" office:value="0.06377119" calcext:value-type="float">
            <text:p>0.06377119</text:p>
          </table:table-cell>
          <table:table-cell table:style-name="ce10" table:formula="of:=[.B165]-[.$S$2]" office:value-type="float" office:value="0.00166227490611157" calcext:value-type="float">
            <text:p>0.00166227</text:p>
          </table:table-cell>
          <table:table-cell table:style-name="ce9" table:formula="of:=SUM([.$E$3:.E165])" office:value-type="float" office:value="0.0102656243970379" calcext:value-type="float">
            <text:p>0.0102656244</text:p>
          </table:table-cell>
          <table:table-cell table:style-name="ce12" table:formula="of:=MAX([.$E$3:.E165]) - MIN([.$E$3:.E165])" office:value-type="float" office:value="0.00781998969571741" calcext:value-type="float">
            <text:p>0.007819990</text:p>
          </table:table-cell>
          <table:table-cell table:style-name="ce9" table:formula="of:=STDEV([.$E$3:.E165])" office:value-type="float" office:value="0.00120160954734063" calcext:value-type="float">
            <text:p>0.0012016095</text:p>
          </table:table-cell>
          <table:table-cell table:style-name="ce9" table:formula="of:=[.G165]/[.H165]" office:value-type="float" office:value="6.50792906316731" calcext:value-type="float">
            <text:p>6.5079290632</text:p>
          </table:table-cell>
          <table:table-cell table:style-name="ce9" table:formula="of:=SLOPE([.I150:.I165];[.W150:.W165])" office:value-type="float" office:value="36.9487408123607" calcext:value-type="float">
            <text:p>36.9487408124</text:p>
          </table:table-cell>
          <table:table-cell table:style-name="ce17" table:formula="of:=AVERAGE([.D158:.D165])" office:value-type="float" office:value="0.06358971875" calcext:value-type="float">
            <text:p>0.063589719</text:p>
          </table:table-cell>
          <table:table-cell table:style-name="ce19" table:formula="of:=([.D165] - [.K165])/[.K165]" office:value-type="percentage" office:value="0.00285378286879112" calcext:value-type="percentage">
            <text:p>0.285%</text:p>
          </table:table-cell>
          <table:table-cell table:style-name="ce22" table:formula="of:=[.D165]-[.L165]" office:value-type="float" office:value="0.0609174071312089" calcext:value-type="float">
            <text:p>0.06091741</text:p>
          </table:table-cell>
          <table:table-cell table:style-name="ce27" table:formula="of:=ABS([.L164]-[.L165])" office:value-type="float" office:value="0.00117233502687215" calcext:value-type="float">
            <text:p>0.0011723</text:p>
          </table:table-cell>
          <table:table-cell table:style-name="ce34" table:formula="of:=IF(([.J165] &gt; [.$P$53]);(([.$M$53]+[.J165])/[.$O$53]);(([.$L$53]-[.J165])/[.$O$53]))" office:value-type="float" office:value="-0.159476450524099" calcext:value-type="float">
            <text:p>-0.16</text:p>
          </table:table-cell>
          <table:table-cell table:style-name="ce42" table:formula="of:=[.O165]-[.O164]" office:value-type="float" office:value="-0.0136532724200448" calcext:value-type="float">
            <text:p>-0.0137</text:p>
          </table:table-cell>
          <table:table-cell table:style-name="ce45" table:number-columns-repeated="2"/>
          <table:table-cell table:style-name="ce48" table:formula="of:=[.O165] - AVERAGE([.O160:.O165])" office:value-type="float" office:value="-0.0136437013184421" calcext:value-type="float">
            <text:p>-0.0136437013</text:p>
          </table:table-cell>
          <table:table-cell table:style-name="ce45" table:formula="of:=[.M165]-[.M164]" office:value-type="float" office:value="-0.00106633502687215" calcext:value-type="float">
            <text:p>-0.001</text:p>
          </table:table-cell>
          <table:table-cell table:style-name="ce45" table:formula="of:=AVERAGE([.O160:.O165])" office:value-type="float" office:value="-0.145832749205657" calcext:value-type="float">
            <text:p>-0.146</text:p>
          </table:table-cell>
          <table:table-cell table:style-name="ce9"/>
          <table:table-cell table:style-name="ce14" table:formula="of:=LOG([.X165])" office:value-type="float" office:value="2.94200805302231" calcext:value-type="float">
            <text:p>2.942008053</text:p>
          </table:table-cell>
          <table:table-cell table:style-name="ce44" table:formula="of:=[.X164]+1" office:value-type="float" office:value="875" calcext:value-type="float">
            <text:p>87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66]/[.D165]" office:value-type="percentage" office:value="0.000633671725429473" calcext:value-type="percentage">
            <text:p>0.0634%</text:p>
          </table:table-cell>
          <table:table-cell table:style-name="ce6" table:formula="of:=([.D166]-[.D165])" office:value-type="float" office:value="0.0000404099999999907" calcext:value-type="float">
            <text:p>0.00004041</text:p>
          </table:table-cell>
          <table:table-cell table:style-name="ce8" office:value-type="float" office:value="0.0638116" calcext:value-type="float">
            <text:p>0.0638116</text:p>
          </table:table-cell>
          <table:table-cell table:style-name="ce10" table:formula="of:=[.B166]-[.$S$2]" office:value-type="float" office:value="0.000630986548958884" calcext:value-type="float">
            <text:p>0.00063099</text:p>
          </table:table-cell>
          <table:table-cell table:style-name="ce9" table:formula="of:=SUM([.$E$3:.E166])" office:value-type="float" office:value="0.0108966109459968" calcext:value-type="float">
            <text:p>0.0108966109</text:p>
          </table:table-cell>
          <table:table-cell table:style-name="ce12" table:formula="of:=MAX([.$E$3:.E166]) - MIN([.$E$3:.E166])" office:value-type="float" office:value="0.00781998969571741" calcext:value-type="float">
            <text:p>0.007819990</text:p>
          </table:table-cell>
          <table:table-cell table:style-name="ce9" table:formula="of:=STDEV([.$E$3:.E166])" office:value-type="float" office:value="0.00119873879701566" calcext:value-type="float">
            <text:p>0.0011987388</text:p>
          </table:table-cell>
          <table:table-cell table:style-name="ce9" table:formula="of:=[.G166]/[.H166]" office:value-type="float" office:value="6.52351430952745" calcext:value-type="float">
            <text:p>6.5235143095</text:p>
          </table:table-cell>
          <table:table-cell table:style-name="ce9" table:formula="of:=SLOPE([.I151:.I166];[.W151:.W166])" office:value-type="float" office:value="34.5725070782794" calcext:value-type="float">
            <text:p>34.5725070783</text:p>
          </table:table-cell>
          <table:table-cell table:style-name="ce17" table:formula="of:=AVERAGE([.D159:.D166])" office:value-type="float" office:value="0.06362616875" calcext:value-type="float">
            <text:p>0.063626169</text:p>
          </table:table-cell>
          <table:table-cell table:style-name="ce19" table:formula="of:=([.D166] - [.K166])/[.K166]" office:value-type="percentage" office:value="0.00291438654319403" calcext:value-type="percentage">
            <text:p>0.291%</text:p>
          </table:table-cell>
          <table:table-cell table:style-name="ce22" table:formula="of:=[.D166]-[.L166]" office:value-type="float" office:value="0.060897213456806" calcext:value-type="float">
            <text:p>0.06089721</text:p>
          </table:table-cell>
          <table:table-cell table:style-name="ce27" table:formula="of:=ABS([.L165]-[.L166])" office:value-type="float" office:value="0.0000606036744029139" calcext:value-type="float">
            <text:p>0.0000606</text:p>
          </table:table-cell>
          <table:table-cell table:style-name="ce34" table:formula="of:=IF(([.J166] &gt; [.$P$53]);(([.$M$53]+[.J166])/[.$O$53]);(([.$L$53]-[.J166])/[.$O$53]))" office:value-type="float" office:value="-0.172273804467717" calcext:value-type="float">
            <text:p>-0.17</text:p>
          </table:table-cell>
          <table:table-cell table:style-name="ce42" table:formula="of:=[.O166]-[.O165]" office:value-type="float" office:value="-0.0127973539436179" calcext:value-type="float">
            <text:p>-0.0128</text:p>
          </table:table-cell>
          <table:table-cell table:style-name="ce45" table:number-columns-repeated="2"/>
          <table:table-cell table:style-name="ce48" table:formula="of:=[.O166] - AVERAGE([.O161:.O166])" office:value-type="float" office:value="-0.0224465861642318" calcext:value-type="float">
            <text:p>-0.0224465862</text:p>
          </table:table-cell>
          <table:table-cell table:style-name="ce45" table:formula="of:=[.M166]-[.M165]" office:value-type="float" office:value="-0.0000201936744029241" calcext:value-type="float">
            <text:p>0.000</text:p>
          </table:table-cell>
          <table:table-cell table:style-name="ce45" table:formula="of:=AVERAGE([.O161:.O166])" office:value-type="float" office:value="-0.149827218303485" calcext:value-type="float">
            <text:p>-0.150</text:p>
          </table:table-cell>
          <table:table-cell table:style-name="ce9"/>
          <table:table-cell table:style-name="ce14" table:formula="of:=LOG([.X166])" office:value-type="float" office:value="2.94250410616808" calcext:value-type="float">
            <text:p>2.9425041062</text:p>
          </table:table-cell>
          <table:table-cell table:style-name="ce44" table:formula="of:=[.X165]+1" office:value-type="float" office:value="876" calcext:value-type="float">
            <text:p>87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67]/[.D166]" office:value-type="percentage" office:value="-0.00138924584244864" calcext:value-type="percentage">
            <text:p>-0.1389%</text:p>
          </table:table-cell>
          <table:table-cell table:style-name="ce6" table:formula="of:=([.D167]-[.D166])" office:value-type="float" office:value="-0.0000886499999999957" calcext:value-type="float">
            <text:p>-0.00008865</text:p>
          </table:table-cell>
          <table:table-cell table:style-name="ce8" office:value-type="float" office:value="0.06372295" calcext:value-type="float">
            <text:p>0.06372295</text:p>
          </table:table-cell>
          <table:table-cell table:style-name="ce10" table:formula="of:=[.B167]-[.$S$2]" office:value-type="float" office:value="-0.00139193101891923" calcext:value-type="float">
            <text:p>-0.00139193</text:p>
          </table:table-cell>
          <table:table-cell table:style-name="ce9" table:formula="of:=SUM([.$E$3:.E167])" office:value-type="float" office:value="0.00950467992707757" calcext:value-type="float">
            <text:p>0.0095046799</text:p>
          </table:table-cell>
          <table:table-cell table:style-name="ce12" table:formula="of:=MAX([.$E$3:.E167]) - MIN([.$E$3:.E167])" office:value-type="float" office:value="0.00781998969571741" calcext:value-type="float">
            <text:p>0.007819990</text:p>
          </table:table-cell>
          <table:table-cell table:style-name="ce9" table:formula="of:=STDEV([.$E$3:.E167])" office:value-type="float" office:value="0.00120045936504931" calcext:value-type="float">
            <text:p>0.0012004594</text:p>
          </table:table-cell>
          <table:table-cell table:style-name="ce9" table:formula="of:=[.G167]/[.H167]" office:value-type="float" office:value="6.51416443021058" calcext:value-type="float">
            <text:p>6.5141644302</text:p>
          </table:table-cell>
          <table:table-cell table:style-name="ce9" table:formula="of:=SLOPE([.I152:.I167];[.W152:.W167])" office:value-type="float" office:value="31.2877424318702" calcext:value-type="float">
            <text:p>31.2877424319</text:p>
          </table:table-cell>
          <table:table-cell table:style-name="ce17" table:formula="of:=AVERAGE([.D160:.D167])" office:value-type="float" office:value="0.0636515375" calcext:value-type="float">
            <text:p>0.063651538</text:p>
          </table:table-cell>
          <table:table-cell table:style-name="ce19" table:formula="of:=([.D167] - [.K167])/[.K167]" office:value-type="percentage" office:value="0.00112192890863016" calcext:value-type="percentage">
            <text:p>0.112%</text:p>
          </table:table-cell>
          <table:table-cell table:style-name="ce22" table:formula="of:=[.D167]-[.L167]" office:value-type="float" office:value="0.0626010210913698" calcext:value-type="float">
            <text:p>0.06260102</text:p>
          </table:table-cell>
          <table:table-cell table:style-name="ce27" table:formula="of:=ABS([.L166]-[.L167])" office:value-type="float" office:value="0.00179245763456388" calcext:value-type="float">
            <text:p>0.0017925</text:p>
          </table:table-cell>
          <table:table-cell table:style-name="ce34" table:formula="of:=IF(([.J167] &gt; [.$P$53]);(([.$M$53]+[.J167])/[.$O$53]);(([.$L$53]-[.J167])/[.$O$53]))" office:value-type="float" office:value="-0.189964107908272" calcext:value-type="float">
            <text:p>-0.19</text:p>
          </table:table-cell>
          <table:table-cell table:style-name="ce42" table:formula="of:=[.O167]-[.O166]" office:value-type="float" office:value="-0.0176903034405546" calcext:value-type="float">
            <text:p>-0.0177</text:p>
          </table:table-cell>
          <table:table-cell table:style-name="ce45" table:number-columns-repeated="2"/>
          <table:table-cell table:style-name="ce48" table:formula="of:=[.O167] - AVERAGE([.O162:.O167])" office:value-type="float" office:value="-0.0320891407870055" calcext:value-type="float">
            <text:p>-0.0320891408</text:p>
          </table:table-cell>
          <table:table-cell table:style-name="ce45" table:formula="of:=[.M167]-[.M166]" office:value-type="float" office:value="0.00170380763456389" calcext:value-type="float">
            <text:p>0.002</text:p>
          </table:table-cell>
          <table:table-cell table:style-name="ce45" table:formula="of:=AVERAGE([.O162:.O167])" office:value-type="float" office:value="-0.157874967121266" calcext:value-type="float">
            <text:p>-0.158</text:p>
          </table:table-cell>
          <table:table-cell table:style-name="ce9"/>
          <table:table-cell table:style-name="ce14" table:formula="of:=LOG([.X167])" office:value-type="float" office:value="2.94299959336604" calcext:value-type="float">
            <text:p>2.9429995934</text:p>
          </table:table-cell>
          <table:table-cell table:style-name="ce44" table:formula="of:=[.X166]+1" office:value-type="float" office:value="877" calcext:value-type="float">
            <text:p>87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68]/[.D167]" office:value-type="percentage" office:value="-0.0014478300204243" calcext:value-type="percentage">
            <text:p>-0.1448%</text:p>
          </table:table-cell>
          <table:table-cell table:style-name="ce6" table:formula="of:=([.D168]-[.D167])" office:value-type="float" office:value="-0.0000922599999999968" calcext:value-type="float">
            <text:p>-0.00009226</text:p>
          </table:table-cell>
          <table:table-cell table:style-name="ce8" office:value-type="float" office:value="0.06363069" calcext:value-type="float">
            <text:p>0.06363069</text:p>
          </table:table-cell>
          <table:table-cell table:style-name="ce10" table:formula="of:=[.B168]-[.$S$2]" office:value-type="float" office:value="-0.00145051519689489" calcext:value-type="float">
            <text:p>-0.00145052</text:p>
          </table:table-cell>
          <table:table-cell table:style-name="ce9" table:formula="of:=SUM([.$E$3:.E168])" office:value-type="float" office:value="0.00805416473018268" calcext:value-type="float">
            <text:p>0.0080541647</text:p>
          </table:table-cell>
          <table:table-cell table:style-name="ce12" table:formula="of:=MAX([.$E$3:.E168]) - MIN([.$E$3:.E168])" office:value-type="float" office:value="0.00781998969571741" calcext:value-type="float">
            <text:p>0.007819990</text:p>
          </table:table-cell>
          <table:table-cell table:style-name="ce9" table:formula="of:=STDEV([.$E$3:.E168])" office:value-type="float" office:value="0.00120252654029235" calcext:value-type="float">
            <text:p>0.0012025265</text:p>
          </table:table-cell>
          <table:table-cell table:style-name="ce9" table:formula="of:=[.G168]/[.H168]" office:value-type="float" office:value="6.50296640755743" calcext:value-type="float">
            <text:p>6.5029664076</text:p>
          </table:table-cell>
          <table:table-cell table:style-name="ce9" table:formula="of:=SLOPE([.I153:.I168];[.W153:.W168])" office:value-type="float" office:value="27.18556048308" calcext:value-type="float">
            <text:p>27.1855604831</text:p>
          </table:table-cell>
          <table:table-cell table:style-name="ce17" table:formula="of:=AVERAGE([.D161:.D168])" office:value-type="float" office:value="0.06366537375" calcext:value-type="float">
            <text:p>0.063665374</text:p>
          </table:table-cell>
          <table:table-cell table:style-name="ce19" table:formula="of:=([.D168] - [.K168])/[.K168]" office:value-type="percentage" office:value="-0.000544782005618656" calcext:value-type="percentage">
            <text:p>-0.054%</text:p>
          </table:table-cell>
          <table:table-cell table:style-name="ce22" table:formula="of:=[.D168]-[.L168]" office:value-type="float" office:value="0.0641754720056187" calcext:value-type="float">
            <text:p>0.06417547</text:p>
          </table:table-cell>
          <table:table-cell table:style-name="ce27" table:formula="of:=ABS([.L167]-[.L168])" office:value-type="float" office:value="0.00166671091424881" calcext:value-type="float">
            <text:p>0.0016667</text:p>
          </table:table-cell>
          <table:table-cell table:style-name="ce34" table:formula="of:=IF(([.J168] &gt; [.$P$53]);(([.$M$53]+[.J168])/[.$O$53]);(([.$L$53]-[.J168])/[.$O$53]))" office:value-type="float" office:value="-0.2120566628564" calcext:value-type="float">
            <text:p>-0.21</text:p>
          </table:table-cell>
          <table:table-cell table:style-name="ce42" table:formula="of:=[.O168]-[.O167]" office:value-type="float" office:value="-0.0220925549481284" calcext:value-type="float">
            <text:p>-0.0221</text:p>
          </table:table-cell>
          <table:table-cell table:style-name="ce45" table:number-columns-repeated="2"/>
          <table:table-cell table:style-name="ce48" table:formula="of:=[.O168] - AVERAGE([.O163:.O168])" office:value-type="float" office:value="-0.0421422996746354" calcext:value-type="float">
            <text:p>-0.0421422997</text:p>
          </table:table-cell>
          <table:table-cell table:style-name="ce45" table:formula="of:=[.M168]-[.M167]" office:value-type="float" office:value="0.00157445091424881" calcext:value-type="float">
            <text:p>0.002</text:p>
          </table:table-cell>
          <table:table-cell table:style-name="ce45" table:formula="of:=AVERAGE([.O163:.O168])" office:value-type="float" office:value="-0.169914363181765" calcext:value-type="float">
            <text:p>-0.170</text:p>
          </table:table-cell>
          <table:table-cell table:style-name="ce9"/>
          <table:table-cell table:style-name="ce14" table:formula="of:=LOG([.X168])" office:value-type="float" office:value="2.9434945159061" calcext:value-type="float">
            <text:p>2.9434945159</text:p>
          </table:table-cell>
          <table:table-cell table:style-name="ce44" table:formula="of:=[.X167]+1" office:value-type="float" office:value="878" calcext:value-type="float">
            <text:p>87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69]/[.D168]" office:value-type="percentage" office:value="0.000682060810593111" calcext:value-type="percentage">
            <text:p>0.0682%</text:p>
          </table:table-cell>
          <table:table-cell table:style-name="ce6" table:formula="of:=([.D169]-[.D168])" office:value-type="float" office:value="0.000043399999999999" calcext:value-type="float">
            <text:p>0.00004340</text:p>
          </table:table-cell>
          <table:table-cell table:style-name="ce8" office:value-type="float" office:value="0.06367409" calcext:value-type="float">
            <text:p>0.06367409</text:p>
          </table:table-cell>
          <table:table-cell table:style-name="ce10" table:formula="of:=[.B169]-[.$S$2]" office:value-type="float" office:value="0.000679375634122523" calcext:value-type="float">
            <text:p>0.00067938</text:p>
          </table:table-cell>
          <table:table-cell table:style-name="ce9" table:formula="of:=SUM([.$E$3:.E169])" office:value-type="float" office:value="0.0087335403643052" calcext:value-type="float">
            <text:p>0.0087335404</text:p>
          </table:table-cell>
          <table:table-cell table:style-name="ce12" table:formula="of:=MAX([.$E$3:.E169]) - MIN([.$E$3:.E169])" office:value-type="float" office:value="0.00781998969571741" calcext:value-type="float">
            <text:p>0.007819990</text:p>
          </table:table-cell>
          <table:table-cell table:style-name="ce9" table:formula="of:=STDEV([.$E$3:.E169])" office:value-type="float" office:value="0.00119989246535035" calcext:value-type="float">
            <text:p>0.0011998925</text:p>
          </table:table-cell>
          <table:table-cell table:style-name="ce9" table:formula="of:=[.G169]/[.H169]" office:value-type="float" office:value="6.51724210421978" calcext:value-type="float">
            <text:p>6.5172421042</text:p>
          </table:table-cell>
          <table:table-cell table:style-name="ce9" table:formula="of:=SLOPE([.I154:.I169];[.W154:.W169])" office:value-type="float" office:value="23.5743074002652" calcext:value-type="float">
            <text:p>23.5743074003</text:p>
          </table:table-cell>
          <table:table-cell table:style-name="ce17" table:formula="of:=AVERAGE([.D162:.D169])" office:value-type="float" office:value="0.0636828725" calcext:value-type="float">
            <text:p>0.063682873</text:p>
          </table:table-cell>
          <table:table-cell table:style-name="ce19" table:formula="of:=([.D169] - [.K169])/[.K169]" office:value-type="percentage" office:value="-0.000137909922326424" calcext:value-type="percentage">
            <text:p>-0.014%</text:p>
          </table:table-cell>
          <table:table-cell table:style-name="ce22" table:formula="of:=[.D169]-[.L169]" office:value-type="float" office:value="0.0638119999223264" calcext:value-type="float">
            <text:p>0.06381200</text:p>
          </table:table-cell>
          <table:table-cell table:style-name="ce27" table:formula="of:=ABS([.L168]-[.L169])" office:value-type="float" office:value="0.000406872083292232" calcext:value-type="float">
            <text:p>0.0004069</text:p>
          </table:table-cell>
          <table:table-cell table:style-name="ce34" table:formula="of:=IF(([.J169] &gt; [.$P$53]);(([.$M$53]+[.J169])/[.$O$53]);(([.$L$53]-[.J169])/[.$O$53]))" office:value-type="float" office:value="0.514572924916208" calcext:value-type="float">
            <text:p>0.51</text:p>
          </table:table-cell>
          <table:table-cell table:style-name="ce42" table:formula="of:=[.O169]-[.O168]" office:value-type="float" office:value="0.726629587772608" calcext:value-type="float">
            <text:p>0.7266</text:p>
          </table:table-cell>
          <table:table-cell table:style-name="ce45" table:number-columns-repeated="2"/>
          <table:table-cell table:style-name="ce48" table:formula="of:=[.O169] - AVERAGE([.O164:.O169])" office:value-type="float" office:value="0.575409804740263" calcext:value-type="float">
            <text:p>0.5754098047</text:p>
          </table:table-cell>
          <table:table-cell table:style-name="ce45" table:formula="of:=[.M169]-[.M168]" office:value-type="float" office:value="-0.000363472083292224" calcext:value-type="float">
            <text:p>0.000</text:p>
          </table:table-cell>
          <table:table-cell table:style-name="ce45" table:formula="of:=AVERAGE([.O164:.O169])" office:value-type="float" office:value="-0.0608368798240558" calcext:value-type="float">
            <text:p>-0.061</text:p>
          </table:table-cell>
          <table:table-cell table:style-name="ce9"/>
          <table:table-cell table:style-name="ce14" table:formula="of:=LOG([.X169])" office:value-type="float" office:value="2.94398887507377" calcext:value-type="float">
            <text:p>2.9439888751</text:p>
          </table:table-cell>
          <table:table-cell table:style-name="ce44" table:formula="of:=[.X168]+1" office:value-type="float" office:value="879" calcext:value-type="float">
            <text:p>87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70]/[.D169]" office:value-type="percentage" office:value="0.00340263991208973" calcext:value-type="percentage">
            <text:p>0.3403%</text:p>
          </table:table-cell>
          <table:table-cell table:style-name="ce6" table:formula="of:=([.D170]-[.D169])" office:value-type="float" office:value="0.000216659999999993" calcext:value-type="float">
            <text:p>0.00021666</text:p>
          </table:table-cell>
          <table:table-cell table:style-name="ce8" office:value-type="float" office:value="0.06389075" calcext:value-type="float">
            <text:p>0.06389075</text:p>
          </table:table-cell>
          <table:table-cell table:style-name="ce10" table:formula="of:=[.B170]-[.$S$2]" office:value-type="float" office:value="0.00339995473561914" calcext:value-type="float">
            <text:p>0.00339995</text:p>
          </table:table-cell>
          <table:table-cell table:style-name="ce9" table:formula="of:=SUM([.$E$3:.E170])" office:value-type="float" office:value="0.0121334950999243" calcext:value-type="float">
            <text:p>0.0121334951</text:p>
          </table:table-cell>
          <table:table-cell table:style-name="ce12" table:formula="of:=MAX([.$E$3:.E170]) - MIN([.$E$3:.E170])" office:value-type="float" office:value="0.00781998969571741" calcext:value-type="float">
            <text:p>0.007819990</text:p>
          </table:table-cell>
          <table:table-cell table:style-name="ce9" table:formula="of:=STDEV([.$E$3:.E170])" office:value-type="float" office:value="0.00122385781421092" calcext:value-type="float">
            <text:p>0.0012238578</text:p>
          </table:table-cell>
          <table:table-cell table:style-name="ce9" table:formula="of:=[.G170]/[.H170]" office:value-type="float" office:value="6.38962271998835" calcext:value-type="float">
            <text:p>6.38962272</text:p>
          </table:table-cell>
          <table:table-cell table:style-name="ce9" table:formula="of:=SLOPE([.I155:.I170];[.W155:.W170])" office:value-type="float" office:value="14.2216548888205" calcext:value-type="float">
            <text:p>14.2216548888</text:p>
          </table:table-cell>
          <table:table-cell table:style-name="ce17" table:formula="of:=AVERAGE([.D163:.D170])" office:value-type="float" office:value="0.0637202775" calcext:value-type="float">
            <text:p>0.063720278</text:p>
          </table:table-cell>
          <table:table-cell table:style-name="ce19" table:formula="of:=([.D170] - [.K170])/[.K170]" office:value-type="percentage" office:value="0.00267532576266622" calcext:value-type="percentage">
            <text:p>0.268%</text:p>
          </table:table-cell>
          <table:table-cell table:style-name="ce22" table:formula="of:=[.D170]-[.L170]" office:value-type="float" office:value="0.0612154242373338" calcext:value-type="float">
            <text:p>0.06121542</text:p>
          </table:table-cell>
          <table:table-cell table:style-name="ce27" table:formula="of:=ABS([.L169]-[.L170])" office:value-type="float" office:value="0.00281323568499264" calcext:value-type="float">
            <text:p>0.0028132</text:p>
          </table:table-cell>
          <table:table-cell table:style-name="ce34" table:formula="of:=IF(([.J170] &gt; [.$P$53]);(([.$M$53]+[.J170])/[.$O$53]);(([.$L$53]-[.J170])/[.$O$53]))" office:value-type="float" office:value="0.564942214260085" calcext:value-type="float">
            <text:p>0.56</text:p>
          </table:table-cell>
          <table:table-cell table:style-name="ce42" table:formula="of:=[.O170]-[.O169]" office:value-type="float" office:value="0.0503692893438772" calcext:value-type="float">
            <text:p>0.0504</text:p>
          </table:table-cell>
          <table:table-cell table:style-name="ce45" table:number-columns-repeated="2"/>
          <table:table-cell table:style-name="ce48" table:formula="of:=[.O170] - AVERAGE([.O165:.O170])" office:value-type="float" office:value="0.507318195356784" calcext:value-type="float">
            <text:p>0.5073181954</text:p>
          </table:table-cell>
          <table:table-cell table:style-name="ce45" table:formula="of:=[.M170]-[.M169]" office:value-type="float" office:value="-0.00259657568499266" calcext:value-type="float">
            <text:p>-0.003</text:p>
          </table:table-cell>
          <table:table-cell table:style-name="ce45" table:formula="of:=AVERAGE([.O165:.O170])" office:value-type="float" office:value="0.0576240189033007" calcext:value-type="float">
            <text:p>0.058</text:p>
          </table:table-cell>
          <table:table-cell table:style-name="ce9"/>
          <table:table-cell table:style-name="ce14" table:formula="of:=LOG([.X170])" office:value-type="float" office:value="2.94448267215017" calcext:value-type="float">
            <text:p>2.9444826722</text:p>
          </table:table-cell>
          <table:table-cell table:style-name="ce44" table:formula="of:=[.X169]+1" office:value-type="float" office:value="880" calcext:value-type="float">
            <text:p>88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71]/[.D170]" office:value-type="percentage" office:value="0.00000829541052497564" calcext:value-type="percentage">
            <text:p>0.0008%</text:p>
          </table:table-cell>
          <table:table-cell table:style-name="ce6" table:formula="of:=([.D171]-[.D170])" office:value-type="float" office:value="0.000000529999999998587" calcext:value-type="float">
            <text:p>0.00000053</text:p>
          </table:table-cell>
          <table:table-cell table:style-name="ce8" office:value-type="float" office:value="0.06389128" calcext:value-type="float">
            <text:p>0.06389128</text:p>
          </table:table-cell>
          <table:table-cell table:style-name="ce10" table:formula="of:=[.B171]-[.$S$2]" office:value-type="float" office:value="0.0000056102340543874" calcext:value-type="float">
            <text:p>0.00000561</text:p>
          </table:table-cell>
          <table:table-cell table:style-name="ce9" table:formula="of:=SUM([.$E$3:.E171])" office:value-type="float" office:value="0.0121391053339787" calcext:value-type="float">
            <text:p>0.0121391053</text:p>
          </table:table-cell>
          <table:table-cell table:style-name="ce12" table:formula="of:=MAX([.$E$3:.E171]) - MIN([.$E$3:.E171])" office:value-type="float" office:value="0.00781998969571741" calcext:value-type="float">
            <text:p>0.007819990</text:p>
          </table:table-cell>
          <table:table-cell table:style-name="ce9" table:formula="of:=STDEV([.$E$3:.E171])" office:value-type="float" office:value="0.00122022070256774" calcext:value-type="float">
            <text:p>0.0012202207</text:p>
          </table:table-cell>
          <table:table-cell table:style-name="ce9" table:formula="of:=[.G171]/[.H171]" office:value-type="float" office:value="6.40866826735659" calcext:value-type="float">
            <text:p>6.4086682674</text:p>
          </table:table-cell>
          <table:table-cell table:style-name="ce9" table:formula="of:=SLOPE([.I156:.I171];[.W156:.W171])" office:value-type="float" office:value="6.4401978625487" calcext:value-type="float">
            <text:p>6.4401978625</text:p>
          </table:table-cell>
          <table:table-cell table:style-name="ce17" table:formula="of:=AVERAGE([.D164:.D171])" office:value-type="float" office:value="0.0637572175" calcext:value-type="float">
            <text:p>0.063757218</text:p>
          </table:table-cell>
          <table:table-cell table:style-name="ce19" table:formula="of:=([.D171] - [.K171])/[.K171]" office:value-type="percentage" office:value="0.00210270311749395" calcext:value-type="percentage">
            <text:p>0.210%</text:p>
          </table:table-cell>
          <table:table-cell table:style-name="ce22" table:formula="of:=[.D171]-[.L171]" office:value-type="float" office:value="0.061788576882506" calcext:value-type="float">
            <text:p>0.06178858</text:p>
          </table:table-cell>
          <table:table-cell table:style-name="ce27" table:formula="of:=ABS([.L170]-[.L171])" office:value-type="float" office:value="0.000572622645172266" calcext:value-type="float">
            <text:p>0.0005726</text:p>
          </table:table-cell>
          <table:table-cell table:style-name="ce34" table:formula="of:=IF(([.J171] &gt; [.$P$53]);(([.$M$53]+[.J171])/[.$O$53]);(([.$L$53]-[.J171])/[.$O$53]))" office:value-type="float" office:value="0.606849733008762" calcext:value-type="float">
            <text:p>0.61</text:p>
          </table:table-cell>
          <table:table-cell table:style-name="ce42" table:formula="of:=[.O171]-[.O170]" office:value-type="float" office:value="0.041907518748677" calcext:value-type="float">
            <text:p>0.0419</text:p>
          </table:table-cell>
          <table:table-cell table:style-name="ce45" table:number-columns-repeated="2"/>
          <table:table-cell table:style-name="ce48" table:formula="of:=[.O171] - AVERAGE([.O166:.O171])" office:value-type="float" office:value="0.421504683516651" calcext:value-type="float">
            <text:p>0.4215046835</text:p>
          </table:table-cell>
          <table:table-cell table:style-name="ce45" table:formula="of:=[.M171]-[.M170]" office:value-type="float" office:value="0.000573152645172263" calcext:value-type="float">
            <text:p>0.001</text:p>
          </table:table-cell>
          <table:table-cell table:style-name="ce45" table:formula="of:=AVERAGE([.O166:.O171])" office:value-type="float" office:value="0.185345049492111" calcext:value-type="float">
            <text:p>0.185</text:p>
          </table:table-cell>
          <table:table-cell table:style-name="ce9"/>
          <table:table-cell table:style-name="ce14" table:formula="of:=LOG([.X171])" office:value-type="float" office:value="2.94497590841205" calcext:value-type="float">
            <text:p>2.9449759084</text:p>
          </table:table-cell>
          <table:table-cell table:style-name="ce44" table:formula="of:=[.X170]+1" office:value-type="float" office:value="881" calcext:value-type="float">
            <text:p>88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72]/[.D171]" office:value-type="percentage" office:value="0.0000313031762707211" calcext:value-type="percentage">
            <text:p>0.0031%</text:p>
          </table:table-cell>
          <table:table-cell table:style-name="ce6" table:formula="of:=([.D172]-[.D171])" office:value-type="float" office:value="0.000002000000000002" calcext:value-type="float">
            <text:p>0.00000200</text:p>
          </table:table-cell>
          <table:table-cell table:style-name="ce8" office:value-type="float" office:value="0.06389328" calcext:value-type="float">
            <text:p>0.06389328</text:p>
          </table:table-cell>
          <table:table-cell table:style-name="ce10" table:formula="of:=[.B172]-[.$S$2]" office:value-type="float" office:value="0.0000286179998001329" calcext:value-type="float">
            <text:p>0.00002862</text:p>
          </table:table-cell>
          <table:table-cell table:style-name="ce9" table:formula="of:=SUM([.$E$3:.E172])" office:value-type="float" office:value="0.0121677233337789" calcext:value-type="float">
            <text:p>0.0121677233</text:p>
          </table:table-cell>
          <table:table-cell table:style-name="ce12" table:formula="of:=MAX([.$E$3:.E172]) - MIN([.$E$3:.E172])" office:value-type="float" office:value="0.00781998969571741" calcext:value-type="float">
            <text:p>0.007819990</text:p>
          </table:table-cell>
          <table:table-cell table:style-name="ce9" table:formula="of:=STDEV([.$E$3:.E172])" office:value-type="float" office:value="0.00121660973985367" calcext:value-type="float">
            <text:p>0.0012166097</text:p>
          </table:table-cell>
          <table:table-cell table:style-name="ce9" table:formula="of:=[.G172]/[.H172]" office:value-type="float" office:value="6.4276895372036" calcext:value-type="float">
            <text:p>6.4276895372</text:p>
          </table:table-cell>
          <table:table-cell table:style-name="ce9" table:formula="of:=SLOPE([.I157:.I172];[.W157:.W172])" office:value-type="float" office:value="0.259932666329226" calcext:value-type="float">
            <text:p>0.2599326663</text:p>
          </table:table-cell>
          <table:table-cell table:style-name="ce17" table:formula="of:=AVERAGE([.D165:.D172])" office:value-type="float" office:value="0.06378572875" calcext:value-type="float">
            <text:p>0.063785729</text:p>
          </table:table-cell>
          <table:table-cell table:style-name="ce19" table:formula="of:=([.D172] - [.K172])/[.K172]" office:value-type="percentage" office:value="0.00168613343623499" calcext:value-type="percentage">
            <text:p>0.169%</text:p>
          </table:table-cell>
          <table:table-cell table:style-name="ce22" table:formula="of:=[.D172]-[.L172]" office:value-type="float" office:value="0.062207146563765" calcext:value-type="float">
            <text:p>0.06220715</text:p>
          </table:table-cell>
          <table:table-cell table:style-name="ce27" table:formula="of:=ABS([.L171]-[.L172])" office:value-type="float" office:value="0.000416569681258967" calcext:value-type="float">
            <text:p>0.0004166</text:p>
          </table:table-cell>
          <table:table-cell table:style-name="ce34" table:formula="of:=IF(([.J172] &gt; [.$P$53]);(([.$M$53]+[.J172])/[.$O$53]);(([.$L$53]-[.J172])/[.$O$53]))" office:value-type="float" office:value="0.640133933989109" calcext:value-type="float">
            <text:p>0.64</text:p>
          </table:table-cell>
          <table:table-cell table:style-name="ce42" table:formula="of:=[.O172]-[.O171]" office:value-type="float" office:value="0.033284200980347" calcext:value-type="float">
            <text:p>0.0333</text:p>
          </table:table-cell>
          <table:table-cell table:style-name="ce45" table:number-columns-repeated="2"/>
          <table:table-cell table:style-name="ce48" table:formula="of:=[.O172] - AVERAGE([.O167:.O172])" office:value-type="float" office:value="0.319387594754194" calcext:value-type="float">
            <text:p>0.3193875948</text:p>
          </table:table-cell>
          <table:table-cell table:style-name="ce45" table:formula="of:=[.M172]-[.M171]" office:value-type="float" office:value="0.000418569681258973" calcext:value-type="float">
            <text:p>0.000</text:p>
          </table:table-cell>
          <table:table-cell table:style-name="ce45" table:formula="of:=AVERAGE([.O167:.O172])" office:value-type="float" office:value="0.320746339234915" calcext:value-type="float">
            <text:p>0.321</text:p>
          </table:table-cell>
          <table:table-cell table:style-name="ce9"/>
          <table:table-cell table:style-name="ce14" table:formula="of:=LOG([.X172])" office:value-type="float" office:value="2.94546858513182" calcext:value-type="float">
            <text:p>2.9454685851</text:p>
          </table:table-cell>
          <table:table-cell table:style-name="ce44" table:formula="of:=[.X171]+1" office:value-type="float" office:value="882" calcext:value-type="float">
            <text:p>88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73]/[.D172]" office:value-type="percentage" office:value="-0.000313021964125057" calcext:value-type="percentage">
            <text:p>-0.0313%</text:p>
          </table:table-cell>
          <table:table-cell table:style-name="ce6" table:formula="of:=([.D173]-[.D172])" office:value-type="float" office:value="-0.0000199999999999922" calcext:value-type="float">
            <text:p>-0.00002000</text:p>
          </table:table-cell>
          <table:table-cell table:style-name="ce8" office:value-type="float" office:value="0.06387328" calcext:value-type="float">
            <text:p>0.06387328</text:p>
          </table:table-cell>
          <table:table-cell table:style-name="ce10" table:formula="of:=[.B173]-[.$S$2]" office:value-type="float" office:value="-0.000315707140595646" calcext:value-type="float">
            <text:p>-0.00031571</text:p>
          </table:table-cell>
          <table:table-cell table:style-name="ce9" table:formula="of:=SUM([.$E$3:.E173])" office:value-type="float" office:value="0.0118520161931832" calcext:value-type="float">
            <text:p>0.0118520162</text:p>
          </table:table-cell>
          <table:table-cell table:style-name="ce12" table:formula="of:=MAX([.$E$3:.E173]) - MIN([.$E$3:.E173])" office:value-type="float" office:value="0.00781998969571741" calcext:value-type="float">
            <text:p>0.007819990</text:p>
          </table:table-cell>
          <table:table-cell table:style-name="ce9" table:formula="of:=STDEV([.$E$3:.E173])" office:value-type="float" office:value="0.00121338768598513" calcext:value-type="float">
            <text:p>0.0012133877</text:p>
          </table:table-cell>
          <table:table-cell table:style-name="ce9" table:formula="of:=[.G173]/[.H173]" office:value-type="float" office:value="6.44475775223356" calcext:value-type="float">
            <text:p>6.4447577522</text:p>
          </table:table-cell>
          <table:table-cell table:style-name="ce9" table:formula="of:=SLOPE([.I158:.I173];[.W158:.W173])" office:value-type="float" office:value="-4.3839368387601" calcext:value-type="float">
            <text:p>-4.3839368388</text:p>
          </table:table-cell>
          <table:table-cell table:style-name="ce17" table:formula="of:=AVERAGE([.D166:.D173])" office:value-type="float" office:value="0.06379849" calcext:value-type="float">
            <text:p>0.063798490</text:p>
          </table:table-cell>
          <table:table-cell table:style-name="ce19" table:formula="of:=([.D173] - [.K173])/[.K173]" office:value-type="percentage" office:value="0.00117228479859014" calcext:value-type="percentage">
            <text:p>0.117%</text:p>
          </table:table-cell>
          <table:table-cell table:style-name="ce22" table:formula="of:=[.D173]-[.L173]" office:value-type="float" office:value="0.0627009952014099" calcext:value-type="float">
            <text:p>0.06270100</text:p>
          </table:table-cell>
          <table:table-cell table:style-name="ce27" table:formula="of:=ABS([.L172]-[.L173])" office:value-type="float" office:value="0.000513848637644846" calcext:value-type="float">
            <text:p>0.0005138</text:p>
          </table:table-cell>
          <table:table-cell table:style-name="ce34" table:formula="of:=IF(([.J173] &gt; [.$P$53]);(([.$M$53]+[.J173])/[.$O$53]);(([.$L$53]-[.J173])/[.$O$53]))" office:value-type="float" office:value="0.66514378082035" calcext:value-type="float">
            <text:p>0.67</text:p>
          </table:table-cell>
          <table:table-cell table:style-name="ce42" table:formula="of:=[.O173]-[.O172]" office:value-type="float" office:value="0.025009846831241" calcext:value-type="float">
            <text:p>0.0250</text:p>
          </table:table-cell>
          <table:table-cell table:style-name="ce45" table:number-columns-repeated="2"/>
          <table:table-cell table:style-name="ce48" table:formula="of:=[.O173] - AVERAGE([.O168:.O173])" office:value-type="float" office:value="0.201879460130664" calcext:value-type="float">
            <text:p>0.2018794601</text:p>
          </table:table-cell>
          <table:table-cell table:style-name="ce45" table:formula="of:=[.M173]-[.M172]" office:value-type="float" office:value="0.000493848637644859" calcext:value-type="float">
            <text:p>0.000</text:p>
          </table:table-cell>
          <table:table-cell table:style-name="ce45" table:formula="of:=AVERAGE([.O168:.O173])" office:value-type="float" office:value="0.463264320689685" calcext:value-type="float">
            <text:p>0.463</text:p>
          </table:table-cell>
          <table:table-cell table:style-name="ce9"/>
          <table:table-cell table:style-name="ce14" table:formula="of:=LOG([.X173])" office:value-type="float" office:value="2.94596070357757" calcext:value-type="float">
            <text:p>2.9459607036</text:p>
          </table:table-cell>
          <table:table-cell table:style-name="ce44" table:formula="of:=[.X172]+1" office:value-type="float" office:value="883" calcext:value-type="float">
            <text:p>88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74]/[.D173]" office:value-type="percentage" office:value="0.000281494859822461" calcext:value-type="percentage">
            <text:p>0.0281%</text:p>
          </table:table-cell>
          <table:table-cell table:style-name="ce6" table:formula="of:=([.D174]-[.D173])" office:value-type="float" office:value="0.0000179800000000008" calcext:value-type="float">
            <text:p>0.00001798</text:p>
          </table:table-cell>
          <table:table-cell table:style-name="ce8" office:value-type="float" office:value="0.06389126" calcext:value-type="float">
            <text:p>0.06389126</text:p>
          </table:table-cell>
          <table:table-cell table:style-name="ce10" table:formula="of:=[.B174]-[.$S$2]" office:value-type="float" office:value="0.000278809683351872" calcext:value-type="float">
            <text:p>0.00027881</text:p>
          </table:table-cell>
          <table:table-cell table:style-name="ce9" table:formula="of:=SUM([.$E$3:.E174])" office:value-type="float" office:value="0.0121308258765351" calcext:value-type="float">
            <text:p>0.0121308259</text:p>
          </table:table-cell>
          <table:table-cell table:style-name="ce12" table:formula="of:=MAX([.$E$3:.E174]) - MIN([.$E$3:.E174])" office:value-type="float" office:value="0.00781998969571741" calcext:value-type="float">
            <text:p>0.007819990</text:p>
          </table:table-cell>
          <table:table-cell table:style-name="ce9" table:formula="of:=STDEV([.$E$3:.E174])" office:value-type="float" office:value="0.00120994002058146" calcext:value-type="float">
            <text:p>0.00120994</text:p>
          </table:table-cell>
          <table:table-cell table:style-name="ce9" table:formula="of:=[.G174]/[.H174]" office:value-type="float" office:value="6.46312177686245" calcext:value-type="float">
            <text:p>6.4631217769</text:p>
          </table:table-cell>
          <table:table-cell table:style-name="ce9" table:formula="of:=SLOPE([.I159:.I174];[.W159:.W174])" office:value-type="float" office:value="-7.40798574276115" calcext:value-type="float">
            <text:p>-7.4079857428</text:p>
          </table:table-cell>
          <table:table-cell table:style-name="ce17" table:formula="of:=AVERAGE([.D167:.D174])" office:value-type="float" office:value="0.0638084475" calcext:value-type="float">
            <text:p>0.063808448</text:p>
          </table:table-cell>
          <table:table-cell table:style-name="ce19" table:formula="of:=([.D174] - [.K174])/[.K174]" office:value-type="percentage" office:value="0.00129782972701226" calcext:value-type="percentage">
            <text:p>0.130%</text:p>
          </table:table-cell>
          <table:table-cell table:style-name="ce22" table:formula="of:=[.D174]-[.L174]" office:value-type="float" office:value="0.0625934302729878" calcext:value-type="float">
            <text:p>0.06259343</text:p>
          </table:table-cell>
          <table:table-cell table:style-name="ce27" table:formula="of:=ABS([.L173]-[.L174])" office:value-type="float" office:value="0.000125544928422122" calcext:value-type="float">
            <text:p>0.0001255</text:p>
          </table:table-cell>
          <table:table-cell table:style-name="ce34" table:formula="of:=IF(([.J174] &gt; [.$P$53]);(([.$M$53]+[.J174])/[.$O$53]);(([.$L$53]-[.J174])/[.$O$53]))" office:value-type="float" office:value="0.681429983483099" calcext:value-type="float">
            <text:p>0.68</text:p>
          </table:table-cell>
          <table:table-cell table:style-name="ce42" table:formula="of:=[.O174]-[.O173]" office:value-type="float" office:value="0.0162862026627497" calcext:value-type="float">
            <text:p>0.0163</text:p>
          </table:table-cell>
          <table:table-cell table:style-name="ce45" table:number-columns-repeated="2"/>
          <table:table-cell table:style-name="ce48" table:formula="of:=[.O174] - AVERAGE([.O169:.O174])" office:value-type="float" office:value="0.0692512217368307" calcext:value-type="float">
            <text:p>0.0692512217</text:p>
          </table:table-cell>
          <table:table-cell table:style-name="ce45" table:formula="of:=[.M174]-[.M173]" office:value-type="float" office:value="-0.000107564928422121" calcext:value-type="float">
            <text:p>0.000</text:p>
          </table:table-cell>
          <table:table-cell table:style-name="ce45" table:formula="of:=AVERAGE([.O169:.O174])" office:value-type="float" office:value="0.612178761746269" calcext:value-type="float">
            <text:p>0.612</text:p>
          </table:table-cell>
          <table:table-cell table:style-name="ce9"/>
          <table:table-cell table:style-name="ce14" table:formula="of:=LOG([.X174])" office:value-type="float" office:value="2.94645226501307" calcext:value-type="float">
            <text:p>2.946452265</text:p>
          </table:table-cell>
          <table:table-cell table:style-name="ce44" table:formula="of:=[.X173]+1" office:value-type="float" office:value="884" calcext:value-type="float">
            <text:p>88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75]/[.D174]" office:value-type="percentage" office:value="-0.00107557747335094" calcext:value-type="percentage">
            <text:p>-0.1076%</text:p>
          </table:table-cell>
          <table:table-cell table:style-name="ce6" table:formula="of:=([.D175]-[.D174])" office:value-type="float" office:value="-0.0000687200000000082" calcext:value-type="float">
            <text:p>-0.00006872</text:p>
          </table:table-cell>
          <table:table-cell table:style-name="ce8" office:value-type="float" office:value="0.06382254" calcext:value-type="float">
            <text:p>0.06382254</text:p>
          </table:table-cell>
          <table:table-cell table:style-name="ce10" table:formula="of:=[.B175]-[.$S$2]" office:value-type="float" office:value="-0.00107826264982153" calcext:value-type="float">
            <text:p>-0.00107826</text:p>
          </table:table-cell>
          <table:table-cell table:style-name="ce9" table:formula="of:=SUM([.$E$3:.E175])" office:value-type="float" office:value="0.0110525632267136" calcext:value-type="float">
            <text:p>0.0110525632</text:p>
          </table:table-cell>
          <table:table-cell table:style-name="ce12" table:formula="of:=MAX([.$E$3:.E175]) - MIN([.$E$3:.E175])" office:value-type="float" office:value="0.00781998969571741" calcext:value-type="float">
            <text:p>0.007819990</text:p>
          </table:table-cell>
          <table:table-cell table:style-name="ce9" table:formula="of:=STDEV([.$E$3:.E175])" office:value-type="float" office:value="0.00120957510217389" calcext:value-type="float">
            <text:p>0.0012095751</text:p>
          </table:table-cell>
          <table:table-cell table:style-name="ce9" table:formula="of:=[.G175]/[.H175]" office:value-type="float" office:value="6.46507164512817" calcext:value-type="float">
            <text:p>6.4650716451</text:p>
          </table:table-cell>
          <table:table-cell table:style-name="ce9" table:formula="of:=SLOPE([.I160:.I175];[.W160:.W175])" office:value-type="float" office:value="-9.52364929546545" calcext:value-type="float">
            <text:p>-9.5236492955</text:p>
          </table:table-cell>
          <table:table-cell table:style-name="ce17" table:formula="of:=AVERAGE([.D168:.D175])" office:value-type="float" office:value="0.06382089625" calcext:value-type="float">
            <text:p>0.063820896</text:p>
          </table:table-cell>
          <table:table-cell table:style-name="ce19" table:formula="of:=([.D175] - [.K175])/[.K175]" office:value-type="percentage" office:value="0.0000257556708944238" calcext:value-type="percentage">
            <text:p>0.003%</text:p>
          </table:table-cell>
          <table:table-cell table:style-name="ce22" table:formula="of:=[.D175]-[.L175]" office:value-type="float" office:value="0.0637967843291056" calcext:value-type="float">
            <text:p>0.06379678</text:p>
          </table:table-cell>
          <table:table-cell table:style-name="ce27" table:formula="of:=ABS([.L174]-[.L175])" office:value-type="float" office:value="0.00127207405611784" calcext:value-type="float">
            <text:p>0.0012721</text:p>
          </table:table-cell>
          <table:table-cell table:style-name="ce34" table:formula="of:=IF(([.J175] &gt; [.$P$53]);(([.$M$53]+[.J175])/[.$O$53]);(([.$L$53]-[.J175])/[.$O$53]))" office:value-type="float" office:value="0.692824020576861" calcext:value-type="float">
            <text:p>0.69</text:p>
          </table:table-cell>
          <table:table-cell table:style-name="ce42" table:formula="of:=[.O175]-[.O174]" office:value-type="float" office:value="0.0113940370937611" calcext:value-type="float">
            <text:p>0.0114</text:p>
          </table:table-cell>
          <table:table-cell table:style-name="ce45" table:number-columns-repeated="2"/>
          <table:table-cell table:style-name="ce48" table:formula="of:=[.O175] - AVERAGE([.O170:.O175])" office:value-type="float" office:value="0.0509367428871498" calcext:value-type="float">
            <text:p>0.0509367429</text:p>
          </table:table-cell>
          <table:table-cell table:style-name="ce45" table:formula="of:=[.M175]-[.M174]" office:value-type="float" office:value="0.00120335405611782" calcext:value-type="float">
            <text:p>0.001</text:p>
          </table:table-cell>
          <table:table-cell table:style-name="ce45" table:formula="of:=AVERAGE([.O170:.O175])" office:value-type="float" office:value="0.641887277689711" calcext:value-type="float">
            <text:p>0.642</text:p>
          </table:table-cell>
          <table:table-cell table:style-name="ce9"/>
          <table:table-cell table:style-name="ce14" table:formula="of:=LOG([.X175])" office:value-type="float" office:value="2.94694327069782" calcext:value-type="float">
            <text:p>2.9469432707</text:p>
          </table:table-cell>
          <table:table-cell table:style-name="ce44" table:formula="of:=[.X174]+1" office:value-type="float" office:value="885" calcext:value-type="float">
            <text:p>88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76]/[.D175]" office:value-type="percentage" office:value="0.0000233459840364668" calcext:value-type="percentage">
            <text:p>0.0023%</text:p>
          </table:table-cell>
          <table:table-cell table:style-name="ce6" table:formula="of:=([.D176]-[.D175])" office:value-type="float" office:value="0.00000149000000000676" calcext:value-type="float">
            <text:p>0.00000149</text:p>
          </table:table-cell>
          <table:table-cell table:style-name="ce8" office:value-type="float" office:value="0.06382403" calcext:value-type="float">
            <text:p>0.06382403</text:p>
          </table:table-cell>
          <table:table-cell table:style-name="ce10" table:formula="of:=[.B176]-[.$S$2]" office:value-type="float" office:value="0.0000206608075658786" calcext:value-type="float">
            <text:p>0.00002066</text:p>
          </table:table-cell>
          <table:table-cell table:style-name="ce9" table:formula="of:=SUM([.$E$3:.E176])" office:value-type="float" office:value="0.0110732240342794" calcext:value-type="float">
            <text:p>0.011073224</text:p>
          </table:table-cell>
          <table:table-cell table:style-name="ce12" table:formula="of:=MAX([.$E$3:.E176]) - MIN([.$E$3:.E176])" office:value-type="float" office:value="0.00781998969571741" calcext:value-type="float">
            <text:p>0.007819990</text:p>
          </table:table-cell>
          <table:table-cell table:style-name="ce9" table:formula="of:=STDEV([.$E$3:.E176])" office:value-type="float" office:value="0.00120607860584702" calcext:value-type="float">
            <text:p>0.0012060786</text:p>
          </table:table-cell>
          <table:table-cell table:style-name="ce9" table:formula="of:=[.G176]/[.H176]" office:value-type="float" office:value="6.48381428690169" calcext:value-type="float">
            <text:p>6.4838142869</text:p>
          </table:table-cell>
          <table:table-cell table:style-name="ce9" table:formula="of:=SLOPE([.I161:.I176];[.W161:.W176])" office:value-type="float" office:value="-9.87134509817412" calcext:value-type="float">
            <text:p>-9.8713450982</text:p>
          </table:table-cell>
          <table:table-cell table:style-name="ce17" table:formula="of:=AVERAGE([.D169:.D176])" office:value-type="float" office:value="0.06384506375" calcext:value-type="float">
            <text:p>0.063845064</text:p>
          </table:table-cell>
          <table:table-cell table:style-name="ce19" table:formula="of:=([.D176] - [.K176])/[.K176]" office:value-type="percentage" office:value="-0.000329449902068526" calcext:value-type="percentage">
            <text:p>-0.033%</text:p>
          </table:table-cell>
          <table:table-cell table:style-name="ce22" table:formula="of:=[.D176]-[.L176]" office:value-type="float" office:value="0.0641534799020685" calcext:value-type="float">
            <text:p>0.06415348</text:p>
          </table:table-cell>
          <table:table-cell table:style-name="ce27" table:formula="of:=ABS([.L175]-[.L176])" office:value-type="float" office:value="0.00035520557296295" calcext:value-type="float">
            <text:p>0.0003552</text:p>
          </table:table-cell>
          <table:table-cell table:style-name="ce34" table:formula="of:=IF(([.J176] &gt; [.$P$53]);(([.$M$53]+[.J176])/[.$O$53]);(([.$L$53]-[.J176])/[.$O$53]))" office:value-type="float" office:value="0.694696557856403" calcext:value-type="float">
            <text:p>0.69</text:p>
          </table:table-cell>
          <table:table-cell table:style-name="ce42" table:formula="of:=[.O176]-[.O175]" office:value-type="float" office:value="0.00187253727954217" calcext:value-type="float">
            <text:p>0.0019</text:p>
          </table:table-cell>
          <table:table-cell table:style-name="ce45" table:number-columns-repeated="2"/>
          <table:table-cell table:style-name="ce48" table:formula="of:=[.O176] - AVERAGE([.O171:.O176])" office:value-type="float" office:value="0.0311835562339722" calcext:value-type="float">
            <text:p>0.0311835562</text:p>
          </table:table-cell>
          <table:table-cell table:style-name="ce45" table:formula="of:=[.M176]-[.M175]" office:value-type="float" office:value="0.000356695572962959" calcext:value-type="float">
            <text:p>0.000</text:p>
          </table:table-cell>
          <table:table-cell table:style-name="ce45" table:formula="of:=AVERAGE([.O171:.O176])" office:value-type="float" office:value="0.663513001622431" calcext:value-type="float">
            <text:p>0.664</text:p>
          </table:table-cell>
          <table:table-cell table:style-name="ce9"/>
          <table:table-cell table:style-name="ce14" table:formula="of:=LOG([.X176])" office:value-type="float" office:value="2.94743372188705" calcext:value-type="float">
            <text:p>2.9474337219</text:p>
          </table:table-cell>
          <table:table-cell table:style-name="ce44" table:formula="of:=[.X175]+1" office:value-type="float" office:value="886" calcext:value-type="float">
            <text:p>88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77]/[.D176]" office:value-type="percentage" office:value="-0.0000156680798752601" calcext:value-type="percentage">
            <text:p>-0.0016%</text:p>
          </table:table-cell>
          <table:table-cell table:style-name="ce6" table:formula="of:=([.D177]-[.D176])" office:value-type="float" office:value="-0.000001000000000001" calcext:value-type="float">
            <text:p>-0.00000100</text:p>
          </table:table-cell>
          <table:table-cell table:style-name="ce8" office:value-type="float" office:value="0.06382303" calcext:value-type="float">
            <text:p>0.06382303</text:p>
          </table:table-cell>
          <table:table-cell table:style-name="ce10" table:formula="of:=[.B177]-[.$S$2]" office:value-type="float" office:value="-0.0000183532563458484" calcext:value-type="float">
            <text:p>-0.00001835</text:p>
          </table:table-cell>
          <table:table-cell table:style-name="ce9" table:formula="of:=SUM([.$E$3:.E177])" office:value-type="float" office:value="0.0110548707779336" calcext:value-type="float">
            <text:p>0.0110548708</text:p>
          </table:table-cell>
          <table:table-cell table:style-name="ce12" table:formula="of:=MAX([.$E$3:.E177]) - MIN([.$E$3:.E177])" office:value-type="float" office:value="0.00781998969571741" calcext:value-type="float">
            <text:p>0.007819990</text:p>
          </table:table-cell>
          <table:table-cell table:style-name="ce9" table:formula="of:=STDEV([.$E$3:.E177])" office:value-type="float" office:value="0.0012026238406193" calcext:value-type="float">
            <text:p>0.0012026238</text:p>
          </table:table-cell>
          <table:table-cell table:style-name="ce9" table:formula="of:=[.G177]/[.H177]" office:value-type="float" office:value="6.50244027400159" calcext:value-type="float">
            <text:p>6.502440274</text:p>
          </table:table-cell>
          <table:table-cell table:style-name="ce9" table:formula="of:=SLOPE([.I162:.I177];[.W162:.W177])" office:value-type="float" office:value="-8.46203093626151" calcext:value-type="float">
            <text:p>-8.4620309363</text:p>
          </table:table-cell>
          <table:table-cell table:style-name="ce17" table:formula="of:=AVERAGE([.D170:.D177])" office:value-type="float" office:value="0.06386368125" calcext:value-type="float">
            <text:p>0.063863681</text:p>
          </table:table-cell>
          <table:table-cell table:style-name="ce19" table:formula="of:=([.D177] - [.K177])/[.K177]" office:value-type="percentage" office:value="-0.000636531581085386" calcext:value-type="percentage">
            <text:p>-0.064%</text:p>
          </table:table-cell>
          <table:table-cell table:style-name="ce22" table:formula="of:=[.D177]-[.L177]" office:value-type="float" office:value="0.0644595615810854" calcext:value-type="float">
            <text:p>0.06445956</text:p>
          </table:table-cell>
          <table:table-cell table:style-name="ce27" table:formula="of:=ABS([.L176]-[.L177])" office:value-type="float" office:value="0.000307081679016859" calcext:value-type="float">
            <text:p>0.0003071</text:p>
          </table:table-cell>
          <table:table-cell table:style-name="ce34" table:formula="of:=IF(([.J177] &gt; [.$P$53]);(([.$M$53]+[.J177])/[.$O$53]);(([.$L$53]-[.J177])/[.$O$53]))" office:value-type="float" office:value="0.687106609153515" calcext:value-type="float">
            <text:p>0.69</text:p>
          </table:table-cell>
          <table:table-cell table:style-name="ce42" table:formula="of:=[.O177]-[.O176]" office:value-type="float" office:value="-0.00758994870288787" calcext:value-type="float">
            <text:p>-0.0076</text:p>
          </table:table-cell>
          <table:table-cell table:style-name="ce45" table:number-columns-repeated="2"/>
          <table:table-cell table:style-name="ce48" table:formula="of:=[.O177] - AVERAGE([.O172:.O177])" office:value-type="float" office:value="0.0102174615069588" calcext:value-type="float">
            <text:p>0.0102174615</text:p>
          </table:table-cell>
          <table:table-cell table:style-name="ce45" table:formula="of:=[.M177]-[.M176]" office:value-type="float" office:value="0.000306081679016856" calcext:value-type="float">
            <text:p>0.000</text:p>
          </table:table-cell>
          <table:table-cell table:style-name="ce45" table:formula="of:=AVERAGE([.O172:.O177])" office:value-type="float" office:value="0.676889147646556" calcext:value-type="float">
            <text:p>0.677</text:p>
          </table:table-cell>
          <table:table-cell table:style-name="ce9"/>
          <table:table-cell table:style-name="ce14" table:formula="of:=LOG([.X177])" office:value-type="float" office:value="2.94792361983173" calcext:value-type="float">
            <text:p>2.9479236198</text:p>
          </table:table-cell>
          <table:table-cell table:style-name="ce44" table:formula="of:=[.X176]+1" office:value-type="float" office:value="887" calcext:value-type="float">
            <text:p>88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78]/[.D177]" office:value-type="percentage" office:value="-0.00000783416268391676" calcext:value-type="percentage">
            <text:p>-0.0008%</text:p>
          </table:table-cell>
          <table:table-cell table:style-name="ce6" table:formula="of:=([.D178]-[.D177])" office:value-type="float" office:value="-0.0000005000000000005" calcext:value-type="float">
            <text:p>-0.00000050</text:p>
          </table:table-cell>
          <table:table-cell table:style-name="ce8" office:value-type="float" office:value="0.06382253" calcext:value-type="float">
            <text:p>0.06382253</text:p>
          </table:table-cell>
          <table:table-cell table:style-name="ce10" table:formula="of:=[.B178]-[.$S$2]" office:value-type="float" office:value="-0.000010519339154505" calcext:value-type="float">
            <text:p>-0.00001052</text:p>
          </table:table-cell>
          <table:table-cell table:style-name="ce9" table:formula="of:=SUM([.$E$3:.E178])" office:value-type="float" office:value="0.0110443514387791" calcext:value-type="float">
            <text:p>0.0110443514</text:p>
          </table:table-cell>
          <table:table-cell table:style-name="ce12" table:formula="of:=MAX([.$E$3:.E178]) - MIN([.$E$3:.E178])" office:value-type="float" office:value="0.00781998969571741" calcext:value-type="float">
            <text:p>0.007819990</text:p>
          </table:table-cell>
          <table:table-cell table:style-name="ce9" table:formula="of:=STDEV([.$E$3:.E178])" office:value-type="float" office:value="0.00119919571408603" calcext:value-type="float">
            <text:p>0.0011991957</text:p>
          </table:table-cell>
          <table:table-cell table:style-name="ce9" table:formula="of:=[.G178]/[.H178]" office:value-type="float" office:value="6.52102872271972" calcext:value-type="float">
            <text:p>6.5210287227</text:p>
          </table:table-cell>
          <table:table-cell table:style-name="ce9" table:formula="of:=SLOPE([.I163:.I178];[.W163:.W178])" office:value-type="float" office:value="-5.78934236498017" calcext:value-type="float">
            <text:p>-5.789342365</text:p>
          </table:table-cell>
          <table:table-cell table:style-name="ce17" table:formula="of:=AVERAGE([.D171:.D178])" office:value-type="float" office:value="0.06385515375" calcext:value-type="float">
            <text:p>0.063855154</text:p>
          </table:table-cell>
          <table:table-cell table:style-name="ce19" table:formula="of:=([.D178] - [.K178])/[.K178]" office:value-type="percentage" office:value="-0.000510902379590654" calcext:value-type="percentage">
            <text:p>-0.051%</text:p>
          </table:table-cell>
          <table:table-cell table:style-name="ce22" table:formula="of:=[.D178]-[.L178]" office:value-type="float" office:value="0.0643334323795907" calcext:value-type="float">
            <text:p>0.06433343</text:p>
          </table:table-cell>
          <table:table-cell table:style-name="ce27" table:formula="of:=ABS([.L177]-[.L178])" office:value-type="float" office:value="0.000125629201494732" calcext:value-type="float">
            <text:p>0.0001256</text:p>
          </table:table-cell>
          <table:table-cell table:style-name="ce34" table:formula="of:=IF(([.J178] &gt; [.$P$53]);(([.$M$53]+[.J178])/[.$O$53]);(([.$L$53]-[.J178])/[.$O$53]))" office:value-type="float" office:value="0.672712679323639" calcext:value-type="float">
            <text:p>0.67</text:p>
          </table:table-cell>
          <table:table-cell table:style-name="ce42" table:formula="of:=[.O178]-[.O177]" office:value-type="float" office:value="-0.0143939298298754" calcext:value-type="float">
            <text:p>-0.0144</text:p>
          </table:table-cell>
          <table:table-cell table:style-name="ce45" table:number-columns-repeated="2"/>
          <table:table-cell table:style-name="ce48" table:formula="of:=[.O178] - AVERAGE([.O173:.O178])" office:value-type="float" office:value="-0.00960625921200498" calcext:value-type="float">
            <text:p>-0.0096062592</text:p>
          </table:table-cell>
          <table:table-cell table:style-name="ce45" table:formula="of:=[.M178]-[.M177]" office:value-type="float" office:value="-0.000126129201494726" calcext:value-type="float">
            <text:p>0.000</text:p>
          </table:table-cell>
          <table:table-cell table:style-name="ce45" table:formula="of:=AVERAGE([.O173:.O178])" office:value-type="float" office:value="0.682318938535644" calcext:value-type="float">
            <text:p>0.682</text:p>
          </table:table-cell>
          <table:table-cell table:style-name="ce9"/>
          <table:table-cell table:style-name="ce14" table:formula="of:=LOG([.X178])" office:value-type="float" office:value="2.9484129657786" calcext:value-type="float">
            <text:p>2.9484129658</text:p>
          </table:table-cell>
          <table:table-cell table:style-name="ce44" table:formula="of:=[.X177]+1" office:value-type="float" office:value="888" calcext:value-type="float">
            <text:p>88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79]/[.D178]" office:value-type="percentage" office:value="-0.0000419914409536084" calcext:value-type="percentage">
            <text:p>-0.0042%</text:p>
          </table:table-cell>
          <table:table-cell table:style-name="ce6" table:formula="of:=([.D179]-[.D178])" office:value-type="float" office:value="-0.0000026800000000049" calcext:value-type="float">
            <text:p>-0.00000268</text:p>
          </table:table-cell>
          <table:table-cell table:style-name="ce8" office:value-type="float" office:value="0.06381985" calcext:value-type="float">
            <text:p>0.06381985</text:p>
          </table:table-cell>
          <table:table-cell table:style-name="ce10" table:formula="of:=[.B179]-[.$S$2]" office:value-type="float" office:value="-0.0000446766174241966" calcext:value-type="float">
            <text:p>-0.00004468</text:p>
          </table:table-cell>
          <table:table-cell table:style-name="ce9" table:formula="of:=SUM([.$E$3:.E179])" office:value-type="float" office:value="0.0109996748213549" calcext:value-type="float">
            <text:p>0.0109996748</text:p>
          </table:table-cell>
          <table:table-cell table:style-name="ce12" table:formula="of:=MAX([.$E$3:.E179]) - MIN([.$E$3:.E179])" office:value-type="float" office:value="0.00781998969571741" calcext:value-type="float">
            <text:p>0.007819990</text:p>
          </table:table-cell>
          <table:table-cell table:style-name="ce9" table:formula="of:=STDEV([.$E$3:.E179])" office:value-type="float" office:value="0.00119581131840502" calcext:value-type="float">
            <text:p>0.0011958113</text:p>
          </table:table-cell>
          <table:table-cell table:style-name="ce9" table:formula="of:=[.G179]/[.H179]" office:value-type="float" office:value="6.53948459540237" calcext:value-type="float">
            <text:p>6.5394845954</text:p>
          </table:table-cell>
          <table:table-cell table:style-name="ce9" table:formula="of:=SLOPE([.I164:.I179];[.W164:.W179])" office:value-type="float" office:value="-1.38026685742571" calcext:value-type="float">
            <text:p>-1.3802668574</text:p>
          </table:table-cell>
          <table:table-cell table:style-name="ce17" table:formula="of:=AVERAGE([.D172:.D179])" office:value-type="float" office:value="0.063846225" calcext:value-type="float">
            <text:p>0.063846225</text:p>
          </table:table-cell>
          <table:table-cell table:style-name="ce19" table:formula="of:=([.D179] - [.K179])/[.K179]" office:value-type="percentage" office:value="-0.000413101949253993" calcext:value-type="percentage">
            <text:p>-0.041%</text:p>
          </table:table-cell>
          <table:table-cell table:style-name="ce22" table:formula="of:=[.D179]-[.L179]" office:value-type="float" office:value="0.064232951949254" calcext:value-type="float">
            <text:p>0.06423295</text:p>
          </table:table-cell>
          <table:table-cell table:style-name="ce27" table:formula="of:=ABS([.L178]-[.L179])" office:value-type="float" office:value="0.0000978004303366606" calcext:value-type="float">
            <text:p>0.0000978</text:p>
          </table:table-cell>
          <table:table-cell table:style-name="ce34" table:formula="of:=IF(([.J179] &gt; [.$P$53]);(([.$M$53]+[.J179])/[.$O$53]);(([.$L$53]-[.J179])/[.$O$53]))" office:value-type="float" office:value="0.648967330107761" calcext:value-type="float">
            <text:p>0.65</text:p>
          </table:table-cell>
          <table:table-cell table:style-name="ce42" table:formula="of:=[.O179]-[.O178]" office:value-type="float" office:value="-0.023745349215878" calcext:value-type="float">
            <text:p>-0.0237</text:p>
          </table:table-cell>
          <table:table-cell table:style-name="ce45" table:number-columns-repeated="2"/>
          <table:table-cell table:style-name="ce48" table:formula="of:=[.O179] - AVERAGE([.O174:.O179])" office:value-type="float" office:value="-0.0306555333091184" calcext:value-type="float">
            <text:p>-0.0306555333</text:p>
          </table:table-cell>
          <table:table-cell table:style-name="ce45" table:formula="of:=[.M179]-[.M178]" office:value-type="float" office:value="-0.000100480430336669" calcext:value-type="float">
            <text:p>0.000</text:p>
          </table:table-cell>
          <table:table-cell table:style-name="ce45" table:formula="of:=AVERAGE([.O174:.O179])" office:value-type="float" office:value="0.67962286341688" calcext:value-type="float">
            <text:p>0.680</text:p>
          </table:table-cell>
          <table:table-cell table:style-name="ce9"/>
          <table:table-cell table:style-name="ce14" table:formula="of:=LOG([.X179])" office:value-type="float" office:value="2.94890176097021" calcext:value-type="float">
            <text:p>2.948901761</text:p>
          </table:table-cell>
          <table:table-cell table:style-name="ce44" table:formula="of:=[.X178]+1" office:value-type="float" office:value="889" calcext:value-type="float">
            <text:p>88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80]/[.D179]" office:value-type="percentage" office:value="-0.000311188446854647" calcext:value-type="percentage">
            <text:p>-0.0311%</text:p>
          </table:table-cell>
          <table:table-cell table:style-name="ce6" table:formula="of:=([.D180]-[.D179])" office:value-type="float" office:value="-0.0000198599999999965" calcext:value-type="float">
            <text:p>-0.00001986</text:p>
          </table:table-cell>
          <table:table-cell table:style-name="ce8" office:value-type="float" office:value="0.06379999" calcext:value-type="float">
            <text:p>0.06379999</text:p>
          </table:table-cell>
          <table:table-cell table:style-name="ce10" table:formula="of:=[.B180]-[.$S$2]" office:value-type="float" office:value="-0.000313873623325235" calcext:value-type="float">
            <text:p>-0.00031387</text:p>
          </table:table-cell>
          <table:table-cell table:style-name="ce9" table:formula="of:=SUM([.$E$3:.E180])" office:value-type="float" office:value="0.0106858011980297" calcext:value-type="float">
            <text:p>0.0106858012</text:p>
          </table:table-cell>
          <table:table-cell table:style-name="ce12" table:formula="of:=MAX([.$E$3:.E180]) - MIN([.$E$3:.E180])" office:value-type="float" office:value="0.00781998969571741" calcext:value-type="float">
            <text:p>0.007819990</text:p>
          </table:table-cell>
          <table:table-cell table:style-name="ce9" table:formula="of:=STDEV([.$E$3:.E180])" office:value-type="float" office:value="0.00119276155985552" calcext:value-type="float">
            <text:p>0.0011927616</text:p>
          </table:table-cell>
          <table:table-cell table:style-name="ce9" table:formula="of:=[.G180]/[.H180]" office:value-type="float" office:value="6.55620532964247" calcext:value-type="float">
            <text:p>6.5562053296</text:p>
          </table:table-cell>
          <table:table-cell table:style-name="ce9" table:formula="of:=SLOPE([.I165:.I180];[.W165:.W180])" office:value-type="float" office:value="3.92519761082722" calcext:value-type="float">
            <text:p>3.9251976108</text:p>
          </table:table-cell>
          <table:table-cell table:style-name="ce17" table:formula="of:=AVERAGE([.D173:.D180])" office:value-type="float" office:value="0.06383456375" calcext:value-type="float">
            <text:p>0.063834564</text:p>
          </table:table-cell>
          <table:table-cell table:style-name="ce19" table:formula="of:=([.D180] - [.K180])/[.K180]" office:value-type="percentage" office:value="-0.000541614886496387" calcext:value-type="percentage">
            <text:p>-0.054%</text:p>
          </table:table-cell>
          <table:table-cell table:style-name="ce22" table:formula="of:=[.D180]-[.L180]" office:value-type="float" office:value="0.0643416048864964" calcext:value-type="float">
            <text:p>0.06434160</text:p>
          </table:table-cell>
          <table:table-cell table:style-name="ce27" table:formula="of:=ABS([.L179]-[.L180])" office:value-type="float" office:value="0.000128512937242394" calcext:value-type="float">
            <text:p>0.0001285</text:p>
          </table:table-cell>
          <table:table-cell table:style-name="ce34" table:formula="of:=IF(([.J180] &gt; [.$P$53]);(([.$M$53]+[.J180])/[.$O$53]);(([.$L$53]-[.J180])/[.$O$53]))" office:value-type="float" office:value="0.620394422627441" calcext:value-type="float">
            <text:p>0.62</text:p>
          </table:table-cell>
          <table:table-cell table:style-name="ce42" table:formula="of:=[.O180]-[.O179]" office:value-type="float" office:value="-0.02857290748032" calcext:value-type="float">
            <text:p>-0.0286</text:p>
          </table:table-cell>
          <table:table-cell table:style-name="ce45" table:number-columns-repeated="2"/>
          <table:table-cell table:style-name="ce48" table:formula="of:=[.O180] - AVERAGE([.O175:.O180])" office:value-type="float" office:value="-0.0490558473134952" calcext:value-type="float">
            <text:p>-0.0490558473</text:p>
          </table:table-cell>
          <table:table-cell table:style-name="ce45" table:formula="of:=[.M180]-[.M179]" office:value-type="float" office:value="0.000108652937242396" calcext:value-type="float">
            <text:p>0.000</text:p>
          </table:table-cell>
          <table:table-cell table:style-name="ce45" table:formula="of:=AVERAGE([.O175:.O180])" office:value-type="float" office:value="0.669450269940937" calcext:value-type="float">
            <text:p>0.669</text:p>
          </table:table-cell>
          <table:table-cell table:style-name="ce9"/>
          <table:table-cell table:style-name="ce14" table:formula="of:=LOG([.X180])" office:value-type="float" office:value="2.94939000664491" calcext:value-type="float">
            <text:p>2.9493900066</text:p>
          </table:table-cell>
          <table:table-cell table:style-name="ce44" table:formula="of:=[.X179]+1" office:value-type="float" office:value="890" calcext:value-type="float">
            <text:p>89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81]/[.D180]" office:value-type="percentage" office:value="-0.000235423234392427" calcext:value-type="percentage">
            <text:p>-0.0235%</text:p>
          </table:table-cell>
          <table:table-cell table:style-name="ce6" table:formula="of:=([.D181]-[.D180])" office:value-type="float" office:value="-0.0000150200000000045" calcext:value-type="float">
            <text:p>-0.00001502</text:p>
          </table:table-cell>
          <table:table-cell table:style-name="ce8" office:value-type="float" office:value="0.06378497" calcext:value-type="float">
            <text:p>0.06378497</text:p>
          </table:table-cell>
          <table:table-cell table:style-name="ce10" table:formula="of:=[.B181]-[.$S$2]" office:value-type="float" office:value="-0.000238108410863015" calcext:value-type="float">
            <text:p>-0.00023811</text:p>
          </table:table-cell>
          <table:table-cell table:style-name="ce9" table:formula="of:=SUM([.$E$3:.E181])" office:value-type="float" office:value="0.0104476927871666" calcext:value-type="float">
            <text:p>0.0104476928</text:p>
          </table:table-cell>
          <table:table-cell table:style-name="ce12" table:formula="of:=MAX([.$E$3:.E181]) - MIN([.$E$3:.E181])" office:value-type="float" office:value="0.00781998969571741" calcext:value-type="float">
            <text:p>0.007819990</text:p>
          </table:table-cell>
          <table:table-cell table:style-name="ce9" table:formula="of:=STDEV([.$E$3:.E181])" office:value-type="float" office:value="0.00118961512050925" calcext:value-type="float">
            <text:p>0.0011896151</text:p>
          </table:table-cell>
          <table:table-cell table:style-name="ce9" table:formula="of:=[.G181]/[.H181]" office:value-type="float" office:value="6.5735459821407" calcext:value-type="float">
            <text:p>6.5735459821</text:p>
          </table:table-cell>
          <table:table-cell table:style-name="ce9" table:formula="of:=SLOPE([.I166:.I181];[.W166:.W181])" office:value-type="float" office:value="9.02091308564369" calcext:value-type="float">
            <text:p>9.0209130856</text:p>
          </table:table-cell>
          <table:table-cell table:style-name="ce17" table:formula="of:=AVERAGE([.D174:.D181])" office:value-type="float" office:value="0.063823525" calcext:value-type="float">
            <text:p>0.063823525</text:p>
          </table:table-cell>
          <table:table-cell table:style-name="ce19" table:formula="of:=([.D181] - [.K181])/[.K181]" office:value-type="percentage" office:value="-0.000604087599360826" calcext:value-type="percentage">
            <text:p>-0.060%</text:p>
          </table:table-cell>
          <table:table-cell table:style-name="ce22" table:formula="of:=[.D181]-[.L181]" office:value-type="float" office:value="0.0643890575993608" calcext:value-type="float">
            <text:p>0.06438906</text:p>
          </table:table-cell>
          <table:table-cell table:style-name="ce27" table:formula="of:=ABS([.L180]-[.L181])" office:value-type="float" office:value="0.0000624727128644394" calcext:value-type="float">
            <text:p>0.0000625</text:p>
          </table:table-cell>
          <table:table-cell table:style-name="ce34" table:formula="of:=IF(([.J181] &gt; [.$P$53]);(([.$M$53]+[.J181])/[.$O$53]);(([.$L$53]-[.J181])/[.$O$53]))" office:value-type="float" office:value="0.592951131341785" calcext:value-type="float">
            <text:p>0.59</text:p>
          </table:table-cell>
          <table:table-cell table:style-name="ce42" table:formula="of:=[.O181]-[.O180]" office:value-type="float" office:value="-0.0274432912856565" calcext:value-type="float">
            <text:p>-0.0274</text:p>
          </table:table-cell>
          <table:table-cell table:style-name="ce45" table:number-columns-repeated="2"/>
          <table:table-cell table:style-name="ce48" table:formula="of:=[.O181] - AVERAGE([.O176:.O181])" office:value-type="float" office:value="-0.0598536570599726" calcext:value-type="float">
            <text:p>-0.0598536571</text:p>
          </table:table-cell>
          <table:table-cell table:style-name="ce45" table:formula="of:=[.M181]-[.M180]" office:value-type="float" office:value="0.0000474527128644375" calcext:value-type="float">
            <text:p>0.000</text:p>
          </table:table-cell>
          <table:table-cell table:style-name="ce45" table:formula="of:=AVERAGE([.O176:.O181])" office:value-type="float" office:value="0.652804788401757" calcext:value-type="float">
            <text:p>0.653</text:p>
          </table:table-cell>
          <table:table-cell table:style-name="ce9"/>
          <table:table-cell table:style-name="ce14" table:formula="of:=LOG([.X181])" office:value-type="float" office:value="2.94987770403687" calcext:value-type="float">
            <text:p>2.949877704</text:p>
          </table:table-cell>
          <table:table-cell table:style-name="ce44" table:formula="of:=[.X180]+1" office:value-type="float" office:value="891" calcext:value-type="float">
            <text:p>89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82]/[.D181]" office:value-type="percentage" office:value="-0.000940346918717703" calcext:value-type="percentage">
            <text:p>-0.0940%</text:p>
          </table:table-cell>
          <table:table-cell table:style-name="ce6" table:formula="of:=([.D182]-[.D181])" office:value-type="float" office:value="-0.0000599800000000011" calcext:value-type="float">
            <text:p>-0.00005998</text:p>
          </table:table-cell>
          <table:table-cell table:style-name="ce8" office:value-type="float" office:value="0.06372499" calcext:value-type="float">
            <text:p>0.06372499</text:p>
          </table:table-cell>
          <table:table-cell table:style-name="ce10" table:formula="of:=[.B182]-[.$S$2]" office:value-type="float" office:value="-0.000943032095188292" calcext:value-type="float">
            <text:p>-0.00094303</text:p>
          </table:table-cell>
          <table:table-cell table:style-name="ce9" table:formula="of:=SUM([.$E$3:.E182])" office:value-type="float" office:value="0.00950466069197835" calcext:value-type="float">
            <text:p>0.0095046607</text:p>
          </table:table-cell>
          <table:table-cell table:style-name="ce12" table:formula="of:=MAX([.$E$3:.E182]) - MIN([.$E$3:.E182])" office:value-type="float" office:value="0.00781998969571741" calcext:value-type="float">
            <text:p>0.007819990</text:p>
          </table:table-cell>
          <table:table-cell table:style-name="ce9" table:formula="of:=STDEV([.$E$3:.E182])" office:value-type="float" office:value="0.00118863332876193" calcext:value-type="float">
            <text:p>0.0011886333</text:p>
          </table:table-cell>
          <table:table-cell table:style-name="ce9" table:formula="of:=[.G182]/[.H182]" office:value-type="float" office:value="6.57897562393157" calcext:value-type="float">
            <text:p>6.5789756239</text:p>
          </table:table-cell>
          <table:table-cell table:style-name="ce9" table:formula="of:=SLOPE([.I167:.I182];[.W167:.W182])" office:value-type="float" office:value="14.7801624631204" calcext:value-type="float">
            <text:p>14.7801624631</text:p>
          </table:table-cell>
          <table:table-cell table:style-name="ce17" table:formula="of:=AVERAGE([.D175:.D182])" office:value-type="float" office:value="0.06380274125" calcext:value-type="float">
            <text:p>0.063802741</text:p>
          </table:table-cell>
          <table:table-cell table:style-name="ce19" table:formula="of:=([.D182] - [.K182])/[.K182]" office:value-type="percentage" office:value="-0.00121861927053186" calcext:value-type="percentage">
            <text:p>-0.122%</text:p>
          </table:table-cell>
          <table:table-cell table:style-name="ce22" table:formula="of:=[.D182]-[.L182]" office:value-type="float" office:value="0.0649436092705319" calcext:value-type="float">
            <text:p>0.06494361</text:p>
          </table:table-cell>
          <table:table-cell table:style-name="ce27" table:formula="of:=ABS([.L181]-[.L182])" office:value-type="float" office:value="0.000614531671171029" calcext:value-type="float">
            <text:p>0.0006145</text:p>
          </table:table-cell>
          <table:table-cell table:style-name="ce34" table:formula="of:=IF(([.J182] &gt; [.$P$53]);(([.$M$53]+[.J182])/[.$O$53]);(([.$L$53]-[.J182])/[.$O$53]))" office:value-type="float" office:value="0.561934337128305" calcext:value-type="float">
            <text:p>0.56</text:p>
          </table:table-cell>
          <table:table-cell table:style-name="ce42" table:formula="of:=[.O182]-[.O181]" office:value-type="float" office:value="-0.03101679421348" calcext:value-type="float">
            <text:p>-0.0310</text:p>
          </table:table-cell>
          <table:table-cell table:style-name="ce45" table:number-columns-repeated="2"/>
          <table:table-cell table:style-name="ce48" table:formula="of:=[.O182] - AVERAGE([.O177:.O182])" office:value-type="float" office:value="-0.0687434144854362" calcext:value-type="float">
            <text:p>-0.0687434145</text:p>
          </table:table-cell>
          <table:table-cell table:style-name="ce45" table:formula="of:=[.M182]-[.M181]" office:value-type="float" office:value="0.000554551671171022" calcext:value-type="float">
            <text:p>0.001</text:p>
          </table:table-cell>
          <table:table-cell table:style-name="ce45" table:formula="of:=AVERAGE([.O177:.O182])" office:value-type="float" office:value="0.630677751613741" calcext:value-type="float">
            <text:p>0.631</text:p>
          </table:table-cell>
          <table:table-cell table:style-name="ce9"/>
          <table:table-cell table:style-name="ce14" table:formula="of:=LOG([.X182])" office:value-type="float" office:value="2.95036485437612" calcext:value-type="float">
            <text:p>2.9503648544</text:p>
          </table:table-cell>
          <table:table-cell table:style-name="ce44" table:formula="of:=[.X181]+1" office:value-type="float" office:value="892" calcext:value-type="float">
            <text:p>89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83]/[.D182]" office:value-type="percentage" office:value="-0.000612946349618785" calcext:value-type="percentage">
            <text:p>-0.0613%</text:p>
          </table:table-cell>
          <table:table-cell table:style-name="ce6" table:formula="of:=([.D183]-[.D182])" office:value-type="float" office:value="-0.0000390599999999935" calcext:value-type="float">
            <text:p>-0.00003906</text:p>
          </table:table-cell>
          <table:table-cell table:style-name="ce8" office:value-type="float" office:value="0.06368593" calcext:value-type="float">
            <text:p>0.06368593</text:p>
          </table:table-cell>
          <table:table-cell table:style-name="ce10" table:formula="of:=[.B183]-[.$S$2]" office:value-type="float" office:value="-0.000615631526089373" calcext:value-type="float">
            <text:p>-0.00061563</text:p>
          </table:table-cell>
          <table:table-cell table:style-name="ce9" table:formula="of:=SUM([.$E$3:.E183])" office:value-type="float" office:value="0.00888902916588897" calcext:value-type="float">
            <text:p>0.0088890292</text:p>
          </table:table-cell>
          <table:table-cell table:style-name="ce12" table:formula="of:=MAX([.$E$3:.E183]) - MIN([.$E$3:.E183])" office:value-type="float" office:value="0.00781998969571741" calcext:value-type="float">
            <text:p>0.007819990</text:p>
          </table:table-cell>
          <table:table-cell table:style-name="ce9" table:formula="of:=STDEV([.$E$3:.E183])" office:value-type="float" office:value="0.00118636780442187" calcext:value-type="float">
            <text:p>0.0011863678</text:p>
          </table:table-cell>
          <table:table-cell table:style-name="ce9" table:formula="of:=[.G183]/[.H183]" office:value-type="float" office:value="6.59153903753159" calcext:value-type="float">
            <text:p>6.5915390375</text:p>
          </table:table-cell>
          <table:table-cell table:style-name="ce9" table:formula="of:=SLOPE([.I168:.I183];[.W168:.W183])" office:value-type="float" office:value="20.3114892588358" calcext:value-type="float">
            <text:p>20.3114892588</text:p>
          </table:table-cell>
          <table:table-cell table:style-name="ce17" table:formula="of:=AVERAGE([.D176:.D183])" office:value-type="float" office:value="0.063785665" calcext:value-type="float">
            <text:p>0.063785665</text:p>
          </table:table-cell>
          <table:table-cell table:style-name="ce19" table:formula="of:=([.D183] - [.K183])/[.K183]" office:value-type="percentage" office:value="-0.00156359583301342" calcext:value-type="percentage">
            <text:p>-0.156%</text:p>
          </table:table-cell>
          <table:table-cell table:style-name="ce22" table:formula="of:=[.D183]-[.L183]" office:value-type="float" office:value="0.0652495258330134" calcext:value-type="float">
            <text:p>0.06524953</text:p>
          </table:table-cell>
          <table:table-cell table:style-name="ce27" table:formula="of:=ABS([.L182]-[.L183])" office:value-type="float" office:value="0.000344976562481561" calcext:value-type="float">
            <text:p>0.0003450</text:p>
          </table:table-cell>
          <table:table-cell table:style-name="ce34" table:formula="of:=IF(([.J183] &gt; [.$P$53]);(([.$M$53]+[.J183])/[.$O$53]);(([.$L$53]-[.J183])/[.$O$53]))" office:value-type="float" office:value="0.532145034094967" calcext:value-type="float">
            <text:p>0.53</text:p>
          </table:table-cell>
          <table:table-cell table:style-name="ce42" table:formula="of:=[.O183]-[.O182]" office:value-type="float" office:value="-0.0297893030333377" calcext:value-type="float">
            <text:p>-0.0298</text:p>
          </table:table-cell>
          <table:table-cell table:style-name="ce45" table:number-columns-repeated="2"/>
          <table:table-cell table:style-name="ce48" table:formula="of:=[.O183] - AVERAGE([.O178:.O183])" office:value-type="float" office:value="-0.0727057883423493" calcext:value-type="float">
            <text:p>-0.0727057883</text:p>
          </table:table-cell>
          <table:table-cell table:style-name="ce45" table:formula="of:=[.M183]-[.M182]" office:value-type="float" office:value="0.000305916562481565" calcext:value-type="float">
            <text:p>0.000</text:p>
          </table:table-cell>
          <table:table-cell table:style-name="ce45" table:formula="of:=AVERAGE([.O178:.O183])" office:value-type="float" office:value="0.604850822437316" calcext:value-type="float">
            <text:p>0.605</text:p>
          </table:table-cell>
          <table:table-cell table:style-name="ce9"/>
          <table:table-cell table:style-name="ce14" table:formula="of:=LOG([.X183])" office:value-type="float" office:value="2.95085145888855" calcext:value-type="float">
            <text:p>2.9508514589</text:p>
          </table:table-cell>
          <table:table-cell table:style-name="ce44" table:formula="of:=[.X182]+1" office:value-type="float" office:value="893" calcext:value-type="float">
            <text:p>89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84]/[.D183]" office:value-type="percentage" office:value="0" calcext:value-type="percentage">
            <text:p>0.0000%</text:p>
          </table:table-cell>
          <table:table-cell table:style-name="ce6" table:formula="of:=([.D184]-[.D183])" office:value-type="float" office:value="0" calcext:value-type="float">
            <text:p>0.00000000</text:p>
          </table:table-cell>
          <table:table-cell table:style-name="ce8" office:value-type="float" office:value="0.06368593" calcext:value-type="float">
            <text:p>0.06368593</text:p>
          </table:table-cell>
          <table:table-cell table:style-name="ce10" table:formula="of:=[.B184]-[.$S$2]" office:value-type="float" office:value="-0.00000268517647058823" calcext:value-type="float">
            <text:p>-0.00000269</text:p>
          </table:table-cell>
          <table:table-cell table:style-name="ce9" table:formula="of:=SUM([.$E$3:.E184])" office:value-type="float" office:value="0.00888634398941839" calcext:value-type="float">
            <text:p>0.008886344</text:p>
          </table:table-cell>
          <table:table-cell table:style-name="ce12" table:formula="of:=MAX([.$E$3:.E184]) - MIN([.$E$3:.E184])" office:value-type="float" office:value="0.00781998969571741" calcext:value-type="float">
            <text:p>0.007819990</text:p>
          </table:table-cell>
          <table:table-cell table:style-name="ce9" table:formula="of:=STDEV([.$E$3:.E184])" office:value-type="float" office:value="0.00118309223589789" calcext:value-type="float">
            <text:p>0.0011830922</text:p>
          </table:table-cell>
          <table:table-cell table:style-name="ce9" table:formula="of:=[.G184]/[.H184]" office:value-type="float" office:value="6.60978870323032" calcext:value-type="float">
            <text:p>6.6097887032</text:p>
          </table:table-cell>
          <table:table-cell table:style-name="ce9" table:formula="of:=SLOPE([.I169:.I184];[.W169:.W184])" office:value-type="float" office:value="25.6428933928258" calcext:value-type="float">
            <text:p>25.6428933928</text:p>
          </table:table-cell>
          <table:table-cell table:style-name="ce17" table:formula="of:=AVERAGE([.D177:.D184])" office:value-type="float" office:value="0.0637684025" calcext:value-type="float">
            <text:p>0.063768403</text:p>
          </table:table-cell>
          <table:table-cell table:style-name="ce19" table:formula="of:=([.D184] - [.K184])/[.K184]" office:value-type="percentage" office:value="-0.00129331293817498" calcext:value-type="percentage">
            <text:p>-0.129%</text:p>
          </table:table-cell>
          <table:table-cell table:style-name="ce22" table:formula="of:=[.D184]-[.L184]" office:value-type="float" office:value="0.064979242938175" calcext:value-type="float">
            <text:p>0.06497924</text:p>
          </table:table-cell>
          <table:table-cell table:style-name="ce27" table:formula="of:=ABS([.L183]-[.L184])" office:value-type="float" office:value="0.000270282894838435" calcext:value-type="float">
            <text:p>0.0002703</text:p>
          </table:table-cell>
          <table:table-cell table:style-name="ce34" table:formula="of:=IF(([.J184] &gt; [.$P$53]);(([.$M$53]+[.J184])/[.$O$53]);(([.$L$53]-[.J184])/[.$O$53]))" office:value-type="float" office:value="0.503432426938283" calcext:value-type="float">
            <text:p>0.50</text:p>
          </table:table-cell>
          <table:table-cell table:style-name="ce42" table:formula="of:=[.O184]-[.O183]" office:value-type="float" office:value="-0.0287126071566838" calcext:value-type="float">
            <text:p>-0.0287</text:p>
          </table:table-cell>
          <table:table-cell table:style-name="ce45" table:number-columns-repeated="2"/>
          <table:table-cell table:style-name="ce48" table:formula="of:=[.O184] - AVERAGE([.O179:.O184])" office:value-type="float" office:value="-0.0732050201014738" calcext:value-type="float">
            <text:p>-0.0732050201</text:p>
          </table:table-cell>
          <table:table-cell table:style-name="ce45" table:formula="of:=[.M184]-[.M183]" office:value-type="float" office:value="-0.000270282894838422" calcext:value-type="float">
            <text:p>0.000</text:p>
          </table:table-cell>
          <table:table-cell table:style-name="ce45" table:formula="of:=AVERAGE([.O179:.O184])" office:value-type="float" office:value="0.576637447039757" calcext:value-type="float">
            <text:p>0.577</text:p>
          </table:table-cell>
          <table:table-cell table:style-name="ce9"/>
          <table:table-cell table:style-name="ce14" table:formula="of:=LOG([.X184])" office:value-type="float" office:value="2.95133751879592" calcext:value-type="float">
            <text:p>2.9513375188</text:p>
          </table:table-cell>
          <table:table-cell table:style-name="ce44" table:formula="of:=[.X183]+1" office:value-type="float" office:value="894" calcext:value-type="float">
            <text:p>89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85]/[.D184]" office:value-type="percentage" office:value="0.000535440088572079" calcext:value-type="percentage">
            <text:p>0.0535%</text:p>
          </table:table-cell>
          <table:table-cell table:style-name="ce6" table:formula="of:=([.D185]-[.D184])" office:value-type="float" office:value="0.0000340999999999952" calcext:value-type="float">
            <text:p>0.00003410</text:p>
          </table:table-cell>
          <table:table-cell table:style-name="ce8" office:value-type="float" office:value="0.06372003" calcext:value-type="float">
            <text:p>0.06372003</text:p>
          </table:table-cell>
          <table:table-cell table:style-name="ce10" table:formula="of:=[.B185]-[.$S$2]" office:value-type="float" office:value="0.000532754912101491" calcext:value-type="float">
            <text:p>0.00053275</text:p>
          </table:table-cell>
          <table:table-cell table:style-name="ce9" table:formula="of:=SUM([.$E$3:.E185])" office:value-type="float" office:value="0.00941909890151988" calcext:value-type="float">
            <text:p>0.0094190989</text:p>
          </table:table-cell>
          <table:table-cell table:style-name="ce12" table:formula="of:=MAX([.$E$3:.E185]) - MIN([.$E$3:.E185])" office:value-type="float" office:value="0.00781998969571741" calcext:value-type="float">
            <text:p>0.007819990</text:p>
          </table:table-cell>
          <table:table-cell table:style-name="ce9" table:formula="of:=STDEV([.$E$3:.E185])" office:value-type="float" office:value="0.00118037970611646" calcext:value-type="float">
            <text:p>0.0011803797</text:p>
          </table:table-cell>
          <table:table-cell table:style-name="ce9" table:formula="of:=[.G185]/[.H185]" office:value-type="float" office:value="6.6249780940794" calcext:value-type="float">
            <text:p>6.6249780941</text:p>
          </table:table-cell>
          <table:table-cell table:style-name="ce9" table:formula="of:=SLOPE([.I170:.I185];[.W170:.W185])" office:value-type="float" office:value="31.7645410144115" calcext:value-type="float">
            <text:p>31.7645410144</text:p>
          </table:table-cell>
          <table:table-cell table:style-name="ce17" table:formula="of:=AVERAGE([.D178:.D185])" office:value-type="float" office:value="0.0637555275" calcext:value-type="float">
            <text:p>0.063755528</text:p>
          </table:table-cell>
          <table:table-cell table:style-name="ce19" table:formula="of:=([.D185] - [.K185])/[.K185]" office:value-type="percentage" office:value="-0.000556775253722043" calcext:value-type="percentage">
            <text:p>-0.056%</text:p>
          </table:table-cell>
          <table:table-cell table:style-name="ce22" table:formula="of:=[.D185]-[.L185]" office:value-type="float" office:value="0.064276805253722" calcext:value-type="float">
            <text:p>0.06427681</text:p>
          </table:table-cell>
          <table:table-cell table:style-name="ce27" table:formula="of:=ABS([.L184]-[.L185])" office:value-type="float" office:value="0.000736537684452939" calcext:value-type="float">
            <text:p>0.0007365</text:p>
          </table:table-cell>
          <table:table-cell table:style-name="ce34" table:formula="of:=IF(([.J185] &gt; [.$P$53]);(([.$M$53]+[.J185])/[.$O$53]);(([.$L$53]-[.J185])/[.$O$53]))" office:value-type="float" office:value="-0.18739627961214" calcext:value-type="float">
            <text:p>-0.19</text:p>
          </table:table-cell>
          <table:table-cell table:style-name="ce42" table:formula="of:=[.O185]-[.O184]" office:value-type="float" office:value="-0.690828706550424" calcext:value-type="float">
            <text:p>-0.6908</text:p>
          </table:table-cell>
          <table:table-cell table:style-name="ce45" table:number-columns-repeated="2"/>
          <table:table-cell table:style-name="ce48" table:formula="of:=[.O185] - AVERAGE([.O180:.O185])" office:value-type="float" office:value="-0.62463979169858" calcext:value-type="float">
            <text:p>-0.6246397917</text:p>
          </table:table-cell>
          <table:table-cell table:style-name="ce45" table:formula="of:=[.M185]-[.M184]" office:value-type="float" office:value="-0.000702437684452953" calcext:value-type="float">
            <text:p>-0.001</text:p>
          </table:table-cell>
          <table:table-cell table:style-name="ce45" table:formula="of:=AVERAGE([.O180:.O185])" office:value-type="float" office:value="0.43724351208644" calcext:value-type="float">
            <text:p>0.437</text:p>
          </table:table-cell>
          <table:table-cell table:style-name="ce9"/>
          <table:table-cell table:style-name="ce14" table:formula="of:=LOG([.X185])" office:value-type="float" office:value="2.95182303531591" calcext:value-type="float">
            <text:p>2.9518230353</text:p>
          </table:table-cell>
          <table:table-cell table:style-name="ce44" table:formula="of:=[.X184]+1" office:value-type="float" office:value="895" calcext:value-type="float">
            <text:p>89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86]/[.D185]" office:value-type="percentage" office:value="0.00109808485652004" calcext:value-type="percentage">
            <text:p>0.1098%</text:p>
          </table:table-cell>
          <table:table-cell table:style-name="ce6" table:formula="of:=([.D186]-[.D185])" office:value-type="float" office:value="0.0000699700000000025" calcext:value-type="float">
            <text:p>0.00006997</text:p>
          </table:table-cell>
          <table:table-cell table:style-name="ce8" office:value-type="float" office:value="0.06379" calcext:value-type="float">
            <text:p>0.06379</text:p>
          </table:table-cell>
          <table:table-cell table:style-name="ce10" table:formula="of:=[.B186]-[.$S$2]" office:value-type="float" office:value="0.00109539968004945" calcext:value-type="float">
            <text:p>0.00109540</text:p>
          </table:table-cell>
          <table:table-cell table:style-name="ce9" table:formula="of:=SUM([.$E$3:.E186])" office:value-type="float" office:value="0.0105144985815693" calcext:value-type="float">
            <text:p>0.0105144986</text:p>
          </table:table-cell>
          <table:table-cell table:style-name="ce12" table:formula="of:=MAX([.$E$3:.E186]) - MIN([.$E$3:.E186])" office:value-type="float" office:value="0.00781998969571741" calcext:value-type="float">
            <text:p>0.007819990</text:p>
          </table:table-cell>
          <table:table-cell table:style-name="ce9" table:formula="of:=STDEV([.$E$3:.E186])" office:value-type="float" office:value="0.00117966324502001" calcext:value-type="float">
            <text:p>0.0011796632</text:p>
          </table:table-cell>
          <table:table-cell table:style-name="ce9" table:formula="of:=[.G186]/[.H186]" office:value-type="float" office:value="6.62900173310458" calcext:value-type="float">
            <text:p>6.6290017331</text:p>
          </table:table-cell>
          <table:table-cell table:style-name="ce9" table:formula="of:=SLOPE([.I171:.I186];[.W171:.W186])" office:value-type="float" office:value="30.8900125342792" calcext:value-type="float">
            <text:p>30.8900125343</text:p>
          </table:table-cell>
          <table:table-cell table:style-name="ce17" table:formula="of:=AVERAGE([.D179:.D186])" office:value-type="float" office:value="0.06375146125" calcext:value-type="float">
            <text:p>0.063751461</text:p>
          </table:table-cell>
          <table:table-cell table:style-name="ce19" table:formula="of:=([.D186] - [.K186])/[.K186]" office:value-type="percentage" office:value="0.000604515555319876" calcext:value-type="percentage">
            <text:p>0.060%</text:p>
          </table:table-cell>
          <table:table-cell table:style-name="ce22" table:formula="of:=[.D186]-[.L186]" office:value-type="float" office:value="0.0631854844446801" calcext:value-type="float">
            <text:p>0.06318548</text:p>
          </table:table-cell>
          <table:table-cell table:style-name="ce27" table:formula="of:=ABS([.L185]-[.L186])" office:value-type="float" office:value="0.00116129080904192" calcext:value-type="float">
            <text:p>0.0011613</text:p>
          </table:table-cell>
          <table:table-cell table:style-name="ce34" table:formula="of:=IF(([.J186] &gt; [.$P$53]);(([.$M$53]+[.J186])/[.$O$53]);(([.$L$53]-[.J186])/[.$O$53]))" office:value-type="float" office:value="-0.192106106904595" calcext:value-type="float">
            <text:p>-0.19</text:p>
          </table:table-cell>
          <table:table-cell table:style-name="ce42" table:formula="of:=[.O186]-[.O185]" office:value-type="float" office:value="-0.00470982729245453" calcext:value-type="float">
            <text:p>-0.0047</text:p>
          </table:table-cell>
          <table:table-cell table:style-name="ce45" table:number-columns-repeated="2"/>
          <table:table-cell table:style-name="ce48" table:formula="of:=[.O186] - AVERAGE([.O181:.O186])" office:value-type="float" office:value="-0.493932864069029" calcext:value-type="float">
            <text:p>-0.4939328641</text:p>
          </table:table-cell>
          <table:table-cell table:style-name="ce45" table:formula="of:=[.M186]-[.M185]" office:value-type="float" office:value="-0.00109132080904191" calcext:value-type="float">
            <text:p>-0.001</text:p>
          </table:table-cell>
          <table:table-cell table:style-name="ce45" table:formula="of:=AVERAGE([.O181:.O186])" office:value-type="float" office:value="0.301826757164434" calcext:value-type="float">
            <text:p>0.302</text:p>
          </table:table-cell>
          <table:table-cell table:style-name="ce9"/>
          <table:table-cell table:style-name="ce14" table:formula="of:=LOG([.X186])" office:value-type="float" office:value="2.95230800966212" calcext:value-type="float">
            <text:p>2.9523080097</text:p>
          </table:table-cell>
          <table:table-cell table:style-name="ce44" table:formula="of:=[.X185]+1" office:value-type="float" office:value="896" calcext:value-type="float">
            <text:p>89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87]/[.D186]" office:value-type="percentage" office:value="-0.0000783821915661546" calcext:value-type="percentage">
            <text:p>-0.0078%</text:p>
          </table:table-cell>
          <table:table-cell table:style-name="ce6" table:formula="of:=([.D187]-[.D186])" office:value-type="float" office:value="-0.000005000000000005" calcext:value-type="float">
            <text:p>-0.00000500</text:p>
          </table:table-cell>
          <table:table-cell table:style-name="ce8" office:value-type="float" office:value="0.063785" calcext:value-type="float">
            <text:p>0.063785</text:p>
          </table:table-cell>
          <table:table-cell table:style-name="ce10" table:formula="of:=[.B187]-[.$S$2]" office:value-type="float" office:value="-0.0000810673680367428" calcext:value-type="float">
            <text:p>-0.00008107</text:p>
          </table:table-cell>
          <table:table-cell table:style-name="ce9" table:formula="of:=SUM([.$E$3:.E187])" office:value-type="float" office:value="0.0104334312135326" calcext:value-type="float">
            <text:p>0.0104334312</text:p>
          </table:table-cell>
          <table:table-cell table:style-name="ce12" table:formula="of:=MAX([.$E$3:.E187]) - MIN([.$E$3:.E187])" office:value-type="float" office:value="0.00781998969571741" calcext:value-type="float">
            <text:p>0.007819990</text:p>
          </table:table-cell>
          <table:table-cell table:style-name="ce9" table:formula="of:=STDEV([.$E$3:.E187])" office:value-type="float" office:value="0.00117649715474385" calcext:value-type="float">
            <text:p>0.0011764972</text:p>
          </table:table-cell>
          <table:table-cell table:style-name="ce9" table:formula="of:=[.G187]/[.H187]" office:value-type="float" office:value="6.64684114550195" calcext:value-type="float">
            <text:p>6.6468411455</text:p>
          </table:table-cell>
          <table:table-cell table:style-name="ce9" table:formula="of:=SLOPE([.I172:.I187];[.W172:.W187])" office:value-type="float" office:value="30.3519411354692" calcext:value-type="float">
            <text:p>30.3519411355</text:p>
          </table:table-cell>
          <table:table-cell table:style-name="ce17" table:formula="of:=AVERAGE([.D180:.D187])" office:value-type="float" office:value="0.063747105" calcext:value-type="float">
            <text:p>0.063747105</text:p>
          </table:table-cell>
          <table:table-cell table:style-name="ce19" table:formula="of:=([.D187] - [.K187])/[.K187]" office:value-type="percentage" office:value="0.000594458367952492" calcext:value-type="percentage">
            <text:p>0.059%</text:p>
          </table:table-cell>
          <table:table-cell table:style-name="ce22" table:formula="of:=[.D187]-[.L187]" office:value-type="float" office:value="0.0631905416320475" calcext:value-type="float">
            <text:p>0.06319054</text:p>
          </table:table-cell>
          <table:table-cell table:style-name="ce27" table:formula="of:=ABS([.L186]-[.L187])" office:value-type="float" office:value="0.0000100571873673839" calcext:value-type="float">
            <text:p>0.0000101</text:p>
          </table:table-cell>
          <table:table-cell table:style-name="ce34" table:formula="of:=IF(([.J187] &gt; [.$P$53]);(([.$M$53]+[.J187])/[.$O$53]);(([.$L$53]-[.J187])/[.$O$53]))" office:value-type="float" office:value="-0.195003923747587" calcext:value-type="float">
            <text:p>-0.20</text:p>
          </table:table-cell>
          <table:table-cell table:style-name="ce42" table:formula="of:=[.O187]-[.O186]" office:value-type="float" office:value="-0.00289781684299262" calcext:value-type="float">
            <text:p>-0.0029</text:p>
          </table:table-cell>
          <table:table-cell table:style-name="ce45" table:number-columns-repeated="2"/>
          <table:table-cell table:style-name="ce48" table:formula="of:=[.O187] - AVERAGE([.O182:.O187])" office:value-type="float" office:value="-0.365504838397126" calcext:value-type="float">
            <text:p>-0.3655048384</text:p>
          </table:table-cell>
          <table:table-cell table:style-name="ce45" table:formula="of:=[.M187]-[.M186]" office:value-type="float" office:value="0.00000505718736737437" calcext:value-type="float">
            <text:p>0.000</text:p>
          </table:table-cell>
          <table:table-cell table:style-name="ce45" table:formula="of:=AVERAGE([.O182:.O187])" office:value-type="float" office:value="0.170500914649539" calcext:value-type="float">
            <text:p>0.171</text:p>
          </table:table-cell>
          <table:table-cell table:style-name="ce9"/>
          <table:table-cell table:style-name="ce14" table:formula="of:=LOG([.X187])" office:value-type="float" office:value="2.95279244304409" calcext:value-type="float">
            <text:p>2.952792443</text:p>
          </table:table-cell>
          <table:table-cell table:style-name="ce44" table:formula="of:=[.X186]+1" office:value-type="float" office:value="897" calcext:value-type="float">
            <text:p>89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88]/[.D187]" office:value-type="percentage" office:value="0.000231402367327782" calcext:value-type="percentage">
            <text:p>0.0231%</text:p>
          </table:table-cell>
          <table:table-cell table:style-name="ce6" table:formula="of:=([.D188]-[.D187])" office:value-type="float" office:value="0.0000147600000000025" calcext:value-type="float">
            <text:p>0.00001476</text:p>
          </table:table-cell>
          <table:table-cell table:style-name="ce8" office:value-type="float" office:value="0.06379976" calcext:value-type="float">
            <text:p>0.06379976</text:p>
          </table:table-cell>
          <table:table-cell table:style-name="ce10" table:formula="of:=[.B188]-[.$S$2]" office:value-type="float" office:value="0.000228717190857193" calcext:value-type="float">
            <text:p>0.00022872</text:p>
          </table:table-cell>
          <table:table-cell table:style-name="ce9" table:formula="of:=SUM([.$E$3:.E188])" office:value-type="float" office:value="0.0106621484043898" calcext:value-type="float">
            <text:p>0.0106621484</text:p>
          </table:table-cell>
          <table:table-cell table:style-name="ce12" table:formula="of:=MAX([.$E$3:.E188]) - MIN([.$E$3:.E188])" office:value-type="float" office:value="0.00781998969571741" calcext:value-type="float">
            <text:p>0.007819990</text:p>
          </table:table-cell>
          <table:table-cell table:style-name="ce9" table:formula="of:=STDEV([.$E$3:.E188])" office:value-type="float" office:value="0.0011733811545651" calcext:value-type="float">
            <text:p>0.0011733812</text:p>
          </table:table-cell>
          <table:table-cell table:style-name="ce9" table:formula="of:=[.G188]/[.H188]" office:value-type="float" office:value="6.66449232228876" calcext:value-type="float">
            <text:p>6.6644923223</text:p>
          </table:table-cell>
          <table:table-cell table:style-name="ce9" table:formula="of:=SLOPE([.I173:.I188];[.W173:.W188])" office:value-type="float" office:value="30.1493886534747" calcext:value-type="float">
            <text:p>30.1493886535</text:p>
          </table:table-cell>
          <table:table-cell table:style-name="ce17" table:formula="of:=AVERAGE([.D181:.D188])" office:value-type="float" office:value="0.06374707625" calcext:value-type="float">
            <text:p>0.063747076</text:p>
          </table:table-cell>
          <table:table-cell table:style-name="ce19" table:formula="of:=([.D188] - [.K188])/[.K188]" office:value-type="percentage" office:value="0.000826449667956409" calcext:value-type="percentage">
            <text:p>0.083%</text:p>
          </table:table-cell>
          <table:table-cell table:style-name="ce22" table:formula="of:=[.D188]-[.L188]" office:value-type="float" office:value="0.0629733103320436" calcext:value-type="float">
            <text:p>0.06297331</text:p>
          </table:table-cell>
          <table:table-cell table:style-name="ce27" table:formula="of:=ABS([.L187]-[.L188])" office:value-type="float" office:value="0.000231991300003917" calcext:value-type="float">
            <text:p>0.0002320</text:p>
          </table:table-cell>
          <table:table-cell table:style-name="ce34" table:formula="of:=IF(([.J188] &gt; [.$P$53]);(([.$M$53]+[.J188])/[.$O$53]);(([.$L$53]-[.J188])/[.$O$53]))" office:value-type="float" office:value="-0.196094782684174" calcext:value-type="float">
            <text:p>-0.20</text:p>
          </table:table-cell>
          <table:table-cell table:style-name="ce42" table:formula="of:=[.O188]-[.O187]" office:value-type="float" office:value="-0.00109085893658697" calcext:value-type="float">
            <text:p>-0.0011</text:p>
          </table:table-cell>
          <table:table-cell table:style-name="ce45" table:number-columns-repeated="2"/>
          <table:table-cell table:style-name="ce48" table:formula="of:=[.O188] - AVERAGE([.O183:.O188])" office:value-type="float" office:value="-0.2402575106983" calcext:value-type="float">
            <text:p>-0.2402575107</text:p>
          </table:table-cell>
          <table:table-cell table:style-name="ce45" table:formula="of:=[.M188]-[.M187]" office:value-type="float" office:value="-0.000217231300003909" calcext:value-type="float">
            <text:p>0.000</text:p>
          </table:table-cell>
          <table:table-cell table:style-name="ce45" table:formula="of:=AVERAGE([.O183:.O188])" office:value-type="float" office:value="0.0441627280141256" calcext:value-type="float">
            <text:p>0.044</text:p>
          </table:table-cell>
          <table:table-cell table:style-name="ce9"/>
          <table:table-cell table:style-name="ce14" table:formula="of:=LOG([.X188])" office:value-type="float" office:value="2.9532763366673" calcext:value-type="float">
            <text:p>2.9532763367</text:p>
          </table:table-cell>
          <table:table-cell table:style-name="ce44" table:formula="of:=[.X187]+1" office:value-type="float" office:value="898" calcext:value-type="float">
            <text:p>89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89]/[.D188]" office:value-type="percentage" office:value="-0.00164357985045709" calcext:value-type="percentage">
            <text:p>-0.1644%</text:p>
          </table:table-cell>
          <table:table-cell table:style-name="ce6" table:formula="of:=([.D189]-[.D188])" office:value-type="float" office:value="-0.000104859999999998" calcext:value-type="float">
            <text:p>-0.00010486</text:p>
          </table:table-cell>
          <table:table-cell table:style-name="ce8" office:value-type="float" office:value="0.0636949" calcext:value-type="float">
            <text:p>0.0636949</text:p>
          </table:table-cell>
          <table:table-cell table:style-name="ce10" table:formula="of:=[.B189]-[.$S$2]" office:value-type="float" office:value="-0.00164626502692768" calcext:value-type="float">
            <text:p>-0.00164627</text:p>
          </table:table-cell>
          <table:table-cell table:style-name="ce9" table:formula="of:=SUM([.$E$3:.E189])" office:value-type="float" office:value="0.0090158833774621" calcext:value-type="float">
            <text:p>0.0090158834</text:p>
          </table:table-cell>
          <table:table-cell table:style-name="ce12" table:formula="of:=MAX([.$E$3:.E189]) - MIN([.$E$3:.E189])" office:value-type="float" office:value="0.00781998969571741" calcext:value-type="float">
            <text:p>0.007819990</text:p>
          </table:table-cell>
          <table:table-cell table:style-name="ce9" table:formula="of:=STDEV([.$E$3:.E189])" office:value-type="float" office:value="0.00117683512691834" calcext:value-type="float">
            <text:p>0.0011768351</text:p>
          </table:table-cell>
          <table:table-cell table:style-name="ce9" table:formula="of:=[.G189]/[.H189]" office:value-type="float" office:value="6.64493225673406" calcext:value-type="float">
            <text:p>6.6449322567</text:p>
          </table:table-cell>
          <table:table-cell table:style-name="ce9" table:formula="of:=SLOPE([.I174:.I189];[.W174:.W189])" office:value-type="float" office:value="28.5110380960774" calcext:value-type="float">
            <text:p>28.5110380961</text:p>
          </table:table-cell>
          <table:table-cell table:style-name="ce17" table:formula="of:=AVERAGE([.D182:.D189])" office:value-type="float" office:value="0.0637358175" calcext:value-type="float">
            <text:p>0.063735818</text:p>
          </table:table-cell>
          <table:table-cell table:style-name="ce19" table:formula="of:=([.D189] - [.K189])/[.K189]" office:value-type="percentage" office:value="-0.000641985960249136" calcext:value-type="percentage">
            <text:p>-0.064%</text:p>
          </table:table-cell>
          <table:table-cell table:style-name="ce22" table:formula="of:=[.D189]-[.L189]" office:value-type="float" office:value="0.0643368859602491" calcext:value-type="float">
            <text:p>0.06433689</text:p>
          </table:table-cell>
          <table:table-cell table:style-name="ce27" table:formula="of:=ABS([.L188]-[.L189])" office:value-type="float" office:value="0.00146843562820554" calcext:value-type="float">
            <text:p>0.0014684</text:p>
          </table:table-cell>
          <table:table-cell table:style-name="ce34" table:formula="of:=IF(([.J189] &gt; [.$P$53]);(([.$M$53]+[.J189])/[.$O$53]);(([.$L$53]-[.J189])/[.$O$53]))" office:value-type="float" office:value="-0.204918221079995" calcext:value-type="float">
            <text:p>-0.20</text:p>
          </table:table-cell>
          <table:table-cell table:style-name="ce42" table:formula="of:=[.O189]-[.O188]" office:value-type="float" office:value="-0.00882343839582023" calcext:value-type="float">
            <text:p>-0.0088</text:p>
          </table:table-cell>
          <table:table-cell table:style-name="ce45" table:number-columns-repeated="2"/>
          <table:table-cell table:style-name="ce48" table:formula="of:=[.O189] - AVERAGE([.O184:.O189])" office:value-type="float" office:value="-0.126237073231627" calcext:value-type="float">
            <text:p>-0.1262370732</text:p>
          </table:table-cell>
          <table:table-cell table:style-name="ce45" table:formula="of:=[.M189]-[.M188]" office:value-type="float" office:value="0.00136357562820555" calcext:value-type="float">
            <text:p>0.001</text:p>
          </table:table-cell>
          <table:table-cell table:style-name="ce45" table:formula="of:=AVERAGE([.O184:.O189])" office:value-type="float" office:value="-0.0786811478483681" calcext:value-type="float">
            <text:p>-0.079</text:p>
          </table:table-cell>
          <table:table-cell table:style-name="ce9"/>
          <table:table-cell table:style-name="ce14" table:formula="of:=LOG([.X189])" office:value-type="float" office:value="2.95375969173323" calcext:value-type="float">
            <text:p>2.9537596917</text:p>
          </table:table-cell>
          <table:table-cell table:style-name="ce44" table:formula="of:=[.X188]+1" office:value-type="float" office:value="899" calcext:value-type="float">
            <text:p>89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90]/[.D189]" office:value-type="percentage" office:value="-0.00148991520514193" calcext:value-type="percentage">
            <text:p>-0.1490%</text:p>
          </table:table-cell>
          <table:table-cell table:style-name="ce6" table:formula="of:=([.D190]-[.D189])" office:value-type="float" office:value="-0.000094899999999995" calcext:value-type="float">
            <text:p>-0.00009490</text:p>
          </table:table-cell>
          <table:table-cell table:style-name="ce8" office:value-type="float" office:value="0.0636" calcext:value-type="float">
            <text:p>0.0636</text:p>
          </table:table-cell>
          <table:table-cell table:style-name="ce10" table:formula="of:=[.B190]-[.$S$2]" office:value-type="float" office:value="-0.00149260038161252" calcext:value-type="float">
            <text:p>-0.00149260</text:p>
          </table:table-cell>
          <table:table-cell table:style-name="ce9" table:formula="of:=SUM([.$E$3:.E190])" office:value-type="float" office:value="0.00752328299584957" calcext:value-type="float">
            <text:p>0.007523283</text:p>
          </table:table-cell>
          <table:table-cell table:style-name="ce12" table:formula="of:=MAX([.$E$3:.E190]) - MIN([.$E$3:.E190])" office:value-type="float" office:value="0.00781998969571741" calcext:value-type="float">
            <text:p>0.007819990</text:p>
          </table:table-cell>
          <table:table-cell table:style-name="ce9" table:formula="of:=STDEV([.$E$3:.E190])" office:value-type="float" office:value="0.00117905175549467" calcext:value-type="float">
            <text:p>0.0011790518</text:p>
          </table:table-cell>
          <table:table-cell table:style-name="ce9" table:formula="of:=[.G190]/[.H190]" office:value-type="float" office:value="6.63243972054183" calcext:value-type="float">
            <text:p>6.6324397205</text:p>
          </table:table-cell>
          <table:table-cell table:style-name="ce9" table:formula="of:=SLOPE([.I175:.I190];[.W175:.W190])" office:value-type="float" office:value="26.0382935487769" calcext:value-type="float">
            <text:p>26.0382935488</text:p>
          </table:table-cell>
          <table:table-cell table:style-name="ce17" table:formula="of:=AVERAGE([.D183:.D190])" office:value-type="float" office:value="0.06372019375" calcext:value-type="float">
            <text:p>0.063720194</text:p>
          </table:table-cell>
          <table:table-cell table:style-name="ce19" table:formula="of:=([.D190] - [.K190])/[.K190]" office:value-type="percentage" office:value="-0.00188627408246045" calcext:value-type="percentage">
            <text:p>-0.189%</text:p>
          </table:table-cell>
          <table:table-cell table:style-name="ce22" table:formula="of:=[.D190]-[.L190]" office:value-type="float" office:value="0.0654862740824605" calcext:value-type="float">
            <text:p>0.06548627</text:p>
          </table:table-cell>
          <table:table-cell table:style-name="ce27" table:formula="of:=ABS([.L189]-[.L190])" office:value-type="float" office:value="0.00124428812221131" calcext:value-type="float">
            <text:p>0.0012443</text:p>
          </table:table-cell>
          <table:table-cell table:style-name="ce34" table:formula="of:=IF(([.J190] &gt; [.$P$53]);(([.$M$53]+[.J190])/[.$O$53]);(([.$L$53]-[.J190])/[.$O$53]))" office:value-type="float" office:value="0.501302974909851" calcext:value-type="float">
            <text:p>0.50</text:p>
          </table:table-cell>
          <table:table-cell table:style-name="ce42" table:formula="of:=[.O190]-[.O189]" office:value-type="float" office:value="0.706221195989846" calcext:value-type="float">
            <text:p>0.7062</text:p>
          </table:table-cell>
          <table:table-cell table:style-name="ce45" table:number-columns-repeated="2"/>
          <table:table-cell table:style-name="ce48" table:formula="of:=[.O190] - AVERAGE([.O185:.O190])" office:value-type="float" office:value="0.580339031429625" calcext:value-type="float">
            <text:p>0.5803390314</text:p>
          </table:table-cell>
          <table:table-cell table:style-name="ce45" table:formula="of:=[.M190]-[.M189]" office:value-type="float" office:value="0.00114938812221131" calcext:value-type="float">
            <text:p>0.001</text:p>
          </table:table-cell>
          <table:table-cell table:style-name="ce45" table:formula="of:=AVERAGE([.O185:.O190])" office:value-type="float" office:value="-0.0790360565197733" calcext:value-type="float">
            <text:p>-0.079</text:p>
          </table:table-cell>
          <table:table-cell table:style-name="ce9"/>
          <table:table-cell table:style-name="ce14" table:formula="of:=LOG([.X190])" office:value-type="float" office:value="2.95424250943932" calcext:value-type="float">
            <text:p>2.9542425094</text:p>
          </table:table-cell>
          <table:table-cell table:style-name="ce44" table:formula="of:=[.X189]+1" office:value-type="float" office:value="900" calcext:value-type="float">
            <text:p>90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91]/[.D190]" office:value-type="percentage" office:value="0" calcext:value-type="percentage">
            <text:p>0.0000%</text:p>
          </table:table-cell>
          <table:table-cell table:style-name="ce6" table:formula="of:=([.D191]-[.D190])" office:value-type="float" office:value="0" calcext:value-type="float">
            <text:p>0.00000000</text:p>
          </table:table-cell>
          <table:table-cell table:style-name="ce8" office:value-type="float" office:value="0.0636" calcext:value-type="float">
            <text:p>0.0636</text:p>
          </table:table-cell>
          <table:table-cell table:style-name="ce10" table:formula="of:=[.B191]-[.$S$2]" office:value-type="float" office:value="-0.00000268517647058823" calcext:value-type="float">
            <text:p>-0.00000269</text:p>
          </table:table-cell>
          <table:table-cell table:style-name="ce9" table:formula="of:=SUM([.$E$3:.E191])" office:value-type="float" office:value="0.00752059781937899" calcext:value-type="float">
            <text:p>0.0075205978</text:p>
          </table:table-cell>
          <table:table-cell table:style-name="ce12" table:formula="of:=MAX([.$E$3:.E191]) - MIN([.$E$3:.E191])" office:value-type="float" office:value="0.00781998969571741" calcext:value-type="float">
            <text:p>0.007819990</text:p>
          </table:table-cell>
          <table:table-cell table:style-name="ce9" table:formula="of:=STDEV([.$E$3:.E191])" office:value-type="float" office:value="0.00117591590094615" calcext:value-type="float">
            <text:p>0.0011759159</text:p>
          </table:table-cell>
          <table:table-cell table:style-name="ce9" table:formula="of:=[.G191]/[.H191]" office:value-type="float" office:value="6.65012667098507" calcext:value-type="float">
            <text:p>6.650126671</text:p>
          </table:table-cell>
          <table:table-cell table:style-name="ce9" table:formula="of:=SLOPE([.I176:.I191];[.W176:.W191])" office:value-type="float" office:value="23.4332077658693" calcext:value-type="float">
            <text:p>23.4332077659</text:p>
          </table:table-cell>
          <table:table-cell table:style-name="ce17" table:formula="of:=AVERAGE([.D184:.D191])" office:value-type="float" office:value="0.0637094525" calcext:value-type="float">
            <text:p>0.063709453</text:p>
          </table:table-cell>
          <table:table-cell table:style-name="ce19" table:formula="of:=([.D191] - [.K191])/[.K191]" office:value-type="percentage" office:value="-0.00171799467276825" calcext:value-type="percentage">
            <text:p>-0.172%</text:p>
          </table:table-cell>
          <table:table-cell table:style-name="ce22" table:formula="of:=[.D191]-[.L191]" office:value-type="float" office:value="0.0653179946727683" calcext:value-type="float">
            <text:p>0.06531799</text:p>
          </table:table-cell>
          <table:table-cell table:style-name="ce27" table:formula="of:=ABS([.L190]-[.L191])" office:value-type="float" office:value="0.0001682794096922" calcext:value-type="float">
            <text:p>0.0001683</text:p>
          </table:table-cell>
          <table:table-cell table:style-name="ce34" table:formula="of:=IF(([.J191] &gt; [.$P$53]);(([.$M$53]+[.J191])/[.$O$53]);(([.$L$53]-[.J191])/[.$O$53]))" office:value-type="float" office:value="0.515332825736056" calcext:value-type="float">
            <text:p>0.52</text:p>
          </table:table-cell>
          <table:table-cell table:style-name="ce42" table:formula="of:=[.O191]-[.O190]" office:value-type="float" office:value="0.0140298508262043" calcext:value-type="float">
            <text:p>0.0140</text:p>
          </table:table-cell>
          <table:table-cell table:style-name="ce45" table:number-columns-repeated="2"/>
          <table:table-cell table:style-name="ce48" table:formula="of:=[.O191] - AVERAGE([.O186:.O191])" office:value-type="float" office:value="0.477247364697796" calcext:value-type="float">
            <text:p>0.4772473647</text:p>
          </table:table-cell>
          <table:table-cell table:style-name="ce45" table:formula="of:=[.M191]-[.M190]" office:value-type="float" office:value="-0.000168279409692204" calcext:value-type="float">
            <text:p>0.000</text:p>
          </table:table-cell>
          <table:table-cell table:style-name="ce45" table:formula="of:=AVERAGE([.O186:.O191])" office:value-type="float" office:value="0.0380854610382593" calcext:value-type="float">
            <text:p>0.038</text:p>
          </table:table-cell>
          <table:table-cell table:style-name="ce9"/>
          <table:table-cell table:style-name="ce14" table:formula="of:=LOG([.X191])" office:value-type="float" office:value="2.95472479097906" calcext:value-type="float">
            <text:p>2.954724791</text:p>
          </table:table-cell>
          <table:table-cell table:style-name="ce44" table:formula="of:=[.X190]+1" office:value-type="float" office:value="901" calcext:value-type="float">
            <text:p>90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92]/[.D191]" office:value-type="percentage" office:value="0" calcext:value-type="percentage">
            <text:p>0.0000%</text:p>
          </table:table-cell>
          <table:table-cell table:style-name="ce6" table:formula="of:=([.D192]-[.D191])" office:value-type="float" office:value="0" calcext:value-type="float">
            <text:p>0.00000000</text:p>
          </table:table-cell>
          <table:table-cell table:style-name="ce8" office:value-type="float" office:value="0.0636" calcext:value-type="float">
            <text:p>0.0636</text:p>
          </table:table-cell>
          <table:table-cell table:style-name="ce10" table:formula="of:=[.B192]-[.$S$2]" office:value-type="float" office:value="-0.00000268517647058823" calcext:value-type="float">
            <text:p>-0.00000269</text:p>
          </table:table-cell>
          <table:table-cell table:style-name="ce9" table:formula="of:=SUM([.$E$3:.E192])" office:value-type="float" office:value="0.0075179126429084" calcext:value-type="float">
            <text:p>0.0075179126</text:p>
          </table:table-cell>
          <table:table-cell table:style-name="ce12" table:formula="of:=MAX([.$E$3:.E192]) - MIN([.$E$3:.E192])" office:value-type="float" office:value="0.00781998969571741" calcext:value-type="float">
            <text:p>0.007819990</text:p>
          </table:table-cell>
          <table:table-cell table:style-name="ce9" table:formula="of:=STDEV([.$E$3:.E192])" office:value-type="float" office:value="0.0011728049349534" calcext:value-type="float">
            <text:p>0.0011728049</text:p>
          </table:table-cell>
          <table:table-cell table:style-name="ce9" table:formula="of:=[.G192]/[.H192]" office:value-type="float" office:value="6.66776670412638" calcext:value-type="float">
            <text:p>6.6677667041</text:p>
          </table:table-cell>
          <table:table-cell table:style-name="ce9" table:formula="of:=SLOPE([.I177:.I192];[.W177:.W192])" office:value-type="float" office:value="21.4652940535542" calcext:value-type="float">
            <text:p>21.4652940536</text:p>
          </table:table-cell>
          <table:table-cell table:style-name="ce17" table:formula="of:=AVERAGE([.D185:.D192])" office:value-type="float" office:value="0.06369871125" calcext:value-type="float">
            <text:p>0.063698711</text:p>
          </table:table-cell>
          <table:table-cell table:style-name="ce19" table:formula="of:=([.D192] - [.K192])/[.K192]" office:value-type="percentage" office:value="-0.00154965851055573" calcext:value-type="percentage">
            <text:p>-0.155%</text:p>
          </table:table-cell>
          <table:table-cell table:style-name="ce22" table:formula="of:=[.D192]-[.L192]" office:value-type="float" office:value="0.0651496585105557" calcext:value-type="float">
            <text:p>0.06514966</text:p>
          </table:table-cell>
          <table:table-cell table:style-name="ce27" table:formula="of:=ABS([.L191]-[.L192])" office:value-type="float" office:value="0.000168336162212524" calcext:value-type="float">
            <text:p>0.0001683</text:p>
          </table:table-cell>
          <table:table-cell table:style-name="ce34" table:formula="of:=IF(([.J192] &gt; [.$P$53]);(([.$M$53]+[.J192])/[.$O$53]);(([.$L$53]-[.J192])/[.$O$53]))" office:value-type="float" office:value="0.52593114691372" calcext:value-type="float">
            <text:p>0.53</text:p>
          </table:table-cell>
          <table:table-cell table:style-name="ce42" table:formula="of:=[.O192]-[.O191]" office:value-type="float" office:value="0.0105983211776644" calcext:value-type="float">
            <text:p>0.0106</text:p>
          </table:table-cell>
          <table:table-cell table:style-name="ce45" table:number-columns-repeated="2"/>
          <table:table-cell table:style-name="ce48" table:formula="of:=[.O192] - AVERAGE([.O187:.O192])" office:value-type="float" office:value="0.368172810239075" calcext:value-type="float">
            <text:p>0.3681728102</text:p>
          </table:table-cell>
          <table:table-cell table:style-name="ce45" table:formula="of:=[.M192]-[.M191]" office:value-type="float" office:value="-0.000168336162212512" calcext:value-type="float">
            <text:p>0.000</text:p>
          </table:table-cell>
          <table:table-cell table:style-name="ce45" table:formula="of:=AVERAGE([.O187:.O192])" office:value-type="float" office:value="0.157758336674645" calcext:value-type="float">
            <text:p>0.158</text:p>
          </table:table-cell>
          <table:table-cell table:style-name="ce9"/>
          <table:table-cell table:style-name="ce14" table:formula="of:=LOG([.X192])" office:value-type="float" office:value="2.95520653754194" calcext:value-type="float">
            <text:p>2.9552065375</text:p>
          </table:table-cell>
          <table:table-cell table:style-name="ce44" table:formula="of:=[.X191]+1" office:value-type="float" office:value="902" calcext:value-type="float">
            <text:p>90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93]/[.D192]" office:value-type="percentage" office:value="0.00407767295597479" calcext:value-type="percentage">
            <text:p>0.4078%</text:p>
          </table:table-cell>
          <table:table-cell table:style-name="ce6" table:formula="of:=([.D193]-[.D192])" office:value-type="float" office:value="0.000259339999999997" calcext:value-type="float">
            <text:p>0.00025934</text:p>
          </table:table-cell>
          <table:table-cell table:style-name="ce8" office:value-type="float" office:value="0.06385934" calcext:value-type="float">
            <text:p>0.06385934</text:p>
          </table:table-cell>
          <table:table-cell table:style-name="ce10" table:formula="of:=[.B193]-[.$S$2]" office:value-type="float" office:value="0.0040749877795042" calcext:value-type="float">
            <text:p>0.00407499</text:p>
          </table:table-cell>
          <table:table-cell table:style-name="ce9" table:formula="of:=SUM([.$E$3:.E193])" office:value-type="float" office:value="0.0115929004224126" calcext:value-type="float">
            <text:p>0.0115929004</text:p>
          </table:table-cell>
          <table:table-cell table:style-name="ce12" table:formula="of:=MAX([.$E$3:.E193]) - MIN([.$E$3:.E193])" office:value-type="float" office:value="0.00807769248362903" calcext:value-type="float">
            <text:p>0.008077692</text:p>
          </table:table-cell>
          <table:table-cell table:style-name="ce9" table:formula="of:=STDEV([.$E$3:.E193])" office:value-type="float" office:value="0.00120560849644938" calcext:value-type="float">
            <text:p>0.0012056085</text:p>
          </table:table-cell>
          <table:table-cell table:style-name="ce9" table:formula="of:=[.G193]/[.H193]" office:value-type="float" office:value="6.70009584987042" calcext:value-type="float">
            <text:p>6.7000958499</text:p>
          </table:table-cell>
          <table:table-cell table:style-name="ce9" table:formula="of:=SLOPE([.I178:.I193];[.W178:.W193])" office:value-type="float" office:value="20.8044687447443" calcext:value-type="float">
            <text:p>20.8044687447</text:p>
          </table:table-cell>
          <table:table-cell table:style-name="ce17" table:formula="of:=AVERAGE([.D186:.D193])" office:value-type="float" office:value="0.063716125" calcext:value-type="float">
            <text:p>0.063716125</text:p>
          </table:table-cell>
          <table:table-cell table:style-name="ce19" table:formula="of:=([.D193] - [.K193])/[.K193]" office:value-type="percentage" office:value="0.00224770417221703" calcext:value-type="percentage">
            <text:p>0.225%</text:p>
          </table:table-cell>
          <table:table-cell table:style-name="ce22" table:formula="of:=[.D193]-[.L193]" office:value-type="float" office:value="0.061611635827783" calcext:value-type="float">
            <text:p>0.06161164</text:p>
          </table:table-cell>
          <table:table-cell table:style-name="ce27" table:formula="of:=ABS([.L192]-[.L193])" office:value-type="float" office:value="0.00379736268277276" calcext:value-type="float">
            <text:p>0.0037974</text:p>
          </table:table-cell>
          <table:table-cell table:style-name="ce34" table:formula="of:=IF(([.J193] &gt; [.$P$53]);(([.$M$53]+[.J193])/[.$O$53]);(([.$L$53]-[.J193])/[.$O$53]))" office:value-type="float" office:value="0.52949006254161" calcext:value-type="float">
            <text:p>0.53</text:p>
          </table:table-cell>
          <table:table-cell table:style-name="ce42" table:formula="of:=[.O193]-[.O192]" office:value-type="float" office:value="0.00355891562789012" calcext:value-type="float">
            <text:p>0.0036</text:p>
          </table:table-cell>
          <table:table-cell table:style-name="ce45" table:number-columns-repeated="2"/>
          <table:table-cell table:style-name="ce48" table:formula="of:=[.O193] - AVERAGE([.O188:.O193])" office:value-type="float" office:value="0.250982728152099" calcext:value-type="float">
            <text:p>0.2509827282</text:p>
          </table:table-cell>
          <table:table-cell table:style-name="ce45" table:formula="of:=[.M193]-[.M192]" office:value-type="float" office:value="-0.00353802268277277" calcext:value-type="float">
            <text:p>-0.004</text:p>
          </table:table-cell>
          <table:table-cell table:style-name="ce45" table:formula="of:=AVERAGE([.O188:.O193])" office:value-type="float" office:value="0.278507334389511" calcext:value-type="float">
            <text:p>0.279</text:p>
          </table:table-cell>
          <table:table-cell table:style-name="ce9"/>
          <table:table-cell table:style-name="ce14" table:formula="of:=LOG([.X193])" office:value-type="float" office:value="2.95568775031351" calcext:value-type="float">
            <text:p>2.9556877503</text:p>
          </table:table-cell>
          <table:table-cell table:style-name="ce44" table:formula="of:=[.X192]+1" office:value-type="float" office:value="903" calcext:value-type="float">
            <text:p>90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94]/[.D193]" office:value-type="percentage" office:value="-0.0000853438197138283" calcext:value-type="percentage">
            <text:p>-0.0085%</text:p>
          </table:table-cell>
          <table:table-cell table:style-name="ce6" table:formula="of:=([.D194]-[.D193])" office:value-type="float" office:value="-0.00000545000000000406" calcext:value-type="float">
            <text:p>-0.00000545</text:p>
          </table:table-cell>
          <table:table-cell table:style-name="ce8" office:value-type="float" office:value="0.06385389" calcext:value-type="float">
            <text:p>0.06385389</text:p>
          </table:table-cell>
          <table:table-cell table:style-name="ce10" table:formula="of:=[.B194]-[.$S$2]" office:value-type="float" office:value="-0.0000880289961844165" calcext:value-type="float">
            <text:p>-0.00008803</text:p>
          </table:table-cell>
          <table:table-cell table:style-name="ce9" table:formula="of:=SUM([.$E$3:.E194])" office:value-type="float" office:value="0.0115048714262282" calcext:value-type="float">
            <text:p>0.0115048714</text:p>
          </table:table-cell>
          <table:table-cell table:style-name="ce12" table:formula="of:=MAX([.$E$3:.E194]) - MIN([.$E$3:.E194])" office:value-type="float" office:value="0.00807769248362903" calcext:value-type="float">
            <text:p>0.008077692</text:p>
          </table:table-cell>
          <table:table-cell table:style-name="ce9" table:formula="of:=STDEV([.$E$3:.E194])" office:value-type="float" office:value="0.00120249621423069" calcext:value-type="float">
            <text:p>0.0012024962</text:p>
          </table:table-cell>
          <table:table-cell table:style-name="ce9" table:formula="of:=[.G194]/[.H194]" office:value-type="float" office:value="6.71743693496514" calcext:value-type="float">
            <text:p>6.717436935</text:p>
          </table:table-cell>
          <table:table-cell table:style-name="ce9" table:formula="of:=SLOPE([.I179:.I194];[.W179:.W194])" office:value-type="float" office:value="20.6907129729612" calcext:value-type="float">
            <text:p>20.690712973</text:p>
          </table:table-cell>
          <table:table-cell table:style-name="ce17" table:formula="of:=AVERAGE([.D187:.D194])" office:value-type="float" office:value="0.06372411125" calcext:value-type="float">
            <text:p>0.063724111</text:p>
          </table:table-cell>
          <table:table-cell table:style-name="ce19" table:formula="of:=([.D194] - [.K194])/[.K194]" office:value-type="percentage" office:value="0.00203657214599448" calcext:value-type="percentage">
            <text:p>0.204%</text:p>
          </table:table-cell>
          <table:table-cell table:style-name="ce22" table:formula="of:=[.D194]-[.L194]" office:value-type="float" office:value="0.0618173178540055" calcext:value-type="float">
            <text:p>0.06181732</text:p>
          </table:table-cell>
          <table:table-cell table:style-name="ce27" table:formula="of:=ABS([.L193]-[.L194])" office:value-type="float" office:value="0.000211132026222552" calcext:value-type="float">
            <text:p>0.0002111</text:p>
          </table:table-cell>
          <table:table-cell table:style-name="ce34" table:formula="of:=IF(([.J194] &gt; [.$P$53]);(([.$M$53]+[.J194])/[.$O$53]);(([.$L$53]-[.J194])/[.$O$53]))" office:value-type="float" office:value="0.530102701295853" calcext:value-type="float">
            <text:p>0.53</text:p>
          </table:table-cell>
          <table:table-cell table:style-name="ce42" table:formula="of:=[.O194]-[.O193]" office:value-type="float" office:value="0.000612638754242556" calcext:value-type="float">
            <text:p>0.0006</text:p>
          </table:table-cell>
          <table:table-cell table:style-name="ce45" table:number-columns-repeated="2"/>
          <table:table-cell table:style-name="ce48" table:formula="of:=[.O194] - AVERAGE([.O189:.O194])" office:value-type="float" office:value="0.13056245290967" calcext:value-type="float">
            <text:p>0.1305624529</text:p>
          </table:table-cell>
          <table:table-cell table:style-name="ce45" table:formula="of:=[.M194]-[.M193]" office:value-type="float" office:value="0.000205682026222551" calcext:value-type="float">
            <text:p>0.000</text:p>
          </table:table-cell>
          <table:table-cell table:style-name="ce45" table:formula="of:=AVERAGE([.O189:.O194])" office:value-type="float" office:value="0.399540248386183" calcext:value-type="float">
            <text:p>0.400</text:p>
          </table:table-cell>
          <table:table-cell table:style-name="ce9"/>
          <table:table-cell table:style-name="ce14" table:formula="of:=LOG([.X194])" office:value-type="float" office:value="2.95616843047536" calcext:value-type="float">
            <text:p>2.9561684305</text:p>
          </table:table-cell>
          <table:table-cell table:style-name="ce44" table:formula="of:=[.X193]+1" office:value-type="float" office:value="904" calcext:value-type="float">
            <text:p>90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95]/[.D194]" office:value-type="percentage" office:value="-0.00297507324925698" calcext:value-type="percentage">
            <text:p>-0.2975%</text:p>
          </table:table-cell>
          <table:table-cell table:style-name="ce6" table:formula="of:=([.D195]-[.D194])" office:value-type="float" office:value="-0.000189969999999998" calcext:value-type="float">
            <text:p>-0.00018997</text:p>
          </table:table-cell>
          <table:table-cell table:style-name="ce8" office:value-type="float" office:value="0.06366392" calcext:value-type="float">
            <text:p>0.06366392</text:p>
          </table:table-cell>
          <table:table-cell table:style-name="ce10" table:formula="of:=[.B195]-[.$S$2]" office:value-type="float" office:value="-0.00297775842572757" calcext:value-type="float">
            <text:p>-0.00297776</text:p>
          </table:table-cell>
          <table:table-cell table:style-name="ce9" table:formula="of:=SUM([.$E$3:.E195])" office:value-type="float" office:value="0.00852711300050062" calcext:value-type="float">
            <text:p>0.008527113</text:p>
          </table:table-cell>
          <table:table-cell table:style-name="ce12" table:formula="of:=MAX([.$E$3:.E195]) - MIN([.$E$3:.E195])" office:value-type="float" office:value="0.00807769248362903" calcext:value-type="float">
            <text:p>0.008077692</text:p>
          </table:table-cell>
          <table:table-cell table:style-name="ce9" table:formula="of:=STDEV([.$E$3:.E195])" office:value-type="float" office:value="0.00121912951657974" calcext:value-type="float">
            <text:p>0.0012191295</text:p>
          </table:table-cell>
          <table:table-cell table:style-name="ce9" table:formula="of:=[.G195]/[.H195]" office:value-type="float" office:value="6.62578698470933" calcext:value-type="float">
            <text:p>6.6257869847</text:p>
          </table:table-cell>
          <table:table-cell table:style-name="ce9" table:formula="of:=SLOPE([.I180:.I195];[.W180:.W195])" office:value-type="float" office:value="16.171696413471" calcext:value-type="float">
            <text:p>16.1716964135</text:p>
          </table:table-cell>
          <table:table-cell table:style-name="ce17" table:formula="of:=AVERAGE([.D188:.D195])" office:value-type="float" office:value="0.06370897625" calcext:value-type="float">
            <text:p>0.063708976</text:p>
          </table:table-cell>
          <table:table-cell table:style-name="ce19" table:formula="of:=([.D195] - [.K195])/[.K195]" office:value-type="percentage" office:value="-0.000707219808762734" calcext:value-type="percentage">
            <text:p>-0.071%</text:p>
          </table:table-cell>
          <table:table-cell table:style-name="ce22" table:formula="of:=[.D195]-[.L195]" office:value-type="float" office:value="0.0643711398087627" calcext:value-type="float">
            <text:p>0.06437114</text:p>
          </table:table-cell>
          <table:table-cell table:style-name="ce27" table:formula="of:=ABS([.L194]-[.L195])" office:value-type="float" office:value="0.00274379195475722" calcext:value-type="float">
            <text:p>0.0027438</text:p>
          </table:table-cell>
          <table:table-cell table:style-name="ce34" table:formula="of:=IF(([.J195] &gt; [.$P$53]);(([.$M$53]+[.J195])/[.$O$53]);(([.$L$53]-[.J195])/[.$O$53]))" office:value-type="float" office:value="0.554440144855977" calcext:value-type="float">
            <text:p>0.55</text:p>
          </table:table-cell>
          <table:table-cell table:style-name="ce42" table:formula="of:=[.O195]-[.O194]" office:value-type="float" office:value="0.0243374435601241" calcext:value-type="float">
            <text:p>0.0243</text:p>
          </table:table-cell>
          <table:table-cell table:style-name="ce45" table:number-columns-repeated="2"/>
          <table:table-cell table:style-name="ce48" table:formula="of:=[.O195] - AVERAGE([.O190:.O195])" office:value-type="float" office:value="0.028340168813799" calcext:value-type="float">
            <text:p>0.0283401688</text:p>
          </table:table-cell>
          <table:table-cell table:style-name="ce45" table:formula="of:=[.M195]-[.M194]" office:value-type="float" office:value="0.00255382195475722" calcext:value-type="float">
            <text:p>0.003</text:p>
          </table:table-cell>
          <table:table-cell table:style-name="ce45" table:formula="of:=AVERAGE([.O190:.O195])" office:value-type="float" office:value="0.526099976042178" calcext:value-type="float">
            <text:p>0.526</text:p>
          </table:table-cell>
          <table:table-cell table:style-name="ce9"/>
          <table:table-cell table:style-name="ce14" table:formula="of:=LOG([.X195])" office:value-type="float" office:value="2.9566485792052" calcext:value-type="float">
            <text:p>2.9566485792</text:p>
          </table:table-cell>
          <table:table-cell table:style-name="ce44" table:formula="of:=[.X194]+1" office:value-type="float" office:value="905" calcext:value-type="float">
            <text:p>90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96]/[.D195]" office:value-type="percentage" office:value="0.00048818860038783" calcext:value-type="percentage">
            <text:p>0.0488%</text:p>
          </table:table-cell>
          <table:table-cell table:style-name="ce6" table:formula="of:=([.D196]-[.D195])" office:value-type="float" office:value="0.0000310800000000028" calcext:value-type="float">
            <text:p>0.00003108</text:p>
          </table:table-cell>
          <table:table-cell table:style-name="ce8" office:value-type="float" office:value="0.063695" calcext:value-type="float">
            <text:p>0.063695</text:p>
          </table:table-cell>
          <table:table-cell table:style-name="ce10" table:formula="of:=[.B196]-[.$S$2]" office:value-type="float" office:value="0.000485503423917242" calcext:value-type="float">
            <text:p>0.00048550</text:p>
          </table:table-cell>
          <table:table-cell table:style-name="ce9" table:formula="of:=SUM([.$E$3:.E196])" office:value-type="float" office:value="0.00901261642441786" calcext:value-type="float">
            <text:p>0.0090126164</text:p>
          </table:table-cell>
          <table:table-cell table:style-name="ce12" table:formula="of:=MAX([.$E$3:.E196]) - MIN([.$E$3:.E196])" office:value-type="float" office:value="0.00807769248362903" calcext:value-type="float">
            <text:p>0.008077692</text:p>
          </table:table-cell>
          <table:table-cell table:style-name="ce9" table:formula="of:=STDEV([.$E$3:.E196])" office:value-type="float" office:value="0.00121637979421981" calcext:value-type="float">
            <text:p>0.0012163798</text:p>
          </table:table-cell>
          <table:table-cell table:style-name="ce9" table:formula="of:=[.G196]/[.H196]" office:value-type="float" office:value="6.64076509821513" calcext:value-type="float">
            <text:p>6.6407650982</text:p>
          </table:table-cell>
          <table:table-cell table:style-name="ce9" table:formula="of:=SLOPE([.I181:.I196];[.W181:.W196])" office:value-type="float" office:value="12.6615308451363" calcext:value-type="float">
            <text:p>12.6615308451</text:p>
          </table:table-cell>
          <table:table-cell table:style-name="ce17" table:formula="of:=AVERAGE([.D189:.D196])" office:value-type="float" office:value="0.06369588125" calcext:value-type="float">
            <text:p>0.063695881</text:p>
          </table:table-cell>
          <table:table-cell table:style-name="ce19" table:formula="of:=([.D196] - [.K196])/[.K196]" office:value-type="percentage" office:value="-0.0000138352744746907" calcext:value-type="percentage">
            <text:p>-0.001%</text:p>
          </table:table-cell>
          <table:table-cell table:style-name="ce22" table:formula="of:=[.D196]-[.L196]" office:value-type="float" office:value="0.0637088352744747" calcext:value-type="float">
            <text:p>0.06370884</text:p>
          </table:table-cell>
          <table:table-cell table:style-name="ce27" table:formula="of:=ABS([.L195]-[.L196])" office:value-type="float" office:value="0.000693384534288044" calcext:value-type="float">
            <text:p>0.0006934</text:p>
          </table:table-cell>
          <table:table-cell table:style-name="ce34" table:formula="of:=IF(([.J196] &gt; [.$P$53]);(([.$M$53]+[.J196])/[.$O$53]);(([.$L$53]-[.J196])/[.$O$53]))" office:value-type="float" office:value="0.573344358921453" calcext:value-type="float">
            <text:p>0.57</text:p>
          </table:table-cell>
          <table:table-cell table:style-name="ce42" table:formula="of:=[.O196]-[.O195]" office:value-type="float" office:value="0.0189042140654762" calcext:value-type="float">
            <text:p>0.0189</text:p>
          </table:table-cell>
          <table:table-cell table:style-name="ce45" table:number-columns-repeated="2"/>
          <table:table-cell table:style-name="ce48" table:formula="of:=[.O196] - AVERAGE([.O191:.O196])" office:value-type="float" office:value="0.0352374855440082" calcext:value-type="float">
            <text:p>0.0352374855</text:p>
          </table:table-cell>
          <table:table-cell table:style-name="ce45" table:formula="of:=[.M196]-[.M195]" office:value-type="float" office:value="-0.000662304534288033" calcext:value-type="float">
            <text:p>-0.001</text:p>
          </table:table-cell>
          <table:table-cell table:style-name="ce45" table:formula="of:=AVERAGE([.O191:.O196])" office:value-type="float" office:value="0.538106873377445" calcext:value-type="float">
            <text:p>0.538</text:p>
          </table:table-cell>
          <table:table-cell table:style-name="ce9"/>
          <table:table-cell table:style-name="ce14" table:formula="of:=LOG([.X196])" office:value-type="float" office:value="2.95712819767681" calcext:value-type="float">
            <text:p>2.9571281977</text:p>
          </table:table-cell>
          <table:table-cell table:style-name="ce44" table:formula="of:=[.X195]+1" office:value-type="float" office:value="906" calcext:value-type="float">
            <text:p>90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97]/[.D196]" office:value-type="percentage" office:value="-0.00162430332051181" calcext:value-type="percentage">
            <text:p>-0.1624%</text:p>
          </table:table-cell>
          <table:table-cell table:style-name="ce6" table:formula="of:=([.D197]-[.D196])" office:value-type="float" office:value="-0.00010346" calcext:value-type="float">
            <text:p>-0.00010346</text:p>
          </table:table-cell>
          <table:table-cell table:style-name="ce8" office:value-type="float" office:value="0.06359154" calcext:value-type="float">
            <text:p>0.06359154</text:p>
          </table:table-cell>
          <table:table-cell table:style-name="ce10" table:formula="of:=[.B197]-[.$S$2]" office:value-type="float" office:value="-0.0016269884969824" calcext:value-type="float">
            <text:p>-0.00162699</text:p>
          </table:table-cell>
          <table:table-cell table:style-name="ce9" table:formula="of:=SUM([.$E$3:.E197])" office:value-type="float" office:value="0.00738562792743546" calcext:value-type="float">
            <text:p>0.0073856279</text:p>
          </table:table-cell>
          <table:table-cell table:style-name="ce12" table:formula="of:=MAX([.$E$3:.E197]) - MIN([.$E$3:.E197])" office:value-type="float" office:value="0.00807769248362903" calcext:value-type="float">
            <text:p>0.008077692</text:p>
          </table:table-cell>
          <table:table-cell table:style-name="ce9" table:formula="of:=STDEV([.$E$3:.E197])" office:value-type="float" office:value="0.00121914487548806" calcext:value-type="float">
            <text:p>0.0012191449</text:p>
          </table:table-cell>
          <table:table-cell table:style-name="ce9" table:formula="of:=[.G197]/[.H197]" office:value-type="float" office:value="6.6257035123863" calcext:value-type="float">
            <text:p>6.6257035124</text:p>
          </table:table-cell>
          <table:table-cell table:style-name="ce9" table:formula="of:=SLOPE([.I182:.I197];[.W182:.W197])" office:value-type="float" office:value="8.83872465742422" calcext:value-type="float">
            <text:p>8.8387246574</text:p>
          </table:table-cell>
          <table:table-cell table:style-name="ce17" table:formula="of:=AVERAGE([.D190:.D197])" office:value-type="float" office:value="0.06368296125" calcext:value-type="float">
            <text:p>0.063682961</text:p>
          </table:table-cell>
          <table:table-cell table:style-name="ce19" table:formula="of:=([.D197] - [.K197])/[.K197]" office:value-type="percentage" office:value="-0.00143556845042285" calcext:value-type="percentage">
            <text:p>-0.144%</text:p>
          </table:table-cell>
          <table:table-cell table:style-name="ce22" table:formula="of:=[.D197]-[.L197]" office:value-type="float" office:value="0.0650271084504229" calcext:value-type="float">
            <text:p>0.06502711</text:p>
          </table:table-cell>
          <table:table-cell table:style-name="ce27" table:formula="of:=ABS([.L196]-[.L197])" office:value-type="float" office:value="0.00142173317594816" calcext:value-type="float">
            <text:p>0.0014217</text:p>
          </table:table-cell>
          <table:table-cell table:style-name="ce34" table:formula="of:=IF(([.J197] &gt; [.$P$53]);(([.$M$53]+[.J197])/[.$O$53]);(([.$L$53]-[.J197])/[.$O$53]))" office:value-type="float" office:value="0.593932318405547" calcext:value-type="float">
            <text:p>0.59</text:p>
          </table:table-cell>
          <table:table-cell table:style-name="ce42" table:formula="of:=[.O197]-[.O196]" office:value-type="float" office:value="0.020587959484094" calcext:value-type="float">
            <text:p>0.0206</text:p>
          </table:table-cell>
          <table:table-cell table:style-name="ce45" table:number-columns-repeated="2"/>
          <table:table-cell table:style-name="ce48" table:formula="of:=[.O197] - AVERAGE([.O192:.O197])" office:value-type="float" office:value="0.042725529583187" calcext:value-type="float">
            <text:p>0.0427255296</text:p>
          </table:table-cell>
          <table:table-cell table:style-name="ce45" table:formula="of:=[.M197]-[.M196]" office:value-type="float" office:value="0.00131827317594815" calcext:value-type="float">
            <text:p>0.001</text:p>
          </table:table-cell>
          <table:table-cell table:style-name="ce45" table:formula="of:=AVERAGE([.O192:.O197])" office:value-type="float" office:value="0.55120678882236" calcext:value-type="float">
            <text:p>0.551</text:p>
          </table:table-cell>
          <table:table-cell table:style-name="ce9"/>
          <table:table-cell table:style-name="ce14" table:formula="of:=LOG([.X197])" office:value-type="float" office:value="2.95760728706009" calcext:value-type="float">
            <text:p>2.9576072871</text:p>
          </table:table-cell>
          <table:table-cell table:style-name="ce44" table:formula="of:=[.X196]+1" office:value-type="float" office:value="907" calcext:value-type="float">
            <text:p>90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98]/[.D197]" office:value-type="percentage" office:value="0.000534347807900279" calcext:value-type="percentage">
            <text:p>0.0534%</text:p>
          </table:table-cell>
          <table:table-cell table:style-name="ce6" table:formula="of:=([.D198]-[.D197])" office:value-type="float" office:value="0.0000339800000000029" calcext:value-type="float">
            <text:p>0.00003398</text:p>
          </table:table-cell>
          <table:table-cell table:style-name="ce8" office:value-type="float" office:value="0.06362552" calcext:value-type="float">
            <text:p>0.06362552</text:p>
          </table:table-cell>
          <table:table-cell table:style-name="ce10" table:formula="of:=[.B198]-[.$S$2]" office:value-type="float" office:value="0.000531662631429691" calcext:value-type="float">
            <text:p>0.00053166</text:p>
          </table:table-cell>
          <table:table-cell table:style-name="ce9" table:formula="of:=SUM([.$E$3:.E198])" office:value-type="float" office:value="0.00791729055886515" calcext:value-type="float">
            <text:p>0.0079172906</text:p>
          </table:table-cell>
          <table:table-cell table:style-name="ce12" table:formula="of:=MAX([.$E$3:.E198]) - MIN([.$E$3:.E198])" office:value-type="float" office:value="0.00807769248362903" calcext:value-type="float">
            <text:p>0.008077692</text:p>
          </table:table-cell>
          <table:table-cell table:style-name="ce9" table:formula="of:=STDEV([.$E$3:.E198])" office:value-type="float" office:value="0.0012165262489818" calcext:value-type="float">
            <text:p>0.0012165262</text:p>
          </table:table-cell>
          <table:table-cell table:style-name="ce9" table:formula="of:=[.G198]/[.H198]" office:value-type="float" office:value="6.63996563197039" calcext:value-type="float">
            <text:p>6.639965632</text:p>
          </table:table-cell>
          <table:table-cell table:style-name="ce9" table:formula="of:=SLOPE([.I183:.I198];[.W183:.W198])" office:value-type="float" office:value="5.61787781581813" calcext:value-type="float">
            <text:p>5.6178778158</text:p>
          </table:table-cell>
          <table:table-cell table:style-name="ce17" table:formula="of:=AVERAGE([.D191:.D198])" office:value-type="float" office:value="0.06368615125" calcext:value-type="float">
            <text:p>0.063686151</text:p>
          </table:table-cell>
          <table:table-cell table:style-name="ce19" table:formula="of:=([.D198] - [.K198])/[.K198]" office:value-type="percentage" office:value="-0.000952031938026689" calcext:value-type="percentage">
            <text:p>-0.095%</text:p>
          </table:table-cell>
          <table:table-cell table:style-name="ce22" table:formula="of:=[.D198]-[.L198]" office:value-type="float" office:value="0.0645775519380267" calcext:value-type="float">
            <text:p>0.06457755</text:p>
          </table:table-cell>
          <table:table-cell table:style-name="ce27" table:formula="of:=ABS([.L197]-[.L198])" office:value-type="float" office:value="0.000483536512396164" calcext:value-type="float">
            <text:p>0.0004835</text:p>
          </table:table-cell>
          <table:table-cell table:style-name="ce34" table:formula="of:=IF(([.J198] &gt; [.$P$53]);(([.$M$53]+[.J198])/[.$O$53]);(([.$L$53]-[.J198])/[.$O$53]))" office:value-type="float" office:value="0.611278388549675" calcext:value-type="float">
            <text:p>0.61</text:p>
          </table:table-cell>
          <table:table-cell table:style-name="ce42" table:formula="of:=[.O198]-[.O197]" office:value-type="float" office:value="0.0173460701441277" calcext:value-type="float">
            <text:p>0.0173</text:p>
          </table:table-cell>
          <table:table-cell table:style-name="ce45" table:number-columns-repeated="2"/>
          <table:table-cell table:style-name="ce48" table:formula="of:=[.O198] - AVERAGE([.O193:.O198])" office:value-type="float" office:value="0.0458470594546556" calcext:value-type="float">
            <text:p>0.0458470595</text:p>
          </table:table-cell>
          <table:table-cell table:style-name="ce45" table:formula="of:=[.M198]-[.M197]" office:value-type="float" office:value="-0.000449556512396157" calcext:value-type="float">
            <text:p>0.000</text:p>
          </table:table-cell>
          <table:table-cell table:style-name="ce45" table:formula="of:=AVERAGE([.O193:.O198])" office:value-type="float" office:value="0.565431329095019" calcext:value-type="float">
            <text:p>0.565</text:p>
          </table:table-cell>
          <table:table-cell table:style-name="ce9"/>
          <table:table-cell table:style-name="ce14" table:formula="of:=LOG([.X198])" office:value-type="float" office:value="2.95808584852108" calcext:value-type="float">
            <text:p>2.9580858485</text:p>
          </table:table-cell>
          <table:table-cell table:style-name="ce44" table:formula="of:=[.X197]+1" office:value-type="float" office:value="908" calcext:value-type="float">
            <text:p>90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199]/[.D198]" office:value-type="percentage" office:value="-0.000401096918343474" calcext:value-type="percentage">
            <text:p>-0.0401%</text:p>
          </table:table-cell>
          <table:table-cell table:style-name="ce6" table:formula="of:=([.D199]-[.D198])" office:value-type="float" office:value="-0.0000255200000000011" calcext:value-type="float">
            <text:p>-0.00002552</text:p>
          </table:table-cell>
          <table:table-cell table:style-name="ce8" office:value-type="float" office:value="0.0636" calcext:value-type="float">
            <text:p>0.0636</text:p>
          </table:table-cell>
          <table:table-cell table:style-name="ce10" table:formula="of:=[.B199]-[.$S$2]" office:value-type="float" office:value="-0.000403782094814063" calcext:value-type="float">
            <text:p>-0.00040378</text:p>
          </table:table-cell>
          <table:table-cell table:style-name="ce9" table:formula="of:=SUM([.$E$3:.E199])" office:value-type="float" office:value="0.00751350846405109" calcext:value-type="float">
            <text:p>0.0075135085</text:p>
          </table:table-cell>
          <table:table-cell table:style-name="ce12" table:formula="of:=MAX([.$E$3:.E199]) - MIN([.$E$3:.E199])" office:value-type="float" office:value="0.00807769248362903" calcext:value-type="float">
            <text:p>0.008077692</text:p>
          </table:table-cell>
          <table:table-cell table:style-name="ce9" table:formula="of:=STDEV([.$E$3:.E199])" office:value-type="float" office:value="0.00121383149811321" calcext:value-type="float">
            <text:p>0.0012138315</text:p>
          </table:table-cell>
          <table:table-cell table:style-name="ce9" table:formula="of:=[.G199]/[.H199]" office:value-type="float" office:value="6.65470660152177" calcext:value-type="float">
            <text:p>6.6547066015</text:p>
          </table:table-cell>
          <table:table-cell table:style-name="ce9" table:formula="of:=SLOPE([.I184:.I199];[.W184:.W199])" office:value-type="float" office:value="3.34106300052739" calcext:value-type="float">
            <text:p>3.3410630005</text:p>
          </table:table-cell>
          <table:table-cell table:style-name="ce17" table:formula="of:=AVERAGE([.D192:.D199])" office:value-type="float" office:value="0.06368615125" calcext:value-type="float">
            <text:p>0.063686151</text:p>
          </table:table-cell>
          <table:table-cell table:style-name="ce19" table:formula="of:=([.D199] - [.K199])/[.K199]" office:value-type="percentage" office:value="-0.00135274699929366" calcext:value-type="percentage">
            <text:p>-0.135%</text:p>
          </table:table-cell>
          <table:table-cell table:style-name="ce22" table:formula="of:=[.D199]-[.L199]" office:value-type="float" office:value="0.0649527469992937" calcext:value-type="float">
            <text:p>0.06495275</text:p>
          </table:table-cell>
          <table:table-cell table:style-name="ce27" table:formula="of:=ABS([.L198]-[.L199])" office:value-type="float" office:value="0.000400715061266967" calcext:value-type="float">
            <text:p>0.0004007</text:p>
          </table:table-cell>
          <table:table-cell table:style-name="ce34" table:formula="of:=IF(([.J199] &gt; [.$P$53]);(([.$M$53]+[.J199])/[.$O$53]);(([.$L$53]-[.J199])/[.$O$53]))" office:value-type="float" office:value="0.623540315748774" calcext:value-type="float">
            <text:p>0.62</text:p>
          </table:table-cell>
          <table:table-cell table:style-name="ce42" table:formula="of:=[.O199]-[.O198]" office:value-type="float" office:value="0.0122619271990989" calcext:value-type="float">
            <text:p>0.0123</text:p>
          </table:table-cell>
          <table:table-cell table:style-name="ce45" table:number-columns-repeated="2"/>
          <table:table-cell table:style-name="ce48" table:formula="of:=[.O199] - AVERAGE([.O194:.O199])" office:value-type="float" office:value="0.0424339444525607" calcext:value-type="float">
            <text:p>0.0424339445</text:p>
          </table:table-cell>
          <table:table-cell table:style-name="ce45" table:formula="of:=[.M199]-[.M198]" office:value-type="float" office:value="0.000375195061266959" calcext:value-type="float">
            <text:p>0.000</text:p>
          </table:table-cell>
          <table:table-cell table:style-name="ce45" table:formula="of:=AVERAGE([.O194:.O199])" office:value-type="float" office:value="0.581106371296213" calcext:value-type="float">
            <text:p>0.581</text:p>
          </table:table-cell>
          <table:table-cell table:style-name="ce9"/>
          <table:table-cell table:style-name="ce14" table:formula="of:=LOG([.X199])" office:value-type="float" office:value="2.95856388322197" calcext:value-type="float">
            <text:p>2.9585638832</text:p>
          </table:table-cell>
          <table:table-cell table:style-name="ce44" table:formula="of:=[.X198]+1" office:value-type="float" office:value="909" calcext:value-type="float">
            <text:p>90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00]/[.D199]" office:value-type="percentage" office:value="0" calcext:value-type="percentage">
            <text:p>0.0000%</text:p>
          </table:table-cell>
          <table:table-cell table:style-name="ce6" table:formula="of:=([.D200]-[.D199])" office:value-type="float" office:value="0" calcext:value-type="float">
            <text:p>0.00000000</text:p>
          </table:table-cell>
          <table:table-cell table:style-name="ce8" office:value-type="float" office:value="0.0636" calcext:value-type="float">
            <text:p>0.0636</text:p>
          </table:table-cell>
          <table:table-cell table:style-name="ce10" table:formula="of:=[.B200]-[.$S$2]" office:value-type="float" office:value="-0.00000268517647058823" calcext:value-type="float">
            <text:p>-0.00000269</text:p>
          </table:table-cell>
          <table:table-cell table:style-name="ce9" table:formula="of:=SUM([.$E$3:.E200])" office:value-type="float" office:value="0.0075108232875805" calcext:value-type="float">
            <text:p>0.0075108233</text:p>
          </table:table-cell>
          <table:table-cell table:style-name="ce12" table:formula="of:=MAX([.$E$3:.E200]) - MIN([.$E$3:.E200])" office:value-type="float" office:value="0.00807769248362903" calcext:value-type="float">
            <text:p>0.008077692</text:p>
          </table:table-cell>
          <table:table-cell table:style-name="ce9" table:formula="of:=STDEV([.$E$3:.E200])" office:value-type="float" office:value="0.00121075026407777" calcext:value-type="float">
            <text:p>0.0012107503</text:p>
          </table:table-cell>
          <table:table-cell table:style-name="ce9" table:formula="of:=[.G200]/[.H200]" office:value-type="float" office:value="6.67164214065383" calcext:value-type="float">
            <text:p>6.6716421407</text:p>
          </table:table-cell>
          <table:table-cell table:style-name="ce9" table:formula="of:=SLOPE([.I185:.I200];[.W185:.W200])" office:value-type="float" office:value="2.39592346876829" calcext:value-type="float">
            <text:p>2.3959234688</text:p>
          </table:table-cell>
          <table:table-cell table:style-name="ce17" table:formula="of:=AVERAGE([.D193:.D200])" office:value-type="float" office:value="0.06368615125" calcext:value-type="float">
            <text:p>0.063686151</text:p>
          </table:table-cell>
          <table:table-cell table:style-name="ce19" table:formula="of:=([.D200] - [.K200])/[.K200]" office:value-type="percentage" office:value="-0.00135274699929366" calcext:value-type="percentage">
            <text:p>-0.135%</text:p>
          </table:table-cell>
          <table:table-cell table:style-name="ce22" table:formula="of:=[.D200]-[.L200]" office:value-type="float" office:value="0.0649527469992937" calcext:value-type="float">
            <text:p>0.06495275</text:p>
          </table:table-cell>
          <table:table-cell table:style-name="ce27" table:formula="of:=ABS([.L199]-[.L200])" office:value-type="float" office:value="0" calcext:value-type="float">
            <text:p>0.0000000</text:p>
          </table:table-cell>
          <table:table-cell table:style-name="ce34" table:formula="of:=IF(([.J200] &gt; [.$P$53]);(([.$M$53]+[.J200])/[.$O$53]);(([.$L$53]-[.J200])/[.$O$53]))" office:value-type="float" office:value="0.628630423232961" calcext:value-type="float">
            <text:p>0.63</text:p>
          </table:table-cell>
          <table:table-cell table:style-name="ce42" table:formula="of:=[.O200]-[.O199]" office:value-type="float" office:value="0.0050901074841877" calcext:value-type="float">
            <text:p>0.0051</text:p>
          </table:table-cell>
          <table:table-cell table:style-name="ce45" table:number-columns-repeated="2"/>
          <table:table-cell table:style-name="ce48" table:formula="of:=[.O200] - AVERAGE([.O195:.O200])" office:value-type="float" office:value="0.0311027649472303" calcext:value-type="float">
            <text:p>0.0311027649</text:p>
          </table:table-cell>
          <table:table-cell table:style-name="ce45" table:formula="of:=[.M200]-[.M199]" office:value-type="float" office:value="0" calcext:value-type="float">
            <text:p>0.000</text:p>
          </table:table-cell>
          <table:table-cell table:style-name="ce45" table:formula="of:=AVERAGE([.O195:.O200])" office:value-type="float" office:value="0.597527658285731" calcext:value-type="float">
            <text:p>0.598</text:p>
          </table:table-cell>
          <table:table-cell table:style-name="ce9"/>
          <table:table-cell table:style-name="ce14" table:formula="of:=LOG([.X200])" office:value-type="float" office:value="2.95904139232109" calcext:value-type="float">
            <text:p>2.9590413923</text:p>
          </table:table-cell>
          <table:table-cell table:style-name="ce44" table:formula="of:=[.X199]+1" office:value-type="float" office:value="910" calcext:value-type="float">
            <text:p>91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01]/[.D200]" office:value-type="percentage" office:value="0" calcext:value-type="percentage">
            <text:p>0.0000%</text:p>
          </table:table-cell>
          <table:table-cell table:style-name="ce6" table:formula="of:=([.D201]-[.D200])" office:value-type="float" office:value="0" calcext:value-type="float">
            <text:p>0.00000000</text:p>
          </table:table-cell>
          <table:table-cell table:style-name="ce8" office:value-type="float" office:value="0.0636" calcext:value-type="float">
            <text:p>0.0636</text:p>
          </table:table-cell>
          <table:table-cell table:style-name="ce10" table:formula="of:=[.B201]-[.$S$2]" office:value-type="float" office:value="-0.00000268517647058823" calcext:value-type="float">
            <text:p>-0.00000269</text:p>
          </table:table-cell>
          <table:table-cell table:style-name="ce9" table:formula="of:=SUM([.$E$3:.E201])" office:value-type="float" office:value="0.00750813811110991" calcext:value-type="float">
            <text:p>0.0075081381</text:p>
          </table:table-cell>
          <table:table-cell table:style-name="ce12" table:formula="of:=MAX([.$E$3:.E201]) - MIN([.$E$3:.E201])" office:value-type="float" office:value="0.00807769248362903" calcext:value-type="float">
            <text:p>0.008077692</text:p>
          </table:table-cell>
          <table:table-cell table:style-name="ce9" table:formula="of:=STDEV([.$E$3:.E201])" office:value-type="float" office:value="0.00120769237622886" calcext:value-type="float">
            <text:p>0.0012076924</text:p>
          </table:table-cell>
          <table:table-cell table:style-name="ce9" table:formula="of:=[.G201]/[.H201]" office:value-type="float" office:value="6.68853479795277" calcext:value-type="float">
            <text:p>6.688534798</text:p>
          </table:table-cell>
          <table:table-cell table:style-name="ce9" table:formula="of:=SLOPE([.I186:.I201];[.W186:.W201])" office:value-type="float" office:value="2.63478041299354" calcext:value-type="float">
            <text:p>2.634780413</text:p>
          </table:table-cell>
          <table:table-cell table:style-name="ce17" table:formula="of:=AVERAGE([.D194:.D201])" office:value-type="float" office:value="0.06365373375" calcext:value-type="float">
            <text:p>0.063653734</text:p>
          </table:table-cell>
          <table:table-cell table:style-name="ce19" table:formula="of:=([.D201] - [.K201])/[.K201]" office:value-type="percentage" office:value="-0.000844157079787844" calcext:value-type="percentage">
            <text:p>-0.084%</text:p>
          </table:table-cell>
          <table:table-cell table:style-name="ce22" table:formula="of:=[.D201]-[.L201]" office:value-type="float" office:value="0.0644441570797878" calcext:value-type="float">
            <text:p>0.06444416</text:p>
          </table:table-cell>
          <table:table-cell table:style-name="ce27" table:formula="of:=ABS([.L200]-[.L201])" office:value-type="float" office:value="0.000508589919505813" calcext:value-type="float">
            <text:p>0.0005086</text:p>
          </table:table-cell>
          <table:table-cell table:style-name="ce34" table:formula="of:=IF(([.J201] &gt; [.$P$53]);(([.$M$53]+[.J201])/[.$O$53]);(([.$L$53]-[.J201])/[.$O$53]))" office:value-type="float" office:value="0.627344044366564" calcext:value-type="float">
            <text:p>0.63</text:p>
          </table:table-cell>
          <table:table-cell table:style-name="ce42" table:formula="of:=[.O201]-[.O200]" office:value-type="float" office:value="-0.00128637886639693" calcext:value-type="float">
            <text:p>-0.0013</text:p>
          </table:table-cell>
          <table:table-cell table:style-name="ce45" table:number-columns-repeated="2"/>
          <table:table-cell table:style-name="ce48" table:formula="of:=[.O201] - AVERAGE([.O196:.O201])" office:value-type="float" office:value="0.017665736162402" calcext:value-type="float">
            <text:p>0.0176657362</text:p>
          </table:table-cell>
          <table:table-cell table:style-name="ce45" table:formula="of:=[.M201]-[.M200]" office:value-type="float" office:value="-0.000508589919505809" calcext:value-type="float">
            <text:p>-0.001</text:p>
          </table:table-cell>
          <table:table-cell table:style-name="ce45" table:formula="of:=AVERAGE([.O196:.O201])" office:value-type="float" office:value="0.609678308204162" calcext:value-type="float">
            <text:p>0.610</text:p>
          </table:table-cell>
          <table:table-cell table:style-name="ce9"/>
          <table:table-cell table:style-name="ce14" table:formula="of:=LOG([.X201])" office:value-type="float" office:value="2.959518376973" calcext:value-type="float">
            <text:p>2.959518377</text:p>
          </table:table-cell>
          <table:table-cell table:style-name="ce44" table:formula="of:=[.X200]+1" office:value-type="float" office:value="911" calcext:value-type="float">
            <text:p>91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02]/[.D201]" office:value-type="percentage" office:value="0.00136713836477991" calcext:value-type="percentage">
            <text:p>0.1367%</text:p>
          </table:table-cell>
          <table:table-cell table:style-name="ce6" table:formula="of:=([.D202]-[.D201])" office:value-type="float" office:value="0.0000869500000000023" calcext:value-type="float">
            <text:p>0.00008695</text:p>
          </table:table-cell>
          <table:table-cell table:style-name="ce8" office:value-type="float" office:value="0.06368695" calcext:value-type="float">
            <text:p>0.06368695</text:p>
          </table:table-cell>
          <table:table-cell table:style-name="ce10" table:formula="of:=[.B202]-[.$S$2]" office:value-type="float" office:value="0.00136445318830932" calcext:value-type="float">
            <text:p>0.00136445</text:p>
          </table:table-cell>
          <table:table-cell table:style-name="ce9" table:formula="of:=SUM([.$E$3:.E202])" office:value-type="float" office:value="0.00887259129941924" calcext:value-type="float">
            <text:p>0.0088725913</text:p>
          </table:table-cell>
          <table:table-cell table:style-name="ce12" table:formula="of:=MAX([.$E$3:.E202]) - MIN([.$E$3:.E202])" office:value-type="float" office:value="0.00807769248362903" calcext:value-type="float">
            <text:p>0.008077692</text:p>
          </table:table-cell>
          <table:table-cell table:style-name="ce9" table:formula="of:=STDEV([.$E$3:.E202])" office:value-type="float" office:value="0.00120830153763666" calcext:value-type="float">
            <text:p>0.0012083015</text:p>
          </table:table-cell>
          <table:table-cell table:style-name="ce9" table:formula="of:=[.G202]/[.H202]" office:value-type="float" office:value="6.68516279423789" calcext:value-type="float">
            <text:p>6.6851627942</text:p>
          </table:table-cell>
          <table:table-cell table:style-name="ce9" table:formula="of:=SLOPE([.I187:.I202];[.W187:.W202])" office:value-type="float" office:value="2.54057696473492" calcext:value-type="float">
            <text:p>2.5405769647</text:p>
          </table:table-cell>
          <table:table-cell table:style-name="ce17" table:formula="of:=AVERAGE([.D195:.D202])" office:value-type="float" office:value="0.06363286625" calcext:value-type="float">
            <text:p>0.063632866</text:p>
          </table:table-cell>
          <table:table-cell table:style-name="ce19" table:formula="of:=([.D202] - [.K202])/[.K202]" office:value-type="percentage" office:value="0.000849934211473666" calcext:value-type="percentage">
            <text:p>0.085%</text:p>
          </table:table-cell>
          <table:table-cell table:style-name="ce22" table:formula="of:=[.D202]-[.L202]" office:value-type="float" office:value="0.0628370157885263" calcext:value-type="float">
            <text:p>0.06283702</text:p>
          </table:table-cell>
          <table:table-cell table:style-name="ce27" table:formula="of:=ABS([.L201]-[.L202])" office:value-type="float" office:value="0.00169409129126151" calcext:value-type="float">
            <text:p>0.0016941</text:p>
          </table:table-cell>
          <table:table-cell table:style-name="ce34" table:formula="of:=IF(([.J202] &gt; [.$P$53]);(([.$M$53]+[.J202])/[.$O$53]);(([.$L$53]-[.J202])/[.$O$53]))" office:value-type="float" office:value="0.62785138287152" calcext:value-type="float">
            <text:p>0.63</text:p>
          </table:table-cell>
          <table:table-cell table:style-name="ce42" table:formula="of:=[.O202]-[.O201]" office:value-type="float" office:value="0.00050733850495599" calcext:value-type="float">
            <text:p>0.0005</text:p>
          </table:table-cell>
          <table:table-cell table:style-name="ce45" table:number-columns-repeated="2"/>
          <table:table-cell table:style-name="ce48" table:formula="of:=[.O202] - AVERAGE([.O197:.O202])" office:value-type="float" office:value="0.00908857067568014" calcext:value-type="float">
            <text:p>0.0090885707</text:p>
          </table:table-cell>
          <table:table-cell table:style-name="ce45" table:formula="of:=[.M202]-[.M201]" office:value-type="float" office:value="-0.00160714129126151" calcext:value-type="float">
            <text:p>-0.002</text:p>
          </table:table-cell>
          <table:table-cell table:style-name="ce45" table:formula="of:=AVERAGE([.O197:.O202])" office:value-type="float" office:value="0.61876281219584" calcext:value-type="float">
            <text:p>0.619</text:p>
          </table:table-cell>
          <table:table-cell table:style-name="ce9"/>
          <table:table-cell table:style-name="ce14" table:formula="of:=LOG([.X202])" office:value-type="float" office:value="2.95999483832842" calcext:value-type="float">
            <text:p>2.9599948383</text:p>
          </table:table-cell>
          <table:table-cell table:style-name="ce44" table:formula="of:=[.X201]+1" office:value-type="float" office:value="912" calcext:value-type="float">
            <text:p>91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03]/[.D202]" office:value-type="percentage" office:value="0.0015136538961278" calcext:value-type="percentage">
            <text:p>0.1514%</text:p>
          </table:table-cell>
          <table:table-cell table:style-name="ce6" table:formula="of:=([.D203]-[.D202])" office:value-type="float" office:value="0.0000963999999999965" calcext:value-type="float">
            <text:p>0.00009640</text:p>
          </table:table-cell>
          <table:table-cell table:style-name="ce8" office:value-type="float" office:value="0.06378335" calcext:value-type="float">
            <text:p>0.06378335</text:p>
          </table:table-cell>
          <table:table-cell table:style-name="ce10" table:formula="of:=[.B203]-[.$S$2]" office:value-type="float" office:value="0.00151096871965721" calcext:value-type="float">
            <text:p>0.00151097</text:p>
          </table:table-cell>
          <table:table-cell table:style-name="ce9" table:formula="of:=SUM([.$E$3:.E203])" office:value-type="float" office:value="0.0103835600190765" calcext:value-type="float">
            <text:p>0.01038356</text:p>
          </table:table-cell>
          <table:table-cell table:style-name="ce12" table:formula="of:=MAX([.$E$3:.E203]) - MIN([.$E$3:.E203])" office:value-type="float" office:value="0.00807769248362903" calcext:value-type="float">
            <text:p>0.008077692</text:p>
          </table:table-cell>
          <table:table-cell table:style-name="ce9" table:formula="of:=STDEV([.$E$3:.E203])" office:value-type="float" office:value="0.00120970814635837" calcext:value-type="float">
            <text:p>0.0012097081</text:p>
          </table:table-cell>
          <table:table-cell table:style-name="ce9" table:formula="of:=[.G203]/[.H203]" office:value-type="float" office:value="6.67738950749864" calcext:value-type="float">
            <text:p>6.6773895075</text:p>
          </table:table-cell>
          <table:table-cell table:style-name="ce9" table:formula="of:=SLOPE([.I188:.I203];[.W188:.W203])" office:value-type="float" office:value="2.67783567079372" calcext:value-type="float">
            <text:p>2.6778356708</text:p>
          </table:table-cell>
          <table:table-cell table:style-name="ce17" table:formula="of:=AVERAGE([.D196:.D203])" office:value-type="float" office:value="0.063647795" calcext:value-type="float">
            <text:p>0.063647795</text:p>
          </table:table-cell>
          <table:table-cell table:style-name="ce19" table:formula="of:=([.D203] - [.K203])/[.K203]" office:value-type="percentage" office:value="0.00212976741770859" calcext:value-type="percentage">
            <text:p>0.213%</text:p>
          </table:table-cell>
          <table:table-cell table:style-name="ce22" table:formula="of:=[.D203]-[.L203]" office:value-type="float" office:value="0.0616535825822914" calcext:value-type="float">
            <text:p>0.06165358</text:p>
          </table:table-cell>
          <table:table-cell table:style-name="ce27" table:formula="of:=ABS([.L202]-[.L203])" office:value-type="float" office:value="0.00127983320623492" calcext:value-type="float">
            <text:p>0.0012798</text:p>
          </table:table-cell>
          <table:table-cell table:style-name="ce34" table:formula="of:=IF(([.J203] &gt; [.$P$53]);(([.$M$53]+[.J203])/[.$O$53]);(([.$L$53]-[.J203])/[.$O$53]))" office:value-type="float" office:value="0.627112167609114" calcext:value-type="float">
            <text:p>0.63</text:p>
          </table:table-cell>
          <table:table-cell table:style-name="ce42" table:formula="of:=[.O203]-[.O202]" office:value-type="float" office:value="-0.000739215262406279" calcext:value-type="float">
            <text:p>-0.0007</text:p>
          </table:table-cell>
          <table:table-cell table:style-name="ce45" table:number-columns-repeated="2"/>
          <table:table-cell table:style-name="ce48" table:formula="of:=[.O203] - AVERAGE([.O198:.O203])" office:value-type="float" office:value="0.00281938054601272" calcext:value-type="float">
            <text:p>0.0028193805</text:p>
          </table:table-cell>
          <table:table-cell table:style-name="ce45" table:formula="of:=[.M203]-[.M202]" office:value-type="float" office:value="-0.00118343320623492" calcext:value-type="float">
            <text:p>-0.001</text:p>
          </table:table-cell>
          <table:table-cell table:style-name="ce45" table:formula="of:=AVERAGE([.O198:.O203])" office:value-type="float" office:value="0.624292787063101" calcext:value-type="float">
            <text:p>0.624</text:p>
          </table:table-cell>
          <table:table-cell table:style-name="ce9"/>
          <table:table-cell table:style-name="ce14" table:formula="of:=LOG([.X203])" office:value-type="float" office:value="2.9604707775343" calcext:value-type="float">
            <text:p>2.9604707775</text:p>
          </table:table-cell>
          <table:table-cell table:style-name="ce44" table:formula="of:=[.X202]+1" office:value-type="float" office:value="913" calcext:value-type="float">
            <text:p>91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04]/[.D203]" office:value-type="percentage" office:value="0.000202874261072881" calcext:value-type="percentage">
            <text:p>0.0203%</text:p>
          </table:table-cell>
          <table:table-cell table:style-name="ce6" table:formula="of:=([.D204]-[.D203])" office:value-type="float" office:value="0.000012940000000003" calcext:value-type="float">
            <text:p>0.00001294</text:p>
          </table:table-cell>
          <table:table-cell table:style-name="ce8" office:value-type="float" office:value="0.06379629" calcext:value-type="float">
            <text:p>0.06379629</text:p>
          </table:table-cell>
          <table:table-cell table:style-name="ce10" table:formula="of:=[.B204]-[.$S$2]" office:value-type="float" office:value="0.000200189084602293" calcext:value-type="float">
            <text:p>0.00020019</text:p>
          </table:table-cell>
          <table:table-cell table:style-name="ce9" table:formula="of:=SUM([.$E$3:.E204])" office:value-type="float" office:value="0.0105837491036787" calcext:value-type="float">
            <text:p>0.0105837491</text:p>
          </table:table-cell>
          <table:table-cell table:style-name="ce12" table:formula="of:=MAX([.$E$3:.E204]) - MIN([.$E$3:.E204])" office:value-type="float" office:value="0.00807769248362903" calcext:value-type="float">
            <text:p>0.008077692</text:p>
          </table:table-cell>
          <table:table-cell table:style-name="ce9" table:formula="of:=STDEV([.$E$3:.E204])" office:value-type="float" office:value="0.00120674042206804" calcext:value-type="float">
            <text:p>0.0012067404</text:p>
          </table:table-cell>
          <table:table-cell table:style-name="ce9" table:formula="of:=[.G204]/[.H204]" office:value-type="float" office:value="6.69381114273602" calcext:value-type="float">
            <text:p>6.6938111427</text:p>
          </table:table-cell>
          <table:table-cell table:style-name="ce9" table:formula="of:=SLOPE([.I189:.I204];[.W189:.W204])" office:value-type="float" office:value="4.30617147877159" calcext:value-type="float">
            <text:p>4.3061714788</text:p>
          </table:table-cell>
          <table:table-cell table:style-name="ce17" table:formula="of:=AVERAGE([.D197:.D204])" office:value-type="float" office:value="0.06366045625" calcext:value-type="float">
            <text:p>0.063660456</text:p>
          </table:table-cell>
          <table:table-cell table:style-name="ce19" table:formula="of:=([.D204] - [.K204])/[.K204]" office:value-type="percentage" office:value="0.00213372253360177" calcext:value-type="percentage">
            <text:p>0.213%</text:p>
          </table:table-cell>
          <table:table-cell table:style-name="ce22" table:formula="of:=[.D204]-[.L204]" office:value-type="float" office:value="0.0616625674663982" calcext:value-type="float">
            <text:p>0.06166257</text:p>
          </table:table-cell>
          <table:table-cell table:style-name="ce27" table:formula="of:=ABS([.L203]-[.L204])" office:value-type="float" office:value="0.00000395511589318083" calcext:value-type="float">
            <text:p>0.0000040</text:p>
          </table:table-cell>
          <table:table-cell table:style-name="ce34" table:formula="of:=IF(([.J204] &gt; [.$P$53]);(([.$M$53]+[.J204])/[.$O$53]);(([.$L$53]-[.J204])/[.$O$53]))" office:value-type="float" office:value="0.618342664266542" calcext:value-type="float">
            <text:p>0.62</text:p>
          </table:table-cell>
          <table:table-cell table:style-name="ce42" table:formula="of:=[.O204]-[.O203]" office:value-type="float" office:value="-0.00876950334257243" calcext:value-type="float">
            <text:p>-0.0088</text:p>
          </table:table-cell>
          <table:table-cell table:style-name="ce45" table:number-columns-repeated="2"/>
          <table:table-cell table:style-name="ce48" table:formula="of:=[.O204] - AVERAGE([.O199:.O204])" office:value-type="float" office:value="-0.0071275020827043" calcext:value-type="float">
            <text:p>-0.0071275021</text:p>
          </table:table-cell>
          <table:table-cell table:style-name="ce45" table:formula="of:=[.M204]-[.M203]" office:value-type="float" office:value="0.00000898488410682602" calcext:value-type="float">
            <text:p>0.000</text:p>
          </table:table-cell>
          <table:table-cell table:style-name="ce45" table:formula="of:=AVERAGE([.O199:.O204])" office:value-type="float" office:value="0.625470166349246" calcext:value-type="float">
            <text:p>0.625</text:p>
          </table:table-cell>
          <table:table-cell table:style-name="ce9"/>
          <table:table-cell table:style-name="ce14" table:formula="of:=LOG([.X204])" office:value-type="float" office:value="2.96094619573383" calcext:value-type="float">
            <text:p>2.9609461957</text:p>
          </table:table-cell>
          <table:table-cell table:style-name="ce44" table:formula="of:=[.X203]+1" office:value-type="float" office:value="914" calcext:value-type="float">
            <text:p>91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05]/[.D204]" office:value-type="percentage" office:value="0.000213335289559898" calcext:value-type="percentage">
            <text:p>0.0213%</text:p>
          </table:table-cell>
          <table:table-cell table:style-name="ce6" table:formula="of:=([.D205]-[.D204])" office:value-type="float" office:value="0.0000136099999999972" calcext:value-type="float">
            <text:p>0.00001361</text:p>
          </table:table-cell>
          <table:table-cell table:style-name="ce8" office:value-type="float" office:value="0.0638099" calcext:value-type="float">
            <text:p>0.0638099</text:p>
          </table:table-cell>
          <table:table-cell table:style-name="ce10" table:formula="of:=[.B205]-[.$S$2]" office:value-type="float" office:value="0.00021065011308931" calcext:value-type="float">
            <text:p>0.00021065</text:p>
          </table:table-cell>
          <table:table-cell table:style-name="ce9" table:formula="of:=SUM([.$E$3:.E205])" office:value-type="float" office:value="0.0107943992167681" calcext:value-type="float">
            <text:p>0.0107943992</text:p>
          </table:table-cell>
          <table:table-cell table:style-name="ce12" table:formula="of:=MAX([.$E$3:.E205]) - MIN([.$E$3:.E205])" office:value-type="float" office:value="0.00807769248362903" calcext:value-type="float">
            <text:p>0.008077692</text:p>
          </table:table-cell>
          <table:table-cell table:style-name="ce9" table:formula="of:=STDEV([.$E$3:.E205])" office:value-type="float" office:value="0.00120380097913625" calcext:value-type="float">
            <text:p>0.001203801</text:p>
          </table:table-cell>
          <table:table-cell table:style-name="ce9" table:formula="of:=[.G205]/[.H205]" office:value-type="float" office:value="6.71015610024255" calcext:value-type="float">
            <text:p>6.7101561002</text:p>
          </table:table-cell>
          <table:table-cell table:style-name="ce9" table:formula="of:=SLOPE([.I190:.I205];[.W190:.W205])" office:value-type="float" office:value="5.48587260021265" calcext:value-type="float">
            <text:p>5.4858726002</text:p>
          </table:table-cell>
          <table:table-cell table:style-name="ce17" table:formula="of:=AVERAGE([.D198:.D205])" office:value-type="float" office:value="0.06368775125" calcext:value-type="float">
            <text:p>0.063687751</text:p>
          </table:table-cell>
          <table:table-cell table:style-name="ce19" table:formula="of:=([.D205] - [.K205])/[.K205]" office:value-type="percentage" office:value="0.00191793158971043" calcext:value-type="percentage">
            <text:p>0.192%</text:p>
          </table:table-cell>
          <table:table-cell table:style-name="ce22" table:formula="of:=[.D205]-[.L205]" office:value-type="float" office:value="0.0618919684102896" calcext:value-type="float">
            <text:p>0.06189197</text:p>
          </table:table-cell>
          <table:table-cell table:style-name="ce27" table:formula="of:=ABS([.L204]-[.L205])" office:value-type="float" office:value="0.000215790943891335" calcext:value-type="float">
            <text:p>0.0002158</text:p>
          </table:table-cell>
          <table:table-cell table:style-name="ce34" table:formula="of:=IF(([.J205] &gt; [.$P$53]);(([.$M$53]+[.J205])/[.$O$53]);(([.$L$53]-[.J205])/[.$O$53]))" office:value-type="float" office:value="0.611989310813877" calcext:value-type="float">
            <text:p>0.61</text:p>
          </table:table-cell>
          <table:table-cell table:style-name="ce42" table:formula="of:=[.O205]-[.O204]" office:value-type="float" office:value="-0.00635335345266475" calcext:value-type="float">
            <text:p>-0.0064</text:p>
          </table:table-cell>
          <table:table-cell table:style-name="ce45" table:number-columns-repeated="2"/>
          <table:table-cell table:style-name="ce48" table:formula="of:=[.O205] - AVERAGE([.O200:.O205])" office:value-type="float" office:value="-0.0115556880462195" calcext:value-type="float">
            <text:p>-0.0115556880</text:p>
          </table:table-cell>
          <table:table-cell table:style-name="ce45" table:formula="of:=[.M205]-[.M204]" office:value-type="float" office:value="0.000229400943891331" calcext:value-type="float">
            <text:p>0.000</text:p>
          </table:table-cell>
          <table:table-cell table:style-name="ce45" table:formula="of:=AVERAGE([.O200:.O205])" office:value-type="float" office:value="0.623544998860096" calcext:value-type="float">
            <text:p>0.624</text:p>
          </table:table-cell>
          <table:table-cell table:style-name="ce9"/>
          <table:table-cell table:style-name="ce14" table:formula="of:=LOG([.X205])" office:value-type="float" office:value="2.96142109406645" calcext:value-type="float">
            <text:p>2.9614210941</text:p>
          </table:table-cell>
          <table:table-cell table:style-name="ce44" table:formula="of:=[.X204]+1" office:value-type="float" office:value="915" calcext:value-type="float">
            <text:p>91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06]/[.D205]" office:value-type="percentage" office:value="0.000448206312813586" calcext:value-type="percentage">
            <text:p>0.0448%</text:p>
          </table:table-cell>
          <table:table-cell table:style-name="ce6" table:formula="of:=([.D206]-[.D205])" office:value-type="float" office:value="0.0000286000000000036" calcext:value-type="float">
            <text:p>0.00002860</text:p>
          </table:table-cell>
          <table:table-cell table:style-name="ce8" office:value-type="float" office:value="0.0638385" calcext:value-type="float">
            <text:p>0.0638385</text:p>
          </table:table-cell>
          <table:table-cell table:style-name="ce10" table:formula="of:=[.B206]-[.$S$2]" office:value-type="float" office:value="0.000445521136342997" calcext:value-type="float">
            <text:p>0.00044552</text:p>
          </table:table-cell>
          <table:table-cell table:style-name="ce9" table:formula="of:=SUM([.$E$3:.E206])" office:value-type="float" office:value="0.0112399203531111" calcext:value-type="float">
            <text:p>0.0112399204</text:p>
          </table:table-cell>
          <table:table-cell table:style-name="ce12" table:formula="of:=MAX([.$E$3:.E206]) - MIN([.$E$3:.E206])" office:value-type="float" office:value="0.00807769248362903" calcext:value-type="float">
            <text:p>0.008077692</text:p>
          </table:table-cell>
          <table:table-cell table:style-name="ce9" table:formula="of:=STDEV([.$E$3:.E206])" office:value-type="float" office:value="0.0012011464442683" calcext:value-type="float">
            <text:p>0.0012011464</text:p>
          </table:table-cell>
          <table:table-cell table:style-name="ce9" table:formula="of:=[.G206]/[.H206]" office:value-type="float" office:value="6.72498555207373" calcext:value-type="float">
            <text:p>6.7249855521</text:p>
          </table:table-cell>
          <table:table-cell table:style-name="ce9" table:formula="of:=SLOPE([.I191:.I206];[.W191:.W206])" office:value-type="float" office:value="6.29500267248716" calcext:value-type="float">
            <text:p>6.2950026725</text:p>
          </table:table-cell>
          <table:table-cell table:style-name="ce17" table:formula="of:=AVERAGE([.D199:.D206])" office:value-type="float" office:value="0.06371437375" calcext:value-type="float">
            <text:p>0.063714374</text:p>
          </table:table-cell>
          <table:table-cell table:style-name="ce19" table:formula="of:=([.D206] - [.K206])/[.K206]" office:value-type="percentage" office:value="0.00194816715121537" calcext:value-type="percentage">
            <text:p>0.195%</text:p>
          </table:table-cell>
          <table:table-cell table:style-name="ce22" table:formula="of:=[.D206]-[.L206]" office:value-type="float" office:value="0.0618903328487846" calcext:value-type="float">
            <text:p>0.06189033</text:p>
          </table:table-cell>
          <table:table-cell table:style-name="ce27" table:formula="of:=ABS([.L205]-[.L206])" office:value-type="float" office:value="0.0000302355615049391" calcext:value-type="float">
            <text:p>0.0000302</text:p>
          </table:table-cell>
          <table:table-cell table:style-name="ce34" table:formula="of:=IF(([.J206] &gt; [.$P$53]);(([.$M$53]+[.J206])/[.$O$53]);(([.$L$53]-[.J206])/[.$O$53]))" office:value-type="float" office:value="0.6076316906973" calcext:value-type="float">
            <text:p>0.61</text:p>
          </table:table-cell>
          <table:table-cell table:style-name="ce42" table:formula="of:=[.O206]-[.O205]" office:value-type="float" office:value="-0.00435762011657714" calcext:value-type="float">
            <text:p>-0.0044</text:p>
          </table:table-cell>
          <table:table-cell table:style-name="ce45" table:number-columns-repeated="2"/>
          <table:table-cell table:style-name="ce48" table:formula="of:=[.O206] - AVERAGE([.O201:.O206])" office:value-type="float" office:value="-0.0124135194068531" calcext:value-type="float">
            <text:p>-0.0124135194</text:p>
          </table:table-cell>
          <table:table-cell table:style-name="ce45" table:formula="of:=[.M206]-[.M205]" office:value-type="float" office:value="-0.0000016355615049396" calcext:value-type="float">
            <text:p>0.000</text:p>
          </table:table-cell>
          <table:table-cell table:style-name="ce45" table:formula="of:=AVERAGE([.O201:.O206])" office:value-type="float" office:value="0.620045210104153" calcext:value-type="float">
            <text:p>0.620</text:p>
          </table:table-cell>
          <table:table-cell table:style-name="ce9"/>
          <table:table-cell table:style-name="ce14" table:formula="of:=LOG([.X206])" office:value-type="float" office:value="2.96189547366785" calcext:value-type="float">
            <text:p>2.9618954737</text:p>
          </table:table-cell>
          <table:table-cell table:style-name="ce44" table:formula="of:=[.X205]+1" office:value-type="float" office:value="916" calcext:value-type="float">
            <text:p>91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07]/[.D206]" office:value-type="percentage" office:value="-0.000681406987946175" calcext:value-type="percentage">
            <text:p>-0.0681%</text:p>
          </table:table-cell>
          <table:table-cell table:style-name="ce6" table:formula="of:=([.D207]-[.D206])" office:value-type="float" office:value="-0.0000435000000000019" calcext:value-type="float">
            <text:p>-0.00004350</text:p>
          </table:table-cell>
          <table:table-cell table:style-name="ce8" office:value-type="float" office:value="0.063795" calcext:value-type="float">
            <text:p>0.063795</text:p>
          </table:table-cell>
          <table:table-cell table:style-name="ce10" table:formula="of:=[.B207]-[.$S$2]" office:value-type="float" office:value="-0.000684092164416763" calcext:value-type="float">
            <text:p>-0.00068409</text:p>
          </table:table-cell>
          <table:table-cell table:style-name="ce9" table:formula="of:=SUM([.$E$3:.E207])" office:value-type="float" office:value="0.0105558281886943" calcext:value-type="float">
            <text:p>0.0105558282</text:p>
          </table:table-cell>
          <table:table-cell table:style-name="ce12" table:formula="of:=MAX([.$E$3:.E207]) - MIN([.$E$3:.E207])" office:value-type="float" office:value="0.00807769248362903" calcext:value-type="float">
            <text:p>0.008077692</text:p>
          </table:table-cell>
          <table:table-cell table:style-name="ce9" table:formula="of:=STDEV([.$E$3:.E207])" office:value-type="float" office:value="0.00119931056719569" calcext:value-type="float">
            <text:p>0.0011993106</text:p>
          </table:table-cell>
          <table:table-cell table:style-name="ce9" table:formula="of:=[.G207]/[.H207]" office:value-type="float" office:value="6.73528000550922" calcext:value-type="float">
            <text:p>6.7352800055</text:p>
          </table:table-cell>
          <table:table-cell table:style-name="ce9" table:formula="of:=SLOPE([.I192:.I207];[.W192:.W207])" office:value-type="float" office:value="7.93983860522126" calcext:value-type="float">
            <text:p>7.9398386052</text:p>
          </table:table-cell>
          <table:table-cell table:style-name="ce17" table:formula="of:=AVERAGE([.D200:.D207])" office:value-type="float" office:value="0.06373874875" calcext:value-type="float">
            <text:p>0.063738749</text:p>
          </table:table-cell>
          <table:table-cell table:style-name="ce19" table:formula="of:=([.D207] - [.K207])/[.K207]" office:value-type="percentage" office:value="0.000882528306613488" calcext:value-type="percentage">
            <text:p>0.088%</text:p>
          </table:table-cell>
          <table:table-cell table:style-name="ce22" table:formula="of:=[.D207]-[.L207]" office:value-type="float" office:value="0.0629124716933865" calcext:value-type="float">
            <text:p>0.06291247</text:p>
          </table:table-cell>
          <table:table-cell table:style-name="ce27" table:formula="of:=ABS([.L206]-[.L207])" office:value-type="float" office:value="0.00106563884460188" calcext:value-type="float">
            <text:p>0.0010656</text:p>
          </table:table-cell>
          <table:table-cell table:style-name="ce34" table:formula="of:=IF(([.J207] &gt; [.$P$53]);(([.$M$53]+[.J207])/[.$O$53]);(([.$L$53]-[.J207])/[.$O$53]))" office:value-type="float" office:value="0.59877332491094" calcext:value-type="float">
            <text:p>0.60</text:p>
          </table:table-cell>
          <table:table-cell table:style-name="ce42" table:formula="of:=[.O207]-[.O206]" office:value-type="float" office:value="-0.00885836578635946" calcext:value-type="float">
            <text:p>-0.0089</text:p>
          </table:table-cell>
          <table:table-cell table:style-name="ce45" table:number-columns-repeated="2"/>
          <table:table-cell table:style-name="ce48" table:formula="of:=[.O207] - AVERAGE([.O202:.O207])" office:value-type="float" office:value="-0.0165100986172753" calcext:value-type="float">
            <text:p>-0.0165100986</text:p>
          </table:table-cell>
          <table:table-cell table:style-name="ce45" table:formula="of:=[.M207]-[.M206]" office:value-type="float" office:value="0.00102213884460188" calcext:value-type="float">
            <text:p>0.001</text:p>
          </table:table-cell>
          <table:table-cell table:style-name="ce45" table:formula="of:=AVERAGE([.O202:.O207])" office:value-type="float" office:value="0.615283423528216" calcext:value-type="float">
            <text:p>0.615</text:p>
          </table:table-cell>
          <table:table-cell table:style-name="ce9"/>
          <table:table-cell table:style-name="ce14" table:formula="of:=LOG([.X207])" office:value-type="float" office:value="2.96236933567002" calcext:value-type="float">
            <text:p>2.9623693357</text:p>
          </table:table-cell>
          <table:table-cell table:style-name="ce44" table:formula="of:=[.X206]+1" office:value-type="float" office:value="917" calcext:value-type="float">
            <text:p>91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08]/[.D207]" office:value-type="percentage" office:value="-0.000235128144838955" calcext:value-type="percentage">
            <text:p>-0.0235%</text:p>
          </table:table-cell>
          <table:table-cell table:style-name="ce6" table:formula="of:=([.D208]-[.D207])" office:value-type="float" office:value="-0.0000150000000000011" calcext:value-type="float">
            <text:p>-0.00001500</text:p>
          </table:table-cell>
          <table:table-cell table:style-name="ce8" office:value-type="float" office:value="0.06378" calcext:value-type="float">
            <text:p>0.06378</text:p>
          </table:table-cell>
          <table:table-cell table:style-name="ce10" table:formula="of:=[.B208]-[.$S$2]" office:value-type="float" office:value="-0.000237813321309543" calcext:value-type="float">
            <text:p>-0.00023781</text:p>
          </table:table-cell>
          <table:table-cell table:style-name="ce9" table:formula="of:=SUM([.$E$3:.E208])" office:value-type="float" office:value="0.0103180148673847" calcext:value-type="float">
            <text:p>0.0103180149</text:p>
          </table:table-cell>
          <table:table-cell table:style-name="ce12" table:formula="of:=MAX([.$E$3:.E208]) - MIN([.$E$3:.E208])" office:value-type="float" office:value="0.00807769248362903" calcext:value-type="float">
            <text:p>0.008077692</text:p>
          </table:table-cell>
          <table:table-cell table:style-name="ce9" table:formula="of:=STDEV([.$E$3:.E208])" office:value-type="float" office:value="0.00119655163443774" calcext:value-type="float">
            <text:p>0.0011965516</text:p>
          </table:table-cell>
          <table:table-cell table:style-name="ce9" table:formula="of:=[.G208]/[.H208]" office:value-type="float" office:value="6.75080978634467" calcext:value-type="float">
            <text:p>6.7508097863</text:p>
          </table:table-cell>
          <table:table-cell table:style-name="ce9" table:formula="of:=SLOPE([.I193:.I208];[.W193:.W208])" office:value-type="float" office:value="10.7086762873473" calcext:value-type="float">
            <text:p>10.7086762873</text:p>
          </table:table-cell>
          <table:table-cell table:style-name="ce17" table:formula="of:=AVERAGE([.D201:.D208])" office:value-type="float" office:value="0.06376124875" calcext:value-type="float">
            <text:p>0.063761249</text:p>
          </table:table-cell>
          <table:table-cell table:style-name="ce19" table:formula="of:=([.D208] - [.K208])/[.K208]" office:value-type="percentage" office:value="0.000294085363251362" calcext:value-type="percentage">
            <text:p>0.029%</text:p>
          </table:table-cell>
          <table:table-cell table:style-name="ce22" table:formula="of:=[.D208]-[.L208]" office:value-type="float" office:value="0.0634859146367486" calcext:value-type="float">
            <text:p>0.06348591</text:p>
          </table:table-cell>
          <table:table-cell table:style-name="ce27" table:formula="of:=ABS([.L207]-[.L208])" office:value-type="float" office:value="0.000588442943362126" calcext:value-type="float">
            <text:p>0.0005884</text:p>
          </table:table-cell>
          <table:table-cell table:style-name="ce34" table:formula="of:=IF(([.J208] &gt; [.$P$53]);(([.$M$53]+[.J208])/[.$O$53]);(([.$L$53]-[.J208])/[.$O$53]))" office:value-type="float" office:value="0.58386157808975" calcext:value-type="float">
            <text:p>0.58</text:p>
          </table:table-cell>
          <table:table-cell table:style-name="ce42" table:formula="of:=[.O208]-[.O207]" office:value-type="float" office:value="-0.0149117468211908" calcext:value-type="float">
            <text:p>-0.0149</text:p>
          </table:table-cell>
          <table:table-cell table:style-name="ce45" table:number-columns-repeated="2"/>
          <table:table-cell table:style-name="ce48" table:formula="of:=[.O208] - AVERAGE([.O203:.O208])" office:value-type="float" office:value="-0.0240902113081708" calcext:value-type="float">
            <text:p>-0.0240902113</text:p>
          </table:table-cell>
          <table:table-cell table:style-name="ce45" table:formula="of:=[.M208]-[.M207]" office:value-type="float" office:value="0.000573442943362132" calcext:value-type="float">
            <text:p>0.001</text:p>
          </table:table-cell>
          <table:table-cell table:style-name="ce45" table:formula="of:=AVERAGE([.O203:.O208])" office:value-type="float" office:value="0.60795178939792" calcext:value-type="float">
            <text:p>0.608</text:p>
          </table:table-cell>
          <table:table-cell table:style-name="ce9"/>
          <table:table-cell table:style-name="ce14" table:formula="of:=LOG([.X208])" office:value-type="float" office:value="2.96284268120124" calcext:value-type="float">
            <text:p>2.9628426812</text:p>
          </table:table-cell>
          <table:table-cell table:style-name="ce44" table:formula="of:=[.X207]+1" office:value-type="float" office:value="918" calcext:value-type="float">
            <text:p>91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09]/[.D208]" office:value-type="percentage" office:value="0.000313577924114021" calcext:value-type="percentage">
            <text:p>0.0314%</text:p>
          </table:table-cell>
          <table:table-cell table:style-name="ce6" table:formula="of:=([.D209]-[.D208])" office:value-type="float" office:value="0.0000199999999999922" calcext:value-type="float">
            <text:p>0.00002000</text:p>
          </table:table-cell>
          <table:table-cell table:style-name="ce8" office:value-type="float" office:value="0.0638" calcext:value-type="float">
            <text:p>0.0638</text:p>
          </table:table-cell>
          <table:table-cell table:style-name="ce10" table:formula="of:=[.B209]-[.$S$2]" office:value-type="float" office:value="0.000310892747643432" calcext:value-type="float">
            <text:p>0.00031089</text:p>
          </table:table-cell>
          <table:table-cell table:style-name="ce9" table:formula="of:=SUM([.$E$3:.E209])" office:value-type="float" office:value="0.0106289076150282" calcext:value-type="float">
            <text:p>0.0106289076</text:p>
          </table:table-cell>
          <table:table-cell table:style-name="ce12" table:formula="of:=MAX([.$E$3:.E209]) - MIN([.$E$3:.E209])" office:value-type="float" office:value="0.00807769248362903" calcext:value-type="float">
            <text:p>0.008077692</text:p>
          </table:table-cell>
          <table:table-cell table:style-name="ce9" table:formula="of:=STDEV([.$E$3:.E209])" office:value-type="float" office:value="0.00119378148593908" calcext:value-type="float">
            <text:p>0.0011937815</text:p>
          </table:table-cell>
          <table:table-cell table:style-name="ce9" table:formula="of:=[.G209]/[.H209]" office:value-type="float" office:value="6.76647491921416" calcext:value-type="float">
            <text:p>6.7664749192</text:p>
          </table:table-cell>
          <table:table-cell table:style-name="ce9" table:formula="of:=SLOPE([.I194:.I209];[.W194:.W209])" office:value-type="float" office:value="15.3989888944768" calcext:value-type="float">
            <text:p>15.3989888945</text:p>
          </table:table-cell>
          <table:table-cell table:style-name="ce17" table:formula="of:=AVERAGE([.D202:.D209])" office:value-type="float" office:value="0.06378624875" calcext:value-type="float">
            <text:p>0.063786249</text:p>
          </table:table-cell>
          <table:table-cell table:style-name="ce19" table:formula="of:=([.D209] - [.K209])/[.K209]" office:value-type="percentage" office:value="0.000215583299997701" calcext:value-type="percentage">
            <text:p>0.022%</text:p>
          </table:table-cell>
          <table:table-cell table:style-name="ce22" table:formula="of:=[.D209]-[.L209]" office:value-type="float" office:value="0.0635844167000023" calcext:value-type="float">
            <text:p>0.06358442</text:p>
          </table:table-cell>
          <table:table-cell table:style-name="ce27" table:formula="of:=ABS([.L208]-[.L209])" office:value-type="float" office:value="0.0000785020632536615" calcext:value-type="float">
            <text:p>0.0000785</text:p>
          </table:table-cell>
          <table:table-cell table:style-name="ce34" table:formula="of:=IF(([.J209] &gt; [.$P$53]);(([.$M$53]+[.J209])/[.$O$53]);(([.$L$53]-[.J209])/[.$O$53]))" office:value-type="float" office:value="0.558601609056083" calcext:value-type="float">
            <text:p>0.56</text:p>
          </table:table-cell>
          <table:table-cell table:style-name="ce42" table:formula="of:=[.O209]-[.O208]" office:value-type="float" office:value="-0.025259969033667" calcext:value-type="float">
            <text:p>-0.0253</text:p>
          </table:table-cell>
          <table:table-cell table:style-name="ce45" table:number-columns-repeated="2"/>
          <table:table-cell table:style-name="ce48" table:formula="of:=[.O209] - AVERAGE([.O204:.O209])" office:value-type="float" office:value="-0.0379317539163325" calcext:value-type="float">
            <text:p>-0.0379317539</text:p>
          </table:table-cell>
          <table:table-cell table:style-name="ce45" table:formula="of:=[.M209]-[.M208]" office:value-type="float" office:value="0.0000985020632536526" calcext:value-type="float">
            <text:p>0.000</text:p>
          </table:table-cell>
          <table:table-cell table:style-name="ce45" table:formula="of:=AVERAGE([.O204:.O209])" office:value-type="float" office:value="0.596533362972415" calcext:value-type="float">
            <text:p>0.597</text:p>
          </table:table-cell>
          <table:table-cell table:style-name="ce9"/>
          <table:table-cell table:style-name="ce14" table:formula="of:=LOG([.X209])" office:value-type="float" office:value="2.96331551138611" calcext:value-type="float">
            <text:p>2.9633155114</text:p>
          </table:table-cell>
          <table:table-cell table:style-name="ce44" table:formula="of:=[.X208]+1" office:value-type="float" office:value="919" calcext:value-type="float">
            <text:p>91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10]/[.D209]" office:value-type="percentage" office:value="-0.00031347962382433" calcext:value-type="percentage">
            <text:p>-0.0313%</text:p>
          </table:table-cell>
          <table:table-cell table:style-name="ce6" table:formula="of:=([.D210]-[.D209])" office:value-type="float" office:value="-0.0000199999999999922" calcext:value-type="float">
            <text:p>-0.00002000</text:p>
          </table:table-cell>
          <table:table-cell table:style-name="ce8" office:value-type="float" office:value="0.06378" calcext:value-type="float">
            <text:p>0.06378</text:p>
          </table:table-cell>
          <table:table-cell table:style-name="ce10" table:formula="of:=[.B210]-[.$S$2]" office:value-type="float" office:value="-0.000316164800294918" calcext:value-type="float">
            <text:p>-0.00031616</text:p>
          </table:table-cell>
          <table:table-cell table:style-name="ce9" table:formula="of:=SUM([.$E$3:.E210])" office:value-type="float" office:value="0.0103127428147333" calcext:value-type="float">
            <text:p>0.0103127428</text:p>
          </table:table-cell>
          <table:table-cell table:style-name="ce12" table:formula="of:=MAX([.$E$3:.E210]) - MIN([.$E$3:.E210])" office:value-type="float" office:value="0.00807769248362903" calcext:value-type="float">
            <text:p>0.008077692</text:p>
          </table:table-cell>
          <table:table-cell table:style-name="ce9" table:formula="of:=STDEV([.$E$3:.E210])" office:value-type="float" office:value="0.00119116706564171" calcext:value-type="float">
            <text:p>0.0011911671</text:p>
          </table:table-cell>
          <table:table-cell table:style-name="ce9" table:formula="of:=[.G210]/[.H210]" office:value-type="float" office:value="6.78132624433954" calcext:value-type="float">
            <text:p>6.7813262443</text:p>
          </table:table-cell>
          <table:table-cell table:style-name="ce9" table:formula="of:=SLOPE([.I195:.I210];[.W195:.W210])" office:value-type="float" office:value="21.294711525209" calcext:value-type="float">
            <text:p>21.2947115252</text:p>
          </table:table-cell>
          <table:table-cell table:style-name="ce17" table:formula="of:=AVERAGE([.D203:.D210])" office:value-type="float" office:value="0.06379788" calcext:value-type="float">
            <text:p>0.063797880</text:p>
          </table:table-cell>
          <table:table-cell table:style-name="ce19" table:formula="of:=([.D210] - [.K210])/[.K210]" office:value-type="percentage" office:value="-0.000280260096416964" calcext:value-type="percentage">
            <text:p>-0.028%</text:p>
          </table:table-cell>
          <table:table-cell table:style-name="ce22" table:formula="of:=[.D210]-[.L210]" office:value-type="float" office:value="0.064060260096417" calcext:value-type="float">
            <text:p>0.06406026</text:p>
          </table:table-cell>
          <table:table-cell table:style-name="ce27" table:formula="of:=ABS([.L209]-[.L210])" office:value-type="float" office:value="0.000495843396414665" calcext:value-type="float">
            <text:p>0.0004958</text:p>
          </table:table-cell>
          <table:table-cell table:style-name="ce34" table:formula="of:=IF(([.J210] &gt; [.$P$53]);(([.$M$53]+[.J210])/[.$O$53]);(([.$L$53]-[.J210])/[.$O$53]))" office:value-type="float" office:value="0.526849829684914" calcext:value-type="float">
            <text:p>0.53</text:p>
          </table:table-cell>
          <table:table-cell table:style-name="ce42" table:formula="of:=[.O210]-[.O209]" office:value-type="float" office:value="-0.0317517793711684" calcext:value-type="float">
            <text:p>-0.0318</text:p>
          </table:table-cell>
          <table:table-cell table:style-name="ce45" table:number-columns-repeated="2"/>
          <table:table-cell table:style-name="ce48" table:formula="of:=[.O210] - AVERAGE([.O205:.O210])" office:value-type="float" office:value="-0.0544347275238964" calcext:value-type="float">
            <text:p>-0.0544347275</text:p>
          </table:table-cell>
          <table:table-cell table:style-name="ce45" table:formula="of:=[.M210]-[.M209]" office:value-type="float" office:value="0.000475843396414669" calcext:value-type="float">
            <text:p>0.000</text:p>
          </table:table-cell>
          <table:table-cell table:style-name="ce45" table:formula="of:=AVERAGE([.O205:.O210])" office:value-type="float" office:value="0.581284557208811" calcext:value-type="float">
            <text:p>0.581</text:p>
          </table:table-cell>
          <table:table-cell table:style-name="ce9"/>
          <table:table-cell table:style-name="ce14" table:formula="of:=LOG([.X210])" office:value-type="float" office:value="2.96378782734556" calcext:value-type="float">
            <text:p>2.9637878273</text:p>
          </table:table-cell>
          <table:table-cell table:style-name="ce44" table:formula="of:=[.X209]+1" office:value-type="float" office:value="920" calcext:value-type="float">
            <text:p>92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11]/[.D210]" office:value-type="percentage" office:value="0.000313577924114021" calcext:value-type="percentage">
            <text:p>0.0314%</text:p>
          </table:table-cell>
          <table:table-cell table:style-name="ce6" table:formula="of:=([.D211]-[.D210])" office:value-type="float" office:value="0.0000199999999999922" calcext:value-type="float">
            <text:p>0.00002000</text:p>
          </table:table-cell>
          <table:table-cell table:style-name="ce8" office:value-type="float" office:value="0.0638" calcext:value-type="float">
            <text:p>0.0638</text:p>
          </table:table-cell>
          <table:table-cell table:style-name="ce10" table:formula="of:=[.B211]-[.$S$2]" office:value-type="float" office:value="0.000310892747643432" calcext:value-type="float">
            <text:p>0.00031089</text:p>
          </table:table-cell>
          <table:table-cell table:style-name="ce9" table:formula="of:=SUM([.$E$3:.E211])" office:value-type="float" office:value="0.0106236355623767" calcext:value-type="float">
            <text:p>0.0106236356</text:p>
          </table:table-cell>
          <table:table-cell table:style-name="ce12" table:formula="of:=MAX([.$E$3:.E211]) - MIN([.$E$3:.E211])" office:value-type="float" office:value="0.00807769248362903" calcext:value-type="float">
            <text:p>0.008077692</text:p>
          </table:table-cell>
          <table:table-cell table:style-name="ce9" table:formula="of:=STDEV([.$E$3:.E211])" office:value-type="float" office:value="0.00118843769835528" calcext:value-type="float">
            <text:p>0.0011884377</text:p>
          </table:table-cell>
          <table:table-cell table:style-name="ce9" table:formula="of:=[.G211]/[.H211]" office:value-type="float" office:value="6.79690024542978" calcext:value-type="float">
            <text:p>6.7969002454</text:p>
          </table:table-cell>
          <table:table-cell table:style-name="ce9" table:formula="of:=SLOPE([.I196:.I211];[.W196:.W211])" office:value-type="float" office:value="22.6998180470539" calcext:value-type="float">
            <text:p>22.6998180471</text:p>
          </table:table-cell>
          <table:table-cell table:style-name="ce17" table:formula="of:=AVERAGE([.D204:.D211])" office:value-type="float" office:value="0.06379996125" calcext:value-type="float">
            <text:p>0.063799961</text:p>
          </table:table-cell>
          <table:table-cell table:style-name="ce19" table:formula="of:=([.D211] - [.K211])/[.K211]" office:value-type="percentage" office:value="0.000000607367140061083" calcext:value-type="percentage">
            <text:p>0.000%</text:p>
          </table:table-cell>
          <table:table-cell table:style-name="ce22" table:formula="of:=[.D211]-[.L211]" office:value-type="float" office:value="0.0637993926328599" calcext:value-type="float">
            <text:p>0.06379939</text:p>
          </table:table-cell>
          <table:table-cell table:style-name="ce27" table:formula="of:=ABS([.L210]-[.L211])" office:value-type="float" office:value="0.000280867463557025" calcext:value-type="float">
            <text:p>0.0002809</text:p>
          </table:table-cell>
          <table:table-cell table:style-name="ce34" table:formula="of:=IF(([.J211] &gt; [.$P$53]);(([.$M$53]+[.J211])/[.$O$53]);(([.$L$53]-[.J211])/[.$O$53]))" office:value-type="float" office:value="0.519282541488206" calcext:value-type="float">
            <text:p>0.52</text:p>
          </table:table-cell>
          <table:table-cell table:style-name="ce42" table:formula="of:=[.O211]-[.O210]" office:value-type="float" office:value="-0.0075672881967086" calcext:value-type="float">
            <text:p>-0.0076</text:p>
          </table:table-cell>
          <table:table-cell table:style-name="ce45" table:number-columns-repeated="2"/>
          <table:table-cell table:style-name="ce48" table:formula="of:=[.O211] - AVERAGE([.O206:.O211])" office:value-type="float" office:value="-0.0465508874996597" calcext:value-type="float">
            <text:p>-0.0465508875</text:p>
          </table:table-cell>
          <table:table-cell table:style-name="ce45" table:formula="of:=[.M211]-[.M210]" office:value-type="float" office:value="-0.000260867463557024" calcext:value-type="float">
            <text:p>0.000</text:p>
          </table:table-cell>
          <table:table-cell table:style-name="ce45" table:formula="of:=AVERAGE([.O206:.O211])" office:value-type="float" office:value="0.565833428987865" calcext:value-type="float">
            <text:p>0.566</text:p>
          </table:table-cell>
          <table:table-cell table:style-name="ce9"/>
          <table:table-cell table:style-name="ce14" table:formula="of:=LOG([.X211])" office:value-type="float" office:value="2.96425963019685" calcext:value-type="float">
            <text:p>2.9642596302</text:p>
          </table:table-cell>
          <table:table-cell table:style-name="ce44" table:formula="of:=[.X210]+1" office:value-type="float" office:value="921" calcext:value-type="float">
            <text:p>92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12]/[.D211]" office:value-type="percentage" office:value="-0.00115423197492163" calcext:value-type="percentage">
            <text:p>-0.1154%</text:p>
          </table:table-cell>
          <table:table-cell table:style-name="ce6" table:formula="of:=([.D212]-[.D211])" office:value-type="float" office:value="-0.0000736399999999998" calcext:value-type="float">
            <text:p>-0.00007364</text:p>
          </table:table-cell>
          <table:table-cell table:style-name="ce8" office:value-type="float" office:value="0.06372636" calcext:value-type="float">
            <text:p>0.06372636</text:p>
          </table:table-cell>
          <table:table-cell table:style-name="ce10" table:formula="of:=[.B212]-[.$S$2]" office:value-type="float" office:value="-0.00115691715139222" calcext:value-type="float">
            <text:p>-0.00115692</text:p>
          </table:table-cell>
          <table:table-cell table:style-name="ce9" table:formula="of:=SUM([.$E$3:.E212])" office:value-type="float" office:value="0.00946671841098448" calcext:value-type="float">
            <text:p>0.0094667184</text:p>
          </table:table-cell>
          <table:table-cell table:style-name="ce12" table:formula="of:=MAX([.$E$3:.E212]) - MIN([.$E$3:.E212])" office:value-type="float" office:value="0.00807769248362903" calcext:value-type="float">
            <text:p>0.008077692</text:p>
          </table:table-cell>
          <table:table-cell table:style-name="ce9" table:formula="of:=STDEV([.$E$3:.E212])" office:value-type="float" office:value="0.001188516857497" calcext:value-type="float">
            <text:p>0.0011885169</text:p>
          </table:table-cell>
          <table:table-cell table:style-name="ce9" table:formula="of:=[.G212]/[.H212]" office:value-type="float" office:value="6.7964475494614" calcext:value-type="float">
            <text:p>6.7964475495</text:p>
          </table:table-cell>
          <table:table-cell table:style-name="ce9" table:formula="of:=SLOPE([.I197:.I212];[.W197:.W212])" office:value-type="float" office:value="23.8192421819086" calcext:value-type="float">
            <text:p>23.8192421819</text:p>
          </table:table-cell>
          <table:table-cell table:style-name="ce17" table:formula="of:=AVERAGE([.D205:.D212])" office:value-type="float" office:value="0.06379122" calcext:value-type="float">
            <text:p>0.063791220</text:p>
          </table:table-cell>
          <table:table-cell table:style-name="ce19" table:formula="of:=([.D212] - [.K212])/[.K212]" office:value-type="percentage" office:value="-0.00101675434330931" calcext:value-type="percentage">
            <text:p>-0.102%</text:p>
          </table:table-cell>
          <table:table-cell table:style-name="ce22" table:formula="of:=[.D212]-[.L212]" office:value-type="float" office:value="0.0647431143433093" calcext:value-type="float">
            <text:p>0.06474311</text:p>
          </table:table-cell>
          <table:table-cell table:style-name="ce27" table:formula="of:=ABS([.L211]-[.L212])" office:value-type="float" office:value="0.00101736171044937" calcext:value-type="float">
            <text:p>0.0010174</text:p>
          </table:table-cell>
          <table:table-cell table:style-name="ce34" table:formula="of:=IF(([.J212] &gt; [.$P$53]);(([.$M$53]+[.J212])/[.$O$53]);(([.$L$53]-[.J212])/[.$O$53]))" office:value-type="float" office:value="0.513253813479973" calcext:value-type="float">
            <text:p>0.51</text:p>
          </table:table-cell>
          <table:table-cell table:style-name="ce42" table:formula="of:=[.O212]-[.O211]" office:value-type="float" office:value="-0.00602872800823284" calcext:value-type="float">
            <text:p>-0.0060</text:p>
          </table:table-cell>
          <table:table-cell table:style-name="ce45" table:number-columns-repeated="2"/>
          <table:table-cell table:style-name="ce48" table:formula="of:=[.O212] - AVERAGE([.O207:.O212])" office:value-type="float" office:value="-0.0368499693050048" calcext:value-type="float">
            <text:p>-0.0368499693</text:p>
          </table:table-cell>
          <table:table-cell table:style-name="ce45" table:formula="of:=[.M212]-[.M211]" office:value-type="float" office:value="0.000943721710449374" calcext:value-type="float">
            <text:p>0.001</text:p>
          </table:table-cell>
          <table:table-cell table:style-name="ce45" table:formula="of:=AVERAGE([.O207:.O212])" office:value-type="float" office:value="0.550103782784978" calcext:value-type="float">
            <text:p>0.550</text:p>
          </table:table-cell>
          <table:table-cell table:style-name="ce9"/>
          <table:table-cell table:style-name="ce14" table:formula="of:=LOG([.X212])" office:value-type="float" office:value="2.96473092105363" calcext:value-type="float">
            <text:p>2.9647309211</text:p>
          </table:table-cell>
          <table:table-cell table:style-name="ce44" table:formula="of:=[.X211]+1" office:value-type="float" office:value="922" calcext:value-type="float">
            <text:p>92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13]/[.D212]" office:value-type="percentage" office:value="0.00129648076557339" calcext:value-type="percentage">
            <text:p>0.1296%</text:p>
          </table:table-cell>
          <table:table-cell table:style-name="ce6" table:formula="of:=([.D213]-[.D212])" office:value-type="float" office:value="0.0000826200000000055" calcext:value-type="float">
            <text:p>0.00008262</text:p>
          </table:table-cell>
          <table:table-cell table:style-name="ce8" office:value-type="float" office:value="0.06380898" calcext:value-type="float">
            <text:p>0.06380898</text:p>
          </table:table-cell>
          <table:table-cell table:style-name="ce10" table:formula="of:=[.B213]-[.$S$2]" office:value-type="float" office:value="0.0012937955891028" calcext:value-type="float">
            <text:p>0.00129380</text:p>
          </table:table-cell>
          <table:table-cell table:style-name="ce9" table:formula="of:=SUM([.$E$3:.E213])" office:value-type="float" office:value="0.0107605140000873" calcext:value-type="float">
            <text:p>0.010760514</text:p>
          </table:table-cell>
          <table:table-cell table:style-name="ce12" table:formula="of:=MAX([.$E$3:.E213]) - MIN([.$E$3:.E213])" office:value-type="float" office:value="0.00807769248362903" calcext:value-type="float">
            <text:p>0.008077692</text:p>
          </table:table-cell>
          <table:table-cell table:style-name="ce9" table:formula="of:=STDEV([.$E$3:.E213])" office:value-type="float" office:value="0.00118879594264256" calcext:value-type="float">
            <text:p>0.0011887959</text:p>
          </table:table-cell>
          <table:table-cell table:style-name="ce9" table:formula="of:=[.G213]/[.H213]" office:value-type="float" office:value="6.79485199593903" calcext:value-type="float">
            <text:p>6.7948519959</text:p>
          </table:table-cell>
          <table:table-cell table:style-name="ce9" table:formula="of:=SLOPE([.I198:.I213];[.W198:.W213])" office:value-type="float" office:value="23.1061468071185" calcext:value-type="float">
            <text:p>23.1061468071</text:p>
          </table:table-cell>
          <table:table-cell table:style-name="ce17" table:formula="of:=AVERAGE([.D206:.D213])" office:value-type="float" office:value="0.063791105" calcext:value-type="float">
            <text:p>0.063791105</text:p>
          </table:table-cell>
          <table:table-cell table:style-name="ce19" table:formula="of:=([.D213] - [.K213])/[.K213]" office:value-type="percentage" office:value="0.000280211480895346" calcext:value-type="percentage">
            <text:p>0.028%</text:p>
          </table:table-cell>
          <table:table-cell table:style-name="ce22" table:formula="of:=[.D213]-[.L213]" office:value-type="float" office:value="0.0635287685191047" calcext:value-type="float">
            <text:p>0.06352877</text:p>
          </table:table-cell>
          <table:table-cell table:style-name="ce27" table:formula="of:=ABS([.L212]-[.L213])" office:value-type="float" office:value="0.00129696582420466" calcext:value-type="float">
            <text:p>0.0012970</text:p>
          </table:table-cell>
          <table:table-cell table:style-name="ce34" table:formula="of:=IF(([.J213] &gt; [.$P$53]);(([.$M$53]+[.J213])/[.$O$53]);(([.$L$53]-[.J213])/[.$O$53]))" office:value-type="float" office:value="0.517094232785473" calcext:value-type="float">
            <text:p>0.52</text:p>
          </table:table-cell>
          <table:table-cell table:style-name="ce42" table:formula="of:=[.O213]-[.O212]" office:value-type="float" office:value="0.00384041930549983" calcext:value-type="float">
            <text:p>0.0038</text:p>
          </table:table-cell>
          <table:table-cell table:style-name="ce45" table:number-columns-repeated="2"/>
          <table:table-cell table:style-name="ce48" table:formula="of:=[.O213] - AVERAGE([.O208:.O213])" office:value-type="float" office:value="-0.0193963679785937" calcext:value-type="float">
            <text:p>-0.0193963680</text:p>
          </table:table-cell>
          <table:table-cell table:style-name="ce45" table:formula="of:=[.M213]-[.M212]" office:value-type="float" office:value="-0.00121434582420465" calcext:value-type="float">
            <text:p>-0.001</text:p>
          </table:table-cell>
          <table:table-cell table:style-name="ce45" table:formula="of:=AVERAGE([.O208:.O213])" office:value-type="float" office:value="0.536490600764066" calcext:value-type="float">
            <text:p>0.536</text:p>
          </table:table-cell>
          <table:table-cell table:style-name="ce9"/>
          <table:table-cell table:style-name="ce14" table:formula="of:=LOG([.X213])" office:value-type="float" office:value="2.96520170102591" calcext:value-type="float">
            <text:p>2.965201701</text:p>
          </table:table-cell>
          <table:table-cell table:style-name="ce44" table:formula="of:=[.X212]+1" office:value-type="float" office:value="923" calcext:value-type="float">
            <text:p>92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14]/[.D213]" office:value-type="percentage" office:value="-0.00110674077535785" calcext:value-type="percentage">
            <text:p>-0.1107%</text:p>
          </table:table-cell>
          <table:table-cell table:style-name="ce6" table:formula="of:=([.D214]-[.D213])" office:value-type="float" office:value="-0.0000706199999999935" calcext:value-type="float">
            <text:p>-0.00007062</text:p>
          </table:table-cell>
          <table:table-cell table:style-name="ce8" office:value-type="float" office:value="0.06373836" calcext:value-type="float">
            <text:p>0.06373836</text:p>
          </table:table-cell>
          <table:table-cell table:style-name="ce10" table:formula="of:=[.B214]-[.$S$2]" office:value-type="float" office:value="-0.00110942595182844" calcext:value-type="float">
            <text:p>-0.00110943</text:p>
          </table:table-cell>
          <table:table-cell table:style-name="ce9" table:formula="of:=SUM([.$E$3:.E214])" office:value-type="float" office:value="0.00965108804825884" calcext:value-type="float">
            <text:p>0.009651088</text:p>
          </table:table-cell>
          <table:table-cell table:style-name="ce12" table:formula="of:=MAX([.$E$3:.E214]) - MIN([.$E$3:.E214])" office:value-type="float" office:value="0.00807769248362903" calcext:value-type="float">
            <text:p>0.008077692</text:p>
          </table:table-cell>
          <table:table-cell table:style-name="ce9" table:formula="of:=STDEV([.$E$3:.E214])" office:value-type="float" office:value="0.00118865041121722" calcext:value-type="float">
            <text:p>0.0011886504</text:p>
          </table:table-cell>
          <table:table-cell table:style-name="ce9" table:formula="of:=[.G214]/[.H214]" office:value-type="float" office:value="6.79568391799668" calcext:value-type="float">
            <text:p>6.795683918</text:p>
          </table:table-cell>
          <table:table-cell table:style-name="ce9" table:formula="of:=SLOPE([.I199:.I214];[.W199:.W214])" office:value-type="float" office:value="22.1337163254817" calcext:value-type="float">
            <text:p>22.1337163255</text:p>
          </table:table-cell>
          <table:table-cell table:style-name="ce17" table:formula="of:=AVERAGE([.D207:.D214])" office:value-type="float" office:value="0.0637785875" calcext:value-type="float">
            <text:p>0.063778588</text:p>
          </table:table-cell>
          <table:table-cell table:style-name="ce19" table:formula="of:=([.D214] - [.K214])/[.K214]" office:value-type="percentage" office:value="-0.00063073676568942" calcext:value-type="percentage">
            <text:p>-0.063%</text:p>
          </table:table-cell>
          <table:table-cell table:style-name="ce22" table:formula="of:=[.D214]-[.L214]" office:value-type="float" office:value="0.0643690967656894" calcext:value-type="float">
            <text:p>0.06436910</text:p>
          </table:table-cell>
          <table:table-cell table:style-name="ce27" table:formula="of:=ABS([.L213]-[.L214])" office:value-type="float" office:value="0.000910948246584766" calcext:value-type="float">
            <text:p>0.0009109</text:p>
          </table:table-cell>
          <table:table-cell table:style-name="ce34" table:formula="of:=IF(([.J214] &gt; [.$P$53]);(([.$M$53]+[.J214])/[.$O$53]);(([.$L$53]-[.J214])/[.$O$53]))" office:value-type="float" office:value="0.522331317370453" calcext:value-type="float">
            <text:p>0.52</text:p>
          </table:table-cell>
          <table:table-cell table:style-name="ce42" table:formula="of:=[.O214]-[.O213]" office:value-type="float" office:value="0.00523708458498051" calcext:value-type="float">
            <text:p>0.0052</text:p>
          </table:table-cell>
          <table:table-cell table:style-name="ce45" table:number-columns-repeated="2"/>
          <table:table-cell table:style-name="ce48" table:formula="of:=[.O214] - AVERAGE([.O209:.O214])" office:value-type="float" office:value="-0.00390423994039701" calcext:value-type="float">
            <text:p>-0.0039042399</text:p>
          </table:table-cell>
          <table:table-cell table:style-name="ce45" table:formula="of:=[.M214]-[.M213]" office:value-type="float" office:value="0.000840328246584768" calcext:value-type="float">
            <text:p>0.001</text:p>
          </table:table-cell>
          <table:table-cell table:style-name="ce45" table:formula="of:=AVERAGE([.O209:.O214])" office:value-type="float" office:value="0.52623555731085" calcext:value-type="float">
            <text:p>0.526</text:p>
          </table:table-cell>
          <table:table-cell table:style-name="ce9"/>
          <table:table-cell table:style-name="ce14" table:formula="of:=LOG([.X214])" office:value-type="float" office:value="2.96567197122011" calcext:value-type="float">
            <text:p>2.9656719712</text:p>
          </table:table-cell>
          <table:table-cell table:style-name="ce44" table:formula="of:=[.X213]+1" office:value-type="float" office:value="924" calcext:value-type="float">
            <text:p>92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15]/[.D214]" office:value-type="percentage" office:value="0.00135930701699885" calcext:value-type="percentage">
            <text:p>0.1359%</text:p>
          </table:table-cell>
          <table:table-cell table:style-name="ce6" table:formula="of:=([.D215]-[.D214])" office:value-type="float" office:value="0.0000866399999999989" calcext:value-type="float">
            <text:p>0.00008664</text:p>
          </table:table-cell>
          <table:table-cell table:style-name="ce8" office:value-type="float" office:value="0.063825" calcext:value-type="float">
            <text:p>0.063825</text:p>
          </table:table-cell>
          <table:table-cell table:style-name="ce10" table:formula="of:=[.B215]-[.$S$2]" office:value-type="float" office:value="0.00135662184052826" calcext:value-type="float">
            <text:p>0.00135662</text:p>
          </table:table-cell>
          <table:table-cell table:style-name="ce9" table:formula="of:=SUM([.$E$3:.E215])" office:value-type="float" office:value="0.0110077098887871" calcext:value-type="float">
            <text:p>0.0110077099</text:p>
          </table:table-cell>
          <table:table-cell table:style-name="ce12" table:formula="of:=MAX([.$E$3:.E215]) - MIN([.$E$3:.E215])" office:value-type="float" office:value="0.00807769248362903" calcext:value-type="float">
            <text:p>0.008077692</text:p>
          </table:table-cell>
          <table:table-cell table:style-name="ce9" table:formula="of:=STDEV([.$E$3:.E215])" office:value-type="float" office:value="0.00118924158297609" calcext:value-type="float">
            <text:p>0.0011892416</text:p>
          </table:table-cell>
          <table:table-cell table:style-name="ce9" table:formula="of:=[.G215]/[.H215]" office:value-type="float" office:value="6.79230578484693" calcext:value-type="float">
            <text:p>6.7923057848</text:p>
          </table:table-cell>
          <table:table-cell table:style-name="ce9" table:formula="of:=SLOPE([.I200:.I215];[.W200:.W215])" office:value-type="float" office:value="20.8139958665361" calcext:value-type="float">
            <text:p>20.8139958665</text:p>
          </table:table-cell>
          <table:table-cell table:style-name="ce17" table:formula="of:=AVERAGE([.D208:.D215])" office:value-type="float" office:value="0.0637823375" calcext:value-type="float">
            <text:p>0.063782338</text:p>
          </table:table-cell>
          <table:table-cell table:style-name="ce19" table:formula="of:=([.D215] - [.K215])/[.K215]" office:value-type="percentage" office:value="0.000668876395444093" calcext:value-type="percentage">
            <text:p>0.067%</text:p>
          </table:table-cell>
          <table:table-cell table:style-name="ce22" table:formula="of:=[.D215]-[.L215]" office:value-type="float" office:value="0.0631561236045559" calcext:value-type="float">
            <text:p>0.06315612</text:p>
          </table:table-cell>
          <table:table-cell table:style-name="ce27" table:formula="of:=ABS([.L214]-[.L215])" office:value-type="float" office:value="0.00129961316113351" calcext:value-type="float">
            <text:p>0.0012996</text:p>
          </table:table-cell>
          <table:table-cell table:style-name="ce34" table:formula="of:=IF(([.J215] &gt; [.$P$53]);(([.$M$53]+[.J215])/[.$O$53]);(([.$L$53]-[.J215])/[.$O$53]))" office:value-type="float" office:value="0.529438753637151" calcext:value-type="float">
            <text:p>0.53</text:p>
          </table:table-cell>
          <table:table-cell table:style-name="ce42" table:formula="of:=[.O215]-[.O214]" office:value-type="float" office:value="0.00710743626669819" calcext:value-type="float">
            <text:p>0.0071</text:p>
          </table:table-cell>
          <table:table-cell table:style-name="ce45" table:number-columns-repeated="2"/>
          <table:table-cell table:style-name="ce48" table:formula="of:=[.O215] - AVERAGE([.O210:.O215])" office:value-type="float" office:value="0.00806367222945648" calcext:value-type="float">
            <text:p>0.0080636722</text:p>
          </table:table-cell>
          <table:table-cell table:style-name="ce45" table:formula="of:=[.M215]-[.M214]" office:value-type="float" office:value="-0.00121297316113352" calcext:value-type="float">
            <text:p>-0.001</text:p>
          </table:table-cell>
          <table:table-cell table:style-name="ce45" table:formula="of:=AVERAGE([.O210:.O215])" office:value-type="float" office:value="0.521375081407695" calcext:value-type="float">
            <text:p>0.521</text:p>
          </table:table-cell>
          <table:table-cell table:style-name="ce9"/>
          <table:table-cell table:style-name="ce14" table:formula="of:=LOG([.X215])" office:value-type="float" office:value="2.96614173273903" calcext:value-type="float">
            <text:p>2.9661417327</text:p>
          </table:table-cell>
          <table:table-cell table:style-name="ce44" table:formula="of:=[.X214]+1" office:value-type="float" office:value="925" calcext:value-type="float">
            <text:p>92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16]/[.D215]" office:value-type="percentage" office:value="-0.000992557775166528" calcext:value-type="percentage">
            <text:p>-0.0993%</text:p>
          </table:table-cell>
          <table:table-cell table:style-name="ce6" table:formula="of:=([.D216]-[.D215])" office:value-type="float" office:value="-0.0000633500000000037" calcext:value-type="float">
            <text:p>-0.00006335</text:p>
          </table:table-cell>
          <table:table-cell table:style-name="ce8" office:value-type="float" office:value="0.06376165" calcext:value-type="float">
            <text:p>0.06376165</text:p>
          </table:table-cell>
          <table:table-cell table:style-name="ce10" table:formula="of:=[.B216]-[.$S$2]" office:value-type="float" office:value="-0.000995242951637117" calcext:value-type="float">
            <text:p>-0.00099524</text:p>
          </table:table-cell>
          <table:table-cell table:style-name="ce9" table:formula="of:=SUM([.$E$3:.E216])" office:value-type="float" office:value="0.01001246693715" calcext:value-type="float">
            <text:p>0.0100124669</text:p>
          </table:table-cell>
          <table:table-cell table:style-name="ce12" table:formula="of:=MAX([.$E$3:.E216]) - MIN([.$E$3:.E216])" office:value-type="float" office:value="0.00807769248362903" calcext:value-type="float">
            <text:p>0.008077692</text:p>
          </table:table-cell>
          <table:table-cell table:style-name="ce9" table:formula="of:=STDEV([.$E$3:.E216])" office:value-type="float" office:value="0.00118860311693784" calcext:value-type="float">
            <text:p>0.0011886031</text:p>
          </table:table-cell>
          <table:table-cell table:style-name="ce9" table:formula="of:=[.G216]/[.H216]" office:value-type="float" office:value="6.79595431689539" calcext:value-type="float">
            <text:p>6.7959543169</text:p>
          </table:table-cell>
          <table:table-cell table:style-name="ce9" table:formula="of:=SLOPE([.I201:.I216];[.W201:.W216])" office:value-type="float" office:value="19.7016334377383" calcext:value-type="float">
            <text:p>19.7016334377</text:p>
          </table:table-cell>
          <table:table-cell table:style-name="ce17" table:formula="of:=AVERAGE([.D209:.D216])" office:value-type="float" office:value="0.06378004375" calcext:value-type="float">
            <text:p>0.063780044</text:p>
          </table:table-cell>
          <table:table-cell table:style-name="ce19" table:formula="of:=([.D216] - [.K216])/[.K216]" office:value-type="percentage" office:value="-0.000288393499259682" calcext:value-type="percentage">
            <text:p>-0.029%</text:p>
          </table:table-cell>
          <table:table-cell table:style-name="ce22" table:formula="of:=[.D216]-[.L216]" office:value-type="float" office:value="0.0640500434992597" calcext:value-type="float">
            <text:p>0.06405004</text:p>
          </table:table-cell>
          <table:table-cell table:style-name="ce27" table:formula="of:=ABS([.L215]-[.L216])" office:value-type="float" office:value="0.000957269894703775" calcext:value-type="float">
            <text:p>0.0009573</text:p>
          </table:table-cell>
          <table:table-cell table:style-name="ce34" table:formula="of:=IF(([.J216] &gt; [.$P$53]);(([.$M$53]+[.J216])/[.$O$53]);(([.$L$53]-[.J216])/[.$O$53]))" office:value-type="float" office:value="0.535429450390058" calcext:value-type="float">
            <text:p>0.54</text:p>
          </table:table-cell>
          <table:table-cell table:style-name="ce42" table:formula="of:=[.O216]-[.O215]" office:value-type="float" office:value="0.00599069675290653" calcext:value-type="float">
            <text:p>0.0060</text:p>
          </table:table-cell>
          <table:table-cell table:style-name="ce45" table:number-columns-repeated="2"/>
          <table:table-cell table:style-name="ce48" table:formula="of:=[.O216] - AVERAGE([.O211:.O216])" office:value-type="float" office:value="0.0126244321981722" calcext:value-type="float">
            <text:p>0.0126244322</text:p>
          </table:table-cell>
          <table:table-cell table:style-name="ce45" table:formula="of:=[.M216]-[.M215]" office:value-type="float" office:value="0.000893919894703776" calcext:value-type="float">
            <text:p>0.001</text:p>
          </table:table-cell>
          <table:table-cell table:style-name="ce45" table:formula="of:=AVERAGE([.O211:.O216])" office:value-type="float" office:value="0.522805018191886" calcext:value-type="float">
            <text:p>0.523</text:p>
          </table:table-cell>
          <table:table-cell table:style-name="ce9"/>
          <table:table-cell table:style-name="ce14" table:formula="of:=LOG([.X216])" office:value-type="float" office:value="2.96661098668193" calcext:value-type="float">
            <text:p>2.9666109867</text:p>
          </table:table-cell>
          <table:table-cell table:style-name="ce44" table:formula="of:=[.X215]+1" office:value-type="float" office:value="926" calcext:value-type="float">
            <text:p>92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17]/[.D216]" office:value-type="percentage" office:value="0.00166934199475703" calcext:value-type="percentage">
            <text:p>0.1669%</text:p>
          </table:table-cell>
          <table:table-cell table:style-name="ce6" table:formula="of:=([.D217]-[.D216])" office:value-type="float" office:value="0.000106439999999999" calcext:value-type="float">
            <text:p>0.00010644</text:p>
          </table:table-cell>
          <table:table-cell table:style-name="ce8" office:value-type="float" office:value="0.06386809" calcext:value-type="float">
            <text:p>0.06386809</text:p>
          </table:table-cell>
          <table:table-cell table:style-name="ce10" table:formula="of:=[.B217]-[.$S$2]" office:value-type="float" office:value="0.00166665681828644" calcext:value-type="float">
            <text:p>0.00166666</text:p>
          </table:table-cell>
          <table:table-cell table:style-name="ce9" table:formula="of:=SUM([.$E$3:.E217])" office:value-type="float" office:value="0.0116791237554364" calcext:value-type="float">
            <text:p>0.0116791238</text:p>
          </table:table-cell>
          <table:table-cell table:style-name="ce12" table:formula="of:=MAX([.$E$3:.E217]) - MIN([.$E$3:.E217])" office:value-type="float" office:value="0.00807769248362903" calcext:value-type="float">
            <text:p>0.008077692</text:p>
          </table:table-cell>
          <table:table-cell table:style-name="ce9" table:formula="of:=STDEV([.$E$3:.E217])" office:value-type="float" office:value="0.00119095766198373" calcext:value-type="float">
            <text:p>0.0011909577</text:p>
          </table:table-cell>
          <table:table-cell table:style-name="ce9" table:formula="of:=[.G217]/[.H217]" office:value-type="float" office:value="6.78251859110955" calcext:value-type="float">
            <text:p>6.7825185911</text:p>
          </table:table-cell>
          <table:table-cell table:style-name="ce9" table:formula="of:=SLOPE([.I202:.I217];[.W202:.W217])" office:value-type="float" office:value="18.0821906748799" calcext:value-type="float">
            <text:p>18.0821906749</text:p>
          </table:table-cell>
          <table:table-cell table:style-name="ce17" table:formula="of:=AVERAGE([.D210:.D217])" office:value-type="float" office:value="0.063788555" calcext:value-type="float">
            <text:p>0.063788555</text:p>
          </table:table-cell>
          <table:table-cell table:style-name="ce19" table:formula="of:=([.D217] - [.K217])/[.K217]" office:value-type="percentage" office:value="0.00124685376553844" calcext:value-type="percentage">
            <text:p>0.125%</text:p>
          </table:table-cell>
          <table:table-cell table:style-name="ce22" table:formula="of:=[.D217]-[.L217]" office:value-type="float" office:value="0.0626212362344616" calcext:value-type="float">
            <text:p>0.06262124</text:p>
          </table:table-cell>
          <table:table-cell table:style-name="ce27" table:formula="of:=ABS([.L216]-[.L217])" office:value-type="float" office:value="0.00153524726479812" calcext:value-type="float">
            <text:p>0.0015352</text:p>
          </table:table-cell>
          <table:table-cell table:style-name="ce34" table:formula="of:=IF(([.J217] &gt; [.$P$53]);(([.$M$53]+[.J217])/[.$O$53]);(([.$L$53]-[.J217])/[.$O$53]))" office:value-type="float" office:value="0.544151059687361" calcext:value-type="float">
            <text:p>0.54</text:p>
          </table:table-cell>
          <table:table-cell table:style-name="ce42" table:formula="of:=[.O217]-[.O216]" office:value-type="float" office:value="0.00872160929730326" calcext:value-type="float">
            <text:p>0.0087</text:p>
          </table:table-cell>
          <table:table-cell table:style-name="ce45" table:number-columns-repeated="2"/>
          <table:table-cell table:style-name="ce48" table:formula="of:=[.O217] - AVERAGE([.O212:.O217])" office:value-type="float" office:value="0.017201288462283" calcext:value-type="float">
            <text:p>0.0172012885</text:p>
          </table:table-cell>
          <table:table-cell table:style-name="ce45" table:formula="of:=[.M217]-[.M216]" office:value-type="float" office:value="-0.00142880726479812" calcext:value-type="float">
            <text:p>-0.001</text:p>
          </table:table-cell>
          <table:table-cell table:style-name="ce45" table:formula="of:=AVERAGE([.O212:.O217])" office:value-type="float" office:value="0.526949771225078" calcext:value-type="float">
            <text:p>0.527</text:p>
          </table:table-cell>
          <table:table-cell table:style-name="ce9"/>
          <table:table-cell table:style-name="ce14" table:formula="of:=LOG([.X217])" office:value-type="float" office:value="2.9670797341445" calcext:value-type="float">
            <text:p>2.9670797341</text:p>
          </table:table-cell>
          <table:table-cell table:style-name="ce44" table:formula="of:=[.X216]+1" office:value-type="float" office:value="927" calcext:value-type="float">
            <text:p>92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18]/[.D217]" office:value-type="percentage" office:value="-0.00165967073698298" calcext:value-type="percentage">
            <text:p>-0.1660%</text:p>
          </table:table-cell>
          <table:table-cell table:style-name="ce6" table:formula="of:=([.D218]-[.D217])" office:value-type="float" office:value="-0.000105999999999995" calcext:value-type="float">
            <text:p>-0.00010600</text:p>
          </table:table-cell>
          <table:table-cell table:style-name="ce8" office:value-type="float" office:value="0.06376209" calcext:value-type="float">
            <text:p>0.06376209</text:p>
          </table:table-cell>
          <table:table-cell table:style-name="ce10" table:formula="of:=[.B218]-[.$S$2]" office:value-type="float" office:value="-0.00166235591345356" calcext:value-type="float">
            <text:p>-0.00166236</text:p>
          </table:table-cell>
          <table:table-cell table:style-name="ce9" table:formula="of:=SUM([.$E$3:.E218])" office:value-type="float" office:value="0.0100167678419829" calcext:value-type="float">
            <text:p>0.0100167678</text:p>
          </table:table-cell>
          <table:table-cell table:style-name="ce12" table:formula="of:=MAX([.$E$3:.E218]) - MIN([.$E$3:.E218])" office:value-type="float" office:value="0.00807769248362903" calcext:value-type="float">
            <text:p>0.008077692</text:p>
          </table:table-cell>
          <table:table-cell table:style-name="ce9" table:formula="of:=STDEV([.$E$3:.E218])" office:value-type="float" office:value="0.00119391225300682" calcext:value-type="float">
            <text:p>0.0011939123</text:p>
          </table:table-cell>
          <table:table-cell table:style-name="ce9" table:formula="of:=[.G218]/[.H218]" office:value-type="float" office:value="6.76573379935226" calcext:value-type="float">
            <text:p>6.7657337994</text:p>
          </table:table-cell>
          <table:table-cell table:style-name="ce9" table:formula="of:=SLOPE([.I203:.I218];[.W203:.W218])" office:value-type="float" office:value="14.9091650974654" calcext:value-type="float">
            <text:p>14.9091650975</text:p>
          </table:table-cell>
          <table:table-cell table:style-name="ce17" table:formula="of:=AVERAGE([.D211:.D218])" office:value-type="float" office:value="0.06378631625" calcext:value-type="float">
            <text:p>0.063786316</text:p>
          </table:table-cell>
          <table:table-cell table:style-name="ce19" table:formula="of:=([.D218] - [.K218])/[.K218]" office:value-type="percentage" office:value="-0.000379803246593584" calcext:value-type="percentage">
            <text:p>-0.038%</text:p>
          </table:table-cell>
          <table:table-cell table:style-name="ce22" table:formula="of:=[.D218]-[.L218]" office:value-type="float" office:value="0.0641418932465936" calcext:value-type="float">
            <text:p>0.06414189</text:p>
          </table:table-cell>
          <table:table-cell table:style-name="ce27" table:formula="of:=ABS([.L217]-[.L218])" office:value-type="float" office:value="0.00162665701213202" calcext:value-type="float">
            <text:p>0.0016267</text:p>
          </table:table-cell>
          <table:table-cell table:style-name="ce34" table:formula="of:=IF(([.J218] &gt; [.$P$53]);(([.$M$53]+[.J218])/[.$O$53]);(([.$L$53]-[.J218])/[.$O$53]))" office:value-type="float" office:value="0.561239585451441" calcext:value-type="float">
            <text:p>0.56</text:p>
          </table:table-cell>
          <table:table-cell table:style-name="ce42" table:formula="of:=[.O218]-[.O217]" office:value-type="float" office:value="0.0170885257640803" calcext:value-type="float">
            <text:p>0.0171</text:p>
          </table:table-cell>
          <table:table-cell table:style-name="ce45" table:number-columns-repeated="2"/>
          <table:table-cell table:style-name="ce48" table:formula="of:=[.O218] - AVERAGE([.O213:.O218])" office:value-type="float" office:value="0.0262921855644518" calcext:value-type="float">
            <text:p>0.0262921856</text:p>
          </table:table-cell>
          <table:table-cell table:style-name="ce45" table:formula="of:=[.M218]-[.M217]" office:value-type="float" office:value="0.00152065701213203" calcext:value-type="float">
            <text:p>0.002</text:p>
          </table:table-cell>
          <table:table-cell table:style-name="ce45" table:formula="of:=AVERAGE([.O213:.O218])" office:value-type="float" office:value="0.53494739988699" calcext:value-type="float">
            <text:p>0.535</text:p>
          </table:table-cell>
          <table:table-cell table:style-name="ce9"/>
          <table:table-cell table:style-name="ce14" table:formula="of:=LOG([.X218])" office:value-type="float" office:value="2.96754797621886" calcext:value-type="float">
            <text:p>2.9675479762</text:p>
          </table:table-cell>
          <table:table-cell table:style-name="ce44" table:formula="of:=[.X217]+1" office:value-type="float" office:value="928" calcext:value-type="float">
            <text:p>92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19]/[.D218]" office:value-type="percentage" office:value="0.000179730620498652" calcext:value-type="percentage">
            <text:p>0.0180%</text:p>
          </table:table-cell>
          <table:table-cell table:style-name="ce6" table:formula="of:=([.D219]-[.D218])" office:value-type="float" office:value="0.0000114599999999909" calcext:value-type="float">
            <text:p>0.00001146</text:p>
          </table:table-cell>
          <table:table-cell table:style-name="ce8" office:value-type="float" office:value="0.06377355" calcext:value-type="float">
            <text:p>0.06377355</text:p>
          </table:table-cell>
          <table:table-cell table:style-name="ce10" table:formula="of:=[.B219]-[.$S$2]" office:value-type="float" office:value="0.000177045444028064" calcext:value-type="float">
            <text:p>0.00017705</text:p>
          </table:table-cell>
          <table:table-cell table:style-name="ce9" table:formula="of:=SUM([.$E$3:.E219])" office:value-type="float" office:value="0.0101938132860109" calcext:value-type="float">
            <text:p>0.0101938133</text:p>
          </table:table-cell>
          <table:table-cell table:style-name="ce12" table:formula="of:=MAX([.$E$3:.E219]) - MIN([.$E$3:.E219])" office:value-type="float" office:value="0.00807769248362903" calcext:value-type="float">
            <text:p>0.008077692</text:p>
          </table:table-cell>
          <table:table-cell table:style-name="ce9" table:formula="of:=STDEV([.$E$3:.E219])" office:value-type="float" office:value="0.00119117839055131" calcext:value-type="float">
            <text:p>0.0011911784</text:p>
          </table:table-cell>
          <table:table-cell table:style-name="ce9" table:formula="of:=[.G219]/[.H219]" office:value-type="float" office:value="6.78126177212669" calcext:value-type="float">
            <text:p>6.7812617721</text:p>
          </table:table-cell>
          <table:table-cell table:style-name="ce9" table:formula="of:=SLOPE([.I204:.I219];[.W204:.W219])" office:value-type="float" office:value="11.533896124518" calcext:value-type="float">
            <text:p>11.5338961245</text:p>
          </table:table-cell>
          <table:table-cell table:style-name="ce17" table:formula="of:=AVERAGE([.D212:.D219])" office:value-type="float" office:value="0.06378301" calcext:value-type="float">
            <text:p>0.063783010</text:p>
          </table:table-cell>
          <table:table-cell table:style-name="ce19" table:formula="of:=([.D219] - [.K219])/[.K219]" office:value-type="percentage" office:value="-0.000148315358588483" calcext:value-type="percentage">
            <text:p>-0.015%</text:p>
          </table:table-cell>
          <table:table-cell table:style-name="ce22" table:formula="of:=[.D219]-[.L219]" office:value-type="float" office:value="0.0639218653585885" calcext:value-type="float">
            <text:p>0.06392187</text:p>
          </table:table-cell>
          <table:table-cell table:style-name="ce27" table:formula="of:=ABS([.L218]-[.L219])" office:value-type="float" office:value="0.000231487888005101" calcext:value-type="float">
            <text:p>0.0002315</text:p>
          </table:table-cell>
          <table:table-cell table:style-name="ce34" table:formula="of:=IF(([.J219] &gt; [.$P$53]);(([.$M$53]+[.J219])/[.$O$53]);(([.$L$53]-[.J219])/[.$O$53]))" office:value-type="float" office:value="0.579417305547827" calcext:value-type="float">
            <text:p>0.58</text:p>
          </table:table-cell>
          <table:table-cell table:style-name="ce42" table:formula="of:=[.O219]-[.O218]" office:value-type="float" office:value="0.0181777200963856" calcext:value-type="float">
            <text:p>0.0182</text:p>
          </table:table-cell>
          <table:table-cell table:style-name="ce45" table:number-columns-repeated="2"/>
          <table:table-cell table:style-name="ce48" table:formula="of:=[.O219] - AVERAGE([.O214:.O219])" office:value-type="float" office:value="0.0340827268671117" calcext:value-type="float">
            <text:p>0.0340827269</text:p>
          </table:table-cell>
          <table:table-cell table:style-name="ce45" table:formula="of:=[.M219]-[.M218]" office:value-type="float" office:value="-0.000220027888005111" calcext:value-type="float">
            <text:p>0.000</text:p>
          </table:table-cell>
          <table:table-cell table:style-name="ce45" table:formula="of:=AVERAGE([.O214:.O219])" office:value-type="float" office:value="0.545334578680715" calcext:value-type="float">
            <text:p>0.545</text:p>
          </table:table-cell>
          <table:table-cell table:style-name="ce9"/>
          <table:table-cell table:style-name="ce14" table:formula="of:=LOG([.X219])" office:value-type="float" office:value="2.96801571399364" calcext:value-type="float">
            <text:p>2.968015714</text:p>
          </table:table-cell>
          <table:table-cell table:style-name="ce44" table:formula="of:=[.X218]+1" office:value-type="float" office:value="929" calcext:value-type="float">
            <text:p>92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20]/[.D219]" office:value-type="percentage" office:value="0.000359867060874104" calcext:value-type="percentage">
            <text:p>0.0360%</text:p>
          </table:table-cell>
          <table:table-cell table:style-name="ce6" table:formula="of:=([.D220]-[.D219])" office:value-type="float" office:value="0.0000229500000000077" calcext:value-type="float">
            <text:p>0.00002295</text:p>
          </table:table-cell>
          <table:table-cell table:style-name="ce8" office:value-type="float" office:value="0.0637965" calcext:value-type="float">
            <text:p>0.0637965</text:p>
          </table:table-cell>
          <table:table-cell table:style-name="ce10" table:formula="of:=[.B220]-[.$S$2]" office:value-type="float" office:value="0.000357181884403515" calcext:value-type="float">
            <text:p>0.00035718</text:p>
          </table:table-cell>
          <table:table-cell table:style-name="ce9" table:formula="of:=SUM([.$E$3:.E220])" office:value-type="float" office:value="0.0105509951704144" calcext:value-type="float">
            <text:p>0.0105509952</text:p>
          </table:table-cell>
          <table:table-cell table:style-name="ce12" table:formula="of:=MAX([.$E$3:.E220]) - MIN([.$E$3:.E220])" office:value-type="float" office:value="0.00807769248362903" calcext:value-type="float">
            <text:p>0.008077692</text:p>
          </table:table-cell>
          <table:table-cell table:style-name="ce9" table:formula="of:=STDEV([.$E$3:.E220])" office:value-type="float" office:value="0.00118861626782086" calcext:value-type="float">
            <text:p>0.0011886163</text:p>
          </table:table-cell>
          <table:table-cell table:style-name="ce9" table:formula="of:=[.G220]/[.H220]" office:value-type="float" office:value="6.79587912627024" calcext:value-type="float">
            <text:p>6.7958791263</text:p>
          </table:table-cell>
          <table:table-cell table:style-name="ce9" table:formula="of:=SLOPE([.I205:.I220];[.W205:.W220])" office:value-type="float" office:value="9.0563422546291" calcext:value-type="float">
            <text:p>9.0563422546</text:p>
          </table:table-cell>
          <table:table-cell table:style-name="ce17" table:formula="of:=AVERAGE([.D213:.D220])" office:value-type="float" office:value="0.0637917775" calcext:value-type="float">
            <text:p>0.063791778</text:p>
          </table:table-cell>
          <table:table-cell table:style-name="ce19" table:formula="of:=([.D220] - [.K220])/[.K220]" office:value-type="percentage" office:value="0.0000740299171001844" calcext:value-type="percentage">
            <text:p>0.007%</text:p>
          </table:table-cell>
          <table:table-cell table:style-name="ce22" table:formula="of:=[.D220]-[.L220]" office:value-type="float" office:value="0.0637224700828998" calcext:value-type="float">
            <text:p>0.06372247</text:p>
          </table:table-cell>
          <table:table-cell table:style-name="ce27" table:formula="of:=ABS([.L219]-[.L220])" office:value-type="float" office:value="0.000222345275688667" calcext:value-type="float">
            <text:p>0.0002223</text:p>
          </table:table-cell>
          <table:table-cell table:style-name="ce34" table:formula="of:=IF(([.J220] &gt; [.$P$53]);(([.$M$53]+[.J220])/[.$O$53]);(([.$L$53]-[.J220])/[.$O$53]))" office:value-type="float" office:value="0.592760325357958" calcext:value-type="float">
            <text:p>0.59</text:p>
          </table:table-cell>
          <table:table-cell table:style-name="ce42" table:formula="of:=[.O220]-[.O219]" office:value-type="float" office:value="0.0133430198101308" calcext:value-type="float">
            <text:p>0.0133</text:p>
          </table:table-cell>
          <table:table-cell table:style-name="ce45" table:number-columns-repeated="2"/>
          <table:table-cell table:style-name="ce48" table:formula="of:=[.O220] - AVERAGE([.O215:.O220])" office:value-type="float" office:value="0.035687578679325" calcext:value-type="float">
            <text:p>0.0356875787</text:p>
          </table:table-cell>
          <table:table-cell table:style-name="ce45" table:formula="of:=[.M220]-[.M219]" office:value-type="float" office:value="-0.000199395275688671" calcext:value-type="float">
            <text:p>0.000</text:p>
          </table:table-cell>
          <table:table-cell table:style-name="ce45" table:formula="of:=AVERAGE([.O215:.O220])" office:value-type="float" office:value="0.557072746678633" calcext:value-type="float">
            <text:p>0.557</text:p>
          </table:table-cell>
          <table:table-cell table:style-name="ce9"/>
          <table:table-cell table:style-name="ce14" table:formula="of:=LOG([.X220])" office:value-type="float" office:value="2.96848294855393" calcext:value-type="float">
            <text:p>2.9684829486</text:p>
          </table:table-cell>
          <table:table-cell table:style-name="ce44" table:formula="of:=[.X219]+1" office:value-type="float" office:value="930" calcext:value-type="float">
            <text:p>93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21]/[.D220]" office:value-type="percentage" office:value="-0.000924658876270779" calcext:value-type="percentage">
            <text:p>-0.0925%</text:p>
          </table:table-cell>
          <table:table-cell table:style-name="ce6" table:formula="of:=([.D221]-[.D220])" office:value-type="float" office:value="-0.0000589900000000088" calcext:value-type="float">
            <text:p>-0.00005899</text:p>
          </table:table-cell>
          <table:table-cell table:style-name="ce8" office:value-type="float" office:value="0.06373751" calcext:value-type="float">
            <text:p>0.06373751</text:p>
          </table:table-cell>
          <table:table-cell table:style-name="ce10" table:formula="of:=[.B221]-[.$S$2]" office:value-type="float" office:value="-0.000927344052741367" calcext:value-type="float">
            <text:p>-0.00092734</text:p>
          </table:table-cell>
          <table:table-cell table:style-name="ce9" table:formula="of:=SUM([.$E$3:.E221])" office:value-type="float" office:value="0.00962365111767307" calcext:value-type="float">
            <text:p>0.0096236511</text:p>
          </table:table-cell>
          <table:table-cell table:style-name="ce12" table:formula="of:=MAX([.$E$3:.E221]) - MIN([.$E$3:.E221])" office:value-type="float" office:value="0.00807769248362903" calcext:value-type="float">
            <text:p>0.008077692</text:p>
          </table:table-cell>
          <table:table-cell table:style-name="ce9" table:formula="of:=STDEV([.$E$3:.E221])" office:value-type="float" office:value="0.00118771849833776" calcext:value-type="float">
            <text:p>0.0011877185</text:p>
          </table:table-cell>
          <table:table-cell table:style-name="ce9" table:formula="of:=[.G221]/[.H221]" office:value-type="float" office:value="6.80101597721511" calcext:value-type="float">
            <text:p>6.8010159772</text:p>
          </table:table-cell>
          <table:table-cell table:style-name="ce9" table:formula="of:=SLOPE([.I206:.I221];[.W206:.W221])" office:value-type="float" office:value="7.04406643941273" calcext:value-type="float">
            <text:p>7.0440664394</text:p>
          </table:table-cell>
          <table:table-cell table:style-name="ce17" table:formula="of:=AVERAGE([.D214:.D221])" office:value-type="float" office:value="0.06378284375" calcext:value-type="float">
            <text:p>0.063782844</text:p>
          </table:table-cell>
          <table:table-cell table:style-name="ce19" table:formula="of:=([.D221] - [.K221])/[.K221]" office:value-type="percentage" office:value="-0.000710751470688621" calcext:value-type="percentage">
            <text:p>-0.071%</text:p>
          </table:table-cell>
          <table:table-cell table:style-name="ce22" table:formula="of:=[.D221]-[.L221]" office:value-type="float" office:value="0.0644482614706886" calcext:value-type="float">
            <text:p>0.06444826</text:p>
          </table:table-cell>
          <table:table-cell table:style-name="ce27" table:formula="of:=ABS([.L220]-[.L221])" office:value-type="float" office:value="0.000784781387788806" calcext:value-type="float">
            <text:p>0.0007848</text:p>
          </table:table-cell>
          <table:table-cell table:style-name="ce34" table:formula="of:=IF(([.J221] &gt; [.$P$53]);(([.$M$53]+[.J221])/[.$O$53]);(([.$L$53]-[.J221])/[.$O$53]))" office:value-type="float" office:value="0.603597561388302" calcext:value-type="float">
            <text:p>0.60</text:p>
          </table:table-cell>
          <table:table-cell table:style-name="ce42" table:formula="of:=[.O221]-[.O220]" office:value-type="float" office:value="0.0108372360303445" calcext:value-type="float">
            <text:p>0.0108</text:p>
          </table:table-cell>
          <table:table-cell table:style-name="ce45" table:number-columns-repeated="2"/>
          <table:table-cell table:style-name="ce48" table:formula="of:=[.O221] - AVERAGE([.O216:.O221])" office:value-type="float" office:value="0.034165013417811" calcext:value-type="float">
            <text:p>0.0341650134</text:p>
          </table:table-cell>
          <table:table-cell table:style-name="ce45" table:formula="of:=[.M221]-[.M220]" office:value-type="float" office:value="0.000725791387788804" calcext:value-type="float">
            <text:p>0.001</text:p>
          </table:table-cell>
          <table:table-cell table:style-name="ce45" table:formula="of:=AVERAGE([.O216:.O221])" office:value-type="float" office:value="0.569432547970491" calcext:value-type="float">
            <text:p>0.569</text:p>
          </table:table-cell>
          <table:table-cell table:style-name="ce9"/>
          <table:table-cell table:style-name="ce14" table:formula="of:=LOG([.X221])" office:value-type="float" office:value="2.96894968098134" calcext:value-type="float">
            <text:p>2.968949681</text:p>
          </table:table-cell>
          <table:table-cell table:style-name="ce44" table:formula="of:=[.X220]+1" office:value-type="float" office:value="931" calcext:value-type="float">
            <text:p>93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22]/[.D221]" office:value-type="percentage" office:value="0.00176489480056574" calcext:value-type="percentage">
            <text:p>0.1765%</text:p>
          </table:table-cell>
          <table:table-cell table:style-name="ce6" table:formula="of:=([.D222]-[.D221])" office:value-type="float" office:value="0.000112490000000007" calcext:value-type="float">
            <text:p>0.00011249</text:p>
          </table:table-cell>
          <table:table-cell table:style-name="ce8" office:value-type="float" office:value="0.06385" calcext:value-type="float">
            <text:p>0.06385</text:p>
          </table:table-cell>
          <table:table-cell table:style-name="ce10" table:formula="of:=[.B222]-[.$S$2]" office:value-type="float" office:value="0.00176220962409515" calcext:value-type="float">
            <text:p>0.00176221</text:p>
          </table:table-cell>
          <table:table-cell table:style-name="ce9" table:formula="of:=SUM([.$E$3:.E222])" office:value-type="float" office:value="0.0113858607417682" calcext:value-type="float">
            <text:p>0.0113858607</text:p>
          </table:table-cell>
          <table:table-cell table:style-name="ce12" table:formula="of:=MAX([.$E$3:.E222]) - MIN([.$E$3:.E222])" office:value-type="float" office:value="0.00807769248362903" calcext:value-type="float">
            <text:p>0.008077692</text:p>
          </table:table-cell>
          <table:table-cell table:style-name="ce9" table:formula="of:=STDEV([.$E$3:.E222])" office:value-type="float" office:value="0.00119065274744727" calcext:value-type="float">
            <text:p>0.0011906527</text:p>
          </table:table-cell>
          <table:table-cell table:style-name="ce9" table:formula="of:=[.G222]/[.H222]" office:value-type="float" office:value="6.78425552785848" calcext:value-type="float">
            <text:p>6.7842555279</text:p>
          </table:table-cell>
          <table:table-cell table:style-name="ce9" table:formula="of:=SLOPE([.I207:.I222];[.W207:.W222])" office:value-type="float" office:value="4.46277261052088" calcext:value-type="float">
            <text:p>4.4627726105</text:p>
          </table:table-cell>
          <table:table-cell table:style-name="ce17" table:formula="of:=AVERAGE([.D215:.D222])" office:value-type="float" office:value="0.06379679875" calcext:value-type="float">
            <text:p>0.063796799</text:p>
          </table:table-cell>
          <table:table-cell table:style-name="ce19" table:formula="of:=([.D222] - [.K222])/[.K222]" office:value-type="percentage" office:value="0.000833917234757734" calcext:value-type="percentage">
            <text:p>0.083%</text:p>
          </table:table-cell>
          <table:table-cell table:style-name="ce22" table:formula="of:=[.D222]-[.L222]" office:value-type="float" office:value="0.0630160827652423" calcext:value-type="float">
            <text:p>0.06301608</text:p>
          </table:table-cell>
          <table:table-cell table:style-name="ce27" table:formula="of:=ABS([.L221]-[.L222])" office:value-type="float" office:value="0.00154466870544635" calcext:value-type="float">
            <text:p>0.0015447</text:p>
          </table:table-cell>
          <table:table-cell table:style-name="ce34" table:formula="of:=IF(([.J222] &gt; [.$P$53]);(([.$M$53]+[.J222])/[.$O$53]);(([.$L$53]-[.J222])/[.$O$53]))" office:value-type="float" office:value="0.617499279172633" calcext:value-type="float">
            <text:p>0.62</text:p>
          </table:table-cell>
          <table:table-cell table:style-name="ce42" table:formula="of:=[.O222]-[.O221]" office:value-type="float" office:value="0.0139017177843309" calcext:value-type="float">
            <text:p>0.0139</text:p>
          </table:table-cell>
          <table:table-cell table:style-name="ce45" table:number-columns-repeated="2"/>
          <table:table-cell table:style-name="ce48" table:formula="of:=[.O222] - AVERAGE([.O217:.O222])" office:value-type="float" office:value="0.034388426405046" calcext:value-type="float">
            <text:p>0.0343884264</text:p>
          </table:table-cell>
          <table:table-cell table:style-name="ce45" table:formula="of:=[.M222]-[.M221]" office:value-type="float" office:value="-0.00143217870544635" calcext:value-type="float">
            <text:p>-0.001</text:p>
          </table:table-cell>
          <table:table-cell table:style-name="ce45" table:formula="of:=AVERAGE([.O217:.O222])" office:value-type="float" office:value="0.583110852767587" calcext:value-type="float">
            <text:p>0.583</text:p>
          </table:table-cell>
          <table:table-cell table:style-name="ce9"/>
          <table:table-cell table:style-name="ce14" table:formula="of:=LOG([.X222])" office:value-type="float" office:value="2.96941591235398" calcext:value-type="float">
            <text:p>2.9694159124</text:p>
          </table:table-cell>
          <table:table-cell table:style-name="ce44" table:formula="of:=[.X221]+1" office:value-type="float" office:value="932" calcext:value-type="float">
            <text:p>93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23]/[.D222]" office:value-type="percentage" office:value="0" calcext:value-type="percentage">
            <text:p>0.0000%</text:p>
          </table:table-cell>
          <table:table-cell table:style-name="ce6" table:formula="of:=([.D223]-[.D222])" office:value-type="float" office:value="0" calcext:value-type="float">
            <text:p>0.00000000</text:p>
          </table:table-cell>
          <table:table-cell table:style-name="ce8" office:value-type="float" office:value="0.06385" calcext:value-type="float">
            <text:p>0.06385</text:p>
          </table:table-cell>
          <table:table-cell table:style-name="ce10" table:formula="of:=[.B223]-[.$S$2]" office:value-type="float" office:value="-0.00000268517647058823" calcext:value-type="float">
            <text:p>-0.00000269</text:p>
          </table:table-cell>
          <table:table-cell table:style-name="ce9" table:formula="of:=SUM([.$E$3:.E223])" office:value-type="float" office:value="0.0113831755652976" calcext:value-type="float">
            <text:p>0.0113831756</text:p>
          </table:table-cell>
          <table:table-cell table:style-name="ce12" table:formula="of:=MAX([.$E$3:.E223]) - MIN([.$E$3:.E223])" office:value-type="float" office:value="0.00807769248362903" calcext:value-type="float">
            <text:p>0.008077692</text:p>
          </table:table-cell>
          <table:table-cell table:style-name="ce9" table:formula="of:=STDEV([.$E$3:.E223])" office:value-type="float" office:value="0.00118794928063641" calcext:value-type="float">
            <text:p>0.0011879493</text:p>
          </table:table-cell>
          <table:table-cell table:style-name="ce9" table:formula="of:=[.G223]/[.H223]" office:value-type="float" office:value="6.7996947473226" calcext:value-type="float">
            <text:p>6.7996947473</text:p>
          </table:table-cell>
          <table:table-cell table:style-name="ce9" table:formula="of:=SLOPE([.I208:.I223];[.W208:.W223])" office:value-type="float" office:value="2.77554361823247" calcext:value-type="float">
            <text:p>2.7755436182</text:p>
          </table:table-cell>
          <table:table-cell table:style-name="ce17" table:formula="of:=AVERAGE([.D216:.D223])" office:value-type="float" office:value="0.06379992375" calcext:value-type="float">
            <text:p>0.063799924</text:p>
          </table:table-cell>
          <table:table-cell table:style-name="ce19" table:formula="of:=([.D223] - [.K223])/[.K223]" office:value-type="percentage" office:value="0.0007848951386872" calcext:value-type="percentage">
            <text:p>0.078%</text:p>
          </table:table-cell>
          <table:table-cell table:style-name="ce22" table:formula="of:=[.D223]-[.L223]" office:value-type="float" office:value="0.0630651048613128" calcext:value-type="float">
            <text:p>0.06306510</text:p>
          </table:table-cell>
          <table:table-cell table:style-name="ce27" table:formula="of:=ABS([.L222]-[.L223])" office:value-type="float" office:value="0.0000490220960705335" calcext:value-type="float">
            <text:p>0.0000490</text:p>
          </table:table-cell>
          <table:table-cell table:style-name="ce34" table:formula="of:=IF(([.J223] &gt; [.$P$53]);(([.$M$53]+[.J223])/[.$O$53]);(([.$L$53]-[.J223])/[.$O$53]))" office:value-type="float" office:value="0.626585955406777" calcext:value-type="float">
            <text:p>0.63</text:p>
          </table:table-cell>
          <table:table-cell table:style-name="ce42" table:formula="of:=[.O223]-[.O222]" office:value-type="float" office:value="0.00908667623414427" calcext:value-type="float">
            <text:p>0.0091</text:p>
          </table:table-cell>
          <table:table-cell table:style-name="ce45" table:number-columns-repeated="2"/>
          <table:table-cell table:style-name="ce48" table:formula="of:=[.O223] - AVERAGE([.O218:.O223])" office:value-type="float" office:value="0.0297359533526208" calcext:value-type="float">
            <text:p>0.0297359534</text:p>
          </table:table-cell>
          <table:table-cell table:style-name="ce45" table:formula="of:=[.M223]-[.M222]" office:value-type="float" office:value="0.0000490220960705362" calcext:value-type="float">
            <text:p>0.000</text:p>
          </table:table-cell>
          <table:table-cell table:style-name="ce45" table:formula="of:=AVERAGE([.O218:.O223])" office:value-type="float" office:value="0.596850002054157" calcext:value-type="float">
            <text:p>0.597</text:p>
          </table:table-cell>
          <table:table-cell table:style-name="ce9"/>
          <table:table-cell table:style-name="ce14" table:formula="of:=LOG([.X223])" office:value-type="float" office:value="2.9698816437465" calcext:value-type="float">
            <text:p>2.9698816437</text:p>
          </table:table-cell>
          <table:table-cell table:style-name="ce44" table:formula="of:=[.X222]+1" office:value-type="float" office:value="933" calcext:value-type="float">
            <text:p>93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24]/[.D223]" office:value-type="percentage" office:value="-0.0000156617071260924" calcext:value-type="percentage">
            <text:p>-0.0016%</text:p>
          </table:table-cell>
          <table:table-cell table:style-name="ce6" table:formula="of:=([.D224]-[.D223])" office:value-type="float" office:value="-0.000001000000000001" calcext:value-type="float">
            <text:p>-0.00000100</text:p>
          </table:table-cell>
          <table:table-cell table:style-name="ce8" office:value-type="float" office:value="0.063849" calcext:value-type="float">
            <text:p>0.063849</text:p>
          </table:table-cell>
          <table:table-cell table:style-name="ce10" table:formula="of:=[.B224]-[.$S$2]" office:value-type="float" office:value="-0.0000183468835966806" calcext:value-type="float">
            <text:p>-0.00001835</text:p>
          </table:table-cell>
          <table:table-cell table:style-name="ce9" table:formula="of:=SUM([.$E$3:.E224])" office:value-type="float" office:value="0.011364828681701" calcext:value-type="float">
            <text:p>0.0113648287</text:p>
          </table:table-cell>
          <table:table-cell table:style-name="ce12" table:formula="of:=MAX([.$E$3:.E224]) - MIN([.$E$3:.E224])" office:value-type="float" office:value="0.00807769248362903" calcext:value-type="float">
            <text:p>0.008077692</text:p>
          </table:table-cell>
          <table:table-cell table:style-name="ce9" table:formula="of:=STDEV([.$E$3:.E224])" office:value-type="float" office:value="0.00118526783770024" calcext:value-type="float">
            <text:p>0.0011852678</text:p>
          </table:table-cell>
          <table:table-cell table:style-name="ce9" table:formula="of:=[.G224]/[.H224]" office:value-type="float" office:value="6.81507776276293" calcext:value-type="float">
            <text:p>6.8150777628</text:p>
          </table:table-cell>
          <table:table-cell table:style-name="ce9" table:formula="of:=SLOPE([.I209:.I224];[.W209:.W224])" office:value-type="float" office:value="2.2314605103737" calcext:value-type="float">
            <text:p>2.2314605104</text:p>
          </table:table-cell>
          <table:table-cell table:style-name="ce17" table:formula="of:=AVERAGE([.D217:.D224])" office:value-type="float" office:value="0.0638108425" calcext:value-type="float">
            <text:p>0.063810843</text:p>
          </table:table-cell>
          <table:table-cell table:style-name="ce19" table:formula="of:=([.D224] - [.K224])/[.K224]" office:value-type="percentage" office:value="0.000597978313795132" calcext:value-type="percentage">
            <text:p>0.060%</text:p>
          </table:table-cell>
          <table:table-cell table:style-name="ce22" table:formula="of:=[.D224]-[.L224]" office:value-type="float" office:value="0.0632510216862049" calcext:value-type="float">
            <text:p>0.06325102</text:p>
          </table:table-cell>
          <table:table-cell table:style-name="ce27" table:formula="of:=ABS([.L223]-[.L224])" office:value-type="float" office:value="0.000186916824892068" calcext:value-type="float">
            <text:p>0.0001869</text:p>
          </table:table-cell>
          <table:table-cell table:style-name="ce34" table:formula="of:=IF(([.J224] &gt; [.$P$53]);(([.$M$53]+[.J224])/[.$O$53]);(([.$L$53]-[.J224])/[.$O$53]))" office:value-type="float" office:value="0.629516148681179" calcext:value-type="float">
            <text:p>0.63</text:p>
          </table:table-cell>
          <table:table-cell table:style-name="ce42" table:formula="of:=[.O224]-[.O223]" office:value-type="float" office:value="0.00293019327440192" calcext:value-type="float">
            <text:p>0.0029</text:p>
          </table:table-cell>
          <table:table-cell table:style-name="ce45" table:number-columns-repeated="2"/>
          <table:table-cell table:style-name="ce48" table:formula="of:=[.O224] - AVERAGE([.O219:.O224])" office:value-type="float" office:value="0.0212867194220666" calcext:value-type="float">
            <text:p>0.0212867194</text:p>
          </table:table-cell>
          <table:table-cell table:style-name="ce45" table:formula="of:=[.M224]-[.M223]" office:value-type="float" office:value="0.000185916824892066" calcext:value-type="float">
            <text:p>0.000</text:p>
          </table:table-cell>
          <table:table-cell table:style-name="ce45" table:formula="of:=AVERAGE([.O219:.O224])" office:value-type="float" office:value="0.608229429259113" calcext:value-type="float">
            <text:p>0.608</text:p>
          </table:table-cell>
          <table:table-cell table:style-name="ce9"/>
          <table:table-cell table:style-name="ce14" table:formula="of:=LOG([.X224])" office:value-type="float" office:value="2.97034687623009" calcext:value-type="float">
            <text:p>2.9703468762</text:p>
          </table:table-cell>
          <table:table-cell table:style-name="ce44" table:formula="of:=[.X223]+1" office:value-type="float" office:value="934" calcext:value-type="float">
            <text:p>93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25]/[.D224]" office:value-type="percentage" office:value="-0.00133142257513816" calcext:value-type="percentage">
            <text:p>-0.1331%</text:p>
          </table:table-cell>
          <table:table-cell table:style-name="ce6" table:formula="of:=([.D225]-[.D224])" office:value-type="float" office:value="-0.0000850099999999965" calcext:value-type="float">
            <text:p>-0.00008501</text:p>
          </table:table-cell>
          <table:table-cell table:style-name="ce8" office:value-type="float" office:value="0.06376399" calcext:value-type="float">
            <text:p>0.06376399</text:p>
          </table:table-cell>
          <table:table-cell table:style-name="ce10" table:formula="of:=[.B225]-[.$S$2]" office:value-type="float" office:value="-0.00133410775160875" calcext:value-type="float">
            <text:p>-0.00133411</text:p>
          </table:table-cell>
          <table:table-cell table:style-name="ce9" table:formula="of:=SUM([.$E$3:.E225])" office:value-type="float" office:value="0.0100307209300922" calcext:value-type="float">
            <text:p>0.0100307209</text:p>
          </table:table-cell>
          <table:table-cell table:style-name="ce12" table:formula="of:=MAX([.$E$3:.E225]) - MIN([.$E$3:.E225])" office:value-type="float" office:value="0.00807769248362903" calcext:value-type="float">
            <text:p>0.008077692</text:p>
          </table:table-cell>
          <table:table-cell table:style-name="ce9" table:formula="of:=STDEV([.$E$3:.E225])" office:value-type="float" office:value="0.00118622817814986" calcext:value-type="float">
            <text:p>0.0011862282</text:p>
          </table:table-cell>
          <table:table-cell table:style-name="ce9" table:formula="of:=[.G225]/[.H225]" office:value-type="float" office:value="6.80956044749139" calcext:value-type="float">
            <text:p>6.8095604475</text:p>
          </table:table-cell>
          <table:table-cell table:style-name="ce9" table:formula="of:=SLOPE([.I210:.I225];[.W210:.W225])" office:value-type="float" office:value="1.86152816781617" calcext:value-type="float">
            <text:p>1.8615281678</text:p>
          </table:table-cell>
          <table:table-cell table:style-name="ce17" table:formula="of:=AVERAGE([.D218:.D225])" office:value-type="float" office:value="0.06379783" calcext:value-type="float">
            <text:p>0.063797830</text:p>
          </table:table-cell>
          <table:table-cell table:style-name="ce19" table:formula="of:=([.D225] - [.K225])/[.K225]" office:value-type="percentage" office:value="-0.000530425564631169" calcext:value-type="percentage">
            <text:p>-0.053%</text:p>
          </table:table-cell>
          <table:table-cell table:style-name="ce22" table:formula="of:=[.D225]-[.L225]" office:value-type="float" office:value="0.0642944155646312" calcext:value-type="float">
            <text:p>0.06429442</text:p>
          </table:table-cell>
          <table:table-cell table:style-name="ce27" table:formula="of:=ABS([.L224]-[.L225])" office:value-type="float" office:value="0.0011284038784263" calcext:value-type="float">
            <text:p>0.0011284</text:p>
          </table:table-cell>
          <table:table-cell table:style-name="ce34" table:formula="of:=IF(([.J225] &gt; [.$P$53]);(([.$M$53]+[.J225])/[.$O$53]);(([.$L$53]-[.J225])/[.$O$53]))" office:value-type="float" office:value="0.631508442223267" calcext:value-type="float">
            <text:p>0.63</text:p>
          </table:table-cell>
          <table:table-cell table:style-name="ce42" table:formula="of:=[.O225]-[.O224]" office:value-type="float" office:value="0.00199229354208741" calcext:value-type="float">
            <text:p>0.0020</text:p>
          </table:table-cell>
          <table:table-cell table:style-name="ce45" table:number-columns-repeated="2"/>
          <table:table-cell table:style-name="ce48" table:formula="of:=[.O225] - AVERAGE([.O220:.O225])" office:value-type="float" office:value="0.0145971568515807" calcext:value-type="float">
            <text:p>0.0145971569</text:p>
          </table:table-cell>
          <table:table-cell table:style-name="ce45" table:formula="of:=[.M225]-[.M224]" office:value-type="float" office:value="0.00104339387842629" calcext:value-type="float">
            <text:p>0.001</text:p>
          </table:table-cell>
          <table:table-cell table:style-name="ce45" table:formula="of:=AVERAGE([.O220:.O225])" office:value-type="float" office:value="0.616911285371686" calcext:value-type="float">
            <text:p>0.617</text:p>
          </table:table-cell>
          <table:table-cell table:style-name="ce9"/>
          <table:table-cell table:style-name="ce14" table:formula="of:=LOG([.X225])" office:value-type="float" office:value="2.97081161087252" calcext:value-type="float">
            <text:p>2.9708116109</text:p>
          </table:table-cell>
          <table:table-cell table:style-name="ce44" table:formula="of:=[.X224]+1" office:value-type="float" office:value="935" calcext:value-type="float">
            <text:p>93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26]/[.D225]" office:value-type="percentage" office:value="0.00126262487651717" calcext:value-type="percentage">
            <text:p>0.1263%</text:p>
          </table:table-cell>
          <table:table-cell table:style-name="ce6" table:formula="of:=([.D226]-[.D225])" office:value-type="float" office:value="0.000080509999999992" calcext:value-type="float">
            <text:p>0.00008051</text:p>
          </table:table-cell>
          <table:table-cell table:style-name="ce8" office:value-type="float" office:value="0.0638445" calcext:value-type="float">
            <text:p>0.0638445</text:p>
          </table:table-cell>
          <table:table-cell table:style-name="ce10" table:formula="of:=[.B226]-[.$S$2]" office:value-type="float" office:value="0.00125993970004658" calcext:value-type="float">
            <text:p>0.00125994</text:p>
          </table:table-cell>
          <table:table-cell table:style-name="ce9" table:formula="of:=SUM([.$E$3:.E226])" office:value-type="float" office:value="0.0112906606301388" calcext:value-type="float">
            <text:p>0.0112906606</text:p>
          </table:table-cell>
          <table:table-cell table:style-name="ce12" table:formula="of:=MAX([.$E$3:.E226]) - MIN([.$E$3:.E226])" office:value-type="float" office:value="0.00807769248362903" calcext:value-type="float">
            <text:p>0.008077692</text:p>
          </table:table-cell>
          <table:table-cell table:style-name="ce9" table:formula="of:=STDEV([.$E$3:.E226])" office:value-type="float" office:value="0.00118634611397569" calcext:value-type="float">
            <text:p>0.0011863461</text:p>
          </table:table-cell>
          <table:table-cell table:style-name="ce9" table:formula="of:=[.G226]/[.H226]" office:value-type="float" office:value="6.80888350243675" calcext:value-type="float">
            <text:p>6.8088835024</text:p>
          </table:table-cell>
          <table:table-cell table:style-name="ce9" table:formula="of:=SLOPE([.I211:.I226];[.W211:.W226])" office:value-type="float" office:value="1.98382633772278" calcext:value-type="float">
            <text:p>1.9838263377</text:p>
          </table:table-cell>
          <table:table-cell table:style-name="ce17" table:formula="of:=AVERAGE([.D219:.D226])" office:value-type="float" office:value="0.06380813125" calcext:value-type="float">
            <text:p>0.063808131</text:p>
          </table:table-cell>
          <table:table-cell table:style-name="ce19" table:formula="of:=([.D226] - [.K226])/[.K226]" office:value-type="percentage" office:value="0.000569970461249036" calcext:value-type="percentage">
            <text:p>0.057%</text:p>
          </table:table-cell>
          <table:table-cell table:style-name="ce22" table:formula="of:=[.D226]-[.L226]" office:value-type="float" office:value="0.063274529538751" calcext:value-type="float">
            <text:p>0.06327453</text:p>
          </table:table-cell>
          <table:table-cell table:style-name="ce27" table:formula="of:=ABS([.L225]-[.L226])" office:value-type="float" office:value="0.0011003960258802" calcext:value-type="float">
            <text:p>0.0011004</text:p>
          </table:table-cell>
          <table:table-cell table:style-name="ce34" table:formula="of:=IF(([.J226] &gt; [.$P$53]);(([.$M$53]+[.J226])/[.$O$53]);(([.$L$53]-[.J226])/[.$O$53]))" office:value-type="float" office:value="0.630849797854868" calcext:value-type="float">
            <text:p>0.63</text:p>
          </table:table-cell>
          <table:table-cell table:style-name="ce42" table:formula="of:=[.O226]-[.O225]" office:value-type="float" office:value="-0.000658644368398686" calcext:value-type="float">
            <text:p>-0.0007</text:p>
          </table:table-cell>
          <table:table-cell table:style-name="ce45" table:number-columns-repeated="2"/>
          <table:table-cell table:style-name="ce48" table:formula="of:=[.O226] - AVERAGE([.O221:.O226])" office:value-type="float" office:value="0.00759026706703025" calcext:value-type="float">
            <text:p>0.0075902671</text:p>
          </table:table-cell>
          <table:table-cell table:style-name="ce45" table:formula="of:=[.M226]-[.M225]" office:value-type="float" office:value="-0.00101988602588021" calcext:value-type="float">
            <text:p>-0.001</text:p>
          </table:table-cell>
          <table:table-cell table:style-name="ce45" table:formula="of:=AVERAGE([.O221:.O226])" office:value-type="float" office:value="0.623259530787838" calcext:value-type="float">
            <text:p>0.623</text:p>
          </table:table-cell>
          <table:table-cell table:style-name="ce9"/>
          <table:table-cell table:style-name="ce14" table:formula="of:=LOG([.X226])" office:value-type="float" office:value="2.9712758487381" calcext:value-type="float">
            <text:p>2.9712758487</text:p>
          </table:table-cell>
          <table:table-cell table:style-name="ce44" table:formula="of:=[.X225]+1" office:value-type="float" office:value="936" calcext:value-type="float">
            <text:p>93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27]/[.D226]" office:value-type="percentage" office:value="0.0000861468098270877" calcext:value-type="percentage">
            <text:p>0.0086%</text:p>
          </table:table-cell>
          <table:table-cell table:style-name="ce6" table:formula="of:=([.D227]-[.D226])" office:value-type="float" office:value="0.0000055000000000055" calcext:value-type="float">
            <text:p>0.00000550</text:p>
          </table:table-cell>
          <table:table-cell table:style-name="ce8" office:value-type="float" office:value="0.06385" calcext:value-type="float">
            <text:p>0.06385</text:p>
          </table:table-cell>
          <table:table-cell table:style-name="ce10" table:formula="of:=[.B227]-[.$S$2]" office:value-type="float" office:value="0.0000834616333564995" calcext:value-type="float">
            <text:p>0.00008346</text:p>
          </table:table-cell>
          <table:table-cell table:style-name="ce9" table:formula="of:=SUM([.$E$3:.E227])" office:value-type="float" office:value="0.0113741222634953" calcext:value-type="float">
            <text:p>0.0113741223</text:p>
          </table:table-cell>
          <table:table-cell table:style-name="ce12" table:formula="of:=MAX([.$E$3:.E227]) - MIN([.$E$3:.E227])" office:value-type="float" office:value="0.00807769248362903" calcext:value-type="float">
            <text:p>0.008077692</text:p>
          </table:table-cell>
          <table:table-cell table:style-name="ce9" table:formula="of:=STDEV([.$E$3:.E227])" office:value-type="float" office:value="0.00118369710939356" calcext:value-type="float">
            <text:p>0.0011836971</text:p>
          </table:table-cell>
          <table:table-cell table:style-name="ce9" table:formula="of:=[.G227]/[.H227]" office:value-type="float" office:value="6.82412115356729" calcext:value-type="float">
            <text:p>6.8241211536</text:p>
          </table:table-cell>
          <table:table-cell table:style-name="ce9" table:formula="of:=SLOPE([.I212:.I227];[.W212:.W227])" office:value-type="float" office:value="3.48652316635174" calcext:value-type="float">
            <text:p>3.4865231664</text:p>
          </table:table-cell>
          <table:table-cell table:style-name="ce17" table:formula="of:=AVERAGE([.D220:.D227])" office:value-type="float" office:value="0.0638176875" calcext:value-type="float">
            <text:p>0.063817688</text:p>
          </table:table-cell>
          <table:table-cell table:style-name="ce19" table:formula="of:=([.D227] - [.K227])/[.K227]" office:value-type="percentage" office:value="0.00050632514692743" calcext:value-type="percentage">
            <text:p>0.051%</text:p>
          </table:table-cell>
          <table:table-cell table:style-name="ce22" table:formula="of:=[.D227]-[.L227]" office:value-type="float" office:value="0.0633436748530726" calcext:value-type="float">
            <text:p>0.06334367</text:p>
          </table:table-cell>
          <table:table-cell table:style-name="ce27" table:formula="of:=ABS([.L226]-[.L227])" office:value-type="float" office:value="0.0000636453143216059" calcext:value-type="float">
            <text:p>0.0000636</text:p>
          </table:table-cell>
          <table:table-cell table:style-name="ce34" table:formula="of:=IF(([.J227] &gt; [.$P$53]);(([.$M$53]+[.J227])/[.$O$53]);(([.$L$53]-[.J227])/[.$O$53]))" office:value-type="float" office:value="0.622756931016854" calcext:value-type="float">
            <text:p>0.62</text:p>
          </table:table-cell>
          <table:table-cell table:style-name="ce42" table:formula="of:=[.O227]-[.O226]" office:value-type="float" office:value="-0.00809286683801402" calcext:value-type="float">
            <text:p>-0.0081</text:p>
          </table:table-cell>
          <table:table-cell table:style-name="ce45" table:number-columns-repeated="2"/>
          <table:table-cell table:style-name="ce48" table:formula="of:=[.O227] - AVERAGE([.O222:.O227])" office:value-type="float" office:value="-0.00369582804240909" calcext:value-type="float">
            <text:p>-0.0036958280</text:p>
          </table:table-cell>
          <table:table-cell table:style-name="ce45" table:formula="of:=[.M227]-[.M226]" office:value-type="float" office:value="0.000069145314321617" calcext:value-type="float">
            <text:p>0.000</text:p>
          </table:table-cell>
          <table:table-cell table:style-name="ce45" table:formula="of:=AVERAGE([.O222:.O227])" office:value-type="float" office:value="0.626452759059263" calcext:value-type="float">
            <text:p>0.626</text:p>
          </table:table-cell>
          <table:table-cell table:style-name="ce9"/>
          <table:table-cell table:style-name="ce14" table:formula="of:=LOG([.X227])" office:value-type="float" office:value="2.97173959088778" calcext:value-type="float">
            <text:p>2.9717395909</text:p>
          </table:table-cell>
          <table:table-cell table:style-name="ce44" table:formula="of:=[.X226]+1" office:value-type="float" office:value="937" calcext:value-type="float">
            <text:p>93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28]/[.D227]" office:value-type="percentage" office:value="0.000759592795614612" calcext:value-type="percentage">
            <text:p>0.0760%</text:p>
          </table:table-cell>
          <table:table-cell table:style-name="ce6" table:formula="of:=([.D228]-[.D227])" office:value-type="float" office:value="0.000048499999999993" calcext:value-type="float">
            <text:p>0.00004850</text:p>
          </table:table-cell>
          <table:table-cell table:style-name="ce8" office:value-type="float" office:value="0.0638985" calcext:value-type="float">
            <text:p>0.0638985</text:p>
          </table:table-cell>
          <table:table-cell table:style-name="ce10" table:formula="of:=[.B228]-[.$S$2]" office:value-type="float" office:value="0.000756907619144024" calcext:value-type="float">
            <text:p>0.00075691</text:p>
          </table:table-cell>
          <table:table-cell table:style-name="ce9" table:formula="of:=SUM([.$E$3:.E228])" office:value-type="float" office:value="0.0121310298826393" calcext:value-type="float">
            <text:p>0.0121310299</text:p>
          </table:table-cell>
          <table:table-cell table:style-name="ce12" table:formula="of:=MAX([.$E$3:.E228]) - MIN([.$E$3:.E228])" office:value-type="float" office:value="0.00807769248362903" calcext:value-type="float">
            <text:p>0.008077692</text:p>
          </table:table-cell>
          <table:table-cell table:style-name="ce9" table:formula="of:=STDEV([.$E$3:.E228])" office:value-type="float" office:value="0.0011819979934847" calcext:value-type="float">
            <text:p>0.001181998</text:p>
          </table:table-cell>
          <table:table-cell table:style-name="ce9" table:formula="of:=[.G228]/[.H228]" office:value-type="float" office:value="6.8339307918915" calcext:value-type="float">
            <text:p>6.8339307919</text:p>
          </table:table-cell>
          <table:table-cell table:style-name="ce9" table:formula="of:=SLOPE([.I213:.I228];[.W213:.W228])" office:value-type="float" office:value="5.2605702855996" calcext:value-type="float">
            <text:p>5.2605702856</text:p>
          </table:table-cell>
          <table:table-cell table:style-name="ce17" table:formula="of:=AVERAGE([.D221:.D228])" office:value-type="float" office:value="0.0638304375" calcext:value-type="float">
            <text:p>0.063830438</text:p>
          </table:table-cell>
          <table:table-cell table:style-name="ce19" table:formula="of:=([.D228] - [.K228])/[.K228]" office:value-type="percentage" office:value="0.00106630163705197" calcext:value-type="percentage">
            <text:p>0.107%</text:p>
          </table:table-cell>
          <table:table-cell table:style-name="ce22" table:formula="of:=[.D228]-[.L228]" office:value-type="float" office:value="0.062832198362948" calcext:value-type="float">
            <text:p>0.06283220</text:p>
          </table:table-cell>
          <table:table-cell table:style-name="ce27" table:formula="of:=ABS([.L227]-[.L228])" office:value-type="float" office:value="0.00055997649012454" calcext:value-type="float">
            <text:p>0.0005600</text:p>
          </table:table-cell>
          <table:table-cell table:style-name="ce34" table:formula="of:=IF(([.J228] &gt; [.$P$53]);(([.$M$53]+[.J228])/[.$O$53]);(([.$L$53]-[.J228])/[.$O$53]))" office:value-type="float" office:value="0.61320269038301" calcext:value-type="float">
            <text:p>0.61</text:p>
          </table:table-cell>
          <table:table-cell table:style-name="ce42" table:formula="of:=[.O228]-[.O227]" office:value-type="float" office:value="-0.0095542406338438" calcext:value-type="float">
            <text:p>-0.0096</text:p>
          </table:table-cell>
          <table:table-cell table:style-name="ce45" table:number-columns-repeated="2"/>
          <table:table-cell table:style-name="ce48" table:formula="of:=[.O228] - AVERAGE([.O223:.O228])" office:value-type="float" office:value="-0.012533970544649" calcext:value-type="float">
            <text:p>-0.0125339705</text:p>
          </table:table-cell>
          <table:table-cell table:style-name="ce45" table:formula="of:=[.M228]-[.M227]" office:value-type="float" office:value="-0.000511476490124549" calcext:value-type="float">
            <text:p>-0.001</text:p>
          </table:table-cell>
          <table:table-cell table:style-name="ce45" table:formula="of:=AVERAGE([.O223:.O228])" office:value-type="float" office:value="0.625736660927659" calcext:value-type="float">
            <text:p>0.626</text:p>
          </table:table-cell>
          <table:table-cell table:style-name="ce9"/>
          <table:table-cell table:style-name="ce14" table:formula="of:=LOG([.X228])" office:value-type="float" office:value="2.97220283837906" calcext:value-type="float">
            <text:p>2.9722028384</text:p>
          </table:table-cell>
          <table:table-cell table:style-name="ce44" table:formula="of:=[.X227]+1" office:value-type="float" office:value="938" calcext:value-type="float">
            <text:p>93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29]/[.D228]" office:value-type="percentage" office:value="0.0000156498196358444" calcext:value-type="percentage">
            <text:p>0.0016%</text:p>
          </table:table-cell>
          <table:table-cell table:style-name="ce6" table:formula="of:=([.D229]-[.D228])" office:value-type="float" office:value="0.000001000000000001" calcext:value-type="float">
            <text:p>0.00000100</text:p>
          </table:table-cell>
          <table:table-cell table:style-name="ce8" office:value-type="float" office:value="0.0638995" calcext:value-type="float">
            <text:p>0.0638995</text:p>
          </table:table-cell>
          <table:table-cell table:style-name="ce10" table:formula="of:=[.B229]-[.$S$2]" office:value-type="float" office:value="0.0000129646431652561" calcext:value-type="float">
            <text:p>0.00001296</text:p>
          </table:table-cell>
          <table:table-cell table:style-name="ce9" table:formula="of:=SUM([.$E$3:.E229])" office:value-type="float" office:value="0.0121439945258046" calcext:value-type="float">
            <text:p>0.0121439945</text:p>
          </table:table-cell>
          <table:table-cell table:style-name="ce12" table:formula="of:=MAX([.$E$3:.E229]) - MIN([.$E$3:.E229])" office:value-type="float" office:value="0.00807769248362903" calcext:value-type="float">
            <text:p>0.008077692</text:p>
          </table:table-cell>
          <table:table-cell table:style-name="ce9" table:formula="of:=STDEV([.$E$3:.E229])" office:value-type="float" office:value="0.0011793831501159" calcext:value-type="float">
            <text:p>0.0011793832</text:p>
          </table:table-cell>
          <table:table-cell table:style-name="ce9" table:formula="of:=[.G229]/[.H229]" office:value-type="float" office:value="6.84908249099134" calcext:value-type="float">
            <text:p>6.849082491</text:p>
          </table:table-cell>
          <table:table-cell table:style-name="ce9" table:formula="of:=SLOPE([.I214:.I229];[.W214:.W229])" office:value-type="float" office:value="7.43298112066024" calcext:value-type="float">
            <text:p>7.4329811207</text:p>
          </table:table-cell>
          <table:table-cell table:style-name="ce17" table:formula="of:=AVERAGE([.D222:.D229])" office:value-type="float" office:value="0.06385068625" calcext:value-type="float">
            <text:p>0.063850686</text:p>
          </table:table-cell>
          <table:table-cell table:style-name="ce19" table:formula="of:=([.D229] - [.K229])/[.K229]" office:value-type="percentage" office:value="0.00076449843951366" calcext:value-type="percentage">
            <text:p>0.076%</text:p>
          </table:table-cell>
          <table:table-cell table:style-name="ce22" table:formula="of:=[.D229]-[.L229]" office:value-type="float" office:value="0.0631350015604863" calcext:value-type="float">
            <text:p>0.06313500</text:p>
          </table:table-cell>
          <table:table-cell table:style-name="ce27" table:formula="of:=ABS([.L228]-[.L229])" office:value-type="float" office:value="0.00030180319753831" calcext:value-type="float">
            <text:p>0.0003018</text:p>
          </table:table-cell>
          <table:table-cell table:style-name="ce34" table:formula="of:=IF(([.J229] &gt; [.$P$53]);(([.$M$53]+[.J229])/[.$O$53]);(([.$L$53]-[.J229])/[.$O$53]))" office:value-type="float" office:value="0.601503037285555" calcext:value-type="float">
            <text:p>0.60</text:p>
          </table:table-cell>
          <table:table-cell table:style-name="ce42" table:formula="of:=[.O229]-[.O228]" office:value-type="float" office:value="-0.011699653097455" calcext:value-type="float">
            <text:p>-0.0117</text:p>
          </table:table-cell>
          <table:table-cell table:style-name="ce45" table:number-columns-repeated="2"/>
          <table:table-cell table:style-name="ce48" table:formula="of:=[.O229] - AVERAGE([.O224:.O229])" office:value-type="float" office:value="-0.0200531372885671" calcext:value-type="float">
            <text:p>-0.0200531373</text:p>
          </table:table-cell>
          <table:table-cell table:style-name="ce45" table:formula="of:=[.M229]-[.M228]" office:value-type="float" office:value="0.000302803197538309" calcext:value-type="float">
            <text:p>0.000</text:p>
          </table:table-cell>
          <table:table-cell table:style-name="ce45" table:formula="of:=AVERAGE([.O224:.O229])" office:value-type="float" office:value="0.621556174574122" calcext:value-type="float">
            <text:p>0.622</text:p>
          </table:table-cell>
          <table:table-cell table:style-name="ce9"/>
          <table:table-cell table:style-name="ce14" table:formula="of:=LOG([.X229])" office:value-type="float" office:value="2.97266559226611" calcext:value-type="float">
            <text:p>2.9726655923</text:p>
          </table:table-cell>
          <table:table-cell table:style-name="ce44" table:formula="of:=[.X228]+1" office:value-type="float" office:value="939" calcext:value-type="float">
            <text:p>93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30]/[.D229]" office:value-type="percentage" office:value="0.000697501545395624" calcext:value-type="percentage">
            <text:p>0.0698%</text:p>
          </table:table-cell>
          <table:table-cell table:style-name="ce6" table:formula="of:=([.D230]-[.D229])" office:value-type="float" office:value="0.0000445700000000077" calcext:value-type="float">
            <text:p>0.00004457</text:p>
          </table:table-cell>
          <table:table-cell table:style-name="ce8" office:value-type="float" office:value="0.06394407" calcext:value-type="float">
            <text:p>0.06394407</text:p>
          </table:table-cell>
          <table:table-cell table:style-name="ce10" table:formula="of:=[.B230]-[.$S$2]" office:value-type="float" office:value="0.000694816368925035" calcext:value-type="float">
            <text:p>0.00069482</text:p>
          </table:table-cell>
          <table:table-cell table:style-name="ce9" table:formula="of:=SUM([.$E$3:.E230])" office:value-type="float" office:value="0.0128388108947296" calcext:value-type="float">
            <text:p>0.0128388109</text:p>
          </table:table-cell>
          <table:table-cell table:style-name="ce12" table:formula="of:=MAX([.$E$3:.E230]) - MIN([.$E$3:.E230])" office:value-type="float" office:value="0.00807769248362903" calcext:value-type="float">
            <text:p>0.008077692</text:p>
          </table:table-cell>
          <table:table-cell table:style-name="ce9" table:formula="of:=STDEV([.$E$3:.E230])" office:value-type="float" office:value="0.00117754872806074" calcext:value-type="float">
            <text:p>0.0011775487</text:p>
          </table:table-cell>
          <table:table-cell table:style-name="ce9" table:formula="of:=[.G230]/[.H230]" office:value-type="float" office:value="6.85975220484665" calcext:value-type="float">
            <text:p>6.8597522048</text:p>
          </table:table-cell>
          <table:table-cell table:style-name="ce9" table:formula="of:=SLOPE([.I215:.I230];[.W215:.W230])" office:value-type="float" office:value="9.81860617717608" calcext:value-type="float">
            <text:p>9.8186061772</text:p>
          </table:table-cell>
          <table:table-cell table:style-name="ce17" table:formula="of:=AVERAGE([.D223:.D230])" office:value-type="float" office:value="0.063862445" calcext:value-type="float">
            <text:p>0.063862445</text:p>
          </table:table-cell>
          <table:table-cell table:style-name="ce19" table:formula="of:=([.D230] - [.K230])/[.K230]" office:value-type="percentage" office:value="0.00127813772241263" calcext:value-type="percentage">
            <text:p>0.128%</text:p>
          </table:table-cell>
          <table:table-cell table:style-name="ce22" table:formula="of:=[.D230]-[.L230]" office:value-type="float" office:value="0.0626659322775874" calcext:value-type="float">
            <text:p>0.06266593</text:p>
          </table:table-cell>
          <table:table-cell table:style-name="ce27" table:formula="of:=ABS([.L229]-[.L230])" office:value-type="float" office:value="0.000513639282898969" calcext:value-type="float">
            <text:p>0.0005136</text:p>
          </table:table-cell>
          <table:table-cell table:style-name="ce34" table:formula="of:=IF(([.J230] &gt; [.$P$53]);(([.$M$53]+[.J230])/[.$O$53]);(([.$L$53]-[.J230])/[.$O$53]))" office:value-type="float" office:value="0.588655105793328" calcext:value-type="float">
            <text:p>0.59</text:p>
          </table:table-cell>
          <table:table-cell table:style-name="ce42" table:formula="of:=[.O230]-[.O229]" office:value-type="float" office:value="-0.0128479314922273" calcext:value-type="float">
            <text:p>-0.0128</text:p>
          </table:table-cell>
          <table:table-cell table:style-name="ce45" table:number-columns-repeated="2"/>
          <table:table-cell table:style-name="ce48" table:formula="of:=[.O230] - AVERAGE([.O225:.O230])" office:value-type="float" office:value="-0.0260908949661525" calcext:value-type="float">
            <text:p>-0.0260908950</text:p>
          </table:table-cell>
          <table:table-cell table:style-name="ce45" table:formula="of:=[.M230]-[.M229]" office:value-type="float" office:value="-0.000469069282898957" calcext:value-type="float">
            <text:p>0.000</text:p>
          </table:table-cell>
          <table:table-cell table:style-name="ce45" table:formula="of:=AVERAGE([.O225:.O230])" office:value-type="float" office:value="0.61474600075948" calcext:value-type="float">
            <text:p>0.615</text:p>
          </table:table-cell>
          <table:table-cell table:style-name="ce9"/>
          <table:table-cell table:style-name="ce14" table:formula="of:=LOG([.X230])" office:value-type="float" office:value="2.9731278535997" calcext:value-type="float">
            <text:p>2.9731278536</text:p>
          </table:table-cell>
          <table:table-cell table:style-name="ce44" table:formula="of:=[.X229]+1" office:value-type="float" office:value="940" calcext:value-type="float">
            <text:p>94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31]/[.D230]" office:value-type="percentage" office:value="-0.00148582972588399" calcext:value-type="percentage">
            <text:p>-0.1486%</text:p>
          </table:table-cell>
          <table:table-cell table:style-name="ce6" table:formula="of:=([.D231]-[.D230])" office:value-type="float" office:value="-0.0000950100000000065" calcext:value-type="float">
            <text:p>-0.00009501</text:p>
          </table:table-cell>
          <table:table-cell table:style-name="ce8" office:value-type="float" office:value="0.06384906" calcext:value-type="float">
            <text:p>0.06384906</text:p>
          </table:table-cell>
          <table:table-cell table:style-name="ce10" table:formula="of:=[.B231]-[.$S$2]" office:value-type="float" office:value="-0.00148851490235458" calcext:value-type="float">
            <text:p>-0.00148851</text:p>
          </table:table-cell>
          <table:table-cell table:style-name="ce9" table:formula="of:=SUM([.$E$3:.E231])" office:value-type="float" office:value="0.011350295992375" calcext:value-type="float">
            <text:p>0.011350296</text:p>
          </table:table-cell>
          <table:table-cell table:style-name="ce12" table:formula="of:=MAX([.$E$3:.E231]) - MIN([.$E$3:.E231])" office:value-type="float" office:value="0.00807769248362903" calcext:value-type="float">
            <text:p>0.008077692</text:p>
          </table:table-cell>
          <table:table-cell table:style-name="ce9" table:formula="of:=STDEV([.$E$3:.E231])" office:value-type="float" office:value="0.00117938995715537" calcext:value-type="float">
            <text:p>0.00117939</text:p>
          </table:table-cell>
          <table:table-cell table:style-name="ce9" table:formula="of:=[.G231]/[.H231]" office:value-type="float" office:value="6.8490429604064" calcext:value-type="float">
            <text:p>6.8490429604</text:p>
          </table:table-cell>
          <table:table-cell table:style-name="ce9" table:formula="of:=SLOPE([.I216:.I231];[.W216:.W231])" office:value-type="float" office:value="11.1180227263422" calcext:value-type="float">
            <text:p>11.1180227263</text:p>
          </table:table-cell>
          <table:table-cell table:style-name="ce17" table:formula="of:=AVERAGE([.D224:.D231])" office:value-type="float" office:value="0.0638623275" calcext:value-type="float">
            <text:p>0.063862328</text:p>
          </table:table-cell>
          <table:table-cell table:style-name="ce19" table:formula="of:=([.D231] - [.K231])/[.K231]" office:value-type="percentage" office:value="-0.000207751588759601" calcext:value-type="percentage">
            <text:p>-0.021%</text:p>
          </table:table-cell>
          <table:table-cell table:style-name="ce22" table:formula="of:=[.D231]-[.L231]" office:value-type="float" office:value="0.0640568115887596" calcext:value-type="float">
            <text:p>0.06405681</text:p>
          </table:table-cell>
          <table:table-cell table:style-name="ce27" table:formula="of:=ABS([.L230]-[.L231])" office:value-type="float" office:value="0.00148588931117223" calcext:value-type="float">
            <text:p>0.0014859</text:p>
          </table:table-cell>
          <table:table-cell table:style-name="ce34" table:formula="of:=IF(([.J231] &gt; [.$P$53]);(([.$M$53]+[.J231])/[.$O$53]);(([.$L$53]-[.J231])/[.$O$53]))" office:value-type="float" office:value="0.581657017490242" calcext:value-type="float">
            <text:p>0.58</text:p>
          </table:table-cell>
          <table:table-cell table:style-name="ce42" table:formula="of:=[.O231]-[.O230]" office:value-type="float" office:value="-0.00699808830308635" calcext:value-type="float">
            <text:p>-0.0070</text:p>
          </table:table-cell>
          <table:table-cell table:style-name="ce45" table:number-columns-repeated="2"/>
          <table:table-cell table:style-name="ce48" table:formula="of:=[.O231] - AVERAGE([.O226:.O231])" office:value-type="float" office:value="-0.0247804124804013" calcext:value-type="float">
            <text:p>-0.0247804125</text:p>
          </table:table-cell>
          <table:table-cell table:style-name="ce45" table:formula="of:=[.M231]-[.M230]" office:value-type="float" office:value="0.00139087931117222" calcext:value-type="float">
            <text:p>0.001</text:p>
          </table:table-cell>
          <table:table-cell table:style-name="ce45" table:formula="of:=AVERAGE([.O226:.O231])" office:value-type="float" office:value="0.606437429970643" calcext:value-type="float">
            <text:p>0.606</text:p>
          </table:table-cell>
          <table:table-cell table:style-name="ce9"/>
          <table:table-cell table:style-name="ce14" table:formula="of:=LOG([.X231])" office:value-type="float" office:value="2.97358962342726" calcext:value-type="float">
            <text:p>2.9735896234</text:p>
          </table:table-cell>
          <table:table-cell table:style-name="ce44" table:formula="of:=[.X230]+1" office:value-type="float" office:value="941" calcext:value-type="float">
            <text:p>94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32]/[.D231]" office:value-type="percentage" office:value="0.0010593734661091" calcext:value-type="percentage">
            <text:p>0.1059%</text:p>
          </table:table-cell>
          <table:table-cell table:style-name="ce6" table:formula="of:=([.D232]-[.D231])" office:value-type="float" office:value="0.0000676400000000077" calcext:value-type="float">
            <text:p>0.00006764</text:p>
          </table:table-cell>
          <table:table-cell table:style-name="ce8" office:value-type="float" office:value="0.0639167" calcext:value-type="float">
            <text:p>0.0639167</text:p>
          </table:table-cell>
          <table:table-cell table:style-name="ce10" table:formula="of:=[.B232]-[.$S$2]" office:value-type="float" office:value="0.00105668828963851" calcext:value-type="float">
            <text:p>0.00105669</text:p>
          </table:table-cell>
          <table:table-cell table:style-name="ce9" table:formula="of:=SUM([.$E$3:.E232])" office:value-type="float" office:value="0.0124069842820135" calcext:value-type="float">
            <text:p>0.0124069843</text:p>
          </table:table-cell>
          <table:table-cell table:style-name="ce12" table:formula="of:=MAX([.$E$3:.E232]) - MIN([.$E$3:.E232])" office:value-type="float" office:value="0.00807769248362903" calcext:value-type="float">
            <text:p>0.008077692</text:p>
          </table:table-cell>
          <table:table-cell table:style-name="ce9" table:formula="of:=STDEV([.$E$3:.E232])" office:value-type="float" office:value="0.00117868426591998" calcext:value-type="float">
            <text:p>0.0011786843</text:p>
          </table:table-cell>
          <table:table-cell table:style-name="ce9" table:formula="of:=[.G232]/[.H232]" office:value-type="float" office:value="6.85314355776546" calcext:value-type="float">
            <text:p>6.8531435578</text:p>
          </table:table-cell>
          <table:table-cell table:style-name="ce9" table:formula="of:=SLOPE([.I217:.I232];[.W217:.W232])" office:value-type="float" office:value="12.4533637027167" calcext:value-type="float">
            <text:p>12.4533637027</text:p>
          </table:table-cell>
          <table:table-cell table:style-name="ce17" table:formula="of:=AVERAGE([.D225:.D232])" office:value-type="float" office:value="0.06387079" calcext:value-type="float">
            <text:p>0.063870790</text:p>
          </table:table-cell>
          <table:table-cell table:style-name="ce19" table:formula="of:=([.D232] - [.K232])/[.K232]" office:value-type="percentage" office:value="0.00071879492957573" calcext:value-type="percentage">
            <text:p>0.072%</text:p>
          </table:table-cell>
          <table:table-cell table:style-name="ce22" table:formula="of:=[.D232]-[.L232]" office:value-type="float" office:value="0.0631979050704243" calcext:value-type="float">
            <text:p>0.06319791</text:p>
          </table:table-cell>
          <table:table-cell table:style-name="ce27" table:formula="of:=ABS([.L231]-[.L232])" office:value-type="float" office:value="0.000926546518335331" calcext:value-type="float">
            <text:p>0.0009265</text:p>
          </table:table-cell>
          <table:table-cell table:style-name="ce34" table:formula="of:=IF(([.J232] &gt; [.$P$53]);(([.$M$53]+[.J232])/[.$O$53]);(([.$L$53]-[.J232])/[.$O$53]))" office:value-type="float" office:value="0.574465455959496" calcext:value-type="float">
            <text:p>0.57</text:p>
          </table:table-cell>
          <table:table-cell table:style-name="ce42" table:formula="of:=[.O232]-[.O231]" office:value-type="float" office:value="-0.00719156153074596" calcext:value-type="float">
            <text:p>-0.0072</text:p>
          </table:table-cell>
          <table:table-cell table:style-name="ce45" table:number-columns-repeated="2"/>
          <table:table-cell table:style-name="ce48" table:formula="of:=[.O232] - AVERAGE([.O227:.O232])" office:value-type="float" office:value="-0.0225745836952518" calcext:value-type="float">
            <text:p>-0.0225745837</text:p>
          </table:table-cell>
          <table:table-cell table:style-name="ce45" table:formula="of:=[.M232]-[.M231]" office:value-type="float" office:value="-0.000858906518335326" calcext:value-type="float">
            <text:p>-0.001</text:p>
          </table:table-cell>
          <table:table-cell table:style-name="ce45" table:formula="of:=AVERAGE([.O227:.O232])" office:value-type="float" office:value="0.597040039654747" calcext:value-type="float">
            <text:p>0.597</text:p>
          </table:table-cell>
          <table:table-cell table:style-name="ce9"/>
          <table:table-cell table:style-name="ce14" table:formula="of:=LOG([.X232])" office:value-type="float" office:value="2.97405090279288" calcext:value-type="float">
            <text:p>2.9740509028</text:p>
          </table:table-cell>
          <table:table-cell table:style-name="ce44" table:formula="of:=[.X231]+1" office:value-type="float" office:value="942" calcext:value-type="float">
            <text:p>94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33]/[.D232]" office:value-type="percentage" office:value="0.00103963439914757" calcext:value-type="percentage">
            <text:p>0.1040%</text:p>
          </table:table-cell>
          <table:table-cell table:style-name="ce6" table:formula="of:=([.D233]-[.D232])" office:value-type="float" office:value="0.0000664499999999957" calcext:value-type="float">
            <text:p>0.00006645</text:p>
          </table:table-cell>
          <table:table-cell table:style-name="ce8" office:value-type="float" office:value="0.06398315" calcext:value-type="float">
            <text:p>0.06398315</text:p>
          </table:table-cell>
          <table:table-cell table:style-name="ce10" table:formula="of:=[.B233]-[.$S$2]" office:value-type="float" office:value="0.00103694922267698" calcext:value-type="float">
            <text:p>0.00103695</text:p>
          </table:table-cell>
          <table:table-cell table:style-name="ce9" table:formula="of:=SUM([.$E$3:.E233])" office:value-type="float" office:value="0.0134439335046905" calcext:value-type="float">
            <text:p>0.0134439335</text:p>
          </table:table-cell>
          <table:table-cell table:style-name="ce12" table:formula="of:=MAX([.$E$3:.E233]) - MIN([.$E$3:.E233])" office:value-type="float" office:value="0.00807769248362903" calcext:value-type="float">
            <text:p>0.008077692</text:p>
          </table:table-cell>
          <table:table-cell table:style-name="ce9" table:formula="of:=STDEV([.$E$3:.E233])" office:value-type="float" office:value="0.00117789613186749" calcext:value-type="float">
            <text:p>0.0011778961</text:p>
          </table:table-cell>
          <table:table-cell table:style-name="ce9" table:formula="of:=[.G233]/[.H233]" office:value-type="float" office:value="6.85772901794174" calcext:value-type="float">
            <text:p>6.8577290179</text:p>
          </table:table-cell>
          <table:table-cell table:style-name="ce9" table:formula="of:=SLOPE([.I218:.I233];[.W218:.W233])" office:value-type="float" office:value="12.9219226723573" calcext:value-type="float">
            <text:p>12.9219226724</text:p>
          </table:table-cell>
          <table:table-cell table:style-name="ce17" table:formula="of:=AVERAGE([.D226:.D233])" office:value-type="float" office:value="0.063898185" calcext:value-type="float">
            <text:p>0.063898185</text:p>
          </table:table-cell>
          <table:table-cell table:style-name="ce19" table:formula="of:=([.D233] - [.K233])/[.K233]" office:value-type="percentage" office:value="0.00132969348033917" calcext:value-type="percentage">
            <text:p>0.133%</text:p>
          </table:table-cell>
          <table:table-cell table:style-name="ce22" table:formula="of:=[.D233]-[.L233]" office:value-type="float" office:value="0.0626534565196608" calcext:value-type="float">
            <text:p>0.06265346</text:p>
          </table:table-cell>
          <table:table-cell table:style-name="ce27" table:formula="of:=ABS([.L232]-[.L233])" office:value-type="float" office:value="0.000610898550763442" calcext:value-type="float">
            <text:p>0.0006109</text:p>
          </table:table-cell>
          <table:table-cell table:style-name="ce34" table:formula="of:=IF(([.J233] &gt; [.$P$53]);(([.$M$53]+[.J233])/[.$O$53]);(([.$L$53]-[.J233])/[.$O$53]))" office:value-type="float" office:value="0.571942002608949" calcext:value-type="float">
            <text:p>0.57</text:p>
          </table:table-cell>
          <table:table-cell table:style-name="ce42" table:formula="of:=[.O233]-[.O232]" office:value-type="float" office:value="-0.00252345335054616" calcext:value-type="float">
            <text:p>-0.0025</text:p>
          </table:table-cell>
          <table:table-cell table:style-name="ce45" table:number-columns-repeated="2"/>
          <table:table-cell table:style-name="ce48" table:formula="of:=[.O233] - AVERAGE([.O228:.O233])" office:value-type="float" office:value="-0.0166288823111472" calcext:value-type="float">
            <text:p>-0.0166288823</text:p>
          </table:table-cell>
          <table:table-cell table:style-name="ce45" table:formula="of:=[.M233]-[.M232]" office:value-type="float" office:value="-0.000544448550763452" calcext:value-type="float">
            <text:p>-0.001</text:p>
          </table:table-cell>
          <table:table-cell table:style-name="ce45" table:formula="of:=AVERAGE([.O228:.O233])" office:value-type="float" office:value="0.588570884920097" calcext:value-type="float">
            <text:p>0.589</text:p>
          </table:table-cell>
          <table:table-cell table:style-name="ce9"/>
          <table:table-cell table:style-name="ce14" table:formula="of:=LOG([.X233])" office:value-type="float" office:value="2.97451169273733" calcext:value-type="float">
            <text:p>2.9745116927</text:p>
          </table:table-cell>
          <table:table-cell table:style-name="ce44" table:formula="of:=[.X232]+1" office:value-type="float" office:value="943" calcext:value-type="float">
            <text:p>94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34]/[.D233]" office:value-type="percentage" office:value="-0.00326742275114615" calcext:value-type="percentage">
            <text:p>-0.3267%</text:p>
          </table:table-cell>
          <table:table-cell table:style-name="ce6" table:formula="of:=([.D234]-[.D233])" office:value-type="float" office:value="-0.000209059999999997" calcext:value-type="float">
            <text:p>-0.00020906</text:p>
          </table:table-cell>
          <table:table-cell table:style-name="ce8" office:value-type="float" office:value="0.06377409" calcext:value-type="float">
            <text:p>0.06377409</text:p>
          </table:table-cell>
          <table:table-cell table:style-name="ce10" table:formula="of:=[.B234]-[.$S$2]" office:value-type="float" office:value="-0.00327010792761674" calcext:value-type="float">
            <text:p>-0.00327011</text:p>
          </table:table-cell>
          <table:table-cell table:style-name="ce9" table:formula="of:=SUM([.$E$3:.E234])" office:value-type="float" office:value="0.0101738255770738" calcext:value-type="float">
            <text:p>0.0101738256</text:p>
          </table:table-cell>
          <table:table-cell table:style-name="ce12" table:formula="of:=MAX([.$E$3:.E234]) - MIN([.$E$3:.E234])" office:value-type="float" office:value="0.00807769248362903" calcext:value-type="float">
            <text:p>0.008077692</text:p>
          </table:table-cell>
          <table:table-cell table:style-name="ce9" table:formula="of:=STDEV([.$E$3:.E234])" office:value-type="float" office:value="0.00119548377429182" calcext:value-type="float">
            <text:p>0.0011954838</text:p>
          </table:table-cell>
          <table:table-cell table:style-name="ce9" table:formula="of:=[.G234]/[.H234]" office:value-type="float" office:value="6.75683991479856" calcext:value-type="float">
            <text:p>6.7568399148</text:p>
          </table:table-cell>
          <table:table-cell table:style-name="ce9" table:formula="of:=SLOPE([.I219:.I234];[.W219:.W234])" office:value-type="float" office:value="7.2199587677854" calcext:value-type="float">
            <text:p>7.2199587678</text:p>
          </table:table-cell>
          <table:table-cell table:style-name="ce17" table:formula="of:=AVERAGE([.D227:.D234])" office:value-type="float" office:value="0.06388938375" calcext:value-type="float">
            <text:p>0.063889384</text:p>
          </table:table-cell>
          <table:table-cell table:style-name="ce19" table:formula="of:=([.D234] - [.K234])/[.K234]" office:value-type="percentage" office:value="-0.00180458384840807" calcext:value-type="percentage">
            <text:p>-0.180%</text:p>
          </table:table-cell>
          <table:table-cell table:style-name="ce22" table:formula="of:=[.D234]-[.L234]" office:value-type="float" office:value="0.0655786738484081" calcext:value-type="float">
            <text:p>0.06557867</text:p>
          </table:table-cell>
          <table:table-cell table:style-name="ce27" table:formula="of:=ABS([.L233]-[.L234])" office:value-type="float" office:value="0.00313427732874724" calcext:value-type="float">
            <text:p>0.0031343</text:p>
          </table:table-cell>
          <table:table-cell table:style-name="ce34" table:formula="of:=IF(([.J234] &gt; [.$P$53]);(([.$M$53]+[.J234])/[.$O$53]);(([.$L$53]-[.J234])/[.$O$53]))" office:value-type="float" office:value="0.602650282360205" calcext:value-type="float">
            <text:p>0.60</text:p>
          </table:table-cell>
          <table:table-cell table:style-name="ce42" table:formula="of:=[.O234]-[.O233]" office:value-type="float" office:value="0.0307082797512557" calcext:value-type="float">
            <text:p>0.0307</text:p>
          </table:table-cell>
          <table:table-cell table:style-name="ce45" table:number-columns-repeated="2"/>
          <table:table-cell table:style-name="ce48" table:formula="of:=[.O234] - AVERAGE([.O229:.O234])" office:value-type="float" office:value="0.0158381321105759" calcext:value-type="float">
            <text:p>0.0158381321</text:p>
          </table:table-cell>
          <table:table-cell table:style-name="ce45" table:formula="of:=[.M234]-[.M233]" office:value-type="float" office:value="0.00292521732874725" calcext:value-type="float">
            <text:p>0.003</text:p>
          </table:table-cell>
          <table:table-cell table:style-name="ce45" table:formula="of:=AVERAGE([.O229:.O234])" office:value-type="float" office:value="0.586812150249629" calcext:value-type="float">
            <text:p>0.587</text:p>
          </table:table-cell>
          <table:table-cell table:style-name="ce9"/>
          <table:table-cell table:style-name="ce14" table:formula="of:=LOG([.X234])" office:value-type="float" office:value="2.97497199429807" calcext:value-type="float">
            <text:p>2.9749719943</text:p>
          </table:table-cell>
          <table:table-cell table:style-name="ce44" table:formula="of:=[.X233]+1" office:value-type="float" office:value="944" calcext:value-type="float">
            <text:p>94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35]/[.D234]" office:value-type="percentage" office:value="0.000964498278219269" calcext:value-type="percentage">
            <text:p>0.0964%</text:p>
          </table:table-cell>
          <table:table-cell table:style-name="ce6" table:formula="of:=([.D235]-[.D234])" office:value-type="float" office:value="0.0000615100000000007" calcext:value-type="float">
            <text:p>0.00006151</text:p>
          </table:table-cell>
          <table:table-cell table:style-name="ce8" office:value-type="float" office:value="0.0638356" calcext:value-type="float">
            <text:p>0.0638356</text:p>
          </table:table-cell>
          <table:table-cell table:style-name="ce10" table:formula="of:=[.B235]-[.$S$2]" office:value-type="float" office:value="0.000961813101748681" calcext:value-type="float">
            <text:p>0.00096181</text:p>
          </table:table-cell>
          <table:table-cell table:style-name="ce9" table:formula="of:=SUM([.$E$3:.E235])" office:value-type="float" office:value="0.0111356386788225" calcext:value-type="float">
            <text:p>0.0111356387</text:p>
          </table:table-cell>
          <table:table-cell table:style-name="ce12" table:formula="of:=MAX([.$E$3:.E235]) - MIN([.$E$3:.E235])" office:value-type="float" office:value="0.00807769248362903" calcext:value-type="float">
            <text:p>0.008077692</text:p>
          </table:table-cell>
          <table:table-cell table:style-name="ce9" table:formula="of:=STDEV([.$E$3:.E235])" office:value-type="float" office:value="0.00119441940662127" calcext:value-type="float">
            <text:p>0.0011944194</text:p>
          </table:table-cell>
          <table:table-cell table:style-name="ce9" table:formula="of:=[.G235]/[.H235]" office:value-type="float" office:value="6.76286105102639" calcext:value-type="float">
            <text:p>6.762861051</text:p>
          </table:table-cell>
          <table:table-cell table:style-name="ce9" table:formula="of:=SLOPE([.I220:.I235];[.W220:.W235])" office:value-type="float" office:value="2.68283026404437" calcext:value-type="float">
            <text:p>2.682830264</text:p>
          </table:table-cell>
          <table:table-cell table:style-name="ce17" table:formula="of:=AVERAGE([.D228:.D235])" office:value-type="float" office:value="0.06388758375" calcext:value-type="float">
            <text:p>0.063887584</text:p>
          </table:table-cell>
          <table:table-cell table:style-name="ce19" table:formula="of:=([.D235] - [.K235])/[.K235]" office:value-type="percentage" office:value="-0.000813675317623796" calcext:value-type="percentage">
            <text:p>-0.081%</text:p>
          </table:table-cell>
          <table:table-cell table:style-name="ce22" table:formula="of:=[.D235]-[.L235]" office:value-type="float" office:value="0.0646492753176238" calcext:value-type="float">
            <text:p>0.06464928</text:p>
          </table:table-cell>
          <table:table-cell table:style-name="ce27" table:formula="of:=ABS([.L234]-[.L235])" office:value-type="float" office:value="0.000990908530784275" calcext:value-type="float">
            <text:p>0.0009909</text:p>
          </table:table-cell>
          <table:table-cell table:style-name="ce34" table:formula="of:=IF(([.J235] &gt; [.$P$53]);(([.$M$53]+[.J235])/[.$O$53]);(([.$L$53]-[.J235])/[.$O$53]))" office:value-type="float" office:value="0.62708526891783" calcext:value-type="float">
            <text:p>0.63</text:p>
          </table:table-cell>
          <table:table-cell table:style-name="ce42" table:formula="of:=[.O235]-[.O234]" office:value-type="float" office:value="0.0244349865576245" calcext:value-type="float">
            <text:p>0.0244</text:p>
          </table:table-cell>
          <table:table-cell table:style-name="ce45" table:number-columns-repeated="2"/>
          <table:table-cell table:style-name="ce48" table:formula="of:=[.O235] - AVERAGE([.O230:.O235])" office:value-type="float" office:value="0.0360094133961548" calcext:value-type="float">
            <text:p>0.0360094134</text:p>
          </table:table-cell>
          <table:table-cell table:style-name="ce45" table:formula="of:=[.M235]-[.M234]" office:value-type="float" office:value="-0.000929398530784262" calcext:value-type="float">
            <text:p>-0.001</text:p>
          </table:table-cell>
          <table:table-cell table:style-name="ce45" table:formula="of:=AVERAGE([.O230:.O235])" office:value-type="float" office:value="0.591075855521675" calcext:value-type="float">
            <text:p>0.591</text:p>
          </table:table-cell>
          <table:table-cell table:style-name="ce9"/>
          <table:table-cell table:style-name="ce14" table:formula="of:=LOG([.X235])" office:value-type="float" office:value="2.97543180850926" calcext:value-type="float">
            <text:p>2.9754318085</text:p>
          </table:table-cell>
          <table:table-cell table:style-name="ce44" table:formula="of:=[.X234]+1" office:value-type="float" office:value="945" calcext:value-type="float">
            <text:p>94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36]/[.D235]" office:value-type="percentage" office:value="0.00191726873406062" calcext:value-type="percentage">
            <text:p>0.1917%</text:p>
          </table:table-cell>
          <table:table-cell table:style-name="ce6" table:formula="of:=([.D236]-[.D235])" office:value-type="float" office:value="0.00012239" calcext:value-type="float">
            <text:p>0.00012239</text:p>
          </table:table-cell>
          <table:table-cell table:style-name="ce8" office:value-type="float" office:value="0.06395799" calcext:value-type="float">
            <text:p>0.06395799</text:p>
          </table:table-cell>
          <table:table-cell table:style-name="ce10" table:formula="of:=[.B236]-[.$S$2]" office:value-type="float" office:value="0.00191458355759003" calcext:value-type="float">
            <text:p>0.00191458</text:p>
          </table:table-cell>
          <table:table-cell table:style-name="ce9" table:formula="of:=SUM([.$E$3:.E236])" office:value-type="float" office:value="0.0130502222364125" calcext:value-type="float">
            <text:p>0.0130502222</text:p>
          </table:table-cell>
          <table:table-cell table:style-name="ce12" table:formula="of:=MAX([.$E$3:.E236]) - MIN([.$E$3:.E236])" office:value-type="float" office:value="0.00807769248362903" calcext:value-type="float">
            <text:p>0.008077692</text:p>
          </table:table-cell>
          <table:table-cell table:style-name="ce9" table:formula="of:=STDEV([.$E$3:.E236])" office:value-type="float" office:value="0.00119808496529665" calcext:value-type="float">
            <text:p>0.001198085</text:p>
          </table:table-cell>
          <table:table-cell table:style-name="ce9" table:formula="of:=[.G236]/[.H236]" office:value-type="float" office:value="6.74216997759335" calcext:value-type="float">
            <text:p>6.7421699776</text:p>
          </table:table-cell>
          <table:table-cell table:style-name="ce9" table:formula="of:=SLOPE([.I221:.I236];[.W221:.W236])" office:value-type="float" office:value="-1.94347971074192" calcext:value-type="float">
            <text:p>-1.9434797107</text:p>
          </table:table-cell>
          <table:table-cell table:style-name="ce17" table:formula="of:=AVERAGE([.D229:.D236])" office:value-type="float" office:value="0.06389502" calcext:value-type="float">
            <text:p>0.063895020</text:p>
          </table:table-cell>
          <table:table-cell table:style-name="ce19" table:formula="of:=([.D236] - [.K236])/[.K236]" office:value-type="percentage" office:value="0.000985522815393272" calcext:value-type="percentage">
            <text:p>0.099%</text:p>
          </table:table-cell>
          <table:table-cell table:style-name="ce22" table:formula="of:=[.D236]-[.L236]" office:value-type="float" office:value="0.0629724671846067" calcext:value-type="float">
            <text:p>0.06297247</text:p>
          </table:table-cell>
          <table:table-cell table:style-name="ce27" table:formula="of:=ABS([.L235]-[.L236])" office:value-type="float" office:value="0.00179919813301707" calcext:value-type="float">
            <text:p>0.0017992</text:p>
          </table:table-cell>
          <table:table-cell table:style-name="ce34" table:formula="of:=IF(([.J236] &gt; [.$P$53]);(([.$M$53]+[.J236])/[.$O$53]);(([.$L$53]-[.J236])/[.$O$53]))" office:value-type="float" office:value="0.652000547811099" calcext:value-type="float">
            <text:p>0.65</text:p>
          </table:table-cell>
          <table:table-cell table:style-name="ce42" table:formula="of:=[.O236]-[.O235]" office:value-type="float" office:value="0.0249152788932688" calcext:value-type="float">
            <text:p>0.0249</text:p>
          </table:table-cell>
          <table:table-cell table:style-name="ce45" table:number-columns-repeated="2"/>
          <table:table-cell table:style-name="ce48" table:formula="of:=[.O236] - AVERAGE([.O231:.O236])" office:value-type="float" office:value="0.0503671186197952" calcext:value-type="float">
            <text:p>0.0503671186</text:p>
          </table:table-cell>
          <table:table-cell table:style-name="ce45" table:formula="of:=[.M236]-[.M235]" office:value-type="float" office:value="-0.00167680813301707" calcext:value-type="float">
            <text:p>-0.002</text:p>
          </table:table-cell>
          <table:table-cell table:style-name="ce45" table:formula="of:=AVERAGE([.O231:.O236])" office:value-type="float" office:value="0.601633429191303" calcext:value-type="float">
            <text:p>0.602</text:p>
          </table:table-cell>
          <table:table-cell table:style-name="ce9"/>
          <table:table-cell table:style-name="ce14" table:formula="of:=LOG([.X236])" office:value-type="float" office:value="2.97589113640179" calcext:value-type="float">
            <text:p>2.9758911364</text:p>
          </table:table-cell>
          <table:table-cell table:style-name="ce44" table:formula="of:=[.X235]+1" office:value-type="float" office:value="946" calcext:value-type="float">
            <text:p>94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37]/[.D236]" office:value-type="percentage" office:value="-0.00156634065579618" calcext:value-type="percentage">
            <text:p>-0.1566%</text:p>
          </table:table-cell>
          <table:table-cell table:style-name="ce6" table:formula="of:=([.D237]-[.D236])" office:value-type="float" office:value="-0.000100180000000005" calcext:value-type="float">
            <text:p>-0.00010018</text:p>
          </table:table-cell>
          <table:table-cell table:style-name="ce8" office:value-type="float" office:value="0.06385781" calcext:value-type="float">
            <text:p>0.06385781</text:p>
          </table:table-cell>
          <table:table-cell table:style-name="ce10" table:formula="of:=[.B237]-[.$S$2]" office:value-type="float" office:value="-0.00156902583226676" calcext:value-type="float">
            <text:p>-0.00156903</text:p>
          </table:table-cell>
          <table:table-cell table:style-name="ce9" table:formula="of:=SUM([.$E$3:.E237])" office:value-type="float" office:value="0.0114811964041457" calcext:value-type="float">
            <text:p>0.0114811964</text:p>
          </table:table-cell>
          <table:table-cell table:style-name="ce12" table:formula="of:=MAX([.$E$3:.E237]) - MIN([.$E$3:.E237])" office:value-type="float" office:value="0.00807769248362903" calcext:value-type="float">
            <text:p>0.008077692</text:p>
          </table:table-cell>
          <table:table-cell table:style-name="ce9" table:formula="of:=STDEV([.$E$3:.E237])" office:value-type="float" office:value="0.00120021133340332" calcext:value-type="float">
            <text:p>0.0012002113</text:p>
          </table:table-cell>
          <table:table-cell table:style-name="ce9" table:formula="of:=[.G237]/[.H237]" office:value-type="float" office:value="6.73022513520506" calcext:value-type="float">
            <text:p>6.7302251352</text:p>
          </table:table-cell>
          <table:table-cell table:style-name="ce9" table:formula="of:=SLOPE([.I222:.I237];[.W222:.W237])" office:value-type="float" office:value="-6.53257530239796" calcext:value-type="float">
            <text:p>-6.5325753024</text:p>
          </table:table-cell>
          <table:table-cell table:style-name="ce17" table:formula="of:=AVERAGE([.D230:.D237])" office:value-type="float" office:value="0.06388980875" calcext:value-type="float">
            <text:p>0.063889809</text:p>
          </table:table-cell>
          <table:table-cell table:style-name="ce19" table:formula="of:=([.D237] - [.K237])/[.K237]" office:value-type="percentage" office:value="-0.000500842788952596" calcext:value-type="percentage">
            <text:p>-0.050%</text:p>
          </table:table-cell>
          <table:table-cell table:style-name="ce22" table:formula="of:=[.D237]-[.L237]" office:value-type="float" office:value="0.0643586527889526" calcext:value-type="float">
            <text:p>0.06435865</text:p>
          </table:table-cell>
          <table:table-cell table:style-name="ce27" table:formula="of:=ABS([.L236]-[.L237])" office:value-type="float" office:value="0.00148636560434587" calcext:value-type="float">
            <text:p>0.0014864</text:p>
          </table:table-cell>
          <table:table-cell table:style-name="ce34" table:formula="of:=IF(([.J237] &gt; [.$P$53]);(([.$M$53]+[.J237])/[.$O$53]);(([.$L$53]-[.J237])/[.$O$53]))" office:value-type="float" office:value="0.676715406339198" calcext:value-type="float">
            <text:p>0.68</text:p>
          </table:table-cell>
          <table:table-cell table:style-name="ce42" table:formula="of:=[.O237]-[.O236]" office:value-type="float" office:value="0.0247148585281" calcext:value-type="float">
            <text:p>0.0247</text:p>
          </table:table-cell>
          <table:table-cell table:style-name="ce45" table:number-columns-repeated="2"/>
          <table:table-cell table:style-name="ce48" table:formula="of:=[.O237] - AVERAGE([.O232:.O237])" office:value-type="float" office:value="0.0592389123397357" calcext:value-type="float">
            <text:p>0.0592389123</text:p>
          </table:table-cell>
          <table:table-cell table:style-name="ce45" table:formula="of:=[.M237]-[.M236]" office:value-type="float" office:value="0.00138618560434586" calcext:value-type="float">
            <text:p>0.001</text:p>
          </table:table-cell>
          <table:table-cell table:style-name="ce45" table:formula="of:=AVERAGE([.O232:.O237])" office:value-type="float" office:value="0.617476493999463" calcext:value-type="float">
            <text:p>0.617</text:p>
          </table:table-cell>
          <table:table-cell table:style-name="ce9"/>
          <table:table-cell table:style-name="ce14" table:formula="of:=LOG([.X237])" office:value-type="float" office:value="2.97634997900327" calcext:value-type="float">
            <text:p>2.976349979</text:p>
          </table:table-cell>
          <table:table-cell table:style-name="ce44" table:formula="of:=[.X236]+1" office:value-type="float" office:value="947" calcext:value-type="float">
            <text:p>94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38]/[.D237]" office:value-type="percentage" office:value="0.00220145351054164" calcext:value-type="percentage">
            <text:p>0.2201%</text:p>
          </table:table-cell>
          <table:table-cell table:style-name="ce6" table:formula="of:=([.D238]-[.D237])" office:value-type="float" office:value="0.000140580000000001" calcext:value-type="float">
            <text:p>0.00014058</text:p>
          </table:table-cell>
          <table:table-cell table:style-name="ce8" office:value-type="float" office:value="0.06399839" calcext:value-type="float">
            <text:p>0.06399839</text:p>
          </table:table-cell>
          <table:table-cell table:style-name="ce10" table:formula="of:=[.B238]-[.$S$2]" office:value-type="float" office:value="0.00219876833407105" calcext:value-type="float">
            <text:p>0.00219877</text:p>
          </table:table-cell>
          <table:table-cell table:style-name="ce9" table:formula="of:=SUM([.$E$3:.E238])" office:value-type="float" office:value="0.0136799647382168" calcext:value-type="float">
            <text:p>0.0136799647</text:p>
          </table:table-cell>
          <table:table-cell table:style-name="ce12" table:formula="of:=MAX([.$E$3:.E238]) - MIN([.$E$3:.E238])" office:value-type="float" office:value="0.00807769248362903" calcext:value-type="float">
            <text:p>0.008077692</text:p>
          </table:table-cell>
          <table:table-cell table:style-name="ce9" table:formula="of:=STDEV([.$E$3:.E238])" office:value-type="float" office:value="0.00120580375313757" calcext:value-type="float">
            <text:p>0.0012058038</text:p>
          </table:table-cell>
          <table:table-cell table:style-name="ce9" table:formula="of:=[.G238]/[.H238]" office:value-type="float" office:value="6.69901089842388" calcext:value-type="float">
            <text:p>6.6990108984</text:p>
          </table:table-cell>
          <table:table-cell table:style-name="ce9" table:formula="of:=SLOPE([.I223:.I238];[.W223:.W238])" office:value-type="float" office:value="-13.082885695515" calcext:value-type="float">
            <text:p>-13.0828856955</text:p>
          </table:table-cell>
          <table:table-cell table:style-name="ce17" table:formula="of:=AVERAGE([.D231:.D238])" office:value-type="float" office:value="0.06389659875" calcext:value-type="float">
            <text:p>0.063896599</text:p>
          </table:table-cell>
          <table:table-cell table:style-name="ce19" table:formula="of:=([.D238] - [.K238])/[.K238]" office:value-type="percentage" office:value="0.00159306210332513" calcext:value-type="percentage">
            <text:p>0.159%</text:p>
          </table:table-cell>
          <table:table-cell table:style-name="ce22" table:formula="of:=[.D238]-[.L238]" office:value-type="float" office:value="0.0624053278966749" calcext:value-type="float">
            <text:p>0.06240533</text:p>
          </table:table-cell>
          <table:table-cell table:style-name="ce27" table:formula="of:=ABS([.L237]-[.L238])" office:value-type="float" office:value="0.00209390489227772" calcext:value-type="float">
            <text:p>0.0020939</text:p>
          </table:table-cell>
          <table:table-cell table:style-name="ce34" table:formula="of:=IF(([.J238] &gt; [.$P$53]);(([.$M$53]+[.J238])/[.$O$53]);(([.$L$53]-[.J238])/[.$O$53]))" office:value-type="float" office:value="0.711992508645671" calcext:value-type="float">
            <text:p>0.71</text:p>
          </table:table-cell>
          <table:table-cell table:style-name="ce42" table:formula="of:=[.O238]-[.O237]" office:value-type="float" office:value="0.0352771023064724" calcext:value-type="float">
            <text:p>0.0353</text:p>
          </table:table-cell>
          <table:table-cell table:style-name="ce45" table:number-columns-repeated="2"/>
          <table:table-cell table:style-name="ce48" table:formula="of:=[.O238] - AVERAGE([.O233:.O238])" office:value-type="float" office:value="0.0715948391985122" calcext:value-type="float">
            <text:p>0.0715948392</text:p>
          </table:table-cell>
          <table:table-cell table:style-name="ce45" table:formula="of:=[.M238]-[.M237]" office:value-type="float" office:value="-0.00195332489227772" calcext:value-type="float">
            <text:p>-0.002</text:p>
          </table:table-cell>
          <table:table-cell table:style-name="ce45" table:formula="of:=AVERAGE([.O233:.O238])" office:value-type="float" office:value="0.640397669447159" calcext:value-type="float">
            <text:p>0.640</text:p>
          </table:table-cell>
          <table:table-cell table:style-name="ce9"/>
          <table:table-cell table:style-name="ce14" table:formula="of:=LOG([.X238])" office:value-type="float" office:value="2.97680833733807" calcext:value-type="float">
            <text:p>2.9768083373</text:p>
          </table:table-cell>
          <table:table-cell table:style-name="ce44" table:formula="of:=[.X237]+1" office:value-type="float" office:value="948" calcext:value-type="float">
            <text:p>94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39]/[.D238]" office:value-type="percentage" office:value="-0.00127378204357956" calcext:value-type="percentage">
            <text:p>-0.1274%</text:p>
          </table:table-cell>
          <table:table-cell table:style-name="ce6" table:formula="of:=([.D239]-[.D238])" office:value-type="float" office:value="-0.0000815200000000016" calcext:value-type="float">
            <text:p>-0.00008152</text:p>
          </table:table-cell>
          <table:table-cell table:style-name="ce8" office:value-type="float" office:value="0.06391687" calcext:value-type="float">
            <text:p>0.06391687</text:p>
          </table:table-cell>
          <table:table-cell table:style-name="ce10" table:formula="of:=[.B239]-[.$S$2]" office:value-type="float" office:value="-0.00127646722005015" calcext:value-type="float">
            <text:p>-0.00127647</text:p>
          </table:table-cell>
          <table:table-cell table:style-name="ce9" table:formula="of:=SUM([.$E$3:.E239])" office:value-type="float" office:value="0.0124034975181666" calcext:value-type="float">
            <text:p>0.0124034975</text:p>
          </table:table-cell>
          <table:table-cell table:style-name="ce12" table:formula="of:=MAX([.$E$3:.E239]) - MIN([.$E$3:.E239])" office:value-type="float" office:value="0.00807769248362903" calcext:value-type="float">
            <text:p>0.008077692</text:p>
          </table:table-cell>
          <table:table-cell table:style-name="ce9" table:formula="of:=STDEV([.$E$3:.E239])" office:value-type="float" office:value="0.00120636453218113" calcext:value-type="float">
            <text:p>0.0012063645</text:p>
          </table:table-cell>
          <table:table-cell table:style-name="ce9" table:formula="of:=[.G239]/[.H239]" office:value-type="float" office:value="6.69589686048244" calcext:value-type="float">
            <text:p>6.6958968605</text:p>
          </table:table-cell>
          <table:table-cell table:style-name="ce9" table:formula="of:=SLOPE([.I224:.I239];[.W224:.W239])" office:value-type="float" office:value="-18.4193869024333" calcext:value-type="float">
            <text:p>-18.4193869024</text:p>
          </table:table-cell>
          <table:table-cell table:style-name="ce17" table:formula="of:=AVERAGE([.D232:.D239])" office:value-type="float" office:value="0.063905075" calcext:value-type="float">
            <text:p>0.063905075</text:p>
          </table:table-cell>
          <table:table-cell table:style-name="ce19" table:formula="of:=([.D239] - [.K239])/[.K239]" office:value-type="percentage" office:value="0.000184570630736213" calcext:value-type="percentage">
            <text:p>0.018%</text:p>
          </table:table-cell>
          <table:table-cell table:style-name="ce22" table:formula="of:=[.D239]-[.L239]" office:value-type="float" office:value="0.0637322993692638" calcext:value-type="float">
            <text:p>0.06373230</text:p>
          </table:table-cell>
          <table:table-cell table:style-name="ce27" table:formula="of:=ABS([.L238]-[.L239])" office:value-type="float" office:value="0.00140849147258892" calcext:value-type="float">
            <text:p>0.0014085</text:p>
          </table:table-cell>
          <table:table-cell table:style-name="ce34" table:formula="of:=IF(([.J239] &gt; [.$P$53]);(([.$M$53]+[.J239])/[.$O$53]);(([.$L$53]-[.J239])/[.$O$53]))" office:value-type="float" office:value="0.74073256640429" calcext:value-type="float">
            <text:p>0.74</text:p>
          </table:table-cell>
          <table:table-cell table:style-name="ce42" table:formula="of:=[.O239]-[.O238]" office:value-type="float" office:value="0.0287400577586193" calcext:value-type="float">
            <text:p>0.0287</text:p>
          </table:table-cell>
          <table:table-cell table:style-name="ce45" table:number-columns-repeated="2"/>
          <table:table-cell table:style-name="ce48" table:formula="of:=[.O239] - AVERAGE([.O234:.O239])" office:value-type="float" office:value="0.0722031363245748" calcext:value-type="float">
            <text:p>0.0722031363</text:p>
          </table:table-cell>
          <table:table-cell table:style-name="ce45" table:formula="of:=[.M239]-[.M238]" office:value-type="float" office:value="0.00132697147258892" calcext:value-type="float">
            <text:p>0.001</text:p>
          </table:table-cell>
          <table:table-cell table:style-name="ce45" table:formula="of:=AVERAGE([.O234:.O239])" office:value-type="float" office:value="0.668529430079715" calcext:value-type="float">
            <text:p>0.669</text:p>
          </table:table-cell>
          <table:table-cell table:style-name="ce9"/>
          <table:table-cell table:style-name="ce14" table:formula="of:=LOG([.X239])" office:value-type="float" office:value="2.97726621242729" calcext:value-type="float">
            <text:p>2.9772662124</text:p>
          </table:table-cell>
          <table:table-cell table:style-name="ce44" table:formula="of:=[.X238]+1" office:value-type="float" office:value="949" calcext:value-type="float">
            <text:p>94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40]/[.D239]" office:value-type="percentage" office:value="0.000887715559288175" calcext:value-type="percentage">
            <text:p>0.0888%</text:p>
          </table:table-cell>
          <table:table-cell table:style-name="ce6" table:formula="of:=([.D240]-[.D239])" office:value-type="float" office:value="0.0000567399999999996" calcext:value-type="float">
            <text:p>0.00005674</text:p>
          </table:table-cell>
          <table:table-cell table:style-name="ce8" office:value-type="float" office:value="0.06397361" calcext:value-type="float">
            <text:p>0.06397361</text:p>
          </table:table-cell>
          <table:table-cell table:style-name="ce10" table:formula="of:=[.B240]-[.$S$2]" office:value-type="float" office:value="0.000885030382817587" calcext:value-type="float">
            <text:p>0.00088503</text:p>
          </table:table-cell>
          <table:table-cell table:style-name="ce9" table:formula="of:=SUM([.$E$3:.E240])" office:value-type="float" office:value="0.0132885279009842" calcext:value-type="float">
            <text:p>0.0132885279</text:p>
          </table:table-cell>
          <table:table-cell table:style-name="ce12" table:formula="of:=MAX([.$E$3:.E240]) - MIN([.$E$3:.E240])" office:value-type="float" office:value="0.00807769248362903" calcext:value-type="float">
            <text:p>0.008077692</text:p>
          </table:table-cell>
          <table:table-cell table:style-name="ce9" table:formula="of:=STDEV([.$E$3:.E240])" office:value-type="float" office:value="0.00120502621477905" calcext:value-type="float">
            <text:p>0.0012050262</text:p>
          </table:table-cell>
          <table:table-cell table:style-name="ce9" table:formula="of:=[.G240]/[.H240]" office:value-type="float" office:value="6.70333340848534" calcext:value-type="float">
            <text:p>6.7033334085</text:p>
          </table:table-cell>
          <table:table-cell table:style-name="ce9" table:formula="of:=SLOPE([.I225:.I240];[.W225:.W240])" office:value-type="float" office:value="-21.9176087156179" calcext:value-type="float">
            <text:p>-21.9176087156</text:p>
          </table:table-cell>
          <table:table-cell table:style-name="ce17" table:formula="of:=AVERAGE([.D233:.D240])" office:value-type="float" office:value="0.06391218875" calcext:value-type="float">
            <text:p>0.063912189</text:p>
          </table:table-cell>
          <table:table-cell table:style-name="ce19" table:formula="of:=([.D240] - [.K240])/[.K240]" office:value-type="percentage" office:value="0.000961025607184905" calcext:value-type="percentage">
            <text:p>0.096%</text:p>
          </table:table-cell>
          <table:table-cell table:style-name="ce22" table:formula="of:=[.D240]-[.L240]" office:value-type="float" office:value="0.0630125843928151" calcext:value-type="float">
            <text:p>0.06301258</text:p>
          </table:table-cell>
          <table:table-cell table:style-name="ce27" table:formula="of:=ABS([.L239]-[.L240])" office:value-type="float" office:value="0.000776454976448691" calcext:value-type="float">
            <text:p>0.0007765</text:p>
          </table:table-cell>
          <table:table-cell table:style-name="ce34" table:formula="of:=IF(([.J240] &gt; [.$P$53]);(([.$M$53]+[.J240])/[.$O$53]);(([.$L$53]-[.J240])/[.$O$53]))" office:value-type="float" office:value="0.759572456636686" calcext:value-type="float">
            <text:p>0.76</text:p>
          </table:table-cell>
          <table:table-cell table:style-name="ce42" table:formula="of:=[.O240]-[.O239]" office:value-type="float" office:value="0.0188398902323955" calcext:value-type="float">
            <text:p>0.0188</text:p>
          </table:table-cell>
          <table:table-cell table:style-name="ce45" table:number-columns-repeated="2"/>
          <table:table-cell table:style-name="ce48" table:formula="of:=[.O240] - AVERAGE([.O235:.O240])" office:value-type="float" office:value="0.0648893308442236" calcext:value-type="float">
            <text:p>0.0648893308</text:p>
          </table:table-cell>
          <table:table-cell table:style-name="ce45" table:formula="of:=[.M240]-[.M239]" office:value-type="float" office:value="-0.000719714976448696" calcext:value-type="float">
            <text:p>-0.001</text:p>
          </table:table-cell>
          <table:table-cell table:style-name="ce45" table:formula="of:=AVERAGE([.O235:.O240])" office:value-type="float" office:value="0.694683125792462" calcext:value-type="float">
            <text:p>0.695</text:p>
          </table:table-cell>
          <table:table-cell table:style-name="ce9"/>
          <table:table-cell table:style-name="ce14" table:formula="of:=LOG([.X240])" office:value-type="float" office:value="2.97772360528885" calcext:value-type="float">
            <text:p>2.9777236053</text:p>
          </table:table-cell>
          <table:table-cell table:style-name="ce44" table:formula="of:=[.X239]+1" office:value-type="float" office:value="950" calcext:value-type="float">
            <text:p>95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41]/[.D240]" office:value-type="percentage" office:value="-0.00203396369221617" calcext:value-type="percentage">
            <text:p>-0.2034%</text:p>
          </table:table-cell>
          <table:table-cell table:style-name="ce6" table:formula="of:=([.D241]-[.D240])" office:value-type="float" office:value="-0.000130119999999997" calcext:value-type="float">
            <text:p>-0.00013012</text:p>
          </table:table-cell>
          <table:table-cell table:style-name="ce8" office:value-type="float" office:value="0.06384349" calcext:value-type="float">
            <text:p>0.06384349</text:p>
          </table:table-cell>
          <table:table-cell table:style-name="ce10" table:formula="of:=[.B241]-[.$S$2]" office:value-type="float" office:value="-0.00203664886868676" calcext:value-type="float">
            <text:p>-0.00203665</text:p>
          </table:table-cell>
          <table:table-cell table:style-name="ce9" table:formula="of:=SUM([.$E$3:.E241])" office:value-type="float" office:value="0.0112518790322975" calcext:value-type="float">
            <text:p>0.011251879</text:p>
          </table:table-cell>
          <table:table-cell table:style-name="ce12" table:formula="of:=MAX([.$E$3:.E241]) - MIN([.$E$3:.E241])" office:value-type="float" office:value="0.00807769248362903" calcext:value-type="float">
            <text:p>0.008077692</text:p>
          </table:table-cell>
          <table:table-cell table:style-name="ce9" table:formula="of:=STDEV([.$E$3:.E241])" office:value-type="float" office:value="0.00121008552969389" calcext:value-type="float">
            <text:p>0.0012100855</text:p>
          </table:table-cell>
          <table:table-cell table:style-name="ce9" table:formula="of:=[.G241]/[.H241]" office:value-type="float" office:value="6.67530706335476" calcext:value-type="float">
            <text:p>6.6753070634</text:p>
          </table:table-cell>
          <table:table-cell table:style-name="ce9" table:formula="of:=SLOPE([.I226:.I241];[.W226:.W241])" office:value-type="float" office:value="-26.3528845456059" calcext:value-type="float">
            <text:p>-26.3528845456</text:p>
          </table:table-cell>
          <table:table-cell table:style-name="ce17" table:formula="of:=AVERAGE([.D234:.D241])" office:value-type="float" office:value="0.06389473125" calcext:value-type="float">
            <text:p>0.063894731</text:p>
          </table:table-cell>
          <table:table-cell table:style-name="ce19" table:formula="of:=([.D241] - [.K241])/[.K241]" office:value-type="percentage" office:value="-0.000801963620435454" calcext:value-type="percentage">
            <text:p>-0.080%</text:p>
          </table:table-cell>
          <table:table-cell table:style-name="ce22" table:formula="of:=[.D241]-[.L241]" office:value-type="float" office:value="0.0646454536204355" calcext:value-type="float">
            <text:p>0.06464545</text:p>
          </table:table-cell>
          <table:table-cell table:style-name="ce27" table:formula="of:=ABS([.L240]-[.L241])" office:value-type="float" office:value="0.00176298922762036" calcext:value-type="float">
            <text:p>0.0017630</text:p>
          </table:table-cell>
          <table:table-cell table:style-name="ce34" table:formula="of:=IF(([.J241] &gt; [.$P$53]);(([.$M$53]+[.J241])/[.$O$53]);(([.$L$53]-[.J241])/[.$O$53]))" office:value-type="float" office:value="0.78345890931171" calcext:value-type="float">
            <text:p>0.78</text:p>
          </table:table-cell>
          <table:table-cell table:style-name="ce42" table:formula="of:=[.O241]-[.O240]" office:value-type="float" office:value="0.0238864526750243" calcext:value-type="float">
            <text:p>0.0239</text:p>
          </table:table-cell>
          <table:table-cell table:style-name="ce45" table:number-columns-repeated="2"/>
          <table:table-cell table:style-name="ce48" table:formula="of:=[.O241] - AVERAGE([.O236:.O241])" office:value-type="float" office:value="0.0627135101202678" calcext:value-type="float">
            <text:p>0.0627135101</text:p>
          </table:table-cell>
          <table:table-cell table:style-name="ce45" table:formula="of:=[.M241]-[.M240]" office:value-type="float" office:value="0.00163286922762036" calcext:value-type="float">
            <text:p>0.002</text:p>
          </table:table-cell>
          <table:table-cell table:style-name="ce45" table:formula="of:=AVERAGE([.O236:.O241])" office:value-type="float" office:value="0.720745399191442" calcext:value-type="float">
            <text:p>0.721</text:p>
          </table:table-cell>
          <table:table-cell table:style-name="ce9"/>
          <table:table-cell table:style-name="ce14" table:formula="of:=LOG([.X241])" office:value-type="float" office:value="2.97818051693741" calcext:value-type="float">
            <text:p>2.9781805169</text:p>
          </table:table-cell>
          <table:table-cell table:style-name="ce44" table:formula="of:=[.X240]+1" office:value-type="float" office:value="951" calcext:value-type="float">
            <text:p>95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42]/[.D241]" office:value-type="percentage" office:value="0.00156789674248685" calcext:value-type="percentage">
            <text:p>0.1568%</text:p>
          </table:table-cell>
          <table:table-cell table:style-name="ce6" table:formula="of:=([.D242]-[.D241])" office:value-type="float" office:value="0.000100099999999992" calcext:value-type="float">
            <text:p>0.00010010</text:p>
          </table:table-cell>
          <table:table-cell table:style-name="ce8" office:value-type="float" office:value="0.06394359" calcext:value-type="float">
            <text:p>0.06394359</text:p>
          </table:table-cell>
          <table:table-cell table:style-name="ce10" table:formula="of:=[.B242]-[.$S$2]" office:value-type="float" office:value="0.00156521156601626" calcext:value-type="float">
            <text:p>0.00156521</text:p>
          </table:table-cell>
          <table:table-cell table:style-name="ce9" table:formula="of:=SUM([.$E$3:.E242])" office:value-type="float" office:value="0.0128170905983137" calcext:value-type="float">
            <text:p>0.0128170906</text:p>
          </table:table-cell>
          <table:table-cell table:style-name="ce12" table:formula="of:=MAX([.$E$3:.E242]) - MIN([.$E$3:.E242])" office:value-type="float" office:value="0.00807769248362903" calcext:value-type="float">
            <text:p>0.008077692</text:p>
          </table:table-cell>
          <table:table-cell table:style-name="ce9" table:formula="of:=STDEV([.$E$3:.E242])" office:value-type="float" office:value="0.0012115210311117" calcext:value-type="float">
            <text:p>0.001211521</text:p>
          </table:table-cell>
          <table:table-cell table:style-name="ce9" table:formula="of:=[.G242]/[.H242]" office:value-type="float" office:value="6.66739765649541" calcext:value-type="float">
            <text:p>6.6673976565</text:p>
          </table:table-cell>
          <table:table-cell table:style-name="ce9" table:formula="of:=SLOPE([.I227:.I242];[.W227:.W242])" office:value-type="float" office:value="-30.3584170523271" calcext:value-type="float">
            <text:p>-30.3584170523</text:p>
          </table:table-cell>
          <table:table-cell table:style-name="ce17" table:formula="of:=AVERAGE([.D235:.D242])" office:value-type="float" office:value="0.06391591875" calcext:value-type="float">
            <text:p>0.063915919</text:p>
          </table:table-cell>
          <table:table-cell table:style-name="ce19" table:formula="of:=([.D242] - [.K242])/[.K242]" office:value-type="percentage" office:value="0.000432932054191679" calcext:value-type="percentage">
            <text:p>0.043%</text:p>
          </table:table-cell>
          <table:table-cell table:style-name="ce22" table:formula="of:=[.D242]-[.L242]" office:value-type="float" office:value="0.0635106579458083" calcext:value-type="float">
            <text:p>0.06351066</text:p>
          </table:table-cell>
          <table:table-cell table:style-name="ce27" table:formula="of:=ABS([.L241]-[.L242])" office:value-type="float" office:value="0.00123489567462713" calcext:value-type="float">
            <text:p>0.0012349</text:p>
          </table:table-cell>
          <table:table-cell table:style-name="ce34" table:formula="of:=IF(([.J242] &gt; [.$P$53]);(([.$M$53]+[.J242])/[.$O$53]);(([.$L$53]-[.J242])/[.$O$53]))" office:value-type="float" office:value="0.805030952703727" calcext:value-type="float">
            <text:p>0.81</text:p>
          </table:table-cell>
          <table:table-cell table:style-name="ce42" table:formula="of:=[.O242]-[.O241]" office:value-type="float" office:value="0.0215720433920176" calcext:value-type="float">
            <text:p>0.0216</text:p>
          </table:table-cell>
          <table:table-cell table:style-name="ce45" table:number-columns-repeated="2"/>
          <table:table-cell table:style-name="ce48" table:formula="of:=[.O242] - AVERAGE([.O237:.O242])" office:value-type="float" office:value="0.0587804860301805" calcext:value-type="float">
            <text:p>0.0587804860</text:p>
          </table:table-cell>
          <table:table-cell table:style-name="ce45" table:formula="of:=[.M242]-[.M241]" office:value-type="float" office:value="-0.00113479567462714" calcext:value-type="float">
            <text:p>-0.001</text:p>
          </table:table-cell>
          <table:table-cell table:style-name="ce45" table:formula="of:=AVERAGE([.O237:.O242])" office:value-type="float" office:value="0.746250466673547" calcext:value-type="float">
            <text:p>0.746</text:p>
          </table:table-cell>
          <table:table-cell table:style-name="ce9"/>
          <table:table-cell table:style-name="ce14" table:formula="of:=LOG([.X242])" office:value-type="float" office:value="2.97863694838447" calcext:value-type="float">
            <text:p>2.9786369484</text:p>
          </table:table-cell>
          <table:table-cell table:style-name="ce44" table:formula="of:=[.X241]+1" office:value-type="float" office:value="952" calcext:value-type="float">
            <text:p>95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43]/[.D242]" office:value-type="percentage" office:value="-0.000217691874978973" calcext:value-type="percentage">
            <text:p>-0.0218%</text:p>
          </table:table-cell>
          <table:table-cell table:style-name="ce6" table:formula="of:=([.D243]-[.D242])" office:value-type="float" office:value="-0.0000139199999999867" calcext:value-type="float">
            <text:p>-0.00001392</text:p>
          </table:table-cell>
          <table:table-cell table:style-name="ce8" office:value-type="float" office:value="0.06392967" calcext:value-type="float">
            <text:p>0.06392967</text:p>
          </table:table-cell>
          <table:table-cell table:style-name="ce10" table:formula="of:=[.B243]-[.$S$2]" office:value-type="float" office:value="-0.000220377051449561" calcext:value-type="float">
            <text:p>-0.00022038</text:p>
          </table:table-cell>
          <table:table-cell table:style-name="ce9" table:formula="of:=SUM([.$E$3:.E243])" office:value-type="float" office:value="0.0125967135468642" calcext:value-type="float">
            <text:p>0.0125967135</text:p>
          </table:table-cell>
          <table:table-cell table:style-name="ce12" table:formula="of:=MAX([.$E$3:.E243]) - MIN([.$E$3:.E243])" office:value-type="float" office:value="0.00807769248362903" calcext:value-type="float">
            <text:p>0.008077692</text:p>
          </table:table-cell>
          <table:table-cell table:style-name="ce9" table:formula="of:=STDEV([.$E$3:.E243])" office:value-type="float" office:value="0.00120912301595214" calcext:value-type="float">
            <text:p>0.001209123</text:p>
          </table:table-cell>
          <table:table-cell table:style-name="ce9" table:formula="of:=[.G243]/[.H243]" office:value-type="float" office:value="6.68062089387005" calcext:value-type="float">
            <text:p>6.6806208939</text:p>
          </table:table-cell>
          <table:table-cell table:style-name="ce9" table:formula="of:=SLOPE([.I228:.I243];[.W228:.W243])" office:value-type="float" office:value="-32.0047111649445" calcext:value-type="float">
            <text:p>-32.0047111649</text:p>
          </table:table-cell>
          <table:table-cell table:style-name="ce17" table:formula="of:=AVERAGE([.D236:.D243])" office:value-type="float" office:value="0.0639276775" calcext:value-type="float">
            <text:p>0.063927678</text:p>
          </table:table-cell>
          <table:table-cell table:style-name="ce19" table:formula="of:=([.D243] - [.K243])/[.K243]" office:value-type="percentage" office:value="0.0000311680335955572" calcext:value-type="percentage">
            <text:p>0.003%</text:p>
          </table:table-cell>
          <table:table-cell table:style-name="ce22" table:formula="of:=[.D243]-[.L243]" office:value-type="float" office:value="0.0638985019664045" calcext:value-type="float">
            <text:p>0.06389850</text:p>
          </table:table-cell>
          <table:table-cell table:style-name="ce27" table:formula="of:=ABS([.L242]-[.L243])" office:value-type="float" office:value="0.000401764020596121" calcext:value-type="float">
            <text:p>0.0004018</text:p>
          </table:table-cell>
          <table:table-cell table:style-name="ce34" table:formula="of:=IF(([.J243] &gt; [.$P$53]);(([.$M$53]+[.J243])/[.$O$53]);(([.$L$53]-[.J243])/[.$O$53]))" office:value-type="float" office:value="0.813897171608159" calcext:value-type="float">
            <text:p>0.81</text:p>
          </table:table-cell>
          <table:table-cell table:style-name="ce42" table:formula="of:=[.O243]-[.O242]" office:value-type="float" office:value="0.00886621890443096" calcext:value-type="float">
            <text:p>0.0089</text:p>
          </table:table-cell>
          <table:table-cell table:style-name="ce45" table:number-columns-repeated="2"/>
          <table:table-cell table:style-name="ce48" table:formula="of:=[.O243] - AVERAGE([.O238:.O243])" office:value-type="float" office:value="0.0447830773897848" calcext:value-type="float">
            <text:p>0.0447830774</text:p>
          </table:table-cell>
          <table:table-cell table:style-name="ce45" table:formula="of:=[.M243]-[.M242]" office:value-type="float" office:value="0.000387844020596134" calcext:value-type="float">
            <text:p>0.000</text:p>
          </table:table-cell>
          <table:table-cell table:style-name="ce45" table:formula="of:=AVERAGE([.O238:.O243])" office:value-type="float" office:value="0.769114094218374" calcext:value-type="float">
            <text:p>0.769</text:p>
          </table:table-cell>
          <table:table-cell table:style-name="ce9"/>
          <table:table-cell table:style-name="ce14" table:formula="of:=LOG([.X243])" office:value-type="float" office:value="2.97909290063833" calcext:value-type="float">
            <text:p>2.9790929006</text:p>
          </table:table-cell>
          <table:table-cell table:style-name="ce44" table:formula="of:=[.X242]+1" office:value-type="float" office:value="953" calcext:value-type="float">
            <text:p>95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44]/[.D243]" office:value-type="percentage" office:value="-0.00293885452560605" calcext:value-type="percentage">
            <text:p>-0.2939%</text:p>
          </table:table-cell>
          <table:table-cell table:style-name="ce6" table:formula="of:=([.D244]-[.D243])" office:value-type="float" office:value="-0.000187880000000001" calcext:value-type="float">
            <text:p>-0.00018788</text:p>
          </table:table-cell>
          <table:table-cell table:style-name="ce8" office:value-type="float" office:value="0.06374179" calcext:value-type="float">
            <text:p>0.06374179</text:p>
          </table:table-cell>
          <table:table-cell table:style-name="ce10" table:formula="of:=[.B244]-[.$S$2]" office:value-type="float" office:value="-0.00294153970207664" calcext:value-type="float">
            <text:p>-0.00294154</text:p>
          </table:table-cell>
          <table:table-cell table:style-name="ce9" table:formula="of:=SUM([.$E$3:.E244])" office:value-type="float" office:value="0.00965517384478753" calcext:value-type="float">
            <text:p>0.0096551738</text:p>
          </table:table-cell>
          <table:table-cell table:style-name="ce12" table:formula="of:=MAX([.$E$3:.E244]) - MIN([.$E$3:.E244])" office:value-type="float" office:value="0.00807769248362903" calcext:value-type="float">
            <text:p>0.008077692</text:p>
          </table:table-cell>
          <table:table-cell table:style-name="ce9" table:formula="of:=STDEV([.$E$3:.E244])" office:value-type="float" office:value="0.00122186287812671" calcext:value-type="float">
            <text:p>0.0012218629</text:p>
          </table:table-cell>
          <table:table-cell table:style-name="ce9" table:formula="of:=[.G244]/[.H244]" office:value-type="float" office:value="6.61096480483417" calcext:value-type="float">
            <text:p>6.6109648048</text:p>
          </table:table-cell>
          <table:table-cell table:style-name="ce9" table:formula="of:=SLOPE([.I229:.I244];[.W229:.W244])" office:value-type="float" office:value="-35.5400502630938" calcext:value-type="float">
            <text:p>-35.5400502631</text:p>
          </table:table-cell>
          <table:table-cell table:style-name="ce17" table:formula="of:=AVERAGE([.D237:.D244])" office:value-type="float" office:value="0.0639006525" calcext:value-type="float">
            <text:p>0.063900653</text:p>
          </table:table-cell>
          <table:table-cell table:style-name="ce19" table:formula="of:=([.D244] - [.K244])/[.K244]" office:value-type="percentage" office:value="-0.00248608572502441" calcext:value-type="percentage">
            <text:p>-0.249%</text:p>
          </table:table-cell>
          <table:table-cell table:style-name="ce22" table:formula="of:=[.D244]-[.L244]" office:value-type="float" office:value="0.0662278757250244" calcext:value-type="float">
            <text:p>0.06622788</text:p>
          </table:table-cell>
          <table:table-cell table:style-name="ce27" table:formula="of:=ABS([.L243]-[.L244])" office:value-type="float" office:value="0.00251725375861997" calcext:value-type="float">
            <text:p>0.0025173</text:p>
          </table:table-cell>
          <table:table-cell table:style-name="ce34" table:formula="of:=IF(([.J244] &gt; [.$P$53]);(([.$M$53]+[.J244])/[.$O$53]);(([.$L$53]-[.J244])/[.$O$53]))" office:value-type="float" office:value="0.832936959277539" calcext:value-type="float">
            <text:p>0.83</text:p>
          </table:table-cell>
          <table:table-cell table:style-name="ce42" table:formula="of:=[.O244]-[.O243]" office:value-type="float" office:value="0.0190397876693809" calcext:value-type="float">
            <text:p>0.0190</text:p>
          </table:table-cell>
          <table:table-cell table:style-name="ce45" table:number-columns-repeated="2"/>
          <table:table-cell table:style-name="ce48" table:formula="of:=[.O244] - AVERAGE([.O239:.O244])" office:value-type="float" office:value="0.0436654566205209" calcext:value-type="float">
            <text:p>0.0436654566</text:p>
          </table:table-cell>
          <table:table-cell table:style-name="ce45" table:formula="of:=[.M244]-[.M243]" office:value-type="float" office:value="0.00232937375861997" calcext:value-type="float">
            <text:p>0.002</text:p>
          </table:table-cell>
          <table:table-cell table:style-name="ce45" table:formula="of:=AVERAGE([.O239:.O244])" office:value-type="float" office:value="0.789271502657019" calcext:value-type="float">
            <text:p>0.789</text:p>
          </table:table-cell>
          <table:table-cell table:style-name="ce9"/>
          <table:table-cell table:style-name="ce14" table:formula="of:=LOG([.X244])" office:value-type="float" office:value="2.9795483747041" calcext:value-type="float">
            <text:p>2.9795483747</text:p>
          </table:table-cell>
          <table:table-cell table:style-name="ce44" table:formula="of:=[.X243]+1" office:value-type="float" office:value="954" calcext:value-type="float">
            <text:p>95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45]/[.D244]" office:value-type="percentage" office:value="0.00248188825572669" calcext:value-type="percentage">
            <text:p>0.2482%</text:p>
          </table:table-cell>
          <table:table-cell table:style-name="ce6" table:formula="of:=([.D245]-[.D244])" office:value-type="float" office:value="0.000158199999999997" calcext:value-type="float">
            <text:p>0.00015820</text:p>
          </table:table-cell>
          <table:table-cell table:style-name="ce8" office:value-type="float" office:value="0.06389999" calcext:value-type="float">
            <text:p>0.06389999</text:p>
          </table:table-cell>
          <table:table-cell table:style-name="ce10" table:formula="of:=[.B245]-[.$S$2]" office:value-type="float" office:value="0.00247920307925611" calcext:value-type="float">
            <text:p>0.00247920</text:p>
          </table:table-cell>
          <table:table-cell table:style-name="ce9" table:formula="of:=SUM([.$E$3:.E245])" office:value-type="float" office:value="0.0121343769240436" calcext:value-type="float">
            <text:p>0.0121343769</text:p>
          </table:table-cell>
          <table:table-cell table:style-name="ce12" table:formula="of:=MAX([.$E$3:.E245]) - MIN([.$E$3:.E245])" office:value-type="float" office:value="0.00807769248362903" calcext:value-type="float">
            <text:p>0.008077692</text:p>
          </table:table-cell>
          <table:table-cell table:style-name="ce9" table:formula="of:=STDEV([.$E$3:.E245])" office:value-type="float" office:value="0.00122933565487053" calcext:value-type="float">
            <text:p>0.0012293357</text:p>
          </table:table-cell>
          <table:table-cell table:style-name="ce9" table:formula="of:=[.G245]/[.H245]" office:value-type="float" office:value="6.57077865725759" calcext:value-type="float">
            <text:p>6.5707786573</text:p>
          </table:table-cell>
          <table:table-cell table:style-name="ce9" table:formula="of:=SLOPE([.I230:.I245];[.W230:.W245])" office:value-type="float" office:value="-38.7552042447448" calcext:value-type="float">
            <text:p>-38.7552042447</text:p>
          </table:table-cell>
          <table:table-cell table:style-name="ce17" table:formula="of:=AVERAGE([.D238:.D245])" office:value-type="float" office:value="0.063905925" calcext:value-type="float">
            <text:p>0.063905925</text:p>
          </table:table-cell>
          <table:table-cell table:style-name="ce19" table:formula="of:=([.D245] - [.K245])/[.K245]" office:value-type="percentage" office:value="-0.0000928708879497258" calcext:value-type="percentage">
            <text:p>-0.009%</text:p>
          </table:table-cell>
          <table:table-cell table:style-name="ce22" table:formula="of:=[.D245]-[.L245]" office:value-type="float" office:value="0.0639928608879497" calcext:value-type="float">
            <text:p>0.06399286</text:p>
          </table:table-cell>
          <table:table-cell table:style-name="ce27" table:formula="of:=ABS([.L244]-[.L245])" office:value-type="float" office:value="0.00239321483707469" calcext:value-type="float">
            <text:p>0.0023932</text:p>
          </table:table-cell>
          <table:table-cell table:style-name="ce34" table:formula="of:=IF(([.J245] &gt; [.$P$53]);(([.$M$53]+[.J245])/[.$O$53]);(([.$L$53]-[.J245])/[.$O$53]))" office:value-type="float" office:value="0.850252370171799" calcext:value-type="float">
            <text:p>0.85</text:p>
          </table:table-cell>
          <table:table-cell table:style-name="ce42" table:formula="of:=[.O245]-[.O244]" office:value-type="float" office:value="0.0173154108942596" calcext:value-type="float">
            <text:p>0.0173</text:p>
          </table:table-cell>
          <table:table-cell table:style-name="ce45" table:number-columns-repeated="2"/>
          <table:table-cell table:style-name="ce48" table:formula="of:=[.O245] - AVERAGE([.O240:.O245])" office:value-type="float" office:value="0.0427275668868622" calcext:value-type="float">
            <text:p>0.0427275669</text:p>
          </table:table-cell>
          <table:table-cell table:style-name="ce45" table:formula="of:=[.M245]-[.M244]" office:value-type="float" office:value="-0.00223501483707469" calcext:value-type="float">
            <text:p>-0.002</text:p>
          </table:table-cell>
          <table:table-cell table:style-name="ce45" table:formula="of:=AVERAGE([.O240:.O245])" office:value-type="float" office:value="0.807524803284937" calcext:value-type="float">
            <text:p>0.808</text:p>
          </table:table-cell>
          <table:table-cell table:style-name="ce9"/>
          <table:table-cell table:style-name="ce14" table:formula="of:=LOG([.X245])" office:value-type="float" office:value="2.98000337158375" calcext:value-type="float">
            <text:p>2.9800033716</text:p>
          </table:table-cell>
          <table:table-cell table:style-name="ce44" table:formula="of:=[.X244]+1" office:value-type="float" office:value="955" calcext:value-type="float">
            <text:p>95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46]/[.D245]" office:value-type="percentage" office:value="-0.00156463248272808" calcext:value-type="percentage">
            <text:p>-0.1565%</text:p>
          </table:table-cell>
          <table:table-cell table:style-name="ce6" table:formula="of:=([.D246]-[.D245])" office:value-type="float" office:value="-0.0000999799999999995" calcext:value-type="float">
            <text:p>-0.00009998</text:p>
          </table:table-cell>
          <table:table-cell table:style-name="ce8" office:value-type="float" office:value="0.06380001" calcext:value-type="float">
            <text:p>0.06380001</text:p>
          </table:table-cell>
          <table:table-cell table:style-name="ce10" table:formula="of:=[.B246]-[.$S$2]" office:value-type="float" office:value="-0.00156731765919867" calcext:value-type="float">
            <text:p>-0.00156732</text:p>
          </table:table-cell>
          <table:table-cell table:style-name="ce9" table:formula="of:=SUM([.$E$3:.E246])" office:value-type="float" office:value="0.010567059264845" calcext:value-type="float">
            <text:p>0.0105670593</text:p>
          </table:table-cell>
          <table:table-cell table:style-name="ce12" table:formula="of:=MAX([.$E$3:.E246]) - MIN([.$E$3:.E246])" office:value-type="float" office:value="0.00807769248362903" calcext:value-type="float">
            <text:p>0.008077692</text:p>
          </table:table-cell>
          <table:table-cell table:style-name="ce9" table:formula="of:=STDEV([.$E$3:.E246])" office:value-type="float" office:value="0.00123116458972709" calcext:value-type="float">
            <text:p>0.0012311646</text:p>
          </table:table-cell>
          <table:table-cell table:style-name="ce9" table:formula="of:=[.G246]/[.H246]" office:value-type="float" office:value="6.56101755283557" calcext:value-type="float">
            <text:p>6.5610175528</text:p>
          </table:table-cell>
          <table:table-cell table:style-name="ce9" table:formula="of:=SLOPE([.I231:.I246];[.W231:.W246])" office:value-type="float" office:value="-40.0764904263259" calcext:value-type="float">
            <text:p>-40.0764904263</text:p>
          </table:table-cell>
          <table:table-cell table:style-name="ce17" table:formula="of:=AVERAGE([.D239:.D246])" office:value-type="float" office:value="0.0638811275" calcext:value-type="float">
            <text:p>0.063881128</text:p>
          </table:table-cell>
          <table:table-cell table:style-name="ce19" table:formula="of:=([.D246] - [.K246])/[.K246]" office:value-type="percentage" office:value="-0.00126981947837419" calcext:value-type="percentage">
            <text:p>-0.127%</text:p>
          </table:table-cell>
          <table:table-cell table:style-name="ce22" table:formula="of:=[.D246]-[.L246]" office:value-type="float" office:value="0.0650698294783742" calcext:value-type="float">
            <text:p>0.06506983</text:p>
          </table:table-cell>
          <table:table-cell table:style-name="ce27" table:formula="of:=ABS([.L245]-[.L246])" office:value-type="float" office:value="0.00117694859042447" calcext:value-type="float">
            <text:p>0.0011769</text:p>
          </table:table-cell>
          <table:table-cell table:style-name="ce34" table:formula="of:=IF(([.J246] &gt; [.$P$53]);(([.$M$53]+[.J246])/[.$O$53]);(([.$L$53]-[.J246])/[.$O$53]))" office:value-type="float" office:value="0.857368238734722" calcext:value-type="float">
            <text:p>0.86</text:p>
          </table:table-cell>
          <table:table-cell table:style-name="ce42" table:formula="of:=[.O246]-[.O245]" office:value-type="float" office:value="0.00711586856292257" calcext:value-type="float">
            <text:p>0.0071</text:p>
          </table:table-cell>
          <table:table-cell table:style-name="ce45" table:number-columns-repeated="2"/>
          <table:table-cell table:style-name="ce48" table:formula="of:=[.O246] - AVERAGE([.O241:.O246])" office:value-type="float" office:value="0.0335441384334456" calcext:value-type="float">
            <text:p>0.0335441384</text:p>
          </table:table-cell>
          <table:table-cell table:style-name="ce45" table:formula="of:=[.M246]-[.M245]" office:value-type="float" office:value="0.00107696859042447" calcext:value-type="float">
            <text:p>0.001</text:p>
          </table:table-cell>
          <table:table-cell table:style-name="ce45" table:formula="of:=AVERAGE([.O241:.O246])" office:value-type="float" office:value="0.823824100301276" calcext:value-type="float">
            <text:p>0.824</text:p>
          </table:table-cell>
          <table:table-cell table:style-name="ce9"/>
          <table:table-cell table:style-name="ce14" table:formula="of:=LOG([.X246])" office:value-type="float" office:value="2.9804578922761" calcext:value-type="float">
            <text:p>2.9804578923</text:p>
          </table:table-cell>
          <table:table-cell table:style-name="ce44" table:formula="of:=[.X245]+1" office:value-type="float" office:value="956" calcext:value-type="float">
            <text:p>95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47]/[.D246]" office:value-type="percentage" office:value="0.00156724113366117" calcext:value-type="percentage">
            <text:p>0.1567%</text:p>
          </table:table-cell>
          <table:table-cell table:style-name="ce6" table:formula="of:=([.D247]-[.D246])" office:value-type="float" office:value="0.0000999899999999943" calcext:value-type="float">
            <text:p>0.00009999</text:p>
          </table:table-cell>
          <table:table-cell table:style-name="ce8" office:value-type="float" office:value="0.0639" calcext:value-type="float">
            <text:p>0.0639</text:p>
          </table:table-cell>
          <table:table-cell table:style-name="ce10" table:formula="of:=[.B247]-[.$S$2]" office:value-type="float" office:value="0.00156455595719059" calcext:value-type="float">
            <text:p>0.00156456</text:p>
          </table:table-cell>
          <table:table-cell table:style-name="ce9" table:formula="of:=SUM([.$E$3:.E247])" office:value-type="float" office:value="0.0121316152220355" calcext:value-type="float">
            <text:p>0.0121316152</text:p>
          </table:table-cell>
          <table:table-cell table:style-name="ce12" table:formula="of:=MAX([.$E$3:.E247]) - MIN([.$E$3:.E247])" office:value-type="float" office:value="0.00807769248362903" calcext:value-type="float">
            <text:p>0.008077692</text:p>
          </table:table-cell>
          <table:table-cell table:style-name="ce9" table:formula="of:=STDEV([.$E$3:.E247])" office:value-type="float" office:value="0.00123247709522836" calcext:value-type="float">
            <text:p>0.0012324771</text:p>
          </table:table-cell>
          <table:table-cell table:style-name="ce9" table:formula="of:=[.G247]/[.H247]" office:value-type="float" office:value="6.55403050888529" calcext:value-type="float">
            <text:p>6.5540305089</text:p>
          </table:table-cell>
          <table:table-cell table:style-name="ce9" table:formula="of:=SLOPE([.I232:.I247];[.W232:.W247])" office:value-type="float" office:value="-40.4032009046742" calcext:value-type="float">
            <text:p>-40.4032009047</text:p>
          </table:table-cell>
          <table:table-cell table:style-name="ce17" table:formula="of:=AVERAGE([.D240:.D247])" office:value-type="float" office:value="0.06387901875" calcext:value-type="float">
            <text:p>0.063879019</text:p>
          </table:table-cell>
          <table:table-cell table:style-name="ce19" table:formula="of:=([.D247] - [.K247])/[.K247]" office:value-type="percentage" office:value="0.000328452916318414" calcext:value-type="percentage">
            <text:p>0.033%</text:p>
          </table:table-cell>
          <table:table-cell table:style-name="ce22" table:formula="of:=[.D247]-[.L247]" office:value-type="float" office:value="0.0635715470836816" calcext:value-type="float">
            <text:p>0.06357155</text:p>
          </table:table-cell>
          <table:table-cell table:style-name="ce27" table:formula="of:=ABS([.L246]-[.L247])" office:value-type="float" office:value="0.00159827239469261" calcext:value-type="float">
            <text:p>0.0015983</text:p>
          </table:table-cell>
          <table:table-cell table:style-name="ce34" table:formula="of:=IF(([.J247] &gt; [.$P$53]);(([.$M$53]+[.J247])/[.$O$53]);(([.$L$53]-[.J247])/[.$O$53]))" office:value-type="float" office:value="0.859127758250224" calcext:value-type="float">
            <text:p>0.86</text:p>
          </table:table-cell>
          <table:table-cell table:style-name="ce42" table:formula="of:=[.O247]-[.O246]" office:value-type="float" office:value="0.00175951951550257" calcext:value-type="float">
            <text:p>0.0018</text:p>
          </table:table-cell>
          <table:table-cell table:style-name="ce45" table:number-columns-repeated="2"/>
          <table:table-cell table:style-name="ce48" table:formula="of:=[.O247] - AVERAGE([.O242:.O247])" office:value-type="float" office:value="0.0226921831258624" calcext:value-type="float">
            <text:p>0.0226921831</text:p>
          </table:table-cell>
          <table:table-cell table:style-name="ce45" table:formula="of:=[.M247]-[.M246]" office:value-type="float" office:value="-0.00149828239469262" calcext:value-type="float">
            <text:p>-0.001</text:p>
          </table:table-cell>
          <table:table-cell table:style-name="ce45" table:formula="of:=AVERAGE([.O242:.O247])" office:value-type="float" office:value="0.836435575124362" calcext:value-type="float">
            <text:p>0.836</text:p>
          </table:table-cell>
          <table:table-cell table:style-name="ce9"/>
          <table:table-cell table:style-name="ce14" table:formula="of:=LOG([.X247])" office:value-type="float" office:value="2.98091193777684" calcext:value-type="float">
            <text:p>2.9809119378</text:p>
          </table:table-cell>
          <table:table-cell table:style-name="ce44" table:formula="of:=[.X246]+1" office:value-type="float" office:value="957" calcext:value-type="float">
            <text:p>95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48]/[.D247]" office:value-type="percentage" office:value="-0.000196713615023528" calcext:value-type="percentage">
            <text:p>-0.0197%</text:p>
          </table:table-cell>
          <table:table-cell table:style-name="ce6" table:formula="of:=([.D248]-[.D247])" office:value-type="float" office:value="-0.0000125700000000034" calcext:value-type="float">
            <text:p>-0.00001257</text:p>
          </table:table-cell>
          <table:table-cell table:style-name="ce8" office:value-type="float" office:value="0.06388743" calcext:value-type="float">
            <text:p>0.06388743</text:p>
          </table:table-cell>
          <table:table-cell table:style-name="ce10" table:formula="of:=[.B248]-[.$S$2]" office:value-type="float" office:value="-0.000199398791494116" calcext:value-type="float">
            <text:p>-0.00019940</text:p>
          </table:table-cell>
          <table:table-cell table:style-name="ce9" table:formula="of:=SUM([.$E$3:.E248])" office:value-type="float" office:value="0.0119322164305414" calcext:value-type="float">
            <text:p>0.0119322164</text:p>
          </table:table-cell>
          <table:table-cell table:style-name="ce12" table:formula="of:=MAX([.$E$3:.E248]) - MIN([.$E$3:.E248])" office:value-type="float" office:value="0.00807769248362903" calcext:value-type="float">
            <text:p>0.008077692</text:p>
          </table:table-cell>
          <table:table-cell table:style-name="ce9" table:formula="of:=STDEV([.$E$3:.E248])" office:value-type="float" office:value="0.00123006164758144" calcext:value-type="float">
            <text:p>0.0012300616</text:p>
          </table:table-cell>
          <table:table-cell table:style-name="ce9" table:formula="of:=[.G248]/[.H248]" office:value-type="float" office:value="6.56690052853162" calcext:value-type="float">
            <text:p>6.5669005285</text:p>
          </table:table-cell>
          <table:table-cell table:style-name="ce9" table:formula="of:=SLOPE([.I233:.I248];[.W233:.W248])" office:value-type="float" office:value="-37.9859305804358" calcext:value-type="float">
            <text:p>-37.9859305804</text:p>
          </table:table-cell>
          <table:table-cell table:style-name="ce17" table:formula="of:=AVERAGE([.D241:.D248])" office:value-type="float" office:value="0.06386824625" calcext:value-type="float">
            <text:p>0.063868246</text:p>
          </table:table-cell>
          <table:table-cell table:style-name="ce19" table:formula="of:=([.D248] - [.K248])/[.K248]" office:value-type="percentage" office:value="0.000300364439707544" calcext:value-type="percentage">
            <text:p>0.030%</text:p>
          </table:table-cell>
          <table:table-cell table:style-name="ce22" table:formula="of:=[.D248]-[.L248]" office:value-type="float" office:value="0.0635870655602924" calcext:value-type="float">
            <text:p>0.06358707</text:p>
          </table:table-cell>
          <table:table-cell table:style-name="ce27" table:formula="of:=ABS([.L247]-[.L248])" office:value-type="float" office:value="0.0000280884766108699" calcext:value-type="float">
            <text:p>0.0000281</text:p>
          </table:table-cell>
          <table:table-cell table:style-name="ce34" table:formula="of:=IF(([.J248] &gt; [.$P$53]);(([.$M$53]+[.J248])/[.$O$53]);(([.$L$53]-[.J248])/[.$O$53]))" office:value-type="float" office:value="0.846109399208772" calcext:value-type="float">
            <text:p>0.85</text:p>
          </table:table-cell>
          <table:table-cell table:style-name="ce42" table:formula="of:=[.O248]-[.O247]" office:value-type="float" office:value="-0.0130183590414525" calcext:value-type="float">
            <text:p>-0.0130</text:p>
          </table:table-cell>
          <table:table-cell table:style-name="ce45" table:number-columns-repeated="2"/>
          <table:table-cell table:style-name="ce48" table:formula="of:=[.O248] - AVERAGE([.O243:.O248])" office:value-type="float" office:value="0.00282741633356931" calcext:value-type="float">
            <text:p>0.0028274163</text:p>
          </table:table-cell>
          <table:table-cell table:style-name="ce45" table:formula="of:=[.M248]-[.M247]" office:value-type="float" office:value="0.0000155184766108679" calcext:value-type="float">
            <text:p>0.000</text:p>
          </table:table-cell>
          <table:table-cell table:style-name="ce45" table:formula="of:=AVERAGE([.O243:.O248])" office:value-type="float" office:value="0.843281982875202" calcext:value-type="float">
            <text:p>0.843</text:p>
          </table:table-cell>
          <table:table-cell table:style-name="ce9"/>
          <table:table-cell table:style-name="ce14" table:formula="of:=LOG([.X248])" office:value-type="float" office:value="2.98136550907854" calcext:value-type="float">
            <text:p>2.9813655091</text:p>
          </table:table-cell>
          <table:table-cell table:style-name="ce44" table:formula="of:=[.X247]+1" office:value-type="float" office:value="958" calcext:value-type="float">
            <text:p>95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49]/[.D248]" office:value-type="percentage" office:value="-0.00105560671324528" calcext:value-type="percentage">
            <text:p>-0.1056%</text:p>
          </table:table-cell>
          <table:table-cell table:style-name="ce6" table:formula="of:=([.D249]-[.D248])" office:value-type="float" office:value="-0.0000674399999999881" calcext:value-type="float">
            <text:p>-0.00006744</text:p>
          </table:table-cell>
          <table:table-cell table:style-name="ce8" office:value-type="float" office:value="0.06381999" calcext:value-type="float">
            <text:p>0.06381999</text:p>
          </table:table-cell>
          <table:table-cell table:style-name="ce10" table:formula="of:=[.B249]-[.$S$2]" office:value-type="float" office:value="-0.00105829188971587" calcext:value-type="float">
            <text:p>-0.00105829</text:p>
          </table:table-cell>
          <table:table-cell table:style-name="ce9" table:formula="of:=SUM([.$E$3:.E249])" office:value-type="float" office:value="0.0108739245408256" calcext:value-type="float">
            <text:p>0.0108739245</text:p>
          </table:table-cell>
          <table:table-cell table:style-name="ce12" table:formula="of:=MAX([.$E$3:.E249]) - MIN([.$E$3:.E249])" office:value-type="float" office:value="0.00807769248362903" calcext:value-type="float">
            <text:p>0.008077692</text:p>
          </table:table-cell>
          <table:table-cell table:style-name="ce9" table:formula="of:=STDEV([.$E$3:.E249])" office:value-type="float" office:value="0.00122957738732631" calcext:value-type="float">
            <text:p>0.0012295774</text:p>
          </table:table-cell>
          <table:table-cell table:style-name="ce9" table:formula="of:=[.G249]/[.H249]" office:value-type="float" office:value="6.56948685531195" calcext:value-type="float">
            <text:p>6.5694868553</text:p>
          </table:table-cell>
          <table:table-cell table:style-name="ce9" table:formula="of:=SLOPE([.I234:.I249];[.W234:.W249])" office:value-type="float" office:value="-33.3387977906403" calcext:value-type="float">
            <text:p>-33.3387977906</text:p>
          </table:table-cell>
          <table:table-cell table:style-name="ce17" table:formula="of:=AVERAGE([.D242:.D249])" office:value-type="float" office:value="0.06386530875" calcext:value-type="float">
            <text:p>0.063865309</text:p>
          </table:table-cell>
          <table:table-cell table:style-name="ce19" table:formula="of:=([.D249] - [.K249])/[.K249]" office:value-type="percentage" office:value="-0.000709598855575801" calcext:value-type="percentage">
            <text:p>-0.071%</text:p>
          </table:table-cell>
          <table:table-cell table:style-name="ce22" table:formula="of:=[.D249]-[.L249]" office:value-type="float" office:value="0.0645295888555758" calcext:value-type="float">
            <text:p>0.06452959</text:p>
          </table:table-cell>
          <table:table-cell table:style-name="ce27" table:formula="of:=ABS([.L248]-[.L249])" office:value-type="float" office:value="0.00100996329528335" calcext:value-type="float">
            <text:p>0.0010100</text:p>
          </table:table-cell>
          <table:table-cell table:style-name="ce34" table:formula="of:=IF(([.J249] &gt; [.$P$53]);(([.$M$53]+[.J249])/[.$O$53]);(([.$L$53]-[.J249])/[.$O$53]))" office:value-type="float" office:value="0.821081977755638" calcext:value-type="float">
            <text:p>0.82</text:p>
          </table:table-cell>
          <table:table-cell table:style-name="ce42" table:formula="of:=[.O249]-[.O248]" office:value-type="float" office:value="-0.0250274214531331" calcext:value-type="float">
            <text:p>-0.0250</text:p>
          </table:table-cell>
          <table:table-cell table:style-name="ce45" table:number-columns-repeated="2"/>
          <table:table-cell table:style-name="ce48" table:formula="of:=[.O249] - AVERAGE([.O244:.O249])" office:value-type="float" office:value="-0.0233974728108104" calcext:value-type="float">
            <text:p>-0.0233974728</text:p>
          </table:table-cell>
          <table:table-cell table:style-name="ce45" table:formula="of:=[.M249]-[.M248]" office:value-type="float" office:value="0.000942523295283354" calcext:value-type="float">
            <text:p>0.001</text:p>
          </table:table-cell>
          <table:table-cell table:style-name="ce45" table:formula="of:=AVERAGE([.O244:.O249])" office:value-type="float" office:value="0.844479450566449" calcext:value-type="float">
            <text:p>0.844</text:p>
          </table:table-cell>
          <table:table-cell table:style-name="ce9"/>
          <table:table-cell table:style-name="ce14" table:formula="of:=LOG([.X249])" office:value-type="float" office:value="2.98181860717066" calcext:value-type="float">
            <text:p>2.9818186072</text:p>
          </table:table-cell>
          <table:table-cell table:style-name="ce44" table:formula="of:=[.X248]+1" office:value-type="float" office:value="959" calcext:value-type="float">
            <text:p>95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50]/[.D249]" office:value-type="percentage" office:value="-0.00107944235027304" calcext:value-type="percentage">
            <text:p>-0.1079%</text:p>
          </table:table-cell>
          <table:table-cell table:style-name="ce6" table:formula="of:=([.D250]-[.D249])" office:value-type="float" office:value="-0.000068890000000002" calcext:value-type="float">
            <text:p>-0.00006889</text:p>
          </table:table-cell>
          <table:table-cell table:style-name="ce8" office:value-type="float" office:value="0.0637511" calcext:value-type="float">
            <text:p>0.0637511</text:p>
          </table:table-cell>
          <table:table-cell table:style-name="ce10" table:formula="of:=[.B250]-[.$S$2]" office:value-type="float" office:value="-0.00108212752674363" calcext:value-type="float">
            <text:p>-0.00108213</text:p>
          </table:table-cell>
          <table:table-cell table:style-name="ce9" table:formula="of:=SUM([.$E$3:.E250])" office:value-type="float" office:value="0.00979179701408193" calcext:value-type="float">
            <text:p>0.009791797</text:p>
          </table:table-cell>
          <table:table-cell table:style-name="ce12" table:formula="of:=MAX([.$E$3:.E250]) - MIN([.$E$3:.E250])" office:value-type="float" office:value="0.00807769248362903" calcext:value-type="float">
            <text:p>0.008077692</text:p>
          </table:table-cell>
          <table:table-cell table:style-name="ce9" table:formula="of:=STDEV([.$E$3:.E250])" office:value-type="float" office:value="0.00122916778254852" calcext:value-type="float">
            <text:p>0.0012291678</text:p>
          </table:table-cell>
          <table:table-cell table:style-name="ce9" table:formula="of:=[.G250]/[.H250]" office:value-type="float" office:value="6.57167605457488" calcext:value-type="float">
            <text:p>6.5716760546</text:p>
          </table:table-cell>
          <table:table-cell table:style-name="ce9" table:formula="of:=SLOPE([.I235:.I250];[.W235:.W250])" office:value-type="float" office:value="-32.2601021908986" calcext:value-type="float">
            <text:p>-32.2601021909</text:p>
          </table:table-cell>
          <table:table-cell table:style-name="ce17" table:formula="of:=AVERAGE([.D243:.D250])" office:value-type="float" office:value="0.0638412475" calcext:value-type="float">
            <text:p>0.063841248</text:p>
          </table:table-cell>
          <table:table-cell table:style-name="ce19" table:formula="of:=([.D250] - [.K250])/[.K250]" office:value-type="percentage" office:value="-0.0014120573066809" calcext:value-type="percentage">
            <text:p>-0.141%</text:p>
          </table:table-cell>
          <table:table-cell table:style-name="ce22" table:formula="of:=[.D250]-[.L250]" office:value-type="float" office:value="0.0651631573066809" calcext:value-type="float">
            <text:p>0.06516316</text:p>
          </table:table-cell>
          <table:table-cell table:style-name="ce27" table:formula="of:=ABS([.L249]-[.L250])" office:value-type="float" office:value="0.000702458451105095" calcext:value-type="float">
            <text:p>0.0007025</text:p>
          </table:table-cell>
          <table:table-cell table:style-name="ce34" table:formula="of:=IF(([.J250] &gt; [.$P$53]);(([.$M$53]+[.J250])/[.$O$53]);(([.$L$53]-[.J250])/[.$O$53]))" office:value-type="float" office:value="0.815272595795722" calcext:value-type="float">
            <text:p>0.82</text:p>
          </table:table-cell>
          <table:table-cell table:style-name="ce42" table:formula="of:=[.O250]-[.O249]" office:value-type="float" office:value="-0.00580938195991654" calcext:value-type="float">
            <text:p>-0.0058</text:p>
          </table:table-cell>
          <table:table-cell table:style-name="ce45" table:number-columns-repeated="2"/>
          <table:table-cell table:style-name="ce48" table:formula="of:=[.O250] - AVERAGE([.O245:.O250])" office:value-type="float" office:value="-0.0262627941904243" calcext:value-type="float">
            <text:p>-0.0262627942</text:p>
          </table:table-cell>
          <table:table-cell table:style-name="ce45" table:formula="of:=[.M250]-[.M249]" office:value-type="float" office:value="0.000633568451105099" calcext:value-type="float">
            <text:p>0.001</text:p>
          </table:table-cell>
          <table:table-cell table:style-name="ce45" table:formula="of:=AVERAGE([.O245:.O250])" office:value-type="float" office:value="0.841535389986146" calcext:value-type="float">
            <text:p>0.842</text:p>
          </table:table-cell>
          <table:table-cell table:style-name="ce9"/>
          <table:table-cell table:style-name="ce14" table:formula="of:=LOG([.X250])" office:value-type="float" office:value="2.98227123303957" calcext:value-type="float">
            <text:p>2.982271233</text:p>
          </table:table-cell>
          <table:table-cell table:style-name="ce44" table:formula="of:=[.X249]+1" office:value-type="float" office:value="960" calcext:value-type="float">
            <text:p>96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51]/[.D250]" office:value-type="percentage" office:value="0.000000156860038410889" calcext:value-type="percentage">
            <text:p>0.0000%</text:p>
          </table:table-cell>
          <table:table-cell table:style-name="ce6" table:formula="of:=([.D251]-[.D250])" office:value-type="float" office:value="0.00000000999999999473644" calcext:value-type="float">
            <text:p>0.00000001</text:p>
          </table:table-cell>
          <table:table-cell table:style-name="ce8" office:value-type="float" office:value="0.06375111" calcext:value-type="float">
            <text:p>0.06375111</text:p>
          </table:table-cell>
          <table:table-cell table:style-name="ce10" table:formula="of:=[.B251]-[.$S$2]" office:value-type="float" office:value="-0.00000252831643217735" calcext:value-type="float">
            <text:p>-0.00000253</text:p>
          </table:table-cell>
          <table:table-cell table:style-name="ce9" table:formula="of:=SUM([.$E$3:.E251])" office:value-type="float" office:value="0.00978926869764976" calcext:value-type="float">
            <text:p>0.0097892687</text:p>
          </table:table-cell>
          <table:table-cell table:style-name="ce12" table:formula="of:=MAX([.$E$3:.E251]) - MIN([.$E$3:.E251])" office:value-type="float" office:value="0.00807769248362903" calcext:value-type="float">
            <text:p>0.008077692</text:p>
          </table:table-cell>
          <table:table-cell table:style-name="ce9" table:formula="of:=STDEV([.$E$3:.E251])" office:value-type="float" office:value="0.00122669000765072" calcext:value-type="float">
            <text:p>0.00122669</text:p>
          </table:table-cell>
          <table:table-cell table:style-name="ce9" table:formula="of:=[.G251]/[.H251]" office:value-type="float" office:value="6.58495009598954" calcext:value-type="float">
            <text:p>6.584950096</text:p>
          </table:table-cell>
          <table:table-cell table:style-name="ce9" table:formula="of:=SLOPE([.I236:.I251];[.W236:.W251])" office:value-type="float" office:value="-29.0087837112434" calcext:value-type="float">
            <text:p>-29.0087837112</text:p>
          </table:table-cell>
          <table:table-cell table:style-name="ce17" table:formula="of:=AVERAGE([.D244:.D251])" office:value-type="float" office:value="0.0638189275" calcext:value-type="float">
            <text:p>0.063818928</text:p>
          </table:table-cell>
          <table:table-cell table:style-name="ce19" table:formula="of:=([.D251] - [.K251])/[.K251]" office:value-type="percentage" office:value="-0.00106265496235419" calcext:value-type="percentage">
            <text:p>-0.106%</text:p>
          </table:table-cell>
          <table:table-cell table:style-name="ce22" table:formula="of:=[.D251]-[.L251]" office:value-type="float" office:value="0.0648137649623542" calcext:value-type="float">
            <text:p>0.06481376</text:p>
          </table:table-cell>
          <table:table-cell table:style-name="ce27" table:formula="of:=ABS([.L250]-[.L251])" office:value-type="float" office:value="0.000349402344326702" calcext:value-type="float">
            <text:p>0.0003494</text:p>
          </table:table-cell>
          <table:table-cell table:style-name="ce34" table:formula="of:=IF(([.J251] &gt; [.$P$53]);(([.$M$53]+[.J251])/[.$O$53]);(([.$L$53]-[.J251])/[.$O$53]))" office:value-type="float" office:value="0.797762418757662" calcext:value-type="float">
            <text:p>0.80</text:p>
          </table:table-cell>
          <table:table-cell table:style-name="ce42" table:formula="of:=[.O251]-[.O250]" office:value-type="float" office:value="-0.0175101770380596" calcext:value-type="float">
            <text:p>-0.0175</text:p>
          </table:table-cell>
          <table:table-cell table:style-name="ce45" table:number-columns-repeated="2"/>
          <table:table-cell table:style-name="ce48" table:formula="of:=[.O251] - AVERAGE([.O246:.O251])" office:value-type="float" office:value="-0.0350246459927943" calcext:value-type="float">
            <text:p>-0.0350246460</text:p>
          </table:table-cell>
          <table:table-cell table:style-name="ce45" table:formula="of:=[.M251]-[.M250]" office:value-type="float" office:value="-0.00034939234432671" calcext:value-type="float">
            <text:p>0.000</text:p>
          </table:table-cell>
          <table:table-cell table:style-name="ce45" table:formula="of:=AVERAGE([.O246:.O251])" office:value-type="float" office:value="0.832787064750457" calcext:value-type="float">
            <text:p>0.833</text:p>
          </table:table-cell>
          <table:table-cell table:style-name="ce9"/>
          <table:table-cell table:style-name="ce14" table:formula="of:=LOG([.X251])" office:value-type="float" office:value="2.98272338766855" calcext:value-type="float">
            <text:p>2.9827233877</text:p>
          </table:table-cell>
          <table:table-cell table:style-name="ce44" table:formula="of:=[.X250]+1" office:value-type="float" office:value="961" calcext:value-type="float">
            <text:p>96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52]/[.D251]" office:value-type="percentage" office:value="0.000766731747886447" calcext:value-type="percentage">
            <text:p>0.0767%</text:p>
          </table:table-cell>
          <table:table-cell table:style-name="ce6" table:formula="of:=([.D252]-[.D251])" office:value-type="float" office:value="0.0000488800000000011" calcext:value-type="float">
            <text:p>0.00004888</text:p>
          </table:table-cell>
          <table:table-cell table:style-name="ce8" office:value-type="float" office:value="0.06379999" calcext:value-type="float">
            <text:p>0.06379999</text:p>
          </table:table-cell>
          <table:table-cell table:style-name="ce10" table:formula="of:=[.B252]-[.$S$2]" office:value-type="float" office:value="0.000764046571415859" calcext:value-type="float">
            <text:p>0.00076405</text:p>
          </table:table-cell>
          <table:table-cell table:style-name="ce9" table:formula="of:=SUM([.$E$3:.E252])" office:value-type="float" office:value="0.0105533152690656" calcext:value-type="float">
            <text:p>0.0105533153</text:p>
          </table:table-cell>
          <table:table-cell table:style-name="ce12" table:formula="of:=MAX([.$E$3:.E252]) - MIN([.$E$3:.E252])" office:value-type="float" office:value="0.00807769248362903" calcext:value-type="float">
            <text:p>0.008077692</text:p>
          </table:table-cell>
          <table:table-cell table:style-name="ce9" table:formula="of:=STDEV([.$E$3:.E252])" office:value-type="float" office:value="0.00122508206894861" calcext:value-type="float">
            <text:p>0.0012250821</text:p>
          </table:table-cell>
          <table:table-cell table:style-name="ce9" table:formula="of:=[.G252]/[.H252]" office:value-type="float" office:value="6.5935929423581" calcext:value-type="float">
            <text:p>6.5935929424</text:p>
          </table:table-cell>
          <table:table-cell table:style-name="ce9" table:formula="of:=SLOPE([.I237:.I252];[.W237:.W252])" office:value-type="float" office:value="-25.3189390315951" calcext:value-type="float">
            <text:p>-25.3189390316</text:p>
          </table:table-cell>
          <table:table-cell table:style-name="ce17" table:formula="of:=AVERAGE([.D245:.D252])" office:value-type="float" office:value="0.0638262025" calcext:value-type="float">
            <text:p>0.063826203</text:p>
          </table:table-cell>
          <table:table-cell table:style-name="ce19" table:formula="of:=([.D252] - [.K252])/[.K252]" office:value-type="percentage" office:value="-0.000410685564443497" calcext:value-type="percentage">
            <text:p>-0.041%</text:p>
          </table:table-cell>
          <table:table-cell table:style-name="ce22" table:formula="of:=[.D252]-[.L252]" office:value-type="float" office:value="0.0642106755644435" calcext:value-type="float">
            <text:p>0.06421068</text:p>
          </table:table-cell>
          <table:table-cell table:style-name="ce27" table:formula="of:=ABS([.L251]-[.L252])" office:value-type="float" office:value="0.000651969397910697" calcext:value-type="float">
            <text:p>0.0006520</text:p>
          </table:table-cell>
          <table:table-cell table:style-name="ce34" table:formula="of:=IF(([.J252] &gt; [.$P$53]);(([.$M$53]+[.J252])/[.$O$53]);(([.$L$53]-[.J252])/[.$O$53]))" office:value-type="float" office:value="0.777890531710031" calcext:value-type="float">
            <text:p>0.78</text:p>
          </table:table-cell>
          <table:table-cell table:style-name="ce42" table:formula="of:=[.O252]-[.O251]" office:value-type="float" office:value="-0.0198718870476313" calcext:value-type="float">
            <text:p>-0.0199</text:p>
          </table:table-cell>
          <table:table-cell table:style-name="ce45" table:number-columns-repeated="2"/>
          <table:table-cell table:style-name="ce48" table:formula="of:=[.O252] - AVERAGE([.O247:.O252])" office:value-type="float" office:value="-0.0416502485363106" calcext:value-type="float">
            <text:p>-0.0416502485</text:p>
          </table:table-cell>
          <table:table-cell table:style-name="ce45" table:formula="of:=[.M252]-[.M251]" office:value-type="float" office:value="-0.000603089397910692" calcext:value-type="float">
            <text:p>-0.001</text:p>
          </table:table-cell>
          <table:table-cell table:style-name="ce45" table:formula="of:=AVERAGE([.O247:.O252])" office:value-type="float" office:value="0.819540780246342" calcext:value-type="float">
            <text:p>0.820</text:p>
          </table:table-cell>
          <table:table-cell table:style-name="ce9"/>
          <table:table-cell table:style-name="ce14" table:formula="of:=LOG([.X252])" office:value-type="float" office:value="2.98317507203781" calcext:value-type="float">
            <text:p>2.983175072</text:p>
          </table:table-cell>
          <table:table-cell table:style-name="ce44" table:formula="of:=[.X251]+1" office:value-type="float" office:value="962" calcext:value-type="float">
            <text:p>96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53]/[.D252]" office:value-type="percentage" office:value="-0.00164561154319929" calcext:value-type="percentage">
            <text:p>-0.1646%</text:p>
          </table:table-cell>
          <table:table-cell table:style-name="ce6" table:formula="of:=([.D253]-[.D252])" office:value-type="float" office:value="-0.000104989999999999" calcext:value-type="float">
            <text:p>-0.00010499</text:p>
          </table:table-cell>
          <table:table-cell table:style-name="ce8" office:value-type="float" office:value="0.063695" calcext:value-type="float">
            <text:p>0.063695</text:p>
          </table:table-cell>
          <table:table-cell table:style-name="ce10" table:formula="of:=[.B253]-[.$S$2]" office:value-type="float" office:value="-0.00164829671966988" calcext:value-type="float">
            <text:p>-0.00164830</text:p>
          </table:table-cell>
          <table:table-cell table:style-name="ce9" table:formula="of:=SUM([.$E$3:.E253])" office:value-type="float" office:value="0.00890501854939573" calcext:value-type="float">
            <text:p>0.0089050185</text:p>
          </table:table-cell>
          <table:table-cell table:style-name="ce12" table:formula="of:=MAX([.$E$3:.E253]) - MIN([.$E$3:.E253])" office:value-type="float" office:value="0.00807769248362903" calcext:value-type="float">
            <text:p>0.008077692</text:p>
          </table:table-cell>
          <table:table-cell table:style-name="ce9" table:formula="of:=STDEV([.$E$3:.E253])" office:value-type="float" office:value="0.00122727687353951" calcext:value-type="float">
            <text:p>0.0012272769</text:p>
          </table:table-cell>
          <table:table-cell table:style-name="ce9" table:formula="of:=[.G253]/[.H253]" office:value-type="float" office:value="6.58180126896117" calcext:value-type="float">
            <text:p>6.581801269</text:p>
          </table:table-cell>
          <table:table-cell table:style-name="ce9" table:formula="of:=SLOPE([.I238:.I253];[.W238:.W253])" office:value-type="float" office:value="-21.8853926591634" calcext:value-type="float">
            <text:p>-21.8853926592</text:p>
          </table:table-cell>
          <table:table-cell table:style-name="ce17" table:formula="of:=AVERAGE([.D246:.D253])" office:value-type="float" office:value="0.06380057875" calcext:value-type="float">
            <text:p>0.063800579</text:p>
          </table:table-cell>
          <table:table-cell table:style-name="ce19" table:formula="of:=([.D253] - [.K253])/[.K253]" office:value-type="percentage" office:value="-0.00165482433025716" calcext:value-type="percentage">
            <text:p>-0.165%</text:p>
          </table:table-cell>
          <table:table-cell table:style-name="ce22" table:formula="of:=[.D253]-[.L253]" office:value-type="float" office:value="0.0653498243302572" calcext:value-type="float">
            <text:p>0.06534982</text:p>
          </table:table-cell>
          <table:table-cell table:style-name="ce27" table:formula="of:=ABS([.L252]-[.L253])" office:value-type="float" office:value="0.00124413876581366" calcext:value-type="float">
            <text:p>0.0012441</text:p>
          </table:table-cell>
          <table:table-cell table:style-name="ce34" table:formula="of:=IF(([.J253] &gt; [.$P$53]);(([.$M$53]+[.J253])/[.$O$53]);(([.$L$53]-[.J253])/[.$O$53]))" office:value-type="float" office:value="0.759398955069393" calcext:value-type="float">
            <text:p>0.76</text:p>
          </table:table-cell>
          <table:table-cell table:style-name="ce42" table:formula="of:=[.O253]-[.O252]" office:value-type="float" office:value="-0.0184915766406376" calcext:value-type="float">
            <text:p>-0.0185</text:p>
          </table:table-cell>
          <table:table-cell table:style-name="ce45" table:number-columns-repeated="2"/>
          <table:table-cell table:style-name="ce48" table:formula="of:=[.O253] - AVERAGE([.O248:.O253])" office:value-type="float" office:value="-0.0435203579801429" calcext:value-type="float">
            <text:p>-0.0435203580</text:p>
          </table:table-cell>
          <table:table-cell table:style-name="ce45" table:formula="of:=[.M253]-[.M252]" office:value-type="float" office:value="0.00113914876581366" calcext:value-type="float">
            <text:p>0.001</text:p>
          </table:table-cell>
          <table:table-cell table:style-name="ce45" table:formula="of:=AVERAGE([.O248:.O253])" office:value-type="float" office:value="0.802919313049536" calcext:value-type="float">
            <text:p>0.803</text:p>
          </table:table-cell>
          <table:table-cell table:style-name="ce9"/>
          <table:table-cell table:style-name="ce14" table:formula="of:=LOG([.X253])" office:value-type="float" office:value="2.98362628712453" calcext:value-type="float">
            <text:p>2.9836262871</text:p>
          </table:table-cell>
          <table:table-cell table:style-name="ce44" table:formula="of:=[.X252]+1" office:value-type="float" office:value="963" calcext:value-type="float">
            <text:p>96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54]/[.D253]" office:value-type="percentage" office:value="0.00164848104246792" calcext:value-type="percentage">
            <text:p>0.1648%</text:p>
          </table:table-cell>
          <table:table-cell table:style-name="ce6" table:formula="of:=([.D254]-[.D253])" office:value-type="float" office:value="0.000104999999999994" calcext:value-type="float">
            <text:p>0.00010500</text:p>
          </table:table-cell>
          <table:table-cell table:style-name="ce8" office:value-type="float" office:value="0.0638" calcext:value-type="float">
            <text:p>0.0638</text:p>
          </table:table-cell>
          <table:table-cell table:style-name="ce10" table:formula="of:=[.B254]-[.$S$2]" office:value-type="float" office:value="0.00164579586599733" calcext:value-type="float">
            <text:p>0.00164580</text:p>
          </table:table-cell>
          <table:table-cell table:style-name="ce9" table:formula="of:=SUM([.$E$3:.E254])" office:value-type="float" office:value="0.0105508144153931" calcext:value-type="float">
            <text:p>0.0105508144</text:p>
          </table:table-cell>
          <table:table-cell table:style-name="ce12" table:formula="of:=MAX([.$E$3:.E254]) - MIN([.$E$3:.E254])" office:value-type="float" office:value="0.00807769248362903" calcext:value-type="float">
            <text:p>0.008077692</text:p>
          </table:table-cell>
          <table:table-cell table:style-name="ce9" table:formula="of:=STDEV([.$E$3:.E254])" office:value-type="float" office:value="0.00122902313428965" calcext:value-type="float">
            <text:p>0.0012290231</text:p>
          </table:table-cell>
          <table:table-cell table:style-name="ce9" table:formula="of:=[.G254]/[.H254]" office:value-type="float" office:value="6.57244949933163" calcext:value-type="float">
            <text:p>6.5724494993</text:p>
          </table:table-cell>
          <table:table-cell table:style-name="ce9" table:formula="of:=SLOPE([.I239:.I254];[.W239:.W254])" office:value-type="float" office:value="-19.6563092753638" calcext:value-type="float">
            <text:p>-19.6563092754</text:p>
          </table:table-cell>
          <table:table-cell table:style-name="ce17" table:formula="of:=AVERAGE([.D247:.D254])" office:value-type="float" office:value="0.0638005775" calcext:value-type="float">
            <text:p>0.063800578</text:p>
          </table:table-cell>
          <table:table-cell table:style-name="ce19" table:formula="of:=([.D254] - [.K254])/[.K254]" office:value-type="percentage" office:value="-0.00000905164220498382" calcext:value-type="percentage">
            <text:p>-0.001%</text:p>
          </table:table-cell>
          <table:table-cell table:style-name="ce22" table:formula="of:=[.D254]-[.L254]" office:value-type="float" office:value="0.063809051642205" calcext:value-type="float">
            <text:p>0.06380905</text:p>
          </table:table-cell>
          <table:table-cell table:style-name="ce27" table:formula="of:=ABS([.L253]-[.L254])" office:value-type="float" office:value="0.00164577268805217" calcext:value-type="float">
            <text:p>0.0016458</text:p>
          </table:table-cell>
          <table:table-cell table:style-name="ce34" table:formula="of:=IF(([.J254] &gt; [.$P$53]);(([.$M$53]+[.J254])/[.$O$53]);(([.$L$53]-[.J254])/[.$O$53]))" office:value-type="float" office:value="0.74739408845077" calcext:value-type="float">
            <text:p>0.75</text:p>
          </table:table-cell>
          <table:table-cell table:style-name="ce42" table:formula="of:=[.O254]-[.O253]" office:value-type="float" office:value="-0.0120048666186239" calcext:value-type="float">
            <text:p>-0.0120</text:p>
          </table:table-cell>
          <table:table-cell table:style-name="ce45" table:number-columns-repeated="2"/>
          <table:table-cell table:style-name="ce48" table:formula="of:=[.O254] - AVERAGE([.O249:.O254])" office:value-type="float" office:value="-0.0390726728057664" calcext:value-type="float">
            <text:p>-0.0390726728</text:p>
          </table:table-cell>
          <table:table-cell table:style-name="ce45" table:formula="of:=[.M254]-[.M253]" office:value-type="float" office:value="-0.00154077268805218" calcext:value-type="float">
            <text:p>-0.002</text:p>
          </table:table-cell>
          <table:table-cell table:style-name="ce45" table:formula="of:=AVERAGE([.O249:.O254])" office:value-type="float" office:value="0.786466761256536" calcext:value-type="float">
            <text:p>0.786</text:p>
          </table:table-cell>
          <table:table-cell table:style-name="ce9"/>
          <table:table-cell table:style-name="ce14" table:formula="of:=LOG([.X254])" office:value-type="float" office:value="2.98407703390283" calcext:value-type="float">
            <text:p>2.9840770339</text:p>
          </table:table-cell>
          <table:table-cell table:style-name="ce44" table:formula="of:=[.X253]+1" office:value-type="float" office:value="964" calcext:value-type="float">
            <text:p>96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55]/[.D254]" office:value-type="percentage" office:value="-0.00169278996865199" calcext:value-type="percentage">
            <text:p>-0.1693%</text:p>
          </table:table-cell>
          <table:table-cell table:style-name="ce6" table:formula="of:=([.D255]-[.D254])" office:value-type="float" office:value="-0.000107999999999997" calcext:value-type="float">
            <text:p>-0.00010800</text:p>
          </table:table-cell>
          <table:table-cell table:style-name="ce8" office:value-type="float" office:value="0.063692" calcext:value-type="float">
            <text:p>0.063692</text:p>
          </table:table-cell>
          <table:table-cell table:style-name="ce10" table:formula="of:=[.B255]-[.$S$2]" office:value-type="float" office:value="-0.00169547514512258" calcext:value-type="float">
            <text:p>-0.00169548</text:p>
          </table:table-cell>
          <table:table-cell table:style-name="ce9" table:formula="of:=SUM([.$E$3:.E255])" office:value-type="float" office:value="0.00885533927027048" calcext:value-type="float">
            <text:p>0.0088553393</text:p>
          </table:table-cell>
          <table:table-cell table:style-name="ce12" table:formula="of:=MAX([.$E$3:.E255]) - MIN([.$E$3:.E255])" office:value-type="float" office:value="0.00807769248362903" calcext:value-type="float">
            <text:p>0.008077692</text:p>
          </table:table-cell>
          <table:table-cell table:style-name="ce9" table:formula="of:=STDEV([.$E$3:.E255])" office:value-type="float" office:value="0.00123143579255511" calcext:value-type="float">
            <text:p>0.0012314358</text:p>
          </table:table-cell>
          <table:table-cell table:style-name="ce9" table:formula="of:=[.G255]/[.H255]" office:value-type="float" office:value="6.55957260010171" calcext:value-type="float">
            <text:p>6.5595726001</text:p>
          </table:table-cell>
          <table:table-cell table:style-name="ce9" table:formula="of:=SLOPE([.I240:.I255];[.W240:.W255])" office:value-type="float" office:value="-17.3959430374469" calcext:value-type="float">
            <text:p>-17.3959430374</text:p>
          </table:table-cell>
          <table:table-cell table:style-name="ce17" table:formula="of:=AVERAGE([.D248:.D255])" office:value-type="float" office:value="0.0637745775" calcext:value-type="float">
            <text:p>0.063774578</text:p>
          </table:table-cell>
          <table:table-cell table:style-name="ce19" table:formula="of:=([.D255] - [.K255])/[.K255]" office:value-type="percentage" office:value="-0.00129483413669028" calcext:value-type="percentage">
            <text:p>-0.129%</text:p>
          </table:table-cell>
          <table:table-cell table:style-name="ce22" table:formula="of:=[.D255]-[.L255]" office:value-type="float" office:value="0.0649868341366903" calcext:value-type="float">
            <text:p>0.06498683</text:p>
          </table:table-cell>
          <table:table-cell table:style-name="ce27" table:formula="of:=ABS([.L254]-[.L255])" office:value-type="float" office:value="0.0012857824944853" calcext:value-type="float">
            <text:p>0.0012858</text:p>
          </table:table-cell>
          <table:table-cell table:style-name="ce34" table:formula="of:=IF(([.J255] &gt; [.$P$53]);(([.$M$53]+[.J255])/[.$O$53]);(([.$L$53]-[.J255])/[.$O$53]))" office:value-type="float" office:value="0.735220746083837" calcext:value-type="float">
            <text:p>0.74</text:p>
          </table:table-cell>
          <table:table-cell table:style-name="ce42" table:formula="of:=[.O255]-[.O254]" office:value-type="float" office:value="-0.0121733423669327" calcext:value-type="float">
            <text:p>-0.0122</text:p>
          </table:table-cell>
          <table:table-cell table:style-name="ce45" table:number-columns-repeated="2"/>
          <table:table-cell table:style-name="ce48" table:formula="of:=[.O255] - AVERAGE([.O250:.O255])" office:value-type="float" office:value="-0.0369358098940658" calcext:value-type="float">
            <text:p>-0.0369358099</text:p>
          </table:table-cell>
          <table:table-cell table:style-name="ce45" table:formula="of:=[.M255]-[.M254]" office:value-type="float" office:value="0.0011777824944853" calcext:value-type="float">
            <text:p>0.001</text:p>
          </table:table-cell>
          <table:table-cell table:style-name="ce45" table:formula="of:=AVERAGE([.O250:.O255])" office:value-type="float" office:value="0.772156555977903" calcext:value-type="float">
            <text:p>0.772</text:p>
          </table:table-cell>
          <table:table-cell table:style-name="ce9"/>
          <table:table-cell table:style-name="ce14" table:formula="of:=LOG([.X255])" office:value-type="float" office:value="2.98452731334379" calcext:value-type="float">
            <text:p>2.9845273133</text:p>
          </table:table-cell>
          <table:table-cell table:style-name="ce44" table:formula="of:=[.X254]+1" office:value-type="float" office:value="965" calcext:value-type="float">
            <text:p>96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56]/[.D255]" office:value-type="percentage" office:value="0.00197026314136793" calcext:value-type="percentage">
            <text:p>0.1970%</text:p>
          </table:table-cell>
          <table:table-cell table:style-name="ce6" table:formula="of:=([.D256]-[.D255])" office:value-type="float" office:value="0.000125490000000006" calcext:value-type="float">
            <text:p>0.00012549</text:p>
          </table:table-cell>
          <table:table-cell table:style-name="ce8" office:value-type="float" office:value="0.06381749" calcext:value-type="float">
            <text:p>0.06381749</text:p>
          </table:table-cell>
          <table:table-cell table:style-name="ce10" table:formula="of:=[.B256]-[.$S$2]" office:value-type="float" office:value="0.00196757796489734" calcext:value-type="float">
            <text:p>0.00196758</text:p>
          </table:table-cell>
          <table:table-cell table:style-name="ce9" table:formula="of:=SUM([.$E$3:.E256])" office:value-type="float" office:value="0.0108229172351678" calcext:value-type="float">
            <text:p>0.0108229172</text:p>
          </table:table-cell>
          <table:table-cell table:style-name="ce12" table:formula="of:=MAX([.$E$3:.E256]) - MIN([.$E$3:.E256])" office:value-type="float" office:value="0.00807769248362903" calcext:value-type="float">
            <text:p>0.008077692</text:p>
          </table:table-cell>
          <table:table-cell table:style-name="ce9" table:formula="of:=STDEV([.$E$3:.E256])" office:value-type="float" office:value="0.00123496738572539" calcext:value-type="float">
            <text:p>0.0012349674</text:p>
          </table:table-cell>
          <table:table-cell table:style-name="ce9" table:formula="of:=[.G256]/[.H256]" office:value-type="float" office:value="6.5408144190661" calcext:value-type="float">
            <text:p>6.5408144191</text:p>
          </table:table-cell>
          <table:table-cell table:style-name="ce9" table:formula="of:=SLOPE([.I241:.I256];[.W241:.W256])" office:value-type="float" office:value="-14.7424570463086" calcext:value-type="float">
            <text:p>-14.7424570463</text:p>
          </table:table-cell>
          <table:table-cell table:style-name="ce17" table:formula="of:=AVERAGE([.D249:.D256])" office:value-type="float" office:value="0.063765835" calcext:value-type="float">
            <text:p>0.063765835</text:p>
          </table:table-cell>
          <table:table-cell table:style-name="ce19" table:formula="of:=([.D256] - [.K256])/[.K256]" office:value-type="percentage" office:value="0.000810073293951184" calcext:value-type="percentage">
            <text:p>0.081%</text:p>
          </table:table-cell>
          <table:table-cell table:style-name="ce22" table:formula="of:=[.D256]-[.L256]" office:value-type="float" office:value="0.0630074167060488" calcext:value-type="float">
            <text:p>0.06300742</text:p>
          </table:table-cell>
          <table:table-cell table:style-name="ce27" table:formula="of:=ABS([.L255]-[.L256])" office:value-type="float" office:value="0.00210490743064147" calcext:value-type="float">
            <text:p>0.0021049</text:p>
          </table:table-cell>
          <table:table-cell table:style-name="ce34" table:formula="of:=IF(([.J256] &gt; [.$P$53]);(([.$M$53]+[.J256])/[.$O$53]);(([.$L$53]-[.J256])/[.$O$53]))" office:value-type="float" office:value="0.720930232938607" calcext:value-type="float">
            <text:p>0.72</text:p>
          </table:table-cell>
          <table:table-cell table:style-name="ce42" table:formula="of:=[.O256]-[.O255]" office:value-type="float" office:value="-0.01429051314523" calcext:value-type="float">
            <text:p>-0.0143</text:p>
          </table:table-cell>
          <table:table-cell table:style-name="ce45" table:number-columns-repeated="2"/>
          <table:table-cell table:style-name="ce48" table:formula="of:=[.O256] - AVERAGE([.O251:.O256])" office:value-type="float" office:value="-0.0355025958964431" calcext:value-type="float">
            <text:p>-0.0355025959</text:p>
          </table:table-cell>
          <table:table-cell table:style-name="ce45" table:formula="of:=[.M256]-[.M255]" office:value-type="float" office:value="-0.00197941743064145" calcext:value-type="float">
            <text:p>-0.002</text:p>
          </table:table-cell>
          <table:table-cell table:style-name="ce45" table:formula="of:=AVERAGE([.O251:.O256])" office:value-type="float" office:value="0.75643282883505" calcext:value-type="float">
            <text:p>0.756</text:p>
          </table:table-cell>
          <table:table-cell table:style-name="ce9"/>
          <table:table-cell table:style-name="ce14" table:formula="of:=LOG([.X256])" office:value-type="float" office:value="2.98497712641549" calcext:value-type="float">
            <text:p>2.9849771264</text:p>
          </table:table-cell>
          <table:table-cell table:style-name="ce44" table:formula="of:=[.X255]+1" office:value-type="float" office:value="966" calcext:value-type="float">
            <text:p>96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57]/[.D256]" office:value-type="percentage" office:value="-0.000518666591243374" calcext:value-type="percentage">
            <text:p>-0.0519%</text:p>
          </table:table-cell>
          <table:table-cell table:style-name="ce6" table:formula="of:=([.D257]-[.D256])" office:value-type="float" office:value="-0.0000331000000000081" calcext:value-type="float">
            <text:p>-0.00003310</text:p>
          </table:table-cell>
          <table:table-cell table:style-name="ce8" office:value-type="float" office:value="0.06378439" calcext:value-type="float">
            <text:p>0.06378439</text:p>
          </table:table-cell>
          <table:table-cell table:style-name="ce10" table:formula="of:=[.B257]-[.$S$2]" office:value-type="float" office:value="-0.000521351767713963" calcext:value-type="float">
            <text:p>-0.00052135</text:p>
          </table:table-cell>
          <table:table-cell table:style-name="ce9" table:formula="of:=SUM([.$E$3:.E257])" office:value-type="float" office:value="0.0103015654674539" calcext:value-type="float">
            <text:p>0.0103015655</text:p>
          </table:table-cell>
          <table:table-cell table:style-name="ce12" table:formula="of:=MAX([.$E$3:.E257]) - MIN([.$E$3:.E257])" office:value-type="float" office:value="0.00807769248362903" calcext:value-type="float">
            <text:p>0.008077692</text:p>
          </table:table-cell>
          <table:table-cell table:style-name="ce9" table:formula="of:=STDEV([.$E$3:.E257])" office:value-type="float" office:value="0.00123303982251301" calcext:value-type="float">
            <text:p>0.0012330398</text:p>
          </table:table-cell>
          <table:table-cell table:style-name="ce9" table:formula="of:=[.G257]/[.H257]" office:value-type="float" office:value="6.55103941993228" calcext:value-type="float">
            <text:p>6.5510394199</text:p>
          </table:table-cell>
          <table:table-cell table:style-name="ce9" table:formula="of:=SLOPE([.I242:.I257];[.W242:.W257])" office:value-type="float" office:value="-12.0797354536135" calcext:value-type="float">
            <text:p>-12.0797354536</text:p>
          </table:table-cell>
          <table:table-cell table:style-name="ce17" table:formula="of:=AVERAGE([.D250:.D257])" office:value-type="float" office:value="0.063761385" calcext:value-type="float">
            <text:p>0.063761385</text:p>
          </table:table-cell>
          <table:table-cell table:style-name="ce19" table:formula="of:=([.D257] - [.K257])/[.K257]" office:value-type="percentage" office:value="0.000360798310764307" calcext:value-type="percentage">
            <text:p>0.036%</text:p>
          </table:table-cell>
          <table:table-cell table:style-name="ce22" table:formula="of:=[.D257]-[.L257]" office:value-type="float" office:value="0.0634235916892357" calcext:value-type="float">
            <text:p>0.06342359</text:p>
          </table:table-cell>
          <table:table-cell table:style-name="ce27" table:formula="of:=ABS([.L256]-[.L257])" office:value-type="float" office:value="0.000449274983186877" calcext:value-type="float">
            <text:p>0.0004493</text:p>
          </table:table-cell>
          <table:table-cell table:style-name="ce34" table:formula="of:=IF(([.J257] &gt; [.$P$53]);(([.$M$53]+[.J257])/[.$O$53]);(([.$L$53]-[.J257])/[.$O$53]))" office:value-type="float" office:value="0.706589980889199" calcext:value-type="float">
            <text:p>0.71</text:p>
          </table:table-cell>
          <table:table-cell table:style-name="ce42" table:formula="of:=[.O257]-[.O256]" office:value-type="float" office:value="-0.014340252049408" calcext:value-type="float">
            <text:p>-0.0143</text:p>
          </table:table-cell>
          <table:table-cell table:style-name="ce45" table:number-columns-repeated="2"/>
          <table:table-cell table:style-name="ce48" table:formula="of:=[.O257] - AVERAGE([.O252:.O257])" office:value-type="float" office:value="-0.0346474416344407" calcext:value-type="float">
            <text:p>-0.0346474416</text:p>
          </table:table-cell>
          <table:table-cell table:style-name="ce45" table:formula="of:=[.M257]-[.M256]" office:value-type="float" office:value="0.000416174983186857" calcext:value-type="float">
            <text:p>0.000</text:p>
          </table:table-cell>
          <table:table-cell table:style-name="ce45" table:formula="of:=AVERAGE([.O252:.O257])" office:value-type="float" office:value="0.74123742252364" calcext:value-type="float">
            <text:p>0.741</text:p>
          </table:table-cell>
          <table:table-cell table:style-name="ce9"/>
          <table:table-cell table:style-name="ce14" table:formula="of:=LOG([.X257])" office:value-type="float" office:value="2.985426474083" calcext:value-type="float">
            <text:p>2.9854264741</text:p>
          </table:table-cell>
          <table:table-cell table:style-name="ce44" table:formula="of:=[.X256]+1" office:value-type="float" office:value="967" calcext:value-type="float">
            <text:p>96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58]/[.D257]" office:value-type="percentage" office:value="0.0000879525539086148" calcext:value-type="percentage">
            <text:p>0.0088%</text:p>
          </table:table-cell>
          <table:table-cell table:style-name="ce6" table:formula="of:=([.D258]-[.D257])" office:value-type="float" office:value="0.00000561000000000311" calcext:value-type="float">
            <text:p>0.00000561</text:p>
          </table:table-cell>
          <table:table-cell table:style-name="ce8" office:value-type="float" office:value="0.06379" calcext:value-type="float">
            <text:p>0.06379</text:p>
          </table:table-cell>
          <table:table-cell table:style-name="ce10" table:formula="of:=[.B258]-[.$S$2]" office:value-type="float" office:value="0.0000852673774380266" calcext:value-type="float">
            <text:p>0.00008527</text:p>
          </table:table-cell>
          <table:table-cell table:style-name="ce9" table:formula="of:=SUM([.$E$3:.E258])" office:value-type="float" office:value="0.0103868328448919" calcext:value-type="float">
            <text:p>0.0103868328</text:p>
          </table:table-cell>
          <table:table-cell table:style-name="ce12" table:formula="of:=MAX([.$E$3:.E258]) - MIN([.$E$3:.E258])" office:value-type="float" office:value="0.00807769248362903" calcext:value-type="float">
            <text:p>0.008077692</text:p>
          </table:table-cell>
          <table:table-cell table:style-name="ce9" table:formula="of:=STDEV([.$E$3:.E258])" office:value-type="float" office:value="0.00123062291760704" calcext:value-type="float">
            <text:p>0.0012306229</text:p>
          </table:table-cell>
          <table:table-cell table:style-name="ce9" table:formula="of:=[.G258]/[.H258]" office:value-type="float" office:value="6.56390545638152" calcext:value-type="float">
            <text:p>6.5639054564</text:p>
          </table:table-cell>
          <table:table-cell table:style-name="ce9" table:formula="of:=SLOPE([.I243:.I258];[.W243:.W258])" office:value-type="float" office:value="-8.41242143204315" calcext:value-type="float">
            <text:p>-8.412421432</text:p>
          </table:table-cell>
          <table:table-cell table:style-name="ce17" table:formula="of:=AVERAGE([.D251:.D258])" office:value-type="float" office:value="0.0637662475" calcext:value-type="float">
            <text:p>0.063766248</text:p>
          </table:table-cell>
          <table:table-cell table:style-name="ce19" table:formula="of:=([.D258] - [.K258])/[.K258]" office:value-type="percentage" office:value="0.000372493300628796" calcext:value-type="percentage">
            <text:p>0.037%</text:p>
          </table:table-cell>
          <table:table-cell table:style-name="ce22" table:formula="of:=[.D258]-[.L258]" office:value-type="float" office:value="0.0634175066993712" calcext:value-type="float">
            <text:p>0.06341751</text:p>
          </table:table-cell>
          <table:table-cell table:style-name="ce27" table:formula="of:=ABS([.L257]-[.L258])" office:value-type="float" office:value="0.0000116949898644896" calcext:value-type="float">
            <text:p>0.0000117</text:p>
          </table:table-cell>
          <table:table-cell table:style-name="ce34" table:formula="of:=IF(([.J258] &gt; [.$P$53]);(([.$M$53]+[.J258])/[.$O$53]);(([.$L$53]-[.J258])/[.$O$53]))" office:value-type="float" office:value="0.686839434096051" calcext:value-type="float">
            <text:p>0.69</text:p>
          </table:table-cell>
          <table:table-cell table:style-name="ce42" table:formula="of:=[.O258]-[.O257]" office:value-type="float" office:value="-0.0197505467931475" calcext:value-type="float">
            <text:p>-0.0198</text:p>
          </table:table-cell>
          <table:table-cell table:style-name="ce45" table:number-columns-repeated="2"/>
          <table:table-cell table:style-name="ce48" table:formula="of:=[.O258] - AVERAGE([.O253:.O258])" office:value-type="float" office:value="-0.0392228054919249" calcext:value-type="float">
            <text:p>-0.0392228055</text:p>
          </table:table-cell>
          <table:table-cell table:style-name="ce45" table:formula="of:=[.M258]-[.M257]" office:value-type="float" office:value="-0.00000608498986448547" calcext:value-type="float">
            <text:p>0.000</text:p>
          </table:table-cell>
          <table:table-cell table:style-name="ce45" table:formula="of:=AVERAGE([.O253:.O258])" office:value-type="float" office:value="0.726062239587976" calcext:value-type="float">
            <text:p>0.726</text:p>
          </table:table-cell>
          <table:table-cell table:style-name="ce9"/>
          <table:table-cell table:style-name="ce14" table:formula="of:=LOG([.X258])" office:value-type="float" office:value="2.98587535730839" calcext:value-type="float">
            <text:p>2.9858753573</text:p>
          </table:table-cell>
          <table:table-cell table:style-name="ce44" table:formula="of:=[.X257]+1" office:value-type="float" office:value="968" calcext:value-type="float">
            <text:p>96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59]/[.D258]" office:value-type="percentage" office:value="-0.000000627057532416108" calcext:value-type="percentage">
            <text:p>-0.0001%</text:p>
          </table:table-cell>
          <table:table-cell table:style-name="ce6" table:formula="of:=([.D259]-[.D258])" office:value-type="float" office:value="-0.0000000399999999928236" calcext:value-type="float">
            <text:p>-0.00000004</text:p>
          </table:table-cell>
          <table:table-cell table:style-name="ce8" office:value-type="float" office:value="0.06378996" calcext:value-type="float">
            <text:p>0.06378996</text:p>
          </table:table-cell>
          <table:table-cell table:style-name="ce10" table:formula="of:=[.B259]-[.$S$2]" office:value-type="float" office:value="-0.00000331223400300434" calcext:value-type="float">
            <text:p>-0.00000331</text:p>
          </table:table-cell>
          <table:table-cell table:style-name="ce9" table:formula="of:=SUM([.$E$3:.E259])" office:value-type="float" office:value="0.0103835206108889" calcext:value-type="float">
            <text:p>0.0103835206</text:p>
          </table:table-cell>
          <table:table-cell table:style-name="ce12" table:formula="of:=MAX([.$E$3:.E259]) - MIN([.$E$3:.E259])" office:value-type="float" office:value="0.00807769248362903" calcext:value-type="float">
            <text:p>0.008077692</text:p>
          </table:table-cell>
          <table:table-cell table:style-name="ce9" table:formula="of:=STDEV([.$E$3:.E259])" office:value-type="float" office:value="0.00122822005616712" calcext:value-type="float">
            <text:p>0.0012282201</text:p>
          </table:table-cell>
          <table:table-cell table:style-name="ce9" table:formula="of:=[.G259]/[.H259]" office:value-type="float" office:value="6.5767469298921" calcext:value-type="float">
            <text:p>6.5767469299</text:p>
          </table:table-cell>
          <table:table-cell table:style-name="ce9" table:formula="of:=SLOPE([.I244:.I259];[.W244:.W259])" office:value-type="float" office:value="-2.69960036423383" calcext:value-type="float">
            <text:p>-2.6996003642</text:p>
          </table:table-cell>
          <table:table-cell table:style-name="ce17" table:formula="of:=AVERAGE([.D252:.D259])" office:value-type="float" office:value="0.06377110375" calcext:value-type="float">
            <text:p>0.063771104</text:p>
          </table:table-cell>
          <table:table-cell table:style-name="ce19" table:formula="of:=([.D259] - [.K259])/[.K259]" office:value-type="percentage" office:value="0.000295686429921492" calcext:value-type="percentage">
            <text:p>0.030%</text:p>
          </table:table-cell>
          <table:table-cell table:style-name="ce22" table:formula="of:=[.D259]-[.L259]" office:value-type="float" office:value="0.0634942735700785" calcext:value-type="float">
            <text:p>0.06349427</text:p>
          </table:table-cell>
          <table:table-cell table:style-name="ce27" table:formula="of:=ABS([.L258]-[.L259])" office:value-type="float" office:value="0.0000768068707073043" calcext:value-type="float">
            <text:p>0.0000768</text:p>
          </table:table-cell>
          <table:table-cell table:style-name="ce34" table:formula="of:=IF(([.J259] &gt; [.$P$53]);(([.$M$53]+[.J259])/[.$O$53]);(([.$L$53]-[.J259])/[.$O$53]))" office:value-type="float" office:value="0.656072682419758" calcext:value-type="float">
            <text:p>0.66</text:p>
          </table:table-cell>
          <table:table-cell table:style-name="ce42" table:formula="of:=[.O259]-[.O258]" office:value-type="float" office:value="-0.0307667516762938" calcext:value-type="float">
            <text:p>-0.0308</text:p>
          </table:table-cell>
          <table:table-cell table:style-name="ce45" table:number-columns-repeated="2"/>
          <table:table-cell table:style-name="ce48" table:formula="of:=[.O259] - AVERAGE([.O254:.O259])" office:value-type="float" office:value="-0.0527685117266127" calcext:value-type="float">
            <text:p>-0.0527685117</text:p>
          </table:table-cell>
          <table:table-cell table:style-name="ce45" table:formula="of:=[.M259]-[.M258]" office:value-type="float" office:value="0.0000767668707073177" calcext:value-type="float">
            <text:p>0.000</text:p>
          </table:table-cell>
          <table:table-cell table:style-name="ce45" table:formula="of:=AVERAGE([.O254:.O259])" office:value-type="float" office:value="0.70884119414637" calcext:value-type="float">
            <text:p>0.709</text:p>
          </table:table-cell>
          <table:table-cell table:style-name="ce9"/>
          <table:table-cell table:style-name="ce14" table:formula="of:=LOG([.X259])" office:value-type="float" office:value="2.98632377705077" calcext:value-type="float">
            <text:p>2.9863237771</text:p>
          </table:table-cell>
          <table:table-cell table:style-name="ce44" table:formula="of:=[.X258]+1" office:value-type="float" office:value="969" calcext:value-type="float">
            <text:p>96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60]/[.D259]" office:value-type="percentage" office:value="0.0017186090099445" calcext:value-type="percentage">
            <text:p>0.1719%</text:p>
          </table:table-cell>
          <table:table-cell table:style-name="ce6" table:formula="of:=([.D260]-[.D259])" office:value-type="float" office:value="0.000109629999999999" calcext:value-type="float">
            <text:p>0.00010963</text:p>
          </table:table-cell>
          <table:table-cell table:style-name="ce8" office:value-type="float" office:value="0.06389959" calcext:value-type="float">
            <text:p>0.06389959</text:p>
          </table:table-cell>
          <table:table-cell table:style-name="ce10" table:formula="of:=[.B260]-[.$S$2]" office:value-type="float" office:value="0.00171592383347391" calcext:value-type="float">
            <text:p>0.00171592</text:p>
          </table:table-cell>
          <table:table-cell table:style-name="ce9" table:formula="of:=SUM([.$E$3:.E260])" office:value-type="float" office:value="0.0120994444443628" calcext:value-type="float">
            <text:p>0.0120994444</text:p>
          </table:table-cell>
          <table:table-cell table:style-name="ce12" table:formula="of:=MAX([.$E$3:.E260]) - MIN([.$E$3:.E260])" office:value-type="float" office:value="0.00807769248362903" calcext:value-type="float">
            <text:p>0.008077692</text:p>
          </table:table-cell>
          <table:table-cell table:style-name="ce9" table:formula="of:=STDEV([.$E$3:.E260])" office:value-type="float" office:value="0.00123025852692527" calcext:value-type="float">
            <text:p>0.0012302585</text:p>
          </table:table-cell>
          <table:table-cell table:style-name="ce9" table:formula="of:=[.G260]/[.H260]" office:value-type="float" office:value="6.56584962171914" calcext:value-type="float">
            <text:p>6.5658496217</text:p>
          </table:table-cell>
          <table:table-cell table:style-name="ce9" table:formula="of:=SLOPE([.I245:.I260];[.W245:.W260])" office:value-type="float" office:value="-0.69431176951267" calcext:value-type="float">
            <text:p>-0.6943117695</text:p>
          </table:table-cell>
          <table:table-cell table:style-name="ce17" table:formula="of:=AVERAGE([.D253:.D260])" office:value-type="float" office:value="0.06378355375" calcext:value-type="float">
            <text:p>0.063783554</text:p>
          </table:table-cell>
          <table:table-cell table:style-name="ce19" table:formula="of:=([.D260] - [.K260])/[.K260]" office:value-type="percentage" office:value="0.00181921895501169" calcext:value-type="percentage">
            <text:p>0.182%</text:p>
          </table:table-cell>
          <table:table-cell table:style-name="ce22" table:formula="of:=[.D260]-[.L260]" office:value-type="float" office:value="0.0620803710449883" calcext:value-type="float">
            <text:p>0.06208037</text:p>
          </table:table-cell>
          <table:table-cell table:style-name="ce27" table:formula="of:=ABS([.L259]-[.L260])" office:value-type="float" office:value="0.00152353252509019" calcext:value-type="float">
            <text:p>0.0015235</text:p>
          </table:table-cell>
          <table:table-cell table:style-name="ce34" table:formula="of:=IF(([.J260] &gt; [.$P$53]);(([.$M$53]+[.J260])/[.$O$53]);(([.$L$53]-[.J260])/[.$O$53]))" office:value-type="float" office:value="0.645273076498134" calcext:value-type="float">
            <text:p>0.65</text:p>
          </table:table-cell>
          <table:table-cell table:style-name="ce42" table:formula="of:=[.O260]-[.O259]" office:value-type="float" office:value="-0.0107996059216238" calcext:value-type="float">
            <text:p>-0.0108</text:p>
          </table:table-cell>
          <table:table-cell table:style-name="ce45" table:number-columns-repeated="2"/>
          <table:table-cell table:style-name="ce48" table:formula="of:=[.O260] - AVERAGE([.O255:.O260])" office:value-type="float" office:value="-0.0465479489894637" calcext:value-type="float">
            <text:p>-0.0465479490</text:p>
          </table:table-cell>
          <table:table-cell table:style-name="ce45" table:formula="of:=[.M260]-[.M259]" office:value-type="float" office:value="-0.0014139025250902" calcext:value-type="float">
            <text:p>-0.001</text:p>
          </table:table-cell>
          <table:table-cell table:style-name="ce45" table:formula="of:=AVERAGE([.O255:.O260])" office:value-type="float" office:value="0.691821025487598" calcext:value-type="float">
            <text:p>0.692</text:p>
          </table:table-cell>
          <table:table-cell table:style-name="ce9"/>
          <table:table-cell table:style-name="ce14" table:formula="of:=LOG([.X260])" office:value-type="float" office:value="2.98677173426624" calcext:value-type="float">
            <text:p>2.9867717343</text:p>
          </table:table-cell>
          <table:table-cell table:style-name="ce44" table:formula="of:=[.X259]+1" office:value-type="float" office:value="970" calcext:value-type="float">
            <text:p>97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61]/[.D260]" office:value-type="percentage" office:value="-0.000420346985012009" calcext:value-type="percentage">
            <text:p>-0.0420%</text:p>
          </table:table-cell>
          <table:table-cell table:style-name="ce6" table:formula="of:=([.D261]-[.D260])" office:value-type="float" office:value="-0.0000268600000000035" calcext:value-type="float">
            <text:p>-0.00002686</text:p>
          </table:table-cell>
          <table:table-cell table:style-name="ce8" office:value-type="float" office:value="0.06387273" calcext:value-type="float">
            <text:p>0.06387273</text:p>
          </table:table-cell>
          <table:table-cell table:style-name="ce10" table:formula="of:=[.B261]-[.$S$2]" office:value-type="float" office:value="-0.000423032161482598" calcext:value-type="float">
            <text:p>-0.00042303</text:p>
          </table:table-cell>
          <table:table-cell table:style-name="ce9" table:formula="of:=SUM([.$E$3:.E261])" office:value-type="float" office:value="0.0116764122828802" calcext:value-type="float">
            <text:p>0.0116764123</text:p>
          </table:table-cell>
          <table:table-cell table:style-name="ce12" table:formula="of:=MAX([.$E$3:.E261]) - MIN([.$E$3:.E261])" office:value-type="float" office:value="0.00807769248362903" calcext:value-type="float">
            <text:p>0.008077692</text:p>
          </table:table-cell>
          <table:table-cell table:style-name="ce9" table:formula="of:=STDEV([.$E$3:.E261])" office:value-type="float" office:value="0.00122821914300141" calcext:value-type="float">
            <text:p>0.0012282191</text:p>
          </table:table-cell>
          <table:table-cell table:style-name="ce9" table:formula="of:=[.G261]/[.H261]" office:value-type="float" office:value="6.57675181962196" calcext:value-type="float">
            <text:p>6.5767518196</text:p>
          </table:table-cell>
          <table:table-cell table:style-name="ce9" table:formula="of:=SLOPE([.I246:.I261];[.W246:.W261])" office:value-type="float" office:value="-0.0917887077060751" calcext:value-type="float">
            <text:p>-0.0917887077</text:p>
          </table:table-cell>
          <table:table-cell table:style-name="ce17" table:formula="of:=AVERAGE([.D254:.D261])" office:value-type="float" office:value="0.06380577" calcext:value-type="float">
            <text:p>0.063805770</text:p>
          </table:table-cell>
          <table:table-cell table:style-name="ce19" table:formula="of:=([.D261] - [.K261])/[.K261]" office:value-type="percentage" office:value="0.00104943487085893" calcext:value-type="percentage">
            <text:p>0.105%</text:p>
          </table:table-cell>
          <table:table-cell table:style-name="ce22" table:formula="of:=[.D261]-[.L261]" office:value-type="float" office:value="0.0628232951291411" calcext:value-type="float">
            <text:p>0.06282330</text:p>
          </table:table-cell>
          <table:table-cell table:style-name="ce27" table:formula="of:=ABS([.L260]-[.L261])" office:value-type="float" office:value="0.000769784084152753" calcext:value-type="float">
            <text:p>0.0007698</text:p>
          </table:table-cell>
          <table:table-cell table:style-name="ce34" table:formula="of:=IF(([.J261] &gt; [.$P$53]);(([.$M$53]+[.J261])/[.$O$53]);(([.$L$53]-[.J261])/[.$O$53]))" office:value-type="float" office:value="0.642028151232349" calcext:value-type="float">
            <text:p>0.64</text:p>
          </table:table-cell>
          <table:table-cell table:style-name="ce42" table:formula="of:=[.O261]-[.O260]" office:value-type="float" office:value="-0.00324492526578513" calcext:value-type="float">
            <text:p>-0.0032</text:p>
          </table:table-cell>
          <table:table-cell table:style-name="ce45" table:number-columns-repeated="2"/>
          <table:table-cell table:style-name="ce48" table:formula="of:=[.O261] - AVERAGE([.O256:.O261])" office:value-type="float" office:value="-0.0342607751133341" calcext:value-type="float">
            <text:p>-0.0342607751</text:p>
          </table:table-cell>
          <table:table-cell table:style-name="ce45" table:formula="of:=[.M261]-[.M260]" office:value-type="float" office:value="0.000742924084152753" calcext:value-type="float">
            <text:p>0.001</text:p>
          </table:table-cell>
          <table:table-cell table:style-name="ce45" table:formula="of:=AVERAGE([.O256:.O261])" office:value-type="float" office:value="0.676288926345683" calcext:value-type="float">
            <text:p>0.676</text:p>
          </table:table-cell>
          <table:table-cell table:style-name="ce9"/>
          <table:table-cell table:style-name="ce14" table:formula="of:=LOG([.X261])" office:value-type="float" office:value="2.987219229908" calcext:value-type="float">
            <text:p>2.9872192299</text:p>
          </table:table-cell>
          <table:table-cell table:style-name="ce44" table:formula="of:=[.X260]+1" office:value-type="float" office:value="971" calcext:value-type="float">
            <text:p>97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62]/[.D261]" office:value-type="percentage" office:value="0.000354298305395678" calcext:value-type="percentage">
            <text:p>0.0354%</text:p>
          </table:table-cell>
          <table:table-cell table:style-name="ce6" table:formula="of:=([.D262]-[.D261])" office:value-type="float" office:value="0.0000226299999999957" calcext:value-type="float">
            <text:p>0.00002263</text:p>
          </table:table-cell>
          <table:table-cell table:style-name="ce8" office:value-type="float" office:value="0.06389536" calcext:value-type="float">
            <text:p>0.06389536</text:p>
          </table:table-cell>
          <table:table-cell table:style-name="ce10" table:formula="of:=[.B262]-[.$S$2]" office:value-type="float" office:value="0.00035161312892509" calcext:value-type="float">
            <text:p>0.00035161</text:p>
          </table:table-cell>
          <table:table-cell table:style-name="ce9" table:formula="of:=SUM([.$E$3:.E262])" office:value-type="float" office:value="0.0120280254118053" calcext:value-type="float">
            <text:p>0.0120280254</text:p>
          </table:table-cell>
          <table:table-cell table:style-name="ce12" table:formula="of:=MAX([.$E$3:.E262]) - MIN([.$E$3:.E262])" office:value-type="float" office:value="0.00807769248362903" calcext:value-type="float">
            <text:p>0.008077692</text:p>
          </table:table-cell>
          <table:table-cell table:style-name="ce9" table:formula="of:=STDEV([.$E$3:.E262])" office:value-type="float" office:value="0.00122599316519628" calcext:value-type="float">
            <text:p>0.0012259932</text:p>
          </table:table-cell>
          <table:table-cell table:style-name="ce9" table:formula="of:=[.G262]/[.H262]" office:value-type="float" office:value="6.58869291684494" calcext:value-type="float">
            <text:p>6.5886929168</text:p>
          </table:table-cell>
          <table:table-cell table:style-name="ce9" table:formula="of:=SLOPE([.I247:.I262];[.W247:.W262])" office:value-type="float" office:value="0.513511796876737" calcext:value-type="float">
            <text:p>0.5135117969</text:p>
          </table:table-cell>
          <table:table-cell table:style-name="ce17" table:formula="of:=AVERAGE([.D255:.D262])" office:value-type="float" office:value="0.06381769" calcext:value-type="float">
            <text:p>0.063817690</text:p>
          </table:table-cell>
          <table:table-cell table:style-name="ce19" table:formula="of:=([.D262] - [.K262])/[.K262]" office:value-type="percentage" office:value="0.00121706066139345" calcext:value-type="percentage">
            <text:p>0.122%</text:p>
          </table:table-cell>
          <table:table-cell table:style-name="ce22" table:formula="of:=[.D262]-[.L262]" office:value-type="float" office:value="0.0626782993386066" calcext:value-type="float">
            <text:p>0.06267830</text:p>
          </table:table-cell>
          <table:table-cell table:style-name="ce27" table:formula="of:=ABS([.L261]-[.L262])" office:value-type="float" office:value="0.000167625790534513" calcext:value-type="float">
            <text:p>0.0001676</text:p>
          </table:table-cell>
          <table:table-cell table:style-name="ce34" table:formula="of:=IF(([.J262] &gt; [.$P$53]);(([.$M$53]+[.J262])/[.$O$53]);(([.$L$53]-[.J262])/[.$O$53]))" office:value-type="float" office:value="0.638768267876475" calcext:value-type="float">
            <text:p>0.64</text:p>
          </table:table-cell>
          <table:table-cell table:style-name="ce42" table:formula="of:=[.O262]-[.O261]" office:value-type="float" office:value="-0.00325988335587346" calcext:value-type="float">
            <text:p>-0.0033</text:p>
          </table:table-cell>
          <table:table-cell table:style-name="ce45" table:number-columns-repeated="2"/>
          <table:table-cell table:style-name="ce48" table:formula="of:=[.O262] - AVERAGE([.O257:.O262])" office:value-type="float" office:value="-0.0238269976255191" calcext:value-type="float">
            <text:p>-0.0238269976</text:p>
          </table:table-cell>
          <table:table-cell table:style-name="ce45" table:formula="of:=[.M262]-[.M261]" office:value-type="float" office:value="-0.000144995790534522" calcext:value-type="float">
            <text:p>0.000</text:p>
          </table:table-cell>
          <table:table-cell table:style-name="ce45" table:formula="of:=AVERAGE([.O257:.O262])" office:value-type="float" office:value="0.662595265501994" calcext:value-type="float">
            <text:p>0.663</text:p>
          </table:table-cell>
          <table:table-cell table:style-name="ce9"/>
          <table:table-cell table:style-name="ce14" table:formula="of:=LOG([.X262])" office:value-type="float" office:value="2.98766626492627" calcext:value-type="float">
            <text:p>2.9876662649</text:p>
          </table:table-cell>
          <table:table-cell table:style-name="ce44" table:formula="of:=[.X261]+1" office:value-type="float" office:value="972" calcext:value-type="float">
            <text:p>97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63]/[.D262]" office:value-type="percentage" office:value="-0.00101556670155701" calcext:value-type="percentage">
            <text:p>-0.1016%</text:p>
          </table:table-cell>
          <table:table-cell table:style-name="ce6" table:formula="of:=([.D263]-[.D262])" office:value-type="float" office:value="-0.000064889999999998" calcext:value-type="float">
            <text:p>-0.00006489</text:p>
          </table:table-cell>
          <table:table-cell table:style-name="ce8" office:value-type="float" office:value="0.06383047" calcext:value-type="float">
            <text:p>0.06383047</text:p>
          </table:table-cell>
          <table:table-cell table:style-name="ce10" table:formula="of:=[.B263]-[.$S$2]" office:value-type="float" office:value="-0.0010182518780276" calcext:value-type="float">
            <text:p>-0.00101825</text:p>
          </table:table-cell>
          <table:table-cell table:style-name="ce9" table:formula="of:=SUM([.$E$3:.E263])" office:value-type="float" office:value="0.0110097735337777" calcext:value-type="float">
            <text:p>0.0110097735</text:p>
          </table:table-cell>
          <table:table-cell table:style-name="ce12" table:formula="of:=MAX([.$E$3:.E263]) - MIN([.$E$3:.E263])" office:value-type="float" office:value="0.00807769248362903" calcext:value-type="float">
            <text:p>0.008077692</text:p>
          </table:table-cell>
          <table:table-cell table:style-name="ce9" table:formula="of:=STDEV([.$E$3:.E263])" office:value-type="float" office:value="0.00122540604063204" calcext:value-type="float">
            <text:p>0.001225406</text:p>
          </table:table-cell>
          <table:table-cell table:style-name="ce9" table:formula="of:=[.G263]/[.H263]" office:value-type="float" office:value="6.59184973452775" calcext:value-type="float">
            <text:p>6.5918497345</text:p>
          </table:table-cell>
          <table:table-cell table:style-name="ce9" table:formula="of:=SLOPE([.I248:.I263];[.W248:.W263])" office:value-type="float" office:value="0.704547411987654" calcext:value-type="float">
            <text:p>0.704547412</text:p>
          </table:table-cell>
          <table:table-cell table:style-name="ce17" table:formula="of:=AVERAGE([.D256:.D263])" office:value-type="float" office:value="0.06383499875" calcext:value-type="float">
            <text:p>0.063834999</text:p>
          </table:table-cell>
          <table:table-cell table:style-name="ce19" table:formula="of:=([.D263] - [.K263])/[.K263]" office:value-type="percentage" office:value="-0.000070944624244961" calcext:value-type="percentage">
            <text:p>-0.007%</text:p>
          </table:table-cell>
          <table:table-cell table:style-name="ce22" table:formula="of:=[.D263]-[.L263]" office:value-type="float" office:value="0.063901414624245" calcext:value-type="float">
            <text:p>0.06390141</text:p>
          </table:table-cell>
          <table:table-cell table:style-name="ce27" table:formula="of:=ABS([.L262]-[.L263])" office:value-type="float" office:value="0.00128800528563841" calcext:value-type="float">
            <text:p>0.0012880</text:p>
          </table:table-cell>
          <table:table-cell table:style-name="ce34" table:formula="of:=IF(([.J263] &gt; [.$P$53]);(([.$M$53]+[.J263])/[.$O$53]);(([.$L$53]-[.J263])/[.$O$53]))" office:value-type="float" office:value="0.637739433739771" calcext:value-type="float">
            <text:p>0.64</text:p>
          </table:table-cell>
          <table:table-cell table:style-name="ce42" table:formula="of:=[.O263]-[.O262]" office:value-type="float" office:value="-0.00102883413670418" calcext:value-type="float">
            <text:p>-0.0010</text:p>
          </table:table-cell>
          <table:table-cell table:style-name="ce45" table:number-columns-repeated="2"/>
          <table:table-cell table:style-name="ce48" table:formula="of:=[.O263] - AVERAGE([.O258:.O263])" office:value-type="float" office:value="-0.013380740570652" calcext:value-type="float">
            <text:p>-0.0133807406</text:p>
          </table:table-cell>
          <table:table-cell table:style-name="ce45" table:formula="of:=[.M263]-[.M262]" office:value-type="float" office:value="0.00122311528563841" calcext:value-type="float">
            <text:p>0.001</text:p>
          </table:table-cell>
          <table:table-cell table:style-name="ce45" table:formula="of:=AVERAGE([.O258:.O263])" office:value-type="float" office:value="0.651120174310423" calcext:value-type="float">
            <text:p>0.651</text:p>
          </table:table-cell>
          <table:table-cell table:style-name="ce9"/>
          <table:table-cell table:style-name="ce14" table:formula="of:=LOG([.X263])" office:value-type="float" office:value="2.98811284026835" calcext:value-type="float">
            <text:p>2.9881128403</text:p>
          </table:table-cell>
          <table:table-cell table:style-name="ce44" table:formula="of:=[.X262]+1" office:value-type="float" office:value="973" calcext:value-type="float">
            <text:p>97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64]/[.D263]" office:value-type="percentage" office:value="-0.000712355713501809" calcext:value-type="percentage">
            <text:p>-0.0712%</text:p>
          </table:table-cell>
          <table:table-cell table:style-name="ce6" table:formula="of:=([.D264]-[.D263])" office:value-type="float" office:value="-0.0000454700000000058" calcext:value-type="float">
            <text:p>-0.00004547</text:p>
          </table:table-cell>
          <table:table-cell table:style-name="ce8" office:value-type="float" office:value="0.063785" calcext:value-type="float">
            <text:p>0.063785</text:p>
          </table:table-cell>
          <table:table-cell table:style-name="ce10" table:formula="of:=[.B264]-[.$S$2]" office:value-type="float" office:value="-0.000715040889972397" calcext:value-type="float">
            <text:p>-0.00071504</text:p>
          </table:table-cell>
          <table:table-cell table:style-name="ce9" table:formula="of:=SUM([.$E$3:.E264])" office:value-type="float" office:value="0.0102947326438053" calcext:value-type="float">
            <text:p>0.0102947326</text:p>
          </table:table-cell>
          <table:table-cell table:style-name="ce12" table:formula="of:=MAX([.$E$3:.E264]) - MIN([.$E$3:.E264])" office:value-type="float" office:value="0.00807769248362903" calcext:value-type="float">
            <text:p>0.008077692</text:p>
          </table:table-cell>
          <table:table-cell table:style-name="ce9" table:formula="of:=STDEV([.$E$3:.E264])" office:value-type="float" office:value="0.00122395062618767" calcext:value-type="float">
            <text:p>0.0012239506</text:p>
          </table:table-cell>
          <table:table-cell table:style-name="ce9" table:formula="of:=[.G264]/[.H264]" office:value-type="float" office:value="6.5996881825121" calcext:value-type="float">
            <text:p>6.5996881825</text:p>
          </table:table-cell>
          <table:table-cell table:style-name="ce9" table:formula="of:=SLOPE([.I249:.I264];[.W249:.W264])" office:value-type="float" office:value="1.75063047283076" calcext:value-type="float">
            <text:p>1.7506304728</text:p>
          </table:table-cell>
          <table:table-cell table:style-name="ce17" table:formula="of:=AVERAGE([.D257:.D264])" office:value-type="float" office:value="0.0638309375" calcext:value-type="float">
            <text:p>0.063830938</text:p>
          </table:table-cell>
          <table:table-cell table:style-name="ce19" table:formula="of:=([.D264] - [.K264])/[.K264]" office:value-type="percentage" office:value="-0.000719674530865374" calcext:value-type="percentage">
            <text:p>-0.072%</text:p>
          </table:table-cell>
          <table:table-cell table:style-name="ce22" table:formula="of:=[.D264]-[.L264]" office:value-type="float" office:value="0.0645046745308654" calcext:value-type="float">
            <text:p>0.06450467</text:p>
          </table:table-cell>
          <table:table-cell table:style-name="ce27" table:formula="of:=ABS([.L263]-[.L264])" office:value-type="float" office:value="0.000648729906620413" calcext:value-type="float">
            <text:p>0.0006487</text:p>
          </table:table-cell>
          <table:table-cell table:style-name="ce34" table:formula="of:=IF(([.J264] &gt; [.$P$53]);(([.$M$53]+[.J264])/[.$O$53]);(([.$L$53]-[.J264])/[.$O$53]))" office:value-type="float" office:value="0.632105688627905" calcext:value-type="float">
            <text:p>0.63</text:p>
          </table:table-cell>
          <table:table-cell table:style-name="ce42" table:formula="of:=[.O264]-[.O263]" office:value-type="float" office:value="-0.00563374511186632" calcext:value-type="float">
            <text:p>-0.0056</text:p>
          </table:table-cell>
          <table:table-cell table:style-name="ce45" table:number-columns-repeated="2"/>
          <table:table-cell table:style-name="ce48" table:formula="of:=[.O264] - AVERAGE([.O259:.O264])" office:value-type="float" office:value="-0.00989219477116043" calcext:value-type="float">
            <text:p>-0.0098921948</text:p>
          </table:table-cell>
          <table:table-cell table:style-name="ce45" table:formula="of:=[.M264]-[.M263]" office:value-type="float" office:value="0.000603259906620399" calcext:value-type="float">
            <text:p>0.001</text:p>
          </table:table-cell>
          <table:table-cell table:style-name="ce45" table:formula="of:=AVERAGE([.O259:.O264])" office:value-type="float" office:value="0.641997883399065" calcext:value-type="float">
            <text:p>0.642</text:p>
          </table:table-cell>
          <table:table-cell table:style-name="ce9"/>
          <table:table-cell table:style-name="ce14" table:formula="of:=LOG([.X264])" office:value-type="float" office:value="2.98855895687862" calcext:value-type="float">
            <text:p>2.9885589569</text:p>
          </table:table-cell>
          <table:table-cell table:style-name="ce44" table:formula="of:=[.X263]+1" office:value-type="float" office:value="974" calcext:value-type="float">
            <text:p>97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65]/[.D264]" office:value-type="percentage" office:value="-0.00155992788273087" calcext:value-type="percentage">
            <text:p>-0.1560%</text:p>
          </table:table-cell>
          <table:table-cell table:style-name="ce6" table:formula="of:=([.D265]-[.D264])" office:value-type="float" office:value="-0.0000994999999999885" calcext:value-type="float">
            <text:p>-0.00009950</text:p>
          </table:table-cell>
          <table:table-cell table:style-name="ce8" office:value-type="float" office:value="0.0636855" calcext:value-type="float">
            <text:p>0.0636855</text:p>
          </table:table-cell>
          <table:table-cell table:style-name="ce10" table:formula="of:=[.B265]-[.$S$2]" office:value-type="float" office:value="-0.00156261305920146" calcext:value-type="float">
            <text:p>-0.00156261</text:p>
          </table:table-cell>
          <table:table-cell table:style-name="ce9" table:formula="of:=SUM([.$E$3:.E265])" office:value-type="float" office:value="0.00873211958460383" calcext:value-type="float">
            <text:p>0.0087321196</text:p>
          </table:table-cell>
          <table:table-cell table:style-name="ce12" table:formula="of:=MAX([.$E$3:.E265]) - MIN([.$E$3:.E265])" office:value-type="float" office:value="0.00807769248362903" calcext:value-type="float">
            <text:p>0.008077692</text:p>
          </table:table-cell>
          <table:table-cell table:style-name="ce9" table:formula="of:=STDEV([.$E$3:.E265])" office:value-type="float" office:value="0.00122559961317515" calcext:value-type="float">
            <text:p>0.0012255996</text:p>
          </table:table-cell>
          <table:table-cell table:style-name="ce9" table:formula="of:=[.G265]/[.H265]" office:value-type="float" office:value="6.59080861057246" calcext:value-type="float">
            <text:p>6.5908086106</text:p>
          </table:table-cell>
          <table:table-cell table:style-name="ce9" table:formula="of:=SLOPE([.I250:.I265];[.W250:.W265])" office:value-type="float" office:value="2.29421175247584" calcext:value-type="float">
            <text:p>2.2942117525</text:p>
          </table:table-cell>
          <table:table-cell table:style-name="ce17" table:formula="of:=AVERAGE([.D258:.D265])" office:value-type="float" office:value="0.06381857625" calcext:value-type="float">
            <text:p>0.063818576</text:p>
          </table:table-cell>
          <table:table-cell table:style-name="ce19" table:formula="of:=([.D265] - [.K265])/[.K265]" office:value-type="percentage" office:value="-0.00208522749675082" calcext:value-type="percentage">
            <text:p>-0.209%</text:p>
          </table:table-cell>
          <table:table-cell table:style-name="ce22" table:formula="of:=[.D265]-[.L265]" office:value-type="float" office:value="0.0657707274967508" calcext:value-type="float">
            <text:p>0.06577073</text:p>
          </table:table-cell>
          <table:table-cell table:style-name="ce27" table:formula="of:=ABS([.L264]-[.L265])" office:value-type="float" office:value="0.00136555296588545" calcext:value-type="float">
            <text:p>0.0013656</text:p>
          </table:table-cell>
          <table:table-cell table:style-name="ce34" table:formula="of:=IF(([.J265] &gt; [.$P$53]);(([.$M$53]+[.J265])/[.$O$53]);(([.$L$53]-[.J265])/[.$O$53]))" office:value-type="float" office:value="0.629178197980428" calcext:value-type="float">
            <text:p>0.63</text:p>
          </table:table-cell>
          <table:table-cell table:style-name="ce42" table:formula="of:=[.O265]-[.O264]" office:value-type="float" office:value="-0.0029274906474771" calcext:value-type="float">
            <text:p>-0.0029</text:p>
          </table:table-cell>
          <table:table-cell table:style-name="ce45" table:number-columns-repeated="2"/>
          <table:table-cell table:style-name="ce48" table:formula="of:=[.O265] - AVERAGE([.O260:.O265])" office:value-type="float" office:value="-0.00833727134541595" calcext:value-type="float">
            <text:p>-0.0083372713</text:p>
          </table:table-cell>
          <table:table-cell table:style-name="ce45" table:formula="of:=[.M265]-[.M264]" office:value-type="float" office:value="0.00126605296588546" calcext:value-type="float">
            <text:p>0.001</text:p>
          </table:table-cell>
          <table:table-cell table:style-name="ce45" table:formula="of:=AVERAGE([.O260:.O265])" office:value-type="float" office:value="0.637515469325844" calcext:value-type="float">
            <text:p>0.638</text:p>
          </table:table-cell>
          <table:table-cell table:style-name="ce9"/>
          <table:table-cell table:style-name="ce14" table:formula="of:=LOG([.X265])" office:value-type="float" office:value="2.98900461569854" calcext:value-type="float">
            <text:p>2.9890046157</text:p>
          </table:table-cell>
          <table:table-cell table:style-name="ce44" table:formula="of:=[.X264]+1" office:value-type="float" office:value="975" calcext:value-type="float">
            <text:p>97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66]/[.D265]" office:value-type="percentage" office:value="0.00108815978519434" calcext:value-type="percentage">
            <text:p>0.1088%</text:p>
          </table:table-cell>
          <table:table-cell table:style-name="ce6" table:formula="of:=([.D266]-[.D265])" office:value-type="float" office:value="0.0000692999999999944" calcext:value-type="float">
            <text:p>0.00006930</text:p>
          </table:table-cell>
          <table:table-cell table:style-name="ce8" office:value-type="float" office:value="0.0637548" calcext:value-type="float">
            <text:p>0.0637548</text:p>
          </table:table-cell>
          <table:table-cell table:style-name="ce10" table:formula="of:=[.B266]-[.$S$2]" office:value-type="float" office:value="0.00108547460872376" calcext:value-type="float">
            <text:p>0.00108547</text:p>
          </table:table-cell>
          <table:table-cell table:style-name="ce9" table:formula="of:=SUM([.$E$3:.E266])" office:value-type="float" office:value="0.00981759419332758" calcext:value-type="float">
            <text:p>0.0098175942</text:p>
          </table:table-cell>
          <table:table-cell table:style-name="ce12" table:formula="of:=MAX([.$E$3:.E266]) - MIN([.$E$3:.E266])" office:value-type="float" office:value="0.00807769248362903" calcext:value-type="float">
            <text:p>0.008077692</text:p>
          </table:table-cell>
          <table:table-cell table:style-name="ce9" table:formula="of:=STDEV([.$E$3:.E266])" office:value-type="float" office:value="0.0012249805140939" calcext:value-type="float">
            <text:p>0.0012249805</text:p>
          </table:table-cell>
          <table:table-cell table:style-name="ce9" table:formula="of:=[.G266]/[.H266]" office:value-type="float" office:value="6.59413957258251" calcext:value-type="float">
            <text:p>6.5941395726</text:p>
          </table:table-cell>
          <table:table-cell table:style-name="ce9" table:formula="of:=SLOPE([.I251:.I266];[.W251:.W266])" office:value-type="float" office:value="2.98544393870749" calcext:value-type="float">
            <text:p>2.9854439387</text:p>
          </table:table-cell>
          <table:table-cell table:style-name="ce17" table:formula="of:=AVERAGE([.D259:.D266])" office:value-type="float" office:value="0.06381417625" calcext:value-type="float">
            <text:p>0.063814176</text:p>
          </table:table-cell>
          <table:table-cell table:style-name="ce19" table:formula="of:=([.D266] - [.K266])/[.K266]" office:value-type="percentage" office:value="-0.000930455480101771" calcext:value-type="percentage">
            <text:p>-0.093%</text:p>
          </table:table-cell>
          <table:table-cell table:style-name="ce22" table:formula="of:=[.D266]-[.L266]" office:value-type="float" office:value="0.0646852554801018" calcext:value-type="float">
            <text:p>0.06468526</text:p>
          </table:table-cell>
          <table:table-cell table:style-name="ce27" table:formula="of:=ABS([.L265]-[.L266])" office:value-type="float" office:value="0.00115477201664905" calcext:value-type="float">
            <text:p>0.0011548</text:p>
          </table:table-cell>
          <table:table-cell table:style-name="ce34" table:formula="of:=IF(([.J266] &gt; [.$P$53]);(([.$M$53]+[.J266])/[.$O$53]);(([.$L$53]-[.J266])/[.$O$53]))" office:value-type="float" office:value="0.625455524230975" calcext:value-type="float">
            <text:p>0.63</text:p>
          </table:table-cell>
          <table:table-cell table:style-name="ce42" table:formula="of:=[.O266]-[.O265]" office:value-type="float" office:value="-0.00372267374945212" calcext:value-type="float">
            <text:p>-0.0037</text:p>
          </table:table-cell>
          <table:table-cell table:style-name="ce45" table:number-columns-repeated="2"/>
          <table:table-cell table:style-name="ce48" table:formula="of:=[.O266] - AVERAGE([.O261:.O266])" office:value-type="float" office:value="-0.00875701971700837" calcext:value-type="float">
            <text:p>-0.0087570197</text:p>
          </table:table-cell>
          <table:table-cell table:style-name="ce45" table:formula="of:=[.M266]-[.M265]" office:value-type="float" office:value="-0.00108547201664905" calcext:value-type="float">
            <text:p>-0.001</text:p>
          </table:table-cell>
          <table:table-cell table:style-name="ce45" table:formula="of:=AVERAGE([.O261:.O266])" office:value-type="float" office:value="0.634212543947984" calcext:value-type="float">
            <text:p>0.634</text:p>
          </table:table-cell>
          <table:table-cell table:style-name="ce9"/>
          <table:table-cell table:style-name="ce14" table:formula="of:=LOG([.X266])" office:value-type="float" office:value="2.98944981766669" calcext:value-type="float">
            <text:p>2.9894498177</text:p>
          </table:table-cell>
          <table:table-cell table:style-name="ce44" table:formula="of:=[.X265]+1" office:value-type="float" office:value="976" calcext:value-type="float">
            <text:p>97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67]/[.D266]" office:value-type="percentage" office:value="0.00112117048441841" calcext:value-type="percentage">
            <text:p>0.1121%</text:p>
          </table:table-cell>
          <table:table-cell table:style-name="ce6" table:formula="of:=([.D267]-[.D266])" office:value-type="float" office:value="0.0000714799999999988" calcext:value-type="float">
            <text:p>0.00007148</text:p>
          </table:table-cell>
          <table:table-cell table:style-name="ce8" office:value-type="float" office:value="0.06382628" calcext:value-type="float">
            <text:p>0.06382628</text:p>
          </table:table-cell>
          <table:table-cell table:style-name="ce10" table:formula="of:=[.B267]-[.$S$2]" office:value-type="float" office:value="0.00111848530794782" calcext:value-type="float">
            <text:p>0.00111849</text:p>
          </table:table-cell>
          <table:table-cell table:style-name="ce9" table:formula="of:=SUM([.$E$3:.E267])" office:value-type="float" office:value="0.0109360795012754" calcext:value-type="float">
            <text:p>0.0109360795</text:p>
          </table:table-cell>
          <table:table-cell table:style-name="ce12" table:formula="of:=MAX([.$E$3:.E267]) - MIN([.$E$3:.E267])" office:value-type="float" office:value="0.00807769248362903" calcext:value-type="float">
            <text:p>0.008077692</text:p>
          </table:table-cell>
          <table:table-cell table:style-name="ce9" table:formula="of:=STDEV([.$E$3:.E267])" office:value-type="float" office:value="0.00122446124739602" calcext:value-type="float">
            <text:p>0.0012244612</text:p>
          </table:table-cell>
          <table:table-cell table:style-name="ce9" table:formula="of:=[.G267]/[.H267]" office:value-type="float" office:value="6.59693600006314" calcext:value-type="float">
            <text:p>6.5969360001</text:p>
          </table:table-cell>
          <table:table-cell table:style-name="ce9" table:formula="of:=SLOPE([.I252:.I267];[.W252:.W267])" office:value-type="float" office:value="4.41171618489657" calcext:value-type="float">
            <text:p>4.4117161849</text:p>
          </table:table-cell>
          <table:table-cell table:style-name="ce17" table:formula="of:=AVERAGE([.D260:.D267])" office:value-type="float" office:value="0.06381871625" calcext:value-type="float">
            <text:p>0.063818716</text:p>
          </table:table-cell>
          <table:table-cell table:style-name="ce19" table:formula="of:=([.D267] - [.K267])/[.K267]" office:value-type="percentage" office:value="0.00011851930663044" calcext:value-type="percentage">
            <text:p>0.012%</text:p>
          </table:table-cell>
          <table:table-cell table:style-name="ce22" table:formula="of:=[.D267]-[.L267]" office:value-type="float" office:value="0.0637077606933696" calcext:value-type="float">
            <text:p>0.06370776</text:p>
          </table:table-cell>
          <table:table-cell table:style-name="ce27" table:formula="of:=ABS([.L266]-[.L267])" office:value-type="float" office:value="0.00104897478673221" calcext:value-type="float">
            <text:p>0.0010490</text:p>
          </table:table-cell>
          <table:table-cell table:style-name="ce34" table:formula="of:=IF(([.J267] &gt; [.$P$53]);(([.$M$53]+[.J267])/[.$O$53]);(([.$L$53]-[.J267])/[.$O$53]))" office:value-type="float" office:value="0.617774246714941" calcext:value-type="float">
            <text:p>0.62</text:p>
          </table:table-cell>
          <table:table-cell table:style-name="ce42" table:formula="of:=[.O267]-[.O266]" office:value-type="float" office:value="-0.00768127751603409" calcext:value-type="float">
            <text:p>-0.0077</text:p>
          </table:table-cell>
          <table:table-cell table:style-name="ce45" table:number-columns-repeated="2"/>
          <table:table-cell table:style-name="ce48" table:formula="of:=[.O267] - AVERAGE([.O262:.O267])" office:value-type="float" office:value="-0.0123959798134746" calcext:value-type="float">
            <text:p>-0.0123959798</text:p>
          </table:table-cell>
          <table:table-cell table:style-name="ce45" table:formula="of:=[.M267]-[.M266]" office:value-type="float" office:value="-0.000977494786732216" calcext:value-type="float">
            <text:p>-0.001</text:p>
          </table:table-cell>
          <table:table-cell table:style-name="ce45" table:formula="of:=AVERAGE([.O262:.O267])" office:value-type="float" office:value="0.630170226528416" calcext:value-type="float">
            <text:p>0.630</text:p>
          </table:table-cell>
          <table:table-cell table:style-name="ce9"/>
          <table:table-cell table:style-name="ce14" table:formula="of:=LOG([.X267])" office:value-type="float" office:value="2.98989456371877" calcext:value-type="float">
            <text:p>2.9898945637</text:p>
          </table:table-cell>
          <table:table-cell table:style-name="ce44" table:formula="of:=[.X266]+1" office:value-type="float" office:value="977" calcext:value-type="float">
            <text:p>97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68]/[.D267]" office:value-type="percentage" office:value="-0.000858580509470296" calcext:value-type="percentage">
            <text:p>-0.0859%</text:p>
          </table:table-cell>
          <table:table-cell table:style-name="ce6" table:formula="of:=([.D268]-[.D267])" office:value-type="float" office:value="-0.0000547999999999937" calcext:value-type="float">
            <text:p>-0.00005480</text:p>
          </table:table-cell>
          <table:table-cell table:style-name="ce8" office:value-type="float" office:value="0.06377148" calcext:value-type="float">
            <text:p>0.06377148</text:p>
          </table:table-cell>
          <table:table-cell table:style-name="ce10" table:formula="of:=[.B268]-[.$S$2]" office:value-type="float" office:value="-0.000861265685940884" calcext:value-type="float">
            <text:p>-0.00086127</text:p>
          </table:table-cell>
          <table:table-cell table:style-name="ce9" table:formula="of:=SUM([.$E$3:.E268])" office:value-type="float" office:value="0.0100748138153345" calcext:value-type="float">
            <text:p>0.0100748138</text:p>
          </table:table-cell>
          <table:table-cell table:style-name="ce12" table:formula="of:=MAX([.$E$3:.E268]) - MIN([.$E$3:.E268])" office:value-type="float" office:value="0.00807769248362903" calcext:value-type="float">
            <text:p>0.008077692</text:p>
          </table:table-cell>
          <table:table-cell table:style-name="ce9" table:formula="of:=STDEV([.$E$3:.E268])" office:value-type="float" office:value="0.00122340094573819" calcext:value-type="float">
            <text:p>0.0012234009</text:p>
          </table:table-cell>
          <table:table-cell table:style-name="ce9" table:formula="of:=[.G268]/[.H268]" office:value-type="float" office:value="6.60265345696214" calcext:value-type="float">
            <text:p>6.602653457</text:p>
          </table:table-cell>
          <table:table-cell table:style-name="ce9" table:formula="of:=SLOPE([.I253:.I268];[.W253:.W268])" office:value-type="float" office:value="6.52906446503845" calcext:value-type="float">
            <text:p>6.529064465</text:p>
          </table:table-cell>
          <table:table-cell table:style-name="ce17" table:formula="of:=AVERAGE([.D261:.D268])" office:value-type="float" office:value="0.0638027025" calcext:value-type="float">
            <text:p>0.063802703</text:p>
          </table:table-cell>
          <table:table-cell table:style-name="ce19" table:formula="of:=([.D268] - [.K268])/[.K268]" office:value-type="percentage" office:value="-0.000489360148968567" calcext:value-type="percentage">
            <text:p>-0.049%</text:p>
          </table:table-cell>
          <table:table-cell table:style-name="ce22" table:formula="of:=[.D268]-[.L268]" office:value-type="float" office:value="0.0642608401489686" calcext:value-type="float">
            <text:p>0.06426084</text:p>
          </table:table-cell>
          <table:table-cell table:style-name="ce27" table:formula="of:=ABS([.L267]-[.L268])" office:value-type="float" office:value="0.000607879455599006" calcext:value-type="float">
            <text:p>0.0006079</text:p>
          </table:table-cell>
          <table:table-cell table:style-name="ce34" table:formula="of:=IF(([.J268] &gt; [.$P$53]);(([.$M$53]+[.J268])/[.$O$53]);(([.$L$53]-[.J268])/[.$O$53]))" office:value-type="float" office:value="0.606371136417224" calcext:value-type="float">
            <text:p>0.61</text:p>
          </table:table-cell>
          <table:table-cell table:style-name="ce42" table:formula="of:=[.O268]-[.O267]" office:value-type="float" office:value="-0.0114031102977173" calcext:value-type="float">
            <text:p>-0.0114</text:p>
          </table:table-cell>
          <table:table-cell table:style-name="ce45" table:number-columns-repeated="2"/>
          <table:table-cell table:style-name="ce48" table:formula="of:=[.O268] - AVERAGE([.O263:.O268])" office:value-type="float" office:value="-0.0183995682013167" calcext:value-type="float">
            <text:p>-0.0183995682</text:p>
          </table:table-cell>
          <table:table-cell table:style-name="ce45" table:formula="of:=[.M268]-[.M267]" office:value-type="float" office:value="0.000553079455599015" calcext:value-type="float">
            <text:p>0.001</text:p>
          </table:table-cell>
          <table:table-cell table:style-name="ce45" table:formula="of:=AVERAGE([.O263:.O268])" office:value-type="float" office:value="0.624770704618541" calcext:value-type="float">
            <text:p>0.625</text:p>
          </table:table-cell>
          <table:table-cell table:style-name="ce9"/>
          <table:table-cell table:style-name="ce14" table:formula="of:=LOG([.X268])" office:value-type="float" office:value="2.9903388547876" calcext:value-type="float">
            <text:p>2.9903388548</text:p>
          </table:table-cell>
          <table:table-cell table:style-name="ce44" table:formula="of:=[.X267]+1" office:value-type="float" office:value="978" calcext:value-type="float">
            <text:p>97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69]/[.D268]" office:value-type="percentage" office:value="-0.00179500303270373" calcext:value-type="percentage">
            <text:p>-0.1795%</text:p>
          </table:table-cell>
          <table:table-cell table:style-name="ce6" table:formula="of:=([.D269]-[.D268])" office:value-type="float" office:value="-0.000114470000000005" calcext:value-type="float">
            <text:p>-0.00011447</text:p>
          </table:table-cell>
          <table:table-cell table:style-name="ce8" office:value-type="float" office:value="0.06365701" calcext:value-type="float">
            <text:p>0.06365701</text:p>
          </table:table-cell>
          <table:table-cell table:style-name="ce10" table:formula="of:=[.B269]-[.$S$2]" office:value-type="float" office:value="-0.00179768820917432" calcext:value-type="float">
            <text:p>-0.00179769</text:p>
          </table:table-cell>
          <table:table-cell table:style-name="ce9" table:formula="of:=SUM([.$E$3:.E269])" office:value-type="float" office:value="0.0082771256061602" calcext:value-type="float">
            <text:p>0.0082771256</text:p>
          </table:table-cell>
          <table:table-cell table:style-name="ce12" table:formula="of:=MAX([.$E$3:.E269]) - MIN([.$E$3:.E269])" office:value-type="float" office:value="0.00807769248362903" calcext:value-type="float">
            <text:p>0.008077692</text:p>
          </table:table-cell>
          <table:table-cell table:style-name="ce9" table:formula="of:=STDEV([.$E$3:.E269])" office:value-type="float" office:value="0.00122625536522676" calcext:value-type="float">
            <text:p>0.0012262554</text:p>
          </table:table-cell>
          <table:table-cell table:style-name="ce9" table:formula="of:=[.G269]/[.H269]" office:value-type="float" office:value="6.58728411119758" calcext:value-type="float">
            <text:p>6.5872841112</text:p>
          </table:table-cell>
          <table:table-cell table:style-name="ce9" table:formula="of:=SLOPE([.I254:.I269];[.W254:.W269])" office:value-type="float" office:value="7.17526311130561" calcext:value-type="float">
            <text:p>7.1752631113</text:p>
          </table:table-cell>
          <table:table-cell table:style-name="ce17" table:formula="of:=AVERAGE([.D262:.D269])" office:value-type="float" office:value="0.0637757375" calcext:value-type="float">
            <text:p>0.063775738</text:p>
          </table:table-cell>
          <table:table-cell table:style-name="ce19" table:formula="of:=([.D269] - [.K269])/[.K269]" office:value-type="percentage" office:value="-0.00186164056511301" calcext:value-type="percentage">
            <text:p>-0.186%</text:p>
          </table:table-cell>
          <table:table-cell table:style-name="ce22" table:formula="of:=[.D269]-[.L269]" office:value-type="float" office:value="0.065518650565113" calcext:value-type="float">
            <text:p>0.06551865</text:p>
          </table:table-cell>
          <table:table-cell table:style-name="ce27" table:formula="of:=ABS([.L268]-[.L269])" office:value-type="float" office:value="0.00137228041614444" calcext:value-type="float">
            <text:p>0.0013723</text:p>
          </table:table-cell>
          <table:table-cell table:style-name="ce34" table:formula="of:=IF(([.J269] &gt; [.$P$53]);(([.$M$53]+[.J269])/[.$O$53]);(([.$L$53]-[.J269])/[.$O$53]))" office:value-type="float" office:value="0.60289099358634" calcext:value-type="float">
            <text:p>0.60</text:p>
          </table:table-cell>
          <table:table-cell table:style-name="ce42" table:formula="of:=[.O269]-[.O268]" office:value-type="float" office:value="-0.00348014283088394" calcext:value-type="float">
            <text:p>-0.0035</text:p>
          </table:table-cell>
          <table:table-cell table:style-name="ce45" table:number-columns-repeated="2"/>
          <table:table-cell table:style-name="ce48" table:formula="of:=[.O269] - AVERAGE([.O264:.O269])" office:value-type="float" office:value="-0.0160716376732954" calcext:value-type="float">
            <text:p>-0.0160716377</text:p>
          </table:table-cell>
          <table:table-cell table:style-name="ce45" table:formula="of:=[.M269]-[.M268]" office:value-type="float" office:value="0.00125781041614444" calcext:value-type="float">
            <text:p>0.001</text:p>
          </table:table-cell>
          <table:table-cell table:style-name="ce45" table:formula="of:=AVERAGE([.O264:.O269])" office:value-type="float" office:value="0.618962631259636" calcext:value-type="float">
            <text:p>0.619</text:p>
          </table:table-cell>
          <table:table-cell table:style-name="ce9"/>
          <table:table-cell table:style-name="ce14" table:formula="of:=LOG([.X269])" office:value-type="float" office:value="2.99078269180314" calcext:value-type="float">
            <text:p>2.9907826918</text:p>
          </table:table-cell>
          <table:table-cell table:style-name="ce44" table:formula="of:=[.X268]+1" office:value-type="float" office:value="979" calcext:value-type="float">
            <text:p>97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70]/[.D269]" office:value-type="percentage" office:value="-0.00149158749366325" calcext:value-type="percentage">
            <text:p>-0.1492%</text:p>
          </table:table-cell>
          <table:table-cell table:style-name="ce6" table:formula="of:=([.D270]-[.D269])" office:value-type="float" office:value="-0.0000949499999999964" calcext:value-type="float">
            <text:p>-0.00009495</text:p>
          </table:table-cell>
          <table:table-cell table:style-name="ce8" office:value-type="float" office:value="0.06356206" calcext:value-type="float">
            <text:p>0.06356206</text:p>
          </table:table-cell>
          <table:table-cell table:style-name="ce10" table:formula="of:=[.B270]-[.$S$2]" office:value-type="float" office:value="-0.00149427267013384" calcext:value-type="float">
            <text:p>-0.00149427</text:p>
          </table:table-cell>
          <table:table-cell table:style-name="ce9" table:formula="of:=SUM([.$E$3:.E270])" office:value-type="float" office:value="0.00678285293602637" calcext:value-type="float">
            <text:p>0.0067828529</text:p>
          </table:table-cell>
          <table:table-cell table:style-name="ce12" table:formula="of:=MAX([.$E$3:.E270]) - MIN([.$E$3:.E270])" office:value-type="float" office:value="0.00807769248362903" calcext:value-type="float">
            <text:p>0.008077692</text:p>
          </table:table-cell>
          <table:table-cell table:style-name="ce9" table:formula="of:=STDEV([.$E$3:.E270])" office:value-type="float" office:value="0.00122749793939909" calcext:value-type="float">
            <text:p>0.0012274979</text:p>
          </table:table-cell>
          <table:table-cell table:style-name="ce9" table:formula="of:=[.G270]/[.H270]" office:value-type="float" office:value="6.58061592150888" calcext:value-type="float">
            <text:p>6.5806159215</text:p>
          </table:table-cell>
          <table:table-cell table:style-name="ce9" table:formula="of:=SLOPE([.I255:.I270];[.W255:.W270])" office:value-type="float" office:value="6.93357835437301" calcext:value-type="float">
            <text:p>6.9335783544</text:p>
          </table:table-cell>
          <table:table-cell table:style-name="ce17" table:formula="of:=AVERAGE([.D263:.D270])" office:value-type="float" office:value="0.063734075" calcext:value-type="float">
            <text:p>0.063734075</text:p>
          </table:table-cell>
          <table:table-cell table:style-name="ce19" table:formula="of:=([.D270] - [.K270])/[.K270]" office:value-type="percentage" office:value="-0.0026989487177777" calcext:value-type="percentage">
            <text:p>-0.270%</text:p>
          </table:table-cell>
          <table:table-cell table:style-name="ce22" table:formula="of:=[.D270]-[.L270]" office:value-type="float" office:value="0.0662610087177777" calcext:value-type="float">
            <text:p>0.06626101</text:p>
          </table:table-cell>
          <table:table-cell table:style-name="ce27" table:formula="of:=ABS([.L269]-[.L270])" office:value-type="float" office:value="0.000837308152664691" calcext:value-type="float">
            <text:p>0.0008373</text:p>
          </table:table-cell>
          <table:table-cell table:style-name="ce34" table:formula="of:=IF(([.J270] &gt; [.$P$53]);(([.$M$53]+[.J270])/[.$O$53]);(([.$L$53]-[.J270])/[.$O$53]))" office:value-type="float" office:value="0.604192601813209" calcext:value-type="float">
            <text:p>0.60</text:p>
          </table:table-cell>
          <table:table-cell table:style-name="ce42" table:formula="of:=[.O270]-[.O269]" office:value-type="float" office:value="0.00130160822686898" calcext:value-type="float">
            <text:p>0.0013</text:p>
          </table:table-cell>
          <table:table-cell table:style-name="ce45" table:number-columns-repeated="2"/>
          <table:table-cell table:style-name="ce48" table:formula="of:=[.O270] - AVERAGE([.O265:.O270])" office:value-type="float" office:value="-0.0101178483106438" calcext:value-type="float">
            <text:p>-0.0101178483</text:p>
          </table:table-cell>
          <table:table-cell table:style-name="ce45" table:formula="of:=[.M270]-[.M269]" office:value-type="float" office:value="0.000742358152664685" calcext:value-type="float">
            <text:p>0.001</text:p>
          </table:table-cell>
          <table:table-cell table:style-name="ce45" table:formula="of:=AVERAGE([.O265:.O270])" office:value-type="float" office:value="0.614310450123853" calcext:value-type="float">
            <text:p>0.614</text:p>
          </table:table-cell>
          <table:table-cell table:style-name="ce9"/>
          <table:table-cell table:style-name="ce14" table:formula="of:=LOG([.X270])" office:value-type="float" office:value="2.99122607569249" calcext:value-type="float">
            <text:p>2.9912260757</text:p>
          </table:table-cell>
          <table:table-cell table:style-name="ce44" table:formula="of:=[.X269]+1" office:value-type="float" office:value="980" calcext:value-type="float">
            <text:p>98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71]/[.D270]" office:value-type="percentage" office:value="0.00251974212289521" calcext:value-type="percentage">
            <text:p>0.2520%</text:p>
          </table:table-cell>
          <table:table-cell table:style-name="ce6" table:formula="of:=([.D271]-[.D270])" office:value-type="float" office:value="0.000160159999999993" calcext:value-type="float">
            <text:p>0.00016016</text:p>
          </table:table-cell>
          <table:table-cell table:style-name="ce8" office:value-type="float" office:value="0.06372222" calcext:value-type="float">
            <text:p>0.06372222</text:p>
          </table:table-cell>
          <table:table-cell table:style-name="ce10" table:formula="of:=[.B271]-[.$S$2]" office:value-type="float" office:value="0.00251705694642462" calcext:value-type="float">
            <text:p>0.00251706</text:p>
          </table:table-cell>
          <table:table-cell table:style-name="ce9" table:formula="of:=SUM([.$E$3:.E271])" office:value-type="float" office:value="0.00929990988245099" calcext:value-type="float">
            <text:p>0.0092999099</text:p>
          </table:table-cell>
          <table:table-cell table:style-name="ce12" table:formula="of:=MAX([.$E$3:.E271]) - MIN([.$E$3:.E271])" office:value-type="float" office:value="0.00807769248362903" calcext:value-type="float">
            <text:p>0.008077692</text:p>
          </table:table-cell>
          <table:table-cell table:style-name="ce9" table:formula="of:=STDEV([.$E$3:.E271])" office:value-type="float" office:value="0.00123458902168142" calcext:value-type="float">
            <text:p>0.001234589</text:p>
          </table:table-cell>
          <table:table-cell table:style-name="ce9" table:formula="of:=[.G271]/[.H271]" office:value-type="float" office:value="6.54281898005848" calcext:value-type="float">
            <text:p>6.5428189801</text:p>
          </table:table-cell>
          <table:table-cell table:style-name="ce9" table:formula="of:=SLOPE([.I256:.I271];[.W256:.W271])" office:value-type="float" office:value="4.04900241352242" calcext:value-type="float">
            <text:p>4.0490024135</text:p>
          </table:table-cell>
          <table:table-cell table:style-name="ce17" table:formula="of:=AVERAGE([.D264:.D271])" office:value-type="float" office:value="0.06372054375" calcext:value-type="float">
            <text:p>0.063720544</text:p>
          </table:table-cell>
          <table:table-cell table:style-name="ce19" table:formula="of:=([.D271] - [.K271])/[.K271]" office:value-type="percentage" office:value="0.000026306272692236" calcext:value-type="percentage">
            <text:p>0.003%</text:p>
          </table:table-cell>
          <table:table-cell table:style-name="ce22" table:formula="of:=[.D271]-[.L271]" office:value-type="float" office:value="0.0636959137273078" calcext:value-type="float">
            <text:p>0.06369591</text:p>
          </table:table-cell>
          <table:table-cell table:style-name="ce27" table:formula="of:=ABS([.L270]-[.L271])" office:value-type="float" office:value="0.00272525499046993" calcext:value-type="float">
            <text:p>0.0027253</text:p>
          </table:table-cell>
          <table:table-cell table:style-name="ce34" table:formula="of:=IF(([.J271] &gt; [.$P$53]);(([.$M$53]+[.J271])/[.$O$53]);(([.$L$53]-[.J271])/[.$O$53]))" office:value-type="float" office:value="0.619727664194849" calcext:value-type="float">
            <text:p>0.62</text:p>
          </table:table-cell>
          <table:table-cell table:style-name="ce42" table:formula="of:=[.O271]-[.O270]" office:value-type="float" office:value="0.0155350623816395" calcext:value-type="float">
            <text:p>0.0155</text:p>
          </table:table-cell>
          <table:table-cell table:style-name="ce45" table:number-columns-repeated="2"/>
          <table:table-cell table:style-name="ce48" table:formula="of:=[.O271] - AVERAGE([.O266:.O271])" office:value-type="float" office:value="0.00699230303525866" calcext:value-type="float">
            <text:p>0.0069923030</text:p>
          </table:table-cell>
          <table:table-cell table:style-name="ce45" table:formula="of:=[.M271]-[.M270]" office:value-type="float" office:value="-0.00256509499046993" calcext:value-type="float">
            <text:p>-0.003</text:p>
          </table:table-cell>
          <table:table-cell table:style-name="ce45" table:formula="of:=AVERAGE([.O266:.O271])" office:value-type="float" office:value="0.61273536115959" calcext:value-type="float">
            <text:p>0.613</text:p>
          </table:table-cell>
          <table:table-cell table:style-name="ce9"/>
          <table:table-cell table:style-name="ce14" table:formula="of:=LOG([.X271])" office:value-type="float" office:value="2.99166900737995" calcext:value-type="float">
            <text:p>2.9916690074</text:p>
          </table:table-cell>
          <table:table-cell table:style-name="ce44" table:formula="of:=[.X270]+1" office:value-type="float" office:value="981" calcext:value-type="float">
            <text:p>98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72]/[.D271]" office:value-type="percentage" office:value="-0.00508802110158748" calcext:value-type="percentage">
            <text:p>-0.5088%</text:p>
          </table:table-cell>
          <table:table-cell table:style-name="ce6" table:formula="of:=([.D272]-[.D271])" office:value-type="float" office:value="-0.00032422" calcext:value-type="float">
            <text:p>-0.00032422</text:p>
          </table:table-cell>
          <table:table-cell table:style-name="ce8" office:value-type="float" office:value="0.063398" calcext:value-type="float">
            <text:p>0.063398</text:p>
          </table:table-cell>
          <table:table-cell table:style-name="ce10" table:formula="of:=[.B272]-[.$S$2]" office:value-type="float" office:value="-0.00509070627805807" calcext:value-type="float">
            <text:p>-0.00509071</text:p>
          </table:table-cell>
          <table:table-cell table:style-name="ce9" table:formula="of:=SUM([.$E$3:.E272])" office:value-type="float" office:value="0.00420920360439291" calcext:value-type="float">
            <text:p>0.0042092036</text:p>
          </table:table-cell>
          <table:table-cell table:style-name="ce12" table:formula="of:=MAX([.$E$3:.E272]) - MIN([.$E$3:.E272])" office:value-type="float" office:value="0.00916569405756228" calcext:value-type="float">
            <text:p>0.009165694</text:p>
          </table:table-cell>
          <table:table-cell table:style-name="ce9" table:formula="of:=STDEV([.$E$3:.E272])" office:value-type="float" office:value="0.00127115479275063" calcext:value-type="float">
            <text:p>0.0012711548</text:p>
          </table:table-cell>
          <table:table-cell table:style-name="ce9" table:formula="of:=[.G272]/[.H272]" office:value-type="float" office:value="7.21052550785636" calcext:value-type="float">
            <text:p>7.2105255079</text:p>
          </table:table-cell>
          <table:table-cell table:style-name="ce9" table:formula="of:=SLOPE([.I257:.I272];[.W257:.W272])" office:value-type="float" office:value="33.1806567816882" calcext:value-type="float">
            <text:p>33.1806567817</text:p>
          </table:table-cell>
          <table:table-cell table:style-name="ce17" table:formula="of:=AVERAGE([.D265:.D272])" office:value-type="float" office:value="0.06367216875" calcext:value-type="float">
            <text:p>0.063672169</text:p>
          </table:table-cell>
          <table:table-cell table:style-name="ce19" table:formula="of:=([.D272] - [.K272])/[.K272]" office:value-type="percentage" office:value="-0.00430594332472791" calcext:value-type="percentage">
            <text:p>-0.431%</text:p>
          </table:table-cell>
          <table:table-cell table:style-name="ce22" table:formula="of:=[.D272]-[.L272]" office:value-type="float" office:value="0.0677039433247279" calcext:value-type="float">
            <text:p>0.06770394</text:p>
          </table:table-cell>
          <table:table-cell table:style-name="ce27" table:formula="of:=ABS([.L271]-[.L272])" office:value-type="float" office:value="0.00433224959742015" calcext:value-type="float">
            <text:p>0.0043322</text:p>
          </table:table-cell>
          <table:table-cell table:style-name="ce34" table:formula="of:=IF(([.J272] &gt; [.$P$53]);(([.$M$53]+[.J272])/[.$O$53]);(([.$L$53]-[.J272])/[.$O$53]))" office:value-type="float" office:value="-0.179769700442316" calcext:value-type="float">
            <text:p>-0.18</text:p>
          </table:table-cell>
          <table:table-cell table:style-name="ce42" table:formula="of:=[.O272]-[.O271]" office:value-type="float" office:value="-0.799497364637165" calcext:value-type="float">
            <text:p>-0.7995</text:p>
          </table:table-cell>
          <table:table-cell table:style-name="ce45" table:number-columns-repeated="2"/>
          <table:table-cell table:style-name="ce48" table:formula="of:=[.O272] - AVERAGE([.O267:.O272])" office:value-type="float" office:value="-0.658300857489691" calcext:value-type="float">
            <text:p>-0.6583008575</text:p>
          </table:table-cell>
          <table:table-cell table:style-name="ce45" table:formula="of:=[.M272]-[.M271]" office:value-type="float" office:value="0.00400802959742015" calcext:value-type="float">
            <text:p>0.004</text:p>
          </table:table-cell>
          <table:table-cell table:style-name="ce45" table:formula="of:=AVERAGE([.O267:.O272])" office:value-type="float" office:value="0.478531157047375" calcext:value-type="float">
            <text:p>0.479</text:p>
          </table:table-cell>
          <table:table-cell table:style-name="ce9"/>
          <table:table-cell table:style-name="ce14" table:formula="of:=LOG([.X272])" office:value-type="float" office:value="2.99211148778695" calcext:value-type="float">
            <text:p>2.9921114878</text:p>
          </table:table-cell>
          <table:table-cell table:style-name="ce44" table:formula="of:=[.X271]+1" office:value-type="float" office:value="982" calcext:value-type="float">
            <text:p>98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73]/[.D272]" office:value-type="percentage" office:value="0.00317691409823652" calcext:value-type="percentage">
            <text:p>0.3177%</text:p>
          </table:table-cell>
          <table:table-cell table:style-name="ce6" table:formula="of:=([.D273]-[.D272])" office:value-type="float" office:value="0.000201409999999999" calcext:value-type="float">
            <text:p>0.00020141</text:p>
          </table:table-cell>
          <table:table-cell table:style-name="ce8" office:value-type="float" office:value="0.06359941" calcext:value-type="float">
            <text:p>0.06359941</text:p>
          </table:table-cell>
          <table:table-cell table:style-name="ce10" table:formula="of:=[.B273]-[.$S$2]" office:value-type="float" office:value="0.00317422892176593" calcext:value-type="float">
            <text:p>0.00317423</text:p>
          </table:table-cell>
          <table:table-cell table:style-name="ce9" table:formula="of:=SUM([.$E$3:.E273])" office:value-type="float" office:value="0.00738343252615885" calcext:value-type="float">
            <text:p>0.0073834325</text:p>
          </table:table-cell>
          <table:table-cell table:style-name="ce12" table:formula="of:=MAX([.$E$3:.E273]) - MIN([.$E$3:.E273])" office:value-type="float" office:value="0.00916569405756228" calcext:value-type="float">
            <text:p>0.009165694</text:p>
          </table:table-cell>
          <table:table-cell table:style-name="ce9" table:formula="of:=STDEV([.$E$3:.E273])" office:value-type="float" office:value="0.00128322462599667" calcext:value-type="float">
            <text:p>0.0012832246</text:p>
          </table:table-cell>
          <table:table-cell table:style-name="ce9" table:formula="of:=[.G273]/[.H273]" office:value-type="float" office:value="7.14270430279759" calcext:value-type="float">
            <text:p>7.1427043028</text:p>
          </table:table-cell>
          <table:table-cell table:style-name="ce9" table:formula="of:=SLOPE([.I258:.I273];[.W258:.W273])" office:value-type="float" office:value="55.1991085766888" calcext:value-type="float">
            <text:p>55.1991085767</text:p>
          </table:table-cell>
          <table:table-cell table:style-name="ce17" table:formula="of:=AVERAGE([.D266:.D273])" office:value-type="float" office:value="0.0636614075" calcext:value-type="float">
            <text:p>0.063661408</text:p>
          </table:table-cell>
          <table:table-cell table:style-name="ce19" table:formula="of:=([.D273] - [.K273])/[.K273]" office:value-type="percentage" office:value="-0.000973863168199789" calcext:value-type="percentage">
            <text:p>-0.097%</text:p>
          </table:table-cell>
          <table:table-cell table:style-name="ce22" table:formula="of:=[.D273]-[.L273]" office:value-type="float" office:value="0.0645732731681998" calcext:value-type="float">
            <text:p>0.06457327</text:p>
          </table:table-cell>
          <table:table-cell table:style-name="ce27" table:formula="of:=ABS([.L272]-[.L273])" office:value-type="float" office:value="0.00333208015652812" calcext:value-type="float">
            <text:p>0.0033321</text:p>
          </table:table-cell>
          <table:table-cell table:style-name="ce34" table:formula="of:=IF(([.J273] &gt; [.$P$53]);(([.$M$53]+[.J273])/[.$O$53]);(([.$L$53]-[.J273])/[.$O$53]))" office:value-type="float" office:value="-0.061187964618231" calcext:value-type="float">
            <text:p>-0.06</text:p>
          </table:table-cell>
          <table:table-cell table:style-name="ce42" table:formula="of:=[.O273]-[.O272]" office:value-type="float" office:value="0.118581735824085" calcext:value-type="float">
            <text:p>0.1186</text:p>
          </table:table-cell>
          <table:table-cell table:style-name="ce45" table:number-columns-repeated="2"/>
          <table:table-cell table:style-name="ce48" table:formula="of:=[.O273] - AVERAGE([.O268:.O273])" office:value-type="float" office:value="-0.426558753110077" calcext:value-type="float">
            <text:p>-0.4265587531</text:p>
          </table:table-cell>
          <table:table-cell table:style-name="ce45" table:formula="of:=[.M273]-[.M272]" office:value-type="float" office:value="-0.00313067015652813" calcext:value-type="float">
            <text:p>-0.003</text:p>
          </table:table-cell>
          <table:table-cell table:style-name="ce45" table:formula="of:=AVERAGE([.O268:.O273])" office:value-type="float" office:value="0.365370788491846" calcext:value-type="float">
            <text:p>0.365</text:p>
          </table:table-cell>
          <table:table-cell table:style-name="ce9"/>
          <table:table-cell table:style-name="ce14" table:formula="of:=LOG([.X273])" office:value-type="float" office:value="2.99255351783214" calcext:value-type="float">
            <text:p>2.9925535178</text:p>
          </table:table-cell>
          <table:table-cell table:style-name="ce44" table:formula="of:=[.X272]+1" office:value-type="float" office:value="983" calcext:value-type="float">
            <text:p>98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74]/[.D273]" office:value-type="percentage" office:value="0.00210049118380191" calcext:value-type="percentage">
            <text:p>0.2100%</text:p>
          </table:table-cell>
          <table:table-cell table:style-name="ce6" table:formula="of:=([.D274]-[.D273])" office:value-type="float" office:value="0.000133590000000003" calcext:value-type="float">
            <text:p>0.00013359</text:p>
          </table:table-cell>
          <table:table-cell table:style-name="ce8" office:value-type="float" office:value="0.063733" calcext:value-type="float">
            <text:p>0.063733</text:p>
          </table:table-cell>
          <table:table-cell table:style-name="ce10" table:formula="of:=[.B274]-[.$S$2]" office:value-type="float" office:value="0.00209780600733132" calcext:value-type="float">
            <text:p>0.00209781</text:p>
          </table:table-cell>
          <table:table-cell table:style-name="ce9" table:formula="of:=SUM([.$E$3:.E274])" office:value-type="float" office:value="0.00948123853349017" calcext:value-type="float">
            <text:p>0.0094812385</text:p>
          </table:table-cell>
          <table:table-cell table:style-name="ce12" table:formula="of:=MAX([.$E$3:.E274]) - MIN([.$E$3:.E274])" office:value-type="float" office:value="0.00916569405756228" calcext:value-type="float">
            <text:p>0.009165694</text:p>
          </table:table-cell>
          <table:table-cell table:style-name="ce9" table:formula="of:=STDEV([.$E$3:.E274])" office:value-type="float" office:value="0.00128699301911833" calcext:value-type="float">
            <text:p>0.001286993</text:p>
          </table:table-cell>
          <table:table-cell table:style-name="ce9" table:formula="of:=[.G274]/[.H274]" office:value-type="float" office:value="7.12179003413812" calcext:value-type="float">
            <text:p>7.1217900341</text:p>
          </table:table-cell>
          <table:table-cell table:style-name="ce9" table:formula="of:=SLOPE([.I259:.I274];[.W259:.W274])" office:value-type="float" office:value="73.0611020998788" calcext:value-type="float">
            <text:p>73.0611020999</text:p>
          </table:table-cell>
          <table:table-cell table:style-name="ce17" table:formula="of:=AVERAGE([.D267:.D274])" office:value-type="float" office:value="0.0636586825" calcext:value-type="float">
            <text:p>0.063658683</text:p>
          </table:table-cell>
          <table:table-cell table:style-name="ce19" table:formula="of:=([.D274] - [.K274])/[.K274]" office:value-type="percentage" office:value="0.00116743697923695" calcext:value-type="percentage">
            <text:p>0.117%</text:p>
          </table:table-cell>
          <table:table-cell table:style-name="ce22" table:formula="of:=[.D274]-[.L274]" office:value-type="float" office:value="0.0625655630207631" calcext:value-type="float">
            <text:p>0.06256556</text:p>
          </table:table-cell>
          <table:table-cell table:style-name="ce27" table:formula="of:=ABS([.L273]-[.L274])" office:value-type="float" office:value="0.00214130014743674" calcext:value-type="float">
            <text:p>0.0021413</text:p>
          </table:table-cell>
          <table:table-cell table:style-name="ce34" table:formula="of:=IF(([.J274] &gt; [.$P$53]);(([.$M$53]+[.J274])/[.$O$53]);(([.$L$53]-[.J274])/[.$O$53]))" office:value-type="float" office:value="0.0350089077585706" calcext:value-type="float">
            <text:p>0.04</text:p>
          </table:table-cell>
          <table:table-cell table:style-name="ce42" table:formula="of:=[.O274]-[.O273]" office:value-type="float" office:value="0.0961968723768016" calcext:value-type="float">
            <text:p>0.0962</text:p>
          </table:table-cell>
          <table:table-cell table:style-name="ce45" table:number-columns-repeated="2"/>
          <table:table-cell table:style-name="ce48" table:formula="of:=[.O274] - AVERAGE([.O269:.O274])" office:value-type="float" office:value="-0.2351348426235" calcext:value-type="float">
            <text:p>-0.2351348426</text:p>
          </table:table-cell>
          <table:table-cell table:style-name="ce45" table:formula="of:=[.M274]-[.M273]" office:value-type="float" office:value="-0.00200771014743674" calcext:value-type="float">
            <text:p>-0.002</text:p>
          </table:table-cell>
          <table:table-cell table:style-name="ce45" table:formula="of:=AVERAGE([.O269:.O274])" office:value-type="float" office:value="0.27014375038207" calcext:value-type="float">
            <text:p>0.270</text:p>
          </table:table-cell>
          <table:table-cell table:style-name="ce9"/>
          <table:table-cell table:style-name="ce14" table:formula="of:=LOG([.X274])" office:value-type="float" office:value="2.99299509843134" calcext:value-type="float">
            <text:p>2.9929950984</text:p>
          </table:table-cell>
          <table:table-cell table:style-name="ce44" table:formula="of:=[.X273]+1" office:value-type="float" office:value="984" calcext:value-type="float">
            <text:p>98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75]/[.D274]" office:value-type="percentage" office:value="0.00000800213390251697" calcext:value-type="percentage">
            <text:p>0.0008%</text:p>
          </table:table-cell>
          <table:table-cell table:style-name="ce6" table:formula="of:=([.D275]-[.D274])" office:value-type="float" office:value="0.000000510000000009114" calcext:value-type="float">
            <text:p>0.00000051</text:p>
          </table:table-cell>
          <table:table-cell table:style-name="ce8" office:value-type="float" office:value="0.06373351" calcext:value-type="float">
            <text:p>0.06373351</text:p>
          </table:table-cell>
          <table:table-cell table:style-name="ce10" table:formula="of:=[.B275]-[.$S$2]" office:value-type="float" office:value="0.00000531695743192874" calcext:value-type="float">
            <text:p>0.00000532</text:p>
          </table:table-cell>
          <table:table-cell table:style-name="ce9" table:formula="of:=SUM([.$E$3:.E275])" office:value-type="float" office:value="0.0094865554909221" calcext:value-type="float">
            <text:p>0.0094865555</text:p>
          </table:table-cell>
          <table:table-cell table:style-name="ce12" table:formula="of:=MAX([.$E$3:.E275]) - MIN([.$E$3:.E275])" office:value-type="float" office:value="0.00916569405756228" calcext:value-type="float">
            <text:p>0.009165694</text:p>
          </table:table-cell>
          <table:table-cell table:style-name="ce9" table:formula="of:=STDEV([.$E$3:.E275])" office:value-type="float" office:value="0.0012846262888112" calcext:value-type="float">
            <text:p>0.0012846263</text:p>
          </table:table-cell>
          <table:table-cell table:style-name="ce9" table:formula="of:=[.G275]/[.H275]" office:value-type="float" office:value="7.13491085881813" calcext:value-type="float">
            <text:p>7.1349108588</text:p>
          </table:table-cell>
          <table:table-cell table:style-name="ce9" table:formula="of:=SLOPE([.I260:.I275];[.W260:.W275])" office:value-type="float" office:value="88.6574917740435" calcext:value-type="float">
            <text:p>88.657491774</text:p>
          </table:table-cell>
          <table:table-cell table:style-name="ce17" table:formula="of:=AVERAGE([.D268:.D275])" office:value-type="float" office:value="0.06364708625" calcext:value-type="float">
            <text:p>0.063647086</text:p>
          </table:table-cell>
          <table:table-cell table:style-name="ce19" table:formula="of:=([.D275] - [.K275])/[.K275]" office:value-type="percentage" office:value="0.00135785870323339" calcext:value-type="percentage">
            <text:p>0.136%</text:p>
          </table:table-cell>
          <table:table-cell table:style-name="ce22" table:formula="of:=[.D275]-[.L275]" office:value-type="float" office:value="0.0623756512967666" calcext:value-type="float">
            <text:p>0.06237565</text:p>
          </table:table-cell>
          <table:table-cell table:style-name="ce27" table:formula="of:=ABS([.L274]-[.L275])" office:value-type="float" office:value="0.00019042172399644" calcext:value-type="float">
            <text:p>0.0001904</text:p>
          </table:table-cell>
          <table:table-cell table:style-name="ce34" table:formula="of:=IF(([.J275] &gt; [.$P$53]);(([.$M$53]+[.J275])/[.$O$53]);(([.$L$53]-[.J275])/[.$O$53]))" office:value-type="float" office:value="0.119004230289431" calcext:value-type="float">
            <text:p>0.12</text:p>
          </table:table-cell>
          <table:table-cell table:style-name="ce42" table:formula="of:=[.O275]-[.O274]" office:value-type="float" office:value="0.0839953225308604" calcext:value-type="float">
            <text:p>0.0840</text:p>
          </table:table-cell>
          <table:table-cell table:style-name="ce45" table:number-columns-repeated="2"/>
          <table:table-cell table:style-name="ce48" table:formula="of:=[.O275] - AVERAGE([.O270:.O275])" office:value-type="float" office:value="-0.0704917262098211" calcext:value-type="float">
            <text:p>-0.0704917262</text:p>
          </table:table-cell>
          <table:table-cell table:style-name="ce45" table:formula="of:=[.M275]-[.M274]" office:value-type="float" office:value="-0.000189911723996433" calcext:value-type="float">
            <text:p>0.000</text:p>
          </table:table-cell>
          <table:table-cell table:style-name="ce45" table:formula="of:=AVERAGE([.O270:.O275])" office:value-type="float" office:value="0.189495956499252" calcext:value-type="float">
            <text:p>0.189</text:p>
          </table:table-cell>
          <table:table-cell table:style-name="ce9"/>
          <table:table-cell table:style-name="ce14" table:formula="of:=LOG([.X275])" office:value-type="float" office:value="2.99343623049761" calcext:value-type="float">
            <text:p>2.9934362305</text:p>
          </table:table-cell>
          <table:table-cell table:style-name="ce44" table:formula="of:=[.X274]+1" office:value-type="float" office:value="985" calcext:value-type="float">
            <text:p>98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76]/[.D275]" office:value-type="percentage" office:value="0.000337028354471461" calcext:value-type="percentage">
            <text:p>0.0337%</text:p>
          </table:table-cell>
          <table:table-cell table:style-name="ce6" table:formula="of:=([.D276]-[.D275])" office:value-type="float" office:value="0.0000214799999999904" calcext:value-type="float">
            <text:p>0.00002148</text:p>
          </table:table-cell>
          <table:table-cell table:style-name="ce8" office:value-type="float" office:value="0.06375499" calcext:value-type="float">
            <text:p>0.06375499</text:p>
          </table:table-cell>
          <table:table-cell table:style-name="ce10" table:formula="of:=[.B276]-[.$S$2]" office:value-type="float" office:value="0.000334343178000873" calcext:value-type="float">
            <text:p>0.00033434</text:p>
          </table:table-cell>
          <table:table-cell table:style-name="ce9" table:formula="of:=SUM([.$E$3:.E276])" office:value-type="float" office:value="0.00982089866892296" calcext:value-type="float">
            <text:p>0.0098208987</text:p>
          </table:table-cell>
          <table:table-cell table:style-name="ce12" table:formula="of:=MAX([.$E$3:.E276]) - MIN([.$E$3:.E276])" office:value-type="float" office:value="0.00916569405756228" calcext:value-type="float">
            <text:p>0.009165694</text:p>
          </table:table-cell>
          <table:table-cell table:style-name="ce9" table:formula="of:=STDEV([.$E$3:.E276])" office:value-type="float" office:value="0.00128239906219598" calcext:value-type="float">
            <text:p>0.0012823991</text:p>
          </table:table-cell>
          <table:table-cell table:style-name="ce9" table:formula="of:=[.G276]/[.H276]" office:value-type="float" office:value="7.14730252677113" calcext:value-type="float">
            <text:p>7.1473025268</text:p>
          </table:table-cell>
          <table:table-cell table:style-name="ce9" table:formula="of:=SLOPE([.I261:.I276];[.W261:.W276])" office:value-type="float" office:value="100.599589221786" calcext:value-type="float">
            <text:p>100.5995892218</text:p>
          </table:table-cell>
          <table:table-cell table:style-name="ce17" table:formula="of:=AVERAGE([.D269:.D276])" office:value-type="float" office:value="0.063645025" calcext:value-type="float">
            <text:p>0.063645025</text:p>
          </table:table-cell>
          <table:table-cell table:style-name="ce19" table:formula="of:=([.D276] - [.K276])/[.K276]" office:value-type="percentage" office:value="0.00172778626451955" calcext:value-type="percentage">
            <text:p>0.173%</text:p>
          </table:table-cell>
          <table:table-cell table:style-name="ce22" table:formula="of:=[.D276]-[.L276]" office:value-type="float" office:value="0.0620272037354804" calcext:value-type="float">
            <text:p>0.06202720</text:p>
          </table:table-cell>
          <table:table-cell table:style-name="ce27" table:formula="of:=ABS([.L275]-[.L276])" office:value-type="float" office:value="0.000369927561286163" calcext:value-type="float">
            <text:p>0.0003699</text:p>
          </table:table-cell>
          <table:table-cell table:style-name="ce34" table:formula="of:=IF(([.J276] &gt; [.$P$53]);(([.$M$53]+[.J276])/[.$O$53]);(([.$L$53]-[.J276])/[.$O$53]))" office:value-type="float" office:value="0.183319135711402" calcext:value-type="float">
            <text:p>0.18</text:p>
          </table:table-cell>
          <table:table-cell table:style-name="ce42" table:formula="of:=[.O276]-[.O275]" office:value-type="float" office:value="0.0643149054219712" calcext:value-type="float">
            <text:p>0.0643</text:p>
          </table:table-cell>
          <table:table-cell table:style-name="ce45" table:number-columns-repeated="2"/>
          <table:table-cell table:style-name="ce48" table:formula="of:=[.O276] - AVERAGE([.O271:.O276])" office:value-type="float" office:value="0.0639687568957846" calcext:value-type="float">
            <text:p>0.0639687569</text:p>
          </table:table-cell>
          <table:table-cell table:style-name="ce45" table:formula="of:=[.M276]-[.M275]" office:value-type="float" office:value="-0.000348447561286172" calcext:value-type="float">
            <text:p>0.000</text:p>
          </table:table-cell>
          <table:table-cell table:style-name="ce45" table:formula="of:=AVERAGE([.O271:.O276])" office:value-type="float" office:value="0.119350378815618" calcext:value-type="float">
            <text:p>0.119</text:p>
          </table:table-cell>
          <table:table-cell table:style-name="ce9"/>
          <table:table-cell table:style-name="ce14" table:formula="of:=LOG([.X276])" office:value-type="float" office:value="2.99387691494121" calcext:value-type="float">
            <text:p>2.9938769149</text:p>
          </table:table-cell>
          <table:table-cell table:style-name="ce44" table:formula="of:=[.X275]+1" office:value-type="float" office:value="986" calcext:value-type="float">
            <text:p>98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77]/[.D276]" office:value-type="percentage" office:value="-0.000194337729485975" calcext:value-type="percentage">
            <text:p>-0.0194%</text:p>
          </table:table-cell>
          <table:table-cell table:style-name="ce6" table:formula="of:=([.D277]-[.D276])" office:value-type="float" office:value="-0.000012390000000001" calcext:value-type="float">
            <text:p>-0.00001239</text:p>
          </table:table-cell>
          <table:table-cell table:style-name="ce8" office:value-type="float" office:value="0.0637426" calcext:value-type="float">
            <text:p>0.0637426</text:p>
          </table:table-cell>
          <table:table-cell table:style-name="ce10" table:formula="of:=[.B277]-[.$S$2]" office:value-type="float" office:value="-0.000197022905956563" calcext:value-type="float">
            <text:p>-0.00019702</text:p>
          </table:table-cell>
          <table:table-cell table:style-name="ce9" table:formula="of:=SUM([.$E$3:.E277])" office:value-type="float" office:value="0.0096238757629664" calcext:value-type="float">
            <text:p>0.0096238758</text:p>
          </table:table-cell>
          <table:table-cell table:style-name="ce12" table:formula="of:=MAX([.$E$3:.E277]) - MIN([.$E$3:.E277])" office:value-type="float" office:value="0.00916569405756228" calcext:value-type="float">
            <text:p>0.009165694</text:p>
          </table:table-cell>
          <table:table-cell table:style-name="ce9" table:formula="of:=STDEV([.$E$3:.E277])" office:value-type="float" office:value="0.00128013379923487" calcext:value-type="float">
            <text:p>0.0012801338</text:p>
          </table:table-cell>
          <table:table-cell table:style-name="ce9" table:formula="of:=[.G277]/[.H277]" office:value-type="float" office:value="7.15995004822198" calcext:value-type="float">
            <text:p>7.1599500482</text:p>
          </table:table-cell>
          <table:table-cell table:style-name="ce9" table:formula="of:=SLOPE([.I262:.I277];[.W262:.W277])" office:value-type="float" office:value="109.963347397141" calcext:value-type="float">
            <text:p>109.9633473971</text:p>
          </table:table-cell>
          <table:table-cell table:style-name="ce17" table:formula="of:=AVERAGE([.D270:.D277])" office:value-type="float" office:value="0.06365572375" calcext:value-type="float">
            <text:p>0.063655724</text:p>
          </table:table-cell>
          <table:table-cell table:style-name="ce19" table:formula="of:=([.D277] - [.K277])/[.K277]" office:value-type="percentage" office:value="0.0013647830058643" calcext:value-type="percentage">
            <text:p>0.136%</text:p>
          </table:table-cell>
          <table:table-cell table:style-name="ce22" table:formula="of:=[.D277]-[.L277]" office:value-type="float" office:value="0.0623778169941357" calcext:value-type="float">
            <text:p>0.06237782</text:p>
          </table:table-cell>
          <table:table-cell table:style-name="ce27" table:formula="of:=ABS([.L276]-[.L277])" office:value-type="float" office:value="0.000363003258655252" calcext:value-type="float">
            <text:p>0.0003630</text:p>
          </table:table-cell>
          <table:table-cell table:style-name="ce34" table:formula="of:=IF(([.J277] &gt; [.$P$53]);(([.$M$53]+[.J277])/[.$O$53]);(([.$L$53]-[.J277])/[.$O$53]))" office:value-type="float" office:value="0.233748235296084" calcext:value-type="float">
            <text:p>0.23</text:p>
          </table:table-cell>
          <table:table-cell table:style-name="ce42" table:formula="of:=[.O277]-[.O276]" office:value-type="float" office:value="0.0504290995846818" calcext:value-type="float">
            <text:p>0.0504</text:p>
          </table:table-cell>
          <table:table-cell table:style-name="ce45" table:number-columns-repeated="2"/>
          <table:table-cell table:style-name="ce48" table:formula="of:=[.O277] - AVERAGE([.O272:.O277])" office:value-type="float" office:value="0.178727761296927" calcext:value-type="float">
            <text:p>0.1787277613</text:p>
          </table:table-cell>
          <table:table-cell table:style-name="ce45" table:formula="of:=[.M277]-[.M276]" office:value-type="float" office:value="0.00035061325865525" calcext:value-type="float">
            <text:p>0.000</text:p>
          </table:table-cell>
          <table:table-cell table:style-name="ce45" table:formula="of:=AVERAGE([.O272:.O277])" office:value-type="float" office:value="0.0550204739991568" calcext:value-type="float">
            <text:p>0.055</text:p>
          </table:table-cell>
          <table:table-cell table:style-name="ce9"/>
          <table:table-cell table:style-name="ce14" table:formula="of:=LOG([.X277])" office:value-type="float" office:value="2.99431715266964" calcext:value-type="float">
            <text:p>2.9943171527</text:p>
          </table:table-cell>
          <table:table-cell table:style-name="ce44" table:formula="of:=[.X276]+1" office:value-type="float" office:value="987" calcext:value-type="float">
            <text:p>98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78]/[.D277]" office:value-type="percentage" office:value="-0.000194532384935596" calcext:value-type="percentage">
            <text:p>-0.0195%</text:p>
          </table:table-cell>
          <table:table-cell table:style-name="ce6" table:formula="of:=([.D278]-[.D277])" office:value-type="float" office:value="-0.0000123999999999957" calcext:value-type="float">
            <text:p>-0.00001240</text:p>
          </table:table-cell>
          <table:table-cell table:style-name="ce8" office:value-type="float" office:value="0.0637302" calcext:value-type="float">
            <text:p>0.0637302</text:p>
          </table:table-cell>
          <table:table-cell table:style-name="ce10" table:formula="of:=[.B278]-[.$S$2]" office:value-type="float" office:value="-0.000197217561406185" calcext:value-type="float">
            <text:p>-0.00019722</text:p>
          </table:table-cell>
          <table:table-cell table:style-name="ce9" table:formula="of:=SUM([.$E$3:.E278])" office:value-type="float" office:value="0.00942665820156022" calcext:value-type="float">
            <text:p>0.0094266582</text:p>
          </table:table-cell>
          <table:table-cell table:style-name="ce12" table:formula="of:=MAX([.$E$3:.E278]) - MIN([.$E$3:.E278])" office:value-type="float" office:value="0.00916569405756228" calcext:value-type="float">
            <text:p>0.009165694</text:p>
          </table:table-cell>
          <table:table-cell table:style-name="ce9" table:formula="of:=STDEV([.$E$3:.E278])" office:value-type="float" office:value="0.00127788061010714" calcext:value-type="float">
            <text:p>0.0012778806</text:p>
          </table:table-cell>
          <table:table-cell table:style-name="ce9" table:formula="of:=[.G278]/[.H278]" office:value-type="float" office:value="7.17257464043827" calcext:value-type="float">
            <text:p>7.1725746404</text:p>
          </table:table-cell>
          <table:table-cell table:style-name="ce9" table:formula="of:=SLOPE([.I263:.I278];[.W263:.W278])" office:value-type="float" office:value="116.784196057008" calcext:value-type="float">
            <text:p>116.784196057</text:p>
          </table:table-cell>
          <table:table-cell table:style-name="ce17" table:formula="of:=AVERAGE([.D271:.D278])" office:value-type="float" office:value="0.06367674125" calcext:value-type="float">
            <text:p>0.063676741</text:p>
          </table:table-cell>
          <table:table-cell table:style-name="ce19" table:formula="of:=([.D278] - [.K278])/[.K278]" office:value-type="percentage" office:value="0.000839533382999541" calcext:value-type="percentage">
            <text:p>0.084%</text:p>
          </table:table-cell>
          <table:table-cell table:style-name="ce22" table:formula="of:=[.D278]-[.L278]" office:value-type="float" office:value="0.0628906666170005" calcext:value-type="float">
            <text:p>0.06289067</text:p>
          </table:table-cell>
          <table:table-cell table:style-name="ce27" table:formula="of:=ABS([.L277]-[.L278])" office:value-type="float" office:value="0.00052524962286476" calcext:value-type="float">
            <text:p>0.0005252</text:p>
          </table:table-cell>
          <table:table-cell table:style-name="ce34" table:formula="of:=IF(([.J278] &gt; [.$P$53]);(([.$M$53]+[.J278])/[.$O$53]);(([.$L$53]-[.J278])/[.$O$53]))" office:value-type="float" office:value="0.270482338193545" calcext:value-type="float">
            <text:p>0.27</text:p>
          </table:table-cell>
          <table:table-cell table:style-name="ce42" table:formula="of:=[.O278]-[.O277]" office:value-type="float" office:value="0.0367341028974609" calcext:value-type="float">
            <text:p>0.0367</text:p>
          </table:table-cell>
          <table:table-cell table:style-name="ce45" table:number-columns-repeated="2"/>
          <table:table-cell table:style-name="ce48" table:formula="of:=[.O278] - AVERAGE([.O273:.O278])" office:value-type="float" office:value="0.140419857755078" calcext:value-type="float">
            <text:p>0.1404198578</text:p>
          </table:table-cell>
          <table:table-cell table:style-name="ce45" table:formula="of:=[.M278]-[.M277]" office:value-type="float" office:value="0.000512849622864769" calcext:value-type="float">
            <text:p>0.001</text:p>
          </table:table-cell>
          <table:table-cell table:style-name="ce45" table:formula="of:=AVERAGE([.O273:.O278])" office:value-type="float" office:value="0.130062480438467" calcext:value-type="float">
            <text:p>0.130</text:p>
          </table:table-cell>
          <table:table-cell table:style-name="ce9"/>
          <table:table-cell table:style-name="ce14" table:formula="of:=LOG([.X278])" office:value-type="float" office:value="2.99475694458763" calcext:value-type="float">
            <text:p>2.9947569446</text:p>
          </table:table-cell>
          <table:table-cell table:style-name="ce44" table:formula="of:=[.X277]+1" office:value-type="float" office:value="988" calcext:value-type="float">
            <text:p>98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79]/[.D278]" office:value-type="percentage" office:value="0.00195401865991316" calcext:value-type="percentage">
            <text:p>0.1954%</text:p>
          </table:table-cell>
          <table:table-cell table:style-name="ce6" table:formula="of:=([.D279]-[.D278])" office:value-type="float" office:value="0.000124529999999998" calcext:value-type="float">
            <text:p>0.00012453</text:p>
          </table:table-cell>
          <table:table-cell table:style-name="ce8" office:value-type="float" office:value="0.06385473" calcext:value-type="float">
            <text:p>0.06385473</text:p>
          </table:table-cell>
          <table:table-cell table:style-name="ce10" table:formula="of:=[.B279]-[.$S$2]" office:value-type="float" office:value="0.00195133348344257" calcext:value-type="float">
            <text:p>0.00195133</text:p>
          </table:table-cell>
          <table:table-cell table:style-name="ce9" table:formula="of:=SUM([.$E$3:.E279])" office:value-type="float" office:value="0.0113779916850028" calcext:value-type="float">
            <text:p>0.0113779917</text:p>
          </table:table-cell>
          <table:table-cell table:style-name="ce12" table:formula="of:=MAX([.$E$3:.E279]) - MIN([.$E$3:.E279])" office:value-type="float" office:value="0.00916569405756228" calcext:value-type="float">
            <text:p>0.009165694</text:p>
          </table:table-cell>
          <table:table-cell table:style-name="ce9" table:formula="of:=STDEV([.$E$3:.E279])" office:value-type="float" office:value="0.0012807542650998" calcext:value-type="float">
            <text:p>0.0012807543</text:p>
          </table:table-cell>
          <table:table-cell table:style-name="ce9" table:formula="of:=[.G279]/[.H279]" office:value-type="float" office:value="7.15648138548113" calcext:value-type="float">
            <text:p>7.1564813855</text:p>
          </table:table-cell>
          <table:table-cell table:style-name="ce9" table:formula="of:=SLOPE([.I264:.I279];[.W264:.W279])" office:value-type="float" office:value="119.12105465895" calcext:value-type="float">
            <text:p>119.121054659</text:p>
          </table:table-cell>
          <table:table-cell table:style-name="ce17" table:formula="of:=AVERAGE([.D272:.D279])" office:value-type="float" office:value="0.063693305" calcext:value-type="float">
            <text:p>0.063693305</text:p>
          </table:table-cell>
          <table:table-cell table:style-name="ce19" table:formula="of:=([.D279] - [.K279])/[.K279]" office:value-type="percentage" office:value="0.00253441079874889" calcext:value-type="percentage">
            <text:p>0.253%</text:p>
          </table:table-cell>
          <table:table-cell table:style-name="ce22" table:formula="of:=[.D279]-[.L279]" office:value-type="float" office:value="0.0613203192012511" calcext:value-type="float">
            <text:p>0.06132032</text:p>
          </table:table-cell>
          <table:table-cell table:style-name="ce27" table:formula="of:=ABS([.L278]-[.L279])" office:value-type="float" office:value="0.00169487741574935" calcext:value-type="float">
            <text:p>0.0016949</text:p>
          </table:table-cell>
          <table:table-cell table:style-name="ce34" table:formula="of:=IF(([.J279] &gt; [.$P$53]);(([.$M$53]+[.J279])/[.$O$53]);(([.$L$53]-[.J279])/[.$O$53]))" office:value-type="float" office:value="0.283067634924384" calcext:value-type="float">
            <text:p>0.28</text:p>
          </table:table-cell>
          <table:table-cell table:style-name="ce42" table:formula="of:=[.O279]-[.O278]" office:value-type="float" office:value="0.0125852967308391" calcext:value-type="float">
            <text:p>0.0126</text:p>
          </table:table-cell>
          <table:table-cell table:style-name="ce45" table:number-columns-repeated="2"/>
          <table:table-cell table:style-name="ce48" table:formula="of:=[.O279] - AVERAGE([.O274:.O279])" office:value-type="float" office:value="0.0956292212288146" calcext:value-type="float">
            <text:p>0.0956292212</text:p>
          </table:table-cell>
          <table:table-cell table:style-name="ce45" table:formula="of:=[.M279]-[.M278]" office:value-type="float" office:value="-0.00157034741574935" calcext:value-type="float">
            <text:p>-0.002</text:p>
          </table:table-cell>
          <table:table-cell table:style-name="ce45" table:formula="of:=AVERAGE([.O274:.O279])" office:value-type="float" office:value="0.187438413695569" calcext:value-type="float">
            <text:p>0.187</text:p>
          </table:table-cell>
          <table:table-cell table:style-name="ce9"/>
          <table:table-cell table:style-name="ce14" table:formula="of:=LOG([.X279])" office:value-type="float" office:value="2.99519629159718" calcext:value-type="float">
            <text:p>2.9951962916</text:p>
          </table:table-cell>
          <table:table-cell table:style-name="ce44" table:formula="of:=[.X278]+1" office:value-type="float" office:value="989" calcext:value-type="float">
            <text:p>98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80]/[.D279]" office:value-type="percentage" office:value="-0.000262000951221508" calcext:value-type="percentage">
            <text:p>-0.0262%</text:p>
          </table:table-cell>
          <table:table-cell table:style-name="ce6" table:formula="of:=([.D280]-[.D279])" office:value-type="float" office:value="-0.0000167299999999926" calcext:value-type="float">
            <text:p>-0.00001673</text:p>
          </table:table-cell>
          <table:table-cell table:style-name="ce8" office:value-type="float" office:value="0.063838" calcext:value-type="float">
            <text:p>0.063838</text:p>
          </table:table-cell>
          <table:table-cell table:style-name="ce10" table:formula="of:=[.B280]-[.$S$2]" office:value-type="float" office:value="-0.000264686127692097" calcext:value-type="float">
            <text:p>-0.00026469</text:p>
          </table:table-cell>
          <table:table-cell table:style-name="ce9" table:formula="of:=SUM([.$E$3:.E280])" office:value-type="float" office:value="0.0111133055573107" calcext:value-type="float">
            <text:p>0.0111133056</text:p>
          </table:table-cell>
          <table:table-cell table:style-name="ce12" table:formula="of:=MAX([.$E$3:.E280]) - MIN([.$E$3:.E280])" office:value-type="float" office:value="0.00916569405756228" calcext:value-type="float">
            <text:p>0.009165694</text:p>
          </table:table-cell>
          <table:table-cell table:style-name="ce9" table:formula="of:=STDEV([.$E$3:.E280])" office:value-type="float" office:value="0.00127857186323455" calcext:value-type="float">
            <text:p>0.0012785719</text:p>
          </table:table-cell>
          <table:table-cell table:style-name="ce9" table:formula="of:=[.G280]/[.H280]" office:value-type="float" office:value="7.16869682582782" calcext:value-type="float">
            <text:p>7.1686968258</text:p>
          </table:table-cell>
          <table:table-cell table:style-name="ce9" table:formula="of:=SLOPE([.I265:.I280];[.W265:.W280])" office:value-type="float" office:value="118.75864144424" calcext:value-type="float">
            <text:p>118.7586414442</text:p>
          </table:table-cell>
          <table:table-cell table:style-name="ce17" table:formula="of:=AVERAGE([.D273:.D280])" office:value-type="float" office:value="0.063748305" calcext:value-type="float">
            <text:p>0.063748305</text:p>
          </table:table-cell>
          <table:table-cell table:style-name="ce19" table:formula="of:=([.D280] - [.K280])/[.K280]" office:value-type="percentage" office:value="0.00140701780227748" calcext:value-type="percentage">
            <text:p>0.141%</text:p>
          </table:table-cell>
          <table:table-cell table:style-name="ce22" table:formula="of:=[.D280]-[.L280]" office:value-type="float" office:value="0.0624309821977225" calcext:value-type="float">
            <text:p>0.06243098</text:p>
          </table:table-cell>
          <table:table-cell table:style-name="ce27" table:formula="of:=ABS([.L279]-[.L280])" office:value-type="float" office:value="0.00112739299647141" calcext:value-type="float">
            <text:p>0.0011274</text:p>
          </table:table-cell>
          <table:table-cell table:style-name="ce34" table:formula="of:=IF(([.J280] &gt; [.$P$53]);(([.$M$53]+[.J280])/[.$O$53]);(([.$L$53]-[.J280])/[.$O$53]))" office:value-type="float" office:value="0.281115836111005" calcext:value-type="float">
            <text:p>0.28</text:p>
          </table:table-cell>
          <table:table-cell table:style-name="ce42" table:formula="of:=[.O280]-[.O279]" office:value-type="float" office:value="-0.00195179881337865" calcext:value-type="float">
            <text:p>-0.0020</text:p>
          </table:table-cell>
          <table:table-cell table:style-name="ce45" table:number-columns-repeated="2"/>
          <table:table-cell table:style-name="ce48" table:formula="of:=[.O280] - AVERAGE([.O275:.O280])" office:value-type="float" office:value="0.0526596010233635" calcext:value-type="float">
            <text:p>0.0526596010</text:p>
          </table:table-cell>
          <table:table-cell table:style-name="ce45" table:formula="of:=[.M280]-[.M279]" office:value-type="float" office:value="0.00111066299647141" calcext:value-type="float">
            <text:p>0.001</text:p>
          </table:table-cell>
          <table:table-cell table:style-name="ce45" table:formula="of:=AVERAGE([.O275:.O280])" office:value-type="float" office:value="0.228456235087642" calcext:value-type="float">
            <text:p>0.228</text:p>
          </table:table-cell>
          <table:table-cell table:style-name="ce9"/>
          <table:table-cell table:style-name="ce14" table:formula="of:=LOG([.X280])" office:value-type="float" office:value="2.99563519459755" calcext:value-type="float">
            <text:p>2.9956351946</text:p>
          </table:table-cell>
          <table:table-cell table:style-name="ce44" table:formula="of:=[.X279]+1" office:value-type="float" office:value="990" calcext:value-type="float">
            <text:p>99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81]/[.D280]" office:value-type="percentage" office:value="-0.000267238948588604" calcext:value-type="percentage">
            <text:p>-0.0267%</text:p>
          </table:table-cell>
          <table:table-cell table:style-name="ce6" table:formula="of:=([.D281]-[.D280])" office:value-type="float" office:value="-0.0000170599999999993" calcext:value-type="float">
            <text:p>-0.00001706</text:p>
          </table:table-cell>
          <table:table-cell table:style-name="ce8" office:value-type="float" office:value="0.06382094" calcext:value-type="float">
            <text:p>0.06382094</text:p>
          </table:table-cell>
          <table:table-cell table:style-name="ce10" table:formula="of:=[.B281]-[.$S$2]" office:value-type="float" office:value="-0.000269924125059192" calcext:value-type="float">
            <text:p>-0.00026992</text:p>
          </table:table-cell>
          <table:table-cell table:style-name="ce9" table:formula="of:=SUM([.$E$3:.E281])" office:value-type="float" office:value="0.0108433814322515" calcext:value-type="float">
            <text:p>0.0108433814</text:p>
          </table:table-cell>
          <table:table-cell table:style-name="ce12" table:formula="of:=MAX([.$E$3:.E281]) - MIN([.$E$3:.E281])" office:value-type="float" office:value="0.00916569405756228" calcext:value-type="float">
            <text:p>0.009165694</text:p>
          </table:table-cell>
          <table:table-cell table:style-name="ce9" table:formula="of:=STDEV([.$E$3:.E281])" office:value-type="float" office:value="0.00127640504953664" calcext:value-type="float">
            <text:p>0.001276405</text:p>
          </table:table-cell>
          <table:table-cell table:style-name="ce9" table:formula="of:=[.G281]/[.H281]" office:value-type="float" office:value="7.18086634089202" calcext:value-type="float">
            <text:p>7.1808663409</text:p>
          </table:table-cell>
          <table:table-cell table:style-name="ce9" table:formula="of:=SLOPE([.I266:.I281];[.W266:.W281])" office:value-type="float" office:value="114.705119274707" calcext:value-type="float">
            <text:p>114.7051192747</text:p>
          </table:table-cell>
          <table:table-cell table:style-name="ce17" table:formula="of:=AVERAGE([.D274:.D281])" office:value-type="float" office:value="0.06377599625" calcext:value-type="float">
            <text:p>0.063775996</text:p>
          </table:table-cell>
          <table:table-cell table:style-name="ce19" table:formula="of:=([.D281] - [.K281])/[.K281]" office:value-type="percentage" office:value="0.000704712629244083" calcext:value-type="percentage">
            <text:p>0.070%</text:p>
          </table:table-cell>
          <table:table-cell table:style-name="ce22" table:formula="of:=[.D281]-[.L281]" office:value-type="float" office:value="0.0631162273707559" calcext:value-type="float">
            <text:p>0.06311623</text:p>
          </table:table-cell>
          <table:table-cell table:style-name="ce27" table:formula="of:=ABS([.L280]-[.L281])" office:value-type="float" office:value="0.000702305173033399" calcext:value-type="float">
            <text:p>0.0007023</text:p>
          </table:table-cell>
          <table:table-cell table:style-name="ce34" table:formula="of:=IF(([.J281] &gt; [.$P$53]);(([.$M$53]+[.J281])/[.$O$53]);(([.$L$53]-[.J281])/[.$O$53]))" office:value-type="float" office:value="0.259285341417745" calcext:value-type="float">
            <text:p>0.26</text:p>
          </table:table-cell>
          <table:table-cell table:style-name="ce42" table:formula="of:=[.O281]-[.O280]" office:value-type="float" office:value="-0.0218304946932607" calcext:value-type="float">
            <text:p>-0.0218</text:p>
          </table:table-cell>
          <table:table-cell table:style-name="ce45" table:number-columns-repeated="2"/>
          <table:table-cell table:style-name="ce48" table:formula="of:=[.O281] - AVERAGE([.O276:.O281])" office:value-type="float" office:value="0.00744892114205048" calcext:value-type="float">
            <text:p>0.0074489211</text:p>
          </table:table-cell>
          <table:table-cell table:style-name="ce45" table:formula="of:=[.M281]-[.M280]" office:value-type="float" office:value="0.000685245173033401" calcext:value-type="float">
            <text:p>0.001</text:p>
          </table:table-cell>
          <table:table-cell table:style-name="ce45" table:formula="of:=AVERAGE([.O276:.O281])" office:value-type="float" office:value="0.251836420275694" calcext:value-type="float">
            <text:p>0.252</text:p>
          </table:table-cell>
          <table:table-cell table:style-name="ce9"/>
          <table:table-cell table:style-name="ce14" table:formula="of:=LOG([.X281])" office:value-type="float" office:value="2.99607365448528" calcext:value-type="float">
            <text:p>2.9960736545</text:p>
          </table:table-cell>
          <table:table-cell table:style-name="ce44" table:formula="of:=[.X280]+1" office:value-type="float" office:value="991" calcext:value-type="float">
            <text:p>99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82]/[.D281]" office:value-type="percentage" office:value="-0.000171417092885203" calcext:value-type="percentage">
            <text:p>-0.0171%</text:p>
          </table:table-cell>
          <table:table-cell table:style-name="ce6" table:formula="of:=([.D282]-[.D281])" office:value-type="float" office:value="-0.0000109400000000009" calcext:value-type="float">
            <text:p>-0.00001094</text:p>
          </table:table-cell>
          <table:table-cell table:style-name="ce8" office:value-type="float" office:value="0.06381" calcext:value-type="float">
            <text:p>0.06381</text:p>
          </table:table-cell>
          <table:table-cell table:style-name="ce10" table:formula="of:=[.B282]-[.$S$2]" office:value-type="float" office:value="-0.000174102269355791" calcext:value-type="float">
            <text:p>-0.00017410</text:p>
          </table:table-cell>
          <table:table-cell table:style-name="ce9" table:formula="of:=SUM([.$E$3:.E282])" office:value-type="float" office:value="0.0106692791628957" calcext:value-type="float">
            <text:p>0.0106692792</text:p>
          </table:table-cell>
          <table:table-cell table:style-name="ce12" table:formula="of:=MAX([.$E$3:.E282]) - MIN([.$E$3:.E282])" office:value-type="float" office:value="0.00916569405756228" calcext:value-type="float">
            <text:p>0.009165694</text:p>
          </table:table-cell>
          <table:table-cell table:style-name="ce9" table:formula="of:=STDEV([.$E$3:.E282])" office:value-type="float" office:value="0.00127417909700931" calcext:value-type="float">
            <text:p>0.0012741791</text:p>
          </table:table-cell>
          <table:table-cell table:style-name="ce9" table:formula="of:=[.G282]/[.H282]" office:value-type="float" office:value="7.19341109823222" calcext:value-type="float">
            <text:p>7.1934110982</text:p>
          </table:table-cell>
          <table:table-cell table:style-name="ce9" table:formula="of:=SLOPE([.I267:.I282];[.W267:.W282])" office:value-type="float" office:value="107.51789950109" calcext:value-type="float">
            <text:p>107.5178995011</text:p>
          </table:table-cell>
          <table:table-cell table:style-name="ce17" table:formula="of:=AVERAGE([.D275:.D282])" office:value-type="float" office:value="0.06378562125" calcext:value-type="float">
            <text:p>0.063785621</text:p>
          </table:table-cell>
          <table:table-cell table:style-name="ce19" table:formula="of:=([.D282] - [.K282])/[.K282]" office:value-type="percentage" office:value="0.000382198205837779" calcext:value-type="percentage">
            <text:p>0.038%</text:p>
          </table:table-cell>
          <table:table-cell table:style-name="ce22" table:formula="of:=[.D282]-[.L282]" office:value-type="float" office:value="0.0634278017941622" calcext:value-type="float">
            <text:p>0.06342780</text:p>
          </table:table-cell>
          <table:table-cell table:style-name="ce27" table:formula="of:=ABS([.L281]-[.L282])" office:value-type="float" office:value="0.000322514423406304" calcext:value-type="float">
            <text:p>0.0003225</text:p>
          </table:table-cell>
          <table:table-cell table:style-name="ce34" table:formula="of:=IF(([.J282] &gt; [.$P$53]);(([.$M$53]+[.J282])/[.$O$53]);(([.$L$53]-[.J282])/[.$O$53]))" office:value-type="float" office:value="0.220578124196491" calcext:value-type="float">
            <text:p>0.22</text:p>
          </table:table-cell>
          <table:table-cell table:style-name="ce42" table:formula="of:=[.O282]-[.O281]" office:value-type="float" office:value="-0.038707217221254" calcext:value-type="float">
            <text:p>-0.0387</text:p>
          </table:table-cell>
          <table:table-cell table:style-name="ce45" table:number-columns-repeated="2"/>
          <table:table-cell table:style-name="ce48" table:formula="of:=[.O282] - AVERAGE([.O277:.O282])" office:value-type="float" office:value="-0.037468127493385" calcext:value-type="float">
            <text:p>-0.0374681275</text:p>
          </table:table-cell>
          <table:table-cell table:style-name="ce45" table:formula="of:=[.M282]-[.M281]" office:value-type="float" office:value="0.000311574423406305" calcext:value-type="float">
            <text:p>0.000</text:p>
          </table:table-cell>
          <table:table-cell table:style-name="ce45" table:formula="of:=AVERAGE([.O277:.O282])" office:value-type="float" office:value="0.258046251689876" calcext:value-type="float">
            <text:p>0.258</text:p>
          </table:table-cell>
          <table:table-cell table:style-name="ce9"/>
          <table:table-cell table:style-name="ce14" table:formula="of:=LOG([.X282])" office:value-type="float" office:value="2.99651167215418" calcext:value-type="float">
            <text:p>2.9965116722</text:p>
          </table:table-cell>
          <table:table-cell table:style-name="ce44" table:formula="of:=[.X281]+1" office:value-type="float" office:value="992" calcext:value-type="float">
            <text:p>99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83]/[.D282]" office:value-type="percentage" office:value="-0.000164551010813517" calcext:value-type="percentage">
            <text:p>-0.0165%</text:p>
          </table:table-cell>
          <table:table-cell table:style-name="ce6" table:formula="of:=([.D283]-[.D282])" office:value-type="float" office:value="-0.0000105000000000105" calcext:value-type="float">
            <text:p>-0.00001050</text:p>
          </table:table-cell>
          <table:table-cell table:style-name="ce8" office:value-type="float" office:value="0.0637995" calcext:value-type="float">
            <text:p>0.0637995</text:p>
          </table:table-cell>
          <table:table-cell table:style-name="ce10" table:formula="of:=[.B283]-[.$S$2]" office:value-type="float" office:value="-0.000167236187284105" calcext:value-type="float">
            <text:p>-0.00016724</text:p>
          </table:table-cell>
          <table:table-cell table:style-name="ce9" table:formula="of:=SUM([.$E$3:.E283])" office:value-type="float" office:value="0.0105020429756116" calcext:value-type="float">
            <text:p>0.010502043</text:p>
          </table:table-cell>
          <table:table-cell table:style-name="ce12" table:formula="of:=MAX([.$E$3:.E283]) - MIN([.$E$3:.E283])" office:value-type="float" office:value="0.00916569405756228" calcext:value-type="float">
            <text:p>0.009165694</text:p>
          </table:table-cell>
          <table:table-cell table:style-name="ce9" table:formula="of:=STDEV([.$E$3:.E283])" office:value-type="float" office:value="0.00127196072821434" calcext:value-type="float">
            <text:p>0.0012719607</text:p>
          </table:table-cell>
          <table:table-cell table:style-name="ce9" table:formula="of:=[.G283]/[.H283]" office:value-type="float" office:value="7.20595679901981" calcext:value-type="float">
            <text:p>7.205956799</text:p>
          </table:table-cell>
          <table:table-cell table:style-name="ce9" table:formula="of:=SLOPE([.I268:.I283];[.W268:.W283])" office:value-type="float" office:value="97.0924018566294" calcext:value-type="float">
            <text:p>97.0924018566</text:p>
          </table:table-cell>
          <table:table-cell table:style-name="ce17" table:formula="of:=AVERAGE([.D276:.D283])" office:value-type="float" office:value="0.06379387" calcext:value-type="float">
            <text:p>0.063793870</text:p>
          </table:table-cell>
          <table:table-cell table:style-name="ce19" table:formula="of:=([.D283] - [.K283])/[.K283]" office:value-type="percentage" office:value="0.0000882529935871027" calcext:value-type="percentage">
            <text:p>0.009%</text:p>
          </table:table-cell>
          <table:table-cell table:style-name="ce22" table:formula="of:=[.D283]-[.L283]" office:value-type="float" office:value="0.0637112470064129" calcext:value-type="float">
            <text:p>0.06371125</text:p>
          </table:table-cell>
          <table:table-cell table:style-name="ce27" table:formula="of:=ABS([.L282]-[.L283])" office:value-type="float" office:value="0.000293945212250676" calcext:value-type="float">
            <text:p>0.0002939</text:p>
          </table:table-cell>
          <table:table-cell table:style-name="ce34" table:formula="of:=IF(([.J283] &gt; [.$P$53]);(([.$M$53]+[.J283])/[.$O$53]);(([.$L$53]-[.J283])/[.$O$53]))" office:value-type="float" office:value="0.164430960943592" calcext:value-type="float">
            <text:p>0.16</text:p>
          </table:table-cell>
          <table:table-cell table:style-name="ce42" table:formula="of:=[.O283]-[.O282]" office:value-type="float" office:value="-0.056147163252899" calcext:value-type="float">
            <text:p>-0.0561</text:p>
          </table:table-cell>
          <table:table-cell table:style-name="ce45" table:number-columns-repeated="2"/>
          <table:table-cell table:style-name="ce48" table:formula="of:=[.O283] - AVERAGE([.O278:.O283])" office:value-type="float" office:value="-0.0820624116875352" calcext:value-type="float">
            <text:p>-0.0820624117</text:p>
          </table:table-cell>
          <table:table-cell table:style-name="ce45" table:formula="of:=[.M283]-[.M282]" office:value-type="float" office:value="0.000283445212250669" calcext:value-type="float">
            <text:p>0.000</text:p>
          </table:table-cell>
          <table:table-cell table:style-name="ce45" table:formula="of:=AVERAGE([.O278:.O283])" office:value-type="float" office:value="0.246493372631127" calcext:value-type="float">
            <text:p>0.246</text:p>
          </table:table-cell>
          <table:table-cell table:style-name="ce9"/>
          <table:table-cell table:style-name="ce14" table:formula="of:=LOG([.X283])" office:value-type="float" office:value="2.99694924849538" calcext:value-type="float">
            <text:p>2.9969492485</text:p>
          </table:table-cell>
          <table:table-cell table:style-name="ce44" table:formula="of:=[.X282]+1" office:value-type="float" office:value="993" calcext:value-type="float">
            <text:p>99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84]/[.D283]" office:value-type="percentage" office:value="-0.000705334681306115" calcext:value-type="percentage">
            <text:p>-0.0705%</text:p>
          </table:table-cell>
          <table:table-cell table:style-name="ce6" table:formula="of:=([.D284]-[.D283])" office:value-type="float" office:value="-0.0000449999999999895" calcext:value-type="float">
            <text:p>-0.00004500</text:p>
          </table:table-cell>
          <table:table-cell table:style-name="ce8" office:value-type="float" office:value="0.0637545" calcext:value-type="float">
            <text:p>0.0637545</text:p>
          </table:table-cell>
          <table:table-cell table:style-name="ce10" table:formula="of:=[.B284]-[.$S$2]" office:value-type="float" office:value="-0.000708019857776703" calcext:value-type="float">
            <text:p>-0.00070802</text:p>
          </table:table-cell>
          <table:table-cell table:style-name="ce9" table:formula="of:=SUM([.$E$3:.E284])" office:value-type="float" office:value="0.0097940231178349" calcext:value-type="float">
            <text:p>0.0097940231</text:p>
          </table:table-cell>
          <table:table-cell table:style-name="ce12" table:formula="of:=MAX([.$E$3:.E284]) - MIN([.$E$3:.E284])" office:value-type="float" office:value="0.00916569405756228" calcext:value-type="float">
            <text:p>0.009165694</text:p>
          </table:table-cell>
          <table:table-cell table:style-name="ce9" table:formula="of:=STDEV([.$E$3:.E284])" office:value-type="float" office:value="0.00127047107556574" calcext:value-type="float">
            <text:p>0.0012704711</text:p>
          </table:table-cell>
          <table:table-cell table:style-name="ce9" table:formula="of:=[.G284]/[.H284]" office:value-type="float" office:value="7.21440592693606" calcext:value-type="float">
            <text:p>7.2144059269</text:p>
          </table:table-cell>
          <table:table-cell table:style-name="ce9" table:formula="of:=SLOPE([.I269:.I284];[.W269:.W284])" office:value-type="float" office:value="83.3119981697564" calcext:value-type="float">
            <text:p>83.3119981698</text:p>
          </table:table-cell>
          <table:table-cell table:style-name="ce17" table:formula="of:=AVERAGE([.D277:.D284])" office:value-type="float" office:value="0.06379380875" calcext:value-type="float">
            <text:p>0.063793809</text:p>
          </table:table-cell>
          <table:table-cell table:style-name="ce19" table:formula="of:=([.D284] - [.K284])/[.K284]" office:value-type="percentage" office:value="-0.000616184403631402" calcext:value-type="percentage">
            <text:p>-0.062%</text:p>
          </table:table-cell>
          <table:table-cell table:style-name="ce22" table:formula="of:=[.D284]-[.L284]" office:value-type="float" office:value="0.0643706844036314" calcext:value-type="float">
            <text:p>0.06437068</text:p>
          </table:table-cell>
          <table:table-cell table:style-name="ce27" table:formula="of:=ABS([.L283]-[.L284])" office:value-type="float" office:value="0.000704437397218505" calcext:value-type="float">
            <text:p>0.0007044</text:p>
          </table:table-cell>
          <table:table-cell table:style-name="ce34" table:formula="of:=IF(([.J284] &gt; [.$P$53]);(([.$M$53]+[.J284])/[.$O$53]);(([.$L$53]-[.J284])/[.$O$53]))" office:value-type="float" office:value="0.0902157434178506" calcext:value-type="float">
            <text:p>0.09</text:p>
          </table:table-cell>
          <table:table-cell table:style-name="ce42" table:formula="of:=[.O284]-[.O283]" office:value-type="float" office:value="-0.0742152175257411" calcext:value-type="float">
            <text:p>-0.0742</text:p>
          </table:table-cell>
          <table:table-cell table:style-name="ce45" table:number-columns-repeated="2"/>
          <table:table-cell table:style-name="ce48" table:formula="of:=[.O284] - AVERAGE([.O279:.O284])" office:value-type="float" office:value="-0.126233196750661" calcext:value-type="float">
            <text:p>-0.1262331968</text:p>
          </table:table-cell>
          <table:table-cell table:style-name="ce45" table:formula="of:=[.M284]-[.M283]" office:value-type="float" office:value="0.000659437397218507" calcext:value-type="float">
            <text:p>0.001</text:p>
          </table:table-cell>
          <table:table-cell table:style-name="ce45" table:formula="of:=AVERAGE([.O279:.O284])" office:value-type="float" office:value="0.216448940168511" calcext:value-type="float">
            <text:p>0.216</text:p>
          </table:table-cell>
          <table:table-cell table:style-name="ce9"/>
          <table:table-cell table:style-name="ce14" table:formula="of:=LOG([.X284])" office:value-type="float" office:value="2.99738638439731" calcext:value-type="float">
            <text:p>2.9973863844</text:p>
          </table:table-cell>
          <table:table-cell table:style-name="ce44" table:formula="of:=[.X283]+1" office:value-type="float" office:value="994" calcext:value-type="float">
            <text:p>99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85]/[.D284]" office:value-type="percentage" office:value="-0.000556823439914167" calcext:value-type="percentage">
            <text:p>-0.0557%</text:p>
          </table:table-cell>
          <table:table-cell table:style-name="ce6" table:formula="of:=([.D285]-[.D284])" office:value-type="float" office:value="-0.0000355000000000077" calcext:value-type="float">
            <text:p>-0.00003550</text:p>
          </table:table-cell>
          <table:table-cell table:style-name="ce8" office:value-type="float" office:value="0.063719" calcext:value-type="float">
            <text:p>0.063719</text:p>
          </table:table-cell>
          <table:table-cell table:style-name="ce10" table:formula="of:=[.B285]-[.$S$2]" office:value-type="float" office:value="-0.000559508616384755" calcext:value-type="float">
            <text:p>-0.00055951</text:p>
          </table:table-cell>
          <table:table-cell table:style-name="ce9" table:formula="of:=SUM([.$E$3:.E285])" office:value-type="float" office:value="0.00923451450145014" calcext:value-type="float">
            <text:p>0.0092345145</text:p>
          </table:table-cell>
          <table:table-cell table:style-name="ce12" table:formula="of:=MAX([.$E$3:.E285]) - MIN([.$E$3:.E285])" office:value-type="float" office:value="0.00916569405756228" calcext:value-type="float">
            <text:p>0.009165694</text:p>
          </table:table-cell>
          <table:table-cell table:style-name="ce9" table:formula="of:=STDEV([.$E$3:.E285])" office:value-type="float" office:value="0.00126870831207428" calcext:value-type="float">
            <text:p>0.0012687083</text:p>
          </table:table-cell>
          <table:table-cell table:style-name="ce9" table:formula="of:=[.G285]/[.H285]" office:value-type="float" office:value="7.22442973718424" calcext:value-type="float">
            <text:p>7.2244297372</text:p>
          </table:table-cell>
          <table:table-cell table:style-name="ce9" table:formula="of:=SLOPE([.I270:.I285];[.W270:.W285])" office:value-type="float" office:value="65.0213953672238" calcext:value-type="float">
            <text:p>65.0213953672</text:p>
          </table:table-cell>
          <table:table-cell table:style-name="ce17" table:formula="of:=AVERAGE([.D278:.D285])" office:value-type="float" office:value="0.06379085875" calcext:value-type="float">
            <text:p>0.063790859</text:p>
          </table:table-cell>
          <table:table-cell table:style-name="ce19" table:formula="of:=([.D285] - [.K285])/[.K285]" office:value-type="percentage" office:value="-0.00112647409688619" calcext:value-type="percentage">
            <text:p>-0.113%</text:p>
          </table:table-cell>
          <table:table-cell table:style-name="ce22" table:formula="of:=[.D285]-[.L285]" office:value-type="float" office:value="0.0648454740968862" calcext:value-type="float">
            <text:p>0.06484547</text:p>
          </table:table-cell>
          <table:table-cell table:style-name="ce27" table:formula="of:=ABS([.L284]-[.L285])" office:value-type="float" office:value="0.000510289693254786" calcext:value-type="float">
            <text:p>0.0005103</text:p>
          </table:table-cell>
          <table:table-cell table:style-name="ce34" table:formula="of:=IF(([.J285] &gt; [.$P$53]);(([.$M$53]+[.J285])/[.$O$53]);(([.$L$53]-[.J285])/[.$O$53]))" office:value-type="float" office:value="-0.00828943077816876" calcext:value-type="float">
            <text:p>-0.01</text:p>
          </table:table-cell>
          <table:table-cell table:style-name="ce42" table:formula="of:=[.O285]-[.O284]" office:value-type="float" office:value="-0.0985051741960193" calcext:value-type="float">
            <text:p>-0.0985</text:p>
          </table:table-cell>
          <table:table-cell table:style-name="ce45" table:number-columns-repeated="2"/>
          <table:table-cell table:style-name="ce48" table:formula="of:=[.O285] - AVERAGE([.O280:.O285])" office:value-type="float" office:value="-0.176178859996254" calcext:value-type="float">
            <text:p>-0.1761788600</text:p>
          </table:table-cell>
          <table:table-cell table:style-name="ce45" table:formula="of:=[.M285]-[.M284]" office:value-type="float" office:value="0.000474789693254776" calcext:value-type="float">
            <text:p>0.000</text:p>
          </table:table-cell>
          <table:table-cell table:style-name="ce45" table:formula="of:=AVERAGE([.O280:.O285])" office:value-type="float" office:value="0.167889429218086" calcext:value-type="float">
            <text:p>0.168</text:p>
          </table:table-cell>
          <table:table-cell table:style-name="ce9"/>
          <table:table-cell table:style-name="ce14" table:formula="of:=LOG([.X285])" office:value-type="float" office:value="2.99782308074573" calcext:value-type="float">
            <text:p>2.9978230807</text:p>
          </table:table-cell>
          <table:table-cell table:style-name="ce44" table:formula="of:=[.X284]+1" office:value-type="float" office:value="995" calcext:value-type="float">
            <text:p>99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86]/[.D285]" office:value-type="percentage" office:value="-0.0000627756242249584" calcext:value-type="percentage">
            <text:p>-0.0063%</text:p>
          </table:table-cell>
          <table:table-cell table:style-name="ce6" table:formula="of:=([.D286]-[.D285])" office:value-type="float" office:value="-0.00000399999999999012" calcext:value-type="float">
            <text:p>-0.00000400</text:p>
          </table:table-cell>
          <table:table-cell table:style-name="ce8" office:value-type="float" office:value="0.063715" calcext:value-type="float">
            <text:p>0.063715</text:p>
          </table:table-cell>
          <table:table-cell table:style-name="ce10" table:formula="of:=[.B286]-[.$S$2]" office:value-type="float" office:value="-0.0000654608006955466" calcext:value-type="float">
            <text:p>-0.00006546</text:p>
          </table:table-cell>
          <table:table-cell table:style-name="ce9" table:formula="of:=SUM([.$E$3:.E286])" office:value-type="float" office:value="0.0091690537007546" calcext:value-type="float">
            <text:p>0.0091690537</text:p>
          </table:table-cell>
          <table:table-cell table:style-name="ce12" table:formula="of:=MAX([.$E$3:.E286]) - MIN([.$E$3:.E286])" office:value-type="float" office:value="0.00916569405756228" calcext:value-type="float">
            <text:p>0.009165694</text:p>
          </table:table-cell>
          <table:table-cell table:style-name="ce9" table:formula="of:=STDEV([.$E$3:.E286])" office:value-type="float" office:value="0.001266478170096" calcext:value-type="float">
            <text:p>0.0012664782</text:p>
          </table:table-cell>
          <table:table-cell table:style-name="ce9" table:formula="of:=[.G286]/[.H286]" office:value-type="float" office:value="7.23715123875174" calcext:value-type="float">
            <text:p>7.2371512388</text:p>
          </table:table-cell>
          <table:table-cell table:style-name="ce9" table:formula="of:=SLOPE([.I271:.I286];[.W271:.W286])" office:value-type="float" office:value="42.6641401630914" calcext:value-type="float">
            <text:p>42.6641401631</text:p>
          </table:table-cell>
          <table:table-cell table:style-name="ce17" table:formula="of:=AVERAGE([.D279:.D286])" office:value-type="float" office:value="0.06378895875" calcext:value-type="float">
            <text:p>0.063788959</text:p>
          </table:table-cell>
          <table:table-cell table:style-name="ce19" table:formula="of:=([.D286] - [.K286])/[.K286]" office:value-type="percentage" office:value="-0.00115942870755813" calcext:value-type="percentage">
            <text:p>-0.116%</text:p>
          </table:table-cell>
          <table:table-cell table:style-name="ce22" table:formula="of:=[.D286]-[.L286]" office:value-type="float" office:value="0.0648744287075581" calcext:value-type="float">
            <text:p>0.06487443</text:p>
          </table:table-cell>
          <table:table-cell table:style-name="ce27" table:formula="of:=ABS([.L285]-[.L286])" office:value-type="float" office:value="0.0000329546106719461" calcext:value-type="float">
            <text:p>0.0000330</text:p>
          </table:table-cell>
          <table:table-cell table:style-name="ce34" table:formula="of:=IF(([.J286] &gt; [.$P$53]);(([.$M$53]+[.J286])/[.$O$53]);(([.$L$53]-[.J286])/[.$O$53]))" office:value-type="float" office:value="-0.12869581334545" calcext:value-type="float">
            <text:p>-0.13</text:p>
          </table:table-cell>
          <table:table-cell table:style-name="ce42" table:formula="of:=[.O286]-[.O285]" office:value-type="float" office:value="-0.120406382567281" calcext:value-type="float">
            <text:p>-0.1204</text:p>
          </table:table-cell>
          <table:table-cell table:style-name="ce45" table:number-columns-repeated="2"/>
          <table:table-cell table:style-name="ce48" table:formula="of:=[.O286] - AVERAGE([.O281:.O286])" office:value-type="float" office:value="-0.228283300987459" calcext:value-type="float">
            <text:p>-0.2282833010</text:p>
          </table:table-cell>
          <table:table-cell table:style-name="ce45" table:formula="of:=[.M286]-[.M285]" office:value-type="float" office:value="0.0000289546106719551" calcext:value-type="float">
            <text:p>0.000</text:p>
          </table:table-cell>
          <table:table-cell table:style-name="ce45" table:formula="of:=AVERAGE([.O281:.O286])" office:value-type="float" office:value="0.0995874876420099" calcext:value-type="float">
            <text:p>0.100</text:p>
          </table:table-cell>
          <table:table-cell table:style-name="ce9"/>
          <table:table-cell table:style-name="ce14" table:formula="of:=LOG([.X286])" office:value-type="float" office:value="2.9982593384237" calcext:value-type="float">
            <text:p>2.9982593384</text:p>
          </table:table-cell>
          <table:table-cell table:style-name="ce44" table:formula="of:=[.X285]+1" office:value-type="float" office:value="996" calcext:value-type="float">
            <text:p>99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87]/[.D286]" office:value-type="percentage" office:value="0.000533469355724674" calcext:value-type="percentage">
            <text:p>0.0533%</text:p>
          </table:table-cell>
          <table:table-cell table:style-name="ce6" table:formula="of:=([.D287]-[.D286])" office:value-type="float" office:value="0.0000339899999999976" calcext:value-type="float">
            <text:p>0.00003399</text:p>
          </table:table-cell>
          <table:table-cell table:style-name="ce8" office:value-type="float" office:value="0.06374899" calcext:value-type="float">
            <text:p>0.06374899</text:p>
          </table:table-cell>
          <table:table-cell table:style-name="ce10" table:formula="of:=[.B287]-[.$S$2]" office:value-type="float" office:value="0.000530784179254086" calcext:value-type="float">
            <text:p>0.00053078</text:p>
          </table:table-cell>
          <table:table-cell table:style-name="ce9" table:formula="of:=SUM([.$E$3:.E287])" office:value-type="float" office:value="0.00969983788000868" calcext:value-type="float">
            <text:p>0.0096998379</text:p>
          </table:table-cell>
          <table:table-cell table:style-name="ce12" table:formula="of:=MAX([.$E$3:.E287]) - MIN([.$E$3:.E287])" office:value-type="float" office:value="0.00916569405756228" calcext:value-type="float">
            <text:p>0.009165694</text:p>
          </table:table-cell>
          <table:table-cell table:style-name="ce9" table:formula="of:=STDEV([.$E$3:.E287])" office:value-type="float" office:value="0.00126459128488529" calcext:value-type="float">
            <text:p>0.0012645913</text:p>
          </table:table-cell>
          <table:table-cell table:style-name="ce9" table:formula="of:=[.G287]/[.H287]" office:value-type="float" office:value="7.24794972661361" calcext:value-type="float">
            <text:p>7.2479497266</text:p>
          </table:table-cell>
          <table:table-cell table:style-name="ce9" table:formula="of:=SLOPE([.I272:.I287];[.W272:.W287])" office:value-type="float" office:value="14.2190859105123" calcext:value-type="float">
            <text:p>14.2190859105</text:p>
          </table:table-cell>
          <table:table-cell table:style-name="ce17" table:formula="of:=AVERAGE([.D280:.D287])" office:value-type="float" office:value="0.06377574125" calcext:value-type="float">
            <text:p>0.063775741</text:p>
          </table:table-cell>
          <table:table-cell table:style-name="ce19" table:formula="of:=([.D287] - [.K287])/[.K287]" office:value-type="percentage" office:value="-0.00041945808038724" calcext:value-type="percentage">
            <text:p>-0.042%</text:p>
          </table:table-cell>
          <table:table-cell table:style-name="ce22" table:formula="of:=[.D287]-[.L287]" office:value-type="float" office:value="0.0641684480803872" calcext:value-type="float">
            <text:p>0.06416845</text:p>
          </table:table-cell>
          <table:table-cell table:style-name="ce27" table:formula="of:=ABS([.L286]-[.L287])" office:value-type="float" office:value="0.000739970627170894" calcext:value-type="float">
            <text:p>0.0007400</text:p>
          </table:table-cell>
          <table:table-cell table:style-name="ce34" table:formula="of:=IF(([.J287] &gt; [.$P$53]);(([.$M$53]+[.J287])/[.$O$53]);(([.$L$53]-[.J287])/[.$O$53]))" office:value-type="float" office:value="0.56495604965187" calcext:value-type="float">
            <text:p>0.56</text:p>
          </table:table-cell>
          <table:table-cell table:style-name="ce42" table:formula="of:=[.O287]-[.O286]" office:value-type="float" office:value="0.693651862997319" calcext:value-type="float">
            <text:p>0.6937</text:p>
          </table:table-cell>
          <table:table-cell table:style-name="ce45" table:number-columns-repeated="2"/>
          <table:table-cell table:style-name="ce48" table:formula="of:=[.O287] - AVERAGE([.O282:.O287])" office:value-type="float" office:value="0.414423443970839" calcext:value-type="float">
            <text:p>0.4144234440</text:p>
          </table:table-cell>
          <table:table-cell table:style-name="ce45" table:formula="of:=[.M287]-[.M286]" office:value-type="float" office:value="-0.000705980627170893" calcext:value-type="float">
            <text:p>-0.001</text:p>
          </table:table-cell>
          <table:table-cell table:style-name="ce45" table:formula="of:=AVERAGE([.O282:.O287])" office:value-type="float" office:value="0.150532605681031" calcext:value-type="float">
            <text:p>0.151</text:p>
          </table:table-cell>
          <table:table-cell table:style-name="ce9"/>
          <table:table-cell table:style-name="ce14" table:formula="of:=LOG([.X287])" office:value-type="float" office:value="2.99869515831166" calcext:value-type="float">
            <text:p>2.9986951583</text:p>
          </table:table-cell>
          <table:table-cell table:style-name="ce44" table:formula="of:=[.X286]+1" office:value-type="float" office:value="997" calcext:value-type="float">
            <text:p>99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88]/[.D287]" office:value-type="percentage" office:value="-0.00452540502994639" calcext:value-type="percentage">
            <text:p>-0.4525%</text:p>
          </table:table-cell>
          <table:table-cell table:style-name="ce6" table:formula="of:=([.D288]-[.D287])" office:value-type="float" office:value="-0.000288490000000002" calcext:value-type="float">
            <text:p>-0.00028849</text:p>
          </table:table-cell>
          <table:table-cell table:style-name="ce8" office:value-type="float" office:value="0.0634605" calcext:value-type="float">
            <text:p>0.0634605</text:p>
          </table:table-cell>
          <table:table-cell table:style-name="ce10" table:formula="of:=[.B288]-[.$S$2]" office:value-type="float" office:value="-0.00452809020641698" calcext:value-type="float">
            <text:p>-0.00452809</text:p>
          </table:table-cell>
          <table:table-cell table:style-name="ce9" table:formula="of:=SUM([.$E$3:.E288])" office:value-type="float" office:value="0.0051717476735917" calcext:value-type="float">
            <text:p>0.0051717477</text:p>
          </table:table-cell>
          <table:table-cell table:style-name="ce12" table:formula="of:=MAX([.$E$3:.E288]) - MIN([.$E$3:.E288])" office:value-type="float" office:value="0.00916569405756228" calcext:value-type="float">
            <text:p>0.009165694</text:p>
          </table:table-cell>
          <table:table-cell table:style-name="ce9" table:formula="of:=STDEV([.$E$3:.E288])" office:value-type="float" office:value="0.00129087279980286" calcext:value-type="float">
            <text:p>0.0012908728</text:p>
          </table:table-cell>
          <table:table-cell table:style-name="ce9" table:formula="of:=[.G288]/[.H288]" office:value-type="float" office:value="7.10038514946018" calcext:value-type="float">
            <text:p>7.1003851495</text:p>
          </table:table-cell>
          <table:table-cell table:style-name="ce9" table:formula="of:=SLOPE([.I273:.I288];[.W273:.W288])" office:value-type="float" office:value="11.7352136736938" calcext:value-type="float">
            <text:p>11.7352136737</text:p>
          </table:table-cell>
          <table:table-cell table:style-name="ce17" table:formula="of:=AVERAGE([.D281:.D288])" office:value-type="float" office:value="0.06372855375" calcext:value-type="float">
            <text:p>0.063728554</text:p>
          </table:table-cell>
          <table:table-cell table:style-name="ce19" table:formula="of:=([.D288] - [.K288])/[.K288]" office:value-type="percentage" office:value="-0.00420617971422264" calcext:value-type="percentage">
            <text:p>-0.421%</text:p>
          </table:table-cell>
          <table:table-cell table:style-name="ce22" table:formula="of:=[.D288]-[.L288]" office:value-type="float" office:value="0.0676666797142226" calcext:value-type="float">
            <text:p>0.06766668</text:p>
          </table:table-cell>
          <table:table-cell table:style-name="ce27" table:formula="of:=ABS([.L287]-[.L288])" office:value-type="float" office:value="0.0037867216338354" calcext:value-type="float">
            <text:p>0.0037867</text:p>
          </table:table-cell>
          <table:table-cell table:style-name="ce34" table:formula="of:=IF(([.J288] &gt; [.$P$53]);(([.$M$53]+[.J288])/[.$O$53]);(([.$L$53]-[.J288])/[.$O$53]))" office:value-type="float" office:value="0.578333097418419" calcext:value-type="float">
            <text:p>0.58</text:p>
          </table:table-cell>
          <table:table-cell table:style-name="ce42" table:formula="of:=[.O288]-[.O287]" office:value-type="float" office:value="0.0133770477665495" calcext:value-type="float">
            <text:p>0.0134</text:p>
          </table:table-cell>
          <table:table-cell table:style-name="ce45" table:number-columns-repeated="2"/>
          <table:table-cell table:style-name="ce48" table:formula="of:=[.O288] - AVERAGE([.O283:.O288])" office:value-type="float" office:value="0.368174662867067" calcext:value-type="float">
            <text:p>0.3681746629</text:p>
          </table:table-cell>
          <table:table-cell table:style-name="ce45" table:formula="of:=[.M288]-[.M287]" office:value-type="float" office:value="0.00349823163383539" calcext:value-type="float">
            <text:p>0.003</text:p>
          </table:table-cell>
          <table:table-cell table:style-name="ce45" table:formula="of:=AVERAGE([.O283:.O288])" office:value-type="float" office:value="0.210158434551352" calcext:value-type="float">
            <text:p>0.210</text:p>
          </table:table-cell>
          <table:table-cell table:style-name="ce9"/>
          <table:table-cell table:style-name="ce14" table:formula="of:=LOG([.X288])" office:value-type="float" office:value="2.99913054128737" calcext:value-type="float">
            <text:p>2.9991305413</text:p>
          </table:table-cell>
          <table:table-cell table:style-name="ce44" table:formula="of:=[.X287]+1" office:value-type="float" office:value="998" calcext:value-type="float">
            <text:p>99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89]/[.D288]" office:value-type="percentage" office:value="0.00451461933013442" calcext:value-type="percentage">
            <text:p>0.4515%</text:p>
          </table:table-cell>
          <table:table-cell table:style-name="ce6" table:formula="of:=([.D289]-[.D288])" office:value-type="float" office:value="0.000286499999999995" calcext:value-type="float">
            <text:p>0.00028650</text:p>
          </table:table-cell>
          <table:table-cell table:style-name="ce8" office:value-type="float" office:value="0.063747" calcext:value-type="float">
            <text:p>0.063747</text:p>
          </table:table-cell>
          <table:table-cell table:style-name="ce10" table:formula="of:=[.B289]-[.$S$2]" office:value-type="float" office:value="0.00451193415366383" calcext:value-type="float">
            <text:p>0.00451193</text:p>
          </table:table-cell>
          <table:table-cell table:style-name="ce9" table:formula="of:=SUM([.$E$3:.E289])" office:value-type="float" office:value="0.00968368182725553" calcext:value-type="float">
            <text:p>0.0096836818</text:p>
          </table:table-cell>
          <table:table-cell table:style-name="ce12" table:formula="of:=MAX([.$E$3:.E289]) - MIN([.$E$3:.E289])" office:value-type="float" office:value="0.0096026404317219" calcext:value-type="float">
            <text:p>0.009602640</text:p>
          </table:table-cell>
          <table:table-cell table:style-name="ce9" table:formula="of:=STDEV([.$E$3:.E289])" office:value-type="float" office:value="0.00131563329945356" calcext:value-type="float">
            <text:p>0.0013156333</text:p>
          </table:table-cell>
          <table:table-cell table:style-name="ce9" table:formula="of:=[.G289]/[.H289]" office:value-type="float" office:value="7.29887304897976" calcext:value-type="float">
            <text:p>7.298873049</text:p>
          </table:table-cell>
          <table:table-cell table:style-name="ce9" table:formula="of:=SLOPE([.I274:.I289];[.W274:.W289])" office:value-type="float" office:value="16.0733982026825" calcext:value-type="float">
            <text:p>16.0733982027</text:p>
          </table:table-cell>
          <table:table-cell table:style-name="ce17" table:formula="of:=AVERAGE([.D282:.D289])" office:value-type="float" office:value="0.06371931125" calcext:value-type="float">
            <text:p>0.063719311</text:p>
          </table:table-cell>
          <table:table-cell table:style-name="ce19" table:formula="of:=([.D289] - [.K289])/[.K289]" office:value-type="percentage" office:value="0.000434542518693508" calcext:value-type="percentage">
            <text:p>0.043%</text:p>
          </table:table-cell>
          <table:table-cell table:style-name="ce22" table:formula="of:=[.D289]-[.L289]" office:value-type="float" office:value="0.0633124574813065" calcext:value-type="float">
            <text:p>0.06331246</text:p>
          </table:table-cell>
          <table:table-cell table:style-name="ce27" table:formula="of:=ABS([.L288]-[.L289])" office:value-type="float" office:value="0.00464072223291614" calcext:value-type="float">
            <text:p>0.0046407</text:p>
          </table:table-cell>
          <table:table-cell table:style-name="ce34" table:formula="of:=IF(([.J289] &gt; [.$P$53]);(([.$M$53]+[.J289])/[.$O$53]);(([.$L$53]-[.J289])/[.$O$53]))" office:value-type="float" office:value="0.554969535958141" calcext:value-type="float">
            <text:p>0.55</text:p>
          </table:table-cell>
          <table:table-cell table:style-name="ce42" table:formula="of:=[.O289]-[.O288]" office:value-type="float" office:value="-0.0233635614602784" calcext:value-type="float">
            <text:p>-0.0234</text:p>
          </table:table-cell>
          <table:table-cell table:style-name="ce45" table:number-columns-repeated="2"/>
          <table:table-cell table:style-name="ce48" table:formula="of:=[.O289] - AVERAGE([.O284:.O289])" office:value-type="float" office:value="0.279721338904364" calcext:value-type="float">
            <text:p>0.2797213389</text:p>
          </table:table-cell>
          <table:table-cell table:style-name="ce45" table:formula="of:=[.M289]-[.M288]" office:value-type="float" office:value="-0.00435422223291615" calcext:value-type="float">
            <text:p>-0.004</text:p>
          </table:table-cell>
          <table:table-cell table:style-name="ce45" table:formula="of:=AVERAGE([.O284:.O289])" office:value-type="float" office:value="0.275248197053777" calcext:value-type="float">
            <text:p>0.275</text:p>
          </table:table-cell>
          <table:table-cell table:style-name="ce9"/>
          <table:table-cell table:style-name="ce14" table:formula="of:=LOG([.X289])" office:value-type="float" office:value="2.99956548822598" calcext:value-type="float">
            <text:p>2.9995654882</text:p>
          </table:table-cell>
          <table:table-cell table:style-name="ce44" table:formula="of:=[.X288]+1" office:value-type="float" office:value="999" calcext:value-type="float">
            <text:p>99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90]/[.D289]" office:value-type="percentage" office:value="-0.000109809089055063" calcext:value-type="percentage">
            <text:p>-0.0110%</text:p>
          </table:table-cell>
          <table:table-cell table:style-name="ce6" table:formula="of:=([.D290]-[.D289])" office:value-type="float" office:value="-0.00000699999999999312" calcext:value-type="float">
            <text:p>-0.00000700</text:p>
          </table:table-cell>
          <table:table-cell table:style-name="ce8" office:value-type="float" office:value="0.06374" calcext:value-type="float">
            <text:p>0.06374</text:p>
          </table:table-cell>
          <table:table-cell table:style-name="ce10" table:formula="of:=[.B290]-[.$S$2]" office:value-type="float" office:value="-0.000112494265525652" calcext:value-type="float">
            <text:p>-0.00011249</text:p>
          </table:table-cell>
          <table:table-cell table:style-name="ce9" table:formula="of:=SUM([.$E$3:.E290])" office:value-type="float" office:value="0.00957118756172988" calcext:value-type="float">
            <text:p>0.0095711876</text:p>
          </table:table-cell>
          <table:table-cell table:style-name="ce12" table:formula="of:=MAX([.$E$3:.E290]) - MIN([.$E$3:.E290])" office:value-type="float" office:value="0.0096026404317219" calcext:value-type="float">
            <text:p>0.009602640</text:p>
          </table:table-cell>
          <table:table-cell table:style-name="ce9" table:formula="of:=STDEV([.$E$3:.E290])" office:value-type="float" office:value="0.0013133675236879" calcext:value-type="float">
            <text:p>0.0013133675</text:p>
          </table:table-cell>
          <table:table-cell table:style-name="ce9" table:formula="of:=[.G290]/[.H290]" office:value-type="float" office:value="7.31146480975711" calcext:value-type="float">
            <text:p>7.3114648098</text:p>
          </table:table-cell>
          <table:table-cell table:style-name="ce9" table:formula="of:=SLOPE([.I275:.I290];[.W275:.W290])" office:value-type="float" office:value="18.8092459660668" calcext:value-type="float">
            <text:p>18.8092459661</text:p>
          </table:table-cell>
          <table:table-cell table:style-name="ce17" table:formula="of:=AVERAGE([.D283:.D290])" office:value-type="float" office:value="0.06371056125" calcext:value-type="float">
            <text:p>0.063710561</text:p>
          </table:table-cell>
          <table:table-cell table:style-name="ce19" table:formula="of:=([.D290] - [.K290])/[.K290]" office:value-type="percentage" office:value="0.000462070172078405" calcext:value-type="percentage">
            <text:p>0.046%</text:p>
          </table:table-cell>
          <table:table-cell table:style-name="ce22" table:formula="of:=[.D290]-[.L290]" office:value-type="float" office:value="0.0632779298279216" calcext:value-type="float">
            <text:p>0.06327793</text:p>
          </table:table-cell>
          <table:table-cell table:style-name="ce27" table:formula="of:=ABS([.L289]-[.L290])" office:value-type="float" office:value="0.0000275276533848971" calcext:value-type="float">
            <text:p>0.0000275</text:p>
          </table:table-cell>
          <table:table-cell table:style-name="ce34" table:formula="of:=IF(([.J290] &gt; [.$P$53]);(([.$M$53]+[.J290])/[.$O$53]);(([.$L$53]-[.J290])/[.$O$53]))" office:value-type="float" office:value="0.540235458387518" calcext:value-type="float">
            <text:p>0.54</text:p>
          </table:table-cell>
          <table:table-cell table:style-name="ce42" table:formula="of:=[.O290]-[.O289]" office:value-type="float" office:value="-0.0147340775706226" calcext:value-type="float">
            <text:p>-0.0147</text:p>
          </table:table-cell>
          <table:table-cell table:style-name="ce45" table:number-columns-repeated="2"/>
          <table:table-cell table:style-name="ce48" table:formula="of:=[.O290] - AVERAGE([.O285:.O290])" office:value-type="float" office:value="0.189983975505463" calcext:value-type="float">
            <text:p>0.1899839755</text:p>
          </table:table-cell>
          <table:table-cell table:style-name="ce45" table:formula="of:=[.M290]-[.M289]" office:value-type="float" office:value="-0.0000345276533848804" calcext:value-type="float">
            <text:p>0.000</text:p>
          </table:table-cell>
          <table:table-cell table:style-name="ce45" table:formula="of:=AVERAGE([.O285:.O290])" office:value-type="float" office:value="0.350251482882055" calcext:value-type="float">
            <text:p>0.350</text:p>
          </table:table-cell>
          <table:table-cell table:style-name="ce9"/>
          <table:table-cell table:style-name="ce14" table:formula="of:=LOG([.X290])" office:value-type="float" office:value="3" calcext:value-type="float">
            <text:p>3</text:p>
          </table:table-cell>
          <table:table-cell table:style-name="ce44" table:formula="of:=[.X289]+1" office:value-type="float" office:value="1000" calcext:value-type="float">
            <text:p>100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91]/[.D290]" office:value-type="percentage" office:value="-0.0000784436774396768" calcext:value-type="percentage">
            <text:p>-0.0078%</text:p>
          </table:table-cell>
          <table:table-cell table:style-name="ce6" table:formula="of:=([.D291]-[.D290])" office:value-type="float" office:value="-0.000005000000000005" calcext:value-type="float">
            <text:p>-0.00000500</text:p>
          </table:table-cell>
          <table:table-cell table:style-name="ce8" office:value-type="float" office:value="0.063735" calcext:value-type="float">
            <text:p>0.063735</text:p>
          </table:table-cell>
          <table:table-cell table:style-name="ce10" table:formula="of:=[.B291]-[.$S$2]" office:value-type="float" office:value="-0.000081128853910265" calcext:value-type="float">
            <text:p>-0.00008113</text:p>
          </table:table-cell>
          <table:table-cell table:style-name="ce9" table:formula="of:=SUM([.$E$3:.E291])" office:value-type="float" office:value="0.00949005870781961" calcext:value-type="float">
            <text:p>0.0094900587</text:p>
          </table:table-cell>
          <table:table-cell table:style-name="ce12" table:formula="of:=MAX([.$E$3:.E291]) - MIN([.$E$3:.E291])" office:value-type="float" office:value="0.0096026404317219" calcext:value-type="float">
            <text:p>0.009602640</text:p>
          </table:table-cell>
          <table:table-cell table:style-name="ce9" table:formula="of:=STDEV([.$E$3:.E291])" office:value-type="float" office:value="0.00131110264748902" calcext:value-type="float">
            <text:p>0.0013111026</text:p>
          </table:table-cell>
          <table:table-cell table:style-name="ce9" table:formula="of:=[.G291]/[.H291]" office:value-type="float" office:value="7.32409506617391" calcext:value-type="float">
            <text:p>7.3240950662</text:p>
          </table:table-cell>
          <table:table-cell table:style-name="ce9" table:formula="of:=SLOPE([.I276:.I291];[.W276:.W291])" office:value-type="float" office:value="21.6650023397327" calcext:value-type="float">
            <text:p>21.6650023397</text:p>
          </table:table-cell>
          <table:table-cell table:style-name="ce17" table:formula="of:=AVERAGE([.D284:.D291])" office:value-type="float" office:value="0.06370249875" calcext:value-type="float">
            <text:p>0.063702499</text:p>
          </table:table-cell>
          <table:table-cell table:style-name="ce19" table:formula="of:=([.D291] - [.K291])/[.K291]" office:value-type="percentage" office:value="0.000510203691185617" calcext:value-type="percentage">
            <text:p>0.051%</text:p>
          </table:table-cell>
          <table:table-cell table:style-name="ce22" table:formula="of:=[.D291]-[.L291]" office:value-type="float" office:value="0.0632247963088144" calcext:value-type="float">
            <text:p>0.06322480</text:p>
          </table:table-cell>
          <table:table-cell table:style-name="ce27" table:formula="of:=ABS([.L290]-[.L291])" office:value-type="float" office:value="0.0000481335191072115" calcext:value-type="float">
            <text:p>0.0000481</text:p>
          </table:table-cell>
          <table:table-cell table:style-name="ce34" table:formula="of:=IF(([.J291] &gt; [.$P$53]);(([.$M$53]+[.J291])/[.$O$53]);(([.$L$53]-[.J291])/[.$O$53]))" office:value-type="float" office:value="0.524855605569852" calcext:value-type="float">
            <text:p>0.52</text:p>
          </table:table-cell>
          <table:table-cell table:style-name="ce42" table:formula="of:=[.O291]-[.O290]" office:value-type="float" office:value="-0.0153798528176663" calcext:value-type="float">
            <text:p>-0.0154</text:p>
          </table:table-cell>
          <table:table-cell table:style-name="ce45" table:number-columns-repeated="2"/>
          <table:table-cell table:style-name="ce48" table:formula="of:=[.O291] - AVERAGE([.O286:.O291])" office:value-type="float" office:value="0.0857466166297935" calcext:value-type="float">
            <text:p>0.0857466166</text:p>
          </table:table-cell>
          <table:table-cell table:style-name="ce45" table:formula="of:=[.M291]-[.M290]" office:value-type="float" office:value="-0.0000531335191072263" calcext:value-type="float">
            <text:p>0.000</text:p>
          </table:table-cell>
          <table:table-cell table:style-name="ce45" table:formula="of:=AVERAGE([.O286:.O291])" office:value-type="float" office:value="0.439108988940058" calcext:value-type="float">
            <text:p>0.439</text:p>
          </table:table-cell>
          <table:table-cell table:style-name="ce9"/>
          <table:table-cell table:style-name="ce14" table:formula="of:=LOG([.X291])" office:value-type="float" office:value="3.00043407747932" calcext:value-type="float">
            <text:p>3.0004340775</text:p>
          </table:table-cell>
          <table:table-cell table:style-name="ce44" table:formula="of:=[.X290]+1" office:value-type="float" office:value="1001" calcext:value-type="float">
            <text:p>100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92]/[.D291]" office:value-type="percentage" office:value="0.0000782929316701402" calcext:value-type="percentage">
            <text:p>0.0078%</text:p>
          </table:table-cell>
          <table:table-cell table:style-name="ce6" table:formula="of:=([.D292]-[.D291])" office:value-type="float" office:value="0.00000498999999999639" calcext:value-type="float">
            <text:p>0.00000499</text:p>
          </table:table-cell>
          <table:table-cell table:style-name="ce8" office:value-type="float" office:value="0.06373999" calcext:value-type="float">
            <text:p>0.06373999</text:p>
          </table:table-cell>
          <table:table-cell table:style-name="ce10" table:formula="of:=[.B292]-[.$S$2]" office:value-type="float" office:value="0.000075607755199552" calcext:value-type="float">
            <text:p>0.00007561</text:p>
          </table:table-cell>
          <table:table-cell table:style-name="ce9" table:formula="of:=SUM([.$E$3:.E292])" office:value-type="float" office:value="0.00956566646301917" calcext:value-type="float">
            <text:p>0.0095656665</text:p>
          </table:table-cell>
          <table:table-cell table:style-name="ce12" table:formula="of:=MAX([.$E$3:.E292]) - MIN([.$E$3:.E292])" office:value-type="float" office:value="0.0096026404317219" calcext:value-type="float">
            <text:p>0.009602640</text:p>
          </table:table-cell>
          <table:table-cell table:style-name="ce9" table:formula="of:=STDEV([.$E$3:.E292])" office:value-type="float" office:value="0.00130883474790876" calcext:value-type="float">
            <text:p>0.0013088347</text:p>
          </table:table-cell>
          <table:table-cell table:style-name="ce9" table:formula="of:=[.G292]/[.H292]" office:value-type="float" office:value="7.33678598238999" calcext:value-type="float">
            <text:p>7.3367859824</text:p>
          </table:table-cell>
          <table:table-cell table:style-name="ce9" table:formula="of:=SLOPE([.I277:.I292];[.W277:.W292])" office:value-type="float" office:value="24.6056164078168" calcext:value-type="float">
            <text:p>24.6056164078</text:p>
          </table:table-cell>
          <table:table-cell table:style-name="ce17" table:formula="of:=AVERAGE([.D285:.D292])" office:value-type="float" office:value="0.063700685" calcext:value-type="float">
            <text:p>0.063700685</text:p>
          </table:table-cell>
          <table:table-cell table:style-name="ce19" table:formula="of:=([.D292] - [.K292])/[.K292]" office:value-type="percentage" office:value="0.000617026331820503" calcext:value-type="percentage">
            <text:p>0.062%</text:p>
          </table:table-cell>
          <table:table-cell table:style-name="ce22" table:formula="of:=[.D292]-[.L292]" office:value-type="float" office:value="0.0631229636681795" calcext:value-type="float">
            <text:p>0.06312296</text:p>
          </table:table-cell>
          <table:table-cell table:style-name="ce27" table:formula="of:=ABS([.L291]-[.L292])" office:value-type="float" office:value="0.000106822640634887" calcext:value-type="float">
            <text:p>0.0001068</text:p>
          </table:table-cell>
          <table:table-cell table:style-name="ce34" table:formula="of:=IF(([.J292] &gt; [.$P$53]);(([.$M$53]+[.J292])/[.$O$53]);(([.$L$53]-[.J292])/[.$O$53]))" office:value-type="float" office:value="0.509018746383353" calcext:value-type="float">
            <text:p>0.51</text:p>
          </table:table-cell>
          <table:table-cell table:style-name="ce42" table:formula="of:=[.O292]-[.O291]" office:value-type="float" office:value="-0.015836859186499" calcext:value-type="float">
            <text:p>-0.0158</text:p>
          </table:table-cell>
          <table:table-cell table:style-name="ce45" table:number-columns-repeated="2"/>
          <table:table-cell table:style-name="ce48" table:formula="of:=[.O292] - AVERAGE([.O287:.O292])" office:value-type="float" office:value="-0.036376002511506" calcext:value-type="float">
            <text:p>-0.0363760025</text:p>
          </table:table-cell>
          <table:table-cell table:style-name="ce45" table:formula="of:=[.M292]-[.M291]" office:value-type="float" office:value="-0.000101832640634889" calcext:value-type="float">
            <text:p>0.000</text:p>
          </table:table-cell>
          <table:table-cell table:style-name="ce45" table:formula="of:=AVERAGE([.O287:.O292])" office:value-type="float" office:value="0.545394748894859" calcext:value-type="float">
            <text:p>0.545</text:p>
          </table:table-cell>
          <table:table-cell table:style-name="ce9"/>
          <table:table-cell table:style-name="ce14" table:formula="of:=LOG([.X292])" office:value-type="float" office:value="3.00086772153123" calcext:value-type="float">
            <text:p>3.0008677215</text:p>
          </table:table-cell>
          <table:table-cell table:style-name="ce44" table:formula="of:=[.X291]+1" office:value-type="float" office:value="1002" calcext:value-type="float">
            <text:p>100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93]/[.D292]" office:value-type="percentage" office:value="-0.00298070332298453" calcext:value-type="percentage">
            <text:p>-0.2981%</text:p>
          </table:table-cell>
          <table:table-cell table:style-name="ce6" table:formula="of:=([.D293]-[.D292])" office:value-type="float" office:value="-0.000189990000000001" calcext:value-type="float">
            <text:p>-0.00018999</text:p>
          </table:table-cell>
          <table:table-cell table:style-name="ce8" office:value-type="float" office:value="0.06355" calcext:value-type="float">
            <text:p>0.06355</text:p>
          </table:table-cell>
          <table:table-cell table:style-name="ce10" table:formula="of:=[.B293]-[.$S$2]" office:value-type="float" office:value="-0.00298338849945512" calcext:value-type="float">
            <text:p>-0.00298339</text:p>
          </table:table-cell>
          <table:table-cell table:style-name="ce9" table:formula="of:=SUM([.$E$3:.E293])" office:value-type="float" office:value="0.00658227796356405" calcext:value-type="float">
            <text:p>0.006582278</text:p>
          </table:table-cell>
          <table:table-cell table:style-name="ce12" table:formula="of:=MAX([.$E$3:.E293]) - MIN([.$E$3:.E293])" office:value-type="float" office:value="0.0096026404317219" calcext:value-type="float">
            <text:p>0.009602640</text:p>
          </table:table-cell>
          <table:table-cell table:style-name="ce9" table:formula="of:=STDEV([.$E$3:.E293])" office:value-type="float" office:value="0.0013184868938773" calcext:value-type="float">
            <text:p>0.0013184869</text:p>
          </table:table-cell>
          <table:table-cell table:style-name="ce9" table:formula="of:=[.G293]/[.H293]" office:value-type="float" office:value="7.28307613546557" calcext:value-type="float">
            <text:p>7.2830761355</text:p>
          </table:table-cell>
          <table:table-cell table:style-name="ce9" table:formula="of:=SLOPE([.I278:.I293];[.W278:.W293])" office:value-type="float" office:value="24.294522715861" calcext:value-type="float">
            <text:p>24.2945227159</text:p>
          </table:table-cell>
          <table:table-cell table:style-name="ce17" table:formula="of:=AVERAGE([.D286:.D293])" office:value-type="float" office:value="0.06367956" calcext:value-type="float">
            <text:p>0.063679560</text:p>
          </table:table-cell>
          <table:table-cell table:style-name="ce19" table:formula="of:=([.D293] - [.K293])/[.K293]" office:value-type="percentage" office:value="-0.00203456179659534" calcext:value-type="percentage">
            <text:p>-0.203%</text:p>
          </table:table-cell>
          <table:table-cell table:style-name="ce22" table:formula="of:=[.D293]-[.L293]" office:value-type="float" office:value="0.0655845617965953" calcext:value-type="float">
            <text:p>0.06558456</text:p>
          </table:table-cell>
          <table:table-cell table:style-name="ce27" table:formula="of:=ABS([.L292]-[.L293])" office:value-type="float" office:value="0.00265158812841584" calcext:value-type="float">
            <text:p>0.0026516</text:p>
          </table:table-cell>
          <table:table-cell table:style-name="ce34" table:formula="of:=IF(([.J293] &gt; [.$P$53]);(([.$M$53]+[.J293])/[.$O$53]);(([.$L$53]-[.J293])/[.$O$53]))" office:value-type="float" office:value="0.510694160728535" calcext:value-type="float">
            <text:p>0.51</text:p>
          </table:table-cell>
          <table:table-cell table:style-name="ce42" table:formula="of:=[.O293]-[.O292]" office:value-type="float" office:value="0.0016754143451817" calcext:value-type="float">
            <text:p>0.0017</text:p>
          </table:table-cell>
          <table:table-cell table:style-name="ce45" table:number-columns-repeated="2"/>
          <table:table-cell table:style-name="ce48" table:formula="of:=[.O293] - AVERAGE([.O288:.O293])" office:value-type="float" office:value="-0.025656940012435" calcext:value-type="float">
            <text:p>-0.0256569400</text:p>
          </table:table-cell>
          <table:table-cell table:style-name="ce45" table:formula="of:=[.M293]-[.M292]" office:value-type="float" office:value="0.00246159812841584" calcext:value-type="float">
            <text:p>0.002</text:p>
          </table:table-cell>
          <table:table-cell table:style-name="ce45" table:formula="of:=AVERAGE([.O288:.O293])" office:value-type="float" office:value="0.53635110074097" calcext:value-type="float">
            <text:p>0.536</text:p>
          </table:table-cell>
          <table:table-cell table:style-name="ce9"/>
          <table:table-cell table:style-name="ce14" table:formula="of:=LOG([.X293])" office:value-type="float" office:value="3.00130093302042" calcext:value-type="float">
            <text:p>3.001300933</text:p>
          </table:table-cell>
          <table:table-cell table:style-name="ce44" table:formula="of:=[.X292]+1" office:value-type="float" office:value="1003" calcext:value-type="float">
            <text:p>1003</text:p>
          </table:table-cell>
          <table:table-cell table:number-columns-repeated="1000"/>
        </table:table-row>
        <table:table-row table:style-name="ro1">
          <table:table-cell/>
          <table:table-cell table:style-name="ce3" table:formula="of:=[.C294]/[.D293]" office:value-type="percentage" office:value="-0.000787411487017897" calcext:value-type="percentage">
            <text:p>-0.0787%</text:p>
          </table:table-cell>
          <table:table-cell table:style-name="ce7" table:formula="of:=([.D294]-[.D293])" office:value-type="float" office:value="-0.0000500399999999873" calcext:value-type="float">
            <text:p>-0.00005004</text:p>
          </table:table-cell>
          <table:table-cell table:style-name="ce8" office:value-type="float" office:value="0.06349996" calcext:value-type="float">
            <text:p>0.06349996</text:p>
          </table:table-cell>
          <table:table-cell table:style-name="ce10" table:formula="of:=[.B294]-[.$S$2]" office:value-type="float" office:value="-0.000790096663488485" calcext:value-type="float">
            <text:p>-0.00079010</text:p>
          </table:table-cell>
          <table:table-cell table:style-name="ce9" table:formula="of:=SUM([.$E$3:.E294])" office:value-type="float" office:value="0.00579218130007556" calcext:value-type="float">
            <text:p>0.0057921813</text:p>
          </table:table-cell>
          <table:table-cell table:style-name="ce12" table:formula="of:=MAX([.$E$3:.E294]) - MIN([.$E$3:.E294])" office:value-type="float" office:value="0.0096026404317219" calcext:value-type="float">
            <text:p>0.009602640</text:p>
          </table:table-cell>
          <table:table-cell table:style-name="ce9" table:formula="of:=STDEV([.$E$3:.E294])" office:value-type="float" office:value="0.00131707850639479" calcext:value-type="float">
            <text:p>0.0013170785</text:p>
          </table:table-cell>
          <table:table-cell table:style-name="ce9" table:formula="of:=[.G294]/[.H294]" office:value-type="float" office:value="7.2908641247263" calcext:value-type="float">
            <text:p>7.2908641247</text:p>
          </table:table-cell>
          <table:table-cell table:style-name="ce9" table:formula="of:=SLOPE([.I279:.I294];[.W279:.W294])" office:value-type="float" office:value="24.2706908399508" calcext:value-type="float">
            <text:p>24.27069084</text:p>
          </table:table-cell>
          <table:table-cell table:style-name="ce17" table:formula="of:=AVERAGE([.D287:.D294])" office:value-type="float" office:value="0.06365268" calcext:value-type="float">
            <text:p>0.063652680</text:p>
          </table:table-cell>
          <table:table-cell table:style-name="ce20" table:formula="of:=([.D294] - [.K294])/[.K294]" office:value-type="percentage" office:value="-0.00239927054131884" calcext:value-type="percentage">
            <text:p>-0.240%</text:p>
          </table:table-cell>
          <table:table-cell table:style-name="ce22" table:formula="of:=[.D294]-[.L294]" office:value-type="float" office:value="0.0658992305413189" calcext:value-type="float">
            <text:p>0.06589923</text:p>
          </table:table-cell>
          <table:table-cell table:style-name="ce28" table:formula="of:=ABS([.L293]-[.L294])" office:value-type="float" office:value="0.000364708744723502" calcext:value-type="float">
            <text:p>0.0003647</text:p>
          </table:table-cell>
          <table:table-cell table:style-name="ce35" table:formula="of:=IF(([.J294] &gt; [.$P$53]);(([.$M$53]+[.J294])/[.$O$53]);(([.$L$53]-[.J294])/[.$O$53]))" office:value-type="float" office:value="0.510822508772243" calcext:value-type="float">
            <text:p>0.51</text:p>
          </table:table-cell>
          <table:table-cell table:style-name="ce43" table:formula="of:=[.O294]-[.O293]" office:value-type="float" office:value="0.000128348043708759" calcext:value-type="float">
            <text:p>0.0001</text:p>
          </table:table-cell>
          <table:table-cell table:style-name="ce45" table:number-columns-repeated="2"/>
          <table:table-cell table:style-name="ce48" table:formula="of:=[.O294] - AVERAGE([.O289:.O294])" office:value-type="float" office:value="-0.0142768271943636" calcext:value-type="float">
            <text:p>-0.0142768272</text:p>
          </table:table-cell>
          <table:table-cell table:style-name="ce45" table:formula="of:=[.M294]-[.M293]" office:value-type="float" office:value="0.000314668744723523" calcext:value-type="float">
            <text:p>0.000</text:p>
          </table:table-cell>
          <table:table-cell table:style-name="ce45" table:formula="of:=AVERAGE([.O289:.O294])" office:value-type="float" office:value="0.525099335966607" calcext:value-type="float">
            <text:p>0.525</text:p>
          </table:table-cell>
          <table:table-cell table:style-name="ce9"/>
          <table:table-cell table:style-name="ce14" table:formula="of:=LOG([.X294])" office:value-type="float" office:value="3.001733712809" calcext:value-type="float">
            <text:p>3.0017337128</text:p>
          </table:table-cell>
          <table:table-cell table:style-name="ce44" table:formula="of:=[.X293]+1" office:value-type="float" office:value="1004" calcext:value-type="float">
            <text:p>100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95]/[.D294]" office:value-type="percentage" office:value="0.00125606378334724" calcext:value-type="percentage">
            <text:p>0.1256%</text:p>
          </table:table-cell>
          <table:table-cell table:style-name="ce6" table:formula="of:=([.D295]-[.D294])" office:value-type="float" office:value="0.0000797599999999982" calcext:value-type="float">
            <text:p>0.00007976</text:p>
          </table:table-cell>
          <table:table-cell table:style-name="ce8" office:value-type="float" office:value="0.06357972" calcext:value-type="float">
            <text:p>0.06357972</text:p>
          </table:table-cell>
          <table:table-cell table:style-name="ce10" table:formula="of:=[.B295]-[.$S$2]" office:value-type="float" office:value="0.00125337860687665" calcext:value-type="float">
            <text:p>0.00125338</text:p>
          </table:table-cell>
          <table:table-cell table:style-name="ce9" table:formula="of:=SUM([.$E$3:.E295])" office:value-type="float" office:value="0.00704555990695221" calcext:value-type="float">
            <text:p>0.0070455599</text:p>
          </table:table-cell>
          <table:table-cell table:style-name="ce12" table:formula="of:=MAX([.$E$3:.E295]) - MIN([.$E$3:.E295])" office:value-type="float" office:value="0.0096026404317219" calcext:value-type="float">
            <text:p>0.009602640</text:p>
          </table:table-cell>
          <table:table-cell table:style-name="ce9" table:formula="of:=STDEV([.$E$3:.E295])" office:value-type="float" office:value="0.00131679471385844" calcext:value-type="float">
            <text:p>0.0013167947</text:p>
          </table:table-cell>
          <table:table-cell table:style-name="ce9" table:formula="of:=[.G295]/[.H295]" office:value-type="float" office:value="7.29243543481769" calcext:value-type="float">
            <text:p>7.2924354348</text:p>
          </table:table-cell>
          <table:table-cell table:style-name="ce9" table:formula="of:=SLOPE([.I280:.I295];[.W280:.W295])" office:value-type="float" office:value="22.5997854240743" calcext:value-type="float">
            <text:p>22.5997854241</text:p>
          </table:table-cell>
          <table:table-cell table:style-name="ce17" table:formula="of:=AVERAGE([.D288:.D295])" office:value-type="float" office:value="0.06363152125" calcext:value-type="float">
            <text:p>0.063631521</text:p>
          </table:table-cell>
          <table:table-cell table:style-name="ce19" table:formula="of:=([.D295] - [.K295])/[.K295]" office:value-type="percentage" office:value="-0.000814081590104952" calcext:value-type="percentage">
            <text:p>-0.081%</text:p>
          </table:table-cell>
          <table:table-cell table:style-name="ce22" table:formula="of:=[.D295]-[.L295]" office:value-type="float" office:value="0.064393801590105" calcext:value-type="float">
            <text:p>0.06439380</text:p>
          </table:table-cell>
          <table:table-cell table:style-name="ce27" table:formula="of:=ABS([.L294]-[.L295])" office:value-type="float" office:value="0.00158518895121389" calcext:value-type="float">
            <text:p>0.0015852</text:p>
          </table:table-cell>
          <table:table-cell table:style-name="ce34" table:formula="of:=IF(([.J295] &gt; [.$P$53]);(([.$M$53]+[.J295])/[.$O$53]);(([.$L$53]-[.J295])/[.$O$53]))" office:value-type="float" office:value="0.519821273374643" calcext:value-type="float">
            <text:p>0.52</text:p>
          </table:table-cell>
          <table:table-cell table:style-name="ce42" table:formula="of:=[.O295]-[.O294]" office:value-type="float" office:value="0.0089987646023999" calcext:value-type="float">
            <text:p>0.0090</text:p>
          </table:table-cell>
          <table:table-cell table:style-name="ce45" table:number-columns-repeated="2"/>
          <table:table-cell table:style-name="ce48" table:formula="of:=[.O295] - AVERAGE([.O290:.O295])" office:value-type="float" office:value="0.000579981171952571" calcext:value-type="float">
            <text:p>0.0005799812</text:p>
          </table:table-cell>
          <table:table-cell table:style-name="ce45" table:formula="of:=[.M295]-[.M294]" office:value-type="float" office:value="-0.0015054289512139" calcext:value-type="float">
            <text:p>-0.002</text:p>
          </table:table-cell>
          <table:table-cell table:style-name="ce45" table:formula="of:=AVERAGE([.O290:.O295])" office:value-type="float" office:value="0.519241292202691" calcext:value-type="float">
            <text:p>0.519</text:p>
          </table:table-cell>
          <table:table-cell table:style-name="ce9"/>
          <table:table-cell table:style-name="ce14" table:formula="of:=LOG([.X295])" office:value-type="float" office:value="3.00216606175651" calcext:value-type="float">
            <text:p>3.0021660618</text:p>
          </table:table-cell>
          <table:table-cell table:style-name="ce44" table:formula="of:=[.X294]+1" office:value-type="float" office:value="1005" calcext:value-type="float">
            <text:p>100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96]/[.D295]" office:value-type="percentage" office:value="0.000314565713721171" calcext:value-type="percentage">
            <text:p>0.0315%</text:p>
          </table:table-cell>
          <table:table-cell table:style-name="ce6" table:formula="of:=([.D296]-[.D295])" office:value-type="float" office:value="0.0000199999999999922" calcext:value-type="float">
            <text:p>0.00002000</text:p>
          </table:table-cell>
          <table:table-cell table:style-name="ce8" office:value-type="float" office:value="0.06359972" calcext:value-type="float">
            <text:p>0.06359972</text:p>
          </table:table-cell>
          <table:table-cell table:style-name="ce10" table:formula="of:=[.B296]-[.$S$2]" office:value-type="float" office:value="0.000311880537250583" calcext:value-type="float">
            <text:p>0.00031188</text:p>
          </table:table-cell>
          <table:table-cell table:style-name="ce9" table:formula="of:=SUM([.$E$3:.E296])" office:value-type="float" office:value="0.00735744044420279" calcext:value-type="float">
            <text:p>0.0073574404</text:p>
          </table:table-cell>
          <table:table-cell table:style-name="ce12" table:formula="of:=MAX([.$E$3:.E296]) - MIN([.$E$3:.E296])" office:value-type="float" office:value="0.0096026404317219" calcext:value-type="float">
            <text:p>0.009602640</text:p>
          </table:table-cell>
          <table:table-cell table:style-name="ce9" table:formula="of:=STDEV([.$E$3:.E296])" office:value-type="float" office:value="0.001314652883433" calcext:value-type="float">
            <text:p>0.0013146529</text:p>
          </table:table-cell>
          <table:table-cell table:style-name="ce9" table:formula="of:=[.G296]/[.H296]" office:value-type="float" office:value="7.30431625924417" calcext:value-type="float">
            <text:p>7.3043162592</text:p>
          </table:table-cell>
          <table:table-cell table:style-name="ce9" table:formula="of:=SLOPE([.I281:.I296];[.W281:.W296])" office:value-type="float" office:value="21.3093439406777" calcext:value-type="float">
            <text:p>21.3093439407</text:p>
          </table:table-cell>
          <table:table-cell table:style-name="ce17" table:formula="of:=AVERAGE([.D289:.D296])" office:value-type="float" office:value="0.06364892375" calcext:value-type="float">
            <text:p>0.063648924</text:p>
          </table:table-cell>
          <table:table-cell table:style-name="ce19" table:formula="of:=([.D296] - [.K296])/[.K296]" office:value-type="percentage" office:value="-0.000773049206507662" calcext:value-type="percentage">
            <text:p>-0.077%</text:p>
          </table:table-cell>
          <table:table-cell table:style-name="ce22" table:formula="of:=[.D296]-[.L296]" office:value-type="float" office:value="0.0643727692065077" calcext:value-type="float">
            <text:p>0.06437277</text:p>
          </table:table-cell>
          <table:table-cell table:style-name="ce27" table:formula="of:=ABS([.L295]-[.L296])" office:value-type="float" office:value="0.0000410323835972893" calcext:value-type="float">
            <text:p>0.0000410</text:p>
          </table:table-cell>
          <table:table-cell table:style-name="ce34" table:formula="of:=IF(([.J296] &gt; [.$P$53]);(([.$M$53]+[.J296])/[.$O$53]);(([.$L$53]-[.J296])/[.$O$53]))" office:value-type="float" office:value="0.52677102590517" calcext:value-type="float">
            <text:p>0.53</text:p>
          </table:table-cell>
          <table:table-cell table:style-name="ce42" table:formula="of:=[.O296]-[.O295]" office:value-type="float" office:value="0.00694975253052632" calcext:value-type="float">
            <text:p>0.0069</text:p>
          </table:table-cell>
          <table:table-cell table:style-name="ce45" table:number-columns-repeated="2"/>
          <table:table-cell table:style-name="ce48" table:formula="of:=[.O296] - AVERAGE([.O291:.O296])" office:value-type="float" office:value="0.00977380578287024" calcext:value-type="float">
            <text:p>0.0097738058</text:p>
          </table:table-cell>
          <table:table-cell table:style-name="ce45" table:formula="of:=[.M296]-[.M295]" office:value-type="float" office:value="-0.000021032383597297" calcext:value-type="float">
            <text:p>0.000</text:p>
          </table:table-cell>
          <table:table-cell table:style-name="ce45" table:formula="of:=AVERAGE([.O291:.O296])" office:value-type="float" office:value="0.516997220122299" calcext:value-type="float">
            <text:p>0.517</text:p>
          </table:table-cell>
          <table:table-cell table:style-name="ce9"/>
          <table:table-cell table:style-name="ce14" table:formula="of:=LOG([.X296])" office:value-type="float" office:value="3.00259798071991" calcext:value-type="float">
            <text:p>3.0025979807</text:p>
          </table:table-cell>
          <table:table-cell table:style-name="ce44" table:formula="of:=[.X295]+1" office:value-type="float" office:value="1006" calcext:value-type="float">
            <text:p>100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97]/[.D296]" office:value-type="percentage" office:value="0.00165047896437295" calcext:value-type="percentage">
            <text:p>0.1650%</text:p>
          </table:table-cell>
          <table:table-cell table:style-name="ce6" table:formula="of:=([.D297]-[.D296])" office:value-type="float" office:value="0.00010497000000001" calcext:value-type="float">
            <text:p>0.00010497</text:p>
          </table:table-cell>
          <table:table-cell table:style-name="ce8" office:value-type="float" office:value="0.06370469" calcext:value-type="float">
            <text:p>0.06370469</text:p>
          </table:table-cell>
          <table:table-cell table:style-name="ce10" table:formula="of:=[.B297]-[.$S$2]" office:value-type="float" office:value="0.00164779378790236" calcext:value-type="float">
            <text:p>0.00164779</text:p>
          </table:table-cell>
          <table:table-cell table:style-name="ce9" table:formula="of:=SUM([.$E$3:.E297])" office:value-type="float" office:value="0.00900523423210515" calcext:value-type="float">
            <text:p>0.0090052342</text:p>
          </table:table-cell>
          <table:table-cell table:style-name="ce12" table:formula="of:=MAX([.$E$3:.E297]) - MIN([.$E$3:.E297])" office:value-type="float" office:value="0.0096026404317219" calcext:value-type="float">
            <text:p>0.009602640</text:p>
          </table:table-cell>
          <table:table-cell table:style-name="ce9" table:formula="of:=STDEV([.$E$3:.E297])" office:value-type="float" office:value="0.0013158116485681" calcext:value-type="float">
            <text:p>0.0013158116</text:p>
          </table:table-cell>
          <table:table-cell table:style-name="ce9" table:formula="of:=[.G297]/[.H297]" office:value-type="float" office:value="7.29788373751799" calcext:value-type="float">
            <text:p>7.2978837375</text:p>
          </table:table-cell>
          <table:table-cell table:style-name="ce9" table:formula="of:=SLOPE([.I282:.I297];[.W282:.W297])" office:value-type="float" office:value="19.4729916148595" calcext:value-type="float">
            <text:p>19.4729916149</text:p>
          </table:table-cell>
          <table:table-cell table:style-name="ce17" table:formula="of:=AVERAGE([.D290:.D297])" office:value-type="float" office:value="0.063643635" calcext:value-type="float">
            <text:p>0.063643635</text:p>
          </table:table-cell>
          <table:table-cell table:style-name="ce19" table:formula="of:=([.D297] - [.K297])/[.K297]" office:value-type="percentage" office:value="0.000959326097574475" calcext:value-type="percentage">
            <text:p>0.096%</text:p>
          </table:table-cell>
          <table:table-cell table:style-name="ce22" table:formula="of:=[.D297]-[.L297]" office:value-type="float" office:value="0.0627453639024255" calcext:value-type="float">
            <text:p>0.06274536</text:p>
          </table:table-cell>
          <table:table-cell table:style-name="ce27" table:formula="of:=ABS([.L296]-[.L297])" office:value-type="float" office:value="0.00173237530408214" calcext:value-type="float">
            <text:p>0.0017324</text:p>
          </table:table-cell>
          <table:table-cell table:style-name="ce34" table:formula="of:=IF(([.J297] &gt; [.$P$53]);(([.$M$53]+[.J297])/[.$O$53]);(([.$L$53]-[.J297])/[.$O$53]))" office:value-type="float" office:value="0.536660815087784" calcext:value-type="float">
            <text:p>0.54</text:p>
          </table:table-cell>
          <table:table-cell table:style-name="ce42" table:formula="of:=[.O297]-[.O296]" office:value-type="float" office:value="0.00988978918261463" calcext:value-type="float">
            <text:p>0.0099</text:p>
          </table:table-cell>
          <table:table-cell table:style-name="ce45" table:number-columns-repeated="2"/>
          <table:table-cell table:style-name="ce48" table:formula="of:=[.O297] - AVERAGE([.O292:.O297])" office:value-type="float" office:value="0.0176960600458295" calcext:value-type="float">
            <text:p>0.0176960600</text:p>
          </table:table-cell>
          <table:table-cell table:style-name="ce45" table:formula="of:=[.M297]-[.M296]" office:value-type="float" office:value="-0.00162740530408212" calcext:value-type="float">
            <text:p>-0.002</text:p>
          </table:table-cell>
          <table:table-cell table:style-name="ce45" table:formula="of:=AVERAGE([.O292:.O297])" office:value-type="float" office:value="0.518964755041955" calcext:value-type="float">
            <text:p>0.519</text:p>
          </table:table-cell>
          <table:table-cell table:style-name="ce9"/>
          <table:table-cell table:style-name="ce14" table:formula="of:=LOG([.X297])" office:value-type="float" office:value="3.00302947055362" calcext:value-type="float">
            <text:p>3.0030294706</text:p>
          </table:table-cell>
          <table:table-cell table:style-name="ce44" table:formula="of:=[.X296]+1" office:value-type="float" office:value="1007" calcext:value-type="float">
            <text:p>100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98]/[.D297]" office:value-type="percentage" office:value="-0.000203124762085852" calcext:value-type="percentage">
            <text:p>-0.0203%</text:p>
          </table:table-cell>
          <table:table-cell table:style-name="ce6" table:formula="of:=([.D298]-[.D297])" office:value-type="float" office:value="-0.000012940000000003" calcext:value-type="float">
            <text:p>-0.00001294</text:p>
          </table:table-cell>
          <table:table-cell table:style-name="ce8" office:value-type="float" office:value="0.06369175" calcext:value-type="float">
            <text:p>0.06369175</text:p>
          </table:table-cell>
          <table:table-cell table:style-name="ce10" table:formula="of:=[.B298]-[.$S$2]" office:value-type="float" office:value="-0.00020580993855644" calcext:value-type="float">
            <text:p>-0.00020581</text:p>
          </table:table-cell>
          <table:table-cell table:style-name="ce9" table:formula="of:=SUM([.$E$3:.E298])" office:value-type="float" office:value="0.00879942429354871" calcext:value-type="float">
            <text:p>0.0087994243</text:p>
          </table:table-cell>
          <table:table-cell table:style-name="ce12" table:formula="of:=MAX([.$E$3:.E298]) - MIN([.$E$3:.E298])" office:value-type="float" office:value="0.0096026404317219" calcext:value-type="float">
            <text:p>0.009602640</text:p>
          </table:table-cell>
          <table:table-cell table:style-name="ce9" table:formula="of:=STDEV([.$E$3:.E298])" office:value-type="float" office:value="0.00131365139026188" calcext:value-type="float">
            <text:p>0.0013136514</text:p>
          </table:table-cell>
          <table:table-cell table:style-name="ce9" table:formula="of:=[.G298]/[.H298]" office:value-type="float" office:value="7.3098848773019" calcext:value-type="float">
            <text:p>7.3098848773</text:p>
          </table:table-cell>
          <table:table-cell table:style-name="ce9" table:formula="of:=SLOPE([.I283:.I298];[.W283:.W298])" office:value-type="float" office:value="18.1708930895061" calcext:value-type="float">
            <text:p>18.1708930895</text:p>
          </table:table-cell>
          <table:table-cell table:style-name="ce17" table:formula="of:=AVERAGE([.D291:.D298])" office:value-type="float" office:value="0.06363760375" calcext:value-type="float">
            <text:p>0.063637604</text:p>
          </table:table-cell>
          <table:table-cell table:style-name="ce19" table:formula="of:=([.D298] - [.K298])/[.K298]" office:value-type="percentage" office:value="0.000850853061858066" calcext:value-type="percentage">
            <text:p>0.085%</text:p>
          </table:table-cell>
          <table:table-cell table:style-name="ce22" table:formula="of:=[.D298]-[.L298]" office:value-type="float" office:value="0.0628408969381419" calcext:value-type="float">
            <text:p>0.06284090</text:p>
          </table:table-cell>
          <table:table-cell table:style-name="ce27" table:formula="of:=ABS([.L297]-[.L298])" office:value-type="float" office:value="0.000108473035716409" calcext:value-type="float">
            <text:p>0.0001085</text:p>
          </table:table-cell>
          <table:table-cell table:style-name="ce34" table:formula="of:=IF(([.J298] &gt; [.$P$53]);(([.$M$53]+[.J298])/[.$O$53]);(([.$L$53]-[.J298])/[.$O$53]))" office:value-type="float" office:value="0.543673347339731" calcext:value-type="float">
            <text:p>0.54</text:p>
          </table:table-cell>
          <table:table-cell table:style-name="ce42" table:formula="of:=[.O298]-[.O297]" office:value-type="float" office:value="0.00701253225194709" calcext:value-type="float">
            <text:p>0.0070</text:p>
          </table:table-cell>
          <table:table-cell table:style-name="ce45" table:number-columns-repeated="2"/>
          <table:table-cell table:style-name="ce48" table:formula="of:=[.O298] - AVERAGE([.O293:.O298])" office:value-type="float" office:value="0.0189328254717136" calcext:value-type="float">
            <text:p>0.0189328255</text:p>
          </table:table-cell>
          <table:table-cell table:style-name="ce45" table:formula="of:=[.M298]-[.M297]" office:value-type="float" office:value="0.0000955330357163969" calcext:value-type="float">
            <text:p>0.000</text:p>
          </table:table-cell>
          <table:table-cell table:style-name="ce45" table:formula="of:=AVERAGE([.O293:.O298])" office:value-type="float" office:value="0.524740521868018" calcext:value-type="float">
            <text:p>0.525</text:p>
          </table:table-cell>
          <table:table-cell table:style-name="ce9"/>
          <table:table-cell table:style-name="ce14" table:formula="of:=LOG([.X298])" office:value-type="float" office:value="3.00346053210951" calcext:value-type="float">
            <text:p>3.0034605321</text:p>
          </table:table-cell>
          <table:table-cell table:style-name="ce44" table:formula="of:=[.X297]+1" office:value-type="float" office:value="1008" calcext:value-type="float">
            <text:p>100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299]/[.D298]" office:value-type="percentage" office:value="-0.00119811435547006" calcext:value-type="percentage">
            <text:p>-0.1198%</text:p>
          </table:table-cell>
          <table:table-cell table:style-name="ce6" table:formula="of:=([.D299]-[.D298])" office:value-type="float" office:value="-0.00007631000000001" calcext:value-type="float">
            <text:p>-0.00007631</text:p>
          </table:table-cell>
          <table:table-cell table:style-name="ce8" office:value-type="float" office:value="0.06361544" calcext:value-type="float">
            <text:p>0.06361544</text:p>
          </table:table-cell>
          <table:table-cell table:style-name="ce10" table:formula="of:=[.B299]-[.$S$2]" office:value-type="float" office:value="-0.00120079953194064" calcext:value-type="float">
            <text:p>-0.00120080</text:p>
          </table:table-cell>
          <table:table-cell table:style-name="ce9" table:formula="of:=SUM([.$E$3:.E299])" office:value-type="float" office:value="0.00759862476160807" calcext:value-type="float">
            <text:p>0.0075986248</text:p>
          </table:table-cell>
          <table:table-cell table:style-name="ce12" table:formula="of:=MAX([.$E$3:.E299]) - MIN([.$E$3:.E299])" office:value-type="float" office:value="0.0096026404317219" calcext:value-type="float">
            <text:p>0.009602640</text:p>
          </table:table-cell>
          <table:table-cell table:style-name="ce9" table:formula="of:=STDEV([.$E$3:.E299])" office:value-type="float" office:value="0.00131337286526901" calcext:value-type="float">
            <text:p>0.0013133729</text:p>
          </table:table-cell>
          <table:table-cell table:style-name="ce9" table:formula="of:=[.G299]/[.H299]" office:value-type="float" office:value="7.31143507350825" calcext:value-type="float">
            <text:p>7.3114350735</text:p>
          </table:table-cell>
          <table:table-cell table:style-name="ce9" table:formula="of:=SLOPE([.I284:.I299];[.W284:.W299])" office:value-type="float" office:value="16.8785666707816" calcext:value-type="float">
            <text:p>16.8785666708</text:p>
          </table:table-cell>
          <table:table-cell table:style-name="ce17" table:formula="of:=AVERAGE([.D292:.D299])" office:value-type="float" office:value="0.06362265875" calcext:value-type="float">
            <text:p>0.063622659</text:p>
          </table:table-cell>
          <table:table-cell table:style-name="ce19" table:formula="of:=([.D299] - [.K299])/[.K299]" office:value-type="percentage" office:value="-0.000113461935446227" calcext:value-type="percentage">
            <text:p>-0.011%</text:p>
          </table:table-cell>
          <table:table-cell table:style-name="ce22" table:formula="of:=[.D299]-[.L299]" office:value-type="float" office:value="0.0637289019354462" calcext:value-type="float">
            <text:p>0.06372890</text:p>
          </table:table-cell>
          <table:table-cell table:style-name="ce27" table:formula="of:=ABS([.L298]-[.L299])" office:value-type="float" office:value="0.000964314997304293" calcext:value-type="float">
            <text:p>0.0009643</text:p>
          </table:table-cell>
          <table:table-cell table:style-name="ce34" table:formula="of:=IF(([.J299] &gt; [.$P$53]);(([.$M$53]+[.J299])/[.$O$53]);(([.$L$53]-[.J299])/[.$O$53]))" office:value-type="float" office:value="0.550633251306207" calcext:value-type="float">
            <text:p>0.55</text:p>
          </table:table-cell>
          <table:table-cell table:style-name="ce42" table:formula="of:=[.O299]-[.O298]" office:value-type="float" office:value="0.00695990396647561" calcext:value-type="float">
            <text:p>0.0070</text:p>
          </table:table-cell>
          <table:table-cell table:style-name="ce45" table:number-columns-repeated="2"/>
          <table:table-cell table:style-name="ce48" table:formula="of:=[.O299] - AVERAGE([.O294:.O299])" office:value-type="float" office:value="0.0192362143419104" calcext:value-type="float">
            <text:p>0.0192362143</text:p>
          </table:table-cell>
          <table:table-cell table:style-name="ce45" table:formula="of:=[.M299]-[.M298]" office:value-type="float" office:value="0.000888004997304292" calcext:value-type="float">
            <text:p>0.001</text:p>
          </table:table-cell>
          <table:table-cell table:style-name="ce45" table:formula="of:=AVERAGE([.O294:.O299])" office:value-type="float" office:value="0.531397036964296" calcext:value-type="float">
            <text:p>0.531</text:p>
          </table:table-cell>
          <table:table-cell table:style-name="ce9"/>
          <table:table-cell table:style-name="ce14" table:formula="of:=LOG([.X299])" office:value-type="float" office:value="3.00389116623691" calcext:value-type="float">
            <text:p>3.0038911662</text:p>
          </table:table-cell>
          <table:table-cell table:style-name="ce44" table:formula="of:=[.X298]+1" office:value-type="float" office:value="1009" calcext:value-type="float">
            <text:p>100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00]/[.D299]" office:value-type="percentage" office:value="0.00111513808597418" calcext:value-type="percentage">
            <text:p>0.1115%</text:p>
          </table:table-cell>
          <table:table-cell table:style-name="ce6" table:formula="of:=([.D300]-[.D299])" office:value-type="float" office:value="0.0000709400000000054" calcext:value-type="float">
            <text:p>0.00007094</text:p>
          </table:table-cell>
          <table:table-cell table:style-name="ce8" office:value-type="float" office:value="0.06368638" calcext:value-type="float">
            <text:p>0.06368638</text:p>
          </table:table-cell>
          <table:table-cell table:style-name="ce10" table:formula="of:=[.B300]-[.$S$2]" office:value-type="float" office:value="0.00111245290950359" calcext:value-type="float">
            <text:p>0.00111245</text:p>
          </table:table-cell>
          <table:table-cell table:style-name="ce9" table:formula="of:=SUM([.$E$3:.E300])" office:value-type="float" office:value="0.00871107767111167" calcext:value-type="float">
            <text:p>0.0087110777</text:p>
          </table:table-cell>
          <table:table-cell table:style-name="ce12" table:formula="of:=MAX([.$E$3:.E300]) - MIN([.$E$3:.E300])" office:value-type="float" office:value="0.0096026404317219" calcext:value-type="float">
            <text:p>0.009602640</text:p>
          </table:table-cell>
          <table:table-cell table:style-name="ce9" table:formula="of:=STDEV([.$E$3:.E300])" office:value-type="float" office:value="0.00131267071749289" calcext:value-type="float">
            <text:p>0.0013126707</text:p>
          </table:table-cell>
          <table:table-cell table:style-name="ce9" table:formula="of:=[.G300]/[.H300]" office:value-type="float" office:value="7.31534596129507" calcext:value-type="float">
            <text:p>7.3153459613</text:p>
          </table:table-cell>
          <table:table-cell table:style-name="ce9" table:formula="of:=SLOPE([.I285:.I300];[.W285:.W300])" office:value-type="float" office:value="15.5535594612592" calcext:value-type="float">
            <text:p>15.5535594613</text:p>
          </table:table-cell>
          <table:table-cell table:style-name="ce17" table:formula="of:=AVERAGE([.D293:.D300])" office:value-type="float" office:value="0.0636159575" calcext:value-type="float">
            <text:p>0.063615958</text:p>
          </table:table-cell>
          <table:table-cell table:style-name="ce19" table:formula="of:=([.D300] - [.K300])/[.K300]" office:value-type="percentage" office:value="0.00110699426319232" calcext:value-type="percentage">
            <text:p>0.111%</text:p>
          </table:table-cell>
          <table:table-cell table:style-name="ce22" table:formula="of:=[.D300]-[.L300]" office:value-type="float" office:value="0.0625793857368077" calcext:value-type="float">
            <text:p>0.06257939</text:p>
          </table:table-cell>
          <table:table-cell table:style-name="ce27" table:formula="of:=ABS([.L299]-[.L300])" office:value-type="float" office:value="0.00122045619863855" calcext:value-type="float">
            <text:p>0.0012205</text:p>
          </table:table-cell>
          <table:table-cell table:style-name="ce34" table:formula="of:=IF(([.J300] &gt; [.$P$53]);(([.$M$53]+[.J300])/[.$O$53]);(([.$L$53]-[.J300])/[.$O$53]))" office:value-type="float" office:value="0.557769159695563" calcext:value-type="float">
            <text:p>0.56</text:p>
          </table:table-cell>
          <table:table-cell table:style-name="ce42" table:formula="of:=[.O300]-[.O299]" office:value-type="float" office:value="0.00713590838935652" calcext:value-type="float">
            <text:p>0.0071</text:p>
          </table:table-cell>
          <table:table-cell table:style-name="ce45" table:number-columns-repeated="2"/>
          <table:table-cell table:style-name="ce48" table:formula="of:=[.O300] - AVERAGE([.O295:.O300])" office:value-type="float" office:value="0.0185476809107137" calcext:value-type="float">
            <text:p>0.0185476809</text:p>
          </table:table-cell>
          <table:table-cell table:style-name="ce45" table:formula="of:=[.M300]-[.M299]" office:value-type="float" office:value="-0.00114951619863854" calcext:value-type="float">
            <text:p>-0.001</text:p>
          </table:table-cell>
          <table:table-cell table:style-name="ce45" table:formula="of:=AVERAGE([.O295:.O300])" office:value-type="float" office:value="0.53922147878485" calcext:value-type="float">
            <text:p>0.539</text:p>
          </table:table-cell>
          <table:table-cell table:style-name="ce9"/>
          <table:table-cell table:style-name="ce14" table:formula="of:=LOG([.X300])" office:value-type="float" office:value="3.00432137378264" calcext:value-type="float">
            <text:p>3.0043213738</text:p>
          </table:table-cell>
          <table:table-cell table:style-name="ce44" table:formula="of:=[.X299]+1" office:value-type="float" office:value="1010" calcext:value-type="float">
            <text:p>101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01]/[.D300]" office:value-type="percentage" office:value="0.0000829062666145634" calcext:value-type="percentage">
            <text:p>0.0083%</text:p>
          </table:table-cell>
          <table:table-cell table:style-name="ce6" table:formula="of:=([.D301]-[.D300])" office:value-type="float" office:value="0.0000052799999999964" calcext:value-type="float">
            <text:p>0.00000528</text:p>
          </table:table-cell>
          <table:table-cell table:style-name="ce8" office:value-type="float" office:value="0.06369166" calcext:value-type="float">
            <text:p>0.06369166</text:p>
          </table:table-cell>
          <table:table-cell table:style-name="ce10" table:formula="of:=[.B301]-[.$S$2]" office:value-type="float" office:value="0.0000802210901439752" calcext:value-type="float">
            <text:p>0.00008022</text:p>
          </table:table-cell>
          <table:table-cell table:style-name="ce9" table:formula="of:=SUM([.$E$3:.E301])" office:value-type="float" office:value="0.00879129876125564" calcext:value-type="float">
            <text:p>0.0087912988</text:p>
          </table:table-cell>
          <table:table-cell table:style-name="ce12" table:formula="of:=MAX([.$E$3:.E301]) - MIN([.$E$3:.E301])" office:value-type="float" office:value="0.0096026404317219" calcext:value-type="float">
            <text:p>0.009602640</text:p>
          </table:table-cell>
          <table:table-cell table:style-name="ce9" table:formula="of:=STDEV([.$E$3:.E301])" office:value-type="float" office:value="0.00131046971667909" calcext:value-type="float">
            <text:p>0.0013104697</text:p>
          </table:table-cell>
          <table:table-cell table:style-name="ce9" table:formula="of:=[.G301]/[.H301]" office:value-type="float" office:value="7.32763245842588" calcext:value-type="float">
            <text:p>7.3276324584</text:p>
          </table:table-cell>
          <table:table-cell table:style-name="ce9" table:formula="of:=SLOPE([.I286:.I301];[.W286:.W301])" office:value-type="float" office:value="14.743752930143" calcext:value-type="float">
            <text:p>14.7437529301</text:p>
          </table:table-cell>
          <table:table-cell table:style-name="ce17" table:formula="of:=AVERAGE([.D294:.D301])" office:value-type="float" office:value="0.063633665" calcext:value-type="float">
            <text:p>0.063633665</text:p>
          </table:table-cell>
          <table:table-cell table:style-name="ce19" table:formula="of:=([.D301] - [.K301])/[.K301]" office:value-type="percentage" office:value="0.000911388649388515" calcext:value-type="percentage">
            <text:p>0.091%</text:p>
          </table:table-cell>
          <table:table-cell table:style-name="ce22" table:formula="of:=[.D301]-[.L301]" office:value-type="float" office:value="0.0627802713506115" calcext:value-type="float">
            <text:p>0.06278027</text:p>
          </table:table-cell>
          <table:table-cell table:style-name="ce27" table:formula="of:=ABS([.L300]-[.L301])" office:value-type="float" office:value="0.000195605613803804" calcext:value-type="float">
            <text:p>0.0001956</text:p>
          </table:table-cell>
          <table:table-cell table:style-name="ce34" table:formula="of:=IF(([.J301] &gt; [.$P$53]);(([.$M$53]+[.J301])/[.$O$53]);(([.$L$53]-[.J301])/[.$O$53]))" office:value-type="float" office:value="0.562130422923128" calcext:value-type="float">
            <text:p>0.56</text:p>
          </table:table-cell>
          <table:table-cell table:style-name="ce42" table:formula="of:=[.O301]-[.O300]" office:value-type="float" office:value="0.00436126322756469" calcext:value-type="float">
            <text:p>0.0044</text:p>
          </table:table-cell>
          <table:table-cell table:style-name="ce45" table:number-columns-repeated="2"/>
          <table:table-cell table:style-name="ce48" table:formula="of:=[.O301] - AVERAGE([.O296:.O301])" office:value-type="float" office:value="0.0158574192135308" calcext:value-type="float">
            <text:p>0.0158574192</text:p>
          </table:table-cell>
          <table:table-cell table:style-name="ce45" table:formula="of:=[.M301]-[.M300]" office:value-type="float" office:value="0.000200885613803797" calcext:value-type="float">
            <text:p>0.000</text:p>
          </table:table-cell>
          <table:table-cell table:style-name="ce45" table:formula="of:=AVERAGE([.O296:.O301])" office:value-type="float" office:value="0.546273003709597" calcext:value-type="float">
            <text:p>0.546</text:p>
          </table:table-cell>
          <table:table-cell table:style-name="ce9"/>
          <table:table-cell table:style-name="ce14" table:formula="of:=LOG([.X301])" office:value-type="float" office:value="3.004751155591" calcext:value-type="float">
            <text:p>3.0047511556</text:p>
          </table:table-cell>
          <table:table-cell table:style-name="ce44" table:formula="of:=[.X300]+1" office:value-type="float" office:value="1011" calcext:value-type="float">
            <text:p>101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02]/[.D301]" office:value-type="percentage" office:value="-0.00106544561721251" calcext:value-type="percentage">
            <text:p>-0.1065%</text:p>
          </table:table-cell>
          <table:table-cell table:style-name="ce6" table:formula="of:=([.D302]-[.D301])" office:value-type="float" office:value="-0.000067859999999989" calcext:value-type="float">
            <text:p>-0.00006786</text:p>
          </table:table-cell>
          <table:table-cell table:style-name="ce8" office:value-type="float" office:value="0.0636238" calcext:value-type="float">
            <text:p>0.0636238</text:p>
          </table:table-cell>
          <table:table-cell table:style-name="ce10" table:formula="of:=[.B302]-[.$S$2]" office:value-type="float" office:value="-0.00106813079368309" calcext:value-type="float">
            <text:p>-0.00106813</text:p>
          </table:table-cell>
          <table:table-cell table:style-name="ce9" table:formula="of:=SUM([.$E$3:.E302])" office:value-type="float" office:value="0.00772316796757255" calcext:value-type="float">
            <text:p>0.007723168</text:p>
          </table:table-cell>
          <table:table-cell table:style-name="ce12" table:formula="of:=MAX([.$E$3:.E302]) - MIN([.$E$3:.E302])" office:value-type="float" office:value="0.0096026404317219" calcext:value-type="float">
            <text:p>0.009602640</text:p>
          </table:table-cell>
          <table:table-cell table:style-name="ce9" table:formula="of:=STDEV([.$E$3:.E302])" office:value-type="float" office:value="0.00130981012366038" calcext:value-type="float">
            <text:p>0.0013098101</text:p>
          </table:table-cell>
          <table:table-cell table:style-name="ce9" table:formula="of:=[.G302]/[.H302]" office:value-type="float" office:value="7.33132250107098" calcext:value-type="float">
            <text:p>7.3313225011</text:p>
          </table:table-cell>
          <table:table-cell table:style-name="ce9" table:formula="of:=SLOPE([.I287:.I302];[.W287:.W302])" office:value-type="float" office:value="14.1546948792781" calcext:value-type="float">
            <text:p>14.1546948793</text:p>
          </table:table-cell>
          <table:table-cell table:style-name="ce17" table:formula="of:=AVERAGE([.D295:.D302])" office:value-type="float" office:value="0.063649145" calcext:value-type="float">
            <text:p>0.063649145</text:p>
          </table:table-cell>
          <table:table-cell table:style-name="ce19" table:formula="of:=([.D302] - [.K302])/[.K302]" office:value-type="percentage" office:value="-0.000398198593241057" calcext:value-type="percentage">
            <text:p>-0.040%</text:p>
          </table:table-cell>
          <table:table-cell table:style-name="ce22" table:formula="of:=[.D302]-[.L302]" office:value-type="float" office:value="0.0640219985932411" calcext:value-type="float">
            <text:p>0.06402200</text:p>
          </table:table-cell>
          <table:table-cell table:style-name="ce27" table:formula="of:=ABS([.L301]-[.L302])" office:value-type="float" office:value="0.00130958724262957" calcext:value-type="float">
            <text:p>0.0013096</text:p>
          </table:table-cell>
          <table:table-cell table:style-name="ce34" table:formula="of:=IF(([.J302] &gt; [.$P$53]);(([.$M$53]+[.J302])/[.$O$53]);(([.$L$53]-[.J302])/[.$O$53]))" office:value-type="float" office:value="0.56530283153855" calcext:value-type="float">
            <text:p>0.57</text:p>
          </table:table-cell>
          <table:table-cell table:style-name="ce42" table:formula="of:=[.O302]-[.O301]" office:value-type="float" office:value="0.00317240861542212" calcext:value-type="float">
            <text:p>0.0032</text:p>
          </table:table-cell>
          <table:table-cell table:style-name="ce45" table:number-columns-repeated="2"/>
          <table:table-cell table:style-name="ce48" table:formula="of:=[.O302] - AVERAGE([.O297:.O302])" office:value-type="float" office:value="0.0126078602233896" calcext:value-type="float">
            <text:p>0.0126078602</text:p>
          </table:table-cell>
          <table:table-cell table:style-name="ce45" table:formula="of:=[.M302]-[.M301]" office:value-type="float" office:value="0.00124172724262958" calcext:value-type="float">
            <text:p>0.001</text:p>
          </table:table-cell>
          <table:table-cell table:style-name="ce45" table:formula="of:=AVERAGE([.O297:.O302])" office:value-type="float" office:value="0.552694971315161" calcext:value-type="float">
            <text:p>0.553</text:p>
          </table:table-cell>
          <table:table-cell table:style-name="ce9"/>
          <table:table-cell table:style-name="ce14" table:formula="of:=LOG([.X302])" office:value-type="float" office:value="3.00518051250378" calcext:value-type="float">
            <text:p>3.0051805125</text:p>
          </table:table-cell>
          <table:table-cell table:style-name="ce44" table:formula="of:=[.X301]+1" office:value-type="float" office:value="1012" calcext:value-type="float">
            <text:p>101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03]/[.D302]" office:value-type="percentage" office:value="0.00245709938733613" calcext:value-type="percentage">
            <text:p>0.2457%</text:p>
          </table:table-cell>
          <table:table-cell table:style-name="ce6" table:formula="of:=([.D303]-[.D302])" office:value-type="float" office:value="0.000156329999999996" calcext:value-type="float">
            <text:p>0.00015633</text:p>
          </table:table-cell>
          <table:table-cell table:style-name="ce8" office:value-type="float" office:value="0.06378013" calcext:value-type="float">
            <text:p>0.06378013</text:p>
          </table:table-cell>
          <table:table-cell table:style-name="ce10" table:formula="of:=[.B303]-[.$S$2]" office:value-type="float" office:value="0.00245441421086554" calcext:value-type="float">
            <text:p>0.00245441</text:p>
          </table:table-cell>
          <table:table-cell table:style-name="ce9" table:formula="of:=SUM([.$E$3:.E303])" office:value-type="float" office:value="0.0101775821784381" calcext:value-type="float">
            <text:p>0.0101775822</text:p>
          </table:table-cell>
          <table:table-cell table:style-name="ce12" table:formula="of:=MAX([.$E$3:.E303]) - MIN([.$E$3:.E303])" office:value-type="float" office:value="0.0096026404317219" calcext:value-type="float">
            <text:p>0.009602640</text:p>
          </table:table-cell>
          <table:table-cell table:style-name="ce9" table:formula="of:=STDEV([.$E$3:.E303])" office:value-type="float" office:value="0.00131509696577876" calcext:value-type="float">
            <text:p>0.001315097</text:p>
          </table:table-cell>
          <table:table-cell table:style-name="ce9" table:formula="of:=[.G303]/[.H303]" office:value-type="float" office:value="7.30184973549499" calcext:value-type="float">
            <text:p>7.3018497355</text:p>
          </table:table-cell>
          <table:table-cell table:style-name="ce9" table:formula="of:=SLOPE([.I288:.I303];[.W288:.W303])" office:value-type="float" office:value="12.0474306424818" calcext:value-type="float">
            <text:p>12.0474306425</text:p>
          </table:table-cell>
          <table:table-cell table:style-name="ce17" table:formula="of:=AVERAGE([.D296:.D303])" office:value-type="float" office:value="0.06367419625" calcext:value-type="float">
            <text:p>0.063674196</text:p>
          </table:table-cell>
          <table:table-cell table:style-name="ce19" table:formula="of:=([.D303] - [.K303])/[.K303]" office:value-type="percentage" office:value="0.00166368413327257" calcext:value-type="percentage">
            <text:p>0.166%</text:p>
          </table:table-cell>
          <table:table-cell table:style-name="ce22" table:formula="of:=[.D303]-[.L303]" office:value-type="float" office:value="0.0621164458667274" calcext:value-type="float">
            <text:p>0.06211645</text:p>
          </table:table-cell>
          <table:table-cell table:style-name="ce27" table:formula="of:=ABS([.L302]-[.L303])" office:value-type="float" office:value="0.00206188272651363" calcext:value-type="float">
            <text:p>0.0020619</text:p>
          </table:table-cell>
          <table:table-cell table:style-name="ce34" table:formula="of:=IF(([.J303] &gt; [.$P$53]);(([.$M$53]+[.J303])/[.$O$53]);(([.$L$53]-[.J303])/[.$O$53]))" office:value-type="float" office:value="0.576651633596288" calcext:value-type="float">
            <text:p>0.58</text:p>
          </table:table-cell>
          <table:table-cell table:style-name="ce42" table:formula="of:=[.O303]-[.O302]" office:value-type="float" office:value="0.0113488020577381" calcext:value-type="float">
            <text:p>0.0113</text:p>
          </table:table-cell>
          <table:table-cell table:style-name="ce45" table:number-columns-repeated="2"/>
          <table:table-cell table:style-name="ce48" table:formula="of:=[.O303] - AVERAGE([.O298:.O303])" office:value-type="float" office:value="0.0172915258630436" calcext:value-type="float">
            <text:p>0.0172915259</text:p>
          </table:table-cell>
          <table:table-cell table:style-name="ce45" table:formula="of:=[.M303]-[.M302]" office:value-type="float" office:value="-0.00190555272651363" calcext:value-type="float">
            <text:p>-0.002</text:p>
          </table:table-cell>
          <table:table-cell table:style-name="ce45" table:formula="of:=AVERAGE([.O298:.O303])" office:value-type="float" office:value="0.559360107733245" calcext:value-type="float">
            <text:p>0.559</text:p>
          </table:table-cell>
          <table:table-cell table:style-name="ce9"/>
          <table:table-cell table:style-name="ce14" table:formula="of:=LOG([.X303])" office:value-type="float" office:value="3.00560944536028" calcext:value-type="float">
            <text:p>3.0056094454</text:p>
          </table:table-cell>
          <table:table-cell table:style-name="ce44" table:formula="of:=[.X302]+1" office:value-type="float" office:value="1013" calcext:value-type="float">
            <text:p>101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04]/[.D303]" office:value-type="percentage" office:value="-0.0010998723270085" calcext:value-type="percentage">
            <text:p>-0.1100%</text:p>
          </table:table-cell>
          <table:table-cell table:style-name="ce6" table:formula="of:=([.D304]-[.D303])" office:value-type="float" office:value="-0.0000701500000000049" calcext:value-type="float">
            <text:p>-0.00007015</text:p>
          </table:table-cell>
          <table:table-cell table:style-name="ce8" office:value-type="float" office:value="0.06370998" calcext:value-type="float">
            <text:p>0.06370998</text:p>
          </table:table-cell>
          <table:table-cell table:style-name="ce10" table:formula="of:=[.B304]-[.$S$2]" office:value-type="float" office:value="-0.00110255750347909" calcext:value-type="float">
            <text:p>-0.00110256</text:p>
          </table:table-cell>
          <table:table-cell table:style-name="ce9" table:formula="of:=SUM([.$E$3:.E304])" office:value-type="float" office:value="0.00907502467495899" calcext:value-type="float">
            <text:p>0.0090750247</text:p>
          </table:table-cell>
          <table:table-cell table:style-name="ce12" table:formula="of:=MAX([.$E$3:.E304]) - MIN([.$E$3:.E304])" office:value-type="float" office:value="0.0096026404317219" calcext:value-type="float">
            <text:p>0.009602640</text:p>
          </table:table-cell>
          <table:table-cell table:style-name="ce9" table:formula="of:=STDEV([.$E$3:.E304])" office:value-type="float" office:value="0.00131453801720699" calcext:value-type="float">
            <text:p>0.001314538</text:p>
          </table:table-cell>
          <table:table-cell table:style-name="ce9" table:formula="of:=[.G304]/[.H304]" office:value-type="float" office:value="7.30495452092339" calcext:value-type="float">
            <text:p>7.3049545209</text:p>
          </table:table-cell>
          <table:table-cell table:style-name="ce9" table:formula="of:=SLOPE([.I289:.I304];[.W289:.W304])" office:value-type="float" office:value="1.14945273472782" calcext:value-type="float">
            <text:p>1.1494527347</text:p>
          </table:table-cell>
          <table:table-cell table:style-name="ce17" table:formula="of:=AVERAGE([.D297:.D304])" office:value-type="float" office:value="0.06368797875" calcext:value-type="float">
            <text:p>0.063687979</text:p>
          </table:table-cell>
          <table:table-cell table:style-name="ce19" table:formula="of:=([.D304] - [.K304])/[.K304]" office:value-type="percentage" office:value="0.000345453732899327" calcext:value-type="percentage">
            <text:p>0.035%</text:p>
          </table:table-cell>
          <table:table-cell table:style-name="ce22" table:formula="of:=[.D304]-[.L304]" office:value-type="float" office:value="0.0633645262671007" calcext:value-type="float">
            <text:p>0.06336453</text:p>
          </table:table-cell>
          <table:table-cell table:style-name="ce27" table:formula="of:=ABS([.L303]-[.L304])" office:value-type="float" office:value="0.00131823040037325" calcext:value-type="float">
            <text:p>0.0013182</text:p>
          </table:table-cell>
          <table:table-cell table:style-name="ce34" table:formula="of:=IF(([.J304] &gt; [.$P$53]);(([.$M$53]+[.J304])/[.$O$53]);(([.$L$53]-[.J304])/[.$O$53]))" office:value-type="float" office:value="0.635343368569563" calcext:value-type="float">
            <text:p>0.64</text:p>
          </table:table-cell>
          <table:table-cell table:style-name="ce42" table:formula="of:=[.O304]-[.O303]" office:value-type="float" office:value="0.0586917349732747" calcext:value-type="float">
            <text:p>0.0587</text:p>
          </table:table-cell>
          <table:table-cell table:style-name="ce45" table:number-columns-repeated="2"/>
          <table:table-cell table:style-name="ce48" table:formula="of:=[.O304] - AVERAGE([.O299:.O304])" office:value-type="float" office:value="0.0607049239646798" calcext:value-type="float">
            <text:p>0.0607049240</text:p>
          </table:table-cell>
          <table:table-cell table:style-name="ce45" table:formula="of:=[.M304]-[.M303]" office:value-type="float" office:value="0.00124808040037323" calcext:value-type="float">
            <text:p>0.001</text:p>
          </table:table-cell>
          <table:table-cell table:style-name="ce45" table:formula="of:=AVERAGE([.O299:.O304])" office:value-type="float" office:value="0.574638444604883" calcext:value-type="float">
            <text:p>0.575</text:p>
          </table:table-cell>
          <table:table-cell table:style-name="ce9"/>
          <table:table-cell table:style-name="ce14" table:formula="of:=LOG([.X304])" office:value-type="float" office:value="3.00603795499732" calcext:value-type="float">
            <text:p>3.006037955</text:p>
          </table:table-cell>
          <table:table-cell table:style-name="ce44" table:formula="of:=[.X303]+1" office:value-type="float" office:value="1014" calcext:value-type="float">
            <text:p>101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05]/[.D304]" office:value-type="percentage" office:value="0.00166394652768693" calcext:value-type="percentage">
            <text:p>0.1664%</text:p>
          </table:table-cell>
          <table:table-cell table:style-name="ce6" table:formula="of:=([.D305]-[.D304])" office:value-type="float" office:value="0.000106010000000004" calcext:value-type="float">
            <text:p>0.00010601</text:p>
          </table:table-cell>
          <table:table-cell table:style-name="ce8" office:value-type="float" office:value="0.06381599" calcext:value-type="float">
            <text:p>0.06381599</text:p>
          </table:table-cell>
          <table:table-cell table:style-name="ce10" table:formula="of:=[.B305]-[.$S$2]" office:value-type="float" office:value="0.00166126135121634" calcext:value-type="float">
            <text:p>0.00166126</text:p>
          </table:table-cell>
          <table:table-cell table:style-name="ce9" table:formula="of:=SUM([.$E$3:.E305])" office:value-type="float" office:value="0.0107362860261753" calcext:value-type="float">
            <text:p>0.010736286</text:p>
          </table:table-cell>
          <table:table-cell table:style-name="ce12" table:formula="of:=MAX([.$E$3:.E305]) - MIN([.$E$3:.E305])" office:value-type="float" office:value="0.0096026404317219" calcext:value-type="float">
            <text:p>0.009602640</text:p>
          </table:table-cell>
          <table:table-cell table:style-name="ce9" table:formula="of:=STDEV([.$E$3:.E305])" office:value-type="float" office:value="0.00131570133313762" calcext:value-type="float">
            <text:p>0.0013157013</text:p>
          </table:table-cell>
          <table:table-cell table:style-name="ce9" table:formula="of:=[.G305]/[.H305]" office:value-type="float" office:value="7.29849563108826" calcext:value-type="float">
            <text:p>7.2984956311</text:p>
          </table:table-cell>
          <table:table-cell table:style-name="ce9" table:formula="of:=SLOPE([.I290:.I305];[.W290:.W305])" office:value-type="float" office:value="0.038526734628364" calcext:value-type="float">
            <text:p>0.0385267346</text:p>
          </table:table-cell>
          <table:table-cell table:style-name="ce17" table:formula="of:=AVERAGE([.D298:.D305])" office:value-type="float" office:value="0.06370189125" calcext:value-type="float">
            <text:p>0.063701891</text:p>
          </table:table-cell>
          <table:table-cell table:style-name="ce19" table:formula="of:=([.D305] - [.K305])/[.K305]" office:value-type="percentage" office:value="0.00179113598923171" calcext:value-type="percentage">
            <text:p>0.179%</text:p>
          </table:table-cell>
          <table:table-cell table:style-name="ce22" table:formula="of:=[.D305]-[.L305]" office:value-type="float" office:value="0.0620248540107683" calcext:value-type="float">
            <text:p>0.06202485</text:p>
          </table:table-cell>
          <table:table-cell table:style-name="ce27" table:formula="of:=ABS([.L304]-[.L305])" office:value-type="float" office:value="0.00144568225633238" calcext:value-type="float">
            <text:p>0.0014457</text:p>
          </table:table-cell>
          <table:table-cell table:style-name="ce34" table:formula="of:=IF(([.J305] &gt; [.$P$53]);(([.$M$53]+[.J305])/[.$O$53]);(([.$L$53]-[.J305])/[.$O$53]))" office:value-type="float" office:value="0.641326329346751" calcext:value-type="float">
            <text:p>0.64</text:p>
          </table:table-cell>
          <table:table-cell table:style-name="ce42" table:formula="of:=[.O305]-[.O304]" office:value-type="float" office:value="0.0059829607771883" calcext:value-type="float">
            <text:p>0.0060</text:p>
          </table:table-cell>
          <table:table-cell table:style-name="ce45" table:number-columns-repeated="2"/>
          <table:table-cell table:style-name="ce48" table:formula="of:=[.O305] - AVERAGE([.O300:.O305])" office:value-type="float" office:value="0.0515723717351106" calcext:value-type="float">
            <text:p>0.0515723717</text:p>
          </table:table-cell>
          <table:table-cell table:style-name="ce45" table:formula="of:=[.M305]-[.M304]" office:value-type="float" office:value="-0.00133967225633237" calcext:value-type="float">
            <text:p>-0.001</text:p>
          </table:table-cell>
          <table:table-cell table:style-name="ce45" table:formula="of:=AVERAGE([.O300:.O305])" office:value-type="float" office:value="0.589753957611641" calcext:value-type="float">
            <text:p>0.590</text:p>
          </table:table-cell>
          <table:table-cell table:style-name="ce9"/>
          <table:table-cell table:style-name="ce14" table:formula="of:=LOG([.X305])" office:value-type="float" office:value="3.00646604224923" calcext:value-type="float">
            <text:p>3.0064660422</text:p>
          </table:table-cell>
          <table:table-cell table:style-name="ce44" table:formula="of:=[.X304]+1" office:value-type="float" office:value="1015" calcext:value-type="float">
            <text:p>101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06]/[.D305]" office:value-type="percentage" office:value="-0.00337815020968893" calcext:value-type="percentage">
            <text:p>-0.3378%</text:p>
          </table:table-cell>
          <table:table-cell table:style-name="ce6" table:formula="of:=([.D306]-[.D305])" office:value-type="float" office:value="-0.000215580000000007" calcext:value-type="float">
            <text:p>-0.00021558</text:p>
          </table:table-cell>
          <table:table-cell table:style-name="ce8" office:value-type="float" office:value="0.06360041" calcext:value-type="float">
            <text:p>0.06360041</text:p>
          </table:table-cell>
          <table:table-cell table:style-name="ce10" table:formula="of:=[.B306]-[.$S$2]" office:value-type="float" office:value="-0.00338083538615952" calcext:value-type="float">
            <text:p>-0.00338084</text:p>
          </table:table-cell>
          <table:table-cell table:style-name="ce9" table:formula="of:=SUM([.$E$3:.E306])" office:value-type="float" office:value="0.00735545064001581" calcext:value-type="float">
            <text:p>0.0073554506</text:p>
          </table:table-cell>
          <table:table-cell table:style-name="ce12" table:formula="of:=MAX([.$E$3:.E306]) - MIN([.$E$3:.E306])" office:value-type="float" office:value="0.0096026404317219" calcext:value-type="float">
            <text:p>0.009602640</text:p>
          </table:table-cell>
          <table:table-cell table:style-name="ce9" table:formula="of:=STDEV([.$E$3:.E306])" office:value-type="float" office:value="0.00132806174053243" calcext:value-type="float">
            <text:p>0.0013280617</text:p>
          </table:table-cell>
          <table:table-cell table:style-name="ce9" table:formula="of:=[.G306]/[.H306]" office:value-type="float" office:value="7.23056778058538" calcext:value-type="float">
            <text:p>7.2305677806</text:p>
          </table:table-cell>
          <table:table-cell table:style-name="ce9" table:formula="of:=SLOPE([.I291:.I306];[.W291:.W306])" office:value-type="float" office:value="-3.81141398874721" calcext:value-type="float">
            <text:p>-3.8114139887</text:p>
          </table:table-cell>
          <table:table-cell table:style-name="ce17" table:formula="of:=AVERAGE([.D299:.D306])" office:value-type="float" office:value="0.06369047375" calcext:value-type="float">
            <text:p>0.063690474</text:p>
          </table:table-cell>
          <table:table-cell table:style-name="ce19" table:formula="of:=([.D306] - [.K306])/[.K306]" office:value-type="percentage" office:value="-0.00141408510091366" calcext:value-type="percentage">
            <text:p>-0.141%</text:p>
          </table:table-cell>
          <table:table-cell table:style-name="ce22" table:formula="of:=[.D306]-[.L306]" office:value-type="float" office:value="0.0650144951009137" calcext:value-type="float">
            <text:p>0.06501450</text:p>
          </table:table-cell>
          <table:table-cell table:style-name="ce27" table:formula="of:=ABS([.L305]-[.L306])" office:value-type="float" office:value="0.00320522109014537" calcext:value-type="float">
            <text:p>0.0032052</text:p>
          </table:table-cell>
          <table:table-cell table:style-name="ce34" table:formula="of:=IF(([.J306] &gt; [.$P$53]);(([.$M$53]+[.J306])/[.$O$53]);(([.$L$53]-[.J306])/[.$O$53]))" office:value-type="float" office:value="0.662060423553201" calcext:value-type="float">
            <text:p>0.66</text:p>
          </table:table-cell>
          <table:table-cell table:style-name="ce42" table:formula="of:=[.O306]-[.O305]" office:value-type="float" office:value="0.0207340942064494" calcext:value-type="float">
            <text:p>0.0207</text:p>
          </table:table-cell>
          <table:table-cell table:style-name="ce45" table:number-columns-repeated="2"/>
          <table:table-cell table:style-name="ce48" table:formula="of:=[.O306] - AVERAGE([.O301:.O306])" office:value-type="float" office:value="0.0549245886319539" calcext:value-type="float">
            <text:p>0.0549245886</text:p>
          </table:table-cell>
          <table:table-cell table:style-name="ce45" table:formula="of:=[.M306]-[.M305]" office:value-type="float" office:value="0.00298964109014536" calcext:value-type="float">
            <text:p>0.003</text:p>
          </table:table-cell>
          <table:table-cell table:style-name="ce45" table:formula="of:=AVERAGE([.O301:.O306])" office:value-type="float" office:value="0.607135834921247" calcext:value-type="float">
            <text:p>0.607</text:p>
          </table:table-cell>
          <table:table-cell table:style-name="ce9"/>
          <table:table-cell table:style-name="ce14" table:formula="of:=LOG([.X306])" office:value-type="float" office:value="3.0068937079479" calcext:value-type="float">
            <text:p>3.0068937079</text:p>
          </table:table-cell>
          <table:table-cell table:style-name="ce44" table:formula="of:=[.X305]+1" office:value-type="float" office:value="1016" calcext:value-type="float">
            <text:p>101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07]/[.D306]" office:value-type="percentage" office:value="0.000870434640279902" calcext:value-type="percentage">
            <text:p>0.0870%</text:p>
          </table:table-cell>
          <table:table-cell table:style-name="ce6" table:formula="of:=([.D307]-[.D306])" office:value-type="float" office:value="0.0000553600000000043" calcext:value-type="float">
            <text:p>0.00005536</text:p>
          </table:table-cell>
          <table:table-cell table:style-name="ce8" office:value-type="float" office:value="0.06365577" calcext:value-type="float">
            <text:p>0.06365577</text:p>
          </table:table-cell>
          <table:table-cell table:style-name="ce10" table:formula="of:=[.B307]-[.$S$2]" office:value-type="float" office:value="0.000867749463809314" calcext:value-type="float">
            <text:p>0.00086775</text:p>
          </table:table-cell>
          <table:table-cell table:style-name="ce9" table:formula="of:=SUM([.$E$3:.E307])" office:value-type="float" office:value="0.00822320010382513" calcext:value-type="float">
            <text:p>0.0082232001</text:p>
          </table:table-cell>
          <table:table-cell table:style-name="ce12" table:formula="of:=MAX([.$E$3:.E307]) - MIN([.$E$3:.E307])" office:value-type="float" office:value="0.0096026404317219" calcext:value-type="float">
            <text:p>0.009602640</text:p>
          </table:table-cell>
          <table:table-cell table:style-name="ce9" table:formula="of:=STDEV([.$E$3:.E307])" office:value-type="float" office:value="0.00132675515589949" calcext:value-type="float">
            <text:p>0.0013267552</text:p>
          </table:table-cell>
          <table:table-cell table:style-name="ce9" table:formula="of:=[.G307]/[.H307]" office:value-type="float" office:value="7.23768842278338" calcext:value-type="float">
            <text:p>7.2376884228</text:p>
          </table:table-cell>
          <table:table-cell table:style-name="ce9" table:formula="of:=SLOPE([.I292:.I307];[.W292:.W307])" office:value-type="float" office:value="-6.01908479058667" calcext:value-type="float">
            <text:p>-6.0190847906</text:p>
          </table:table-cell>
          <table:table-cell table:style-name="ce17" table:formula="of:=AVERAGE([.D300:.D307])" office:value-type="float" office:value="0.063695515" calcext:value-type="float">
            <text:p>0.063695515</text:p>
          </table:table-cell>
          <table:table-cell table:style-name="ce19" table:formula="of:=([.D307] - [.K307])/[.K307]" office:value-type="percentage" office:value="-0.000623984278955807" calcext:value-type="percentage">
            <text:p>-0.062%</text:p>
          </table:table-cell>
          <table:table-cell table:style-name="ce22" table:formula="of:=[.D307]-[.L307]" office:value-type="float" office:value="0.0642797542789558" calcext:value-type="float">
            <text:p>0.06427975</text:p>
          </table:table-cell>
          <table:table-cell table:style-name="ce27" table:formula="of:=ABS([.L306]-[.L307])" office:value-type="float" office:value="0.000790100821957857" calcext:value-type="float">
            <text:p>0.0007901</text:p>
          </table:table-cell>
          <table:table-cell table:style-name="ce34" table:formula="of:=IF(([.J307] &gt; [.$P$53]);(([.$M$53]+[.J307])/[.$O$53]);(([.$L$53]-[.J307])/[.$O$53]))" office:value-type="float" office:value="0.67394997138552" calcext:value-type="float">
            <text:p>0.67</text:p>
          </table:table-cell>
          <table:table-cell table:style-name="ce42" table:formula="of:=[.O307]-[.O306]" office:value-type="float" office:value="0.0118895478323191" calcext:value-type="float">
            <text:p>0.0119</text:p>
          </table:table-cell>
          <table:table-cell table:style-name="ce45" table:number-columns-repeated="2"/>
          <table:table-cell table:style-name="ce48" table:formula="of:=[.O307] - AVERAGE([.O302:.O307])" office:value-type="float" office:value="0.0481775450538743" calcext:value-type="float">
            <text:p>0.0481775451</text:p>
          </table:table-cell>
          <table:table-cell table:style-name="ce45" table:formula="of:=[.M307]-[.M306]" office:value-type="float" office:value="-0.000734740821957847" calcext:value-type="float">
            <text:p>-0.001</text:p>
          </table:table-cell>
          <table:table-cell table:style-name="ce45" table:formula="of:=AVERAGE([.O302:.O307])" office:value-type="float" office:value="0.625772426331646" calcext:value-type="float">
            <text:p>0.626</text:p>
          </table:table-cell>
          <table:table-cell table:style-name="ce9"/>
          <table:table-cell table:style-name="ce14" table:formula="of:=LOG([.X307])" office:value-type="float" office:value="3.00732095292274" calcext:value-type="float">
            <text:p>3.0073209529</text:p>
          </table:table-cell>
          <table:table-cell table:style-name="ce44" table:formula="of:=[.X306]+1" office:value-type="float" office:value="1017" calcext:value-type="float">
            <text:p>101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08]/[.D307]" office:value-type="percentage" office:value="0.000710540458469157" calcext:value-type="percentage">
            <text:p>0.0711%</text:p>
          </table:table-cell>
          <table:table-cell table:style-name="ce6" table:formula="of:=([.D308]-[.D307])" office:value-type="float" office:value="0.0000452300000000072" calcext:value-type="float">
            <text:p>0.00004523</text:p>
          </table:table-cell>
          <table:table-cell table:style-name="ce8" office:value-type="float" office:value="0.063701" calcext:value-type="float">
            <text:p>0.063701</text:p>
          </table:table-cell>
          <table:table-cell table:style-name="ce10" table:formula="of:=[.B308]-[.$S$2]" office:value-type="float" office:value="0.000707855281998569" calcext:value-type="float">
            <text:p>0.00070786</text:p>
          </table:table-cell>
          <table:table-cell table:style-name="ce9" table:formula="of:=SUM([.$E$3:.E308])" office:value-type="float" office:value="0.00893105538582369" calcext:value-type="float">
            <text:p>0.0089310554</text:p>
          </table:table-cell>
          <table:table-cell table:style-name="ce12" table:formula="of:=MAX([.$E$3:.E308]) - MIN([.$E$3:.E308])" office:value-type="float" office:value="0.0096026404317219" calcext:value-type="float">
            <text:p>0.009602640</text:p>
          </table:table-cell>
          <table:table-cell table:style-name="ce9" table:formula="of:=STDEV([.$E$3:.E308])" office:value-type="float" office:value="0.001325150151218" calcext:value-type="float">
            <text:p>0.0013251502</text:p>
          </table:table-cell>
          <table:table-cell table:style-name="ce9" table:formula="of:=[.G308]/[.H308]" office:value-type="float" office:value="7.24645461715843" calcext:value-type="float">
            <text:p>7.2464546172</text:p>
          </table:table-cell>
          <table:table-cell table:style-name="ce9" table:formula="of:=SLOPE([.I293:.I308];[.W293:.W308])" office:value-type="float" office:value="-6.45241695545422" calcext:value-type="float">
            <text:p>-6.4524169555</text:p>
          </table:table-cell>
          <table:table-cell table:style-name="ce17" table:formula="of:=AVERAGE([.D301:.D308])" office:value-type="float" office:value="0.0636973425" calcext:value-type="float">
            <text:p>0.063697343</text:p>
          </table:table-cell>
          <table:table-cell table:style-name="ce19" table:formula="of:=([.D308] - [.K308])/[.K308]" office:value-type="percentage" office:value="0.0000574199779214316" calcext:value-type="percentage">
            <text:p>0.006%</text:p>
          </table:table-cell>
          <table:table-cell table:style-name="ce22" table:formula="of:=[.D308]-[.L308]" office:value-type="float" office:value="0.0636435800220786" calcext:value-type="float">
            <text:p>0.06364358</text:p>
          </table:table-cell>
          <table:table-cell table:style-name="ce27" table:formula="of:=ABS([.L307]-[.L308])" office:value-type="float" office:value="0.000681404256877239" calcext:value-type="float">
            <text:p>0.0006814</text:p>
          </table:table-cell>
          <table:table-cell table:style-name="ce34" table:formula="of:=IF(([.J308] &gt; [.$P$53]);(([.$M$53]+[.J308])/[.$O$53]);(([.$L$53]-[.J308])/[.$O$53]))" office:value-type="float" office:value="0.676283708597238" calcext:value-type="float">
            <text:p>0.68</text:p>
          </table:table-cell>
          <table:table-cell table:style-name="ce42" table:formula="of:=[.O308]-[.O307]" office:value-type="float" office:value="0.00233373721171759" calcext:value-type="float">
            <text:p>0.0023</text:p>
          </table:table-cell>
          <table:table-cell table:style-name="ce45" table:number-columns-repeated="2"/>
          <table:table-cell table:style-name="ce48" table:formula="of:=[.O308] - AVERAGE([.O303:.O308])" office:value-type="float" office:value="0.0320144694224773" calcext:value-type="float">
            <text:p>0.0320144694</text:p>
          </table:table-cell>
          <table:table-cell table:style-name="ce45" table:formula="of:=[.M308]-[.M307]" office:value-type="float" office:value="-0.000636174256877231" calcext:value-type="float">
            <text:p>-0.001</text:p>
          </table:table-cell>
          <table:table-cell table:style-name="ce45" table:formula="of:=AVERAGE([.O303:.O308])" office:value-type="float" office:value="0.64426923917476" calcext:value-type="float">
            <text:p>0.644</text:p>
          </table:table-cell>
          <table:table-cell table:style-name="ce9"/>
          <table:table-cell table:style-name="ce14" table:formula="of:=LOG([.X308])" office:value-type="float" office:value="3.00774777800074" calcext:value-type="float">
            <text:p>3.007747778</text:p>
          </table:table-cell>
          <table:table-cell table:style-name="ce44" table:formula="of:=[.X307]+1" office:value-type="float" office:value="1018" calcext:value-type="float">
            <text:p>101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09]/[.D308]" office:value-type="percentage" office:value="-0.00144644511075186" calcext:value-type="percentage">
            <text:p>-0.1446%</text:p>
          </table:table-cell>
          <table:table-cell table:style-name="ce6" table:formula="of:=([.D309]-[.D308])" office:value-type="float" office:value="-0.0000921400000000044" calcext:value-type="float">
            <text:p>-0.00009214</text:p>
          </table:table-cell>
          <table:table-cell table:style-name="ce8" office:value-type="float" office:value="0.06360886" calcext:value-type="float">
            <text:p>0.06360886</text:p>
          </table:table-cell>
          <table:table-cell table:style-name="ce10" table:formula="of:=[.B309]-[.$S$2]" office:value-type="float" office:value="-0.00144913028722245" calcext:value-type="float">
            <text:p>-0.00144913</text:p>
          </table:table-cell>
          <table:table-cell table:style-name="ce9" table:formula="of:=SUM([.$E$3:.E309])" office:value-type="float" office:value="0.00748192509860124" calcext:value-type="float">
            <text:p>0.0074819251</text:p>
          </table:table-cell>
          <table:table-cell table:style-name="ce12" table:formula="of:=MAX([.$E$3:.E309]) - MIN([.$E$3:.E309])" office:value-type="float" office:value="0.0096026404317219" calcext:value-type="float">
            <text:p>0.009602640</text:p>
          </table:table-cell>
          <table:table-cell table:style-name="ce9" table:formula="of:=STDEV([.$E$3:.E309])" office:value-type="float" office:value="0.0013256707432342" calcext:value-type="float">
            <text:p>0.0013256707</text:p>
          </table:table-cell>
          <table:table-cell table:style-name="ce9" table:formula="of:=[.G309]/[.H309]" office:value-type="float" office:value="7.24360892833361" calcext:value-type="float">
            <text:p>7.2436089283</text:p>
          </table:table-cell>
          <table:table-cell table:style-name="ce9" table:formula="of:=SLOPE([.I294:.I309];[.W294:.W309])" office:value-type="float" office:value="-9.55040111916174" calcext:value-type="float">
            <text:p>-9.5504011192</text:p>
          </table:table-cell>
          <table:table-cell table:style-name="ce17" table:formula="of:=AVERAGE([.D302:.D309])" office:value-type="float" office:value="0.0636869925" calcext:value-type="float">
            <text:p>0.063686993</text:p>
          </table:table-cell>
          <table:table-cell table:style-name="ce19" table:formula="of:=([.D309] - [.K309])/[.K309]" office:value-type="percentage" office:value="-0.00122682037466276" calcext:value-type="percentage">
            <text:p>-0.123%</text:p>
          </table:table-cell>
          <table:table-cell table:style-name="ce22" table:formula="of:=[.D309]-[.L309]" office:value-type="float" office:value="0.0648356803746628" calcext:value-type="float">
            <text:p>0.06483568</text:p>
          </table:table-cell>
          <table:table-cell table:style-name="ce27" table:formula="of:=ABS([.L308]-[.L309])" office:value-type="float" office:value="0.00128424035258419" calcext:value-type="float">
            <text:p>0.0012842</text:p>
          </table:table-cell>
          <table:table-cell table:style-name="ce34" table:formula="of:=IF(([.J309] &gt; [.$P$53]);(([.$M$53]+[.J309])/[.$O$53]);(([.$L$53]-[.J309])/[.$O$53]))" office:value-type="float" office:value="0.692968094180214" calcext:value-type="float">
            <text:p>0.69</text:p>
          </table:table-cell>
          <table:table-cell table:style-name="ce42" table:formula="of:=[.O309]-[.O308]" office:value-type="float" office:value="0.0166843855829762" calcext:value-type="float">
            <text:p>0.0167</text:p>
          </table:table-cell>
          <table:table-cell table:style-name="ce45" table:number-columns-repeated="2"/>
          <table:table-cell table:style-name="ce48" table:formula="of:=[.O309] - AVERAGE([.O304:.O309])" office:value-type="float" office:value="0.0293127782414659" calcext:value-type="float">
            <text:p>0.0293127782</text:p>
          </table:table-cell>
          <table:table-cell table:style-name="ce45" table:formula="of:=[.M309]-[.M308]" office:value-type="float" office:value="0.00119210035258419" calcext:value-type="float">
            <text:p>0.001</text:p>
          </table:table-cell>
          <table:table-cell table:style-name="ce45" table:formula="of:=AVERAGE([.O304:.O309])" office:value-type="float" office:value="0.663655315938748" calcext:value-type="float">
            <text:p>0.664</text:p>
          </table:table-cell>
          <table:table-cell table:style-name="ce9"/>
          <table:table-cell table:style-name="ce14" table:formula="of:=LOG([.X309])" office:value-type="float" office:value="3.00817418400643" calcext:value-type="float">
            <text:p>3.008174184</text:p>
          </table:table-cell>
          <table:table-cell table:style-name="ce44" table:formula="of:=[.X308]+1" office:value-type="float" office:value="1019" calcext:value-type="float">
            <text:p>101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10]/[.D309]" office:value-type="percentage" office:value="0.00291814693739201" calcext:value-type="percentage">
            <text:p>0.2918%</text:p>
          </table:table-cell>
          <table:table-cell table:style-name="ce6" table:formula="of:=([.D310]-[.D309])" office:value-type="float" office:value="0.000185619999999997" calcext:value-type="float">
            <text:p>0.00018562</text:p>
          </table:table-cell>
          <table:table-cell table:style-name="ce8" office:value-type="float" office:value="0.06379448" calcext:value-type="float">
            <text:p>0.06379448</text:p>
          </table:table-cell>
          <table:table-cell table:style-name="ce10" table:formula="of:=[.B310]-[.$S$2]" office:value-type="float" office:value="0.00291546176092143" calcext:value-type="float">
            <text:p>0.00291546</text:p>
          </table:table-cell>
          <table:table-cell table:style-name="ce9" table:formula="of:=SUM([.$E$3:.E310])" office:value-type="float" office:value="0.0103973868595227" calcext:value-type="float">
            <text:p>0.0103973869</text:p>
          </table:table-cell>
          <table:table-cell table:style-name="ce12" table:formula="of:=MAX([.$E$3:.E310]) - MIN([.$E$3:.E310])" office:value-type="float" office:value="0.0096026404317219" calcext:value-type="float">
            <text:p>0.009602640</text:p>
          </table:table-cell>
          <table:table-cell table:style-name="ce9" table:formula="of:=STDEV([.$E$3:.E310])" office:value-type="float" office:value="0.00133372266959862" calcext:value-type="float">
            <text:p>0.0013337227</text:p>
          </table:table-cell>
          <table:table-cell table:style-name="ce9" table:formula="of:=[.G310]/[.H310]" office:value-type="float" office:value="7.19987794359962" calcext:value-type="float">
            <text:p>7.1998779436</text:p>
          </table:table-cell>
          <table:table-cell table:style-name="ce9" table:formula="of:=SLOPE([.I295:.I310];[.W295:.W310])" office:value-type="float" office:value="-14.1752963384147" calcext:value-type="float">
            <text:p>-14.1752963384</text:p>
          </table:table-cell>
          <table:table-cell table:style-name="ce17" table:formula="of:=AVERAGE([.D303:.D310])" office:value-type="float" office:value="0.0637083275" calcext:value-type="float">
            <text:p>0.063708328</text:p>
          </table:table-cell>
          <table:table-cell table:style-name="ce19" table:formula="of:=([.D310] - [.K310])/[.K310]" office:value-type="percentage" office:value="0.00135229574187151" calcext:value-type="percentage">
            <text:p>0.135%</text:p>
          </table:table-cell>
          <table:table-cell table:style-name="ce22" table:formula="of:=[.D310]-[.L310]" office:value-type="float" office:value="0.0624421842581285" calcext:value-type="float">
            <text:p>0.06244218</text:p>
          </table:table-cell>
          <table:table-cell table:style-name="ce27" table:formula="of:=ABS([.L309]-[.L310])" office:value-type="float" office:value="0.00257911611653427" calcext:value-type="float">
            <text:p>0.0025791</text:p>
          </table:table-cell>
          <table:table-cell table:style-name="ce34" table:formula="of:=IF(([.J310] &gt; [.$P$53]);(([.$M$53]+[.J310])/[.$O$53]);(([.$L$53]-[.J310])/[.$O$53]))" office:value-type="float" office:value="0.717875753819937" calcext:value-type="float">
            <text:p>0.72</text:p>
          </table:table-cell>
          <table:table-cell table:style-name="ce42" table:formula="of:=[.O310]-[.O309]" office:value-type="float" office:value="0.024907659639723" calcext:value-type="float">
            <text:p>0.0249</text:p>
          </table:table-cell>
          <table:table-cell table:style-name="ce45" table:number-columns-repeated="2"/>
          <table:table-cell table:style-name="ce48" table:formula="of:=[.O310] - AVERAGE([.O305:.O310])" office:value-type="float" office:value="0.0404650403394601" calcext:value-type="float">
            <text:p>0.0404650403</text:p>
          </table:table-cell>
          <table:table-cell table:style-name="ce45" table:formula="of:=[.M310]-[.M309]" office:value-type="float" office:value="-0.00239349611653428" calcext:value-type="float">
            <text:p>-0.002</text:p>
          </table:table-cell>
          <table:table-cell table:style-name="ce45" table:formula="of:=AVERAGE([.O305:.O310])" office:value-type="float" office:value="0.677410713480477" calcext:value-type="float">
            <text:p>0.677</text:p>
          </table:table-cell>
          <table:table-cell table:style-name="ce9"/>
          <table:table-cell table:style-name="ce14" table:formula="of:=LOG([.X310])" office:value-type="float" office:value="3.00860017176192" calcext:value-type="float">
            <text:p>3.0086001718</text:p>
          </table:table-cell>
          <table:table-cell table:style-name="ce44" table:formula="of:=[.X309]+1" office:value-type="float" office:value="1020" calcext:value-type="float">
            <text:p>102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11]/[.D310]" office:value-type="percentage" office:value="-0.00230396109506661" calcext:value-type="percentage">
            <text:p>-0.2304%</text:p>
          </table:table-cell>
          <table:table-cell table:style-name="ce6" table:formula="of:=([.D311]-[.D310])" office:value-type="float" office:value="-0.000146980000000005" calcext:value-type="float">
            <text:p>-0.00014698</text:p>
          </table:table-cell>
          <table:table-cell table:style-name="ce8" office:value-type="float" office:value="0.0636475" calcext:value-type="float">
            <text:p>0.0636475</text:p>
          </table:table-cell>
          <table:table-cell table:style-name="ce10" table:formula="of:=[.B311]-[.$S$2]" office:value-type="float" office:value="-0.0023066462715372" calcext:value-type="float">
            <text:p>-0.00230665</text:p>
          </table:table-cell>
          <table:table-cell table:style-name="ce9" table:formula="of:=SUM([.$E$3:.E311])" office:value-type="float" office:value="0.00809074058798547" calcext:value-type="float">
            <text:p>0.0080907406</text:p>
          </table:table-cell>
          <table:table-cell table:style-name="ce12" table:formula="of:=MAX([.$E$3:.E311]) - MIN([.$E$3:.E311])" office:value-type="float" office:value="0.0096026404317219" calcext:value-type="float">
            <text:p>0.009602640</text:p>
          </table:table-cell>
          <table:table-cell table:style-name="ce9" table:formula="of:=STDEV([.$E$3:.E311])" office:value-type="float" office:value="0.00133819553514887" calcext:value-type="float">
            <text:p>0.0013381955</text:p>
          </table:table-cell>
          <table:table-cell table:style-name="ce9" table:formula="of:=[.G311]/[.H311]" office:value-type="float" office:value="7.17581263686823" calcext:value-type="float">
            <text:p>7.1758126369</text:p>
          </table:table-cell>
          <table:table-cell table:style-name="ce9" table:formula="of:=SLOPE([.I296:.I311];[.W296:.W311])" office:value-type="float" office:value="-19.3330900545598" calcext:value-type="float">
            <text:p>-19.3330900546</text:p>
          </table:table-cell>
          <table:table-cell table:style-name="ce17" table:formula="of:=AVERAGE([.D304:.D311])" office:value-type="float" office:value="0.06369174875" calcext:value-type="float">
            <text:p>0.063691749</text:p>
          </table:table-cell>
          <table:table-cell table:style-name="ce19" table:formula="of:=([.D311] - [.K311])/[.K311]" office:value-type="percentage" office:value="-0.000694732847949999" calcext:value-type="percentage">
            <text:p>-0.069%</text:p>
          </table:table-cell>
          <table:table-cell table:style-name="ce22" table:formula="of:=[.D311]-[.L311]" office:value-type="float" office:value="0.06434223284795" calcext:value-type="float">
            <text:p>0.06434223</text:p>
          </table:table-cell>
          <table:table-cell table:style-name="ce27" table:formula="of:=ABS([.L310]-[.L311])" office:value-type="float" office:value="0.00204702858982151" calcext:value-type="float">
            <text:p>0.0020470</text:p>
          </table:table-cell>
          <table:table-cell table:style-name="ce34" table:formula="of:=IF(([.J311] &gt; [.$P$53]);(([.$M$53]+[.J311])/[.$O$53]);(([.$L$53]-[.J311])/[.$O$53]))" office:value-type="float" office:value="0.745653371318998" calcext:value-type="float">
            <text:p>0.75</text:p>
          </table:table-cell>
          <table:table-cell table:style-name="ce42" table:formula="of:=[.O311]-[.O310]" office:value-type="float" office:value="0.0277776174990614" calcext:value-type="float">
            <text:p>0.0278</text:p>
          </table:table-cell>
          <table:table-cell table:style-name="ce45" table:number-columns-repeated="2"/>
          <table:table-cell table:style-name="ce48" table:formula="of:=[.O311] - AVERAGE([.O306:.O311])" office:value-type="float" office:value="0.0508548175098137" calcext:value-type="float">
            <text:p>0.0508548175</text:p>
          </table:table-cell>
          <table:table-cell table:style-name="ce45" table:formula="of:=[.M311]-[.M310]" office:value-type="float" office:value="0.00190004858982151" calcext:value-type="float">
            <text:p>0.002</text:p>
          </table:table-cell>
          <table:table-cell table:style-name="ce45" table:formula="of:=AVERAGE([.O306:.O311])" office:value-type="float" office:value="0.694798553809184" calcext:value-type="float">
            <text:p>0.695</text:p>
          </table:table-cell>
          <table:table-cell table:style-name="ce9"/>
          <table:table-cell table:style-name="ce14" table:formula="of:=LOG([.X311])" office:value-type="float" office:value="3.00902574208691" calcext:value-type="float">
            <text:p>3.0090257421</text:p>
          </table:table-cell>
          <table:table-cell table:style-name="ce44" table:formula="of:=[.X310]+1" office:value-type="float" office:value="1021" calcext:value-type="float">
            <text:p>102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12]/[.D311]" office:value-type="percentage" office:value="-0.00107356926823507" calcext:value-type="percentage">
            <text:p>-0.1074%</text:p>
          </table:table-cell>
          <table:table-cell table:style-name="ce6" table:formula="of:=([.D312]-[.D311])" office:value-type="float" office:value="-0.0000683299999999915" calcext:value-type="float">
            <text:p>-0.00006833</text:p>
          </table:table-cell>
          <table:table-cell table:style-name="ce8" office:value-type="float" office:value="0.06357917" calcext:value-type="float">
            <text:p>0.06357917</text:p>
          </table:table-cell>
          <table:table-cell table:style-name="ce10" table:formula="of:=[.B312]-[.$S$2]" office:value-type="float" office:value="-0.00107625444470566" calcext:value-type="float">
            <text:p>-0.00107625</text:p>
          </table:table-cell>
          <table:table-cell table:style-name="ce9" table:formula="of:=SUM([.$E$3:.E312])" office:value-type="float" office:value="0.00701448614327981" calcext:value-type="float">
            <text:p>0.0070144861</text:p>
          </table:table-cell>
          <table:table-cell table:style-name="ce12" table:formula="of:=MAX([.$E$3:.E312]) - MIN([.$E$3:.E312])" office:value-type="float" office:value="0.0096026404317219" calcext:value-type="float">
            <text:p>0.009602640</text:p>
          </table:table-cell>
          <table:table-cell table:style-name="ce9" table:formula="of:=STDEV([.$E$3:.E312])" office:value-type="float" office:value="0.00133749485020146" calcext:value-type="float">
            <text:p>0.0013374949</text:p>
          </table:table-cell>
          <table:table-cell table:style-name="ce9" table:formula="of:=[.G312]/[.H312]" office:value-type="float" office:value="7.17957189164167" calcext:value-type="float">
            <text:p>7.1795718916</text:p>
          </table:table-cell>
          <table:table-cell table:style-name="ce9" table:formula="of:=SLOPE([.I297:.I312];[.W297:.W312])" office:value-type="float" office:value="-22.815326284575" calcext:value-type="float">
            <text:p>-22.8153262846</text:p>
          </table:table-cell>
          <table:table-cell table:style-name="ce17" table:formula="of:=AVERAGE([.D305:.D312])" office:value-type="float" office:value="0.0636753975" calcext:value-type="float">
            <text:p>0.063675398</text:p>
          </table:table-cell>
          <table:table-cell table:style-name="ce19" table:formula="of:=([.D312] - [.K312])/[.K312]" office:value-type="percentage" office:value="-0.00151121946274468" calcext:value-type="percentage">
            <text:p>-0.151%</text:p>
          </table:table-cell>
          <table:table-cell table:style-name="ce22" table:formula="of:=[.D312]-[.L312]" office:value-type="float" office:value="0.0650903894627447" calcext:value-type="float">
            <text:p>0.06509039</text:p>
          </table:table-cell>
          <table:table-cell table:style-name="ce27" table:formula="of:=ABS([.L311]-[.L312])" office:value-type="float" office:value="0.000816486614794682" calcext:value-type="float">
            <text:p>0.0008165</text:p>
          </table:table-cell>
          <table:table-cell table:style-name="ce34" table:formula="of:=IF(([.J312] &gt; [.$P$53]);(([.$M$53]+[.J312])/[.$O$53]);(([.$L$53]-[.J312])/[.$O$53]))" office:value-type="float" office:value="0.76440717020319" calcext:value-type="float">
            <text:p>0.76</text:p>
          </table:table-cell>
          <table:table-cell table:style-name="ce42" table:formula="of:=[.O312]-[.O311]" office:value-type="float" office:value="0.0187537988841918" calcext:value-type="float">
            <text:p>0.0188</text:p>
          </table:table-cell>
          <table:table-cell table:style-name="ce45" table:number-columns-repeated="2"/>
          <table:table-cell table:style-name="ce48" table:formula="of:=[.O312] - AVERAGE([.O307:.O312])" office:value-type="float" office:value="0.0525508252856739" calcext:value-type="float">
            <text:p>0.0525508253</text:p>
          </table:table-cell>
          <table:table-cell table:style-name="ce45" table:formula="of:=[.M312]-[.M311]" office:value-type="float" office:value="0.000748156614794687" calcext:value-type="float">
            <text:p>0.001</text:p>
          </table:table-cell>
          <table:table-cell table:style-name="ce45" table:formula="of:=AVERAGE([.O307:.O312])" office:value-type="float" office:value="0.711856344917516" calcext:value-type="float">
            <text:p>0.712</text:p>
          </table:table-cell>
          <table:table-cell table:style-name="ce9"/>
          <table:table-cell table:style-name="ce14" table:formula="of:=LOG([.X312])" office:value-type="float" office:value="3.00945089579869" calcext:value-type="float">
            <text:p>3.0094508958</text:p>
          </table:table-cell>
          <table:table-cell table:style-name="ce44" table:formula="of:=[.X311]+1" office:value-type="float" office:value="1022" calcext:value-type="float">
            <text:p>102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13]/[.D312]" office:value-type="percentage" office:value="0.000964309537227287" calcext:value-type="percentage">
            <text:p>0.0964%</text:p>
          </table:table-cell>
          <table:table-cell table:style-name="ce6" table:formula="of:=([.D313]-[.D312])" office:value-type="float" office:value="0.000061309999999995" calcext:value-type="float">
            <text:p>0.00006131</text:p>
          </table:table-cell>
          <table:table-cell table:style-name="ce8" office:value-type="float" office:value="0.06364048" calcext:value-type="float">
            <text:p>0.06364048</text:p>
          </table:table-cell>
          <table:table-cell table:style-name="ce10" table:formula="of:=[.B313]-[.$S$2]" office:value-type="float" office:value="0.000961624360756698" calcext:value-type="float">
            <text:p>0.00096162</text:p>
          </table:table-cell>
          <table:table-cell table:style-name="ce9" table:formula="of:=SUM([.$E$3:.E313])" office:value-type="float" office:value="0.00797611050403651" calcext:value-type="float">
            <text:p>0.0079761105</text:p>
          </table:table-cell>
          <table:table-cell table:style-name="ce12" table:formula="of:=MAX([.$E$3:.E313]) - MIN([.$E$3:.E313])" office:value-type="float" office:value="0.0096026404317219" calcext:value-type="float">
            <text:p>0.009602640</text:p>
          </table:table-cell>
          <table:table-cell table:style-name="ce9" table:formula="of:=STDEV([.$E$3:.E313])" office:value-type="float" office:value="0.0013363970035085" calcext:value-type="float">
            <text:p>0.001336397</text:p>
          </table:table-cell>
          <table:table-cell table:style-name="ce9" table:formula="of:=[.G313]/[.H313]" office:value-type="float" office:value="7.18546989144068" calcext:value-type="float">
            <text:p>7.1854698914</text:p>
          </table:table-cell>
          <table:table-cell table:style-name="ce9" table:formula="of:=SLOPE([.I298:.I313];[.W298:.W313])" office:value-type="float" office:value="-25.5231063648817" calcext:value-type="float">
            <text:p>-25.5231063649</text:p>
          </table:table-cell>
          <table:table-cell table:style-name="ce17" table:formula="of:=AVERAGE([.D306:.D313])" office:value-type="float" office:value="0.06365345875" calcext:value-type="float">
            <text:p>0.063653459</text:p>
          </table:table-cell>
          <table:table-cell table:style-name="ce19" table:formula="of:=([.D313] - [.K313])/[.K313]" office:value-type="percentage" office:value="-0.000203897011330957" calcext:value-type="percentage">
            <text:p>-0.020%</text:p>
          </table:table-cell>
          <table:table-cell table:style-name="ce22" table:formula="of:=[.D313]-[.L313]" office:value-type="float" office:value="0.063844377011331" calcext:value-type="float">
            <text:p>0.06384438</text:p>
          </table:table-cell>
          <table:table-cell table:style-name="ce27" table:formula="of:=ABS([.L312]-[.L313])" office:value-type="float" office:value="0.00130732245141372" calcext:value-type="float">
            <text:p>0.0013073</text:p>
          </table:table-cell>
          <table:table-cell table:style-name="ce34" table:formula="of:=IF(([.J313] &gt; [.$P$53]);(([.$M$53]+[.J313])/[.$O$53]);(([.$L$53]-[.J313])/[.$O$53]))" office:value-type="float" office:value="0.778990087528265" calcext:value-type="float">
            <text:p>0.78</text:p>
          </table:table-cell>
          <table:table-cell table:style-name="ce42" table:formula="of:=[.O313]-[.O312]" office:value-type="float" office:value="0.0145829173250752" calcext:value-type="float">
            <text:p>0.0146</text:p>
          </table:table-cell>
          <table:table-cell table:style-name="ce45" table:number-columns-repeated="2"/>
          <table:table-cell table:style-name="ce48" table:formula="of:=[.O313] - AVERAGE([.O308:.O313])" office:value-type="float" office:value="0.0496270565869582" calcext:value-type="float">
            <text:p>0.0496270566</text:p>
          </table:table-cell>
          <table:table-cell table:style-name="ce45" table:formula="of:=[.M313]-[.M312]" office:value-type="float" office:value="-0.00124601245141373" calcext:value-type="float">
            <text:p>-0.001</text:p>
          </table:table-cell>
          <table:table-cell table:style-name="ce45" table:formula="of:=AVERAGE([.O308:.O313])" office:value-type="float" office:value="0.729363030941307" calcext:value-type="float">
            <text:p>0.729</text:p>
          </table:table-cell>
          <table:table-cell table:style-name="ce9"/>
          <table:table-cell table:style-name="ce14" table:formula="of:=LOG([.X313])" office:value-type="float" office:value="3.00987563371216" calcext:value-type="float">
            <text:p>3.0098756337</text:p>
          </table:table-cell>
          <table:table-cell table:style-name="ce44" table:formula="of:=[.X312]+1" office:value-type="float" office:value="1023" calcext:value-type="float">
            <text:p>102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14]/[.D313]" office:value-type="percentage" office:value="0.00156582728477231" calcext:value-type="percentage">
            <text:p>0.1566%</text:p>
          </table:table-cell>
          <table:table-cell table:style-name="ce6" table:formula="of:=([.D314]-[.D313])" office:value-type="float" office:value="0.0000996500000000067" calcext:value-type="float">
            <text:p>0.00009965</text:p>
          </table:table-cell>
          <table:table-cell table:style-name="ce8" office:value-type="float" office:value="0.06374013" calcext:value-type="float">
            <text:p>0.06374013</text:p>
          </table:table-cell>
          <table:table-cell table:style-name="ce10" table:formula="of:=[.B314]-[.$S$2]" office:value-type="float" office:value="0.00156314210830172" calcext:value-type="float">
            <text:p>0.00156314</text:p>
          </table:table-cell>
          <table:table-cell table:style-name="ce9" table:formula="of:=SUM([.$E$3:.E314])" office:value-type="float" office:value="0.00953925261233824" calcext:value-type="float">
            <text:p>0.0095392526</text:p>
          </table:table-cell>
          <table:table-cell table:style-name="ce12" table:formula="of:=MAX([.$E$3:.E314]) - MIN([.$E$3:.E314])" office:value-type="float" office:value="0.0096026404317219" calcext:value-type="float">
            <text:p>0.009602640</text:p>
          </table:table-cell>
          <table:table-cell table:style-name="ce9" table:formula="of:=STDEV([.$E$3:.E314])" office:value-type="float" office:value="0.00133708298242635" calcext:value-type="float">
            <text:p>0.001337083</text:p>
          </table:table-cell>
          <table:table-cell table:style-name="ce9" table:formula="of:=[.G314]/[.H314]" office:value-type="float" office:value="7.18178344794752" calcext:value-type="float">
            <text:p>7.1817834479</text:p>
          </table:table-cell>
          <table:table-cell table:style-name="ce9" table:formula="of:=SLOPE([.I299:.I314];[.W299:.W314])" office:value-type="float" office:value="-26.9501619401813" calcext:value-type="float">
            <text:p>-26.9501619402</text:p>
          </table:table-cell>
          <table:table-cell table:style-name="ce17" table:formula="of:=AVERAGE([.D307:.D314])" office:value-type="float" office:value="0.06367092375" calcext:value-type="float">
            <text:p>0.063670924</text:p>
          </table:table-cell>
          <table:table-cell table:style-name="ce19" table:formula="of:=([.D314] - [.K314])/[.K314]" office:value-type="percentage" office:value="0.00108693648409662" calcext:value-type="percentage">
            <text:p>0.109%</text:p>
          </table:table-cell>
          <table:table-cell table:style-name="ce22" table:formula="of:=[.D314]-[.L314]" office:value-type="float" office:value="0.0626531935159034" calcext:value-type="float">
            <text:p>0.06265319</text:p>
          </table:table-cell>
          <table:table-cell table:style-name="ce27" table:formula="of:=ABS([.L313]-[.L314])" office:value-type="float" office:value="0.00129083349542758" calcext:value-type="float">
            <text:p>0.0012908</text:p>
          </table:table-cell>
          <table:table-cell table:style-name="ce34" table:formula="of:=IF(([.J314] &gt; [.$P$53]);(([.$M$53]+[.J314])/[.$O$53]);(([.$L$53]-[.J314])/[.$O$53]))" office:value-type="float" office:value="0.786675583711739" calcext:value-type="float">
            <text:p>0.79</text:p>
          </table:table-cell>
          <table:table-cell table:style-name="ce42" table:formula="of:=[.O314]-[.O313]" office:value-type="float" office:value="0.00768549618347358" calcext:value-type="float">
            <text:p>0.0077</text:p>
          </table:table-cell>
          <table:table-cell table:style-name="ce45" table:number-columns-repeated="2"/>
          <table:table-cell table:style-name="ce48" table:formula="of:=[.O314] - AVERAGE([.O309:.O314])" office:value-type="float" office:value="0.038913906918015" calcext:value-type="float">
            <text:p>0.0389139069</text:p>
          </table:table-cell>
          <table:table-cell table:style-name="ce45" table:formula="of:=[.M314]-[.M313]" office:value-type="float" office:value="-0.00119118349542757" calcext:value-type="float">
            <text:p>-0.001</text:p>
          </table:table-cell>
          <table:table-cell table:style-name="ce45" table:formula="of:=AVERAGE([.O309:.O314])" office:value-type="float" office:value="0.747761676793724" calcext:value-type="float">
            <text:p>0.748</text:p>
          </table:table-cell>
          <table:table-cell table:style-name="ce9"/>
          <table:table-cell table:style-name="ce14" table:formula="of:=LOG([.X314])" office:value-type="float" office:value="3.01029995663981" calcext:value-type="float">
            <text:p>3.0102999566</text:p>
          </table:table-cell>
          <table:table-cell table:style-name="ce44" table:formula="of:=[.X313]+1" office:value-type="float" office:value="1024" calcext:value-type="float">
            <text:p>102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15]/[.D314]" office:value-type="percentage" office:value="0.000774551291313542" calcext:value-type="percentage">
            <text:p>0.0775%</text:p>
          </table:table-cell>
          <table:table-cell table:style-name="ce6" table:formula="of:=([.D315]-[.D314])" office:value-type="float" office:value="0.000049369999999993" calcext:value-type="float">
            <text:p>0.00004937</text:p>
          </table:table-cell>
          <table:table-cell table:style-name="ce8" office:value-type="float" office:value="0.0637895" calcext:value-type="float">
            <text:p>0.0637895</text:p>
          </table:table-cell>
          <table:table-cell table:style-name="ce10" table:formula="of:=[.B315]-[.$S$2]" office:value-type="float" office:value="0.000771866114842954" calcext:value-type="float">
            <text:p>0.00077187</text:p>
          </table:table-cell>
          <table:table-cell table:style-name="ce9" table:formula="of:=SUM([.$E$3:.E315])" office:value-type="float" office:value="0.0103111187271812" calcext:value-type="float">
            <text:p>0.0103111187</text:p>
          </table:table-cell>
          <table:table-cell table:style-name="ce12" table:formula="of:=MAX([.$E$3:.E315]) - MIN([.$E$3:.E315])" office:value-type="float" office:value="0.0096026404317219" calcext:value-type="float">
            <text:p>0.009602640</text:p>
          </table:table-cell>
          <table:table-cell table:style-name="ce9" table:formula="of:=STDEV([.$E$3:.E315])" office:value-type="float" office:value="0.0013355959104953" calcext:value-type="float">
            <text:p>0.0013355959</text:p>
          </table:table-cell>
          <table:table-cell table:style-name="ce9" table:formula="of:=[.G315]/[.H315]" office:value-type="float" office:value="7.18977975019466" calcext:value-type="float">
            <text:p>7.1897797502</text:p>
          </table:table-cell>
          <table:table-cell table:style-name="ce9" table:formula="of:=SLOPE([.I300:.I315];[.W300:.W315])" office:value-type="float" office:value="-26.9948260441724" calcext:value-type="float">
            <text:p>-26.9948260442</text:p>
          </table:table-cell>
          <table:table-cell table:style-name="ce17" table:formula="of:=AVERAGE([.D308:.D315])" office:value-type="float" office:value="0.06368764" calcext:value-type="float">
            <text:p>0.063687640</text:p>
          </table:table-cell>
          <table:table-cell table:style-name="ce19" table:formula="of:=([.D315] - [.K315])/[.K315]" office:value-type="percentage" office:value="0.0015993684174825" calcext:value-type="percentage">
            <text:p>0.160%</text:p>
          </table:table-cell>
          <table:table-cell table:style-name="ce22" table:formula="of:=[.D315]-[.L315]" office:value-type="float" office:value="0.0621901315825175" calcext:value-type="float">
            <text:p>0.06219013</text:p>
          </table:table-cell>
          <table:table-cell table:style-name="ce27" table:formula="of:=ABS([.L314]-[.L315])" office:value-type="float" office:value="0.000512431933385881" calcext:value-type="float">
            <text:p>0.0005124</text:p>
          </table:table-cell>
          <table:table-cell table:style-name="ce34" table:formula="of:=IF(([.J315] &gt; [.$P$53]);(([.$M$53]+[.J315])/[.$O$53]);(([.$L$53]-[.J315])/[.$O$53]))" office:value-type="float" office:value="0.786916125009992" calcext:value-type="float">
            <text:p>0.79</text:p>
          </table:table-cell>
          <table:table-cell table:style-name="ce42" table:formula="of:=[.O315]-[.O314]" office:value-type="float" office:value="0.000240541298253127" calcext:value-type="float">
            <text:p>0.0002</text:p>
          </table:table-cell>
          <table:table-cell table:style-name="ce45" table:number-columns-repeated="2"/>
          <table:table-cell table:style-name="ce48" table:formula="of:=[.O315] - AVERAGE([.O310:.O315])" office:value-type="float" office:value="0.0234964430779718" calcext:value-type="float">
            <text:p>0.0234964431</text:p>
          </table:table-cell>
          <table:table-cell table:style-name="ce45" table:formula="of:=[.M315]-[.M314]" office:value-type="float" office:value="-0.00046306193338589" calcext:value-type="float">
            <text:p>0.000</text:p>
          </table:table-cell>
          <table:table-cell table:style-name="ce45" table:formula="of:=AVERAGE([.O310:.O315])" office:value-type="float" office:value="0.76341968193202" calcext:value-type="float">
            <text:p>0.763</text:p>
          </table:table-cell>
          <table:table-cell table:style-name="ce9"/>
          <table:table-cell table:style-name="ce14" table:formula="of:=LOG([.X315])" office:value-type="float" office:value="3.01072386539177" calcext:value-type="float">
            <text:p>3.0107238654</text:p>
          </table:table-cell>
          <table:table-cell table:style-name="ce44" table:formula="of:=[.X314]+1" office:value-type="float" office:value="1025" calcext:value-type="float">
            <text:p>102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16]/[.D315]" office:value-type="percentage" office:value="-0.00303184693405649" calcext:value-type="percentage">
            <text:p>-0.3032%</text:p>
          </table:table-cell>
          <table:table-cell table:style-name="ce6" table:formula="of:=([.D316]-[.D315])" office:value-type="float" office:value="-0.000193399999999996" calcext:value-type="float">
            <text:p>-0.00019340</text:p>
          </table:table-cell>
          <table:table-cell table:style-name="ce8" office:value-type="float" office:value="0.0635961" calcext:value-type="float">
            <text:p>0.0635961</text:p>
          </table:table-cell>
          <table:table-cell table:style-name="ce10" table:formula="of:=[.B316]-[.$S$2]" office:value-type="float" office:value="-0.00303453211052708" calcext:value-type="float">
            <text:p>-0.00303453</text:p>
          </table:table-cell>
          <table:table-cell table:style-name="ce9" table:formula="of:=SUM([.$E$3:.E316])" office:value-type="float" office:value="0.00727658661665411" calcext:value-type="float">
            <text:p>0.0072765866</text:p>
          </table:table-cell>
          <table:table-cell table:style-name="ce12" table:formula="of:=MAX([.$E$3:.E316]) - MIN([.$E$3:.E316])" office:value-type="float" office:value="0.0096026404317219" calcext:value-type="float">
            <text:p>0.009602640</text:p>
          </table:table-cell>
          <table:table-cell table:style-name="ce9" table:formula="of:=STDEV([.$E$3:.E316])" office:value-type="float" office:value="0.001344649989004" calcext:value-type="float">
            <text:p>0.00134465</text:p>
          </table:table-cell>
          <table:table-cell table:style-name="ce9" table:formula="of:=[.G316]/[.H316]" office:value-type="float" office:value="7.14136802160294" calcext:value-type="float">
            <text:p>7.1413680216</text:p>
          </table:table-cell>
          <table:table-cell table:style-name="ce9" table:formula="of:=SLOPE([.I301:.I316];[.W301:.W316])" office:value-type="float" office:value="-28.468702788127" calcext:value-type="float">
            <text:p>-28.4687027881</text:p>
          </table:table-cell>
          <table:table-cell table:style-name="ce17" table:formula="of:=AVERAGE([.D309:.D316])" office:value-type="float" office:value="0.0636745275" calcext:value-type="float">
            <text:p>0.063674528</text:p>
          </table:table-cell>
          <table:table-cell table:style-name="ce19" table:formula="of:=([.D316] - [.K316])/[.K316]" office:value-type="percentage" office:value="-0.00123169347428618" calcext:value-type="percentage">
            <text:p>-0.123%</text:p>
          </table:table-cell>
          <table:table-cell table:style-name="ce22" table:formula="of:=[.D316]-[.L316]" office:value-type="float" office:value="0.0648277934742862" calcext:value-type="float">
            <text:p>0.06482779</text:p>
          </table:table-cell>
          <table:table-cell table:style-name="ce27" table:formula="of:=ABS([.L315]-[.L316])" office:value-type="float" office:value="0.00283106189176868" calcext:value-type="float">
            <text:p>0.0028311</text:p>
          </table:table-cell>
          <table:table-cell table:style-name="ce34" table:formula="of:=IF(([.J316] &gt; [.$P$53]);(([.$M$53]+[.J316])/[.$O$53]);(([.$L$53]-[.J316])/[.$O$53]))" office:value-type="float" office:value="0.79485377949706" calcext:value-type="float">
            <text:p>0.79</text:p>
          </table:table-cell>
          <table:table-cell table:style-name="ce42" table:formula="of:=[.O316]-[.O315]" office:value-type="float" office:value="0.00793765448706807" calcext:value-type="float">
            <text:p>0.0079</text:p>
          </table:table-cell>
          <table:table-cell table:style-name="ce45" table:number-columns-repeated="2"/>
          <table:table-cell table:style-name="ce48" table:formula="of:=[.O316] - AVERAGE([.O311:.O316])" office:value-type="float" office:value="0.0186044266188528" calcext:value-type="float">
            <text:p>0.0186044266</text:p>
          </table:table-cell>
          <table:table-cell table:style-name="ce45" table:formula="of:=[.M316]-[.M315]" office:value-type="float" office:value="0.00263766189176868" calcext:value-type="float">
            <text:p>0.003</text:p>
          </table:table-cell>
          <table:table-cell table:style-name="ce45" table:formula="of:=AVERAGE([.O311:.O316])" office:value-type="float" office:value="0.776249352878207" calcext:value-type="float">
            <text:p>0.776</text:p>
          </table:table-cell>
          <table:table-cell table:style-name="ce9"/>
          <table:table-cell table:style-name="ce14" table:formula="of:=LOG([.X316])" office:value-type="float" office:value="3.0111473607758" calcext:value-type="float">
            <text:p>3.0111473608</text:p>
          </table:table-cell>
          <table:table-cell table:style-name="ce44" table:formula="of:=[.X315]+1" office:value-type="float" office:value="1026" calcext:value-type="float">
            <text:p>102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17]/[.D316]" office:value-type="percentage" office:value="-0.000550348213176708" calcext:value-type="percentage">
            <text:p>-0.0550%</text:p>
          </table:table-cell>
          <table:table-cell table:style-name="ce6" table:formula="of:=([.D317]-[.D316])" office:value-type="float" office:value="-0.0000350000000000072" calcext:value-type="float">
            <text:p>-0.00003500</text:p>
          </table:table-cell>
          <table:table-cell table:style-name="ce8" office:value-type="float" office:value="0.0635611" calcext:value-type="float">
            <text:p>0.0635611</text:p>
          </table:table-cell>
          <table:table-cell table:style-name="ce10" table:formula="of:=[.B317]-[.$S$2]" office:value-type="float" office:value="-0.000553033389647296" calcext:value-type="float">
            <text:p>-0.00055303</text:p>
          </table:table-cell>
          <table:table-cell table:style-name="ce9" table:formula="of:=SUM([.$E$3:.E317])" office:value-type="float" office:value="0.00672355322700682" calcext:value-type="float">
            <text:p>0.0067235532</text:p>
          </table:table-cell>
          <table:table-cell table:style-name="ce12" table:formula="of:=MAX([.$E$3:.E317]) - MIN([.$E$3:.E317])" office:value-type="float" office:value="0.0096026404317219" calcext:value-type="float">
            <text:p>0.009602640</text:p>
          </table:table-cell>
          <table:table-cell table:style-name="ce9" table:formula="of:=STDEV([.$E$3:.E317])" office:value-type="float" office:value="0.00134289961653248" calcext:value-type="float">
            <text:p>0.0013428996</text:p>
          </table:table-cell>
          <table:table-cell table:style-name="ce9" table:formula="of:=[.G317]/[.H317]" office:value-type="float" office:value="7.15067627803558" calcext:value-type="float">
            <text:p>7.150676278</text:p>
          </table:table-cell>
          <table:table-cell table:style-name="ce9" table:formula="of:=SLOPE([.I302:.I317];[.W302:.W317])" office:value-type="float" office:value="-27.5409777370687" calcext:value-type="float">
            <text:p>-27.5409777371</text:p>
          </table:table-cell>
          <table:table-cell table:style-name="ce17" table:formula="of:=AVERAGE([.D310:.D317])" office:value-type="float" office:value="0.0636685575" calcext:value-type="float">
            <text:p>0.063668558</text:p>
          </table:table-cell>
          <table:table-cell table:style-name="ce19" table:formula="of:=([.D317] - [.K317])/[.K317]" office:value-type="percentage" office:value="-0.00168776401130189" calcext:value-type="percentage">
            <text:p>-0.169%</text:p>
          </table:table-cell>
          <table:table-cell table:style-name="ce22" table:formula="of:=[.D317]-[.L317]" office:value-type="float" office:value="0.0652488640113019" calcext:value-type="float">
            <text:p>0.06524886</text:p>
          </table:table-cell>
          <table:table-cell table:style-name="ce27" table:formula="of:=ABS([.L316]-[.L317])" office:value-type="float" office:value="0.000456070537015713" calcext:value-type="float">
            <text:p>0.0004561</text:p>
          </table:table-cell>
          <table:table-cell table:style-name="ce34" table:formula="of:=IF(([.J317] &gt; [.$P$53]);(([.$M$53]+[.J317])/[.$O$53]);(([.$L$53]-[.J317])/[.$O$53]))" office:value-type="float" office:value="0.789857458777228" calcext:value-type="float">
            <text:p>0.79</text:p>
          </table:table-cell>
          <table:table-cell table:style-name="ce42" table:formula="of:=[.O317]-[.O316]" office:value-type="float" office:value="-0.0049963207198318" calcext:value-type="float">
            <text:p>-0.0050</text:p>
          </table:table-cell>
          <table:table-cell table:style-name="ce45" table:number-columns-repeated="2"/>
          <table:table-cell table:style-name="ce48" table:formula="of:=[.O317] - AVERAGE([.O312:.O317])" office:value-type="float" office:value="0.00624075798931578" calcext:value-type="float">
            <text:p>0.0062407580</text:p>
          </table:table-cell>
          <table:table-cell table:style-name="ce45" table:formula="of:=[.M317]-[.M316]" office:value-type="float" office:value="0.000421070537015705" calcext:value-type="float">
            <text:p>0.000</text:p>
          </table:table-cell>
          <table:table-cell table:style-name="ce45" table:formula="of:=AVERAGE([.O312:.O317])" office:value-type="float" office:value="0.783616700787912" calcext:value-type="float">
            <text:p>0.784</text:p>
          </table:table-cell>
          <table:table-cell table:style-name="ce9"/>
          <table:table-cell table:style-name="ce14" table:formula="of:=LOG([.X317])" office:value-type="float" office:value="3.01157044359728" calcext:value-type="float">
            <text:p>3.0115704436</text:p>
          </table:table-cell>
          <table:table-cell table:style-name="ce44" table:formula="of:=[.X316]+1" office:value-type="float" office:value="1027" calcext:value-type="float">
            <text:p>102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18]/[.D317]" office:value-type="percentage" office:value="-0.000253299581032914" calcext:value-type="percentage">
            <text:p>-0.0253%</text:p>
          </table:table-cell>
          <table:table-cell table:style-name="ce6" table:formula="of:=([.D318]-[.D317])" office:value-type="float" office:value="-0.0000160999999999911" calcext:value-type="float">
            <text:p>-0.00001610</text:p>
          </table:table-cell>
          <table:table-cell table:style-name="ce8" office:value-type="float" office:value="0.063545" calcext:value-type="float">
            <text:p>0.063545</text:p>
          </table:table-cell>
          <table:table-cell table:style-name="ce10" table:formula="of:=[.B318]-[.$S$2]" office:value-type="float" office:value="-0.000255984757503502" calcext:value-type="float">
            <text:p>-0.00025598</text:p>
          </table:table-cell>
          <table:table-cell table:style-name="ce9" table:formula="of:=SUM([.$E$3:.E318])" office:value-type="float" office:value="0.00646756846950331" calcext:value-type="float">
            <text:p>0.0064675685</text:p>
          </table:table-cell>
          <table:table-cell table:style-name="ce12" table:formula="of:=MAX([.$E$3:.E318]) - MIN([.$E$3:.E318])" office:value-type="float" office:value="0.0096026404317219" calcext:value-type="float">
            <text:p>0.009602640</text:p>
          </table:table-cell>
          <table:table-cell table:style-name="ce9" table:formula="of:=STDEV([.$E$3:.E318])" office:value-type="float" office:value="0.00134085709799887" calcext:value-type="float">
            <text:p>0.0013408571</text:p>
          </table:table-cell>
          <table:table-cell table:style-name="ce9" table:formula="of:=[.G318]/[.H318]" office:value-type="float" office:value="7.16156885476697" calcext:value-type="float">
            <text:p>7.1615688548</text:p>
          </table:table-cell>
          <table:table-cell table:style-name="ce9" table:formula="of:=SLOPE([.I303:.I318];[.W303:.W318])" office:value-type="float" office:value="-24.606167683077" calcext:value-type="float">
            <text:p>-24.6061676831</text:p>
          </table:table-cell>
          <table:table-cell table:style-name="ce17" table:formula="of:=AVERAGE([.D311:.D318])" office:value-type="float" office:value="0.0636373725" calcext:value-type="float">
            <text:p>0.063637373</text:p>
          </table:table-cell>
          <table:table-cell table:style-name="ce19" table:formula="of:=([.D318] - [.K318])/[.K318]" office:value-type="percentage" office:value="-0.00145154484497287" calcext:value-type="percentage">
            <text:p>-0.145%</text:p>
          </table:table-cell>
          <table:table-cell table:style-name="ce22" table:formula="of:=[.D318]-[.L318]" office:value-type="float" office:value="0.0649965448449729" calcext:value-type="float">
            <text:p>0.06499654</text:p>
          </table:table-cell>
          <table:table-cell table:style-name="ce27" table:formula="of:=ABS([.L317]-[.L318])" office:value-type="float" office:value="0.000236219166329022" calcext:value-type="float">
            <text:p>0.0002362</text:p>
          </table:table-cell>
          <table:table-cell table:style-name="ce34" table:formula="of:=IF(([.J318] &gt; [.$P$53]);(([.$M$53]+[.J318])/[.$O$53]);(([.$L$53]-[.J318])/[.$O$53]))" office:value-type="float" office:value="0.774051857468088" calcext:value-type="float">
            <text:p>0.77</text:p>
          </table:table-cell>
          <table:table-cell table:style-name="ce42" table:formula="of:=[.O318]-[.O317]" office:value-type="float" office:value="-0.0158056013091403" calcext:value-type="float">
            <text:p>-0.0158</text:p>
          </table:table-cell>
          <table:table-cell table:style-name="ce45" table:number-columns-repeated="2"/>
          <table:table-cell table:style-name="ce48" table:formula="of:=[.O318] - AVERAGE([.O313:.O318])" office:value-type="float" office:value="-0.0111722911973076" calcext:value-type="float">
            <text:p>-0.0111722912</text:p>
          </table:table-cell>
          <table:table-cell table:style-name="ce45" table:formula="of:=[.M318]-[.M317]" office:value-type="float" office:value="-0.000252319166329007" calcext:value-type="float">
            <text:p>0.000</text:p>
          </table:table-cell>
          <table:table-cell table:style-name="ce45" table:formula="of:=AVERAGE([.O313:.O318])" office:value-type="float" office:value="0.785224148665395" calcext:value-type="float">
            <text:p>0.785</text:p>
          </table:table-cell>
          <table:table-cell table:style-name="ce9"/>
          <table:table-cell table:style-name="ce14" table:formula="of:=LOG([.X318])" office:value-type="float" office:value="3.01199311465926" calcext:value-type="float">
            <text:p>3.0119931147</text:p>
          </table:table-cell>
          <table:table-cell table:style-name="ce44" table:formula="of:=[.X317]+1" office:value-type="float" office:value="1028" calcext:value-type="float">
            <text:p>102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19]/[.D318]" office:value-type="percentage" office:value="-0.000236053190652311" calcext:value-type="percentage">
            <text:p>-0.0236%</text:p>
          </table:table-cell>
          <table:table-cell table:style-name="ce6" table:formula="of:=([.D319]-[.D318])" office:value-type="float" office:value="-0.0000150000000000011" calcext:value-type="float">
            <text:p>-0.00001500</text:p>
          </table:table-cell>
          <table:table-cell table:style-name="ce8" office:value-type="float" office:value="0.06353" calcext:value-type="float">
            <text:p>0.06353</text:p>
          </table:table-cell>
          <table:table-cell table:style-name="ce10" table:formula="of:=[.B319]-[.$S$2]" office:value-type="float" office:value="-0.0002387383671229" calcext:value-type="float">
            <text:p>-0.00023874</text:p>
          </table:table-cell>
          <table:table-cell table:style-name="ce9" table:formula="of:=SUM([.$E$3:.E319])" office:value-type="float" office:value="0.00622883010238042" calcext:value-type="float">
            <text:p>0.0062288301</text:p>
          </table:table-cell>
          <table:table-cell table:style-name="ce12" table:formula="of:=MAX([.$E$3:.E319]) - MIN([.$E$3:.E319])" office:value-type="float" office:value="0.0096026404317219" calcext:value-type="float">
            <text:p>0.009602640</text:p>
          </table:table-cell>
          <table:table-cell table:style-name="ce9" table:formula="of:=STDEV([.$E$3:.E319])" office:value-type="float" office:value="0.00133881296493405" calcext:value-type="float">
            <text:p>0.001338813</text:p>
          </table:table-cell>
          <table:table-cell table:style-name="ce9" table:formula="of:=[.G319]/[.H319]" office:value-type="float" office:value="7.17250331691771" calcext:value-type="float">
            <text:p>7.1725033169</text:p>
          </table:table-cell>
          <table:table-cell table:style-name="ce9" table:formula="of:=SLOPE([.I304:.I319];[.W304:.W319])" office:value-type="float" office:value="-21.6598599926016" calcext:value-type="float">
            <text:p>-21.6598599926</text:p>
          </table:table-cell>
          <table:table-cell table:style-name="ce17" table:formula="of:=AVERAGE([.D312:.D319])" office:value-type="float" office:value="0.063622685" calcext:value-type="float">
            <text:p>0.063622685</text:p>
          </table:table-cell>
          <table:table-cell table:style-name="ce19" table:formula="of:=([.D319] - [.K319])/[.K319]" office:value-type="percentage" office:value="-0.0014567917088063" calcext:value-type="percentage">
            <text:p>-0.146%</text:p>
          </table:table-cell>
          <table:table-cell table:style-name="ce22" table:formula="of:=[.D319]-[.L319]" office:value-type="float" office:value="0.0649867917088063" calcext:value-type="float">
            <text:p>0.06498679</text:p>
          </table:table-cell>
          <table:table-cell table:style-name="ce27" table:formula="of:=ABS([.L318]-[.L319])" office:value-type="float" office:value="0.00000524686383343597" calcext:value-type="float">
            <text:p>0.0000052</text:p>
          </table:table-cell>
          <table:table-cell table:style-name="ce34" table:formula="of:=IF(([.J319] &gt; [.$P$53]);(([.$M$53]+[.J319])/[.$O$53]);(([.$L$53]-[.J319])/[.$O$53]))" office:value-type="float" office:value="0.758184334925574" calcext:value-type="float">
            <text:p>0.76</text:p>
          </table:table-cell>
          <table:table-cell table:style-name="ce42" table:formula="of:=[.O319]-[.O318]" office:value-type="float" office:value="-0.0158675225425139" calcext:value-type="float">
            <text:p>-0.0159</text:p>
          </table:table-cell>
          <table:table-cell table:style-name="ce45" table:number-columns-repeated="2"/>
          <table:table-cell table:style-name="ce48" table:formula="of:=[.O319] - AVERAGE([.O314:.O319])" office:value-type="float" office:value="-0.0235721883060395" calcext:value-type="float">
            <text:p>-0.0235721883</text:p>
          </table:table-cell>
          <table:table-cell table:style-name="ce45" table:formula="of:=[.M319]-[.M318]" office:value-type="float" office:value="-0.00000975313616656537" calcext:value-type="float">
            <text:p>0.000</text:p>
          </table:table-cell>
          <table:table-cell table:style-name="ce45" table:formula="of:=AVERAGE([.O314:.O319])" office:value-type="float" office:value="0.781756523231613" calcext:value-type="float">
            <text:p>0.782</text:p>
          </table:table-cell>
          <table:table-cell table:style-name="ce9"/>
          <table:table-cell table:style-name="ce14" table:formula="of:=LOG([.X319])" office:value-type="float" office:value="3.01241537476243" calcext:value-type="float">
            <text:p>3.0124153748</text:p>
          </table:table-cell>
          <table:table-cell table:style-name="ce44" table:formula="of:=[.X318]+1" office:value-type="float" office:value="1029" calcext:value-type="float">
            <text:p>102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20]/[.D319]" office:value-type="percentage" office:value="0.000228553439320069" calcext:value-type="percentage">
            <text:p>0.0229%</text:p>
          </table:table-cell>
          <table:table-cell table:style-name="ce6" table:formula="of:=([.D320]-[.D319])" office:value-type="float" office:value="0.000014520000000004" calcext:value-type="float">
            <text:p>0.00001452</text:p>
          </table:table-cell>
          <table:table-cell table:style-name="ce8" office:value-type="float" office:value="0.06354452" calcext:value-type="float">
            <text:p>0.06354452</text:p>
          </table:table-cell>
          <table:table-cell table:style-name="ce10" table:formula="of:=[.B320]-[.$S$2]" office:value-type="float" office:value="0.000225868262849481" calcext:value-type="float">
            <text:p>0.00022587</text:p>
          </table:table-cell>
          <table:table-cell table:style-name="ce9" table:formula="of:=SUM([.$E$3:.E320])" office:value-type="float" office:value="0.0064546983652299" calcext:value-type="float">
            <text:p>0.0064546984</text:p>
          </table:table-cell>
          <table:table-cell table:style-name="ce12" table:formula="of:=MAX([.$E$3:.E320]) - MIN([.$E$3:.E320])" office:value-type="float" office:value="0.0096026404317219" calcext:value-type="float">
            <text:p>0.009602640</text:p>
          </table:table-cell>
          <table:table-cell table:style-name="ce9" table:formula="of:=STDEV([.$E$3:.E320])" office:value-type="float" office:value="0.00133674962621686" calcext:value-type="float">
            <text:p>0.0013367496</text:p>
          </table:table-cell>
          <table:table-cell table:style-name="ce9" table:formula="of:=[.G320]/[.H320]" office:value-type="float" office:value="7.18357442814356" calcext:value-type="float">
            <text:p>7.1835744281</text:p>
          </table:table-cell>
          <table:table-cell table:style-name="ce9" table:formula="of:=SLOPE([.I305:.I320];[.W305:.W320])" office:value-type="float" office:value="-17.0517629807301" calcext:value-type="float">
            <text:p>-17.0517629807</text:p>
          </table:table-cell>
          <table:table-cell table:style-name="ce17" table:formula="of:=AVERAGE([.D313:.D320])" office:value-type="float" office:value="0.06361835375" calcext:value-type="float">
            <text:p>0.063618354</text:p>
          </table:table-cell>
          <table:table-cell table:style-name="ce19" table:formula="of:=([.D320] - [.K320])/[.K320]" office:value-type="percentage" office:value="-0.00116057309955129" calcext:value-type="percentage">
            <text:p>-0.116%</text:p>
          </table:table-cell>
          <table:table-cell table:style-name="ce22" table:formula="of:=[.D320]-[.L320]" office:value-type="float" office:value="0.0647050930995513" calcext:value-type="float">
            <text:p>0.06470509</text:p>
          </table:table-cell>
          <table:table-cell table:style-name="ce27" table:formula="of:=ABS([.L319]-[.L320])" office:value-type="float" office:value="0.000296218609255011" calcext:value-type="float">
            <text:p>0.0002962</text:p>
          </table:table-cell>
          <table:table-cell table:style-name="ce34" table:formula="of:=IF(([.J320] &gt; [.$P$53]);(([.$M$53]+[.J320])/[.$O$53]);(([.$L$53]-[.J320])/[.$O$53]))" office:value-type="float" office:value="0.733367143072077" calcext:value-type="float">
            <text:p>0.73</text:p>
          </table:table-cell>
          <table:table-cell table:style-name="ce42" table:formula="of:=[.O320]-[.O319]" office:value-type="float" office:value="-0.0248171918534966" calcext:value-type="float">
            <text:p>-0.0248</text:p>
          </table:table-cell>
          <table:table-cell table:style-name="ce45" table:number-columns-repeated="2"/>
          <table:table-cell table:style-name="ce48" table:formula="of:=[.O320] - AVERAGE([.O315:.O320])" office:value-type="float" office:value="-0.0395046400529258" calcext:value-type="float">
            <text:p>-0.0395046401</text:p>
          </table:table-cell>
          <table:table-cell table:style-name="ce45" table:formula="of:=[.M320]-[.M319]" office:value-type="float" office:value="-0.000281698609255004" calcext:value-type="float">
            <text:p>0.000</text:p>
          </table:table-cell>
          <table:table-cell table:style-name="ce45" table:formula="of:=AVERAGE([.O315:.O320])" office:value-type="float" office:value="0.772871783125003" calcext:value-type="float">
            <text:p>0.773</text:p>
          </table:table-cell>
          <table:table-cell table:style-name="ce9"/>
          <table:table-cell table:style-name="ce14" table:formula="of:=LOG([.X320])" office:value-type="float" office:value="3.01283722470517" calcext:value-type="float">
            <text:p>3.0128372247</text:p>
          </table:table-cell>
          <table:table-cell table:style-name="ce44" table:formula="of:=[.X319]+1" office:value-type="float" office:value="1030" calcext:value-type="float">
            <text:p>103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21]/[.D320]" office:value-type="percentage" office:value="0.00168732095230228" calcext:value-type="percentage">
            <text:p>0.1687%</text:p>
          </table:table-cell>
          <table:table-cell table:style-name="ce6" table:formula="of:=([.D321]-[.D320])" office:value-type="float" office:value="0.000107219999999991" calcext:value-type="float">
            <text:p>0.00010722</text:p>
          </table:table-cell>
          <table:table-cell table:style-name="ce8" office:value-type="float" office:value="0.06365174" calcext:value-type="float">
            <text:p>0.06365174</text:p>
          </table:table-cell>
          <table:table-cell table:style-name="ce10" table:formula="of:=[.B321]-[.$S$2]" office:value-type="float" office:value="0.00168463577583169" calcext:value-type="float">
            <text:p>0.00168464</text:p>
          </table:table-cell>
          <table:table-cell table:style-name="ce9" table:formula="of:=SUM([.$E$3:.E321])" office:value-type="float" office:value="0.00813933414106159" calcext:value-type="float">
            <text:p>0.0081393341</text:p>
          </table:table-cell>
          <table:table-cell table:style-name="ce12" table:formula="of:=MAX([.$E$3:.E321]) - MIN([.$E$3:.E321])" office:value-type="float" office:value="0.0096026404317219" calcext:value-type="float">
            <text:p>0.009602640</text:p>
          </table:table-cell>
          <table:table-cell table:style-name="ce9" table:formula="of:=STDEV([.$E$3:.E321])" office:value-type="float" office:value="0.00133789529983913" calcext:value-type="float">
            <text:p>0.0013378953</text:p>
          </table:table-cell>
          <table:table-cell table:style-name="ce9" table:formula="of:=[.G321]/[.H321]" office:value-type="float" office:value="7.17742295146455" calcext:value-type="float">
            <text:p>7.1774229515</text:p>
          </table:table-cell>
          <table:table-cell table:style-name="ce9" table:formula="of:=SLOPE([.I306:.I321];[.W306:.W321])" office:value-type="float" office:value="-12.2890441306255" calcext:value-type="float">
            <text:p>-12.2890441306</text:p>
          </table:table-cell>
          <table:table-cell table:style-name="ce17" table:formula="of:=AVERAGE([.D314:.D321])" office:value-type="float" office:value="0.06361976125" calcext:value-type="float">
            <text:p>0.063619761</text:p>
          </table:table-cell>
          <table:table-cell table:style-name="ce19" table:formula="of:=([.D321] - [.K321])/[.K321]" office:value-type="percentage" office:value="0.000502654354114045" calcext:value-type="percentage">
            <text:p>0.050%</text:p>
          </table:table-cell>
          <table:table-cell table:style-name="ce22" table:formula="of:=[.D321]-[.L321]" office:value-type="float" office:value="0.0631490856458859" calcext:value-type="float">
            <text:p>0.06314909</text:p>
          </table:table-cell>
          <table:table-cell table:style-name="ce27" table:formula="of:=ABS([.L320]-[.L321])" office:value-type="float" office:value="0.00166322745366534" calcext:value-type="float">
            <text:p>0.0016632</text:p>
          </table:table-cell>
          <table:table-cell table:style-name="ce34" table:formula="of:=IF(([.J321] &gt; [.$P$53]);(([.$M$53]+[.J321])/[.$O$53]);(([.$L$53]-[.J321])/[.$O$53]))" office:value-type="float" office:value="0.707717225732488" calcext:value-type="float">
            <text:p>0.71</text:p>
          </table:table-cell>
          <table:table-cell table:style-name="ce42" table:formula="of:=[.O321]-[.O320]" office:value-type="float" office:value="-0.0256499173395891" calcext:value-type="float">
            <text:p>-0.0256</text:p>
          </table:table-cell>
          <table:table-cell table:style-name="ce45" table:number-columns-repeated="2"/>
          <table:table-cell table:style-name="ce48" table:formula="of:=[.O321] - AVERAGE([.O316:.O321])" office:value-type="float" office:value="-0.0519547408462643" calcext:value-type="float">
            <text:p>-0.0519547408</text:p>
          </table:table-cell>
          <table:table-cell table:style-name="ce45" table:formula="of:=[.M321]-[.M320]" office:value-type="float" office:value="-0.00155600745366535" calcext:value-type="float">
            <text:p>-0.002</text:p>
          </table:table-cell>
          <table:table-cell table:style-name="ce45" table:formula="of:=AVERAGE([.O316:.O321])" office:value-type="float" office:value="0.759671966578752" calcext:value-type="float">
            <text:p>0.760</text:p>
          </table:table-cell>
          <table:table-cell table:style-name="ce9"/>
          <table:table-cell table:style-name="ce14" table:formula="of:=LOG([.X321])" office:value-type="float" office:value="3.01325866528352" calcext:value-type="float">
            <text:p>3.0132586653</text:p>
          </table:table-cell>
          <table:table-cell table:style-name="ce44" table:formula="of:=[.X320]+1" office:value-type="float" office:value="1031" calcext:value-type="float">
            <text:p>103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22]/[.D321]" office:value-type="percentage" office:value="-0.000503364087140384" calcext:value-type="percentage">
            <text:p>-0.0503%</text:p>
          </table:table-cell>
          <table:table-cell table:style-name="ce6" table:formula="of:=([.D322]-[.D321])" office:value-type="float" office:value="-0.0000320399999999971" calcext:value-type="float">
            <text:p>-0.00003204</text:p>
          </table:table-cell>
          <table:table-cell table:style-name="ce8" office:value-type="float" office:value="0.0636197" calcext:value-type="float">
            <text:p>0.0636197</text:p>
          </table:table-cell>
          <table:table-cell table:style-name="ce10" table:formula="of:=[.B322]-[.$S$2]" office:value-type="float" office:value="-0.000506049263610972" calcext:value-type="float">
            <text:p>-0.00050605</text:p>
          </table:table-cell>
          <table:table-cell table:style-name="ce9" table:formula="of:=SUM([.$E$3:.E322])" office:value-type="float" office:value="0.00763328487745061" calcext:value-type="float">
            <text:p>0.0076332849</text:p>
          </table:table-cell>
          <table:table-cell table:style-name="ce12" table:formula="of:=MAX([.$E$3:.E322]) - MIN([.$E$3:.E322])" office:value-type="float" office:value="0.0096026404317219" calcext:value-type="float">
            <text:p>0.009602640</text:p>
          </table:table-cell>
          <table:table-cell table:style-name="ce9" table:formula="of:=STDEV([.$E$3:.E322])" office:value-type="float" office:value="0.00133612711360931" calcext:value-type="float">
            <text:p>0.0013361271</text:p>
          </table:table-cell>
          <table:table-cell table:style-name="ce9" table:formula="of:=[.G322]/[.H322]" office:value-type="float" office:value="7.1869213145313" calcext:value-type="float">
            <text:p>7.1869213145</text:p>
          </table:table-cell>
          <table:table-cell table:style-name="ce9" table:formula="of:=SLOPE([.I307:.I322];[.W307:.W322])" office:value-type="float" office:value="-10.1964999515118" calcext:value-type="float">
            <text:p>-10.1964999515</text:p>
          </table:table-cell>
          <table:table-cell table:style-name="ce17" table:formula="of:=AVERAGE([.D315:.D322])" office:value-type="float" office:value="0.0636047075" calcext:value-type="float">
            <text:p>0.063604708</text:p>
          </table:table-cell>
          <table:table-cell table:style-name="ce19" table:formula="of:=([.D322] - [.K322])/[.K322]" office:value-type="percentage" office:value="0.000235713685186039" calcext:value-type="percentage">
            <text:p>0.024%</text:p>
          </table:table-cell>
          <table:table-cell table:style-name="ce22" table:formula="of:=[.D322]-[.L322]" office:value-type="float" office:value="0.063383986314814" calcext:value-type="float">
            <text:p>0.06338399</text:p>
          </table:table-cell>
          <table:table-cell table:style-name="ce27" table:formula="of:=ABS([.L321]-[.L322])" office:value-type="float" office:value="0.000266940668928006" calcext:value-type="float">
            <text:p>0.0002669</text:p>
          </table:table-cell>
          <table:table-cell table:style-name="ce34" table:formula="of:=IF(([.J322] &gt; [.$P$53]);(([.$M$53]+[.J322])/[.$O$53]);(([.$L$53]-[.J322])/[.$O$53]))" office:value-type="float" office:value="0.696447699457065" calcext:value-type="float">
            <text:p>0.70</text:p>
          </table:table-cell>
          <table:table-cell table:style-name="ce42" table:formula="of:=[.O322]-[.O321]" office:value-type="float" office:value="-0.011269526275423" calcext:value-type="float">
            <text:p>-0.0113</text:p>
          </table:table-cell>
          <table:table-cell table:style-name="ce45" table:number-columns-repeated="2"/>
          <table:table-cell table:style-name="ce48" table:formula="of:=[.O322] - AVERAGE([.O317:.O322])" office:value-type="float" office:value="-0.0468232537816881" calcext:value-type="float">
            <text:p>-0.0468232538</text:p>
          </table:table-cell>
          <table:table-cell table:style-name="ce45" table:formula="of:=[.M322]-[.M321]" office:value-type="float" office:value="0.000234900668928006" calcext:value-type="float">
            <text:p>0.000</text:p>
          </table:table-cell>
          <table:table-cell table:style-name="ce45" table:formula="of:=AVERAGE([.O317:.O322])" office:value-type="float" office:value="0.743270953238753" calcext:value-type="float">
            <text:p>0.743</text:p>
          </table:table-cell>
          <table:table-cell table:style-name="ce9"/>
          <table:table-cell table:style-name="ce14" table:formula="of:=LOG([.X322])" office:value-type="float" office:value="3.01367969729119" calcext:value-type="float">
            <text:p>3.0136796973</text:p>
          </table:table-cell>
          <table:table-cell table:style-name="ce44" table:formula="of:=[.X321]+1" office:value-type="float" office:value="1032" calcext:value-type="float">
            <text:p>103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23]/[.D322]" office:value-type="percentage" office:value="-0.000580480574413341" calcext:value-type="percentage">
            <text:p>-0.0580%</text:p>
          </table:table-cell>
          <table:table-cell table:style-name="ce6" table:formula="of:=([.D323]-[.D322])" office:value-type="float" office:value="-0.0000369300000000045" calcext:value-type="float">
            <text:p>-0.00003693</text:p>
          </table:table-cell>
          <table:table-cell table:style-name="ce8" office:value-type="float" office:value="0.06358277" calcext:value-type="float">
            <text:p>0.06358277</text:p>
          </table:table-cell>
          <table:table-cell table:style-name="ce10" table:formula="of:=[.B323]-[.$S$2]" office:value-type="float" office:value="-0.00058316575088393" calcext:value-type="float">
            <text:p>-0.00058317</text:p>
          </table:table-cell>
          <table:table-cell table:style-name="ce9" table:formula="of:=SUM([.$E$3:.E323])" office:value-type="float" office:value="0.00705011912656668" calcext:value-type="float">
            <text:p>0.0070501191</text:p>
          </table:table-cell>
          <table:table-cell table:style-name="ce12" table:formula="of:=MAX([.$E$3:.E323]) - MIN([.$E$3:.E323])" office:value-type="float" office:value="0.0096026404317219" calcext:value-type="float">
            <text:p>0.009602640</text:p>
          </table:table-cell>
          <table:table-cell table:style-name="ce9" table:formula="of:=STDEV([.$E$3:.E323])" office:value-type="float" office:value="0.00133446794387409" calcext:value-type="float">
            <text:p>0.0013344679</text:p>
          </table:table-cell>
          <table:table-cell table:style-name="ce9" table:formula="of:=[.G323]/[.H323]" office:value-type="float" office:value="7.19585695243044" calcext:value-type="float">
            <text:p>7.1958569524</text:p>
          </table:table-cell>
          <table:table-cell table:style-name="ce9" table:formula="of:=SLOPE([.I308:.I323];[.W308:.W323])" office:value-type="float" office:value="-6.90856757847565" calcext:value-type="float">
            <text:p>-6.9085675785</text:p>
          </table:table-cell>
          <table:table-cell table:style-name="ce17" table:formula="of:=AVERAGE([.D316:.D323])" office:value-type="float" office:value="0.06357886625" calcext:value-type="float">
            <text:p>0.063578866</text:p>
          </table:table-cell>
          <table:table-cell table:style-name="ce19" table:formula="of:=([.D323] - [.K323])/[.K323]" office:value-type="percentage" office:value="0.0000614001197291279" calcext:value-type="percentage">
            <text:p>0.006%</text:p>
          </table:table-cell>
          <table:table-cell table:style-name="ce22" table:formula="of:=[.D323]-[.L323]" office:value-type="float" office:value="0.0635213698802709" calcext:value-type="float">
            <text:p>0.06352137</text:p>
          </table:table-cell>
          <table:table-cell table:style-name="ce27" table:formula="of:=ABS([.L322]-[.L323])" office:value-type="float" office:value="0.000174313565456911" calcext:value-type="float">
            <text:p>0.0001743</text:p>
          </table:table-cell>
          <table:table-cell table:style-name="ce34" table:formula="of:=IF(([.J323] &gt; [.$P$53]);(([.$M$53]+[.J323])/[.$O$53]);(([.$L$53]-[.J323])/[.$O$53]))" office:value-type="float" office:value="0.678740336028572" calcext:value-type="float">
            <text:p>0.68</text:p>
          </table:table-cell>
          <table:table-cell table:style-name="ce42" table:formula="of:=[.O323]-[.O322]" office:value-type="float" office:value="-0.017707363428493" calcext:value-type="float">
            <text:p>-0.0177</text:p>
          </table:table-cell>
          <table:table-cell table:style-name="ce45" table:number-columns-repeated="2"/>
          <table:table-cell table:style-name="ce48" table:formula="of:=[.O323] - AVERAGE([.O318:.O323])" office:value-type="float" office:value="-0.0460110967520718" calcext:value-type="float">
            <text:p>-0.0460110968</text:p>
          </table:table-cell>
          <table:table-cell table:style-name="ce45" table:formula="of:=[.M323]-[.M322]" office:value-type="float" office:value="0.000137383565456908" calcext:value-type="float">
            <text:p>0.000</text:p>
          </table:table-cell>
          <table:table-cell table:style-name="ce45" table:formula="of:=AVERAGE([.O318:.O323])" office:value-type="float" office:value="0.724751432780644" calcext:value-type="float">
            <text:p>0.725</text:p>
          </table:table-cell>
          <table:table-cell table:style-name="ce9"/>
          <table:table-cell table:style-name="ce14" table:formula="of:=LOG([.X323])" office:value-type="float" office:value="3.01410032151962" calcext:value-type="float">
            <text:p>3.0141003215</text:p>
          </table:table-cell>
          <table:table-cell table:style-name="ce44" table:formula="of:=[.X322]+1" office:value-type="float" office:value="1033" calcext:value-type="float">
            <text:p>103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24]/[.D323]" office:value-type="percentage" office:value="-0.00165532266052582" calcext:value-type="percentage">
            <text:p>-0.1655%</text:p>
          </table:table-cell>
          <table:table-cell table:style-name="ce6" table:formula="of:=([.D324]-[.D323])" office:value-type="float" office:value="-0.000105250000000001" calcext:value-type="float">
            <text:p>-0.00010525</text:p>
          </table:table-cell>
          <table:table-cell table:style-name="ce8" office:value-type="float" office:value="0.06347752" calcext:value-type="float">
            <text:p>0.06347752</text:p>
          </table:table-cell>
          <table:table-cell table:style-name="ce10" table:formula="of:=[.B324]-[.$S$2]" office:value-type="float" office:value="-0.00165800783699641" calcext:value-type="float">
            <text:p>-0.00165801</text:p>
          </table:table-cell>
          <table:table-cell table:style-name="ce9" table:formula="of:=SUM([.$E$3:.E324])" office:value-type="float" office:value="0.00539211128957028" calcext:value-type="float">
            <text:p>0.0053921113</text:p>
          </table:table-cell>
          <table:table-cell table:style-name="ce12" table:formula="of:=MAX([.$E$3:.E324]) - MIN([.$E$3:.E324])" office:value-type="float" office:value="0.0096026404317219" calcext:value-type="float">
            <text:p>0.009602640</text:p>
          </table:table-cell>
          <table:table-cell table:style-name="ce9" table:formula="of:=STDEV([.$E$3:.E324])" office:value-type="float" office:value="0.00133567283719252" calcext:value-type="float">
            <text:p>0.0013356728</text:p>
          </table:table-cell>
          <table:table-cell table:style-name="ce9" table:formula="of:=[.G324]/[.H324]" office:value-type="float" office:value="7.18936566225747" calcext:value-type="float">
            <text:p>7.1893656623</text:p>
          </table:table-cell>
          <table:table-cell table:style-name="ce9" table:formula="of:=SLOPE([.I309:.I324];[.W309:.W324])" office:value-type="float" office:value="-3.13820522180323" calcext:value-type="float">
            <text:p>-3.1382052218</text:p>
          </table:table-cell>
          <table:table-cell table:style-name="ce17" table:formula="of:=AVERAGE([.D317:.D324])" office:value-type="float" office:value="0.06356404375" calcext:value-type="float">
            <text:p>0.063564044</text:p>
          </table:table-cell>
          <table:table-cell table:style-name="ce19" table:formula="of:=([.D324] - [.K324])/[.K324]" office:value-type="percentage" office:value="-0.00136120587828416" calcext:value-type="percentage">
            <text:p>-0.136%</text:p>
          </table:table-cell>
          <table:table-cell table:style-name="ce22" table:formula="of:=[.D324]-[.L324]" office:value-type="float" office:value="0.0648387258782842" calcext:value-type="float">
            <text:p>0.06483873</text:p>
          </table:table-cell>
          <table:table-cell table:style-name="ce27" table:formula="of:=ABS([.L323]-[.L324])" office:value-type="float" office:value="0.00142260599801329" calcext:value-type="float">
            <text:p>0.0014226</text:p>
          </table:table-cell>
          <table:table-cell table:style-name="ce34" table:formula="of:=IF(([.J324] &gt; [.$P$53]);(([.$M$53]+[.J324])/[.$O$53]);(([.$L$53]-[.J324])/[.$O$53]))" office:value-type="float" office:value="0.658434816044578" calcext:value-type="float">
            <text:p>0.66</text:p>
          </table:table-cell>
          <table:table-cell table:style-name="ce42" table:formula="of:=[.O324]-[.O323]" office:value-type="float" office:value="-0.0203055199839943" calcext:value-type="float">
            <text:p>-0.0203</text:p>
          </table:table-cell>
          <table:table-cell table:style-name="ce45" table:number-columns-repeated="2"/>
          <table:table-cell table:style-name="ce48" table:formula="of:=[.O324] - AVERAGE([.O319:.O324])" office:value-type="float" office:value="-0.0470471098321479" calcext:value-type="float">
            <text:p>-0.0470471098</text:p>
          </table:table-cell>
          <table:table-cell table:style-name="ce45" table:formula="of:=[.M324]-[.M323]" office:value-type="float" office:value="0.00131735599801329" calcext:value-type="float">
            <text:p>0.001</text:p>
          </table:table-cell>
          <table:table-cell table:style-name="ce45" table:formula="of:=AVERAGE([.O319:.O324])" office:value-type="float" office:value="0.705481925876726" calcext:value-type="float">
            <text:p>0.705</text:p>
          </table:table-cell>
          <table:table-cell table:style-name="ce9"/>
          <table:table-cell table:style-name="ce14" table:formula="of:=LOG([.X324])" office:value-type="float" office:value="3.01452053875792" calcext:value-type="float">
            <text:p>3.0145205388</text:p>
          </table:table-cell>
          <table:table-cell table:style-name="ce44" table:formula="of:=[.X323]+1" office:value-type="float" office:value="1034" calcext:value-type="float">
            <text:p>103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25]/[.D324]" office:value-type="percentage" office:value="0.00318884543693592" calcext:value-type="percentage">
            <text:p>0.3189%</text:p>
          </table:table-cell>
          <table:table-cell table:style-name="ce6" table:formula="of:=([.D325]-[.D324])" office:value-type="float" office:value="0.000202420000000009" calcext:value-type="float">
            <text:p>0.00020242</text:p>
          </table:table-cell>
          <table:table-cell table:style-name="ce8" office:value-type="float" office:value="0.06367994" calcext:value-type="float">
            <text:p>0.06367994</text:p>
          </table:table-cell>
          <table:table-cell table:style-name="ce10" table:formula="of:=[.B325]-[.$S$2]" office:value-type="float" office:value="0.00318616026046533" calcext:value-type="float">
            <text:p>0.00318616</text:p>
          </table:table-cell>
          <table:table-cell table:style-name="ce9" table:formula="of:=SUM([.$E$3:.E325])" office:value-type="float" office:value="0.00857827155003561" calcext:value-type="float">
            <text:p>0.0085782716</text:p>
          </table:table-cell>
          <table:table-cell table:style-name="ce12" table:formula="of:=MAX([.$E$3:.E325]) - MIN([.$E$3:.E325])" office:value-type="float" office:value="0.0096026404317219" calcext:value-type="float">
            <text:p>0.009602640</text:p>
          </table:table-cell>
          <table:table-cell table:style-name="ce9" table:formula="of:=STDEV([.$E$3:.E325])" office:value-type="float" office:value="0.00134520672863921" calcext:value-type="float">
            <text:p>0.0013452067</text:p>
          </table:table-cell>
          <table:table-cell table:style-name="ce9" table:formula="of:=[.G325]/[.H325]" office:value-type="float" office:value="7.13841242931915" calcext:value-type="float">
            <text:p>7.1384124293</text:p>
          </table:table-cell>
          <table:table-cell table:style-name="ce9" table:formula="of:=SLOPE([.I310:.I325];[.W310:.W325])" office:value-type="float" office:value="-1.7813010554784" calcext:value-type="float">
            <text:p>-1.7813010555</text:p>
          </table:table-cell>
          <table:table-cell table:style-name="ce17" table:formula="of:=AVERAGE([.D318:.D325])" office:value-type="float" office:value="0.06357889875" calcext:value-type="float">
            <text:p>0.063578899</text:p>
          </table:table-cell>
          <table:table-cell table:style-name="ce19" table:formula="of:=([.D325] - [.K325])/[.K325]" office:value-type="percentage" office:value="0.00158922617388058" calcext:value-type="percentage">
            <text:p>0.159%</text:p>
          </table:table-cell>
          <table:table-cell table:style-name="ce22" table:formula="of:=[.D325]-[.L325]" office:value-type="float" office:value="0.0620907138261194" calcext:value-type="float">
            <text:p>0.06209071</text:p>
          </table:table-cell>
          <table:table-cell table:style-name="ce27" table:formula="of:=ABS([.L324]-[.L325])" office:value-type="float" office:value="0.00295043205216474" calcext:value-type="float">
            <text:p>0.0029504</text:p>
          </table:table-cell>
          <table:table-cell table:style-name="ce34" table:formula="of:=IF(([.J325] &gt; [.$P$53]);(([.$M$53]+[.J325])/[.$O$53]);(([.$L$53]-[.J325])/[.$O$53]))" office:value-type="float" office:value="0.651127124618868" calcext:value-type="float">
            <text:p>0.65</text:p>
          </table:table-cell>
          <table:table-cell table:style-name="ce42" table:formula="of:=[.O325]-[.O324]" office:value-type="float" office:value="-0.00730769142570997" calcext:value-type="float">
            <text:p>-0.0073</text:p>
          </table:table-cell>
          <table:table-cell table:style-name="ce45" table:number-columns-repeated="2"/>
          <table:table-cell table:style-name="ce48" table:formula="of:=[.O325] - AVERAGE([.O320:.O325])" office:value-type="float" office:value="-0.0365119328734069" calcext:value-type="float">
            <text:p>-0.0365119329</text:p>
          </table:table-cell>
          <table:table-cell table:style-name="ce45" table:formula="of:=[.M325]-[.M324]" office:value-type="float" office:value="-0.00274801205216472" calcext:value-type="float">
            <text:p>-0.003</text:p>
          </table:table-cell>
          <table:table-cell table:style-name="ce45" table:formula="of:=AVERAGE([.O320:.O325])" office:value-type="float" office:value="0.687639057492275" calcext:value-type="float">
            <text:p>0.688</text:p>
          </table:table-cell>
          <table:table-cell table:style-name="ce9"/>
          <table:table-cell table:style-name="ce14" table:formula="of:=LOG([.X325])" office:value-type="float" office:value="3.01494034979294" calcext:value-type="float">
            <text:p>3.0149403498</text:p>
          </table:table-cell>
          <table:table-cell table:style-name="ce44" table:formula="of:=[.X324]+1" office:value-type="float" office:value="1035" calcext:value-type="float">
            <text:p>103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26]/[.D325]" office:value-type="percentage" office:value="-0.000718122535919596" calcext:value-type="percentage">
            <text:p>-0.0718%</text:p>
          </table:table-cell>
          <table:table-cell table:style-name="ce6" table:formula="of:=([.D326]-[.D325])" office:value-type="float" office:value="-0.0000457300000000077" calcext:value-type="float">
            <text:p>-0.00004573</text:p>
          </table:table-cell>
          <table:table-cell table:style-name="ce8" office:value-type="float" office:value="0.06363421" calcext:value-type="float">
            <text:p>0.06363421</text:p>
          </table:table-cell>
          <table:table-cell table:style-name="ce10" table:formula="of:=[.B326]-[.$S$2]" office:value-type="float" office:value="-0.000720807712390184" calcext:value-type="float">
            <text:p>-0.00072081</text:p>
          </table:table-cell>
          <table:table-cell table:style-name="ce9" table:formula="of:=SUM([.$E$3:.E326])" office:value-type="float" office:value="0.00785746383764543" calcext:value-type="float">
            <text:p>0.0078574638</text:p>
          </table:table-cell>
          <table:table-cell table:style-name="ce12" table:formula="of:=MAX([.$E$3:.E326]) - MIN([.$E$3:.E326])" office:value-type="float" office:value="0.0096026404317219" calcext:value-type="float">
            <text:p>0.009602640</text:p>
          </table:table-cell>
          <table:table-cell table:style-name="ce9" table:formula="of:=STDEV([.$E$3:.E326])" office:value-type="float" office:value="0.00134376436240403" calcext:value-type="float">
            <text:p>0.0013437644</text:p>
          </table:table-cell>
          <table:table-cell table:style-name="ce9" table:formula="of:=[.G326]/[.H326]" office:value-type="float" office:value="7.14607463956145" calcext:value-type="float">
            <text:p>7.1460746396</text:p>
          </table:table-cell>
          <table:table-cell table:style-name="ce9" table:formula="of:=SLOPE([.I311:.I326];[.W311:.W326])" office:value-type="float" office:value="-1.88463965690624" calcext:value-type="float">
            <text:p>-1.8846396569</text:p>
          </table:table-cell>
          <table:table-cell table:style-name="ce17" table:formula="of:=AVERAGE([.D319:.D326])" office:value-type="float" office:value="0.06359005" calcext:value-type="float">
            <text:p>0.063590050</text:p>
          </table:table-cell>
          <table:table-cell table:style-name="ce19" table:formula="of:=([.D326] - [.K326])/[.K326]" office:value-type="percentage" office:value="0.000694448266670673" calcext:value-type="percentage">
            <text:p>0.069%</text:p>
          </table:table-cell>
          <table:table-cell table:style-name="ce22" table:formula="of:=[.D326]-[.L326]" office:value-type="float" office:value="0.0629397617333293" calcext:value-type="float">
            <text:p>0.06293976</text:p>
          </table:table-cell>
          <table:table-cell table:style-name="ce27" table:formula="of:=ABS([.L325]-[.L326])" office:value-type="float" office:value="0.000894777907209902" calcext:value-type="float">
            <text:p>0.0008948</text:p>
          </table:table-cell>
          <table:table-cell table:style-name="ce34" table:formula="of:=IF(([.J326] &gt; [.$P$53]);(([.$M$53]+[.J326])/[.$O$53]);(([.$L$53]-[.J326])/[.$O$53]))" office:value-type="float" office:value="0.65168366105699" calcext:value-type="float">
            <text:p>0.65</text:p>
          </table:table-cell>
          <table:table-cell table:style-name="ce42" table:formula="of:=[.O326]-[.O325]" office:value-type="float" office:value="0.000556536438121813" calcext:value-type="float">
            <text:p>0.0006</text:p>
          </table:table-cell>
          <table:table-cell table:style-name="ce45" table:number-columns-repeated="2"/>
          <table:table-cell table:style-name="ce48" table:formula="of:=[.O326] - AVERAGE([.O321:.O326])" office:value-type="float" office:value="-0.0223414827661039" calcext:value-type="float">
            <text:p>-0.0223414828</text:p>
          </table:table-cell>
          <table:table-cell table:style-name="ce45" table:formula="of:=[.M326]-[.M325]" office:value-type="float" office:value="0.000849047907209896" calcext:value-type="float">
            <text:p>0.001</text:p>
          </table:table-cell>
          <table:table-cell table:style-name="ce45" table:formula="of:=AVERAGE([.O321:.O326])" office:value-type="float" office:value="0.674025143823094" calcext:value-type="float">
            <text:p>0.674</text:p>
          </table:table-cell>
          <table:table-cell table:style-name="ce9"/>
          <table:table-cell table:style-name="ce14" table:formula="of:=LOG([.X326])" office:value-type="float" office:value="3.01535975540921" calcext:value-type="float">
            <text:p>3.0153597554</text:p>
          </table:table-cell>
          <table:table-cell table:style-name="ce44" table:formula="of:=[.X325]+1" office:value-type="float" office:value="1036" calcext:value-type="float">
            <text:p>103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27]/[.D326]" office:value-type="percentage" office:value="-0.000181348994510821" calcext:value-type="percentage">
            <text:p>-0.0181%</text:p>
          </table:table-cell>
          <table:table-cell table:style-name="ce6" table:formula="of:=([.D327]-[.D326])" office:value-type="float" office:value="-0.0000115399999999904" calcext:value-type="float">
            <text:p>-0.00001154</text:p>
          </table:table-cell>
          <table:table-cell table:style-name="ce8" office:value-type="float" office:value="0.06362267" calcext:value-type="float">
            <text:p>0.06362267</text:p>
          </table:table-cell>
          <table:table-cell table:style-name="ce10" table:formula="of:=[.B327]-[.$S$2]" office:value-type="float" office:value="-0.000184034170981409" calcext:value-type="float">
            <text:p>-0.00018403</text:p>
          </table:table-cell>
          <table:table-cell table:style-name="ce9" table:formula="of:=SUM([.$E$3:.E327])" office:value-type="float" office:value="0.00767342966666402" calcext:value-type="float">
            <text:p>0.0076734297</text:p>
          </table:table-cell>
          <table:table-cell table:style-name="ce12" table:formula="of:=MAX([.$E$3:.E327]) - MIN([.$E$3:.E327])" office:value-type="float" office:value="0.0096026404317219" calcext:value-type="float">
            <text:p>0.009602640</text:p>
          </table:table-cell>
          <table:table-cell table:style-name="ce9" table:formula="of:=STDEV([.$E$3:.E327])" office:value-type="float" office:value="0.00134173879392608" calcext:value-type="float">
            <text:p>0.0013417388</text:p>
          </table:table-cell>
          <table:table-cell table:style-name="ce9" table:formula="of:=[.G327]/[.H327]" office:value-type="float" office:value="7.15686277775681" calcext:value-type="float">
            <text:p>7.1568627778</text:p>
          </table:table-cell>
          <table:table-cell table:style-name="ce9" table:formula="of:=SLOPE([.I312:.I327];[.W312:.W327])" office:value-type="float" office:value="-2.48047036171689" calcext:value-type="float">
            <text:p>-2.4804703617</text:p>
          </table:table-cell>
          <table:table-cell table:style-name="ce17" table:formula="of:=AVERAGE([.D320:.D327])" office:value-type="float" office:value="0.06360163375" calcext:value-type="float">
            <text:p>0.063601634</text:p>
          </table:table-cell>
          <table:table-cell table:style-name="ce19" table:formula="of:=([.D327] - [.K327])/[.K327]" office:value-type="percentage" office:value="0.000330750151524352" calcext:value-type="percentage">
            <text:p>0.033%</text:p>
          </table:table-cell>
          <table:table-cell table:style-name="ce22" table:formula="of:=[.D327]-[.L327]" office:value-type="float" office:value="0.0632919198484757" calcext:value-type="float">
            <text:p>0.06329192</text:p>
          </table:table-cell>
          <table:table-cell table:style-name="ce27" table:formula="of:=ABS([.L326]-[.L327])" office:value-type="float" office:value="0.000363698115146321" calcext:value-type="float">
            <text:p>0.0003637</text:p>
          </table:table-cell>
          <table:table-cell table:style-name="ce34" table:formula="of:=IF(([.J327] &gt; [.$P$53]);(([.$M$53]+[.J327])/[.$O$53]);(([.$L$53]-[.J327])/[.$O$53]))" office:value-type="float" office:value="0.654892544219691" calcext:value-type="float">
            <text:p>0.65</text:p>
          </table:table-cell>
          <table:table-cell table:style-name="ce42" table:formula="of:=[.O327]-[.O326]" office:value-type="float" office:value="0.00320888316270174" calcext:value-type="float">
            <text:p>0.0032</text:p>
          </table:table-cell>
          <table:table-cell table:style-name="ce45" table:number-columns-repeated="2"/>
          <table:table-cell table:style-name="ce48" table:formula="of:=[.O327] - AVERAGE([.O322:.O327])" office:value-type="float" office:value="-0.0103284860179359" calcext:value-type="float">
            <text:p>-0.0103284860</text:p>
          </table:table-cell>
          <table:table-cell table:style-name="ce45" table:formula="of:=[.M327]-[.M326]" office:value-type="float" office:value="0.000352158115146328" calcext:value-type="float">
            <text:p>0.000</text:p>
          </table:table-cell>
          <table:table-cell table:style-name="ce45" table:formula="of:=AVERAGE([.O322:.O327])" office:value-type="float" office:value="0.665221030237627" calcext:value-type="float">
            <text:p>0.665</text:p>
          </table:table-cell>
          <table:table-cell table:style-name="ce9"/>
          <table:table-cell table:style-name="ce14" table:formula="of:=LOG([.X327])" office:value-type="float" office:value="3.01577875638904" calcext:value-type="float">
            <text:p>3.0157787564</text:p>
          </table:table-cell>
          <table:table-cell table:style-name="ce44" table:formula="of:=[.X326]+1" office:value-type="float" office:value="1037" calcext:value-type="float">
            <text:p>103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28]/[.D327]" office:value-type="percentage" office:value="0.000146803018483766" calcext:value-type="percentage">
            <text:p>0.0147%</text:p>
          </table:table-cell>
          <table:table-cell table:style-name="ce6" table:formula="of:=([.D328]-[.D327])" office:value-type="float" office:value="0.00000933999999999657" calcext:value-type="float">
            <text:p>0.00000934</text:p>
          </table:table-cell>
          <table:table-cell table:style-name="ce8" office:value-type="float" office:value="0.06363201" calcext:value-type="float">
            <text:p>0.06363201</text:p>
          </table:table-cell>
          <table:table-cell table:style-name="ce10" table:formula="of:=[.B328]-[.$S$2]" office:value-type="float" office:value="0.000144117842013178" calcext:value-type="float">
            <text:p>0.00014412</text:p>
          </table:table-cell>
          <table:table-cell table:style-name="ce9" table:formula="of:=SUM([.$E$3:.E328])" office:value-type="float" office:value="0.0078175475086772" calcext:value-type="float">
            <text:p>0.0078175475</text:p>
          </table:table-cell>
          <table:table-cell table:style-name="ce12" table:formula="of:=MAX([.$E$3:.E328]) - MIN([.$E$3:.E328])" office:value-type="float" office:value="0.0096026404317219" calcext:value-type="float">
            <text:p>0.009602640</text:p>
          </table:table-cell>
          <table:table-cell table:style-name="ce9" table:formula="of:=STDEV([.$E$3:.E328])" office:value-type="float" office:value="0.00133968961570106" calcext:value-type="float">
            <text:p>0.0013396896</text:p>
          </table:table-cell>
          <table:table-cell table:style-name="ce9" table:formula="of:=[.G328]/[.H328]" office:value-type="float" office:value="7.16780985623809" calcext:value-type="float">
            <text:p>7.1678098562</text:p>
          </table:table-cell>
          <table:table-cell table:style-name="ce9" table:formula="of:=SLOPE([.I313:.I328];[.W313:.W328])" office:value-type="float" office:value="-2.15039006181788" calcext:value-type="float">
            <text:p>-2.1503900618</text:p>
          </table:table-cell>
          <table:table-cell table:style-name="ce17" table:formula="of:=AVERAGE([.D321:.D328])" office:value-type="float" office:value="0.06361257" calcext:value-type="float">
            <text:p>0.063612570</text:p>
          </table:table-cell>
          <table:table-cell table:style-name="ce19" table:formula="of:=([.D328] - [.K328])/[.K328]" office:value-type="percentage" office:value="0.000305599978117463" calcext:value-type="percentage">
            <text:p>0.031%</text:p>
          </table:table-cell>
          <table:table-cell table:style-name="ce22" table:formula="of:=[.D328]-[.L328]" office:value-type="float" office:value="0.0633264100218825" calcext:value-type="float">
            <text:p>0.06332641</text:p>
          </table:table-cell>
          <table:table-cell table:style-name="ce27" table:formula="of:=ABS([.L327]-[.L328])" office:value-type="float" office:value="0.0000251501734068896" calcext:value-type="float">
            <text:p>0.0000252</text:p>
          </table:table-cell>
          <table:table-cell table:style-name="ce34" table:formula="of:=IF(([.J328] &gt; [.$P$53]);(([.$M$53]+[.J328])/[.$O$53]);(([.$L$53]-[.J328])/[.$O$53]))" office:value-type="float" office:value="0.653114876321522" calcext:value-type="float">
            <text:p>0.65</text:p>
          </table:table-cell>
          <table:table-cell table:style-name="ce42" table:formula="of:=[.O328]-[.O327]" office:value-type="float" office:value="-0.00177766789816924" calcext:value-type="float">
            <text:p>-0.0018</text:p>
          </table:table-cell>
          <table:table-cell table:style-name="ce45" table:number-columns-repeated="2"/>
          <table:table-cell table:style-name="ce48" table:formula="of:=[.O328] - AVERAGE([.O323:.O328])" office:value-type="float" office:value="-0.00488401672684813" calcext:value-type="float">
            <text:p>-0.0048840167</text:p>
          </table:table-cell>
          <table:table-cell table:style-name="ce45" table:formula="of:=[.M328]-[.M327]" office:value-type="float" office:value="0.0000344901734068842" calcext:value-type="float">
            <text:p>0.000</text:p>
          </table:table-cell>
          <table:table-cell table:style-name="ce45" table:formula="of:=AVERAGE([.O323:.O328])" office:value-type="float" office:value="0.65799889304837" calcext:value-type="float">
            <text:p>0.658</text:p>
          </table:table-cell>
          <table:table-cell table:style-name="ce9"/>
          <table:table-cell table:style-name="ce14" table:formula="of:=LOG([.X328])" office:value-type="float" office:value="3.01619735351244" calcext:value-type="float">
            <text:p>3.0161973535</text:p>
          </table:table-cell>
          <table:table-cell table:style-name="ce44" table:formula="of:=[.X327]+1" office:value-type="float" office:value="1038" calcext:value-type="float">
            <text:p>103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29]/[.D328]" office:value-type="percentage" office:value="0.000311006991606768" calcext:value-type="percentage">
            <text:p>0.0311%</text:p>
          </table:table-cell>
          <table:table-cell table:style-name="ce6" table:formula="of:=([.D329]-[.D328])" office:value-type="float" office:value="0.0000197899999999918" calcext:value-type="float">
            <text:p>0.00001979</text:p>
          </table:table-cell>
          <table:table-cell table:style-name="ce8" office:value-type="float" office:value="0.0636518" calcext:value-type="float">
            <text:p>0.0636518</text:p>
          </table:table-cell>
          <table:table-cell table:style-name="ce10" table:formula="of:=[.B329]-[.$S$2]" office:value-type="float" office:value="0.000308321815136179" calcext:value-type="float">
            <text:p>0.00030832</text:p>
          </table:table-cell>
          <table:table-cell table:style-name="ce9" table:formula="of:=SUM([.$E$3:.E329])" office:value-type="float" office:value="0.00812586932381337" calcext:value-type="float">
            <text:p>0.0081258693</text:p>
          </table:table-cell>
          <table:table-cell table:style-name="ce12" table:formula="of:=MAX([.$E$3:.E329]) - MIN([.$E$3:.E329])" office:value-type="float" office:value="0.0096026404317219" calcext:value-type="float">
            <text:p>0.009602640</text:p>
          </table:table-cell>
          <table:table-cell table:style-name="ce9" table:formula="of:=STDEV([.$E$3:.E329])" office:value-type="float" office:value="0.00133772571570278" calcext:value-type="float">
            <text:p>0.0013377257</text:p>
          </table:table-cell>
          <table:table-cell table:style-name="ce9" table:formula="of:=[.G329]/[.H329]" office:value-type="float" office:value="7.17833283684552" calcext:value-type="float">
            <text:p>7.1783328368</text:p>
          </table:table-cell>
          <table:table-cell table:style-name="ce9" table:formula="of:=SLOPE([.I314:.I329];[.W314:.W329])" office:value-type="float" office:value="-0.835838580116237" calcext:value-type="float">
            <text:p>-0.8358385801</text:p>
          </table:table-cell>
          <table:table-cell table:style-name="ce17" table:formula="of:=AVERAGE([.D322:.D329])" office:value-type="float" office:value="0.0636125775" calcext:value-type="float">
            <text:p>0.063612578</text:p>
          </table:table-cell>
          <table:table-cell table:style-name="ce19" table:formula="of:=([.D329] - [.K329])/[.K329]" office:value-type="percentage" office:value="0.0006165840395322" calcext:value-type="percentage">
            <text:p>0.062%</text:p>
          </table:table-cell>
          <table:table-cell table:style-name="ce22" table:formula="of:=[.D329]-[.L329]" office:value-type="float" office:value="0.0630352159604678" calcext:value-type="float">
            <text:p>0.06303522</text:p>
          </table:table-cell>
          <table:table-cell table:style-name="ce27" table:formula="of:=ABS([.L328]-[.L329])" office:value-type="float" office:value="0.000310984061414738" calcext:value-type="float">
            <text:p>0.0003110</text:p>
          </table:table-cell>
          <table:table-cell table:style-name="ce34" table:formula="of:=IF(([.J329] &gt; [.$P$53]);(([.$M$53]+[.J329])/[.$O$53]);(([.$L$53]-[.J329])/[.$O$53]))" office:value-type="float" office:value="0.646035277901905" calcext:value-type="float">
            <text:p>0.65</text:p>
          </table:table-cell>
          <table:table-cell table:style-name="ce42" table:formula="of:=[.O329]-[.O328]" office:value-type="float" office:value="-0.00707959841961725" calcext:value-type="float">
            <text:p>-0.0071</text:p>
          </table:table-cell>
          <table:table-cell table:style-name="ce45" table:number-columns-repeated="2"/>
          <table:table-cell table:style-name="ce48" table:formula="of:=[.O329] - AVERAGE([.O324:.O329])" office:value-type="float" office:value="-0.00651277212535406" calcext:value-type="float">
            <text:p>-0.0065127721</text:p>
          </table:table-cell>
          <table:table-cell table:style-name="ce45" table:formula="of:=[.M329]-[.M328]" office:value-type="float" office:value="-0.000291194061414743" calcext:value-type="float">
            <text:p>0.000</text:p>
          </table:table-cell>
          <table:table-cell table:style-name="ce45" table:formula="of:=AVERAGE([.O324:.O329])" office:value-type="float" office:value="0.652548050027259" calcext:value-type="float">
            <text:p>0.653</text:p>
          </table:table-cell>
          <table:table-cell table:style-name="ce9"/>
          <table:table-cell table:style-name="ce14" table:formula="of:=LOG([.X329])" office:value-type="float" office:value="3.01661554755718" calcext:value-type="float">
            <text:p>3.0166155476</text:p>
          </table:table-cell>
          <table:table-cell table:style-name="ce44" table:formula="of:=[.X328]+1" office:value-type="float" office:value="1039" calcext:value-type="float">
            <text:p>103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30]/[.D329]" office:value-type="percentage" office:value="-0.0000851507734265504" calcext:value-type="percentage">
            <text:p>-0.0085%</text:p>
          </table:table-cell>
          <table:table-cell table:style-name="ce6" table:formula="of:=([.D330]-[.D329])" office:value-type="float" office:value="-0.0000054199999999921" calcext:value-type="float">
            <text:p>-0.00000542</text:p>
          </table:table-cell>
          <table:table-cell table:style-name="ce8" office:value-type="float" office:value="0.06364638" calcext:value-type="float">
            <text:p>0.06364638</text:p>
          </table:table-cell>
          <table:table-cell table:style-name="ce10" table:formula="of:=[.B330]-[.$S$2]" office:value-type="float" office:value="-0.0000878359498971386" calcext:value-type="float">
            <text:p>-0.00008784</text:p>
          </table:table-cell>
          <table:table-cell table:style-name="ce9" table:formula="of:=SUM([.$E$3:.E330])" office:value-type="float" office:value="0.00803803337391624" calcext:value-type="float">
            <text:p>0.0080380334</text:p>
          </table:table-cell>
          <table:table-cell table:style-name="ce12" table:formula="of:=MAX([.$E$3:.E330]) - MIN([.$E$3:.E330])" office:value-type="float" office:value="0.0096026404317219" calcext:value-type="float">
            <text:p>0.009602640</text:p>
          </table:table-cell>
          <table:table-cell table:style-name="ce9" table:formula="of:=STDEV([.$E$3:.E330])" office:value-type="float" office:value="0.00133569318937834" calcext:value-type="float">
            <text:p>0.0013356932</text:p>
          </table:table-cell>
          <table:table-cell table:style-name="ce9" table:formula="of:=[.G330]/[.H330]" office:value-type="float" office:value="7.18925611666194" calcext:value-type="float">
            <text:p>7.1892561167</text:p>
          </table:table-cell>
          <table:table-cell table:style-name="ce9" table:formula="of:=SLOPE([.I315:.I330];[.W315:.W330])" office:value-type="float" office:value="0.884281812284915" calcext:value-type="float">
            <text:p>0.8842818123</text:p>
          </table:table-cell>
          <table:table-cell table:style-name="ce17" table:formula="of:=AVERAGE([.D323:.D330])" office:value-type="float" office:value="0.0636159125" calcext:value-type="float">
            <text:p>0.063615913</text:p>
          </table:table-cell>
          <table:table-cell table:style-name="ce19" table:formula="of:=([.D330] - [.K330])/[.K330]" office:value-type="percentage" office:value="0.000478928915780403" calcext:value-type="percentage">
            <text:p>0.048%</text:p>
          </table:table-cell>
          <table:table-cell table:style-name="ce22" table:formula="of:=[.D330]-[.L330]" office:value-type="float" office:value="0.0631674510842196" calcext:value-type="float">
            <text:p>0.06316745</text:p>
          </table:table-cell>
          <table:table-cell table:style-name="ce27" table:formula="of:=ABS([.L329]-[.L330])" office:value-type="float" office:value="0.000137655123751798" calcext:value-type="float">
            <text:p>0.0001377</text:p>
          </table:table-cell>
          <table:table-cell table:style-name="ce34" table:formula="of:=IF(([.J330] &gt; [.$P$53]);(([.$M$53]+[.J330])/[.$O$53]);(([.$L$53]-[.J330])/[.$O$53]))" office:value-type="float" office:value="0.636771462995371" calcext:value-type="float">
            <text:p>0.64</text:p>
          </table:table-cell>
          <table:table-cell table:style-name="ce42" table:formula="of:=[.O330]-[.O329]" office:value-type="float" office:value="-0.00926381490653427" calcext:value-type="float">
            <text:p>-0.0093</text:p>
          </table:table-cell>
          <table:table-cell table:style-name="ce45" table:number-columns-repeated="2"/>
          <table:table-cell table:style-name="ce48" table:formula="of:=[.O330] - AVERAGE([.O325:.O330])" office:value-type="float" office:value="-0.0121660281903538" calcext:value-type="float">
            <text:p>-0.0121660282</text:p>
          </table:table-cell>
          <table:table-cell table:style-name="ce45" table:formula="of:=[.M330]-[.M329]" office:value-type="float" office:value="0.000132235123751809" calcext:value-type="float">
            <text:p>0.000</text:p>
          </table:table-cell>
          <table:table-cell table:style-name="ce45" table:formula="of:=AVERAGE([.O325:.O330])" office:value-type="float" office:value="0.648937491185724" calcext:value-type="float">
            <text:p>0.649</text:p>
          </table:table-cell>
          <table:table-cell table:style-name="ce9"/>
          <table:table-cell table:style-name="ce14" table:formula="of:=LOG([.X330])" office:value-type="float" office:value="3.01703333929878" calcext:value-type="float">
            <text:p>3.0170333393</text:p>
          </table:table-cell>
          <table:table-cell table:style-name="ce44" table:formula="of:=[.X329]+1" office:value-type="float" office:value="1040" calcext:value-type="float">
            <text:p>104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31]/[.D330]" office:value-type="percentage" office:value="-0.0031046541845743" calcext:value-type="percentage">
            <text:p>-0.3105%</text:p>
          </table:table-cell>
          <table:table-cell table:style-name="ce6" table:formula="of:=([.D331]-[.D330])" office:value-type="float" office:value="-0.000197600000000006" calcext:value-type="float">
            <text:p>-0.00019760</text:p>
          </table:table-cell>
          <table:table-cell table:style-name="ce8" office:value-type="float" office:value="0.06344878" calcext:value-type="float">
            <text:p>0.06344878</text:p>
          </table:table-cell>
          <table:table-cell table:style-name="ce10" table:formula="of:=[.B331]-[.$S$2]" office:value-type="float" office:value="-0.00310733936104489" calcext:value-type="float">
            <text:p>-0.00310734</text:p>
          </table:table-cell>
          <table:table-cell table:style-name="ce9" table:formula="of:=SUM([.$E$3:.E331])" office:value-type="float" office:value="0.00493069401287135" calcext:value-type="float">
            <text:p>0.004930694</text:p>
          </table:table-cell>
          <table:table-cell table:style-name="ce12" table:formula="of:=MAX([.$E$3:.E331]) - MIN([.$E$3:.E331])" office:value-type="float" office:value="0.0096026404317219" calcext:value-type="float">
            <text:p>0.009602640</text:p>
          </table:table-cell>
          <table:table-cell table:style-name="ce9" table:formula="of:=STDEV([.$E$3:.E331])" office:value-type="float" office:value="0.00134478621988308" calcext:value-type="float">
            <text:p>0.0013447862</text:p>
          </table:table-cell>
          <table:table-cell table:style-name="ce9" table:formula="of:=[.G331]/[.H331]" office:value-type="float" office:value="7.14064457959478" calcext:value-type="float">
            <text:p>7.1406445796</text:p>
          </table:table-cell>
          <table:table-cell table:style-name="ce9" table:formula="of:=SLOPE([.I316:.I331];[.W316:.W331])" office:value-type="float" office:value="0.488160415956207" calcext:value-type="float">
            <text:p>0.488160416</text:p>
          </table:table-cell>
          <table:table-cell table:style-name="ce17" table:formula="of:=AVERAGE([.D324:.D331])" office:value-type="float" office:value="0.06359916375" calcext:value-type="float">
            <text:p>0.063599164</text:p>
          </table:table-cell>
          <table:table-cell table:style-name="ce19" table:formula="of:=([.D331] - [.K331])/[.K331]" office:value-type="percentage" office:value="-0.00236455546162738" calcext:value-type="percentage">
            <text:p>-0.236%</text:p>
          </table:table-cell>
          <table:table-cell table:style-name="ce22" table:formula="of:=[.D331]-[.L331]" office:value-type="float" office:value="0.0658133354616274" calcext:value-type="float">
            <text:p>0.06581334</text:p>
          </table:table-cell>
          <table:table-cell table:style-name="ce27" table:formula="of:=ABS([.L330]-[.L331])" office:value-type="float" office:value="0.00284348437740778" calcext:value-type="float">
            <text:p>0.0028435</text:p>
          </table:table-cell>
          <table:table-cell table:style-name="ce34" table:formula="of:=IF(([.J331] &gt; [.$P$53]);(([.$M$53]+[.J331])/[.$O$53]);(([.$L$53]-[.J331])/[.$O$53]))" office:value-type="float" office:value="0.638904799308525" calcext:value-type="float">
            <text:p>0.64</text:p>
          </table:table-cell>
          <table:table-cell table:style-name="ce42" table:formula="of:=[.O331]-[.O330]" office:value-type="float" office:value="0.0021333363131546" calcext:value-type="float">
            <text:p>0.0021</text:p>
          </table:table-cell>
          <table:table-cell table:style-name="ce45" table:number-columns-repeated="2"/>
          <table:table-cell table:style-name="ce48" table:formula="of:=[.O331] - AVERAGE([.O326:.O331])" office:value-type="float" office:value="-0.00799563765880873" calcext:value-type="float">
            <text:p>-0.0079956377</text:p>
          </table:table-cell>
          <table:table-cell table:style-name="ce45" table:formula="of:=[.M331]-[.M330]" office:value-type="float" office:value="0.00264588437740777" calcext:value-type="float">
            <text:p>0.003</text:p>
          </table:table-cell>
          <table:table-cell table:style-name="ce45" table:formula="of:=AVERAGE([.O326:.O331])" office:value-type="float" office:value="0.646900436967334" calcext:value-type="float">
            <text:p>0.647</text:p>
          </table:table-cell>
          <table:table-cell table:style-name="ce9"/>
          <table:table-cell table:style-name="ce14" table:formula="of:=LOG([.X331])" office:value-type="float" office:value="3.01745072951054" calcext:value-type="float">
            <text:p>3.0174507295</text:p>
          </table:table-cell>
          <table:table-cell table:style-name="ce44" table:formula="of:=[.X330]+1" office:value-type="float" office:value="1041" calcext:value-type="float">
            <text:p>104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32]/[.D331]" office:value-type="percentage" office:value="0.00227742755652679" calcext:value-type="percentage">
            <text:p>0.2277%</text:p>
          </table:table-cell>
          <table:table-cell table:style-name="ce6" table:formula="of:=([.D332]-[.D331])" office:value-type="float" office:value="0.000144500000000006" calcext:value-type="float">
            <text:p>0.00014450</text:p>
          </table:table-cell>
          <table:table-cell table:style-name="ce8" office:value-type="float" office:value="0.06359328" calcext:value-type="float">
            <text:p>0.06359328</text:p>
          </table:table-cell>
          <table:table-cell table:style-name="ce10" table:formula="of:=[.B332]-[.$S$2]" office:value-type="float" office:value="0.0022747423800562" calcext:value-type="float">
            <text:p>0.00227474</text:p>
          </table:table-cell>
          <table:table-cell table:style-name="ce9" table:formula="of:=SUM([.$E$3:.E332])" office:value-type="float" office:value="0.00720543639292755" calcext:value-type="float">
            <text:p>0.0072054364</text:p>
          </table:table-cell>
          <table:table-cell table:style-name="ce12" table:formula="of:=MAX([.$E$3:.E332]) - MIN([.$E$3:.E332])" office:value-type="float" office:value="0.0096026404317219" calcext:value-type="float">
            <text:p>0.009602640</text:p>
          </table:table-cell>
          <table:table-cell table:style-name="ce9" table:formula="of:=STDEV([.$E$3:.E332])" office:value-type="float" office:value="0.00134849078429916" calcext:value-type="float">
            <text:p>0.0013484908</text:p>
          </table:table-cell>
          <table:table-cell table:style-name="ce9" table:formula="of:=[.G332]/[.H332]" office:value-type="float" office:value="7.12102785093384" calcext:value-type="float">
            <text:p>7.1210278509</text:p>
          </table:table-cell>
          <table:table-cell table:style-name="ce9" table:formula="of:=SLOPE([.I317:.I332];[.W317:.W332])" office:value-type="float" office:value="-3.48443111587411" calcext:value-type="float">
            <text:p>-3.4844311159</text:p>
          </table:table-cell>
          <table:table-cell table:style-name="ce17" table:formula="of:=AVERAGE([.D325:.D332])" office:value-type="float" office:value="0.06361363375" calcext:value-type="float">
            <text:p>0.063613634</text:p>
          </table:table-cell>
          <table:table-cell table:style-name="ce19" table:formula="of:=([.D332] - [.K332])/[.K332]" office:value-type="percentage" office:value="-0.000319958927043582" calcext:value-type="percentage">
            <text:p>-0.032%</text:p>
          </table:table-cell>
          <table:table-cell table:style-name="ce22" table:formula="of:=[.D332]-[.L332]" office:value-type="float" office:value="0.0639132389270436" calcext:value-type="float">
            <text:p>0.06391324</text:p>
          </table:table-cell>
          <table:table-cell table:style-name="ce27" table:formula="of:=ABS([.L331]-[.L332])" office:value-type="float" office:value="0.0020445965345838" calcext:value-type="float">
            <text:p>0.0020446</text:p>
          </table:table-cell>
          <table:table-cell table:style-name="ce34" table:formula="of:=IF(([.J332] &gt; [.$P$53]);(([.$M$53]+[.J332])/[.$O$53]);(([.$L$53]-[.J332])/[.$O$53]))" office:value-type="float" office:value="0.660299437040115" calcext:value-type="float">
            <text:p>0.66</text:p>
          </table:table-cell>
          <table:table-cell table:style-name="ce42" table:formula="of:=[.O332]-[.O331]" office:value-type="float" office:value="0.0213946377315892" calcext:value-type="float">
            <text:p>0.0214</text:p>
          </table:table-cell>
          <table:table-cell table:style-name="ce45" table:number-columns-repeated="2"/>
          <table:table-cell table:style-name="ce48" table:formula="of:=[.O332] - AVERAGE([.O327:.O332])" office:value-type="float" office:value="0.0119630374089263" calcext:value-type="float">
            <text:p>0.0119630374</text:p>
          </table:table-cell>
          <table:table-cell table:style-name="ce45" table:formula="of:=[.M332]-[.M331]" office:value-type="float" office:value="-0.0019000965345838" calcext:value-type="float">
            <text:p>-0.002</text:p>
          </table:table-cell>
          <table:table-cell table:style-name="ce45" table:formula="of:=AVERAGE([.O327:.O332])" office:value-type="float" office:value="0.648336399631188" calcext:value-type="float">
            <text:p>0.648</text:p>
          </table:table-cell>
          <table:table-cell table:style-name="ce9"/>
          <table:table-cell table:style-name="ce14" table:formula="of:=LOG([.X332])" office:value-type="float" office:value="3.01786771896351" calcext:value-type="float">
            <text:p>3.017867719</text:p>
          </table:table-cell>
          <table:table-cell table:style-name="ce44" table:formula="of:=[.X331]+1" office:value-type="float" office:value="1042" calcext:value-type="float">
            <text:p>104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33]/[.D332]" office:value-type="percentage" office:value="-0.00178446527683427" calcext:value-type="percentage">
            <text:p>-0.1784%</text:p>
          </table:table-cell>
          <table:table-cell table:style-name="ce6" table:formula="of:=([.D333]-[.D332])" office:value-type="float" office:value="-0.000113479999999999" calcext:value-type="float">
            <text:p>-0.00011348</text:p>
          </table:table-cell>
          <table:table-cell table:style-name="ce8" office:value-type="float" office:value="0.0634798" calcext:value-type="float">
            <text:p>0.0634798</text:p>
          </table:table-cell>
          <table:table-cell table:style-name="ce10" table:formula="of:=[.B333]-[.$S$2]" office:value-type="float" office:value="-0.00178715045330486" calcext:value-type="float">
            <text:p>-0.00178715</text:p>
          </table:table-cell>
          <table:table-cell table:style-name="ce9" table:formula="of:=SUM([.$E$3:.E333])" office:value-type="float" office:value="0.00541828593962269" calcext:value-type="float">
            <text:p>0.0054182859</text:p>
          </table:table-cell>
          <table:table-cell table:style-name="ce12" table:formula="of:=MAX([.$E$3:.E333]) - MIN([.$E$3:.E333])" office:value-type="float" office:value="0.0096026404317219" calcext:value-type="float">
            <text:p>0.009602640</text:p>
          </table:table-cell>
          <table:table-cell table:style-name="ce9" table:formula="of:=STDEV([.$E$3:.E333])" office:value-type="float" office:value="0.0013501124012744" calcext:value-type="float">
            <text:p>0.0013501124</text:p>
          </table:table-cell>
          <table:table-cell table:style-name="ce9" table:formula="of:=[.G333]/[.H333]" office:value-type="float" office:value="7.1124748003631" calcext:value-type="float">
            <text:p>7.1124748004</text:p>
          </table:table-cell>
          <table:table-cell table:style-name="ce9" table:formula="of:=SLOPE([.I318:.I333];[.W318:.W333])" office:value-type="float" office:value="-7.21822238459502" calcext:value-type="float">
            <text:p>-7.2182223846</text:p>
          </table:table-cell>
          <table:table-cell table:style-name="ce17" table:formula="of:=AVERAGE([.D326:.D333])" office:value-type="float" office:value="0.06358861625" calcext:value-type="float">
            <text:p>0.063588616</text:p>
          </table:table-cell>
          <table:table-cell table:style-name="ce19" table:formula="of:=([.D333] - [.K333])/[.K333]" office:value-type="percentage" office:value="-0.00171125362395334" calcext:value-type="percentage">
            <text:p>-0.171%</text:p>
          </table:table-cell>
          <table:table-cell table:style-name="ce22" table:formula="of:=[.D333]-[.L333]" office:value-type="float" office:value="0.0651910536239534" calcext:value-type="float">
            <text:p>0.06519105</text:p>
          </table:table-cell>
          <table:table-cell table:style-name="ce27" table:formula="of:=ABS([.L332]-[.L333])" office:value-type="float" office:value="0.00139129469690976" calcext:value-type="float">
            <text:p>0.0013913</text:p>
          </table:table-cell>
          <table:table-cell table:style-name="ce34" table:formula="of:=IF(([.J333] &gt; [.$P$53]);(([.$M$53]+[.J333])/[.$O$53]);(([.$L$53]-[.J333])/[.$O$53]))" office:value-type="float" office:value="0.680408001164967" calcext:value-type="float">
            <text:p>0.68</text:p>
          </table:table-cell>
          <table:table-cell table:style-name="ce42" table:formula="of:=[.O333]-[.O332]" office:value-type="float" office:value="0.0201085641248523" calcext:value-type="float">
            <text:p>0.0201</text:p>
          </table:table-cell>
          <table:table-cell table:style-name="ce45" table:number-columns-repeated="2"/>
          <table:table-cell table:style-name="ce48" table:formula="of:=[.O333] - AVERAGE([.O328:.O333])" office:value-type="float" office:value="0.0278190253762327" calcext:value-type="float">
            <text:p>0.0278190254</text:p>
          </table:table-cell>
          <table:table-cell table:style-name="ce45" table:formula="of:=[.M333]-[.M332]" office:value-type="float" office:value="0.00127781469690977" calcext:value-type="float">
            <text:p>0.001</text:p>
          </table:table-cell>
          <table:table-cell table:style-name="ce45" table:formula="of:=AVERAGE([.O328:.O333])" office:value-type="float" office:value="0.652588975788734" calcext:value-type="float">
            <text:p>0.653</text:p>
          </table:table-cell>
          <table:table-cell table:style-name="ce9"/>
          <table:table-cell table:style-name="ce14" table:formula="of:=LOG([.X333])" office:value-type="float" office:value="3.01828430842653" calcext:value-type="float">
            <text:p>3.0182843084</text:p>
          </table:table-cell>
          <table:table-cell table:style-name="ce44" table:formula="of:=[.X332]+1" office:value-type="float" office:value="1043" calcext:value-type="float">
            <text:p>104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34]/[.D333]" office:value-type="percentage" office:value="0.00264178526082302" calcext:value-type="percentage">
            <text:p>0.2642%</text:p>
          </table:table-cell>
          <table:table-cell table:style-name="ce6" table:formula="of:=([.D334]-[.D333])" office:value-type="float" office:value="0.000167699999999993" calcext:value-type="float">
            <text:p>0.00016770</text:p>
          </table:table-cell>
          <table:table-cell table:style-name="ce8" office:value-type="float" office:value="0.0636475" calcext:value-type="float">
            <text:p>0.0636475</text:p>
          </table:table-cell>
          <table:table-cell table:style-name="ce10" table:formula="of:=[.B334]-[.$S$2]" office:value-type="float" office:value="0.00263910008435243" calcext:value-type="float">
            <text:p>0.00263910</text:p>
          </table:table-cell>
          <table:table-cell table:style-name="ce9" table:formula="of:=SUM([.$E$3:.E334])" office:value-type="float" office:value="0.00805738602397512" calcext:value-type="float">
            <text:p>0.008057386</text:p>
          </table:table-cell>
          <table:table-cell table:style-name="ce12" table:formula="of:=MAX([.$E$3:.E334]) - MIN([.$E$3:.E334])" office:value-type="float" office:value="0.0096026404317219" calcext:value-type="float">
            <text:p>0.009602640</text:p>
          </table:table-cell>
          <table:table-cell table:style-name="ce9" table:formula="of:=STDEV([.$E$3:.E334])" office:value-type="float" office:value="0.00135573432537703" calcext:value-type="float">
            <text:p>0.0013557343</text:p>
          </table:table-cell>
          <table:table-cell table:style-name="ce9" table:formula="of:=[.G334]/[.H334]" office:value-type="float" office:value="7.0829809734672" calcext:value-type="float">
            <text:p>7.0829809735</text:p>
          </table:table-cell>
          <table:table-cell table:style-name="ce9" table:formula="of:=SLOPE([.I319:.I334];[.W319:.W334])" office:value-type="float" office:value="-11.5919792335133" calcext:value-type="float">
            <text:p>-11.5919792335</text:p>
          </table:table-cell>
          <table:table-cell table:style-name="ce17" table:formula="of:=AVERAGE([.D327:.D334])" office:value-type="float" office:value="0.0635902775" calcext:value-type="float">
            <text:p>0.063590278</text:p>
          </table:table-cell>
          <table:table-cell table:style-name="ce19" table:formula="of:=([.D334] - [.K334])/[.K334]" office:value-type="percentage" office:value="0.000899862404280423" calcext:value-type="percentage">
            <text:p>0.090%</text:p>
          </table:table-cell>
          <table:table-cell table:style-name="ce22" table:formula="of:=[.D334]-[.L334]" office:value-type="float" office:value="0.0627476375957196" calcext:value-type="float">
            <text:p>0.06274764</text:p>
          </table:table-cell>
          <table:table-cell table:style-name="ce27" table:formula="of:=ABS([.L333]-[.L334])" office:value-type="float" office:value="0.00261111602823376" calcext:value-type="float">
            <text:p>0.0026111</text:p>
          </table:table-cell>
          <table:table-cell table:style-name="ce34" table:formula="of:=IF(([.J334] &gt; [.$P$53]);(([.$M$53]+[.J334])/[.$O$53]);(([.$L$53]-[.J334])/[.$O$53]))" office:value-type="float" office:value="0.703963139557348" calcext:value-type="float">
            <text:p>0.70</text:p>
          </table:table-cell>
          <table:table-cell table:style-name="ce42" table:formula="of:=[.O334]-[.O333]" office:value-type="float" office:value="0.0235551383923808" calcext:value-type="float">
            <text:p>0.0236</text:p>
          </table:table-cell>
          <table:table-cell table:style-name="ce45" table:number-columns-repeated="2"/>
          <table:table-cell table:style-name="ce48" table:formula="of:=[.O334] - AVERAGE([.O329:.O334])" office:value-type="float" office:value="0.0428994532293093" calcext:value-type="float">
            <text:p>0.0428994532</text:p>
          </table:table-cell>
          <table:table-cell table:style-name="ce45" table:formula="of:=[.M334]-[.M333]" office:value-type="float" office:value="-0.00244341602823378" calcext:value-type="float">
            <text:p>-0.002</text:p>
          </table:table-cell>
          <table:table-cell table:style-name="ce45" table:formula="of:=AVERAGE([.O329:.O334])" office:value-type="float" office:value="0.661063686328038" calcext:value-type="float">
            <text:p>0.661</text:p>
          </table:table-cell>
          <table:table-cell table:style-name="ce9"/>
          <table:table-cell table:style-name="ce14" table:formula="of:=LOG([.X334])" office:value-type="float" office:value="3.01870049866624" calcext:value-type="float">
            <text:p>3.0187004987</text:p>
          </table:table-cell>
          <table:table-cell table:style-name="ce44" table:formula="of:=[.X333]+1" office:value-type="float" office:value="1044" calcext:value-type="float">
            <text:p>104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35]/[.D334]" office:value-type="percentage" office:value="-0.00189324011155184" calcext:value-type="percentage">
            <text:p>-0.1893%</text:p>
          </table:table-cell>
          <table:table-cell table:style-name="ce6" table:formula="of:=([.D335]-[.D334])" office:value-type="float" office:value="-0.000120499999999996" calcext:value-type="float">
            <text:p>-0.00012050</text:p>
          </table:table-cell>
          <table:table-cell table:style-name="ce8" office:value-type="float" office:value="0.063527" calcext:value-type="float">
            <text:p>0.063527</text:p>
          </table:table-cell>
          <table:table-cell table:style-name="ce10" table:formula="of:=[.B335]-[.$S$2]" office:value-type="float" office:value="-0.00189592528802243" calcext:value-type="float">
            <text:p>-0.00189593</text:p>
          </table:table-cell>
          <table:table-cell table:style-name="ce9" table:formula="of:=SUM([.$E$3:.E335])" office:value-type="float" office:value="0.00616146073595269" calcext:value-type="float">
            <text:p>0.0061614607</text:p>
          </table:table-cell>
          <table:table-cell table:style-name="ce12" table:formula="of:=MAX([.$E$3:.E335]) - MIN([.$E$3:.E335])" office:value-type="float" office:value="0.0096026404317219" calcext:value-type="float">
            <text:p>0.009602640</text:p>
          </table:table-cell>
          <table:table-cell table:style-name="ce9" table:formula="of:=STDEV([.$E$3:.E335])" office:value-type="float" office:value="0.00135777460688036" calcext:value-type="float">
            <text:p>0.0013577746</text:p>
          </table:table-cell>
          <table:table-cell table:style-name="ce9" table:formula="of:=[.G335]/[.H335]" office:value-type="float" office:value="7.07233762000092" calcext:value-type="float">
            <text:p>7.07233762</text:p>
          </table:table-cell>
          <table:table-cell table:style-name="ce9" table:formula="of:=SLOPE([.I320:.I335];[.W320:.W335])" office:value-type="float" office:value="-15.3306187757572" calcext:value-type="float">
            <text:p>-15.3306187758</text:p>
          </table:table-cell>
          <table:table-cell table:style-name="ce17" table:formula="of:=AVERAGE([.D328:.D335])" office:value-type="float" office:value="0.06357831875" calcext:value-type="float">
            <text:p>0.063578319</text:p>
          </table:table-cell>
          <table:table-cell table:style-name="ce19" table:formula="of:=([.D335] - [.K335])/[.K335]" office:value-type="percentage" office:value="-0.000807173750563942" calcext:value-type="percentage">
            <text:p>-0.081%</text:p>
          </table:table-cell>
          <table:table-cell table:style-name="ce22" table:formula="of:=[.D335]-[.L335]" office:value-type="float" office:value="0.0643341737505639" calcext:value-type="float">
            <text:p>0.06433417</text:p>
          </table:table-cell>
          <table:table-cell table:style-name="ce27" table:formula="of:=ABS([.L334]-[.L335])" office:value-type="float" office:value="0.00170703615484437" calcext:value-type="float">
            <text:p>0.0017070</text:p>
          </table:table-cell>
          <table:table-cell table:style-name="ce34" table:formula="of:=IF(([.J335] &gt; [.$P$53]);(([.$M$53]+[.J335])/[.$O$53]);(([.$L$53]-[.J335])/[.$O$53]))" office:value-type="float" office:value="0.724097814359529" calcext:value-type="float">
            <text:p>0.72</text:p>
          </table:table-cell>
          <table:table-cell table:style-name="ce42" table:formula="of:=[.O335]-[.O334]" office:value-type="float" office:value="0.0201346748021813" calcext:value-type="float">
            <text:p>0.0201</text:p>
          </table:table-cell>
          <table:table-cell table:style-name="ce45" table:number-columns-repeated="2"/>
          <table:table-cell table:style-name="ce48" table:formula="of:=[.O335] - AVERAGE([.O330:.O335])" office:value-type="float" office:value="0.0500237052885534" calcext:value-type="float">
            <text:p>0.0500237053</text:p>
          </table:table-cell>
          <table:table-cell table:style-name="ce45" table:formula="of:=[.M335]-[.M334]" office:value-type="float" office:value="0.00158653615484437" calcext:value-type="float">
            <text:p>0.002</text:p>
          </table:table-cell>
          <table:table-cell table:style-name="ce45" table:formula="of:=AVERAGE([.O330:.O335])" office:value-type="float" office:value="0.674074109070976" calcext:value-type="float">
            <text:p>0.674</text:p>
          </table:table-cell>
          <table:table-cell table:style-name="ce9"/>
          <table:table-cell table:style-name="ce14" table:formula="of:=LOG([.X335])" office:value-type="float" office:value="3.01911629044707" calcext:value-type="float">
            <text:p>3.0191162904</text:p>
          </table:table-cell>
          <table:table-cell table:style-name="ce44" table:formula="of:=[.X334]+1" office:value-type="float" office:value="1045" calcext:value-type="float">
            <text:p>104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36]/[.D335]" office:value-type="percentage" office:value="0.00177483589654784" calcext:value-type="percentage">
            <text:p>0.1775%</text:p>
          </table:table-cell>
          <table:table-cell table:style-name="ce6" table:formula="of:=([.D336]-[.D335])" office:value-type="float" office:value="0.000112749999999995" calcext:value-type="float">
            <text:p>0.00011275</text:p>
          </table:table-cell>
          <table:table-cell table:style-name="ce8" office:value-type="float" office:value="0.06363975" calcext:value-type="float">
            <text:p>0.06363975</text:p>
          </table:table-cell>
          <table:table-cell table:style-name="ce10" table:formula="of:=[.B336]-[.$S$2]" office:value-type="float" office:value="0.00177215072007725" calcext:value-type="float">
            <text:p>0.00177215</text:p>
          </table:table-cell>
          <table:table-cell table:style-name="ce9" table:formula="of:=SUM([.$E$3:.E336])" office:value-type="float" office:value="0.00793361145602995" calcext:value-type="float">
            <text:p>0.0079336115</text:p>
          </table:table-cell>
          <table:table-cell table:style-name="ce12" table:formula="of:=MAX([.$E$3:.E336]) - MIN([.$E$3:.E336])" office:value-type="float" office:value="0.0096026404317219" calcext:value-type="float">
            <text:p>0.009602640</text:p>
          </table:table-cell>
          <table:table-cell table:style-name="ce9" table:formula="of:=STDEV([.$E$3:.E336])" office:value-type="float" office:value="0.00135912586561391" calcext:value-type="float">
            <text:p>0.0013591259</text:p>
          </table:table-cell>
          <table:table-cell table:style-name="ce9" table:formula="of:=[.G336]/[.H336]" office:value-type="float" office:value="7.06530621973294" calcext:value-type="float">
            <text:p>7.0653062197</text:p>
          </table:table-cell>
          <table:table-cell table:style-name="ce9" table:formula="of:=SLOPE([.I321:.I336];[.W321:.W336])" office:value-type="float" office:value="-18.0815427951709" calcext:value-type="float">
            <text:p>-18.0815427952</text:p>
          </table:table-cell>
          <table:table-cell table:style-name="ce17" table:formula="of:=AVERAGE([.D329:.D336])" office:value-type="float" office:value="0.06357928625" calcext:value-type="float">
            <text:p>0.063579286</text:p>
          </table:table-cell>
          <table:table-cell table:style-name="ce19" table:formula="of:=([.D336] - [.K336])/[.K336]" office:value-type="percentage" office:value="0.000950997621493264" calcext:value-type="percentage">
            <text:p>0.095%</text:p>
          </table:table-cell>
          <table:table-cell table:style-name="ce22" table:formula="of:=[.D336]-[.L336]" office:value-type="float" office:value="0.0626887523785067" calcext:value-type="float">
            <text:p>0.06268875</text:p>
          </table:table-cell>
          <table:table-cell table:style-name="ce27" table:formula="of:=ABS([.L335]-[.L336])" office:value-type="float" office:value="0.00175817137205721" calcext:value-type="float">
            <text:p>0.0017582</text:p>
          </table:table-cell>
          <table:table-cell table:style-name="ce34" table:formula="of:=IF(([.J336] &gt; [.$P$53]);(([.$M$53]+[.J336])/[.$O$53]);(([.$L$53]-[.J336])/[.$O$53]))" office:value-type="float" office:value="0.738913086040725" calcext:value-type="float">
            <text:p>0.74</text:p>
          </table:table-cell>
          <table:table-cell table:style-name="ce42" table:formula="of:=[.O336]-[.O335]" office:value-type="float" office:value="0.0148152716811958" calcext:value-type="float">
            <text:p>0.0148</text:p>
          </table:table-cell>
          <table:table-cell table:style-name="ce45" table:number-columns-repeated="2"/>
          <table:table-cell table:style-name="ce48" table:formula="of:=[.O336] - AVERAGE([.O331:.O336])" office:value-type="float" office:value="0.0478153731288568" calcext:value-type="float">
            <text:p>0.0478153731</text:p>
          </table:table-cell>
          <table:table-cell table:style-name="ce45" table:formula="of:=[.M336]-[.M335]" office:value-type="float" office:value="-0.00164542137205721" calcext:value-type="float">
            <text:p>-0.002</text:p>
          </table:table-cell>
          <table:table-cell table:style-name="ce45" table:formula="of:=AVERAGE([.O331:.O336])" office:value-type="float" office:value="0.691097712911868" calcext:value-type="float">
            <text:p>0.691</text:p>
          </table:table-cell>
          <table:table-cell table:style-name="ce9"/>
          <table:table-cell table:style-name="ce14" table:formula="of:=LOG([.X336])" office:value-type="float" office:value="3.01953168453126" calcext:value-type="float">
            <text:p>3.0195316845</text:p>
          </table:table-cell>
          <table:table-cell table:style-name="ce44" table:formula="of:=[.X335]+1" office:value-type="float" office:value="1046" calcext:value-type="float">
            <text:p>104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37]/[.D336]" office:value-type="percentage" office:value="0.0000785672476715418" calcext:value-type="percentage">
            <text:p>0.0079%</text:p>
          </table:table-cell>
          <table:table-cell table:style-name="ce6" table:formula="of:=([.D337]-[.D336])" office:value-type="float" office:value="0.000005000000000005" calcext:value-type="float">
            <text:p>0.00000500</text:p>
          </table:table-cell>
          <table:table-cell table:style-name="ce8" office:value-type="float" office:value="0.06364475" calcext:value-type="float">
            <text:p>0.06364475</text:p>
          </table:table-cell>
          <table:table-cell table:style-name="ce10" table:formula="of:=[.B337]-[.$S$2]" office:value-type="float" office:value="0.0000758820712009535" calcext:value-type="float">
            <text:p>0.00007588</text:p>
          </table:table-cell>
          <table:table-cell table:style-name="ce9" table:formula="of:=SUM([.$E$3:.E337])" office:value-type="float" office:value="0.0080094935272309" calcext:value-type="float">
            <text:p>0.0080094935</text:p>
          </table:table-cell>
          <table:table-cell table:style-name="ce12" table:formula="of:=MAX([.$E$3:.E337]) - MIN([.$E$3:.E337])" office:value-type="float" office:value="0.0096026404317219" calcext:value-type="float">
            <text:p>0.009602640</text:p>
          </table:table-cell>
          <table:table-cell table:style-name="ce9" table:formula="of:=STDEV([.$E$3:.E337])" office:value-type="float" office:value="0.0013570927094715" calcext:value-type="float">
            <text:p>0.0013570927</text:p>
          </table:table-cell>
          <table:table-cell table:style-name="ce9" table:formula="of:=[.G337]/[.H337]" office:value-type="float" office:value="7.07589125245651" calcext:value-type="float">
            <text:p>7.0758912525</text:p>
          </table:table-cell>
          <table:table-cell table:style-name="ce9" table:formula="of:=SLOPE([.I322:.I337];[.W322:.W337])" office:value-type="float" office:value="-19.8189340809945" calcext:value-type="float">
            <text:p>-19.818934081</text:p>
          </table:table-cell>
          <table:table-cell table:style-name="ce17" table:formula="of:=AVERAGE([.D330:.D337])" office:value-type="float" office:value="0.063578405" calcext:value-type="float">
            <text:p>0.063578405</text:p>
          </table:table-cell>
          <table:table-cell table:style-name="ce19" table:formula="of:=([.D337] - [.K337])/[.K337]" office:value-type="percentage" office:value="0.00104351469653879" calcext:value-type="percentage">
            <text:p>0.104%</text:p>
          </table:table-cell>
          <table:table-cell table:style-name="ce22" table:formula="of:=[.D337]-[.L337]" office:value-type="float" office:value="0.0626012353034612" calcext:value-type="float">
            <text:p>0.06260124</text:p>
          </table:table-cell>
          <table:table-cell table:style-name="ce27" table:formula="of:=ABS([.L336]-[.L337])" office:value-type="float" office:value="0.0000925170750455285" calcext:value-type="float">
            <text:p>0.0000925</text:p>
          </table:table-cell>
          <table:table-cell table:style-name="ce34" table:formula="of:=IF(([.J337] &gt; [.$P$53]);(([.$M$53]+[.J337])/[.$O$53]);(([.$L$53]-[.J337])/[.$O$53]))" office:value-type="float" office:value="0.748269914413434" calcext:value-type="float">
            <text:p>0.75</text:p>
          </table:table-cell>
          <table:table-cell table:style-name="ce42" table:formula="of:=[.O337]-[.O336]" office:value-type="float" office:value="0.00935682837270946" calcext:value-type="float">
            <text:p>0.0094</text:p>
          </table:table-cell>
          <table:table-cell table:style-name="ce45" table:number-columns-repeated="2"/>
          <table:table-cell table:style-name="ce48" table:formula="of:=[.O337] - AVERAGE([.O332:.O337])" office:value-type="float" office:value="0.0389446823174147" calcext:value-type="float">
            <text:p>0.0389446823</text:p>
          </table:table-cell>
          <table:table-cell table:style-name="ce45" table:formula="of:=[.M337]-[.M336]" office:value-type="float" office:value="-0.0000875170750455206" calcext:value-type="float">
            <text:p>0.000</text:p>
          </table:table-cell>
          <table:table-cell table:style-name="ce45" table:formula="of:=AVERAGE([.O332:.O337])" office:value-type="float" office:value="0.70932523209602" calcext:value-type="float">
            <text:p>0.709</text:p>
          </table:table-cell>
          <table:table-cell table:style-name="ce9"/>
          <table:table-cell table:style-name="ce14" table:formula="of:=LOG([.X337])" office:value-type="float" office:value="3.01994668167884" calcext:value-type="float">
            <text:p>3.0199466817</text:p>
          </table:table-cell>
          <table:table-cell table:style-name="ce44" table:formula="of:=[.X336]+1" office:value-type="float" office:value="1047" calcext:value-type="float">
            <text:p>104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38]/[.D337]" office:value-type="percentage" office:value="-0.0000375521940145085" calcext:value-type="percentage">
            <text:p>-0.0038%</text:p>
          </table:table-cell>
          <table:table-cell table:style-name="ce6" table:formula="of:=([.D338]-[.D337])" office:value-type="float" office:value="-0.00000239000000000489" calcext:value-type="float">
            <text:p>-0.00000239</text:p>
          </table:table-cell>
          <table:table-cell table:style-name="ce8" office:value-type="float" office:value="0.06364236" calcext:value-type="float">
            <text:p>0.06364236</text:p>
          </table:table-cell>
          <table:table-cell table:style-name="ce10" table:formula="of:=[.B338]-[.$S$2]" office:value-type="float" office:value="-0.0000402373704850967" calcext:value-type="float">
            <text:p>-0.00004024</text:p>
          </table:table-cell>
          <table:table-cell table:style-name="ce9" table:formula="of:=SUM([.$E$3:.E338])" office:value-type="float" office:value="0.0079692561567458" calcext:value-type="float">
            <text:p>0.0079692562</text:p>
          </table:table-cell>
          <table:table-cell table:style-name="ce12" table:formula="of:=MAX([.$E$3:.E338]) - MIN([.$E$3:.E338])" office:value-type="float" office:value="0.0096026404317219" calcext:value-type="float">
            <text:p>0.009602640</text:p>
          </table:table-cell>
          <table:table-cell table:style-name="ce9" table:formula="of:=STDEV([.$E$3:.E338])" office:value-type="float" office:value="0.00135507020282311" calcext:value-type="float">
            <text:p>0.0013550702</text:p>
          </table:table-cell>
          <table:table-cell table:style-name="ce9" table:formula="of:=[.G338]/[.H338]" office:value-type="float" office:value="7.08645235628095" calcext:value-type="float">
            <text:p>7.0864523563</text:p>
          </table:table-cell>
          <table:table-cell table:style-name="ce9" table:formula="of:=SLOPE([.I323:.I338];[.W323:.W338])" office:value-type="float" office:value="-19.7180547021769" calcext:value-type="float">
            <text:p>-19.7180547022</text:p>
          </table:table-cell>
          <table:table-cell table:style-name="ce17" table:formula="of:=AVERAGE([.D331:.D338])" office:value-type="float" office:value="0.0635779025" calcext:value-type="float">
            <text:p>0.063577903</text:p>
          </table:table-cell>
          <table:table-cell table:style-name="ce19" table:formula="of:=([.D338] - [.K338])/[.K338]" office:value-type="percentage" office:value="0.00101383495625685" calcext:value-type="percentage">
            <text:p>0.101%</text:p>
          </table:table-cell>
          <table:table-cell table:style-name="ce22" table:formula="of:=[.D338]-[.L338]" office:value-type="float" office:value="0.0626285250437432" calcext:value-type="float">
            <text:p>0.06262853</text:p>
          </table:table-cell>
          <table:table-cell table:style-name="ce27" table:formula="of:=ABS([.L337]-[.L338])" office:value-type="float" office:value="0.0000296797402819431" calcext:value-type="float">
            <text:p>0.0000297</text:p>
          </table:table-cell>
          <table:table-cell table:style-name="ce34" table:formula="of:=IF(([.J338] &gt; [.$P$53]);(([.$M$53]+[.J338])/[.$O$53]);(([.$L$53]-[.J338])/[.$O$53]))" office:value-type="float" office:value="0.747726622270989" calcext:value-type="float">
            <text:p>0.75</text:p>
          </table:table-cell>
          <table:table-cell table:style-name="ce42" table:formula="of:=[.O338]-[.O337]" office:value-type="float" office:value="-0.000543292142445417" calcext:value-type="float">
            <text:p>-0.0005</text:p>
          </table:table-cell>
          <table:table-cell table:style-name="ce45" table:number-columns-repeated="2"/>
          <table:table-cell table:style-name="ce48" table:formula="of:=[.O338] - AVERAGE([.O333:.O338])" office:value-type="float" office:value="0.0238301926364902" calcext:value-type="float">
            <text:p>0.0238301926</text:p>
          </table:table-cell>
          <table:table-cell table:style-name="ce45" table:formula="of:=[.M338]-[.M337]" office:value-type="float" office:value="0.0000272897402819466" calcext:value-type="float">
            <text:p>0.000</text:p>
          </table:table-cell>
          <table:table-cell table:style-name="ce45" table:formula="of:=AVERAGE([.O333:.O338])" office:value-type="float" office:value="0.723896429634499" calcext:value-type="float">
            <text:p>0.724</text:p>
          </table:table-cell>
          <table:table-cell table:style-name="ce9"/>
          <table:table-cell table:style-name="ce14" table:formula="of:=LOG([.X338])" office:value-type="float" office:value="3.02036128264771" calcext:value-type="float">
            <text:p>3.0203612826</text:p>
          </table:table-cell>
          <table:table-cell table:style-name="ce44" table:formula="of:=[.X337]+1" office:value-type="float" office:value="1048" calcext:value-type="float">
            <text:p>104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39]/[.D338]" office:value-type="percentage" office:value="-0.00196677181675843" calcext:value-type="percentage">
            <text:p>-0.1967%</text:p>
          </table:table-cell>
          <table:table-cell table:style-name="ce6" table:formula="of:=([.D339]-[.D338])" office:value-type="float" office:value="-0.000125169999999994" calcext:value-type="float">
            <text:p>-0.00012517</text:p>
          </table:table-cell>
          <table:table-cell table:style-name="ce8" office:value-type="float" office:value="0.06351719" calcext:value-type="float">
            <text:p>0.06351719</text:p>
          </table:table-cell>
          <table:table-cell table:style-name="ce10" table:formula="of:=[.B339]-[.$S$2]" office:value-type="float" office:value="-0.00196945699322902" calcext:value-type="float">
            <text:p>-0.00196946</text:p>
          </table:table-cell>
          <table:table-cell table:style-name="ce9" table:formula="of:=SUM([.$E$3:.E339])" office:value-type="float" office:value="0.00599979916351679" calcext:value-type="float">
            <text:p>0.0059997992</text:p>
          </table:table-cell>
          <table:table-cell table:style-name="ce12" table:formula="of:=MAX([.$E$3:.E339]) - MIN([.$E$3:.E339])" office:value-type="float" office:value="0.0096026404317219" calcext:value-type="float">
            <text:p>0.009602640</text:p>
          </table:table-cell>
          <table:table-cell table:style-name="ce9" table:formula="of:=STDEV([.$E$3:.E339])" office:value-type="float" office:value="0.00135740152274644" calcext:value-type="float">
            <text:p>0.0013574015</text:p>
          </table:table-cell>
          <table:table-cell table:style-name="ce9" table:formula="of:=[.G339]/[.H339]" office:value-type="float" office:value="7.07428146411154" calcext:value-type="float">
            <text:p>7.0742814641</text:p>
          </table:table-cell>
          <table:table-cell table:style-name="ce9" table:formula="of:=SLOPE([.I324:.I339];[.W324:.W339])" office:value-type="float" office:value="-19.0129762911988" calcext:value-type="float">
            <text:p>-19.0129762912</text:p>
          </table:table-cell>
          <table:table-cell table:style-name="ce17" table:formula="of:=AVERAGE([.D332:.D339])" office:value-type="float" office:value="0.06358645375" calcext:value-type="float">
            <text:p>0.063586454</text:p>
          </table:table-cell>
          <table:table-cell table:style-name="ce19" table:formula="of:=([.D339] - [.K339])/[.K339]" office:value-type="percentage" office:value="-0.00108928468117303" calcext:value-type="percentage">
            <text:p>-0.109%</text:p>
          </table:table-cell>
          <table:table-cell table:style-name="ce22" table:formula="of:=[.D339]-[.L339]" office:value-type="float" office:value="0.064606474681173" calcext:value-type="float">
            <text:p>0.06460647</text:p>
          </table:table-cell>
          <table:table-cell table:style-name="ce27" table:formula="of:=ABS([.L338]-[.L339])" office:value-type="float" office:value="0.00210311963742988" calcext:value-type="float">
            <text:p>0.0021031</text:p>
          </table:table-cell>
          <table:table-cell table:style-name="ce34" table:formula="of:=IF(([.J339] &gt; [.$P$53]);(([.$M$53]+[.J339])/[.$O$53]);(([.$L$53]-[.J339])/[.$O$53]))" office:value-type="float" office:value="0.743929378820618" calcext:value-type="float">
            <text:p>0.74</text:p>
          </table:table-cell>
          <table:table-cell table:style-name="ce42" table:formula="of:=[.O339]-[.O338]" office:value-type="float" office:value="-0.0037972434503708" calcext:value-type="float">
            <text:p>-0.0038</text:p>
          </table:table-cell>
          <table:table-cell table:style-name="ce45" table:number-columns-repeated="2"/>
          <table:table-cell table:style-name="ce48" table:formula="of:=[.O339] - AVERAGE([.O334:.O339])" office:value-type="float" office:value="0.00944605291017753" calcext:value-type="float">
            <text:p>0.0094460529</text:p>
          </table:table-cell>
          <table:table-cell table:style-name="ce45" table:formula="of:=[.M339]-[.M338]" office:value-type="float" office:value="0.00197794963742988" calcext:value-type="float">
            <text:p>0.002</text:p>
          </table:table-cell>
          <table:table-cell table:style-name="ce45" table:formula="of:=AVERAGE([.O334:.O339])" office:value-type="float" office:value="0.73448332591044" calcext:value-type="float">
            <text:p>0.734</text:p>
          </table:table-cell>
          <table:table-cell table:style-name="ce9"/>
          <table:table-cell table:style-name="ce14" table:formula="of:=LOG([.X339])" office:value-type="float" office:value="3.02077548819356" calcext:value-type="float">
            <text:p>3.0207754882</text:p>
          </table:table-cell>
          <table:table-cell table:style-name="ce44" table:formula="of:=[.X338]+1" office:value-type="float" office:value="1049" calcext:value-type="float">
            <text:p>104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40]/[.D339]" office:value-type="percentage" office:value="-0.000113355140553272" calcext:value-type="percentage">
            <text:p>-0.0113%</text:p>
          </table:table-cell>
          <table:table-cell table:style-name="ce6" table:formula="of:=([.D340]-[.D339])" office:value-type="float" office:value="-0.00000719999999999887" calcext:value-type="float">
            <text:p>-0.00000720</text:p>
          </table:table-cell>
          <table:table-cell table:style-name="ce8" office:value-type="float" office:value="0.06350999" calcext:value-type="float">
            <text:p>0.06350999</text:p>
          </table:table-cell>
          <table:table-cell table:style-name="ce10" table:formula="of:=[.B340]-[.$S$2]" office:value-type="float" office:value="-0.00011604031702386" calcext:value-type="float">
            <text:p>-0.00011604</text:p>
          </table:table-cell>
          <table:table-cell table:style-name="ce9" table:formula="of:=SUM([.$E$3:.E340])" office:value-type="float" office:value="0.00588375884649293" calcext:value-type="float">
            <text:p>0.0058837588</text:p>
          </table:table-cell>
          <table:table-cell table:style-name="ce12" table:formula="of:=MAX([.$E$3:.E340]) - MIN([.$E$3:.E340])" office:value-type="float" office:value="0.0096026404317219" calcext:value-type="float">
            <text:p>0.009602640</text:p>
          </table:table-cell>
          <table:table-cell table:style-name="ce9" table:formula="of:=STDEV([.$E$3:.E340])" office:value-type="float" office:value="0.00135540562933497" calcext:value-type="float">
            <text:p>0.0013554056</text:p>
          </table:table-cell>
          <table:table-cell table:style-name="ce9" table:formula="of:=[.G340]/[.H340]" office:value-type="float" office:value="7.08469864953524" calcext:value-type="float">
            <text:p>7.0846986495</text:p>
          </table:table-cell>
          <table:table-cell table:style-name="ce9" table:formula="of:=SLOPE([.I325:.I340];[.W325:.W340])" office:value-type="float" office:value="-17.2873746210529" calcext:value-type="float">
            <text:p>-17.2873746211</text:p>
          </table:table-cell>
          <table:table-cell table:style-name="ce17" table:formula="of:=AVERAGE([.D333:.D340])" office:value-type="float" office:value="0.0635760425" calcext:value-type="float">
            <text:p>0.063576043</text:p>
          </table:table-cell>
          <table:table-cell table:style-name="ce19" table:formula="of:=([.D340] - [.K340])/[.K340]" office:value-type="percentage" office:value="-0.00103895268410261" calcext:value-type="percentage">
            <text:p>-0.104%</text:p>
          </table:table-cell>
          <table:table-cell table:style-name="ce22" table:formula="of:=[.D340]-[.L340]" office:value-type="float" office:value="0.0645489426841026" calcext:value-type="float">
            <text:p>0.06454894</text:p>
          </table:table-cell>
          <table:table-cell table:style-name="ce27" table:formula="of:=ABS([.L339]-[.L340])" office:value-type="float" office:value="0.0000503319970704221" calcext:value-type="float">
            <text:p>0.0000503</text:p>
          </table:table-cell>
          <table:table-cell table:style-name="ce34" table:formula="of:=IF(([.J340] &gt; [.$P$53]);(([.$M$53]+[.J340])/[.$O$53]);(([.$L$53]-[.J340])/[.$O$53]))" office:value-type="float" office:value="0.734636044153314" calcext:value-type="float">
            <text:p>0.73</text:p>
          </table:table-cell>
          <table:table-cell table:style-name="ce42" table:formula="of:=[.O340]-[.O339]" office:value-type="float" office:value="-0.00929333466730387" calcext:value-type="float">
            <text:p>-0.0093</text:p>
          </table:table-cell>
          <table:table-cell table:style-name="ce45" table:number-columns-repeated="2"/>
          <table:table-cell table:style-name="ce48" table:formula="of:=[.O340] - AVERAGE([.O335:.O340])" office:value-type="float" office:value="-0.0049594325231207" calcext:value-type="float">
            <text:p>-0.0049594325</text:p>
          </table:table-cell>
          <table:table-cell table:style-name="ce45" table:formula="of:=[.M340]-[.M339]" office:value-type="float" office:value="-0.0000575319970704119" calcext:value-type="float">
            <text:p>0.000</text:p>
          </table:table-cell>
          <table:table-cell table:style-name="ce45" table:formula="of:=AVERAGE([.O335:.O340])" office:value-type="float" office:value="0.739595476676435" calcext:value-type="float">
            <text:p>0.740</text:p>
          </table:table-cell>
          <table:table-cell table:style-name="ce9"/>
          <table:table-cell table:style-name="ce14" table:formula="of:=LOG([.X340])" office:value-type="float" office:value="3.02118929906994" calcext:value-type="float">
            <text:p>3.0211892991</text:p>
          </table:table-cell>
          <table:table-cell table:style-name="ce44" table:formula="of:=[.X339]+1" office:value-type="float" office:value="1050" calcext:value-type="float">
            <text:p>105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41]/[.D340]" office:value-type="percentage" office:value="0.00188962397884181" calcext:value-type="percentage">
            <text:p>0.1890%</text:p>
          </table:table-cell>
          <table:table-cell table:style-name="ce6" table:formula="of:=([.D341]-[.D340])" office:value-type="float" office:value="0.000120010000000004" calcext:value-type="float">
            <text:p>0.00012001</text:p>
          </table:table-cell>
          <table:table-cell table:style-name="ce8" office:value-type="float" office:value="0.06363" calcext:value-type="float">
            <text:p>0.06363</text:p>
          </table:table-cell>
          <table:table-cell table:style-name="ce10" table:formula="of:=[.B341]-[.$S$2]" office:value-type="float" office:value="0.00188693880237122" calcext:value-type="float">
            <text:p>0.00188694</text:p>
          </table:table-cell>
          <table:table-cell table:style-name="ce9" table:formula="of:=SUM([.$E$3:.E341])" office:value-type="float" office:value="0.00777069764886415" calcext:value-type="float">
            <text:p>0.0077706976</text:p>
          </table:table-cell>
          <table:table-cell table:style-name="ce12" table:formula="of:=MAX([.$E$3:.E341]) - MIN([.$E$3:.E341])" office:value-type="float" office:value="0.0096026404317219" calcext:value-type="float">
            <text:p>0.009602640</text:p>
          </table:table-cell>
          <table:table-cell table:style-name="ce9" table:formula="of:=STDEV([.$E$3:.E341])" office:value-type="float" office:value="0.0013572027515829" calcext:value-type="float">
            <text:p>0.0013572028</text:p>
          </table:table-cell>
          <table:table-cell table:style-name="ce9" table:formula="of:=[.G341]/[.H341]" office:value-type="float" office:value="7.07531753860825" calcext:value-type="float">
            <text:p>7.0753175386</text:p>
          </table:table-cell>
          <table:table-cell table:style-name="ce9" table:formula="of:=SLOPE([.I326:.I341];[.W326:.W341])" office:value-type="float" office:value="-18.3823066340025" calcext:value-type="float">
            <text:p>-18.382306634</text:p>
          </table:table-cell>
          <table:table-cell table:style-name="ce17" table:formula="of:=AVERAGE([.D334:.D341])" office:value-type="float" office:value="0.0635948175" calcext:value-type="float">
            <text:p>0.063594818</text:p>
          </table:table-cell>
          <table:table-cell table:style-name="ce19" table:formula="of:=([.D341] - [.K341])/[.K341]" office:value-type="percentage" office:value="0.000553229042602541" calcext:value-type="percentage">
            <text:p>0.055%</text:p>
          </table:table-cell>
          <table:table-cell table:style-name="ce22" table:formula="of:=[.D341]-[.L341]" office:value-type="float" office:value="0.0630767709573975" calcext:value-type="float">
            <text:p>0.06307677</text:p>
          </table:table-cell>
          <table:table-cell table:style-name="ce27" table:formula="of:=ABS([.L340]-[.L341])" office:value-type="float" office:value="0.00159218172670515" calcext:value-type="float">
            <text:p>0.0015922</text:p>
          </table:table-cell>
          <table:table-cell table:style-name="ce34" table:formula="of:=IF(([.J341] &gt; [.$P$53]);(([.$M$53]+[.J341])/[.$O$53]);(([.$L$53]-[.J341])/[.$O$53]))" office:value-type="float" office:value="0.740532868322141" calcext:value-type="float">
            <text:p>0.74</text:p>
          </table:table-cell>
          <table:table-cell table:style-name="ce42" table:formula="of:=[.O341]-[.O340]" office:value-type="float" office:value="0.00589682416882709" calcext:value-type="float">
            <text:p>0.0059</text:p>
          </table:table-cell>
          <table:table-cell table:style-name="ce45" table:number-columns-repeated="2"/>
          <table:table-cell table:style-name="ce48" table:formula="of:=[.O341] - AVERAGE([.O336:.O341])" office:value-type="float" office:value="-0.00180178401472908" calcext:value-type="float">
            <text:p>-0.0018017840</text:p>
          </table:table-cell>
          <table:table-cell table:style-name="ce45" table:formula="of:=[.M341]-[.M340]" office:value-type="float" office:value="-0.00147217172670515" calcext:value-type="float">
            <text:p>-0.001</text:p>
          </table:table-cell>
          <table:table-cell table:style-name="ce45" table:formula="of:=AVERAGE([.O336:.O341])" office:value-type="float" office:value="0.74233465233687" calcext:value-type="float">
            <text:p>0.742</text:p>
          </table:table-cell>
          <table:table-cell table:style-name="ce9"/>
          <table:table-cell table:style-name="ce14" table:formula="of:=LOG([.X341])" office:value-type="float" office:value="3.02160271602824" calcext:value-type="float">
            <text:p>3.021602716</text:p>
          </table:table-cell>
          <table:table-cell table:style-name="ce44" table:formula="of:=[.X340]+1" office:value-type="float" office:value="1051" calcext:value-type="float">
            <text:p>105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42]/[.D341]" office:value-type="percentage" office:value="0.000115668709728083" calcext:value-type="percentage">
            <text:p>0.0116%</text:p>
          </table:table-cell>
          <table:table-cell table:style-name="ce6" table:formula="of:=([.D342]-[.D341])" office:value-type="float" office:value="0.00000735999999999792" calcext:value-type="float">
            <text:p>0.00000736</text:p>
          </table:table-cell>
          <table:table-cell table:style-name="ce8" office:value-type="float" office:value="0.06363736" calcext:value-type="float">
            <text:p>0.06363736</text:p>
          </table:table-cell>
          <table:table-cell table:style-name="ce10" table:formula="of:=[.B342]-[.$S$2]" office:value-type="float" office:value="0.000112983533257495" calcext:value-type="float">
            <text:p>0.00011298</text:p>
          </table:table-cell>
          <table:table-cell table:style-name="ce9" table:formula="of:=SUM([.$E$3:.E342])" office:value-type="float" office:value="0.00788368118212165" calcext:value-type="float">
            <text:p>0.0078836812</text:p>
          </table:table-cell>
          <table:table-cell table:style-name="ce12" table:formula="of:=MAX([.$E$3:.E342]) - MIN([.$E$3:.E342])" office:value-type="float" office:value="0.0096026404317219" calcext:value-type="float">
            <text:p>0.009602640</text:p>
          </table:table-cell>
          <table:table-cell table:style-name="ce9" table:formula="of:=STDEV([.$E$3:.E342])" office:value-type="float" office:value="0.00135520830078737" calcext:value-type="float">
            <text:p>0.0013552083</text:p>
          </table:table-cell>
          <table:table-cell table:style-name="ce9" table:formula="of:=[.G342]/[.H342]" office:value-type="float" office:value="7.08573023508106" calcext:value-type="float">
            <text:p>7.0857302351</text:p>
          </table:table-cell>
          <table:table-cell table:style-name="ce9" table:formula="of:=SLOPE([.I327:.I342];[.W327:.W342])" office:value-type="float" office:value="-18.020607203407" calcext:value-type="float">
            <text:p>-18.0206072034</text:p>
          </table:table-cell>
          <table:table-cell table:style-name="ce17" table:formula="of:=AVERAGE([.D335:.D342])" office:value-type="float" office:value="0.06359355" calcext:value-type="float">
            <text:p>0.063593550</text:p>
          </table:table-cell>
          <table:table-cell table:style-name="ce19" table:formula="of:=([.D342] - [.K342])/[.K342]" office:value-type="percentage" office:value="0.00068890634348932" calcext:value-type="percentage">
            <text:p>0.069%</text:p>
          </table:table-cell>
          <table:table-cell table:style-name="ce22" table:formula="of:=[.D342]-[.L342]" office:value-type="float" office:value="0.0629484536565107" calcext:value-type="float">
            <text:p>0.06294845</text:p>
          </table:table-cell>
          <table:table-cell table:style-name="ce27" table:formula="of:=ABS([.L341]-[.L342])" office:value-type="float" office:value="0.000135677300886779" calcext:value-type="float">
            <text:p>0.0001357</text:p>
          </table:table-cell>
          <table:table-cell table:style-name="ce34" table:formula="of:=IF(([.J342] &gt; [.$P$53]);(([.$M$53]+[.J342])/[.$O$53]);(([.$L$53]-[.J342])/[.$O$53]))" office:value-type="float" office:value="0.73858491363732" calcext:value-type="float">
            <text:p>0.74</text:p>
          </table:table-cell>
          <table:table-cell table:style-name="ce42" table:formula="of:=[.O342]-[.O341]" office:value-type="float" office:value="-0.00194795468482156" calcext:value-type="float">
            <text:p>-0.0019</text:p>
          </table:table-cell>
          <table:table-cell table:style-name="ce45" table:number-columns-repeated="2"/>
          <table:table-cell table:style-name="ce48" table:formula="of:=[.O342] - AVERAGE([.O337:.O342])" office:value-type="float" office:value="-0.00369504329898296" calcext:value-type="float">
            <text:p>-0.0036950433</text:p>
          </table:table-cell>
          <table:table-cell table:style-name="ce45" table:formula="of:=[.M342]-[.M341]" office:value-type="float" office:value="-0.000128317300886791" calcext:value-type="float">
            <text:p>0.000</text:p>
          </table:table-cell>
          <table:table-cell table:style-name="ce45" table:formula="of:=AVERAGE([.O337:.O342])" office:value-type="float" office:value="0.742279956936303" calcext:value-type="float">
            <text:p>0.742</text:p>
          </table:table-cell>
          <table:table-cell table:style-name="ce9"/>
          <table:table-cell table:style-name="ce14" table:formula="of:=LOG([.X342])" office:value-type="float" office:value="3.02201573981772" calcext:value-type="float">
            <text:p>3.0220157398</text:p>
          </table:table-cell>
          <table:table-cell table:style-name="ce44" table:formula="of:=[.X341]+1" office:value-type="float" office:value="1052" calcext:value-type="float">
            <text:p>105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43]/[.D342]" office:value-type="percentage" office:value="0.0000807701639414441" calcext:value-type="percentage">
            <text:p>0.0081%</text:p>
          </table:table-cell>
          <table:table-cell table:style-name="ce6" table:formula="of:=([.D343]-[.D342])" office:value-type="float" office:value="0.0000051400000000007" calcext:value-type="float">
            <text:p>0.00000514</text:p>
          </table:table-cell>
          <table:table-cell table:style-name="ce8" office:value-type="float" office:value="0.0636425" calcext:value-type="float">
            <text:p>0.0636425</text:p>
          </table:table-cell>
          <table:table-cell table:style-name="ce10" table:formula="of:=[.B343]-[.$S$2]" office:value-type="float" office:value="0.0000780849874708559" calcext:value-type="float">
            <text:p>0.00007808</text:p>
          </table:table-cell>
          <table:table-cell table:style-name="ce9" table:formula="of:=SUM([.$E$3:.E343])" office:value-type="float" office:value="0.0079617661695925" calcext:value-type="float">
            <text:p>0.0079617662</text:p>
          </table:table-cell>
          <table:table-cell table:style-name="ce12" table:formula="of:=MAX([.$E$3:.E343]) - MIN([.$E$3:.E343])" office:value-type="float" office:value="0.0096026404317219" calcext:value-type="float">
            <text:p>0.009602640</text:p>
          </table:table-cell>
          <table:table-cell table:style-name="ce9" table:formula="of:=STDEV([.$E$3:.E343])" office:value-type="float" office:value="0.00135321714539143" calcext:value-type="float">
            <text:p>0.0013532171</text:p>
          </table:table-cell>
          <table:table-cell table:style-name="ce9" table:formula="of:=[.G343]/[.H343]" office:value-type="float" office:value="7.09615634447511" calcext:value-type="float">
            <text:p>7.0961563445</text:p>
          </table:table-cell>
          <table:table-cell table:style-name="ce9" table:formula="of:=SLOPE([.I328:.I343];[.W328:.W343])" office:value-type="float" office:value="-16.0267912838587" calcext:value-type="float">
            <text:p>-16.0267912839</text:p>
          </table:table-cell>
          <table:table-cell table:style-name="ce17" table:formula="of:=AVERAGE([.D336:.D343])" office:value-type="float" office:value="0.0636079875" calcext:value-type="float">
            <text:p>0.063607988</text:p>
          </table:table-cell>
          <table:table-cell table:style-name="ce19" table:formula="of:=([.D343] - [.K343])/[.K343]" office:value-type="percentage" office:value="0.000542581228497664" calcext:value-type="percentage">
            <text:p>0.054%</text:p>
          </table:table-cell>
          <table:table-cell table:style-name="ce22" table:formula="of:=[.D343]-[.L343]" office:value-type="float" office:value="0.0630999187715023" calcext:value-type="float">
            <text:p>0.06309992</text:p>
          </table:table-cell>
          <table:table-cell table:style-name="ce27" table:formula="of:=ABS([.L342]-[.L343])" office:value-type="float" office:value="0.000146325114991656" calcext:value-type="float">
            <text:p>0.0001463</text:p>
          </table:table-cell>
          <table:table-cell table:style-name="ce34" table:formula="of:=IF(([.J343] &gt; [.$P$53]);(([.$M$53]+[.J343])/[.$O$53]);(([.$L$53]-[.J343])/[.$O$53]))" office:value-type="float" office:value="0.727847094518383" calcext:value-type="float">
            <text:p>0.73</text:p>
          </table:table-cell>
          <table:table-cell table:style-name="ce42" table:formula="of:=[.O343]-[.O342]" office:value-type="float" office:value="-0.0107378191189362" calcext:value-type="float">
            <text:p>-0.0107</text:p>
          </table:table-cell>
          <table:table-cell table:style-name="ce45" table:number-columns-repeated="2"/>
          <table:table-cell table:style-name="ce48" table:formula="of:=[.O343] - AVERAGE([.O338:.O343])" office:value-type="float" office:value="-0.0110290591020774" calcext:value-type="float">
            <text:p>-0.0110290591</text:p>
          </table:table-cell>
          <table:table-cell table:style-name="ce45" table:formula="of:=[.M343]-[.M342]" office:value-type="float" office:value="0.000151465114991659" calcext:value-type="float">
            <text:p>0.000</text:p>
          </table:table-cell>
          <table:table-cell table:style-name="ce45" table:formula="of:=AVERAGE([.O338:.O343])" office:value-type="float" office:value="0.738876153620461" calcext:value-type="float">
            <text:p>0.739</text:p>
          </table:table-cell>
          <table:table-cell table:style-name="ce9"/>
          <table:table-cell table:style-name="ce14" table:formula="of:=LOG([.X343])" office:value-type="float" office:value="3.02242837118549" calcext:value-type="float">
            <text:p>3.0224283712</text:p>
          </table:table-cell>
          <table:table-cell table:style-name="ce44" table:formula="of:=[.X342]+1" office:value-type="float" office:value="1053" calcext:value-type="float">
            <text:p>105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44]/[.D343]" office:value-type="percentage" office:value="0.0000392819263857092" calcext:value-type="percentage">
            <text:p>0.0039%</text:p>
          </table:table-cell>
          <table:table-cell table:style-name="ce6" table:formula="of:=([.D344]-[.D343])" office:value-type="float" office:value="0.0000025000000000025" calcext:value-type="float">
            <text:p>0.00000250</text:p>
          </table:table-cell>
          <table:table-cell table:style-name="ce8" office:value-type="float" office:value="0.063645" calcext:value-type="float">
            <text:p>0.063645</text:p>
          </table:table-cell>
          <table:table-cell table:style-name="ce10" table:formula="of:=[.B344]-[.$S$2]" office:value-type="float" office:value="0.000036596749915121" calcext:value-type="float">
            <text:p>0.00003660</text:p>
          </table:table-cell>
          <table:table-cell table:style-name="ce9" table:formula="of:=SUM([.$E$3:.E344])" office:value-type="float" office:value="0.00799836291950762" calcext:value-type="float">
            <text:p>0.0079983629</text:p>
          </table:table-cell>
          <table:table-cell table:style-name="ce12" table:formula="of:=MAX([.$E$3:.E344]) - MIN([.$E$3:.E344])" office:value-type="float" office:value="0.0096026404317219" calcext:value-type="float">
            <text:p>0.009602640</text:p>
          </table:table-cell>
          <table:table-cell table:style-name="ce9" table:formula="of:=STDEV([.$E$3:.E344])" office:value-type="float" office:value="0.0013512316891163" calcext:value-type="float">
            <text:p>0.0013512317</text:p>
          </table:table-cell>
          <table:table-cell table:style-name="ce9" table:formula="of:=[.G344]/[.H344]" office:value-type="float" office:value="7.1065832078006" calcext:value-type="float">
            <text:p>7.1065832078</text:p>
          </table:table-cell>
          <table:table-cell table:style-name="ce9" table:formula="of:=SLOPE([.I329:.I344];[.W329:.W344])" office:value-type="float" office:value="-12.3824088338644" calcext:value-type="float">
            <text:p>-12.3824088339</text:p>
          </table:table-cell>
          <table:table-cell table:style-name="ce17" table:formula="of:=AVERAGE([.D337:.D344])" office:value-type="float" office:value="0.06360864375" calcext:value-type="float">
            <text:p>0.063608644</text:p>
          </table:table-cell>
          <table:table-cell table:style-name="ce19" table:formula="of:=([.D344] - [.K344])/[.K344]" office:value-type="percentage" office:value="0.000571561471156099" calcext:value-type="percentage">
            <text:p>0.057%</text:p>
          </table:table-cell>
          <table:table-cell table:style-name="ce22" table:formula="of:=[.D344]-[.L344]" office:value-type="float" office:value="0.0630734385288439" calcext:value-type="float">
            <text:p>0.06307344</text:p>
          </table:table-cell>
          <table:table-cell table:style-name="ce27" table:formula="of:=ABS([.L343]-[.L344])" office:value-type="float" office:value="0.0000289802426584351" calcext:value-type="float">
            <text:p>0.0000290</text:p>
          </table:table-cell>
          <table:table-cell table:style-name="ce34" table:formula="of:=IF(([.J344] &gt; [.$P$53]);(([.$M$53]+[.J344])/[.$O$53]);(([.$L$53]-[.J344])/[.$O$53]))" office:value-type="float" office:value="0.708220047124194" calcext:value-type="float">
            <text:p>0.71</text:p>
          </table:table-cell>
          <table:table-cell table:style-name="ce42" table:formula="of:=[.O344]-[.O343]" office:value-type="float" office:value="-0.0196270473941895" calcext:value-type="float">
            <text:p>-0.0196</text:p>
          </table:table-cell>
          <table:table-cell table:style-name="ce45" table:number-columns-repeated="2"/>
          <table:table-cell table:style-name="ce48" table:formula="of:=[.O344] - AVERAGE([.O339:.O344])" office:value-type="float" office:value="-0.0240716773051344" calcext:value-type="float">
            <text:p>-0.0240716773</text:p>
          </table:table-cell>
          <table:table-cell table:style-name="ce45" table:formula="of:=[.M344]-[.M343]" office:value-type="float" office:value="-0.0000264802426584304" calcext:value-type="float">
            <text:p>0.000</text:p>
          </table:table-cell>
          <table:table-cell table:style-name="ce45" table:formula="of:=AVERAGE([.O339:.O344])" office:value-type="float" office:value="0.732291724429328" calcext:value-type="float">
            <text:p>0.732</text:p>
          </table:table-cell>
          <table:table-cell table:style-name="ce9"/>
          <table:table-cell table:style-name="ce14" table:formula="of:=LOG([.X344])" office:value-type="float" office:value="3.02284061087653" calcext:value-type="float">
            <text:p>3.0228406109</text:p>
          </table:table-cell>
          <table:table-cell table:style-name="ce44" table:formula="of:=[.X343]+1" office:value-type="float" office:value="1054" calcext:value-type="float">
            <text:p>105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45]/[.D344]" office:value-type="percentage" office:value="0.0000391232618429395" calcext:value-type="percentage">
            <text:p>0.0039%</text:p>
          </table:table-cell>
          <table:table-cell table:style-name="ce6" table:formula="of:=([.D345]-[.D344])" office:value-type="float" office:value="0.00000248999999999389" calcext:value-type="float">
            <text:p>0.00000249</text:p>
          </table:table-cell>
          <table:table-cell table:style-name="ce8" office:value-type="float" office:value="0.06364749" calcext:value-type="float">
            <text:p>0.06364749</text:p>
          </table:table-cell>
          <table:table-cell table:style-name="ce10" table:formula="of:=[.B345]-[.$S$2]" office:value-type="float" office:value="0.0000364380853723513" calcext:value-type="float">
            <text:p>0.00003644</text:p>
          </table:table-cell>
          <table:table-cell table:style-name="ce9" table:formula="of:=SUM([.$E$3:.E345])" office:value-type="float" office:value="0.00803480100487997" calcext:value-type="float">
            <text:p>0.008034801</text:p>
          </table:table-cell>
          <table:table-cell table:style-name="ce12" table:formula="of:=MAX([.$E$3:.E345]) - MIN([.$E$3:.E345])" office:value-type="float" office:value="0.0096026404317219" calcext:value-type="float">
            <text:p>0.009602640</text:p>
          </table:table-cell>
          <table:table-cell table:style-name="ce9" table:formula="of:=STDEV([.$E$3:.E345])" office:value-type="float" office:value="0.00134925494203124" calcext:value-type="float">
            <text:p>0.0013492549</text:p>
          </table:table-cell>
          <table:table-cell table:style-name="ce9" table:formula="of:=[.G345]/[.H345]" office:value-type="float" office:value="7.11699481883355" calcext:value-type="float">
            <text:p>7.1169948188</text:p>
          </table:table-cell>
          <table:table-cell table:style-name="ce9" table:formula="of:=SLOPE([.I330:.I345];[.W330:.W345])" office:value-type="float" office:value="-7.10393267531495" calcext:value-type="float">
            <text:p>-7.1039326753</text:p>
          </table:table-cell>
          <table:table-cell table:style-name="ce17" table:formula="of:=AVERAGE([.D338:.D345])" office:value-type="float" office:value="0.06360898625" calcext:value-type="float">
            <text:p>0.063608986</text:p>
          </table:table-cell>
          <table:table-cell table:style-name="ce19" table:formula="of:=([.D345] - [.K345])/[.K345]" office:value-type="percentage" office:value="0.000605319346682529" calcext:value-type="percentage">
            <text:p>0.061%</text:p>
          </table:table-cell>
          <table:table-cell table:style-name="ce22" table:formula="of:=[.D345]-[.L345]" office:value-type="float" office:value="0.0630421706533175" calcext:value-type="float">
            <text:p>0.06304217</text:p>
          </table:table-cell>
          <table:table-cell table:style-name="ce27" table:formula="of:=ABS([.L344]-[.L345])" office:value-type="float" office:value="0.0000337578755264297" calcext:value-type="float">
            <text:p>0.0000338</text:p>
          </table:table-cell>
          <table:table-cell table:style-name="ce34" table:formula="of:=IF(([.J345] &gt; [.$P$53]);(([.$M$53]+[.J345])/[.$O$53]);(([.$L$53]-[.J345])/[.$O$53]))" office:value-type="float" office:value="0.679792486857265" calcext:value-type="float">
            <text:p>0.68</text:p>
          </table:table-cell>
          <table:table-cell table:style-name="ce42" table:formula="of:=[.O345]-[.O344]" office:value-type="float" office:value="-0.0284275602669287" calcext:value-type="float">
            <text:p>-0.0284</text:p>
          </table:table-cell>
          <table:table-cell table:style-name="ce45" table:number-columns-repeated="2"/>
          <table:table-cell table:style-name="ce48" table:formula="of:=[.O345] - AVERAGE([.O340:.O345])" office:value-type="float" office:value="-0.041809755578171" calcext:value-type="float">
            <text:p>-0.0418097556</text:p>
          </table:table-cell>
          <table:table-cell table:style-name="ce45" table:formula="of:=[.M345]-[.M344]" office:value-type="float" office:value="-0.0000312678755264306" calcext:value-type="float">
            <text:p>0.000</text:p>
          </table:table-cell>
          <table:table-cell table:style-name="ce45" table:formula="of:=AVERAGE([.O340:.O345])" office:value-type="float" office:value="0.721602242435436" calcext:value-type="float">
            <text:p>0.722</text:p>
          </table:table-cell>
          <table:table-cell table:style-name="ce9"/>
          <table:table-cell table:style-name="ce14" table:formula="of:=LOG([.X345])" office:value-type="float" office:value="3.02325245963371" calcext:value-type="float">
            <text:p>3.0232524596</text:p>
          </table:table-cell>
          <table:table-cell table:style-name="ce44" table:formula="of:=[.X344]+1" office:value-type="float" office:value="1055" calcext:value-type="float">
            <text:p>105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46]/[.D345]" office:value-type="percentage" office:value="-0.0000391217312732032" calcext:value-type="percentage">
            <text:p>-0.0039%</text:p>
          </table:table-cell>
          <table:table-cell table:style-name="ce6" table:formula="of:=([.D346]-[.D345])" office:value-type="float" office:value="-0.00000248999999999389" calcext:value-type="float">
            <text:p>-0.00000249</text:p>
          </table:table-cell>
          <table:table-cell table:style-name="ce8" office:value-type="float" office:value="0.063645" calcext:value-type="float">
            <text:p>0.063645</text:p>
          </table:table-cell>
          <table:table-cell table:style-name="ce10" table:formula="of:=[.B346]-[.$S$2]" office:value-type="float" office:value="-0.0000418069077437914" calcext:value-type="float">
            <text:p>-0.00004181</text:p>
          </table:table-cell>
          <table:table-cell table:style-name="ce9" table:formula="of:=SUM([.$E$3:.E346])" office:value-type="float" office:value="0.00799299409713618" calcext:value-type="float">
            <text:p>0.0079929941</text:p>
          </table:table-cell>
          <table:table-cell table:style-name="ce12" table:formula="of:=MAX([.$E$3:.E346]) - MIN([.$E$3:.E346])" office:value-type="float" office:value="0.0096026404317219" calcext:value-type="float">
            <text:p>0.009602640</text:p>
          </table:table-cell>
          <table:table-cell table:style-name="ce9" table:formula="of:=STDEV([.$E$3:.E346])" office:value-type="float" office:value="0.00134729125306587" calcext:value-type="float">
            <text:p>0.0013472913</text:p>
          </table:table-cell>
          <table:table-cell table:style-name="ce9" table:formula="of:=[.G346]/[.H346]" office:value-type="float" office:value="7.12736790198134" calcext:value-type="float">
            <text:p>7.127367902</text:p>
          </table:table-cell>
          <table:table-cell table:style-name="ce9" table:formula="of:=SLOPE([.I331:.I346];[.W331:.W346])" office:value-type="float" office:value="-0.162182528939465" calcext:value-type="float">
            <text:p>-0.1621825289</text:p>
          </table:table-cell>
          <table:table-cell table:style-name="ce17" table:formula="of:=AVERAGE([.D339:.D346])" office:value-type="float" office:value="0.06360931625" calcext:value-type="float">
            <text:p>0.063609316</text:p>
          </table:table-cell>
          <table:table-cell table:style-name="ce19" table:formula="of:=([.D346] - [.K346])/[.K346]" office:value-type="percentage" office:value="0.000560983077695244" calcext:value-type="percentage">
            <text:p>0.056%</text:p>
          </table:table-cell>
          <table:table-cell table:style-name="ce22" table:formula="of:=[.D346]-[.L346]" office:value-type="float" office:value="0.0630840169223048" calcext:value-type="float">
            <text:p>0.06308402</text:p>
          </table:table-cell>
          <table:table-cell table:style-name="ce27" table:formula="of:=ABS([.L345]-[.L346])" office:value-type="float" office:value="0.0000443362689872843" calcext:value-type="float">
            <text:p>0.0000443</text:p>
          </table:table-cell>
          <table:table-cell table:style-name="ce34" table:formula="of:=IF(([.J346] &gt; [.$P$53]);(([.$M$53]+[.J346])/[.$O$53]);(([.$L$53]-[.J346])/[.$O$53]))" office:value-type="float" office:value="0.642407261516344" calcext:value-type="float">
            <text:p>0.64</text:p>
          </table:table-cell>
          <table:table-cell table:style-name="ce42" table:formula="of:=[.O346]-[.O345]" office:value-type="float" office:value="-0.0373852253409208" calcext:value-type="float">
            <text:p>-0.0374</text:p>
          </table:table-cell>
          <table:table-cell table:style-name="ce45" table:number-columns-repeated="2"/>
          <table:table-cell table:style-name="ce48" table:formula="of:=[.O346] - AVERAGE([.O341:.O346])" office:value-type="float" office:value="-0.0638235171462636" calcext:value-type="float">
            <text:p>-0.0638235171</text:p>
          </table:table-cell>
          <table:table-cell table:style-name="ce45" table:formula="of:=[.M346]-[.M345]" office:value-type="float" office:value="0.0000418462689872889" calcext:value-type="float">
            <text:p>0.000</text:p>
          </table:table-cell>
          <table:table-cell table:style-name="ce45" table:formula="of:=AVERAGE([.O341:.O346])" office:value-type="float" office:value="0.706230778662608" calcext:value-type="float">
            <text:p>0.706</text:p>
          </table:table-cell>
          <table:table-cell table:style-name="ce9"/>
          <table:table-cell table:style-name="ce14" table:formula="of:=LOG([.X346])" office:value-type="float" office:value="3.02366391819779" calcext:value-type="float">
            <text:p>3.0236639182</text:p>
          </table:table-cell>
          <table:table-cell table:style-name="ce44" table:formula="of:=[.X345]+1" office:value-type="float" office:value="1056" calcext:value-type="float">
            <text:p>105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47]/[.D346]" office:value-type="percentage" office:value="-0.000314400188545854" calcext:value-type="percentage">
            <text:p>-0.0314%</text:p>
          </table:table-cell>
          <table:table-cell table:style-name="ce6" table:formula="of:=([.D347]-[.D346])" office:value-type="float" office:value="-0.0000200100000000009" calcext:value-type="float">
            <text:p>-0.00002001</text:p>
          </table:table-cell>
          <table:table-cell table:style-name="ce8" office:value-type="float" office:value="0.06362499" calcext:value-type="float">
            <text:p>0.06362499</text:p>
          </table:table-cell>
          <table:table-cell table:style-name="ce10" table:formula="of:=[.B347]-[.$S$2]" office:value-type="float" office:value="-0.000317085365016442" calcext:value-type="float">
            <text:p>-0.00031709</text:p>
          </table:table-cell>
          <table:table-cell table:style-name="ce9" table:formula="of:=SUM([.$E$3:.E347])" office:value-type="float" office:value="0.00767590873211974" calcext:value-type="float">
            <text:p>0.0076759087</text:p>
          </table:table-cell>
          <table:table-cell table:style-name="ce12" table:formula="of:=MAX([.$E$3:.E347]) - MIN([.$E$3:.E347])" office:value-type="float" office:value="0.0096026404317219" calcext:value-type="float">
            <text:p>0.009602640</text:p>
          </table:table-cell>
          <table:table-cell table:style-name="ce9" table:formula="of:=STDEV([.$E$3:.E347])" office:value-type="float" office:value="0.00134545631655025" calcext:value-type="float">
            <text:p>0.0013454563</text:p>
          </table:table-cell>
          <table:table-cell table:style-name="ce9" table:formula="of:=[.G347]/[.H347]" office:value-type="float" office:value="7.13708822323052" calcext:value-type="float">
            <text:p>7.1370882232</text:p>
          </table:table-cell>
          <table:table-cell table:style-name="ce9" table:formula="of:=SLOPE([.I332:.I347];[.W332:.W347])" office:value-type="float" office:value="4.81132785795654" calcext:value-type="float">
            <text:p>4.811327858</text:p>
          </table:table-cell>
          <table:table-cell table:style-name="ce17" table:formula="of:=AVERAGE([.D340:.D347])" office:value-type="float" office:value="0.06362279125" calcext:value-type="float">
            <text:p>0.063622791</text:p>
          </table:table-cell>
          <table:table-cell table:style-name="ce19" table:formula="of:=([.D347] - [.K347])/[.K347]" office:value-type="percentage" office:value="0.0000345591565037686" calcext:value-type="percentage">
            <text:p>0.003%</text:p>
          </table:table-cell>
          <table:table-cell table:style-name="ce22" table:formula="of:=[.D347]-[.L347]" office:value-type="float" office:value="0.0635904308434962" calcext:value-type="float">
            <text:p>0.06359043</text:p>
          </table:table-cell>
          <table:table-cell table:style-name="ce27" table:formula="of:=ABS([.L346]-[.L347])" office:value-type="float" office:value="0.000526423921191476" calcext:value-type="float">
            <text:p>0.0005264</text:p>
          </table:table-cell>
          <table:table-cell table:style-name="ce34" table:formula="of:=IF(([.J347] &gt; [.$P$53]);(([.$M$53]+[.J347])/[.$O$53]);(([.$L$53]-[.J347])/[.$O$53]))" office:value-type="float" office:value="0.615622113300285" calcext:value-type="float">
            <text:p>0.62</text:p>
          </table:table-cell>
          <table:table-cell table:style-name="ce42" table:formula="of:=[.O347]-[.O346]" office:value-type="float" office:value="-0.0267851482160592" calcext:value-type="float">
            <text:p>-0.0268</text:p>
          </table:table-cell>
          <table:table-cell table:style-name="ce45" table:number-columns-repeated="2"/>
          <table:table-cell table:style-name="ce48" table:formula="of:=[.O347] - AVERAGE([.O342:.O347])" office:value-type="float" office:value="-0.0697902061920135" calcext:value-type="float">
            <text:p>-0.0697902062</text:p>
          </table:table-cell>
          <table:table-cell table:style-name="ce45" table:formula="of:=[.M347]-[.M346]" office:value-type="float" office:value="0.000506413921191468" calcext:value-type="float">
            <text:p>0.001</text:p>
          </table:table-cell>
          <table:table-cell table:style-name="ce45" table:formula="of:=AVERAGE([.O342:.O347])" office:value-type="float" office:value="0.685412319492299" calcext:value-type="float">
            <text:p>0.685</text:p>
          </table:table-cell>
          <table:table-cell table:style-name="ce9"/>
          <table:table-cell table:style-name="ce14" table:formula="of:=LOG([.X347])" office:value-type="float" office:value="3.02407498730743" calcext:value-type="float">
            <text:p>3.0240749873</text:p>
          </table:table-cell>
          <table:table-cell table:style-name="ce44" table:formula="of:=[.X346]+1" office:value-type="float" office:value="1057" calcext:value-type="float">
            <text:p>105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48]/[.D347]" office:value-type="percentage" office:value="-0.000499803614900348" calcext:value-type="percentage">
            <text:p>-0.0500%</text:p>
          </table:table-cell>
          <table:table-cell table:style-name="ce6" table:formula="of:=([.D348]-[.D347])" office:value-type="float" office:value="-0.0000317999999999985" calcext:value-type="float">
            <text:p>-0.00003180</text:p>
          </table:table-cell>
          <table:table-cell table:style-name="ce8" office:value-type="float" office:value="0.06359319" calcext:value-type="float">
            <text:p>0.06359319</text:p>
          </table:table-cell>
          <table:table-cell table:style-name="ce10" table:formula="of:=[.B348]-[.$S$2]" office:value-type="float" office:value="-0.000502488791370936" calcext:value-type="float">
            <text:p>-0.00050249</text:p>
          </table:table-cell>
          <table:table-cell table:style-name="ce9" table:formula="of:=SUM([.$E$3:.E348])" office:value-type="float" office:value="0.00717341994074881" calcext:value-type="float">
            <text:p>0.0071734199</text:p>
          </table:table-cell>
          <table:table-cell table:style-name="ce12" table:formula="of:=MAX([.$E$3:.E348]) - MIN([.$E$3:.E348])" office:value-type="float" office:value="0.0096026404317219" calcext:value-type="float">
            <text:p>0.009602640</text:p>
          </table:table-cell>
          <table:table-cell table:style-name="ce9" table:formula="of:=STDEV([.$E$3:.E348])" office:value-type="float" office:value="0.00134380110099236" calcext:value-type="float">
            <text:p>0.0013438011</text:p>
          </table:table-cell>
          <table:table-cell table:style-name="ce9" table:formula="of:=[.G348]/[.H348]" office:value-type="float" office:value="7.14587927084642" calcext:value-type="float">
            <text:p>7.1458792708</text:p>
          </table:table-cell>
          <table:table-cell table:style-name="ce9" table:formula="of:=SLOPE([.I333:.I348];[.W333:.W348])" office:value-type="float" office:value="9.10275335654204" calcext:value-type="float">
            <text:p>9.1027533565</text:p>
          </table:table-cell>
          <table:table-cell table:style-name="ce17" table:formula="of:=AVERAGE([.D341:.D348])" office:value-type="float" office:value="0.06363319125" calcext:value-type="float">
            <text:p>0.063633191</text:p>
          </table:table-cell>
          <table:table-cell table:style-name="ce19" table:formula="of:=([.D348] - [.K348])/[.K348]" office:value-type="percentage" office:value="-0.000628622409378074" calcext:value-type="percentage">
            <text:p>-0.063%</text:p>
          </table:table-cell>
          <table:table-cell table:style-name="ce22" table:formula="of:=[.D348]-[.L348]" office:value-type="float" office:value="0.0642218124093781" calcext:value-type="float">
            <text:p>0.06422181</text:p>
          </table:table-cell>
          <table:table-cell table:style-name="ce27" table:formula="of:=ABS([.L347]-[.L348])" office:value-type="float" office:value="0.000663181565881843" calcext:value-type="float">
            <text:p>0.0006632</text:p>
          </table:table-cell>
          <table:table-cell table:style-name="ce34" table:formula="of:=IF(([.J348] &gt; [.$P$53]);(([.$M$53]+[.J348])/[.$O$53]);(([.$L$53]-[.J348])/[.$O$53]))" office:value-type="float" office:value="0.592510375494199" calcext:value-type="float">
            <text:p>0.59</text:p>
          </table:table-cell>
          <table:table-cell table:style-name="ce42" table:formula="of:=[.O348]-[.O347]" office:value-type="float" office:value="-0.0231117378060863" calcext:value-type="float">
            <text:p>-0.0231</text:p>
          </table:table-cell>
          <table:table-cell table:style-name="ce45" table:number-columns-repeated="2"/>
          <table:table-cell table:style-name="ce48" table:formula="of:=[.O348] - AVERAGE([.O343:.O348])" office:value-type="float" office:value="-0.0685561876409129" calcext:value-type="float">
            <text:p>-0.0685561876</text:p>
          </table:table-cell>
          <table:table-cell table:style-name="ce45" table:formula="of:=[.M348]-[.M347]" office:value-type="float" office:value="0.000631381565881842" calcext:value-type="float">
            <text:p>0.001</text:p>
          </table:table-cell>
          <table:table-cell table:style-name="ce45" table:formula="of:=AVERAGE([.O343:.O348])" office:value-type="float" office:value="0.661066563135112" calcext:value-type="float">
            <text:p>0.661</text:p>
          </table:table-cell>
          <table:table-cell table:style-name="ce9"/>
          <table:table-cell table:style-name="ce14" table:formula="of:=LOG([.X348])" office:value-type="float" office:value="3.02448566769917" calcext:value-type="float">
            <text:p>3.0244856677</text:p>
          </table:table-cell>
          <table:table-cell table:style-name="ce44" table:formula="of:=[.X347]+1" office:value-type="float" office:value="1058" calcext:value-type="float">
            <text:p>105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49]/[.D348]" office:value-type="percentage" office:value="0.000434008735840878" calcext:value-type="percentage">
            <text:p>0.0434%</text:p>
          </table:table-cell>
          <table:table-cell table:style-name="ce6" table:formula="of:=([.D349]-[.D348])" office:value-type="float" office:value="0.0000275999999999887" calcext:value-type="float">
            <text:p>0.00002760</text:p>
          </table:table-cell>
          <table:table-cell table:style-name="ce8" office:value-type="float" office:value="0.06362079" calcext:value-type="float">
            <text:p>0.06362079</text:p>
          </table:table-cell>
          <table:table-cell table:style-name="ce10" table:formula="of:=[.B349]-[.$S$2]" office:value-type="float" office:value="0.000431323559370289" calcext:value-type="float">
            <text:p>0.00043132</text:p>
          </table:table-cell>
          <table:table-cell table:style-name="ce9" table:formula="of:=SUM([.$E$3:.E349])" office:value-type="float" office:value="0.00760474350011909" calcext:value-type="float">
            <text:p>0.0076047435</text:p>
          </table:table-cell>
          <table:table-cell table:style-name="ce12" table:formula="of:=MAX([.$E$3:.E349]) - MIN([.$E$3:.E349])" office:value-type="float" office:value="0.0096026404317219" calcext:value-type="float">
            <text:p>0.009602640</text:p>
          </table:table-cell>
          <table:table-cell table:style-name="ce9" table:formula="of:=STDEV([.$E$3:.E349])" office:value-type="float" office:value="0.00134203880562321" calcext:value-type="float">
            <text:p>0.0013420388</text:p>
          </table:table-cell>
          <table:table-cell table:style-name="ce9" table:formula="of:=[.G349]/[.H349]" office:value-type="float" office:value="7.15526286683093" calcext:value-type="float">
            <text:p>7.1552628668</text:p>
          </table:table-cell>
          <table:table-cell table:style-name="ce9" table:formula="of:=SLOPE([.I334:.I349];[.W334:.W349])" office:value-type="float" office:value="13.2102298723532" calcext:value-type="float">
            <text:p>13.2102298724</text:p>
          </table:table-cell>
          <table:table-cell table:style-name="ce17" table:formula="of:=AVERAGE([.D342:.D349])" office:value-type="float" office:value="0.06363204" calcext:value-type="float">
            <text:p>0.063632040</text:p>
          </table:table-cell>
          <table:table-cell table:style-name="ce19" table:formula="of:=([.D349] - [.K349])/[.K349]" office:value-type="percentage" office:value="-0.000176797726428452" calcext:value-type="percentage">
            <text:p>-0.018%</text:p>
          </table:table-cell>
          <table:table-cell table:style-name="ce22" table:formula="of:=[.D349]-[.L349]" office:value-type="float" office:value="0.0637975877264284" calcext:value-type="float">
            <text:p>0.06379759</text:p>
          </table:table-cell>
          <table:table-cell table:style-name="ce27" table:formula="of:=ABS([.L348]-[.L349])" office:value-type="float" office:value="0.000451824682949622" calcext:value-type="float">
            <text:p>0.0004518</text:p>
          </table:table-cell>
          <table:table-cell table:style-name="ce34" table:formula="of:=IF(([.J349] &gt; [.$P$53]);(([.$M$53]+[.J349])/[.$O$53]);(([.$L$53]-[.J349])/[.$O$53]))" office:value-type="float" office:value="0.570389306327467" calcext:value-type="float">
            <text:p>0.57</text:p>
          </table:table-cell>
          <table:table-cell table:style-name="ce42" table:formula="of:=[.O349]-[.O348]" office:value-type="float" office:value="-0.0221210691667316" calcext:value-type="float">
            <text:p>-0.0221</text:p>
          </table:table-cell>
          <table:table-cell table:style-name="ce45" table:number-columns-repeated="2"/>
          <table:table-cell table:style-name="ce48" table:formula="of:=[.O349] - AVERAGE([.O344:.O349])" office:value-type="float" office:value="-0.0644342921091585" calcext:value-type="float">
            <text:p>-0.0644342921</text:p>
          </table:table-cell>
          <table:table-cell table:style-name="ce45" table:formula="of:=[.M349]-[.M348]" office:value-type="float" office:value="-0.000424224682949628" calcext:value-type="float">
            <text:p>0.000</text:p>
          </table:table-cell>
          <table:table-cell table:style-name="ce45" table:formula="of:=AVERAGE([.O344:.O349])" office:value-type="float" office:value="0.634823598436626" calcext:value-type="float">
            <text:p>0.635</text:p>
          </table:table-cell>
          <table:table-cell table:style-name="ce9"/>
          <table:table-cell table:style-name="ce14" table:formula="of:=LOG([.X349])" office:value-type="float" office:value="3.02489596010748" calcext:value-type="float">
            <text:p>3.0248959601</text:p>
          </table:table-cell>
          <table:table-cell table:style-name="ce44" table:formula="of:=[.X348]+1" office:value-type="float" office:value="1059" calcext:value-type="float">
            <text:p>105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50]/[.D349]" office:value-type="percentage" office:value="-0.000458497921827048" calcext:value-type="percentage">
            <text:p>-0.0458%</text:p>
          </table:table-cell>
          <table:table-cell table:style-name="ce6" table:formula="of:=([.D350]-[.D349])" office:value-type="float" office:value="-0.000029169999999995" calcext:value-type="float">
            <text:p>-0.00002917</text:p>
          </table:table-cell>
          <table:table-cell table:style-name="ce8" office:value-type="float" office:value="0.06359162" calcext:value-type="float">
            <text:p>0.06359162</text:p>
          </table:table-cell>
          <table:table-cell table:style-name="ce10" table:formula="of:=[.B350]-[.$S$2]" office:value-type="float" office:value="-0.000461183098297636" calcext:value-type="float">
            <text:p>-0.00046118</text:p>
          </table:table-cell>
          <table:table-cell table:style-name="ce9" table:formula="of:=SUM([.$E$3:.E350])" office:value-type="float" office:value="0.00714356040182146" calcext:value-type="float">
            <text:p>0.0071435604</text:p>
          </table:table-cell>
          <table:table-cell table:style-name="ce12" table:formula="of:=MAX([.$E$3:.E350]) - MIN([.$E$3:.E350])" office:value-type="float" office:value="0.0096026404317219" calcext:value-type="float">
            <text:p>0.009602640</text:p>
          </table:table-cell>
          <table:table-cell table:style-name="ce9" table:formula="of:=STDEV([.$E$3:.E350])" office:value-type="float" office:value="0.00134035383484661" calcext:value-type="float">
            <text:p>0.0013403538</text:p>
          </table:table-cell>
          <table:table-cell table:style-name="ce9" table:formula="of:=[.G350]/[.H350]" office:value-type="float" office:value="7.1642578116851" calcext:value-type="float">
            <text:p>7.1642578117</text:p>
          </table:table-cell>
          <table:table-cell table:style-name="ce9" table:formula="of:=SLOPE([.I335:.I350];[.W335:.W350])" office:value-type="float" office:value="15.7120393779887" calcext:value-type="float">
            <text:p>15.712039378</text:p>
          </table:table-cell>
          <table:table-cell table:style-name="ce17" table:formula="of:=AVERAGE([.D343:.D350])" office:value-type="float" office:value="0.0636263225" calcext:value-type="float">
            <text:p>0.063626323</text:p>
          </table:table-cell>
          <table:table-cell table:style-name="ce19" table:formula="of:=([.D350] - [.K350])/[.K350]" office:value-type="percentage" office:value="-0.000545411060021757" calcext:value-type="percentage">
            <text:p>-0.055%</text:p>
          </table:table-cell>
          <table:table-cell table:style-name="ce22" table:formula="of:=[.D350]-[.L350]" office:value-type="float" office:value="0.0641370310600218" calcext:value-type="float">
            <text:p>0.06413703</text:p>
          </table:table-cell>
          <table:table-cell table:style-name="ce27" table:formula="of:=ABS([.L349]-[.L350])" office:value-type="float" office:value="0.000368613333593305" calcext:value-type="float">
            <text:p>0.0003686</text:p>
          </table:table-cell>
          <table:table-cell table:style-name="ce34" table:formula="of:=IF(([.J350] &gt; [.$P$53]);(([.$M$53]+[.J350])/[.$O$53]);(([.$L$53]-[.J350])/[.$O$53]))" office:value-type="float" office:value="0.556915656288784" calcext:value-type="float">
            <text:p>0.56</text:p>
          </table:table-cell>
          <table:table-cell table:style-name="ce42" table:formula="of:=[.O350]-[.O349]" office:value-type="float" office:value="-0.0134736500386828" calcext:value-type="float">
            <text:p>-0.0135</text:p>
          </table:table-cell>
          <table:table-cell table:style-name="ce45" table:number-columns-repeated="2"/>
          <table:table-cell table:style-name="ce48" table:formula="of:=[.O350] - AVERAGE([.O345:.O350])" office:value-type="float" office:value="-0.052690543675273" calcext:value-type="float">
            <text:p>-0.0526905437</text:p>
          </table:table-cell>
          <table:table-cell table:style-name="ce45" table:formula="of:=[.M350]-[.M349]" office:value-type="float" office:value="0.000339443333593314" calcext:value-type="float">
            <text:p>0.000</text:p>
          </table:table-cell>
          <table:table-cell table:style-name="ce45" table:formula="of:=AVERAGE([.O345:.O350])" office:value-type="float" office:value="0.609606199964057" calcext:value-type="float">
            <text:p>0.610</text:p>
          </table:table-cell>
          <table:table-cell table:style-name="ce9"/>
          <table:table-cell table:style-name="ce14" table:formula="of:=LOG([.X350])" office:value-type="float" office:value="3.02530586526477" calcext:value-type="float">
            <text:p>3.0253058653</text:p>
          </table:table-cell>
          <table:table-cell table:style-name="ce44" table:formula="of:=[.X349]+1" office:value-type="float" office:value="1060" calcext:value-type="float">
            <text:p>1060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51]/[.D350]" office:value-type="percentage" office:value="-0.000869139675950953" calcext:value-type="percentage">
            <text:p>-0.0869%</text:p>
          </table:table-cell>
          <table:table-cell table:style-name="ce6" table:formula="of:=([.D351]-[.D350])" office:value-type="float" office:value="-0.0000552699999999961" calcext:value-type="float">
            <text:p>-0.00005527</text:p>
          </table:table-cell>
          <table:table-cell table:style-name="ce8" office:value-type="float" office:value="0.06353635" calcext:value-type="float">
            <text:p>0.06353635</text:p>
          </table:table-cell>
          <table:table-cell table:style-name="ce10" table:formula="of:=[.B351]-[.$S$2]" office:value-type="float" office:value="-0.000871824852421541" calcext:value-type="float">
            <text:p>-0.00087182</text:p>
          </table:table-cell>
          <table:table-cell table:style-name="ce9" table:formula="of:=SUM([.$E$3:.E351])" office:value-type="float" office:value="0.00627173554939992" calcext:value-type="float">
            <text:p>0.0062717355</text:p>
          </table:table-cell>
          <table:table-cell table:style-name="ce12" table:formula="of:=MAX([.$E$3:.E351]) - MIN([.$E$3:.E351])" office:value-type="float" office:value="0.0096026404317219" calcext:value-type="float">
            <text:p>0.009602640</text:p>
          </table:table-cell>
          <table:table-cell table:style-name="ce9" table:formula="of:=STDEV([.$E$3:.E351])" office:value-type="float" office:value="0.00133927874173797" calcext:value-type="float">
            <text:p>0.0013392787</text:p>
          </table:table-cell>
          <table:table-cell table:style-name="ce9" table:formula="of:=[.G351]/[.H351]" office:value-type="float" office:value="7.17000885063001" calcext:value-type="float">
            <text:p>7.1700088506</text:p>
          </table:table-cell>
          <table:table-cell table:style-name="ce9" table:formula="of:=SLOPE([.I336:.I351];[.W336:.W351])" office:value-type="float" office:value="17.3005514054087" calcext:value-type="float">
            <text:p>17.3005514054</text:p>
          </table:table-cell>
          <table:table-cell table:style-name="ce17" table:formula="of:=AVERAGE([.D344:.D351])" office:value-type="float" office:value="0.06361305375" calcext:value-type="float">
            <text:p>0.063613054</text:p>
          </table:table-cell>
          <table:table-cell table:style-name="ce19" table:formula="of:=([.D351] - [.K351])/[.K351]" office:value-type="percentage" office:value="-0.00120578632023312" calcext:value-type="percentage">
            <text:p>-0.121%</text:p>
          </table:table-cell>
          <table:table-cell table:style-name="ce22" table:formula="of:=[.D351]-[.L351]" office:value-type="float" office:value="0.0647421363202331" calcext:value-type="float">
            <text:p>0.06474214</text:p>
          </table:table-cell>
          <table:table-cell table:style-name="ce27" table:formula="of:=ABS([.L350]-[.L351])" office:value-type="float" office:value="0.000660375260211359" calcext:value-type="float">
            <text:p>0.0006604</text:p>
          </table:table-cell>
          <table:table-cell table:style-name="ce34" table:formula="of:=IF(([.J351] &gt; [.$P$53]);(([.$M$53]+[.J351])/[.$O$53]);(([.$L$53]-[.J351])/[.$O$53]))" office:value-type="float" office:value="0.548360626382837" calcext:value-type="float">
            <text:p>0.55</text:p>
          </table:table-cell>
          <table:table-cell table:style-name="ce42" table:formula="of:=[.O351]-[.O350]" office:value-type="float" office:value="-0.00855502990594781" calcext:value-type="float">
            <text:p>-0.0086</text:p>
          </table:table-cell>
          <table:table-cell table:style-name="ce45" table:number-columns-repeated="2"/>
          <table:table-cell table:style-name="ce48" table:formula="of:=[.O351] - AVERAGE([.O346:.O351])" office:value-type="float" office:value="-0.0393402635021495" calcext:value-type="float">
            <text:p>-0.0393402635</text:p>
          </table:table-cell>
          <table:table-cell table:style-name="ce45" table:formula="of:=[.M351]-[.M350]" office:value-type="float" office:value="0.000605105260211361" calcext:value-type="float">
            <text:p>0.001</text:p>
          </table:table-cell>
          <table:table-cell table:style-name="ce45" table:formula="of:=AVERAGE([.O346:.O351])" office:value-type="float" office:value="0.587700889884986" calcext:value-type="float">
            <text:p>0.588</text:p>
          </table:table-cell>
          <table:table-cell table:style-name="ce9"/>
          <table:table-cell table:style-name="ce14" table:formula="of:=LOG([.X351])" office:value-type="float" office:value="3.02571538390134" calcext:value-type="float">
            <text:p>3.0257153839</text:p>
          </table:table-cell>
          <table:table-cell table:style-name="ce44" table:formula="of:=[.X350]+1" office:value-type="float" office:value="1061" calcext:value-type="float">
            <text:p>1061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52]/[.D351]" office:value-type="percentage" office:value="0.000860452323748418" calcext:value-type="percentage">
            <text:p>0.0860%</text:p>
          </table:table-cell>
          <table:table-cell table:style-name="ce6" table:formula="of:=([.D352]-[.D351])" office:value-type="float" office:value="0.0000546699999999928" calcext:value-type="float">
            <text:p>0.00005467</text:p>
          </table:table-cell>
          <table:table-cell table:style-name="ce8" office:value-type="float" office:value="0.06359102" calcext:value-type="float">
            <text:p>0.06359102</text:p>
          </table:table-cell>
          <table:table-cell table:style-name="ce10" table:formula="of:=[.B352]-[.$S$2]" office:value-type="float" office:value="0.000857767147277829" calcext:value-type="float">
            <text:p>0.00085777</text:p>
          </table:table-cell>
          <table:table-cell table:style-name="ce9" table:formula="of:=SUM([.$E$3:.E352])" office:value-type="float" office:value="0.00712950269667775" calcext:value-type="float">
            <text:p>0.0071295027</text:p>
          </table:table-cell>
          <table:table-cell table:style-name="ce12" table:formula="of:=MAX([.$E$3:.E352]) - MIN([.$E$3:.E352])" office:value-type="float" office:value="0.0096026404317219" calcext:value-type="float">
            <text:p>0.009602640</text:p>
          </table:table-cell>
          <table:table-cell table:style-name="ce9" table:formula="of:=STDEV([.$E$3:.E352])" office:value-type="float" office:value="0.00133811177526677" calcext:value-type="float">
            <text:p>0.0013381118</text:p>
          </table:table-cell>
          <table:table-cell table:style-name="ce9" table:formula="of:=[.G352]/[.H352]" office:value-type="float" office:value="7.1762618110191" calcext:value-type="float">
            <text:p>7.176261811</text:p>
          </table:table-cell>
          <table:table-cell table:style-name="ce9" table:formula="of:=SLOPE([.I337:.I352];[.W337:.W352])" office:value-type="float" office:value="18.1018451823418" calcext:value-type="float">
            <text:p>18.1018451823</text:p>
          </table:table-cell>
          <table:table-cell table:style-name="ce17" table:formula="of:=AVERAGE([.D345:.D352])" office:value-type="float" office:value="0.06360630625" calcext:value-type="float">
            <text:p>0.063606306</text:p>
          </table:table-cell>
          <table:table-cell table:style-name="ce19" table:formula="of:=([.D352] - [.K352])/[.K352]" office:value-type="percentage" office:value="-0.000240326013271837" calcext:value-type="percentage">
            <text:p>-0.024%</text:p>
          </table:table-cell>
          <table:table-cell table:style-name="ce22" table:formula="of:=[.D352]-[.L352]" office:value-type="float" office:value="0.0638313460132718" calcext:value-type="float">
            <text:p>0.06383135</text:p>
          </table:table-cell>
          <table:table-cell table:style-name="ce27" table:formula="of:=ABS([.L351]-[.L352])" office:value-type="float" office:value="0.000965460306961279" calcext:value-type="float">
            <text:p>0.0009655</text:p>
          </table:table-cell>
          <table:table-cell table:style-name="ce34" table:formula="of:=IF(([.J352] &gt; [.$P$53]);(([.$M$53]+[.J352])/[.$O$53]);(([.$L$53]-[.J352])/[.$O$53]))" office:value-type="float" office:value="0.54404520912015" calcext:value-type="float">
            <text:p>0.54</text:p>
          </table:table-cell>
          <table:table-cell table:style-name="ce42" table:formula="of:=[.O352]-[.O351]" office:value-type="float" office:value="-0.00431541726268625" calcext:value-type="float">
            <text:p>-0.0043</text:p>
          </table:table-cell>
          <table:table-cell table:style-name="ce45" table:number-columns-repeated="2"/>
          <table:table-cell table:style-name="ce48" table:formula="of:=[.O352] - AVERAGE([.O347:.O352])" office:value-type="float" office:value="-0.0272620053654701" calcext:value-type="float">
            <text:p>-0.0272620054</text:p>
          </table:table-cell>
          <table:table-cell table:style-name="ce45" table:formula="of:=[.M352]-[.M351]" office:value-type="float" office:value="-0.000910790306961284" calcext:value-type="float">
            <text:p>-0.001</text:p>
          </table:table-cell>
          <table:table-cell table:style-name="ce45" table:formula="of:=AVERAGE([.O347:.O352])" office:value-type="float" office:value="0.57130721448562" calcext:value-type="float">
            <text:p>0.571</text:p>
          </table:table-cell>
          <table:table-cell table:style-name="ce9"/>
          <table:table-cell table:style-name="ce14" table:formula="of:=LOG([.X352])" office:value-type="float" office:value="3.02612451674545" calcext:value-type="float">
            <text:p>3.0261245167</text:p>
          </table:table-cell>
          <table:table-cell table:style-name="ce44" table:formula="of:=[.X351]+1" office:value-type="float" office:value="1062" calcext:value-type="float">
            <text:p>1062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53]/[.D352]" office:value-type="percentage" office:value="0.00000440313742420354" calcext:value-type="percentage">
            <text:p>0.0004%</text:p>
          </table:table-cell>
          <table:table-cell table:style-name="ce6" table:formula="of:=([.D353]-[.D352])" office:value-type="float" office:value="0.000000280000000005276" calcext:value-type="float">
            <text:p>0.00000028</text:p>
          </table:table-cell>
          <table:table-cell table:style-name="ce8" office:value-type="float" office:value="0.0635913" calcext:value-type="float">
            <text:p>0.0635913</text:p>
          </table:table-cell>
          <table:table-cell table:style-name="ce10" table:formula="of:=[.B353]-[.$S$2]" office:value-type="float" office:value="0.00000171796095361531" calcext:value-type="float">
            <text:p>0.00000172</text:p>
          </table:table-cell>
          <table:table-cell table:style-name="ce9" table:formula="of:=SUM([.$E$3:.E353])" office:value-type="float" office:value="0.00713122065763136" calcext:value-type="float">
            <text:p>0.0071312207</text:p>
          </table:table-cell>
          <table:table-cell table:style-name="ce12" table:formula="of:=MAX([.$E$3:.E353]) - MIN([.$E$3:.E353])" office:value-type="float" office:value="0.0096026404317219" calcext:value-type="float">
            <text:p>0.009602640</text:p>
          </table:table-cell>
          <table:table-cell table:style-name="ce9" table:formula="of:=STDEV([.$E$3:.E353])" office:value-type="float" office:value="0.00133619919053179" calcext:value-type="float">
            <text:p>0.0013361992</text:p>
          </table:table-cell>
          <table:table-cell table:style-name="ce9" table:formula="of:=[.G353]/[.H353]" office:value-type="float" office:value="7.18653363941957" calcext:value-type="float">
            <text:p>7.1865336394</text:p>
          </table:table-cell>
          <table:table-cell table:style-name="ce9" table:formula="of:=SLOPE([.I338:.I353];[.W338:.W353])" office:value-type="float" office:value="19.306301143648" calcext:value-type="float">
            <text:p>19.3063011436</text:p>
          </table:table-cell>
          <table:table-cell table:style-name="ce17" table:formula="of:=AVERAGE([.D346:.D353])" office:value-type="float" office:value="0.0635992825" calcext:value-type="float">
            <text:p>0.063599283</text:p>
          </table:table-cell>
          <table:table-cell table:style-name="ce19" table:formula="of:=([.D353] - [.K353])/[.K353]" office:value-type="percentage" office:value="-0.000125512422251042" calcext:value-type="percentage">
            <text:p>-0.013%</text:p>
          </table:table-cell>
          <table:table-cell table:style-name="ce22" table:formula="of:=[.D353]-[.L353]" office:value-type="float" office:value="0.063716812422251" calcext:value-type="float">
            <text:p>0.06371681</text:p>
          </table:table-cell>
          <table:table-cell table:style-name="ce27" table:formula="of:=ABS([.L352]-[.L353])" office:value-type="float" office:value="0.000114813591020795" calcext:value-type="float">
            <text:p>0.0001148</text:p>
          </table:table-cell>
          <table:table-cell table:style-name="ce34" table:formula="of:=IF(([.J353] &gt; [.$P$53]);(([.$M$53]+[.J353])/[.$O$53]);(([.$L$53]-[.J353])/[.$O$53]))" office:value-type="float" office:value="0.537558536944235" calcext:value-type="float">
            <text:p>0.54</text:p>
          </table:table-cell>
          <table:table-cell table:style-name="ce42" table:formula="of:=[.O353]-[.O352]" office:value-type="float" office:value="-0.00648667217591503" calcext:value-type="float">
            <text:p>-0.0065</text:p>
          </table:table-cell>
          <table:table-cell table:style-name="ce45" table:number-columns-repeated="2"/>
          <table:table-cell table:style-name="ce48" table:formula="of:=[.O353] - AVERAGE([.O348:.O353])" office:value-type="float" office:value="-0.0207380814820435" calcext:value-type="float">
            <text:p>-0.0207380815</text:p>
          </table:table-cell>
          <table:table-cell table:style-name="ce45" table:formula="of:=[.M353]-[.M352]" office:value-type="float" office:value="-0.000114533591020788" calcext:value-type="float">
            <text:p>0.000</text:p>
          </table:table-cell>
          <table:table-cell table:style-name="ce45" table:formula="of:=AVERAGE([.O348:.O353])" office:value-type="float" office:value="0.558296618426279" calcext:value-type="float">
            <text:p>0.558</text:p>
          </table:table-cell>
          <table:table-cell table:style-name="ce9"/>
          <table:table-cell table:style-name="ce14" table:formula="of:=LOG([.X353])" office:value-type="float" office:value="3.0265332645233" calcext:value-type="float">
            <text:p>3.0265332645</text:p>
          </table:table-cell>
          <table:table-cell table:style-name="ce44" table:formula="of:=[.X352]+1" office:value-type="float" office:value="1063" calcext:value-type="float">
            <text:p>1063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54]/[.D353]" office:value-type="percentage" office:value="-0.000867728761638807" calcext:value-type="percentage">
            <text:p>-0.0868%</text:p>
          </table:table-cell>
          <table:table-cell table:style-name="ce6" table:formula="of:=([.D354]-[.D353])" office:value-type="float" office:value="-0.0000551800000000019" calcext:value-type="float">
            <text:p>-0.00005518</text:p>
          </table:table-cell>
          <table:table-cell table:style-name="ce8" office:value-type="float" office:value="0.06353612" calcext:value-type="float">
            <text:p>0.06353612</text:p>
          </table:table-cell>
          <table:table-cell table:style-name="ce10" table:formula="of:=[.B354]-[.$S$2]" office:value-type="float" office:value="-0.000870413938109396" calcext:value-type="float">
            <text:p>-0.00087041</text:p>
          </table:table-cell>
          <table:table-cell table:style-name="ce9" table:formula="of:=SUM([.$E$3:.E354])" office:value-type="float" office:value="0.00626080671952197" calcext:value-type="float">
            <text:p>0.0062608067</text:p>
          </table:table-cell>
          <table:table-cell table:style-name="ce12" table:formula="of:=MAX([.$E$3:.E354]) - MIN([.$E$3:.E354])" office:value-type="float" office:value="0.0096026404317219" calcext:value-type="float">
            <text:p>0.009602640</text:p>
          </table:table-cell>
          <table:table-cell table:style-name="ce9" table:formula="of:=STDEV([.$E$3:.E354])" office:value-type="float" office:value="0.00133513878218417" calcext:value-type="float">
            <text:p>0.0013351388</text:p>
          </table:table-cell>
          <table:table-cell table:style-name="ce9" table:formula="of:=[.G354]/[.H354]" office:value-type="float" office:value="7.19224140580565" calcext:value-type="float">
            <text:p>7.1922414058</text:p>
          </table:table-cell>
          <table:table-cell table:style-name="ce9" table:formula="of:=SLOPE([.I339:.I354];[.W339:.W354])" office:value-type="float" office:value="20.6718488367124" calcext:value-type="float">
            <text:p>20.6718488367</text:p>
          </table:table-cell>
          <table:table-cell table:style-name="ce17" table:formula="of:=AVERAGE([.D347:.D354])" office:value-type="float" office:value="0.0635856725" calcext:value-type="float">
            <text:p>0.063585673</text:p>
          </table:table-cell>
          <table:table-cell table:style-name="ce19" table:formula="of:=([.D354] - [.K354])/[.K354]" office:value-type="percentage" office:value="-0.000779302916077643" calcext:value-type="percentage">
            <text:p>-0.078%</text:p>
          </table:table-cell>
          <table:table-cell table:style-name="ce22" table:formula="of:=[.D354]-[.L354]" office:value-type="float" office:value="0.0643154229160776" calcext:value-type="float">
            <text:p>0.06431542</text:p>
          </table:table-cell>
          <table:table-cell table:style-name="ce27" table:formula="of:=ABS([.L353]-[.L354])" office:value-type="float" office:value="0.0006537904938266" calcext:value-type="float">
            <text:p>0.0006538</text:p>
          </table:table-cell>
          <table:table-cell table:style-name="ce34" table:formula="of:=IF(([.J354] &gt; [.$P$53]);(([.$M$53]+[.J354])/[.$O$53]);(([.$L$53]-[.J354])/[.$O$53]))" office:value-type="float" office:value="0.530204295269945" calcext:value-type="float">
            <text:p>0.53</text:p>
          </table:table-cell>
          <table:table-cell table:style-name="ce42" table:formula="of:=[.O354]-[.O353]" office:value-type="float" office:value="-0.00735424167429033" calcext:value-type="float">
            <text:p>-0.0074</text:p>
          </table:table-cell>
          <table:table-cell table:style-name="ce45" table:number-columns-repeated="2"/>
          <table:table-cell table:style-name="ce48" table:formula="of:=[.O354] - AVERAGE([.O349:.O354])" office:value-type="float" office:value="-0.0177079764522915" calcext:value-type="float">
            <text:p>-0.0177079765</text:p>
          </table:table-cell>
          <table:table-cell table:style-name="ce45" table:formula="of:=[.M354]-[.M353]" office:value-type="float" office:value="0.00059861049382659" calcext:value-type="float">
            <text:p>0.001</text:p>
          </table:table-cell>
          <table:table-cell table:style-name="ce45" table:formula="of:=AVERAGE([.O349:.O354])" office:value-type="float" office:value="0.547912271722236" calcext:value-type="float">
            <text:p>0.548</text:p>
          </table:table-cell>
          <table:table-cell table:style-name="ce9"/>
          <table:table-cell table:style-name="ce14" table:formula="of:=LOG([.X354])" office:value-type="float" office:value="3.02694162795903" calcext:value-type="float">
            <text:p>3.026941628</text:p>
          </table:table-cell>
          <table:table-cell table:style-name="ce44" table:formula="of:=[.X353]+1" office:value-type="float" office:value="1064" calcext:value-type="float">
            <text:p>1064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55]/[.D354]" office:value-type="percentage" office:value="-0.000865649334583218" calcext:value-type="percentage">
            <text:p>-0.0866%</text:p>
          </table:table-cell>
          <table:table-cell table:style-name="ce6" table:formula="of:=([.D355]-[.D354])" office:value-type="float" office:value="-0.0000549999999999995" calcext:value-type="float">
            <text:p>-0.00005500</text:p>
          </table:table-cell>
          <table:table-cell table:style-name="ce8" office:value-type="float" office:value="0.06348112" calcext:value-type="float">
            <text:p>0.06348112</text:p>
          </table:table-cell>
          <table:table-cell table:style-name="ce10" table:formula="of:=[.B355]-[.$S$2]" office:value-type="float" office:value="-0.000868334511053806" calcext:value-type="float">
            <text:p>-0.00086833</text:p>
          </table:table-cell>
          <table:table-cell table:style-name="ce9" table:formula="of:=SUM([.$E$3:.E355])" office:value-type="float" office:value="0.00539247220846816" calcext:value-type="float">
            <text:p>0.0053924722</text:p>
          </table:table-cell>
          <table:table-cell table:style-name="ce12" table:formula="of:=MAX([.$E$3:.E355]) - MIN([.$E$3:.E355])" office:value-type="float" office:value="0.0096026404317219" calcext:value-type="float">
            <text:p>0.009602640</text:p>
          </table:table-cell>
          <table:table-cell table:style-name="ce9" table:formula="of:=STDEV([.$E$3:.E355])" office:value-type="float" office:value="0.00133407487321692" calcext:value-type="float">
            <text:p>0.0013340749</text:p>
          </table:table-cell>
          <table:table-cell table:style-name="ce9" table:formula="of:=[.G355]/[.H355]" office:value-type="float" office:value="7.19797713344725" calcext:value-type="float">
            <text:p>7.1979771334</text:p>
          </table:table-cell>
          <table:table-cell table:style-name="ce9" table:formula="of:=SLOPE([.I340:.I355];[.W340:.W355])" office:value-type="float" office:value="20.8476392230213" calcext:value-type="float">
            <text:p>20.847639223</text:p>
          </table:table-cell>
          <table:table-cell table:style-name="ce17" table:formula="of:=AVERAGE([.D348:.D355])" office:value-type="float" office:value="0.06356768875" calcext:value-type="float">
            <text:p>0.063567689</text:p>
          </table:table-cell>
          <table:table-cell table:style-name="ce19" table:formula="of:=([.D355] - [.K355])/[.K355]" office:value-type="percentage" office:value="-0.00136183573293754" calcext:value-type="percentage">
            <text:p>-0.136%</text:p>
          </table:table-cell>
          <table:table-cell table:style-name="ce22" table:formula="of:=[.D355]-[.L355]" office:value-type="float" office:value="0.0648429557329375" calcext:value-type="float">
            <text:p>0.06484296</text:p>
          </table:table-cell>
          <table:table-cell table:style-name="ce27" table:formula="of:=ABS([.L354]-[.L355])" office:value-type="float" office:value="0.000582532816859898" calcext:value-type="float">
            <text:p>0.0005825</text:p>
          </table:table-cell>
          <table:table-cell table:style-name="ce34" table:formula="of:=IF(([.J355] &gt; [.$P$53]);(([.$M$53]+[.J355])/[.$O$53]);(([.$L$53]-[.J355])/[.$O$53]))" office:value-type="float" office:value="0.529257565257146" calcext:value-type="float">
            <text:p>0.53</text:p>
          </table:table-cell>
          <table:table-cell table:style-name="ce42" table:formula="of:=[.O355]-[.O354]" office:value-type="float" office:value="-0.000946730012799435" calcext:value-type="float">
            <text:p>-0.0009</text:p>
          </table:table-cell>
          <table:table-cell table:style-name="ce45" table:number-columns-repeated="2"/>
          <table:table-cell table:style-name="ce48" table:formula="of:=[.O355] - AVERAGE([.O350:.O355])" office:value-type="float" office:value="-0.0117994162867039" calcext:value-type="float">
            <text:p>-0.0117994163</text:p>
          </table:table-cell>
          <table:table-cell table:style-name="ce45" table:formula="of:=[.M355]-[.M354]" office:value-type="float" office:value="0.000527532816859896" calcext:value-type="float">
            <text:p>0.001</text:p>
          </table:table-cell>
          <table:table-cell table:style-name="ce45" table:formula="of:=AVERAGE([.O350:.O355])" office:value-type="float" office:value="0.541056981543849" calcext:value-type="float">
            <text:p>0.541</text:p>
          </table:table-cell>
          <table:table-cell table:style-name="ce9"/>
          <table:table-cell table:style-name="ce14" table:formula="of:=LOG([.X355])" office:value-type="float" office:value="3.02734960777476" calcext:value-type="float">
            <text:p>3.0273496078</text:p>
          </table:table-cell>
          <table:table-cell table:style-name="ce44" table:formula="of:=[.X354]+1" office:value-type="float" office:value="1065" calcext:value-type="float">
            <text:p>1065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56]/[.D355]" office:value-type="percentage" office:value="0.0026603185325022" calcext:value-type="percentage">
            <text:p>0.2660%</text:p>
          </table:table-cell>
          <table:table-cell table:style-name="ce6" table:formula="of:=([.D356]-[.D355])" office:value-type="float" office:value="0.000168879999999996" calcext:value-type="float">
            <text:p>0.00016888</text:p>
          </table:table-cell>
          <table:table-cell table:style-name="ce8" office:value-type="float" office:value="0.06365" calcext:value-type="float">
            <text:p>0.06365</text:p>
          </table:table-cell>
          <table:table-cell table:style-name="ce10" table:formula="of:=[.B356]-[.$S$2]" office:value-type="float" office:value="0.00265763335603161" calcext:value-type="float">
            <text:p>0.00265763</text:p>
          </table:table-cell>
          <table:table-cell table:style-name="ce9" table:formula="of:=SUM([.$E$3:.E356])" office:value-type="float" office:value="0.00805010556449978" calcext:value-type="float">
            <text:p>0.0080501056</text:p>
          </table:table-cell>
          <table:table-cell table:style-name="ce12" table:formula="of:=MAX([.$E$3:.E356]) - MIN([.$E$3:.E356])" office:value-type="float" office:value="0.0096026404317219" calcext:value-type="float">
            <text:p>0.009602640</text:p>
          </table:table-cell>
          <table:table-cell table:style-name="ce9" table:formula="of:=STDEV([.$E$3:.E356])" office:value-type="float" office:value="0.00133956607761407" calcext:value-type="float">
            <text:p>0.0013395661</text:p>
          </table:table-cell>
          <table:table-cell table:style-name="ce9" table:formula="of:=[.G356]/[.H356]" office:value-type="float" office:value="7.16847088933857" calcext:value-type="float">
            <text:p>7.1684708893</text:p>
          </table:table-cell>
          <table:table-cell table:style-name="ce9" table:formula="of:=SLOPE([.I341:.I356];[.W341:.W356])" office:value-type="float" office:value="19.1904334126511" calcext:value-type="float">
            <text:p>19.1904334127</text:p>
          </table:table-cell>
          <table:table-cell table:style-name="ce17" table:formula="of:=AVERAGE([.D349:.D356])" office:value-type="float" office:value="0.06357479" calcext:value-type="float">
            <text:p>0.063574790</text:p>
          </table:table-cell>
          <table:table-cell table:style-name="ce19" table:formula="of:=([.D356] - [.K356])/[.K356]" office:value-type="percentage" office:value="0.00118301609804755" calcext:value-type="percentage">
            <text:p>0.118%</text:p>
          </table:table-cell>
          <table:table-cell table:style-name="ce22" table:formula="of:=[.D356]-[.L356]" office:value-type="float" office:value="0.0624669839019525" calcext:value-type="float">
            <text:p>0.06246698</text:p>
          </table:table-cell>
          <table:table-cell table:style-name="ce27" table:formula="of:=ABS([.L355]-[.L356])" office:value-type="float" office:value="0.00254485183098509" calcext:value-type="float">
            <text:p>0.0025449</text:p>
          </table:table-cell>
          <table:table-cell table:style-name="ce34" table:formula="of:=IF(([.J356] &gt; [.$P$53]);(([.$M$53]+[.J356])/[.$O$53]);(([.$L$53]-[.J356])/[.$O$53]))" office:value-type="float" office:value="0.538182549785625" calcext:value-type="float">
            <text:p>0.54</text:p>
          </table:table-cell>
          <table:table-cell table:style-name="ce42" table:formula="of:=[.O356]-[.O355]" office:value-type="float" office:value="0.0089249845284799" calcext:value-type="float">
            <text:p>0.0089</text:p>
          </table:table-cell>
          <table:table-cell table:style-name="ce45" table:number-columns-repeated="2"/>
          <table:table-cell table:style-name="ce48" table:formula="of:=[.O356] - AVERAGE([.O351:.O356])" office:value-type="float" office:value="0.000247752658969147" calcext:value-type="float">
            <text:p>0.0002477527</text:p>
          </table:table-cell>
          <table:table-cell table:style-name="ce45" table:formula="of:=[.M356]-[.M355]" office:value-type="float" office:value="-0.00237597183098508" calcext:value-type="float">
            <text:p>-0.002</text:p>
          </table:table-cell>
          <table:table-cell table:style-name="ce45" table:formula="of:=AVERAGE([.O351:.O356])" office:value-type="float" office:value="0.537934797126656" calcext:value-type="float">
            <text:p>0.538</text:p>
          </table:table-cell>
          <table:table-cell table:style-name="ce9"/>
          <table:table-cell table:style-name="ce14" table:formula="of:=LOG([.X356])" office:value-type="float" office:value="3.02775720469055" calcext:value-type="float">
            <text:p>3.0277572047</text:p>
          </table:table-cell>
          <table:table-cell table:style-name="ce44" table:formula="of:=[.X355]+1" office:value-type="float" office:value="1066" calcext:value-type="float">
            <text:p>1066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57]/[.D356]" office:value-type="percentage" office:value="-0.000000471327572632948" calcext:value-type="percentage">
            <text:p>0.0000%</text:p>
          </table:table-cell>
          <table:table-cell table:style-name="ce6" table:formula="of:=([.D357]-[.D356])" office:value-type="float" office:value="-0.0000000299999999980871" calcext:value-type="float">
            <text:p>-0.00000003</text:p>
          </table:table-cell>
          <table:table-cell table:style-name="ce8" office:value-type="float" office:value="0.06364997" calcext:value-type="float">
            <text:p>0.06364997</text:p>
          </table:table-cell>
          <table:table-cell table:style-name="ce10" table:formula="of:=[.B357]-[.$S$2]" office:value-type="float" office:value="-0.00000315650404322118" calcext:value-type="float">
            <text:p>-0.00000316</text:p>
          </table:table-cell>
          <table:table-cell table:style-name="ce9" table:formula="of:=SUM([.$E$3:.E357])" office:value-type="float" office:value="0.00804694906045655" calcext:value-type="float">
            <text:p>0.0080469491</text:p>
          </table:table-cell>
          <table:table-cell table:style-name="ce12" table:formula="of:=MAX([.$E$3:.E357]) - MIN([.$E$3:.E357])" office:value-type="float" office:value="0.0096026404317219" calcext:value-type="float">
            <text:p>0.009602640</text:p>
          </table:table-cell>
          <table:table-cell table:style-name="ce9" table:formula="of:=STDEV([.$E$3:.E357])" office:value-type="float" office:value="0.00133767340318777" calcext:value-type="float">
            <text:p>0.0013376734</text:p>
          </table:table-cell>
          <table:table-cell table:style-name="ce9" table:formula="of:=[.G357]/[.H357]" office:value-type="float" office:value="7.17861356055831" calcext:value-type="float">
            <text:p>7.1786135606</text:p>
          </table:table-cell>
          <table:table-cell table:style-name="ce9" table:formula="of:=SLOPE([.I342:.I357];[.W342:.W357])" office:value-type="float" office:value="16.8979460690485" calcext:value-type="float">
            <text:p>16.897946069</text:p>
          </table:table-cell>
          <table:table-cell table:style-name="ce17" table:formula="of:=AVERAGE([.D350:.D357])" office:value-type="float" office:value="0.0635784375" calcext:value-type="float">
            <text:p>0.063578438</text:p>
          </table:table-cell>
          <table:table-cell table:style-name="ce19" table:formula="of:=([.D357] - [.K357])/[.K357]" office:value-type="percentage" office:value="0.00112510629094965" calcext:value-type="percentage">
            <text:p>0.113%</text:p>
          </table:table-cell>
          <table:table-cell table:style-name="ce22" table:formula="of:=[.D357]-[.L357]" office:value-type="float" office:value="0.0625248637090504" calcext:value-type="float">
            <text:p>0.06252486</text:p>
          </table:table-cell>
          <table:table-cell table:style-name="ce27" table:formula="of:=ABS([.L356]-[.L357])" office:value-type="float" office:value="0.0000579098070979012" calcext:value-type="float">
            <text:p>0.0000579</text:p>
          </table:table-cell>
          <table:table-cell table:style-name="ce34" table:formula="of:=IF(([.J357] &gt; [.$P$53]);(([.$M$53]+[.J357])/[.$O$53]);(([.$L$53]-[.J357])/[.$O$53]))" office:value-type="float" office:value="0.550528882356604" calcext:value-type="float">
            <text:p>0.55</text:p>
          </table:table-cell>
          <table:table-cell table:style-name="ce42" table:formula="of:=[.O357]-[.O356]" office:value-type="float" office:value="0.0123463325709786" calcext:value-type="float">
            <text:p>0.0123</text:p>
          </table:table-cell>
          <table:table-cell table:style-name="ce45" table:number-columns-repeated="2"/>
          <table:table-cell table:style-name="ce48" table:formula="of:=[.O357] - AVERAGE([.O352:.O357])" office:value-type="float" office:value="0.0122327092343197" calcext:value-type="float">
            <text:p>0.0122327092</text:p>
          </table:table-cell>
          <table:table-cell table:style-name="ce45" table:formula="of:=[.M357]-[.M356]" office:value-type="float" office:value="0.0000578798070979061" calcext:value-type="float">
            <text:p>0.000</text:p>
          </table:table-cell>
          <table:table-cell table:style-name="ce45" table:formula="of:=AVERAGE([.O352:.O357])" office:value-type="float" office:value="0.538296173122284" calcext:value-type="float">
            <text:p>0.538</text:p>
          </table:table-cell>
          <table:table-cell table:style-name="ce9"/>
          <table:table-cell table:style-name="ce14" table:formula="of:=LOG([.X357])" office:value-type="float" office:value="3.02816441942447" calcext:value-type="float">
            <text:p>3.0281644194</text:p>
          </table:table-cell>
          <table:table-cell table:style-name="ce44" table:formula="of:=[.X356]+1" office:value-type="float" office:value="1067" calcext:value-type="float">
            <text:p>1067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58]/[.D357]" office:value-type="percentage" office:value="-0.00157140686790571" calcext:value-type="percentage">
            <text:p>-0.1571%</text:p>
          </table:table-cell>
          <table:table-cell table:style-name="ce6" table:formula="of:=([.D358]-[.D357])" office:value-type="float" office:value="-0.000100019999999992" calcext:value-type="float">
            <text:p>-0.00010002</text:p>
          </table:table-cell>
          <table:table-cell table:style-name="ce8" office:value-type="float" office:value="0.06354995" calcext:value-type="float">
            <text:p>0.06354995</text:p>
          </table:table-cell>
          <table:table-cell table:style-name="ce10" table:formula="of:=[.B358]-[.$S$2]" office:value-type="float" office:value="-0.0015740920443763" calcext:value-type="float">
            <text:p>-0.00157409</text:p>
          </table:table-cell>
          <table:table-cell table:style-name="ce9" table:formula="of:=SUM([.$E$3:.E358])" office:value-type="float" office:value="0.00647285701608026" calcext:value-type="float">
            <text:p>0.006472857</text:p>
          </table:table-cell>
          <table:table-cell table:style-name="ce12" table:formula="of:=MAX([.$E$3:.E358]) - MIN([.$E$3:.E358])" office:value-type="float" office:value="0.0096026404317219" calcext:value-type="float">
            <text:p>0.009602640</text:p>
          </table:table-cell>
          <table:table-cell table:style-name="ce9" table:formula="of:=STDEV([.$E$3:.E358])" office:value-type="float" office:value="0.00133846612472922" calcext:value-type="float">
            <text:p>0.0013384661</text:p>
          </table:table-cell>
          <table:table-cell table:style-name="ce9" table:formula="of:=[.G358]/[.H358]" office:value-type="float" office:value="7.17436194633954" calcext:value-type="float">
            <text:p>7.1743619463</text:p>
          </table:table-cell>
          <table:table-cell table:style-name="ce9" table:formula="of:=SLOPE([.I343:.I358];[.W343:.W358])" office:value-type="float" office:value="14.2656456649626" calcext:value-type="float">
            <text:p>14.265645665</text:p>
          </table:table-cell>
          <table:table-cell table:style-name="ce17" table:formula="of:=AVERAGE([.D351:.D358])" office:value-type="float" office:value="0.06357322875" calcext:value-type="float">
            <text:p>0.063573229</text:p>
          </table:table-cell>
          <table:table-cell table:style-name="ce19" table:formula="of:=([.D358] - [.K358])/[.K358]" office:value-type="percentage" office:value="-0.000366172215218725" calcext:value-type="percentage">
            <text:p>-0.037%</text:p>
          </table:table-cell>
          <table:table-cell table:style-name="ce22" table:formula="of:=[.D358]-[.L358]" office:value-type="float" office:value="0.0639161222152187" calcext:value-type="float">
            <text:p>0.06391612</text:p>
          </table:table-cell>
          <table:table-cell table:style-name="ce27" table:formula="of:=ABS([.L357]-[.L358])" office:value-type="float" office:value="0.00149127850616837" calcext:value-type="float">
            <text:p>0.0014913</text:p>
          </table:table-cell>
          <table:table-cell table:style-name="ce34" table:formula="of:=IF(([.J358] &gt; [.$P$53]);(([.$M$53]+[.J358])/[.$O$53]);(([.$L$53]-[.J358])/[.$O$53]))" office:value-type="float" office:value="0.564705299210664" calcext:value-type="float">
            <text:p>0.56</text:p>
          </table:table-cell>
          <table:table-cell table:style-name="ce42" table:formula="of:=[.O358]-[.O357]" office:value-type="float" office:value="0.0141764168540597" calcext:value-type="float">
            <text:p>0.0142</text:p>
          </table:table-cell>
          <table:table-cell table:style-name="ce45" table:number-columns-repeated="2"/>
          <table:table-cell table:style-name="ce48" table:formula="of:=[.O358] - AVERAGE([.O353:.O358])" office:value-type="float" office:value="0.0229657777399606" calcext:value-type="float">
            <text:p>0.0229657777</text:p>
          </table:table-cell>
          <table:table-cell table:style-name="ce45" table:formula="of:=[.M358]-[.M357]" office:value-type="float" office:value="0.00139125850616838" calcext:value-type="float">
            <text:p>0.001</text:p>
          </table:table-cell>
          <table:table-cell table:style-name="ce45" table:formula="of:=AVERAGE([.O353:.O358])" office:value-type="float" office:value="0.541739521470703" calcext:value-type="float">
            <text:p>0.542</text:p>
          </table:table-cell>
          <table:table-cell table:style-name="ce9"/>
          <table:table-cell table:style-name="ce14" table:formula="of:=LOG([.X358])" office:value-type="float" office:value="3.02857125269254" calcext:value-type="float">
            <text:p>3.0285712527</text:p>
          </table:table-cell>
          <table:table-cell table:style-name="ce44" table:formula="of:=[.X357]+1" office:value-type="float" office:value="1068" calcext:value-type="float">
            <text:p>1068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59]/[.D358]" office:value-type="percentage" office:value="-0.00157356536079104" calcext:value-type="percentage">
            <text:p>-0.1574%</text:p>
          </table:table-cell>
          <table:table-cell table:style-name="ce6" table:formula="of:=([.D359]-[.D358])" office:value-type="float" office:value="-0.000100000000000003" calcext:value-type="float">
            <text:p>-0.00010000</text:p>
          </table:table-cell>
          <table:table-cell table:style-name="ce8" office:value-type="float" office:value="0.06344995" calcext:value-type="float">
            <text:p>0.06344995</text:p>
          </table:table-cell>
          <table:table-cell table:style-name="ce10" table:formula="of:=[.B359]-[.$S$2]" office:value-type="float" office:value="-0.00157625053726163" calcext:value-type="float">
            <text:p>-0.00157625</text:p>
          </table:table-cell>
          <table:table-cell table:style-name="ce9" table:formula="of:=SUM([.$E$3:.E359])" office:value-type="float" office:value="0.00489660647881862" calcext:value-type="float">
            <text:p>0.0048966065</text:p>
          </table:table-cell>
          <table:table-cell table:style-name="ce12" table:formula="of:=MAX([.$E$3:.E359]) - MIN([.$E$3:.E359])" office:value-type="float" office:value="0.0096026404317219" calcext:value-type="float">
            <text:p>0.009602640</text:p>
          </table:table-cell>
          <table:table-cell table:style-name="ce9" table:formula="of:=STDEV([.$E$3:.E359])" office:value-type="float" office:value="0.0013392461833961" calcext:value-type="float">
            <text:p>0.0013392462</text:p>
          </table:table-cell>
          <table:table-cell table:style-name="ce9" table:formula="of:=[.G359]/[.H359]" office:value-type="float" office:value="7.17018316032921" calcext:value-type="float">
            <text:p>7.1701831603</text:p>
          </table:table-cell>
          <table:table-cell table:style-name="ce9" table:formula="of:=SLOPE([.I344:.I359];[.W344:.W359])" office:value-type="float" office:value="11.4024746984784" calcext:value-type="float">
            <text:p>11.4024746985</text:p>
          </table:table-cell>
          <table:table-cell table:style-name="ce17" table:formula="of:=AVERAGE([.D352:.D359])" office:value-type="float" office:value="0.06356242875" calcext:value-type="float">
            <text:p>0.063562429</text:p>
          </table:table-cell>
          <table:table-cell table:style-name="ce19" table:formula="of:=([.D359] - [.K359])/[.K359]" office:value-type="percentage" office:value="-0.00176957917140644" calcext:value-type="percentage">
            <text:p>-0.177%</text:p>
          </table:table-cell>
          <table:table-cell table:style-name="ce22" table:formula="of:=[.D359]-[.L359]" office:value-type="float" office:value="0.0652195291714064" calcext:value-type="float">
            <text:p>0.06521953</text:p>
          </table:table-cell>
          <table:table-cell table:style-name="ce27" table:formula="of:=ABS([.L358]-[.L359])" office:value-type="float" office:value="0.00140340695618771" calcext:value-type="float">
            <text:p>0.0014034</text:p>
          </table:table-cell>
          <table:table-cell table:style-name="ce34" table:formula="of:=IF(([.J359] &gt; [.$P$53]);(([.$M$53]+[.J359])/[.$O$53]);(([.$L$53]-[.J359])/[.$O$53]))" office:value-type="float" office:value="0.580125083777166" calcext:value-type="float">
            <text:p>0.58</text:p>
          </table:table-cell>
          <table:table-cell table:style-name="ce42" table:formula="of:=[.O359]-[.O358]" office:value-type="float" office:value="0.0154197845665021" calcext:value-type="float">
            <text:p>0.0154</text:p>
          </table:table-cell>
          <table:table-cell table:style-name="ce45" table:number-columns-repeated="2"/>
          <table:table-cell table:style-name="ce48" table:formula="of:=[.O359] - AVERAGE([.O354:.O359])" office:value-type="float" office:value="0.0312911378343075" calcext:value-type="float">
            <text:p>0.0312911378</text:p>
          </table:table-cell>
          <table:table-cell table:style-name="ce45" table:formula="of:=[.M359]-[.M358]" office:value-type="float" office:value="0.00130340695618771" calcext:value-type="float">
            <text:p>0.001</text:p>
          </table:table-cell>
          <table:table-cell table:style-name="ce45" table:formula="of:=AVERAGE([.O354:.O359])" office:value-type="float" office:value="0.548833945942858" calcext:value-type="float">
            <text:p>0.549</text:p>
          </table:table-cell>
          <table:table-cell table:style-name="ce9"/>
          <table:table-cell table:style-name="ce14" table:formula="of:=LOG([.X359])" office:value-type="float" office:value="3.02897770520878" calcext:value-type="float">
            <text:p>3.0289777052</text:p>
          </table:table-cell>
          <table:table-cell table:style-name="ce44" table:formula="of:=[.X358]+1" office:value-type="float" office:value="1069" calcext:value-type="float">
            <text:p>1069</text:p>
          </table:table-cell>
          <table:table-cell table:number-columns-repeated="1000"/>
        </table:table-row>
        <table:table-row table:style-name="ro1">
          <table:table-cell/>
          <table:table-cell table:style-name="ce2" table:formula="of:=[.C360]/[.D359]" office:value-type="percentage" office:value="0.00315224834692542" calcext:value-type="percentage">
            <text:p>0.3152%</text:p>
          </table:table-cell>
          <table:table-cell table:style-name="ce6" table:formula="of:=([.D360]-[.D359])" office:value-type="float" office:value="0.00020001" calcext:value-type="float">
            <text:p>0.00020001</text:p>
          </table:table-cell>
          <table:table-cell table:style-name="ce8" office:value-type="float" office:value="0.06364996" calcext:value-type="float">
            <text:p>0.06364996</text:p>
          </table:table-cell>
          <table:table-cell table:style-name="ce10" table:formula="of:=[.B360]-[.$S$2]" office:value-type="float" office:value="0.00314956317045483" calcext:value-type="float">
            <text:p>0.00314956</text:p>
          </table:table-cell>
          <table:table-cell table:style-name="ce9" table:formula="of:=SUM([.$E$3:.E360])" office:value-type="float" office:value="0.00804616964927346" calcext:value-type="float">
            <text:p>0.0080461696</text:p>
          </table:table-cell>
          <table:table-cell table:style-name="ce12" table:formula="of:=MAX([.$E$3:.E360]) - MIN([.$E$3:.E360])" office:value-type="float" office:value="0.0096026404317219" calcext:value-type="float">
            <text:p>0.009602640</text:p>
          </table:table-cell>
          <table:table-cell table:style-name="ce9" table:formula="of:=STDEV([.$E$3:.E360])" office:value-type="float" office:value="0.00134759945355608" calcext:value-type="float">
            <text:p>0.0013475995</text:p>
          </table:table-cell>
          <table:table-cell table:style-name="ce9" table:formula="of:=[.G360]/[.H360]" office:value-type="float" office:value="7.12573784916741" calcext:value-type="float">
            <text:p>7.1257378492</text:p>
          </table:table-cell>
          <table:table-cell table:style-name="ce9" table:formula="of:=SLOPE([.I345:.I360];[.W345:.W360])" office:value-type="float" office:value="6.24450436713003" calcext:value-type="float">
            <text:p>6.2445043671</text:p>
          </table:table-cell>
          <table:table-cell table:style-name="ce17" table:formula="of:=AVERAGE([.D353:.D360])" office:value-type="float" office:value="0.06356979625" calcext:value-type="float">
            <text:p>0.063569796</text:p>
          </table:table-cell>
          <table:table-cell table:style-name="ce19" table:formula="of:=([.D360] - [.K360])/[.K360]" office:value-type="percentage" office:value="0.00126103518854681" calcext:value-type="percentage">
            <text:p>0.126%</text:p>
          </table:table-cell>
          <table:table-cell table:style-name="ce22" table:formula="of:=[.D360]-[.L360]" office:value-type="float" office:value="0.0623889248114532" calcext:value-type="float">
            <text:p>0.06238892</text:p>
          </table:table-cell>
          <table:table-cell table:style-name="ce27" table:formula="of:=ABS([.L359]-[.L360])" office:value-type="float" office:value="0.00303061435995324" calcext:value-type="float">
            <text:p>0.0030306</text:p>
          </table:table-cell>
          <table:table-cell table:style-name="ce34" table:formula="of:=IF(([.J360] &gt; [.$P$53]);(([.$M$53]+[.J360])/[.$O$53]);(([.$L$53]-[.J360])/[.$O$53]))" office:value-type="float" office:value="0.607903652448343" calcext:value-type="float">
            <text:p>0.61</text:p>
          </table:table-cell>
          <table:table-cell table:style-name="ce42" table:formula="of:=[.O360]-[.O359]" office:value-type="float" office:value="0.0277785686711769" calcext:value-type="float">
            <text:p>0.0278</text:p>
          </table:table-cell>
          <table:table-cell table:style-name="ce45" table:number-columns-repeated="2"/>
          <table:table-cell table:style-name="ce48" table:formula="of:=[.O360] - AVERAGE([.O355:.O360])" office:value-type="float" office:value="0.0461198136424181" calcext:value-type="float">
            <text:p>0.0461198136</text:p>
          </table:table-cell>
          <table:table-cell table:style-name="ce45" table:formula="of:=[.M360]-[.M359]" office:value-type="float" office:value="-0.00283060435995324" calcext:value-type="float">
            <text:p>-0.003</text:p>
          </table:table-cell>
          <table:table-cell table:style-name="ce45" table:formula="of:=AVERAGE([.O355:.O360])" office:value-type="float" office:value="0.561783838805925" calcext:value-type="float">
            <text:p>0.562</text:p>
          </table:table-cell>
          <table:table-cell table:style-name="ce9"/>
          <table:table-cell table:style-name="ce14" table:formula="of:=LOG([.X360])" office:value-type="float" office:value="3.02938377768521" calcext:value-type="float">
            <text:p>3.0293837777</text:p>
          </table:table-cell>
          <table:table-cell table:style-name="ce44" table:formula="of:=[.X359]+1" office:value-type="float" office:value="1070" calcext:value-type="float">
            <text:p>107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61]/[.D360]" office:value-type="percentage" office:value="0.000000157109289538225" calcext:value-type="percentage">
            <text:p>0.0000%</text:p>
          </table:table-cell>
          <table:table-cell table:style-name="ce6" table:formula="of:=([.D361]-[.D360])" office:value-type="float" office:value="0.00000000999999999473644" calcext:value-type="float">
            <text:p>0.00000001</text:p>
          </table:table-cell>
          <table:table-cell table:style-name="ce8" office:value-type="float" office:value="0.06364997" calcext:value-type="float">
            <text:p>0.06364997</text:p>
          </table:table-cell>
          <table:table-cell table:style-name="ce10" table:formula="of:=[.B361]-[.$S$2]" office:value-type="float" office:value="-0.00000252806718105001" calcext:value-type="float">
            <text:p>-0.00000253</text:p>
          </table:table-cell>
          <table:table-cell table:style-name="ce9" table:formula="of:=SUM([.$E$3:.E361])" office:value-type="float" office:value="0.0080436415820924" calcext:value-type="float">
            <text:p>0.0080436416</text:p>
          </table:table-cell>
          <table:table-cell table:style-name="ce12" table:formula="of:=MAX([.$E$3:.E361]) - MIN([.$E$3:.E361])" office:value-type="float" office:value="0.0096026404317219" calcext:value-type="float">
            <text:p>0.009602640</text:p>
          </table:table-cell>
          <table:table-cell table:style-name="ce9" table:formula="of:=STDEV([.$E$3:.E361])" office:value-type="float" office:value="0.00134571666226801" calcext:value-type="float">
            <text:p>0.0013457167</text:p>
          </table:table-cell>
          <table:table-cell table:style-name="ce9" table:formula="of:=[.G361]/[.H361]" office:value-type="float" office:value="7.13570746425777" calcext:value-type="float">
            <text:p>7.1357074643</text:p>
          </table:table-cell>
          <table:table-cell table:style-name="ce9" table:formula="of:=SLOPE([.I346:.I361];[.W346:.W361])" office:value-type="float" office:value="2.11044940973514" calcext:value-type="float">
            <text:p>2.1104494097</text:p>
          </table:table-cell>
          <table:table-cell table:style-name="ce17" table:formula="of:=AVERAGE([.D354:.D361])" office:value-type="float" office:value="0.06357713" calcext:value-type="float">
            <text:p>0.063577130</text:p>
          </table:table-cell>
          <table:table-cell table:style-name="ce19" table:formula="of:=([.D361] - [.K361])/[.K361]" office:value-type="percentage" office:value="0.00114569500070215" calcext:value-type="percentage">
            <text:p>0.115%</text:p>
          </table:table-cell>
          <table:table-cell table:style-name="ce22" table:formula="of:=[.D361]-[.L361]" office:value-type="float" office:value="0.0625042749992979" calcext:value-type="float">
            <text:p>0.06250427</text:p>
          </table:table-cell>
          <table:table-cell table:style-name="ce27" table:formula="of:=ABS([.L360]-[.L361])" office:value-type="float" office:value="0.000115340187844655" calcext:value-type="float">
            <text:p>0.0001153</text:p>
          </table:table-cell>
          <table:table-cell table:style-name="ce34" table:formula="of:=IF(([.J361] &gt; [.$P$53]);(([.$M$53]+[.J361])/[.$O$53]);(([.$L$53]-[.J361])/[.$O$53]))" office:value-type="float" office:value="0.630167861458322" calcext:value-type="float">
            <text:p>0.63</text:p>
          </table:table-cell>
          <table:table-cell table:style-name="ce42" table:formula="of:=[.O361]-[.O360]" office:value-type="float" office:value="0.0222642090099795" calcext:value-type="float">
            <text:p>0.0223</text:p>
          </table:table-cell>
          <table:table-cell table:style-name="ce45" table:number-columns-repeated="2"/>
          <table:table-cell table:style-name="ce48" table:formula="of:=[.O361] - AVERAGE([.O356:.O361])" office:value-type="float" office:value="0.0515656399522015" calcext:value-type="float">
            <text:p>0.0515656400</text:p>
          </table:table-cell>
          <table:table-cell table:style-name="ce45" table:formula="of:=[.M361]-[.M360]" office:value-type="float" office:value="0.00011535018784465" calcext:value-type="float">
            <text:p>0.000</text:p>
          </table:table-cell>
          <table:table-cell table:style-name="ce45" table:formula="of:=AVERAGE([.O356:.O361])" office:value-type="float" office:value="0.578602221506121" calcext:value-type="float">
            <text:p>0.579</text:p>
          </table:table-cell>
          <table:table-cell table:style-name="ce9"/>
          <table:table-cell table:style-name="ce14" table:formula="of:=LOG([.X361])" office:value-type="float" office:value="3.02978947083186" calcext:value-type="float">
            <text:p>3.0297894708</text:p>
          </table:table-cell>
          <table:table-cell table:style-name="ce44" table:formula="of:=[.X360]+1" office:value-type="float" office:value="1071" calcext:value-type="float">
            <text:p>107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62]/[.D361]" office:value-type="percentage" office:value="-0.000000628437059637633" calcext:value-type="percentage">
            <text:p>-0.0001%</text:p>
          </table:table-cell>
          <table:table-cell table:style-name="ce6" table:formula="of:=([.D362]-[.D361])" office:value-type="float" office:value="-0.0000000399999999928236" calcext:value-type="float">
            <text:p>-0.00000004</text:p>
          </table:table-cell>
          <table:table-cell table:style-name="ce8" office:value-type="float" office:value="0.06364993" calcext:value-type="float">
            <text:p>0.06364993</text:p>
          </table:table-cell>
          <table:table-cell table:style-name="ce10" table:formula="of:=[.B362]-[.$S$2]" office:value-type="float" office:value="-0.00000331361353022587" calcext:value-type="float">
            <text:p>-0.00000331</text:p>
          </table:table-cell>
          <table:table-cell table:style-name="ce9" table:formula="of:=SUM([.$E$3:.E362])" office:value-type="float" office:value="0.00804032796856218" calcext:value-type="float">
            <text:p>0.008040328</text:p>
          </table:table-cell>
          <table:table-cell table:style-name="ce12" table:formula="of:=MAX([.$E$3:.E362]) - MIN([.$E$3:.E362])" office:value-type="float" office:value="0.0096026404317219" calcext:value-type="float">
            <text:p>0.009602640</text:p>
          </table:table-cell>
          <table:table-cell table:style-name="ce9" table:formula="of:=STDEV([.$E$3:.E362])" office:value-type="float" office:value="0.00134384178172044" calcext:value-type="float">
            <text:p>0.0013438418</text:p>
          </table:table-cell>
          <table:table-cell table:style-name="ce9" table:formula="of:=[.G362]/[.H362]" office:value-type="float" office:value="7.14566295105682" calcext:value-type="float">
            <text:p>7.1456629511</text:p>
          </table:table-cell>
          <table:table-cell table:style-name="ce9" table:formula="of:=SLOPE([.I347:.I362];[.W347:.W362])" office:value-type="float" office:value="-0.995735204378008" calcext:value-type="float">
            <text:p>-0.9957352044</text:p>
          </table:table-cell>
          <table:table-cell table:style-name="ce17" table:formula="of:=AVERAGE([.D355:.D362])" office:value-type="float" office:value="0.06359135625" calcext:value-type="float">
            <text:p>0.063591356</text:p>
          </table:table-cell>
          <table:table-cell table:style-name="ce19" table:formula="of:=([.D362] - [.K362])/[.K362]" office:value-type="percentage" office:value="0.000921096096295302" calcext:value-type="percentage">
            <text:p>0.092%</text:p>
          </table:table-cell>
          <table:table-cell table:style-name="ce22" table:formula="of:=[.D362]-[.L362]" office:value-type="float" office:value="0.0627288339037047" calcext:value-type="float">
            <text:p>0.06272883</text:p>
          </table:table-cell>
          <table:table-cell table:style-name="ce27" table:formula="of:=ABS([.L361]-[.L362])" office:value-type="float" office:value="0.000224598904406848" calcext:value-type="float">
            <text:p>0.0002246</text:p>
          </table:table-cell>
          <table:table-cell table:style-name="ce34" table:formula="of:=IF(([.J362] &gt; [.$P$53]);(([.$M$53]+[.J362])/[.$O$53]);(([.$L$53]-[.J362])/[.$O$53]))" office:value-type="float" office:value="0.646896411074841" calcext:value-type="float">
            <text:p>0.65</text:p>
          </table:table-cell>
          <table:table-cell table:style-name="ce42" table:formula="of:=[.O362]-[.O361]" office:value-type="float" office:value="0.016728549616519" calcext:value-type="float">
            <text:p>0.0167</text:p>
          </table:table-cell>
          <table:table-cell table:style-name="ce45" table:number-columns-repeated="2"/>
          <table:table-cell table:style-name="ce48" table:formula="of:=[.O362] - AVERAGE([.O357:.O362])" office:value-type="float" office:value="0.0501752126871846" calcext:value-type="float">
            <text:p>0.0501752127</text:p>
          </table:table-cell>
          <table:table-cell table:style-name="ce45" table:formula="of:=[.M362]-[.M361]" office:value-type="float" office:value="0.000224558904406855" calcext:value-type="float">
            <text:p>0.000</text:p>
          </table:table-cell>
          <table:table-cell table:style-name="ce45" table:formula="of:=AVERAGE([.O357:.O362])" office:value-type="float" office:value="0.596721198387657" calcext:value-type="float">
            <text:p>0.597</text:p>
          </table:table-cell>
          <table:table-cell table:style-name="ce9"/>
          <table:table-cell table:style-name="ce14" table:formula="of:=LOG([.X362])" office:value-type="float" office:value="3.03019478535675" calcext:value-type="float">
            <text:p>3.0301947854</text:p>
          </table:table-cell>
          <table:table-cell table:style-name="ce44" table:formula="of:=[.X361]+1" office:value-type="float" office:value="1072" calcext:value-type="float">
            <text:p>107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63]/[.D362]" office:value-type="percentage" office:value="-0.000256402481510981" calcext:value-type="percentage">
            <text:p>-0.0256%</text:p>
          </table:table-cell>
          <table:table-cell table:style-name="ce6" table:formula="of:=([.D363]-[.D362])" office:value-type="float" office:value="-0.0000163200000000002" calcext:value-type="float">
            <text:p>-0.00001632</text:p>
          </table:table-cell>
          <table:table-cell table:style-name="ce8" office:value-type="float" office:value="0.06363361" calcext:value-type="float">
            <text:p>0.06363361</text:p>
          </table:table-cell>
          <table:table-cell table:style-name="ce10" table:formula="of:=[.B363]-[.$S$2]" office:value-type="float" office:value="-0.000259087657981569" calcext:value-type="float">
            <text:p>-0.00025909</text:p>
          </table:table-cell>
          <table:table-cell table:style-name="ce9" table:formula="of:=SUM([.$E$3:.E363])" office:value-type="float" office:value="0.00778124031058061" calcext:value-type="float">
            <text:p>0.0077812403</text:p>
          </table:table-cell>
          <table:table-cell table:style-name="ce12" table:formula="of:=MAX([.$E$3:.E363]) - MIN([.$E$3:.E363])" office:value-type="float" office:value="0.0096026404317219" calcext:value-type="float">
            <text:p>0.009602640</text:p>
          </table:table-cell>
          <table:table-cell table:style-name="ce9" table:formula="of:=STDEV([.$E$3:.E363])" office:value-type="float" office:value="0.0013420557743358" calcext:value-type="float">
            <text:p>0.0013420558</text:p>
          </table:table-cell>
          <table:table-cell table:style-name="ce9" table:formula="of:=[.G363]/[.H363]" office:value-type="float" office:value="7.15517239697015" calcext:value-type="float">
            <text:p>7.155172397</text:p>
          </table:table-cell>
          <table:table-cell table:style-name="ce9" table:formula="of:=SLOPE([.I348:.I363];[.W348:.W363])" office:value-type="float" office:value="-3.1313718922554" calcext:value-type="float">
            <text:p>-3.1313718923</text:p>
          </table:table-cell>
          <table:table-cell table:style-name="ce17" table:formula="of:=AVERAGE([.D356:.D363])" office:value-type="float" office:value="0.0636104175" calcext:value-type="float">
            <text:p>0.063610418</text:p>
          </table:table-cell>
          <table:table-cell table:style-name="ce19" table:formula="of:=([.D363] - [.K363])/[.K363]" office:value-type="percentage" office:value="0.000364602228872416" calcext:value-type="percentage">
            <text:p>0.036%</text:p>
          </table:table-cell>
          <table:table-cell table:style-name="ce22" table:formula="of:=[.D363]-[.L363]" office:value-type="float" office:value="0.0632690077711276" calcext:value-type="float">
            <text:p>0.06326901</text:p>
          </table:table-cell>
          <table:table-cell table:style-name="ce27" table:formula="of:=ABS([.L362]-[.L363])" office:value-type="float" office:value="0.000556493867422886" calcext:value-type="float">
            <text:p>0.0005565</text:p>
          </table:table-cell>
          <table:table-cell table:style-name="ce34" table:formula="of:=IF(([.J363] &gt; [.$P$53]);(([.$M$53]+[.J363])/[.$O$53]);(([.$L$53]-[.J363])/[.$O$53]))" office:value-type="float" office:value="0.658398014725085" calcext:value-type="float">
            <text:p>0.66</text:p>
          </table:table-cell>
          <table:table-cell table:style-name="ce42" table:formula="of:=[.O363]-[.O362]" office:value-type="float" office:value="0.011501603650244" calcext:value-type="float">
            <text:p>0.0115</text:p>
          </table:table-cell>
          <table:table-cell table:style-name="ce45" table:number-columns-repeated="2"/>
          <table:table-cell table:style-name="ce48" table:formula="of:=[.O363] - AVERAGE([.O358:.O363])" office:value-type="float" office:value="0.0436986276093484" calcext:value-type="float">
            <text:p>0.0436986276</text:p>
          </table:table-cell>
          <table:table-cell table:style-name="ce45" table:formula="of:=[.M363]-[.M362]" office:value-type="float" office:value="0.000540173867422888" calcext:value-type="float">
            <text:p>0.001</text:p>
          </table:table-cell>
          <table:table-cell table:style-name="ce45" table:formula="of:=AVERAGE([.O358:.O363])" office:value-type="float" office:value="0.614699387115737" calcext:value-type="float">
            <text:p>0.615</text:p>
          </table:table-cell>
          <table:table-cell table:style-name="ce9"/>
          <table:table-cell table:style-name="ce14" table:formula="of:=LOG([.X363])" office:value-type="float" office:value="3.03059972196595" calcext:value-type="float">
            <text:p>3.030599722</text:p>
          </table:table-cell>
          <table:table-cell table:style-name="ce44" table:formula="of:=[.X362]+1" office:value-type="float" office:value="1073" calcext:value-type="float">
            <text:p>107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64]/[.D363]" office:value-type="percentage" office:value="-0.00000251439451571347" calcext:value-type="percentage">
            <text:p>-0.0003%</text:p>
          </table:table-cell>
          <table:table-cell table:style-name="ce6" table:formula="of:=([.D364]-[.D363])" office:value-type="float" office:value="-0.00000015999999999905" calcext:value-type="float">
            <text:p>-0.00000016</text:p>
          </table:table-cell>
          <table:table-cell table:style-name="ce8" office:value-type="float" office:value="0.06363345" calcext:value-type="float">
            <text:p>0.06363345</text:p>
          </table:table-cell>
          <table:table-cell table:style-name="ce10" table:formula="of:=[.B364]-[.$S$2]" office:value-type="float" office:value="-0.0000051995709863017" calcext:value-type="float">
            <text:p>-0.00000520</text:p>
          </table:table-cell>
          <table:table-cell table:style-name="ce9" table:formula="of:=SUM([.$E$3:.E364])" office:value-type="float" office:value="0.00777604073959431" calcext:value-type="float">
            <text:p>0.0077760407</text:p>
          </table:table-cell>
          <table:table-cell table:style-name="ce12" table:formula="of:=MAX([.$E$3:.E364]) - MIN([.$E$3:.E364])" office:value-type="float" office:value="0.0096026404317219" calcext:value-type="float">
            <text:p>0.009602640</text:p>
          </table:table-cell>
          <table:table-cell table:style-name="ce9" table:formula="of:=STDEV([.$E$3:.E364])" office:value-type="float" office:value="0.00134019641997682" calcext:value-type="float">
            <text:p>0.0013401964</text:p>
          </table:table-cell>
          <table:table-cell table:style-name="ce9" table:formula="of:=[.G364]/[.H364]" office:value-type="float" office:value="7.16509930080843" calcext:value-type="float">
            <text:p>7.1650993008</text:p>
          </table:table-cell>
          <table:table-cell table:style-name="ce9" table:formula="of:=SLOPE([.I349:.I364];[.W349:.W364])" office:value-type="float" office:value="-4.32591269541049" calcext:value-type="float">
            <text:p>-4.3259126954</text:p>
          </table:table-cell>
          <table:table-cell table:style-name="ce17" table:formula="of:=AVERAGE([.D357:.D364])" office:value-type="float" office:value="0.06360834875" calcext:value-type="float">
            <text:p>0.063608349</text:p>
          </table:table-cell>
          <table:table-cell table:style-name="ce19" table:formula="of:=([.D364] - [.K364])/[.K364]" office:value-type="percentage" office:value="0.000394621940252655" calcext:value-type="percentage">
            <text:p>0.039%</text:p>
          </table:table-cell>
          <table:table-cell table:style-name="ce22" table:formula="of:=[.D364]-[.L364]" office:value-type="float" office:value="0.0632388280597474" calcext:value-type="float">
            <text:p>0.06323883</text:p>
          </table:table-cell>
          <table:table-cell table:style-name="ce27" table:formula="of:=ABS([.L363]-[.L364])" office:value-type="float" office:value="0.0000300197113802385" calcext:value-type="float">
            <text:p>0.0000300</text:p>
          </table:table-cell>
          <table:table-cell table:style-name="ce34" table:formula="of:=IF(([.J364] &gt; [.$P$53]);(([.$M$53]+[.J364])/[.$O$53]);(([.$L$53]-[.J364])/[.$O$53]))" office:value-type="float" office:value="0.664831288202696" calcext:value-type="float">
            <text:p>0.66</text:p>
          </table:table-cell>
          <table:table-cell table:style-name="ce42" table:formula="of:=[.O364]-[.O363]" office:value-type="float" office:value="0.0064332734776108" calcext:value-type="float">
            <text:p>0.0064</text:p>
          </table:table-cell>
          <table:table-cell table:style-name="ce45" table:number-columns-repeated="2"/>
          <table:table-cell table:style-name="ce48" table:formula="of:=[.O364] - AVERAGE([.O359:.O364])" office:value-type="float" office:value="0.0334442362549539" calcext:value-type="float">
            <text:p>0.0334442363</text:p>
          </table:table-cell>
          <table:table-cell table:style-name="ce45" table:formula="of:=[.M364]-[.M363]" office:value-type="float" office:value="-0.0000301797113802377" calcext:value-type="float">
            <text:p>0.000</text:p>
          </table:table-cell>
          <table:table-cell table:style-name="ce45" table:formula="of:=AVERAGE([.O359:.O364])" office:value-type="float" office:value="0.631387051947742" calcext:value-type="float">
            <text:p>0.631</text:p>
          </table:table-cell>
          <table:table-cell table:style-name="ce9"/>
          <table:table-cell table:style-name="ce14" table:formula="of:=LOG([.X364])" office:value-type="float" office:value="3.03100428136354" calcext:value-type="float">
            <text:p>3.0310042814</text:p>
          </table:table-cell>
          <table:table-cell table:style-name="ce44" table:formula="of:=[.X363]+1" office:value-type="float" office:value="1074" calcext:value-type="float">
            <text:p>107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65]/[.D364]" office:value-type="percentage" office:value="0.000253325884420764" calcext:value-type="percentage">
            <text:p>0.0253%</text:p>
          </table:table-cell>
          <table:table-cell table:style-name="ce6" table:formula="of:=([.D365]-[.D364])" office:value-type="float" office:value="0.0000161199999999945" calcext:value-type="float">
            <text:p>0.00001612</text:p>
          </table:table-cell>
          <table:table-cell table:style-name="ce8" office:value-type="float" office:value="0.06364957" calcext:value-type="float">
            <text:p>0.06364957</text:p>
          </table:table-cell>
          <table:table-cell table:style-name="ce10" table:formula="of:=[.B365]-[.$S$2]" office:value-type="float" office:value="0.000250640707950176" calcext:value-type="float">
            <text:p>0.00025064</text:p>
          </table:table-cell>
          <table:table-cell table:style-name="ce9" table:formula="of:=SUM([.$E$3:.E365])" office:value-type="float" office:value="0.00802668144754448" calcext:value-type="float">
            <text:p>0.0080266814</text:p>
          </table:table-cell>
          <table:table-cell table:style-name="ce12" table:formula="of:=MAX([.$E$3:.E365]) - MIN([.$E$3:.E365])" office:value-type="float" office:value="0.0096026404317219" calcext:value-type="float">
            <text:p>0.009602640</text:p>
          </table:table-cell>
          <table:table-cell table:style-name="ce9" table:formula="of:=STDEV([.$E$3:.E365])" office:value-type="float" office:value="0.00133839808587801" calcext:value-type="float">
            <text:p>0.0013383981</text:p>
          </table:table-cell>
          <table:table-cell table:style-name="ce9" table:formula="of:=[.G365]/[.H365]" office:value-type="float" office:value="7.17472666245067" calcext:value-type="float">
            <text:p>7.1747266625</text:p>
          </table:table-cell>
          <table:table-cell table:style-name="ce9" table:formula="of:=SLOPE([.I350:.I365];[.W350:.W365])" office:value-type="float" office:value="-4.56371555214203" calcext:value-type="float">
            <text:p>-4.5637155521</text:p>
          </table:table-cell>
          <table:table-cell table:style-name="ce17" table:formula="of:=AVERAGE([.D358:.D365])" office:value-type="float" office:value="0.06360829875" calcext:value-type="float">
            <text:p>0.063608299</text:p>
          </table:table-cell>
          <table:table-cell table:style-name="ce19" table:formula="of:=([.D365] - [.K365])/[.K365]" office:value-type="percentage" office:value="0.000648834362984788" calcext:value-type="percentage">
            <text:p>0.065%</text:p>
          </table:table-cell>
          <table:table-cell table:style-name="ce22" table:formula="of:=[.D365]-[.L365]" office:value-type="float" office:value="0.0630007356370152" calcext:value-type="float">
            <text:p>0.06300074</text:p>
          </table:table-cell>
          <table:table-cell table:style-name="ce27" table:formula="of:=ABS([.L364]-[.L365])" office:value-type="float" office:value="0.000254212422732133" calcext:value-type="float">
            <text:p>0.0002542</text:p>
          </table:table-cell>
          <table:table-cell table:style-name="ce34" table:formula="of:=IF(([.J365] &gt; [.$P$53]);(([.$M$53]+[.J365])/[.$O$53]);(([.$L$53]-[.J365])/[.$O$53]))" office:value-type="float" office:value="0.666111990215612" calcext:value-type="float">
            <text:p>0.67</text:p>
          </table:table-cell>
          <table:table-cell table:style-name="ce42" table:formula="of:=[.O365]-[.O364]" office:value-type="float" office:value="0.00128070201291597" calcext:value-type="float">
            <text:p>0.0013</text:p>
          </table:table-cell>
          <table:table-cell table:style-name="ce45" table:number-columns-repeated="2"/>
          <table:table-cell table:style-name="ce48" table:formula="of:=[.O365] - AVERAGE([.O360:.O365])" office:value-type="float" office:value="0.0203937871947955" calcext:value-type="float">
            <text:p>0.0203937872</text:p>
          </table:table-cell>
          <table:table-cell table:style-name="ce45" table:formula="of:=[.M365]-[.M364]" office:value-type="float" office:value="-0.000238092422732136" calcext:value-type="float">
            <text:p>0.000</text:p>
          </table:table-cell>
          <table:table-cell table:style-name="ce45" table:formula="of:=AVERAGE([.O360:.O365])" office:value-type="float" office:value="0.645718203020816" calcext:value-type="float">
            <text:p>0.646</text:p>
          </table:table-cell>
          <table:table-cell table:style-name="ce9"/>
          <table:table-cell table:style-name="ce14" table:formula="of:=LOG([.X365])" office:value-type="float" office:value="3.03140846425162" calcext:value-type="float">
            <text:p>3.0314084643</text:p>
          </table:table-cell>
          <table:table-cell table:style-name="ce44" table:formula="of:=[.X364]+1" office:value-type="float" office:value="1075" calcext:value-type="float">
            <text:p>107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66]/[.D365]" office:value-type="percentage" office:value="-0.00193481275678693" calcext:value-type="percentage">
            <text:p>-0.1935%</text:p>
          </table:table-cell>
          <table:table-cell table:style-name="ce6" table:formula="of:=([.D366]-[.D365])" office:value-type="float" office:value="-0.000123150000000002" calcext:value-type="float">
            <text:p>-0.00012315</text:p>
          </table:table-cell>
          <table:table-cell table:style-name="ce8" office:value-type="float" office:value="0.06352642" calcext:value-type="float">
            <text:p>0.06352642</text:p>
          </table:table-cell>
          <table:table-cell table:style-name="ce10" table:formula="of:=[.B366]-[.$S$2]" office:value-type="float" office:value="-0.00193749793325751" calcext:value-type="float">
            <text:p>-0.00193750</text:p>
          </table:table-cell>
          <table:table-cell table:style-name="ce9" table:formula="of:=SUM([.$E$3:.E366])" office:value-type="float" office:value="0.00608918351428697" calcext:value-type="float">
            <text:p>0.0060891835</text:p>
          </table:table-cell>
          <table:table-cell table:style-name="ce12" table:formula="of:=MAX([.$E$3:.E366]) - MIN([.$E$3:.E366])" office:value-type="float" office:value="0.0096026404317219" calcext:value-type="float">
            <text:p>0.009602640</text:p>
          </table:table-cell>
          <table:table-cell table:style-name="ce9" table:formula="of:=STDEV([.$E$3:.E366])" office:value-type="float" office:value="0.00134049406792822" calcext:value-type="float">
            <text:p>0.0013404941</text:p>
          </table:table-cell>
          <table:table-cell table:style-name="ce9" table:formula="of:=[.G366]/[.H366]" office:value-type="float" office:value="7.16350833731261" calcext:value-type="float">
            <text:p>7.1635083373</text:p>
          </table:table-cell>
          <table:table-cell table:style-name="ce9" table:formula="of:=SLOPE([.I351:.I366];[.W351:.W366])" office:value-type="float" office:value="-4.99576907954047" calcext:value-type="float">
            <text:p>-4.9957690795</text:p>
          </table:table-cell>
          <table:table-cell table:style-name="ce17" table:formula="of:=AVERAGE([.D359:.D366])" office:value-type="float" office:value="0.0636053575" calcext:value-type="float">
            <text:p>0.063605358</text:p>
          </table:table-cell>
          <table:table-cell table:style-name="ce19" table:formula="of:=([.D366] - [.K366])/[.K366]" office:value-type="percentage" office:value="-0.00124105111743143" calcext:value-type="percentage">
            <text:p>-0.124%</text:p>
          </table:table-cell>
          <table:table-cell table:style-name="ce22" table:formula="of:=[.D366]-[.L366]" office:value-type="float" office:value="0.0647674711174314" calcext:value-type="float">
            <text:p>0.06476747</text:p>
          </table:table-cell>
          <table:table-cell table:style-name="ce27" table:formula="of:=ABS([.L365]-[.L366])" office:value-type="float" office:value="0.00188988548041622" calcext:value-type="float">
            <text:p>0.0018899</text:p>
          </table:table-cell>
          <table:table-cell table:style-name="ce34" table:formula="of:=IF(([.J366] &gt; [.$P$53]);(([.$M$53]+[.J366])/[.$O$53]);(([.$L$53]-[.J366])/[.$O$53]))" office:value-type="float" office:value="0.668438841246049" calcext:value-type="float">
            <text:p>0.67</text:p>
          </table:table-cell>
          <table:table-cell table:style-name="ce42" table:formula="of:=[.O366]-[.O365]" office:value-type="float" office:value="0.00232685103043706" calcext:value-type="float">
            <text:p>0.0023</text:p>
          </table:table-cell>
          <table:table-cell table:style-name="ce45" table:number-columns-repeated="2"/>
          <table:table-cell table:style-name="ce48" table:formula="of:=[.O366] - AVERAGE([.O361:.O366])" office:value-type="float" office:value="0.0126314400922815" calcext:value-type="float">
            <text:p>0.0126314401</text:p>
          </table:table-cell>
          <table:table-cell table:style-name="ce45" table:formula="of:=[.M366]-[.M365]" office:value-type="float" office:value="0.00176673548041621" calcext:value-type="float">
            <text:p>0.002</text:p>
          </table:table-cell>
          <table:table-cell table:style-name="ce45" table:formula="of:=AVERAGE([.O361:.O366])" office:value-type="float" office:value="0.655807401153768" calcext:value-type="float">
            <text:p>0.656</text:p>
          </table:table-cell>
          <table:table-cell table:style-name="ce9"/>
          <table:table-cell table:style-name="ce14" table:formula="of:=LOG([.X366])" office:value-type="float" office:value="3.03181227133037" calcext:value-type="float">
            <text:p>3.0318122713</text:p>
          </table:table-cell>
          <table:table-cell table:style-name="ce44" table:formula="of:=[.X365]+1" office:value-type="float" office:value="1076" calcext:value-type="float">
            <text:p>107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67]/[.D366]" office:value-type="percentage" office:value="0.00193856351420405" calcext:value-type="percentage">
            <text:p>0.1939%</text:p>
          </table:table-cell>
          <table:table-cell table:style-name="ce6" table:formula="of:=([.D367]-[.D366])" office:value-type="float" office:value="0.000123150000000002" calcext:value-type="float">
            <text:p>0.00012315</text:p>
          </table:table-cell>
          <table:table-cell table:style-name="ce8" office:value-type="float" office:value="0.06364957" calcext:value-type="float">
            <text:p>0.06364957</text:p>
          </table:table-cell>
          <table:table-cell table:style-name="ce10" table:formula="of:=[.B367]-[.$S$2]" office:value-type="float" office:value="0.00193587833773346" calcext:value-type="float">
            <text:p>0.00193588</text:p>
          </table:table-cell>
          <table:table-cell table:style-name="ce9" table:formula="of:=SUM([.$E$3:.E367])" office:value-type="float" office:value="0.00802506185202043" calcext:value-type="float">
            <text:p>0.0080250619</text:p>
          </table:table-cell>
          <table:table-cell table:style-name="ce12" table:formula="of:=MAX([.$E$3:.E367]) - MIN([.$E$3:.E367])" office:value-type="float" office:value="0.0096026404317219" calcext:value-type="float">
            <text:p>0.009602640</text:p>
          </table:table-cell>
          <table:table-cell table:style-name="ce9" table:formula="of:=STDEV([.$E$3:.E367])" office:value-type="float" office:value="0.0013424151833036" calcext:value-type="float">
            <text:p>0.0013424152</text:p>
          </table:table-cell>
          <table:table-cell table:style-name="ce9" table:formula="of:=[.G367]/[.H367]" office:value-type="float" office:value="7.15325672054038" calcext:value-type="float">
            <text:p>7.1532567205</text:p>
          </table:table-cell>
          <table:table-cell table:style-name="ce9" table:formula="of:=SLOPE([.I352:.I367];[.W352:.W367])" office:value-type="float" office:value="-5.62420474850756" calcext:value-type="float">
            <text:p>-5.6242047485</text:p>
          </table:table-cell>
          <table:table-cell table:style-name="ce17" table:formula="of:=AVERAGE([.D360:.D367])" office:value-type="float" office:value="0.06363031" calcext:value-type="float">
            <text:p>0.063630310</text:p>
          </table:table-cell>
          <table:table-cell table:style-name="ce19" table:formula="of:=([.D367] - [.K367])/[.K367]" office:value-type="percentage" office:value="0.000302685936938026" calcext:value-type="percentage">
            <text:p>0.030%</text:p>
          </table:table-cell>
          <table:table-cell table:style-name="ce22" table:formula="of:=[.D367]-[.L367]" office:value-type="float" office:value="0.063346884063062" calcext:value-type="float">
            <text:p>0.06334688</text:p>
          </table:table-cell>
          <table:table-cell table:style-name="ce27" table:formula="of:=ABS([.L366]-[.L367])" office:value-type="float" office:value="0.00154373705436946" calcext:value-type="float">
            <text:p>0.0015437</text:p>
          </table:table-cell>
          <table:table-cell table:style-name="ce34" table:formula="of:=IF(([.J367] &gt; [.$P$53]);(([.$M$53]+[.J367])/[.$O$53]);(([.$L$53]-[.J367])/[.$O$53]))" office:value-type="float" office:value="0.671823320462558" calcext:value-type="float">
            <text:p>0.67</text:p>
          </table:table-cell>
          <table:table-cell table:style-name="ce42" table:formula="of:=[.O367]-[.O366]" office:value-type="float" office:value="0.0033844792165092" calcext:value-type="float">
            <text:p>0.0034</text:p>
          </table:table-cell>
          <table:table-cell table:style-name="ce45" table:number-columns-repeated="2"/>
          <table:table-cell table:style-name="ce48" table:formula="of:=[.O367] - AVERAGE([.O362:.O367])" office:value-type="float" office:value="0.00907334280808469" calcext:value-type="float">
            <text:p>0.0090733428</text:p>
          </table:table-cell>
          <table:table-cell table:style-name="ce45" table:formula="of:=[.M367]-[.M366]" office:value-type="float" office:value="-0.00142058705436945" calcext:value-type="float">
            <text:p>-0.001</text:p>
          </table:table-cell>
          <table:table-cell table:style-name="ce45" table:formula="of:=AVERAGE([.O362:.O367])" office:value-type="float" office:value="0.662749977654473" calcext:value-type="float">
            <text:p>0.663</text:p>
          </table:table-cell>
          <table:table-cell table:style-name="ce9"/>
          <table:table-cell table:style-name="ce14" table:formula="of:=LOG([.X367])" office:value-type="float" office:value="3.03221570329798" calcext:value-type="float">
            <text:p>3.0322157033</text:p>
          </table:table-cell>
          <table:table-cell table:style-name="ce44" table:formula="of:=[.X366]+1" office:value-type="float" office:value="1077" calcext:value-type="float">
            <text:p>107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68]/[.D367]" office:value-type="percentage" office:value="0" calcext:value-type="percentage">
            <text:p>0.0000%</text:p>
          </table:table-cell>
          <table:table-cell table:style-name="ce6" table:formula="of:=([.D368]-[.D367])" office:value-type="float" office:value="0" calcext:value-type="float">
            <text:p>0.00000000</text:p>
          </table:table-cell>
          <table:table-cell table:style-name="ce8" office:value-type="float" office:value="0.06364957" calcext:value-type="float">
            <text:p>0.06364957</text:p>
          </table:table-cell>
          <table:table-cell table:style-name="ce10" table:formula="of:=[.B368]-[.$S$2]" office:value-type="float" office:value="-0.00000268517647058823" calcext:value-type="float">
            <text:p>-0.00000269</text:p>
          </table:table-cell>
          <table:table-cell table:style-name="ce9" table:formula="of:=SUM([.$E$3:.E368])" office:value-type="float" office:value="0.00802237667554984" calcext:value-type="float">
            <text:p>0.0080223767</text:p>
          </table:table-cell>
          <table:table-cell table:style-name="ce12" table:formula="of:=MAX([.$E$3:.E368]) - MIN([.$E$3:.E368])" office:value-type="float" office:value="0.0096026404317219" calcext:value-type="float">
            <text:p>0.009602640</text:p>
          </table:table-cell>
          <table:table-cell table:style-name="ce9" table:formula="of:=STDEV([.$E$3:.E368])" office:value-type="float" office:value="0.00134057561741788" calcext:value-type="float">
            <text:p>0.0013405756</text:p>
          </table:table-cell>
          <table:table-cell table:style-name="ce9" table:formula="of:=[.G368]/[.H368]" office:value-type="float" office:value="7.16307256894452" calcext:value-type="float">
            <text:p>7.1630725689</text:p>
          </table:table-cell>
          <table:table-cell table:style-name="ce9" table:formula="of:=SLOPE([.I353:.I368];[.W353:.W368])" office:value-type="float" office:value="-5.21392926592054" calcext:value-type="float">
            <text:p>-5.2139292659</text:p>
          </table:table-cell>
          <table:table-cell table:style-name="ce17" table:formula="of:=AVERAGE([.D361:.D368])" office:value-type="float" office:value="0.06363026125" calcext:value-type="float">
            <text:p>0.063630261</text:p>
          </table:table-cell>
          <table:table-cell table:style-name="ce19" table:formula="of:=([.D368] - [.K368])/[.K368]" office:value-type="percentage" office:value="0.000303452313736781" calcext:value-type="percentage">
            <text:p>0.030%</text:p>
          </table:table-cell>
          <table:table-cell table:style-name="ce22" table:formula="of:=[.D368]-[.L368]" office:value-type="float" office:value="0.0633461176862632" calcext:value-type="float">
            <text:p>0.06334612</text:p>
          </table:table-cell>
          <table:table-cell table:style-name="ce27" table:formula="of:=ABS([.L367]-[.L368])" office:value-type="float" office:value="0.000000766376798754659" calcext:value-type="float">
            <text:p>0.0000008</text:p>
          </table:table-cell>
          <table:table-cell table:style-name="ce34" table:formula="of:=IF(([.J368] &gt; [.$P$53]);(([.$M$53]+[.J368])/[.$O$53]);(([.$L$53]-[.J368])/[.$O$53]))" office:value-type="float" office:value="0.669613756441246" calcext:value-type="float">
            <text:p>0.67</text:p>
          </table:table-cell>
          <table:table-cell table:style-name="ce42" table:formula="of:=[.O368]-[.O367]" office:value-type="float" office:value="-0.00220956402131234" calcext:value-type="float">
            <text:p>-0.0022</text:p>
          </table:table-cell>
          <table:table-cell table:style-name="ce45" table:number-columns-repeated="2"/>
          <table:table-cell table:style-name="ce48" table:formula="of:=[.O368] - AVERAGE([.O363:.O368])" office:value-type="float" office:value="0.00307755455903824" calcext:value-type="float">
            <text:p>0.0030775546</text:p>
          </table:table-cell>
          <table:table-cell table:style-name="ce45" table:formula="of:=[.M368]-[.M367]" office:value-type="float" office:value="-0.000000766376798758128" calcext:value-type="float">
            <text:p>0.000</text:p>
          </table:table-cell>
          <table:table-cell table:style-name="ce45" table:formula="of:=AVERAGE([.O363:.O368])" office:value-type="float" office:value="0.666536201882208" calcext:value-type="float">
            <text:p>0.667</text:p>
          </table:table-cell>
          <table:table-cell table:style-name="ce9"/>
          <table:table-cell table:style-name="ce14" table:formula="of:=LOG([.X368])" office:value-type="float" office:value="3.03261876085072" calcext:value-type="float">
            <text:p>3.0326187609</text:p>
          </table:table-cell>
          <table:table-cell table:style-name="ce44" table:formula="of:=[.X367]+1" office:value-type="float" office:value="1078" calcext:value-type="float">
            <text:p>107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69]/[.D368]" office:value-type="percentage" office:value="-0.000464575015982143" calcext:value-type="percentage">
            <text:p>-0.0465%</text:p>
          </table:table-cell>
          <table:table-cell table:style-name="ce6" table:formula="of:=([.D369]-[.D368])" office:value-type="float" office:value="-0.0000295700000000065" calcext:value-type="float">
            <text:p>-0.00002957</text:p>
          </table:table-cell>
          <table:table-cell table:style-name="ce8" office:value-type="float" office:value="0.06362" calcext:value-type="float">
            <text:p>0.06362</text:p>
          </table:table-cell>
          <table:table-cell table:style-name="ce10" table:formula="of:=[.B369]-[.$S$2]" office:value-type="float" office:value="-0.000467260192452731" calcext:value-type="float">
            <text:p>-0.00046726</text:p>
          </table:table-cell>
          <table:table-cell table:style-name="ce9" table:formula="of:=SUM([.$E$3:.E369])" office:value-type="float" office:value="0.00755511648309711" calcext:value-type="float">
            <text:p>0.0075551165</text:p>
          </table:table-cell>
          <table:table-cell table:style-name="ce12" table:formula="of:=MAX([.$E$3:.E369]) - MIN([.$E$3:.E369])" office:value-type="float" office:value="0.0096026404317219" calcext:value-type="float">
            <text:p>0.009602640</text:p>
          </table:table-cell>
          <table:table-cell table:style-name="ce9" table:formula="of:=STDEV([.$E$3:.E369])" office:value-type="float" office:value="0.00133898647973368" calcext:value-type="float">
            <text:p>0.0013389865</text:p>
          </table:table-cell>
          <table:table-cell table:style-name="ce9" table:formula="of:=[.G369]/[.H369]" office:value-type="float" office:value="7.17157385609438" calcext:value-type="float">
            <text:p>7.1715738561</text:p>
          </table:table-cell>
          <table:table-cell table:style-name="ce9" table:formula="of:=SLOPE([.I354:.I369];[.W354:.W369])" office:value-type="float" office:value="-3.60972954799242" calcext:value-type="float">
            <text:p>-3.609729548</text:p>
          </table:table-cell>
          <table:table-cell table:style-name="ce17" table:formula="of:=AVERAGE([.D362:.D369])" office:value-type="float" office:value="0.063626515" calcext:value-type="float">
            <text:p>0.063626515</text:p>
          </table:table-cell>
          <table:table-cell table:style-name="ce19" table:formula="of:=([.D369] - [.K369])/[.K369]" office:value-type="percentage" office:value="-0.000102394418427579" calcext:value-type="percentage">
            <text:p>-0.010%</text:p>
          </table:table-cell>
          <table:table-cell table:style-name="ce22" table:formula="of:=[.D369]-[.L369]" office:value-type="float" office:value="0.0637223944184276" calcext:value-type="float">
            <text:p>0.06372239</text:p>
          </table:table-cell>
          <table:table-cell table:style-name="ce27" table:formula="of:=ABS([.L368]-[.L369])" office:value-type="float" office:value="0.000405846732164359" calcext:value-type="float">
            <text:p>0.0004058</text:p>
          </table:table-cell>
          <table:table-cell table:style-name="ce34" table:formula="of:=IF(([.J369] &gt; [.$P$53]);(([.$M$53]+[.J369])/[.$O$53]);(([.$L$53]-[.J369])/[.$O$53]))" office:value-type="float" office:value="0.660974239506471" calcext:value-type="float">
            <text:p>0.66</text:p>
          </table:table-cell>
          <table:table-cell table:style-name="ce42" table:formula="of:=[.O369]-[.O368]" office:value-type="float" office:value="-0.00863951693477461" calcext:value-type="float">
            <text:p>-0.0086</text:p>
          </table:table-cell>
          <table:table-cell table:style-name="ce45" table:number-columns-repeated="2"/>
          <table:table-cell table:style-name="ce48" table:formula="of:=[.O369] - AVERAGE([.O364:.O369])" office:value-type="float" office:value="-0.00599133317263401" calcext:value-type="float">
            <text:p>-0.0059913332</text:p>
          </table:table-cell>
          <table:table-cell table:style-name="ce45" table:formula="of:=[.M369]-[.M368]" office:value-type="float" office:value="0.000376276732164352" calcext:value-type="float">
            <text:p>0.000</text:p>
          </table:table-cell>
          <table:table-cell table:style-name="ce45" table:formula="of:=AVERAGE([.O364:.O369])" office:value-type="float" office:value="0.666965572679105" calcext:value-type="float">
            <text:p>0.667</text:p>
          </table:table-cell>
          <table:table-cell table:style-name="ce9"/>
          <table:table-cell table:style-name="ce14" table:formula="of:=LOG([.X369])" office:value-type="float" office:value="3.03302144468291" calcext:value-type="float">
            <text:p>3.0330214447</text:p>
          </table:table-cell>
          <table:table-cell table:style-name="ce44" table:formula="of:=[.X368]+1" office:value-type="float" office:value="1079" calcext:value-type="float">
            <text:p>107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70]/[.D369]" office:value-type="percentage" office:value="0.00045661741590699" calcext:value-type="percentage">
            <text:p>0.0457%</text:p>
          </table:table-cell>
          <table:table-cell table:style-name="ce6" table:formula="of:=([.D370]-[.D369])" office:value-type="float" office:value="0.0000290500000000027" calcext:value-type="float">
            <text:p>0.00002905</text:p>
          </table:table-cell>
          <table:table-cell table:style-name="ce8" office:value-type="float" office:value="0.06364905" calcext:value-type="float">
            <text:p>0.06364905</text:p>
          </table:table-cell>
          <table:table-cell table:style-name="ce10" table:formula="of:=[.B370]-[.$S$2]" office:value-type="float" office:value="0.000453932239436401" calcext:value-type="float">
            <text:p>0.00045393</text:p>
          </table:table-cell>
          <table:table-cell table:style-name="ce9" table:formula="of:=SUM([.$E$3:.E370])" office:value-type="float" office:value="0.00800904872253351" calcext:value-type="float">
            <text:p>0.0080090487</text:p>
          </table:table-cell>
          <table:table-cell table:style-name="ce12" table:formula="of:=MAX([.$E$3:.E370]) - MIN([.$E$3:.E370])" office:value-type="float" office:value="0.0096026404317219" calcext:value-type="float">
            <text:p>0.009602640</text:p>
          </table:table-cell>
          <table:table-cell table:style-name="ce9" table:formula="of:=STDEV([.$E$3:.E370])" office:value-type="float" office:value="0.00133735180262651" calcext:value-type="float">
            <text:p>0.0013373518</text:p>
          </table:table-cell>
          <table:table-cell table:style-name="ce9" table:formula="of:=[.G370]/[.H370]" office:value-type="float" office:value="7.18033984241295" calcext:value-type="float">
            <text:p>7.1803398424</text:p>
          </table:table-cell>
          <table:table-cell table:style-name="ce9" table:formula="of:=SLOPE([.I355:.I370];[.W355:.W370])" office:value-type="float" office:value="-1.06246199209689" calcext:value-type="float">
            <text:p>-1.0624619921</text:p>
          </table:table-cell>
          <table:table-cell table:style-name="ce17" table:formula="of:=AVERAGE([.D363:.D370])" office:value-type="float" office:value="0.063626405" calcext:value-type="float">
            <text:p>0.063626405</text:p>
          </table:table-cell>
          <table:table-cell table:style-name="ce19" table:formula="of:=([.D370] - [.K370])/[.K370]" office:value-type="percentage" office:value="0.000355905696699376" calcext:value-type="percentage">
            <text:p>0.036%</text:p>
          </table:table-cell>
          <table:table-cell table:style-name="ce22" table:formula="of:=[.D370]-[.L370]" office:value-type="float" office:value="0.0632931443033006" calcext:value-type="float">
            <text:p>0.06329314</text:p>
          </table:table-cell>
          <table:table-cell table:style-name="ce27" table:formula="of:=ABS([.L369]-[.L370])" office:value-type="float" office:value="0.000458300115126955" calcext:value-type="float">
            <text:p>0.0004583</text:p>
          </table:table-cell>
          <table:table-cell table:style-name="ce34" table:formula="of:=IF(([.J370] &gt; [.$P$53]);(([.$M$53]+[.J370])/[.$O$53]);(([.$L$53]-[.J370])/[.$O$53]))" office:value-type="float" office:value="0.647255772322732" calcext:value-type="float">
            <text:p>0.65</text:p>
          </table:table-cell>
          <table:table-cell table:style-name="ce42" table:formula="of:=[.O370]-[.O369]" office:value-type="float" office:value="-0.0137184671837394" calcext:value-type="float">
            <text:p>-0.0137</text:p>
          </table:table-cell>
          <table:table-cell table:style-name="ce45" table:number-columns-repeated="2"/>
          <table:table-cell table:style-name="ce48" table:formula="of:=[.O370] - AVERAGE([.O365:.O370])" office:value-type="float" office:value="-0.0167805477097128" calcext:value-type="float">
            <text:p>-0.0167805477</text:p>
          </table:table-cell>
          <table:table-cell table:style-name="ce45" table:formula="of:=[.M370]-[.M369]" office:value-type="float" office:value="-0.000429250115126956" calcext:value-type="float">
            <text:p>0.000</text:p>
          </table:table-cell>
          <table:table-cell table:style-name="ce45" table:formula="of:=AVERAGE([.O365:.O370])" office:value-type="float" office:value="0.664036320032445" calcext:value-type="float">
            <text:p>0.664</text:p>
          </table:table-cell>
          <table:table-cell table:style-name="ce9"/>
          <table:table-cell table:style-name="ce14" table:formula="of:=LOG([.X370])" office:value-type="float" office:value="3.03342375548695" calcext:value-type="float">
            <text:p>3.0334237555</text:p>
          </table:table-cell>
          <table:table-cell table:style-name="ce44" table:formula="of:=[.X369]+1" office:value-type="float" office:value="1080" calcext:value-type="float">
            <text:p>108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71]/[.D370]" office:value-type="percentage" office:value="0.0000133544805460048" calcext:value-type="percentage">
            <text:p>0.0013%</text:p>
          </table:table-cell>
          <table:table-cell table:style-name="ce6" table:formula="of:=([.D371]-[.D370])" office:value-type="float" office:value="0.000000849999999996687" calcext:value-type="float">
            <text:p>0.00000085</text:p>
          </table:table-cell>
          <table:table-cell table:style-name="ce8" office:value-type="float" office:value="0.0636499" calcext:value-type="float">
            <text:p>0.0636499</text:p>
          </table:table-cell>
          <table:table-cell table:style-name="ce10" table:formula="of:=[.B371]-[.$S$2]" office:value-type="float" office:value="0.0000106693040754166" calcext:value-type="float">
            <text:p>0.00001067</text:p>
          </table:table-cell>
          <table:table-cell table:style-name="ce9" table:formula="of:=SUM([.$E$3:.E371])" office:value-type="float" office:value="0.00801971802660893" calcext:value-type="float">
            <text:p>0.008019718</text:p>
          </table:table-cell>
          <table:table-cell table:style-name="ce12" table:formula="of:=MAX([.$E$3:.E371]) - MIN([.$E$3:.E371])" office:value-type="float" office:value="0.0096026404317219" calcext:value-type="float">
            <text:p>0.009602640</text:p>
          </table:table-cell>
          <table:table-cell table:style-name="ce9" table:formula="of:=STDEV([.$E$3:.E371])" office:value-type="float" office:value="0.00133553363733644" calcext:value-type="float">
            <text:p>0.0013355336</text:p>
          </table:table-cell>
          <table:table-cell table:style-name="ce9" table:formula="of:=[.G371]/[.H371]" office:value-type="float" office:value="7.1901149946872" calcext:value-type="float">
            <text:p>7.1901149947</text:p>
          </table:table-cell>
          <table:table-cell table:style-name="ce9" table:formula="of:=SLOPE([.I356:.I371];[.W356:.W371])" office:value-type="float" office:value="2.46577178410811" calcext:value-type="float">
            <text:p>2.4657717841</text:p>
          </table:table-cell>
          <table:table-cell table:style-name="ce17" table:formula="of:=AVERAGE([.D364:.D371])" office:value-type="float" office:value="0.06362844125" calcext:value-type="float">
            <text:p>0.063628441</text:p>
          </table:table-cell>
          <table:table-cell table:style-name="ce19" table:formula="of:=([.D371] - [.K371])/[.K371]" office:value-type="percentage" office:value="0.000337250914503499" calcext:value-type="percentage">
            <text:p>0.034%</text:p>
          </table:table-cell>
          <table:table-cell table:style-name="ce22" table:formula="of:=[.D371]-[.L371]" office:value-type="float" office:value="0.0633126490854965" calcext:value-type="float">
            <text:p>0.06331265</text:p>
          </table:table-cell>
          <table:table-cell table:style-name="ce27" table:formula="of:=ABS([.L370]-[.L371])" office:value-type="float" office:value="0.0000186547821958778" calcext:value-type="float">
            <text:p>0.0000187</text:p>
          </table:table-cell>
          <table:table-cell table:style-name="ce34" table:formula="of:=IF(([.J371] &gt; [.$P$53]);(([.$M$53]+[.J371])/[.$O$53]);(([.$L$53]-[.J371])/[.$O$53]))" office:value-type="float" office:value="0.628254250804741" calcext:value-type="float">
            <text:p>0.63</text:p>
          </table:table-cell>
          <table:table-cell table:style-name="ce42" table:formula="of:=[.O371]-[.O370]" office:value-type="float" office:value="-0.0190015215179913" calcext:value-type="float">
            <text:p>-0.0190</text:p>
          </table:table-cell>
          <table:table-cell table:style-name="ce45" table:number-columns-repeated="2"/>
          <table:table-cell table:style-name="ce48" table:formula="of:=[.O371] - AVERAGE([.O366:.O371])" office:value-type="float" office:value="-0.0294724459925588" calcext:value-type="float">
            <text:p>-0.0294724460</text:p>
          </table:table-cell>
          <table:table-cell table:style-name="ce45" table:formula="of:=[.M371]-[.M370]" office:value-type="float" office:value="0.000019504782195881" calcext:value-type="float">
            <text:p>0.000</text:p>
          </table:table-cell>
          <table:table-cell table:style-name="ce45" table:formula="of:=AVERAGE([.O366:.O371])" office:value-type="float" office:value="0.657726696797299" calcext:value-type="float">
            <text:p>0.658</text:p>
          </table:table-cell>
          <table:table-cell table:style-name="ce9"/>
          <table:table-cell table:style-name="ce14" table:formula="of:=LOG([.X371])" office:value-type="float" office:value="3.03382569395331" calcext:value-type="float">
            <text:p>3.033825694</text:p>
          </table:table-cell>
          <table:table-cell table:style-name="ce44" table:formula="of:=[.X370]+1" office:value-type="float" office:value="1081" calcext:value-type="float">
            <text:p>108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72]/[.D371]" office:value-type="percentage" office:value="-0.00000157109437703748" calcext:value-type="percentage">
            <text:p>-0.0002%</text:p>
          </table:table-cell>
          <table:table-cell table:style-name="ce6" table:formula="of:=([.D372]-[.D371])" office:value-type="float" office:value="-0.0000000999999999889978" calcext:value-type="float">
            <text:p>-0.00000010</text:p>
          </table:table-cell>
          <table:table-cell table:style-name="ce8" office:value-type="float" office:value="0.0636498" calcext:value-type="float">
            <text:p>0.0636498</text:p>
          </table:table-cell>
          <table:table-cell table:style-name="ce10" table:formula="of:=[.B372]-[.$S$2]" office:value-type="float" office:value="-0.00000425627084762571" calcext:value-type="float">
            <text:p>-0.00000426</text:p>
          </table:table-cell>
          <table:table-cell table:style-name="ce9" table:formula="of:=SUM([.$E$3:.E372])" office:value-type="float" office:value="0.00801546175576131" calcext:value-type="float">
            <text:p>0.0080154618</text:p>
          </table:table-cell>
          <table:table-cell table:style-name="ce12" table:formula="of:=MAX([.$E$3:.E372]) - MIN([.$E$3:.E372])" office:value-type="float" office:value="0.0096026404317219" calcext:value-type="float">
            <text:p>0.009602640</text:p>
          </table:table-cell>
          <table:table-cell table:style-name="ce9" table:formula="of:=STDEV([.$E$3:.E372])" office:value-type="float" office:value="0.00133372342784009" calcext:value-type="float">
            <text:p>0.0013337234</text:p>
          </table:table-cell>
          <table:table-cell table:style-name="ce9" table:formula="of:=[.G372]/[.H372]" office:value-type="float" office:value="7.19987385036263" calcext:value-type="float">
            <text:p>7.1998738504</text:p>
          </table:table-cell>
          <table:table-cell table:style-name="ce9" table:formula="of:=SLOPE([.I357:.I372];[.W357:.W372])" office:value-type="float" office:value="4.76240652723732" calcext:value-type="float">
            <text:p>4.7624065272</text:p>
          </table:table-cell>
          <table:table-cell table:style-name="ce17" table:formula="of:=AVERAGE([.D365:.D372])" office:value-type="float" office:value="0.063630485" calcext:value-type="float">
            <text:p>0.063630485</text:p>
          </table:table-cell>
          <table:table-cell table:style-name="ce19" table:formula="of:=([.D372] - [.K372])/[.K372]" office:value-type="percentage" office:value="0.000303549470037921" calcext:value-type="percentage">
            <text:p>0.030%</text:p>
          </table:table-cell>
          <table:table-cell table:style-name="ce22" table:formula="of:=[.D372]-[.L372]" office:value-type="float" office:value="0.0633462505299621" calcext:value-type="float">
            <text:p>0.06334625</text:p>
          </table:table-cell>
          <table:table-cell table:style-name="ce27" table:formula="of:=ABS([.L371]-[.L372])" office:value-type="float" office:value="0.0000337014444655781" calcext:value-type="float">
            <text:p>0.0000337</text:p>
          </table:table-cell>
          <table:table-cell table:style-name="ce34" table:formula="of:=IF(([.J372] &gt; [.$P$53]);(([.$M$53]+[.J372])/[.$O$53]);(([.$L$53]-[.J372])/[.$O$53]))" office:value-type="float" office:value="0.615885582156748" calcext:value-type="float">
            <text:p>0.62</text:p>
          </table:table-cell>
          <table:table-cell table:style-name="ce42" table:formula="of:=[.O372]-[.O371]" office:value-type="float" office:value="-0.0123686686479927" calcext:value-type="float">
            <text:p>-0.0124</text:p>
          </table:table-cell>
          <table:table-cell table:style-name="ce45" table:number-columns-repeated="2"/>
          <table:table-cell table:style-name="ce48" table:formula="of:=[.O372] - AVERAGE([.O367:.O372])" office:value-type="float" office:value="-0.033082238125668" calcext:value-type="float">
            <text:p>-0.0330822381</text:p>
          </table:table-cell>
          <table:table-cell table:style-name="ce45" table:formula="of:=[.M372]-[.M371]" office:value-type="float" office:value="0.0000336014444655835" calcext:value-type="float">
            <text:p>0.000</text:p>
          </table:table-cell>
          <table:table-cell table:style-name="ce45" table:formula="of:=AVERAGE([.O367:.O372])" office:value-type="float" office:value="0.648967820282416" calcext:value-type="float">
            <text:p>0.649</text:p>
          </table:table-cell>
          <table:table-cell table:style-name="ce9"/>
          <table:table-cell table:style-name="ce14" table:formula="of:=LOG([.X372])" office:value-type="float" office:value="3.03422726077055" calcext:value-type="float">
            <text:p>3.0342272608</text:p>
          </table:table-cell>
          <table:table-cell table:style-name="ce44" table:formula="of:=[.X371]+1" office:value-type="float" office:value="1082" calcext:value-type="float">
            <text:p>108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73]/[.D372]" office:value-type="percentage" office:value="0.000000628438738107953" calcext:value-type="percentage">
            <text:p>0.0001%</text:p>
          </table:table-cell>
          <table:table-cell table:style-name="ce6" table:formula="of:=([.D373]-[.D372])" office:value-type="float" office:value="0.0000000399999999928236" calcext:value-type="float">
            <text:p>0.00000004</text:p>
          </table:table-cell>
          <table:table-cell table:style-name="ce8" office:value-type="float" office:value="0.06364984" calcext:value-type="float">
            <text:p>0.06364984</text:p>
          </table:table-cell>
          <table:table-cell table:style-name="ce10" table:formula="of:=[.B373]-[.$S$2]" office:value-type="float" office:value="-0.00000205673773248028" calcext:value-type="float">
            <text:p>-0.00000206</text:p>
          </table:table-cell>
          <table:table-cell table:style-name="ce9" table:formula="of:=SUM([.$E$3:.E373])" office:value-type="float" office:value="0.00801340501802883" calcext:value-type="float">
            <text:p>0.008013405</text:p>
          </table:table-cell>
          <table:table-cell table:style-name="ce12" table:formula="of:=MAX([.$E$3:.E373]) - MIN([.$E$3:.E373])" office:value-type="float" office:value="0.0096026404317219" calcext:value-type="float">
            <text:p>0.009602640</text:p>
          </table:table-cell>
          <table:table-cell table:style-name="ce9" table:formula="of:=STDEV([.$E$3:.E373])" office:value-type="float" office:value="0.00133192044876035" calcext:value-type="float">
            <text:p>0.0013319204</text:p>
          </table:table-cell>
          <table:table-cell table:style-name="ce9" table:formula="of:=[.G373]/[.H373]" office:value-type="float" office:value="7.20962009454793" calcext:value-type="float">
            <text:p>7.2096200945</text:p>
          </table:table-cell>
          <table:table-cell table:style-name="ce9" table:formula="of:=SLOPE([.I358:.I373];[.W358:.W373])" office:value-type="float" office:value="7.99755674804898" calcext:value-type="float">
            <text:p>7.997556748</text:p>
          </table:table-cell>
          <table:table-cell table:style-name="ce17" table:formula="of:=AVERAGE([.D366:.D373])" office:value-type="float" office:value="0.06363051875" calcext:value-type="float">
            <text:p>0.063630519</text:p>
          </table:table-cell>
          <table:table-cell table:style-name="ce19" table:formula="of:=([.D373] - [.K373])/[.K373]" office:value-type="percentage" office:value="0.000303647532340692" calcext:value-type="percentage">
            <text:p>0.030%</text:p>
          </table:table-cell>
          <table:table-cell table:style-name="ce22" table:formula="of:=[.D373]-[.L373]" office:value-type="float" office:value="0.0633461924676593" calcext:value-type="float">
            <text:p>0.06334619</text:p>
          </table:table-cell>
          <table:table-cell table:style-name="ce27" table:formula="of:=ABS([.L372]-[.L373])" office:value-type="float" office:value="0.0000000980623027712572" calcext:value-type="float">
            <text:p>0.0000001</text:p>
          </table:table-cell>
          <table:table-cell table:style-name="ce34" table:formula="of:=IF(([.J373] &gt; [.$P$53]);(([.$M$53]+[.J373])/[.$O$53]);(([.$L$53]-[.J373])/[.$O$53]))" office:value-type="float" office:value="0.598462480278049" calcext:value-type="float">
            <text:p>0.60</text:p>
          </table:table-cell>
          <table:table-cell table:style-name="ce42" table:formula="of:=[.O373]-[.O372]" office:value-type="float" office:value="-0.0174231018786989" calcext:value-type="float">
            <text:p>-0.0174</text:p>
          </table:table-cell>
          <table:table-cell table:style-name="ce45" table:number-columns-repeated="2"/>
          <table:table-cell table:style-name="ce48" table:formula="of:=[.O373] - AVERAGE([.O368:.O373])" office:value-type="float" office:value="-0.0382785333069487" calcext:value-type="float">
            <text:p>-0.0382785333</text:p>
          </table:table-cell>
          <table:table-cell table:style-name="ce45" table:formula="of:=[.M373]-[.M372]" office:value-type="float" office:value="-0.0000000580623027712779" calcext:value-type="float">
            <text:p>0.000</text:p>
          </table:table-cell>
          <table:table-cell table:style-name="ce45" table:formula="of:=AVERAGE([.O368:.O373])" office:value-type="float" office:value="0.636741013584998" calcext:value-type="float">
            <text:p>0.637</text:p>
          </table:table-cell>
          <table:table-cell table:style-name="ce9"/>
          <table:table-cell table:style-name="ce14" table:formula="of:=LOG([.X373])" office:value-type="float" office:value="3.03462845662532" calcext:value-type="float">
            <text:p>3.0346284566</text:p>
          </table:table-cell>
          <table:table-cell table:style-name="ce44" table:formula="of:=[.X372]+1" office:value-type="float" office:value="1083" calcext:value-type="float">
            <text:p>108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74]/[.D373]" office:value-type="percentage" office:value="-0.00000219953420143239" calcext:value-type="percentage">
            <text:p>-0.0002%</text:p>
          </table:table-cell>
          <table:table-cell table:style-name="ce6" table:formula="of:=([.D374]-[.D373])" office:value-type="float" office:value="-0.000000139999999995699" calcext:value-type="float">
            <text:p>-0.00000014</text:p>
          </table:table-cell>
          <table:table-cell table:style-name="ce8" office:value-type="float" office:value="0.0636497" calcext:value-type="float">
            <text:p>0.0636497</text:p>
          </table:table-cell>
          <table:table-cell table:style-name="ce10" table:formula="of:=[.B374]-[.$S$2]" office:value-type="float" office:value="-0.00000488471067202062" calcext:value-type="float">
            <text:p>-0.00000488</text:p>
          </table:table-cell>
          <table:table-cell table:style-name="ce9" table:formula="of:=SUM([.$E$3:.E374])" office:value-type="float" office:value="0.0080085203073568" calcext:value-type="float">
            <text:p>0.0080085203</text:p>
          </table:table-cell>
          <table:table-cell table:style-name="ce12" table:formula="of:=MAX([.$E$3:.E374]) - MIN([.$E$3:.E374])" office:value-type="float" office:value="0.0096026404317219" calcext:value-type="float">
            <text:p>0.009602640</text:p>
          </table:table-cell>
          <table:table-cell table:style-name="ce9" table:formula="of:=STDEV([.$E$3:.E374])" office:value-type="float" office:value="0.0013301249052693" calcext:value-type="float">
            <text:p>0.0013301249</text:p>
          </table:table-cell>
          <table:table-cell table:style-name="ce9" table:formula="of:=[.G374]/[.H374]" office:value-type="float" office:value="7.21935240343292" calcext:value-type="float">
            <text:p>7.2193524034</text:p>
          </table:table-cell>
          <table:table-cell table:style-name="ce9" table:formula="of:=SLOPE([.I359:.I374];[.W359:.W374])" office:value-type="float" office:value="11.2823528909171" calcext:value-type="float">
            <text:p>11.2823528909</text:p>
          </table:table-cell>
          <table:table-cell table:style-name="ce17" table:formula="of:=AVERAGE([.D367:.D374])" office:value-type="float" office:value="0.06364592875" calcext:value-type="float">
            <text:p>0.063645929</text:p>
          </table:table-cell>
          <table:table-cell table:style-name="ce19" table:formula="of:=([.D374] - [.K374])/[.K374]" office:value-type="percentage" office:value="0.0000592535936559248" calcext:value-type="percentage">
            <text:p>0.006%</text:p>
          </table:table-cell>
          <table:table-cell table:style-name="ce22" table:formula="of:=[.D374]-[.L374]" office:value-type="float" office:value="0.0635904464063441" calcext:value-type="float">
            <text:p>0.06359045</text:p>
          </table:table-cell>
          <table:table-cell table:style-name="ce27" table:formula="of:=ABS([.L373]-[.L374])" office:value-type="float" office:value="0.000244393938684767" calcext:value-type="float">
            <text:p>0.0002444</text:p>
          </table:table-cell>
          <table:table-cell table:style-name="ce34" table:formula="of:=IF(([.J374] &gt; [.$P$53]);(([.$M$53]+[.J374])/[.$O$53]);(([.$L$53]-[.J374])/[.$O$53]))" office:value-type="float" office:value="0.580772007211364" calcext:value-type="float">
            <text:p>0.58</text:p>
          </table:table-cell>
          <table:table-cell table:style-name="ce42" table:formula="of:=[.O374]-[.O373]" office:value-type="float" office:value="-0.0176904730666849" calcext:value-type="float">
            <text:p>-0.0177</text:p>
          </table:table-cell>
          <table:table-cell table:style-name="ce45" table:number-columns-repeated="2"/>
          <table:table-cell table:style-name="ce48" table:formula="of:=[.O374] - AVERAGE([.O369:.O374])" office:value-type="float" office:value="-0.0411620481686533" calcext:value-type="float">
            <text:p>-0.0411620482</text:p>
          </table:table-cell>
          <table:table-cell table:style-name="ce45" table:formula="of:=[.M374]-[.M373]" office:value-type="float" office:value="0.000244253938684769" calcext:value-type="float">
            <text:p>0.000</text:p>
          </table:table-cell>
          <table:table-cell table:style-name="ce45" table:formula="of:=AVERAGE([.O369:.O374])" office:value-type="float" office:value="0.621934055380017" calcext:value-type="float">
            <text:p>0.622</text:p>
          </table:table-cell>
          <table:table-cell table:style-name="ce9"/>
          <table:table-cell table:style-name="ce14" table:formula="of:=LOG([.X374])" office:value-type="float" office:value="3.03502928220237" calcext:value-type="float">
            <text:p>3.0350292822</text:p>
          </table:table-cell>
          <table:table-cell table:style-name="ce44" table:formula="of:=[.X373]+1" office:value-type="float" office:value="1084" calcext:value-type="float">
            <text:p>108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75]/[.D374]" office:value-type="percentage" office:value="-0.00196937298997476" calcext:value-type="percentage">
            <text:p>-0.1969%</text:p>
          </table:table-cell>
          <table:table-cell table:style-name="ce6" table:formula="of:=([.D375]-[.D374])" office:value-type="float" office:value="-0.000125349999999996" calcext:value-type="float">
            <text:p>-0.00012535</text:p>
          </table:table-cell>
          <table:table-cell table:style-name="ce8" office:value-type="float" office:value="0.06352435" calcext:value-type="float">
            <text:p>0.06352435</text:p>
          </table:table-cell>
          <table:table-cell table:style-name="ce10" table:formula="of:=[.B375]-[.$S$2]" office:value-type="float" office:value="-0.00197205816644535" calcext:value-type="float">
            <text:p>-0.00197206</text:p>
          </table:table-cell>
          <table:table-cell table:style-name="ce9" table:formula="of:=SUM([.$E$3:.E375])" office:value-type="float" office:value="0.00603646214091146" calcext:value-type="float">
            <text:p>0.0060364621</text:p>
          </table:table-cell>
          <table:table-cell table:style-name="ce12" table:formula="of:=MAX([.$E$3:.E375]) - MIN([.$E$3:.E375])" office:value-type="float" office:value="0.0096026404317219" calcext:value-type="float">
            <text:p>0.009602640</text:p>
          </table:table-cell>
          <table:table-cell table:style-name="ce9" table:formula="of:=STDEV([.$E$3:.E375])" office:value-type="float" office:value="0.00133234059298919" calcext:value-type="float">
            <text:p>0.0013323406</text:p>
          </table:table-cell>
          <table:table-cell table:style-name="ce9" table:formula="of:=[.G375]/[.H375]" office:value-type="float" office:value="7.2073465915932" calcext:value-type="float">
            <text:p>7.2073465916</text:p>
          </table:table-cell>
          <table:table-cell table:style-name="ce9" table:formula="of:=SLOPE([.I360:.I375];[.W360:.W375])" office:value-type="float" office:value="13.3322832457024" calcext:value-type="float">
            <text:p>13.3322832457</text:p>
          </table:table-cell>
          <table:table-cell table:style-name="ce17" table:formula="of:=AVERAGE([.D368:.D375])" office:value-type="float" office:value="0.06363027625" calcext:value-type="float">
            <text:p>0.063630276</text:p>
          </table:table-cell>
          <table:table-cell table:style-name="ce19" table:formula="of:=([.D375] - [.K375])/[.K375]" office:value-type="percentage" office:value="-0.00166471460195804" calcext:value-type="percentage">
            <text:p>-0.166%</text:p>
          </table:table-cell>
          <table:table-cell table:style-name="ce22" table:formula="of:=[.D375]-[.L375]" office:value-type="float" office:value="0.0651890646019581" calcext:value-type="float">
            <text:p>0.06518906</text:p>
          </table:table-cell>
          <table:table-cell table:style-name="ce27" table:formula="of:=ABS([.L374]-[.L375])" office:value-type="float" office:value="0.00172396819561397" calcext:value-type="float">
            <text:p>0.0017240</text:p>
          </table:table-cell>
          <table:table-cell table:style-name="ce34" table:formula="of:=IF(([.J375] &gt; [.$P$53]);(([.$M$53]+[.J375])/[.$O$53]);(([.$L$53]-[.J375])/[.$O$53]))" office:value-type="float" office:value="0.56973198032609" calcext:value-type="float">
            <text:p>0.57</text:p>
          </table:table-cell>
          <table:table-cell table:style-name="ce42" table:formula="of:=[.O375]-[.O374]" office:value-type="float" office:value="-0.0110400268852742" calcext:value-type="float">
            <text:p>-0.0110</text:p>
          </table:table-cell>
          <table:table-cell table:style-name="ce45" table:number-columns-repeated="2"/>
          <table:table-cell table:style-name="ce48" table:formula="of:=[.O375] - AVERAGE([.O370:.O375])" office:value-type="float" office:value="-0.0369950318571973" calcext:value-type="float">
            <text:p>-0.0369950319</text:p>
          </table:table-cell>
          <table:table-cell table:style-name="ce45" table:formula="of:=[.M375]-[.M374]" office:value-type="float" office:value="0.00159861819561398" calcext:value-type="float">
            <text:p>0.002</text:p>
          </table:table-cell>
          <table:table-cell table:style-name="ce45" table:formula="of:=AVERAGE([.O370:.O375])" office:value-type="float" office:value="0.606727012183287" calcext:value-type="float">
            <text:p>0.607</text:p>
          </table:table-cell>
          <table:table-cell table:style-name="ce9"/>
          <table:table-cell table:style-name="ce14" table:formula="of:=LOG([.X375])" office:value-type="float" office:value="3.03542973818455" calcext:value-type="float">
            <text:p>3.0354297382</text:p>
          </table:table-cell>
          <table:table-cell table:style-name="ce44" table:formula="of:=[.X374]+1" office:value-type="float" office:value="1085" calcext:value-type="float">
            <text:p>108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76]/[.D375]" office:value-type="percentage" office:value="0.00196538807559614" calcext:value-type="percentage">
            <text:p>0.1965%</text:p>
          </table:table-cell>
          <table:table-cell table:style-name="ce6" table:formula="of:=([.D376]-[.D375])" office:value-type="float" office:value="0.000124849999999996" calcext:value-type="float">
            <text:p>0.00012485</text:p>
          </table:table-cell>
          <table:table-cell table:style-name="ce8" office:value-type="float" office:value="0.0636492" calcext:value-type="float">
            <text:p>0.0636492</text:p>
          </table:table-cell>
          <table:table-cell table:style-name="ce10" table:formula="of:=[.B376]-[.$S$2]" office:value-type="float" office:value="0.00196270289912555" calcext:value-type="float">
            <text:p>0.00196270</text:p>
          </table:table-cell>
          <table:table-cell table:style-name="ce9" table:formula="of:=SUM([.$E$3:.E376])" office:value-type="float" office:value="0.00799916504003701" calcext:value-type="float">
            <text:p>0.007999165</text:p>
          </table:table-cell>
          <table:table-cell table:style-name="ce12" table:formula="of:=MAX([.$E$3:.E376]) - MIN([.$E$3:.E376])" office:value-type="float" office:value="0.0096026404317219" calcext:value-type="float">
            <text:p>0.009602640</text:p>
          </table:table-cell>
          <table:table-cell table:style-name="ce9" table:formula="of:=STDEV([.$E$3:.E376])" office:value-type="float" office:value="0.00133435499000565" calcext:value-type="float">
            <text:p>0.001334355</text:p>
          </table:table-cell>
          <table:table-cell table:style-name="ce9" table:formula="of:=[.G376]/[.H376]" office:value-type="float" office:value="7.19646608559632" calcext:value-type="float">
            <text:p>7.1964660856</text:p>
          </table:table-cell>
          <table:table-cell table:style-name="ce9" table:formula="of:=SLOPE([.I361:.I376];[.W361:.W376])" office:value-type="float" office:value="11.7546102477449" calcext:value-type="float">
            <text:p>11.7546102477</text:p>
          </table:table-cell>
          <table:table-cell table:style-name="ce17" table:formula="of:=AVERAGE([.D369:.D376])" office:value-type="float" office:value="0.06363023" calcext:value-type="float">
            <text:p>0.063630230</text:p>
          </table:table-cell>
          <table:table-cell table:style-name="ce19" table:formula="of:=([.D376] - [.K376])/[.K376]" office:value-type="percentage" office:value="0.000298128735351217" calcext:value-type="percentage">
            <text:p>0.030%</text:p>
          </table:table-cell>
          <table:table-cell table:style-name="ce22" table:formula="of:=[.D376]-[.L376]" office:value-type="float" office:value="0.0633510712646488" calcext:value-type="float">
            <text:p>0.06335107</text:p>
          </table:table-cell>
          <table:table-cell table:style-name="ce27" table:formula="of:=ABS([.L375]-[.L376])" office:value-type="float" office:value="0.00196284333730926" calcext:value-type="float">
            <text:p>0.0019628</text:p>
          </table:table-cell>
          <table:table-cell table:style-name="ce34" table:formula="of:=IF(([.J376] &gt; [.$P$53]);(([.$M$53]+[.J376])/[.$O$53]);(([.$L$53]-[.J376])/[.$O$53]))" office:value-type="float" office:value="0.578228635967567" calcext:value-type="float">
            <text:p>0.58</text:p>
          </table:table-cell>
          <table:table-cell table:style-name="ce42" table:formula="of:=[.O376]-[.O375]" office:value-type="float" office:value="0.00849665564147717" calcext:value-type="float">
            <text:p>0.0085</text:p>
          </table:table-cell>
          <table:table-cell table:style-name="ce45" table:number-columns-repeated="2"/>
          <table:table-cell table:style-name="ce48" table:formula="of:=[.O376] - AVERAGE([.O371:.O376])" office:value-type="float" office:value="-0.0169938534898594" calcext:value-type="float">
            <text:p>-0.0169938535</text:p>
          </table:table-cell>
          <table:table-cell table:style-name="ce45" table:formula="of:=[.M376]-[.M375]" office:value-type="float" office:value="-0.00183799333730927" calcext:value-type="float">
            <text:p>-0.002</text:p>
          </table:table-cell>
          <table:table-cell table:style-name="ce45" table:formula="of:=AVERAGE([.O371:.O376])" office:value-type="float" office:value="0.595222489457426" calcext:value-type="float">
            <text:p>0.595</text:p>
          </table:table-cell>
          <table:table-cell table:style-name="ce9"/>
          <table:table-cell table:style-name="ce14" table:formula="of:=LOG([.X376])" office:value-type="float" office:value="3.03582982525283" calcext:value-type="float">
            <text:p>3.0358298253</text:p>
          </table:table-cell>
          <table:table-cell table:style-name="ce44" table:formula="of:=[.X375]+1" office:value-type="float" office:value="1086" calcext:value-type="float">
            <text:p>108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77]/[.D376]" office:value-type="percentage" office:value="-0.0011626226252648" calcext:value-type="percentage">
            <text:p>-0.1163%</text:p>
          </table:table-cell>
          <table:table-cell table:style-name="ce6" table:formula="of:=([.D377]-[.D376])" office:value-type="float" office:value="-0.0000740000000000046" calcext:value-type="float">
            <text:p>-0.00007400</text:p>
          </table:table-cell>
          <table:table-cell table:style-name="ce8" office:value-type="float" office:value="0.0635752" calcext:value-type="float">
            <text:p>0.0635752</text:p>
          </table:table-cell>
          <table:table-cell table:style-name="ce10" table:formula="of:=[.B377]-[.$S$2]" office:value-type="float" office:value="-0.00116530780173539" calcext:value-type="float">
            <text:p>-0.00116531</text:p>
          </table:table-cell>
          <table:table-cell table:style-name="ce9" table:formula="of:=SUM([.$E$3:.E377])" office:value-type="float" office:value="0.00683385723830162" calcext:value-type="float">
            <text:p>0.0068338572</text:p>
          </table:table-cell>
          <table:table-cell table:style-name="ce12" table:formula="of:=MAX([.$E$3:.E377]) - MIN([.$E$3:.E377])" office:value-type="float" office:value="0.0096026404317219" calcext:value-type="float">
            <text:p>0.009602640</text:p>
          </table:table-cell>
          <table:table-cell table:style-name="ce9" table:formula="of:=STDEV([.$E$3:.E377])" office:value-type="float" office:value="0.00133397820879415" calcext:value-type="float">
            <text:p>0.0013339782</text:p>
          </table:table-cell>
          <table:table-cell table:style-name="ce9" table:formula="of:=[.G377]/[.H377]" office:value-type="float" office:value="7.19849872240584" calcext:value-type="float">
            <text:p>7.1984987224</text:p>
          </table:table-cell>
          <table:table-cell table:style-name="ce9" table:formula="of:=SLOPE([.I362:.I377];[.W362:.W377])" office:value-type="float" office:value="10.3876510377124" calcext:value-type="float">
            <text:p>10.3876510377</text:p>
          </table:table-cell>
          <table:table-cell table:style-name="ce17" table:formula="of:=AVERAGE([.D370:.D377])" office:value-type="float" office:value="0.06362463" calcext:value-type="float">
            <text:p>0.063624630</text:p>
          </table:table-cell>
          <table:table-cell table:style-name="ce19" table:formula="of:=([.D377] - [.K377])/[.K377]" office:value-type="percentage" office:value="-0.000776900392190934" calcext:value-type="percentage">
            <text:p>-0.078%</text:p>
          </table:table-cell>
          <table:table-cell table:style-name="ce22" table:formula="of:=[.D377]-[.L377]" office:value-type="float" office:value="0.0643521003921909" calcext:value-type="float">
            <text:p>0.06435210</text:p>
          </table:table-cell>
          <table:table-cell table:style-name="ce27" table:formula="of:=ABS([.L376]-[.L377])" office:value-type="float" office:value="0.00107502912754215" calcext:value-type="float">
            <text:p>0.0010750</text:p>
          </table:table-cell>
          <table:table-cell table:style-name="ce34" table:formula="of:=IF(([.J377] &gt; [.$P$53]);(([.$M$53]+[.J377])/[.$O$53]);(([.$L$53]-[.J377])/[.$O$53]))" office:value-type="float" office:value="0.585590479453909" calcext:value-type="float">
            <text:p>0.59</text:p>
          </table:table-cell>
          <table:table-cell table:style-name="ce42" table:formula="of:=[.O377]-[.O376]" office:value-type="float" office:value="0.00736184348634228" calcext:value-type="float">
            <text:p>0.0074</text:p>
          </table:table-cell>
          <table:table-cell table:style-name="ce45" table:number-columns-repeated="2"/>
          <table:table-cell table:style-name="ce48" table:formula="of:=[.O377] - AVERAGE([.O372:.O377])" office:value-type="float" office:value="-0.0025213814450451" calcext:value-type="float">
            <text:p>-0.0025213814</text:p>
          </table:table-cell>
          <table:table-cell table:style-name="ce45" table:formula="of:=[.M377]-[.M376]" office:value-type="float" office:value="0.00100102912754214" calcext:value-type="float">
            <text:p>0.001</text:p>
          </table:table-cell>
          <table:table-cell table:style-name="ce45" table:formula="of:=AVERAGE([.O372:.O377])" office:value-type="float" office:value="0.588111860898955" calcext:value-type="float">
            <text:p>0.588</text:p>
          </table:table-cell>
          <table:table-cell table:style-name="ce9"/>
          <table:table-cell table:style-name="ce14" table:formula="of:=LOG([.X377])" office:value-type="float" office:value="3.03622954408629" calcext:value-type="float">
            <text:p>3.0362295441</text:p>
          </table:table-cell>
          <table:table-cell table:style-name="ce44" table:formula="of:=[.X376]+1" office:value-type="float" office:value="1087" calcext:value-type="float">
            <text:p>108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78]/[.D377]" office:value-type="percentage" office:value="-0.00162028589764563" calcext:value-type="percentage">
            <text:p>-0.1620%</text:p>
          </table:table-cell>
          <table:table-cell table:style-name="ce6" table:formula="of:=([.D378]-[.D377])" office:value-type="float" office:value="-0.000103010000000001" calcext:value-type="float">
            <text:p>-0.00010301</text:p>
          </table:table-cell>
          <table:table-cell table:style-name="ce8" office:value-type="float" office:value="0.06347219" calcext:value-type="float">
            <text:p>0.06347219</text:p>
          </table:table-cell>
          <table:table-cell table:style-name="ce10" table:formula="of:=[.B378]-[.$S$2]" office:value-type="float" office:value="-0.00162297107411622" calcext:value-type="float">
            <text:p>-0.00162297</text:p>
          </table:table-cell>
          <table:table-cell table:style-name="ce9" table:formula="of:=SUM([.$E$3:.E378])" office:value-type="float" office:value="0.0052108861641854" calcext:value-type="float">
            <text:p>0.0052108862</text:p>
          </table:table-cell>
          <table:table-cell table:style-name="ce12" table:formula="of:=MAX([.$E$3:.E378]) - MIN([.$E$3:.E378])" office:value-type="float" office:value="0.0096026404317219" calcext:value-type="float">
            <text:p>0.009602640</text:p>
          </table:table-cell>
          <table:table-cell table:style-name="ce9" table:formula="of:=STDEV([.$E$3:.E378])" office:value-type="float" office:value="0.00133488432120011" calcext:value-type="float">
            <text:p>0.0013348843</text:p>
          </table:table-cell>
          <table:table-cell table:style-name="ce9" table:formula="of:=[.G378]/[.H378]" office:value-type="float" office:value="7.19361241960561" calcext:value-type="float">
            <text:p>7.1936124196</text:p>
          </table:table-cell>
          <table:table-cell table:style-name="ce9" table:formula="of:=SLOPE([.I363:.I378];[.W363:.W378])" office:value-type="float" office:value="8.91052642915283" calcext:value-type="float">
            <text:p>8.9105264292</text:p>
          </table:table-cell>
          <table:table-cell table:style-name="ce17" table:formula="of:=AVERAGE([.D371:.D378])" office:value-type="float" office:value="0.0636025225" calcext:value-type="float">
            <text:p>0.063602523</text:p>
          </table:table-cell>
          <table:table-cell table:style-name="ce19" table:formula="of:=([.D378] - [.K378])/[.K378]" office:value-type="percentage" office:value="-0.00204917187050241" calcext:value-type="percentage">
            <text:p>-0.205%</text:p>
          </table:table-cell>
          <table:table-cell table:style-name="ce22" table:formula="of:=[.D378]-[.L378]" office:value-type="float" office:value="0.0655213618705024" calcext:value-type="float">
            <text:p>0.06552136</text:p>
          </table:table-cell>
          <table:table-cell table:style-name="ce27" table:formula="of:=ABS([.L377]-[.L378])" office:value-type="float" office:value="0.00127227147831148" calcext:value-type="float">
            <text:p>0.0012723</text:p>
          </table:table-cell>
          <table:table-cell table:style-name="ce34" table:formula="of:=IF(([.J378] &gt; [.$P$53]);(([.$M$53]+[.J378])/[.$O$53]);(([.$L$53]-[.J378])/[.$O$53]))" office:value-type="float" office:value="0.59354562551696" calcext:value-type="float">
            <text:p>0.59</text:p>
          </table:table-cell>
          <table:table-cell table:style-name="ce42" table:formula="of:=[.O378]-[.O377]" office:value-type="float" office:value="0.0079551460630507" calcext:value-type="float">
            <text:p>0.0080</text:p>
          </table:table-cell>
          <table:table-cell table:style-name="ce45" table:number-columns-repeated="2"/>
          <table:table-cell table:style-name="ce48" table:formula="of:=[.O378] - AVERAGE([.O373:.O378])" office:value-type="float" office:value="0.00915709072463677" calcext:value-type="float">
            <text:p>0.0091570907</text:p>
          </table:table-cell>
          <table:table-cell table:style-name="ce45" table:formula="of:=[.M378]-[.M377]" office:value-type="float" office:value="0.00116926147831148" calcext:value-type="float">
            <text:p>0.001</text:p>
          </table:table-cell>
          <table:table-cell table:style-name="ce45" table:formula="of:=AVERAGE([.O373:.O378])" office:value-type="float" office:value="0.584388534792323" calcext:value-type="float">
            <text:p>0.584</text:p>
          </table:table-cell>
          <table:table-cell table:style-name="ce9"/>
          <table:table-cell table:style-name="ce14" table:formula="of:=LOG([.X378])" office:value-type="float" office:value="3.03662889536216" calcext:value-type="float">
            <text:p>3.0366288954</text:p>
          </table:table-cell>
          <table:table-cell table:style-name="ce44" table:formula="of:=[.X377]+1" office:value-type="float" office:value="1088" calcext:value-type="float">
            <text:p>108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79]/[.D378]" office:value-type="percentage" office:value="0.000711492702552132" calcext:value-type="percentage">
            <text:p>0.0711%</text:p>
          </table:table-cell>
          <table:table-cell table:style-name="ce6" table:formula="of:=([.D379]-[.D378])" office:value-type="float" office:value="0.0000451600000000024" calcext:value-type="float">
            <text:p>0.00004516</text:p>
          </table:table-cell>
          <table:table-cell table:style-name="ce8" office:value-type="float" office:value="0.06351735" calcext:value-type="float">
            <text:p>0.06351735</text:p>
          </table:table-cell>
          <table:table-cell table:style-name="ce10" table:formula="of:=[.B379]-[.$S$2]" office:value-type="float" office:value="0.000708807526081544" calcext:value-type="float">
            <text:p>0.00070881</text:p>
          </table:table-cell>
          <table:table-cell table:style-name="ce9" table:formula="of:=SUM([.$E$3:.E379])" office:value-type="float" office:value="0.00591969369026694" calcext:value-type="float">
            <text:p>0.0059196937</text:p>
          </table:table-cell>
          <table:table-cell table:style-name="ce12" table:formula="of:=MAX([.$E$3:.E379]) - MIN([.$E$3:.E379])" office:value-type="float" office:value="0.0096026404317219" calcext:value-type="float">
            <text:p>0.009602640</text:p>
          </table:table-cell>
          <table:table-cell table:style-name="ce9" table:formula="of:=STDEV([.$E$3:.E379])" office:value-type="float" office:value="0.0013335884136007" calcext:value-type="float">
            <text:p>0.0013335884</text:p>
          </table:table-cell>
          <table:table-cell table:style-name="ce9" table:formula="of:=[.G379]/[.H379]" office:value-type="float" office:value="7.20060277503062" calcext:value-type="float">
            <text:p>7.200602775</text:p>
          </table:table-cell>
          <table:table-cell table:style-name="ce9" table:formula="of:=SLOPE([.I364:.I379];[.W364:.W379])" office:value-type="float" office:value="8.05473898867411" calcext:value-type="float">
            <text:p>8.0547389887</text:p>
          </table:table-cell>
          <table:table-cell table:style-name="ce17" table:formula="of:=AVERAGE([.D372:.D379])" office:value-type="float" office:value="0.06358595375" calcext:value-type="float">
            <text:p>0.063585954</text:p>
          </table:table-cell>
          <table:table-cell table:style-name="ce19" table:formula="of:=([.D379] - [.K379])/[.K379]" office:value-type="percentage" office:value="-0.00107891359575609" calcext:value-type="percentage">
            <text:p>-0.108%</text:p>
          </table:table-cell>
          <table:table-cell table:style-name="ce22" table:formula="of:=[.D379]-[.L379]" office:value-type="float" office:value="0.0645962635957561" calcext:value-type="float">
            <text:p>0.06459626</text:p>
          </table:table-cell>
          <table:table-cell table:style-name="ce27" table:formula="of:=ABS([.L378]-[.L379])" office:value-type="float" office:value="0.000970258274746318" calcext:value-type="float">
            <text:p>0.0009703</text:p>
          </table:table-cell>
          <table:table-cell table:style-name="ce34" table:formula="of:=IF(([.J379] &gt; [.$P$53]);(([.$M$53]+[.J379])/[.$O$53]);(([.$L$53]-[.J379])/[.$O$53]))" office:value-type="float" office:value="0.59815452177966" calcext:value-type="float">
            <text:p>0.60</text:p>
          </table:table-cell>
          <table:table-cell table:style-name="ce42" table:formula="of:=[.O379]-[.O378]" office:value-type="float" office:value="0.0046088962627" calcext:value-type="float">
            <text:p>0.0046</text:p>
          </table:table-cell>
          <table:table-cell table:style-name="ce45" table:number-columns-repeated="2"/>
          <table:table-cell table:style-name="ce48" table:formula="of:=[.O379] - AVERAGE([.O374:.O379])" office:value-type="float" office:value="0.0138173134037349" calcext:value-type="float">
            <text:p>0.0138173134</text:p>
          </table:table-cell>
          <table:table-cell table:style-name="ce45" table:formula="of:=[.M379]-[.M378]" office:value-type="float" office:value="-0.000925098274746308" calcext:value-type="float">
            <text:p>-0.001</text:p>
          </table:table-cell>
          <table:table-cell table:style-name="ce45" table:formula="of:=AVERAGE([.O374:.O379])" office:value-type="float" office:value="0.584337208375925" calcext:value-type="float">
            <text:p>0.584</text:p>
          </table:table-cell>
          <table:table-cell table:style-name="ce9"/>
          <table:table-cell table:style-name="ce14" table:formula="of:=LOG([.X379])" office:value-type="float" office:value="3.03702787975577" calcext:value-type="float">
            <text:p>3.0370278798</text:p>
          </table:table-cell>
          <table:table-cell table:style-name="ce44" table:formula="of:=[.X378]+1" office:value-type="float" office:value="1089" calcext:value-type="float">
            <text:p>108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80]/[.D379]" office:value-type="percentage" office:value="-0.00176880805008391" calcext:value-type="percentage">
            <text:p>-0.1769%</text:p>
          </table:table-cell>
          <table:table-cell table:style-name="ce6" table:formula="of:=([.D380]-[.D379])" office:value-type="float" office:value="-0.000112349999999997" calcext:value-type="float">
            <text:p>-0.00011235</text:p>
          </table:table-cell>
          <table:table-cell table:style-name="ce8" office:value-type="float" office:value="0.063405" calcext:value-type="float">
            <text:p>0.063405</text:p>
          </table:table-cell>
          <table:table-cell table:style-name="ce10" table:formula="of:=[.B380]-[.$S$2]" office:value-type="float" office:value="-0.0017714932265545" calcext:value-type="float">
            <text:p>-0.00177149</text:p>
          </table:table-cell>
          <table:table-cell table:style-name="ce9" table:formula="of:=SUM([.$E$3:.E380])" office:value-type="float" office:value="0.00414820046371244" calcext:value-type="float">
            <text:p>0.0041482005</text:p>
          </table:table-cell>
          <table:table-cell table:style-name="ce12" table:formula="of:=MAX([.$E$3:.E380]) - MIN([.$E$3:.E380])" office:value-type="float" office:value="0.0096026404317219" calcext:value-type="float">
            <text:p>0.009602640</text:p>
          </table:table-cell>
          <table:table-cell table:style-name="ce9" table:formula="of:=STDEV([.$E$3:.E380])" office:value-type="float" office:value="0.00133498710653693" calcext:value-type="float">
            <text:p>0.0013349871</text:p>
          </table:table-cell>
          <table:table-cell table:style-name="ce9" table:formula="of:=[.G380]/[.H380]" office:value-type="float" office:value="7.19305855816989" calcext:value-type="float">
            <text:p>7.1930585582</text:p>
          </table:table-cell>
          <table:table-cell table:style-name="ce9" table:formula="of:=SLOPE([.I365:.I380];[.W365:.W380])" office:value-type="float" office:value="7.06974027105938" calcext:value-type="float">
            <text:p>7.0697402711</text:p>
          </table:table-cell>
          <table:table-cell table:style-name="ce17" table:formula="of:=AVERAGE([.D373:.D380])" office:value-type="float" office:value="0.06355535375" calcext:value-type="float">
            <text:p>0.063555354</text:p>
          </table:table-cell>
          <table:table-cell table:style-name="ce19" table:formula="of:=([.D380] - [.K380])/[.K380]" office:value-type="percentage" office:value="-0.00236571336840366" calcext:value-type="percentage">
            <text:p>-0.237%</text:p>
          </table:table-cell>
          <table:table-cell table:style-name="ce22" table:formula="of:=[.D380]-[.L380]" office:value-type="float" office:value="0.0657707133684037" calcext:value-type="float">
            <text:p>0.06577071</text:p>
          </table:table-cell>
          <table:table-cell table:style-name="ce27" table:formula="of:=ABS([.L379]-[.L380])" office:value-type="float" office:value="0.00128679977264756" calcext:value-type="float">
            <text:p>0.0012868</text:p>
          </table:table-cell>
          <table:table-cell table:style-name="ce34" table:formula="of:=IF(([.J380] &gt; [.$P$53]);(([.$M$53]+[.J380])/[.$O$53]);(([.$L$53]-[.J380])/[.$O$53]))" office:value-type="float" office:value="0.603459293377896" calcext:value-type="float">
            <text:p>0.60</text:p>
          </table:table-cell>
          <table:table-cell table:style-name="ce42" table:formula="of:=[.O380]-[.O379]" office:value-type="float" office:value="0.00530477159823617" calcext:value-type="float">
            <text:p>0.0053</text:p>
          </table:table-cell>
          <table:table-cell table:style-name="ce45" table:number-columns-repeated="2"/>
          <table:table-cell table:style-name="ce48" table:formula="of:=[.O380] - AVERAGE([.O375:.O380])" office:value-type="float" office:value="0.0153408706408824" calcext:value-type="float">
            <text:p>0.0153408706</text:p>
          </table:table-cell>
          <table:table-cell table:style-name="ce45" table:formula="of:=[.M380]-[.M379]" office:value-type="float" office:value="0.00117444977264757" calcext:value-type="float">
            <text:p>0.001</text:p>
          </table:table-cell>
          <table:table-cell table:style-name="ce45" table:formula="of:=AVERAGE([.O375:.O380])" office:value-type="float" office:value="0.588118422737014" calcext:value-type="float">
            <text:p>0.588</text:p>
          </table:table-cell>
          <table:table-cell table:style-name="ce9"/>
          <table:table-cell table:style-name="ce14" table:formula="of:=LOG([.X380])" office:value-type="float" office:value="3.03742649794062" calcext:value-type="float">
            <text:p>3.0374264979</text:p>
          </table:table-cell>
          <table:table-cell table:style-name="ce44" table:formula="of:=[.X379]+1" office:value-type="float" office:value="1090" calcext:value-type="float">
            <text:p>109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81]/[.D380]" office:value-type="percentage" office:value="0.00192177273085707" calcext:value-type="percentage">
            <text:p>0.1922%</text:p>
          </table:table-cell>
          <table:table-cell table:style-name="ce6" table:formula="of:=([.D381]-[.D380])" office:value-type="float" office:value="0.000121849999999993" calcext:value-type="float">
            <text:p>0.00012185</text:p>
          </table:table-cell>
          <table:table-cell table:style-name="ce8" office:value-type="float" office:value="0.06352685" calcext:value-type="float">
            <text:p>0.06352685</text:p>
          </table:table-cell>
          <table:table-cell table:style-name="ce10" table:formula="of:=[.B381]-[.$S$2]" office:value-type="float" office:value="0.00191908755438649" calcext:value-type="float">
            <text:p>0.00191909</text:p>
          </table:table-cell>
          <table:table-cell table:style-name="ce9" table:formula="of:=SUM([.$E$3:.E381])" office:value-type="float" office:value="0.00606728801809893" calcext:value-type="float">
            <text:p>0.006067288</text:p>
          </table:table-cell>
          <table:table-cell table:style-name="ce12" table:formula="of:=MAX([.$E$3:.E381]) - MIN([.$E$3:.E381])" office:value-type="float" office:value="0.0096026404317219" calcext:value-type="float">
            <text:p>0.009602640</text:p>
          </table:table-cell>
          <table:table-cell table:style-name="ce9" table:formula="of:=STDEV([.$E$3:.E381])" office:value-type="float" office:value="0.00133681800304299" calcext:value-type="float">
            <text:p>0.001336818</text:p>
          </table:table-cell>
          <table:table-cell table:style-name="ce9" table:formula="of:=[.G381]/[.H381]" office:value-type="float" office:value="7.18320699591377" calcext:value-type="float">
            <text:p>7.1832069959</text:p>
          </table:table-cell>
          <table:table-cell table:style-name="ce9" table:formula="of:=SLOPE([.I366:.I381];[.W366:.W381])" office:value-type="float" office:value="5.93787228717282" calcext:value-type="float">
            <text:p>5.9378722872</text:p>
          </table:table-cell>
          <table:table-cell table:style-name="ce17" table:formula="of:=AVERAGE([.D374:.D381])" office:value-type="float" office:value="0.06353998" calcext:value-type="float">
            <text:p>0.063539980</text:p>
          </table:table-cell>
          <table:table-cell table:style-name="ce19" table:formula="of:=([.D381] - [.K381])/[.K381]" office:value-type="percentage" office:value="-0.000206641550721295" calcext:value-type="percentage">
            <text:p>-0.021%</text:p>
          </table:table-cell>
          <table:table-cell table:style-name="ce22" table:formula="of:=[.D381]-[.L381]" office:value-type="float" office:value="0.0637334915507213" calcext:value-type="float">
            <text:p>0.06373349</text:p>
          </table:table-cell>
          <table:table-cell table:style-name="ce27" table:formula="of:=ABS([.L380]-[.L381])" office:value-type="float" office:value="0.00215907181768236" calcext:value-type="float">
            <text:p>0.0021591</text:p>
          </table:table-cell>
          <table:table-cell table:style-name="ce34" table:formula="of:=IF(([.J381] &gt; [.$P$53]);(([.$M$53]+[.J381])/[.$O$53]);(([.$L$53]-[.J381])/[.$O$53]))" office:value-type="float" office:value="0.609555038505783" calcext:value-type="float">
            <text:p>0.61</text:p>
          </table:table-cell>
          <table:table-cell table:style-name="ce42" table:formula="of:=[.O381]-[.O380]" office:value-type="float" office:value="0.00609574512788624" calcext:value-type="float">
            <text:p>0.0061</text:p>
          </table:table-cell>
          <table:table-cell table:style-name="ce45" table:number-columns-repeated="2"/>
          <table:table-cell table:style-name="ce48" table:formula="of:=[.O381] - AVERAGE([.O376:.O381])" office:value-type="float" office:value="0.0147994394054867" calcext:value-type="float">
            <text:p>0.0147994394</text:p>
          </table:table-cell>
          <table:table-cell table:style-name="ce45" table:formula="of:=[.M381]-[.M380]" office:value-type="float" office:value="-0.00203722181768237" calcext:value-type="float">
            <text:p>-0.002</text:p>
          </table:table-cell>
          <table:table-cell table:style-name="ce45" table:formula="of:=AVERAGE([.O376:.O381])" office:value-type="float" office:value="0.594755599100296" calcext:value-type="float">
            <text:p>0.595</text:p>
          </table:table-cell>
          <table:table-cell table:style-name="ce9"/>
          <table:table-cell table:style-name="ce14" table:formula="of:=LOG([.X381])" office:value-type="float" office:value="3.03782475058834" calcext:value-type="float">
            <text:p>3.0378247506</text:p>
          </table:table-cell>
          <table:table-cell table:style-name="ce44" table:formula="of:=[.X380]+1" office:value-type="float" office:value="1091" calcext:value-type="float">
            <text:p>109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82]/[.D381]" office:value-type="percentage" office:value="0.00179672059924266" calcext:value-type="percentage">
            <text:p>0.1797%</text:p>
          </table:table-cell>
          <table:table-cell table:style-name="ce6" table:formula="of:=([.D382]-[.D381])" office:value-type="float" office:value="0.000114139999999999" calcext:value-type="float">
            <text:p>0.00011414</text:p>
          </table:table-cell>
          <table:table-cell table:style-name="ce8" office:value-type="float" office:value="0.06364099" calcext:value-type="float">
            <text:p>0.06364099</text:p>
          </table:table-cell>
          <table:table-cell table:style-name="ce10" table:formula="of:=[.B382]-[.$S$2]" office:value-type="float" office:value="0.00179403542277207" calcext:value-type="float">
            <text:p>0.00179404</text:p>
          </table:table-cell>
          <table:table-cell table:style-name="ce9" table:formula="of:=SUM([.$E$3:.E382])" office:value-type="float" office:value="0.007861323440871" calcext:value-type="float">
            <text:p>0.0078613234</text:p>
          </table:table-cell>
          <table:table-cell table:style-name="ce12" table:formula="of:=MAX([.$E$3:.E382]) - MIN([.$E$3:.E382])" office:value-type="float" office:value="0.0096026404317219" calcext:value-type="float">
            <text:p>0.009602640</text:p>
          </table:table-cell>
          <table:table-cell table:style-name="ce9" table:formula="of:=STDEV([.$E$3:.E382])" office:value-type="float" office:value="0.00133816536162738" calcext:value-type="float">
            <text:p>0.0013381654</text:p>
          </table:table-cell>
          <table:table-cell table:style-name="ce9" table:formula="of:=[.G382]/[.H382]" office:value-type="float" office:value="7.17597444014235" calcext:value-type="float">
            <text:p>7.1759744401</text:p>
          </table:table-cell>
          <table:table-cell table:style-name="ce9" table:formula="of:=SLOPE([.I367:.I382];[.W367:.W382])" office:value-type="float" office:value="3.64071383551172" calcext:value-type="float">
            <text:p>3.6407138355</text:p>
          </table:table-cell>
          <table:table-cell table:style-name="ce17" table:formula="of:=AVERAGE([.D375:.D382])" office:value-type="float" office:value="0.06353889125" calcext:value-type="float">
            <text:p>0.063538891</text:p>
          </table:table-cell>
          <table:table-cell table:style-name="ce19" table:formula="of:=([.D382] - [.K382])/[.K382]" office:value-type="percentage" office:value="0.00160687018598238" calcext:value-type="percentage">
            <text:p>0.161%</text:p>
          </table:table-cell>
          <table:table-cell table:style-name="ce22" table:formula="of:=[.D382]-[.L382]" office:value-type="float" office:value="0.0620341198140176" calcext:value-type="float">
            <text:p>0.06203412</text:p>
          </table:table-cell>
          <table:table-cell table:style-name="ce27" table:formula="of:=ABS([.L381]-[.L382])" office:value-type="float" office:value="0.00181351173670367" calcext:value-type="float">
            <text:p>0.0018135</text:p>
          </table:table-cell>
          <table:table-cell table:style-name="ce34" table:formula="of:=IF(([.J382] &gt; [.$P$53]);(([.$M$53]+[.J382])/[.$O$53]);(([.$L$53]-[.J382])/[.$O$53]))" office:value-type="float" office:value="0.621926527618509" calcext:value-type="float">
            <text:p>0.62</text:p>
          </table:table-cell>
          <table:table-cell table:style-name="ce42" table:formula="of:=[.O382]-[.O381]" office:value-type="float" office:value="0.0123714891127265" calcext:value-type="float">
            <text:p>0.0124</text:p>
          </table:table-cell>
          <table:table-cell table:style-name="ce45" table:number-columns-repeated="2"/>
          <table:table-cell table:style-name="ce48" table:formula="of:=[.O382] - AVERAGE([.O377:.O382])" office:value-type="float" office:value="0.0198879465763895" calcext:value-type="float">
            <text:p>0.0198879466</text:p>
          </table:table-cell>
          <table:table-cell table:style-name="ce45" table:formula="of:=[.M382]-[.M381]" office:value-type="float" office:value="-0.00169937173670368" calcext:value-type="float">
            <text:p>-0.002</text:p>
          </table:table-cell>
          <table:table-cell table:style-name="ce45" table:formula="of:=AVERAGE([.O377:.O382])" office:value-type="float" office:value="0.602038581042119" calcext:value-type="float">
            <text:p>0.602</text:p>
          </table:table-cell>
          <table:table-cell table:style-name="ce9"/>
          <table:table-cell table:style-name="ce14" table:formula="of:=LOG([.X382])" office:value-type="float" office:value="3.03822263836872" calcext:value-type="float">
            <text:p>3.0382226384</text:p>
          </table:table-cell>
          <table:table-cell table:style-name="ce44" table:formula="of:=[.X381]+1" office:value-type="float" office:value="1092" calcext:value-type="float">
            <text:p>109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83]/[.D382]" office:value-type="percentage" office:value="-0.00394384185412566" calcext:value-type="percentage">
            <text:p>-0.3944%</text:p>
          </table:table-cell>
          <table:table-cell table:style-name="ce6" table:formula="of:=([.D383]-[.D382])" office:value-type="float" office:value="-0.000250989999999993" calcext:value-type="float">
            <text:p>-0.00025099</text:p>
          </table:table-cell>
          <table:table-cell table:style-name="ce8" office:value-type="float" office:value="0.06339" calcext:value-type="float">
            <text:p>0.06339</text:p>
          </table:table-cell>
          <table:table-cell table:style-name="ce10" table:formula="of:=[.B383]-[.$S$2]" office:value-type="float" office:value="-0.00394652703059625" calcext:value-type="float">
            <text:p>-0.00394653</text:p>
          </table:table-cell>
          <table:table-cell table:style-name="ce9" table:formula="of:=SUM([.$E$3:.E383])" office:value-type="float" office:value="0.00391479641027475" calcext:value-type="float">
            <text:p>0.0039147964</text:p>
          </table:table-cell>
          <table:table-cell table:style-name="ce12" table:formula="of:=MAX([.$E$3:.E383]) - MIN([.$E$3:.E383])" office:value-type="float" office:value="0.0096026404317219" calcext:value-type="float">
            <text:p>0.009602640</text:p>
          </table:table-cell>
          <table:table-cell table:style-name="ce9" table:formula="of:=STDEV([.$E$3:.E383])" office:value-type="float" office:value="0.00135177045727914" calcext:value-type="float">
            <text:p>0.0013517705</text:p>
          </table:table-cell>
          <table:table-cell table:style-name="ce9" table:formula="of:=[.G383]/[.H383]" office:value-type="float" office:value="7.1037507736707" calcext:value-type="float">
            <text:p>7.1037507737</text:p>
          </table:table-cell>
          <table:table-cell table:style-name="ce9" table:formula="of:=SLOPE([.I368:.I383];[.W368:.W383])" office:value-type="float" office:value="-3.37031715953295" calcext:value-type="float">
            <text:p>-3.3703171595</text:p>
          </table:table-cell>
          <table:table-cell table:style-name="ce17" table:formula="of:=AVERAGE([.D376:.D383])" office:value-type="float" office:value="0.0635220975" calcext:value-type="float">
            <text:p>0.063522098</text:p>
          </table:table-cell>
          <table:table-cell table:style-name="ce19" table:formula="of:=([.D383] - [.K383])/[.K383]" office:value-type="percentage" office:value="-0.00207955192285641" calcext:value-type="percentage">
            <text:p>-0.208%</text:p>
          </table:table-cell>
          <table:table-cell table:style-name="ce22" table:formula="of:=[.D383]-[.L383]" office:value-type="float" office:value="0.0654695519228564" calcext:value-type="float">
            <text:p>0.06546955</text:p>
          </table:table-cell>
          <table:table-cell table:style-name="ce27" table:formula="of:=ABS([.L382]-[.L383])" office:value-type="float" office:value="0.00368642210883879" calcext:value-type="float">
            <text:p>0.0036864</text:p>
          </table:table-cell>
          <table:table-cell table:style-name="ce34" table:formula="of:=IF(([.J383] &gt; [.$P$53]);(([.$M$53]+[.J383])/[.$O$53]);(([.$L$53]-[.J383])/[.$O$53]))" office:value-type="float" office:value="0.65968486926075" calcext:value-type="float">
            <text:p>0.66</text:p>
          </table:table-cell>
          <table:table-cell table:style-name="ce42" table:formula="of:=[.O383]-[.O382]" office:value-type="float" office:value="0.0377583416422415" calcext:value-type="float">
            <text:p>0.0378</text:p>
          </table:table-cell>
          <table:table-cell table:style-name="ce45" table:number-columns-repeated="2"/>
          <table:table-cell table:style-name="ce48" table:formula="of:=[.O383] - AVERAGE([.O378:.O383])" office:value-type="float" office:value="0.045297223250824" calcext:value-type="float">
            <text:p>0.0452972233</text:p>
          </table:table-cell>
          <table:table-cell table:style-name="ce45" table:formula="of:=[.M383]-[.M382]" office:value-type="float" office:value="0.0034354321088388" calcext:value-type="float">
            <text:p>0.003</text:p>
          </table:table-cell>
          <table:table-cell table:style-name="ce45" table:formula="of:=AVERAGE([.O378:.O383])" office:value-type="float" office:value="0.614387646009926" calcext:value-type="float">
            <text:p>0.614</text:p>
          </table:table-cell>
          <table:table-cell table:style-name="ce9"/>
          <table:table-cell table:style-name="ce14" table:formula="of:=LOG([.X383])" office:value-type="float" office:value="3.0386201619497" calcext:value-type="float">
            <text:p>3.0386201619</text:p>
          </table:table-cell>
          <table:table-cell table:style-name="ce44" table:formula="of:=[.X382]+1" office:value-type="float" office:value="1093" calcext:value-type="float">
            <text:p>109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84]/[.D383]" office:value-type="percentage" office:value="0.0000788767944471525" calcext:value-type="percentage">
            <text:p>0.0079%</text:p>
          </table:table-cell>
          <table:table-cell table:style-name="ce6" table:formula="of:=([.D384]-[.D383])" office:value-type="float" office:value="0.000005000000000005" calcext:value-type="float">
            <text:p>0.00000500</text:p>
          </table:table-cell>
          <table:table-cell table:style-name="ce8" office:value-type="float" office:value="0.063395" calcext:value-type="float">
            <text:p>0.063395</text:p>
          </table:table-cell>
          <table:table-cell table:style-name="ce10" table:formula="of:=[.B384]-[.$S$2]" office:value-type="float" office:value="0.0000761916179765643" calcext:value-type="float">
            <text:p>0.00007619</text:p>
          </table:table-cell>
          <table:table-cell table:style-name="ce9" table:formula="of:=SUM([.$E$3:.E384])" office:value-type="float" office:value="0.00399098802825132" calcext:value-type="float">
            <text:p>0.003990988</text:p>
          </table:table-cell>
          <table:table-cell table:style-name="ce12" table:formula="of:=MAX([.$E$3:.E384]) - MIN([.$E$3:.E384])" office:value-type="float" office:value="0.0096026404317219" calcext:value-type="float">
            <text:p>0.009602640</text:p>
          </table:table-cell>
          <table:table-cell table:style-name="ce9" table:formula="of:=STDEV([.$E$3:.E384])" office:value-type="float" office:value="0.00134999952746604" calcext:value-type="float">
            <text:p>0.0013499995</text:p>
          </table:table-cell>
          <table:table-cell table:style-name="ce9" table:formula="of:=[.G384]/[.H384]" office:value-type="float" office:value="7.11306947621392" calcext:value-type="float">
            <text:p>7.1130694762</text:p>
          </table:table-cell>
          <table:table-cell table:style-name="ce9" table:formula="of:=SLOPE([.I369:.I384];[.W369:.W384])" office:value-type="float" office:value="-8.90754549382901" calcext:value-type="float">
            <text:p>-8.9075454938</text:p>
          </table:table-cell>
          <table:table-cell table:style-name="ce17" table:formula="of:=AVERAGE([.D377:.D384])" office:value-type="float" office:value="0.0634903225" calcext:value-type="float">
            <text:p>0.063490323</text:p>
          </table:table-cell>
          <table:table-cell table:style-name="ce19" table:formula="of:=([.D384] - [.K384])/[.K384]" office:value-type="percentage" office:value="-0.00150137054351858" calcext:value-type="percentage">
            <text:p>-0.150%</text:p>
          </table:table-cell>
          <table:table-cell table:style-name="ce22" table:formula="of:=[.D384]-[.L384]" office:value-type="float" office:value="0.0648963705435186" calcext:value-type="float">
            <text:p>0.06489637</text:p>
          </table:table-cell>
          <table:table-cell table:style-name="ce27" table:formula="of:=ABS([.L383]-[.L384])" office:value-type="float" office:value="0.000578181379337836" calcext:value-type="float">
            <text:p>0.0005782</text:p>
          </table:table-cell>
          <table:table-cell table:style-name="ce34" table:formula="of:=IF(([.J384] &gt; [.$P$53]);(([.$M$53]+[.J384])/[.$O$53]);(([.$L$53]-[.J384])/[.$O$53]))" office:value-type="float" office:value="0.689505955395618" calcext:value-type="float">
            <text:p>0.69</text:p>
          </table:table-cell>
          <table:table-cell table:style-name="ce42" table:formula="of:=[.O384]-[.O383]" office:value-type="float" office:value="0.0298210861348671" calcext:value-type="float">
            <text:p>0.0298</text:p>
          </table:table-cell>
          <table:table-cell table:style-name="ce45" table:number-columns-repeated="2"/>
          <table:table-cell table:style-name="ce48" table:formula="of:=[.O384] - AVERAGE([.O379:.O384])" office:value-type="float" office:value="0.0591249210725816" calcext:value-type="float">
            <text:p>0.0591249211</text:p>
          </table:table-cell>
          <table:table-cell table:style-name="ce45" table:formula="of:=[.M384]-[.M383]" office:value-type="float" office:value="-0.000573181379337831" calcext:value-type="float">
            <text:p>-0.001</text:p>
          </table:table-cell>
          <table:table-cell table:style-name="ce45" table:formula="of:=AVERAGE([.O379:.O384])" office:value-type="float" office:value="0.630381034323036" calcext:value-type="float">
            <text:p>0.630</text:p>
          </table:table-cell>
          <table:table-cell table:style-name="ce9"/>
          <table:table-cell table:style-name="ce14" table:formula="of:=LOG([.X384])" office:value-type="float" office:value="3.03901732199741" calcext:value-type="float">
            <text:p>3.039017322</text:p>
          </table:table-cell>
          <table:table-cell table:style-name="ce44" table:formula="of:=[.X383]+1" office:value-type="float" office:value="1094" calcext:value-type="float">
            <text:p>109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85]/[.D384]" office:value-type="percentage" office:value="0.002696742645319" calcext:value-type="percentage">
            <text:p>0.2697%</text:p>
          </table:table-cell>
          <table:table-cell table:style-name="ce6" table:formula="of:=([.D385]-[.D384])" office:value-type="float" office:value="0.000170959999999998" calcext:value-type="float">
            <text:p>0.00017096</text:p>
          </table:table-cell>
          <table:table-cell table:style-name="ce8" office:value-type="float" office:value="0.06356596" calcext:value-type="float">
            <text:p>0.06356596</text:p>
          </table:table-cell>
          <table:table-cell table:style-name="ce10" table:formula="of:=[.B385]-[.$S$2]" office:value-type="float" office:value="0.00269405746884841" calcext:value-type="float">
            <text:p>0.00269406</text:p>
          </table:table-cell>
          <table:table-cell table:style-name="ce9" table:formula="of:=SUM([.$E$3:.E385])" office:value-type="float" office:value="0.00668504549709972" calcext:value-type="float">
            <text:p>0.0066850455</text:p>
          </table:table-cell>
          <table:table-cell table:style-name="ce12" table:formula="of:=MAX([.$E$3:.E385]) - MIN([.$E$3:.E385])" office:value-type="float" office:value="0.0096026404317219" calcext:value-type="float">
            <text:p>0.009602640</text:p>
          </table:table-cell>
          <table:table-cell table:style-name="ce9" table:formula="of:=STDEV([.$E$3:.E385])" office:value-type="float" office:value="0.00135518682876612" calcext:value-type="float">
            <text:p>0.0013551868</text:p>
          </table:table-cell>
          <table:table-cell table:style-name="ce9" table:formula="of:=[.G385]/[.H385]" office:value-type="float" office:value="7.08584250369741" calcext:value-type="float">
            <text:p>7.0858425037</text:p>
          </table:table-cell>
          <table:table-cell table:style-name="ce9" table:formula="of:=SLOPE([.I370:.I385];[.W370:.W385])" office:value-type="float" office:value="-15.0586537353939" calcext:value-type="float">
            <text:p>-15.0586537354</text:p>
          </table:table-cell>
          <table:table-cell table:style-name="ce17" table:formula="of:=AVERAGE([.D378:.D385])" office:value-type="float" office:value="0.0634891675" calcext:value-type="float">
            <text:p>0.063489168</text:p>
          </table:table-cell>
          <table:table-cell table:style-name="ce19" table:formula="of:=([.D385] - [.K385])/[.K385]" office:value-type="percentage" office:value="0.00120953704425234" calcext:value-type="percentage">
            <text:p>0.121%</text:p>
          </table:table-cell>
          <table:table-cell table:style-name="ce22" table:formula="of:=[.D385]-[.L385]" office:value-type="float" office:value="0.0623564229557477" calcext:value-type="float">
            <text:p>0.06235642</text:p>
          </table:table-cell>
          <table:table-cell table:style-name="ce27" table:formula="of:=ABS([.L384]-[.L385])" office:value-type="float" office:value="0.00271090758777092" calcext:value-type="float">
            <text:p>0.0027109</text:p>
          </table:table-cell>
          <table:table-cell table:style-name="ce34" table:formula="of:=IF(([.J385] &gt; [.$P$53]);(([.$M$53]+[.J385])/[.$O$53]);(([.$L$53]-[.J385])/[.$O$53]))" office:value-type="float" office:value="0.722633129790877" calcext:value-type="float">
            <text:p>0.72</text:p>
          </table:table-cell>
          <table:table-cell table:style-name="ce42" table:formula="of:=[.O385]-[.O384]" office:value-type="float" office:value="0.0331271743952593" calcext:value-type="float">
            <text:p>0.0331</text:p>
          </table:table-cell>
          <table:table-cell table:style-name="ce45" table:number-columns-repeated="2"/>
          <table:table-cell table:style-name="ce48" table:formula="of:=[.O385] - AVERAGE([.O380:.O385])" office:value-type="float" office:value="0.0715056607993048" calcext:value-type="float">
            <text:p>0.0715056608</text:p>
          </table:table-cell>
          <table:table-cell table:style-name="ce45" table:formula="of:=[.M385]-[.M384]" office:value-type="float" office:value="-0.00253994758777092" calcext:value-type="float">
            <text:p>-0.003</text:p>
          </table:table-cell>
          <table:table-cell table:style-name="ce45" table:formula="of:=AVERAGE([.O380:.O385])" office:value-type="float" office:value="0.651127468991572" calcext:value-type="float">
            <text:p>0.651</text:p>
          </table:table-cell>
          <table:table-cell table:style-name="ce9"/>
          <table:table-cell table:style-name="ce14" table:formula="of:=LOG([.X385])" office:value-type="float" office:value="3.03941411917614" calcext:value-type="float">
            <text:p>3.0394141192</text:p>
          </table:table-cell>
          <table:table-cell table:style-name="ce44" table:formula="of:=[.X384]+1" office:value-type="float" office:value="1095" calcext:value-type="float">
            <text:p>109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86]/[.D385]" office:value-type="percentage" office:value="0" calcext:value-type="percentage">
            <text:p>0.0000%</text:p>
          </table:table-cell>
          <table:table-cell table:style-name="ce6" table:formula="of:=([.D386]-[.D385])" office:value-type="float" office:value="0" calcext:value-type="float">
            <text:p>0.00000000</text:p>
          </table:table-cell>
          <table:table-cell table:style-name="ce8" office:value-type="float" office:value="0.06356596" calcext:value-type="float">
            <text:p>0.06356596</text:p>
          </table:table-cell>
          <table:table-cell table:style-name="ce10" table:formula="of:=[.B386]-[.$S$2]" office:value-type="float" office:value="-0.00000268517647058823" calcext:value-type="float">
            <text:p>-0.00000269</text:p>
          </table:table-cell>
          <table:table-cell table:style-name="ce9" table:formula="of:=SUM([.$E$3:.E386])" office:value-type="float" office:value="0.00668236032062914" calcext:value-type="float">
            <text:p>0.0066823603</text:p>
          </table:table-cell>
          <table:table-cell table:style-name="ce12" table:formula="of:=MAX([.$E$3:.E386]) - MIN([.$E$3:.E386])" office:value-type="float" office:value="0.0096026404317219" calcext:value-type="float">
            <text:p>0.009602640</text:p>
          </table:table-cell>
          <table:table-cell table:style-name="ce9" table:formula="of:=STDEV([.$E$3:.E386])" office:value-type="float" office:value="0.00135341688925704" calcext:value-type="float">
            <text:p>0.0013534169</text:p>
          </table:table-cell>
          <table:table-cell table:style-name="ce9" table:formula="of:=[.G386]/[.H386]" office:value-type="float" office:value="7.09510905911133" calcext:value-type="float">
            <text:p>7.0951090591</text:p>
          </table:table-cell>
          <table:table-cell table:style-name="ce9" table:formula="of:=SLOPE([.I371:.I386];[.W371:.W386])" office:value-type="float" office:value="-19.5324451099929" calcext:value-type="float">
            <text:p>-19.53244511</text:p>
          </table:table-cell>
          <table:table-cell table:style-name="ce17" table:formula="of:=AVERAGE([.D379:.D386])" office:value-type="float" office:value="0.06350088875" calcext:value-type="float">
            <text:p>0.063500889</text:p>
          </table:table-cell>
          <table:table-cell table:style-name="ce19" table:formula="of:=([.D386] - [.K386])/[.K386]" office:value-type="percentage" office:value="0.00102472975230591" calcext:value-type="percentage">
            <text:p>0.102%</text:p>
          </table:table-cell>
          <table:table-cell table:style-name="ce22" table:formula="of:=[.D386]-[.L386]" office:value-type="float" office:value="0.0625412302476941" calcext:value-type="float">
            <text:p>0.06254123</text:p>
          </table:table-cell>
          <table:table-cell table:style-name="ce27" table:formula="of:=ABS([.L385]-[.L386])" office:value-type="float" office:value="0.000184807291946431" calcext:value-type="float">
            <text:p>0.0001848</text:p>
          </table:table-cell>
          <table:table-cell table:style-name="ce34" table:formula="of:=IF(([.J386] &gt; [.$P$53]);(([.$M$53]+[.J386])/[.$O$53]);(([.$L$53]-[.J386])/[.$O$53]))" office:value-type="float" office:value="0.74672701031681" calcext:value-type="float">
            <text:p>0.75</text:p>
          </table:table-cell>
          <table:table-cell table:style-name="ce42" table:formula="of:=[.O386]-[.O385]" office:value-type="float" office:value="0.0240938805259336" calcext:value-type="float">
            <text:p>0.0241</text:p>
          </table:table-cell>
          <table:table-cell table:style-name="ce45" table:number-columns-repeated="2"/>
          <table:table-cell table:style-name="ce48" table:formula="of:=[.O386] - AVERAGE([.O381:.O386])" office:value-type="float" office:value="0.0717215885020859" calcext:value-type="float">
            <text:p>0.0717215885</text:p>
          </table:table-cell>
          <table:table-cell table:style-name="ce45" table:formula="of:=[.M386]-[.M385]" office:value-type="float" office:value="0.000184807291946427" calcext:value-type="float">
            <text:p>0.000</text:p>
          </table:table-cell>
          <table:table-cell table:style-name="ce45" table:formula="of:=AVERAGE([.O381:.O386])" office:value-type="float" office:value="0.675005421814725" calcext:value-type="float">
            <text:p>0.675</text:p>
          </table:table-cell>
          <table:table-cell table:style-name="ce9"/>
          <table:table-cell table:style-name="ce14" table:formula="of:=LOG([.X386])" office:value-type="float" office:value="3.03981055414835" calcext:value-type="float">
            <text:p>3.0398105541</text:p>
          </table:table-cell>
          <table:table-cell table:style-name="ce44" table:formula="of:=[.X385]+1" office:value-type="float" office:value="1096" calcext:value-type="float">
            <text:p>109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87]/[.D386]" office:value-type="percentage" office:value="-0.0000468804372654743" calcext:value-type="percentage">
            <text:p>-0.0047%</text:p>
          </table:table-cell>
          <table:table-cell table:style-name="ce6" table:formula="of:=([.D387]-[.D386])" office:value-type="float" office:value="-0.00000297999999999965" calcext:value-type="float">
            <text:p>-0.00000298</text:p>
          </table:table-cell>
          <table:table-cell table:style-name="ce8" office:value-type="float" office:value="0.06356298" calcext:value-type="float">
            <text:p>0.06356298</text:p>
          </table:table-cell>
          <table:table-cell table:style-name="ce10" table:formula="of:=[.B387]-[.$S$2]" office:value-type="float" office:value="-0.0000495656137360625" calcext:value-type="float">
            <text:p>-0.00004957</text:p>
          </table:table-cell>
          <table:table-cell table:style-name="ce9" table:formula="of:=SUM([.$E$3:.E387])" office:value-type="float" office:value="0.00663279470689307" calcext:value-type="float">
            <text:p>0.0066327947</text:p>
          </table:table-cell>
          <table:table-cell table:style-name="ce12" table:formula="of:=MAX([.$E$3:.E387]) - MIN([.$E$3:.E387])" office:value-type="float" office:value="0.0096026404317219" calcext:value-type="float">
            <text:p>0.009602640</text:p>
          </table:table-cell>
          <table:table-cell table:style-name="ce9" table:formula="of:=STDEV([.$E$3:.E387])" office:value-type="float" office:value="0.00135165778784186" calcext:value-type="float">
            <text:p>0.0013516578</text:p>
          </table:table-cell>
          <table:table-cell table:style-name="ce9" table:formula="of:=[.G387]/[.H387]" office:value-type="float" office:value="7.1043429173401" calcext:value-type="float">
            <text:p>7.1043429173</text:p>
          </table:table-cell>
          <table:table-cell table:style-name="ce9" table:formula="of:=SLOPE([.I372:.I387];[.W372:.W387])" office:value-type="float" office:value="-22.2647387707752" calcext:value-type="float">
            <text:p>-22.2647387708</text:p>
          </table:table-cell>
          <table:table-cell table:style-name="ce17" table:formula="of:=AVERAGE([.D380:.D387])" office:value-type="float" office:value="0.0635065925" calcext:value-type="float">
            <text:p>0.063506593</text:p>
          </table:table-cell>
          <table:table-cell table:style-name="ce19" table:formula="of:=([.D387] - [.K387])/[.K387]" office:value-type="percentage" office:value="0.000887899945190804" calcext:value-type="percentage">
            <text:p>0.089%</text:p>
          </table:table-cell>
          <table:table-cell table:style-name="ce22" table:formula="of:=[.D387]-[.L387]" office:value-type="float" office:value="0.0626750800548092" calcext:value-type="float">
            <text:p>0.06267508</text:p>
          </table:table-cell>
          <table:table-cell table:style-name="ce27" table:formula="of:=ABS([.L386]-[.L387])" office:value-type="float" office:value="0.000136829807115109" calcext:value-type="float">
            <text:p>0.0001368</text:p>
          </table:table-cell>
          <table:table-cell table:style-name="ce34" table:formula="of:=IF(([.J387] &gt; [.$P$53]);(([.$M$53]+[.J387])/[.$O$53]);(([.$L$53]-[.J387])/[.$O$53]))" office:value-type="float" office:value="0.761441947047751" calcext:value-type="float">
            <text:p>0.76</text:p>
          </table:table-cell>
          <table:table-cell table:style-name="ce42" table:formula="of:=[.O387]-[.O386]" office:value-type="float" office:value="0.0147149367309409" calcext:value-type="float">
            <text:p>0.0147</text:p>
          </table:table-cell>
          <table:table-cell table:style-name="ce45" table:number-columns-repeated="2"/>
          <table:table-cell table:style-name="ce48" table:formula="of:=[.O387] - AVERAGE([.O382:.O387])" office:value-type="float" office:value="0.0611220404760321" calcext:value-type="float">
            <text:p>0.0611220405</text:p>
          </table:table-cell>
          <table:table-cell table:style-name="ce45" table:formula="of:=[.M387]-[.M386]" office:value-type="float" office:value="0.000133849807115116" calcext:value-type="float">
            <text:p>0.000</text:p>
          </table:table-cell>
          <table:table-cell table:style-name="ce45" table:formula="of:=AVERAGE([.O382:.O387])" office:value-type="float" office:value="0.700319906571719" calcext:value-type="float">
            <text:p>0.700</text:p>
          </table:table-cell>
          <table:table-cell table:style-name="ce9"/>
          <table:table-cell table:style-name="ce14" table:formula="of:=LOG([.X387])" office:value-type="float" office:value="3.04020662757471" calcext:value-type="float">
            <text:p>3.0402066276</text:p>
          </table:table-cell>
          <table:table-cell table:style-name="ce44" table:formula="of:=[.X386]+1" office:value-type="float" office:value="1097" calcext:value-type="float">
            <text:p>109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88]/[.D387]" office:value-type="percentage" office:value="-0.000479839050969648" calcext:value-type="percentage">
            <text:p>-0.0480%</text:p>
          </table:table-cell>
          <table:table-cell table:style-name="ce6" table:formula="of:=([.D388]-[.D387])" office:value-type="float" office:value="-0.0000305000000000027" calcext:value-type="float">
            <text:p>-0.00003050</text:p>
          </table:table-cell>
          <table:table-cell table:style-name="ce8" office:value-type="float" office:value="0.06353248" calcext:value-type="float">
            <text:p>0.06353248</text:p>
          </table:table-cell>
          <table:table-cell table:style-name="ce10" table:formula="of:=[.B388]-[.$S$2]" office:value-type="float" office:value="-0.000482524227440237" calcext:value-type="float">
            <text:p>-0.00048252</text:p>
          </table:table-cell>
          <table:table-cell table:style-name="ce9" table:formula="of:=SUM([.$E$3:.E388])" office:value-type="float" office:value="0.00615027047945284" calcext:value-type="float">
            <text:p>0.0061502705</text:p>
          </table:table-cell>
          <table:table-cell table:style-name="ce12" table:formula="of:=MAX([.$E$3:.E388]) - MIN([.$E$3:.E388])" office:value-type="float" office:value="0.0096026404317219" calcext:value-type="float">
            <text:p>0.009602640</text:p>
          </table:table-cell>
          <table:table-cell table:style-name="ce9" table:formula="of:=STDEV([.$E$3:.E388])" office:value-type="float" office:value="0.00135014088256402" calcext:value-type="float">
            <text:p>0.0013501409</text:p>
          </table:table-cell>
          <table:table-cell table:style-name="ce9" table:formula="of:=[.G388]/[.H388]" office:value-type="float" office:value="7.11232476235054" calcext:value-type="float">
            <text:p>7.1123247624</text:p>
          </table:table-cell>
          <table:table-cell table:style-name="ce9" table:formula="of:=SLOPE([.I373:.I388];[.W373:.W388])" office:value-type="float" office:value="-23.3153285922089" calcext:value-type="float">
            <text:p>-23.3153285922</text:p>
          </table:table-cell>
          <table:table-cell table:style-name="ce17" table:formula="of:=AVERAGE([.D381:.D388])" office:value-type="float" office:value="0.0635225275" calcext:value-type="float">
            <text:p>0.063522528</text:p>
          </table:table-cell>
          <table:table-cell table:style-name="ce19" table:formula="of:=([.D388] - [.K388])/[.K388]" office:value-type="percentage" office:value="0.000156676700246338" calcext:value-type="percentage">
            <text:p>0.016%</text:p>
          </table:table-cell>
          <table:table-cell table:style-name="ce22" table:formula="of:=[.D388]-[.L388]" office:value-type="float" office:value="0.0633758032997537" calcext:value-type="float">
            <text:p>0.06337580</text:p>
          </table:table-cell>
          <table:table-cell table:style-name="ce27" table:formula="of:=ABS([.L387]-[.L388])" office:value-type="float" office:value="0.000731223244944466" calcext:value-type="float">
            <text:p>0.0007312</text:p>
          </table:table-cell>
          <table:table-cell table:style-name="ce34" table:formula="of:=IF(([.J388] &gt; [.$P$53]);(([.$M$53]+[.J388])/[.$O$53]);(([.$L$53]-[.J388])/[.$O$53]))" office:value-type="float" office:value="0.767099963597898" calcext:value-type="float">
            <text:p>0.77</text:p>
          </table:table-cell>
          <table:table-cell table:style-name="ce42" table:formula="of:=[.O388]-[.O387]" office:value-type="float" office:value="0.00565801655014675" calcext:value-type="float">
            <text:p>0.0057</text:p>
          </table:table-cell>
          <table:table-cell table:style-name="ce45" table:number-columns-repeated="2"/>
          <table:table-cell table:style-name="ce48" table:formula="of:=[.O388] - AVERAGE([.O383:.O388])" office:value-type="float" office:value="0.0425844843629475" calcext:value-type="float">
            <text:p>0.0425844844</text:p>
          </table:table-cell>
          <table:table-cell table:style-name="ce45" table:formula="of:=[.M388]-[.M387]" office:value-type="float" office:value="0.000700723244944454" calcext:value-type="float">
            <text:p>0.001</text:p>
          </table:table-cell>
          <table:table-cell table:style-name="ce45" table:formula="of:=AVERAGE([.O383:.O388])" office:value-type="float" office:value="0.724515479234951" calcext:value-type="float">
            <text:p>0.725</text:p>
          </table:table-cell>
          <table:table-cell table:style-name="ce9"/>
          <table:table-cell table:style-name="ce14" table:formula="of:=LOG([.X388])" office:value-type="float" office:value="3.04060234011407" calcext:value-type="float">
            <text:p>3.0406023401</text:p>
          </table:table-cell>
          <table:table-cell table:style-name="ce44" table:formula="of:=[.X387]+1" office:value-type="float" office:value="1098" calcext:value-type="float">
            <text:p>109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89]/[.D388]" office:value-type="percentage" office:value="0.00182143055016898" calcext:value-type="percentage">
            <text:p>0.1821%</text:p>
          </table:table-cell>
          <table:table-cell table:style-name="ce6" table:formula="of:=([.D389]-[.D388])" office:value-type="float" office:value="0.00011572" calcext:value-type="float">
            <text:p>0.00011572</text:p>
          </table:table-cell>
          <table:table-cell table:style-name="ce8" office:value-type="float" office:value="0.0636482" calcext:value-type="float">
            <text:p>0.0636482</text:p>
          </table:table-cell>
          <table:table-cell table:style-name="ce10" table:formula="of:=[.B389]-[.$S$2]" office:value-type="float" office:value="0.00181874537369839" calcext:value-type="float">
            <text:p>0.00181875</text:p>
          </table:table-cell>
          <table:table-cell table:style-name="ce9" table:formula="of:=SUM([.$E$3:.E389])" office:value-type="float" office:value="0.00796901585315124" calcext:value-type="float">
            <text:p>0.0079690159</text:p>
          </table:table-cell>
          <table:table-cell table:style-name="ce12" table:formula="of:=MAX([.$E$3:.E389]) - MIN([.$E$3:.E389])" office:value-type="float" office:value="0.0096026404317219" calcext:value-type="float">
            <text:p>0.009602640</text:p>
          </table:table-cell>
          <table:table-cell table:style-name="ce9" table:formula="of:=STDEV([.$E$3:.E389])" office:value-type="float" office:value="0.00135150145636619" calcext:value-type="float">
            <text:p>0.0013515015</text:p>
          </table:table-cell>
          <table:table-cell table:style-name="ce9" table:formula="of:=[.G389]/[.H389]" office:value-type="float" office:value="7.10516469404387" calcext:value-type="float">
            <text:p>7.105164694</text:p>
          </table:table-cell>
          <table:table-cell table:style-name="ce9" table:formula="of:=SLOPE([.I374:.I389];[.W374:.W389])" office:value-type="float" office:value="-23.5033392513605" calcext:value-type="float">
            <text:p>-23.5033392514</text:p>
          </table:table-cell>
          <table:table-cell table:style-name="ce17" table:formula="of:=AVERAGE([.D382:.D389])" office:value-type="float" office:value="0.06353769625" calcext:value-type="float">
            <text:p>0.063537696</text:p>
          </table:table-cell>
          <table:table-cell table:style-name="ce19" table:formula="of:=([.D389] - [.K389])/[.K389]" office:value-type="percentage" office:value="0.00173918408318124" calcext:value-type="percentage">
            <text:p>0.174%</text:p>
          </table:table-cell>
          <table:table-cell table:style-name="ce22" table:formula="of:=[.D389]-[.L389]" office:value-type="float" office:value="0.0619090159168188" calcext:value-type="float">
            <text:p>0.06190902</text:p>
          </table:table-cell>
          <table:table-cell table:style-name="ce27" table:formula="of:=ABS([.L388]-[.L389])" office:value-type="float" office:value="0.0015825073829349" calcext:value-type="float">
            <text:p>0.0015825</text:p>
          </table:table-cell>
          <table:table-cell table:style-name="ce34" table:formula="of:=IF(([.J389] &gt; [.$P$53]);(([.$M$53]+[.J389])/[.$O$53]);(([.$L$53]-[.J389])/[.$O$53]))" office:value-type="float" office:value="0.768112506646937" calcext:value-type="float">
            <text:p>0.77</text:p>
          </table:table-cell>
          <table:table-cell table:style-name="ce42" table:formula="of:=[.O389]-[.O388]" office:value-type="float" office:value="0.00101254304903897" calcext:value-type="float">
            <text:p>0.0010</text:p>
          </table:table-cell>
          <table:table-cell table:style-name="ce45" table:number-columns-repeated="2"/>
          <table:table-cell table:style-name="ce48" table:formula="of:=[.O389] - AVERAGE([.O384:.O389])" office:value-type="float" office:value="0.0255257545142886" calcext:value-type="float">
            <text:p>0.0255257545</text:p>
          </table:table-cell>
          <table:table-cell table:style-name="ce45" table:formula="of:=[.M389]-[.M388]" office:value-type="float" office:value="-0.0014667873829349" calcext:value-type="float">
            <text:p>-0.001</text:p>
          </table:table-cell>
          <table:table-cell table:style-name="ce45" table:formula="of:=AVERAGE([.O384:.O389])" office:value-type="float" office:value="0.742586752132648" calcext:value-type="float">
            <text:p>0.743</text:p>
          </table:table-cell>
          <table:table-cell table:style-name="ce9"/>
          <table:table-cell table:style-name="ce14" table:formula="of:=LOG([.X389])" office:value-type="float" office:value="3.04099769242349" calcext:value-type="float">
            <text:p>3.0409976924</text:p>
          </table:table-cell>
          <table:table-cell table:style-name="ce44" table:formula="of:=[.X388]+1" office:value-type="float" office:value="1099" calcext:value-type="float">
            <text:p>109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90]/[.D389]" office:value-type="percentage" office:value="-0.000752731420527183" calcext:value-type="percentage">
            <text:p>-0.0753%</text:p>
          </table:table-cell>
          <table:table-cell table:style-name="ce6" table:formula="of:=([.D390]-[.D389])" office:value-type="float" office:value="-0.0000479099999999982" calcext:value-type="float">
            <text:p>-0.00004791</text:p>
          </table:table-cell>
          <table:table-cell table:style-name="ce8" office:value-type="float" office:value="0.06360029" calcext:value-type="float">
            <text:p>0.06360029</text:p>
          </table:table-cell>
          <table:table-cell table:style-name="ce10" table:formula="of:=[.B390]-[.$S$2]" office:value-type="float" office:value="-0.000755416596997771" calcext:value-type="float">
            <text:p>-0.00075542</text:p>
          </table:table-cell>
          <table:table-cell table:style-name="ce9" table:formula="of:=SUM([.$E$3:.E390])" office:value-type="float" office:value="0.00721359925615347" calcext:value-type="float">
            <text:p>0.0072135993</text:p>
          </table:table-cell>
          <table:table-cell table:style-name="ce12" table:formula="of:=MAX([.$E$3:.E390]) - MIN([.$E$3:.E390])" office:value-type="float" office:value="0.0096026404317219" calcext:value-type="float">
            <text:p>0.009602640</text:p>
          </table:table-cell>
          <table:table-cell table:style-name="ce9" table:formula="of:=STDEV([.$E$3:.E390])" office:value-type="float" office:value="0.00135032901050419" calcext:value-type="float">
            <text:p>0.001350329</text:p>
          </table:table-cell>
          <table:table-cell table:style-name="ce9" table:formula="of:=[.G390]/[.H390]" office:value-type="float" office:value="7.11133387272519" calcext:value-type="float">
            <text:p>7.1113338727</text:p>
          </table:table-cell>
          <table:table-cell table:style-name="ce9" table:formula="of:=SLOPE([.I375:.I390];[.W375:.W390])" office:value-type="float" office:value="-21.9632806768081" calcext:value-type="float">
            <text:p>-21.9632806768</text:p>
          </table:table-cell>
          <table:table-cell table:style-name="ce17" table:formula="of:=AVERAGE([.D383:.D390])" office:value-type="float" office:value="0.06353260875" calcext:value-type="float">
            <text:p>0.063532609</text:p>
          </table:table-cell>
          <table:table-cell table:style-name="ce19" table:formula="of:=([.D390] - [.K390])/[.K390]" office:value-type="percentage" office:value="0.00106529940028642" calcext:value-type="percentage">
            <text:p>0.107%</text:p>
          </table:table-cell>
          <table:table-cell table:style-name="ce22" table:formula="of:=[.D390]-[.L390]" office:value-type="float" office:value="0.0625349905997136" calcext:value-type="float">
            <text:p>0.06253499</text:p>
          </table:table-cell>
          <table:table-cell table:style-name="ce27" table:formula="of:=ABS([.L389]-[.L390])" office:value-type="float" office:value="0.000673884682894821" calcext:value-type="float">
            <text:p>0.0006739</text:p>
          </table:table-cell>
          <table:table-cell table:style-name="ce34" table:formula="of:=IF(([.J390] &gt; [.$P$53]);(([.$M$53]+[.J390])/[.$O$53]);(([.$L$53]-[.J390])/[.$O$53]))" office:value-type="float" office:value="0.759818425812305" calcext:value-type="float">
            <text:p>0.76</text:p>
          </table:table-cell>
          <table:table-cell table:style-name="ce42" table:formula="of:=[.O390]-[.O389]" office:value-type="float" office:value="-0.00829408083463235" calcext:value-type="float">
            <text:p>-0.0083</text:p>
          </table:table-cell>
          <table:table-cell table:style-name="ce45" table:number-columns-repeated="2"/>
          <table:table-cell table:style-name="ce48" table:formula="of:=[.O390] - AVERAGE([.O385:.O390])" office:value-type="float" office:value="0.00551292861020836" calcext:value-type="float">
            <text:p>0.0055129286</text:p>
          </table:table-cell>
          <table:table-cell table:style-name="ce45" table:formula="of:=[.M390]-[.M389]" office:value-type="float" office:value="0.000625974682894825" calcext:value-type="float">
            <text:p>0.001</text:p>
          </table:table-cell>
          <table:table-cell table:style-name="ce45" table:formula="of:=AVERAGE([.O385:.O390])" office:value-type="float" office:value="0.754305497202096" calcext:value-type="float">
            <text:p>0.754</text:p>
          </table:table-cell>
          <table:table-cell table:style-name="ce9"/>
          <table:table-cell table:style-name="ce14" table:formula="of:=LOG([.X390])" office:value-type="float" office:value="3.04139268515822" calcext:value-type="float">
            <text:p>3.0413926852</text:p>
          </table:table-cell>
          <table:table-cell table:style-name="ce44" table:formula="of:=[.X389]+1" office:value-type="float" office:value="1100" calcext:value-type="float">
            <text:p>110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91]/[.D390]" office:value-type="percentage" office:value="-0.00201272667152929" calcext:value-type="percentage">
            <text:p>-0.2013%</text:p>
          </table:table-cell>
          <table:table-cell table:style-name="ce6" table:formula="of:=([.D391]-[.D390])" office:value-type="float" office:value="-0.000128009999999998" calcext:value-type="float">
            <text:p>-0.00012801</text:p>
          </table:table-cell>
          <table:table-cell table:style-name="ce8" office:value-type="float" office:value="0.06347228" calcext:value-type="float">
            <text:p>0.06347228</text:p>
          </table:table-cell>
          <table:table-cell table:style-name="ce10" table:formula="of:=[.B391]-[.$S$2]" office:value-type="float" office:value="-0.00201541184799988" calcext:value-type="float">
            <text:p>-0.00201541</text:p>
          </table:table-cell>
          <table:table-cell table:style-name="ce9" table:formula="of:=SUM([.$E$3:.E391])" office:value-type="float" office:value="0.00519818740815358" calcext:value-type="float">
            <text:p>0.0051981874</text:p>
          </table:table-cell>
          <table:table-cell table:style-name="ce12" table:formula="of:=MAX([.$E$3:.E391]) - MIN([.$E$3:.E391])" office:value-type="float" office:value="0.0096026404317219" calcext:value-type="float">
            <text:p>0.009602640</text:p>
          </table:table-cell>
          <table:table-cell table:style-name="ce9" table:formula="of:=STDEV([.$E$3:.E391])" office:value-type="float" office:value="0.00135252518718761" calcext:value-type="float">
            <text:p>0.0013525252</text:p>
          </table:table-cell>
          <table:table-cell table:style-name="ce9" table:formula="of:=[.G391]/[.H391]" office:value-type="float" office:value="7.09978677120926" calcext:value-type="float">
            <text:p>7.0997867712</text:p>
          </table:table-cell>
          <table:table-cell table:style-name="ce9" table:formula="of:=SLOPE([.I376:.I391];[.W376:.W391])" office:value-type="float" office:value="-21.0164005504162" calcext:value-type="float">
            <text:p>-21.0164005504</text:p>
          </table:table-cell>
          <table:table-cell table:style-name="ce17" table:formula="of:=AVERAGE([.D384:.D391])" office:value-type="float" office:value="0.06354289375" calcext:value-type="float">
            <text:p>0.063542894</text:p>
          </table:table-cell>
          <table:table-cell table:style-name="ce19" table:formula="of:=([.D391] - [.K391])/[.K391]" office:value-type="percentage" office:value="-0.00111127690025904" calcext:value-type="percentage">
            <text:p>-0.111%</text:p>
          </table:table-cell>
          <table:table-cell table:style-name="ce22" table:formula="of:=[.D391]-[.L391]" office:value-type="float" office:value="0.0645835569002591" calcext:value-type="float">
            <text:p>0.06458356</text:p>
          </table:table-cell>
          <table:table-cell table:style-name="ce27" table:formula="of:=ABS([.L390]-[.L391])" office:value-type="float" office:value="0.00217657630054547" calcext:value-type="float">
            <text:p>0.0021766</text:p>
          </table:table-cell>
          <table:table-cell table:style-name="ce34" table:formula="of:=IF(([.J391] &gt; [.$P$53]);(([.$M$53]+[.J391])/[.$O$53]);(([.$L$53]-[.J391])/[.$O$53]))" office:value-type="float" office:value="0.754718944247921" calcext:value-type="float">
            <text:p>0.75</text:p>
          </table:table-cell>
          <table:table-cell table:style-name="ce42" table:formula="of:=[.O391]-[.O390]" office:value-type="float" office:value="-0.00509948156438367" calcext:value-type="float">
            <text:p>-0.0051</text:p>
          </table:table-cell>
          <table:table-cell table:style-name="ce45" table:number-columns-repeated="2"/>
          <table:table-cell table:style-name="ce48" table:formula="of:=[.O391] - AVERAGE([.O386:.O391])" office:value-type="float" office:value="-0.00493418869701601" calcext:value-type="float">
            <text:p>-0.0049341887</text:p>
          </table:table-cell>
          <table:table-cell table:style-name="ce45" table:formula="of:=[.M391]-[.M390]" office:value-type="float" office:value="0.00204856630054546" calcext:value-type="float">
            <text:p>0.002</text:p>
          </table:table-cell>
          <table:table-cell table:style-name="ce45" table:formula="of:=AVERAGE([.O386:.O391])" office:value-type="float" office:value="0.759653132944937" calcext:value-type="float">
            <text:p>0.760</text:p>
          </table:table-cell>
          <table:table-cell table:style-name="ce9"/>
          <table:table-cell table:style-name="ce14" table:formula="of:=LOG([.X391])" office:value-type="float" office:value="3.04178731897175" calcext:value-type="float">
            <text:p>3.041787319</text:p>
          </table:table-cell>
          <table:table-cell table:style-name="ce44" table:formula="of:=[.X390]+1" office:value-type="float" office:value="1101" calcext:value-type="float">
            <text:p>110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92]/[.D391]" office:value-type="percentage" office:value="0.000617277337445571" calcext:value-type="percentage">
            <text:p>0.0617%</text:p>
          </table:table-cell>
          <table:table-cell table:style-name="ce6" table:formula="of:=([.D392]-[.D391])" office:value-type="float" office:value="0.0000391799999999998" calcext:value-type="float">
            <text:p>0.00003918</text:p>
          </table:table-cell>
          <table:table-cell table:style-name="ce8" office:value-type="float" office:value="0.06351146" calcext:value-type="float">
            <text:p>0.06351146</text:p>
          </table:table-cell>
          <table:table-cell table:style-name="ce10" table:formula="of:=[.B392]-[.$S$2]" office:value-type="float" office:value="0.000614592160974983" calcext:value-type="float">
            <text:p>0.00061459</text:p>
          </table:table-cell>
          <table:table-cell table:style-name="ce9" table:formula="of:=SUM([.$E$3:.E392])" office:value-type="float" office:value="0.00581277956912857" calcext:value-type="float">
            <text:p>0.0058127796</text:p>
          </table:table-cell>
          <table:table-cell table:style-name="ce12" table:formula="of:=MAX([.$E$3:.E392]) - MIN([.$E$3:.E392])" office:value-type="float" office:value="0.0096026404317219" calcext:value-type="float">
            <text:p>0.009602640</text:p>
          </table:table-cell>
          <table:table-cell table:style-name="ce9" table:formula="of:=STDEV([.$E$3:.E392])" office:value-type="float" office:value="0.00135112864361254" calcext:value-type="float">
            <text:p>0.0013511286</text:p>
          </table:table-cell>
          <table:table-cell table:style-name="ce9" table:formula="of:=[.G392]/[.H392]" office:value-type="float" office:value="7.10712520019348" calcext:value-type="float">
            <text:p>7.1071252002</text:p>
          </table:table-cell>
          <table:table-cell table:style-name="ce9" table:formula="of:=SLOPE([.I377:.I392];[.W377:.W392])" office:value-type="float" office:value="-19.5495496823882" calcext:value-type="float">
            <text:p>-19.5495496824</text:p>
          </table:table-cell>
          <table:table-cell table:style-name="ce17" table:formula="of:=AVERAGE([.D385:.D392])" office:value-type="float" office:value="0.06355745125" calcext:value-type="float">
            <text:p>0.063557451</text:p>
          </table:table-cell>
          <table:table-cell table:style-name="ce19" table:formula="of:=([.D392] - [.K392])/[.K392]" office:value-type="percentage" office:value="-0.000723616965367252" calcext:value-type="percentage">
            <text:p>-0.072%</text:p>
          </table:table-cell>
          <table:table-cell table:style-name="ce22" table:formula="of:=[.D392]-[.L392]" office:value-type="float" office:value="0.0642350769653673" calcext:value-type="float">
            <text:p>0.06423508</text:p>
          </table:table-cell>
          <table:table-cell table:style-name="ce27" table:formula="of:=ABS([.L391]-[.L392])" office:value-type="float" office:value="0.000387659934891793" calcext:value-type="float">
            <text:p>0.0003877</text:p>
          </table:table-cell>
          <table:table-cell table:style-name="ce34" table:formula="of:=IF(([.J392] &gt; [.$P$53]);(([.$M$53]+[.J392])/[.$O$53]);(([.$L$53]-[.J392])/[.$O$53]))" office:value-type="float" office:value="0.746819128050793" calcext:value-type="float">
            <text:p>0.75</text:p>
          </table:table-cell>
          <table:table-cell table:style-name="ce42" table:formula="of:=[.O392]-[.O391]" office:value-type="float" office:value="-0.00789981619712798" calcext:value-type="float">
            <text:p>-0.0079</text:p>
          </table:table-cell>
          <table:table-cell table:style-name="ce45" table:number-columns-repeated="2"/>
          <table:table-cell table:style-name="ce48" table:formula="of:=[.O392] - AVERAGE([.O387:.O392])" office:value-type="float" office:value="-0.0128493578498077" calcext:value-type="float">
            <text:p>-0.0128493578</text:p>
          </table:table-cell>
          <table:table-cell table:style-name="ce45" table:formula="of:=[.M392]-[.M391]" office:value-type="float" office:value="-0.000348479934891788" calcext:value-type="float">
            <text:p>0.000</text:p>
          </table:table-cell>
          <table:table-cell table:style-name="ce45" table:formula="of:=AVERAGE([.O387:.O392])" office:value-type="float" office:value="0.759668485900601" calcext:value-type="float">
            <text:p>0.760</text:p>
          </table:table-cell>
          <table:table-cell table:style-name="ce9"/>
          <table:table-cell table:style-name="ce14" table:formula="of:=LOG([.X392])" office:value-type="float" office:value="3.04218159451577" calcext:value-type="float">
            <text:p>3.0421815945</text:p>
          </table:table-cell>
          <table:table-cell table:style-name="ce44" table:formula="of:=[.X391]+1" office:value-type="float" office:value="1102" calcext:value-type="float">
            <text:p>110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93]/[.D392]" office:value-type="percentage" office:value="0" calcext:value-type="percentage">
            <text:p>0.0000%</text:p>
          </table:table-cell>
          <table:table-cell table:style-name="ce6" table:formula="of:=([.D393]-[.D392])" office:value-type="float" office:value="0" calcext:value-type="float">
            <text:p>0.00000000</text:p>
          </table:table-cell>
          <table:table-cell table:style-name="ce8" office:value-type="float" office:value="0.06351146" calcext:value-type="float">
            <text:p>0.06351146</text:p>
          </table:table-cell>
          <table:table-cell table:style-name="ce10" table:formula="of:=[.B393]-[.$S$2]" office:value-type="float" office:value="-0.00000268517647058823" calcext:value-type="float">
            <text:p>-0.00000269</text:p>
          </table:table-cell>
          <table:table-cell table:style-name="ce9" table:formula="of:=SUM([.$E$3:.E393])" office:value-type="float" office:value="0.00581009439265798" calcext:value-type="float">
            <text:p>0.0058100944</text:p>
          </table:table-cell>
          <table:table-cell table:style-name="ce12" table:formula="of:=MAX([.$E$3:.E393]) - MIN([.$E$3:.E393])" office:value-type="float" office:value="0.0096026404317219" calcext:value-type="float">
            <text:p>0.009602640</text:p>
          </table:table-cell>
          <table:table-cell table:style-name="ce9" table:formula="of:=STDEV([.$E$3:.E393])" office:value-type="float" office:value="0.00134939560878788" calcext:value-type="float">
            <text:p>0.0013493956</text:p>
          </table:table-cell>
          <table:table-cell table:style-name="ce9" table:formula="of:=[.G393]/[.H393]" office:value-type="float" office:value="7.11625291292275" calcext:value-type="float">
            <text:p>7.1162529129</text:p>
          </table:table-cell>
          <table:table-cell table:style-name="ce9" table:formula="of:=SLOPE([.I378:.I393];[.W378:.W393])" office:value-type="float" office:value="-16.7801555690389" calcext:value-type="float">
            <text:p>-16.780155569</text:p>
          </table:table-cell>
          <table:table-cell table:style-name="ce17" table:formula="of:=AVERAGE([.D386:.D393])" office:value-type="float" office:value="0.06355063875" calcext:value-type="float">
            <text:p>0.063550639</text:p>
          </table:table-cell>
          <table:table-cell table:style-name="ce19" table:formula="of:=([.D393] - [.K393])/[.K393]" office:value-type="percentage" office:value="-0.000616496557243392" calcext:value-type="percentage">
            <text:p>-0.062%</text:p>
          </table:table-cell>
          <table:table-cell table:style-name="ce22" table:formula="of:=[.D393]-[.L393]" office:value-type="float" office:value="0.0641279565572434" calcext:value-type="float">
            <text:p>0.06412796</text:p>
          </table:table-cell>
          <table:table-cell table:style-name="ce27" table:formula="of:=ABS([.L392]-[.L393])" office:value-type="float" office:value="0.00010712040812386" calcext:value-type="float">
            <text:p>0.0001071</text:p>
          </table:table-cell>
          <table:table-cell table:style-name="ce34" table:formula="of:=IF(([.J393] &gt; [.$P$53]);(([.$M$53]+[.J393])/[.$O$53]);(([.$L$53]-[.J393])/[.$O$53]))" office:value-type="float" office:value="0.731904384534788" calcext:value-type="float">
            <text:p>0.73</text:p>
          </table:table-cell>
          <table:table-cell table:style-name="ce42" table:formula="of:=[.O393]-[.O392]" office:value-type="float" office:value="-0.0149147435160053" calcext:value-type="float">
            <text:p>-0.0149</text:p>
          </table:table-cell>
          <table:table-cell table:style-name="ce45" table:number-columns-repeated="2"/>
          <table:table-cell table:style-name="ce48" table:formula="of:=[.O393] - AVERAGE([.O388:.O393])" office:value-type="float" office:value="-0.0228411742803192" calcext:value-type="float">
            <text:p>-0.0228411743</text:p>
          </table:table-cell>
          <table:table-cell table:style-name="ce45" table:formula="of:=[.M393]-[.M392]" office:value-type="float" office:value="-0.000107120408123856" calcext:value-type="float">
            <text:p>0.000</text:p>
          </table:table-cell>
          <table:table-cell table:style-name="ce45" table:formula="of:=AVERAGE([.O388:.O393])" office:value-type="float" office:value="0.754745558815107" calcext:value-type="float">
            <text:p>0.755</text:p>
          </table:table-cell>
          <table:table-cell table:style-name="ce9"/>
          <table:table-cell table:style-name="ce14" table:formula="of:=LOG([.X393])" office:value-type="float" office:value="3.04257551244019" calcext:value-type="float">
            <text:p>3.0425755124</text:p>
          </table:table-cell>
          <table:table-cell table:style-name="ce44" table:formula="of:=[.X392]+1" office:value-type="float" office:value="1103" calcext:value-type="float">
            <text:p>110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94]/[.D393]" office:value-type="percentage" office:value="0.00412555466367805" calcext:value-type="percentage">
            <text:p>0.4126%</text:p>
          </table:table-cell>
          <table:table-cell table:style-name="ce6" table:formula="of:=([.D394]-[.D393])" office:value-type="float" office:value="0.000262020000000002" calcext:value-type="float">
            <text:p>0.00026202</text:p>
          </table:table-cell>
          <table:table-cell table:style-name="ce8" office:value-type="float" office:value="0.06377348" calcext:value-type="float">
            <text:p>0.06377348</text:p>
          </table:table-cell>
          <table:table-cell table:style-name="ce10" table:formula="of:=[.B394]-[.$S$2]" office:value-type="float" office:value="0.00412286948720746" calcext:value-type="float">
            <text:p>0.00412287</text:p>
          </table:table-cell>
          <table:table-cell table:style-name="ce9" table:formula="of:=SUM([.$E$3:.E394])" office:value-type="float" office:value="0.00993296387986544" calcext:value-type="float">
            <text:p>0.0099329639</text:p>
          </table:table-cell>
          <table:table-cell table:style-name="ce12" table:formula="of:=MAX([.$E$3:.E394]) - MIN([.$E$3:.E394])" office:value-type="float" office:value="0.0096026404317219" calcext:value-type="float">
            <text:p>0.009602640</text:p>
          </table:table-cell>
          <table:table-cell table:style-name="ce9" table:formula="of:=STDEV([.$E$3:.E394])" office:value-type="float" office:value="0.0013635475522674" calcext:value-type="float">
            <text:p>0.0013635476</text:p>
          </table:table-cell>
          <table:table-cell table:style-name="ce9" table:formula="of:=[.G394]/[.H394]" office:value-type="float" office:value="7.04239497607102" calcext:value-type="float">
            <text:p>7.0423949761</text:p>
          </table:table-cell>
          <table:table-cell table:style-name="ce9" table:formula="of:=SLOPE([.I379:.I394];[.W379:.W394])" office:value-type="float" office:value="-17.8060044774545" calcext:value-type="float">
            <text:p>-17.8060044775</text:p>
          </table:table-cell>
          <table:table-cell table:style-name="ce17" table:formula="of:=AVERAGE([.D387:.D394])" office:value-type="float" office:value="0.06357657875" calcext:value-type="float">
            <text:p>0.063576579</text:p>
          </table:table-cell>
          <table:table-cell table:style-name="ce19" table:formula="of:=([.D394] - [.K394])/[.K394]" office:value-type="percentage" office:value="0.00309707212736744" calcext:value-type="percentage">
            <text:p>0.310%</text:p>
          </table:table-cell>
          <table:table-cell table:style-name="ce22" table:formula="of:=[.D394]-[.L394]" office:value-type="float" office:value="0.0606764078726326" calcext:value-type="float">
            <text:p>0.06067641</text:p>
          </table:table-cell>
          <table:table-cell table:style-name="ce27" table:formula="of:=ABS([.L393]-[.L394])" office:value-type="float" office:value="0.00371356868461083" calcext:value-type="float">
            <text:p>0.0037136</text:p>
          </table:table-cell>
          <table:table-cell table:style-name="ce34" table:formula="of:=IF(([.J394] &gt; [.$P$53]);(([.$M$53]+[.J394])/[.$O$53]);(([.$L$53]-[.J394])/[.$O$53]))" office:value-type="float" office:value="0.737429157365582" calcext:value-type="float">
            <text:p>0.74</text:p>
          </table:table-cell>
          <table:table-cell table:style-name="ce42" table:formula="of:=[.O394]-[.O393]" office:value-type="float" office:value="0.00552477283079378" calcext:value-type="float">
            <text:p>0.0055</text:p>
          </table:table-cell>
          <table:table-cell table:style-name="ce45" table:number-columns-repeated="2"/>
          <table:table-cell table:style-name="ce48" table:formula="of:=[.O394] - AVERAGE([.O389:.O394])" office:value-type="float" office:value="-0.0123712670774726" calcext:value-type="float">
            <text:p>-0.0123712671</text:p>
          </table:table-cell>
          <table:table-cell table:style-name="ce45" table:formula="of:=[.M394]-[.M393]" office:value-type="float" office:value="-0.00345154868461084" calcext:value-type="float">
            <text:p>-0.003</text:p>
          </table:table-cell>
          <table:table-cell table:style-name="ce45" table:formula="of:=AVERAGE([.O389:.O394])" office:value-type="float" office:value="0.749800424443054" calcext:value-type="float">
            <text:p>0.750</text:p>
          </table:table-cell>
          <table:table-cell table:style-name="ce9"/>
          <table:table-cell table:style-name="ce14" table:formula="of:=LOG([.X394])" office:value-type="float" office:value="3.04296907339318" calcext:value-type="float">
            <text:p>3.0429690734</text:p>
          </table:table-cell>
          <table:table-cell table:style-name="ce44" table:formula="of:=[.X393]+1" office:value-type="float" office:value="1104" calcext:value-type="float">
            <text:p>110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95]/[.D394]" office:value-type="percentage" office:value="-0.000267195705801374" calcext:value-type="percentage">
            <text:p>-0.0267%</text:p>
          </table:table-cell>
          <table:table-cell table:style-name="ce6" table:formula="of:=([.D395]-[.D394])" office:value-type="float" office:value="-0.0000170400000000098" calcext:value-type="float">
            <text:p>-0.00001704</text:p>
          </table:table-cell>
          <table:table-cell table:style-name="ce8" office:value-type="float" office:value="0.06375644" calcext:value-type="float">
            <text:p>0.06375644</text:p>
          </table:table-cell>
          <table:table-cell table:style-name="ce10" table:formula="of:=[.B395]-[.$S$2]" office:value-type="float" office:value="-0.000269880882271962" calcext:value-type="float">
            <text:p>-0.00026988</text:p>
          </table:table-cell>
          <table:table-cell table:style-name="ce9" table:formula="of:=SUM([.$E$3:.E395])" office:value-type="float" office:value="0.00966308299759347" calcext:value-type="float">
            <text:p>0.009663083</text:p>
          </table:table-cell>
          <table:table-cell table:style-name="ce12" table:formula="of:=MAX([.$E$3:.E395]) - MIN([.$E$3:.E395])" office:value-type="float" office:value="0.0096026404317219" calcext:value-type="float">
            <text:p>0.009602640</text:p>
          </table:table-cell>
          <table:table-cell table:style-name="ce9" table:formula="of:=STDEV([.$E$3:.E395])" office:value-type="float" office:value="0.0013618886446218" calcext:value-type="float">
            <text:p>0.0013618886</text:p>
          </table:table-cell>
          <table:table-cell table:style-name="ce9" table:formula="of:=[.G395]/[.H395]" office:value-type="float" office:value="7.05097327130483" calcext:value-type="float">
            <text:p>7.0509732713</text:p>
          </table:table-cell>
          <table:table-cell table:style-name="ce9" table:formula="of:=SLOPE([.I380:.I395];[.W380:.W395])" office:value-type="float" office:value="-16.7901712196838" calcext:value-type="float">
            <text:p>-16.7901712197</text:p>
          </table:table-cell>
          <table:table-cell table:style-name="ce17" table:formula="of:=AVERAGE([.D388:.D395])" office:value-type="float" office:value="0.06360076125" calcext:value-type="float">
            <text:p>0.063600761</text:p>
          </table:table-cell>
          <table:table-cell table:style-name="ce19" table:formula="of:=([.D395] - [.K395])/[.K395]" office:value-type="percentage" office:value="0.00244774979010175" calcext:value-type="percentage">
            <text:p>0.245%</text:p>
          </table:table-cell>
          <table:table-cell table:style-name="ce22" table:formula="of:=[.D395]-[.L395]" office:value-type="float" office:value="0.0613086902098982" calcext:value-type="float">
            <text:p>0.06130869</text:p>
          </table:table-cell>
          <table:table-cell table:style-name="ce27" table:formula="of:=ABS([.L394]-[.L395])" office:value-type="float" office:value="0.000649322337265691" calcext:value-type="float">
            <text:p>0.0006493</text:p>
          </table:table-cell>
          <table:table-cell table:style-name="ce34" table:formula="of:=IF(([.J395] &gt; [.$P$53]);(([.$M$53]+[.J395])/[.$O$53]);(([.$L$53]-[.J395])/[.$O$53]))" office:value-type="float" office:value="0.731958324441641" calcext:value-type="float">
            <text:p>0.73</text:p>
          </table:table-cell>
          <table:table-cell table:style-name="ce42" table:formula="of:=[.O395]-[.O394]" office:value-type="float" office:value="-0.00547083292394024" calcext:value-type="float">
            <text:p>-0.0055</text:p>
          </table:table-cell>
          <table:table-cell table:style-name="ce45" table:number-columns-repeated="2"/>
          <table:table-cell table:style-name="ce48" table:formula="of:=[.O395] - AVERAGE([.O390:.O395])" office:value-type="float" office:value="-0.0118164029671969" calcext:value-type="float">
            <text:p>-0.0118164030</text:p>
          </table:table-cell>
          <table:table-cell table:style-name="ce45" table:formula="of:=[.M395]-[.M394]" office:value-type="float" office:value="0.000632282337265685" calcext:value-type="float">
            <text:p>0.001</text:p>
          </table:table-cell>
          <table:table-cell table:style-name="ce45" table:formula="of:=AVERAGE([.O390:.O395])" office:value-type="float" office:value="0.743774727408838" calcext:value-type="float">
            <text:p>0.744</text:p>
          </table:table-cell>
          <table:table-cell table:style-name="ce9"/>
          <table:table-cell table:style-name="ce14" table:formula="of:=LOG([.X395])" office:value-type="float" office:value="3.04336227802113" calcext:value-type="float">
            <text:p>3.043362278</text:p>
          </table:table-cell>
          <table:table-cell table:style-name="ce44" table:formula="of:=[.X394]+1" office:value-type="float" office:value="1105" calcext:value-type="float">
            <text:p>110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96]/[.D395]" office:value-type="percentage" office:value="-0.000885243906340927" calcext:value-type="percentage">
            <text:p>-0.0885%</text:p>
          </table:table-cell>
          <table:table-cell table:style-name="ce6" table:formula="of:=([.D396]-[.D395])" office:value-type="float" office:value="-0.0000564399999999909" calcext:value-type="float">
            <text:p>-0.00005644</text:p>
          </table:table-cell>
          <table:table-cell table:style-name="ce8" office:value-type="float" office:value="0.0637" calcext:value-type="float">
            <text:p>0.0637</text:p>
          </table:table-cell>
          <table:table-cell table:style-name="ce10" table:formula="of:=[.B396]-[.$S$2]" office:value-type="float" office:value="-0.000887929082811515" calcext:value-type="float">
            <text:p>-0.00088793</text:p>
          </table:table-cell>
          <table:table-cell table:style-name="ce9" table:formula="of:=SUM([.$E$3:.E396])" office:value-type="float" office:value="0.00877515391478195" calcext:value-type="float">
            <text:p>0.0087751539</text:p>
          </table:table-cell>
          <table:table-cell table:style-name="ce12" table:formula="of:=MAX([.$E$3:.E396]) - MIN([.$E$3:.E396])" office:value-type="float" office:value="0.0096026404317219" calcext:value-type="float">
            <text:p>0.009602640</text:p>
          </table:table-cell>
          <table:table-cell table:style-name="ce9" table:formula="of:=STDEV([.$E$3:.E396])" office:value-type="float" office:value="0.00136093154062476" calcext:value-type="float">
            <text:p>0.0013609315</text:p>
          </table:table-cell>
          <table:table-cell table:style-name="ce9" table:formula="of:=[.G396]/[.H396]" office:value-type="float" office:value="7.05593201794238" calcext:value-type="float">
            <text:p>7.0559320179</text:p>
          </table:table-cell>
          <table:table-cell table:style-name="ce9" table:formula="of:=SLOPE([.I381:.I396];[.W381:.W396])" office:value-type="float" office:value="-14.8601432732458" calcext:value-type="float">
            <text:p>-14.8601432732</text:p>
          </table:table-cell>
          <table:table-cell table:style-name="ce17" table:formula="of:=AVERAGE([.D389:.D396])" office:value-type="float" office:value="0.06362170125" calcext:value-type="float">
            <text:p>0.063621701</text:p>
          </table:table-cell>
          <table:table-cell table:style-name="ce19" table:formula="of:=([.D396] - [.K396])/[.K396]" office:value-type="percentage" office:value="0.00123069249110966" calcext:value-type="percentage">
            <text:p>0.123%</text:p>
          </table:table-cell>
          <table:table-cell table:style-name="ce22" table:formula="of:=[.D396]-[.L396]" office:value-type="float" office:value="0.0624693075088903" calcext:value-type="float">
            <text:p>0.06246931</text:p>
          </table:table-cell>
          <table:table-cell table:style-name="ce27" table:formula="of:=ABS([.L395]-[.L396])" office:value-type="float" office:value="0.00121705729899209" calcext:value-type="float">
            <text:p>0.0012171</text:p>
          </table:table-cell>
          <table:table-cell table:style-name="ce34" table:formula="of:=IF(([.J396] &gt; [.$P$53]);(([.$M$53]+[.J396])/[.$O$53]);(([.$L$53]-[.J396])/[.$O$53]))" office:value-type="float" office:value="0.72156403940251" calcext:value-type="float">
            <text:p>0.72</text:p>
          </table:table-cell>
          <table:table-cell table:style-name="ce42" table:formula="of:=[.O396]-[.O395]" office:value-type="float" office:value="-0.0103942850391315" calcext:value-type="float">
            <text:p>-0.0104</text:p>
          </table:table-cell>
          <table:table-cell table:style-name="ce45" table:number-columns-repeated="2"/>
          <table:table-cell table:style-name="ce48" table:formula="of:=[.O396] - AVERAGE([.O391:.O396])" office:value-type="float" office:value="-0.0158349569380293" calcext:value-type="float">
            <text:p>-0.0158349569</text:p>
          </table:table-cell>
          <table:table-cell table:style-name="ce45" table:formula="of:=[.M396]-[.M395]" office:value-type="float" office:value="0.0011606172989921" calcext:value-type="float">
            <text:p>0.001</text:p>
          </table:table-cell>
          <table:table-cell table:style-name="ce45" table:formula="of:=AVERAGE([.O391:.O396])" office:value-type="float" office:value="0.737398996340539" calcext:value-type="float">
            <text:p>0.737</text:p>
          </table:table-cell>
          <table:table-cell table:style-name="ce9"/>
          <table:table-cell table:style-name="ce14" table:formula="of:=LOG([.X396])" office:value-type="float" office:value="3.04375512696868" calcext:value-type="float">
            <text:p>3.043755127</text:p>
          </table:table-cell>
          <table:table-cell table:style-name="ce44" table:formula="of:=[.X395]+1" office:value-type="float" office:value="1106" calcext:value-type="float">
            <text:p>110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97]/[.D396]" office:value-type="percentage" office:value="-0.000000156985871406817" calcext:value-type="percentage">
            <text:p>0.0000%</text:p>
          </table:table-cell>
          <table:table-cell table:style-name="ce6" table:formula="of:=([.D397]-[.D396])" office:value-type="float" office:value="-0.0000000100000000086142" calcext:value-type="float">
            <text:p>-0.00000001</text:p>
          </table:table-cell>
          <table:table-cell table:style-name="ce8" office:value-type="float" office:value="0.06369999" calcext:value-type="float">
            <text:p>0.06369999</text:p>
          </table:table-cell>
          <table:table-cell table:style-name="ce10" table:formula="of:=[.B397]-[.$S$2]" office:value-type="float" office:value="-0.00000284216234199505" calcext:value-type="float">
            <text:p>-0.00000284</text:p>
          </table:table-cell>
          <table:table-cell table:style-name="ce9" table:formula="of:=SUM([.$E$3:.E397])" office:value-type="float" office:value="0.00877231175243996" calcext:value-type="float">
            <text:p>0.0087723118</text:p>
          </table:table-cell>
          <table:table-cell table:style-name="ce12" table:formula="of:=MAX([.$E$3:.E397]) - MIN([.$E$3:.E397])" office:value-type="float" office:value="0.0096026404317219" calcext:value-type="float">
            <text:p>0.009602640</text:p>
          </table:table-cell>
          <table:table-cell table:style-name="ce9" table:formula="of:=STDEV([.$E$3:.E397])" office:value-type="float" office:value="0.00135920396027921" calcext:value-type="float">
            <text:p>0.001359204</text:p>
          </table:table-cell>
          <table:table-cell table:style-name="ce9" table:formula="of:=[.G397]/[.H397]" office:value-type="float" office:value="7.06490027423797" calcext:value-type="float">
            <text:p>7.0649002742</text:p>
          </table:table-cell>
          <table:table-cell table:style-name="ce9" table:formula="of:=SLOPE([.I382:.I397];[.W382:.W397])" office:value-type="float" office:value="-12.0287341996221" calcext:value-type="float">
            <text:p>-12.0287341996</text:p>
          </table:table-cell>
          <table:table-cell table:style-name="ce17" table:formula="of:=AVERAGE([.D390:.D397])" office:value-type="float" office:value="0.063628175" calcext:value-type="float">
            <text:p>0.063628175</text:p>
          </table:table-cell>
          <table:table-cell table:style-name="ce19" table:formula="of:=([.D397] - [.K397])/[.K397]" office:value-type="percentage" office:value="0.00112866666378517" calcext:value-type="percentage">
            <text:p>0.113%</text:p>
          </table:table-cell>
          <table:table-cell table:style-name="ce22" table:formula="of:=[.D397]-[.L397]" office:value-type="float" office:value="0.0625713233362148" calcext:value-type="float">
            <text:p>0.06257132</text:p>
          </table:table-cell>
          <table:table-cell table:style-name="ce27" table:formula="of:=ABS([.L396]-[.L397])" office:value-type="float" office:value="0.00010202582732449" calcext:value-type="float">
            <text:p>0.0001020</text:p>
          </table:table-cell>
          <table:table-cell table:style-name="ce34" table:formula="of:=IF(([.J397] &gt; [.$P$53]);(([.$M$53]+[.J397])/[.$O$53]);(([.$L$53]-[.J397])/[.$O$53]))" office:value-type="float" office:value="0.706315310477137" calcext:value-type="float">
            <text:p>0.71</text:p>
          </table:table-cell>
          <table:table-cell table:style-name="ce42" table:formula="of:=[.O397]-[.O396]" office:value-type="float" office:value="-0.015248728925373" calcext:value-type="float">
            <text:p>-0.0152</text:p>
          </table:table-cell>
          <table:table-cell table:style-name="ce45" table:number-columns-repeated="2"/>
          <table:table-cell table:style-name="ce48" table:formula="of:=[.O397] - AVERAGE([.O392:.O397])" office:value-type="float" office:value="-0.0230164135682716" calcext:value-type="float">
            <text:p>-0.0230164136</text:p>
          </table:table-cell>
          <table:table-cell table:style-name="ce45" table:formula="of:=[.M397]-[.M396]" office:value-type="float" office:value="0.000102015827324484" calcext:value-type="float">
            <text:p>0.000</text:p>
          </table:table-cell>
          <table:table-cell table:style-name="ce45" table:formula="of:=AVERAGE([.O392:.O397])" office:value-type="float" office:value="0.729331724045408" calcext:value-type="float">
            <text:p>0.729</text:p>
          </table:table-cell>
          <table:table-cell table:style-name="ce9"/>
          <table:table-cell table:style-name="ce14" table:formula="of:=LOG([.X397])" office:value-type="float" office:value="3.04414762087872" calcext:value-type="float">
            <text:p>3.0441476209</text:p>
          </table:table-cell>
          <table:table-cell table:style-name="ce44" table:formula="of:=[.X396]+1" office:value-type="float" office:value="1107" calcext:value-type="float">
            <text:p>110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98]/[.D397]" office:value-type="percentage" office:value="0.000000156985896051384" calcext:value-type="percentage">
            <text:p>0.0000%</text:p>
          </table:table-cell>
          <table:table-cell table:style-name="ce6" table:formula="of:=([.D398]-[.D397])" office:value-type="float" office:value="0.0000000100000000086142" calcext:value-type="float">
            <text:p>0.00000001</text:p>
          </table:table-cell>
          <table:table-cell table:style-name="ce8" office:value-type="float" office:value="0.0637" calcext:value-type="float">
            <text:p>0.0637</text:p>
          </table:table-cell>
          <table:table-cell table:style-name="ce10" table:formula="of:=[.B398]-[.$S$2]" office:value-type="float" office:value="-0.00000252819057453685" calcext:value-type="float">
            <text:p>-0.00000253</text:p>
          </table:table-cell>
          <table:table-cell table:style-name="ce9" table:formula="of:=SUM([.$E$3:.E398])" office:value-type="float" office:value="0.00876978356186542" calcext:value-type="float">
            <text:p>0.0087697836</text:p>
          </table:table-cell>
          <table:table-cell table:style-name="ce12" table:formula="of:=MAX([.$E$3:.E398]) - MIN([.$E$3:.E398])" office:value-type="float" office:value="0.0096026404317219" calcext:value-type="float">
            <text:p>0.009602640</text:p>
          </table:table-cell>
          <table:table-cell table:style-name="ce9" table:formula="of:=STDEV([.$E$3:.E398])" office:value-type="float" office:value="0.00135748292776599" calcext:value-type="float">
            <text:p>0.0013574829</text:p>
          </table:table-cell>
          <table:table-cell table:style-name="ce9" table:formula="of:=[.G398]/[.H398]" office:value-type="float" office:value="7.07385723629316" calcext:value-type="float">
            <text:p>7.0738572363</text:p>
          </table:table-cell>
          <table:table-cell table:style-name="ce9" table:formula="of:=SLOPE([.I383:.I398];[.W383:.W398])" office:value-type="float" office:value="-8.26726609051899" calcext:value-type="float">
            <text:p>-8.2672660905</text:p>
          </table:table-cell>
          <table:table-cell table:style-name="ce17" table:formula="of:=AVERAGE([.D391:.D398])" office:value-type="float" office:value="0.06364063875" calcext:value-type="float">
            <text:p>0.063640639</text:p>
          </table:table-cell>
          <table:table-cell table:style-name="ce19" table:formula="of:=([.D398] - [.K398])/[.K398]" office:value-type="percentage" office:value="0.000932756979910116" calcext:value-type="percentage">
            <text:p>0.093%</text:p>
          </table:table-cell>
          <table:table-cell table:style-name="ce22" table:formula="of:=[.D398]-[.L398]" office:value-type="float" office:value="0.0627672430200899" calcext:value-type="float">
            <text:p>0.06276724</text:p>
          </table:table-cell>
          <table:table-cell table:style-name="ce27" table:formula="of:=ABS([.L397]-[.L398])" office:value-type="float" office:value="0.000195909683875054" calcext:value-type="float">
            <text:p>0.0001959</text:p>
          </table:table-cell>
          <table:table-cell table:style-name="ce34" table:formula="of:=IF(([.J398] &gt; [.$P$53]);(([.$M$53]+[.J398])/[.$O$53]);(([.$L$53]-[.J398])/[.$O$53]))" office:value-type="float" office:value="0.686057691014279" calcext:value-type="float">
            <text:p>0.69</text:p>
          </table:table-cell>
          <table:table-cell table:style-name="ce42" table:formula="of:=[.O398]-[.O397]" office:value-type="float" office:value="-0.0202576194628574" calcext:value-type="float">
            <text:p>-0.0203</text:p>
          </table:table-cell>
          <table:table-cell table:style-name="ce45" table:number-columns-repeated="2"/>
          <table:table-cell table:style-name="ce48" table:formula="of:=[.O398] - AVERAGE([.O393:.O398])" office:value-type="float" office:value="-0.0331471268583767" calcext:value-type="float">
            <text:p>-0.0331471269</text:p>
          </table:table-cell>
          <table:table-cell table:style-name="ce45" table:formula="of:=[.M398]-[.M397]" office:value-type="float" office:value="0.000195919683875057" calcext:value-type="float">
            <text:p>0.000</text:p>
          </table:table-cell>
          <table:table-cell table:style-name="ce45" table:formula="of:=AVERAGE([.O393:.O398])" office:value-type="float" office:value="0.719204817872656" calcext:value-type="float">
            <text:p>0.719</text:p>
          </table:table-cell>
          <table:table-cell table:style-name="ce9"/>
          <table:table-cell table:style-name="ce14" table:formula="of:=LOG([.X398])" office:value-type="float" office:value="3.04453976039241" calcext:value-type="float">
            <text:p>3.0445397604</text:p>
          </table:table-cell>
          <table:table-cell table:style-name="ce44" table:formula="of:=[.X397]+1" office:value-type="float" office:value="1108" calcext:value-type="float">
            <text:p>110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399]/[.D398]" office:value-type="percentage" office:value="0" calcext:value-type="percentage">
            <text:p>0.0000%</text:p>
          </table:table-cell>
          <table:table-cell table:style-name="ce6" table:formula="of:=([.D399]-[.D398])" office:value-type="float" office:value="0" calcext:value-type="float">
            <text:p>0.00000000</text:p>
          </table:table-cell>
          <table:table-cell table:style-name="ce8" office:value-type="float" office:value="0.0637" calcext:value-type="float">
            <text:p>0.0637</text:p>
          </table:table-cell>
          <table:table-cell table:style-name="ce10" table:formula="of:=[.B399]-[.$S$2]" office:value-type="float" office:value="-0.00000268517647058823" calcext:value-type="float">
            <text:p>-0.00000269</text:p>
          </table:table-cell>
          <table:table-cell table:style-name="ce9" table:formula="of:=SUM([.$E$3:.E399])" office:value-type="float" office:value="0.00876709838539483" calcext:value-type="float">
            <text:p>0.0087670984</text:p>
          </table:table-cell>
          <table:table-cell table:style-name="ce12" table:formula="of:=MAX([.$E$3:.E399]) - MIN([.$E$3:.E399])" office:value-type="float" office:value="0.0096026404317219" calcext:value-type="float">
            <text:p>0.009602640</text:p>
          </table:table-cell>
          <table:table-cell table:style-name="ce9" table:formula="of:=STDEV([.$E$3:.E399])" office:value-type="float" office:value="0.00135576842351256" calcext:value-type="float">
            <text:p>0.0013557684</text:p>
          </table:table-cell>
          <table:table-cell table:style-name="ce9" table:formula="of:=[.G399]/[.H399]" office:value-type="float" office:value="7.08280283357176" calcext:value-type="float">
            <text:p>7.0828028336</text:p>
          </table:table-cell>
          <table:table-cell table:style-name="ce9" table:formula="of:=SLOPE([.I384:.I399];[.W384:.W399])" office:value-type="float" office:value="-7.82595991417166" calcext:value-type="float">
            <text:p>-7.8259599142</text:p>
          </table:table-cell>
          <table:table-cell table:style-name="ce17" table:formula="of:=AVERAGE([.D392:.D399])" office:value-type="float" office:value="0.06366910375" calcext:value-type="float">
            <text:p>0.063669104</text:p>
          </table:table-cell>
          <table:table-cell table:style-name="ce19" table:formula="of:=([.D399] - [.K399])/[.K399]" office:value-type="percentage" office:value="0.000485262838335608" calcext:value-type="percentage">
            <text:p>0.049%</text:p>
          </table:table-cell>
          <table:table-cell table:style-name="ce22" table:formula="of:=[.D399]-[.L399]" office:value-type="float" office:value="0.0632147371616644" calcext:value-type="float">
            <text:p>0.06321474</text:p>
          </table:table-cell>
          <table:table-cell table:style-name="ce27" table:formula="of:=ABS([.L398]-[.L399])" office:value-type="float" office:value="0.000447494141574508" calcext:value-type="float">
            <text:p>0.0004475</text:p>
          </table:table-cell>
          <table:table-cell table:style-name="ce34" table:formula="of:=IF(([.J399] &gt; [.$P$53]);(([.$M$53]+[.J399])/[.$O$53]);(([.$L$53]-[.J399])/[.$O$53]))" office:value-type="float" office:value="0.683681009269878" calcext:value-type="float">
            <text:p>0.68</text:p>
          </table:table-cell>
          <table:table-cell table:style-name="ce42" table:formula="of:=[.O399]-[.O398]" office:value-type="float" office:value="-0.0023766817444012" calcext:value-type="float">
            <text:p>-0.0024</text:p>
          </table:table-cell>
          <table:table-cell table:style-name="ce45" table:number-columns-repeated="2"/>
          <table:table-cell table:style-name="ce48" table:formula="of:=[.O399] - AVERAGE([.O394:.O399])" office:value-type="float" office:value="-0.0274865793919598" calcext:value-type="float">
            <text:p>-0.0274865794</text:p>
          </table:table-cell>
          <table:table-cell table:style-name="ce45" table:formula="of:=[.M399]-[.M398]" office:value-type="float" office:value="0.000447494141574509" calcext:value-type="float">
            <text:p>0.000</text:p>
          </table:table-cell>
          <table:table-cell table:style-name="ce45" table:formula="of:=AVERAGE([.O394:.O399])" office:value-type="float" office:value="0.711167588661838" calcext:value-type="float">
            <text:p>0.711</text:p>
          </table:table-cell>
          <table:table-cell table:style-name="ce9"/>
          <table:table-cell table:style-name="ce14" table:formula="of:=LOG([.X399])" office:value-type="float" office:value="3.04493154614916" calcext:value-type="float">
            <text:p>3.0449315461</text:p>
          </table:table-cell>
          <table:table-cell table:style-name="ce44" table:formula="of:=[.X398]+1" office:value-type="float" office:value="1109" calcext:value-type="float">
            <text:p>110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00]/[.D399]" office:value-type="percentage" office:value="-0.000784929356358059" calcext:value-type="percentage">
            <text:p>-0.0785%</text:p>
          </table:table-cell>
          <table:table-cell table:style-name="ce6" table:formula="of:=([.D400]-[.D399])" office:value-type="float" office:value="-0.0000500000000000084" calcext:value-type="float">
            <text:p>-0.00005000</text:p>
          </table:table-cell>
          <table:table-cell table:style-name="ce8" office:value-type="float" office:value="0.06365" calcext:value-type="float">
            <text:p>0.06365</text:p>
          </table:table-cell>
          <table:table-cell table:style-name="ce10" table:formula="of:=[.B400]-[.$S$2]" office:value-type="float" office:value="-0.000787614532828647" calcext:value-type="float">
            <text:p>-0.00078761</text:p>
          </table:table-cell>
          <table:table-cell table:style-name="ce9" table:formula="of:=SUM([.$E$3:.E400])" office:value-type="float" office:value="0.00797948385256619" calcext:value-type="float">
            <text:p>0.0079794839</text:p>
          </table:table-cell>
          <table:table-cell table:style-name="ce12" table:formula="of:=MAX([.$E$3:.E400]) - MIN([.$E$3:.E400])" office:value-type="float" office:value="0.0096026404317219" calcext:value-type="float">
            <text:p>0.009602640</text:p>
          </table:table-cell>
          <table:table-cell table:style-name="ce9" table:formula="of:=STDEV([.$E$3:.E400])" office:value-type="float" office:value="0.00135466796162035" calcext:value-type="float">
            <text:p>0.001354668</text:p>
          </table:table-cell>
          <table:table-cell table:style-name="ce9" table:formula="of:=[.G400]/[.H400]" office:value-type="float" office:value="7.08855653472158" calcext:value-type="float">
            <text:p>7.0885565347</text:p>
          </table:table-cell>
          <table:table-cell table:style-name="ce9" table:formula="of:=SLOPE([.I385:.I400];[.W385:.W400])" office:value-type="float" office:value="-6.31241781929941" calcext:value-type="float">
            <text:p>-6.3124178193</text:p>
          </table:table-cell>
          <table:table-cell table:style-name="ce17" table:formula="of:=AVERAGE([.D393:.D400])" office:value-type="float" office:value="0.06368642125" calcext:value-type="float">
            <text:p>0.063686421</text:p>
          </table:table-cell>
          <table:table-cell table:style-name="ce19" table:formula="of:=([.D400] - [.K400])/[.K400]" office:value-type="percentage" office:value="-0.000571884073325939" calcext:value-type="percentage">
            <text:p>-0.057%</text:p>
          </table:table-cell>
          <table:table-cell table:style-name="ce22" table:formula="of:=[.D400]-[.L400]" office:value-type="float" office:value="0.0642218840733259" calcext:value-type="float">
            <text:p>0.06422188</text:p>
          </table:table-cell>
          <table:table-cell table:style-name="ce27" table:formula="of:=ABS([.L399]-[.L400])" office:value-type="float" office:value="0.00105714691166155" calcext:value-type="float">
            <text:p>0.0010571</text:p>
          </table:table-cell>
          <table:table-cell table:style-name="ce34" table:formula="of:=IF(([.J400] &gt; [.$P$53]);(([.$M$53]+[.J400])/[.$O$53]);(([.$L$53]-[.J400])/[.$O$53]))" office:value-type="float" office:value="0.675529734578825" calcext:value-type="float">
            <text:p>0.68</text:p>
          </table:table-cell>
          <table:table-cell table:style-name="ce42" table:formula="of:=[.O400]-[.O399]" office:value-type="float" office:value="-0.0081512746910537" calcext:value-type="float">
            <text:p>-0.0082</text:p>
          </table:table-cell>
          <table:table-cell table:style-name="ce45" table:number-columns-repeated="2"/>
          <table:table-cell table:style-name="ce48" table:formula="of:=[.O400] - AVERAGE([.O395:.O400])" office:value-type="float" office:value="-0.0253212836185539" calcext:value-type="float">
            <text:p>-0.0253212836</text:p>
          </table:table-cell>
          <table:table-cell table:style-name="ce45" table:formula="of:=[.M400]-[.M399]" office:value-type="float" office:value="0.00100714691166154" calcext:value-type="float">
            <text:p>0.001</text:p>
          </table:table-cell>
          <table:table-cell table:style-name="ce45" table:formula="of:=AVERAGE([.O395:.O400])" office:value-type="float" office:value="0.700851018197378" calcext:value-type="float">
            <text:p>0.701</text:p>
          </table:table-cell>
          <table:table-cell table:style-name="ce9"/>
          <table:table-cell table:style-name="ce14" table:formula="of:=LOG([.X400])" office:value-type="float" office:value="3.04532297878666" calcext:value-type="float">
            <text:p>3.0453229788</text:p>
          </table:table-cell>
          <table:table-cell table:style-name="ce44" table:formula="of:=[.X399]+1" office:value-type="float" office:value="1110" calcext:value-type="float">
            <text:p>111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01]/[.D400]" office:value-type="percentage" office:value="0.000213668499607266" calcext:value-type="percentage">
            <text:p>0.0214%</text:p>
          </table:table-cell>
          <table:table-cell table:style-name="ce6" table:formula="of:=([.D401]-[.D400])" office:value-type="float" office:value="0.0000136000000000025" calcext:value-type="float">
            <text:p>0.00001360</text:p>
          </table:table-cell>
          <table:table-cell table:style-name="ce8" office:value-type="float" office:value="0.0636636" calcext:value-type="float">
            <text:p>0.0636636</text:p>
          </table:table-cell>
          <table:table-cell table:style-name="ce10" table:formula="of:=[.B401]-[.$S$2]" office:value-type="float" office:value="0.000210983323136678" calcext:value-type="float">
            <text:p>0.00021098</text:p>
          </table:table-cell>
          <table:table-cell table:style-name="ce9" table:formula="of:=SUM([.$E$3:.E401])" office:value-type="float" office:value="0.00819046717570286" calcext:value-type="float">
            <text:p>0.0081904672</text:p>
          </table:table-cell>
          <table:table-cell table:style-name="ce12" table:formula="of:=MAX([.$E$3:.E401]) - MIN([.$E$3:.E401])" office:value-type="float" office:value="0.0096026404317219" calcext:value-type="float">
            <text:p>0.009602640</text:p>
          </table:table-cell>
          <table:table-cell table:style-name="ce9" table:formula="of:=STDEV([.$E$3:.E401])" office:value-type="float" office:value="0.00135299881261619" calcext:value-type="float">
            <text:p>0.0013529988</text:p>
          </table:table-cell>
          <table:table-cell table:style-name="ce9" table:formula="of:=[.G401]/[.H401]" office:value-type="float" office:value="7.09730144785126" calcext:value-type="float">
            <text:p>7.0973014479</text:p>
          </table:table-cell>
          <table:table-cell table:style-name="ce9" table:formula="of:=SLOPE([.I386:.I401];[.W386:.W401])" office:value-type="float" office:value="-5.85657663661318" calcext:value-type="float">
            <text:p>-5.8565766366</text:p>
          </table:table-cell>
          <table:table-cell table:style-name="ce17" table:formula="of:=AVERAGE([.D394:.D401])" office:value-type="float" office:value="0.06370543875" calcext:value-type="float">
            <text:p>0.063705439</text:p>
          </table:table-cell>
          <table:table-cell table:style-name="ce19" table:formula="of:=([.D401] - [.K401])/[.K401]" office:value-type="percentage" office:value="-0.000656753188125481" calcext:value-type="percentage">
            <text:p>-0.066%</text:p>
          </table:table-cell>
          <table:table-cell table:style-name="ce22" table:formula="of:=[.D401]-[.L401]" office:value-type="float" office:value="0.0643203531881255" calcext:value-type="float">
            <text:p>0.06432035</text:p>
          </table:table-cell>
          <table:table-cell table:style-name="ce27" table:formula="of:=ABS([.L400]-[.L401])" office:value-type="float" office:value="0.000084869114799542" calcext:value-type="float">
            <text:p>0.0000849</text:p>
          </table:table-cell>
          <table:table-cell table:style-name="ce34" table:formula="of:=IF(([.J401] &gt; [.$P$53]);(([.$M$53]+[.J401])/[.$O$53]);(([.$L$53]-[.J401])/[.$O$53]))" office:value-type="float" office:value="0.67307477365758" calcext:value-type="float">
            <text:p>0.67</text:p>
          </table:table-cell>
          <table:table-cell table:style-name="ce42" table:formula="of:=[.O401]-[.O400]" office:value-type="float" office:value="-0.00245496092124464" calcext:value-type="float">
            <text:p>-0.0025</text:p>
          </table:table-cell>
          <table:table-cell table:style-name="ce45" table:number-columns-repeated="2"/>
          <table:table-cell table:style-name="ce48" table:formula="of:=[.O401] - AVERAGE([.O396:.O401])" office:value-type="float" office:value="-0.0179623194091216" calcext:value-type="float">
            <text:p>-0.0179623194</text:p>
          </table:table-cell>
          <table:table-cell table:style-name="ce45" table:formula="of:=[.M401]-[.M400]" office:value-type="float" office:value="0.0000984691147995487" calcext:value-type="float">
            <text:p>0.000</text:p>
          </table:table-cell>
          <table:table-cell table:style-name="ce45" table:formula="of:=AVERAGE([.O396:.O401])" office:value-type="float" office:value="0.691037093066701" calcext:value-type="float">
            <text:p>0.691</text:p>
          </table:table-cell>
          <table:table-cell table:style-name="ce9"/>
          <table:table-cell table:style-name="ce14" table:formula="of:=LOG([.X401])" office:value-type="float" office:value="3.04571405894087" calcext:value-type="float">
            <text:p>3.0457140589</text:p>
          </table:table-cell>
          <table:table-cell table:style-name="ce44" table:formula="of:=[.X400]+1" office:value-type="float" office:value="1111" calcext:value-type="float">
            <text:p>111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02]/[.D401]" office:value-type="percentage" office:value="-0.000499500499500476" calcext:value-type="percentage">
            <text:p>-0.0500%</text:p>
          </table:table-cell>
          <table:table-cell table:style-name="ce6" table:formula="of:=([.D402]-[.D401])" office:value-type="float" office:value="-0.0000317999999999985" calcext:value-type="float">
            <text:p>-0.00003180</text:p>
          </table:table-cell>
          <table:table-cell table:style-name="ce8" office:value-type="float" office:value="0.0636318" calcext:value-type="float">
            <text:p>0.0636318</text:p>
          </table:table-cell>
          <table:table-cell table:style-name="ce10" table:formula="of:=[.B402]-[.$S$2]" office:value-type="float" office:value="-0.000502185675971064" calcext:value-type="float">
            <text:p>-0.00050219</text:p>
          </table:table-cell>
          <table:table-cell table:style-name="ce9" table:formula="of:=SUM([.$E$3:.E402])" office:value-type="float" office:value="0.0076882814997318" calcext:value-type="float">
            <text:p>0.0076882815</text:p>
          </table:table-cell>
          <table:table-cell table:style-name="ce12" table:formula="of:=MAX([.$E$3:.E402]) - MIN([.$E$3:.E402])" office:value-type="float" office:value="0.0096026404317219" calcext:value-type="float">
            <text:p>0.009602640</text:p>
          </table:table-cell>
          <table:table-cell table:style-name="ce9" table:formula="of:=STDEV([.$E$3:.E402])" office:value-type="float" office:value="0.00135155498413433" calcext:value-type="float">
            <text:p>0.001351555</text:p>
          </table:table-cell>
          <table:table-cell table:style-name="ce9" table:formula="of:=[.G402]/[.H402]" office:value-type="float" office:value="7.10488329697692" calcext:value-type="float">
            <text:p>7.104883297</text:p>
          </table:table-cell>
          <table:table-cell table:style-name="ce9" table:formula="of:=SLOPE([.I387:.I402];[.W387:.W402])" office:value-type="float" office:value="-4.47001831618014" calcext:value-type="float">
            <text:p>-4.4700183162</text:p>
          </table:table-cell>
          <table:table-cell table:style-name="ce17" table:formula="of:=AVERAGE([.D395:.D402])" office:value-type="float" office:value="0.06368772875" calcext:value-type="float">
            <text:p>0.063687729</text:p>
          </table:table-cell>
          <table:table-cell table:style-name="ce19" table:formula="of:=([.D402] - [.K402])/[.K402]" office:value-type="percentage" office:value="-0.000878171526881516" calcext:value-type="percentage">
            <text:p>-0.088%</text:p>
          </table:table-cell>
          <table:table-cell table:style-name="ce22" table:formula="of:=[.D402]-[.L402]" office:value-type="float" office:value="0.0645099715268815" calcext:value-type="float">
            <text:p>0.06450997</text:p>
          </table:table-cell>
          <table:table-cell table:style-name="ce27" table:formula="of:=ABS([.L401]-[.L402])" office:value-type="float" office:value="0.000221418338756035" calcext:value-type="float">
            <text:p>0.0002214</text:p>
          </table:table-cell>
          <table:table-cell table:style-name="ce34" table:formula="of:=IF(([.J402] &gt; [.$P$53]);(([.$M$53]+[.J402])/[.$O$53]);(([.$L$53]-[.J402])/[.$O$53]))" office:value-type="float" office:value="0.665607377948331" calcext:value-type="float">
            <text:p>0.67</text:p>
          </table:table-cell>
          <table:table-cell table:style-name="ce42" table:formula="of:=[.O402]-[.O401]" office:value-type="float" office:value="-0.00746739570924837" calcext:value-type="float">
            <text:p>-0.0075</text:p>
          </table:table-cell>
          <table:table-cell table:style-name="ce45" table:number-columns-repeated="2"/>
          <table:table-cell table:style-name="ce48" table:formula="of:=[.O402] - AVERAGE([.O397:.O402])" office:value-type="float" office:value="-0.0161036048760068" calcext:value-type="float">
            <text:p>-0.0161036049</text:p>
          </table:table-cell>
          <table:table-cell table:style-name="ce45" table:formula="of:=[.M402]-[.M401]" office:value-type="float" office:value="0.00018961833875604" calcext:value-type="float">
            <text:p>0.000</text:p>
          </table:table-cell>
          <table:table-cell table:style-name="ce45" table:formula="of:=AVERAGE([.O397:.O402])" office:value-type="float" office:value="0.681710982824338" calcext:value-type="float">
            <text:p>0.682</text:p>
          </table:table-cell>
          <table:table-cell table:style-name="ce9"/>
          <table:table-cell table:style-name="ce14" table:formula="of:=LOG([.X402])" office:value-type="float" office:value="3.04610478724604" calcext:value-type="float">
            <text:p>3.0461047872</text:p>
          </table:table-cell>
          <table:table-cell table:style-name="ce44" table:formula="of:=[.X401]+1" office:value-type="float" office:value="1112" calcext:value-type="float">
            <text:p>111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03]/[.D402]" office:value-type="percentage" office:value="-0.000499750124937508" calcext:value-type="percentage">
            <text:p>-0.0500%</text:p>
          </table:table-cell>
          <table:table-cell table:style-name="ce6" table:formula="of:=([.D403]-[.D402])" office:value-type="float" office:value="-0.0000317999999999985" calcext:value-type="float">
            <text:p>-0.00003180</text:p>
          </table:table-cell>
          <table:table-cell table:style-name="ce8" office:value-type="float" office:value="0.0636" calcext:value-type="float">
            <text:p>0.0636</text:p>
          </table:table-cell>
          <table:table-cell table:style-name="ce10" table:formula="of:=[.B403]-[.$S$2]" office:value-type="float" office:value="-0.000502435301408096" calcext:value-type="float">
            <text:p>-0.00050244</text:p>
          </table:table-cell>
          <table:table-cell table:style-name="ce9" table:formula="of:=SUM([.$E$3:.E403])" office:value-type="float" office:value="0.0071858461983237" calcext:value-type="float">
            <text:p>0.0071858462</text:p>
          </table:table-cell>
          <table:table-cell table:style-name="ce12" table:formula="of:=MAX([.$E$3:.E403]) - MIN([.$E$3:.E403])" office:value-type="float" office:value="0.0096026404317219" calcext:value-type="float">
            <text:p>0.009602640</text:p>
          </table:table-cell>
          <table:table-cell table:style-name="ce9" table:formula="of:=STDEV([.$E$3:.E403])" office:value-type="float" office:value="0.00135011582424619" calcext:value-type="float">
            <text:p>0.0013501158</text:p>
          </table:table-cell>
          <table:table-cell table:style-name="ce9" table:formula="of:=[.G403]/[.H403]" office:value-type="float" office:value="7.11245676798384" calcext:value-type="float">
            <text:p>7.112456768</text:p>
          </table:table-cell>
          <table:table-cell table:style-name="ce9" table:formula="of:=SLOPE([.I388:.I403];[.W388:.W403])" office:value-type="float" office:value="-2.13931358942031" calcext:value-type="float">
            <text:p>-2.1393135894</text:p>
          </table:table-cell>
          <table:table-cell table:style-name="ce17" table:formula="of:=AVERAGE([.D396:.D403])" office:value-type="float" office:value="0.06366817375" calcext:value-type="float">
            <text:p>0.063668174</text:p>
          </table:table-cell>
          <table:table-cell table:style-name="ce19" table:formula="of:=([.D403] - [.K403])/[.K403]" office:value-type="percentage" office:value="-0.00107076653820304" calcext:value-type="percentage">
            <text:p>-0.107%</text:p>
          </table:table-cell>
          <table:table-cell table:style-name="ce22" table:formula="of:=[.D403]-[.L403]" office:value-type="float" office:value="0.064670766538203" calcext:value-type="float">
            <text:p>0.06467077</text:p>
          </table:table-cell>
          <table:table-cell table:style-name="ce27" table:formula="of:=ABS([.L402]-[.L403])" office:value-type="float" office:value="0.000192595011321528" calcext:value-type="float">
            <text:p>0.0001926</text:p>
          </table:table-cell>
          <table:table-cell table:style-name="ce34" table:formula="of:=IF(([.J403] &gt; [.$P$53]);(([.$M$53]+[.J403])/[.$O$53]);(([.$L$53]-[.J403])/[.$O$53]))" office:value-type="float" office:value="0.653055223293419" calcext:value-type="float">
            <text:p>0.65</text:p>
          </table:table-cell>
          <table:table-cell table:style-name="ce42" table:formula="of:=[.O403]-[.O402]" office:value-type="float" office:value="-0.0125521546549122" calcext:value-type="float">
            <text:p>-0.0126</text:p>
          </table:table-cell>
          <table:table-cell table:style-name="ce45" table:number-columns-repeated="2"/>
          <table:table-cell table:style-name="ce48" table:formula="of:=[.O403] - AVERAGE([.O398:.O403])" office:value-type="float" office:value="-0.0197790783336329" calcext:value-type="float">
            <text:p>-0.0197790783</text:p>
          </table:table-cell>
          <table:table-cell table:style-name="ce45" table:formula="of:=[.M403]-[.M402]" office:value-type="float" office:value="0.000160795011321518" calcext:value-type="float">
            <text:p>0.000</text:p>
          </table:table-cell>
          <table:table-cell table:style-name="ce45" table:formula="of:=AVERAGE([.O398:.O403])" office:value-type="float" office:value="0.672834301627052" calcext:value-type="float">
            <text:p>0.673</text:p>
          </table:table-cell>
          <table:table-cell table:style-name="ce9"/>
          <table:table-cell table:style-name="ce14" table:formula="of:=LOG([.X403])" office:value-type="float" office:value="3.04649516433471" calcext:value-type="float">
            <text:p>3.0464951643</text:p>
          </table:table-cell>
          <table:table-cell table:style-name="ce44" table:formula="of:=[.X402]+1" office:value-type="float" office:value="1113" calcext:value-type="float">
            <text:p>111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04]/[.D403]" office:value-type="percentage" office:value="0.000735062893081732" calcext:value-type="percentage">
            <text:p>0.0735%</text:p>
          </table:table-cell>
          <table:table-cell table:style-name="ce6" table:formula="of:=([.D404]-[.D403])" office:value-type="float" office:value="0.0000467499999999982" calcext:value-type="float">
            <text:p>0.00004675</text:p>
          </table:table-cell>
          <table:table-cell table:style-name="ce8" office:value-type="float" office:value="0.06364675" calcext:value-type="float">
            <text:p>0.06364675</text:p>
          </table:table-cell>
          <table:table-cell table:style-name="ce10" table:formula="of:=[.B404]-[.$S$2]" office:value-type="float" office:value="0.000732377716611144" calcext:value-type="float">
            <text:p>0.00073238</text:p>
          </table:table-cell>
          <table:table-cell table:style-name="ce9" table:formula="of:=SUM([.$E$3:.E404])" office:value-type="float" office:value="0.00791822391493485" calcext:value-type="float">
            <text:p>0.0079182239</text:p>
          </table:table-cell>
          <table:table-cell table:style-name="ce12" table:formula="of:=MAX([.$E$3:.E404]) - MIN([.$E$3:.E404])" office:value-type="float" office:value="0.0096026404317219" calcext:value-type="float">
            <text:p>0.009602640</text:p>
          </table:table-cell>
          <table:table-cell table:style-name="ce9" table:formula="of:=STDEV([.$E$3:.E404])" office:value-type="float" office:value="0.00134890208968248" calcext:value-type="float">
            <text:p>0.0013489021</text:p>
          </table:table-cell>
          <table:table-cell table:style-name="ce9" table:formula="of:=[.G404]/[.H404]" office:value-type="float" office:value="7.11885651684498" calcext:value-type="float">
            <text:p>7.1188565168</text:p>
          </table:table-cell>
          <table:table-cell table:style-name="ce9" table:formula="of:=SLOPE([.I389:.I404];[.W389:.W404])" office:value-type="float" office:value="1.00560103271642" calcext:value-type="float">
            <text:p>1.0056010327</text:p>
          </table:table-cell>
          <table:table-cell table:style-name="ce17" table:formula="of:=AVERAGE([.D397:.D404])" office:value-type="float" office:value="0.0636615175" calcext:value-type="float">
            <text:p>0.063661518</text:p>
          </table:table-cell>
          <table:table-cell table:style-name="ce19" table:formula="of:=([.D404] - [.K404])/[.K404]" office:value-type="percentage" office:value="-0.000231969022730233" calcext:value-type="percentage">
            <text:p>-0.023%</text:p>
          </table:table-cell>
          <table:table-cell table:style-name="ce22" table:formula="of:=[.D404]-[.L404]" office:value-type="float" office:value="0.0638787190227302" calcext:value-type="float">
            <text:p>0.06387872</text:p>
          </table:table-cell>
          <table:table-cell table:style-name="ce27" table:formula="of:=ABS([.L403]-[.L404])" office:value-type="float" office:value="0.000838797515472811" calcext:value-type="float">
            <text:p>0.0008388</text:p>
          </table:table-cell>
          <table:table-cell table:style-name="ce34" table:formula="of:=IF(([.J404] &gt; [.$P$53]);(([.$M$53]+[.J404])/[.$O$53]);(([.$L$53]-[.J404])/[.$O$53]))" office:value-type="float" office:value="0.63611809082" calcext:value-type="float">
            <text:p>0.64</text:p>
          </table:table-cell>
          <table:table-cell table:style-name="ce42" table:formula="of:=[.O404]-[.O403]" office:value-type="float" office:value="-0.0169371324734192" calcext:value-type="float">
            <text:p>-0.0169</text:p>
          </table:table-cell>
          <table:table-cell table:style-name="ce45" table:number-columns-repeated="2"/>
          <table:table-cell table:style-name="ce48" table:formula="of:=[.O404] - AVERAGE([.O399:.O404])" office:value-type="float" office:value="-0.0283929441080055" calcext:value-type="float">
            <text:p>-0.0283929441</text:p>
          </table:table-cell>
          <table:table-cell table:style-name="ce45" table:formula="of:=[.M404]-[.M403]" office:value-type="float" office:value="-0.000792047515472807" calcext:value-type="float">
            <text:p>-0.001</text:p>
          </table:table-cell>
          <table:table-cell table:style-name="ce45" table:formula="of:=AVERAGE([.O399:.O404])" office:value-type="float" office:value="0.664511034928006" calcext:value-type="float">
            <text:p>0.665</text:p>
          </table:table-cell>
          <table:table-cell table:style-name="ce9"/>
          <table:table-cell table:style-name="ce14" table:formula="of:=LOG([.X404])" office:value-type="float" office:value="3.04688519083771" calcext:value-type="float">
            <text:p>3.0468851908</text:p>
          </table:table-cell>
          <table:table-cell table:style-name="ce44" table:formula="of:=[.X403]+1" office:value-type="float" office:value="1114" calcext:value-type="float">
            <text:p>111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05]/[.D404]" office:value-type="percentage" office:value="0.00183434346608427" calcext:value-type="percentage">
            <text:p>0.1834%</text:p>
          </table:table-cell>
          <table:table-cell table:style-name="ce6" table:formula="of:=([.D405]-[.D404])" office:value-type="float" office:value="0.000116749999999999" calcext:value-type="float">
            <text:p>0.00011675</text:p>
          </table:table-cell>
          <table:table-cell table:style-name="ce8" office:value-type="float" office:value="0.0637635" calcext:value-type="float">
            <text:p>0.0637635</text:p>
          </table:table-cell>
          <table:table-cell table:style-name="ce10" table:formula="of:=[.B405]-[.$S$2]" office:value-type="float" office:value="0.00183165828961368" calcext:value-type="float">
            <text:p>0.00183166</text:p>
          </table:table-cell>
          <table:table-cell table:style-name="ce9" table:formula="of:=SUM([.$E$3:.E405])" office:value-type="float" office:value="0.00974988220454853" calcext:value-type="float">
            <text:p>0.0097498822</text:p>
          </table:table-cell>
          <table:table-cell table:style-name="ce12" table:formula="of:=MAX([.$E$3:.E405]) - MIN([.$E$3:.E405])" office:value-type="float" office:value="0.0096026404317219" calcext:value-type="float">
            <text:p>0.009602640</text:p>
          </table:table-cell>
          <table:table-cell table:style-name="ce9" table:formula="of:=STDEV([.$E$3:.E405])" office:value-type="float" office:value="0.00135024351259266" calcext:value-type="float">
            <text:p>0.0013502435</text:p>
          </table:table-cell>
          <table:table-cell table:style-name="ce9" table:formula="of:=[.G405]/[.H405]" office:value-type="float" office:value="7.11178416497887" calcext:value-type="float">
            <text:p>7.111784165</text:p>
          </table:table-cell>
          <table:table-cell table:style-name="ce9" table:formula="of:=SLOPE([.I390:.I405];[.W390:.W405])" office:value-type="float" office:value="3.25533471117121" calcext:value-type="float">
            <text:p>3.2553347112</text:p>
          </table:table-cell>
          <table:table-cell table:style-name="ce17" table:formula="of:=AVERAGE([.D398:.D405])" office:value-type="float" office:value="0.06366945625" calcext:value-type="float">
            <text:p>0.063669456</text:p>
          </table:table-cell>
          <table:table-cell table:style-name="ce19" table:formula="of:=([.D405] - [.K405])/[.K405]" office:value-type="percentage" office:value="0.00147706224521131" calcext:value-type="percentage">
            <text:p>0.148%</text:p>
          </table:table-cell>
          <table:table-cell table:style-name="ce22" table:formula="of:=[.D405]-[.L405]" office:value-type="float" office:value="0.0622864377547887" calcext:value-type="float">
            <text:p>0.06228644</text:p>
          </table:table-cell>
          <table:table-cell table:style-name="ce27" table:formula="of:=ABS([.L404]-[.L405])" office:value-type="float" office:value="0.00170903126794155" calcext:value-type="float">
            <text:p>0.0017090</text:p>
          </table:table-cell>
          <table:table-cell table:style-name="ce34" table:formula="of:=IF(([.J405] &gt; [.$P$53]);(([.$M$53]+[.J405])/[.$O$53]);(([.$L$53]-[.J405])/[.$O$53]))" office:value-type="float" office:value="0.624002010760563" calcext:value-type="float">
            <text:p>0.62</text:p>
          </table:table-cell>
          <table:table-cell table:style-name="ce42" table:formula="of:=[.O405]-[.O404]" office:value-type="float" office:value="-0.0121160800594367" calcext:value-type="float">
            <text:p>-0.0121</text:p>
          </table:table-cell>
          <table:table-cell table:style-name="ce45" table:number-columns-repeated="2"/>
          <table:table-cell table:style-name="ce48" table:formula="of:=[.O405] - AVERAGE([.O400:.O405])" office:value-type="float" office:value="-0.0305625244158897" calcext:value-type="float">
            <text:p>-0.0305625244</text:p>
          </table:table-cell>
          <table:table-cell table:style-name="ce45" table:formula="of:=[.M405]-[.M404]" office:value-type="float" office:value="-0.00159228126794154" calcext:value-type="float">
            <text:p>-0.002</text:p>
          </table:table-cell>
          <table:table-cell table:style-name="ce45" table:formula="of:=AVERAGE([.O400:.O405])" office:value-type="float" office:value="0.654564535176453" calcext:value-type="float">
            <text:p>0.655</text:p>
          </table:table-cell>
          <table:table-cell table:style-name="ce9"/>
          <table:table-cell table:style-name="ce14" table:formula="of:=LOG([.X405])" office:value-type="float" office:value="3.04727486738418" calcext:value-type="float">
            <text:p>3.0472748674</text:p>
          </table:table-cell>
          <table:table-cell table:style-name="ce44" table:formula="of:=[.X404]+1" office:value-type="float" office:value="1115" calcext:value-type="float">
            <text:p>111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06]/[.D405]" office:value-type="percentage" office:value="0.000525378939361951" calcext:value-type="percentage">
            <text:p>0.0525%</text:p>
          </table:table-cell>
          <table:table-cell table:style-name="ce6" table:formula="of:=([.D406]-[.D405])" office:value-type="float" office:value="0.0000335000000000057" calcext:value-type="float">
            <text:p>0.00003350</text:p>
          </table:table-cell>
          <table:table-cell table:style-name="ce8" office:value-type="float" office:value="0.063797" calcext:value-type="float">
            <text:p>0.063797</text:p>
          </table:table-cell>
          <table:table-cell table:style-name="ce10" table:formula="of:=[.B406]-[.$S$2]" office:value-type="float" office:value="0.000522693762891363" calcext:value-type="float">
            <text:p>0.00052269</text:p>
          </table:table-cell>
          <table:table-cell table:style-name="ce9" table:formula="of:=SUM([.$E$3:.E406])" office:value-type="float" office:value="0.0102725759674399" calcext:value-type="float">
            <text:p>0.010272576</text:p>
          </table:table-cell>
          <table:table-cell table:style-name="ce12" table:formula="of:=MAX([.$E$3:.E406]) - MIN([.$E$3:.E406])" office:value-type="float" office:value="0.0096026404317219" calcext:value-type="float">
            <text:p>0.009602640</text:p>
          </table:table-cell>
          <table:table-cell table:style-name="ce9" table:formula="of:=STDEV([.$E$3:.E406])" office:value-type="float" office:value="0.00134879527171516" calcext:value-type="float">
            <text:p>0.0013487953</text:p>
          </table:table-cell>
          <table:table-cell table:style-name="ce9" table:formula="of:=[.G406]/[.H406]" office:value-type="float" office:value="7.11942029535065" calcext:value-type="float">
            <text:p>7.1194202954</text:p>
          </table:table-cell>
          <table:table-cell table:style-name="ce9" table:formula="of:=SLOPE([.I391:.I406];[.W391:.W406])" office:value-type="float" office:value="6.2851977066024" calcext:value-type="float">
            <text:p>6.2851977066</text:p>
          </table:table-cell>
          <table:table-cell table:style-name="ce17" table:formula="of:=AVERAGE([.D399:.D406])" office:value-type="float" office:value="0.06368158125" calcext:value-type="float">
            <text:p>0.063681581</text:p>
          </table:table-cell>
          <table:table-cell table:style-name="ce19" table:formula="of:=([.D406] - [.K406])/[.K406]" office:value-type="percentage" office:value="0.00181243536568139" calcext:value-type="percentage">
            <text:p>0.181%</text:p>
          </table:table-cell>
          <table:table-cell table:style-name="ce22" table:formula="of:=[.D406]-[.L406]" office:value-type="float" office:value="0.0619845646343186" calcext:value-type="float">
            <text:p>0.06198456</text:p>
          </table:table-cell>
          <table:table-cell table:style-name="ce27" table:formula="of:=ABS([.L405]-[.L406])" office:value-type="float" office:value="0.000335373120470071" calcext:value-type="float">
            <text:p>0.0003354</text:p>
          </table:table-cell>
          <table:table-cell table:style-name="ce34" table:formula="of:=IF(([.J406] &gt; [.$P$53]);(([.$M$53]+[.J406])/[.$O$53]);(([.$L$53]-[.J406])/[.$O$53]))" office:value-type="float" office:value="0.607684495948329" calcext:value-type="float">
            <text:p>0.61</text:p>
          </table:table-cell>
          <table:table-cell table:style-name="ce42" table:formula="of:=[.O406]-[.O405]" office:value-type="float" office:value="-0.0163175148122343" calcext:value-type="float">
            <text:p>-0.0163</text:p>
          </table:table-cell>
          <table:table-cell table:style-name="ce45" table:number-columns-repeated="2"/>
          <table:table-cell table:style-name="ce48" table:formula="of:=[.O406] - AVERAGE([.O401:.O406])" office:value-type="float" office:value="-0.0355724994563749" calcext:value-type="float">
            <text:p>-0.0355724995</text:p>
          </table:table-cell>
          <table:table-cell table:style-name="ce45" table:formula="of:=[.M406]-[.M405]" office:value-type="float" office:value="-0.000301873120470066" calcext:value-type="float">
            <text:p>0.000</text:p>
          </table:table-cell>
          <table:table-cell table:style-name="ce45" table:formula="of:=AVERAGE([.O401:.O406])" office:value-type="float" office:value="0.643256995404704" calcext:value-type="float">
            <text:p>0.643</text:p>
          </table:table-cell>
          <table:table-cell table:style-name="ce9"/>
          <table:table-cell table:style-name="ce14" table:formula="of:=LOG([.X406])" office:value-type="float" office:value="3.04766419460156" calcext:value-type="float">
            <text:p>3.0476641946</text:p>
          </table:table-cell>
          <table:table-cell table:style-name="ce44" table:formula="of:=[.X405]+1" office:value-type="float" office:value="1116" calcext:value-type="float">
            <text:p>111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07]/[.D406]" office:value-type="percentage" office:value="0" calcext:value-type="percentage">
            <text:p>0.0000%</text:p>
          </table:table-cell>
          <table:table-cell table:style-name="ce6" table:formula="of:=([.D407]-[.D406])" office:value-type="float" office:value="0" calcext:value-type="float">
            <text:p>0.00000000</text:p>
          </table:table-cell>
          <table:table-cell table:style-name="ce8" office:value-type="float" office:value="0.063797" calcext:value-type="float">
            <text:p>0.063797</text:p>
          </table:table-cell>
          <table:table-cell table:style-name="ce10" table:formula="of:=[.B407]-[.$S$2]" office:value-type="float" office:value="-0.00000268517647058823" calcext:value-type="float">
            <text:p>-0.00000269</text:p>
          </table:table-cell>
          <table:table-cell table:style-name="ce9" table:formula="of:=SUM([.$E$3:.E407])" office:value-type="float" office:value="0.0102698907909693" calcext:value-type="float">
            <text:p>0.0102698908</text:p>
          </table:table-cell>
          <table:table-cell table:style-name="ce12" table:formula="of:=MAX([.$E$3:.E407]) - MIN([.$E$3:.E407])" office:value-type="float" office:value="0.0096026404317219" calcext:value-type="float">
            <text:p>0.009602640</text:p>
          </table:table-cell>
          <table:table-cell table:style-name="ce9" table:formula="of:=STDEV([.$E$3:.E407])" office:value-type="float" office:value="0.00134712566064359" calcext:value-type="float">
            <text:p>0.0013471257</text:p>
          </table:table-cell>
          <table:table-cell table:style-name="ce9" table:formula="of:=[.G407]/[.H407]" office:value-type="float" office:value="7.12824401781066" calcext:value-type="float">
            <text:p>7.1282440178</text:p>
          </table:table-cell>
          <table:table-cell table:style-name="ce9" table:formula="of:=SLOPE([.I392:.I407];[.W392:.W407])" office:value-type="float" office:value="9.01918708457314" calcext:value-type="float">
            <text:p>9.0191870846</text:p>
          </table:table-cell>
          <table:table-cell table:style-name="ce17" table:formula="of:=AVERAGE([.D400:.D407])" office:value-type="float" office:value="0.06369370625" calcext:value-type="float">
            <text:p>0.063693706</text:p>
          </table:table-cell>
          <table:table-cell table:style-name="ce19" table:formula="of:=([.D407] - [.K407])/[.K407]" office:value-type="percentage" office:value="0.00162172616544842" calcext:value-type="percentage">
            <text:p>0.162%</text:p>
          </table:table-cell>
          <table:table-cell table:style-name="ce22" table:formula="of:=[.D407]-[.L407]" office:value-type="float" office:value="0.0621752738345516" calcext:value-type="float">
            <text:p>0.06217527</text:p>
          </table:table-cell>
          <table:table-cell table:style-name="ce27" table:formula="of:=ABS([.L406]-[.L407])" office:value-type="float" office:value="0.00019070920023296" calcext:value-type="float">
            <text:p>0.0001907</text:p>
          </table:table-cell>
          <table:table-cell table:style-name="ce34" table:formula="of:=IF(([.J407] &gt; [.$P$53]);(([.$M$53]+[.J407])/[.$O$53]);(([.$L$53]-[.J407])/[.$O$53]))" office:value-type="float" office:value="0.592960426827448" calcext:value-type="float">
            <text:p>0.59</text:p>
          </table:table-cell>
          <table:table-cell table:style-name="ce42" table:formula="of:=[.O407]-[.O406]" office:value-type="float" office:value="-0.0147240691208813" calcext:value-type="float">
            <text:p>-0.0147</text:p>
          </table:table-cell>
          <table:table-cell table:style-name="ce45" table:number-columns-repeated="2"/>
          <table:table-cell table:style-name="ce48" table:formula="of:=[.O407] - AVERAGE([.O402:.O407])" office:value-type="float" office:value="-0.0369441774389007" calcext:value-type="float">
            <text:p>-0.0369441774</text:p>
          </table:table-cell>
          <table:table-cell table:style-name="ce45" table:formula="of:=[.M407]-[.M406]" office:value-type="float" office:value="0.000190709200232959" calcext:value-type="float">
            <text:p>0.000</text:p>
          </table:table-cell>
          <table:table-cell table:style-name="ce45" table:formula="of:=AVERAGE([.O402:.O407])" office:value-type="float" office:value="0.629904604266348" calcext:value-type="float">
            <text:p>0.630</text:p>
          </table:table-cell>
          <table:table-cell table:style-name="ce9"/>
          <table:table-cell table:style-name="ce14" table:formula="of:=LOG([.X407])" office:value-type="float" office:value="3.04805317311561" calcext:value-type="float">
            <text:p>3.0480531731</text:p>
          </table:table-cell>
          <table:table-cell table:style-name="ce44" table:formula="of:=[.X406]+1" office:value-type="float" office:value="1117" calcext:value-type="float">
            <text:p>111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08]/[.D407]" office:value-type="percentage" office:value="-0.000768061194100152" calcext:value-type="percentage">
            <text:p>-0.0768%</text:p>
          </table:table-cell>
          <table:table-cell table:style-name="ce6" table:formula="of:=([.D408]-[.D407])" office:value-type="float" office:value="-0.0000490000000000074" calcext:value-type="float">
            <text:p>-0.00004900</text:p>
          </table:table-cell>
          <table:table-cell table:style-name="ce8" office:value-type="float" office:value="0.063748" calcext:value-type="float">
            <text:p>0.063748</text:p>
          </table:table-cell>
          <table:table-cell table:style-name="ce10" table:formula="of:=[.B408]-[.$S$2]" office:value-type="float" office:value="-0.00077074637057074" calcext:value-type="float">
            <text:p>-0.00077075</text:p>
          </table:table-cell>
          <table:table-cell table:style-name="ce9" table:formula="of:=SUM([.$E$3:.E408])" office:value-type="float" office:value="0.00949914442039856" calcext:value-type="float">
            <text:p>0.0094991444</text:p>
          </table:table-cell>
          <table:table-cell table:style-name="ce12" table:formula="of:=MAX([.$E$3:.E408]) - MIN([.$E$3:.E408])" office:value-type="float" office:value="0.0096026404317219" calcext:value-type="float">
            <text:p>0.009602640</text:p>
          </table:table-cell>
          <table:table-cell table:style-name="ce9" table:formula="of:=STDEV([.$E$3:.E408])" office:value-type="float" office:value="0.00134604150244014" calcext:value-type="float">
            <text:p>0.0013460415</text:p>
          </table:table-cell>
          <table:table-cell table:style-name="ce9" table:formula="of:=[.G408]/[.H408]" office:value-type="float" office:value="7.13398540410084" calcext:value-type="float">
            <text:p>7.1339854041</text:p>
          </table:table-cell>
          <table:table-cell table:style-name="ce9" table:formula="of:=SLOPE([.I393:.I408];[.W393:.W408])" office:value-type="float" office:value="12.3399784774532" calcext:value-type="float">
            <text:p>12.3399784775</text:p>
          </table:table-cell>
          <table:table-cell table:style-name="ce17" table:formula="of:=AVERAGE([.D401:.D408])" office:value-type="float" office:value="0.06370595625" calcext:value-type="float">
            <text:p>0.063705956</text:p>
          </table:table-cell>
          <table:table-cell table:style-name="ce19" table:formula="of:=([.D408] - [.K408])/[.K408]" office:value-type="percentage" office:value="0.00065996576262048" calcext:value-type="percentage">
            <text:p>0.066%</text:p>
          </table:table-cell>
          <table:table-cell table:style-name="ce22" table:formula="of:=[.D408]-[.L408]" office:value-type="float" office:value="0.0630880342373795" calcext:value-type="float">
            <text:p>0.06308803</text:p>
          </table:table-cell>
          <table:table-cell table:style-name="ce27" table:formula="of:=ABS([.L407]-[.L408])" office:value-type="float" office:value="0.000961760402827945" calcext:value-type="float">
            <text:p>0.0009618</text:p>
          </table:table-cell>
          <table:table-cell table:style-name="ce34" table:formula="of:=IF(([.J408] &gt; [.$P$53]);(([.$M$53]+[.J408])/[.$O$53]);(([.$L$53]-[.J408])/[.$O$53]))" office:value-type="float" office:value="0.575076099112508" calcext:value-type="float">
            <text:p>0.58</text:p>
          </table:table-cell>
          <table:table-cell table:style-name="ce42" table:formula="of:=[.O408]-[.O407]" office:value-type="float" office:value="-0.0178843277149398" calcext:value-type="float">
            <text:p>-0.0179</text:p>
          </table:table-cell>
          <table:table-cell table:style-name="ce45" table:number-columns-repeated="2"/>
          <table:table-cell table:style-name="ce48" table:formula="of:=[.O408] - AVERAGE([.O403:.O408])" office:value-type="float" office:value="-0.0397399586812033" calcext:value-type="float">
            <text:p>-0.0397399587</text:p>
          </table:table-cell>
          <table:table-cell table:style-name="ce45" table:formula="of:=[.M408]-[.M407]" office:value-type="float" office:value="0.000912760402827936" calcext:value-type="float">
            <text:p>0.001</text:p>
          </table:table-cell>
          <table:table-cell table:style-name="ce45" table:formula="of:=AVERAGE([.O403:.O408])" office:value-type="float" office:value="0.614816057793711" calcext:value-type="float">
            <text:p>0.615</text:p>
          </table:table-cell>
          <table:table-cell table:style-name="ce9"/>
          <table:table-cell table:style-name="ce14" table:formula="of:=LOG([.X408])" office:value-type="float" office:value="3.0484418035504" calcext:value-type="float">
            <text:p>3.0484418036</text:p>
          </table:table-cell>
          <table:table-cell table:style-name="ce44" table:formula="of:=[.X407]+1" office:value-type="float" office:value="1118" calcext:value-type="float">
            <text:p>111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09]/[.D408]" office:value-type="percentage" office:value="-0.000784495199849456" calcext:value-type="percentage">
            <text:p>-0.0784%</text:p>
          </table:table-cell>
          <table:table-cell table:style-name="ce6" table:formula="of:=([.D409]-[.D408])" office:value-type="float" office:value="-0.0000500100000000031" calcext:value-type="float">
            <text:p>-0.00005001</text:p>
          </table:table-cell>
          <table:table-cell table:style-name="ce8" office:value-type="float" office:value="0.06369799" calcext:value-type="float">
            <text:p>0.06369799</text:p>
          </table:table-cell>
          <table:table-cell table:style-name="ce10" table:formula="of:=[.B409]-[.$S$2]" office:value-type="float" office:value="-0.000787180376320044" calcext:value-type="float">
            <text:p>-0.00078718</text:p>
          </table:table-cell>
          <table:table-cell table:style-name="ce9" table:formula="of:=SUM([.$E$3:.E409])" office:value-type="float" office:value="0.00871196404407852" calcext:value-type="float">
            <text:p>0.008711964</text:p>
          </table:table-cell>
          <table:table-cell table:style-name="ce12" table:formula="of:=MAX([.$E$3:.E409]) - MIN([.$E$3:.E409])" office:value-type="float" office:value="0.0096026404317219" calcext:value-type="float">
            <text:p>0.009602640</text:p>
          </table:table-cell>
          <table:table-cell table:style-name="ce9" table:formula="of:=STDEV([.$E$3:.E409])" office:value-type="float" office:value="0.00134498306098716" calcext:value-type="float">
            <text:p>0.0013449831</text:p>
          </table:table-cell>
          <table:table-cell table:style-name="ce9" table:formula="of:=[.G409]/[.H409]" office:value-type="float" office:value="7.13959953121938" calcext:value-type="float">
            <text:p>7.1395995312</text:p>
          </table:table-cell>
          <table:table-cell table:style-name="ce9" table:formula="of:=SLOPE([.I394:.I409];[.W394:.W409])" office:value-type="float" office:value="16.3693129863084" calcext:value-type="float">
            <text:p>16.3693129863</text:p>
          </table:table-cell>
          <table:table-cell table:style-name="ce17" table:formula="of:=AVERAGE([.D402:.D409])" office:value-type="float" office:value="0.063710255" calcext:value-type="float">
            <text:p>0.063710255</text:p>
          </table:table-cell>
          <table:table-cell table:style-name="ce19" table:formula="of:=([.D409] - [.K409])/[.K409]" office:value-type="percentage" office:value="-0.000192512178769514" calcext:value-type="percentage">
            <text:p>-0.019%</text:p>
          </table:table-cell>
          <table:table-cell table:style-name="ce22" table:formula="of:=[.D409]-[.L409]" office:value-type="float" office:value="0.0638905021787695" calcext:value-type="float">
            <text:p>0.06389050</text:p>
          </table:table-cell>
          <table:table-cell table:style-name="ce27" table:formula="of:=ABS([.L408]-[.L409])" office:value-type="float" office:value="0.000852477941389993" calcext:value-type="float">
            <text:p>0.0008525</text:p>
          </table:table-cell>
          <table:table-cell table:style-name="ce34" table:formula="of:=IF(([.J409] &gt; [.$P$53]);(([.$M$53]+[.J409])/[.$O$53]);(([.$L$53]-[.J409])/[.$O$53]))" office:value-type="float" office:value="0.553375868563854" calcext:value-type="float">
            <text:p>0.55</text:p>
          </table:table-cell>
          <table:table-cell table:style-name="ce42" table:formula="of:=[.O409]-[.O408]" office:value-type="float" office:value="-0.0217002305486542" calcext:value-type="float">
            <text:p>-0.0217</text:p>
          </table:table-cell>
          <table:table-cell table:style-name="ce45" table:number-columns-repeated="2"/>
          <table:table-cell table:style-name="ce48" table:formula="of:=[.O409] - AVERAGE([.O404:.O409])" office:value-type="float" office:value="-0.0448269634415965" calcext:value-type="float">
            <text:p>-0.0448269634</text:p>
          </table:table-cell>
          <table:table-cell table:style-name="ce45" table:formula="of:=[.M409]-[.M408]" office:value-type="float" office:value="0.000802467941389995" calcext:value-type="float">
            <text:p>0.001</text:p>
          </table:table-cell>
          <table:table-cell table:style-name="ce45" table:formula="of:=AVERAGE([.O404:.O409])" office:value-type="float" office:value="0.59820283200545" calcext:value-type="float">
            <text:p>0.598</text:p>
          </table:table-cell>
          <table:table-cell table:style-name="ce9"/>
          <table:table-cell table:style-name="ce14" table:formula="of:=LOG([.X409])" office:value-type="float" office:value="3.04883008652835" calcext:value-type="float">
            <text:p>3.0488300865</text:p>
          </table:table-cell>
          <table:table-cell table:style-name="ce44" table:formula="of:=[.X408]+1" office:value-type="float" office:value="1119" calcext:value-type="float">
            <text:p>111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10]/[.D409]" office:value-type="percentage" office:value="-0.000955917133334882" calcext:value-type="percentage">
            <text:p>-0.0956%</text:p>
          </table:table-cell>
          <table:table-cell table:style-name="ce6" table:formula="of:=([.D410]-[.D409])" office:value-type="float" office:value="-0.000060889999999994" calcext:value-type="float">
            <text:p>-0.00006089</text:p>
          </table:table-cell>
          <table:table-cell table:style-name="ce8" office:value-type="float" office:value="0.0636371" calcext:value-type="float">
            <text:p>0.0636371</text:p>
          </table:table-cell>
          <table:table-cell table:style-name="ce10" table:formula="of:=[.B410]-[.$S$2]" office:value-type="float" office:value="-0.000958602309805471" calcext:value-type="float">
            <text:p>-0.00095860</text:p>
          </table:table-cell>
          <table:table-cell table:style-name="ce9" table:formula="of:=SUM([.$E$3:.E410])" office:value-type="float" office:value="0.00775336173427305" calcext:value-type="float">
            <text:p>0.0077533617</text:p>
          </table:table-cell>
          <table:table-cell table:style-name="ce12" table:formula="of:=MAX([.$E$3:.E410]) - MIN([.$E$3:.E410])" office:value-type="float" office:value="0.0096026404317219" calcext:value-type="float">
            <text:p>0.009602640</text:p>
          </table:table-cell>
          <table:table-cell table:style-name="ce9" table:formula="of:=STDEV([.$E$3:.E410])" office:value-type="float" office:value="0.00134420561136873" calcext:value-type="float">
            <text:p>0.0013442056</text:p>
          </table:table-cell>
          <table:table-cell table:style-name="ce9" table:formula="of:=[.G410]/[.H410]" office:value-type="float" office:value="7.14372886893701" calcext:value-type="float">
            <text:p>7.1437288689</text:p>
          </table:table-cell>
          <table:table-cell table:style-name="ce9" table:formula="of:=SLOPE([.I395:.I410];[.W395:.W410])" office:value-type="float" office:value="15.7237105623352" calcext:value-type="float">
            <text:p>15.7237105623</text:p>
          </table:table-cell>
          <table:table-cell table:style-name="ce17" table:formula="of:=AVERAGE([.D403:.D410])" office:value-type="float" office:value="0.0637109175" calcext:value-type="float">
            <text:p>0.063710918</text:p>
          </table:table-cell>
          <table:table-cell table:style-name="ce19" table:formula="of:=([.D410] - [.K410])/[.K410]" office:value-type="percentage" office:value="-0.00115863187812339" calcext:value-type="percentage">
            <text:p>-0.116%</text:p>
          </table:table-cell>
          <table:table-cell table:style-name="ce22" table:formula="of:=[.D410]-[.L410]" office:value-type="float" office:value="0.0647957318781234" calcext:value-type="float">
            <text:p>0.06479573</text:p>
          </table:table-cell>
          <table:table-cell table:style-name="ce27" table:formula="of:=ABS([.L409]-[.L410])" office:value-type="float" office:value="0.000966119699353881" calcext:value-type="float">
            <text:p>0.0009661</text:p>
          </table:table-cell>
          <table:table-cell table:style-name="ce34" table:formula="of:=IF(([.J410] &gt; [.$P$53]);(([.$M$53]+[.J410])/[.$O$53]);(([.$L$53]-[.J410])/[.$O$53]))" office:value-type="float" office:value="0.556852800402647" calcext:value-type="float">
            <text:p>0.56</text:p>
          </table:table-cell>
          <table:table-cell table:style-name="ce42" table:formula="of:=[.O410]-[.O409]" office:value-type="float" office:value="0.00347693183879361" calcext:value-type="float">
            <text:p>0.0035</text:p>
          </table:table-cell>
          <table:table-cell table:style-name="ce45" table:number-columns-repeated="2"/>
          <table:table-cell table:style-name="ce48" table:formula="of:=[.O410] - AVERAGE([.O405:.O410])" office:value-type="float" office:value="-0.0281391498665775" calcext:value-type="float">
            <text:p>-0.0281391499</text:p>
          </table:table-cell>
          <table:table-cell table:style-name="ce45" table:formula="of:=[.M410]-[.M409]" office:value-type="float" office:value="0.000905229699353888" calcext:value-type="float">
            <text:p>0.001</text:p>
          </table:table-cell>
          <table:table-cell table:style-name="ce45" table:formula="of:=AVERAGE([.O405:.O410])" office:value-type="float" office:value="0.584991950269225" calcext:value-type="float">
            <text:p>0.585</text:p>
          </table:table-cell>
          <table:table-cell table:style-name="ce9"/>
          <table:table-cell table:style-name="ce14" table:formula="of:=LOG([.X410])" office:value-type="float" office:value="3.04921802267018" calcext:value-type="float">
            <text:p>3.0492180227</text:p>
          </table:table-cell>
          <table:table-cell table:style-name="ce44" table:formula="of:=[.X409]+1" office:value-type="float" office:value="1120" calcext:value-type="float">
            <text:p>112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11]/[.D410]" office:value-type="percentage" office:value="-0.000208211876405529" calcext:value-type="percentage">
            <text:p>-0.0208%</text:p>
          </table:table-cell>
          <table:table-cell table:style-name="ce6" table:formula="of:=([.D411]-[.D410])" office:value-type="float" office:value="-0.0000132500000000063" calcext:value-type="float">
            <text:p>-0.00001325</text:p>
          </table:table-cell>
          <table:table-cell table:style-name="ce8" office:value-type="float" office:value="0.06362385" calcext:value-type="float">
            <text:p>0.06362385</text:p>
          </table:table-cell>
          <table:table-cell table:style-name="ce10" table:formula="of:=[.B411]-[.$S$2]" office:value-type="float" office:value="-0.000210897052876118" calcext:value-type="float">
            <text:p>-0.00021090</text:p>
          </table:table-cell>
          <table:table-cell table:style-name="ce9" table:formula="of:=SUM([.$E$3:.E411])" office:value-type="float" office:value="0.00754246468139693" calcext:value-type="float">
            <text:p>0.0075424647</text:p>
          </table:table-cell>
          <table:table-cell table:style-name="ce12" table:formula="of:=MAX([.$E$3:.E411]) - MIN([.$E$3:.E411])" office:value-type="float" office:value="0.0096026404317219" calcext:value-type="float">
            <text:p>0.009602640</text:p>
          </table:table-cell>
          <table:table-cell table:style-name="ce9" table:formula="of:=STDEV([.$E$3:.E411])" office:value-type="float" office:value="0.00134260541658564" calcext:value-type="float">
            <text:p>0.0013426054</text:p>
          </table:table-cell>
          <table:table-cell table:style-name="ce9" table:formula="of:=[.G411]/[.H411]" office:value-type="float" office:value="7.15224317815001" calcext:value-type="float">
            <text:p>7.1522431782</text:p>
          </table:table-cell>
          <table:table-cell table:style-name="ce9" table:formula="of:=SLOPE([.I396:.I411];[.W396:.W411])" office:value-type="float" office:value="15.3436983566143" calcext:value-type="float">
            <text:p>15.3436983566</text:p>
          </table:table-cell>
          <table:table-cell table:style-name="ce17" table:formula="of:=AVERAGE([.D404:.D411])" office:value-type="float" office:value="0.06371389875" calcext:value-type="float">
            <text:p>0.063713899</text:p>
          </table:table-cell>
          <table:table-cell table:style-name="ce19" table:formula="of:=([.D411] - [.K411])/[.K411]" office:value-type="percentage" office:value="-0.00141332977210097" calcext:value-type="percentage">
            <text:p>-0.141%</text:p>
          </table:table-cell>
          <table:table-cell table:style-name="ce22" table:formula="of:=[.D411]-[.L411]" office:value-type="float" office:value="0.065037179772101" calcext:value-type="float">
            <text:p>0.06503718</text:p>
          </table:table-cell>
          <table:table-cell table:style-name="ce27" table:formula="of:=ABS([.L410]-[.L411])" office:value-type="float" office:value="0.000254697893977577" calcext:value-type="float">
            <text:p>0.0002547</text:p>
          </table:table-cell>
          <table:table-cell table:style-name="ce34" table:formula="of:=IF(([.J411] &gt; [.$P$53]);(([.$M$53]+[.J411])/[.$O$53]);(([.$L$53]-[.J411])/[.$O$53]))" office:value-type="float" office:value="0.558899379672083" calcext:value-type="float">
            <text:p>0.56</text:p>
          </table:table-cell>
          <table:table-cell table:style-name="ce42" table:formula="of:=[.O411]-[.O410]" office:value-type="float" office:value="0.00204657926943597" calcext:value-type="float">
            <text:p>0.0020</text:p>
          </table:table-cell>
          <table:table-cell table:style-name="ce45" table:number-columns-repeated="2"/>
          <table:table-cell table:style-name="ce48" table:formula="of:=[.O411] - AVERAGE([.O406:.O411])" office:value-type="float" office:value="-0.0152421320823949" calcext:value-type="float">
            <text:p>-0.0152421321</text:p>
          </table:table-cell>
          <table:table-cell table:style-name="ce45" table:formula="of:=[.M411]-[.M410]" office:value-type="float" office:value="0.000241447893977564" calcext:value-type="float">
            <text:p>0.000</text:p>
          </table:table-cell>
          <table:table-cell table:style-name="ce45" table:formula="of:=AVERAGE([.O406:.O411])" office:value-type="float" office:value="0.574141511754478" calcext:value-type="float">
            <text:p>0.574</text:p>
          </table:table-cell>
          <table:table-cell table:style-name="ce9"/>
          <table:table-cell table:style-name="ce14" table:formula="of:=LOG([.X411])" office:value-type="float" office:value="3.04960561259497" calcext:value-type="float">
            <text:p>3.0496056126</text:p>
          </table:table-cell>
          <table:table-cell table:style-name="ce44" table:formula="of:=[.X410]+1" office:value-type="float" office:value="1121" calcext:value-type="float">
            <text:p>112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12]/[.D411]" office:value-type="percentage" office:value="-0.000208255237619107" calcext:value-type="percentage">
            <text:p>-0.0208%</text:p>
          </table:table-cell>
          <table:table-cell table:style-name="ce6" table:formula="of:=([.D412]-[.D411])" office:value-type="float" office:value="-0.0000132499999999924" calcext:value-type="float">
            <text:p>-0.00001325</text:p>
          </table:table-cell>
          <table:table-cell table:style-name="ce8" office:value-type="float" office:value="0.0636106" calcext:value-type="float">
            <text:p>0.0636106</text:p>
          </table:table-cell>
          <table:table-cell table:style-name="ce10" table:formula="of:=[.B412]-[.$S$2]" office:value-type="float" office:value="-0.000210940414089695" calcext:value-type="float">
            <text:p>-0.00021094</text:p>
          </table:table-cell>
          <table:table-cell table:style-name="ce9" table:formula="of:=SUM([.$E$3:.E412])" office:value-type="float" office:value="0.00733152426730723" calcext:value-type="float">
            <text:p>0.0073315243</text:p>
          </table:table-cell>
          <table:table-cell table:style-name="ce12" table:formula="of:=MAX([.$E$3:.E412]) - MIN([.$E$3:.E412])" office:value-type="float" office:value="0.0096026404317219" calcext:value-type="float">
            <text:p>0.009602640</text:p>
          </table:table-cell>
          <table:table-cell table:style-name="ce9" table:formula="of:=STDEV([.$E$3:.E412])" office:value-type="float" office:value="0.00134101093485246" calcext:value-type="float">
            <text:p>0.0013410109</text:p>
          </table:table-cell>
          <table:table-cell table:style-name="ce9" table:formula="of:=[.G412]/[.H412]" office:value-type="float" office:value="7.16074730052697" calcext:value-type="float">
            <text:p>7.1607473005</text:p>
          </table:table-cell>
          <table:table-cell table:style-name="ce9" table:formula="of:=SLOPE([.I397:.I412];[.W397:.W412])" office:value-type="float" office:value="14.9973044857196" calcext:value-type="float">
            <text:p>14.9973044857</text:p>
          </table:table-cell>
          <table:table-cell table:style-name="ce17" table:formula="of:=AVERAGE([.D405:.D412])" office:value-type="float" office:value="0.06370938" calcext:value-type="float">
            <text:p>0.063709380</text:p>
          </table:table-cell>
          <table:table-cell table:style-name="ce19" table:formula="of:=([.D412] - [.K412])/[.K412]" office:value-type="percentage" office:value="-0.00155047812425726" calcext:value-type="percentage">
            <text:p>-0.155%</text:p>
          </table:table-cell>
          <table:table-cell table:style-name="ce22" table:formula="of:=[.D412]-[.L412]" office:value-type="float" office:value="0.0651610781242573" calcext:value-type="float">
            <text:p>0.06516108</text:p>
          </table:table-cell>
          <table:table-cell table:style-name="ce27" table:formula="of:=ABS([.L411]-[.L412])" office:value-type="float" office:value="0.000137148352156285" calcext:value-type="float">
            <text:p>0.0001371</text:p>
          </table:table-cell>
          <table:table-cell table:style-name="ce34" table:formula="of:=IF(([.J412] &gt; [.$P$53]);(([.$M$53]+[.J412])/[.$O$53]);(([.$L$53]-[.J412])/[.$O$53]))" office:value-type="float" office:value="0.560764905317208" calcext:value-type="float">
            <text:p>0.56</text:p>
          </table:table-cell>
          <table:table-cell table:style-name="ce42" table:formula="of:=[.O412]-[.O411]" office:value-type="float" office:value="0.00186552564512488" calcext:value-type="float">
            <text:p>0.0019</text:p>
          </table:table-cell>
          <table:table-cell table:style-name="ce45" table:number-columns-repeated="2"/>
          <table:table-cell table:style-name="ce48" table:formula="of:=[.O412] - AVERAGE([.O407:.O412])" office:value-type="float" office:value="-0.00555667466541654" calcext:value-type="float">
            <text:p>-0.0055566747</text:p>
          </table:table-cell>
          <table:table-cell table:style-name="ce45" table:formula="of:=[.M412]-[.M411]" office:value-type="float" office:value="0.000123898352156288" calcext:value-type="float">
            <text:p>0.000</text:p>
          </table:table-cell>
          <table:table-cell table:style-name="ce45" table:formula="of:=AVERAGE([.O407:.O412])" office:value-type="float" office:value="0.566321579982625" calcext:value-type="float">
            <text:p>0.566</text:p>
          </table:table-cell>
          <table:table-cell table:style-name="ce9"/>
          <table:table-cell table:style-name="ce14" table:formula="of:=LOG([.X412])" office:value-type="float" office:value="3.04999285692014" calcext:value-type="float">
            <text:p>3.0499928569</text:p>
          </table:table-cell>
          <table:table-cell table:style-name="ce44" table:formula="of:=[.X411]+1" office:value-type="float" office:value="1122" calcext:value-type="float">
            <text:p>112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13]/[.D412]" office:value-type="percentage" office:value="0.00267581189298645" calcext:value-type="percentage">
            <text:p>0.2676%</text:p>
          </table:table-cell>
          <table:table-cell table:style-name="ce6" table:formula="of:=([.D413]-[.D412])" office:value-type="float" office:value="0.000170210000000004" calcext:value-type="float">
            <text:p>0.00017021</text:p>
          </table:table-cell>
          <table:table-cell table:style-name="ce8" office:value-type="float" office:value="0.06378081" calcext:value-type="float">
            <text:p>0.06378081</text:p>
          </table:table-cell>
          <table:table-cell table:style-name="ce10" table:formula="of:=[.B413]-[.$S$2]" office:value-type="float" office:value="0.00267312671651586" calcext:value-type="float">
            <text:p>0.00267313</text:p>
          </table:table-cell>
          <table:table-cell table:style-name="ce9" table:formula="of:=SUM([.$E$3:.E413])" office:value-type="float" office:value="0.0100046509838231" calcext:value-type="float">
            <text:p>0.010004651</text:p>
          </table:table-cell>
          <table:table-cell table:style-name="ce12" table:formula="of:=MAX([.$E$3:.E413]) - MIN([.$E$3:.E413])" office:value-type="float" office:value="0.0096026404317219" calcext:value-type="float">
            <text:p>0.009602640</text:p>
          </table:table-cell>
          <table:table-cell table:style-name="ce9" table:formula="of:=STDEV([.$E$3:.E413])" office:value-type="float" office:value="0.00134576308534656" calcext:value-type="float">
            <text:p>0.0013457631</text:p>
          </table:table-cell>
          <table:table-cell table:style-name="ce9" table:formula="of:=[.G413]/[.H413]" office:value-type="float" office:value="7.13546131282762" calcext:value-type="float">
            <text:p>7.1354613128</text:p>
          </table:table-cell>
          <table:table-cell table:style-name="ce9" table:formula="of:=SLOPE([.I398:.I413];[.W398:.W413])" office:value-type="float" office:value="13.0055267632973" calcext:value-type="float">
            <text:p>13.0055267633</text:p>
          </table:table-cell>
          <table:table-cell table:style-name="ce17" table:formula="of:=AVERAGE([.D406:.D413])" office:value-type="float" office:value="0.06371154375" calcext:value-type="float">
            <text:p>0.063711544</text:p>
          </table:table-cell>
          <table:table-cell table:style-name="ce19" table:formula="of:=([.D413] - [.K413])/[.K413]" office:value-type="percentage" office:value="0.00108718524027296" calcext:value-type="percentage">
            <text:p>0.109%</text:p>
          </table:table-cell>
          <table:table-cell table:style-name="ce22" table:formula="of:=[.D413]-[.L413]" office:value-type="float" office:value="0.0626936247597271" calcext:value-type="float">
            <text:p>0.06269362</text:p>
          </table:table-cell>
          <table:table-cell table:style-name="ce27" table:formula="of:=ABS([.L412]-[.L413])" office:value-type="float" office:value="0.00263766336453022" calcext:value-type="float">
            <text:p>0.0026377</text:p>
          </table:table-cell>
          <table:table-cell table:style-name="ce34" table:formula="of:=IF(([.J413] &gt; [.$P$53]);(([.$M$53]+[.J413])/[.$O$53]);(([.$L$53]-[.J413])/[.$O$53]))" office:value-type="float" office:value="0.57149174759929" calcext:value-type="float">
            <text:p>0.57</text:p>
          </table:table-cell>
          <table:table-cell table:style-name="ce42" table:formula="of:=[.O413]-[.O412]" office:value-type="float" office:value="0.0107268422820814" calcext:value-type="float">
            <text:p>0.0107</text:p>
          </table:table-cell>
          <table:table-cell table:style-name="ce45" table:number-columns-repeated="2"/>
          <table:table-cell table:style-name="ce48" table:formula="of:=[.O413] - AVERAGE([.O408:.O413])" office:value-type="float" office:value="0.00874828082135792" calcext:value-type="float">
            <text:p>0.0087482808</text:p>
          </table:table-cell>
          <table:table-cell table:style-name="ce45" table:formula="of:=[.M413]-[.M412]" office:value-type="float" office:value="-0.00246745336453021" calcext:value-type="float">
            <text:p>-0.002</text:p>
          </table:table-cell>
          <table:table-cell table:style-name="ce45" table:formula="of:=AVERAGE([.O408:.O413])" office:value-type="float" office:value="0.562743466777932" calcext:value-type="float">
            <text:p>0.563</text:p>
          </table:table-cell>
          <table:table-cell table:style-name="ce9"/>
          <table:table-cell table:style-name="ce14" table:formula="of:=LOG([.X413])" office:value-type="float" office:value="3.05037975626146" calcext:value-type="float">
            <text:p>3.0503797563</text:p>
          </table:table-cell>
          <table:table-cell table:style-name="ce44" table:formula="of:=[.X412]+1" office:value-type="float" office:value="1123" calcext:value-type="float">
            <text:p>112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14]/[.D413]" office:value-type="percentage" office:value="-0.0000548754398071066" calcext:value-type="percentage">
            <text:p>-0.0055%</text:p>
          </table:table-cell>
          <table:table-cell table:style-name="ce6" table:formula="of:=([.D414]-[.D413])" office:value-type="float" office:value="-0.0000035000000000035" calcext:value-type="float">
            <text:p>-0.00000350</text:p>
          </table:table-cell>
          <table:table-cell table:style-name="ce8" office:value-type="float" office:value="0.06377731" calcext:value-type="float">
            <text:p>0.06377731</text:p>
          </table:table-cell>
          <table:table-cell table:style-name="ce10" table:formula="of:=[.B414]-[.$S$2]" office:value-type="float" office:value="-0.0000575606162776948" calcext:value-type="float">
            <text:p>-0.00005756</text:p>
          </table:table-cell>
          <table:table-cell table:style-name="ce9" table:formula="of:=SUM([.$E$3:.E414])" office:value-type="float" office:value="0.0099470903675454" calcext:value-type="float">
            <text:p>0.0099470904</text:p>
          </table:table-cell>
          <table:table-cell table:style-name="ce12" table:formula="of:=MAX([.$E$3:.E414]) - MIN([.$E$3:.E414])" office:value-type="float" office:value="0.0096026404317219" calcext:value-type="float">
            <text:p>0.009602640</text:p>
          </table:table-cell>
          <table:table-cell table:style-name="ce9" table:formula="of:=STDEV([.$E$3:.E414])" office:value-type="float" office:value="0.00134413096352759" calcext:value-type="float">
            <text:p>0.001344131</text:p>
          </table:table-cell>
          <table:table-cell table:style-name="ce9" table:formula="of:=[.G414]/[.H414]" office:value-type="float" office:value="7.1441256040411" calcext:value-type="float">
            <text:p>7.144125604</text:p>
          </table:table-cell>
          <table:table-cell table:style-name="ce9" table:formula="of:=SLOPE([.I399:.I414];[.W399:.W414])" office:value-type="float" office:value="11.542118759681" calcext:value-type="float">
            <text:p>11.5421187597</text:p>
          </table:table-cell>
          <table:table-cell table:style-name="ce17" table:formula="of:=AVERAGE([.D407:.D414])" office:value-type="float" office:value="0.0637090825" calcext:value-type="float">
            <text:p>0.063709083</text:p>
          </table:table-cell>
          <table:table-cell table:style-name="ce19" table:formula="of:=([.D414] - [.K414])/[.K414]" office:value-type="percentage" office:value="0.00107092265847658" calcext:value-type="percentage">
            <text:p>0.107%</text:p>
          </table:table-cell>
          <table:table-cell table:style-name="ce22" table:formula="of:=[.D414]-[.L414]" office:value-type="float" office:value="0.0627063873415234" calcext:value-type="float">
            <text:p>0.06270639</text:p>
          </table:table-cell>
          <table:table-cell table:style-name="ce27" table:formula="of:=ABS([.L413]-[.L414])" office:value-type="float" office:value="0.0000162625817963836" calcext:value-type="float">
            <text:p>0.0000163</text:p>
          </table:table-cell>
          <table:table-cell table:style-name="ce34" table:formula="of:=IF(([.J414] &gt; [.$P$53]);(([.$M$53]+[.J414])/[.$O$53]);(([.$L$53]-[.J414])/[.$O$53]))" office:value-type="float" office:value="0.579373022036899" calcext:value-type="float">
            <text:p>0.58</text:p>
          </table:table-cell>
          <table:table-cell table:style-name="ce42" table:formula="of:=[.O414]-[.O413]" office:value-type="float" office:value="0.00788127443760955" calcext:value-type="float">
            <text:p>0.0079</text:p>
          </table:table-cell>
          <table:table-cell table:style-name="ce45" table:number-columns-repeated="2"/>
          <table:table-cell table:style-name="ce48" table:formula="of:=[.O414] - AVERAGE([.O409:.O414])" office:value-type="float" office:value="0.0159134014382356" calcext:value-type="float">
            <text:p>0.0159134014</text:p>
          </table:table-cell>
          <table:table-cell table:style-name="ce45" table:formula="of:=[.M414]-[.M413]" office:value-type="float" office:value="0.0000127625817963745" calcext:value-type="float">
            <text:p>0.000</text:p>
          </table:table-cell>
          <table:table-cell table:style-name="ce45" table:formula="of:=AVERAGE([.O409:.O414])" office:value-type="float" office:value="0.563459620598664" calcext:value-type="float">
            <text:p>0.563</text:p>
          </table:table-cell>
          <table:table-cell table:style-name="ce9"/>
          <table:table-cell table:style-name="ce14" table:formula="of:=LOG([.X414])" office:value-type="float" office:value="3.05076631123304" calcext:value-type="float">
            <text:p>3.0507663112</text:p>
          </table:table-cell>
          <table:table-cell table:style-name="ce44" table:formula="of:=[.X413]+1" office:value-type="float" office:value="1124" calcext:value-type="float">
            <text:p>112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15]/[.D414]" office:value-type="percentage" office:value="-0.000606014897774791" calcext:value-type="percentage">
            <text:p>-0.0606%</text:p>
          </table:table-cell>
          <table:table-cell table:style-name="ce6" table:formula="of:=([.D415]-[.D414])" office:value-type="float" office:value="-0.0000386500000000012" calcext:value-type="float">
            <text:p>-0.00003865</text:p>
          </table:table-cell>
          <table:table-cell table:style-name="ce8" office:value-type="float" office:value="0.06373866" calcext:value-type="float">
            <text:p>0.06373866</text:p>
          </table:table-cell>
          <table:table-cell table:style-name="ce10" table:formula="of:=[.B415]-[.$S$2]" office:value-type="float" office:value="-0.00060870007424538" calcext:value-type="float">
            <text:p>-0.00060870</text:p>
          </table:table-cell>
          <table:table-cell table:style-name="ce9" table:formula="of:=SUM([.$E$3:.E415])" office:value-type="float" office:value="0.00933839029330002" calcext:value-type="float">
            <text:p>0.0093383903</text:p>
          </table:table-cell>
          <table:table-cell table:style-name="ce12" table:formula="of:=MAX([.$E$3:.E415]) - MIN([.$E$3:.E415])" office:value-type="float" office:value="0.0096026404317219" calcext:value-type="float">
            <text:p>0.009602640</text:p>
          </table:table-cell>
          <table:table-cell table:style-name="ce9" table:formula="of:=STDEV([.$E$3:.E415])" office:value-type="float" office:value="0.00134285985625988" calcext:value-type="float">
            <text:p>0.0013428599</text:p>
          </table:table-cell>
          <table:table-cell table:style-name="ce9" table:formula="of:=[.G415]/[.H415]" office:value-type="float" office:value="7.150887999934" calcext:value-type="float">
            <text:p>7.1508879999</text:p>
          </table:table-cell>
          <table:table-cell table:style-name="ce9" table:formula="of:=SLOPE([.I400:.I415];[.W400:.W415])" office:value-type="float" office:value="10.5027463523648" calcext:value-type="float">
            <text:p>10.5027463524</text:p>
          </table:table-cell>
          <table:table-cell table:style-name="ce17" table:formula="of:=AVERAGE([.D408:.D415])" office:value-type="float" office:value="0.06370179" calcext:value-type="float">
            <text:p>0.063701790</text:p>
          </table:table-cell>
          <table:table-cell table:style-name="ce19" table:formula="of:=([.D415] - [.K415])/[.K415]" office:value-type="percentage" office:value="0.000578790643088809" calcext:value-type="percentage">
            <text:p>0.058%</text:p>
          </table:table-cell>
          <table:table-cell table:style-name="ce22" table:formula="of:=[.D415]-[.L415]" office:value-type="float" office:value="0.0631598693569112" calcext:value-type="float">
            <text:p>0.06315987</text:p>
          </table:table-cell>
          <table:table-cell table:style-name="ce27" table:formula="of:=ABS([.L414]-[.L415])" office:value-type="float" office:value="0.000492132015387771" calcext:value-type="float">
            <text:p>0.0004921</text:p>
          </table:table-cell>
          <table:table-cell table:style-name="ce34" table:formula="of:=IF(([.J415] &gt; [.$P$53]);(([.$M$53]+[.J415])/[.$O$53]);(([.$L$53]-[.J415])/[.$O$53]))" office:value-type="float" office:value="0.584970626508581" calcext:value-type="float">
            <text:p>0.58</text:p>
          </table:table-cell>
          <table:table-cell table:style-name="ce42" table:formula="of:=[.O415]-[.O414]" office:value-type="float" office:value="0.00559760447168189" calcext:value-type="float">
            <text:p>0.0056</text:p>
          </table:table-cell>
          <table:table-cell table:style-name="ce45" table:number-columns-repeated="2"/>
          <table:table-cell table:style-name="ce48" table:formula="of:=[.O415] - AVERAGE([.O410:.O415])" office:value-type="float" office:value="0.0162452129191296" calcext:value-type="float">
            <text:p>0.0162452129</text:p>
          </table:table-cell>
          <table:table-cell table:style-name="ce45" table:formula="of:=[.M415]-[.M414]" office:value-type="float" office:value="0.000453482015387766" calcext:value-type="float">
            <text:p>0.000</text:p>
          </table:table-cell>
          <table:table-cell table:style-name="ce45" table:formula="of:=AVERAGE([.O410:.O415])" office:value-type="float" office:value="0.568725413589451" calcext:value-type="float">
            <text:p>0.569</text:p>
          </table:table-cell>
          <table:table-cell table:style-name="ce9"/>
          <table:table-cell table:style-name="ce14" table:formula="of:=LOG([.X415])" office:value-type="float" office:value="3.05115252244738" calcext:value-type="float">
            <text:p>3.0511525224</text:p>
          </table:table-cell>
          <table:table-cell table:style-name="ce44" table:formula="of:=[.X414]+1" office:value-type="float" office:value="1125" calcext:value-type="float">
            <text:p>112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16]/[.D415]" office:value-type="percentage" office:value="-0.00139758193849706" calcext:value-type="percentage">
            <text:p>-0.1398%</text:p>
          </table:table-cell>
          <table:table-cell table:style-name="ce6" table:formula="of:=([.D416]-[.D415])" office:value-type="float" office:value="-0.0000890800000000053" calcext:value-type="float">
            <text:p>-0.00008908</text:p>
          </table:table-cell>
          <table:table-cell table:style-name="ce8" office:value-type="float" office:value="0.06364958" calcext:value-type="float">
            <text:p>0.06364958</text:p>
          </table:table-cell>
          <table:table-cell table:style-name="ce10" table:formula="of:=[.B416]-[.$S$2]" office:value-type="float" office:value="-0.00140026711496765" calcext:value-type="float">
            <text:p>-0.00140027</text:p>
          </table:table-cell>
          <table:table-cell table:style-name="ce9" table:formula="of:=SUM([.$E$3:.E416])" office:value-type="float" office:value="0.00793812317833237" calcext:value-type="float">
            <text:p>0.0079381232</text:p>
          </table:table-cell>
          <table:table-cell table:style-name="ce12" table:formula="of:=MAX([.$E$3:.E416]) - MIN([.$E$3:.E416])" office:value-type="float" office:value="0.0096026404317219" calcext:value-type="float">
            <text:p>0.009602640</text:p>
          </table:table-cell>
          <table:table-cell table:style-name="ce9" table:formula="of:=STDEV([.$E$3:.E416])" office:value-type="float" office:value="0.00134305495489773" calcext:value-type="float">
            <text:p>0.001343055</text:p>
          </table:table-cell>
          <table:table-cell table:style-name="ce9" table:formula="of:=[.G416]/[.H416]" office:value-type="float" office:value="7.14984922746747" calcext:value-type="float">
            <text:p>7.1498492275</text:p>
          </table:table-cell>
          <table:table-cell table:style-name="ce9" table:formula="of:=SLOPE([.I401:.I416];[.W401:.W416])" office:value-type="float" office:value="9.25715402777549" calcext:value-type="float">
            <text:p>9.2571540278</text:p>
          </table:table-cell>
          <table:table-cell table:style-name="ce17" table:formula="of:=AVERAGE([.D409:.D416])" office:value-type="float" office:value="0.0636894875" calcext:value-type="float">
            <text:p>0.063689488</text:p>
          </table:table-cell>
          <table:table-cell table:style-name="ce19" table:formula="of:=([.D416] - [.K416])/[.K416]" office:value-type="percentage" office:value="-0.000626594773588113" calcext:value-type="percentage">
            <text:p>-0.063%</text:p>
          </table:table-cell>
          <table:table-cell table:style-name="ce22" table:formula="of:=[.D416]-[.L416]" office:value-type="float" office:value="0.0642761747735881" calcext:value-type="float">
            <text:p>0.06427617</text:p>
          </table:table-cell>
          <table:table-cell table:style-name="ce27" table:formula="of:=ABS([.L415]-[.L416])" office:value-type="float" office:value="0.00120538541667692" calcext:value-type="float">
            <text:p>0.0012054</text:p>
          </table:table-cell>
          <table:table-cell table:style-name="ce34" table:formula="of:=IF(([.J416] &gt; [.$P$53]);(([.$M$53]+[.J416])/[.$O$53]);(([.$L$53]-[.J416])/[.$O$53]))" office:value-type="float" office:value="0.591678841116681" calcext:value-type="float">
            <text:p>0.59</text:p>
          </table:table-cell>
          <table:table-cell table:style-name="ce42" table:formula="of:=[.O416]-[.O415]" office:value-type="float" office:value="0.00670821460809967" calcext:value-type="float">
            <text:p>0.0067</text:p>
          </table:table-cell>
          <table:table-cell table:style-name="ce45" table:number-columns-repeated="2"/>
          <table:table-cell table:style-name="ce48" table:formula="of:=[.O416] - AVERAGE([.O411:.O416])" office:value-type="float" office:value="0.0171490874082237" calcext:value-type="float">
            <text:p>0.0171490874</text:p>
          </table:table-cell>
          <table:table-cell table:style-name="ce45" table:formula="of:=[.M416]-[.M415]" office:value-type="float" office:value="0.00111630541667693" calcext:value-type="float">
            <text:p>0.001</text:p>
          </table:table-cell>
          <table:table-cell table:style-name="ce45" table:formula="of:=AVERAGE([.O411:.O416])" office:value-type="float" office:value="0.574529753708457" calcext:value-type="float">
            <text:p>0.575</text:p>
          </table:table-cell>
          <table:table-cell table:style-name="ce9"/>
          <table:table-cell table:style-name="ce14" table:formula="of:=LOG([.X416])" office:value-type="float" office:value="3.05153839051533" calcext:value-type="float">
            <text:p>3.0515383905</text:p>
          </table:table-cell>
          <table:table-cell table:style-name="ce44" table:formula="of:=[.X415]+1" office:value-type="float" office:value="1126" calcext:value-type="float">
            <text:p>112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17]/[.D416]" office:value-type="percentage" office:value="0.00200441228363176" calcext:value-type="percentage">
            <text:p>0.2004%</text:p>
          </table:table-cell>
          <table:table-cell table:style-name="ce6" table:formula="of:=([.D417]-[.D416])" office:value-type="float" office:value="0.000127580000000002" calcext:value-type="float">
            <text:p>0.00012758</text:p>
          </table:table-cell>
          <table:table-cell table:style-name="ce8" office:value-type="float" office:value="0.06377716" calcext:value-type="float">
            <text:p>0.06377716</text:p>
          </table:table-cell>
          <table:table-cell table:style-name="ce10" table:formula="of:=[.B417]-[.$S$2]" office:value-type="float" office:value="0.00200172710716117" calcext:value-type="float">
            <text:p>0.00200173</text:p>
          </table:table-cell>
          <table:table-cell table:style-name="ce9" table:formula="of:=SUM([.$E$3:.E417])" office:value-type="float" office:value="0.00993985028549354" calcext:value-type="float">
            <text:p>0.0099398503</text:p>
          </table:table-cell>
          <table:table-cell table:style-name="ce12" table:formula="of:=MAX([.$E$3:.E417]) - MIN([.$E$3:.E417])" office:value-type="float" office:value="0.0096026404317219" calcext:value-type="float">
            <text:p>0.009602640</text:p>
          </table:table-cell>
          <table:table-cell table:style-name="ce9" table:formula="of:=STDEV([.$E$3:.E417])" office:value-type="float" office:value="0.00134495752278292" calcext:value-type="float">
            <text:p>0.0013449575</text:p>
          </table:table-cell>
          <table:table-cell table:style-name="ce9" table:formula="of:=[.G417]/[.H417]" office:value-type="float" office:value="7.13973509873574" calcext:value-type="float">
            <text:p>7.1397350987</text:p>
          </table:table-cell>
          <table:table-cell table:style-name="ce9" table:formula="of:=SLOPE([.I402:.I417];[.W402:.W417])" office:value-type="float" office:value="7.53444873899629" calcext:value-type="float">
            <text:p>7.534448739</text:p>
          </table:table-cell>
          <table:table-cell table:style-name="ce17" table:formula="of:=AVERAGE([.D410:.D417])" office:value-type="float" office:value="0.06369938375" calcext:value-type="float">
            <text:p>0.063699384</text:p>
          </table:table-cell>
          <table:table-cell table:style-name="ce19" table:formula="of:=([.D417] - [.K417])/[.K417]" office:value-type="percentage" office:value="0.00122098904920716" calcext:value-type="percentage">
            <text:p>0.122%</text:p>
          </table:table-cell>
          <table:table-cell table:style-name="ce22" table:formula="of:=[.D417]-[.L417]" office:value-type="float" office:value="0.0625561709507928" calcext:value-type="float">
            <text:p>0.06255617</text:p>
          </table:table-cell>
          <table:table-cell table:style-name="ce27" table:formula="of:=ABS([.L416]-[.L417])" office:value-type="float" office:value="0.00184758382279527" calcext:value-type="float">
            <text:p>0.0018476</text:p>
          </table:table-cell>
          <table:table-cell table:style-name="ce34" table:formula="of:=IF(([.J417] &gt; [.$P$53]);(([.$M$53]+[.J417])/[.$O$53]);(([.$L$53]-[.J417])/[.$O$53]))" office:value-type="float" office:value="0.600956577142751" calcext:value-type="float">
            <text:p>0.60</text:p>
          </table:table-cell>
          <table:table-cell table:style-name="ce42" table:formula="of:=[.O417]-[.O416]" office:value-type="float" office:value="0.00927773602607029" calcext:value-type="float">
            <text:p>0.0093</text:p>
          </table:table-cell>
          <table:table-cell table:style-name="ce45" table:number-columns-repeated="2"/>
          <table:table-cell table:style-name="ce48" table:formula="of:=[.O417] - AVERAGE([.O412:.O417])" office:value-type="float" office:value="0.0194172905225161" calcext:value-type="float">
            <text:p>0.0194172905</text:p>
          </table:table-cell>
          <table:table-cell table:style-name="ce45" table:formula="of:=[.M417]-[.M416]" office:value-type="float" office:value="-0.00172000382279527" calcext:value-type="float">
            <text:p>-0.002</text:p>
          </table:table-cell>
          <table:table-cell table:style-name="ce45" table:formula="of:=AVERAGE([.O412:.O417])" office:value-type="float" office:value="0.581539286620235" calcext:value-type="float">
            <text:p>0.582</text:p>
          </table:table-cell>
          <table:table-cell table:style-name="ce9"/>
          <table:table-cell table:style-name="ce14" table:formula="of:=LOG([.X417])" office:value-type="float" office:value="3.05192391604611" calcext:value-type="float">
            <text:p>3.051923916</text:p>
          </table:table-cell>
          <table:table-cell table:style-name="ce44" table:formula="of:=[.X416]+1" office:value-type="float" office:value="1127" calcext:value-type="float">
            <text:p>112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18]/[.D417]" office:value-type="percentage" office:value="0.000156795943877026" calcext:value-type="percentage">
            <text:p>0.0157%</text:p>
          </table:table-cell>
          <table:table-cell table:style-name="ce6" table:formula="of:=([.D418]-[.D417])" office:value-type="float" office:value="0.00000999999999999612" calcext:value-type="float">
            <text:p>0.00001000</text:p>
          </table:table-cell>
          <table:table-cell table:style-name="ce8" office:value-type="float" office:value="0.06378716" calcext:value-type="float">
            <text:p>0.06378716</text:p>
          </table:table-cell>
          <table:table-cell table:style-name="ce10" table:formula="of:=[.B418]-[.$S$2]" office:value-type="float" office:value="0.000154110767406438" calcext:value-type="float">
            <text:p>0.00015411</text:p>
          </table:table-cell>
          <table:table-cell table:style-name="ce9" table:formula="of:=SUM([.$E$3:.E418])" office:value-type="float" office:value="0.0100939610529" calcext:value-type="float">
            <text:p>0.0100939611</text:p>
          </table:table-cell>
          <table:table-cell table:style-name="ce12" table:formula="of:=MAX([.$E$3:.E418]) - MIN([.$E$3:.E418])" office:value-type="float" office:value="0.0096026404317219" calcext:value-type="float">
            <text:p>0.009602640</text:p>
          </table:table-cell>
          <table:table-cell table:style-name="ce9" table:formula="of:=STDEV([.$E$3:.E418])" office:value-type="float" office:value="0.00134335127262803" calcext:value-type="float">
            <text:p>0.0013433513</text:p>
          </table:table-cell>
          <table:table-cell table:style-name="ce9" table:formula="of:=[.G418]/[.H418]" office:value-type="float" office:value="7.14827210677075" calcext:value-type="float">
            <text:p>7.1482721068</text:p>
          </table:table-cell>
          <table:table-cell table:style-name="ce9" table:formula="of:=SLOPE([.I403:.I418];[.W403:.W418])" office:value-type="float" office:value="6.46015243953704" calcext:value-type="float">
            <text:p>6.4601524395</text:p>
          </table:table-cell>
          <table:table-cell table:style-name="ce17" table:formula="of:=AVERAGE([.D411:.D418])" office:value-type="float" office:value="0.06371814125" calcext:value-type="float">
            <text:p>0.063718141</text:p>
          </table:table-cell>
          <table:table-cell table:style-name="ce19" table:formula="of:=([.D418] - [.K418])/[.K418]" office:value-type="percentage" office:value="0.00108318837690509" calcext:value-type="percentage">
            <text:p>0.108%</text:p>
          </table:table-cell>
          <table:table-cell table:style-name="ce22" table:formula="of:=[.D418]-[.L418]" office:value-type="float" office:value="0.0627039716230949" calcext:value-type="float">
            <text:p>0.06270397</text:p>
          </table:table-cell>
          <table:table-cell table:style-name="ce27" table:formula="of:=ABS([.L417]-[.L418])" office:value-type="float" office:value="0.000137800672302072" calcext:value-type="float">
            <text:p>0.0001378</text:p>
          </table:table-cell>
          <table:table-cell table:style-name="ce34" table:formula="of:=IF(([.J418] &gt; [.$P$53]);(([.$M$53]+[.J418])/[.$O$53]);(([.$L$53]-[.J418])/[.$O$53]))" office:value-type="float" office:value="0.606742266398532" calcext:value-type="float">
            <text:p>0.61</text:p>
          </table:table-cell>
          <table:table-cell table:style-name="ce42" table:formula="of:=[.O418]-[.O417]" office:value-type="float" office:value="0.00578568925578105" calcext:value-type="float">
            <text:p>0.0058</text:p>
          </table:table-cell>
          <table:table-cell table:style-name="ce45" table:number-columns-repeated="2"/>
          <table:table-cell table:style-name="ce48" table:formula="of:=[.O418] - AVERAGE([.O413:.O418])" office:value-type="float" office:value="0.0175400862647431" calcext:value-type="float">
            <text:p>0.0175400863</text:p>
          </table:table-cell>
          <table:table-cell table:style-name="ce45" table:formula="of:=[.M418]-[.M417]" office:value-type="float" office:value="0.000147800672302065" calcext:value-type="float">
            <text:p>0.000</text:p>
          </table:table-cell>
          <table:table-cell table:style-name="ce45" table:formula="of:=AVERAGE([.O413:.O418])" office:value-type="float" office:value="0.589202180133789" calcext:value-type="float">
            <text:p>0.589</text:p>
          </table:table-cell>
          <table:table-cell table:style-name="ce9"/>
          <table:table-cell table:style-name="ce14" table:formula="of:=LOG([.X418])" office:value-type="float" office:value="3.05230909964732" calcext:value-type="float">
            <text:p>3.0523090996</text:p>
          </table:table-cell>
          <table:table-cell table:style-name="ce44" table:formula="of:=[.X417]+1" office:value-type="float" office:value="1128" calcext:value-type="float">
            <text:p>112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19]/[.D418]" office:value-type="percentage" office:value="0" calcext:value-type="percentage">
            <text:p>0.0000%</text:p>
          </table:table-cell>
          <table:table-cell table:style-name="ce6" table:formula="of:=([.D419]-[.D418])" office:value-type="float" office:value="0" calcext:value-type="float">
            <text:p>0.00000000</text:p>
          </table:table-cell>
          <table:table-cell table:style-name="ce8" office:value-type="float" office:value="0.06378716" calcext:value-type="float">
            <text:p>0.06378716</text:p>
          </table:table-cell>
          <table:table-cell table:style-name="ce10" table:formula="of:=[.B419]-[.$S$2]" office:value-type="float" office:value="-0.00000268517647058823" calcext:value-type="float">
            <text:p>-0.00000269</text:p>
          </table:table-cell>
          <table:table-cell table:style-name="ce9" table:formula="of:=SUM([.$E$3:.E419])" office:value-type="float" office:value="0.0100912758764294" calcext:value-type="float">
            <text:p>0.0100912759</text:p>
          </table:table-cell>
          <table:table-cell table:style-name="ce12" table:formula="of:=MAX([.$E$3:.E419]) - MIN([.$E$3:.E419])" office:value-type="float" office:value="0.0096026404317219" calcext:value-type="float">
            <text:p>0.009602640</text:p>
          </table:table-cell>
          <table:table-cell table:style-name="ce9" table:formula="of:=STDEV([.$E$3:.E419])" office:value-type="float" office:value="0.00134173634528515" calcext:value-type="float">
            <text:p>0.0013417363</text:p>
          </table:table-cell>
          <table:table-cell table:style-name="ce9" table:formula="of:=[.G419]/[.H419]" office:value-type="float" office:value="7.15687583888258" calcext:value-type="float">
            <text:p>7.1568758389</text:p>
          </table:table-cell>
          <table:table-cell table:style-name="ce9" table:formula="of:=SLOPE([.I404:.I419];[.W404:.W419])" office:value-type="float" office:value="6.03258675459975" calcext:value-type="float">
            <text:p>6.0325867546</text:p>
          </table:table-cell>
          <table:table-cell table:style-name="ce17" table:formula="of:=AVERAGE([.D412:.D419])" office:value-type="float" office:value="0.063738555" calcext:value-type="float">
            <text:p>0.063738555</text:p>
          </table:table-cell>
          <table:table-cell table:style-name="ce19" table:formula="of:=([.D419] - [.K419])/[.K419]" office:value-type="percentage" office:value="0.000762568275982931" calcext:value-type="percentage">
            <text:p>0.076%</text:p>
          </table:table-cell>
          <table:table-cell table:style-name="ce22" table:formula="of:=[.D419]-[.L419]" office:value-type="float" office:value="0.0630245917240171" calcext:value-type="float">
            <text:p>0.06302459</text:p>
          </table:table-cell>
          <table:table-cell table:style-name="ce27" table:formula="of:=ABS([.L418]-[.L419])" office:value-type="float" office:value="0.000320620100922158" calcext:value-type="float">
            <text:p>0.0003206</text:p>
          </table:table-cell>
          <table:table-cell table:style-name="ce34" table:formula="of:=IF(([.J419] &gt; [.$P$53]);(([.$M$53]+[.J419])/[.$O$53]);(([.$L$53]-[.J419])/[.$O$53]))" office:value-type="float" office:value="0.609044947875446" calcext:value-type="float">
            <text:p>0.61</text:p>
          </table:table-cell>
          <table:table-cell table:style-name="ce42" table:formula="of:=[.O419]-[.O418]" office:value-type="float" office:value="0.00230268147691426" calcext:value-type="float">
            <text:p>0.0023</text:p>
          </table:table-cell>
          <table:table-cell table:style-name="ce45" table:number-columns-repeated="2"/>
          <table:table-cell table:style-name="ce48" table:formula="of:=[.O419] - AVERAGE([.O414:.O419])" office:value-type="float" office:value="0.0135839010289646" calcext:value-type="float">
            <text:p>0.0135839010</text:p>
          </table:table-cell>
          <table:table-cell table:style-name="ce45" table:formula="of:=[.M419]-[.M418]" office:value-type="float" office:value="0.000320620100922153" calcext:value-type="float">
            <text:p>0.000</text:p>
          </table:table-cell>
          <table:table-cell table:style-name="ce45" table:formula="of:=AVERAGE([.O414:.O419])" office:value-type="float" office:value="0.595461046846482" calcext:value-type="float">
            <text:p>0.595</text:p>
          </table:table-cell>
          <table:table-cell table:style-name="ce9"/>
          <table:table-cell table:style-name="ce14" table:formula="of:=LOG([.X419])" office:value-type="float" office:value="3.05269394192497" calcext:value-type="float">
            <text:p>3.0526939419</text:p>
          </table:table-cell>
          <table:table-cell table:style-name="ce44" table:formula="of:=[.X418]+1" office:value-type="float" office:value="1129" calcext:value-type="float">
            <text:p>112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20]/[.D419]" office:value-type="percentage" office:value="-0.00176618617289123" calcext:value-type="percentage">
            <text:p>-0.1766%</text:p>
          </table:table-cell>
          <table:table-cell table:style-name="ce6" table:formula="of:=([.D420]-[.D419])" office:value-type="float" office:value="-0.000112660000000001" calcext:value-type="float">
            <text:p>-0.00011266</text:p>
          </table:table-cell>
          <table:table-cell table:style-name="ce8" office:value-type="float" office:value="0.0636745" calcext:value-type="float">
            <text:p>0.0636745</text:p>
          </table:table-cell>
          <table:table-cell table:style-name="ce10" table:formula="of:=[.B420]-[.$S$2]" office:value-type="float" office:value="-0.00176887134936182" calcext:value-type="float">
            <text:p>-0.00176887</text:p>
          </table:table-cell>
          <table:table-cell table:style-name="ce9" table:formula="of:=SUM([.$E$3:.E420])" office:value-type="float" office:value="0.00832240452706757" calcext:value-type="float">
            <text:p>0.0083224045</text:p>
          </table:table-cell>
          <table:table-cell table:style-name="ce12" table:formula="of:=MAX([.$E$3:.E420]) - MIN([.$E$3:.E420])" office:value-type="float" office:value="0.0096026404317219" calcext:value-type="float">
            <text:p>0.009602640</text:p>
          </table:table-cell>
          <table:table-cell table:style-name="ce9" table:formula="of:=STDEV([.$E$3:.E420])" office:value-type="float" office:value="0.00134299325927443" calcext:value-type="float">
            <text:p>0.0013429933</text:p>
          </table:table-cell>
          <table:table-cell table:style-name="ce9" table:formula="of:=[.G420]/[.H420]" office:value-type="float" office:value="7.1501776836243" calcext:value-type="float">
            <text:p>7.1501776836</text:p>
          </table:table-cell>
          <table:table-cell table:style-name="ce9" table:formula="of:=SLOPE([.I405:.I420];[.W405:.W420])" office:value-type="float" office:value="5.29958134464864" calcext:value-type="float">
            <text:p>5.2995813446</text:p>
          </table:table-cell>
          <table:table-cell table:style-name="ce17" table:formula="of:=AVERAGE([.D413:.D420])" office:value-type="float" office:value="0.0637465425" calcext:value-type="float">
            <text:p>0.063746543</text:p>
          </table:table-cell>
          <table:table-cell table:style-name="ce19" table:formula="of:=([.D420] - [.K420])/[.K420]" office:value-type="percentage" office:value="-0.00113013972483304" calcext:value-type="percentage">
            <text:p>-0.113%</text:p>
          </table:table-cell>
          <table:table-cell table:style-name="ce22" table:formula="of:=[.D420]-[.L420]" office:value-type="float" office:value="0.064804639724833" calcext:value-type="float">
            <text:p>0.06480464</text:p>
          </table:table-cell>
          <table:table-cell table:style-name="ce27" table:formula="of:=ABS([.L419]-[.L420])" office:value-type="float" office:value="0.00189270800081598" calcext:value-type="float">
            <text:p>0.0018927</text:p>
          </table:table-cell>
          <table:table-cell table:style-name="ce34" table:formula="of:=IF(([.J420] &gt; [.$P$53]);(([.$M$53]+[.J420])/[.$O$53]);(([.$L$53]-[.J420])/[.$O$53]))" office:value-type="float" office:value="0.612992593908406" calcext:value-type="float">
            <text:p>0.61</text:p>
          </table:table-cell>
          <table:table-cell table:style-name="ce42" table:formula="of:=[.O420]-[.O419]" office:value-type="float" office:value="0.00394764603295961" calcext:value-type="float">
            <text:p>0.0039</text:p>
          </table:table-cell>
          <table:table-cell table:style-name="ce45" table:number-columns-repeated="2"/>
          <table:table-cell table:style-name="ce48" table:formula="of:=[.O420] - AVERAGE([.O415:.O420])" office:value-type="float" office:value="0.0119282850833397" calcext:value-type="float">
            <text:p>0.0119282851</text:p>
          </table:table-cell>
          <table:table-cell table:style-name="ce45" table:formula="of:=[.M420]-[.M419]" office:value-type="float" office:value="0.00178004800081598" calcext:value-type="float">
            <text:p>0.002</text:p>
          </table:table-cell>
          <table:table-cell table:style-name="ce45" table:formula="of:=AVERAGE([.O415:.O420])" office:value-type="float" office:value="0.601064308825066" calcext:value-type="float">
            <text:p>0.601</text:p>
          </table:table-cell>
          <table:table-cell table:style-name="ce9"/>
          <table:table-cell table:style-name="ce14" table:formula="of:=LOG([.X420])" office:value-type="float" office:value="3.05307844348342" calcext:value-type="float">
            <text:p>3.0530784435</text:p>
          </table:table-cell>
          <table:table-cell table:style-name="ce44" table:formula="of:=[.X419]+1" office:value-type="float" office:value="1130" calcext:value-type="float">
            <text:p>113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21]/[.D420]" office:value-type="percentage" office:value="-0.000777391263378495" calcext:value-type="percentage">
            <text:p>-0.0777%</text:p>
          </table:table-cell>
          <table:table-cell table:style-name="ce6" table:formula="of:=([.D421]-[.D420])" office:value-type="float" office:value="-0.000049499999999994" calcext:value-type="float">
            <text:p>-0.00004950</text:p>
          </table:table-cell>
          <table:table-cell table:style-name="ce8" office:value-type="float" office:value="0.063625" calcext:value-type="float">
            <text:p>0.063625</text:p>
          </table:table-cell>
          <table:table-cell table:style-name="ce10" table:formula="of:=[.B421]-[.$S$2]" office:value-type="float" office:value="-0.000780076439849083" calcext:value-type="float">
            <text:p>-0.00078008</text:p>
          </table:table-cell>
          <table:table-cell table:style-name="ce9" table:formula="of:=SUM([.$E$3:.E421])" office:value-type="float" office:value="0.00754232808721849" calcext:value-type="float">
            <text:p>0.0075423281</text:p>
          </table:table-cell>
          <table:table-cell table:style-name="ce12" table:formula="of:=MAX([.$E$3:.E421]) - MIN([.$E$3:.E421])" office:value-type="float" office:value="0.0096026404317219" calcext:value-type="float">
            <text:p>0.009602640</text:p>
          </table:table-cell>
          <table:table-cell table:style-name="ce9" table:formula="of:=STDEV([.$E$3:.E421])" office:value-type="float" office:value="0.0013419550598864" calcext:value-type="float">
            <text:p>0.0013419551</text:p>
          </table:table-cell>
          <table:table-cell table:style-name="ce9" table:formula="of:=[.G421]/[.H421]" office:value-type="float" office:value="7.15570939650901" calcext:value-type="float">
            <text:p>7.1557093965</text:p>
          </table:table-cell>
          <table:table-cell table:style-name="ce9" table:formula="of:=SLOPE([.I406:.I421];[.W406:.W421])" office:value-type="float" office:value="4.18257800310828" calcext:value-type="float">
            <text:p>4.1825780031</text:p>
          </table:table-cell>
          <table:table-cell table:style-name="ce17" table:formula="of:=AVERAGE([.D414:.D421])" office:value-type="float" office:value="0.06372706625" calcext:value-type="float">
            <text:p>0.063727066</text:p>
          </table:table-cell>
          <table:table-cell table:style-name="ce19" table:formula="of:=([.D421] - [.K421])/[.K421]" office:value-type="percentage" office:value="-0.00160161538897147" calcext:value-type="percentage">
            <text:p>-0.160%</text:p>
          </table:table-cell>
          <table:table-cell table:style-name="ce22" table:formula="of:=[.D421]-[.L421]" office:value-type="float" office:value="0.0652266153889715" calcext:value-type="float">
            <text:p>0.06522662</text:p>
          </table:table-cell>
          <table:table-cell table:style-name="ce27" table:formula="of:=ABS([.L420]-[.L421])" office:value-type="float" office:value="0.00047147566413843" calcext:value-type="float">
            <text:p>0.0004715</text:p>
          </table:table-cell>
          <table:table-cell table:style-name="ce34" table:formula="of:=IF(([.J421] &gt; [.$P$53]);(([.$M$53]+[.J421])/[.$O$53]);(([.$L$53]-[.J421])/[.$O$53]))" office:value-type="float" office:value="0.619008284584316" calcext:value-type="float">
            <text:p>0.62</text:p>
          </table:table-cell>
          <table:table-cell table:style-name="ce42" table:formula="of:=[.O421]-[.O420]" office:value-type="float" office:value="0.00601569067591012" calcext:value-type="float">
            <text:p>0.0060</text:p>
          </table:table-cell>
          <table:table-cell table:style-name="ce45" table:number-columns-repeated="2"/>
          <table:table-cell table:style-name="ce48" table:formula="of:=[.O421] - AVERAGE([.O416:.O421])" office:value-type="float" office:value="0.0122710327466274" calcext:value-type="float">
            <text:p>0.0122710327</text:p>
          </table:table-cell>
          <table:table-cell table:style-name="ce45" table:formula="of:=[.M421]-[.M420]" office:value-type="float" office:value="0.000421975664138444" calcext:value-type="float">
            <text:p>0.000</text:p>
          </table:table-cell>
          <table:table-cell table:style-name="ce45" table:formula="of:=AVERAGE([.O416:.O421])" office:value-type="float" office:value="0.606737251837689" calcext:value-type="float">
            <text:p>0.607</text:p>
          </table:table-cell>
          <table:table-cell table:style-name="ce9"/>
          <table:table-cell table:style-name="ce14" table:formula="of:=LOG([.X421])" office:value-type="float" office:value="3.05346260492546" calcext:value-type="float">
            <text:p>3.0534626049</text:p>
          </table:table-cell>
          <table:table-cell table:style-name="ce44" table:formula="of:=[.X420]+1" office:value-type="float" office:value="1131" calcext:value-type="float">
            <text:p>113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22]/[.D421]" office:value-type="percentage" office:value="0.000273005893909669" calcext:value-type="percentage">
            <text:p>0.0273%</text:p>
          </table:table-cell>
          <table:table-cell table:style-name="ce6" table:formula="of:=([.D422]-[.D421])" office:value-type="float" office:value="0.0000173700000000027" calcext:value-type="float">
            <text:p>0.00001737</text:p>
          </table:table-cell>
          <table:table-cell table:style-name="ce8" office:value-type="float" office:value="0.06364237" calcext:value-type="float">
            <text:p>0.06364237</text:p>
          </table:table-cell>
          <table:table-cell table:style-name="ce10" table:formula="of:=[.B422]-[.$S$2]" office:value-type="float" office:value="0.00027032071743908" calcext:value-type="float">
            <text:p>0.00027032</text:p>
          </table:table-cell>
          <table:table-cell table:style-name="ce9" table:formula="of:=SUM([.$E$3:.E422])" office:value-type="float" office:value="0.00781264880465757" calcext:value-type="float">
            <text:p>0.0078126488</text:p>
          </table:table-cell>
          <table:table-cell table:style-name="ce12" table:formula="of:=MAX([.$E$3:.E422]) - MIN([.$E$3:.E422])" office:value-type="float" office:value="0.0096026404317219" calcext:value-type="float">
            <text:p>0.009602640</text:p>
          </table:table-cell>
          <table:table-cell table:style-name="ce9" table:formula="of:=STDEV([.$E$3:.E422])" office:value-type="float" office:value="0.00134040927009338" calcext:value-type="float">
            <text:p>0.0013404093</text:p>
          </table:table-cell>
          <table:table-cell table:style-name="ce9" table:formula="of:=[.G422]/[.H422]" office:value-type="float" office:value="7.16396151979231" calcext:value-type="float">
            <text:p>7.1639615198</text:p>
          </table:table-cell>
          <table:table-cell table:style-name="ce9" table:formula="of:=SLOPE([.I407:.I422];[.W407:.W422])" office:value-type="float" office:value="3.69388287337687" calcext:value-type="float">
            <text:p>3.6938828734</text:p>
          </table:table-cell>
          <table:table-cell table:style-name="ce17" table:formula="of:=AVERAGE([.D415:.D422])" office:value-type="float" office:value="0.06371019875" calcext:value-type="float">
            <text:p>0.063710199</text:p>
          </table:table-cell>
          <table:table-cell table:style-name="ce19" table:formula="of:=([.D422] - [.K422])/[.K422]" office:value-type="percentage" office:value="-0.00106464508557193" calcext:value-type="percentage">
            <text:p>-0.106%</text:p>
          </table:table-cell>
          <table:table-cell table:style-name="ce22" table:formula="of:=[.D422]-[.L422]" office:value-type="float" office:value="0.0647070150855719" calcext:value-type="float">
            <text:p>0.06470702</text:p>
          </table:table-cell>
          <table:table-cell table:style-name="ce27" table:formula="of:=ABS([.L421]-[.L422])" office:value-type="float" office:value="0.000536970303399543" calcext:value-type="float">
            <text:p>0.0005370</text:p>
          </table:table-cell>
          <table:table-cell table:style-name="ce34" table:formula="of:=IF(([.J422] &gt; [.$P$53]);(([.$M$53]+[.J422])/[.$O$53]);(([.$L$53]-[.J422])/[.$O$53]))" office:value-type="float" office:value="0.621640182472136" calcext:value-type="float">
            <text:p>0.62</text:p>
          </table:table-cell>
          <table:table-cell table:style-name="ce42" table:formula="of:=[.O422]-[.O421]" office:value-type="float" office:value="0.00263189788781992" calcext:value-type="float">
            <text:p>0.0026</text:p>
          </table:table-cell>
          <table:table-cell table:style-name="ce45" table:number-columns-repeated="2"/>
          <table:table-cell table:style-name="ce48" table:formula="of:=[.O422] - AVERAGE([.O417:.O422])" office:value-type="float" office:value="0.00990937374187151" calcext:value-type="float">
            <text:p>0.0099093737</text:p>
          </table:table-cell>
          <table:table-cell table:style-name="ce45" table:formula="of:=[.M422]-[.M421]" office:value-type="float" office:value="-0.000519600303399551" calcext:value-type="float">
            <text:p>-0.001</text:p>
          </table:table-cell>
          <table:table-cell table:style-name="ce45" table:formula="of:=AVERAGE([.O417:.O422])" office:value-type="float" office:value="0.611730808730264" calcext:value-type="float">
            <text:p>0.612</text:p>
          </table:table-cell>
          <table:table-cell table:style-name="ce9"/>
          <table:table-cell table:style-name="ce14" table:formula="of:=LOG([.X422])" office:value-type="float" office:value="3.05384642685225" calcext:value-type="float">
            <text:p>3.0538464269</text:p>
          </table:table-cell>
          <table:table-cell table:style-name="ce44" table:formula="of:=[.X421]+1" office:value-type="float" office:value="1132" calcext:value-type="float">
            <text:p>113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23]/[.D422]" office:value-type="percentage" office:value="-0.000717446569007454" calcext:value-type="percentage">
            <text:p>-0.0717%</text:p>
          </table:table-cell>
          <table:table-cell table:style-name="ce6" table:formula="of:=([.D423]-[.D422])" office:value-type="float" office:value="-0.0000456600000000029" calcext:value-type="float">
            <text:p>-0.00004566</text:p>
          </table:table-cell>
          <table:table-cell table:style-name="ce8" office:value-type="float" office:value="0.06359671" calcext:value-type="float">
            <text:p>0.06359671</text:p>
          </table:table-cell>
          <table:table-cell table:style-name="ce10" table:formula="of:=[.B423]-[.$S$2]" office:value-type="float" office:value="-0.000720131745478042" calcext:value-type="float">
            <text:p>-0.00072013</text:p>
          </table:table-cell>
          <table:table-cell table:style-name="ce9" table:formula="of:=SUM([.$E$3:.E423])" office:value-type="float" office:value="0.00709251705917952" calcext:value-type="float">
            <text:p>0.0070925171</text:p>
          </table:table-cell>
          <table:table-cell table:style-name="ce12" table:formula="of:=MAX([.$E$3:.E423]) - MIN([.$E$3:.E423])" office:value-type="float" office:value="0.0096026404317219" calcext:value-type="float">
            <text:p>0.009602640</text:p>
          </table:table-cell>
          <table:table-cell table:style-name="ce9" table:formula="of:=STDEV([.$E$3:.E423])" office:value-type="float" office:value="0.00133929661564726" calcext:value-type="float">
            <text:p>0.0013392966</text:p>
          </table:table-cell>
          <table:table-cell table:style-name="ce9" table:formula="of:=[.G423]/[.H423]" office:value-type="float" office:value="7.16991316153" calcext:value-type="float">
            <text:p>7.1699131615</text:p>
          </table:table-cell>
          <table:table-cell table:style-name="ce9" table:formula="of:=SLOPE([.I408:.I423];[.W408:.W423])" office:value-type="float" office:value="3.77695306378923" calcext:value-type="float">
            <text:p>3.7769530638</text:p>
          </table:table-cell>
          <table:table-cell table:style-name="ce17" table:formula="of:=AVERAGE([.D416:.D423])" office:value-type="float" office:value="0.063692455" calcext:value-type="float">
            <text:p>0.063692455</text:p>
          </table:table-cell>
          <table:table-cell table:style-name="ce19" table:formula="of:=([.D423] - [.K423])/[.K423]" office:value-type="percentage" office:value="-0.00150323927692839" calcext:value-type="percentage">
            <text:p>-0.150%</text:p>
          </table:table-cell>
          <table:table-cell table:style-name="ce22" table:formula="of:=[.D423]-[.L423]" office:value-type="float" office:value="0.0650999492769284" calcext:value-type="float">
            <text:p>0.06509995</text:p>
          </table:table-cell>
          <table:table-cell table:style-name="ce27" table:formula="of:=ABS([.L422]-[.L423])" office:value-type="float" office:value="0.000438594191356463" calcext:value-type="float">
            <text:p>0.0004386</text:p>
          </table:table-cell>
          <table:table-cell table:style-name="ce34" table:formula="of:=IF(([.J423] &gt; [.$P$53]);(([.$M$53]+[.J423])/[.$O$53]);(([.$L$53]-[.J423])/[.$O$53]))" office:value-type="float" office:value="0.621192802816834" calcext:value-type="float">
            <text:p>0.62</text:p>
          </table:table-cell>
          <table:table-cell table:style-name="ce42" table:formula="of:=[.O423]-[.O422]" office:value-type="float" office:value="-0.000447379655302171" calcext:value-type="float">
            <text:p>-0.0004</text:p>
          </table:table-cell>
          <table:table-cell table:style-name="ce45" table:number-columns-repeated="2"/>
          <table:table-cell table:style-name="ce48" table:formula="of:=[.O423] - AVERAGE([.O418:.O423])" office:value-type="float" office:value="0.00608928980755541" calcext:value-type="float">
            <text:p>0.0060892898</text:p>
          </table:table-cell>
          <table:table-cell table:style-name="ce45" table:formula="of:=[.M423]-[.M422]" office:value-type="float" office:value="0.00039293419135647" calcext:value-type="float">
            <text:p>0.000</text:p>
          </table:table-cell>
          <table:table-cell table:style-name="ce45" table:formula="of:=AVERAGE([.O418:.O423])" office:value-type="float" office:value="0.615103513009278" calcext:value-type="float">
            <text:p>0.615</text:p>
          </table:table-cell>
          <table:table-cell table:style-name="ce9"/>
          <table:table-cell table:style-name="ce14" table:formula="of:=LOG([.X423])" office:value-type="float" office:value="3.0542299098634" calcext:value-type="float">
            <text:p>3.0542299099</text:p>
          </table:table-cell>
          <table:table-cell table:style-name="ce44" table:formula="of:=[.X422]+1" office:value-type="float" office:value="1133" calcext:value-type="float">
            <text:p>113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24]/[.D423]" office:value-type="percentage" office:value="0.000819539249750541" calcext:value-type="percentage">
            <text:p>0.0820%</text:p>
          </table:table-cell>
          <table:table-cell table:style-name="ce6" table:formula="of:=([.D424]-[.D423])" office:value-type="float" office:value="0.0000521200000000027" calcext:value-type="float">
            <text:p>0.00005212</text:p>
          </table:table-cell>
          <table:table-cell table:style-name="ce8" office:value-type="float" office:value="0.06364883" calcext:value-type="float">
            <text:p>0.06364883</text:p>
          </table:table-cell>
          <table:table-cell table:style-name="ce10" table:formula="of:=[.B424]-[.$S$2]" office:value-type="float" office:value="0.000816854073279953" calcext:value-type="float">
            <text:p>0.00081685</text:p>
          </table:table-cell>
          <table:table-cell table:style-name="ce9" table:formula="of:=SUM([.$E$3:.E424])" office:value-type="float" office:value="0.00790937113245948" calcext:value-type="float">
            <text:p>0.0079093711</text:p>
          </table:table-cell>
          <table:table-cell table:style-name="ce12" table:formula="of:=MAX([.$E$3:.E424]) - MIN([.$E$3:.E424])" office:value-type="float" office:value="0.0096026404317219" calcext:value-type="float">
            <text:p>0.009602640</text:p>
          </table:table-cell>
          <table:table-cell table:style-name="ce9" table:formula="of:=STDEV([.$E$3:.E424])" office:value-type="float" office:value="0.00133827180837848" calcext:value-type="float">
            <text:p>0.0013382718</text:p>
          </table:table-cell>
          <table:table-cell table:style-name="ce9" table:formula="of:=[.G424]/[.H424]" office:value-type="float" office:value="7.17540365985665" calcext:value-type="float">
            <text:p>7.1754036599</text:p>
          </table:table-cell>
          <table:table-cell table:style-name="ce9" table:formula="of:=SLOPE([.I409:.I424];[.W409:.W424])" office:value-type="float" office:value="4.22900357810891" calcext:value-type="float">
            <text:p>4.2290035781</text:p>
          </table:table-cell>
          <table:table-cell table:style-name="ce17" table:formula="of:=AVERAGE([.D417:.D424])" office:value-type="float" office:value="0.06369236125" calcext:value-type="float">
            <text:p>0.063692361</text:p>
          </table:table-cell>
          <table:table-cell table:style-name="ce19" table:formula="of:=([.D424] - [.K424])/[.K424]" office:value-type="percentage" office:value="-0.000683461079879377" calcext:value-type="percentage">
            <text:p>-0.068%</text:p>
          </table:table-cell>
          <table:table-cell table:style-name="ce22" table:formula="of:=[.D424]-[.L424]" office:value-type="float" office:value="0.0643322910798794" calcext:value-type="float">
            <text:p>0.06433229</text:p>
          </table:table-cell>
          <table:table-cell table:style-name="ce27" table:formula="of:=ABS([.L423]-[.L424])" office:value-type="float" office:value="0.000819778197049018" calcext:value-type="float">
            <text:p>0.0008198</text:p>
          </table:table-cell>
          <table:table-cell table:style-name="ce34" table:formula="of:=IF(([.J424] &gt; [.$P$53]);(([.$M$53]+[.J424])/[.$O$53]);(([.$L$53]-[.J424])/[.$O$53]))" office:value-type="float" office:value="0.618758256774847" calcext:value-type="float">
            <text:p>0.62</text:p>
          </table:table-cell>
          <table:table-cell table:style-name="ce42" table:formula="of:=[.O424]-[.O423]" office:value-type="float" office:value="-0.00243454604198701" calcext:value-type="float">
            <text:p>-0.0024</text:p>
          </table:table-cell>
          <table:table-cell table:style-name="ce45" table:number-columns-repeated="2"/>
          <table:table-cell table:style-name="ce48" table:formula="of:=[.O424] - AVERAGE([.O419:.O424])" office:value-type="float" office:value="0.00165207870284934" calcext:value-type="float">
            <text:p>0.0016520787</text:p>
          </table:table-cell>
          <table:table-cell table:style-name="ce45" table:formula="of:=[.M424]-[.M423]" office:value-type="float" office:value="-0.00076765819704902" calcext:value-type="float">
            <text:p>-0.001</text:p>
          </table:table-cell>
          <table:table-cell table:style-name="ce45" table:formula="of:=AVERAGE([.O419:.O424])" office:value-type="float" office:value="0.617106178071998" calcext:value-type="float">
            <text:p>0.617</text:p>
          </table:table-cell>
          <table:table-cell table:style-name="ce9"/>
          <table:table-cell table:style-name="ce14" table:formula="of:=LOG([.X424])" office:value-type="float" office:value="3.05461305455689" calcext:value-type="float">
            <text:p>3.0546130546</text:p>
          </table:table-cell>
          <table:table-cell table:style-name="ce44" table:formula="of:=[.X423]+1" office:value-type="float" office:value="1134" calcext:value-type="float">
            <text:p>113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25]/[.D424]" office:value-type="percentage" office:value="0.000772520091885446" calcext:value-type="percentage">
            <text:p>0.0773%</text:p>
          </table:table-cell>
          <table:table-cell table:style-name="ce6" table:formula="of:=([.D425]-[.D424])" office:value-type="float" office:value="0.0000491700000000012" calcext:value-type="float">
            <text:p>0.00004917</text:p>
          </table:table-cell>
          <table:table-cell table:style-name="ce8" office:value-type="float" office:value="0.063698" calcext:value-type="float">
            <text:p>0.063698</text:p>
          </table:table-cell>
          <table:table-cell table:style-name="ce10" table:formula="of:=[.B425]-[.$S$2]" office:value-type="float" office:value="0.000769834915414858" calcext:value-type="float">
            <text:p>0.00076983</text:p>
          </table:table-cell>
          <table:table-cell table:style-name="ce9" table:formula="of:=SUM([.$E$3:.E425])" office:value-type="float" office:value="0.00867920604787434" calcext:value-type="float">
            <text:p>0.008679206</text:p>
          </table:table-cell>
          <table:table-cell table:style-name="ce12" table:formula="of:=MAX([.$E$3:.E425]) - MIN([.$E$3:.E425])" office:value-type="float" office:value="0.0096026404317219" calcext:value-type="float">
            <text:p>0.009602640</text:p>
          </table:table-cell>
          <table:table-cell table:style-name="ce9" table:formula="of:=STDEV([.$E$3:.E425])" office:value-type="float" office:value="0.00133718401446099" calcext:value-type="float">
            <text:p>0.001337184</text:p>
          </table:table-cell>
          <table:table-cell table:style-name="ce9" table:formula="of:=[.G425]/[.H425]" office:value-type="float" office:value="7.18124082241043" calcext:value-type="float">
            <text:p>7.1812408224</text:p>
          </table:table-cell>
          <table:table-cell table:style-name="ce9" table:formula="of:=SLOPE([.I410:.I425];[.W410:.W425])" office:value-type="float" office:value="5.0647905322393" calcext:value-type="float">
            <text:p>5.0647905322</text:p>
          </table:table-cell>
          <table:table-cell table:style-name="ce17" table:formula="of:=AVERAGE([.D418:.D425])" office:value-type="float" office:value="0.06368246625" calcext:value-type="float">
            <text:p>0.063682466</text:p>
          </table:table-cell>
          <table:table-cell table:style-name="ce19" table:formula="of:=([.D425] - [.K425])/[.K425]" office:value-type="percentage" office:value="0.00024392506940666" calcext:value-type="percentage">
            <text:p>0.024%</text:p>
          </table:table-cell>
          <table:table-cell table:style-name="ce22" table:formula="of:=[.D425]-[.L425]" office:value-type="float" office:value="0.0634540749305933" calcext:value-type="float">
            <text:p>0.06345407</text:p>
          </table:table-cell>
          <table:table-cell table:style-name="ce27" table:formula="of:=ABS([.L424]-[.L425])" office:value-type="float" office:value="0.000927386149286037" calcext:value-type="float">
            <text:p>0.0009274</text:p>
          </table:table-cell>
          <table:table-cell table:style-name="ce34" table:formula="of:=IF(([.J425] &gt; [.$P$53]);(([.$M$53]+[.J425])/[.$O$53]);(([.$L$53]-[.J425])/[.$O$53]))" office:value-type="float" office:value="0.614257074370078" calcext:value-type="float">
            <text:p>0.61</text:p>
          </table:table-cell>
          <table:table-cell table:style-name="ce42" table:formula="of:=[.O425]-[.O424]" office:value-type="float" office:value="-0.00450118240476871" calcext:value-type="float">
            <text:p>-0.0045</text:p>
          </table:table-cell>
          <table:table-cell table:style-name="ce45" table:number-columns-repeated="2"/>
          <table:table-cell table:style-name="ce48" table:formula="of:=[.O425] - AVERAGE([.O420:.O425])" office:value-type="float" office:value="-0.0037177914510248" calcext:value-type="float">
            <text:p>-0.0037177915</text:p>
          </table:table-cell>
          <table:table-cell table:style-name="ce45" table:formula="of:=[.M425]-[.M424]" office:value-type="float" office:value="-0.000878216149286043" calcext:value-type="float">
            <text:p>-0.001</text:p>
          </table:table-cell>
          <table:table-cell table:style-name="ce45" table:formula="of:=AVERAGE([.O420:.O425])" office:value-type="float" office:value="0.617974865821103" calcext:value-type="float">
            <text:p>0.618</text:p>
          </table:table-cell>
          <table:table-cell table:style-name="ce9"/>
          <table:table-cell table:style-name="ce14" table:formula="of:=LOG([.X425])" office:value-type="float" office:value="3.05499586152914" calcext:value-type="float">
            <text:p>3.0549958615</text:p>
          </table:table-cell>
          <table:table-cell table:style-name="ce44" table:formula="of:=[.X424]+1" office:value-type="float" office:value="1135" calcext:value-type="float">
            <text:p>113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26]/[.D425]" office:value-type="percentage" office:value="0.00075543973123173" calcext:value-type="percentage">
            <text:p>0.0755%</text:p>
          </table:table-cell>
          <table:table-cell table:style-name="ce6" table:formula="of:=([.D426]-[.D425])" office:value-type="float" office:value="0.0000481199999999987" calcext:value-type="float">
            <text:p>0.00004812</text:p>
          </table:table-cell>
          <table:table-cell table:style-name="ce8" office:value-type="float" office:value="0.06374612" calcext:value-type="float">
            <text:p>0.06374612</text:p>
          </table:table-cell>
          <table:table-cell table:style-name="ce10" table:formula="of:=[.B426]-[.$S$2]" office:value-type="float" office:value="0.000752754554761141" calcext:value-type="float">
            <text:p>0.00075275</text:p>
          </table:table-cell>
          <table:table-cell table:style-name="ce9" table:formula="of:=SUM([.$E$3:.E426])" office:value-type="float" office:value="0.00943196060263548" calcext:value-type="float">
            <text:p>0.0094319606</text:p>
          </table:table-cell>
          <table:table-cell table:style-name="ce12" table:formula="of:=MAX([.$E$3:.E426]) - MIN([.$E$3:.E426])" office:value-type="float" office:value="0.0096026404317219" calcext:value-type="float">
            <text:p>0.009602640</text:p>
          </table:table-cell>
          <table:table-cell table:style-name="ce9" table:formula="of:=STDEV([.$E$3:.E426])" office:value-type="float" office:value="0.00133607580090761" calcext:value-type="float">
            <text:p>0.0013360758</text:p>
          </table:table-cell>
          <table:table-cell table:style-name="ce9" table:formula="of:=[.G426]/[.H426]" office:value-type="float" office:value="7.18719733206658" calcext:value-type="float">
            <text:p>7.1871973321</text:p>
          </table:table-cell>
          <table:table-cell table:style-name="ce9" table:formula="of:=SLOPE([.I411:.I426];[.W411:.W426])" office:value-type="float" office:value="6.19408278812998" calcext:value-type="float">
            <text:p>6.1940827881</text:p>
          </table:table-cell>
          <table:table-cell table:style-name="ce17" table:formula="of:=AVERAGE([.D419:.D426])" office:value-type="float" office:value="0.06367733625" calcext:value-type="float">
            <text:p>0.063677336</text:p>
          </table:table-cell>
          <table:table-cell table:style-name="ce19" table:formula="of:=([.D426] - [.K426])/[.K426]" office:value-type="percentage" office:value="0.0010801920125861" calcext:value-type="percentage">
            <text:p>0.108%</text:p>
          </table:table-cell>
          <table:table-cell table:style-name="ce22" table:formula="of:=[.D426]-[.L426]" office:value-type="float" office:value="0.0626659279874139" calcext:value-type="float">
            <text:p>0.06266593</text:p>
          </table:table-cell>
          <table:table-cell table:style-name="ce27" table:formula="of:=ABS([.L425]-[.L426])" office:value-type="float" office:value="0.00083626694317944" calcext:value-type="float">
            <text:p>0.0008363</text:p>
          </table:table-cell>
          <table:table-cell table:style-name="ce34" table:formula="of:=IF(([.J426] &gt; [.$P$53]);(([.$M$53]+[.J426])/[.$O$53]);(([.$L$53]-[.J426])/[.$O$53]))" office:value-type="float" office:value="0.608175200984838" calcext:value-type="float">
            <text:p>0.61</text:p>
          </table:table-cell>
          <table:table-cell table:style-name="ce42" table:formula="of:=[.O426]-[.O425]" office:value-type="float" office:value="-0.00608187338524047" calcext:value-type="float">
            <text:p>-0.0061</text:p>
          </table:table-cell>
          <table:table-cell table:style-name="ce45" table:number-columns-repeated="2"/>
          <table:table-cell table:style-name="ce48" table:formula="of:=[.O426] - AVERAGE([.O421:.O426])" office:value-type="float" office:value="-0.00899676601567045" calcext:value-type="float">
            <text:p>-0.0089967660</text:p>
          </table:table-cell>
          <table:table-cell table:style-name="ce45" table:formula="of:=[.M426]-[.M425]" office:value-type="float" office:value="-0.000788146943179441" calcext:value-type="float">
            <text:p>-0.001</text:p>
          </table:table-cell>
          <table:table-cell table:style-name="ce45" table:formula="of:=AVERAGE([.O421:.O426])" office:value-type="float" office:value="0.617171967000508" calcext:value-type="float">
            <text:p>0.617</text:p>
          </table:table-cell>
          <table:table-cell table:style-name="ce9"/>
          <table:table-cell table:style-name="ce14" table:formula="of:=LOG([.X426])" office:value-type="float" office:value="3.055378331375" calcext:value-type="float">
            <text:p>3.0553783314</text:p>
          </table:table-cell>
          <table:table-cell table:style-name="ce44" table:formula="of:=[.X425]+1" office:value-type="float" office:value="1136" calcext:value-type="float">
            <text:p>113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27]/[.D426]" office:value-type="percentage" office:value="-0.0002528781359557" calcext:value-type="percentage">
            <text:p>-0.0253%</text:p>
          </table:table-cell>
          <table:table-cell table:style-name="ce6" table:formula="of:=([.D427]-[.D426])" office:value-type="float" office:value="-0.0000161200000000083" calcext:value-type="float">
            <text:p>-0.00001612</text:p>
          </table:table-cell>
          <table:table-cell table:style-name="ce8" office:value-type="float" office:value="0.06373" calcext:value-type="float">
            <text:p>0.06373</text:p>
          </table:table-cell>
          <table:table-cell table:style-name="ce10" table:formula="of:=[.B427]-[.$S$2]" office:value-type="float" office:value="-0.000255563312426288" calcext:value-type="float">
            <text:p>-0.00025556</text:p>
          </table:table-cell>
          <table:table-cell table:style-name="ce9" table:formula="of:=SUM([.$E$3:.E427])" office:value-type="float" office:value="0.00917639729020919" calcext:value-type="float">
            <text:p>0.0091763973</text:p>
          </table:table-cell>
          <table:table-cell table:style-name="ce12" table:formula="of:=MAX([.$E$3:.E427]) - MIN([.$E$3:.E427])" office:value-type="float" office:value="0.0096026404317219" calcext:value-type="float">
            <text:p>0.009602640</text:p>
          </table:table-cell>
          <table:table-cell table:style-name="ce9" table:formula="of:=STDEV([.$E$3:.E427])" office:value-type="float" office:value="0.00133456734635599" calcext:value-type="float">
            <text:p>0.0013345673</text:p>
          </table:table-cell>
          <table:table-cell table:style-name="ce9" table:formula="of:=[.G427]/[.H427]" office:value-type="float" office:value="7.19532098394412" calcext:value-type="float">
            <text:p>7.1953209839</text:p>
          </table:table-cell>
          <table:table-cell table:style-name="ce9" table:formula="of:=SLOPE([.I412:.I427];[.W412:.W427])" office:value-type="float" office:value="8.01386636831647" calcext:value-type="float">
            <text:p>8.0138663683</text:p>
          </table:table-cell>
          <table:table-cell table:style-name="ce17" table:formula="of:=AVERAGE([.D420:.D427])" office:value-type="float" office:value="0.06367019125" calcext:value-type="float">
            <text:p>0.063670191</text:p>
          </table:table-cell>
          <table:table-cell table:style-name="ce19" table:formula="of:=([.D427] - [.K427])/[.K427]" office:value-type="percentage" office:value="0.000939352447759252" calcext:value-type="percentage">
            <text:p>0.094%</text:p>
          </table:table-cell>
          <table:table-cell table:style-name="ce22" table:formula="of:=[.D427]-[.L427]" office:value-type="float" office:value="0.0627906475522407" calcext:value-type="float">
            <text:p>0.06279065</text:p>
          </table:table-cell>
          <table:table-cell table:style-name="ce27" table:formula="of:=ABS([.L426]-[.L427])" office:value-type="float" office:value="0.000140839564826849" calcext:value-type="float">
            <text:p>0.0001408</text:p>
          </table:table-cell>
          <table:table-cell table:style-name="ce34" table:formula="of:=IF(([.J427] &gt; [.$P$53]);(([.$M$53]+[.J427])/[.$O$53]);(([.$L$53]-[.J427])/[.$O$53]))" office:value-type="float" office:value="0.598374643807985" calcext:value-type="float">
            <text:p>0.60</text:p>
          </table:table-cell>
          <table:table-cell table:style-name="ce42" table:formula="of:=[.O427]-[.O426]" office:value-type="float" office:value="-0.0098005571768528" calcext:value-type="float">
            <text:p>-0.0098</text:p>
          </table:table-cell>
          <table:table-cell table:style-name="ce45" table:number-columns-repeated="2"/>
          <table:table-cell table:style-name="ce48" table:formula="of:=[.O427] - AVERAGE([.O422:.O427])" office:value-type="float" office:value="-0.0153583830631346" calcext:value-type="float">
            <text:p>-0.0153583831</text:p>
          </table:table-cell>
          <table:table-cell table:style-name="ce45" table:formula="of:=[.M427]-[.M426]" office:value-type="float" office:value="0.000124719564826847" calcext:value-type="float">
            <text:p>0.000</text:p>
          </table:table-cell>
          <table:table-cell table:style-name="ce45" table:formula="of:=AVERAGE([.O422:.O427])" office:value-type="float" office:value="0.61373302687112" calcext:value-type="float">
            <text:p>0.614</text:p>
          </table:table-cell>
          <table:table-cell table:style-name="ce9"/>
          <table:table-cell table:style-name="ce14" table:formula="of:=LOG([.X427])" office:value-type="float" office:value="3.05576046468773" calcext:value-type="float">
            <text:p>3.0557604647</text:p>
          </table:table-cell>
          <table:table-cell table:style-name="ce44" table:formula="of:=[.X426]+1" office:value-type="float" office:value="1137" calcext:value-type="float">
            <text:p>113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28]/[.D427]" office:value-type="percentage" office:value="-0.00204173858465397" calcext:value-type="percentage">
            <text:p>-0.2042%</text:p>
          </table:table-cell>
          <table:table-cell table:style-name="ce6" table:formula="of:=([.D428]-[.D427])" office:value-type="float" office:value="-0.000130119999999997" calcext:value-type="float">
            <text:p>-0.00013012</text:p>
          </table:table-cell>
          <table:table-cell table:style-name="ce8" office:value-type="float" office:value="0.06359988" calcext:value-type="float">
            <text:p>0.06359988</text:p>
          </table:table-cell>
          <table:table-cell table:style-name="ce10" table:formula="of:=[.B428]-[.$S$2]" office:value-type="float" office:value="-0.00204442376112456" calcext:value-type="float">
            <text:p>-0.00204442</text:p>
          </table:table-cell>
          <table:table-cell table:style-name="ce9" table:formula="of:=SUM([.$E$3:.E428])" office:value-type="float" office:value="0.00713197352908463" calcext:value-type="float">
            <text:p>0.0071319735</text:p>
          </table:table-cell>
          <table:table-cell table:style-name="ce12" table:formula="of:=MAX([.$E$3:.E428]) - MIN([.$E$3:.E428])" office:value-type="float" office:value="0.0096026404317219" calcext:value-type="float">
            <text:p>0.009602640</text:p>
          </table:table-cell>
          <table:table-cell table:style-name="ce9" table:formula="of:=STDEV([.$E$3:.E428])" office:value-type="float" office:value="0.00133674942015589" calcext:value-type="float">
            <text:p>0.0013367494</text:p>
          </table:table-cell>
          <table:table-cell table:style-name="ce9" table:formula="of:=[.G428]/[.H428]" office:value-type="float" office:value="7.18357553549721" calcext:value-type="float">
            <text:p>7.1835755355</text:p>
          </table:table-cell>
          <table:table-cell table:style-name="ce9" table:formula="of:=SLOPE([.I413:.I428];[.W413:.W428])" office:value-type="float" office:value="9.39037171379567" calcext:value-type="float">
            <text:p>9.3903717138</text:p>
          </table:table-cell>
          <table:table-cell table:style-name="ce17" table:formula="of:=AVERAGE([.D421:.D428])" office:value-type="float" office:value="0.06366086375" calcext:value-type="float">
            <text:p>0.063660864</text:p>
          </table:table-cell>
          <table:table-cell table:style-name="ce19" table:formula="of:=([.D428] - [.K428])/[.K428]" office:value-type="percentage" office:value="-0.000957947260022954" calcext:value-type="percentage">
            <text:p>-0.096%</text:p>
          </table:table-cell>
          <table:table-cell table:style-name="ce22" table:formula="of:=[.D428]-[.L428]" office:value-type="float" office:value="0.064557827260023" calcext:value-type="float">
            <text:p>0.06455783</text:p>
          </table:table-cell>
          <table:table-cell table:style-name="ce27" table:formula="of:=ABS([.L427]-[.L428])" office:value-type="float" office:value="0.00189729970778221" calcext:value-type="float">
            <text:p>0.0018973</text:p>
          </table:table-cell>
          <table:table-cell table:style-name="ce34" table:formula="of:=IF(([.J428] &gt; [.$P$53]);(([.$M$53]+[.J428])/[.$O$53]);(([.$L$53]-[.J428])/[.$O$53]))" office:value-type="float" office:value="0.590961389017967" calcext:value-type="float">
            <text:p>0.59</text:p>
          </table:table-cell>
          <table:table-cell table:style-name="ce42" table:formula="of:=[.O428]-[.O427]" office:value-type="float" office:value="-0.00741325479001742" calcext:value-type="float">
            <text:p>-0.0074</text:p>
          </table:table-cell>
          <table:table-cell table:style-name="ce45" table:number-columns-repeated="2"/>
          <table:table-cell table:style-name="ce48" table:formula="of:=[.O428] - AVERAGE([.O423:.O428])" office:value-type="float" office:value="-0.0176585056107907" calcext:value-type="float">
            <text:p>-0.0176585056</text:p>
          </table:table-cell>
          <table:table-cell table:style-name="ce45" table:formula="of:=[.M428]-[.M427]" office:value-type="float" office:value="0.0017671797077822" calcext:value-type="float">
            <text:p>0.002</text:p>
          </table:table-cell>
          <table:table-cell table:style-name="ce45" table:formula="of:=AVERAGE([.O423:.O428])" office:value-type="float" office:value="0.608619894628758" calcext:value-type="float">
            <text:p>0.609</text:p>
          </table:table-cell>
          <table:table-cell table:style-name="ce9"/>
          <table:table-cell table:style-name="ce14" table:formula="of:=LOG([.X428])" office:value-type="float" office:value="3.05614226205905" calcext:value-type="float">
            <text:p>3.0561422621</text:p>
          </table:table-cell>
          <table:table-cell table:style-name="ce44" table:formula="of:=[.X427]+1" office:value-type="float" office:value="1138" calcext:value-type="float">
            <text:p>113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29]/[.D428]" office:value-type="percentage" office:value="0.000850630535780907" calcext:value-type="percentage">
            <text:p>0.0851%</text:p>
          </table:table-cell>
          <table:table-cell table:style-name="ce6" table:formula="of:=([.D429]-[.D428])" office:value-type="float" office:value="0.0000541000000000014" calcext:value-type="float">
            <text:p>0.00005410</text:p>
          </table:table-cell>
          <table:table-cell table:style-name="ce8" office:value-type="float" office:value="0.06365398" calcext:value-type="float">
            <text:p>0.06365398</text:p>
          </table:table-cell>
          <table:table-cell table:style-name="ce10" table:formula="of:=[.B429]-[.$S$2]" office:value-type="float" office:value="0.000847945359310318" calcext:value-type="float">
            <text:p>0.00084795</text:p>
          </table:table-cell>
          <table:table-cell table:style-name="ce9" table:formula="of:=SUM([.$E$3:.E429])" office:value-type="float" office:value="0.00797991888839495" calcext:value-type="float">
            <text:p>0.0079799189</text:p>
          </table:table-cell>
          <table:table-cell table:style-name="ce12" table:formula="of:=MAX([.$E$3:.E429]) - MIN([.$E$3:.E429])" office:value-type="float" office:value="0.0096026404317219" calcext:value-type="float">
            <text:p>0.009602640</text:p>
          </table:table-cell>
          <table:table-cell table:style-name="ce9" table:formula="of:=STDEV([.$E$3:.E429])" office:value-type="float" office:value="0.00133578532903001" calcext:value-type="float">
            <text:p>0.0013357853</text:p>
          </table:table-cell>
          <table:table-cell table:style-name="ce9" table:formula="of:=[.G429]/[.H429]" office:value-type="float" office:value="7.1887602169541" calcext:value-type="float">
            <text:p>7.188760217</text:p>
          </table:table-cell>
          <table:table-cell table:style-name="ce9" table:formula="of:=SLOPE([.I414:.I429];[.W414:.W429])" office:value-type="float" office:value="9.24151005309333" calcext:value-type="float">
            <text:p>9.2415100531</text:p>
          </table:table-cell>
          <table:table-cell table:style-name="ce17" table:formula="of:=AVERAGE([.D422:.D429])" office:value-type="float" office:value="0.06366448625" calcext:value-type="float">
            <text:p>0.063664486</text:p>
          </table:table-cell>
          <table:table-cell table:style-name="ce19" table:formula="of:=([.D429] - [.K429])/[.K429]" office:value-type="percentage" office:value="-0.000165025285191872" calcext:value-type="percentage">
            <text:p>-0.017%</text:p>
          </table:table-cell>
          <table:table-cell table:style-name="ce22" table:formula="of:=[.D429]-[.L429]" office:value-type="float" office:value="0.0638190052851919" calcext:value-type="float">
            <text:p>0.06381901</text:p>
          </table:table-cell>
          <table:table-cell table:style-name="ce27" table:formula="of:=ABS([.L428]-[.L429])" office:value-type="float" office:value="0.000792921974831082" calcext:value-type="float">
            <text:p>0.0007929</text:p>
          </table:table-cell>
          <table:table-cell table:style-name="ce34" table:formula="of:=IF(([.J429] &gt; [.$P$53]);(([.$M$53]+[.J429])/[.$O$53]);(([.$L$53]-[.J429])/[.$O$53]))" office:value-type="float" office:value="0.591763092711219" calcext:value-type="float">
            <text:p>0.59</text:p>
          </table:table-cell>
          <table:table-cell table:style-name="ce42" table:formula="of:=[.O429]-[.O428]" office:value-type="float" office:value="0.000801703693251832" calcext:value-type="float">
            <text:p>0.0008</text:p>
          </table:table-cell>
          <table:table-cell table:style-name="ce45" table:number-columns-repeated="2"/>
          <table:table-cell table:style-name="ce48" table:formula="of:=[.O429] - AVERAGE([.O424:.O429])" office:value-type="float" office:value="-0.0119518502332697" calcext:value-type="float">
            <text:p>-0.0119518502</text:p>
          </table:table-cell>
          <table:table-cell table:style-name="ce45" table:formula="of:=[.M429]-[.M428]" office:value-type="float" office:value="-0.000738821974831078" calcext:value-type="float">
            <text:p>-0.001</text:p>
          </table:table-cell>
          <table:table-cell table:style-name="ce45" table:formula="of:=AVERAGE([.O424:.O429])" office:value-type="float" office:value="0.603714942944489" calcext:value-type="float">
            <text:p>0.604</text:p>
          </table:table-cell>
          <table:table-cell table:style-name="ce9"/>
          <table:table-cell table:style-name="ce14" table:formula="of:=LOG([.X429])" office:value-type="float" office:value="3.0565237240791" calcext:value-type="float">
            <text:p>3.0565237241</text:p>
          </table:table-cell>
          <table:table-cell table:style-name="ce44" table:formula="of:=[.X428]+1" office:value-type="float" office:value="1139" calcext:value-type="float">
            <text:p>113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30]/[.D429]" office:value-type="percentage" office:value="0.00152386386522885" calcext:value-type="percentage">
            <text:p>0.1524%</text:p>
          </table:table-cell>
          <table:table-cell table:style-name="ce6" table:formula="of:=([.D430]-[.D429])" office:value-type="float" office:value="0.0000969999999999999" calcext:value-type="float">
            <text:p>0.00009700</text:p>
          </table:table-cell>
          <table:table-cell table:style-name="ce8" office:value-type="float" office:value="0.06375098" calcext:value-type="float">
            <text:p>0.06375098</text:p>
          </table:table-cell>
          <table:table-cell table:style-name="ce10" table:formula="of:=[.B430]-[.$S$2]" office:value-type="float" office:value="0.00152117868875826" calcext:value-type="float">
            <text:p>0.00152118</text:p>
          </table:table-cell>
          <table:table-cell table:style-name="ce9" table:formula="of:=SUM([.$E$3:.E430])" office:value-type="float" office:value="0.00950109757715321" calcext:value-type="float">
            <text:p>0.0095010976</text:p>
          </table:table-cell>
          <table:table-cell table:style-name="ce12" table:formula="of:=MAX([.$E$3:.E430]) - MIN([.$E$3:.E430])" office:value-type="float" office:value="0.0096026404317219" calcext:value-type="float">
            <text:p>0.009602640</text:p>
          </table:table-cell>
          <table:table-cell table:style-name="ce9" table:formula="of:=STDEV([.$E$3:.E430])" office:value-type="float" office:value="0.00133619541375937" calcext:value-type="float">
            <text:p>0.0013361954</text:p>
          </table:table-cell>
          <table:table-cell table:style-name="ce9" table:formula="of:=[.G430]/[.H430]" office:value-type="float" office:value="7.18655395224338" calcext:value-type="float">
            <text:p>7.1865539522</text:p>
          </table:table-cell>
          <table:table-cell table:style-name="ce9" table:formula="of:=SLOPE([.I415:.I430];[.W415:.W430])" office:value-type="float" office:value="9.12295865744358" calcext:value-type="float">
            <text:p>9.1229586574</text:p>
          </table:table-cell>
          <table:table-cell table:style-name="ce17" table:formula="of:=AVERAGE([.D423:.D430])" office:value-type="float" office:value="0.0636780625" calcext:value-type="float">
            <text:p>0.063678063</text:p>
          </table:table-cell>
          <table:table-cell table:style-name="ce19" table:formula="of:=([.D430] - [.K430])/[.K430]" office:value-type="percentage" office:value="0.00114509608391417" calcext:value-type="percentage">
            <text:p>0.115%</text:p>
          </table:table-cell>
          <table:table-cell table:style-name="ce22" table:formula="of:=[.D430]-[.L430]" office:value-type="float" office:value="0.0626058839160858" calcext:value-type="float">
            <text:p>0.06260588</text:p>
          </table:table-cell>
          <table:table-cell table:style-name="ce27" table:formula="of:=ABS([.L429]-[.L430])" office:value-type="float" office:value="0.00131012136910604" calcext:value-type="float">
            <text:p>0.0013101</text:p>
          </table:table-cell>
          <table:table-cell table:style-name="ce34" table:formula="of:=IF(([.J430] &gt; [.$P$53]);(([.$M$53]+[.J430])/[.$O$53]);(([.$L$53]-[.J430])/[.$O$53]))" office:value-type="float" office:value="0.592401558594806" calcext:value-type="float">
            <text:p>0.59</text:p>
          </table:table-cell>
          <table:table-cell table:style-name="ce42" table:formula="of:=[.O430]-[.O429]" office:value-type="float" office:value="0.000638465883587069" calcext:value-type="float">
            <text:p>0.0006</text:p>
          </table:table-cell>
          <table:table-cell table:style-name="ce45" table:number-columns-repeated="2"/>
          <table:table-cell table:style-name="ce48" table:formula="of:=[.O430] - AVERAGE([.O425:.O430])" office:value-type="float" office:value="-0.00692060131967598" calcext:value-type="float">
            <text:p>-0.0069206013</text:p>
          </table:table-cell>
          <table:table-cell table:style-name="ce45" table:formula="of:=[.M430]-[.M429]" office:value-type="float" office:value="-0.00121312136910604" calcext:value-type="float">
            <text:p>-0.001</text:p>
          </table:table-cell>
          <table:table-cell table:style-name="ce45" table:formula="of:=AVERAGE([.O425:.O430])" office:value-type="float" office:value="0.599322159914482" calcext:value-type="float">
            <text:p>0.599</text:p>
          </table:table-cell>
          <table:table-cell table:style-name="ce9"/>
          <table:table-cell table:style-name="ce14" table:formula="of:=LOG([.X430])" office:value-type="float" office:value="3.05690485133647" calcext:value-type="float">
            <text:p>3.0569048513</text:p>
          </table:table-cell>
          <table:table-cell table:style-name="ce44" table:formula="of:=[.X429]+1" office:value-type="float" office:value="1140" calcext:value-type="float">
            <text:p>114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31]/[.D430]" office:value-type="percentage" office:value="-0.000643754809729861" calcext:value-type="percentage">
            <text:p>-0.0644%</text:p>
          </table:table-cell>
          <table:table-cell table:style-name="ce6" table:formula="of:=([.D431]-[.D430])" office:value-type="float" office:value="-0.0000410399999999922" calcext:value-type="float">
            <text:p>-0.00004104</text:p>
          </table:table-cell>
          <table:table-cell table:style-name="ce8" office:value-type="float" office:value="0.06370994" calcext:value-type="float">
            <text:p>0.06370994</text:p>
          </table:table-cell>
          <table:table-cell table:style-name="ce10" table:formula="of:=[.B431]-[.$S$2]" office:value-type="float" office:value="-0.00064643998620045" calcext:value-type="float">
            <text:p>-0.00064644</text:p>
          </table:table-cell>
          <table:table-cell table:style-name="ce9" table:formula="of:=SUM([.$E$3:.E431])" office:value-type="float" office:value="0.00885465759095276" calcext:value-type="float">
            <text:p>0.0088546576</text:p>
          </table:table-cell>
          <table:table-cell table:style-name="ce12" table:formula="of:=MAX([.$E$3:.E431]) - MIN([.$E$3:.E431])" office:value-type="float" office:value="0.0096026404317219" calcext:value-type="float">
            <text:p>0.009602640</text:p>
          </table:table-cell>
          <table:table-cell table:style-name="ce9" table:formula="of:=STDEV([.$E$3:.E431])" office:value-type="float" office:value="0.00133502388947763" calcext:value-type="float">
            <text:p>0.0013350239</text:p>
          </table:table-cell>
          <table:table-cell table:style-name="ce9" table:formula="of:=[.G431]/[.H431]" office:value-type="float" office:value="7.19286037306733" calcext:value-type="float">
            <text:p>7.1928603731</text:p>
          </table:table-cell>
          <table:table-cell table:style-name="ce9" table:formula="of:=SLOPE([.I416:.I431];[.W416:.W431])" office:value-type="float" office:value="9.4829691797619" calcext:value-type="float">
            <text:p>9.4829691798</text:p>
          </table:table-cell>
          <table:table-cell table:style-name="ce17" table:formula="of:=AVERAGE([.D424:.D431])" office:value-type="float" office:value="0.06369221625" calcext:value-type="float">
            <text:p>0.063692216</text:p>
          </table:table-cell>
          <table:table-cell table:style-name="ce19" table:formula="of:=([.D431] - [.K431])/[.K431]" office:value-type="percentage" office:value="0.000278271836709777" calcext:value-type="percentage">
            <text:p>0.028%</text:p>
          </table:table-cell>
          <table:table-cell table:style-name="ce22" table:formula="of:=[.D431]-[.L431]" office:value-type="float" office:value="0.0634316681632902" calcext:value-type="float">
            <text:p>0.06343167</text:p>
          </table:table-cell>
          <table:table-cell table:style-name="ce27" table:formula="of:=ABS([.L430]-[.L431])" office:value-type="float" office:value="0.000866824247204389" calcext:value-type="float">
            <text:p>0.0008668</text:p>
          </table:table-cell>
          <table:table-cell table:style-name="ce34" table:formula="of:=IF(([.J431] &gt; [.$P$53]);(([.$M$53]+[.J431])/[.$O$53]);(([.$L$53]-[.J431])/[.$O$53]))" office:value-type="float" office:value="0.590462699630111" calcext:value-type="float">
            <text:p>0.59</text:p>
          </table:table-cell>
          <table:table-cell table:style-name="ce42" table:formula="of:=[.O431]-[.O430]" office:value-type="float" office:value="-0.00193885896469492" calcext:value-type="float">
            <text:p>-0.0019</text:p>
          </table:table-cell>
          <table:table-cell table:style-name="ce45" table:number-columns-repeated="2"/>
          <table:table-cell table:style-name="ce48" table:formula="of:=[.O431] - AVERAGE([.O426:.O431])" office:value-type="float" office:value="-0.00489373116104308" calcext:value-type="float">
            <text:p>-0.0048937312</text:p>
          </table:table-cell>
          <table:table-cell table:style-name="ce45" table:formula="of:=[.M431]-[.M430]" office:value-type="float" office:value="0.000825784247204392" calcext:value-type="float">
            <text:p>0.001</text:p>
          </table:table-cell>
          <table:table-cell table:style-name="ce45" table:formula="of:=AVERAGE([.O426:.O431])" office:value-type="float" office:value="0.595356430791155" calcext:value-type="float">
            <text:p>0.595</text:p>
          </table:table-cell>
          <table:table-cell table:style-name="ce9"/>
          <table:table-cell table:style-name="ce14" table:formula="of:=LOG([.X431])" office:value-type="float" office:value="3.05728564441821" calcext:value-type="float">
            <text:p>3.0572856444</text:p>
          </table:table-cell>
          <table:table-cell table:style-name="ce44" table:formula="of:=[.X430]+1" office:value-type="float" office:value="1141" calcext:value-type="float">
            <text:p>114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32]/[.D431]" office:value-type="percentage" office:value="-0.00039146167772252" calcext:value-type="percentage">
            <text:p>-0.0391%</text:p>
          </table:table-cell>
          <table:table-cell table:style-name="ce6" table:formula="of:=([.D432]-[.D431])" office:value-type="float" office:value="-0.0000249400000000011" calcext:value-type="float">
            <text:p>-0.00002494</text:p>
          </table:table-cell>
          <table:table-cell table:style-name="ce8" office:value-type="float" office:value="0.063685" calcext:value-type="float">
            <text:p>0.063685</text:p>
          </table:table-cell>
          <table:table-cell table:style-name="ce10" table:formula="of:=[.B432]-[.$S$2]" office:value-type="float" office:value="-0.000394146854193108" calcext:value-type="float">
            <text:p>-0.00039415</text:p>
          </table:table-cell>
          <table:table-cell table:style-name="ce9" table:formula="of:=SUM([.$E$3:.E432])" office:value-type="float" office:value="0.00846051073675965" calcext:value-type="float">
            <text:p>0.0084605107</text:p>
          </table:table-cell>
          <table:table-cell table:style-name="ce12" table:formula="of:=MAX([.$E$3:.E432]) - MIN([.$E$3:.E432])" office:value-type="float" office:value="0.0096026404317219" calcext:value-type="float">
            <text:p>0.009602640</text:p>
          </table:table-cell>
          <table:table-cell table:style-name="ce9" table:formula="of:=STDEV([.$E$3:.E432])" office:value-type="float" office:value="0.00133361702843878" calcext:value-type="float">
            <text:p>0.001333617</text:p>
          </table:table-cell>
          <table:table-cell table:style-name="ce9" table:formula="of:=[.G432]/[.H432]" office:value-type="float" office:value="7.20044827484196" calcext:value-type="float">
            <text:p>7.2004482748</text:p>
          </table:table-cell>
          <table:table-cell table:style-name="ce9" table:formula="of:=SLOPE([.I417:.I432];[.W417:.W432])" office:value-type="float" office:value="9.88961109238368" calcext:value-type="float">
            <text:p>9.8896110924</text:p>
          </table:table-cell>
          <table:table-cell table:style-name="ce17" table:formula="of:=AVERAGE([.D425:.D432])" office:value-type="float" office:value="0.0636967375" calcext:value-type="float">
            <text:p>0.063696738</text:p>
          </table:table-cell>
          <table:table-cell table:style-name="ce19" table:formula="of:=([.D432] - [.K432])/[.K432]" office:value-type="percentage" office:value="-0.00018427160417749" calcext:value-type="percentage">
            <text:p>-0.018%</text:p>
          </table:table-cell>
          <table:table-cell table:style-name="ce22" table:formula="of:=[.D432]-[.L432]" office:value-type="float" office:value="0.0638692716041775" calcext:value-type="float">
            <text:p>0.06386927</text:p>
          </table:table-cell>
          <table:table-cell table:style-name="ce27" table:formula="of:=ABS([.L431]-[.L432])" office:value-type="float" office:value="0.000462543440887268" calcext:value-type="float">
            <text:p>0.0004625</text:p>
          </table:table-cell>
          <table:table-cell table:style-name="ce34" table:formula="of:=IF(([.J432] &gt; [.$P$53]);(([.$M$53]+[.J432])/[.$O$53]);(([.$L$53]-[.J432])/[.$O$53]))" office:value-type="float" office:value="0.588272704424887" calcext:value-type="float">
            <text:p>0.59</text:p>
          </table:table-cell>
          <table:table-cell table:style-name="ce42" table:formula="of:=[.O432]-[.O431]" office:value-type="float" office:value="-0.00218999520522445" calcext:value-type="float">
            <text:p>-0.0022</text:p>
          </table:table-cell>
          <table:table-cell table:style-name="ce45" table:number-columns-repeated="2"/>
          <table:table-cell table:style-name="ce48" table:formula="of:=[.O432] - AVERAGE([.O427:.O432])" office:value-type="float" office:value="-0.00376664360627565" calcext:value-type="float">
            <text:p>-0.0037666436</text:p>
          </table:table-cell>
          <table:table-cell table:style-name="ce45" table:formula="of:=[.M432]-[.M431]" office:value-type="float" office:value="0.000437603440887266" calcext:value-type="float">
            <text:p>0.000</text:p>
          </table:table-cell>
          <table:table-cell table:style-name="ce45" table:formula="of:=AVERAGE([.O427:.O432])" office:value-type="float" office:value="0.592039348031163" calcext:value-type="float">
            <text:p>0.592</text:p>
          </table:table-cell>
          <table:table-cell table:style-name="ce9"/>
          <table:table-cell table:style-name="ce14" table:formula="of:=LOG([.X432])" office:value-type="float" office:value="3.05766610390983" calcext:value-type="float">
            <text:p>3.0576661039</text:p>
          </table:table-cell>
          <table:table-cell table:style-name="ce44" table:formula="of:=[.X431]+1" office:value-type="float" office:value="1142" calcext:value-type="float">
            <text:p>114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33]/[.D432]" office:value-type="percentage" office:value="0.000274789981942212" calcext:value-type="percentage">
            <text:p>0.0275%</text:p>
          </table:table-cell>
          <table:table-cell table:style-name="ce6" table:formula="of:=([.D433]-[.D432])" office:value-type="float" office:value="0.0000174999999999897" calcext:value-type="float">
            <text:p>0.00001750</text:p>
          </table:table-cell>
          <table:table-cell table:style-name="ce8" office:value-type="float" office:value="0.0637025" calcext:value-type="float">
            <text:p>0.0637025</text:p>
          </table:table-cell>
          <table:table-cell table:style-name="ce10" table:formula="of:=[.B433]-[.$S$2]" office:value-type="float" office:value="0.000272104805471623" calcext:value-type="float">
            <text:p>0.00027210</text:p>
          </table:table-cell>
          <table:table-cell table:style-name="ce9" table:formula="of:=SUM([.$E$3:.E433])" office:value-type="float" office:value="0.00873261554223127" calcext:value-type="float">
            <text:p>0.0087326155</text:p>
          </table:table-cell>
          <table:table-cell table:style-name="ce12" table:formula="of:=MAX([.$E$3:.E433]) - MIN([.$E$3:.E433])" office:value-type="float" office:value="0.0096026404317219" calcext:value-type="float">
            <text:p>0.009602640</text:p>
          </table:table-cell>
          <table:table-cell table:style-name="ce9" table:formula="of:=STDEV([.$E$3:.E433])" office:value-type="float" office:value="0.00133212090122066" calcext:value-type="float">
            <text:p>0.0013321209</text:p>
          </table:table-cell>
          <table:table-cell table:style-name="ce9" table:formula="of:=[.G433]/[.H433]" office:value-type="float" office:value="7.2085352184796" calcext:value-type="float">
            <text:p>7.2085352185</text:p>
          </table:table-cell>
          <table:table-cell table:style-name="ce9" table:formula="of:=SLOPE([.I418:.I433];[.W418:.W433])" office:value-type="float" office:value="9.71063130901238" calcext:value-type="float">
            <text:p>9.710631309</text:p>
          </table:table-cell>
          <table:table-cell table:style-name="ce17" table:formula="of:=AVERAGE([.D426:.D433])" office:value-type="float" office:value="0.0636973" calcext:value-type="float">
            <text:p>0.063697300</text:p>
          </table:table-cell>
          <table:table-cell table:style-name="ce19" table:formula="of:=([.D433] - [.K433])/[.K433]" office:value-type="percentage" office:value="0.0000816361133045965" calcext:value-type="percentage">
            <text:p>0.008%</text:p>
          </table:table-cell>
          <table:table-cell table:style-name="ce22" table:formula="of:=[.D433]-[.L433]" office:value-type="float" office:value="0.0636208638866954" calcext:value-type="float">
            <text:p>0.06362086</text:p>
          </table:table-cell>
          <table:table-cell table:style-name="ce27" table:formula="of:=ABS([.L432]-[.L433])" office:value-type="float" office:value="0.000265907717482087" calcext:value-type="float">
            <text:p>0.0002659</text:p>
          </table:table-cell>
          <table:table-cell table:style-name="ce34" table:formula="of:=IF(([.J433] &gt; [.$P$53]);(([.$M$53]+[.J433])/[.$O$53]);(([.$L$53]-[.J433])/[.$O$53]))" office:value-type="float" office:value="0.589236611133096" calcext:value-type="float">
            <text:p>0.59</text:p>
          </table:table-cell>
          <table:table-cell table:style-name="ce42" table:formula="of:=[.O433]-[.O432]" office:value-type="float" office:value="0.000963906708209339" calcext:value-type="float">
            <text:p>0.0010</text:p>
          </table:table-cell>
          <table:table-cell table:style-name="ce45" table:number-columns-repeated="2"/>
          <table:table-cell table:style-name="ce48" table:formula="of:=[.O433] - AVERAGE([.O428:.O433])" office:value-type="float" office:value="-0.00127973145225169" calcext:value-type="float">
            <text:p>-0.0012797315</text:p>
          </table:table-cell>
          <table:table-cell table:style-name="ce45" table:formula="of:=[.M433]-[.M432]" office:value-type="float" office:value="-0.000248407717482094" calcext:value-type="float">
            <text:p>0.000</text:p>
          </table:table-cell>
          <table:table-cell table:style-name="ce45" table:formula="of:=AVERAGE([.O428:.O433])" office:value-type="float" office:value="0.590516342585348" calcext:value-type="float">
            <text:p>0.591</text:p>
          </table:table-cell>
          <table:table-cell table:style-name="ce9"/>
          <table:table-cell table:style-name="ce14" table:formula="of:=LOG([.X433])" office:value-type="float" office:value="3.05804623039528" calcext:value-type="float">
            <text:p>3.0580462304</text:p>
          </table:table-cell>
          <table:table-cell table:style-name="ce44" table:formula="of:=[.X432]+1" office:value-type="float" office:value="1143" calcext:value-type="float">
            <text:p>114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34]/[.D433]" office:value-type="percentage" office:value="-0.00408932145520187" calcext:value-type="percentage">
            <text:p>-0.4089%</text:p>
          </table:table-cell>
          <table:table-cell table:style-name="ce6" table:formula="of:=([.D434]-[.D433])" office:value-type="float" office:value="-0.000260499999999997" calcext:value-type="float">
            <text:p>-0.00026050</text:p>
          </table:table-cell>
          <table:table-cell table:style-name="ce8" office:value-type="float" office:value="0.063442" calcext:value-type="float">
            <text:p>0.063442</text:p>
          </table:table-cell>
          <table:table-cell table:style-name="ce10" table:formula="of:=[.B434]-[.$S$2]" office:value-type="float" office:value="-0.00409200663167245" calcext:value-type="float">
            <text:p>-0.00409201</text:p>
          </table:table-cell>
          <table:table-cell table:style-name="ce9" table:formula="of:=SUM([.$E$3:.E434])" office:value-type="float" office:value="0.00464060891055882" calcext:value-type="float">
            <text:p>0.0046406089</text:p>
          </table:table-cell>
          <table:table-cell table:style-name="ce12" table:formula="of:=MAX([.$E$3:.E434]) - MIN([.$E$3:.E434])" office:value-type="float" office:value="0.0096026404317219" calcext:value-type="float">
            <text:p>0.009602640</text:p>
          </table:table-cell>
          <table:table-cell table:style-name="ce9" table:formula="of:=STDEV([.$E$3:.E434])" office:value-type="float" office:value="0.00134520409896591" calcext:value-type="float">
            <text:p>0.0013452041</text:p>
          </table:table-cell>
          <table:table-cell table:style-name="ce9" table:formula="of:=[.G434]/[.H434]" office:value-type="float" office:value="7.13842638385038" calcext:value-type="float">
            <text:p>7.1384263839</text:p>
          </table:table-cell>
          <table:table-cell table:style-name="ce9" table:formula="of:=SLOPE([.I419:.I434];[.W419:.W434])" office:value-type="float" office:value="5.52265025256579" calcext:value-type="float">
            <text:p>5.5226502526</text:p>
          </table:table-cell>
          <table:table-cell table:style-name="ce17" table:formula="of:=AVERAGE([.D427:.D434])" office:value-type="float" office:value="0.063659285" calcext:value-type="float">
            <text:p>0.063659285</text:p>
          </table:table-cell>
          <table:table-cell table:style-name="ce19" table:formula="of:=([.D434] - [.K434])/[.K434]" office:value-type="percentage" office:value="-0.00341324914346741" calcext:value-type="percentage">
            <text:p>-0.341%</text:p>
          </table:table-cell>
          <table:table-cell table:style-name="ce22" table:formula="of:=[.D434]-[.L434]" office:value-type="float" office:value="0.0668552491434674" calcext:value-type="float">
            <text:p>0.06685525</text:p>
          </table:table-cell>
          <table:table-cell table:style-name="ce27" table:formula="of:=ABS([.L433]-[.L434])" office:value-type="float" office:value="0.003494885256772" calcext:value-type="float">
            <text:p>0.0034949</text:p>
          </table:table-cell>
          <table:table-cell table:style-name="ce34" table:formula="of:=IF(([.J434] &gt; [.$P$53]);(([.$M$53]+[.J434])/[.$O$53]);(([.$L$53]-[.J434])/[.$O$53]))" office:value-type="float" office:value="0.611791242489356" calcext:value-type="float">
            <text:p>0.61</text:p>
          </table:table-cell>
          <table:table-cell table:style-name="ce42" table:formula="of:=[.O434]-[.O433]" office:value-type="float" office:value="0.0225546313562601" calcext:value-type="float">
            <text:p>0.0226</text:p>
          </table:table-cell>
          <table:table-cell table:style-name="ce45" table:number-columns-repeated="2"/>
          <table:table-cell table:style-name="ce48" table:formula="of:=[.O434] - AVERAGE([.O429:.O434])" office:value-type="float" office:value="0.017803257658777" calcext:value-type="float">
            <text:p>0.0178032577</text:p>
          </table:table-cell>
          <table:table-cell table:style-name="ce45" table:formula="of:=[.M434]-[.M433]" office:value-type="float" office:value="0.00323438525677201" calcext:value-type="float">
            <text:p>0.003</text:p>
          </table:table-cell>
          <table:table-cell table:style-name="ce45" table:formula="of:=AVERAGE([.O429:.O434])" office:value-type="float" office:value="0.593987984830579" calcext:value-type="float">
            <text:p>0.594</text:p>
          </table:table-cell>
          <table:table-cell table:style-name="ce9"/>
          <table:table-cell table:style-name="ce14" table:formula="of:=LOG([.X434])" office:value-type="float" office:value="3.05842602445701" calcext:value-type="float">
            <text:p>3.0584260245</text:p>
          </table:table-cell>
          <table:table-cell table:style-name="ce44" table:formula="of:=[.X433]+1" office:value-type="float" office:value="1144" calcext:value-type="float">
            <text:p>114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35]/[.D434]" office:value-type="percentage" office:value="0" calcext:value-type="percentage">
            <text:p>0.0000%</text:p>
          </table:table-cell>
          <table:table-cell table:style-name="ce6" table:formula="of:=([.D435]-[.D434])" office:value-type="float" office:value="0" calcext:value-type="float">
            <text:p>0.00000000</text:p>
          </table:table-cell>
          <table:table-cell table:style-name="ce8" office:value-type="float" office:value="0.063442" calcext:value-type="float">
            <text:p>0.063442</text:p>
          </table:table-cell>
          <table:table-cell table:style-name="ce10" table:formula="of:=[.B435]-[.$S$2]" office:value-type="float" office:value="-0.00000268517647058823" calcext:value-type="float">
            <text:p>-0.00000269</text:p>
          </table:table-cell>
          <table:table-cell table:style-name="ce9" table:formula="of:=SUM([.$E$3:.E435])" office:value-type="float" office:value="0.00463792373408823" calcext:value-type="float">
            <text:p>0.0046379237</text:p>
          </table:table-cell>
          <table:table-cell table:style-name="ce12" table:formula="of:=MAX([.$E$3:.E435]) - MIN([.$E$3:.E435])" office:value-type="float" office:value="0.0096026404317219" calcext:value-type="float">
            <text:p>0.009602640</text:p>
          </table:table-cell>
          <table:table-cell table:style-name="ce9" table:formula="of:=STDEV([.$E$3:.E435])" office:value-type="float" office:value="0.00134364640266521" calcext:value-type="float">
            <text:p>0.0013436464</text:p>
          </table:table-cell>
          <table:table-cell table:style-name="ce9" table:formula="of:=[.G435]/[.H435]" office:value-type="float" office:value="7.14670199888486" calcext:value-type="float">
            <text:p>7.1467019989</text:p>
          </table:table-cell>
          <table:table-cell table:style-name="ce9" table:formula="of:=SLOPE([.I420:.I435];[.W420:.W435])" office:value-type="float" office:value="2.44146356781857" calcext:value-type="float">
            <text:p>2.4414635678</text:p>
          </table:table-cell>
          <table:table-cell table:style-name="ce17" table:formula="of:=AVERAGE([.D428:.D435])" office:value-type="float" office:value="0.063623285" calcext:value-type="float">
            <text:p>0.063623285</text:p>
          </table:table-cell>
          <table:table-cell table:style-name="ce19" table:formula="of:=([.D435] - [.K435])/[.K435]" office:value-type="percentage" office:value="-0.00284934988817385" calcext:value-type="percentage">
            <text:p>-0.285%</text:p>
          </table:table-cell>
          <table:table-cell table:style-name="ce22" table:formula="of:=[.D435]-[.L435]" office:value-type="float" office:value="0.0662913498881739" calcext:value-type="float">
            <text:p>0.06629135</text:p>
          </table:table-cell>
          <table:table-cell table:style-name="ce27" table:formula="of:=ABS([.L434]-[.L435])" office:value-type="float" office:value="0.000563899255293554" calcext:value-type="float">
            <text:p>0.0005639</text:p>
          </table:table-cell>
          <table:table-cell table:style-name="ce34" table:formula="of:=IF(([.J435] &gt; [.$P$53]);(([.$M$53]+[.J435])/[.$O$53]);(([.$L$53]-[.J435])/[.$O$53]))" office:value-type="float" office:value="0.628385164209063" calcext:value-type="float">
            <text:p>0.63</text:p>
          </table:table-cell>
          <table:table-cell table:style-name="ce42" table:formula="of:=[.O435]-[.O434]" office:value-type="float" office:value="0.016593921719707" calcext:value-type="float">
            <text:p>0.0166</text:p>
          </table:table-cell>
          <table:table-cell table:style-name="ce45" table:number-columns-repeated="2"/>
          <table:table-cell table:style-name="ce48" table:formula="of:=[.O435] - AVERAGE([.O430:.O435])" office:value-type="float" office:value="0.02829350079551" calcext:value-type="float">
            <text:p>0.0282935008</text:p>
          </table:table-cell>
          <table:table-cell table:style-name="ce45" table:formula="of:=[.M435]-[.M434]" office:value-type="float" office:value="-0.000563899255293557" calcext:value-type="float">
            <text:p>-0.001</text:p>
          </table:table-cell>
          <table:table-cell table:style-name="ce45" table:formula="of:=AVERAGE([.O430:.O435])" office:value-type="float" office:value="0.600091663413553" calcext:value-type="float">
            <text:p>0.600</text:p>
          </table:table-cell>
          <table:table-cell table:style-name="ce9"/>
          <table:table-cell table:style-name="ce14" table:formula="of:=LOG([.X435])" office:value-type="float" office:value="3.05880548667591" calcext:value-type="float">
            <text:p>3.0588054867</text:p>
          </table:table-cell>
          <table:table-cell table:style-name="ce44" table:formula="of:=[.X434]+1" office:value-type="float" office:value="1145" calcext:value-type="float">
            <text:p>114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36]/[.D435]" office:value-type="percentage" office:value="0.00104473377257971" calcext:value-type="percentage">
            <text:p>0.1045%</text:p>
          </table:table-cell>
          <table:table-cell table:style-name="ce6" table:formula="of:=([.D436]-[.D435])" office:value-type="float" office:value="0.0000662800000000019" calcext:value-type="float">
            <text:p>0.00006628</text:p>
          </table:table-cell>
          <table:table-cell table:style-name="ce8" office:value-type="float" office:value="0.06350828" calcext:value-type="float">
            <text:p>0.06350828</text:p>
          </table:table-cell>
          <table:table-cell table:style-name="ce10" table:formula="of:=[.B436]-[.$S$2]" office:value-type="float" office:value="0.00104204859610912" calcext:value-type="float">
            <text:p>0.00104205</text:p>
          </table:table-cell>
          <table:table-cell table:style-name="ce9" table:formula="of:=SUM([.$E$3:.E436])" office:value-type="float" office:value="0.00567997233019735" calcext:value-type="float">
            <text:p>0.0056799723</text:p>
          </table:table-cell>
          <table:table-cell table:style-name="ce12" table:formula="of:=MAX([.$E$3:.E436]) - MIN([.$E$3:.E436])" office:value-type="float" office:value="0.0096026404317219" calcext:value-type="float">
            <text:p>0.009602640</text:p>
          </table:table-cell>
          <table:table-cell table:style-name="ce9" table:formula="of:=STDEV([.$E$3:.E436])" office:value-type="float" office:value="0.00134300669989858" calcext:value-type="float">
            <text:p>0.0013430067</text:p>
          </table:table-cell>
          <table:table-cell table:style-name="ce9" table:formula="of:=[.G436]/[.H436]" office:value-type="float" office:value="7.15010612564113" calcext:value-type="float">
            <text:p>7.1501061256</text:p>
          </table:table-cell>
          <table:table-cell table:style-name="ce9" table:formula="of:=SLOPE([.I421:.I436];[.W421:.W436])" office:value-type="float" office:value="-0.813080543849158" calcext:value-type="float">
            <text:p>-0.8130805438</text:p>
          </table:table-cell>
          <table:table-cell table:style-name="ce17" table:formula="of:=AVERAGE([.D429:.D436])" office:value-type="float" office:value="0.063611835" calcext:value-type="float">
            <text:p>0.063611835</text:p>
          </table:table-cell>
          <table:table-cell table:style-name="ce19" table:formula="of:=([.D436] - [.K436])/[.K436]" office:value-type="percentage" office:value="-0.00162792033903762" calcext:value-type="percentage">
            <text:p>-0.163%</text:p>
          </table:table-cell>
          <table:table-cell table:style-name="ce22" table:formula="of:=[.D436]-[.L436]" office:value-type="float" office:value="0.0651362003390376" calcext:value-type="float">
            <text:p>0.06513620</text:p>
          </table:table-cell>
          <table:table-cell table:style-name="ce27" table:formula="of:=ABS([.L435]-[.L436])" office:value-type="float" office:value="0.00122142954913623" calcext:value-type="float">
            <text:p>0.0012214</text:p>
          </table:table-cell>
          <table:table-cell table:style-name="ce34" table:formula="of:=IF(([.J436] &gt; [.$P$53]);(([.$M$53]+[.J436])/[.$O$53]);(([.$L$53]-[.J436])/[.$O$53]))" office:value-type="float" office:value="0.645912713088101" calcext:value-type="float">
            <text:p>0.65</text:p>
          </table:table-cell>
          <table:table-cell table:style-name="ce42" table:formula="of:=[.O436]-[.O435]" office:value-type="float" office:value="0.017527548879038" calcext:value-type="float">
            <text:p>0.0175</text:p>
          </table:table-cell>
          <table:table-cell table:style-name="ce45" table:number-columns-repeated="2"/>
          <table:table-cell table:style-name="ce48" table:formula="of:=[.O436] - AVERAGE([.O431:.O436])" office:value-type="float" office:value="0.0369025239256654" calcext:value-type="float">
            <text:p>0.0369025239</text:p>
          </table:table-cell>
          <table:table-cell table:style-name="ce45" table:formula="of:=[.M436]-[.M435]" office:value-type="float" office:value="-0.00115514954913623" calcext:value-type="float">
            <text:p>-0.001</text:p>
          </table:table-cell>
          <table:table-cell table:style-name="ce45" table:formula="of:=AVERAGE([.O431:.O436])" office:value-type="float" office:value="0.609010189162436" calcext:value-type="float">
            <text:p>0.609</text:p>
          </table:table-cell>
          <table:table-cell table:style-name="ce9"/>
          <table:table-cell table:style-name="ce14" table:formula="of:=LOG([.X436])" office:value-type="float" office:value="3.05918461763137" calcext:value-type="float">
            <text:p>3.0591846176</text:p>
          </table:table-cell>
          <table:table-cell table:style-name="ce44" table:formula="of:=[.X435]+1" office:value-type="float" office:value="1146" calcext:value-type="float">
            <text:p>114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37]/[.D436]" office:value-type="percentage" office:value="0.000850440289045887" calcext:value-type="percentage">
            <text:p>0.0850%</text:p>
          </table:table-cell>
          <table:table-cell table:style-name="ce6" table:formula="of:=([.D437]-[.D436])" office:value-type="float" office:value="0.0000540100000000071" calcext:value-type="float">
            <text:p>0.00005401</text:p>
          </table:table-cell>
          <table:table-cell table:style-name="ce8" office:value-type="float" office:value="0.06356229" calcext:value-type="float">
            <text:p>0.06356229</text:p>
          </table:table-cell>
          <table:table-cell table:style-name="ce10" table:formula="of:=[.B437]-[.$S$2]" office:value-type="float" office:value="0.000847755112575299" calcext:value-type="float">
            <text:p>0.00084776</text:p>
          </table:table-cell>
          <table:table-cell table:style-name="ce9" table:formula="of:=SUM([.$E$3:.E437])" office:value-type="float" office:value="0.00652772744277265" calcext:value-type="float">
            <text:p>0.0065277274</text:p>
          </table:table-cell>
          <table:table-cell table:style-name="ce12" table:formula="of:=MAX([.$E$3:.E437]) - MIN([.$E$3:.E437])" office:value-type="float" office:value="0.0096026404317219" calcext:value-type="float">
            <text:p>0.009602640</text:p>
          </table:table-cell>
          <table:table-cell table:style-name="ce9" table:formula="of:=STDEV([.$E$3:.E437])" office:value-type="float" office:value="0.00134205537201066" calcext:value-type="float">
            <text:p>0.0013420554</text:p>
          </table:table-cell>
          <table:table-cell table:style-name="ce9" table:formula="of:=[.G437]/[.H437]" office:value-type="float" office:value="7.15517454196787" calcext:value-type="float">
            <text:p>7.155174542</text:p>
          </table:table-cell>
          <table:table-cell table:style-name="ce9" table:formula="of:=SLOPE([.I422:.I437];[.W422:.W437])" office:value-type="float" office:value="-3.41910527305134" calcext:value-type="float">
            <text:p>-3.4191052731</text:p>
          </table:table-cell>
          <table:table-cell table:style-name="ce17" table:formula="of:=AVERAGE([.D430:.D437])" office:value-type="float" office:value="0.06360037375" calcext:value-type="float">
            <text:p>0.063600374</text:p>
          </table:table-cell>
          <table:table-cell table:style-name="ce19" table:formula="of:=([.D437] - [.K437])/[.K437]" office:value-type="percentage" office:value="-0.000598797581751646" calcext:value-type="percentage">
            <text:p>-0.060%</text:p>
          </table:table-cell>
          <table:table-cell table:style-name="ce22" table:formula="of:=[.D437]-[.L437]" office:value-type="float" office:value="0.0641610875817517" calcext:value-type="float">
            <text:p>0.06416109</text:p>
          </table:table-cell>
          <table:table-cell table:style-name="ce27" table:formula="of:=ABS([.L436]-[.L437])" office:value-type="float" office:value="0.00102912275728597" calcext:value-type="float">
            <text:p>0.0010291</text:p>
          </table:table-cell>
          <table:table-cell table:style-name="ce34" table:formula="of:=IF(([.J437] &gt; [.$P$53]);(([.$M$53]+[.J437])/[.$O$53]);(([.$L$53]-[.J437])/[.$O$53]))" office:value-type="float" office:value="0.659947620667727" calcext:value-type="float">
            <text:p>0.66</text:p>
          </table:table-cell>
          <table:table-cell table:style-name="ce42" table:formula="of:=[.O437]-[.O436]" office:value-type="float" office:value="0.0140349075796261" calcext:value-type="float">
            <text:p>0.0140</text:p>
          </table:table-cell>
          <table:table-cell table:style-name="ce45" table:number-columns-repeated="2"/>
          <table:table-cell table:style-name="ce48" table:formula="of:=[.O437] - AVERAGE([.O432:.O437])" office:value-type="float" office:value="0.0393566113323555" calcext:value-type="float">
            <text:p>0.0393566113</text:p>
          </table:table-cell>
          <table:table-cell table:style-name="ce45" table:formula="of:=[.M437]-[.M436]" office:value-type="float" office:value="-0.00097511275728597" calcext:value-type="float">
            <text:p>-0.001</text:p>
          </table:table-cell>
          <table:table-cell table:style-name="ce45" table:formula="of:=AVERAGE([.O432:.O437])" office:value-type="float" office:value="0.620591009335372" calcext:value-type="float">
            <text:p>0.621</text:p>
          </table:table-cell>
          <table:table-cell table:style-name="ce9"/>
          <table:table-cell table:style-name="ce14" table:formula="of:=LOG([.X437])" office:value-type="float" office:value="3.05956341790127" calcext:value-type="float">
            <text:p>3.0595634179</text:p>
          </table:table-cell>
          <table:table-cell table:style-name="ce44" table:formula="of:=[.X436]+1" office:value-type="float" office:value="1147" calcext:value-type="float">
            <text:p>114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38]/[.D437]" office:value-type="percentage" office:value="-0.000193668289798896" calcext:value-type="percentage">
            <text:p>-0.0194%</text:p>
          </table:table-cell>
          <table:table-cell table:style-name="ce6" table:formula="of:=([.D438]-[.D437])" office:value-type="float" office:value="-0.0000123100000000015" calcext:value-type="float">
            <text:p>-0.00001231</text:p>
          </table:table-cell>
          <table:table-cell table:style-name="ce8" office:value-type="float" office:value="0.06354998" calcext:value-type="float">
            <text:p>0.06354998</text:p>
          </table:table-cell>
          <table:table-cell table:style-name="ce10" table:formula="of:=[.B438]-[.$S$2]" office:value-type="float" office:value="-0.000196353466269485" calcext:value-type="float">
            <text:p>-0.00019635</text:p>
          </table:table-cell>
          <table:table-cell table:style-name="ce9" table:formula="of:=SUM([.$E$3:.E438])" office:value-type="float" office:value="0.00633137397650317" calcext:value-type="float">
            <text:p>0.006331374</text:p>
          </table:table-cell>
          <table:table-cell table:style-name="ce12" table:formula="of:=MAX([.$E$3:.E438]) - MIN([.$E$3:.E438])" office:value-type="float" office:value="0.0096026404317219" calcext:value-type="float">
            <text:p>0.009602640</text:p>
          </table:table-cell>
          <table:table-cell table:style-name="ce9" table:formula="of:=STDEV([.$E$3:.E438])" office:value-type="float" office:value="0.00134055010858406" calcext:value-type="float">
            <text:p>0.0013405501</text:p>
          </table:table-cell>
          <table:table-cell table:style-name="ce9" table:formula="of:=[.G438]/[.H438]" office:value-type="float" office:value="7.16320887241175" calcext:value-type="float">
            <text:p>7.1632088724</text:p>
          </table:table-cell>
          <table:table-cell table:style-name="ce9" table:formula="of:=SLOPE([.I423:.I438];[.W423:.W438])" office:value-type="float" office:value="-5.02020000436829" calcext:value-type="float">
            <text:p>-5.0202000044</text:p>
          </table:table-cell>
          <table:table-cell table:style-name="ce17" table:formula="of:=AVERAGE([.D431:.D438])" office:value-type="float" office:value="0.06357524875" calcext:value-type="float">
            <text:p>0.063575249</text:p>
          </table:table-cell>
          <table:table-cell table:style-name="ce19" table:formula="of:=([.D438] - [.K438])/[.K438]" office:value-type="percentage" office:value="-0.000397462070488362" calcext:value-type="percentage">
            <text:p>-0.040%</text:p>
          </table:table-cell>
          <table:table-cell table:style-name="ce22" table:formula="of:=[.D438]-[.L438]" office:value-type="float" office:value="0.0639474420704884" calcext:value-type="float">
            <text:p>0.06394744</text:p>
          </table:table-cell>
          <table:table-cell table:style-name="ce27" table:formula="of:=ABS([.L437]-[.L438])" office:value-type="float" office:value="0.000201335511263284" calcext:value-type="float">
            <text:p>0.0002013</text:p>
          </table:table-cell>
          <table:table-cell table:style-name="ce34" table:formula="of:=IF(([.J438] &gt; [.$P$53]);(([.$M$53]+[.J438])/[.$O$53]);(([.$L$53]-[.J438])/[.$O$53]))" office:value-type="float" office:value="0.668570415504805" calcext:value-type="float">
            <text:p>0.67</text:p>
          </table:table-cell>
          <table:table-cell table:style-name="ce42" table:formula="of:=[.O438]-[.O437]" office:value-type="float" office:value="0.00862279483707706" calcext:value-type="float">
            <text:p>0.0086</text:p>
          </table:table-cell>
          <table:table-cell table:style-name="ce45" table:number-columns-repeated="2"/>
          <table:table-cell table:style-name="ce48" table:formula="of:=[.O438] - AVERAGE([.O433:.O438])" office:value-type="float" office:value="0.0345964543227796" calcext:value-type="float">
            <text:p>0.0345964543</text:p>
          </table:table-cell>
          <table:table-cell table:style-name="ce45" table:formula="of:=[.M438]-[.M437]" office:value-type="float" office:value="-0.00021364551126328" calcext:value-type="float">
            <text:p>0.000</text:p>
          </table:table-cell>
          <table:table-cell table:style-name="ce45" table:formula="of:=AVERAGE([.O433:.O438])" office:value-type="float" office:value="0.633973961182025" calcext:value-type="float">
            <text:p>0.634</text:p>
          </table:table-cell>
          <table:table-cell table:style-name="ce9"/>
          <table:table-cell table:style-name="ce14" table:formula="of:=LOG([.X438])" office:value-type="float" office:value="3.05994188806195" calcext:value-type="float">
            <text:p>3.0599418881</text:p>
          </table:table-cell>
          <table:table-cell table:style-name="ce44" table:formula="of:=[.X437]+1" office:value-type="float" office:value="1148" calcext:value-type="float">
            <text:p>114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39]/[.D438]" office:value-type="percentage" office:value="-0.000393233798027985" calcext:value-type="percentage">
            <text:p>-0.0393%</text:p>
          </table:table-cell>
          <table:table-cell table:style-name="ce6" table:formula="of:=([.D439]-[.D438])" office:value-type="float" office:value="-0.0000249900000000025" calcext:value-type="float">
            <text:p>-0.00002499</text:p>
          </table:table-cell>
          <table:table-cell table:style-name="ce8" office:value-type="float" office:value="0.06352499" calcext:value-type="float">
            <text:p>0.06352499</text:p>
          </table:table-cell>
          <table:table-cell table:style-name="ce10" table:formula="of:=[.B439]-[.$S$2]" office:value-type="float" office:value="-0.000395918974498574" calcext:value-type="float">
            <text:p>-0.00039592</text:p>
          </table:table-cell>
          <table:table-cell table:style-name="ce9" table:formula="of:=SUM([.$E$3:.E439])" office:value-type="float" office:value="0.00593545500200459" calcext:value-type="float">
            <text:p>0.005935455</text:p>
          </table:table-cell>
          <table:table-cell table:style-name="ce12" table:formula="of:=MAX([.$E$3:.E439]) - MIN([.$E$3:.E439])" office:value-type="float" office:value="0.0096026404317219" calcext:value-type="float">
            <text:p>0.009602640</text:p>
          </table:table-cell>
          <table:table-cell table:style-name="ce9" table:formula="of:=STDEV([.$E$3:.E439])" office:value-type="float" office:value="0.00133915583785502" calcext:value-type="float">
            <text:p>0.0013391558</text:p>
          </table:table-cell>
          <table:table-cell table:style-name="ce9" table:formula="of:=[.G439]/[.H439]" office:value-type="float" office:value="7.17066689348334" calcext:value-type="float">
            <text:p>7.1706668935</text:p>
          </table:table-cell>
          <table:table-cell table:style-name="ce9" table:formula="of:=SLOPE([.I424:.I439];[.W424:.W439])" office:value-type="float" office:value="-5.79604261235084" calcext:value-type="float">
            <text:p>-5.7960426124</text:p>
          </table:table-cell>
          <table:table-cell table:style-name="ce17" table:formula="of:=AVERAGE([.D432:.D439])" office:value-type="float" office:value="0.06355213" calcext:value-type="float">
            <text:p>0.063552130</text:p>
          </table:table-cell>
          <table:table-cell table:style-name="ce19" table:formula="of:=([.D439] - [.K439])/[.K439]" office:value-type="percentage" office:value="-0.000427050989478951" calcext:value-type="percentage">
            <text:p>-0.043%</text:p>
          </table:table-cell>
          <table:table-cell table:style-name="ce22" table:formula="of:=[.D439]-[.L439]" office:value-type="float" office:value="0.063952040989479" calcext:value-type="float">
            <text:p>0.06395204</text:p>
          </table:table-cell>
          <table:table-cell table:style-name="ce27" table:formula="of:=ABS([.L438]-[.L439])" office:value-type="float" office:value="0.0000295889189905896" calcext:value-type="float">
            <text:p>0.0000296</text:p>
          </table:table-cell>
          <table:table-cell table:style-name="ce34" table:formula="of:=IF(([.J439] &gt; [.$P$53]);(([.$M$53]+[.J439])/[.$O$53]);(([.$L$53]-[.J439])/[.$O$53]))" office:value-type="float" office:value="0.672748763920825" calcext:value-type="float">
            <text:p>0.67</text:p>
          </table:table-cell>
          <table:table-cell table:style-name="ce42" table:formula="of:=[.O439]-[.O438]" office:value-type="float" office:value="0.00417834841602005" calcext:value-type="float">
            <text:p>0.0042</text:p>
          </table:table-cell>
          <table:table-cell table:style-name="ce45" table:number-columns-repeated="2"/>
          <table:table-cell table:style-name="ce48" table:formula="of:=[.O439] - AVERAGE([.O434:.O439])" office:value-type="float" office:value="0.0248561106075116" calcext:value-type="float">
            <text:p>0.0248561106</text:p>
          </table:table-cell>
          <table:table-cell table:style-name="ce45" table:formula="of:=[.M439]-[.M438]" office:value-type="float" office:value="0.00000459891899058651" calcext:value-type="float">
            <text:p>0.000</text:p>
          </table:table-cell>
          <table:table-cell table:style-name="ce45" table:formula="of:=AVERAGE([.O434:.O439])" office:value-type="float" office:value="0.647892653313313" calcext:value-type="float">
            <text:p>0.648</text:p>
          </table:table-cell>
          <table:table-cell table:style-name="ce9"/>
          <table:table-cell table:style-name="ce14" table:formula="of:=LOG([.X439])" office:value-type="float" office:value="3.06032002868828" calcext:value-type="float">
            <text:p>3.0603200287</text:p>
          </table:table-cell>
          <table:table-cell table:style-name="ce44" table:formula="of:=[.X438]+1" office:value-type="float" office:value="1149" calcext:value-type="float">
            <text:p>114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40]/[.D439]" office:value-type="percentage" office:value="0.000393388491678669" calcext:value-type="percentage">
            <text:p>0.0393%</text:p>
          </table:table-cell>
          <table:table-cell table:style-name="ce6" table:formula="of:=([.D440]-[.D439])" office:value-type="float" office:value="0.0000249900000000025" calcext:value-type="float">
            <text:p>0.00002499</text:p>
          </table:table-cell>
          <table:table-cell table:style-name="ce8" office:value-type="float" office:value="0.06354998" calcext:value-type="float">
            <text:p>0.06354998</text:p>
          </table:table-cell>
          <table:table-cell table:style-name="ce10" table:formula="of:=[.B440]-[.$S$2]" office:value-type="float" office:value="0.00039070331520808" calcext:value-type="float">
            <text:p>0.00039070</text:p>
          </table:table-cell>
          <table:table-cell table:style-name="ce9" table:formula="of:=SUM([.$E$3:.E440])" office:value-type="float" office:value="0.00632615831721267" calcext:value-type="float">
            <text:p>0.0063261583</text:p>
          </table:table-cell>
          <table:table-cell table:style-name="ce12" table:formula="of:=MAX([.$E$3:.E440]) - MIN([.$E$3:.E440])" office:value-type="float" office:value="0.0096026404317219" calcext:value-type="float">
            <text:p>0.009602640</text:p>
          </table:table-cell>
          <table:table-cell table:style-name="ce9" table:formula="of:=STDEV([.$E$3:.E440])" office:value-type="float" office:value="0.00133774411334457" calcext:value-type="float">
            <text:p>0.0013377441</text:p>
          </table:table-cell>
          <table:table-cell table:style-name="ce9" table:formula="of:=[.G440]/[.H440]" office:value-type="float" office:value="7.17823411512818" calcext:value-type="float">
            <text:p>7.1782341151</text:p>
          </table:table-cell>
          <table:table-cell table:style-name="ce9" table:formula="of:=SLOPE([.I425:.I440];[.W425:.W440])" office:value-type="float" office:value="-5.77947286969156" calcext:value-type="float">
            <text:p>-5.7794728697</text:p>
          </table:table-cell>
          <table:table-cell table:style-name="ce17" table:formula="of:=AVERAGE([.D433:.D440])" office:value-type="float" office:value="0.0635352525" calcext:value-type="float">
            <text:p>0.063535253</text:p>
          </table:table-cell>
          <table:table-cell table:style-name="ce19" table:formula="of:=([.D440] - [.K440])/[.K440]" office:value-type="percentage" office:value="0.000231800448105652" calcext:value-type="percentage">
            <text:p>0.023%</text:p>
          </table:table-cell>
          <table:table-cell table:style-name="ce22" table:formula="of:=[.D440]-[.L440]" office:value-type="float" office:value="0.0633181795518944" calcext:value-type="float">
            <text:p>0.06331818</text:p>
          </table:table-cell>
          <table:table-cell table:style-name="ce27" table:formula="of:=ABS([.L439]-[.L440])" office:value-type="float" office:value="0.000658851437584604" calcext:value-type="float">
            <text:p>0.0006589</text:p>
          </table:table-cell>
          <table:table-cell table:style-name="ce34" table:formula="of:=IF(([.J440] &gt; [.$P$53]);(([.$M$53]+[.J440])/[.$O$53]);(([.$L$53]-[.J440])/[.$O$53]))" office:value-type="float" office:value="0.672659526545509" calcext:value-type="float">
            <text:p>0.67</text:p>
          </table:table-cell>
          <table:table-cell table:style-name="ce42" table:formula="of:=[.O440]-[.O439]" office:value-type="float" office:value="-0.0000892373753154097" calcext:value-type="float">
            <text:p>-0.0001</text:p>
          </table:table-cell>
          <table:table-cell table:style-name="ce45" table:number-columns-repeated="2"/>
          <table:table-cell table:style-name="ce48" table:formula="of:=[.O440] - AVERAGE([.O435:.O440])" office:value-type="float" office:value="0.0146221592228374" calcext:value-type="float">
            <text:p>0.0146221592</text:p>
          </table:table-cell>
          <table:table-cell table:style-name="ce45" table:formula="of:=[.M440]-[.M439]" office:value-type="float" office:value="-0.000633861437584607" calcext:value-type="float">
            <text:p>-0.001</text:p>
          </table:table-cell>
          <table:table-cell table:style-name="ce45" table:formula="of:=AVERAGE([.O435:.O440])" office:value-type="float" office:value="0.658037367322672" calcext:value-type="float">
            <text:p>0.658</text:p>
          </table:table-cell>
          <table:table-cell table:style-name="ce9"/>
          <table:table-cell table:style-name="ce14" table:formula="of:=LOG([.X440])" office:value-type="float" office:value="3.06069784035361" calcext:value-type="float">
            <text:p>3.0606978404</text:p>
          </table:table-cell>
          <table:table-cell table:style-name="ce44" table:formula="of:=[.X439]+1" office:value-type="float" office:value="1150" calcext:value-type="float">
            <text:p>115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41]/[.D440]" office:value-type="percentage" office:value="-0.000393233798027985" calcext:value-type="percentage">
            <text:p>-0.0393%</text:p>
          </table:table-cell>
          <table:table-cell table:style-name="ce6" table:formula="of:=([.D441]-[.D440])" office:value-type="float" office:value="-0.0000249900000000025" calcext:value-type="float">
            <text:p>-0.00002499</text:p>
          </table:table-cell>
          <table:table-cell table:style-name="ce8" office:value-type="float" office:value="0.06352499" calcext:value-type="float">
            <text:p>0.06352499</text:p>
          </table:table-cell>
          <table:table-cell table:style-name="ce10" table:formula="of:=[.B441]-[.$S$2]" office:value-type="float" office:value="-0.000395918974498574" calcext:value-type="float">
            <text:p>-0.00039592</text:p>
          </table:table-cell>
          <table:table-cell table:style-name="ce9" table:formula="of:=SUM([.$E$3:.E441])" office:value-type="float" office:value="0.0059302393427141" calcext:value-type="float">
            <text:p>0.0059302393</text:p>
          </table:table-cell>
          <table:table-cell table:style-name="ce12" table:formula="of:=MAX([.$E$3:.E441]) - MIN([.$E$3:.E441])" office:value-type="float" office:value="0.0096026404317219" calcext:value-type="float">
            <text:p>0.009602640</text:p>
          </table:table-cell>
          <table:table-cell table:style-name="ce9" table:formula="of:=STDEV([.$E$3:.E441])" office:value-type="float" office:value="0.00133635966476263" calcext:value-type="float">
            <text:p>0.0013363597</text:p>
          </table:table-cell>
          <table:table-cell table:style-name="ce9" table:formula="of:=[.G441]/[.H441]" office:value-type="float" office:value="7.18567065807659" calcext:value-type="float">
            <text:p>7.1856706581</text:p>
          </table:table-cell>
          <table:table-cell table:style-name="ce9" table:formula="of:=SLOPE([.I426:.I441];[.W426:.W441])" office:value-type="float" office:value="-4.96849474910922" calcext:value-type="float">
            <text:p>-4.9684947491</text:p>
          </table:table-cell>
          <table:table-cell table:style-name="ce17" table:formula="of:=AVERAGE([.D434:.D441])" office:value-type="float" office:value="0.06351306375" calcext:value-type="float">
            <text:p>0.063513064</text:p>
          </table:table-cell>
          <table:table-cell table:style-name="ce19" table:formula="of:=([.D441] - [.K441])/[.K441]" office:value-type="percentage" office:value="0.00018777632971614" calcext:value-type="percentage">
            <text:p>0.019%</text:p>
          </table:table-cell>
          <table:table-cell table:style-name="ce22" table:formula="of:=[.D441]-[.L441]" office:value-type="float" office:value="0.0633372136702839" calcext:value-type="float">
            <text:p>0.06333721</text:p>
          </table:table-cell>
          <table:table-cell table:style-name="ce27" table:formula="of:=ABS([.L440]-[.L441])" office:value-type="float" office:value="0.000044024118389512" calcext:value-type="float">
            <text:p>0.0000440</text:p>
          </table:table-cell>
          <table:table-cell table:style-name="ce34" table:formula="of:=IF(([.J441] &gt; [.$P$53]);(([.$M$53]+[.J441])/[.$O$53]);(([.$L$53]-[.J441])/[.$O$53]))" office:value-type="float" office:value="0.668291953650314" calcext:value-type="float">
            <text:p>0.67</text:p>
          </table:table-cell>
          <table:table-cell table:style-name="ce42" table:formula="of:=[.O441]-[.O440]" office:value-type="float" office:value="-0.00436757289519529" calcext:value-type="float">
            <text:p>-0.0044</text:p>
          </table:table-cell>
          <table:table-cell table:style-name="ce45" table:number-columns-repeated="2"/>
          <table:table-cell table:style-name="ce48" table:formula="of:=[.O441] - AVERAGE([.O436:.O441])" office:value-type="float" office:value="0.0036034547541004" calcext:value-type="float">
            <text:p>0.0036034548</text:p>
          </table:table-cell>
          <table:table-cell table:style-name="ce45" table:formula="of:=[.M441]-[.M440]" office:value-type="float" office:value="0.0000190341183895076" calcext:value-type="float">
            <text:p>0.000</text:p>
          </table:table-cell>
          <table:table-cell table:style-name="ce45" table:formula="of:=AVERAGE([.O436:.O441])" office:value-type="float" office:value="0.664688498896213" calcext:value-type="float">
            <text:p>0.665</text:p>
          </table:table-cell>
          <table:table-cell table:style-name="ce9"/>
          <table:table-cell table:style-name="ce14" table:formula="of:=LOG([.X441])" office:value-type="float" office:value="3.06107532362979" calcext:value-type="float">
            <text:p>3.0610753236</text:p>
          </table:table-cell>
          <table:table-cell table:style-name="ce44" table:formula="of:=[.X440]+1" office:value-type="float" office:value="1151" calcext:value-type="float">
            <text:p>115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42]/[.D441]" office:value-type="percentage" office:value="0.00117481325065918" calcext:value-type="percentage">
            <text:p>0.1175%</text:p>
          </table:table-cell>
          <table:table-cell table:style-name="ce6" table:formula="of:=([.D442]-[.D441])" office:value-type="float" office:value="0.0000746299999999922" calcext:value-type="float">
            <text:p>0.00007463</text:p>
          </table:table-cell>
          <table:table-cell table:style-name="ce8" office:value-type="float" office:value="0.06359962" calcext:value-type="float">
            <text:p>0.06359962</text:p>
          </table:table-cell>
          <table:table-cell table:style-name="ce10" table:formula="of:=[.B442]-[.$S$2]" office:value-type="float" office:value="0.0011721280741886" calcext:value-type="float">
            <text:p>0.00117213</text:p>
          </table:table-cell>
          <table:table-cell table:style-name="ce9" table:formula="of:=SUM([.$E$3:.E442])" office:value-type="float" office:value="0.0071023674169027" calcext:value-type="float">
            <text:p>0.0071023674</text:p>
          </table:table-cell>
          <table:table-cell table:style-name="ce12" table:formula="of:=MAX([.$E$3:.E442]) - MIN([.$E$3:.E442])" office:value-type="float" office:value="0.0096026404317219" calcext:value-type="float">
            <text:p>0.009602640</text:p>
          </table:table-cell>
          <table:table-cell table:style-name="ce9" table:formula="of:=STDEV([.$E$3:.E442])" office:value-type="float" office:value="0.00133597906020686" calcext:value-type="float">
            <text:p>0.0013359791</text:p>
          </table:table-cell>
          <table:table-cell table:style-name="ce9" table:formula="of:=[.G442]/[.H442]" office:value-type="float" office:value="7.18771777024339" calcext:value-type="float">
            <text:p>7.1877177702</text:p>
          </table:table-cell>
          <table:table-cell table:style-name="ce9" table:formula="of:=SLOPE([.I427:.I442];[.W427:.W442])" office:value-type="float" office:value="-3.67750364484352" calcext:value-type="float">
            <text:p>-3.6775036448</text:p>
          </table:table-cell>
          <table:table-cell table:style-name="ce17" table:formula="of:=AVERAGE([.D435:.D442])" office:value-type="float" office:value="0.06353276625" calcext:value-type="float">
            <text:p>0.063532766</text:p>
          </table:table-cell>
          <table:table-cell table:style-name="ce19" table:formula="of:=([.D442] - [.K442])/[.K442]" office:value-type="percentage" office:value="0.00105227198414327" calcext:value-type="percentage">
            <text:p>0.105%</text:p>
          </table:table-cell>
          <table:table-cell table:style-name="ce22" table:formula="of:=[.D442]-[.L442]" office:value-type="float" office:value="0.0625473480158567" calcext:value-type="float">
            <text:p>0.06254735</text:p>
          </table:table-cell>
          <table:table-cell table:style-name="ce27" table:formula="of:=ABS([.L441]-[.L442])" office:value-type="float" office:value="0.000864495654427133" calcext:value-type="float">
            <text:p>0.0008645</text:p>
          </table:table-cell>
          <table:table-cell table:style-name="ce34" table:formula="of:=IF(([.J442] &gt; [.$P$53]);(([.$M$53]+[.J442])/[.$O$53]);(([.$L$53]-[.J442])/[.$O$53]))" office:value-type="float" office:value="0.661339241102557" calcext:value-type="float">
            <text:p>0.66</text:p>
          </table:table-cell>
          <table:table-cell table:style-name="ce42" table:formula="of:=[.O442]-[.O441]" office:value-type="float" office:value="-0.00695271254775676" calcext:value-type="float">
            <text:p>-0.0070</text:p>
          </table:table-cell>
          <table:table-cell table:style-name="ce45" table:number-columns-repeated="2"/>
          <table:table-cell table:style-name="ce48" table:formula="of:=[.O442] - AVERAGE([.O437:.O442])" office:value-type="float" office:value="-0.0059203457960656" calcext:value-type="float">
            <text:p>-0.0059203458</text:p>
          </table:table-cell>
          <table:table-cell table:style-name="ce45" table:formula="of:=[.M442]-[.M441]" office:value-type="float" office:value="-0.000789865654427138" calcext:value-type="float">
            <text:p>-0.001</text:p>
          </table:table-cell>
          <table:table-cell table:style-name="ce45" table:formula="of:=AVERAGE([.O437:.O442])" office:value-type="float" office:value="0.667259586898623" calcext:value-type="float">
            <text:p>0.667</text:p>
          </table:table-cell>
          <table:table-cell table:style-name="ce9"/>
          <table:table-cell table:style-name="ce14" table:formula="of:=LOG([.X442])" office:value-type="float" office:value="3.06145247908719" calcext:value-type="float">
            <text:p>3.0614524791</text:p>
          </table:table-cell>
          <table:table-cell table:style-name="ce44" table:formula="of:=[.X441]+1" office:value-type="float" office:value="1152" calcext:value-type="float">
            <text:p>115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43]/[.D442]" office:value-type="percentage" office:value="0.00483053200632348" calcext:value-type="percentage">
            <text:p>0.4831%</text:p>
          </table:table-cell>
          <table:table-cell table:style-name="ce6" table:formula="of:=([.D443]-[.D442])" office:value-type="float" office:value="0.000307220000000011" calcext:value-type="float">
            <text:p>0.00030722</text:p>
          </table:table-cell>
          <table:table-cell table:style-name="ce8" office:value-type="float" office:value="0.06390684" calcext:value-type="float">
            <text:p>0.06390684</text:p>
          </table:table-cell>
          <table:table-cell table:style-name="ce10" table:formula="of:=[.B443]-[.$S$2]" office:value-type="float" office:value="0.00482784682985289" calcext:value-type="float">
            <text:p>0.00482785</text:p>
          </table:table-cell>
          <table:table-cell table:style-name="ce9" table:formula="of:=SUM([.$E$3:.E443])" office:value-type="float" office:value="0.0119302142467556" calcext:value-type="float">
            <text:p>0.0119302142</text:p>
          </table:table-cell>
          <table:table-cell table:style-name="ce12" table:formula="of:=MAX([.$E$3:.E443]) - MIN([.$E$3:.E443])" office:value-type="float" office:value="0.00991855310791096" calcext:value-type="float">
            <text:p>0.009918553</text:p>
          </table:table-cell>
          <table:table-cell table:style-name="ce9" table:formula="of:=STDEV([.$E$3:.E443])" office:value-type="float" office:value="0.00135398803830688" calcext:value-type="float">
            <text:p>0.001353988</text:p>
          </table:table-cell>
          <table:table-cell table:style-name="ce9" table:formula="of:=[.G443]/[.H443]" office:value-type="float" office:value="7.3254362869511" calcext:value-type="float">
            <text:p>7.325436287</text:p>
          </table:table-cell>
          <table:table-cell table:style-name="ce9" table:formula="of:=SLOPE([.I428:.I443];[.W428:.W443])" office:value-type="float" office:value="6.14635827053574" calcext:value-type="float">
            <text:p>6.1463582705</text:p>
          </table:table-cell>
          <table:table-cell table:style-name="ce17" table:formula="of:=AVERAGE([.D436:.D443])" office:value-type="float" office:value="0.06359087125" calcext:value-type="float">
            <text:p>0.063590871</text:p>
          </table:table-cell>
          <table:table-cell table:style-name="ce19" table:formula="of:=([.D443] - [.K443])/[.K443]" office:value-type="percentage" office:value="0.00496877529414265" calcext:value-type="percentage">
            <text:p>0.497%</text:p>
          </table:table-cell>
          <table:table-cell table:style-name="ce22" table:formula="of:=[.D443]-[.L443]" office:value-type="float" office:value="0.0589380647058573" calcext:value-type="float">
            <text:p>0.05893806</text:p>
          </table:table-cell>
          <table:table-cell table:style-name="ce27" table:formula="of:=ABS([.L442]-[.L443])" office:value-type="float" office:value="0.00391650330999938" calcext:value-type="float">
            <text:p>0.0039165</text:p>
          </table:table-cell>
          <table:table-cell table:style-name="ce34" table:formula="of:=IF(([.J443] &gt; [.$P$53]);(([.$M$53]+[.J443])/[.$O$53]);(([.$L$53]-[.J443])/[.$O$53]))" office:value-type="float" office:value="0.608432224330093" calcext:value-type="float">
            <text:p>0.61</text:p>
          </table:table-cell>
          <table:table-cell table:style-name="ce42" table:formula="of:=[.O443]-[.O442]" office:value-type="float" office:value="-0.0529070167724642" calcext:value-type="float">
            <text:p>-0.0529</text:p>
          </table:table-cell>
          <table:table-cell table:style-name="ce45" table:number-columns-repeated="2"/>
          <table:table-cell table:style-name="ce48" table:formula="of:=[.O443] - AVERAGE([.O438:.O443])" office:value-type="float" office:value="-0.0502414631789242" calcext:value-type="float">
            <text:p>-0.0502414632</text:p>
          </table:table-cell>
          <table:table-cell table:style-name="ce45" table:formula="of:=[.M443]-[.M442]" office:value-type="float" office:value="-0.00360928330999937" calcext:value-type="float">
            <text:p>-0.004</text:p>
          </table:table-cell>
          <table:table-cell table:style-name="ce45" table:formula="of:=AVERAGE([.O438:.O443])" office:value-type="float" office:value="0.658673687509017" calcext:value-type="float">
            <text:p>0.659</text:p>
          </table:table-cell>
          <table:table-cell table:style-name="ce9"/>
          <table:table-cell table:style-name="ce14" table:formula="of:=LOG([.X443])" office:value-type="float" office:value="3.0618293072947" calcext:value-type="float">
            <text:p>3.0618293073</text:p>
          </table:table-cell>
          <table:table-cell table:style-name="ce44" table:formula="of:=[.X442]+1" office:value-type="float" office:value="1153" calcext:value-type="float">
            <text:p>115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44]/[.D443]" office:value-type="percentage" office:value="-0.000576464115578398" calcext:value-type="percentage">
            <text:p>-0.0576%</text:p>
          </table:table-cell>
          <table:table-cell table:style-name="ce6" table:formula="of:=([.D444]-[.D443])" office:value-type="float" office:value="-0.0000368400000000102" calcext:value-type="float">
            <text:p>-0.00003684</text:p>
          </table:table-cell>
          <table:table-cell table:style-name="ce8" office:value-type="float" office:value="0.06387" calcext:value-type="float">
            <text:p>0.06387</text:p>
          </table:table-cell>
          <table:table-cell table:style-name="ce10" table:formula="of:=[.B444]-[.$S$2]" office:value-type="float" office:value="-0.000579149292048986" calcext:value-type="float">
            <text:p>-0.00057915</text:p>
          </table:table-cell>
          <table:table-cell table:style-name="ce9" table:formula="of:=SUM([.$E$3:.E444])" office:value-type="float" office:value="0.0113510649547066" calcext:value-type="float">
            <text:p>0.011351065</text:p>
          </table:table-cell>
          <table:table-cell table:style-name="ce12" table:formula="of:=MAX([.$E$3:.E444]) - MIN([.$E$3:.E444])" office:value-type="float" office:value="0.00991855310791096" calcext:value-type="float">
            <text:p>0.009918553</text:p>
          </table:table-cell>
          <table:table-cell table:style-name="ce9" table:formula="of:=STDEV([.$E$3:.E444])" office:value-type="float" office:value="0.00135275936761734" calcext:value-type="float">
            <text:p>0.0013527594</text:p>
          </table:table-cell>
          <table:table-cell table:style-name="ce9" table:formula="of:=[.G444]/[.H444]" office:value-type="float" office:value="7.33208976063557" calcext:value-type="float">
            <text:p>7.3320897606</text:p>
          </table:table-cell>
          <table:table-cell table:style-name="ce9" table:formula="of:=SLOPE([.I429:.I444];[.W429:.W444])" office:value-type="float" office:value="14.5947347902601" calcext:value-type="float">
            <text:p>14.5947347903</text:p>
          </table:table-cell>
          <table:table-cell table:style-name="ce17" table:formula="of:=AVERAGE([.D437:.D444])" office:value-type="float" office:value="0.06363608625" calcext:value-type="float">
            <text:p>0.063636086</text:p>
          </table:table-cell>
          <table:table-cell table:style-name="ce19" table:formula="of:=([.D444] - [.K444])/[.K444]" office:value-type="percentage" office:value="0.00367580352256492" calcext:value-type="percentage">
            <text:p>0.368%</text:p>
          </table:table-cell>
          <table:table-cell table:style-name="ce22" table:formula="of:=[.D444]-[.L444]" office:value-type="float" office:value="0.0601941964774351" calcext:value-type="float">
            <text:p>0.06019420</text:p>
          </table:table-cell>
          <table:table-cell table:style-name="ce27" table:formula="of:=ABS([.L443]-[.L444])" office:value-type="float" office:value="0.00129297177157774" calcext:value-type="float">
            <text:p>0.0012930</text:p>
          </table:table-cell>
          <table:table-cell table:style-name="ce34" table:formula="of:=IF(([.J444] &gt; [.$P$53]);(([.$M$53]+[.J444])/[.$O$53]);(([.$L$53]-[.J444])/[.$O$53]))" office:value-type="float" office:value="0.562932969344698" calcext:value-type="float">
            <text:p>0.56</text:p>
          </table:table-cell>
          <table:table-cell table:style-name="ce42" table:formula="of:=[.O444]-[.O443]" office:value-type="float" office:value="-0.0454992549853948" calcext:value-type="float">
            <text:p>-0.0455</text:p>
          </table:table-cell>
          <table:table-cell table:style-name="ce45" table:number-columns-repeated="2"/>
          <table:table-cell table:style-name="ce48" table:formula="of:=[.O444] - AVERAGE([.O439:.O444])" office:value-type="float" office:value="-0.0781344771376345" calcext:value-type="float">
            <text:p>-0.0781344771</text:p>
          </table:table-cell>
          <table:table-cell table:style-name="ce45" table:formula="of:=[.M444]-[.M443]" office:value-type="float" office:value="0.00125613177157773" calcext:value-type="float">
            <text:p>0.001</text:p>
          </table:table-cell>
          <table:table-cell table:style-name="ce45" table:formula="of:=AVERAGE([.O439:.O444])" office:value-type="float" office:value="0.641067446482333" calcext:value-type="float">
            <text:p>0.641</text:p>
          </table:table-cell>
          <table:table-cell table:style-name="ce9"/>
          <table:table-cell table:style-name="ce14" table:formula="of:=LOG([.X444])" office:value-type="float" office:value="3.06220580881971" calcext:value-type="float">
            <text:p>3.0622058088</text:p>
          </table:table-cell>
          <table:table-cell table:style-name="ce44" table:formula="of:=[.X443]+1" office:value-type="float" office:value="1154" calcext:value-type="float">
            <text:p>115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45]/[.D444]" office:value-type="percentage" office:value="-0.000242837012681953" calcext:value-type="percentage">
            <text:p>-0.0243%</text:p>
          </table:table-cell>
          <table:table-cell table:style-name="ce6" table:formula="of:=([.D445]-[.D444])" office:value-type="float" office:value="-0.0000155099999999964" calcext:value-type="float">
            <text:p>-0.00001551</text:p>
          </table:table-cell>
          <table:table-cell table:style-name="ce8" office:value-type="float" office:value="0.06385449" calcext:value-type="float">
            <text:p>0.06385449</text:p>
          </table:table-cell>
          <table:table-cell table:style-name="ce10" table:formula="of:=[.B445]-[.$S$2]" office:value-type="float" office:value="-0.000245522189152542" calcext:value-type="float">
            <text:p>-0.00024552</text:p>
          </table:table-cell>
          <table:table-cell table:style-name="ce9" table:formula="of:=SUM([.$E$3:.E445])" office:value-type="float" office:value="0.0111055427655541" calcext:value-type="float">
            <text:p>0.0111055428</text:p>
          </table:table-cell>
          <table:table-cell table:style-name="ce12" table:formula="of:=MAX([.$E$3:.E445]) - MIN([.$E$3:.E445])" office:value-type="float" office:value="0.00991855310791096" calcext:value-type="float">
            <text:p>0.009918553</text:p>
          </table:table-cell>
          <table:table-cell table:style-name="ce9" table:formula="of:=STDEV([.$E$3:.E445])" office:value-type="float" office:value="0.00135128966558621" calcext:value-type="float">
            <text:p>0.0013512897</text:p>
          </table:table-cell>
          <table:table-cell table:style-name="ce9" table:formula="of:=[.G445]/[.H445]" office:value-type="float" office:value="7.34006435519369" calcext:value-type="float">
            <text:p>7.3400643552</text:p>
          </table:table-cell>
          <table:table-cell table:style-name="ce9" table:formula="of:=SLOPE([.I430:.I445];[.W430:.W445])" office:value-type="float" office:value="22.7178021032476" calcext:value-type="float">
            <text:p>22.7178021032</text:p>
          </table:table-cell>
          <table:table-cell table:style-name="ce17" table:formula="of:=AVERAGE([.D438:.D445])" office:value-type="float" office:value="0.06367261125" calcext:value-type="float">
            <text:p>0.063672611</text:p>
          </table:table-cell>
          <table:table-cell table:style-name="ce19" table:formula="of:=([.D445] - [.K445])/[.K445]" office:value-type="percentage" office:value="0.00285646758361906" calcext:value-type="percentage">
            <text:p>0.286%</text:p>
          </table:table-cell>
          <table:table-cell table:style-name="ce22" table:formula="of:=[.D445]-[.L445]" office:value-type="float" office:value="0.0609980224163809" calcext:value-type="float">
            <text:p>0.06099802</text:p>
          </table:table-cell>
          <table:table-cell table:style-name="ce27" table:formula="of:=ABS([.L444]-[.L445])" office:value-type="float" office:value="0.000819335938945862" calcext:value-type="float">
            <text:p>0.0008193</text:p>
          </table:table-cell>
          <table:table-cell table:style-name="ce34" table:formula="of:=IF(([.J445] &gt; [.$P$53]);(([.$M$53]+[.J445])/[.$O$53]);(([.$L$53]-[.J445])/[.$O$53]))" office:value-type="float" office:value="0.519185687239757" calcext:value-type="float">
            <text:p>0.52</text:p>
          </table:table-cell>
          <table:table-cell table:style-name="ce42" table:formula="of:=[.O445]-[.O444]" office:value-type="float" office:value="-0.0437472821049413" calcext:value-type="float">
            <text:p>-0.0437</text:p>
          </table:table-cell>
          <table:table-cell table:style-name="ce45" table:number-columns-repeated="2"/>
          <table:table-cell table:style-name="ce48" table:formula="of:=[.O445] - AVERAGE([.O440:.O445])" office:value-type="float" office:value="-0.0962879131290645" calcext:value-type="float">
            <text:p>-0.0962879131</text:p>
          </table:table-cell>
          <table:table-cell table:style-name="ce45" table:formula="of:=[.M445]-[.M444]" office:value-type="float" office:value="0.000803825938945866" calcext:value-type="float">
            <text:p>0.001</text:p>
          </table:table-cell>
          <table:table-cell table:style-name="ce45" table:formula="of:=AVERAGE([.O440:.O445])" office:value-type="float" office:value="0.615473600368821" calcext:value-type="float">
            <text:p>0.615</text:p>
          </table:table-cell>
          <table:table-cell table:style-name="ce9"/>
          <table:table-cell table:style-name="ce14" table:formula="of:=LOG([.X445])" office:value-type="float" office:value="3.06258198422816" calcext:value-type="float">
            <text:p>3.0625819842</text:p>
          </table:table-cell>
          <table:table-cell table:style-name="ce44" table:formula="of:=[.X444]+1" office:value-type="float" office:value="1155" calcext:value-type="float">
            <text:p>115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46]/[.D445]" office:value-type="percentage" office:value="0.000971114169105434" calcext:value-type="percentage">
            <text:p>0.0971%</text:p>
          </table:table-cell>
          <table:table-cell table:style-name="ce6" table:formula="of:=([.D446]-[.D445])" office:value-type="float" office:value="0.0000620100000000012" calcext:value-type="float">
            <text:p>0.00006201</text:p>
          </table:table-cell>
          <table:table-cell table:style-name="ce8" office:value-type="float" office:value="0.0639165" calcext:value-type="float">
            <text:p>0.0639165</text:p>
          </table:table-cell>
          <table:table-cell table:style-name="ce10" table:formula="of:=[.B446]-[.$S$2]" office:value-type="float" office:value="0.000968428992634846" calcext:value-type="float">
            <text:p>0.00096843</text:p>
          </table:table-cell>
          <table:table-cell table:style-name="ce9" table:formula="of:=SUM([.$E$3:.E446])" office:value-type="float" office:value="0.0120739717581889" calcext:value-type="float">
            <text:p>0.0120739718</text:p>
          </table:table-cell>
          <table:table-cell table:style-name="ce12" table:formula="of:=MAX([.$E$3:.E446]) - MIN([.$E$3:.E446])" office:value-type="float" office:value="0.00991855310791096" calcext:value-type="float">
            <text:p>0.009918553</text:p>
          </table:table-cell>
          <table:table-cell table:style-name="ce9" table:formula="of:=STDEV([.$E$3:.E446])" office:value-type="float" office:value="0.00135050592133515" calcext:value-type="float">
            <text:p>0.0013505059</text:p>
          </table:table-cell>
          <table:table-cell table:style-name="ce9" table:formula="of:=[.G446]/[.H446]" office:value-type="float" office:value="7.34432404273" calcext:value-type="float">
            <text:p>7.3443240427</text:p>
          </table:table-cell>
          <table:table-cell table:style-name="ce9" table:formula="of:=SLOPE([.I431:.I446];[.W431:.W446])" office:value-type="float" office:value="29.7864746952346" calcext:value-type="float">
            <text:p>29.7864746952</text:p>
          </table:table-cell>
          <table:table-cell table:style-name="ce17" table:formula="of:=AVERAGE([.D439:.D446])" office:value-type="float" office:value="0.06371842625" calcext:value-type="float">
            <text:p>0.063718426</text:p>
          </table:table-cell>
          <table:table-cell table:style-name="ce19" table:formula="of:=([.D446] - [.K446])/[.K446]" office:value-type="percentage" office:value="0.00310857881553554" calcext:value-type="percentage">
            <text:p>0.311%</text:p>
          </table:table-cell>
          <table:table-cell table:style-name="ce22" table:formula="of:=[.D446]-[.L446]" office:value-type="float" office:value="0.0608079211844645" calcext:value-type="float">
            <text:p>0.06080792</text:p>
          </table:table-cell>
          <table:table-cell table:style-name="ce27" table:formula="of:=ABS([.L445]-[.L446])" office:value-type="float" office:value="0.000252111231916482" calcext:value-type="float">
            <text:p>0.0002521</text:p>
          </table:table-cell>
          <table:table-cell table:style-name="ce34" table:formula="of:=IF(([.J446] &gt; [.$P$53]);(([.$M$53]+[.J446])/[.$O$53]);(([.$L$53]-[.J446])/[.$O$53]))" office:value-type="float" office:value="-0.198049278282847" calcext:value-type="float">
            <text:p>-0.20</text:p>
          </table:table-cell>
          <table:table-cell table:style-name="ce42" table:formula="of:=[.O446]-[.O445]" office:value-type="float" office:value="-0.717234965522604" calcext:value-type="float">
            <text:p>-0.7172</text:p>
          </table:table-cell>
          <table:table-cell table:style-name="ce45" table:number-columns-repeated="2"/>
          <table:table-cell table:style-name="ce48" table:formula="of:=[.O446] - AVERAGE([.O441:.O446])" office:value-type="float" office:value="-0.668404744513609" calcext:value-type="float">
            <text:p>-0.6684047445</text:p>
          </table:table-cell>
          <table:table-cell table:style-name="ce45" table:formula="of:=[.M446]-[.M445]" office:value-type="float" office:value="-0.000190101231916477" calcext:value-type="float">
            <text:p>0.000</text:p>
          </table:table-cell>
          <table:table-cell table:style-name="ce45" table:formula="of:=AVERAGE([.O441:.O446])" office:value-type="float" office:value="0.470355466230762" calcext:value-type="float">
            <text:p>0.470</text:p>
          </table:table-cell>
          <table:table-cell table:style-name="ce9"/>
          <table:table-cell table:style-name="ce14" table:formula="of:=LOG([.X446])" office:value-type="float" office:value="3.06295783408451" calcext:value-type="float">
            <text:p>3.0629578341</text:p>
          </table:table-cell>
          <table:table-cell table:style-name="ce44" table:formula="of:=[.X445]+1" office:value-type="float" office:value="1156" calcext:value-type="float">
            <text:p>115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47]/[.D446]" office:value-type="percentage" office:value="0.00042226967997316" calcext:value-type="percentage">
            <text:p>0.0422%</text:p>
          </table:table-cell>
          <table:table-cell table:style-name="ce6" table:formula="of:=([.D447]-[.D446])" office:value-type="float" office:value="0.0000269900000000045" calcext:value-type="float">
            <text:p>0.00002699</text:p>
          </table:table-cell>
          <table:table-cell table:style-name="ce8" office:value-type="float" office:value="0.06394349" calcext:value-type="float">
            <text:p>0.06394349</text:p>
          </table:table-cell>
          <table:table-cell table:style-name="ce10" table:formula="of:=[.B447]-[.$S$2]" office:value-type="float" office:value="0.000419584503502572" calcext:value-type="float">
            <text:p>0.00041958</text:p>
          </table:table-cell>
          <table:table-cell table:style-name="ce9" table:formula="of:=SUM([.$E$3:.E447])" office:value-type="float" office:value="0.0124935562616915" calcext:value-type="float">
            <text:p>0.0124935563</text:p>
          </table:table-cell>
          <table:table-cell table:style-name="ce12" table:formula="of:=MAX([.$E$3:.E447]) - MIN([.$E$3:.E447])" office:value-type="float" office:value="0.00991855310791096" calcext:value-type="float">
            <text:p>0.009918553</text:p>
          </table:table-cell>
          <table:table-cell table:style-name="ce9" table:formula="of:=STDEV([.$E$3:.E447])" office:value-type="float" office:value="0.00134911246308424" calcext:value-type="float">
            <text:p>0.0013491125</text:p>
          </table:table-cell>
          <table:table-cell table:style-name="ce9" table:formula="of:=[.G447]/[.H447]" office:value-type="float" office:value="7.35190977721451" calcext:value-type="float">
            <text:p>7.3519097772</text:p>
          </table:table-cell>
          <table:table-cell table:style-name="ce9" table:formula="of:=SLOPE([.I432:.I447];[.W432:.W447])" office:value-type="float" office:value="36.5052175608257" calcext:value-type="float">
            <text:p>36.5052175608</text:p>
          </table:table-cell>
          <table:table-cell table:style-name="ce17" table:formula="of:=AVERAGE([.D440:.D447])" office:value-type="float" office:value="0.06377073875" calcext:value-type="float">
            <text:p>0.063770739</text:p>
          </table:table-cell>
          <table:table-cell table:style-name="ce19" table:formula="of:=([.D447] - [.K447])/[.K447]" office:value-type="percentage" office:value="0.00270894227330878" calcext:value-type="percentage">
            <text:p>0.271%</text:p>
          </table:table-cell>
          <table:table-cell table:style-name="ce22" table:formula="of:=[.D447]-[.L447]" office:value-type="float" office:value="0.0612345477266912" calcext:value-type="float">
            <text:p>0.06123455</text:p>
          </table:table-cell>
          <table:table-cell table:style-name="ce27" table:formula="of:=ABS([.L446]-[.L447])" office:value-type="float" office:value="0.000399636542226754" calcext:value-type="float">
            <text:p>0.0003996</text:p>
          </table:table-cell>
          <table:table-cell table:style-name="ce34" table:formula="of:=IF(([.J447] &gt; [.$P$53]);(([.$M$53]+[.J447])/[.$O$53]);(([.$L$53]-[.J447])/[.$O$53]))" office:value-type="float" office:value="-0.161865072464235" calcext:value-type="float">
            <text:p>-0.16</text:p>
          </table:table-cell>
          <table:table-cell table:style-name="ce42" table:formula="of:=[.O447]-[.O446]" office:value-type="float" office:value="0.0361842058186116" calcext:value-type="float">
            <text:p>0.0362</text:p>
          </table:table-cell>
          <table:table-cell table:style-name="ce45" table:number-columns-repeated="2"/>
          <table:table-cell table:style-name="ce48" table:formula="of:=[.O447] - AVERAGE([.O442:.O447])" office:value-type="float" office:value="-0.493861034342572" calcext:value-type="float">
            <text:p>-0.4938610343</text:p>
          </table:table-cell>
          <table:table-cell table:style-name="ce45" table:formula="of:=[.M447]-[.M446]" office:value-type="float" office:value="0.000426626542226756" calcext:value-type="float">
            <text:p>0.000</text:p>
          </table:table-cell>
          <table:table-cell table:style-name="ce45" table:formula="of:=AVERAGE([.O442:.O447])" office:value-type="float" office:value="0.331995961878337" calcext:value-type="float">
            <text:p>0.332</text:p>
          </table:table-cell>
          <table:table-cell table:style-name="ce9"/>
          <table:table-cell table:style-name="ce14" table:formula="of:=LOG([.X447])" office:value-type="float" office:value="3.06333335895175" calcext:value-type="float">
            <text:p>3.063333359</text:p>
          </table:table-cell>
          <table:table-cell table:style-name="ce44" table:formula="of:=[.X446]+1" office:value-type="float" office:value="1157" calcext:value-type="float">
            <text:p>115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48]/[.D447]" office:value-type="percentage" office:value="-0.000570972901228936" calcext:value-type="percentage">
            <text:p>-0.0571%</text:p>
          </table:table-cell>
          <table:table-cell table:style-name="ce6" table:formula="of:=([.D448]-[.D447])" office:value-type="float" office:value="-0.0000365100000000035" calcext:value-type="float">
            <text:p>-0.00003651</text:p>
          </table:table-cell>
          <table:table-cell table:style-name="ce8" office:value-type="float" office:value="0.06390698" calcext:value-type="float">
            <text:p>0.06390698</text:p>
          </table:table-cell>
          <table:table-cell table:style-name="ce10" table:formula="of:=[.B448]-[.$S$2]" office:value-type="float" office:value="-0.000573658077699525" calcext:value-type="float">
            <text:p>-0.00057366</text:p>
          </table:table-cell>
          <table:table-cell table:style-name="ce9" table:formula="of:=SUM([.$E$3:.E448])" office:value-type="float" office:value="0.011919898183992" calcext:value-type="float">
            <text:p>0.0119198982</text:p>
          </table:table-cell>
          <table:table-cell table:style-name="ce12" table:formula="of:=MAX([.$E$3:.E448]) - MIN([.$E$3:.E448])" office:value-type="float" office:value="0.00991855310791096" calcext:value-type="float">
            <text:p>0.009918553</text:p>
          </table:table-cell>
          <table:table-cell table:style-name="ce9" table:formula="of:=STDEV([.$E$3:.E448])" office:value-type="float" office:value="0.00134789694020993" calcext:value-type="float">
            <text:p>0.0013478969</text:p>
          </table:table-cell>
          <table:table-cell table:style-name="ce9" table:formula="of:=[.G448]/[.H448]" office:value-type="float" office:value="7.35853967170974" calcext:value-type="float">
            <text:p>7.3585396717</text:p>
          </table:table-cell>
          <table:table-cell table:style-name="ce9" table:formula="of:=SLOPE([.I433:.I448];[.W433:.W448])" office:value-type="float" office:value="42.8921365608052" calcext:value-type="float">
            <text:p>42.8921365608</text:p>
          </table:table-cell>
          <table:table-cell table:style-name="ce17" table:formula="of:=AVERAGE([.D441:.D448])" office:value-type="float" office:value="0.06381536375" calcext:value-type="float">
            <text:p>0.063815364</text:p>
          </table:table-cell>
          <table:table-cell table:style-name="ce19" table:formula="of:=([.D448] - [.K448])/[.K448]" office:value-type="percentage" office:value="0.00143564565985898" calcext:value-type="percentage">
            <text:p>0.144%</text:p>
          </table:table-cell>
          <table:table-cell table:style-name="ce22" table:formula="of:=[.D448]-[.L448]" office:value-type="float" office:value="0.062471334340141" calcext:value-type="float">
            <text:p>0.06247133</text:p>
          </table:table-cell>
          <table:table-cell table:style-name="ce27" table:formula="of:=ABS([.L447]-[.L448])" office:value-type="float" office:value="0.00127329661344981" calcext:value-type="float">
            <text:p>0.0012733</text:p>
          </table:table-cell>
          <table:table-cell table:style-name="ce34" table:formula="of:=IF(([.J448] &gt; [.$P$53]);(([.$M$53]+[.J448])/[.$O$53]);(([.$L$53]-[.J448])/[.$O$53]))" office:value-type="float" office:value="-0.127467924624923" calcext:value-type="float">
            <text:p>-0.13</text:p>
          </table:table-cell>
          <table:table-cell table:style-name="ce42" table:formula="of:=[.O448]-[.O447]" office:value-type="float" office:value="0.0343971478393121" calcext:value-type="float">
            <text:p>0.0344</text:p>
          </table:table-cell>
          <table:table-cell table:style-name="ce45" table:number-columns-repeated="2"/>
          <table:table-cell table:style-name="ce48" table:formula="of:=[.O448] - AVERAGE([.O443:.O448])" office:value-type="float" office:value="-0.32799602554868" calcext:value-type="float">
            <text:p>-0.3279960255</text:p>
          </table:table-cell>
          <table:table-cell table:style-name="ce45" table:formula="of:=[.M448]-[.M447]" office:value-type="float" office:value="0.0012367866134498" calcext:value-type="float">
            <text:p>0.001</text:p>
          </table:table-cell>
          <table:table-cell table:style-name="ce45" table:formula="of:=AVERAGE([.O443:.O448])" office:value-type="float" office:value="0.200528100923757" calcext:value-type="float">
            <text:p>0.201</text:p>
          </table:table-cell>
          <table:table-cell table:style-name="ce9"/>
          <table:table-cell table:style-name="ce14" table:formula="of:=LOG([.X448])" office:value-type="float" office:value="3.06370855939142" calcext:value-type="float">
            <text:p>3.0637085594</text:p>
          </table:table-cell>
          <table:table-cell table:style-name="ce44" table:formula="of:=[.X447]+1" office:value-type="float" office:value="1158" calcext:value-type="float">
            <text:p>115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49]/[.D448]" office:value-type="percentage" office:value="-0.000399017446920473" calcext:value-type="percentage">
            <text:p>-0.0399%</text:p>
          </table:table-cell>
          <table:table-cell table:style-name="ce6" table:formula="of:=([.D449]-[.D448])" office:value-type="float" office:value="-0.0000254999999999977" calcext:value-type="float">
            <text:p>-0.00002550</text:p>
          </table:table-cell>
          <table:table-cell table:style-name="ce8" office:value-type="float" office:value="0.06388148" calcext:value-type="float">
            <text:p>0.06388148</text:p>
          </table:table-cell>
          <table:table-cell table:style-name="ce10" table:formula="of:=[.B449]-[.$S$2]" office:value-type="float" office:value="-0.000401702623391062" calcext:value-type="float">
            <text:p>-0.00040170</text:p>
          </table:table-cell>
          <table:table-cell table:style-name="ce9" table:formula="of:=SUM([.$E$3:.E449])" office:value-type="float" office:value="0.0115181955606009" calcext:value-type="float">
            <text:p>0.0115181956</text:p>
          </table:table-cell>
          <table:table-cell table:style-name="ce12" table:formula="of:=MAX([.$E$3:.E449]) - MIN([.$E$3:.E449])" office:value-type="float" office:value="0.00991855310791096" calcext:value-type="float">
            <text:p>0.009918553</text:p>
          </table:table-cell>
          <table:table-cell table:style-name="ce9" table:formula="of:=STDEV([.$E$3:.E449])" office:value-type="float" office:value="0.00134653748162981" calcext:value-type="float">
            <text:p>0.0013465375</text:p>
          </table:table-cell>
          <table:table-cell table:style-name="ce9" table:formula="of:=[.G449]/[.H449]" office:value-type="float" office:value="7.36596882242435" calcext:value-type="float">
            <text:p>7.3659688224</text:p>
          </table:table-cell>
          <table:table-cell table:style-name="ce9" table:formula="of:=SLOPE([.I434:.I449];[.W434:.W449])" office:value-type="float" office:value="49.0333178386333" calcext:value-type="float">
            <text:p>49.0333178386</text:p>
          </table:table-cell>
          <table:table-cell table:style-name="ce17" table:formula="of:=AVERAGE([.D442:.D449])" office:value-type="float" office:value="0.063859925" calcext:value-type="float">
            <text:p>0.063859925</text:p>
          </table:table-cell>
          <table:table-cell table:style-name="ce19" table:formula="of:=([.D449] - [.K449])/[.K449]" office:value-type="percentage" office:value="0.000337535629739722" calcext:value-type="percentage">
            <text:p>0.034%</text:p>
          </table:table-cell>
          <table:table-cell table:style-name="ce22" table:formula="of:=[.D449]-[.L449]" office:value-type="float" office:value="0.0635439443702603" calcext:value-type="float">
            <text:p>0.06354394</text:p>
          </table:table-cell>
          <table:table-cell table:style-name="ce27" table:formula="of:=ABS([.L448]-[.L449])" office:value-type="float" office:value="0.00109811003011926" calcext:value-type="float">
            <text:p>0.0010981</text:p>
          </table:table-cell>
          <table:table-cell table:style-name="ce34" table:formula="of:=IF(([.J449] &gt; [.$P$53]);(([.$M$53]+[.J449])/[.$O$53]);(([.$L$53]-[.J449])/[.$O$53]))" office:value-type="float" office:value="-0.0943942125076806" calcext:value-type="float">
            <text:p>-0.09</text:p>
          </table:table-cell>
          <table:table-cell table:style-name="ce42" table:formula="of:=[.O449]-[.O448]" office:value-type="float" office:value="0.0330737121172424" calcext:value-type="float">
            <text:p>0.0331</text:p>
          </table:table-cell>
          <table:table-cell table:style-name="ce45" table:number-columns-repeated="2"/>
          <table:table-cell table:style-name="ce48" table:formula="of:=[.O449] - AVERAGE([.O444:.O449])" office:value-type="float" office:value="-0.177784573958476" calcext:value-type="float">
            <text:p>-0.1777845740</text:p>
          </table:table-cell>
          <table:table-cell table:style-name="ce45" table:formula="of:=[.M449]-[.M448]" office:value-type="float" office:value="0.00107261003011926" calcext:value-type="float">
            <text:p>0.001</text:p>
          </table:table-cell>
          <table:table-cell table:style-name="ce45" table:formula="of:=AVERAGE([.O444:.O449])" office:value-type="float" office:value="0.0833903614507949" calcext:value-type="float">
            <text:p>0.083</text:p>
          </table:table-cell>
          <table:table-cell table:style-name="ce9"/>
          <table:table-cell table:style-name="ce14" table:formula="of:=LOG([.X449])" office:value-type="float" office:value="3.0640834359636" calcext:value-type="float">
            <text:p>3.064083436</text:p>
          </table:table-cell>
          <table:table-cell table:style-name="ce44" table:formula="of:=[.X448]+1" office:value-type="float" office:value="1159" calcext:value-type="float">
            <text:p>115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50]/[.D449]" office:value-type="percentage" office:value="-0.000649484013207038" calcext:value-type="percentage">
            <text:p>-0.0649%</text:p>
          </table:table-cell>
          <table:table-cell table:style-name="ce6" table:formula="of:=([.D450]-[.D449])" office:value-type="float" office:value="-0.0000414900000000051" calcext:value-type="float">
            <text:p>-0.00004149</text:p>
          </table:table-cell>
          <table:table-cell table:style-name="ce8" office:value-type="float" office:value="0.06383999" calcext:value-type="float">
            <text:p>0.06383999</text:p>
          </table:table-cell>
          <table:table-cell table:style-name="ce10" table:formula="of:=[.B450]-[.$S$2]" office:value-type="float" office:value="-0.000652169189677626" calcext:value-type="float">
            <text:p>-0.00065217</text:p>
          </table:table-cell>
          <table:table-cell table:style-name="ce9" table:formula="of:=SUM([.$E$3:.E450])" office:value-type="float" office:value="0.0108660263709233" calcext:value-type="float">
            <text:p>0.0108660264</text:p>
          </table:table-cell>
          <table:table-cell table:style-name="ce12" table:formula="of:=MAX([.$E$3:.E450]) - MIN([.$E$3:.E450])" office:value-type="float" office:value="0.00991855310791096" calcext:value-type="float">
            <text:p>0.009918553</text:p>
          </table:table-cell>
          <table:table-cell table:style-name="ce9" table:formula="of:=STDEV([.$E$3:.E450])" office:value-type="float" office:value="0.00134541175315135" calcext:value-type="float">
            <text:p>0.0013454118</text:p>
          </table:table-cell>
          <table:table-cell table:style-name="ce9" table:formula="of:=[.G450]/[.H450]" office:value-type="float" office:value="7.37213205152904" calcext:value-type="float">
            <text:p>7.3721320515</text:p>
          </table:table-cell>
          <table:table-cell table:style-name="ce9" table:formula="of:=SLOPE([.I435:.I450];[.W435:.W450])" office:value-type="float" office:value="49.6577984858218" calcext:value-type="float">
            <text:p>49.6577984858</text:p>
          </table:table-cell>
          <table:table-cell table:style-name="ce17" table:formula="of:=AVERAGE([.D443:.D450])" office:value-type="float" office:value="0.06388997125" calcext:value-type="float">
            <text:p>0.063889971</text:p>
          </table:table-cell>
          <table:table-cell table:style-name="ce19" table:formula="of:=([.D450] - [.K450])/[.K450]" office:value-type="percentage" office:value="-0.000782301964175597" calcext:value-type="percentage">
            <text:p>-0.078%</text:p>
          </table:table-cell>
          <table:table-cell table:style-name="ce22" table:formula="of:=[.D450]-[.L450]" office:value-type="float" office:value="0.0646222919641756" calcext:value-type="float">
            <text:p>0.06462229</text:p>
          </table:table-cell>
          <table:table-cell table:style-name="ce27" table:formula="of:=ABS([.L449]-[.L450])" office:value-type="float" office:value="0.00111983759391532" calcext:value-type="float">
            <text:p>0.0011198</text:p>
          </table:table-cell>
          <table:table-cell table:style-name="ce34" table:formula="of:=IF(([.J450] &gt; [.$P$53]);(([.$M$53]+[.J450])/[.$O$53]);(([.$L$53]-[.J450])/[.$O$53]))" office:value-type="float" office:value="-0.0910310333059092" calcext:value-type="float">
            <text:p>-0.09</text:p>
          </table:table-cell>
          <table:table-cell table:style-name="ce42" table:formula="of:=[.O450]-[.O449]" office:value-type="float" office:value="0.00336317920177137" calcext:value-type="float">
            <text:p>0.0034</text:p>
          </table:table-cell>
          <table:table-cell table:style-name="ce45" table:number-columns-repeated="2"/>
          <table:table-cell table:style-name="ce48" table:formula="of:=[.O450] - AVERAGE([.O445:.O450])" office:value-type="float" office:value="-0.0654273943149363" calcext:value-type="float">
            <text:p>-0.0654273943</text:p>
          </table:table-cell>
          <table:table-cell table:style-name="ce45" table:formula="of:=[.M450]-[.M449]" office:value-type="float" office:value="0.00107834759391531" calcext:value-type="float">
            <text:p>0.001</text:p>
          </table:table-cell>
          <table:table-cell table:style-name="ce45" table:formula="of:=AVERAGE([.O445:.O450])" office:value-type="float" office:value="-0.025603638990973" calcext:value-type="float">
            <text:p>-0.026</text:p>
          </table:table-cell>
          <table:table-cell table:style-name="ce9"/>
          <table:table-cell table:style-name="ce14" table:formula="of:=LOG([.X450])" office:value-type="float" office:value="3.06445798922692" calcext:value-type="float">
            <text:p>3.0644579892</text:p>
          </table:table-cell>
          <table:table-cell table:style-name="ce44" table:formula="of:=[.X449]+1" office:value-type="float" office:value="1160" calcext:value-type="float">
            <text:p>116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51]/[.D450]" office:value-type="percentage" office:value="-0.00147462429113777" calcext:value-type="percentage">
            <text:p>-0.1475%</text:p>
          </table:table-cell>
          <table:table-cell table:style-name="ce6" table:formula="of:=([.D451]-[.D450])" office:value-type="float" office:value="-0.0000941399999999926" calcext:value-type="float">
            <text:p>-0.00009414</text:p>
          </table:table-cell>
          <table:table-cell table:style-name="ce8" office:value-type="float" office:value="0.06374585" calcext:value-type="float">
            <text:p>0.06374585</text:p>
          </table:table-cell>
          <table:table-cell table:style-name="ce10" table:formula="of:=[.B451]-[.$S$2]" office:value-type="float" office:value="-0.00147730946760836" calcext:value-type="float">
            <text:p>-0.00147731</text:p>
          </table:table-cell>
          <table:table-cell table:style-name="ce9" table:formula="of:=SUM([.$E$3:.E451])" office:value-type="float" office:value="0.0093887169033149" calcext:value-type="float">
            <text:p>0.0093887169</text:p>
          </table:table-cell>
          <table:table-cell table:style-name="ce12" table:formula="of:=MAX([.$E$3:.E451]) - MIN([.$E$3:.E451])" office:value-type="float" office:value="0.00991855310791096" calcext:value-type="float">
            <text:p>0.009918553</text:p>
          </table:table-cell>
          <table:table-cell table:style-name="ce9" table:formula="of:=STDEV([.$E$3:.E451])" office:value-type="float" office:value="0.00134577631933479" calcext:value-type="float">
            <text:p>0.0013457763</text:p>
          </table:table-cell>
          <table:table-cell table:style-name="ce9" table:formula="of:=[.G451]/[.H451]" office:value-type="float" office:value="7.37013496627261" calcext:value-type="float">
            <text:p>7.3701349663</text:p>
          </table:table-cell>
          <table:table-cell table:style-name="ce9" table:formula="of:=SLOPE([.I436:.I451];[.W436:.W451])" office:value-type="float" office:value="48.8914951257917" calcext:value-type="float">
            <text:p>48.8914951258</text:p>
          </table:table-cell>
          <table:table-cell table:style-name="ce17" table:formula="of:=AVERAGE([.D444:.D451])" office:value-type="float" office:value="0.0638698475" calcext:value-type="float">
            <text:p>0.063869848</text:p>
          </table:table-cell>
          <table:table-cell table:style-name="ce19" table:formula="of:=([.D451] - [.K451])/[.K451]" office:value-type="percentage" office:value="-0.00194140905064789" calcext:value-type="percentage">
            <text:p>-0.194%</text:p>
          </table:table-cell>
          <table:table-cell table:style-name="ce22" table:formula="of:=[.D451]-[.L451]" office:value-type="float" office:value="0.0656872590506479" calcext:value-type="float">
            <text:p>0.06568726</text:p>
          </table:table-cell>
          <table:table-cell table:style-name="ce27" table:formula="of:=ABS([.L450]-[.L451])" office:value-type="float" office:value="0.00115910708647229" calcext:value-type="float">
            <text:p>0.0011591</text:p>
          </table:table-cell>
          <table:table-cell table:style-name="ce34" table:formula="of:=IF(([.J451] &gt; [.$P$53]);(([.$M$53]+[.J451])/[.$O$53]);(([.$L$53]-[.J451])/[.$O$53]))" office:value-type="float" office:value="-0.0951580075112812" calcext:value-type="float">
            <text:p>-0.10</text:p>
          </table:table-cell>
          <table:table-cell table:style-name="ce42" table:formula="of:=[.O451]-[.O450]" office:value-type="float" office:value="-0.00412697420537198" calcext:value-type="float">
            <text:p>-0.0041</text:p>
          </table:table-cell>
          <table:table-cell table:style-name="ce45" table:number-columns-repeated="2"/>
          <table:table-cell table:style-name="ce48" table:formula="of:=[.O451] - AVERAGE([.O446:.O451])" office:value-type="float" office:value="0.0328362472715314" calcext:value-type="float">
            <text:p>0.0328362473</text:p>
          </table:table-cell>
          <table:table-cell table:style-name="ce45" table:formula="of:=[.M451]-[.M450]" office:value-type="float" office:value="0.0010649670864723" calcext:value-type="float">
            <text:p>0.001</text:p>
          </table:table-cell>
          <table:table-cell table:style-name="ce45" table:formula="of:=AVERAGE([.O446:.O451])" office:value-type="float" office:value="-0.127994254782813" calcext:value-type="float">
            <text:p>-0.128</text:p>
          </table:table-cell>
          <table:table-cell table:style-name="ce9"/>
          <table:table-cell table:style-name="ce14" table:formula="of:=LOG([.X451])" office:value-type="float" office:value="3.06483221973857" calcext:value-type="float">
            <text:p>3.0648322197</text:p>
          </table:table-cell>
          <table:table-cell table:style-name="ce44" table:formula="of:=[.X450]+1" office:value-type="float" office:value="1161" calcext:value-type="float">
            <text:p>116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52]/[.D451]" office:value-type="percentage" office:value="0.00235278061238487" calcext:value-type="percentage">
            <text:p>0.2353%</text:p>
          </table:table-cell>
          <table:table-cell table:style-name="ce6" table:formula="of:=([.D452]-[.D451])" office:value-type="float" office:value="0.000149979999999994" calcext:value-type="float">
            <text:p>0.00014998</text:p>
          </table:table-cell>
          <table:table-cell table:style-name="ce8" office:value-type="float" office:value="0.06389583" calcext:value-type="float">
            <text:p>0.06389583</text:p>
          </table:table-cell>
          <table:table-cell table:style-name="ce10" table:formula="of:=[.B452]-[.$S$2]" office:value-type="float" office:value="0.00235009543591428" calcext:value-type="float">
            <text:p>0.00235010</text:p>
          </table:table-cell>
          <table:table-cell table:style-name="ce9" table:formula="of:=SUM([.$E$3:.E452])" office:value-type="float" office:value="0.0117388123392292" calcext:value-type="float">
            <text:p>0.0117388123</text:p>
          </table:table-cell>
          <table:table-cell table:style-name="ce12" table:formula="of:=MAX([.$E$3:.E452]) - MIN([.$E$3:.E452])" office:value-type="float" office:value="0.00991855310791096" calcext:value-type="float">
            <text:p>0.009918553</text:p>
          </table:table-cell>
          <table:table-cell table:style-name="ce9" table:formula="of:=STDEV([.$E$3:.E452])" office:value-type="float" office:value="0.00134875350822104" calcext:value-type="float">
            <text:p>0.0013487535</text:p>
          </table:table-cell>
          <table:table-cell table:style-name="ce9" table:formula="of:=[.G452]/[.H452]" office:value-type="float" office:value="7.35386640142514" calcext:value-type="float">
            <text:p>7.3538664014</text:p>
          </table:table-cell>
          <table:table-cell table:style-name="ce9" table:formula="of:=SLOPE([.I437:.I452];[.W437:.W452])" office:value-type="float" office:value="45.6501620407384" calcext:value-type="float">
            <text:p>45.6501620407</text:p>
          </table:table-cell>
          <table:table-cell table:style-name="ce17" table:formula="of:=AVERAGE([.D445:.D452])" office:value-type="float" office:value="0.06387307625" calcext:value-type="float">
            <text:p>0.063873076</text:p>
          </table:table-cell>
          <table:table-cell table:style-name="ce19" table:formula="of:=([.D452] - [.K452])/[.K452]" office:value-type="percentage" office:value="0.000356233820818878" calcext:value-type="percentage">
            <text:p>0.036%</text:p>
          </table:table-cell>
          <table:table-cell table:style-name="ce22" table:formula="of:=[.D452]-[.L452]" office:value-type="float" office:value="0.0635395961791811" calcext:value-type="float">
            <text:p>0.06353960</text:p>
          </table:table-cell>
          <table:table-cell table:style-name="ce27" table:formula="of:=ABS([.L451]-[.L452])" office:value-type="float" office:value="0.00229764287146677" calcext:value-type="float">
            <text:p>0.0022976</text:p>
          </table:table-cell>
          <table:table-cell table:style-name="ce34" table:formula="of:=IF(([.J452] &gt; [.$P$53]);(([.$M$53]+[.J452])/[.$O$53]);(([.$L$53]-[.J452])/[.$O$53]))" office:value-type="float" office:value="-0.11261440758828" calcext:value-type="float">
            <text:p>-0.11</text:p>
          </table:table-cell>
          <table:table-cell table:style-name="ce42" table:formula="of:=[.O452]-[.O451]" office:value-type="float" office:value="-0.0174564000769992" calcext:value-type="float">
            <text:p>-0.0175</text:p>
          </table:table-cell>
          <table:table-cell table:style-name="ce45" table:number-columns-repeated="2"/>
          <table:table-cell table:style-name="ce48" table:formula="of:=[.O452] - AVERAGE([.O447:.O452])" office:value-type="float" office:value="0.00114070207877119" calcext:value-type="float">
            <text:p>0.0011407021</text:p>
          </table:table-cell>
          <table:table-cell table:style-name="ce45" table:formula="of:=[.M452]-[.M451]" office:value-type="float" office:value="-0.00214766287146678" calcext:value-type="float">
            <text:p>-0.002</text:p>
          </table:table-cell>
          <table:table-cell table:style-name="ce45" table:formula="of:=AVERAGE([.O447:.O452])" office:value-type="float" office:value="-0.113755109667052" calcext:value-type="float">
            <text:p>-0.114</text:p>
          </table:table-cell>
          <table:table-cell table:style-name="ce9"/>
          <table:table-cell table:style-name="ce14" table:formula="of:=LOG([.X452])" office:value-type="float" office:value="3.06520612805431" calcext:value-type="float">
            <text:p>3.0652061281</text:p>
          </table:table-cell>
          <table:table-cell table:style-name="ce44" table:formula="of:=[.X451]+1" office:value-type="float" office:value="1162" calcext:value-type="float">
            <text:p>116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53]/[.D452]" office:value-type="percentage" office:value="0.000933237740240716" calcext:value-type="percentage">
            <text:p>0.0933%</text:p>
          </table:table-cell>
          <table:table-cell table:style-name="ce6" table:formula="of:=([.D453]-[.D452])" office:value-type="float" office:value="0.000059630000000005" calcext:value-type="float">
            <text:p>0.00005963</text:p>
          </table:table-cell>
          <table:table-cell table:style-name="ce8" office:value-type="float" office:value="0.06395546" calcext:value-type="float">
            <text:p>0.06395546</text:p>
          </table:table-cell>
          <table:table-cell table:style-name="ce10" table:formula="of:=[.B453]-[.$S$2]" office:value-type="float" office:value="0.000930552563770128" calcext:value-type="float">
            <text:p>0.00093055</text:p>
          </table:table-cell>
          <table:table-cell table:style-name="ce9" table:formula="of:=SUM([.$E$3:.E453])" office:value-type="float" office:value="0.0126693649029993" calcext:value-type="float">
            <text:p>0.0126693649</text:p>
          </table:table-cell>
          <table:table-cell table:style-name="ce12" table:formula="of:=MAX([.$E$3:.E453]) - MIN([.$E$3:.E453])" office:value-type="float" office:value="0.00991855310791096" calcext:value-type="float">
            <text:p>0.009918553</text:p>
          </table:table-cell>
          <table:table-cell table:style-name="ce9" table:formula="of:=STDEV([.$E$3:.E453])" office:value-type="float" office:value="0.00134792706782679" calcext:value-type="float">
            <text:p>0.0013479271</text:p>
          </table:table-cell>
          <table:table-cell table:style-name="ce9" table:formula="of:=[.G453]/[.H453]" office:value-type="float" office:value="7.35837520044928" calcext:value-type="float">
            <text:p>7.3583752004</text:p>
          </table:table-cell>
          <table:table-cell table:style-name="ce9" table:formula="of:=SLOPE([.I438:.I453];[.W438:.W453])" office:value-type="float" office:value="41.4071882303589" calcext:value-type="float">
            <text:p>41.4071882304</text:p>
          </table:table-cell>
          <table:table-cell table:style-name="ce17" table:formula="of:=AVERAGE([.D446:.D453])" office:value-type="float" office:value="0.0638856975" calcext:value-type="float">
            <text:p>0.063885698</text:p>
          </table:table-cell>
          <table:table-cell table:style-name="ce19" table:formula="of:=([.D453] - [.K453])/[.K453]" office:value-type="percentage" office:value="0.00109198932984962" calcext:value-type="percentage">
            <text:p>0.109%</text:p>
          </table:table-cell>
          <table:table-cell table:style-name="ce22" table:formula="of:=[.D453]-[.L453]" office:value-type="float" office:value="0.0628634706701504" calcext:value-type="float">
            <text:p>0.06286347</text:p>
          </table:table-cell>
          <table:table-cell table:style-name="ce27" table:formula="of:=ABS([.L452]-[.L453])" office:value-type="float" office:value="0.000735755509030745" calcext:value-type="float">
            <text:p>0.0007358</text:p>
          </table:table-cell>
          <table:table-cell table:style-name="ce34" table:formula="of:=IF(([.J453] &gt; [.$P$53]);(([.$M$53]+[.J453])/[.$O$53]);(([.$L$53]-[.J453])/[.$O$53]))" office:value-type="float" office:value="-0.135465205826746" calcext:value-type="float">
            <text:p>-0.14</text:p>
          </table:table-cell>
          <table:table-cell table:style-name="ce42" table:formula="of:=[.O453]-[.O452]" office:value-type="float" office:value="-0.0228507982384653" calcext:value-type="float">
            <text:p>-0.0229</text:p>
          </table:table-cell>
          <table:table-cell table:style-name="ce45" table:number-columns-repeated="2"/>
          <table:table-cell table:style-name="ce48" table:formula="of:=[.O453] - AVERAGE([.O448:.O453])" office:value-type="float" office:value="-0.026110073932609" calcext:value-type="float">
            <text:p>-0.0261100739</text:p>
          </table:table-cell>
          <table:table-cell table:style-name="ce45" table:formula="of:=[.M453]-[.M452]" office:value-type="float" office:value="-0.000676125509030734" calcext:value-type="float">
            <text:p>-0.001</text:p>
          </table:table-cell>
          <table:table-cell table:style-name="ce45" table:formula="of:=AVERAGE([.O448:.O453])" office:value-type="float" office:value="-0.109355131894137" calcext:value-type="float">
            <text:p>-0.109</text:p>
          </table:table-cell>
          <table:table-cell table:style-name="ce9"/>
          <table:table-cell table:style-name="ce14" table:formula="of:=LOG([.X453])" office:value-type="float" office:value="3.06557971472845" calcext:value-type="float">
            <text:p>3.0655797147</text:p>
          </table:table-cell>
          <table:table-cell table:style-name="ce44" table:formula="of:=[.X452]+1" office:value-type="float" office:value="1163" calcext:value-type="float">
            <text:p>116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54]/[.D453]" office:value-type="percentage" office:value="-0.000532870844803646" calcext:value-type="percentage">
            <text:p>-0.0533%</text:p>
          </table:table-cell>
          <table:table-cell table:style-name="ce6" table:formula="of:=([.D454]-[.D453])" office:value-type="float" office:value="-0.0000340800000000058" calcext:value-type="float">
            <text:p>-0.00003408</text:p>
          </table:table-cell>
          <table:table-cell table:style-name="ce8" office:value-type="float" office:value="0.06392138" calcext:value-type="float">
            <text:p>0.06392138</text:p>
          </table:table-cell>
          <table:table-cell table:style-name="ce10" table:formula="of:=[.B454]-[.$S$2]" office:value-type="float" office:value="-0.000535556021274234" calcext:value-type="float">
            <text:p>-0.00053556</text:p>
          </table:table-cell>
          <table:table-cell table:style-name="ce9" table:formula="of:=SUM([.$E$3:.E454])" office:value-type="float" office:value="0.0121338088817251" calcext:value-type="float">
            <text:p>0.0121338089</text:p>
          </table:table-cell>
          <table:table-cell table:style-name="ce12" table:formula="of:=MAX([.$E$3:.E454]) - MIN([.$E$3:.E454])" office:value-type="float" office:value="0.00991855310791096" calcext:value-type="float">
            <text:p>0.009918553</text:p>
          </table:table-cell>
          <table:table-cell table:style-name="ce9" table:formula="of:=STDEV([.$E$3:.E454])" office:value-type="float" office:value="0.00134669285069244" calcext:value-type="float">
            <text:p>0.0013466929</text:p>
          </table:table-cell>
          <table:table-cell table:style-name="ce9" table:formula="of:=[.G454]/[.H454]" office:value-type="float" office:value="7.36511900453846" calcext:value-type="float">
            <text:p>7.3651190045</text:p>
          </table:table-cell>
          <table:table-cell table:style-name="ce9" table:formula="of:=SLOPE([.I439:.I454];[.W439:.W454])" office:value-type="float" office:value="36.4924994839951" calcext:value-type="float">
            <text:p>36.492499484</text:p>
          </table:table-cell>
          <table:table-cell table:style-name="ce17" table:formula="of:=AVERAGE([.D447:.D454])" office:value-type="float" office:value="0.0638863075" calcext:value-type="float">
            <text:p>0.063886308</text:p>
          </table:table-cell>
          <table:table-cell table:style-name="ce19" table:formula="of:=([.D454] - [.K454])/[.K454]" office:value-type="percentage" office:value="0.000548983050867306" calcext:value-type="percentage">
            <text:p>0.055%</text:p>
          </table:table-cell>
          <table:table-cell table:style-name="ce22" table:formula="of:=[.D454]-[.L454]" office:value-type="float" office:value="0.0633723969491327" calcext:value-type="float">
            <text:p>0.06337240</text:p>
          </table:table-cell>
          <table:table-cell table:style-name="ce27" table:formula="of:=ABS([.L453]-[.L454])" office:value-type="float" office:value="0.000543006278982317" calcext:value-type="float">
            <text:p>0.0005430</text:p>
          </table:table-cell>
          <table:table-cell table:style-name="ce34" table:formula="of:=IF(([.J454] &gt; [.$P$53]);(([.$M$53]+[.J454])/[.$O$53]);(([.$L$53]-[.J454])/[.$O$53]))" office:value-type="float" office:value="-0.161933566454683" calcext:value-type="float">
            <text:p>-0.16</text:p>
          </table:table-cell>
          <table:table-cell table:style-name="ce42" table:formula="of:=[.O454]-[.O453]" office:value-type="float" office:value="-0.0264683606279369" calcext:value-type="float">
            <text:p>-0.0265</text:p>
          </table:table-cell>
          <table:table-cell table:style-name="ce45" table:number-columns-repeated="2"/>
          <table:table-cell table:style-name="ce48" table:formula="of:=[.O454] - AVERAGE([.O449:.O454])" office:value-type="float" office:value="-0.0468341609222526" calcext:value-type="float">
            <text:p>-0.0468341609</text:p>
          </table:table-cell>
          <table:table-cell table:style-name="ce45" table:formula="of:=[.M454]-[.M453]" office:value-type="float" office:value="0.000508926278982316" calcext:value-type="float">
            <text:p>0.001</text:p>
          </table:table-cell>
          <table:table-cell table:style-name="ce45" table:formula="of:=AVERAGE([.O449:.O454])" office:value-type="float" office:value="-0.11509940553243" calcext:value-type="float">
            <text:p>-0.115</text:p>
          </table:table-cell>
          <table:table-cell table:style-name="ce9"/>
          <table:table-cell table:style-name="ce14" table:formula="of:=LOG([.X454])" office:value-type="float" office:value="3.06595298031387" calcext:value-type="float">
            <text:p>3.0659529803</text:p>
          </table:table-cell>
          <table:table-cell table:style-name="ce44" table:formula="of:=[.X453]+1" office:value-type="float" office:value="1164" calcext:value-type="float">
            <text:p>116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55]/[.D454]" office:value-type="percentage" office:value="-0.00219613531497592" calcext:value-type="percentage">
            <text:p>-0.2196%</text:p>
          </table:table-cell>
          <table:table-cell table:style-name="ce6" table:formula="of:=([.D455]-[.D454])" office:value-type="float" office:value="-0.000140379999999996" calcext:value-type="float">
            <text:p>-0.00014038</text:p>
          </table:table-cell>
          <table:table-cell table:style-name="ce8" office:value-type="float" office:value="0.063781" calcext:value-type="float">
            <text:p>0.063781</text:p>
          </table:table-cell>
          <table:table-cell table:style-name="ce10" table:formula="of:=[.B455]-[.$S$2]" office:value-type="float" office:value="-0.00219882049144651" calcext:value-type="float">
            <text:p>-0.00219882</text:p>
          </table:table-cell>
          <table:table-cell table:style-name="ce9" table:formula="of:=SUM([.$E$3:.E455])" office:value-type="float" office:value="0.00993498839027857" calcext:value-type="float">
            <text:p>0.0099349884</text:p>
          </table:table-cell>
          <table:table-cell table:style-name="ce12" table:formula="of:=MAX([.$E$3:.E455]) - MIN([.$E$3:.E455])" office:value-type="float" office:value="0.00991855310791096" calcext:value-type="float">
            <text:p>0.009918553</text:p>
          </table:table-cell>
          <table:table-cell table:style-name="ce9" table:formula="of:=STDEV([.$E$3:.E455])" office:value-type="float" office:value="0.00134926066898969" calcext:value-type="float">
            <text:p>0.0013492607</text:p>
          </table:table-cell>
          <table:table-cell table:style-name="ce9" table:formula="of:=[.G455]/[.H455]" office:value-type="float" office:value="7.35110222647923" calcext:value-type="float">
            <text:p>7.3511022265</text:p>
          </table:table-cell>
          <table:table-cell table:style-name="ce9" table:formula="of:=SLOPE([.I440:.I455];[.W440:.W455])" office:value-type="float" office:value="29.6573373639846" calcext:value-type="float">
            <text:p>29.657337364</text:p>
          </table:table-cell>
          <table:table-cell table:style-name="ce17" table:formula="of:=AVERAGE([.D448:.D455])" office:value-type="float" office:value="0.06386599625" calcext:value-type="float">
            <text:p>0.063865996</text:p>
          </table:table-cell>
          <table:table-cell table:style-name="ce19" table:formula="of:=([.D455] - [.K455])/[.K455]" office:value-type="percentage" office:value="-0.00133085295760961" calcext:value-type="percentage">
            <text:p>-0.133%</text:p>
          </table:table-cell>
          <table:table-cell table:style-name="ce22" table:formula="of:=[.D455]-[.L455]" office:value-type="float" office:value="0.0651118529576096" calcext:value-type="float">
            <text:p>0.06511185</text:p>
          </table:table-cell>
          <table:table-cell table:style-name="ce27" table:formula="of:=ABS([.L454]-[.L455])" office:value-type="float" office:value="0.00187983600847692" calcext:value-type="float">
            <text:p>0.0018798</text:p>
          </table:table-cell>
          <table:table-cell table:style-name="ce34" table:formula="of:=IF(([.J455] &gt; [.$P$53]);(([.$M$53]+[.J455])/[.$O$53]);(([.$L$53]-[.J455])/[.$O$53]))" office:value-type="float" office:value="-0.198744755378234" calcext:value-type="float">
            <text:p>-0.20</text:p>
          </table:table-cell>
          <table:table-cell table:style-name="ce42" table:formula="of:=[.O455]-[.O454]" office:value-type="float" office:value="-0.0368111889235515" calcext:value-type="float">
            <text:p>-0.0368</text:p>
          </table:table-cell>
          <table:table-cell table:style-name="ce45" table:number-columns-repeated="2"/>
          <table:table-cell table:style-name="ce48" table:formula="of:=[.O455] - AVERAGE([.O450:.O455])" office:value-type="float" office:value="-0.0662535927007119" calcext:value-type="float">
            <text:p>-0.0662535927</text:p>
          </table:table-cell>
          <table:table-cell table:style-name="ce45" table:formula="of:=[.M455]-[.M454]" office:value-type="float" office:value="0.00173945600847691" calcext:value-type="float">
            <text:p>0.002</text:p>
          </table:table-cell>
          <table:table-cell table:style-name="ce45" table:formula="of:=AVERAGE([.O450:.O455])" office:value-type="float" office:value="-0.132491162677522" calcext:value-type="float">
            <text:p>-0.132</text:p>
          </table:table-cell>
          <table:table-cell table:style-name="ce9"/>
          <table:table-cell table:style-name="ce14" table:formula="of:=LOG([.X455])" office:value-type="float" office:value="3.06632592536204" calcext:value-type="float">
            <text:p>3.0663259254</text:p>
          </table:table-cell>
          <table:table-cell table:style-name="ce44" table:formula="of:=[.X454]+1" office:value-type="float" office:value="1165" calcext:value-type="float">
            <text:p>116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56]/[.D455]" office:value-type="percentage" office:value="0.000368918643483072" calcext:value-type="percentage">
            <text:p>0.0369%</text:p>
          </table:table-cell>
          <table:table-cell table:style-name="ce6" table:formula="of:=([.D456]-[.D455])" office:value-type="float" office:value="0.0000235299999999938" calcext:value-type="float">
            <text:p>0.00002353</text:p>
          </table:table-cell>
          <table:table-cell table:style-name="ce8" office:value-type="float" office:value="0.06380453" calcext:value-type="float">
            <text:p>0.06380453</text:p>
          </table:table-cell>
          <table:table-cell table:style-name="ce10" table:formula="of:=[.B456]-[.$S$2]" office:value-type="float" office:value="0.000366233467012484" calcext:value-type="float">
            <text:p>0.00036623</text:p>
          </table:table-cell>
          <table:table-cell table:style-name="ce9" table:formula="of:=SUM([.$E$3:.E456])" office:value-type="float" office:value="0.0103012218572911" calcext:value-type="float">
            <text:p>0.0103012219</text:p>
          </table:table-cell>
          <table:table-cell table:style-name="ce12" table:formula="of:=MAX([.$E$3:.E456]) - MIN([.$E$3:.E456])" office:value-type="float" office:value="0.00991855310791096" calcext:value-type="float">
            <text:p>0.009918553</text:p>
          </table:table-cell>
          <table:table-cell table:style-name="ce9" table:formula="of:=STDEV([.$E$3:.E456])" office:value-type="float" office:value="0.00134786745980566" calcext:value-type="float">
            <text:p>0.0013478675</text:p>
          </table:table-cell>
          <table:table-cell table:style-name="ce9" table:formula="of:=[.G456]/[.H456]" office:value-type="float" office:value="7.35870061685521" calcext:value-type="float">
            <text:p>7.3587006169</text:p>
          </table:table-cell>
          <table:table-cell table:style-name="ce9" table:formula="of:=SLOPE([.I441:.I456];[.W441:.W456])" office:value-type="float" office:value="22.3402822486899" calcext:value-type="float">
            <text:p>22.3402822487</text:p>
          </table:table-cell>
          <table:table-cell table:style-name="ce17" table:formula="of:=AVERAGE([.D449:.D456])" office:value-type="float" office:value="0.06385319" calcext:value-type="float">
            <text:p>0.063853190</text:p>
          </table:table-cell>
          <table:table-cell table:style-name="ce19" table:formula="of:=([.D456] - [.K456])/[.K456]" office:value-type="percentage" office:value="-0.000762060595563133" calcext:value-type="percentage">
            <text:p>-0.076%</text:p>
          </table:table-cell>
          <table:table-cell table:style-name="ce22" table:formula="of:=[.D456]-[.L456]" office:value-type="float" office:value="0.0645665905955631" calcext:value-type="float">
            <text:p>0.06456659</text:p>
          </table:table-cell>
          <table:table-cell table:style-name="ce27" table:formula="of:=ABS([.L455]-[.L456])" office:value-type="float" office:value="0.000568792362046477" calcext:value-type="float">
            <text:p>0.0005688</text:p>
          </table:table-cell>
          <table:table-cell table:style-name="ce34" table:formula="of:=IF(([.J456] &gt; [.$P$53]);(([.$M$53]+[.J456])/[.$O$53]);(([.$L$53]-[.J456])/[.$O$53]))" office:value-type="float" office:value="0.521218843797643" calcext:value-type="float">
            <text:p>0.52</text:p>
          </table:table-cell>
          <table:table-cell table:style-name="ce42" table:formula="of:=[.O456]-[.O455]" office:value-type="float" office:value="0.719963599175877" calcext:value-type="float">
            <text:p>0.7200</text:p>
          </table:table-cell>
          <table:table-cell table:style-name="ce45" table:number-columns-repeated="2"/>
          <table:table-cell table:style-name="ce48" table:formula="of:=[.O456] - AVERAGE([.O451:.O456])" office:value-type="float" office:value="0.55166836029124" calcext:value-type="float">
            <text:p>0.5516683603</text:p>
          </table:table-cell>
          <table:table-cell table:style-name="ce45" table:formula="of:=[.M456]-[.M455]" office:value-type="float" office:value="-0.000545262362046481" calcext:value-type="float">
            <text:p>-0.001</text:p>
          </table:table-cell>
          <table:table-cell table:style-name="ce45" table:formula="of:=AVERAGE([.O451:.O456])" office:value-type="float" office:value="-0.0304495164935968" calcext:value-type="float">
            <text:p>-0.030</text:p>
          </table:table-cell>
          <table:table-cell table:style-name="ce9"/>
          <table:table-cell table:style-name="ce14" table:formula="of:=LOG([.X456])" office:value-type="float" office:value="3.06669855042299" calcext:value-type="float">
            <text:p>3.0666985504</text:p>
          </table:table-cell>
          <table:table-cell table:style-name="ce44" table:formula="of:=[.X455]+1" office:value-type="float" office:value="1166" calcext:value-type="float">
            <text:p>116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57]/[.D456]" office:value-type="percentage" office:value="0.00105650805671641" calcext:value-type="percentage">
            <text:p>0.1057%</text:p>
          </table:table-cell>
          <table:table-cell table:style-name="ce6" table:formula="of:=([.D457]-[.D456])" office:value-type="float" office:value="0.0000674100000000039" calcext:value-type="float">
            <text:p>0.00006741</text:p>
          </table:table-cell>
          <table:table-cell table:style-name="ce8" office:value-type="float" office:value="0.06387194" calcext:value-type="float">
            <text:p>0.06387194</text:p>
          </table:table-cell>
          <table:table-cell table:style-name="ce10" table:formula="of:=[.B457]-[.$S$2]" office:value-type="float" office:value="0.00105382288024582" calcext:value-type="float">
            <text:p>0.00105382</text:p>
          </table:table-cell>
          <table:table-cell table:style-name="ce9" table:formula="of:=SUM([.$E$3:.E457])" office:value-type="float" office:value="0.0113550447375369" calcext:value-type="float">
            <text:p>0.0113550447</text:p>
          </table:table-cell>
          <table:table-cell table:style-name="ce12" table:formula="of:=MAX([.$E$3:.E457]) - MIN([.$E$3:.E457])" office:value-type="float" office:value="0.00991855310791096" calcext:value-type="float">
            <text:p>0.009918553</text:p>
          </table:table-cell>
          <table:table-cell table:style-name="ce9" table:formula="of:=STDEV([.$E$3:.E457])" office:value-type="float" office:value="0.0013472497263501" calcext:value-type="float">
            <text:p>0.0013472497</text:p>
          </table:table-cell>
          <table:table-cell table:style-name="ce9" table:formula="of:=[.G457]/[.H457]" office:value-type="float" office:value="7.3620746873572" calcext:value-type="float">
            <text:p>7.3620746874</text:p>
          </table:table-cell>
          <table:table-cell table:style-name="ce9" table:formula="of:=SLOPE([.I442:.I457];[.W442:.W457])" office:value-type="float" office:value="14.2824486524245" calcext:value-type="float">
            <text:p>14.2824486524</text:p>
          </table:table-cell>
          <table:table-cell table:style-name="ce17" table:formula="of:=AVERAGE([.D450:.D457])" office:value-type="float" office:value="0.0638519975" calcext:value-type="float">
            <text:p>0.063851998</text:p>
          </table:table-cell>
          <table:table-cell table:style-name="ce19" table:formula="of:=([.D457] - [.K457])/[.K457]" office:value-type="percentage" office:value="0.000312323823542226" calcext:value-type="percentage">
            <text:p>0.031%</text:p>
          </table:table-cell>
          <table:table-cell table:style-name="ce22" table:formula="of:=[.D457]-[.L457]" office:value-type="float" office:value="0.0635596161764578" calcext:value-type="float">
            <text:p>0.06355962</text:p>
          </table:table-cell>
          <table:table-cell table:style-name="ce27" table:formula="of:=ABS([.L456]-[.L457])" office:value-type="float" office:value="0.00107438441910536" calcext:value-type="float">
            <text:p>0.0010744</text:p>
          </table:table-cell>
          <table:table-cell table:style-name="ce34" table:formula="of:=IF(([.J457] &gt; [.$P$53]);(([.$M$53]+[.J457])/[.$O$53]);(([.$L$53]-[.J457])/[.$O$53]))" office:value-type="float" office:value="0.564614805681018" calcext:value-type="float">
            <text:p>0.56</text:p>
          </table:table-cell>
          <table:table-cell table:style-name="ce42" table:formula="of:=[.O457]-[.O456]" office:value-type="float" office:value="0.043395961883375" calcext:value-type="float">
            <text:p>0.0434</text:p>
          </table:table-cell>
          <table:table-cell table:style-name="ce45" table:number-columns-repeated="2"/>
          <table:table-cell table:style-name="ce48" table:formula="of:=[.O457] - AVERAGE([.O452:.O457])" office:value-type="float" office:value="0.485102186642565" calcext:value-type="float">
            <text:p>0.4851021866</text:p>
          </table:table-cell>
          <table:table-cell table:style-name="ce45" table:formula="of:=[.M457]-[.M456]" office:value-type="float" office:value="-0.00100697441910536" calcext:value-type="float">
            <text:p>-0.001</text:p>
          </table:table-cell>
          <table:table-cell table:style-name="ce45" table:formula="of:=AVERAGE([.O452:.O457])" office:value-type="float" office:value="0.0795126190384531" calcext:value-type="float">
            <text:p>0.080</text:p>
          </table:table-cell>
          <table:table-cell table:style-name="ce9"/>
          <table:table-cell table:style-name="ce14" table:formula="of:=LOG([.X457])" office:value-type="float" office:value="3.06707085604537" calcext:value-type="float">
            <text:p>3.067070856</text:p>
          </table:table-cell>
          <table:table-cell table:style-name="ce44" table:formula="of:=[.X456]+1" office:value-type="float" office:value="1167" calcext:value-type="float">
            <text:p>116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58]/[.D457]" office:value-type="percentage" office:value="-0.0010452164127158" calcext:value-type="percentage">
            <text:p>-0.1045%</text:p>
          </table:table-cell>
          <table:table-cell table:style-name="ce6" table:formula="of:=([.D458]-[.D457])" office:value-type="float" office:value="-0.000066759999999999" calcext:value-type="float">
            <text:p>-0.00006676</text:p>
          </table:table-cell>
          <table:table-cell table:style-name="ce8" office:value-type="float" office:value="0.06380518" calcext:value-type="float">
            <text:p>0.06380518</text:p>
          </table:table-cell>
          <table:table-cell table:style-name="ce10" table:formula="of:=[.B458]-[.$S$2]" office:value-type="float" office:value="-0.00104790158918639" calcext:value-type="float">
            <text:p>-0.00104790</text:p>
          </table:table-cell>
          <table:table-cell table:style-name="ce9" table:formula="of:=SUM([.$E$3:.E458])" office:value-type="float" office:value="0.0103071431483505" calcext:value-type="float">
            <text:p>0.0103071431</text:p>
          </table:table-cell>
          <table:table-cell table:style-name="ce12" table:formula="of:=MAX([.$E$3:.E458]) - MIN([.$E$3:.E458])" office:value-type="float" office:value="0.00991855310791096" calcext:value-type="float">
            <text:p>0.009918553</text:p>
          </table:table-cell>
          <table:table-cell table:style-name="ce9" table:formula="of:=STDEV([.$E$3:.E458])" office:value-type="float" office:value="0.00134670591040986" calcext:value-type="float">
            <text:p>0.0013467059</text:p>
          </table:table-cell>
          <table:table-cell table:style-name="ce9" table:formula="of:=[.G458]/[.H458]" office:value-type="float" office:value="7.36504758109535" calcext:value-type="float">
            <text:p>7.3650475811</text:p>
          </table:table-cell>
          <table:table-cell table:style-name="ce9" table:formula="of:=SLOPE([.I443:.I458];[.W443:.W458])" office:value-type="float" office:value="5.12871342505449" calcext:value-type="float">
            <text:p>5.1287134251</text:p>
          </table:table-cell>
          <table:table-cell table:style-name="ce17" table:formula="of:=AVERAGE([.D451:.D458])" office:value-type="float" office:value="0.06384764625" calcext:value-type="float">
            <text:p>0.063847646</text:p>
          </table:table-cell>
          <table:table-cell table:style-name="ce19" table:formula="of:=([.D458] - [.K458])/[.K458]" office:value-type="percentage" office:value="-0.000665118489000081" calcext:value-type="percentage">
            <text:p>-0.067%</text:p>
          </table:table-cell>
          <table:table-cell table:style-name="ce22" table:formula="of:=[.D458]-[.L458]" office:value-type="float" office:value="0.0644702984890001" calcext:value-type="float">
            <text:p>0.06447030</text:p>
          </table:table-cell>
          <table:table-cell table:style-name="ce27" table:formula="of:=ABS([.L457]-[.L458])" office:value-type="float" office:value="0.000977442312542307" calcext:value-type="float">
            <text:p>0.0009774</text:p>
          </table:table-cell>
          <table:table-cell table:style-name="ce34" table:formula="of:=IF(([.J458] &gt; [.$P$53]);(([.$M$53]+[.J458])/[.$O$53]);(([.$L$53]-[.J458])/[.$O$53]))" office:value-type="float" office:value="0.613912813671847" calcext:value-type="float">
            <text:p>0.61</text:p>
          </table:table-cell>
          <table:table-cell table:style-name="ce42" table:formula="of:=[.O458]-[.O457]" office:value-type="float" office:value="0.0492980079908285" calcext:value-type="float">
            <text:p>0.0493</text:p>
          </table:table-cell>
          <table:table-cell table:style-name="ce45" table:number-columns-repeated="2"/>
          <table:table-cell table:style-name="ce48" table:formula="of:=[.O458] - AVERAGE([.O453:.O458])" office:value-type="float" office:value="0.413312324423372" calcext:value-type="float">
            <text:p>0.4133123244</text:p>
          </table:table-cell>
          <table:table-cell table:style-name="ce45" table:formula="of:=[.M458]-[.M457]" office:value-type="float" office:value="0.000910682312542308" calcext:value-type="float">
            <text:p>0.001</text:p>
          </table:table-cell>
          <table:table-cell table:style-name="ce45" table:formula="of:=AVERAGE([.O453:.O458])" office:value-type="float" office:value="0.200600489248474" calcext:value-type="float">
            <text:p>0.201</text:p>
          </table:table-cell>
          <table:table-cell table:style-name="ce9"/>
          <table:table-cell table:style-name="ce14" table:formula="of:=LOG([.X458])" office:value-type="float" office:value="3.06744284277638" calcext:value-type="float">
            <text:p>3.0674428428</text:p>
          </table:table-cell>
          <table:table-cell table:style-name="ce44" table:formula="of:=[.X457]+1" office:value-type="float" office:value="1168" calcext:value-type="float">
            <text:p>116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59]/[.D458]" office:value-type="percentage" office:value="0.00153279091133345" calcext:value-type="percentage">
            <text:p>0.1533%</text:p>
          </table:table-cell>
          <table:table-cell table:style-name="ce6" table:formula="of:=([.D459]-[.D458])" office:value-type="float" office:value="0.0000977999999999951" calcext:value-type="float">
            <text:p>0.00009780</text:p>
          </table:table-cell>
          <table:table-cell table:style-name="ce8" office:value-type="float" office:value="0.06390298" calcext:value-type="float">
            <text:p>0.06390298</text:p>
          </table:table-cell>
          <table:table-cell table:style-name="ce10" table:formula="of:=[.B459]-[.$S$2]" office:value-type="float" office:value="0.00153010573486287" calcext:value-type="float">
            <text:p>0.00153011</text:p>
          </table:table-cell>
          <table:table-cell table:style-name="ce9" table:formula="of:=SUM([.$E$3:.E459])" office:value-type="float" office:value="0.0118372488832134" calcext:value-type="float">
            <text:p>0.0118372489</text:p>
          </table:table-cell>
          <table:table-cell table:style-name="ce12" table:formula="of:=MAX([.$E$3:.E459]) - MIN([.$E$3:.E459])" office:value-type="float" office:value="0.00991855310791096" calcext:value-type="float">
            <text:p>0.009918553</text:p>
          </table:table-cell>
          <table:table-cell table:style-name="ce9" table:formula="of:=STDEV([.$E$3:.E459])" office:value-type="float" office:value="0.00134707548622373" calcext:value-type="float">
            <text:p>0.0013470755</text:p>
          </table:table-cell>
          <table:table-cell table:style-name="ce9" table:formula="of:=[.G459]/[.H459]" office:value-type="float" office:value="7.36302694937737" calcext:value-type="float">
            <text:p>7.3630269494</text:p>
          </table:table-cell>
          <table:table-cell table:style-name="ce9" table:formula="of:=SLOPE([.I444:.I459];[.W444:.W459])" office:value-type="float" office:value="3.66863530492178" calcext:value-type="float">
            <text:p>3.6686353049</text:p>
          </table:table-cell>
          <table:table-cell table:style-name="ce17" table:formula="of:=AVERAGE([.D452:.D459])" office:value-type="float" office:value="0.0638672875" calcext:value-type="float">
            <text:p>0.063867288</text:p>
          </table:table-cell>
          <table:table-cell table:style-name="ce19" table:formula="of:=([.D459] - [.K459])/[.K459]" office:value-type="percentage" office:value="0.000558854170845907" calcext:value-type="percentage">
            <text:p>0.056%</text:p>
          </table:table-cell>
          <table:table-cell table:style-name="ce22" table:formula="of:=[.D459]-[.L459]" office:value-type="float" office:value="0.0633441258291541" calcext:value-type="float">
            <text:p>0.06334413</text:p>
          </table:table-cell>
          <table:table-cell table:style-name="ce27" table:formula="of:=ABS([.L458]-[.L459])" office:value-type="float" office:value="0.00122397265984599" calcext:value-type="float">
            <text:p>0.0012240</text:p>
          </table:table-cell>
          <table:table-cell table:style-name="ce34" table:formula="of:=IF(([.J459] &gt; [.$P$53]);(([.$M$53]+[.J459])/[.$O$53]);(([.$L$53]-[.J459])/[.$O$53]))" office:value-type="float" office:value="0.621776154815724" calcext:value-type="float">
            <text:p>0.62</text:p>
          </table:table-cell>
          <table:table-cell table:style-name="ce42" table:formula="of:=[.O459]-[.O458]" office:value-type="float" office:value="0.0078633411438771" calcext:value-type="float">
            <text:p>0.0079</text:p>
          </table:table-cell>
          <table:table-cell table:style-name="ce45" table:number-columns-repeated="2"/>
          <table:table-cell table:style-name="ce48" table:formula="of:=[.O459] - AVERAGE([.O454:.O459])" office:value-type="float" office:value="0.294968772126838" calcext:value-type="float">
            <text:p>0.2949687721</text:p>
          </table:table-cell>
          <table:table-cell table:style-name="ce45" table:formula="of:=[.M459]-[.M458]" office:value-type="float" office:value="-0.00112617265984599" calcext:value-type="float">
            <text:p>-0.001</text:p>
          </table:table-cell>
          <table:table-cell table:style-name="ce45" table:formula="of:=AVERAGE([.O454:.O459])" office:value-type="float" office:value="0.326807382688886" calcext:value-type="float">
            <text:p>0.327</text:p>
          </table:table-cell>
          <table:table-cell table:style-name="ce9"/>
          <table:table-cell table:style-name="ce14" table:formula="of:=LOG([.X459])" office:value-type="float" office:value="3.06781451116184" calcext:value-type="float">
            <text:p>3.0678145112</text:p>
          </table:table-cell>
          <table:table-cell table:style-name="ce44" table:formula="of:=[.X458]+1" office:value-type="float" office:value="1169" calcext:value-type="float">
            <text:p>116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60]/[.D459]" office:value-type="percentage" office:value="-0.000320798810947357" calcext:value-type="percentage">
            <text:p>-0.0321%</text:p>
          </table:table-cell>
          <table:table-cell table:style-name="ce6" table:formula="of:=([.D460]-[.D459])" office:value-type="float" office:value="-0.0000204999999999927" calcext:value-type="float">
            <text:p>-0.00002050</text:p>
          </table:table-cell>
          <table:table-cell table:style-name="ce8" office:value-type="float" office:value="0.06388248" calcext:value-type="float">
            <text:p>0.06388248</text:p>
          </table:table-cell>
          <table:table-cell table:style-name="ce10" table:formula="of:=[.B460]-[.$S$2]" office:value-type="float" office:value="-0.000323483987417945" calcext:value-type="float">
            <text:p>-0.00032348</text:p>
          </table:table-cell>
          <table:table-cell table:style-name="ce9" table:formula="of:=SUM([.$E$3:.E460])" office:value-type="float" office:value="0.0115137648957954" calcext:value-type="float">
            <text:p>0.0115137649</text:p>
          </table:table-cell>
          <table:table-cell table:style-name="ce12" table:formula="of:=MAX([.$E$3:.E460]) - MIN([.$E$3:.E460])" office:value-type="float" office:value="0.00991855310791096" calcext:value-type="float">
            <text:p>0.009918553</text:p>
          </table:table-cell>
          <table:table-cell table:style-name="ce9" table:formula="of:=STDEV([.$E$3:.E460])" office:value-type="float" office:value="0.00134569988850825" calcext:value-type="float">
            <text:p>0.0013456999</text:p>
          </table:table-cell>
          <table:table-cell table:style-name="ce9" table:formula="of:=[.G460]/[.H460]" office:value-type="float" office:value="7.37055356295378" calcext:value-type="float">
            <text:p>7.370553563</text:p>
          </table:table-cell>
          <table:table-cell table:style-name="ce9" table:formula="of:=SLOPE([.I445:.I460];[.W445:.W460])" office:value-type="float" office:value="2.79861675575613" calcext:value-type="float">
            <text:p>2.7986167558</text:p>
          </table:table-cell>
          <table:table-cell table:style-name="ce17" table:formula="of:=AVERAGE([.D453:.D460])" office:value-type="float" office:value="0.06386561875" calcext:value-type="float">
            <text:p>0.063865619</text:p>
          </table:table-cell>
          <table:table-cell table:style-name="ce19" table:formula="of:=([.D460] - [.K460])/[.K460]" office:value-type="percentage" office:value="0.000264011377796286" calcext:value-type="percentage">
            <text:p>0.026%</text:p>
          </table:table-cell>
          <table:table-cell table:style-name="ce22" table:formula="of:=[.D460]-[.L460]" office:value-type="float" office:value="0.0636184686222037" calcext:value-type="float">
            <text:p>0.06361847</text:p>
          </table:table-cell>
          <table:table-cell table:style-name="ce27" table:formula="of:=ABS([.L459]-[.L460])" office:value-type="float" office:value="0.000294842793049621" calcext:value-type="float">
            <text:p>0.0002948</text:p>
          </table:table-cell>
          <table:table-cell table:style-name="ce34" table:formula="of:=IF(([.J460] &gt; [.$P$53]);(([.$M$53]+[.J460])/[.$O$53]);(([.$L$53]-[.J460])/[.$O$53]))" office:value-type="float" office:value="0.626461693595641" calcext:value-type="float">
            <text:p>0.63</text:p>
          </table:table-cell>
          <table:table-cell table:style-name="ce42" table:formula="of:=[.O460]-[.O459]" office:value-type="float" office:value="0.00468553877991729" calcext:value-type="float">
            <text:p>0.0047</text:p>
          </table:table-cell>
          <table:table-cell table:style-name="ce45" table:number-columns-repeated="2"/>
          <table:table-cell table:style-name="ce48" table:formula="of:=[.O460] - AVERAGE([.O455:.O460])" office:value-type="float" office:value="0.168255100898368" calcext:value-type="float">
            <text:p>0.1682551009</text:p>
          </table:table-cell>
          <table:table-cell table:style-name="ce45" table:formula="of:=[.M460]-[.M459]" office:value-type="float" office:value="0.000274342793049623" calcext:value-type="float">
            <text:p>0.000</text:p>
          </table:table-cell>
          <table:table-cell table:style-name="ce45" table:formula="of:=AVERAGE([.O455:.O460])" office:value-type="float" office:value="0.458206592697273" calcext:value-type="float">
            <text:p>0.458</text:p>
          </table:table-cell>
          <table:table-cell table:style-name="ce9"/>
          <table:table-cell table:style-name="ce14" table:formula="of:=LOG([.X460])" office:value-type="float" office:value="3.06818586174616" calcext:value-type="float">
            <text:p>3.0681858617</text:p>
          </table:table-cell>
          <table:table-cell table:style-name="ce44" table:formula="of:=[.X459]+1" office:value-type="float" office:value="1170" calcext:value-type="float">
            <text:p>117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61]/[.D460]" office:value-type="percentage" office:value="-0.00233741708211717" calcext:value-type="percentage">
            <text:p>-0.2337%</text:p>
          </table:table-cell>
          <table:table-cell table:style-name="ce6" table:formula="of:=([.D461]-[.D460])" office:value-type="float" office:value="-0.000149320000000008" calcext:value-type="float">
            <text:p>-0.00014932</text:p>
          </table:table-cell>
          <table:table-cell table:style-name="ce8" office:value-type="float" office:value="0.06373316" calcext:value-type="float">
            <text:p>0.06373316</text:p>
          </table:table-cell>
          <table:table-cell table:style-name="ce10" table:formula="of:=[.B461]-[.$S$2]" office:value-type="float" office:value="-0.00234010225858776" calcext:value-type="float">
            <text:p>-0.00234010</text:p>
          </table:table-cell>
          <table:table-cell table:style-name="ce9" table:formula="of:=SUM([.$E$3:.E461])" office:value-type="float" office:value="0.00917366263720764" calcext:value-type="float">
            <text:p>0.0091736626</text:p>
          </table:table-cell>
          <table:table-cell table:style-name="ce12" table:formula="of:=MAX([.$E$3:.E461]) - MIN([.$E$3:.E461])" office:value-type="float" office:value="0.00991855310791096" calcext:value-type="float">
            <text:p>0.009918553</text:p>
          </table:table-cell>
          <table:table-cell table:style-name="ce9" table:formula="of:=STDEV([.$E$3:.E461])" office:value-type="float" office:value="0.00134875587335663" calcext:value-type="float">
            <text:p>0.0013487559</text:p>
          </table:table-cell>
          <table:table-cell table:style-name="ce9" table:formula="of:=[.G461]/[.H461]" office:value-type="float" office:value="7.35385350591787" calcext:value-type="float">
            <text:p>7.3538535059</text:p>
          </table:table-cell>
          <table:table-cell table:style-name="ce9" table:formula="of:=SLOPE([.I446:.I461];[.W446:.W461])" office:value-type="float" office:value="1.17369053249241" calcext:value-type="float">
            <text:p>1.1736905325</text:p>
          </table:table-cell>
          <table:table-cell table:style-name="ce17" table:formula="of:=AVERAGE([.D454:.D461])" office:value-type="float" office:value="0.06383783125" calcext:value-type="float">
            <text:p>0.063837831</text:p>
          </table:table-cell>
          <table:table-cell table:style-name="ce19" table:formula="of:=([.D461] - [.K461])/[.K461]" office:value-type="percentage" office:value="-0.0016396429507465" calcext:value-type="percentage">
            <text:p>-0.164%</text:p>
          </table:table-cell>
          <table:table-cell table:style-name="ce22" table:formula="of:=[.D461]-[.L461]" office:value-type="float" office:value="0.0653728029507465" calcext:value-type="float">
            <text:p>0.06537280</text:p>
          </table:table-cell>
          <table:table-cell table:style-name="ce27" table:formula="of:=ABS([.L460]-[.L461])" office:value-type="float" office:value="0.00190365432854279" calcext:value-type="float">
            <text:p>0.0019037</text:p>
          </table:table-cell>
          <table:table-cell table:style-name="ce34" table:formula="of:=IF(([.J461] &gt; [.$P$53]);(([.$M$53]+[.J461])/[.$O$53]);(([.$L$53]-[.J461])/[.$O$53]))" office:value-type="float" office:value="0.635212834408568" calcext:value-type="float">
            <text:p>0.64</text:p>
          </table:table-cell>
          <table:table-cell table:style-name="ce42" table:formula="of:=[.O461]-[.O460]" office:value-type="float" office:value="0.00875114081292661" calcext:value-type="float">
            <text:p>0.0088</text:p>
          </table:table-cell>
          <table:table-cell table:style-name="ce45" table:number-columns-repeated="2"/>
          <table:table-cell table:style-name="ce48" table:formula="of:=[.O461] - AVERAGE([.O456:.O461])" office:value-type="float" office:value="0.038013310080161" calcext:value-type="float">
            <text:p>0.0380133101</text:p>
          </table:table-cell>
          <table:table-cell table:style-name="ce45" table:formula="of:=[.M461]-[.M460]" office:value-type="float" office:value="0.00175433432854279" calcext:value-type="float">
            <text:p>0.002</text:p>
          </table:table-cell>
          <table:table-cell table:style-name="ce45" table:formula="of:=AVERAGE([.O456:.O461])" office:value-type="float" office:value="0.597199524328407" calcext:value-type="float">
            <text:p>0.597</text:p>
          </table:table-cell>
          <table:table-cell table:style-name="ce9"/>
          <table:table-cell table:style-name="ce14" table:formula="of:=LOG([.X461])" office:value-type="float" office:value="3.06855689507236" calcext:value-type="float">
            <text:p>3.0685568951</text:p>
          </table:table-cell>
          <table:table-cell table:style-name="ce44" table:formula="of:=[.X460]+1" office:value-type="float" office:value="1171" calcext:value-type="float">
            <text:p>117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62]/[.D461]" office:value-type="percentage" office:value="0.00155005651689013" calcext:value-type="percentage">
            <text:p>0.1550%</text:p>
          </table:table-cell>
          <table:table-cell table:style-name="ce6" table:formula="of:=([.D462]-[.D461])" office:value-type="float" office:value="0.0000987900000000014" calcext:value-type="float">
            <text:p>0.00009879</text:p>
          </table:table-cell>
          <table:table-cell table:style-name="ce8" office:value-type="float" office:value="0.06383195" calcext:value-type="float">
            <text:p>0.06383195</text:p>
          </table:table-cell>
          <table:table-cell table:style-name="ce10" table:formula="of:=[.B462]-[.$S$2]" office:value-type="float" office:value="0.00154737134041954" calcext:value-type="float">
            <text:p>0.00154737</text:p>
          </table:table-cell>
          <table:table-cell table:style-name="ce9" table:formula="of:=SUM([.$E$3:.E462])" office:value-type="float" office:value="0.0107210339776272" calcext:value-type="float">
            <text:p>0.010721034</text:p>
          </table:table-cell>
          <table:table-cell table:style-name="ce12" table:formula="of:=MAX([.$E$3:.E462]) - MIN([.$E$3:.E462])" office:value-type="float" office:value="0.00991855310791096" calcext:value-type="float">
            <text:p>0.009918553</text:p>
          </table:table-cell>
          <table:table-cell table:style-name="ce9" table:formula="of:=STDEV([.$E$3:.E462])" office:value-type="float" office:value="0.0013491666561812" calcext:value-type="float">
            <text:p>0.0013491667</text:p>
          </table:table-cell>
          <table:table-cell table:style-name="ce9" table:formula="of:=[.G462]/[.H462]" office:value-type="float" office:value="7.35161446695199" calcext:value-type="float">
            <text:p>7.351614467</text:p>
          </table:table-cell>
          <table:table-cell table:style-name="ce9" table:formula="of:=SLOPE([.I447:.I462];[.W447:.W462])" office:value-type="float" office:value="-0.410113951670496" calcext:value-type="float">
            <text:p>-0.4101139517</text:p>
          </table:table-cell>
          <table:table-cell table:style-name="ce17" table:formula="of:=AVERAGE([.D455:.D462])" office:value-type="float" office:value="0.0638266525" calcext:value-type="float">
            <text:p>0.063826653</text:p>
          </table:table-cell>
          <table:table-cell table:style-name="ce19" table:formula="of:=([.D462] - [.K462])/[.K462]" office:value-type="percentage" office:value="0.0000829982427795515" calcext:value-type="percentage">
            <text:p>0.008%</text:p>
          </table:table-cell>
          <table:table-cell table:style-name="ce22" table:formula="of:=[.D462]-[.L462]" office:value-type="float" office:value="0.0637489517572205" calcext:value-type="float">
            <text:p>0.06374895</text:p>
          </table:table-cell>
          <table:table-cell table:style-name="ce27" table:formula="of:=ABS([.L461]-[.L462])" office:value-type="float" office:value="0.00172264119352606" calcext:value-type="float">
            <text:p>0.0017226</text:p>
          </table:table-cell>
          <table:table-cell table:style-name="ce34" table:formula="of:=IF(([.J462] &gt; [.$P$53]);(([.$M$53]+[.J462])/[.$O$53]);(([.$L$53]-[.J462])/[.$O$53]))" office:value-type="float" office:value="0.643742511548749" calcext:value-type="float">
            <text:p>0.64</text:p>
          </table:table-cell>
          <table:table-cell table:style-name="ce42" table:formula="of:=[.O462]-[.O461]" office:value-type="float" office:value="0.0085296771401816" calcext:value-type="float">
            <text:p>0.0085</text:p>
          </table:table-cell>
          <table:table-cell table:style-name="ce45" table:number-columns-repeated="2"/>
          <table:table-cell table:style-name="ce48" table:formula="of:=[.O462] - AVERAGE([.O457:.O462])" office:value-type="float" office:value="0.0261223759284915" calcext:value-type="float">
            <text:p>0.0261223759</text:p>
          </table:table-cell>
          <table:table-cell table:style-name="ce45" table:formula="of:=[.M462]-[.M461]" office:value-type="float" office:value="-0.00162385119352605" calcext:value-type="float">
            <text:p>-0.002</text:p>
          </table:table-cell>
          <table:table-cell table:style-name="ce45" table:formula="of:=AVERAGE([.O457:.O462])" office:value-type="float" office:value="0.617620135620258" calcext:value-type="float">
            <text:p>0.618</text:p>
          </table:table-cell>
          <table:table-cell table:style-name="ce9"/>
          <table:table-cell table:style-name="ce14" table:formula="of:=LOG([.X462])" office:value-type="float" office:value="3.06892761168207" calcext:value-type="float">
            <text:p>3.0689276117</text:p>
          </table:table-cell>
          <table:table-cell table:style-name="ce44" table:formula="of:=[.X461]+1" office:value-type="float" office:value="1172" calcext:value-type="float">
            <text:p>117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63]/[.D462]" office:value-type="percentage" office:value="0.00131282218387514" calcext:value-type="percentage">
            <text:p>0.1313%</text:p>
          </table:table-cell>
          <table:table-cell table:style-name="ce6" table:formula="of:=([.D463]-[.D462])" office:value-type="float" office:value="0.0000838000000000089" calcext:value-type="float">
            <text:p>0.00008380</text:p>
          </table:table-cell>
          <table:table-cell table:style-name="ce8" office:value-type="float" office:value="0.06391575" calcext:value-type="float">
            <text:p>0.06391575</text:p>
          </table:table-cell>
          <table:table-cell table:style-name="ce10" table:formula="of:=[.B463]-[.$S$2]" office:value-type="float" office:value="0.00131013700740455" calcext:value-type="float">
            <text:p>0.00131014</text:p>
          </table:table-cell>
          <table:table-cell table:style-name="ce9" table:formula="of:=SUM([.$E$3:.E463])" office:value-type="float" office:value="0.0120311709850317" calcext:value-type="float">
            <text:p>0.012031171</text:p>
          </table:table-cell>
          <table:table-cell table:style-name="ce12" table:formula="of:=MAX([.$E$3:.E463]) - MIN([.$E$3:.E463])" office:value-type="float" office:value="0.00991855310791096" calcext:value-type="float">
            <text:p>0.009918553</text:p>
          </table:table-cell>
          <table:table-cell table:style-name="ce9" table:formula="of:=STDEV([.$E$3:.E463])" office:value-type="float" office:value="0.00134903137249403" calcext:value-type="float">
            <text:p>0.0013490314</text:p>
          </table:table-cell>
          <table:table-cell table:style-name="ce9" table:formula="of:=[.G463]/[.H463]" office:value-type="float" office:value="7.3523517022247" calcext:value-type="float">
            <text:p>7.3523517022</text:p>
          </table:table-cell>
          <table:table-cell table:style-name="ce9" table:formula="of:=SLOPE([.I448:.I463];[.W448:.W463])" office:value-type="float" office:value="-1.50176817488636" calcext:value-type="float">
            <text:p>-1.5017681749</text:p>
          </table:table-cell>
          <table:table-cell table:style-name="ce17" table:formula="of:=AVERAGE([.D456:.D463])" office:value-type="float" office:value="0.06384349625" calcext:value-type="float">
            <text:p>0.063843496</text:p>
          </table:table-cell>
          <table:table-cell table:style-name="ce19" table:formula="of:=([.D463] - [.K463])/[.K463]" office:value-type="percentage" office:value="0.00113173234932291" calcext:value-type="percentage">
            <text:p>0.113%</text:p>
          </table:table-cell>
          <table:table-cell table:style-name="ce22" table:formula="of:=[.D463]-[.L463]" office:value-type="float" office:value="0.0627840176506771" calcext:value-type="float">
            <text:p>0.06278402</text:p>
          </table:table-cell>
          <table:table-cell table:style-name="ce27" table:formula="of:=ABS([.L462]-[.L463])" office:value-type="float" office:value="0.00104873410654336" calcext:value-type="float">
            <text:p>0.0010487</text:p>
          </table:table-cell>
          <table:table-cell table:style-name="ce34" table:formula="of:=IF(([.J463] &gt; [.$P$53]);(([.$M$53]+[.J463])/[.$O$53]);(([.$L$53]-[.J463])/[.$O$53]))" office:value-type="float" office:value="0.64962168297796" calcext:value-type="float">
            <text:p>0.65</text:p>
          </table:table-cell>
          <table:table-cell table:style-name="ce42" table:formula="of:=[.O463]-[.O462]" office:value-type="float" office:value="0.00587917142921102" calcext:value-type="float">
            <text:p>0.0059</text:p>
          </table:table-cell>
          <table:table-cell table:style-name="ce45" table:number-columns-repeated="2"/>
          <table:table-cell table:style-name="ce48" table:formula="of:=[.O463] - AVERAGE([.O458:.O463])" office:value-type="float" office:value="0.0178337344748789" calcext:value-type="float">
            <text:p>0.0178337345</text:p>
          </table:table-cell>
          <table:table-cell table:style-name="ce45" table:formula="of:=[.M463]-[.M462]" office:value-type="float" office:value="-0.000964934106543358" calcext:value-type="float">
            <text:p>-0.001</text:p>
          </table:table-cell>
          <table:table-cell table:style-name="ce45" table:formula="of:=AVERAGE([.O458:.O463])" office:value-type="float" office:value="0.631787948503081" calcext:value-type="float">
            <text:p>0.632</text:p>
          </table:table-cell>
          <table:table-cell table:style-name="ce9"/>
          <table:table-cell table:style-name="ce14" table:formula="of:=LOG([.X463])" office:value-type="float" office:value="3.06929801211553" calcext:value-type="float">
            <text:p>3.0692980121</text:p>
          </table:table-cell>
          <table:table-cell table:style-name="ce44" table:formula="of:=[.X462]+1" office:value-type="float" office:value="1173" calcext:value-type="float">
            <text:p>117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64]/[.D463]" office:value-type="percentage" office:value="0.000340291712136694" calcext:value-type="percentage">
            <text:p>0.0340%</text:p>
          </table:table-cell>
          <table:table-cell table:style-name="ce6" table:formula="of:=([.D464]-[.D463])" office:value-type="float" office:value="0.0000217500000000009" calcext:value-type="float">
            <text:p>0.00002175</text:p>
          </table:table-cell>
          <table:table-cell table:style-name="ce8" office:value-type="float" office:value="0.0639375" calcext:value-type="float">
            <text:p>0.0639375</text:p>
          </table:table-cell>
          <table:table-cell table:style-name="ce10" table:formula="of:=[.B464]-[.$S$2]" office:value-type="float" office:value="0.000337606535666106" calcext:value-type="float">
            <text:p>0.00033761</text:p>
          </table:table-cell>
          <table:table-cell table:style-name="ce9" table:formula="of:=SUM([.$E$3:.E464])" office:value-type="float" office:value="0.0123687775206978" calcext:value-type="float">
            <text:p>0.0123687775</text:p>
          </table:table-cell>
          <table:table-cell table:style-name="ce12" table:formula="of:=MAX([.$E$3:.E464]) - MIN([.$E$3:.E464])" office:value-type="float" office:value="0.00991855310791096" calcext:value-type="float">
            <text:p>0.009918553</text:p>
          </table:table-cell>
          <table:table-cell table:style-name="ce9" table:formula="of:=STDEV([.$E$3:.E464])" office:value-type="float" office:value="0.00134764535053458" calcext:value-type="float">
            <text:p>0.0013476454</text:p>
          </table:table-cell>
          <table:table-cell table:style-name="ce9" table:formula="of:=[.G464]/[.H464]" office:value-type="float" office:value="7.35991342527652" calcext:value-type="float">
            <text:p>7.3599134253</text:p>
          </table:table-cell>
          <table:table-cell table:style-name="ce9" table:formula="of:=SLOPE([.I449:.I464];[.W449:.W464])" office:value-type="float" office:value="-1.70626269574361" calcext:value-type="float">
            <text:p>-1.7062626957</text:p>
          </table:table-cell>
          <table:table-cell table:style-name="ce17" table:formula="of:=AVERAGE([.D457:.D464])" office:value-type="float" office:value="0.0638601175" calcext:value-type="float">
            <text:p>0.063860118</text:p>
          </table:table-cell>
          <table:table-cell table:style-name="ce19" table:formula="of:=([.D464] - [.K464])/[.K464]" office:value-type="percentage" office:value="0.00121175004101739" calcext:value-type="percentage">
            <text:p>0.121%</text:p>
          </table:table-cell>
          <table:table-cell table:style-name="ce22" table:formula="of:=[.D464]-[.L464]" office:value-type="float" office:value="0.0627257499589826" calcext:value-type="float">
            <text:p>0.06272575</text:p>
          </table:table-cell>
          <table:table-cell table:style-name="ce27" table:formula="of:=ABS([.L463]-[.L464])" office:value-type="float" office:value="0.0000800176916944835" calcext:value-type="float">
            <text:p>0.0000800</text:p>
          </table:table-cell>
          <table:table-cell table:style-name="ce34" table:formula="of:=IF(([.J464] &gt; [.$P$53]);(([.$M$53]+[.J464])/[.$O$53]);(([.$L$53]-[.J464])/[.$O$53]))" office:value-type="float" office:value="0.65072300088512" calcext:value-type="float">
            <text:p>0.65</text:p>
          </table:table-cell>
          <table:table-cell table:style-name="ce42" table:formula="of:=[.O464]-[.O463]" office:value-type="float" office:value="0.00110131790715973" calcext:value-type="float">
            <text:p>0.0011</text:p>
          </table:table-cell>
          <table:table-cell table:style-name="ce45" table:number-columns-repeated="2"/>
          <table:table-cell table:style-name="ce48" table:formula="of:=[.O464] - AVERAGE([.O459:.O464])" office:value-type="float" office:value="0.0128000211798263" calcext:value-type="float">
            <text:p>0.0128000212</text:p>
          </table:table-cell>
          <table:table-cell table:style-name="ce45" table:formula="of:=[.M464]-[.M463]" office:value-type="float" office:value="-0.0000582676916944802" calcext:value-type="float">
            <text:p>0.000</text:p>
          </table:table-cell>
          <table:table-cell table:style-name="ce45" table:formula="of:=AVERAGE([.O459:.O464])" office:value-type="float" office:value="0.637922979705294" calcext:value-type="float">
            <text:p>0.638</text:p>
          </table:table-cell>
          <table:table-cell table:style-name="ce9"/>
          <table:table-cell table:style-name="ce14" table:formula="of:=LOG([.X464])" office:value-type="float" office:value="3.0696680969116" calcext:value-type="float">
            <text:p>3.0696680969</text:p>
          </table:table-cell>
          <table:table-cell table:style-name="ce44" table:formula="of:=[.X463]+1" office:value-type="float" office:value="1174" calcext:value-type="float">
            <text:p>117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65]/[.D464]" office:value-type="percentage" office:value="0.000563049853372346" calcext:value-type="percentage">
            <text:p>0.0563%</text:p>
          </table:table-cell>
          <table:table-cell table:style-name="ce6" table:formula="of:=([.D465]-[.D464])" office:value-type="float" office:value="0.0000359999999999944" calcext:value-type="float">
            <text:p>0.00003600</text:p>
          </table:table-cell>
          <table:table-cell table:style-name="ce8" office:value-type="float" office:value="0.0639735" calcext:value-type="float">
            <text:p>0.0639735</text:p>
          </table:table-cell>
          <table:table-cell table:style-name="ce10" table:formula="of:=[.B465]-[.$S$2]" office:value-type="float" office:value="0.000560364676901758" calcext:value-type="float">
            <text:p>0.00056036</text:p>
          </table:table-cell>
          <table:table-cell table:style-name="ce9" table:formula="of:=SUM([.$E$3:.E465])" office:value-type="float" office:value="0.0129291421975996" calcext:value-type="float">
            <text:p>0.0129291422</text:p>
          </table:table-cell>
          <table:table-cell table:style-name="ce12" table:formula="of:=MAX([.$E$3:.E465]) - MIN([.$E$3:.E465])" office:value-type="float" office:value="0.00991855310791096" calcext:value-type="float">
            <text:p>0.009918553</text:p>
          </table:table-cell>
          <table:table-cell table:style-name="ce9" table:formula="of:=STDEV([.$E$3:.E465])" office:value-type="float" office:value="0.00134641445419712" calcext:value-type="float">
            <text:p>0.0013464145</text:p>
          </table:table-cell>
          <table:table-cell table:style-name="ce9" table:formula="of:=[.G465]/[.H465]" office:value-type="float" office:value="7.36664188132584" calcext:value-type="float">
            <text:p>7.3666418813</text:p>
          </table:table-cell>
          <table:table-cell table:style-name="ce9" table:formula="of:=SLOPE([.I450:.I465];[.W450:.W465])" office:value-type="float" office:value="-1.02337827909829" calcext:value-type="float">
            <text:p>-1.0233782791</text:p>
          </table:table-cell>
          <table:table-cell table:style-name="ce17" table:formula="of:=AVERAGE([.D458:.D465])" office:value-type="float" office:value="0.0638728125" calcext:value-type="float">
            <text:p>0.063872813</text:p>
          </table:table-cell>
          <table:table-cell table:style-name="ce19" table:formula="of:=([.D465] - [.K465])/[.K465]" office:value-type="percentage" office:value="0.00157637492477708" calcext:value-type="percentage">
            <text:p>0.158%</text:p>
          </table:table-cell>
          <table:table-cell table:style-name="ce22" table:formula="of:=[.D465]-[.L465]" office:value-type="float" office:value="0.0623971250752229" calcext:value-type="float">
            <text:p>0.06239713</text:p>
          </table:table-cell>
          <table:table-cell table:style-name="ce27" table:formula="of:=ABS([.L464]-[.L465])" office:value-type="float" office:value="0.000364624883759685" calcext:value-type="float">
            <text:p>0.0003646</text:p>
          </table:table-cell>
          <table:table-cell table:style-name="ce34" table:formula="of:=IF(([.J465] &gt; [.$P$53]);(([.$M$53]+[.J465])/[.$O$53]);(([.$L$53]-[.J465])/[.$O$53]))" office:value-type="float" office:value="0.647045284565783" calcext:value-type="float">
            <text:p>0.65</text:p>
          </table:table-cell>
          <table:table-cell table:style-name="ce42" table:formula="of:=[.O465]-[.O464]" office:value-type="float" office:value="-0.00367771631933744" calcext:value-type="float">
            <text:p>-0.0037</text:p>
          </table:table-cell>
          <table:table-cell table:style-name="ce45" table:number-columns-repeated="2"/>
          <table:table-cell table:style-name="ce48" table:formula="of:=[.O465] - AVERAGE([.O460:.O465])" office:value-type="float" office:value="0.00491078323547911" calcext:value-type="float">
            <text:p>0.0049107832</text:p>
          </table:table-cell>
          <table:table-cell table:style-name="ce45" table:formula="of:=[.M465]-[.M464]" office:value-type="float" office:value="-0.00032862488375969" calcext:value-type="float">
            <text:p>0.000</text:p>
          </table:table-cell>
          <table:table-cell table:style-name="ce45" table:formula="of:=AVERAGE([.O460:.O465])" office:value-type="float" office:value="0.642134501330304" calcext:value-type="float">
            <text:p>0.642</text:p>
          </table:table-cell>
          <table:table-cell table:style-name="ce9"/>
          <table:table-cell table:style-name="ce14" table:formula="of:=LOG([.X465])" office:value-type="float" office:value="3.07003786660775" calcext:value-type="float">
            <text:p>3.0700378666</text:p>
          </table:table-cell>
          <table:table-cell table:style-name="ce44" table:formula="of:=[.X464]+1" office:value-type="float" office:value="1175" calcext:value-type="float">
            <text:p>117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66]/[.D465]" office:value-type="percentage" office:value="-0.00163520832844858" calcext:value-type="percentage">
            <text:p>-0.1635%</text:p>
          </table:table-cell>
          <table:table-cell table:style-name="ce6" table:formula="of:=([.D466]-[.D465])" office:value-type="float" office:value="-0.000104610000000005" calcext:value-type="float">
            <text:p>-0.00010461</text:p>
          </table:table-cell>
          <table:table-cell table:style-name="ce8" office:value-type="float" office:value="0.06386889" calcext:value-type="float">
            <text:p>0.06386889</text:p>
          </table:table-cell>
          <table:table-cell table:style-name="ce10" table:formula="of:=[.B466]-[.$S$2]" office:value-type="float" office:value="-0.00163789350491916" calcext:value-type="float">
            <text:p>-0.00163789</text:p>
          </table:table-cell>
          <table:table-cell table:style-name="ce9" table:formula="of:=SUM([.$E$3:.E466])" office:value-type="float" office:value="0.0112912486926804" calcext:value-type="float">
            <text:p>0.0112912487</text:p>
          </table:table-cell>
          <table:table-cell table:style-name="ce12" table:formula="of:=MAX([.$E$3:.E466]) - MIN([.$E$3:.E466])" office:value-type="float" office:value="0.00991855310791096" calcext:value-type="float">
            <text:p>0.009918553</text:p>
          </table:table-cell>
          <table:table-cell table:style-name="ce9" table:formula="of:=STDEV([.$E$3:.E466])" office:value-type="float" office:value="0.00134718112191727" calcext:value-type="float">
            <text:p>0.0013471811</text:p>
          </table:table-cell>
          <table:table-cell table:style-name="ce9" table:formula="of:=[.G466]/[.H466]" office:value-type="float" office:value="7.3624495968257" calcext:value-type="float">
            <text:p>7.3624495968</text:p>
          </table:table-cell>
          <table:table-cell table:style-name="ce9" table:formula="of:=SLOPE([.I451:.I466];[.W451:.W466])" office:value-type="float" office:value="-0.176751138872997" calcext:value-type="float">
            <text:p>-0.1767511389</text:p>
          </table:table-cell>
          <table:table-cell table:style-name="ce17" table:formula="of:=AVERAGE([.D459:.D466])" office:value-type="float" office:value="0.06388077625" calcext:value-type="float">
            <text:p>0.063880776</text:p>
          </table:table-cell>
          <table:table-cell table:style-name="ce19" table:formula="of:=([.D466] - [.K466])/[.K466]" office:value-type="percentage" office:value="-0.00018606927933205" calcext:value-type="percentage">
            <text:p>-0.019%</text:p>
          </table:table-cell>
          <table:table-cell table:style-name="ce22" table:formula="of:=[.D466]-[.L466]" office:value-type="float" office:value="0.0640549592793321" calcext:value-type="float">
            <text:p>0.06405496</text:p>
          </table:table-cell>
          <table:table-cell table:style-name="ce27" table:formula="of:=ABS([.L465]-[.L466])" office:value-type="float" office:value="0.00176244420410913" calcext:value-type="float">
            <text:p>0.0017624</text:p>
          </table:table-cell>
          <table:table-cell table:style-name="ce34" table:formula="of:=IF(([.J466] &gt; [.$P$53]);(([.$M$53]+[.J466])/[.$O$53]);(([.$L$53]-[.J466])/[.$O$53]))" office:value-type="float" office:value="0.642485721667428" calcext:value-type="float">
            <text:p>0.64</text:p>
          </table:table-cell>
          <table:table-cell table:style-name="ce42" table:formula="of:=[.O466]-[.O465]" office:value-type="float" office:value="-0.00455956289835469" calcext:value-type="float">
            <text:p>-0.0046</text:p>
          </table:table-cell>
          <table:table-cell table:style-name="ce45" table:number-columns-repeated="2"/>
          <table:table-cell table:style-name="ce48" table:formula="of:=[.O466] - AVERAGE([.O461:.O466])" office:value-type="float" office:value="-0.00231945100817343" calcext:value-type="float">
            <text:p>-0.0023194510</text:p>
          </table:table-cell>
          <table:table-cell table:style-name="ce45" table:formula="of:=[.M466]-[.M465]" office:value-type="float" office:value="0.00165783420410913" calcext:value-type="float">
            <text:p>0.002</text:p>
          </table:table-cell>
          <table:table-cell table:style-name="ce45" table:formula="of:=AVERAGE([.O461:.O466])" office:value-type="float" office:value="0.644805172675601" calcext:value-type="float">
            <text:p>0.645</text:p>
          </table:table-cell>
          <table:table-cell table:style-name="ce9"/>
          <table:table-cell table:style-name="ce14" table:formula="of:=LOG([.X466])" office:value-type="float" office:value="3.07040732174012" calcext:value-type="float">
            <text:p>3.0704073217</text:p>
          </table:table-cell>
          <table:table-cell table:style-name="ce44" table:formula="of:=[.X465]+1" office:value-type="float" office:value="1176" calcext:value-type="float">
            <text:p>117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67]/[.D466]" office:value-type="percentage" office:value="-0.000364340134923151" calcext:value-type="percentage">
            <text:p>-0.0364%</text:p>
          </table:table-cell>
          <table:table-cell table:style-name="ce6" table:formula="of:=([.D467]-[.D466])" office:value-type="float" office:value="-0.0000232699999999919" calcext:value-type="float">
            <text:p>-0.00002327</text:p>
          </table:table-cell>
          <table:table-cell table:style-name="ce8" office:value-type="float" office:value="0.06384562" calcext:value-type="float">
            <text:p>0.06384562</text:p>
          </table:table-cell>
          <table:table-cell table:style-name="ce10" table:formula="of:=[.B467]-[.$S$2]" office:value-type="float" office:value="-0.00036702531139374" calcext:value-type="float">
            <text:p>-0.00036703</text:p>
          </table:table-cell>
          <table:table-cell table:style-name="ce9" table:formula="of:=SUM([.$E$3:.E467])" office:value-type="float" office:value="0.0109242233812867" calcext:value-type="float">
            <text:p>0.0109242234</text:p>
          </table:table-cell>
          <table:table-cell table:style-name="ce12" table:formula="of:=MAX([.$E$3:.E467]) - MIN([.$E$3:.E467])" office:value-type="float" office:value="0.00991855310791096" calcext:value-type="float">
            <text:p>0.009918553</text:p>
          </table:table-cell>
          <table:table-cell table:style-name="ce9" table:formula="of:=STDEV([.$E$3:.E467])" office:value-type="float" office:value="0.00134585101004072" calcext:value-type="float">
            <text:p>0.001345851</text:p>
          </table:table-cell>
          <table:table-cell table:style-name="ce9" table:formula="of:=[.G467]/[.H467]" office:value-type="float" office:value="7.36972594582433" calcext:value-type="float">
            <text:p>7.3697259458</text:p>
          </table:table-cell>
          <table:table-cell table:style-name="ce9" table:formula="of:=SLOPE([.I452:.I467];[.W452:.W467])" office:value-type="float" office:value="1.04534057576264" calcext:value-type="float">
            <text:p>1.0453405758</text:p>
          </table:table-cell>
          <table:table-cell table:style-name="ce17" table:formula="of:=AVERAGE([.D460:.D467])" office:value-type="float" office:value="0.06387360625" calcext:value-type="float">
            <text:p>0.063873606</text:p>
          </table:table-cell>
          <table:table-cell table:style-name="ce19" table:formula="of:=([.D467] - [.K467])/[.K467]" office:value-type="percentage" office:value="-0.000438150460621388" calcext:value-type="percentage">
            <text:p>-0.044%</text:p>
          </table:table-cell>
          <table:table-cell table:style-name="ce22" table:formula="of:=[.D467]-[.L467]" office:value-type="float" office:value="0.0642837704606214" calcext:value-type="float">
            <text:p>0.06428377</text:p>
          </table:table-cell>
          <table:table-cell table:style-name="ce27" table:formula="of:=ABS([.L466]-[.L467])" office:value-type="float" office:value="0.000252081181289338" calcext:value-type="float">
            <text:p>0.0002521</text:p>
          </table:table-cell>
          <table:table-cell table:style-name="ce34" table:formula="of:=IF(([.J467] &gt; [.$P$53]);(([.$M$53]+[.J467])/[.$O$53]);(([.$L$53]-[.J467])/[.$O$53]))" office:value-type="float" office:value="0.635904071049712" calcext:value-type="float">
            <text:p>0.64</text:p>
          </table:table-cell>
          <table:table-cell table:style-name="ce42" table:formula="of:=[.O467]-[.O466]" office:value-type="float" office:value="-0.00658165061771643" calcext:value-type="float">
            <text:p>-0.0066</text:p>
          </table:table-cell>
          <table:table-cell table:style-name="ce45" table:number-columns-repeated="2"/>
          <table:table-cell table:style-name="ce48" table:formula="of:=[.O467] - AVERAGE([.O462:.O467])" office:value-type="float" office:value="-0.00901630773274709" calcext:value-type="float">
            <text:p>-0.0090163077</text:p>
          </table:table-cell>
          <table:table-cell table:style-name="ce45" table:formula="of:=[.M467]-[.M466]" office:value-type="float" office:value="0.00022881118128934" calcext:value-type="float">
            <text:p>0.000</text:p>
          </table:table-cell>
          <table:table-cell table:style-name="ce45" table:formula="of:=AVERAGE([.O462:.O467])" office:value-type="float" office:value="0.644920378782459" calcext:value-type="float">
            <text:p>0.645</text:p>
          </table:table-cell>
          <table:table-cell table:style-name="ce9"/>
          <table:table-cell table:style-name="ce14" table:formula="of:=LOG([.X467])" office:value-type="float" office:value="3.07077646284343" calcext:value-type="float">
            <text:p>3.0707764628</text:p>
          </table:table-cell>
          <table:table-cell table:style-name="ce44" table:formula="of:=[.X466]+1" office:value-type="float" office:value="1177" calcext:value-type="float">
            <text:p>117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68]/[.D467]" office:value-type="percentage" office:value="0.00241802021814489" calcext:value-type="percentage">
            <text:p>0.2418%</text:p>
          </table:table-cell>
          <table:table-cell table:style-name="ce6" table:formula="of:=([.D468]-[.D467])" office:value-type="float" office:value="0.000154379999999996" calcext:value-type="float">
            <text:p>0.00015438</text:p>
          </table:table-cell>
          <table:table-cell table:style-name="ce8" office:value-type="float" office:value="0.064" calcext:value-type="float">
            <text:p>0.064</text:p>
          </table:table-cell>
          <table:table-cell table:style-name="ce10" table:formula="of:=[.B468]-[.$S$2]" office:value-type="float" office:value="0.0024153350416743" calcext:value-type="float">
            <text:p>0.00241534</text:p>
          </table:table-cell>
          <table:table-cell table:style-name="ce9" table:formula="of:=SUM([.$E$3:.E468])" office:value-type="float" office:value="0.013339558422961" calcext:value-type="float">
            <text:p>0.0133395584</text:p>
          </table:table-cell>
          <table:table-cell table:style-name="ce12" table:formula="of:=MAX([.$E$3:.E468]) - MIN([.$E$3:.E468])" office:value-type="float" office:value="0.00991855310791096" calcext:value-type="float">
            <text:p>0.009918553</text:p>
          </table:table-cell>
          <table:table-cell table:style-name="ce9" table:formula="of:=STDEV([.$E$3:.E468])" office:value-type="float" office:value="0.00134896118110252" calcext:value-type="float">
            <text:p>0.0013489612</text:p>
          </table:table-cell>
          <table:table-cell table:style-name="ce9" table:formula="of:=[.G468]/[.H468]" office:value-type="float" office:value="7.35273427201548" calcext:value-type="float">
            <text:p>7.352734272</text:p>
          </table:table-cell>
          <table:table-cell table:style-name="ce9" table:formula="of:=SLOPE([.I453:.I468];[.W453:.W468])" office:value-type="float" office:value="0.16666646049514" calcext:value-type="float">
            <text:p>0.1666664605</text:p>
          </table:table-cell>
          <table:table-cell table:style-name="ce17" table:formula="of:=AVERAGE([.D461:.D468])" office:value-type="float" office:value="0.06388829625" calcext:value-type="float">
            <text:p>0.063888296</text:p>
          </table:table-cell>
          <table:table-cell table:style-name="ce19" table:formula="of:=([.D468] - [.K468])/[.K468]" office:value-type="percentage" office:value="0.00174842274026046" calcext:value-type="percentage">
            <text:p>0.175%</text:p>
          </table:table-cell>
          <table:table-cell table:style-name="ce22" table:formula="of:=[.D468]-[.L468]" office:value-type="float" office:value="0.0622515772597395" calcext:value-type="float">
            <text:p>0.06225158</text:p>
          </table:table-cell>
          <table:table-cell table:style-name="ce27" table:formula="of:=ABS([.L467]-[.L468])" office:value-type="float" office:value="0.00218657320088185" calcext:value-type="float">
            <text:p>0.0021866</text:p>
          </table:table-cell>
          <table:table-cell table:style-name="ce34" table:formula="of:=IF(([.J468] &gt; [.$P$53]);(([.$M$53]+[.J468])/[.$O$53]);(([.$L$53]-[.J468])/[.$O$53]))" office:value-type="float" office:value="0.640636224916941" calcext:value-type="float">
            <text:p>0.64</text:p>
          </table:table-cell>
          <table:table-cell table:style-name="ce42" table:formula="of:=[.O468]-[.O467]" office:value-type="float" office:value="0.00473215386722925" calcext:value-type="float">
            <text:p>0.0047</text:p>
          </table:table-cell>
          <table:table-cell table:style-name="ce45" table:number-columns-repeated="2"/>
          <table:table-cell table:style-name="ce48" table:formula="of:=[.O468] - AVERAGE([.O463:.O468])" office:value-type="float" office:value="-0.00376643942688304" calcext:value-type="float">
            <text:p>-0.0037664394</text:p>
          </table:table-cell>
          <table:table-cell table:style-name="ce45" table:formula="of:=[.M468]-[.M467]" office:value-type="float" office:value="-0.00203219320088185" calcext:value-type="float">
            <text:p>-0.002</text:p>
          </table:table-cell>
          <table:table-cell table:style-name="ce45" table:formula="of:=AVERAGE([.O463:.O468])" office:value-type="float" office:value="0.644402664343824" calcext:value-type="float">
            <text:p>0.644</text:p>
          </table:table-cell>
          <table:table-cell table:style-name="ce9"/>
          <table:table-cell table:style-name="ce14" table:formula="of:=LOG([.X468])" office:value-type="float" office:value="3.07114529045108" calcext:value-type="float">
            <text:p>3.0711452905</text:p>
          </table:table-cell>
          <table:table-cell table:style-name="ce44" table:formula="of:=[.X467]+1" office:value-type="float" office:value="1178" calcext:value-type="float">
            <text:p>117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69]/[.D468]" office:value-type="percentage" office:value="0" calcext:value-type="percentage">
            <text:p>0.0000%</text:p>
          </table:table-cell>
          <table:table-cell table:style-name="ce6" table:formula="of:=([.D469]-[.D468])" office:value-type="float" office:value="0" calcext:value-type="float">
            <text:p>0.00000000</text:p>
          </table:table-cell>
          <table:table-cell table:style-name="ce8" office:value-type="float" office:value="0.064" calcext:value-type="float">
            <text:p>0.064</text:p>
          </table:table-cell>
          <table:table-cell table:style-name="ce10" table:formula="of:=[.B469]-[.$S$2]" office:value-type="float" office:value="-0.00000268517647058823" calcext:value-type="float">
            <text:p>-0.00000269</text:p>
          </table:table-cell>
          <table:table-cell table:style-name="ce9" table:formula="of:=SUM([.$E$3:.E469])" office:value-type="float" office:value="0.0133368732464904" calcext:value-type="float">
            <text:p>0.0133368732</text:p>
          </table:table-cell>
          <table:table-cell table:style-name="ce12" table:formula="of:=MAX([.$E$3:.E469]) - MIN([.$E$3:.E469])" office:value-type="float" office:value="0.00991855310791096" calcext:value-type="float">
            <text:p>0.009918553</text:p>
          </table:table-cell>
          <table:table-cell table:style-name="ce9" table:formula="of:=STDEV([.$E$3:.E469])" office:value-type="float" office:value="0.00134751379948328" calcext:value-type="float">
            <text:p>0.0013475138</text:p>
          </table:table-cell>
          <table:table-cell table:style-name="ce9" table:formula="of:=[.G469]/[.H469]" office:value-type="float" office:value="7.36063193691549" calcext:value-type="float">
            <text:p>7.3606319369</text:p>
          </table:table-cell>
          <table:table-cell table:style-name="ce9" table:formula="of:=SLOPE([.I454:.I469];[.W454:.W469])" office:value-type="float" office:value="0.0685563416481346" calcext:value-type="float">
            <text:p>0.0685563416</text:p>
          </table:table-cell>
          <table:table-cell table:style-name="ce17" table:formula="of:=AVERAGE([.D462:.D469])" office:value-type="float" office:value="0.06392165125" calcext:value-type="float">
            <text:p>0.063921651</text:p>
          </table:table-cell>
          <table:table-cell table:style-name="ce19" table:formula="of:=([.D469] - [.K469])/[.K469]" office:value-type="percentage" office:value="0.00122569971938887" calcext:value-type="percentage">
            <text:p>0.123%</text:p>
          </table:table-cell>
          <table:table-cell table:style-name="ce22" table:formula="of:=[.D469]-[.L469]" office:value-type="float" office:value="0.0627743002806111" calcext:value-type="float">
            <text:p>0.06277430</text:p>
          </table:table-cell>
          <table:table-cell table:style-name="ce27" table:formula="of:=ABS([.L468]-[.L469])" office:value-type="float" office:value="0.000522723020871589" calcext:value-type="float">
            <text:p>0.0005227</text:p>
          </table:table-cell>
          <table:table-cell table:style-name="ce34" table:formula="of:=IF(([.J469] &gt; [.$P$53]);(([.$M$53]+[.J469])/[.$O$53]);(([.$L$53]-[.J469])/[.$O$53]))" office:value-type="float" office:value="0.641164603038305" calcext:value-type="float">
            <text:p>0.64</text:p>
          </table:table-cell>
          <table:table-cell table:style-name="ce42" table:formula="of:=[.O469]-[.O468]" office:value-type="float" office:value="0.000528378121363859" calcext:value-type="float">
            <text:p>0.0005</text:p>
          </table:table-cell>
          <table:table-cell table:style-name="ce45" table:number-columns-repeated="2"/>
          <table:table-cell table:style-name="ce48" table:formula="of:=[.O469] - AVERAGE([.O464:.O469])" office:value-type="float" office:value="-0.0018285479822433" calcext:value-type="float">
            <text:p>-0.0018285480</text:p>
          </table:table-cell>
          <table:table-cell table:style-name="ce45" table:formula="of:=[.M469]-[.M468]" office:value-type="float" office:value="0.000522723020871585" calcext:value-type="float">
            <text:p>0.001</text:p>
          </table:table-cell>
          <table:table-cell table:style-name="ce45" table:formula="of:=AVERAGE([.O464:.O469])" office:value-type="float" office:value="0.642993151020548" calcext:value-type="float">
            <text:p>0.643</text:p>
          </table:table-cell>
          <table:table-cell table:style-name="ce9"/>
          <table:table-cell table:style-name="ce14" table:formula="of:=LOG([.X469])" office:value-type="float" office:value="3.07151380509509" calcext:value-type="float">
            <text:p>3.0715138051</text:p>
          </table:table-cell>
          <table:table-cell table:style-name="ce44" table:formula="of:=[.X468]+1" office:value-type="float" office:value="1179" calcext:value-type="float">
            <text:p>117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70]/[.D469]" office:value-type="percentage" office:value="-0.000000781250000022465" calcext:value-type="percentage">
            <text:p>-0.0001%</text:p>
          </table:table-cell>
          <table:table-cell table:style-name="ce6" table:formula="of:=([.D470]-[.D469])" office:value-type="float" office:value="-0.0000000500000000014378" calcext:value-type="float">
            <text:p>-0.00000005</text:p>
          </table:table-cell>
          <table:table-cell table:style-name="ce8" office:value-type="float" office:value="0.06399995" calcext:value-type="float">
            <text:p>0.06399995</text:p>
          </table:table-cell>
          <table:table-cell table:style-name="ce10" table:formula="of:=[.B470]-[.$S$2]" office:value-type="float" office:value="-0.0000034664264706107" calcext:value-type="float">
            <text:p>-0.00000347</text:p>
          </table:table-cell>
          <table:table-cell table:style-name="ce9" table:formula="of:=SUM([.$E$3:.E470])" office:value-type="float" office:value="0.0133334068200198" calcext:value-type="float">
            <text:p>0.0133334068</text:p>
          </table:table-cell>
          <table:table-cell table:style-name="ce12" table:formula="of:=MAX([.$E$3:.E470]) - MIN([.$E$3:.E470])" office:value-type="float" office:value="0.00991855310791096" calcext:value-type="float">
            <text:p>0.009918553</text:p>
          </table:table-cell>
          <table:table-cell table:style-name="ce9" table:formula="of:=STDEV([.$E$3:.E470])" office:value-type="float" office:value="0.00134607110607402" calcext:value-type="float">
            <text:p>0.0013460711</text:p>
          </table:table-cell>
          <table:table-cell table:style-name="ce9" table:formula="of:=[.G470]/[.H470]" office:value-type="float" office:value="7.36852092222646" calcext:value-type="float">
            <text:p>7.3685209222</text:p>
          </table:table-cell>
          <table:table-cell table:style-name="ce9" table:formula="of:=SLOPE([.I455:.I470];[.W455:.W470])" office:value-type="float" office:value="0.877482082885829" calcext:value-type="float">
            <text:p>0.8774820829</text:p>
          </table:table-cell>
          <table:table-cell table:style-name="ce17" table:formula="of:=AVERAGE([.D463:.D470])" office:value-type="float" office:value="0.06394265125" calcext:value-type="float">
            <text:p>0.063942651</text:p>
          </table:table-cell>
          <table:table-cell table:style-name="ce19" table:formula="of:=([.D470] - [.K470])/[.K470]" office:value-type="percentage" office:value="0.000896095937216709" calcext:value-type="percentage">
            <text:p>0.090%</text:p>
          </table:table-cell>
          <table:table-cell table:style-name="ce22" table:formula="of:=[.D470]-[.L470]" office:value-type="float" office:value="0.0631038540627833" calcext:value-type="float">
            <text:p>0.06310385</text:p>
          </table:table-cell>
          <table:table-cell table:style-name="ce27" table:formula="of:=ABS([.L469]-[.L470])" office:value-type="float" office:value="0.000329603782172165" calcext:value-type="float">
            <text:p>0.0003296</text:p>
          </table:table-cell>
          <table:table-cell table:style-name="ce34" table:formula="of:=IF(([.J470] &gt; [.$P$53]);(([.$M$53]+[.J470])/[.$O$53]);(([.$L$53]-[.J470])/[.$O$53]))" office:value-type="float" office:value="0.636808083359181" calcext:value-type="float">
            <text:p>0.64</text:p>
          </table:table-cell>
          <table:table-cell table:style-name="ce42" table:formula="of:=[.O470]-[.O469]" office:value-type="float" office:value="-0.00435651967912343" calcext:value-type="float">
            <text:p>-0.0044</text:p>
          </table:table-cell>
          <table:table-cell table:style-name="ce45" table:number-columns-repeated="2"/>
          <table:table-cell table:style-name="ce48" table:formula="of:=[.O470] - AVERAGE([.O465:.O470])" office:value-type="float" office:value="-0.0038659147403769" calcext:value-type="float">
            <text:p>-0.0038659147</text:p>
          </table:table-cell>
          <table:table-cell table:style-name="ce45" table:formula="of:=[.M470]-[.M469]" office:value-type="float" office:value="0.000329553782172171" calcext:value-type="float">
            <text:p>0.000</text:p>
          </table:table-cell>
          <table:table-cell table:style-name="ce45" table:formula="of:=AVERAGE([.O465:.O470])" office:value-type="float" office:value="0.640673998099558" calcext:value-type="float">
            <text:p>0.641</text:p>
          </table:table-cell>
          <table:table-cell table:style-name="ce9"/>
          <table:table-cell table:style-name="ce14" table:formula="of:=LOG([.X470])" office:value-type="float" office:value="3.07188200730612" calcext:value-type="float">
            <text:p>3.0718820073</text:p>
          </table:table-cell>
          <table:table-cell table:style-name="ce44" table:formula="of:=[.X469]+1" office:value-type="float" office:value="1180" calcext:value-type="float">
            <text:p>118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71]/[.D470]" office:value-type="percentage" office:value="-0.00159296999450786" calcext:value-type="percentage">
            <text:p>-0.1593%</text:p>
          </table:table-cell>
          <table:table-cell table:style-name="ce6" table:formula="of:=([.D471]-[.D470])" office:value-type="float" office:value="-0.000101950000000003" calcext:value-type="float">
            <text:p>-0.00010195</text:p>
          </table:table-cell>
          <table:table-cell table:style-name="ce8" office:value-type="float" office:value="0.063898" calcext:value-type="float">
            <text:p>0.063898</text:p>
          </table:table-cell>
          <table:table-cell table:style-name="ce10" table:formula="of:=[.B471]-[.$S$2]" office:value-type="float" office:value="-0.00159565517097845" calcext:value-type="float">
            <text:p>-0.00159566</text:p>
          </table:table-cell>
          <table:table-cell table:style-name="ce9" table:formula="of:=SUM([.$E$3:.E471])" office:value-type="float" office:value="0.0117377516490414" calcext:value-type="float">
            <text:p>0.0117377516</text:p>
          </table:table-cell>
          <table:table-cell table:style-name="ce12" table:formula="of:=MAX([.$E$3:.E471]) - MIN([.$E$3:.E471])" office:value-type="float" office:value="0.00991855310791096" calcext:value-type="float">
            <text:p>0.009918553</text:p>
          </table:table-cell>
          <table:table-cell table:style-name="ce9" table:formula="of:=STDEV([.$E$3:.E471])" office:value-type="float" office:value="0.00134672203339388" calcext:value-type="float">
            <text:p>0.001346722</text:p>
          </table:table-cell>
          <table:table-cell table:style-name="ce9" table:formula="of:=[.G471]/[.H471]" office:value-type="float" office:value="7.36495940659346" calcext:value-type="float">
            <text:p>7.3649594066</text:p>
          </table:table-cell>
          <table:table-cell table:style-name="ce9" table:formula="of:=SLOPE([.I456:.I471];[.W456:.W471])" office:value-type="float" office:value="0.500291548041669" calcext:value-type="float">
            <text:p>0.500291548</text:p>
          </table:table-cell>
          <table:table-cell table:style-name="ce17" table:formula="of:=AVERAGE([.D464:.D471])" office:value-type="float" office:value="0.0639404325" calcext:value-type="float">
            <text:p>0.063940433</text:p>
          </table:table-cell>
          <table:table-cell table:style-name="ce19" table:formula="of:=([.D471] - [.K471])/[.K471]" office:value-type="percentage" office:value="-0.000663625476728026" calcext:value-type="percentage">
            <text:p>-0.066%</text:p>
          </table:table-cell>
          <table:table-cell table:style-name="ce22" table:formula="of:=[.D471]-[.L471]" office:value-type="float" office:value="0.064561625476728" calcext:value-type="float">
            <text:p>0.06456163</text:p>
          </table:table-cell>
          <table:table-cell table:style-name="ce27" table:formula="of:=ABS([.L470]-[.L471])" office:value-type="float" office:value="0.00155972141394474" calcext:value-type="float">
            <text:p>0.0015597</text:p>
          </table:table-cell>
          <table:table-cell table:style-name="ce34" table:formula="of:=IF(([.J471] &gt; [.$P$53]);(([.$M$53]+[.J471])/[.$O$53]);(([.$L$53]-[.J471])/[.$O$53]))" office:value-type="float" office:value="0.638839466345354" calcext:value-type="float">
            <text:p>0.64</text:p>
          </table:table-cell>
          <table:table-cell table:style-name="ce42" table:formula="of:=[.O471]-[.O470]" office:value-type="float" office:value="0.00203138298617311" calcext:value-type="float">
            <text:p>0.0020</text:p>
          </table:table-cell>
          <table:table-cell table:style-name="ce45" table:number-columns-repeated="2"/>
          <table:table-cell table:style-name="ce48" table:formula="of:=[.O471] - AVERAGE([.O466:.O471])" office:value-type="float" office:value="-0.00046689538413236" calcext:value-type="float">
            <text:p>-0.0004668954</text:p>
          </table:table-cell>
          <table:table-cell table:style-name="ce45" table:formula="of:=[.M471]-[.M470]" office:value-type="float" office:value="0.00145777141394472" calcext:value-type="float">
            <text:p>0.001</text:p>
          </table:table-cell>
          <table:table-cell table:style-name="ce45" table:formula="of:=AVERAGE([.O466:.O471])" office:value-type="float" office:value="0.639306361729487" calcext:value-type="float">
            <text:p>0.639</text:p>
          </table:table-cell>
          <table:table-cell table:style-name="ce9"/>
          <table:table-cell table:style-name="ce14" table:formula="of:=LOG([.X471])" office:value-type="float" office:value="3.07224989761351" calcext:value-type="float">
            <text:p>3.0722498976</text:p>
          </table:table-cell>
          <table:table-cell table:style-name="ce44" table:formula="of:=[.X470]+1" office:value-type="float" office:value="1181" calcext:value-type="float">
            <text:p>118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72]/[.D471]" office:value-type="percentage" office:value="0.000813796988951303" calcext:value-type="percentage">
            <text:p>0.0814%</text:p>
          </table:table-cell>
          <table:table-cell table:style-name="ce6" table:formula="of:=([.D472]-[.D471])" office:value-type="float" office:value="0.0000520000000000104" calcext:value-type="float">
            <text:p>0.00005200</text:p>
          </table:table-cell>
          <table:table-cell table:style-name="ce8" office:value-type="float" office:value="0.06395" calcext:value-type="float">
            <text:p>0.06395</text:p>
          </table:table-cell>
          <table:table-cell table:style-name="ce10" table:formula="of:=[.B472]-[.$S$2]" office:value-type="float" office:value="0.000811111812480715" calcext:value-type="float">
            <text:p>0.00081111</text:p>
          </table:table-cell>
          <table:table-cell table:style-name="ce9" table:formula="of:=SUM([.$E$3:.E472])" office:value-type="float" office:value="0.0125488634615221" calcext:value-type="float">
            <text:p>0.0125488635</text:p>
          </table:table-cell>
          <table:table-cell table:style-name="ce12" table:formula="of:=MAX([.$E$3:.E472]) - MIN([.$E$3:.E472])" office:value-type="float" office:value="0.00991855310791096" calcext:value-type="float">
            <text:p>0.009918553</text:p>
          </table:table-cell>
          <table:table-cell table:style-name="ce9" table:formula="of:=STDEV([.$E$3:.E472])" office:value-type="float" office:value="0.00134577408894061" calcext:value-type="float">
            <text:p>0.0013457741</text:p>
          </table:table-cell>
          <table:table-cell table:style-name="ce9" table:formula="of:=[.G472]/[.H472]" office:value-type="float" office:value="7.37014718103157" calcext:value-type="float">
            <text:p>7.370147181</text:p>
          </table:table-cell>
          <table:table-cell table:style-name="ce9" table:formula="of:=SLOPE([.I457:.I472];[.W457:.W472])" office:value-type="float" office:value="0.83576551192192" calcext:value-type="float">
            <text:p>0.8357655119</text:p>
          </table:table-cell>
          <table:table-cell table:style-name="ce17" table:formula="of:=AVERAGE([.D465:.D472])" office:value-type="float" office:value="0.063941995" calcext:value-type="float">
            <text:p>0.063941995</text:p>
          </table:table-cell>
          <table:table-cell table:style-name="ce19" table:formula="of:=([.D472] - [.K472])/[.K472]" office:value-type="percentage" office:value="0.000125191589658805" calcext:value-type="percentage">
            <text:p>0.013%</text:p>
          </table:table-cell>
          <table:table-cell table:style-name="ce22" table:formula="of:=[.D472]-[.L472]" office:value-type="float" office:value="0.0638248084103412" calcext:value-type="float">
            <text:p>0.06382481</text:p>
          </table:table-cell>
          <table:table-cell table:style-name="ce27" table:formula="of:=ABS([.L471]-[.L472])" office:value-type="float" office:value="0.000788817066386831" calcext:value-type="float">
            <text:p>0.0007888</text:p>
          </table:table-cell>
          <table:table-cell table:style-name="ce34" table:formula="of:=IF(([.J472] &gt; [.$P$53]);(([.$M$53]+[.J472])/[.$O$53]);(([.$L$53]-[.J472])/[.$O$53]))" office:value-type="float" office:value="0.637032750535765" calcext:value-type="float">
            <text:p>0.64</text:p>
          </table:table-cell>
          <table:table-cell table:style-name="ce42" table:formula="of:=[.O472]-[.O471]" office:value-type="float" office:value="-0.00180671580958924" calcext:value-type="float">
            <text:p>-0.0018</text:p>
          </table:table-cell>
          <table:table-cell table:style-name="ce45" table:number-columns-repeated="2"/>
          <table:table-cell table:style-name="ce48" table:formula="of:=[.O472] - AVERAGE([.O467:.O472])" office:value-type="float" office:value="-0.00136478267177786" calcext:value-type="float">
            <text:p>-0.0013647827</text:p>
          </table:table-cell>
          <table:table-cell table:style-name="ce45" table:formula="of:=[.M472]-[.M471]" office:value-type="float" office:value="-0.000736817066386813" calcext:value-type="float">
            <text:p>-0.001</text:p>
          </table:table-cell>
          <table:table-cell table:style-name="ce45" table:formula="of:=AVERAGE([.O467:.O472])" office:value-type="float" office:value="0.638397533207543" calcext:value-type="float">
            <text:p>0.638</text:p>
          </table:table-cell>
          <table:table-cell table:style-name="ce9"/>
          <table:table-cell table:style-name="ce14" table:formula="of:=LOG([.X472])" office:value-type="float" office:value="3.07261747654524" calcext:value-type="float">
            <text:p>3.0726174765</text:p>
          </table:table-cell>
          <table:table-cell table:style-name="ce44" table:formula="of:=[.X471]+1" office:value-type="float" office:value="1182" calcext:value-type="float">
            <text:p>118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73]/[.D472]" office:value-type="percentage" office:value="0.000703674745895066" calcext:value-type="percentage">
            <text:p>0.0704%</text:p>
          </table:table-cell>
          <table:table-cell table:style-name="ce6" table:formula="of:=([.D473]-[.D472])" office:value-type="float" office:value="0.0000449999999999895" calcext:value-type="float">
            <text:p>0.00004500</text:p>
          </table:table-cell>
          <table:table-cell table:style-name="ce8" office:value-type="float" office:value="0.063995" calcext:value-type="float">
            <text:p>0.063995</text:p>
          </table:table-cell>
          <table:table-cell table:style-name="ce10" table:formula="of:=[.B473]-[.$S$2]" office:value-type="float" office:value="0.000700989569424478" calcext:value-type="float">
            <text:p>0.00070099</text:p>
          </table:table-cell>
          <table:table-cell table:style-name="ce9" table:formula="of:=SUM([.$E$3:.E473])" office:value-type="float" office:value="0.0132498530309465" calcext:value-type="float">
            <text:p>0.013249853</text:p>
          </table:table-cell>
          <table:table-cell table:style-name="ce12" table:formula="of:=MAX([.$E$3:.E473]) - MIN([.$E$3:.E473])" office:value-type="float" office:value="0.00991855310791096" calcext:value-type="float">
            <text:p>0.009918553</text:p>
          </table:table-cell>
          <table:table-cell table:style-name="ce9" table:formula="of:=STDEV([.$E$3:.E473])" office:value-type="float" office:value="0.00134470063572851" calcext:value-type="float">
            <text:p>0.0013447006</text:p>
          </table:table-cell>
          <table:table-cell table:style-name="ce9" table:formula="of:=[.G473]/[.H473]" office:value-type="float" office:value="7.37603065275379" calcext:value-type="float">
            <text:p>7.3760306528</text:p>
          </table:table-cell>
          <table:table-cell table:style-name="ce9" table:formula="of:=SLOPE([.I458:.I473];[.W458:.W473])" office:value-type="float" office:value="1.66041030754521" calcext:value-type="float">
            <text:p>1.6604103075</text:p>
          </table:table-cell>
          <table:table-cell table:style-name="ce17" table:formula="of:=AVERAGE([.D466:.D473])" office:value-type="float" office:value="0.0639446825" calcext:value-type="float">
            <text:p>0.063944683</text:p>
          </table:table-cell>
          <table:table-cell table:style-name="ce19" table:formula="of:=([.D473] - [.K473])/[.K473]" office:value-type="percentage" office:value="0.000786891075735778" calcext:value-type="percentage">
            <text:p>0.079%</text:p>
          </table:table-cell>
          <table:table-cell table:style-name="ce22" table:formula="of:=[.D473]-[.L473]" office:value-type="float" office:value="0.0632081089242642" calcext:value-type="float">
            <text:p>0.06320811</text:p>
          </table:table-cell>
          <table:table-cell table:style-name="ce27" table:formula="of:=ABS([.L472]-[.L473])" office:value-type="float" office:value="0.000661699486076973" calcext:value-type="float">
            <text:p>0.0006617</text:p>
          </table:table-cell>
          <table:table-cell table:style-name="ce34" table:formula="of:=IF(([.J473] &gt; [.$P$53]);(([.$M$53]+[.J473])/[.$O$53]);(([.$L$53]-[.J473])/[.$O$53]))" office:value-type="float" office:value="0.63259157491571" calcext:value-type="float">
            <text:p>0.63</text:p>
          </table:table-cell>
          <table:table-cell table:style-name="ce42" table:formula="of:=[.O473]-[.O472]" office:value-type="float" office:value="-0.00444117562005475" calcext:value-type="float">
            <text:p>-0.0044</text:p>
          </table:table-cell>
          <table:table-cell table:style-name="ce45" table:number-columns-repeated="2"/>
          <table:table-cell table:style-name="ce48" table:formula="of:=[.O473] - AVERAGE([.O468:.O473])" office:value-type="float" office:value="-0.00525387560283241" calcext:value-type="float">
            <text:p>-0.0052538756</text:p>
          </table:table-cell>
          <table:table-cell table:style-name="ce45" table:formula="of:=[.M473]-[.M472]" office:value-type="float" office:value="-0.000616699486076983" calcext:value-type="float">
            <text:p>-0.001</text:p>
          </table:table-cell>
          <table:table-cell table:style-name="ce45" table:formula="of:=AVERAGE([.O468:.O473])" office:value-type="float" office:value="0.637845450518543" calcext:value-type="float">
            <text:p>0.638</text:p>
          </table:table-cell>
          <table:table-cell table:style-name="ce9"/>
          <table:table-cell table:style-name="ce14" table:formula="of:=LOG([.X473])" office:value-type="float" office:value="3.07298474462793" calcext:value-type="float">
            <text:p>3.0729847446</text:p>
          </table:table-cell>
          <table:table-cell table:style-name="ce44" table:formula="of:=[.X472]+1" office:value-type="float" office:value="1183" calcext:value-type="float">
            <text:p>118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74]/[.D473]" office:value-type="percentage" office:value="0" calcext:value-type="percentage">
            <text:p>0.0000%</text:p>
          </table:table-cell>
          <table:table-cell table:style-name="ce6" table:formula="of:=([.D474]-[.D473])" office:value-type="float" office:value="0" calcext:value-type="float">
            <text:p>0.00000000</text:p>
          </table:table-cell>
          <table:table-cell table:style-name="ce8" office:value-type="float" office:value="0.063995" calcext:value-type="float">
            <text:p>0.063995</text:p>
          </table:table-cell>
          <table:table-cell table:style-name="ce10" table:formula="of:=[.B474]-[.$S$2]" office:value-type="float" office:value="-0.00000268517647058823" calcext:value-type="float">
            <text:p>-0.00000269</text:p>
          </table:table-cell>
          <table:table-cell table:style-name="ce9" table:formula="of:=SUM([.$E$3:.E474])" office:value-type="float" office:value="0.013247167854476" calcext:value-type="float">
            <text:p>0.0132471679</text:p>
          </table:table-cell>
          <table:table-cell table:style-name="ce12" table:formula="of:=MAX([.$E$3:.E474]) - MIN([.$E$3:.E474])" office:value-type="float" office:value="0.00991855310791096" calcext:value-type="float">
            <text:p>0.009918553</text:p>
          </table:table-cell>
          <table:table-cell table:style-name="ce9" table:formula="of:=STDEV([.$E$3:.E474])" office:value-type="float" office:value="0.00134327313077348" calcext:value-type="float">
            <text:p>0.0013432731</text:p>
          </table:table-cell>
          <table:table-cell table:style-name="ce9" table:formula="of:=[.G474]/[.H474]" office:value-type="float" office:value="7.3838692077461" calcext:value-type="float">
            <text:p>7.3838692077</text:p>
          </table:table-cell>
          <table:table-cell table:style-name="ce9" table:formula="of:=SLOPE([.I459:.I474];[.W459:.W474])" office:value-type="float" office:value="3.04524518486029" calcext:value-type="float">
            <text:p>3.0452451849</text:p>
          </table:table-cell>
          <table:table-cell table:style-name="ce17" table:formula="of:=AVERAGE([.D467:.D474])" office:value-type="float" office:value="0.06396044625" calcext:value-type="float">
            <text:p>0.063960446</text:p>
          </table:table-cell>
          <table:table-cell table:style-name="ce19" table:formula="of:=([.D474] - [.K474])/[.K474]" office:value-type="percentage" office:value="0.000540236224508602" calcext:value-type="percentage">
            <text:p>0.054%</text:p>
          </table:table-cell>
          <table:table-cell table:style-name="ce22" table:formula="of:=[.D474]-[.L474]" office:value-type="float" office:value="0.0634547637754914" calcext:value-type="float">
            <text:p>0.06345476</text:p>
          </table:table-cell>
          <table:table-cell table:style-name="ce27" table:formula="of:=ABS([.L473]-[.L474])" office:value-type="float" office:value="0.000246654851227176" calcext:value-type="float">
            <text:p>0.0002467</text:p>
          </table:table-cell>
          <table:table-cell table:style-name="ce34" table:formula="of:=IF(([.J474] &gt; [.$P$53]);(([.$M$53]+[.J474])/[.$O$53]);(([.$L$53]-[.J474])/[.$O$53]))" office:value-type="float" office:value="0.625133460916113" calcext:value-type="float">
            <text:p>0.63</text:p>
          </table:table-cell>
          <table:table-cell table:style-name="ce42" table:formula="of:=[.O474]-[.O473]" office:value-type="float" office:value="-0.0074581139995975" calcext:value-type="float">
            <text:p>-0.0075</text:p>
          </table:table-cell>
          <table:table-cell table:style-name="ce45" table:number-columns-repeated="2"/>
          <table:table-cell table:style-name="ce48" table:formula="of:=[.O474] - AVERAGE([.O469:.O474])" office:value-type="float" office:value="-0.0101281956022919" calcext:value-type="float">
            <text:p>-0.0101281956</text:p>
          </table:table-cell>
          <table:table-cell table:style-name="ce45" table:formula="of:=[.M474]-[.M473]" office:value-type="float" office:value="0.000246654851227171" calcext:value-type="float">
            <text:p>0.000</text:p>
          </table:table-cell>
          <table:table-cell table:style-name="ce45" table:formula="of:=AVERAGE([.O469:.O474])" office:value-type="float" office:value="0.635261656518405" calcext:value-type="float">
            <text:p>0.635</text:p>
          </table:table-cell>
          <table:table-cell table:style-name="ce9"/>
          <table:table-cell table:style-name="ce14" table:formula="of:=LOG([.X474])" office:value-type="float" office:value="3.0733517023869" calcext:value-type="float">
            <text:p>3.0733517024</text:p>
          </table:table-cell>
          <table:table-cell table:style-name="ce44" table:formula="of:=[.X473]+1" office:value-type="float" office:value="1184" calcext:value-type="float">
            <text:p>118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75]/[.D474]" office:value-type="percentage" office:value="0.000031252441597031" calcext:value-type="percentage">
            <text:p>0.0031%</text:p>
          </table:table-cell>
          <table:table-cell table:style-name="ce6" table:formula="of:=([.D475]-[.D474])" office:value-type="float" office:value="0.000002000000000002" calcext:value-type="float">
            <text:p>0.00000200</text:p>
          </table:table-cell>
          <table:table-cell table:style-name="ce8" office:value-type="float" office:value="0.063997" calcext:value-type="float">
            <text:p>0.063997</text:p>
          </table:table-cell>
          <table:table-cell table:style-name="ce10" table:formula="of:=[.B475]-[.$S$2]" office:value-type="float" office:value="0.0000285672651264428" calcext:value-type="float">
            <text:p>0.00002857</text:p>
          </table:table-cell>
          <table:table-cell table:style-name="ce9" table:formula="of:=SUM([.$E$3:.E475])" office:value-type="float" office:value="0.0132757351196024" calcext:value-type="float">
            <text:p>0.0132757351</text:p>
          </table:table-cell>
          <table:table-cell table:style-name="ce12" table:formula="of:=MAX([.$E$3:.E475]) - MIN([.$E$3:.E475])" office:value-type="float" office:value="0.00991855310791096" calcext:value-type="float">
            <text:p>0.009918553</text:p>
          </table:table-cell>
          <table:table-cell table:style-name="ce9" table:formula="of:=STDEV([.$E$3:.E475])" office:value-type="float" office:value="0.00134184941766115" calcext:value-type="float">
            <text:p>0.0013418494</text:p>
          </table:table-cell>
          <table:table-cell table:style-name="ce9" table:formula="of:=[.G475]/[.H475]" office:value-type="float" office:value="7.39170355284654" calcext:value-type="float">
            <text:p>7.3917035528</text:p>
          </table:table-cell>
          <table:table-cell table:style-name="ce9" table:formula="of:=SLOPE([.I460:.I475];[.W460:.W475])" office:value-type="float" office:value="4.61376786351062" calcext:value-type="float">
            <text:p>4.6137678635</text:p>
          </table:table-cell>
          <table:table-cell table:style-name="ce17" table:formula="of:=AVERAGE([.D468:.D475])" office:value-type="float" office:value="0.06397936875" calcext:value-type="float">
            <text:p>0.063979369</text:p>
          </table:table-cell>
          <table:table-cell table:style-name="ce19" table:formula="of:=([.D475] - [.K475])/[.K475]" office:value-type="percentage" office:value="0.000275577117193906" calcext:value-type="percentage">
            <text:p>0.028%</text:p>
          </table:table-cell>
          <table:table-cell table:style-name="ce22" table:formula="of:=[.D475]-[.L475]" office:value-type="float" office:value="0.0637214228828061" calcext:value-type="float">
            <text:p>0.06372142</text:p>
          </table:table-cell>
          <table:table-cell table:style-name="ce27" table:formula="of:=ABS([.L474]-[.L475])" office:value-type="float" office:value="0.000264659107314696" calcext:value-type="float">
            <text:p>0.0002647</text:p>
          </table:table-cell>
          <table:table-cell table:style-name="ce34" table:formula="of:=IF(([.J475] &gt; [.$P$53]);(([.$M$53]+[.J475])/[.$O$53]);(([.$L$53]-[.J475])/[.$O$53]))" office:value-type="float" office:value="0.616686084885977" calcext:value-type="float">
            <text:p>0.62</text:p>
          </table:table-cell>
          <table:table-cell table:style-name="ce42" table:formula="of:=[.O475]-[.O474]" office:value-type="float" office:value="-0.00844737603013623" calcext:value-type="float">
            <text:p>-0.0084</text:p>
          </table:table-cell>
          <table:table-cell table:style-name="ce45" table:number-columns-repeated="2"/>
          <table:table-cell table:style-name="ce48" table:formula="of:=[.O475] - AVERAGE([.O470:.O475])" office:value-type="float" office:value="-0.0144958186070402" calcext:value-type="float">
            <text:p>-0.0144958186</text:p>
          </table:table-cell>
          <table:table-cell table:style-name="ce45" table:formula="of:=[.M475]-[.M474]" office:value-type="float" office:value="0.000266659107314701" calcext:value-type="float">
            <text:p>0.000</text:p>
          </table:table-cell>
          <table:table-cell table:style-name="ce45" table:formula="of:=AVERAGE([.O470:.O475])" office:value-type="float" office:value="0.631181903493017" calcext:value-type="float">
            <text:p>0.631</text:p>
          </table:table-cell>
          <table:table-cell table:style-name="ce9"/>
          <table:table-cell table:style-name="ce14" table:formula="of:=LOG([.X475])" office:value-type="float" office:value="3.07371835034612" calcext:value-type="float">
            <text:p>3.0737183503</text:p>
          </table:table-cell>
          <table:table-cell table:style-name="ce44" table:formula="of:=[.X474]+1" office:value-type="float" office:value="1185" calcext:value-type="float">
            <text:p>118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76]/[.D475]" office:value-type="percentage" office:value="0.0000468771973686735" calcext:value-type="percentage">
            <text:p>0.0047%</text:p>
          </table:table-cell>
          <table:table-cell table:style-name="ce6" table:formula="of:=([.D476]-[.D475])" office:value-type="float" office:value="0.000003000000000003" calcext:value-type="float">
            <text:p>0.00000300</text:p>
          </table:table-cell>
          <table:table-cell table:style-name="ce8" office:value-type="float" office:value="0.064" calcext:value-type="float">
            <text:p>0.064</text:p>
          </table:table-cell>
          <table:table-cell table:style-name="ce10" table:formula="of:=[.B476]-[.$S$2]" office:value-type="float" office:value="0.0000441920208980853" calcext:value-type="float">
            <text:p>0.00004419</text:p>
          </table:table-cell>
          <table:table-cell table:style-name="ce9" table:formula="of:=SUM([.$E$3:.E476])" office:value-type="float" office:value="0.0133199271405005" calcext:value-type="float">
            <text:p>0.0133199271</text:p>
          </table:table-cell>
          <table:table-cell table:style-name="ce12" table:formula="of:=MAX([.$E$3:.E476]) - MIN([.$E$3:.E476])" office:value-type="float" office:value="0.00991855310791096" calcext:value-type="float">
            <text:p>0.009918553</text:p>
          </table:table-cell>
          <table:table-cell table:style-name="ce9" table:formula="of:=STDEV([.$E$3:.E476])" office:value-type="float" office:value="0.00134043042630506" calcext:value-type="float">
            <text:p>0.0013404304</text:p>
          </table:table-cell>
          <table:table-cell table:style-name="ce9" table:formula="of:=[.G476]/[.H476]" office:value-type="float" office:value="7.39952847478385" calcext:value-type="float">
            <text:p>7.3995284748</text:p>
          </table:table-cell>
          <table:table-cell table:style-name="ce9" table:formula="of:=SLOPE([.I461:.I476];[.W461:.W476])" office:value-type="float" office:value="6.93667520585714" calcext:value-type="float">
            <text:p>6.9366752059</text:p>
          </table:table-cell>
          <table:table-cell table:style-name="ce17" table:formula="of:=AVERAGE([.D469:.D476])" office:value-type="float" office:value="0.06397936875" calcext:value-type="float">
            <text:p>0.063979369</text:p>
          </table:table-cell>
          <table:table-cell table:style-name="ce19" table:formula="of:=([.D476] - [.K476])/[.K476]" office:value-type="percentage" office:value="0.000322467232845275" calcext:value-type="percentage">
            <text:p>0.032%</text:p>
          </table:table-cell>
          <table:table-cell table:style-name="ce22" table:formula="of:=[.D476]-[.L476]" office:value-type="float" office:value="0.0636775327671547" calcext:value-type="float">
            <text:p>0.06367753</text:p>
          </table:table-cell>
          <table:table-cell table:style-name="ce27" table:formula="of:=ABS([.L475]-[.L476])" office:value-type="float" office:value="0.0000468901156513696" calcext:value-type="float">
            <text:p>0.0000469</text:p>
          </table:table-cell>
          <table:table-cell table:style-name="ce34" table:formula="of:=IF(([.J476] &gt; [.$P$53]);(([.$M$53]+[.J476])/[.$O$53]);(([.$L$53]-[.J476])/[.$O$53]))" office:value-type="float" office:value="0.604175923527742" calcext:value-type="float">
            <text:p>0.60</text:p>
          </table:table-cell>
          <table:table-cell table:style-name="ce42" table:formula="of:=[.O476]-[.O475]" office:value-type="float" office:value="-0.0125101613582344" calcext:value-type="float">
            <text:p>-0.0125</text:p>
          </table:table-cell>
          <table:table-cell table:style-name="ce45" table:number-columns-repeated="2"/>
          <table:table-cell table:style-name="ce48" table:formula="of:=[.O476] - AVERAGE([.O471:.O476])" office:value-type="float" office:value="-0.0215672866600347" calcext:value-type="float">
            <text:p>-0.0215672867</text:p>
          </table:table-cell>
          <table:table-cell table:style-name="ce45" table:formula="of:=[.M476]-[.M475]" office:value-type="float" office:value="-0.0000438901156513682" calcext:value-type="float">
            <text:p>0.000</text:p>
          </table:table-cell>
          <table:table-cell table:style-name="ce45" table:formula="of:=AVERAGE([.O471:.O476])" office:value-type="float" office:value="0.625743210187777" calcext:value-type="float">
            <text:p>0.626</text:p>
          </table:table-cell>
          <table:table-cell table:style-name="ce9"/>
          <table:table-cell table:style-name="ce14" table:formula="of:=LOG([.X476])" office:value-type="float" office:value="3.07408468902824" calcext:value-type="float">
            <text:p>3.074084689</text:p>
          </table:table-cell>
          <table:table-cell table:style-name="ce44" table:formula="of:=[.X475]+1" office:value-type="float" office:value="1186" calcext:value-type="float">
            <text:p>118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77]/[.D476]" office:value-type="percentage" office:value="0" calcext:value-type="percentage">
            <text:p>0.0000%</text:p>
          </table:table-cell>
          <table:table-cell table:style-name="ce6" table:formula="of:=([.D477]-[.D476])" office:value-type="float" office:value="0" calcext:value-type="float">
            <text:p>0.00000000</text:p>
          </table:table-cell>
          <table:table-cell table:style-name="ce8" office:value-type="float" office:value="0.064" calcext:value-type="float">
            <text:p>0.064</text:p>
          </table:table-cell>
          <table:table-cell table:style-name="ce10" table:formula="of:=[.B477]-[.$S$2]" office:value-type="float" office:value="-0.00000268517647058823" calcext:value-type="float">
            <text:p>-0.00000269</text:p>
          </table:table-cell>
          <table:table-cell table:style-name="ce9" table:formula="of:=SUM([.$E$3:.E477])" office:value-type="float" office:value="0.0133172419640299" calcext:value-type="float">
            <text:p>0.013317242</text:p>
          </table:table-cell>
          <table:table-cell table:style-name="ce12" table:formula="of:=MAX([.$E$3:.E477]) - MIN([.$E$3:.E477])" office:value-type="float" office:value="0.00991855310791096" calcext:value-type="float">
            <text:p>0.009918553</text:p>
          </table:table-cell>
          <table:table-cell table:style-name="ce9" table:formula="of:=STDEV([.$E$3:.E477])" office:value-type="float" office:value="0.00133901646869806" calcext:value-type="float">
            <text:p>0.0013390165</text:p>
          </table:table-cell>
          <table:table-cell table:style-name="ce9" table:formula="of:=[.G477]/[.H477]" office:value-type="float" office:value="7.40734213489911" calcext:value-type="float">
            <text:p>7.4073421349</text:p>
          </table:table-cell>
          <table:table-cell table:style-name="ce9" table:formula="of:=SLOPE([.I462:.I477];[.W462:.W477])" office:value-type="float" office:value="8.36435212396104" calcext:value-type="float">
            <text:p>8.364352124</text:p>
          </table:table-cell>
          <table:table-cell table:style-name="ce17" table:formula="of:=AVERAGE([.D470:.D477])" office:value-type="float" office:value="0.06397936875" calcext:value-type="float">
            <text:p>0.063979369</text:p>
          </table:table-cell>
          <table:table-cell table:style-name="ce19" table:formula="of:=([.D477] - [.K477])/[.K477]" office:value-type="percentage" office:value="0.000322467232845275" calcext:value-type="percentage">
            <text:p>0.032%</text:p>
          </table:table-cell>
          <table:table-cell table:style-name="ce22" table:formula="of:=[.D477]-[.L477]" office:value-type="float" office:value="0.0636775327671547" calcext:value-type="float">
            <text:p>0.06367753</text:p>
          </table:table-cell>
          <table:table-cell table:style-name="ce27" table:formula="of:=ABS([.L476]-[.L477])" office:value-type="float" office:value="0" calcext:value-type="float">
            <text:p>0.0000000</text:p>
          </table:table-cell>
          <table:table-cell table:style-name="ce34" table:formula="of:=IF(([.J477] &gt; [.$P$53]);(([.$M$53]+[.J477])/[.$O$53]);(([.$L$53]-[.J477])/[.$O$53]))" office:value-type="float" office:value="0.596487081064114" calcext:value-type="float">
            <text:p>0.60</text:p>
          </table:table-cell>
          <table:table-cell table:style-name="ce42" table:formula="of:=[.O477]-[.O476]" office:value-type="float" office:value="-0.00768884246362778" calcext:value-type="float">
            <text:p>-0.0077</text:p>
          </table:table-cell>
          <table:table-cell table:style-name="ce45" table:number-columns-repeated="2"/>
          <table:table-cell table:style-name="ce48" table:formula="of:=[.O477] - AVERAGE([.O472:.O477])" office:value-type="float" office:value="-0.0221973982434558" calcext:value-type="float">
            <text:p>-0.0221973982</text:p>
          </table:table-cell>
          <table:table-cell table:style-name="ce45" table:formula="of:=[.M477]-[.M476]" office:value-type="float" office:value="0" calcext:value-type="float">
            <text:p>0.000</text:p>
          </table:table-cell>
          <table:table-cell table:style-name="ce45" table:formula="of:=AVERAGE([.O472:.O477])" office:value-type="float" office:value="0.61868447930757" calcext:value-type="float">
            <text:p>0.619</text:p>
          </table:table-cell>
          <table:table-cell table:style-name="ce9"/>
          <table:table-cell table:style-name="ce14" table:formula="of:=LOG([.X477])" office:value-type="float" office:value="3.07445071895459" calcext:value-type="float">
            <text:p>3.074450719</text:p>
          </table:table-cell>
          <table:table-cell table:style-name="ce44" table:formula="of:=[.X476]+1" office:value-type="float" office:value="1187" calcext:value-type="float">
            <text:p>118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78]/[.D477]" office:value-type="percentage" office:value="-0.000000312500000052354" calcext:value-type="percentage">
            <text:p>0.0000%</text:p>
          </table:table-cell>
          <table:table-cell table:style-name="ce6" table:formula="of:=([.D478]-[.D477])" office:value-type="float" office:value="-0.0000000200000000033507" calcext:value-type="float">
            <text:p>-0.00000002</text:p>
          </table:table-cell>
          <table:table-cell table:style-name="ce8" office:value-type="float" office:value="0.06399998" calcext:value-type="float">
            <text:p>0.06399998</text:p>
          </table:table-cell>
          <table:table-cell table:style-name="ce10" table:formula="of:=[.B478]-[.$S$2]" office:value-type="float" office:value="-0.00000299767647064059" calcext:value-type="float">
            <text:p>-0.00000300</text:p>
          </table:table-cell>
          <table:table-cell table:style-name="ce9" table:formula="of:=SUM([.$E$3:.E478])" office:value-type="float" office:value="0.0133142442875593" calcext:value-type="float">
            <text:p>0.0133142443</text:p>
          </table:table-cell>
          <table:table-cell table:style-name="ce12" table:formula="of:=MAX([.$E$3:.E478]) - MIN([.$E$3:.E478])" office:value-type="float" office:value="0.00991855310791096" calcext:value-type="float">
            <text:p>0.009918553</text:p>
          </table:table-cell>
          <table:table-cell table:style-name="ce9" table:formula="of:=STDEV([.$E$3:.E478])" office:value-type="float" office:value="0.00133760699138585" calcext:value-type="float">
            <text:p>0.001337607</text:p>
          </table:table-cell>
          <table:table-cell table:style-name="ce9" table:formula="of:=[.G478]/[.H478]" office:value-type="float" office:value="7.41514747738773" calcext:value-type="float">
            <text:p>7.4151474774</text:p>
          </table:table-cell>
          <table:table-cell table:style-name="ce9" table:formula="of:=SLOPE([.I463:.I478];[.W463:.W478])" office:value-type="float" office:value="9.68238478453404" calcext:value-type="float">
            <text:p>9.6823847845</text:p>
          </table:table-cell>
          <table:table-cell table:style-name="ce17" table:formula="of:=AVERAGE([.D471:.D478])" office:value-type="float" office:value="0.0639793725" calcext:value-type="float">
            <text:p>0.063979373</text:p>
          </table:table-cell>
          <table:table-cell table:style-name="ce19" table:formula="of:=([.D478] - [.K478])/[.K478]" office:value-type="percentage" office:value="0.000322096000550889" calcext:value-type="percentage">
            <text:p>0.032%</text:p>
          </table:table-cell>
          <table:table-cell table:style-name="ce22" table:formula="of:=[.D478]-[.L478]" office:value-type="float" office:value="0.0636778839994491" calcext:value-type="float">
            <text:p>0.06367788</text:p>
          </table:table-cell>
          <table:table-cell table:style-name="ce27" table:formula="of:=ABS([.L477]-[.L478])" office:value-type="float" office:value="0.000000371232294386133" calcext:value-type="float">
            <text:p>0.0000004</text:p>
          </table:table-cell>
          <table:table-cell table:style-name="ce34" table:formula="of:=IF(([.J478] &gt; [.$P$53]);(([.$M$53]+[.J478])/[.$O$53]);(([.$L$53]-[.J478])/[.$O$53]))" office:value-type="float" office:value="0.589388734540084" calcext:value-type="float">
            <text:p>0.59</text:p>
          </table:table-cell>
          <table:table-cell table:style-name="ce42" table:formula="of:=[.O478]-[.O477]" office:value-type="float" office:value="-0.00709834652403085" calcext:value-type="float">
            <text:p>-0.0071</text:p>
          </table:table-cell>
          <table:table-cell table:style-name="ce45" table:number-columns-repeated="2"/>
          <table:table-cell table:style-name="ce48" table:formula="of:=[.O478] - AVERAGE([.O473:.O478])" office:value-type="float" office:value="-0.021355075434873" calcext:value-type="float">
            <text:p>-0.0213550754</text:p>
          </table:table-cell>
          <table:table-cell table:style-name="ce45" table:formula="of:=[.M478]-[.M477]" office:value-type="float" office:value="0.000000351232294387716" calcext:value-type="float">
            <text:p>0.000</text:p>
          </table:table-cell>
          <table:table-cell table:style-name="ce45" table:formula="of:=AVERAGE([.O473:.O478])" office:value-type="float" office:value="0.610743809974957" calcext:value-type="float">
            <text:p>0.611</text:p>
          </table:table-cell>
          <table:table-cell table:style-name="ce9"/>
          <table:table-cell table:style-name="ce14" table:formula="of:=LOG([.X478])" office:value-type="float" office:value="3.07481644064517" calcext:value-type="float">
            <text:p>3.0748164406</text:p>
          </table:table-cell>
          <table:table-cell table:style-name="ce44" table:formula="of:=[.X477]+1" office:value-type="float" office:value="1188" calcext:value-type="float">
            <text:p>118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79]/[.D478]" office:value-type="percentage" office:value="-0.0000387500121093655" calcext:value-type="percentage">
            <text:p>-0.0039%</text:p>
          </table:table-cell>
          <table:table-cell table:style-name="ce6" table:formula="of:=([.D479]-[.D478])" office:value-type="float" office:value="-0.00000247999999999915" calcext:value-type="float">
            <text:p>-0.00000248</text:p>
          </table:table-cell>
          <table:table-cell table:style-name="ce8" office:value-type="float" office:value="0.0639975" calcext:value-type="float">
            <text:p>0.0639975</text:p>
          </table:table-cell>
          <table:table-cell table:style-name="ce10" table:formula="of:=[.B479]-[.$S$2]" office:value-type="float" office:value="-0.0000414351885799537" calcext:value-type="float">
            <text:p>-0.00004144</text:p>
          </table:table-cell>
          <table:table-cell table:style-name="ce9" table:formula="of:=SUM([.$E$3:.E479])" office:value-type="float" office:value="0.0132728090989793" calcext:value-type="float">
            <text:p>0.0132728091</text:p>
          </table:table-cell>
          <table:table-cell table:style-name="ce12" table:formula="of:=MAX([.$E$3:.E479]) - MIN([.$E$3:.E479])" office:value-type="float" office:value="0.00991855310791096" calcext:value-type="float">
            <text:p>0.009918553</text:p>
          </table:table-cell>
          <table:table-cell table:style-name="ce9" table:formula="of:=STDEV([.$E$3:.E479])" office:value-type="float" office:value="0.00133620498230221" calcext:value-type="float">
            <text:p>0.001336205</text:p>
          </table:table-cell>
          <table:table-cell table:style-name="ce9" table:formula="of:=[.G479]/[.H479]" office:value-type="float" office:value="7.42292779871383" calcext:value-type="float">
            <text:p>7.4229277987</text:p>
          </table:table-cell>
          <table:table-cell table:style-name="ce9" table:formula="of:=SLOPE([.I464:.I479];[.W464:.W479])" office:value-type="float" office:value="11.011429191132" calcext:value-type="float">
            <text:p>11.0114291911</text:p>
          </table:table-cell>
          <table:table-cell table:style-name="ce17" table:formula="of:=AVERAGE([.D472:.D479])" office:value-type="float" office:value="0.06399181" calcext:value-type="float">
            <text:p>0.063991810</text:p>
          </table:table-cell>
          <table:table-cell table:style-name="ce19" table:formula="of:=([.D479] - [.K479])/[.K479]" office:value-type="percentage" office:value="0.0000889176286778361" calcext:value-type="percentage">
            <text:p>0.009%</text:p>
          </table:table-cell>
          <table:table-cell table:style-name="ce22" table:formula="of:=[.D479]-[.L479]" office:value-type="float" office:value="0.0639085823713222" calcext:value-type="float">
            <text:p>0.06390858</text:p>
          </table:table-cell>
          <table:table-cell table:style-name="ce27" table:formula="of:=ABS([.L478]-[.L479])" office:value-type="float" office:value="0.000233178371873053" calcext:value-type="float">
            <text:p>0.0002332</text:p>
          </table:table-cell>
          <table:table-cell table:style-name="ce34" table:formula="of:=IF(([.J479] &gt; [.$P$53]);(([.$M$53]+[.J479])/[.$O$53]);(([.$L$53]-[.J479])/[.$O$53]))" office:value-type="float" office:value="0.582231083575838" calcext:value-type="float">
            <text:p>0.58</text:p>
          </table:table-cell>
          <table:table-cell table:style-name="ce42" table:formula="of:=[.O479]-[.O478]" office:value-type="float" office:value="-0.00715765096424537" calcext:value-type="float">
            <text:p>-0.0072</text:p>
          </table:table-cell>
          <table:table-cell table:style-name="ce45" table:number-columns-repeated="2"/>
          <table:table-cell table:style-name="ce48" table:formula="of:=[.O479] - AVERAGE([.O474:.O479])" office:value-type="float" office:value="-0.0201193111758063" calcext:value-type="float">
            <text:p>-0.0201193112</text:p>
          </table:table-cell>
          <table:table-cell table:style-name="ce45" table:formula="of:=[.M479]-[.M478]" office:value-type="float" office:value="0.000230698371873048" calcext:value-type="float">
            <text:p>0.000</text:p>
          </table:table-cell>
          <table:table-cell table:style-name="ce45" table:formula="of:=AVERAGE([.O474:.O479])" office:value-type="float" office:value="0.602350394751645" calcext:value-type="float">
            <text:p>0.602</text:p>
          </table:table-cell>
          <table:table-cell table:style-name="ce9"/>
          <table:table-cell table:style-name="ce14" table:formula="of:=LOG([.X479])" office:value-type="float" office:value="3.07518185461869" calcext:value-type="float">
            <text:p>3.0751818546</text:p>
          </table:table-cell>
          <table:table-cell table:style-name="ce44" table:formula="of:=[.X478]+1" office:value-type="float" office:value="1189" calcext:value-type="float">
            <text:p>118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80]/[.D479]" office:value-type="percentage" office:value="-0.00404047033087221" calcext:value-type="percentage">
            <text:p>-0.4040%</text:p>
          </table:table-cell>
          <table:table-cell table:style-name="ce6" table:formula="of:=([.D480]-[.D479])" office:value-type="float" office:value="-0.000258579999999994" calcext:value-type="float">
            <text:p>-0.00025858</text:p>
          </table:table-cell>
          <table:table-cell table:style-name="ce8" office:value-type="float" office:value="0.06373892" calcext:value-type="float">
            <text:p>0.06373892</text:p>
          </table:table-cell>
          <table:table-cell table:style-name="ce10" table:formula="of:=[.B480]-[.$S$2]" office:value-type="float" office:value="-0.0040431555073428" calcext:value-type="float">
            <text:p>-0.00404316</text:p>
          </table:table-cell>
          <table:table-cell table:style-name="ce9" table:formula="of:=SUM([.$E$3:.E480])" office:value-type="float" office:value="0.0092296535916365" calcext:value-type="float">
            <text:p>0.0092296536</text:p>
          </table:table-cell>
          <table:table-cell table:style-name="ce12" table:formula="of:=MAX([.$E$3:.E480]) - MIN([.$E$3:.E480])" office:value-type="float" office:value="0.00991855310791096" calcext:value-type="float">
            <text:p>0.009918553</text:p>
          </table:table-cell>
          <table:table-cell table:style-name="ce9" table:formula="of:=STDEV([.$E$3:.E480])" office:value-type="float" office:value="0.00134772845858148" calcext:value-type="float">
            <text:p>0.0013477285</text:p>
          </table:table-cell>
          <table:table-cell table:style-name="ce9" table:formula="of:=[.G480]/[.H480]" office:value-type="float" office:value="7.35945957418641" calcext:value-type="float">
            <text:p>7.3594595742</text:p>
          </table:table-cell>
          <table:table-cell table:style-name="ce9" table:formula="of:=SLOPE([.I465:.I480];[.W465:.W480])" office:value-type="float" office:value="8.48996235213584" calcext:value-type="float">
            <text:p>8.4899623521</text:p>
          </table:table-cell>
          <table:table-cell table:style-name="ce17" table:formula="of:=AVERAGE([.D473:.D480])" office:value-type="float" office:value="0.063965425" calcext:value-type="float">
            <text:p>0.063965425</text:p>
          </table:table-cell>
          <table:table-cell table:style-name="ce19" table:formula="of:=([.D480] - [.K480])/[.K480]" office:value-type="percentage" office:value="-0.00354105362389137" calcext:value-type="percentage">
            <text:p>-0.354%</text:p>
          </table:table-cell>
          <table:table-cell table:style-name="ce22" table:formula="of:=[.D480]-[.L480]" office:value-type="float" office:value="0.0672799736238914" calcext:value-type="float">
            <text:p>0.06727997</text:p>
          </table:table-cell>
          <table:table-cell table:style-name="ce27" table:formula="of:=ABS([.L479]-[.L480])" office:value-type="float" office:value="0.00362997125256921" calcext:value-type="float">
            <text:p>0.0036300</text:p>
          </table:table-cell>
          <table:table-cell table:style-name="ce34" table:formula="of:=IF(([.J480] &gt; [.$P$53]);(([.$M$53]+[.J480])/[.$O$53]);(([.$L$53]-[.J480])/[.$O$53]))" office:value-type="float" office:value="0.595810599400785" calcext:value-type="float">
            <text:p>0.60</text:p>
          </table:table-cell>
          <table:table-cell table:style-name="ce42" table:formula="of:=[.O480]-[.O479]" office:value-type="float" office:value="0.0135795158249465" calcext:value-type="float">
            <text:p>0.0136</text:p>
          </table:table-cell>
          <table:table-cell table:style-name="ce45" table:number-columns-repeated="2"/>
          <table:table-cell table:style-name="ce48" table:formula="of:=[.O480] - AVERAGE([.O475:.O480])" office:value-type="float" office:value="-0.00165265176497187" calcext:value-type="float">
            <text:p>-0.0016526518</text:p>
          </table:table-cell>
          <table:table-cell table:style-name="ce45" table:formula="of:=[.M480]-[.M479]" office:value-type="float" office:value="0.00337139125256922" calcext:value-type="float">
            <text:p>0.003</text:p>
          </table:table-cell>
          <table:table-cell table:style-name="ce45" table:formula="of:=AVERAGE([.O475:.O480])" office:value-type="float" office:value="0.597463251165757" calcext:value-type="float">
            <text:p>0.597</text:p>
          </table:table-cell>
          <table:table-cell table:style-name="ce9"/>
          <table:table-cell table:style-name="ce14" table:formula="of:=LOG([.X480])" office:value-type="float" office:value="3.07554696139253" calcext:value-type="float">
            <text:p>3.0755469614</text:p>
          </table:table-cell>
          <table:table-cell table:style-name="ce44" table:formula="of:=[.X479]+1" office:value-type="float" office:value="1190" calcext:value-type="float">
            <text:p>119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81]/[.D480]" office:value-type="percentage" office:value="-0.000946831229647454" calcext:value-type="percentage">
            <text:p>-0.0947%</text:p>
          </table:table-cell>
          <table:table-cell table:style-name="ce6" table:formula="of:=([.D481]-[.D480])" office:value-type="float" office:value="-0.0000603500000000007" calcext:value-type="float">
            <text:p>-0.00006035</text:p>
          </table:table-cell>
          <table:table-cell table:style-name="ce8" office:value-type="float" office:value="0.06367857" calcext:value-type="float">
            <text:p>0.06367857</text:p>
          </table:table-cell>
          <table:table-cell table:style-name="ce10" table:formula="of:=[.B481]-[.$S$2]" office:value-type="float" office:value="-0.000949516406118042" calcext:value-type="float">
            <text:p>-0.00094952</text:p>
          </table:table-cell>
          <table:table-cell table:style-name="ce9" table:formula="of:=SUM([.$E$3:.E481])" office:value-type="float" office:value="0.00828013718551846" calcext:value-type="float">
            <text:p>0.0082801372</text:p>
          </table:table-cell>
          <table:table-cell table:style-name="ce12" table:formula="of:=MAX([.$E$3:.E481]) - MIN([.$E$3:.E481])" office:value-type="float" office:value="0.00991855310791096" calcext:value-type="float">
            <text:p>0.009918553</text:p>
          </table:table-cell>
          <table:table-cell table:style-name="ce9" table:formula="of:=STDEV([.$E$3:.E481])" office:value-type="float" office:value="0.0013470455087045" calcext:value-type="float">
            <text:p>0.0013470455</text:p>
          </table:table-cell>
          <table:table-cell table:style-name="ce9" table:formula="of:=[.G481]/[.H481]" office:value-type="float" office:value="7.36319080819322" calcext:value-type="float">
            <text:p>7.3631908082</text:p>
          </table:table-cell>
          <table:table-cell table:style-name="ce9" table:formula="of:=SLOPE([.I466:.I481];[.W466:.W481])" office:value-type="float" office:value="6.64911039063754" calcext:value-type="float">
            <text:p>6.6491103906</text:p>
          </table:table-cell>
          <table:table-cell table:style-name="ce17" table:formula="of:=AVERAGE([.D474:.D481])" office:value-type="float" office:value="0.06392587125" calcext:value-type="float">
            <text:p>0.063925871</text:p>
          </table:table-cell>
          <table:table-cell table:style-name="ce19" table:formula="of:=([.D481] - [.K481])/[.K481]" office:value-type="percentage" office:value="-0.00386856283949354" calcext:value-type="percentage">
            <text:p>-0.387%</text:p>
          </table:table-cell>
          <table:table-cell table:style-name="ce22" table:formula="of:=[.D481]-[.L481]" office:value-type="float" office:value="0.0675471328394935" calcext:value-type="float">
            <text:p>0.06754713</text:p>
          </table:table-cell>
          <table:table-cell table:style-name="ce27" table:formula="of:=ABS([.L480]-[.L481])" office:value-type="float" office:value="0.000327509215602164" calcext:value-type="float">
            <text:p>0.0003275</text:p>
          </table:table-cell>
          <table:table-cell table:style-name="ce34" table:formula="of:=IF(([.J481] &gt; [.$P$53]);(([.$M$53]+[.J481])/[.$O$53]);(([.$L$53]-[.J481])/[.$O$53]))" office:value-type="float" office:value="0.605724621650033" calcext:value-type="float">
            <text:p>0.61</text:p>
          </table:table-cell>
          <table:table-cell table:style-name="ce42" table:formula="of:=[.O481]-[.O480]" office:value-type="float" office:value="0.00991402224924842" calcext:value-type="float">
            <text:p>0.0099</text:p>
          </table:table-cell>
          <table:table-cell table:style-name="ce45" table:number-columns-repeated="2"/>
          <table:table-cell table:style-name="ce48" table:formula="of:=[.O481] - AVERAGE([.O476:.O481])" office:value-type="float" office:value="0.0100882810236005" calcext:value-type="float">
            <text:p>0.0100882810</text:p>
          </table:table-cell>
          <table:table-cell table:style-name="ce45" table:formula="of:=[.M481]-[.M480]" office:value-type="float" office:value="0.000267159215602164" calcext:value-type="float">
            <text:p>0.000</text:p>
          </table:table-cell>
          <table:table-cell table:style-name="ce45" table:formula="of:=AVERAGE([.O476:.O481])" office:value-type="float" office:value="0.595636340626433" calcext:value-type="float">
            <text:p>0.596</text:p>
          </table:table-cell>
          <table:table-cell table:style-name="ce9"/>
          <table:table-cell table:style-name="ce14" table:formula="of:=LOG([.X481])" office:value-type="float" office:value="3.07591176148278" calcext:value-type="float">
            <text:p>3.0759117615</text:p>
          </table:table-cell>
          <table:table-cell table:style-name="ce44" table:formula="of:=[.X480]+1" office:value-type="float" office:value="1191" calcext:value-type="float">
            <text:p>119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82]/[.D481]" office:value-type="percentage" office:value="0.000253931581692175" calcext:value-type="percentage">
            <text:p>0.0254%</text:p>
          </table:table-cell>
          <table:table-cell table:style-name="ce6" table:formula="of:=([.D482]-[.D481])" office:value-type="float" office:value="0.0000161699999999959" calcext:value-type="float">
            <text:p>0.00001617</text:p>
          </table:table-cell>
          <table:table-cell table:style-name="ce8" office:value-type="float" office:value="0.06369474" calcext:value-type="float">
            <text:p>0.06369474</text:p>
          </table:table-cell>
          <table:table-cell table:style-name="ce10" table:formula="of:=[.B482]-[.$S$2]" office:value-type="float" office:value="0.000251246405221587" calcext:value-type="float">
            <text:p>0.00025125</text:p>
          </table:table-cell>
          <table:table-cell table:style-name="ce9" table:formula="of:=SUM([.$E$3:.E482])" office:value-type="float" office:value="0.00853138359074005" calcext:value-type="float">
            <text:p>0.0085313836</text:p>
          </table:table-cell>
          <table:table-cell table:style-name="ce12" table:formula="of:=MAX([.$E$3:.E482]) - MIN([.$E$3:.E482])" office:value-type="float" office:value="0.00991855310791096" calcext:value-type="float">
            <text:p>0.009918553</text:p>
          </table:table-cell>
          <table:table-cell table:style-name="ce9" table:formula="of:=STDEV([.$E$3:.E482])" office:value-type="float" office:value="0.00134568104409742" calcext:value-type="float">
            <text:p>0.001345681</text:p>
          </table:table-cell>
          <table:table-cell table:style-name="ce9" table:formula="of:=[.G482]/[.H482]" office:value-type="float" office:value="7.37065677741159" calcext:value-type="float">
            <text:p>7.3706567774</text:p>
          </table:table-cell>
          <table:table-cell table:style-name="ce9" table:formula="of:=SLOPE([.I467:.I482];[.W467:.W482])" office:value-type="float" office:value="4.99297754254006" calcext:value-type="float">
            <text:p>4.9929775425</text:p>
          </table:table-cell>
          <table:table-cell table:style-name="ce17" table:formula="of:=AVERAGE([.D475:.D482])" office:value-type="float" office:value="0.06388833875" calcext:value-type="float">
            <text:p>0.063888339</text:p>
          </table:table-cell>
          <table:table-cell table:style-name="ce19" table:formula="of:=([.D482] - [.K482])/[.K482]" office:value-type="percentage" office:value="-0.00303026739758507" calcext:value-type="percentage">
            <text:p>-0.303%</text:p>
          </table:table-cell>
          <table:table-cell table:style-name="ce22" table:formula="of:=[.D482]-[.L482]" office:value-type="float" office:value="0.0667250073975851" calcext:value-type="float">
            <text:p>0.06672501</text:p>
          </table:table-cell>
          <table:table-cell table:style-name="ce27" table:formula="of:=ABS([.L481]-[.L482])" office:value-type="float" office:value="0.000838295441908467" calcext:value-type="float">
            <text:p>0.0008383</text:p>
          </table:table-cell>
          <table:table-cell table:style-name="ce34" table:formula="of:=IF(([.J482] &gt; [.$P$53]);(([.$M$53]+[.J482])/[.$O$53]);(([.$L$53]-[.J482])/[.$O$53]))" office:value-type="float" office:value="0.614643827673741" calcext:value-type="float">
            <text:p>0.61</text:p>
          </table:table-cell>
          <table:table-cell table:style-name="ce42" table:formula="of:=[.O482]-[.O481]" office:value-type="float" office:value="0.00891920602370755" calcext:value-type="float">
            <text:p>0.0089</text:p>
          </table:table-cell>
          <table:table-cell table:style-name="ce45" table:number-columns-repeated="2"/>
          <table:table-cell table:style-name="ce48" table:formula="of:=[.O482] - AVERAGE([.O477:.O482])" office:value-type="float" office:value="0.0172628363563082" calcext:value-type="float">
            <text:p>0.0172628364</text:p>
          </table:table-cell>
          <table:table-cell table:style-name="ce45" table:formula="of:=[.M482]-[.M481]" office:value-type="float" office:value="-0.000822125441908475" calcext:value-type="float">
            <text:p>-0.001</text:p>
          </table:table-cell>
          <table:table-cell table:style-name="ce45" table:formula="of:=AVERAGE([.O477:.O482])" office:value-type="float" office:value="0.597380991317433" calcext:value-type="float">
            <text:p>0.597</text:p>
          </table:table-cell>
          <table:table-cell table:style-name="ce9"/>
          <table:table-cell table:style-name="ce14" table:formula="of:=LOG([.X482])" office:value-type="float" office:value="3.07627625540422" calcext:value-type="float">
            <text:p>3.0762762554</text:p>
          </table:table-cell>
          <table:table-cell table:style-name="ce44" table:formula="of:=[.X481]+1" office:value-type="float" office:value="1192" calcext:value-type="float">
            <text:p>119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83]/[.D482]" office:value-type="percentage" office:value="0.0018284084368662" calcext:value-type="percentage">
            <text:p>0.1828%</text:p>
          </table:table-cell>
          <table:table-cell table:style-name="ce6" table:formula="of:=([.D483]-[.D482])" office:value-type="float" office:value="0.000116459999999999" calcext:value-type="float">
            <text:p>0.00011646</text:p>
          </table:table-cell>
          <table:table-cell table:style-name="ce8" office:value-type="float" office:value="0.0638112" calcext:value-type="float">
            <text:p>0.0638112</text:p>
          </table:table-cell>
          <table:table-cell table:style-name="ce10" table:formula="of:=[.B483]-[.$S$2]" office:value-type="float" office:value="0.00182572326039561" calcext:value-type="float">
            <text:p>0.00182572</text:p>
          </table:table-cell>
          <table:table-cell table:style-name="ce9" table:formula="of:=SUM([.$E$3:.E483])" office:value-type="float" office:value="0.0103571068511357" calcext:value-type="float">
            <text:p>0.0103571069</text:p>
          </table:table-cell>
          <table:table-cell table:style-name="ce12" table:formula="of:=MAX([.$E$3:.E483]) - MIN([.$E$3:.E483])" office:value-type="float" office:value="0.00991855310791096" calcext:value-type="float">
            <text:p>0.009918553</text:p>
          </table:table-cell>
          <table:table-cell table:style-name="ce9" table:formula="of:=STDEV([.$E$3:.E483])" office:value-type="float" office:value="0.00134680378988882" calcext:value-type="float">
            <text:p>0.0013468038</text:p>
          </table:table-cell>
          <table:table-cell table:style-name="ce9" table:formula="of:=[.G483]/[.H483]" office:value-type="float" office:value="7.36451232345417" calcext:value-type="float">
            <text:p>7.3645123235</text:p>
          </table:table-cell>
          <table:table-cell table:style-name="ce9" table:formula="of:=SLOPE([.I468:.I483];[.W468:.W483])" office:value-type="float" office:value="3.39527284714953" calcext:value-type="float">
            <text:p>3.3952728471</text:p>
          </table:table-cell>
          <table:table-cell table:style-name="ce17" table:formula="of:=AVERAGE([.D476:.D483])" office:value-type="float" office:value="0.06386511375" calcext:value-type="float">
            <text:p>0.063865114</text:p>
          </table:table-cell>
          <table:table-cell table:style-name="ce19" table:formula="of:=([.D483] - [.K483])/[.K483]" office:value-type="percentage" office:value="-0.000844181538782514" calcext:value-type="percentage">
            <text:p>-0.084%</text:p>
          </table:table-cell>
          <table:table-cell table:style-name="ce22" table:formula="of:=[.D483]-[.L483]" office:value-type="float" office:value="0.0646553815387825" calcext:value-type="float">
            <text:p>0.06465538</text:p>
          </table:table-cell>
          <table:table-cell table:style-name="ce27" table:formula="of:=ABS([.L482]-[.L483])" office:value-type="float" office:value="0.00218608585880255" calcext:value-type="float">
            <text:p>0.0021861</text:p>
          </table:table-cell>
          <table:table-cell table:style-name="ce34" table:formula="of:=IF(([.J483] &gt; [.$P$53]);(([.$M$53]+[.J483])/[.$O$53]);(([.$L$53]-[.J483])/[.$O$53]))" office:value-type="float" office:value="0.623248365262379" calcext:value-type="float">
            <text:p>0.62</text:p>
          </table:table-cell>
          <table:table-cell table:style-name="ce42" table:formula="of:=[.O483]-[.O482]" office:value-type="float" office:value="0.00860453758863822" calcext:value-type="float">
            <text:p>0.0086</text:p>
          </table:table-cell>
          <table:table-cell table:style-name="ce45" table:number-columns-repeated="2"/>
          <table:table-cell table:style-name="ce48" table:formula="of:=[.O483] - AVERAGE([.O478:.O483])" office:value-type="float" office:value="0.0214071599119025" calcext:value-type="float">
            <text:p>0.0214071599</text:p>
          </table:table-cell>
          <table:table-cell table:style-name="ce45" table:formula="of:=[.M483]-[.M482]" office:value-type="float" office:value="-0.00206962585880255" calcext:value-type="float">
            <text:p>-0.002</text:p>
          </table:table-cell>
          <table:table-cell table:style-name="ce45" table:formula="of:=AVERAGE([.O478:.O483])" office:value-type="float" office:value="0.601841205350477" calcext:value-type="float">
            <text:p>0.602</text:p>
          </table:table-cell>
          <table:table-cell table:style-name="ce9"/>
          <table:table-cell table:style-name="ce14" table:formula="of:=LOG([.X483])" office:value-type="float" office:value="3.07664044367034" calcext:value-type="float">
            <text:p>3.0766404437</text:p>
          </table:table-cell>
          <table:table-cell table:style-name="ce44" table:formula="of:=[.X482]+1" office:value-type="float" office:value="1193" calcext:value-type="float">
            <text:p>119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84]/[.D483]" office:value-type="percentage" office:value="0.000446003209468055" calcext:value-type="percentage">
            <text:p>0.0446%</text:p>
          </table:table-cell>
          <table:table-cell table:style-name="ce6" table:formula="of:=([.D484]-[.D483])" office:value-type="float" office:value="0.0000284600000000079" calcext:value-type="float">
            <text:p>0.00002846</text:p>
          </table:table-cell>
          <table:table-cell table:style-name="ce8" office:value-type="float" office:value="0.06383966" calcext:value-type="float">
            <text:p>0.06383966</text:p>
          </table:table-cell>
          <table:table-cell table:style-name="ce10" table:formula="of:=[.B484]-[.$S$2]" office:value-type="float" office:value="0.000443318032997466" calcext:value-type="float">
            <text:p>0.00044332</text:p>
          </table:table-cell>
          <table:table-cell table:style-name="ce9" table:formula="of:=SUM([.$E$3:.E484])" office:value-type="float" office:value="0.0108004248841331" calcext:value-type="float">
            <text:p>0.0108004249</text:p>
          </table:table-cell>
          <table:table-cell table:style-name="ce12" table:formula="of:=MAX([.$E$3:.E484]) - MIN([.$E$3:.E484])" office:value-type="float" office:value="0.00991855310791096" calcext:value-type="float">
            <text:p>0.009918553</text:p>
          </table:table-cell>
          <table:table-cell table:style-name="ce9" table:formula="of:=STDEV([.$E$3:.E484])" office:value-type="float" office:value="0.00134554021893222" calcext:value-type="float">
            <text:p>0.0013455402</text:p>
          </table:table-cell>
          <table:table-cell table:style-name="ce9" table:formula="of:=[.G484]/[.H484]" office:value-type="float" office:value="7.3714281954218" calcext:value-type="float">
            <text:p>7.3714281954</text:p>
          </table:table-cell>
          <table:table-cell table:style-name="ce9" table:formula="of:=SLOPE([.I469:.I484];[.W469:.W484])" office:value-type="float" office:value="1.08791447644144" calcext:value-type="float">
            <text:p>1.0879144764</text:p>
          </table:table-cell>
          <table:table-cell table:style-name="ce17" table:formula="of:=AVERAGE([.D477:.D484])" office:value-type="float" office:value="0.06384507125" calcext:value-type="float">
            <text:p>0.063845071</text:p>
          </table:table-cell>
          <table:table-cell table:style-name="ce19" table:formula="of:=([.D484] - [.K484])/[.K484]" office:value-type="percentage" office:value="-0.0000847559552216768" calcext:value-type="percentage">
            <text:p>-0.008%</text:p>
          </table:table-cell>
          <table:table-cell table:style-name="ce22" table:formula="of:=[.D484]-[.L484]" office:value-type="float" office:value="0.0639244159552217" calcext:value-type="float">
            <text:p>0.06392442</text:p>
          </table:table-cell>
          <table:table-cell table:style-name="ce27" table:formula="of:=ABS([.L483]-[.L484])" office:value-type="float" office:value="0.000759425583560838" calcext:value-type="float">
            <text:p>0.0007594</text:p>
          </table:table-cell>
          <table:table-cell table:style-name="ce34" table:formula="of:=IF(([.J484] &gt; [.$P$53]);(([.$M$53]+[.J484])/[.$O$53]);(([.$L$53]-[.J484])/[.$O$53]))" office:value-type="float" office:value="0.635674786670851" calcext:value-type="float">
            <text:p>0.64</text:p>
          </table:table-cell>
          <table:table-cell table:style-name="ce42" table:formula="of:=[.O484]-[.O483]" office:value-type="float" office:value="0.0124264214084716" calcext:value-type="float">
            <text:p>0.0124</text:p>
          </table:table-cell>
          <table:table-cell table:style-name="ce45" table:number-columns-repeated="2"/>
          <table:table-cell table:style-name="ce48" table:formula="of:=[.O484] - AVERAGE([.O479:.O484])" office:value-type="float" office:value="0.0261192392985795" calcext:value-type="float">
            <text:p>0.0261192393</text:p>
          </table:table-cell>
          <table:table-cell table:style-name="ce45" table:formula="of:=[.M484]-[.M483]" office:value-type="float" office:value="-0.000730965583560839" calcext:value-type="float">
            <text:p>-0.001</text:p>
          </table:table-cell>
          <table:table-cell table:style-name="ce45" table:formula="of:=AVERAGE([.O479:.O484])" office:value-type="float" office:value="0.609555547372271" calcext:value-type="float">
            <text:p>0.610</text:p>
          </table:table-cell>
          <table:table-cell table:style-name="ce9"/>
          <table:table-cell table:style-name="ce14" table:formula="of:=LOG([.X484])" office:value-type="float" office:value="3.07700432679335" calcext:value-type="float">
            <text:p>3.0770043268</text:p>
          </table:table-cell>
          <table:table-cell table:style-name="ce44" table:formula="of:=[.X483]+1" office:value-type="float" office:value="1194" calcext:value-type="float">
            <text:p>119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85]/[.D484]" office:value-type="percentage" office:value="0.00206094456016836" calcext:value-type="percentage">
            <text:p>0.2061%</text:p>
          </table:table-cell>
          <table:table-cell table:style-name="ce6" table:formula="of:=([.D485]-[.D484])" office:value-type="float" office:value="0.000131569999999998" calcext:value-type="float">
            <text:p>0.00013157</text:p>
          </table:table-cell>
          <table:table-cell table:style-name="ce8" office:value-type="float" office:value="0.06397123" calcext:value-type="float">
            <text:p>0.06397123</text:p>
          </table:table-cell>
          <table:table-cell table:style-name="ce10" table:formula="of:=[.B485]-[.$S$2]" office:value-type="float" office:value="0.00205825938369777" calcext:value-type="float">
            <text:p>0.00205826</text:p>
          </table:table-cell>
          <table:table-cell table:style-name="ce9" table:formula="of:=SUM([.$E$3:.E485])" office:value-type="float" office:value="0.0128586842678309" calcext:value-type="float">
            <text:p>0.0128586843</text:p>
          </table:table-cell>
          <table:table-cell table:style-name="ce12" table:formula="of:=MAX([.$E$3:.E485]) - MIN([.$E$3:.E485])" office:value-type="float" office:value="0.00991855310791096" calcext:value-type="float">
            <text:p>0.009918553</text:p>
          </table:table-cell>
          <table:table-cell table:style-name="ce9" table:formula="of:=STDEV([.$E$3:.E485])" office:value-type="float" office:value="0.00134733197315112" calcext:value-type="float">
            <text:p>0.001347332</text:p>
          </table:table-cell>
          <table:table-cell table:style-name="ce9" table:formula="of:=[.G485]/[.H485]" office:value-type="float" office:value="7.36162527540529" calcext:value-type="float">
            <text:p>7.3616252754</text:p>
          </table:table-cell>
          <table:table-cell table:style-name="ce9" table:formula="of:=SLOPE([.I470:.I485];[.W470:.W485])" office:value-type="float" office:value="-1.42456246832637" calcext:value-type="float">
            <text:p>-1.4245624683</text:p>
          </table:table-cell>
          <table:table-cell table:style-name="ce17" table:formula="of:=AVERAGE([.D478:.D485])" office:value-type="float" office:value="0.063841475" calcext:value-type="float">
            <text:p>0.063841475</text:p>
          </table:table-cell>
          <table:table-cell table:style-name="ce19" table:formula="of:=([.D485] - [.K485])/[.K485]" office:value-type="percentage" office:value="0.00203245617367073" calcext:value-type="percentage">
            <text:p>0.203%</text:p>
          </table:table-cell>
          <table:table-cell table:style-name="ce22" table:formula="of:=[.D485]-[.L485]" office:value-type="float" office:value="0.0619387738263293" calcext:value-type="float">
            <text:p>0.06193877</text:p>
          </table:table-cell>
          <table:table-cell table:style-name="ce27" table:formula="of:=ABS([.L484]-[.L485])" office:value-type="float" office:value="0.0021172121288924" calcext:value-type="float">
            <text:p>0.0021172</text:p>
          </table:table-cell>
          <table:table-cell table:style-name="ce34" table:formula="of:=IF(([.J485] &gt; [.$P$53]);(([.$M$53]+[.J485])/[.$O$53]);(([.$L$53]-[.J485])/[.$O$53]))" office:value-type="float" office:value="0.649205886863654" calcext:value-type="float">
            <text:p>0.65</text:p>
          </table:table-cell>
          <table:table-cell table:style-name="ce42" table:formula="of:=[.O485]-[.O484]" office:value-type="float" office:value="0.0135311001928032" calcext:value-type="float">
            <text:p>0.0135</text:p>
          </table:table-cell>
          <table:table-cell table:style-name="ce45" table:number-columns-repeated="2"/>
          <table:table-cell table:style-name="ce48" table:formula="of:=[.O485] - AVERAGE([.O480:.O485])" office:value-type="float" office:value="0.0284878722767468" calcext:value-type="float">
            <text:p>0.0284878723</text:p>
          </table:table-cell>
          <table:table-cell table:style-name="ce45" table:formula="of:=[.M485]-[.M484]" office:value-type="float" office:value="-0.0019856421288924" calcext:value-type="float">
            <text:p>-0.002</text:p>
          </table:table-cell>
          <table:table-cell table:style-name="ce45" table:formula="of:=AVERAGE([.O480:.O485])" office:value-type="float" office:value="0.620718014586907" calcext:value-type="float">
            <text:p>0.621</text:p>
          </table:table-cell>
          <table:table-cell table:style-name="ce9"/>
          <table:table-cell table:style-name="ce14" table:formula="of:=LOG([.X485])" office:value-type="float" office:value="3.07736790528416" calcext:value-type="float">
            <text:p>3.0773679053</text:p>
          </table:table-cell>
          <table:table-cell table:style-name="ce44" table:formula="of:=[.X484]+1" office:value-type="float" office:value="1195" calcext:value-type="float">
            <text:p>119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86]/[.D485]" office:value-type="percentage" office:value="-0.000325771444444762" calcext:value-type="percentage">
            <text:p>-0.0326%</text:p>
          </table:table-cell>
          <table:table-cell table:style-name="ce6" table:formula="of:=([.D486]-[.D485])" office:value-type="float" office:value="-0.0000208400000000081" calcext:value-type="float">
            <text:p>-0.00002084</text:p>
          </table:table-cell>
          <table:table-cell table:style-name="ce8" office:value-type="float" office:value="0.06395039" calcext:value-type="float">
            <text:p>0.06395039</text:p>
          </table:table-cell>
          <table:table-cell table:style-name="ce10" table:formula="of:=[.B486]-[.$S$2]" office:value-type="float" office:value="-0.00032845662091535" calcext:value-type="float">
            <text:p>-0.00032846</text:p>
          </table:table-cell>
          <table:table-cell table:style-name="ce9" table:formula="of:=SUM([.$E$3:.E486])" office:value-type="float" office:value="0.0125302276469155" calcext:value-type="float">
            <text:p>0.0125302276</text:p>
          </table:table-cell>
          <table:table-cell table:style-name="ce12" table:formula="of:=MAX([.$E$3:.E486]) - MIN([.$E$3:.E486])" office:value-type="float" office:value="0.00991855310791096" calcext:value-type="float">
            <text:p>0.009918553</text:p>
          </table:table-cell>
          <table:table-cell table:style-name="ce9" table:formula="of:=STDEV([.$E$3:.E486])" office:value-type="float" office:value="0.00134603326556548" calcext:value-type="float">
            <text:p>0.0013460333</text:p>
          </table:table-cell>
          <table:table-cell table:style-name="ce9" table:formula="of:=[.G486]/[.H486]" office:value-type="float" office:value="7.36872807058306" calcext:value-type="float">
            <text:p>7.3687280706</text:p>
          </table:table-cell>
          <table:table-cell table:style-name="ce9" table:formula="of:=SLOPE([.I471:.I486];[.W471:.W486])" office:value-type="float" office:value="-2.98237262703363" calcext:value-type="float">
            <text:p>-2.982372627</text:p>
          </table:table-cell>
          <table:table-cell table:style-name="ce17" table:formula="of:=AVERAGE([.D479:.D486])" office:value-type="float" office:value="0.06383527625" calcext:value-type="float">
            <text:p>0.063835276</text:p>
          </table:table-cell>
          <table:table-cell table:style-name="ce19" table:formula="of:=([.D486] - [.K486])/[.K486]" office:value-type="percentage" office:value="0.00180329367651155" calcext:value-type="percentage">
            <text:p>0.180%</text:p>
          </table:table-cell>
          <table:table-cell table:style-name="ce22" table:formula="of:=[.D486]-[.L486]" office:value-type="float" office:value="0.0621470963234885" calcext:value-type="float">
            <text:p>0.06214710</text:p>
          </table:table-cell>
          <table:table-cell table:style-name="ce27" table:formula="of:=ABS([.L485]-[.L486])" office:value-type="float" office:value="0.000229162497159179" calcext:value-type="float">
            <text:p>0.0002292</text:p>
          </table:table-cell>
          <table:table-cell table:style-name="ce34" table:formula="of:=IF(([.J486] &gt; [.$P$53]);(([.$M$53]+[.J486])/[.$O$53]);(([.$L$53]-[.J486])/[.$O$53]))" office:value-type="float" office:value="0.657595569954172" calcext:value-type="float">
            <text:p>0.66</text:p>
          </table:table-cell>
          <table:table-cell table:style-name="ce42" table:formula="of:=[.O486]-[.O485]" office:value-type="float" office:value="0.00838968309051791" calcext:value-type="float">
            <text:p>0.0084</text:p>
          </table:table-cell>
          <table:table-cell table:style-name="ce45" table:number-columns-repeated="2"/>
          <table:table-cell table:style-name="ce48" table:formula="of:=[.O486] - AVERAGE([.O481:.O486])" office:value-type="float" office:value="0.0265800602750336" calcext:value-type="float">
            <text:p>0.0265800603</text:p>
          </table:table-cell>
          <table:table-cell table:style-name="ce45" table:formula="of:=[.M486]-[.M485]" office:value-type="float" office:value="0.000208322497159172" calcext:value-type="float">
            <text:p>0.000</text:p>
          </table:table-cell>
          <table:table-cell table:style-name="ce45" table:formula="of:=AVERAGE([.O481:.O486])" office:value-type="float" office:value="0.631015509679138" calcext:value-type="float">
            <text:p>0.631</text:p>
          </table:table-cell>
          <table:table-cell table:style-name="ce9"/>
          <table:table-cell table:style-name="ce14" table:formula="of:=LOG([.X486])" office:value-type="float" office:value="3.07773117965239" calcext:value-type="float">
            <text:p>3.0777311797</text:p>
          </table:table-cell>
          <table:table-cell table:style-name="ce44" table:formula="of:=[.X485]+1" office:value-type="float" office:value="1196" calcext:value-type="float">
            <text:p>119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87]/[.D486]" office:value-type="percentage" office:value="-0.00033697996212369" calcext:value-type="percentage">
            <text:p>-0.0337%</text:p>
          </table:table-cell>
          <table:table-cell table:style-name="ce6" table:formula="of:=([.D487]-[.D486])" office:value-type="float" office:value="-0.0000215499999999952" calcext:value-type="float">
            <text:p>-0.00002155</text:p>
          </table:table-cell>
          <table:table-cell table:style-name="ce8" office:value-type="float" office:value="0.06392884" calcext:value-type="float">
            <text:p>0.06392884</text:p>
          </table:table-cell>
          <table:table-cell table:style-name="ce10" table:formula="of:=[.B487]-[.$S$2]" office:value-type="float" office:value="-0.000339665138594278" calcext:value-type="float">
            <text:p>-0.00033967</text:p>
          </table:table-cell>
          <table:table-cell table:style-name="ce9" table:formula="of:=SUM([.$E$3:.E487])" office:value-type="float" office:value="0.0121905625083213" calcext:value-type="float">
            <text:p>0.0121905625</text:p>
          </table:table-cell>
          <table:table-cell table:style-name="ce12" table:formula="of:=MAX([.$E$3:.E487]) - MIN([.$E$3:.E487])" office:value-type="float" office:value="0.00991855310791096" calcext:value-type="float">
            <text:p>0.009918553</text:p>
          </table:table-cell>
          <table:table-cell table:style-name="ce9" table:formula="of:=STDEV([.$E$3:.E487])" office:value-type="float" office:value="0.00134474446545673" calcext:value-type="float">
            <text:p>0.0013447445</text:p>
          </table:table-cell>
          <table:table-cell table:style-name="ce9" table:formula="of:=[.G487]/[.H487]" office:value-type="float" office:value="7.37579024319854" calcext:value-type="float">
            <text:p>7.3757902432</text:p>
          </table:table-cell>
          <table:table-cell table:style-name="ce9" table:formula="of:=SLOPE([.I472:.I487];[.W472:.W487])" office:value-type="float" office:value="-4.36442486708445" calcext:value-type="float">
            <text:p>-4.3644248671</text:p>
          </table:table-cell>
          <table:table-cell table:style-name="ce17" table:formula="of:=AVERAGE([.D480:.D487])" office:value-type="float" office:value="0.06382669375" calcext:value-type="float">
            <text:p>0.063826694</text:p>
          </table:table-cell>
          <table:table-cell table:style-name="ce19" table:formula="of:=([.D487] - [.K487])/[.K487]" office:value-type="percentage" office:value="0.00160036881120746" calcext:value-type="percentage">
            <text:p>0.160%</text:p>
          </table:table-cell>
          <table:table-cell table:style-name="ce22" table:formula="of:=[.D487]-[.L487]" office:value-type="float" office:value="0.0623284711887925" calcext:value-type="float">
            <text:p>0.06232847</text:p>
          </table:table-cell>
          <table:table-cell table:style-name="ce27" table:formula="of:=ABS([.L486]-[.L487])" office:value-type="float" office:value="0.000202924865304083" calcext:value-type="float">
            <text:p>0.0002029</text:p>
          </table:table-cell>
          <table:table-cell table:style-name="ce34" table:formula="of:=IF(([.J487] &gt; [.$P$53]);(([.$M$53]+[.J487])/[.$O$53]);(([.$L$53]-[.J487])/[.$O$53]))" office:value-type="float" office:value="0.665038697888444" calcext:value-type="float">
            <text:p>0.67</text:p>
          </table:table-cell>
          <table:table-cell table:style-name="ce42" table:formula="of:=[.O487]-[.O486]" office:value-type="float" office:value="0.00744312793427204" calcext:value-type="float">
            <text:p>0.0074</text:p>
          </table:table-cell>
          <table:table-cell table:style-name="ce45" table:number-columns-repeated="2"/>
          <table:table-cell table:style-name="ce48" table:formula="of:=[.O487] - AVERAGE([.O482:.O487])" office:value-type="float" office:value="0.0241375088362372" calcext:value-type="float">
            <text:p>0.0241375088</text:p>
          </table:table-cell>
          <table:table-cell table:style-name="ce45" table:formula="of:=[.M487]-[.M486]" office:value-type="float" office:value="0.00018137486530409" calcext:value-type="float">
            <text:p>0.000</text:p>
          </table:table-cell>
          <table:table-cell table:style-name="ce45" table:formula="of:=AVERAGE([.O482:.O487])" office:value-type="float" office:value="0.640901189052206" calcext:value-type="float">
            <text:p>0.641</text:p>
          </table:table-cell>
          <table:table-cell table:style-name="ce9"/>
          <table:table-cell table:style-name="ce14" table:formula="of:=LOG([.X487])" office:value-type="float" office:value="3.07809415040641" calcext:value-type="float">
            <text:p>3.0780941504</text:p>
          </table:table-cell>
          <table:table-cell table:style-name="ce44" table:formula="of:=[.X486]+1" office:value-type="float" office:value="1197" calcext:value-type="float">
            <text:p>119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88]/[.D487]" office:value-type="percentage" office:value="-0.000509003448208939" calcext:value-type="percentage">
            <text:p>-0.0509%</text:p>
          </table:table-cell>
          <table:table-cell table:style-name="ce6" table:formula="of:=([.D488]-[.D487])" office:value-type="float" office:value="-0.0000325399999999976" calcext:value-type="float">
            <text:p>-0.00003254</text:p>
          </table:table-cell>
          <table:table-cell table:style-name="ce8" office:value-type="float" office:value="0.0638963" calcext:value-type="float">
            <text:p>0.0638963</text:p>
          </table:table-cell>
          <table:table-cell table:style-name="ce10" table:formula="of:=[.B488]-[.$S$2]" office:value-type="float" office:value="-0.000511688624679528" calcext:value-type="float">
            <text:p>-0.00051169</text:p>
          </table:table-cell>
          <table:table-cell table:style-name="ce9" table:formula="of:=SUM([.$E$3:.E488])" office:value-type="float" office:value="0.0116788738836417" calcext:value-type="float">
            <text:p>0.0116788739</text:p>
          </table:table-cell>
          <table:table-cell table:style-name="ce12" table:formula="of:=MAX([.$E$3:.E488]) - MIN([.$E$3:.E488])" office:value-type="float" office:value="0.00991855310791096" calcext:value-type="float">
            <text:p>0.009918553</text:p>
          </table:table-cell>
          <table:table-cell table:style-name="ce9" table:formula="of:=STDEV([.$E$3:.E488])" office:value-type="float" office:value="0.00134357809919249" calcext:value-type="float">
            <text:p>0.0013435781</text:p>
          </table:table-cell>
          <table:table-cell table:style-name="ce9" table:formula="of:=[.G488]/[.H488]" office:value-type="float" office:value="7.38219320028522" calcext:value-type="float">
            <text:p>7.3821932003</text:p>
          </table:table-cell>
          <table:table-cell table:style-name="ce9" table:formula="of:=SLOPE([.I473:.I488];[.W473:.W488])" office:value-type="float" office:value="-5.09448250128413" calcext:value-type="float">
            <text:p>-5.0944825013</text:p>
          </table:table-cell>
          <table:table-cell table:style-name="ce17" table:formula="of:=AVERAGE([.D481:.D488])" office:value-type="float" office:value="0.06384636625" calcext:value-type="float">
            <text:p>0.063846366</text:p>
          </table:table-cell>
          <table:table-cell table:style-name="ce19" table:formula="of:=([.D488] - [.K488])/[.K488]" office:value-type="percentage" office:value="0.000782092277647963" calcext:value-type="percentage">
            <text:p>0.078%</text:p>
          </table:table-cell>
          <table:table-cell table:style-name="ce22" table:formula="of:=[.D488]-[.L488]" office:value-type="float" office:value="0.0631142077223521" calcext:value-type="float">
            <text:p>0.06311421</text:p>
          </table:table-cell>
          <table:table-cell table:style-name="ce27" table:formula="of:=ABS([.L487]-[.L488])" office:value-type="float" office:value="0.0008182765335595" calcext:value-type="float">
            <text:p>0.0008183</text:p>
          </table:table-cell>
          <table:table-cell table:style-name="ce34" table:formula="of:=IF(([.J488] &gt; [.$P$53]);(([.$M$53]+[.J488])/[.$O$53]);(([.$L$53]-[.J488])/[.$O$53]))" office:value-type="float" office:value="0.668970468492528" calcext:value-type="float">
            <text:p>0.67</text:p>
          </table:table-cell>
          <table:table-cell table:style-name="ce42" table:formula="of:=[.O488]-[.O487]" office:value-type="float" office:value="0.00393177060408389" calcext:value-type="float">
            <text:p>0.0039</text:p>
          </table:table-cell>
          <table:table-cell table:style-name="ce45" table:number-columns-repeated="2"/>
          <table:table-cell table:style-name="ce48" table:formula="of:=[.O488] - AVERAGE([.O483:.O488])" office:value-type="float" office:value="0.0190148393038566" calcext:value-type="float">
            <text:p>0.0190148393</text:p>
          </table:table-cell>
          <table:table-cell table:style-name="ce45" table:formula="of:=[.M488]-[.M487]" office:value-type="float" office:value="0.000785736533559504" calcext:value-type="float">
            <text:p>0.001</text:p>
          </table:table-cell>
          <table:table-cell table:style-name="ce45" table:formula="of:=AVERAGE([.O483:.O488])" office:value-type="float" office:value="0.649955629188671" calcext:value-type="float">
            <text:p>0.650</text:p>
          </table:table-cell>
          <table:table-cell table:style-name="ce9"/>
          <table:table-cell table:style-name="ce14" table:formula="of:=LOG([.X488])" office:value-type="float" office:value="3.07845681805329" calcext:value-type="float">
            <text:p>3.0784568181</text:p>
          </table:table-cell>
          <table:table-cell table:style-name="ce44" table:formula="of:=[.X487]+1" office:value-type="float" office:value="1198" calcext:value-type="float">
            <text:p>119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89]/[.D488]" office:value-type="percentage" office:value="-0.00137050189134575" calcext:value-type="percentage">
            <text:p>-0.1371%</text:p>
          </table:table-cell>
          <table:table-cell table:style-name="ce6" table:formula="of:=([.D489]-[.D488])" office:value-type="float" office:value="-0.0000875699999999952" calcext:value-type="float">
            <text:p>-0.00008757</text:p>
          </table:table-cell>
          <table:table-cell table:style-name="ce8" office:value-type="float" office:value="0.06380873" calcext:value-type="float">
            <text:p>0.06380873</text:p>
          </table:table-cell>
          <table:table-cell table:style-name="ce10" table:formula="of:=[.B489]-[.$S$2]" office:value-type="float" office:value="-0.00137318706781633" calcext:value-type="float">
            <text:p>-0.00137319</text:p>
          </table:table-cell>
          <table:table-cell table:style-name="ce9" table:formula="of:=SUM([.$E$3:.E489])" office:value-type="float" office:value="0.0103056868158254" calcext:value-type="float">
            <text:p>0.0103056868</text:p>
          </table:table-cell>
          <table:table-cell table:style-name="ce12" table:formula="of:=MAX([.$E$3:.E489]) - MIN([.$E$3:.E489])" office:value-type="float" office:value="0.00991855310791096" calcext:value-type="float">
            <text:p>0.009918553</text:p>
          </table:table-cell>
          <table:table-cell table:style-name="ce9" table:formula="of:=STDEV([.$E$3:.E489])" office:value-type="float" office:value="0.00134368759784301" calcext:value-type="float">
            <text:p>0.0013436876</text:p>
          </table:table-cell>
          <table:table-cell table:style-name="ce9" table:formula="of:=[.G489]/[.H489]" office:value-type="float" office:value="7.38159161685571" calcext:value-type="float">
            <text:p>7.3815916169</text:p>
          </table:table-cell>
          <table:table-cell table:style-name="ce9" table:formula="of:=SLOPE([.I474:.I489];[.W474:.W489])" office:value-type="float" office:value="-5.55539254162469" calcext:value-type="float">
            <text:p>-5.5553925416</text:p>
          </table:table-cell>
          <table:table-cell table:style-name="ce17" table:formula="of:=AVERAGE([.D482:.D489])" office:value-type="float" office:value="0.06386263625" calcext:value-type="float">
            <text:p>0.063862636</text:p>
          </table:table-cell>
          <table:table-cell table:style-name="ce19" table:formula="of:=([.D489] - [.K489])/[.K489]" office:value-type="percentage" office:value="-0.000844096848569814" calcext:value-type="percentage">
            <text:p>-0.084%</text:p>
          </table:table-cell>
          <table:table-cell table:style-name="ce22" table:formula="of:=[.D489]-[.L489]" office:value-type="float" office:value="0.0646528268485698" calcext:value-type="float">
            <text:p>0.06465283</text:p>
          </table:table-cell>
          <table:table-cell table:style-name="ce27" table:formula="of:=ABS([.L488]-[.L489])" office:value-type="float" office:value="0.00162618912621778" calcext:value-type="float">
            <text:p>0.0016262</text:p>
          </table:table-cell>
          <table:table-cell table:style-name="ce34" table:formula="of:=IF(([.J489] &gt; [.$P$53]);(([.$M$53]+[.J489])/[.$O$53]);(([.$L$53]-[.J489])/[.$O$53]))" office:value-type="float" office:value="0.671452728060602" calcext:value-type="float">
            <text:p>0.67</text:p>
          </table:table-cell>
          <table:table-cell table:style-name="ce42" table:formula="of:=[.O489]-[.O488]" office:value-type="float" office:value="0.00248225956807468" calcext:value-type="float">
            <text:p>0.0025</text:p>
          </table:table-cell>
          <table:table-cell table:style-name="ce45" table:number-columns-repeated="2"/>
          <table:table-cell table:style-name="ce48" table:formula="of:=[.O489] - AVERAGE([.O484:.O489])" office:value-type="float" office:value="0.0134630384055607" calcext:value-type="float">
            <text:p>0.0134630384</text:p>
          </table:table-cell>
          <table:table-cell table:style-name="ce45" table:formula="of:=[.M489]-[.M488]" office:value-type="float" office:value="0.00153861912621778" calcext:value-type="float">
            <text:p>0.002</text:p>
          </table:table-cell>
          <table:table-cell table:style-name="ce45" table:formula="of:=AVERAGE([.O484:.O489])" office:value-type="float" office:value="0.657989689655042" calcext:value-type="float">
            <text:p>0.658</text:p>
          </table:table-cell>
          <table:table-cell table:style-name="ce9"/>
          <table:table-cell table:style-name="ce14" table:formula="of:=LOG([.X489])" office:value-type="float" office:value="3.07881918309885" calcext:value-type="float">
            <text:p>3.0788191831</text:p>
          </table:table-cell>
          <table:table-cell table:style-name="ce44" table:formula="of:=[.X488]+1" office:value-type="float" office:value="1199" calcext:value-type="float">
            <text:p>119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90]/[.D489]" office:value-type="percentage" office:value="-0.0000782024653994879" calcext:value-type="percentage">
            <text:p>-0.0078%</text:p>
          </table:table-cell>
          <table:table-cell table:style-name="ce6" table:formula="of:=([.D490]-[.D489])" office:value-type="float" office:value="-0.00000499000000001026" calcext:value-type="float">
            <text:p>-0.00000499</text:p>
          </table:table-cell>
          <table:table-cell table:style-name="ce8" office:value-type="float" office:value="0.06380374" calcext:value-type="float">
            <text:p>0.06380374</text:p>
          </table:table-cell>
          <table:table-cell table:style-name="ce10" table:formula="of:=[.B490]-[.$S$2]" office:value-type="float" office:value="-0.0000808876418700761" calcext:value-type="float">
            <text:p>-0.00008089</text:p>
          </table:table-cell>
          <table:table-cell table:style-name="ce9" table:formula="of:=SUM([.$E$3:.E490])" office:value-type="float" office:value="0.0102247991739553" calcext:value-type="float">
            <text:p>0.0102247992</text:p>
          </table:table-cell>
          <table:table-cell table:style-name="ce12" table:formula="of:=MAX([.$E$3:.E490]) - MIN([.$E$3:.E490])" office:value-type="float" office:value="0.00991855310791096" calcext:value-type="float">
            <text:p>0.009918553</text:p>
          </table:table-cell>
          <table:table-cell table:style-name="ce9" table:formula="of:=STDEV([.$E$3:.E490])" office:value-type="float" office:value="0.001342315281938" calcext:value-type="float">
            <text:p>0.0013423153</text:p>
          </table:table-cell>
          <table:table-cell table:style-name="ce9" table:formula="of:=[.G490]/[.H490]" office:value-type="float" office:value="7.3891381863662" calcext:value-type="float">
            <text:p>7.3891381864</text:p>
          </table:table-cell>
          <table:table-cell table:style-name="ce9" table:formula="of:=SLOPE([.I475:.I490];[.W475:.W490])" office:value-type="float" office:value="-5.06674475200507" calcext:value-type="float">
            <text:p>-5.066744752</text:p>
          </table:table-cell>
          <table:table-cell table:style-name="ce17" table:formula="of:=AVERAGE([.D483:.D490])" office:value-type="float" office:value="0.06387626125" calcext:value-type="float">
            <text:p>0.063876261</text:p>
          </table:table-cell>
          <table:table-cell table:style-name="ce19" table:formula="of:=([.D490] - [.K490])/[.K490]" office:value-type="percentage" office:value="-0.00113533961726664" calcext:value-type="percentage">
            <text:p>-0.114%</text:p>
          </table:table-cell>
          <table:table-cell table:style-name="ce22" table:formula="of:=[.D490]-[.L490]" office:value-type="float" office:value="0.0649390796172666" calcext:value-type="float">
            <text:p>0.06493908</text:p>
          </table:table-cell>
          <table:table-cell table:style-name="ce27" table:formula="of:=ABS([.L489]-[.L490])" office:value-type="float" office:value="0.000291242768696825" calcext:value-type="float">
            <text:p>0.0002912</text:p>
          </table:table-cell>
          <table:table-cell table:style-name="ce34" table:formula="of:=IF(([.J490] &gt; [.$P$53]);(([.$M$53]+[.J490])/[.$O$53]);(([.$L$53]-[.J490])/[.$O$53]))" office:value-type="float" office:value="0.668821085125886" calcext:value-type="float">
            <text:p>0.67</text:p>
          </table:table-cell>
          <table:table-cell table:style-name="ce42" table:formula="of:=[.O490]-[.O489]" office:value-type="float" office:value="-0.00263164293471585" calcext:value-type="float">
            <text:p>-0.0026</text:p>
          </table:table-cell>
          <table:table-cell table:style-name="ce45" table:number-columns-repeated="2"/>
          <table:table-cell table:style-name="ce48" table:formula="of:=[.O490] - AVERAGE([.O485:.O490])" office:value-type="float" office:value="0.00530701239500542" calcext:value-type="float">
            <text:p>0.0053070124</text:p>
          </table:table-cell>
          <table:table-cell table:style-name="ce45" table:formula="of:=[.M490]-[.M489]" office:value-type="float" office:value="0.000286252768696815" calcext:value-type="float">
            <text:p>0.000</text:p>
          </table:table-cell>
          <table:table-cell table:style-name="ce45" table:formula="of:=AVERAGE([.O485:.O490])" office:value-type="float" office:value="0.663514072730881" calcext:value-type="float">
            <text:p>0.664</text:p>
          </table:table-cell>
          <table:table-cell table:style-name="ce9"/>
          <table:table-cell table:style-name="ce14" table:formula="of:=LOG([.X490])" office:value-type="float" office:value="3.07918124604762" calcext:value-type="float">
            <text:p>3.079181246</text:p>
          </table:table-cell>
          <table:table-cell table:style-name="ce44" table:formula="of:=[.X489]+1" office:value-type="float" office:value="1200" calcext:value-type="float">
            <text:p>120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91]/[.D490]" office:value-type="percentage" office:value="0.00196979048563616" calcext:value-type="percentage">
            <text:p>0.1970%</text:p>
          </table:table-cell>
          <table:table-cell table:style-name="ce6" table:formula="of:=([.D491]-[.D490])" office:value-type="float" office:value="0.000125680000000003" calcext:value-type="float">
            <text:p>0.00012568</text:p>
          </table:table-cell>
          <table:table-cell table:style-name="ce8" office:value-type="float" office:value="0.06392942" calcext:value-type="float">
            <text:p>0.06392942</text:p>
          </table:table-cell>
          <table:table-cell table:style-name="ce10" table:formula="of:=[.B491]-[.$S$2]" office:value-type="float" office:value="0.00196710530916557" calcext:value-type="float">
            <text:p>0.00196711</text:p>
          </table:table-cell>
          <table:table-cell table:style-name="ce9" table:formula="of:=SUM([.$E$3:.E491])" office:value-type="float" office:value="0.0121919044831209" calcext:value-type="float">
            <text:p>0.0121919045</text:p>
          </table:table-cell>
          <table:table-cell table:style-name="ce12" table:formula="of:=MAX([.$E$3:.E491]) - MIN([.$E$3:.E491])" office:value-type="float" office:value="0.00991855310791096" calcext:value-type="float">
            <text:p>0.009918553</text:p>
          </table:table-cell>
          <table:table-cell table:style-name="ce9" table:formula="of:=STDEV([.$E$3:.E491])" office:value-type="float" office:value="0.00134382420836202" calcext:value-type="float">
            <text:p>0.0013438242</text:p>
          </table:table-cell>
          <table:table-cell table:style-name="ce9" table:formula="of:=[.G491]/[.H491]" office:value-type="float" office:value="7.3808412188084" calcext:value-type="float">
            <text:p>7.3808412188</text:p>
          </table:table-cell>
          <table:table-cell table:style-name="ce9" table:formula="of:=SLOPE([.I476:.I491];[.W476:.W491])" office:value-type="float" office:value="-4.58184000828537" calcext:value-type="float">
            <text:p>-4.5818400083</text:p>
          </table:table-cell>
          <table:table-cell table:style-name="ce17" table:formula="of:=AVERAGE([.D484:.D491])" office:value-type="float" office:value="0.06389103875" calcext:value-type="float">
            <text:p>0.063891039</text:p>
          </table:table-cell>
          <table:table-cell table:style-name="ce19" table:formula="of:=([.D491] - [.K491])/[.K491]" office:value-type="percentage" office:value="0.000600729785442672" calcext:value-type="percentage">
            <text:p>0.060%</text:p>
          </table:table-cell>
          <table:table-cell table:style-name="ce22" table:formula="of:=[.D491]-[.L491]" office:value-type="float" office:value="0.0633286902145573" calcext:value-type="float">
            <text:p>0.06332869</text:p>
          </table:table-cell>
          <table:table-cell table:style-name="ce27" table:formula="of:=ABS([.L490]-[.L491])" office:value-type="float" office:value="0.00173606940270931" calcext:value-type="float">
            <text:p>0.0017361</text:p>
          </table:table-cell>
          <table:table-cell table:style-name="ce34" table:formula="of:=IF(([.J491] &gt; [.$P$53]);(([.$M$53]+[.J491])/[.$O$53]);(([.$L$53]-[.J491])/[.$O$53]))" office:value-type="float" office:value="0.666209600596685" calcext:value-type="float">
            <text:p>0.67</text:p>
          </table:table-cell>
          <table:table-cell table:style-name="ce42" table:formula="of:=[.O491]-[.O490]" office:value-type="float" office:value="-0.00261148452920157" calcext:value-type="float">
            <text:p>-0.0026</text:p>
          </table:table-cell>
          <table:table-cell table:style-name="ce45" table:number-columns-repeated="2"/>
          <table:table-cell table:style-name="ce48" table:formula="of:=[.O491] - AVERAGE([.O486:.O491])" office:value-type="float" office:value="-0.000138424423034467" calcext:value-type="float">
            <text:p>-0.0001384244</text:p>
          </table:table-cell>
          <table:table-cell table:style-name="ce45" table:formula="of:=[.M491]-[.M490]" office:value-type="float" office:value="-0.00161038940270931" calcext:value-type="float">
            <text:p>-0.002</text:p>
          </table:table-cell>
          <table:table-cell table:style-name="ce45" table:formula="of:=AVERAGE([.O486:.O491])" office:value-type="float" office:value="0.666348025019719" calcext:value-type="float">
            <text:p>0.666</text:p>
          </table:table-cell>
          <table:table-cell table:style-name="ce9"/>
          <table:table-cell table:style-name="ce14" table:formula="of:=LOG([.X491])" office:value-type="float" office:value="3.07954300740291" calcext:value-type="float">
            <text:p>3.0795430074</text:p>
          </table:table-cell>
          <table:table-cell table:style-name="ce44" table:formula="of:=[.X490]+1" office:value-type="float" office:value="1201" calcext:value-type="float">
            <text:p>120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92]/[.D491]" office:value-type="percentage" office:value="-0.0000849374200485584" calcext:value-type="percentage">
            <text:p>-0.0085%</text:p>
          </table:table-cell>
          <table:table-cell table:style-name="ce6" table:formula="of:=([.D492]-[.D491])" office:value-type="float" office:value="-0.00000543000000000071" calcext:value-type="float">
            <text:p>-0.00000543</text:p>
          </table:table-cell>
          <table:table-cell table:style-name="ce8" office:value-type="float" office:value="0.06392399" calcext:value-type="float">
            <text:p>0.06392399</text:p>
          </table:table-cell>
          <table:table-cell table:style-name="ce10" table:formula="of:=[.B492]-[.$S$2]" office:value-type="float" office:value="-0.0000876225965191467" calcext:value-type="float">
            <text:p>-0.00008762</text:p>
          </table:table-cell>
          <table:table-cell table:style-name="ce9" table:formula="of:=SUM([.$E$3:.E492])" office:value-type="float" office:value="0.0121042818866017" calcext:value-type="float">
            <text:p>0.0121042819</text:p>
          </table:table-cell>
          <table:table-cell table:style-name="ce12" table:formula="of:=MAX([.$E$3:.E492]) - MIN([.$E$3:.E492])" office:value-type="float" office:value="0.00991855310791096" calcext:value-type="float">
            <text:p>0.009918553</text:p>
          </table:table-cell>
          <table:table-cell table:style-name="ce9" table:formula="of:=STDEV([.$E$3:.E492])" office:value-type="float" office:value="0.0013424590812705" calcext:value-type="float">
            <text:p>0.0013424591</text:p>
          </table:table-cell>
          <table:table-cell table:style-name="ce9" table:formula="of:=[.G492]/[.H492]" office:value-type="float" office:value="7.38834668876764" calcext:value-type="float">
            <text:p>7.3883466888</text:p>
          </table:table-cell>
          <table:table-cell table:style-name="ce9" table:formula="of:=SLOPE([.I477:.I492];[.W477:.W492])" office:value-type="float" office:value="-3.01392299025564" calcext:value-type="float">
            <text:p>-3.0139229903</text:p>
          </table:table-cell>
          <table:table-cell table:style-name="ce17" table:formula="of:=AVERAGE([.D485:.D492])" office:value-type="float" office:value="0.06390158" calcext:value-type="float">
            <text:p>0.063901580</text:p>
          </table:table-cell>
          <table:table-cell table:style-name="ce19" table:formula="of:=([.D492] - [.K492])/[.K492]" office:value-type="percentage" office:value="0.000350695554006653" calcext:value-type="percentage">
            <text:p>0.035%</text:p>
          </table:table-cell>
          <table:table-cell table:style-name="ce22" table:formula="of:=[.D492]-[.L492]" office:value-type="float" office:value="0.0635732944459933" calcext:value-type="float">
            <text:p>0.06357329</text:p>
          </table:table-cell>
          <table:table-cell table:style-name="ce27" table:formula="of:=ABS([.L491]-[.L492])" office:value-type="float" office:value="0.000250034231436018" calcext:value-type="float">
            <text:p>0.0002500</text:p>
          </table:table-cell>
          <table:table-cell table:style-name="ce34" table:formula="of:=IF(([.J492] &gt; [.$P$53]);(([.$M$53]+[.J492])/[.$O$53]);(([.$L$53]-[.J492])/[.$O$53]))" office:value-type="float" office:value="0.657765486389332" calcext:value-type="float">
            <text:p>0.66</text:p>
          </table:table-cell>
          <table:table-cell table:style-name="ce42" table:formula="of:=[.O492]-[.O491]" office:value-type="float" office:value="-0.00844411420735325" calcext:value-type="float">
            <text:p>-0.0084</text:p>
          </table:table-cell>
          <table:table-cell table:style-name="ce45" table:number-columns-repeated="2"/>
          <table:table-cell table:style-name="ce48" table:formula="of:=[.O492] - AVERAGE([.O487:.O492])" office:value-type="float" office:value="-0.00861085803624795" calcext:value-type="float">
            <text:p>-0.0086108580</text:p>
          </table:table-cell>
          <table:table-cell table:style-name="ce45" table:formula="of:=[.M492]-[.M491]" office:value-type="float" office:value="0.000244604231436019" calcext:value-type="float">
            <text:p>0.000</text:p>
          </table:table-cell>
          <table:table-cell table:style-name="ce45" table:formula="of:=AVERAGE([.O487:.O492])" office:value-type="float" office:value="0.66637634442558" calcext:value-type="float">
            <text:p>0.666</text:p>
          </table:table-cell>
          <table:table-cell table:style-name="ce9"/>
          <table:table-cell table:style-name="ce14" table:formula="of:=LOG([.X492])" office:value-type="float" office:value="3.07990446766672" calcext:value-type="float">
            <text:p>3.0799044677</text:p>
          </table:table-cell>
          <table:table-cell table:style-name="ce44" table:formula="of:=[.X491]+1" office:value-type="float" office:value="1202" calcext:value-type="float">
            <text:p>120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93]/[.D492]" office:value-type="percentage" office:value="-0.0000156435791946185" calcext:value-type="percentage">
            <text:p>-0.0016%</text:p>
          </table:table-cell>
          <table:table-cell table:style-name="ce6" table:formula="of:=([.D493]-[.D492])" office:value-type="float" office:value="-0.000001000000000001" calcext:value-type="float">
            <text:p>-0.00000100</text:p>
          </table:table-cell>
          <table:table-cell table:style-name="ce8" office:value-type="float" office:value="0.06392299" calcext:value-type="float">
            <text:p>0.06392299</text:p>
          </table:table-cell>
          <table:table-cell table:style-name="ce10" table:formula="of:=[.B493]-[.$S$2]" office:value-type="float" office:value="-0.0000183287556652067" calcext:value-type="float">
            <text:p>-0.00001833</text:p>
          </table:table-cell>
          <table:table-cell table:style-name="ce9" table:formula="of:=SUM([.$E$3:.E493])" office:value-type="float" office:value="0.0120859531309365" calcext:value-type="float">
            <text:p>0.0120859531</text:p>
          </table:table-cell>
          <table:table-cell table:style-name="ce12" table:formula="of:=MAX([.$E$3:.E493]) - MIN([.$E$3:.E493])" office:value-type="float" office:value="0.00991855310791096" calcext:value-type="float">
            <text:p>0.009918553</text:p>
          </table:table-cell>
          <table:table-cell table:style-name="ce9" table:formula="of:=STDEV([.$E$3:.E493])" office:value-type="float" office:value="0.00134108993149629" calcext:value-type="float">
            <text:p>0.0013410899</text:p>
          </table:table-cell>
          <table:table-cell table:style-name="ce9" table:formula="of:=[.G493]/[.H493]" office:value-type="float" office:value="7.39588962303563" calcext:value-type="float">
            <text:p>7.395889623</text:p>
          </table:table-cell>
          <table:table-cell table:style-name="ce9" table:formula="of:=SLOPE([.I478:.I493];[.W478:.W493])" office:value-type="float" office:value="-0.355289549646878" calcext:value-type="float">
            <text:p>-0.3552895496</text:p>
          </table:table-cell>
          <table:table-cell table:style-name="ce17" table:formula="of:=AVERAGE([.D486:.D493])" office:value-type="float" office:value="0.06389555" calcext:value-type="float">
            <text:p>0.063895550</text:p>
          </table:table-cell>
          <table:table-cell table:style-name="ce19" table:formula="of:=([.D493] - [.K493])/[.K493]" office:value-type="percentage" office:value="0.000429450877252071" calcext:value-type="percentage">
            <text:p>0.043%</text:p>
          </table:table-cell>
          <table:table-cell table:style-name="ce22" table:formula="of:=[.D493]-[.L493]" office:value-type="float" office:value="0.0634935391227479" calcext:value-type="float">
            <text:p>0.06349354</text:p>
          </table:table-cell>
          <table:table-cell table:style-name="ce27" table:formula="of:=ABS([.L492]-[.L493])" office:value-type="float" office:value="0.0000787553232454177" calcext:value-type="float">
            <text:p>0.0000788</text:p>
          </table:table-cell>
          <table:table-cell table:style-name="ce34" table:formula="of:=IF(([.J493] &gt; [.$P$53]);(([.$M$53]+[.J493])/[.$O$53]);(([.$L$53]-[.J493])/[.$O$53]))" office:value-type="float" office:value="0.643447251336178" calcext:value-type="float">
            <text:p>0.64</text:p>
          </table:table-cell>
          <table:table-cell table:style-name="ce42" table:formula="of:=[.O493]-[.O492]" office:value-type="float" office:value="-0.0143182350531534" calcext:value-type="float">
            <text:p>-0.0143</text:p>
          </table:table-cell>
          <table:table-cell table:style-name="ce45" table:number-columns-repeated="2"/>
          <table:table-cell table:style-name="ce48" table:formula="of:=[.O493] - AVERAGE([.O488:.O493])" office:value-type="float" office:value="-0.0193305186640237" calcext:value-type="float">
            <text:p>-0.0193305187</text:p>
          </table:table-cell>
          <table:table-cell table:style-name="ce45" table:formula="of:=[.M493]-[.M492]" office:value-type="float" office:value="-0.0000797553232454173" calcext:value-type="float">
            <text:p>0.000</text:p>
          </table:table-cell>
          <table:table-cell table:style-name="ce45" table:formula="of:=AVERAGE([.O488:.O493])" office:value-type="float" office:value="0.662777770000202" calcext:value-type="float">
            <text:p>0.663</text:p>
          </table:table-cell>
          <table:table-cell table:style-name="ce9"/>
          <table:table-cell table:style-name="ce14" table:formula="of:=LOG([.X493])" office:value-type="float" office:value="3.08026562733984" calcext:value-type="float">
            <text:p>3.0802656273</text:p>
          </table:table-cell>
          <table:table-cell table:style-name="ce44" table:formula="of:=[.X492]+1" office:value-type="float" office:value="1203" calcext:value-type="float">
            <text:p>120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94]/[.D493]" office:value-type="percentage" office:value="-0.00246358939092182" calcext:value-type="percentage">
            <text:p>-0.2464%</text:p>
          </table:table-cell>
          <table:table-cell table:style-name="ce6" table:formula="of:=([.D494]-[.D493])" office:value-type="float" office:value="-0.000157480000000002" calcext:value-type="float">
            <text:p>-0.00015748</text:p>
          </table:table-cell>
          <table:table-cell table:style-name="ce8" office:value-type="float" office:value="0.06376551" calcext:value-type="float">
            <text:p>0.06376551</text:p>
          </table:table-cell>
          <table:table-cell table:style-name="ce10" table:formula="of:=[.B494]-[.$S$2]" office:value-type="float" office:value="-0.00246627456739241" calcext:value-type="float">
            <text:p>-0.00246627</text:p>
          </table:table-cell>
          <table:table-cell table:style-name="ce9" table:formula="of:=SUM([.$E$3:.E494])" office:value-type="float" office:value="0.00961967856354413" calcext:value-type="float">
            <text:p>0.0096196786</text:p>
          </table:table-cell>
          <table:table-cell table:style-name="ce12" table:formula="of:=MAX([.$E$3:.E494]) - MIN([.$E$3:.E494])" office:value-type="float" office:value="0.00991855310791096" calcext:value-type="float">
            <text:p>0.009918553</text:p>
          </table:table-cell>
          <table:table-cell table:style-name="ce9" table:formula="of:=STDEV([.$E$3:.E494])" office:value-type="float" office:value="0.00134442183154598" calcext:value-type="float">
            <text:p>0.0013444218</text:p>
          </table:table-cell>
          <table:table-cell table:style-name="ce9" table:formula="of:=[.G494]/[.H494]" office:value-type="float" office:value="7.37756028292506" calcext:value-type="float">
            <text:p>7.3775602829</text:p>
          </table:table-cell>
          <table:table-cell table:style-name="ce9" table:formula="of:=SLOPE([.I479:.I494];[.W479:.W494])" office:value-type="float" office:value="1.8300611906266" calcext:value-type="float">
            <text:p>1.8300611906</text:p>
          </table:table-cell>
          <table:table-cell table:style-name="ce17" table:formula="of:=AVERAGE([.D487:.D494])" office:value-type="float" office:value="0.06387244" calcext:value-type="float">
            <text:p>0.063872440</text:p>
          </table:table-cell>
          <table:table-cell table:style-name="ce19" table:formula="of:=([.D494] - [.K494])/[.K494]" office:value-type="percentage" office:value="-0.00167411797639178" calcext:value-type="percentage">
            <text:p>-0.167%</text:p>
          </table:table-cell>
          <table:table-cell table:style-name="ce22" table:formula="of:=[.D494]-[.L494]" office:value-type="float" office:value="0.0654396279763918" calcext:value-type="float">
            <text:p>0.06543963</text:p>
          </table:table-cell>
          <table:table-cell table:style-name="ce27" table:formula="of:=ABS([.L493]-[.L494])" office:value-type="float" office:value="0.00210356885364385" calcext:value-type="float">
            <text:p>0.0021036</text:p>
          </table:table-cell>
          <table:table-cell table:style-name="ce34" table:formula="of:=IF(([.J494] &gt; [.$P$53]);(([.$M$53]+[.J494])/[.$O$53]);(([.$L$53]-[.J494])/[.$O$53]))" office:value-type="float" office:value="0.631677909577785" calcext:value-type="float">
            <text:p>0.63</text:p>
          </table:table-cell>
          <table:table-cell table:style-name="ce42" table:formula="of:=[.O494]-[.O493]" office:value-type="float" office:value="-0.0117693417583936" calcext:value-type="float">
            <text:p>-0.0118</text:p>
          </table:table-cell>
          <table:table-cell table:style-name="ce45" table:number-columns-repeated="2"/>
          <table:table-cell table:style-name="ce48" table:formula="of:=[.O494] - AVERAGE([.O489:.O494])" office:value-type="float" office:value="-0.0248844339366268" calcext:value-type="float">
            <text:p>-0.0248844339</text:p>
          </table:table-cell>
          <table:table-cell table:style-name="ce45" table:formula="of:=[.M494]-[.M493]" office:value-type="float" office:value="0.00194608885364385" calcext:value-type="float">
            <text:p>0.002</text:p>
          </table:table-cell>
          <table:table-cell table:style-name="ce45" table:formula="of:=AVERAGE([.O489:.O494])" office:value-type="float" office:value="0.656562343514411" calcext:value-type="float">
            <text:p>0.657</text:p>
          </table:table-cell>
          <table:table-cell table:style-name="ce9"/>
          <table:table-cell table:style-name="ce14" table:formula="of:=LOG([.X494])" office:value-type="float" office:value="3.08062648692181" calcext:value-type="float">
            <text:p>3.0806264869</text:p>
          </table:table-cell>
          <table:table-cell table:style-name="ce44" table:formula="of:=[.X493]+1" office:value-type="float" office:value="1204" calcext:value-type="float">
            <text:p>120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95]/[.D494]" office:value-type="percentage" office:value="-0.00276764037486711" calcext:value-type="percentage">
            <text:p>-0.2768%</text:p>
          </table:table-cell>
          <table:table-cell table:style-name="ce6" table:formula="of:=([.D495]-[.D494])" office:value-type="float" office:value="-0.000176479999999993" calcext:value-type="float">
            <text:p>-0.00017648</text:p>
          </table:table-cell>
          <table:table-cell table:style-name="ce8" office:value-type="float" office:value="0.06358903" calcext:value-type="float">
            <text:p>0.06358903</text:p>
          </table:table-cell>
          <table:table-cell table:style-name="ce10" table:formula="of:=[.B495]-[.$S$2]" office:value-type="float" office:value="-0.0027703255513377" calcext:value-type="float">
            <text:p>-0.00277033</text:p>
          </table:table-cell>
          <table:table-cell table:style-name="ce9" table:formula="of:=SUM([.$E$3:.E495])" office:value-type="float" office:value="0.00684935301220642" calcext:value-type="float">
            <text:p>0.006849353</text:p>
          </table:table-cell>
          <table:table-cell table:style-name="ce12" table:formula="of:=MAX([.$E$3:.E495]) - MIN([.$E$3:.E495])" office:value-type="float" office:value="0.00991855310791096" calcext:value-type="float">
            <text:p>0.009918553</text:p>
          </table:table-cell>
          <table:table-cell table:style-name="ce9" table:formula="of:=STDEV([.$E$3:.E495])" office:value-type="float" office:value="0.00134891964448203" calcext:value-type="float">
            <text:p>0.0013489196</text:p>
          </table:table-cell>
          <table:table-cell table:style-name="ce9" table:formula="of:=[.G495]/[.H495]" office:value-type="float" office:value="7.35296068115276" calcext:value-type="float">
            <text:p>7.3529606812</text:p>
          </table:table-cell>
          <table:table-cell table:style-name="ce9" table:formula="of:=SLOPE([.I480:.I495];[.W480:.W495])" office:value-type="float" office:value="3.37019323293171" calcext:value-type="float">
            <text:p>3.3701932329</text:p>
          </table:table-cell>
          <table:table-cell table:style-name="ce17" table:formula="of:=AVERAGE([.D488:.D495])" office:value-type="float" office:value="0.06382996375" calcext:value-type="float">
            <text:p>0.063829964</text:p>
          </table:table-cell>
          <table:table-cell table:style-name="ce19" table:formula="of:=([.D495] - [.K495])/[.K495]" office:value-type="percentage" office:value="-0.00377461831160748" calcext:value-type="percentage">
            <text:p>-0.377%</text:p>
          </table:table-cell>
          <table:table-cell table:style-name="ce22" table:formula="of:=[.D495]-[.L495]" office:value-type="float" office:value="0.0673636483116075" calcext:value-type="float">
            <text:p>0.06736365</text:p>
          </table:table-cell>
          <table:table-cell table:style-name="ce27" table:formula="of:=ABS([.L494]-[.L495])" office:value-type="float" office:value="0.0021005003352157" calcext:value-type="float">
            <text:p>0.0021005</text:p>
          </table:table-cell>
          <table:table-cell table:style-name="ce34" table:formula="of:=IF(([.J495] &gt; [.$P$53]);(([.$M$53]+[.J495])/[.$O$53]);(([.$L$53]-[.J495])/[.$O$53]))" office:value-type="float" office:value="0.62338343307802" calcext:value-type="float">
            <text:p>0.62</text:p>
          </table:table-cell>
          <table:table-cell table:style-name="ce42" table:formula="of:=[.O495]-[.O494]" office:value-type="float" office:value="-0.00829447649976467" calcext:value-type="float">
            <text:p>-0.0083</text:p>
          </table:table-cell>
          <table:table-cell table:style-name="ce45" table:number-columns-repeated="2"/>
          <table:table-cell table:style-name="ce48" table:formula="of:=[.O495] - AVERAGE([.O490:.O495])" office:value-type="float" office:value="-0.0251673612726276" calcext:value-type="float">
            <text:p>-0.0251673613</text:p>
          </table:table-cell>
          <table:table-cell table:style-name="ce45" table:formula="of:=[.M495]-[.M494]" office:value-type="float" office:value="0.00192402033521571" calcext:value-type="float">
            <text:p>0.002</text:p>
          </table:table-cell>
          <table:table-cell table:style-name="ce45" table:formula="of:=AVERAGE([.O490:.O495])" office:value-type="float" office:value="0.648550794350648" calcext:value-type="float">
            <text:p>0.649</text:p>
          </table:table-cell>
          <table:table-cell table:style-name="ce9"/>
          <table:table-cell table:style-name="ce14" table:formula="of:=LOG([.X495])" office:value-type="float" office:value="3.08098704691089" calcext:value-type="float">
            <text:p>3.0809870469</text:p>
          </table:table-cell>
          <table:table-cell table:style-name="ce44" table:formula="of:=[.X494]+1" office:value-type="float" office:value="1205" calcext:value-type="float">
            <text:p>120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96]/[.D495]" office:value-type="percentage" office:value="-0.000298950935405051" calcext:value-type="percentage">
            <text:p>-0.0299%</text:p>
          </table:table-cell>
          <table:table-cell table:style-name="ce6" table:formula="of:=([.D496]-[.D495])" office:value-type="float" office:value="-0.0000190099999999999" calcext:value-type="float">
            <text:p>-0.00001901</text:p>
          </table:table-cell>
          <table:table-cell table:style-name="ce8" office:value-type="float" office:value="0.06357002" calcext:value-type="float">
            <text:p>0.06357002</text:p>
          </table:table-cell>
          <table:table-cell table:style-name="ce10" table:formula="of:=[.B496]-[.$S$2]" office:value-type="float" office:value="-0.000301636111875639" calcext:value-type="float">
            <text:p>-0.00030164</text:p>
          </table:table-cell>
          <table:table-cell table:style-name="ce9" table:formula="of:=SUM([.$E$3:.E496])" office:value-type="float" office:value="0.00654771690033079" calcext:value-type="float">
            <text:p>0.0065477169</text:p>
          </table:table-cell>
          <table:table-cell table:style-name="ce12" table:formula="of:=MAX([.$E$3:.E496]) - MIN([.$E$3:.E496])" office:value-type="float" office:value="0.00991855310791096" calcext:value-type="float">
            <text:p>0.009918553</text:p>
          </table:table-cell>
          <table:table-cell table:style-name="ce9" table:formula="of:=STDEV([.$E$3:.E496])" office:value-type="float" office:value="0.00134762565389315" calcext:value-type="float">
            <text:p>0.0013476257</text:p>
          </table:table-cell>
          <table:table-cell table:style-name="ce9" table:formula="of:=[.G496]/[.H496]" office:value-type="float" office:value="7.3600209963778" calcext:value-type="float">
            <text:p>7.3600209964</text:p>
          </table:table-cell>
          <table:table-cell table:style-name="ce9" table:formula="of:=SLOPE([.I481:.I496];[.W481:.W496])" office:value-type="float" office:value="1.52156098118169" calcext:value-type="float">
            <text:p>1.5215609812</text:p>
          </table:table-cell>
          <table:table-cell table:style-name="ce17" table:formula="of:=AVERAGE([.D489:.D496])" office:value-type="float" office:value="0.06378917875" calcext:value-type="float">
            <text:p>0.063789179</text:p>
          </table:table-cell>
          <table:table-cell table:style-name="ce19" table:formula="of:=([.D496] - [.K496])/[.K496]" office:value-type="percentage" office:value="-0.00343567285697347" calcext:value-type="percentage">
            <text:p>-0.344%</text:p>
          </table:table-cell>
          <table:table-cell table:style-name="ce22" table:formula="of:=[.D496]-[.L496]" office:value-type="float" office:value="0.0670056928569735" calcext:value-type="float">
            <text:p>0.06700569</text:p>
          </table:table-cell>
          <table:table-cell table:style-name="ce27" table:formula="of:=ABS([.L495]-[.L496])" office:value-type="float" office:value="0.000338945454634011" calcext:value-type="float">
            <text:p>0.0003389</text:p>
          </table:table-cell>
          <table:table-cell table:style-name="ce34" table:formula="of:=IF(([.J496] &gt; [.$P$53]);(([.$M$53]+[.J496])/[.$O$53]);(([.$L$53]-[.J496])/[.$O$53]))" office:value-type="float" office:value="0.63333935656228" calcext:value-type="float">
            <text:p>0.63</text:p>
          </table:table-cell>
          <table:table-cell table:style-name="ce42" table:formula="of:=[.O496]-[.O495]" office:value-type="float" office:value="0.00995592348426044" calcext:value-type="float">
            <text:p>0.0100</text:p>
          </table:table-cell>
          <table:table-cell table:style-name="ce45" table:number-columns-repeated="2"/>
          <table:table-cell table:style-name="ce48" table:formula="of:=[.O496] - AVERAGE([.O491:.O496])" office:value-type="float" office:value="-0.0092978163610995" calcext:value-type="float">
            <text:p>-0.0092978164</text:p>
          </table:table-cell>
          <table:table-cell table:style-name="ce45" table:formula="of:=[.M496]-[.M495]" office:value-type="float" office:value="-0.000357955454634018" calcext:value-type="float">
            <text:p>0.000</text:p>
          </table:table-cell>
          <table:table-cell table:style-name="ce45" table:formula="of:=AVERAGE([.O491:.O496])" office:value-type="float" office:value="0.64263717292338" calcext:value-type="float">
            <text:p>0.643</text:p>
          </table:table-cell>
          <table:table-cell table:style-name="ce9"/>
          <table:table-cell table:style-name="ce14" table:formula="of:=LOG([.X496])" office:value-type="float" office:value="3.08134730780413" calcext:value-type="float">
            <text:p>3.0813473078</text:p>
          </table:table-cell>
          <table:table-cell table:style-name="ce44" table:formula="of:=[.X495]+1" office:value-type="float" office:value="1206" calcext:value-type="float">
            <text:p>120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97]/[.D496]" office:value-type="percentage" office:value="-0.000000314613712617216" calcext:value-type="percentage">
            <text:p>0.0000%</text:p>
          </table:table-cell>
          <table:table-cell table:style-name="ce6" table:formula="of:=([.D497]-[.D496])" office:value-type="float" office:value="-0.0000000200000000033507" calcext:value-type="float">
            <text:p>-0.00000002</text:p>
          </table:table-cell>
          <table:table-cell table:style-name="ce8" office:value-type="float" office:value="0.06357" calcext:value-type="float">
            <text:p>0.06357</text:p>
          </table:table-cell>
          <table:table-cell table:style-name="ce10" table:formula="of:=[.B497]-[.$S$2]" office:value-type="float" office:value="-0.00000299979018320545" calcext:value-type="float">
            <text:p>-0.00000300</text:p>
          </table:table-cell>
          <table:table-cell table:style-name="ce9" table:formula="of:=SUM([.$E$3:.E497])" office:value-type="float" office:value="0.00654471711014758" calcext:value-type="float">
            <text:p>0.0065447171</text:p>
          </table:table-cell>
          <table:table-cell table:style-name="ce12" table:formula="of:=MAX([.$E$3:.E497]) - MIN([.$E$3:.E497])" office:value-type="float" office:value="0.00991855310791096" calcext:value-type="float">
            <text:p>0.009918553</text:p>
          </table:table-cell>
          <table:table-cell table:style-name="ce9" table:formula="of:=STDEV([.$E$3:.E497])" office:value-type="float" office:value="0.00134626116756732" calcext:value-type="float">
            <text:p>0.0013462612</text:p>
          </table:table-cell>
          <table:table-cell table:style-name="ce9" table:formula="of:=[.G497]/[.H497]" office:value-type="float" office:value="7.36748065446595" calcext:value-type="float">
            <text:p>7.3674806545</text:p>
          </table:table-cell>
          <table:table-cell table:style-name="ce9" table:formula="of:=SLOPE([.I482:.I497];[.W482:.W497])" office:value-type="float" office:value="0.375604334859745" calcext:value-type="float">
            <text:p>0.3756043349</text:p>
          </table:table-cell>
          <table:table-cell table:style-name="ce17" table:formula="of:=AVERAGE([.D490:.D497])" office:value-type="float" office:value="0.0637593375" calcext:value-type="float">
            <text:p>0.063759338</text:p>
          </table:table-cell>
          <table:table-cell table:style-name="ce19" table:formula="of:=([.D497] - [.K497])/[.K497]" office:value-type="percentage" office:value="-0.00296956504606108" calcext:value-type="percentage">
            <text:p>-0.297%</text:p>
          </table:table-cell>
          <table:table-cell table:style-name="ce22" table:formula="of:=[.D497]-[.L497]" office:value-type="float" office:value="0.0665395650460611" calcext:value-type="float">
            <text:p>0.06653957</text:p>
          </table:table-cell>
          <table:table-cell table:style-name="ce27" table:formula="of:=ABS([.L496]-[.L497])" office:value-type="float" office:value="0.000466107810912387" calcext:value-type="float">
            <text:p>0.0004661</text:p>
          </table:table-cell>
          <table:table-cell table:style-name="ce34" table:formula="of:=IF(([.J497] &gt; [.$P$53]);(([.$M$53]+[.J497])/[.$O$53]);(([.$L$53]-[.J497])/[.$O$53]))" office:value-type="float" office:value="0.639510977054274" calcext:value-type="float">
            <text:p>0.64</text:p>
          </table:table-cell>
          <table:table-cell table:style-name="ce42" table:formula="of:=[.O497]-[.O496]" office:value-type="float" office:value="0.00617162049199382" calcext:value-type="float">
            <text:p>0.0062</text:p>
          </table:table-cell>
          <table:table-cell table:style-name="ce45" table:number-columns-repeated="2"/>
          <table:table-cell table:style-name="ce48" table:formula="of:=[.O497] - AVERAGE([.O492:.O497])" office:value-type="float" office:value="0.00132357472129596" calcext:value-type="float">
            <text:p>0.0013235747</text:p>
          </table:table-cell>
          <table:table-cell table:style-name="ce45" table:formula="of:=[.M497]-[.M496]" office:value-type="float" office:value="-0.00046612781091239" calcext:value-type="float">
            <text:p>0.000</text:p>
          </table:table-cell>
          <table:table-cell table:style-name="ce45" table:formula="of:=AVERAGE([.O492:.O497])" office:value-type="float" office:value="0.638187402332978" calcext:value-type="float">
            <text:p>0.638</text:p>
          </table:table-cell>
          <table:table-cell table:style-name="ce9"/>
          <table:table-cell table:style-name="ce14" table:formula="of:=LOG([.X497])" office:value-type="float" office:value="3.08170727009735" calcext:value-type="float">
            <text:p>3.0817072701</text:p>
          </table:table-cell>
          <table:table-cell table:style-name="ce44" table:formula="of:=[.X496]+1" office:value-type="float" office:value="1207" calcext:value-type="float">
            <text:p>120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98]/[.D497]" office:value-type="percentage" office:value="0" calcext:value-type="percentage">
            <text:p>0.0000%</text:p>
          </table:table-cell>
          <table:table-cell table:style-name="ce6" table:formula="of:=([.D498]-[.D497])" office:value-type="float" office:value="0" calcext:value-type="float">
            <text:p>0.00000000</text:p>
          </table:table-cell>
          <table:table-cell table:style-name="ce8" office:value-type="float" office:value="0.06357" calcext:value-type="float">
            <text:p>0.06357</text:p>
          </table:table-cell>
          <table:table-cell table:style-name="ce10" table:formula="of:=[.B498]-[.$S$2]" office:value-type="float" office:value="-0.00000268517647058823" calcext:value-type="float">
            <text:p>-0.00000269</text:p>
          </table:table-cell>
          <table:table-cell table:style-name="ce9" table:formula="of:=SUM([.$E$3:.E498])" office:value-type="float" office:value="0.00654203193367699" calcext:value-type="float">
            <text:p>0.0065420319</text:p>
          </table:table-cell>
          <table:table-cell table:style-name="ce12" table:formula="of:=MAX([.$E$3:.E498]) - MIN([.$E$3:.E498])" office:value-type="float" office:value="0.00991855310791096" calcext:value-type="float">
            <text:p>0.009918553</text:p>
          </table:table-cell>
          <table:table-cell table:style-name="ce9" table:formula="of:=STDEV([.$E$3:.E498])" office:value-type="float" office:value="0.00134490080996503" calcext:value-type="float">
            <text:p>0.0013449008</text:p>
          </table:table-cell>
          <table:table-cell table:style-name="ce9" table:formula="of:=[.G498]/[.H498]" office:value-type="float" office:value="7.37493280873914" calcext:value-type="float">
            <text:p>7.3749328087</text:p>
          </table:table-cell>
          <table:table-cell table:style-name="ce9" table:formula="of:=SLOPE([.I483:.I498];[.W483:.W498])" office:value-type="float" office:value="0.162636401722964" calcext:value-type="float">
            <text:p>0.1626364017</text:p>
          </table:table-cell>
          <table:table-cell table:style-name="ce17" table:formula="of:=AVERAGE([.D491:.D498])" office:value-type="float" office:value="0.06373012" calcext:value-type="float">
            <text:p>0.063730120</text:p>
          </table:table-cell>
          <table:table-cell table:style-name="ce19" table:formula="of:=([.D498] - [.K498])/[.K498]" office:value-type="percentage" office:value="-0.00251246977096544" calcext:value-type="percentage">
            <text:p>-0.251%</text:p>
          </table:table-cell>
          <table:table-cell table:style-name="ce22" table:formula="of:=[.D498]-[.L498]" office:value-type="float" office:value="0.0660824697709654" calcext:value-type="float">
            <text:p>0.06608247</text:p>
          </table:table-cell>
          <table:table-cell table:style-name="ce27" table:formula="of:=ABS([.L497]-[.L498])" office:value-type="float" office:value="0.000457095275095643" calcext:value-type="float">
            <text:p>0.0004571</text:p>
          </table:table-cell>
          <table:table-cell table:style-name="ce34" table:formula="of:=IF(([.J498] &gt; [.$P$53]);(([.$M$53]+[.J498])/[.$O$53]);(([.$L$53]-[.J498])/[.$O$53]))" office:value-type="float" office:value="0.640657929048054" calcext:value-type="float">
            <text:p>0.64</text:p>
          </table:table-cell>
          <table:table-cell table:style-name="ce42" table:formula="of:=[.O498]-[.O497]" office:value-type="float" office:value="0.00114695199378012" calcext:value-type="float">
            <text:p>0.0011</text:p>
          </table:table-cell>
          <table:table-cell table:style-name="ce45" table:number-columns-repeated="2"/>
          <table:table-cell table:style-name="ce48" table:formula="of:=[.O498] - AVERAGE([.O493:.O498])" office:value-type="float" office:value="0.00532178627195556" calcext:value-type="float">
            <text:p>0.0053217863</text:p>
          </table:table-cell>
          <table:table-cell table:style-name="ce45" table:formula="of:=[.M498]-[.M497]" office:value-type="float" office:value="-0.000457095275095645" calcext:value-type="float">
            <text:p>0.000</text:p>
          </table:table-cell>
          <table:table-cell table:style-name="ce45" table:formula="of:=AVERAGE([.O493:.O498])" office:value-type="float" office:value="0.635336142776099" calcext:value-type="float">
            <text:p>0.635</text:p>
          </table:table-cell>
          <table:table-cell table:style-name="ce9"/>
          <table:table-cell table:style-name="ce14" table:formula="of:=LOG([.X498])" office:value-type="float" office:value="3.08206693428511" calcext:value-type="float">
            <text:p>3.0820669343</text:p>
          </table:table-cell>
          <table:table-cell table:style-name="ce44" table:formula="of:=[.X497]+1" office:value-type="float" office:value="1208" calcext:value-type="float">
            <text:p>120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499]/[.D498]" office:value-type="percentage" office:value="0" calcext:value-type="percentage">
            <text:p>0.0000%</text:p>
          </table:table-cell>
          <table:table-cell table:style-name="ce6" table:formula="of:=([.D499]-[.D498])" office:value-type="float" office:value="0" calcext:value-type="float">
            <text:p>0.00000000</text:p>
          </table:table-cell>
          <table:table-cell table:style-name="ce8" office:value-type="float" office:value="0.06357" calcext:value-type="float">
            <text:p>0.06357</text:p>
          </table:table-cell>
          <table:table-cell table:style-name="ce10" table:formula="of:=[.B499]-[.$S$2]" office:value-type="float" office:value="-0.00000268517647058823" calcext:value-type="float">
            <text:p>-0.00000269</text:p>
          </table:table-cell>
          <table:table-cell table:style-name="ce9" table:formula="of:=SUM([.$E$3:.E499])" office:value-type="float" office:value="0.0065393467572064" calcext:value-type="float">
            <text:p>0.0065393468</text:p>
          </table:table-cell>
          <table:table-cell table:style-name="ce12" table:formula="of:=MAX([.$E$3:.E499]) - MIN([.$E$3:.E499])" office:value-type="float" office:value="0.00991855310791096" calcext:value-type="float">
            <text:p>0.009918553</text:p>
          </table:table-cell>
          <table:table-cell table:style-name="ce9" table:formula="of:=STDEV([.$E$3:.E499])" office:value-type="float" office:value="0.00134354456785263" calcext:value-type="float">
            <text:p>0.0013435446</text:p>
          </table:table-cell>
          <table:table-cell table:style-name="ce9" table:formula="of:=[.G499]/[.H499]" office:value-type="float" office:value="7.38237744041767" calcext:value-type="float">
            <text:p>7.3823774404</text:p>
          </table:table-cell>
          <table:table-cell table:style-name="ce9" table:formula="of:=SLOPE([.I484:.I499];[.W484:.W499])" office:value-type="float" office:value="-0.0582686918425999" calcext:value-type="float">
            <text:p>-0.0582686918</text:p>
          </table:table-cell>
          <table:table-cell table:style-name="ce17" table:formula="of:=AVERAGE([.D492:.D499])" office:value-type="float" office:value="0.0636851925" calcext:value-type="float">
            <text:p>0.063685193</text:p>
          </table:table-cell>
          <table:table-cell table:style-name="ce19" table:formula="of:=([.D499] - [.K499])/[.K499]" office:value-type="percentage" office:value="-0.00180877996089907" calcext:value-type="percentage">
            <text:p>-0.181%</text:p>
          </table:table-cell>
          <table:table-cell table:style-name="ce22" table:formula="of:=[.D499]-[.L499]" office:value-type="float" office:value="0.0653787799608991" calcext:value-type="float">
            <text:p>0.06537878</text:p>
          </table:table-cell>
          <table:table-cell table:style-name="ce27" table:formula="of:=ABS([.L498]-[.L499])" office:value-type="float" office:value="0.000703689810066364" calcext:value-type="float">
            <text:p>0.0007037</text:p>
          </table:table-cell>
          <table:table-cell table:style-name="ce34" table:formula="of:=IF(([.J499] &gt; [.$P$53]);(([.$M$53]+[.J499])/[.$O$53]);(([.$L$53]-[.J499])/[.$O$53]))" office:value-type="float" office:value="0.641847627110901" calcext:value-type="float">
            <text:p>0.64</text:p>
          </table:table-cell>
          <table:table-cell table:style-name="ce42" table:formula="of:=[.O499]-[.O498]" office:value-type="float" office:value="0.0011896980628463" calcext:value-type="float">
            <text:p>0.0012</text:p>
          </table:table-cell>
          <table:table-cell table:style-name="ce45" table:number-columns-repeated="2"/>
          <table:table-cell table:style-name="ce48" table:formula="of:=[.O499] - AVERAGE([.O494:.O499])" office:value-type="float" office:value="0.00677808837234839" calcext:value-type="float">
            <text:p>0.0067780884</text:p>
          </table:table-cell>
          <table:table-cell table:style-name="ce45" table:formula="of:=[.M499]-[.M498]" office:value-type="float" office:value="-0.000703689810066369" calcext:value-type="float">
            <text:p>-0.001</text:p>
          </table:table-cell>
          <table:table-cell table:style-name="ce45" table:formula="of:=AVERAGE([.O494:.O499])" office:value-type="float" office:value="0.635069538738552" calcext:value-type="float">
            <text:p>0.635</text:p>
          </table:table-cell>
          <table:table-cell table:style-name="ce9"/>
          <table:table-cell table:style-name="ce14" table:formula="of:=LOG([.X499])" office:value-type="float" office:value="3.08242630086077" calcext:value-type="float">
            <text:p>3.0824263009</text:p>
          </table:table-cell>
          <table:table-cell table:style-name="ce44" table:formula="of:=[.X498]+1" office:value-type="float" office:value="1209" calcext:value-type="float">
            <text:p>120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00]/[.D499]" office:value-type="percentage" office:value="0.0013964134025484" calcext:value-type="percentage">
            <text:p>0.1396%</text:p>
          </table:table-cell>
          <table:table-cell table:style-name="ce6" table:formula="of:=([.D500]-[.D499])" office:value-type="float" office:value="0.0000887700000000019" calcext:value-type="float">
            <text:p>0.00008877</text:p>
          </table:table-cell>
          <table:table-cell table:style-name="ce8" office:value-type="float" office:value="0.06365877" calcext:value-type="float">
            <text:p>0.06365877</text:p>
          </table:table-cell>
          <table:table-cell table:style-name="ce10" table:formula="of:=[.B500]-[.$S$2]" office:value-type="float" office:value="0.00139372822607781" calcext:value-type="float">
            <text:p>0.00139373</text:p>
          </table:table-cell>
          <table:table-cell table:style-name="ce9" table:formula="of:=SUM([.$E$3:.E500])" office:value-type="float" office:value="0.00793307498328422" calcext:value-type="float">
            <text:p>0.007933075</text:p>
          </table:table-cell>
          <table:table-cell table:style-name="ce12" table:formula="of:=MAX([.$E$3:.E500]) - MIN([.$E$3:.E500])" office:value-type="float" office:value="0.00991855310791096" calcext:value-type="float">
            <text:p>0.009918553</text:p>
          </table:table-cell>
          <table:table-cell table:style-name="ce9" table:formula="of:=STDEV([.$E$3:.E500])" office:value-type="float" office:value="0.00134361722563579" calcext:value-type="float">
            <text:p>0.0013436172</text:p>
          </table:table-cell>
          <table:table-cell table:style-name="ce9" table:formula="of:=[.G500]/[.H500]" office:value-type="float" office:value="7.3819782291177" calcext:value-type="float">
            <text:p>7.3819782291</text:p>
          </table:table-cell>
          <table:table-cell table:style-name="ce9" table:formula="of:=SLOPE([.I485:.I500];[.W485:.W500])" office:value-type="float" office:value="0.0303122429403896" calcext:value-type="float">
            <text:p>0.0303122429</text:p>
          </table:table-cell>
          <table:table-cell table:style-name="ce17" table:formula="of:=AVERAGE([.D493:.D500])" office:value-type="float" office:value="0.06365204" calcext:value-type="float">
            <text:p>0.063652040</text:p>
          </table:table-cell>
          <table:table-cell table:style-name="ce19" table:formula="of:=([.D500] - [.K500])/[.K500]" office:value-type="percentage" office:value="0.000105731096756623" calcext:value-type="percentage">
            <text:p>0.011%</text:p>
          </table:table-cell>
          <table:table-cell table:style-name="ce22" table:formula="of:=[.D500]-[.L500]" office:value-type="float" office:value="0.0635530389032434" calcext:value-type="float">
            <text:p>0.06355304</text:p>
          </table:table-cell>
          <table:table-cell table:style-name="ce27" table:formula="of:=ABS([.L499]-[.L500])" office:value-type="float" office:value="0.00191451105765569" calcext:value-type="float">
            <text:p>0.0019145</text:p>
          </table:table-cell>
          <table:table-cell table:style-name="ce34" table:formula="of:=IF(([.J500] &gt; [.$P$53]);(([.$M$53]+[.J500])/[.$O$53]);(([.$L$53]-[.J500])/[.$O$53]))" office:value-type="float" office:value="0.64137056900049" calcext:value-type="float">
            <text:p>0.64</text:p>
          </table:table-cell>
          <table:table-cell table:style-name="ce42" table:formula="of:=[.O500]-[.O499]" office:value-type="float" office:value="-0.000477058110410433" calcext:value-type="float">
            <text:p>-0.0005</text:p>
          </table:table-cell>
          <table:table-cell table:style-name="ce45" table:number-columns-repeated="2"/>
          <table:table-cell table:style-name="ce48" table:formula="of:=[.O500] - AVERAGE([.O495:.O500])" office:value-type="float" office:value="0.00468558702482025" calcext:value-type="float">
            <text:p>0.0046855870</text:p>
          </table:table-cell>
          <table:table-cell table:style-name="ce45" table:formula="of:=[.M500]-[.M499]" office:value-type="float" office:value="-0.00182574105765569" calcext:value-type="float">
            <text:p>-0.002</text:p>
          </table:table-cell>
          <table:table-cell table:style-name="ce45" table:formula="of:=AVERAGE([.O495:.O500])" office:value-type="float" office:value="0.63668498197567" calcext:value-type="float">
            <text:p>0.637</text:p>
          </table:table-cell>
          <table:table-cell table:style-name="ce9"/>
          <table:table-cell table:style-name="ce14" table:formula="of:=LOG([.X500])" office:value-type="float" office:value="3.08278537031645" calcext:value-type="float">
            <text:p>3.0827853703</text:p>
          </table:table-cell>
          <table:table-cell table:style-name="ce44" table:formula="of:=[.X499]+1" office:value-type="float" office:value="1210" calcext:value-type="float">
            <text:p>121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01]/[.D500]" office:value-type="percentage" office:value="0.00074710837171378" calcext:value-type="percentage">
            <text:p>0.0747%</text:p>
          </table:table-cell>
          <table:table-cell table:style-name="ce6" table:formula="of:=([.D501]-[.D500])" office:value-type="float" office:value="0.000047560000000002" calcext:value-type="float">
            <text:p>0.00004756</text:p>
          </table:table-cell>
          <table:table-cell table:style-name="ce8" office:value-type="float" office:value="0.06370633" calcext:value-type="float">
            <text:p>0.06370633</text:p>
          </table:table-cell>
          <table:table-cell table:style-name="ce10" table:formula="of:=[.B501]-[.$S$2]" office:value-type="float" office:value="0.000744423195243192" calcext:value-type="float">
            <text:p>0.00074442</text:p>
          </table:table-cell>
          <table:table-cell table:style-name="ce9" table:formula="of:=SUM([.$E$3:.E501])" office:value-type="float" office:value="0.00867749817852741" calcext:value-type="float">
            <text:p>0.0086774982</text:p>
          </table:table-cell>
          <table:table-cell table:style-name="ce12" table:formula="of:=MAX([.$E$3:.E501]) - MIN([.$E$3:.E501])" office:value-type="float" office:value="0.00991855310791096" calcext:value-type="float">
            <text:p>0.009918553</text:p>
          </table:table-cell>
          <table:table-cell table:style-name="ce9" table:formula="of:=STDEV([.$E$3:.E501])" office:value-type="float" office:value="0.00134266364596017" calcext:value-type="float">
            <text:p>0.0013426636</text:p>
          </table:table-cell>
          <table:table-cell table:style-name="ce9" table:formula="of:=[.G501]/[.H501]" office:value-type="float" office:value="7.38722101976479" calcext:value-type="float">
            <text:p>7.3872210198</text:p>
          </table:table-cell>
          <table:table-cell table:style-name="ce9" table:formula="of:=SLOPE([.I486:.I501];[.W486:.W501])" office:value-type="float" office:value="-0.327874056060121" calcext:value-type="float">
            <text:p>-0.3278740561</text:p>
          </table:table-cell>
          <table:table-cell table:style-name="ce17" table:formula="of:=AVERAGE([.D494:.D501])" office:value-type="float" office:value="0.0636249575" calcext:value-type="float">
            <text:p>0.063624958</text:p>
          </table:table-cell>
          <table:table-cell table:style-name="ce19" table:formula="of:=([.D501] - [.K501])/[.K501]" office:value-type="percentage" office:value="0.00127893995056886" calcext:value-type="percentage">
            <text:p>0.128%</text:p>
          </table:table-cell>
          <table:table-cell table:style-name="ce22" table:formula="of:=[.D501]-[.L501]" office:value-type="float" office:value="0.0624273900494311" calcext:value-type="float">
            <text:p>0.06242739</text:p>
          </table:table-cell>
          <table:table-cell table:style-name="ce27" table:formula="of:=ABS([.L500]-[.L501])" office:value-type="float" office:value="0.00117320885381224" calcext:value-type="float">
            <text:p>0.0011732</text:p>
          </table:table-cell>
          <table:table-cell table:style-name="ce34" table:formula="of:=IF(([.J501] &gt; [.$P$53]);(([.$M$53]+[.J501])/[.$O$53]);(([.$L$53]-[.J501])/[.$O$53]))" office:value-type="float" office:value="0.643299603497526" calcext:value-type="float">
            <text:p>0.64</text:p>
          </table:table-cell>
          <table:table-cell table:style-name="ce42" table:formula="of:=[.O501]-[.O500]" office:value-type="float" office:value="0.00192903449703619" calcext:value-type="float">
            <text:p>0.0019</text:p>
          </table:table-cell>
          <table:table-cell table:style-name="ce45" table:number-columns-repeated="2"/>
          <table:table-cell table:style-name="ce48" table:formula="of:=[.O501] - AVERAGE([.O496:.O501])" office:value-type="float" office:value="0.00329525978527201" calcext:value-type="float">
            <text:p>0.0032952598</text:p>
          </table:table-cell>
          <table:table-cell table:style-name="ce45" table:formula="of:=[.M501]-[.M500]" office:value-type="float" office:value="-0.00112564885381223" calcext:value-type="float">
            <text:p>-0.001</text:p>
          </table:table-cell>
          <table:table-cell table:style-name="ce45" table:formula="of:=AVERAGE([.O496:.O501])" office:value-type="float" office:value="0.640004343712254" calcext:value-type="float">
            <text:p>0.640</text:p>
          </table:table-cell>
          <table:table-cell table:style-name="ce9"/>
          <table:table-cell table:style-name="ce14" table:formula="of:=LOG([.X501])" office:value-type="float" office:value="3.08314414314305" calcext:value-type="float">
            <text:p>3.0831441431</text:p>
          </table:table-cell>
          <table:table-cell table:style-name="ce44" table:formula="of:=[.X500]+1" office:value-type="float" office:value="1211" calcext:value-type="float">
            <text:p>121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02]/[.D501]" office:value-type="percentage" office:value="-0.000000313940545678124" calcext:value-type="percentage">
            <text:p>0.0000%</text:p>
          </table:table-cell>
          <table:table-cell table:style-name="ce6" table:formula="of:=([.D502]-[.D501])" office:value-type="float" office:value="-0.0000000200000000033507" calcext:value-type="float">
            <text:p>-0.00000002</text:p>
          </table:table-cell>
          <table:table-cell table:style-name="ce8" office:value-type="float" office:value="0.06370631" calcext:value-type="float">
            <text:p>0.06370631</text:p>
          </table:table-cell>
          <table:table-cell table:style-name="ce10" table:formula="of:=[.B502]-[.$S$2]" office:value-type="float" office:value="-0.00000299911701626636" calcext:value-type="float">
            <text:p>-0.00000300</text:p>
          </table:table-cell>
          <table:table-cell table:style-name="ce9" table:formula="of:=SUM([.$E$3:.E502])" office:value-type="float" office:value="0.00867449906151115" calcext:value-type="float">
            <text:p>0.0086744991</text:p>
          </table:table-cell>
          <table:table-cell table:style-name="ce12" table:formula="of:=MAX([.$E$3:.E502]) - MIN([.$E$3:.E502])" office:value-type="float" office:value="0.00991855310791096" calcext:value-type="float">
            <text:p>0.009918553</text:p>
          </table:table-cell>
          <table:table-cell table:style-name="ce9" table:formula="of:=STDEV([.$E$3:.E502])" office:value-type="float" office:value="0.00134131792682833" calcext:value-type="float">
            <text:p>0.0013413179</text:p>
          </table:table-cell>
          <table:table-cell table:style-name="ce9" table:formula="of:=[.G502]/[.H502]" office:value-type="float" office:value="7.39463248013412" calcext:value-type="float">
            <text:p>7.3946324801</text:p>
          </table:table-cell>
          <table:table-cell table:style-name="ce9" table:formula="of:=SLOPE([.I487:.I502];[.W487:.W502])" office:value-type="float" office:value="0.0504282444786466" calcext:value-type="float">
            <text:p>0.0504282445</text:p>
          </table:table-cell>
          <table:table-cell table:style-name="ce17" table:formula="of:=AVERAGE([.D495:.D502])" office:value-type="float" office:value="0.0636175575" calcext:value-type="float">
            <text:p>0.063617558</text:p>
          </table:table-cell>
          <table:table-cell table:style-name="ce19" table:formula="of:=([.D502] - [.K502])/[.K502]" office:value-type="percentage" office:value="0.00139509442813798" calcext:value-type="percentage">
            <text:p>0.140%</text:p>
          </table:table-cell>
          <table:table-cell table:style-name="ce22" table:formula="of:=[.D502]-[.L502]" office:value-type="float" office:value="0.062311215571862" calcext:value-type="float">
            <text:p>0.06231122</text:p>
          </table:table-cell>
          <table:table-cell table:style-name="ce27" table:formula="of:=ABS([.L501]-[.L502])" office:value-type="float" office:value="0.000116154477569113" calcext:value-type="float">
            <text:p>0.0001162</text:p>
          </table:table-cell>
          <table:table-cell table:style-name="ce34" table:formula="of:=IF(([.J502] &gt; [.$P$53]);(([.$M$53]+[.J502])/[.$O$53]);(([.$L$53]-[.J502])/[.$O$53]))" office:value-type="float" office:value="0.641262233028349" calcext:value-type="float">
            <text:p>0.64</text:p>
          </table:table-cell>
          <table:table-cell table:style-name="ce42" table:formula="of:=[.O502]-[.O501]" office:value-type="float" office:value="-0.00203737046917707" calcext:value-type="float">
            <text:p>-0.0020</text:p>
          </table:table-cell>
          <table:table-cell table:style-name="ce45" table:number-columns-repeated="2"/>
          <table:table-cell table:style-name="ce48" table:formula="of:=[.O502] - AVERAGE([.O497:.O502])" office:value-type="float" office:value="-0.0000625900949166036" calcext:value-type="float">
            <text:p>-0.0000625901</text:p>
          </table:table-cell>
          <table:table-cell table:style-name="ce45" table:formula="of:=[.M502]-[.M501]" office:value-type="float" office:value="-0.00011617447756912" calcext:value-type="float">
            <text:p>0.000</text:p>
          </table:table-cell>
          <table:table-cell table:style-name="ce45" table:formula="of:=AVERAGE([.O497:.O502])" office:value-type="float" office:value="0.641324823123266" calcext:value-type="float">
            <text:p>0.641</text:p>
          </table:table-cell>
          <table:table-cell table:style-name="ce9"/>
          <table:table-cell table:style-name="ce14" table:formula="of:=LOG([.X502])" office:value-type="float" office:value="3.08350261983027" calcext:value-type="float">
            <text:p>3.0835026198</text:p>
          </table:table-cell>
          <table:table-cell table:style-name="ce44" table:formula="of:=[.X501]+1" office:value-type="float" office:value="1212" calcext:value-type="float">
            <text:p>121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03]/[.D502]" office:value-type="percentage" office:value="-0.00000298243611970521" calcext:value-type="percentage">
            <text:p>-0.0003%</text:p>
          </table:table-cell>
          <table:table-cell table:style-name="ce6" table:formula="of:=([.D503]-[.D502])" office:value-type="float" office:value="-0.000000189999999997137" calcext:value-type="float">
            <text:p>-0.00000019</text:p>
          </table:table-cell>
          <table:table-cell table:style-name="ce8" office:value-type="float" office:value="0.06370612" calcext:value-type="float">
            <text:p>0.06370612</text:p>
          </table:table-cell>
          <table:table-cell table:style-name="ce10" table:formula="of:=[.B503]-[.$S$2]" office:value-type="float" office:value="-0.00000566761259029344" calcext:value-type="float">
            <text:p>-0.00000567</text:p>
          </table:table-cell>
          <table:table-cell table:style-name="ce9" table:formula="of:=SUM([.$E$3:.E503])" office:value-type="float" office:value="0.00866883144892085" calcext:value-type="float">
            <text:p>0.0086688314</text:p>
          </table:table-cell>
          <table:table-cell table:style-name="ce12" table:formula="of:=MAX([.$E$3:.E503]) - MIN([.$E$3:.E503])" office:value-type="float" office:value="0.00991855310791096" calcext:value-type="float">
            <text:p>0.009918553</text:p>
          </table:table-cell>
          <table:table-cell table:style-name="ce9" table:formula="of:=STDEV([.$E$3:.E503])" office:value-type="float" office:value="0.0013399763321355" calcext:value-type="float">
            <text:p>0.0013399763</text:p>
          </table:table-cell>
          <table:table-cell table:style-name="ce9" table:formula="of:=[.G503]/[.H503]" office:value-type="float" office:value="7.40203604350528" calcext:value-type="float">
            <text:p>7.4020360435</text:p>
          </table:table-cell>
          <table:table-cell table:style-name="ce9" table:formula="of:=SLOPE([.I488:.I503];[.W488:.W503])" office:value-type="float" office:value="1.16183796604811" calcext:value-type="float">
            <text:p>1.161837966</text:p>
          </table:table-cell>
          <table:table-cell table:style-name="ce17" table:formula="of:=AVERAGE([.D496:.D503])" office:value-type="float" office:value="0.06363219375" calcext:value-type="float">
            <text:p>0.063632194</text:p>
          </table:table-cell>
          <table:table-cell table:style-name="ce19" table:formula="of:=([.D503] - [.K503])/[.K503]" office:value-type="percentage" office:value="0.00116177434162397" calcext:value-type="percentage">
            <text:p>0.116%</text:p>
          </table:table-cell>
          <table:table-cell table:style-name="ce22" table:formula="of:=[.D503]-[.L503]" office:value-type="float" office:value="0.062544345658376" calcext:value-type="float">
            <text:p>0.06254435</text:p>
          </table:table-cell>
          <table:table-cell table:style-name="ce27" table:formula="of:=ABS([.L502]-[.L503])" office:value-type="float" office:value="0.000233320086514009" calcext:value-type="float">
            <text:p>0.0002333</text:p>
          </table:table-cell>
          <table:table-cell table:style-name="ce34" table:formula="of:=IF(([.J503] &gt; [.$P$53]);(([.$M$53]+[.J503])/[.$O$53]);(([.$L$53]-[.J503])/[.$O$53]))" office:value-type="float" office:value="0.635276667139226" calcext:value-type="float">
            <text:p>0.64</text:p>
          </table:table-cell>
          <table:table-cell table:style-name="ce42" table:formula="of:=[.O503]-[.O502]" office:value-type="float" office:value="-0.00598556588912369" calcext:value-type="float">
            <text:p>-0.0060</text:p>
          </table:table-cell>
          <table:table-cell table:style-name="ce45" table:number-columns-repeated="2"/>
          <table:table-cell table:style-name="ce48" table:formula="of:=[.O503] - AVERAGE([.O498:.O503])" office:value-type="float" office:value="-0.00534243766486553" calcext:value-type="float">
            <text:p>-0.0053424377</text:p>
          </table:table-cell>
          <table:table-cell table:style-name="ce45" table:formula="of:=[.M503]-[.M502]" office:value-type="float" office:value="0.000233130086514009" calcext:value-type="float">
            <text:p>0.000</text:p>
          </table:table-cell>
          <table:table-cell table:style-name="ce45" table:formula="of:=AVERAGE([.O498:.O503])" office:value-type="float" office:value="0.640619104804091" calcext:value-type="float">
            <text:p>0.641</text:p>
          </table:table-cell>
          <table:table-cell table:style-name="ce9"/>
          <table:table-cell table:style-name="ce14" table:formula="of:=LOG([.X503])" office:value-type="float" office:value="3.08386080086657" calcext:value-type="float">
            <text:p>3.0838608009</text:p>
          </table:table-cell>
          <table:table-cell table:style-name="ce44" table:formula="of:=[.X502]+1" office:value-type="float" office:value="1213" calcext:value-type="float">
            <text:p>121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04]/[.D503]" office:value-type="percentage" office:value="-0.000880920074868894" calcext:value-type="percentage">
            <text:p>-0.0881%</text:p>
          </table:table-cell>
          <table:table-cell table:style-name="ce6" table:formula="of:=([.D504]-[.D503])" office:value-type="float" office:value="-0.0000561200000000067" calcext:value-type="float">
            <text:p>-0.00005612</text:p>
          </table:table-cell>
          <table:table-cell table:style-name="ce8" office:value-type="float" office:value="0.06365" calcext:value-type="float">
            <text:p>0.06365</text:p>
          </table:table-cell>
          <table:table-cell table:style-name="ce10" table:formula="of:=[.B504]-[.$S$2]" office:value-type="float" office:value="-0.000883605251339482" calcext:value-type="float">
            <text:p>-0.00088361</text:p>
          </table:table-cell>
          <table:table-cell table:style-name="ce9" table:formula="of:=SUM([.$E$3:.E504])" office:value-type="float" office:value="0.00778522619758137" calcext:value-type="float">
            <text:p>0.0077852262</text:p>
          </table:table-cell>
          <table:table-cell table:style-name="ce12" table:formula="of:=MAX([.$E$3:.E504]) - MIN([.$E$3:.E504])" office:value-type="float" office:value="0.00991855310791096" calcext:value-type="float">
            <text:p>0.009918553</text:p>
          </table:table-cell>
          <table:table-cell table:style-name="ce9" table:formula="of:=STDEV([.$E$3:.E504])" office:value-type="float" office:value="0.00133924212511947" calcext:value-type="float">
            <text:p>0.0013392421</text:p>
          </table:table-cell>
          <table:table-cell table:style-name="ce9" table:formula="of:=[.G504]/[.H504]" office:value-type="float" office:value="7.40609403025321" calcext:value-type="float">
            <text:p>7.4060940303</text:p>
          </table:table-cell>
          <table:table-cell table:style-name="ce9" table:formula="of:=SLOPE([.I489:.I504];[.W489:.W504])" office:value-type="float" office:value="2.75547523260635" calcext:value-type="float">
            <text:p>2.7554752326</text:p>
          </table:table-cell>
          <table:table-cell table:style-name="ce17" table:formula="of:=AVERAGE([.D497:.D504])" office:value-type="float" office:value="0.06364219125" calcext:value-type="float">
            <text:p>0.063642191</text:p>
          </table:table-cell>
          <table:table-cell table:style-name="ce19" table:formula="of:=([.D504] - [.K504])/[.K504]" office:value-type="percentage" office:value="0.000122697692311006" calcext:value-type="percentage">
            <text:p>0.012%</text:p>
          </table:table-cell>
          <table:table-cell table:style-name="ce22" table:formula="of:=[.D504]-[.L504]" office:value-type="float" office:value="0.063527302307689" calcext:value-type="float">
            <text:p>0.06352730</text:p>
          </table:table-cell>
          <table:table-cell table:style-name="ce27" table:formula="of:=ABS([.L503]-[.L504])" office:value-type="float" office:value="0.00103907664931296" calcext:value-type="float">
            <text:p>0.0010391</text:p>
          </table:table-cell>
          <table:table-cell table:style-name="ce34" table:formula="of:=IF(([.J504] &gt; [.$P$53]);(([.$M$53]+[.J504])/[.$O$53]);(([.$L$53]-[.J504])/[.$O$53]))" office:value-type="float" office:value="0.626694034940474" calcext:value-type="float">
            <text:p>0.63</text:p>
          </table:table-cell>
          <table:table-cell table:style-name="ce42" table:formula="of:=[.O504]-[.O503]" office:value-type="float" office:value="-0.00858263219875133" calcext:value-type="float">
            <text:p>-0.0086</text:p>
          </table:table-cell>
          <table:table-cell table:style-name="ce45" table:number-columns-repeated="2"/>
          <table:table-cell table:style-name="ce48" table:formula="of:=[.O504] - AVERAGE([.O499:.O504])" office:value-type="float" office:value="-0.0115977541790201" calcext:value-type="float">
            <text:p>-0.0115977542</text:p>
          </table:table-cell>
          <table:table-cell table:style-name="ce45" table:formula="of:=[.M504]-[.M503]" office:value-type="float" office:value="0.000982956649312958" calcext:value-type="float">
            <text:p>0.001</text:p>
          </table:table-cell>
          <table:table-cell table:style-name="ce45" table:formula="of:=AVERAGE([.O499:.O504])" office:value-type="float" office:value="0.638291789119494" calcext:value-type="float">
            <text:p>0.638</text:p>
          </table:table-cell>
          <table:table-cell table:style-name="ce9"/>
          <table:table-cell table:style-name="ce14" table:formula="of:=LOG([.X504])" office:value-type="float" office:value="3.08421868673924" calcext:value-type="float">
            <text:p>3.0842186867</text:p>
          </table:table-cell>
          <table:table-cell table:style-name="ce44" table:formula="of:=[.X503]+1" office:value-type="float" office:value="1214" calcext:value-type="float">
            <text:p>121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05]/[.D504]" office:value-type="percentage" office:value="-0.000479025923016404" calcext:value-type="percentage">
            <text:p>-0.0479%</text:p>
          </table:table-cell>
          <table:table-cell table:style-name="ce6" table:formula="of:=([.D505]-[.D504])" office:value-type="float" office:value="-0.0000304899999999941" calcext:value-type="float">
            <text:p>-0.00003049</text:p>
          </table:table-cell>
          <table:table-cell table:style-name="ce8" office:value-type="float" office:value="0.06361951" calcext:value-type="float">
            <text:p>0.06361951</text:p>
          </table:table-cell>
          <table:table-cell table:style-name="ce10" table:formula="of:=[.B505]-[.$S$2]" office:value-type="float" office:value="-0.000481711099486993" calcext:value-type="float">
            <text:p>-0.00048171</text:p>
          </table:table-cell>
          <table:table-cell table:style-name="ce9" table:formula="of:=SUM([.$E$3:.E505])" office:value-type="float" office:value="0.00730351509809438" calcext:value-type="float">
            <text:p>0.0073035151</text:p>
          </table:table-cell>
          <table:table-cell table:style-name="ce12" table:formula="of:=MAX([.$E$3:.E505]) - MIN([.$E$3:.E505])" office:value-type="float" office:value="0.00991855310791096" calcext:value-type="float">
            <text:p>0.009918553</text:p>
          </table:table-cell>
          <table:table-cell table:style-name="ce9" table:formula="of:=STDEV([.$E$3:.E505])" office:value-type="float" office:value="0.00133809122544433" calcext:value-type="float">
            <text:p>0.0013380912</text:p>
          </table:table-cell>
          <table:table-cell table:style-name="ce9" table:formula="of:=[.G505]/[.H505]" office:value-type="float" office:value="7.41246405275349" calcext:value-type="float">
            <text:p>7.4124640528</text:p>
          </table:table-cell>
          <table:table-cell table:style-name="ce9" table:formula="of:=SLOPE([.I490:.I505];[.W490:.W505])" office:value-type="float" office:value="4.50555223768191" calcext:value-type="float">
            <text:p>4.5055522377</text:p>
          </table:table-cell>
          <table:table-cell table:style-name="ce17" table:formula="of:=AVERAGE([.D498:.D505])" office:value-type="float" office:value="0.06364838" calcext:value-type="float">
            <text:p>0.063648380</text:p>
          </table:table-cell>
          <table:table-cell table:style-name="ce19" table:formula="of:=([.D505] - [.K505])/[.K505]" office:value-type="percentage" office:value="-0.000453585778616836" calcext:value-type="percentage">
            <text:p>-0.045%</text:p>
          </table:table-cell>
          <table:table-cell table:style-name="ce22" table:formula="of:=[.D505]-[.L505]" office:value-type="float" office:value="0.0640730957786168" calcext:value-type="float">
            <text:p>0.06407310</text:p>
          </table:table-cell>
          <table:table-cell table:style-name="ce27" table:formula="of:=ABS([.L504]-[.L505])" office:value-type="float" office:value="0.000576283470927843" calcext:value-type="float">
            <text:p>0.0005763</text:p>
          </table:table-cell>
          <table:table-cell table:style-name="ce34" table:formula="of:=IF(([.J505] &gt; [.$P$53]);(([.$M$53]+[.J505])/[.$O$53]);(([.$L$53]-[.J505])/[.$O$53]))" office:value-type="float" office:value="0.617268886841061" calcext:value-type="float">
            <text:p>0.62</text:p>
          </table:table-cell>
          <table:table-cell table:style-name="ce42" table:formula="of:=[.O505]-[.O504]" office:value-type="float" office:value="-0.00942514809941342" calcext:value-type="float">
            <text:p>-0.0094</text:p>
          </table:table-cell>
          <table:table-cell table:style-name="ce45" table:number-columns-repeated="2"/>
          <table:table-cell table:style-name="ce48" table:formula="of:=[.O505] - AVERAGE([.O500:.O505])" office:value-type="float" office:value="-0.0169264455667936" calcext:value-type="float">
            <text:p>-0.0169264456</text:p>
          </table:table-cell>
          <table:table-cell table:style-name="ce45" table:formula="of:=[.M505]-[.M504]" office:value-type="float" office:value="0.000545793470927841" calcext:value-type="float">
            <text:p>0.001</text:p>
          </table:table-cell>
          <table:table-cell table:style-name="ce45" table:formula="of:=AVERAGE([.O500:.O505])" office:value-type="float" office:value="0.634195332407854" calcext:value-type="float">
            <text:p>0.634</text:p>
          </table:table-cell>
          <table:table-cell table:style-name="ce9"/>
          <table:table-cell table:style-name="ce14" table:formula="of:=LOG([.X505])" office:value-type="float" office:value="3.08457627793433" calcext:value-type="float">
            <text:p>3.0845762779</text:p>
          </table:table-cell>
          <table:table-cell table:style-name="ce44" table:formula="of:=[.X504]+1" office:value-type="float" office:value="1215" calcext:value-type="float">
            <text:p>121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06]/[.D505]" office:value-type="percentage" office:value="0" calcext:value-type="percentage">
            <text:p>0.0000%</text:p>
          </table:table-cell>
          <table:table-cell table:style-name="ce6" table:formula="of:=([.D506]-[.D505])" office:value-type="float" office:value="0" calcext:value-type="float">
            <text:p>0.00000000</text:p>
          </table:table-cell>
          <table:table-cell table:style-name="ce8" office:value-type="float" office:value="0.06361951" calcext:value-type="float">
            <text:p>0.06361951</text:p>
          </table:table-cell>
          <table:table-cell table:style-name="ce10" table:formula="of:=[.B506]-[.$S$2]" office:value-type="float" office:value="-0.00000268517647058823" calcext:value-type="float">
            <text:p>-0.00000269</text:p>
          </table:table-cell>
          <table:table-cell table:style-name="ce9" table:formula="of:=SUM([.$E$3:.E506])" office:value-type="float" office:value="0.00730082992162379" calcext:value-type="float">
            <text:p>0.0073008299</text:p>
          </table:table-cell>
          <table:table-cell table:style-name="ce12" table:formula="of:=MAX([.$E$3:.E506]) - MIN([.$E$3:.E506])" office:value-type="float" office:value="0.00991855310791096" calcext:value-type="float">
            <text:p>0.009918553</text:p>
          </table:table-cell>
          <table:table-cell table:style-name="ce9" table:formula="of:=STDEV([.$E$3:.E506])" office:value-type="float" office:value="0.00133676067282014" calcext:value-type="float">
            <text:p>0.0013367607</text:p>
          </table:table-cell>
          <table:table-cell table:style-name="ce9" table:formula="of:=[.G506]/[.H506]" office:value-type="float" office:value="7.41984209259087" calcext:value-type="float">
            <text:p>7.4198420926</text:p>
          </table:table-cell>
          <table:table-cell table:style-name="ce9" table:formula="of:=SLOPE([.I491:.I506];[.W491:.W506])" office:value-type="float" office:value="6.98549777289138" calcext:value-type="float">
            <text:p>6.9854977729</text:p>
          </table:table-cell>
          <table:table-cell table:style-name="ce17" table:formula="of:=AVERAGE([.D499:.D506])" office:value-type="float" office:value="0.06365456875" calcext:value-type="float">
            <text:p>0.063654569</text:p>
          </table:table-cell>
          <table:table-cell table:style-name="ce19" table:formula="of:=([.D506] - [.K506])/[.K506]" office:value-type="percentage" office:value="-0.000550765651051515" calcext:value-type="percentage">
            <text:p>-0.055%</text:p>
          </table:table-cell>
          <table:table-cell table:style-name="ce22" table:formula="of:=[.D506]-[.L506]" office:value-type="float" office:value="0.0641702756510515" calcext:value-type="float">
            <text:p>0.06417028</text:p>
          </table:table-cell>
          <table:table-cell table:style-name="ce27" table:formula="of:=ABS([.L505]-[.L506])" office:value-type="float" office:value="0.000097179872434678" calcext:value-type="float">
            <text:p>0.0000972</text:p>
          </table:table-cell>
          <table:table-cell table:style-name="ce34" table:formula="of:=IF(([.J506] &gt; [.$P$53]);(([.$M$53]+[.J506])/[.$O$53]);(([.$L$53]-[.J506])/[.$O$53]))" office:value-type="float" office:value="0.603912986569222" calcext:value-type="float">
            <text:p>0.60</text:p>
          </table:table-cell>
          <table:table-cell table:style-name="ce42" table:formula="of:=[.O506]-[.O505]" office:value-type="float" office:value="-0.0133559002718392" calcext:value-type="float">
            <text:p>-0.0134</text:p>
          </table:table-cell>
          <table:table-cell table:style-name="ce45" table:number-columns-repeated="2"/>
          <table:table-cell table:style-name="ce48" table:formula="of:=[.O506] - AVERAGE([.O501:.O506])" office:value-type="float" office:value="-0.0240394154334214" calcext:value-type="float">
            <text:p>-0.0240394154</text:p>
          </table:table-cell>
          <table:table-cell table:style-name="ce45" table:formula="of:=[.M506]-[.M505]" office:value-type="float" office:value="0.0000971798724346828" calcext:value-type="float">
            <text:p>0.000</text:p>
          </table:table-cell>
          <table:table-cell table:style-name="ce45" table:formula="of:=AVERAGE([.O501:.O506])" office:value-type="float" office:value="0.627952402002643" calcext:value-type="float">
            <text:p>0.628</text:p>
          </table:table-cell>
          <table:table-cell table:style-name="ce9"/>
          <table:table-cell table:style-name="ce14" table:formula="of:=LOG([.X506])" office:value-type="float" office:value="3.08493357493672" calcext:value-type="float">
            <text:p>3.0849335749</text:p>
          </table:table-cell>
          <table:table-cell table:style-name="ce44" table:formula="of:=[.X505]+1" office:value-type="float" office:value="1216" calcext:value-type="float">
            <text:p>121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07]/[.D506]" office:value-type="percentage" office:value="0.000479255498824089" calcext:value-type="percentage">
            <text:p>0.0479%</text:p>
          </table:table-cell>
          <table:table-cell table:style-name="ce6" table:formula="of:=([.D507]-[.D506])" office:value-type="float" office:value="0.0000304899999999941" calcext:value-type="float">
            <text:p>0.00003049</text:p>
          </table:table-cell>
          <table:table-cell table:style-name="ce8" office:value-type="float" office:value="0.06365" calcext:value-type="float">
            <text:p>0.06365</text:p>
          </table:table-cell>
          <table:table-cell table:style-name="ce10" table:formula="of:=[.B507]-[.$S$2]" office:value-type="float" office:value="0.000476570322353501" calcext:value-type="float">
            <text:p>0.00047657</text:p>
          </table:table-cell>
          <table:table-cell table:style-name="ce9" table:formula="of:=SUM([.$E$3:.E507])" office:value-type="float" office:value="0.00777740024397729" calcext:value-type="float">
            <text:p>0.0077774002</text:p>
          </table:table-cell>
          <table:table-cell table:style-name="ce12" table:formula="of:=MAX([.$E$3:.E507]) - MIN([.$E$3:.E507])" office:value-type="float" office:value="0.00991855310791096" calcext:value-type="float">
            <text:p>0.009918553</text:p>
          </table:table-cell>
          <table:table-cell table:style-name="ce9" table:formula="of:=STDEV([.$E$3:.E507])" office:value-type="float" office:value="0.00133559216015181" calcext:value-type="float">
            <text:p>0.0013355922</text:p>
          </table:table-cell>
          <table:table-cell table:style-name="ce9" table:formula="of:=[.G507]/[.H507]" office:value-type="float" office:value="7.42633372958973" calcext:value-type="float">
            <text:p>7.4263337296</text:p>
          </table:table-cell>
          <table:table-cell table:style-name="ce9" table:formula="of:=SLOPE([.I492:.I507];[.W492:.W507])" office:value-type="float" office:value="9.03891843984854" calcext:value-type="float">
            <text:p>9.0389184398</text:p>
          </table:table-cell>
          <table:table-cell table:style-name="ce17" table:formula="of:=AVERAGE([.D500:.D507])" office:value-type="float" office:value="0.06366456875" calcext:value-type="float">
            <text:p>0.063664569</text:p>
          </table:table-cell>
          <table:table-cell table:style-name="ce19" table:formula="of:=([.D507] - [.K507])/[.K507]" office:value-type="percentage" office:value="-0.000228836074539484" calcext:value-type="percentage">
            <text:p>-0.023%</text:p>
          </table:table-cell>
          <table:table-cell table:style-name="ce22" table:formula="of:=[.D507]-[.L507]" office:value-type="float" office:value="0.0638788360745395" calcext:value-type="float">
            <text:p>0.06387884</text:p>
          </table:table-cell>
          <table:table-cell table:style-name="ce27" table:formula="of:=ABS([.L506]-[.L507])" office:value-type="float" office:value="0.00032192957651203" calcext:value-type="float">
            <text:p>0.0003219</text:p>
          </table:table-cell>
          <table:table-cell table:style-name="ce34" table:formula="of:=IF(([.J507] &gt; [.$P$53]);(([.$M$53]+[.J507])/[.$O$53]);(([.$L$53]-[.J507])/[.$O$53]))" office:value-type="float" office:value="0.592854162391578" calcext:value-type="float">
            <text:p>0.59</text:p>
          </table:table-cell>
          <table:table-cell table:style-name="ce42" table:formula="of:=[.O507]-[.O506]" office:value-type="float" office:value="-0.0110588241776435" calcext:value-type="float">
            <text:p>-0.0111</text:p>
          </table:table-cell>
          <table:table-cell table:style-name="ce45" table:number-columns-repeated="2"/>
          <table:table-cell table:style-name="ce48" table:formula="of:=[.O507] - AVERAGE([.O502:.O507])" office:value-type="float" office:value="-0.0266906660934069" calcext:value-type="float">
            <text:p>-0.0266906661</text:p>
          </table:table-cell>
          <table:table-cell table:style-name="ce45" table:formula="of:=[.M507]-[.M506]" office:value-type="float" office:value="-0.000291439576512037" calcext:value-type="float">
            <text:p>0.000</text:p>
          </table:table-cell>
          <table:table-cell table:style-name="ce45" table:formula="of:=AVERAGE([.O502:.O507])" office:value-type="float" office:value="0.619544828484985" calcext:value-type="float">
            <text:p>0.620</text:p>
          </table:table-cell>
          <table:table-cell table:style-name="ce9"/>
          <table:table-cell table:style-name="ce14" table:formula="of:=LOG([.X507])" office:value-type="float" office:value="3.08529057823006" calcext:value-type="float">
            <text:p>3.0852905782</text:p>
          </table:table-cell>
          <table:table-cell table:style-name="ce44" table:formula="of:=[.X506]+1" office:value-type="float" office:value="1217" calcext:value-type="float">
            <text:p>121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08]/[.D507]" office:value-type="percentage" office:value="0" calcext:value-type="percentage">
            <text:p>0.0000%</text:p>
          </table:table-cell>
          <table:table-cell table:style-name="ce6" table:formula="of:=([.D508]-[.D507])" office:value-type="float" office:value="0" calcext:value-type="float">
            <text:p>0.00000000</text:p>
          </table:table-cell>
          <table:table-cell table:style-name="ce8" office:value-type="float" office:value="0.06365" calcext:value-type="float">
            <text:p>0.06365</text:p>
          </table:table-cell>
          <table:table-cell table:style-name="ce10" table:formula="of:=[.B508]-[.$S$2]" office:value-type="float" office:value="-0.00000268517647058823" calcext:value-type="float">
            <text:p>-0.00000269</text:p>
          </table:table-cell>
          <table:table-cell table:style-name="ce9" table:formula="of:=SUM([.$E$3:.E508])" office:value-type="float" office:value="0.00777471506750671" calcext:value-type="float">
            <text:p>0.0077747151</text:p>
          </table:table-cell>
          <table:table-cell table:style-name="ce12" table:formula="of:=MAX([.$E$3:.E508]) - MIN([.$E$3:.E508])" office:value-type="float" office:value="0.00991855310791096" calcext:value-type="float">
            <text:p>0.009918553</text:p>
          </table:table-cell>
          <table:table-cell table:style-name="ce9" table:formula="of:=STDEV([.$E$3:.E508])" office:value-type="float" office:value="0.00133426937863724" calcext:value-type="float">
            <text:p>0.0013342694</text:p>
          </table:table-cell>
          <table:table-cell table:style-name="ce9" table:formula="of:=[.G508]/[.H508]" office:value-type="float" office:value="7.4336961236728" calcext:value-type="float">
            <text:p>7.4336961237</text:p>
          </table:table-cell>
          <table:table-cell table:style-name="ce9" table:formula="of:=SLOPE([.I493:.I508];[.W493:.W508])" office:value-type="float" office:value="11.7004097563906" calcext:value-type="float">
            <text:p>11.7004097564</text:p>
          </table:table-cell>
          <table:table-cell table:style-name="ce17" table:formula="of:=AVERAGE([.D501:.D508])" office:value-type="float" office:value="0.0636634725" calcext:value-type="float">
            <text:p>0.063663473</text:p>
          </table:table-cell>
          <table:table-cell table:style-name="ce19" table:formula="of:=([.D508] - [.K508])/[.K508]" office:value-type="percentage" office:value="-0.000211620564680951" calcext:value-type="percentage">
            <text:p>-0.021%</text:p>
          </table:table-cell>
          <table:table-cell table:style-name="ce22" table:formula="of:=[.D508]-[.L508]" office:value-type="float" office:value="0.063861620564681" calcext:value-type="float">
            <text:p>0.06386162</text:p>
          </table:table-cell>
          <table:table-cell table:style-name="ce27" table:formula="of:=ABS([.L507]-[.L508])" office:value-type="float" office:value="0.0000172155098585331" calcext:value-type="float">
            <text:p>0.0000172</text:p>
          </table:table-cell>
          <table:table-cell table:style-name="ce34" table:formula="of:=IF(([.J508] &gt; [.$P$53]);(([.$M$53]+[.J508])/[.$O$53]);(([.$L$53]-[.J508])/[.$O$53]))" office:value-type="float" office:value="0.578520536070587" calcext:value-type="float">
            <text:p>0.58</text:p>
          </table:table-cell>
          <table:table-cell table:style-name="ce42" table:formula="of:=[.O508]-[.O507]" office:value-type="float" office:value="-0.014333626320991" calcext:value-type="float">
            <text:p>-0.0143</text:p>
          </table:table-cell>
          <table:table-cell table:style-name="ce45" table:number-columns-repeated="2"/>
          <table:table-cell table:style-name="ce48" table:formula="of:=[.O508] - AVERAGE([.O503:.O508])" office:value-type="float" office:value="-0.0305673429214375" calcext:value-type="float">
            <text:p>-0.0305673429</text:p>
          </table:table-cell>
          <table:table-cell table:style-name="ce45" table:formula="of:=[.M508]-[.M507]" office:value-type="float" office:value="-0.0000172155098585314" calcext:value-type="float">
            <text:p>0.000</text:p>
          </table:table-cell>
          <table:table-cell table:style-name="ce45" table:formula="of:=AVERAGE([.O503:.O508])" office:value-type="float" office:value="0.609087878992025" calcext:value-type="float">
            <text:p>0.609</text:p>
          </table:table-cell>
          <table:table-cell table:style-name="ce9"/>
          <table:table-cell table:style-name="ce14" table:formula="of:=LOG([.X508])" office:value-type="float" office:value="3.08564728829686" calcext:value-type="float">
            <text:p>3.0856472883</text:p>
          </table:table-cell>
          <table:table-cell table:style-name="ce44" table:formula="of:=[.X507]+1" office:value-type="float" office:value="1218" calcext:value-type="float">
            <text:p>121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09]/[.D508]" office:value-type="percentage" office:value="0" calcext:value-type="percentage">
            <text:p>0.0000%</text:p>
          </table:table-cell>
          <table:table-cell table:style-name="ce6" table:formula="of:=([.D509]-[.D508])" office:value-type="float" office:value="0" calcext:value-type="float">
            <text:p>0.00000000</text:p>
          </table:table-cell>
          <table:table-cell table:style-name="ce8" office:value-type="float" office:value="0.06365" calcext:value-type="float">
            <text:p>0.06365</text:p>
          </table:table-cell>
          <table:table-cell table:style-name="ce10" table:formula="of:=[.B509]-[.$S$2]" office:value-type="float" office:value="-0.00000268517647058823" calcext:value-type="float">
            <text:p>-0.00000269</text:p>
          </table:table-cell>
          <table:table-cell table:style-name="ce9" table:formula="of:=SUM([.$E$3:.E509])" office:value-type="float" office:value="0.00777202989103612" calcext:value-type="float">
            <text:p>0.0077720299</text:p>
          </table:table-cell>
          <table:table-cell table:style-name="ce12" table:formula="of:=MAX([.$E$3:.E509]) - MIN([.$E$3:.E509])" office:value-type="float" office:value="0.00991855310791096" calcext:value-type="float">
            <text:p>0.009918553</text:p>
          </table:table-cell>
          <table:table-cell table:style-name="ce9" table:formula="of:=STDEV([.$E$3:.E509])" office:value-type="float" office:value="0.00133295051963649" calcext:value-type="float">
            <text:p>0.0013329505</text:p>
          </table:table-cell>
          <table:table-cell table:style-name="ce9" table:formula="of:=[.G509]/[.H509]" office:value-type="float" office:value="7.44105123318148" calcext:value-type="float">
            <text:p>7.4410512332</text:p>
          </table:table-cell>
          <table:table-cell table:style-name="ce9" table:formula="of:=SLOPE([.I494:.I509];[.W494:.W509])" office:value-type="float" office:value="14.9753132319268" calcext:value-type="float">
            <text:p>14.9753132319</text:p>
          </table:table-cell>
          <table:table-cell table:style-name="ce17" table:formula="of:=AVERAGE([.D502:.D509])" office:value-type="float" office:value="0.06365643125" calcext:value-type="float">
            <text:p>0.063656431</text:p>
          </table:table-cell>
          <table:table-cell table:style-name="ce19" table:formula="of:=([.D509] - [.K509])/[.K509]" office:value-type="percentage" office:value="-0.000101030640167942" calcext:value-type="percentage">
            <text:p>-0.010%</text:p>
          </table:table-cell>
          <table:table-cell table:style-name="ce22" table:formula="of:=[.D509]-[.L509]" office:value-type="float" office:value="0.063751030640168" calcext:value-type="float">
            <text:p>0.06375103</text:p>
          </table:table-cell>
          <table:table-cell table:style-name="ce27" table:formula="of:=ABS([.L508]-[.L509])" office:value-type="float" office:value="0.000110589924513009" calcext:value-type="float">
            <text:p>0.0001106</text:p>
          </table:table-cell>
          <table:table-cell table:style-name="ce34" table:formula="of:=IF(([.J509] &gt; [.$P$53]);(([.$M$53]+[.J509])/[.$O$53]);(([.$L$53]-[.J509])/[.$O$53]))" office:value-type="float" office:value="0.560883340576507" calcext:value-type="float">
            <text:p>0.56</text:p>
          </table:table-cell>
          <table:table-cell table:style-name="ce42" table:formula="of:=[.O509]-[.O508]" office:value-type="float" office:value="-0.0176371954940799" calcext:value-type="float">
            <text:p>-0.0176</text:p>
          </table:table-cell>
          <table:table-cell table:style-name="ce45" table:number-columns-repeated="2"/>
          <table:table-cell table:style-name="ce48" table:formula="of:=[.O509] - AVERAGE([.O504:.O509])" office:value-type="float" office:value="-0.0358056506550642" calcext:value-type="float">
            <text:p>-0.0358056507</text:p>
          </table:table-cell>
          <table:table-cell table:style-name="ce45" table:formula="of:=[.M509]-[.M508]" office:value-type="float" office:value="-0.000110589924513002" calcext:value-type="float">
            <text:p>0.000</text:p>
          </table:table-cell>
          <table:table-cell table:style-name="ce45" table:formula="of:=AVERAGE([.O504:.O509])" office:value-type="float" office:value="0.596688991231571" calcext:value-type="float">
            <text:p>0.597</text:p>
          </table:table-cell>
          <table:table-cell table:style-name="ce9"/>
          <table:table-cell table:style-name="ce14" table:formula="of:=LOG([.X509])" office:value-type="float" office:value="3.08600370561838" calcext:value-type="float">
            <text:p>3.0860037056</text:p>
          </table:table-cell>
          <table:table-cell table:style-name="ce44" table:formula="of:=[.X508]+1" office:value-type="float" office:value="1219" calcext:value-type="float">
            <text:p>121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10]/[.D509]" office:value-type="percentage" office:value="0" calcext:value-type="percentage">
            <text:p>0.0000%</text:p>
          </table:table-cell>
          <table:table-cell table:style-name="ce6" table:formula="of:=([.D510]-[.D509])" office:value-type="float" office:value="0" calcext:value-type="float">
            <text:p>0.00000000</text:p>
          </table:table-cell>
          <table:table-cell table:style-name="ce8" office:value-type="float" office:value="0.06365" calcext:value-type="float">
            <text:p>0.06365</text:p>
          </table:table-cell>
          <table:table-cell table:style-name="ce10" table:formula="of:=[.B510]-[.$S$2]" office:value-type="float" office:value="-0.00000268517647058823" calcext:value-type="float">
            <text:p>-0.00000269</text:p>
          </table:table-cell>
          <table:table-cell table:style-name="ce9" table:formula="of:=SUM([.$E$3:.E510])" office:value-type="float" office:value="0.00776934471456553" calcext:value-type="float">
            <text:p>0.0077693447</text:p>
          </table:table-cell>
          <table:table-cell table:style-name="ce12" table:formula="of:=MAX([.$E$3:.E510]) - MIN([.$E$3:.E510])" office:value-type="float" office:value="0.00991855310791096" calcext:value-type="float">
            <text:p>0.009918553</text:p>
          </table:table-cell>
          <table:table-cell table:style-name="ce9" table:formula="of:=STDEV([.$E$3:.E510])" office:value-type="float" office:value="0.00133163556380172" calcext:value-type="float">
            <text:p>0.0013316356</text:p>
          </table:table-cell>
          <table:table-cell table:style-name="ce9" table:formula="of:=[.G510]/[.H510]" office:value-type="float" office:value="7.44839907969585" calcext:value-type="float">
            <text:p>7.4483990797</text:p>
          </table:table-cell>
          <table:table-cell table:style-name="ce9" table:formula="of:=SLOPE([.I495:.I510];[.W495:.W510])" office:value-type="float" office:value="17.0564612686832" calcext:value-type="float">
            <text:p>17.0564612687</text:p>
          </table:table-cell>
          <table:table-cell table:style-name="ce17" table:formula="of:=AVERAGE([.D503:.D510])" office:value-type="float" office:value="0.0636493925" calcext:value-type="float">
            <text:p>0.063649393</text:p>
          </table:table-cell>
          <table:table-cell table:style-name="ce19" table:formula="of:=([.D510] - [.K510])/[.K510]" office:value-type="percentage" office:value="0.0000095444744425397" calcext:value-type="percentage">
            <text:p>0.001%</text:p>
          </table:table-cell>
          <table:table-cell table:style-name="ce22" table:formula="of:=[.D510]-[.L510]" office:value-type="float" office:value="0.0636404555255575" calcext:value-type="float">
            <text:p>0.06364046</text:p>
          </table:table-cell>
          <table:table-cell table:style-name="ce27" table:formula="of:=ABS([.L509]-[.L510])" office:value-type="float" office:value="0.000110575114610482" calcext:value-type="float">
            <text:p>0.0001106</text:p>
          </table:table-cell>
          <table:table-cell table:style-name="ce34" table:formula="of:=IF(([.J510] &gt; [.$P$53]);(([.$M$53]+[.J510])/[.$O$53]);(([.$L$53]-[.J510])/[.$O$53]))" office:value-type="float" office:value="0.549675188931554" calcext:value-type="float">
            <text:p>0.55</text:p>
          </table:table-cell>
          <table:table-cell table:style-name="ce42" table:formula="of:=[.O510]-[.O509]" office:value-type="float" office:value="-0.0112081516449535" calcext:value-type="float">
            <text:p>-0.0112</text:p>
          </table:table-cell>
          <table:table-cell table:style-name="ce45" table:number-columns-repeated="2"/>
          <table:table-cell table:style-name="ce48" table:formula="of:=[.O510] - AVERAGE([.O505:.O510])" office:value-type="float" office:value="-0.0341773279651977" calcext:value-type="float">
            <text:p>-0.0341773280</text:p>
          </table:table-cell>
          <table:table-cell table:style-name="ce45" table:formula="of:=[.M510]-[.M509]" office:value-type="float" office:value="-0.000110575114610489" calcext:value-type="float">
            <text:p>0.000</text:p>
          </table:table-cell>
          <table:table-cell table:style-name="ce45" table:formula="of:=AVERAGE([.O505:.O510])" office:value-type="float" office:value="0.583852516896751" calcext:value-type="float">
            <text:p>0.584</text:p>
          </table:table-cell>
          <table:table-cell table:style-name="ce9"/>
          <table:table-cell table:style-name="ce14" table:formula="of:=LOG([.X510])" office:value-type="float" office:value="3.08635983067475" calcext:value-type="float">
            <text:p>3.0863598307</text:p>
          </table:table-cell>
          <table:table-cell table:style-name="ce44" table:formula="of:=[.X509]+1" office:value-type="float" office:value="1220" calcext:value-type="float">
            <text:p>122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11]/[.D510]" office:value-type="percentage" office:value="0" calcext:value-type="percentage">
            <text:p>0.0000%</text:p>
          </table:table-cell>
          <table:table-cell table:style-name="ce6" table:formula="of:=([.D511]-[.D510])" office:value-type="float" office:value="0" calcext:value-type="float">
            <text:p>0.00000000</text:p>
          </table:table-cell>
          <table:table-cell table:style-name="ce8" office:value-type="float" office:value="0.06365" calcext:value-type="float">
            <text:p>0.06365</text:p>
          </table:table-cell>
          <table:table-cell table:style-name="ce10" table:formula="of:=[.B511]-[.$S$2]" office:value-type="float" office:value="-0.00000268517647058823" calcext:value-type="float">
            <text:p>-0.00000269</text:p>
          </table:table-cell>
          <table:table-cell table:style-name="ce9" table:formula="of:=SUM([.$E$3:.E511])" office:value-type="float" office:value="0.00776665953809494" calcext:value-type="float">
            <text:p>0.0077666595</text:p>
          </table:table-cell>
          <table:table-cell table:style-name="ce12" table:formula="of:=MAX([.$E$3:.E511]) - MIN([.$E$3:.E511])" office:value-type="float" office:value="0.00991855310791096" calcext:value-type="float">
            <text:p>0.009918553</text:p>
          </table:table-cell>
          <table:table-cell table:style-name="ce9" table:formula="of:=STDEV([.$E$3:.E511])" office:value-type="float" office:value="0.00133032449191845" calcext:value-type="float">
            <text:p>0.0013303245</text:p>
          </table:table-cell>
          <table:table-cell table:style-name="ce9" table:formula="of:=[.G511]/[.H511]" office:value-type="float" office:value="7.45573968468962" calcext:value-type="float">
            <text:p>7.4557396847</text:p>
          </table:table-cell>
          <table:table-cell table:style-name="ce9" table:formula="of:=SLOPE([.I496:.I511];[.W496:.W511])" office:value-type="float" office:value="17.2892597445746" calcext:value-type="float">
            <text:p>17.2892597446</text:p>
          </table:table-cell>
          <table:table-cell table:style-name="ce17" table:formula="of:=AVERAGE([.D504:.D511])" office:value-type="float" office:value="0.0636423775" calcext:value-type="float">
            <text:p>0.063642378</text:p>
          </table:table-cell>
          <table:table-cell table:style-name="ce19" table:formula="of:=([.D511] - [.K511])/[.K511]" office:value-type="percentage" office:value="0.000119770824086491" calcext:value-type="percentage">
            <text:p>0.012%</text:p>
          </table:table-cell>
          <table:table-cell table:style-name="ce22" table:formula="of:=[.D511]-[.L511]" office:value-type="float" office:value="0.0635302291759135" calcext:value-type="float">
            <text:p>0.06353023</text:p>
          </table:table-cell>
          <table:table-cell table:style-name="ce27" table:formula="of:=ABS([.L510]-[.L511])" office:value-type="float" office:value="0.000110226349643951" calcext:value-type="float">
            <text:p>0.0001102</text:p>
          </table:table-cell>
          <table:table-cell table:style-name="ce34" table:formula="of:=IF(([.J511] &gt; [.$P$53]);(([.$M$53]+[.J511])/[.$O$53]);(([.$L$53]-[.J511])/[.$O$53]))" office:value-type="float" office:value="0.548421438321592" calcext:value-type="float">
            <text:p>0.55</text:p>
          </table:table-cell>
          <table:table-cell table:style-name="ce42" table:formula="of:=[.O511]-[.O510]" office:value-type="float" office:value="-0.00125375060996213" calcext:value-type="float">
            <text:p>-0.0013</text:p>
          </table:table-cell>
          <table:table-cell table:style-name="ce45" table:number-columns-repeated="2"/>
          <table:table-cell table:style-name="ce48" table:formula="of:=[.O511] - AVERAGE([.O506:.O511])" office:value-type="float" office:value="-0.0239565038219149" calcext:value-type="float">
            <text:p>-0.0239565038</text:p>
          </table:table-cell>
          <table:table-cell table:style-name="ce45" table:formula="of:=[.M511]-[.M510]" office:value-type="float" office:value="-0.000110226349643944" calcext:value-type="float">
            <text:p>0.000</text:p>
          </table:table-cell>
          <table:table-cell table:style-name="ce45" table:formula="of:=AVERAGE([.O506:.O511])" office:value-type="float" office:value="0.572377942143507" calcext:value-type="float">
            <text:p>0.572</text:p>
          </table:table-cell>
          <table:table-cell table:style-name="ce9"/>
          <table:table-cell table:style-name="ce14" table:formula="of:=LOG([.X511])" office:value-type="float" office:value="3.08671566394488" calcext:value-type="float">
            <text:p>3.0867156639</text:p>
          </table:table-cell>
          <table:table-cell table:style-name="ce44" table:formula="of:=[.X510]+1" office:value-type="float" office:value="1221" calcext:value-type="float">
            <text:p>122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12]/[.D511]" office:value-type="percentage" office:value="0.000785545954438466" calcext:value-type="percentage">
            <text:p>0.0786%</text:p>
          </table:table-cell>
          <table:table-cell table:style-name="ce6" table:formula="of:=([.D512]-[.D511])" office:value-type="float" office:value="0.0000500000000000084" calcext:value-type="float">
            <text:p>0.00005000</text:p>
          </table:table-cell>
          <table:table-cell table:style-name="ce8" office:value-type="float" office:value="0.0637" calcext:value-type="float">
            <text:p>0.0637</text:p>
          </table:table-cell>
          <table:table-cell table:style-name="ce10" table:formula="of:=[.B512]-[.$S$2]" office:value-type="float" office:value="0.000782860777967878" calcext:value-type="float">
            <text:p>0.00078286</text:p>
          </table:table-cell>
          <table:table-cell table:style-name="ce9" table:formula="of:=SUM([.$E$3:.E512])" office:value-type="float" office:value="0.00854952031606282" calcext:value-type="float">
            <text:p>0.0085495203</text:p>
          </table:table-cell>
          <table:table-cell table:style-name="ce12" table:formula="of:=MAX([.$E$3:.E512]) - MIN([.$E$3:.E512])" office:value-type="float" office:value="0.00991855310791096" calcext:value-type="float">
            <text:p>0.009918553</text:p>
          </table:table-cell>
          <table:table-cell table:style-name="ce9" table:formula="of:=STDEV([.$E$3:.E512])" office:value-type="float" office:value="0.00132945162825111" calcext:value-type="float">
            <text:p>0.0013294516</text:p>
          </table:table-cell>
          <table:table-cell table:style-name="ce9" table:formula="of:=[.G512]/[.H512]" office:value-type="float" office:value="7.46063481900339" calcext:value-type="float">
            <text:p>7.460634819</text:p>
          </table:table-cell>
          <table:table-cell table:style-name="ce9" table:formula="of:=SLOPE([.I497:.I512];[.W497:.W512])" office:value-type="float" office:value="17.4731070385377" calcext:value-type="float">
            <text:p>17.4731070385</text:p>
          </table:table-cell>
          <table:table-cell table:style-name="ce17" table:formula="of:=AVERAGE([.D505:.D512])" office:value-type="float" office:value="0.0636486275" calcext:value-type="float">
            <text:p>0.063648628</text:p>
          </table:table-cell>
          <table:table-cell table:style-name="ce19" table:formula="of:=([.D512] - [.K512])/[.K512]" office:value-type="percentage" office:value="0.000807126595149402" calcext:value-type="percentage">
            <text:p>0.081%</text:p>
          </table:table-cell>
          <table:table-cell table:style-name="ce22" table:formula="of:=[.D512]-[.L512]" office:value-type="float" office:value="0.0628928734048506" calcext:value-type="float">
            <text:p>0.06289287</text:p>
          </table:table-cell>
          <table:table-cell table:style-name="ce27" table:formula="of:=ABS([.L511]-[.L512])" office:value-type="float" office:value="0.000687355771062911" calcext:value-type="float">
            <text:p>0.0006874</text:p>
          </table:table-cell>
          <table:table-cell table:style-name="ce34" table:formula="of:=IF(([.J512] &gt; [.$P$53]);(([.$M$53]+[.J512])/[.$O$53]);(([.$L$53]-[.J512])/[.$O$53]))" office:value-type="float" office:value="0.547431317333628" calcext:value-type="float">
            <text:p>0.55</text:p>
          </table:table-cell>
          <table:table-cell table:style-name="ce42" table:formula="of:=[.O512]-[.O511]" office:value-type="float" office:value="-0.000990120987964027" calcext:value-type="float">
            <text:p>-0.0010</text:p>
          </table:table-cell>
          <table:table-cell table:style-name="ce45" table:number-columns-repeated="2"/>
          <table:table-cell table:style-name="ce48" table:formula="of:=[.O512] - AVERAGE([.O507:.O512])" office:value-type="float" office:value="-0.0155330132706134" calcext:value-type="float">
            <text:p>-0.0155330133</text:p>
          </table:table-cell>
          <table:table-cell table:style-name="ce45" table:formula="of:=[.M512]-[.M511]" office:value-type="float" office:value="-0.000637355771062914" calcext:value-type="float">
            <text:p>-0.001</text:p>
          </table:table-cell>
          <table:table-cell table:style-name="ce45" table:formula="of:=AVERAGE([.O507:.O512])" office:value-type="float" office:value="0.562964330604241" calcext:value-type="float">
            <text:p>0.563</text:p>
          </table:table-cell>
          <table:table-cell table:style-name="ce9"/>
          <table:table-cell table:style-name="ce14" table:formula="of:=LOG([.X512])" office:value-type="float" office:value="3.08707120590654" calcext:value-type="float">
            <text:p>3.0870712059</text:p>
          </table:table-cell>
          <table:table-cell table:style-name="ce44" table:formula="of:=[.X511]+1" office:value-type="float" office:value="1222" calcext:value-type="float">
            <text:p>122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13]/[.D512]" office:value-type="percentage" office:value="-0.00109890109890111" calcext:value-type="percentage">
            <text:p>-0.1099%</text:p>
          </table:table-cell>
          <table:table-cell table:style-name="ce6" table:formula="of:=([.D513]-[.D512])" office:value-type="float" office:value="-0.0000700000000000006" calcext:value-type="float">
            <text:p>-0.00007000</text:p>
          </table:table-cell>
          <table:table-cell table:style-name="ce8" office:value-type="float" office:value="0.06363" calcext:value-type="float">
            <text:p>0.06363</text:p>
          </table:table-cell>
          <table:table-cell table:style-name="ce10" table:formula="of:=[.B513]-[.$S$2]" office:value-type="float" office:value="-0.0011015862753717" calcext:value-type="float">
            <text:p>-0.00110159</text:p>
          </table:table-cell>
          <table:table-cell table:style-name="ce9" table:formula="of:=SUM([.$E$3:.E513])" office:value-type="float" office:value="0.00744793404069113" calcext:value-type="float">
            <text:p>0.007447934</text:p>
          </table:table-cell>
          <table:table-cell table:style-name="ce12" table:formula="of:=MAX([.$E$3:.E513]) - MIN([.$E$3:.E513])" office:value-type="float" office:value="0.00991855310791096" calcext:value-type="float">
            <text:p>0.009918553</text:p>
          </table:table-cell>
          <table:table-cell table:style-name="ce9" table:formula="of:=STDEV([.$E$3:.E513])" office:value-type="float" office:value="0.0013290687067199" calcext:value-type="float">
            <text:p>0.0013290687</text:p>
          </table:table-cell>
          <table:table-cell table:style-name="ce9" table:formula="of:=[.G513]/[.H513]" office:value-type="float" office:value="7.46278432240696" calcext:value-type="float">
            <text:p>7.4627843224</text:p>
          </table:table-cell>
          <table:table-cell table:style-name="ce9" table:formula="of:=SLOPE([.I498:.I513];[.W498:.W513])" office:value-type="float" office:value="17.4844978828878" calcext:value-type="float">
            <text:p>17.4844978829</text:p>
          </table:table-cell>
          <table:table-cell table:style-name="ce17" table:formula="of:=AVERAGE([.D506:.D513])" office:value-type="float" office:value="0.06364993875" calcext:value-type="float">
            <text:p>0.063649939</text:p>
          </table:table-cell>
          <table:table-cell table:style-name="ce19" table:formula="of:=([.D513] - [.K513])/[.K513]" office:value-type="percentage" office:value="-0.000313256389425884" calcext:value-type="percentage">
            <text:p>-0.031%</text:p>
          </table:table-cell>
          <table:table-cell table:style-name="ce22" table:formula="of:=[.D513]-[.L513]" office:value-type="float" office:value="0.0639432563894259" calcext:value-type="float">
            <text:p>0.06394326</text:p>
          </table:table-cell>
          <table:table-cell table:style-name="ce27" table:formula="of:=ABS([.L512]-[.L513])" office:value-type="float" office:value="0.00112038298457529" calcext:value-type="float">
            <text:p>0.0011204</text:p>
          </table:table-cell>
          <table:table-cell table:style-name="ce34" table:formula="of:=IF(([.J513] &gt; [.$P$53]);(([.$M$53]+[.J513])/[.$O$53]);(([.$L$53]-[.J513])/[.$O$53]))" office:value-type="float" office:value="0.547369971235904" calcext:value-type="float">
            <text:p>0.55</text:p>
          </table:table-cell>
          <table:table-cell table:style-name="ce42" table:formula="of:=[.O513]-[.O512]" office:value-type="float" office:value="-0.0000613460977233471" calcext:value-type="float">
            <text:p>-0.0001</text:p>
          </table:table-cell>
          <table:table-cell table:style-name="ce45" table:number-columns-repeated="2"/>
          <table:table-cell table:style-name="ce48" table:formula="of:=[.O513] - AVERAGE([.O508:.O513])" office:value-type="float" office:value="-0.00801366084239108" calcext:value-type="float">
            <text:p>-0.0080136608</text:p>
          </table:table-cell>
          <table:table-cell table:style-name="ce45" table:formula="of:=[.M513]-[.M512]" office:value-type="float" office:value="0.00105038298457528" calcext:value-type="float">
            <text:p>0.001</text:p>
          </table:table-cell>
          <table:table-cell table:style-name="ce45" table:formula="of:=AVERAGE([.O508:.O513])" office:value-type="float" office:value="0.555383632078295" calcext:value-type="float">
            <text:p>0.555</text:p>
          </table:table-cell>
          <table:table-cell table:style-name="ce9"/>
          <table:table-cell table:style-name="ce14" table:formula="of:=LOG([.X513])" office:value-type="float" office:value="3.08742645703628" calcext:value-type="float">
            <text:p>3.087426457</text:p>
          </table:table-cell>
          <table:table-cell table:style-name="ce44" table:formula="of:=[.X512]+1" office:value-type="float" office:value="1223" calcext:value-type="float">
            <text:p>122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14]/[.D513]" office:value-type="percentage" office:value="0.00149300644350146" calcext:value-type="percentage">
            <text:p>0.1493%</text:p>
          </table:table-cell>
          <table:table-cell table:style-name="ce6" table:formula="of:=([.D514]-[.D513])" office:value-type="float" office:value="0.0000949999999999979" calcext:value-type="float">
            <text:p>0.00009500</text:p>
          </table:table-cell>
          <table:table-cell table:style-name="ce8" office:value-type="float" office:value="0.063725" calcext:value-type="float">
            <text:p>0.063725</text:p>
          </table:table-cell>
          <table:table-cell table:style-name="ce10" table:formula="of:=[.B514]-[.$S$2]" office:value-type="float" office:value="0.00149032126703087" calcext:value-type="float">
            <text:p>0.00149032</text:p>
          </table:table-cell>
          <table:table-cell table:style-name="ce9" table:formula="of:=SUM([.$E$3:.E514])" office:value-type="float" office:value="0.008938255307722" calcext:value-type="float">
            <text:p>0.0089382553</text:p>
          </table:table-cell>
          <table:table-cell table:style-name="ce12" table:formula="of:=MAX([.$E$3:.E514]) - MIN([.$E$3:.E514])" office:value-type="float" office:value="0.00991855310791096" calcext:value-type="float">
            <text:p>0.009918553</text:p>
          </table:table-cell>
          <table:table-cell table:style-name="ce9" table:formula="of:=STDEV([.$E$3:.E514])" office:value-type="float" office:value="0.00132936842022584" calcext:value-type="float">
            <text:p>0.0013293684</text:p>
          </table:table-cell>
          <table:table-cell table:style-name="ce9" table:formula="of:=[.G514]/[.H514]" office:value-type="float" office:value="7.46110179616418" calcext:value-type="float">
            <text:p>7.4611017962</text:p>
          </table:table-cell>
          <table:table-cell table:style-name="ce9" table:formula="of:=SLOPE([.I499:.I514];[.W499:.W514])" office:value-type="float" office:value="17.1297802608065" calcext:value-type="float">
            <text:p>17.1297802608</text:p>
          </table:table-cell>
          <table:table-cell table:style-name="ce17" table:formula="of:=AVERAGE([.D507:.D514])" office:value-type="float" office:value="0.063663125" calcext:value-type="float">
            <text:p>0.063663125</text:p>
          </table:table-cell>
          <table:table-cell table:style-name="ce19" table:formula="of:=([.D514] - [.K514])/[.K514]" office:value-type="percentage" office:value="0.000971912704568035" calcext:value-type="percentage">
            <text:p>0.097%</text:p>
          </table:table-cell>
          <table:table-cell table:style-name="ce22" table:formula="of:=[.D514]-[.L514]" office:value-type="float" office:value="0.062753087295432" calcext:value-type="float">
            <text:p>0.06275309</text:p>
          </table:table-cell>
          <table:table-cell table:style-name="ce27" table:formula="of:=ABS([.L513]-[.L514])" office:value-type="float" office:value="0.00128516909399392" calcext:value-type="float">
            <text:p>0.0012852</text:p>
          </table:table-cell>
          <table:table-cell table:style-name="ce34" table:formula="of:=IF(([.J514] &gt; [.$P$53]);(([.$M$53]+[.J514])/[.$O$53]);(([.$L$53]-[.J514])/[.$O$53]))" office:value-type="float" office:value="0.549280324958565" calcext:value-type="float">
            <text:p>0.55</text:p>
          </table:table-cell>
          <table:table-cell table:style-name="ce42" table:formula="of:=[.O514]-[.O513]" office:value-type="float" office:value="0.00191035372266024" calcext:value-type="float">
            <text:p>0.0019</text:p>
          </table:table-cell>
          <table:table-cell table:style-name="ce45" table:number-columns-repeated="2"/>
          <table:table-cell table:style-name="ce48" table:formula="of:=[.O514] - AVERAGE([.O509:.O514])" office:value-type="float" office:value="-0.00122993860106035" calcext:value-type="float">
            <text:p>-0.0012299386</text:p>
          </table:table-cell>
          <table:table-cell table:style-name="ce45" table:formula="of:=[.M514]-[.M513]" office:value-type="float" office:value="-0.00119016909399391" calcext:value-type="float">
            <text:p>-0.001</text:p>
          </table:table-cell>
          <table:table-cell table:style-name="ce45" table:formula="of:=AVERAGE([.O509:.O514])" office:value-type="float" office:value="0.550510263559625" calcext:value-type="float">
            <text:p>0.551</text:p>
          </table:table-cell>
          <table:table-cell table:style-name="ce9"/>
          <table:table-cell table:style-name="ce14" table:formula="of:=LOG([.X514])" office:value-type="float" office:value="3.08778141780954" calcext:value-type="float">
            <text:p>3.0877814178</text:p>
          </table:table-cell>
          <table:table-cell table:style-name="ce44" table:formula="of:=[.X513]+1" office:value-type="float" office:value="1224" calcext:value-type="float">
            <text:p>122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15]/[.D514]" office:value-type="percentage" office:value="0.000117693213024615" calcext:value-type="percentage">
            <text:p>0.0118%</text:p>
          </table:table-cell>
          <table:table-cell table:style-name="ce6" table:formula="of:=([.D515]-[.D514])" office:value-type="float" office:value="0.00000749999999999362" calcext:value-type="float">
            <text:p>0.00000750</text:p>
          </table:table-cell>
          <table:table-cell table:style-name="ce8" office:value-type="float" office:value="0.0637325" calcext:value-type="float">
            <text:p>0.0637325</text:p>
          </table:table-cell>
          <table:table-cell table:style-name="ce10" table:formula="of:=[.B515]-[.$S$2]" office:value-type="float" office:value="0.000115008036554027" calcext:value-type="float">
            <text:p>0.00011501</text:p>
          </table:table-cell>
          <table:table-cell table:style-name="ce9" table:formula="of:=SUM([.$E$3:.E515])" office:value-type="float" office:value="0.00905326334427602" calcext:value-type="float">
            <text:p>0.0090532633</text:p>
          </table:table-cell>
          <table:table-cell table:style-name="ce12" table:formula="of:=MAX([.$E$3:.E515]) - MIN([.$E$3:.E515])" office:value-type="float" office:value="0.00991855310791096" calcext:value-type="float">
            <text:p>0.009918553</text:p>
          </table:table-cell>
          <table:table-cell table:style-name="ce9" table:formula="of:=STDEV([.$E$3:.E515])" office:value-type="float" office:value="0.00132807655813271" calcext:value-type="float">
            <text:p>0.0013280766</text:p>
          </table:table-cell>
          <table:table-cell table:style-name="ce9" table:formula="of:=[.G515]/[.H515]" office:value-type="float" office:value="7.46835944597696" calcext:value-type="float">
            <text:p>7.468359446</text:p>
          </table:table-cell>
          <table:table-cell table:style-name="ce9" table:formula="of:=SLOPE([.I500:.I515];[.W500:.W515])" office:value-type="float" office:value="17.0343620163221" calcext:value-type="float">
            <text:p>17.0343620163</text:p>
          </table:table-cell>
          <table:table-cell table:style-name="ce17" table:formula="of:=AVERAGE([.D508:.D515])" office:value-type="float" office:value="0.0636734375" calcext:value-type="float">
            <text:p>0.063673438</text:p>
          </table:table-cell>
          <table:table-cell table:style-name="ce19" table:formula="of:=([.D515] - [.K515])/[.K515]" office:value-type="percentage" office:value="0.000927584599150915" calcext:value-type="percentage">
            <text:p>0.093%</text:p>
          </table:table-cell>
          <table:table-cell table:style-name="ce22" table:formula="of:=[.D515]-[.L515]" office:value-type="float" office:value="0.0628049154008491" calcext:value-type="float">
            <text:p>0.06280492</text:p>
          </table:table-cell>
          <table:table-cell table:style-name="ce27" table:formula="of:=ABS([.L514]-[.L515])" office:value-type="float" office:value="0.00004432810541712" calcext:value-type="float">
            <text:p>0.0000443</text:p>
          </table:table-cell>
          <table:table-cell table:style-name="ce34" table:formula="of:=IF(([.J515] &gt; [.$P$53]);(([.$M$53]+[.J515])/[.$O$53]);(([.$L$53]-[.J515])/[.$O$53]))" office:value-type="float" office:value="0.549794205823831" calcext:value-type="float">
            <text:p>0.55</text:p>
          </table:table-cell>
          <table:table-cell table:style-name="ce42" table:formula="of:=[.O515]-[.O514]" office:value-type="float" office:value="0.000513880865266381" calcext:value-type="float">
            <text:p>0.0005</text:p>
          </table:table-cell>
          <table:table-cell table:style-name="ce45" table:number-columns-repeated="2"/>
          <table:table-cell table:style-name="ce48" table:formula="of:=[.O515] - AVERAGE([.O510:.O515])" office:value-type="float" office:value="0.00113213138965218" calcext:value-type="float">
            <text:p>0.0011321314</text:p>
          </table:table-cell>
          <table:table-cell table:style-name="ce45" table:formula="of:=[.M515]-[.M514]" office:value-type="float" office:value="0.0000518281054171094" calcext:value-type="float">
            <text:p>0.000</text:p>
          </table:table-cell>
          <table:table-cell table:style-name="ce45" table:formula="of:=AVERAGE([.O510:.O515])" office:value-type="float" office:value="0.548662074434179" calcext:value-type="float">
            <text:p>0.549</text:p>
          </table:table-cell>
          <table:table-cell table:style-name="ce9"/>
          <table:table-cell table:style-name="ce14" table:formula="of:=LOG([.X515])" office:value-type="float" office:value="3.08813608870055" calcext:value-type="float">
            <text:p>3.0881360887</text:p>
          </table:table-cell>
          <table:table-cell table:style-name="ce44" table:formula="of:=[.X514]+1" office:value-type="float" office:value="1225" calcext:value-type="float">
            <text:p>122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16]/[.D515]" office:value-type="percentage" office:value="0.0000392264543208332" calcext:value-type="percentage">
            <text:p>0.0039%</text:p>
          </table:table-cell>
          <table:table-cell table:style-name="ce6" table:formula="of:=([.D516]-[.D515])" office:value-type="float" office:value="0.0000025000000000025" calcext:value-type="float">
            <text:p>0.00000250</text:p>
          </table:table-cell>
          <table:table-cell table:style-name="ce8" office:value-type="float" office:value="0.063735" calcext:value-type="float">
            <text:p>0.063735</text:p>
          </table:table-cell>
          <table:table-cell table:style-name="ce10" table:formula="of:=[.B516]-[.$S$2]" office:value-type="float" office:value="0.0000365412778502449" calcext:value-type="float">
            <text:p>0.00003654</text:p>
          </table:table-cell>
          <table:table-cell table:style-name="ce9" table:formula="of:=SUM([.$E$3:.E516])" office:value-type="float" office:value="0.00908980462212627" calcext:value-type="float">
            <text:p>0.0090898046</text:p>
          </table:table-cell>
          <table:table-cell table:style-name="ce12" table:formula="of:=MAX([.$E$3:.E516]) - MIN([.$E$3:.E516])" office:value-type="float" office:value="0.00991855310791096" calcext:value-type="float">
            <text:p>0.009918553</text:p>
          </table:table-cell>
          <table:table-cell table:style-name="ce9" table:formula="of:=STDEV([.$E$3:.E516])" office:value-type="float" office:value="0.00132678176683049" calcext:value-type="float">
            <text:p>0.0013267818</text:p>
          </table:table-cell>
          <table:table-cell table:style-name="ce9" table:formula="of:=[.G516]/[.H516]" office:value-type="float" office:value="7.47564773339107" calcext:value-type="float">
            <text:p>7.4756477334</text:p>
          </table:table-cell>
          <table:table-cell table:style-name="ce9" table:formula="of:=SLOPE([.I501:.I516];[.W501:.W516])" office:value-type="float" office:value="16.6509943533524" calcext:value-type="float">
            <text:p>16.6509943534</text:p>
          </table:table-cell>
          <table:table-cell table:style-name="ce17" table:formula="of:=AVERAGE([.D509:.D516])" office:value-type="float" office:value="0.0636840625" calcext:value-type="float">
            <text:p>0.063684063</text:p>
          </table:table-cell>
          <table:table-cell table:style-name="ce19" table:formula="of:=([.D516] - [.K516])/[.K516]" office:value-type="percentage" office:value="0.000799846900470595" calcext:value-type="percentage">
            <text:p>0.080%</text:p>
          </table:table-cell>
          <table:table-cell table:style-name="ce22" table:formula="of:=[.D516]-[.L516]" office:value-type="float" office:value="0.0629351530995294" calcext:value-type="float">
            <text:p>0.06293515</text:p>
          </table:table-cell>
          <table:table-cell table:style-name="ce27" table:formula="of:=ABS([.L515]-[.L516])" office:value-type="float" office:value="0.00012773769868032" calcext:value-type="float">
            <text:p>0.0001277</text:p>
          </table:table-cell>
          <table:table-cell table:style-name="ce34" table:formula="of:=IF(([.J516] &gt; [.$P$53]);(([.$M$53]+[.J516])/[.$O$53]);(([.$L$53]-[.J516])/[.$O$53]))" office:value-type="float" office:value="0.551858856116096" calcext:value-type="float">
            <text:p>0.55</text:p>
          </table:table-cell>
          <table:table-cell table:style-name="ce42" table:formula="of:=[.O516]-[.O515]" office:value-type="float" office:value="0.00206465029226477" calcext:value-type="float">
            <text:p>0.0021</text:p>
          </table:table-cell>
          <table:table-cell table:style-name="ce45" table:number-columns-repeated="2"/>
          <table:table-cell table:style-name="ce48" table:formula="of:=[.O516] - AVERAGE([.O511:.O516])" office:value-type="float" office:value="0.00283283715115989" calcext:value-type="float">
            <text:p>0.0028328372</text:p>
          </table:table-cell>
          <table:table-cell table:style-name="ce45" table:formula="of:=[.M516]-[.M515]" office:value-type="float" office:value="0.000130237698680327" calcext:value-type="float">
            <text:p>0.000</text:p>
          </table:table-cell>
          <table:table-cell table:style-name="ce45" table:formula="of:=AVERAGE([.O511:.O516])" office:value-type="float" office:value="0.549026018964936" calcext:value-type="float">
            <text:p>0.549</text:p>
          </table:table-cell>
          <table:table-cell table:style-name="ce9"/>
          <table:table-cell table:style-name="ce14" table:formula="of:=LOG([.X516])" office:value-type="float" office:value="3.0884904701824" calcext:value-type="float">
            <text:p>3.0884904702</text:p>
          </table:table-cell>
          <table:table-cell table:style-name="ce44" table:formula="of:=[.X515]+1" office:value-type="float" office:value="1226" calcext:value-type="float">
            <text:p>122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17]/[.D516]" office:value-type="percentage" office:value="0.0000784498313329411" calcext:value-type="percentage">
            <text:p>0.0078%</text:p>
          </table:table-cell>
          <table:table-cell table:style-name="ce6" table:formula="of:=([.D517]-[.D516])" office:value-type="float" office:value="0.000005000000000005" calcext:value-type="float">
            <text:p>0.00000500</text:p>
          </table:table-cell>
          <table:table-cell table:style-name="ce8" office:value-type="float" office:value="0.06374" calcext:value-type="float">
            <text:p>0.06374</text:p>
          </table:table-cell>
          <table:table-cell table:style-name="ce10" table:formula="of:=[.B517]-[.$S$2]" office:value-type="float" office:value="0.0000757646548623529" calcext:value-type="float">
            <text:p>0.00007576</text:p>
          </table:table-cell>
          <table:table-cell table:style-name="ce9" table:formula="of:=SUM([.$E$3:.E517])" office:value-type="float" office:value="0.00916556927698862" calcext:value-type="float">
            <text:p>0.0091655693</text:p>
          </table:table-cell>
          <table:table-cell table:style-name="ce12" table:formula="of:=MAX([.$E$3:.E517]) - MIN([.$E$3:.E517])" office:value-type="float" office:value="0.00991855310791096" calcext:value-type="float">
            <text:p>0.009918553</text:p>
          </table:table-cell>
          <table:table-cell table:style-name="ce9" table:formula="of:=STDEV([.$E$3:.E517])" office:value-type="float" office:value="0.00132549296555774" calcext:value-type="float">
            <text:p>0.001325493</text:p>
          </table:table-cell>
          <table:table-cell table:style-name="ce9" table:formula="of:=[.G517]/[.H517]" office:value-type="float" office:value="7.48291644364741" calcext:value-type="float">
            <text:p>7.4829164436</text:p>
          </table:table-cell>
          <table:table-cell table:style-name="ce9" table:formula="of:=SLOPE([.I502:.I517];[.W502:.W517])" office:value-type="float" office:value="16.3110505901727" calcext:value-type="float">
            <text:p>16.3110505902</text:p>
          </table:table-cell>
          <table:table-cell table:style-name="ce17" table:formula="of:=AVERAGE([.D510:.D517])" office:value-type="float" office:value="0.0636953125" calcext:value-type="float">
            <text:p>0.063695313</text:p>
          </table:table-cell>
          <table:table-cell table:style-name="ce19" table:formula="of:=([.D517] - [.K517])/[.K517]" office:value-type="percentage" office:value="0.000701582239666401" calcext:value-type="percentage">
            <text:p>0.070%</text:p>
          </table:table-cell>
          <table:table-cell table:style-name="ce22" table:formula="of:=[.D517]-[.L517]" office:value-type="float" office:value="0.0630384177603336" calcext:value-type="float">
            <text:p>0.06303842</text:p>
          </table:table-cell>
          <table:table-cell table:style-name="ce27" table:formula="of:=ABS([.L516]-[.L517])" office:value-type="float" office:value="0.0000982646608041936" calcext:value-type="float">
            <text:p>0.0000983</text:p>
          </table:table-cell>
          <table:table-cell table:style-name="ce34" table:formula="of:=IF(([.J517] &gt; [.$P$53]);(([.$M$53]+[.J517])/[.$O$53]);(([.$L$53]-[.J517])/[.$O$53]))" office:value-type="float" office:value="0.553689644306643" calcext:value-type="float">
            <text:p>0.55</text:p>
          </table:table-cell>
          <table:table-cell table:style-name="ce42" table:formula="of:=[.O517]-[.O516]" office:value-type="float" office:value="0.00183078819054749" calcext:value-type="float">
            <text:p>0.0018</text:p>
          </table:table-cell>
          <table:table-cell table:style-name="ce45" table:number-columns-repeated="2"/>
          <table:table-cell table:style-name="ce48" table:formula="of:=[.O517] - AVERAGE([.O512:.O517])" office:value-type="float" office:value="0.00378559101086551" calcext:value-type="float">
            <text:p>0.0037855910</text:p>
          </table:table-cell>
          <table:table-cell table:style-name="ce45" table:formula="of:=[.M517]-[.M516]" office:value-type="float" office:value="0.000103264660804195" calcext:value-type="float">
            <text:p>0.000</text:p>
          </table:table-cell>
          <table:table-cell table:style-name="ce45" table:formula="of:=AVERAGE([.O512:.O517])" office:value-type="float" office:value="0.549904053295778" calcext:value-type="float">
            <text:p>0.550</text:p>
          </table:table-cell>
          <table:table-cell table:style-name="ce9"/>
          <table:table-cell table:style-name="ce14" table:formula="of:=LOG([.X517])" office:value-type="float" office:value="3.088844562727" calcext:value-type="float">
            <text:p>3.0888445627</text:p>
          </table:table-cell>
          <table:table-cell table:style-name="ce44" table:formula="of:=[.X516]+1" office:value-type="float" office:value="1227" calcext:value-type="float">
            <text:p>122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18]/[.D517]" office:value-type="percentage" office:value="0.000156887354879136" calcext:value-type="percentage">
            <text:p>0.0157%</text:p>
          </table:table-cell>
          <table:table-cell table:style-name="ce6" table:formula="of:=([.D518]-[.D517])" office:value-type="float" office:value="0.00000999999999999612" calcext:value-type="float">
            <text:p>0.00001000</text:p>
          </table:table-cell>
          <table:table-cell table:style-name="ce8" office:value-type="float" office:value="0.06375" calcext:value-type="float">
            <text:p>0.06375</text:p>
          </table:table-cell>
          <table:table-cell table:style-name="ce10" table:formula="of:=[.B518]-[.$S$2]" office:value-type="float" office:value="0.000154202178408548" calcext:value-type="float">
            <text:p>0.00015420</text:p>
          </table:table-cell>
          <table:table-cell table:style-name="ce9" table:formula="of:=SUM([.$E$3:.E518])" office:value-type="float" office:value="0.00931977145539717" calcext:value-type="float">
            <text:p>0.0093197715</text:p>
          </table:table-cell>
          <table:table-cell table:style-name="ce12" table:formula="of:=MAX([.$E$3:.E518]) - MIN([.$E$3:.E518])" office:value-type="float" office:value="0.00991855310791096" calcext:value-type="float">
            <text:p>0.009918553</text:p>
          </table:table-cell>
          <table:table-cell table:style-name="ce9" table:formula="of:=STDEV([.$E$3:.E518])" office:value-type="float" office:value="0.00132421906904192" calcext:value-type="float">
            <text:p>0.0013242191</text:p>
          </table:table-cell>
          <table:table-cell table:style-name="ce9" table:formula="of:=[.G518]/[.H518]" office:value-type="float" office:value="7.49011499667278" calcext:value-type="float">
            <text:p>7.4901149967</text:p>
          </table:table-cell>
          <table:table-cell table:style-name="ce9" table:formula="of:=SLOPE([.I503:.I518];[.W503:.W518])" office:value-type="float" office:value="16.1463228026336" calcext:value-type="float">
            <text:p>16.1463228026</text:p>
          </table:table-cell>
          <table:table-cell table:style-name="ce17" table:formula="of:=AVERAGE([.D511:.D518])" office:value-type="float" office:value="0.0637078125" calcext:value-type="float">
            <text:p>0.063707813</text:p>
          </table:table-cell>
          <table:table-cell table:style-name="ce19" table:formula="of:=([.D518] - [.K518])/[.K518]" office:value-type="percentage" office:value="0.000662202928408487" calcext:value-type="percentage">
            <text:p>0.066%</text:p>
          </table:table-cell>
          <table:table-cell table:style-name="ce22" table:formula="of:=[.D518]-[.L518]" office:value-type="float" office:value="0.0630877970715915" calcext:value-type="float">
            <text:p>0.06308780</text:p>
          </table:table-cell>
          <table:table-cell table:style-name="ce27" table:formula="of:=ABS([.L517]-[.L518])" office:value-type="float" office:value="0.0000393793112579141" calcext:value-type="float">
            <text:p>0.0000394</text:p>
          </table:table-cell>
          <table:table-cell table:style-name="ce34" table:formula="of:=IF(([.J518] &gt; [.$P$53]);(([.$M$53]+[.J518])/[.$O$53]);(([.$L$53]-[.J518])/[.$O$53]))" office:value-type="float" office:value="0.554576796008621" calcext:value-type="float">
            <text:p>0.55</text:p>
          </table:table-cell>
          <table:table-cell table:style-name="ce42" table:formula="of:=[.O518]-[.O517]" office:value-type="float" office:value="0.000887151701977396" calcext:value-type="float">
            <text:p>0.0009</text:p>
          </table:table-cell>
          <table:table-cell table:style-name="ce45" table:number-columns-repeated="2"/>
          <table:table-cell table:style-name="ce48" table:formula="of:=[.O518] - AVERAGE([.O513:.O518])" office:value-type="float" office:value="0.00348182960034416" calcext:value-type="float">
            <text:p>0.0034818296</text:p>
          </table:table-cell>
          <table:table-cell table:style-name="ce45" table:formula="of:=[.M518]-[.M517]" office:value-type="float" office:value="0.0000493793112579105" calcext:value-type="float">
            <text:p>0.000</text:p>
          </table:table-cell>
          <table:table-cell table:style-name="ce45" table:formula="of:=AVERAGE([.O513:.O518])" office:value-type="float" office:value="0.551094966408276" calcext:value-type="float">
            <text:p>0.551</text:p>
          </table:table-cell>
          <table:table-cell table:style-name="ce9"/>
          <table:table-cell table:style-name="ce14" table:formula="of:=LOG([.X518])" office:value-type="float" office:value="3.08919836680515" calcext:value-type="float">
            <text:p>3.0891983668</text:p>
          </table:table-cell>
          <table:table-cell table:style-name="ce44" table:formula="of:=[.X517]+1" office:value-type="float" office:value="1228" calcext:value-type="float">
            <text:p>122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19]/[.D518]" office:value-type="percentage" office:value="0.000764392156862695" calcext:value-type="percentage">
            <text:p>0.0764%</text:p>
          </table:table-cell>
          <table:table-cell table:style-name="ce6" table:formula="of:=([.D519]-[.D518])" office:value-type="float" office:value="0.0000487299999999968" calcext:value-type="float">
            <text:p>0.00004873</text:p>
          </table:table-cell>
          <table:table-cell table:style-name="ce8" office:value-type="float" office:value="0.06379873" calcext:value-type="float">
            <text:p>0.06379873</text:p>
          </table:table-cell>
          <table:table-cell table:style-name="ce10" table:formula="of:=[.B519]-[.$S$2]" office:value-type="float" office:value="0.000761706980392107" calcext:value-type="float">
            <text:p>0.00076171</text:p>
          </table:table-cell>
          <table:table-cell table:style-name="ce9" table:formula="of:=SUM([.$E$3:.E519])" office:value-type="float" office:value="0.0100814784357893" calcext:value-type="float">
            <text:p>0.0100814784</text:p>
          </table:table-cell>
          <table:table-cell table:style-name="ce12" table:formula="of:=MAX([.$E$3:.E519]) - MIN([.$E$3:.E519])" office:value-type="float" office:value="0.00991855310791096" calcext:value-type="float">
            <text:p>0.009918553</text:p>
          </table:table-cell>
          <table:table-cell table:style-name="ce9" table:formula="of:=STDEV([.$E$3:.E519])" office:value-type="float" office:value="0.00132333949805715" calcext:value-type="float">
            <text:p>0.0013233395</text:p>
          </table:table-cell>
          <table:table-cell table:style-name="ce9" table:formula="of:=[.G519]/[.H519]" office:value-type="float" office:value="7.49509337737806" calcext:value-type="float">
            <text:p>7.4950933774</text:p>
          </table:table-cell>
          <table:table-cell table:style-name="ce9" table:formula="of:=SLOPE([.I504:.I519];[.W504:.W519])" office:value-type="float" office:value="16.0211112686288" calcext:value-type="float">
            <text:p>16.0211112686</text:p>
          </table:table-cell>
          <table:table-cell table:style-name="ce17" table:formula="of:=AVERAGE([.D512:.D519])" office:value-type="float" office:value="0.06372640375" calcext:value-type="float">
            <text:p>0.063726404</text:p>
          </table:table-cell>
          <table:table-cell table:style-name="ce19" table:formula="of:=([.D519] - [.K519])/[.K519]" office:value-type="percentage" office:value="0.00113494949885652" calcext:value-type="percentage">
            <text:p>0.113%</text:p>
          </table:table-cell>
          <table:table-cell table:style-name="ce22" table:formula="of:=[.D519]-[.L519]" office:value-type="float" office:value="0.0626637805011435" calcext:value-type="float">
            <text:p>0.06266378</text:p>
          </table:table-cell>
          <table:table-cell table:style-name="ce27" table:formula="of:=ABS([.L518]-[.L519])" office:value-type="float" office:value="0.000472746570448029" calcext:value-type="float">
            <text:p>0.0004727</text:p>
          </table:table-cell>
          <table:table-cell table:style-name="ce34" table:formula="of:=IF(([.J519] &gt; [.$P$53]);(([.$M$53]+[.J519])/[.$O$53]);(([.$L$53]-[.J519])/[.$O$53]))" office:value-type="float" office:value="0.555251130479805" calcext:value-type="float">
            <text:p>0.56</text:p>
          </table:table-cell>
          <table:table-cell table:style-name="ce42" table:formula="of:=[.O519]-[.O518]" office:value-type="float" office:value="0.000674334471184923" calcext:value-type="float">
            <text:p>0.0007</text:p>
          </table:table-cell>
          <table:table-cell table:style-name="ce45" table:number-columns-repeated="2"/>
          <table:table-cell table:style-name="ce48" table:formula="of:=[.O519] - AVERAGE([.O514:.O519])" office:value-type="float" office:value="0.00284263753087877" calcext:value-type="float">
            <text:p>0.0028426375</text:p>
          </table:table-cell>
          <table:table-cell table:style-name="ce45" table:formula="of:=[.M519]-[.M518]" office:value-type="float" office:value="-0.000424016570448035" calcext:value-type="float">
            <text:p>0.000</text:p>
          </table:table-cell>
          <table:table-cell table:style-name="ce45" table:formula="of:=AVERAGE([.O514:.O519])" office:value-type="float" office:value="0.552408492948927" calcext:value-type="float">
            <text:p>0.552</text:p>
          </table:table-cell>
          <table:table-cell table:style-name="ce9"/>
          <table:table-cell table:style-name="ce14" table:formula="of:=LOG([.X519])" office:value-type="float" office:value="3.08955188288645" calcext:value-type="float">
            <text:p>3.0895518829</text:p>
          </table:table-cell>
          <table:table-cell table:style-name="ce44" table:formula="of:=[.X518]+1" office:value-type="float" office:value="1229" calcext:value-type="float">
            <text:p>122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20]/[.D519]" office:value-type="percentage" office:value="0" calcext:value-type="percentage">
            <text:p>0.0000%</text:p>
          </table:table-cell>
          <table:table-cell table:style-name="ce6" table:formula="of:=([.D520]-[.D519])" office:value-type="float" office:value="0" calcext:value-type="float">
            <text:p>0.00000000</text:p>
          </table:table-cell>
          <table:table-cell table:style-name="ce8" office:value-type="float" office:value="0.06379873" calcext:value-type="float">
            <text:p>0.06379873</text:p>
          </table:table-cell>
          <table:table-cell table:style-name="ce10" table:formula="of:=[.B520]-[.$S$2]" office:value-type="float" office:value="-0.00000268517647058823" calcext:value-type="float">
            <text:p>-0.00000269</text:p>
          </table:table-cell>
          <table:table-cell table:style-name="ce9" table:formula="of:=SUM([.$E$3:.E520])" office:value-type="float" office:value="0.0100787932593187" calcext:value-type="float">
            <text:p>0.0100787933</text:p>
          </table:table-cell>
          <table:table-cell table:style-name="ce12" table:formula="of:=MAX([.$E$3:.E520]) - MIN([.$E$3:.E520])" office:value-type="float" office:value="0.00991855310791096" calcext:value-type="float">
            <text:p>0.009918553</text:p>
          </table:table-cell>
          <table:table-cell table:style-name="ce9" table:formula="of:=STDEV([.$E$3:.E520])" office:value-type="float" office:value="0.00132205941250003" calcext:value-type="float">
            <text:p>0.0013220594</text:p>
          </table:table-cell>
          <table:table-cell table:style-name="ce9" table:formula="of:=[.G520]/[.H520]" office:value-type="float" office:value="7.50235051022018" calcext:value-type="float">
            <text:p>7.5023505102</text:p>
          </table:table-cell>
          <table:table-cell table:style-name="ce9" table:formula="of:=SLOPE([.I505:.I520];[.W505:.W520])" office:value-type="float" office:value="15.8608430653261" calcext:value-type="float">
            <text:p>15.8608430653</text:p>
          </table:table-cell>
          <table:table-cell table:style-name="ce17" table:formula="of:=AVERAGE([.D513:.D520])" office:value-type="float" office:value="0.063738745" calcext:value-type="float">
            <text:p>0.063738745</text:p>
          </table:table-cell>
          <table:table-cell table:style-name="ce19" table:formula="of:=([.D520] - [.K520])/[.K520]" office:value-type="percentage" office:value="0.000941107328046677" calcext:value-type="percentage">
            <text:p>0.094%</text:p>
          </table:table-cell>
          <table:table-cell table:style-name="ce22" table:formula="of:=[.D520]-[.L520]" office:value-type="float" office:value="0.0628576226719533" calcext:value-type="float">
            <text:p>0.06285762</text:p>
          </table:table-cell>
          <table:table-cell table:style-name="ce27" table:formula="of:=ABS([.L519]-[.L520])" office:value-type="float" office:value="0.000193842170809838" calcext:value-type="float">
            <text:p>0.0001938</text:p>
          </table:table-cell>
          <table:table-cell table:style-name="ce34" table:formula="of:=IF(([.J520] &gt; [.$P$53]);(([.$M$53]+[.J520])/[.$O$53]);(([.$L$53]-[.J520])/[.$O$53]))" office:value-type="float" office:value="0.55611426481468" calcext:value-type="float">
            <text:p>0.56</text:p>
          </table:table-cell>
          <table:table-cell table:style-name="ce42" table:formula="of:=[.O520]-[.O519]" office:value-type="float" office:value="0.000863134334874283" calcext:value-type="float">
            <text:p>0.0009</text:p>
          </table:table-cell>
          <table:table-cell table:style-name="ce45" table:number-columns-repeated="2"/>
          <table:table-cell table:style-name="ce48" table:formula="of:=[.O520] - AVERAGE([.O515:.O520])" office:value-type="float" office:value="0.0025667818897338" calcext:value-type="float">
            <text:p>0.0025667819</text:p>
          </table:table-cell>
          <table:table-cell table:style-name="ce45" table:formula="of:=[.M520]-[.M519]" office:value-type="float" office:value="0.000193842170809838" calcext:value-type="float">
            <text:p>0.000</text:p>
          </table:table-cell>
          <table:table-cell table:style-name="ce45" table:formula="of:=AVERAGE([.O515:.O520])" office:value-type="float" office:value="0.553547482924946" calcext:value-type="float">
            <text:p>0.554</text:p>
          </table:table-cell>
          <table:table-cell table:style-name="ce9"/>
          <table:table-cell table:style-name="ce14" table:formula="of:=LOG([.X520])" office:value-type="float" office:value="3.0899051114394" calcext:value-type="float">
            <text:p>3.0899051114</text:p>
          </table:table-cell>
          <table:table-cell table:style-name="ce44" table:formula="of:=[.X519]+1" office:value-type="float" office:value="1230" calcext:value-type="float">
            <text:p>123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21]/[.D520]" office:value-type="percentage" office:value="0" calcext:value-type="percentage">
            <text:p>0.0000%</text:p>
          </table:table-cell>
          <table:table-cell table:style-name="ce6" table:formula="of:=([.D521]-[.D520])" office:value-type="float" office:value="0" calcext:value-type="float">
            <text:p>0.00000000</text:p>
          </table:table-cell>
          <table:table-cell table:style-name="ce8" office:value-type="float" office:value="0.06379873" calcext:value-type="float">
            <text:p>0.06379873</text:p>
          </table:table-cell>
          <table:table-cell table:style-name="ce10" table:formula="of:=[.B521]-[.$S$2]" office:value-type="float" office:value="-0.00000268517647058823" calcext:value-type="float">
            <text:p>-0.00000269</text:p>
          </table:table-cell>
          <table:table-cell table:style-name="ce9" table:formula="of:=SUM([.$E$3:.E521])" office:value-type="float" office:value="0.0100761080828481" calcext:value-type="float">
            <text:p>0.0100761081</text:p>
          </table:table-cell>
          <table:table-cell table:style-name="ce12" table:formula="of:=MAX([.$E$3:.E521]) - MIN([.$E$3:.E521])" office:value-type="float" office:value="0.00991855310791096" calcext:value-type="float">
            <text:p>0.009918553</text:p>
          </table:table-cell>
          <table:table-cell table:style-name="ce9" table:formula="of:=STDEV([.$E$3:.E521])" office:value-type="float" office:value="0.00132078303450917" calcext:value-type="float">
            <text:p>0.001320783</text:p>
          </table:table-cell>
          <table:table-cell table:style-name="ce9" table:formula="of:=[.G521]/[.H521]" office:value-type="float" office:value="7.50960062989974" calcext:value-type="float">
            <text:p>7.5096006299</text:p>
          </table:table-cell>
          <table:table-cell table:style-name="ce9" table:formula="of:=SLOPE([.I506:.I521];[.W506:.W521])" office:value-type="float" office:value="15.8016877150432" calcext:value-type="float">
            <text:p>15.801687715</text:p>
          </table:table-cell>
          <table:table-cell table:style-name="ce17" table:formula="of:=AVERAGE([.D514:.D521])" office:value-type="float" office:value="0.06375983625" calcext:value-type="float">
            <text:p>0.063759836</text:p>
          </table:table-cell>
          <table:table-cell table:style-name="ce19" table:formula="of:=([.D521] - [.K521])/[.K521]" office:value-type="percentage" office:value="0.000610003919198851" calcext:value-type="percentage">
            <text:p>0.061%</text:p>
          </table:table-cell>
          <table:table-cell table:style-name="ce22" table:formula="of:=[.D521]-[.L521]" office:value-type="float" office:value="0.0631887260808011" calcext:value-type="float">
            <text:p>0.06318873</text:p>
          </table:table-cell>
          <table:table-cell table:style-name="ce27" table:formula="of:=ABS([.L520]-[.L521])" office:value-type="float" office:value="0.000331103408847827" calcext:value-type="float">
            <text:p>0.0003311</text:p>
          </table:table-cell>
          <table:table-cell table:style-name="ce34" table:formula="of:=IF(([.J521] &gt; [.$P$53]);(([.$M$53]+[.J521])/[.$O$53]);(([.$L$53]-[.J521])/[.$O$53]))" office:value-type="float" office:value="0.556432849617332" calcext:value-type="float">
            <text:p>0.56</text:p>
          </table:table-cell>
          <table:table-cell table:style-name="ce42" table:formula="of:=[.O521]-[.O520]" office:value-type="float" office:value="0.000318584802652677" calcext:value-type="float">
            <text:p>0.0003</text:p>
          </table:table-cell>
          <table:table-cell table:style-name="ce45" table:number-columns-repeated="2"/>
          <table:table-cell table:style-name="ce48" table:formula="of:=[.O521] - AVERAGE([.O516:.O521])" office:value-type="float" office:value="0.00177892606013619" calcext:value-type="float">
            <text:p>0.0017789261</text:p>
          </table:table-cell>
          <table:table-cell table:style-name="ce45" table:formula="of:=[.M521]-[.M520]" office:value-type="float" office:value="0.00033110340884783" calcext:value-type="float">
            <text:p>0.000</text:p>
          </table:table-cell>
          <table:table-cell table:style-name="ce45" table:formula="of:=AVERAGE([.O516:.O521])" office:value-type="float" office:value="0.554653923557196" calcext:value-type="float">
            <text:p>0.555</text:p>
          </table:table-cell>
          <table:table-cell table:style-name="ce9"/>
          <table:table-cell table:style-name="ce14" table:formula="of:=LOG([.X521])" office:value-type="float" office:value="3.09025805293132" calcext:value-type="float">
            <text:p>3.0902580529</text:p>
          </table:table-cell>
          <table:table-cell table:style-name="ce44" table:formula="of:=[.X520]+1" office:value-type="float" office:value="1231" calcext:value-type="float">
            <text:p>123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22]/[.D521]" office:value-type="percentage" office:value="0" calcext:value-type="percentage">
            <text:p>0.0000%</text:p>
          </table:table-cell>
          <table:table-cell table:style-name="ce6" table:formula="of:=([.D522]-[.D521])" office:value-type="float" office:value="0" calcext:value-type="float">
            <text:p>0.00000000</text:p>
          </table:table-cell>
          <table:table-cell table:style-name="ce8" office:value-type="float" office:value="0.06379873" calcext:value-type="float">
            <text:p>0.06379873</text:p>
          </table:table-cell>
          <table:table-cell table:style-name="ce10" table:formula="of:=[.B522]-[.$S$2]" office:value-type="float" office:value="-0.00000268517647058823" calcext:value-type="float">
            <text:p>-0.00000269</text:p>
          </table:table-cell>
          <table:table-cell table:style-name="ce9" table:formula="of:=SUM([.$E$3:.E522])" office:value-type="float" office:value="0.0100734229063775" calcext:value-type="float">
            <text:p>0.0100734229</text:p>
          </table:table-cell>
          <table:table-cell table:style-name="ce12" table:formula="of:=MAX([.$E$3:.E522]) - MIN([.$E$3:.E522])" office:value-type="float" office:value="0.00991855310791096" calcext:value-type="float">
            <text:p>0.009918553</text:p>
          </table:table-cell>
          <table:table-cell table:style-name="ce9" table:formula="of:=STDEV([.$E$3:.E522])" office:value-type="float" office:value="0.00131951034622176" calcext:value-type="float">
            <text:p>0.0013195103</text:p>
          </table:table-cell>
          <table:table-cell table:style-name="ce9" table:formula="of:=[.G522]/[.H522]" office:value-type="float" office:value="7.51684375670975" calcext:value-type="float">
            <text:p>7.5168437567</text:p>
          </table:table-cell>
          <table:table-cell table:style-name="ce9" table:formula="of:=SLOPE([.I507:.I522];[.W507:.W522])" office:value-type="float" office:value="15.9074685816593" calcext:value-type="float">
            <text:p>15.9074685817</text:p>
          </table:table-cell>
          <table:table-cell table:style-name="ce17" table:formula="of:=AVERAGE([.D515:.D522])" office:value-type="float" office:value="0.0637690525" calcext:value-type="float">
            <text:p>0.063769053</text:p>
          </table:table-cell>
          <table:table-cell table:style-name="ce19" table:formula="of:=([.D522] - [.K522])/[.K522]" office:value-type="percentage" office:value="0.000465390323934821" calcext:value-type="percentage">
            <text:p>0.047%</text:p>
          </table:table-cell>
          <table:table-cell table:style-name="ce22" table:formula="of:=[.D522]-[.L522]" office:value-type="float" office:value="0.0633333396760652" calcext:value-type="float">
            <text:p>0.06333334</text:p>
          </table:table-cell>
          <table:table-cell table:style-name="ce27" table:formula="of:=ABS([.L521]-[.L522])" office:value-type="float" office:value="0.00014461359526403" calcext:value-type="float">
            <text:p>0.0001446</text:p>
          </table:table-cell>
          <table:table-cell table:style-name="ce34" table:formula="of:=IF(([.J522] &gt; [.$P$53]);(([.$M$53]+[.J522])/[.$O$53]);(([.$L$53]-[.J522])/[.$O$53]))" office:value-type="float" office:value="0.555863160208781" calcext:value-type="float">
            <text:p>0.56</text:p>
          </table:table-cell>
          <table:table-cell table:style-name="ce42" table:formula="of:=[.O522]-[.O521]" office:value-type="float" office:value="-0.00056968940855151" calcext:value-type="float">
            <text:p>-0.0006</text:p>
          </table:table-cell>
          <table:table-cell table:style-name="ce45" table:number-columns-repeated="2"/>
          <table:table-cell table:style-name="ce48" table:formula="of:=[.O522] - AVERAGE([.O517:.O522])" office:value-type="float" office:value="0.000541852636137263" calcext:value-type="float">
            <text:p>0.0005418526</text:p>
          </table:table-cell>
          <table:table-cell table:style-name="ce45" table:formula="of:=[.M522]-[.M521]" office:value-type="float" office:value="0.000144613595264034" calcext:value-type="float">
            <text:p>0.000</text:p>
          </table:table-cell>
          <table:table-cell table:style-name="ce45" table:formula="of:=AVERAGE([.O517:.O522])" office:value-type="float" office:value="0.555321307572644" calcext:value-type="float">
            <text:p>0.555</text:p>
          </table:table-cell>
          <table:table-cell table:style-name="ce9"/>
          <table:table-cell table:style-name="ce14" table:formula="of:=LOG([.X522])" office:value-type="float" office:value="3.09061070782841" calcext:value-type="float">
            <text:p>3.0906107078</text:p>
          </table:table-cell>
          <table:table-cell table:style-name="ce44" table:formula="of:=[.X521]+1" office:value-type="float" office:value="1232" calcext:value-type="float">
            <text:p>123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23]/[.D522]" office:value-type="percentage" office:value="0.00045502473168352" calcext:value-type="percentage">
            <text:p>0.0455%</text:p>
          </table:table-cell>
          <table:table-cell table:style-name="ce6" table:formula="of:=([.D523]-[.D522])" office:value-type="float" office:value="0.0000290299999999993" calcext:value-type="float">
            <text:p>0.00002903</text:p>
          </table:table-cell>
          <table:table-cell table:style-name="ce8" office:value-type="float" office:value="0.06382776" calcext:value-type="float">
            <text:p>0.06382776</text:p>
          </table:table-cell>
          <table:table-cell table:style-name="ce10" table:formula="of:=[.B523]-[.$S$2]" office:value-type="float" office:value="0.000452339555212932" calcext:value-type="float">
            <text:p>0.00045234</text:p>
          </table:table-cell>
          <table:table-cell table:style-name="ce9" table:formula="of:=SUM([.$E$3:.E523])" office:value-type="float" office:value="0.0105257624615904" calcext:value-type="float">
            <text:p>0.0105257625</text:p>
          </table:table-cell>
          <table:table-cell table:style-name="ce12" table:formula="of:=MAX([.$E$3:.E523]) - MIN([.$E$3:.E523])" office:value-type="float" office:value="0.00991855310791096" calcext:value-type="float">
            <text:p>0.009918553</text:p>
          </table:table-cell>
          <table:table-cell table:style-name="ce9" table:formula="of:=STDEV([.$E$3:.E523])" office:value-type="float" office:value="0.00131837744211584" calcext:value-type="float">
            <text:p>0.0013183774</text:p>
          </table:table-cell>
          <table:table-cell table:style-name="ce9" table:formula="of:=[.G523]/[.H523]" office:value-type="float" office:value="7.52330310809386" calcext:value-type="float">
            <text:p>7.5233031081</text:p>
          </table:table-cell>
          <table:table-cell table:style-name="ce9" table:formula="of:=SLOPE([.I508:.I523];[.W508:.W523])" office:value-type="float" office:value="16.0684668954736" calcext:value-type="float">
            <text:p>16.0684668955</text:p>
          </table:table-cell>
          <table:table-cell table:style-name="ce17" table:formula="of:=AVERAGE([.D516:.D523])" office:value-type="float" office:value="0.06378096" calcext:value-type="float">
            <text:p>0.063780960</text:p>
          </table:table-cell>
          <table:table-cell table:style-name="ce19" table:formula="of:=([.D523] - [.K523])/[.K523]" office:value-type="percentage" office:value="0.000733761298042545" calcext:value-type="percentage">
            <text:p>0.073%</text:p>
          </table:table-cell>
          <table:table-cell table:style-name="ce22" table:formula="of:=[.D523]-[.L523]" office:value-type="float" office:value="0.0630939987019575" calcext:value-type="float">
            <text:p>0.06309400</text:p>
          </table:table-cell>
          <table:table-cell table:style-name="ce27" table:formula="of:=ABS([.L522]-[.L523])" office:value-type="float" office:value="0.000268370974107724" calcext:value-type="float">
            <text:p>0.0002684</text:p>
          </table:table-cell>
          <table:table-cell table:style-name="ce34" table:formula="of:=IF(([.J523] &gt; [.$P$53]);(([.$M$53]+[.J523])/[.$O$53]);(([.$L$53]-[.J523])/[.$O$53]))" office:value-type="float" office:value="0.554996093818528" calcext:value-type="float">
            <text:p>0.55</text:p>
          </table:table-cell>
          <table:table-cell table:style-name="ce42" table:formula="of:=[.O523]-[.O522]" office:value-type="float" office:value="-0.000867066390253024" calcext:value-type="float">
            <text:p>-0.0009</text:p>
          </table:table-cell>
          <table:table-cell table:style-name="ce45" table:number-columns-repeated="2"/>
          <table:table-cell table:style-name="ce48" table:formula="of:=[.O523] - AVERAGE([.O518:.O523])" office:value-type="float" office:value="-0.00054295533942994" calcext:value-type="float">
            <text:p>-0.0005429553</text:p>
          </table:table-cell>
          <table:table-cell table:style-name="ce45" table:formula="of:=[.M523]-[.M522]" office:value-type="float" office:value="-0.00023934097410773" calcext:value-type="float">
            <text:p>0.000</text:p>
          </table:table-cell>
          <table:table-cell table:style-name="ce45" table:formula="of:=AVERAGE([.O518:.O523])" office:value-type="float" office:value="0.555539049157958" calcext:value-type="float">
            <text:p>0.556</text:p>
          </table:table-cell>
          <table:table-cell table:style-name="ce9"/>
          <table:table-cell table:style-name="ce14" table:formula="of:=LOG([.X523])" office:value-type="float" office:value="3.09096307659573" calcext:value-type="float">
            <text:p>3.0909630766</text:p>
          </table:table-cell>
          <table:table-cell table:style-name="ce44" table:formula="of:=[.X522]+1" office:value-type="float" office:value="1233" calcext:value-type="float">
            <text:p>123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24]/[.D523]" office:value-type="percentage" office:value="0.00150765121633601" calcext:value-type="percentage">
            <text:p>0.1508%</text:p>
          </table:table-cell>
          <table:table-cell table:style-name="ce6" table:formula="of:=([.D524]-[.D523])" office:value-type="float" office:value="0.0000962300000000027" calcext:value-type="float">
            <text:p>0.00009623</text:p>
          </table:table-cell>
          <table:table-cell table:style-name="ce8" office:value-type="float" office:value="0.06392399" calcext:value-type="float">
            <text:p>0.06392399</text:p>
          </table:table-cell>
          <table:table-cell table:style-name="ce10" table:formula="of:=[.B524]-[.$S$2]" office:value-type="float" office:value="0.00150496603986542" calcext:value-type="float">
            <text:p>0.00150497</text:p>
          </table:table-cell>
          <table:table-cell table:style-name="ce9" table:formula="of:=SUM([.$E$3:.E524])" office:value-type="float" office:value="0.0120307285014559" calcext:value-type="float">
            <text:p>0.0120307285</text:p>
          </table:table-cell>
          <table:table-cell table:style-name="ce12" table:formula="of:=MAX([.$E$3:.E524]) - MIN([.$E$3:.E524])" office:value-type="float" office:value="0.00991855310791096" calcext:value-type="float">
            <text:p>0.009918553</text:p>
          </table:table-cell>
          <table:table-cell table:style-name="ce9" table:formula="of:=STDEV([.$E$3:.E524])" office:value-type="float" office:value="0.00131871383539523" calcext:value-type="float">
            <text:p>0.0013187138</text:p>
          </table:table-cell>
          <table:table-cell table:style-name="ce9" table:formula="of:=[.G524]/[.H524]" office:value-type="float" office:value="7.52138397405854" calcext:value-type="float">
            <text:p>7.5213839741</text:p>
          </table:table-cell>
          <table:table-cell table:style-name="ce9" table:formula="of:=SLOPE([.I509:.I524];[.W509:.W524])" office:value-type="float" office:value="15.8258028537228" calcext:value-type="float">
            <text:p>15.8258028537</text:p>
          </table:table-cell>
          <table:table-cell table:style-name="ce17" table:formula="of:=AVERAGE([.D517:.D524])" office:value-type="float" office:value="0.06380458375" calcext:value-type="float">
            <text:p>0.063804584</text:p>
          </table:table-cell>
          <table:table-cell table:style-name="ce19" table:formula="of:=([.D524] - [.K524])/[.K524]" office:value-type="percentage" office:value="0.00187143686208923" calcext:value-type="percentage">
            <text:p>0.187%</text:p>
          </table:table-cell>
          <table:table-cell table:style-name="ce22" table:formula="of:=[.D524]-[.L524]" office:value-type="float" office:value="0.0620525531379108" calcext:value-type="float">
            <text:p>0.06205255</text:p>
          </table:table-cell>
          <table:table-cell table:style-name="ce27" table:formula="of:=ABS([.L523]-[.L524])" office:value-type="float" office:value="0.00113767556404668" calcext:value-type="float">
            <text:p>0.0011377</text:p>
          </table:table-cell>
          <table:table-cell table:style-name="ce34" table:formula="of:=IF(([.J524] &gt; [.$P$53]);(([.$M$53]+[.J524])/[.$O$53]);(([.$L$53]-[.J524])/[.$O$53]))" office:value-type="float" office:value="0.556302976044436" calcext:value-type="float">
            <text:p>0.56</text:p>
          </table:table-cell>
          <table:table-cell table:style-name="ce42" table:formula="of:=[.O524]-[.O523]" office:value-type="float" office:value="0.0013068822259078" calcext:value-type="float">
            <text:p>0.0013</text:p>
          </table:table-cell>
          <table:table-cell table:style-name="ce45" table:number-columns-repeated="2"/>
          <table:table-cell table:style-name="ce48" table:formula="of:=[.O524] - AVERAGE([.O519:.O524])" office:value-type="float" office:value="0.000476230213842133" calcext:value-type="float">
            <text:p>0.0004762302</text:p>
          </table:table-cell>
          <table:table-cell table:style-name="ce45" table:formula="of:=[.M524]-[.M523]" office:value-type="float" office:value="-0.00104144556404667" calcext:value-type="float">
            <text:p>-0.001</text:p>
          </table:table-cell>
          <table:table-cell table:style-name="ce45" table:formula="of:=AVERAGE([.O519:.O524])" office:value-type="float" office:value="0.555826745830594" calcext:value-type="float">
            <text:p>0.556</text:p>
          </table:table-cell>
          <table:table-cell table:style-name="ce9"/>
          <table:table-cell table:style-name="ce14" table:formula="of:=LOG([.X524])" office:value-type="float" office:value="3.09131515969722" calcext:value-type="float">
            <text:p>3.0913151597</text:p>
          </table:table-cell>
          <table:table-cell table:style-name="ce44" table:formula="of:=[.X523]+1" office:value-type="float" office:value="1234" calcext:value-type="float">
            <text:p>123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25]/[.D524]" office:value-type="percentage" office:value="-0.000752612595052405" calcext:value-type="percentage">
            <text:p>-0.0753%</text:p>
          </table:table-cell>
          <table:table-cell table:style-name="ce6" table:formula="of:=([.D525]-[.D524])" office:value-type="float" office:value="-0.000048110000000004" calcext:value-type="float">
            <text:p>-0.00004811</text:p>
          </table:table-cell>
          <table:table-cell table:style-name="ce8" office:value-type="float" office:value="0.06387588" calcext:value-type="float">
            <text:p>0.06387588</text:p>
          </table:table-cell>
          <table:table-cell table:style-name="ce10" table:formula="of:=[.B525]-[.$S$2]" office:value-type="float" office:value="-0.000755297771522993" calcext:value-type="float">
            <text:p>-0.00075530</text:p>
          </table:table-cell>
          <table:table-cell table:style-name="ce9" table:formula="of:=SUM([.$E$3:.E525])" office:value-type="float" office:value="0.0112754307299329" calcext:value-type="float">
            <text:p>0.0112754307</text:p>
          </table:table-cell>
          <table:table-cell table:style-name="ce12" table:formula="of:=MAX([.$E$3:.E525]) - MIN([.$E$3:.E525])" office:value-type="float" office:value="0.00991855310791096" calcext:value-type="float">
            <text:p>0.009918553</text:p>
          </table:table-cell>
          <table:table-cell table:style-name="ce9" table:formula="of:=STDEV([.$E$3:.E525])" office:value-type="float" office:value="0.00131788964183836" calcext:value-type="float">
            <text:p>0.0013178896</text:p>
          </table:table-cell>
          <table:table-cell table:style-name="ce9" table:formula="of:=[.G525]/[.H525]" office:value-type="float" office:value="7.52608776412819" calcext:value-type="float">
            <text:p>7.5260877641</text:p>
          </table:table-cell>
          <table:table-cell table:style-name="ce9" table:formula="of:=SLOPE([.I510:.I525];[.W510:.W525])" office:value-type="float" office:value="15.6669646064722" calcext:value-type="float">
            <text:p>15.6669646065</text:p>
          </table:table-cell>
          <table:table-cell table:style-name="ce17" table:formula="of:=AVERAGE([.D518:.D525])" office:value-type="float" office:value="0.06382156875" calcext:value-type="float">
            <text:p>0.063821569</text:p>
          </table:table-cell>
          <table:table-cell table:style-name="ce19" table:formula="of:=([.D525] - [.K525])/[.K525]" office:value-type="percentage" office:value="0.000850985819742863" calcext:value-type="percentage">
            <text:p>0.085%</text:p>
          </table:table-cell>
          <table:table-cell table:style-name="ce22" table:formula="of:=[.D525]-[.L525]" office:value-type="float" office:value="0.0630248941802571" calcext:value-type="float">
            <text:p>0.06302489</text:p>
          </table:table-cell>
          <table:table-cell table:style-name="ce27" table:formula="of:=ABS([.L524]-[.L525])" office:value-type="float" office:value="0.00102045104234636" calcext:value-type="float">
            <text:p>0.0010205</text:p>
          </table:table-cell>
          <table:table-cell table:style-name="ce34" table:formula="of:=IF(([.J525] &gt; [.$P$53]);(([.$M$53]+[.J525])/[.$O$53]);(([.$L$53]-[.J525])/[.$O$53]))" office:value-type="float" office:value="0.557158409262429" calcext:value-type="float">
            <text:p>0.56</text:p>
          </table:table-cell>
          <table:table-cell table:style-name="ce42" table:formula="of:=[.O525]-[.O524]" office:value-type="float" office:value="0.000855433217993751" calcext:value-type="float">
            <text:p>0.0009</text:p>
          </table:table-cell>
          <table:table-cell table:style-name="ce45" table:number-columns-repeated="2"/>
          <table:table-cell table:style-name="ce48" table:formula="of:=[.O525] - AVERAGE([.O520:.O525])" office:value-type="float" office:value="0.0010137836347317" calcext:value-type="float">
            <text:p>0.0010137836</text:p>
          </table:table-cell>
          <table:table-cell table:style-name="ce45" table:formula="of:=[.M525]-[.M524]" office:value-type="float" office:value="0.00097234104234635" calcext:value-type="float">
            <text:p>0.001</text:p>
          </table:table-cell>
          <table:table-cell table:style-name="ce45" table:formula="of:=AVERAGE([.O520:.O525])" office:value-type="float" office:value="0.556144625627698" calcext:value-type="float">
            <text:p>0.556</text:p>
          </table:table-cell>
          <table:table-cell table:style-name="ce9"/>
          <table:table-cell table:style-name="ce14" table:formula="of:=LOG([.X525])" office:value-type="float" office:value="3.09166695759568" calcext:value-type="float">
            <text:p>3.0916669576</text:p>
          </table:table-cell>
          <table:table-cell table:style-name="ce44" table:formula="of:=[.X524]+1" office:value-type="float" office:value="1235" calcext:value-type="float">
            <text:p>123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26]/[.D525]" office:value-type="percentage" office:value="-0.00322312584969462" calcext:value-type="percentage">
            <text:p>-0.3223%</text:p>
          </table:table-cell>
          <table:table-cell table:style-name="ce6" table:formula="of:=([.D526]-[.D525])" office:value-type="float" office:value="-0.000205879999999992" calcext:value-type="float">
            <text:p>-0.00020588</text:p>
          </table:table-cell>
          <table:table-cell table:style-name="ce8" office:value-type="float" office:value="0.06367" calcext:value-type="float">
            <text:p>0.06367</text:p>
          </table:table-cell>
          <table:table-cell table:style-name="ce10" table:formula="of:=[.B526]-[.$S$2]" office:value-type="float" office:value="-0.00322581102616521" calcext:value-type="float">
            <text:p>-0.00322581</text:p>
          </table:table-cell>
          <table:table-cell table:style-name="ce9" table:formula="of:=SUM([.$E$3:.E526])" office:value-type="float" office:value="0.00804961970376766" calcext:value-type="float">
            <text:p>0.0080496197</text:p>
          </table:table-cell>
          <table:table-cell table:style-name="ce12" table:formula="of:=MAX([.$E$3:.E526]) - MIN([.$E$3:.E526])" office:value-type="float" office:value="0.00991855310791096" calcext:value-type="float">
            <text:p>0.009918553</text:p>
          </table:table-cell>
          <table:table-cell table:style-name="ce9" table:formula="of:=STDEV([.$E$3:.E526])" office:value-type="float" office:value="0.00132424961296374" calcext:value-type="float">
            <text:p>0.0013242496</text:p>
          </table:table-cell>
          <table:table-cell table:style-name="ce9" table:formula="of:=[.G526]/[.H526]" office:value-type="float" office:value="7.48994223657934" calcext:value-type="float">
            <text:p>7.4899422366</text:p>
          </table:table-cell>
          <table:table-cell table:style-name="ce9" table:formula="of:=SLOPE([.I511:.I526];[.W511:.W526])" office:value-type="float" office:value="13.069707785712" calcext:value-type="float">
            <text:p>13.0697077857</text:p>
          </table:table-cell>
          <table:table-cell table:style-name="ce17" table:formula="of:=AVERAGE([.D519:.D526])" office:value-type="float" office:value="0.06381156875" calcext:value-type="float">
            <text:p>0.063811569</text:p>
          </table:table-cell>
          <table:table-cell table:style-name="ce19" table:formula="of:=([.D526] - [.K526])/[.K526]" office:value-type="percentage" office:value="-0.00221854363986291" calcext:value-type="percentage">
            <text:p>-0.222%</text:p>
          </table:table-cell>
          <table:table-cell table:style-name="ce22" table:formula="of:=[.D526]-[.L526]" office:value-type="float" office:value="0.0658885436398629" calcext:value-type="float">
            <text:p>0.06588854</text:p>
          </table:table-cell>
          <table:table-cell table:style-name="ce27" table:formula="of:=ABS([.L525]-[.L526])" office:value-type="float" office:value="0.00306952945960577" calcext:value-type="float">
            <text:p>0.0030695</text:p>
          </table:table-cell>
          <table:table-cell table:style-name="ce34" table:formula="of:=IF(([.J526] &gt; [.$P$53]);(([.$M$53]+[.J526])/[.$O$53]);(([.$L$53]-[.J526])/[.$O$53]))" office:value-type="float" office:value="0.571146096728113" calcext:value-type="float">
            <text:p>0.57</text:p>
          </table:table-cell>
          <table:table-cell table:style-name="ce42" table:formula="of:=[.O526]-[.O525]" office:value-type="float" office:value="0.0139876874656832" calcext:value-type="float">
            <text:p>0.0140</text:p>
          </table:table-cell>
          <table:table-cell table:style-name="ce45" table:number-columns-repeated="2"/>
          <table:table-cell table:style-name="ce48" table:formula="of:=[.O526] - AVERAGE([.O521:.O526])" office:value-type="float" office:value="0.0124961657815095" calcext:value-type="float">
            <text:p>0.0124961658</text:p>
          </table:table-cell>
          <table:table-cell table:style-name="ce45" table:formula="of:=[.M526]-[.M525]" office:value-type="float" office:value="0.00286364945960579" calcext:value-type="float">
            <text:p>0.003</text:p>
          </table:table-cell>
          <table:table-cell table:style-name="ce45" table:formula="of:=AVERAGE([.O521:.O526])" office:value-type="float" office:value="0.558649930946603" calcext:value-type="float">
            <text:p>0.559</text:p>
          </table:table-cell>
          <table:table-cell table:style-name="ce9"/>
          <table:table-cell table:style-name="ce14" table:formula="of:=LOG([.X526])" office:value-type="float" office:value="3.0920184707528" calcext:value-type="float">
            <text:p>3.0920184708</text:p>
          </table:table-cell>
          <table:table-cell table:style-name="ce44" table:formula="of:=[.X525]+1" office:value-type="float" office:value="1236" calcext:value-type="float">
            <text:p>123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27]/[.D526]" office:value-type="percentage" office:value="0.00150494738495361" calcext:value-type="percentage">
            <text:p>0.1505%</text:p>
          </table:table-cell>
          <table:table-cell table:style-name="ce6" table:formula="of:=([.D527]-[.D526])" office:value-type="float" office:value="0.0000958199999999965" calcext:value-type="float">
            <text:p>0.00009582</text:p>
          </table:table-cell>
          <table:table-cell table:style-name="ce8" office:value-type="float" office:value="0.06376582" calcext:value-type="float">
            <text:p>0.06376582</text:p>
          </table:table-cell>
          <table:table-cell table:style-name="ce10" table:formula="of:=[.B527]-[.$S$2]" office:value-type="float" office:value="0.00150226220848302" calcext:value-type="float">
            <text:p>0.00150226</text:p>
          </table:table-cell>
          <table:table-cell table:style-name="ce9" table:formula="of:=SUM([.$E$3:.E527])" office:value-type="float" office:value="0.00955188191225068" calcext:value-type="float">
            <text:p>0.0095518819</text:p>
          </table:table-cell>
          <table:table-cell table:style-name="ce12" table:formula="of:=MAX([.$E$3:.E527]) - MIN([.$E$3:.E527])" office:value-type="float" office:value="0.00991855310791096" calcext:value-type="float">
            <text:p>0.009918553</text:p>
          </table:table-cell>
          <table:table-cell table:style-name="ce9" table:formula="of:=STDEV([.$E$3:.E527])" office:value-type="float" office:value="0.00132457600303087" calcext:value-type="float">
            <text:p>0.001324576</text:p>
          </table:table-cell>
          <table:table-cell table:style-name="ce9" table:formula="of:=[.G527]/[.H527]" office:value-type="float" office:value="7.4880966325945" calcext:value-type="float">
            <text:p>7.4880966326</text:p>
          </table:table-cell>
          <table:table-cell table:style-name="ce9" table:formula="of:=SLOPE([.I512:.I527];[.W512:.W527])" office:value-type="float" office:value="10.5257860770526" calcext:value-type="float">
            <text:p>10.5257860771</text:p>
          </table:table-cell>
          <table:table-cell table:style-name="ce17" table:formula="of:=AVERAGE([.D520:.D527])" office:value-type="float" office:value="0.063807455" calcext:value-type="float">
            <text:p>0.063807455</text:p>
          </table:table-cell>
          <table:table-cell table:style-name="ce19" table:formula="of:=([.D527] - [.K527])/[.K527]" office:value-type="percentage" office:value="-0.000652509961414355" calcext:value-type="percentage">
            <text:p>-0.065%</text:p>
          </table:table-cell>
          <table:table-cell table:style-name="ce22" table:formula="of:=[.D527]-[.L527]" office:value-type="float" office:value="0.0644183299614144" calcext:value-type="float">
            <text:p>0.06441833</text:p>
          </table:table-cell>
          <table:table-cell table:style-name="ce27" table:formula="of:=ABS([.L526]-[.L527])" office:value-type="float" office:value="0.00156603367844856" calcext:value-type="float">
            <text:p>0.0015660</text:p>
          </table:table-cell>
          <table:table-cell table:style-name="ce34" table:formula="of:=IF(([.J527] &gt; [.$P$53]);(([.$M$53]+[.J527])/[.$O$53]);(([.$L$53]-[.J527])/[.$O$53]))" office:value-type="float" office:value="0.584846544644342" calcext:value-type="float">
            <text:p>0.58</text:p>
          </table:table-cell>
          <table:table-cell table:style-name="ce42" table:formula="of:=[.O527]-[.O526]" office:value-type="float" office:value="0.013700447916229" calcext:value-type="float">
            <text:p>0.0137</text:p>
          </table:table-cell>
          <table:table-cell table:style-name="ce45" table:number-columns-repeated="2"/>
          <table:table-cell table:style-name="ce48" table:formula="of:=[.O527] - AVERAGE([.O522:.O527])" office:value-type="float" office:value="0.0214609978599036" calcext:value-type="float">
            <text:p>0.0214609979</text:p>
          </table:table-cell>
          <table:table-cell table:style-name="ce45" table:formula="of:=[.M527]-[.M526]" office:value-type="float" office:value="-0.00147021367844856" calcext:value-type="float">
            <text:p>-0.001</text:p>
          </table:table-cell>
          <table:table-cell table:style-name="ce45" table:formula="of:=AVERAGE([.O522:.O527])" office:value-type="float" office:value="0.563385546784438" calcext:value-type="float">
            <text:p>0.563</text:p>
          </table:table-cell>
          <table:table-cell table:style-name="ce9"/>
          <table:table-cell table:style-name="ce14" table:formula="of:=LOG([.X527])" office:value-type="float" office:value="3.09236969962912" calcext:value-type="float">
            <text:p>3.0923696996</text:p>
          </table:table-cell>
          <table:table-cell table:style-name="ce44" table:formula="of:=[.X526]+1" office:value-type="float" office:value="1237" calcext:value-type="float">
            <text:p>123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28]/[.D527]" office:value-type="percentage" office:value="0.00121428690166618" calcext:value-type="percentage">
            <text:p>0.1214%</text:p>
          </table:table-cell>
          <table:table-cell table:style-name="ce6" table:formula="of:=([.D528]-[.D527])" office:value-type="float" office:value="0.0000774300000000033" calcext:value-type="float">
            <text:p>0.00007743</text:p>
          </table:table-cell>
          <table:table-cell table:style-name="ce8" office:value-type="float" office:value="0.06384325" calcext:value-type="float">
            <text:p>0.06384325</text:p>
          </table:table-cell>
          <table:table-cell table:style-name="ce10" table:formula="of:=[.B528]-[.$S$2]" office:value-type="float" office:value="0.00121160172519559" calcext:value-type="float">
            <text:p>0.00121160</text:p>
          </table:table-cell>
          <table:table-cell table:style-name="ce9" table:formula="of:=SUM([.$E$3:.E528])" office:value-type="float" office:value="0.0107634836374463" calcext:value-type="float">
            <text:p>0.0107634836</text:p>
          </table:table-cell>
          <table:table-cell table:style-name="ce12" table:formula="of:=MAX([.$E$3:.E528]) - MIN([.$E$3:.E528])" office:value-type="float" office:value="0.00991855310791096" calcext:value-type="float">
            <text:p>0.009918553</text:p>
          </table:table-cell>
          <table:table-cell table:style-name="ce9" table:formula="of:=STDEV([.$E$3:.E528])" office:value-type="float" office:value="0.00132433656074588" calcext:value-type="float">
            <text:p>0.0013243366</text:p>
          </table:table-cell>
          <table:table-cell table:style-name="ce9" table:formula="of:=[.G528]/[.H528]" office:value-type="float" office:value="7.48945049310181" calcext:value-type="float">
            <text:p>7.4894504931</text:p>
          </table:table-cell>
          <table:table-cell table:style-name="ce9" table:formula="of:=SLOPE([.I513:.I528];[.W513:.W528])" office:value-type="float" office:value="8.13791387944346" calcext:value-type="float">
            <text:p>8.1379138794</text:p>
          </table:table-cell>
          <table:table-cell table:style-name="ce17" table:formula="of:=AVERAGE([.D521:.D528])" office:value-type="float" office:value="0.06381302" calcext:value-type="float">
            <text:p>0.063813020</text:p>
          </table:table-cell>
          <table:table-cell table:style-name="ce19" table:formula="of:=([.D528] - [.K528])/[.K528]" office:value-type="percentage" office:value="0.000473727775303631" calcext:value-type="percentage">
            <text:p>0.047%</text:p>
          </table:table-cell>
          <table:table-cell table:style-name="ce22" table:formula="of:=[.D528]-[.L528]" office:value-type="float" office:value="0.0633695222246964" calcext:value-type="float">
            <text:p>0.06336952</text:p>
          </table:table-cell>
          <table:table-cell table:style-name="ce27" table:formula="of:=ABS([.L527]-[.L528])" office:value-type="float" office:value="0.00112623773671799" calcext:value-type="float">
            <text:p>0.0011262</text:p>
          </table:table-cell>
          <table:table-cell table:style-name="ce34" table:formula="of:=IF(([.J528] &gt; [.$P$53]);(([.$M$53]+[.J528])/[.$O$53]);(([.$L$53]-[.J528])/[.$O$53]))" office:value-type="float" office:value="0.597706578254101" calcext:value-type="float">
            <text:p>0.60</text:p>
          </table:table-cell>
          <table:table-cell table:style-name="ce42" table:formula="of:=[.O528]-[.O527]" office:value-type="float" office:value="0.0128600336097591" calcext:value-type="float">
            <text:p>0.0129</text:p>
          </table:table-cell>
          <table:table-cell table:style-name="ce45" table:number-columns-repeated="2"/>
          <table:table-cell table:style-name="ce48" table:formula="of:=[.O528] - AVERAGE([.O523:.O528])" office:value-type="float" office:value="0.0273471284621094" calcext:value-type="float">
            <text:p>0.0273471285</text:p>
          </table:table-cell>
          <table:table-cell table:style-name="ce45" table:formula="of:=[.M528]-[.M527]" office:value-type="float" office:value="-0.00104880773671799" calcext:value-type="float">
            <text:p>-0.001</text:p>
          </table:table-cell>
          <table:table-cell table:style-name="ce45" table:formula="of:=AVERAGE([.O523:.O528])" office:value-type="float" office:value="0.570359449791991" calcext:value-type="float">
            <text:p>0.570</text:p>
          </table:table-cell>
          <table:table-cell table:style-name="ce9"/>
          <table:table-cell table:style-name="ce14" table:formula="of:=LOG([.X528])" office:value-type="float" office:value="3.0927206446841" calcext:value-type="float">
            <text:p>3.0927206447</text:p>
          </table:table-cell>
          <table:table-cell table:style-name="ce44" table:formula="of:=[.X527]+1" office:value-type="float" office:value="1238" calcext:value-type="float">
            <text:p>123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29]/[.D528]" office:value-type="percentage" office:value="0.00220461834258117" calcext:value-type="percentage">
            <text:p>0.2205%</text:p>
          </table:table-cell>
          <table:table-cell table:style-name="ce6" table:formula="of:=([.D529]-[.D528])" office:value-type="float" office:value="0.000140749999999995" calcext:value-type="float">
            <text:p>0.00014075</text:p>
          </table:table-cell>
          <table:table-cell table:style-name="ce8" office:value-type="float" office:value="0.063984" calcext:value-type="float">
            <text:p>0.063984</text:p>
          </table:table-cell>
          <table:table-cell table:style-name="ce10" table:formula="of:=[.B529]-[.$S$2]" office:value-type="float" office:value="0.00220193316611058" calcext:value-type="float">
            <text:p>0.00220193</text:p>
          </table:table-cell>
          <table:table-cell table:style-name="ce9" table:formula="of:=SUM([.$E$3:.E529])" office:value-type="float" office:value="0.0129654168035569" calcext:value-type="float">
            <text:p>0.0129654168</text:p>
          </table:table-cell>
          <table:table-cell table:style-name="ce12" table:formula="of:=MAX([.$E$3:.E529]) - MIN([.$E$3:.E529])" office:value-type="float" office:value="0.00991855310791096" calcext:value-type="float">
            <text:p>0.009918553</text:p>
          </table:table-cell>
          <table:table-cell table:style-name="ce9" table:formula="of:=STDEV([.$E$3:.E529])" office:value-type="float" office:value="0.001326485198716" calcext:value-type="float">
            <text:p>0.0013264852</text:p>
          </table:table-cell>
          <table:table-cell table:style-name="ce9" table:formula="of:=[.G529]/[.H529]" office:value-type="float" office:value="7.47731909674667" calcext:value-type="float">
            <text:p>7.4773190967</text:p>
          </table:table-cell>
          <table:table-cell table:style-name="ce9" table:formula="of:=SLOPE([.I514:.I529];[.W514:.W529])" office:value-type="float" office:value="4.89913885359032" calcext:value-type="float">
            <text:p>4.8991388536</text:p>
          </table:table-cell>
          <table:table-cell table:style-name="ce17" table:formula="of:=AVERAGE([.D522:.D529])" office:value-type="float" office:value="0.06383617875" calcext:value-type="float">
            <text:p>0.063836179</text:p>
          </table:table-cell>
          <table:table-cell table:style-name="ce19" table:formula="of:=([.D529] - [.K529])/[.K529]" office:value-type="percentage" office:value="0.00231563437684621" calcext:value-type="percentage">
            <text:p>0.232%</text:p>
          </table:table-cell>
          <table:table-cell table:style-name="ce22" table:formula="of:=[.D529]-[.L529]" office:value-type="float" office:value="0.0616683656231538" calcext:value-type="float">
            <text:p>0.06166837</text:p>
          </table:table-cell>
          <table:table-cell table:style-name="ce27" table:formula="of:=ABS([.L528]-[.L529])" office:value-type="float" office:value="0.00184190660154258" calcext:value-type="float">
            <text:p>0.0018419</text:p>
          </table:table-cell>
          <table:table-cell table:style-name="ce34" table:formula="of:=IF(([.J529] &gt; [.$P$53]);(([.$M$53]+[.J529])/[.$O$53]);(([.$L$53]-[.J529])/[.$O$53]))" office:value-type="float" office:value="0.615149201744848" calcext:value-type="float">
            <text:p>0.62</text:p>
          </table:table-cell>
          <table:table-cell table:style-name="ce42" table:formula="of:=[.O529]-[.O528]" office:value-type="float" office:value="0.0174426234907472" calcext:value-type="float">
            <text:p>0.0174</text:p>
          </table:table-cell>
          <table:table-cell table:style-name="ce45" table:number-columns-repeated="2"/>
          <table:table-cell table:style-name="ce48" table:formula="of:=[.O529] - AVERAGE([.O524:.O529])" office:value-type="float" office:value="0.0347642339651366" calcext:value-type="float">
            <text:p>0.0347642340</text:p>
          </table:table-cell>
          <table:table-cell table:style-name="ce45" table:formula="of:=[.M529]-[.M528]" office:value-type="float" office:value="-0.00170115660154258" calcext:value-type="float">
            <text:p>-0.002</text:p>
          </table:table-cell>
          <table:table-cell table:style-name="ce45" table:formula="of:=AVERAGE([.O524:.O529])" office:value-type="float" office:value="0.580384967779711" calcext:value-type="float">
            <text:p>0.580</text:p>
          </table:table-cell>
          <table:table-cell table:style-name="ce9"/>
          <table:table-cell table:style-name="ce14" table:formula="of:=LOG([.X529])" office:value-type="float" office:value="3.09307130637606" calcext:value-type="float">
            <text:p>3.0930713064</text:p>
          </table:table-cell>
          <table:table-cell table:style-name="ce44" table:formula="of:=[.X528]+1" office:value-type="float" office:value="1239" calcext:value-type="float">
            <text:p>123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30]/[.D529]" office:value-type="percentage" office:value="-0.00112528132033012" calcext:value-type="percentage">
            <text:p>-0.1125%</text:p>
          </table:table-cell>
          <table:table-cell table:style-name="ce6" table:formula="of:=([.D530]-[.D529])" office:value-type="float" office:value="-0.0000720000000000026" calcext:value-type="float">
            <text:p>-0.00007200</text:p>
          </table:table-cell>
          <table:table-cell table:style-name="ce8" office:value-type="float" office:value="0.063912" calcext:value-type="float">
            <text:p>0.063912</text:p>
          </table:table-cell>
          <table:table-cell table:style-name="ce10" table:formula="of:=[.B530]-[.$S$2]" office:value-type="float" office:value="-0.00112796649680071" calcext:value-type="float">
            <text:p>-0.00112797</text:p>
          </table:table-cell>
          <table:table-cell table:style-name="ce9" table:formula="of:=SUM([.$E$3:.E530])" office:value-type="float" office:value="0.0118374503067561" calcext:value-type="float">
            <text:p>0.0118374503</text:p>
          </table:table-cell>
          <table:table-cell table:style-name="ce12" table:formula="of:=MAX([.$E$3:.E530]) - MIN([.$E$3:.E530])" office:value-type="float" office:value="0.00991855310791096" calcext:value-type="float">
            <text:p>0.009918553</text:p>
          </table:table-cell>
          <table:table-cell table:style-name="ce9" table:formula="of:=STDEV([.$E$3:.E530])" office:value-type="float" office:value="0.00132617498485063" calcext:value-type="float">
            <text:p>0.001326175</text:p>
          </table:table-cell>
          <table:table-cell table:style-name="ce9" table:formula="of:=[.G530]/[.H530]" office:value-type="float" office:value="7.47906816311133" calcext:value-type="float">
            <text:p>7.4790681631</text:p>
          </table:table-cell>
          <table:table-cell table:style-name="ce9" table:formula="of:=SLOPE([.I515:.I530];[.W515:.W530])" office:value-type="float" office:value="1.52070802211619" calcext:value-type="float">
            <text:p>1.5207080221</text:p>
          </table:table-cell>
          <table:table-cell table:style-name="ce17" table:formula="of:=AVERAGE([.D523:.D530])" office:value-type="float" office:value="0.0638503375" calcext:value-type="float">
            <text:p>0.063850338</text:p>
          </table:table-cell>
          <table:table-cell table:style-name="ce19" table:formula="of:=([.D530] - [.K530])/[.K530]" office:value-type="percentage" office:value="0.000965734910954697" calcext:value-type="percentage">
            <text:p>0.097%</text:p>
          </table:table-cell>
          <table:table-cell table:style-name="ce22" table:formula="of:=[.D530]-[.L530]" office:value-type="float" office:value="0.0629462650890453" calcext:value-type="float">
            <text:p>0.06294627</text:p>
          </table:table-cell>
          <table:table-cell table:style-name="ce27" table:formula="of:=ABS([.L529]-[.L530])" office:value-type="float" office:value="0.00134989946589151" calcext:value-type="float">
            <text:p>0.0013499</text:p>
          </table:table-cell>
          <table:table-cell table:style-name="ce34" table:formula="of:=IF(([.J530] &gt; [.$P$53]);(([.$M$53]+[.J530])/[.$O$53]);(([.$L$53]-[.J530])/[.$O$53]))" office:value-type="float" office:value="0.633343950226154" calcext:value-type="float">
            <text:p>0.63</text:p>
          </table:table-cell>
          <table:table-cell table:style-name="ce42" table:formula="of:=[.O530]-[.O529]" office:value-type="float" office:value="0.0181947484813065" calcext:value-type="float">
            <text:p>0.0182</text:p>
          </table:table-cell>
          <table:table-cell table:style-name="ce45" table:number-columns-repeated="2"/>
          <table:table-cell table:style-name="ce48" table:formula="of:=[.O530] - AVERAGE([.O525:.O530])" office:value-type="float" office:value="0.0401188200828233" calcext:value-type="float">
            <text:p>0.0401188201</text:p>
          </table:table-cell>
          <table:table-cell table:style-name="ce45" table:formula="of:=[.M530]-[.M529]" office:value-type="float" office:value="0.0012778994658915" calcext:value-type="float">
            <text:p>0.001</text:p>
          </table:table-cell>
          <table:table-cell table:style-name="ce45" table:formula="of:=AVERAGE([.O525:.O530])" office:value-type="float" office:value="0.593225130143331" calcext:value-type="float">
            <text:p>0.593</text:p>
          </table:table-cell>
          <table:table-cell table:style-name="ce9"/>
          <table:table-cell table:style-name="ce14" table:formula="of:=LOG([.X530])" office:value-type="float" office:value="3.09342168516224" calcext:value-type="float">
            <text:p>3.0934216852</text:p>
          </table:table-cell>
          <table:table-cell table:style-name="ce44" table:formula="of:=[.X529]+1" office:value-type="float" office:value="1240" calcext:value-type="float">
            <text:p>124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31]/[.D530]" office:value-type="percentage" office:value="0.00137689322818883" calcext:value-type="percentage">
            <text:p>0.1377%</text:p>
          </table:table-cell>
          <table:table-cell table:style-name="ce6" table:formula="of:=([.D531]-[.D530])" office:value-type="float" office:value="0.0000880000000000047" calcext:value-type="float">
            <text:p>0.00008800</text:p>
          </table:table-cell>
          <table:table-cell table:style-name="ce8" office:value-type="float" office:value="0.064" calcext:value-type="float">
            <text:p>0.064</text:p>
          </table:table-cell>
          <table:table-cell table:style-name="ce10" table:formula="of:=[.B531]-[.$S$2]" office:value-type="float" office:value="0.00137420805171825" calcext:value-type="float">
            <text:p>0.00137421</text:p>
          </table:table-cell>
          <table:table-cell table:style-name="ce9" table:formula="of:=SUM([.$E$3:.E531])" office:value-type="float" office:value="0.0132116583584744" calcext:value-type="float">
            <text:p>0.0132116584</text:p>
          </table:table-cell>
          <table:table-cell table:style-name="ce12" table:formula="of:=MAX([.$E$3:.E531]) - MIN([.$E$3:.E531])" office:value-type="float" office:value="0.00991855310791096" calcext:value-type="float">
            <text:p>0.009918553</text:p>
          </table:table-cell>
          <table:table-cell table:style-name="ce9" table:formula="of:=STDEV([.$E$3:.E531])" office:value-type="float" office:value="0.00132622149661735" calcext:value-type="float">
            <text:p>0.0013262215</text:p>
          </table:table-cell>
          <table:table-cell table:style-name="ce9" table:formula="of:=[.G531]/[.H531]" office:value-type="float" office:value="7.47880586554296" calcext:value-type="float">
            <text:p>7.4788058655</text:p>
          </table:table-cell>
          <table:table-cell table:style-name="ce9" table:formula="of:=SLOPE([.I516:.I531];[.W516:.W531])" office:value-type="float" office:value="-1.51591730021051" calcext:value-type="float">
            <text:p>-1.5159173002</text:p>
          </table:table-cell>
          <table:table-cell table:style-name="ce17" table:formula="of:=AVERAGE([.D524:.D531])" office:value-type="float" office:value="0.0638718675" calcext:value-type="float">
            <text:p>0.063871868</text:p>
          </table:table-cell>
          <table:table-cell table:style-name="ce19" table:formula="of:=([.D531] - [.K531])/[.K531]" office:value-type="percentage" office:value="0.0020060866390043" calcext:value-type="percentage">
            <text:p>0.201%</text:p>
          </table:table-cell>
          <table:table-cell table:style-name="ce22" table:formula="of:=[.D531]-[.L531]" office:value-type="float" office:value="0.0619939133609957" calcext:value-type="float">
            <text:p>0.06199391</text:p>
          </table:table-cell>
          <table:table-cell table:style-name="ce27" table:formula="of:=ABS([.L530]-[.L531])" office:value-type="float" office:value="0.0010403517280496" calcext:value-type="float">
            <text:p>0.0010404</text:p>
          </table:table-cell>
          <table:table-cell table:style-name="ce34" table:formula="of:=IF(([.J531] &gt; [.$P$53]);(([.$M$53]+[.J531])/[.$O$53]);(([.$L$53]-[.J531])/[.$O$53]))" office:value-type="float" office:value="0.6496978839687" calcext:value-type="float">
            <text:p>0.65</text:p>
          </table:table-cell>
          <table:table-cell table:style-name="ce42" table:formula="of:=[.O531]-[.O530]" office:value-type="float" office:value="0.0163539337425455" calcext:value-type="float">
            <text:p>0.0164</text:p>
          </table:table-cell>
          <table:table-cell table:style-name="ce45" table:number-columns-repeated="2"/>
          <table:table-cell table:style-name="ce48" table:formula="of:=[.O531] - AVERAGE([.O526:.O531])" office:value-type="float" office:value="0.0410495080409903" calcext:value-type="float">
            <text:p>0.0410495080</text:p>
          </table:table-cell>
          <table:table-cell table:style-name="ce45" table:formula="of:=[.M531]-[.M530]" office:value-type="float" office:value="-0.000952351728049597" calcext:value-type="float">
            <text:p>-0.001</text:p>
          </table:table-cell>
          <table:table-cell table:style-name="ce45" table:formula="of:=AVERAGE([.O526:.O531])" office:value-type="float" office:value="0.60864837592771" calcext:value-type="float">
            <text:p>0.609</text:p>
          </table:table-cell>
          <table:table-cell table:style-name="ce9"/>
          <table:table-cell table:style-name="ce14" table:formula="of:=LOG([.X531])" office:value-type="float" office:value="3.09377178149873" calcext:value-type="float">
            <text:p>3.0937717815</text:p>
          </table:table-cell>
          <table:table-cell table:style-name="ce44" table:formula="of:=[.X530]+1" office:value-type="float" office:value="1241" calcext:value-type="float">
            <text:p>124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32]/[.D531]" office:value-type="percentage" office:value="-0.00101703125000006" calcext:value-type="percentage">
            <text:p>-0.1017%</text:p>
          </table:table-cell>
          <table:table-cell table:style-name="ce6" table:formula="of:=([.D532]-[.D531])" office:value-type="float" office:value="-0.0000650900000000038" calcext:value-type="float">
            <text:p>-0.00006509</text:p>
          </table:table-cell>
          <table:table-cell table:style-name="ce8" office:value-type="float" office:value="0.06393491" calcext:value-type="float">
            <text:p>0.06393491</text:p>
          </table:table-cell>
          <table:table-cell table:style-name="ce10" table:formula="of:=[.B532]-[.$S$2]" office:value-type="float" office:value="-0.00101971642647065" calcext:value-type="float">
            <text:p>-0.00101972</text:p>
          </table:table-cell>
          <table:table-cell table:style-name="ce9" table:formula="of:=SUM([.$E$3:.E532])" office:value-type="float" office:value="0.0121919419320037" calcext:value-type="float">
            <text:p>0.0121919419</text:p>
          </table:table-cell>
          <table:table-cell table:style-name="ce12" table:formula="of:=MAX([.$E$3:.E532]) - MIN([.$E$3:.E532])" office:value-type="float" office:value="0.00991855310791096" calcext:value-type="float">
            <text:p>0.009918553</text:p>
          </table:table-cell>
          <table:table-cell table:style-name="ce9" table:formula="of:=STDEV([.$E$3:.E532])" office:value-type="float" office:value="0.00132574423681089" calcext:value-type="float">
            <text:p>0.0013257442</text:p>
          </table:table-cell>
          <table:table-cell table:style-name="ce9" table:formula="of:=[.G532]/[.H532]" office:value-type="float" office:value="7.48149818985469" calcext:value-type="float">
            <text:p>7.4814981899</text:p>
          </table:table-cell>
          <table:table-cell table:style-name="ce9" table:formula="of:=SLOPE([.I517:.I532];[.W517:.W532])" office:value-type="float" office:value="-3.95961815375929" calcext:value-type="float">
            <text:p>-3.9596181538</text:p>
          </table:table-cell>
          <table:table-cell table:style-name="ce17" table:formula="of:=AVERAGE([.D525:.D532])" office:value-type="float" office:value="0.0638732325" calcext:value-type="float">
            <text:p>0.063873233</text:p>
          </table:table-cell>
          <table:table-cell table:style-name="ce19" table:formula="of:=([.D532] - [.K532])/[.K532]" office:value-type="percentage" office:value="0.000965623588879674" calcext:value-type="percentage">
            <text:p>0.097%</text:p>
          </table:table-cell>
          <table:table-cell table:style-name="ce22" table:formula="of:=[.D532]-[.L532]" office:value-type="float" office:value="0.0629692864111203" calcext:value-type="float">
            <text:p>0.06296929</text:p>
          </table:table-cell>
          <table:table-cell table:style-name="ce27" table:formula="of:=ABS([.L531]-[.L532])" office:value-type="float" office:value="0.00104046305012462" calcext:value-type="float">
            <text:p>0.0010405</text:p>
          </table:table-cell>
          <table:table-cell table:style-name="ce34" table:formula="of:=IF(([.J532] &gt; [.$P$53]);(([.$M$53]+[.J532])/[.$O$53]);(([.$L$53]-[.J532])/[.$O$53]))" office:value-type="float" office:value="0.662858586262692" calcext:value-type="float">
            <text:p>0.66</text:p>
          </table:table-cell>
          <table:table-cell table:style-name="ce42" table:formula="of:=[.O532]-[.O531]" office:value-type="float" office:value="0.0131607022939917" calcext:value-type="float">
            <text:p>0.0132</text:p>
          </table:table-cell>
          <table:table-cell table:style-name="ce45" table:number-columns-repeated="2"/>
          <table:table-cell table:style-name="ce48" table:formula="of:=[.O532] - AVERAGE([.O527:.O532])" office:value-type="float" office:value="0.0389247954125521" calcext:value-type="float">
            <text:p>0.0389247954</text:p>
          </table:table-cell>
          <table:table-cell table:style-name="ce45" table:formula="of:=[.M532]-[.M531]" office:value-type="float" office:value="0.000975373050124614" calcext:value-type="float">
            <text:p>0.001</text:p>
          </table:table-cell>
          <table:table-cell table:style-name="ce45" table:formula="of:=AVERAGE([.O527:.O532])" office:value-type="float" office:value="0.62393379085014" calcext:value-type="float">
            <text:p>0.624</text:p>
          </table:table-cell>
          <table:table-cell table:style-name="ce9"/>
          <table:table-cell table:style-name="ce14" table:formula="of:=LOG([.X532])" office:value-type="float" office:value="3.09412159584056" calcext:value-type="float">
            <text:p>3.0941215958</text:p>
          </table:table-cell>
          <table:table-cell table:style-name="ce44" table:formula="of:=[.X531]+1" office:value-type="float" office:value="1242" calcext:value-type="float">
            <text:p>124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33]/[.D532]" office:value-type="percentage" office:value="-0.00171721521153308" calcext:value-type="percentage">
            <text:p>-0.1717%</text:p>
          </table:table-cell>
          <table:table-cell table:style-name="ce6" table:formula="of:=([.D533]-[.D532])" office:value-type="float" office:value="-0.000109789999999999" calcext:value-type="float">
            <text:p>-0.00010979</text:p>
          </table:table-cell>
          <table:table-cell table:style-name="ce8" office:value-type="float" office:value="0.06382512" calcext:value-type="float">
            <text:p>0.06382512</text:p>
          </table:table-cell>
          <table:table-cell table:style-name="ce10" table:formula="of:=[.B533]-[.$S$2]" office:value-type="float" office:value="-0.00171990038800367" calcext:value-type="float">
            <text:p>-0.00171990</text:p>
          </table:table-cell>
          <table:table-cell table:style-name="ce9" table:formula="of:=SUM([.$E$3:.E533])" office:value-type="float" office:value="0.0104720415440001" calcext:value-type="float">
            <text:p>0.0104720415</text:p>
          </table:table-cell>
          <table:table-cell table:style-name="ce12" table:formula="of:=MAX([.$E$3:.E533]) - MIN([.$E$3:.E533])" office:value-type="float" office:value="0.00991855310791096" calcext:value-type="float">
            <text:p>0.009918553</text:p>
          </table:table-cell>
          <table:table-cell table:style-name="ce9" table:formula="of:=STDEV([.$E$3:.E533])" office:value-type="float" office:value="0.00132665078382034" calcext:value-type="float">
            <text:p>0.0013266508</text:p>
          </table:table-cell>
          <table:table-cell table:style-name="ce9" table:formula="of:=[.G533]/[.H533]" office:value-type="float" office:value="7.47638581974725" calcext:value-type="float">
            <text:p>7.4763858197</text:p>
          </table:table-cell>
          <table:table-cell table:style-name="ce9" table:formula="of:=SLOPE([.I518:.I533];[.W518:.W533])" office:value-type="float" office:value="-6.26022615935867" calcext:value-type="float">
            <text:p>-6.2602261594</text:p>
          </table:table-cell>
          <table:table-cell table:style-name="ce17" table:formula="of:=AVERAGE([.D526:.D533])" office:value-type="float" office:value="0.0638668875" calcext:value-type="float">
            <text:p>0.063866888</text:p>
          </table:table-cell>
          <table:table-cell table:style-name="ce19" table:formula="of:=([.D533] - [.K533])/[.K533]" office:value-type="percentage" office:value="-0.000653977383820338" calcext:value-type="percentage">
            <text:p>-0.065%</text:p>
          </table:table-cell>
          <table:table-cell table:style-name="ce22" table:formula="of:=[.D533]-[.L533]" office:value-type="float" office:value="0.0644790973838203" calcext:value-type="float">
            <text:p>0.06447910</text:p>
          </table:table-cell>
          <table:table-cell table:style-name="ce27" table:formula="of:=ABS([.L532]-[.L533])" office:value-type="float" office:value="0.00161960097270001" calcext:value-type="float">
            <text:p>0.0016196</text:p>
          </table:table-cell>
          <table:table-cell table:style-name="ce34" table:formula="of:=IF(([.J533] &gt; [.$P$53]);(([.$M$53]+[.J533])/[.$O$53]);(([.$L$53]-[.J533])/[.$O$53]))" office:value-type="float" office:value="0.675248653161796" calcext:value-type="float">
            <text:p>0.68</text:p>
          </table:table-cell>
          <table:table-cell table:style-name="ce42" table:formula="of:=[.O533]-[.O532]" office:value-type="float" office:value="0.0123900668991043" calcext:value-type="float">
            <text:p>0.0124</text:p>
          </table:table-cell>
          <table:table-cell table:style-name="ce45" table:number-columns-repeated="2"/>
          <table:table-cell table:style-name="ce48" table:formula="of:=[.O533] - AVERAGE([.O528:.O533])" office:value-type="float" office:value="0.0362478442254142" calcext:value-type="float">
            <text:p>0.0362478442</text:p>
          </table:table-cell>
          <table:table-cell table:style-name="ce45" table:formula="of:=[.M533]-[.M532]" office:value-type="float" office:value="0.00150981097270002" calcext:value-type="float">
            <text:p>0.002</text:p>
          </table:table-cell>
          <table:table-cell table:style-name="ce45" table:formula="of:=AVERAGE([.O528:.O533])" office:value-type="float" office:value="0.639000808936382" calcext:value-type="float">
            <text:p>0.639</text:p>
          </table:table-cell>
          <table:table-cell table:style-name="ce9"/>
          <table:table-cell table:style-name="ce14" table:formula="of:=LOG([.X533])" office:value-type="float" office:value="3.09447112864164" calcext:value-type="float">
            <text:p>3.0944711286</text:p>
          </table:table-cell>
          <table:table-cell table:style-name="ce44" table:formula="of:=[.X532]+1" office:value-type="float" office:value="1243" calcext:value-type="float">
            <text:p>124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34]/[.D533]" office:value-type="percentage" office:value="0.00164324015372007" calcext:value-type="percentage">
            <text:p>0.1643%</text:p>
          </table:table-cell>
          <table:table-cell table:style-name="ce6" table:formula="of:=([.D534]-[.D533])" office:value-type="float" office:value="0.000104880000000002" calcext:value-type="float">
            <text:p>0.00010488</text:p>
          </table:table-cell>
          <table:table-cell table:style-name="ce8" office:value-type="float" office:value="0.06393" calcext:value-type="float">
            <text:p>0.06393</text:p>
          </table:table-cell>
          <table:table-cell table:style-name="ce10" table:formula="of:=[.B534]-[.$S$2]" office:value-type="float" office:value="0.00164055497724948" calcext:value-type="float">
            <text:p>0.00164055</text:p>
          </table:table-cell>
          <table:table-cell table:style-name="ce9" table:formula="of:=SUM([.$E$3:.E534])" office:value-type="float" office:value="0.0121125965212495" calcext:value-type="float">
            <text:p>0.0121125965</text:p>
          </table:table-cell>
          <table:table-cell table:style-name="ce12" table:formula="of:=MAX([.$E$3:.E534]) - MIN([.$E$3:.E534])" office:value-type="float" office:value="0.00991855310791096" calcext:value-type="float">
            <text:p>0.009918553</text:p>
          </table:table-cell>
          <table:table-cell table:style-name="ce9" table:formula="of:=STDEV([.$E$3:.E534])" office:value-type="float" office:value="0.00132726258060379" calcext:value-type="float">
            <text:p>0.0013272626</text:p>
          </table:table-cell>
          <table:table-cell table:style-name="ce9" table:formula="of:=[.G534]/[.H534]" office:value-type="float" office:value="7.47293960732235" calcext:value-type="float">
            <text:p>7.4729396073</text:p>
          </table:table-cell>
          <table:table-cell table:style-name="ce9" table:formula="of:=SLOPE([.I519:.I534];[.W519:.W534])" office:value-type="float" office:value="-8.21410632055591" calcext:value-type="float">
            <text:p>-8.2141063206</text:p>
          </table:table-cell>
          <table:table-cell table:style-name="ce17" table:formula="of:=AVERAGE([.D527:.D534])" office:value-type="float" office:value="0.0638993875" calcext:value-type="float">
            <text:p>0.063899388</text:p>
          </table:table-cell>
          <table:table-cell table:style-name="ce19" table:formula="of:=([.D534] - [.K534])/[.K534]" office:value-type="percentage" office:value="0.000479073449647683" calcext:value-type="percentage">
            <text:p>0.048%</text:p>
          </table:table-cell>
          <table:table-cell table:style-name="ce22" table:formula="of:=[.D534]-[.L534]" office:value-type="float" office:value="0.0634509265503523" calcext:value-type="float">
            <text:p>0.06345093</text:p>
          </table:table-cell>
          <table:table-cell table:style-name="ce27" table:formula="of:=ABS([.L533]-[.L534])" office:value-type="float" office:value="0.00113305083346802" calcext:value-type="float">
            <text:p>0.0011331</text:p>
          </table:table-cell>
          <table:table-cell table:style-name="ce34" table:formula="of:=IF(([.J534] &gt; [.$P$53]);(([.$M$53]+[.J534])/[.$O$53]);(([.$L$53]-[.J534])/[.$O$53]))" office:value-type="float" office:value="0.685771395780767" calcext:value-type="float">
            <text:p>0.69</text:p>
          </table:table-cell>
          <table:table-cell table:style-name="ce42" table:formula="of:=[.O534]-[.O533]" office:value-type="float" office:value="0.0105227426189711" calcext:value-type="float">
            <text:p>0.0105</text:p>
          </table:table-cell>
          <table:table-cell table:style-name="ce45" table:number-columns-repeated="2"/>
          <table:table-cell table:style-name="ce48" table:formula="of:=[.O534] - AVERAGE([.O529:.O534])" office:value-type="float" office:value="0.0320931172566075" calcext:value-type="float">
            <text:p>0.0320931173</text:p>
          </table:table-cell>
          <table:table-cell table:style-name="ce45" table:formula="of:=[.M534]-[.M533]" office:value-type="float" office:value="-0.00102817083346801" calcext:value-type="float">
            <text:p>-0.001</text:p>
          </table:table-cell>
          <table:table-cell table:style-name="ce45" table:formula="of:=AVERAGE([.O529:.O534])" office:value-type="float" office:value="0.65367827852416" calcext:value-type="float">
            <text:p>0.654</text:p>
          </table:table-cell>
          <table:table-cell table:style-name="ce9"/>
          <table:table-cell table:style-name="ce14" table:formula="of:=LOG([.X534])" office:value-type="float" office:value="3.0948203803548" calcext:value-type="float">
            <text:p>3.0948203804</text:p>
          </table:table-cell>
          <table:table-cell table:style-name="ce44" table:formula="of:=[.X533]+1" office:value-type="float" office:value="1244" calcext:value-type="float">
            <text:p>124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35]/[.D534]" office:value-type="percentage" office:value="0.000547473799468282" calcext:value-type="percentage">
            <text:p>0.0547%</text:p>
          </table:table-cell>
          <table:table-cell table:style-name="ce6" table:formula="of:=([.D535]-[.D534])" office:value-type="float" office:value="0.0000350000000000072" calcext:value-type="float">
            <text:p>0.00003500</text:p>
          </table:table-cell>
          <table:table-cell table:style-name="ce8" office:value-type="float" office:value="0.063965" calcext:value-type="float">
            <text:p>0.063965</text:p>
          </table:table-cell>
          <table:table-cell table:style-name="ce10" table:formula="of:=[.B535]-[.$S$2]" office:value-type="float" office:value="0.000544788622997693" calcext:value-type="float">
            <text:p>0.00054479</text:p>
          </table:table-cell>
          <table:table-cell table:style-name="ce9" table:formula="of:=SUM([.$E$3:.E535])" office:value-type="float" office:value="0.0126573851442472" calcext:value-type="float">
            <text:p>0.0126573851</text:p>
          </table:table-cell>
          <table:table-cell table:style-name="ce12" table:formula="of:=MAX([.$E$3:.E535]) - MIN([.$E$3:.E535])" office:value-type="float" office:value="0.00991855310791096" calcext:value-type="float">
            <text:p>0.009918553</text:p>
          </table:table-cell>
          <table:table-cell table:style-name="ce9" table:formula="of:=STDEV([.$E$3:.E535])" office:value-type="float" office:value="0.00132620733606003" calcext:value-type="float">
            <text:p>0.0013262073</text:p>
          </table:table-cell>
          <table:table-cell table:style-name="ce9" table:formula="of:=[.G535]/[.H535]" office:value-type="float" office:value="7.47888572037124" calcext:value-type="float">
            <text:p>7.4788857204</text:p>
          </table:table-cell>
          <table:table-cell table:style-name="ce9" table:formula="of:=SLOPE([.I520:.I535];[.W520:.W535])" office:value-type="float" office:value="-9.30017550544763" calcext:value-type="float">
            <text:p>-9.3001755054</text:p>
          </table:table-cell>
          <table:table-cell table:style-name="ce17" table:formula="of:=AVERAGE([.D528:.D535])" office:value-type="float" office:value="0.063924285" calcext:value-type="float">
            <text:p>0.063924285</text:p>
          </table:table-cell>
          <table:table-cell table:style-name="ce19" table:formula="of:=([.D535] - [.K535])/[.K535]" office:value-type="percentage" office:value="0.000636925387589562" calcext:value-type="percentage">
            <text:p>0.064%</text:p>
          </table:table-cell>
          <table:table-cell table:style-name="ce22" table:formula="of:=[.D535]-[.L535]" office:value-type="float" office:value="0.0633280746124104" calcext:value-type="float">
            <text:p>0.06332807</text:p>
          </table:table-cell>
          <table:table-cell table:style-name="ce27" table:formula="of:=ABS([.L534]-[.L535])" office:value-type="float" office:value="0.000157851937941879" calcext:value-type="float">
            <text:p>0.0001579</text:p>
          </table:table-cell>
          <table:table-cell table:style-name="ce34" table:formula="of:=IF(([.J535] &gt; [.$P$53]);(([.$M$53]+[.J535])/[.$O$53]);(([.$L$53]-[.J535])/[.$O$53]))" office:value-type="float" office:value="0.691620488640182" calcext:value-type="float">
            <text:p>0.69</text:p>
          </table:table-cell>
          <table:table-cell table:style-name="ce42" table:formula="of:=[.O535]-[.O534]" office:value-type="float" office:value="0.00584909285941482" calcext:value-type="float">
            <text:p>0.0058</text:p>
          </table:table-cell>
          <table:table-cell table:style-name="ce45" table:number-columns-repeated="2"/>
          <table:table-cell table:style-name="ce48" table:formula="of:=[.O535] - AVERAGE([.O530:.O535])" office:value-type="float" office:value="0.0251969956334667" calcext:value-type="float">
            <text:p>0.0251969956</text:p>
          </table:table-cell>
          <table:table-cell table:style-name="ce45" table:formula="of:=[.M535]-[.M534]" office:value-type="float" office:value="-0.000122851937941884" calcext:value-type="float">
            <text:p>0.000</text:p>
          </table:table-cell>
          <table:table-cell table:style-name="ce45" table:formula="of:=AVERAGE([.O530:.O535])" office:value-type="float" office:value="0.666423493006715" calcext:value-type="float">
            <text:p>0.666</text:p>
          </table:table-cell>
          <table:table-cell table:style-name="ce9"/>
          <table:table-cell table:style-name="ce14" table:formula="of:=LOG([.X535])" office:value-type="float" office:value="3.09516935143175" calcext:value-type="float">
            <text:p>3.0951693514</text:p>
          </table:table-cell>
          <table:table-cell table:style-name="ce44" table:formula="of:=[.X534]+1" office:value-type="float" office:value="1245" calcext:value-type="float">
            <text:p>124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36]/[.D535]" office:value-type="percentage" office:value="0.00054717423591016" calcext:value-type="percentage">
            <text:p>0.0547%</text:p>
          </table:table-cell>
          <table:table-cell table:style-name="ce6" table:formula="of:=([.D536]-[.D535])" office:value-type="float" office:value="0.0000349999999999934" calcext:value-type="float">
            <text:p>0.00003500</text:p>
          </table:table-cell>
          <table:table-cell table:style-name="ce8" office:value-type="float" office:value="0.064" calcext:value-type="float">
            <text:p>0.064</text:p>
          </table:table-cell>
          <table:table-cell table:style-name="ce10" table:formula="of:=[.B536]-[.$S$2]" office:value-type="float" office:value="0.000544489059439571" calcext:value-type="float">
            <text:p>0.00054449</text:p>
          </table:table-cell>
          <table:table-cell table:style-name="ce9" table:formula="of:=SUM([.$E$3:.E536])" office:value-type="float" office:value="0.0132018742036868" calcext:value-type="float">
            <text:p>0.0132018742</text:p>
          </table:table-cell>
          <table:table-cell table:style-name="ce12" table:formula="of:=MAX([.$E$3:.E536]) - MIN([.$E$3:.E536])" office:value-type="float" office:value="0.00991855310791096" calcext:value-type="float">
            <text:p>0.009918553</text:p>
          </table:table-cell>
          <table:table-cell table:style-name="ce9" table:formula="of:=STDEV([.$E$3:.E536])" office:value-type="float" office:value="0.00132515427391386" calcext:value-type="float">
            <text:p>0.0013251543</text:p>
          </table:table-cell>
          <table:table-cell table:style-name="ce9" table:formula="of:=[.G536]/[.H536]" office:value-type="float" office:value="7.48482897664161" calcext:value-type="float">
            <text:p>7.4848289766</text:p>
          </table:table-cell>
          <table:table-cell table:style-name="ce9" table:formula="of:=SLOPE([.I521:.I536];[.W521:.W536])" office:value-type="float" office:value="-9.36106130223634" calcext:value-type="float">
            <text:p>-9.3610613022</text:p>
          </table:table-cell>
          <table:table-cell table:style-name="ce17" table:formula="of:=AVERAGE([.D529:.D536])" office:value-type="float" office:value="0.06394387875" calcext:value-type="float">
            <text:p>0.063943879</text:p>
          </table:table-cell>
          <table:table-cell table:style-name="ce19" table:formula="of:=([.D536] - [.K536])/[.K536]" office:value-type="percentage" office:value="0.000877664150143521" calcext:value-type="percentage">
            <text:p>0.088%</text:p>
          </table:table-cell>
          <table:table-cell table:style-name="ce22" table:formula="of:=[.D536]-[.L536]" office:value-type="float" office:value="0.0631223358498565" calcext:value-type="float">
            <text:p>0.06312234</text:p>
          </table:table-cell>
          <table:table-cell table:style-name="ce27" table:formula="of:=ABS([.L535]-[.L536])" office:value-type="float" office:value="0.00024073876255396" calcext:value-type="float">
            <text:p>0.0002407</text:p>
          </table:table-cell>
          <table:table-cell table:style-name="ce34" table:formula="of:=IF(([.J536] &gt; [.$P$53]);(([.$M$53]+[.J536])/[.$O$53]);(([.$L$53]-[.J536])/[.$O$53]))" office:value-type="float" office:value="0.691948392869664" calcext:value-type="float">
            <text:p>0.69</text:p>
          </table:table-cell>
          <table:table-cell table:style-name="ce42" table:formula="of:=[.O536]-[.O535]" office:value-type="float" office:value="0.000327904229482479" calcext:value-type="float">
            <text:p>0.0003</text:p>
          </table:table-cell>
          <table:table-cell table:style-name="ce45" table:number-columns-repeated="2"/>
          <table:table-cell table:style-name="ce48" table:formula="of:=[.O536] - AVERAGE([.O531:.O536])" office:value-type="float" office:value="0.0157574927556975" calcext:value-type="float">
            <text:p>0.0157574928</text:p>
          </table:table-cell>
          <table:table-cell table:style-name="ce45" table:formula="of:=[.M536]-[.M535]" office:value-type="float" office:value="-0.000205738762553961" calcext:value-type="float">
            <text:p>0.000</text:p>
          </table:table-cell>
          <table:table-cell table:style-name="ce45" table:formula="of:=AVERAGE([.O531:.O536])" office:value-type="float" office:value="0.676190900113967" calcext:value-type="float">
            <text:p>0.676</text:p>
          </table:table-cell>
          <table:table-cell table:style-name="ce9"/>
          <table:table-cell table:style-name="ce14" table:formula="of:=LOG([.X536])" office:value-type="float" office:value="3.09551804232315" calcext:value-type="float">
            <text:p>3.0955180423</text:p>
          </table:table-cell>
          <table:table-cell table:style-name="ce44" table:formula="of:=[.X535]+1" office:value-type="float" office:value="1246" calcext:value-type="float">
            <text:p>124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37]/[.D536]" office:value-type="percentage" office:value="-0.000391093749999927" calcext:value-type="percentage">
            <text:p>-0.0391%</text:p>
          </table:table-cell>
          <table:table-cell table:style-name="ce6" table:formula="of:=([.D537]-[.D536])" office:value-type="float" office:value="-0.0000250299999999953" calcext:value-type="float">
            <text:p>-0.00002503</text:p>
          </table:table-cell>
          <table:table-cell table:style-name="ce8" office:value-type="float" office:value="0.06397497" calcext:value-type="float">
            <text:p>0.06397497</text:p>
          </table:table-cell>
          <table:table-cell table:style-name="ce10" table:formula="of:=[.B537]-[.$S$2]" office:value-type="float" office:value="-0.000393778926470515" calcext:value-type="float">
            <text:p>-0.00039378</text:p>
          </table:table-cell>
          <table:table-cell table:style-name="ce9" table:formula="of:=SUM([.$E$3:.E537])" office:value-type="float" office:value="0.0128080952772163" calcext:value-type="float">
            <text:p>0.0128080953</text:p>
          </table:table-cell>
          <table:table-cell table:style-name="ce12" table:formula="of:=MAX([.$E$3:.E537]) - MIN([.$E$3:.E537])" office:value-type="float" office:value="0.00991855310791096" calcext:value-type="float">
            <text:p>0.009918553</text:p>
          </table:table-cell>
          <table:table-cell table:style-name="ce9" table:formula="of:=STDEV([.$E$3:.E537])" office:value-type="float" office:value="0.00132403654325208" calcext:value-type="float">
            <text:p>0.0013240365</text:p>
          </table:table-cell>
          <table:table-cell table:style-name="ce9" table:formula="of:=[.G537]/[.H537]" office:value-type="float" office:value="7.49114755061757" calcext:value-type="float">
            <text:p>7.4911475506</text:p>
          </table:table-cell>
          <table:table-cell table:style-name="ce9" table:formula="of:=SLOPE([.I522:.I537];[.W522:.W537])" office:value-type="float" office:value="-8.35932979345324" calcext:value-type="float">
            <text:p>-8.3593297935</text:p>
          </table:table-cell>
          <table:table-cell table:style-name="ce17" table:formula="of:=AVERAGE([.D530:.D537])" office:value-type="float" office:value="0.06394275" calcext:value-type="float">
            <text:p>0.063942750</text:p>
          </table:table-cell>
          <table:table-cell table:style-name="ce19" table:formula="of:=([.D537] - [.K537])/[.K537]" office:value-type="percentage" office:value="0.000503888243780561" calcext:value-type="percentage">
            <text:p>0.050%</text:p>
          </table:table-cell>
          <table:table-cell table:style-name="ce22" table:formula="of:=[.D537]-[.L537]" office:value-type="float" office:value="0.0634710817562195" calcext:value-type="float">
            <text:p>0.06347108</text:p>
          </table:table-cell>
          <table:table-cell table:style-name="ce27" table:formula="of:=ABS([.L536]-[.L537])" office:value-type="float" office:value="0.00037377590636296" calcext:value-type="float">
            <text:p>0.0003738</text:p>
          </table:table-cell>
          <table:table-cell table:style-name="ce34" table:formula="of:=IF(([.J537] &gt; [.$P$53]);(([.$M$53]+[.J537])/[.$O$53]);(([.$L$53]-[.J537])/[.$O$53]))" office:value-type="float" office:value="0.686553505788269" calcext:value-type="float">
            <text:p>0.69</text:p>
          </table:table-cell>
          <table:table-cell table:style-name="ce42" table:formula="of:=[.O537]-[.O536]" office:value-type="float" office:value="-0.00539488708139546" calcext:value-type="float">
            <text:p>-0.0054</text:p>
          </table:table-cell>
          <table:table-cell table:style-name="ce45" table:number-columns-repeated="2"/>
          <table:table-cell table:style-name="ce48" table:formula="of:=[.O537] - AVERAGE([.O532:.O537])" office:value-type="float" office:value="0.00422000203770723" calcext:value-type="float">
            <text:p>0.0042200020</text:p>
          </table:table-cell>
          <table:table-cell table:style-name="ce45" table:formula="of:=[.M537]-[.M536]" office:value-type="float" office:value="0.000348745906362968" calcext:value-type="float">
            <text:p>0.000</text:p>
          </table:table-cell>
          <table:table-cell table:style-name="ce45" table:formula="of:=AVERAGE([.O532:.O537])" office:value-type="float" office:value="0.682333503750562" calcext:value-type="float">
            <text:p>0.682</text:p>
          </table:table-cell>
          <table:table-cell table:style-name="ce9"/>
          <table:table-cell table:style-name="ce14" table:formula="of:=LOG([.X537])" office:value-type="float" office:value="3.09586645347854" calcext:value-type="float">
            <text:p>3.0958664535</text:p>
          </table:table-cell>
          <table:table-cell table:style-name="ce44" table:formula="of:=[.X536]+1" office:value-type="float" office:value="1247" calcext:value-type="float">
            <text:p>124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38]/[.D537]" office:value-type="percentage" office:value="0.000226963764109465" calcext:value-type="percentage">
            <text:p>0.0227%</text:p>
          </table:table-cell>
          <table:table-cell table:style-name="ce6" table:formula="of:=([.D538]-[.D537])" office:value-type="float" office:value="0.0000145199999999901" calcext:value-type="float">
            <text:p>0.00001452</text:p>
          </table:table-cell>
          <table:table-cell table:style-name="ce8" office:value-type="float" office:value="0.06398949" calcext:value-type="float">
            <text:p>0.06398949</text:p>
          </table:table-cell>
          <table:table-cell table:style-name="ce10" table:formula="of:=[.B538]-[.$S$2]" office:value-type="float" office:value="0.000224278587638877" calcext:value-type="float">
            <text:p>0.00022428</text:p>
          </table:table-cell>
          <table:table-cell table:style-name="ce9" table:formula="of:=SUM([.$E$3:.E538])" office:value-type="float" office:value="0.0130323738648552" calcext:value-type="float">
            <text:p>0.0130323739</text:p>
          </table:table-cell>
          <table:table-cell table:style-name="ce12" table:formula="of:=MAX([.$E$3:.E538]) - MIN([.$E$3:.E538])" office:value-type="float" office:value="0.00991855310791096" calcext:value-type="float">
            <text:p>0.009918553</text:p>
          </table:table-cell>
          <table:table-cell table:style-name="ce9" table:formula="of:=STDEV([.$E$3:.E538])" office:value-type="float" office:value="0.0013228268502802" calcext:value-type="float">
            <text:p>0.0013228269</text:p>
          </table:table-cell>
          <table:table-cell table:style-name="ce9" table:formula="of:=[.G538]/[.H538]" office:value-type="float" office:value="7.49799802280247" calcext:value-type="float">
            <text:p>7.4979980228</text:p>
          </table:table-cell>
          <table:table-cell table:style-name="ce9" table:formula="of:=SLOPE([.I523:.I538];[.W523:.W538])" office:value-type="float" office:value="-6.25077260698121" calcext:value-type="float">
            <text:p>-6.250772607</text:p>
          </table:table-cell>
          <table:table-cell table:style-name="ce17" table:formula="of:=AVERAGE([.D531:.D538])" office:value-type="float" office:value="0.06395243625" calcext:value-type="float">
            <text:p>0.063952436</text:p>
          </table:table-cell>
          <table:table-cell table:style-name="ce19" table:formula="of:=([.D538] - [.K538])/[.K538]" office:value-type="percentage" office:value="0.000579395440936025" calcext:value-type="percentage">
            <text:p>0.058%</text:p>
          </table:table-cell>
          <table:table-cell table:style-name="ce22" table:formula="of:=[.D538]-[.L538]" office:value-type="float" office:value="0.063410094559064" calcext:value-type="float">
            <text:p>0.06341009</text:p>
          </table:table-cell>
          <table:table-cell table:style-name="ce27" table:formula="of:=ABS([.L537]-[.L538])" office:value-type="float" office:value="0.0000755071971554639" calcext:value-type="float">
            <text:p>0.0000755</text:p>
          </table:table-cell>
          <table:table-cell table:style-name="ce34" table:formula="of:=IF(([.J538] &gt; [.$P$53]);(([.$M$53]+[.J538])/[.$O$53]);(([.$L$53]-[.J538])/[.$O$53]))" office:value-type="float" office:value="0.675197740469975" calcext:value-type="float">
            <text:p>0.68</text:p>
          </table:table-cell>
          <table:table-cell table:style-name="ce42" table:formula="of:=[.O538]-[.O537]" office:value-type="float" office:value="-0.0113557653182943" calcext:value-type="float">
            <text:p>-0.0114</text:p>
          </table:table-cell>
          <table:table-cell table:style-name="ce45" table:number-columns-repeated="2"/>
          <table:table-cell table:style-name="ce48" table:formula="of:=[.O538] - AVERAGE([.O533:.O538])" office:value-type="float" office:value="-0.0091922889818008" calcext:value-type="float">
            <text:p>-0.0091922890</text:p>
          </table:table-cell>
          <table:table-cell table:style-name="ce45" table:formula="of:=[.M538]-[.M537]" office:value-type="float" office:value="-0.000060987197155471" calcext:value-type="float">
            <text:p>0.000</text:p>
          </table:table-cell>
          <table:table-cell table:style-name="ce45" table:formula="of:=AVERAGE([.O533:.O538])" office:value-type="float" office:value="0.684390029451775" calcext:value-type="float">
            <text:p>0.684</text:p>
          </table:table-cell>
          <table:table-cell table:style-name="ce9"/>
          <table:table-cell table:style-name="ce14" table:formula="of:=LOG([.X538])" office:value-type="float" office:value="3.0962145853464" calcext:value-type="float">
            <text:p>3.0962145853</text:p>
          </table:table-cell>
          <table:table-cell table:style-name="ce44" table:formula="of:=[.X537]+1" office:value-type="float" office:value="1248" calcext:value-type="float">
            <text:p>124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39]/[.D538]" office:value-type="percentage" office:value="0.000158776074008545" calcext:value-type="percentage">
            <text:p>0.0159%</text:p>
          </table:table-cell>
          <table:table-cell table:style-name="ce6" table:formula="of:=([.D539]-[.D538])" office:value-type="float" office:value="0.0000101600000000091" calcext:value-type="float">
            <text:p>0.00001016</text:p>
          </table:table-cell>
          <table:table-cell table:style-name="ce8" office:value-type="float" office:value="0.06399965" calcext:value-type="float">
            <text:p>0.06399965</text:p>
          </table:table-cell>
          <table:table-cell table:style-name="ce10" table:formula="of:=[.B539]-[.$S$2]" office:value-type="float" office:value="0.000156090897537957" calcext:value-type="float">
            <text:p>0.00015609</text:p>
          </table:table-cell>
          <table:table-cell table:style-name="ce9" table:formula="of:=SUM([.$E$3:.E539])" office:value-type="float" office:value="0.0131884647623931" calcext:value-type="float">
            <text:p>0.0131884648</text:p>
          </table:table-cell>
          <table:table-cell table:style-name="ce12" table:formula="of:=MAX([.$E$3:.E539]) - MIN([.$E$3:.E539])" office:value-type="float" office:value="0.00991855310791096" calcext:value-type="float">
            <text:p>0.009918553</text:p>
          </table:table-cell>
          <table:table-cell table:style-name="ce9" table:formula="of:=STDEV([.$E$3:.E539])" office:value-type="float" office:value="0.00132160452807444" calcext:value-type="float">
            <text:p>0.0013216045</text:p>
          </table:table-cell>
          <table:table-cell table:style-name="ce9" table:formula="of:=[.G539]/[.H539]" office:value-type="float" office:value="7.50493275198005" calcext:value-type="float">
            <text:p>7.504932752</text:p>
          </table:table-cell>
          <table:table-cell table:style-name="ce9" table:formula="of:=SLOPE([.I524:.I539];[.W524:.W539])" office:value-type="float" office:value="-3.07937042333105" calcext:value-type="float">
            <text:p>-3.0793704233</text:p>
          </table:table-cell>
          <table:table-cell table:style-name="ce17" table:formula="of:=AVERAGE([.D532:.D539])" office:value-type="float" office:value="0.0639523925" calcext:value-type="float">
            <text:p>0.063952393</text:p>
          </table:table-cell>
          <table:table-cell table:style-name="ce19" table:formula="of:=([.D539] - [.K539])/[.K539]" office:value-type="percentage" office:value="0.000738948116757455" calcext:value-type="percentage">
            <text:p>0.074%</text:p>
          </table:table-cell>
          <table:table-cell table:style-name="ce22" table:formula="of:=[.D539]-[.L539]" office:value-type="float" office:value="0.0632607018832426" calcext:value-type="float">
            <text:p>0.06326070</text:p>
          </table:table-cell>
          <table:table-cell table:style-name="ce27" table:formula="of:=ABS([.L538]-[.L539])" office:value-type="float" office:value="0.00015955267582143" calcext:value-type="float">
            <text:p>0.0001596</text:p>
          </table:table-cell>
          <table:table-cell table:style-name="ce34" table:formula="of:=IF(([.J539] &gt; [.$P$53]);(([.$M$53]+[.J539])/[.$O$53]);(([.$L$53]-[.J539])/[.$O$53]))" office:value-type="float" office:value="0.658117957593555" calcext:value-type="float">
            <text:p>0.66</text:p>
          </table:table-cell>
          <table:table-cell table:style-name="ce42" table:formula="of:=[.O539]-[.O538]" office:value-type="float" office:value="-0.0170797828764199" calcext:value-type="float">
            <text:p>-0.0171</text:p>
          </table:table-cell>
          <table:table-cell table:style-name="ce45" table:number-columns-repeated="2"/>
          <table:table-cell table:style-name="ce48" table:formula="of:=[.O539] - AVERAGE([.O534:.O539])" office:value-type="float" office:value="-0.0234169559301806" calcext:value-type="float">
            <text:p>-0.0234169559</text:p>
          </table:table-cell>
          <table:table-cell table:style-name="ce45" table:formula="of:=[.M539]-[.M538]" office:value-type="float" office:value="-0.000149392675821425" calcext:value-type="float">
            <text:p>0.000</text:p>
          </table:table-cell>
          <table:table-cell table:style-name="ce45" table:formula="of:=AVERAGE([.O534:.O539])" office:value-type="float" office:value="0.681534913523735" calcext:value-type="float">
            <text:p>0.682</text:p>
          </table:table-cell>
          <table:table-cell table:style-name="ce9"/>
          <table:table-cell table:style-name="ce14" table:formula="of:=LOG([.X539])" office:value-type="float" office:value="3.09656243837414" calcext:value-type="float">
            <text:p>3.0965624384</text:p>
          </table:table-cell>
          <table:table-cell table:style-name="ce44" table:formula="of:=[.X538]+1" office:value-type="float" office:value="1249" calcext:value-type="float">
            <text:p>124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40]/[.D539]" office:value-type="percentage" office:value="-0.000236720044562829" calcext:value-type="percentage">
            <text:p>-0.0237%</text:p>
          </table:table-cell>
          <table:table-cell table:style-name="ce6" table:formula="of:=([.D540]-[.D539])" office:value-type="float" office:value="-0.0000151500000000054" calcext:value-type="float">
            <text:p>-0.00001515</text:p>
          </table:table-cell>
          <table:table-cell table:style-name="ce8" office:value-type="float" office:value="0.0639845" calcext:value-type="float">
            <text:p>0.0639845</text:p>
          </table:table-cell>
          <table:table-cell table:style-name="ce10" table:formula="of:=[.B540]-[.$S$2]" office:value-type="float" office:value="-0.000239405221033417" calcext:value-type="float">
            <text:p>-0.00023941</text:p>
          </table:table-cell>
          <table:table-cell table:style-name="ce9" table:formula="of:=SUM([.$E$3:.E540])" office:value-type="float" office:value="0.0129490595413597" calcext:value-type="float">
            <text:p>0.0129490595</text:p>
          </table:table-cell>
          <table:table-cell table:style-name="ce12" table:formula="of:=MAX([.$E$3:.E540]) - MIN([.$E$3:.E540])" office:value-type="float" office:value="0.00991855310791096" calcext:value-type="float">
            <text:p>0.009918553</text:p>
          </table:table-cell>
          <table:table-cell table:style-name="ce9" table:formula="of:=STDEV([.$E$3:.E540])" office:value-type="float" office:value="0.00132042245315058" calcext:value-type="float">
            <text:p>0.0013204225</text:p>
          </table:table-cell>
          <table:table-cell table:style-name="ce9" table:formula="of:=[.G540]/[.H540]" office:value-type="float" office:value="7.51165135388672" calcext:value-type="float">
            <text:p>7.5116513539</text:p>
          </table:table-cell>
          <table:table-cell table:style-name="ce9" table:formula="of:=SLOPE([.I525:.I540];[.W525:.W540])" office:value-type="float" office:value="0.539963897945156" calcext:value-type="float">
            <text:p>0.5399638979</text:p>
          </table:table-cell>
          <table:table-cell table:style-name="ce17" table:formula="of:=AVERAGE([.D533:.D540])" office:value-type="float" office:value="0.06395859125" calcext:value-type="float">
            <text:p>0.063958591</text:p>
          </table:table-cell>
          <table:table-cell table:style-name="ce19" table:formula="of:=([.D540] - [.K540])/[.K540]" office:value-type="percentage" office:value="0.000405086314342449" calcext:value-type="percentage">
            <text:p>0.041%</text:p>
          </table:table-cell>
          <table:table-cell table:style-name="ce22" table:formula="of:=[.D540]-[.L540]" office:value-type="float" office:value="0.0635794136856575" calcext:value-type="float">
            <text:p>0.06357941</text:p>
          </table:table-cell>
          <table:table-cell table:style-name="ce27" table:formula="of:=ABS([.L539]-[.L540])" office:value-type="float" office:value="0.000333861802415006" calcext:value-type="float">
            <text:p>0.0003339</text:p>
          </table:table-cell>
          <table:table-cell table:style-name="ce34" table:formula="of:=IF(([.J540] &gt; [.$P$53]);(([.$M$53]+[.J540])/[.$O$53]);(([.$L$53]-[.J540])/[.$O$53]))" office:value-type="float" office:value="0.638625808447897" calcext:value-type="float">
            <text:p>0.64</text:p>
          </table:table-cell>
          <table:table-cell table:style-name="ce42" table:formula="of:=[.O540]-[.O539]" office:value-type="float" office:value="-0.0194921491456574" calcext:value-type="float">
            <text:p>-0.0195</text:p>
          </table:table-cell>
          <table:table-cell table:style-name="ce45" table:number-columns-repeated="2"/>
          <table:table-cell table:style-name="ce48" table:formula="of:=[.O540] - AVERAGE([.O535:.O540])" office:value-type="float" office:value="-0.0350515071870263" calcext:value-type="float">
            <text:p>-0.0350515072</text:p>
          </table:table-cell>
          <table:table-cell table:style-name="ce45" table:formula="of:=[.M540]-[.M539]" office:value-type="float" office:value="0.000318711802414995" calcext:value-type="float">
            <text:p>0.000</text:p>
          </table:table-cell>
          <table:table-cell table:style-name="ce45" table:formula="of:=AVERAGE([.O535:.O540])" office:value-type="float" office:value="0.673677315634924" calcext:value-type="float">
            <text:p>0.674</text:p>
          </table:table-cell>
          <table:table-cell table:style-name="ce9"/>
          <table:table-cell table:style-name="ce14" table:formula="of:=LOG([.X540])" office:value-type="float" office:value="3.09691001300806" calcext:value-type="float">
            <text:p>3.096910013</text:p>
          </table:table-cell>
          <table:table-cell table:style-name="ce44" table:formula="of:=[.X539]+1" office:value-type="float" office:value="1250" calcext:value-type="float">
            <text:p>125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41]/[.D540]" office:value-type="percentage" office:value="-0.00171135196805474" calcext:value-type="percentage">
            <text:p>-0.1711%</text:p>
          </table:table-cell>
          <table:table-cell table:style-name="ce6" table:formula="of:=([.D541]-[.D540])" office:value-type="float" office:value="-0.000109499999999998" calcext:value-type="float">
            <text:p>-0.00010950</text:p>
          </table:table-cell>
          <table:table-cell table:style-name="ce8" office:value-type="float" office:value="0.063875" calcext:value-type="float">
            <text:p>0.063875</text:p>
          </table:table-cell>
          <table:table-cell table:style-name="ce10" table:formula="of:=[.B541]-[.$S$2]" office:value-type="float" office:value="-0.00171403714452533" calcext:value-type="float">
            <text:p>-0.00171404</text:p>
          </table:table-cell>
          <table:table-cell table:style-name="ce9" table:formula="of:=SUM([.$E$3:.E541])" office:value-type="float" office:value="0.0112350223968344" calcext:value-type="float">
            <text:p>0.0112350224</text:p>
          </table:table-cell>
          <table:table-cell table:style-name="ce12" table:formula="of:=MAX([.$E$3:.E541]) - MIN([.$E$3:.E541])" office:value-type="float" office:value="0.00991855310791096" calcext:value-type="float">
            <text:p>0.009918553</text:p>
          </table:table-cell>
          <table:table-cell table:style-name="ce9" table:formula="of:=STDEV([.$E$3:.E541])" office:value-type="float" office:value="0.00132131736036407" calcext:value-type="float">
            <text:p>0.0013213174</text:p>
          </table:table-cell>
          <table:table-cell table:style-name="ce9" table:formula="of:=[.G541]/[.H541]" office:value-type="float" office:value="7.50656383200629" calcext:value-type="float">
            <text:p>7.506563832</text:p>
          </table:table-cell>
          <table:table-cell table:style-name="ce9" table:formula="of:=SLOPE([.I526:.I541];[.W526:.W541])" office:value-type="float" office:value="4.26683179410252" calcext:value-type="float">
            <text:p>4.2668317941</text:p>
          </table:table-cell>
          <table:table-cell table:style-name="ce17" table:formula="of:=AVERAGE([.D534:.D541])" office:value-type="float" office:value="0.06396482625" calcext:value-type="float">
            <text:p>0.063964826</text:p>
          </table:table-cell>
          <table:table-cell table:style-name="ce19" table:formula="of:=([.D541] - [.K541])/[.K541]" office:value-type="percentage" office:value="-0.00140430694908685" calcext:value-type="percentage">
            <text:p>-0.140%</text:p>
          </table:table-cell>
          <table:table-cell table:style-name="ce22" table:formula="of:=[.D541]-[.L541]" office:value-type="float" office:value="0.0652793069490869" calcext:value-type="float">
            <text:p>0.06527931</text:p>
          </table:table-cell>
          <table:table-cell table:style-name="ce27" table:formula="of:=ABS([.L540]-[.L541])" office:value-type="float" office:value="0.0018093932634293" calcext:value-type="float">
            <text:p>0.0018094</text:p>
          </table:table-cell>
          <table:table-cell table:style-name="ce34" table:formula="of:=IF(([.J541] &gt; [.$P$53]);(([.$M$53]+[.J541])/[.$O$53]);(([.$L$53]-[.J541])/[.$O$53]))" office:value-type="float" office:value="0.618554530574775" calcext:value-type="float">
            <text:p>0.62</text:p>
          </table:table-cell>
          <table:table-cell table:style-name="ce42" table:formula="of:=[.O541]-[.O540]" office:value-type="float" office:value="-0.0200712778731218" calcext:value-type="float">
            <text:p>-0.0201</text:p>
          </table:table-cell>
          <table:table-cell table:style-name="ce45" table:number-columns-repeated="2"/>
          <table:table-cell table:style-name="ce48" table:formula="of:=[.O541] - AVERAGE([.O536:.O541])" office:value-type="float" office:value="-0.0429451253825804" calcext:value-type="float">
            <text:p>-0.0429451254</text:p>
          </table:table-cell>
          <table:table-cell table:style-name="ce45" table:formula="of:=[.M541]-[.M540]" office:value-type="float" office:value="0.0016998932634293" calcext:value-type="float">
            <text:p>0.002</text:p>
          </table:table-cell>
          <table:table-cell table:style-name="ce45" table:formula="of:=AVERAGE([.O536:.O541])" office:value-type="float" office:value="0.661499655957356" calcext:value-type="float">
            <text:p>0.661</text:p>
          </table:table-cell>
          <table:table-cell table:style-name="ce9"/>
          <table:table-cell table:style-name="ce14" table:formula="of:=LOG([.X541])" office:value-type="float" office:value="3.09725730969342" calcext:value-type="float">
            <text:p>3.0972573097</text:p>
          </table:table-cell>
          <table:table-cell table:style-name="ce44" table:formula="of:=[.X540]+1" office:value-type="float" office:value="1251" calcext:value-type="float">
            <text:p>125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42]/[.D541]" office:value-type="percentage" office:value="0.00195694716242662" calcext:value-type="percentage">
            <text:p>0.1957%</text:p>
          </table:table-cell>
          <table:table-cell table:style-name="ce6" table:formula="of:=([.D542]-[.D541])" office:value-type="float" office:value="0.000125" calcext:value-type="float">
            <text:p>0.00012500</text:p>
          </table:table-cell>
          <table:table-cell table:style-name="ce8" office:value-type="float" office:value="0.064" calcext:value-type="float">
            <text:p>0.064</text:p>
          </table:table-cell>
          <table:table-cell table:style-name="ce10" table:formula="of:=[.B542]-[.$S$2]" office:value-type="float" office:value="0.00195426198595603" calcext:value-type="float">
            <text:p>0.00195426</text:p>
          </table:table-cell>
          <table:table-cell table:style-name="ce9" table:formula="of:=SUM([.$E$3:.E542])" office:value-type="float" office:value="0.0131892843827904" calcext:value-type="float">
            <text:p>0.0131892844</text:p>
          </table:table-cell>
          <table:table-cell table:style-name="ce12" table:formula="of:=MAX([.$E$3:.E542]) - MIN([.$E$3:.E542])" office:value-type="float" office:value="0.00991855310791096" calcext:value-type="float">
            <text:p>0.009918553</text:p>
          </table:table-cell>
          <table:table-cell table:style-name="ce9" table:formula="of:=STDEV([.$E$3:.E542])" office:value-type="float" office:value="0.00132271042696243" calcext:value-type="float">
            <text:p>0.0013227104</text:p>
          </table:table-cell>
          <table:table-cell table:style-name="ce9" table:formula="of:=[.G542]/[.H542]" office:value-type="float" office:value="7.49865798721239" calcext:value-type="float">
            <text:p>7.4986579872</text:p>
          </table:table-cell>
          <table:table-cell table:style-name="ce9" table:formula="of:=SLOPE([.I527:.I542];[.W527:.W542])" office:value-type="float" office:value="5.07283916833076" calcext:value-type="float">
            <text:p>5.0728391683</text:p>
          </table:table-cell>
          <table:table-cell table:style-name="ce17" table:formula="of:=AVERAGE([.D535:.D542])" office:value-type="float" office:value="0.06397357625" calcext:value-type="float">
            <text:p>0.063973576</text:p>
          </table:table-cell>
          <table:table-cell table:style-name="ce19" table:formula="of:=([.D542] - [.K542])/[.K542]" office:value-type="percentage" office:value="0.000413041626698028" calcext:value-type="percentage">
            <text:p>0.041%</text:p>
          </table:table-cell>
          <table:table-cell table:style-name="ce22" table:formula="of:=[.D542]-[.L542]" office:value-type="float" office:value="0.063586958373302" calcext:value-type="float">
            <text:p>0.06358696</text:p>
          </table:table-cell>
          <table:table-cell table:style-name="ce27" table:formula="of:=ABS([.L541]-[.L542])" office:value-type="float" office:value="0.00181734857578488" calcext:value-type="float">
            <text:p>0.0018173</text:p>
          </table:table-cell>
          <table:table-cell table:style-name="ce34" table:formula="of:=IF(([.J542] &gt; [.$P$53]);(([.$M$53]+[.J542])/[.$O$53]);(([.$L$53]-[.J542])/[.$O$53]))" office:value-type="float" office:value="0.614213727941926" calcext:value-type="float">
            <text:p>0.61</text:p>
          </table:table-cell>
          <table:table-cell table:style-name="ce42" table:formula="of:=[.O542]-[.O541]" office:value-type="float" office:value="-0.00434080263284897" calcext:value-type="float">
            <text:p>-0.0043</text:p>
          </table:table-cell>
          <table:table-cell table:style-name="ce45" table:number-columns-repeated="2"/>
          <table:table-cell table:style-name="ce48" table:formula="of:=[.O542] - AVERAGE([.O537:.O542])" office:value-type="float" office:value="-0.0343301505274731" calcext:value-type="float">
            <text:p>-0.0343301505</text:p>
          </table:table-cell>
          <table:table-cell table:style-name="ce45" table:formula="of:=[.M542]-[.M541]" office:value-type="float" office:value="-0.00169234857578487" calcext:value-type="float">
            <text:p>-0.002</text:p>
          </table:table-cell>
          <table:table-cell table:style-name="ce45" table:formula="of:=AVERAGE([.O537:.O542])" office:value-type="float" office:value="0.6485438784694" calcext:value-type="float">
            <text:p>0.649</text:p>
          </table:table-cell>
          <table:table-cell table:style-name="ce9"/>
          <table:table-cell table:style-name="ce14" table:formula="of:=LOG([.X542])" office:value-type="float" office:value="3.09760432887441" calcext:value-type="float">
            <text:p>3.0976043289</text:p>
          </table:table-cell>
          <table:table-cell table:style-name="ce44" table:formula="of:=[.X541]+1" office:value-type="float" office:value="1252" calcext:value-type="float">
            <text:p>125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43]/[.D542]" office:value-type="percentage" office:value="-0.000156249999999939" calcext:value-type="percentage">
            <text:p>-0.0156%</text:p>
          </table:table-cell>
          <table:table-cell table:style-name="ce6" table:formula="of:=([.D543]-[.D542])" office:value-type="float" office:value="-0.00000999999999999612" calcext:value-type="float">
            <text:p>-0.00001000</text:p>
          </table:table-cell>
          <table:table-cell table:style-name="ce8" office:value-type="float" office:value="0.06399" calcext:value-type="float">
            <text:p>0.06399</text:p>
          </table:table-cell>
          <table:table-cell table:style-name="ce10" table:formula="of:=[.B543]-[.$S$2]" office:value-type="float" office:value="-0.000158935176470528" calcext:value-type="float">
            <text:p>-0.00015894</text:p>
          </table:table-cell>
          <table:table-cell table:style-name="ce9" table:formula="of:=SUM([.$E$3:.E543])" office:value-type="float" office:value="0.0130303492063199" calcext:value-type="float">
            <text:p>0.0130303492</text:p>
          </table:table-cell>
          <table:table-cell table:style-name="ce12" table:formula="of:=MAX([.$E$3:.E543]) - MIN([.$E$3:.E543])" office:value-type="float" office:value="0.00991855310791096" calcext:value-type="float">
            <text:p>0.009918553</text:p>
          </table:table-cell>
          <table:table-cell table:style-name="ce9" table:formula="of:=STDEV([.$E$3:.E543])" office:value-type="float" office:value="0.00132150864091708" calcext:value-type="float">
            <text:p>0.0013215086</text:p>
          </table:table-cell>
          <table:table-cell table:style-name="ce9" table:formula="of:=[.G543]/[.H543]" office:value-type="float" office:value="7.50547730132723" calcext:value-type="float">
            <text:p>7.5054773013</text:p>
          </table:table-cell>
          <table:table-cell table:style-name="ce9" table:formula="of:=SLOPE([.I528:.I543];[.W528:.W543])" office:value-type="float" office:value="6.10518310805204" calcext:value-type="float">
            <text:p>6.1051831081</text:p>
          </table:table-cell>
          <table:table-cell table:style-name="ce17" table:formula="of:=AVERAGE([.D536:.D543])" office:value-type="float" office:value="0.06397670125" calcext:value-type="float">
            <text:p>0.063976701</text:p>
          </table:table-cell>
          <table:table-cell table:style-name="ce19" table:formula="of:=([.D543] - [.K543])/[.K543]" office:value-type="percentage" office:value="0.000207868641867518" calcext:value-type="percentage">
            <text:p>0.021%</text:p>
          </table:table-cell>
          <table:table-cell table:style-name="ce22" table:formula="of:=[.D543]-[.L543]" office:value-type="float" office:value="0.0637821313581325" calcext:value-type="float">
            <text:p>0.06378213</text:p>
          </table:table-cell>
          <table:table-cell table:style-name="ce27" table:formula="of:=ABS([.L542]-[.L543])" office:value-type="float" office:value="0.000205172984830509" calcext:value-type="float">
            <text:p>0.0002052</text:p>
          </table:table-cell>
          <table:table-cell table:style-name="ce34" table:formula="of:=IF(([.J543] &gt; [.$P$53]);(([.$M$53]+[.J543])/[.$O$53]);(([.$L$53]-[.J543])/[.$O$53]))" office:value-type="float" office:value="0.608653975717775" calcext:value-type="float">
            <text:p>0.61</text:p>
          </table:table-cell>
          <table:table-cell table:style-name="ce42" table:formula="of:=[.O543]-[.O542]" office:value-type="float" office:value="-0.00555975222415139" calcext:value-type="float">
            <text:p>-0.0056</text:p>
          </table:table-cell>
          <table:table-cell table:style-name="ce45" table:number-columns-repeated="2"/>
          <table:table-cell table:style-name="ce48" table:formula="of:=[.O543] - AVERAGE([.O538:.O543])" office:value-type="float" office:value="-0.0269066477398755" calcext:value-type="float">
            <text:p>-0.0269066477</text:p>
          </table:table-cell>
          <table:table-cell table:style-name="ce45" table:formula="of:=[.M543]-[.M542]" office:value-type="float" office:value="0.000195172984830516" calcext:value-type="float">
            <text:p>0.000</text:p>
          </table:table-cell>
          <table:table-cell table:style-name="ce45" table:formula="of:=AVERAGE([.O538:.O543])" office:value-type="float" office:value="0.635560623457651" calcext:value-type="float">
            <text:p>0.636</text:p>
          </table:table-cell>
          <table:table-cell table:style-name="ce9"/>
          <table:table-cell table:style-name="ce14" table:formula="of:=LOG([.X543])" office:value-type="float" office:value="3.09795107099415" calcext:value-type="float">
            <text:p>3.097951071</text:p>
          </table:table-cell>
          <table:table-cell table:style-name="ce44" table:formula="of:=[.X542]+1" office:value-type="float" office:value="1253" calcext:value-type="float">
            <text:p>125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44]/[.D543]" office:value-type="percentage" office:value="-0.000781372089389098" calcext:value-type="percentage">
            <text:p>-0.0781%</text:p>
          </table:table-cell>
          <table:table-cell table:style-name="ce6" table:formula="of:=([.D544]-[.D543])" office:value-type="float" office:value="-0.0000500000000000084" calcext:value-type="float">
            <text:p>-0.00005000</text:p>
          </table:table-cell>
          <table:table-cell table:style-name="ce8" office:value-type="float" office:value="0.06394" calcext:value-type="float">
            <text:p>0.06394</text:p>
          </table:table-cell>
          <table:table-cell table:style-name="ce10" table:formula="of:=[.B544]-[.$S$2]" office:value-type="float" office:value="-0.000784057265859686" calcext:value-type="float">
            <text:p>-0.00078406</text:p>
          </table:table-cell>
          <table:table-cell table:style-name="ce9" table:formula="of:=SUM([.$E$3:.E544])" office:value-type="float" office:value="0.0122462919404602" calcext:value-type="float">
            <text:p>0.0122462919</text:p>
          </table:table-cell>
          <table:table-cell table:style-name="ce12" table:formula="of:=MAX([.$E$3:.E544]) - MIN([.$E$3:.E544])" office:value-type="float" office:value="0.00991855310791096" calcext:value-type="float">
            <text:p>0.009918553</text:p>
          </table:table-cell>
          <table:table-cell table:style-name="ce9" table:formula="of:=STDEV([.$E$3:.E544])" office:value-type="float" office:value="0.00132074296962243" calcext:value-type="float">
            <text:p>0.001320743</text:p>
          </table:table-cell>
          <table:table-cell table:style-name="ce9" table:formula="of:=[.G544]/[.H544]" office:value-type="float" office:value="7.50982843448069" calcext:value-type="float">
            <text:p>7.5098284345</text:p>
          </table:table-cell>
          <table:table-cell table:style-name="ce9" table:formula="of:=SLOPE([.I529:.I544];[.W529:.W544])" office:value-type="float" office:value="7.36556556110877" calcext:value-type="float">
            <text:p>7.3655655611</text:p>
          </table:table-cell>
          <table:table-cell table:style-name="ce17" table:formula="of:=AVERAGE([.D537:.D544])" office:value-type="float" office:value="0.06396920125" calcext:value-type="float">
            <text:p>0.063969201</text:p>
          </table:table-cell>
          <table:table-cell table:style-name="ce19" table:formula="of:=([.D544] - [.K544])/[.K544]" office:value-type="percentage" office:value="-0.000456489207765423" calcext:value-type="percentage">
            <text:p>-0.046%</text:p>
          </table:table-cell>
          <table:table-cell table:style-name="ce22" table:formula="of:=[.D544]-[.L544]" office:value-type="float" office:value="0.0643964892077654" calcext:value-type="float">
            <text:p>0.06439649</text:p>
          </table:table-cell>
          <table:table-cell table:style-name="ce27" table:formula="of:=ABS([.L543]-[.L544])" office:value-type="float" office:value="0.000664357849632941" calcext:value-type="float">
            <text:p>0.0006644</text:p>
          </table:table-cell>
          <table:table-cell table:style-name="ce34" table:formula="of:=IF(([.J544] &gt; [.$P$53]);(([.$M$53]+[.J544])/[.$O$53]);(([.$L$53]-[.J544])/[.$O$53]))" office:value-type="float" office:value="0.601866107956808" calcext:value-type="float">
            <text:p>0.60</text:p>
          </table:table-cell>
          <table:table-cell table:style-name="ce42" table:formula="of:=[.O544]-[.O543]" office:value-type="float" office:value="-0.00678786776096674" calcext:value-type="float">
            <text:p>-0.0068</text:p>
          </table:table-cell>
          <table:table-cell table:style-name="ce45" table:number-columns-repeated="2"/>
          <table:table-cell table:style-name="ce48" table:formula="of:=[.O544] - AVERAGE([.O539:.O544])" office:value-type="float" office:value="-0.0214725767486478" calcext:value-type="float">
            <text:p>-0.0214725767</text:p>
          </table:table-cell>
          <table:table-cell table:style-name="ce45" table:formula="of:=[.M544]-[.M543]" office:value-type="float" office:value="0.000614357849632929" calcext:value-type="float">
            <text:p>0.001</text:p>
          </table:table-cell>
          <table:table-cell table:style-name="ce45" table:formula="of:=AVERAGE([.O539:.O544])" office:value-type="float" office:value="0.623338684705456" calcext:value-type="float">
            <text:p>0.623</text:p>
          </table:table-cell>
          <table:table-cell table:style-name="ce9"/>
          <table:table-cell table:style-name="ce14" table:formula="of:=LOG([.X544])" office:value-type="float" office:value="3.0982975364947" calcext:value-type="float">
            <text:p>3.0982975365</text:p>
          </table:table-cell>
          <table:table-cell table:style-name="ce44" table:formula="of:=[.X543]+1" office:value-type="float" office:value="1254" calcext:value-type="float">
            <text:p>125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45]/[.D544]" office:value-type="percentage" office:value="0.000531592117610223" calcext:value-type="percentage">
            <text:p>0.0532%</text:p>
          </table:table-cell>
          <table:table-cell table:style-name="ce6" table:formula="of:=([.D545]-[.D544])" office:value-type="float" office:value="0.0000339899999999976" calcext:value-type="float">
            <text:p>0.00003399</text:p>
          </table:table-cell>
          <table:table-cell table:style-name="ce8" office:value-type="float" office:value="0.06397399" calcext:value-type="float">
            <text:p>0.06397399</text:p>
          </table:table-cell>
          <table:table-cell table:style-name="ce10" table:formula="of:=[.B545]-[.$S$2]" office:value-type="float" office:value="0.000528906941139634" calcext:value-type="float">
            <text:p>0.00052891</text:p>
          </table:table-cell>
          <table:table-cell table:style-name="ce9" table:formula="of:=SUM([.$E$3:.E545])" office:value-type="float" office:value="0.0127751988815998" calcext:value-type="float">
            <text:p>0.0127751989</text:p>
          </table:table-cell>
          <table:table-cell table:style-name="ce12" table:formula="of:=MAX([.$E$3:.E545]) - MIN([.$E$3:.E545])" office:value-type="float" office:value="0.00991855310791096" calcext:value-type="float">
            <text:p>0.009918553</text:p>
          </table:table-cell>
          <table:table-cell table:style-name="ce9" table:formula="of:=STDEV([.$E$3:.E545])" office:value-type="float" office:value="0.00131970288897109" calcext:value-type="float">
            <text:p>0.0013197029</text:p>
          </table:table-cell>
          <table:table-cell table:style-name="ce9" table:formula="of:=[.G545]/[.H545]" office:value-type="float" office:value="7.51574706004012" calcext:value-type="float">
            <text:p>7.51574706</text:p>
          </table:table-cell>
          <table:table-cell table:style-name="ce9" table:formula="of:=SLOPE([.I530:.I545];[.W530:.W545])" office:value-type="float" office:value="7.95778827116575" calcext:value-type="float">
            <text:p>7.9577882712</text:p>
          </table:table-cell>
          <table:table-cell table:style-name="ce17" table:formula="of:=AVERAGE([.D538:.D545])" office:value-type="float" office:value="0.06396907875" calcext:value-type="float">
            <text:p>0.063969079</text:p>
          </table:table-cell>
          <table:table-cell table:style-name="ce19" table:formula="of:=([.D545] - [.K545])/[.K545]" office:value-type="percentage" office:value="0.0000767753748523268" calcext:value-type="percentage">
            <text:p>0.008%</text:p>
          </table:table-cell>
          <table:table-cell table:style-name="ce22" table:formula="of:=[.D545]-[.L545]" office:value-type="float" office:value="0.0638972146251477" calcext:value-type="float">
            <text:p>0.06389721</text:p>
          </table:table-cell>
          <table:table-cell table:style-name="ce27" table:formula="of:=ABS([.L544]-[.L545])" office:value-type="float" office:value="0.00053326458261775" calcext:value-type="float">
            <text:p>0.0005333</text:p>
          </table:table-cell>
          <table:table-cell table:style-name="ce34" table:formula="of:=IF(([.J545] &gt; [.$P$53]);(([.$M$53]+[.J545])/[.$O$53]);(([.$L$53]-[.J545])/[.$O$53]))" office:value-type="float" office:value="0.598676655873309" calcext:value-type="float">
            <text:p>0.60</text:p>
          </table:table-cell>
          <table:table-cell table:style-name="ce42" table:formula="of:=[.O545]-[.O544]" office:value-type="float" office:value="-0.00318945208349963" calcext:value-type="float">
            <text:p>-0.0032</text:p>
          </table:table-cell>
          <table:table-cell table:style-name="ce45" table:number-columns-repeated="2"/>
          <table:table-cell table:style-name="ce48" table:formula="of:=[.O545] - AVERAGE([.O540:.O545])" office:value-type="float" office:value="-0.0147551452121065" calcext:value-type="float">
            <text:p>-0.0147551452</text:p>
          </table:table-cell>
          <table:table-cell table:style-name="ce45" table:formula="of:=[.M545]-[.M544]" office:value-type="float" office:value="-0.000499274582617754" calcext:value-type="float">
            <text:p>0.000</text:p>
          </table:table-cell>
          <table:table-cell table:style-name="ce45" table:formula="of:=AVERAGE([.O540:.O545])" office:value-type="float" office:value="0.613431801085415" calcext:value-type="float">
            <text:p>0.613</text:p>
          </table:table-cell>
          <table:table-cell table:style-name="ce9"/>
          <table:table-cell table:style-name="ce14" table:formula="of:=LOG([.X545])" office:value-type="float" office:value="3.09864372581706" calcext:value-type="float">
            <text:p>3.0986437258</text:p>
          </table:table-cell>
          <table:table-cell table:style-name="ce44" table:formula="of:=[.X544]+1" office:value-type="float" office:value="1255" calcext:value-type="float">
            <text:p>125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46]/[.D545]" office:value-type="percentage" office:value="-0.00238190552129066" calcext:value-type="percentage">
            <text:p>-0.2382%</text:p>
          </table:table-cell>
          <table:table-cell table:style-name="ce6" table:formula="of:=([.D546]-[.D545])" office:value-type="float" office:value="-0.000152379999999994" calcext:value-type="float">
            <text:p>-0.00015238</text:p>
          </table:table-cell>
          <table:table-cell table:style-name="ce8" office:value-type="float" office:value="0.06382161" calcext:value-type="float">
            <text:p>0.06382161</text:p>
          </table:table-cell>
          <table:table-cell table:style-name="ce10" table:formula="of:=[.B546]-[.$S$2]" office:value-type="float" office:value="-0.00238459069776125" calcext:value-type="float">
            <text:p>-0.00238459</text:p>
          </table:table-cell>
          <table:table-cell table:style-name="ce9" table:formula="of:=SUM([.$E$3:.E546])" office:value-type="float" office:value="0.0103906081838386" calcext:value-type="float">
            <text:p>0.0103906082</text:p>
          </table:table-cell>
          <table:table-cell table:style-name="ce12" table:formula="of:=MAX([.$E$3:.E546]) - MIN([.$E$3:.E546])" office:value-type="float" office:value="0.00991855310791096" calcext:value-type="float">
            <text:p>0.009918553</text:p>
          </table:table-cell>
          <table:table-cell table:style-name="ce9" table:formula="of:=STDEV([.$E$3:.E546])" office:value-type="float" office:value="0.00132252346048217" calcext:value-type="float">
            <text:p>0.0013225235</text:p>
          </table:table-cell>
          <table:table-cell table:style-name="ce9" table:formula="of:=[.G546]/[.H546]" office:value-type="float" office:value="7.49971808008219" calcext:value-type="float">
            <text:p>7.4997180801</text:p>
          </table:table-cell>
          <table:table-cell table:style-name="ce9" table:formula="of:=SLOPE([.I531:.I546];[.W531:.W546])" office:value-type="float" office:value="7.33782288973664" calcext:value-type="float">
            <text:p>7.3378228897</text:p>
          </table:table-cell>
          <table:table-cell table:style-name="ce17" table:formula="of:=AVERAGE([.D539:.D546])" office:value-type="float" office:value="0.06394809375" calcext:value-type="float">
            <text:p>0.063948094</text:p>
          </table:table-cell>
          <table:table-cell table:style-name="ce19" table:formula="of:=([.D546] - [.K546])/[.K546]" office:value-type="percentage" office:value="-0.00197791275052651" calcext:value-type="percentage">
            <text:p>-0.198%</text:p>
          </table:table-cell>
          <table:table-cell table:style-name="ce22" table:formula="of:=[.D546]-[.L546]" office:value-type="float" office:value="0.0657995227505265" calcext:value-type="float">
            <text:p>0.06579952</text:p>
          </table:table-cell>
          <table:table-cell table:style-name="ce27" table:formula="of:=ABS([.L545]-[.L546])" office:value-type="float" office:value="0.00205468812537883" calcext:value-type="float">
            <text:p>0.0020547</text:p>
          </table:table-cell>
          <table:table-cell table:style-name="ce34" table:formula="of:=IF(([.J546] &gt; [.$P$53]);(([.$M$53]+[.J546])/[.$O$53]);(([.$L$53]-[.J546])/[.$O$53]))" office:value-type="float" office:value="0.602015517831687" calcext:value-type="float">
            <text:p>0.60</text:p>
          </table:table-cell>
          <table:table-cell table:style-name="ce42" table:formula="of:=[.O546]-[.O545]" office:value-type="float" office:value="0.00333886195837785" calcext:value-type="float">
            <text:p>0.0033</text:p>
          </table:table-cell>
          <table:table-cell table:style-name="ce45" table:number-columns-repeated="2"/>
          <table:table-cell table:style-name="ce48" table:formula="of:=[.O546] - AVERAGE([.O541:.O546])" office:value-type="float" office:value="-0.00531456815102693" calcext:value-type="float">
            <text:p>-0.0053145682</text:p>
          </table:table-cell>
          <table:table-cell table:style-name="ce45" table:formula="of:=[.M546]-[.M545]" office:value-type="float" office:value="0.00190230812537884" calcext:value-type="float">
            <text:p>0.002</text:p>
          </table:table-cell>
          <table:table-cell table:style-name="ce45" table:formula="of:=AVERAGE([.O541:.O546])" office:value-type="float" office:value="0.607330085982714" calcext:value-type="float">
            <text:p>0.607</text:p>
          </table:table-cell>
          <table:table-cell table:style-name="ce9"/>
          <table:table-cell table:style-name="ce14" table:formula="of:=LOG([.X546])" office:value-type="float" office:value="3.09898963940118" calcext:value-type="float">
            <text:p>3.0989896394</text:p>
          </table:table-cell>
          <table:table-cell table:style-name="ce44" table:formula="of:=[.X545]+1" office:value-type="float" office:value="1256" calcext:value-type="float">
            <text:p>125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47]/[.D546]" office:value-type="percentage" office:value="0.00278730041438942" calcext:value-type="percentage">
            <text:p>0.2787%</text:p>
          </table:table-cell>
          <table:table-cell table:style-name="ce6" table:formula="of:=([.D547]-[.D546])" office:value-type="float" office:value="0.00017789" calcext:value-type="float">
            <text:p>0.00017789</text:p>
          </table:table-cell>
          <table:table-cell table:style-name="ce8" office:value-type="float" office:value="0.0639995" calcext:value-type="float">
            <text:p>0.0639995</text:p>
          </table:table-cell>
          <table:table-cell table:style-name="ce10" table:formula="of:=[.B547]-[.$S$2]" office:value-type="float" office:value="0.00278461523791883" calcext:value-type="float">
            <text:p>0.00278462</text:p>
          </table:table-cell>
          <table:table-cell table:style-name="ce9" table:formula="of:=SUM([.$E$3:.E547])" office:value-type="float" office:value="0.0131752234217574" calcext:value-type="float">
            <text:p>0.0131752234</text:p>
          </table:table-cell>
          <table:table-cell table:style-name="ce12" table:formula="of:=MAX([.$E$3:.E547]) - MIN([.$E$3:.E547])" office:value-type="float" office:value="0.00991855310791096" calcext:value-type="float">
            <text:p>0.009918553</text:p>
          </table:table-cell>
          <table:table-cell table:style-name="ce9" table:formula="of:=STDEV([.$E$3:.E547])" office:value-type="float" office:value="0.0013266070498953" calcext:value-type="float">
            <text:p>0.001326607</text:p>
          </table:table-cell>
          <table:table-cell table:style-name="ce9" table:formula="of:=[.G547]/[.H547]" office:value-type="float" office:value="7.47663229190118" calcext:value-type="float">
            <text:p>7.4766322919</text:p>
          </table:table-cell>
          <table:table-cell table:style-name="ce9" table:formula="of:=SLOPE([.I532:.I547];[.W532:.W547])" office:value-type="float" office:value="5.06023597021898" calcext:value-type="float">
            <text:p>5.0602359702</text:p>
          </table:table-cell>
          <table:table-cell table:style-name="ce17" table:formula="of:=AVERAGE([.D540:.D547])" office:value-type="float" office:value="0.063948075" calcext:value-type="float">
            <text:p>0.063948075</text:p>
          </table:table-cell>
          <table:table-cell table:style-name="ce19" table:formula="of:=([.D547] - [.K547])/[.K547]" office:value-type="percentage" office:value="0.000804168069171867" calcext:value-type="percentage">
            <text:p>0.080%</text:p>
          </table:table-cell>
          <table:table-cell table:style-name="ce22" table:formula="of:=[.D547]-[.L547]" office:value-type="float" office:value="0.0631953319308281" calcext:value-type="float">
            <text:p>0.06319533</text:p>
          </table:table-cell>
          <table:table-cell table:style-name="ce27" table:formula="of:=ABS([.L546]-[.L547])" office:value-type="float" office:value="0.00278208081969837" calcext:value-type="float">
            <text:p>0.0027821</text:p>
          </table:table-cell>
          <table:table-cell table:style-name="ce34" table:formula="of:=IF(([.J547] &gt; [.$P$53]);(([.$M$53]+[.J547])/[.$O$53]);(([.$L$53]-[.J547])/[.$O$53]))" office:value-type="float" office:value="0.614281603245919" calcext:value-type="float">
            <text:p>0.61</text:p>
          </table:table-cell>
          <table:table-cell table:style-name="ce42" table:formula="of:=[.O547]-[.O546]" office:value-type="float" office:value="0.0122660854142324" calcext:value-type="float">
            <text:p>0.0123</text:p>
          </table:table-cell>
          <table:table-cell table:style-name="ce45" table:number-columns-repeated="2"/>
          <table:table-cell table:style-name="ce48" table:formula="of:=[.O547] - AVERAGE([.O542:.O547])" office:value-type="float" office:value="0.00766367181801486" calcext:value-type="float">
            <text:p>0.0076636718</text:p>
          </table:table-cell>
          <table:table-cell table:style-name="ce45" table:formula="of:=[.M547]-[.M546]" office:value-type="float" office:value="-0.00260419081969837" calcext:value-type="float">
            <text:p>-0.003</text:p>
          </table:table-cell>
          <table:table-cell table:style-name="ce45" table:formula="of:=AVERAGE([.O542:.O547])" office:value-type="float" office:value="0.606617931427904" calcext:value-type="float">
            <text:p>0.607</text:p>
          </table:table-cell>
          <table:table-cell table:style-name="ce9"/>
          <table:table-cell table:style-name="ce14" table:formula="of:=LOG([.X547])" office:value-type="float" office:value="3.09933527768596" calcext:value-type="float">
            <text:p>3.0993352777</text:p>
          </table:table-cell>
          <table:table-cell table:style-name="ce44" table:formula="of:=[.X546]+1" office:value-type="float" office:value="1257" calcext:value-type="float">
            <text:p>125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48]/[.D547]" office:value-type="percentage" office:value="-0.000714380581098276" calcext:value-type="percentage">
            <text:p>-0.0714%</text:p>
          </table:table-cell>
          <table:table-cell table:style-name="ce6" table:formula="of:=([.D548]-[.D547])" office:value-type="float" office:value="-0.0000457199999999991" calcext:value-type="float">
            <text:p>-0.00004572</text:p>
          </table:table-cell>
          <table:table-cell table:style-name="ce8" office:value-type="float" office:value="0.06395378" calcext:value-type="float">
            <text:p>0.06395378</text:p>
          </table:table-cell>
          <table:table-cell table:style-name="ce10" table:formula="of:=[.B548]-[.$S$2]" office:value-type="float" office:value="-0.000717065757568864" calcext:value-type="float">
            <text:p>-0.00071707</text:p>
          </table:table-cell>
          <table:table-cell table:style-name="ce9" table:formula="of:=SUM([.$E$3:.E548])" office:value-type="float" office:value="0.0124581576641885" calcext:value-type="float">
            <text:p>0.0124581577</text:p>
          </table:table-cell>
          <table:table-cell table:style-name="ce12" table:formula="of:=MAX([.$E$3:.E548]) - MIN([.$E$3:.E548])" office:value-type="float" office:value="0.00991855310791096" calcext:value-type="float">
            <text:p>0.009918553</text:p>
          </table:table-cell>
          <table:table-cell table:style-name="ce9" table:formula="of:=STDEV([.$E$3:.E548])" office:value-type="float" office:value="0.00132576898870622" calcext:value-type="float">
            <text:p>0.001325769</text:p>
          </table:table-cell>
          <table:table-cell table:style-name="ce9" table:formula="of:=[.G548]/[.H548]" office:value-type="float" office:value="7.48135851147809" calcext:value-type="float">
            <text:p>7.4813585115</text:p>
          </table:table-cell>
          <table:table-cell table:style-name="ce9" table:formula="of:=SLOPE([.I533:.I548];[.W533:.W548])" office:value-type="float" office:value="3.28947298226421" calcext:value-type="float">
            <text:p>3.2894729823</text:p>
          </table:table-cell>
          <table:table-cell table:style-name="ce17" table:formula="of:=AVERAGE([.D541:.D548])" office:value-type="float" office:value="0.063944235" calcext:value-type="float">
            <text:p>0.063944235</text:p>
          </table:table-cell>
          <table:table-cell table:style-name="ce19" table:formula="of:=([.D548] - [.K548])/[.K548]" office:value-type="percentage" office:value="0.000149270688749558" calcext:value-type="percentage">
            <text:p>0.015%</text:p>
          </table:table-cell>
          <table:table-cell table:style-name="ce22" table:formula="of:=[.D548]-[.L548]" office:value-type="float" office:value="0.0638045093112504" calcext:value-type="float">
            <text:p>0.06380451</text:p>
          </table:table-cell>
          <table:table-cell table:style-name="ce27" table:formula="of:=ABS([.L547]-[.L548])" office:value-type="float" office:value="0.000654897380422309" calcext:value-type="float">
            <text:p>0.0006549</text:p>
          </table:table-cell>
          <table:table-cell table:style-name="ce34" table:formula="of:=IF(([.J548] &gt; [.$P$53]);(([.$M$53]+[.J548])/[.$O$53]);(([.$L$53]-[.J548])/[.$O$53]))" office:value-type="float" office:value="0.623818156987286" calcext:value-type="float">
            <text:p>0.62</text:p>
          </table:table-cell>
          <table:table-cell table:style-name="ce42" table:formula="of:=[.O548]-[.O547]" office:value-type="float" office:value="0.00953655374136686" calcext:value-type="float">
            <text:p>0.0095</text:p>
          </table:table-cell>
          <table:table-cell table:style-name="ce45" table:number-columns-repeated="2"/>
          <table:table-cell table:style-name="ce48" table:formula="of:=[.O548] - AVERAGE([.O543:.O548])" office:value-type="float" office:value="0.0155994873851553" calcext:value-type="float">
            <text:p>0.0155994874</text:p>
          </table:table-cell>
          <table:table-cell table:style-name="ce45" table:formula="of:=[.M548]-[.M547]" office:value-type="float" office:value="0.000609177380422307" calcext:value-type="float">
            <text:p>0.001</text:p>
          </table:table-cell>
          <table:table-cell table:style-name="ce45" table:formula="of:=AVERAGE([.O543:.O548])" office:value-type="float" office:value="0.608218669602131" calcext:value-type="float">
            <text:p>0.608</text:p>
          </table:table-cell>
          <table:table-cell table:style-name="ce9"/>
          <table:table-cell table:style-name="ce14" table:formula="of:=LOG([.X548])" office:value-type="float" office:value="3.09968064110925" calcext:value-type="float">
            <text:p>3.0996806411</text:p>
          </table:table-cell>
          <table:table-cell table:style-name="ce44" table:formula="of:=[.X547]+1" office:value-type="float" office:value="1258" calcext:value-type="float">
            <text:p>125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49]/[.D548]" office:value-type="percentage" office:value="-0.00170451222742435" calcext:value-type="percentage">
            <text:p>-0.1705%</text:p>
          </table:table-cell>
          <table:table-cell table:style-name="ce6" table:formula="of:=([.D549]-[.D548])" office:value-type="float" office:value="-0.000109010000000007" calcext:value-type="float">
            <text:p>-0.00010901</text:p>
          </table:table-cell>
          <table:table-cell table:style-name="ce8" office:value-type="float" office:value="0.06384477" calcext:value-type="float">
            <text:p>0.06384477</text:p>
          </table:table-cell>
          <table:table-cell table:style-name="ce10" table:formula="of:=[.B549]-[.$S$2]" office:value-type="float" office:value="-0.00170719740389493" calcext:value-type="float">
            <text:p>-0.00170720</text:p>
          </table:table-cell>
          <table:table-cell table:style-name="ce9" table:formula="of:=SUM([.$E$3:.E549])" office:value-type="float" office:value="0.0107509602602936" calcext:value-type="float">
            <text:p>0.0107509603</text:p>
          </table:table-cell>
          <table:table-cell table:style-name="ce12" table:formula="of:=MAX([.$E$3:.E549]) - MIN([.$E$3:.E549])" office:value-type="float" office:value="0.00991855310791096" calcext:value-type="float">
            <text:p>0.009918553</text:p>
          </table:table-cell>
          <table:table-cell table:style-name="ce9" table:formula="of:=STDEV([.$E$3:.E549])" office:value-type="float" office:value="0.00132661818940109" calcext:value-type="float">
            <text:p>0.0013266182</text:p>
          </table:table-cell>
          <table:table-cell table:style-name="ce9" table:formula="of:=[.G549]/[.H549]" office:value-type="float" office:value="7.47656951122366" calcext:value-type="float">
            <text:p>7.4765695112</text:p>
          </table:table-cell>
          <table:table-cell table:style-name="ce9" table:formula="of:=SLOPE([.I534:.I549];[.W534:.W549])" office:value-type="float" office:value="0.842594214787702" calcext:value-type="float">
            <text:p>0.8425942148</text:p>
          </table:table-cell>
          <table:table-cell table:style-name="ce17" table:formula="of:=AVERAGE([.D542:.D549])" office:value-type="float" office:value="0.06394045625" calcext:value-type="float">
            <text:p>0.063940456</text:p>
          </table:table-cell>
          <table:table-cell table:style-name="ce19" table:formula="of:=([.D549] - [.K549])/[.K549]" office:value-type="percentage" office:value="-0.00149648994723907" calcext:value-type="percentage">
            <text:p>-0.150%</text:p>
          </table:table-cell>
          <table:table-cell table:style-name="ce22" table:formula="of:=[.D549]-[.L549]" office:value-type="float" office:value="0.0653412599472391" calcext:value-type="float">
            <text:p>0.06534126</text:p>
          </table:table-cell>
          <table:table-cell table:style-name="ce27" table:formula="of:=ABS([.L548]-[.L549])" office:value-type="float" office:value="0.00164576063598863" calcext:value-type="float">
            <text:p>0.0016458</text:p>
          </table:table-cell>
          <table:table-cell table:style-name="ce34" table:formula="of:=IF(([.J549] &gt; [.$P$53]);(([.$M$53]+[.J549])/[.$O$53]);(([.$L$53]-[.J549])/[.$O$53]))" office:value-type="float" office:value="0.636995974133555" calcext:value-type="float">
            <text:p>0.64</text:p>
          </table:table-cell>
          <table:table-cell table:style-name="ce42" table:formula="of:=[.O549]-[.O548]" office:value-type="float" office:value="0.0131778171462693" calcext:value-type="float">
            <text:p>0.0132</text:p>
          </table:table-cell>
          <table:table-cell table:style-name="ce45" table:number-columns-repeated="2"/>
          <table:table-cell table:style-name="ce48" table:formula="of:=[.O549] - AVERAGE([.O544:.O549])" office:value-type="float" office:value="0.0240536381287945" calcext:value-type="float">
            <text:p>0.0240536381</text:p>
          </table:table-cell>
          <table:table-cell table:style-name="ce45" table:formula="of:=[.M549]-[.M548]" office:value-type="float" office:value="0.00153675063598863" calcext:value-type="float">
            <text:p>0.002</text:p>
          </table:table-cell>
          <table:table-cell table:style-name="ce45" table:formula="of:=AVERAGE([.O544:.O549])" office:value-type="float" office:value="0.612942336004761" calcext:value-type="float">
            <text:p>0.613</text:p>
          </table:table-cell>
          <table:table-cell table:style-name="ce9"/>
          <table:table-cell table:style-name="ce14" table:formula="of:=LOG([.X549])" office:value-type="float" office:value="3.10002573010786" calcext:value-type="float">
            <text:p>3.1000257301</text:p>
          </table:table-cell>
          <table:table-cell table:style-name="ce44" table:formula="of:=[.X548]+1" office:value-type="float" office:value="1259" calcext:value-type="float">
            <text:p>125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50]/[.D549]" office:value-type="percentage" office:value="0.00242353445709031" calcext:value-type="percentage">
            <text:p>0.2424%</text:p>
          </table:table-cell>
          <table:table-cell table:style-name="ce6" table:formula="of:=([.D550]-[.D549])" office:value-type="float" office:value="0.000154730000000006" calcext:value-type="float">
            <text:p>0.00015473</text:p>
          </table:table-cell>
          <table:table-cell table:style-name="ce8" office:value-type="float" office:value="0.0639995" calcext:value-type="float">
            <text:p>0.0639995</text:p>
          </table:table-cell>
          <table:table-cell table:style-name="ce10" table:formula="of:=[.B550]-[.$S$2]" office:value-type="float" office:value="0.00242084928061972" calcext:value-type="float">
            <text:p>0.00242085</text:p>
          </table:table-cell>
          <table:table-cell table:style-name="ce9" table:formula="of:=SUM([.$E$3:.E550])" office:value-type="float" office:value="0.0131718095409133" calcext:value-type="float">
            <text:p>0.0131718095</text:p>
          </table:table-cell>
          <table:table-cell table:style-name="ce12" table:formula="of:=MAX([.$E$3:.E550]) - MIN([.$E$3:.E550])" office:value-type="float" office:value="0.00991855310791096" calcext:value-type="float">
            <text:p>0.009918553</text:p>
          </table:table-cell>
          <table:table-cell table:style-name="ce9" table:formula="of:=STDEV([.$E$3:.E550])" office:value-type="float" office:value="0.00132936821145664" calcext:value-type="float">
            <text:p>0.0013293682</text:p>
          </table:table-cell>
          <table:table-cell table:style-name="ce9" table:formula="of:=[.G550]/[.H550]" office:value-type="float" office:value="7.46110296788491" calcext:value-type="float">
            <text:p>7.4611029679</text:p>
          </table:table-cell>
          <table:table-cell table:style-name="ce9" table:formula="of:=SLOPE([.I535:.I550];[.W535:.W550])" office:value-type="float" office:value="-2.84288430571752" calcext:value-type="float">
            <text:p>-2.8428843057</text:p>
          </table:table-cell>
          <table:table-cell table:style-name="ce17" table:formula="of:=AVERAGE([.D543:.D550])" office:value-type="float" office:value="0.06394039375" calcext:value-type="float">
            <text:p>0.063940394</text:p>
          </table:table-cell>
          <table:table-cell table:style-name="ce19" table:formula="of:=([.D550] - [.K550])/[.K550]" office:value-type="percentage" office:value="0.000924396090382164" calcext:value-type="percentage">
            <text:p>0.092%</text:p>
          </table:table-cell>
          <table:table-cell table:style-name="ce22" table:formula="of:=[.D550]-[.L550]" office:value-type="float" office:value="0.0630751039096178" calcext:value-type="float">
            <text:p>0.06307510</text:p>
          </table:table-cell>
          <table:table-cell table:style-name="ce27" table:formula="of:=ABS([.L549]-[.L550])" office:value-type="float" office:value="0.00242088603762123" calcext:value-type="float">
            <text:p>0.0024209</text:p>
          </table:table-cell>
          <table:table-cell table:style-name="ce34" table:formula="of:=IF(([.J550] &gt; [.$P$53]);(([.$M$53]+[.J550])/[.$O$53]);(([.$L$53]-[.J550])/[.$O$53]))" office:value-type="float" office:value="0.656844346960709" calcext:value-type="float">
            <text:p>0.66</text:p>
          </table:table-cell>
          <table:table-cell table:style-name="ce42" table:formula="of:=[.O550]-[.O549]" office:value-type="float" office:value="0.0198483728271539" calcext:value-type="float">
            <text:p>0.0198</text:p>
          </table:table-cell>
          <table:table-cell table:style-name="ce45" table:number-columns-repeated="2"/>
          <table:table-cell table:style-name="ce48" table:formula="of:=[.O550] - AVERAGE([.O545:.O550])" office:value-type="float" office:value="0.0347389711219649" calcext:value-type="float">
            <text:p>0.0347389711</text:p>
          </table:table-cell>
          <table:table-cell table:style-name="ce45" table:formula="of:=[.M550]-[.M549]" office:value-type="float" office:value="-0.00226615603762123" calcext:value-type="float">
            <text:p>-0.002</text:p>
          </table:table-cell>
          <table:table-cell table:style-name="ce45" table:formula="of:=AVERAGE([.O545:.O550])" office:value-type="float" office:value="0.622105375838744" calcext:value-type="float">
            <text:p>0.622</text:p>
          </table:table-cell>
          <table:table-cell table:style-name="ce9"/>
          <table:table-cell table:style-name="ce14" table:formula="of:=LOG([.X550])" office:value-type="float" office:value="3.10037054511756" calcext:value-type="float">
            <text:p>3.1003705451</text:p>
          </table:table-cell>
          <table:table-cell table:style-name="ce44" table:formula="of:=[.X549]+1" office:value-type="float" office:value="1260" calcext:value-type="float">
            <text:p>126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51]/[.D550]" office:value-type="percentage" office:value="0" calcext:value-type="percentage">
            <text:p>0.0000%</text:p>
          </table:table-cell>
          <table:table-cell table:style-name="ce6" table:formula="of:=([.D551]-[.D550])" office:value-type="float" office:value="0" calcext:value-type="float">
            <text:p>0.00000000</text:p>
          </table:table-cell>
          <table:table-cell table:style-name="ce8" office:value-type="float" office:value="0.0639995" calcext:value-type="float">
            <text:p>0.0639995</text:p>
          </table:table-cell>
          <table:table-cell table:style-name="ce10" table:formula="of:=[.B551]-[.$S$2]" office:value-type="float" office:value="-0.00000268517647058823" calcext:value-type="float">
            <text:p>-0.00000269</text:p>
          </table:table-cell>
          <table:table-cell table:style-name="ce9" table:formula="of:=SUM([.$E$3:.E551])" office:value-type="float" office:value="0.0131691243644427" calcext:value-type="float">
            <text:p>0.0131691244</text:p>
          </table:table-cell>
          <table:table-cell table:style-name="ce12" table:formula="of:=MAX([.$E$3:.E551]) - MIN([.$E$3:.E551])" office:value-type="float" office:value="0.00991855310791096" calcext:value-type="float">
            <text:p>0.009918553</text:p>
          </table:table-cell>
          <table:table-cell table:style-name="ce9" table:formula="of:=STDEV([.$E$3:.E551])" office:value-type="float" office:value="0.00132815522003473" calcext:value-type="float">
            <text:p>0.0013281552</text:p>
          </table:table-cell>
          <table:table-cell table:style-name="ce9" table:formula="of:=[.G551]/[.H551]" office:value-type="float" office:value="7.46791712165362" calcext:value-type="float">
            <text:p>7.4679171217</text:p>
          </table:table-cell>
          <table:table-cell table:style-name="ce9" table:formula="of:=SLOPE([.I536:.I551];[.W536:.W551])" office:value-type="float" office:value="-5.57355855428756" calcext:value-type="float">
            <text:p>-5.5735585543</text:p>
          </table:table-cell>
          <table:table-cell table:style-name="ce17" table:formula="of:=AVERAGE([.D544:.D551])" office:value-type="float" office:value="0.06394158125" calcext:value-type="float">
            <text:p>0.063941581</text:p>
          </table:table-cell>
          <table:table-cell table:style-name="ce19" table:formula="of:=([.D551] - [.K551])/[.K551]" office:value-type="percentage" office:value="0.000905807283269376" calcext:value-type="percentage">
            <text:p>0.091%</text:p>
          </table:table-cell>
          <table:table-cell table:style-name="ce22" table:formula="of:=[.D551]-[.L551]" office:value-type="float" office:value="0.0630936927167306" calcext:value-type="float">
            <text:p>0.06309369</text:p>
          </table:table-cell>
          <table:table-cell table:style-name="ce27" table:formula="of:=ABS([.L550]-[.L551])" office:value-type="float" office:value="0.0000185888071127877" calcext:value-type="float">
            <text:p>0.0000186</text:p>
          </table:table-cell>
          <table:table-cell table:style-name="ce34" table:formula="of:=IF(([.J551] &gt; [.$P$53]);(([.$M$53]+[.J551])/[.$O$53]);(([.$L$53]-[.J551])/[.$O$53]))" office:value-type="float" office:value="0.671550562246885" calcext:value-type="float">
            <text:p>0.67</text:p>
          </table:table-cell>
          <table:table-cell table:style-name="ce42" table:formula="of:=[.O551]-[.O550]" office:value-type="float" office:value="0.0147062152861759" calcext:value-type="float">
            <text:p>0.0147</text:p>
          </table:table-cell>
          <table:table-cell table:style-name="ce45" table:number-columns-repeated="2"/>
          <table:table-cell table:style-name="ce48" table:formula="of:=[.O551] - AVERAGE([.O546:.O551])" office:value-type="float" office:value="0.0372995353458782" calcext:value-type="float">
            <text:p>0.0372995353</text:p>
          </table:table-cell>
          <table:table-cell table:style-name="ce45" table:formula="of:=[.M551]-[.M550]" office:value-type="float" office:value="0.0000185888071127932" calcext:value-type="float">
            <text:p>0.000</text:p>
          </table:table-cell>
          <table:table-cell table:style-name="ce45" table:formula="of:=AVERAGE([.O546:.O551])" office:value-type="float" office:value="0.634251026901007" calcext:value-type="float">
            <text:p>0.634</text:p>
          </table:table-cell>
          <table:table-cell table:style-name="ce9"/>
          <table:table-cell table:style-name="ce14" table:formula="of:=LOG([.X551])" office:value-type="float" office:value="3.10071508657308" calcext:value-type="float">
            <text:p>3.1007150866</text:p>
          </table:table-cell>
          <table:table-cell table:style-name="ce44" table:formula="of:=[.X550]+1" office:value-type="float" office:value="1261" calcext:value-type="float">
            <text:p>126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52]/[.D551]" office:value-type="percentage" office:value="-0.000812506347705787" calcext:value-type="percentage">
            <text:p>-0.0813%</text:p>
          </table:table-cell>
          <table:table-cell table:style-name="ce6" table:formula="of:=([.D552]-[.D551])" office:value-type="float" office:value="-0.0000519999999999965" calcext:value-type="float">
            <text:p>-0.00005200</text:p>
          </table:table-cell>
          <table:table-cell table:style-name="ce8" office:value-type="float" office:value="0.0639475" calcext:value-type="float">
            <text:p>0.0639475</text:p>
          </table:table-cell>
          <table:table-cell table:style-name="ce10" table:formula="of:=[.B552]-[.$S$2]" office:value-type="float" office:value="-0.000815191524176375" calcext:value-type="float">
            <text:p>-0.00081519</text:p>
          </table:table-cell>
          <table:table-cell table:style-name="ce9" table:formula="of:=SUM([.$E$3:.E552])" office:value-type="float" office:value="0.0123539328402664" calcext:value-type="float">
            <text:p>0.0123539328</text:p>
          </table:table-cell>
          <table:table-cell table:style-name="ce12" table:formula="of:=MAX([.$E$3:.E552]) - MIN([.$E$3:.E552])" office:value-type="float" office:value="0.00991855310791096" calcext:value-type="float">
            <text:p>0.009918553</text:p>
          </table:table-cell>
          <table:table-cell table:style-name="ce9" table:formula="of:=STDEV([.$E$3:.E552])" office:value-type="float" office:value="0.00132742743042595" calcext:value-type="float">
            <text:p>0.0013274274</text:p>
          </table:table-cell>
          <table:table-cell table:style-name="ce9" table:formula="of:=[.G552]/[.H552]" office:value-type="float" office:value="7.47201156203942" calcext:value-type="float">
            <text:p>7.472011562</text:p>
          </table:table-cell>
          <table:table-cell table:style-name="ce9" table:formula="of:=SLOPE([.I537:.I552];[.W537:.W552])" office:value-type="float" office:value="-7.52691620570955" calcext:value-type="float">
            <text:p>-7.5269162057</text:p>
          </table:table-cell>
          <table:table-cell table:style-name="ce17" table:formula="of:=AVERAGE([.D545:.D552])" office:value-type="float" office:value="0.06394251875" calcext:value-type="float">
            <text:p>0.063942519</text:p>
          </table:table-cell>
          <table:table-cell table:style-name="ce19" table:formula="of:=([.D552] - [.K552])/[.K552]" office:value-type="percentage" office:value="0.0000779019985040538" calcext:value-type="percentage">
            <text:p>0.008%</text:p>
          </table:table-cell>
          <table:table-cell table:style-name="ce22" table:formula="of:=[.D552]-[.L552]" office:value-type="float" office:value="0.063869598001496" calcext:value-type="float">
            <text:p>0.06386960</text:p>
          </table:table-cell>
          <table:table-cell table:style-name="ce27" table:formula="of:=ABS([.L551]-[.L552])" office:value-type="float" office:value="0.000827905284765322" calcext:value-type="float">
            <text:p>0.0008279</text:p>
          </table:table-cell>
          <table:table-cell table:style-name="ce34" table:formula="of:=IF(([.J552] &gt; [.$P$53]);(([.$M$53]+[.J552])/[.$O$53]);(([.$L$53]-[.J552])/[.$O$53]))" office:value-type="float" office:value="0.6820704908571" calcext:value-type="float">
            <text:p>0.68</text:p>
          </table:table-cell>
          <table:table-cell table:style-name="ce42" table:formula="of:=[.O552]-[.O551]" office:value-type="float" office:value="0.0105199286102156" calcext:value-type="float">
            <text:p>0.0105</text:p>
          </table:table-cell>
          <table:table-cell table:style-name="ce45" table:number-columns-repeated="2"/>
          <table:table-cell table:style-name="ce48" table:formula="of:=[.O552] - AVERAGE([.O547:.O552])" office:value-type="float" office:value="0.0344769684518581" calcext:value-type="float">
            <text:p>0.0344769685</text:p>
          </table:table-cell>
          <table:table-cell table:style-name="ce45" table:formula="of:=[.M552]-[.M551]" office:value-type="float" office:value="0.00077590528476533" calcext:value-type="float">
            <text:p>0.001</text:p>
          </table:table-cell>
          <table:table-cell table:style-name="ce45" table:formula="of:=AVERAGE([.O547:.O552])" office:value-type="float" office:value="0.647593522405242" calcext:value-type="float">
            <text:p>0.648</text:p>
          </table:table-cell>
          <table:table-cell table:style-name="ce9"/>
          <table:table-cell table:style-name="ce14" table:formula="of:=LOG([.X552])" office:value-type="float" office:value="3.10105935490812" calcext:value-type="float">
            <text:p>3.1010593549</text:p>
          </table:table-cell>
          <table:table-cell table:style-name="ce44" table:formula="of:=[.X551]+1" office:value-type="float" office:value="1262" calcext:value-type="float">
            <text:p>126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53]/[.D552]" office:value-type="percentage" office:value="-0.000742796825521027" calcext:value-type="percentage">
            <text:p>-0.0743%</text:p>
          </table:table-cell>
          <table:table-cell table:style-name="ce6" table:formula="of:=([.D553]-[.D552])" office:value-type="float" office:value="-0.0000475000000000059" calcext:value-type="float">
            <text:p>-0.00004750</text:p>
          </table:table-cell>
          <table:table-cell table:style-name="ce8" office:value-type="float" office:value="0.0639" calcext:value-type="float">
            <text:p>0.0639</text:p>
          </table:table-cell>
          <table:table-cell table:style-name="ce10" table:formula="of:=[.B553]-[.$S$2]" office:value-type="float" office:value="-0.000745482001991615" calcext:value-type="float">
            <text:p>-0.00074548</text:p>
          </table:table-cell>
          <table:table-cell table:style-name="ce9" table:formula="of:=SUM([.$E$3:.E553])" office:value-type="float" office:value="0.0116084508382748" calcext:value-type="float">
            <text:p>0.0116084508</text:p>
          </table:table-cell>
          <table:table-cell table:style-name="ce12" table:formula="of:=MAX([.$E$3:.E553]) - MIN([.$E$3:.E553])" office:value-type="float" office:value="0.00991855310791096" calcext:value-type="float">
            <text:p>0.009918553</text:p>
          </table:table-cell>
          <table:table-cell table:style-name="ce9" table:formula="of:=STDEV([.$E$3:.E553])" office:value-type="float" office:value="0.00132662358456092" calcext:value-type="float">
            <text:p>0.0013266236</text:p>
          </table:table-cell>
          <table:table-cell table:style-name="ce9" table:formula="of:=[.G553]/[.H553]" office:value-type="float" office:value="7.47653910524571" calcext:value-type="float">
            <text:p>7.4765391052</text:p>
          </table:table-cell>
          <table:table-cell table:style-name="ce9" table:formula="of:=SLOPE([.I538:.I553];[.W538:.W553])" office:value-type="float" office:value="-8.62997864846086" calcext:value-type="float">
            <text:p>-8.6299786485</text:p>
          </table:table-cell>
          <table:table-cell table:style-name="ce17" table:formula="of:=AVERAGE([.D546:.D553])" office:value-type="float" office:value="0.06393327" calcext:value-type="float">
            <text:p>0.063933270</text:p>
          </table:table-cell>
          <table:table-cell table:style-name="ce19" table:formula="of:=([.D553] - [.K553])/[.K553]" office:value-type="percentage" office:value="-0.000520386334063656" calcext:value-type="percentage">
            <text:p>-0.052%</text:p>
          </table:table-cell>
          <table:table-cell table:style-name="ce22" table:formula="of:=[.D553]-[.L553]" office:value-type="float" office:value="0.0644203863340637" calcext:value-type="float">
            <text:p>0.06442039</text:p>
          </table:table-cell>
          <table:table-cell table:style-name="ce27" table:formula="of:=ABS([.L552]-[.L553])" office:value-type="float" office:value="0.00059828833256771" calcext:value-type="float">
            <text:p>0.0005983</text:p>
          </table:table-cell>
          <table:table-cell table:style-name="ce34" table:formula="of:=IF(([.J553] &gt; [.$P$53]);(([.$M$53]+[.J553])/[.$O$53]);(([.$L$53]-[.J553])/[.$O$53]))" office:value-type="float" office:value="0.688011101959172" calcext:value-type="float">
            <text:p>0.69</text:p>
          </table:table-cell>
          <table:table-cell table:style-name="ce42" table:formula="of:=[.O553]-[.O552]" office:value-type="float" office:value="0.00594061110207134" calcext:value-type="float">
            <text:p>0.0059</text:p>
          </table:table-cell>
          <table:table-cell table:style-name="ce45" table:number-columns-repeated="2"/>
          <table:table-cell table:style-name="ce48" table:formula="of:=[.O553] - AVERAGE([.O548:.O553])" office:value-type="float" office:value="0.0281293297683873" calcext:value-type="float">
            <text:p>0.0281293298</text:p>
          </table:table-cell>
          <table:table-cell table:style-name="ce45" table:formula="of:=[.M553]-[.M552]" office:value-type="float" office:value="0.000550788332567692" calcext:value-type="float">
            <text:p>0.001</text:p>
          </table:table-cell>
          <table:table-cell table:style-name="ce45" table:formula="of:=AVERAGE([.O548:.O553])" office:value-type="float" office:value="0.659881772190784" calcext:value-type="float">
            <text:p>0.660</text:p>
          </table:table-cell>
          <table:table-cell table:style-name="ce9"/>
          <table:table-cell table:style-name="ce14" table:formula="of:=LOG([.X553])" office:value-type="float" office:value="3.10140335055533" calcext:value-type="float">
            <text:p>3.1014033506</text:p>
          </table:table-cell>
          <table:table-cell table:style-name="ce44" table:formula="of:=[.X552]+1" office:value-type="float" office:value="1263" calcext:value-type="float">
            <text:p>126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54]/[.D553]" office:value-type="percentage" office:value="0" calcext:value-type="percentage">
            <text:p>0.0000%</text:p>
          </table:table-cell>
          <table:table-cell table:style-name="ce6" table:formula="of:=([.D554]-[.D553])" office:value-type="float" office:value="0" calcext:value-type="float">
            <text:p>0.00000000</text:p>
          </table:table-cell>
          <table:table-cell table:style-name="ce8" office:value-type="float" office:value="0.0639" calcext:value-type="float">
            <text:p>0.0639</text:p>
          </table:table-cell>
          <table:table-cell table:style-name="ce10" table:formula="of:=[.B554]-[.$S$2]" office:value-type="float" office:value="-0.00000268517647058823" calcext:value-type="float">
            <text:p>-0.00000269</text:p>
          </table:table-cell>
          <table:table-cell table:style-name="ce9" table:formula="of:=SUM([.$E$3:.E554])" office:value-type="float" office:value="0.0116057656618042" calcext:value-type="float">
            <text:p>0.0116057657</text:p>
          </table:table-cell>
          <table:table-cell table:style-name="ce12" table:formula="of:=MAX([.$E$3:.E554]) - MIN([.$E$3:.E554])" office:value-type="float" office:value="0.00991855310791096" calcext:value-type="float">
            <text:p>0.009918553</text:p>
          </table:table-cell>
          <table:table-cell table:style-name="ce9" table:formula="of:=STDEV([.$E$3:.E554])" office:value-type="float" office:value="0.00132541959079204" calcext:value-type="float">
            <text:p>0.0013254196</text:p>
          </table:table-cell>
          <table:table-cell table:style-name="ce9" table:formula="of:=[.G554]/[.H554]" office:value-type="float" office:value="7.48333069528864" calcext:value-type="float">
            <text:p>7.4833306953</text:p>
          </table:table-cell>
          <table:table-cell table:style-name="ce9" table:formula="of:=SLOPE([.I539:.I554];[.W539:.W554])" office:value-type="float" office:value="-8.68199096970503" calcext:value-type="float">
            <text:p>-8.6819909697</text:p>
          </table:table-cell>
          <table:table-cell table:style-name="ce17" table:formula="of:=AVERAGE([.D547:.D554])" office:value-type="float" office:value="0.06394306875" calcext:value-type="float">
            <text:p>0.063943069</text:p>
          </table:table-cell>
          <table:table-cell table:style-name="ce19" table:formula="of:=([.D554] - [.K554])/[.K554]" office:value-type="percentage" office:value="-0.000673548374232506" calcext:value-type="percentage">
            <text:p>-0.067%</text:p>
          </table:table-cell>
          <table:table-cell table:style-name="ce22" table:formula="of:=[.D554]-[.L554]" office:value-type="float" office:value="0.0645735483742325" calcext:value-type="float">
            <text:p>0.06457355</text:p>
          </table:table-cell>
          <table:table-cell table:style-name="ce27" table:formula="of:=ABS([.L553]-[.L554])" office:value-type="float" office:value="0.00015316204016885" calcext:value-type="float">
            <text:p>0.0001532</text:p>
          </table:table-cell>
          <table:table-cell table:style-name="ce34" table:formula="of:=IF(([.J554] &gt; [.$P$53]);(([.$M$53]+[.J554])/[.$O$53]);(([.$L$53]-[.J554])/[.$O$53]))" office:value-type="float" office:value="0.688291217536543" calcext:value-type="float">
            <text:p>0.69</text:p>
          </table:table-cell>
          <table:table-cell table:style-name="ce42" table:formula="of:=[.O554]-[.O553]" office:value-type="float" office:value="0.000280115577371176" calcext:value-type="float">
            <text:p>0.0003</text:p>
          </table:table-cell>
          <table:table-cell table:style-name="ce45" table:number-columns-repeated="2"/>
          <table:table-cell table:style-name="ce48" table:formula="of:=[.O554] - AVERAGE([.O549:.O554])" office:value-type="float" office:value="0.0176639352542156" calcext:value-type="float">
            <text:p>0.0176639353</text:p>
          </table:table-cell>
          <table:table-cell table:style-name="ce45" table:formula="of:=[.M554]-[.M553]" office:value-type="float" office:value="0.000153162040168853" calcext:value-type="float">
            <text:p>0.000</text:p>
          </table:table-cell>
          <table:table-cell table:style-name="ce45" table:formula="of:=AVERAGE([.O549:.O554])" office:value-type="float" office:value="0.670627282282327" calcext:value-type="float">
            <text:p>0.671</text:p>
          </table:table-cell>
          <table:table-cell table:style-name="ce9"/>
          <table:table-cell table:style-name="ce14" table:formula="of:=LOG([.X554])" office:value-type="float" office:value="3.10174707394637" calcext:value-type="float">
            <text:p>3.1017470739</text:p>
          </table:table-cell>
          <table:table-cell table:style-name="ce44" table:formula="of:=[.X553]+1" office:value-type="float" office:value="1264" calcext:value-type="float">
            <text:p>126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55]/[.D554]" office:value-type="percentage" office:value="0" calcext:value-type="percentage">
            <text:p>0.0000%</text:p>
          </table:table-cell>
          <table:table-cell table:style-name="ce6" table:formula="of:=([.D555]-[.D554])" office:value-type="float" office:value="0" calcext:value-type="float">
            <text:p>0.00000000</text:p>
          </table:table-cell>
          <table:table-cell table:style-name="ce8" office:value-type="float" office:value="0.0639" calcext:value-type="float">
            <text:p>0.0639</text:p>
          </table:table-cell>
          <table:table-cell table:style-name="ce10" table:formula="of:=[.B555]-[.$S$2]" office:value-type="float" office:value="-0.00000268517647058823" calcext:value-type="float">
            <text:p>-0.00000269</text:p>
          </table:table-cell>
          <table:table-cell table:style-name="ce9" table:formula="of:=SUM([.$E$3:.E555])" office:value-type="float" office:value="0.0116030804853336" calcext:value-type="float">
            <text:p>0.0116030805</text:p>
          </table:table-cell>
          <table:table-cell table:style-name="ce12" table:formula="of:=MAX([.$E$3:.E555]) - MIN([.$E$3:.E555])" office:value-type="float" office:value="0.00991855310791096" calcext:value-type="float">
            <text:p>0.009918553</text:p>
          </table:table-cell>
          <table:table-cell table:style-name="ce9" table:formula="of:=STDEV([.$E$3:.E555])" office:value-type="float" office:value="0.00132421886918495" calcext:value-type="float">
            <text:p>0.0013242189</text:p>
          </table:table-cell>
          <table:table-cell table:style-name="ce9" table:formula="of:=[.G555]/[.H555]" office:value-type="float" office:value="7.49011612711406" calcext:value-type="float">
            <text:p>7.4901161271</text:p>
          </table:table-cell>
          <table:table-cell table:style-name="ce9" table:formula="of:=SLOPE([.I540:.I555];[.W540:.W555])" office:value-type="float" office:value="-7.6733774914607" calcext:value-type="float">
            <text:p>-7.6733774915</text:p>
          </table:table-cell>
          <table:table-cell table:style-name="ce17" table:formula="of:=AVERAGE([.D548:.D555])" office:value-type="float" office:value="0.06393063125" calcext:value-type="float">
            <text:p>0.063930631</text:p>
          </table:table-cell>
          <table:table-cell table:style-name="ce19" table:formula="of:=([.D555] - [.K555])/[.K555]" office:value-type="percentage" office:value="-0.000479132606718882" calcext:value-type="percentage">
            <text:p>-0.048%</text:p>
          </table:table-cell>
          <table:table-cell table:style-name="ce22" table:formula="of:=[.D555]-[.L555]" office:value-type="float" office:value="0.0643791326067189" calcext:value-type="float">
            <text:p>0.06437913</text:p>
          </table:table-cell>
          <table:table-cell table:style-name="ce27" table:formula="of:=ABS([.L554]-[.L555])" office:value-type="float" office:value="0.000194415767513624" calcext:value-type="float">
            <text:p>0.0001944</text:p>
          </table:table-cell>
          <table:table-cell table:style-name="ce34" table:formula="of:=IF(([.J555] &gt; [.$P$53]);(([.$M$53]+[.J555])/[.$O$53]);(([.$L$53]-[.J555])/[.$O$53]))" office:value-type="float" office:value="0.682859267182389" calcext:value-type="float">
            <text:p>0.68</text:p>
          </table:table-cell>
          <table:table-cell table:style-name="ce42" table:formula="of:=[.O555]-[.O554]" office:value-type="float" office:value="-0.00543195035415422" calcext:value-type="float">
            <text:p>-0.0054</text:p>
          </table:table-cell>
          <table:table-cell table:style-name="ce45" table:number-columns-repeated="2"/>
          <table:table-cell table:style-name="ce48" table:formula="of:=[.O555] - AVERAGE([.O550:.O555])" office:value-type="float" office:value="0.00458810272525578" calcext:value-type="float">
            <text:p>0.0045881027</text:p>
          </table:table-cell>
          <table:table-cell table:style-name="ce45" table:formula="of:=[.M555]-[.M554]" office:value-type="float" office:value="-0.000194415767513625" calcext:value-type="float">
            <text:p>0.000</text:p>
          </table:table-cell>
          <table:table-cell table:style-name="ce45" table:formula="of:=AVERAGE([.O550:.O555])" office:value-type="float" office:value="0.678271164457133" calcext:value-type="float">
            <text:p>0.678</text:p>
          </table:table-cell>
          <table:table-cell table:style-name="ce9"/>
          <table:table-cell table:style-name="ce14" table:formula="of:=LOG([.X555])" office:value-type="float" office:value="3.10209052551184" calcext:value-type="float">
            <text:p>3.1020905255</text:p>
          </table:table-cell>
          <table:table-cell table:style-name="ce44" table:formula="of:=[.X554]+1" office:value-type="float" office:value="1265" calcext:value-type="float">
            <text:p>126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56]/[.D555]" office:value-type="percentage" office:value="0.000778560250391255" calcext:value-type="percentage">
            <text:p>0.0779%</text:p>
          </table:table-cell>
          <table:table-cell table:style-name="ce6" table:formula="of:=([.D556]-[.D555])" office:value-type="float" office:value="0.0000497500000000012" calcext:value-type="float">
            <text:p>0.00004975</text:p>
          </table:table-cell>
          <table:table-cell table:style-name="ce8" office:value-type="float" office:value="0.06394975" calcext:value-type="float">
            <text:p>0.06394975</text:p>
          </table:table-cell>
          <table:table-cell table:style-name="ce10" table:formula="of:=[.B556]-[.$S$2]" office:value-type="float" office:value="0.000775875073920667" calcext:value-type="float">
            <text:p>0.00077588</text:p>
          </table:table-cell>
          <table:table-cell table:style-name="ce9" table:formula="of:=SUM([.$E$3:.E556])" office:value-type="float" office:value="0.0123789555592542" calcext:value-type="float">
            <text:p>0.0123789556</text:p>
          </table:table-cell>
          <table:table-cell table:style-name="ce12" table:formula="of:=MAX([.$E$3:.E556]) - MIN([.$E$3:.E556])" office:value-type="float" office:value="0.00991855310791096" calcext:value-type="float">
            <text:p>0.009918553</text:p>
          </table:table-cell>
          <table:table-cell table:style-name="ce9" table:formula="of:=STDEV([.$E$3:.E556])" office:value-type="float" office:value="0.00132340971028059" calcext:value-type="float">
            <text:p>0.0013234097</text:p>
          </table:table-cell>
          <table:table-cell table:style-name="ce9" table:formula="of:=[.G556]/[.H556]" office:value-type="float" office:value="7.49469573244102" calcext:value-type="float">
            <text:p>7.4946957324</text:p>
          </table:table-cell>
          <table:table-cell table:style-name="ce9" table:formula="of:=SLOPE([.I541:.I556];[.W541:.W556])" office:value-type="float" office:value="-5.75592458006413" calcext:value-type="float">
            <text:p>-5.7559245801</text:p>
          </table:table-cell>
          <table:table-cell table:style-name="ce17" table:formula="of:=AVERAGE([.D549:.D556])" office:value-type="float" office:value="0.0639301275" calcext:value-type="float">
            <text:p>0.063930128</text:p>
          </table:table-cell>
          <table:table-cell table:style-name="ce19" table:formula="of:=([.D556] - [.K556])/[.K556]" office:value-type="percentage" office:value="0.00030693666299972" calcext:value-type="percentage">
            <text:p>0.031%</text:p>
          </table:table-cell>
          <table:table-cell table:style-name="ce22" table:formula="of:=[.D556]-[.L556]" office:value-type="float" office:value="0.0636428133370003" calcext:value-type="float">
            <text:p>0.06364281</text:p>
          </table:table-cell>
          <table:table-cell table:style-name="ce27" table:formula="of:=ABS([.L555]-[.L556])" office:value-type="float" office:value="0.000786069269718602" calcext:value-type="float">
            <text:p>0.0007861</text:p>
          </table:table-cell>
          <table:table-cell table:style-name="ce34" table:formula="of:=IF(([.J556] &gt; [.$P$53]);(([.$M$53]+[.J556])/[.$O$53]);(([.$L$53]-[.J556])/[.$O$53]))" office:value-type="float" office:value="0.67253270577329" calcext:value-type="float">
            <text:p>0.67</text:p>
          </table:table-cell>
          <table:table-cell table:style-name="ce42" table:formula="of:=[.O556]-[.O555]" office:value-type="float" office:value="-0.0103265614090986" calcext:value-type="float">
            <text:p>-0.0103</text:p>
          </table:table-cell>
          <table:table-cell table:style-name="ce45" table:number-columns-repeated="2"/>
          <table:table-cell table:style-name="ce48" table:formula="of:=[.O556] - AVERAGE([.O551:.O556])" office:value-type="float" office:value="-0.00835318515260641" calcext:value-type="float">
            <text:p>-0.0083531852</text:p>
          </table:table-cell>
          <table:table-cell table:style-name="ce45" table:formula="of:=[.M556]-[.M555]" office:value-type="float" office:value="-0.000736319269718594" calcext:value-type="float">
            <text:p>-0.001</text:p>
          </table:table-cell>
          <table:table-cell table:style-name="ce45" table:formula="of:=AVERAGE([.O551:.O556])" office:value-type="float" office:value="0.680885890925897" calcext:value-type="float">
            <text:p>0.681</text:p>
          </table:table-cell>
          <table:table-cell table:style-name="ce9"/>
          <table:table-cell table:style-name="ce14" table:formula="of:=LOG([.X556])" office:value-type="float" office:value="3.10243370568134" calcext:value-type="float">
            <text:p>3.1024337057</text:p>
          </table:table-cell>
          <table:table-cell table:style-name="ce44" table:formula="of:=[.X555]+1" office:value-type="float" office:value="1266" calcext:value-type="float">
            <text:p>126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57]/[.D556]" office:value-type="percentage" office:value="0.000731042732770624" calcext:value-type="percentage">
            <text:p>0.0731%</text:p>
          </table:table-cell>
          <table:table-cell table:style-name="ce6" table:formula="of:=([.D557]-[.D556])" office:value-type="float" office:value="0.0000467499999999982" calcext:value-type="float">
            <text:p>0.00004675</text:p>
          </table:table-cell>
          <table:table-cell table:style-name="ce8" office:value-type="float" office:value="0.0639965" calcext:value-type="float">
            <text:p>0.0639965</text:p>
          </table:table-cell>
          <table:table-cell table:style-name="ce10" table:formula="of:=[.B557]-[.$S$2]" office:value-type="float" office:value="0.000728357556300035" calcext:value-type="float">
            <text:p>0.00072836</text:p>
          </table:table-cell>
          <table:table-cell table:style-name="ce9" table:formula="of:=SUM([.$E$3:.E557])" office:value-type="float" office:value="0.0131073131155543" calcext:value-type="float">
            <text:p>0.0131073131</text:p>
          </table:table-cell>
          <table:table-cell table:style-name="ce12" table:formula="of:=MAX([.$E$3:.E557]) - MIN([.$E$3:.E557])" office:value-type="float" office:value="0.00991855310791096" calcext:value-type="float">
            <text:p>0.009918553</text:p>
          </table:table-cell>
          <table:table-cell table:style-name="ce9" table:formula="of:=STDEV([.$E$3:.E557])" office:value-type="float" office:value="0.00132255433957014" calcext:value-type="float">
            <text:p>0.0013225543</text:p>
          </table:table-cell>
          <table:table-cell table:style-name="ce9" table:formula="of:=[.G557]/[.H557]" office:value-type="float" office:value="7.49954297615833" calcext:value-type="float">
            <text:p>7.4995429762</text:p>
          </table:table-cell>
          <table:table-cell table:style-name="ce9" table:formula="of:=SLOPE([.I542:.I557];[.W542:.W557])" office:value-type="float" office:value="-3.7494196324012" calcext:value-type="float">
            <text:p>-3.7494196324</text:p>
          </table:table-cell>
          <table:table-cell table:style-name="ce17" table:formula="of:=AVERAGE([.D550:.D557])" office:value-type="float" office:value="0.06394909375" calcext:value-type="float">
            <text:p>0.063949094</text:p>
          </table:table-cell>
          <table:table-cell table:style-name="ce19" table:formula="of:=([.D557] - [.K557])/[.K557]" office:value-type="percentage" office:value="0.000741312303585112" calcext:value-type="percentage">
            <text:p>0.074%</text:p>
          </table:table-cell>
          <table:table-cell table:style-name="ce22" table:formula="of:=[.D557]-[.L557]" office:value-type="float" office:value="0.0632551876964149" calcext:value-type="float">
            <text:p>0.06325519</text:p>
          </table:table-cell>
          <table:table-cell table:style-name="ce27" table:formula="of:=ABS([.L556]-[.L557])" office:value-type="float" office:value="0.000434375640585391" calcext:value-type="float">
            <text:p>0.0004344</text:p>
          </table:table-cell>
          <table:table-cell table:style-name="ce34" table:formula="of:=IF(([.J557] &gt; [.$P$53]);(([.$M$53]+[.J557])/[.$O$53]);(([.$L$53]-[.J557])/[.$O$53]))" office:value-type="float" office:value="0.661726549107565" calcext:value-type="float">
            <text:p>0.66</text:p>
          </table:table-cell>
          <table:table-cell table:style-name="ce42" table:formula="of:=[.O557]-[.O556]" office:value-type="float" office:value="-0.0108061566657247" calcext:value-type="float">
            <text:p>-0.0108</text:p>
          </table:table-cell>
          <table:table-cell table:style-name="ce45" table:number-columns-repeated="2"/>
          <table:table-cell table:style-name="ce48" table:formula="of:=[.O557] - AVERAGE([.O552:.O557])" office:value-type="float" office:value="-0.0175220062951111" calcext:value-type="float">
            <text:p>-0.0175220063</text:p>
          </table:table-cell>
          <table:table-cell table:style-name="ce45" table:formula="of:=[.M557]-[.M556]" office:value-type="float" office:value="-0.000387625640585393" calcext:value-type="float">
            <text:p>0.000</text:p>
          </table:table-cell>
          <table:table-cell table:style-name="ce45" table:formula="of:=AVERAGE([.O552:.O557])" office:value-type="float" office:value="0.679248555402677" calcext:value-type="float">
            <text:p>0.679</text:p>
          </table:table-cell>
          <table:table-cell table:style-name="ce9"/>
          <table:table-cell table:style-name="ce14" table:formula="of:=LOG([.X557])" office:value-type="float" office:value="3.10277661488344" calcext:value-type="float">
            <text:p>3.1027766149</text:p>
          </table:table-cell>
          <table:table-cell table:style-name="ce44" table:formula="of:=[.X556]+1" office:value-type="float" office:value="1267" calcext:value-type="float">
            <text:p>126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58]/[.D557]" office:value-type="percentage" office:value="-0.00197167032572078" calcext:value-type="percentage">
            <text:p>-0.1972%</text:p>
          </table:table-cell>
          <table:table-cell table:style-name="ce6" table:formula="of:=([.D558]-[.D557])" office:value-type="float" office:value="-0.00012617999999999" calcext:value-type="float">
            <text:p>-0.00012618</text:p>
          </table:table-cell>
          <table:table-cell table:style-name="ce8" office:value-type="float" office:value="0.06387032" calcext:value-type="float">
            <text:p>0.06387032</text:p>
          </table:table-cell>
          <table:table-cell table:style-name="ce10" table:formula="of:=[.B558]-[.$S$2]" office:value-type="float" office:value="-0.00197435550219136" calcext:value-type="float">
            <text:p>-0.00197436</text:p>
          </table:table-cell>
          <table:table-cell table:style-name="ce9" table:formula="of:=SUM([.$E$3:.E558])" office:value-type="float" office:value="0.0111329576133629" calcext:value-type="float">
            <text:p>0.0111329576</text:p>
          </table:table-cell>
          <table:table-cell table:style-name="ce12" table:formula="of:=MAX([.$E$3:.E558]) - MIN([.$E$3:.E558])" office:value-type="float" office:value="0.00991855310791096" calcext:value-type="float">
            <text:p>0.009918553</text:p>
          </table:table-cell>
          <table:table-cell table:style-name="ce9" table:formula="of:=STDEV([.$E$3:.E558])" office:value-type="float" office:value="0.00132407629071457" calcext:value-type="float">
            <text:p>0.0013240763</text:p>
          </table:table-cell>
          <table:table-cell table:style-name="ce9" table:formula="of:=[.G558]/[.H558]" office:value-type="float" office:value="7.49092267376692" calcext:value-type="float">
            <text:p>7.4909226738</text:p>
          </table:table-cell>
          <table:table-cell table:style-name="ce9" table:formula="of:=SLOPE([.I543:.I558];[.W543:.W558])" office:value-type="float" office:value="-2.80405548719073" calcext:value-type="float">
            <text:p>-2.8040554872</text:p>
          </table:table-cell>
          <table:table-cell table:style-name="ce17" table:formula="of:=AVERAGE([.D551:.D558])" office:value-type="float" office:value="0.06393294625" calcext:value-type="float">
            <text:p>0.063932946</text:p>
          </table:table-cell>
          <table:table-cell table:style-name="ce19" table:formula="of:=([.D558] - [.K558])/[.K558]" office:value-type="percentage" office:value="-0.000979561457329256" calcext:value-type="percentage">
            <text:p>-0.098%</text:p>
          </table:table-cell>
          <table:table-cell table:style-name="ce22" table:formula="of:=[.D558]-[.L558]" office:value-type="float" office:value="0.0648498814573293" calcext:value-type="float">
            <text:p>0.06484988</text:p>
          </table:table-cell>
          <table:table-cell table:style-name="ce27" table:formula="of:=ABS([.L557]-[.L558])" office:value-type="float" office:value="0.00172087376091437" calcext:value-type="float">
            <text:p>0.0017209</text:p>
          </table:table-cell>
          <table:table-cell table:style-name="ce34" table:formula="of:=IF(([.J558] &gt; [.$P$53]);(([.$M$53]+[.J558])/[.$O$53]);(([.$L$53]-[.J558])/[.$O$53]))" office:value-type="float" office:value="0.656635231953724" calcext:value-type="float">
            <text:p>0.66</text:p>
          </table:table-cell>
          <table:table-cell table:style-name="ce42" table:formula="of:=[.O558]-[.O557]" office:value-type="float" office:value="-0.00509131715384115" calcext:value-type="float">
            <text:p>-0.0051</text:p>
          </table:table-cell>
          <table:table-cell table:style-name="ce45" table:number-columns-repeated="2"/>
          <table:table-cell table:style-name="ce48" table:formula="of:=[.O558] - AVERAGE([.O553:.O558])" office:value-type="float" office:value="-0.0183741136317229" calcext:value-type="float">
            <text:p>-0.0183741136</text:p>
          </table:table-cell>
          <table:table-cell table:style-name="ce45" table:formula="of:=[.M558]-[.M557]" office:value-type="float" office:value="0.00159469376091438" calcext:value-type="float">
            <text:p>0.002</text:p>
          </table:table-cell>
          <table:table-cell table:style-name="ce45" table:formula="of:=AVERAGE([.O553:.O558])" office:value-type="float" office:value="0.675009345585447" calcext:value-type="float">
            <text:p>0.675</text:p>
          </table:table-cell>
          <table:table-cell table:style-name="ce9"/>
          <table:table-cell table:style-name="ce14" table:formula="of:=LOG([.X558])" office:value-type="float" office:value="3.10311925354571" calcext:value-type="float">
            <text:p>3.1031192535</text:p>
          </table:table-cell>
          <table:table-cell table:style-name="ce44" table:formula="of:=[.X557]+1" office:value-type="float" office:value="1268" calcext:value-type="float">
            <text:p>126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59]/[.D558]" office:value-type="percentage" office:value="-0.00120071419714203" calcext:value-type="percentage">
            <text:p>-0.1201%</text:p>
          </table:table-cell>
          <table:table-cell table:style-name="ce6" table:formula="of:=([.D559]-[.D558])" office:value-type="float" office:value="-0.0000766900000000043" calcext:value-type="float">
            <text:p>-0.00007669</text:p>
          </table:table-cell>
          <table:table-cell table:style-name="ce8" office:value-type="float" office:value="0.06379363" calcext:value-type="float">
            <text:p>0.06379363</text:p>
          </table:table-cell>
          <table:table-cell table:style-name="ce10" table:formula="of:=[.B559]-[.$S$2]" office:value-type="float" office:value="-0.00120339937361261" calcext:value-type="float">
            <text:p>-0.00120340</text:p>
          </table:table-cell>
          <table:table-cell table:style-name="ce9" table:formula="of:=SUM([.$E$3:.E559])" office:value-type="float" office:value="0.0099295582397503" calcext:value-type="float">
            <text:p>0.0099295582</text:p>
          </table:table-cell>
          <table:table-cell table:style-name="ce12" table:formula="of:=MAX([.$E$3:.E559]) - MIN([.$E$3:.E559])" office:value-type="float" office:value="0.00991855310791096" calcext:value-type="float">
            <text:p>0.009918553</text:p>
          </table:table-cell>
          <table:table-cell table:style-name="ce9" table:formula="of:=STDEV([.$E$3:.E559])" office:value-type="float" office:value="0.00132390030310208" calcext:value-type="float">
            <text:p>0.0013239003</text:p>
          </table:table-cell>
          <table:table-cell table:style-name="ce9" table:formula="of:=[.G559]/[.H559]" office:value-type="float" office:value="7.49191845086103" calcext:value-type="float">
            <text:p>7.4919184509</text:p>
          </table:table-cell>
          <table:table-cell table:style-name="ce9" table:formula="of:=SLOPE([.I544:.I559];[.W544:.W559])" office:value-type="float" office:value="-1.23025687900122" calcext:value-type="float">
            <text:p>-1.230256879</text:p>
          </table:table-cell>
          <table:table-cell table:style-name="ce17" table:formula="of:=AVERAGE([.D552:.D559])" office:value-type="float" office:value="0.0639072125" calcext:value-type="float">
            <text:p>0.063907213</text:p>
          </table:table-cell>
          <table:table-cell table:style-name="ce19" table:formula="of:=([.D559] - [.K559])/[.K559]" office:value-type="percentage" office:value="-0.00177730330516295" calcext:value-type="percentage">
            <text:p>-0.178%</text:p>
          </table:table-cell>
          <table:table-cell table:style-name="ce22" table:formula="of:=[.D559]-[.L559]" office:value-type="float" office:value="0.0655709333051629" calcext:value-type="float">
            <text:p>0.06557093</text:p>
          </table:table-cell>
          <table:table-cell table:style-name="ce27" table:formula="of:=ABS([.L558]-[.L559])" office:value-type="float" office:value="0.00079774184783369" calcext:value-type="float">
            <text:p>0.0007977</text:p>
          </table:table-cell>
          <table:table-cell table:style-name="ce34" table:formula="of:=IF(([.J559] &gt; [.$P$53]);(([.$M$53]+[.J559])/[.$O$53]);(([.$L$53]-[.J559])/[.$O$53]))" office:value-type="float" office:value="0.648159442078297" calcext:value-type="float">
            <text:p>0.65</text:p>
          </table:table-cell>
          <table:table-cell table:style-name="ce42" table:formula="of:=[.O559]-[.O558]" office:value-type="float" office:value="-0.00847578987542685" calcext:value-type="float">
            <text:p>-0.0085</text:p>
          </table:table-cell>
          <table:table-cell table:style-name="ce45" table:number-columns-repeated="2"/>
          <table:table-cell table:style-name="ce48" table:formula="of:=[.O559] - AVERAGE([.O554:.O559])" office:value-type="float" office:value="-0.0202079601936707" calcext:value-type="float">
            <text:p>-0.0202079602</text:p>
          </table:table-cell>
          <table:table-cell table:style-name="ce45" table:formula="of:=[.M559]-[.M558]" office:value-type="float" office:value="0.000721051847833679" calcext:value-type="float">
            <text:p>0.001</text:p>
          </table:table-cell>
          <table:table-cell table:style-name="ce45" table:formula="of:=AVERAGE([.O554:.O559])" office:value-type="float" office:value="0.668367402271968" calcext:value-type="float">
            <text:p>0.668</text:p>
          </table:table-cell>
          <table:table-cell table:style-name="ce9"/>
          <table:table-cell table:style-name="ce14" table:formula="of:=LOG([.X559])" office:value-type="float" office:value="3.1034616220947" calcext:value-type="float">
            <text:p>3.1034616221</text:p>
          </table:table-cell>
          <table:table-cell table:style-name="ce44" table:formula="of:=[.X558]+1" office:value-type="float" office:value="1269" calcext:value-type="float">
            <text:p>126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60]/[.D559]" office:value-type="percentage" office:value="0.00300562924542773" calcext:value-type="percentage">
            <text:p>0.3006%</text:p>
          </table:table-cell>
          <table:table-cell table:style-name="ce6" table:formula="of:=([.D560]-[.D559])" office:value-type="float" office:value="0.000191739999999996" calcext:value-type="float">
            <text:p>0.00019174</text:p>
          </table:table-cell>
          <table:table-cell table:style-name="ce8" office:value-type="float" office:value="0.06398537" calcext:value-type="float">
            <text:p>0.06398537</text:p>
          </table:table-cell>
          <table:table-cell table:style-name="ce10" table:formula="of:=[.B560]-[.$S$2]" office:value-type="float" office:value="0.00300294406895714" calcext:value-type="float">
            <text:p>0.00300294</text:p>
          </table:table-cell>
          <table:table-cell table:style-name="ce9" table:formula="of:=SUM([.$E$3:.E560])" office:value-type="float" office:value="0.0129325023087074" calcext:value-type="float">
            <text:p>0.0129325023</text:p>
          </table:table-cell>
          <table:table-cell table:style-name="ce12" table:formula="of:=MAX([.$E$3:.E560]) - MIN([.$E$3:.E560])" office:value-type="float" office:value="0.00991855310791096" calcext:value-type="float">
            <text:p>0.009918553</text:p>
          </table:table-cell>
          <table:table-cell table:style-name="ce9" table:formula="of:=STDEV([.$E$3:.E560])" office:value-type="float" office:value="0.00132873425168497" calcext:value-type="float">
            <text:p>0.0013287343</text:p>
          </table:table-cell>
          <table:table-cell table:style-name="ce9" table:formula="of:=[.G560]/[.H560]" office:value-type="float" office:value="7.46466277612187" calcext:value-type="float">
            <text:p>7.4646627761</text:p>
          </table:table-cell>
          <table:table-cell table:style-name="ce9" table:formula="of:=SLOPE([.I545:.I560];[.W545:.W560])" office:value-type="float" office:value="-0.964301333463936" calcext:value-type="float">
            <text:p>-0.9643013335</text:p>
          </table:table-cell>
          <table:table-cell table:style-name="ce17" table:formula="of:=AVERAGE([.D553:.D560])" office:value-type="float" office:value="0.06391194625" calcext:value-type="float">
            <text:p>0.063911946</text:p>
          </table:table-cell>
          <table:table-cell table:style-name="ce19" table:formula="of:=([.D560] - [.K560])/[.K560]" office:value-type="percentage" office:value="0.00114882669529109" calcext:value-type="percentage">
            <text:p>0.115%</text:p>
          </table:table-cell>
          <table:table-cell table:style-name="ce22" table:formula="of:=[.D560]-[.L560]" office:value-type="float" office:value="0.0628365433047089" calcext:value-type="float">
            <text:p>0.06283654</text:p>
          </table:table-cell>
          <table:table-cell table:style-name="ce27" table:formula="of:=ABS([.L559]-[.L560])" office:value-type="float" office:value="0.00292613000045404" calcext:value-type="float">
            <text:p>0.0029261</text:p>
          </table:table-cell>
          <table:table-cell table:style-name="ce34" table:formula="of:=IF(([.J560] &gt; [.$P$53]);(([.$M$53]+[.J560])/[.$O$53]);(([.$L$53]-[.J560])/[.$O$53]))" office:value-type="float" office:value="0.646727122016221" calcext:value-type="float">
            <text:p>0.65</text:p>
          </table:table-cell>
          <table:table-cell table:style-name="ce42" table:formula="of:=[.O560]-[.O559]" office:value-type="float" office:value="-0.00143232006207694" calcext:value-type="float">
            <text:p>-0.0014</text:p>
          </table:table-cell>
          <table:table-cell table:style-name="ce45" table:number-columns-repeated="2"/>
          <table:table-cell table:style-name="ce48" table:formula="of:=[.O560] - AVERAGE([.O555:.O560])" office:value-type="float" office:value="-0.0147129310023606" calcext:value-type="float">
            <text:p>-0.0147129310</text:p>
          </table:table-cell>
          <table:table-cell table:style-name="ce45" table:formula="of:=[.M560]-[.M559]" office:value-type="float" office:value="-0.00273439000045404" calcext:value-type="float">
            <text:p>-0.003</text:p>
          </table:table-cell>
          <table:table-cell table:style-name="ce45" table:formula="of:=AVERAGE([.O555:.O560])" office:value-type="float" office:value="0.661440053018581" calcext:value-type="float">
            <text:p>0.661</text:p>
          </table:table-cell>
          <table:table-cell table:style-name="ce9"/>
          <table:table-cell table:style-name="ce14" table:formula="of:=LOG([.X560])" office:value-type="float" office:value="3.10380372095596" calcext:value-type="float">
            <text:p>3.103803721</text:p>
          </table:table-cell>
          <table:table-cell table:style-name="ce44" table:formula="of:=[.X559]+1" office:value-type="float" office:value="1270" calcext:value-type="float">
            <text:p>127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61]/[.D560]" office:value-type="percentage" office:value="-0.00104070664903564" calcext:value-type="percentage">
            <text:p>-0.1041%</text:p>
          </table:table-cell>
          <table:table-cell table:style-name="ce6" table:formula="of:=([.D561]-[.D560])" office:value-type="float" office:value="-0.0000665900000000053" calcext:value-type="float">
            <text:p>-0.00006659</text:p>
          </table:table-cell>
          <table:table-cell table:style-name="ce8" office:value-type="float" office:value="0.06391878" calcext:value-type="float">
            <text:p>0.06391878</text:p>
          </table:table-cell>
          <table:table-cell table:style-name="ce10" table:formula="of:=[.B561]-[.$S$2]" office:value-type="float" office:value="-0.00104339182550622" calcext:value-type="float">
            <text:p>-0.00104339</text:p>
          </table:table-cell>
          <table:table-cell table:style-name="ce9" table:formula="of:=SUM([.$E$3:.E561])" office:value-type="float" office:value="0.0118891104832012" calcext:value-type="float">
            <text:p>0.0118891105</text:p>
          </table:table-cell>
          <table:table-cell table:style-name="ce12" table:formula="of:=MAX([.$E$3:.E561]) - MIN([.$E$3:.E561])" office:value-type="float" office:value="0.00991855310791096" calcext:value-type="float">
            <text:p>0.009918553</text:p>
          </table:table-cell>
          <table:table-cell table:style-name="ce9" table:formula="of:=STDEV([.$E$3:.E561])" office:value-type="float" office:value="0.00132830933007258" calcext:value-type="float">
            <text:p>0.0013283093</text:p>
          </table:table-cell>
          <table:table-cell table:style-name="ce9" table:formula="of:=[.G561]/[.H561]" office:value-type="float" office:value="7.4670506962177" calcext:value-type="float">
            <text:p>7.4670506962</text:p>
          </table:table-cell>
          <table:table-cell table:style-name="ce9" table:formula="of:=SLOPE([.I546:.I561];[.W546:.W561])" office:value-type="float" office:value="0.273372117262533" calcext:value-type="float">
            <text:p>0.2733721173</text:p>
          </table:table-cell>
          <table:table-cell table:style-name="ce17" table:formula="of:=AVERAGE([.D554:.D561])" office:value-type="float" office:value="0.06391429375" calcext:value-type="float">
            <text:p>0.063914294</text:p>
          </table:table-cell>
          <table:table-cell table:style-name="ce19" table:formula="of:=([.D561] - [.K561])/[.K561]" office:value-type="percentage" office:value="0.000070191654116352" calcext:value-type="percentage">
            <text:p>0.007%</text:p>
          </table:table-cell>
          <table:table-cell table:style-name="ce22" table:formula="of:=[.D561]-[.L561]" office:value-type="float" office:value="0.0638485883458836" calcext:value-type="float">
            <text:p>0.06384859</text:p>
          </table:table-cell>
          <table:table-cell table:style-name="ce27" table:formula="of:=ABS([.L560]-[.L561])" office:value-type="float" office:value="0.00107863504117474" calcext:value-type="float">
            <text:p>0.0010786</text:p>
          </table:table-cell>
          <table:table-cell table:style-name="ce34" table:formula="of:=IF(([.J561] &gt; [.$P$53]);(([.$M$53]+[.J561])/[.$O$53]);(([.$L$53]-[.J561])/[.$O$53]))" office:value-type="float" office:value="0.640061554993754" calcext:value-type="float">
            <text:p>0.64</text:p>
          </table:table-cell>
          <table:table-cell table:style-name="ce42" table:formula="of:=[.O561]-[.O560]" office:value-type="float" office:value="-0.00666556702246679" calcext:value-type="float">
            <text:p>-0.0067</text:p>
          </table:table-cell>
          <table:table-cell table:style-name="ce45" table:number-columns-repeated="2"/>
          <table:table-cell table:style-name="ce48" table:formula="of:=[.O561] - AVERAGE([.O556:.O561])" office:value-type="float" office:value="-0.0142455459933882" calcext:value-type="float">
            <text:p>-0.0142455460</text:p>
          </table:table-cell>
          <table:table-cell table:style-name="ce45" table:formula="of:=[.M561]-[.M560]" office:value-type="float" office:value="0.00101204504117473" calcext:value-type="float">
            <text:p>0.001</text:p>
          </table:table-cell>
          <table:table-cell table:style-name="ce45" table:formula="of:=AVERAGE([.O556:.O561])" office:value-type="float" office:value="0.654307100987142" calcext:value-type="float">
            <text:p>0.654</text:p>
          </table:table-cell>
          <table:table-cell table:style-name="ce9"/>
          <table:table-cell table:style-name="ce14" table:formula="of:=LOG([.X561])" office:value-type="float" office:value="3.10414555055401" calcext:value-type="float">
            <text:p>3.1041455506</text:p>
          </table:table-cell>
          <table:table-cell table:style-name="ce44" table:formula="of:=[.X560]+1" office:value-type="float" office:value="1271" calcext:value-type="float">
            <text:p>127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62]/[.D561]" office:value-type="percentage" office:value="-0.00226490555670788" calcext:value-type="percentage">
            <text:p>-0.2265%</text:p>
          </table:table-cell>
          <table:table-cell table:style-name="ce6" table:formula="of:=([.D562]-[.D561])" office:value-type="float" office:value="-0.000144769999999989" calcext:value-type="float">
            <text:p>-0.00014477</text:p>
          </table:table-cell>
          <table:table-cell table:style-name="ce8" office:value-type="float" office:value="0.06377401" calcext:value-type="float">
            <text:p>0.06377401</text:p>
          </table:table-cell>
          <table:table-cell table:style-name="ce10" table:formula="of:=[.B562]-[.$S$2]" office:value-type="float" office:value="-0.00226759073317847" calcext:value-type="float">
            <text:p>-0.00226759</text:p>
          </table:table-cell>
          <table:table-cell table:style-name="ce9" table:formula="of:=SUM([.$E$3:.E562])" office:value-type="float" office:value="0.00962151975002275" calcext:value-type="float">
            <text:p>0.0096215198</text:p>
          </table:table-cell>
          <table:table-cell table:style-name="ce12" table:formula="of:=MAX([.$E$3:.E562]) - MIN([.$E$3:.E562])" office:value-type="float" office:value="0.00991855310791096" calcext:value-type="float">
            <text:p>0.009918553</text:p>
          </table:table-cell>
          <table:table-cell table:style-name="ce9" table:formula="of:=STDEV([.$E$3:.E562])" office:value-type="float" office:value="0.00133064061738003" calcext:value-type="float">
            <text:p>0.0013306406</text:p>
          </table:table-cell>
          <table:table-cell table:style-name="ce9" table:formula="of:=[.G562]/[.H562]" office:value-type="float" office:value="7.45396839564403" calcext:value-type="float">
            <text:p>7.4539683956</text:p>
          </table:table-cell>
          <table:table-cell table:style-name="ce9" table:formula="of:=SLOPE([.I547:.I562];[.W547:.W562])" office:value-type="float" office:value="-0.0770406198636073" calcext:value-type="float">
            <text:p>-0.0770406199</text:p>
          </table:table-cell>
          <table:table-cell table:style-name="ce17" table:formula="of:=AVERAGE([.D555:.D562])" office:value-type="float" office:value="0.063898545" calcext:value-type="float">
            <text:p>0.063898545</text:p>
          </table:table-cell>
          <table:table-cell table:style-name="ce19" table:formula="of:=([.D562] - [.K562])/[.K562]" office:value-type="percentage" office:value="-0.00194894891581639" calcext:value-type="percentage">
            <text:p>-0.195%</text:p>
          </table:table-cell>
          <table:table-cell table:style-name="ce22" table:formula="of:=[.D562]-[.L562]" office:value-type="float" office:value="0.0657229589158164" calcext:value-type="float">
            <text:p>0.06572296</text:p>
          </table:table-cell>
          <table:table-cell table:style-name="ce27" table:formula="of:=ABS([.L561]-[.L562])" office:value-type="float" office:value="0.00201914056993275" calcext:value-type="float">
            <text:p>0.0020191</text:p>
          </table:table-cell>
          <table:table-cell table:style-name="ce34" table:formula="of:=IF(([.J562] &gt; [.$P$53]);(([.$M$53]+[.J562])/[.$O$53]);(([.$L$53]-[.J562])/[.$O$53]))" office:value-type="float" office:value="0.641948724491871" calcext:value-type="float">
            <text:p>0.64</text:p>
          </table:table-cell>
          <table:table-cell table:style-name="ce42" table:formula="of:=[.O562]-[.O561]" office:value-type="float" office:value="0.00188716949811718" calcext:value-type="float">
            <text:p>0.0019</text:p>
          </table:table-cell>
          <table:table-cell table:style-name="ce45" table:number-columns-repeated="2"/>
          <table:table-cell table:style-name="ce48" table:formula="of:=[.O562] - AVERAGE([.O557:.O562])" office:value-type="float" office:value="-0.0072610462817011" calcext:value-type="float">
            <text:p>-0.0072610463</text:p>
          </table:table-cell>
          <table:table-cell table:style-name="ce45" table:formula="of:=[.M562]-[.M561]" office:value-type="float" office:value="0.00187437056993275" calcext:value-type="float">
            <text:p>0.002</text:p>
          </table:table-cell>
          <table:table-cell table:style-name="ce45" table:formula="of:=AVERAGE([.O557:.O562])" office:value-type="float" office:value="0.649209770773572" calcext:value-type="float">
            <text:p>0.649</text:p>
          </table:table-cell>
          <table:table-cell table:style-name="ce9"/>
          <table:table-cell table:style-name="ce14" table:formula="of:=LOG([.X562])" office:value-type="float" office:value="3.10448711131239" calcext:value-type="float">
            <text:p>3.1044871113</text:p>
          </table:table-cell>
          <table:table-cell table:style-name="ce44" table:formula="of:=[.X561]+1" office:value-type="float" office:value="1272" calcext:value-type="float">
            <text:p>127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63]/[.D562]" office:value-type="percentage" office:value="-0.0017290742733601" calcext:value-type="percentage">
            <text:p>-0.1729%</text:p>
          </table:table-cell>
          <table:table-cell table:style-name="ce6" table:formula="of:=([.D563]-[.D562])" office:value-type="float" office:value="-0.00011027000000001" calcext:value-type="float">
            <text:p>-0.00011027</text:p>
          </table:table-cell>
          <table:table-cell table:style-name="ce8" office:value-type="float" office:value="0.06366374" calcext:value-type="float">
            <text:p>0.06366374</text:p>
          </table:table-cell>
          <table:table-cell table:style-name="ce10" table:formula="of:=[.B563]-[.$S$2]" office:value-type="float" office:value="-0.00173175944983068" calcext:value-type="float">
            <text:p>-0.00173176</text:p>
          </table:table-cell>
          <table:table-cell table:style-name="ce9" table:formula="of:=SUM([.$E$3:.E563])" office:value-type="float" office:value="0.00788976030019207" calcext:value-type="float">
            <text:p>0.0078897603</text:p>
          </table:table-cell>
          <table:table-cell table:style-name="ce12" table:formula="of:=MAX([.$E$3:.E563]) - MIN([.$E$3:.E563])" office:value-type="float" office:value="0.00991855310791096" calcext:value-type="float">
            <text:p>0.009918553</text:p>
          </table:table-cell>
          <table:table-cell table:style-name="ce9" table:formula="of:=STDEV([.$E$3:.E563])" office:value-type="float" office:value="0.00133150105299776" calcext:value-type="float">
            <text:p>0.0013315011</text:p>
          </table:table-cell>
          <table:table-cell table:style-name="ce9" table:formula="of:=[.G563]/[.H563]" office:value-type="float" office:value="7.44915153133389" calcext:value-type="float">
            <text:p>7.4491515313</text:p>
          </table:table-cell>
          <table:table-cell table:style-name="ce9" table:formula="of:=SLOPE([.I548:.I563];[.W548:.W563])" office:value-type="float" office:value="-2.0308258916466" calcext:value-type="float">
            <text:p>-2.0308258916</text:p>
          </table:table-cell>
          <table:table-cell table:style-name="ce17" table:formula="of:=AVERAGE([.D556:.D563])" office:value-type="float" office:value="0.0638690125" calcext:value-type="float">
            <text:p>0.063869013</text:p>
          </table:table-cell>
          <table:table-cell table:style-name="ce19" table:formula="of:=([.D563] - [.K563])/[.K563]" office:value-type="percentage" office:value="-0.00321396076070545" calcext:value-type="percentage">
            <text:p>-0.321%</text:p>
          </table:table-cell>
          <table:table-cell table:style-name="ce22" table:formula="of:=[.D563]-[.L563]" office:value-type="float" office:value="0.0668777007607055" calcext:value-type="float">
            <text:p>0.06687770</text:p>
          </table:table-cell>
          <table:table-cell table:style-name="ce27" table:formula="of:=ABS([.L562]-[.L563])" office:value-type="float" office:value="0.00126501184488906" calcext:value-type="float">
            <text:p>0.0012650</text:p>
          </table:table-cell>
          <table:table-cell table:style-name="ce34" table:formula="of:=IF(([.J563] &gt; [.$P$53]);(([.$M$53]+[.J563])/[.$O$53]);(([.$L$53]-[.J563])/[.$O$53]))" office:value-type="float" office:value="0.652470956078025" calcext:value-type="float">
            <text:p>0.65</text:p>
          </table:table-cell>
          <table:table-cell table:style-name="ce42" table:formula="of:=[.O563]-[.O562]" office:value-type="float" office:value="0.0105222315861537" calcext:value-type="float">
            <text:p>0.0105</text:p>
          </table:table-cell>
          <table:table-cell table:style-name="ce45" table:number-columns-repeated="2"/>
          <table:table-cell table:style-name="ce48" table:formula="of:=[.O563] - AVERAGE([.O558:.O563])" office:value-type="float" office:value="0.00480378414270943" calcext:value-type="float">
            <text:p>0.0048037841</text:p>
          </table:table-cell>
          <table:table-cell table:style-name="ce45" table:formula="of:=[.M563]-[.M562]" office:value-type="float" office:value="0.00115474184488906" calcext:value-type="float">
            <text:p>0.001</text:p>
          </table:table-cell>
          <table:table-cell table:style-name="ce45" table:formula="of:=AVERAGE([.O558:.O563])" office:value-type="float" office:value="0.647667171935315" calcext:value-type="float">
            <text:p>0.648</text:p>
          </table:table-cell>
          <table:table-cell table:style-name="ce9"/>
          <table:table-cell table:style-name="ce14" table:formula="of:=LOG([.X563])" office:value-type="float" office:value="3.10482840365366" calcext:value-type="float">
            <text:p>3.1048284037</text:p>
          </table:table-cell>
          <table:table-cell table:style-name="ce44" table:formula="of:=[.X562]+1" office:value-type="float" office:value="1273" calcext:value-type="float">
            <text:p>127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64]/[.D563]" office:value-type="percentage" office:value="0.000986589854758931" calcext:value-type="percentage">
            <text:p>0.0987%</text:p>
          </table:table-cell>
          <table:table-cell table:style-name="ce6" table:formula="of:=([.D564]-[.D563])" office:value-type="float" office:value="0.0000628100000000104" calcext:value-type="float">
            <text:p>0.00006281</text:p>
          </table:table-cell>
          <table:table-cell table:style-name="ce8" office:value-type="float" office:value="0.06372655" calcext:value-type="float">
            <text:p>0.06372655</text:p>
          </table:table-cell>
          <table:table-cell table:style-name="ce10" table:formula="of:=[.B564]-[.$S$2]" office:value-type="float" office:value="0.000983904678288343" calcext:value-type="float">
            <text:p>0.00098390</text:p>
          </table:table-cell>
          <table:table-cell table:style-name="ce9" table:formula="of:=SUM([.$E$3:.E564])" office:value-type="float" office:value="0.00887366497848041" calcext:value-type="float">
            <text:p>0.008873665</text:p>
          </table:table-cell>
          <table:table-cell table:style-name="ce12" table:formula="of:=MAX([.$E$3:.E564]) - MIN([.$E$3:.E564])" office:value-type="float" office:value="0.00991855310791096" calcext:value-type="float">
            <text:p>0.009918553</text:p>
          </table:table-cell>
          <table:table-cell table:style-name="ce9" table:formula="of:=STDEV([.$E$3:.E564])" office:value-type="float" office:value="0.00133094269735466" calcext:value-type="float">
            <text:p>0.0013309427</text:p>
          </table:table-cell>
          <table:table-cell table:style-name="ce9" table:formula="of:=[.G564]/[.H564]" office:value-type="float" office:value="7.45227659133996" calcext:value-type="float">
            <text:p>7.4522765913</text:p>
          </table:table-cell>
          <table:table-cell table:style-name="ce9" table:formula="of:=SLOPE([.I549:.I564];[.W549:.W564])" office:value-type="float" office:value="-3.2074070076795" calcext:value-type="float">
            <text:p>-3.2074070077</text:p>
          </table:table-cell>
          <table:table-cell table:style-name="ce17" table:formula="of:=AVERAGE([.D557:.D564])" office:value-type="float" office:value="0.0638411125" calcext:value-type="float">
            <text:p>0.063841113</text:p>
          </table:table-cell>
          <table:table-cell table:style-name="ce19" table:formula="of:=([.D564] - [.K564])/[.K564]" office:value-type="percentage" office:value="-0.00179449410440622" calcext:value-type="percentage">
            <text:p>-0.179%</text:p>
          </table:table-cell>
          <table:table-cell table:style-name="ce22" table:formula="of:=[.D564]-[.L564]" office:value-type="float" office:value="0.0655210441044062" calcext:value-type="float">
            <text:p>0.06552104</text:p>
          </table:table-cell>
          <table:table-cell table:style-name="ce27" table:formula="of:=ABS([.L563]-[.L564])" office:value-type="float" office:value="0.00141946665629923" calcext:value-type="float">
            <text:p>0.0014195</text:p>
          </table:table-cell>
          <table:table-cell table:style-name="ce34" table:formula="of:=IF(([.J564] &gt; [.$P$53]);(([.$M$53]+[.J564])/[.$O$53]);(([.$L$53]-[.J564])/[.$O$53]))" office:value-type="float" office:value="0.658807506548331" calcext:value-type="float">
            <text:p>0.66</text:p>
          </table:table-cell>
          <table:table-cell table:style-name="ce42" table:formula="of:=[.O564]-[.O563]" office:value-type="float" office:value="0.0063365504703059" calcext:value-type="float">
            <text:p>0.0063</text:p>
          </table:table-cell>
          <table:table-cell table:style-name="ce45" table:number-columns-repeated="2"/>
          <table:table-cell table:style-name="ce48" table:formula="of:=[.O564] - AVERAGE([.O559:.O564])" office:value-type="float" office:value="0.0107782888472475" calcext:value-type="float">
            <text:p>0.0107782888</text:p>
          </table:table-cell>
          <table:table-cell table:style-name="ce45" table:formula="of:=[.M564]-[.M563]" office:value-type="float" office:value="-0.00135665665629922" calcext:value-type="float">
            <text:p>-0.001</text:p>
          </table:table-cell>
          <table:table-cell table:style-name="ce45" table:formula="of:=AVERAGE([.O559:.O564])" office:value-type="float" office:value="0.648029217701083" calcext:value-type="float">
            <text:p>0.648</text:p>
          </table:table-cell>
          <table:table-cell table:style-name="ce9"/>
          <table:table-cell table:style-name="ce14" table:formula="of:=LOG([.X564])" office:value-type="float" office:value="3.10516942799933" calcext:value-type="float">
            <text:p>3.105169428</text:p>
          </table:table-cell>
          <table:table-cell table:style-name="ce44" table:formula="of:=[.X563]+1" office:value-type="float" office:value="1274" calcext:value-type="float">
            <text:p>127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65]/[.D564]" office:value-type="percentage" office:value="0.00139816136288556" calcext:value-type="percentage">
            <text:p>0.1398%</text:p>
          </table:table-cell>
          <table:table-cell table:style-name="ce6" table:formula="of:=([.D565]-[.D564])" office:value-type="float" office:value="0.0000890999999999947" calcext:value-type="float">
            <text:p>0.00008910</text:p>
          </table:table-cell>
          <table:table-cell table:style-name="ce8" office:value-type="float" office:value="0.06381565" calcext:value-type="float">
            <text:p>0.06381565</text:p>
          </table:table-cell>
          <table:table-cell table:style-name="ce10" table:formula="of:=[.B565]-[.$S$2]" office:value-type="float" office:value="0.00139547618641497" calcext:value-type="float">
            <text:p>0.00139548</text:p>
          </table:table-cell>
          <table:table-cell table:style-name="ce9" table:formula="of:=SUM([.$E$3:.E565])" office:value-type="float" office:value="0.0102691411648954" calcext:value-type="float">
            <text:p>0.0102691412</text:p>
          </table:table-cell>
          <table:table-cell table:style-name="ce12" table:formula="of:=MAX([.$E$3:.E565]) - MIN([.$E$3:.E565])" office:value-type="float" office:value="0.00991855310791096" calcext:value-type="float">
            <text:p>0.009918553</text:p>
          </table:table-cell>
          <table:table-cell table:style-name="ce9" table:formula="of:=STDEV([.$E$3:.E565])" office:value-type="float" office:value="0.00133102875590572" calcext:value-type="float">
            <text:p>0.0013310288</text:p>
          </table:table-cell>
          <table:table-cell table:style-name="ce9" table:formula="of:=[.G565]/[.H565]" office:value-type="float" office:value="7.45179475943155" calcext:value-type="float">
            <text:p>7.4517947594</text:p>
          </table:table-cell>
          <table:table-cell table:style-name="ce9" table:formula="of:=SLOPE([.I550:.I565];[.W550:.W565])" office:value-type="float" office:value="-4.51824932645317" calcext:value-type="float">
            <text:p>-4.5182493265</text:p>
          </table:table-cell>
          <table:table-cell table:style-name="ce17" table:formula="of:=AVERAGE([.D558:.D565])" office:value-type="float" office:value="0.06381850625" calcext:value-type="float">
            <text:p>0.063818506</text:p>
          </table:table-cell>
          <table:table-cell table:style-name="ce19" table:formula="of:=([.D565] - [.K565])/[.K565]" office:value-type="percentage" office:value="-0.0000447558266061494" calcext:value-type="percentage">
            <text:p>-0.004%</text:p>
          </table:table-cell>
          <table:table-cell table:style-name="ce22" table:formula="of:=[.D565]-[.L565]" office:value-type="float" office:value="0.0638604058266062" calcext:value-type="float">
            <text:p>0.06386041</text:p>
          </table:table-cell>
          <table:table-cell table:style-name="ce27" table:formula="of:=ABS([.L564]-[.L565])" office:value-type="float" office:value="0.00174973827780007" calcext:value-type="float">
            <text:p>0.0017497</text:p>
          </table:table-cell>
          <table:table-cell table:style-name="ce34" table:formula="of:=IF(([.J565] &gt; [.$P$53]);(([.$M$53]+[.J565])/[.$O$53]);(([.$L$53]-[.J565])/[.$O$53]))" office:value-type="float" office:value="0.665867129041277" calcext:value-type="float">
            <text:p>0.67</text:p>
          </table:table-cell>
          <table:table-cell table:style-name="ce42" table:formula="of:=[.O565]-[.O564]" office:value-type="float" office:value="0.00705962249294678" calcext:value-type="float">
            <text:p>0.0071</text:p>
          </table:table-cell>
          <table:table-cell table:style-name="ce45" table:number-columns-repeated="2"/>
          <table:table-cell table:style-name="ce48" table:formula="of:=[.O565] - AVERAGE([.O560:.O565])" office:value-type="float" office:value="0.0148866301796977" calcext:value-type="float">
            <text:p>0.0148866302</text:p>
          </table:table-cell>
          <table:table-cell table:style-name="ce45" table:formula="of:=[.M565]-[.M564]" office:value-type="float" office:value="-0.00166063827780008" calcext:value-type="float">
            <text:p>-0.002</text:p>
          </table:table-cell>
          <table:table-cell table:style-name="ce45" table:formula="of:=AVERAGE([.O560:.O565])" office:value-type="float" office:value="0.65098049886158" calcext:value-type="float">
            <text:p>0.651</text:p>
          </table:table-cell>
          <table:table-cell table:style-name="ce9"/>
          <table:table-cell table:style-name="ce14" table:formula="of:=LOG([.X565])" office:value-type="float" office:value="3.10551018476997" calcext:value-type="float">
            <text:p>3.1055101848</text:p>
          </table:table-cell>
          <table:table-cell table:style-name="ce44" table:formula="of:=[.X564]+1" office:value-type="float" office:value="1275" calcext:value-type="float">
            <text:p>127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66]/[.D565]" office:value-type="percentage" office:value="-0.00198305588049331" calcext:value-type="percentage">
            <text:p>-0.1983%</text:p>
          </table:table-cell>
          <table:table-cell table:style-name="ce6" table:formula="of:=([.D566]-[.D565])" office:value-type="float" office:value="-0.000126550000000003" calcext:value-type="float">
            <text:p>-0.00012655</text:p>
          </table:table-cell>
          <table:table-cell table:style-name="ce8" office:value-type="float" office:value="0.0636891" calcext:value-type="float">
            <text:p>0.0636891</text:p>
          </table:table-cell>
          <table:table-cell table:style-name="ce10" table:formula="of:=[.B566]-[.$S$2]" office:value-type="float" office:value="-0.0019857410569639" calcext:value-type="float">
            <text:p>-0.00198574</text:p>
          </table:table-cell>
          <table:table-cell table:style-name="ce9" table:formula="of:=SUM([.$E$3:.E566])" office:value-type="float" office:value="0.00828340010793148" calcext:value-type="float">
            <text:p>0.0082834001</text:p>
          </table:table-cell>
          <table:table-cell table:style-name="ce12" table:formula="of:=MAX([.$E$3:.E566]) - MIN([.$E$3:.E566])" office:value-type="float" office:value="0.00991855310791096" calcext:value-type="float">
            <text:p>0.009918553</text:p>
          </table:table-cell>
          <table:table-cell table:style-name="ce9" table:formula="of:=STDEV([.$E$3:.E566])" office:value-type="float" office:value="0.00133252063012825" calcext:value-type="float">
            <text:p>0.0013325206</text:p>
          </table:table-cell>
          <table:table-cell table:style-name="ce9" table:formula="of:=[.G566]/[.H566]" office:value-type="float" office:value="7.44345181879576" calcext:value-type="float">
            <text:p>7.4434518188</text:p>
          </table:table-cell>
          <table:table-cell table:style-name="ce9" table:formula="of:=SLOPE([.I551:.I566];[.W551:.W566])" office:value-type="float" office:value="-7.28786403216608" calcext:value-type="float">
            <text:p>-7.2878640322</text:p>
          </table:table-cell>
          <table:table-cell table:style-name="ce17" table:formula="of:=AVERAGE([.D559:.D566])" office:value-type="float" office:value="0.06379585375" calcext:value-type="float">
            <text:p>0.063795854</text:p>
          </table:table-cell>
          <table:table-cell table:style-name="ce19" table:formula="of:=([.D566] - [.K566])/[.K566]" office:value-type="percentage" office:value="-0.00167336501864759" calcext:value-type="percentage">
            <text:p>-0.167%</text:p>
          </table:table-cell>
          <table:table-cell table:style-name="ce22" table:formula="of:=[.D566]-[.L566]" office:value-type="float" office:value="0.0653624650186476" calcext:value-type="float">
            <text:p>0.06536247</text:p>
          </table:table-cell>
          <table:table-cell table:style-name="ce27" table:formula="of:=ABS([.L565]-[.L566])" office:value-type="float" office:value="0.00162860919204144" calcext:value-type="float">
            <text:p>0.0016286</text:p>
          </table:table-cell>
          <table:table-cell table:style-name="ce34" table:formula="of:=IF(([.J566] &gt; [.$P$53]);(([.$M$53]+[.J566])/[.$O$53]);(([.$L$53]-[.J566])/[.$O$53]))" office:value-type="float" office:value="0.680783060571119" calcext:value-type="float">
            <text:p>0.68</text:p>
          </table:table-cell>
          <table:table-cell table:style-name="ce42" table:formula="of:=[.O566]-[.O565]" office:value-type="float" office:value="0.0149159315298417" calcext:value-type="float">
            <text:p>0.0149</text:p>
          </table:table-cell>
          <table:table-cell table:style-name="ce45" table:number-columns-repeated="2"/>
          <table:table-cell table:style-name="ce48" table:formula="of:=[.O566] - AVERAGE([.O561:.O566])" office:value-type="float" office:value="0.0241265719503896" calcext:value-type="float">
            <text:p>0.0241265720</text:p>
          </table:table-cell>
          <table:table-cell table:style-name="ce45" table:formula="of:=[.M566]-[.M565]" office:value-type="float" office:value="0.00150205919204144" calcext:value-type="float">
            <text:p>0.002</text:p>
          </table:table-cell>
          <table:table-cell table:style-name="ce45" table:formula="of:=AVERAGE([.O561:.O566])" office:value-type="float" office:value="0.656656488620729" calcext:value-type="float">
            <text:p>0.657</text:p>
          </table:table-cell>
          <table:table-cell table:style-name="ce9"/>
          <table:table-cell table:style-name="ce14" table:formula="of:=LOG([.X566])" office:value-type="float" office:value="3.10585067438514" calcext:value-type="float">
            <text:p>3.1058506744</text:p>
          </table:table-cell>
          <table:table-cell table:style-name="ce44" table:formula="of:=[.X565]+1" office:value-type="float" office:value="1276" calcext:value-type="float">
            <text:p>127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67]/[.D566]" office:value-type="percentage" office:value="0.00314653527840719" calcext:value-type="percentage">
            <text:p>0.3147%</text:p>
          </table:table-cell>
          <table:table-cell table:style-name="ce6" table:formula="of:=([.D567]-[.D566])" office:value-type="float" office:value="0.000200400000000003" calcext:value-type="float">
            <text:p>0.00020040</text:p>
          </table:table-cell>
          <table:table-cell table:style-name="ce8" office:value-type="float" office:value="0.0638895" calcext:value-type="float">
            <text:p>0.0638895</text:p>
          </table:table-cell>
          <table:table-cell table:style-name="ce10" table:formula="of:=[.B567]-[.$S$2]" office:value-type="float" office:value="0.0031438501019366" calcext:value-type="float">
            <text:p>0.00314385</text:p>
          </table:table-cell>
          <table:table-cell table:style-name="ce9" table:formula="of:=SUM([.$E$3:.E567])" office:value-type="float" office:value="0.0114272502098681" calcext:value-type="float">
            <text:p>0.0114272502</text:p>
          </table:table-cell>
          <table:table-cell table:style-name="ce12" table:formula="of:=MAX([.$E$3:.E567]) - MIN([.$E$3:.E567])" office:value-type="float" office:value="0.00991855310791096" calcext:value-type="float">
            <text:p>0.009918553</text:p>
          </table:table-cell>
          <table:table-cell table:style-name="ce9" table:formula="of:=STDEV([.$E$3:.E567])" office:value-type="float" office:value="0.00133783158839691" calcext:value-type="float">
            <text:p>0.0013378316</text:p>
          </table:table-cell>
          <table:table-cell table:style-name="ce9" table:formula="of:=[.G567]/[.H567]" office:value-type="float" office:value="7.41390261220856" calcext:value-type="float">
            <text:p>7.4139026122</text:p>
          </table:table-cell>
          <table:table-cell table:style-name="ce9" table:formula="of:=SLOPE([.I552:.I567];[.W552:.W567])" office:value-type="float" office:value="-11.314908017442" calcext:value-type="float">
            <text:p>-11.3149080174</text:p>
          </table:table-cell>
          <table:table-cell table:style-name="ce17" table:formula="of:=AVERAGE([.D560:.D567])" office:value-type="float" office:value="0.0638078375" calcext:value-type="float">
            <text:p>0.063807838</text:p>
          </table:table-cell>
          <table:table-cell table:style-name="ce19" table:formula="of:=([.D567] - [.K567])/[.K567]" office:value-type="percentage" office:value="0.0012798192698506" calcext:value-type="percentage">
            <text:p>0.128%</text:p>
          </table:table-cell>
          <table:table-cell table:style-name="ce22" table:formula="of:=[.D567]-[.L567]" office:value-type="float" office:value="0.0626096807301494" calcext:value-type="float">
            <text:p>0.06260968</text:p>
          </table:table-cell>
          <table:table-cell table:style-name="ce27" table:formula="of:=ABS([.L566]-[.L567])" office:value-type="float" office:value="0.00295318428849819" calcext:value-type="float">
            <text:p>0.0029532</text:p>
          </table:table-cell>
          <table:table-cell table:style-name="ce34" table:formula="of:=IF(([.J567] &gt; [.$P$53]);(([.$M$53]+[.J567])/[.$O$53]);(([.$L$53]-[.J567])/[.$O$53]))" office:value-type="float" office:value="0.702470955363176" calcext:value-type="float">
            <text:p>0.70</text:p>
          </table:table-cell>
          <table:table-cell table:style-name="ce42" table:formula="of:=[.O567]-[.O566]" office:value-type="float" office:value="0.0216878947920571" calcext:value-type="float">
            <text:p>0.0217</text:p>
          </table:table-cell>
          <table:table-cell table:style-name="ce45" table:number-columns-repeated="2"/>
          <table:table-cell table:style-name="ce48" table:formula="of:=[.O567] - AVERAGE([.O562:.O567])" office:value-type="float" office:value="0.0354129000142098" calcext:value-type="float">
            <text:p>0.0354129000</text:p>
          </table:table-cell>
          <table:table-cell table:style-name="ce45" table:formula="of:=[.M567]-[.M566]" office:value-type="float" office:value="-0.00275278428849819" calcext:value-type="float">
            <text:p>-0.003</text:p>
          </table:table-cell>
          <table:table-cell table:style-name="ce45" table:formula="of:=AVERAGE([.O562:.O567])" office:value-type="float" office:value="0.667058055348966" calcext:value-type="float">
            <text:p>0.667</text:p>
          </table:table-cell>
          <table:table-cell table:style-name="ce9"/>
          <table:table-cell table:style-name="ce14" table:formula="of:=LOG([.X567])" office:value-type="float" office:value="3.10619089726341" calcext:value-type="float">
            <text:p>3.1061908973</text:p>
          </table:table-cell>
          <table:table-cell table:style-name="ce44" table:formula="of:=[.X566]+1" office:value-type="float" office:value="1277" calcext:value-type="float">
            <text:p>127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68]/[.D567]" office:value-type="percentage" office:value="-0.0000239475970229785" calcext:value-type="percentage">
            <text:p>-0.0024%</text:p>
          </table:table-cell>
          <table:table-cell table:style-name="ce6" table:formula="of:=([.D568]-[.D567])" office:value-type="float" office:value="-0.00000152999999999959" calcext:value-type="float">
            <text:p>-0.00000153</text:p>
          </table:table-cell>
          <table:table-cell table:style-name="ce8" office:value-type="float" office:value="0.06388797" calcext:value-type="float">
            <text:p>0.06388797</text:p>
          </table:table-cell>
          <table:table-cell table:style-name="ce10" table:formula="of:=[.B568]-[.$S$2]" office:value-type="float" office:value="-0.0000266327734935668" calcext:value-type="float">
            <text:p>-0.00002663</text:p>
          </table:table-cell>
          <table:table-cell table:style-name="ce9" table:formula="of:=SUM([.$E$3:.E568])" office:value-type="float" office:value="0.0114006174363745" calcext:value-type="float">
            <text:p>0.0114006174</text:p>
          </table:table-cell>
          <table:table-cell table:style-name="ce12" table:formula="of:=MAX([.$E$3:.E568]) - MIN([.$E$3:.E568])" office:value-type="float" office:value="0.00991855310791096" calcext:value-type="float">
            <text:p>0.009918553</text:p>
          </table:table-cell>
          <table:table-cell table:style-name="ce9" table:formula="of:=STDEV([.$E$3:.E568])" office:value-type="float" office:value="0.00133664859343611" calcext:value-type="float">
            <text:p>0.0013366486</text:p>
          </table:table-cell>
          <table:table-cell table:style-name="ce9" table:formula="of:=[.G568]/[.H568]" office:value-type="float" office:value="7.42046425411888" calcext:value-type="float">
            <text:p>7.4204642541</text:p>
          </table:table-cell>
          <table:table-cell table:style-name="ce9" table:formula="of:=SLOPE([.I553:.I568];[.W553:.W568])" office:value-type="float" office:value="-14.1637151011502" calcext:value-type="float">
            <text:p>-14.1637151012</text:p>
          </table:table-cell>
          <table:table-cell table:style-name="ce17" table:formula="of:=AVERAGE([.D561:.D568])" office:value-type="float" office:value="0.0637956625" calcext:value-type="float">
            <text:p>0.063795663</text:p>
          </table:table-cell>
          <table:table-cell table:style-name="ce19" table:formula="of:=([.D568] - [.K568])/[.K568]" office:value-type="percentage" office:value="0.00144692438925608" calcext:value-type="percentage">
            <text:p>0.145%</text:p>
          </table:table-cell>
          <table:table-cell table:style-name="ce22" table:formula="of:=[.D568]-[.L568]" office:value-type="float" office:value="0.0624410456107439" calcext:value-type="float">
            <text:p>0.06244105</text:p>
          </table:table-cell>
          <table:table-cell table:style-name="ce27" table:formula="of:=ABS([.L567]-[.L568])" office:value-type="float" office:value="0.000167105119405477" calcext:value-type="float">
            <text:p>0.0001671</text:p>
          </table:table-cell>
          <table:table-cell table:style-name="ce34" table:formula="of:=IF(([.J568] &gt; [.$P$53]);(([.$M$53]+[.J568])/[.$O$53]);(([.$L$53]-[.J568])/[.$O$53]))" office:value-type="float" office:value="0.717813382349381" calcext:value-type="float">
            <text:p>0.72</text:p>
          </table:table-cell>
          <table:table-cell table:style-name="ce42" table:formula="of:=[.O568]-[.O567]" office:value-type="float" office:value="0.0153424269862051" calcext:value-type="float">
            <text:p>0.0153</text:p>
          </table:table-cell>
          <table:table-cell table:style-name="ce45" table:number-columns-repeated="2"/>
          <table:table-cell table:style-name="ce48" table:formula="of:=[.O568] - AVERAGE([.O563:.O568])" office:value-type="float" office:value="0.0381112173574964" calcext:value-type="float">
            <text:p>0.0381112174</text:p>
          </table:table-cell>
          <table:table-cell table:style-name="ce45" table:formula="of:=[.M568]-[.M567]" office:value-type="float" office:value="-0.000168635119405479" calcext:value-type="float">
            <text:p>0.000</text:p>
          </table:table-cell>
          <table:table-cell table:style-name="ce45" table:formula="of:=AVERAGE([.O563:.O568])" office:value-type="float" office:value="0.679702164991885" calcext:value-type="float">
            <text:p>0.680</text:p>
          </table:table-cell>
          <table:table-cell table:style-name="ce9"/>
          <table:table-cell table:style-name="ce14" table:formula="of:=LOG([.X568])" office:value-type="float" office:value="3.10653085382238" calcext:value-type="float">
            <text:p>3.1065308538</text:p>
          </table:table-cell>
          <table:table-cell table:style-name="ce44" table:formula="of:=[.X567]+1" office:value-type="float" office:value="1278" calcext:value-type="float">
            <text:p>127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69]/[.D568]" office:value-type="percentage" office:value="0.000000313047980759925" calcext:value-type="percentage">
            <text:p>0.0000%</text:p>
          </table:table-cell>
          <table:table-cell table:style-name="ce6" table:formula="of:=([.D569]-[.D568])" office:value-type="float" office:value="0.0000000200000000033507" calcext:value-type="float">
            <text:p>0.00000002</text:p>
          </table:table-cell>
          <table:table-cell table:style-name="ce8" office:value-type="float" office:value="0.06388799" calcext:value-type="float">
            <text:p>0.06388799</text:p>
          </table:table-cell>
          <table:table-cell table:style-name="ce10" table:formula="of:=[.B569]-[.$S$2]" office:value-type="float" office:value="-0.00000237212848982831" calcext:value-type="float">
            <text:p>-0.00000237</text:p>
          </table:table-cell>
          <table:table-cell table:style-name="ce9" table:formula="of:=SUM([.$E$3:.E569])" office:value-type="float" office:value="0.0113982453078847" calcext:value-type="float">
            <text:p>0.0113982453</text:p>
          </table:table-cell>
          <table:table-cell table:style-name="ce12" table:formula="of:=MAX([.$E$3:.E569]) - MIN([.$E$3:.E569])" office:value-type="float" office:value="0.00991855310791096" calcext:value-type="float">
            <text:p>0.009918553</text:p>
          </table:table-cell>
          <table:table-cell table:style-name="ce9" table:formula="of:=STDEV([.$E$3:.E569])" office:value-type="float" office:value="0.00133546762116942" calcext:value-type="float">
            <text:p>0.0013354676</text:p>
          </table:table-cell>
          <table:table-cell table:style-name="ce9" table:formula="of:=[.G569]/[.H569]" office:value-type="float" office:value="7.42702627206015" calcext:value-type="float">
            <text:p>7.4270262721</text:p>
          </table:table-cell>
          <table:table-cell table:style-name="ce9" table:formula="of:=SLOPE([.I554:.I569];[.W554:.W569])" office:value-type="float" office:value="-15.8200043036462" calcext:value-type="float">
            <text:p>-15.8200043036</text:p>
          </table:table-cell>
          <table:table-cell table:style-name="ce17" table:formula="of:=AVERAGE([.D562:.D569])" office:value-type="float" office:value="0.06379181375" calcext:value-type="float">
            <text:p>0.063791814</text:p>
          </table:table-cell>
          <table:table-cell table:style-name="ce19" table:formula="of:=([.D569] - [.K569])/[.K569]" office:value-type="percentage" office:value="0.00150765818286514" calcext:value-type="percentage">
            <text:p>0.151%</text:p>
          </table:table-cell>
          <table:table-cell table:style-name="ce22" table:formula="of:=[.D569]-[.L569]" office:value-type="float" office:value="0.0623803318171349" calcext:value-type="float">
            <text:p>0.06238033</text:p>
          </table:table-cell>
          <table:table-cell table:style-name="ce27" table:formula="of:=ABS([.L568]-[.L569])" office:value-type="float" office:value="0.0000607337936090568" calcext:value-type="float">
            <text:p>0.0000607</text:p>
          </table:table-cell>
          <table:table-cell table:style-name="ce34" table:formula="of:=IF(([.J569] &gt; [.$P$53]);(([.$M$53]+[.J569])/[.$O$53]);(([.$L$53]-[.J569])/[.$O$53]))" office:value-type="float" office:value="0.726733430429385" calcext:value-type="float">
            <text:p>0.73</text:p>
          </table:table-cell>
          <table:table-cell table:style-name="ce42" table:formula="of:=[.O569]-[.O568]" office:value-type="float" office:value="0.00892004808000413" calcext:value-type="float">
            <text:p>0.0089</text:p>
          </table:table-cell>
          <table:table-cell table:style-name="ce45" table:number-columns-repeated="2"/>
          <table:table-cell table:style-name="ce48" table:formula="of:=[.O569] - AVERAGE([.O564:.O569])" office:value-type="float" office:value="0.0346541863789406" calcext:value-type="float">
            <text:p>0.0346541864</text:p>
          </table:table-cell>
          <table:table-cell table:style-name="ce45" table:formula="of:=[.M569]-[.M568]" office:value-type="float" office:value="-0.0000607137936090504" calcext:value-type="float">
            <text:p>0.000</text:p>
          </table:table-cell>
          <table:table-cell table:style-name="ce45" table:formula="of:=AVERAGE([.O564:.O569])" office:value-type="float" office:value="0.692079244050445" calcext:value-type="float">
            <text:p>0.692</text:p>
          </table:table-cell>
          <table:table-cell table:style-name="ce9"/>
          <table:table-cell table:style-name="ce14" table:formula="of:=LOG([.X569])" office:value-type="float" office:value="3.10687054447865" calcext:value-type="float">
            <text:p>3.1068705445</text:p>
          </table:table-cell>
          <table:table-cell table:style-name="ce44" table:formula="of:=[.X568]+1" office:value-type="float" office:value="1279" calcext:value-type="float">
            <text:p>127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70]/[.D569]" office:value-type="percentage" office:value="-0.000239168582389372" calcext:value-type="percentage">
            <text:p>-0.0239%</text:p>
          </table:table-cell>
          <table:table-cell table:style-name="ce6" table:formula="of:=([.D570]-[.D569])" office:value-type="float" office:value="-0.0000152800000000064" calcext:value-type="float">
            <text:p>-0.00001528</text:p>
          </table:table-cell>
          <table:table-cell table:style-name="ce8" office:value-type="float" office:value="0.06387271" calcext:value-type="float">
            <text:p>0.06387271</text:p>
          </table:table-cell>
          <table:table-cell table:style-name="ce10" table:formula="of:=[.B570]-[.$S$2]" office:value-type="float" office:value="-0.000241853758859961" calcext:value-type="float">
            <text:p>-0.00024185</text:p>
          </table:table-cell>
          <table:table-cell table:style-name="ce9" table:formula="of:=SUM([.$E$3:.E570])" office:value-type="float" office:value="0.0111563915490247" calcext:value-type="float">
            <text:p>0.0111563915</text:p>
          </table:table-cell>
          <table:table-cell table:style-name="ce12" table:formula="of:=MAX([.$E$3:.E570]) - MIN([.$E$3:.E570])" office:value-type="float" office:value="0.00991855310791096" calcext:value-type="float">
            <text:p>0.009918553</text:p>
          </table:table-cell>
          <table:table-cell table:style-name="ce9" table:formula="of:=STDEV([.$E$3:.E570])" office:value-type="float" office:value="0.00133433471167605" calcext:value-type="float">
            <text:p>0.0013343347</text:p>
          </table:table-cell>
          <table:table-cell table:style-name="ce9" table:formula="of:=[.G570]/[.H570]" office:value-type="float" office:value="7.43333214756313" calcext:value-type="float">
            <text:p>7.4333321476</text:p>
          </table:table-cell>
          <table:table-cell table:style-name="ce9" table:formula="of:=SLOPE([.I555:.I570];[.W555:.W570])" office:value-type="float" office:value="-16.1478361704401" calcext:value-type="float">
            <text:p>-16.1478361704</text:p>
          </table:table-cell>
          <table:table-cell table:style-name="ce17" table:formula="of:=AVERAGE([.D563:.D570])" office:value-type="float" office:value="0.06380415125" calcext:value-type="float">
            <text:p>0.063804151</text:p>
          </table:table-cell>
          <table:table-cell table:style-name="ce19" table:formula="of:=([.D570] - [.K570])/[.K570]" office:value-type="percentage" office:value="0.00107451864270356" calcext:value-type="percentage">
            <text:p>0.107%</text:p>
          </table:table-cell>
          <table:table-cell table:style-name="ce22" table:formula="of:=[.D570]-[.L570]" office:value-type="float" office:value="0.0627981913572964" calcext:value-type="float">
            <text:p>0.06279819</text:p>
          </table:table-cell>
          <table:table-cell table:style-name="ce27" table:formula="of:=ABS([.L569]-[.L570])" office:value-type="float" office:value="0.000433139540161574" calcext:value-type="float">
            <text:p>0.0004331</text:p>
          </table:table-cell>
          <table:table-cell table:style-name="ce34" table:formula="of:=IF(([.J570] &gt; [.$P$53]);(([.$M$53]+[.J570])/[.$O$53]);(([.$L$53]-[.J570])/[.$O$53]))" office:value-type="float" office:value="0.728498989251814" calcext:value-type="float">
            <text:p>0.73</text:p>
          </table:table-cell>
          <table:table-cell table:style-name="ce42" table:formula="of:=[.O570]-[.O569]" office:value-type="float" office:value="0.00176555882242835" calcext:value-type="float">
            <text:p>0.0018</text:p>
          </table:table-cell>
          <table:table-cell table:style-name="ce45" table:number-columns-repeated="2"/>
          <table:table-cell table:style-name="ce48" table:formula="of:=[.O570] - AVERAGE([.O565:.O570])" office:value-type="float" office:value="0.0248044980841216" calcext:value-type="float">
            <text:p>0.0248044981</text:p>
          </table:table-cell>
          <table:table-cell table:style-name="ce45" table:formula="of:=[.M570]-[.M569]" office:value-type="float" office:value="0.000417859540161561" calcext:value-type="float">
            <text:p>0.000</text:p>
          </table:table-cell>
          <table:table-cell table:style-name="ce45" table:formula="of:=AVERAGE([.O565:.O570])" office:value-type="float" office:value="0.703694491167692" calcext:value-type="float">
            <text:p>0.704</text:p>
          </table:table-cell>
          <table:table-cell table:style-name="ce9"/>
          <table:table-cell table:style-name="ce14" table:formula="of:=LOG([.X570])" office:value-type="float" office:value="3.10720996964787" calcext:value-type="float">
            <text:p>3.1072099696</text:p>
          </table:table-cell>
          <table:table-cell table:style-name="ce44" table:formula="of:=[.X569]+1" office:value-type="float" office:value="1280" calcext:value-type="float">
            <text:p>128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71]/[.D570]" office:value-type="percentage" office:value="-0.00201447535261925" calcext:value-type="percentage">
            <text:p>-0.2014%</text:p>
          </table:table-cell>
          <table:table-cell table:style-name="ce6" table:formula="of:=([.D571]-[.D570])" office:value-type="float" office:value="-0.000128669999999997" calcext:value-type="float">
            <text:p>-0.00012867</text:p>
          </table:table-cell>
          <table:table-cell table:style-name="ce8" office:value-type="float" office:value="0.06374404" calcext:value-type="float">
            <text:p>0.06374404</text:p>
          </table:table-cell>
          <table:table-cell table:style-name="ce10" table:formula="of:=[.B571]-[.$S$2]" office:value-type="float" office:value="-0.00201716052908984" calcext:value-type="float">
            <text:p>-0.00201716</text:p>
          </table:table-cell>
          <table:table-cell table:style-name="ce9" table:formula="of:=SUM([.$E$3:.E571])" office:value-type="float" office:value="0.00913923101993488" calcext:value-type="float">
            <text:p>0.009139231</text:p>
          </table:table-cell>
          <table:table-cell table:style-name="ce12" table:formula="of:=MAX([.$E$3:.E571]) - MIN([.$E$3:.E571])" office:value-type="float" office:value="0.00991855310791096" calcext:value-type="float">
            <text:p>0.009918553</text:p>
          </table:table-cell>
          <table:table-cell table:style-name="ce9" table:formula="of:=STDEV([.$E$3:.E571])" office:value-type="float" office:value="0.00133589127570913" calcext:value-type="float">
            <text:p>0.0013358913</text:p>
          </table:table-cell>
          <table:table-cell table:style-name="ce9" table:formula="of:=[.G571]/[.H571]" office:value-type="float" office:value="7.42467092065251" calcext:value-type="float">
            <text:p>7.4246709207</text:p>
          </table:table-cell>
          <table:table-cell table:style-name="ce9" table:formula="of:=SLOPE([.I556:.I571];[.W556:.W571])" office:value-type="float" office:value="-16.1056385329994" calcext:value-type="float">
            <text:p>-16.105638533</text:p>
          </table:table-cell>
          <table:table-cell table:style-name="ce17" table:formula="of:=AVERAGE([.D564:.D571])" office:value-type="float" office:value="0.06381418875" calcext:value-type="float">
            <text:p>0.063814189</text:p>
          </table:table-cell>
          <table:table-cell table:style-name="ce19" table:formula="of:=([.D571] - [.K571])/[.K571]" office:value-type="percentage" office:value="-0.00109926571776717" calcext:value-type="percentage">
            <text:p>-0.110%</text:p>
          </table:table-cell>
          <table:table-cell table:style-name="ce22" table:formula="of:=[.D571]-[.L571]" office:value-type="float" office:value="0.0648433057177672" calcext:value-type="float">
            <text:p>0.06484331</text:p>
          </table:table-cell>
          <table:table-cell table:style-name="ce27" table:formula="of:=ABS([.L570]-[.L571])" office:value-type="float" office:value="0.00217378436047074" calcext:value-type="float">
            <text:p>0.0021738</text:p>
          </table:table-cell>
          <table:table-cell table:style-name="ce34" table:formula="of:=IF(([.J571] &gt; [.$P$53]);(([.$M$53]+[.J571])/[.$O$53]);(([.$L$53]-[.J571])/[.$O$53]))" office:value-type="float" office:value="0.728271731261925" calcext:value-type="float">
            <text:p>0.73</text:p>
          </table:table-cell>
          <table:table-cell table:style-name="ce42" table:formula="of:=[.O571]-[.O570]" office:value-type="float" office:value="-0.000227257989888652" calcext:value-type="float">
            <text:p>-0.0002</text:p>
          </table:table-cell>
          <table:table-cell table:style-name="ce45" table:number-columns-repeated="2"/>
          <table:table-cell table:style-name="ce48" table:formula="of:=[.O571] - AVERAGE([.O566:.O571])" office:value-type="float" office:value="0.0141764730574584" calcext:value-type="float">
            <text:p>0.0141764731</text:p>
          </table:table-cell>
          <table:table-cell table:style-name="ce45" table:formula="of:=[.M571]-[.M570]" office:value-type="float" office:value="0.00204511436047074" calcext:value-type="float">
            <text:p>0.002</text:p>
          </table:table-cell>
          <table:table-cell table:style-name="ce45" table:formula="of:=AVERAGE([.O566:.O571])" office:value-type="float" office:value="0.714095258204467" calcext:value-type="float">
            <text:p>0.714</text:p>
          </table:table-cell>
          <table:table-cell table:style-name="ce9"/>
          <table:table-cell table:style-name="ce14" table:formula="of:=LOG([.X571])" office:value-type="float" office:value="3.10754912974469" calcext:value-type="float">
            <text:p>3.1075491297</text:p>
          </table:table-cell>
          <table:table-cell table:style-name="ce44" table:formula="of:=[.X570]+1" office:value-type="float" office:value="1281" calcext:value-type="float">
            <text:p>128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72]/[.D571]" office:value-type="percentage" office:value="-0.000414783876265178" calcext:value-type="percentage">
            <text:p>-0.0415%</text:p>
          </table:table-cell>
          <table:table-cell table:style-name="ce6" table:formula="of:=([.D572]-[.D571])" office:value-type="float" office:value="-0.0000264400000000026" calcext:value-type="float">
            <text:p>-0.00002644</text:p>
          </table:table-cell>
          <table:table-cell table:style-name="ce8" office:value-type="float" office:value="0.0637176" calcext:value-type="float">
            <text:p>0.0637176</text:p>
          </table:table-cell>
          <table:table-cell table:style-name="ce10" table:formula="of:=[.B572]-[.$S$2]" office:value-type="float" office:value="-0.000417469052735766" calcext:value-type="float">
            <text:p>-0.00041747</text:p>
          </table:table-cell>
          <table:table-cell table:style-name="ce9" table:formula="of:=SUM([.$E$3:.E572])" office:value-type="float" office:value="0.00872176196719912" calcext:value-type="float">
            <text:p>0.008721762</text:p>
          </table:table-cell>
          <table:table-cell table:style-name="ce12" table:formula="of:=MAX([.$E$3:.E572]) - MIN([.$E$3:.E572])" office:value-type="float" office:value="0.00991855310791096" calcext:value-type="float">
            <text:p>0.009918553</text:p>
          </table:table-cell>
          <table:table-cell table:style-name="ce9" table:formula="of:=STDEV([.$E$3:.E572])" office:value-type="float" office:value="0.00133484038240617" calcext:value-type="float">
            <text:p>0.0013348404</text:p>
          </table:table-cell>
          <table:table-cell table:style-name="ce9" table:formula="of:=[.G572]/[.H572]" office:value-type="float" office:value="7.43051621650213" calcext:value-type="float">
            <text:p>7.4305162165</text:p>
          </table:table-cell>
          <table:table-cell table:style-name="ce9" table:formula="of:=SLOPE([.I557:.I572];[.W557:.W572])" office:value-type="float" office:value="-14.7837359984655" calcext:value-type="float">
            <text:p>-14.7837359985</text:p>
          </table:table-cell>
          <table:table-cell table:style-name="ce17" table:formula="of:=AVERAGE([.D565:.D572])" office:value-type="float" office:value="0.06381307" calcext:value-type="float">
            <text:p>0.063813070</text:p>
          </table:table-cell>
          <table:table-cell table:style-name="ce19" table:formula="of:=([.D572] - [.K572])/[.K572]" office:value-type="percentage" office:value="-0.00149608849723106" calcext:value-type="percentage">
            <text:p>-0.150%</text:p>
          </table:table-cell>
          <table:table-cell table:style-name="ce22" table:formula="of:=[.D572]-[.L572]" office:value-type="float" office:value="0.0652136884972311" calcext:value-type="float">
            <text:p>0.06521369</text:p>
          </table:table-cell>
          <table:table-cell table:style-name="ce27" table:formula="of:=ABS([.L571]-[.L572])" office:value-type="float" office:value="0.000396822779463884" calcext:value-type="float">
            <text:p>0.0003968</text:p>
          </table:table-cell>
          <table:table-cell table:style-name="ce34" table:formula="of:=IF(([.J572] &gt; [.$P$53]);(([.$M$53]+[.J572])/[.$O$53]);(([.$L$53]-[.J572])/[.$O$53]))" office:value-type="float" office:value="0.721152543292003" calcext:value-type="float">
            <text:p>0.72</text:p>
          </table:table-cell>
          <table:table-cell table:style-name="ce42" table:formula="of:=[.O572]-[.O571]" office:value-type="float" office:value="-0.0071191879699225" calcext:value-type="float">
            <text:p>-0.0071</text:p>
          </table:table-cell>
          <table:table-cell table:style-name="ce45" table:number-columns-repeated="2"/>
          <table:table-cell table:style-name="ce48" table:formula="of:=[.O572] - AVERAGE([.O567:.O572])" office:value-type="float" office:value="0.00032903796738859" calcext:value-type="float">
            <text:p>0.0003290380</text:p>
          </table:table-cell>
          <table:table-cell table:style-name="ce45" table:formula="of:=[.M572]-[.M571]" office:value-type="float" office:value="0.000370382779463885" calcext:value-type="float">
            <text:p>0.000</text:p>
          </table:table-cell>
          <table:table-cell table:style-name="ce45" table:formula="of:=AVERAGE([.O567:.O572])" office:value-type="float" office:value="0.720823505324614" calcext:value-type="float">
            <text:p>0.721</text:p>
          </table:table-cell>
          <table:table-cell table:style-name="ce9"/>
          <table:table-cell table:style-name="ce14" table:formula="of:=LOG([.X572])" office:value-type="float" office:value="3.1078880251828" calcext:value-type="float">
            <text:p>3.1078880252</text:p>
          </table:table-cell>
          <table:table-cell table:style-name="ce44" table:formula="of:=[.X571]+1" office:value-type="float" office:value="1282" calcext:value-type="float">
            <text:p>128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73]/[.D572]" office:value-type="percentage" office:value="0.0017896154280764" calcext:value-type="percentage">
            <text:p>0.1790%</text:p>
          </table:table-cell>
          <table:table-cell table:style-name="ce6" table:formula="of:=([.D573]-[.D572])" office:value-type="float" office:value="0.000114030000000001" calcext:value-type="float">
            <text:p>0.00011403</text:p>
          </table:table-cell>
          <table:table-cell table:style-name="ce8" office:value-type="float" office:value="0.06383163" calcext:value-type="float">
            <text:p>0.06383163</text:p>
          </table:table-cell>
          <table:table-cell table:style-name="ce10" table:formula="of:=[.B573]-[.$S$2]" office:value-type="float" office:value="0.00178693025160582" calcext:value-type="float">
            <text:p>0.00178693</text:p>
          </table:table-cell>
          <table:table-cell table:style-name="ce9" table:formula="of:=SUM([.$E$3:.E573])" office:value-type="float" office:value="0.0105086922188049" calcext:value-type="float">
            <text:p>0.0105086922</text:p>
          </table:table-cell>
          <table:table-cell table:style-name="ce12" table:formula="of:=MAX([.$E$3:.E573]) - MIN([.$E$3:.E573])" office:value-type="float" office:value="0.00991855310791096" calcext:value-type="float">
            <text:p>0.009918553</text:p>
          </table:table-cell>
          <table:table-cell table:style-name="ce9" table:formula="of:=STDEV([.$E$3:.E573])" office:value-type="float" office:value="0.00133572814486309" calcext:value-type="float">
            <text:p>0.0013357281</text:p>
          </table:table-cell>
          <table:table-cell table:style-name="ce9" table:formula="of:=[.G573]/[.H573]" office:value-type="float" office:value="7.42557768663894" calcext:value-type="float">
            <text:p>7.4255776866</text:p>
          </table:table-cell>
          <table:table-cell table:style-name="ce9" table:formula="of:=SLOPE([.I558:.I573];[.W558:.W573])" office:value-type="float" office:value="-12.866706391536" calcext:value-type="float">
            <text:p>-12.8667063915</text:p>
          </table:table-cell>
          <table:table-cell table:style-name="ce17" table:formula="of:=AVERAGE([.D566:.D573])" office:value-type="float" office:value="0.0638150675" calcext:value-type="float">
            <text:p>0.063815068</text:p>
          </table:table-cell>
          <table:table-cell table:style-name="ce19" table:formula="of:=([.D573] - [.K573])/[.K573]" office:value-type="percentage" office:value="0.000259539018743675" calcext:value-type="percentage">
            <text:p>0.026%</text:p>
          </table:table-cell>
          <table:table-cell table:style-name="ce22" table:formula="of:=[.D573]-[.L573]" office:value-type="float" office:value="0.0635720909812563" calcext:value-type="float">
            <text:p>0.06357209</text:p>
          </table:table-cell>
          <table:table-cell table:style-name="ce27" table:formula="of:=ABS([.L572]-[.L573])" office:value-type="float" office:value="0.00175562751597473" calcext:value-type="float">
            <text:p>0.0017556</text:p>
          </table:table-cell>
          <table:table-cell table:style-name="ce34" table:formula="of:=IF(([.J573] &gt; [.$P$53]);(([.$M$53]+[.J573])/[.$O$53]);(([.$L$53]-[.J573])/[.$O$53]))" office:value-type="float" office:value="0.710828261615328" calcext:value-type="float">
            <text:p>0.71</text:p>
          </table:table-cell>
          <table:table-cell table:style-name="ce42" table:formula="of:=[.O573]-[.O572]" office:value-type="float" office:value="-0.0103242816766749" calcext:value-type="float">
            <text:p>-0.0103</text:p>
          </table:table-cell>
          <table:table-cell table:style-name="ce45" table:number-columns-repeated="2"/>
          <table:table-cell table:style-name="ce48" table:formula="of:=[.O573] - AVERAGE([.O568:.O573])" office:value-type="float" office:value="-0.011388128084645" calcext:value-type="float">
            <text:p>-0.0113881281</text:p>
          </table:table-cell>
          <table:table-cell table:style-name="ce45" table:formula="of:=[.M573]-[.M572]" office:value-type="float" office:value="-0.00164159751597473" calcext:value-type="float">
            <text:p>-0.002</text:p>
          </table:table-cell>
          <table:table-cell table:style-name="ce45" table:formula="of:=AVERAGE([.O568:.O573])" office:value-type="float" office:value="0.722216389699973" calcext:value-type="float">
            <text:p>0.722</text:p>
          </table:table-cell>
          <table:table-cell table:style-name="ce9"/>
          <table:table-cell table:style-name="ce14" table:formula="of:=LOG([.X573])" office:value-type="float" office:value="3.10822665637493" calcext:value-type="float">
            <text:p>3.1082266564</text:p>
          </table:table-cell>
          <table:table-cell table:style-name="ce44" table:formula="of:=[.X572]+1" office:value-type="float" office:value="1283" calcext:value-type="float">
            <text:p>128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74]/[.D573]" office:value-type="percentage" office:value="0.0000527951424709433" calcext:value-type="percentage">
            <text:p>0.0053%</text:p>
          </table:table-cell>
          <table:table-cell table:style-name="ce6" table:formula="of:=([.D574]-[.D573])" office:value-type="float" office:value="0.00000337000000000254" calcext:value-type="float">
            <text:p>0.00000337</text:p>
          </table:table-cell>
          <table:table-cell table:style-name="ce8" office:value-type="float" office:value="0.063835" calcext:value-type="float">
            <text:p>0.063835</text:p>
          </table:table-cell>
          <table:table-cell table:style-name="ce10" table:formula="of:=[.B574]-[.$S$2]" office:value-type="float" office:value="0.000050109966000355" calcext:value-type="float">
            <text:p>0.00005011</text:p>
          </table:table-cell>
          <table:table-cell table:style-name="ce9" table:formula="of:=SUM([.$E$3:.E574])" office:value-type="float" office:value="0.0105588021848053" calcext:value-type="float">
            <text:p>0.0105588022</text:p>
          </table:table-cell>
          <table:table-cell table:style-name="ce12" table:formula="of:=MAX([.$E$3:.E574]) - MIN([.$E$3:.E574])" office:value-type="float" office:value="0.00991855310791096" calcext:value-type="float">
            <text:p>0.009918553</text:p>
          </table:table-cell>
          <table:table-cell table:style-name="ce9" table:formula="of:=STDEV([.$E$3:.E574])" office:value-type="float" office:value="0.00133455865139933" calcext:value-type="float">
            <text:p>0.0013345587</text:p>
          </table:table-cell>
          <table:table-cell table:style-name="ce9" table:formula="of:=[.G574]/[.H574]" office:value-type="float" office:value="7.4320848300755" calcext:value-type="float">
            <text:p>7.4320848301</text:p>
          </table:table-cell>
          <table:table-cell table:style-name="ce9" table:formula="of:=SLOPE([.I559:.I574];[.W559:.W574])" office:value-type="float" office:value="-10.5192642499752" calcext:value-type="float">
            <text:p>-10.51926425</text:p>
          </table:table-cell>
          <table:table-cell table:style-name="ce17" table:formula="of:=AVERAGE([.D567:.D574])" office:value-type="float" office:value="0.063833305" calcext:value-type="float">
            <text:p>0.063833305</text:p>
          </table:table-cell>
          <table:table-cell table:style-name="ce19" table:formula="of:=([.D574] - [.K574])/[.K574]" office:value-type="percentage" office:value="0.00002655353659028" calcext:value-type="percentage">
            <text:p>0.003%</text:p>
          </table:table-cell>
          <table:table-cell table:style-name="ce22" table:formula="of:=[.D574]-[.L574]" office:value-type="float" office:value="0.0638084464634097" calcext:value-type="float">
            <text:p>0.06380845</text:p>
          </table:table-cell>
          <table:table-cell table:style-name="ce27" table:formula="of:=ABS([.L573]-[.L574])" office:value-type="float" office:value="0.000232985482153395" calcext:value-type="float">
            <text:p>0.0002330</text:p>
          </table:table-cell>
          <table:table-cell table:style-name="ce34" table:formula="of:=IF(([.J574] &gt; [.$P$53]);(([.$M$53]+[.J574])/[.$O$53]);(([.$L$53]-[.J574])/[.$O$53]))" office:value-type="float" office:value="0.698185966576397" calcext:value-type="float">
            <text:p>0.70</text:p>
          </table:table-cell>
          <table:table-cell table:style-name="ce42" table:formula="of:=[.O574]-[.O573]" office:value-type="float" office:value="-0.012642295038931" calcext:value-type="float">
            <text:p>-0.0126</text:p>
          </table:table-cell>
          <table:table-cell table:style-name="ce45" table:number-columns-repeated="2"/>
          <table:table-cell table:style-name="ce48" table:formula="of:=[.O574] - AVERAGE([.O569:.O574])" office:value-type="float" office:value="-0.0207591871614118" calcext:value-type="float">
            <text:p>-0.0207591872</text:p>
          </table:table-cell>
          <table:table-cell table:style-name="ce45" table:formula="of:=[.M574]-[.M573]" office:value-type="float" office:value="0.000236355482153394" calcext:value-type="float">
            <text:p>0.000</text:p>
          </table:table-cell>
          <table:table-cell table:style-name="ce45" table:formula="of:=AVERAGE([.O569:.O574])" office:value-type="float" office:value="0.718945153737809" calcext:value-type="float">
            <text:p>0.719</text:p>
          </table:table-cell>
          <table:table-cell table:style-name="ce9"/>
          <table:table-cell table:style-name="ce14" table:formula="of:=LOG([.X574])" office:value-type="float" office:value="3.10856502373283" calcext:value-type="float">
            <text:p>3.1085650237</text:p>
          </table:table-cell>
          <table:table-cell table:style-name="ce44" table:formula="of:=[.X573]+1" office:value-type="float" office:value="1284" calcext:value-type="float">
            <text:p>128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75]/[.D574]" office:value-type="percentage" office:value="-0.000548288556434671" calcext:value-type="percentage">
            <text:p>-0.0548%</text:p>
          </table:table-cell>
          <table:table-cell table:style-name="ce6" table:formula="of:=([.D575]-[.D574])" office:value-type="float" office:value="-0.0000350000000000072" calcext:value-type="float">
            <text:p>-0.00003500</text:p>
          </table:table-cell>
          <table:table-cell table:style-name="ce8" office:value-type="float" office:value="0.0638" calcext:value-type="float">
            <text:p>0.0638</text:p>
          </table:table-cell>
          <table:table-cell table:style-name="ce10" table:formula="of:=[.B575]-[.$S$2]" office:value-type="float" office:value="-0.00055097373290526" calcext:value-type="float">
            <text:p>-0.00055097</text:p>
          </table:table-cell>
          <table:table-cell table:style-name="ce9" table:formula="of:=SUM([.$E$3:.E575])" office:value-type="float" office:value="0.0100078284519" calcext:value-type="float">
            <text:p>0.0100078285</text:p>
          </table:table-cell>
          <table:table-cell table:style-name="ce12" table:formula="of:=MAX([.$E$3:.E575]) - MIN([.$E$3:.E575])" office:value-type="float" office:value="0.00991855310791096" calcext:value-type="float">
            <text:p>0.009918553</text:p>
          </table:table-cell>
          <table:table-cell table:style-name="ce9" table:formula="of:=STDEV([.$E$3:.E575])" office:value-type="float" office:value="0.0013336037508986" calcext:value-type="float">
            <text:p>0.0013336038</text:p>
          </table:table-cell>
          <table:table-cell table:style-name="ce9" table:formula="of:=[.G575]/[.H575]" office:value-type="float" office:value="7.43740642692981" calcext:value-type="float">
            <text:p>7.4374064269</text:p>
          </table:table-cell>
          <table:table-cell table:style-name="ce9" table:formula="of:=SLOPE([.I560:.I575];[.W560:.W575])" office:value-type="float" office:value="-7.23896926749602" calcext:value-type="float">
            <text:p>-7.2389692675</text:p>
          </table:table-cell>
          <table:table-cell table:style-name="ce17" table:formula="of:=AVERAGE([.D568:.D575])" office:value-type="float" office:value="0.0638221175" calcext:value-type="float">
            <text:p>0.063822118</text:p>
          </table:table-cell>
          <table:table-cell table:style-name="ce19" table:formula="of:=([.D575] - [.K575])/[.K575]" office:value-type="percentage" office:value="-0.000346549141056026" calcext:value-type="percentage">
            <text:p>-0.035%</text:p>
          </table:table-cell>
          <table:table-cell table:style-name="ce22" table:formula="of:=[.D575]-[.L575]" office:value-type="float" office:value="0.064146549141056" calcext:value-type="float">
            <text:p>0.06414655</text:p>
          </table:table-cell>
          <table:table-cell table:style-name="ce27" table:formula="of:=ABS([.L574]-[.L575])" office:value-type="float" office:value="0.000373102677646306" calcext:value-type="float">
            <text:p>0.0003731</text:p>
          </table:table-cell>
          <table:table-cell table:style-name="ce34" table:formula="of:=IF(([.J575] &gt; [.$P$53]);(([.$M$53]+[.J575])/[.$O$53]);(([.$L$53]-[.J575])/[.$O$53]))" office:value-type="float" office:value="0.680519734787759" calcext:value-type="float">
            <text:p>0.68</text:p>
          </table:table-cell>
          <table:table-cell table:style-name="ce42" table:formula="of:=[.O575]-[.O574]" office:value-type="float" office:value="-0.0176662317886375" calcext:value-type="float">
            <text:p>-0.0177</text:p>
          </table:table-cell>
          <table:table-cell table:style-name="ce45" table:number-columns-repeated="2"/>
          <table:table-cell table:style-name="ce48" table:formula="of:=[.O575] - AVERAGE([.O570:.O575])" office:value-type="float" office:value="-0.0307231363431116" calcext:value-type="float">
            <text:p>-0.0307231363</text:p>
          </table:table-cell>
          <table:table-cell table:style-name="ce45" table:formula="of:=[.M575]-[.M574]" office:value-type="float" office:value="0.000338102677646307" calcext:value-type="float">
            <text:p>0.000</text:p>
          </table:table-cell>
          <table:table-cell table:style-name="ce45" table:formula="of:=AVERAGE([.O570:.O575])" office:value-type="float" office:value="0.711242871130871" calcext:value-type="float">
            <text:p>0.711</text:p>
          </table:table-cell>
          <table:table-cell table:style-name="ce9"/>
          <table:table-cell table:style-name="ce14" table:formula="of:=LOG([.X575])" office:value-type="float" office:value="3.10890312766731" calcext:value-type="float">
            <text:p>3.1089031277</text:p>
          </table:table-cell>
          <table:table-cell table:style-name="ce44" table:formula="of:=[.X574]+1" office:value-type="float" office:value="1285" calcext:value-type="float">
            <text:p>128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76]/[.D575]" office:value-type="percentage" office:value="0.000548589341692904" calcext:value-type="percentage">
            <text:p>0.0549%</text:p>
          </table:table-cell>
          <table:table-cell table:style-name="ce6" table:formula="of:=([.D576]-[.D575])" office:value-type="float" office:value="0.0000350000000000072" calcext:value-type="float">
            <text:p>0.00003500</text:p>
          </table:table-cell>
          <table:table-cell table:style-name="ce8" office:value-type="float" office:value="0.063835" calcext:value-type="float">
            <text:p>0.063835</text:p>
          </table:table-cell>
          <table:table-cell table:style-name="ce10" table:formula="of:=[.B576]-[.$S$2]" office:value-type="float" office:value="0.000545904165222315" calcext:value-type="float">
            <text:p>0.00054590</text:p>
          </table:table-cell>
          <table:table-cell table:style-name="ce9" table:formula="of:=SUM([.$E$3:.E576])" office:value-type="float" office:value="0.0105537326171223" calcext:value-type="float">
            <text:p>0.0105537326</text:p>
          </table:table-cell>
          <table:table-cell table:style-name="ce12" table:formula="of:=MAX([.$E$3:.E576]) - MIN([.$E$3:.E576])" office:value-type="float" office:value="0.00991855310791096" calcext:value-type="float">
            <text:p>0.009918553</text:p>
          </table:table-cell>
          <table:table-cell table:style-name="ce9" table:formula="of:=STDEV([.$E$3:.E576])" office:value-type="float" office:value="0.00133262208455105" calcext:value-type="float">
            <text:p>0.0013326221</text:p>
          </table:table-cell>
          <table:table-cell table:style-name="ce9" table:formula="of:=[.G576]/[.H576]" office:value-type="float" office:value="7.44288513817663" calcext:value-type="float">
            <text:p>7.4428851382</text:p>
          </table:table-cell>
          <table:table-cell table:style-name="ce9" table:formula="of:=SLOPE([.I561:.I576];[.W561:.W576])" office:value-type="float" office:value="-5.13427553850018" calcext:value-type="float">
            <text:p>-5.1342755385</text:p>
          </table:table-cell>
          <table:table-cell table:style-name="ce17" table:formula="of:=AVERAGE([.D569:.D576])" office:value-type="float" office:value="0.06381549625" calcext:value-type="float">
            <text:p>0.063815496</text:p>
          </table:table-cell>
          <table:table-cell table:style-name="ce19" table:formula="of:=([.D576] - [.K576])/[.K576]" office:value-type="percentage" office:value="0.000305627177505661" calcext:value-type="percentage">
            <text:p>0.031%</text:p>
          </table:table-cell>
          <table:table-cell table:style-name="ce22" table:formula="of:=[.D576]-[.L576]" office:value-type="float" office:value="0.0635293728224943" calcext:value-type="float">
            <text:p>0.06352937</text:p>
          </table:table-cell>
          <table:table-cell table:style-name="ce27" table:formula="of:=ABS([.L575]-[.L576])" office:value-type="float" office:value="0.000652176318561687" calcext:value-type="float">
            <text:p>0.0006522</text:p>
          </table:table-cell>
          <table:table-cell table:style-name="ce34" table:formula="of:=IF(([.J576] &gt; [.$P$53]);(([.$M$53]+[.J576])/[.$O$53]);(([.$L$53]-[.J576])/[.$O$53]))" office:value-type="float" office:value="0.669184776358981" calcext:value-type="float">
            <text:p>0.67</text:p>
          </table:table-cell>
          <table:table-cell table:style-name="ce42" table:formula="of:=[.O576]-[.O575]" office:value-type="float" office:value="-0.0113349584287784" calcext:value-type="float">
            <text:p>-0.0113</text:p>
          </table:table-cell>
          <table:table-cell table:style-name="ce45" table:number-columns-repeated="2"/>
          <table:table-cell table:style-name="ce48" table:formula="of:=[.O576] - AVERAGE([.O571:.O576])" office:value-type="float" office:value="-0.0321723926230846" calcext:value-type="float">
            <text:p>-0.0321723926</text:p>
          </table:table-cell>
          <table:table-cell table:style-name="ce45" table:formula="of:=[.M576]-[.M575]" office:value-type="float" office:value="-0.000617176318561688" calcext:value-type="float">
            <text:p>-0.001</text:p>
          </table:table-cell>
          <table:table-cell table:style-name="ce45" table:formula="of:=AVERAGE([.O571:.O576])" office:value-type="float" office:value="0.701357168982065" calcext:value-type="float">
            <text:p>0.701</text:p>
          </table:table-cell>
          <table:table-cell table:style-name="ce9"/>
          <table:table-cell table:style-name="ce14" table:formula="of:=LOG([.X576])" office:value-type="float" office:value="3.1092409685882" calcext:value-type="float">
            <text:p>3.1092409686</text:p>
          </table:table-cell>
          <table:table-cell table:style-name="ce44" table:formula="of:=[.X575]+1" office:value-type="float" office:value="1286" calcext:value-type="float">
            <text:p>128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77]/[.D576]" office:value-type="percentage" office:value="-0.000550638364533527" calcext:value-type="percentage">
            <text:p>-0.0551%</text:p>
          </table:table-cell>
          <table:table-cell table:style-name="ce6" table:formula="of:=([.D577]-[.D576])" office:value-type="float" office:value="-0.0000351499999999977" calcext:value-type="float">
            <text:p>-0.00003515</text:p>
          </table:table-cell>
          <table:table-cell table:style-name="ce8" office:value-type="float" office:value="0.06379985" calcext:value-type="float">
            <text:p>0.06379985</text:p>
          </table:table-cell>
          <table:table-cell table:style-name="ce10" table:formula="of:=[.B577]-[.$S$2]" office:value-type="float" office:value="-0.000553323541004115" calcext:value-type="float">
            <text:p>-0.00055332</text:p>
          </table:table-cell>
          <table:table-cell table:style-name="ce9" table:formula="of:=SUM([.$E$3:.E577])" office:value-type="float" office:value="0.0100004090761182" calcext:value-type="float">
            <text:p>0.0100004091</text:p>
          </table:table-cell>
          <table:table-cell table:style-name="ce12" table:formula="of:=MAX([.$E$3:.E577]) - MIN([.$E$3:.E577])" office:value-type="float" office:value="0.00991855310791096" calcext:value-type="float">
            <text:p>0.009918553</text:p>
          </table:table-cell>
          <table:table-cell table:style-name="ce9" table:formula="of:=STDEV([.$E$3:.E577])" office:value-type="float" office:value="0.0013316742050181" calcext:value-type="float">
            <text:p>0.0013316742</text:p>
          </table:table-cell>
          <table:table-cell table:style-name="ce9" table:formula="of:=[.G577]/[.H577]" office:value-type="float" office:value="7.44818294935445" calcext:value-type="float">
            <text:p>7.4481829494</text:p>
          </table:table-cell>
          <table:table-cell table:style-name="ce9" table:formula="of:=SLOPE([.I562:.I577];[.W562:.W577])" office:value-type="float" office:value="-2.31588778846195" calcext:value-type="float">
            <text:p>-2.3158877885</text:p>
          </table:table-cell>
          <table:table-cell table:style-name="ce17" table:formula="of:=AVERAGE([.D570:.D577])" office:value-type="float" office:value="0.06380447875" calcext:value-type="float">
            <text:p>0.063804479</text:p>
          </table:table-cell>
          <table:table-cell table:style-name="ce19" table:formula="of:=([.D577] - [.K577])/[.K577]" office:value-type="percentage" office:value="-0.0000725458477317187" calcext:value-type="percentage">
            <text:p>-0.007%</text:p>
          </table:table-cell>
          <table:table-cell table:style-name="ce22" table:formula="of:=[.D577]-[.L577]" office:value-type="float" office:value="0.0638723958477317" calcext:value-type="float">
            <text:p>0.06387240</text:p>
          </table:table-cell>
          <table:table-cell table:style-name="ce27" table:formula="of:=ABS([.L576]-[.L577])" office:value-type="float" office:value="0.00037817302523738" calcext:value-type="float">
            <text:p>0.0003782</text:p>
          </table:table-cell>
          <table:table-cell table:style-name="ce34" table:formula="of:=IF(([.J577] &gt; [.$P$53]);(([.$M$53]+[.J577])/[.$O$53]);(([.$L$53]-[.J577])/[.$O$53]))" office:value-type="float" office:value="0.654006174578235" calcext:value-type="float">
            <text:p>0.65</text:p>
          </table:table-cell>
          <table:table-cell table:style-name="ce42" table:formula="of:=[.O577]-[.O576]" office:value-type="float" office:value="-0.0151786017807461" calcext:value-type="float">
            <text:p>-0.0152</text:p>
          </table:table-cell>
          <table:table-cell table:style-name="ce45" table:number-columns-repeated="2"/>
          <table:table-cell table:style-name="ce48" table:formula="of:=[.O577] - AVERAGE([.O572:.O577])" office:value-type="float" office:value="-0.0349734016232157" calcext:value-type="float">
            <text:p>-0.0349734016</text:p>
          </table:table-cell>
          <table:table-cell table:style-name="ce45" table:formula="of:=[.M577]-[.M576]" office:value-type="float" office:value="0.000343023025237393" calcext:value-type="float">
            <text:p>0.000</text:p>
          </table:table-cell>
          <table:table-cell table:style-name="ce45" table:formula="of:=AVERAGE([.O572:.O577])" office:value-type="float" office:value="0.68897957620145" calcext:value-type="float">
            <text:p>0.689</text:p>
          </table:table-cell>
          <table:table-cell table:style-name="ce9"/>
          <table:table-cell table:style-name="ce14" table:formula="of:=LOG([.X577])" office:value-type="float" office:value="3.10957854690439" calcext:value-type="float">
            <text:p>3.1095785469</text:p>
          </table:table-cell>
          <table:table-cell table:style-name="ce44" table:formula="of:=[.X576]+1" office:value-type="float" office:value="1287" calcext:value-type="float">
            <text:p>128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78]/[.D577]" office:value-type="percentage" office:value="-0.00195376634898051" calcext:value-type="percentage">
            <text:p>-0.1954%</text:p>
          </table:table-cell>
          <table:table-cell table:style-name="ce6" table:formula="of:=([.D578]-[.D577])" office:value-type="float" office:value="-0.000124650000000004" calcext:value-type="float">
            <text:p>-0.00012465</text:p>
          </table:table-cell>
          <table:table-cell table:style-name="ce8" office:value-type="float" office:value="0.0636752" calcext:value-type="float">
            <text:p>0.0636752</text:p>
          </table:table-cell>
          <table:table-cell table:style-name="ce10" table:formula="of:=[.B578]-[.$S$2]" office:value-type="float" office:value="-0.00195645152545109" calcext:value-type="float">
            <text:p>-0.00195645</text:p>
          </table:table-cell>
          <table:table-cell table:style-name="ce9" table:formula="of:=SUM([.$E$3:.E578])" office:value-type="float" office:value="0.00804395755066714" calcext:value-type="float">
            <text:p>0.0080439576</text:p>
          </table:table-cell>
          <table:table-cell table:style-name="ce12" table:formula="of:=MAX([.$E$3:.E578]) - MIN([.$E$3:.E578])" office:value-type="float" office:value="0.00991855310791096" calcext:value-type="float">
            <text:p>0.009918553</text:p>
          </table:table-cell>
          <table:table-cell table:style-name="ce9" table:formula="of:=STDEV([.$E$3:.E578])" office:value-type="float" office:value="0.00133305516792811" calcext:value-type="float">
            <text:p>0.0013330552</text:p>
          </table:table-cell>
          <table:table-cell table:style-name="ce9" table:formula="of:=[.G578]/[.H578]" office:value-type="float" office:value="7.44046709134086" calcext:value-type="float">
            <text:p>7.4404670913</text:p>
          </table:table-cell>
          <table:table-cell table:style-name="ce9" table:formula="of:=SLOPE([.I563:.I578];[.W563:.W578])" office:value-type="float" office:value="-0.794687738559703" calcext:value-type="float">
            <text:p>-0.7946877386</text:p>
          </table:table-cell>
          <table:table-cell table:style-name="ce17" table:formula="of:=AVERAGE([.D571:.D578])" office:value-type="float" office:value="0.06377979" calcext:value-type="float">
            <text:p>0.063779790</text:p>
          </table:table-cell>
          <table:table-cell table:style-name="ce19" table:formula="of:=([.D578] - [.K578])/[.K578]" office:value-type="percentage" office:value="-0.00163986115350962" calcext:value-type="percentage">
            <text:p>-0.164%</text:p>
          </table:table-cell>
          <table:table-cell table:style-name="ce22" table:formula="of:=[.D578]-[.L578]" office:value-type="float" office:value="0.0653150611535096" calcext:value-type="float">
            <text:p>0.06531506</text:p>
          </table:table-cell>
          <table:table-cell table:style-name="ce27" table:formula="of:=ABS([.L577]-[.L578])" office:value-type="float" office:value="0.00156731530577791" calcext:value-type="float">
            <text:p>0.0015673</text:p>
          </table:table-cell>
          <table:table-cell table:style-name="ce34" table:formula="of:=IF(([.J578] &gt; [.$P$53]);(([.$M$53]+[.J578])/[.$O$53]);(([.$L$53]-[.J578])/[.$O$53]))" office:value-type="float" office:value="0.645813657496082" calcext:value-type="float">
            <text:p>0.65</text:p>
          </table:table-cell>
          <table:table-cell table:style-name="ce42" table:formula="of:=[.O578]-[.O577]" office:value-type="float" office:value="-0.00819251708215241" calcext:value-type="float">
            <text:p>-0.0082</text:p>
          </table:table-cell>
          <table:table-cell table:style-name="ce45" table:number-columns-repeated="2"/>
          <table:table-cell table:style-name="ce48" table:formula="of:=[.O578] - AVERAGE([.O573:.O578])" office:value-type="float" office:value="-0.0306094377393814" calcext:value-type="float">
            <text:p>-0.0306094377</text:p>
          </table:table-cell>
          <table:table-cell table:style-name="ce45" table:formula="of:=[.M578]-[.M577]" office:value-type="float" office:value="0.0014426653057779" calcext:value-type="float">
            <text:p>0.001</text:p>
          </table:table-cell>
          <table:table-cell table:style-name="ce45" table:formula="of:=AVERAGE([.O573:.O578])" office:value-type="float" office:value="0.676423095235464" calcext:value-type="float">
            <text:p>0.676</text:p>
          </table:table-cell>
          <table:table-cell table:style-name="ce9"/>
          <table:table-cell table:style-name="ce14" table:formula="of:=LOG([.X578])" office:value-type="float" office:value="3.10991586302379" calcext:value-type="float">
            <text:p>3.109915863</text:p>
          </table:table-cell>
          <table:table-cell table:style-name="ce44" table:formula="of:=[.X577]+1" office:value-type="float" office:value="1288" calcext:value-type="float">
            <text:p>128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79]/[.D578]" office:value-type="percentage" office:value="0.00164114129205709" calcext:value-type="percentage">
            <text:p>0.1641%</text:p>
          </table:table-cell>
          <table:table-cell table:style-name="ce6" table:formula="of:=([.D579]-[.D578])" office:value-type="float" office:value="0.000104499999999993" calcext:value-type="float">
            <text:p>0.00010450</text:p>
          </table:table-cell>
          <table:table-cell table:style-name="ce8" office:value-type="float" office:value="0.0637797" calcext:value-type="float">
            <text:p>0.0637797</text:p>
          </table:table-cell>
          <table:table-cell table:style-name="ce10" table:formula="of:=[.B579]-[.$S$2]" office:value-type="float" office:value="0.0016384561155865" calcext:value-type="float">
            <text:p>0.00163846</text:p>
          </table:table-cell>
          <table:table-cell table:style-name="ce9" table:formula="of:=SUM([.$E$3:.E579])" office:value-type="float" office:value="0.00968241366625364" calcext:value-type="float">
            <text:p>0.0096824137</text:p>
          </table:table-cell>
          <table:table-cell table:style-name="ce12" table:formula="of:=MAX([.$E$3:.E579]) - MIN([.$E$3:.E579])" office:value-type="float" office:value="0.00991855310791096" calcext:value-type="float">
            <text:p>0.009918553</text:p>
          </table:table-cell>
          <table:table-cell table:style-name="ce9" table:formula="of:=STDEV([.$E$3:.E579])" office:value-type="float" office:value="0.00133361334529857" calcext:value-type="float">
            <text:p>0.0013336133</text:p>
          </table:table-cell>
          <table:table-cell table:style-name="ce9" table:formula="of:=[.G579]/[.H579]" office:value-type="float" office:value="7.43735292007771" calcext:value-type="float">
            <text:p>7.4373529201</text:p>
          </table:table-cell>
          <table:table-cell table:style-name="ce9" table:formula="of:=SLOPE([.I564:.I579];[.W564:.W579])" office:value-type="float" office:value="0.288801630679953" calcext:value-type="float">
            <text:p>0.2888016307</text:p>
          </table:table-cell>
          <table:table-cell table:style-name="ce17" table:formula="of:=AVERAGE([.D572:.D579])" office:value-type="float" office:value="0.0637842475" calcext:value-type="float">
            <text:p>0.063784248</text:p>
          </table:table-cell>
          <table:table-cell table:style-name="ce19" table:formula="of:=([.D579] - [.K579])/[.K579]" office:value-type="percentage" office:value="-0.000071295032523622" calcext:value-type="percentage">
            <text:p>-0.007%</text:p>
          </table:table-cell>
          <table:table-cell table:style-name="ce22" table:formula="of:=[.D579]-[.L579]" office:value-type="float" office:value="0.0638509950325236" calcext:value-type="float">
            <text:p>0.06385100</text:p>
          </table:table-cell>
          <table:table-cell table:style-name="ce27" table:formula="of:=ABS([.L578]-[.L579])" office:value-type="float" office:value="0.001568566120986" calcext:value-type="float">
            <text:p>0.0015686</text:p>
          </table:table-cell>
          <table:table-cell table:style-name="ce34" table:formula="of:=IF(([.J579] &gt; [.$P$53]);(([.$M$53]+[.J579])/[.$O$53]);(([.$L$53]-[.J579])/[.$O$53]))" office:value-type="float" office:value="0.639978458393639" calcext:value-type="float">
            <text:p>0.64</text:p>
          </table:table-cell>
          <table:table-cell table:style-name="ce42" table:formula="of:=[.O579]-[.O578]" office:value-type="float" office:value="-0.00583519910244346" calcext:value-type="float">
            <text:p>-0.0058</text:p>
          </table:table-cell>
          <table:table-cell table:style-name="ce45" table:number-columns-repeated="2"/>
          <table:table-cell table:style-name="ce48" table:formula="of:=[.O579] - AVERAGE([.O574:.O579])" office:value-type="float" office:value="-0.0246363363048766" calcext:value-type="float">
            <text:p>-0.0246363363</text:p>
          </table:table-cell>
          <table:table-cell table:style-name="ce45" table:formula="of:=[.M579]-[.M578]" office:value-type="float" office:value="-0.00146406612098601" calcext:value-type="float">
            <text:p>-0.001</text:p>
          </table:table-cell>
          <table:table-cell table:style-name="ce45" table:formula="of:=AVERAGE([.O574:.O579])" office:value-type="float" office:value="0.664614794698515" calcext:value-type="float">
            <text:p>0.665</text:p>
          </table:table-cell>
          <table:table-cell table:style-name="ce9"/>
          <table:table-cell table:style-name="ce14" table:formula="of:=LOG([.X579])" office:value-type="float" office:value="3.1102529173534" calcext:value-type="float">
            <text:p>3.1102529174</text:p>
          </table:table-cell>
          <table:table-cell table:style-name="ce44" table:formula="of:=[.X578]+1" office:value-type="float" office:value="1289" calcext:value-type="float">
            <text:p>128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80]/[.D579]" office:value-type="percentage" office:value="0.0000203826609408578" calcext:value-type="percentage">
            <text:p>0.0020%</text:p>
          </table:table-cell>
          <table:table-cell table:style-name="ce6" table:formula="of:=([.D580]-[.D579])" office:value-type="float" office:value="0.00000130000000000963" calcext:value-type="float">
            <text:p>0.00000130</text:p>
          </table:table-cell>
          <table:table-cell table:style-name="ce8" office:value-type="float" office:value="0.063781" calcext:value-type="float">
            <text:p>0.063781</text:p>
          </table:table-cell>
          <table:table-cell table:style-name="ce10" table:formula="of:=[.B580]-[.$S$2]" office:value-type="float" office:value="0.0000176974844702695" calcext:value-type="float">
            <text:p>0.00001770</text:p>
          </table:table-cell>
          <table:table-cell table:style-name="ce9" table:formula="of:=SUM([.$E$3:.E580])" office:value-type="float" office:value="0.00970011115072391" calcext:value-type="float">
            <text:p>0.0097001112</text:p>
          </table:table-cell>
          <table:table-cell table:style-name="ce12" table:formula="of:=MAX([.$E$3:.E580]) - MIN([.$E$3:.E580])" office:value-type="float" office:value="0.00991855310791096" calcext:value-type="float">
            <text:p>0.009918553</text:p>
          </table:table-cell>
          <table:table-cell table:style-name="ce9" table:formula="of:=STDEV([.$E$3:.E580])" office:value-type="float" office:value="0.0013324572005509" calcext:value-type="float">
            <text:p>0.0013324572</text:p>
          </table:table-cell>
          <table:table-cell table:style-name="ce9" table:formula="of:=[.G580]/[.H580]" office:value-type="float" office:value="7.44380615288068" calcext:value-type="float">
            <text:p>7.4438061529</text:p>
          </table:table-cell>
          <table:table-cell table:style-name="ce9" table:formula="of:=SLOPE([.I565:.I580];[.W565:.W580])" office:value-type="float" office:value="2.12819956606745" calcext:value-type="float">
            <text:p>2.1281995661</text:p>
          </table:table-cell>
          <table:table-cell table:style-name="ce17" table:formula="of:=AVERAGE([.D573:.D580])" office:value-type="float" office:value="0.0637921725" calcext:value-type="float">
            <text:p>0.063792173</text:p>
          </table:table-cell>
          <table:table-cell table:style-name="ce19" table:formula="of:=([.D580] - [.K580])/[.K580]" office:value-type="percentage" office:value="-0.000175139042333187" calcext:value-type="percentage">
            <text:p>-0.018%</text:p>
          </table:table-cell>
          <table:table-cell table:style-name="ce22" table:formula="of:=[.D580]-[.L580]" office:value-type="float" office:value="0.0639561390423332" calcext:value-type="float">
            <text:p>0.06395614</text:p>
          </table:table-cell>
          <table:table-cell table:style-name="ce27" table:formula="of:=ABS([.L579]-[.L580])" office:value-type="float" office:value="0.000103844009809565" calcext:value-type="float">
            <text:p>0.0001038</text:p>
          </table:table-cell>
          <table:table-cell table:style-name="ce34" table:formula="of:=IF(([.J580] &gt; [.$P$53]);(([.$M$53]+[.J580])/[.$O$53]);(([.$L$53]-[.J580])/[.$O$53]))" office:value-type="float" office:value="0.630072266892063" calcext:value-type="float">
            <text:p>0.63</text:p>
          </table:table-cell>
          <table:table-cell table:style-name="ce42" table:formula="of:=[.O580]-[.O579]" office:value-type="float" office:value="-0.00990619150157557" calcext:value-type="float">
            <text:p>-0.0099</text:p>
          </table:table-cell>
          <table:table-cell table:style-name="ce45" table:number-columns-repeated="2"/>
          <table:table-cell table:style-name="ce48" table:formula="of:=[.O580] - AVERAGE([.O575:.O580])" office:value-type="float" office:value="-0.0231902445257299" calcext:value-type="float">
            <text:p>-0.0231902445</text:p>
          </table:table-cell>
          <table:table-cell table:style-name="ce45" table:formula="of:=[.M580]-[.M579]" office:value-type="float" office:value="0.000105144009809571" calcext:value-type="float">
            <text:p>0.000</text:p>
          </table:table-cell>
          <table:table-cell table:style-name="ce45" table:formula="of:=AVERAGE([.O575:.O580])" office:value-type="float" office:value="0.653262511417793" calcext:value-type="float">
            <text:p>0.653</text:p>
          </table:table-cell>
          <table:table-cell table:style-name="ce9"/>
          <table:table-cell table:style-name="ce14" table:formula="of:=LOG([.X580])" office:value-type="float" office:value="3.11058971029925" calcext:value-type="float">
            <text:p>3.1105897103</text:p>
          </table:table-cell>
          <table:table-cell table:style-name="ce44" table:formula="of:=[.X579]+1" office:value-type="float" office:value="1290" calcext:value-type="float">
            <text:p>129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81]/[.D580]" office:value-type="percentage" office:value="-0.00203822454963085" calcext:value-type="percentage">
            <text:p>-0.2038%</text:p>
          </table:table-cell>
          <table:table-cell table:style-name="ce6" table:formula="of:=([.D581]-[.D580])" office:value-type="float" office:value="-0.000130000000000005" calcext:value-type="float">
            <text:p>-0.00013000</text:p>
          </table:table-cell>
          <table:table-cell table:style-name="ce8" office:value-type="float" office:value="0.063651" calcext:value-type="float">
            <text:p>0.063651</text:p>
          </table:table-cell>
          <table:table-cell table:style-name="ce10" table:formula="of:=[.B581]-[.$S$2]" office:value-type="float" office:value="-0.00204090972610144" calcext:value-type="float">
            <text:p>-0.00204091</text:p>
          </table:table-cell>
          <table:table-cell table:style-name="ce9" table:formula="of:=SUM([.$E$3:.E581])" office:value-type="float" office:value="0.00765920142462247" calcext:value-type="float">
            <text:p>0.0076592014</text:p>
          </table:table-cell>
          <table:table-cell table:style-name="ce12" table:formula="of:=MAX([.$E$3:.E581]) - MIN([.$E$3:.E581])" office:value-type="float" office:value="0.00991855310791096" calcext:value-type="float">
            <text:p>0.009918553</text:p>
          </table:table-cell>
          <table:table-cell table:style-name="ce9" table:formula="of:=STDEV([.$E$3:.E581])" office:value-type="float" office:value="0.00133404769999341" calcext:value-type="float">
            <text:p>0.0013340477</text:p>
          </table:table-cell>
          <table:table-cell table:style-name="ce9" table:formula="of:=[.G581]/[.H581]" office:value-type="float" office:value="7.4349313806095" calcext:value-type="float">
            <text:p>7.4349313806</text:p>
          </table:table-cell>
          <table:table-cell table:style-name="ce9" table:formula="of:=SLOPE([.I566:.I581];[.W566:.W581])" office:value-type="float" office:value="3.43236384241565" calcext:value-type="float">
            <text:p>3.4323638424</text:p>
          </table:table-cell>
          <table:table-cell table:style-name="ce17" table:formula="of:=AVERAGE([.D574:.D581])" office:value-type="float" office:value="0.06376959375" calcext:value-type="float">
            <text:p>0.063769594</text:p>
          </table:table-cell>
          <table:table-cell table:style-name="ce19" table:formula="of:=([.D581] - [.K581])/[.K581]" office:value-type="percentage" office:value="-0.00185972252645867" calcext:value-type="percentage">
            <text:p>-0.186%</text:p>
          </table:table-cell>
          <table:table-cell table:style-name="ce22" table:formula="of:=[.D581]-[.L581]" office:value-type="float" office:value="0.0655107225264587" calcext:value-type="float">
            <text:p>0.06551072</text:p>
          </table:table-cell>
          <table:table-cell table:style-name="ce27" table:formula="of:=ABS([.L580]-[.L581])" office:value-type="float" office:value="0.00168458348412548" calcext:value-type="float">
            <text:p>0.0016846</text:p>
          </table:table-cell>
          <table:table-cell table:style-name="ce34" table:formula="of:=IF(([.J581] &gt; [.$P$53]);(([.$M$53]+[.J581])/[.$O$53]);(([.$L$53]-[.J581])/[.$O$53]))" office:value-type="float" office:value="0.623048609410194" calcext:value-type="float">
            <text:p>0.62</text:p>
          </table:table-cell>
          <table:table-cell table:style-name="ce42" table:formula="of:=[.O581]-[.O580]" office:value-type="float" office:value="-0.00702365748186917" calcext:value-type="float">
            <text:p>-0.0070</text:p>
          </table:table-cell>
          <table:table-cell table:style-name="ce45" table:number-columns-repeated="2"/>
          <table:table-cell table:style-name="ce48" table:formula="of:=[.O581] - AVERAGE([.O576:.O581])" office:value-type="float" office:value="-0.0206353811113383" calcext:value-type="float">
            <text:p>-0.0206353811</text:p>
          </table:table-cell>
          <table:table-cell table:style-name="ce45" table:formula="of:=[.M581]-[.M580]" office:value-type="float" office:value="0.00155458348412547" calcext:value-type="float">
            <text:p>0.002</text:p>
          </table:table-cell>
          <table:table-cell table:style-name="ce45" table:formula="of:=AVERAGE([.O576:.O581])" office:value-type="float" office:value="0.643683990521532" calcext:value-type="float">
            <text:p>0.644</text:p>
          </table:table-cell>
          <table:table-cell table:style-name="ce9"/>
          <table:table-cell table:style-name="ce14" table:formula="of:=LOG([.X581])" office:value-type="float" office:value="3.11092624226642" calcext:value-type="float">
            <text:p>3.1109262423</text:p>
          </table:table-cell>
          <table:table-cell table:style-name="ce44" table:formula="of:=[.X580]+1" office:value-type="float" office:value="1291" calcext:value-type="float">
            <text:p>129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82]/[.D581]" office:value-type="percentage" office:value="0.000392766806491606" calcext:value-type="percentage">
            <text:p>0.0393%</text:p>
          </table:table-cell>
          <table:table-cell table:style-name="ce6" table:formula="of:=([.D582]-[.D581])" office:value-type="float" office:value="0.0000249999999999972" calcext:value-type="float">
            <text:p>0.00002500</text:p>
          </table:table-cell>
          <table:table-cell table:style-name="ce8" office:value-type="float" office:value="0.063676" calcext:value-type="float">
            <text:p>0.063676</text:p>
          </table:table-cell>
          <table:table-cell table:style-name="ce10" table:formula="of:=[.B582]-[.$S$2]" office:value-type="float" office:value="0.000390081630021018" calcext:value-type="float">
            <text:p>0.00039008</text:p>
          </table:table-cell>
          <table:table-cell table:style-name="ce9" table:formula="of:=SUM([.$E$3:.E582])" office:value-type="float" office:value="0.00804928305464349" calcext:value-type="float">
            <text:p>0.0080492831</text:p>
          </table:table-cell>
          <table:table-cell table:style-name="ce12" table:formula="of:=MAX([.$E$3:.E582]) - MIN([.$E$3:.E582])" office:value-type="float" office:value="0.00991855310791096" calcext:value-type="float">
            <text:p>0.009918553</text:p>
          </table:table-cell>
          <table:table-cell table:style-name="ce9" table:formula="of:=STDEV([.$E$3:.E582])" office:value-type="float" office:value="0.00133298702403633" calcext:value-type="float">
            <text:p>0.001332987</text:p>
          </table:table-cell>
          <table:table-cell table:style-name="ce9" table:formula="of:=[.G582]/[.H582]" office:value-type="float" office:value="7.44084745692214" calcext:value-type="float">
            <text:p>7.4408474569</text:p>
          </table:table-cell>
          <table:table-cell table:style-name="ce9" table:formula="of:=SLOPE([.I567:.I582];[.W567:.W582])" office:value-type="float" office:value="4.6532680682054" calcext:value-type="float">
            <text:p>4.6532680682</text:p>
          </table:table-cell>
          <table:table-cell table:style-name="ce17" table:formula="of:=AVERAGE([.D575:.D582])" office:value-type="float" office:value="0.06374971875" calcext:value-type="float">
            <text:p>0.063749719</text:p>
          </table:table-cell>
          <table:table-cell table:style-name="ce19" table:formula="of:=([.D582] - [.K582])/[.K582]" office:value-type="percentage" office:value="-0.00115637765068582" calcext:value-type="percentage">
            <text:p>-0.116%</text:p>
          </table:table-cell>
          <table:table-cell table:style-name="ce22" table:formula="of:=[.D582]-[.L582]" office:value-type="float" office:value="0.0648323776506858" calcext:value-type="float">
            <text:p>0.06483238</text:p>
          </table:table-cell>
          <table:table-cell table:style-name="ce27" table:formula="of:=ABS([.L581]-[.L582])" office:value-type="float" office:value="0.000703344875772845" calcext:value-type="float">
            <text:p>0.0007033</text:p>
          </table:table-cell>
          <table:table-cell table:style-name="ce34" table:formula="of:=IF(([.J582] &gt; [.$P$53]);(([.$M$53]+[.J582])/[.$O$53]);(([.$L$53]-[.J582])/[.$O$53]))" office:value-type="float" office:value="0.616473354087203" calcext:value-type="float">
            <text:p>0.62</text:p>
          </table:table-cell>
          <table:table-cell table:style-name="ce42" table:formula="of:=[.O582]-[.O581]" office:value-type="float" office:value="-0.00657525532299152" calcext:value-type="float">
            <text:p>-0.0066</text:p>
          </table:table-cell>
          <table:table-cell table:style-name="ce45" table:number-columns-repeated="2"/>
          <table:table-cell table:style-name="ce48" table:formula="of:=[.O582] - AVERAGE([.O577:.O582])" office:value-type="float" office:value="-0.0184253993890334" calcext:value-type="float">
            <text:p>-0.0184253994</text:p>
          </table:table-cell>
          <table:table-cell table:style-name="ce45" table:formula="of:=[.M582]-[.M581]" office:value-type="float" office:value="-0.000678344875772841" calcext:value-type="float">
            <text:p>-0.001</text:p>
          </table:table-cell>
          <table:table-cell table:style-name="ce45" table:formula="of:=AVERAGE([.O577:.O582])" office:value-type="float" office:value="0.634898753476236" calcext:value-type="float">
            <text:p>0.635</text:p>
          </table:table-cell>
          <table:table-cell table:style-name="ce9"/>
          <table:table-cell table:style-name="ce14" table:formula="of:=LOG([.X582])" office:value-type="float" office:value="3.11126251365906" calcext:value-type="float">
            <text:p>3.1112625137</text:p>
          </table:table-cell>
          <table:table-cell table:style-name="ce44" table:formula="of:=[.X581]+1" office:value-type="float" office:value="1292" calcext:value-type="float">
            <text:p>129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83]/[.D582]" office:value-type="percentage" office:value="0.00151548464099503" calcext:value-type="percentage">
            <text:p>0.1515%</text:p>
          </table:table-cell>
          <table:table-cell table:style-name="ce6" table:formula="of:=([.D583]-[.D582])" office:value-type="float" office:value="0.0000964999999999994" calcext:value-type="float">
            <text:p>0.00009650</text:p>
          </table:table-cell>
          <table:table-cell table:style-name="ce8" office:value-type="float" office:value="0.0637725" calcext:value-type="float">
            <text:p>0.0637725</text:p>
          </table:table-cell>
          <table:table-cell table:style-name="ce10" table:formula="of:=[.B583]-[.$S$2]" office:value-type="float" office:value="0.00151279946452444" calcext:value-type="float">
            <text:p>0.00151280</text:p>
          </table:table-cell>
          <table:table-cell table:style-name="ce9" table:formula="of:=SUM([.$E$3:.E583])" office:value-type="float" office:value="0.00956208251916793" calcext:value-type="float">
            <text:p>0.0095620825</text:p>
          </table:table-cell>
          <table:table-cell table:style-name="ce12" table:formula="of:=MAX([.$E$3:.E583]) - MIN([.$E$3:.E583])" office:value-type="float" office:value="0.00991855310791096" calcext:value-type="float">
            <text:p>0.009918553</text:p>
          </table:table-cell>
          <table:table-cell table:style-name="ce9" table:formula="of:=STDEV([.$E$3:.E583])" office:value-type="float" office:value="0.00133328838971519" calcext:value-type="float">
            <text:p>0.0013332884</text:p>
          </table:table-cell>
          <table:table-cell table:style-name="ce9" table:formula="of:=[.G583]/[.H583]" office:value-type="float" office:value="7.43916558819636" calcext:value-type="float">
            <text:p>7.4391655882</text:p>
          </table:table-cell>
          <table:table-cell table:style-name="ce9" table:formula="of:=SLOPE([.I568:.I583];[.W568:.W583])" office:value-type="float" office:value="3.59836503723476" calcext:value-type="float">
            <text:p>3.5983650372</text:p>
          </table:table-cell>
          <table:table-cell table:style-name="ce17" table:formula="of:=AVERAGE([.D576:.D583])" office:value-type="float" office:value="0.06374628125" calcext:value-type="float">
            <text:p>0.063746281</text:p>
          </table:table-cell>
          <table:table-cell table:style-name="ce19" table:formula="of:=([.D583] - [.K583])/[.K583]" office:value-type="percentage" office:value="0.00041129850221635" calcext:value-type="percentage">
            <text:p>0.041%</text:p>
          </table:table-cell>
          <table:table-cell table:style-name="ce22" table:formula="of:=[.D583]-[.L583]" office:value-type="float" office:value="0.0633612014977836" calcext:value-type="float">
            <text:p>0.06336120</text:p>
          </table:table-cell>
          <table:table-cell table:style-name="ce27" table:formula="of:=ABS([.L582]-[.L583])" office:value-type="float" office:value="0.00156767615290217" calcext:value-type="float">
            <text:p>0.0015677</text:p>
          </table:table-cell>
          <table:table-cell table:style-name="ce34" table:formula="of:=IF(([.J583] &gt; [.$P$53]);(([.$M$53]+[.J583])/[.$O$53]);(([.$L$53]-[.J583])/[.$O$53]))" office:value-type="float" office:value="0.622154599694443" calcext:value-type="float">
            <text:p>0.62</text:p>
          </table:table-cell>
          <table:table-cell table:style-name="ce42" table:formula="of:=[.O583]-[.O582]" office:value-type="float" office:value="0.0056812456072407" calcext:value-type="float">
            <text:p>0.0057</text:p>
          </table:table-cell>
          <table:table-cell table:style-name="ce45" table:number-columns-repeated="2"/>
          <table:table-cell table:style-name="ce48" table:formula="of:=[.O583] - AVERAGE([.O578:.O583])" office:value-type="float" office:value="-0.00743555796782747" calcext:value-type="float">
            <text:p>-0.0074355580</text:p>
          </table:table-cell>
          <table:table-cell table:style-name="ce45" table:formula="of:=[.M583]-[.M582]" office:value-type="float" office:value="-0.00147117615290218" calcext:value-type="float">
            <text:p>-0.001</text:p>
          </table:table-cell>
          <table:table-cell table:style-name="ce45" table:formula="of:=AVERAGE([.O578:.O583])" office:value-type="float" office:value="0.629590157662271" calcext:value-type="float">
            <text:p>0.630</text:p>
          </table:table-cell>
          <table:table-cell table:style-name="ce9"/>
          <table:table-cell table:style-name="ce14" table:formula="of:=LOG([.X583])" office:value-type="float" office:value="3.11159852488039" calcext:value-type="float">
            <text:p>3.1115985249</text:p>
          </table:table-cell>
          <table:table-cell table:style-name="ce44" table:formula="of:=[.X582]+1" office:value-type="float" office:value="1293" calcext:value-type="float">
            <text:p>129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84]/[.D583]" office:value-type="percentage" office:value="-0.000556509467246841" calcext:value-type="percentage">
            <text:p>-0.0557%</text:p>
          </table:table-cell>
          <table:table-cell table:style-name="ce6" table:formula="of:=([.D584]-[.D583])" office:value-type="float" office:value="-0.0000354899999999991" calcext:value-type="float">
            <text:p>-0.00003549</text:p>
          </table:table-cell>
          <table:table-cell table:style-name="ce8" office:value-type="float" office:value="0.06373701" calcext:value-type="float">
            <text:p>0.06373701</text:p>
          </table:table-cell>
          <table:table-cell table:style-name="ce10" table:formula="of:=[.B584]-[.$S$2]" office:value-type="float" office:value="-0.000559194643717429" calcext:value-type="float">
            <text:p>-0.00055919</text:p>
          </table:table-cell>
          <table:table-cell table:style-name="ce9" table:formula="of:=SUM([.$E$3:.E584])" office:value-type="float" office:value="0.0090028878754505" calcext:value-type="float">
            <text:p>0.0090028879</text:p>
          </table:table-cell>
          <table:table-cell table:style-name="ce12" table:formula="of:=MAX([.$E$3:.E584]) - MIN([.$E$3:.E584])" office:value-type="float" office:value="0.00991855310791096" calcext:value-type="float">
            <text:p>0.009918553</text:p>
          </table:table-cell>
          <table:table-cell table:style-name="ce9" table:formula="of:=STDEV([.$E$3:.E584])" office:value-type="float" office:value="0.00133235417678846" calcext:value-type="float">
            <text:p>0.0013323542</text:p>
          </table:table-cell>
          <table:table-cell table:style-name="ce9" table:formula="of:=[.G584]/[.H584]" office:value-type="float" office:value="7.44438174226232" calcext:value-type="float">
            <text:p>7.4443817423</text:p>
          </table:table-cell>
          <table:table-cell table:style-name="ce9" table:formula="of:=SLOPE([.I569:.I584];[.W569:.W584])" office:value-type="float" office:value="3.14809325066362" calcext:value-type="float">
            <text:p>3.1480932507</text:p>
          </table:table-cell>
          <table:table-cell table:style-name="ce17" table:formula="of:=AVERAGE([.D577:.D584])" office:value-type="float" office:value="0.0637340325" calcext:value-type="float">
            <text:p>0.063734033</text:p>
          </table:table-cell>
          <table:table-cell table:style-name="ce19" table:formula="of:=([.D584] - [.K584])/[.K584]" office:value-type="percentage" office:value="0.000046717583733635" calcext:value-type="percentage">
            <text:p>0.005%</text:p>
          </table:table-cell>
          <table:table-cell table:style-name="ce22" table:formula="of:=[.D584]-[.L584]" office:value-type="float" office:value="0.0636902924162664" calcext:value-type="float">
            <text:p>0.06369029</text:p>
          </table:table-cell>
          <table:table-cell table:style-name="ce27" table:formula="of:=ABS([.L583]-[.L584])" office:value-type="float" office:value="0.000364580918482715" calcext:value-type="float">
            <text:p>0.0003646</text:p>
          </table:table-cell>
          <table:table-cell table:style-name="ce34" table:formula="of:=IF(([.J584] &gt; [.$P$53]);(([.$M$53]+[.J584])/[.$O$53]);(([.$L$53]-[.J584])/[.$O$53]))" office:value-type="float" office:value="0.624579566287977" calcext:value-type="float">
            <text:p>0.62</text:p>
          </table:table-cell>
          <table:table-cell table:style-name="ce42" table:formula="of:=[.O584]-[.O583]" office:value-type="float" office:value="0.00242496659353408" calcext:value-type="float">
            <text:p>0.0024</text:p>
          </table:table-cell>
          <table:table-cell table:style-name="ce45" table:number-columns-repeated="2"/>
          <table:table-cell table:style-name="ce48" table:formula="of:=[.O584] - AVERAGE([.O579:.O584])" office:value-type="float" office:value="-0.00147157617294247" calcext:value-type="float">
            <text:p>-0.0014715762</text:p>
          </table:table-cell>
          <table:table-cell table:style-name="ce45" table:formula="of:=[.M584]-[.M583]" office:value-type="float" office:value="0.000329090918482725" calcext:value-type="float">
            <text:p>0.000</text:p>
          </table:table-cell>
          <table:table-cell table:style-name="ce45" table:formula="of:=AVERAGE([.O579:.O584])" office:value-type="float" office:value="0.62605114246092" calcext:value-type="float">
            <text:p>0.626</text:p>
          </table:table-cell>
          <table:table-cell table:style-name="ce9"/>
          <table:table-cell table:style-name="ce14" table:formula="of:=LOG([.X584])" office:value-type="float" office:value="3.11193427633268" calcext:value-type="float">
            <text:p>3.1119342763</text:p>
          </table:table-cell>
          <table:table-cell table:style-name="ce44" table:formula="of:=[.X583]+1" office:value-type="float" office:value="1294" calcext:value-type="float">
            <text:p>129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85]/[.D584]" office:value-type="percentage" office:value="-0.0020866997055556" calcext:value-type="percentage">
            <text:p>-0.2087%</text:p>
          </table:table-cell>
          <table:table-cell table:style-name="ce6" table:formula="of:=([.D585]-[.D584])" office:value-type="float" office:value="-0.000132999999999994" calcext:value-type="float">
            <text:p>-0.00013300</text:p>
          </table:table-cell>
          <table:table-cell table:style-name="ce8" office:value-type="float" office:value="0.06360401" calcext:value-type="float">
            <text:p>0.06360401</text:p>
          </table:table-cell>
          <table:table-cell table:style-name="ce10" table:formula="of:=[.B585]-[.$S$2]" office:value-type="float" office:value="-0.00208938488202619" calcext:value-type="float">
            <text:p>-0.00208938</text:p>
          </table:table-cell>
          <table:table-cell table:style-name="ce9" table:formula="of:=SUM([.$E$3:.E585])" office:value-type="float" office:value="0.00691350299342431" calcext:value-type="float">
            <text:p>0.006913503</text:p>
          </table:table-cell>
          <table:table-cell table:style-name="ce12" table:formula="of:=MAX([.$E$3:.E585]) - MIN([.$E$3:.E585])" office:value-type="float" office:value="0.00991855310791096" calcext:value-type="float">
            <text:p>0.009918553</text:p>
          </table:table-cell>
          <table:table-cell table:style-name="ce9" table:formula="of:=STDEV([.$E$3:.E585])" office:value-type="float" office:value="0.00133406029328085" calcext:value-type="float">
            <text:p>0.0013340603</text:p>
          </table:table-cell>
          <table:table-cell table:style-name="ce9" table:formula="of:=[.G585]/[.H585]" office:value-type="float" office:value="7.43486119620447" calcext:value-type="float">
            <text:p>7.4348611962</text:p>
          </table:table-cell>
          <table:table-cell table:style-name="ce9" table:formula="of:=SLOPE([.I570:.I585];[.W570:.W585])" office:value-type="float" office:value="2.35414766890712" calcext:value-type="float">
            <text:p>2.3541476689</text:p>
          </table:table-cell>
          <table:table-cell table:style-name="ce17" table:formula="of:=AVERAGE([.D578:.D585])" office:value-type="float" office:value="0.0637095525" calcext:value-type="float">
            <text:p>0.063709553</text:p>
          </table:table-cell>
          <table:table-cell table:style-name="ce19" table:formula="of:=([.D585] - [.K585])/[.K585]" office:value-type="percentage" office:value="-0.00165661970392901" calcext:value-type="percentage">
            <text:p>-0.166%</text:p>
          </table:table-cell>
          <table:table-cell table:style-name="ce22" table:formula="of:=[.D585]-[.L585]" office:value-type="float" office:value="0.065260629703929" calcext:value-type="float">
            <text:p>0.06526063</text:p>
          </table:table-cell>
          <table:table-cell table:style-name="ce27" table:formula="of:=ABS([.L584]-[.L585])" office:value-type="float" office:value="0.00170333728766265" calcext:value-type="float">
            <text:p>0.0017033</text:p>
          </table:table-cell>
          <table:table-cell table:style-name="ce34" table:formula="of:=IF(([.J585] &gt; [.$P$53]);(([.$M$53]+[.J585])/[.$O$53]);(([.$L$53]-[.J585])/[.$O$53]))" office:value-type="float" office:value="0.62885540939044" calcext:value-type="float">
            <text:p>0.63</text:p>
          </table:table-cell>
          <table:table-cell table:style-name="ce42" table:formula="of:=[.O585]-[.O584]" office:value-type="float" office:value="0.00427584310246221" calcext:value-type="float">
            <text:p>0.0043</text:p>
          </table:table-cell>
          <table:table-cell table:style-name="ce45" table:number-columns-repeated="2"/>
          <table:table-cell table:style-name="ce48" table:formula="of:=[.O585] - AVERAGE([.O580:.O585])" office:value-type="float" office:value="0.00465810843005288" calcext:value-type="float">
            <text:p>0.0046581084</text:p>
          </table:table-cell>
          <table:table-cell table:style-name="ce45" table:formula="of:=[.M585]-[.M584]" office:value-type="float" office:value="0.00157033728766265" calcext:value-type="float">
            <text:p>0.002</text:p>
          </table:table-cell>
          <table:table-cell table:style-name="ce45" table:formula="of:=AVERAGE([.O580:.O585])" office:value-type="float" office:value="0.624197300960387" calcext:value-type="float">
            <text:p>0.624</text:p>
          </table:table-cell>
          <table:table-cell table:style-name="ce9"/>
          <table:table-cell table:style-name="ce14" table:formula="of:=LOG([.X585])" office:value-type="float" office:value="3.11226976841727" calcext:value-type="float">
            <text:p>3.1122697684</text:p>
          </table:table-cell>
          <table:table-cell table:style-name="ce44" table:formula="of:=[.X584]+1" office:value-type="float" office:value="1295" calcext:value-type="float">
            <text:p>129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86]/[.D585]" office:value-type="percentage" office:value="0.00138764835739119" calcext:value-type="percentage">
            <text:p>0.1388%</text:p>
          </table:table-cell>
          <table:table-cell table:style-name="ce6" table:formula="of:=([.D586]-[.D585])" office:value-type="float" office:value="0.0000882599999999928" calcext:value-type="float">
            <text:p>0.00008826</text:p>
          </table:table-cell>
          <table:table-cell table:style-name="ce8" office:value-type="float" office:value="0.06369227" calcext:value-type="float">
            <text:p>0.06369227</text:p>
          </table:table-cell>
          <table:table-cell table:style-name="ce10" table:formula="of:=[.B586]-[.$S$2]" office:value-type="float" office:value="0.0013849631809206" calcext:value-type="float">
            <text:p>0.00138496</text:p>
          </table:table-cell>
          <table:table-cell table:style-name="ce9" table:formula="of:=SUM([.$E$3:.E586])" office:value-type="float" office:value="0.00829846617434492" calcext:value-type="float">
            <text:p>0.0082984662</text:p>
          </table:table-cell>
          <table:table-cell table:style-name="ce12" table:formula="of:=MAX([.$E$3:.E586]) - MIN([.$E$3:.E586])" office:value-type="float" office:value="0.00991855310791096" calcext:value-type="float">
            <text:p>0.009918553</text:p>
          </table:table-cell>
          <table:table-cell table:style-name="ce9" table:formula="of:=STDEV([.$E$3:.E586])" office:value-type="float" office:value="0.00133412616771709" calcext:value-type="float">
            <text:p>0.0013341262</text:p>
          </table:table-cell>
          <table:table-cell table:style-name="ce9" table:formula="of:=[.G586]/[.H586]" office:value-type="float" office:value="7.43449408902852" calcext:value-type="float">
            <text:p>7.434494089</text:p>
          </table:table-cell>
          <table:table-cell table:style-name="ce9" table:formula="of:=SLOPE([.I571:.I586];[.W571:.W586])" office:value-type="float" office:value="1.93477542109324" calcext:value-type="float">
            <text:p>1.9347754211</text:p>
          </table:table-cell>
          <table:table-cell table:style-name="ce17" table:formula="of:=AVERAGE([.D579:.D586])" office:value-type="float" office:value="0.06371168625" calcext:value-type="float">
            <text:p>0.063711686</text:p>
          </table:table-cell>
          <table:table-cell table:style-name="ce19" table:formula="of:=([.D586] - [.K586])/[.K586]" office:value-type="percentage" office:value="-0.000304751783272745" calcext:value-type="percentage">
            <text:p>-0.030%</text:p>
          </table:table-cell>
          <table:table-cell table:style-name="ce22" table:formula="of:=[.D586]-[.L586]" office:value-type="float" office:value="0.0639970217832727" calcext:value-type="float">
            <text:p>0.06399702</text:p>
          </table:table-cell>
          <table:table-cell table:style-name="ce27" table:formula="of:=ABS([.L585]-[.L586])" office:value-type="float" office:value="0.00135186792065627" calcext:value-type="float">
            <text:p>0.0013519</text:p>
          </table:table-cell>
          <table:table-cell table:style-name="ce34" table:formula="of:=IF(([.J586] &gt; [.$P$53]);(([.$M$53]+[.J586])/[.$O$53]);(([.$L$53]-[.J586])/[.$O$53]))" office:value-type="float" office:value="0.631113964604277" calcext:value-type="float">
            <text:p>0.63</text:p>
          </table:table-cell>
          <table:table-cell table:style-name="ce42" table:formula="of:=[.O586]-[.O585]" office:value-type="float" office:value="0.002258555213837" calcext:value-type="float">
            <text:p>0.0023</text:p>
          </table:table-cell>
          <table:table-cell table:style-name="ce45" table:number-columns-repeated="2"/>
          <table:table-cell table:style-name="ce48" table:formula="of:=[.O586] - AVERAGE([.O581:.O586])" office:value-type="float" office:value="0.00674304735852105" calcext:value-type="float">
            <text:p>0.0067430474</text:p>
          </table:table-cell>
          <table:table-cell table:style-name="ce45" table:formula="of:=[.M586]-[.M585]" office:value-type="float" office:value="-0.00126360792065627" calcext:value-type="float">
            <text:p>-0.001</text:p>
          </table:table-cell>
          <table:table-cell table:style-name="ce45" table:formula="of:=AVERAGE([.O581:.O586])" office:value-type="float" office:value="0.624370917245756" calcext:value-type="float">
            <text:p>0.624</text:p>
          </table:table-cell>
          <table:table-cell table:style-name="ce9"/>
          <table:table-cell table:style-name="ce14" table:formula="of:=LOG([.X586])" office:value-type="float" office:value="3.11260500153457" calcext:value-type="float">
            <text:p>3.1126050015</text:p>
          </table:table-cell>
          <table:table-cell table:style-name="ce44" table:formula="of:=[.X585]+1" office:value-type="float" office:value="1296" calcext:value-type="float">
            <text:p>129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87]/[.D586]" office:value-type="percentage" office:value="0" calcext:value-type="percentage">
            <text:p>0.0000%</text:p>
          </table:table-cell>
          <table:table-cell table:style-name="ce6" table:formula="of:=([.D587]-[.D586])" office:value-type="float" office:value="0" calcext:value-type="float">
            <text:p>0.00000000</text:p>
          </table:table-cell>
          <table:table-cell table:style-name="ce8" office:value-type="float" office:value="0.06369227" calcext:value-type="float">
            <text:p>0.06369227</text:p>
          </table:table-cell>
          <table:table-cell table:style-name="ce10" table:formula="of:=[.B587]-[.$S$2]" office:value-type="float" office:value="-0.00000268517647058823" calcext:value-type="float">
            <text:p>-0.00000269</text:p>
          </table:table-cell>
          <table:table-cell table:style-name="ce9" table:formula="of:=SUM([.$E$3:.E587])" office:value-type="float" office:value="0.00829578099787433" calcext:value-type="float">
            <text:p>0.008295781</text:p>
          </table:table-cell>
          <table:table-cell table:style-name="ce12" table:formula="of:=MAX([.$E$3:.E587]) - MIN([.$E$3:.E587])" office:value-type="float" office:value="0.00991855310791096" calcext:value-type="float">
            <text:p>0.009918553</text:p>
          </table:table-cell>
          <table:table-cell table:style-name="ce9" table:formula="of:=STDEV([.$E$3:.E587])" office:value-type="float" office:value="0.00133298363004155" calcext:value-type="float">
            <text:p>0.0013329836</text:p>
          </table:table-cell>
          <table:table-cell table:style-name="ce9" table:formula="of:=[.G587]/[.H587]" office:value-type="float" office:value="7.44086640253924" calcext:value-type="float">
            <text:p>7.4408664025</text:p>
          </table:table-cell>
          <table:table-cell table:style-name="ce9" table:formula="of:=SLOPE([.I572:.I587];[.W572:.W587])" office:value-type="float" office:value="1.27646467499544" calcext:value-type="float">
            <text:p>1.276464675</text:p>
          </table:table-cell>
          <table:table-cell table:style-name="ce17" table:formula="of:=AVERAGE([.D580:.D587])" office:value-type="float" office:value="0.0637007575" calcext:value-type="float">
            <text:p>0.063700758</text:p>
          </table:table-cell>
          <table:table-cell table:style-name="ce19" table:formula="of:=([.D587] - [.K587])/[.K587]" office:value-type="percentage" office:value="-0.000133240173792301" calcext:value-type="percentage">
            <text:p>-0.013%</text:p>
          </table:table-cell>
          <table:table-cell table:style-name="ce22" table:formula="of:=[.D587]-[.L587]" office:value-type="float" office:value="0.0638255101737923" calcext:value-type="float">
            <text:p>0.06382551</text:p>
          </table:table-cell>
          <table:table-cell table:style-name="ce27" table:formula="of:=ABS([.L586]-[.L587])" office:value-type="float" office:value="0.000171511609480444" calcext:value-type="float">
            <text:p>0.0001715</text:p>
          </table:table-cell>
          <table:table-cell table:style-name="ce34" table:formula="of:=IF(([.J587] &gt; [.$P$53]);(([.$M$53]+[.J587])/[.$O$53]);(([.$L$53]-[.J587])/[.$O$53]))" office:value-type="float" office:value="0.634659337898944" calcext:value-type="float">
            <text:p>0.63</text:p>
          </table:table-cell>
          <table:table-cell table:style-name="ce42" table:formula="of:=[.O587]-[.O586]" office:value-type="float" office:value="0.00354537329466775" calcext:value-type="float">
            <text:p>0.0035</text:p>
          </table:table-cell>
          <table:table-cell table:style-name="ce45" table:number-columns-repeated="2"/>
          <table:table-cell table:style-name="ce48" table:formula="of:=[.O587] - AVERAGE([.O582:.O587])" office:value-type="float" office:value="0.00835329923839701" calcext:value-type="float">
            <text:p>0.0083532992</text:p>
          </table:table-cell>
          <table:table-cell table:style-name="ce45" table:formula="of:=[.M587]-[.M586]" office:value-type="float" office:value="-0.000171511609480438" calcext:value-type="float">
            <text:p>0.000</text:p>
          </table:table-cell>
          <table:table-cell table:style-name="ce45" table:formula="of:=AVERAGE([.O582:.O587])" office:value-type="float" office:value="0.626306038660547" calcext:value-type="float">
            <text:p>0.626</text:p>
          </table:table-cell>
          <table:table-cell table:style-name="ce9"/>
          <table:table-cell table:style-name="ce14" table:formula="of:=LOG([.X587])" office:value-type="float" office:value="3.11293997608408" calcext:value-type="float">
            <text:p>3.1129399761</text:p>
          </table:table-cell>
          <table:table-cell table:style-name="ce44" table:formula="of:=[.X586]+1" office:value-type="float" office:value="1297" calcext:value-type="float">
            <text:p>129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88]/[.D587]" office:value-type="percentage" office:value="0.000518744268339187" calcext:value-type="percentage">
            <text:p>0.0519%</text:p>
          </table:table-cell>
          <table:table-cell table:style-name="ce6" table:formula="of:=([.D588]-[.D587])" office:value-type="float" office:value="0.0000330400000000119" calcext:value-type="float">
            <text:p>0.00003304</text:p>
          </table:table-cell>
          <table:table-cell table:style-name="ce8" office:value-type="float" office:value="0.06372531" calcext:value-type="float">
            <text:p>0.06372531</text:p>
          </table:table-cell>
          <table:table-cell table:style-name="ce10" table:formula="of:=[.B588]-[.$S$2]" office:value-type="float" office:value="0.000516059091868599" calcext:value-type="float">
            <text:p>0.00051606</text:p>
          </table:table-cell>
          <table:table-cell table:style-name="ce9" table:formula="of:=SUM([.$E$3:.E588])" office:value-type="float" office:value="0.00881184008974292" calcext:value-type="float">
            <text:p>0.0088118401</text:p>
          </table:table-cell>
          <table:table-cell table:style-name="ce12" table:formula="of:=MAX([.$E$3:.E588]) - MIN([.$E$3:.E588])" office:value-type="float" office:value="0.00991855310791096" calcext:value-type="float">
            <text:p>0.009918553</text:p>
          </table:table-cell>
          <table:table-cell table:style-name="ce9" table:formula="of:=STDEV([.$E$3:.E588])" office:value-type="float" office:value="0.00133200519814509" calcext:value-type="float">
            <text:p>0.0013320052</text:p>
          </table:table-cell>
          <table:table-cell table:style-name="ce9" table:formula="of:=[.G588]/[.H588]" office:value-type="float" office:value="7.44633213272986" calcext:value-type="float">
            <text:p>7.4463321327</text:p>
          </table:table-cell>
          <table:table-cell table:style-name="ce9" table:formula="of:=SLOPE([.I573:.I588];[.W573:.W588])" office:value-type="float" office:value="1.26787524047953" calcext:value-type="float">
            <text:p>1.2678752405</text:p>
          </table:table-cell>
          <table:table-cell table:style-name="ce17" table:formula="of:=AVERAGE([.D581:.D588])" office:value-type="float" office:value="0.06369379625" calcext:value-type="float">
            <text:p>0.063693796</text:p>
          </table:table-cell>
          <table:table-cell table:style-name="ce19" table:formula="of:=([.D588] - [.K588])/[.K588]" office:value-type="percentage" office:value="0.000494769535738003" calcext:value-type="percentage">
            <text:p>0.049%</text:p>
          </table:table-cell>
          <table:table-cell table:style-name="ce22" table:formula="of:=[.D588]-[.L588]" office:value-type="float" office:value="0.063230540464262" calcext:value-type="float">
            <text:p>0.06323054</text:p>
          </table:table-cell>
          <table:table-cell table:style-name="ce27" table:formula="of:=ABS([.L587]-[.L588])" office:value-type="float" office:value="0.000628009709530304" calcext:value-type="float">
            <text:p>0.0006280</text:p>
          </table:table-cell>
          <table:table-cell table:style-name="ce34" table:formula="of:=IF(([.J588] &gt; [.$P$53]);(([.$M$53]+[.J588])/[.$O$53]);(([.$L$53]-[.J588])/[.$O$53]))" office:value-type="float" office:value="0.634705596830505" calcext:value-type="float">
            <text:p>0.63</text:p>
          </table:table-cell>
          <table:table-cell table:style-name="ce42" table:formula="of:=[.O588]-[.O587]" office:value-type="float" office:value="0.0000462589315601836" calcext:value-type="float">
            <text:p>0.0000</text:p>
          </table:table-cell>
          <table:table-cell table:style-name="ce45" table:number-columns-repeated="2"/>
          <table:table-cell table:style-name="ce48" table:formula="of:=[.O588] - AVERAGE([.O583:.O588])" office:value-type="float" office:value="0.00536085104607365" calcext:value-type="float">
            <text:p>0.0053608510</text:p>
          </table:table-cell>
          <table:table-cell table:style-name="ce45" table:formula="of:=[.M588]-[.M587]" office:value-type="float" office:value="-0.000594969709530296" calcext:value-type="float">
            <text:p>-0.001</text:p>
          </table:table-cell>
          <table:table-cell table:style-name="ce45" table:formula="of:=AVERAGE([.O583:.O588])" office:value-type="float" office:value="0.629344745784431" calcext:value-type="float">
            <text:p>0.629</text:p>
          </table:table-cell>
          <table:table-cell table:style-name="ce9"/>
          <table:table-cell table:style-name="ce14" table:formula="of:=LOG([.X588])" office:value-type="float" office:value="3.11327469246435" calcext:value-type="float">
            <text:p>3.1132746925</text:p>
          </table:table-cell>
          <table:table-cell table:style-name="ce44" table:formula="of:=[.X587]+1" office:value-type="float" office:value="1298" calcext:value-type="float">
            <text:p>129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89]/[.D588]" office:value-type="percentage" office:value="0.0012709235937807" calcext:value-type="percentage">
            <text:p>0.1271%</text:p>
          </table:table-cell>
          <table:table-cell table:style-name="ce6" table:formula="of:=([.D589]-[.D588])" office:value-type="float" office:value="0.0000809899999999891" calcext:value-type="float">
            <text:p>0.00008099</text:p>
          </table:table-cell>
          <table:table-cell table:style-name="ce8" office:value-type="float" office:value="0.0638063" calcext:value-type="float">
            <text:p>0.0638063</text:p>
          </table:table-cell>
          <table:table-cell table:style-name="ce10" table:formula="of:=[.B589]-[.$S$2]" office:value-type="float" office:value="0.00126823841731011" calcext:value-type="float">
            <text:p>0.00126824</text:p>
          </table:table-cell>
          <table:table-cell table:style-name="ce9" table:formula="of:=SUM([.$E$3:.E589])" office:value-type="float" office:value="0.010080078507053" calcext:value-type="float">
            <text:p>0.0100800785</text:p>
          </table:table-cell>
          <table:table-cell table:style-name="ce12" table:formula="of:=MAX([.$E$3:.E589]) - MIN([.$E$3:.E589])" office:value-type="float" office:value="0.00991855310791096" calcext:value-type="float">
            <text:p>0.009918553</text:p>
          </table:table-cell>
          <table:table-cell table:style-name="ce9" table:formula="of:=STDEV([.$E$3:.E589])" office:value-type="float" office:value="0.00133187297783075" calcext:value-type="float">
            <text:p>0.001331873</text:p>
          </table:table-cell>
          <table:table-cell table:style-name="ce9" table:formula="of:=[.G589]/[.H589]" office:value-type="float" office:value="7.4470713596619" calcext:value-type="float">
            <text:p>7.4470713597</text:p>
          </table:table-cell>
          <table:table-cell table:style-name="ce9" table:formula="of:=SLOPE([.I574:.I589];[.W574:.W589])" office:value-type="float" office:value="0.801277554555116" calcext:value-type="float">
            <text:p>0.8012775546</text:p>
          </table:table-cell>
          <table:table-cell table:style-name="ce17" table:formula="of:=AVERAGE([.D582:.D589])" office:value-type="float" office:value="0.06371320875" calcext:value-type="float">
            <text:p>0.063713209</text:p>
          </table:table-cell>
          <table:table-cell table:style-name="ce19" table:formula="of:=([.D589] - [.K589])/[.K589]" office:value-type="percentage" office:value="0.0014610981274744" calcext:value-type="percentage">
            <text:p>0.146%</text:p>
          </table:table-cell>
          <table:table-cell table:style-name="ce22" table:formula="of:=[.D589]-[.L589]" office:value-type="float" office:value="0.0623452018725256" calcext:value-type="float">
            <text:p>0.06234520</text:p>
          </table:table-cell>
          <table:table-cell table:style-name="ce27" table:formula="of:=ABS([.L588]-[.L589])" office:value-type="float" office:value="0.000966328591736393" calcext:value-type="float">
            <text:p>0.0009663</text:p>
          </table:table-cell>
          <table:table-cell table:style-name="ce34" table:formula="of:=IF(([.J589] &gt; [.$P$53]);(([.$M$53]+[.J589])/[.$O$53]);(([.$L$53]-[.J589])/[.$O$53]))" office:value-type="float" office:value="0.637218487566127" calcext:value-type="float">
            <text:p>0.64</text:p>
          </table:table-cell>
          <table:table-cell table:style-name="ce42" table:formula="of:=[.O589]-[.O588]" office:value-type="float" office:value="0.00251289073562289" calcext:value-type="float">
            <text:p>0.0025</text:p>
          </table:table-cell>
          <table:table-cell table:style-name="ce45" table:number-columns-repeated="2"/>
          <table:table-cell table:style-name="ce48" table:formula="of:=[.O589] - AVERAGE([.O584:.O589])" office:value-type="float" office:value="0.00536309380308242" calcext:value-type="float">
            <text:p>0.0053630938</text:p>
          </table:table-cell>
          <table:table-cell table:style-name="ce45" table:formula="of:=[.M589]-[.M588]" office:value-type="float" office:value="-0.000885338591736402" calcext:value-type="float">
            <text:p>-0.001</text:p>
          </table:table-cell>
          <table:table-cell table:style-name="ce45" table:formula="of:=AVERAGE([.O584:.O589])" office:value-type="float" office:value="0.631855393763045" calcext:value-type="float">
            <text:p>0.632</text:p>
          </table:table-cell>
          <table:table-cell table:style-name="ce9"/>
          <table:table-cell table:style-name="ce14" table:formula="of:=LOG([.X589])" office:value-type="float" office:value="3.11360915107303" calcext:value-type="float">
            <text:p>3.1136091511</text:p>
          </table:table-cell>
          <table:table-cell table:style-name="ce44" table:formula="of:=[.X588]+1" office:value-type="float" office:value="1299" calcext:value-type="float">
            <text:p>129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90]/[.D589]" office:value-type="percentage" office:value="-0.000579723318857239" calcext:value-type="percentage">
            <text:p>-0.0580%</text:p>
          </table:table-cell>
          <table:table-cell table:style-name="ce6" table:formula="of:=([.D590]-[.D589])" office:value-type="float" office:value="-0.0000369900000000006" calcext:value-type="float">
            <text:p>-0.00003699</text:p>
          </table:table-cell>
          <table:table-cell table:style-name="ce8" office:value-type="float" office:value="0.06376931" calcext:value-type="float">
            <text:p>0.06376931</text:p>
          </table:table-cell>
          <table:table-cell table:style-name="ce10" table:formula="of:=[.B590]-[.$S$2]" office:value-type="float" office:value="-0.000582408495327827" calcext:value-type="float">
            <text:p>-0.00058241</text:p>
          </table:table-cell>
          <table:table-cell table:style-name="ce9" table:formula="of:=SUM([.$E$3:.E590])" office:value-type="float" office:value="0.00949767001172521" calcext:value-type="float">
            <text:p>0.00949767</text:p>
          </table:table-cell>
          <table:table-cell table:style-name="ce12" table:formula="of:=MAX([.$E$3:.E590]) - MIN([.$E$3:.E590])" office:value-type="float" office:value="0.00991855310791096" calcext:value-type="float">
            <text:p>0.009918553</text:p>
          </table:table-cell>
          <table:table-cell table:style-name="ce9" table:formula="of:=STDEV([.$E$3:.E590])" office:value-type="float" office:value="0.00133096771819263" calcext:value-type="float">
            <text:p>0.0013309677</text:p>
          </table:table-cell>
          <table:table-cell table:style-name="ce9" table:formula="of:=[.G590]/[.H590]" office:value-type="float" office:value="7.45213649612757" calcext:value-type="float">
            <text:p>7.4521364961</text:p>
          </table:table-cell>
          <table:table-cell table:style-name="ce9" table:formula="of:=SLOPE([.I575:.I590];[.W575:.W590])" office:value-type="float" office:value="0.962572240173267" calcext:value-type="float">
            <text:p>0.9625722402</text:p>
          </table:table-cell>
          <table:table-cell table:style-name="ce17" table:formula="of:=AVERAGE([.D583:.D590])" office:value-type="float" office:value="0.0637248725" calcext:value-type="float">
            <text:p>0.063724873</text:p>
          </table:table-cell>
          <table:table-cell table:style-name="ce19" table:formula="of:=([.D590] - [.K590])/[.K590]" office:value-type="percentage" office:value="0.000697333682385855" calcext:value-type="percentage">
            <text:p>0.070%</text:p>
          </table:table-cell>
          <table:table-cell table:style-name="ce22" table:formula="of:=[.D590]-[.L590]" office:value-type="float" office:value="0.0630719763176141" calcext:value-type="float">
            <text:p>0.06307198</text:p>
          </table:table-cell>
          <table:table-cell table:style-name="ce27" table:formula="of:=ABS([.L589]-[.L590])" office:value-type="float" office:value="0.00076376444508854" calcext:value-type="float">
            <text:p>0.0007638</text:p>
          </table:table-cell>
          <table:table-cell table:style-name="ce34" table:formula="of:=IF(([.J590] &gt; [.$P$53]);(([.$M$53]+[.J590])/[.$O$53]);(([.$L$53]-[.J590])/[.$O$53]))" office:value-type="float" office:value="0.636349825047169" calcext:value-type="float">
            <text:p>0.64</text:p>
          </table:table-cell>
          <table:table-cell table:style-name="ce42" table:formula="of:=[.O590]-[.O589]" office:value-type="float" office:value="-0.000868662518958008" calcext:value-type="float">
            <text:p>-0.0009</text:p>
          </table:table-cell>
          <table:table-cell table:style-name="ce45" table:number-columns-repeated="2"/>
          <table:table-cell table:style-name="ce48" table:formula="of:=[.O590] - AVERAGE([.O585:.O590])" office:value-type="float" office:value="0.00253272149092587" calcext:value-type="float">
            <text:p>0.0025327215</text:p>
          </table:table-cell>
          <table:table-cell table:style-name="ce45" table:formula="of:=[.M590]-[.M589]" office:value-type="float" office:value="0.000726774445088542" calcext:value-type="float">
            <text:p>0.001</text:p>
          </table:table-cell>
          <table:table-cell table:style-name="ce45" table:formula="of:=AVERAGE([.O585:.O590])" office:value-type="float" office:value="0.633817103556244" calcext:value-type="float">
            <text:p>0.634</text:p>
          </table:table-cell>
          <table:table-cell table:style-name="ce9"/>
          <table:table-cell table:style-name="ce14" table:formula="of:=LOG([.X590])" office:value-type="float" office:value="3.11394335230684" calcext:value-type="float">
            <text:p>3.1139433523</text:p>
          </table:table-cell>
          <table:table-cell table:style-name="ce44" table:formula="of:=[.X589]+1" office:value-type="float" office:value="1300" calcext:value-type="float">
            <text:p>130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91]/[.D590]" office:value-type="percentage" office:value="0.00139377390158369" calcext:value-type="percentage">
            <text:p>0.1394%</text:p>
          </table:table-cell>
          <table:table-cell table:style-name="ce6" table:formula="of:=([.D591]-[.D590])" office:value-type="float" office:value="0.0000888799999999995" calcext:value-type="float">
            <text:p>0.00008888</text:p>
          </table:table-cell>
          <table:table-cell table:style-name="ce8" office:value-type="float" office:value="0.06385819" calcext:value-type="float">
            <text:p>0.06385819</text:p>
          </table:table-cell>
          <table:table-cell table:style-name="ce10" table:formula="of:=[.B591]-[.$S$2]" office:value-type="float" office:value="0.0013910887251131" calcext:value-type="float">
            <text:p>0.00139109</text:p>
          </table:table-cell>
          <table:table-cell table:style-name="ce9" table:formula="of:=SUM([.$E$3:.E591])" office:value-type="float" office:value="0.0108887587368383" calcext:value-type="float">
            <text:p>0.0108887587</text:p>
          </table:table-cell>
          <table:table-cell table:style-name="ce12" table:formula="of:=MAX([.$E$3:.E591]) - MIN([.$E$3:.E591])" office:value-type="float" office:value="0.00991855310791096" calcext:value-type="float">
            <text:p>0.009918553</text:p>
          </table:table-cell>
          <table:table-cell table:style-name="ce9" table:formula="of:=STDEV([.$E$3:.E591])" office:value-type="float" office:value="0.0013310416770567" calcext:value-type="float">
            <text:p>0.0013310417</text:p>
          </table:table-cell>
          <table:table-cell table:style-name="ce9" table:formula="of:=[.G591]/[.H591]" office:value-type="float" office:value="7.4517224207762" calcext:value-type="float">
            <text:p>7.4517224208</text:p>
          </table:table-cell>
          <table:table-cell table:style-name="ce9" table:formula="of:=SLOPE([.I576:.I591];[.W576:.W591])" office:value-type="float" office:value="1.3185299327347" calcext:value-type="float">
            <text:p>1.3185299327</text:p>
          </table:table-cell>
          <table:table-cell table:style-name="ce17" table:formula="of:=AVERAGE([.D584:.D591])" office:value-type="float" office:value="0.06373558375" calcext:value-type="float">
            <text:p>0.063735584</text:p>
          </table:table-cell>
          <table:table-cell table:style-name="ce19" table:formula="of:=([.D591] - [.K591])/[.K591]" office:value-type="percentage" office:value="0.00192367030764042" calcext:value-type="percentage">
            <text:p>0.192%</text:p>
          </table:table-cell>
          <table:table-cell table:style-name="ce22" table:formula="of:=[.D591]-[.L591]" office:value-type="float" office:value="0.0619345196923596" calcext:value-type="float">
            <text:p>0.06193452</text:p>
          </table:table-cell>
          <table:table-cell table:style-name="ce27" table:formula="of:=ABS([.L590]-[.L591])" office:value-type="float" office:value="0.00122633662525456" calcext:value-type="float">
            <text:p>0.0012263</text:p>
          </table:table-cell>
          <table:table-cell table:style-name="ce34" table:formula="of:=IF(([.J591] &gt; [.$P$53]);(([.$M$53]+[.J591])/[.$O$53]);(([.$L$53]-[.J591])/[.$O$53]))" office:value-type="float" office:value="0.634432792848137" calcext:value-type="float">
            <text:p>0.63</text:p>
          </table:table-cell>
          <table:table-cell table:style-name="ce42" table:formula="of:=[.O591]-[.O590]" office:value-type="float" office:value="-0.00191703219903283" calcext:value-type="float">
            <text:p>-0.0019</text:p>
          </table:table-cell>
          <table:table-cell table:style-name="ce45" table:number-columns-repeated="2"/>
          <table:table-cell table:style-name="ce48" table:formula="of:=[.O591] - AVERAGE([.O586:.O591])" office:value-type="float" office:value="-0.000313874617723142" calcext:value-type="float">
            <text:p>-0.0003138746</text:p>
          </table:table-cell>
          <table:table-cell table:style-name="ce45" table:formula="of:=[.M591]-[.M590]" office:value-type="float" office:value="-0.00113745662525457" calcext:value-type="float">
            <text:p>-0.001</text:p>
          </table:table-cell>
          <table:table-cell table:style-name="ce45" table:formula="of:=AVERAGE([.O586:.O591])" office:value-type="float" office:value="0.63474666746586" calcext:value-type="float">
            <text:p>0.635</text:p>
          </table:table-cell>
          <table:table-cell table:style-name="ce9"/>
          <table:table-cell table:style-name="ce14" table:formula="of:=LOG([.X591])" office:value-type="float" office:value="3.11427729656159" calcext:value-type="float">
            <text:p>3.1142772966</text:p>
          </table:table-cell>
          <table:table-cell table:style-name="ce44" table:formula="of:=[.X590]+1" office:value-type="float" office:value="1301" calcext:value-type="float">
            <text:p>130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92]/[.D591]" office:value-type="percentage" office:value="0.000169281340420077" calcext:value-type="percentage">
            <text:p>0.0169%</text:p>
          </table:table-cell>
          <table:table-cell table:style-name="ce6" table:formula="of:=([.D592]-[.D591])" office:value-type="float" office:value="0.00001081" calcext:value-type="float">
            <text:p>0.00001081</text:p>
          </table:table-cell>
          <table:table-cell table:style-name="ce8" office:value-type="float" office:value="0.063869" calcext:value-type="float">
            <text:p>0.063869</text:p>
          </table:table-cell>
          <table:table-cell table:style-name="ce10" table:formula="of:=[.B592]-[.$S$2]" office:value-type="float" office:value="0.000166596163949489" calcext:value-type="float">
            <text:p>0.00016660</text:p>
          </table:table-cell>
          <table:table-cell table:style-name="ce9" table:formula="of:=SUM([.$E$3:.E592])" office:value-type="float" office:value="0.0110553549007878" calcext:value-type="float">
            <text:p>0.0110553549</text:p>
          </table:table-cell>
          <table:table-cell table:style-name="ce12" table:formula="of:=MAX([.$E$3:.E592]) - MIN([.$E$3:.E592])" office:value-type="float" office:value="0.00991855310791096" calcext:value-type="float">
            <text:p>0.009918553</text:p>
          </table:table-cell>
          <table:table-cell table:style-name="ce9" table:formula="of:=STDEV([.$E$3:.E592])" office:value-type="float" office:value="0.00132992525893298" calcext:value-type="float">
            <text:p>0.0013299253</text:p>
          </table:table-cell>
          <table:table-cell table:style-name="ce9" table:formula="of:=[.G592]/[.H592]" office:value-type="float" office:value="7.45797783844543" calcext:value-type="float">
            <text:p>7.4579778384</text:p>
          </table:table-cell>
          <table:table-cell table:style-name="ce9" table:formula="of:=SLOPE([.I577:.I592];[.W577:.W592])" office:value-type="float" office:value="2.36951790526866" calcext:value-type="float">
            <text:p>2.3695179053</text:p>
          </table:table-cell>
          <table:table-cell table:style-name="ce17" table:formula="of:=AVERAGE([.D585:.D592])" office:value-type="float" office:value="0.0637520825" calcext:value-type="float">
            <text:p>0.063752083</text:p>
          </table:table-cell>
          <table:table-cell table:style-name="ce19" table:formula="of:=([.D592] - [.K592])/[.K592]" office:value-type="percentage" office:value="0.00183394009129026" calcext:value-type="percentage">
            <text:p>0.183%</text:p>
          </table:table-cell>
          <table:table-cell table:style-name="ce22" table:formula="of:=[.D592]-[.L592]" office:value-type="float" office:value="0.0620350599087097" calcext:value-type="float">
            <text:p>0.06203506</text:p>
          </table:table-cell>
          <table:table-cell table:style-name="ce27" table:formula="of:=ABS([.L591]-[.L592])" office:value-type="float" office:value="0.0000897302163501629" calcext:value-type="float">
            <text:p>0.0000897</text:p>
          </table:table-cell>
          <table:table-cell table:style-name="ce34" table:formula="of:=IF(([.J592] &gt; [.$P$53]);(([.$M$53]+[.J592])/[.$O$53]);(([.$L$53]-[.J592])/[.$O$53]))" office:value-type="float" office:value="0.62877263203058" calcext:value-type="float">
            <text:p>0.63</text:p>
          </table:table-cell>
          <table:table-cell table:style-name="ce42" table:formula="of:=[.O592]-[.O591]" office:value-type="float" office:value="-0.00566016081755627" calcext:value-type="float">
            <text:p>-0.0057</text:p>
          </table:table-cell>
          <table:table-cell table:style-name="ce45" table:number-columns-repeated="2"/>
          <table:table-cell table:style-name="ce48" table:formula="of:=[.O592] - AVERAGE([.O587:.O592])" office:value-type="float" office:value="-0.00558381333966351" calcext:value-type="float">
            <text:p>-0.0055838133</text:p>
          </table:table-cell>
          <table:table-cell table:style-name="ce45" table:formula="of:=[.M592]-[.M591]" office:value-type="float" office:value="0.000100540216350163" calcext:value-type="float">
            <text:p>0.000</text:p>
          </table:table-cell>
          <table:table-cell table:style-name="ce45" table:formula="of:=AVERAGE([.O587:.O592])" office:value-type="float" office:value="0.634356445370244" calcext:value-type="float">
            <text:p>0.634</text:p>
          </table:table-cell>
          <table:table-cell table:style-name="ce9"/>
          <table:table-cell table:style-name="ce14" table:formula="of:=LOG([.X592])" office:value-type="float" office:value="3.11461098423217" calcext:value-type="float">
            <text:p>3.1146109842</text:p>
          </table:table-cell>
          <table:table-cell table:style-name="ce44" table:formula="of:=[.X591]+1" office:value-type="float" office:value="1302" calcext:value-type="float">
            <text:p>130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93]/[.D592]" office:value-type="percentage" office:value="-0.000313767242324116" calcext:value-type="percentage">
            <text:p>-0.0314%</text:p>
          </table:table-cell>
          <table:table-cell table:style-name="ce6" table:formula="of:=([.D593]-[.D592])" office:value-type="float" office:value="-0.0000200399999999989" calcext:value-type="float">
            <text:p>-0.00002004</text:p>
          </table:table-cell>
          <table:table-cell table:style-name="ce8" office:value-type="float" office:value="0.06384896" calcext:value-type="float">
            <text:p>0.06384896</text:p>
          </table:table-cell>
          <table:table-cell table:style-name="ce10" table:formula="of:=[.B593]-[.$S$2]" office:value-type="float" office:value="-0.000316452418794704" calcext:value-type="float">
            <text:p>-0.00031645</text:p>
          </table:table-cell>
          <table:table-cell table:style-name="ce9" table:formula="of:=SUM([.$E$3:.E593])" office:value-type="float" office:value="0.0107389024819931" calcext:value-type="float">
            <text:p>0.0107389025</text:p>
          </table:table-cell>
          <table:table-cell table:style-name="ce12" table:formula="of:=MAX([.$E$3:.E593]) - MIN([.$E$3:.E593])" office:value-type="float" office:value="0.00991855310791096" calcext:value-type="float">
            <text:p>0.009918553</text:p>
          </table:table-cell>
          <table:table-cell table:style-name="ce9" table:formula="of:=STDEV([.$E$3:.E593])" office:value-type="float" office:value="0.00132886925675139" calcext:value-type="float">
            <text:p>0.0013288693</text:p>
          </table:table-cell>
          <table:table-cell table:style-name="ce9" table:formula="of:=[.G593]/[.H593]" office:value-type="float" office:value="7.46390441160351" calcext:value-type="float">
            <text:p>7.4639044116</text:p>
          </table:table-cell>
          <table:table-cell table:style-name="ce9" table:formula="of:=SLOPE([.I578:.I593];[.W578:.W593])" office:value-type="float" office:value="4.07574367850472" calcext:value-type="float">
            <text:p>4.0757436785</text:p>
          </table:table-cell>
          <table:table-cell table:style-name="ce17" table:formula="of:=AVERAGE([.D586:.D593])" office:value-type="float" office:value="0.06378270125" calcext:value-type="float">
            <text:p>0.063782701</text:p>
          </table:table-cell>
          <table:table-cell table:style-name="ce19" table:formula="of:=([.D593] - [.K593])/[.K593]" office:value-type="percentage" office:value="0.00103882006722013" calcext:value-type="percentage">
            <text:p>0.104%</text:p>
          </table:table-cell>
          <table:table-cell table:style-name="ce22" table:formula="of:=[.D593]-[.L593]" office:value-type="float" office:value="0.0628101399327799" calcext:value-type="float">
            <text:p>0.06281014</text:p>
          </table:table-cell>
          <table:table-cell table:style-name="ce27" table:formula="of:=ABS([.L592]-[.L593])" office:value-type="float" office:value="0.00079512002407013" calcext:value-type="float">
            <text:p>0.0007951</text:p>
          </table:table-cell>
          <table:table-cell table:style-name="ce34" table:formula="of:=IF(([.J593] &gt; [.$P$53]);(([.$M$53]+[.J593])/[.$O$53]);(([.$L$53]-[.J593])/[.$O$53]))" office:value-type="float" office:value="0.619583647456103" calcext:value-type="float">
            <text:p>0.62</text:p>
          </table:table-cell>
          <table:table-cell table:style-name="ce42" table:formula="of:=[.O593]-[.O592]" office:value-type="float" office:value="-0.00918898457447692" calcext:value-type="float">
            <text:p>-0.0092</text:p>
          </table:table-cell>
          <table:table-cell table:style-name="ce45" table:number-columns-repeated="2"/>
          <table:table-cell table:style-name="ce48" table:formula="of:=[.O593] - AVERAGE([.O588:.O593])" office:value-type="float" office:value="-0.0122601828403336" calcext:value-type="float">
            <text:p>-0.0122601828</text:p>
          </table:table-cell>
          <table:table-cell table:style-name="ce45" table:formula="of:=[.M593]-[.M592]" office:value-type="float" office:value="0.000775080024070125" calcext:value-type="float">
            <text:p>0.001</text:p>
          </table:table-cell>
          <table:table-cell table:style-name="ce45" table:formula="of:=AVERAGE([.O588:.O593])" office:value-type="float" office:value="0.631843830296437" calcext:value-type="float">
            <text:p>0.632</text:p>
          </table:table-cell>
          <table:table-cell table:style-name="ce9"/>
          <table:table-cell table:style-name="ce14" table:formula="of:=LOG([.X593])" office:value-type="float" office:value="3.11494441571258" calcext:value-type="float">
            <text:p>3.1149444157</text:p>
          </table:table-cell>
          <table:table-cell table:style-name="ce44" table:formula="of:=[.X592]+1" office:value-type="float" office:value="1303" calcext:value-type="float">
            <text:p>130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94]/[.D593]" office:value-type="percentage" office:value="0" calcext:value-type="percentage">
            <text:p>0.0000%</text:p>
          </table:table-cell>
          <table:table-cell table:style-name="ce6" table:formula="of:=([.D594]-[.D593])" office:value-type="float" office:value="0" calcext:value-type="float">
            <text:p>0.00000000</text:p>
          </table:table-cell>
          <table:table-cell table:style-name="ce8" office:value-type="float" office:value="0.06384896" calcext:value-type="float">
            <text:p>0.06384896</text:p>
          </table:table-cell>
          <table:table-cell table:style-name="ce10" table:formula="of:=[.B594]-[.$S$2]" office:value-type="float" office:value="-0.00000268517647058823" calcext:value-type="float">
            <text:p>-0.00000269</text:p>
          </table:table-cell>
          <table:table-cell table:style-name="ce9" table:formula="of:=SUM([.$E$3:.E594])" office:value-type="float" office:value="0.0107362173055225" calcext:value-type="float">
            <text:p>0.0107362173</text:p>
          </table:table-cell>
          <table:table-cell table:style-name="ce12" table:formula="of:=MAX([.$E$3:.E594]) - MIN([.$E$3:.E594])" office:value-type="float" office:value="0.00991855310791096" calcext:value-type="float">
            <text:p>0.009918553</text:p>
          </table:table-cell>
          <table:table-cell table:style-name="ce9" table:formula="of:=STDEV([.$E$3:.E594])" office:value-type="float" office:value="0.00132774480259418" calcext:value-type="float">
            <text:p>0.0013277448</text:p>
          </table:table-cell>
          <table:table-cell table:style-name="ce9" table:formula="of:=[.G594]/[.H594]" office:value-type="float" office:value="7.47022551964194" calcext:value-type="float">
            <text:p>7.4702255196</text:p>
          </table:table-cell>
          <table:table-cell table:style-name="ce9" table:formula="of:=SLOPE([.I579:.I594];[.W579:.W594])" office:value-type="float" office:value="5.48614812618304" calcext:value-type="float">
            <text:p>5.4861481262</text:p>
          </table:table-cell>
          <table:table-cell table:style-name="ce17" table:formula="of:=AVERAGE([.D587:.D594])" office:value-type="float" office:value="0.0638022875" calcext:value-type="float">
            <text:p>0.063802288</text:p>
          </table:table-cell>
          <table:table-cell table:style-name="ce19" table:formula="of:=([.D594] - [.K594])/[.K594]" office:value-type="percentage" office:value="0.000731517659143449" calcext:value-type="percentage">
            <text:p>0.073%</text:p>
          </table:table-cell>
          <table:table-cell table:style-name="ce22" table:formula="of:=[.D594]-[.L594]" office:value-type="float" office:value="0.0631174423408566" calcext:value-type="float">
            <text:p>0.06311744</text:p>
          </table:table-cell>
          <table:table-cell table:style-name="ce27" table:formula="of:=ABS([.L593]-[.L594])" office:value-type="float" office:value="0.000307302408076676" calcext:value-type="float">
            <text:p>0.0003073</text:p>
          </table:table-cell>
          <table:table-cell table:style-name="ce34" table:formula="of:=IF(([.J594] &gt; [.$P$53]);(([.$M$53]+[.J594])/[.$O$53]);(([.$L$53]-[.J594])/[.$O$53]))" office:value-type="float" office:value="0.611987826951699" calcext:value-type="float">
            <text:p>0.61</text:p>
          </table:table-cell>
          <table:table-cell table:style-name="ce42" table:formula="of:=[.O594]-[.O593]" office:value-type="float" office:value="-0.00759582050440433" calcext:value-type="float">
            <text:p>-0.0076</text:p>
          </table:table-cell>
          <table:table-cell table:style-name="ce45" table:number-columns-repeated="2"/>
          <table:table-cell table:style-name="ce48" table:formula="of:=[.O594] - AVERAGE([.O589:.O594])" office:value-type="float" office:value="-0.016069708364937" calcext:value-type="float">
            <text:p>-0.0160697084</text:p>
          </table:table-cell>
          <table:table-cell table:style-name="ce45" table:formula="of:=[.M594]-[.M593]" office:value-type="float" office:value="0.000307302408076679" calcext:value-type="float">
            <text:p>0.000</text:p>
          </table:table-cell>
          <table:table-cell table:style-name="ce45" table:formula="of:=AVERAGE([.O589:.O594])" office:value-type="float" office:value="0.628057535316636" calcext:value-type="float">
            <text:p>0.628</text:p>
          </table:table-cell>
          <table:table-cell table:style-name="ce9"/>
          <table:table-cell table:style-name="ce14" table:formula="of:=LOG([.X594])" office:value-type="float" office:value="3.1152775913959" calcext:value-type="float">
            <text:p>3.1152775914</text:p>
          </table:table-cell>
          <table:table-cell table:style-name="ce44" table:formula="of:=[.X593]+1" office:value-type="float" office:value="1304" calcext:value-type="float">
            <text:p>130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95]/[.D594]" office:value-type="percentage" office:value="0.000077213473798167" calcext:value-type="percentage">
            <text:p>0.0077%</text:p>
          </table:table-cell>
          <table:table-cell table:style-name="ce6" table:formula="of:=([.D595]-[.D594])" office:value-type="float" office:value="0.00000493000000000021" calcext:value-type="float">
            <text:p>0.00000493</text:p>
          </table:table-cell>
          <table:table-cell table:style-name="ce8" office:value-type="float" office:value="0.06385389" calcext:value-type="float">
            <text:p>0.06385389</text:p>
          </table:table-cell>
          <table:table-cell table:style-name="ce10" table:formula="of:=[.B595]-[.$S$2]" office:value-type="float" office:value="0.0000745282973275788" calcext:value-type="float">
            <text:p>0.00007453</text:p>
          </table:table-cell>
          <table:table-cell table:style-name="ce9" table:formula="of:=SUM([.$E$3:.E595])" office:value-type="float" office:value="0.0108107456028501" calcext:value-type="float">
            <text:p>0.0108107456</text:p>
          </table:table-cell>
          <table:table-cell table:style-name="ce12" table:formula="of:=MAX([.$E$3:.E595]) - MIN([.$E$3:.E595])" office:value-type="float" office:value="0.00991855310791096" calcext:value-type="float">
            <text:p>0.009918553</text:p>
          </table:table-cell>
          <table:table-cell table:style-name="ce9" table:formula="of:=STDEV([.$E$3:.E595])" office:value-type="float" office:value="0.00132662494376905" calcext:value-type="float">
            <text:p>0.0013266249</text:p>
          </table:table-cell>
          <table:table-cell table:style-name="ce9" table:formula="of:=[.G595]/[.H595]" office:value-type="float" office:value="7.47653144507562" calcext:value-type="float">
            <text:p>7.4765314451</text:p>
          </table:table-cell>
          <table:table-cell table:style-name="ce9" table:formula="of:=SLOPE([.I580:.I595];[.W580:.W595])" office:value-type="float" office:value="6.81991602165924" calcext:value-type="float">
            <text:p>6.8199160217</text:p>
          </table:table-cell>
          <table:table-cell table:style-name="ce17" table:formula="of:=AVERAGE([.D588:.D595])" office:value-type="float" office:value="0.06382249" calcext:value-type="float">
            <text:p>0.063822490</text:p>
          </table:table-cell>
          <table:table-cell table:style-name="ce19" table:formula="of:=([.D595] - [.K595])/[.K595]" office:value-type="percentage" office:value="0.000491989579221791" calcext:value-type="percentage">
            <text:p>0.049%</text:p>
          </table:table-cell>
          <table:table-cell table:style-name="ce22" table:formula="of:=[.D595]-[.L595]" office:value-type="float" office:value="0.0633619004207782" calcext:value-type="float">
            <text:p>0.06336190</text:p>
          </table:table-cell>
          <table:table-cell table:style-name="ce27" table:formula="of:=ABS([.L594]-[.L595])" office:value-type="float" office:value="0.000239528079921658" calcext:value-type="float">
            <text:p>0.0002395</text:p>
          </table:table-cell>
          <table:table-cell table:style-name="ce34" table:formula="of:=IF(([.J595] &gt; [.$P$53]);(([.$M$53]+[.J595])/[.$O$53]);(([.$L$53]-[.J595])/[.$O$53]))" office:value-type="float" office:value="0.604804737345557" calcext:value-type="float">
            <text:p>0.60</text:p>
          </table:table-cell>
          <table:table-cell table:style-name="ce42" table:formula="of:=[.O595]-[.O594]" office:value-type="float" office:value="-0.00718308960614189" calcext:value-type="float">
            <text:p>-0.0072</text:p>
          </table:table-cell>
          <table:table-cell table:style-name="ce45" table:number-columns-repeated="2"/>
          <table:table-cell table:style-name="ce48" table:formula="of:=[.O595] - AVERAGE([.O590:.O595])" office:value-type="float" office:value="-0.0178505062676505" calcext:value-type="float">
            <text:p>-0.0178505063</text:p>
          </table:table-cell>
          <table:table-cell table:style-name="ce45" table:formula="of:=[.M595]-[.M594]" office:value-type="float" office:value="0.000244458079921656" calcext:value-type="float">
            <text:p>0.000</text:p>
          </table:table-cell>
          <table:table-cell table:style-name="ce45" table:formula="of:=AVERAGE([.O590:.O595])" office:value-type="float" office:value="0.622655243613208" calcext:value-type="float">
            <text:p>0.623</text:p>
          </table:table-cell>
          <table:table-cell table:style-name="ce9"/>
          <table:table-cell table:style-name="ce14" table:formula="of:=LOG([.X595])" office:value-type="float" office:value="3.1156105116743" calcext:value-type="float">
            <text:p>3.1156105117</text:p>
          </table:table-cell>
          <table:table-cell table:style-name="ce44" table:formula="of:=[.X594]+1" office:value-type="float" office:value="1305" calcext:value-type="float">
            <text:p>130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96]/[.D595]" office:value-type="percentage" office:value="-0.000669183976105306" calcext:value-type="percentage">
            <text:p>-0.0669%</text:p>
          </table:table-cell>
          <table:table-cell table:style-name="ce6" table:formula="of:=([.D596]-[.D595])" office:value-type="float" office:value="-0.0000427299999999908" calcext:value-type="float">
            <text:p>-0.00004273</text:p>
          </table:table-cell>
          <table:table-cell table:style-name="ce8" office:value-type="float" office:value="0.06381116" calcext:value-type="float">
            <text:p>0.06381116</text:p>
          </table:table-cell>
          <table:table-cell table:style-name="ce10" table:formula="of:=[.B596]-[.$S$2]" office:value-type="float" office:value="-0.000671869152575894" calcext:value-type="float">
            <text:p>-0.00067187</text:p>
          </table:table-cell>
          <table:table-cell table:style-name="ce9" table:formula="of:=SUM([.$E$3:.E596])" office:value-type="float" office:value="0.0101388764502742" calcext:value-type="float">
            <text:p>0.0101388765</text:p>
          </table:table-cell>
          <table:table-cell table:style-name="ce12" table:formula="of:=MAX([.$E$3:.E596]) - MIN([.$E$3:.E596])" office:value-type="float" office:value="0.00991855310791096" calcext:value-type="float">
            <text:p>0.009918553</text:p>
          </table:table-cell>
          <table:table-cell table:style-name="ce9" table:formula="of:=STDEV([.$E$3:.E596])" office:value-type="float" office:value="0.00132580829705988" calcext:value-type="float">
            <text:p>0.0013258083</text:p>
          </table:table-cell>
          <table:table-cell table:style-name="ce9" table:formula="of:=[.G596]/[.H596]" office:value-type="float" office:value="7.48113669970717" calcext:value-type="float">
            <text:p>7.4811366997</text:p>
          </table:table-cell>
          <table:table-cell table:style-name="ce9" table:formula="of:=SLOPE([.I581:.I596];[.W581:.W596])" office:value-type="float" office:value="8.59876206420961" calcext:value-type="float">
            <text:p>8.5987620642</text:p>
          </table:table-cell>
          <table:table-cell table:style-name="ce17" table:formula="of:=AVERAGE([.D589:.D596])" office:value-type="float" office:value="0.06383322125" calcext:value-type="float">
            <text:p>0.063833221</text:p>
          </table:table-cell>
          <table:table-cell table:style-name="ce19" table:formula="of:=([.D596] - [.K596])/[.K596]" office:value-type="percentage" office:value="-0.000345607656452034" calcext:value-type="percentage">
            <text:p>-0.035%</text:p>
          </table:table-cell>
          <table:table-cell table:style-name="ce22" table:formula="of:=[.D596]-[.L596]" office:value-type="float" office:value="0.064156767656452" calcext:value-type="float">
            <text:p>0.06415677</text:p>
          </table:table-cell>
          <table:table-cell table:style-name="ce27" table:formula="of:=ABS([.L595]-[.L596])" office:value-type="float" office:value="0.000837597235673826" calcext:value-type="float">
            <text:p>0.0008376</text:p>
          </table:table-cell>
          <table:table-cell table:style-name="ce34" table:formula="of:=IF(([.J596] &gt; [.$P$53]);(([.$M$53]+[.J596])/[.$O$53]);(([.$L$53]-[.J596])/[.$O$53]))" office:value-type="float" office:value="0.595224651813053" calcext:value-type="float">
            <text:p>0.60</text:p>
          </table:table-cell>
          <table:table-cell table:style-name="ce42" table:formula="of:=[.O596]-[.O595]" office:value-type="float" office:value="-0.00958008553250422" calcext:value-type="float">
            <text:p>-0.0096</text:p>
          </table:table-cell>
          <table:table-cell table:style-name="ce45" table:number-columns-repeated="2"/>
          <table:table-cell table:style-name="ce48" table:formula="of:=[.O596] - AVERAGE([.O591:.O596])" office:value-type="float" office:value="-0.0205763962611354" calcext:value-type="float">
            <text:p>-0.0205763963</text:p>
          </table:table-cell>
          <table:table-cell table:style-name="ce45" table:formula="of:=[.M596]-[.M595]" office:value-type="float" office:value="0.000794867235673832" calcext:value-type="float">
            <text:p>0.001</text:p>
          </table:table-cell>
          <table:table-cell table:style-name="ce45" table:formula="of:=AVERAGE([.O591:.O596])" office:value-type="float" office:value="0.615801048074188" calcext:value-type="float">
            <text:p>0.616</text:p>
          </table:table-cell>
          <table:table-cell table:style-name="ce9"/>
          <table:table-cell table:style-name="ce14" table:formula="of:=LOG([.X596])" office:value-type="float" office:value="3.11594317693905" calcext:value-type="float">
            <text:p>3.1159431769</text:p>
          </table:table-cell>
          <table:table-cell table:style-name="ce44" table:formula="of:=[.X595]+1" office:value-type="float" office:value="1306" calcext:value-type="float">
            <text:p>130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97]/[.D596]" office:value-type="percentage" office:value="-0.00119352163477369" calcext:value-type="percentage">
            <text:p>-0.1194%</text:p>
          </table:table-cell>
          <table:table-cell table:style-name="ce6" table:formula="of:=([.D597]-[.D596])" office:value-type="float" office:value="-0.0000761600000000057" calcext:value-type="float">
            <text:p>-0.00007616</text:p>
          </table:table-cell>
          <table:table-cell table:style-name="ce8" office:value-type="float" office:value="0.063735" calcext:value-type="float">
            <text:p>0.063735</text:p>
          </table:table-cell>
          <table:table-cell table:style-name="ce10" table:formula="of:=[.B597]-[.$S$2]" office:value-type="float" office:value="-0.00119620681124428" calcext:value-type="float">
            <text:p>-0.00119621</text:p>
          </table:table-cell>
          <table:table-cell table:style-name="ce9" table:formula="of:=SUM([.$E$3:.E597])" office:value-type="float" office:value="0.0089426696390299" calcext:value-type="float">
            <text:p>0.0089426696</text:p>
          </table:table-cell>
          <table:table-cell table:style-name="ce12" table:formula="of:=MAX([.$E$3:.E597]) - MIN([.$E$3:.E597])" office:value-type="float" office:value="0.00991855310791096" calcext:value-type="float">
            <text:p>0.009918553</text:p>
          </table:table-cell>
          <table:table-cell table:style-name="ce9" table:formula="of:=STDEV([.$E$3:.E597])" office:value-type="float" office:value="0.00132562530482422" calcext:value-type="float">
            <text:p>0.0013256253</text:p>
          </table:table-cell>
          <table:table-cell table:style-name="ce9" table:formula="of:=[.G597]/[.H597]" office:value-type="float" office:value="7.48216941228819" calcext:value-type="float">
            <text:p>7.4821694123</text:p>
          </table:table-cell>
          <table:table-cell table:style-name="ce9" table:formula="of:=SLOPE([.I582:.I597];[.W582:.W597])" office:value-type="float" office:value="9.45568084325176" calcext:value-type="float">
            <text:p>9.4556808433</text:p>
          </table:table-cell>
          <table:table-cell table:style-name="ce17" table:formula="of:=AVERAGE([.D590:.D597])" office:value-type="float" office:value="0.06382430875" calcext:value-type="float">
            <text:p>0.063824309</text:p>
          </table:table-cell>
          <table:table-cell table:style-name="ce19" table:formula="of:=([.D597] - [.K597])/[.K597]" office:value-type="percentage" office:value="-0.00139929051718855" calcext:value-type="percentage">
            <text:p>-0.140%</text:p>
          </table:table-cell>
          <table:table-cell table:style-name="ce22" table:formula="of:=[.D597]-[.L597]" office:value-type="float" office:value="0.0651342905171885" calcext:value-type="float">
            <text:p>0.06513429</text:p>
          </table:table-cell>
          <table:table-cell table:style-name="ce27" table:formula="of:=ABS([.L596]-[.L597])" office:value-type="float" office:value="0.00105368286073651" calcext:value-type="float">
            <text:p>0.0010537</text:p>
          </table:table-cell>
          <table:table-cell table:style-name="ce34" table:formula="of:=IF(([.J597] &gt; [.$P$53]);(([.$M$53]+[.J597])/[.$O$53]);(([.$L$53]-[.J597])/[.$O$53]))" office:value-type="float" office:value="0.590609662656452" calcext:value-type="float">
            <text:p>0.59</text:p>
          </table:table-cell>
          <table:table-cell table:style-name="ce42" table:formula="of:=[.O597]-[.O596]" office:value-type="float" office:value="-0.00461498915660108" calcext:value-type="float">
            <text:p>-0.0046</text:p>
          </table:table-cell>
          <table:table-cell table:style-name="ce45" table:number-columns-repeated="2"/>
          <table:table-cell table:style-name="ce48" table:formula="of:=[.O597] - AVERAGE([.O592:.O597])" office:value-type="float" office:value="-0.0178875303857889" calcext:value-type="float">
            <text:p>-0.0178875304</text:p>
          </table:table-cell>
          <table:table-cell table:style-name="ce45" table:formula="of:=[.M597]-[.M596]" office:value-type="float" office:value="0.000977522860736504" calcext:value-type="float">
            <text:p>0.001</text:p>
          </table:table-cell>
          <table:table-cell table:style-name="ce45" table:formula="of:=AVERAGE([.O592:.O597])" office:value-type="float" office:value="0.608497193042241" calcext:value-type="float">
            <text:p>0.608</text:p>
          </table:table-cell>
          <table:table-cell table:style-name="ce9"/>
          <table:table-cell table:style-name="ce14" table:formula="of:=LOG([.X597])" office:value-type="float" office:value="3.11627558758054" calcext:value-type="float">
            <text:p>3.1162755876</text:p>
          </table:table-cell>
          <table:table-cell table:style-name="ce44" table:formula="of:=[.X596]+1" office:value-type="float" office:value="1307" calcext:value-type="float">
            <text:p>130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98]/[.D597]" office:value-type="percentage" office:value="0.000548207421354" calcext:value-type="percentage">
            <text:p>0.0548%</text:p>
          </table:table-cell>
          <table:table-cell table:style-name="ce6" table:formula="of:=([.D598]-[.D597])" office:value-type="float" office:value="0.0000349399999999972" calcext:value-type="float">
            <text:p>0.00003494</text:p>
          </table:table-cell>
          <table:table-cell table:style-name="ce8" office:value-type="float" office:value="0.06376994" calcext:value-type="float">
            <text:p>0.06376994</text:p>
          </table:table-cell>
          <table:table-cell table:style-name="ce10" table:formula="of:=[.B598]-[.$S$2]" office:value-type="float" office:value="0.000545522244883412" calcext:value-type="float">
            <text:p>0.00054552</text:p>
          </table:table-cell>
          <table:table-cell table:style-name="ce9" table:formula="of:=SUM([.$E$3:.E598])" office:value-type="float" office:value="0.00948819188391331" calcext:value-type="float">
            <text:p>0.0094881919</text:p>
          </table:table-cell>
          <table:table-cell table:style-name="ce12" table:formula="of:=MAX([.$E$3:.E598]) - MIN([.$E$3:.E598])" office:value-type="float" office:value="0.00991855310791096" calcext:value-type="float">
            <text:p>0.009918553</text:p>
          </table:table-cell>
          <table:table-cell table:style-name="ce9" table:formula="of:=STDEV([.$E$3:.E598])" office:value-type="float" office:value="0.00132468910241236" calcext:value-type="float">
            <text:p>0.0013246891</text:p>
          </table:table-cell>
          <table:table-cell table:style-name="ce9" table:formula="of:=[.G598]/[.H598]" office:value-type="float" office:value="7.48745731345453" calcext:value-type="float">
            <text:p>7.4874573135</text:p>
          </table:table-cell>
          <table:table-cell table:style-name="ce9" table:formula="of:=SLOPE([.I583:.I598];[.W583:.W598])" office:value-type="float" office:value="10.6909411625395" calcext:value-type="float">
            <text:p>10.6909411625</text:p>
          </table:table-cell>
          <table:table-cell table:style-name="ce17" table:formula="of:=AVERAGE([.D591:.D598])" office:value-type="float" office:value="0.0638243875" calcext:value-type="float">
            <text:p>0.063824388</text:p>
          </table:table-cell>
          <table:table-cell table:style-name="ce19" table:formula="of:=([.D598] - [.K598])/[.K598]" office:value-type="percentage" office:value="-0.000853083000600654" calcext:value-type="percentage">
            <text:p>-0.085%</text:p>
          </table:table-cell>
          <table:table-cell table:style-name="ce22" table:formula="of:=[.D598]-[.L598]" office:value-type="float" office:value="0.0646230230006006" calcext:value-type="float">
            <text:p>0.06462302</text:p>
          </table:table-cell>
          <table:table-cell table:style-name="ce27" table:formula="of:=ABS([.L597]-[.L598])" office:value-type="float" office:value="0.000546207516587892" calcext:value-type="float">
            <text:p>0.0005462</text:p>
          </table:table-cell>
          <table:table-cell table:style-name="ce34" table:formula="of:=IF(([.J598] &gt; [.$P$53]);(([.$M$53]+[.J598])/[.$O$53]);(([.$L$53]-[.J598])/[.$O$53]))" office:value-type="float" office:value="0.583957091702802" calcext:value-type="float">
            <text:p>0.58</text:p>
          </table:table-cell>
          <table:table-cell table:style-name="ce42" table:formula="of:=[.O598]-[.O597]" office:value-type="float" office:value="-0.00665257095364968" calcext:value-type="float">
            <text:p>-0.0067</text:p>
          </table:table-cell>
          <table:table-cell table:style-name="ce45" table:number-columns-repeated="2"/>
          <table:table-cell table:style-name="ce48" table:formula="of:=[.O598] - AVERAGE([.O593:.O598])" office:value-type="float" office:value="-0.0170708446181422" calcext:value-type="float">
            <text:p>-0.0170708446</text:p>
          </table:table-cell>
          <table:table-cell table:style-name="ce45" table:formula="of:=[.M598]-[.M597]" office:value-type="float" office:value="-0.000511267516587893" calcext:value-type="float">
            <text:p>-0.001</text:p>
          </table:table-cell>
          <table:table-cell table:style-name="ce45" table:formula="of:=AVERAGE([.O593:.O598])" office:value-type="float" office:value="0.601027936320944" calcext:value-type="float">
            <text:p>0.601</text:p>
          </table:table-cell>
          <table:table-cell table:style-name="ce9"/>
          <table:table-cell table:style-name="ce14" table:formula="of:=LOG([.X598])" office:value-type="float" office:value="3.11660774398825" calcext:value-type="float">
            <text:p>3.116607744</text:p>
          </table:table-cell>
          <table:table-cell table:style-name="ce44" table:formula="of:=[.X597]+1" office:value-type="float" office:value="1308" calcext:value-type="float">
            <text:p>130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599]/[.D598]" office:value-type="percentage" office:value="-0.00000031362739230228" calcext:value-type="percentage">
            <text:p>0.0000%</text:p>
          </table:table-cell>
          <table:table-cell table:style-name="ce6" table:formula="of:=([.D599]-[.D598])" office:value-type="float" office:value="-0.0000000199999999894729" calcext:value-type="float">
            <text:p>-0.00000002</text:p>
          </table:table-cell>
          <table:table-cell table:style-name="ce8" office:value-type="float" office:value="0.06376992" calcext:value-type="float">
            <text:p>0.06376992</text:p>
          </table:table-cell>
          <table:table-cell table:style-name="ce10" table:formula="of:=[.B599]-[.$S$2]" office:value-type="float" office:value="-0.00000299880386289051" calcext:value-type="float">
            <text:p>-0.00000300</text:p>
          </table:table-cell>
          <table:table-cell table:style-name="ce9" table:formula="of:=SUM([.$E$3:.E599])" office:value-type="float" office:value="0.00948519308005042" calcext:value-type="float">
            <text:p>0.0094851931</text:p>
          </table:table-cell>
          <table:table-cell table:style-name="ce12" table:formula="of:=MAX([.$E$3:.E599]) - MIN([.$E$3:.E599])" office:value-type="float" office:value="0.00991855310791096" calcext:value-type="float">
            <text:p>0.009918553</text:p>
          </table:table-cell>
          <table:table-cell table:style-name="ce9" table:formula="of:=STDEV([.$E$3:.E599])" office:value-type="float" office:value="0.00132357754598045" calcext:value-type="float">
            <text:p>0.0013235775</text:p>
          </table:table-cell>
          <table:table-cell table:style-name="ce9" table:formula="of:=[.G599]/[.H599]" office:value-type="float" office:value="7.49374537066791" calcext:value-type="float">
            <text:p>7.4937453707</text:p>
          </table:table-cell>
          <table:table-cell table:style-name="ce9" table:formula="of:=SLOPE([.I584:.I599];[.W584:.W599])" office:value-type="float" office:value="11.8066869624873" calcext:value-type="float">
            <text:p>11.8066869625</text:p>
          </table:table-cell>
          <table:table-cell table:style-name="ce17" table:formula="of:=AVERAGE([.D592:.D599])" office:value-type="float" office:value="0.06381335375" calcext:value-type="float">
            <text:p>0.063813354</text:p>
          </table:table-cell>
          <table:table-cell table:style-name="ce19" table:formula="of:=([.D599] - [.K599])/[.K599]" office:value-type="percentage" office:value="-0.000680637318799252" calcext:value-type="percentage">
            <text:p>-0.068%</text:p>
          </table:table-cell>
          <table:table-cell table:style-name="ce22" table:formula="of:=[.D599]-[.L599]" office:value-type="float" office:value="0.0644505573187993" calcext:value-type="float">
            <text:p>0.06445056</text:p>
          </table:table-cell>
          <table:table-cell table:style-name="ce27" table:formula="of:=ABS([.L598]-[.L599])" office:value-type="float" office:value="0.000172445681801402" calcext:value-type="float">
            <text:p>0.0001724</text:p>
          </table:table-cell>
          <table:table-cell table:style-name="ce34" table:formula="of:=IF(([.J599] &gt; [.$P$53]);(([.$M$53]+[.J599])/[.$O$53]);(([.$L$53]-[.J599])/[.$O$53]))" office:value-type="float" office:value="0.577948173595023" calcext:value-type="float">
            <text:p>0.58</text:p>
          </table:table-cell>
          <table:table-cell table:style-name="ce42" table:formula="of:=[.O599]-[.O598]" office:value-type="float" office:value="-0.00600891810777915" calcext:value-type="float">
            <text:p>-0.0060</text:p>
          </table:table-cell>
          <table:table-cell table:style-name="ce45" table:number-columns-repeated="2"/>
          <table:table-cell table:style-name="ce48" table:formula="of:=[.O599] - AVERAGE([.O594:.O599])" office:value-type="float" office:value="-0.016140517082408" calcext:value-type="float">
            <text:p>-0.0161405171</text:p>
          </table:table-cell>
          <table:table-cell table:style-name="ce45" table:formula="of:=[.M599]-[.M598]" office:value-type="float" office:value="-0.00017246568180139" calcext:value-type="float">
            <text:p>0.000</text:p>
          </table:table-cell>
          <table:table-cell table:style-name="ce45" table:formula="of:=AVERAGE([.O594:.O599])" office:value-type="float" office:value="0.594088690677431" calcext:value-type="float">
            <text:p>0.594</text:p>
          </table:table-cell>
          <table:table-cell table:style-name="ce9"/>
          <table:table-cell table:style-name="ce14" table:formula="of:=LOG([.X599])" office:value-type="float" office:value="3.11693964655076" calcext:value-type="float">
            <text:p>3.1169396466</text:p>
          </table:table-cell>
          <table:table-cell table:style-name="ce44" table:formula="of:=[.X598]+1" office:value-type="float" office:value="1309" calcext:value-type="float">
            <text:p>130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00]/[.D599]" office:value-type="percentage" office:value="0.00121640422318233" calcext:value-type="percentage">
            <text:p>0.1216%</text:p>
          </table:table-cell>
          <table:table-cell table:style-name="ce6" table:formula="of:=([.D600]-[.D599])" office:value-type="float" office:value="0.000077569999999999" calcext:value-type="float">
            <text:p>0.00007757</text:p>
          </table:table-cell>
          <table:table-cell table:style-name="ce8" office:value-type="float" office:value="0.06384749" calcext:value-type="float">
            <text:p>0.06384749</text:p>
          </table:table-cell>
          <table:table-cell table:style-name="ce10" table:formula="of:=[.B600]-[.$S$2]" office:value-type="float" office:value="0.00121371904671174" calcext:value-type="float">
            <text:p>0.00121372</text:p>
          </table:table-cell>
          <table:table-cell table:style-name="ce9" table:formula="of:=SUM([.$E$3:.E600])" office:value-type="float" office:value="0.0106989121267622" calcext:value-type="float">
            <text:p>0.0106989121</text:p>
          </table:table-cell>
          <table:table-cell table:style-name="ce12" table:formula="of:=MAX([.$E$3:.E600]) - MIN([.$E$3:.E600])" office:value-type="float" office:value="0.00991855310791096" calcext:value-type="float">
            <text:p>0.009918553</text:p>
          </table:table-cell>
          <table:table-cell table:style-name="ce9" table:formula="of:=STDEV([.$E$3:.E600])" office:value-type="float" office:value="0.00132337538700354" calcext:value-type="float">
            <text:p>0.0013233754</text:p>
          </table:table-cell>
          <table:table-cell table:style-name="ce9" table:formula="of:=[.G600]/[.H600]" office:value-type="float" office:value="7.49489011607591" calcext:value-type="float">
            <text:p>7.4948901161</text:p>
          </table:table-cell>
          <table:table-cell table:style-name="ce9" table:formula="of:=SLOPE([.I585:.I600];[.W585:.W600])" office:value-type="float" office:value="12.9109513133528" calcext:value-type="float">
            <text:p>12.9109513134</text:p>
          </table:table-cell>
          <table:table-cell table:style-name="ce17" table:formula="of:=AVERAGE([.D593:.D600])" office:value-type="float" office:value="0.063810665" calcext:value-type="float">
            <text:p>0.063810665</text:p>
          </table:table-cell>
          <table:table-cell table:style-name="ce19" table:formula="of:=([.D600] - [.K600])/[.K600]" office:value-type="percentage" office:value="0.000577097887947167" calcext:value-type="percentage">
            <text:p>0.058%</text:p>
          </table:table-cell>
          <table:table-cell table:style-name="ce22" table:formula="of:=[.D600]-[.L600]" office:value-type="float" office:value="0.0632703921120528" calcext:value-type="float">
            <text:p>0.06327039</text:p>
          </table:table-cell>
          <table:table-cell table:style-name="ce27" table:formula="of:=ABS([.L599]-[.L600])" office:value-type="float" office:value="0.00125773520674642" calcext:value-type="float">
            <text:p>0.0012577</text:p>
          </table:table-cell>
          <table:table-cell table:style-name="ce34" table:formula="of:=IF(([.J600] &gt; [.$P$53]);(([.$M$53]+[.J600])/[.$O$53]);(([.$L$53]-[.J600])/[.$O$53]))" office:value-type="float" office:value="0.572001089542364" calcext:value-type="float">
            <text:p>0.57</text:p>
          </table:table-cell>
          <table:table-cell table:style-name="ce42" table:formula="of:=[.O600]-[.O599]" office:value-type="float" office:value="-0.00594708405265909" calcext:value-type="float">
            <text:p>-0.0059</text:p>
          </table:table-cell>
          <table:table-cell table:style-name="ce45" table:number-columns-repeated="2"/>
          <table:table-cell table:style-name="ce48" table:formula="of:=[.O600] - AVERAGE([.O595:.O600])" office:value-type="float" office:value="-0.0154231449001779" calcext:value-type="float">
            <text:p>-0.0154231449</text:p>
          </table:table-cell>
          <table:table-cell table:style-name="ce45" table:formula="of:=[.M600]-[.M599]" office:value-type="float" office:value="-0.00118016520674642" calcext:value-type="float">
            <text:p>-0.001</text:p>
          </table:table-cell>
          <table:table-cell table:style-name="ce45" table:formula="of:=AVERAGE([.O595:.O600])" office:value-type="float" office:value="0.587424234442542" calcext:value-type="float">
            <text:p>0.587</text:p>
          </table:table-cell>
          <table:table-cell table:style-name="ce9"/>
          <table:table-cell table:style-name="ce14" table:formula="of:=LOG([.X600])" office:value-type="float" office:value="3.11727129565576" calcext:value-type="float">
            <text:p>3.1172712957</text:p>
          </table:table-cell>
          <table:table-cell table:style-name="ce44" table:formula="of:=[.X599]+1" office:value-type="float" office:value="1310" calcext:value-type="float">
            <text:p>131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01]/[.D600]" office:value-type="percentage" office:value="0.00221637530308548" calcext:value-type="percentage">
            <text:p>0.2216%</text:p>
          </table:table-cell>
          <table:table-cell table:style-name="ce6" table:formula="of:=([.D601]-[.D600])" office:value-type="float" office:value="0.000141509999999997" calcext:value-type="float">
            <text:p>0.00014151</text:p>
          </table:table-cell>
          <table:table-cell table:style-name="ce8" office:value-type="float" office:value="0.063989" calcext:value-type="float">
            <text:p>0.063989</text:p>
          </table:table-cell>
          <table:table-cell table:style-name="ce10" table:formula="of:=[.B601]-[.$S$2]" office:value-type="float" office:value="0.0022136901266149" calcext:value-type="float">
            <text:p>0.00221369</text:p>
          </table:table-cell>
          <table:table-cell table:style-name="ce9" table:formula="of:=SUM([.$E$3:.E601])" office:value-type="float" office:value="0.0129126022533771" calcext:value-type="float">
            <text:p>0.0129126023</text:p>
          </table:table-cell>
          <table:table-cell table:style-name="ce12" table:formula="of:=MAX([.$E$3:.E601]) - MIN([.$E$3:.E601])" office:value-type="float" office:value="0.00991855310791096" calcext:value-type="float">
            <text:p>0.009918553</text:p>
          </table:table-cell>
          <table:table-cell table:style-name="ce9" table:formula="of:=STDEV([.$E$3:.E601])" office:value-type="float" office:value="0.00132530867580145" calcext:value-type="float">
            <text:p>0.0013253087</text:p>
          </table:table-cell>
          <table:table-cell table:style-name="ce9" table:formula="of:=[.G601]/[.H601]" office:value-type="float" office:value="7.48395697471228" calcext:value-type="float">
            <text:p>7.4839569747</text:p>
          </table:table-cell>
          <table:table-cell table:style-name="ce9" table:formula="of:=SLOPE([.I586:.I601];[.W586:.W601])" office:value-type="float" office:value="12.133115759378" calcext:value-type="float">
            <text:p>12.1331157594</text:p>
          </table:table-cell>
          <table:table-cell table:style-name="ce17" table:formula="of:=AVERAGE([.D594:.D601])" office:value-type="float" office:value="0.06382817" calcext:value-type="float">
            <text:p>0.063828170</text:p>
          </table:table-cell>
          <table:table-cell table:style-name="ce19" table:formula="of:=([.D601] - [.K601])/[.K601]" office:value-type="percentage" office:value="0.00251973384165645" calcext:value-type="percentage">
            <text:p>0.252%</text:p>
          </table:table-cell>
          <table:table-cell table:style-name="ce22" table:formula="of:=[.D601]-[.L601]" office:value-type="float" office:value="0.0614692661583436" calcext:value-type="float">
            <text:p>0.06146927</text:p>
          </table:table-cell>
          <table:table-cell table:style-name="ce27" table:formula="of:=ABS([.L600]-[.L601])" office:value-type="float" office:value="0.00194263595370928" calcext:value-type="float">
            <text:p>0.0019426</text:p>
          </table:table-cell>
          <table:table-cell table:style-name="ce34" table:formula="of:=IF(([.J601] &gt; [.$P$53]);(([.$M$53]+[.J601])/[.$O$53]);(([.$L$53]-[.J601])/[.$O$53]))" office:value-type="float" office:value="0.576190171092456" calcext:value-type="float">
            <text:p>0.58</text:p>
          </table:table-cell>
          <table:table-cell table:style-name="ce42" table:formula="of:=[.O601]-[.O600]" office:value-type="float" office:value="0.00418908155009201" calcext:value-type="float">
            <text:p>0.0042</text:p>
          </table:table-cell>
          <table:table-cell table:style-name="ce45" table:number-columns-repeated="2"/>
          <table:table-cell table:style-name="ce48" table:formula="of:=[.O601] - AVERAGE([.O596:.O601])" office:value-type="float" office:value="-0.00646496897456894" calcext:value-type="float">
            <text:p>-0.0064649690</text:p>
          </table:table-cell>
          <table:table-cell table:style-name="ce45" table:formula="of:=[.M601]-[.M600]" office:value-type="float" office:value="-0.00180112595370928" calcext:value-type="float">
            <text:p>-0.002</text:p>
          </table:table-cell>
          <table:table-cell table:style-name="ce45" table:formula="of:=AVERAGE([.O596:.O601])" office:value-type="float" office:value="0.582655140067025" calcext:value-type="float">
            <text:p>0.583</text:p>
          </table:table-cell>
          <table:table-cell table:style-name="ce9"/>
          <table:table-cell table:style-name="ce14" table:formula="of:=LOG([.X601])" office:value-type="float" office:value="3.11760269169008" calcext:value-type="float">
            <text:p>3.1176026917</text:p>
          </table:table-cell>
          <table:table-cell table:style-name="ce44" table:formula="of:=[.X600]+1" office:value-type="float" office:value="1311" calcext:value-type="float">
            <text:p>131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02]/[.D601]" office:value-type="percentage" office:value="-0.000148463017081209" calcext:value-type="percentage">
            <text:p>-0.0148%</text:p>
          </table:table-cell>
          <table:table-cell table:style-name="ce6" table:formula="of:=([.D602]-[.D601])" office:value-type="float" office:value="-0.0000095000000000095" calcext:value-type="float">
            <text:p>-0.00000950</text:p>
          </table:table-cell>
          <table:table-cell table:style-name="ce8" office:value-type="float" office:value="0.0639795" calcext:value-type="float">
            <text:p>0.0639795</text:p>
          </table:table-cell>
          <table:table-cell table:style-name="ce10" table:formula="of:=[.B602]-[.$S$2]" office:value-type="float" office:value="-0.000151148193551798" calcext:value-type="float">
            <text:p>-0.00015115</text:p>
          </table:table-cell>
          <table:table-cell table:style-name="ce9" table:formula="of:=SUM([.$E$3:.E602])" office:value-type="float" office:value="0.0127614540598253" calcext:value-type="float">
            <text:p>0.0127614541</text:p>
          </table:table-cell>
          <table:table-cell table:style-name="ce12" table:formula="of:=MAX([.$E$3:.E602]) - MIN([.$E$3:.E602])" office:value-type="float" office:value="0.00991855310791096" calcext:value-type="float">
            <text:p>0.009918553</text:p>
          </table:table-cell>
          <table:table-cell table:style-name="ce9" table:formula="of:=STDEV([.$E$3:.E602])" office:value-type="float" office:value="0.00132422071635528" calcext:value-type="float">
            <text:p>0.0013242207</text:p>
          </table:table-cell>
          <table:table-cell table:style-name="ce9" table:formula="of:=[.G602]/[.H602]" office:value-type="float" office:value="7.49010567906711" calcext:value-type="float">
            <text:p>7.4901056791</text:p>
          </table:table-cell>
          <table:table-cell table:style-name="ce9" table:formula="of:=SLOPE([.I587:.I602];[.W587:.W602])" office:value-type="float" office:value="11.2986076072079" calcext:value-type="float">
            <text:p>11.2986076072</text:p>
          </table:table-cell>
          <table:table-cell table:style-name="ce17" table:formula="of:=AVERAGE([.D595:.D602])" office:value-type="float" office:value="0.0638444875" calcext:value-type="float">
            <text:p>0.063844488</text:p>
          </table:table-cell>
          <table:table-cell table:style-name="ce19" table:formula="of:=([.D602] - [.K602])/[.K602]" office:value-type="percentage" office:value="0.00211470880708361" calcext:value-type="percentage">
            <text:p>0.211%</text:p>
          </table:table-cell>
          <table:table-cell table:style-name="ce22" table:formula="of:=[.D602]-[.L602]" office:value-type="float" office:value="0.0618647911929164" calcext:value-type="float">
            <text:p>0.06186479</text:p>
          </table:table-cell>
          <table:table-cell table:style-name="ce27" table:formula="of:=ABS([.L601]-[.L602])" office:value-type="float" office:value="0.000405025034572833" calcext:value-type="float">
            <text:p>0.0004050</text:p>
          </table:table-cell>
          <table:table-cell table:style-name="ce34" table:formula="of:=IF(([.J602] &gt; [.$P$53]);(([.$M$53]+[.J602])/[.$O$53]);(([.$L$53]-[.J602])/[.$O$53]))" office:value-type="float" office:value="0.580684466430066" calcext:value-type="float">
            <text:p>0.58</text:p>
          </table:table-cell>
          <table:table-cell table:style-name="ce42" table:formula="of:=[.O602]-[.O601]" office:value-type="float" office:value="0.00449429533761048" calcext:value-type="float">
            <text:p>0.0045</text:p>
          </table:table-cell>
          <table:table-cell table:style-name="ce45" table:number-columns-repeated="2"/>
          <table:table-cell table:style-name="ce48" table:formula="of:=[.O602] - AVERAGE([.O597:.O602])" office:value-type="float" office:value="0.00045269059353914" calcext:value-type="float">
            <text:p>0.0004526906</text:p>
          </table:table-cell>
          <table:table-cell table:style-name="ce45" table:formula="of:=[.M602]-[.M601]" office:value-type="float" office:value="0.000395525034572824" calcext:value-type="float">
            <text:p>0.000</text:p>
          </table:table-cell>
          <table:table-cell table:style-name="ce45" table:formula="of:=AVERAGE([.O597:.O602])" office:value-type="float" office:value="0.580231775836527" calcext:value-type="float">
            <text:p>0.580</text:p>
          </table:table-cell>
          <table:table-cell table:style-name="ce9"/>
          <table:table-cell table:style-name="ce14" table:formula="of:=LOG([.X602])" office:value-type="float" office:value="3.11793383503964" calcext:value-type="float">
            <text:p>3.117933835</text:p>
          </table:table-cell>
          <table:table-cell table:style-name="ce44" table:formula="of:=[.X601]+1" office:value-type="float" office:value="1312" calcext:value-type="float">
            <text:p>131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03]/[.D602]" office:value-type="percentage" office:value="0.000164115068107917" calcext:value-type="percentage">
            <text:p>0.0164%</text:p>
          </table:table-cell>
          <table:table-cell table:style-name="ce6" table:formula="of:=([.D603]-[.D602])" office:value-type="float" office:value="0.0000105000000000105" calcext:value-type="float">
            <text:p>0.00001050</text:p>
          </table:table-cell>
          <table:table-cell table:style-name="ce8" office:value-type="float" office:value="0.06399" calcext:value-type="float">
            <text:p>0.06399</text:p>
          </table:table-cell>
          <table:table-cell table:style-name="ce10" table:formula="of:=[.B603]-[.$S$2]" office:value-type="float" office:value="0.000161429891637329" calcext:value-type="float">
            <text:p>0.00016143</text:p>
          </table:table-cell>
          <table:table-cell table:style-name="ce9" table:formula="of:=SUM([.$E$3:.E603])" office:value-type="float" office:value="0.0129228839514626" calcext:value-type="float">
            <text:p>0.012922884</text:p>
          </table:table-cell>
          <table:table-cell table:style-name="ce12" table:formula="of:=MAX([.$E$3:.E603]) - MIN([.$E$3:.E603])" office:value-type="float" office:value="0.00991855310791096" calcext:value-type="float">
            <text:p>0.009918553</text:p>
          </table:table-cell>
          <table:table-cell table:style-name="ce9" table:formula="of:=STDEV([.$E$3:.E603])" office:value-type="float" office:value="0.00132312909122786" calcext:value-type="float">
            <text:p>0.0013231291</text:p>
          </table:table-cell>
          <table:table-cell table:style-name="ce9" table:formula="of:=[.G603]/[.H603]" office:value-type="float" office:value="7.49628526322142" calcext:value-type="float">
            <text:p>7.4962852632</text:p>
          </table:table-cell>
          <table:table-cell table:style-name="ce9" table:formula="of:=SLOPE([.I588:.I603];[.W588:.W603])" office:value-type="float" office:value="10.8593072788682" calcext:value-type="float">
            <text:p>10.8593072789</text:p>
          </table:table-cell>
          <table:table-cell table:style-name="ce17" table:formula="of:=AVERAGE([.D596:.D603])" office:value-type="float" office:value="0.06386150125" calcext:value-type="float">
            <text:p>0.063861501</text:p>
          </table:table-cell>
          <table:table-cell table:style-name="ce19" table:formula="of:=([.D603] - [.K603])/[.K603]" office:value-type="percentage" office:value="0.00201214734205763" calcext:value-type="percentage">
            <text:p>0.201%</text:p>
          </table:table-cell>
          <table:table-cell table:style-name="ce22" table:formula="of:=[.D603]-[.L603]" office:value-type="float" office:value="0.0619778526579424" calcext:value-type="float">
            <text:p>0.06197785</text:p>
          </table:table-cell>
          <table:table-cell table:style-name="ce27" table:formula="of:=ABS([.L602]-[.L603])" office:value-type="float" office:value="0.000102561465025986" calcext:value-type="float">
            <text:p>0.0001026</text:p>
          </table:table-cell>
          <table:table-cell table:style-name="ce34" table:formula="of:=IF(([.J603] &gt; [.$P$53]);(([.$M$53]+[.J603])/[.$O$53]);(([.$L$53]-[.J603])/[.$O$53]))" office:value-type="float" office:value="0.583050345555794" calcext:value-type="float">
            <text:p>0.58</text:p>
          </table:table-cell>
          <table:table-cell table:style-name="ce42" table:formula="of:=[.O603]-[.O602]" office:value-type="float" office:value="0.00236587912572705" calcext:value-type="float">
            <text:p>0.0024</text:p>
          </table:table-cell>
          <table:table-cell table:style-name="ce45" table:number-columns-repeated="2"/>
          <table:table-cell table:style-name="ce48" table:formula="of:=[.O603] - AVERAGE([.O598:.O603])" office:value-type="float" office:value="0.00407845590270939" calcext:value-type="float">
            <text:p>0.0040784559</text:p>
          </table:table-cell>
          <table:table-cell table:style-name="ce45" table:formula="of:=[.M603]-[.M602]" office:value-type="float" office:value="0.000113061465026001" calcext:value-type="float">
            <text:p>0.000</text:p>
          </table:table-cell>
          <table:table-cell table:style-name="ce45" table:formula="of:=AVERAGE([.O598:.O603])" office:value-type="float" office:value="0.578971889653084" calcext:value-type="float">
            <text:p>0.579</text:p>
          </table:table-cell>
          <table:table-cell table:style-name="ce9"/>
          <table:table-cell table:style-name="ce14" table:formula="of:=LOG([.X603])" office:value-type="float" office:value="3.11826472608948" calcext:value-type="float">
            <text:p>3.1182647261</text:p>
          </table:table-cell>
          <table:table-cell table:style-name="ce44" table:formula="of:=[.X602]+1" office:value-type="float" office:value="1313" calcext:value-type="float">
            <text:p>131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04]/[.D603]" office:value-type="percentage" office:value="-0.00140646976090025" calcext:value-type="percentage">
            <text:p>-0.1406%</text:p>
          </table:table-cell>
          <table:table-cell table:style-name="ce6" table:formula="of:=([.D604]-[.D603])" office:value-type="float" office:value="-0.0000900000000000067" calcext:value-type="float">
            <text:p>-0.00009000</text:p>
          </table:table-cell>
          <table:table-cell table:style-name="ce8" office:value-type="float" office:value="0.0639" calcext:value-type="float">
            <text:p>0.0639</text:p>
          </table:table-cell>
          <table:table-cell table:style-name="ce10" table:formula="of:=[.B604]-[.$S$2]" office:value-type="float" office:value="-0.00140915493737083" calcext:value-type="float">
            <text:p>-0.00140915</text:p>
          </table:table-cell>
          <table:table-cell table:style-name="ce9" table:formula="of:=SUM([.$E$3:.E604])" office:value-type="float" office:value="0.0115137290140918" calcext:value-type="float">
            <text:p>0.011513729</text:p>
          </table:table-cell>
          <table:table-cell table:style-name="ce12" table:formula="of:=MAX([.$E$3:.E604]) - MIN([.$E$3:.E604])" office:value-type="float" office:value="0.00991855310791096" calcext:value-type="float">
            <text:p>0.009918553</text:p>
          </table:table-cell>
          <table:table-cell table:style-name="ce9" table:formula="of:=STDEV([.$E$3:.E604])" office:value-type="float" office:value="0.0013233131260679" calcext:value-type="float">
            <text:p>0.0013233131</text:p>
          </table:table-cell>
          <table:table-cell table:style-name="ce9" table:formula="of:=[.G604]/[.H604]" office:value-type="float" office:value="7.49524274529267" calcext:value-type="float">
            <text:p>7.4952427453</text:p>
          </table:table-cell>
          <table:table-cell table:style-name="ce9" table:formula="of:=SLOPE([.I589:.I604];[.W589:.W604])" office:value-type="float" office:value="10.2713967868693" calcext:value-type="float">
            <text:p>10.2713967869</text:p>
          </table:table-cell>
          <table:table-cell table:style-name="ce17" table:formula="of:=AVERAGE([.D597:.D604])" office:value-type="float" office:value="0.06387260625" calcext:value-type="float">
            <text:p>0.063872606</text:p>
          </table:table-cell>
          <table:table-cell table:style-name="ce19" table:formula="of:=([.D604] - [.K604])/[.K604]" office:value-type="percentage" office:value="0.000428881043193587" calcext:value-type="percentage">
            <text:p>0.043%</text:p>
          </table:table-cell>
          <table:table-cell table:style-name="ce22" table:formula="of:=[.D604]-[.L604]" office:value-type="float" office:value="0.0634711189568064" calcext:value-type="float">
            <text:p>0.06347112</text:p>
          </table:table-cell>
          <table:table-cell table:style-name="ce27" table:formula="of:=ABS([.L603]-[.L604])" office:value-type="float" office:value="0.00158326629886404" calcext:value-type="float">
            <text:p>0.0015833</text:p>
          </table:table-cell>
          <table:table-cell table:style-name="ce34" table:formula="of:=IF(([.J604] &gt; [.$P$53]);(([.$M$53]+[.J604])/[.$O$53]);(([.$L$53]-[.J604])/[.$O$53]))" office:value-type="float" office:value="0.58621657392187" calcext:value-type="float">
            <text:p>0.59</text:p>
          </table:table-cell>
          <table:table-cell table:style-name="ce42" table:formula="of:=[.O604]-[.O603]" office:value-type="float" office:value="0.00316622836607661" calcext:value-type="float">
            <text:p>0.0032</text:p>
          </table:table-cell>
          <table:table-cell table:style-name="ce45" table:number-columns-repeated="2"/>
          <table:table-cell table:style-name="ce48" table:formula="of:=[.O604] - AVERAGE([.O599:.O604])" office:value-type="float" office:value="0.00686810389894121" calcext:value-type="float">
            <text:p>0.0068681039</text:p>
          </table:table-cell>
          <table:table-cell table:style-name="ce45" table:formula="of:=[.M604]-[.M603]" office:value-type="float" office:value="0.00149326629886402" calcext:value-type="float">
            <text:p>0.001</text:p>
          </table:table-cell>
          <table:table-cell table:style-name="ce45" table:formula="of:=AVERAGE([.O599:.O604])" office:value-type="float" office:value="0.579348470022929" calcext:value-type="float">
            <text:p>0.579</text:p>
          </table:table-cell>
          <table:table-cell table:style-name="ce9"/>
          <table:table-cell table:style-name="ce14" table:formula="of:=LOG([.X604])" office:value-type="float" office:value="3.11859536522376" calcext:value-type="float">
            <text:p>3.1185953652</text:p>
          </table:table-cell>
          <table:table-cell table:style-name="ce44" table:formula="of:=[.X603]+1" office:value-type="float" office:value="1314" calcext:value-type="float">
            <text:p>131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05]/[.D604]" office:value-type="percentage" office:value="0.00143176838810641" calcext:value-type="percentage">
            <text:p>0.1432%</text:p>
          </table:table-cell>
          <table:table-cell table:style-name="ce6" table:formula="of:=([.D605]-[.D604])" office:value-type="float" office:value="0.0000914899999999996" calcext:value-type="float">
            <text:p>0.00009149</text:p>
          </table:table-cell>
          <table:table-cell table:style-name="ce8" office:value-type="float" office:value="0.06399149" calcext:value-type="float">
            <text:p>0.06399149</text:p>
          </table:table-cell>
          <table:table-cell table:style-name="ce10" table:formula="of:=[.B605]-[.$S$2]" office:value-type="float" office:value="0.00142908321163582" calcext:value-type="float">
            <text:p>0.00142908</text:p>
          </table:table-cell>
          <table:table-cell table:style-name="ce9" table:formula="of:=SUM([.$E$3:.E605])" office:value-type="float" office:value="0.0129428122257276" calcext:value-type="float">
            <text:p>0.0129428122</text:p>
          </table:table-cell>
          <table:table-cell table:style-name="ce12" table:formula="of:=MAX([.$E$3:.E605]) - MIN([.$E$3:.E605])" office:value-type="float" office:value="0.00991855310791096" calcext:value-type="float">
            <text:p>0.009918553</text:p>
          </table:table-cell>
          <table:table-cell table:style-name="ce9" table:formula="of:=STDEV([.$E$3:.E605])" office:value-type="float" office:value="0.0013234596879715" calcext:value-type="float">
            <text:p>0.0013234597</text:p>
          </table:table-cell>
          <table:table-cell table:style-name="ce9" table:formula="of:=[.G605]/[.H605]" office:value-type="float" office:value="7.49441271091031" calcext:value-type="float">
            <text:p>7.4944127109</text:p>
          </table:table-cell>
          <table:table-cell table:style-name="ce9" table:formula="of:=SLOPE([.I590:.I605];[.W590:.W605])" office:value-type="float" office:value="9.24960034295023" calcext:value-type="float">
            <text:p>9.249600343</text:p>
          </table:table-cell>
          <table:table-cell table:style-name="ce17" table:formula="of:=AVERAGE([.D598:.D605])" office:value-type="float" office:value="0.0639046675" calcext:value-type="float">
            <text:p>0.063904668</text:p>
          </table:table-cell>
          <table:table-cell table:style-name="ce19" table:formula="of:=([.D605] - [.K605])/[.K605]" office:value-type="percentage" office:value="0.00135862533045806" calcext:value-type="percentage">
            <text:p>0.136%</text:p>
          </table:table-cell>
          <table:table-cell table:style-name="ce22" table:formula="of:=[.D605]-[.L605]" office:value-type="float" office:value="0.0626328646695419" calcext:value-type="float">
            <text:p>0.06263286</text:p>
          </table:table-cell>
          <table:table-cell table:style-name="ce27" table:formula="of:=ABS([.L604]-[.L605])" office:value-type="float" office:value="0.000929744287264474" calcext:value-type="float">
            <text:p>0.0009297</text:p>
          </table:table-cell>
          <table:table-cell table:style-name="ce34" table:formula="of:=IF(([.J605] &gt; [.$P$53]);(([.$M$53]+[.J605])/[.$O$53]);(([.$L$53]-[.J605])/[.$O$53]))" office:value-type="float" office:value="0.591719521954134" calcext:value-type="float">
            <text:p>0.59</text:p>
          </table:table-cell>
          <table:table-cell table:style-name="ce42" table:formula="of:=[.O605]-[.O604]" office:value-type="float" office:value="0.00550294803226403" calcext:value-type="float">
            <text:p>0.0055</text:p>
          </table:table-cell>
          <table:table-cell table:style-name="ce45" table:number-columns-repeated="2"/>
          <table:table-cell table:style-name="ce48" table:formula="of:=[.O605] - AVERAGE([.O600:.O605])" office:value-type="float" office:value="0.0100758272046868" calcext:value-type="float">
            <text:p>0.0100758272</text:p>
          </table:table-cell>
          <table:table-cell table:style-name="ce45" table:formula="of:=[.M605]-[.M604]" office:value-type="float" office:value="-0.000838254287264473" calcext:value-type="float">
            <text:p>-0.001</text:p>
          </table:table-cell>
          <table:table-cell table:style-name="ce45" table:formula="of:=AVERAGE([.O600:.O605])" office:value-type="float" office:value="0.581643694749447" calcext:value-type="float">
            <text:p>0.582</text:p>
          </table:table-cell>
          <table:table-cell table:style-name="ce9"/>
          <table:table-cell table:style-name="ce14" table:formula="of:=LOG([.X605])" office:value-type="float" office:value="3.11892575282578" calcext:value-type="float">
            <text:p>3.1189257528</text:p>
          </table:table-cell>
          <table:table-cell table:style-name="ce44" table:formula="of:=[.X604]+1" office:value-type="float" office:value="1315" calcext:value-type="float">
            <text:p>131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06]/[.D605]" office:value-type="percentage" office:value="0.000132986433039819" calcext:value-type="percentage">
            <text:p>0.0133%</text:p>
          </table:table-cell>
          <table:table-cell table:style-name="ce6" table:formula="of:=([.D606]-[.D605])" office:value-type="float" office:value="0.00000851000000000324" calcext:value-type="float">
            <text:p>0.00000851</text:p>
          </table:table-cell>
          <table:table-cell table:style-name="ce8" office:value-type="float" office:value="0.064" calcext:value-type="float">
            <text:p>0.064</text:p>
          </table:table-cell>
          <table:table-cell table:style-name="ce10" table:formula="of:=[.B606]-[.$S$2]" office:value-type="float" office:value="0.000130301256569231" calcext:value-type="float">
            <text:p>0.00013030</text:p>
          </table:table-cell>
          <table:table-cell table:style-name="ce9" table:formula="of:=SUM([.$E$3:.E606])" office:value-type="float" office:value="0.0130731134822968" calcext:value-type="float">
            <text:p>0.0130731135</text:p>
          </table:table-cell>
          <table:table-cell table:style-name="ce12" table:formula="of:=MAX([.$E$3:.E606]) - MIN([.$E$3:.E606])" office:value-type="float" office:value="0.00991855310791096" calcext:value-type="float">
            <text:p>0.009918553</text:p>
          </table:table-cell>
          <table:table-cell table:style-name="ce9" table:formula="of:=STDEV([.$E$3:.E606])" office:value-type="float" office:value="0.00132236925195931" calcext:value-type="float">
            <text:p>0.0013223693</text:p>
          </table:table-cell>
          <table:table-cell table:style-name="ce9" table:formula="of:=[.G606]/[.H606]" office:value-type="float" office:value="7.50059266215924" calcext:value-type="float">
            <text:p>7.5005926622</text:p>
          </table:table-cell>
          <table:table-cell table:style-name="ce9" table:formula="of:=SLOPE([.I591:.I606];[.W591:.W606])" office:value-type="float" office:value="8.59815509374415" calcext:value-type="float">
            <text:p>8.5981550937</text:p>
          </table:table-cell>
          <table:table-cell table:style-name="ce17" table:formula="of:=AVERAGE([.D599:.D606])" office:value-type="float" office:value="0.063933425" calcext:value-type="float">
            <text:p>0.063933425</text:p>
          </table:table-cell>
          <table:table-cell table:style-name="ce19" table:formula="of:=([.D606] - [.K606])/[.K606]" office:value-type="percentage" office:value="0.00104131758935172" calcext:value-type="percentage">
            <text:p>0.104%</text:p>
          </table:table-cell>
          <table:table-cell table:style-name="ce22" table:formula="of:=[.D606]-[.L606]" office:value-type="float" office:value="0.0629586824106483" calcext:value-type="float">
            <text:p>0.06295868</text:p>
          </table:table-cell>
          <table:table-cell table:style-name="ce27" table:formula="of:=ABS([.L605]-[.L606])" office:value-type="float" office:value="0.000317307741106337" calcext:value-type="float">
            <text:p>0.0003173</text:p>
          </table:table-cell>
          <table:table-cell table:style-name="ce34" table:formula="of:=IF(([.J606] &gt; [.$P$53]);(([.$M$53]+[.J606])/[.$O$53]);(([.$L$53]-[.J606])/[.$O$53]))" office:value-type="float" office:value="0.595227920690087" calcext:value-type="float">
            <text:p>0.60</text:p>
          </table:table-cell>
          <table:table-cell table:style-name="ce42" table:formula="of:=[.O606]-[.O605]" office:value-type="float" office:value="0.00350839873595243" calcext:value-type="float">
            <text:p>0.0035</text:p>
          </table:table-cell>
          <table:table-cell table:style-name="ce45" table:number-columns-repeated="2"/>
          <table:table-cell table:style-name="ce48" table:formula="of:=[.O606] - AVERAGE([.O601:.O606])" office:value-type="float" office:value="0.00971308741601873" calcext:value-type="float">
            <text:p>0.0097130874</text:p>
          </table:table-cell>
          <table:table-cell table:style-name="ce45" table:formula="of:=[.M606]-[.M605]" office:value-type="float" office:value="0.000325817741106349" calcext:value-type="float">
            <text:p>0.000</text:p>
          </table:table-cell>
          <table:table-cell table:style-name="ce45" table:formula="of:=AVERAGE([.O601:.O606])" office:value-type="float" office:value="0.585514833274068" calcext:value-type="float">
            <text:p>0.586</text:p>
          </table:table-cell>
          <table:table-cell table:style-name="ce9"/>
          <table:table-cell table:style-name="ce14" table:formula="of:=LOG([.X606])" office:value-type="float" office:value="3.11925588927794" calcext:value-type="float">
            <text:p>3.1192558893</text:p>
          </table:table-cell>
          <table:table-cell table:style-name="ce44" table:formula="of:=[.X605]+1" office:value-type="float" office:value="1316" calcext:value-type="float">
            <text:p>131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07]/[.D606]" office:value-type="percentage" office:value="-0.000390624999999957" calcext:value-type="percentage">
            <text:p>-0.0391%</text:p>
          </table:table-cell>
          <table:table-cell table:style-name="ce6" table:formula="of:=([.D607]-[.D606])" office:value-type="float" office:value="-0.0000249999999999972" calcext:value-type="float">
            <text:p>-0.00002500</text:p>
          </table:table-cell>
          <table:table-cell table:style-name="ce8" office:value-type="float" office:value="0.063975" calcext:value-type="float">
            <text:p>0.063975</text:p>
          </table:table-cell>
          <table:table-cell table:style-name="ce10" table:formula="of:=[.B607]-[.$S$2]" office:value-type="float" office:value="-0.000393310176470545" calcext:value-type="float">
            <text:p>-0.00039331</text:p>
          </table:table-cell>
          <table:table-cell table:style-name="ce9" table:formula="of:=SUM([.$E$3:.E607])" office:value-type="float" office:value="0.0126798033058263" calcext:value-type="float">
            <text:p>0.0126798033</text:p>
          </table:table-cell>
          <table:table-cell table:style-name="ce12" table:formula="of:=MAX([.$E$3:.E607]) - MIN([.$E$3:.E607])" office:value-type="float" office:value="0.00991855310791096" calcext:value-type="float">
            <text:p>0.009918553</text:p>
          </table:table-cell>
          <table:table-cell table:style-name="ce9" table:formula="of:=STDEV([.$E$3:.E607])" office:value-type="float" office:value="0.00132138181924185" calcext:value-type="float">
            <text:p>0.0013213818</text:p>
          </table:table-cell>
          <table:table-cell table:style-name="ce9" table:formula="of:=[.G607]/[.H607]" office:value-type="float" office:value="7.50619765118442" calcext:value-type="float">
            <text:p>7.5061976512</text:p>
          </table:table-cell>
          <table:table-cell table:style-name="ce9" table:formula="of:=SLOPE([.I592:.I607];[.W592:.W607])" office:value-type="float" office:value="7.85616264226891" calcext:value-type="float">
            <text:p>7.8561626423</text:p>
          </table:table-cell>
          <table:table-cell table:style-name="ce17" table:formula="of:=AVERAGE([.D600:.D607])" office:value-type="float" office:value="0.06395906" calcext:value-type="float">
            <text:p>0.063959060</text:p>
          </table:table-cell>
          <table:table-cell table:style-name="ce19" table:formula="of:=([.D607] - [.K607])/[.K607]" office:value-type="percentage" office:value="0.000249221924149697" calcext:value-type="percentage">
            <text:p>0.025%</text:p>
          </table:table-cell>
          <table:table-cell table:style-name="ce22" table:formula="of:=[.D607]-[.L607]" office:value-type="float" office:value="0.0637257780758503" calcext:value-type="float">
            <text:p>0.06372578</text:p>
          </table:table-cell>
          <table:table-cell table:style-name="ce27" table:formula="of:=ABS([.L606]-[.L607])" office:value-type="float" office:value="0.000792095665202027" calcext:value-type="float">
            <text:p>0.0007921</text:p>
          </table:table-cell>
          <table:table-cell table:style-name="ce34" table:formula="of:=IF(([.J607] &gt; [.$P$53]);(([.$M$53]+[.J607])/[.$O$53]);(([.$L$53]-[.J607])/[.$O$53]))" office:value-type="float" office:value="0.599223966991774" calcext:value-type="float">
            <text:p>0.60</text:p>
          </table:table-cell>
          <table:table-cell table:style-name="ce42" table:formula="of:=[.O607]-[.O606]" office:value-type="float" office:value="0.00399604630168771" calcext:value-type="float">
            <text:p>0.0040</text:p>
          </table:table-cell>
          <table:table-cell table:style-name="ce45" table:number-columns-repeated="2"/>
          <table:table-cell table:style-name="ce48" table:formula="of:=[.O607] - AVERAGE([.O602:.O607])" office:value-type="float" office:value="0.0098701677344869" calcext:value-type="float">
            <text:p>0.0098701677</text:p>
          </table:table-cell>
          <table:table-cell table:style-name="ce45" table:formula="of:=[.M607]-[.M606]" office:value-type="float" office:value="0.000767095665202028" calcext:value-type="float">
            <text:p>0.001</text:p>
          </table:table-cell>
          <table:table-cell table:style-name="ce45" table:formula="of:=AVERAGE([.O602:.O607])" office:value-type="float" office:value="0.589353799257287" calcext:value-type="float">
            <text:p>0.589</text:p>
          </table:table-cell>
          <table:table-cell table:style-name="ce9"/>
          <table:table-cell table:style-name="ce14" table:formula="of:=LOG([.X607])" office:value-type="float" office:value="3.11958577496178" calcext:value-type="float">
            <text:p>3.119585775</text:p>
          </table:table-cell>
          <table:table-cell table:style-name="ce44" table:formula="of:=[.X606]+1" office:value-type="float" office:value="1317" calcext:value-type="float">
            <text:p>131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08]/[.D607]" office:value-type="percentage" office:value="-0.0005470887065261" calcext:value-type="percentage">
            <text:p>-0.0547%</text:p>
          </table:table-cell>
          <table:table-cell table:style-name="ce6" table:formula="of:=([.D608]-[.D607])" office:value-type="float" office:value="-0.0000350000000000072" calcext:value-type="float">
            <text:p>-0.00003500</text:p>
          </table:table-cell>
          <table:table-cell table:style-name="ce8" office:value-type="float" office:value="0.06394" calcext:value-type="float">
            <text:p>0.06394</text:p>
          </table:table-cell>
          <table:table-cell table:style-name="ce10" table:formula="of:=[.B608]-[.$S$2]" office:value-type="float" office:value="-0.000549773882996688" calcext:value-type="float">
            <text:p>-0.00054977</text:p>
          </table:table-cell>
          <table:table-cell table:style-name="ce9" table:formula="of:=SUM([.$E$3:.E608])" office:value-type="float" office:value="0.0121300294228296" calcext:value-type="float">
            <text:p>0.0121300294</text:p>
          </table:table-cell>
          <table:table-cell table:style-name="ce12" table:formula="of:=MAX([.$E$3:.E608]) - MIN([.$E$3:.E608])" office:value-type="float" office:value="0.00991855310791096" calcext:value-type="float">
            <text:p>0.009918553</text:p>
          </table:table-cell>
          <table:table-cell table:style-name="ce9" table:formula="of:=STDEV([.$E$3:.E608])" office:value-type="float" office:value="0.00132049286112482" calcext:value-type="float">
            <text:p>0.0013204929</text:p>
          </table:table-cell>
          <table:table-cell table:style-name="ce9" table:formula="of:=[.G608]/[.H608]" office:value-type="float" office:value="7.51125083664758" calcext:value-type="float">
            <text:p>7.5112508366</text:p>
          </table:table-cell>
          <table:table-cell table:style-name="ce9" table:formula="of:=SLOPE([.I593:.I608];[.W593:.W608])" office:value-type="float" office:value="7.43753367367308" calcext:value-type="float">
            <text:p>7.4375336737</text:p>
          </table:table-cell>
          <table:table-cell table:style-name="ce17" table:formula="of:=AVERAGE([.D601:.D608])" office:value-type="float" office:value="0.06397062375" calcext:value-type="float">
            <text:p>0.063970624</text:p>
          </table:table-cell>
          <table:table-cell table:style-name="ce19" table:formula="of:=([.D608] - [.K608])/[.K608]" office:value-type="percentage" office:value="-0.000478715826184203" calcext:value-type="percentage">
            <text:p>-0.048%</text:p>
          </table:table-cell>
          <table:table-cell table:style-name="ce22" table:formula="of:=[.D608]-[.L608]" office:value-type="float" office:value="0.0644187158261842" calcext:value-type="float">
            <text:p>0.06441872</text:p>
          </table:table-cell>
          <table:table-cell table:style-name="ce27" table:formula="of:=ABS([.L607]-[.L608])" office:value-type="float" office:value="0.000727937750333901" calcext:value-type="float">
            <text:p>0.0007279</text:p>
          </table:table-cell>
          <table:table-cell table:style-name="ce34" table:formula="of:=IF(([.J608] &gt; [.$P$53]);(([.$M$53]+[.J608])/[.$O$53]);(([.$L$53]-[.J608])/[.$O$53]))" office:value-type="float" office:value="0.601478519229349" calcext:value-type="float">
            <text:p>0.60</text:p>
          </table:table-cell>
          <table:table-cell table:style-name="ce42" table:formula="of:=[.O608]-[.O607]" office:value-type="float" office:value="0.00225455223757431" calcext:value-type="float">
            <text:p>0.0023</text:p>
          </table:table-cell>
          <table:table-cell table:style-name="ce45" table:number-columns-repeated="2"/>
          <table:table-cell table:style-name="ce48" table:formula="of:=[.O608] - AVERAGE([.O603:.O608])" office:value-type="float" office:value="0.00865904450551402" calcext:value-type="float">
            <text:p>0.0086590445</text:p>
          </table:table-cell>
          <table:table-cell table:style-name="ce45" table:formula="of:=[.M608]-[.M607]" office:value-type="float" office:value="0.000692937750333897" calcext:value-type="float">
            <text:p>0.001</text:p>
          </table:table-cell>
          <table:table-cell table:style-name="ce45" table:formula="of:=AVERAGE([.O603:.O608])" office:value-type="float" office:value="0.592819474723835" calcext:value-type="float">
            <text:p>0.593</text:p>
          </table:table-cell>
          <table:table-cell table:style-name="ce9"/>
          <table:table-cell table:style-name="ce14" table:formula="of:=LOG([.X608])" office:value-type="float" office:value="3.11991541025799" calcext:value-type="float">
            <text:p>3.1199154103</text:p>
          </table:table-cell>
          <table:table-cell table:style-name="ce44" table:formula="of:=[.X607]+1" office:value-type="float" office:value="1318" calcext:value-type="float">
            <text:p>131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09]/[.D608]" office:value-type="percentage" office:value="-0.00210337816703161" calcext:value-type="percentage">
            <text:p>-0.2103%</text:p>
          </table:table-cell>
          <table:table-cell table:style-name="ce6" table:formula="of:=([.D609]-[.D608])" office:value-type="float" office:value="-0.000134490000000001" calcext:value-type="float">
            <text:p>-0.00013449</text:p>
          </table:table-cell>
          <table:table-cell table:style-name="ce8" office:value-type="float" office:value="0.06380551" calcext:value-type="float">
            <text:p>0.06380551</text:p>
          </table:table-cell>
          <table:table-cell table:style-name="ce10" table:formula="of:=[.B609]-[.$S$2]" office:value-type="float" office:value="-0.0021060633435022" calcext:value-type="float">
            <text:p>-0.00210606</text:p>
          </table:table-cell>
          <table:table-cell table:style-name="ce9" table:formula="of:=SUM([.$E$3:.E609])" office:value-type="float" office:value="0.0100239660793274" calcext:value-type="float">
            <text:p>0.0100239661</text:p>
          </table:table-cell>
          <table:table-cell table:style-name="ce12" table:formula="of:=MAX([.$E$3:.E609]) - MIN([.$E$3:.E609])" office:value-type="float" office:value="0.00991855310791096" calcext:value-type="float">
            <text:p>0.009918553</text:p>
          </table:table-cell>
          <table:table-cell table:style-name="ce9" table:formula="of:=STDEV([.$E$3:.E609])" office:value-type="float" office:value="0.00132222192335716" calcext:value-type="float">
            <text:p>0.0013222219</text:p>
          </table:table-cell>
          <table:table-cell table:style-name="ce9" table:formula="of:=[.G609]/[.H609]" office:value-type="float" office:value="7.50142841583466" calcext:value-type="float">
            <text:p>7.5014284158</text:p>
          </table:table-cell>
          <table:table-cell table:style-name="ce9" table:formula="of:=SLOPE([.I594:.I609];[.W594:.W609])" office:value-type="float" office:value="6.33990196283762" calcext:value-type="float">
            <text:p>6.3399019628</text:p>
          </table:table-cell>
          <table:table-cell table:style-name="ce17" table:formula="of:=AVERAGE([.D602:.D609])" office:value-type="float" office:value="0.0639476875" calcext:value-type="float">
            <text:p>0.063947688</text:p>
          </table:table-cell>
          <table:table-cell table:style-name="ce19" table:formula="of:=([.D609] - [.K609])/[.K609]" office:value-type="percentage" office:value="-0.00222334075802205" calcext:value-type="percentage">
            <text:p>-0.222%</text:p>
          </table:table-cell>
          <table:table-cell table:style-name="ce22" table:formula="of:=[.D609]-[.L609]" office:value-type="float" office:value="0.0660288507580221" calcext:value-type="float">
            <text:p>0.06602885</text:p>
          </table:table-cell>
          <table:table-cell table:style-name="ce27" table:formula="of:=ABS([.L608]-[.L609])" office:value-type="float" office:value="0.00174462493183784" calcext:value-type="float">
            <text:p>0.0017446</text:p>
          </table:table-cell>
          <table:table-cell table:style-name="ce34" table:formula="of:=IF(([.J609] &gt; [.$P$53]);(([.$M$53]+[.J609])/[.$O$53]);(([.$L$53]-[.J609])/[.$O$53]))" office:value-type="float" office:value="0.607389882788343" calcext:value-type="float">
            <text:p>0.61</text:p>
          </table:table-cell>
          <table:table-cell table:style-name="ce42" table:formula="of:=[.O609]-[.O608]" office:value-type="float" office:value="0.00591136355899391" calcext:value-type="float">
            <text:p>0.0059</text:p>
          </table:table-cell>
          <table:table-cell table:style-name="ce45" table:number-columns-repeated="2"/>
          <table:table-cell table:style-name="ce48" table:formula="of:=[.O609] - AVERAGE([.O604:.O609])" office:value-type="float" office:value="0.0105138185257498" calcext:value-type="float">
            <text:p>0.0105138185</text:p>
          </table:table-cell>
          <table:table-cell table:style-name="ce45" table:formula="of:=[.M609]-[.M608]" office:value-type="float" office:value="0.00161013493183784" calcext:value-type="float">
            <text:p>0.002</text:p>
          </table:table-cell>
          <table:table-cell table:style-name="ce45" table:formula="of:=AVERAGE([.O604:.O609])" office:value-type="float" office:value="0.596876064262593" calcext:value-type="float">
            <text:p>0.597</text:p>
          </table:table-cell>
          <table:table-cell table:style-name="ce9"/>
          <table:table-cell table:style-name="ce14" table:formula="of:=LOG([.X609])" office:value-type="float" office:value="3.12024479554636" calcext:value-type="float">
            <text:p>3.1202447955</text:p>
          </table:table-cell>
          <table:table-cell table:style-name="ce44" table:formula="of:=[.X608]+1" office:value-type="float" office:value="1319" calcext:value-type="float">
            <text:p>131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10]/[.D609]" office:value-type="percentage" office:value="0.00298516538775432" calcext:value-type="percentage">
            <text:p>0.2985%</text:p>
          </table:table-cell>
          <table:table-cell table:style-name="ce6" table:formula="of:=([.D610]-[.D609])" office:value-type="float" office:value="0.000190470000000012" calcext:value-type="float">
            <text:p>0.00019047</text:p>
          </table:table-cell>
          <table:table-cell table:style-name="ce8" office:value-type="float" office:value="0.06399598" calcext:value-type="float">
            <text:p>0.06399598</text:p>
          </table:table-cell>
          <table:table-cell table:style-name="ce10" table:formula="of:=[.B610]-[.$S$2]" office:value-type="float" office:value="0.00298248021128373" calcext:value-type="float">
            <text:p>0.00298248</text:p>
          </table:table-cell>
          <table:table-cell table:style-name="ce9" table:formula="of:=SUM([.$E$3:.E610])" office:value-type="float" office:value="0.0130064462906111" calcext:value-type="float">
            <text:p>0.0130064463</text:p>
          </table:table-cell>
          <table:table-cell table:style-name="ce12" table:formula="of:=MAX([.$E$3:.E610]) - MIN([.$E$3:.E610])" office:value-type="float" office:value="0.00991855310791096" calcext:value-type="float">
            <text:p>0.009918553</text:p>
          </table:table-cell>
          <table:table-cell table:style-name="ce9" table:formula="of:=STDEV([.$E$3:.E610])" office:value-type="float" office:value="0.00132659689034642" calcext:value-type="float">
            <text:p>0.0013265969</text:p>
          </table:table-cell>
          <table:table-cell table:style-name="ce9" table:formula="of:=[.G610]/[.H610]" office:value-type="float" office:value="7.47668955059956" calcext:value-type="float">
            <text:p>7.4766895506</text:p>
          </table:table-cell>
          <table:table-cell table:style-name="ce9" table:formula="of:=SLOPE([.I595:.I610];[.W595:.W610])" office:value-type="float" office:value="3.73848273394993" calcext:value-type="float">
            <text:p>3.7384827339</text:p>
          </table:table-cell>
          <table:table-cell table:style-name="ce17" table:formula="of:=AVERAGE([.D603:.D610])" office:value-type="float" office:value="0.0639497475" calcext:value-type="float">
            <text:p>0.063949748</text:p>
          </table:table-cell>
          <table:table-cell table:style-name="ce19" table:formula="of:=([.D610] - [.K610])/[.K610]" office:value-type="percentage" office:value="0.00072295046982018" calcext:value-type="percentage">
            <text:p>0.072%</text:p>
          </table:table-cell>
          <table:table-cell table:style-name="ce22" table:formula="of:=[.D610]-[.L610]" office:value-type="float" office:value="0.0632730295301798" calcext:value-type="float">
            <text:p>0.06327303</text:p>
          </table:table-cell>
          <table:table-cell table:style-name="ce27" table:formula="of:=ABS([.L609]-[.L610])" office:value-type="float" office:value="0.00294629122784223" calcext:value-type="float">
            <text:p>0.0029463</text:p>
          </table:table-cell>
          <table:table-cell table:style-name="ce34" table:formula="of:=IF(([.J610] &gt; [.$P$53]);(([.$M$53]+[.J610])/[.$O$53]);(([.$L$53]-[.J610])/[.$O$53]))" office:value-type="float" office:value="0.62139998716079" calcext:value-type="float">
            <text:p>0.62</text:p>
          </table:table-cell>
          <table:table-cell table:style-name="ce42" table:formula="of:=[.O610]-[.O609]" office:value-type="float" office:value="0.0140101043724471" calcext:value-type="float">
            <text:p>0.0140</text:p>
          </table:table-cell>
          <table:table-cell table:style-name="ce45" table:number-columns-repeated="2"/>
          <table:table-cell table:style-name="ce48" table:formula="of:=[.O610] - AVERAGE([.O605:.O610])" office:value-type="float" office:value="0.0186600206917104" calcext:value-type="float">
            <text:p>0.0186600207</text:p>
          </table:table-cell>
          <table:table-cell table:style-name="ce45" table:formula="of:=[.M610]-[.M609]" office:value-type="float" office:value="-0.00275582122784222" calcext:value-type="float">
            <text:p>-0.003</text:p>
          </table:table-cell>
          <table:table-cell table:style-name="ce45" table:formula="of:=AVERAGE([.O605:.O610])" office:value-type="float" office:value="0.602739966469079" calcext:value-type="float">
            <text:p>0.603</text:p>
          </table:table-cell>
          <table:table-cell table:style-name="ce9"/>
          <table:table-cell table:style-name="ce14" table:formula="of:=LOG([.X610])" office:value-type="float" office:value="3.12057393120585" calcext:value-type="float">
            <text:p>3.1205739312</text:p>
          </table:table-cell>
          <table:table-cell table:style-name="ce44" table:formula="of:=[.X609]+1" office:value-type="float" office:value="1320" calcext:value-type="float">
            <text:p>132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11]/[.D610]" office:value-type="percentage" office:value="-0.00107819272398047" calcext:value-type="percentage">
            <text:p>-0.1078%</text:p>
          </table:table-cell>
          <table:table-cell table:style-name="ce6" table:formula="of:=([.D611]-[.D610])" office:value-type="float" office:value="-0.0000689999999999996" calcext:value-type="float">
            <text:p>-0.00006900</text:p>
          </table:table-cell>
          <table:table-cell table:style-name="ce8" office:value-type="float" office:value="0.06392698" calcext:value-type="float">
            <text:p>0.06392698</text:p>
          </table:table-cell>
          <table:table-cell table:style-name="ce10" table:formula="of:=[.B611]-[.$S$2]" office:value-type="float" office:value="-0.00108087790045106" calcext:value-type="float">
            <text:p>-0.00108088</text:p>
          </table:table-cell>
          <table:table-cell table:style-name="ce9" table:formula="of:=SUM([.$E$3:.E611])" office:value-type="float" office:value="0.0119255683901601" calcext:value-type="float">
            <text:p>0.0119255684</text:p>
          </table:table-cell>
          <table:table-cell table:style-name="ce12" table:formula="of:=MAX([.$E$3:.E611]) - MIN([.$E$3:.E611])" office:value-type="float" office:value="0.00991855310791096" calcext:value-type="float">
            <text:p>0.009918553</text:p>
          </table:table-cell>
          <table:table-cell table:style-name="ce9" table:formula="of:=STDEV([.$E$3:.E611])" office:value-type="float" office:value="0.00132625784703825" calcext:value-type="float">
            <text:p>0.0013262578</text:p>
          </table:table-cell>
          <table:table-cell table:style-name="ce9" table:formula="of:=[.G611]/[.H611]" office:value-type="float" office:value="7.47860088448165" calcext:value-type="float">
            <text:p>7.4786008845</text:p>
          </table:table-cell>
          <table:table-cell table:style-name="ce9" table:formula="of:=SLOPE([.I596:.I611];[.W596:.W611])" office:value-type="float" office:value="1.67875494925786" calcext:value-type="float">
            <text:p>1.6787549493</text:p>
          </table:table-cell>
          <table:table-cell table:style-name="ce17" table:formula="of:=AVERAGE([.D604:.D611])" office:value-type="float" office:value="0.06394187" calcext:value-type="float">
            <text:p>0.063941870</text:p>
          </table:table-cell>
          <table:table-cell table:style-name="ce19" table:formula="of:=([.D611] - [.K611])/[.K611]" office:value-type="percentage" office:value="-0.000232867759419448" calcext:value-type="percentage">
            <text:p>-0.023%</text:p>
          </table:table-cell>
          <table:table-cell table:style-name="ce22" table:formula="of:=[.D611]-[.L611]" office:value-type="float" office:value="0.0641598477594195" calcext:value-type="float">
            <text:p>0.06415985</text:p>
          </table:table-cell>
          <table:table-cell table:style-name="ce27" table:formula="of:=ABS([.L610]-[.L611])" office:value-type="float" office:value="0.000955818229239628" calcext:value-type="float">
            <text:p>0.0009558</text:p>
          </table:table-cell>
          <table:table-cell table:style-name="ce34" table:formula="of:=IF(([.J611] &gt; [.$P$53]);(([.$M$53]+[.J611])/[.$O$53]);(([.$L$53]-[.J611])/[.$O$53]))" office:value-type="float" office:value="0.632492778711617" calcext:value-type="float">
            <text:p>0.63</text:p>
          </table:table-cell>
          <table:table-cell table:style-name="ce42" table:formula="of:=[.O611]-[.O610]" office:value-type="float" office:value="0.0110927915508273" calcext:value-type="float">
            <text:p>0.0111</text:p>
          </table:table-cell>
          <table:table-cell table:style-name="ce45" table:number-columns-repeated="2"/>
          <table:table-cell table:style-name="ce48" table:formula="of:=[.O611] - AVERAGE([.O606:.O611])" office:value-type="float" office:value="0.0229572694496238" calcext:value-type="float">
            <text:p>0.0229572694</text:p>
          </table:table-cell>
          <table:table-cell table:style-name="ce45" table:formula="of:=[.M611]-[.M610]" office:value-type="float" office:value="0.000886818229239625" calcext:value-type="float">
            <text:p>0.001</text:p>
          </table:table-cell>
          <table:table-cell table:style-name="ce45" table:formula="of:=AVERAGE([.O606:.O611])" office:value-type="float" office:value="0.609535509261993" calcext:value-type="float">
            <text:p>0.610</text:p>
          </table:table-cell>
          <table:table-cell table:style-name="ce9"/>
          <table:table-cell table:style-name="ce14" table:formula="of:=LOG([.X611])" office:value-type="float" office:value="3.12090281761453" calcext:value-type="float">
            <text:p>3.1209028176</text:p>
          </table:table-cell>
          <table:table-cell table:style-name="ce44" table:formula="of:=[.X610]+1" office:value-type="float" office:value="1321" calcext:value-type="float">
            <text:p>132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12]/[.D611]" office:value-type="percentage" office:value="-0.000312544093276466" calcext:value-type="percentage">
            <text:p>-0.0313%</text:p>
          </table:table-cell>
          <table:table-cell table:style-name="ce6" table:formula="of:=([.D612]-[.D611])" office:value-type="float" office:value="-0.0000199800000000028" calcext:value-type="float">
            <text:p>-0.00001998</text:p>
          </table:table-cell>
          <table:table-cell table:style-name="ce8" office:value-type="float" office:value="0.063907" calcext:value-type="float">
            <text:p>0.063907</text:p>
          </table:table-cell>
          <table:table-cell table:style-name="ce10" table:formula="of:=[.B612]-[.$S$2]" office:value-type="float" office:value="-0.000315229269747054" calcext:value-type="float">
            <text:p>-0.00031523</text:p>
          </table:table-cell>
          <table:table-cell table:style-name="ce9" table:formula="of:=SUM([.$E$3:.E612])" office:value-type="float" office:value="0.011610339120413" calcext:value-type="float">
            <text:p>0.0116103391</text:p>
          </table:table-cell>
          <table:table-cell table:style-name="ce12" table:formula="of:=MAX([.$E$3:.E612]) - MIN([.$E$3:.E612])" office:value-type="float" office:value="0.00991855310791096" calcext:value-type="float">
            <text:p>0.009918553</text:p>
          </table:table-cell>
          <table:table-cell table:style-name="ce9" table:formula="of:=STDEV([.$E$3:.E612])" office:value-type="float" office:value="0.00132523785396437" calcext:value-type="float">
            <text:p>0.0013252379</text:p>
          </table:table-cell>
          <table:table-cell table:style-name="ce9" table:formula="of:=[.G612]/[.H612]" office:value-type="float" office:value="7.48435692373276" calcext:value-type="float">
            <text:p>7.4843569237</text:p>
          </table:table-cell>
          <table:table-cell table:style-name="ce9" table:formula="of:=SLOPE([.I597:.I612];[.W597:.W612])" office:value-type="float" office:value="0.328778061052813" calcext:value-type="float">
            <text:p>0.3287780611</text:p>
          </table:table-cell>
          <table:table-cell table:style-name="ce17" table:formula="of:=AVERAGE([.D605:.D612])" office:value-type="float" office:value="0.063942745" calcext:value-type="float">
            <text:p>0.063942745</text:p>
          </table:table-cell>
          <table:table-cell table:style-name="ce19" table:formula="of:=([.D612] - [.K612])/[.K612]" office:value-type="percentage" office:value="-0.000559015725709049" calcext:value-type="percentage">
            <text:p>-0.056%</text:p>
          </table:table-cell>
          <table:table-cell table:style-name="ce22" table:formula="of:=[.D612]-[.L612]" office:value-type="float" office:value="0.0644660157257091" calcext:value-type="float">
            <text:p>0.06446602</text:p>
          </table:table-cell>
          <table:table-cell table:style-name="ce27" table:formula="of:=ABS([.L611]-[.L612])" office:value-type="float" office:value="0.000326147966289601" calcext:value-type="float">
            <text:p>0.0003261</text:p>
          </table:table-cell>
          <table:table-cell table:style-name="ce34" table:formula="of:=IF(([.J612] &gt; [.$P$53]);(([.$M$53]+[.J612])/[.$O$53]);(([.$L$53]-[.J612])/[.$O$53]))" office:value-type="float" office:value="0.639763162851981" calcext:value-type="float">
            <text:p>0.64</text:p>
          </table:table-cell>
          <table:table-cell table:style-name="ce42" table:formula="of:=[.O612]-[.O611]" office:value-type="float" office:value="0.00727038414036441" calcext:value-type="float">
            <text:p>0.0073</text:p>
          </table:table-cell>
          <table:table-cell table:style-name="ce45" table:number-columns-repeated="2"/>
          <table:table-cell table:style-name="ce48" table:formula="of:=[.O612] - AVERAGE([.O607:.O612])" office:value-type="float" office:value="0.0228051132296725" calcext:value-type="float">
            <text:p>0.0228051132</text:p>
          </table:table-cell>
          <table:table-cell table:style-name="ce45" table:formula="of:=[.M612]-[.M611]" office:value-type="float" office:value="0.0003061679662896" calcext:value-type="float">
            <text:p>0.000</text:p>
          </table:table-cell>
          <table:table-cell table:style-name="ce45" table:formula="of:=AVERAGE([.O607:.O612])" office:value-type="float" office:value="0.616958049622309" calcext:value-type="float">
            <text:p>0.617</text:p>
          </table:table-cell>
          <table:table-cell table:style-name="ce9"/>
          <table:table-cell table:style-name="ce14" table:formula="of:=LOG([.X612])" office:value-type="float" office:value="3.12123145514962" calcext:value-type="float">
            <text:p>3.1212314551</text:p>
          </table:table-cell>
          <table:table-cell table:style-name="ce44" table:formula="of:=[.X611]+1" office:value-type="float" office:value="1322" calcext:value-type="float">
            <text:p>132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13]/[.D612]" office:value-type="percentage" office:value="-0.000211244464612634" calcext:value-type="percentage">
            <text:p>-0.0211%</text:p>
          </table:table-cell>
          <table:table-cell table:style-name="ce6" table:formula="of:=([.D613]-[.D612])" office:value-type="float" office:value="-0.0000134999999999996" calcext:value-type="float">
            <text:p>-0.00001350</text:p>
          </table:table-cell>
          <table:table-cell table:style-name="ce8" office:value-type="float" office:value="0.0638935" calcext:value-type="float">
            <text:p>0.0638935</text:p>
          </table:table-cell>
          <table:table-cell table:style-name="ce10" table:formula="of:=[.B613]-[.$S$2]" office:value-type="float" office:value="-0.000213929641083223" calcext:value-type="float">
            <text:p>-0.00021393</text:p>
          </table:table-cell>
          <table:table-cell table:style-name="ce9" table:formula="of:=SUM([.$E$3:.E613])" office:value-type="float" office:value="0.0113964094793298" calcext:value-type="float">
            <text:p>0.0113964095</text:p>
          </table:table-cell>
          <table:table-cell table:style-name="ce12" table:formula="of:=MAX([.$E$3:.E613]) - MIN([.$E$3:.E613])" office:value-type="float" office:value="0.00991855310791096" calcext:value-type="float">
            <text:p>0.009918553</text:p>
          </table:table-cell>
          <table:table-cell table:style-name="ce9" table:formula="of:=STDEV([.$E$3:.E613])" office:value-type="float" office:value="0.00132418468760516" calcext:value-type="float">
            <text:p>0.0013241847</text:p>
          </table:table-cell>
          <table:table-cell table:style-name="ce9" table:formula="of:=[.G613]/[.H613]" office:value-type="float" office:value="7.49030947174675" calcext:value-type="float">
            <text:p>7.4903094717</text:p>
          </table:table-cell>
          <table:table-cell table:style-name="ce9" table:formula="of:=SLOPE([.I598:.I613];[.W598:.W613])" office:value-type="float" office:value="-0.577576663016279" calcext:value-type="float">
            <text:p>-0.577576663</text:p>
          </table:table-cell>
          <table:table-cell table:style-name="ce17" table:formula="of:=AVERAGE([.D606:.D613])" office:value-type="float" office:value="0.06393049625" calcext:value-type="float">
            <text:p>0.063930496</text:p>
          </table:table-cell>
          <table:table-cell table:style-name="ce19" table:formula="of:=([.D613] - [.K613])/[.K613]" office:value-type="percentage" office:value="-0.000578694866614467" calcext:value-type="percentage">
            <text:p>-0.058%</text:p>
          </table:table-cell>
          <table:table-cell table:style-name="ce22" table:formula="of:=[.D613]-[.L613]" office:value-type="float" office:value="0.0644721948666145" calcext:value-type="float">
            <text:p>0.06447219</text:p>
          </table:table-cell>
          <table:table-cell table:style-name="ce27" table:formula="of:=ABS([.L612]-[.L613])" office:value-type="float" office:value="0.0000196791409054173" calcext:value-type="float">
            <text:p>0.0000197</text:p>
          </table:table-cell>
          <table:table-cell table:style-name="ce34" table:formula="of:=IF(([.J613] &gt; [.$P$53]);(([.$M$53]+[.J613])/[.$O$53]);(([.$L$53]-[.J613])/[.$O$53]))" office:value-type="float" office:value="0.644644392352271" calcext:value-type="float">
            <text:p>0.64</text:p>
          </table:table-cell>
          <table:table-cell table:style-name="ce42" table:formula="of:=[.O613]-[.O612]" office:value-type="float" office:value="0.00488122950029013" calcext:value-type="float">
            <text:p>0.0049</text:p>
          </table:table-cell>
          <table:table-cell table:style-name="ce45" table:number-columns-repeated="2"/>
          <table:table-cell table:style-name="ce48" table:formula="of:=[.O613] - AVERAGE([.O608:.O613])" office:value-type="float" office:value="0.0201162718365464" calcext:value-type="float">
            <text:p>0.0201162718</text:p>
          </table:table-cell>
          <table:table-cell table:style-name="ce45" table:formula="of:=[.M613]-[.M612]" office:value-type="float" office:value="0.00000617914090542127" calcext:value-type="float">
            <text:p>0.000</text:p>
          </table:table-cell>
          <table:table-cell table:style-name="ce45" table:formula="of:=AVERAGE([.O608:.O613])" office:value-type="float" office:value="0.624528120515725" calcext:value-type="float">
            <text:p>0.625</text:p>
          </table:table-cell>
          <table:table-cell table:style-name="ce9"/>
          <table:table-cell table:style-name="ce14" table:formula="of:=LOG([.X613])" office:value-type="float" office:value="3.1215598441875" calcext:value-type="float">
            <text:p>3.1215598442</text:p>
          </table:table-cell>
          <table:table-cell table:style-name="ce44" table:formula="of:=[.X612]+1" office:value-type="float" office:value="1323" calcext:value-type="float">
            <text:p>132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14]/[.D613]" office:value-type="percentage" office:value="-0.00211586468107096" calcext:value-type="percentage">
            <text:p>-0.2116%</text:p>
          </table:table-cell>
          <table:table-cell table:style-name="ce6" table:formula="of:=([.D614]-[.D613])" office:value-type="float" office:value="-0.000135190000000007" calcext:value-type="float">
            <text:p>-0.00013519</text:p>
          </table:table-cell>
          <table:table-cell table:style-name="ce8" office:value-type="float" office:value="0.06375831" calcext:value-type="float">
            <text:p>0.06375831</text:p>
          </table:table-cell>
          <table:table-cell table:style-name="ce10" table:formula="of:=[.B614]-[.$S$2]" office:value-type="float" office:value="-0.00211854985754155" calcext:value-type="float">
            <text:p>-0.00211855</text:p>
          </table:table-cell>
          <table:table-cell table:style-name="ce9" table:formula="of:=SUM([.$E$3:.E614])" office:value-type="float" office:value="0.00927785962178823" calcext:value-type="float">
            <text:p>0.0092778596</text:p>
          </table:table-cell>
          <table:table-cell table:style-name="ce12" table:formula="of:=MAX([.$E$3:.E614]) - MIN([.$E$3:.E614])" office:value-type="float" office:value="0.00991855310791096" calcext:value-type="float">
            <text:p>0.009918553</text:p>
          </table:table-cell>
          <table:table-cell table:style-name="ce9" table:formula="of:=STDEV([.$E$3:.E614])" office:value-type="float" office:value="0.0013259180629452" calcext:value-type="float">
            <text:p>0.0013259181</text:p>
          </table:table-cell>
          <table:table-cell table:style-name="ce9" table:formula="of:=[.G614]/[.H614]" office:value-type="float" office:value="7.48051737516824" calcext:value-type="float">
            <text:p>7.4805173752</text:p>
          </table:table-cell>
          <table:table-cell table:style-name="ce9" table:formula="of:=SLOPE([.I599:.I614];[.W599:.W614])" office:value-type="float" office:value="-1.81056523665414" calcext:value-type="float">
            <text:p>-1.8105652367</text:p>
          </table:table-cell>
          <table:table-cell table:style-name="ce17" table:formula="of:=AVERAGE([.D607:.D614])" office:value-type="float" office:value="0.063900285" calcext:value-type="float">
            <text:p>0.063900285</text:p>
          </table:table-cell>
          <table:table-cell table:style-name="ce19" table:formula="of:=([.D614] - [.K614])/[.K614]" office:value-type="percentage" office:value="-0.00222182107638491" calcext:value-type="percentage">
            <text:p>-0.222%</text:p>
          </table:table-cell>
          <table:table-cell table:style-name="ce22" table:formula="of:=[.D614]-[.L614]" office:value-type="float" office:value="0.0659801310763849" calcext:value-type="float">
            <text:p>0.06598013</text:p>
          </table:table-cell>
          <table:table-cell table:style-name="ce27" table:formula="of:=ABS([.L613]-[.L614])" office:value-type="float" office:value="0.00164312620977044" calcext:value-type="float">
            <text:p>0.0016431</text:p>
          </table:table-cell>
          <table:table-cell table:style-name="ce34" table:formula="of:=IF(([.J614] &gt; [.$P$53]);(([.$M$53]+[.J614])/[.$O$53]);(([.$L$53]-[.J614])/[.$O$53]))" office:value-type="float" office:value="0.651284728679026" calcext:value-type="float">
            <text:p>0.65</text:p>
          </table:table-cell>
          <table:table-cell table:style-name="ce42" table:formula="of:=[.O614]-[.O613]" office:value-type="float" office:value="0.00664033632675476" calcext:value-type="float">
            <text:p>0.0066</text:p>
          </table:table-cell>
          <table:table-cell table:style-name="ce45" table:number-columns-repeated="2"/>
          <table:table-cell table:style-name="ce48" table:formula="of:=[.O614] - AVERAGE([.O609:.O614])" office:value-type="float" office:value="0.0184555732550217" calcext:value-type="float">
            <text:p>0.0184555733</text:p>
          </table:table-cell>
          <table:table-cell table:style-name="ce45" table:formula="of:=[.M614]-[.M613]" office:value-type="float" office:value="0.00150793620977044" calcext:value-type="float">
            <text:p>0.002</text:p>
          </table:table-cell>
          <table:table-cell table:style-name="ce45" table:formula="of:=AVERAGE([.O609:.O614])" office:value-type="float" office:value="0.632829155424005" calcext:value-type="float">
            <text:p>0.633</text:p>
          </table:table-cell>
          <table:table-cell table:style-name="ce9"/>
          <table:table-cell table:style-name="ce14" table:formula="of:=LOG([.X614])" office:value-type="float" office:value="3.12188798510368" calcext:value-type="float">
            <text:p>3.1218879851</text:p>
          </table:table-cell>
          <table:table-cell table:style-name="ce44" table:formula="of:=[.X613]+1" office:value-type="float" office:value="1324" calcext:value-type="float">
            <text:p>132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15]/[.D614]" office:value-type="percentage" office:value="0.0019870351017773" calcext:value-type="percentage">
            <text:p>0.1987%</text:p>
          </table:table-cell>
          <table:table-cell table:style-name="ce6" table:formula="of:=([.D615]-[.D614])" office:value-type="float" office:value="0.000126689999999999" calcext:value-type="float">
            <text:p>0.00012669</text:p>
          </table:table-cell>
          <table:table-cell table:style-name="ce8" office:value-type="float" office:value="0.063885" calcext:value-type="float">
            <text:p>0.063885</text:p>
          </table:table-cell>
          <table:table-cell table:style-name="ce10" table:formula="of:=[.B615]-[.$S$2]" office:value-type="float" office:value="0.00198434992530671" calcext:value-type="float">
            <text:p>0.00198435</text:p>
          </table:table-cell>
          <table:table-cell table:style-name="ce9" table:formula="of:=SUM([.$E$3:.E615])" office:value-type="float" office:value="0.0112622095470949" calcext:value-type="float">
            <text:p>0.0112622095</text:p>
          </table:table-cell>
          <table:table-cell table:style-name="ce12" table:formula="of:=MAX([.$E$3:.E615]) - MIN([.$E$3:.E615])" office:value-type="float" office:value="0.00991855310791096" calcext:value-type="float">
            <text:p>0.009918553</text:p>
          </table:table-cell>
          <table:table-cell table:style-name="ce9" table:formula="of:=STDEV([.$E$3:.E615])" office:value-type="float" office:value="0.00132721959555502" calcext:value-type="float">
            <text:p>0.0013272196</text:p>
          </table:table-cell>
          <table:table-cell table:style-name="ce9" table:formula="of:=[.G615]/[.H615]" office:value-type="float" office:value="7.47318163560054" calcext:value-type="float">
            <text:p>7.4731816356</text:p>
          </table:table-cell>
          <table:table-cell table:style-name="ce9" table:formula="of:=SLOPE([.I600:.I615];[.W600:.W615])" office:value-type="float" office:value="-2.99646595373542" calcext:value-type="float">
            <text:p>-2.9964659537</text:p>
          </table:table-cell>
          <table:table-cell table:style-name="ce17" table:formula="of:=AVERAGE([.D608:.D615])" office:value-type="float" office:value="0.063889035" calcext:value-type="float">
            <text:p>0.063889035</text:p>
          </table:table-cell>
          <table:table-cell table:style-name="ce19" table:formula="of:=([.D615] - [.K615])/[.K615]" office:value-type="percentage" office:value="-0.000063156377303233" calcext:value-type="percentage">
            <text:p>-0.006%</text:p>
          </table:table-cell>
          <table:table-cell table:style-name="ce22" table:formula="of:=[.D615]-[.L615]" office:value-type="float" office:value="0.0639481563773032" calcext:value-type="float">
            <text:p>0.06394816</text:p>
          </table:table-cell>
          <table:table-cell table:style-name="ce27" table:formula="of:=ABS([.L614]-[.L615])" office:value-type="float" office:value="0.00215866469908168" calcext:value-type="float">
            <text:p>0.0021587</text:p>
          </table:table-cell>
          <table:table-cell table:style-name="ce34" table:formula="of:=IF(([.J615] &gt; [.$P$53]);(([.$M$53]+[.J615])/[.$O$53]);(([.$L$53]-[.J615])/[.$O$53]))" office:value-type="float" office:value="0.657671470437975" calcext:value-type="float">
            <text:p>0.66</text:p>
          </table:table-cell>
          <table:table-cell table:style-name="ce42" table:formula="of:=[.O615]-[.O614]" office:value-type="float" office:value="0.00638674175894838" calcext:value-type="float">
            <text:p>0.0064</text:p>
          </table:table-cell>
          <table:table-cell table:style-name="ce45" table:number-columns-repeated="2"/>
          <table:table-cell table:style-name="ce48" table:formula="of:=[.O615] - AVERAGE([.O610:.O615])" office:value-type="float" office:value="0.0164620504056978" calcext:value-type="float">
            <text:p>0.0164620504</text:p>
          </table:table-cell>
          <table:table-cell table:style-name="ce45" table:formula="of:=[.M615]-[.M614]" office:value-type="float" office:value="-0.00203197469908167" calcext:value-type="float">
            <text:p>-0.002</text:p>
          </table:table-cell>
          <table:table-cell table:style-name="ce45" table:formula="of:=AVERAGE([.O610:.O615])" office:value-type="float" office:value="0.641209420032277" calcext:value-type="float">
            <text:p>0.641</text:p>
          </table:table-cell>
          <table:table-cell table:style-name="ce9"/>
          <table:table-cell table:style-name="ce14" table:formula="of:=LOG([.X615])" office:value-type="float" office:value="3.12221587827283" calcext:value-type="float">
            <text:p>3.1222158783</text:p>
          </table:table-cell>
          <table:table-cell table:style-name="ce44" table:formula="of:=[.X614]+1" office:value-type="float" office:value="1325" calcext:value-type="float">
            <text:p>132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16]/[.D615]" office:value-type="percentage" office:value="-0.000203647178523814" calcext:value-type="percentage">
            <text:p>-0.0204%</text:p>
          </table:table-cell>
          <table:table-cell table:style-name="ce6" table:formula="of:=([.D616]-[.D615])" office:value-type="float" office:value="-0.0000130099999999939" calcext:value-type="float">
            <text:p>-0.00001301</text:p>
          </table:table-cell>
          <table:table-cell table:style-name="ce8" office:value-type="float" office:value="0.06387199" calcext:value-type="float">
            <text:p>0.06387199</text:p>
          </table:table-cell>
          <table:table-cell table:style-name="ce10" table:formula="of:=[.B616]-[.$S$2]" office:value-type="float" office:value="-0.000206332354994402" calcext:value-type="float">
            <text:p>-0.00020633</text:p>
          </table:table-cell>
          <table:table-cell table:style-name="ce9" table:formula="of:=SUM([.$E$3:.E616])" office:value-type="float" office:value="0.0110558771921005" calcext:value-type="float">
            <text:p>0.0110558772</text:p>
          </table:table-cell>
          <table:table-cell table:style-name="ce12" table:formula="of:=MAX([.$E$3:.E616]) - MIN([.$E$3:.E616])" office:value-type="float" office:value="0.00991855310791096" calcext:value-type="float">
            <text:p>0.009918553</text:p>
          </table:table-cell>
          <table:table-cell table:style-name="ce9" table:formula="of:=STDEV([.$E$3:.E616])" office:value-type="float" office:value="0.00132616759789406" calcext:value-type="float">
            <text:p>0.0013261676</text:p>
          </table:table-cell>
          <table:table-cell table:style-name="ce9" table:formula="of:=[.G616]/[.H616]" office:value-type="float" office:value="7.47910982266608" calcext:value-type="float">
            <text:p>7.4791098227</text:p>
          </table:table-cell>
          <table:table-cell table:style-name="ce9" table:formula="of:=SLOPE([.I601:.I616];[.W601:.W616])" office:value-type="float" office:value="-3.51799103886341" calcext:value-type="float">
            <text:p>-3.5179910389</text:p>
          </table:table-cell>
          <table:table-cell table:style-name="ce17" table:formula="of:=AVERAGE([.D609:.D616])" office:value-type="float" office:value="0.06388053375" calcext:value-type="float">
            <text:p>0.063880534</text:p>
          </table:table-cell>
          <table:table-cell table:style-name="ce19" table:formula="of:=([.D616] - [.K616])/[.K616]" office:value-type="percentage" office:value="-0.00013374575161549" calcext:value-type="percentage">
            <text:p>-0.013%</text:p>
          </table:table-cell>
          <table:table-cell table:style-name="ce22" table:formula="of:=[.D616]-[.L616]" office:value-type="float" office:value="0.0640057357516155" calcext:value-type="float">
            <text:p>0.06400574</text:p>
          </table:table-cell>
          <table:table-cell table:style-name="ce27" table:formula="of:=ABS([.L615]-[.L616])" office:value-type="float" office:value="0.0000705893743122568" calcext:value-type="float">
            <text:p>0.0000706</text:p>
          </table:table-cell>
          <table:table-cell table:style-name="ce34" table:formula="of:=IF(([.J616] &gt; [.$P$53]);(([.$M$53]+[.J616])/[.$O$53]);(([.$L$53]-[.J616])/[.$O$53]))" office:value-type="float" office:value="0.66048017608386" calcext:value-type="float">
            <text:p>0.66</text:p>
          </table:table-cell>
          <table:table-cell table:style-name="ce42" table:formula="of:=[.O616]-[.O615]" office:value-type="float" office:value="0.00280870564588576" calcext:value-type="float">
            <text:p>0.0028</text:p>
          </table:table-cell>
          <table:table-cell table:style-name="ce45" table:number-columns-repeated="2"/>
          <table:table-cell table:style-name="ce48" table:formula="of:=[.O616] - AVERAGE([.O611:.O616])" office:value-type="float" office:value="0.0127573912310719" calcext:value-type="float">
            <text:p>0.0127573912</text:p>
          </table:table-cell>
          <table:table-cell table:style-name="ce45" table:formula="of:=[.M616]-[.M615]" office:value-type="float" office:value="0.0000575793743122638" calcext:value-type="float">
            <text:p>0.000</text:p>
          </table:table-cell>
          <table:table-cell table:style-name="ce45" table:formula="of:=AVERAGE([.O611:.O616])" office:value-type="float" office:value="0.647722784852788" calcext:value-type="float">
            <text:p>0.648</text:p>
          </table:table-cell>
          <table:table-cell table:style-name="ce9"/>
          <table:table-cell table:style-name="ce14" table:formula="of:=LOG([.X616])" office:value-type="float" office:value="3.12254352406875" calcext:value-type="float">
            <text:p>3.1225435241</text:p>
          </table:table-cell>
          <table:table-cell table:style-name="ce44" table:formula="of:=[.X615]+1" office:value-type="float" office:value="1326" calcext:value-type="float">
            <text:p>132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17]/[.D616]" office:value-type="percentage" office:value="0.0000314691933036177" calcext:value-type="percentage">
            <text:p>0.0031%</text:p>
          </table:table-cell>
          <table:table-cell table:style-name="ce6" table:formula="of:=([.D617]-[.D616])" office:value-type="float" office:value="0.00000200999999999674" calcext:value-type="float">
            <text:p>0.00000201</text:p>
          </table:table-cell>
          <table:table-cell table:style-name="ce8" office:value-type="float" office:value="0.063874" calcext:value-type="float">
            <text:p>0.063874</text:p>
          </table:table-cell>
          <table:table-cell table:style-name="ce10" table:formula="of:=[.B617]-[.$S$2]" office:value-type="float" office:value="0.0000287840168330295" calcext:value-type="float">
            <text:p>0.00002878</text:p>
          </table:table-cell>
          <table:table-cell table:style-name="ce9" table:formula="of:=SUM([.$E$3:.E617])" office:value-type="float" office:value="0.0110846612089336" calcext:value-type="float">
            <text:p>0.0110846612</text:p>
          </table:table-cell>
          <table:table-cell table:style-name="ce12" table:formula="of:=MAX([.$E$3:.E617]) - MIN([.$E$3:.E617])" office:value-type="float" office:value="0.00991855310791096" calcext:value-type="float">
            <text:p>0.009918553</text:p>
          </table:table-cell>
          <table:table-cell table:style-name="ce9" table:formula="of:=STDEV([.$E$3:.E617])" office:value-type="float" office:value="0.00132508728804893" calcext:value-type="float">
            <text:p>0.0013250873</text:p>
          </table:table-cell>
          <table:table-cell table:style-name="ce9" table:formula="of:=[.G617]/[.H617]" office:value-type="float" office:value="7.48520735001173" calcext:value-type="float">
            <text:p>7.48520735</text:p>
          </table:table-cell>
          <table:table-cell table:style-name="ce9" table:formula="of:=SLOPE([.I602:.I617];[.W602:.W617])" office:value-type="float" office:value="-4.32402627838523" calcext:value-type="float">
            <text:p>-4.3240262784</text:p>
          </table:table-cell>
          <table:table-cell table:style-name="ce17" table:formula="of:=AVERAGE([.D610:.D617])" office:value-type="float" office:value="0.063889095" calcext:value-type="float">
            <text:p>0.063889095</text:p>
          </table:table-cell>
          <table:table-cell table:style-name="ce19" table:formula="of:=([.D617] - [.K617])/[.K617]" office:value-type="percentage" office:value="-0.000236268802993791" calcext:value-type="percentage">
            <text:p>-0.024%</text:p>
          </table:table-cell>
          <table:table-cell table:style-name="ce22" table:formula="of:=[.D617]-[.L617]" office:value-type="float" office:value="0.0641102688029938" calcext:value-type="float">
            <text:p>0.06411027</text:p>
          </table:table-cell>
          <table:table-cell table:style-name="ce27" table:formula="of:=ABS([.L616]-[.L617])" office:value-type="float" office:value="0.000102523051378302" calcext:value-type="float">
            <text:p>0.0001025</text:p>
          </table:table-cell>
          <table:table-cell table:style-name="ce34" table:formula="of:=IF(([.J617] &gt; [.$P$53]);(([.$M$53]+[.J617])/[.$O$53]);(([.$L$53]-[.J617])/[.$O$53]))" office:value-type="float" office:value="0.664821128786974" calcext:value-type="float">
            <text:p>0.66</text:p>
          </table:table-cell>
          <table:table-cell table:style-name="ce42" table:formula="of:=[.O617]-[.O616]" office:value-type="float" office:value="0.00434095270311341" calcext:value-type="float">
            <text:p>0.0043</text:p>
          </table:table-cell>
          <table:table-cell table:style-name="ce45" table:number-columns-repeated="2"/>
          <table:table-cell table:style-name="ce48" table:formula="of:=[.O617] - AVERAGE([.O612:.O617])" office:value-type="float" office:value="0.0117102855882925" calcext:value-type="float">
            <text:p>0.0117102856</text:p>
          </table:table-cell>
          <table:table-cell table:style-name="ce45" table:formula="of:=[.M617]-[.M616]" office:value-type="float" office:value="0.000104533051378294" calcext:value-type="float">
            <text:p>0.000</text:p>
          </table:table-cell>
          <table:table-cell table:style-name="ce45" table:formula="of:=AVERAGE([.O612:.O617])" office:value-type="float" office:value="0.653110843198681" calcext:value-type="float">
            <text:p>0.653</text:p>
          </table:table-cell>
          <table:table-cell table:style-name="ce9"/>
          <table:table-cell table:style-name="ce14" table:formula="of:=LOG([.X617])" office:value-type="float" office:value="3.12287092286443" calcext:value-type="float">
            <text:p>3.1228709229</text:p>
          </table:table-cell>
          <table:table-cell table:style-name="ce44" table:formula="of:=[.X616]+1" office:value-type="float" office:value="1327" calcext:value-type="float">
            <text:p>132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18]/[.D617]" office:value-type="percentage" office:value="0.0000313116448007327" calcext:value-type="percentage">
            <text:p>0.0031%</text:p>
          </table:table-cell>
          <table:table-cell table:style-name="ce6" table:formula="of:=([.D618]-[.D617])" office:value-type="float" office:value="0.000002000000000002" calcext:value-type="float">
            <text:p>0.00000200</text:p>
          </table:table-cell>
          <table:table-cell table:style-name="ce8" office:value-type="float" office:value="0.063876" calcext:value-type="float">
            <text:p>0.063876</text:p>
          </table:table-cell>
          <table:table-cell table:style-name="ce10" table:formula="of:=[.B618]-[.$S$2]" office:value-type="float" office:value="0.0000286264683301445" calcext:value-type="float">
            <text:p>0.00002863</text:p>
          </table:table-cell>
          <table:table-cell table:style-name="ce9" table:formula="of:=SUM([.$E$3:.E618])" office:value-type="float" office:value="0.0111132876772637" calcext:value-type="float">
            <text:p>0.0111132877</text:p>
          </table:table-cell>
          <table:table-cell table:style-name="ce12" table:formula="of:=MAX([.$E$3:.E618]) - MIN([.$E$3:.E618])" office:value-type="float" office:value="0.00991855310791096" calcext:value-type="float">
            <text:p>0.009918553</text:p>
          </table:table-cell>
          <table:table-cell table:style-name="ce9" table:formula="of:=STDEV([.$E$3:.E618])" office:value-type="float" office:value="0.00132400961194154" calcext:value-type="float">
            <text:p>0.0013240096</text:p>
          </table:table-cell>
          <table:table-cell table:style-name="ce9" table:formula="of:=[.G618]/[.H618]" office:value-type="float" office:value="7.49129992596225" calcext:value-type="float">
            <text:p>7.491299926</text:p>
          </table:table-cell>
          <table:table-cell table:style-name="ce9" table:formula="of:=SLOPE([.I603:.I618];[.W603:.W618])" office:value-type="float" office:value="-4.26671154899243" calcext:value-type="float">
            <text:p>-4.266711549</text:p>
          </table:table-cell>
          <table:table-cell table:style-name="ce17" table:formula="of:=AVERAGE([.D611:.D618])" office:value-type="float" office:value="0.0638740975" calcext:value-type="float">
            <text:p>0.063874098</text:p>
          </table:table-cell>
          <table:table-cell table:style-name="ce19" table:formula="of:=([.D618] - [.K618])/[.K618]" office:value-type="percentage" office:value="0.0000297851566512984" calcext:value-type="percentage">
            <text:p>0.003%</text:p>
          </table:table-cell>
          <table:table-cell table:style-name="ce22" table:formula="of:=[.D618]-[.L618]" office:value-type="float" office:value="0.0638462148433487" calcext:value-type="float">
            <text:p>0.06384621</text:p>
          </table:table-cell>
          <table:table-cell table:style-name="ce27" table:formula="of:=ABS([.L617]-[.L618])" office:value-type="float" office:value="0.00026605395964509" calcext:value-type="float">
            <text:p>0.0002661</text:p>
          </table:table-cell>
          <table:table-cell table:style-name="ce34" table:formula="of:=IF(([.J618] &gt; [.$P$53]);(([.$M$53]+[.J618])/[.$O$53]);(([.$L$53]-[.J618])/[.$O$53]))" office:value-type="float" office:value="0.664512456762121" calcext:value-type="float">
            <text:p>0.66</text:p>
          </table:table-cell>
          <table:table-cell table:style-name="ce42" table:formula="of:=[.O618]-[.O617]" office:value-type="float" office:value="-0.000308672024852741" calcext:value-type="float">
            <text:p>-0.0003</text:p>
          </table:table-cell>
          <table:table-cell table:style-name="ce45" table:number-columns-repeated="2"/>
          <table:table-cell table:style-name="ce48" table:formula="of:=[.O618] - AVERAGE([.O613:.O618])" office:value-type="float" office:value="0.0072767312450831" calcext:value-type="float">
            <text:p>0.0072767312</text:p>
          </table:table-cell>
          <table:table-cell table:style-name="ce45" table:formula="of:=[.M618]-[.M617]" office:value-type="float" office:value="-0.000264053959645086" calcext:value-type="float">
            <text:p>0.000</text:p>
          </table:table-cell>
          <table:table-cell table:style-name="ce45" table:formula="of:=AVERAGE([.O613:.O618])" office:value-type="float" office:value="0.657235725517038" calcext:value-type="float">
            <text:p>0.657</text:p>
          </table:table-cell>
          <table:table-cell table:style-name="ce9"/>
          <table:table-cell table:style-name="ce14" table:formula="of:=LOG([.X618])" office:value-type="float" office:value="3.123198075032" calcext:value-type="float">
            <text:p>3.123198075</text:p>
          </table:table-cell>
          <table:table-cell table:style-name="ce44" table:formula="of:=[.X617]+1" office:value-type="float" office:value="1328" calcext:value-type="float">
            <text:p>132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19]/[.D618]" office:value-type="percentage" office:value="0.000211190431461032" calcext:value-type="percentage">
            <text:p>0.0211%</text:p>
          </table:table-cell>
          <table:table-cell table:style-name="ce6" table:formula="of:=([.D619]-[.D618])" office:value-type="float" office:value="0.0000134900000000049" calcext:value-type="float">
            <text:p>0.00001349</text:p>
          </table:table-cell>
          <table:table-cell table:style-name="ce8" office:value-type="float" office:value="0.06388949" calcext:value-type="float">
            <text:p>0.06388949</text:p>
          </table:table-cell>
          <table:table-cell table:style-name="ce10" table:formula="of:=[.B619]-[.$S$2]" office:value-type="float" office:value="0.000208505254990444" calcext:value-type="float">
            <text:p>0.00020851</text:p>
          </table:table-cell>
          <table:table-cell table:style-name="ce9" table:formula="of:=SUM([.$E$3:.E619])" office:value-type="float" office:value="0.0113217929322542" calcext:value-type="float">
            <text:p>0.0113217929</text:p>
          </table:table-cell>
          <table:table-cell table:style-name="ce12" table:formula="of:=MAX([.$E$3:.E619]) - MIN([.$E$3:.E619])" office:value-type="float" office:value="0.00991855310791096" calcext:value-type="float">
            <text:p>0.009918553</text:p>
          </table:table-cell>
          <table:table-cell table:style-name="ce9" table:formula="of:=STDEV([.$E$3:.E619])" office:value-type="float" office:value="0.00132295671361288" calcext:value-type="float">
            <text:p>0.0013229567</text:p>
          </table:table-cell>
          <table:table-cell table:style-name="ce9" table:formula="of:=[.G619]/[.H619]" office:value-type="float" office:value="7.49726200853861" calcext:value-type="float">
            <text:p>7.4972620085</text:p>
          </table:table-cell>
          <table:table-cell table:style-name="ce9" table:formula="of:=SLOPE([.I604:.I619];[.W604:.W619])" office:value-type="float" office:value="-3.34931354399949" calcext:value-type="float">
            <text:p>-3.349313544</text:p>
          </table:table-cell>
          <table:table-cell table:style-name="ce17" table:formula="of:=AVERAGE([.D612:.D619])" office:value-type="float" office:value="0.06386941125" calcext:value-type="float">
            <text:p>0.063869411</text:p>
          </table:table-cell>
          <table:table-cell table:style-name="ce19" table:formula="of:=([.D619] - [.K619])/[.K619]" office:value-type="percentage" office:value="0.000314371928706533" calcext:value-type="percentage">
            <text:p>0.031%</text:p>
          </table:table-cell>
          <table:table-cell table:style-name="ce22" table:formula="of:=[.D619]-[.L619]" office:value-type="float" office:value="0.0635751180712935" calcext:value-type="float">
            <text:p>0.06357512</text:p>
          </table:table-cell>
          <table:table-cell table:style-name="ce27" table:formula="of:=ABS([.L618]-[.L619])" office:value-type="float" office:value="0.000284586772055235" calcext:value-type="float">
            <text:p>0.0002846</text:p>
          </table:table-cell>
          <table:table-cell table:style-name="ce34" table:formula="of:=IF(([.J619] &gt; [.$P$53]);(([.$M$53]+[.J619])/[.$O$53]);(([.$L$53]-[.J619])/[.$O$53]))" office:value-type="float" office:value="0.659571752988465" calcext:value-type="float">
            <text:p>0.66</text:p>
          </table:table-cell>
          <table:table-cell table:style-name="ce42" table:formula="of:=[.O619]-[.O618]" office:value-type="float" office:value="-0.00494070377365574" calcext:value-type="float">
            <text:p>-0.0049</text:p>
          </table:table-cell>
          <table:table-cell table:style-name="ce45" table:number-columns-repeated="2"/>
          <table:table-cell table:style-name="ce48" table:formula="of:=[.O619] - AVERAGE([.O614:.O619])" office:value-type="float" office:value="-0.000151865967938258" calcext:value-type="float">
            <text:p>-0.0001518660</text:p>
          </table:table-cell>
          <table:table-cell table:style-name="ce45" table:formula="of:=[.M619]-[.M618]" office:value-type="float" office:value="-0.000271096772055238" calcext:value-type="float">
            <text:p>0.000</text:p>
          </table:table-cell>
          <table:table-cell table:style-name="ce45" table:formula="of:=AVERAGE([.O614:.O619])" office:value-type="float" office:value="0.659723618956404" calcext:value-type="float">
            <text:p>0.660</text:p>
          </table:table-cell>
          <table:table-cell table:style-name="ce9"/>
          <table:table-cell table:style-name="ce14" table:formula="of:=LOG([.X619])" office:value-type="float" office:value="3.12352498094273" calcext:value-type="float">
            <text:p>3.1235249809</text:p>
          </table:table-cell>
          <table:table-cell table:style-name="ce44" table:formula="of:=[.X618]+1" office:value-type="float" office:value="1329" calcext:value-type="float">
            <text:p>132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20]/[.D619]" office:value-type="percentage" office:value="-0.00132729185974109" calcext:value-type="percentage">
            <text:p>-0.1327%</text:p>
          </table:table-cell>
          <table:table-cell table:style-name="ce6" table:formula="of:=([.D620]-[.D619])" office:value-type="float" office:value="-0.0000848000000000099" calcext:value-type="float">
            <text:p>-0.00008480</text:p>
          </table:table-cell>
          <table:table-cell table:style-name="ce8" office:value-type="float" office:value="0.06380469" calcext:value-type="float">
            <text:p>0.06380469</text:p>
          </table:table-cell>
          <table:table-cell table:style-name="ce10" table:formula="of:=[.B620]-[.$S$2]" office:value-type="float" office:value="-0.00132997703621168" calcext:value-type="float">
            <text:p>-0.00132998</text:p>
          </table:table-cell>
          <table:table-cell table:style-name="ce9" table:formula="of:=SUM([.$E$3:.E620])" office:value-type="float" office:value="0.00999181589604248" calcext:value-type="float">
            <text:p>0.0099918159</text:p>
          </table:table-cell>
          <table:table-cell table:style-name="ce12" table:formula="of:=MAX([.$E$3:.E620]) - MIN([.$E$3:.E620])" office:value-type="float" office:value="0.00991855310791096" calcext:value-type="float">
            <text:p>0.009918553</text:p>
          </table:table-cell>
          <table:table-cell table:style-name="ce9" table:formula="of:=STDEV([.$E$3:.E620])" office:value-type="float" office:value="0.00132299642375836" calcext:value-type="float">
            <text:p>0.0013229964</text:p>
          </table:table-cell>
          <table:table-cell table:style-name="ce9" table:formula="of:=[.G620]/[.H620]" office:value-type="float" office:value="7.49703697590839" calcext:value-type="float">
            <text:p>7.4970369759</text:p>
          </table:table-cell>
          <table:table-cell table:style-name="ce9" table:formula="of:=SLOPE([.I605:.I620];[.W605:.W620])" office:value-type="float" office:value="-2.53320927847943" calcext:value-type="float">
            <text:p>-2.5332092785</text:p>
          </table:table-cell>
          <table:table-cell table:style-name="ce17" table:formula="of:=AVERAGE([.D613:.D620])" office:value-type="float" office:value="0.0638566225" calcext:value-type="float">
            <text:p>0.063856623</text:p>
          </table:table-cell>
          <table:table-cell table:style-name="ce19" table:formula="of:=([.D620] - [.K620])/[.K620]" office:value-type="percentage" office:value="-0.000813267253525729" calcext:value-type="percentage">
            <text:p>-0.081%</text:p>
          </table:table-cell>
          <table:table-cell table:style-name="ce22" table:formula="of:=[.D620]-[.L620]" office:value-type="float" office:value="0.0646179572535257" calcext:value-type="float">
            <text:p>0.06461796</text:p>
          </table:table-cell>
          <table:table-cell table:style-name="ce27" table:formula="of:=ABS([.L619]-[.L620])" office:value-type="float" office:value="0.00112763918223226" calcext:value-type="float">
            <text:p>0.0011276</text:p>
          </table:table-cell>
          <table:table-cell table:style-name="ce34" table:formula="of:=IF(([.J620] &gt; [.$P$53]);(([.$M$53]+[.J620])/[.$O$53]);(([.$L$53]-[.J620])/[.$O$53]))" office:value-type="float" office:value="0.655176572922227" calcext:value-type="float">
            <text:p>0.66</text:p>
          </table:table-cell>
          <table:table-cell table:style-name="ce42" table:formula="of:=[.O620]-[.O619]" office:value-type="float" office:value="-0.00439518006623785" calcext:value-type="float">
            <text:p>-0.0044</text:p>
          </table:table-cell>
          <table:table-cell table:style-name="ce45" table:number-columns-repeated="2"/>
          <table:table-cell table:style-name="ce48" table:formula="of:=[.O620] - AVERAGE([.O615:.O620])" office:value-type="float" office:value="-0.00519568674137627" calcext:value-type="float">
            <text:p>-0.0051956867</text:p>
          </table:table-cell>
          <table:table-cell table:style-name="ce45" table:formula="of:=[.M620]-[.M619]" office:value-type="float" office:value="0.00104283918223226" calcext:value-type="float">
            <text:p>0.001</text:p>
          </table:table-cell>
          <table:table-cell table:style-name="ce45" table:formula="of:=AVERAGE([.O615:.O620])" office:value-type="float" office:value="0.660372259663604" calcext:value-type="float">
            <text:p>0.660</text:p>
          </table:table-cell>
          <table:table-cell table:style-name="ce9"/>
          <table:table-cell table:style-name="ce14" table:formula="of:=LOG([.X620])" office:value-type="float" office:value="3.12385164096709" calcext:value-type="float">
            <text:p>3.123851641</text:p>
          </table:table-cell>
          <table:table-cell table:style-name="ce44" table:formula="of:=[.X619]+1" office:value-type="float" office:value="1330" calcext:value-type="float">
            <text:p>133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21]/[.D620]" office:value-type="percentage" office:value="0.00110493444917609" calcext:value-type="percentage">
            <text:p>0.1105%</text:p>
          </table:table-cell>
          <table:table-cell table:style-name="ce6" table:formula="of:=([.D621]-[.D620])" office:value-type="float" office:value="0.0000705000000000011" calcext:value-type="float">
            <text:p>0.00007050</text:p>
          </table:table-cell>
          <table:table-cell table:style-name="ce8" office:value-type="float" office:value="0.06387519" calcext:value-type="float">
            <text:p>0.06387519</text:p>
          </table:table-cell>
          <table:table-cell table:style-name="ce10" table:formula="of:=[.B621]-[.$S$2]" office:value-type="float" office:value="0.0011022492727055" calcext:value-type="float">
            <text:p>0.00110225</text:p>
          </table:table-cell>
          <table:table-cell table:style-name="ce9" table:formula="of:=SUM([.$E$3:.E621])" office:value-type="float" office:value="0.011094065168748" calcext:value-type="float">
            <text:p>0.0110940652</text:p>
          </table:table-cell>
          <table:table-cell table:style-name="ce12" table:formula="of:=MAX([.$E$3:.E621]) - MIN([.$E$3:.E621])" office:value-type="float" office:value="0.00991855310791096" calcext:value-type="float">
            <text:p>0.009918553</text:p>
          </table:table-cell>
          <table:table-cell table:style-name="ce9" table:formula="of:=STDEV([.$E$3:.E621])" office:value-type="float" office:value="0.00132264617905433" calcext:value-type="float">
            <text:p>0.0013226462</text:p>
          </table:table-cell>
          <table:table-cell table:style-name="ce9" table:formula="of:=[.G621]/[.H621]" office:value-type="float" office:value="7.49902223662158" calcext:value-type="float">
            <text:p>7.4990222366</text:p>
          </table:table-cell>
          <table:table-cell table:style-name="ce9" table:formula="of:=SLOPE([.I606:.I621];[.W606:.W621])" office:value-type="float" office:value="-1.66149404109984" calcext:value-type="float">
            <text:p>-1.6614940411</text:p>
          </table:table-cell>
          <table:table-cell table:style-name="ce17" table:formula="of:=AVERAGE([.D614:.D621])" office:value-type="float" office:value="0.06385433375" calcext:value-type="float">
            <text:p>0.063854334</text:p>
          </table:table-cell>
          <table:table-cell table:style-name="ce19" table:formula="of:=([.D621] - [.K621])/[.K621]" office:value-type="percentage" office:value="0.000326622310110729" calcext:value-type="percentage">
            <text:p>0.033%</text:p>
          </table:table-cell>
          <table:table-cell table:style-name="ce22" table:formula="of:=[.D621]-[.L621]" office:value-type="float" office:value="0.0635485676898893" calcext:value-type="float">
            <text:p>0.06354857</text:p>
          </table:table-cell>
          <table:table-cell table:style-name="ce27" table:formula="of:=ABS([.L620]-[.L621])" office:value-type="float" office:value="0.00113988956363646" calcext:value-type="float">
            <text:p>0.0011399</text:p>
          </table:table-cell>
          <table:table-cell table:style-name="ce34" table:formula="of:=IF(([.J621] &gt; [.$P$53]);(([.$M$53]+[.J621])/[.$O$53]);(([.$L$53]-[.J621])/[.$O$53]))" office:value-type="float" office:value="0.650481896522852" calcext:value-type="float">
            <text:p>0.65</text:p>
          </table:table-cell>
          <table:table-cell table:style-name="ce42" table:formula="of:=[.O621]-[.O620]" office:value-type="float" office:value="-0.00469467639937549" calcext:value-type="float">
            <text:p>-0.0047</text:p>
          </table:table-cell>
          <table:table-cell table:style-name="ce45" table:number-columns-repeated="2"/>
          <table:table-cell table:style-name="ce48" table:formula="of:=[.O621] - AVERAGE([.O616:.O621])" office:value-type="float" office:value="-0.0086921008215648" calcext:value-type="float">
            <text:p>-0.0086921008</text:p>
          </table:table-cell>
          <table:table-cell table:style-name="ce45" table:formula="of:=[.M621]-[.M620]" office:value-type="float" office:value="-0.00106938956363646" calcext:value-type="float">
            <text:p>-0.001</text:p>
          </table:table-cell>
          <table:table-cell table:style-name="ce45" table:formula="of:=AVERAGE([.O616:.O621])" office:value-type="float" office:value="0.659173997344417" calcext:value-type="float">
            <text:p>0.659</text:p>
          </table:table-cell>
          <table:table-cell table:style-name="ce9"/>
          <table:table-cell table:style-name="ce14" table:formula="of:=LOG([.X621])" office:value-type="float" office:value="3.12417805547468" calcext:value-type="float">
            <text:p>3.1241780555</text:p>
          </table:table-cell>
          <table:table-cell table:style-name="ce44" table:formula="of:=[.X620]+1" office:value-type="float" office:value="1331" calcext:value-type="float">
            <text:p>133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22]/[.D621]" office:value-type="percentage" office:value="-0.00000297455083886462" calcext:value-type="percentage">
            <text:p>-0.0003%</text:p>
          </table:table-cell>
          <table:table-cell table:style-name="ce6" table:formula="of:=([.D622]-[.D621])" office:value-type="float" office:value="-0.000000189999999997137" calcext:value-type="float">
            <text:p>-0.00000019</text:p>
          </table:table-cell>
          <table:table-cell table:style-name="ce8" office:value-type="float" office:value="0.063875" calcext:value-type="float">
            <text:p>0.063875</text:p>
          </table:table-cell>
          <table:table-cell table:style-name="ce10" table:formula="of:=[.B622]-[.$S$2]" office:value-type="float" office:value="-0.00000565972730945285" calcext:value-type="float">
            <text:p>-0.00000566</text:p>
          </table:table-cell>
          <table:table-cell table:style-name="ce9" table:formula="of:=SUM([.$E$3:.E622])" office:value-type="float" office:value="0.0110884054414385" calcext:value-type="float">
            <text:p>0.0110884054</text:p>
          </table:table-cell>
          <table:table-cell table:style-name="ce12" table:formula="of:=MAX([.$E$3:.E622]) - MIN([.$E$3:.E622])" office:value-type="float" office:value="0.00991855310791096" calcext:value-type="float">
            <text:p>0.009918553</text:p>
          </table:table-cell>
          <table:table-cell table:style-name="ce9" table:formula="of:=STDEV([.$E$3:.E622])" office:value-type="float" office:value="0.00132157771324418" calcext:value-type="float">
            <text:p>0.0013215777</text:p>
          </table:table-cell>
          <table:table-cell table:style-name="ce9" table:formula="of:=[.G622]/[.H622]" office:value-type="float" office:value="7.50508502717041" calcext:value-type="float">
            <text:p>7.5050850272</text:p>
          </table:table-cell>
          <table:table-cell table:style-name="ce9" table:formula="of:=SLOPE([.I607:.I622];[.W607:.W622])" office:value-type="float" office:value="0.0502430201866941" calcext:value-type="float">
            <text:p>0.0502430202</text:p>
          </table:table-cell>
          <table:table-cell table:style-name="ce17" table:formula="of:=AVERAGE([.D615:.D622])" office:value-type="float" office:value="0.06386892" calcext:value-type="float">
            <text:p>0.063868920</text:p>
          </table:table-cell>
          <table:table-cell table:style-name="ce19" table:formula="of:=([.D622] - [.K622])/[.K622]" office:value-type="percentage" office:value="0.0000951949712004763" calcext:value-type="percentage">
            <text:p>0.010%</text:p>
          </table:table-cell>
          <table:table-cell table:style-name="ce22" table:formula="of:=[.D622]-[.L622]" office:value-type="float" office:value="0.0637798050287995" calcext:value-type="float">
            <text:p>0.06377981</text:p>
          </table:table-cell>
          <table:table-cell table:style-name="ce27" table:formula="of:=ABS([.L621]-[.L622])" office:value-type="float" office:value="0.000231427338910252" calcext:value-type="float">
            <text:p>0.0002314</text:p>
          </table:table-cell>
          <table:table-cell table:style-name="ce34" table:formula="of:=IF(([.J622] &gt; [.$P$53]);(([.$M$53]+[.J622])/[.$O$53]);(([.$L$53]-[.J622])/[.$O$53]))" office:value-type="float" office:value="0.641263230565245" calcext:value-type="float">
            <text:p>0.64</text:p>
          </table:table-cell>
          <table:table-cell table:style-name="ce42" table:formula="of:=[.O622]-[.O621]" office:value-type="float" office:value="-0.00921866595760679" calcext:value-type="float">
            <text:p>-0.0092</text:p>
          </table:table-cell>
          <table:table-cell table:style-name="ce45" table:number-columns-repeated="2"/>
          <table:table-cell table:style-name="ce48" table:formula="of:=[.O622] - AVERAGE([.O617:.O622])" office:value-type="float" office:value="-0.014707942526069" calcext:value-type="float">
            <text:p>-0.0147079425</text:p>
          </table:table-cell>
          <table:table-cell table:style-name="ce45" table:formula="of:=[.M622]-[.M621]" office:value-type="float" office:value="0.000231237338910256" calcext:value-type="float">
            <text:p>0.000</text:p>
          </table:table-cell>
          <table:table-cell table:style-name="ce45" table:formula="of:=AVERAGE([.O617:.O622])" office:value-type="float" office:value="0.655971173091314" calcext:value-type="float">
            <text:p>0.656</text:p>
          </table:table-cell>
          <table:table-cell table:style-name="ce9"/>
          <table:table-cell table:style-name="ce14" table:formula="of:=LOG([.X622])" office:value-type="float" office:value="3.12450422483428" calcext:value-type="float">
            <text:p>3.1245042248</text:p>
          </table:table-cell>
          <table:table-cell table:style-name="ce44" table:formula="of:=[.X621]+1" office:value-type="float" office:value="1332" calcext:value-type="float">
            <text:p>133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23]/[.D622]" office:value-type="percentage" office:value="-0.000855890410959008" calcext:value-type="percentage">
            <text:p>-0.0856%</text:p>
          </table:table-cell>
          <table:table-cell table:style-name="ce6" table:formula="of:=([.D623]-[.D622])" office:value-type="float" office:value="-0.0000546700000000067" calcext:value-type="float">
            <text:p>-0.00005467</text:p>
          </table:table-cell>
          <table:table-cell table:style-name="ce8" office:value-type="float" office:value="0.06382033" calcext:value-type="float">
            <text:p>0.06382033</text:p>
          </table:table-cell>
          <table:table-cell table:style-name="ce10" table:formula="of:=[.B623]-[.$S$2]" office:value-type="float" office:value="-0.000858575587429597" calcext:value-type="float">
            <text:p>-0.00085858</text:p>
          </table:table-cell>
          <table:table-cell table:style-name="ce9" table:formula="of:=SUM([.$E$3:.E623])" office:value-type="float" office:value="0.0102298298540089" calcext:value-type="float">
            <text:p>0.0102298299</text:p>
          </table:table-cell>
          <table:table-cell table:style-name="ce12" table:formula="of:=MAX([.$E$3:.E623]) - MIN([.$E$3:.E623])" office:value-type="float" office:value="0.00991855310791096" calcext:value-type="float">
            <text:p>0.009918553</text:p>
          </table:table-cell>
          <table:table-cell table:style-name="ce9" table:formula="of:=STDEV([.$E$3:.E623])" office:value-type="float" office:value="0.00132097979398779" calcext:value-type="float">
            <text:p>0.0013209798</text:p>
          </table:table-cell>
          <table:table-cell table:style-name="ce9" table:formula="of:=[.G623]/[.H623]" office:value-type="float" office:value="7.50848207751063" calcext:value-type="float">
            <text:p>7.5084820775</text:p>
          </table:table-cell>
          <table:table-cell table:style-name="ce9" table:formula="of:=SLOPE([.I608:.I623];[.W608:.W623])" office:value-type="float" office:value="2.38246152813461" calcext:value-type="float">
            <text:p>2.3824615281</text:p>
          </table:table-cell>
          <table:table-cell table:style-name="ce17" table:formula="of:=AVERAGE([.D616:.D623])" office:value-type="float" office:value="0.06386083625" calcext:value-type="float">
            <text:p>0.063860836</text:p>
          </table:table-cell>
          <table:table-cell table:style-name="ce19" table:formula="of:=([.D623] - [.K623])/[.K623]" office:value-type="percentage" office:value="-0.000634289376378195" calcext:value-type="percentage">
            <text:p>-0.063%</text:p>
          </table:table-cell>
          <table:table-cell table:style-name="ce22" table:formula="of:=[.D623]-[.L623]" office:value-type="float" office:value="0.0644546193763782" calcext:value-type="float">
            <text:p>0.06445462</text:p>
          </table:table-cell>
          <table:table-cell table:style-name="ce27" table:formula="of:=ABS([.L622]-[.L623])" office:value-type="float" office:value="0.000729484347578671" calcext:value-type="float">
            <text:p>0.0007295</text:p>
          </table:table-cell>
          <table:table-cell table:style-name="ce34" table:formula="of:=IF(([.J623] &gt; [.$P$53]);(([.$M$53]+[.J623])/[.$O$53]);(([.$L$53]-[.J623])/[.$O$53]))" office:value-type="float" office:value="0.62870292334799" calcext:value-type="float">
            <text:p>0.63</text:p>
          </table:table-cell>
          <table:table-cell table:style-name="ce42" table:formula="of:=[.O623]-[.O622]" office:value-type="float" office:value="-0.0125603072172547" calcext:value-type="float">
            <text:p>-0.0126</text:p>
          </table:table-cell>
          <table:table-cell table:style-name="ce45" table:number-columns-repeated="2"/>
          <table:table-cell table:style-name="ce48" table:formula="of:=[.O623] - AVERAGE([.O618:.O623])" office:value-type="float" office:value="-0.0212485488368264" calcext:value-type="float">
            <text:p>-0.0212485488</text:p>
          </table:table-cell>
          <table:table-cell table:style-name="ce45" table:formula="of:=[.M623]-[.M622]" office:value-type="float" office:value="0.000674814347578656" calcext:value-type="float">
            <text:p>0.001</text:p>
          </table:table-cell>
          <table:table-cell table:style-name="ce45" table:formula="of:=AVERAGE([.O618:.O623])" office:value-type="float" office:value="0.649951472184817" calcext:value-type="float">
            <text:p>0.650</text:p>
          </table:table-cell>
          <table:table-cell table:style-name="ce9"/>
          <table:table-cell table:style-name="ce14" table:formula="of:=LOG([.X623])" office:value-type="float" office:value="3.12483014941386" calcext:value-type="float">
            <text:p>3.1248301494</text:p>
          </table:table-cell>
          <table:table-cell table:style-name="ce44" table:formula="of:=[.X622]+1" office:value-type="float" office:value="1333" calcext:value-type="float">
            <text:p>133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24]/[.D623]" office:value-type="percentage" office:value="0.000777495196279935" calcext:value-type="percentage">
            <text:p>0.0777%</text:p>
          </table:table-cell>
          <table:table-cell table:style-name="ce6" table:formula="of:=([.D624]-[.D623])" office:value-type="float" office:value="0.0000496200000000002" calcext:value-type="float">
            <text:p>0.00004962</text:p>
          </table:table-cell>
          <table:table-cell table:style-name="ce8" office:value-type="float" office:value="0.06386995" calcext:value-type="float">
            <text:p>0.06386995</text:p>
          </table:table-cell>
          <table:table-cell table:style-name="ce10" table:formula="of:=[.B624]-[.$S$2]" office:value-type="float" office:value="0.000774810019809347" calcext:value-type="float">
            <text:p>0.00077481</text:p>
          </table:table-cell>
          <table:table-cell table:style-name="ce9" table:formula="of:=SUM([.$E$3:.E624])" office:value-type="float" office:value="0.0110046398738183" calcext:value-type="float">
            <text:p>0.0110046399</text:p>
          </table:table-cell>
          <table:table-cell table:style-name="ce12" table:formula="of:=MAX([.$E$3:.E624]) - MIN([.$E$3:.E624])" office:value-type="float" office:value="0.00991855310791096" calcext:value-type="float">
            <text:p>0.009918553</text:p>
          </table:table-cell>
          <table:table-cell table:style-name="ce9" table:formula="of:=STDEV([.$E$3:.E624])" office:value-type="float" office:value="0.00132026596173789" calcext:value-type="float">
            <text:p>0.001320266</text:p>
          </table:table-cell>
          <table:table-cell table:style-name="ce9" table:formula="of:=[.G624]/[.H624]" office:value-type="float" office:value="7.51254171156168" calcext:value-type="float">
            <text:p>7.5125417116</text:p>
          </table:table-cell>
          <table:table-cell table:style-name="ce9" table:formula="of:=SLOPE([.I609:.I624];[.W609:.W624])" office:value-type="float" office:value="5.3591988953115" calcext:value-type="float">
            <text:p>5.3591988953</text:p>
          </table:table-cell>
          <table:table-cell table:style-name="ce17" table:formula="of:=AVERAGE([.D617:.D624])" office:value-type="float" office:value="0.06386058125" calcext:value-type="float">
            <text:p>0.063860581</text:p>
          </table:table-cell>
          <table:table-cell table:style-name="ce19" table:formula="of:=([.D624] - [.K624])/[.K624]" office:value-type="percentage" office:value="0.000146706306403817" calcext:value-type="percentage">
            <text:p>0.015%</text:p>
          </table:table-cell>
          <table:table-cell table:style-name="ce22" table:formula="of:=[.D624]-[.L624]" office:value-type="float" office:value="0.0637232436935962" calcext:value-type="float">
            <text:p>0.06372324</text:p>
          </table:table-cell>
          <table:table-cell table:style-name="ce27" table:formula="of:=ABS([.L623]-[.L624])" office:value-type="float" office:value="0.000780995682782012" calcext:value-type="float">
            <text:p>0.0007810</text:p>
          </table:table-cell>
          <table:table-cell table:style-name="ce34" table:formula="of:=IF(([.J624] &gt; [.$P$53]);(([.$M$53]+[.J624])/[.$O$53]);(([.$L$53]-[.J624])/[.$O$53]))" office:value-type="float" office:value="0.612671519896981" calcext:value-type="float">
            <text:p>0.61</text:p>
          </table:table-cell>
          <table:table-cell table:style-name="ce42" table:formula="of:=[.O624]-[.O623]" office:value-type="float" office:value="-0.0160314034510092" calcext:value-type="float">
            <text:p>-0.0160</text:p>
          </table:table-cell>
          <table:table-cell table:style-name="ce45" table:number-columns-repeated="2"/>
          <table:table-cell table:style-name="ce48" table:formula="of:=[.O624] - AVERAGE([.O619:.O624])" office:value-type="float" office:value="-0.0286397961436456" calcext:value-type="float">
            <text:p>-0.0286397961</text:p>
          </table:table-cell>
          <table:table-cell table:style-name="ce45" table:formula="of:=[.M624]-[.M623]" office:value-type="float" office:value="-0.000731375682782004" calcext:value-type="float">
            <text:p>-0.001</text:p>
          </table:table-cell>
          <table:table-cell table:style-name="ce45" table:formula="of:=AVERAGE([.O619:.O624])" office:value-type="float" office:value="0.641311316040627" calcext:value-type="float">
            <text:p>0.641</text:p>
          </table:table-cell>
          <table:table-cell table:style-name="ce9"/>
          <table:table-cell table:style-name="ce14" table:formula="of:=LOG([.X624])" office:value-type="float" office:value="3.12515582958053" calcext:value-type="float">
            <text:p>3.1251558296</text:p>
          </table:table-cell>
          <table:table-cell table:style-name="ce44" table:formula="of:=[.X623]+1" office:value-type="float" office:value="1334" calcext:value-type="float">
            <text:p>133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25]/[.D624]" office:value-type="percentage" office:value="0.0000790669164451583" calcext:value-type="percentage">
            <text:p>0.0079%</text:p>
          </table:table-cell>
          <table:table-cell table:style-name="ce6" table:formula="of:=([.D625]-[.D624])" office:value-type="float" office:value="0.00000505000000000644" calcext:value-type="float">
            <text:p>0.00000505</text:p>
          </table:table-cell>
          <table:table-cell table:style-name="ce8" office:value-type="float" office:value="0.063875" calcext:value-type="float">
            <text:p>0.063875</text:p>
          </table:table-cell>
          <table:table-cell table:style-name="ce10" table:formula="of:=[.B625]-[.$S$2]" office:value-type="float" office:value="0.0000763817399745701" calcext:value-type="float">
            <text:p>0.00007638</text:p>
          </table:table-cell>
          <table:table-cell table:style-name="ce9" table:formula="of:=SUM([.$E$3:.E625])" office:value-type="float" office:value="0.0110810216137929" calcext:value-type="float">
            <text:p>0.0110810216</text:p>
          </table:table-cell>
          <table:table-cell table:style-name="ce12" table:formula="of:=MAX([.$E$3:.E625]) - MIN([.$E$3:.E625])" office:value-type="float" office:value="0.00991855310791096" calcext:value-type="float">
            <text:p>0.009918553</text:p>
          </table:table-cell>
          <table:table-cell table:style-name="ce9" table:formula="of:=STDEV([.$E$3:.E625])" office:value-type="float" office:value="0.00131920632328662" calcext:value-type="float">
            <text:p>0.0013192063</text:p>
          </table:table-cell>
          <table:table-cell table:style-name="ce9" table:formula="of:=[.G625]/[.H625]" office:value-type="float" office:value="7.5185760808061" calcext:value-type="float">
            <text:p>7.5185760808</text:p>
          </table:table-cell>
          <table:table-cell table:style-name="ce9" table:formula="of:=SLOPE([.I610:.I625];[.W610:.W625])" office:value-type="float" office:value="7.98492074650459" calcext:value-type="float">
            <text:p>7.9849207465</text:p>
          </table:table-cell>
          <table:table-cell table:style-name="ce17" table:formula="of:=AVERAGE([.D618:.D625])" office:value-type="float" office:value="0.06386070625" calcext:value-type="float">
            <text:p>0.063860706</text:p>
          </table:table-cell>
          <table:table-cell table:style-name="ce19" table:formula="of:=([.D625] - [.K625])/[.K625]" office:value-type="percentage" office:value="0.000223826995336512" calcext:value-type="percentage">
            <text:p>0.022%</text:p>
          </table:table-cell>
          <table:table-cell table:style-name="ce22" table:formula="of:=[.D625]-[.L625]" office:value-type="float" office:value="0.0636511730046635" calcext:value-type="float">
            <text:p>0.06365117</text:p>
          </table:table-cell>
          <table:table-cell table:style-name="ce27" table:formula="of:=ABS([.L624]-[.L625])" office:value-type="float" office:value="0.0000771206889326944" calcext:value-type="float">
            <text:p>0.0000771</text:p>
          </table:table-cell>
          <table:table-cell table:style-name="ce34" table:formula="of:=IF(([.J625] &gt; [.$P$53]);(([.$M$53]+[.J625])/[.$O$53]);(([.$L$53]-[.J625])/[.$O$53]))" office:value-type="float" office:value="0.598530532246959" calcext:value-type="float">
            <text:p>0.60</text:p>
          </table:table-cell>
          <table:table-cell table:style-name="ce42" table:formula="of:=[.O625]-[.O624]" office:value-type="float" office:value="-0.0141409876500218" calcext:value-type="float">
            <text:p>-0.0141</text:p>
          </table:table-cell>
          <table:table-cell table:style-name="ce45" table:number-columns-repeated="2"/>
          <table:table-cell table:style-name="ce48" table:formula="of:=[.O625] - AVERAGE([.O620:.O625])" office:value-type="float" office:value="-0.0326072470034164" calcext:value-type="float">
            <text:p>-0.0326072470</text:p>
          </table:table-cell>
          <table:table-cell table:style-name="ce45" table:formula="of:=[.M625]-[.M624]" office:value-type="float" office:value="-0.0000720706889326961" calcext:value-type="float">
            <text:p>0.000</text:p>
          </table:table-cell>
          <table:table-cell table:style-name="ce45" table:formula="of:=AVERAGE([.O620:.O625])" office:value-type="float" office:value="0.631137779250376" calcext:value-type="float">
            <text:p>0.631</text:p>
          </table:table-cell>
          <table:table-cell table:style-name="ce9"/>
          <table:table-cell table:style-name="ce14" table:formula="of:=LOG([.X625])" office:value-type="float" office:value="3.12548126570059" calcext:value-type="float">
            <text:p>3.1254812657</text:p>
          </table:table-cell>
          <table:table-cell table:style-name="ce44" table:formula="of:=[.X624]+1" office:value-type="float" office:value="1335" calcext:value-type="float">
            <text:p>133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26]/[.D625]" office:value-type="percentage" office:value="-0.0023577299412916" calcext:value-type="percentage">
            <text:p>-0.2358%</text:p>
          </table:table-cell>
          <table:table-cell table:style-name="ce6" table:formula="of:=([.D626]-[.D625])" office:value-type="float" office:value="-0.000150600000000001" calcext:value-type="float">
            <text:p>-0.00015060</text:p>
          </table:table-cell>
          <table:table-cell table:style-name="ce8" office:value-type="float" office:value="0.0637244" calcext:value-type="float">
            <text:p>0.0637244</text:p>
          </table:table-cell>
          <table:table-cell table:style-name="ce10" table:formula="of:=[.B626]-[.$S$2]" office:value-type="float" office:value="-0.00236041511776218" calcext:value-type="float">
            <text:p>-0.00236042</text:p>
          </table:table-cell>
          <table:table-cell table:style-name="ce9" table:formula="of:=SUM([.$E$3:.E626])" office:value-type="float" office:value="0.00872060649603067" calcext:value-type="float">
            <text:p>0.0087206065</text:p>
          </table:table-cell>
          <table:table-cell table:style-name="ce12" table:formula="of:=MAX([.$E$3:.E626]) - MIN([.$E$3:.E626])" office:value-type="float" office:value="0.00991855310791096" calcext:value-type="float">
            <text:p>0.009918553</text:p>
          </table:table-cell>
          <table:table-cell table:style-name="ce9" table:formula="of:=STDEV([.$E$3:.E626])" office:value-type="float" office:value="0.00132158077587557" calcext:value-type="float">
            <text:p>0.0013215808</text:p>
          </table:table-cell>
          <table:table-cell table:style-name="ce9" table:formula="of:=[.G626]/[.H626]" office:value-type="float" office:value="7.50506763488579" calcext:value-type="float">
            <text:p>7.5050676349</text:p>
          </table:table-cell>
          <table:table-cell table:style-name="ce9" table:formula="of:=SLOPE([.I611:.I626];[.W611:.W626])" office:value-type="float" office:value="7.65615951508517" calcext:value-type="float">
            <text:p>7.6561595151</text:p>
          </table:table-cell>
          <table:table-cell table:style-name="ce17" table:formula="of:=AVERAGE([.D619:.D626])" office:value-type="float" office:value="0.06384175625" calcext:value-type="float">
            <text:p>0.063841756</text:p>
          </table:table-cell>
          <table:table-cell table:style-name="ce19" table:formula="of:=([.D626] - [.K626])/[.K626]" office:value-type="percentage" office:value="-0.00183823655383863" calcext:value-type="percentage">
            <text:p>-0.184%</text:p>
          </table:table-cell>
          <table:table-cell table:style-name="ce22" table:formula="of:=[.D626]-[.L626]" office:value-type="float" office:value="0.0655626365538386" calcext:value-type="float">
            <text:p>0.06556264</text:p>
          </table:table-cell>
          <table:table-cell table:style-name="ce27" table:formula="of:=ABS([.L625]-[.L626])" office:value-type="float" office:value="0.00206206354917514" calcext:value-type="float">
            <text:p>0.0020621</text:p>
          </table:table-cell>
          <table:table-cell table:style-name="ce34" table:formula="of:=IF(([.J626] &gt; [.$P$53]);(([.$M$53]+[.J626])/[.$O$53]);(([.$L$53]-[.J626])/[.$O$53]))" office:value-type="float" office:value="0.600301096220137" calcext:value-type="float">
            <text:p>0.60</text:p>
          </table:table-cell>
          <table:table-cell table:style-name="ce42" table:formula="of:=[.O626]-[.O625]" office:value-type="float" office:value="0.00177056397317765" calcext:value-type="float">
            <text:p>0.0018</text:p>
          </table:table-cell>
          <table:table-cell table:style-name="ce45" table:number-columns-repeated="2"/>
          <table:table-cell table:style-name="ce48" table:formula="of:=[.O626] - AVERAGE([.O621:.O626])" office:value-type="float" office:value="-0.0216907702465571" calcext:value-type="float">
            <text:p>-0.0216907702</text:p>
          </table:table-cell>
          <table:table-cell table:style-name="ce45" table:formula="of:=[.M626]-[.M625]" office:value-type="float" office:value="0.00191146354917515" calcext:value-type="float">
            <text:p>0.002</text:p>
          </table:table-cell>
          <table:table-cell table:style-name="ce45" table:formula="of:=AVERAGE([.O621:.O626])" office:value-type="float" office:value="0.621991866466694" calcext:value-type="float">
            <text:p>0.622</text:p>
          </table:table-cell>
          <table:table-cell table:style-name="ce9"/>
          <table:table-cell table:style-name="ce14" table:formula="of:=LOG([.X626])" office:value-type="float" office:value="3.12580645813953" calcext:value-type="float">
            <text:p>3.1258064581</text:p>
          </table:table-cell>
          <table:table-cell table:style-name="ce44" table:formula="of:=[.X625]+1" office:value-type="float" office:value="1336" calcext:value-type="float">
            <text:p>133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27]/[.D626]" office:value-type="percentage" office:value="0.00129903145419972" calcext:value-type="percentage">
            <text:p>0.1299%</text:p>
          </table:table-cell>
          <table:table-cell table:style-name="ce6" table:formula="of:=([.D627]-[.D626])" office:value-type="float" office:value="0.0000827800000000045" calcext:value-type="float">
            <text:p>0.00008278</text:p>
          </table:table-cell>
          <table:table-cell table:style-name="ce8" office:value-type="float" office:value="0.06380718" calcext:value-type="float">
            <text:p>0.06380718</text:p>
          </table:table-cell>
          <table:table-cell table:style-name="ce10" table:formula="of:=[.B627]-[.$S$2]" office:value-type="float" office:value="0.00129634627772913" calcext:value-type="float">
            <text:p>0.00129635</text:p>
          </table:table-cell>
          <table:table-cell table:style-name="ce9" table:formula="of:=SUM([.$E$3:.E627])" office:value-type="float" office:value="0.0100169527737598" calcext:value-type="float">
            <text:p>0.0100169528</text:p>
          </table:table-cell>
          <table:table-cell table:style-name="ce12" table:formula="of:=MAX([.$E$3:.E627]) - MIN([.$E$3:.E627])" office:value-type="float" office:value="0.00991855310791096" calcext:value-type="float">
            <text:p>0.009918553</text:p>
          </table:table-cell>
          <table:table-cell table:style-name="ce9" table:formula="of:=STDEV([.$E$3:.E627])" office:value-type="float" office:value="0.00132151727493869" calcext:value-type="float">
            <text:p>0.0013215173</text:p>
          </table:table-cell>
          <table:table-cell table:style-name="ce9" table:formula="of:=[.G627]/[.H627]" office:value-type="float" office:value="7.50542826492457" calcext:value-type="float">
            <text:p>7.5054282649</text:p>
          </table:table-cell>
          <table:table-cell table:style-name="ce9" table:formula="of:=SLOPE([.I612:.I627];[.W612:.W627])" office:value-type="float" office:value="7.24195366037531" calcext:value-type="float">
            <text:p>7.2419536604</text:p>
          </table:table-cell>
          <table:table-cell table:style-name="ce17" table:formula="of:=AVERAGE([.D620:.D627])" office:value-type="float" office:value="0.0638314675" calcext:value-type="float">
            <text:p>0.063831468</text:p>
          </table:table-cell>
          <table:table-cell table:style-name="ce19" table:formula="of:=([.D627] - [.K627])/[.K627]" office:value-type="percentage" office:value="-0.000380494150475196" calcext:value-type="percentage">
            <text:p>-0.038%</text:p>
          </table:table-cell>
          <table:table-cell table:style-name="ce22" table:formula="of:=[.D627]-[.L627]" office:value-type="float" office:value="0.0641876741504752" calcext:value-type="float">
            <text:p>0.06418767</text:p>
          </table:table-cell>
          <table:table-cell table:style-name="ce27" table:formula="of:=ABS([.L626]-[.L627])" office:value-type="float" office:value="0.00145774240336343" calcext:value-type="float">
            <text:p>0.0014577</text:p>
          </table:table-cell>
          <table:table-cell table:style-name="ce34" table:formula="of:=IF(([.J627] &gt; [.$P$53]);(([.$M$53]+[.J627])/[.$O$53]);(([.$L$53]-[.J627])/[.$O$53]))" office:value-type="float" office:value="0.602531827503939" calcext:value-type="float">
            <text:p>0.60</text:p>
          </table:table-cell>
          <table:table-cell table:style-name="ce42" table:formula="of:=[.O627]-[.O626]" office:value-type="float" office:value="0.00223073128380202" calcext:value-type="float">
            <text:p>0.0022</text:p>
          </table:table-cell>
          <table:table-cell table:style-name="ce45" table:number-columns-repeated="2"/>
          <table:table-cell table:style-name="ce48" table:formula="of:=[.O627] - AVERAGE([.O622:.O627])" office:value-type="float" office:value="-0.0114683607929362" calcext:value-type="float">
            <text:p>-0.0114683608</text:p>
          </table:table-cell>
          <table:table-cell table:style-name="ce45" table:formula="of:=[.M627]-[.M626]" office:value-type="float" office:value="-0.00137496240336343" calcext:value-type="float">
            <text:p>-0.001</text:p>
          </table:table-cell>
          <table:table-cell table:style-name="ce45" table:formula="of:=AVERAGE([.O622:.O627])" office:value-type="float" office:value="0.614000188296875" calcext:value-type="float">
            <text:p>0.614</text:p>
          </table:table-cell>
          <table:table-cell table:style-name="ce9"/>
          <table:table-cell table:style-name="ce14" table:formula="of:=LOG([.X627])" office:value-type="float" office:value="3.12613140726198" calcext:value-type="float">
            <text:p>3.1261314073</text:p>
          </table:table-cell>
          <table:table-cell table:style-name="ce44" table:formula="of:=[.X626]+1" office:value-type="float" office:value="1337" calcext:value-type="float">
            <text:p>133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28]/[.D627]" office:value-type="percentage" office:value="0.00129671927203173" calcext:value-type="percentage">
            <text:p>0.1297%</text:p>
          </table:table-cell>
          <table:table-cell table:style-name="ce6" table:formula="of:=([.D628]-[.D627])" office:value-type="float" office:value="0.0000827399999999978" calcext:value-type="float">
            <text:p>0.00008274</text:p>
          </table:table-cell>
          <table:table-cell table:style-name="ce8" office:value-type="float" office:value="0.06388992" calcext:value-type="float">
            <text:p>0.06388992</text:p>
          </table:table-cell>
          <table:table-cell table:style-name="ce10" table:formula="of:=[.B628]-[.$S$2]" office:value-type="float" office:value="0.00129403409556115" calcext:value-type="float">
            <text:p>0.00129403</text:p>
          </table:table-cell>
          <table:table-cell table:style-name="ce9" table:formula="of:=SUM([.$E$3:.E628])" office:value-type="float" office:value="0.0113109868693209" calcext:value-type="float">
            <text:p>0.0113109869</text:p>
          </table:table-cell>
          <table:table-cell table:style-name="ce12" table:formula="of:=MAX([.$E$3:.E628]) - MIN([.$E$3:.E628])" office:value-type="float" office:value="0.00991855310791096" calcext:value-type="float">
            <text:p>0.009918553</text:p>
          </table:table-cell>
          <table:table-cell table:style-name="ce9" table:formula="of:=STDEV([.$E$3:.E628])" office:value-type="float" office:value="0.00132144722317787" calcext:value-type="float">
            <text:p>0.0013214472</text:p>
          </table:table-cell>
          <table:table-cell table:style-name="ce9" table:formula="of:=[.G628]/[.H628]" office:value-type="float" office:value="7.50582613814756" calcext:value-type="float">
            <text:p>7.5058261381</text:p>
          </table:table-cell>
          <table:table-cell table:style-name="ce9" table:formula="of:=SLOPE([.I613:.I628];[.W613:.W628])" office:value-type="float" office:value="7.05366601813627" calcext:value-type="float">
            <text:p>7.0536660181</text:p>
          </table:table-cell>
          <table:table-cell table:style-name="ce17" table:formula="of:=AVERAGE([.D621:.D628])" office:value-type="float" office:value="0.06384212125" calcext:value-type="float">
            <text:p>0.063842121</text:p>
          </table:table-cell>
          <table:table-cell table:style-name="ce19" table:formula="of:=([.D628] - [.K628])/[.K628]" office:value-type="percentage" office:value="0.000748702409382964" calcext:value-type="percentage">
            <text:p>0.075%</text:p>
          </table:table-cell>
          <table:table-cell table:style-name="ce22" table:formula="of:=[.D628]-[.L628]" office:value-type="float" office:value="0.063141217590617" calcext:value-type="float">
            <text:p>0.06314122</text:p>
          </table:table-cell>
          <table:table-cell table:style-name="ce27" table:formula="of:=ABS([.L627]-[.L628])" office:value-type="float" office:value="0.00112919655985816" calcext:value-type="float">
            <text:p>0.0011292</text:p>
          </table:table-cell>
          <table:table-cell table:style-name="ce34" table:formula="of:=IF(([.J628] &gt; [.$P$53]);(([.$M$53]+[.J628])/[.$O$53]);(([.$L$53]-[.J628])/[.$O$53]))" office:value-type="float" office:value="0.60354586226255" calcext:value-type="float">
            <text:p>0.60</text:p>
          </table:table-cell>
          <table:table-cell table:style-name="ce42" table:formula="of:=[.O628]-[.O627]" office:value-type="float" office:value="0.00101403475861084" calcext:value-type="float">
            <text:p>0.0010</text:p>
          </table:table-cell>
          <table:table-cell table:style-name="ce45" table:number-columns-repeated="2"/>
          <table:table-cell table:style-name="ce48" table:formula="of:=[.O628] - AVERAGE([.O623:.O628])" office:value-type="float" office:value="-0.0041680979838763" calcext:value-type="float">
            <text:p>-0.0041680980</text:p>
          </table:table-cell>
          <table:table-cell table:style-name="ce45" table:formula="of:=[.M628]-[.M627]" office:value-type="float" office:value="-0.00104645655985816" calcext:value-type="float">
            <text:p>-0.001</text:p>
          </table:table-cell>
          <table:table-cell table:style-name="ce45" table:formula="of:=AVERAGE([.O623:.O628])" office:value-type="float" office:value="0.607713960246426" calcext:value-type="float">
            <text:p>0.608</text:p>
          </table:table-cell>
          <table:table-cell table:style-name="ce9"/>
          <table:table-cell table:style-name="ce14" table:formula="of:=LOG([.X628])" office:value-type="float" office:value="3.1264561134318" calcext:value-type="float">
            <text:p>3.1264561134</text:p>
          </table:table-cell>
          <table:table-cell table:style-name="ce44" table:formula="of:=[.X627]+1" office:value-type="float" office:value="1338" calcext:value-type="float">
            <text:p>133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29]/[.D628]" office:value-type="percentage" office:value="-0.000391924109468347" calcext:value-type="percentage">
            <text:p>-0.0392%</text:p>
          </table:table-cell>
          <table:table-cell table:style-name="ce6" table:formula="of:=([.D629]-[.D628])" office:value-type="float" office:value="-0.0000250400000000039" calcext:value-type="float">
            <text:p>-0.00002504</text:p>
          </table:table-cell>
          <table:table-cell table:style-name="ce8" office:value-type="float" office:value="0.06386488" calcext:value-type="float">
            <text:p>0.06386488</text:p>
          </table:table-cell>
          <table:table-cell table:style-name="ce10" table:formula="of:=[.B629]-[.$S$2]" office:value-type="float" office:value="-0.000394609285938935" calcext:value-type="float">
            <text:p>-0.00039461</text:p>
          </table:table-cell>
          <table:table-cell table:style-name="ce9" table:formula="of:=SUM([.$E$3:.E629])" office:value-type="float" office:value="0.010916377583382" calcext:value-type="float">
            <text:p>0.0109163776</text:p>
          </table:table-cell>
          <table:table-cell table:style-name="ce12" table:formula="of:=MAX([.$E$3:.E629]) - MIN([.$E$3:.E629])" office:value-type="float" office:value="0.00991855310791096" calcext:value-type="float">
            <text:p>0.009918553</text:p>
          </table:table-cell>
          <table:table-cell table:style-name="ce9" table:formula="of:=STDEV([.$E$3:.E629])" office:value-type="float" office:value="0.00132049418256677" calcext:value-type="float">
            <text:p>0.0013204942</text:p>
          </table:table-cell>
          <table:table-cell table:style-name="ce9" table:formula="of:=[.G629]/[.H629]" office:value-type="float" office:value="7.51124332000563" calcext:value-type="float">
            <text:p>7.51124332</text:p>
          </table:table-cell>
          <table:table-cell table:style-name="ce9" table:formula="of:=SLOPE([.I614:.I629];[.W614:.W629])" office:value-type="float" office:value="7.49426580575882" calcext:value-type="float">
            <text:p>7.4942658058</text:p>
          </table:table-cell>
          <table:table-cell table:style-name="ce17" table:formula="of:=AVERAGE([.D622:.D629])" office:value-type="float" office:value="0.0638408325" calcext:value-type="float">
            <text:p>0.063840833</text:p>
          </table:table-cell>
          <table:table-cell table:style-name="ce19" table:formula="of:=([.D629] - [.K629])/[.K629]" office:value-type="percentage" office:value="0.000376678985193356" calcext:value-type="percentage">
            <text:p>0.038%</text:p>
          </table:table-cell>
          <table:table-cell table:style-name="ce22" table:formula="of:=[.D629]-[.L629]" office:value-type="float" office:value="0.0634882010148066" calcext:value-type="float">
            <text:p>0.06348820</text:p>
          </table:table-cell>
          <table:table-cell table:style-name="ce27" table:formula="of:=ABS([.L628]-[.L629])" office:value-type="float" office:value="0.000372023424189608" calcext:value-type="float">
            <text:p>0.0003720</text:p>
          </table:table-cell>
          <table:table-cell table:style-name="ce34" table:formula="of:=IF(([.J629] &gt; [.$P$53]);(([.$M$53]+[.J629])/[.$O$53]);(([.$L$53]-[.J629])/[.$O$53]))" office:value-type="float" office:value="0.601172984818375" calcext:value-type="float">
            <text:p>0.60</text:p>
          </table:table-cell>
          <table:table-cell table:style-name="ce42" table:formula="of:=[.O629]-[.O628]" office:value-type="float" office:value="-0.00237287744417469" calcext:value-type="float">
            <text:p>-0.0024</text:p>
          </table:table-cell>
          <table:table-cell table:style-name="ce45" table:number-columns-repeated="2"/>
          <table:table-cell table:style-name="ce48" table:formula="of:=[.O629] - AVERAGE([.O624:.O629])" office:value-type="float" office:value="-0.00195265233978181" calcext:value-type="float">
            <text:p>-0.0019526523</text:p>
          </table:table-cell>
          <table:table-cell table:style-name="ce45" table:formula="of:=[.M629]-[.M628]" office:value-type="float" office:value="0.000346983424189609" calcext:value-type="float">
            <text:p>0.000</text:p>
          </table:table-cell>
          <table:table-cell table:style-name="ce45" table:formula="of:=AVERAGE([.O624:.O629])" office:value-type="float" office:value="0.603125637158157" calcext:value-type="float">
            <text:p>0.603</text:p>
          </table:table-cell>
          <table:table-cell table:style-name="ce9"/>
          <table:table-cell table:style-name="ce14" table:formula="of:=LOG([.X629])" office:value-type="float" office:value="3.12678057701201" calcext:value-type="float">
            <text:p>3.126780577</text:p>
          </table:table-cell>
          <table:table-cell table:style-name="ce44" table:formula="of:=[.X628]+1" office:value-type="float" office:value="1339" calcext:value-type="float">
            <text:p>133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30]/[.D629]" office:value-type="percentage" office:value="0.000391451451877734" calcext:value-type="percentage">
            <text:p>0.0391%</text:p>
          </table:table-cell>
          <table:table-cell table:style-name="ce6" table:formula="of:=([.D630]-[.D629])" office:value-type="float" office:value="0.0000249999999999972" calcext:value-type="float">
            <text:p>0.00002500</text:p>
          </table:table-cell>
          <table:table-cell table:style-name="ce8" office:value-type="float" office:value="0.06388988" calcext:value-type="float">
            <text:p>0.06388988</text:p>
          </table:table-cell>
          <table:table-cell table:style-name="ce10" table:formula="of:=[.B630]-[.$S$2]" office:value-type="float" office:value="0.000388766275407146" calcext:value-type="float">
            <text:p>0.00038877</text:p>
          </table:table-cell>
          <table:table-cell table:style-name="ce9" table:formula="of:=SUM([.$E$3:.E630])" office:value-type="float" office:value="0.0113051438587891" calcext:value-type="float">
            <text:p>0.0113051439</text:p>
          </table:table-cell>
          <table:table-cell table:style-name="ce12" table:formula="of:=MAX([.$E$3:.E630]) - MIN([.$E$3:.E630])" office:value-type="float" office:value="0.00991855310791096" calcext:value-type="float">
            <text:p>0.009918553</text:p>
          </table:table-cell>
          <table:table-cell table:style-name="ce9" table:formula="of:=STDEV([.$E$3:.E630])" office:value-type="float" office:value="0.00131952394893177" calcext:value-type="float">
            <text:p>0.0013195239</text:p>
          </table:table-cell>
          <table:table-cell table:style-name="ce9" table:formula="of:=[.G630]/[.H630]" office:value-type="float" office:value="7.51676626706213" calcext:value-type="float">
            <text:p>7.5167662671</text:p>
          </table:table-cell>
          <table:table-cell table:style-name="ce9" table:formula="of:=SLOPE([.I615:.I630];[.W615:.W630])" office:value-type="float" office:value="7.36721582166891" calcext:value-type="float">
            <text:p>7.3672158217</text:p>
          </table:table-cell>
          <table:table-cell table:style-name="ce17" table:formula="of:=AVERAGE([.D623:.D630])" office:value-type="float" office:value="0.0638426925" calcext:value-type="float">
            <text:p>0.063842693</text:p>
          </table:table-cell>
          <table:table-cell table:style-name="ce19" table:formula="of:=([.D630] - [.K630])/[.K630]" office:value-type="percentage" office:value="0.000739121395921545" calcext:value-type="percentage">
            <text:p>0.074%</text:p>
          </table:table-cell>
          <table:table-cell table:style-name="ce22" table:formula="of:=[.D630]-[.L630]" office:value-type="float" office:value="0.0631507586040785" calcext:value-type="float">
            <text:p>0.06315076</text:p>
          </table:table-cell>
          <table:table-cell table:style-name="ce27" table:formula="of:=ABS([.L629]-[.L630])" office:value-type="float" office:value="0.000362442410728189" calcext:value-type="float">
            <text:p>0.0003624</text:p>
          </table:table-cell>
          <table:table-cell table:style-name="ce34" table:formula="of:=IF(([.J630] &gt; [.$P$53]);(([.$M$53]+[.J630])/[.$O$53]);(([.$L$53]-[.J630])/[.$O$53]))" office:value-type="float" office:value="0.601857220376355" calcext:value-type="float">
            <text:p>0.60</text:p>
          </table:table-cell>
          <table:table-cell table:style-name="ce42" table:formula="of:=[.O630]-[.O629]" office:value-type="float" office:value="0.000684235557979918" calcext:value-type="float">
            <text:p>0.0007</text:p>
          </table:table-cell>
          <table:table-cell table:style-name="ce45" table:number-columns-repeated="2"/>
          <table:table-cell table:style-name="ce48" table:formula="of:=[.O630] - AVERAGE([.O625:.O630])" office:value-type="float" office:value="0.000533966471635838" calcext:value-type="float">
            <text:p>0.0005339665</text:p>
          </table:table-cell>
          <table:table-cell table:style-name="ce45" table:formula="of:=[.M630]-[.M629]" office:value-type="float" office:value="-0.000337442410728195" calcext:value-type="float">
            <text:p>0.000</text:p>
          </table:table-cell>
          <table:table-cell table:style-name="ce45" table:formula="of:=AVERAGE([.O625:.O630])" office:value-type="float" office:value="0.601323253904719" calcext:value-type="float">
            <text:p>0.601</text:p>
          </table:table-cell>
          <table:table-cell table:style-name="ce9"/>
          <table:table-cell table:style-name="ce14" table:formula="of:=LOG([.X630])" office:value-type="float" office:value="3.12710479836481" calcext:value-type="float">
            <text:p>3.1271047984</text:p>
          </table:table-cell>
          <table:table-cell table:style-name="ce44" table:formula="of:=[.X629]+1" office:value-type="float" office:value="1340" calcext:value-type="float">
            <text:p>134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31]/[.D630]" office:value-type="percentage" office:value="0" calcext:value-type="percentage">
            <text:p>0.0000%</text:p>
          </table:table-cell>
          <table:table-cell table:style-name="ce6" table:formula="of:=([.D631]-[.D630])" office:value-type="float" office:value="0" calcext:value-type="float">
            <text:p>0.00000000</text:p>
          </table:table-cell>
          <table:table-cell table:style-name="ce8" office:value-type="float" office:value="0.06388988" calcext:value-type="float">
            <text:p>0.06388988</text:p>
          </table:table-cell>
          <table:table-cell table:style-name="ce10" table:formula="of:=[.B631]-[.$S$2]" office:value-type="float" office:value="-0.00000268517647058823" calcext:value-type="float">
            <text:p>-0.00000269</text:p>
          </table:table-cell>
          <table:table-cell table:style-name="ce9" table:formula="of:=SUM([.$E$3:.E631])" office:value-type="float" office:value="0.0113024586823186" calcext:value-type="float">
            <text:p>0.0113024587</text:p>
          </table:table-cell>
          <table:table-cell table:style-name="ce12" table:formula="of:=MAX([.$E$3:.E631]) - MIN([.$E$3:.E631])" office:value-type="float" office:value="0.00991855310791096" calcext:value-type="float">
            <text:p>0.009918553</text:p>
          </table:table-cell>
          <table:table-cell table:style-name="ce9" table:formula="of:=STDEV([.$E$3:.E631])" office:value-type="float" office:value="0.00131847321199677" calcext:value-type="float">
            <text:p>0.0013184732</text:p>
          </table:table-cell>
          <table:table-cell table:style-name="ce9" table:formula="of:=[.G631]/[.H631]" office:value-type="float" office:value="7.52275663825565" calcext:value-type="float">
            <text:p>7.5227566383</text:p>
          </table:table-cell>
          <table:table-cell table:style-name="ce9" table:formula="of:=SLOPE([.I616:.I631];[.W616:.W631])" office:value-type="float" office:value="6.75303674752631" calcext:value-type="float">
            <text:p>6.7530367475</text:p>
          </table:table-cell>
          <table:table-cell table:style-name="ce17" table:formula="of:=AVERAGE([.D624:.D631])" office:value-type="float" office:value="0.06385138625" calcext:value-type="float">
            <text:p>0.063851386</text:p>
          </table:table-cell>
          <table:table-cell table:style-name="ce19" table:formula="of:=([.D631] - [.K631])/[.K631]" office:value-type="percentage" office:value="0.000602864749862705" calcext:value-type="percentage">
            <text:p>0.060%</text:p>
          </table:table-cell>
          <table:table-cell table:style-name="ce22" table:formula="of:=[.D631]-[.L631]" office:value-type="float" office:value="0.0632870152501373" calcext:value-type="float">
            <text:p>0.06328702</text:p>
          </table:table-cell>
          <table:table-cell table:style-name="ce27" table:formula="of:=ABS([.L630]-[.L631])" office:value-type="float" office:value="0.00013625664605884" calcext:value-type="float">
            <text:p>0.0001363</text:p>
          </table:table-cell>
          <table:table-cell table:style-name="ce34" table:formula="of:=IF(([.J631] &gt; [.$P$53]);(([.$M$53]+[.J631])/[.$O$53]);(([.$L$53]-[.J631])/[.$O$53]))" office:value-type="float" office:value="0.605164919818475" calcext:value-type="float">
            <text:p>0.61</text:p>
          </table:table-cell>
          <table:table-cell table:style-name="ce42" table:formula="of:=[.O631]-[.O630]" office:value-type="float" office:value="0.00330769944211939" calcext:value-type="float">
            <text:p>0.0033</text:p>
          </table:table-cell>
          <table:table-cell table:style-name="ce45" table:number-columns-repeated="2"/>
          <table:table-cell table:style-name="ce48" table:formula="of:=[.O631] - AVERAGE([.O626:.O631])" office:value-type="float" office:value="0.00273593465183608" calcext:value-type="float">
            <text:p>0.0027359347</text:p>
          </table:table-cell>
          <table:table-cell table:style-name="ce45" table:formula="of:=[.M631]-[.M630]" office:value-type="float" office:value="0.000136256646058833" calcext:value-type="float">
            <text:p>0.000</text:p>
          </table:table-cell>
          <table:table-cell table:style-name="ce45" table:formula="of:=AVERAGE([.O626:.O631])" office:value-type="float" office:value="0.602428985166639" calcext:value-type="float">
            <text:p>0.602</text:p>
          </table:table-cell>
          <table:table-cell table:style-name="ce9"/>
          <table:table-cell table:style-name="ce14" table:formula="of:=LOG([.X631])" office:value-type="float" office:value="3.1274287778516" calcext:value-type="float">
            <text:p>3.1274287779</text:p>
          </table:table-cell>
          <table:table-cell table:style-name="ce44" table:formula="of:=[.X630]+1" office:value-type="float" office:value="1341" calcext:value-type="float">
            <text:p>134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32]/[.D631]" office:value-type="percentage" office:value="-0.0000782596555196398" calcext:value-type="percentage">
            <text:p>-0.0078%</text:p>
          </table:table-cell>
          <table:table-cell table:style-name="ce6" table:formula="of:=([.D632]-[.D631])" office:value-type="float" office:value="-0.00000499999999999112" calcext:value-type="float">
            <text:p>-0.00000500</text:p>
          </table:table-cell>
          <table:table-cell table:style-name="ce8" office:value-type="float" office:value="0.06388488" calcext:value-type="float">
            <text:p>0.06388488</text:p>
          </table:table-cell>
          <table:table-cell table:style-name="ce10" table:formula="of:=[.B632]-[.$S$2]" office:value-type="float" office:value="-0.000080944831990228" calcext:value-type="float">
            <text:p>-0.00008094</text:p>
          </table:table-cell>
          <table:table-cell table:style-name="ce9" table:formula="of:=SUM([.$E$3:.E632])" office:value-type="float" office:value="0.0112215138503283" calcext:value-type="float">
            <text:p>0.0112215139</text:p>
          </table:table-cell>
          <table:table-cell table:style-name="ce12" table:formula="of:=MAX([.$E$3:.E632]) - MIN([.$E$3:.E632])" office:value-type="float" office:value="0.00991855310791096" calcext:value-type="float">
            <text:p>0.009918553</text:p>
          </table:table-cell>
          <table:table-cell table:style-name="ce9" table:formula="of:=STDEV([.$E$3:.E632])" office:value-type="float" office:value="0.00131743061826871" calcext:value-type="float">
            <text:p>0.0013174306</text:p>
          </table:table-cell>
          <table:table-cell table:style-name="ce9" table:formula="of:=[.G632]/[.H632]" office:value-type="float" office:value="7.52871002872647" calcext:value-type="float">
            <text:p>7.5287100287</text:p>
          </table:table-cell>
          <table:table-cell table:style-name="ce9" table:formula="of:=SLOPE([.I617:.I632];[.W617:.W632])" office:value-type="float" office:value="6.5485097403681" calcext:value-type="float">
            <text:p>6.5485097404</text:p>
          </table:table-cell>
          <table:table-cell table:style-name="ce17" table:formula="of:=AVERAGE([.D625:.D632])" office:value-type="float" office:value="0.0638532525" calcext:value-type="float">
            <text:p>0.063853253</text:p>
          </table:table-cell>
          <table:table-cell table:style-name="ce19" table:formula="of:=([.D632] - [.K632])/[.K632]" office:value-type="percentage" office:value="0.00049531541091023" calcext:value-type="percentage">
            <text:p>0.050%</text:p>
          </table:table-cell>
          <table:table-cell table:style-name="ce22" table:formula="of:=[.D632]-[.L632]" office:value-type="float" office:value="0.0633895645890898" calcext:value-type="float">
            <text:p>0.06338956</text:p>
          </table:table-cell>
          <table:table-cell table:style-name="ce27" table:formula="of:=ABS([.L631]-[.L632])" office:value-type="float" office:value="0.000107549338952476" calcext:value-type="float">
            <text:p>0.0001075</text:p>
          </table:table-cell>
          <table:table-cell table:style-name="ce34" table:formula="of:=IF(([.J632] &gt; [.$P$53]);(([.$M$53]+[.J632])/[.$O$53]);(([.$L$53]-[.J632])/[.$O$53]))" office:value-type="float" office:value="0.60626641268262" calcext:value-type="float">
            <text:p>0.61</text:p>
          </table:table-cell>
          <table:table-cell table:style-name="ce42" table:formula="of:=[.O632]-[.O631]" office:value-type="float" office:value="0.00110149286414563" calcext:value-type="float">
            <text:p>0.0011</text:p>
          </table:table-cell>
          <table:table-cell table:style-name="ce45" table:number-columns-repeated="2"/>
          <table:table-cell table:style-name="ce48" table:formula="of:=[.O632] - AVERAGE([.O627:.O632])" office:value-type="float" office:value="0.00284320810556782" calcext:value-type="float">
            <text:p>0.0028432081</text:p>
          </table:table-cell>
          <table:table-cell table:style-name="ce45" table:formula="of:=[.M632]-[.M631]" office:value-type="float" office:value="0.000102549338952485" calcext:value-type="float">
            <text:p>0.000</text:p>
          </table:table-cell>
          <table:table-cell table:style-name="ce45" table:formula="of:=AVERAGE([.O627:.O632])" office:value-type="float" office:value="0.603423204577052" calcext:value-type="float">
            <text:p>0.603</text:p>
          </table:table-cell>
          <table:table-cell table:style-name="ce9"/>
          <table:table-cell table:style-name="ce14" table:formula="of:=LOG([.X632])" office:value-type="float" office:value="3.12775251583297" calcext:value-type="float">
            <text:p>3.1277525158</text:p>
          </table:table-cell>
          <table:table-cell table:style-name="ce44" table:formula="of:=[.X631]+1" office:value-type="float" office:value="1342" calcext:value-type="float">
            <text:p>134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33]/[.D632]" office:value-type="percentage" office:value="-0.000782814337289247" calcext:value-type="percentage">
            <text:p>-0.0783%</text:p>
          </table:table-cell>
          <table:table-cell table:style-name="ce6" table:formula="of:=([.D633]-[.D632])" office:value-type="float" office:value="-0.0000500100000000031" calcext:value-type="float">
            <text:p>-0.00005001</text:p>
          </table:table-cell>
          <table:table-cell table:style-name="ce8" office:value-type="float" office:value="0.06383487" calcext:value-type="float">
            <text:p>0.06383487</text:p>
          </table:table-cell>
          <table:table-cell table:style-name="ce10" table:formula="of:=[.B633]-[.$S$2]" office:value-type="float" office:value="-0.000785499513759836" calcext:value-type="float">
            <text:p>-0.00078550</text:p>
          </table:table-cell>
          <table:table-cell table:style-name="ce9" table:formula="of:=SUM([.$E$3:.E633])" office:value-type="float" office:value="0.0104360143365685" calcext:value-type="float">
            <text:p>0.0104360143</text:p>
          </table:table-cell>
          <table:table-cell table:style-name="ce12" table:formula="of:=MAX([.$E$3:.E633]) - MIN([.$E$3:.E633])" office:value-type="float" office:value="0.00991855310791096" calcext:value-type="float">
            <text:p>0.009918553</text:p>
          </table:table-cell>
          <table:table-cell table:style-name="ce9" table:formula="of:=STDEV([.$E$3:.E633])" office:value-type="float" office:value="0.00131677300748931" calcext:value-type="float">
            <text:p>0.001316773</text:p>
          </table:table-cell>
          <table:table-cell table:style-name="ce9" table:formula="of:=[.G633]/[.H633]" office:value-type="float" office:value="7.53246994850132" calcext:value-type="float">
            <text:p>7.5324699485</text:p>
          </table:table-cell>
          <table:table-cell table:style-name="ce9" table:formula="of:=SLOPE([.I618:.I633];[.W618:.W633])" office:value-type="float" office:value="6.61915667774034" calcext:value-type="float">
            <text:p>6.6191566777</text:p>
          </table:table-cell>
          <table:table-cell table:style-name="ce17" table:formula="of:=AVERAGE([.D626:.D633])" office:value-type="float" office:value="0.06384823625" calcext:value-type="float">
            <text:p>0.063848236</text:p>
          </table:table-cell>
          <table:table-cell table:style-name="ce19" table:formula="of:=([.D633] - [.K633])/[.K633]" office:value-type="percentage" office:value="-0.000209344075655771" calcext:value-type="percentage">
            <text:p>-0.021%</text:p>
          </table:table-cell>
          <table:table-cell table:style-name="ce22" table:formula="of:=[.D633]-[.L633]" office:value-type="float" office:value="0.0640442140756558" calcext:value-type="float">
            <text:p>0.06404421</text:p>
          </table:table-cell>
          <table:table-cell table:style-name="ce27" table:formula="of:=ABS([.L632]-[.L633])" office:value-type="float" office:value="0.000704659486566001" calcext:value-type="float">
            <text:p>0.0007047</text:p>
          </table:table-cell>
          <table:table-cell table:style-name="ce34" table:formula="of:=IF(([.J633] &gt; [.$P$53]);(([.$M$53]+[.J633])/[.$O$53]);(([.$L$53]-[.J633])/[.$O$53]))" office:value-type="float" office:value="0.605885939225982" calcext:value-type="float">
            <text:p>0.61</text:p>
          </table:table-cell>
          <table:table-cell table:style-name="ce42" table:formula="of:=[.O633]-[.O632]" office:value-type="float" office:value="-0.000380473456637831" calcext:value-type="float">
            <text:p>-0.0004</text:p>
          </table:table-cell>
          <table:table-cell table:style-name="ce45" table:number-columns-repeated="2"/>
          <table:table-cell table:style-name="ce48" table:formula="of:=[.O633] - AVERAGE([.O628:.O633])" office:value-type="float" office:value="0.00190371602858952" calcext:value-type="float">
            <text:p>0.0019037160</text:p>
          </table:table-cell>
          <table:table-cell table:style-name="ce45" table:formula="of:=[.M633]-[.M632]" office:value-type="float" office:value="0.000654649486566003" calcext:value-type="float">
            <text:p>0.001</text:p>
          </table:table-cell>
          <table:table-cell table:style-name="ce45" table:formula="of:=AVERAGE([.O628:.O633])" office:value-type="float" office:value="0.603982223197393" calcext:value-type="float">
            <text:p>0.604</text:p>
          </table:table-cell>
          <table:table-cell table:style-name="ce9"/>
          <table:table-cell table:style-name="ce14" table:formula="of:=LOG([.X633])" office:value-type="float" office:value="3.12807601266871" calcext:value-type="float">
            <text:p>3.1280760127</text:p>
          </table:table-cell>
          <table:table-cell table:style-name="ce44" table:formula="of:=[.X632]+1" office:value-type="float" office:value="1343" calcext:value-type="float">
            <text:p>134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34]/[.D633]" office:value-type="percentage" office:value="0.000861754711805542" calcext:value-type="percentage">
            <text:p>0.0862%</text:p>
          </table:table-cell>
          <table:table-cell table:style-name="ce6" table:formula="of:=([.D634]-[.D633])" office:value-type="float" office:value="0.0000550099999999942" calcext:value-type="float">
            <text:p>0.00005501</text:p>
          </table:table-cell>
          <table:table-cell table:style-name="ce8" office:value-type="float" office:value="0.06388988" calcext:value-type="float">
            <text:p>0.06388988</text:p>
          </table:table-cell>
          <table:table-cell table:style-name="ce10" table:formula="of:=[.B634]-[.$S$2]" office:value-type="float" office:value="0.000859069535334954" calcext:value-type="float">
            <text:p>0.00085907</text:p>
          </table:table-cell>
          <table:table-cell table:style-name="ce9" table:formula="of:=SUM([.$E$3:.E634])" office:value-type="float" office:value="0.0112950838719034" calcext:value-type="float">
            <text:p>0.0112950839</text:p>
          </table:table-cell>
          <table:table-cell table:style-name="ce12" table:formula="of:=MAX([.$E$3:.E634]) - MIN([.$E$3:.E634])" office:value-type="float" office:value="0.00991855310791096" calcext:value-type="float">
            <text:p>0.009918553</text:p>
          </table:table-cell>
          <table:table-cell table:style-name="ce9" table:formula="of:=STDEV([.$E$3:.E634])" office:value-type="float" office:value="0.00131615595569135" calcext:value-type="float">
            <text:p>0.001316156</text:p>
          </table:table-cell>
          <table:table-cell table:style-name="ce9" table:formula="of:=[.G634]/[.H634]" office:value-type="float" office:value="7.53600138723753" calcext:value-type="float">
            <text:p>7.5360013872</text:p>
          </table:table-cell>
          <table:table-cell table:style-name="ce9" table:formula="of:=SLOPE([.I619:.I634];[.W619:.W634])" office:value-type="float" office:value="6.97110356702784" calcext:value-type="float">
            <text:p>6.971103567</text:p>
          </table:table-cell>
          <table:table-cell table:style-name="ce17" table:formula="of:=AVERAGE([.D627:.D634])" office:value-type="float" office:value="0.06386892125" calcext:value-type="float">
            <text:p>0.063868921</text:p>
          </table:table-cell>
          <table:table-cell table:style-name="ce19" table:formula="of:=([.D634] - [.K634])/[.K634]" office:value-type="percentage" office:value="0.000328152559802224" calcext:value-type="percentage">
            <text:p>0.033%</text:p>
          </table:table-cell>
          <table:table-cell table:style-name="ce22" table:formula="of:=[.D634]-[.L634]" office:value-type="float" office:value="0.0635617274401978" calcext:value-type="float">
            <text:p>0.06356173</text:p>
          </table:table-cell>
          <table:table-cell table:style-name="ce27" table:formula="of:=ABS([.L633]-[.L634])" office:value-type="float" office:value="0.000537496635457995" calcext:value-type="float">
            <text:p>0.0005375</text:p>
          </table:table-cell>
          <table:table-cell table:style-name="ce34" table:formula="of:=IF(([.J634] &gt; [.$P$53]);(([.$M$53]+[.J634])/[.$O$53]);(([.$L$53]-[.J634])/[.$O$53]))" office:value-type="float" office:value="0.603990507456385" calcext:value-type="float">
            <text:p>0.60</text:p>
          </table:table-cell>
          <table:table-cell table:style-name="ce42" table:formula="of:=[.O634]-[.O633]" office:value-type="float" office:value="-0.00189543176959761" calcext:value-type="float">
            <text:p>-0.0019</text:p>
          </table:table-cell>
          <table:table-cell table:style-name="ce45" table:number-columns-repeated="2"/>
          <table:table-cell table:style-name="ce48" table:formula="of:=[.O634] - AVERAGE([.O629:.O634])" office:value-type="float" office:value="-0.0000658232733139474" calcext:value-type="float">
            <text:p>-0.0000658233</text:p>
          </table:table-cell>
          <table:table-cell table:style-name="ce45" table:formula="of:=[.M634]-[.M633]" office:value-type="float" office:value="-0.00048248663545801" calcext:value-type="float">
            <text:p>0.000</text:p>
          </table:table-cell>
          <table:table-cell table:style-name="ce45" table:formula="of:=AVERAGE([.O629:.O634])" office:value-type="float" office:value="0.604056330729699" calcext:value-type="float">
            <text:p>0.604</text:p>
          </table:table-cell>
          <table:table-cell table:style-name="ce9"/>
          <table:table-cell table:style-name="ce14" table:formula="of:=LOG([.X634])" office:value-type="float" office:value="3.12839926871781" calcext:value-type="float">
            <text:p>3.1283992687</text:p>
          </table:table-cell>
          <table:table-cell table:style-name="ce44" table:formula="of:=[.X633]+1" office:value-type="float" office:value="1344" calcext:value-type="float">
            <text:p>134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35]/[.D634]" office:value-type="percentage" office:value="0" calcext:value-type="percentage">
            <text:p>0.0000%</text:p>
          </table:table-cell>
          <table:table-cell table:style-name="ce6" table:formula="of:=([.D635]-[.D634])" office:value-type="float" office:value="0" calcext:value-type="float">
            <text:p>0.00000000</text:p>
          </table:table-cell>
          <table:table-cell table:style-name="ce8" office:value-type="float" office:value="0.06388988" calcext:value-type="float">
            <text:p>0.06388988</text:p>
          </table:table-cell>
          <table:table-cell table:style-name="ce10" table:formula="of:=[.B635]-[.$S$2]" office:value-type="float" office:value="-0.00000268517647058823" calcext:value-type="float">
            <text:p>-0.00000269</text:p>
          </table:table-cell>
          <table:table-cell table:style-name="ce9" table:formula="of:=SUM([.$E$3:.E635])" office:value-type="float" office:value="0.0112923986954329" calcext:value-type="float">
            <text:p>0.0112923987</text:p>
          </table:table-cell>
          <table:table-cell table:style-name="ce12" table:formula="of:=MAX([.$E$3:.E635]) - MIN([.$E$3:.E635])" office:value-type="float" office:value="0.00991855310791096" calcext:value-type="float">
            <text:p>0.009918553</text:p>
          </table:table-cell>
          <table:table-cell table:style-name="ce9" table:formula="of:=STDEV([.$E$3:.E635])" office:value-type="float" office:value="0.00131511453467159" calcext:value-type="float">
            <text:p>0.0013151145</text:p>
          </table:table-cell>
          <table:table-cell table:style-name="ce9" table:formula="of:=[.G635]/[.H635]" office:value-type="float" office:value="7.5419690425578" calcext:value-type="float">
            <text:p>7.5419690426</text:p>
          </table:table-cell>
          <table:table-cell table:style-name="ce9" table:formula="of:=SLOPE([.I620:.I635];[.W620:.W635])" office:value-type="float" office:value="7.78354308695339" calcext:value-type="float">
            <text:p>7.783543087</text:p>
          </table:table-cell>
          <table:table-cell table:style-name="ce17" table:formula="of:=AVERAGE([.D628:.D635])" office:value-type="float" office:value="0.06387925875" calcext:value-type="float">
            <text:p>0.063879259</text:p>
          </table:table-cell>
          <table:table-cell table:style-name="ce19" table:formula="of:=([.D635] - [.K635])/[.K635]" office:value-type="percentage" office:value="0.000166270714592399" calcext:value-type="percentage">
            <text:p>0.017%</text:p>
          </table:table-cell>
          <table:table-cell table:style-name="ce22" table:formula="of:=[.D635]-[.L635]" office:value-type="float" office:value="0.0637236092854076" calcext:value-type="float">
            <text:p>0.06372361</text:p>
          </table:table-cell>
          <table:table-cell table:style-name="ce27" table:formula="of:=ABS([.L634]-[.L635])" office:value-type="float" office:value="0.000161881845209825" calcext:value-type="float">
            <text:p>0.0001619</text:p>
          </table:table-cell>
          <table:table-cell table:style-name="ce34" table:formula="of:=IF(([.J635] &gt; [.$P$53]);(([.$M$53]+[.J635])/[.$O$53]);(([.$L$53]-[.J635])/[.$O$53]))" office:value-type="float" office:value="0.599615064104517" calcext:value-type="float">
            <text:p>0.60</text:p>
          </table:table-cell>
          <table:table-cell table:style-name="ce42" table:formula="of:=[.O635]-[.O634]" office:value-type="float" office:value="-0.00437544335186779" calcext:value-type="float">
            <text:p>-0.0044</text:p>
          </table:table-cell>
          <table:table-cell table:style-name="ce45" table:number-columns-repeated="2"/>
          <table:table-cell table:style-name="ce48" table:formula="of:=[.O635] - AVERAGE([.O630:.O635])" office:value-type="float" office:value="-0.00418161317287213" calcext:value-type="float">
            <text:p>-0.0041816132</text:p>
          </table:table-cell>
          <table:table-cell table:style-name="ce45" table:formula="of:=[.M635]-[.M634]" office:value-type="float" office:value="0.000161881845209835" calcext:value-type="float">
            <text:p>0.000</text:p>
          </table:table-cell>
          <table:table-cell table:style-name="ce45" table:formula="of:=AVERAGE([.O630:.O635])" office:value-type="float" office:value="0.603796677277389" calcext:value-type="float">
            <text:p>0.604</text:p>
          </table:table-cell>
          <table:table-cell table:style-name="ce9"/>
          <table:table-cell table:style-name="ce14" table:formula="of:=LOG([.X635])" office:value-type="float" office:value="3.12872228433843" calcext:value-type="float">
            <text:p>3.1287222843</text:p>
          </table:table-cell>
          <table:table-cell table:style-name="ce44" table:formula="of:=[.X634]+1" office:value-type="float" office:value="1345" calcext:value-type="float">
            <text:p>134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36]/[.D635]" office:value-type="percentage" office:value="-0.00039129827759885" calcext:value-type="percentage">
            <text:p>-0.0391%</text:p>
          </table:table-cell>
          <table:table-cell table:style-name="ce6" table:formula="of:=([.D636]-[.D635])" office:value-type="float" office:value="-0.0000249999999999972" calcext:value-type="float">
            <text:p>-0.00002500</text:p>
          </table:table-cell>
          <table:table-cell table:style-name="ce8" office:value-type="float" office:value="0.06386488" calcext:value-type="float">
            <text:p>0.06386488</text:p>
          </table:table-cell>
          <table:table-cell table:style-name="ce10" table:formula="of:=[.B636]-[.$S$2]" office:value-type="float" office:value="-0.000393983454069439" calcext:value-type="float">
            <text:p>-0.00039398</text:p>
          </table:table-cell>
          <table:table-cell table:style-name="ce9" table:formula="of:=SUM([.$E$3:.E636])" office:value-type="float" office:value="0.0108984152413634" calcext:value-type="float">
            <text:p>0.0108984152</text:p>
          </table:table-cell>
          <table:table-cell table:style-name="ce12" table:formula="of:=MAX([.$E$3:.E636]) - MIN([.$E$3:.E636])" office:value-type="float" office:value="0.00991855310791096" calcext:value-type="float">
            <text:p>0.009918553</text:p>
          </table:table-cell>
          <table:table-cell table:style-name="ce9" table:formula="of:=STDEV([.$E$3:.E636])" office:value-type="float" office:value="0.00131417710956915" calcext:value-type="float">
            <text:p>0.0013141771</text:p>
          </table:table-cell>
          <table:table-cell table:style-name="ce9" table:formula="of:=[.G636]/[.H636]" office:value-type="float" office:value="7.54734885860455" calcext:value-type="float">
            <text:p>7.5473488586</text:p>
          </table:table-cell>
          <table:table-cell table:style-name="ce9" table:formula="of:=SLOPE([.I621:.I636];[.W621:.W636])" office:value-type="float" office:value="8.54011948303745" calcext:value-type="float">
            <text:p>8.540119483</text:p>
          </table:table-cell>
          <table:table-cell table:style-name="ce17" table:formula="of:=AVERAGE([.D629:.D636])" office:value-type="float" office:value="0.06387612875" calcext:value-type="float">
            <text:p>0.063876129</text:p>
          </table:table-cell>
          <table:table-cell table:style-name="ce19" table:formula="of:=([.D636] - [.K636])/[.K636]" office:value-type="percentage" office:value="-0.000176102563197336" calcext:value-type="percentage">
            <text:p>-0.018%</text:p>
          </table:table-cell>
          <table:table-cell table:style-name="ce22" table:formula="of:=[.D636]-[.L636]" office:value-type="float" office:value="0.0640409825631973" calcext:value-type="float">
            <text:p>0.06404098</text:p>
          </table:table-cell>
          <table:table-cell table:style-name="ce27" table:formula="of:=ABS([.L635]-[.L636])" office:value-type="float" office:value="0.000342373277789735" calcext:value-type="float">
            <text:p>0.0003424</text:p>
          </table:table-cell>
          <table:table-cell table:style-name="ce34" table:formula="of:=IF(([.J636] &gt; [.$P$53]);(([.$M$53]+[.J636])/[.$O$53]);(([.$L$53]-[.J636])/[.$O$53]))" office:value-type="float" office:value="0.595540475065902" calcext:value-type="float">
            <text:p>0.60</text:p>
          </table:table-cell>
          <table:table-cell table:style-name="ce42" table:formula="of:=[.O636]-[.O635]" office:value-type="float" office:value="-0.00407458903861491" calcext:value-type="float">
            <text:p>-0.0041</text:p>
          </table:table-cell>
          <table:table-cell table:style-name="ce45" table:number-columns-repeated="2"/>
          <table:table-cell table:style-name="ce48" table:formula="of:=[.O636] - AVERAGE([.O631:.O636])" office:value-type="float" office:value="-0.00720341132641134" calcext:value-type="float">
            <text:p>-0.0072034113</text:p>
          </table:table-cell>
          <table:table-cell table:style-name="ce45" table:formula="of:=[.M636]-[.M635]" office:value-type="float" office:value="0.000317373277789731" calcext:value-type="float">
            <text:p>0.000</text:p>
          </table:table-cell>
          <table:table-cell table:style-name="ce45" table:formula="of:=AVERAGE([.O631:.O636])" office:value-type="float" office:value="0.602743886392313" calcext:value-type="float">
            <text:p>0.603</text:p>
          </table:table-cell>
          <table:table-cell table:style-name="ce9"/>
          <table:table-cell table:style-name="ce14" table:formula="of:=LOG([.X636])" office:value-type="float" office:value="3.12904505988796" calcext:value-type="float">
            <text:p>3.1290450599</text:p>
          </table:table-cell>
          <table:table-cell table:style-name="ce44" table:formula="of:=[.X635]+1" office:value-type="float" office:value="1346" calcext:value-type="float">
            <text:p>134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37]/[.D636]" office:value-type="percentage" office:value="-0.00129445166106932" calcext:value-type="percentage">
            <text:p>-0.1294%</text:p>
          </table:table-cell>
          <table:table-cell table:style-name="ce6" table:formula="of:=([.D637]-[.D636])" office:value-type="float" office:value="-0.000082669999999993" calcext:value-type="float">
            <text:p>-0.00008267</text:p>
          </table:table-cell>
          <table:table-cell table:style-name="ce8" office:value-type="float" office:value="0.06378221" calcext:value-type="float">
            <text:p>0.06378221</text:p>
          </table:table-cell>
          <table:table-cell table:style-name="ce10" table:formula="of:=[.B637]-[.$S$2]" office:value-type="float" office:value="-0.00129713683753991" calcext:value-type="float">
            <text:p>-0.00129714</text:p>
          </table:table-cell>
          <table:table-cell table:style-name="ce9" table:formula="of:=SUM([.$E$3:.E637])" office:value-type="float" office:value="0.00960127840382352" calcext:value-type="float">
            <text:p>0.0096012784</text:p>
          </table:table-cell>
          <table:table-cell table:style-name="ce12" table:formula="of:=MAX([.$E$3:.E637]) - MIN([.$E$3:.E637])" office:value-type="float" office:value="0.00991855310791096" calcext:value-type="float">
            <text:p>0.009918553</text:p>
          </table:table-cell>
          <table:table-cell table:style-name="ce9" table:formula="of:=STDEV([.$E$3:.E637])" office:value-type="float" office:value="0.00131417571310954" calcext:value-type="float">
            <text:p>0.0013141757</text:p>
          </table:table-cell>
          <table:table-cell table:style-name="ce9" table:formula="of:=[.G637]/[.H637]" office:value-type="float" office:value="7.54735687851222" calcext:value-type="float">
            <text:p>7.5473568785</text:p>
          </table:table-cell>
          <table:table-cell table:style-name="ce9" table:formula="of:=SLOPE([.I622:.I637];[.W622:.W637])" office:value-type="float" office:value="8.99577306352894" calcext:value-type="float">
            <text:p>8.9957730635</text:p>
          </table:table-cell>
          <table:table-cell table:style-name="ce17" table:formula="of:=AVERAGE([.D630:.D637])" office:value-type="float" office:value="0.063865795" calcext:value-type="float">
            <text:p>0.063865795</text:p>
          </table:table-cell>
          <table:table-cell table:style-name="ce19" table:formula="of:=([.D637] - [.K637])/[.K637]" office:value-type="percentage" office:value="-0.00130876003344196" calcext:value-type="percentage">
            <text:p>-0.131%</text:p>
          </table:table-cell>
          <table:table-cell table:style-name="ce22" table:formula="of:=[.D637]-[.L637]" office:value-type="float" office:value="0.065090970033442" calcext:value-type="float">
            <text:p>0.06509097</text:p>
          </table:table-cell>
          <table:table-cell table:style-name="ce27" table:formula="of:=ABS([.L636]-[.L637])" office:value-type="float" office:value="0.00113265747024462" calcext:value-type="float">
            <text:p>0.0011327</text:p>
          </table:table-cell>
          <table:table-cell table:style-name="ce34" table:formula="of:=IF(([.J637] &gt; [.$P$53]);(([.$M$53]+[.J637])/[.$O$53]);(([.$L$53]-[.J637])/[.$O$53]))" office:value-type="float" office:value="0.593086524487896" calcext:value-type="float">
            <text:p>0.59</text:p>
          </table:table-cell>
          <table:table-cell table:style-name="ce42" table:formula="of:=[.O637]-[.O636]" office:value-type="float" office:value="-0.00245395057800601" calcext:value-type="float">
            <text:p>-0.0025</text:p>
          </table:table-cell>
          <table:table-cell table:style-name="ce45" table:number-columns-repeated="2"/>
          <table:table-cell table:style-name="ce48" table:formula="of:=[.O637] - AVERAGE([.O632:.O637])" office:value-type="float" office:value="-0.00764429601598771" calcext:value-type="float">
            <text:p>-0.0076442960</text:p>
          </table:table-cell>
          <table:table-cell table:style-name="ce45" table:formula="of:=[.M637]-[.M636]" office:value-type="float" office:value="0.00104998747024462" calcext:value-type="float">
            <text:p>0.001</text:p>
          </table:table-cell>
          <table:table-cell table:style-name="ce45" table:formula="of:=AVERAGE([.O632:.O637])" office:value-type="float" office:value="0.600730820503884" calcext:value-type="float">
            <text:p>0.601</text:p>
          </table:table-cell>
          <table:table-cell table:style-name="ce9"/>
          <table:table-cell table:style-name="ce14" table:formula="of:=LOG([.X637])" office:value-type="float" office:value="3.12936759572299" calcext:value-type="float">
            <text:p>3.1293675957</text:p>
          </table:table-cell>
          <table:table-cell table:style-name="ce44" table:formula="of:=[.X636]+1" office:value-type="float" office:value="1347" calcext:value-type="float">
            <text:p>134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38]/[.D637]" office:value-type="percentage" office:value="-0.000906052016698732" calcext:value-type="percentage">
            <text:p>-0.0906%</text:p>
          </table:table-cell>
          <table:table-cell table:style-name="ce6" table:formula="of:=([.D638]-[.D637])" office:value-type="float" office:value="-0.000057790000000002" calcext:value-type="float">
            <text:p>-0.00005779</text:p>
          </table:table-cell>
          <table:table-cell table:style-name="ce8" office:value-type="float" office:value="0.06372442" calcext:value-type="float">
            <text:p>0.06372442</text:p>
          </table:table-cell>
          <table:table-cell table:style-name="ce10" table:formula="of:=[.B638]-[.$S$2]" office:value-type="float" office:value="-0.00090873719316932" calcext:value-type="float">
            <text:p>-0.00090874</text:p>
          </table:table-cell>
          <table:table-cell table:style-name="ce9" table:formula="of:=SUM([.$E$3:.E638])" office:value-type="float" office:value="0.0086925412106542" calcext:value-type="float">
            <text:p>0.0086925412</text:p>
          </table:table-cell>
          <table:table-cell table:style-name="ce12" table:formula="of:=MAX([.$E$3:.E638]) - MIN([.$E$3:.E638])" office:value-type="float" office:value="0.00991855310791096" calcext:value-type="float">
            <text:p>0.009918553</text:p>
          </table:table-cell>
          <table:table-cell table:style-name="ce9" table:formula="of:=STDEV([.$E$3:.E638])" office:value-type="float" office:value="0.00131365141091279" calcext:value-type="float">
            <text:p>0.0013136514</text:p>
          </table:table-cell>
          <table:table-cell table:style-name="ce9" table:formula="of:=[.G638]/[.H638]" office:value-type="float" office:value="7.55036916606288" calcext:value-type="float">
            <text:p>7.5503691661</text:p>
          </table:table-cell>
          <table:table-cell table:style-name="ce9" table:formula="of:=SLOPE([.I623:.I638];[.W623:.W638])" office:value-type="float" office:value="9.68709910747747" calcext:value-type="float">
            <text:p>9.6870991075</text:p>
          </table:table-cell>
          <table:table-cell table:style-name="ce17" table:formula="of:=AVERAGE([.D631:.D638])" office:value-type="float" office:value="0.0638451125" calcext:value-type="float">
            <text:p>0.063845113</text:p>
          </table:table-cell>
          <table:table-cell table:style-name="ce19" table:formula="of:=([.D638] - [.K638])/[.K638]" office:value-type="percentage" office:value="-0.00189039529063412" calcext:value-type="percentage">
            <text:p>-0.189%</text:p>
          </table:table-cell>
          <table:table-cell table:style-name="ce22" table:formula="of:=[.D638]-[.L638]" office:value-type="float" office:value="0.0656148152906341" calcext:value-type="float">
            <text:p>0.06561482</text:p>
          </table:table-cell>
          <table:table-cell table:style-name="ce27" table:formula="of:=ABS([.L637]-[.L638])" office:value-type="float" office:value="0.000581635257192159" calcext:value-type="float">
            <text:p>0.0005816</text:p>
          </table:table-cell>
          <table:table-cell table:style-name="ce34" table:formula="of:=IF(([.J638] &gt; [.$P$53]);(([.$M$53]+[.J638])/[.$O$53]);(([.$L$53]-[.J638])/[.$O$53]))" office:value-type="float" office:value="0.589363345261897" calcext:value-type="float">
            <text:p>0.59</text:p>
          </table:table-cell>
          <table:table-cell table:style-name="ce42" table:formula="of:=[.O638]-[.O637]" office:value-type="float" office:value="-0.00372317922599941" calcext:value-type="float">
            <text:p>-0.0037</text:p>
          </table:table-cell>
          <table:table-cell table:style-name="ce45" table:number-columns-repeated="2"/>
          <table:table-cell table:style-name="ce48" table:formula="of:=[.O638] - AVERAGE([.O633:.O638])" office:value-type="float" office:value="-0.00855029733853307" calcext:value-type="float">
            <text:p>-0.0085502973</text:p>
          </table:table-cell>
          <table:table-cell table:style-name="ce45" table:formula="of:=[.M638]-[.M637]" office:value-type="float" office:value="0.000523845257192165" calcext:value-type="float">
            <text:p>0.001</text:p>
          </table:table-cell>
          <table:table-cell table:style-name="ce45" table:formula="of:=AVERAGE([.O633:.O638])" office:value-type="float" office:value="0.59791364260043" calcext:value-type="float">
            <text:p>0.598</text:p>
          </table:table-cell>
          <table:table-cell table:style-name="ce9"/>
          <table:table-cell table:style-name="ce14" table:formula="of:=LOG([.X638])" office:value-type="float" office:value="3.1296898921993" calcext:value-type="float">
            <text:p>3.1296898922</text:p>
          </table:table-cell>
          <table:table-cell table:style-name="ce44" table:formula="of:=[.X637]+1" office:value-type="float" office:value="1348" calcext:value-type="float">
            <text:p>134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39]/[.D638]" office:value-type="percentage" office:value="0.00204913595133532" calcext:value-type="percentage">
            <text:p>0.2049%</text:p>
          </table:table-cell>
          <table:table-cell table:style-name="ce6" table:formula="of:=([.D639]-[.D638])" office:value-type="float" office:value="0.000130579999999991" calcext:value-type="float">
            <text:p>0.00013058</text:p>
          </table:table-cell>
          <table:table-cell table:style-name="ce8" office:value-type="float" office:value="0.063855" calcext:value-type="float">
            <text:p>0.063855</text:p>
          </table:table-cell>
          <table:table-cell table:style-name="ce10" table:formula="of:=[.B639]-[.$S$2]" office:value-type="float" office:value="0.00204645077486473" calcext:value-type="float">
            <text:p>0.00204645</text:p>
          </table:table-cell>
          <table:table-cell table:style-name="ce9" table:formula="of:=SUM([.$E$3:.E639])" office:value-type="float" office:value="0.0107389919855189" calcext:value-type="float">
            <text:p>0.010738992</text:p>
          </table:table-cell>
          <table:table-cell table:style-name="ce12" table:formula="of:=MAX([.$E$3:.E639]) - MIN([.$E$3:.E639])" office:value-type="float" office:value="0.00991855310791096" calcext:value-type="float">
            <text:p>0.009918553</text:p>
          </table:table-cell>
          <table:table-cell table:style-name="ce9" table:formula="of:=STDEV([.$E$3:.E639])" office:value-type="float" office:value="0.00131508694708203" calcext:value-type="float">
            <text:p>0.0013150869</text:p>
          </table:table-cell>
          <table:table-cell table:style-name="ce9" table:formula="of:=[.G639]/[.H639]" office:value-type="float" office:value="7.54212725623859" calcext:value-type="float">
            <text:p>7.5421272562</text:p>
          </table:table-cell>
          <table:table-cell table:style-name="ce9" table:formula="of:=SLOPE([.I624:.I639];[.W624:.W639])" office:value-type="float" office:value="9.67070692988392" calcext:value-type="float">
            <text:p>9.6707069299</text:p>
          </table:table-cell>
          <table:table-cell table:style-name="ce17" table:formula="of:=AVERAGE([.D632:.D639])" office:value-type="float" office:value="0.0638407525" calcext:value-type="float">
            <text:p>0.063840753</text:p>
          </table:table-cell>
          <table:table-cell table:style-name="ce19" table:formula="of:=([.D639] - [.K639])/[.K639]" office:value-type="percentage" office:value="0.000223172494716361" calcext:value-type="percentage">
            <text:p>0.022%</text:p>
          </table:table-cell>
          <table:table-cell table:style-name="ce22" table:formula="of:=[.D639]-[.L639]" office:value-type="float" office:value="0.0636318275052836" calcext:value-type="float">
            <text:p>0.06363183</text:p>
          </table:table-cell>
          <table:table-cell table:style-name="ce27" table:formula="of:=ABS([.L638]-[.L639])" office:value-type="float" office:value="0.00211356778535048" calcext:value-type="float">
            <text:p>0.0021136</text:p>
          </table:table-cell>
          <table:table-cell table:style-name="ce34" table:formula="of:=IF(([.J639] &gt; [.$P$53]);(([.$M$53]+[.J639])/[.$O$53]);(([.$L$53]-[.J639])/[.$O$53]))" office:value-type="float" office:value="0.589451626349554" calcext:value-type="float">
            <text:p>0.59</text:p>
          </table:table-cell>
          <table:table-cell table:style-name="ce42" table:formula="of:=[.O639]-[.O638]" office:value-type="float" office:value="0.0000882810876567941" calcext:value-type="float">
            <text:p>0.0001</text:p>
          </table:table-cell>
          <table:table-cell table:style-name="ce45" table:number-columns-repeated="2"/>
          <table:table-cell table:style-name="ce48" table:formula="of:=[.O639] - AVERAGE([.O634:.O639])" office:value-type="float" office:value="-0.005722964104805" calcext:value-type="float">
            <text:p>-0.0057229641</text:p>
          </table:table-cell>
          <table:table-cell table:style-name="ce45" table:formula="of:=[.M639]-[.M638]" office:value-type="float" office:value="-0.00198298778535048" calcext:value-type="float">
            <text:p>-0.002</text:p>
          </table:table-cell>
          <table:table-cell table:style-name="ce45" table:formula="of:=AVERAGE([.O634:.O639])" office:value-type="float" office:value="0.595174590454359" calcext:value-type="float">
            <text:p>0.595</text:p>
          </table:table-cell>
          <table:table-cell table:style-name="ce9"/>
          <table:table-cell table:style-name="ce14" table:formula="of:=LOG([.X639])" office:value-type="float" office:value="3.1300119496719" calcext:value-type="float">
            <text:p>3.1300119497</text:p>
          </table:table-cell>
          <table:table-cell table:style-name="ce44" table:formula="of:=[.X638]+1" office:value-type="float" office:value="1349" calcext:value-type="float">
            <text:p>134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40]/[.D639]" office:value-type="percentage" office:value="0.000485474904079606" calcext:value-type="percentage">
            <text:p>0.0485%</text:p>
          </table:table-cell>
          <table:table-cell table:style-name="ce6" table:formula="of:=([.D640]-[.D639])" office:value-type="float" office:value="0.0000310000000000032" calcext:value-type="float">
            <text:p>0.00003100</text:p>
          </table:table-cell>
          <table:table-cell table:style-name="ce8" office:value-type="float" office:value="0.063886" calcext:value-type="float">
            <text:p>0.063886</text:p>
          </table:table-cell>
          <table:table-cell table:style-name="ce10" table:formula="of:=[.B640]-[.$S$2]" office:value-type="float" office:value="0.000482789727609018" calcext:value-type="float">
            <text:p>0.00048279</text:p>
          </table:table-cell>
          <table:table-cell table:style-name="ce9" table:formula="of:=SUM([.$E$3:.E640])" office:value-type="float" office:value="0.0112217817131279" calcext:value-type="float">
            <text:p>0.0112217817</text:p>
          </table:table-cell>
          <table:table-cell table:style-name="ce12" table:formula="of:=MAX([.$E$3:.E640]) - MIN([.$E$3:.E640])" office:value-type="float" office:value="0.00991855310791096" calcext:value-type="float">
            <text:p>0.009918553</text:p>
          </table:table-cell>
          <table:table-cell table:style-name="ce9" table:formula="of:=STDEV([.$E$3:.E640])" office:value-type="float" office:value="0.00131418375793402" calcext:value-type="float">
            <text:p>0.0013141838</text:p>
          </table:table-cell>
          <table:table-cell table:style-name="ce9" table:formula="of:=[.G640]/[.H640]" office:value-type="float" office:value="7.54731067708792" calcext:value-type="float">
            <text:p>7.5473106771</text:p>
          </table:table-cell>
          <table:table-cell table:style-name="ce9" table:formula="of:=SLOPE([.I625:.I640];[.W625:.W640])" office:value-type="float" office:value="10.0155164443413" calcext:value-type="float">
            <text:p>10.0155164443</text:p>
          </table:table-cell>
          <table:table-cell table:style-name="ce17" table:formula="of:=AVERAGE([.D633:.D640])" office:value-type="float" office:value="0.0638408925" calcext:value-type="float">
            <text:p>0.063840893</text:p>
          </table:table-cell>
          <table:table-cell table:style-name="ce19" table:formula="of:=([.D640] - [.K640])/[.K640]" office:value-type="percentage" office:value="0.000706561237376221" calcext:value-type="percentage">
            <text:p>0.071%</text:p>
          </table:table-cell>
          <table:table-cell table:style-name="ce22" table:formula="of:=[.D640]-[.L640]" office:value-type="float" office:value="0.0631794387626238" calcext:value-type="float">
            <text:p>0.06317944</text:p>
          </table:table-cell>
          <table:table-cell table:style-name="ce27" table:formula="of:=ABS([.L639]-[.L640])" office:value-type="float" office:value="0.00048338874265986" calcext:value-type="float">
            <text:p>0.0004834</text:p>
          </table:table-cell>
          <table:table-cell table:style-name="ce34" table:formula="of:=IF(([.J640] &gt; [.$P$53]);(([.$M$53]+[.J640])/[.$O$53]);(([.$L$53]-[.J640])/[.$O$53]))" office:value-type="float" office:value="0.587594633354147" calcext:value-type="float">
            <text:p>0.59</text:p>
          </table:table-cell>
          <table:table-cell table:style-name="ce42" table:formula="of:=[.O640]-[.O639]" office:value-type="float" office:value="-0.00185699299540676" calcext:value-type="float">
            <text:p>-0.0019</text:p>
          </table:table-cell>
          <table:table-cell table:style-name="ce45" table:number-columns-repeated="2"/>
          <table:table-cell table:style-name="ce48" table:formula="of:=[.O640] - AVERAGE([.O635:.O640])" office:value-type="float" office:value="-0.00484731141650518" calcext:value-type="float">
            <text:p>-0.0048473114</text:p>
          </table:table-cell>
          <table:table-cell table:style-name="ce45" table:formula="of:=[.M640]-[.M639]" office:value-type="float" office:value="-0.000452388742659862" calcext:value-type="float">
            <text:p>0.000</text:p>
          </table:table-cell>
          <table:table-cell table:style-name="ce45" table:formula="of:=AVERAGE([.O635:.O640])" office:value-type="float" office:value="0.592441944770652" calcext:value-type="float">
            <text:p>0.592</text:p>
          </table:table-cell>
          <table:table-cell table:style-name="ce9"/>
          <table:table-cell table:style-name="ce14" table:formula="of:=LOG([.X640])" office:value-type="float" office:value="3.13033376849501" calcext:value-type="float">
            <text:p>3.1303337685</text:p>
          </table:table-cell>
          <table:table-cell table:style-name="ce44" table:formula="of:=[.X639]+1" office:value-type="float" office:value="1350" calcext:value-type="float">
            <text:p>135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41]/[.D640]" office:value-type="percentage" office:value="0.0000939172901732148" calcext:value-type="percentage">
            <text:p>0.0094%</text:p>
          </table:table-cell>
          <table:table-cell table:style-name="ce6" table:formula="of:=([.D641]-[.D640])" office:value-type="float" office:value="0.000006000000000006" calcext:value-type="float">
            <text:p>0.00000600</text:p>
          </table:table-cell>
          <table:table-cell table:style-name="ce8" office:value-type="float" office:value="0.063892" calcext:value-type="float">
            <text:p>0.063892</text:p>
          </table:table-cell>
          <table:table-cell table:style-name="ce10" table:formula="of:=[.B641]-[.$S$2]" office:value-type="float" office:value="0.0000912321137026266" calcext:value-type="float">
            <text:p>0.00009123</text:p>
          </table:table-cell>
          <table:table-cell table:style-name="ce9" table:formula="of:=SUM([.$E$3:.E641])" office:value-type="float" office:value="0.0113130138268306" calcext:value-type="float">
            <text:p>0.0113130138</text:p>
          </table:table-cell>
          <table:table-cell table:style-name="ce12" table:formula="of:=MAX([.$E$3:.E641]) - MIN([.$E$3:.E641])" office:value-type="float" office:value="0.00991855310791096" calcext:value-type="float">
            <text:p>0.009918553</text:p>
          </table:table-cell>
          <table:table-cell table:style-name="ce9" table:formula="of:=STDEV([.$E$3:.E641])" office:value-type="float" office:value="0.00131315666106553" calcext:value-type="float">
            <text:p>0.0013131567</text:p>
          </table:table-cell>
          <table:table-cell table:style-name="ce9" table:formula="of:=[.G641]/[.H641]" office:value-type="float" office:value="7.55321387157479" calcext:value-type="float">
            <text:p>7.5532138716</text:p>
          </table:table-cell>
          <table:table-cell table:style-name="ce9" table:formula="of:=SLOPE([.I626:.I641];[.W626:.W641])" office:value-type="float" office:value="10.9144697670348" calcext:value-type="float">
            <text:p>10.914469767</text:p>
          </table:table-cell>
          <table:table-cell table:style-name="ce17" table:formula="of:=AVERAGE([.D634:.D641])" office:value-type="float" office:value="0.06384803375" calcext:value-type="float">
            <text:p>0.063848034</text:p>
          </table:table-cell>
          <table:table-cell table:style-name="ce19" table:formula="of:=([.D641] - [.K641])/[.K641]" office:value-type="percentage" office:value="0.00068860773649117" calcext:value-type="percentage">
            <text:p>0.069%</text:p>
          </table:table-cell>
          <table:table-cell table:style-name="ce22" table:formula="of:=[.D641]-[.L641]" office:value-type="float" office:value="0.0632033922635088" calcext:value-type="float">
            <text:p>0.06320339</text:p>
          </table:table-cell>
          <table:table-cell table:style-name="ce27" table:formula="of:=ABS([.L640]-[.L641])" office:value-type="float" office:value="0.0000179535008850511" calcext:value-type="float">
            <text:p>0.0000180</text:p>
          </table:table-cell>
          <table:table-cell table:style-name="ce34" table:formula="of:=IF(([.J641] &gt; [.$P$53]);(([.$M$53]+[.J641])/[.$O$53]);(([.$L$53]-[.J641])/[.$O$53]))" office:value-type="float" office:value="0.582753264559361" calcext:value-type="float">
            <text:p>0.58</text:p>
          </table:table-cell>
          <table:table-cell table:style-name="ce42" table:formula="of:=[.O641]-[.O640]" office:value-type="float" office:value="-0.00484136879478614" calcext:value-type="float">
            <text:p>-0.0048</text:p>
          </table:table-cell>
          <table:table-cell table:style-name="ce45" table:number-columns-repeated="2"/>
          <table:table-cell table:style-name="ce48" table:formula="of:=[.O641] - AVERAGE([.O636:.O641])" office:value-type="float" office:value="-0.00687838028709864" calcext:value-type="float">
            <text:p>-0.0068783803</text:p>
          </table:table-cell>
          <table:table-cell table:style-name="ce45" table:formula="of:=[.M641]-[.M640]" office:value-type="float" office:value="0.0000239535008850628" calcext:value-type="float">
            <text:p>0.000</text:p>
          </table:table-cell>
          <table:table-cell table:style-name="ce45" table:formula="of:=AVERAGE([.O636:.O641])" office:value-type="float" office:value="0.589631644846459" calcext:value-type="float">
            <text:p>0.590</text:p>
          </table:table-cell>
          <table:table-cell table:style-name="ce9"/>
          <table:table-cell table:style-name="ce14" table:formula="of:=LOG([.X641])" office:value-type="float" office:value="3.13065534902203" calcext:value-type="float">
            <text:p>3.130655349</text:p>
          </table:table-cell>
          <table:table-cell table:style-name="ce44" table:formula="of:=[.X640]+1" office:value-type="float" office:value="1351" calcext:value-type="float">
            <text:p>135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42]/[.D641]" office:value-type="percentage" office:value="0" calcext:value-type="percentage">
            <text:p>0.0000%</text:p>
          </table:table-cell>
          <table:table-cell table:style-name="ce6" table:formula="of:=([.D642]-[.D641])" office:value-type="float" office:value="0" calcext:value-type="float">
            <text:p>0.00000000</text:p>
          </table:table-cell>
          <table:table-cell table:style-name="ce8" office:value-type="float" office:value="0.063892" calcext:value-type="float">
            <text:p>0.063892</text:p>
          </table:table-cell>
          <table:table-cell table:style-name="ce10" table:formula="of:=[.B642]-[.$S$2]" office:value-type="float" office:value="-0.00000268517647058823" calcext:value-type="float">
            <text:p>-0.00000269</text:p>
          </table:table-cell>
          <table:table-cell table:style-name="ce9" table:formula="of:=SUM([.$E$3:.E642])" office:value-type="float" office:value="0.01131032865036" calcext:value-type="float">
            <text:p>0.0113103287</text:p>
          </table:table-cell>
          <table:table-cell table:style-name="ce12" table:formula="of:=MAX([.$E$3:.E642]) - MIN([.$E$3:.E642])" office:value-type="float" office:value="0.00991855310791096" calcext:value-type="float">
            <text:p>0.009918553</text:p>
          </table:table-cell>
          <table:table-cell table:style-name="ce9" table:formula="of:=STDEV([.$E$3:.E642])" office:value-type="float" office:value="0.00131212899715481" calcext:value-type="float">
            <text:p>0.001312129</text:p>
          </table:table-cell>
          <table:table-cell table:style-name="ce9" table:formula="of:=[.G642]/[.H642]" office:value-type="float" office:value="7.55912957446875" calcext:value-type="float">
            <text:p>7.5591295745</text:p>
          </table:table-cell>
          <table:table-cell table:style-name="ce9" table:formula="of:=SLOPE([.I627:.I642];[.W627:.W642])" office:value-type="float" office:value="10.8553633435515" calcext:value-type="float">
            <text:p>10.8553633436</text:p>
          </table:table-cell>
          <table:table-cell table:style-name="ce17" table:formula="of:=AVERAGE([.D635:.D642])" office:value-type="float" office:value="0.06384829875" calcext:value-type="float">
            <text:p>0.063848299</text:p>
          </table:table-cell>
          <table:table-cell table:style-name="ce19" table:formula="of:=([.D642] - [.K642])/[.K642]" office:value-type="percentage" office:value="0.000684454415474931" calcext:value-type="percentage">
            <text:p>0.068%</text:p>
          </table:table-cell>
          <table:table-cell table:style-name="ce22" table:formula="of:=[.D642]-[.L642]" office:value-type="float" office:value="0.0632075455845251" calcext:value-type="float">
            <text:p>0.06320755</text:p>
          </table:table-cell>
          <table:table-cell table:style-name="ce27" table:formula="of:=ABS([.L641]-[.L642])" office:value-type="float" office:value="0.00000415332101623867" calcext:value-type="float">
            <text:p>0.0000042</text:p>
          </table:table-cell>
          <table:table-cell table:style-name="ce34" table:formula="of:=IF(([.J642] &gt; [.$P$53]);(([.$M$53]+[.J642])/[.$O$53]);(([.$L$53]-[.J642])/[.$O$53]))" office:value-type="float" office:value="0.583071585863704" calcext:value-type="float">
            <text:p>0.58</text:p>
          </table:table-cell>
          <table:table-cell table:style-name="ce42" table:formula="of:=[.O642]-[.O641]" office:value-type="float" office:value="0.000318321304343172" calcext:value-type="float">
            <text:p>0.0003</text:p>
          </table:table-cell>
          <table:table-cell table:style-name="ce45" table:number-columns-repeated="2"/>
          <table:table-cell table:style-name="ce48" table:formula="of:=[.O642] - AVERAGE([.O637:.O642])" office:value-type="float" office:value="-0.00448191078238913" calcext:value-type="float">
            <text:p>-0.0044819108</text:p>
          </table:table-cell>
          <table:table-cell table:style-name="ce45" table:formula="of:=[.M642]-[.M641]" office:value-type="float" office:value="0.00000415332101623422" calcext:value-type="float">
            <text:p>0.000</text:p>
          </table:table-cell>
          <table:table-cell table:style-name="ce45" table:formula="of:=AVERAGE([.O637:.O642])" office:value-type="float" office:value="0.587553496646093" calcext:value-type="float">
            <text:p>0.588</text:p>
          </table:table-cell>
          <table:table-cell table:style-name="ce9"/>
          <table:table-cell table:style-name="ce14" table:formula="of:=LOG([.X642])" office:value-type="float" office:value="3.13097669160562" calcext:value-type="float">
            <text:p>3.1309766916</text:p>
          </table:table-cell>
          <table:table-cell table:style-name="ce44" table:formula="of:=[.X641]+1" office:value-type="float" office:value="1352" calcext:value-type="float">
            <text:p>135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43]/[.D642]" office:value-type="percentage" office:value="-0.000657359293808307" calcext:value-type="percentage">
            <text:p>-0.0657%</text:p>
          </table:table-cell>
          <table:table-cell table:style-name="ce6" table:formula="of:=([.D643]-[.D642])" office:value-type="float" office:value="-0.0000420000000000004" calcext:value-type="float">
            <text:p>-0.00004200</text:p>
          </table:table-cell>
          <table:table-cell table:style-name="ce8" office:value-type="float" office:value="0.06385" calcext:value-type="float">
            <text:p>0.06385</text:p>
          </table:table-cell>
          <table:table-cell table:style-name="ce10" table:formula="of:=[.B643]-[.$S$2]" office:value-type="float" office:value="-0.000660044470278895" calcext:value-type="float">
            <text:p>-0.00066004</text:p>
          </table:table-cell>
          <table:table-cell table:style-name="ce9" table:formula="of:=SUM([.$E$3:.E643])" office:value-type="float" office:value="0.0106502841800811" calcext:value-type="float">
            <text:p>0.0106502842</text:p>
          </table:table-cell>
          <table:table-cell table:style-name="ce12" table:formula="of:=MAX([.$E$3:.E643]) - MIN([.$E$3:.E643])" office:value-type="float" office:value="0.00991855310791096" calcext:value-type="float">
            <text:p>0.009918553</text:p>
          </table:table-cell>
          <table:table-cell table:style-name="ce9" table:formula="of:=STDEV([.$E$3:.E643])" office:value-type="float" office:value="0.00131137672434016" calcext:value-type="float">
            <text:p>0.0013113767</text:p>
          </table:table-cell>
          <table:table-cell table:style-name="ce9" table:formula="of:=[.G643]/[.H643]" office:value-type="float" office:value="7.5634658781226" calcext:value-type="float">
            <text:p>7.5634658781</text:p>
          </table:table-cell>
          <table:table-cell table:style-name="ce9" table:formula="of:=SLOPE([.I628:.I643];[.W628:.W643])" office:value-type="float" office:value="10.627131736302" calcext:value-type="float">
            <text:p>10.6271317363</text:p>
          </table:table-cell>
          <table:table-cell table:style-name="ce17" table:formula="of:=AVERAGE([.D636:.D643])" office:value-type="float" office:value="0.06384331375" calcext:value-type="float">
            <text:p>0.063843314</text:p>
          </table:table-cell>
          <table:table-cell table:style-name="ce19" table:formula="of:=([.D643] - [.K643])/[.K643]" office:value-type="percentage" office:value="0.000104729056298377" calcext:value-type="percentage">
            <text:p>0.010%</text:p>
          </table:table-cell>
          <table:table-cell table:style-name="ce22" table:formula="of:=[.D643]-[.L643]" office:value-type="float" office:value="0.0637452709437016" calcext:value-type="float">
            <text:p>0.06374527</text:p>
          </table:table-cell>
          <table:table-cell table:style-name="ce27" table:formula="of:=ABS([.L642]-[.L643])" office:value-type="float" office:value="0.000579725359176554" calcext:value-type="float">
            <text:p>0.0005797</text:p>
          </table:table-cell>
          <table:table-cell table:style-name="ce34" table:formula="of:=IF(([.J643] &gt; [.$P$53]);(([.$M$53]+[.J643])/[.$O$53]);(([.$L$53]-[.J643])/[.$O$53]))" office:value-type="float" office:value="0.584300741319752" calcext:value-type="float">
            <text:p>0.58</text:p>
          </table:table-cell>
          <table:table-cell table:style-name="ce42" table:formula="of:=[.O643]-[.O642]" office:value-type="float" office:value="0.00122915545604851" calcext:value-type="float">
            <text:p>0.0012</text:p>
          </table:table-cell>
          <table:table-cell table:style-name="ce45" table:number-columns-repeated="2"/>
          <table:table-cell table:style-name="ce48" table:formula="of:=[.O643] - AVERAGE([.O638:.O643])" office:value-type="float" office:value="-0.00178845813164996" calcext:value-type="float">
            <text:p>-0.0017884581</text:p>
          </table:table-cell>
          <table:table-cell table:style-name="ce45" table:formula="of:=[.M643]-[.M642]" office:value-type="float" office:value="0.000537725359176552" calcext:value-type="float">
            <text:p>0.001</text:p>
          </table:table-cell>
          <table:table-cell table:style-name="ce45" table:formula="of:=AVERAGE([.O638:.O643])" office:value-type="float" office:value="0.586089199451402" calcext:value-type="float">
            <text:p>0.586</text:p>
          </table:table-cell>
          <table:table-cell table:style-name="ce9"/>
          <table:table-cell table:style-name="ce14" table:formula="of:=LOG([.X643])" office:value-type="float" office:value="3.13129779659762" calcext:value-type="float">
            <text:p>3.1312977966</text:p>
          </table:table-cell>
          <table:table-cell table:style-name="ce44" table:formula="of:=[.X642]+1" office:value-type="float" office:value="1353" calcext:value-type="float">
            <text:p>135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44]/[.D643]" office:value-type="percentage" office:value="0.000266249021143354" calcext:value-type="percentage">
            <text:p>0.0266%</text:p>
          </table:table-cell>
          <table:table-cell table:style-name="ce6" table:formula="of:=([.D644]-[.D643])" office:value-type="float" office:value="0.0000170000000000031" calcext:value-type="float">
            <text:p>0.00001700</text:p>
          </table:table-cell>
          <table:table-cell table:style-name="ce8" office:value-type="float" office:value="0.063867" calcext:value-type="float">
            <text:p>0.063867</text:p>
          </table:table-cell>
          <table:table-cell table:style-name="ce10" table:formula="of:=[.B644]-[.$S$2]" office:value-type="float" office:value="0.000263563844672765" calcext:value-type="float">
            <text:p>0.00026356</text:p>
          </table:table-cell>
          <table:table-cell table:style-name="ce9" table:formula="of:=SUM([.$E$3:.E644])" office:value-type="float" office:value="0.0109138480247539" calcext:value-type="float">
            <text:p>0.010913848</text:p>
          </table:table-cell>
          <table:table-cell table:style-name="ce12" table:formula="of:=MAX([.$E$3:.E644]) - MIN([.$E$3:.E644])" office:value-type="float" office:value="0.00991855310791096" calcext:value-type="float">
            <text:p>0.009918553</text:p>
          </table:table-cell>
          <table:table-cell table:style-name="ce9" table:formula="of:=STDEV([.$E$3:.E644])" office:value-type="float" office:value="0.00131038965581847" calcext:value-type="float">
            <text:p>0.0013103897</text:p>
          </table:table-cell>
          <table:table-cell table:style-name="ce9" table:formula="of:=[.G644]/[.H644]" office:value-type="float" office:value="7.56916315988152" calcext:value-type="float">
            <text:p>7.5691631599</text:p>
          </table:table-cell>
          <table:table-cell table:style-name="ce9" table:formula="of:=SLOPE([.I629:.I644];[.W629:.W644])" office:value-type="float" office:value="10.2888173829838" calcext:value-type="float">
            <text:p>10.288817383</text:p>
          </table:table-cell>
          <table:table-cell table:style-name="ce17" table:formula="of:=AVERAGE([.D637:.D644])" office:value-type="float" office:value="0.06384357875" calcext:value-type="float">
            <text:p>0.063843579</text:p>
          </table:table-cell>
          <table:table-cell table:style-name="ce19" table:formula="of:=([.D644] - [.K644])/[.K644]" office:value-type="percentage" office:value="0.00036685365166818" calcext:value-type="percentage">
            <text:p>0.037%</text:p>
          </table:table-cell>
          <table:table-cell table:style-name="ce22" table:formula="of:=[.D644]-[.L644]" office:value-type="float" office:value="0.0635001463483318" calcext:value-type="float">
            <text:p>0.06350015</text:p>
          </table:table-cell>
          <table:table-cell table:style-name="ce27" table:formula="of:=ABS([.L643]-[.L644])" office:value-type="float" office:value="0.000262124595369803" calcext:value-type="float">
            <text:p>0.0002621</text:p>
          </table:table-cell>
          <table:table-cell table:style-name="ce34" table:formula="of:=IF(([.J644] &gt; [.$P$53]);(([.$M$53]+[.J644])/[.$O$53]);(([.$L$53]-[.J644])/[.$O$53]))" office:value-type="float" office:value="0.586122754222575" calcext:value-type="float">
            <text:p>0.59</text:p>
          </table:table-cell>
          <table:table-cell table:style-name="ce42" table:formula="of:=[.O644]-[.O643]" office:value-type="float" office:value="0.00182201290282258" calcext:value-type="float">
            <text:p>0.0018</text:p>
          </table:table-cell>
          <table:table-cell table:style-name="ce45" table:number-columns-repeated="2"/>
          <table:table-cell table:style-name="ce48" table:formula="of:=[.O644] - AVERAGE([.O639:.O644])" office:value-type="float" office:value="0.000573653277726294" calcext:value-type="float">
            <text:p>0.0005736533</text:p>
          </table:table-cell>
          <table:table-cell table:style-name="ce45" table:formula="of:=[.M644]-[.M643]" office:value-type="float" office:value="-0.000245124595369794" calcext:value-type="float">
            <text:p>0.000</text:p>
          </table:table-cell>
          <table:table-cell table:style-name="ce45" table:formula="of:=AVERAGE([.O639:.O644])" office:value-type="float" office:value="0.585549100944849" calcext:value-type="float">
            <text:p>0.586</text:p>
          </table:table-cell>
          <table:table-cell table:style-name="ce9"/>
          <table:table-cell table:style-name="ce14" table:formula="of:=LOG([.X644])" office:value-type="float" office:value="3.13161866434912" calcext:value-type="float">
            <text:p>3.1316186643</text:p>
          </table:table-cell>
          <table:table-cell table:style-name="ce44" table:formula="of:=[.X643]+1" office:value-type="float" office:value="1354" calcext:value-type="float">
            <text:p>135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45]/[.D644]" office:value-type="percentage" office:value="-0.0003914384580458" calcext:value-type="percentage">
            <text:p>-0.0391%</text:p>
          </table:table-cell>
          <table:table-cell table:style-name="ce6" table:formula="of:=([.D645]-[.D644])" office:value-type="float" office:value="-0.0000250000000000111" calcext:value-type="float">
            <text:p>-0.00002500</text:p>
          </table:table-cell>
          <table:table-cell table:style-name="ce8" office:value-type="float" office:value="0.063842" calcext:value-type="float">
            <text:p>0.063842</text:p>
          </table:table-cell>
          <table:table-cell table:style-name="ce10" table:formula="of:=[.B645]-[.$S$2]" office:value-type="float" office:value="-0.000394123634516388" calcext:value-type="float">
            <text:p>-0.00039412</text:p>
          </table:table-cell>
          <table:table-cell table:style-name="ce9" table:formula="of:=SUM([.$E$3:.E645])" office:value-type="float" office:value="0.0105197243902375" calcext:value-type="float">
            <text:p>0.0105197244</text:p>
          </table:table-cell>
          <table:table-cell table:style-name="ce12" table:formula="of:=MAX([.$E$3:.E645]) - MIN([.$E$3:.E645])" office:value-type="float" office:value="0.00991855310791096" calcext:value-type="float">
            <text:p>0.009918553</text:p>
          </table:table-cell>
          <table:table-cell table:style-name="ce9" table:formula="of:=STDEV([.$E$3:.E645])" office:value-type="float" office:value="0.0013094690802343" calcext:value-type="float">
            <text:p>0.0013094691</text:p>
          </table:table-cell>
          <table:table-cell table:style-name="ce9" table:formula="of:=[.G645]/[.H645]" office:value-type="float" office:value="7.57448439037314" calcext:value-type="float">
            <text:p>7.5744843904</text:p>
          </table:table-cell>
          <table:table-cell table:style-name="ce9" table:formula="of:=SLOPE([.I630:.I645];[.W630:.W645])" office:value-type="float" office:value="10.1562290519981" calcext:value-type="float">
            <text:p>10.156229052</text:p>
          </table:table-cell>
          <table:table-cell table:style-name="ce17" table:formula="of:=AVERAGE([.D638:.D645])" office:value-type="float" office:value="0.0638510525" calcext:value-type="float">
            <text:p>0.063851053</text:p>
          </table:table-cell>
          <table:table-cell table:style-name="ce19" table:formula="of:=([.D645] - [.K645])/[.K645]" office:value-type="percentage" office:value="-0.000141775266743005" calcext:value-type="percentage">
            <text:p>-0.014%</text:p>
          </table:table-cell>
          <table:table-cell table:style-name="ce22" table:formula="of:=[.D645]-[.L645]" office:value-type="float" office:value="0.063983775266743" calcext:value-type="float">
            <text:p>0.06398378</text:p>
          </table:table-cell>
          <table:table-cell table:style-name="ce27" table:formula="of:=ABS([.L644]-[.L645])" office:value-type="float" office:value="0.000508628918411185" calcext:value-type="float">
            <text:p>0.0005086</text:p>
          </table:table-cell>
          <table:table-cell table:style-name="ce34" table:formula="of:=IF(([.J645] &gt; [.$P$53]);(([.$M$53]+[.J645])/[.$O$53]);(([.$L$53]-[.J645])/[.$O$53]))" office:value-type="float" office:value="0.586836816890772" calcext:value-type="float">
            <text:p>0.59</text:p>
          </table:table-cell>
          <table:table-cell table:style-name="ce42" table:formula="of:=[.O645]-[.O644]" office:value-type="float" office:value="0.000714062668196958" calcext:value-type="float">
            <text:p>0.0007</text:p>
          </table:table-cell>
          <table:table-cell table:style-name="ce45" table:number-columns-repeated="2"/>
          <table:table-cell table:style-name="ce48" table:formula="of:=[.O645] - AVERAGE([.O640:.O645])" office:value-type="float" office:value="0.00172351752238675" calcext:value-type="float">
            <text:p>0.0017235175</text:p>
          </table:table-cell>
          <table:table-cell table:style-name="ce45" table:formula="of:=[.M645]-[.M644]" office:value-type="float" office:value="0.000483628918411166" calcext:value-type="float">
            <text:p>0.000</text:p>
          </table:table-cell>
          <table:table-cell table:style-name="ce45" table:formula="of:=AVERAGE([.O640:.O645])" office:value-type="float" office:value="0.585113299368385" calcext:value-type="float">
            <text:p>0.585</text:p>
          </table:table-cell>
          <table:table-cell table:style-name="ce9"/>
          <table:table-cell table:style-name="ce14" table:formula="of:=LOG([.X645])" office:value-type="float" office:value="3.13193929521042" calcext:value-type="float">
            <text:p>3.1319392952</text:p>
          </table:table-cell>
          <table:table-cell table:style-name="ce44" table:formula="of:=[.X644]+1" office:value-type="float" office:value="1355" calcext:value-type="float">
            <text:p>135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46]/[.D645]" office:value-type="percentage" office:value="0.00176936812756507" calcext:value-type="percentage">
            <text:p>0.1769%</text:p>
          </table:table-cell>
          <table:table-cell table:style-name="ce6" table:formula="of:=([.D646]-[.D645])" office:value-type="float" office:value="0.000112960000000009" calcext:value-type="float">
            <text:p>0.00011296</text:p>
          </table:table-cell>
          <table:table-cell table:style-name="ce8" office:value-type="float" office:value="0.06395496" calcext:value-type="float">
            <text:p>0.06395496</text:p>
          </table:table-cell>
          <table:table-cell table:style-name="ce10" table:formula="of:=[.B646]-[.$S$2]" office:value-type="float" office:value="0.00176668295109448" calcext:value-type="float">
            <text:p>0.00176668</text:p>
          </table:table-cell>
          <table:table-cell table:style-name="ce9" table:formula="of:=SUM([.$E$3:.E646])" office:value-type="float" office:value="0.0122864073413319" calcext:value-type="float">
            <text:p>0.0122864073</text:p>
          </table:table-cell>
          <table:table-cell table:style-name="ce12" table:formula="of:=MAX([.$E$3:.E646]) - MIN([.$E$3:.E646])" office:value-type="float" office:value="0.00991855310791096" calcext:value-type="float">
            <text:p>0.009918553</text:p>
          </table:table-cell>
          <table:table-cell table:style-name="ce9" table:formula="of:=STDEV([.$E$3:.E646])" office:value-type="float" office:value="0.0013102670442357" calcext:value-type="float">
            <text:p>0.001310267</text:p>
          </table:table-cell>
          <table:table-cell table:style-name="ce9" table:formula="of:=[.G646]/[.H646]" office:value-type="float" office:value="7.56987146364247" calcext:value-type="float">
            <text:p>7.5698714636</text:p>
          </table:table-cell>
          <table:table-cell table:style-name="ce9" table:formula="of:=SLOPE([.I631:.I646];[.W631:.W646])" office:value-type="float" office:value="9.55984106706739" calcext:value-type="float">
            <text:p>9.5598410671</text:p>
          </table:table-cell>
          <table:table-cell table:style-name="ce17" table:formula="of:=AVERAGE([.D639:.D646])" office:value-type="float" office:value="0.06387987" calcext:value-type="float">
            <text:p>0.063879870</text:p>
          </table:table-cell>
          <table:table-cell table:style-name="ce19" table:formula="of:=([.D646] - [.K646])/[.K646]" office:value-type="percentage" office:value="0.00117548767710391" calcext:value-type="percentage">
            <text:p>0.118%</text:p>
          </table:table-cell>
          <table:table-cell table:style-name="ce22" table:formula="of:=[.D646]-[.L646]" office:value-type="float" office:value="0.0627794723228961" calcext:value-type="float">
            <text:p>0.06277947</text:p>
          </table:table-cell>
          <table:table-cell table:style-name="ce27" table:formula="of:=ABS([.L645]-[.L646])" office:value-type="float" office:value="0.00131726294384692" calcext:value-type="float">
            <text:p>0.0013173</text:p>
          </table:table-cell>
          <table:table-cell table:style-name="ce34" table:formula="of:=IF(([.J646] &gt; [.$P$53]);(([.$M$53]+[.J646])/[.$O$53]);(([.$L$53]-[.J646])/[.$O$53]))" office:value-type="float" office:value="0.590048701320075" calcext:value-type="float">
            <text:p>0.59</text:p>
          </table:table-cell>
          <table:table-cell table:style-name="ce42" table:formula="of:=[.O646]-[.O645]" office:value-type="float" office:value="0.00321188442930276" calcext:value-type="float">
            <text:p>0.0032</text:p>
          </table:table-cell>
          <table:table-cell table:style-name="ce45" table:number-columns-repeated="2"/>
          <table:table-cell table:style-name="ce48" table:formula="of:=[.O646] - AVERAGE([.O641:.O646])" office:value-type="float" office:value="0.00452639062403493" calcext:value-type="float">
            <text:p>0.0045263906</text:p>
          </table:table-cell>
          <table:table-cell table:style-name="ce45" table:formula="of:=[.M646]-[.M645]" office:value-type="float" office:value="-0.00120430294384691" calcext:value-type="float">
            <text:p>-0.001</text:p>
          </table:table-cell>
          <table:table-cell table:style-name="ce45" table:formula="of:=AVERAGE([.O641:.O646])" office:value-type="float" office:value="0.58552231069604" calcext:value-type="float">
            <text:p>0.586</text:p>
          </table:table-cell>
          <table:table-cell table:style-name="ce9"/>
          <table:table-cell table:style-name="ce14" table:formula="of:=LOG([.X646])" office:value-type="float" office:value="3.13225968953104" calcext:value-type="float">
            <text:p>3.1322596895</text:p>
          </table:table-cell>
          <table:table-cell table:style-name="ce44" table:formula="of:=[.X645]+1" office:value-type="float" office:value="1356" calcext:value-type="float">
            <text:p>135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47]/[.D646]" office:value-type="percentage" office:value="-0.000859354770920139" calcext:value-type="percentage">
            <text:p>-0.0859%</text:p>
          </table:table-cell>
          <table:table-cell table:style-name="ce6" table:formula="of:=([.D647]-[.D646])" office:value-type="float" office:value="-0.0000549600000000067" calcext:value-type="float">
            <text:p>-0.00005496</text:p>
          </table:table-cell>
          <table:table-cell table:style-name="ce8" office:value-type="float" office:value="0.0639" calcext:value-type="float">
            <text:p>0.0639</text:p>
          </table:table-cell>
          <table:table-cell table:style-name="ce10" table:formula="of:=[.B647]-[.$S$2]" office:value-type="float" office:value="-0.000862039947390728" calcext:value-type="float">
            <text:p>-0.00086204</text:p>
          </table:table-cell>
          <table:table-cell table:style-name="ce9" table:formula="of:=SUM([.$E$3:.E647])" office:value-type="float" office:value="0.0114243673939412" calcext:value-type="float">
            <text:p>0.0114243674</text:p>
          </table:table-cell>
          <table:table-cell table:style-name="ce12" table:formula="of:=MAX([.$E$3:.E647]) - MIN([.$E$3:.E647])" office:value-type="float" office:value="0.00991855310791096" calcext:value-type="float">
            <text:p>0.009918553</text:p>
          </table:table-cell>
          <table:table-cell table:style-name="ce9" table:formula="of:=STDEV([.$E$3:.E647])" office:value-type="float" office:value="0.00130970896098489" calcext:value-type="float">
            <text:p>0.001309709</text:p>
          </table:table-cell>
          <table:table-cell table:style-name="ce9" table:formula="of:=[.G647]/[.H647]" office:value-type="float" office:value="7.57309707986747" calcext:value-type="float">
            <text:p>7.5730970799</text:p>
          </table:table-cell>
          <table:table-cell table:style-name="ce9" table:formula="of:=SLOPE([.I632:.I647];[.W632:.W647])" office:value-type="float" office:value="9.16369075067129" calcext:value-type="float">
            <text:p>9.1636907507</text:p>
          </table:table-cell>
          <table:table-cell table:style-name="ce17" table:formula="of:=AVERAGE([.D640:.D647])" office:value-type="float" office:value="0.063885495" calcext:value-type="float">
            <text:p>0.063885495</text:p>
          </table:table-cell>
          <table:table-cell table:style-name="ce19" table:formula="of:=([.D647] - [.K647])/[.K647]" office:value-type="percentage" office:value="0.00022704684373165" calcext:value-type="percentage">
            <text:p>0.023%</text:p>
          </table:table-cell>
          <table:table-cell table:style-name="ce22" table:formula="of:=[.D647]-[.L647]" office:value-type="float" office:value="0.0636729531562684" calcext:value-type="float">
            <text:p>0.06367295</text:p>
          </table:table-cell>
          <table:table-cell table:style-name="ce27" table:formula="of:=ABS([.L646]-[.L647])" office:value-type="float" office:value="0.000948440833372262" calcext:value-type="float">
            <text:p>0.0009484</text:p>
          </table:table-cell>
          <table:table-cell table:style-name="ce34" table:formula="of:=IF(([.J647] &gt; [.$P$53]);(([.$M$53]+[.J647])/[.$O$53]);(([.$L$53]-[.J647])/[.$O$53]))" office:value-type="float" office:value="0.592182193384043" calcext:value-type="float">
            <text:p>0.59</text:p>
          </table:table-cell>
          <table:table-cell table:style-name="ce42" table:formula="of:=[.O647]-[.O646]" office:value-type="float" office:value="0.00213349206396862" calcext:value-type="float">
            <text:p>0.0021</text:p>
          </table:table-cell>
          <table:table-cell table:style-name="ce45" table:number-columns-repeated="2"/>
          <table:table-cell table:style-name="ce48" table:formula="of:=[.O647] - AVERAGE([.O642:.O647])" office:value-type="float" office:value="0.00508839455055643" calcext:value-type="float">
            <text:p>0.0050883946</text:p>
          </table:table-cell>
          <table:table-cell table:style-name="ce45" table:formula="of:=[.M647]-[.M646]" office:value-type="float" office:value="0.000893480833372262" calcext:value-type="float">
            <text:p>0.001</text:p>
          </table:table-cell>
          <table:table-cell table:style-name="ce45" table:formula="of:=AVERAGE([.O642:.O647])" office:value-type="float" office:value="0.587093798833487" calcext:value-type="float">
            <text:p>0.587</text:p>
          </table:table-cell>
          <table:table-cell table:style-name="ce9"/>
          <table:table-cell table:style-name="ce14" table:formula="of:=LOG([.X647])" office:value-type="float" office:value="3.13257984765974" calcext:value-type="float">
            <text:p>3.1325798477</text:p>
          </table:table-cell>
          <table:table-cell table:style-name="ce44" table:formula="of:=[.X646]+1" office:value-type="float" office:value="1357" calcext:value-type="float">
            <text:p>135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48]/[.D647]" office:value-type="percentage" office:value="-0.000000156494522609334" calcext:value-type="percentage">
            <text:p>0.0000%</text:p>
          </table:table-cell>
          <table:table-cell table:style-name="ce6" table:formula="of:=([.D648]-[.D647])" office:value-type="float" office:value="-0.00000000999999999473644" calcext:value-type="float">
            <text:p>-0.00000001</text:p>
          </table:table-cell>
          <table:table-cell table:style-name="ce8" office:value-type="float" office:value="0.06389999" calcext:value-type="float">
            <text:p>0.06389999</text:p>
          </table:table-cell>
          <table:table-cell table:style-name="ce10" table:formula="of:=[.B648]-[.$S$2]" office:value-type="float" office:value="-0.00000284167099319757" calcext:value-type="float">
            <text:p>-0.00000284</text:p>
          </table:table-cell>
          <table:table-cell table:style-name="ce9" table:formula="of:=SUM([.$E$3:.E648])" office:value-type="float" office:value="0.011421525722948" calcext:value-type="float">
            <text:p>0.0114215257</text:p>
          </table:table-cell>
          <table:table-cell table:style-name="ce12" table:formula="of:=MAX([.$E$3:.E648]) - MIN([.$E$3:.E648])" office:value-type="float" office:value="0.00991855310791096" calcext:value-type="float">
            <text:p>0.009918553</text:p>
          </table:table-cell>
          <table:table-cell table:style-name="ce9" table:formula="of:=STDEV([.$E$3:.E648])" office:value-type="float" office:value="0.00130869353875075" calcext:value-type="float">
            <text:p>0.0013086935</text:p>
          </table:table-cell>
          <table:table-cell table:style-name="ce9" table:formula="of:=[.G648]/[.H648]" office:value-type="float" office:value="7.57897308592127" calcext:value-type="float">
            <text:p>7.5789730859</text:p>
          </table:table-cell>
          <table:table-cell table:style-name="ce9" table:formula="of:=SLOPE([.I633:.I648];[.W633:.W648])" office:value-type="float" office:value="9.1722771359274" calcext:value-type="float">
            <text:p>9.1722771359</text:p>
          </table:table-cell>
          <table:table-cell table:style-name="ce17" table:formula="of:=AVERAGE([.D641:.D648])" office:value-type="float" office:value="0.06388724375" calcext:value-type="float">
            <text:p>0.063887244</text:p>
          </table:table-cell>
          <table:table-cell table:style-name="ce19" table:formula="of:=([.D648] - [.K648])/[.K648]" office:value-type="percentage" office:value="0.00019951165916415" calcext:value-type="percentage">
            <text:p>0.020%</text:p>
          </table:table-cell>
          <table:table-cell table:style-name="ce22" table:formula="of:=[.D648]-[.L648]" office:value-type="float" office:value="0.0637004783408359" calcext:value-type="float">
            <text:p>0.06370048</text:p>
          </table:table-cell>
          <table:table-cell table:style-name="ce27" table:formula="of:=ABS([.L647]-[.L648])" office:value-type="float" office:value="0.0000275351845675001" calcext:value-type="float">
            <text:p>0.0000275</text:p>
          </table:table-cell>
          <table:table-cell table:style-name="ce34" table:formula="of:=IF(([.J648] &gt; [.$P$53]);(([.$M$53]+[.J648])/[.$O$53]);(([.$L$53]-[.J648])/[.$O$53]))" office:value-type="float" office:value="0.592135950874461" calcext:value-type="float">
            <text:p>0.59</text:p>
          </table:table-cell>
          <table:table-cell table:style-name="ce42" table:formula="of:=[.O648]-[.O647]" office:value-type="float" office:value="-0.000046242509582628" calcext:value-type="float">
            <text:p>0.0000</text:p>
          </table:table-cell>
          <table:table-cell table:style-name="ce45" table:number-columns-repeated="2"/>
          <table:table-cell table:style-name="ce48" table:formula="of:=[.O648] - AVERAGE([.O643:.O648])" office:value-type="float" office:value="0.00353142453918109" calcext:value-type="float">
            <text:p>0.0035314245</text:p>
          </table:table-cell>
          <table:table-cell table:style-name="ce45" table:formula="of:=[.M648]-[.M647]" office:value-type="float" office:value="0.0000275251845675006" calcext:value-type="float">
            <text:p>0.000</text:p>
          </table:table-cell>
          <table:table-cell table:style-name="ce45" table:formula="of:=AVERAGE([.O643:.O648])" office:value-type="float" office:value="0.58860452633528" calcext:value-type="float">
            <text:p>0.589</text:p>
          </table:table-cell>
          <table:table-cell table:style-name="ce9"/>
          <table:table-cell table:style-name="ce14" table:formula="of:=LOG([.X648])" office:value-type="float" office:value="3.13289976994448" calcext:value-type="float">
            <text:p>3.1328997699</text:p>
          </table:table-cell>
          <table:table-cell table:style-name="ce44" table:formula="of:=[.X647]+1" office:value-type="float" office:value="1358" calcext:value-type="float">
            <text:p>135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49]/[.D648]" office:value-type="percentage" office:value="0.00039123636795557" calcext:value-type="percentage">
            <text:p>0.0391%</text:p>
          </table:table-cell>
          <table:table-cell table:style-name="ce6" table:formula="of:=([.D649]-[.D648])" office:value-type="float" office:value="0.0000249999999999972" calcext:value-type="float">
            <text:p>0.00002500</text:p>
          </table:table-cell>
          <table:table-cell table:style-name="ce8" office:value-type="float" office:value="0.06392499" calcext:value-type="float">
            <text:p>0.06392499</text:p>
          </table:table-cell>
          <table:table-cell table:style-name="ce10" table:formula="of:=[.B649]-[.$S$2]" office:value-type="float" office:value="0.000388551191484982" calcext:value-type="float">
            <text:p>0.00038855</text:p>
          </table:table-cell>
          <table:table-cell table:style-name="ce9" table:formula="of:=SUM([.$E$3:.E649])" office:value-type="float" office:value="0.011810076914433" calcext:value-type="float">
            <text:p>0.0118100769</text:p>
          </table:table-cell>
          <table:table-cell table:style-name="ce12" table:formula="of:=MAX([.$E$3:.E649]) - MIN([.$E$3:.E649])" office:value-type="float" office:value="0.00991855310791096" calcext:value-type="float">
            <text:p>0.009918553</text:p>
          </table:table-cell>
          <table:table-cell table:style-name="ce9" table:formula="of:=STDEV([.$E$3:.E649])" office:value-type="float" office:value="0.00130776150805314" calcext:value-type="float">
            <text:p>0.0013077615</text:p>
          </table:table-cell>
          <table:table-cell table:style-name="ce9" table:formula="of:=[.G649]/[.H649]" office:value-type="float" office:value="7.58437455670084" calcext:value-type="float">
            <text:p>7.5843745567</text:p>
          </table:table-cell>
          <table:table-cell table:style-name="ce9" table:formula="of:=SLOPE([.I634:.I649];[.W634:.W649])" office:value-type="float" office:value="9.38396409656977" calcext:value-type="float">
            <text:p>9.3839640966</text:p>
          </table:table-cell>
          <table:table-cell table:style-name="ce17" table:formula="of:=AVERAGE([.D642:.D649])" office:value-type="float" office:value="0.0638913675" calcext:value-type="float">
            <text:p>0.063891368</text:p>
          </table:table-cell>
          <table:table-cell table:style-name="ce19" table:formula="of:=([.D649] - [.K649])/[.K649]" office:value-type="percentage" office:value="0.000526244801380764" calcext:value-type="percentage">
            <text:p>0.053%</text:p>
          </table:table-cell>
          <table:table-cell table:style-name="ce22" table:formula="of:=[.D649]-[.L649]" office:value-type="float" office:value="0.0633987451986192" calcext:value-type="float">
            <text:p>0.06339875</text:p>
          </table:table-cell>
          <table:table-cell table:style-name="ce27" table:formula="of:=ABS([.L648]-[.L649])" office:value-type="float" office:value="0.000326733142216614" calcext:value-type="float">
            <text:p>0.0003267</text:p>
          </table:table-cell>
          <table:table-cell table:style-name="ce34" table:formula="of:=IF(([.J649] &gt; [.$P$53]);(([.$M$53]+[.J649])/[.$O$53]);(([.$L$53]-[.J649])/[.$O$53]))" office:value-type="float" office:value="0.590995897637384" calcext:value-type="float">
            <text:p>0.59</text:p>
          </table:table-cell>
          <table:table-cell table:style-name="ce42" table:formula="of:=[.O649]-[.O648]" office:value-type="float" office:value="-0.00114005323707622" calcext:value-type="float">
            <text:p>-0.0011</text:p>
          </table:table-cell>
          <table:table-cell table:style-name="ce45" table:number-columns-repeated="2"/>
          <table:table-cell table:style-name="ce48" table:formula="of:=[.O649] - AVERAGE([.O644:.O649])" office:value-type="float" office:value="0.00127551191583286" calcext:value-type="float">
            <text:p>0.0012755119</text:p>
          </table:table-cell>
          <table:table-cell table:style-name="ce45" table:formula="of:=[.M649]-[.M648]" office:value-type="float" office:value="-0.000301733142216612" calcext:value-type="float">
            <text:p>0.000</text:p>
          </table:table-cell>
          <table:table-cell table:style-name="ce45" table:formula="of:=AVERAGE([.O644:.O649])" office:value-type="float" office:value="0.589720385721552" calcext:value-type="float">
            <text:p>0.590</text:p>
          </table:table-cell>
          <table:table-cell table:style-name="ce9"/>
          <table:table-cell table:style-name="ce14" table:formula="of:=LOG([.X649])" office:value-type="float" office:value="3.13321945673249" calcext:value-type="float">
            <text:p>3.1332194567</text:p>
          </table:table-cell>
          <table:table-cell table:style-name="ce44" table:formula="of:=[.X648]+1" office:value-type="float" office:value="1359" calcext:value-type="float">
            <text:p>135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50]/[.D649]" office:value-type="percentage" office:value="-0.000000156433344686271" calcext:value-type="percentage">
            <text:p>0.0000%</text:p>
          </table:table-cell>
          <table:table-cell table:style-name="ce6" table:formula="of:=([.D650]-[.D649])" office:value-type="float" office:value="-0.00000000999999999473644" calcext:value-type="float">
            <text:p>-0.00000001</text:p>
          </table:table-cell>
          <table:table-cell table:style-name="ce8" office:value-type="float" office:value="0.06392498" calcext:value-type="float">
            <text:p>0.06392498</text:p>
          </table:table-cell>
          <table:table-cell table:style-name="ce10" table:formula="of:=[.B650]-[.$S$2]" office:value-type="float" office:value="-0.00000284160981527451" calcext:value-type="float">
            <text:p>-0.00000284</text:p>
          </table:table-cell>
          <table:table-cell table:style-name="ce9" table:formula="of:=SUM([.$E$3:.E650])" office:value-type="float" office:value="0.0118072353046177" calcext:value-type="float">
            <text:p>0.0118072353</text:p>
          </table:table-cell>
          <table:table-cell table:style-name="ce12" table:formula="of:=MAX([.$E$3:.E650]) - MIN([.$E$3:.E650])" office:value-type="float" office:value="0.00991855310791096" calcext:value-type="float">
            <text:p>0.009918553</text:p>
          </table:table-cell>
          <table:table-cell table:style-name="ce9" table:formula="of:=STDEV([.$E$3:.E650])" office:value-type="float" office:value="0.00130675074515002" calcext:value-type="float">
            <text:p>0.0013067507</text:p>
          </table:table-cell>
          <table:table-cell table:style-name="ce9" table:formula="of:=[.G650]/[.H650]" office:value-type="float" office:value="7.59024101935545" calcext:value-type="float">
            <text:p>7.5902410194</text:p>
          </table:table-cell>
          <table:table-cell table:style-name="ce9" table:formula="of:=SLOPE([.I635:.I650];[.W635:.W650])" office:value-type="float" office:value="9.79837174079703" calcext:value-type="float">
            <text:p>9.7983717408</text:p>
          </table:table-cell>
          <table:table-cell table:style-name="ce17" table:formula="of:=AVERAGE([.D643:.D650])" office:value-type="float" office:value="0.06389549" calcext:value-type="float">
            <text:p>0.063895490</text:p>
          </table:table-cell>
          <table:table-cell table:style-name="ce19" table:formula="of:=([.D650] - [.K650])/[.K650]" office:value-type="percentage" office:value="0.000461534922104723" calcext:value-type="percentage">
            <text:p>0.046%</text:p>
          </table:table-cell>
          <table:table-cell table:style-name="ce22" table:formula="of:=[.D650]-[.L650]" office:value-type="float" office:value="0.0634634450778953" calcext:value-type="float">
            <text:p>0.06346345</text:p>
          </table:table-cell>
          <table:table-cell table:style-name="ce27" table:formula="of:=ABS([.L649]-[.L650])" office:value-type="float" office:value="0.0000647098792760406" calcext:value-type="float">
            <text:p>0.0000647</text:p>
          </table:table-cell>
          <table:table-cell table:style-name="ce34" table:formula="of:=IF(([.J650] &gt; [.$P$53]);(([.$M$53]+[.J650])/[.$O$53]);(([.$L$53]-[.J650])/[.$O$53]))" office:value-type="float" office:value="0.588764079603639" calcext:value-type="float">
            <text:p>0.59</text:p>
          </table:table-cell>
          <table:table-cell table:style-name="ce42" table:formula="of:=[.O650]-[.O649]" office:value-type="float" office:value="-0.00223181803374539" calcext:value-type="float">
            <text:p>-0.0022</text:p>
          </table:table-cell>
          <table:table-cell table:style-name="ce45" table:number-columns-repeated="2"/>
          <table:table-cell table:style-name="ce48" table:formula="of:=[.O650] - AVERAGE([.O645:.O650])" office:value-type="float" office:value="-0.00139652701475668" calcext:value-type="float">
            <text:p>-0.0013965270</text:p>
          </table:table-cell>
          <table:table-cell table:style-name="ce45" table:formula="of:=[.M650]-[.M649]" office:value-type="float" office:value="0.0000646998792760423" calcext:value-type="float">
            <text:p>0.000</text:p>
          </table:table-cell>
          <table:table-cell table:style-name="ce45" table:formula="of:=AVERAGE([.O645:.O650])" office:value-type="float" office:value="0.590160606618396" calcext:value-type="float">
            <text:p>0.590</text:p>
          </table:table-cell>
          <table:table-cell table:style-name="ce9"/>
          <table:table-cell table:style-name="ce14" table:formula="of:=LOG([.X650])" office:value-type="float" office:value="3.13353890837022" calcext:value-type="float">
            <text:p>3.1335389084</text:p>
          </table:table-cell>
          <table:table-cell table:style-name="ce44" table:formula="of:=[.X649]+1" office:value-type="float" office:value="1360" calcext:value-type="float">
            <text:p>136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51]/[.D650]" office:value-type="percentage" office:value="0.000000312866738315333" calcext:value-type="percentage">
            <text:p>0.0000%</text:p>
          </table:table-cell>
          <table:table-cell table:style-name="ce6" table:formula="of:=([.D651]-[.D650])" office:value-type="float" office:value="0.0000000199999999894729" calcext:value-type="float">
            <text:p>0.00000002</text:p>
          </table:table-cell>
          <table:table-cell table:style-name="ce8" office:value-type="float" office:value="0.063925" calcext:value-type="float">
            <text:p>0.063925</text:p>
          </table:table-cell>
          <table:table-cell table:style-name="ce10" table:formula="of:=[.B651]-[.$S$2]" office:value-type="float" office:value="-0.0000023723097322729" calcext:value-type="float">
            <text:p>-0.00000237</text:p>
          </table:table-cell>
          <table:table-cell table:style-name="ce9" table:formula="of:=SUM([.$E$3:.E651])" office:value-type="float" office:value="0.0118048629948855" calcext:value-type="float">
            <text:p>0.011804863</text:p>
          </table:table-cell>
          <table:table-cell table:style-name="ce12" table:formula="of:=MAX([.$E$3:.E651]) - MIN([.$E$3:.E651])" office:value-type="float" office:value="0.00991855310791096" calcext:value-type="float">
            <text:p>0.009918553</text:p>
          </table:table-cell>
          <table:table-cell table:style-name="ce9" table:formula="of:=STDEV([.$E$3:.E651])" office:value-type="float" office:value="0.00130574231073866" calcext:value-type="float">
            <text:p>0.0013057423</text:p>
          </table:table-cell>
          <table:table-cell table:style-name="ce9" table:formula="of:=[.G651]/[.H651]" office:value-type="float" office:value="7.59610301844325" calcext:value-type="float">
            <text:p>7.5961030184</text:p>
          </table:table-cell>
          <table:table-cell table:style-name="ce9" table:formula="of:=SLOPE([.I636:.I651];[.W636:.W651])" office:value-type="float" office:value="10.5846161355936" calcext:value-type="float">
            <text:p>10.5846161356</text:p>
          </table:table-cell>
          <table:table-cell table:style-name="ce17" table:formula="of:=AVERAGE([.D644:.D651])" office:value-type="float" office:value="0.063904865" calcext:value-type="float">
            <text:p>0.063904865</text:p>
          </table:table-cell>
          <table:table-cell table:style-name="ce19" table:formula="of:=([.D651] - [.K651])/[.K651]" office:value-type="percentage" office:value="0.000315077733127057" calcext:value-type="percentage">
            <text:p>0.032%</text:p>
          </table:table-cell>
          <table:table-cell table:style-name="ce22" table:formula="of:=[.D651]-[.L651]" office:value-type="float" office:value="0.0636099222668729" calcext:value-type="float">
            <text:p>0.06360992</text:p>
          </table:table-cell>
          <table:table-cell table:style-name="ce27" table:formula="of:=ABS([.L650]-[.L651])" office:value-type="float" office:value="0.000146457188977667" calcext:value-type="float">
            <text:p>0.0001465</text:p>
          </table:table-cell>
          <table:table-cell table:style-name="ce34" table:formula="of:=IF(([.J651] &gt; [.$P$53]);(([.$M$53]+[.J651])/[.$O$53]);(([.$L$53]-[.J651])/[.$O$53]))" office:value-type="float" office:value="0.584529711720512" calcext:value-type="float">
            <text:p>0.58</text:p>
          </table:table-cell>
          <table:table-cell table:style-name="ce42" table:formula="of:=[.O651]-[.O650]" office:value-type="float" office:value="-0.00423436788312737" calcext:value-type="float">
            <text:p>-0.0042</text:p>
          </table:table-cell>
          <table:table-cell table:style-name="ce45" table:number-columns-repeated="2"/>
          <table:table-cell table:style-name="ce48" table:formula="of:=[.O651] - AVERAGE([.O646:.O651])" office:value-type="float" office:value="-0.00524637736950728" calcext:value-type="float">
            <text:p>-0.0052463774</text:p>
          </table:table-cell>
          <table:table-cell table:style-name="ce45" table:formula="of:=[.M651]-[.M650]" office:value-type="float" office:value="0.000146477188977659" calcext:value-type="float">
            <text:p>0.000</text:p>
          </table:table-cell>
          <table:table-cell table:style-name="ce45" table:formula="of:=AVERAGE([.O646:.O651])" office:value-type="float" office:value="0.589776089090019" calcext:value-type="float">
            <text:p>0.590</text:p>
          </table:table-cell>
          <table:table-cell table:style-name="ce9"/>
          <table:table-cell table:style-name="ce14" table:formula="of:=LOG([.X651])" office:value-type="float" office:value="3.13385812520333" calcext:value-type="float">
            <text:p>3.1338581252</text:p>
          </table:table-cell>
          <table:table-cell table:style-name="ce44" table:formula="of:=[.X650]+1" office:value-type="float" office:value="1361" calcext:value-type="float">
            <text:p>136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52]/[.D651]" office:value-type="percentage" office:value="0" calcext:value-type="percentage">
            <text:p>0.0000%</text:p>
          </table:table-cell>
          <table:table-cell table:style-name="ce6" table:formula="of:=([.D652]-[.D651])" office:value-type="float" office:value="0" calcext:value-type="float">
            <text:p>0.00000000</text:p>
          </table:table-cell>
          <table:table-cell table:style-name="ce8" office:value-type="float" office:value="0.063925" calcext:value-type="float">
            <text:p>0.063925</text:p>
          </table:table-cell>
          <table:table-cell table:style-name="ce10" table:formula="of:=[.B652]-[.$S$2]" office:value-type="float" office:value="-0.00000268517647058823" calcext:value-type="float">
            <text:p>-0.00000269</text:p>
          </table:table-cell>
          <table:table-cell table:style-name="ce9" table:formula="of:=SUM([.$E$3:.E652])" office:value-type="float" office:value="0.0118021778184149" calcext:value-type="float">
            <text:p>0.0118021778</text:p>
          </table:table-cell>
          <table:table-cell table:style-name="ce12" table:formula="of:=MAX([.$E$3:.E652]) - MIN([.$E$3:.E652])" office:value-type="float" office:value="0.00991855310791096" calcext:value-type="float">
            <text:p>0.009918553</text:p>
          </table:table-cell>
          <table:table-cell table:style-name="ce9" table:formula="of:=STDEV([.$E$3:.E652])" office:value-type="float" office:value="0.00130473621503477" calcext:value-type="float">
            <text:p>0.0013047362</text:p>
          </table:table-cell>
          <table:table-cell table:style-name="ce9" table:formula="of:=[.G652]/[.H652]" office:value-type="float" office:value="7.60196045270858" calcext:value-type="float">
            <text:p>7.6019604527</text:p>
          </table:table-cell>
          <table:table-cell table:style-name="ce9" table:formula="of:=SLOPE([.I637:.I652];[.W637:.W652])" office:value-type="float" office:value="11.6985140086823" calcext:value-type="float">
            <text:p>11.6985140087</text:p>
          </table:table-cell>
          <table:table-cell table:style-name="ce17" table:formula="of:=AVERAGE([.D645:.D652])" office:value-type="float" office:value="0.063912115" calcext:value-type="float">
            <text:p>0.063912115</text:p>
          </table:table-cell>
          <table:table-cell table:style-name="ce19" table:formula="of:=([.D652] - [.K652])/[.K652]" office:value-type="percentage" office:value="0.000201604969574083" calcext:value-type="percentage">
            <text:p>0.020%</text:p>
          </table:table-cell>
          <table:table-cell table:style-name="ce22" table:formula="of:=[.D652]-[.L652]" office:value-type="float" office:value="0.0637233950304259" calcext:value-type="float">
            <text:p>0.06372340</text:p>
          </table:table-cell>
          <table:table-cell table:style-name="ce27" table:formula="of:=ABS([.L651]-[.L652])" office:value-type="float" office:value="0.000113472763552974" calcext:value-type="float">
            <text:p>0.0001135</text:p>
          </table:table-cell>
          <table:table-cell table:style-name="ce34" table:formula="of:=IF(([.J652] &gt; [.$P$53]);(([.$M$53]+[.J652])/[.$O$53]);(([.$L$53]-[.J652])/[.$O$53]))" office:value-type="float" office:value="0.578530745737281" calcext:value-type="float">
            <text:p>0.58</text:p>
          </table:table-cell>
          <table:table-cell table:style-name="ce42" table:formula="of:=[.O652]-[.O651]" office:value-type="float" office:value="-0.00599896598323069" calcext:value-type="float">
            <text:p>-0.0060</text:p>
          </table:table-cell>
          <table:table-cell table:style-name="ce45" table:number-columns-repeated="2"/>
          <table:table-cell table:style-name="ce48" table:formula="of:=[.O652] - AVERAGE([.O647:.O652])" office:value-type="float" office:value="-0.00932568408893908" calcext:value-type="float">
            <text:p>-0.0093256841</text:p>
          </table:table-cell>
          <table:table-cell table:style-name="ce45" table:formula="of:=[.M652]-[.M651]" office:value-type="float" office:value="0.000113472763552974" calcext:value-type="float">
            <text:p>0.000</text:p>
          </table:table-cell>
          <table:table-cell table:style-name="ce45" table:formula="of:=AVERAGE([.O647:.O652])" office:value-type="float" office:value="0.58785642982622" calcext:value-type="float">
            <text:p>0.588</text:p>
          </table:table-cell>
          <table:table-cell table:style-name="ce9"/>
          <table:table-cell table:style-name="ce14" table:formula="of:=LOG([.X652])" office:value-type="float" office:value="3.13417710757677" calcext:value-type="float">
            <text:p>3.1341771076</text:p>
          </table:table-cell>
          <table:table-cell table:style-name="ce44" table:formula="of:=[.X651]+1" office:value-type="float" office:value="1362" calcext:value-type="float">
            <text:p>136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53]/[.D652]" office:value-type="percentage" office:value="-0.000391083300743015" calcext:value-type="percentage">
            <text:p>-0.0391%</text:p>
          </table:table-cell>
          <table:table-cell table:style-name="ce6" table:formula="of:=([.D653]-[.D652])" office:value-type="float" office:value="-0.0000249999999999972" calcext:value-type="float">
            <text:p>-0.00002500</text:p>
          </table:table-cell>
          <table:table-cell table:style-name="ce8" office:value-type="float" office:value="0.0639" calcext:value-type="float">
            <text:p>0.0639</text:p>
          </table:table-cell>
          <table:table-cell table:style-name="ce10" table:formula="of:=[.B653]-[.$S$2]" office:value-type="float" office:value="-0.000393768477213603" calcext:value-type="float">
            <text:p>-0.00039377</text:p>
          </table:table-cell>
          <table:table-cell table:style-name="ce9" table:formula="of:=SUM([.$E$3:.E653])" office:value-type="float" office:value="0.0114084093412013" calcext:value-type="float">
            <text:p>0.0114084093</text:p>
          </table:table-cell>
          <table:table-cell table:style-name="ce12" table:formula="of:=MAX([.$E$3:.E653]) - MIN([.$E$3:.E653])" office:value-type="float" office:value="0.00991855310791096" calcext:value-type="float">
            <text:p>0.009918553</text:p>
          </table:table-cell>
          <table:table-cell table:style-name="ce9" table:formula="of:=STDEV([.$E$3:.E653])" office:value-type="float" office:value="0.00130383214443228" calcext:value-type="float">
            <text:p>0.0013038321</text:p>
          </table:table-cell>
          <table:table-cell table:style-name="ce9" table:formula="of:=[.G653]/[.H653]" office:value-type="float" office:value="7.60723161356767" calcext:value-type="float">
            <text:p>7.6072316136</text:p>
          </table:table-cell>
          <table:table-cell table:style-name="ce9" table:formula="of:=SLOPE([.I638:.I653];[.W638:.W653])" office:value-type="float" office:value="12.6762666237855" calcext:value-type="float">
            <text:p>12.6762666238</text:p>
          </table:table-cell>
          <table:table-cell table:style-name="ce17" table:formula="of:=AVERAGE([.D646:.D653])" office:value-type="float" office:value="0.063919365" calcext:value-type="float">
            <text:p>0.063919365</text:p>
          </table:table-cell>
          <table:table-cell table:style-name="ce19" table:formula="of:=([.D653] - [.K653])/[.K653]" office:value-type="percentage" office:value="-0.000302959830718082" calcext:value-type="percentage">
            <text:p>-0.030%</text:p>
          </table:table-cell>
          <table:table-cell table:style-name="ce22" table:formula="of:=[.D653]-[.L653]" office:value-type="float" office:value="0.0642029598307181" calcext:value-type="float">
            <text:p>0.06420296</text:p>
          </table:table-cell>
          <table:table-cell table:style-name="ce27" table:formula="of:=ABS([.L652]-[.L653])" office:value-type="float" office:value="0.000504564800292164" calcext:value-type="float">
            <text:p>0.0005046</text:p>
          </table:table-cell>
          <table:table-cell table:style-name="ce34" table:formula="of:=IF(([.J653] &gt; [.$P$53]);(([.$M$53]+[.J653])/[.$O$53]);(([.$L$53]-[.J653])/[.$O$53]))" office:value-type="float" office:value="0.573264998472898" calcext:value-type="float">
            <text:p>0.57</text:p>
          </table:table-cell>
          <table:table-cell table:style-name="ce42" table:formula="of:=[.O653]-[.O652]" office:value-type="float" office:value="-0.00526574726438289" calcext:value-type="float">
            <text:p>-0.0053</text:p>
          </table:table-cell>
          <table:table-cell table:style-name="ce45" table:number-columns-repeated="2"/>
          <table:table-cell table:style-name="ce48" table:formula="of:=[.O653] - AVERAGE([.O648:.O653])" office:value-type="float" office:value="-0.0114385655347978" calcext:value-type="float">
            <text:p>-0.0114385655</text:p>
          </table:table-cell>
          <table:table-cell table:style-name="ce45" table:formula="of:=[.M653]-[.M652]" office:value-type="float" office:value="0.000479564800292168" calcext:value-type="float">
            <text:p>0.000</text:p>
          </table:table-cell>
          <table:table-cell table:style-name="ce45" table:formula="of:=AVERAGE([.O648:.O653])" office:value-type="float" office:value="0.584703564007696" calcext:value-type="float">
            <text:p>0.585</text:p>
          </table:table-cell>
          <table:table-cell table:style-name="ce9"/>
          <table:table-cell table:style-name="ce14" table:formula="of:=LOG([.X653])" office:value-type="float" office:value="3.13449585583467" calcext:value-type="float">
            <text:p>3.1344958558</text:p>
          </table:table-cell>
          <table:table-cell table:style-name="ce44" table:formula="of:=[.X652]+1" office:value-type="float" office:value="1363" calcext:value-type="float">
            <text:p>136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54]/[.D653]" office:value-type="percentage" office:value="0.00078247261345866" calcext:value-type="percentage">
            <text:p>0.0782%</text:p>
          </table:table-cell>
          <table:table-cell table:style-name="ce6" table:formula="of:=([.D654]-[.D653])" office:value-type="float" office:value="0.0000500000000000084" calcext:value-type="float">
            <text:p>0.00005000</text:p>
          </table:table-cell>
          <table:table-cell table:style-name="ce8" office:value-type="float" office:value="0.06395" calcext:value-type="float">
            <text:p>0.06395</text:p>
          </table:table-cell>
          <table:table-cell table:style-name="ce10" table:formula="of:=[.B654]-[.$S$2]" office:value-type="float" office:value="0.000779787436988072" calcext:value-type="float">
            <text:p>0.00077979</text:p>
          </table:table-cell>
          <table:table-cell table:style-name="ce9" table:formula="of:=SUM([.$E$3:.E654])" office:value-type="float" office:value="0.0121881967781893" calcext:value-type="float">
            <text:p>0.0121881968</text:p>
          </table:table-cell>
          <table:table-cell table:style-name="ce12" table:formula="of:=MAX([.$E$3:.E654]) - MIN([.$E$3:.E654])" office:value-type="float" office:value="0.00991855310791096" calcext:value-type="float">
            <text:p>0.009918553</text:p>
          </table:table-cell>
          <table:table-cell table:style-name="ce9" table:formula="of:=STDEV([.$E$3:.E654])" office:value-type="float" office:value="0.00130317232177804" calcext:value-type="float">
            <text:p>0.0013031723</text:p>
          </table:table-cell>
          <table:table-cell table:style-name="ce9" table:formula="of:=[.G654]/[.H654]" office:value-type="float" office:value="7.6110833096717" calcext:value-type="float">
            <text:p>7.6110833097</text:p>
          </table:table-cell>
          <table:table-cell table:style-name="ce9" table:formula="of:=SLOPE([.I639:.I654];[.W639:.W654])" office:value-type="float" office:value="13.6065777475501" calcext:value-type="float">
            <text:p>13.6065777476</text:p>
          </table:table-cell>
          <table:table-cell table:style-name="ce17" table:formula="of:=AVERAGE([.D647:.D654])" office:value-type="float" office:value="0.063918745" calcext:value-type="float">
            <text:p>0.063918745</text:p>
          </table:table-cell>
          <table:table-cell table:style-name="ce19" table:formula="of:=([.D654] - [.K654])/[.K654]" office:value-type="percentage" office:value="0.000488980188832052" calcext:value-type="percentage">
            <text:p>0.049%</text:p>
          </table:table-cell>
          <table:table-cell table:style-name="ce22" table:formula="of:=[.D654]-[.L654]" office:value-type="float" office:value="0.063461019811168" calcext:value-type="float">
            <text:p>0.06346102</text:p>
          </table:table-cell>
          <table:table-cell table:style-name="ce27" table:formula="of:=ABS([.L653]-[.L654])" office:value-type="float" office:value="0.000791940019550134" calcext:value-type="float">
            <text:p>0.0007919</text:p>
          </table:table-cell>
          <table:table-cell table:style-name="ce34" table:formula="of:=IF(([.J654] &gt; [.$P$53]);(([.$M$53]+[.J654])/[.$O$53]);(([.$L$53]-[.J654])/[.$O$53]))" office:value-type="float" office:value="0.568254750298342" calcext:value-type="float">
            <text:p>0.57</text:p>
          </table:table-cell>
          <table:table-cell table:style-name="ce42" table:formula="of:=[.O654]-[.O653]" office:value-type="float" office:value="-0.00501024817455631" calcext:value-type="float">
            <text:p>-0.0050</text:p>
          </table:table-cell>
          <table:table-cell table:style-name="ce45" table:number-columns-repeated="2"/>
          <table:table-cell table:style-name="ce48" table:formula="of:=[.O654] - AVERAGE([.O649:.O654])" office:value-type="float" office:value="-0.0124686136133342" calcext:value-type="float">
            <text:p>-0.0124686136</text:p>
          </table:table-cell>
          <table:table-cell table:style-name="ce45" table:formula="of:=[.M654]-[.M653]" office:value-type="float" office:value="-0.000741940019550122" calcext:value-type="float">
            <text:p>-0.001</text:p>
          </table:table-cell>
          <table:table-cell table:style-name="ce45" table:formula="of:=AVERAGE([.O649:.O654])" office:value-type="float" office:value="0.580723363911676" calcext:value-type="float">
            <text:p>0.581</text:p>
          </table:table-cell>
          <table:table-cell table:style-name="ce9"/>
          <table:table-cell table:style-name="ce14" table:formula="of:=LOG([.X654])" office:value-type="float" office:value="3.13481437032046" calcext:value-type="float">
            <text:p>3.1348143703</text:p>
          </table:table-cell>
          <table:table-cell table:style-name="ce44" table:formula="of:=[.X653]+1" office:value-type="float" office:value="1364" calcext:value-type="float">
            <text:p>136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55]/[.D654]" office:value-type="percentage" office:value="-0.000234558248631761" calcext:value-type="percentage">
            <text:p>-0.0235%</text:p>
          </table:table-cell>
          <table:table-cell table:style-name="ce6" table:formula="of:=([.D655]-[.D654])" office:value-type="float" office:value="-0.0000150000000000011" calcext:value-type="float">
            <text:p>-0.00001500</text:p>
          </table:table-cell>
          <table:table-cell table:style-name="ce8" office:value-type="float" office:value="0.063935" calcext:value-type="float">
            <text:p>0.063935</text:p>
          </table:table-cell>
          <table:table-cell table:style-name="ce10" table:formula="of:=[.B655]-[.$S$2]" office:value-type="float" office:value="-0.000237243425102349" calcext:value-type="float">
            <text:p>-0.00023724</text:p>
          </table:table-cell>
          <table:table-cell table:style-name="ce9" table:formula="of:=SUM([.$E$3:.E655])" office:value-type="float" office:value="0.011950953353087" calcext:value-type="float">
            <text:p>0.0119509534</text:p>
          </table:table-cell>
          <table:table-cell table:style-name="ce12" table:formula="of:=MAX([.$E$3:.E655]) - MIN([.$E$3:.E655])" office:value-type="float" office:value="0.00991855310791096" calcext:value-type="float">
            <text:p>0.009918553</text:p>
          </table:table-cell>
          <table:table-cell table:style-name="ce9" table:formula="of:=STDEV([.$E$3:.E655])" office:value-type="float" office:value="0.00130221108961335" calcext:value-type="float">
            <text:p>0.0013022111</text:p>
          </table:table-cell>
          <table:table-cell table:style-name="ce9" table:formula="of:=[.G655]/[.H655]" office:value-type="float" office:value="7.61670146032617" calcext:value-type="float">
            <text:p>7.6167014603</text:p>
          </table:table-cell>
          <table:table-cell table:style-name="ce9" table:formula="of:=SLOPE([.I640:.I655];[.W640:.W655])" office:value-type="float" office:value="13.7217818186019" calcext:value-type="float">
            <text:p>13.7217818186</text:p>
          </table:table-cell>
          <table:table-cell table:style-name="ce17" table:formula="of:=AVERAGE([.D648:.D655])" office:value-type="float" office:value="0.06392312" calcext:value-type="float">
            <text:p>0.063923120</text:p>
          </table:table-cell>
          <table:table-cell table:style-name="ce19" table:formula="of:=([.D655] - [.K655])/[.K655]" office:value-type="percentage" office:value="0.000185848250210656" calcext:value-type="percentage">
            <text:p>0.019%</text:p>
          </table:table-cell>
          <table:table-cell table:style-name="ce22" table:formula="of:=[.D655]-[.L655]" office:value-type="float" office:value="0.0637491517497893" calcext:value-type="float">
            <text:p>0.06374915</text:p>
          </table:table-cell>
          <table:table-cell table:style-name="ce27" table:formula="of:=ABS([.L654]-[.L655])" office:value-type="float" office:value="0.000303131938621397" calcext:value-type="float">
            <text:p>0.0003031</text:p>
          </table:table-cell>
          <table:table-cell table:style-name="ce34" table:formula="of:=IF(([.J655] &gt; [.$P$53]);(([.$M$53]+[.J655])/[.$O$53]);(([.$L$53]-[.J655])/[.$O$53]))" office:value-type="float" office:value="0.567634311638688" calcext:value-type="float">
            <text:p>0.57</text:p>
          </table:table-cell>
          <table:table-cell table:style-name="ce42" table:formula="of:=[.O655]-[.O654]" office:value-type="float" office:value="-0.000620438659653222" calcext:value-type="float">
            <text:p>-0.0006</text:p>
          </table:table-cell>
          <table:table-cell table:style-name="ce45" table:number-columns-repeated="2"/>
          <table:table-cell table:style-name="ce48" table:formula="of:=[.O655] - AVERAGE([.O650:.O655])" office:value-type="float" office:value="-0.00919545460653814" calcext:value-type="float">
            <text:p>-0.0091954546</text:p>
          </table:table-cell>
          <table:table-cell table:style-name="ce45" table:formula="of:=[.M655]-[.M654]" office:value-type="float" office:value="0.000288131938621386" calcext:value-type="float">
            <text:p>0.000</text:p>
          </table:table-cell>
          <table:table-cell table:style-name="ce45" table:formula="of:=AVERAGE([.O650:.O655])" office:value-type="float" office:value="0.576829766245227" calcext:value-type="float">
            <text:p>0.577</text:p>
          </table:table-cell>
          <table:table-cell table:style-name="ce9"/>
          <table:table-cell table:style-name="ce14" table:formula="of:=LOG([.X655])" office:value-type="float" office:value="3.13513265137677" calcext:value-type="float">
            <text:p>3.1351326514</text:p>
          </table:table-cell>
          <table:table-cell table:style-name="ce44" table:formula="of:=[.X654]+1" office:value-type="float" office:value="1365" calcext:value-type="float">
            <text:p>136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56]/[.D655]" office:value-type="percentage" office:value="0.000234613279111615" calcext:value-type="percentage">
            <text:p>0.0235%</text:p>
          </table:table-cell>
          <table:table-cell table:style-name="ce6" table:formula="of:=([.D656]-[.D655])" office:value-type="float" office:value="0.0000150000000000011" calcext:value-type="float">
            <text:p>0.00001500</text:p>
          </table:table-cell>
          <table:table-cell table:style-name="ce8" office:value-type="float" office:value="0.06395" calcext:value-type="float">
            <text:p>0.06395</text:p>
          </table:table-cell>
          <table:table-cell table:style-name="ce10" table:formula="of:=[.B656]-[.$S$2]" office:value-type="float" office:value="0.000231928102641027" calcext:value-type="float">
            <text:p>0.00023193</text:p>
          </table:table-cell>
          <table:table-cell table:style-name="ce9" table:formula="of:=SUM([.$E$3:.E656])" office:value-type="float" office:value="0.012182881455728" calcext:value-type="float">
            <text:p>0.0121828815</text:p>
          </table:table-cell>
          <table:table-cell table:style-name="ce12" table:formula="of:=MAX([.$E$3:.E656]) - MIN([.$E$3:.E656])" office:value-type="float" office:value="0.00991855310791096" calcext:value-type="float">
            <text:p>0.009918553</text:p>
          </table:table-cell>
          <table:table-cell table:style-name="ce9" table:formula="of:=STDEV([.$E$3:.E656])" office:value-type="float" office:value="0.00130124042198558" calcext:value-type="float">
            <text:p>0.0013012404</text:p>
          </table:table-cell>
          <table:table-cell table:style-name="ce9" table:formula="of:=[.G656]/[.H656]" office:value-type="float" office:value="7.62238318171525" calcext:value-type="float">
            <text:p>7.6223831817</text:p>
          </table:table-cell>
          <table:table-cell table:style-name="ce9" table:formula="of:=SLOPE([.I641:.I656];[.W641:.W656])" office:value-type="float" office:value="13.948489394736" calcext:value-type="float">
            <text:p>13.9484893947</text:p>
          </table:table-cell>
          <table:table-cell table:style-name="ce17" table:formula="of:=AVERAGE([.D649:.D656])" office:value-type="float" office:value="0.06392937125" calcext:value-type="float">
            <text:p>0.063929371</text:p>
          </table:table-cell>
          <table:table-cell table:style-name="ce19" table:formula="of:=([.D656] - [.K656])/[.K656]" office:value-type="percentage" office:value="0.000322680320432548" calcext:value-type="percentage">
            <text:p>0.032%</text:p>
          </table:table-cell>
          <table:table-cell table:style-name="ce22" table:formula="of:=[.D656]-[.L656]" office:value-type="float" office:value="0.0636273196795675" calcext:value-type="float">
            <text:p>0.06362732</text:p>
          </table:table-cell>
          <table:table-cell table:style-name="ce27" table:formula="of:=ABS([.L655]-[.L656])" office:value-type="float" office:value="0.000136832070221892" calcext:value-type="float">
            <text:p>0.0001368</text:p>
          </table:table-cell>
          <table:table-cell table:style-name="ce34" table:formula="of:=IF(([.J656] &gt; [.$P$53]);(([.$M$53]+[.J656])/[.$O$53]);(([.$L$53]-[.J656])/[.$O$53]))" office:value-type="float" office:value="0.566413363946601" calcext:value-type="float">
            <text:p>0.57</text:p>
          </table:table-cell>
          <table:table-cell table:style-name="ce42" table:formula="of:=[.O656]-[.O655]" office:value-type="float" office:value="-0.00122094769208769" calcext:value-type="float">
            <text:p>-0.0012</text:p>
          </table:table-cell>
          <table:table-cell table:style-name="ce45" table:number-columns-repeated="2"/>
          <table:table-cell table:style-name="ce48" table:formula="of:=[.O656] - AVERAGE([.O651:.O656])" office:value-type="float" office:value="-0.00669128302245281" calcext:value-type="float">
            <text:p>-0.0066912830</text:p>
          </table:table-cell>
          <table:table-cell table:style-name="ce45" table:formula="of:=[.M656]-[.M655]" office:value-type="float" office:value="-0.000121832070221886" calcext:value-type="float">
            <text:p>0.000</text:p>
          </table:table-cell>
          <table:table-cell table:style-name="ce45" table:formula="of:=AVERAGE([.O651:.O656])" office:value-type="float" office:value="0.573104646969054" calcext:value-type="float">
            <text:p>0.573</text:p>
          </table:table-cell>
          <table:table-cell table:style-name="ce9"/>
          <table:table-cell table:style-name="ce14" table:formula="of:=LOG([.X656])" office:value-type="float" office:value="3.13545069934551" calcext:value-type="float">
            <text:p>3.1354506993</text:p>
          </table:table-cell>
          <table:table-cell table:style-name="ce44" table:formula="of:=[.X655]+1" office:value-type="float" office:value="1366" calcext:value-type="float">
            <text:p>136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57]/[.D656]" office:value-type="percentage" office:value="-0.000453479280688057" calcext:value-type="percentage">
            <text:p>-0.0453%</text:p>
          </table:table-cell>
          <table:table-cell table:style-name="ce6" table:formula="of:=([.D657]-[.D656])" office:value-type="float" office:value="-0.0000290000000000012" calcext:value-type="float">
            <text:p>-0.00002900</text:p>
          </table:table-cell>
          <table:table-cell table:style-name="ce8" office:value-type="float" office:value="0.063921" calcext:value-type="float">
            <text:p>0.063921</text:p>
          </table:table-cell>
          <table:table-cell table:style-name="ce10" table:formula="of:=[.B657]-[.$S$2]" office:value-type="float" office:value="-0.000456164457158645" calcext:value-type="float">
            <text:p>-0.00045616</text:p>
          </table:table-cell>
          <table:table-cell table:style-name="ce9" table:formula="of:=SUM([.$E$3:.E657])" office:value-type="float" office:value="0.0117267169985694" calcext:value-type="float">
            <text:p>0.011726717</text:p>
          </table:table-cell>
          <table:table-cell table:style-name="ce12" table:formula="of:=MAX([.$E$3:.E657]) - MIN([.$E$3:.E657])" office:value-type="float" office:value="0.00991855310791096" calcext:value-type="float">
            <text:p>0.009918553</text:p>
          </table:table-cell>
          <table:table-cell table:style-name="ce9" table:formula="of:=STDEV([.$E$3:.E657])" office:value-type="float" office:value="0.00130037754876417" calcext:value-type="float">
            <text:p>0.0013003775</text:p>
          </table:table-cell>
          <table:table-cell table:style-name="ce9" table:formula="of:=[.G657]/[.H657]" office:value-type="float" office:value="7.62744105920405" calcext:value-type="float">
            <text:p>7.6274410592</text:p>
          </table:table-cell>
          <table:table-cell table:style-name="ce9" table:formula="of:=SLOPE([.I642:.I657];[.W642:.W657])" office:value-type="float" office:value="14.2958882302192" calcext:value-type="float">
            <text:p>14.2958882302</text:p>
          </table:table-cell>
          <table:table-cell table:style-name="ce17" table:formula="of:=AVERAGE([.D650:.D657])" office:value-type="float" office:value="0.0639288725" calcext:value-type="float">
            <text:p>0.063928873</text:p>
          </table:table-cell>
          <table:table-cell table:style-name="ce19" table:formula="of:=([.D657] - [.K657])/[.K657]" office:value-type="percentage" office:value="-0.000123144671447034" calcext:value-type="percentage">
            <text:p>-0.012%</text:p>
          </table:table-cell>
          <table:table-cell table:style-name="ce22" table:formula="of:=[.D657]-[.L657]" office:value-type="float" office:value="0.064044144671447" calcext:value-type="float">
            <text:p>0.06404414</text:p>
          </table:table-cell>
          <table:table-cell table:style-name="ce27" table:formula="of:=ABS([.L656]-[.L657])" office:value-type="float" office:value="0.000445824991879582" calcext:value-type="float">
            <text:p>0.0004458</text:p>
          </table:table-cell>
          <table:table-cell table:style-name="ce34" table:formula="of:=IF(([.J657] &gt; [.$P$53]);(([.$M$53]+[.J657])/[.$O$53]);(([.$L$53]-[.J657])/[.$O$53]))" office:value-type="float" office:value="0.564542426002443" calcext:value-type="float">
            <text:p>0.56</text:p>
          </table:table-cell>
          <table:table-cell table:style-name="ce42" table:formula="of:=[.O657]-[.O656]" office:value-type="float" office:value="-0.0018709379441576" calcext:value-type="float">
            <text:p>-0.0019</text:p>
          </table:table-cell>
          <table:table-cell table:style-name="ce45" table:number-columns-repeated="2"/>
          <table:table-cell table:style-name="ce48" table:formula="of:=[.O657] - AVERAGE([.O652:.O657])" office:value-type="float" office:value="-0.00523100668026577" calcext:value-type="float">
            <text:p>-0.0052310067</text:p>
          </table:table-cell>
          <table:table-cell table:style-name="ce45" table:formula="of:=[.M657]-[.M656]" office:value-type="float" office:value="0.000416824991879575" calcext:value-type="float">
            <text:p>0.000</text:p>
          </table:table-cell>
          <table:table-cell table:style-name="ce45" table:formula="of:=AVERAGE([.O652:.O657])" office:value-type="float" office:value="0.569773432682709" calcext:value-type="float">
            <text:p>0.570</text:p>
          </table:table-cell>
          <table:table-cell table:style-name="ce9"/>
          <table:table-cell table:style-name="ce14" table:formula="of:=LOG([.X657])" office:value-type="float" office:value="3.13576851456782" calcext:value-type="float">
            <text:p>3.1357685146</text:p>
          </table:table-cell>
          <table:table-cell table:style-name="ce44" table:formula="of:=[.X656]+1" office:value-type="float" office:value="1367" calcext:value-type="float">
            <text:p>136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58]/[.D657]" office:value-type="percentage" office:value="-0.00076672767947939" calcext:value-type="percentage">
            <text:p>-0.0767%</text:p>
          </table:table-cell>
          <table:table-cell table:style-name="ce6" table:formula="of:=([.D658]-[.D657])" office:value-type="float" office:value="-0.0000490100000000021" calcext:value-type="float">
            <text:p>-0.00004901</text:p>
          </table:table-cell>
          <table:table-cell table:style-name="ce8" office:value-type="float" office:value="0.06387199" calcext:value-type="float">
            <text:p>0.06387199</text:p>
          </table:table-cell>
          <table:table-cell table:style-name="ce10" table:formula="of:=[.B658]-[.$S$2]" office:value-type="float" office:value="-0.000769412855949978" calcext:value-type="float">
            <text:p>-0.00076941</text:p>
          </table:table-cell>
          <table:table-cell table:style-name="ce9" table:formula="of:=SUM([.$E$3:.E658])" office:value-type="float" office:value="0.0109573041426194" calcext:value-type="float">
            <text:p>0.0109573041</text:p>
          </table:table-cell>
          <table:table-cell table:style-name="ce12" table:formula="of:=MAX([.$E$3:.E658]) - MIN([.$E$3:.E658])" office:value-type="float" office:value="0.00991855310791096" calcext:value-type="float">
            <text:p>0.009918553</text:p>
          </table:table-cell>
          <table:table-cell table:style-name="ce9" table:formula="of:=STDEV([.$E$3:.E658])" office:value-type="float" office:value="0.00129974806665443" calcext:value-type="float">
            <text:p>0.0012997481</text:p>
          </table:table-cell>
          <table:table-cell table:style-name="ce9" table:formula="of:=[.G658]/[.H658]" office:value-type="float" office:value="7.63113511177708" calcext:value-type="float">
            <text:p>7.6311351118</text:p>
          </table:table-cell>
          <table:table-cell table:style-name="ce9" table:formula="of:=SLOPE([.I643:.I658];[.W643:.W658])" office:value-type="float" office:value="14.6790230658027" calcext:value-type="float">
            <text:p>14.6790230658</text:p>
          </table:table-cell>
          <table:table-cell table:style-name="ce17" table:formula="of:=AVERAGE([.D651:.D658])" office:value-type="float" office:value="0.06392224875" calcext:value-type="float">
            <text:p>0.063922249</text:p>
          </table:table-cell>
          <table:table-cell table:style-name="ce19" table:formula="of:=([.D658] - [.K658])/[.K658]" office:value-type="percentage" office:value="-0.000786248152760585" calcext:value-type="percentage">
            <text:p>-0.079%</text:p>
          </table:table-cell>
          <table:table-cell table:style-name="ce22" table:formula="of:=[.D658]-[.L658]" office:value-type="float" office:value="0.0646582381527606" calcext:value-type="float">
            <text:p>0.06465824</text:p>
          </table:table-cell>
          <table:table-cell table:style-name="ce27" table:formula="of:=ABS([.L657]-[.L658])" office:value-type="float" office:value="0.000663103481313551" calcext:value-type="float">
            <text:p>0.0006631</text:p>
          </table:table-cell>
          <table:table-cell table:style-name="ce34" table:formula="of:=IF(([.J658] &gt; [.$P$53]);(([.$M$53]+[.J658])/[.$O$53]);(([.$L$53]-[.J658])/[.$O$53]))" office:value-type="float" office:value="0.562479029616487" calcext:value-type="float">
            <text:p>0.56</text:p>
          </table:table-cell>
          <table:table-cell table:style-name="ce42" table:formula="of:=[.O658]-[.O657]" office:value-type="float" office:value="-0.00206339638595665" calcext:value-type="float">
            <text:p>-0.0021</text:p>
          </table:table-cell>
          <table:table-cell table:style-name="ce45" table:number-columns-repeated="2"/>
          <table:table-cell table:style-name="ce48" table:formula="of:=[.O658] - AVERAGE([.O653:.O658])" office:value-type="float" office:value="-0.00461911704608997" calcext:value-type="float">
            <text:p>-0.0046191170</text:p>
          </table:table-cell>
          <table:table-cell table:style-name="ce45" table:formula="of:=[.M658]-[.M657]" office:value-type="float" office:value="0.000614093481313555" calcext:value-type="float">
            <text:p>0.001</text:p>
          </table:table-cell>
          <table:table-cell table:style-name="ce45" table:formula="of:=AVERAGE([.O653:.O658])" office:value-type="float" office:value="0.567098146662577" calcext:value-type="float">
            <text:p>0.567</text:p>
          </table:table-cell>
          <table:table-cell table:style-name="ce9"/>
          <table:table-cell table:style-name="ce14" table:formula="of:=LOG([.X658])" office:value-type="float" office:value="3.1360860973841" calcext:value-type="float">
            <text:p>3.1360860974</text:p>
          </table:table-cell>
          <table:table-cell table:style-name="ce44" table:formula="of:=[.X657]+1" office:value-type="float" office:value="1368" calcext:value-type="float">
            <text:p>136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59]/[.D658]" office:value-type="percentage" office:value="-0.000000156563150899388" calcext:value-type="percentage">
            <text:p>0.0000%</text:p>
          </table:table-cell>
          <table:table-cell table:style-name="ce6" table:formula="of:=([.D659]-[.D658])" office:value-type="float" office:value="-0.0000000100000000086142" calcext:value-type="float">
            <text:p>-0.00000001</text:p>
          </table:table-cell>
          <table:table-cell table:style-name="ce8" office:value-type="float" office:value="0.06387198" calcext:value-type="float">
            <text:p>0.06387198</text:p>
          </table:table-cell>
          <table:table-cell table:style-name="ce10" table:formula="of:=[.B659]-[.$S$2]" office:value-type="float" office:value="-0.00000284173962148762" calcext:value-type="float">
            <text:p>-0.00000284</text:p>
          </table:table-cell>
          <table:table-cell table:style-name="ce9" table:formula="of:=SUM([.$E$3:.E659])" office:value-type="float" office:value="0.0109544624029979" calcext:value-type="float">
            <text:p>0.0109544624</text:p>
          </table:table-cell>
          <table:table-cell table:style-name="ce12" table:formula="of:=MAX([.$E$3:.E659]) - MIN([.$E$3:.E659])" office:value-type="float" office:value="0.00991855310791096" calcext:value-type="float">
            <text:p>0.009918553</text:p>
          </table:table-cell>
          <table:table-cell table:style-name="ce9" table:formula="of:=STDEV([.$E$3:.E659])" office:value-type="float" office:value="0.00129875725103561" calcext:value-type="float">
            <text:p>0.0012987573</text:p>
          </table:table-cell>
          <table:table-cell table:style-name="ce9" table:formula="of:=[.G659]/[.H659]" office:value-type="float" office:value="7.63695686780733" calcext:value-type="float">
            <text:p>7.6369568678</text:p>
          </table:table-cell>
          <table:table-cell table:style-name="ce9" table:formula="of:=SLOPE([.I644:.I659];[.W644:.W659])" office:value-type="float" office:value="15.1413178608451" calcext:value-type="float">
            <text:p>15.1413178608</text:p>
          </table:table-cell>
          <table:table-cell table:style-name="ce17" table:formula="of:=AVERAGE([.D652:.D659])" office:value-type="float" office:value="0.06391562125" calcext:value-type="float">
            <text:p>0.063915621</text:p>
          </table:table-cell>
          <table:table-cell table:style-name="ce19" table:formula="of:=([.D659] - [.K659])/[.K659]" office:value-type="percentage" office:value="-0.000682794740104382" calcext:value-type="percentage">
            <text:p>-0.068%</text:p>
          </table:table-cell>
          <table:table-cell table:style-name="ce22" table:formula="of:=[.D659]-[.L659]" office:value-type="float" office:value="0.0645547747401044" calcext:value-type="float">
            <text:p>0.06455477</text:p>
          </table:table-cell>
          <table:table-cell table:style-name="ce27" table:formula="of:=ABS([.L658]-[.L659])" office:value-type="float" office:value="0.000103453412656204" calcext:value-type="float">
            <text:p>0.0001035</text:p>
          </table:table-cell>
          <table:table-cell table:style-name="ce34" table:formula="of:=IF(([.J659] &gt; [.$P$53]);(([.$M$53]+[.J659])/[.$O$53]);(([.$L$53]-[.J659])/[.$O$53]))" office:value-type="float" office:value="0.559989312366202" calcext:value-type="float">
            <text:p>0.56</text:p>
          </table:table-cell>
          <table:table-cell table:style-name="ce42" table:formula="of:=[.O659]-[.O658]" office:value-type="float" office:value="-0.00248971725028424" calcext:value-type="float">
            <text:p>-0.0025</text:p>
          </table:table-cell>
          <table:table-cell table:style-name="ce45" table:number-columns-repeated="2"/>
          <table:table-cell table:style-name="ce48" table:formula="of:=[.O659] - AVERAGE([.O654:.O659])" office:value-type="float" office:value="-0.00489621994525813" calcext:value-type="float">
            <text:p>-0.0048962199</text:p>
          </table:table-cell>
          <table:table-cell table:style-name="ce45" table:formula="of:=[.M659]-[.M658]" office:value-type="float" office:value="-0.000103463412656213" calcext:value-type="float">
            <text:p>0.000</text:p>
          </table:table-cell>
          <table:table-cell table:style-name="ce45" table:formula="of:=AVERAGE([.O654:.O659])" office:value-type="float" office:value="0.56488553231146" calcext:value-type="float">
            <text:p>0.565</text:p>
          </table:table-cell>
          <table:table-cell table:style-name="ce9"/>
          <table:table-cell table:style-name="ce14" table:formula="of:=LOG([.X659])" office:value-type="float" office:value="3.13640344813399" calcext:value-type="float">
            <text:p>3.1364034481</text:p>
          </table:table-cell>
          <table:table-cell table:style-name="ce44" table:formula="of:=[.X658]+1" office:value-type="float" office:value="1369" calcext:value-type="float">
            <text:p>136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60]/[.D659]" office:value-type="percentage" office:value="0.000767472685205793" calcext:value-type="percentage">
            <text:p>0.0767%</text:p>
          </table:table-cell>
          <table:table-cell table:style-name="ce6" table:formula="of:=([.D660]-[.D659])" office:value-type="float" office:value="0.0000490200000000107" calcext:value-type="float">
            <text:p>0.00004902</text:p>
          </table:table-cell>
          <table:table-cell table:style-name="ce8" office:value-type="float" office:value="0.063921" calcext:value-type="float">
            <text:p>0.063921</text:p>
          </table:table-cell>
          <table:table-cell table:style-name="ce10" table:formula="of:=[.B660]-[.$S$2]" office:value-type="float" office:value="0.000764787508735205" calcext:value-type="float">
            <text:p>0.00076479</text:p>
          </table:table-cell>
          <table:table-cell table:style-name="ce9" table:formula="of:=SUM([.$E$3:.E660])" office:value-type="float" office:value="0.0117192499117331" calcext:value-type="float">
            <text:p>0.0117192499</text:p>
          </table:table-cell>
          <table:table-cell table:style-name="ce12" table:formula="of:=MAX([.$E$3:.E660]) - MIN([.$E$3:.E660])" office:value-type="float" office:value="0.00991855310791096" calcext:value-type="float">
            <text:p>0.009918553</text:p>
          </table:table-cell>
          <table:table-cell table:style-name="ce9" table:formula="of:=STDEV([.$E$3:.E660])" office:value-type="float" office:value="0.00129809613812797" calcext:value-type="float">
            <text:p>0.0012980961</text:p>
          </table:table-cell>
          <table:table-cell table:style-name="ce9" table:formula="of:=[.G660]/[.H660]" office:value-type="float" office:value="7.64084632607785" calcext:value-type="float">
            <text:p>7.6408463261</text:p>
          </table:table-cell>
          <table:table-cell table:style-name="ce9" table:formula="of:=SLOPE([.I645:.I660];[.W645:.W660])" office:value-type="float" office:value="15.6427765542327" calcext:value-type="float">
            <text:p>15.6427765542</text:p>
          </table:table-cell>
          <table:table-cell table:style-name="ce17" table:formula="of:=AVERAGE([.D653:.D660])" office:value-type="float" office:value="0.06391512125" calcext:value-type="float">
            <text:p>0.063915121</text:p>
          </table:table-cell>
          <table:table-cell table:style-name="ce19" table:formula="of:=([.D660] - [.K660])/[.K660]" office:value-type="percentage" office:value="0.0000919774520494612" calcext:value-type="percentage">
            <text:p>0.009%</text:p>
          </table:table-cell>
          <table:table-cell table:style-name="ce22" table:formula="of:=[.D660]-[.L660]" office:value-type="float" office:value="0.0638290225479505" calcext:value-type="float">
            <text:p>0.06382902</text:p>
          </table:table-cell>
          <table:table-cell table:style-name="ce27" table:formula="of:=ABS([.L659]-[.L660])" office:value-type="float" office:value="0.000774772192153843" calcext:value-type="float">
            <text:p>0.0007748</text:p>
          </table:table-cell>
          <table:table-cell table:style-name="ce34" table:formula="of:=IF(([.J660] &gt; [.$P$53]);(([.$M$53]+[.J660])/[.$O$53]);(([.$L$53]-[.J660])/[.$O$53]))" office:value-type="float" office:value="0.557288675515818" calcext:value-type="float">
            <text:p>0.56</text:p>
          </table:table-cell>
          <table:table-cell table:style-name="ce42" table:formula="of:=[.O660]-[.O659]" office:value-type="float" office:value="-0.0027006368503838" calcext:value-type="float">
            <text:p>-0.0027</text:p>
          </table:table-cell>
          <table:table-cell table:style-name="ce45" table:number-columns-repeated="2"/>
          <table:table-cell table:style-name="ce48" table:formula="of:=[.O660] - AVERAGE([.O655:.O660])" office:value-type="float" office:value="-0.00576917766522156" calcext:value-type="float">
            <text:p>-0.0057691777</text:p>
          </table:table-cell>
          <table:table-cell table:style-name="ce45" table:formula="of:=[.M660]-[.M659]" office:value-type="float" office:value="-0.000725752192153831" calcext:value-type="float">
            <text:p>-0.001</text:p>
          </table:table-cell>
          <table:table-cell table:style-name="ce45" table:formula="of:=AVERAGE([.O655:.O660])" office:value-type="float" office:value="0.56305785318104" calcext:value-type="float">
            <text:p>0.563</text:p>
          </table:table-cell>
          <table:table-cell table:style-name="ce9"/>
          <table:table-cell table:style-name="ce14" table:formula="of:=LOG([.X660])" office:value-type="float" office:value="3.13672056715641" calcext:value-type="float">
            <text:p>3.1367205672</text:p>
          </table:table-cell>
          <table:table-cell table:style-name="ce44" table:formula="of:=[.X659]+1" office:value-type="float" office:value="1370" calcext:value-type="float">
            <text:p>137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61]/[.D660]" office:value-type="percentage" office:value="0.00123230237324184" calcext:value-type="percentage">
            <text:p>0.1232%</text:p>
          </table:table-cell>
          <table:table-cell table:style-name="ce6" table:formula="of:=([.D661]-[.D660])" office:value-type="float" office:value="0.0000787699999999919" calcext:value-type="float">
            <text:p>0.00007877</text:p>
          </table:table-cell>
          <table:table-cell table:style-name="ce8" office:value-type="float" office:value="0.06399977" calcext:value-type="float">
            <text:p>0.06399977</text:p>
          </table:table-cell>
          <table:table-cell table:style-name="ce10" table:formula="of:=[.B661]-[.$S$2]" office:value-type="float" office:value="0.00122961719677126" calcext:value-type="float">
            <text:p>0.00122962</text:p>
          </table:table-cell>
          <table:table-cell table:style-name="ce9" table:formula="of:=SUM([.$E$3:.E661])" office:value-type="float" office:value="0.0129488671085044" calcext:value-type="float">
            <text:p>0.0129488671</text:p>
          </table:table-cell>
          <table:table-cell table:style-name="ce12" table:formula="of:=MAX([.$E$3:.E661]) - MIN([.$E$3:.E661])" office:value-type="float" office:value="0.00991855310791096" calcext:value-type="float">
            <text:p>0.009918553</text:p>
          </table:table-cell>
          <table:table-cell table:style-name="ce9" table:formula="of:=STDEV([.$E$3:.E661])" office:value-type="float" office:value="0.00129796804719927" calcext:value-type="float">
            <text:p>0.001297968</text:p>
          </table:table-cell>
          <table:table-cell table:style-name="ce9" table:formula="of:=[.G661]/[.H661]" office:value-type="float" office:value="7.64160036860152" calcext:value-type="float">
            <text:p>7.6416003686</text:p>
          </table:table-cell>
          <table:table-cell table:style-name="ce9" table:formula="of:=SLOPE([.I646:.I661];[.W646:.W661])" office:value-type="float" office:value="15.9538586160424" calcext:value-type="float">
            <text:p>15.953858616</text:p>
          </table:table-cell>
          <table:table-cell table:style-name="ce17" table:formula="of:=AVERAGE([.D654:.D661])" office:value-type="float" office:value="0.0639275925" calcext:value-type="float">
            <text:p>0.063927593</text:p>
          </table:table-cell>
          <table:table-cell table:style-name="ce19" table:formula="of:=([.D661] - [.K661])/[.K661]" office:value-type="percentage" office:value="0.00112905080853768" calcext:value-type="percentage">
            <text:p>0.113%</text:p>
          </table:table-cell>
          <table:table-cell table:style-name="ce22" table:formula="of:=[.D661]-[.L661]" office:value-type="float" office:value="0.0628707191914623" calcext:value-type="float">
            <text:p>0.06287072</text:p>
          </table:table-cell>
          <table:table-cell table:style-name="ce27" table:formula="of:=ABS([.L660]-[.L661])" office:value-type="float" office:value="0.00103707335648822" calcext:value-type="float">
            <text:p>0.0010371</text:p>
          </table:table-cell>
          <table:table-cell table:style-name="ce34" table:formula="of:=IF(([.J661] &gt; [.$P$53]);(([.$M$53]+[.J661])/[.$O$53]);(([.$L$53]-[.J661])/[.$O$53]))" office:value-type="float" office:value="0.555613323805509" calcext:value-type="float">
            <text:p>0.56</text:p>
          </table:table-cell>
          <table:table-cell table:style-name="ce42" table:formula="of:=[.O661]-[.O660]" office:value-type="float" office:value="-0.00167535171030997" calcext:value-type="float">
            <text:p>-0.0017</text:p>
          </table:table-cell>
          <table:table-cell table:style-name="ce45" table:number-columns-repeated="2"/>
          <table:table-cell table:style-name="ce48" table:formula="of:=[.O661] - AVERAGE([.O656:.O661])" office:value-type="float" office:value="-0.00544103140333474" calcext:value-type="float">
            <text:p>-0.0054410314</text:p>
          </table:table-cell>
          <table:table-cell table:style-name="ce45" table:formula="of:=[.M661]-[.M660]" office:value-type="float" office:value="-0.000958303356488235" calcext:value-type="float">
            <text:p>-0.001</text:p>
          </table:table-cell>
          <table:table-cell table:style-name="ce45" table:formula="of:=AVERAGE([.O656:.O661])" office:value-type="float" office:value="0.561054355208843" calcext:value-type="float">
            <text:p>0.561</text:p>
          </table:table-cell>
          <table:table-cell table:style-name="ce9"/>
          <table:table-cell table:style-name="ce14" table:formula="of:=LOG([.X661])" office:value-type="float" office:value="3.13703745478951" calcext:value-type="float">
            <text:p>3.1370374548</text:p>
          </table:table-cell>
          <table:table-cell table:style-name="ce44" table:formula="of:=[.X660]+1" office:value-type="float" office:value="1371" calcext:value-type="float">
            <text:p>137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62]/[.D661]" office:value-type="percentage" office:value="-0.000230938329934499" calcext:value-type="percentage">
            <text:p>-0.0231%</text:p>
          </table:table-cell>
          <table:table-cell table:style-name="ce6" table:formula="of:=([.D662]-[.D661])" office:value-type="float" office:value="-0.000014779999999992" calcext:value-type="float">
            <text:p>-0.00001478</text:p>
          </table:table-cell>
          <table:table-cell table:style-name="ce8" office:value-type="float" office:value="0.06398499" calcext:value-type="float">
            <text:p>0.06398499</text:p>
          </table:table-cell>
          <table:table-cell table:style-name="ce10" table:formula="of:=[.B662]-[.$S$2]" office:value-type="float" office:value="-0.000233623506405087" calcext:value-type="float">
            <text:p>-0.00023362</text:p>
          </table:table-cell>
          <table:table-cell table:style-name="ce9" table:formula="of:=SUM([.$E$3:.E662])" office:value-type="float" office:value="0.0127152436020993" calcext:value-type="float">
            <text:p>0.0127152436</text:p>
          </table:table-cell>
          <table:table-cell table:style-name="ce12" table:formula="of:=MAX([.$E$3:.E662]) - MIN([.$E$3:.E662])" office:value-type="float" office:value="0.00991855310791096" calcext:value-type="float">
            <text:p>0.009918553</text:p>
          </table:table-cell>
          <table:table-cell table:style-name="ce9" table:formula="of:=STDEV([.$E$3:.E662])" office:value-type="float" office:value="0.00129702034024634" calcext:value-type="float">
            <text:p>0.0012970203</text:p>
          </table:table-cell>
          <table:table-cell table:style-name="ce9" table:formula="of:=[.G662]/[.H662]" office:value-type="float" office:value="7.64718393392902" calcext:value-type="float">
            <text:p>7.6471839339</text:p>
          </table:table-cell>
          <table:table-cell table:style-name="ce9" table:formula="of:=SLOPE([.I647:.I662];[.W647:.W662])" office:value-type="float" office:value="15.6683520537489" calcext:value-type="float">
            <text:p>15.6683520537</text:p>
          </table:table-cell>
          <table:table-cell table:style-name="ce17" table:formula="of:=AVERAGE([.D655:.D662])" office:value-type="float" office:value="0.06393196625" calcext:value-type="float">
            <text:p>0.063931966</text:p>
          </table:table-cell>
          <table:table-cell table:style-name="ce19" table:formula="of:=([.D662] - [.K662])/[.K662]" office:value-type="percentage" office:value="0.000829377744971293" calcext:value-type="percentage">
            <text:p>0.083%</text:p>
          </table:table-cell>
          <table:table-cell table:style-name="ce22" table:formula="of:=[.D662]-[.L662]" office:value-type="float" office:value="0.0631556122550287" calcext:value-type="float">
            <text:p>0.06315561</text:p>
          </table:table-cell>
          <table:table-cell table:style-name="ce27" table:formula="of:=ABS([.L661]-[.L662])" office:value-type="float" office:value="0.000299673063566389" calcext:value-type="float">
            <text:p>0.0002997</text:p>
          </table:table-cell>
          <table:table-cell table:style-name="ce34" table:formula="of:=IF(([.J662] &gt; [.$P$53]);(([.$M$53]+[.J662])/[.$O$53]);(([.$L$53]-[.J662])/[.$O$53]))" office:value-type="float" office:value="0.557150937079191" calcext:value-type="float">
            <text:p>0.56</text:p>
          </table:table-cell>
          <table:table-cell table:style-name="ce42" table:formula="of:=[.O662]-[.O661]" office:value-type="float" office:value="0.0015376132736824" calcext:value-type="float">
            <text:p>0.0015</text:p>
          </table:table-cell>
          <table:table-cell table:style-name="ce45" table:number-columns-repeated="2"/>
          <table:table-cell table:style-name="ce48" table:formula="of:=[.O662] - AVERAGE([.O657:.O662])" office:value-type="float" office:value="-0.00235968031841749" calcext:value-type="float">
            <text:p>-0.0023596803</text:p>
          </table:table-cell>
          <table:table-cell table:style-name="ce45" table:formula="of:=[.M662]-[.M661]" office:value-type="float" office:value="0.000284893063566397" calcext:value-type="float">
            <text:p>0.000</text:p>
          </table:table-cell>
          <table:table-cell table:style-name="ce45" table:formula="of:=AVERAGE([.O657:.O662])" office:value-type="float" office:value="0.559510617397608" calcext:value-type="float">
            <text:p>0.560</text:p>
          </table:table-cell>
          <table:table-cell table:style-name="ce9"/>
          <table:table-cell table:style-name="ce14" table:formula="of:=LOG([.X662])" office:value-type="float" office:value="3.13735411137073" calcext:value-type="float">
            <text:p>3.1373541114</text:p>
          </table:table-cell>
          <table:table-cell table:style-name="ce44" table:formula="of:=[.X661]+1" office:value-type="float" office:value="1372" calcext:value-type="float">
            <text:p>137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63]/[.D662]" office:value-type="percentage" office:value="-0.000781745843829902" calcext:value-type="percentage">
            <text:p>-0.0782%</text:p>
          </table:table-cell>
          <table:table-cell table:style-name="ce6" table:formula="of:=([.D663]-[.D662])" office:value-type="float" office:value="-0.0000500199999999978" calcext:value-type="float">
            <text:p>-0.00005002</text:p>
          </table:table-cell>
          <table:table-cell table:style-name="ce8" office:value-type="float" office:value="0.06393497" calcext:value-type="float">
            <text:p>0.06393497</text:p>
          </table:table-cell>
          <table:table-cell table:style-name="ce10" table:formula="of:=[.B663]-[.$S$2]" office:value-type="float" office:value="-0.00078443102030049" calcext:value-type="float">
            <text:p>-0.00078443</text:p>
          </table:table-cell>
          <table:table-cell table:style-name="ce9" table:formula="of:=SUM([.$E$3:.E663])" office:value-type="float" office:value="0.0119308125817988" calcext:value-type="float">
            <text:p>0.0119308126</text:p>
          </table:table-cell>
          <table:table-cell table:style-name="ce12" table:formula="of:=MAX([.$E$3:.E663]) - MIN([.$E$3:.E663])" office:value-type="float" office:value="0.00991855310791096" calcext:value-type="float">
            <text:p>0.009918553</text:p>
          </table:table-cell>
          <table:table-cell table:style-name="ce9" table:formula="of:=STDEV([.$E$3:.E663])" office:value-type="float" office:value="0.00129641431646471" calcext:value-type="float">
            <text:p>0.0012964143</text:p>
          </table:table-cell>
          <table:table-cell table:style-name="ce9" table:formula="of:=[.G663]/[.H663]" office:value-type="float" office:value="7.65075869800528" calcext:value-type="float">
            <text:p>7.650758698</text:p>
          </table:table-cell>
          <table:table-cell table:style-name="ce9" table:formula="of:=SLOPE([.I648:.I663];[.W648:.W663])" office:value-type="float" office:value="15.1685926619096" calcext:value-type="float">
            <text:p>15.1685926619</text:p>
          </table:table-cell>
          <table:table-cell table:style-name="ce17" table:formula="of:=AVERAGE([.D656:.D663])" office:value-type="float" office:value="0.0639319625" calcext:value-type="float">
            <text:p>0.063931963</text:p>
          </table:table-cell>
          <table:table-cell table:style-name="ce19" table:formula="of:=([.D663] - [.K663])/[.K663]" office:value-type="percentage" office:value="0.0000470421973987257" calcext:value-type="percentage">
            <text:p>0.005%</text:p>
          </table:table-cell>
          <table:table-cell table:style-name="ce22" table:formula="of:=[.D663]-[.L663]" office:value-type="float" office:value="0.0638879278026013" calcext:value-type="float">
            <text:p>0.06388793</text:p>
          </table:table-cell>
          <table:table-cell table:style-name="ce27" table:formula="of:=ABS([.L662]-[.L663])" office:value-type="float" office:value="0.000782335547572567" calcext:value-type="float">
            <text:p>0.0007823</text:p>
          </table:table-cell>
          <table:table-cell table:style-name="ce34" table:formula="of:=IF(([.J663] &gt; [.$P$53]);(([.$M$53]+[.J663])/[.$O$53]);(([.$L$53]-[.J663])/[.$O$53]))" office:value-type="float" office:value="0.559842422235843" calcext:value-type="float">
            <text:p>0.56</text:p>
          </table:table-cell>
          <table:table-cell table:style-name="ce42" table:formula="of:=[.O663]-[.O662]" office:value-type="float" office:value="0.00269148515665174" calcext:value-type="float">
            <text:p>0.0027</text:p>
          </table:table-cell>
          <table:table-cell table:style-name="ce45" table:number-columns-repeated="2"/>
          <table:table-cell table:style-name="ce48" table:formula="of:=[.O663] - AVERAGE([.O658:.O663])" office:value-type="float" office:value="0.00111513879933445" calcext:value-type="float">
            <text:p>0.0011151388</text:p>
          </table:table-cell>
          <table:table-cell table:style-name="ce45" table:formula="of:=[.M663]-[.M662]" office:value-type="float" office:value="0.000732315547572582" calcext:value-type="float">
            <text:p>0.001</text:p>
          </table:table-cell>
          <table:table-cell table:style-name="ce45" table:formula="of:=AVERAGE([.O658:.O663])" office:value-type="float" office:value="0.558727283436508" calcext:value-type="float">
            <text:p>0.559</text:p>
          </table:table-cell>
          <table:table-cell table:style-name="ce9"/>
          <table:table-cell table:style-name="ce14" table:formula="of:=LOG([.X663])" office:value-type="float" office:value="3.13767053723675" calcext:value-type="float">
            <text:p>3.1376705372</text:p>
          </table:table-cell>
          <table:table-cell table:style-name="ce44" table:formula="of:=[.X662]+1" office:value-type="float" office:value="1373" calcext:value-type="float">
            <text:p>137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64]/[.D663]" office:value-type="percentage" office:value="0.000704152985447445" calcext:value-type="percentage">
            <text:p>0.0704%</text:p>
          </table:table-cell>
          <table:table-cell table:style-name="ce6" table:formula="of:=([.D664]-[.D663])" office:value-type="float" office:value="0.0000450199999999928" calcext:value-type="float">
            <text:p>0.00004502</text:p>
          </table:table-cell>
          <table:table-cell table:style-name="ce8" office:value-type="float" office:value="0.06397999" calcext:value-type="float">
            <text:p>0.06397999</text:p>
          </table:table-cell>
          <table:table-cell table:style-name="ce10" table:formula="of:=[.B664]-[.$S$2]" office:value-type="float" office:value="0.000701467808976857" calcext:value-type="float">
            <text:p>0.00070147</text:p>
          </table:table-cell>
          <table:table-cell table:style-name="ce9" table:formula="of:=SUM([.$E$3:.E664])" office:value-type="float" office:value="0.0126322803907756" calcext:value-type="float">
            <text:p>0.0126322804</text:p>
          </table:table-cell>
          <table:table-cell table:style-name="ce12" table:formula="of:=MAX([.$E$3:.E664]) - MIN([.$E$3:.E664])" office:value-type="float" office:value="0.00991855310791096" calcext:value-type="float">
            <text:p>0.009918553</text:p>
          </table:table-cell>
          <table:table-cell table:style-name="ce9" table:formula="of:=STDEV([.$E$3:.E664])" office:value-type="float" office:value="0.00129570558446117" calcext:value-type="float">
            <text:p>0.0012957056</text:p>
          </table:table-cell>
          <table:table-cell table:style-name="ce9" table:formula="of:=[.G664]/[.H664]" office:value-type="float" office:value="7.65494355111209" calcext:value-type="float">
            <text:p>7.6549435511</text:p>
          </table:table-cell>
          <table:table-cell table:style-name="ce9" table:formula="of:=SLOPE([.I649:.I664];[.W649:.W664])" office:value-type="float" office:value="14.7019367341232" calcext:value-type="float">
            <text:p>14.7019367341</text:p>
          </table:table-cell>
          <table:table-cell table:style-name="ce17" table:formula="of:=AVERAGE([.D657:.D664])" office:value-type="float" office:value="0.06393571125" calcext:value-type="float">
            <text:p>0.063935711</text:p>
          </table:table-cell>
          <table:table-cell table:style-name="ce19" table:formula="of:=([.D664] - [.K664])/[.K664]" office:value-type="percentage" office:value="0.000692551144490496" calcext:value-type="percentage">
            <text:p>0.069%</text:p>
          </table:table-cell>
          <table:table-cell table:style-name="ce22" table:formula="of:=[.D664]-[.L664]" office:value-type="float" office:value="0.0632874388555095" calcext:value-type="float">
            <text:p>0.06328744</text:p>
          </table:table-cell>
          <table:table-cell table:style-name="ce27" table:formula="of:=ABS([.L663]-[.L664])" office:value-type="float" office:value="0.00064550894709177" calcext:value-type="float">
            <text:p>0.0006455</text:p>
          </table:table-cell>
          <table:table-cell table:style-name="ce34" table:formula="of:=IF(([.J664] &gt; [.$P$53]);(([.$M$53]+[.J664])/[.$O$53]);(([.$L$53]-[.J664])/[.$O$53]))" office:value-type="float" office:value="0.562355626636621" calcext:value-type="float">
            <text:p>0.56</text:p>
          </table:table-cell>
          <table:table-cell table:style-name="ce42" table:formula="of:=[.O664]-[.O663]" office:value-type="float" office:value="0.00251320440077807" calcext:value-type="float">
            <text:p>0.0025</text:p>
          </table:table-cell>
          <table:table-cell table:style-name="ce45" table:number-columns-repeated="2"/>
          <table:table-cell table:style-name="ce48" table:formula="of:=[.O664] - AVERAGE([.O659:.O664])" office:value-type="float" office:value="0.00364891036342352" calcext:value-type="float">
            <text:p>0.0036489104</text:p>
          </table:table-cell>
          <table:table-cell table:style-name="ce45" table:formula="of:=[.M664]-[.M663]" office:value-type="float" office:value="-0.00060048894709179" calcext:value-type="float">
            <text:p>-0.001</text:p>
          </table:table-cell>
          <table:table-cell table:style-name="ce45" table:formula="of:=AVERAGE([.O659:.O664])" office:value-type="float" office:value="0.558706716273197" calcext:value-type="float">
            <text:p>0.559</text:p>
          </table:table-cell>
          <table:table-cell table:style-name="ce9"/>
          <table:table-cell table:style-name="ce14" table:formula="of:=LOG([.X664])" office:value-type="float" office:value="3.13798673272353" calcext:value-type="float">
            <text:p>3.1379867327</text:p>
          </table:table-cell>
          <table:table-cell table:style-name="ce44" table:formula="of:=[.X663]+1" office:value-type="float" office:value="1374" calcext:value-type="float">
            <text:p>137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65]/[.D664]" office:value-type="percentage" office:value="-0.00125023464367534" calcext:value-type="percentage">
            <text:p>-0.1250%</text:p>
          </table:table-cell>
          <table:table-cell table:style-name="ce6" table:formula="of:=([.D665]-[.D664])" office:value-type="float" office:value="-0.000079990000000002" calcext:value-type="float">
            <text:p>-0.00007999</text:p>
          </table:table-cell>
          <table:table-cell table:style-name="ce8" office:value-type="float" office:value="0.0639" calcext:value-type="float">
            <text:p>0.0639</text:p>
          </table:table-cell>
          <table:table-cell table:style-name="ce10" table:formula="of:=[.B665]-[.$S$2]" office:value-type="float" office:value="-0.00125291982014593" calcext:value-type="float">
            <text:p>-0.00125292</text:p>
          </table:table-cell>
          <table:table-cell table:style-name="ce9" table:formula="of:=SUM([.$E$3:.E665])" office:value-type="float" office:value="0.0113793605706297" calcext:value-type="float">
            <text:p>0.0113793606</text:p>
          </table:table-cell>
          <table:table-cell table:style-name="ce12" table:formula="of:=MAX([.$E$3:.E665]) - MIN([.$E$3:.E665])" office:value-type="float" office:value="0.00991855310791096" calcext:value-type="float">
            <text:p>0.009918553</text:p>
          </table:table-cell>
          <table:table-cell table:style-name="ce9" table:formula="of:=STDEV([.$E$3:.E665])" office:value-type="float" office:value="0.00129566868260873" calcext:value-type="float">
            <text:p>0.0012956687</text:p>
          </table:table-cell>
          <table:table-cell table:style-name="ce9" table:formula="of:=[.G665]/[.H665]" office:value-type="float" office:value="7.65516157104357" calcext:value-type="float">
            <text:p>7.655161571</text:p>
          </table:table-cell>
          <table:table-cell table:style-name="ce9" table:formula="of:=SLOPE([.I650:.I665];[.W650:.W665])" office:value-type="float" office:value="13.9716555892548" calcext:value-type="float">
            <text:p>13.9716555893</text:p>
          </table:table-cell>
          <table:table-cell table:style-name="ce17" table:formula="of:=AVERAGE([.D658:.D665])" office:value-type="float" office:value="0.06393308625" calcext:value-type="float">
            <text:p>0.063933086</text:p>
          </table:table-cell>
          <table:table-cell table:style-name="ce19" table:formula="of:=([.D665] - [.K665])/[.K665]" office:value-type="percentage" office:value="-0.000517513731006665" calcext:value-type="percentage">
            <text:p>-0.052%</text:p>
          </table:table-cell>
          <table:table-cell table:style-name="ce22" table:formula="of:=[.D665]-[.L665]" office:value-type="float" office:value="0.0644175137310067" calcext:value-type="float">
            <text:p>0.06441751</text:p>
          </table:table-cell>
          <table:table-cell table:style-name="ce27" table:formula="of:=ABS([.L664]-[.L665])" office:value-type="float" office:value="0.00121006487549716" calcext:value-type="float">
            <text:p>0.0012101</text:p>
          </table:table-cell>
          <table:table-cell table:style-name="ce34" table:formula="of:=IF(([.J665] &gt; [.$P$53]);(([.$M$53]+[.J665])/[.$O$53]);(([.$L$53]-[.J665])/[.$O$53]))" office:value-type="float" office:value="0.566288600971254" calcext:value-type="float">
            <text:p>0.57</text:p>
          </table:table-cell>
          <table:table-cell table:style-name="ce42" table:formula="of:=[.O665]-[.O664]" office:value-type="float" office:value="0.00393297433463324" calcext:value-type="float">
            <text:p>0.0039</text:p>
          </table:table-cell>
          <table:table-cell table:style-name="ce45" table:number-columns-repeated="2"/>
          <table:table-cell table:style-name="ce48" table:formula="of:=[.O665] - AVERAGE([.O660:.O665])" office:value-type="float" office:value="0.00653200326388148" calcext:value-type="float">
            <text:p>0.0065320033</text:p>
          </table:table-cell>
          <table:table-cell table:style-name="ce45" table:formula="of:=[.M665]-[.M664]" office:value-type="float" office:value="0.00113007487549717" calcext:value-type="float">
            <text:p>0.001</text:p>
          </table:table-cell>
          <table:table-cell table:style-name="ce45" table:formula="of:=AVERAGE([.O660:.O665])" office:value-type="float" office:value="0.559756597707372" calcext:value-type="float">
            <text:p>0.560</text:p>
          </table:table-cell>
          <table:table-cell table:style-name="ce9"/>
          <table:table-cell table:style-name="ce14" table:formula="of:=LOG([.X665])" office:value-type="float" office:value="3.13830269816628" calcext:value-type="float">
            <text:p>3.1383026982</text:p>
          </table:table-cell>
          <table:table-cell table:style-name="ce44" table:formula="of:=[.X664]+1" office:value-type="float" office:value="1375" calcext:value-type="float">
            <text:p>137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66]/[.D665]" office:value-type="percentage" office:value="0" calcext:value-type="percentage">
            <text:p>0.0000%</text:p>
          </table:table-cell>
          <table:table-cell table:style-name="ce6" table:formula="of:=([.D666]-[.D665])" office:value-type="float" office:value="0" calcext:value-type="float">
            <text:p>0.00000000</text:p>
          </table:table-cell>
          <table:table-cell table:style-name="ce8" office:value-type="float" office:value="0.0639" calcext:value-type="float">
            <text:p>0.0639</text:p>
          </table:table-cell>
          <table:table-cell table:style-name="ce10" table:formula="of:=[.B666]-[.$S$2]" office:value-type="float" office:value="-0.00000268517647058823" calcext:value-type="float">
            <text:p>-0.00000269</text:p>
          </table:table-cell>
          <table:table-cell table:style-name="ce9" table:formula="of:=SUM([.$E$3:.E666])" office:value-type="float" office:value="0.0113766753941591" calcext:value-type="float">
            <text:p>0.0113766754</text:p>
          </table:table-cell>
          <table:table-cell table:style-name="ce12" table:formula="of:=MAX([.$E$3:.E666]) - MIN([.$E$3:.E666])" office:value-type="float" office:value="0.00991855310791096" calcext:value-type="float">
            <text:p>0.009918553</text:p>
          </table:table-cell>
          <table:table-cell table:style-name="ce9" table:formula="of:=STDEV([.$E$3:.E666])" office:value-type="float" office:value="0.00129469141731616" calcext:value-type="float">
            <text:p>0.0012946914</text:p>
          </table:table-cell>
          <table:table-cell table:style-name="ce9" table:formula="of:=[.G666]/[.H666]" office:value-type="float" office:value="7.66093987745101" calcext:value-type="float">
            <text:p>7.6609398775</text:p>
          </table:table-cell>
          <table:table-cell table:style-name="ce9" table:formula="of:=SLOPE([.I651:.I666];[.W651:.W666])" office:value-type="float" office:value="13.4475779316409" calcext:value-type="float">
            <text:p>13.4475779316</text:p>
          </table:table-cell>
          <table:table-cell table:style-name="ce17" table:formula="of:=AVERAGE([.D659:.D666])" office:value-type="float" office:value="0.0639365875" calcext:value-type="float">
            <text:p>0.063936588</text:p>
          </table:table-cell>
          <table:table-cell table:style-name="ce19" table:formula="of:=([.D666] - [.K666])/[.K666]" office:value-type="percentage" office:value="-0.000572246681135497" calcext:value-type="percentage">
            <text:p>-0.057%</text:p>
          </table:table-cell>
          <table:table-cell table:style-name="ce22" table:formula="of:=[.D666]-[.L666]" office:value-type="float" office:value="0.0644722466811355" calcext:value-type="float">
            <text:p>0.06447225</text:p>
          </table:table-cell>
          <table:table-cell table:style-name="ce27" table:formula="of:=ABS([.L665]-[.L666])" office:value-type="float" office:value="0.0000547329501288322" calcext:value-type="float">
            <text:p>0.0000547</text:p>
          </table:table-cell>
          <table:table-cell table:style-name="ce34" table:formula="of:=IF(([.J666] &gt; [.$P$53]);(([.$M$53]+[.J666])/[.$O$53]);(([.$L$53]-[.J666])/[.$O$53]))" office:value-type="float" office:value="0.569111053654352" calcext:value-type="float">
            <text:p>0.57</text:p>
          </table:table-cell>
          <table:table-cell table:style-name="ce42" table:formula="of:=[.O666]-[.O665]" office:value-type="float" office:value="0.00282245268309822" calcext:value-type="float">
            <text:p>0.0028</text:p>
          </table:table-cell>
          <table:table-cell table:style-name="ce45" table:number-columns-repeated="2"/>
          <table:table-cell table:style-name="ce48" table:formula="of:=[.O666] - AVERAGE([.O661:.O666])" office:value-type="float" office:value="0.00738405959055732" calcext:value-type="float">
            <text:p>0.0073840596</text:p>
          </table:table-cell>
          <table:table-cell table:style-name="ce45" table:formula="of:=[.M666]-[.M665]" office:value-type="float" office:value="0.0000547329501288246" calcext:value-type="float">
            <text:p>0.000</text:p>
          </table:table-cell>
          <table:table-cell table:style-name="ce45" table:formula="of:=AVERAGE([.O661:.O666])" office:value-type="float" office:value="0.561726994063795" calcext:value-type="float">
            <text:p>0.562</text:p>
          </table:table-cell>
          <table:table-cell table:style-name="ce9"/>
          <table:table-cell table:style-name="ce14" table:formula="of:=LOG([.X666])" office:value-type="float" office:value="3.13861843389949" calcext:value-type="float">
            <text:p>3.1386184339</text:p>
          </table:table-cell>
          <table:table-cell table:style-name="ce44" table:formula="of:=[.X665]+1" office:value-type="float" office:value="1376" calcext:value-type="float">
            <text:p>137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67]/[.D666]" office:value-type="percentage" office:value="-0.0000938967136149002" calcext:value-type="percentage">
            <text:p>-0.0094%</text:p>
          </table:table-cell>
          <table:table-cell table:style-name="ce6" table:formula="of:=([.D667]-[.D666])" office:value-type="float" office:value="-0.00000599999999999212" calcext:value-type="float">
            <text:p>-0.00000600</text:p>
          </table:table-cell>
          <table:table-cell table:style-name="ce8" office:value-type="float" office:value="0.063894" calcext:value-type="float">
            <text:p>0.063894</text:p>
          </table:table-cell>
          <table:table-cell table:style-name="ce10" table:formula="of:=[.B667]-[.$S$2]" office:value-type="float" office:value="-0.0000965818900854884" calcext:value-type="float">
            <text:p>-0.00009658</text:p>
          </table:table-cell>
          <table:table-cell table:style-name="ce9" table:formula="of:=SUM([.$E$3:.E667])" office:value-type="float" office:value="0.0112800935040736" calcext:value-type="float">
            <text:p>0.0112800935</text:p>
          </table:table-cell>
          <table:table-cell table:style-name="ce12" table:formula="of:=MAX([.$E$3:.E667]) - MIN([.$E$3:.E667])" office:value-type="float" office:value="0.00991855310791096" calcext:value-type="float">
            <text:p>0.009918553</text:p>
          </table:table-cell>
          <table:table-cell table:style-name="ce9" table:formula="of:=STDEV([.$E$3:.E667])" office:value-type="float" office:value="0.00129372364705196" calcext:value-type="float">
            <text:p>0.0012937236</text:p>
          </table:table-cell>
          <table:table-cell table:style-name="ce9" table:formula="of:=[.G667]/[.H667]" office:value-type="float" office:value="7.66667064524376" calcext:value-type="float">
            <text:p>7.6666706452</text:p>
          </table:table-cell>
          <table:table-cell table:style-name="ce9" table:formula="of:=SLOPE([.I652:.I667];[.W652:.W667])" office:value-type="float" office:value="13.1274745501307" calcext:value-type="float">
            <text:p>13.1274745501</text:p>
          </table:table-cell>
          <table:table-cell table:style-name="ce17" table:formula="of:=AVERAGE([.D660:.D667])" office:value-type="float" office:value="0.06393934" calcext:value-type="float">
            <text:p>0.063939340</text:p>
          </table:table-cell>
          <table:table-cell table:style-name="ce19" table:formula="of:=([.D667] - [.K667])/[.K667]" office:value-type="percentage" office:value="-0.000709109602945617" calcext:value-type="percentage">
            <text:p>-0.071%</text:p>
          </table:table-cell>
          <table:table-cell table:style-name="ce22" table:formula="of:=[.D667]-[.L667]" office:value-type="float" office:value="0.0646031096029456" calcext:value-type="float">
            <text:p>0.06460311</text:p>
          </table:table-cell>
          <table:table-cell table:style-name="ce27" table:formula="of:=ABS([.L666]-[.L667])" office:value-type="float" office:value="0.00013686292181012" calcext:value-type="float">
            <text:p>0.0001369</text:p>
          </table:table-cell>
          <table:table-cell table:style-name="ce34" table:formula="of:=IF(([.J667] &gt; [.$P$53]);(([.$M$53]+[.J667])/[.$O$53]);(([.$L$53]-[.J667])/[.$O$53]))" office:value-type="float" office:value="0.570834990240632" calcext:value-type="float">
            <text:p>0.57</text:p>
          </table:table-cell>
          <table:table-cell table:style-name="ce42" table:formula="of:=[.O667]-[.O666]" office:value-type="float" office:value="0.00172393658627978" calcext:value-type="float">
            <text:p>0.0017</text:p>
          </table:table-cell>
          <table:table-cell table:style-name="ce45" table:number-columns-repeated="2"/>
          <table:table-cell table:style-name="ce48" table:formula="of:=[.O667] - AVERAGE([.O662:.O667])" office:value-type="float" office:value="0.00657105177098327" calcext:value-type="float">
            <text:p>0.0065710518</text:p>
          </table:table-cell>
          <table:table-cell table:style-name="ce45" table:formula="of:=[.M667]-[.M666]" office:value-type="float" office:value="0.000130862921810138" calcext:value-type="float">
            <text:p>0.000</text:p>
          </table:table-cell>
          <table:table-cell table:style-name="ce45" table:formula="of:=AVERAGE([.O662:.O667])" office:value-type="float" office:value="0.564263938469649" calcext:value-type="float">
            <text:p>0.564</text:p>
          </table:table-cell>
          <table:table-cell table:style-name="ce9"/>
          <table:table-cell table:style-name="ce14" table:formula="of:=LOG([.X667])" office:value-type="float" office:value="3.13893394025692" calcext:value-type="float">
            <text:p>3.1389339403</text:p>
          </table:table-cell>
          <table:table-cell table:style-name="ce44" table:formula="of:=[.X666]+1" office:value-type="float" office:value="1377" calcext:value-type="float">
            <text:p>137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68]/[.D667]" office:value-type="percentage" office:value="0.00165899771496533" calcext:value-type="percentage">
            <text:p>0.1659%</text:p>
          </table:table-cell>
          <table:table-cell table:style-name="ce6" table:formula="of:=([.D668]-[.D667])" office:value-type="float" office:value="0.000105999999999995" calcext:value-type="float">
            <text:p>0.00010600</text:p>
          </table:table-cell>
          <table:table-cell table:style-name="ce8" office:value-type="float" office:value="0.064" calcext:value-type="float">
            <text:p>0.064</text:p>
          </table:table-cell>
          <table:table-cell table:style-name="ce10" table:formula="of:=[.B668]-[.$S$2]" office:value-type="float" office:value="0.00165631253849474" calcext:value-type="float">
            <text:p>0.00165631</text:p>
          </table:table-cell>
          <table:table-cell table:style-name="ce9" table:formula="of:=SUM([.$E$3:.E668])" office:value-type="float" office:value="0.0129364060425684" calcext:value-type="float">
            <text:p>0.012936406</text:p>
          </table:table-cell>
          <table:table-cell table:style-name="ce12" table:formula="of:=MAX([.$E$3:.E668]) - MIN([.$E$3:.E668])" office:value-type="float" office:value="0.00991855310791096" calcext:value-type="float">
            <text:p>0.009918553</text:p>
          </table:table-cell>
          <table:table-cell table:style-name="ce9" table:formula="of:=STDEV([.$E$3:.E668])" office:value-type="float" office:value="0.00129431033345055" calcext:value-type="float">
            <text:p>0.0012943103</text:p>
          </table:table-cell>
          <table:table-cell table:style-name="ce9" table:formula="of:=[.G668]/[.H668]" office:value-type="float" office:value="7.66319548841791" calcext:value-type="float">
            <text:p>7.6631954884</text:p>
          </table:table-cell>
          <table:table-cell table:style-name="ce9" table:formula="of:=SLOPE([.I653:.I668];[.W653:.W668])" office:value-type="float" office:value="12.3730638729881" calcext:value-type="float">
            <text:p>12.373063873</text:p>
          </table:table-cell>
          <table:table-cell table:style-name="ce17" table:formula="of:=AVERAGE([.D661:.D668])" office:value-type="float" office:value="0.063949215" calcext:value-type="float">
            <text:p>0.063949215</text:p>
          </table:table-cell>
          <table:table-cell table:style-name="ce19" table:formula="of:=([.D668] - [.K668])/[.K668]" office:value-type="percentage" office:value="0.000794145792094518" calcext:value-type="percentage">
            <text:p>0.079%</text:p>
          </table:table-cell>
          <table:table-cell table:style-name="ce22" table:formula="of:=[.D668]-[.L668]" office:value-type="float" office:value="0.0632058542079055" calcext:value-type="float">
            <text:p>0.06320585</text:p>
          </table:table-cell>
          <table:table-cell table:style-name="ce27" table:formula="of:=ABS([.L667]-[.L668])" office:value-type="float" office:value="0.00150325539504014" calcext:value-type="float">
            <text:p>0.0015033</text:p>
          </table:table-cell>
          <table:table-cell table:style-name="ce34" table:formula="of:=IF(([.J668] &gt; [.$P$53]);(([.$M$53]+[.J668])/[.$O$53]);(([.$L$53]-[.J668])/[.$O$53]))" office:value-type="float" office:value="0.574897915665757" calcext:value-type="float">
            <text:p>0.57</text:p>
          </table:table-cell>
          <table:table-cell table:style-name="ce42" table:formula="of:=[.O668]-[.O667]" office:value-type="float" office:value="0.0040629254251251" calcext:value-type="float">
            <text:p>0.0041</text:p>
          </table:table-cell>
          <table:table-cell table:style-name="ce45" table:number-columns-repeated="2"/>
          <table:table-cell table:style-name="ce48" table:formula="of:=[.O668] - AVERAGE([.O663:.O668])" office:value-type="float" office:value="0.00767614743168066" calcext:value-type="float">
            <text:p>0.0076761474</text:p>
          </table:table-cell>
          <table:table-cell table:style-name="ce45" table:formula="of:=[.M668]-[.M667]" office:value-type="float" office:value="-0.00139725539504015" calcext:value-type="float">
            <text:p>-0.001</text:p>
          </table:table-cell>
          <table:table-cell table:style-name="ce45" table:formula="of:=AVERAGE([.O663:.O668])" office:value-type="float" office:value="0.567221768234076" calcext:value-type="float">
            <text:p>0.567</text:p>
          </table:table-cell>
          <table:table-cell table:style-name="ce9"/>
          <table:table-cell table:style-name="ce14" table:formula="of:=LOG([.X668])" office:value-type="float" office:value="3.13924921757161" calcext:value-type="float">
            <text:p>3.1392492176</text:p>
          </table:table-cell>
          <table:table-cell table:style-name="ce44" table:formula="of:=[.X667]+1" office:value-type="float" office:value="1378" calcext:value-type="float">
            <text:p>137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69]/[.D668]" office:value-type="percentage" office:value="0" calcext:value-type="percentage">
            <text:p>0.0000%</text:p>
          </table:table-cell>
          <table:table-cell table:style-name="ce6" table:formula="of:=([.D669]-[.D668])" office:value-type="float" office:value="0" calcext:value-type="float">
            <text:p>0.00000000</text:p>
          </table:table-cell>
          <table:table-cell table:style-name="ce8" office:value-type="float" office:value="0.064" calcext:value-type="float">
            <text:p>0.064</text:p>
          </table:table-cell>
          <table:table-cell table:style-name="ce10" table:formula="of:=[.B669]-[.$S$2]" office:value-type="float" office:value="-0.00000268517647058823" calcext:value-type="float">
            <text:p>-0.00000269</text:p>
          </table:table-cell>
          <table:table-cell table:style-name="ce9" table:formula="of:=SUM([.$E$3:.E669])" office:value-type="float" office:value="0.0129337208660978" calcext:value-type="float">
            <text:p>0.0129337209</text:p>
          </table:table-cell>
          <table:table-cell table:style-name="ce12" table:formula="of:=MAX([.$E$3:.E669]) - MIN([.$E$3:.E669])" office:value-type="float" office:value="0.00991855310791096" calcext:value-type="float">
            <text:p>0.009918553</text:p>
          </table:table-cell>
          <table:table-cell table:style-name="ce9" table:formula="of:=STDEV([.$E$3:.E669])" office:value-type="float" office:value="0.00129333854728877" calcext:value-type="float">
            <text:p>0.0012933385</text:p>
          </table:table-cell>
          <table:table-cell table:style-name="ce9" table:formula="of:=[.G669]/[.H669]" office:value-type="float" office:value="7.66895344510008" calcext:value-type="float">
            <text:p>7.6689534451</text:p>
          </table:table-cell>
          <table:table-cell table:style-name="ce9" table:formula="of:=SLOPE([.I654:.I669];[.W654:.W669])" office:value-type="float" office:value="11.8655012613296" calcext:value-type="float">
            <text:p>11.8655012613</text:p>
          </table:table-cell>
          <table:table-cell table:style-name="ce17" table:formula="of:=AVERAGE([.D662:.D669])" office:value-type="float" office:value="0.06394924375" calcext:value-type="float">
            <text:p>0.063949244</text:p>
          </table:table-cell>
          <table:table-cell table:style-name="ce19" table:formula="of:=([.D669] - [.K669])/[.K669]" office:value-type="percentage" office:value="0.00079369585977304" calcext:value-type="percentage">
            <text:p>0.079%</text:p>
          </table:table-cell>
          <table:table-cell table:style-name="ce22" table:formula="of:=[.D669]-[.L669]" office:value-type="float" office:value="0.063206304140227" calcext:value-type="float">
            <text:p>0.06320630</text:p>
          </table:table-cell>
          <table:table-cell table:style-name="ce27" table:formula="of:=ABS([.L668]-[.L669])" office:value-type="float" office:value="0.00000044993232147818" calcext:value-type="float">
            <text:p>0.0000004</text:p>
          </table:table-cell>
          <table:table-cell table:style-name="ce34" table:formula="of:=IF(([.J669] &gt; [.$P$53]);(([.$M$53]+[.J669])/[.$O$53]);(([.$L$53]-[.J669])/[.$O$53]))" office:value-type="float" office:value="0.577631425546026" calcext:value-type="float">
            <text:p>0.58</text:p>
          </table:table-cell>
          <table:table-cell table:style-name="ce42" table:formula="of:=[.O669]-[.O668]" office:value-type="float" office:value="0.00273350988026899" calcext:value-type="float">
            <text:p>0.0027</text:p>
          </table:table-cell>
          <table:table-cell table:style-name="ce45" table:number-columns-repeated="2"/>
          <table:table-cell table:style-name="ce48" table:formula="of:=[.O669] - AVERAGE([.O664:.O669])" office:value-type="float" office:value="0.00744482342691899" calcext:value-type="float">
            <text:p>0.0074448234</text:p>
          </table:table-cell>
          <table:table-cell table:style-name="ce45" table:formula="of:=[.M669]-[.M668]" office:value-type="float" office:value="0.000000449932321483493" calcext:value-type="float">
            <text:p>0.000</text:p>
          </table:table-cell>
          <table:table-cell table:style-name="ce45" table:formula="of:=AVERAGE([.O664:.O669])" office:value-type="float" office:value="0.570186602119107" calcext:value-type="float">
            <text:p>0.570</text:p>
          </table:table-cell>
          <table:table-cell table:style-name="ce9"/>
          <table:table-cell table:style-name="ce14" table:formula="of:=LOG([.X669])" office:value-type="float" office:value="3.13956426617585" calcext:value-type="float">
            <text:p>3.1395642662</text:p>
          </table:table-cell>
          <table:table-cell table:style-name="ce44" table:formula="of:=[.X668]+1" office:value-type="float" office:value="1379" calcext:value-type="float">
            <text:p>137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70]/[.D669]" office:value-type="percentage" office:value="0" calcext:value-type="percentage">
            <text:p>0.0000%</text:p>
          </table:table-cell>
          <table:table-cell table:style-name="ce6" table:formula="of:=([.D670]-[.D669])" office:value-type="float" office:value="0" calcext:value-type="float">
            <text:p>0.00000000</text:p>
          </table:table-cell>
          <table:table-cell table:style-name="ce8" office:value-type="float" office:value="0.064" calcext:value-type="float">
            <text:p>0.064</text:p>
          </table:table-cell>
          <table:table-cell table:style-name="ce10" table:formula="of:=[.B670]-[.$S$2]" office:value-type="float" office:value="-0.00000268517647058823" calcext:value-type="float">
            <text:p>-0.00000269</text:p>
          </table:table-cell>
          <table:table-cell table:style-name="ce9" table:formula="of:=SUM([.$E$3:.E670])" office:value-type="float" office:value="0.0129310356896272" calcext:value-type="float">
            <text:p>0.0129310357</text:p>
          </table:table-cell>
          <table:table-cell table:style-name="ce12" table:formula="of:=MAX([.$E$3:.E670]) - MIN([.$E$3:.E670])" office:value-type="float" office:value="0.00991855310791096" calcext:value-type="float">
            <text:p>0.009918553</text:p>
          </table:table-cell>
          <table:table-cell table:style-name="ce9" table:formula="of:=STDEV([.$E$3:.E670])" office:value-type="float" office:value="0.00129236894673786" calcext:value-type="float">
            <text:p>0.0012923689</text:p>
          </table:table-cell>
          <table:table-cell table:style-name="ce9" table:formula="of:=[.G670]/[.H670]" office:value-type="float" office:value="7.67470708186464" calcext:value-type="float">
            <text:p>7.6747070819</text:p>
          </table:table-cell>
          <table:table-cell table:style-name="ce9" table:formula="of:=SLOPE([.I655:.I670];[.W655:.W670])" office:value-type="float" office:value="11.4882906960937" calcext:value-type="float">
            <text:p>11.4882906961</text:p>
          </table:table-cell>
          <table:table-cell table:style-name="ce17" table:formula="of:=AVERAGE([.D663:.D670])" office:value-type="float" office:value="0.06395112" calcext:value-type="float">
            <text:p>0.063951120</text:p>
          </table:table-cell>
          <table:table-cell table:style-name="ce19" table:formula="of:=([.D670] - [.K670])/[.K670]" office:value-type="percentage" office:value="0.000764333759909149" calcext:value-type="percentage">
            <text:p>0.076%</text:p>
          </table:table-cell>
          <table:table-cell table:style-name="ce22" table:formula="of:=[.D670]-[.L670]" office:value-type="float" office:value="0.0632356662400909" calcext:value-type="float">
            <text:p>0.06323567</text:p>
          </table:table-cell>
          <table:table-cell table:style-name="ce27" table:formula="of:=ABS([.L669]-[.L670])" office:value-type="float" office:value="0.0000293620998638914" calcext:value-type="float">
            <text:p>0.0000294</text:p>
          </table:table-cell>
          <table:table-cell table:style-name="ce34" table:formula="of:=IF(([.J670] &gt; [.$P$53]);(([.$M$53]+[.J670])/[.$O$53]);(([.$L$53]-[.J670])/[.$O$53]))" office:value-type="float" office:value="0.579662916407114" calcext:value-type="float">
            <text:p>0.58</text:p>
          </table:table-cell>
          <table:table-cell table:style-name="ce42" table:formula="of:=[.O670]-[.O669]" office:value-type="float" office:value="0.00203149086108834" calcext:value-type="float">
            <text:p>0.0020</text:p>
          </table:table-cell>
          <table:table-cell table:style-name="ce45" table:number-columns-repeated="2"/>
          <table:table-cell table:style-name="ce48" table:formula="of:=[.O670] - AVERAGE([.O665:.O670])" office:value-type="float" office:value="0.0065917659929251" calcext:value-type="float">
            <text:p>0.0065917660</text:p>
          </table:table-cell>
          <table:table-cell table:style-name="ce45" table:formula="of:=[.M670]-[.M669]" office:value-type="float" office:value="0.0000293620998638999" calcext:value-type="float">
            <text:p>0.000</text:p>
          </table:table-cell>
          <table:table-cell table:style-name="ce45" table:formula="of:=AVERAGE([.O665:.O670])" office:value-type="float" office:value="0.573071150414189" calcext:value-type="float">
            <text:p>0.573</text:p>
          </table:table-cell>
          <table:table-cell table:style-name="ce9"/>
          <table:table-cell table:style-name="ce14" table:formula="of:=LOG([.X670])" office:value-type="float" office:value="3.13987908640124" calcext:value-type="float">
            <text:p>3.1398790864</text:p>
          </table:table-cell>
          <table:table-cell table:style-name="ce44" table:formula="of:=[.X669]+1" office:value-type="float" office:value="1380" calcext:value-type="float">
            <text:p>138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71]/[.D670]" office:value-type="percentage" office:value="0" calcext:value-type="percentage">
            <text:p>0.0000%</text:p>
          </table:table-cell>
          <table:table-cell table:style-name="ce6" table:formula="of:=([.D671]-[.D670])" office:value-type="float" office:value="0" calcext:value-type="float">
            <text:p>0.00000000</text:p>
          </table:table-cell>
          <table:table-cell table:style-name="ce8" office:value-type="float" office:value="0.064" calcext:value-type="float">
            <text:p>0.064</text:p>
          </table:table-cell>
          <table:table-cell table:style-name="ce10" table:formula="of:=[.B671]-[.$S$2]" office:value-type="float" office:value="-0.00000268517647058823" calcext:value-type="float">
            <text:p>-0.00000269</text:p>
          </table:table-cell>
          <table:table-cell table:style-name="ce9" table:formula="of:=SUM([.$E$3:.E671])" office:value-type="float" office:value="0.0129283505131566" calcext:value-type="float">
            <text:p>0.0129283505</text:p>
          </table:table-cell>
          <table:table-cell table:style-name="ce12" table:formula="of:=MAX([.$E$3:.E671]) - MIN([.$E$3:.E671])" office:value-type="float" office:value="0.00991855310791096" calcext:value-type="float">
            <text:p>0.009918553</text:p>
          </table:table-cell>
          <table:table-cell table:style-name="ce9" table:formula="of:=STDEV([.$E$3:.E671])" office:value-type="float" office:value="0.00129140152361744" calcext:value-type="float">
            <text:p>0.0012914015</text:p>
          </table:table-cell>
          <table:table-cell table:style-name="ce9" table:formula="of:=[.G671]/[.H671]" office:value-type="float" office:value="7.68045640842006" calcext:value-type="float">
            <text:p>7.6804564084</text:p>
          </table:table-cell>
          <table:table-cell table:style-name="ce9" table:formula="of:=SLOPE([.I656:.I671];[.W656:.W671])" office:value-type="float" office:value="11.3637866764889" calcext:value-type="float">
            <text:p>11.3637866765</text:p>
          </table:table-cell>
          <table:table-cell table:style-name="ce17" table:formula="of:=AVERAGE([.D664:.D671])" office:value-type="float" office:value="0.06395924875" calcext:value-type="float">
            <text:p>0.063959249</text:p>
          </table:table-cell>
          <table:table-cell table:style-name="ce19" table:formula="of:=([.D671] - [.K671])/[.K671]" office:value-type="percentage" office:value="0.00063714397520966" calcext:value-type="percentage">
            <text:p>0.064%</text:p>
          </table:table-cell>
          <table:table-cell table:style-name="ce22" table:formula="of:=[.D671]-[.L671]" office:value-type="float" office:value="0.0633628560247904" calcext:value-type="float">
            <text:p>0.06336286</text:p>
          </table:table-cell>
          <table:table-cell table:style-name="ce27" table:formula="of:=ABS([.L670]-[.L671])" office:value-type="float" office:value="0.000127189784699489" calcext:value-type="float">
            <text:p>0.0001272</text:p>
          </table:table-cell>
          <table:table-cell table:style-name="ce34" table:formula="of:=IF(([.J671] &gt; [.$P$53]);(([.$M$53]+[.J671])/[.$O$53]);(([.$L$53]-[.J671])/[.$O$53]))" office:value-type="float" office:value="0.580333440515679" calcext:value-type="float">
            <text:p>0.58</text:p>
          </table:table-cell>
          <table:table-cell table:style-name="ce42" table:formula="of:=[.O671]-[.O670]" office:value-type="float" office:value="0.00067052410856483" calcext:value-type="float">
            <text:p>0.0007</text:p>
          </table:table-cell>
          <table:table-cell table:style-name="ce45" table:number-columns-repeated="2"/>
          <table:table-cell table:style-name="ce48" table:formula="of:=[.O671] - AVERAGE([.O666:.O671])" office:value-type="float" office:value="0.00492148351075239" calcext:value-type="float">
            <text:p>0.0049214835</text:p>
          </table:table-cell>
          <table:table-cell table:style-name="ce45" table:formula="of:=[.M671]-[.M670]" office:value-type="float" office:value="0.000127189784699486" calcext:value-type="float">
            <text:p>0.000</text:p>
          </table:table-cell>
          <table:table-cell table:style-name="ce45" table:formula="of:=AVERAGE([.O666:.O671])" office:value-type="float" office:value="0.575411957004927" calcext:value-type="float">
            <text:p>0.575</text:p>
          </table:table-cell>
          <table:table-cell table:style-name="ce9"/>
          <table:table-cell table:style-name="ce14" table:formula="of:=LOG([.X671])" office:value-type="float" office:value="3.14019367857863" calcext:value-type="float">
            <text:p>3.1401936786</text:p>
          </table:table-cell>
          <table:table-cell table:style-name="ce44" table:formula="of:=[.X670]+1" office:value-type="float" office:value="1381" calcext:value-type="float">
            <text:p>138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72]/[.D671]" office:value-type="percentage" office:value="0" calcext:value-type="percentage">
            <text:p>0.0000%</text:p>
          </table:table-cell>
          <table:table-cell table:style-name="ce6" table:formula="of:=([.D672]-[.D671])" office:value-type="float" office:value="0" calcext:value-type="float">
            <text:p>0.00000000</text:p>
          </table:table-cell>
          <table:table-cell table:style-name="ce8" office:value-type="float" office:value="0.064" calcext:value-type="float">
            <text:p>0.064</text:p>
          </table:table-cell>
          <table:table-cell table:style-name="ce10" table:formula="of:=[.B672]-[.$S$2]" office:value-type="float" office:value="-0.00000268517647058823" calcext:value-type="float">
            <text:p>-0.00000269</text:p>
          </table:table-cell>
          <table:table-cell table:style-name="ce9" table:formula="of:=SUM([.$E$3:.E672])" office:value-type="float" office:value="0.012925665336686" calcext:value-type="float">
            <text:p>0.0129256653</text:p>
          </table:table-cell>
          <table:table-cell table:style-name="ce12" table:formula="of:=MAX([.$E$3:.E672]) - MIN([.$E$3:.E672])" office:value-type="float" office:value="0.00991855310791096" calcext:value-type="float">
            <text:p>0.009918553</text:p>
          </table:table-cell>
          <table:table-cell table:style-name="ce9" table:formula="of:=STDEV([.$E$3:.E672])" office:value-type="float" office:value="0.00129043626978993" calcext:value-type="float">
            <text:p>0.0012904363</text:p>
          </table:table-cell>
          <table:table-cell table:style-name="ce9" table:formula="of:=[.G672]/[.H672]" office:value-type="float" office:value="7.68620143443861" calcext:value-type="float">
            <text:p>7.6862014344</text:p>
          </table:table-cell>
          <table:table-cell table:style-name="ce9" table:formula="of:=SLOPE([.I657:.I672];[.W657:.W672])" office:value-type="float" office:value="11.4962468576787" calcext:value-type="float">
            <text:p>11.4962468577</text:p>
          </table:table-cell>
          <table:table-cell table:style-name="ce17" table:formula="of:=AVERAGE([.D665:.D672])" office:value-type="float" office:value="0.06396175" calcext:value-type="float">
            <text:p>0.063961750</text:p>
          </table:table-cell>
          <table:table-cell table:style-name="ce19" table:formula="of:=([.D672] - [.K672])/[.K672]" office:value-type="percentage" office:value="0.000598013656599508" calcext:value-type="percentage">
            <text:p>0.060%</text:p>
          </table:table-cell>
          <table:table-cell table:style-name="ce22" table:formula="of:=[.D672]-[.L672]" office:value-type="float" office:value="0.0634019863434005" calcext:value-type="float">
            <text:p>0.06340199</text:p>
          </table:table-cell>
          <table:table-cell table:style-name="ce27" table:formula="of:=ABS([.L671]-[.L672])" office:value-type="float" office:value="0.000039130318610152" calcext:value-type="float">
            <text:p>0.0000391</text:p>
          </table:table-cell>
          <table:table-cell table:style-name="ce34" table:formula="of:=IF(([.J672] &gt; [.$P$53]);(([.$M$53]+[.J672])/[.$O$53]);(([.$L$53]-[.J672])/[.$O$53]))" office:value-type="float" office:value="0.579620068006145" calcext:value-type="float">
            <text:p>0.58</text:p>
          </table:table-cell>
          <table:table-cell table:style-name="ce42" table:formula="of:=[.O672]-[.O671]" office:value-type="float" office:value="-0.000713372509534294" calcext:value-type="float">
            <text:p>-0.0007</text:p>
          </table:table-cell>
          <table:table-cell table:style-name="ce45" table:number-columns-repeated="2"/>
          <table:table-cell table:style-name="ce48" table:formula="of:=[.O672] - AVERAGE([.O667:.O672])" office:value-type="float" office:value="0.00245660860925267" calcext:value-type="float">
            <text:p>0.0024566086</text:p>
          </table:table-cell>
          <table:table-cell table:style-name="ce45" table:formula="of:=[.M672]-[.M671]" office:value-type="float" office:value="0.0000391303186101505" calcext:value-type="float">
            <text:p>0.000</text:p>
          </table:table-cell>
          <table:table-cell table:style-name="ce45" table:formula="of:=AVERAGE([.O667:.O672])" office:value-type="float" office:value="0.577163459396892" calcext:value-type="float">
            <text:p>0.577</text:p>
          </table:table-cell>
          <table:table-cell table:style-name="ce9"/>
          <table:table-cell table:style-name="ce14" table:formula="of:=LOG([.X672])" office:value-type="float" office:value="3.14050804303818" calcext:value-type="float">
            <text:p>3.140508043</text:p>
          </table:table-cell>
          <table:table-cell table:style-name="ce44" table:formula="of:=[.X671]+1" office:value-type="float" office:value="1382" calcext:value-type="float">
            <text:p>138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73]/[.D672]" office:value-type="percentage" office:value="-0.000542656249999949" calcext:value-type="percentage">
            <text:p>-0.0543%</text:p>
          </table:table-cell>
          <table:table-cell table:style-name="ce6" table:formula="of:=([.D673]-[.D672])" office:value-type="float" office:value="-0.0000347299999999967" calcext:value-type="float">
            <text:p>-0.00003473</text:p>
          </table:table-cell>
          <table:table-cell table:style-name="ce8" office:value-type="float" office:value="0.06396527" calcext:value-type="float">
            <text:p>0.06396527</text:p>
          </table:table-cell>
          <table:table-cell table:style-name="ce10" table:formula="of:=[.B673]-[.$S$2]" office:value-type="float" office:value="-0.000545341426470537" calcext:value-type="float">
            <text:p>-0.00054534</text:p>
          </table:table-cell>
          <table:table-cell table:style-name="ce9" table:formula="of:=SUM([.$E$3:.E673])" office:value-type="float" office:value="0.0123803239102155" calcext:value-type="float">
            <text:p>0.0123803239</text:p>
          </table:table-cell>
          <table:table-cell table:style-name="ce12" table:formula="of:=MAX([.$E$3:.E673]) - MIN([.$E$3:.E673])" office:value-type="float" office:value="0.00991855310791096" calcext:value-type="float">
            <text:p>0.009918553</text:p>
          </table:table-cell>
          <table:table-cell table:style-name="ce9" table:formula="of:=STDEV([.$E$3:.E673])" office:value-type="float" office:value="0.00128965711834139" calcext:value-type="float">
            <text:p>0.0012896571</text:p>
          </table:table-cell>
          <table:table-cell table:style-name="ce9" table:formula="of:=[.G673]/[.H673]" office:value-type="float" office:value="7.69084508343355" calcext:value-type="float">
            <text:p>7.6908450834</text:p>
          </table:table-cell>
          <table:table-cell table:style-name="ce9" table:formula="of:=SLOPE([.I658:.I673];[.W658:.W673])" office:value-type="float" office:value="11.7595096607116" calcext:value-type="float">
            <text:p>11.7595096607</text:p>
          </table:table-cell>
          <table:table-cell table:style-name="ce17" table:formula="of:=AVERAGE([.D666:.D673])" office:value-type="float" office:value="0.06396990875" calcext:value-type="float">
            <text:p>0.063969909</text:p>
          </table:table-cell>
          <table:table-cell table:style-name="ce19" table:formula="of:=([.D673] - [.K673])/[.K673]" office:value-type="percentage" office:value="-0.000072514563341376" calcext:value-type="percentage">
            <text:p>-0.007%</text:p>
          </table:table-cell>
          <table:table-cell table:style-name="ce22" table:formula="of:=[.D673]-[.L673]" office:value-type="float" office:value="0.0640377845633414" calcext:value-type="float">
            <text:p>0.06403778</text:p>
          </table:table-cell>
          <table:table-cell table:style-name="ce27" table:formula="of:=ABS([.L672]-[.L673])" office:value-type="float" office:value="0.000670528219940884" calcext:value-type="float">
            <text:p>0.0006705</text:p>
          </table:table-cell>
          <table:table-cell table:style-name="ce34" table:formula="of:=IF(([.J673] &gt; [.$P$53]);(([.$M$53]+[.J673])/[.$O$53]);(([.$L$53]-[.J673])/[.$O$53]))" office:value-type="float" office:value="0.578202249875597" calcext:value-type="float">
            <text:p>0.58</text:p>
          </table:table-cell>
          <table:table-cell table:style-name="ce42" table:formula="of:=[.O673]-[.O672]" office:value-type="float" office:value="-0.00141781813054831" calcext:value-type="float">
            <text:p>-0.0014</text:p>
          </table:table-cell>
          <table:table-cell table:style-name="ce45" table:number-columns-repeated="2"/>
          <table:table-cell table:style-name="ce48" table:formula="of:=[.O673] - AVERAGE([.O668:.O673])" office:value-type="float" office:value="-0.000189086127123095" calcext:value-type="float">
            <text:p>-0.0001890861</text:p>
          </table:table-cell>
          <table:table-cell table:style-name="ce45" table:formula="of:=[.M673]-[.M672]" office:value-type="float" office:value="0.000635798219940878" calcext:value-type="float">
            <text:p>0.001</text:p>
          </table:table-cell>
          <table:table-cell table:style-name="ce45" table:formula="of:=AVERAGE([.O668:.O673])" office:value-type="float" office:value="0.57839133600272" calcext:value-type="float">
            <text:p>0.578</text:p>
          </table:table-cell>
          <table:table-cell table:style-name="ce9"/>
          <table:table-cell table:style-name="ce14" table:formula="of:=LOG([.X673])" office:value-type="float" office:value="3.14082218010931" calcext:value-type="float">
            <text:p>3.1408221801</text:p>
          </table:table-cell>
          <table:table-cell table:style-name="ce44" table:formula="of:=[.X672]+1" office:value-type="float" office:value="1383" calcext:value-type="float">
            <text:p>138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74]/[.D673]" office:value-type="percentage" office:value="-0.000547171926265726" calcext:value-type="percentage">
            <text:p>-0.0547%</text:p>
          </table:table-cell>
          <table:table-cell table:style-name="ce6" table:formula="of:=([.D674]-[.D673])" office:value-type="float" office:value="-0.0000350000000000072" calcext:value-type="float">
            <text:p>-0.00003500</text:p>
          </table:table-cell>
          <table:table-cell table:style-name="ce8" office:value-type="float" office:value="0.06393027" calcext:value-type="float">
            <text:p>0.06393027</text:p>
          </table:table-cell>
          <table:table-cell table:style-name="ce10" table:formula="of:=[.B674]-[.$S$2]" office:value-type="float" office:value="-0.000549857102736314" calcext:value-type="float">
            <text:p>-0.00054986</text:p>
          </table:table-cell>
          <table:table-cell table:style-name="ce9" table:formula="of:=SUM([.$E$3:.E674])" office:value-type="float" office:value="0.0118304668074792" calcext:value-type="float">
            <text:p>0.0118304668</text:p>
          </table:table-cell>
          <table:table-cell table:style-name="ce12" table:formula="of:=MAX([.$E$3:.E674]) - MIN([.$E$3:.E674])" office:value-type="float" office:value="0.00991855310791096" calcext:value-type="float">
            <text:p>0.009918553</text:p>
          </table:table-cell>
          <table:table-cell table:style-name="ce9" table:formula="of:=STDEV([.$E$3:.E674])" office:value-type="float" office:value="0.00128888222377396" calcext:value-type="float">
            <text:p>0.0012888822</text:p>
          </table:table-cell>
          <table:table-cell table:style-name="ce9" table:formula="of:=[.G674]/[.H674]" office:value-type="float" office:value="7.69546893033298" calcext:value-type="float">
            <text:p>7.6954689303</text:p>
          </table:table-cell>
          <table:table-cell table:style-name="ce9" table:formula="of:=SLOPE([.I659:.I674];[.W659:.W674])" office:value-type="float" office:value="12.0481338860422" calcext:value-type="float">
            <text:p>12.048133886</text:p>
          </table:table-cell>
          <table:table-cell table:style-name="ce17" table:formula="of:=AVERAGE([.D667:.D674])" office:value-type="float" office:value="0.0639736925" calcext:value-type="float">
            <text:p>0.063973693</text:p>
          </table:table-cell>
          <table:table-cell table:style-name="ce19" table:formula="of:=([.D674] - [.K674])/[.K674]" office:value-type="percentage" office:value="-0.000678755568158191" calcext:value-type="percentage">
            <text:p>-0.068%</text:p>
          </table:table-cell>
          <table:table-cell table:style-name="ce22" table:formula="of:=[.D674]-[.L674]" office:value-type="float" office:value="0.0646090255681582" calcext:value-type="float">
            <text:p>0.06460903</text:p>
          </table:table-cell>
          <table:table-cell table:style-name="ce27" table:formula="of:=ABS([.L673]-[.L674])" office:value-type="float" office:value="0.000606241004816815" calcext:value-type="float">
            <text:p>0.0006062</text:p>
          </table:table-cell>
          <table:table-cell table:style-name="ce34" table:formula="of:=IF(([.J674] &gt; [.$P$53]);(([.$M$53]+[.J674])/[.$O$53]);(([.$L$53]-[.J674])/[.$O$53]))" office:value-type="float" office:value="0.57664784623454" calcext:value-type="float">
            <text:p>0.58</text:p>
          </table:table-cell>
          <table:table-cell table:style-name="ce42" table:formula="of:=[.O674]-[.O673]" office:value-type="float" office:value="-0.00155440364105686" calcext:value-type="float">
            <text:p>-0.0016</text:p>
          </table:table-cell>
          <table:table-cell table:style-name="ce45" table:number-columns-repeated="2"/>
          <table:table-cell table:style-name="ce48" table:formula="of:=[.O674] - AVERAGE([.O669:.O674])" office:value-type="float" office:value="-0.00203514486297707" calcext:value-type="float">
            <text:p>-0.0020351449</text:p>
          </table:table-cell>
          <table:table-cell table:style-name="ce45" table:formula="of:=[.M674]-[.M673]" office:value-type="float" office:value="0.000571241004816814" calcext:value-type="float">
            <text:p>0.001</text:p>
          </table:table-cell>
          <table:table-cell table:style-name="ce45" table:formula="of:=AVERAGE([.O669:.O674])" office:value-type="float" office:value="0.578682991097517" calcext:value-type="float">
            <text:p>0.579</text:p>
          </table:table-cell>
          <table:table-cell table:style-name="ce9"/>
          <table:table-cell table:style-name="ce14" table:formula="of:=LOG([.X674])" office:value-type="float" office:value="3.14113609012074" calcext:value-type="float">
            <text:p>3.1411360901</text:p>
          </table:table-cell>
          <table:table-cell table:style-name="ce44" table:formula="of:=[.X673]+1" office:value-type="float" office:value="1384" calcext:value-type="float">
            <text:p>138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75]/[.D674]" office:value-type="percentage" office:value="0.000078210212470634" calcext:value-type="percentage">
            <text:p>0.0078%</text:p>
          </table:table-cell>
          <table:table-cell table:style-name="ce6" table:formula="of:=([.D675]-[.D674])" office:value-type="float" office:value="0.000005000000000005" calcext:value-type="float">
            <text:p>0.00000500</text:p>
          </table:table-cell>
          <table:table-cell table:style-name="ce8" office:value-type="float" office:value="0.06393527" calcext:value-type="float">
            <text:p>0.06393527</text:p>
          </table:table-cell>
          <table:table-cell table:style-name="ce10" table:formula="of:=[.B675]-[.$S$2]" office:value-type="float" office:value="0.0000755250360000458" calcext:value-type="float">
            <text:p>0.00007553</text:p>
          </table:table-cell>
          <table:table-cell table:style-name="ce9" table:formula="of:=SUM([.$E$3:.E675])" office:value-type="float" office:value="0.0119059918434792" calcext:value-type="float">
            <text:p>0.0119059918</text:p>
          </table:table-cell>
          <table:table-cell table:style-name="ce12" table:formula="of:=MAX([.$E$3:.E675]) - MIN([.$E$3:.E675])" office:value-type="float" office:value="0.00991855310791096" calcext:value-type="float">
            <text:p>0.009918553</text:p>
          </table:table-cell>
          <table:table-cell table:style-name="ce9" table:formula="of:=STDEV([.$E$3:.E675])" office:value-type="float" office:value="0.00128792481218529" calcext:value-type="float">
            <text:p>0.0012879248</text:p>
          </table:table-cell>
          <table:table-cell table:style-name="ce9" table:formula="of:=[.G675]/[.H675]" office:value-type="float" office:value="7.70118955242555" calcext:value-type="float">
            <text:p>7.7011895524</text:p>
          </table:table-cell>
          <table:table-cell table:style-name="ce9" table:formula="of:=SLOPE([.I660:.I675];[.W660:.W675])" office:value-type="float" office:value="12.5992058459286" calcext:value-type="float">
            <text:p>12.5992058459</text:p>
          </table:table-cell>
          <table:table-cell table:style-name="ce17" table:formula="of:=AVERAGE([.D668:.D675])" office:value-type="float" office:value="0.06397885125" calcext:value-type="float">
            <text:p>0.063978851</text:p>
          </table:table-cell>
          <table:table-cell table:style-name="ce19" table:formula="of:=([.D675] - [.K675])/[.K675]" office:value-type="percentage" office:value="-0.000681182127351713" calcext:value-type="percentage">
            <text:p>-0.068%</text:p>
          </table:table-cell>
          <table:table-cell table:style-name="ce22" table:formula="of:=[.D675]-[.L675]" office:value-type="float" office:value="0.0646164521273517" calcext:value-type="float">
            <text:p>0.06461645</text:p>
          </table:table-cell>
          <table:table-cell table:style-name="ce27" table:formula="of:=ABS([.L674]-[.L675])" office:value-type="float" office:value="0.00000242655919352203" calcext:value-type="float">
            <text:p>0.0000024</text:p>
          </table:table-cell>
          <table:table-cell table:style-name="ce34" table:formula="of:=IF(([.J675] &gt; [.$P$53]);(([.$M$53]+[.J675])/[.$O$53]);(([.$L$53]-[.J675])/[.$O$53]))" office:value-type="float" office:value="0.573680014064698" calcext:value-type="float">
            <text:p>0.57</text:p>
          </table:table-cell>
          <table:table-cell table:style-name="ce42" table:formula="of:=[.O675]-[.O674]" office:value-type="float" office:value="-0.00296783216984187" calcext:value-type="float">
            <text:p>-0.0030</text:p>
          </table:table-cell>
          <table:table-cell table:style-name="ce45" table:number-columns-repeated="2"/>
          <table:table-cell table:style-name="ce48" table:formula="of:=[.O675] - AVERAGE([.O670:.O675])" office:value-type="float" office:value="-0.00434440845259754" calcext:value-type="float">
            <text:p>-0.0043444085</text:p>
          </table:table-cell>
          <table:table-cell table:style-name="ce45" table:formula="of:=[.M675]-[.M674]" office:value-type="float" office:value="0.00000742655919352964" calcext:value-type="float">
            <text:p>0.000</text:p>
          </table:table-cell>
          <table:table-cell table:style-name="ce45" table:formula="of:=AVERAGE([.O670:.O675])" office:value-type="float" office:value="0.578024422517295" calcext:value-type="float">
            <text:p>0.578</text:p>
          </table:table-cell>
          <table:table-cell table:style-name="ce9"/>
          <table:table-cell table:style-name="ce14" table:formula="of:=LOG([.X675])" office:value-type="float" office:value="3.14144977340047" calcext:value-type="float">
            <text:p>3.1414497734</text:p>
          </table:table-cell>
          <table:table-cell table:style-name="ce44" table:formula="of:=[.X674]+1" office:value-type="float" office:value="1385" calcext:value-type="float">
            <text:p>138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76]/[.D675]" office:value-type="percentage" office:value="-0.00137044858025932" calcext:value-type="percentage">
            <text:p>-0.1370%</text:p>
          </table:table-cell>
          <table:table-cell table:style-name="ce6" table:formula="of:=([.D676]-[.D675])" office:value-type="float" office:value="-0.0000876199999999966" calcext:value-type="float">
            <text:p>-0.00008762</text:p>
          </table:table-cell>
          <table:table-cell table:style-name="ce8" office:value-type="float" office:value="0.06384765" calcext:value-type="float">
            <text:p>0.06384765</text:p>
          </table:table-cell>
          <table:table-cell table:style-name="ce10" table:formula="of:=[.B676]-[.$S$2]" office:value-type="float" office:value="-0.00137313375672991" calcext:value-type="float">
            <text:p>-0.00137313</text:p>
          </table:table-cell>
          <table:table-cell table:style-name="ce9" table:formula="of:=SUM([.$E$3:.E676])" office:value-type="float" office:value="0.0105328580867493" calcext:value-type="float">
            <text:p>0.0105328581</text:p>
          </table:table-cell>
          <table:table-cell table:style-name="ce12" table:formula="of:=MAX([.$E$3:.E676]) - MIN([.$E$3:.E676])" office:value-type="float" office:value="0.00991855310791096" calcext:value-type="float">
            <text:p>0.009918553</text:p>
          </table:table-cell>
          <table:table-cell table:style-name="ce9" table:formula="of:=STDEV([.$E$3:.E676])" office:value-type="float" office:value="0.00128808215220672" calcext:value-type="float">
            <text:p>0.0012880822</text:p>
          </table:table-cell>
          <table:table-cell table:style-name="ce9" table:formula="of:=[.G676]/[.H676]" office:value-type="float" office:value="7.70024884741916" calcext:value-type="float">
            <text:p>7.7002488474</text:p>
          </table:table-cell>
          <table:table-cell table:style-name="ce9" table:formula="of:=SLOPE([.I661:.I676];[.W661:.W676])" office:value-type="float" office:value="12.7951486514082" calcext:value-type="float">
            <text:p>12.7951486514</text:p>
          </table:table-cell>
          <table:table-cell table:style-name="ce17" table:formula="of:=AVERAGE([.D669:.D676])" office:value-type="float" office:value="0.0639598075" calcext:value-type="float">
            <text:p>0.063959808</text:p>
          </table:table-cell>
          <table:table-cell table:style-name="ce19" table:formula="of:=([.D676] - [.K676])/[.K676]" office:value-type="percentage" office:value="-0.00175356218825373" calcext:value-type="percentage">
            <text:p>-0.175%</text:p>
          </table:table-cell>
          <table:table-cell table:style-name="ce22" table:formula="of:=[.D676]-[.L676]" office:value-type="float" office:value="0.0656012121882537" calcext:value-type="float">
            <text:p>0.06560121</text:p>
          </table:table-cell>
          <table:table-cell table:style-name="ce27" table:formula="of:=ABS([.L675]-[.L676])" office:value-type="float" office:value="0.00107238006090202" calcext:value-type="float">
            <text:p>0.0010724</text:p>
          </table:table-cell>
          <table:table-cell table:style-name="ce34" table:formula="of:=IF(([.J676] &gt; [.$P$53]);(([.$M$53]+[.J676])/[.$O$53]);(([.$L$53]-[.J676])/[.$O$53]))" office:value-type="float" office:value="0.572624751950343" calcext:value-type="float">
            <text:p>0.57</text:p>
          </table:table-cell>
          <table:table-cell table:style-name="ce42" table:formula="of:=[.O676]-[.O675]" office:value-type="float" office:value="-0.00105526211435492" calcext:value-type="float">
            <text:p>-0.0011</text:p>
          </table:table-cell>
          <table:table-cell table:style-name="ce45" table:number-columns-repeated="2"/>
          <table:table-cell table:style-name="ce48" table:formula="of:=[.O676] - AVERAGE([.O671:.O676])" office:value-type="float" office:value="-0.00422664315749055" calcext:value-type="float">
            <text:p>-0.0042266432</text:p>
          </table:table-cell>
          <table:table-cell table:style-name="ce45" table:formula="of:=[.M676]-[.M675]" office:value-type="float" office:value="0.000984760060902021" calcext:value-type="float">
            <text:p>0.001</text:p>
          </table:table-cell>
          <table:table-cell table:style-name="ce45" table:formula="of:=AVERAGE([.O671:.O676])" office:value-type="float" office:value="0.576851395107834" calcext:value-type="float">
            <text:p>0.577</text:p>
          </table:table-cell>
          <table:table-cell table:style-name="ce9"/>
          <table:table-cell table:style-name="ce14" table:formula="of:=LOG([.X676])" office:value-type="float" office:value="3.14176323027579" calcext:value-type="float">
            <text:p>3.1417632303</text:p>
          </table:table-cell>
          <table:table-cell table:style-name="ce44" table:formula="of:=[.X675]+1" office:value-type="float" office:value="1386" calcext:value-type="float">
            <text:p>138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77]/[.D676]" office:value-type="percentage" office:value="-0.000548336548017068" calcext:value-type="percentage">
            <text:p>-0.0548%</text:p>
          </table:table-cell>
          <table:table-cell table:style-name="ce6" table:formula="of:=([.D677]-[.D676])" office:value-type="float" office:value="-0.000035010000000002" calcext:value-type="float">
            <text:p>-0.00003501</text:p>
          </table:table-cell>
          <table:table-cell table:style-name="ce8" office:value-type="float" office:value="0.06381264" calcext:value-type="float">
            <text:p>0.06381264</text:p>
          </table:table-cell>
          <table:table-cell table:style-name="ce10" table:formula="of:=[.B677]-[.$S$2]" office:value-type="float" office:value="-0.000551021724487657" calcext:value-type="float">
            <text:p>-0.00055102</text:p>
          </table:table-cell>
          <table:table-cell table:style-name="ce9" table:formula="of:=SUM([.$E$3:.E677])" office:value-type="float" office:value="0.00998183636226166" calcext:value-type="float">
            <text:p>0.0099818364</text:p>
          </table:table-cell>
          <table:table-cell table:style-name="ce12" table:formula="of:=MAX([.$E$3:.E677]) - MIN([.$E$3:.E677])" office:value-type="float" office:value="0.00991855310791096" calcext:value-type="float">
            <text:p>0.009918553</text:p>
          </table:table-cell>
          <table:table-cell table:style-name="ce9" table:formula="of:=STDEV([.$E$3:.E677])" office:value-type="float" office:value="0.00128731102158052" calcext:value-type="float">
            <text:p>0.001287311</text:p>
          </table:table-cell>
          <table:table-cell table:style-name="ce9" table:formula="of:=[.G677]/[.H677]" office:value-type="float" office:value="7.70486148384968" calcext:value-type="float">
            <text:p>7.7048614838</text:p>
          </table:table-cell>
          <table:table-cell table:style-name="ce9" table:formula="of:=SLOPE([.I662:.I677];[.W662:.W677])" office:value-type="float" office:value="12.8189952213992" calcext:value-type="float">
            <text:p>12.8189952214</text:p>
          </table:table-cell>
          <table:table-cell table:style-name="ce17" table:formula="of:=AVERAGE([.D670:.D677])" office:value-type="float" office:value="0.0639363875" calcext:value-type="float">
            <text:p>0.063936388</text:p>
          </table:table-cell>
          <table:table-cell table:style-name="ce19" table:formula="of:=([.D677] - [.K677])/[.K677]" office:value-type="percentage" office:value="-0.00193547844722996" calcext:value-type="percentage">
            <text:p>-0.194%</text:p>
          </table:table-cell>
          <table:table-cell table:style-name="ce22" table:formula="of:=[.D677]-[.L677]" office:value-type="float" office:value="0.06574811844723" calcext:value-type="float">
            <text:p>0.06574812</text:p>
          </table:table-cell>
          <table:table-cell table:style-name="ce27" table:formula="of:=ABS([.L676]-[.L677])" office:value-type="float" office:value="0.000181916258976231" calcext:value-type="float">
            <text:p>0.0001819</text:p>
          </table:table-cell>
          <table:table-cell table:style-name="ce34" table:formula="of:=IF(([.J677] &gt; [.$P$53]);(([.$M$53]+[.J677])/[.$O$53]);(([.$L$53]-[.J677])/[.$O$53]))" office:value-type="float" office:value="0.572496324770752" calcext:value-type="float">
            <text:p>0.57</text:p>
          </table:table-cell>
          <table:table-cell table:style-name="ce42" table:formula="of:=[.O677]-[.O676]" office:value-type="float" office:value="-0.000128427179590607" calcext:value-type="float">
            <text:p>-0.0001</text:p>
          </table:table-cell>
          <table:table-cell table:style-name="ce45" table:number-columns-repeated="2"/>
          <table:table-cell table:style-name="ce48" table:formula="of:=[.O677] - AVERAGE([.O672:.O677])" office:value-type="float" office:value="-0.00304888437959339" calcext:value-type="float">
            <text:p>-0.0030488844</text:p>
          </table:table-cell>
          <table:table-cell table:style-name="ce45" table:formula="of:=[.M677]-[.M676]" office:value-type="float" office:value="0.000146906258976232" calcext:value-type="float">
            <text:p>0.000</text:p>
          </table:table-cell>
          <table:table-cell table:style-name="ce45" table:formula="of:=AVERAGE([.O672:.O677])" office:value-type="float" office:value="0.575545209150346" calcext:value-type="float">
            <text:p>0.576</text:p>
          </table:table-cell>
          <table:table-cell table:style-name="ce9"/>
          <table:table-cell table:style-name="ce14" table:formula="of:=LOG([.X677])" office:value-type="float" office:value="3.14207646107328" calcext:value-type="float">
            <text:p>3.1420764611</text:p>
          </table:table-cell>
          <table:table-cell table:style-name="ce44" table:formula="of:=[.X676]+1" office:value-type="float" office:value="1387" calcext:value-type="float">
            <text:p>138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78]/[.D677]" office:value-type="percentage" office:value="-0.000199020131434844" calcext:value-type="percentage">
            <text:p>-0.0199%</text:p>
          </table:table-cell>
          <table:table-cell table:style-name="ce6" table:formula="of:=([.D678]-[.D677])" office:value-type="float" office:value="-0.0000127000000000044" calcext:value-type="float">
            <text:p>-0.00001270</text:p>
          </table:table-cell>
          <table:table-cell table:style-name="ce8" office:value-type="float" office:value="0.06379994" calcext:value-type="float">
            <text:p>0.06379994</text:p>
          </table:table-cell>
          <table:table-cell table:style-name="ce10" table:formula="of:=[.B678]-[.$S$2]" office:value-type="float" office:value="-0.000201705307905432" calcext:value-type="float">
            <text:p>-0.00020171</text:p>
          </table:table-cell>
          <table:table-cell table:style-name="ce9" table:formula="of:=SUM([.$E$3:.E678])" office:value-type="float" office:value="0.00978013105435622" calcext:value-type="float">
            <text:p>0.0097801311</text:p>
          </table:table-cell>
          <table:table-cell table:style-name="ce12" table:formula="of:=MAX([.$E$3:.E678]) - MIN([.$E$3:.E678])" office:value-type="float" office:value="0.00991855310791096" calcext:value-type="float">
            <text:p>0.009918553</text:p>
          </table:table-cell>
          <table:table-cell table:style-name="ce9" table:formula="of:=STDEV([.$E$3:.E678])" office:value-type="float" office:value="0.00128638405362144" calcext:value-type="float">
            <text:p>0.0012863841</text:p>
          </table:table-cell>
          <table:table-cell table:style-name="ce9" table:formula="of:=[.G678]/[.H678]" office:value-type="float" office:value="7.71041360469928" calcext:value-type="float">
            <text:p>7.7104136047</text:p>
          </table:table-cell>
          <table:table-cell table:style-name="ce9" table:formula="of:=SLOPE([.I663:.I678];[.W663:.W678])" office:value-type="float" office:value="13.0845478804945" calcext:value-type="float">
            <text:p>13.0845478805</text:p>
          </table:table-cell>
          <table:table-cell table:style-name="ce17" table:formula="of:=AVERAGE([.D671:.D678])" office:value-type="float" office:value="0.06391138" calcext:value-type="float">
            <text:p>0.063911380</text:p>
          </table:table-cell>
          <table:table-cell table:style-name="ce19" table:formula="of:=([.D678] - [.K678])/[.K678]" office:value-type="percentage" office:value="-0.00174366443034074" calcext:value-type="percentage">
            <text:p>-0.174%</text:p>
          </table:table-cell>
          <table:table-cell table:style-name="ce22" table:formula="of:=[.D678]-[.L678]" office:value-type="float" office:value="0.0655436044303407" calcext:value-type="float">
            <text:p>0.06554360</text:p>
          </table:table-cell>
          <table:table-cell table:style-name="ce27" table:formula="of:=ABS([.L677]-[.L678])" office:value-type="float" office:value="0.000191814016889225" calcext:value-type="float">
            <text:p>0.0001918</text:p>
          </table:table-cell>
          <table:table-cell table:style-name="ce34" table:formula="of:=IF(([.J678] &gt; [.$P$53]);(([.$M$53]+[.J678])/[.$O$53]);(([.$L$53]-[.J678])/[.$O$53]))" office:value-type="float" office:value="0.571066174478561" calcext:value-type="float">
            <text:p>0.57</text:p>
          </table:table-cell>
          <table:table-cell table:style-name="ce42" table:formula="of:=[.O678]-[.O677]" office:value-type="float" office:value="-0.00143015029219151" calcext:value-type="float">
            <text:p>-0.0014</text:p>
          </table:table-cell>
          <table:table-cell table:style-name="ce45" table:number-columns-repeated="2"/>
          <table:table-cell table:style-name="ce48" table:formula="of:=[.O678] - AVERAGE([.O673:.O678])" office:value-type="float" office:value="-0.00305338575052083" calcext:value-type="float">
            <text:p>-0.0030533858</text:p>
          </table:table-cell>
          <table:table-cell table:style-name="ce45" table:formula="of:=[.M678]-[.M677]" office:value-type="float" office:value="-0.000204514016889229" calcext:value-type="float">
            <text:p>0.000</text:p>
          </table:table-cell>
          <table:table-cell table:style-name="ce45" table:formula="of:=AVERAGE([.O673:.O678])" office:value-type="float" office:value="0.574119560229082" calcext:value-type="float">
            <text:p>0.574</text:p>
          </table:table-cell>
          <table:table-cell table:style-name="ce9"/>
          <table:table-cell table:style-name="ce14" table:formula="of:=LOG([.X678])" office:value-type="float" office:value="3.14238946611884" calcext:value-type="float">
            <text:p>3.1423894661</text:p>
          </table:table-cell>
          <table:table-cell table:style-name="ce44" table:formula="of:=[.X677]+1" office:value-type="float" office:value="1388" calcext:value-type="float">
            <text:p>138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79]/[.D678]" office:value-type="percentage" office:value="0.000580094589430711" calcext:value-type="percentage">
            <text:p>0.0580%</text:p>
          </table:table-cell>
          <table:table-cell table:style-name="ce6" table:formula="of:=([.D679]-[.D678])" office:value-type="float" office:value="0.000037010000000004" calcext:value-type="float">
            <text:p>0.00003701</text:p>
          </table:table-cell>
          <table:table-cell table:style-name="ce8" office:value-type="float" office:value="0.06383695" calcext:value-type="float">
            <text:p>0.06383695</text:p>
          </table:table-cell>
          <table:table-cell table:style-name="ce10" table:formula="of:=[.B679]-[.$S$2]" office:value-type="float" office:value="0.000577409412960123" calcext:value-type="float">
            <text:p>0.00057741</text:p>
          </table:table-cell>
          <table:table-cell table:style-name="ce9" table:formula="of:=SUM([.$E$3:.E679])" office:value-type="float" office:value="0.0103575404673163" calcext:value-type="float">
            <text:p>0.0103575405</text:p>
          </table:table-cell>
          <table:table-cell table:style-name="ce12" table:formula="of:=MAX([.$E$3:.E679]) - MIN([.$E$3:.E679])" office:value-type="float" office:value="0.00991855310791096" calcext:value-type="float">
            <text:p>0.009918553</text:p>
          </table:table-cell>
          <table:table-cell table:style-name="ce9" table:formula="of:=STDEV([.$E$3:.E679])" office:value-type="float" office:value="0.00128561429977438" calcext:value-type="float">
            <text:p>0.0012856143</text:p>
          </table:table-cell>
          <table:table-cell table:style-name="ce9" table:formula="of:=[.G679]/[.H679]" office:value-type="float" office:value="7.71503016857513" calcext:value-type="float">
            <text:p>7.7150301686</text:p>
          </table:table-cell>
          <table:table-cell table:style-name="ce9" table:formula="of:=SLOPE([.I664:.I679];[.W664:.W679])" office:value-type="float" office:value="13.3671673583627" calcext:value-type="float">
            <text:p>13.3671673584</text:p>
          </table:table-cell>
          <table:table-cell table:style-name="ce17" table:formula="of:=AVERAGE([.D672:.D679])" office:value-type="float" office:value="0.06389099875" calcext:value-type="float">
            <text:p>0.063890999</text:p>
          </table:table-cell>
          <table:table-cell table:style-name="ce19" table:formula="of:=([.D679] - [.K679])/[.K679]" office:value-type="percentage" office:value="-0.00084595249812099" calcext:value-type="percentage">
            <text:p>-0.085%</text:p>
          </table:table-cell>
          <table:table-cell table:style-name="ce22" table:formula="of:=[.D679]-[.L679]" office:value-type="float" office:value="0.064682902498121" calcext:value-type="float">
            <text:p>0.06468290</text:p>
          </table:table-cell>
          <table:table-cell table:style-name="ce27" table:formula="of:=ABS([.L678]-[.L679])" office:value-type="float" office:value="0.000897711932219749" calcext:value-type="float">
            <text:p>0.0008977</text:p>
          </table:table-cell>
          <table:table-cell table:style-name="ce34" table:formula="of:=IF(([.J679] &gt; [.$P$53]);(([.$M$53]+[.J679])/[.$O$53]);(([.$L$53]-[.J679])/[.$O$53]))" office:value-type="float" office:value="0.569544109776859" calcext:value-type="float">
            <text:p>0.57</text:p>
          </table:table-cell>
          <table:table-cell table:style-name="ce42" table:formula="of:=[.O679]-[.O678]" office:value-type="float" office:value="-0.00152206470170235" calcext:value-type="float">
            <text:p>-0.0015</text:p>
          </table:table-cell>
          <table:table-cell table:style-name="ce45" table:number-columns-repeated="2"/>
          <table:table-cell table:style-name="ce48" table:formula="of:=[.O679] - AVERAGE([.O674:.O679])" office:value-type="float" office:value="-0.00313242710243355" calcext:value-type="float">
            <text:p>-0.0031324271</text:p>
          </table:table-cell>
          <table:table-cell table:style-name="ce45" table:formula="of:=[.M679]-[.M678]" office:value-type="float" office:value="-0.000860701932219751" calcext:value-type="float">
            <text:p>-0.001</text:p>
          </table:table-cell>
          <table:table-cell table:style-name="ce45" table:formula="of:=AVERAGE([.O674:.O679])" office:value-type="float" office:value="0.572676536879292" calcext:value-type="float">
            <text:p>0.573</text:p>
          </table:table-cell>
          <table:table-cell table:style-name="ce9"/>
          <table:table-cell table:style-name="ce14" table:formula="of:=LOG([.X679])" office:value-type="float" office:value="3.14270224573762" calcext:value-type="float">
            <text:p>3.1427022457</text:p>
          </table:table-cell>
          <table:table-cell table:style-name="ce44" table:formula="of:=[.X678]+1" office:value-type="float" office:value="1389" calcext:value-type="float">
            <text:p>138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80]/[.D679]" office:value-type="percentage" office:value="0.00216677018560563" calcext:value-type="percentage">
            <text:p>0.2167%</text:p>
          </table:table-cell>
          <table:table-cell table:style-name="ce6" table:formula="of:=([.D680]-[.D679])" office:value-type="float" office:value="0.000138319999999997" calcext:value-type="float">
            <text:p>0.00013832</text:p>
          </table:table-cell>
          <table:table-cell table:style-name="ce8" office:value-type="float" office:value="0.06397527" calcext:value-type="float">
            <text:p>0.06397527</text:p>
          </table:table-cell>
          <table:table-cell table:style-name="ce10" table:formula="of:=[.B680]-[.$S$2]" office:value-type="float" office:value="0.00216408500913504" calcext:value-type="float">
            <text:p>0.00216409</text:p>
          </table:table-cell>
          <table:table-cell table:style-name="ce9" table:formula="of:=SUM([.$E$3:.E680])" office:value-type="float" office:value="0.0125216254764514" calcext:value-type="float">
            <text:p>0.0125216255</text:p>
          </table:table-cell>
          <table:table-cell table:style-name="ce12" table:formula="of:=MAX([.$E$3:.E680]) - MIN([.$E$3:.E680])" office:value-type="float" office:value="0.00991855310791096" calcext:value-type="float">
            <text:p>0.009918553</text:p>
          </table:table-cell>
          <table:table-cell table:style-name="ce9" table:formula="of:=STDEV([.$E$3:.E680])" office:value-type="float" office:value="0.00128731228188043" calcext:value-type="float">
            <text:p>0.0012873123</text:p>
          </table:table-cell>
          <table:table-cell table:style-name="ce9" table:formula="of:=[.G680]/[.H680]" office:value-type="float" office:value="7.70485394066354" calcext:value-type="float">
            <text:p>7.7048539407</text:p>
          </table:table-cell>
          <table:table-cell table:style-name="ce9" table:formula="of:=SLOPE([.I665:.I680];[.W665:.W680])" office:value-type="float" office:value="12.6688059715856" calcext:value-type="float">
            <text:p>12.6688059716</text:p>
          </table:table-cell>
          <table:table-cell table:style-name="ce17" table:formula="of:=AVERAGE([.D673:.D680])" office:value-type="float" office:value="0.0638879075" calcext:value-type="float">
            <text:p>0.063887908</text:p>
          </table:table-cell>
          <table:table-cell table:style-name="ce19" table:formula="of:=([.D680] - [.K680])/[.K680]" office:value-type="percentage" office:value="0.00136743404845443" calcext:value-type="percentage">
            <text:p>0.137%</text:p>
          </table:table-cell>
          <table:table-cell table:style-name="ce22" table:formula="of:=[.D680]-[.L680]" office:value-type="float" office:value="0.0626078359515456" calcext:value-type="float">
            <text:p>0.06260784</text:p>
          </table:table-cell>
          <table:table-cell table:style-name="ce27" table:formula="of:=ABS([.L679]-[.L680])" office:value-type="float" office:value="0.00221338654657542" calcext:value-type="float">
            <text:p>0.0022134</text:p>
          </table:table-cell>
          <table:table-cell table:style-name="ce34" table:formula="of:=IF(([.J680] &gt; [.$P$53]);(([.$M$53]+[.J680])/[.$O$53]);(([.$L$53]-[.J680])/[.$O$53]))" office:value-type="float" office:value="0.573305178277385" calcext:value-type="float">
            <text:p>0.57</text:p>
          </table:table-cell>
          <table:table-cell table:style-name="ce42" table:formula="of:=[.O680]-[.O679]" office:value-type="float" office:value="0.00376106850052693" calcext:value-type="float">
            <text:p>0.0038</text:p>
          </table:table-cell>
          <table:table-cell table:style-name="ce45" table:number-columns-repeated="2"/>
          <table:table-cell table:style-name="ce48" table:formula="of:=[.O680] - AVERAGE([.O675:.O680])" office:value-type="float" office:value="0.00118575272428589" calcext:value-type="float">
            <text:p>0.0011857527</text:p>
          </table:table-cell>
          <table:table-cell table:style-name="ce45" table:formula="of:=[.M680]-[.M679]" office:value-type="float" office:value="-0.00207506654657542" calcext:value-type="float">
            <text:p>-0.002</text:p>
          </table:table-cell>
          <table:table-cell table:style-name="ce45" table:formula="of:=AVERAGE([.O675:.O680])" office:value-type="float" office:value="0.5721194255531" calcext:value-type="float">
            <text:p>0.572</text:p>
          </table:table-cell>
          <table:table-cell table:style-name="ce9"/>
          <table:table-cell table:style-name="ce14" table:formula="of:=LOG([.X680])" office:value-type="float" office:value="3.14301480025409" calcext:value-type="float">
            <text:p>3.1430148003</text:p>
          </table:table-cell>
          <table:table-cell table:style-name="ce44" table:formula="of:=[.X679]+1" office:value-type="float" office:value="1390" calcext:value-type="float">
            <text:p>139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81]/[.D680]" office:value-type="percentage" office:value="0.000588039722223948" calcext:value-type="percentage">
            <text:p>0.0588%</text:p>
          </table:table-cell>
          <table:table-cell table:style-name="ce6" table:formula="of:=([.D681]-[.D680])" office:value-type="float" office:value="0.0000376200000000021" calcext:value-type="float">
            <text:p>0.00003762</text:p>
          </table:table-cell>
          <table:table-cell table:style-name="ce8" office:value-type="float" office:value="0.06401289" calcext:value-type="float">
            <text:p>0.06401289</text:p>
          </table:table-cell>
          <table:table-cell table:style-name="ce10" table:formula="of:=[.B681]-[.$S$2]" office:value-type="float" office:value="0.00058535454575336" calcext:value-type="float">
            <text:p>0.00058535</text:p>
          </table:table-cell>
          <table:table-cell table:style-name="ce9" table:formula="of:=SUM([.$E$3:.E681])" office:value-type="float" office:value="0.0131069800222047" calcext:value-type="float">
            <text:p>0.01310698</text:p>
          </table:table-cell>
          <table:table-cell table:style-name="ce12" table:formula="of:=MAX([.$E$3:.E681]) - MIN([.$E$3:.E681])" office:value-type="float" office:value="0.00991855310791096" calcext:value-type="float">
            <text:p>0.009918553</text:p>
          </table:table-cell>
          <table:table-cell table:style-name="ce9" table:formula="of:=STDEV([.$E$3:.E681])" office:value-type="float" office:value="0.00128654653519431" calcext:value-type="float">
            <text:p>0.0012865465</text:p>
          </table:table-cell>
          <table:table-cell table:style-name="ce9" table:formula="of:=[.G681]/[.H681]" office:value-type="float" office:value="7.7094398349244" calcext:value-type="float">
            <text:p>7.7094398349</text:p>
          </table:table-cell>
          <table:table-cell table:style-name="ce9" table:formula="of:=SLOPE([.I666:.I681];[.W666:.W681])" office:value-type="float" office:value="11.8402159080597" calcext:value-type="float">
            <text:p>11.8402159081</text:p>
          </table:table-cell>
          <table:table-cell table:style-name="ce17" table:formula="of:=AVERAGE([.D674:.D681])" office:value-type="float" office:value="0.06389386" calcext:value-type="float">
            <text:p>0.063893860</text:p>
          </table:table-cell>
          <table:table-cell table:style-name="ce19" table:formula="of:=([.D681] - [.K681])/[.K681]" office:value-type="percentage" office:value="0.00186293330845884" calcext:value-type="percentage">
            <text:p>0.186%</text:p>
          </table:table-cell>
          <table:table-cell table:style-name="ce22" table:formula="of:=[.D681]-[.L681]" office:value-type="float" office:value="0.0621499566915412" calcext:value-type="float">
            <text:p>0.06214996</text:p>
          </table:table-cell>
          <table:table-cell table:style-name="ce27" table:formula="of:=ABS([.L680]-[.L681])" office:value-type="float" office:value="0.000495499260004411" calcext:value-type="float">
            <text:p>0.0004955</text:p>
          </table:table-cell>
          <table:table-cell table:style-name="ce34" table:formula="of:=IF(([.J681] &gt; [.$P$53]);(([.$M$53]+[.J681])/[.$O$53]);(([.$L$53]-[.J681])/[.$O$53]))" office:value-type="float" office:value="0.577767601382074" calcext:value-type="float">
            <text:p>0.58</text:p>
          </table:table-cell>
          <table:table-cell table:style-name="ce42" table:formula="of:=[.O681]-[.O680]" office:value-type="float" office:value="0.00446242310468881" calcext:value-type="float">
            <text:p>0.0045</text:p>
          </table:table-cell>
          <table:table-cell table:style-name="ce45" table:number-columns-repeated="2"/>
          <table:table-cell table:style-name="ce48" table:formula="of:=[.O681] - AVERAGE([.O676:.O681])" office:value-type="float" office:value="0.00496691127607851" calcext:value-type="float">
            <text:p>0.0049669113</text:p>
          </table:table-cell>
          <table:table-cell table:style-name="ce45" table:formula="of:=[.M681]-[.M680]" office:value-type="float" office:value="-0.000457879260004401" calcext:value-type="float">
            <text:p>0.000</text:p>
          </table:table-cell>
          <table:table-cell table:style-name="ce45" table:formula="of:=AVERAGE([.O676:.O681])" office:value-type="float" office:value="0.572800690105996" calcext:value-type="float">
            <text:p>0.573</text:p>
          </table:table-cell>
          <table:table-cell table:style-name="ce9"/>
          <table:table-cell table:style-name="ce14" table:formula="of:=LOG([.X681])" office:value-type="float" office:value="3.14332712999205" calcext:value-type="float">
            <text:p>3.14332713</text:p>
          </table:table-cell>
          <table:table-cell table:style-name="ce44" table:formula="of:=[.X680]+1" office:value-type="float" office:value="1391" calcext:value-type="float">
            <text:p>139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82]/[.D681]" office:value-type="percentage" office:value="0.000228703937597511" calcext:value-type="percentage">
            <text:p>0.0229%</text:p>
          </table:table-cell>
          <table:table-cell table:style-name="ce6" table:formula="of:=([.D682]-[.D681])" office:value-type="float" office:value="0.0000146399999999963" calcext:value-type="float">
            <text:p>0.00001464</text:p>
          </table:table-cell>
          <table:table-cell table:style-name="ce8" office:value-type="float" office:value="0.06402753" calcext:value-type="float">
            <text:p>0.06402753</text:p>
          </table:table-cell>
          <table:table-cell table:style-name="ce10" table:formula="of:=[.B682]-[.$S$2]" office:value-type="float" office:value="0.000226018761126923" calcext:value-type="float">
            <text:p>0.00022602</text:p>
          </table:table-cell>
          <table:table-cell table:style-name="ce9" table:formula="of:=SUM([.$E$3:.E682])" office:value-type="float" office:value="0.0133329987833317" calcext:value-type="float">
            <text:p>0.0133329988</text:p>
          </table:table-cell>
          <table:table-cell table:style-name="ce12" table:formula="of:=MAX([.$E$3:.E682]) - MIN([.$E$3:.E682])" office:value-type="float" office:value="0.00991855310791096" calcext:value-type="float">
            <text:p>0.009918553</text:p>
          </table:table-cell>
          <table:table-cell table:style-name="ce9" table:formula="of:=STDEV([.$E$3:.E682])" office:value-type="float" office:value="0.00128562324258521" calcext:value-type="float">
            <text:p>0.0012856232</text:p>
          </table:table-cell>
          <table:table-cell table:style-name="ce9" table:formula="of:=[.G682]/[.H682]" office:value-type="float" office:value="7.71497650273199" calcext:value-type="float">
            <text:p>7.7149765027</text:p>
          </table:table-cell>
          <table:table-cell table:style-name="ce9" table:formula="of:=SLOPE([.I667:.I682];[.W667:.W682])" office:value-type="float" office:value="11.3509074473378" calcext:value-type="float">
            <text:p>11.3509074473</text:p>
          </table:table-cell>
          <table:table-cell table:style-name="ce17" table:formula="of:=AVERAGE([.D675:.D682])" office:value-type="float" office:value="0.0639060175" calcext:value-type="float">
            <text:p>0.063906018</text:p>
          </table:table-cell>
          <table:table-cell table:style-name="ce19" table:formula="of:=([.D682] - [.K682])/[.K682]" office:value-type="percentage" office:value="0.00190142501056321" calcext:value-type="percentage">
            <text:p>0.190%</text:p>
          </table:table-cell>
          <table:table-cell table:style-name="ce22" table:formula="of:=[.D682]-[.L682]" office:value-type="float" office:value="0.0621261049894368" calcext:value-type="float">
            <text:p>0.06212610</text:p>
          </table:table-cell>
          <table:table-cell table:style-name="ce27" table:formula="of:=ABS([.L681]-[.L682])" office:value-type="float" office:value="0.0000384917021043652" calcext:value-type="float">
            <text:p>0.0000385</text:p>
          </table:table-cell>
          <table:table-cell table:style-name="ce34" table:formula="of:=IF(([.J682] &gt; [.$P$53]);(([.$M$53]+[.J682])/[.$O$53]);(([.$L$53]-[.J682])/[.$O$53]))" office:value-type="float" office:value="0.58040280240193" calcext:value-type="float">
            <text:p>0.58</text:p>
          </table:table-cell>
          <table:table-cell table:style-name="ce42" table:formula="of:=[.O682]-[.O681]" office:value-type="float" office:value="0.00263520101985548" calcext:value-type="float">
            <text:p>0.0026</text:p>
          </table:table-cell>
          <table:table-cell table:style-name="ce45" table:number-columns-repeated="2"/>
          <table:table-cell table:style-name="ce48" table:formula="of:=[.O682] - AVERAGE([.O677:.O682])" office:value-type="float" office:value="0.00630577055400283" calcext:value-type="float">
            <text:p>0.0063057706</text:p>
          </table:table-cell>
          <table:table-cell table:style-name="ce45" table:formula="of:=[.M682]-[.M681]" office:value-type="float" office:value="-0.000023851702104373" calcext:value-type="float">
            <text:p>0.000</text:p>
          </table:table-cell>
          <table:table-cell table:style-name="ce45" table:formula="of:=AVERAGE([.O677:.O682])" office:value-type="float" office:value="0.574097031847927" calcext:value-type="float">
            <text:p>0.574</text:p>
          </table:table-cell>
          <table:table-cell table:style-name="ce9"/>
          <table:table-cell table:style-name="ce14" table:formula="of:=LOG([.X682])" office:value-type="float" office:value="3.14363923527454" calcext:value-type="float">
            <text:p>3.1436392353</text:p>
          </table:table-cell>
          <table:table-cell table:style-name="ce44" table:formula="of:=[.X681]+1" office:value-type="float" office:value="1392" calcext:value-type="float">
            <text:p>139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83]/[.D682]" office:value-type="percentage" office:value="0.000507125606750825" calcext:value-type="percentage">
            <text:p>0.0507%</text:p>
          </table:table-cell>
          <table:table-cell table:style-name="ce6" table:formula="of:=([.D683]-[.D682])" office:value-type="float" office:value="0.0000324700000000067" calcext:value-type="float">
            <text:p>0.00003247</text:p>
          </table:table-cell>
          <table:table-cell table:style-name="ce8" office:value-type="float" office:value="0.06406" calcext:value-type="float">
            <text:p>0.06406</text:p>
          </table:table-cell>
          <table:table-cell table:style-name="ce10" table:formula="of:=[.B683]-[.$S$2]" office:value-type="float" office:value="0.000504440430280237" calcext:value-type="float">
            <text:p>0.00050444</text:p>
          </table:table-cell>
          <table:table-cell table:style-name="ce9" table:formula="of:=SUM([.$E$3:.E683])" office:value-type="float" office:value="0.0138374392136119" calcext:value-type="float">
            <text:p>0.0138374392</text:p>
          </table:table-cell>
          <table:table-cell table:style-name="ce12" table:formula="of:=MAX([.$E$3:.E683]) - MIN([.$E$3:.E683])" office:value-type="float" office:value="0.00991855310791096" calcext:value-type="float">
            <text:p>0.009918553</text:p>
          </table:table-cell>
          <table:table-cell table:style-name="ce9" table:formula="of:=STDEV([.$E$3:.E683])" office:value-type="float" office:value="0.00128481191899741" calcext:value-type="float">
            <text:p>0.0012848119</text:p>
          </table:table-cell>
          <table:table-cell table:style-name="ce9" table:formula="of:=[.G683]/[.H683]" office:value-type="float" office:value="7.71984829939221" calcext:value-type="float">
            <text:p>7.7198482994</text:p>
          </table:table-cell>
          <table:table-cell table:style-name="ce9" table:formula="of:=SLOPE([.I668:.I683];[.W668:.W683])" office:value-type="float" office:value="11.1536238342604" calcext:value-type="float">
            <text:p>11.1536238343</text:p>
          </table:table-cell>
          <table:table-cell table:style-name="ce17" table:formula="of:=AVERAGE([.D676:.D683])" office:value-type="float" office:value="0.06392160875" calcext:value-type="float">
            <text:p>0.063921609</text:p>
          </table:table-cell>
          <table:table-cell table:style-name="ce19" table:formula="of:=([.D683] - [.K683])/[.K683]" office:value-type="percentage" office:value="0.00216501512878473" calcext:value-type="percentage">
            <text:p>0.217%</text:p>
          </table:table-cell>
          <table:table-cell table:style-name="ce22" table:formula="of:=[.D683]-[.L683]" office:value-type="float" office:value="0.0618949848712153" calcext:value-type="float">
            <text:p>0.06189498</text:p>
          </table:table-cell>
          <table:table-cell table:style-name="ce27" table:formula="of:=ABS([.L682]-[.L683])" office:value-type="float" office:value="0.000263590118221523" calcext:value-type="float">
            <text:p>0.0002636</text:p>
          </table:table-cell>
          <table:table-cell table:style-name="ce34" table:formula="of:=IF(([.J683] &gt; [.$P$53]);(([.$M$53]+[.J683])/[.$O$53]);(([.$L$53]-[.J683])/[.$O$53]))" office:value-type="float" office:value="0.581465285518643" calcext:value-type="float">
            <text:p>0.58</text:p>
          </table:table-cell>
          <table:table-cell table:style-name="ce42" table:formula="of:=[.O683]-[.O682]" office:value-type="float" office:value="0.00106248311671353" calcext:value-type="float">
            <text:p>0.0011</text:p>
          </table:table-cell>
          <table:table-cell table:style-name="ce45" table:number-columns-repeated="2"/>
          <table:table-cell table:style-name="ce48" table:formula="of:=[.O683] - AVERAGE([.O678:.O683])" office:value-type="float" office:value="0.00587342687940129" calcext:value-type="float">
            <text:p>0.0058734269</text:p>
          </table:table-cell>
          <table:table-cell table:style-name="ce45" table:formula="of:=[.M683]-[.M682]" office:value-type="float" office:value="-0.000231120118221517" calcext:value-type="float">
            <text:p>0.000</text:p>
          </table:table-cell>
          <table:table-cell table:style-name="ce45" table:formula="of:=AVERAGE([.O678:.O683])" office:value-type="float" office:value="0.575591858639242" calcext:value-type="float">
            <text:p>0.576</text:p>
          </table:table-cell>
          <table:table-cell table:style-name="ce9"/>
          <table:table-cell table:style-name="ce14" table:formula="of:=LOG([.X683])" office:value-type="float" office:value="3.14395111642396" calcext:value-type="float">
            <text:p>3.1439511164</text:p>
          </table:table-cell>
          <table:table-cell table:style-name="ce44" table:formula="of:=[.X682]+1" office:value-type="float" office:value="1393" calcext:value-type="float">
            <text:p>139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84]/[.D683]" office:value-type="percentage" office:value="-0.00243537308773022" calcext:value-type="percentage">
            <text:p>-0.2435%</text:p>
          </table:table-cell>
          <table:table-cell table:style-name="ce6" table:formula="of:=([.D684]-[.D683])" office:value-type="float" office:value="-0.000156009999999998" calcext:value-type="float">
            <text:p>-0.00015601</text:p>
          </table:table-cell>
          <table:table-cell table:style-name="ce8" office:value-type="float" office:value="0.06390399" calcext:value-type="float">
            <text:p>0.06390399</text:p>
          </table:table-cell>
          <table:table-cell table:style-name="ce10" table:formula="of:=[.B684]-[.$S$2]" office:value-type="float" office:value="-0.00243805826420081" calcext:value-type="float">
            <text:p>-0.00243806</text:p>
          </table:table-cell>
          <table:table-cell table:style-name="ce9" table:formula="of:=SUM([.$E$3:.E684])" office:value-type="float" office:value="0.0113993809494111" calcext:value-type="float">
            <text:p>0.0113993809</text:p>
          </table:table-cell>
          <table:table-cell table:style-name="ce12" table:formula="of:=MAX([.$E$3:.E684]) - MIN([.$E$3:.E684])" office:value-type="float" office:value="0.00991855310791096" calcext:value-type="float">
            <text:p>0.009918553</text:p>
          </table:table-cell>
          <table:table-cell table:style-name="ce9" table:formula="of:=STDEV([.$E$3:.E684])" office:value-type="float" office:value="0.00128731475709991" calcext:value-type="float">
            <text:p>0.0012873148</text:p>
          </table:table-cell>
          <table:table-cell table:style-name="ce9" table:formula="of:=[.G684]/[.H684]" office:value-type="float" office:value="7.70483912594594" calcext:value-type="float">
            <text:p>7.7048391259</text:p>
          </table:table-cell>
          <table:table-cell table:style-name="ce9" table:formula="of:=SLOPE([.I669:.I684];[.W669:.W684])" office:value-type="float" office:value="9.12321118163199" calcext:value-type="float">
            <text:p>9.1232111816</text:p>
          </table:table-cell>
          <table:table-cell table:style-name="ce17" table:formula="of:=AVERAGE([.D677:.D684])" office:value-type="float" office:value="0.06392865125" calcext:value-type="float">
            <text:p>0.063928651</text:p>
          </table:table-cell>
          <table:table-cell table:style-name="ce19" table:formula="of:=([.D684] - [.K684])/[.K684]" office:value-type="percentage" office:value="-0.000385762088168598" calcext:value-type="percentage">
            <text:p>-0.039%</text:p>
          </table:table-cell>
          <table:table-cell table:style-name="ce22" table:formula="of:=[.D684]-[.L684]" office:value-type="float" office:value="0.0642897520881686" calcext:value-type="float">
            <text:p>0.06428975</text:p>
          </table:table-cell>
          <table:table-cell table:style-name="ce27" table:formula="of:=ABS([.L683]-[.L684])" office:value-type="float" office:value="0.00255077721695333" calcext:value-type="float">
            <text:p>0.0025508</text:p>
          </table:table-cell>
          <table:table-cell table:style-name="ce34" table:formula="of:=IF(([.J684] &gt; [.$P$53]);(([.$M$53]+[.J684])/[.$O$53]);(([.$L$53]-[.J684])/[.$O$53]))" office:value-type="float" office:value="0.59240019861015" calcext:value-type="float">
            <text:p>0.59</text:p>
          </table:table-cell>
          <table:table-cell table:style-name="ce42" table:formula="of:=[.O684]-[.O683]" office:value-type="float" office:value="0.0109349130915067" calcext:value-type="float">
            <text:p>0.0109</text:p>
          </table:table-cell>
          <table:table-cell table:style-name="ce45" table:number-columns-repeated="2"/>
          <table:table-cell table:style-name="ce48" table:formula="of:=[.O684] - AVERAGE([.O679:.O684])" office:value-type="float" office:value="0.0132526692823098" calcext:value-type="float">
            <text:p>0.0132526693</text:p>
          </table:table-cell>
          <table:table-cell table:style-name="ce45" table:formula="of:=[.M684]-[.M683]" office:value-type="float" office:value="0.00239476721695333" calcext:value-type="float">
            <text:p>0.002</text:p>
          </table:table-cell>
          <table:table-cell table:style-name="ce45" table:formula="of:=AVERAGE([.O679:.O684])" office:value-type="float" office:value="0.57914752932784" calcext:value-type="float">
            <text:p>0.579</text:p>
          </table:table-cell>
          <table:table-cell table:style-name="ce9"/>
          <table:table-cell table:style-name="ce14" table:formula="of:=LOG([.X684])" office:value-type="float" office:value="3.14426277376199" calcext:value-type="float">
            <text:p>3.1442627738</text:p>
          </table:table-cell>
          <table:table-cell table:style-name="ce44" table:formula="of:=[.X683]+1" office:value-type="float" office:value="1394" calcext:value-type="float">
            <text:p>139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85]/[.D684]" office:value-type="percentage" office:value="0.00102982615013553" calcext:value-type="percentage">
            <text:p>0.1030%</text:p>
          </table:table-cell>
          <table:table-cell table:style-name="ce6" table:formula="of:=([.D685]-[.D684])" office:value-type="float" office:value="0.0000658099999999995" calcext:value-type="float">
            <text:p>0.00006581</text:p>
          </table:table-cell>
          <table:table-cell table:style-name="ce8" office:value-type="float" office:value="0.0639698" calcext:value-type="float">
            <text:p>0.0639698</text:p>
          </table:table-cell>
          <table:table-cell table:style-name="ce10" table:formula="of:=[.B685]-[.$S$2]" office:value-type="float" office:value="0.00102714097366494" calcext:value-type="float">
            <text:p>0.00102714</text:p>
          </table:table-cell>
          <table:table-cell table:style-name="ce9" table:formula="of:=SUM([.$E$3:.E685])" office:value-type="float" office:value="0.012426521923076" calcext:value-type="float">
            <text:p>0.0124265219</text:p>
          </table:table-cell>
          <table:table-cell table:style-name="ce12" table:formula="of:=MAX([.$E$3:.E685]) - MIN([.$E$3:.E685])" office:value-type="float" office:value="0.00991855310791096" calcext:value-type="float">
            <text:p>0.009918553</text:p>
          </table:table-cell>
          <table:table-cell table:style-name="ce9" table:formula="of:=STDEV([.$E$3:.E685])" office:value-type="float" office:value="0.00128695152247971" calcext:value-type="float">
            <text:p>0.0012869515</text:p>
          </table:table-cell>
          <table:table-cell table:style-name="ce9" table:formula="of:=[.G685]/[.H685]" office:value-type="float" office:value="7.70701377220475" calcext:value-type="float">
            <text:p>7.7070137722</text:p>
          </table:table-cell>
          <table:table-cell table:style-name="ce9" table:formula="of:=SLOPE([.I670:.I685];[.W670:.W685])" office:value-type="float" office:value="7.31082320635167" calcext:value-type="float">
            <text:p>7.3108232064</text:p>
          </table:table-cell>
          <table:table-cell table:style-name="ce17" table:formula="of:=AVERAGE([.D678:.D685])" office:value-type="float" office:value="0.06394829625" calcext:value-type="float">
            <text:p>0.063948296</text:p>
          </table:table-cell>
          <table:table-cell table:style-name="ce19" table:formula="of:=([.D685] - [.K685])/[.K685]" office:value-type="percentage" office:value="0.000336267754748802" calcext:value-type="percentage">
            <text:p>0.034%</text:p>
          </table:table-cell>
          <table:table-cell table:style-name="ce22" table:formula="of:=[.D685]-[.L685]" office:value-type="float" office:value="0.0636335322452512" calcext:value-type="float">
            <text:p>0.06363353</text:p>
          </table:table-cell>
          <table:table-cell table:style-name="ce27" table:formula="of:=ABS([.L684]-[.L685])" office:value-type="float" office:value="0.0007220298429174" calcext:value-type="float">
            <text:p>0.0007220</text:p>
          </table:table-cell>
          <table:table-cell table:style-name="ce34" table:formula="of:=IF(([.J685] &gt; [.$P$53]);(([.$M$53]+[.J685])/[.$O$53]);(([.$L$53]-[.J685])/[.$O$53]))" office:value-type="float" office:value="0.602160926298744" calcext:value-type="float">
            <text:p>0.60</text:p>
          </table:table-cell>
          <table:table-cell table:style-name="ce42" table:formula="of:=[.O685]-[.O684]" office:value-type="float" office:value="0.00976072768859415" calcext:value-type="float">
            <text:p>0.0098</text:p>
          </table:table-cell>
          <table:table-cell table:style-name="ce45" table:number-columns-repeated="2"/>
          <table:table-cell table:style-name="ce48" table:formula="of:=[.O685] - AVERAGE([.O680:.O685])" office:value-type="float" office:value="0.017577260883923" calcext:value-type="float">
            <text:p>0.0175772609</text:p>
          </table:table-cell>
          <table:table-cell table:style-name="ce45" table:formula="of:=[.M685]-[.M684]" office:value-type="float" office:value="-0.000656219842917402" calcext:value-type="float">
            <text:p>-0.001</text:p>
          </table:table-cell>
          <table:table-cell table:style-name="ce45" table:formula="of:=AVERAGE([.O680:.O685])" office:value-type="float" office:value="0.584583665414821" calcext:value-type="float">
            <text:p>0.585</text:p>
          </table:table-cell>
          <table:table-cell table:style-name="ce9"/>
          <table:table-cell table:style-name="ce14" table:formula="of:=LOG([.X685])" office:value-type="float" office:value="3.14457420760962" calcext:value-type="float">
            <text:p>3.1445742076</text:p>
          </table:table-cell>
          <table:table-cell table:style-name="ce44" table:formula="of:=[.X684]+1" office:value-type="float" office:value="1395" calcext:value-type="float">
            <text:p>139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86]/[.D685]" office:value-type="percentage" office:value="-0.00125371659751949" calcext:value-type="percentage">
            <text:p>-0.1254%</text:p>
          </table:table-cell>
          <table:table-cell table:style-name="ce6" table:formula="of:=([.D686]-[.D685])" office:value-type="float" office:value="-0.0000802000000000025" calcext:value-type="float">
            <text:p>-0.00008020</text:p>
          </table:table-cell>
          <table:table-cell table:style-name="ce8" office:value-type="float" office:value="0.0638896" calcext:value-type="float">
            <text:p>0.0638896</text:p>
          </table:table-cell>
          <table:table-cell table:style-name="ce10" table:formula="of:=[.B686]-[.$S$2]" office:value-type="float" office:value="-0.00125640177399008" calcext:value-type="float">
            <text:p>-0.00125640</text:p>
          </table:table-cell>
          <table:table-cell table:style-name="ce9" table:formula="of:=SUM([.$E$3:.E686])" office:value-type="float" office:value="0.011170120149086" calcext:value-type="float">
            <text:p>0.0111701201</text:p>
          </table:table-cell>
          <table:table-cell table:style-name="ce12" table:formula="of:=MAX([.$E$3:.E686]) - MIN([.$E$3:.E686])" office:value-type="float" office:value="0.00991855310791096" calcext:value-type="float">
            <text:p>0.009918553</text:p>
          </table:table-cell>
          <table:table-cell table:style-name="ce9" table:formula="of:=STDEV([.$E$3:.E686])" office:value-type="float" office:value="0.00128693216774563" calcext:value-type="float">
            <text:p>0.0012869322</text:p>
          </table:table-cell>
          <table:table-cell table:style-name="ce9" table:formula="of:=[.G686]/[.H686]" office:value-type="float" office:value="7.70712968134577" calcext:value-type="float">
            <text:p>7.7071296813</text:p>
          </table:table-cell>
          <table:table-cell table:style-name="ce9" table:formula="of:=SLOPE([.I671:.I686];[.W671:.W686])" office:value-type="float" office:value="5.60551149906662" calcext:value-type="float">
            <text:p>5.6055114991</text:p>
          </table:table-cell>
          <table:table-cell table:style-name="ce17" table:formula="of:=AVERAGE([.D679:.D686])" office:value-type="float" office:value="0.06395950375" calcext:value-type="float">
            <text:p>0.063959504</text:p>
          </table:table-cell>
          <table:table-cell table:style-name="ce19" table:formula="of:=([.D686] - [.K686])/[.K686]" office:value-type="percentage" office:value="-0.0010929376543201" calcext:value-type="percentage">
            <text:p>-0.109%</text:p>
          </table:table-cell>
          <table:table-cell table:style-name="ce22" table:formula="of:=[.D686]-[.L686]" office:value-type="float" office:value="0.0649825376543201" calcext:value-type="float">
            <text:p>0.06498254</text:p>
          </table:table-cell>
          <table:table-cell table:style-name="ce27" table:formula="of:=ABS([.L685]-[.L686])" office:value-type="float" office:value="0.0014292054090689" calcext:value-type="float">
            <text:p>0.0014292</text:p>
          </table:table-cell>
          <table:table-cell table:style-name="ce34" table:formula="of:=IF(([.J686] &gt; [.$P$53]);(([.$M$53]+[.J686])/[.$O$53]);(([.$L$53]-[.J686])/[.$O$53]))" office:value-type="float" office:value="0.61134498811443" calcext:value-type="float">
            <text:p>0.61</text:p>
          </table:table-cell>
          <table:table-cell table:style-name="ce42" table:formula="of:=[.O686]-[.O685]" office:value-type="float" office:value="0.00918406181568632" calcext:value-type="float">
            <text:p>0.0092</text:p>
          </table:table-cell>
          <table:table-cell table:style-name="ce45" table:number-columns-repeated="2"/>
          <table:table-cell table:style-name="ce48" table:formula="of:=[.O686] - AVERAGE([.O681:.O686])" office:value-type="float" office:value="0.0204213543934352" calcext:value-type="float">
            <text:p>0.0204213544</text:p>
          </table:table-cell>
          <table:table-cell table:style-name="ce45" table:formula="of:=[.M686]-[.M685]" office:value-type="float" office:value="0.0013490054090689" calcext:value-type="float">
            <text:p>0.001</text:p>
          </table:table-cell>
          <table:table-cell table:style-name="ce45" table:formula="of:=AVERAGE([.O681:.O686])" office:value-type="float" office:value="0.590923633720995" calcext:value-type="float">
            <text:p>0.591</text:p>
          </table:table-cell>
          <table:table-cell table:style-name="ce9"/>
          <table:table-cell table:style-name="ce14" table:formula="of:=LOG([.X686])" office:value-type="float" office:value="3.14488541828714" calcext:value-type="float">
            <text:p>3.1448854183</text:p>
          </table:table-cell>
          <table:table-cell table:style-name="ce44" table:formula="of:=[.X685]+1" office:value-type="float" office:value="1396" calcext:value-type="float">
            <text:p>139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87]/[.D686]" office:value-type="percentage" office:value="0.00242433823345256" calcext:value-type="percentage">
            <text:p>0.2424%</text:p>
          </table:table-cell>
          <table:table-cell table:style-name="ce6" table:formula="of:=([.D687]-[.D686])" office:value-type="float" office:value="0.000154889999999991" calcext:value-type="float">
            <text:p>0.00015489</text:p>
          </table:table-cell>
          <table:table-cell table:style-name="ce8" office:value-type="float" office:value="0.06404449" calcext:value-type="float">
            <text:p>0.06404449</text:p>
          </table:table-cell>
          <table:table-cell table:style-name="ce10" table:formula="of:=[.B687]-[.$S$2]" office:value-type="float" office:value="0.00242165305698197" calcext:value-type="float">
            <text:p>0.00242165</text:p>
          </table:table-cell>
          <table:table-cell table:style-name="ce9" table:formula="of:=SUM([.$E$3:.E687])" office:value-type="float" office:value="0.0135917732060679" calcext:value-type="float">
            <text:p>0.0135917732</text:p>
          </table:table-cell>
          <table:table-cell table:style-name="ce12" table:formula="of:=MAX([.$E$3:.E687]) - MIN([.$E$3:.E687])" office:value-type="float" office:value="0.00991855310791096" calcext:value-type="float">
            <text:p>0.009918553</text:p>
          </table:table-cell>
          <table:table-cell table:style-name="ce9" table:formula="of:=STDEV([.$E$3:.E687])" office:value-type="float" office:value="0.00128927078775708" calcext:value-type="float">
            <text:p>0.0012892708</text:p>
          </table:table-cell>
          <table:table-cell table:style-name="ce9" table:formula="of:=[.G687]/[.H687]" office:value-type="float" office:value="7.69314964869879" calcext:value-type="float">
            <text:p>7.6931496487</text:p>
          </table:table-cell>
          <table:table-cell table:style-name="ce9" table:formula="of:=SLOPE([.I672:.I687];[.W672:.W687])" office:value-type="float" office:value="3.06715990464552" calcext:value-type="float">
            <text:p>3.0671599046</text:p>
          </table:table-cell>
          <table:table-cell table:style-name="ce17" table:formula="of:=AVERAGE([.D680:.D687])" office:value-type="float" office:value="0.06398544625" calcext:value-type="float">
            <text:p>0.063985446</text:p>
          </table:table-cell>
          <table:table-cell table:style-name="ce19" table:formula="of:=([.D687] - [.K687])/[.K687]" office:value-type="percentage" office:value="0.000922768433454309" calcext:value-type="percentage">
            <text:p>0.092%</text:p>
          </table:table-cell>
          <table:table-cell table:style-name="ce22" table:formula="of:=[.D687]-[.L687]" office:value-type="float" office:value="0.0631217215665457" calcext:value-type="float">
            <text:p>0.06312172</text:p>
          </table:table-cell>
          <table:table-cell table:style-name="ce27" table:formula="of:=ABS([.L686]-[.L687])" office:value-type="float" office:value="0.00201570608777441" calcext:value-type="float">
            <text:p>0.0020157</text:p>
          </table:table-cell>
          <table:table-cell table:style-name="ce34" table:formula="of:=IF(([.J687] &gt; [.$P$53]);(([.$M$53]+[.J687])/[.$O$53]);(([.$L$53]-[.J687])/[.$O$53]))" office:value-type="float" office:value="0.625015437835452" calcext:value-type="float">
            <text:p>0.63</text:p>
          </table:table-cell>
          <table:table-cell table:style-name="ce42" table:formula="of:=[.O687]-[.O686]" office:value-type="float" office:value="0.0136704497210213" calcext:value-type="float">
            <text:p>0.0137</text:p>
          </table:table-cell>
          <table:table-cell table:style-name="ce45" table:number-columns-repeated="2"/>
          <table:table-cell table:style-name="ce48" table:formula="of:=[.O687] - AVERAGE([.O682:.O687])" office:value-type="float" office:value="0.0262171647055602" calcext:value-type="float">
            <text:p>0.0262171647</text:p>
          </table:table-cell>
          <table:table-cell table:style-name="ce45" table:formula="of:=[.M687]-[.M686]" office:value-type="float" office:value="-0.00186081608777441" calcext:value-type="float">
            <text:p>-0.002</text:p>
          </table:table-cell>
          <table:table-cell table:style-name="ce45" table:formula="of:=AVERAGE([.O682:.O687])" office:value-type="float" office:value="0.598798273129892" calcext:value-type="float">
            <text:p>0.599</text:p>
          </table:table-cell>
          <table:table-cell table:style-name="ce9"/>
          <table:table-cell table:style-name="ce14" table:formula="of:=LOG([.X687])" office:value-type="float" office:value="3.14519640611418" calcext:value-type="float">
            <text:p>3.1451964061</text:p>
          </table:table-cell>
          <table:table-cell table:style-name="ce44" table:formula="of:=[.X686]+1" office:value-type="float" office:value="1397" calcext:value-type="float">
            <text:p>139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88]/[.D687]" office:value-type="percentage" office:value="-0.000304319700258321" calcext:value-type="percentage">
            <text:p>-0.0304%</text:p>
          </table:table-cell>
          <table:table-cell table:style-name="ce6" table:formula="of:=([.D688]-[.D687])" office:value-type="float" office:value="-0.000019489999999997" calcext:value-type="float">
            <text:p>-0.00001949</text:p>
          </table:table-cell>
          <table:table-cell table:style-name="ce8" office:value-type="float" office:value="0.064025" calcext:value-type="float">
            <text:p>0.064025</text:p>
          </table:table-cell>
          <table:table-cell table:style-name="ce10" table:formula="of:=[.B688]-[.$S$2]" office:value-type="float" office:value="-0.000307004876728909" calcext:value-type="float">
            <text:p>-0.00030700</text:p>
          </table:table-cell>
          <table:table-cell table:style-name="ce9" table:formula="of:=SUM([.$E$3:.E688])" office:value-type="float" office:value="0.013284768329339" calcext:value-type="float">
            <text:p>0.0132847683</text:p>
          </table:table-cell>
          <table:table-cell table:style-name="ce12" table:formula="of:=MAX([.$E$3:.E688]) - MIN([.$E$3:.E688])" office:value-type="float" office:value="0.00991855310791096" calcext:value-type="float">
            <text:p>0.009918553</text:p>
          </table:table-cell>
          <table:table-cell table:style-name="ce9" table:formula="of:=STDEV([.$E$3:.E688])" office:value-type="float" office:value="0.00128838980672768" calcext:value-type="float">
            <text:p>0.0012883898</text:p>
          </table:table-cell>
          <table:table-cell table:style-name="ce9" table:formula="of:=[.G688]/[.H688]" office:value-type="float" office:value="7.6984101054809" calcext:value-type="float">
            <text:p>7.6984101055</text:p>
          </table:table-cell>
          <table:table-cell table:style-name="ce9" table:formula="of:=SLOPE([.I673:.I688];[.W673:.W688])" office:value-type="float" office:value="1.23549018956197" calcext:value-type="float">
            <text:p>1.2354901896</text:p>
          </table:table-cell>
          <table:table-cell table:style-name="ce17" table:formula="of:=AVERAGE([.D681:.D688])" office:value-type="float" office:value="0.0639916625" calcext:value-type="float">
            <text:p>0.063991663</text:p>
          </table:table-cell>
          <table:table-cell table:style-name="ce19" table:formula="of:=([.D688] - [.K688])/[.K688]" office:value-type="percentage" office:value="0.000520966305571357" calcext:value-type="percentage">
            <text:p>0.052%</text:p>
          </table:table-cell>
          <table:table-cell table:style-name="ce22" table:formula="of:=[.D688]-[.L688]" office:value-type="float" office:value="0.0635040336944286" calcext:value-type="float">
            <text:p>0.06350403</text:p>
          </table:table-cell>
          <table:table-cell table:style-name="ce27" table:formula="of:=ABS([.L687]-[.L688])" office:value-type="float" office:value="0.000401802127882952" calcext:value-type="float">
            <text:p>0.0004018</text:p>
          </table:table-cell>
          <table:table-cell table:style-name="ce34" table:formula="of:=IF(([.J688] &gt; [.$P$53]);(([.$M$53]+[.J688])/[.$O$53]);(([.$L$53]-[.J688])/[.$O$53]))" office:value-type="float" office:value="0.634880008527944" calcext:value-type="float">
            <text:p>0.63</text:p>
          </table:table-cell>
          <table:table-cell table:style-name="ce42" table:formula="of:=[.O688]-[.O687]" office:value-type="float" office:value="0.00986457069249214" calcext:value-type="float">
            <text:p>0.0099</text:p>
          </table:table-cell>
          <table:table-cell table:style-name="ce45" table:number-columns-repeated="2"/>
          <table:table-cell table:style-name="ce48" table:formula="of:=[.O688] - AVERAGE([.O683:.O688])" office:value-type="float" office:value="0.0270022010437166" calcext:value-type="float">
            <text:p>0.0270022010</text:p>
          </table:table-cell>
          <table:table-cell table:style-name="ce45" table:formula="of:=[.M688]-[.M687]" office:value-type="float" office:value="0.00038231212788295" calcext:value-type="float">
            <text:p>0.000</text:p>
          </table:table-cell>
          <table:table-cell table:style-name="ce45" table:formula="of:=AVERAGE([.O683:.O688])" office:value-type="float" office:value="0.607877807484227" calcext:value-type="float">
            <text:p>0.608</text:p>
          </table:table-cell>
          <table:table-cell table:style-name="ce9"/>
          <table:table-cell table:style-name="ce14" table:formula="of:=LOG([.X688])" office:value-type="float" office:value="3.14550717140966" calcext:value-type="float">
            <text:p>3.1455071714</text:p>
          </table:table-cell>
          <table:table-cell table:style-name="ce44" table:formula="of:=[.X687]+1" office:value-type="float" office:value="1398" calcext:value-type="float">
            <text:p>139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89]/[.D688]" office:value-type="percentage" office:value="-0.000392190550566105" calcext:value-type="percentage">
            <text:p>-0.0392%</text:p>
          </table:table-cell>
          <table:table-cell table:style-name="ce6" table:formula="of:=([.D689]-[.D688])" office:value-type="float" office:value="-0.0000251099999999949" calcext:value-type="float">
            <text:p>-0.00002511</text:p>
          </table:table-cell>
          <table:table-cell table:style-name="ce8" office:value-type="float" office:value="0.06399989" calcext:value-type="float">
            <text:p>0.06399989</text:p>
          </table:table-cell>
          <table:table-cell table:style-name="ce10" table:formula="of:=[.B689]-[.$S$2]" office:value-type="float" office:value="-0.000394875727036693" calcext:value-type="float">
            <text:p>-0.00039488</text:p>
          </table:table-cell>
          <table:table-cell table:style-name="ce9" table:formula="of:=SUM([.$E$3:.E689])" office:value-type="float" office:value="0.0128898926023023" calcext:value-type="float">
            <text:p>0.0128898926</text:p>
          </table:table-cell>
          <table:table-cell table:style-name="ce12" table:formula="of:=MAX([.$E$3:.E689]) - MIN([.$E$3:.E689])" office:value-type="float" office:value="0.00991855310791096" calcext:value-type="float">
            <text:p>0.009918553</text:p>
          </table:table-cell>
          <table:table-cell table:style-name="ce9" table:formula="of:=STDEV([.$E$3:.E689])" office:value-type="float" office:value="0.00128754740494455" calcext:value-type="float">
            <text:p>0.0012875474</text:p>
          </table:table-cell>
          <table:table-cell table:style-name="ce9" table:formula="of:=[.G689]/[.H689]" office:value-type="float" office:value="7.70344693315436" calcext:value-type="float">
            <text:p>7.7034469332</text:p>
          </table:table-cell>
          <table:table-cell table:style-name="ce9" table:formula="of:=SLOPE([.I674:.I689];[.W674:.W689])" office:value-type="float" office:value="0.0129258605809497" calcext:value-type="float">
            <text:p>0.0129258606</text:p>
          </table:table-cell>
          <table:table-cell table:style-name="ce17" table:formula="of:=AVERAGE([.D682:.D689])" office:value-type="float" office:value="0.0639900375" calcext:value-type="float">
            <text:p>0.063990038</text:p>
          </table:table-cell>
          <table:table-cell table:style-name="ce19" table:formula="of:=([.D689] - [.K689])/[.K689]" office:value-type="percentage" office:value="0.000153969279983474" calcext:value-type="percentage">
            <text:p>0.015%</text:p>
          </table:table-cell>
          <table:table-cell table:style-name="ce22" table:formula="of:=[.D689]-[.L689]" office:value-type="float" office:value="0.0638459207200165" calcext:value-type="float">
            <text:p>0.06384592</text:p>
          </table:table-cell>
          <table:table-cell table:style-name="ce27" table:formula="of:=ABS([.L688]-[.L689])" office:value-type="float" office:value="0.000366997025587883" calcext:value-type="float">
            <text:p>0.0003670</text:p>
          </table:table-cell>
          <table:table-cell table:style-name="ce34" table:formula="of:=IF(([.J689] &gt; [.$P$53]);(([.$M$53]+[.J689])/[.$O$53]);(([.$L$53]-[.J689])/[.$O$53]))" office:value-type="float" office:value="0.641464204439488" calcext:value-type="float">
            <text:p>0.64</text:p>
          </table:table-cell>
          <table:table-cell table:style-name="ce42" table:formula="of:=[.O689]-[.O688]" office:value-type="float" office:value="0.00658419591154424" calcext:value-type="float">
            <text:p>0.0066</text:p>
          </table:table-cell>
          <table:table-cell table:style-name="ce45" table:number-columns-repeated="2"/>
          <table:table-cell table:style-name="ce48" table:formula="of:=[.O689] - AVERAGE([.O684:.O689])" office:value-type="float" office:value="0.02358657713512" calcext:value-type="float">
            <text:p>0.0235865771</text:p>
          </table:table-cell>
          <table:table-cell table:style-name="ce45" table:formula="of:=[.M689]-[.M688]" office:value-type="float" office:value="0.000341887025587892" calcext:value-type="float">
            <text:p>0.000</text:p>
          </table:table-cell>
          <table:table-cell table:style-name="ce45" table:formula="of:=AVERAGE([.O684:.O689])" office:value-type="float" office:value="0.617877627304368" calcext:value-type="float">
            <text:p>0.618</text:p>
          </table:table-cell>
          <table:table-cell table:style-name="ce9"/>
          <table:table-cell table:style-name="ce14" table:formula="of:=LOG([.X689])" office:value-type="float" office:value="3.14581771449183" calcext:value-type="float">
            <text:p>3.1458177145</text:p>
          </table:table-cell>
          <table:table-cell table:style-name="ce44" table:formula="of:=[.X688]+1" office:value-type="float" office:value="1399" calcext:value-type="float">
            <text:p>139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90]/[.D689]" office:value-type="percentage" office:value="-0.00170125292402855" calcext:value-type="percentage">
            <text:p>-0.1701%</text:p>
          </table:table-cell>
          <table:table-cell table:style-name="ce6" table:formula="of:=([.D690]-[.D689])" office:value-type="float" office:value="-0.000108880000000006" calcext:value-type="float">
            <text:p>-0.00010888</text:p>
          </table:table-cell>
          <table:table-cell table:style-name="ce8" office:value-type="float" office:value="0.06389101" calcext:value-type="float">
            <text:p>0.06389101</text:p>
          </table:table-cell>
          <table:table-cell table:style-name="ce10" table:formula="of:=[.B690]-[.$S$2]" office:value-type="float" office:value="-0.00170393810049914" calcext:value-type="float">
            <text:p>-0.00170394</text:p>
          </table:table-cell>
          <table:table-cell table:style-name="ce9" table:formula="of:=SUM([.$E$3:.E690])" office:value-type="float" office:value="0.0111859545018032" calcext:value-type="float">
            <text:p>0.0111859545</text:p>
          </table:table-cell>
          <table:table-cell table:style-name="ce12" table:formula="of:=MAX([.$E$3:.E690]) - MIN([.$E$3:.E690])" office:value-type="float" office:value="0.00991855310791096" calcext:value-type="float">
            <text:p>0.009918553</text:p>
          </table:table-cell>
          <table:table-cell table:style-name="ce9" table:formula="of:=STDEV([.$E$3:.E690])" office:value-type="float" office:value="0.0012882852033246" calcext:value-type="float">
            <text:p>0.0012882852</text:p>
          </table:table-cell>
          <table:table-cell table:style-name="ce9" table:formula="of:=[.G690]/[.H690]" office:value-type="float" office:value="7.69903518437902" calcext:value-type="float">
            <text:p>7.6990351844</text:p>
          </table:table-cell>
          <table:table-cell table:style-name="ce9" table:formula="of:=SLOPE([.I675:.I690];[.W675:.W690])" office:value-type="float" office:value="-1.27123070593845" calcext:value-type="float">
            <text:p>-1.2712307059</text:p>
          </table:table-cell>
          <table:table-cell table:style-name="ce17" table:formula="of:=AVERAGE([.D683:.D690])" office:value-type="float" office:value="0.0639729725" calcext:value-type="float">
            <text:p>0.063972973</text:p>
          </table:table-cell>
          <table:table-cell table:style-name="ce19" table:formula="of:=([.D690] - [.K690])/[.K690]" office:value-type="percentage" office:value="-0.0012812051214285" calcext:value-type="percentage">
            <text:p>-0.128%</text:p>
          </table:table-cell>
          <table:table-cell table:style-name="ce22" table:formula="of:=[.D690]-[.L690]" office:value-type="float" office:value="0.0651722151214285" calcext:value-type="float">
            <text:p>0.06517222</text:p>
          </table:table-cell>
          <table:table-cell table:style-name="ce27" table:formula="of:=ABS([.L689]-[.L690])" office:value-type="float" office:value="0.00143517440141197" calcext:value-type="float">
            <text:p>0.0014352</text:p>
          </table:table-cell>
          <table:table-cell table:style-name="ce34" table:formula="of:=IF(([.J690] &gt; [.$P$53]);(([.$M$53]+[.J690])/[.$O$53]);(([.$L$53]-[.J690])/[.$O$53]))" office:value-type="float" office:value="0.648380109160925" calcext:value-type="float">
            <text:p>0.65</text:p>
          </table:table-cell>
          <table:table-cell table:style-name="ce42" table:formula="of:=[.O690]-[.O689]" office:value-type="float" office:value="0.00691590472143655" calcext:value-type="float">
            <text:p>0.0069</text:p>
          </table:table-cell>
          <table:table-cell table:style-name="ce45" table:number-columns-repeated="2"/>
          <table:table-cell table:style-name="ce48" table:formula="of:=[.O690] - AVERAGE([.O685:.O690])" office:value-type="float" office:value="0.0211724967647608" calcext:value-type="float">
            <text:p>0.0211724968</text:p>
          </table:table-cell>
          <table:table-cell table:style-name="ce45" table:formula="of:=[.M690]-[.M689]" office:value-type="float" office:value="0.00132629440141196" calcext:value-type="float">
            <text:p>0.001</text:p>
          </table:table-cell>
          <table:table-cell table:style-name="ce45" table:formula="of:=AVERAGE([.O685:.O690])" office:value-type="float" office:value="0.627207612396164" calcext:value-type="float">
            <text:p>0.627</text:p>
          </table:table-cell>
          <table:table-cell table:style-name="ce9"/>
          <table:table-cell table:style-name="ce14" table:formula="of:=LOG([.X690])" office:value-type="float" office:value="3.14612803567824" calcext:value-type="float">
            <text:p>3.1461280357</text:p>
          </table:table-cell>
          <table:table-cell table:style-name="ce44" table:formula="of:=[.X689]+1" office:value-type="float" office:value="1400" calcext:value-type="float">
            <text:p>140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91]/[.D690]" office:value-type="percentage" office:value="0.00130503493370989" calcext:value-type="percentage">
            <text:p>0.1305%</text:p>
          </table:table-cell>
          <table:table-cell table:style-name="ce6" table:formula="of:=([.D691]-[.D690])" office:value-type="float" office:value="0.0000833800000000079" calcext:value-type="float">
            <text:p>0.00008338</text:p>
          </table:table-cell>
          <table:table-cell table:style-name="ce8" office:value-type="float" office:value="0.06397439" calcext:value-type="float">
            <text:p>0.06397439</text:p>
          </table:table-cell>
          <table:table-cell table:style-name="ce10" table:formula="of:=[.B691]-[.$S$2]" office:value-type="float" office:value="0.0013023497572393" calcext:value-type="float">
            <text:p>0.00130235</text:p>
          </table:table-cell>
          <table:table-cell table:style-name="ce9" table:formula="of:=SUM([.$E$3:.E691])" office:value-type="float" office:value="0.0124883042590425" calcext:value-type="float">
            <text:p>0.0124883043</text:p>
          </table:table-cell>
          <table:table-cell table:style-name="ce12" table:formula="of:=MAX([.$E$3:.E691]) - MIN([.$E$3:.E691])" office:value-type="float" office:value="0.00991855310791096" calcext:value-type="float">
            <text:p>0.009918553</text:p>
          </table:table-cell>
          <table:table-cell table:style-name="ce9" table:formula="of:=STDEV([.$E$3:.E691])" office:value-type="float" office:value="0.00128828066269793" calcext:value-type="float">
            <text:p>0.0012882807</text:p>
          </table:table-cell>
          <table:table-cell table:style-name="ce9" table:formula="of:=[.G691]/[.H691]" office:value-type="float" office:value="7.69906232011542" calcext:value-type="float">
            <text:p>7.6990623201</text:p>
          </table:table-cell>
          <table:table-cell table:style-name="ce9" table:formula="of:=SLOPE([.I676:.I691];[.W676:.W691])" office:value-type="float" office:value="-2.13003008947916" calcext:value-type="float">
            <text:p>-2.1300300895</text:p>
          </table:table-cell>
          <table:table-cell table:style-name="ce17" table:formula="of:=AVERAGE([.D684:.D691])" office:value-type="float" office:value="0.06396227125" calcext:value-type="float">
            <text:p>0.063962271</text:p>
          </table:table-cell>
          <table:table-cell table:style-name="ce19" table:formula="of:=([.D691] - [.K691])/[.K691]" office:value-type="percentage" office:value="0.000189467161862423" calcext:value-type="percentage">
            <text:p>0.019%</text:p>
          </table:table-cell>
          <table:table-cell table:style-name="ce22" table:formula="of:=[.D691]-[.L691]" office:value-type="float" office:value="0.0637849228381376" calcext:value-type="float">
            <text:p>0.06378492</text:p>
          </table:table-cell>
          <table:table-cell table:style-name="ce27" table:formula="of:=ABS([.L690]-[.L691])" office:value-type="float" office:value="0.00147067228329092" calcext:value-type="float">
            <text:p>0.0014707</text:p>
          </table:table-cell>
          <table:table-cell table:style-name="ce34" table:formula="of:=IF(([.J691] &gt; [.$P$53]);(([.$M$53]+[.J691])/[.$O$53]);(([.$L$53]-[.J691])/[.$O$53]))" office:value-type="float" office:value="0.653005226429525" calcext:value-type="float">
            <text:p>0.65</text:p>
          </table:table-cell>
          <table:table-cell table:style-name="ce42" table:formula="of:=[.O691]-[.O690]" office:value-type="float" office:value="0.00462511726860082" calcext:value-type="float">
            <text:p>0.0046</text:p>
          </table:table-cell>
          <table:table-cell table:style-name="ce45" table:number-columns-repeated="2"/>
          <table:table-cell table:style-name="ce48" table:formula="of:=[.O691] - AVERAGE([.O686:.O691])" office:value-type="float" office:value="0.0173235640115648" calcext:value-type="float">
            <text:p>0.0173235640</text:p>
          </table:table-cell>
          <table:table-cell table:style-name="ce45" table:formula="of:=[.M691]-[.M690]" office:value-type="float" office:value="-0.00138729228329092" calcext:value-type="float">
            <text:p>-0.001</text:p>
          </table:table-cell>
          <table:table-cell table:style-name="ce45" table:formula="of:=AVERAGE([.O686:.O691])" office:value-type="float" office:value="0.635681662417961" calcext:value-type="float">
            <text:p>0.636</text:p>
          </table:table-cell>
          <table:table-cell table:style-name="ce9"/>
          <table:table-cell table:style-name="ce14" table:formula="of:=LOG([.X691])" office:value-type="float" office:value="3.14643813528577" calcext:value-type="float">
            <text:p>3.1464381353</text:p>
          </table:table-cell>
          <table:table-cell table:style-name="ce44" table:formula="of:=[.X690]+1" office:value-type="float" office:value="1401" calcext:value-type="float">
            <text:p>140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92]/[.D691]" office:value-type="percentage" office:value="0.00090051659734465" calcext:value-type="percentage">
            <text:p>0.0901%</text:p>
          </table:table-cell>
          <table:table-cell table:style-name="ce6" table:formula="of:=([.D692]-[.D691])" office:value-type="float" office:value="0.0000576099999999996" calcext:value-type="float">
            <text:p>0.00005761</text:p>
          </table:table-cell>
          <table:table-cell table:style-name="ce8" office:value-type="float" office:value="0.064032" calcext:value-type="float">
            <text:p>0.064032</text:p>
          </table:table-cell>
          <table:table-cell table:style-name="ce10" table:formula="of:=[.B692]-[.$S$2]" office:value-type="float" office:value="0.000897831420874062" calcext:value-type="float">
            <text:p>0.00089783</text:p>
          </table:table-cell>
          <table:table-cell table:style-name="ce9" table:formula="of:=SUM([.$E$3:.E692])" office:value-type="float" office:value="0.0133861356799166" calcext:value-type="float">
            <text:p>0.0133861357</text:p>
          </table:table-cell>
          <table:table-cell table:style-name="ce12" table:formula="of:=MAX([.$E$3:.E692]) - MIN([.$E$3:.E692])" office:value-type="float" office:value="0.00991855310791096" calcext:value-type="float">
            <text:p>0.009918553</text:p>
          </table:table-cell>
          <table:table-cell table:style-name="ce9" table:formula="of:=STDEV([.$E$3:.E692])" office:value-type="float" office:value="0.00128778097117993" calcext:value-type="float">
            <text:p>0.001287781</text:p>
          </table:table-cell>
          <table:table-cell table:style-name="ce9" table:formula="of:=[.G692]/[.H692]" office:value-type="float" office:value="7.70204975060553" calcext:value-type="float">
            <text:p>7.7020497506</text:p>
          </table:table-cell>
          <table:table-cell table:style-name="ce9" table:formula="of:=SLOPE([.I677:.I692];[.W677:.W692])" office:value-type="float" office:value="-2.8350116581882" calcext:value-type="float">
            <text:p>-2.8350116582</text:p>
          </table:table-cell>
          <table:table-cell table:style-name="ce17" table:formula="of:=AVERAGE([.D685:.D692])" office:value-type="float" office:value="0.0639782725" calcext:value-type="float">
            <text:p>0.063978273</text:p>
          </table:table-cell>
          <table:table-cell table:style-name="ce19" table:formula="of:=([.D692] - [.K692])/[.K692]" office:value-type="percentage" office:value="0.000839777285327658" calcext:value-type="percentage">
            <text:p>0.084%</text:p>
          </table:table-cell>
          <table:table-cell table:style-name="ce22" table:formula="of:=[.D692]-[.L692]" office:value-type="float" office:value="0.0631922227146723" calcext:value-type="float">
            <text:p>0.06319222</text:p>
          </table:table-cell>
          <table:table-cell table:style-name="ce27" table:formula="of:=ABS([.L691]-[.L692])" office:value-type="float" office:value="0.000650310123465235" calcext:value-type="float">
            <text:p>0.0006503</text:p>
          </table:table-cell>
          <table:table-cell table:style-name="ce34" table:formula="of:=IF(([.J692] &gt; [.$P$53]);(([.$M$53]+[.J692])/[.$O$53]);(([.$L$53]-[.J692])/[.$O$53]))" office:value-type="float" office:value="0.656801948329859" calcext:value-type="float">
            <text:p>0.66</text:p>
          </table:table-cell>
          <table:table-cell table:style-name="ce42" table:formula="of:=[.O692]-[.O691]" office:value-type="float" office:value="0.00379672190033298" calcext:value-type="float">
            <text:p>0.0038</text:p>
          </table:table-cell>
          <table:table-cell table:style-name="ce45" table:number-columns-repeated="2"/>
          <table:table-cell table:style-name="ce48" table:formula="of:=[.O692] - AVERAGE([.O687:.O692])" office:value-type="float" office:value="0.0135441258759931" calcext:value-type="float">
            <text:p>0.0135441259</text:p>
          </table:table-cell>
          <table:table-cell table:style-name="ce45" table:formula="of:=[.M692]-[.M691]" office:value-type="float" office:value="-0.00059270012346524" calcext:value-type="float">
            <text:p>-0.001</text:p>
          </table:table-cell>
          <table:table-cell table:style-name="ce45" table:formula="of:=AVERAGE([.O687:.O692])" office:value-type="float" office:value="0.643257822453865" calcext:value-type="float">
            <text:p>0.643</text:p>
          </table:table-cell>
          <table:table-cell table:style-name="ce9"/>
          <table:table-cell table:style-name="ce14" table:formula="of:=LOG([.X692])" office:value-type="float" office:value="3.14674801363064" calcext:value-type="float">
            <text:p>3.1467480136</text:p>
          </table:table-cell>
          <table:table-cell table:style-name="ce44" table:formula="of:=[.X691]+1" office:value-type="float" office:value="1402" calcext:value-type="float">
            <text:p>140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93]/[.D692]" office:value-type="percentage" office:value="-0.000171789105447448" calcext:value-type="percentage">
            <text:p>-0.0172%</text:p>
          </table:table-cell>
          <table:table-cell table:style-name="ce6" table:formula="of:=([.D693]-[.D692])" office:value-type="float" office:value="-0.000011000000000011" calcext:value-type="float">
            <text:p>-0.00001100</text:p>
          </table:table-cell>
          <table:table-cell table:style-name="ce8" office:value-type="float" office:value="0.064021" calcext:value-type="float">
            <text:p>0.064021</text:p>
          </table:table-cell>
          <table:table-cell table:style-name="ce10" table:formula="of:=[.B693]-[.$S$2]" office:value-type="float" office:value="-0.000174474281918036" calcext:value-type="float">
            <text:p>-0.00017447</text:p>
          </table:table-cell>
          <table:table-cell table:style-name="ce9" table:formula="of:=SUM([.$E$3:.E693])" office:value-type="float" office:value="0.0132116613979985" calcext:value-type="float">
            <text:p>0.0132116614</text:p>
          </table:table-cell>
          <table:table-cell table:style-name="ce12" table:formula="of:=MAX([.$E$3:.E693]) - MIN([.$E$3:.E693])" office:value-type="float" office:value="0.00991855310791096" calcext:value-type="float">
            <text:p>0.009918553</text:p>
          </table:table-cell>
          <table:table-cell table:style-name="ce9" table:formula="of:=STDEV([.$E$3:.E693])" office:value-type="float" office:value="0.00128686859322843" calcext:value-type="float">
            <text:p>0.0012868686</text:p>
          </table:table-cell>
          <table:table-cell table:style-name="ce9" table:formula="of:=[.G693]/[.H693]" office:value-type="float" office:value="7.70751043276903" calcext:value-type="float">
            <text:p>7.7075104328</text:p>
          </table:table-cell>
          <table:table-cell table:style-name="ce9" table:formula="of:=SLOPE([.I678:.I693];[.W678:.W693])" office:value-type="float" office:value="-2.80078862547105" calcext:value-type="float">
            <text:p>-2.8007886255</text:p>
          </table:table-cell>
          <table:table-cell table:style-name="ce17" table:formula="of:=AVERAGE([.D686:.D693])" office:value-type="float" office:value="0.0639846725" calcext:value-type="float">
            <text:p>0.063984673</text:p>
          </table:table-cell>
          <table:table-cell table:style-name="ce19" table:formula="of:=([.D693] - [.K693])/[.K693]" office:value-type="percentage" office:value="0.000567753159946056" calcext:value-type="percentage">
            <text:p>0.057%</text:p>
          </table:table-cell>
          <table:table-cell table:style-name="ce22" table:formula="of:=[.D693]-[.L693]" office:value-type="float" office:value="0.0634532468400539" calcext:value-type="float">
            <text:p>0.06345325</text:p>
          </table:table-cell>
          <table:table-cell table:style-name="ce27" table:formula="of:=ABS([.L692]-[.L693])" office:value-type="float" office:value="0.000272024125381602" calcext:value-type="float">
            <text:p>0.0002720</text:p>
          </table:table-cell>
          <table:table-cell table:style-name="ce34" table:formula="of:=IF(([.J693] &gt; [.$P$53]);(([.$M$53]+[.J693])/[.$O$53]);(([.$L$53]-[.J693])/[.$O$53]))" office:value-type="float" office:value="0.656617638067604" calcext:value-type="float">
            <text:p>0.66</text:p>
          </table:table-cell>
          <table:table-cell table:style-name="ce42" table:formula="of:=[.O693]-[.O692]" office:value-type="float" office:value="-0.000184310262254073" calcext:value-type="float">
            <text:p>-0.0002</text:p>
          </table:table-cell>
          <table:table-cell table:style-name="ce45" table:number-columns-repeated="2"/>
          <table:table-cell table:style-name="ce48" table:formula="of:=[.O693] - AVERAGE([.O688:.O693])" office:value-type="float" office:value="0.00809278224171361" calcext:value-type="float">
            <text:p>0.0080927822</text:p>
          </table:table-cell>
          <table:table-cell table:style-name="ce45" table:formula="of:=[.M693]-[.M692]" office:value-type="float" office:value="0.000261024125381593" calcext:value-type="float">
            <text:p>0.000</text:p>
          </table:table-cell>
          <table:table-cell table:style-name="ce45" table:formula="of:=AVERAGE([.O688:.O693])" office:value-type="float" office:value="0.648524855825891" calcext:value-type="float">
            <text:p>0.649</text:p>
          </table:table-cell>
          <table:table-cell table:style-name="ce9"/>
          <table:table-cell table:style-name="ce14" table:formula="of:=LOG([.X693])" office:value-type="float" office:value="3.14705767102836" calcext:value-type="float">
            <text:p>3.147057671</text:p>
          </table:table-cell>
          <table:table-cell table:style-name="ce44" table:formula="of:=[.X692]+1" office:value-type="float" office:value="1403" calcext:value-type="float">
            <text:p>140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94]/[.D693]" office:value-type="percentage" office:value="-0.0026319488917697" calcext:value-type="percentage">
            <text:p>-0.2632%</text:p>
          </table:table-cell>
          <table:table-cell table:style-name="ce6" table:formula="of:=([.D694]-[.D693])" office:value-type="float" office:value="-0.000168499999999988" calcext:value-type="float">
            <text:p>-0.00016850</text:p>
          </table:table-cell>
          <table:table-cell table:style-name="ce8" office:value-type="float" office:value="0.0638525" calcext:value-type="float">
            <text:p>0.0638525</text:p>
          </table:table-cell>
          <table:table-cell table:style-name="ce10" table:formula="of:=[.B694]-[.$S$2]" office:value-type="float" office:value="-0.00263463406824029" calcext:value-type="float">
            <text:p>-0.00263463</text:p>
          </table:table-cell>
          <table:table-cell table:style-name="ce9" table:formula="of:=SUM([.$E$3:.E694])" office:value-type="float" office:value="0.0105770273297582" calcext:value-type="float">
            <text:p>0.0105770273</text:p>
          </table:table-cell>
          <table:table-cell table:style-name="ce12" table:formula="of:=MAX([.$E$3:.E694]) - MIN([.$E$3:.E694])" office:value-type="float" office:value="0.00991855310791096" calcext:value-type="float">
            <text:p>0.009918553</text:p>
          </table:table-cell>
          <table:table-cell table:style-name="ce9" table:formula="of:=STDEV([.$E$3:.E694])" office:value-type="float" office:value="0.00128988801687028" calcext:value-type="float">
            <text:p>0.001289888</text:p>
          </table:table-cell>
          <table:table-cell table:style-name="ce9" table:formula="of:=[.G694]/[.H694]" office:value-type="float" office:value="7.68946837104265" calcext:value-type="float">
            <text:p>7.689468371</text:p>
          </table:table-cell>
          <table:table-cell table:style-name="ce9" table:formula="of:=SLOPE([.I679:.I694];[.W679:.W694])" office:value-type="float" office:value="-3.62186490381033" calcext:value-type="float">
            <text:p>-3.6218649038</text:p>
          </table:table-cell>
          <table:table-cell table:style-name="ce17" table:formula="of:=AVERAGE([.D687:.D694])" office:value-type="float" office:value="0.063980035" calcext:value-type="float">
            <text:p>0.063980035</text:p>
          </table:table-cell>
          <table:table-cell table:style-name="ce19" table:formula="of:=([.D694] - [.K694])/[.K694]" office:value-type="percentage" office:value="-0.00199335620869851" calcext:value-type="percentage">
            <text:p>-0.199%</text:p>
          </table:table-cell>
          <table:table-cell table:style-name="ce22" table:formula="of:=[.D694]-[.L694]" office:value-type="float" office:value="0.0658458562086985" calcext:value-type="float">
            <text:p>0.06584586</text:p>
          </table:table-cell>
          <table:table-cell table:style-name="ce27" table:formula="of:=ABS([.L693]-[.L694])" office:value-type="float" office:value="0.00256110936864457" calcext:value-type="float">
            <text:p>0.0025611</text:p>
          </table:table-cell>
          <table:table-cell table:style-name="ce34" table:formula="of:=IF(([.J694] &gt; [.$P$53]);(([.$M$53]+[.J694])/[.$O$53]);(([.$L$53]-[.J694])/[.$O$53]))" office:value-type="float" office:value="0.661039595216815" calcext:value-type="float">
            <text:p>0.66</text:p>
          </table:table-cell>
          <table:table-cell table:style-name="ce42" table:formula="of:=[.O694]-[.O693]" office:value-type="float" office:value="0.00442195714921068" calcext:value-type="float">
            <text:p>0.0044</text:p>
          </table:table-cell>
          <table:table-cell table:style-name="ce45" table:number-columns-repeated="2"/>
          <table:table-cell table:style-name="ce48" table:formula="of:=[.O694] - AVERAGE([.O689:.O694])" office:value-type="float" office:value="0.00815480827611237" calcext:value-type="float">
            <text:p>0.0081548083</text:p>
          </table:table-cell>
          <table:table-cell table:style-name="ce45" table:formula="of:=[.M694]-[.M693]" office:value-type="float" office:value="0.00239260936864458" calcext:value-type="float">
            <text:p>0.002</text:p>
          </table:table-cell>
          <table:table-cell table:style-name="ce45" table:formula="of:=AVERAGE([.O689:.O694])" office:value-type="float" office:value="0.652884786940703" calcext:value-type="float">
            <text:p>0.653</text:p>
          </table:table-cell>
          <table:table-cell table:style-name="ce9"/>
          <table:table-cell table:style-name="ce14" table:formula="of:=LOG([.X694])" office:value-type="float" office:value="3.14736710779379" calcext:value-type="float">
            <text:p>3.1473671078</text:p>
          </table:table-cell>
          <table:table-cell table:style-name="ce44" table:formula="of:=[.X693]+1" office:value-type="float" office:value="1404" calcext:value-type="float">
            <text:p>140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95]/[.D694]" office:value-type="percentage" office:value="-0.000195763674092614" calcext:value-type="percentage">
            <text:p>-0.0196%</text:p>
          </table:table-cell>
          <table:table-cell table:style-name="ce6" table:formula="of:=([.D695]-[.D694])" office:value-type="float" office:value="-0.0000124999999999986" calcext:value-type="float">
            <text:p>-0.00001250</text:p>
          </table:table-cell>
          <table:table-cell table:style-name="ce8" office:value-type="float" office:value="0.06384" calcext:value-type="float">
            <text:p>0.06384</text:p>
          </table:table-cell>
          <table:table-cell table:style-name="ce10" table:formula="of:=[.B695]-[.$S$2]" office:value-type="float" office:value="-0.000198448850563202" calcext:value-type="float">
            <text:p>-0.00019845</text:p>
          </table:table-cell>
          <table:table-cell table:style-name="ce9" table:formula="of:=SUM([.$E$3:.E695])" office:value-type="float" office:value="0.010378578479195" calcext:value-type="float">
            <text:p>0.0103785785</text:p>
          </table:table-cell>
          <table:table-cell table:style-name="ce12" table:formula="of:=MAX([.$E$3:.E695]) - MIN([.$E$3:.E695])" office:value-type="float" office:value="0.00991855310791096" calcext:value-type="float">
            <text:p>0.009918553</text:p>
          </table:table-cell>
          <table:table-cell table:style-name="ce9" table:formula="of:=STDEV([.$E$3:.E695])" office:value-type="float" office:value="0.00128898125045328" calcext:value-type="float">
            <text:p>0.0012889813</text:p>
          </table:table-cell>
          <table:table-cell table:style-name="ce9" table:formula="of:=[.G695]/[.H695]" office:value-type="float" office:value="7.69487772178459" calcext:value-type="float">
            <text:p>7.6948777218</text:p>
          </table:table-cell>
          <table:table-cell table:style-name="ce9" table:formula="of:=SLOPE([.I680:.I695];[.W680:.W695])" office:value-type="float" office:value="-3.49089187738306" calcext:value-type="float">
            <text:p>-3.4908918774</text:p>
          </table:table-cell>
          <table:table-cell table:style-name="ce17" table:formula="of:=AVERAGE([.D688:.D695])" office:value-type="float" office:value="0.06395447375" calcext:value-type="float">
            <text:p>0.063954474</text:p>
          </table:table-cell>
          <table:table-cell table:style-name="ce19" table:formula="of:=([.D695] - [.K695])/[.K695]" office:value-type="percentage" office:value="-0.0017899256031326" calcext:value-type="percentage">
            <text:p>-0.179%</text:p>
          </table:table-cell>
          <table:table-cell table:style-name="ce22" table:formula="of:=[.D695]-[.L695]" office:value-type="float" office:value="0.0656299256031326" calcext:value-type="float">
            <text:p>0.06562993</text:p>
          </table:table-cell>
          <table:table-cell table:style-name="ce27" table:formula="of:=ABS([.L694]-[.L695])" office:value-type="float" office:value="0.000203430605565916" calcext:value-type="float">
            <text:p>0.0002034</text:p>
          </table:table-cell>
          <table:table-cell table:style-name="ce34" table:formula="of:=IF(([.J695] &gt; [.$P$53]);(([.$M$53]+[.J695])/[.$O$53]);(([.$L$53]-[.J695])/[.$O$53]))" office:value-type="float" office:value="0.660334231871359" calcext:value-type="float">
            <text:p>0.66</text:p>
          </table:table-cell>
          <table:table-cell table:style-name="ce42" table:formula="of:=[.O695]-[.O694]" office:value-type="float" office:value="-0.000705363345455901" calcext:value-type="float">
            <text:p>-0.0007</text:p>
          </table:table-cell>
          <table:table-cell table:style-name="ce45" table:number-columns-repeated="2"/>
          <table:table-cell table:style-name="ce48" table:formula="of:=[.O695] - AVERAGE([.O690:.O695])" office:value-type="float" office:value="0.00430444035867794" calcext:value-type="float">
            <text:p>0.0043044404</text:p>
          </table:table-cell>
          <table:table-cell table:style-name="ce45" table:formula="of:=[.M695]-[.M694]" office:value-type="float" office:value="-0.000215930605565906" calcext:value-type="float">
            <text:p>0.000</text:p>
          </table:table-cell>
          <table:table-cell table:style-name="ce45" table:formula="of:=AVERAGE([.O690:.O695])" office:value-type="float" office:value="0.656029791512681" calcext:value-type="float">
            <text:p>0.656</text:p>
          </table:table-cell>
          <table:table-cell table:style-name="ce9"/>
          <table:table-cell table:style-name="ce14" table:formula="of:=LOG([.X695])" office:value-type="float" office:value="3.1476763242411" calcext:value-type="float">
            <text:p>3.1476763242</text:p>
          </table:table-cell>
          <table:table-cell table:style-name="ce44" table:formula="of:=[.X694]+1" office:value-type="float" office:value="1405" calcext:value-type="float">
            <text:p>140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96]/[.D695]" office:value-type="percentage" office:value="-0.000783208020050256" calcext:value-type="percentage">
            <text:p>-0.0783%</text:p>
          </table:table-cell>
          <table:table-cell table:style-name="ce6" table:formula="of:=([.D696]-[.D695])" office:value-type="float" office:value="-0.0000500000000000084" calcext:value-type="float">
            <text:p>-0.00005000</text:p>
          </table:table-cell>
          <table:table-cell table:style-name="ce8" office:value-type="float" office:value="0.06379" calcext:value-type="float">
            <text:p>0.06379</text:p>
          </table:table-cell>
          <table:table-cell table:style-name="ce10" table:formula="of:=[.B696]-[.$S$2]" office:value-type="float" office:value="-0.000785893196520845" calcext:value-type="float">
            <text:p>-0.00078589</text:p>
          </table:table-cell>
          <table:table-cell table:style-name="ce9" table:formula="of:=SUM([.$E$3:.E696])" office:value-type="float" office:value="0.00959268528267418" calcext:value-type="float">
            <text:p>0.0095926853</text:p>
          </table:table-cell>
          <table:table-cell table:style-name="ce12" table:formula="of:=MAX([.$E$3:.E696]) - MIN([.$E$3:.E696])" office:value-type="float" office:value="0.00991855310791096" calcext:value-type="float">
            <text:p>0.009918553</text:p>
          </table:table-cell>
          <table:table-cell table:style-name="ce9" table:formula="of:=STDEV([.$E$3:.E696])" office:value-type="float" office:value="0.00128840962138251" calcext:value-type="float">
            <text:p>0.0012884096</text:p>
          </table:table-cell>
          <table:table-cell table:style-name="ce9" table:formula="of:=[.G696]/[.H696]" office:value-type="float" office:value="7.69829171041736" calcext:value-type="float">
            <text:p>7.6982917104</text:p>
          </table:table-cell>
          <table:table-cell table:style-name="ce9" table:formula="of:=SLOPE([.I681:.I696];[.W681:.W696])" office:value-type="float" office:value="-3.74758290369017" calcext:value-type="float">
            <text:p>-3.7475829037</text:p>
          </table:table-cell>
          <table:table-cell table:style-name="ce17" table:formula="of:=AVERAGE([.D689:.D696])" office:value-type="float" office:value="0.06392509875" calcext:value-type="float">
            <text:p>0.063925099</text:p>
          </table:table-cell>
          <table:table-cell table:style-name="ce19" table:formula="of:=([.D696] - [.K696])/[.K696]" office:value-type="percentage" office:value="-0.0021133913383277" calcext:value-type="percentage">
            <text:p>-0.211%</text:p>
          </table:table-cell>
          <table:table-cell table:style-name="ce22" table:formula="of:=[.D696]-[.L696]" office:value-type="float" office:value="0.0659033913383277" calcext:value-type="float">
            <text:p>0.06590339</text:p>
          </table:table-cell>
          <table:table-cell table:style-name="ce27" table:formula="of:=ABS([.L695]-[.L696])" office:value-type="float" office:value="0.000323465735195104" calcext:value-type="float">
            <text:p>0.0003235</text:p>
          </table:table-cell>
          <table:table-cell table:style-name="ce34" table:formula="of:=IF(([.J696] &gt; [.$P$53]);(([.$M$53]+[.J696])/[.$O$53]);(([.$L$53]-[.J696])/[.$O$53]))" office:value-type="float" office:value="0.661716657291337" calcext:value-type="float">
            <text:p>0.66</text:p>
          </table:table-cell>
          <table:table-cell table:style-name="ce42" table:formula="of:=[.O696]-[.O695]" office:value-type="float" office:value="0.0013824254199778" calcext:value-type="float">
            <text:p>0.0014</text:p>
          </table:table-cell>
          <table:table-cell table:style-name="ce45" table:number-columns-repeated="2"/>
          <table:table-cell table:style-name="ce48" table:formula="of:=[.O696] - AVERAGE([.O691:.O696])" office:value-type="float" office:value="0.00346410775692041" calcext:value-type="float">
            <text:p>0.0034641078</text:p>
          </table:table-cell>
          <table:table-cell table:style-name="ce45" table:formula="of:=[.M696]-[.M695]" office:value-type="float" office:value="0.0002734657351951" calcext:value-type="float">
            <text:p>0.000</text:p>
          </table:table-cell>
          <table:table-cell table:style-name="ce45" table:formula="of:=AVERAGE([.O691:.O696])" office:value-type="float" office:value="0.658252549534417" calcext:value-type="float">
            <text:p>0.658</text:p>
          </table:table-cell>
          <table:table-cell table:style-name="ce9"/>
          <table:table-cell table:style-name="ce14" table:formula="of:=LOG([.X696])" office:value-type="float" office:value="3.1479853206838" calcext:value-type="float">
            <text:p>3.1479853207</text:p>
          </table:table-cell>
          <table:table-cell table:style-name="ce44" table:formula="of:=[.X695]+1" office:value-type="float" office:value="1406" calcext:value-type="float">
            <text:p>140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97]/[.D696]" office:value-type="percentage" office:value="0.000836965041542567" calcext:value-type="percentage">
            <text:p>0.0837%</text:p>
          </table:table-cell>
          <table:table-cell table:style-name="ce6" table:formula="of:=([.D697]-[.D696])" office:value-type="float" office:value="0.0000533900000000004" calcext:value-type="float">
            <text:p>0.00005339</text:p>
          </table:table-cell>
          <table:table-cell table:style-name="ce8" office:value-type="float" office:value="0.06384339" calcext:value-type="float">
            <text:p>0.06384339</text:p>
          </table:table-cell>
          <table:table-cell table:style-name="ce10" table:formula="of:=[.B697]-[.$S$2]" office:value-type="float" office:value="0.000834279865071979" calcext:value-type="float">
            <text:p>0.00083428</text:p>
          </table:table-cell>
          <table:table-cell table:style-name="ce9" table:formula="of:=SUM([.$E$3:.E697])" office:value-type="float" office:value="0.0104269651477462" calcext:value-type="float">
            <text:p>0.0104269651</text:p>
          </table:table-cell>
          <table:table-cell table:style-name="ce12" table:formula="of:=MAX([.$E$3:.E697]) - MIN([.$E$3:.E697])" office:value-type="float" office:value="0.00991855310791096" calcext:value-type="float">
            <text:p>0.009918553</text:p>
          </table:table-cell>
          <table:table-cell table:style-name="ce9" table:formula="of:=STDEV([.$E$3:.E697])" office:value-type="float" office:value="0.0012878571289452" calcext:value-type="float">
            <text:p>0.0012878571</text:p>
          </table:table-cell>
          <table:table-cell table:style-name="ce9" table:formula="of:=[.G697]/[.H697]" office:value-type="float" office:value="7.70159428789639" calcext:value-type="float">
            <text:p>7.7015942879</text:p>
          </table:table-cell>
          <table:table-cell table:style-name="ce9" table:formula="of:=SLOPE([.I682:.I697];[.W682:.W697])" office:value-type="float" office:value="-3.33799483175149" calcext:value-type="float">
            <text:p>-3.3379948318</text:p>
          </table:table-cell>
          <table:table-cell table:style-name="ce17" table:formula="of:=AVERAGE([.D690:.D697])" office:value-type="float" office:value="0.06390553625" calcext:value-type="float">
            <text:p>0.063905536</text:p>
          </table:table-cell>
          <table:table-cell table:style-name="ce19" table:formula="of:=([.D697] - [.K697])/[.K697]" office:value-type="percentage" office:value="-0.00097247051893733" calcext:value-type="percentage">
            <text:p>-0.097%</text:p>
          </table:table-cell>
          <table:table-cell table:style-name="ce22" table:formula="of:=[.D697]-[.L697]" office:value-type="float" office:value="0.0648158605189373" calcext:value-type="float">
            <text:p>0.06481586</text:p>
          </table:table-cell>
          <table:table-cell table:style-name="ce27" table:formula="of:=ABS([.L696]-[.L697])" office:value-type="float" office:value="0.00114092081939037" calcext:value-type="float">
            <text:p>0.0011409</text:p>
          </table:table-cell>
          <table:table-cell table:style-name="ce34" table:formula="of:=IF(([.J697] &gt; [.$P$53]);(([.$M$53]+[.J697])/[.$O$53]);(([.$L$53]-[.J697])/[.$O$53]))" office:value-type="float" office:value="0.659510795362645" calcext:value-type="float">
            <text:p>0.66</text:p>
          </table:table-cell>
          <table:table-cell table:style-name="ce42" table:formula="of:=[.O697]-[.O696]" office:value-type="float" office:value="-0.00220586192869199" calcext:value-type="float">
            <text:p>-0.0022</text:p>
          </table:table-cell>
          <table:table-cell table:style-name="ce45" table:number-columns-repeated="2"/>
          <table:table-cell table:style-name="ce48" table:formula="of:=[.O697] - AVERAGE([.O692:.O697])" office:value-type="float" office:value="0.0001739843393751" calcext:value-type="float">
            <text:p>0.0001739843</text:p>
          </table:table-cell>
          <table:table-cell table:style-name="ce45" table:formula="of:=[.M697]-[.M696]" office:value-type="float" office:value="-0.00108753081939038" calcext:value-type="float">
            <text:p>-0.001</text:p>
          </table:table-cell>
          <table:table-cell table:style-name="ce45" table:formula="of:=AVERAGE([.O692:.O697])" office:value-type="float" office:value="0.65933681102327" calcext:value-type="float">
            <text:p>0.659</text:p>
          </table:table-cell>
          <table:table-cell table:style-name="ce9"/>
          <table:table-cell table:style-name="ce14" table:formula="of:=LOG([.X697])" office:value-type="float" office:value="3.14829409743475" calcext:value-type="float">
            <text:p>3.1482940974</text:p>
          </table:table-cell>
          <table:table-cell table:style-name="ce44" table:formula="of:=[.X696]+1" office:value-type="float" office:value="1407" calcext:value-type="float">
            <text:p>140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98]/[.D697]" office:value-type="percentage" office:value="0" calcext:value-type="percentage">
            <text:p>0.0000%</text:p>
          </table:table-cell>
          <table:table-cell table:style-name="ce6" table:formula="of:=([.D698]-[.D697])" office:value-type="float" office:value="0" calcext:value-type="float">
            <text:p>0.00000000</text:p>
          </table:table-cell>
          <table:table-cell table:style-name="ce8" office:value-type="float" office:value="0.06384339" calcext:value-type="float">
            <text:p>0.06384339</text:p>
          </table:table-cell>
          <table:table-cell table:style-name="ce10" table:formula="of:=[.B698]-[.$S$2]" office:value-type="float" office:value="-0.00000268517647058823" calcext:value-type="float">
            <text:p>-0.00000269</text:p>
          </table:table-cell>
          <table:table-cell table:style-name="ce9" table:formula="of:=SUM([.$E$3:.E698])" office:value-type="float" office:value="0.0104242799712756" calcext:value-type="float">
            <text:p>0.01042428</text:p>
          </table:table-cell>
          <table:table-cell table:style-name="ce12" table:formula="of:=MAX([.$E$3:.E698]) - MIN([.$E$3:.E698])" office:value-type="float" office:value="0.00991855310791096" calcext:value-type="float">
            <text:p>0.009918553</text:p>
          </table:table-cell>
          <table:table-cell table:style-name="ce9" table:formula="of:=STDEV([.$E$3:.E698])" office:value-type="float" office:value="0.0012869304541539" calcext:value-type="float">
            <text:p>0.0012869305</text:p>
          </table:table-cell>
          <table:table-cell table:style-name="ce9" table:formula="of:=[.G698]/[.H698]" office:value-type="float" office:value="7.70713994365141" calcext:value-type="float">
            <text:p>7.7071399437</text:p>
          </table:table-cell>
          <table:table-cell table:style-name="ce9" table:formula="of:=SLOPE([.I683:.I698];[.W683:.W698])" office:value-type="float" office:value="-2.01193771530969" calcext:value-type="float">
            <text:p>-2.0119377153</text:p>
          </table:table-cell>
          <table:table-cell table:style-name="ce17" table:formula="of:=AVERAGE([.D691:.D698])" office:value-type="float" office:value="0.06389958375" calcext:value-type="float">
            <text:p>0.063899584</text:p>
          </table:table-cell>
          <table:table-cell table:style-name="ce19" table:formula="of:=([.D698] - [.K698])/[.K698]" office:value-type="percentage" office:value="-0.000879407136983151" calcext:value-type="percentage">
            <text:p>-0.088%</text:p>
          </table:table-cell>
          <table:table-cell table:style-name="ce22" table:formula="of:=[.D698]-[.L698]" office:value-type="float" office:value="0.0647227971369831" calcext:value-type="float">
            <text:p>0.06472280</text:p>
          </table:table-cell>
          <table:table-cell table:style-name="ce27" table:formula="of:=ABS([.L697]-[.L698])" office:value-type="float" office:value="0.0000930633819541786" calcext:value-type="float">
            <text:p>0.0000931</text:p>
          </table:table-cell>
          <table:table-cell table:style-name="ce34" table:formula="of:=IF(([.J698] &gt; [.$P$53]);(([.$M$53]+[.J698])/[.$O$53]);(([.$L$53]-[.J698])/[.$O$53]))" office:value-type="float" office:value="0.652369232634549" calcext:value-type="float">
            <text:p>0.65</text:p>
          </table:table-cell>
          <table:table-cell table:style-name="ce42" table:formula="of:=[.O698]-[.O697]" office:value-type="float" office:value="-0.00714156272809574" calcext:value-type="float">
            <text:p>-0.0071</text:p>
          </table:table-cell>
          <table:table-cell table:style-name="ce45" table:number-columns-repeated="2"/>
          <table:table-cell table:style-name="ce48" table:formula="of:=[.O698] - AVERAGE([.O693:.O698])" office:value-type="float" office:value="-0.00622879243950236" calcext:value-type="float">
            <text:p>-0.0062287924</text:p>
          </table:table-cell>
          <table:table-cell table:style-name="ce45" table:formula="of:=[.M698]-[.M697]" office:value-type="float" office:value="-0.0000930633819541809" calcext:value-type="float">
            <text:p>0.000</text:p>
          </table:table-cell>
          <table:table-cell table:style-name="ce45" table:formula="of:=AVERAGE([.O693:.O698])" office:value-type="float" office:value="0.658598025074052" calcext:value-type="float">
            <text:p>0.659</text:p>
          </table:table-cell>
          <table:table-cell table:style-name="ce9"/>
          <table:table-cell table:style-name="ce14" table:formula="of:=LOG([.X698])" office:value-type="float" office:value="3.14860265480609" calcext:value-type="float">
            <text:p>3.1486026548</text:p>
          </table:table-cell>
          <table:table-cell table:style-name="ce44" table:formula="of:=[.X697]+1" office:value-type="float" office:value="1408" calcext:value-type="float">
            <text:p>140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699]/[.D698]" office:value-type="percentage" office:value="0.000102751435974855" calcext:value-type="percentage">
            <text:p>0.0103%</text:p>
          </table:table-cell>
          <table:table-cell table:style-name="ce6" table:formula="of:=([.D699]-[.D698])" office:value-type="float" office:value="0.00000656000000000268" calcext:value-type="float">
            <text:p>0.00000656</text:p>
          </table:table-cell>
          <table:table-cell table:style-name="ce8" office:value-type="float" office:value="0.06384995" calcext:value-type="float">
            <text:p>0.06384995</text:p>
          </table:table-cell>
          <table:table-cell table:style-name="ce10" table:formula="of:=[.B699]-[.$S$2]" office:value-type="float" office:value="0.000100066259504266" calcext:value-type="float">
            <text:p>0.00010007</text:p>
          </table:table-cell>
          <table:table-cell table:style-name="ce9" table:formula="of:=SUM([.$E$3:.E699])" office:value-type="float" office:value="0.0105243462307798" calcext:value-type="float">
            <text:p>0.0105243462</text:p>
          </table:table-cell>
          <table:table-cell table:style-name="ce12" table:formula="of:=MAX([.$E$3:.E699]) - MIN([.$E$3:.E699])" office:value-type="float" office:value="0.00991855310791096" calcext:value-type="float">
            <text:p>0.009918553</text:p>
          </table:table-cell>
          <table:table-cell table:style-name="ce9" table:formula="of:=STDEV([.$E$3:.E699])" office:value-type="float" office:value="0.00128600964150312" calcext:value-type="float">
            <text:p>0.0012860096</text:p>
          </table:table-cell>
          <table:table-cell table:style-name="ce9" table:formula="of:=[.G699]/[.H699]" office:value-type="float" office:value="7.71265843412956" calcext:value-type="float">
            <text:p>7.7126584341</text:p>
          </table:table-cell>
          <table:table-cell table:style-name="ce9" table:formula="of:=SLOPE([.I684:.I699];[.W684:.W699])" office:value-type="float" office:value="0.177433677143889" calcext:value-type="float">
            <text:p>0.1774336771</text:p>
          </table:table-cell>
          <table:table-cell table:style-name="ce17" table:formula="of:=AVERAGE([.D692:.D699])" office:value-type="float" office:value="0.06388402875" calcext:value-type="float">
            <text:p>0.063884029</text:p>
          </table:table-cell>
          <table:table-cell table:style-name="ce19" table:formula="of:=([.D699] - [.K699])/[.K699]" office:value-type="percentage" office:value="-0.000533447101987905" calcext:value-type="percentage">
            <text:p>-0.053%</text:p>
          </table:table-cell>
          <table:table-cell table:style-name="ce22" table:formula="of:=[.D699]-[.L699]" office:value-type="float" office:value="0.0643833971019879" calcext:value-type="float">
            <text:p>0.06438340</text:p>
          </table:table-cell>
          <table:table-cell table:style-name="ce27" table:formula="of:=ABS([.L698]-[.L699])" office:value-type="float" office:value="0.000345960034995246" calcext:value-type="float">
            <text:p>0.0003460</text:p>
          </table:table-cell>
          <table:table-cell table:style-name="ce34" table:formula="of:=IF(([.J699] &gt; [.$P$53]);(([.$M$53]+[.J699])/[.$O$53]);(([.$L$53]-[.J699])/[.$O$53]))" office:value-type="float" office:value="0.640578237404826" calcext:value-type="float">
            <text:p>0.64</text:p>
          </table:table-cell>
          <table:table-cell table:style-name="ce42" table:formula="of:=[.O699]-[.O698]" office:value-type="float" office:value="-0.011790995229723" calcext:value-type="float">
            <text:p>-0.0118</text:p>
          </table:table-cell>
          <table:table-cell table:style-name="ce45" table:number-columns-repeated="2"/>
          <table:table-cell table:style-name="ce48" table:formula="of:=[.O699] - AVERAGE([.O694:.O699])" office:value-type="float" office:value="-0.0153465542254291" calcext:value-type="float">
            <text:p>-0.0153465542</text:p>
          </table:table-cell>
          <table:table-cell table:style-name="ce45" table:formula="of:=[.M699]-[.M698]" office:value-type="float" office:value="-0.000339400034995232" calcext:value-type="float">
            <text:p>0.000</text:p>
          </table:table-cell>
          <table:table-cell table:style-name="ce45" table:formula="of:=AVERAGE([.O694:.O699])" office:value-type="float" office:value="0.655924791630255" calcext:value-type="float">
            <text:p>0.656</text:p>
          </table:table-cell>
          <table:table-cell table:style-name="ce9"/>
          <table:table-cell table:style-name="ce14" table:formula="of:=LOG([.X699])" office:value-type="float" office:value="3.14891099310936" calcext:value-type="float">
            <text:p>3.1489109931</text:p>
          </table:table-cell>
          <table:table-cell table:style-name="ce44" table:formula="of:=[.X698]+1" office:value-type="float" office:value="1409" calcext:value-type="float">
            <text:p>140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700]/[.D699]" office:value-type="percentage" office:value="-0.00046186410482713" calcext:value-type="percentage">
            <text:p>-0.0462%</text:p>
          </table:table-cell>
          <table:table-cell table:style-name="ce6" table:formula="of:=([.D700]-[.D699])" office:value-type="float" office:value="-0.000029490000000007" calcext:value-type="float">
            <text:p>-0.00002949</text:p>
          </table:table-cell>
          <table:table-cell table:style-name="ce8" office:value-type="float" office:value="0.06382046" calcext:value-type="float">
            <text:p>0.06382046</text:p>
          </table:table-cell>
          <table:table-cell table:style-name="ce10" table:formula="of:=[.B700]-[.$S$2]" office:value-type="float" office:value="-0.000464549281297718" calcext:value-type="float">
            <text:p>-0.00046455</text:p>
          </table:table-cell>
          <table:table-cell table:style-name="ce9" table:formula="of:=SUM([.$E$3:.E700])" office:value-type="float" office:value="0.0100597969494821" calcext:value-type="float">
            <text:p>0.0100597969</text:p>
          </table:table-cell>
          <table:table-cell table:style-name="ce12" table:formula="of:=MAX([.$E$3:.E700]) - MIN([.$E$3:.E700])" office:value-type="float" office:value="0.00991855310791096" calcext:value-type="float">
            <text:p>0.009918553</text:p>
          </table:table-cell>
          <table:table-cell table:style-name="ce9" table:formula="of:=STDEV([.$E$3:.E700])" office:value-type="float" office:value="0.00128521501351279" calcext:value-type="float">
            <text:p>0.001285215</text:p>
          </table:table-cell>
          <table:table-cell table:style-name="ce9" table:formula="of:=[.G700]/[.H700]" office:value-type="float" office:value="7.71742704810245" calcext:value-type="float">
            <text:p>7.7174270481</text:p>
          </table:table-cell>
          <table:table-cell table:style-name="ce9" table:formula="of:=SLOPE([.I685:.I700];[.W685:.W700])" office:value-type="float" office:value="1.56459607175985" calcext:value-type="float">
            <text:p>1.5645960718</text:p>
          </table:table-cell>
          <table:table-cell table:style-name="ce17" table:formula="of:=AVERAGE([.D693:.D700])" office:value-type="float" office:value="0.06385758625" calcext:value-type="float">
            <text:p>0.063857586</text:p>
          </table:table-cell>
          <table:table-cell table:style-name="ce19" table:formula="of:=([.D700] - [.K700])/[.K700]" office:value-type="percentage" office:value="-0.000581391376972149" calcext:value-type="percentage">
            <text:p>-0.058%</text:p>
          </table:table-cell>
          <table:table-cell table:style-name="ce22" table:formula="of:=[.D700]-[.L700]" office:value-type="float" office:value="0.0644018513769721" calcext:value-type="float">
            <text:p>0.06440185</text:p>
          </table:table-cell>
          <table:table-cell table:style-name="ce27" table:formula="of:=ABS([.L699]-[.L700])" office:value-type="float" office:value="0.0000479442749842438" calcext:value-type="float">
            <text:p>0.0000479</text:p>
          </table:table-cell>
          <table:table-cell table:style-name="ce34" table:formula="of:=IF(([.J700] &gt; [.$P$53]);(([.$M$53]+[.J700])/[.$O$53]);(([.$L$53]-[.J700])/[.$O$53]))" office:value-type="float" office:value="0.633107588416653" calcext:value-type="float">
            <text:p>0.63</text:p>
          </table:table-cell>
          <table:table-cell table:style-name="ce42" table:formula="of:=[.O700]-[.O699]" office:value-type="float" office:value="-0.00747064898817285" calcext:value-type="float">
            <text:p>-0.0075</text:p>
          </table:table-cell>
          <table:table-cell table:style-name="ce45" table:number-columns-repeated="2"/>
          <table:table-cell table:style-name="ce48" table:formula="of:=[.O700] - AVERAGE([.O695:.O700])" office:value-type="float" office:value="-0.0181618687469083" calcext:value-type="float">
            <text:p>-0.0181618687</text:p>
          </table:table-cell>
          <table:table-cell table:style-name="ce45" table:formula="of:=[.M700]-[.M699]" office:value-type="float" office:value="0.0000184542749842309" calcext:value-type="float">
            <text:p>0.000</text:p>
          </table:table-cell>
          <table:table-cell table:style-name="ce45" table:formula="of:=AVERAGE([.O695:.O700])" office:value-type="float" office:value="0.651269457163562" calcext:value-type="float">
            <text:p>0.651</text:p>
          </table:table-cell>
          <table:table-cell table:style-name="ce9"/>
          <table:table-cell table:style-name="ce14" table:formula="of:=LOG([.X700])" office:value-type="float" office:value="3.14921911265538" calcext:value-type="float">
            <text:p>3.1492191127</text:p>
          </table:table-cell>
          <table:table-cell table:style-name="ce44" table:formula="of:=[.X699]+1" office:value-type="float" office:value="1410" calcext:value-type="float">
            <text:p>141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701]/[.D700]" office:value-type="percentage" office:value="0.000461294074032145" calcext:value-type="percentage">
            <text:p>0.0461%</text:p>
          </table:table-cell>
          <table:table-cell table:style-name="ce6" table:formula="of:=([.D701]-[.D700])" office:value-type="float" office:value="0.0000294400000000056" calcext:value-type="float">
            <text:p>0.00002944</text:p>
          </table:table-cell>
          <table:table-cell table:style-name="ce8" office:value-type="float" office:value="0.0638499" calcext:value-type="float">
            <text:p>0.0638499</text:p>
          </table:table-cell>
          <table:table-cell table:style-name="ce10" table:formula="of:=[.B701]-[.$S$2]" office:value-type="float" office:value="0.000458608897561557" calcext:value-type="float">
            <text:p>0.00045861</text:p>
          </table:table-cell>
          <table:table-cell table:style-name="ce9" table:formula="of:=SUM([.$E$3:.E701])" office:value-type="float" office:value="0.0105184058470437" calcext:value-type="float">
            <text:p>0.0105184058</text:p>
          </table:table-cell>
          <table:table-cell table:style-name="ce12" table:formula="of:=MAX([.$E$3:.E701]) - MIN([.$E$3:.E701])" office:value-type="float" office:value="0.00991855310791096" calcext:value-type="float">
            <text:p>0.009918553</text:p>
          </table:table-cell>
          <table:table-cell table:style-name="ce9" table:formula="of:=STDEV([.$E$3:.E701])" office:value-type="float" office:value="0.00128440393292044" calcext:value-type="float">
            <text:p>0.0012844039</text:p>
          </table:table-cell>
          <table:table-cell table:style-name="ce9" table:formula="of:=[.G701]/[.H701]" office:value-type="float" office:value="7.72230048016003" calcext:value-type="float">
            <text:p>7.7223004802</text:p>
          </table:table-cell>
          <table:table-cell table:style-name="ce9" table:formula="of:=SLOPE([.I686:.I701];[.W686:.W701])" office:value-type="float" office:value="3.3579393876286" calcext:value-type="float">
            <text:p>3.3579393876</text:p>
          </table:table-cell>
          <table:table-cell table:style-name="ce17" table:formula="of:=AVERAGE([.D694:.D701])" office:value-type="float" office:value="0.06383619875" calcext:value-type="float">
            <text:p>0.063836199</text:p>
          </table:table-cell>
          <table:table-cell table:style-name="ce19" table:formula="of:=([.D701] - [.K701])/[.K701]" office:value-type="percentage" office:value="0.000214631357572772" calcext:value-type="percentage">
            <text:p>0.021%</text:p>
          </table:table-cell>
          <table:table-cell table:style-name="ce22" table:formula="of:=[.D701]-[.L701]" office:value-type="float" office:value="0.0636352686424272" calcext:value-type="float">
            <text:p>0.06363527</text:p>
          </table:table-cell>
          <table:table-cell table:style-name="ce27" table:formula="of:=ABS([.L700]-[.L701])" office:value-type="float" office:value="0.00079602273454492" calcext:value-type="float">
            <text:p>0.0007960</text:p>
          </table:table-cell>
          <table:table-cell table:style-name="ce34" table:formula="of:=IF(([.J701] &gt; [.$P$53]);(([.$M$53]+[.J701])/[.$O$53]);(([.$L$53]-[.J701])/[.$O$53]))" office:value-type="float" office:value="0.623449426920825" calcext:value-type="float">
            <text:p>0.62</text:p>
          </table:table-cell>
          <table:table-cell table:style-name="ce42" table:formula="of:=[.O701]-[.O700]" office:value-type="float" office:value="-0.00965816149582865" calcext:value-type="float">
            <text:p>-0.0097</text:p>
          </table:table-cell>
          <table:table-cell table:style-name="ce45" table:number-columns-repeated="2"/>
          <table:table-cell table:style-name="ce48" table:formula="of:=[.O701] - AVERAGE([.O696:.O701])" office:value-type="float" office:value="-0.0216725627509813" calcext:value-type="float">
            <text:p>-0.0216725628</text:p>
          </table:table-cell>
          <table:table-cell table:style-name="ce45" table:formula="of:=[.M701]-[.M700]" office:value-type="float" office:value="-0.000766582734544913" calcext:value-type="float">
            <text:p>-0.001</text:p>
          </table:table-cell>
          <table:table-cell table:style-name="ce45" table:formula="of:=AVERAGE([.O696:.O701])" office:value-type="float" office:value="0.645121989671806" calcext:value-type="float">
            <text:p>0.645</text:p>
          </table:table-cell>
          <table:table-cell table:style-name="ce9"/>
          <table:table-cell table:style-name="ce14" table:formula="of:=LOG([.X701])" office:value-type="float" office:value="3.14952701375435" calcext:value-type="float">
            <text:p>3.1495270138</text:p>
          </table:table-cell>
          <table:table-cell table:style-name="ce44" table:formula="of:=[.X700]+1" office:value-type="float" office:value="1411" calcext:value-type="float">
            <text:p>141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702]/[.D701]" office:value-type="percentage" office:value="0.000000783086582773627" calcext:value-type="percentage">
            <text:p>0.0001%</text:p>
          </table:table-cell>
          <table:table-cell table:style-name="ce6" table:formula="of:=([.D702]-[.D701])" office:value-type="float" office:value="0.0000000500000000014378" calcext:value-type="float">
            <text:p>0.00000005</text:p>
          </table:table-cell>
          <table:table-cell table:style-name="ce8" office:value-type="float" office:value="0.06384995" calcext:value-type="float">
            <text:p>0.06384995</text:p>
          </table:table-cell>
          <table:table-cell table:style-name="ce10" table:formula="of:=[.B702]-[.$S$2]" office:value-type="float" office:value="-0.00000190208988781461" calcext:value-type="float">
            <text:p>-0.00000190</text:p>
          </table:table-cell>
          <table:table-cell table:style-name="ce9" table:formula="of:=SUM([.$E$3:.E702])" office:value-type="float" office:value="0.0105165037571559" calcext:value-type="float">
            <text:p>0.0105165038</text:p>
          </table:table-cell>
          <table:table-cell table:style-name="ce12" table:formula="of:=MAX([.$E$3:.E702]) - MIN([.$E$3:.E702])" office:value-type="float" office:value="0.00991855310791096" calcext:value-type="float">
            <text:p>0.009918553</text:p>
          </table:table-cell>
          <table:table-cell table:style-name="ce9" table:formula="of:=STDEV([.$E$3:.E702])" office:value-type="float" office:value="0.00128348502010855" calcext:value-type="float">
            <text:p>0.001283485</text:p>
          </table:table-cell>
          <table:table-cell table:style-name="ce9" table:formula="of:=[.G702]/[.H702]" office:value-type="float" office:value="7.72782927148783" calcext:value-type="float">
            <text:p>7.7278292715</text:p>
          </table:table-cell>
          <table:table-cell table:style-name="ce9" table:formula="of:=SLOPE([.I687:.I702];[.W687:.W702])" office:value-type="float" office:value="5.41280666014708" calcext:value-type="float">
            <text:p>5.4128066601</text:p>
          </table:table-cell>
          <table:table-cell table:style-name="ce17" table:formula="of:=AVERAGE([.D695:.D702])" office:value-type="float" office:value="0.06383588" calcext:value-type="float">
            <text:p>0.063835880</text:p>
          </table:table-cell>
          <table:table-cell table:style-name="ce19" table:formula="of:=([.D702] - [.K702])/[.K702]" office:value-type="percentage" office:value="0.000220408961229814" calcext:value-type="percentage">
            <text:p>0.022%</text:p>
          </table:table-cell>
          <table:table-cell table:style-name="ce22" table:formula="of:=[.D702]-[.L702]" office:value-type="float" office:value="0.0636295410387702" calcext:value-type="float">
            <text:p>0.06362954</text:p>
          </table:table-cell>
          <table:table-cell table:style-name="ce27" table:formula="of:=ABS([.L701]-[.L702])" office:value-type="float" office:value="0.0000057776036570418" calcext:value-type="float">
            <text:p>0.0000058</text:p>
          </table:table-cell>
          <table:table-cell table:style-name="ce34" table:formula="of:=IF(([.J702] &gt; [.$P$53]);(([.$M$53]+[.J702])/[.$O$53]);(([.$L$53]-[.J702])/[.$O$53]))" office:value-type="float" office:value="0.612382811959337" calcext:value-type="float">
            <text:p>0.61</text:p>
          </table:table-cell>
          <table:table-cell table:style-name="ce42" table:formula="of:=[.O702]-[.O701]" office:value-type="float" office:value="-0.0110666149614875" calcext:value-type="float">
            <text:p>-0.0111</text:p>
          </table:table-cell>
          <table:table-cell table:style-name="ce45" table:number-columns-repeated="2"/>
          <table:table-cell table:style-name="ce48" table:formula="of:=[.O702] - AVERAGE([.O697:.O702])" office:value-type="float" office:value="-0.0245168701571354" calcext:value-type="float">
            <text:p>-0.0245168702</text:p>
          </table:table-cell>
          <table:table-cell table:style-name="ce45" table:formula="of:=[.M702]-[.M701]" office:value-type="float" office:value="-0.00000572760365703806" calcext:value-type="float">
            <text:p>0.000</text:p>
          </table:table-cell>
          <table:table-cell table:style-name="ce45" table:formula="of:=AVERAGE([.O697:.O702])" office:value-type="float" office:value="0.636899682116473" calcext:value-type="float">
            <text:p>0.637</text:p>
          </table:table-cell>
          <table:table-cell table:style-name="ce9"/>
          <table:table-cell table:style-name="ce14" table:formula="of:=LOG([.X702])" office:value-type="float" office:value="3.14983469671578" calcext:value-type="float">
            <text:p>3.1498346967</text:p>
          </table:table-cell>
          <table:table-cell table:style-name="ce44" table:formula="of:=[.X701]+1" office:value-type="float" office:value="1412" calcext:value-type="float">
            <text:p>141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703]/[.D702]" office:value-type="percentage" office:value="-0.000937353905523813" calcext:value-type="percentage">
            <text:p>-0.0937%</text:p>
          </table:table-cell>
          <table:table-cell table:style-name="ce6" table:formula="of:=([.D703]-[.D702])" office:value-type="float" office:value="-0.0000598500000000002" calcext:value-type="float">
            <text:p>-0.00005985</text:p>
          </table:table-cell>
          <table:table-cell table:style-name="ce8" office:value-type="float" office:value="0.0637901" calcext:value-type="float">
            <text:p>0.0637901</text:p>
          </table:table-cell>
          <table:table-cell table:style-name="ce10" table:formula="of:=[.B703]-[.$S$2]" office:value-type="float" office:value="-0.000940039081994401" calcext:value-type="float">
            <text:p>-0.00094004</text:p>
          </table:table-cell>
          <table:table-cell table:style-name="ce9" table:formula="of:=SUM([.$E$3:.E703])" office:value-type="float" office:value="0.00957646467516146" calcext:value-type="float">
            <text:p>0.0095764647</text:p>
          </table:table-cell>
          <table:table-cell table:style-name="ce12" table:formula="of:=MAX([.$E$3:.E703]) - MIN([.$E$3:.E703])" office:value-type="float" office:value="0.00991855310791096" calcext:value-type="float">
            <text:p>0.009918553</text:p>
          </table:table-cell>
          <table:table-cell table:style-name="ce9" table:formula="of:=STDEV([.$E$3:.E703])" office:value-type="float" office:value="0.00128307508268809" calcext:value-type="float">
            <text:p>0.0012830751</text:p>
          </table:table-cell>
          <table:table-cell table:style-name="ce9" table:formula="of:=[.G703]/[.H703]" office:value-type="float" office:value="7.73029828241326" calcext:value-type="float">
            <text:p>7.7302982824</text:p>
          </table:table-cell>
          <table:table-cell table:style-name="ce9" table:formula="of:=SLOPE([.I688:.I703];[.W688:.W703])" office:value-type="float" office:value="6.31743189925104" calcext:value-type="float">
            <text:p>6.3174318993</text:p>
          </table:table-cell>
          <table:table-cell table:style-name="ce17" table:formula="of:=AVERAGE([.D696:.D703])" office:value-type="float" office:value="0.0638296425" calcext:value-type="float">
            <text:p>0.063829643</text:p>
          </table:table-cell>
          <table:table-cell table:style-name="ce19" table:formula="of:=([.D703] - [.K703])/[.K703]" office:value-type="percentage" office:value="-0.000619500571384263" calcext:value-type="percentage">
            <text:p>-0.062%</text:p>
          </table:table-cell>
          <table:table-cell table:style-name="ce22" table:formula="of:=[.D703]-[.L703]" office:value-type="float" office:value="0.0644096005713843" calcext:value-type="float">
            <text:p>0.06440960</text:p>
          </table:table-cell>
          <table:table-cell table:style-name="ce27" table:formula="of:=ABS([.L702]-[.L703])" office:value-type="float" office:value="0.000839909532614077" calcext:value-type="float">
            <text:p>0.0008399</text:p>
          </table:table-cell>
          <table:table-cell table:style-name="ce34" table:formula="of:=IF(([.J703] &gt; [.$P$53]);(([.$M$53]+[.J703])/[.$O$53]);(([.$L$53]-[.J703])/[.$O$53]))" office:value-type="float" office:value="0.60751089670744" calcext:value-type="float">
            <text:p>0.61</text:p>
          </table:table-cell>
          <table:table-cell table:style-name="ce42" table:formula="of:=[.O703]-[.O702]" office:value-type="float" office:value="-0.00487191525189712" calcext:value-type="float">
            <text:p>-0.0049</text:p>
          </table:table-cell>
          <table:table-cell table:style-name="ce45" table:number-columns-repeated="2"/>
          <table:table-cell table:style-name="ce48" table:formula="of:=[.O703] - AVERAGE([.O698:.O703])" office:value-type="float" office:value="-0.020722135633165" calcext:value-type="float">
            <text:p>-0.0207221356</text:p>
          </table:table-cell>
          <table:table-cell table:style-name="ce45" table:formula="of:=[.M703]-[.M702]" office:value-type="float" office:value="0.000780059532614077" calcext:value-type="float">
            <text:p>0.001</text:p>
          </table:table-cell>
          <table:table-cell table:style-name="ce45" table:formula="of:=AVERAGE([.O698:.O703])" office:value-type="float" office:value="0.628233032340605" calcext:value-type="float">
            <text:p>0.628</text:p>
          </table:table-cell>
          <table:table-cell table:style-name="ce9"/>
          <table:table-cell table:style-name="ce14" table:formula="of:=LOG([.X703])" office:value-type="float" office:value="3.15014216184856" calcext:value-type="float">
            <text:p>3.1501421618</text:p>
          </table:table-cell>
          <table:table-cell table:style-name="ce44" table:formula="of:=[.X702]+1" office:value-type="float" office:value="1413" calcext:value-type="float">
            <text:p>1413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704]/[.D703]" office:value-type="percentage" office:value="0.00313371510626262" calcext:value-type="percentage">
            <text:p>0.3134%</text:p>
          </table:table-cell>
          <table:table-cell table:style-name="ce6" table:formula="of:=([.D704]-[.D703])" office:value-type="float" office:value="0.000199900000000003" calcext:value-type="float">
            <text:p>0.00019990</text:p>
          </table:table-cell>
          <table:table-cell table:style-name="ce8" office:value-type="float" office:value="0.06399" calcext:value-type="float">
            <text:p>0.06399</text:p>
          </table:table-cell>
          <table:table-cell table:style-name="ce10" table:formula="of:=[.B704]-[.$S$2]" office:value-type="float" office:value="0.00313102992979203" calcext:value-type="float">
            <text:p>0.00313103</text:p>
          </table:table-cell>
          <table:table-cell table:style-name="ce9" table:formula="of:=SUM([.$E$3:.E704])" office:value-type="float" office:value="0.0127074946049535" calcext:value-type="float">
            <text:p>0.0127074946</text:p>
          </table:table-cell>
          <table:table-cell table:style-name="ce12" table:formula="of:=MAX([.$E$3:.E704]) - MIN([.$E$3:.E704])" office:value-type="float" office:value="0.00991855310791096" calcext:value-type="float">
            <text:p>0.009918553</text:p>
          </table:table-cell>
          <table:table-cell table:style-name="ce9" table:formula="of:=STDEV([.$E$3:.E704])" office:value-type="float" office:value="0.00128754669031856" calcext:value-type="float">
            <text:p>0.0012875467</text:p>
          </table:table-cell>
          <table:table-cell table:style-name="ce9" table:formula="of:=[.G704]/[.H704]" office:value-type="float" office:value="7.70345120879225" calcext:value-type="float">
            <text:p>7.7034512088</text:p>
          </table:table-cell>
          <table:table-cell table:style-name="ce9" table:formula="of:=SLOPE([.I689:.I704];[.W689:.W704])" office:value-type="float" office:value="5.38207851447554" calcext:value-type="float">
            <text:p>5.3820785145</text:p>
          </table:table-cell>
          <table:table-cell table:style-name="ce17" table:formula="of:=AVERAGE([.D697:.D704])" office:value-type="float" office:value="0.0638546425" calcext:value-type="float">
            <text:p>0.063854643</text:p>
          </table:table-cell>
          <table:table-cell table:style-name="ce19" table:formula="of:=([.D704] - [.K704])/[.K704]" office:value-type="percentage" office:value="0.00211977539456121" calcext:value-type="percentage">
            <text:p>0.212%</text:p>
          </table:table-cell>
          <table:table-cell table:style-name="ce22" table:formula="of:=[.D704]-[.L704]" office:value-type="float" office:value="0.0618702246054388" calcext:value-type="float">
            <text:p>0.06187022</text:p>
          </table:table-cell>
          <table:table-cell table:style-name="ce27" table:formula="of:=ABS([.L703]-[.L704])" office:value-type="float" office:value="0.00273927596594547" calcext:value-type="float">
            <text:p>0.0027393</text:p>
          </table:table-cell>
          <table:table-cell table:style-name="ce34" table:formula="of:=IF(([.J704] &gt; [.$P$53]);(([.$M$53]+[.J704])/[.$O$53]);(([.$L$53]-[.J704])/[.$O$53]))" office:value-type="float" office:value="0.612548300290956" calcext:value-type="float">
            <text:p>0.61</text:p>
          </table:table-cell>
          <table:table-cell table:style-name="ce42" table:formula="of:=[.O704]-[.O703]" office:value-type="float" office:value="0.00503740358351601" calcext:value-type="float">
            <text:p>0.0050</text:p>
          </table:table-cell>
          <table:table-cell table:style-name="ce45" table:number-columns-repeated="2"/>
          <table:table-cell table:style-name="ce48" table:formula="of:=[.O704] - AVERAGE([.O699:.O704])" office:value-type="float" office:value="-0.00904790999238347" calcext:value-type="float">
            <text:p>-0.0090479100</text:p>
          </table:table-cell>
          <table:table-cell table:style-name="ce45" table:formula="of:=[.M704]-[.M703]" office:value-type="float" office:value="-0.00253937596594547" calcext:value-type="float">
            <text:p>-0.003</text:p>
          </table:table-cell>
          <table:table-cell table:style-name="ce45" table:formula="of:=AVERAGE([.O699:.O704])" office:value-type="float" office:value="0.62159621028334" calcext:value-type="float">
            <text:p>0.622</text:p>
          </table:table-cell>
          <table:table-cell table:style-name="ce9"/>
          <table:table-cell table:style-name="ce14" table:formula="of:=LOG([.X704])" office:value-type="float" office:value="3.15044940946088" calcext:value-type="float">
            <text:p>3.1504494095</text:p>
          </table:table-cell>
          <table:table-cell table:style-name="ce44" table:formula="of:=[.X703]+1" office:value-type="float" office:value="1414" calcext:value-type="float">
            <text:p>1414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705]/[.D704]" office:value-type="percentage" office:value="-0.000878574777309104" calcext:value-type="percentage">
            <text:p>-0.0879%</text:p>
          </table:table-cell>
          <table:table-cell table:style-name="ce6" table:formula="of:=([.D705]-[.D704])" office:value-type="float" office:value="-0.0000562200000000096" calcext:value-type="float">
            <text:p>-0.00005622</text:p>
          </table:table-cell>
          <table:table-cell table:style-name="ce8" office:value-type="float" office:value="0.06393378" calcext:value-type="float">
            <text:p>0.06393378</text:p>
          </table:table-cell>
          <table:table-cell table:style-name="ce10" table:formula="of:=[.B705]-[.$S$2]" office:value-type="float" office:value="-0.000881259953779693" calcext:value-type="float">
            <text:p>-0.00088126</text:p>
          </table:table-cell>
          <table:table-cell table:style-name="ce9" table:formula="of:=SUM([.$E$3:.E705])" office:value-type="float" office:value="0.0118262346511738" calcext:value-type="float">
            <text:p>0.0118262347</text:p>
          </table:table-cell>
          <table:table-cell table:style-name="ce12" table:formula="of:=MAX([.$E$3:.E705]) - MIN([.$E$3:.E705])" office:value-type="float" office:value="0.00991855310791096" calcext:value-type="float">
            <text:p>0.009918553</text:p>
          </table:table-cell>
          <table:table-cell table:style-name="ce9" table:formula="of:=STDEV([.$E$3:.E705])" office:value-type="float" office:value="0.00128707635597947" calcext:value-type="float">
            <text:p>0.0012870764</text:p>
          </table:table-cell>
          <table:table-cell table:style-name="ce9" table:formula="of:=[.G705]/[.H705]" office:value-type="float" office:value="7.70626626915455" calcext:value-type="float">
            <text:p>7.7062662692</text:p>
          </table:table-cell>
          <table:table-cell table:style-name="ce9" table:formula="of:=SLOPE([.I690:.I705];[.W690:.W705])" office:value-type="float" office:value="5.00652682777331" calcext:value-type="float">
            <text:p>5.0065268278</text:p>
          </table:table-cell>
          <table:table-cell table:style-name="ce17" table:formula="of:=AVERAGE([.D698:.D705])" office:value-type="float" office:value="0.06386594125" calcext:value-type="float">
            <text:p>0.063865941</text:p>
          </table:table-cell>
          <table:table-cell table:style-name="ce19" table:formula="of:=([.D705] - [.K705])/[.K705]" office:value-type="percentage" office:value="0.00106220543645387" calcext:value-type="percentage">
            <text:p>0.106%</text:p>
          </table:table-cell>
          <table:table-cell table:style-name="ce22" table:formula="of:=[.D705]-[.L705]" office:value-type="float" office:value="0.0628715745635461" calcext:value-type="float">
            <text:p>0.06287157</text:p>
          </table:table-cell>
          <table:table-cell table:style-name="ce27" table:formula="of:=ABS([.L704]-[.L705])" office:value-type="float" office:value="0.00105756995810734" calcext:value-type="float">
            <text:p>0.0010576</text:p>
          </table:table-cell>
          <table:table-cell table:style-name="ce34" table:formula="of:=IF(([.J705] &gt; [.$P$53]);(([.$M$53]+[.J705])/[.$O$53]);(([.$L$53]-[.J705])/[.$O$53]))" office:value-type="float" office:value="0.614570857158961" calcext:value-type="float">
            <text:p>0.61</text:p>
          </table:table-cell>
          <table:table-cell table:style-name="ce42" table:formula="of:=[.O705]-[.O704]" office:value-type="float" office:value="0.0020225568680049" calcext:value-type="float">
            <text:p>0.0020</text:p>
          </table:table-cell>
          <table:table-cell table:style-name="ce45" table:number-columns-repeated="2"/>
          <table:table-cell table:style-name="ce48" table:formula="of:=[.O705] - AVERAGE([.O700:.O705])" office:value-type="float" office:value="-0.00269078975006776" calcext:value-type="float">
            <text:p>-0.0026907898</text:p>
          </table:table-cell>
          <table:table-cell table:style-name="ce45" table:formula="of:=[.M705]-[.M704]" office:value-type="float" office:value="0.00100134995810733" calcext:value-type="float">
            <text:p>0.001</text:p>
          </table:table-cell>
          <table:table-cell table:style-name="ce45" table:formula="of:=AVERAGE([.O700:.O705])" office:value-type="float" office:value="0.617261646909029" calcext:value-type="float">
            <text:p>0.617</text:p>
          </table:table-cell>
          <table:table-cell table:style-name="ce9"/>
          <table:table-cell table:style-name="ce14" table:formula="of:=LOG([.X705])" office:value-type="float" office:value="3.15075643986031" calcext:value-type="float">
            <text:p>3.1507564399</text:p>
          </table:table-cell>
          <table:table-cell table:style-name="ce44" table:formula="of:=[.X704]+1" office:value-type="float" office:value="1415" calcext:value-type="float">
            <text:p>1415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706]/[.D705]" office:value-type="percentage" office:value="0.0000782059186865691" calcext:value-type="percentage">
            <text:p>0.0078%</text:p>
          </table:table-cell>
          <table:table-cell table:style-name="ce6" table:formula="of:=([.D706]-[.D705])" office:value-type="float" office:value="0.000005000000000005" calcext:value-type="float">
            <text:p>0.00000500</text:p>
          </table:table-cell>
          <table:table-cell table:style-name="ce8" office:value-type="float" office:value="0.06393878" calcext:value-type="float">
            <text:p>0.06393878</text:p>
          </table:table-cell>
          <table:table-cell table:style-name="ce10" table:formula="of:=[.B706]-[.$S$2]" office:value-type="float" office:value="0.0000755207422159809" calcext:value-type="float">
            <text:p>0.00007552</text:p>
          </table:table-cell>
          <table:table-cell table:style-name="ce9" table:formula="of:=SUM([.$E$3:.E706])" office:value-type="float" office:value="0.0119017553933898" calcext:value-type="float">
            <text:p>0.0119017554</text:p>
          </table:table-cell>
          <table:table-cell table:style-name="ce12" table:formula="of:=MAX([.$E$3:.E706]) - MIN([.$E$3:.E706])" office:value-type="float" office:value="0.00991855310791096" calcext:value-type="float">
            <text:p>0.009918553</text:p>
          </table:table-cell>
          <table:table-cell table:style-name="ce9" table:formula="of:=STDEV([.$E$3:.E706])" office:value-type="float" office:value="0.00128616251578806" calcext:value-type="float">
            <text:p>0.0012861625</text:p>
          </table:table-cell>
          <table:table-cell table:style-name="ce9" table:formula="of:=[.G706]/[.H706]" office:value-type="float" office:value="7.71174170150157" calcext:value-type="float">
            <text:p>7.7117417015</text:p>
          </table:table-cell>
          <table:table-cell table:style-name="ce9" table:formula="of:=SLOPE([.I691:.I706];[.W691:.W706])" office:value-type="float" office:value="4.63586369575855" calcext:value-type="float">
            <text:p>4.6358636958</text:p>
          </table:table-cell>
          <table:table-cell table:style-name="ce17" table:formula="of:=AVERAGE([.D699:.D706])" office:value-type="float" office:value="0.063877865" calcext:value-type="float">
            <text:p>0.063877865</text:p>
          </table:table-cell>
          <table:table-cell table:style-name="ce19" table:formula="of:=([.D706] - [.K706])/[.K706]" office:value-type="percentage" office:value="0.000953616718404642" calcext:value-type="percentage">
            <text:p>0.095%</text:p>
          </table:table-cell>
          <table:table-cell table:style-name="ce22" table:formula="of:=[.D706]-[.L706]" office:value-type="float" office:value="0.0629851632815954" calcext:value-type="float">
            <text:p>0.06298516</text:p>
          </table:table-cell>
          <table:table-cell table:style-name="ce27" table:formula="of:=ABS([.L705]-[.L706])" office:value-type="float" office:value="0.000108588718049225" calcext:value-type="float">
            <text:p>0.0001086</text:p>
          </table:table-cell>
          <table:table-cell table:style-name="ce34" table:formula="of:=IF(([.J706] &gt; [.$P$53]);(([.$M$53]+[.J706])/[.$O$53]);(([.$L$53]-[.J706])/[.$O$53]))" office:value-type="float" office:value="0.616567086412931" calcext:value-type="float">
            <text:p>0.62</text:p>
          </table:table-cell>
          <table:table-cell table:style-name="ce42" table:formula="of:=[.O706]-[.O705]" office:value-type="float" office:value="0.00199622925396981" calcext:value-type="float">
            <text:p>0.0020</text:p>
          </table:table-cell>
          <table:table-cell table:style-name="ce45" table:number-columns-repeated="2"/>
          <table:table-cell table:style-name="ce48" table:formula="of:=[.O706] - AVERAGE([.O701:.O706])" office:value-type="float" office:value="0.00206218983785589" calcext:value-type="float">
            <text:p>0.0020621898</text:p>
          </table:table-cell>
          <table:table-cell table:style-name="ce45" table:formula="of:=[.M706]-[.M705]" office:value-type="float" office:value="0.000113588718049229" calcext:value-type="float">
            <text:p>0.000</text:p>
          </table:table-cell>
          <table:table-cell table:style-name="ce45" table:formula="of:=AVERAGE([.O701:.O706])" office:value-type="float" office:value="0.614504896575075" calcext:value-type="float">
            <text:p>0.615</text:p>
          </table:table-cell>
          <table:table-cell table:style-name="ce9"/>
          <table:table-cell table:style-name="ce14" table:formula="of:=LOG([.X706])" office:value-type="float" office:value="3.15106325335375" calcext:value-type="float">
            <text:p>3.1510632534</text:p>
          </table:table-cell>
          <table:table-cell table:style-name="ce44" table:formula="of:=[.X705]+1" office:value-type="float" office:value="1416" calcext:value-type="float">
            <text:p>1416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707]/[.D706]" office:value-type="percentage" office:value="0.00166127661491202" calcext:value-type="percentage">
            <text:p>0.1661%</text:p>
          </table:table-cell>
          <table:table-cell table:style-name="ce6" table:formula="of:=([.D707]-[.D706])" office:value-type="float" office:value="0.000106220000000004" calcext:value-type="float">
            <text:p>0.00010622</text:p>
          </table:table-cell>
          <table:table-cell table:style-name="ce8" office:value-type="float" office:value="0.064045" calcext:value-type="float">
            <text:p>0.064045</text:p>
          </table:table-cell>
          <table:table-cell table:style-name="ce10" table:formula="of:=[.B707]-[.$S$2]" office:value-type="float" office:value="0.00165859143844143" calcext:value-type="float">
            <text:p>0.00165859</text:p>
          </table:table-cell>
          <table:table-cell table:style-name="ce9" table:formula="of:=SUM([.$E$3:.E707])" office:value-type="float" office:value="0.0135603468318312" calcext:value-type="float">
            <text:p>0.0135603468</text:p>
          </table:table-cell>
          <table:table-cell table:style-name="ce12" table:formula="of:=MAX([.$E$3:.E707]) - MIN([.$E$3:.E707])" office:value-type="float" office:value="0.00991855310791096" calcext:value-type="float">
            <text:p>0.009918553</text:p>
          </table:table-cell>
          <table:table-cell table:style-name="ce9" table:formula="of:=STDEV([.$E$3:.E707])" office:value-type="float" office:value="0.00128673507864491" calcext:value-type="float">
            <text:p>0.0012867351</text:p>
          </table:table-cell>
          <table:table-cell table:style-name="ce9" table:formula="of:=[.G707]/[.H707]" office:value-type="float" office:value="7.70831018173251" calcext:value-type="float">
            <text:p>7.7083101817</text:p>
          </table:table-cell>
          <table:table-cell table:style-name="ce9" table:formula="of:=SLOPE([.I692:.I707];[.W692:.W707])" office:value-type="float" office:value="3.90001453080402" calcext:value-type="float">
            <text:p>3.9000145308</text:p>
          </table:table-cell>
          <table:table-cell table:style-name="ce17" table:formula="of:=AVERAGE([.D700:.D707])" office:value-type="float" office:value="0.06390224625" calcext:value-type="float">
            <text:p>0.063902246</text:p>
          </table:table-cell>
          <table:table-cell table:style-name="ce19" table:formula="of:=([.D707] - [.K707])/[.K707]" office:value-type="percentage" office:value="0.00223393946812945" calcext:value-type="percentage">
            <text:p>0.223%</text:p>
          </table:table-cell>
          <table:table-cell table:style-name="ce22" table:formula="of:=[.D707]-[.L707]" office:value-type="float" office:value="0.0618110605318706" calcext:value-type="float">
            <text:p>0.06181106</text:p>
          </table:table-cell>
          <table:table-cell table:style-name="ce27" table:formula="of:=ABS([.L706]-[.L707])" office:value-type="float" office:value="0.00128032274972481" calcext:value-type="float">
            <text:p>0.0012803</text:p>
          </table:table-cell>
          <table:table-cell table:style-name="ce34" table:formula="of:=IF(([.J707] &gt; [.$P$53]);(([.$M$53]+[.J707])/[.$O$53]);(([.$L$53]-[.J707])/[.$O$53]))" office:value-type="float" office:value="0.620530047664585" calcext:value-type="float">
            <text:p>0.62</text:p>
          </table:table-cell>
          <table:table-cell table:style-name="ce42" table:formula="of:=[.O707]-[.O706]" office:value-type="float" office:value="0.00396296125165452" calcext:value-type="float">
            <text:p>0.0040</text:p>
          </table:table-cell>
          <table:table-cell table:style-name="ce45" table:number-columns-repeated="2"/>
          <table:table-cell table:style-name="ce48" table:formula="of:=[.O707] - AVERAGE([.O702:.O707])" office:value-type="float" office:value="0.00651171429888353" calcext:value-type="float">
            <text:p>0.0065117143</text:p>
          </table:table-cell>
          <table:table-cell table:style-name="ce45" table:formula="of:=[.M707]-[.M706]" office:value-type="float" office:value="-0.0011741027497248" calcext:value-type="float">
            <text:p>-0.001</text:p>
          </table:table-cell>
          <table:table-cell table:style-name="ce45" table:formula="of:=AVERAGE([.O702:.O707])" office:value-type="float" office:value="0.614018333365702" calcext:value-type="float">
            <text:p>0.614</text:p>
          </table:table-cell>
          <table:table-cell table:style-name="ce9"/>
          <table:table-cell table:style-name="ce14" table:formula="of:=LOG([.X707])" office:value-type="float" office:value="3.15136985024746" calcext:value-type="float">
            <text:p>3.1513698502</text:p>
          </table:table-cell>
          <table:table-cell table:style-name="ce44" table:formula="of:=[.X706]+1" office:value-type="float" office:value="1417" calcext:value-type="float">
            <text:p>1417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708]/[.D707]" office:value-type="percentage" office:value="0.0000390350534780623" calcext:value-type="percentage">
            <text:p>0.0039%</text:p>
          </table:table-cell>
          <table:table-cell table:style-name="ce6" table:formula="of:=([.D708]-[.D707])" office:value-type="float" office:value="0.0000025000000000025" calcext:value-type="float">
            <text:p>0.00000250</text:p>
          </table:table-cell>
          <table:table-cell table:style-name="ce8" office:value-type="float" office:value="0.0640475" calcext:value-type="float">
            <text:p>0.0640475</text:p>
          </table:table-cell>
          <table:table-cell table:style-name="ce10" table:formula="of:=[.B708]-[.$S$2]" office:value-type="float" office:value="0.0000363498770074741" calcext:value-type="float">
            <text:p>0.00003635</text:p>
          </table:table-cell>
          <table:table-cell table:style-name="ce9" table:formula="of:=SUM([.$E$3:.E708])" office:value-type="float" office:value="0.0135966967088387" calcext:value-type="float">
            <text:p>0.0135966967</text:p>
          </table:table-cell>
          <table:table-cell table:style-name="ce12" table:formula="of:=MAX([.$E$3:.E708]) - MIN([.$E$3:.E708])" office:value-type="float" office:value="0.00991855310791096" calcext:value-type="float">
            <text:p>0.009918553</text:p>
          </table:table-cell>
          <table:table-cell table:style-name="ce9" table:formula="of:=STDEV([.$E$3:.E708])" office:value-type="float" office:value="0.00128582233808101" calcext:value-type="float">
            <text:p>0.0012858223</text:p>
          </table:table-cell>
          <table:table-cell table:style-name="ce9" table:formula="of:=[.G708]/[.H708]" office:value-type="float" office:value="7.71378192318049" calcext:value-type="float">
            <text:p>7.7137819232</text:p>
          </table:table-cell>
          <table:table-cell table:style-name="ce9" table:formula="of:=SLOPE([.I693:.I708];[.W693:.W708])" office:value-type="float" office:value="3.70865923216999" calcext:value-type="float">
            <text:p>3.7086592322</text:p>
          </table:table-cell>
          <table:table-cell table:style-name="ce17" table:formula="of:=AVERAGE([.D701:.D708])" office:value-type="float" office:value="0.06393062625" calcext:value-type="float">
            <text:p>0.063930626</text:p>
          </table:table-cell>
          <table:table-cell table:style-name="ce19" table:formula="of:=([.D708] - [.K708])/[.K708]" office:value-type="percentage" office:value="0.00182813397671036" calcext:value-type="percentage">
            <text:p>0.183%</text:p>
          </table:table-cell>
          <table:table-cell table:style-name="ce22" table:formula="of:=[.D708]-[.L708]" office:value-type="float" office:value="0.0622193660232897" calcext:value-type="float">
            <text:p>0.06221937</text:p>
          </table:table-cell>
          <table:table-cell table:style-name="ce27" table:formula="of:=ABS([.L707]-[.L708])" office:value-type="float" office:value="0.00040580549141909" calcext:value-type="float">
            <text:p>0.0004058</text:p>
          </table:table-cell>
          <table:table-cell table:style-name="ce34" table:formula="of:=IF(([.J708] &gt; [.$P$53]);(([.$M$53]+[.J708])/[.$O$53]);(([.$L$53]-[.J708])/[.$O$53]))" office:value-type="float" office:value="0.621560603476702" calcext:value-type="float">
            <text:p>0.62</text:p>
          </table:table-cell>
          <table:table-cell table:style-name="ce42" table:formula="of:=[.O708]-[.O707]" office:value-type="float" office:value="0.00103055581211708" calcext:value-type="float">
            <text:p>0.0010</text:p>
          </table:table-cell>
          <table:table-cell table:style-name="ce45" table:number-columns-repeated="2"/>
          <table:table-cell table:style-name="ce48" table:formula="of:=[.O708] - AVERAGE([.O703:.O708])" office:value-type="float" office:value="0.00601263819143971" calcext:value-type="float">
            <text:p>0.0060126382</text:p>
          </table:table-cell>
          <table:table-cell table:style-name="ce45" table:formula="of:=[.M708]-[.M707]" office:value-type="float" office:value="0.000408305491419091" calcext:value-type="float">
            <text:p>0.000</text:p>
          </table:table-cell>
          <table:table-cell table:style-name="ce45" table:formula="of:=AVERAGE([.O703:.O708])" office:value-type="float" office:value="0.615547965285263" calcext:value-type="float">
            <text:p>0.616</text:p>
          </table:table-cell>
          <table:table-cell table:style-name="ce9"/>
          <table:table-cell table:style-name="ce14" table:formula="of:=LOG([.X708])" office:value-type="float" office:value="3.15167623084705" calcext:value-type="float">
            <text:p>3.1516762308</text:p>
          </table:table-cell>
          <table:table-cell table:style-name="ce44" table:formula="of:=[.X707]+1" office:value-type="float" office:value="1418" calcext:value-type="float">
            <text:p>1418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709]/[.D708]" office:value-type="percentage" office:value="0.0000390335298019224" calcext:value-type="percentage">
            <text:p>0.0039%</text:p>
          </table:table-cell>
          <table:table-cell table:style-name="ce6" table:formula="of:=([.D709]-[.D708])" office:value-type="float" office:value="0.00000249999999998862" calcext:value-type="float">
            <text:p>0.00000250</text:p>
          </table:table-cell>
          <table:table-cell table:style-name="ce8" office:value-type="float" office:value="0.06405" calcext:value-type="float">
            <text:p>0.06405</text:p>
          </table:table-cell>
          <table:table-cell table:style-name="ce10" table:formula="of:=[.B709]-[.$S$2]" office:value-type="float" office:value="0.0000363483533313341" calcext:value-type="float">
            <text:p>0.00003635</text:p>
          </table:table-cell>
          <table:table-cell table:style-name="ce9" table:formula="of:=SUM([.$E$3:.E709])" office:value-type="float" office:value="0.01363304506217" calcext:value-type="float">
            <text:p>0.0136330451</text:p>
          </table:table-cell>
          <table:table-cell table:style-name="ce12" table:formula="of:=MAX([.$E$3:.E709]) - MIN([.$E$3:.E709])" office:value-type="float" office:value="0.00991855310791096" calcext:value-type="float">
            <text:p>0.009918553</text:p>
          </table:table-cell>
          <table:table-cell table:style-name="ce9" table:formula="of:=STDEV([.$E$3:.E709])" office:value-type="float" office:value="0.00128491153708447" calcext:value-type="float">
            <text:p>0.0012849115</text:p>
          </table:table-cell>
          <table:table-cell table:style-name="ce9" table:formula="of:=[.G709]/[.H709]" office:value-type="float" office:value="7.7192497861889" calcext:value-type="float">
            <text:p>7.7192497862</text:p>
          </table:table-cell>
          <table:table-cell table:style-name="ce9" table:formula="of:=SLOPE([.I694:.I709];[.W694:.W709])" office:value-type="float" office:value="4.24069681093712" calcext:value-type="float">
            <text:p>4.2406968109</text:p>
          </table:table-cell>
          <table:table-cell table:style-name="ce17" table:formula="of:=AVERAGE([.D702:.D709])" office:value-type="float" office:value="0.06395563875" calcext:value-type="float">
            <text:p>0.063955639</text:p>
          </table:table-cell>
          <table:table-cell table:style-name="ce19" table:formula="of:=([.D709] - [.K709])/[.K709]" office:value-type="percentage" office:value="0.00147541720861937" calcext:value-type="percentage">
            <text:p>0.148%</text:p>
          </table:table-cell>
          <table:table-cell table:style-name="ce22" table:formula="of:=[.D709]-[.L709]" office:value-type="float" office:value="0.0625745827913806" calcext:value-type="float">
            <text:p>0.06257458</text:p>
          </table:table-cell>
          <table:table-cell table:style-name="ce27" table:formula="of:=ABS([.L708]-[.L709])" office:value-type="float" office:value="0.000352716768090984" calcext:value-type="float">
            <text:p>0.0003527</text:p>
          </table:table-cell>
          <table:table-cell table:style-name="ce34" table:formula="of:=IF(([.J709] &gt; [.$P$53]);(([.$M$53]+[.J709])/[.$O$53]);(([.$L$53]-[.J709])/[.$O$53]))" office:value-type="float" office:value="0.618695282145247" calcext:value-type="float">
            <text:p>0.62</text:p>
          </table:table-cell>
          <table:table-cell table:style-name="ce42" table:formula="of:=[.O709]-[.O708]" office:value-type="float" office:value="-0.00286532133145589" calcext:value-type="float">
            <text:p>-0.0029</text:p>
          </table:table-cell>
          <table:table-cell table:style-name="ce45" table:number-columns-repeated="2"/>
          <table:table-cell table:style-name="ce48" table:formula="of:=[.O709] - AVERAGE([.O704:.O709])" office:value-type="float" office:value="0.00128325262034956" calcext:value-type="float">
            <text:p>0.0012832526</text:p>
          </table:table-cell>
          <table:table-cell table:style-name="ce45" table:formula="of:=[.M709]-[.M708]" office:value-type="float" office:value="0.000355216768090971" calcext:value-type="float">
            <text:p>0.000</text:p>
          </table:table-cell>
          <table:table-cell table:style-name="ce45" table:formula="of:=AVERAGE([.O704:.O709])" office:value-type="float" office:value="0.617412029524897" calcext:value-type="float">
            <text:p>0.617</text:p>
          </table:table-cell>
          <table:table-cell table:style-name="ce9"/>
          <table:table-cell table:style-name="ce14" table:formula="of:=LOG([.X709])" office:value-type="float" office:value="3.15198239545747" calcext:value-type="float">
            <text:p>3.1519823955</text:p>
          </table:table-cell>
          <table:table-cell table:style-name="ce44" table:formula="of:=[.X708]+1" office:value-type="float" office:value="1419" calcext:value-type="float">
            <text:p>1419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710]/[.D709]" office:value-type="percentage" office:value="0" calcext:value-type="percentage">
            <text:p>0.0000%</text:p>
          </table:table-cell>
          <table:table-cell table:style-name="ce6" table:formula="of:=([.D710]-[.D709])" office:value-type="float" office:value="0" calcext:value-type="float">
            <text:p>0.00000000</text:p>
          </table:table-cell>
          <table:table-cell table:style-name="ce8" office:value-type="float" office:value="0.06405" calcext:value-type="float">
            <text:p>0.06405</text:p>
          </table:table-cell>
          <table:table-cell table:style-name="ce10" table:formula="of:=[.B710]-[.$S$2]" office:value-type="float" office:value="-0.00000268517647058823" calcext:value-type="float">
            <text:p>-0.00000269</text:p>
          </table:table-cell>
          <table:table-cell table:style-name="ce9" table:formula="of:=SUM([.$E$3:.E710])" office:value-type="float" office:value="0.0136303598856994" calcext:value-type="float">
            <text:p>0.0136303599</text:p>
          </table:table-cell>
          <table:table-cell table:style-name="ce12" table:formula="of:=MAX([.$E$3:.E710]) - MIN([.$E$3:.E710])" office:value-type="float" office:value="0.00991855310791096" calcext:value-type="float">
            <text:p>0.009918553</text:p>
          </table:table-cell>
          <table:table-cell table:style-name="ce9" table:formula="of:=STDEV([.$E$3:.E710])" office:value-type="float" office:value="0.00128400277408008" calcext:value-type="float">
            <text:p>0.0012840028</text:p>
          </table:table-cell>
          <table:table-cell table:style-name="ce9" table:formula="of:=[.G710]/[.H710]" office:value-type="float" office:value="7.72471314559044" calcext:value-type="float">
            <text:p>7.7247131456</text:p>
          </table:table-cell>
          <table:table-cell table:style-name="ce9" table:formula="of:=SLOPE([.I695:.I710];[.W695:.W710])" office:value-type="float" office:value="3.58272446884353" calcext:value-type="float">
            <text:p>3.5827244688</text:p>
          </table:table-cell>
          <table:table-cell table:style-name="ce17" table:formula="of:=AVERAGE([.D703:.D710])" office:value-type="float" office:value="0.063980645" calcext:value-type="float">
            <text:p>0.063980645</text:p>
          </table:table-cell>
          <table:table-cell table:style-name="ce19" table:formula="of:=([.D710] - [.K710])/[.K710]" office:value-type="percentage" office:value="0.00108399970022195" calcext:value-type="percentage">
            <text:p>0.108%</text:p>
          </table:table-cell>
          <table:table-cell table:style-name="ce22" table:formula="of:=[.D710]-[.L710]" office:value-type="float" office:value="0.062966000299778" calcext:value-type="float">
            <text:p>0.06296600</text:p>
          </table:table-cell>
          <table:table-cell table:style-name="ce27" table:formula="of:=ABS([.L709]-[.L710])" office:value-type="float" office:value="0.000391417508397423" calcext:value-type="float">
            <text:p>0.0003914</text:p>
          </table:table-cell>
          <table:table-cell table:style-name="ce34" table:formula="of:=IF(([.J710] &gt; [.$P$53]);(([.$M$53]+[.J710])/[.$O$53]);(([.$L$53]-[.J710])/[.$O$53]))" office:value-type="float" office:value="0.622238832944191" calcext:value-type="float">
            <text:p>0.62</text:p>
          </table:table-cell>
          <table:table-cell table:style-name="ce42" table:formula="of:=[.O710]-[.O709]" office:value-type="float" office:value="0.00354355079894464" calcext:value-type="float">
            <text:p>0.0035</text:p>
          </table:table-cell>
          <table:table-cell table:style-name="ce45" table:number-columns-repeated="2"/>
          <table:table-cell table:style-name="ce48" table:formula="of:=[.O710] - AVERAGE([.O705:.O710])" office:value-type="float" office:value="0.00321171464375491" calcext:value-type="float">
            <text:p>0.0032117146</text:p>
          </table:table-cell>
          <table:table-cell table:style-name="ce45" table:formula="of:=[.M710]-[.M709]" office:value-type="float" office:value="0.000391417508397426" calcext:value-type="float">
            <text:p>0.000</text:p>
          </table:table-cell>
          <table:table-cell table:style-name="ce45" table:formula="of:=AVERAGE([.O705:.O710])" office:value-type="float" office:value="0.619027118300436" calcext:value-type="float">
            <text:p>0.619</text:p>
          </table:table-cell>
          <table:table-cell table:style-name="ce9"/>
          <table:table-cell table:style-name="ce14" table:formula="of:=LOG([.X710])" office:value-type="float" office:value="3.15228834438306" calcext:value-type="float">
            <text:p>3.1522883444</text:p>
          </table:table-cell>
          <table:table-cell table:style-name="ce44" table:formula="of:=[.X709]+1" office:value-type="float" office:value="1420" calcext:value-type="float">
            <text:p>1420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711]/[.D710]" office:value-type="percentage" office:value="-0.00112724434035901" calcext:value-type="percentage">
            <text:p>-0.1127%</text:p>
          </table:table-cell>
          <table:table-cell table:style-name="ce6" table:formula="of:=([.D711]-[.D710])" office:value-type="float" office:value="-0.0000721999999999945" calcext:value-type="float">
            <text:p>-0.00007220</text:p>
          </table:table-cell>
          <table:table-cell table:style-name="ce8" office:value-type="float" office:value="0.0639778" calcext:value-type="float">
            <text:p>0.0639778</text:p>
          </table:table-cell>
          <table:table-cell table:style-name="ce10" table:formula="of:=[.B711]-[.$S$2]" office:value-type="float" office:value="-0.0011299295168296" calcext:value-type="float">
            <text:p>-0.00112993</text:p>
          </table:table-cell>
          <table:table-cell table:style-name="ce9" table:formula="of:=SUM([.$E$3:.E711])" office:value-type="float" office:value="0.0125004303688698" calcext:value-type="float">
            <text:p>0.0125004304</text:p>
          </table:table-cell>
          <table:table-cell table:style-name="ce12" table:formula="of:=MAX([.$E$3:.E711]) - MIN([.$E$3:.E711])" office:value-type="float" office:value="0.00991855310791096" calcext:value-type="float">
            <text:p>0.009918553</text:p>
          </table:table-cell>
          <table:table-cell table:style-name="ce9" table:formula="of:=STDEV([.$E$3:.E711])" office:value-type="float" office:value="0.00128382130858692" calcext:value-type="float">
            <text:p>0.0012838213</text:p>
          </table:table-cell>
          <table:table-cell table:style-name="ce9" table:formula="of:=[.G711]/[.H711]" office:value-type="float" office:value="7.72580501785573" calcext:value-type="float">
            <text:p>7.7258050179</text:p>
          </table:table-cell>
          <table:table-cell table:style-name="ce9" table:formula="of:=SLOPE([.I696:.I711];[.W696:.W711])" office:value-type="float" office:value="3.10518529006105" calcext:value-type="float">
            <text:p>3.1051852901</text:p>
          </table:table-cell>
          <table:table-cell table:style-name="ce17" table:formula="of:=AVERAGE([.D704:.D711])" office:value-type="float" office:value="0.0640041075" calcext:value-type="float">
            <text:p>0.064004108</text:p>
          </table:table-cell>
          <table:table-cell table:style-name="ce19" table:formula="of:=([.D711] - [.K711])/[.K711]" office:value-type="percentage" office:value="-0.000411028307831479" calcext:value-type="percentage">
            <text:p>-0.041%</text:p>
          </table:table-cell>
          <table:table-cell table:style-name="ce22" table:formula="of:=[.D711]-[.L711]" office:value-type="float" office:value="0.0643888283078315" calcext:value-type="float">
            <text:p>0.06438883</text:p>
          </table:table-cell>
          <table:table-cell table:style-name="ce27" table:formula="of:=ABS([.L710]-[.L711])" office:value-type="float" office:value="0.00149502800805343" calcext:value-type="float">
            <text:p>0.0014950</text:p>
          </table:table-cell>
          <table:table-cell table:style-name="ce34" table:formula="of:=IF(([.J711] &gt; [.$P$53]);(([.$M$53]+[.J711])/[.$O$53]);(([.$L$53]-[.J711])/[.$O$53]))" office:value-type="float" office:value="0.624810649767247" calcext:value-type="float">
            <text:p>0.62</text:p>
          </table:table-cell>
          <table:table-cell table:style-name="ce42" table:formula="of:=[.O711]-[.O710]" office:value-type="float" office:value="0.00257181682305607" calcext:value-type="float">
            <text:p>0.0026</text:p>
          </table:table-cell>
          <table:table-cell table:style-name="ce45" table:number-columns-repeated="2"/>
          <table:table-cell table:style-name="ce48" table:formula="of:=[.O711] - AVERAGE([.O706:.O711])" office:value-type="float" office:value="0.00407689936542999" calcext:value-type="float">
            <text:p>0.0040768994</text:p>
          </table:table-cell>
          <table:table-cell table:style-name="ce45" table:formula="of:=[.M711]-[.M710]" office:value-type="float" office:value="0.00142282800805343" calcext:value-type="float">
            <text:p>0.001</text:p>
          </table:table-cell>
          <table:table-cell table:style-name="ce45" table:formula="of:=AVERAGE([.O706:.O711])" office:value-type="float" office:value="0.620733750401817" calcext:value-type="float">
            <text:p>0.621</text:p>
          </table:table-cell>
          <table:table-cell table:style-name="ce9"/>
          <table:table-cell table:style-name="ce14" table:formula="of:=LOG([.X711])" office:value-type="float" office:value="3.15259407792747" calcext:value-type="float">
            <text:p>3.1525940779</text:p>
          </table:table-cell>
          <table:table-cell table:style-name="ce44" table:formula="of:=[.X710]+1" office:value-type="float" office:value="1421" calcext:value-type="float">
            <text:p>1421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712]/[.D711]" office:value-type="percentage" office:value="0.000500017193463915" calcext:value-type="percentage">
            <text:p>0.0500%</text:p>
          </table:table-cell>
          <table:table-cell table:style-name="ce6" table:formula="of:=([.D712]-[.D711])" office:value-type="float" office:value="0.0000319899999999956" calcext:value-type="float">
            <text:p>0.00003199</text:p>
          </table:table-cell>
          <table:table-cell table:style-name="ce8" office:value-type="float" office:value="0.06400979" calcext:value-type="float">
            <text:p>0.06400979</text:p>
          </table:table-cell>
          <table:table-cell table:style-name="ce10" table:formula="of:=[.B712]-[.$S$2]" office:value-type="float" office:value="0.000497332016993326" calcext:value-type="float">
            <text:p>0.00049733</text:p>
          </table:table-cell>
          <table:table-cell table:style-name="ce9" table:formula="of:=SUM([.$E$3:.E712])" office:value-type="float" office:value="0.0129977623858631" calcext:value-type="float">
            <text:p>0.0129977624</text:p>
          </table:table-cell>
          <table:table-cell table:style-name="ce12" table:formula="of:=MAX([.$E$3:.E712]) - MIN([.$E$3:.E712])" office:value-type="float" office:value="0.00991855310791096" calcext:value-type="float">
            <text:p>0.009918553</text:p>
          </table:table-cell>
          <table:table-cell table:style-name="ce9" table:formula="of:=STDEV([.$E$3:.E712])" office:value-type="float" office:value="0.0012830419231491" calcext:value-type="float">
            <text:p>0.0012830419</text:p>
          </table:table-cell>
          <table:table-cell table:style-name="ce9" table:formula="of:=[.G712]/[.H712]" office:value-type="float" office:value="7.73049806787829" calcext:value-type="float">
            <text:p>7.7304980679</text:p>
          </table:table-cell>
          <table:table-cell table:style-name="ce9" table:formula="of:=SLOPE([.I697:.I712];[.W697:.W712])" office:value-type="float" office:value="2.94544998351652" calcext:value-type="float">
            <text:p>2.9454499835</text:p>
          </table:table-cell>
          <table:table-cell table:style-name="ce17" table:formula="of:=AVERAGE([.D705:.D712])" office:value-type="float" office:value="0.06400658125" calcext:value-type="float">
            <text:p>0.064006581</text:p>
          </table:table-cell>
          <table:table-cell table:style-name="ce19" table:formula="of:=([.D712] - [.K712])/[.K712]" office:value-type="percentage" office:value="0.0000501315636194396" calcext:value-type="percentage">
            <text:p>0.005%</text:p>
          </table:table-cell>
          <table:table-cell table:style-name="ce22" table:formula="of:=[.D712]-[.L712]" office:value-type="float" office:value="0.0639596584363806" calcext:value-type="float">
            <text:p>0.06395966</text:p>
          </table:table-cell>
          <table:table-cell table:style-name="ce27" table:formula="of:=ABS([.L711]-[.L712])" office:value-type="float" office:value="0.000461159871450918" calcext:value-type="float">
            <text:p>0.0004612</text:p>
          </table:table-cell>
          <table:table-cell table:style-name="ce34" table:formula="of:=IF(([.J712] &gt; [.$P$53]);(([.$M$53]+[.J712])/[.$O$53]);(([.$L$53]-[.J712])/[.$O$53]))" office:value-type="float" office:value="0.625670914153626" calcext:value-type="float">
            <text:p>0.63</text:p>
          </table:table-cell>
          <table:table-cell table:style-name="ce42" table:formula="of:=[.O712]-[.O711]" office:value-type="float" office:value="0.000860264386379095" calcext:value-type="float">
            <text:p>0.0009</text:p>
          </table:table-cell>
          <table:table-cell table:style-name="ce45" table:number-columns-repeated="2"/>
          <table:table-cell table:style-name="ce48" table:formula="of:=[.O712] - AVERAGE([.O707:.O712])" office:value-type="float" office:value="0.00341985912835974" calcext:value-type="float">
            <text:p>0.0034198591</text:p>
          </table:table-cell>
          <table:table-cell table:style-name="ce45" table:formula="of:=[.M712]-[.M711]" office:value-type="float" office:value="-0.000429169871450918" calcext:value-type="float">
            <text:p>0.000</text:p>
          </table:table-cell>
          <table:table-cell table:style-name="ce45" table:formula="of:=AVERAGE([.O707:.O712])" office:value-type="float" office:value="0.622251055025267" calcext:value-type="float">
            <text:p>0.622</text:p>
          </table:table-cell>
          <table:table-cell table:style-name="ce9"/>
          <table:table-cell table:style-name="ce14" table:formula="of:=LOG([.X712])" office:value-type="float" office:value="3.15289959639375" calcext:value-type="float">
            <text:p>3.1528995964</text:p>
          </table:table-cell>
          <table:table-cell table:style-name="ce44" table:formula="of:=[.X711]+1" office:value-type="float" office:value="1422" calcext:value-type="float">
            <text:p>1422</text:p>
          </table:table-cell>
          <table:table-cell table:number-columns-repeated="1000"/>
        </table:table-row>
        <table:table-row table:style-name="ro3">
          <table:table-cell/>
          <table:table-cell table:style-name="ce2" table:formula="of:=[.C713]/[.D712]" office:value-type="percentage" office:value="0.000628185157301701" calcext:value-type="percentage">
            <text:p>0.0628%</text:p>
          </table:table-cell>
          <table:table-cell table:style-name="ce6" table:formula="of:=([.D713]-[.D712])" office:value-type="float" office:value="0.0000402099999999989" calcext:value-type="float">
            <text:p>0.00004021</text:p>
          </table:table-cell>
          <table:table-cell table:style-name="ce8" office:value-type="float" office:value="0.06405" calcext:value-type="float">
            <text:p>0.06405</text:p>
          </table:table-cell>
          <table:table-cell table:style-name="ce10" table:formula="of:=[.B713]-[.$S$2]" office:value-type="float" office:value="0.000625499980831113" calcext:value-type="float">
            <text:p>0.00062550</text:p>
          </table:table-cell>
          <table:table-cell table:style-name="ce9" table:formula="of:=SUM([.$E$3:.E713])" office:value-type="float" office:value="0.0136232623666943" calcext:value-type="float">
            <text:p>0.0136232624</text:p>
          </table:table-cell>
          <table:table-cell table:style-name="ce12" table:formula="of:=MAX([.$E$3:.E713]) - MIN([.$E$3:.E713])" office:value-type="float" office:value="0.00991855310791096" calcext:value-type="float">
            <text:p>0.009918553</text:p>
          </table:table-cell>
          <table:table-cell table:style-name="ce9" table:formula="of:=STDEV([.$E$3:.E713])" office:value-type="float" office:value="0.00128234025604178" calcext:value-type="float">
            <text:p>0.0012823403</text:p>
          </table:table-cell>
          <table:table-cell table:style-name="ce9" table:formula="of:=[.G713]/[.H713]" office:value-type="float" office:value="7.73472801869817" calcext:value-type="float">
            <text:p>7.7347280187</text:p>
          </table:table-cell>
          <table:table-cell table:style-name="ce9" table:formula="of:=SLOPE([.I698:.I713];[.W698:.W713])" office:value-type="float" office:value="3.04981683747563" calcext:value-type="float">
            <text:p>3.0498168375</text:p>
          </table:table-cell>
          <table:table-cell table:style-name="ce17" table:formula="of:=AVERAGE([.D706:.D713])" office:value-type="float" office:value="0.06402110875" calcext:value-type="float">
            <text:p>0.064021109</text:p>
          </table:table-cell>
          <table:table-cell table:style-name="ce19" table:formula="of:=([.D713] - [.K713])/[.K713]" office:value-type="percentage" office:value="0.000451276939186031" calcext:value-type="percentage">
            <text:p>0.045%</text:p>
          </table:table-cell>
          <table:table-cell table:style-name="ce22" table:formula="of:=[.D713]-[.L713]" office:value-type="float" office:value="0.063598723060814" calcext:value-type="float">
            <text:p>0.06359872</text:p>
          </table:table-cell>
          <table:table-cell table:style-name="ce27" table:formula="of:=ABS([.L712]-[.L713])" office:value-type="float" office:value="0.000401145375566592" calcext:value-type="float">
            <text:p>0.0004011</text:p>
          </table:table-cell>
          <table:table-cell table:style-name="ce34" table:formula="of:=IF(([.J713] &gt; [.$P$53]);(([.$M$53]+[.J713])/[.$O$53]);(([.$L$53]-[.J713])/[.$O$53]))" office:value-type="float" office:value="0.625108839997814" calcext:value-type="float">
            <text:p>0.63</text:p>
          </table:table-cell>
          <table:table-cell table:style-name="ce42" table:formula="of:=[.O713]-[.O712]" office:value-type="float" office:value="-0.000562074155812331" calcext:value-type="float">
            <text:p>-0.0006</text:p>
          </table:table-cell>
          <table:table-cell table:style-name="ce45" table:number-columns-repeated="2"/>
          <table:table-cell table:style-name="ce48" table:formula="of:=[.O713] - AVERAGE([.O708:.O713])" office:value-type="float" office:value="0.00209465291700939" calcext:value-type="float">
            <text:p>0.0020946529</text:p>
          </table:table-cell>
          <table:table-cell table:style-name="ce45" table:formula="of:=[.M713]-[.M712]" office:value-type="float" office:value="-0.000360935375566598" calcext:value-type="float">
            <text:p>0.000</text:p>
          </table:table-cell>
          <table:table-cell table:style-name="ce45" table:formula="of:=AVERAGE([.O708:.O713])" office:value-type="float" office:value="0.623014187080805" calcext:value-type="float">
            <text:p>0.623</text:p>
          </table:table-cell>
          <table:table-cell table:style-name="ce9"/>
          <table:table-cell table:style-name="ce14" table:formula="of:=LOG([.X713])" office:value-type="float" office:value="3.15320490008428" calcext:value-type="float">
            <text:p>3.1532049001</text:p>
          </table:table-cell>
          <table:table-cell table:style-name="ce44" table:formula="of:=[.X712]+1" office:value-type="float" office:value="1423" calcext:value-type="float">
            <text:p>1423</text:p>
          </table:table-cell>
          <table:table-cell table:number-columns-repeated="1000"/>
        </table:table-row>
        <table:table-row table:style-name="ro3" table:number-rows-repeated="1047813">
          <table:table-cell table:number-columns-repeated="1024"/>
        </table:table-row>
        <table:table-row table:style-name="ro4" table:number-rows-repeated="4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Copy of Sheet1'.C295:'Copy of Sheet1'.C713 'Copy of Sheet1'.C2:'Copy of Sheet1'.C293">
            <calcext:color-scale>
              <calcext:color-scale-entry calcext:value="=0" calcext:type="formula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Copy of Sheet1'.P295:'Copy of Sheet1'.P713 'Copy of Sheet1'.P57:'Copy of Sheet1'.P293">
            <calcext:color-scale>
              <calcext:color-scale-entry calcext:value="20" calcext:type="percentile" calcext:color="#e67c73"/>
              <calcext:color-scale-entry calcext:value="50" calcext:type="percentile" calcext:color="#ffffff"/>
              <calcext:color-scale-entry calcext:value="99" calcext:type="percentile" calcext:color="#57bb8a"/>
            </calcext:color-scale>
          </calcext:conditional-format>
          <calcext:conditional-format calcext:target-range-address="'Copy of Sheet1'.C295:'Copy of Sheet1'.C713 'Copy of Sheet1'.C2:'Copy of Sheet1'.C293">
            <calcext:condition calcext:apply-style-name="ConditionalStyle_5" calcext:value="&lt;0" calcext:base-cell-address="'Copy of Sheet1'.C2"/>
          </calcext:conditional-format>
          <calcext:conditional-format calcext:target-range-address="'Copy of Sheet1'.B295:'Copy of Sheet1'.B1048576 'Copy of Sheet1'.B1:'Copy of Sheet1'.B293"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Copy of Sheet1'.L295:'Copy of Sheet1'.L713 'Copy of Sheet1'.L56:'Copy of Sheet1'.L293"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Copy of Sheet1'.N295:'Copy of Sheet1'.N713 'Copy of Sheet1'.N57:'Copy of Sheet1'.N293">
            <calcext:color-scale>
              <calcext:color-scale-entry calcext:value="0" calcext:type="minimum" calcext:color="#ff0000"/>
              <calcext:color-scale-entry calcext:value="0" calcext:type="minimum" calcext:color="#ffffff"/>
              <calcext:color-scale-entry calcext:value="0" calcext:type="maximum" calcext:color="#77216f"/>
            </calcext:color-scale>
          </calcext:conditional-format>
          <calcext:conditional-format calcext:target-range-address="'Copy of Sheet1'.O295:'Copy of Sheet1'.O713 'Copy of Sheet1'.O56:'Copy of Sheet1'.O293">
            <calcext:color-scale>
              <calcext:color-scale-entry calcext:value="0" calcext:type="minimum" calcext:color="#ffff99"/>
              <calcext:color-scale-entry calcext:value="0.5" calcext:type="number" calcext:color="#000000"/>
              <calcext:color-scale-entry calcext:value="0" calcext:type="maximum" calcext:color="#77216f"/>
            </calcext:color-scale>
          </calcext:conditional-format>
          <calcext:conditional-format calcext:target-range-address="'Copy of Sheet1'.C294:'Copy of Sheet1'.C294">
            <calcext:color-scale>
              <calcext:color-scale-entry calcext:value="=0" calcext:type="formula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Copy of Sheet1'.P294:'Copy of Sheet1'.P294">
            <calcext:color-scale>
              <calcext:color-scale-entry calcext:value="20" calcext:type="percentile" calcext:color="#e67c73"/>
              <calcext:color-scale-entry calcext:value="50" calcext:type="percentile" calcext:color="#ffffff"/>
              <calcext:color-scale-entry calcext:value="99" calcext:type="percentile" calcext:color="#57bb8a"/>
            </calcext:color-scale>
          </calcext:conditional-format>
          <calcext:conditional-format calcext:target-range-address="'Copy of Sheet1'.C294:'Copy of Sheet1'.C294">
            <calcext:condition calcext:apply-style-name="ConditionalStyle_5" calcext:value="&lt;0" calcext:base-cell-address="'Copy of Sheet1'.C294"/>
          </calcext:conditional-format>
          <calcext:conditional-format calcext:target-range-address="'Copy of Sheet1'.B294:'Copy of Sheet1'.B294"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Copy of Sheet1'.L294:'Copy of Sheet1'.L294"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Copy of Sheet1'.N294:'Copy of Sheet1'.N294">
            <calcext:color-scale>
              <calcext:color-scale-entry calcext:value="0" calcext:type="minimum" calcext:color="#ff0000"/>
              <calcext:color-scale-entry calcext:value="0" calcext:type="minimum" calcext:color="#ffffff"/>
              <calcext:color-scale-entry calcext:value="0" calcext:type="maximum" calcext:color="#77216f"/>
            </calcext:color-scale>
          </calcext:conditional-format>
          <calcext:conditional-format calcext:target-range-address="'Copy of Sheet1'.O294:'Copy of Sheet1'.O294">
            <calcext:color-scale>
              <calcext:color-scale-entry calcext:value="0" calcext:type="minimum" calcext:color="#ffff99"/>
              <calcext:color-scale-entry calcext:value="0.5" calcext:type="number" calcext:color="#000000"/>
              <calcext:color-scale-entry calcext:value="0" calcext:type="maximum" calcext:color="#77216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Inconsolata" svg:font-family="Inconsolata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5">
      <number:number number:decimal-places="4" loext:min-decimal-places="4" number:min-integer-digits="1"/>
      <number:text>%</number:text>
    </number:percentage-style>
    <number:number-style style:name="N116">
      <number:number number:decimal-places="8" loext:min-decimal-places="8" number:min-integer-digits="1" number:grouping="true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6" loext:min-decimal-places="6" number:min-integer-digits="1"/>
    </number:number-style>
    <number:percentage-style style:name="N121">
      <number:number number:decimal-places="3" loext:min-decimal-places="3" number:min-integer-digits="1"/>
      <number:text>%</number:text>
    </number:percentage-style>
    <number:date-style style:name="N122">
      <number:month/>
      <number:text>/</number:text>
      <number:day/>
      <number:text>/</number:text>
      <number:year number:style="long"/>
    </number:date-style>
    <number:number-style style:name="N123">
      <number:number number:decimal-places="9" loext:min-decimal-places="9" number:min-integer-digits="1" number:grouping="true"/>
    </number:number-style>
    <number:number-style style:name="N124">
      <number:number number:decimal-places="10" loext:min-decimal-places="10" number:min-integer-digits="1" number:grouping="true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4" loext:min-decimal-places="4" number:min-integer-digits="1" number:grouping="true"/>
    </number:number-style>
    <number:number-style style:name="N128">
      <number:number number:decimal-places="5" loext:min-decimal-places="5" number:min-integer-digits="1" number:grouping="true"/>
    </number:number-style>
    <number:number-style style:name="N129">
      <number:number number:decimal-places="6" loext:min-decimal-places="6" number:min-integer-digits="1" number:grouping="true"/>
    </number:number-style>
    <number:number-style style:name="N130">
      <number:number number:decimal-places="7" loext:min-decimal-places="7" number:min-integer-digits="1" number:grouping="true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10" loext:min-decimal-places="10" number:min-integer-digits="1"/>
    </number:number-style>
    <number:number-style style:name="N135">
      <number:number number:decimal-places="11" loext:min-decimal-places="11" number:min-integer-digits="1"/>
    </number:number-style>
    <number:number-style style:name="N13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6d9eeb"/>
      <style:text-properties fo:color="#9900ff"/>
    </style:style>
    <style:style style:name="ConditionalStyle_5f_4" style:display-name="ConditionalStyle_4" style:family="table-cell" style:parent-style-name="Default">
      <style:table-cell-properties fo:background-color="#f1c232"/>
      <style:text-properties fo:color="#4a86e8"/>
    </style:style>
    <style:style style:name="ConditionalStyle_5f_5" style:display-name="ConditionalStyle_5" style:family="table-cell" style:parent-style-name="Default">
      <style:table-cell-properties fo:background-color="transparent"/>
      <style:text-properties fo:color="#c5392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00-00-00</text:date>, <text:time style:data-style-name="N2" text:time-value="18:45:34.534328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Sheet1" style:display-name="PageStyle_Copy of 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Copy_20_of_20_Sheet1" style:display-name="PageStyle_Copy of Copy of 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7T20:57:16.449961260</dc:date>
    <meta:editing-duration>PT36M13S</meta:editing-duration>
    <meta:editing-cycles>6</meta:editing-cycles>
    <meta:document-statistic meta:table-count="1" meta:cell-count="13699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force-intercept="false" chart:regression-type="linear"/>
      <style:graphic-properties svg:stroke-width="0.053cm" svg:stroke-color="#3366cc" svg:stroke-opacity="60%"/>
    </style:style>
    <style:style style:name="ch9" style:family="chart">
      <style:text-properties style:text-position="0% 100%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6.241cm" svg:height="9.749cm" xlink:href=".." xlink:type="simple" chart:class="chart:line" chart:style-name="ch1">
        <chart:legend chart:legend-position="end" svg:x="22.119cm" svg:y="4.326cm" style:legend-expansion="high" chart:style-name="ch2"/>
        <chart:plot-area chart:style-name="ch3" table:cell-range-address="'Copy of Sheet1'.O56:'Copy of Sheet1'.O257" svg:x="0.524cm" svg:y="0.194cm" svg:width="21.071cm" svg:height="9.361cm">
          <chartooo:coordinate-region svg:x="1.357cm" svg:y="0.393cm" svg:width="20.238cm" svg:height="8.9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py of Sheet1'.O56:'Copy of Sheet1'.O257" chart:class="chart:line">
            <chart:regression-curve chart:style-name="ch8">
              <chart:equation chart:display-equation="true" chart:display-r-square="false" chart:style-name="ch9"/>
            </chart:regression-curve>
            <chart:data-point chart:repeated="20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9510074916855">
                <text:p>0.559510074916855</text:p>
                <draw:g>
                  <svg:desc>'Copy of Sheet1'.O56:'Copy of Sheet1'.O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77507807909">
                <text:p>0.5977507807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09644310651502">
                <text:p>0.709644310651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1989611956496">
                <text:p>0.8219896119564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4745488630973">
                <text:p>0.9047454886309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409445490822">
                <text:p>0.9664094454908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8315496087993">
                <text:p>0.998315496087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6239455426813">
                <text:p>0.976239455426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45472369278486">
                <text:p>0.9454723692784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89104573779842">
                <text:p>0.889104573779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6495654968461">
                <text:p>0.8164956549684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7044136176488">
                <text:p>0.717044136176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06126566303333">
                <text:p>0.60612656630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05333297628317">
                <text:p>-0.2053332976283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12290492840454">
                <text:p>-0.1122904928404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388185859463252">
                <text:p>-0.03881858594632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790252711180453">
                <text:p>-0.007902527111804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305662599012545">
                <text:p>-0.003056625990125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944441826547501">
                <text:p>-0.00944441826547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144736512580924">
                <text:p>-0.01447365125809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182663870723438">
                <text:p>-0.01826638707234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20688998784319">
                <text:p>-0.0206889987843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218117270248467">
                <text:p>-0.02181172702484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253764003888606">
                <text:p>-0.02537640038886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310032090075527">
                <text:p>-0.03100320900755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525779030666399">
                <text:p>-0.05257790306663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69618511088959">
                <text:p>-0.0696185110889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820991571599827">
                <text:p>-0.08209915715998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932827314616903">
                <text:p>-0.09328273146169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01294055461226">
                <text:p>-0.1012940554612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09095041677756">
                <text:p>-0.1090950416777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15850436647654">
                <text:p>-0.115850436647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21457587345014">
                <text:p>-0.1214575873450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26208160946547">
                <text:p>-0.1262081609465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35567550391485">
                <text:p>-0.1355675503914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50040872234277">
                <text:p>-0.1500408722342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59888648478339">
                <text:p>-0.1598886484783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63649461727076">
                <text:p>-0.1636494617270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74744403985646">
                <text:p>-0.1747444039856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93078223284883">
                <text:p>-0.1930782232848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10119303440234">
                <text:p>-0.2101193034402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28479868229367">
                <text:p>0.5284798682293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62823180755775">
                <text:p>0.5628231807557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94090285379201">
                <text:p>0.5940902853792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14867696467659">
                <text:p>0.6148676964676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31255947922799">
                <text:p>0.6312559479227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35989979801696">
                <text:p>0.6359899798016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28904561690801">
                <text:p>0.6289045616908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12486552375872">
                <text:p>0.6124865523758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7621493714045">
                <text:p>0.5876214937140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65238084688934">
                <text:p>0.5652380846889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45002641002956">
                <text:p>0.5450026410029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18707256436933">
                <text:p>0.5187072564369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01300686012621">
                <text:p>-0.2013006860126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89683498138258">
                <text:p>-0.1896834981382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82870486572381">
                <text:p>-0.1828704865723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76198900920945">
                <text:p>-0.1761989009209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78388509907431">
                <text:p>-0.1783885099074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82801756011796">
                <text:p>-0.1828017560117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213952054817186">
                <text:p>-0.2139520548171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27332910553199">
                <text:p>0.5273329105531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57472191075565">
                <text:p>0.5574721910755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902398247034">
                <text:p>0.59023982470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13484663819468">
                <text:p>0.6134846638194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47852206312583">
                <text:p>0.6478522063125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80897099021394">
                <text:p>0.6808970990213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0751466121458">
                <text:p>0.707514661214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31831347398791">
                <text:p>0.7318313473987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45681658082265">
                <text:p>0.7456816580822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48733095649956">
                <text:p>0.7487330956499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52814290022619">
                <text:p>0.7528142900226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42280360001894">
                <text:p>0.7422803600018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19335961823537">
                <text:p>0.7193359618235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90119333496307">
                <text:p>0.6901193334963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47435480415948">
                <text:p>0.6474354804159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21669003152058">
                <text:p>0.6216690031520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95200802160682">
                <text:p>0.5952008021606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6059323438043">
                <text:p>0.560593234380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28664521484536">
                <text:p>0.5286645214845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05345972933084">
                <text:p>-0.2053459729330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1337914533072">
                <text:p>-0.1813379145330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65440403184387">
                <text:p>-0.1654404031843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0156322721302">
                <text:p>-0.1601563227213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62577680716835">
                <text:p>-0.1625776807168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66098679930792">
                <text:p>-0.1660986799307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72488620943913">
                <text:p>-0.1724886209439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81035634797874">
                <text:p>-0.1810356347978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89481399381982">
                <text:p>-0.1894813993819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97239031826042">
                <text:p>-0.1972390318260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204763875620729">
                <text:p>-0.2047638756207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211455813657441">
                <text:p>-0.2114558136574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02168855384856">
                <text:p>0.5021688553848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07783545190466">
                <text:p>0.5077835451904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09526980278586">
                <text:p>0.5095269802785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07367015720273">
                <text:p>0.5073670157202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01271132484511">
                <text:p>0.5012711324845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08582674783973">
                <text:p>-0.2085826747839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95674735998805">
                <text:p>-0.1956747359988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91551516322243">
                <text:p>-0.1915515163222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85089651944894">
                <text:p>-0.1850896519448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176229332295158">
                <text:p>-0.1762293322951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164951742979152">
                <text:p>-0.1649517429791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56065588576797">
                <text:p>-0.1560655885767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148306989880748">
                <text:p>-0.1483069898807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41677615001586">
                <text:p>-0.1416776150015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39820286493409">
                <text:p>-0.1398202864934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39891975230046">
                <text:p>-0.1398919752300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45823178104054">
                <text:p>-0.1458231781040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59476450524099">
                <text:p>-0.1594764505240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72273804467717">
                <text:p>-0.1722738044677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89964107908272">
                <text:p>-0.1899641079082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2120566628564">
                <text:p>-0.21205666285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14572924916208">
                <text:p>0.5145729249162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64942214260085">
                <text:p>0.5649422142600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06849733008762">
                <text:p>0.6068497330087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40133933989109">
                <text:p>0.6401339339891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6514378082035">
                <text:p>0.665143780820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81429983483099">
                <text:p>0.6814299834830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92824020576861">
                <text:p>0.6928240205768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94696557856403">
                <text:p>0.6946965578564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87106609153515">
                <text:p>0.6871066091535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72712679323639">
                <text:p>0.6727126793236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48967330107761">
                <text:p>0.6489673301077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20394422627441">
                <text:p>0.6203944226274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92951131341785">
                <text:p>0.5929511313417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61934337128305">
                <text:p>0.5619343371283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32145034094967">
                <text:p>0.5321450340949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03432426938283">
                <text:p>0.5034324269382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18739627961214">
                <text:p>-0.187396279612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192106106904595">
                <text:p>-0.1921061069045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195003923747587">
                <text:p>-0.1950039237475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196094782684174">
                <text:p>-0.1960947826841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204918221079995">
                <text:p>-0.2049182210799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01302974909851">
                <text:p>0.5013029749098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15332825736056">
                <text:p>0.5153328257360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2593114691372">
                <text:p>0.525931146913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2949006254161">
                <text:p>0.529490062541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30102701295853">
                <text:p>0.5301027012958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54440144855977">
                <text:p>0.5544401448559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3344358921453">
                <text:p>0.5733443589214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93932318405547">
                <text:p>0.5939323184055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11278388549675">
                <text:p>0.6112783885496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23540315748774">
                <text:p>0.6235403157487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28630423232961">
                <text:p>0.6286304232329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27344044366564">
                <text:p>0.6273440443665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2785138287152">
                <text:p>0.627851382871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27112167609114">
                <text:p>0.6271121676091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18342664266542">
                <text:p>0.6183426642665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1989310813877">
                <text:p>0.6119893108138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076316906973">
                <text:p>0.60763169069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9877332491094">
                <text:p>0.598773324910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8386157808975">
                <text:p>0.583861578089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58601609056083">
                <text:p>0.5586016090560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26849829684914">
                <text:p>0.5268498296849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19282541488206">
                <text:p>0.5192825414882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13253813479973">
                <text:p>0.5132538134799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17094232785473">
                <text:p>0.5170942327854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22331317370453">
                <text:p>0.5223313173704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29438753637151">
                <text:p>0.5294387536371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35429450390058">
                <text:p>0.5354294503900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44151059687361">
                <text:p>0.5441510596873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61239585451441">
                <text:p>0.5612395854514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79417305547827">
                <text:p>0.5794173055478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92760325357958">
                <text:p>0.5927603253579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03597561388302">
                <text:p>0.6035975613883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17499279172633">
                <text:p>0.6174992791726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26585955406777">
                <text:p>0.6265859554067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29516148681179">
                <text:p>0.6295161486811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31508442223267">
                <text:p>0.6315084422232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30849797854868">
                <text:p>0.6308497978548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22756931016854">
                <text:p>0.6227569310168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1320269038301">
                <text:p>0.613202690383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01503037285555">
                <text:p>0.6015030372855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88655105793328">
                <text:p>0.5886551057933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81657017490242">
                <text:p>0.5816570174902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74465455959496">
                <text:p>0.5744654559594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71942002608949">
                <text:p>0.5719420026089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02650282360205">
                <text:p>0.6026502823602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2708526891783">
                <text:p>0.627085268917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52000547811099">
                <text:p>0.6520005478110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76715406339198">
                <text:p>0.6767154063391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11992508645671">
                <text:p>0.7119925086456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4073256640429">
                <text:p>0.740732566404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59572456636686">
                <text:p>0.7595724566366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8345890931171">
                <text:p>0.783458909311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05030952703727">
                <text:p>0.8050309527037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13897171608159">
                <text:p>0.8138971716081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32936959277539">
                <text:p>0.8329369592775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50252370171799">
                <text:p>0.8502523701717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57368238734722">
                <text:p>0.8573682387347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59127758250224">
                <text:p>0.8591277582502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46109399208772">
                <text:p>0.8461093992087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21081977755638">
                <text:p>0.8210819777556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15272595795722">
                <text:p>0.8152725957957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97762418757662">
                <text:p>0.7977624187576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77890531710031">
                <text:p>0.7778905317100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59398955069393">
                <text:p>0.7593989550693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4739408845077">
                <text:p>0.747394088450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35220746083837">
                <text:p>0.7352207460838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20930232938607">
                <text:p>0.7209302329386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06589980889199">
                <text:p>0.7065899808891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2.469cm" svg:height="9.754cm" xlink:href=".." xlink:type="simple" chart:class="chart:line" chart:style-name="ch1">
        <chart:plot-area chart:style-name="ch2" table:cell-range-address="'Copy of Sheet1'.D56:'Copy of Sheet1'.D279 'Copy of Sheet1'.K56:'Copy of Sheet1'.K279" svg:x="0.449cm" svg:y="0.195cm" svg:width="21.571cm" svg:height="9.364cm">
          <chartooo:coordinate-region svg:x="1.732cm" svg:y="0.195cm" svg:width="20.288cm" svg:height="8.24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Copy of Sheet1'.D56:'Copy of Sheet1'.D279" chart:class="chart:line">
            <chart:data-point chart:repeated="224"/>
          </chart:series>
          <chart:series chart:style-name="ch7" chart:values-cell-range-address="'Copy of Sheet1'.K56:'Copy of Sheet1'.K279" chart:class="chart:line">
            <chart:data-point chart:repeated="2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349969">
                <text:p>0.06349969</text:p>
                <draw:g>
                  <svg:desc>'Copy of Sheet1'.D56:'Copy of Sheet1'.D279</svg:desc>
                </draw:g>
              </table:table-cell>
              <table:table-cell office:value-type="float" office:value="0.063425445">
                <text:p>0.063425445</text:p>
                <draw:g>
                  <svg:desc>'Copy of Sheet1'.K56:'Copy of Sheet1'.K2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324569">
                <text:p>0.06324569</text:p>
              </table:table-cell>
              <table:table-cell office:value-type="float" office:value="0.06340642875">
                <text:p>0.06340642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42791">
                <text:p>0.06342791</text:p>
              </table:table-cell>
              <table:table-cell office:value-type="float" office:value="0.06341415">
                <text:p>0.06341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331274">
                <text:p>0.06331274</text:p>
              </table:table-cell>
              <table:table-cell office:value-type="float" office:value="0.06339598375">
                <text:p>0.06339598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332164">
                <text:p>0.06332164</text:p>
              </table:table-cell>
              <table:table-cell office:value-type="float" office:value="0.06337771">
                <text:p>0.06337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333807">
                <text:p>0.06333807</text:p>
              </table:table-cell>
              <table:table-cell office:value-type="float" office:value="0.0633719675">
                <text:p>0.0633719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33807">
                <text:p>0.06333807</text:p>
              </table:table-cell>
              <table:table-cell office:value-type="float" office:value="0.06335172625">
                <text:p>0.06335172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333403">
                <text:p>0.06333403</text:p>
              </table:table-cell>
              <table:table-cell office:value-type="float" office:value="0.06335223">
                <text:p>0.06335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333">
                <text:p>0.06333</text:p>
              </table:table-cell>
              <table:table-cell office:value-type="float" office:value="0.06333101875">
                <text:p>0.0633310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331164">
                <text:p>0.06331164</text:p>
              </table:table-cell>
              <table:table-cell office:value-type="float" office:value="0.0633392625">
                <text:p>0.0633392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332082">
                <text:p>0.06332082</text:p>
              </table:table-cell>
              <table:table-cell office:value-type="float" office:value="0.06332587625">
                <text:p>0.06332587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332387">
                <text:p>0.06332387</text:p>
              </table:table-cell>
              <table:table-cell office:value-type="float" office:value="0.0633272675">
                <text:p>0.0633272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333">
                <text:p>0.06333</text:p>
              </table:table-cell>
              <table:table-cell office:value-type="float" office:value="0.0633283125">
                <text:p>0.063328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327933">
                <text:p>0.06327933</text:p>
              </table:table-cell>
              <table:table-cell office:value-type="float" office:value="0.06332097">
                <text:p>0.063320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330999">
                <text:p>0.06330999</text:p>
              </table:table-cell>
              <table:table-cell office:value-type="float" office:value="0.06331746">
                <text:p>0.063317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325124">
                <text:p>0.06325124</text:p>
              </table:table-cell>
              <table:table-cell office:value-type="float" office:value="0.06330711125">
                <text:p>0.06330711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320251">
                <text:p>0.06320251</text:p>
              </table:table-cell>
              <table:table-cell office:value-type="float" office:value="0.063291175">
                <text:p>0.0632911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320229">
                <text:p>0.06320229</text:p>
              </table:table-cell>
              <table:table-cell office:value-type="float" office:value="0.06327750625">
                <text:p>0.06327750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320206">
                <text:p>0.06320206</text:p>
              </table:table-cell>
              <table:table-cell office:value-type="float" office:value="0.06326266125">
                <text:p>0.06326266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320198">
                <text:p>0.06320198</text:p>
              </table:table-cell>
              <table:table-cell office:value-type="float" office:value="0.063247425">
                <text:p>0.0632474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3202">
                <text:p>0.063202</text:p>
              </table:table-cell>
              <table:table-cell office:value-type="float" office:value="0.063231425">
                <text:p>0.0632314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3201">
                <text:p>0.063201</text:p>
              </table:table-cell>
              <table:table-cell office:value-type="float" office:value="0.06322163375">
                <text:p>0.06322163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32">
                <text:p>0.0632</text:p>
              </table:table-cell>
              <table:table-cell office:value-type="float" office:value="0.063207885">
                <text:p>0.0632078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3195">
                <text:p>0.063195</text:p>
              </table:table-cell>
              <table:table-cell office:value-type="float" office:value="0.063200855">
                <text:p>0.0632008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32585">
                <text:p>0.0632585</text:p>
              </table:table-cell>
              <table:table-cell office:value-type="float" office:value="0.06320785375">
                <text:p>0.06320785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332">
                <text:p>0.06332</text:p>
              </table:table-cell>
              <table:table-cell office:value-type="float" office:value="0.0632225675">
                <text:p>0.0632225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3185">
                <text:p>0.063185</text:p>
              </table:table-cell>
              <table:table-cell office:value-type="float" office:value="0.063220435">
                <text:p>0.0632204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319">
                <text:p>0.06319</text:p>
              </table:table-cell>
              <table:table-cell office:value-type="float" office:value="0.0632189375">
                <text:p>0.0632189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3185">
                <text:p>0.063185</text:p>
              </table:table-cell>
              <table:table-cell office:value-type="float" office:value="0.0632168125">
                <text:p>0.0632168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31705">
                <text:p>0.0631705</text:p>
              </table:table-cell>
              <table:table-cell office:value-type="float" office:value="0.063213">
                <text:p>0.0632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319">
                <text:p>0.06319</text:p>
              </table:table-cell>
              <table:table-cell office:value-type="float" office:value="0.06321175">
                <text:p>0.063211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319">
                <text:p>0.06319</text:p>
              </table:table-cell>
              <table:table-cell office:value-type="float" office:value="0.063211125">
                <text:p>0.063211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318999">
                <text:p>0.06318999</text:p>
              </table:table-cell>
              <table:table-cell office:value-type="float" office:value="0.06320256125">
                <text:p>0.06320256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3142">
                <text:p>0.063142</text:p>
              </table:table-cell>
              <table:table-cell office:value-type="float" office:value="0.06318031125">
                <text:p>0.06318031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308742">
                <text:p>0.06308742</text:p>
              </table:table-cell>
              <table:table-cell office:value-type="float" office:value="0.06316811375">
                <text:p>0.06316811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318242">
                <text:p>0.06318242</text:p>
              </table:table-cell>
              <table:table-cell office:value-type="float" office:value="0.06316716625">
                <text:p>0.06316716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328798">
                <text:p>0.06328798</text:p>
              </table:table-cell>
              <table:table-cell office:value-type="float" office:value="0.06318003875">
                <text:p>0.06318003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324241">
                <text:p>0.06324241</text:p>
              </table:table-cell>
              <table:table-cell office:value-type="float" office:value="0.0631890275">
                <text:p>0.06318902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327721">
                <text:p>0.06327721</text:p>
              </table:table-cell>
              <table:table-cell office:value-type="float" office:value="0.06319992875">
                <text:p>0.06319992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315472">
                <text:p>0.06315472</text:p>
              </table:table-cell>
              <table:table-cell office:value-type="float" office:value="0.06319551875">
                <text:p>0.0631955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326961">
                <text:p>0.06326961</text:p>
              </table:table-cell>
              <table:table-cell office:value-type="float" office:value="0.06320547125">
                <text:p>0.06320547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334555">
                <text:p>0.06334555</text:p>
              </table:table-cell>
              <table:table-cell office:value-type="float" office:value="0.063230915">
                <text:p>0.063230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344008">
                <text:p>0.06344008</text:p>
              </table:table-cell>
              <table:table-cell office:value-type="float" office:value="0.0632749975">
                <text:p>0.06327499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33492">
                <text:p>0.0633492</text:p>
              </table:table-cell>
              <table:table-cell office:value-type="float" office:value="0.063295845">
                <text:p>0.0632958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344007">
                <text:p>0.06344007</text:p>
              </table:table-cell>
              <table:table-cell office:value-type="float" office:value="0.06331485625">
                <text:p>0.0633148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343004">
                <text:p>0.06343004</text:p>
              </table:table-cell>
              <table:table-cell office:value-type="float" office:value="0.06333831">
                <text:p>0.063338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351794">
                <text:p>0.06351794</text:p>
              </table:table-cell>
              <table:table-cell office:value-type="float" office:value="0.06336840125">
                <text:p>0.06336840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350646">
                <text:p>0.06350646</text:p>
              </table:table-cell>
              <table:table-cell office:value-type="float" office:value="0.06341236875">
                <text:p>0.06341236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349544">
                <text:p>0.06349544</text:p>
              </table:table-cell>
              <table:table-cell office:value-type="float" office:value="0.0634405975">
                <text:p>0.06344059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349039">
                <text:p>0.06349039</text:p>
              </table:table-cell>
              <table:table-cell office:value-type="float" office:value="0.0634587025">
                <text:p>0.06345870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349769">
                <text:p>0.06349769</text:p>
              </table:table-cell>
              <table:table-cell office:value-type="float" office:value="0.06346590375">
                <text:p>0.06346590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343645">
                <text:p>0.06343645</text:p>
              </table:table-cell>
              <table:table-cell office:value-type="float" office:value="0.06347681">
                <text:p>0.063476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341">
                <text:p>0.06341</text:p>
              </table:table-cell>
              <table:table-cell office:value-type="float" office:value="0.06347305125">
                <text:p>0.06347305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338">
                <text:p>0.06338</text:p>
              </table:table-cell>
              <table:table-cell office:value-type="float" office:value="0.06346679625">
                <text:p>0.06346679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336822">
                <text:p>0.06336822</text:p>
              </table:table-cell>
              <table:table-cell office:value-type="float" office:value="0.06344808125">
                <text:p>0.06344808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324061">
                <text:p>0.06324061</text:p>
              </table:table-cell>
              <table:table-cell office:value-type="float" office:value="0.06341485">
                <text:p>0.063414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324063">
                <text:p>0.06324063</text:p>
              </table:table-cell>
              <table:table-cell office:value-type="float" office:value="0.06338299875">
                <text:p>0.06338299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6328819">
                <text:p>0.06328819</text:p>
              </table:table-cell>
              <table:table-cell office:value-type="float" office:value="0.06335772375">
                <text:p>0.06335772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338">
                <text:p>0.06338</text:p>
              </table:table-cell>
              <table:table-cell office:value-type="float" office:value="0.0633430125">
                <text:p>0.0633430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338">
                <text:p>0.06338</text:p>
              </table:table-cell>
              <table:table-cell office:value-type="float" office:value="0.06333595625">
                <text:p>0.06333595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321314">
                <text:p>0.06321314</text:p>
              </table:table-cell>
              <table:table-cell office:value-type="float" office:value="0.06331134875">
                <text:p>0.06331134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330574">
                <text:p>0.06330574</text:p>
              </table:table-cell>
              <table:table-cell office:value-type="float" office:value="0.06330206625">
                <text:p>0.06330206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32644">
                <text:p>0.0632644</text:p>
              </table:table-cell>
              <table:table-cell office:value-type="float" office:value="0.06328908875">
                <text:p>0.06328908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33798">
                <text:p>0.0633798</text:p>
              </table:table-cell>
              <table:table-cell office:value-type="float" office:value="0.0633064875">
                <text:p>0.0633064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33798">
                <text:p>0.0633798</text:p>
              </table:table-cell>
              <table:table-cell office:value-type="float" office:value="0.06332388375">
                <text:p>0.06332388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322118">
                <text:p>0.06322118</text:p>
              </table:table-cell>
              <table:table-cell office:value-type="float" office:value="0.0633155075">
                <text:p>0.06331550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334179">
                <text:p>0.06334179</text:p>
              </table:table-cell>
              <table:table-cell office:value-type="float" office:value="0.06331073125">
                <text:p>0.06331073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3279">
                <text:p>0.063279</text:p>
              </table:table-cell>
              <table:table-cell office:value-type="float" office:value="0.06329810625">
                <text:p>0.06329810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339949">
                <text:p>0.06339949</text:p>
              </table:table-cell>
              <table:table-cell office:value-type="float" office:value="0.0633214">
                <text:p>0.06332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333069">
                <text:p>0.06333069</text:p>
              </table:table-cell>
              <table:table-cell office:value-type="float" office:value="0.06332451875">
                <text:p>0.06332451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341335">
                <text:p>0.06341335</text:p>
              </table:table-cell>
              <table:table-cell office:value-type="float" office:value="0.0633431375">
                <text:p>0.0633431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3429">
                <text:p>0.063429</text:p>
              </table:table-cell>
              <table:table-cell office:value-type="float" office:value="0.0633492875">
                <text:p>0.0633492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342899">
                <text:p>0.06342899</text:p>
              </table:table-cell>
              <table:table-cell office:value-type="float" office:value="0.06335543625">
                <text:p>0.06335543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34182">
                <text:p>0.0634182</text:p>
              </table:table-cell>
              <table:table-cell office:value-type="float" office:value="0.06338006375">
                <text:p>0.06338006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3415">
                <text:p>0.063415</text:p>
              </table:table-cell>
              <table:table-cell office:value-type="float" office:value="0.063389215">
                <text:p>0.0633892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339972">
                <text:p>0.06339972</text:p>
              </table:table-cell>
              <table:table-cell office:value-type="float" office:value="0.063404305">
                <text:p>0.0634043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334986">
                <text:p>0.06334986</text:p>
              </table:table-cell>
              <table:table-cell office:value-type="float" office:value="0.06339810125">
                <text:p>0.06339810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339991">
                <text:p>0.06339991</text:p>
              </table:table-cell>
              <table:table-cell office:value-type="float" office:value="0.06340675375">
                <text:p>0.06340675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34">
                <text:p>0.0634</text:p>
              </table:table-cell>
              <table:table-cell office:value-type="float" office:value="0.063405085">
                <text:p>0.0634050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34">
                <text:p>0.0634</text:p>
              </table:table-cell>
              <table:table-cell office:value-type="float" office:value="0.06340146">
                <text:p>0.063401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34">
                <text:p>0.0634</text:p>
              </table:table-cell>
              <table:table-cell office:value-type="float" office:value="0.06339783625">
                <text:p>0.06339783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34245">
                <text:p>0.0634245</text:p>
              </table:table-cell>
              <table:table-cell office:value-type="float" office:value="0.06339862375">
                <text:p>0.06339862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34">
                <text:p>0.0634</text:p>
              </table:table-cell>
              <table:table-cell office:value-type="float" office:value="0.06339674875">
                <text:p>0.06339674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351997">
                <text:p>0.06351997</text:p>
              </table:table-cell>
              <table:table-cell office:value-type="float" office:value="0.06341178">
                <text:p>0.063411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351996">
                <text:p>0.06351996</text:p>
              </table:table-cell>
              <table:table-cell office:value-type="float" office:value="0.0634330425">
                <text:p>0.06343304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352">
                <text:p>0.06352</text:p>
              </table:table-cell>
              <table:table-cell office:value-type="float" office:value="0.06344805375">
                <text:p>0.06344805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352">
                <text:p>0.06352</text:p>
              </table:table-cell>
              <table:table-cell office:value-type="float" office:value="0.06346305375">
                <text:p>0.06346305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345001">
                <text:p>0.06345001</text:p>
              </table:table-cell>
              <table:table-cell office:value-type="float" office:value="0.063469305">
                <text:p>0.0634693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351">
                <text:p>0.06351</text:p>
              </table:table-cell>
              <table:table-cell office:value-type="float" office:value="0.063483055">
                <text:p>0.0634830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346">
                <text:p>0.06346</text:p>
              </table:table-cell>
              <table:table-cell office:value-type="float" office:value="0.0634874925">
                <text:p>0.06348749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34">
                <text:p>0.0634</text:p>
              </table:table-cell>
              <table:table-cell office:value-type="float" office:value="0.0634874925">
                <text:p>0.06348749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345999">
                <text:p>0.06345999</text:p>
              </table:table-cell>
              <table:table-cell office:value-type="float" office:value="0.063479995">
                <text:p>0.0634799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351999">
                <text:p>0.06351999</text:p>
              </table:table-cell>
              <table:table-cell office:value-type="float" office:value="0.06347999875">
                <text:p>0.06347999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352">
                <text:p>0.06352</text:p>
              </table:table-cell>
              <table:table-cell office:value-type="float" office:value="0.06347999875">
                <text:p>0.06347999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6352">
                <text:p>0.06352</text:p>
              </table:table-cell>
              <table:table-cell office:value-type="float" office:value="0.06347999875">
                <text:p>0.06347999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6352">
                <text:p>0.06352</text:p>
              </table:table-cell>
              <table:table-cell office:value-type="float" office:value="0.0634887475">
                <text:p>0.06348874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6352">
                <text:p>0.06352</text:p>
              </table:table-cell>
              <table:table-cell office:value-type="float" office:value="0.0634899975">
                <text:p>0.06348999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6352">
                <text:p>0.06352</text:p>
              </table:table-cell>
              <table:table-cell office:value-type="float" office:value="0.0634974975">
                <text:p>0.06349749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352">
                <text:p>0.06352</text:p>
              </table:table-cell>
              <table:table-cell office:value-type="float" office:value="0.0635124975">
                <text:p>0.06351249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351">
                <text:p>0.06351</text:p>
              </table:table-cell>
              <table:table-cell office:value-type="float" office:value="0.06351874875">
                <text:p>0.063518748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352">
                <text:p>0.06352</text:p>
              </table:table-cell>
              <table:table-cell office:value-type="float" office:value="0.06351875">
                <text:p>0.063518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352">
                <text:p>0.06352</text:p>
              </table:table-cell>
              <table:table-cell office:value-type="float" office:value="0.06351875">
                <text:p>0.06351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6352">
                <text:p>0.06352</text:p>
              </table:table-cell>
              <table:table-cell office:value-type="float" office:value="0.06351875">
                <text:p>0.063518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6352">
                <text:p>0.06352</text:p>
              </table:table-cell>
              <table:table-cell office:value-type="float" office:value="0.06351875">
                <text:p>0.06351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352">
                <text:p>0.06352</text:p>
              </table:table-cell>
              <table:table-cell office:value-type="float" office:value="0.06351875">
                <text:p>0.06351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35341">
                <text:p>0.0635341</text:p>
              </table:table-cell>
              <table:table-cell office:value-type="float" office:value="0.0635205125">
                <text:p>0.0635205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359151">
                <text:p>0.06359151</text:p>
              </table:table-cell>
              <table:table-cell office:value-type="float" office:value="0.06352945125">
                <text:p>0.06352945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359576">
                <text:p>0.06359576</text:p>
              </table:table-cell>
              <table:table-cell office:value-type="float" office:value="0.06354017125">
                <text:p>0.06354017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366519">
                <text:p>0.06366519</text:p>
              </table:table-cell>
              <table:table-cell office:value-type="float" office:value="0.06355832">
                <text:p>0.063558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377119">
                <text:p>0.06377119</text:p>
              </table:table-cell>
              <table:table-cell office:value-type="float" office:value="0.06358971875">
                <text:p>0.063589718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38116">
                <text:p>0.0638116</text:p>
              </table:table-cell>
              <table:table-cell office:value-type="float" office:value="0.06362616875">
                <text:p>0.06362616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372295">
                <text:p>0.06372295</text:p>
              </table:table-cell>
              <table:table-cell office:value-type="float" office:value="0.0636515375">
                <text:p>0.0636515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363069">
                <text:p>0.06363069</text:p>
              </table:table-cell>
              <table:table-cell office:value-type="float" office:value="0.06366537375">
                <text:p>0.06366537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367409">
                <text:p>0.06367409</text:p>
              </table:table-cell>
              <table:table-cell office:value-type="float" office:value="0.0636828725">
                <text:p>0.06368287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6389075">
                <text:p>0.06389075</text:p>
              </table:table-cell>
              <table:table-cell office:value-type="float" office:value="0.0637202775">
                <text:p>0.06372027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6389128">
                <text:p>0.06389128</text:p>
              </table:table-cell>
              <table:table-cell office:value-type="float" office:value="0.0637572175">
                <text:p>0.06375721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6389328">
                <text:p>0.06389328</text:p>
              </table:table-cell>
              <table:table-cell office:value-type="float" office:value="0.06378572875">
                <text:p>0.06378572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6387328">
                <text:p>0.06387328</text:p>
              </table:table-cell>
              <table:table-cell office:value-type="float" office:value="0.06379849">
                <text:p>0.063798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389126">
                <text:p>0.06389126</text:p>
              </table:table-cell>
              <table:table-cell office:value-type="float" office:value="0.0638084475">
                <text:p>0.06380844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382254">
                <text:p>0.06382254</text:p>
              </table:table-cell>
              <table:table-cell office:value-type="float" office:value="0.06382089625">
                <text:p>0.06382089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382403">
                <text:p>0.06382403</text:p>
              </table:table-cell>
              <table:table-cell office:value-type="float" office:value="0.06384506375">
                <text:p>0.06384506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6382303">
                <text:p>0.06382303</text:p>
              </table:table-cell>
              <table:table-cell office:value-type="float" office:value="0.06386368125">
                <text:p>0.06386368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6382253">
                <text:p>0.06382253</text:p>
              </table:table-cell>
              <table:table-cell office:value-type="float" office:value="0.06385515375">
                <text:p>0.06385515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6381985">
                <text:p>0.06381985</text:p>
              </table:table-cell>
              <table:table-cell office:value-type="float" office:value="0.063846225">
                <text:p>0.0638462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6379999">
                <text:p>0.06379999</text:p>
              </table:table-cell>
              <table:table-cell office:value-type="float" office:value="0.06383456375">
                <text:p>0.063834563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6378497">
                <text:p>0.06378497</text:p>
              </table:table-cell>
              <table:table-cell office:value-type="float" office:value="0.063823525">
                <text:p>0.0638235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6372499">
                <text:p>0.06372499</text:p>
              </table:table-cell>
              <table:table-cell office:value-type="float" office:value="0.06380274125">
                <text:p>0.06380274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6368593">
                <text:p>0.06368593</text:p>
              </table:table-cell>
              <table:table-cell office:value-type="float" office:value="0.063785665">
                <text:p>0.0637856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6368593">
                <text:p>0.06368593</text:p>
              </table:table-cell>
              <table:table-cell office:value-type="float" office:value="0.0637684025">
                <text:p>0.06376840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6372003">
                <text:p>0.06372003</text:p>
              </table:table-cell>
              <table:table-cell office:value-type="float" office:value="0.0637555275">
                <text:p>0.06375552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6379">
                <text:p>0.06379</text:p>
              </table:table-cell>
              <table:table-cell office:value-type="float" office:value="0.06375146125">
                <text:p>0.06375146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63785">
                <text:p>0.063785</text:p>
              </table:table-cell>
              <table:table-cell office:value-type="float" office:value="0.063747105">
                <text:p>0.0637471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6379976">
                <text:p>0.06379976</text:p>
              </table:table-cell>
              <table:table-cell office:value-type="float" office:value="0.06374707625">
                <text:p>0.063747076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636949">
                <text:p>0.0636949</text:p>
              </table:table-cell>
              <table:table-cell office:value-type="float" office:value="0.0637358175">
                <text:p>0.06373581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36">
                <text:p>0.0636</text:p>
              </table:table-cell>
              <table:table-cell office:value-type="float" office:value="0.06372019375">
                <text:p>0.063720193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636">
                <text:p>0.0636</text:p>
              </table:table-cell>
              <table:table-cell office:value-type="float" office:value="0.0637094525">
                <text:p>0.06370945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636">
                <text:p>0.0636</text:p>
              </table:table-cell>
              <table:table-cell office:value-type="float" office:value="0.06369871125">
                <text:p>0.06369871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385934">
                <text:p>0.06385934</text:p>
              </table:table-cell>
              <table:table-cell office:value-type="float" office:value="0.063716125">
                <text:p>0.063716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6385389">
                <text:p>0.06385389</text:p>
              </table:table-cell>
              <table:table-cell office:value-type="float" office:value="0.06372411125">
                <text:p>0.06372411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366392">
                <text:p>0.06366392</text:p>
              </table:table-cell>
              <table:table-cell office:value-type="float" office:value="0.06370897625">
                <text:p>0.063708976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63695">
                <text:p>0.063695</text:p>
              </table:table-cell>
              <table:table-cell office:value-type="float" office:value="0.06369588125">
                <text:p>0.06369588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6359154">
                <text:p>0.06359154</text:p>
              </table:table-cell>
              <table:table-cell office:value-type="float" office:value="0.06368296125">
                <text:p>0.06368296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362552">
                <text:p>0.06362552</text:p>
              </table:table-cell>
              <table:table-cell office:value-type="float" office:value="0.06368615125">
                <text:p>0.06368615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36">
                <text:p>0.0636</text:p>
              </table:table-cell>
              <table:table-cell office:value-type="float" office:value="0.06368615125">
                <text:p>0.06368615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636">
                <text:p>0.0636</text:p>
              </table:table-cell>
              <table:table-cell office:value-type="float" office:value="0.06368615125">
                <text:p>0.06368615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636">
                <text:p>0.0636</text:p>
              </table:table-cell>
              <table:table-cell office:value-type="float" office:value="0.06365373375">
                <text:p>0.06365373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6368695">
                <text:p>0.06368695</text:p>
              </table:table-cell>
              <table:table-cell office:value-type="float" office:value="0.06363286625">
                <text:p>0.063632866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6378335">
                <text:p>0.06378335</text:p>
              </table:table-cell>
              <table:table-cell office:value-type="float" office:value="0.063647795">
                <text:p>0.0636477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6379629">
                <text:p>0.06379629</text:p>
              </table:table-cell>
              <table:table-cell office:value-type="float" office:value="0.06366045625">
                <text:p>0.063660456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38099">
                <text:p>0.0638099</text:p>
              </table:table-cell>
              <table:table-cell office:value-type="float" office:value="0.06368775125">
                <text:p>0.06368775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38385">
                <text:p>0.0638385</text:p>
              </table:table-cell>
              <table:table-cell office:value-type="float" office:value="0.06371437375">
                <text:p>0.063714373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3795">
                <text:p>0.063795</text:p>
              </table:table-cell>
              <table:table-cell office:value-type="float" office:value="0.06373874875">
                <text:p>0.063738748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378">
                <text:p>0.06378</text:p>
              </table:table-cell>
              <table:table-cell office:value-type="float" office:value="0.06376124875">
                <text:p>0.063761248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638">
                <text:p>0.0638</text:p>
              </table:table-cell>
              <table:table-cell office:value-type="float" office:value="0.06378624875">
                <text:p>0.063786248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6378">
                <text:p>0.06378</text:p>
              </table:table-cell>
              <table:table-cell office:value-type="float" office:value="0.06379788">
                <text:p>0.063797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38">
                <text:p>0.0638</text:p>
              </table:table-cell>
              <table:table-cell office:value-type="float" office:value="0.06379996125">
                <text:p>0.06379996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372636">
                <text:p>0.06372636</text:p>
              </table:table-cell>
              <table:table-cell office:value-type="float" office:value="0.06379122">
                <text:p>0.063791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380898">
                <text:p>0.06380898</text:p>
              </table:table-cell>
              <table:table-cell office:value-type="float" office:value="0.063791105">
                <text:p>0.0637911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373836">
                <text:p>0.06373836</text:p>
              </table:table-cell>
              <table:table-cell office:value-type="float" office:value="0.0637785875">
                <text:p>0.06377858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3825">
                <text:p>0.063825</text:p>
              </table:table-cell>
              <table:table-cell office:value-type="float" office:value="0.0637823375">
                <text:p>0.06378233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376165">
                <text:p>0.06376165</text:p>
              </table:table-cell>
              <table:table-cell office:value-type="float" office:value="0.06378004375">
                <text:p>0.063780043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6386809">
                <text:p>0.06386809</text:p>
              </table:table-cell>
              <table:table-cell office:value-type="float" office:value="0.063788555">
                <text:p>0.0637885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6376209">
                <text:p>0.06376209</text:p>
              </table:table-cell>
              <table:table-cell office:value-type="float" office:value="0.06378631625">
                <text:p>0.063786316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377355">
                <text:p>0.06377355</text:p>
              </table:table-cell>
              <table:table-cell office:value-type="float" office:value="0.06378301">
                <text:p>0.063783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37965">
                <text:p>0.0637965</text:p>
              </table:table-cell>
              <table:table-cell office:value-type="float" office:value="0.0637917775">
                <text:p>0.06379177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373751">
                <text:p>0.06373751</text:p>
              </table:table-cell>
              <table:table-cell office:value-type="float" office:value="0.06378284375">
                <text:p>0.063782843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385">
                <text:p>0.06385</text:p>
              </table:table-cell>
              <table:table-cell office:value-type="float" office:value="0.06379679875">
                <text:p>0.063796798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385">
                <text:p>0.06385</text:p>
              </table:table-cell>
              <table:table-cell office:value-type="float" office:value="0.06379992375">
                <text:p>0.063799923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3849">
                <text:p>0.063849</text:p>
              </table:table-cell>
              <table:table-cell office:value-type="float" office:value="0.0638108425">
                <text:p>0.06381084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6376399">
                <text:p>0.06376399</text:p>
              </table:table-cell>
              <table:table-cell office:value-type="float" office:value="0.06379783">
                <text:p>0.063797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38445">
                <text:p>0.0638445</text:p>
              </table:table-cell>
              <table:table-cell office:value-type="float" office:value="0.06380813125">
                <text:p>0.06380813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385">
                <text:p>0.06385</text:p>
              </table:table-cell>
              <table:table-cell office:value-type="float" office:value="0.0638176875">
                <text:p>0.06381768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38985">
                <text:p>0.0638985</text:p>
              </table:table-cell>
              <table:table-cell office:value-type="float" office:value="0.0638304375">
                <text:p>0.06383043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38995">
                <text:p>0.0638995</text:p>
              </table:table-cell>
              <table:table-cell office:value-type="float" office:value="0.06385068625">
                <text:p>0.063850686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394407">
                <text:p>0.06394407</text:p>
              </table:table-cell>
              <table:table-cell office:value-type="float" office:value="0.063862445">
                <text:p>0.0638624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6384906">
                <text:p>0.06384906</text:p>
              </table:table-cell>
              <table:table-cell office:value-type="float" office:value="0.0638623275">
                <text:p>0.06386232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639167">
                <text:p>0.0639167</text:p>
              </table:table-cell>
              <table:table-cell office:value-type="float" office:value="0.06387079">
                <text:p>0.063870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6398315">
                <text:p>0.06398315</text:p>
              </table:table-cell>
              <table:table-cell office:value-type="float" office:value="0.063898185">
                <text:p>0.0638981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6377409">
                <text:p>0.06377409</text:p>
              </table:table-cell>
              <table:table-cell office:value-type="float" office:value="0.06388938375">
                <text:p>0.063889383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638356">
                <text:p>0.0638356</text:p>
              </table:table-cell>
              <table:table-cell office:value-type="float" office:value="0.06388758375">
                <text:p>0.063887583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6395799">
                <text:p>0.06395799</text:p>
              </table:table-cell>
              <table:table-cell office:value-type="float" office:value="0.06389502">
                <text:p>0.063895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6385781">
                <text:p>0.06385781</text:p>
              </table:table-cell>
              <table:table-cell office:value-type="float" office:value="0.06388980875">
                <text:p>0.063889808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6399839">
                <text:p>0.06399839</text:p>
              </table:table-cell>
              <table:table-cell office:value-type="float" office:value="0.06389659875">
                <text:p>0.063896598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6391687">
                <text:p>0.06391687</text:p>
              </table:table-cell>
              <table:table-cell office:value-type="float" office:value="0.063905075">
                <text:p>0.0639050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6397361">
                <text:p>0.06397361</text:p>
              </table:table-cell>
              <table:table-cell office:value-type="float" office:value="0.06391218875">
                <text:p>0.063912188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6384349">
                <text:p>0.06384349</text:p>
              </table:table-cell>
              <table:table-cell office:value-type="float" office:value="0.06389473125">
                <text:p>0.06389473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6394359">
                <text:p>0.06394359</text:p>
              </table:table-cell>
              <table:table-cell office:value-type="float" office:value="0.06391591875">
                <text:p>0.063915918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6392967">
                <text:p>0.06392967</text:p>
              </table:table-cell>
              <table:table-cell office:value-type="float" office:value="0.0639276775">
                <text:p>0.06392767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6374179">
                <text:p>0.06374179</text:p>
              </table:table-cell>
              <table:table-cell office:value-type="float" office:value="0.0639006525">
                <text:p>0.06390065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6389999">
                <text:p>0.06389999</text:p>
              </table:table-cell>
              <table:table-cell office:value-type="float" office:value="0.063905925">
                <text:p>0.0639059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6380001">
                <text:p>0.06380001</text:p>
              </table:table-cell>
              <table:table-cell office:value-type="float" office:value="0.0638811275">
                <text:p>0.06388112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639">
                <text:p>0.0639</text:p>
              </table:table-cell>
              <table:table-cell office:value-type="float" office:value="0.06387901875">
                <text:p>0.063879018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6388743">
                <text:p>0.06388743</text:p>
              </table:table-cell>
              <table:table-cell office:value-type="float" office:value="0.06386824625">
                <text:p>0.063868246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6381999">
                <text:p>0.06381999</text:p>
              </table:table-cell>
              <table:table-cell office:value-type="float" office:value="0.06386530875">
                <text:p>0.063865308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637511">
                <text:p>0.0637511</text:p>
              </table:table-cell>
              <table:table-cell office:value-type="float" office:value="0.0638412475">
                <text:p>0.06384124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6375111">
                <text:p>0.06375111</text:p>
              </table:table-cell>
              <table:table-cell office:value-type="float" office:value="0.0638189275">
                <text:p>0.06381892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379999">
                <text:p>0.06379999</text:p>
              </table:table-cell>
              <table:table-cell office:value-type="float" office:value="0.0638262025">
                <text:p>0.06382620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63695">
                <text:p>0.063695</text:p>
              </table:table-cell>
              <table:table-cell office:value-type="float" office:value="0.06380057875">
                <text:p>0.06380057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638">
                <text:p>0.0638</text:p>
              </table:table-cell>
              <table:table-cell office:value-type="float" office:value="0.0638005775">
                <text:p>0.06380057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3692">
                <text:p>0.063692</text:p>
              </table:table-cell>
              <table:table-cell office:value-type="float" office:value="0.0637745775">
                <text:p>0.06377457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6381749">
                <text:p>0.06381749</text:p>
              </table:table-cell>
              <table:table-cell office:value-type="float" office:value="0.063765835">
                <text:p>0.0637658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6378439">
                <text:p>0.06378439</text:p>
              </table:table-cell>
              <table:table-cell office:value-type="float" office:value="0.063761385">
                <text:p>0.0637613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6379">
                <text:p>0.06379</text:p>
              </table:table-cell>
              <table:table-cell office:value-type="float" office:value="0.0637662475">
                <text:p>0.06376624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6378996">
                <text:p>0.06378996</text:p>
              </table:table-cell>
              <table:table-cell office:value-type="float" office:value="0.06377110375">
                <text:p>0.063771103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6389959">
                <text:p>0.06389959</text:p>
              </table:table-cell>
              <table:table-cell office:value-type="float" office:value="0.06378355375">
                <text:p>0.06378355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387273">
                <text:p>0.06387273</text:p>
              </table:table-cell>
              <table:table-cell office:value-type="float" office:value="0.06380577">
                <text:p>0.063805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6389536">
                <text:p>0.06389536</text:p>
              </table:table-cell>
              <table:table-cell office:value-type="float" office:value="0.06381769">
                <text:p>0.063817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6383047">
                <text:p>0.06383047</text:p>
              </table:table-cell>
              <table:table-cell office:value-type="float" office:value="0.06383499875">
                <text:p>0.063834998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63785">
                <text:p>0.063785</text:p>
              </table:table-cell>
              <table:table-cell office:value-type="float" office:value="0.0638309375">
                <text:p>0.06383093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636855">
                <text:p>0.0636855</text:p>
              </table:table-cell>
              <table:table-cell office:value-type="float" office:value="0.06381857625">
                <text:p>0.063818576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637548">
                <text:p>0.0637548</text:p>
              </table:table-cell>
              <table:table-cell office:value-type="float" office:value="0.06381417625">
                <text:p>0.063814176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382628">
                <text:p>0.06382628</text:p>
              </table:table-cell>
              <table:table-cell office:value-type="float" office:value="0.06381871625">
                <text:p>0.063818716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377148">
                <text:p>0.06377148</text:p>
              </table:table-cell>
              <table:table-cell office:value-type="float" office:value="0.0638027025">
                <text:p>0.06380270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6365701">
                <text:p>0.06365701</text:p>
              </table:table-cell>
              <table:table-cell office:value-type="float" office:value="0.0637757375">
                <text:p>0.06377573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6356206">
                <text:p>0.06356206</text:p>
              </table:table-cell>
              <table:table-cell office:value-type="float" office:value="0.063734075">
                <text:p>0.0637340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6372222">
                <text:p>0.06372222</text:p>
              </table:table-cell>
              <table:table-cell office:value-type="float" office:value="0.06372054375">
                <text:p>0.063720543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63398">
                <text:p>0.063398</text:p>
              </table:table-cell>
              <table:table-cell office:value-type="float" office:value="0.06367216875">
                <text:p>0.063672168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6359941">
                <text:p>0.06359941</text:p>
              </table:table-cell>
              <table:table-cell office:value-type="float" office:value="0.0636614075">
                <text:p>0.06366140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63733">
                <text:p>0.063733</text:p>
              </table:table-cell>
              <table:table-cell office:value-type="float" office:value="0.0636586825">
                <text:p>0.06365868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6373351">
                <text:p>0.06373351</text:p>
              </table:table-cell>
              <table:table-cell office:value-type="float" office:value="0.06364708625">
                <text:p>0.063647086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6375499">
                <text:p>0.06375499</text:p>
              </table:table-cell>
              <table:table-cell office:value-type="float" office:value="0.063645025">
                <text:p>0.0636450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637426">
                <text:p>0.0637426</text:p>
              </table:table-cell>
              <table:table-cell office:value-type="float" office:value="0.06365572375">
                <text:p>0.063655723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637302">
                <text:p>0.0637302</text:p>
              </table:table-cell>
              <table:table-cell office:value-type="float" office:value="0.06367674125">
                <text:p>0.063676741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6385473">
                <text:p>0.06385473</text:p>
              </table:table-cell>
              <table:table-cell office:value-type="float" office:value="0.063693305">
                <text:p>0.0636933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